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avid Libre" svg:font-family="'David Libre'" style:font-adornments="Regular" style:font-pitch="variable"/>
    <style:font-face style:name="Latin Modern Math" svg:font-family="'Latin Modern Math'"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isplay" svg:font-family="'Noto Sans Display'" style:font-adornments="Regular" style:font-family-generic="swiss" style:font-pitch="variable"/>
    <style:font-face style:name="Noto Sans Hebrew" svg:font-family="'Noto Sans Hebrew'"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style:font-charset="x-symbol"/>
    <style:font-face style:name="Rubik" svg:font-family="Rubik" style:font-adornments="Light" style:font-pitch="variable"/>
  </office:font-face-decls>
  <office:automatic-styles>
    <style:style style:name="P1" style:family="paragraph" style:parent-style-name="Footer">
      <style:paragraph-properties fo:text-align="center" style:justify-single-word="false"/>
      <style:text-properties style:font-name="Latin Modern Math" fo:font-size="18pt" style:text-underline-style="none" fo:font-weight="bold" officeooo:rsid="019abc3c" officeooo:paragraph-rsid="01a09314" style:font-size-asian="18pt" style:font-weight-asian="bold" style:font-size-complex="18pt" style:font-weight-complex="bold"/>
    </style:style>
    <style:style style:name="P2" style:family="paragraph" style:parent-style-name="Text_20_body">
      <style:text-properties officeooo:rsid="02c995e9" officeooo:paragraph-rsid="02c995e9"/>
    </style:style>
    <style:style style:name="P3" style:family="paragraph" style:parent-style-name="Text_20_body">
      <style:paragraph-properties fo:text-align="center" style:justify-single-word="false"/>
      <style:text-properties officeooo:rsid="02c995e9" officeooo:paragraph-rsid="02c995e9"/>
    </style:style>
    <style:style style:name="P4" style:family="paragraph" style:parent-style-name="Text_20_body">
      <style:text-properties officeooo:rsid="0353d77d" officeooo:paragraph-rsid="0353d77d"/>
    </style:style>
    <style:style style:name="P5" style:family="paragraph" style:parent-style-name="Text_20_body">
      <style:text-properties officeooo:rsid="03526818" officeooo:paragraph-rsid="03526818"/>
    </style:style>
    <style:style style:name="P6" style:family="paragraph" style:parent-style-name="Text_20_body">
      <style:text-properties officeooo:rsid="03528bf6" officeooo:paragraph-rsid="03528bf6"/>
    </style:style>
    <style:style style:name="P7" style:family="paragraph" style:parent-style-name="Heading_20_2">
      <style:text-properties officeooo:rsid="02ec04f1" officeooo:paragraph-rsid="02ec04f1"/>
    </style:style>
    <style:style style:name="P8" style:family="paragraph" style:parent-style-name="Heading_20_2">
      <style:text-properties officeooo:paragraph-rsid="0353d77d"/>
    </style:style>
    <style:style style:name="P9" style:family="paragraph" style:parent-style-name="Heading_20_2">
      <style:text-properties officeooo:paragraph-rsid="0302a6d3"/>
    </style:style>
    <style:style style:name="P10" style:family="paragraph" style:parent-style-name="Heading_20_3">
      <style:text-properties officeooo:rsid="0353d77d" officeooo:paragraph-rsid="0353d77d"/>
    </style:style>
    <style:style style:name="P11" style:family="paragraph" style:parent-style-name="Heading_20_3">
      <style:text-properties officeooo:rsid="02d57c56" officeooo:paragraph-rsid="02d57c56"/>
    </style:style>
    <style:style style:name="P12" style:family="paragraph" style:parent-style-name="Heading_20_3">
      <style:text-properties officeooo:paragraph-rsid="03857a6b"/>
    </style:style>
    <style:style style:name="P13" style:family="paragraph" style:parent-style-name="Math" style:list-style-name="L2">
      <style:text-properties officeooo:paragraph-rsid="02d5045e"/>
    </style:style>
    <style:style style:name="P14" style:family="paragraph" style:parent-style-name="Math" style:list-style-name="L2">
      <style:paragraph-properties fo:text-align="center" style:justify-single-word="false"/>
    </style:style>
    <style:style style:name="P15" style:family="paragraph" style:parent-style-name="Math" style:list-style-name="L3">
      <style:paragraph-properties fo:text-align="center" style:justify-single-word="false"/>
    </style:style>
    <style:style style:name="P16" style:family="paragraph" style:parent-style-name="Math" style:list-style-name="L4">
      <style:paragraph-properties fo:text-align="center" style:justify-single-word="false"/>
    </style:style>
    <style:style style:name="P17" style:family="paragraph" style:parent-style-name="Math" style:list-style-name="L4">
      <style:paragraph-properties fo:text-align="center" style:justify-single-word="false"/>
      <style:text-properties officeooo:paragraph-rsid="02fad731"/>
    </style:style>
    <style:style style:name="P18" style:family="paragraph" style:parent-style-name="Math" style:list-style-name="L5">
      <style:paragraph-properties fo:text-align="center" style:justify-single-word="false"/>
    </style:style>
    <style:style style:name="P19" style:family="paragraph" style:parent-style-name="Math" style:list-style-name="L6">
      <style:paragraph-properties fo:text-align="center" style:justify-single-word="false"/>
    </style:style>
    <style:style style:name="P20" style:family="paragraph" style:parent-style-name="Math" style:list-style-name="L7">
      <style:paragraph-properties fo:text-align="center" style:justify-single-word="false"/>
    </style:style>
    <style:style style:name="P21" style:family="paragraph" style:parent-style-name="Math" style:list-style-name="L8">
      <style:paragraph-properties fo:text-align="center" style:justify-single-word="false"/>
    </style:style>
    <style:style style:name="P22" style:family="paragraph" style:parent-style-name="Math" style:list-style-name="L9">
      <style:paragraph-properties fo:text-align="center" style:justify-single-word="false"/>
    </style:style>
    <style:style style:name="P23" style:family="paragraph" style:parent-style-name="Math" style:list-style-name="L10">
      <style:paragraph-properties fo:text-align="center" style:justify-single-word="false"/>
    </style:style>
    <style:style style:name="P24" style:family="paragraph" style:parent-style-name="Math" style:list-style-name="L11">
      <style:paragraph-properties fo:text-align="center" style:justify-single-word="false"/>
      <style:text-properties officeooo:paragraph-rsid="0321cd7e"/>
    </style:style>
    <style:style style:name="P25" style:family="paragraph" style:parent-style-name="Math" style:list-style-name="L11">
      <style:paragraph-properties fo:text-align="center" style:justify-single-word="false"/>
    </style:style>
    <style:style style:name="P26" style:family="paragraph" style:parent-style-name="Math" style:list-style-name="L12">
      <style:paragraph-properties fo:text-align="center" style:justify-single-word="false"/>
    </style:style>
    <style:style style:name="P27" style:family="paragraph" style:parent-style-name="Math" style:list-style-name="L14">
      <style:paragraph-properties fo:text-align="center" style:justify-single-word="false"/>
    </style:style>
    <style:style style:name="P28" style:family="paragraph" style:parent-style-name="Math" style:list-style-name="L15">
      <style:paragraph-properties fo:text-align="center" style:justify-single-word="false"/>
    </style:style>
    <style:style style:name="P29" style:family="paragraph" style:parent-style-name="Math" style:list-style-name="L16">
      <style:paragraph-properties fo:text-align="center" style:justify-single-word="false"/>
    </style:style>
    <style:style style:name="P30" style:family="paragraph" style:parent-style-name="Math" style:list-style-name="L17">
      <style:paragraph-properties fo:text-align="center" style:justify-single-word="false"/>
    </style:style>
    <style:style style:name="P31" style:family="paragraph" style:parent-style-name="Math" style:list-style-name="L18">
      <style:paragraph-properties fo:text-align="center" style:justify-single-word="false"/>
    </style:style>
    <style:style style:name="P32" style:family="paragraph" style:parent-style-name="Math" style:list-style-name="L19">
      <style:paragraph-properties fo:text-align="center" style:justify-single-word="false"/>
    </style:style>
    <style:style style:name="P33" style:family="paragraph" style:parent-style-name="Math" style:list-style-name="L21">
      <style:paragraph-properties fo:text-align="center" style:justify-single-word="false"/>
    </style:style>
    <style:style style:name="P34" style:family="paragraph" style:parent-style-name="Math" style:list-style-name="L23">
      <style:paragraph-properties fo:text-align="center" style:justify-single-word="false"/>
    </style:style>
    <style:style style:name="P35" style:family="paragraph" style:parent-style-name="Math" style:list-style-name="L22">
      <style:paragraph-properties fo:text-align="center" style:justify-single-word="false"/>
    </style:style>
    <style:style style:name="P36" style:family="paragraph" style:parent-style-name="Math" style:list-style-name="L24">
      <style:paragraph-properties fo:text-align="center" style:justify-single-word="false"/>
    </style:style>
    <style:style style:name="P37" style:family="paragraph" style:parent-style-name="Math" style:list-style-name="L13">
      <style:text-properties officeooo:paragraph-rsid="036e1d7f"/>
    </style:style>
    <style:style style:name="P38" style:family="paragraph" style:parent-style-name="Math" style:list-style-name="L16"/>
    <style:style style:name="P39" style:family="paragraph" style:parent-style-name="Math" style:list-style-name="L18">
      <style:text-properties officeooo:paragraph-rsid="037a128a"/>
    </style:style>
    <style:style style:name="P40" style:family="paragraph" style:parent-style-name="Standard" style:list-style-name="L15">
      <style:text-properties officeooo:rsid="0369dec9" officeooo:paragraph-rsid="0369dec9"/>
    </style:style>
    <style:style style:name="P41" style:family="paragraph" style:parent-style-name="Text_20_body" style:list-style-name="L1">
      <style:text-properties officeooo:rsid="02ec04f1" officeooo:paragraph-rsid="02ec04f1"/>
    </style:style>
    <style:style style:name="P42" style:family="paragraph" style:parent-style-name="Text_20_body" style:list-style-name="L1">
      <style:text-properties officeooo:rsid="0353d77d" officeooo:paragraph-rsid="0353d77d"/>
    </style:style>
    <style:style style:name="P43" style:family="paragraph" style:parent-style-name="Text_20_body" style:list-style-name="L2">
      <style:text-properties officeooo:rsid="02ccea66" officeooo:paragraph-rsid="02cfbac0"/>
    </style:style>
    <style:style style:name="P44" style:family="paragraph" style:parent-style-name="Text_20_body" style:list-style-name="L2">
      <style:text-properties officeooo:rsid="02d452db" officeooo:paragraph-rsid="02d4b891"/>
    </style:style>
    <style:style style:name="P45" style:family="paragraph" style:parent-style-name="Text_20_body" style:list-style-name="L2">
      <style:text-properties officeooo:rsid="02d5045e" officeooo:paragraph-rsid="02d5045e"/>
    </style:style>
    <style:style style:name="P46" style:family="paragraph" style:parent-style-name="Text_20_body" style:list-style-name="L3">
      <style:text-properties officeooo:rsid="02d57c56" officeooo:paragraph-rsid="02d57c56"/>
    </style:style>
    <style:style style:name="P47" style:family="paragraph" style:parent-style-name="Text_20_body" style:list-style-name="L3">
      <style:text-properties officeooo:rsid="02d6801c" officeooo:paragraph-rsid="03578e7a"/>
    </style:style>
    <style:style style:name="P48" style:family="paragraph" style:parent-style-name="Text_20_body" style:list-style-name="L3">
      <style:text-properties officeooo:rsid="02e0232f" officeooo:paragraph-rsid="02e0232f"/>
    </style:style>
    <style:style style:name="P49" style:family="paragraph" style:parent-style-name="Text_20_body" style:list-style-name="L4">
      <style:text-properties officeooo:rsid="02e2f43a" officeooo:paragraph-rsid="02e2f43a"/>
    </style:style>
    <style:style style:name="P50" style:family="paragraph" style:parent-style-name="Text_20_body" style:list-style-name="L4">
      <style:text-properties officeooo:rsid="02e40aaa" officeooo:paragraph-rsid="02e4e577"/>
    </style:style>
    <style:style style:name="P51" style:family="paragraph" style:parent-style-name="Text_20_body" style:list-style-name="L4">
      <style:text-properties officeooo:rsid="02ea4c5d" officeooo:paragraph-rsid="02ea4c5d"/>
    </style:style>
    <style:style style:name="P52" style:family="paragraph" style:parent-style-name="Text_20_body" style:list-style-name="L4">
      <style:text-properties officeooo:rsid="02ecd9be" officeooo:paragraph-rsid="02fad731"/>
    </style:style>
    <style:style style:name="P53" style:family="paragraph" style:parent-style-name="Text_20_body" style:list-style-name="L4">
      <style:text-properties officeooo:rsid="02f001ab" officeooo:paragraph-rsid="02fad731"/>
    </style:style>
    <style:style style:name="P54" style:family="paragraph" style:parent-style-name="Text_20_body" style:list-style-name="L4">
      <style:text-properties officeooo:rsid="02fa344e" officeooo:paragraph-rsid="02fad731"/>
    </style:style>
    <style:style style:name="P55" style:family="paragraph" style:parent-style-name="Text_20_body" style:list-style-name="L5">
      <style:text-properties officeooo:rsid="02fbbc2f" officeooo:paragraph-rsid="02fbbc2f"/>
    </style:style>
    <style:style style:name="P56" style:family="paragraph" style:parent-style-name="Text_20_body" style:list-style-name="L5">
      <style:text-properties officeooo:rsid="02fbce32" officeooo:paragraph-rsid="02fbce32"/>
    </style:style>
    <style:style style:name="P57" style:family="paragraph" style:parent-style-name="Text_20_body" style:list-style-name="L6">
      <style:text-properties officeooo:rsid="02fd8c99" officeooo:paragraph-rsid="02fd8c99"/>
    </style:style>
    <style:style style:name="P58" style:family="paragraph" style:parent-style-name="Text_20_body" style:list-style-name="L6">
      <style:text-properties officeooo:rsid="02fdd6c5" officeooo:paragraph-rsid="02fdd6c5"/>
    </style:style>
    <style:style style:name="P59" style:family="paragraph" style:parent-style-name="Text_20_body" style:list-style-name="L6">
      <style:text-properties officeooo:rsid="0301ea18" officeooo:paragraph-rsid="0301ea18"/>
    </style:style>
    <style:style style:name="P60" style:family="paragraph" style:parent-style-name="Text_20_body" style:list-style-name="L7">
      <style:text-properties officeooo:rsid="0301ed68" officeooo:paragraph-rsid="0301ed68"/>
    </style:style>
    <style:style style:name="P61" style:family="paragraph" style:parent-style-name="Text_20_body" style:list-style-name="L7">
      <style:text-properties officeooo:rsid="03087935" officeooo:paragraph-rsid="03087935"/>
    </style:style>
    <style:style style:name="P62" style:family="paragraph" style:parent-style-name="Text_20_body" style:list-style-name="L7">
      <style:text-properties officeooo:rsid="03087935" officeooo:paragraph-rsid="0308ee5b"/>
    </style:style>
    <style:style style:name="P63" style:family="paragraph" style:parent-style-name="Text_20_body" style:list-style-name="L7">
      <style:text-properties officeooo:rsid="0308ee5b" officeooo:paragraph-rsid="0308ee5b"/>
    </style:style>
    <style:style style:name="P64" style:family="paragraph" style:parent-style-name="Text_20_body" style:list-style-name="L8">
      <style:text-properties officeooo:paragraph-rsid="038df3ca"/>
    </style:style>
    <style:style style:name="P65" style:family="paragraph" style:parent-style-name="Text_20_body" style:list-style-name="L8">
      <style:text-properties officeooo:rsid="0302a6d3" officeooo:paragraph-rsid="0302a6d3"/>
    </style:style>
    <style:style style:name="P66" style:family="paragraph" style:parent-style-name="Text_20_body" style:list-style-name="L9">
      <style:text-properties officeooo:rsid="0302d456" officeooo:paragraph-rsid="0302d456"/>
    </style:style>
    <style:style style:name="P67" style:family="paragraph" style:parent-style-name="Text_20_body" style:list-style-name="L9">
      <style:text-properties fo:font-weight="bold" officeooo:rsid="0305ad98" officeooo:paragraph-rsid="0305ad98" style:font-weight-asian="bold" style:font-weight-complex="bold"/>
    </style:style>
    <style:style style:name="P68" style:family="paragraph" style:parent-style-name="Text_20_body" style:list-style-name="L10"/>
    <style:style style:name="P69" style:family="paragraph" style:parent-style-name="Text_20_body" style:list-style-name="L10">
      <style:text-properties officeooo:rsid="030e4689" officeooo:paragraph-rsid="030e4689"/>
    </style:style>
    <style:style style:name="P70" style:family="paragraph" style:parent-style-name="Text_20_body" style:list-style-name="L11">
      <style:text-properties officeooo:rsid="0321cd7e" officeooo:paragraph-rsid="0321cd7e"/>
    </style:style>
    <style:style style:name="P71" style:family="paragraph" style:parent-style-name="Text_20_body" style:list-style-name="L11">
      <style:text-properties officeooo:rsid="03293d7e" officeooo:paragraph-rsid="03293d7e"/>
    </style:style>
    <style:style style:name="P72" style:family="paragraph" style:parent-style-name="Text_20_body" style:list-style-name="L11">
      <style:text-properties officeooo:rsid="03293d7e" officeooo:paragraph-rsid="032b0de6"/>
    </style:style>
    <style:style style:name="P73" style:family="paragraph" style:parent-style-name="Text_20_body" style:list-style-name="L11">
      <style:text-properties officeooo:rsid="03373a38" officeooo:paragraph-rsid="033fdbd4"/>
    </style:style>
    <style:style style:name="P74" style:family="paragraph" style:parent-style-name="Text_20_body" style:list-style-name="L11">
      <style:text-properties officeooo:rsid="03428d17" officeooo:paragraph-rsid="0344587a"/>
    </style:style>
    <style:style style:name="P75" style:family="paragraph" style:parent-style-name="Text_20_body" style:list-style-name="L11">
      <style:text-properties officeooo:rsid="03498810" officeooo:paragraph-rsid="03498810"/>
    </style:style>
    <style:style style:name="P76" style:family="paragraph" style:parent-style-name="Text_20_body" style:list-style-name="L11">
      <style:text-properties officeooo:rsid="034e08e0" officeooo:paragraph-rsid="034e08e0"/>
    </style:style>
    <style:style style:name="P77" style:family="paragraph" style:parent-style-name="Text_20_body" style:list-style-name="L12">
      <style:text-properties officeooo:rsid="032f4a29" officeooo:paragraph-rsid="032f4a29"/>
    </style:style>
    <style:style style:name="P78" style:family="paragraph" style:parent-style-name="Text_20_body" style:list-style-name="L12">
      <style:text-properties officeooo:rsid="033a8b3c" officeooo:paragraph-rsid="033efd2e"/>
    </style:style>
    <style:style style:name="P79" style:family="paragraph" style:parent-style-name="Text_20_body" style:list-style-name="L12">
      <style:text-properties officeooo:rsid="033c8437" officeooo:paragraph-rsid="0366a83e"/>
    </style:style>
    <style:style style:name="P80" style:family="paragraph" style:parent-style-name="Text_20_body" style:list-style-name="L12">
      <style:text-properties officeooo:rsid="033c8437" officeooo:paragraph-rsid="033c8437"/>
    </style:style>
    <style:style style:name="P81" style:family="paragraph" style:parent-style-name="Text_20_body" style:list-style-name="L12">
      <style:text-properties officeooo:rsid="033e4296" officeooo:paragraph-rsid="033e4296"/>
    </style:style>
    <style:style style:name="P82" style:family="paragraph" style:parent-style-name="Text_20_body" style:list-style-name="L12">
      <style:text-properties officeooo:rsid="033e4296" officeooo:paragraph-rsid="033efd2e"/>
    </style:style>
    <style:style style:name="P83" style:family="paragraph" style:parent-style-name="Text_20_body" style:list-style-name="L12">
      <style:text-properties officeooo:rsid="033efd2e" officeooo:paragraph-rsid="033efd2e"/>
    </style:style>
    <style:style style:name="P84" style:family="paragraph" style:parent-style-name="Text_20_body" style:list-style-name="L12">
      <style:text-properties officeooo:rsid="033fdbd4" officeooo:paragraph-rsid="033fdbd4"/>
    </style:style>
    <style:style style:name="P85" style:family="paragraph" style:parent-style-name="Text_20_body" style:list-style-name="L13">
      <style:text-properties officeooo:paragraph-rsid="0334b210"/>
    </style:style>
    <style:style style:name="P86" style:family="paragraph" style:parent-style-name="Text_20_body" style:list-style-name="L13">
      <style:text-properties officeooo:rsid="03323a4e" officeooo:paragraph-rsid="03335993"/>
    </style:style>
    <style:style style:name="P87" style:family="paragraph" style:parent-style-name="Text_20_body" style:list-style-name="L13">
      <style:text-properties officeooo:rsid="03335993" officeooo:paragraph-rsid="0344587a"/>
    </style:style>
    <style:style style:name="P88" style:family="paragraph" style:parent-style-name="Text_20_body" style:list-style-name="L13">
      <style:text-properties officeooo:rsid="03335993" officeooo:paragraph-rsid="0334b210"/>
    </style:style>
    <style:style style:name="P89" style:family="paragraph" style:parent-style-name="Text_20_body" style:list-style-name="L13">
      <style:text-properties officeooo:rsid="0344587a" officeooo:paragraph-rsid="0345da44"/>
    </style:style>
    <style:style style:name="P90" style:family="paragraph" style:parent-style-name="Text_20_body" style:list-style-name="L13">
      <style:text-properties officeooo:rsid="03706cd7" officeooo:paragraph-rsid="03706cd7"/>
    </style:style>
    <style:style style:name="P91" style:family="paragraph" style:parent-style-name="Text_20_body" style:list-style-name="L13">
      <style:text-properties officeooo:rsid="0334b210" officeooo:paragraph-rsid="0334b210"/>
    </style:style>
    <style:style style:name="P92" style:family="paragraph" style:parent-style-name="Text_20_body" style:list-style-name="L14">
      <style:paragraph-properties>
        <style:tab-stops>
          <style:tab-stop style:position="4.713cm"/>
        </style:tab-stops>
      </style:paragraph-properties>
      <style:text-properties officeooo:rsid="03356e8e" officeooo:paragraph-rsid="03356e8e"/>
    </style:style>
    <style:style style:name="P93" style:family="paragraph" style:parent-style-name="Text_20_body" style:list-style-name="L14">
      <style:paragraph-properties fo:margin-top="0.101cm" fo:margin-bottom="0.347cm" style:contextual-spacing="false">
        <style:tab-stops>
          <style:tab-stop style:position="4.713cm"/>
        </style:tab-stops>
      </style:paragraph-properties>
      <style:text-properties officeooo:rsid="03356e8e" officeooo:paragraph-rsid="03526818"/>
    </style:style>
    <style:style style:name="P94" style:family="paragraph" style:parent-style-name="Text_20_body" style:list-style-name="L15">
      <style:text-properties officeooo:rsid="0364a42b" officeooo:paragraph-rsid="0364a42b"/>
    </style:style>
    <style:style style:name="P95" style:family="paragraph" style:parent-style-name="Text_20_body" style:list-style-name="L15">
      <style:text-properties officeooo:rsid="0369256a" officeooo:paragraph-rsid="0369256a"/>
    </style:style>
    <style:style style:name="P96" style:family="paragraph" style:parent-style-name="Text_20_body" style:list-style-name="L16">
      <style:paragraph-properties fo:text-align="justify" style:justify-single-word="false"/>
      <style:text-properties officeooo:rsid="03604b4c" officeooo:paragraph-rsid="03604b4c"/>
    </style:style>
    <style:style style:name="P97" style:family="paragraph" style:parent-style-name="Text_20_body" style:list-style-name="L17">
      <style:text-properties officeooo:rsid="036b67cf" officeooo:paragraph-rsid="036b67cf"/>
    </style:style>
    <style:style style:name="P98" style:family="paragraph" style:parent-style-name="Text_20_body" style:list-style-name="L17">
      <style:text-properties officeooo:rsid="036e1d7f" officeooo:paragraph-rsid="036e1d7f"/>
    </style:style>
    <style:style style:name="P99" style:family="paragraph" style:parent-style-name="Text_20_body" style:list-style-name="L17">
      <style:text-properties officeooo:rsid="037562f3" officeooo:paragraph-rsid="03775710"/>
    </style:style>
    <style:style style:name="P100" style:family="paragraph" style:parent-style-name="Text_20_body" style:list-style-name="L17">
      <style:text-properties officeooo:rsid="03775710" officeooo:paragraph-rsid="03775710"/>
    </style:style>
    <style:style style:name="P101" style:family="paragraph" style:parent-style-name="Text_20_body" style:list-style-name="L18">
      <style:text-properties officeooo:rsid="037a128a" officeooo:paragraph-rsid="037a128a"/>
    </style:style>
    <style:style style:name="P102" style:family="paragraph" style:parent-style-name="Text_20_body" style:list-style-name="L18">
      <style:text-properties officeooo:rsid="037c082a" officeooo:paragraph-rsid="037c082a"/>
    </style:style>
    <style:style style:name="P103" style:family="paragraph" style:parent-style-name="Text_20_body" style:list-style-name="L19">
      <style:text-properties officeooo:rsid="037d796c" officeooo:paragraph-rsid="037d796c"/>
    </style:style>
    <style:style style:name="P104" style:family="paragraph" style:parent-style-name="Text_20_body" style:list-style-name="L19">
      <style:text-properties officeooo:rsid="037ed650" officeooo:paragraph-rsid="037ed650"/>
    </style:style>
    <style:style style:name="P105" style:family="paragraph" style:parent-style-name="Text_20_body" style:list-style-name="L19">
      <style:text-properties officeooo:rsid="0380cc73" officeooo:paragraph-rsid="0380cc73"/>
    </style:style>
    <style:style style:name="P106" style:family="paragraph" style:parent-style-name="Text_20_body" style:list-style-name="L19">
      <style:text-properties officeooo:rsid="0380f4a7" officeooo:paragraph-rsid="0380f4a7"/>
    </style:style>
    <style:style style:name="P107" style:family="paragraph" style:parent-style-name="Text_20_body" style:list-style-name="L19">
      <style:text-properties officeooo:rsid="03825de2" officeooo:paragraph-rsid="03825de2"/>
    </style:style>
    <style:style style:name="P108" style:family="paragraph" style:parent-style-name="Text_20_body" style:list-style-name="L19">
      <style:text-properties officeooo:rsid="0382a7a4" officeooo:paragraph-rsid="0382a7a4"/>
    </style:style>
    <style:style style:name="P109" style:family="paragraph" style:parent-style-name="Text_20_body" style:list-style-name="L21">
      <style:text-properties officeooo:rsid="03857a6b" officeooo:paragraph-rsid="03857a6b"/>
    </style:style>
    <style:style style:name="P110" style:family="paragraph" style:parent-style-name="Text_20_body" style:list-style-name="L24">
      <style:text-properties officeooo:paragraph-rsid="03a29fa4"/>
    </style:style>
    <style:style style:name="P111" style:family="paragraph" style:parent-style-name="Text_20_body" style:list-style-name="L21">
      <style:text-properties officeooo:rsid="0387b562" officeooo:paragraph-rsid="0387b562"/>
    </style:style>
    <style:style style:name="P112" style:family="paragraph" style:parent-style-name="Text_20_body" style:list-style-name="L21">
      <style:text-properties officeooo:rsid="03884649" officeooo:paragraph-rsid="03884649"/>
    </style:style>
    <style:style style:name="P113" style:family="paragraph" style:parent-style-name="Text_20_body" style:list-style-name="L21">
      <style:text-properties officeooo:rsid="038a07ce" officeooo:paragraph-rsid="038a07ce"/>
    </style:style>
    <style:style style:name="P114" style:family="paragraph" style:parent-style-name="Text_20_body" style:list-style-name="L21">
      <style:text-properties officeooo:rsid="038bbd80" officeooo:paragraph-rsid="038bbd80"/>
    </style:style>
    <style:style style:name="P115" style:family="paragraph" style:parent-style-name="Text_20_body" style:list-style-name="L8">
      <style:text-properties officeooo:rsid="038f7281" officeooo:paragraph-rsid="038f7281"/>
    </style:style>
    <style:style style:name="P116" style:family="paragraph" style:parent-style-name="Text_20_body" style:list-style-name="L8">
      <style:text-properties officeooo:rsid="038fe62d" officeooo:paragraph-rsid="038fe62d"/>
    </style:style>
    <style:style style:name="P117" style:family="paragraph" style:parent-style-name="Text_20_body" style:list-style-name="L23">
      <style:text-properties officeooo:rsid="0393139a" officeooo:paragraph-rsid="0393139a"/>
    </style:style>
    <style:style style:name="P118" style:family="paragraph" style:parent-style-name="Text_20_body" style:list-style-name="L23">
      <style:text-properties officeooo:rsid="0393f9df" officeooo:paragraph-rsid="0393f9df"/>
    </style:style>
    <style:style style:name="P119" style:family="paragraph" style:parent-style-name="Text_20_body" style:list-style-name="L16">
      <style:text-properties officeooo:rsid="0395beaa" officeooo:paragraph-rsid="0396d1eb"/>
    </style:style>
    <style:style style:name="P120" style:family="paragraph" style:parent-style-name="Text_20_body" style:list-style-name="L16">
      <style:text-properties officeooo:rsid="039863be" officeooo:paragraph-rsid="039863be"/>
    </style:style>
    <style:style style:name="P121" style:family="paragraph" style:parent-style-name="Text_20_body" style:list-style-name="L22">
      <style:text-properties officeooo:rsid="0399f0ec" officeooo:paragraph-rsid="0399f0ec"/>
    </style:style>
    <style:style style:name="P122" style:family="paragraph" style:parent-style-name="Text_20_body" style:list-style-name="L22">
      <style:text-properties officeooo:rsid="039b471d" officeooo:paragraph-rsid="039b471d"/>
    </style:style>
    <style:style style:name="P123" style:family="paragraph" style:parent-style-name="Text_20_body" style:list-style-name="L22">
      <style:text-properties officeooo:rsid="039c0a9e" officeooo:paragraph-rsid="039c0a9e"/>
    </style:style>
    <style:style style:name="P124" style:family="paragraph" style:parent-style-name="Text_20_body" style:list-style-name="L1">
      <style:text-properties officeooo:rsid="039ccd07" officeooo:paragraph-rsid="039ccd07"/>
    </style:style>
    <style:style style:name="P125" style:family="paragraph" style:parent-style-name="Text_20_body" style:list-style-name="L24">
      <style:text-properties officeooo:rsid="039ccd07" officeooo:paragraph-rsid="039ccd07"/>
    </style:style>
    <style:style style:name="P126" style:family="paragraph" style:parent-style-name="Text_20_body" style:list-style-name="L24">
      <style:paragraph-properties fo:text-align="justify" style:justify-single-word="false"/>
      <style:text-properties officeooo:rsid="039e491a" officeooo:paragraph-rsid="039e491a"/>
    </style:style>
    <style:style style:name="P127" style:family="paragraph" style:parent-style-name="Text_20_body" style:list-style-name="L24">
      <style:text-properties officeooo:rsid="03a29fa4" officeooo:paragraph-rsid="03a29fa4"/>
    </style:style>
    <style:style style:name="P128" style:family="paragraph" style:parent-style-name="Text_20_body" style:list-style-name="L24">
      <style:text-properties officeooo:rsid="03a3f7ac" officeooo:paragraph-rsid="03a3f7ac"/>
    </style:style>
    <style:style style:name="P129" style:family="paragraph" style:parent-style-name="Text_20_body">
      <style:text-properties officeooo:rsid="03a3f7ac" officeooo:paragraph-rsid="03a3f7ac"/>
    </style:style>
    <style:style style:name="P130"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Hebrew" style:font-size-complex="18pt" style:font-style-complex="normal" style:font-weight-complex="normal" style:text-emphasize="none" style:font-relief="none" style:text-overline-style="none" style:text-overline-color="font-color"/>
    </style:style>
    <style:style style:name="P131"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Hebrew" style:font-size-complex="18pt" style:font-style-complex="normal" style:font-weight-complex="normal" style:text-emphasize="none" style:font-relief="none" style:text-overline-style="none" style:text-overline-color="font-color"/>
    </style:style>
    <style:style style:name="T1" style:family="text">
      <style:text-properties officeooo:rsid="02ced363"/>
    </style:style>
    <style:style style:name="T2" style:family="text">
      <style:text-properties officeooo:rsid="02cfbac0"/>
    </style:style>
    <style:style style:name="T3" style:family="text">
      <style:text-properties officeooo:rsid="02d3841c"/>
    </style:style>
    <style:style style:name="T4" style:family="text">
      <style:text-properties officeooo:rsid="02d4b891"/>
    </style:style>
    <style:style style:name="T5" style:family="text">
      <style:text-properties officeooo:rsid="02d877b3"/>
    </style:style>
    <style:style style:name="T6" style:family="text">
      <style:text-properties fo:font-weight="bold" style:font-weight-asian="bold" style:font-weight-complex="bold"/>
    </style:style>
    <style:style style:name="T7" style:family="text">
      <style:text-properties fo:font-weight="bold" officeooo:rsid="03526818" style:font-weight-asian="bold" style:font-weight-complex="bold"/>
    </style:style>
    <style:style style:name="T8" style:family="text">
      <style:text-properties officeooo:rsid="02e59ab0"/>
    </style:style>
    <style:style style:name="T9" style:family="text">
      <style:text-properties officeooo:rsid="02ed3e7f"/>
    </style:style>
    <style:style style:name="T10" style:family="text">
      <style:text-properties officeooo:rsid="02f1fccd"/>
    </style:style>
    <style:style style:name="T11" style:family="text">
      <style:text-properties officeooo:rsid="02fad731"/>
    </style:style>
    <style:style style:name="T12" style:family="text">
      <style:text-properties officeooo:rsid="02fd8c99"/>
    </style:style>
    <style:style style:name="T13" style:family="text">
      <style:text-properties fo:font-style="normal" style:font-style-asian="normal" style:font-style-complex="normal"/>
    </style:style>
    <style:style style:name="T14" style:family="text">
      <style:text-properties officeooo:rsid="0305ad98"/>
    </style:style>
    <style:style style:name="T15" style:family="text">
      <style:text-properties fo:font-weight="normal" style:font-weight-asian="normal" style:font-weight-complex="normal"/>
    </style:style>
    <style:style style:name="T16" style:family="text">
      <style:text-properties officeooo:rsid="0308ee5b"/>
    </style:style>
    <style:style style:name="T17" style:family="text">
      <style:text-properties officeooo:rsid="03134a42"/>
    </style:style>
    <style:style style:name="T18" style:family="text">
      <style:text-properties officeooo:rsid="0334b210"/>
    </style:style>
    <style:style style:name="T19" style:family="text">
      <style:text-properties officeooo:rsid="0338eebc"/>
    </style:style>
    <style:style style:name="T20" style:family="text">
      <style:text-properties officeooo:rsid="0339d44c"/>
    </style:style>
    <style:style style:name="T21" style:family="text">
      <style:text-properties officeooo:rsid="033efd2e"/>
    </style:style>
    <style:style style:name="T22" style:family="text">
      <style:text-properties officeooo:rsid="033fdbd4"/>
    </style:style>
    <style:style style:name="T23" style:family="text">
      <style:text-properties officeooo:rsid="0341d844"/>
    </style:style>
    <style:style style:name="T24" style:family="text">
      <style:text-properties officeooo:rsid="0344587a"/>
    </style:style>
    <style:style style:name="T25" style:family="text">
      <style:text-properties officeooo:rsid="0347d966"/>
    </style:style>
    <style:style style:name="T26" style:family="text">
      <style:text-properties officeooo:rsid="034b7855"/>
    </style:style>
    <style:style style:name="T27" style:family="text">
      <style:text-properties officeooo:rsid="034ccad0"/>
    </style:style>
    <style:style style:name="T28" style:family="text">
      <style:text-properties officeooo:rsid="03526818"/>
    </style:style>
    <style:style style:name="T29" style:family="text">
      <style:text-properties officeooo:rsid="0352c7aa"/>
    </style:style>
    <style:style style:name="T30" style:family="text">
      <style:text-properties officeooo:rsid="0353d77d"/>
    </style:style>
    <style:style style:name="T31" style:family="text">
      <style:text-properties officeooo:rsid="03578e7a"/>
    </style:style>
    <style:style style:name="T32" style:family="text">
      <style:text-properties officeooo:rsid="0359739e"/>
    </style:style>
    <style:style style:name="T33" style:family="text">
      <style:text-properties officeooo:rsid="0363be4a"/>
    </style:style>
    <style:style style:name="T34" style:family="text">
      <style:text-properties officeooo:rsid="036513a0"/>
    </style:style>
    <style:style style:name="T35" style:family="text">
      <style:text-properties officeooo:rsid="036662f5"/>
    </style:style>
    <style:style style:name="T36" style:family="text">
      <style:text-properties officeooo:rsid="0366a83e"/>
    </style:style>
    <style:style style:name="T37" style:family="text">
      <style:text-properties officeooo:rsid="0369256a"/>
    </style:style>
    <style:style style:name="T38" style:family="text">
      <style:text-properties officeooo:rsid="0369ee34"/>
    </style:style>
    <style:style style:name="T39" style:family="text">
      <style:text-properties officeooo:rsid="03719ec0"/>
    </style:style>
    <style:style style:name="T40" style:family="text">
      <style:text-properties officeooo:rsid="03775710"/>
    </style:style>
    <style:style style:name="T41" style:family="text">
      <style:text-properties officeooo:rsid="03782292"/>
    </style:style>
    <style:style style:name="T42" style:family="text">
      <style:text-properties officeooo:rsid="037c65bc"/>
    </style:style>
    <style:style style:name="T43" style:family="text">
      <style:text-properties officeooo:rsid="038bbd80"/>
    </style:style>
    <style:style style:name="T44" style:family="text">
      <style:text-properties officeooo:rsid="0396d1eb"/>
    </style:style>
    <style:style style:name="T45" style:family="text">
      <style:text-properties officeooo:rsid="03a29fa4"/>
    </style:style>
    <style:style style:name="T46" style:family="text">
      <style:text-properties officeooo:rsid="03a36fd8"/>
    </style:style>
    <style:style style:name="T47" style:family="text">
      <style:text-properties officeooo:rsid="03a3f7ac"/>
    </style:style>
    <text:list-style style:name="L1">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prefix="(" style:num-suffix=")" style:num-format="א, י, ק, ...">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style:style>
    <style:style style:name="gr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13"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15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Title">מתמטיקה בדידה – תרגיל בית 3</text:p>
      <text:h text:style-name="Heading_20_2" text:outline-level="2">מידע כללי</text:h>
      <text:p text:style-name="P2">שם: שחר פרץ</text:p>
      <text:p text:style-name="P2">ת.ז.: 334558962</text:p>
      <text:p text:style-name="P2">מורה: נטלי שלום</text:p>
      <text:p text:style-name="P2">תאריך הגשה: 29.11.2023</text:p>
      <text:p text:style-name="P3">~ תרגיל בית 3 ~</text:p>
      <text:h text:style-name="P7" text:outline-level="2">הער<text:span text:style-name="T30">ות</text:span></text:h>
      <text:list text:style-name="L1">
        <text:list-item>
          <text:p text:style-name="P41">השתמשתי באנגלית בתוך טקסט של מתמטיקה, כי לא הצלחתי לגרום ללתך לעבוד עם עברית. אני מצטער מראש אם יש לי שגיאות בשמות של מושגים, שכן אני לומד בעברית ולא מכיר שמות של מושגים מתמטיים באנגלית. עשיתי כמיטב יכולתי כדי שזה יהיה ברור ומדויק, אבל יכול להיות שפספסתי משהו. </text:p>
        </text:list-item>
        <text:list-item>
          <text:p text:style-name="P42">לפעמים אשתמש בכמת "לכל" עבור קבוצות, בלי לציין שאלו בהכרח קבוצות. אלא אם כן צוין אחרת, בהיכתב <draw:g text:anchor-type="as-char" svg:y="-0.273cm" draw:z-index="117" draw:name="Shape1" draw:style-name="gr1513"><svg:title>TexMaths</svg:title><svg:desc>11§display§\forall A, B, C, D§svg§600§FALSE§</svg:desc><draw:path draw:style-name="gr1514" draw:text-style-name="P130" svg:width="1.884cm" svg:height="0.309cm" svg:x="0.019cm" svg:y="0.02cm" svg:viewBox="0 0 1885 310" svg:d="M944 310c-315 0-629 0-944 0 0-103 0-207 0-310 628 0 1257 0 1885 0 0 103 0 207 0 310-313 0-628 0-941 0z"><text:p/></draw:path><draw:path draw:style-name="gr1515" draw:text-style-name="P131" svg:width="0.215cm" svg:height="0.274cm" svg:x="-0.001cm" svg:y="0.012cm" svg:viewBox="0 0 216 275" svg:d="M213 14c3-4 3-4 3-6 0-5-4-8-8-8-6 0-8 4-10 9-11 28-21 56-32 84-40 0-78 0-118 0-11-28-21-56-32-84-1-6-3-9-8-9-4 0-8 3-8 8 0 1 0 1 2 6 32 84 65 169 97 252 2 6 3 9 9 9 5 0 6-4 9-8 31-83 64-168 96-253zM55 109c35 0 70 0 106 0-18 45-36 91-53 136-18-45-35-91-53-136z"><text:p/></draw:path><draw:path draw:style-name="gr1515" draw:text-style-name="P131" svg:width="0.264cm" svg:height="0.274cm" svg:x="0.228cm" svg:y="0cm" svg:viewBox="0 0 265 275" svg:d="M55 231c-15 25-30 31-47 32-5 1-8 1-8 8 0 2 1 4 4 4 11 0 23-1 34-1 13 0 26 1 39 1 2 0 7 0 7-8 0-3-4-4-6-4-9 0-19-3-19-13 0-5 3-9 6-15 10-16 20-33 30-48 31 0 64 0 96 0 1 8 7 59 7 64 0 11-21 12-29 12-5 0-8 0-8 8 0 4 4 4 5 4 15 0 32-1 48-1 10 0 35 1 43 1 4 0 8 0 8-8 0-4-4-4-9-4-24 0-24-2-25-13-8-80-17-160-24-240 0-8 0-10-7-10-6 0-8 3-10 7-45 74-90 149-135 224zM101 175c25-43 52-85 77-127 5 42 8 84 12 127-29 0-59 0-89 0z"><text:p/></draw:path><draw:path draw:style-name="gr1515" draw:text-style-name="P131" svg:width="0.044cm" svg:height="0.115cm" svg:x="0.537cm" svg:y="0.236cm" svg:viewBox="0 0 45 116" svg:d="M45 41c0-26-10-41-24-41-13 0-21 10-21 21 0 10 8 20 21 20 4 0 10-1 13-5 1-1 1-1 2-1 0 2 1 0 1 6 0 28-14 51-26 64-4 4-4 5-4 6 0 2 2 5 3 5 4 0 35-30 35-75z"><text:p/></draw:path><draw:path draw:style-name="gr1515" draw:text-style-name="P131" svg:width="0.275cm" svg:height="0.261cm" svg:x="0.692cm" svg:y="0.013cm" svg:viewBox="0 0 276 262" svg:d="M45 232c-3 14-4 18-35 18-7 0-10 0-10 7 0 5 3 5 10 5 46 0 92 0 138 0 61 0 107-45 107-83 0-27-23-49-60-54 40-7 81-36 81-72 0-29-25-53-73-53-42 0-86 0-129 0-7 0-11 0-11 8 0 4 3 4 11 4 1 0 7 0 14 0 8 1 11 1 11 7 0 1-1 2-2 7-18 69-34 138-52 206zM103 122c8-32 17-64 25-96 3-13 4-14 20-14 17 0 33 0 50 0 34 0 43 22 43 40 0 34-33 70-80 70-19 0-39 0-58 0zM87 250c-6 0-7 0-9 0-4 0-5-1-5-5 0-1 0-1 2-9 9-35 17-70 26-105 24 0 50 0 74 0 36 0 44 29 44 45 0 36-34 74-80 74-18 0-35 0-52 0z"><text:p/></draw:path><draw:path draw:style-name="gr1515" draw:text-style-name="P131" svg:width="0.045cm" svg:height="0.115cm" svg:x="1.02cm" svg:y="0.236cm" svg:viewBox="0 0 46 116" svg:d="M46 41c0-26-10-41-25-41-13 0-21 10-21 21 0 10 8 20 21 20 4 0 10-1 13-5 1-1 1-1 2-1 0 2 1 0 1 6 0 28-13 51-26 64-4 4-4 5-4 6 0 2 2 5 4 5 3 0 35-30 35-75z"><text:p/></draw:path><draw:path draw:style-name="gr1515" draw:text-style-name="P131" svg:width="0.273cm" svg:height="0.278cm" svg:x="1.178cm" svg:y="0.005cm" svg:viewBox="0 0 274 279" svg:d="M274 4c0-1 0-4-3-4-2 0-3 0-7 4-9 10-18 20-26 30-4-5-22-34-65-34-86 0-173 86-173 175 0 63 45 104 104 104 35 0 63-15 84-33 36-32 43-66 43-67 0-3-3-2-4-3-4 0-5 0-6 3-3 11-12 38-40 60-26 22-50 28-70 28-35 0-76-20-76-79 0-22 8-85 46-130 25-27 61-46 95-46 40 0 63 30 63 75 0 15-1 14-1 19 0 3 4 4 5 4 6 0 6-1 7-8 7-33 16-65 24-98z"><text:p/></draw:path><draw:path draw:style-name="gr1515" draw:text-style-name="P131" svg:width="0.044cm" svg:height="0.115cm" svg:x="1.474cm" svg:y="0.236cm" svg:viewBox="0 0 45 116" svg:d="M45 41c0-26-9-41-24-41-13 0-21 10-21 21 0 10 8 20 21 20 4 0 10-1 13-5 1-1 1-1 2-1 0 2 1 0 1 6 0 28-14 51-26 64-4 4-4 5-4 6 0 2 2 5 3 5 4 0 35-30 35-75z"><text:p/></draw:path><draw:path draw:style-name="gr1515" draw:text-style-name="P131" svg:width="0.295cm" svg:height="0.261cm" svg:x="1.628cm" svg:y="0.013cm" svg:viewBox="0 0 296 262" svg:d="M46 232c-3 14-4 18-35 18-7 0-11 0-11 7 0 5 4 5 11 5 43 0 85 0 128 0 81 0 157-80 157-165 0-54-33-97-91-97-43 0-87 0-130 0-8 0-11 0-11 7 0 5 3 5 11 5 4 0 12 0 16 0 7 1 9 2 9 7 0 1-1 2-2 7-18 69-34 138-52 206zM130 26c3-13 4-14 21-14 14 0 27 0 41 0 38 0 70 20 70 70 0 20-8 83-41 125-11 14-42 43-89 43-14 0-30 0-44 0-4 0-6 0-8 0-4 0-5-1-5-5 0-1 0-1 2-9 18-69 35-139 53-210z"><text:p/></draw:path></draw:g><text:s/>(לא בהכרח עבור כל הקבוצות הללו) כוונתי ל"לכל <draw:g text:anchor-type="as-char" svg:y="-0.272cm" draw:z-index="118" draw:name="Shape2" draw:style-name="gr1513"><svg:title>TexMaths</svg:title><svg:desc>11§display§A, B, C, D§svg§600§FALSE§</svg:desc><draw:path draw:style-name="gr1514" draw:text-style-name="P130" svg:width="1.67cm" svg:height="0.308cm" svg:x="0.006cm" svg:y="0.018cm" svg:viewBox="0 0 1671 309" svg:d="M0 0c557 0 1114 0 1671 0 0 103 0 206 0 309-557 0-1114 0-1671 0 0-103 0-206 0-309z"><text:p/></draw:path><draw:path draw:style-name="gr1515" draw:text-style-name="P131" svg:width="0.264cm" svg:height="0.273cm" svg:x="-0.001cm" svg:y="0cm" svg:viewBox="0 0 265 274" svg:d="M56 230c-15 26-31 32-47 33-6 0-9 0-9 8 0 2 2 3 6 3 9 0 22-1 33-1 13 0 26 1 38 1 2 0 8 0 8-7 0-4-4-4-7-4-9-1-17-5-17-14 0-5 2-9 5-15 10-15 19-32 29-48 33 0 65 0 98 0 0 8 5 60 5 64 0 12-20 13-27 13-6 0-10 0-10 8 0 3 3 2 5 3 17 0 33-1 49-1 10 0 34 1 44 1 2 0 6 0 6-8 0-3-3-3-9-3-24 0-24-3-25-14-8-80-15-160-23-240-1-8-1-9-8-9-5 0-7 2-10 7-45 74-89 149-134 223zM102 175c26-43 51-86 76-128 5 42 8 85 12 128-29 0-58 0-88 0z"><text:p/></draw:path><draw:path draw:style-name="gr1515" draw:text-style-name="P131" svg:width="0.044cm" svg:height="0.115cm" svg:x="0.31cm" svg:y="0.234cm" svg:viewBox="0 0 45 116" svg:d="M45 41c0-26-10-41-25-41-12 0-20 10-20 21 0 10 8 20 20 20 5 0 10-1 14-5 1-1 1-1 1-1 1 0 1 0 1 6 0 28-13 51-26 65-4 3-4 4-4 5 0 3 2 5 4 5 4 0 35-30 35-75z"><text:p/></draw:path><draw:path draw:style-name="gr1515" draw:text-style-name="P131" svg:width="0.275cm" svg:height="0.26cm" svg:x="0.464cm" svg:y="0.011cm" svg:viewBox="0 0 276 261" svg:d="M46 231c-4 15-4 19-35 19-7 0-11 0-11 7 0 4 3 4 11 4 46 0 91 0 138 0 61 0 106-45 106-83 0-26-22-49-59-53 40-7 80-36 80-72 0-29-25-53-71-53-43 0-87 0-130 0-8 0-11 0-11 8 0 3 3 3 10 3 1 0 9 0 15 1 7 1 10 1 10 7 0 1 0 2-1 6-18 69-34 138-52 206zM105 121c7-32 16-63 24-95 3-14 3-15 21-15 16 0 33 0 49 0 34 0 42 23 42 40 0 34-33 70-80 70-19 0-38 0-56 0zM87 250c-6 0-7 0-9-1-3 0-4 0-4-4 0-1 0-2 1-9 9-35 19-71 27-106 25 0 49 0 73 0 37 0 45 28 45 45 0 37-35 75-80 75-18 0-35 0-53 0z"><text:p/></draw:path><draw:path draw:style-name="gr1515" draw:text-style-name="P131" svg:width="0.044cm" svg:height="0.115cm" svg:x="0.794cm" svg:y="0.234cm" svg:viewBox="0 0 45 116" svg:d="M45 41c0-26-10-41-25-41-12 0-20 10-20 21 0 10 8 20 20 20 5 0 10-1 14-5 1-1 1-1 2-1 0 2 0 0 0 6 0 28-13 51-26 65-4 3-4 4-4 5 0 3 2 5 4 5 4 0 35-30 35-75z"><text:p/></draw:path><draw:path draw:style-name="gr1515" draw:text-style-name="P131" svg:width="0.274cm" svg:height="0.277cm" svg:x="0.95cm" svg:y="0.004cm" svg:viewBox="0 0 275 278" svg:d="M275 3c0-1-1-3-4-3-1 0-2 0-6 4-9 10-18 20-27 30-4-5-21-34-64-34-87 0-174 85-174 174 0 63 46 104 106 104 33 0 62-15 82-33 37-32 43-66 43-67 0-3-3-3-4-3-2 0-5 0-6 3-3 11-12 39-38 61-27 21-52 27-72 27-34 0-76-20-76-79 0-21 9-84 48-129 23-27 59-46 94-46 39 0 62 30 62 74 0 15-1 15-1 20 0 3 4 4 5 4 6 0 6-1 8-8 8-33 16-66 24-99z"><text:p/></draw:path><draw:path draw:style-name="gr1515" draw:text-style-name="P131" svg:width="0.044cm" svg:height="0.115cm" svg:x="1.247cm" svg:y="0.234cm" svg:viewBox="0 0 45 116" svg:d="M45 41c0-26-10-41-25-41-12 0-20 10-20 21 0 10 8 20 20 20 4 0 10-1 14-5 1-1 1-1 1-1 1 0 1 0 1 6 0 28-13 51-26 65-4 3-4 4-4 5 0 3 2 5 4 5 4 0 35-30 35-75z"><text:p/></draw:path><draw:path draw:style-name="gr1515" draw:text-style-name="P131" svg:width="0.294cm" svg:height="0.26cm" svg:x="1.401cm" svg:y="0.011cm" svg:viewBox="0 0 295 261" svg:d="M45 231c-3 15-4 19-35 19-7 0-10 0-10 6 0 5 3 5 10 5 43 0 86 0 129 0 80 0 156-81 156-164 0-54-33-97-91-97-43 0-87 0-130 0-7 0-11 0-11 7 0 4 3 4 11 4 5 0 12 1 16 1 7 1 9 2 9 7 0 1 0 2-2 6-18 69-34 138-52 206zM129 26c3-14 4-15 21-15 14 0 27 0 42 0 37 0 69 21 69 71 0 19-8 83-40 124-12 14-42 44-90 44-14 0-29 0-43 0-5 0-7 0-9-1-4 0-5 0-5-4 0-1 0-2 2-9 18-69 35-139 53-210z"><text:p/></draw:path></draw:g><text:span text:style-name="T15"><text:s/></text:span><text:span text:style-name="T6">קבוצות</text:span><text:span text:style-name="T15">". אני מניח שזה ברור אבל רציתי להבהיר את זה כדי למנוע בלבול. </text:span></text:p>
        </text:list-item>
        <text:list-item>
          <text:p text:style-name="P124"><text:span text:style-name="T15">לפעמים, כאשר זה ברור מאליו, אני אדלג על כמת "לכל", במיוחד בהקשר של </text:span><text:span text:style-name="T15"><draw:g text:anchor-type="as-char" svg:y="-0.173cm" draw:z-index="245" draw:style-name="gr1"><svg:title>TexMaths</svg:title><svg:desc>11§display§x§svg§600§FALSE§</svg:desc><draw:path draw:style-name="gr202" draw:text-style-name="P130" svg:width="0.161cm" svg:height="0.132cm" svg:x="0.008cm" svg:y="0.019cm" svg:viewBox="0 0 162 133" svg:d="M0 0c54 0 108 0 162 0 0 44 0 89 0 133-54 0-108 0-162 0 0-44 0-89 0-133z"><text:p/></draw:path><draw:path draw:style-name="gr203" draw:text-style-name="P131" svg:width="0.19cm" svg:height="0.172cm" svg:x="-0.001cm" svg:y="0cm" svg:viewBox="0 0 191 173" svg:d="M117 54c2-10 11-45 37-45 2 0 11 0 20 4-11 2-19 12-19 21 0 7 5 13 15 13 9 0 21-6 21-22 0-19-23-25-36-25-23 0-36 20-40 30-10-27-30-30-41-30-40 0-62 50-62 59 0 4 3 4 5 4 3 0 4 0 5-5 13-40 39-49 51-49 7 0 21 3 21 25 0 12-7 38-21 90-6 25-19 40-37 40-2 0-11 0-18-4 10-3 17-10 17-21 0-10-7-13-14-13-11 0-21 9-21 22 0 17 20 25 36 25 26 0 40-27 41-30 5 14 18 30 40 30 39 0 62-50 62-60 0-3-4-3-5-3-3 0-4 1-5 5-13 40-39 49-51 49-16 0-20-12-20-25 0-8 2-17 6-33 4-18 8-34 13-52z"><text:p/></draw:path></draw:g></text:span><text:span text:style-name="T15">. כאשר יכולה להיות לזה כל השפעה על ההבנה של ההוכחה, הכמת יצויין. </text:span></text:p>
        </text:list-item>
      </text:list>
      <text:h text:style-name="P8" text:outline-level="2">1. קביעת נכונות טענות</text:h>
      <text:list text:style-name="L2">
        <text:list-item>
          <text:p text:style-name="P43">טענה: <draw:g text:anchor-type="as-char" svg:y="-0.288cm" draw:z-index="0" draw:name="Shape1" draw:style-name="gr1513"><svg:title>TexMaths</svg:title><svg:desc>11§display§\{1, 2, 3\} \in \powerset(\N \setminus \N_{\math_\mathrm{even})§svg§600§FALSE§</svg:desc><draw:path draw:style-name="gr1514" draw:text-style-name="P130" svg:width="3.736cm" svg:height="0.384cm" svg:x="-0.001cm" svg:y="0.018cm" svg:viewBox="0 0 3737 385" svg:d="M0 0c1245 0 2492 0 3737 0 0 129 0 256 0 385-1245 0-2492 0-3737 0 0-129 0-256 0-385z"><text:p/></draw:path><draw:path draw:style-name="gr1515" draw:text-style-name="P131" svg:width="0.137cm" svg:height="0.383cm" svg:x="0.007cm" svg:y="0cm" svg:viewBox="0 0 138 384" svg:d="M81 52c0-16 11-41 53-43 2-1 4-2 4-5 0-4-4-4-8-4-39 0-74 20-74 48 0 29 0 59 0 88 0 15 0 28-15 40-13 11-29 12-38 12-1 1-3 2-3 5 0 4 2 4 7 4 25 1 44 15 48 33 1 4 1 5 1 19 0 26 0 51 0 77 0 15 0 28 19 43 14 11 41 15 55 15 4 0 8 0 8-4s-3-4-7-4c-24-2-43-14-48-34-2-3-2-4-2-17 0-27 0-54 0-82 0-17-2-24-15-35-8-9-19-12-30-15 32-9 45-27 45-49 0-31 0-61 0-92z"><text:p/></draw:path><draw:path draw:style-name="gr1515" draw:text-style-name="P131" svg:width="0.127cm" svg:height="0.255cm" svg:x="0.207cm" svg:y="0.032cm" svg:viewBox="0 0 128 256" svg:d="M79 11c0-10 0-11-9-11-24 25-58 25-70 25 0 5 0 8 0 12 8 0 31 0 51-9 0 66 0 132 0 198 0 14-1 18-37 18-4 0-7 0-12 0 0 5 0 9 0 12 13-1 48-1 63-1s49 0 63 1c0-3 0-7 0-12-5 0-8 0-12 0-36 0-37-4-37-18 0-72 0-143 0-215z"><text:p/></draw:path><draw:path draw:style-name="gr1515" draw:text-style-name="P131" svg:width="0.044cm" svg:height="0.113cm" svg:x="0.4cm" svg:y="0.248cm" svg:viewBox="0 0 45 114" svg:d="M45 40c0-26-10-40-25-40-12 0-20 9-20 20s8 21 20 21c4 0 10-2 13-6 2-1 1-1 2-1s1 0 1 6c0 28-13 51-26 65-4 4-4 4-4 5 0 3 2 4 4 4 4 0 35-29 35-74z"><text:p/></draw:path><draw:path draw:style-name="gr1515" draw:text-style-name="P131" svg:width="0.153cm" svg:height="0.255cm" svg:x="0.557cm" svg:y="0.032cm" svg:viewBox="0 0 154 256" svg:d="M30 227c13-14 27-26 40-39 61-54 84-75 84-113 0-44-34-75-81-75-44 0-73 36-73 70 0 21 20 21 21 21 7 0 20-4 20-19 0-10-7-20-21-20-2 0-3 0-5 0 9-26 30-40 52-40 35 0 52 32 52 63s-19 61-41 86c-24 27-49 54-74 81-4 5-4 5-4 14 47 0 96 0 143 0 3-22 8-44 11-66-3 0-7 0-10 0-1 11-4 28-8 33-3 4-28 4-37 4-23 0-46 0-69 0z"><text:p/></draw:path><draw:path draw:style-name="gr1515" draw:text-style-name="P131" svg:width="0.044cm" svg:height="0.113cm" svg:x="0.764cm" svg:y="0.248cm" svg:viewBox="0 0 45 114" svg:d="M45 40c0-26-9-40-24-40-13 0-21 9-21 20s8 21 21 21c4 0 10-2 13-6 1-1 1-1 2-1 0 2 1 0 1 6 0 28-14 51-26 65-4 4-4 4-4 5 0 3 2 4 4 4 3 0 34-29 34-74z"><text:p/></draw:path><draw:path draw:style-name="gr1515" draw:text-style-name="P131" svg:width="0.16cm" svg:height="0.263cm" svg:x="0.919cm" svg:y="0.032cm" svg:viewBox="0 0 161 264" svg:d="M96 121c32-10 54-37 54-67 0-32-34-54-71-54-39 0-68 23-68 53 0 13 8 20 19 20 12 0 20-8 20-20 0-19-18-19-24-19 11-19 38-24 51-24 17 0 37 9 37 43 0 5-1 27-11 44-11 19-24 20-34 21-3 0-12 1-15 1s-6 0-6 4c0 5 3 5 9 5s12 0 18 0c32 0 46 25 46 63 0 51-27 63-44 63-16 0-45-6-59-30 14 3 25-6 25-19 0-15-10-22-21-22-10 0-22 5-22 22 0 34 36 59 78 59 47 0 83-34 83-73 0-31-25-61-65-70z"><text:p/></draw:path><draw:path draw:style-name="gr1515" draw:text-style-name="P131" svg:width="0.137cm" svg:height="0.383cm" svg:x="1.124cm" svg:y="0cm" svg:viewBox="0 0 138 384" svg:d="M56 333c0 16-10 40-53 43-1 0-3 1-3 4 0 4 4 4 8 4 37 0 73-19 73-48s0-58 0-87c0-16 0-28 16-40 14-11 28-12 37-12 2 0 4-2 4-4 0-4-3-4-7-5-25-1-44-15-48-34-2-4-2-4-2-19 0-25 0-50 0-76 0-16 0-28-17-44-17-11-43-15-56-15-4 0-8 0-8 4s2 4 7 5c24 1 43 13 48 33 1 3 1 4 1 19 0 26 0 52 0 80 0 17 3 23 16 36 7 8 18 12 29 16-31 8-45 25-45 48 0 31 0 62 0 92z"><text:p/></draw:path><draw:path draw:style-name="gr1515" draw:text-style-name="P131" svg:width="0.193cm" svg:height="0.221cm" svg:x="1.428cm" svg:y="0.078cm" svg:viewBox="0 0 194 222" svg:d="M180 119c7 0 14 0 14-8s-7-8-14-8c-55 0-108 0-163 0 4-51 48-88 103-88 20 0 41 0 60 0 7 0 14 0 14-7 0-8-7-8-14-8-20 0-40 0-61 0-66 0-119 50-119 111 0 62 53 111 119 111 21 0 41 0 61 0 7 0 14 0 14-7s-7-7-14-7c-19 0-40 0-60 0-55 0-99-37-103-89 55 0 108 0 163 0z"><text:p/></draw:path><draw:path draw:style-name="gr1515" draw:text-style-name="P131" svg:width="0.275cm" svg:height="0.281cm" svg:x="1.769cm" svg:y="0.025cm" svg:viewBox="0 0 276 282" svg:d="M127 0c-54 0-96 26-112 45-14 16-15 27-15 28 0 2 2 2 4 2 7 0 16-5 18-7 9-5 10-7 12-15 6-16 17-29 65-31-7 87-30 171-63 250-2 6-2 6-2 8 0 1 1 2 5 2 5 0 24-8 28-19 20-46 52-134 63-241 6 0 14 0 21 0 47 0 92 18 92 56 0 29-28 84-103 86-8 0-12 0-23 7-7 4-10 8-10 11s2 3 7 3c71 0 162-60 162-123 0-44-53-62-98-62-17 0-34 0-51 0z"><text:p/></draw:path><draw:path draw:style-name="gr1515" draw:text-style-name="P131" svg:width="0.089cm" svg:height="0.383cm" svg:x="2.099cm" svg:y="0cm" svg:viewBox="0 0 90 384" svg:d="M90 381c0-1 0-2-6-9-49-48-62-121-62-179 0-68 15-135 63-183 5-4 5-4 5-6 0-3-2-4-4-4-3 0-39 26-62 75-20 43-24 86-24 118 0 28 4 76 25 118 23 49 58 73 61 73 2 0 4-1 4-3z"><text:p/></draw:path><draw:path draw:style-name="gr1515" draw:text-style-name="P131" svg:width="0.261cm" svg:height="0.269cm" svg:x="2.222cm" svg:y="0.025cm" svg:viewBox="0 0 262 270" svg:d="M33 34c0 63 0 126 0 187 0 21-3 28-22 28-4 0-11 1-11 6 0 8 6 8 13 8 20 0 40 0 60 0 6 0 13 0 13-8 0-5-7-6-12-6-21 0-24-8-24-28 0-58 0-118 0-176 56 73 111 146 167 219 3 5 5 6 7 6 7 0 7-6 7-12 0-72 0-145 0-217 0-22 3-28 22-28 2 0 9 0 9-6 0-7-7-7-13-7-19 0-38 0-56 0-8 0-14 0-14 7 0 6 7 6 11 6 22 0 25 8 25 29 0 39 0 80 0 121-39-53-79-105-117-157-3-6-4-6-13-6-22 0-45 0-67 0-8 0-14 0-14 7 0 5 6 6 8 6 11 1 18 8 22 12-1 4-1 4-1 9zM218 243c-56-74-112-147-168-221-4-4-4-4-8-9 15 0 30 0 45 0 44 59 87 117 131 175 0 19 0 36 0 55z"><text:p/></draw:path><draw:path draw:style-name="gr1515" draw:text-style-name="P131" svg:width="0.15cm" svg:height="0.383cm" svg:x="2.598cm" svg:y="0cm" svg:viewBox="0 0 151 384" svg:d="M134 375c1 6 4 9 9 9 4 0 8-3 8-8-1-2 0-1-2-5-44-121-88-241-132-362-3-7-4-9-9-9s-8 3-8 8c0 1 0 1 2 6 44 120 88 241 132 361z"><text:p/></draw:path><draw:path draw:style-name="gr1515" draw:text-style-name="P131" svg:width="0.261cm" svg:height="0.269cm" svg:x="2.865cm" svg:y="0.025cm" svg:viewBox="0 0 262 270" svg:d="M34 34c0 63 0 126 0 187 0 21-3 28-23 28-4 0-11 1-11 6 0 8 7 8 13 8 20 0 41 0 61 0 6 0 12 0 12-8 0-5-6-6-11-6-22 0-24-8-24-28 0-58 0-118 0-176 55 73 111 146 166 219 4 5 5 6 9 6 6 0 6-6 6-12 0-72 0-145 0-217 0-22 3-28 21-28 2 0 9 0 9-6 0-7-6-7-12-7-19 0-39 0-57 0-7 0-14 0-14 7 0 6 8 6 12 6 21 0 25 8 25 29 0 39 0 80 0 121-39-53-78-105-117-157-4-6-5-6-14-6-22 0-45 0-67 0-7 0-12 0-12 7 0 5 5 6 7 6 10 1 18 8 22 12-1 4-1 4-1 9zM218 243c-56-74-111-147-167-221-5-4-5-4-9-9 15 0 31 0 46 0 43 59 87 117 130 175 0 19 0 36 0 55z"><text:p/></draw:path><draw:path draw:style-name="gr1515" draw:text-style-name="P131" svg:width="0.091cm" svg:height="0.087cm" svg:x="3.148cm" svg:y="0.309cm" svg:viewBox="0 0 92 88" svg:d="M87 43c4 0 5 0 5-6 0-12-6-37-42-37-30 0-50 21-50 43 0 25 23 45 53 45 31 0 39-22 39-25 0-4-2-4-3-4-3 0-3 2-4 4-6 13-20 18-31 18-15 0-24-8-28-12-7-10-7-22-7-26 23 0 45 0 68 0zM20 36c2-25 21-30 30-30 26 0 28 25 28 30-20 0-38 0-58 0z"><text:p/></draw:path><draw:path draw:style-name="gr1515" draw:text-style-name="P131" svg:width="0.116cm" svg:height="0.085cm" svg:x="3.263cm" svg:y="0.309cm" svg:viewBox="0 0 117 86" svg:d="M97 21c3-7 8-12 20-12 0-3 0-6 0-9-5 1-10 1-17 1-6 0-13 0-20-1 0 3 0 6 0 9 6 0 9 2 9 8 0 1-1 2-1 3-8 15-16 32-24 47-9-16-19-34-28-50 0-2 0-3 0-4 0-4 7-4 10-4 0-3 0-6 0-9-9 1-23 1-24 1-8 0-13 0-22-1 0 3 0 6 0 9 12 0 14 0 18 5 11 22 23 45 34 67 1 3 2 5 6 5 5 0 6-2 7-5 11-19 21-40 32-60z"><text:p/></draw:path><draw:path draw:style-name="gr1515" draw:text-style-name="P131" svg:width="0.091cm" svg:height="0.087cm" svg:x="3.398cm" svg:y="0.309cm" svg:viewBox="0 0 92 88" svg:d="M87 43c4 0 5 0 5-6 0-12-6-37-42-37-30 0-50 21-50 43 0 25 23 45 53 45 31 0 39-22 39-25 0-4-2-2-3-4-3 0-3 2-4 4-6 13-20 18-31 18-15 0-24-8-28-12-7-10-7-22-7-26 23 0 45 0 68 0zM20 36c2-25 21-30 30-30 26 0 28 25 28 30-20 0-38 0-58 0z"><text:p/></draw:path><draw:path draw:style-name="gr1515" draw:text-style-name="P131" svg:width="0.116cm" svg:height="0.084cm" svg:x="3.519cm" svg:y="0.309cm" svg:viewBox="0 0 117 85" svg:d="M100 26c0-20-14-26-33-26-20 0-31 11-35 19 0-7 0-12 0-19-11 0-21 1-32 1 0 3 0 6 0 9 14 0 17 1 17 11 0 15 0 32 0 47 0 7 0 8-14 8-1 0-2 0-3 0 0 2 0 5 0 9 8-1 17-1 24-1 9 0 17 0 26 1 0-4 0-7 0-9-2 0-3 0-4 0-13 0-13-1-13-8 0-11 0-22 0-33 0-22 20-29 32-29 14 0 18 8 18 20 0 15 0 28 0 42 0 7 0 8-13 8-1 0-2 0-3 0 0 2 0 5 0 9 8-1 17-1 24-1 9 0 17 0 26 1 0-4 0-7 0-9-1 0-4 0-5 0-12 0-12-1-12-8 0-14 0-27 0-42z"><text:p/></draw:path><draw:path draw:style-name="gr1515" draw:text-style-name="P131" svg:width="0.069cm" svg:height="0.268cm" svg:x="3.686cm" svg:y="0.157cm" svg:viewBox="0 0 70 269" svg:d="M6 0c-3 0-6 0-6 3 0 1 1 3 3 5 23 21 49 57 49 126 0 57-18 98-46 125-5 5-6 5-6 6s1 4 3 4c4 0 30-18 48-52 12-21 19-51 19-82 0-38-11-98-64-135z"><text:p/></draw:path></draw:g><text:s/><text:span text:style-name="T1">לא נכון. נימוק: </text:span><text:span text:style-name="T3">נניח בשלילה </text:span><text:span text:style-name="T4">שזה נכון</text:span><text:span text:style-name="T3">.</text:span><text:span text:style-name="T1"> </text:span><text:span text:style-name="T1"><draw:g text:anchor-type="as-char" svg:y="-0.288cm" draw:z-index="1" draw:name="Shape2" draw:style-name="gr1513"><svg:title>TexMaths</svg:title><svg:desc>11§display§\N \setminus \N_{\mathrm{even}} = \N_{\mathrm{odd}}§svg§600§FALSE§</svg:desc><draw:path draw:style-name="gr1514" draw:text-style-name="P130" svg:width="2.785cm" svg:height="0.345cm" svg:x="0.009cm" svg:y="0.018cm" svg:viewBox="0 0 2786 346" svg:d="M1394 346c-466 0-930 0-1394 0 0-116 0-230 0-346 928 0 1858 0 2786 0 0 116 0 230 0 346-464 0-928 0-1392 0z"><text:p/></draw:path><draw:path draw:style-name="gr1515" draw:text-style-name="P131" svg:width="0.261cm" svg:height="0.27cm" svg:x="-0.001cm" svg:y="0.025cm" svg:viewBox="0 0 262 271" svg:d="M34 35c0 63 0 126 0 187 0 20-3 28-23 28-4 0-11 0-11 7 0 6 7 6 13 6 20 0 40 0 60 0 7 0 13 0 13-6 0-7-7-7-12-7-21 0-25-9-25-29 0-58 0-118 0-176 57 74 112 148 168 220 3 5 5 6 7 6 7 0 7-7 7-13 0-72 0-145 0-217 0-21 4-27 22-28 2 0 9 0 9-6 0-7-6-7-13-7-19 0-38 0-57 0-6 0-13 0-13 7 0 6 7 6 11 6 22 1 26 9 26 29 0 39 0 80 0 121-39-53-79-105-117-157-4-6-6-6-14-6-22 0-45 0-67 0-8 0-14 0-14 7 0 6 6 6 9 6 10 1 18 8 21 12 0 4 0 5 0 10zM218 243c-56-72-112-146-169-220-3-5-3-5-7-10 15 0 31 0 46 0 43 59 87 117 130 176 0 18 0 37 0 54z"><text:p/></draw:path><draw:path draw:style-name="gr1515" draw:text-style-name="P131" svg:width="0.15cm" svg:height="0.384cm" svg:x="0.375cm" svg:y="0cm" svg:viewBox="0 0 151 385" svg:d="M134 375c2 6 3 10 9 10 4 0 8-3 8-7 0-1 0-3-3-7-44-120-88-241-132-361-2-7-3-10-8-10s-8 3-8 8c0 1 0 2 2 6 44 120 88 241 132 361z"><text:p/></draw:path><draw:path draw:style-name="gr1515" draw:text-style-name="P131" svg:width="0.26cm" svg:height="0.27cm" svg:x="0.644cm" svg:y="0.025cm" svg:viewBox="0 0 261 271" svg:d="M33 35c0 63 0 126 0 187 0 20-3 28-23 28-5 0-10 0-10 7 0 6 5 6 12 6 20 0 41 0 61 0 6 0 12 0 12-6 0-7-6-7-11-7-21 0-25-9-25-29 0-58 0-118 0-176 57 74 112 148 168 220 3 5 5 6 7 6 7 0 7-7 7-13 0-72 0-145 0-217 0-21 3-27 21-28 2 0 9 0 9-6 0-7-6-7-12-7-19 0-39 0-58 0-6 0-12 0-12 7 0 6 7 6 11 6 21 1 24 9 24 29 0 39 0 80 0 121-38-53-78-105-116-157-3-6-5-6-14-6-22 0-46 0-68 0-6 0-12 0-12 7 0 6 6 6 8 6 11 1 18 8 22 12-1 4-1 5-1 10zM218 243c-56-72-112-146-169-220-4-5-4-5-8-10 15 0 30 0 46 0 44 59 87 117 131 176 0 18 0 37 0 54z"><text:p/></draw:path><draw:path draw:style-name="gr1515" draw:text-style-name="P131" svg:width="0.116cm" svg:height="0.122cm" svg:x="0.923cm" svg:y="0.225cm" svg:viewBox="0 0 117 123" svg:d="M109 59c5 0 8 0 8-6 0-23-15-53-54-53-36 0-63 29-63 62 0 34 30 61 66 61s51-28 51-35c0-1-2-3-6-3-3 0-3 1-4 4-9 22-29 26-39 26-13 0-25-6-33-16-10-13-11-30-11-40 29 0 56 0 85 0zM25 52c2-38 27-44 38-44 33 0 34 37 34 44-24 0-48 0-72 0z"><text:p/></draw:path><draw:path draw:style-name="gr1515" draw:text-style-name="P131" svg:width="0.144cm" svg:height="0.118cm" svg:x="1.058cm" svg:y="0.228cm" svg:viewBox="0 0 145 119" svg:d="M120 26c8-16 21-16 25-16 0-3 0-7 0-10-6 0-14 1-21 1-6 0-16 0-24-1 0 3 0 7 0 10 11 0 11 9 11 10s0 4-2 8c-10 22-20 44-30 67-11-26-23-50-34-74 0-2-1-3-1-6 0-5 9-5 13-5 0-3 0-7 0-10-10 0-20 1-31 1-7 0-18 0-26-1 0 3 0 7 0 10 15 0 18 0 22 10 14 31 29 61 43 93 1 4 3 6 8 6s6-2 7-6c13-29 27-58 40-87z"><text:p/></draw:path><draw:path draw:style-name="gr1515" draw:text-style-name="P131" svg:width="0.114cm" svg:height="0.122cm" svg:x="1.215cm" svg:y="0.225cm" svg:viewBox="0 0 115 123" svg:d="M109 59c5 0 6 0 6-6 0-23-13-53-52-53-36 0-63 29-63 62 0 34 30 61 66 61s49-28 49-35c0-1 0-3-4-3-3 0-3 1-4 4-9 22-29 26-39 26-13 0-25-6-33-16-10-13-11-30-11-40 29 0 56 0 85 0zM25 52c2-38 27-44 38-44 33 0 34 37 34 44-24 0-48 0-72 0z"><text:p/></draw:path><draw:path draw:style-name="gr1515" draw:text-style-name="P131" svg:width="0.143cm" svg:height="0.118cm" svg:x="1.356cm" svg:y="0.228cm" svg:viewBox="0 0 144 119" svg:d="M124 36c0-23-12-36-40-36-22 0-37 12-44 25 0-8 0-16 0-25-14 1-27 1-40 2 0 4 0 7 0 10 18 0 20 2 20 16 0 23 0 46 0 69 0 12-2 12-20 12 0 3 0 7 0 10 10-1 19-1 31-1 10 0 28 0 31 1 0-3 0-7 0-10-18 0-21 0-21-12 0-17 0-32 0-49 0-28 23-41 40-41 19 0 22 15 22 28 0 21 0 41 0 62 0 12-3 12-21 12 0 3 0 7 0 10 2 0 20-1 31-1 10 0 29 0 31 1 0-3 0-7 0-10-18 0-20 0-20-12 0-21 0-41 0-61z"><text:p/></draw:path><draw:path draw:style-name="gr1515" draw:text-style-name="P131" svg:width="0.256cm" svg:height="0.09cm" svg:x="1.659cm" svg:y="0.145cm" svg:viewBox="0 0 257 91" svg:d="M244 17c6 0 13-2 13-9 0-8-7-8-13-8-77 0-154 0-231 0-5 0-13 0-13 8 0 7 8 9 13 9 77 0 154 0 231 0zM244 91c6 0 13 0 13-7 0-9-7-9-13-9-77 0-154 0-231 0-5 0-13 0-13 9 0 7 8 7 13 7 77 0 154 0 231 0z"><text:p/></draw:path><draw:path draw:style-name="gr1515" draw:text-style-name="P131" svg:width="0.261cm" svg:height="0.27cm" svg:x="2.055cm" svg:y="0.025cm" svg:viewBox="0 0 262 271" svg:d="M34 35c0 63 0 126 0 187 0 20-3 28-23 28-4 0-11 0-11 7 0 6 7 6 13 6 20 0 41 0 61 0 6 0 12 0 12-6 0-7-6-7-11-7-22 0-24-9-24-29 0-58 0-118 0-176 55 74 111 148 166 220 3 5 5 6 8 6 7 0 7-7 7-13 0-72 0-145 0-217 0-21 3-27 21-28 2 0 9 0 9-6 0-7-6-7-13-7-19 0-38 0-57 0-6 0-13 0-13 7 0 6 8 6 11 6 22 1 26 9 26 29 0 39 0 80 0 121-39-53-79-105-117-157-4-6-6-6-14-6-22 0-45 0-67 0-7 0-14 0-14 7 0 6 7 6 9 6 10 1 18 8 21 12 0 4 0 5 0 10zM218 243c-56-72-111-146-167-220-5-5-5-5-9-10 15 0 31 0 46 0 43 59 87 117 130 176 0 18 0 37 0 54z"><text:p/></draw:path><draw:path draw:style-name="gr1515" draw:text-style-name="P131" svg:width="0.131cm" svg:height="0.122cm" svg:x="2.335cm" svg:y="0.225cm" svg:viewBox="0 0 132 123" svg:d="M132 63c0-33-29-63-66-63s-66 30-66 63c0 34 30 60 66 60s66-26 66-60zM66 115c-10 0-24-4-34-17-7-11-8-24-8-37 0-11 0-28 10-39 7-8 18-14 32-14 15 0 27 7 33 16 8 10 9 23 9 37 0 13-1 27-9 38-8 10-20 16-33 16z"><text:p/></draw:path><draw:path draw:style-name="gr1515" draw:text-style-name="P131" svg:width="0.144cm" svg:height="0.189cm" svg:x="2.499cm" svg:y="0.159cm" svg:viewBox="0 0 145 190" svg:d="M84 3c0 4 0 7 0 10 18 0 20 2 20 16 0 18 0 36 0 55-9-9-23-15-38-15-35 0-66 27-66 61s29 60 63 60c23 0 36-12 40-16 0 5 0 11 0 16 15-1 28-2 42-2 0-3 0-6 0-10-19 0-21-2-21-15 0-55 0-109 0-163-13 1-27 2-40 3zM103 160c-7 13-21 23-38 23-16 0-27-9-32-17-6-7-9-18-9-36 0-6 0-27 12-39 10-12 23-15 32-15 12 0 24 7 32 16 3 5 3 5 3 9 0 19 0 39 0 59z"><text:p/></draw:path><draw:path draw:style-name="gr1515" draw:text-style-name="P131" svg:width="0.144cm" svg:height="0.189cm" svg:x="2.67cm" svg:y="0.159cm" svg:viewBox="0 0 145 190" svg:d="M84 3c0 4 0 7 0 10 18 0 20 2 20 16 0 18 0 36 0 55-9-9-23-15-38-15-35 0-66 27-66 61s29 60 64 60c22 0 35-12 39-16 0 5 0 11 0 16 15-1 28-2 42-2 0-3 0-6 0-10-19 0-21-2-21-15 0-55 0-109 0-163-13 1-27 2-40 3zM103 160c-6 13-21 23-38 23-16 0-27-9-32-17-4-7-8-18-8-36 0-6 0-27 11-39s24-15 32-15c12 0 24 7 32 16 3 5 3 5 3 9 0 19 0 39 0 59z"><text:p/></draw:path></draw:g></text:span><text:span text:style-name="T1">, לכן, לפי הגדרת קבוצת חזקה + הצבה,</text:span><text:span text:style-name="T1"><draw:g text:anchor-type="as-char" svg:y="-0.288cm" draw:z-index="2" draw:name="Shape3" draw:style-name="gr1513"><svg:title>TexMaths</svg:title><svg:desc>11§display§\{1, 2, 3\} \subseteq \N_{\mathrm{odd}}§svg§600§FALSE§</svg:desc><draw:path draw:style-name="gr1514" draw:text-style-name="P130" svg:width="2.554cm" svg:height="0.345cm" svg:x="-0.001cm" svg:y="0.018cm" svg:viewBox="0 0 2555 346" svg:d="M1279 346c-427 0-853 0-1279 0 0-116 0-230 0-346 852 0 1703 0 2555 0 0 116 0 230 0 346-426 0-852 0-1276 0z"><text:p/></draw:path><draw:path draw:style-name="gr1515" draw:text-style-name="P131" svg:width="0.135cm" svg:height="0.384cm" svg:x="0.008cm" svg:y="0cm" svg:viewBox="0 0 136 385" svg:d="M81 52c0-16 10-41 52-43 2 0 3-2 3-5 0-4-3-4-6-4-40 0-75 20-75 48 0 29 0 59 0 89 0 15 0 27-15 39-14 12-29 12-37 13-2 0-3 1-3 4 0 4 2 4 6 4 25 2 44 14 48 34 1 4 1 5 1 19 0 25 0 51 0 76 0 16 0 29 19 43 15 12 40 16 56 16 3 0 6 0 6-4s-2-4-5-4c-25-2-44-15-48-33-2-5-2-5-2-19 0-27 0-54 0-82 0-17-3-24-15-35-9-8-20-12-31-15 32-9 46-27 46-49 0-31 0-61 0-92z"><text:p/></draw:path><draw:path draw:style-name="gr1515" draw:text-style-name="P131" svg:width="0.127cm" svg:height="0.254cm" svg:x="0.207cm" svg:y="0.033cm" svg:viewBox="0 0 128 255" svg:d="M79 10c0-10 0-10-9-10-24 24-58 24-70 24 0 5 0 8 0 12 8 0 31 0 51-10 0 66 0 133 0 199 0 14-1 18-36 18-4 0-8 0-13 0 0 5 0 9 0 12 15-1 48-1 63-1s49 0 63 1c0-3 0-7 0-12-5 0-8 0-12 0-36 0-37-4-37-18 0-72 0-144 0-215z"><text:p/></draw:path><draw:path draw:style-name="gr1515" draw:text-style-name="P131" svg:width="0.044cm" svg:height="0.115cm" svg:x="0.4cm" svg:y="0.247cm" svg:viewBox="0 0 45 116" svg:d="M45 41c0-26-10-41-25-41-12 0-20 10-20 21 0 10 8 20 20 20 5 0 10-1 14-5 1-1 1-1 1-1 1 0 1 0 1 6 0 28-13 51-26 64-4 4-4 5-4 6 0 2 2 5 4 5 4 0 35-30 35-75z"><text:p/></draw:path><draw:path draw:style-name="gr1515" draw:text-style-name="P131" svg:width="0.153cm" svg:height="0.254cm" svg:x="0.557cm" svg:y="0.033cm" svg:viewBox="0 0 154 255" svg:d="M30 226c14-14 27-26 42-39 59-53 82-74 82-112 0-44-34-75-81-75-44 0-73 35-73 69 0 22 20 22 21 22 7 0 20-4 20-21 0-9-7-19-20-19-3 0-4 0-6 0 9-26 30-39 52-39 35 0 53 31 53 63 0 31-20 60-41 85-25 27-49 54-75 81-4 5-4 6-4 14 48 0 96 0 144 0 3-22 7-44 10-66-3 0-5 0-9 0-2 12-5 28-9 33-2 4-28 4-36 4-23 0-47 0-70 0z"><text:p/></draw:path><draw:path draw:style-name="gr1515" draw:text-style-name="P131" svg:width="0.044cm" svg:height="0.115cm" svg:x="0.765cm" svg:y="0.247cm" svg:viewBox="0 0 45 116" svg:d="M45 41c0-26-10-41-25-41-12 0-20 10-20 21 0 10 8 20 20 20 4 0 10-1 14-5 1-1 1-1 1-1 1 0 1 0 1 6 0 28-13 51-26 64-4 4-4 5-4 6 0 2 2 5 4 5 4 0 35-30 35-75z"><text:p/></draw:path><draw:path draw:style-name="gr1515" draw:text-style-name="P131" svg:width="0.16cm" svg:height="0.263cm" svg:x="0.919cm" svg:y="0.033cm" svg:viewBox="0 0 161 264" svg:d="M96 121c32-11 55-37 55-68 0-32-34-53-72-53-39 0-68 23-68 52 0 13 9 21 20 21 12 0 20-9 20-20 0-20-19-20-25-20 13-19 38-24 52-24 16 0 36 9 36 44 0 4 0 26-11 44s-24 20-34 20c-3 0-12 1-15 1-2 0-6 1-6 4 0 5 4 5 10 5s11 0 17 0c32 0 46 26 46 63 0 52-26 63-44 63-16 0-45-6-59-29 14 2 26-7 26-20 0-15-11-22-22-22-9 0-22 5-22 23 0 34 36 59 78 59 47 0 83-35 83-74 0-31-25-61-65-69z"><text:p/></draw:path><draw:path draw:style-name="gr1515" draw:text-style-name="P131" svg:width="0.135cm" svg:height="0.384cm" svg:x="1.125cm" svg:y="0cm" svg:viewBox="0 0 136 385" svg:d="M55 334c0 15-10 40-52 43-2 0-3 2-3 4 0 4 3 4 8 4 37 0 72-18 73-48 0-29 0-58 0-88 0-16 0-28 16-40 13-11 27-11 36-12 2 0 3-1 3-4 0-4-2-4-5-4-26-2-44-15-48-35-2-3-2-4-2-19 0-25 0-50 0-76 0-16 0-28-18-42-16-13-43-17-55-17-5 0-8 0-8 4 0 5 2 5 6 5 24 1 42 14 48 33 1 4 1 4 1 19 0 26 0 54 0 81 0 18 3 24 15 36 9 8 20 12 31 15-32 10-46 26-46 48 0 31 0 62 0 93z"><text:p/></draw:path><draw:path draw:style-name="gr1515" draw:text-style-name="P131" svg:width="0.234cm" svg:height="0.296cm" svg:x="1.428cm" svg:y="0.041cm" svg:viewBox="0 0 235 297" svg:d="M222 15c7 0 13 0 13-7 0-8-6-8-13-8-34 0-69 0-103 0-67 0-119 51-119 111 0 63 53 111 119 111 34 0 69 0 103 0 7 0 13 0 13-7s-6-7-13-7c-34 0-69 0-103 0-61 0-104-45-104-96 0-53 44-97 104-97 34 0 69 0 103 0zM21 282c-7 0-13 0-13 8 0 7 6 7 13 7 67 0 134 0 201 0 7 0 13 0 13-7 0-8-6-8-13-8-67 0-134 0-201 0z"><text:p/></draw:path><draw:path draw:style-name="gr1515" draw:text-style-name="P131" svg:width="0.261cm" svg:height="0.27cm" svg:x="1.814cm" svg:y="0.025cm" svg:viewBox="0 0 262 271" svg:d="M34 35c0 63 0 126 0 187 0 20-3 28-23 28-4 0-11 0-11 7 0 6 7 6 13 6 20 0 41 0 61 0 6 0 12 0 12-6 0-7-6-7-11-7-22 0-25-9-25-29 0-58 0-118 0-176 56 74 111 148 167 220 3 5 5 6 9 6 6 0 6-7 6-13 0-72 0-145 0-217 0-21 3-27 21-28 2 0 9 0 9-6 0-7-6-7-13-7-19 0-38 0-56 0-7 0-14 0-14 7 0 6 7 6 11 6 22 1 26 9 26 29 0 39 0 80 0 121-39-53-78-105-117-157-4-6-5-6-14-6-22 0-45 0-67 0-7 0-14 0-14 7 0 6 7 6 9 6 10 1 18 8 21 12 0 4 0 5 0 10zM218 243c-56-72-112-146-168-220-4-5-4-5-8-10 15 0 31 0 46 0 43 59 87 117 130 176 0 18 0 37 0 54z"><text:p/></draw:path><draw:path draw:style-name="gr1515" draw:text-style-name="P131" svg:width="0.131cm" svg:height="0.122cm" svg:x="2.094cm" svg:y="0.225cm" svg:viewBox="0 0 132 123" svg:d="M132 63c0-33-29-63-66-63s-66 30-66 63c0 34 30 60 66 60s66-26 66-60zM66 115c-10 0-24-4-34-17-7-11-8-24-8-37 0-11 0-28 10-39 7-8 18-14 32-14 15 0 28 7 33 16 8 10 9 23 9 37 0 13-1 27-9 38-8 10-20 16-33 16z"><text:p/></draw:path><draw:path draw:style-name="gr1515" draw:text-style-name="P131" svg:width="0.144cm" svg:height="0.189cm" svg:x="2.258cm" svg:y="0.159cm" svg:viewBox="0 0 145 190" svg:d="M84 3c0 4 0 7 0 10 18 0 21 2 21 16 0 18 0 36 0 55-10-9-24-15-39-15-35 0-66 27-66 61s29 60 63 60c22 0 36-12 40-16 0 5 0 11 0 16 15-1 28-2 42-2 0-3 0-6 0-10-18 0-21-2-21-15 0-55 0-109 0-163-13 1-27 2-40 3zM103 160c-7 13-20 23-38 23-15 0-26-9-32-17-5-7-9-18-9-36 0-6 0-27 11-39s24-15 33-15c12 0 24 7 32 16 3 5 3 5 3 9 0 19 0 39 0 59z"><text:p/></draw:path><draw:path draw:style-name="gr1515" draw:text-style-name="P131" svg:width="0.144cm" svg:height="0.189cm" svg:x="2.429cm" svg:y="0.159cm" svg:viewBox="0 0 145 190" svg:d="M84 3c0 4 0 7 0 10 18 0 21 2 21 16 0 18 0 36 0 55-10-9-24-15-39-15-35 0-66 27-66 61s29 60 64 60c22 0 35-12 39-16 0 5 0 11 0 16 15-1 28-2 42-2 0-3 0-6 0-10-18 0-21-2-21-15 0-55 0-109 0-163-13 1-27 2-40 3zM103 160c-6 13-20 23-38 23-15 0-26-9-32-17-4-7-8-18-8-36 0-6 0-27 11-39 10-12 25-15 32-15 12 0 24 7 32 16 3 5 3 5 3 9 0 19 0 39 0 59z"><text:p/></draw:path></draw:g></text:span><text:span text:style-name="T1">, </text:span><text:span text:style-name="T2">שגורר </text:span><text:span text:style-name="T2"><draw:g text:anchor-type="as-char" svg:y="-0.265cm" draw:z-index="3" draw:name="Shape4" draw:style-name="gr1513"><svg:title>TexMaths</svg:title><svg:desc>11§display§2 \in \N_{\mathrm{odd}}§svg§600§FALSE§</svg:desc><draw:path draw:style-name="gr1514" draw:text-style-name="P130" svg:width="1.393cm" svg:height="0.283cm" svg:x="-0.001cm" svg:y="0.018cm" svg:viewBox="0 0 1394 284" svg:d="M698 284c-234 0-466 0-698 0 0-94 0-189 0-284 464 0 930 0 1394 0 0 95 0 190 0 284-232 0-464 0-696 0z"><text:p/></draw:path><draw:path draw:style-name="gr1515" draw:text-style-name="P131" svg:width="0.153cm" svg:height="0.255cm" svg:x="-0.001cm" svg:y="0.007cm" svg:viewBox="0 0 154 256" svg:d="M30 226c13-13 27-26 40-40 61-52 84-72 84-111 0-44-35-75-82-75-43 0-72 35-72 69 0 23 19 23 20 23 6 0 21-5 21-21 0-10-8-20-21-20-3 0-3 0-6 0 10-25 30-39 53-39 35 0 52 31 52 63 0 31-20 61-41 85-24 26-49 54-74 81-4 5-4 5-4 15 47 0 96 0 143 0 3-22 8-44 11-67-3 0-7 0-10 0-2 11-4 28-9 34-2 3-27 3-36 3-23 0-46 0-69 0z"><text:p/></draw:path><draw:path draw:style-name="gr1515" draw:text-style-name="P131" svg:width="0.193cm" svg:height="0.222cm" svg:x="0.312cm" svg:y="0.055cm" svg:viewBox="0 0 194 223" svg:d="M180 119c7 0 14 0 14-8 0-7-7-7-14-7-55 0-108 0-163 0 4-51 48-89 103-89 20 0 41 0 60 0 7 0 14 0 14-7 0-8-7-8-14-8-20 0-40 0-61 0-66 0-119 50-119 111 0 62 53 112 119 112 21 0 41 0 61 0 7 0 14 0 14-8s-7-8-14-8c-19 0-40 0-60 0-55 0-99-36-103-88 55 0 108 0 163 0z"><text:p/></draw:path><draw:path draw:style-name="gr1515" draw:text-style-name="P131" svg:width="0.26cm" svg:height="0.27cm" svg:x="0.655cm" svg:y="0cm" svg:viewBox="0 0 261 271" svg:d="M33 35c0 62 0 125 0 187 0 21-3 27-23 28-3 0-10 0-10 7 0 6 6 6 13 6 20 0 40 0 60 0 6 0 13 0 13-6 0-7-7-7-12-7-21-1-24-9-24-28 0-59 0-118 0-177 56 73 111 147 167 220 3 4 5 6 7 6 7 0 7-6 7-13 0-73 0-144 0-217 0-21 3-27 21-28 2 0 9 0 9-6 0-7-6-7-12-7-19 0-39 0-58 0-6 0-12 0-12 7 0 6 7 6 11 6 21 1 25 9 25 29 0 40 0 80 0 121-39-53-79-105-117-157-3-6-4-6-13-6-23 0-45 0-68 0-7 0-13 0-13 7 0 6 6 6 8 6 11 1 18 8 22 12-1 4-1 5-1 10zM218 244c-56-73-112-147-168-221-5-4-5-5-8-10 15 0 30 0 45 0 44 59 87 117 131 176 0 18 0 37 0 55z"><text:p/></draw:path><draw:path draw:style-name="gr1515" draw:text-style-name="P131" svg:width="0.131cm" svg:height="0.122cm" svg:x="0.933cm" svg:y="0.198cm" svg:viewBox="0 0 132 123" svg:d="M132 63c0-33-29-63-66-63s-66 30-66 63c0 34 30 60 66 60s66-26 66-60zM66 115c-10 0-24-4-33-17-8-11-9-25-9-37s1-28 10-40c7-8 19-13 32-13 17 0 28 7 33 15 8 11 9 24 9 38 0 13-1 27-9 38-7 10-20 16-33 16z"><text:p/></draw:path><draw:path draw:style-name="gr1515" draw:text-style-name="P131" svg:width="0.144cm" svg:height="0.189cm" svg:x="1.097cm" svg:y="0.134cm" svg:viewBox="0 0 145 190" svg:d="M84 3c0 4 0 7 0 10 18 0 21 2 21 16 0 18 0 36 0 55-10-10-24-16-39-16-35 0-66 28-66 62 0 33 29 60 64 60 22 0 35-13 39-16 0 5 0 10 0 16 15-1 28-3 42-4 0-2 0-5 0-9-18 0-21-1-21-14 0-55 0-109 0-163-13 1-27 2-40 3zM103 160c-7 12-20 22-38 22-15 0-26-8-32-16-4-8-8-18-8-36 0-7 0-26 11-40 11-12 25-14 32-14 12 0 24 7 32 15 3 5 3 6 3 10 0 19 0 39 0 59z"><text:p/></draw:path><draw:path draw:style-name="gr1515" draw:text-style-name="P131" svg:width="0.144cm" svg:height="0.189cm" svg:x="1.268cm" svg:y="0.134cm" svg:viewBox="0 0 145 190" svg:d="M84 3c0 4 0 7 0 10 18 0 21 2 21 16 0 18 0 36 0 55-10-10-24-16-38-16-36 0-67 28-67 62 0 33 29 60 64 60 22 0 35-13 39-16 0 5 0 10 0 16 15-1 28-3 42-4 0-2 0-5 0-9-18 0-21-1-21-14 0-55 0-109 0-163-13 1-27 2-40 3zM103 160c-6 12-20 22-38 22-15 0-26-8-31-16s-9-18-9-36c0-7 0-26 11-40 11-12 25-14 32-14 13 0 24 7 32 15 3 5 3 6 3 10 0 19 0 39 0 59z"><text:p/></draw:path></draw:g></text:span><text:span text:style-name="T2"><text:s/>– סתירה.</text:span></text:p>
        </text:list-item>
        <text:list-item>
          <text:p text:style-name="P44">טענה: <draw:g text:anchor-type="as-char" svg:y="-0.288cm" draw:z-index="4" draw:name="Shape5" draw:style-name="gr1513"><svg:title>TexMaths</svg:title><svg:desc>11§display§\{1, 2, 3\} \in \powerset(\N) \setminus \powerset(\N_{\mathrm{even}})§svg§600§FALSE§</svg:desc><draw:path draw:style-name="gr1514" draw:text-style-name="P130" svg:width="4.447cm" svg:height="0.345cm" svg:x="-0.001cm" svg:y="0.018cm" svg:viewBox="0 0 4448 346" svg:d="M2225 346c-742 0-1484 0-2225 0 0-116 0-230 0-346 1483 0 2965 0 4448 0 0 116 0 230 0 346-741 0-1483 0-2223 0z"><text:p/></draw:path><draw:path draw:style-name="gr1515" draw:text-style-name="P131" svg:width="0.135cm" svg:height="0.384cm" svg:x="0.008cm" svg:y="0cm" svg:viewBox="0 0 136 385" svg:d="M81 52c0-16 10-41 52-43 2 0 3-2 3-5 0-4-3-4-6-4-40 0-75 20-75 48 0 29 0 59 0 89 0 15 0 27-15 39-14 12-29 12-37 13-2 0-3 1-3 4 0 4 2 4 5 4 26 2 44 14 49 34 1 4 1 5 1 19 0 25 0 51 0 76 0 16 0 29 19 43 15 12 40 16 56 16 3 0 6 0 6-4s-2-4-5-4c-24-2-44-15-49-33-1-5-1-5-1-19 0-27 0-54 0-82 0-17-3-24-15-35-9-8-20-12-31-15 32-9 46-27 46-49 0-31 0-61 0-92z"><text:p/></draw:path><draw:path draw:style-name="gr1515" draw:text-style-name="P131" svg:width="0.127cm" svg:height="0.254cm" svg:x="0.207cm" svg:y="0.033cm" svg:viewBox="0 0 128 255" svg:d="M79 10c0-10 0-10-9-10-24 24-58 24-70 24 0 5 0 8 0 12 8 0 31 0 51-10 0 66 0 133 0 199 0 14-2 18-36 18-4 0-8 0-13 0 0 5 0 9 0 12 14-1 47-1 63-1 15 0 49 0 63 1 0-3 0-7 0-12-5 0-8 0-13 0-35 0-36-4-36-18 0-72 0-144 0-215z"><text:p/></draw:path><draw:path draw:style-name="gr1515" draw:text-style-name="P131" svg:width="0.044cm" svg:height="0.115cm" svg:x="0.4cm" svg:y="0.247cm" svg:viewBox="0 0 45 116" svg:d="M45 41c0-26-10-41-25-41-12 0-20 10-20 21 0 10 8 20 20 20 5 0 10-1 14-5 1-1 1-1 2-1 0 2 0 0 0 6 0 28-13 51-26 64-5 4-5 5-5 6 0 2 3 5 5 5 4 0 35-30 35-75z"><text:p/></draw:path><draw:path draw:style-name="gr1515" draw:text-style-name="P131" svg:width="0.154cm" svg:height="0.254cm" svg:x="0.557cm" svg:y="0.033cm" svg:viewBox="0 0 155 255" svg:d="M30 226c14-14 27-26 41-39 60-53 84-74 84-112 0-44-35-75-82-75-44 0-73 35-73 69 0 22 20 22 21 22 6 0 20-4 20-21 0-9-7-19-20-19-3 0-5 0-6 0 9-26 30-39 52-39 35 0 53 31 53 63 0 31-20 60-41 85-25 27-49 54-75 81-4 5-4 6-4 14 48 0 96 0 144 0 3-22 8-44 11-66-3 0-7 0-10 0-2 12-4 28-9 33-2 4-28 4-36 4-23 0-47 0-70 0z"><text:p/></draw:path><draw:path draw:style-name="gr1515" draw:text-style-name="P131" svg:width="0.044cm" svg:height="0.115cm" svg:x="0.765cm" svg:y="0.247cm" svg:viewBox="0 0 45 116" svg:d="M45 41c0-26-10-41-25-41-12 0-20 10-20 21 0 10 8 20 20 20 5 0 10-1 14-5 1-1 1-1 1-1 1 0 1 0 1 6 0 28-13 51-26 64-5 4-5 5-5 6 0 2 3 5 5 5 4 0 35-30 35-75z"><text:p/></draw:path><draw:path draw:style-name="gr1515" draw:text-style-name="P131" svg:width="0.16cm" svg:height="0.263cm" svg:x="0.919cm" svg:y="0.033cm" svg:viewBox="0 0 161 264" svg:d="M97 121c31-11 54-37 54-68 0-32-34-53-72-53s-68 23-68 52c0 13 9 21 20 21 12 0 20-9 20-20 0-20-19-20-25-20 12-19 38-24 52-24 15 0 36 9 36 44 0 4 0 26-10 44-12 18-25 20-35 20-2 0-12 1-14 1-3 0-7 1-7 4 0 5 4 5 10 5s11 0 17 0c32 0 46 26 46 63 0 52-26 63-44 63-17 0-45-6-58-29 13 2 25-7 25-20 0-15-11-22-22-22-9 0-22 5-22 23 0 34 36 59 78 59 47 0 83-35 83-74 0-31-25-61-64-69z"><text:p/></draw:path><draw:path draw:style-name="gr1515" draw:text-style-name="P131" svg:width="0.135cm" svg:height="0.384cm" svg:x="1.124cm" svg:y="0cm" svg:viewBox="0 0 136 385" svg:d="M55 334c0 15-10 40-52 43-2 0-3 2-3 4 0 4 4 4 8 4 37 0 72-18 73-48 0-29 0-58 0-88 0-16 0-28 16-40 13-11 28-11 36-12 2 0 3-1 3-4 0-4-2-4-5-4-25-2-44-15-49-35-1-3-1-4-1-19 0-25 0-50 0-76 0-16 0-28-18-42-16-13-42-17-55-17-4 0-8 0-8 4 0 5 2 5 5 5 25 1 44 14 49 33 1 4 1 4 1 19 0 26 0 54 0 81 0 18 3 24 15 36 9 8 20 12 31 15-32 10-46 26-46 48 0 31 0 62 0 93z"><text:p/></draw:path><draw:path draw:style-name="gr1515" draw:text-style-name="P131" svg:width="0.193cm" svg:height="0.221cm" svg:x="1.429cm" svg:y="0.078cm" svg:viewBox="0 0 194 222" svg:d="M179 120c7 0 15-1 15-9 0-9-8-8-15-8-55 0-109 0-164 0 5-50 50-88 104-88 20 0 40 0 60 0 7 0 15 0 15-7 0-8-8-8-15-8-20 0-40 0-60 0-66 0-119 48-119 111 0 62 53 111 119 111 20 0 40 0 60 0 7 0 15 0 15-7s-8-7-15-7c-20 0-40 0-60 0-54 0-99-37-104-88 55 0 109 0 164 0z"><text:p/></draw:path><draw:path draw:style-name="gr1515" draw:text-style-name="P131" svg:width="0.274cm" svg:height="0.281cm" svg:x="1.77cm" svg:y="0.025cm" svg:viewBox="0 0 275 282" svg:d="M126 0c-55 0-95 26-112 44-13 15-14 26-14 28s1 3 3 3c7 0 16-6 19-8 8-5 9-8 11-15 5-16 16-29 66-31-8 87-31 172-63 251-3 5-2 4-3 7 0 1 2 3 4 3 7 0 25-9 29-19 21-47 52-135 64-242 6 0 13 0 20 0 47 0 92 18 92 57 0 29-28 83-102 85-9 0-12 0-23 8-8 4-10 8-10 11 0 2 2 2 6 2 71 0 162-60 162-123 0-44-52-61-97-61-17 0-34 0-52 0z"><text:p/></draw:path><draw:path draw:style-name="gr1515" draw:text-style-name="P131" svg:width="0.088cm" svg:height="0.384cm" svg:x="2.101cm" svg:y="0cm" svg:viewBox="0 0 89 385" svg:d="M89 381c0-1 0-1-7-8-48-49-60-122-60-180 0-67 14-135 63-182 4-5 4-5 4-7 0-3-1-4-3-4-5 0-40 26-62 76-20 42-24 85-24 117 0 29 3 76 25 120 23 47 56 72 61 72 2 0 3-1 3-4z"><text:p/></draw:path><draw:path draw:style-name="gr1515" draw:text-style-name="P131" svg:width="0.261cm" svg:height="0.27cm" svg:x="2.222cm" svg:y="0.025cm" svg:viewBox="0 0 262 271" svg:d="M34 35c0 63 0 126 0 187 0 20-3 28-23 28-4 0-11 0-11 7 0 6 7 6 13 6 20 0 41 0 61 0 6 0 12 0 12-6 0-7-6-7-11-7-22 0-24-9-24-29 0-58 0-118 0-176 55 74 111 148 166 220 4 5 5 6 8 6 7 0 7-7 7-13 0-72 0-145 0-217 0-21 3-27 21-28 2 0 9 0 9-6 0-7-6-7-12-7-19 0-39 0-58 0-6 0-13 0-13 7 0 6 8 6 11 6 22 1 26 9 26 29 0 39 0 80 0 121-39-53-79-105-117-157-4-6-6-6-14-6-22 0-45 0-67 0-7 0-14 0-14 7 0 6 7 6 9 6 10 1 18 8 22 12-1 4-1 5-1 10zM218 243c-56-72-111-146-167-220-5-5-5-5-9-10 15 0 31 0 46 0 43 59 87 117 130 176 0 18 0 37 0 54z"><text:p/></draw:path><draw:path draw:style-name="gr1515" draw:text-style-name="P131" svg:width="0.089cm" svg:height="0.384cm" svg:x="2.512cm" svg:y="0cm" svg:viewBox="0 0 90 385" svg:d="M90 193c0-30-4-76-25-120-23-48-57-73-61-73-2 0-4 2-4 4s0 2 8 9c37 38 59 99 59 180 0 65-14 133-62 181-5 6-5 6-5 7 0 2 2 4 4 4 4 0 39-26 62-76 20-41 24-84 24-116z"><text:p/></draw:path><draw:path draw:style-name="gr1515" draw:text-style-name="P131" svg:width="0.15cm" svg:height="0.384cm" svg:x="2.748cm" svg:y="0cm" svg:viewBox="0 0 151 385" svg:d="M134 375c2 6 3 10 9 10 4 0 8-3 8-7 0-1 0-3-3-7-44-120-88-241-132-361-2-7-3-10-8-10s-8 3-8 8c0 1 0 2 2 6 44 120 88 241 132 361z"><text:p/></draw:path><draw:path draw:style-name="gr1515" draw:text-style-name="P131" svg:width="0.274cm" svg:height="0.281cm" svg:x="3.014cm" svg:y="0.025cm" svg:viewBox="0 0 275 282" svg:d="M126 0c-53 0-95 26-111 44-14 15-15 26-15 28s2 3 4 3c6 0 15-6 18-8 9-5 10-8 12-15 6-16 15-29 65-31-8 87-31 172-63 251-2 5-1 4-2 7 0 1 1 3 3 3 7 0 26-9 30-19 20-47 52-135 63-242 6 0 13 0 20 0 47 0 92 18 92 57 0 29-28 83-102 85-8 0-12 0-23 8-7 4-10 8-10 11 0 2 2 2 6 2 71 0 162-60 162-123 0-44-52-61-97-61-17 0-34 0-52 0z"><text:p/></draw:path><draw:path draw:style-name="gr1515" draw:text-style-name="P131" svg:width="0.088cm" svg:height="0.384cm" svg:x="3.345cm" svg:y="0cm" svg:viewBox="0 0 89 385" svg:d="M89 381c0-1 0-1-7-8-48-49-60-122-60-180 0-67 15-135 63-182 4-5 4-5 4-7 0-3-1-4-3-4-5 0-39 26-62 76-20 42-24 85-24 117 0 29 4 76 25 120 23 47 56 72 61 72 2 0 3-1 3-4z"><text:p/></draw:path><draw:path draw:style-name="gr1515" draw:text-style-name="P131" svg:width="0.26cm" svg:height="0.27cm" svg:x="3.467cm" svg:y="0.025cm" svg:viewBox="0 0 261 271" svg:d="M33 35c0 63 0 126 0 187 0 20-3 28-23 28-5 0-10 0-10 7 0 6 5 6 12 6 20 0 41 0 61 0 6 0 13 0 13-6 0-7-7-7-12-7-21 0-25-9-25-29 0-58 0-118 0-176 57 74 112 148 168 220 3 5 5 6 7 6 7 0 7-7 7-13 0-72 0-145 0-217 0-21 3-27 21-28 2 0 9 0 9-6 0-7-6-7-12-7-19 0-38 0-57 0-7 0-13 0-13 7 0 6 7 6 11 6 21 1 24 9 24 29 0 39 0 80 0 121-38-53-78-105-116-157-3-6-5-6-14-6-22 0-46 0-68 0-6 0-12 0-12 7 0 6 6 6 8 6 11 1 18 8 22 12-1 4-1 5-1 10zM218 243c-56-72-112-146-169-220-4-5-4-5-8-10 15 0 30 0 46 0 44 59 87 117 131 176 0 18 0 37 0 54z"><text:p/></draw:path><draw:path draw:style-name="gr1515" draw:text-style-name="P131" svg:width="0.116cm" svg:height="0.122cm" svg:x="3.747cm" svg:y="0.225cm" svg:viewBox="0 0 117 123" svg:d="M109 59c5 0 8 0 8-6 0-23-14-53-54-53-36 0-63 29-63 62 0 34 30 61 66 61s51-28 51-35c0-1-2-3-6-3-3 0-3 1-4 4-9 22-29 26-39 26-13 0-25-6-33-16-10-13-11-30-11-40 29 0 56 0 85 0zM25 52c2-38 28-44 38-44 33 0 34 37 34 44-24 0-48 0-72 0z"><text:p/></draw:path><draw:path draw:style-name="gr1515" draw:text-style-name="P131" svg:width="0.144cm" svg:height="0.118cm" svg:x="3.882cm" svg:y="0.228cm" svg:viewBox="0 0 145 119" svg:d="M120 26c8-16 21-16 25-16 0-3 0-7 0-10-6 0-13 1-21 1-6 0-16 0-24-1 0 3 0 7 0 10 11 0 11 9 11 10s0 4-2 8c-10 22-20 44-30 67-11-26-23-50-34-74 0-2-1-3-1-6 0-5 9-5 13-5 0-3 0-7 0-10-10 0-20 1-31 1-7 0-18 0-26-1 0 3 0 7 0 10 15 0 19 0 22 10 14 31 29 61 43 93 1 4 3 6 8 6s6-2 7-6c13-29 27-58 40-87z"><text:p/></draw:path><draw:path draw:style-name="gr1515" draw:text-style-name="P131" svg:width="0.116cm" svg:height="0.122cm" svg:x="4.038cm" svg:y="0.225cm" svg:viewBox="0 0 117 123" svg:d="M109 59c5 0 8 0 8-6 0-23-14-53-54-53-36 0-63 29-63 62 0 34 30 61 66 61s51-28 51-35c0-1-2-3-6-3-3 0-3 1-4 4-9 22-29 26-39 26-13 0-25-6-33-16-10-13-11-30-11-40 29 0 56 0 85 0zM25 52c2-38 28-44 38-44 33 0 34 37 34 44-24 0-48 0-72 0z"><text:p/></draw:path><draw:path draw:style-name="gr1515" draw:text-style-name="P131" svg:width="0.144cm" svg:height="0.118cm" svg:x="4.18cm" svg:y="0.228cm" svg:viewBox="0 0 145 119" svg:d="M124 36c0-23-11-36-40-36-22 0-37 12-44 25 0-8 0-16 0-25-14 1-27 1-40 2 0 4 0 7 0 10 18 0 20 2 20 16 0 23 0 46 0 69 0 12-2 12-20 12 0 3 0 7 0 10 10-1 19-1 31-1 10 0 28 0 31 1 0-3 0-7 0-10-18 0-20 0-20-12 0-17 0-32 0-49 0-28 22-41 39-41 19 0 22 15 22 28 0 21 0 41 0 62 0 12-3 12-21 12 0 3 0 7 0 10 2 0 20-1 31-1 10 0 29 0 32 1 0-3 0-7 0-10-17 0-21 0-21-12 0-21 0-41 0-61z"><text:p/></draw:path><draw:path draw:style-name="gr1515" draw:text-style-name="P131" svg:width="0.089cm" svg:height="0.384cm" svg:x="4.377cm" svg:y="0cm" svg:viewBox="0 0 90 385" svg:d="M90 193c0-30-4-76-25-120-24-48-57-73-61-73-2 0-4 2-4 4s0 2 8 9c37 38 59 99 59 180 0 65-14 133-62 181-5 6-5 6-5 7 0 2 2 4 4 4 4 0 39-26 62-76 20-41 24-84 24-116z"><text:p/></draw:path></draw:g><text:s/><text:span text:style-name="T4">נכון. נימוק: לפי הגדרת הפרש קבוצות:</text:span></text:p>
          <text:p text:style-name="P13"><text:s/><draw:g text:anchor-type="as-char" svg:y="-0.288cm" draw:z-index="5" draw:name="Shape6" draw:style-name="gr1513"><svg:title>TexMaths</svg:title><svg:desc>11§display§\{1, 2, 3\} \in \powerset(\N) \land \lnot (\{1, 2, 3\} \in \powerset(\N_{\mathrm{even}}))§svg§600§FALSE§</svg:desc><draw:path draw:style-name="gr1514" draw:text-style-name="P130" svg:width="6.855cm" svg:height="0.345cm" svg:x="-0.001cm" svg:y="0.018cm" svg:viewBox="0 0 6856 346" svg:d="M3428 346c-1143 0-2285 0-3428 0 0-116 0-230 0-346 2285 0 4570 0 6856 0 0 116 0 230 0 346-1143 0-2286 0-3428 0z"><text:p/></draw:path><draw:path draw:style-name="gr1515" draw:text-style-name="P131" svg:width="0.135cm" svg:height="0.384cm" svg:x="0.008cm" svg:y="0cm" svg:viewBox="0 0 136 385" svg:d="M81 52c0-16 10-41 52-43 2 0 3-2 3-5 0-4-3-4-6-4-40 0-75 20-75 48 0 29 0 59 0 89 0 15 0 27-15 39-14 12-29 12-37 13-2 0-3 1-3 4 0 4 2 4 6 4 25 2 44 14 48 34 1 4 1 5 1 19 0 25 0 51 0 76 0 16 0 29 19 43 15 12 40 16 56 16 3 0 6 0 6-4s-2-4-5-4c-24-2-44-15-48-33-2-5-2-5-2-19 0-27 0-54 0-82 0-17-3-24-15-35-9-8-20-12-31-15 32-9 46-27 46-49 0-31 0-61 0-92z"><text:p/></draw:path><draw:path draw:style-name="gr1515" draw:text-style-name="P131" svg:width="0.127cm" svg:height="0.254cm" svg:x="0.207cm" svg:y="0.033cm" svg:viewBox="0 0 128 255" svg:d="M79 10c0-10 0-10-9-10-24 24-58 24-70 24 0 5 0 8 0 12 8 0 31 0 51-10 0 66 0 133 0 199 0 14-1 18-36 18-4 0-8 0-13 0 0 5 0 9 0 12 15-1 48-1 63-1s49 0 63 1c0-3 0-7 0-12-5 0-8 0-12 0-36 0-37-4-37-18 0-72 0-144 0-215z"><text:p/></draw:path><draw:path draw:style-name="gr1515" draw:text-style-name="P131" svg:width="0.044cm" svg:height="0.115cm" svg:x="0.4cm" svg:y="0.247cm" svg:viewBox="0 0 45 116" svg:d="M45 41c0-26-10-41-25-41-12 0-20 10-20 21 0 10 8 20 20 20 5 0 10-1 14-5 1-1 1-1 2-1 0 2 0 0 0 6 0 28-13 51-26 64-4 4-4 5-4 6 0 2 2 5 4 5 4 0 35-30 35-75z"><text:p/></draw:path><draw:path draw:style-name="gr1515" draw:text-style-name="P131" svg:width="0.154cm" svg:height="0.254cm" svg:x="0.557cm" svg:y="0.033cm" svg:viewBox="0 0 155 255" svg:d="M30 226c14-14 27-26 42-39 60-53 83-74 83-112 0-44-35-75-82-75-44 0-73 35-73 69 0 22 20 22 21 22 7 0 20-4 20-21 0-9-7-19-20-19-3 0-4 0-6 0 9-26 30-39 53-39 35 0 52 31 52 63 0 31-20 60-41 85-25 27-49 54-75 81-4 5-4 6-4 14 48 0 96 0 144 0 3-22 8-44 11-66-3 0-6 0-10 0-2 12-4 28-9 33-2 4-28 4-36 4-23 0-47 0-70 0z"><text:p/></draw:path><draw:path draw:style-name="gr1515" draw:text-style-name="P131" svg:width="0.044cm" svg:height="0.115cm" svg:x="0.765cm" svg:y="0.247cm" svg:viewBox="0 0 45 116" svg:d="M45 41c0-26-10-41-25-41-12 0-20 10-20 21 0 10 8 20 20 20 5 0 10-1 14-5 1-1 1-1 1-1 1 0 1 0 1 6 0 28-13 51-26 64-4 4-4 5-4 6 0 2 2 5 4 5 4 0 35-30 35-75z"><text:p/></draw:path><draw:path draw:style-name="gr1515" draw:text-style-name="P131" svg:width="0.16cm" svg:height="0.263cm" svg:x="0.919cm" svg:y="0.033cm" svg:viewBox="0 0 161 264" svg:d="M97 121c31-11 54-37 54-68 0-32-34-53-72-53s-68 23-68 52c0 13 9 21 20 21 12 0 20-9 20-20 0-20-19-20-25-20 13-19 38-24 52-24 16 0 38 9 38 44 0 4-2 26-11 44-13 18-26 20-36 20-2 0-12 1-14 1-3 0-7 1-7 4 0 5 4 5 10 5s11 0 17 0c32 0 46 26 46 63 0 52-26 63-44 63-16 0-45-6-58-29 13 2 25-7 25-20 0-15-11-22-22-22-9 0-22 5-22 23 0 34 36 59 78 59 47 0 83-35 83-74 0-31-25-61-64-69z"><text:p/></draw:path><draw:path draw:style-name="gr1515" draw:text-style-name="P131" svg:width="0.137cm" svg:height="0.384cm" svg:x="1.125cm" svg:y="0cm" svg:viewBox="0 0 138 385" svg:d="M55 334c0 15-10 40-52 43-2 0-3 2-3 4 0 4 4 4 8 4 37 0 73-18 73-48 0-29 0-58 0-88 0-16 0-28 16-40 13-11 28-11 36-12 2 0 5-1 5-4 0-4-4-4-7-4-25-2-44-15-48-35-2-3-2-4-2-19 0-25 0-50 0-76 0-16 0-28-18-42-16-13-42-17-55-17-4 0-8 0-8 4 0 5 2 5 6 5 25 1 44 14 48 33 1 4 1 4 1 19 0 26 0 54 0 81 0 18 3 24 15 36 9 8 20 12 31 15-32 10-46 26-46 48 0 31 0 62 0 93z"><text:p/></draw:path><draw:path draw:style-name="gr1515" draw:text-style-name="P131" svg:width="0.193cm" svg:height="0.221cm" svg:x="1.429cm" svg:y="0.078cm" svg:viewBox="0 0 194 222" svg:d="M179 120c7 0 15-1 15-9 0-9-8-8-15-8-55 0-109 0-164 0 6-50 50-88 105-88 20 0 40 0 59 0 7 0 15 0 15-7 0-8-8-8-15-8-19 0-40 0-60 0-66 0-119 48-119 111 0 62 53 111 119 111 20 0 41 0 60 0 7 0 15 0 15-7s-8-7-15-7c-19 0-39 0-59 0-55 0-99-37-105-88 55 0 109 0 164 0z"><text:p/></draw:path><draw:path draw:style-name="gr1515" draw:text-style-name="P131" svg:width="0.274cm" svg:height="0.281cm" svg:x="1.771cm" svg:y="0.025cm" svg:viewBox="0 0 275 282" svg:d="M127 0c-55 0-96 26-113 44-13 15-14 26-14 28s1 3 4 3c6 0 15-6 18-8 8-5 10-8 12-15 6-16 16-29 65-31-8 87-31 172-63 251-2 5-1 4-2 7 0 1 1 3 3 3 7 0 26-9 29-19 21-47 53-135 64-242 6 0 13 0 20 0 47 0 92 18 92 57 0 29-27 83-102 85-8 0-12 0-23 8-7 4-10 8-10 11 0 2 2 2 6 2 71 0 162-60 162-123 0-44-52-61-97-61-17 0-34 0-51 0z"><text:p/></draw:path><draw:path draw:style-name="gr1515" draw:text-style-name="P131" svg:width="0.088cm" svg:height="0.384cm" svg:x="2.102cm" svg:y="0cm" svg:viewBox="0 0 89 385" svg:d="M89 381c0-1 0-1-6-8-49-49-61-122-61-180 0-67 15-135 63-182 4-5 4-5 4-7 0-3-1-4-3-4-5 0-39 26-62 76-20 42-24 85-24 117 0 29 4 76 25 120 23 47 56 72 61 72 2 0 3-1 3-4z"><text:p/></draw:path><draw:path draw:style-name="gr1515" draw:text-style-name="P131" svg:width="0.261cm" svg:height="0.27cm" svg:x="2.223cm" svg:y="0.025cm" svg:viewBox="0 0 262 271" svg:d="M34 35c0 63 0 126 0 187 0 20-3 28-23 28-4 0-11 0-11 7 0 6 7 6 13 6 20 0 41 0 61 0 6 0 12 0 12-6 0-7-6-7-11-7-21 0-24-9-24-29 0-58 0-118 0-176 56 74 111 148 167 220 3 5 5 6 8 6 6 0 6-7 6-13 0-72 0-145 0-217 0-21 3-27 21-28 2 0 9 0 9-6 0-7-6-7-12-7-19 0-39 0-57 0-7 0-13 0-13 7 0 6 7 6 11 6 21 1 25 9 25 29 0 39 0 80 0 121-39-53-78-105-117-157-3-6-5-6-14-6-22 0-45 0-67 0-7 0-12 0-12 7 0 6 5 6 7 6 11 1 18 8 22 12-1 4-1 5-1 10zM219 243c-56-72-112-146-168-220-5-5-5-5-9-10 15 0 31 0 46 0 44 59 87 117 131 176 0 18 0 37 0 54z"><text:p/></draw:path><draw:path draw:style-name="gr1515" draw:text-style-name="P131" svg:width="0.089cm" svg:height="0.384cm" svg:x="2.514cm" svg:y="0cm" svg:viewBox="0 0 90 385" svg:d="M90 193c0-30-4-76-25-120-23-48-56-73-61-73-2 0-4 2-4 4s0 2 8 9c38 38 60 99 60 180 0 65-14 133-62 181-6 6-6 6-6 7 0 2 2 4 4 4 5 0 39-26 62-76 20-41 24-84 24-116z"><text:p/></draw:path><draw:path draw:style-name="gr1515" draw:text-style-name="P131" svg:width="0.214cm" svg:height="0.238cm" svg:x="2.751cm" svg:y="0.055cm" svg:viewBox="0 0 215 239" svg:d="M116 9c-3-7-6-9-9-9-5 0-6 3-8 9-32 71-65 143-97 215-2 4-2 5-2 7 0 5 3 8 8 8 2 0 5-1 9-8 29-67 60-135 90-203 31 68 60 136 91 203 3 8 8 8 9 8 4 0 8-3 8-8 0-1 0-2-3-6-32-72-65-145-96-216z"><text:p/></draw:path><draw:path draw:style-name="gr1515" draw:text-style-name="P131" svg:width="0.214cm" svg:height="0.102cm" svg:x="3.094cm" svg:y="0.152cm" svg:viewBox="0 0 215 103" svg:d="M215 14c0-13-2-14-14-14-62 0-125 0-188 0-6 0-13 0-13 8 0 7 7 7 13 7 62 0 125 0 186 0 0 25 0 50 0 74 0 8 0 14 8 14s8-6 8-14c0-25 0-49 0-75z"><text:p/></draw:path><draw:path draw:style-name="gr1515" draw:text-style-name="P131" svg:width="0.088cm" svg:height="0.384cm" svg:x="3.369cm" svg:y="0cm" svg:viewBox="0 0 89 385" svg:d="M89 381c0-1 0-1-6-8-49-49-61-122-61-180 0-67 14-135 63-182 4-5 4-5 4-7 0-3-1-4-3-4-5 0-39 26-62 76-20 42-24 85-24 117 0 29 4 76 25 120 23 47 56 72 61 72 2 0 3-1 3-4z"><text:p/></draw:path><draw:path draw:style-name="gr1515" draw:text-style-name="P131" svg:width="0.137cm" svg:height="0.384cm" svg:x="3.508cm" svg:y="0cm" svg:viewBox="0 0 138 385" svg:d="M81 52c0-16 10-41 52-43 2 0 5-2 5-5 0-4-4-4-8-4-39 0-74 20-75 48 0 29 0 59 0 89 0 15 0 27-15 39-14 12-28 12-37 13-2 0-3 1-3 4 0 4 2 4 6 4 26 2 45 14 48 34 1 4 1 5 1 19 0 25 0 51 0 76 0 16 0 29 19 43 15 12 40 16 56 16 4 0 8 0 8-4s-4-4-7-4c-24-2-43-15-48-33-2-5-2-5-2-19 0-27 0-54 0-82 0-17-3-24-15-35-8-8-20-12-30-15 31-9 45-27 45-49 0-31 0-61 0-92z"><text:p/></draw:path><draw:path draw:style-name="gr1515" draw:text-style-name="P131" svg:width="0.126cm" svg:height="0.254cm" svg:x="3.708cm" svg:y="0.033cm" svg:viewBox="0 0 127 255" svg:d="M79 10c0-10 0-10-10-10-23 24-57 24-69 24 0 5 0 8 0 12 8 0 30 0 51-10 0 66 0 133 0 199 0 14-1 18-37 18-4 0-7 0-12 0 0 5 0 9 0 12 13-1 48-1 63-1s48 0 62 1c0-3 0-7 0-12-5 0-8 0-13 0-34 0-35-4-35-18 0-72 0-144 0-215z"><text:p/></draw:path><draw:path draw:style-name="gr1515" draw:text-style-name="P131" svg:width="0.044cm" svg:height="0.115cm" svg:x="3.899cm" svg:y="0.247cm" svg:viewBox="0 0 45 116" svg:d="M45 41c0-26-9-41-24-41-13 0-21 10-21 21 0 10 8 20 21 20 4 0 10-1 13-5 1-1 1-1 2-1 0 2 1 0 1 6 0 28-14 51-26 64-4 4-4 5-4 6 0 2 2 5 3 5 4 0 35-30 35-75z"><text:p/></draw:path><draw:path draw:style-name="gr1515" draw:text-style-name="P131" svg:width="0.153cm" svg:height="0.254cm" svg:x="4.058cm" svg:y="0.033cm" svg:viewBox="0 0 154 255" svg:d="M30 226c13-14 27-26 40-39 61-53 84-74 84-112 0-44-35-75-82-75-43 0-72 35-72 69 0 22 19 22 20 22 6 0 21-4 21-21 0-9-8-19-21-19-3 0-5 0-6 0 10-26 30-39 53-39 35 0 52 31 52 63 0 31-20 60-41 85-24 27-49 54-74 81-4 5-4 6-4 14 47 0 96 0 143 0 3-22 8-44 11-66-3 0-7 0-10 0-2 12-4 28-9 33-2 4-27 4-36 4-23 0-46 0-69 0z"><text:p/></draw:path><draw:path draw:style-name="gr1515" draw:text-style-name="P131" svg:width="0.044cm" svg:height="0.115cm" svg:x="4.265cm" svg:y="0.247cm" svg:viewBox="0 0 45 116" svg:d="M45 41c0-26-10-41-24-41-13 0-21 10-21 21 0 10 8 20 21 20 4 0 9-1 13-5 1-1 1-1 2-1 0 2 0 0 0 6 0 28-13 51-25 64-4 4-4 5-4 6 0 2 1 5 3 5 4 0 35-30 35-75z"><text:p/></draw:path><draw:path draw:style-name="gr1515" draw:text-style-name="P131" svg:width="0.16cm" svg:height="0.263cm" svg:x="4.42cm" svg:y="0.033cm" svg:viewBox="0 0 161 264" svg:d="M96 121c32-11 54-37 54-68 0-32-34-53-72-53s-68 23-68 52c0 13 9 21 20 21 12 0 20-9 20-20 0-20-18-20-25-20 12-19 38-24 52-24 17 0 37 9 37 44 0 4-1 26-11 44-12 18-25 20-34 20-3 0-13 1-15 1-3 0-6 1-6 4 0 5 3 5 9 5s12 0 18 0c31 0 45 26 45 63 0 52-26 63-43 63-16 0-46-6-59-29 13 2 25-7 25-20 0-15-10-22-22-22-9 0-21 5-21 23 0 34 35 59 78 59 47 0 83-35 83-74 0-31-25-61-65-69z"><text:p/></draw:path><draw:path draw:style-name="gr1515" draw:text-style-name="P131" svg:width="0.137cm" svg:height="0.384cm" svg:x="4.625cm" svg:y="0cm" svg:viewBox="0 0 138 385" svg:d="M56 334c0 15-10 40-53 43-2 0-3 2-3 4 0 4 4 4 8 4 37 0 73-18 73-48 0-29 0-58 0-88 0-16 0-28 16-40 14-11 28-11 37-12 1 0 4-1 4-4 0-4-3-4-7-4-25-2-44-15-48-35-2-3-2-4-2-19 0-25 0-50 0-76 0-16 0-28-18-42-16-13-42-17-55-17-4 0-8 0-8 4 0 5 2 5 7 5 24 1 43 14 48 33 1 4 1 4 1 19 0 26 0 54 0 81 0 18 2 23 16 36 7 7 18 12 29 15-32 10-45 26-45 48 0 31 0 62 0 93z"><text:p/></draw:path><draw:path draw:style-name="gr1515" draw:text-style-name="P131" svg:width="0.193cm" svg:height="0.221cm" svg:x="4.929cm" svg:y="0.078cm" svg:viewBox="0 0 194 222" svg:d="M180 120c7 0 14-1 14-9 0-9-7-8-14-8-55 0-108 0-163 0 4-50 48-88 103-88 20 0 41 0 60 0 7 0 14 0 14-7 0-8-7-8-14-8-20 0-40 0-61 0-66 0-119 48-119 111 0 62 53 111 119 111 21 0 41 0 61 0 7 0 14 0 14-7s-7-7-14-7c-19 0-40 0-60 0-55 0-99-37-103-88 55 0 108 0 163 0z"><text:p/></draw:path><draw:path draw:style-name="gr1515" draw:text-style-name="P131" svg:width="0.275cm" svg:height="0.281cm" svg:x="5.27cm" svg:y="0.025cm" svg:viewBox="0 0 276 282" svg:d="M127 0c-54 0-96 26-112 44-14 15-15 26-15 28s2 3 4 3c7 0 16-6 18-8 9-5 10-8 12-15 6-16 17-29 65-31-7 87-30 172-63 251-2 5-1 4-2 7 0 1 1 3 3 3 7 0 26-9 30-19 20-47 52-135 63-242 6 0 14 0 21 0 47 0 92 18 92 57 0 29-28 83-103 85-8 0-12 0-23 8-7 4-10 8-10 11 0 2 2 2 7 2 71 0 162-60 162-123 0-44-53-61-98-61-17 0-34 0-51 0z"><text:p/></draw:path><draw:path draw:style-name="gr1515" draw:text-style-name="P131" svg:width="0.089cm" svg:height="0.384cm" svg:x="5.602cm" svg:y="0cm" svg:viewBox="0 0 90 385" svg:d="M90 381c0-1 0-1-6-8-49-49-62-122-62-180 0-67 15-135 63-182 5-5 5-5 5-7 0-3-2-4-4-4-3 0-39 26-62 76-20 42-24 85-24 117 0 29 4 76 25 120 23 47 58 72 61 72 2 0 4-1 4-4z"><text:p/></draw:path><draw:path draw:style-name="gr1515" draw:text-style-name="P131" svg:width="0.261cm" svg:height="0.27cm" svg:x="5.724cm" svg:y="0.025cm" svg:viewBox="0 0 262 271" svg:d="M33 35c0 63 0 126 0 187 0 20-2 28-22 28-4 0-11 0-11 7 0 6 6 6 13 6 20 0 40 0 60 0 7 0 13 0 13-6 0-7-7-7-12-7-21 0-24-9-24-29 0-58 0-118 0-176 56 74 111 148 167 220 3 5 5 6 7 6 7 0 7-7 7-13 0-72 0-145 0-217 0-21 3-27 22-28 2 0 9 0 9-6 0-7-7-7-13-7-19 0-38 0-56 0-8 0-14 0-14 7 0 6 7 6 11 6 22 1 26 9 26 29 0 39 0 80 0 121-40-53-78-105-118-157-3-6-4-6-13-6-22 0-45 0-67 0-8 0-14 0-14 7 0 6 6 6 8 6 11 1 19 8 22 12-1 4-1 5-1 10zM218 243c-56-72-112-146-168-220-4-5-4-5-8-10 15 0 31 0 46 0 43 59 87 117 130 176 0 18 0 37 0 54z"><text:p/></draw:path><draw:path draw:style-name="gr1515" draw:text-style-name="P131" svg:width="0.116cm" svg:height="0.122cm" svg:x="6.003cm" svg:y="0.225cm" svg:viewBox="0 0 117 123" svg:d="M109 59c5 0 8 0 8-6 0-23-14-53-54-53-35 0-63 29-63 62 0 34 31 61 66 61 37 0 51-28 51-35 0-1-1-3-5-3-3 0-4 1-5 4-8 22-29 26-39 26-12 0-25-6-33-16-10-13-10-30-10-40 28 0 56 0 84 0zM25 52c4-38 28-44 38-44 33 0 34 37 35 44-24 0-48 0-73 0z"><text:p/></draw:path><draw:path draw:style-name="gr1515" draw:text-style-name="P131" svg:width="0.144cm" svg:height="0.118cm" svg:x="6.138cm" svg:y="0.228cm" svg:viewBox="0 0 145 119" svg:d="M120 26c8-16 22-16 25-16 0-3 0-7 0-10-6 0-13 1-20 1s-17 0-25-1c0 3 0 7 0 10 12 0 12 9 12 10s-1 4-2 8c-10 22-21 44-31 67-11-26-23-50-34-74 0-2-1-3-1-6 0-5 9-5 14-5 0-3 0-7 0-10-1 0-19 1-32 1-7 0-18 0-26-1 0 3 0 7 0 10 15 0 19 0 23 10 14 31 28 61 42 93 2 4 3 6 8 6s6-2 7-6c14-29 27-58 40-87z"><text:p/></draw:path><draw:path draw:style-name="gr1515" draw:text-style-name="P131" svg:width="0.116cm" svg:height="0.122cm" svg:x="6.295cm" svg:y="0.225cm" svg:viewBox="0 0 117 123" svg:d="M109 59c5 0 8 0 8-6 0-23-14-53-54-53-35 0-63 29-63 62 0 34 31 61 66 61 37 0 51-28 51-35 0-1-1-3-5-3-3 0-4 1-5 4-8 22-29 26-39 26-12 0-24-6-33-16-10-13-10-30-10-40 28 0 56 0 84 0zM25 52c4-38 28-44 38-44 33 0 34 37 35 44-24 0-48 0-73 0z"><text:p/></draw:path><draw:path draw:style-name="gr1515" draw:text-style-name="P131" svg:width="0.144cm" svg:height="0.118cm" svg:x="6.437cm" svg:y="0.228cm" svg:viewBox="0 0 145 119" svg:d="M124 36c0-23-11-36-39-36-23 0-38 12-45 25 0-8 0-16 0-25-14 1-27 1-40 2 0 4 0 7 0 10 19 0 20 2 20 16 0 23 0 46 0 69 0 12-2 12-20 12 0 3 0 7 0 10 1 0 20-1 31-1 10 0 28 0 31 1 0-3 0-7 0-10-18 0-20 0-20-12 0-17 0-32 0-49 0-28 22-41 41-41 18 0 20 15 20 28 0 21 0 41 0 62 0 12-2 12-19 12 0 3 0 7 0 10 10-1 18-1 30-1 10 0 29 0 31 1 0-3 0-7 0-10-17 0-21 0-21-12 0-21 0-41 0-61z"><text:p/></draw:path><draw:path draw:style-name="gr1515" draw:text-style-name="P131" svg:width="0.088cm" svg:height="0.384cm" svg:x="6.635cm" svg:y="0cm" svg:viewBox="0 0 89 385" svg:d="M89 193c0-30-4-76-25-120-23-48-56-73-61-73-2 0-3 2-3 4s0 2 7 9c38 38 60 99 60 180 0 65-14 133-63 181-4 6-4 6-4 7 0 2 1 4 3 4 5 0 39-26 62-76 20-41 24-84 24-116z"><text:p/></draw:path><draw:path draw:style-name="gr1515" draw:text-style-name="P131" svg:width="0.089cm" svg:height="0.384cm" svg:x="6.784cm" svg:y="0cm" svg:viewBox="0 0 90 385" svg:d="M90 193c0-30-4-76-25-120-24-48-57-73-61-73-2 0-4 2-4 4s0 2 8 9c37 38 59 99 59 180 0 65-14 133-61 181-6 6-6 6-6 7 0 2 2 4 4 4 4 0 39-26 62-76 20-41 24-84 24-116z"><text:p/></draw:path></draw:g></text:p>
          <text:p text:style-name="P45">מכאן, לפי הגדרת קבוצת חזקה:</text:p>
          <text:p text:style-name="P14"><draw:g text:anchor-type="as-char" svg:y="-0.288cm" draw:z-index="6" draw:name="Shape7" draw:style-name="gr1513"><svg:title>TexMaths</svg:title><svg:desc>11§display§(\forall x \in \{1, 2, 3\}. x \in \N) \land (\exists x \in \{1, 2, 3\} \notin \Neven)§svg§600§FALSE§</svg:desc><draw:path draw:style-name="gr1514" draw:text-style-name="P130" svg:width="7.838cm" svg:height="0.345cm" svg:x="-0.001cm" svg:y="0.018cm" svg:viewBox="0 0 7839 346" svg:d="M3920 346c-1306 0-2613 0-3920 0 0-116 0-230 0-346 2613 0 5226 0 7839 0 0 116 0 230 0 346-1306 0-2613 0-3919 0z"><text:p/></draw:path><draw:path draw:style-name="gr1515" draw:text-style-name="P131" svg:width="0.089cm" svg:height="0.384cm" svg:x="0.018cm" svg:y="0cm" svg:viewBox="0 0 90 385" svg:d="M90 381c0-1 0-1-6-8-49-49-62-122-62-180 0-67 15-135 63-182 5-5 5-5 5-7 0-3-2-4-4-4-3 0-39 26-62 76-20 42-24 85-24 117 0 29 4 76 25 120 23 47 58 72 61 72 2 0 4-1 4-4z"><text:p/></draw:path><draw:path draw:style-name="gr1515" draw:text-style-name="P131" svg:width="0.214cm" svg:height="0.274cm" svg:x="0.13cm" svg:y="0.018cm" svg:viewBox="0 0 215 275" svg:d="M213 14c1-4 2-4 2-6 0-5-4-8-8-8-5 0-7 4-9 9-11 28-21 56-32 85-39 0-78 0-118 0-11-29-20-57-31-85-3-6-5-9-9-9-5 0-8 3-8 8 0 1 0 1 2 6 32 84 64 169 96 252 2 6 4 9 10 9 4 0 6-4 8-7 33-84 64-169 97-254zM55 109c35 0 69 0 105 0-18 45-35 91-52 137-18-46-35-92-53-137z"><text:p/></draw:path><draw:path draw:style-name="gr1515" draw:text-style-name="P131" svg:width="0.191cm" svg:height="0.174cm" svg:x="0.356cm" svg:y="0.115cm" svg:viewBox="0 0 192 175" svg:d="M118 54c3-10 12-45 38-45 2 0 11 0 20 4-11 2-19 12-19 21 0 7 5 14 15 14 8 0 20-7 20-23 0-19-22-25-35-25-23 0-36 21-40 30-10-26-31-30-42-30-41 0-63 50-63 59 0 5 3 4 5 5 3 0 4-1 5-5 13-40 38-50 52-50 7 0 21 3 21 25 0 12-7 39-21 93-7 24-20 39-37 39-2 0-12 0-19-4 9-2 18-10 18-21s-8-13-14-13c-12 0-22 10-22 22 0 17 20 25 36 25 27 0 40-27 41-30 4 15 19 30 42 30 39 0 61-49 61-59 0-4-3-4-4-4-3 0-4 1-4 4-14 41-40 50-52 50-16 0-21-12-21-25 0-9 2-17 7-34 4-18 7-35 12-53z"><text:p/></draw:path><draw:path draw:style-name="gr1515" draw:text-style-name="P131" svg:width="0.192cm" svg:height="0.221cm" svg:x="0.705cm" svg:y="0.078cm" svg:viewBox="0 0 193 222" svg:d="M179 120c7 0 14-1 14-9 0-9-7-8-14-8-55 0-109 0-164 0 5-50 50-88 104-88 20 0 40 0 60 0 7 0 14 0 14-7 0-8-7-8-14-8-20 0-40 0-60 0-66 0-119 48-119 111 0 62 53 111 119 111 20 0 40 0 60 0 7 0 14 0 14-7s-7-7-14-7c-20 0-40 0-60 0-54 0-99-37-104-88 55 0 109 0 164 0z"><text:p/></draw:path><draw:path draw:style-name="gr1515" draw:text-style-name="P131" svg:width="0.135cm" svg:height="0.384cm" svg:x="1.066cm" svg:y="0cm" svg:viewBox="0 0 136 385" svg:d="M81 52c0-16 10-41 52-43 2 0 3-2 3-5 0-4-2-4-6-4-39 0-74 20-75 48 0 29 0 59 0 89 0 15 0 27-15 39-14 12-28 12-37 13-2 0-3 1-3 4 0 4 2 4 5 4 27 2 44 14 49 34 1 4 1 5 1 19 0 25 0 51 0 76 0 16 0 29 19 43 15 12 40 16 56 16 4 0 6 0 6-4s-2-4-5-4c-24-2-43-15-49-33-1-5-1-5-1-19 0-27 0-54 0-82 0-17-3-24-15-35-9-8-20-12-31-15 32-9 46-27 46-49 0-31 0-61 0-92z"><text:p/></draw:path><draw:path draw:style-name="gr1515" draw:text-style-name="P131" svg:width="0.127cm" svg:height="0.254cm" svg:x="1.265cm" svg:y="0.033cm" svg:viewBox="0 0 128 255" svg:d="M79 10c0-10 0-10-9-10-23 24-57 24-70 24 0 5 0 8 0 12 8 0 31 0 51-10 0 66 0 133 0 199 0 14-2 18-36 18-4 0-7 0-12 0 0 5 0 9 0 12 14-1 45-1 62-1 15 0 49 0 63 1 0-3 0-7 0-12-5 0-8 0-12 0-35 0-37-4-37-18 0-72 0-144 0-215z"><text:p/></draw:path><draw:path draw:style-name="gr1515" draw:text-style-name="P131" svg:width="0.044cm" svg:height="0.115cm" svg:x="1.458cm" svg:y="0.247cm" svg:viewBox="0 0 45 116" svg:d="M45 41c0-26-10-41-24-41-13 0-21 10-21 21 0 10 8 20 21 20 4 0 9-1 13-5 1-1 1-1 2-1 0 2 0 0 0 6 0 28-13 51-25 64-4 4-4 5-4 6 0 2 1 5 3 5 4 0 35-30 35-75z"><text:p/></draw:path><draw:path draw:style-name="gr1515" draw:text-style-name="P131" svg:width="0.153cm" svg:height="0.254cm" svg:x="1.616cm" svg:y="0.033cm" svg:viewBox="0 0 154 255" svg:d="M30 226c13-14 27-26 40-39 61-53 84-74 84-112 0-44-35-75-83-75-42 0-71 35-71 69 0 22 19 22 20 22 6 0 20-4 20-21 0-9-7-19-20-19-4 0-5 0-6 0 9-26 30-39 53-39 35 0 52 31 52 63 0 31-20 60-41 85-25 27-49 54-75 81-3 5-3 6-3 14 47 0 96 0 143 0 3-22 8-44 11-66-3 0-7 0-10 0-2 12-4 28-9 33-2 4-27 4-36 4-23 0-46 0-69 0z"><text:p/></draw:path><draw:path draw:style-name="gr1515" draw:text-style-name="P131" svg:width="0.044cm" svg:height="0.115cm" svg:x="1.823cm" svg:y="0.247cm" svg:viewBox="0 0 45 116" svg:d="M45 41c0-26-10-41-24-41-13 0-21 10-21 21 0 10 8 20 21 20 4 0 9-1 13-5 1-1 1-1 2-1 0 2 0 0 0 6 0 28-13 50-26 64-4 3-3 5-3 6 0 2 1 5 3 5 4 0 35-30 35-75z"><text:p/></draw:path><draw:path draw:style-name="gr1515" draw:text-style-name="P131" svg:width="0.158cm" svg:height="0.263cm" svg:x="1.978cm" svg:y="0.033cm" svg:viewBox="0 0 159 264" svg:d="M96 121c32-11 54-37 54-68 0-32-34-53-72-53s-68 23-68 52c0 13 9 21 20 21 12 0 19-9 19-20 0-20-18-20-24-20 12-19 38-24 52-24 15 0 37 9 37 44 0 4-1 26-11 44-12 18-25 20-34 20-3 0-13 1-15 1-3 0-6 1-6 4 0 5 3 5 9 5s11 0 17 0c32 0 46 26 46 63 0 52-27 63-43 63-18 0-46-6-59-29 13 2 25-7 25-20 0-15-10-22-22-22-9 0-21 5-21 23 0 34 35 59 78 59 47 0 81-35 81-74 0-31-24-61-63-69z"><text:p/></draw:path><draw:path draw:style-name="gr1515" draw:text-style-name="P131" svg:width="0.137cm" svg:height="0.384cm" svg:x="2.183cm" svg:y="0cm" svg:viewBox="0 0 138 385" svg:d="M56 334c0 15-11 40-53 43-2 0-3 2-3 4 0 4 4 4 8 4 37 0 73-18 73-48 0-29 0-58 0-88 0-16 0-28 16-40 13-11 28-11 36-12 2 0 5-1 5-4 0-4-3-4-7-4-25-2-44-15-49-35-1-3-1-4-1-19 0-25 0-50 0-76 0-16 0-28-18-42-16-13-42-17-55-17-4 0-8 0-8 4 0 5 2 5 7 5 24 1 43 14 47 33 2 4 2 4 2 19 0 26 0 54 0 81 0 18 2 23 15 36 8 7 19 12 30 15-32 10-45 26-45 48 0 31 0 62 0 93z"><text:p/></draw:path><draw:path draw:style-name="gr1515" draw:text-style-name="P131" svg:width="0.04cm" svg:height="0.04cm" svg:x="2.382cm" svg:y="0.247cm" svg:viewBox="0 0 41 41" svg:d="M41 21c0-12-10-21-21-21s-20 9-20 21c0 11 9 20 20 20s21-9 21-20z"><text:p/></draw:path><draw:path draw:style-name="gr1515" draw:text-style-name="P131" svg:width="0.191cm" svg:height="0.174cm" svg:x="2.466cm" svg:y="0.115cm" svg:viewBox="0 0 192 175" svg:d="M118 54c2-10 11-45 38-45 2 0 11 0 20 4-11 2-19 12-19 21 0 7 5 14 15 14 8 0 20-7 20-23 0-19-23-25-36-25-22 0-35 21-39 30-10-26-31-30-42-30-41 0-63 50-63 59 0 5 3 4 5 5 3 0 4-1 5-5 13-40 39-50 52-50 7 0 21 3 21 25 0 12-7 39-21 93-7 24-20 39-38 39-2 0-11 0-18-4 10-2 17-10 17-21s-7-13-14-13c-11 0-21 10-21 22 0 17 20 25 36 25 26 0 40-27 41-30 4 15 19 30 42 30 39 0 61-49 61-59 0-4-3-4-4-4-3 0-4 1-5 4-13 41-39 50-51 50-15 0-22-12-22-25 0-9 2-17 7-34 4-18 8-35 13-53z"><text:p/></draw:path><draw:path draw:style-name="gr1515" draw:text-style-name="P131" svg:width="0.191cm" svg:height="0.221cm" svg:x="2.816cm" svg:y="0.078cm" svg:viewBox="0 0 192 222" svg:d="M179 120c7 0 13-1 13-9 0-9-6-8-13-8-55 0-109 0-164 0 5-50 50-88 104-88 20 0 40 0 60 0 7 0 13 0 13-7 0-8-6-8-13-8-21 0-40 0-61 0-66 0-118 48-118 111 0 62 52 111 118 111 21 0 40 0 61 0 7 0 13 0 13-7s-6-7-13-7c-20 0-40 0-60 0-54 0-99-37-104-88 55 0 109 0 164 0z"><text:p/></draw:path><draw:path draw:style-name="gr1515" draw:text-style-name="P131" svg:width="0.261cm" svg:height="0.27cm" svg:x="3.158cm" svg:y="0.025cm" svg:viewBox="0 0 262 271" svg:d="M34 35c0 63 0 126 0 187 0 20-3 28-23 28-4 0-11 0-11 7 0 6 7 6 13 6 20 0 40 0 60 0 7 0 13 0 13-6 0-7-7-7-12-7-21 0-24-9-24-29 0-58 0-118 0-176 56 74 111 148 167 220 3 5 5 6 9 6 6 0 6-7 6-13 0-72 0-145 0-217 0-21 3-27 21-28 2 0 9 0 9-6 0-7-6-7-13-7-19 0-38 0-56 0-7 0-14 0-14 7 0 6 7 6 11 6 22 1 26 9 26 29 0 39 0 80 0 121-39-53-78-105-117-157-4-6-5-6-14-6-22 0-45 0-67 0-7 0-14 0-14 7 0 6 7 6 9 6 10 1 18 8 21 12 0 4 0 5 0 10zM218 243c-56-72-112-146-168-220-4-5-4-5-8-10 15 0 31 0 46 0 43 59 87 117 130 176 0 18 0 37 0 54z"><text:p/></draw:path><draw:path draw:style-name="gr1515" draw:text-style-name="P131" svg:width="0.089cm" svg:height="0.384cm" svg:x="3.45cm" svg:y="0cm" svg:viewBox="0 0 90 385" svg:d="M90 193c0-30-4-76-26-120-23-48-56-73-60-73-3 0-4 2-4 4s0 2 8 9c37 38 59 99 59 180 0 65-14 133-61 181-6 6-6 6-6 7 0 2 1 4 4 4 4 0 39-26 61-76 20-41 25-84 25-116z"><text:p/></draw:path><draw:path draw:style-name="gr1515" draw:text-style-name="P131" svg:width="0.214cm" svg:height="0.238cm" svg:x="3.685cm" svg:y="0.055cm" svg:viewBox="0 0 215 239" svg:d="M117 9c-4-7-6-9-9-9-6 0-7 3-9 9-32 71-64 143-96 215-3 4-3 5-3 7 0 5 3 8 8 8 3 0 5-1 9-8 30-67 60-135 91-203 29 68 60 136 90 203 4 8 8 8 9 8 4 0 8-3 8-8 0-1-1-2-3-6-32-72-64-145-95-216z"><text:p/></draw:path><draw:path draw:style-name="gr1515" draw:text-style-name="P131" svg:width="0.088cm" svg:height="0.384cm" svg:x="4.045cm" svg:y="0cm" svg:viewBox="0 0 89 385" svg:d="M89 381c0-1 0-1-7-8-47-49-60-122-60-180 0-67 15-135 63-182 4-5 4-5 4-7 0-3-1-4-3-4-5 0-39 26-62 76-20 42-24 85-24 117 0 29 4 76 25 120 23 47 56 72 61 72 2 0 3-1 3-4z"><text:p/></draw:path><draw:path draw:style-name="gr1515" draw:text-style-name="P131" svg:width="0.171cm" svg:height="0.265cm" svg:x="4.178cm" svg:y="0.018cm" svg:viewBox="0 0 172 266" svg:d="M172 13c0-12-1-13-14-13-48 0-96 0-145 0-6 0-13 0-13 8 0 7 7 7 13 7 47 0 96 0 143 0 0 37 0 73 0 111-46 0-91 0-137 0-7 0-13-2-13 7 0 8 6 9 13 9 46 0 91 0 137 0 0 36 0 73 0 109-47 0-96 0-143 0-6 0-13 0-13 8 0 7 7 7 13 7 49 0 97 0 145 0 13 0 14-1 14-13 0-79 0-159 0-240z"><text:p/></draw:path><draw:path draw:style-name="gr1515" draw:text-style-name="P131" svg:width="0.191cm" svg:height="0.174cm" svg:x="4.383cm" svg:y="0.115cm" svg:viewBox="0 0 192 175" svg:d="M118 54c2-10 12-45 38-45 2 0 11 0 20 4-11 2-19 12-19 21 0 7 5 14 15 14 8 0 20-7 20-23 0-19-23-25-35-25-23 0-36 21-40 30-10-26-31-30-42-30-41 0-63 50-63 59 0 5 3 4 5 5 3 0 4-1 5-5 13-40 39-50 52-50 7 0 21 3 21 25 0 12-7 39-21 93-7 24-20 39-37 39-3 0-12 0-19-4 10-2 18-10 18-21s-8-13-14-13c-12 0-22 10-22 22 0 17 20 25 36 25 26 0 40-27 41-30 4 15 19 30 42 30 39 0 61-49 61-59 0-4-3-4-4-4-3 0-4 1-4 4-14 41-40 50-52 50-16 0-22-12-22-25 0-9 3-17 7-34 4-18 8-35 13-53z"><text:p/></draw:path><draw:path draw:style-name="gr1515" draw:text-style-name="P131" svg:width="0.191cm" svg:height="0.221cm" svg:x="4.732cm" svg:y="0.078cm" svg:viewBox="0 0 192 222" svg:d="M179 120c7 0 13-1 13-9 0-9-6-8-13-8-55 0-109 0-164 0 5-50 50-88 104-88 20 0 40 0 60 0 7 0 13 0 13-7 0-8-6-8-13-8-20 0-40 0-60 0-67 0-119 48-119 111 0 62 52 111 119 111 20 0 40 0 60 0 7 0 13 0 13-7s-6-7-13-7c-20 0-40 0-60 0-54 0-99-37-104-88 55 0 109 0 164 0z"><text:p/></draw:path><draw:path draw:style-name="gr1515" draw:text-style-name="P131" svg:width="0.135cm" svg:height="0.384cm" svg:x="5.093cm" svg:y="0cm" svg:viewBox="0 0 136 385" svg:d="M81 52c0-16 10-41 52-43 2 0 3-2 3-5 0-4-2-4-6-4-39 0-74 20-75 48 0 29 0 59 0 89 0 15 0 27-15 39-14 12-28 12-37 13-2 0-3 1-3 4 0 4 2 4 6 4 25 2 44 14 48 34 1 4 1 5 1 19 0 25 0 51 0 76 0 16 0 29 19 43 15 12 40 16 56 16 4 0 6 0 6-4s-2-4-5-4c-24-2-44-15-49-33-1-5-1-5-1-19 0-27 0-54 0-82 0-17-3-24-15-35-9-8-20-12-31-15 32-9 46-27 46-49 0-31 0-61 0-92z"><text:p/></draw:path><draw:path draw:style-name="gr1515" draw:text-style-name="P131" svg:width="0.127cm" svg:height="0.254cm" svg:x="5.292cm" svg:y="0.033cm" svg:viewBox="0 0 128 255" svg:d="M79 10c0-10 0-10-9-10-24 24-57 24-70 24 0 5 0 8 0 12 8 0 31 0 51-10 0 66 0 133 0 199 0 14-1 18-36 18-4 0-8 0-13 0 0 5 0 9 0 12 14-1 48-1 63-1s49 0 63 1c0-3 0-7 0-12-5 0-8 0-12 0-36 0-37-4-37-18 0-72 0-144 0-215z"><text:p/></draw:path><draw:path draw:style-name="gr1515" draw:text-style-name="P131" svg:width="0.044cm" svg:height="0.115cm" svg:x="5.485cm" svg:y="0.247cm" svg:viewBox="0 0 45 116" svg:d="M45 41c0-26-10-41-24-41-13 0-21 10-21 21 0 10 8 20 21 20 4 0 9-1 13-5 1-1 1-1 2-1 0 2 0 0 0 6 0 28-13 50-26 64-5 3-3 5-3 6 0 2 1 5 3 5 4 0 35-30 35-75z"><text:p/></draw:path><draw:path draw:style-name="gr1515" draw:text-style-name="P131" svg:width="0.154cm" svg:height="0.254cm" svg:x="5.642cm" svg:y="0.033cm" svg:viewBox="0 0 155 255" svg:d="M31 226c13-14 27-26 41-39 60-53 83-74 83-112 0-44-35-75-82-75-44 0-73 35-73 69 0 22 20 22 21 22 7 0 20-4 20-21 0-9-7-19-20-19-3 0-4 0-6 0 9-26 30-39 53-39 35 0 52 31 52 63 0 31-20 60-41 85-25 27-49 54-75 81-4 5-4 6-4 14 48 0 96 0 144 0 3-22 8-44 11-66-3 0-6 0-10 0-2 12-4 28-9 33-2 4-27 4-36 4-23 0-46 0-69 0z"><text:p/></draw:path><draw:path draw:style-name="gr1515" draw:text-style-name="P131" svg:width="0.044cm" svg:height="0.115cm" svg:x="5.85cm" svg:y="0.247cm" svg:viewBox="0 0 45 116" svg:d="M45 41c0-26-10-41-25-41-12 0-20 10-20 21 0 10 8 20 20 20 5 0 10-1 14-5 1-1 1-1 2-1 0 2 0 0 0 6 0 28-13 51-26 64-5 4-4 5-4 6 0 2 2 5 4 5 4 0 35-30 35-75z"><text:p/></draw:path><draw:path draw:style-name="gr1515" draw:text-style-name="P131" svg:width="0.158cm" svg:height="0.263cm" svg:x="6.005cm" svg:y="0.033cm" svg:viewBox="0 0 159 264" svg:d="M96 121c32-11 54-37 54-68 0-32-34-53-72-53s-68 23-68 52c0 13 9 21 20 21 12 0 19-9 19-20 0-20-18-20-24-20 12-19 38-24 52-24 15 0 37 9 37 44 0 4-1 26-11 44-12 18-25 20-35 20-2 0-12 1-14 1-3 0-7 1-7 4 0 5 4 5 10 5s11 0 17 0c32 0 46 26 46 63 0 52-26 63-44 63-17 0-45-6-58-29 13 2 25-7 25-20 0-15-11-22-22-22-9 0-21 5-21 23 0 34 35 59 78 59 46 0 81-35 81-74 0-31-24-61-63-69z"><text:p/></draw:path><draw:path draw:style-name="gr1515" draw:text-style-name="P131" svg:width="0.136cm" svg:height="0.384cm" svg:x="6.21cm" svg:y="0cm" svg:viewBox="0 0 137 385" svg:d="M55 334c0 15-10 40-52 43-2 0-3 2-3 4 0 4 4 4 8 4 37 0 73-18 73-48 0-29 0-58 0-88 0-16 0-28 16-40 13-11 28-11 36-12 2 0 4-1 4-4 0-4-3-4-6-4-25-2-44-15-49-35-1-3-1-4-1-19 0-25 0-50 0-76 0-16 0-28-18-42-16-13-42-17-55-17-4 0-8 0-8 4 0 5 2 5 5 5 26 1 45 14 49 33 1 4 1 4 1 19 0 26 0 54 0 81 0 18 3 24 15 36 9 8 20 12 31 15-32 10-46 26-46 48 0 31 0 62 0 93z"><text:p/></draw:path><draw:path draw:style-name="gr1515" draw:text-style-name="P131" svg:width="0.15cm" svg:height="0.384cm" svg:x="6.546cm" svg:y="0cm" svg:viewBox="0 0 151 385" svg:d="M149 15c2-5 2-6 2-7 0-5-4-8-8-8-3 0-6 1-7 3-45 123-89 245-134 367-2 5-2 7-2 8 0 4 3 7 8 7s6-3 9-10c44-120 88-240 132-360z"><text:p/></draw:path><draw:path draw:style-name="gr1515" draw:text-style-name="P131" svg:width="0.193cm" svg:height="0.221cm" svg:x="6.514cm" svg:y="0.078cm" svg:viewBox="0 0 194 222" svg:d="M179 120c7 0 15-1 15-9 0-9-8-8-15-8-55 0-109 0-164 0 6-50 50-88 105-88 20 0 39 0 59 0 7 0 15 0 15-7 0-8-8-8-15-8-20 0-40 0-60 0-66 0-119 48-119 111 0 62 53 111 119 111 20 0 40 0 60 0 7 0 15 0 15-7s-8-7-15-7c-20 0-39 0-59 0-55 0-99-37-105-88 55 0 109 0 164 0z"><text:p/></draw:path><draw:path draw:style-name="gr1515" draw:text-style-name="P131" svg:width="0.261cm" svg:height="0.27cm" svg:x="6.857cm" svg:y="0.025cm" svg:viewBox="0 0 262 271" svg:d="M34 35c0 63 0 126 0 187 0 20-3 28-23 28-4 0-11 0-11 7 0 6 7 6 13 6 20 0 41 0 61 0 6 0 12 0 12-6 0-7-6-7-11-7-21 0-24-9-24-29 0-58 0-118 0-176 56 74 111 148 167 220 3 5 5 6 7 6 7 0 7-7 7-13 0-72 0-145 0-217 0-21 3-27 21-28 2 0 9 0 9-6 0-7-6-7-12-7-19 0-39 0-58 0-6 0-12 0-12 7 0 6 7 6 11 6 21 1 25 9 25 29 0 39 0 80 0 121-39-53-79-105-117-157-3-6-4-6-14-6-22 0-45 0-67 0-7 0-12 0-12 7 0 6 5 6 7 6 11 1 18 8 22 12-1 4-1 5-1 10zM219 243c-56-72-112-146-168-220-5-5-5-5-9-10 15 0 31 0 46 0 44 59 87 117 131 176 0 18 0 37 0 54z"><text:p/></draw:path><draw:path draw:style-name="gr1515" draw:text-style-name="P131" svg:width="0.116cm" svg:height="0.122cm" svg:x="7.137cm" svg:y="0.225cm" svg:viewBox="0 0 117 123" svg:d="M109 59c5 0 8 0 8-6 0-23-14-53-54-53-35 0-63 29-63 62 0 34 30 61 66 61s51-28 51-35c0-1-1-3-6-3-3 0-3 1-4 4-9 22-29 26-39 26-13 0-25-6-33-16-10-13-11-30-11-40 29 0 56 0 85 0zM25 52c2-38 28-44 38-44 33 0 34 37 34 44-24 0-48 0-72 0z"><text:p/></draw:path><draw:path draw:style-name="gr1515" draw:text-style-name="P131" svg:width="0.144cm" svg:height="0.118cm" svg:x="7.272cm" svg:y="0.228cm" svg:viewBox="0 0 145 119" svg:d="M120 26c8-16 21-16 25-16 0-3 0-7 0-10-6 0-13 1-21 1-6 0-16 0-24-1 0 3 0 7 0 10 11 0 11 9 11 10s0 4-2 8c-10 22-20 44-30 67-11-26-23-50-34-74 0-2-1-3-1-6 0-5 9-5 13-5 0-3 0-7 0-10-10 0-20 1-31 1-7 0-18 0-26-1 0 3 0 7 0 10 15 0 19 0 22 10 14 31 29 61 43 93 1 4 3 6 8 6s6-2 7-6c14-29 27-58 40-87z"><text:p/></draw:path><draw:path draw:style-name="gr1515" draw:text-style-name="P131" svg:width="0.116cm" svg:height="0.122cm" svg:x="7.429cm" svg:y="0.225cm" svg:viewBox="0 0 117 123" svg:d="M109 59c5 0 8 0 8-6 0-23-14-53-54-53-35 0-63 29-63 62 0 34 30 61 66 61s51-28 51-35c0-1-1-3-6-3-3 0-3 1-4 4-9 22-29 26-39 26-13 0-25-6-33-16-10-13-11-30-11-40 29 0 56 0 85 0zM25 52c3-38 28-44 38-44 33 0 34 37 34 44-24 0-47 0-72 0z"><text:p/></draw:path><draw:path draw:style-name="gr1515" draw:text-style-name="P131" svg:width="0.144cm" svg:height="0.118cm" svg:x="7.57cm" svg:y="0.228cm" svg:viewBox="0 0 145 119" svg:d="M124 36c0-23-11-36-40-36-22 0-37 12-44 25 0-8 0-16 0-25-14 1-27 1-40 2 0 4 0 7 0 10 18 0 20 2 20 16 0 23 0 46 0 69 0 12-2 12-20 12 0 3 0 7 0 10 10-1 19-1 31-1 10 0 28 0 31 1 0-3 0-7 0-10-18 0-20 0-20-12 0-17 0-32 0-49 0-28 22-41 39-41 19 0 22 15 22 28 0 21 0 41 0 62 0 12-3 12-21 12 0 3 0 7 0 10 2 0 20-1 31-1 10 0 29 0 32 1 0-3 0-7 0-10-17 0-21 0-21-12 0-21 0-41 0-61z"><text:p/></draw:path><draw:path draw:style-name="gr1515" draw:text-style-name="P131" svg:width="0.089cm" svg:height="0.384cm" svg:x="7.767cm" svg:y="0cm" svg:viewBox="0 0 90 385" svg:d="M90 193c0-30-4-76-25-120-24-48-57-73-61-73-2 0-4 2-4 4s0 2 8 9c37 38 59 99 59 180 0 65-14 133-61 181-6 6-6 6-6 7 0 2 2 4 4 4 4 0 39-26 62-76 20-41 24-84 24-116z"><text:p/></draw:path></draw:g></text:p>
          <text:p text:style-name="P45">נציב בתנאי הראשון את כל האיברים ונמצא שכולם נמצאים ב־<draw:g text:anchor-type="as-char" svg:y="-0.27cm" draw:z-index="7" draw:name="Shape8" draw:style-name="gr1513"><svg:title>TexMaths</svg:title><svg:desc>11§display§\N§svg§600§FALSE§</svg:desc><draw:path draw:style-name="gr1514" draw:text-style-name="P130" svg:width="0.23cm" svg:height="0.23cm" svg:x="0.009cm" svg:y="0.016cm" svg:viewBox="0 0 231 231" svg:d="M116 231c-39 0-77 0-116 0 0-77 0-154 0-231 77 0 154 0 231 0 0 77 0 154 0 231-39 0-77 0-115 0z"><text:p/></draw:path><draw:path draw:style-name="gr1515" draw:text-style-name="P131" svg:width="0.26cm" svg:height="0.27cm" svg:x="-0.001cm" svg:y="-0.001cm" svg:viewBox="0 0 261 271" svg:d="M33 35c0 63 0 125 0 187 0 20-2 28-22 28-4 0-11 0-11 6 0 7 7 7 13 7 20 0 40 0 60 0 7 0 13 0 13-7 0-6-6-6-12-6-21 0-24-9-24-29 0-58 0-116 0-175 55 73 110 147 166 219 3 5 5 6 8 6 7 0 7-7 7-13 0-73 0-145 0-217 0-21 3-27 21-28 2 0 9 0 9-6 0-7-6-7-13-7-19 0-38 0-57 0-6 0-13 0-13 7 0 6 8 6 11 6 22 1 25 9 25 29 0 39 0 80 0 120-38-52-77-105-116-156-3-6-4-6-13-6-23 0-45 0-67 0-8 0-14 0-14 7 0 6 6 6 8 6 11 1 19 8 22 12-1 4-1 5-1 10zM217 243c-56-73-112-146-167-220-4-4-4-5-8-10 14 0 30 0 45 0 43 59 87 117 130 175 0 19 0 38 0 55z"><text:p/></draw:path></draw:g>. נציב בתנאי השני <draw:g text:anchor-type="as-char" svg:y="-0.259cm" draw:z-index="8" draw:name="Shape9" draw:style-name="gr1513"><svg:title>TexMaths</svg:title><svg:desc>11§display§x = 2§svg§600§FALSE§</svg:desc><draw:path draw:style-name="gr1514" draw:text-style-name="P130" svg:width="0.868cm" svg:height="0.218cm" svg:x="0.008cm" svg:y="0.019cm" svg:viewBox="0 0 869 219" svg:d="M0 0c290 0 580 0 869 0 0 73 0 146 0 219-289 0-579 0-869 0 0-73 0-146 0-219z"><text:p/></draw:path><draw:path draw:style-name="gr1515" draw:text-style-name="P131" svg:width="0.192cm" svg:height="0.172cm" svg:x="-0.001cm" svg:y="0.086cm" svg:viewBox="0 0 193 173" svg:d="M118 54c2-10 11-45 38-45 3 0 11 0 19 5-10 1-17 11-17 21 0 6 4 13 14 13 9 0 21-6 21-22 0-21-23-26-37-26-22 0-35 21-40 30-9-26-30-30-41-30-41 0-63 50-63 59 0 5 3 2 5 5 3 0 4-1 5-5 13-40 39-50 52-50 8 0 21 3 21 26 0 11-7 37-21 91-7 23-20 39-37 39-3 0-12 0-19-5 10-2 17-10 17-21 0-10-7-12-14-12-11 0-21 9-21 21 0 18 20 25 36 25 26 0 40-27 41-29 5 14 19 29 42 29 40 0 62-48 62-58 0-3-4-3-5-3-3 0-4 1-5 3-12 41-39 50-51 50-15 0-22-13-22-26 0-8 2-15 7-33 4-17 8-35 13-52z"><text:p/></draw:path><draw:path draw:style-name="gr1515" draw:text-style-name="P131" svg:width="0.256cm" svg:height="0.089cm" svg:x="0.338cm" svg:y="0.116cm" svg:viewBox="0 0 257 90" svg:d="M243 15c6 0 14 0 14-7 0-8-8-8-14-8-77 0-154 0-231 0-5 0-12 0-12 8 0 7 7 7 13 7 77 0 153 0 230 0zM243 90c6 0 14 0 14-8 0-7-8-7-14-7-77 0-153 0-230 0-6 0-13 0-13 7 0 8 7 8 12 8 77 0 154 0 231 0z"><text:p/></draw:path><draw:path draw:style-name="gr1515" draw:text-style-name="P131" svg:width="0.153cm" svg:height="0.254cm" svg:x="0.743cm" svg:y="0cm" svg:viewBox="0 0 154 255" svg:d="M30 225c13-13 27-26 41-40 60-52 83-72 83-110 0-44-35-75-81-75-44 0-73 35-73 69 0 22 20 22 21 22 7 0 20-4 20-21 0-10-7-20-21-20-3 0-3 0-5 2 9-26 30-40 52-40 35 0 52 31 52 63 0 30-19 60-41 83-24 27-49 55-74 82-4 5-4 6-4 15 47 0 96 0 143 0 4-22 8-44 11-67-3 0-6 0-10 0-2 12-4 28-7 34-4 3-29 3-38 3-23 0-46 0-69 0z"><text:p/></draw:path></draw:g><text:s/>ונמצא ש־<draw:g text:anchor-type="as-char" svg:y="-0.265cm" draw:z-index="9" draw:name="Shape10" draw:style-name="gr1513"><svg:title>TexMaths</svg:title><svg:desc>11§display§2 \in \Neven§svg§600§FALSE§</svg:desc><draw:path draw:style-name="gr1514" draw:text-style-name="P130" svg:width="1.492cm" svg:height="0.283cm" svg:x="-0.001cm" svg:y="0.018cm" svg:viewBox="0 0 1493 284" svg:d="M747 284c-250 0-498 0-747 0 0-94 0-189 0-284 497 0 996 0 1493 0 0 95 0 190 0 284-249 0-497 0-746 0z"><text:p/></draw:path><draw:path draw:style-name="gr1515" draw:text-style-name="P131" svg:width="0.153cm" svg:height="0.255cm" svg:x="-0.001cm" svg:y="0.007cm" svg:viewBox="0 0 154 256" svg:d="M30 226c13-13 27-26 40-40 61-52 84-72 84-111 0-44-35-75-82-75-43 0-72 35-72 69 0 23 19 22 20 22 6 0 21-4 21-20 0-10-8-20-21-20-3 0-3 0-6 0 10-25 31-39 53-39 35 0 52 31 52 63 0 31-20 61-41 85-24 26-49 54-74 81-4 5-4 5-4 15 47 0 96 0 143 0 3-22 8-44 11-67-3 0-7 0-10 0-2 11-4 28-9 34-2 3-27 3-36 3-23 0-46 0-69 0z"><text:p/></draw:path><draw:path draw:style-name="gr1515" draw:text-style-name="P131" svg:width="0.192cm" svg:height="0.222cm" svg:x="0.313cm" svg:y="0.055cm" svg:viewBox="0 0 193 223" svg:d="M179 119c7 0 14 0 14-8 0-7-7-7-14-7-55 0-109 0-164 0 5-51 50-89 104-89 20 0 41 0 60 0 7 0 14 0 14-7 0-8-7-8-14-8-21 0-40 0-61 0-66 0-118 50-118 111 0 62 52 112 118 112 21 0 40 0 61 0 7 0 14 0 14-8s-7-8-14-8c-19 0-40 0-60 0-54 0-99-36-104-88 55 0 109 0 164 0z"><text:p/></draw:path><draw:path draw:style-name="gr1515" draw:text-style-name="P131" svg:width="0.261cm" svg:height="0.27cm" svg:x="0.655cm" svg:y="0cm" svg:viewBox="0 0 262 271" svg:d="M34 35c0 62 0 125 0 187 0 21-3 27-23 28-4 0-11 0-11 7 0 6 7 6 13 6 20 0 40 0 60 0 7 0 13 0 13-6 0-7-7-7-12-7-21-1-24-9-24-28 0-59 0-118 0-177 56 73 111 147 167 220 3 4 5 6 7 6 7 0 7-6 7-13 0-73 0-144 0-217 0-21 4-27 22-28 2 0 9 0 9-6 0-7-6-7-13-7-19 0-38 0-56 0-7 0-14 0-14 7 0 6 7 6 11 6 22 1 26 9 26 29 0 40 0 80 0 121-39-53-78-105-117-157-4-6-5-6-14-6-22 0-45 0-67 0-8 0-14 0-14 7 0 6 6 6 9 6 10 1 18 8 21 12 0 4 0 5 0 10zM218 244c-56-73-112-147-168-221-4-4-4-5-8-10 15 0 31 0 46 0 43 59 87 117 130 176 0 18 0 37 0 55z"><text:p/></draw:path><draw:path draw:style-name="gr1515" draw:text-style-name="P131" svg:width="0.116cm" svg:height="0.122cm" svg:x="0.933cm" svg:y="0.198cm" svg:viewBox="0 0 117 123" svg:d="M109 60c5 0 8 0 8-7 0-23-14-53-54-53-35 0-63 29-63 62 0 34 31 61 66 61 37 0 51-29 51-35 0-1-1-3-5-3-3 0-4 1-5 3-8 22-29 27-39 27-12 0-24-6-33-16-10-13-10-30-10-39 28 0 56 0 84 0zM25 52c4-38 28-44 38-44 34 0 35 37 35 44-24 0-48 0-73 0z"><text:p/></draw:path><draw:path draw:style-name="gr1515" draw:text-style-name="P131" svg:width="0.144cm" svg:height="0.118cm" svg:x="1.068cm" svg:y="0.205cm" svg:viewBox="0 0 145 119" svg:d="M120 26c8-16 22-16 25-16 0-3 0-7 0-10-6 0-13 1-20 1s-17 0-25-1c0 3 0 7 0 10 12 0 12 9 12 10s-1 4-2 8c-10 22-21 44-31 67-11-26-23-50-34-74 0-2-1-3-1-6 0-5 9-5 14-5 0-3 0-7 0-10-1 0-19 1-30 1-9 0-19 0-28-1 0 3 0 7 0 10 15 0 19 0 23 9 14 32 28 63 42 95 2 3 3 5 8 5s6-2 7-5c14-30 27-59 40-88z"><text:p/></draw:path><draw:path draw:style-name="gr1515" draw:text-style-name="P131" svg:width="0.116cm" svg:height="0.122cm" svg:x="1.225cm" svg:y="0.198cm" svg:viewBox="0 0 117 123" svg:d="M109 60c5 0 8 0 8-7 0-23-14-53-54-53-35 0-63 29-63 62 0 34 31 61 66 61 37 0 51-29 51-35 0-1-1-3-5-3-3 0-4 1-5 3-8 22-29 27-39 27-12 0-25-6-33-16-10-13-10-30-10-39 28 0 56 0 84 0zM25 52c4-38 28-44 38-44 33 0 34 37 35 44-24 0-48 0-73 0z"><text:p/></draw:path><draw:path draw:style-name="gr1515" draw:text-style-name="P131" svg:width="0.144cm" svg:height="0.118cm" svg:x="1.367cm" svg:y="0.201cm" svg:viewBox="0 0 145 119" svg:d="M124 37c0-23-11-37-40-37-22 0-37 12-44 26 0-8 0-17 0-26-14 1-27 2-40 3 0 4 0 7 0 10 18 0 20 2 20 16 0 23 0 46 0 69 0 12-2 12-20 12 0 2 0 6 0 9 10-1 20-1 31-1 10 0 28 1 31 1 0-3 0-7 0-9-18 0-20 0-20-12 0-16 0-33 0-48 0-29 22-42 39-42 20 0 22 15 22 28 0 21 0 41 0 62 0 12-3 12-20 12 0 2 0 6 0 9 1 0 19-1 31-1 10 0 29 1 31 1 0-3 0-7 0-9-17 0-21 0-21-12 0-21 0-41 0-61z"><text:p/></draw:path></draw:g>, כדרוש.</text:p>
        </text:list-item>
      </text:list>
      <text:h text:style-name="Heading_20_2" text:outline-level="2"><text:soft-page-break/>2. הוכחת <text:span text:style-name="T29">טענות הנכונות לכל ה</text:span>קבוצות</text:h>
      <text:h text:style-name="P10" text:outline-level="3">הערה</text:h>
      <text:p text:style-name="P4">הטענות הבאות, קשורות כל אחת בנפרד, בסעיפיה שלה, בכמת <draw:g text:anchor-type="as-char" svg:y="-0.273cm" draw:z-index="119" draw:name="Shape11" draw:style-name="gr1513"><svg:title>TexMaths</svg:title><svg:desc>11§display§\forall A, B, C§svg§600§FALSE§</svg:desc><draw:path draw:style-name="gr1514" draw:text-style-name="P130" svg:width="1.413cm" svg:height="0.309cm" svg:x="0.019cm" svg:y="0.02cm" svg:viewBox="0 0 1414 310" svg:d="M707 310c-236 0-472 0-707 0 0-103 0-207 0-310 471 0 943 0 1414 0 0 103 0 207 0 310-236 0-471 0-707 0z"><text:p/></draw:path><draw:path draw:style-name="gr1515" draw:text-style-name="P131" svg:width="0.214cm" svg:height="0.274cm" svg:x="-0.001cm" svg:y="0.012cm" svg:viewBox="0 0 215 275" svg:d="M213 14c2-4 2-4 2-6 0-5-3-8-8-8s-7 4-9 9c-11 28-21 56-32 85-39 0-78 0-118 0-11-29-20-57-31-85-2-6-4-9-9-9-4 0-8 3-8 8 0 1 0 1 2 6 32 84 65 169 97 252 2 6 3 9 9 9 5 0 6-4 9-8 32-83 65-168 96-253zM55 109c35 0 70 0 106 0-18 45-36 91-53 136-18-45-35-91-53-136z"><text:p/></draw:path><draw:path draw:style-name="gr1515" draw:text-style-name="P131" svg:width="0.264cm" svg:height="0.274cm" svg:x="0.228cm" svg:y="0cm" svg:viewBox="0 0 265 275" svg:d="M55 231c-15 25-31 31-47 32-5 1-8 1-8 8 0 2 1 4 4 4 11 0 24-1 33-1 14 0 27 1 40 1 2 0 7 0 7-8 0-3-4-4-6-4-10 0-19-3-19-13 0-5 3-9 6-15 10-16 20-33 30-48 32 0 65 0 96 0 2 8 6 59 6 64 0 11-20 12-28 12-5 0-8 0-8 8 0 4 4 4 5 4 16 0 32-1 49-1 8 0 33 1 42 1 3 0 8 0 8-8 0-4-4-4-10-4-23 0-23-2-24-13-8-79-16-160-24-240 0-8 0-10-7-10-6 0-7 3-11 7-45 74-89 149-134 224zM101 175c26-43 52-85 77-127 5 42 8 84 12 127-29 0-59 0-89 0z"><text:p/></draw:path><draw:path draw:style-name="gr1515" draw:text-style-name="P131" svg:width="0.044cm" svg:height="0.114cm" svg:x="0.537cm" svg:y="0.236cm" svg:viewBox="0 0 45 115" svg:d="M45 41c0-26-10-41-24-41-13 0-21 10-21 21 0 10 8 20 21 20 4 0 9-1 13-5 1-1 1-1 2-1 0 2 0 0 0 6 0 28-14 50-26 63-4 4-3 6-3 7 0 2 1 4 3 4 4 0 35-29 35-74z"><text:p/></draw:path><draw:path draw:style-name="gr1515" draw:text-style-name="P131" svg:width="0.274cm" svg:height="0.261cm" svg:x="0.692cm" svg:y="0.013cm" svg:viewBox="0 0 275 262" svg:d="M45 232c-4 14-4 18-35 18-7 0-10 0-10 7 0 5 3 5 10 5 46 0 91 0 137 0 62 0 107-45 107-83 0-27-22-49-59-54 39-7 80-36 80-72 0-29-25-53-71-53-43 0-87 0-130 0-8 0-11 0-11 8 0 4 3 4 11 4 4 0 7 0 14 0 7 1 10 1 10 7 0 1 0 2-1 7-18 69-34 138-52 206zM103 122c8-32 17-64 25-96 3-13 4-14 21-14 16 0 33 0 49 0 34 0 42 22 42 40 0 34-33 70-80 70-19 0-38 0-57 0zM86 250c-6 0-6 0-9 0s-4-1-4-5c0-1 0-1 2-9 9-35 17-70 26-105 24 0 49 0 73 0 37 0 45 28 45 45 0 36-35 74-80 74-18 0-36 0-53 0z"><text:p/></draw:path><draw:path draw:style-name="gr1515" draw:text-style-name="P131" svg:width="0.044cm" svg:height="0.114cm" svg:x="1.02cm" svg:y="0.236cm" svg:viewBox="0 0 45 115" svg:d="M45 41c0-26-10-41-24-41-13 0-21 10-21 21 0 10 8 20 21 20 4 0 9-1 13-5 1-1 1-1 2-1 0 2 0 0 0 6 0 28-13 51-26 63-3 5-3 6-3 7 0 2 1 4 3 4 4 0 35-29 35-74z"><text:p/></draw:path><draw:path draw:style-name="gr1515" draw:text-style-name="P131" svg:width="0.274cm" svg:height="0.278cm" svg:x="1.178cm" svg:y="0.005cm" svg:viewBox="0 0 275 279" svg:d="M275 4c0-1-1-4-4-4-1 0-1 0-6 4-10 10-19 20-27 30-4-5-21-34-64-34-87 0-174 86-174 175 0 63 46 104 106 104 33 0 62-15 82-33 36-31 43-66 43-67 0-3-3-3-4-3-3 0-5 0-6 3-3 11-12 38-38 60-27 22-52 28-72 28-34 0-76-20-76-79 0-22 9-85 48-130 23-27 59-46 94-46 39 0 62 30 62 75 0 15-1 14-1 19 0 3 4 4 5 4 6 0 6-1 8-8 8-33 15-65 24-98z"><text:p/></draw:path></draw:g>, גם אם לא צויין כך. </text:p>
      <text:h text:style-name="P11" text:outline-level="3">(א) <text:span text:style-name="T29">הוכחת </text:span>זהות של הפרש</text:h>
      <text:list text:style-name="L3">
        <text:list-item>
          <text:p text:style-name="P46">צ.ל.:</text:p>
          <text:p text:style-name="P15"><draw:g text:anchor-type="as-char" svg:y="-0.328cm" draw:z-index="12" draw:name="Shape11" draw:style-name="gr1513"><svg:title>TexMaths</svg:title><svg:desc>11§display§A \setminus B = A \cap \overline{B}§svg§600§FALSE§</svg:desc><draw:path draw:style-name="gr1514" draw:text-style-name="P130" svg:width="2.473cm" svg:height="0.381cm" svg:x="0.005cm" svg:y="0.019cm" svg:viewBox="0 0 2474 382" svg:d="M1238 382c-413 0-825 0-1238 0 0-128 0-254 0-382 825 0 1649 0 2474 0 0 128 0 254 0 382-412 0-825 0-1236 0z"><text:p/></draw:path><draw:path draw:style-name="gr1515" draw:text-style-name="P131" svg:width="0.264cm" svg:height="0.274cm" svg:x="-0.001cm" svg:y="0.049cm" svg:viewBox="0 0 265 275" svg:d="M55 231c-15 26-31 31-47 32-5 1-8 1-8 8 0 2 1 4 4 4 11 0 22-1 33-1 14 0 27 1 39 1 3 0 8 0 8-7 0-4-4-5-7-5-9 0-18-3-18-13 0-4 3-9 6-14 10-16 20-32 30-49 32 0 65 0 96 0 0 8 6 60 6 64 0 11-20 12-28 12-5 0-8 0-8 8 0 4 4 4 5 4 16 0 32-1 47-1 10 0 35 1 44 1 3 0 8 0 8-7 0-5-4-5-10-5-23 0-23-2-24-13-8-80-16-161-24-241-1-8-1-9-8-9-5 0-8 2-10 7-45 75-89 149-134 224zM101 175c26-43 51-86 76-128 5 42 9 85 13 128-29 0-59 0-89 0z"><text:p/></draw:path><draw:path draw:style-name="gr1515" draw:text-style-name="P131" svg:width="0.15cm" svg:height="0.384cm" svg:x="0.382cm" svg:y="0.035cm" svg:viewBox="0 0 151 385" svg:d="M134 376c1 5 4 9 9 9 4 0 8-3 8-7 0-1 0-2-2-7-44-121-88-241-132-362-3-7-4-9-9-9s-8 3-8 8c0 1 0 1 2 6 44 120 88 242 132 362z"><text:p/></draw:path><draw:path draw:style-name="gr1515" draw:text-style-name="P131" svg:width="0.275cm" svg:height="0.262cm" svg:x="0.656cm" svg:y="0.065cm" svg:viewBox="0 0 276 263" svg:d="M46 233c-4 15-5 18-35 18-7 0-11 0-11 8 0 4 3 4 11 4 46 0 91 0 138 0 61 0 106-44 106-82 0-28-22-50-59-54 39-8 80-37 80-73 0-29-25-54-71-54-43 0-87 0-130 0-8 0-12 0-12 8 0 4 4 4 11 4 1 0 9 0 15 1 7 1 10 1 10 7 0 1 0 2-1 6-18 70-34 139-52 207zM105 123c7-32 15-64 23-95 4-15 4-16 21-16 16 0 34 0 50 0 34 0 42 23 42 40 0 34-33 71-80 71-19 0-38 0-56 0zM87 251c-6 0-7 0-9 0-3 0-4-1-4-4 0-1 0-1 1-9 9-35 19-72 27-107 25 0 49 0 73 0 37 0 44 29 44 45 0 39-34 75-79 75-18 0-35 0-53 0z"><text:p/></draw:path><draw:path draw:style-name="gr1515" draw:text-style-name="P131" svg:width="0.255cm" svg:height="0.089cm" svg:x="1.082cm" svg:y="0.183cm" svg:viewBox="0 0 256 90" svg:d="M243 15c7 0 13 0 13-7 0-8-6-8-12-8-77 0-155 0-232 0-5 0-12 0-12 8 0 7 7 7 13 7 77 0 153 0 230 0zM244 90c6 0 12 0 12-7 0-8-6-8-13-8-77 0-153 0-230 0-6 0-13 0-13 8 0 7 7 7 12 7 77 0 155 0 232 0z"><text:p/></draw:path><draw:path draw:style-name="gr1515" draw:text-style-name="P131" svg:width="0.264cm" svg:height="0.274cm" svg:x="1.48cm" svg:y="0.049cm" svg:viewBox="0 0 265 275" svg:d="M56 231c-15 26-31 31-47 32-6 1-9 1-9 8 0 2 2 4 6 4 9 0 22-1 33-1 13 0 26 1 38 1 2 0 8 0 8-7 0-4-4-5-7-5-9 0-17-3-17-13 0-4 2-9 5-14 10-16 19-32 29-49 32 0 65 0 96 0 2 8 7 60 7 64 0 11-20 12-27 12-6 0-10 0-10 8 0 4 3 3 5 4 17 0 33-1 49-1 9 0 34 1 44 1 2 0 6 0 6-7 0-5-3-5-9-5-24 0-24-2-25-13-8-80-15-161-23-241-1-8-1-9-8-9-5 0-7 2-10 7-45 75-89 149-134 224zM102 175c26-43 51-86 76-128 5 42 8 85 12 128-29 0-58 0-88 0z"><text:p/></draw:path><draw:path draw:style-name="gr1515" draw:text-style-name="P131" svg:width="0.214cm" svg:height="0.238cm" svg:x="1.864cm" svg:y="0.094cm" svg:viewBox="0 0 215 239" svg:d="M215 85c0-60-60-85-108-85-50 0-107 28-107 84 0 47 0 94 0 142 0 5 0 13 8 13 7 0 7-8 7-13 0-48 0-94 0-140 0-57 63-71 92-71 17 0 42 4 62 17 30 20 30 44 30 55 0 46 0 93 0 139 0 5 0 13 8 13s8-8 8-13c0-48 0-95 0-141z"><text:p/></draw:path><draw:path draw:style-name="gr1515" draw:text-style-name="P131" svg:width="0.311cm" svg:height="0.014cm" svg:x="2.186cm" svg:y="-0.001cm" svg:viewBox="0 0 312 15" svg:d="M156 15c-51 0-104 0-156 0 0-5 0-9 0-15 105 0 208 0 312 0 0 6 0 10 0 15-51 0-104 0-156 0z"><text:p/></draw:path><draw:path draw:style-name="gr1515" draw:text-style-name="P131" svg:width="0.275cm" svg:height="0.262cm" svg:x="2.202cm" svg:y="0.065cm" svg:viewBox="0 0 276 263" svg:d="M46 233c-4 15-4 18-35 18-7 0-11 0-11 8 0 4 4 4 11 4 46 0 91 0 138 0 61 0 106-44 106-82 0-28-22-50-59-54 39-8 80-37 80-73 0-29-25-54-71-54-43 0-87 0-130 0-8 0-11 0-11 8 0 4 3 4 11 4 4 0 8 0 14 1 7 1 10 1 10 7 0 1 0 2-1 6-18 70-34 139-52 207zM105 123c7-32 16-64 24-95 3-15 4-16 21-16 16 0 33 0 49 0 34 0 42 23 42 40 0 34-33 71-80 71-19 0-38 0-56 0zM87 251c-6 0-6 0-9 0s-4-1-4-4c0-1 0-1 2-9 9-35 18-72 26-107 25 0 49 0 73 0 37 0 45 29 45 45 0 39-35 75-80 75-18 0-35 0-53 0z"><text:p/></draw:path></draw:g></text:p>
        </text:list-item>
        <text:list-item>
          <text:p text:style-name="P47">יהי <draw:g text:anchor-type="as-char" svg:y="-0.288cm" draw:z-index="10" draw:name="Shape12" draw:style-name="gr1513"><svg:title>TexMaths</svg:title><svg:desc>11§display§x \in A \setminus B§svg§600§FALSE§</svg:desc><draw:path draw:style-name="gr1514" draw:text-style-name="P130" svg:width="1.599cm" svg:height="0.344cm" svg:x="0.008cm" svg:y="0.018cm" svg:viewBox="0 0 1600 345" svg:d="M0 0c534 0 1066 0 1600 0 0 115 0 230 0 345-534 0-1066 0-1600 0 0-115 0-230 0-345z"><text:p/></draw:path><draw:path draw:style-name="gr1515" draw:text-style-name="P131" svg:width="0.192cm" svg:height="0.173cm" svg:x="-0.001cm" svg:y="0.115cm" svg:viewBox="0 0 193 174" svg:d="M118 54c2-10 12-46 38-46 2 0 11 0 20 5-11 2-19 12-19 21 0 7 5 13 15 13 8 0 21-6 21-22 0-19-24-25-37-25-22 0-35 20-39 29-10-26-31-29-42-29-41 0-63 50-63 59 0 4 3 3 5 4 3 0 4-1 5-5 13-40 39-50 52-50 7 0 21 4 21 26 0 12-7 38-21 92-7 24-20 40-37 40-3 0-12 0-19-5 10-2 18-10 18-21 0-10-8-13-14-13-12 0-22 10-22 22 0 17 20 25 36 25 26 0 40-26 41-29 4 15 19 29 42 29 39 0 61-50 61-59 0-4-3-4-4-4-3 0-4 1-5 5-13 40-39 50-51 50-15 0-22-13-22-25 0-9 3-18 7-34 4-18 8-35 13-53z"><text:p/></draw:path><draw:path draw:style-name="gr1515" draw:text-style-name="P131" svg:width="0.192cm" svg:height="0.221cm" svg:x="0.349cm" svg:y="0.078cm" svg:viewBox="0 0 193 222" svg:d="M179 120c7 0 14 0 14-8 0-7-7-7-14-7-55 0-109 0-164 0 5-52 50-88 104-88 20 0 41 0 60 0 7 0 14-2 14-9 0-8-7-8-14-8-21 0-40 0-61 0-66 0-118 51-118 112 0 62 52 110 118 110 21 0 40 0 61 0 7 0 14 0 14-7 0-8-7-7-14-7-19 0-40 0-60 0-54 0-99-36-104-88 55 0 109 0 164 0z"><text:p/></draw:path><draw:path draw:style-name="gr1515" draw:text-style-name="P131" svg:width="0.264cm" svg:height="0.274cm" svg:x="0.694cm" svg:y="0.011cm" svg:viewBox="0 0 265 275" svg:d="M56 230c-15 27-31 32-47 33-5 0-9 0-9 8 0 2 2 4 6 4 9 0 22-2 33-2 13 0 26 2 38 2 2 0 8 0 8-7 0-5-4-5-7-5-9-1-17-4-17-14 0-5 2-9 5-14 10-16 20-32 30-48 32 0 65 0 97 0 0 7 5 60 5 63 0 12-20 13-27 13-6 0-9 0-9 8 0 4 4 4 5 4 16 0 32-2 48-2 9 0 34 2 44 2 2 0 6 0 6-9 0-3-3-3-9-3-23 0-23-3-24-14-8-79-16-160-24-240-1-8-1-9-8-9-5 0-7 2-10 7-45 74-89 149-134 223zM102 175c26-43 51-86 76-128 5 42 9 85 13 128-29 0-59 0-89 0z"><text:p/></draw:path><draw:path draw:style-name="gr1515" draw:text-style-name="P131" svg:width="0.15cm" svg:height="0.383cm" svg:x="1.077cm" svg:y="0cm" svg:viewBox="0 0 151 384" svg:d="M134 375c1 5 4 9 9 9 4 0 8-3 8-7 0-2 0-2-2-7-44-120-88-241-132-361-3-7-4-9-9-9s-8 3-8 8c0 1 0 1 2 6 44 120 88 241 132 361z"><text:p/></draw:path><draw:path draw:style-name="gr1515" draw:text-style-name="P131" svg:width="0.275cm" svg:height="0.262cm" svg:x="1.351cm" svg:y="0.025cm" svg:viewBox="0 0 276 263" svg:d="M46 232c-4 16-5 19-35 19-7 0-11 0-11 8 0 4 3 4 11 4 46 0 91 0 138 0 61 0 106-46 106-82 0-28-22-51-59-54 39-8 80-37 80-73 0-29-25-54-71-54-43 0-87 0-130 0-8 0-12 0-12 8 0 4 4 4 11 4 1 0 9 0 15 1 7 1 10 1 10 7 0 1 0 2-1 6-18 69-34 138-52 206zM105 122c7-32 15-63 23-94 4-15 4-16 21-16 16 0 34 0 50 0 34 0 42 23 42 40 0 34-33 70-80 70-19 0-38 0-56 0zM87 251c-6 0-7 0-9-1-3 0-4 0-4-3 0-1 0-3 1-9 9-35 19-72 27-107 25 0 49 0 73 0 37 0 44 29 44 45 0 38-34 75-79 75-18 0-35 0-53 0z"><text:p/></draw:path></draw:g>. <text:span text:style-name="T5">נגדיר מרחב עבודה </text:span><text:span text:style-name="T5"><draw:g text:anchor-type="as-char" svg:y="-0.208cm" draw:z-index="11" draw:name="Shape13" draw:style-name="gr1513"><svg:title>TexMaths</svg:title><svg:desc>11§display§x \in u§svg§600§FALSE§</svg:desc><draw:path draw:style-name="gr1514" draw:text-style-name="P130" svg:width="0.861cm" svg:height="0.181cm" svg:x="0.008cm" svg:y="0.02cm" svg:viewBox="0 0 862 182" svg:d="M0 0c287 0 574 0 862 0 0 60 0 122 0 182-288 0-575 0-862 0 0-60 0-122 0-182z"><text:p/></draw:path><draw:path draw:style-name="gr1515" draw:text-style-name="P131" svg:width="0.192cm" svg:height="0.172cm" svg:x="-0.001cm" svg:y="0.037cm" svg:viewBox="0 0 193 173" svg:d="M118 54c2-10 11-45 38-45 2 0 11 0 19 5-10 1-18 11-18 20 0 7 5 14 15 14 8 0 21-7 21-23 0-20-24-25-37-25-22 0-35 21-40 30-9-26-30-30-41-30-41 0-63 49-63 59 0 5 3 2 5 5 3 0 4-2 5-5 13-40 39-50 52-50 7 0 21 3 21 25 0 12-7 38-21 91-7 23-20 39-37 39-3 0-12 0-19-4 10-2 17-10 17-21s-7-14-14-14c-11 0-21 11-21 23 0 17 20 25 36 25 26 0 40-27 41-29 4 14 19 29 42 29 39 0 61-49 61-59 0-3-3-3-4-3-3 0-4 1-5 3-13 42-39 50-51 50-15 0-22-12-22-25 0-9 2-16 7-33 4-17 8-35 13-52z"><text:p/></draw:path><draw:path draw:style-name="gr1515" draw:text-style-name="P131" svg:width="0.193cm" svg:height="0.22cm" svg:x="0.348cm" svg:y="0cm" svg:viewBox="0 0 194 221" svg:d="M179 117c7 0 15 1 15-5 0-8-8-8-15-8-54 0-109 0-162 0 4-51 48-89 103-89 20 0 40 0 59 0 7 0 15 0 15-7 0-8-8-8-15-8-21 0-40 0-60 0-66 0-119 49-119 112 0 61 53 109 119 109 20 0 39 0 60 0 7 0 15 0 15-7 0-8-8-8-15-8-19 0-39 0-59 0-55 0-99-37-103-89 53 0 108 0 162 0z"><text:p/></draw:path><draw:path draw:style-name="gr1515" draw:text-style-name="P131" svg:width="0.197cm" svg:height="0.172cm" svg:x="0.691cm" svg:y="0.037cm" svg:viewBox="0 0 198 173" svg:d="M123 147c5 16 18 26 35 26 14 0 22-9 28-21 7-14 12-37 12-38 0-3-3-3-4-3-5 0-5 1-6 6-5 21-13 47-28 47-9 0-13-4-13-17 0-9 5-26 8-39 3-14 7-28 11-41 1-6 5-21 6-26 2-9 6-23 6-26 0-7-5-11-11-11-2 0-12 0-15 14-8 28-24 94-29 115-1 1-16 31-44 31-21 0-24-17-24-31 0-21 11-51 21-77 4-11 7-17 7-24 0-18-14-32-32-32-37 0-51 56-51 59 0 5 3 5 4 5 4 0 5-2 6-8 10-33 25-47 40-47 3 0 9 0 9 13 0 9-4 20-6 25-14 38-23 63-23 80 0 36 27 46 48 46 25 0 39-17 45-26z"><text:p/></draw:path></draw:g></text:span><text:span text:style-name="T5"><text:s/></text:span><text:span text:style-name="T31">(אפשר להוכיח את קיום מרחב עבודה כזה באמצעות האקסיומות של איחוד)</text:span><text:span text:style-name="T5">. </text:span>נוכיח <text:span text:style-name="T31">ש־</text:span><text:span text:style-name="T31"><draw:g text:anchor-type="as-char" svg:y="-0.326cm" draw:z-index="120" draw:name="Shape14" draw:style-name="gr1513"><svg:title>TexMaths</svg:title><svg:desc>11§display§x \in A \cap \overline{B}§svg§600§FALSE§</svg:desc><draw:path draw:style-name="gr1514" draw:text-style-name="P130" svg:width="1.684cm" svg:height="0.3cm" svg:x="0.008cm" svg:y="0.02cm" svg:viewBox="0 0 1685 301" svg:d="M843 301c-282 0-562 0-843 0 0-100 0-201 0-301 561 0 1124 0 1685 0 0 100 0 201 0 301-280 0-561 0-842 0z"><text:p/></draw:path><draw:path draw:style-name="gr1515" draw:text-style-name="P131" svg:width="0.192cm" svg:height="0.174cm" svg:x="-0.001cm" svg:y="0.155cm" svg:viewBox="0 0 193 175" svg:d="M119 54c2-10 11-45 37-45 3 0 11 0 20 4-11 2-19 12-19 21 0 7 5 13 15 13 9 0 21-6 21-22 0-19-22-25-36-25-23 0-36 20-40 29-10-26-31-29-42-29-41 0-63 50-63 60 0 3 5 3 6 3 2 0 3 0 4-5 13-40 39-49 52-49 7 0 21 3 21 25 0 12-7 38-21 92-6 24-20 41-37 41-2 0-11 0-19-6 10-1 18-10 18-21 0-10-8-13-14-13-12 0-22 10-22 23 0 18 20 25 36 25 27 0 40-27 41-29 6 14 19 29 42 29 40 0 62-50 62-59 0-5-4-5-5-5-3 0-4 3-4 5-13 42-40 51-52 51-15 0-21-13-21-26 0-9 2-17 7-34 4-18 8-35 13-53z"><text:p/></draw:path><draw:path draw:style-name="gr1515" draw:text-style-name="P131" svg:width="0.192cm" svg:height="0.222cm" svg:x="0.349cm" svg:y="0.118cm" svg:viewBox="0 0 193 223" svg:d="M179 119c7 0 14 0 14-8 0-7-7-7-14-7-55 0-109 0-164 0 5-52 50-89 104-89 20 0 41 0 60 0 7 0 14 0 14-7 0-8-7-8-14-8-20 0-40 0-61 0-66 0-118 50-118 111 0 62 52 112 118 112 21 0 41 0 61 0 7 0 14 0 14-8s-7-8-14-8c-19 0-40 0-60 0-54 0-99-36-104-88 55 0 109 0 164 0z"><text:p/></draw:path><draw:path draw:style-name="gr1515" draw:text-style-name="P131" svg:width="0.264cm" svg:height="0.275cm" svg:x="0.695cm" svg:y="0.049cm" svg:viewBox="0 0 265 276" svg:d="M56 230c-15 27-31 32-47 34-5 0-9 0-9 7 0 3 2 5 6 5 11 0 22-1 33-1 13 0 26 1 38 1 2 0 8 0 8-8 0-4-4-4-7-4-9-2-17-5-17-14 0-5 2-8 5-14 10-17 20-33 30-50 32 0 65 0 97 0 0 8 5 61 5 64 0 12-20 14-27 14-6 0-9 0-9 7 0 5 3 4 4 5 17 0 33-1 49-1 10 0 34 1 44 1 2 0 6 0 6-8 0-4-3-4-8-4-24 0-24-4-26-15-8-79-15-160-23-240-1-8-1-9-8-9-5 0-7 2-10 7-45 75-89 150-134 223zM102 175c26-43 51-86 76-128 5 42 9 85 14 128-30 0-60 0-90 0z"><text:p/></draw:path><draw:path draw:style-name="gr1515" draw:text-style-name="P131" svg:width="0.214cm" svg:height="0.237cm" svg:x="1.078cm" svg:y="0.095cm" svg:viewBox="0 0 215 238" svg:d="M215 85c0-60-60-85-107-85-51 0-108 28-108 84 0 47 0 95 0 141 0 7 0 13 8 13 7 0 7-6 7-13 0-46 0-93 0-139 0-58 63-71 93-71 16 0 41 4 62 17 29 19 29 44 29 54 0 46 0 93 0 139 0 7 0 13 8 13s8-6 8-13c0-46 0-94 0-140z"><text:p/></draw:path><draw:path draw:style-name="gr1515" draw:text-style-name="P131" svg:width="0.312cm" svg:height="0.014cm" svg:x="1.401cm" svg:y="0cm" svg:viewBox="0 0 313 15" svg:d="M156 15c-51 0-104 0-156 0 0-5 0-9 0-15 105 0 208 0 313 0 0 6 0 10 0 15-52 0-105 0-157 0z"><text:p/></draw:path><draw:path draw:style-name="gr1515" draw:text-style-name="P131" svg:width="0.274cm" svg:height="0.263cm" svg:x="1.417cm" svg:y="0.065cm" svg:viewBox="0 0 275 264" svg:d="M45 233c-4 15-4 18-35 18-7 0-10 0-10 8 0 5 3 5 10 5 46 0 91 0 138 0 61 0 106-47 106-83 0-28-22-50-59-54 39-8 80-37 80-73 0-29-25-54-71-54-43 0-87 0-130 0-8 0-11 0-11 8 0 4 3 4 11 4 4 0 7 0 14 1s10 1 10 7c0 1 0 2-1 6-18 69-34 138-52 207zM103 122c8-32 17-62 25-94 3-15 4-16 21-16 16 0 33 0 49 0 34 0 42 23 42 40 0 34-33 70-80 70-19 0-38 0-57 0zM86 251c-6 0-6 0-9 0-3-1-4-1-4-4 0-1 0-2 2-9 9-35 17-71 26-107 25 0 49 0 73 0 37 0 45 29 45 45 0 38-35 75-80 75-18 0-36 0-53 0z"><text:p/></draw:path></draw:g></text:span><text:span text:style-name="T31"> </text:span>באמצעות מעברי אמ"מ:</text:p>
          <text:p text:style-name="P15"><draw:g text:anchor-type="as-char" svg:y="-1.178cm" draw:z-index="42" draw:name="Shape14" draw:style-name="gr1513"><svg:title>TexMaths</svg:title><svg:desc>11§latex§\begin{align}
    x \in A \setminus B &amp;\iff x \in A \land x \notin B &amp;&amp;\open \!\setminus\! \text{ definition}  \close\\
    &amp;\iff x \in A \land (x \notin B \land x \in u)           &amp;&amp;\text{(given } x \in u \close\\
    &amp;\iff x \in A \land \overline{x}                                &amp;&amp;\open \overline{X}\! \text{ definition}  \close\\
    &amp;\iff x \in A \cap \overline{B}                                 &amp;&amp;\open \!\cap\! \text{ definition} \close 
\end{align}§svg§600§FALSE§</svg:desc><draw:path draw:style-name="gr1514" draw:text-style-name="P130" svg:width="11.891cm" svg:height="2.316cm" svg:x="0.01cm" svg:y="0.02cm" svg:viewBox="0 0 11892 2317" svg:d="M5947 2317c-1982 0-3965 0-5947 0 0-773 0-1544 0-2317 3964 0 7929 0 11892 0 0 773 0 1544 0 2317-1981 0-3963 0-5945 0z"><text:p/></draw:path><draw:path draw:style-name="gr1515" draw:text-style-name="P131" svg:width="0.192cm" svg:height="0.174cm" svg:x="0.001cm" svg:y="0.162cm" svg:viewBox="0 0 193 175" svg:d="M119 54c2-10 11-46 37-46 2 0 12 0 20 5-11 2-19 11-19 21 0 6 5 13 15 13 8 0 21-6 21-22 0-21-22-25-36-25-23 0-36 20-40 29-10-26-31-29-42-29-41 0-63 50-63 59 0 4 5 4 6 4 2 0 3-1 4-5 13-40 39-50 52-50 7 0 21 3 21 26 0 12-7 38-21 91-6 25-20 41-37 41-2 0-11 0-19-5 10-1 18-10 18-21 0-10-8-13-14-13-12 0-22 9-22 23 0 17 20 25 36 25 27 0 40-28 41-30 6 15 19 30 42 30 41 0 63-51 63-59 0-5-5-5-6-5-3 0-4 2-4 5-14 41-40 50-52 50-15 0-21-12-21-25 0-9 2-18 7-34 4-18 8-35 13-53z"><text:p/></draw:path><draw:path draw:style-name="gr1515" draw:text-style-name="P131" svg:width="0.193cm" svg:height="0.224cm" svg:x="0.351cm" svg:y="0.12cm" svg:viewBox="0 0 194 225" svg:d="M179 120c7 0 15 0 15-8 0-7-8-7-15-7-55 0-109 0-164 0 5-52 50-90 104-90 20 0 41 0 60 0 7 0 15 0 15-7 0-8-8-8-15-8-19 0-40 0-60 0-66 0-119 51-119 112 0 62 53 113 119 113 20 0 41 0 60 0 7 0 15 0 15-8s-8-8-15-8c-19 0-40 0-60 0-54 0-99-37-104-89 55 0 109 0 164 0z"><text:p/></draw:path><draw:path draw:style-name="gr1515" draw:text-style-name="P131" svg:width="0.264cm" svg:height="0.276cm" svg:x="0.698cm" svg:y="0.052cm" svg:viewBox="0 0 265 277" svg:d="M56 232c-16 27-31 32-48 33-5 0-8 0-8 8 0 2 2 4 4 4 11 0 24-1 35-1 12 0 26 1 38 1 2 0 8 0 8-7 0-5-5-5-7-5-9-1-19-4-19-13 0-5 3-9 6-14 10-17 20-33 30-50 32 0 65 0 96 0 2 8 7 61 7 64 0 12-20 13-27 13-6 0-10 0-10 8 0 4 4 4 5 4 16 0 33-1 49-1 9 0 34 1 44 1 2 0 6 0 6-7 0-5-4-5-9-5-24 0-24-2-25-14-8-80-15-161-23-241-1-8-1-10-8-10-6 0-7 3-10 7-45 74-89 150-134 225zM102 176c26-43 51-85 76-128 5 43 8 85 12 128-29 0-58 0-88 0z"><text:p/></draw:path><draw:path draw:style-name="gr1515" draw:text-style-name="P131" svg:width="0.149cm" svg:height="0.386cm" svg:x="1.081cm" svg:y="0.038cm" svg:viewBox="0 0 150 387" svg:d="M133 377c2 6 5 10 9 10s8-3 8-7c0-1 0-3-1-7-44-121-90-242-134-363-2-7-3-10-7-10-5 0-8 4-8 8 0 1 0 2 1 6 44 121 88 242 132 363z"><text:p/></draw:path><draw:path draw:style-name="gr1515" draw:text-style-name="P131" svg:width="0.275cm" svg:height="0.263cm" svg:x="1.355cm" svg:y="0.066cm" svg:viewBox="0 0 276 264" svg:d="M45 233c-3 16-4 19-35 19-7 0-10 0-10 8 0 4 3 4 10 4 46 0 92 0 139 0 60 0 106-46 106-84 0-27-23-50-60-55 40-6 81-35 81-72 0-29-25-53-72-53-43 0-87 0-130 0-7 0-11 0-11 8 0 4 3 4 11 4 1 0 7 0 14 0 8 1 11 2 11 7 0 2-1 3-2 7-18 70-34 138-52 207zM103 122c8-32 17-64 25-96 3-13 4-14 21-14 16 0 33 0 49 0 34 0 43 23 43 40 0 34-33 70-80 70-19 0-39 0-58 0zM87 252c-6 0-7 0-9 0-4-1-5-1-5-4 0-1 0-3 2-9 9-36 17-72 26-108 24 0 50 0 74 0 36 0 44 29 44 45 0 39-34 76-80 76-18 0-34 0-52 0z"><text:p/></draw:path><draw:path draw:style-name="gr1515" draw:text-style-name="P131" svg:width="0.342cm" svg:height="0.213cm" svg:x="1.888cm" svg:y="0.125cm" svg:viewBox="0 0 343 214" svg:d="M330 152c7 0 13 0 13-8s-6-8-13-8c-82 0-164 0-246 0-16-14-36-24-49-29 15-7 33-17 49-30 82 0 164 0 246 0 7 0 13 0 13-8 0-7-6-7-13-7-76 0-153 0-229 0 19-18 39-52 39-58 0-4-5-4-7-4-3 0-6 0-8 3-7 16-18 36-44 59s-52 33-72 39c-7 2-7 2-8 4-1 0-1 1-1 2s0 1 1 2l1 1c2 1 1 1 8 3 53 16 91 51 113 92 4 7 5 9 10 9 2 0 7 0 7-5s-20-38-39-57c76 0 153 0 229 0z"><text:p/></draw:path><draw:path draw:style-name="gr1515" draw:text-style-name="P131" svg:width="0.342cm" svg:height="0.213cm" svg:x="2.21cm" svg:y="0.125cm" svg:viewBox="0 0 343 214" svg:d="M259 77c16 14 36 24 49 30-14 6-33 16-49 29-82 0-164 0-246 0-6 0-13 0-13 8s7 8 13 8c76 0 153 0 229 0-19 17-38 52-38 57s4 5 6 5c3 0 6 0 8-4 8-15 19-35 44-58 26-23 53-33 72-40 7-2 7-2 8-3 1 0 1-1 1-2s0-1-1-2l-1-2c-2-1-1 0-8-3-52-15-91-50-113-91-4-8-4-9-10-9-2 0-6 0-6 4 0 6 18 39 38 58-76 0-153 0-229 0-6 0-13 0-13 7 0 8 7 8 13 8 82 0 164 0 246 0z"><text:p/></draw:path><draw:path draw:style-name="gr1515" draw:text-style-name="P131" svg:width="0.192cm" svg:height="0.174cm" svg:x="2.801cm" svg:y="0.162cm" svg:viewBox="0 0 193 175" svg:d="M118 54c2-10 12-46 38-46 2 0 11 0 20 5-11 2-19 11-19 21 0 6 5 13 15 13 8 0 21-6 21-22 0-21-24-25-36-25-23 0-36 20-40 29-10-26-31-29-42-29-41 0-63 50-63 59 0 4 3 3 5 4 3 0 4-1 5-5 13-40 39-50 52-50 7 0 21 3 21 26 0 12-7 38-21 91-7 25-20 41-37 41-3 0-12 0-19-5 10-1 18-10 18-21 0-10-8-13-14-13-12 0-22 9-22 23 0 17 20 25 36 25 26 0 40-28 41-30 4 15 19 30 42 30 39 0 61-51 61-59 0-5-3-5-4-5-3 0-4 2-4 5-14 41-40 50-52 50-15 0-22-12-22-25 0-9 3-18 7-34 4-18 8-35 13-53z"><text:p/></draw:path><draw:path draw:style-name="gr1515" draw:text-style-name="P131" svg:width="0.192cm" svg:height="0.224cm" svg:x="3.151cm" svg:y="0.12cm" svg:viewBox="0 0 193 225" svg:d="M179 120c7 0 14 0 14-8 0-7-7-7-14-7-55 0-109 0-164 0 5-52 50-90 104-90 20 0 41 0 60 0 7 0 14 0 14-7 0-8-7-8-14-8-19 0-40 0-60 0-67 0-119 51-119 112 0 62 52 113 119 113 20 0 41 0 60 0 7 0 14 0 14-8s-7-8-14-8c-19 0-40 0-60 0-54 0-99-37-104-89 55 0 109 0 164 0z"><text:p/></draw:path><draw:path draw:style-name="gr1515" draw:text-style-name="P131" svg:width="0.264cm" svg:height="0.276cm" svg:x="3.497cm" svg:y="0.052cm" svg:viewBox="0 0 265 277" svg:d="M55 232c-15 27-30 32-47 33-5 0-8 0-8 8 0 2 1 4 4 4 11 0 24-1 33-1 14 0 27 1 40 1 2 0 7 0 7-7 0-5-4-5-6-5-9-1-19-4-19-13 0-5 3-9 6-14 10-17 20-33 30-50 32 0 65 0 96 0 2 8 7 61 7 64 0 12-21 13-29 13-5 0-8 0-8 8 0 4 4 4 5 4 16 0 32-1 49-1 9 0 34 1 42 1 4 0 8 0 8-7 0-5-4-5-9-5-24 0-24-2-25-14-8-80-16-161-24-241 0-8 0-10-7-10-6 0-7 3-10 7-45 74-90 150-135 225zM101 176c26-43 52-85 77-128 5 43 8 85 12 128-29 0-59 0-89 0z"><text:p/></draw:path><draw:path draw:style-name="gr1515" draw:text-style-name="P131" svg:width="0.215cm" svg:height="0.239cm" svg:x="3.88cm" svg:y="0.102cm" svg:viewBox="0 0 216 240" svg:d="M117 8c-4-7-6-8-9-8-6 0-7 2-9 8-32 72-64 144-96 217-2 4-3 5-3 7 0 4 4 8 8 8 3 0 6-1 9-9 30-68 60-136 91-205 31 69 60 137 91 205 3 9 7 9 9 9 4 0 8-4 8-8 0-1 0-2-3-6-31-73-64-146-96-218z"><text:p/></draw:path><draw:path draw:style-name="gr1515" draw:text-style-name="P131" svg:width="0.192cm" svg:height="0.174cm" svg:x="4.215cm" svg:y="0.162cm" svg:viewBox="0 0 193 175" svg:d="M118 54c2-10 11-46 38-46 1 0 11 0 19 5-11 2-19 11-19 21 0 6 5 13 16 13 7 0 21-6 21-22 0-21-24-25-37-25-22 0-36 20-40 29-10-26-31-29-42-29-40 0-62 50-62 59 0 4 3 4 5 4 3 0 4-1 4-5 13-40 38-50 52-50 7 0 21 3 21 26 0 12-7 38-21 91-6 25-20 41-37 41-2 0-11 0-19-5 9-1 18-10 18-21 0-10-9-13-14-13-12 0-21 9-21 23 0 17 19 25 36 25 26 0 39-28 41-30 4 15 18 30 42 30 39 0 61-51 61-59 0-5-3-5-4-5-4 0-4 2-5 5-14 41-40 50-52 50-16 0-21-12-21-25 0-9 2-18 7-34 4-18 8-35 13-53z"><text:p/></draw:path><draw:path draw:style-name="gr1515" draw:text-style-name="P131" svg:width="0.15cm" svg:height="0.386cm" svg:x="4.595cm" svg:y="0.038cm" svg:viewBox="0 0 151 387" svg:d="M149 15c2-5 2-6 2-7 0-4-4-8-8-8-3 0-5 1-7 4-45 123-89 246-134 368-2 5-2 7-2 8 0 4 3 7 8 7s6-3 9-10c44-121 88-241 132-362z"><text:p/></draw:path><draw:path draw:style-name="gr1515" draw:text-style-name="P131" svg:width="0.193cm" svg:height="0.224cm" svg:x="4.563cm" svg:y="0.12cm" svg:viewBox="0 0 194 225" svg:d="M179 120c7 0 15 0 15-8 0-7-8-7-15-7-55 0-109 0-164 0 6-52 50-90 105-90 20 0 40 0 59 0 7 0 15 0 15-7 0-8-8-8-15-8-19 0-40 0-60 0-66 0-119 51-119 112 0 62 53 113 119 113 20 0 41 0 60 0 7 0 15 0 15-8s-8-8-15-8c-19 0-39 0-59 0-55 0-99-37-105-89 55 0 109 0 164 0z"><text:p/></draw:path><draw:path draw:style-name="gr1515" draw:text-style-name="P131" svg:width="0.274cm" svg:height="0.263cm" svg:x="4.913cm" svg:y="0.066cm" svg:viewBox="0 0 275 264" svg:d="M45 233c-3 16-4 19-35 19-7 0-10 0-10 8 0 4 3 4 10 4 46 0 91 0 137 0 62 0 107-46 107-84 0-27-22-50-59-55 40-6 80-35 80-72 0-29-25-53-71-53-43 0-87 0-130 0-8 0-11 0-11 8 0 4 3 4 11 4 4 0 7 0 14 0 7 1 11 2 11 7 0 2-1 3-2 7-18 70-34 138-52 207zM103 122c8-32 17-64 25-96 3-13 4-14 21-14 16 0 33 0 49 0 34 0 42 23 42 40 0 34-33 70-80 70-19 0-38 0-57 0zM86 252c-6 0-6 0-8 0-4-1-5-1-5-4 0-1 0-3 2-9 9-36 17-72 26-108 24 0 49 0 73 0 37 0 45 29 45 45 0 39-34 76-80 76-18 0-36 0-53 0z"><text:p/></draw:path><draw:path draw:style-name="gr1515" draw:text-style-name="P131" svg:width="0.1cm" svg:height="0.462cm" svg:x="8.278cm" svg:y="0cm" svg:viewBox="0 0 101 463" svg:d="M101 460c0-1-1-2-1-3-19-19-44-51-60-114-9-35-12-74-12-111 0-101 24-173 70-223 3-3 2-3 3-5 0-4-3-4-4-4-6 0-27 23-32 30-40 46-65 115-65 202 0 55 10 132 61 198 4 5 29 33 36 33 1 0 4 0 4-3z"><text:p/></draw:path><draw:path draw:style-name="gr1515" draw:text-style-name="P131" svg:width="0.15cm" svg:height="0.386cm" svg:x="8.44cm" svg:y="0.038cm" svg:viewBox="0 0 151 387" svg:d="M133 377c2 6 5 10 10 10 3 0 8-3 8-7 0-1 0-3-2-7-44-121-88-242-132-363-4-7-5-10-9-10-5 0-8 4-8 8 0 1 0 2 2 6 44 121 87 242 131 363z"><text:p/></draw:path><draw:path draw:style-name="gr1515" draw:text-style-name="P131" svg:width="0.189cm" svg:height="0.272cm" svg:x="8.776cm" svg:y="0.06cm" svg:viewBox="0 0 190 273" svg:d="M133 248c0 8 0 16 0 25 19-1 39-3 57-4 0-5 0-8 0-13-27 0-29-2-29-22 0-78 0-156 0-234-19 1-38 3-56 4 0 5 0 8 0 13 27 0 29 2 29 20 0 28 0 57 0 84-11-13-27-23-48-23-45 0-86 37-86 87 0 49 37 88 81 88 26 0 43-13 52-25zM133 143c0 26 0 53 0 79 0 8 0 8-3 15-12 18-30 27-46 27-18 0-31-10-41-24-10-17-11-39-11-54 0-14 1-37 12-55 8-12 23-25 44-25 13 0 30 6 42 23 3 6 3 7 3 14z"><text:p/></draw:path><draw:path draw:style-name="gr1515" draw:text-style-name="P131" svg:width="0.149cm" svg:height="0.177cm" svg:x="8.988cm" svg:y="0.155cm" svg:viewBox="0 0 150 178" svg:d="M32 76c3-57 35-67 48-67 40 0 44 53 44 67-30 0-61 0-92 0zM32 85c36 0 71 0 108 0 9 0 10 0 10-9 0-37-21-76-70-76-45 0-80 41-80 89 0 52 41 89 85 89 47 0 65-43 65-50 0-4-4-5-6-5-3 0-3 2-4 6-13 39-49 39-53 39-19 0-34-12-43-26-12-18-12-44-12-57z"><text:p/></draw:path><draw:path draw:style-name="gr1515" draw:text-style-name="P131" svg:width="0.193cm" svg:height="0.272cm" svg:x="9.16cm" svg:y="0.057cm" svg:viewBox="0 0 194 273" svg:d="M117 118c17 0 21 5 21 21 0 35 0 69 0 104 0 18-5 18-30 18 0 4 0 8 0 12 12 0 33-1 43-1 9 0 28 1 43 1 0-4 0-8 0-12-27 0-31 0-31-18 0-47 0-94 0-142-17 1-32 2-49 4-6 1-4 1-6 1-1 0-2 0-8 0-15 0-30 0-45 0 0-15 0-29 0-43 0-39 33-54 57-54 11 0 26 3 33 12-15 1-18 12-18 19 0 12 11 17 17 17 9 0 18-6 18-17 0-23-21-40-50-40-36 0-81 20-81 62 0 14 0 29 0 44-10 0-21 0-31 0 0 4 0 7 0 12 10 0 21 0 31 0 0 42 0 83 0 125 0 18-5 18-31 18 0 4 0 8 0 12 13 0 33-1 43-1s29 1 43 1c0-4 0-8 0-12-25 0-30 0-30-18 0-42 0-83 0-125 20 0 41 0 61 0z"><text:p/></draw:path><draw:path draw:style-name="gr1515" draw:text-style-name="P131" svg:width="0.194cm" svg:height="0.17cm" svg:x="9.376cm" svg:y="0.162cm" svg:viewBox="0 0 195 171" svg:d="M30 37c0 35 0 70 0 104 0 17-5 17-30 17 0 5 0 8 0 13 13 0 33-2 44-2 10 0 30 2 43 2 0-5 0-8 0-13-26 0-31 0-31-17 0-23 0-47 0-71 0-40 28-62 53-62 24 0 29 21 29 43 0 29 0 60 0 90 0 17-5 17-31 17 0 5 0 8 0 13 14 0 34-2 44-2s31 2 44 2c0-5 0-8 0-13-21 0-30 0-31-12 0-24 0-49 0-73 0-33 0-45-12-59-6-6-18-14-41-14-27 0-46 17-57 40 0-14 0-27 0-40-18 1-36 2-54 3 0 5 0 8 0 12 26 0 30 4 30 22z"><text:p/></draw:path><draw:path draw:style-name="gr1515" draw:text-style-name="P131" svg:width="0.083cm" svg:height="0.258cm" svg:x="9.591cm" svg:y="0.072cm" svg:viewBox="0 0 84 259" svg:d="M56 88c-17 1-36 2-54 3 0 5 0 8 0 12 26 0 29 3 29 22 0 35 0 70 0 104 0 18-5 18-31 18 0 4 0 7 0 12 13 0 34-1 43-1 13 0 27 1 41 1 0-5 0-8 0-12-27 0-28-3-28-17 0-47 0-95 0-142zM57 20c0-12-9-20-20-20-12 0-20 10-20 20 0 11 8 21 20 21 11 0 20-8 20-21z"><text:p/></draw:path><draw:path draw:style-name="gr1515" draw:text-style-name="P131" svg:width="0.12cm" svg:height="0.241cm" svg:x="9.693cm" svg:y="0.093cm" svg:viewBox="0 0 121 242" svg:d="M59 83c19 0 37 0 55 0 0-5 0-8 0-13-18 0-36 0-55 0 0-23 0-47 0-70-3 0-6 0-9 0 0 32-11 73-50 75 0 2 0 5 0 8 11 0 22 0 33 0 0 35 0 71 0 106 0 49 36 53 50 53 27 0 38-27 38-53 0-7 0-14 0-22-3 0-7 0-10 0 0 8 0 15 0 22 0 29-11 43-25 43-27 0-27-35-27-42 0-36 0-71 0-107z"><text:p/></draw:path><draw:path draw:style-name="gr1515" draw:text-style-name="P131" svg:width="0.082cm" svg:height="0.258cm" svg:x="9.849cm" svg:y="0.072cm" svg:viewBox="0 0 83 259" svg:d="M55 88c-18 1-36 2-54 3 0 5 0 8 0 12 25 0 29 3 29 22 0 35 0 70 0 104 0 18-5 18-30 18 0 4 0 7 0 12 12 0 33-1 42-1 14 0 27 1 41 1 0-5 0-8 0-12-26 0-28-3-28-17 0-47 0-95 0-142zM57 20c0-12-10-20-21-20-12 0-21 10-21 20 0 11 9 21 21 21 11 0 21-8 21-21z"><text:p/></draw:path><draw:path draw:style-name="gr1515" draw:text-style-name="P131" svg:width="0.17cm" svg:height="0.177cm" svg:x="9.955cm" svg:y="0.155cm" svg:viewBox="0 0 171 178" svg:d="M171 91c0-49-39-91-85-91-49 0-86 43-86 91 0 50 40 87 85 87 47 0 86-38 86-87zM86 168c-18 0-34-7-45-26-9-17-9-40-9-54 0-15 0-36 9-53 11-17 28-26 44-26 17 0 34 9 44 25 10 17 10 40 10 54s0 34-9 52c-8 17-25 28-44 28z"><text:p/></draw:path><draw:path draw:style-name="gr1515" draw:text-style-name="P131" svg:width="0.193cm" svg:height="0.17cm" svg:x="10.15cm" svg:y="0.162cm" svg:viewBox="0 0 194 171" svg:d="M30 37c0 35 0 70 0 104 0 17-5 17-30 17 0 5 0 8 0 13 13 0 33-2 43-2 11 0 31 2 44 2 0-5 0-8 0-13-26 0-31 0-31-17 0-23 0-47 0-71 0-40 28-62 53-62 24 0 29 21 29 43 0 29 0 60 0 90 0 17-5 17-31 17 0 5 0 8 0 13 14 0 34-2 44-2s29 2 43 2c0-5 0-8 0-13-20 0-30 0-30-12 0-24 0-49 0-73 0-33 0-45-12-59-6-6-18-14-41-14-27 0-46 17-57 40 0-14 0-27 0-40-18 1-36 2-54 3 0 5 0 8 0 12 26 0 30 4 30 22z"><text:p/></draw:path><draw:path draw:style-name="gr1515" draw:text-style-name="P131" svg:width="0.1cm" svg:height="0.462cm" svg:x="10.369cm" svg:y="0cm" svg:viewBox="0 0 101 463" svg:d="M101 232c0-55-10-132-60-198-5-4-29-34-37-34-1 0-4 1-4 4 0 2 1 3 2 4 19 21 44 51 60 113 8 35 13 75 13 111 0 39-5 78-14 116-15 55-38 86-58 107-3 4-3 4-3 5 0 3 3 3 4 3 7 0 28-23 32-28 40-46 65-117 65-203z"><text:p/></draw:path><draw:path draw:style-name="gr1515" draw:text-style-name="P131" svg:width="0.088cm" svg:height="0.386cm" svg:x="11.505cm" svg:y="0.038cm" svg:viewBox="0 0 89 387" svg:d="M89 383c0-1 0-2-6-9-49-48-61-121-61-180 0-67 14-135 63-183 4-4 4-5 4-7 0-3-1-4-3-4-5 0-40 26-62 76-20 43-24 86-24 118 0 29 3 77 25 121 23 47 56 72 61 72 2 0 3-1 3-4z"><text:p/></draw:path><draw:path draw:style-name="gr1515" draw:text-style-name="P131" svg:width="0.127cm" svg:height="0.257cm" svg:x="11.651cm" svg:y="0.072cm" svg:viewBox="0 0 128 258" svg:d="M79 10c0-9 0-10-9-10-24 24-58 24-70 24 0 5 0 8 0 12 8 0 31 0 51-10 0 68 0 134 0 201 0 14-1 18-37 18-4 0-7 0-12 0 0 5 0 8 0 13 13-2 48-2 63-2s48 0 63 2c0-5 0-8 0-13-5 0-9 0-14 0-34 0-35-4-35-18 0-73 0-144 0-217z"><text:p/></draw:path><draw:path draw:style-name="gr1515" draw:text-style-name="P131" svg:width="0.089cm" svg:height="0.386cm" svg:x="11.832cm" svg:y="0.038cm" svg:viewBox="0 0 90 387" svg:d="M90 194c0-30-4-77-25-121-24-48-57-73-61-73-2 0-4 2-4 4s0 3 8 9c37 39 59 100 59 181 0 66-14 134-61 182-6 5-6 6-6 7 0 2 2 4 4 4 4 0 39-26 62-76 20-41 24-84 24-117z"><text:p/></draw:path><draw:path draw:style-name="gr1515" draw:text-style-name="P131" svg:width="0.342cm" svg:height="0.211cm" svg:x="1.888cm" svg:y="0.748cm" svg:viewBox="0 0 343 212" svg:d="M330 152c7 0 13 0 13-8s-6-8-13-8c-82 0-164 0-246 0-16-14-36-24-49-29 15-7 33-17 49-30 82 0 164 0 246 0 7 0 13 0 13-8 0-7-6-7-13-7-76 0-153 0-229 0 19-19 39-53 39-58 0-4-5-4-7-4-3 0-6 0-8 3-7 15-18 36-44 58-26 24-52 34-72 39-7 2-7 3-8 5-1 0-1 1-1 2s0 1 1 2h1c0 1 1 1 8 3 53 16 91 51 113 93 4 7 5 7 10 7 2 0 7 0 7-4s-20-39-39-56c76 0 153 0 229 0z"><text:p/></draw:path><draw:path draw:style-name="gr1515" draw:text-style-name="P131" svg:width="0.342cm" svg:height="0.211cm" svg:x="2.21cm" svg:y="0.748cm" svg:viewBox="0 0 343 212" svg:d="M259 77c16 13 36 23 49 30-14 5-33 15-49 29-82 0-164 0-246 0-6 0-13 0-13 8s7 8 13 8c76 0 153 0 229 0-19 17-38 52-38 56s4 4 6 4c3 0 6 0 8-3 8-14 19-35 44-57 26-23 53-34 72-40 7-2 7-3 8-3 1-1 1-1 1-2s0-2-1-2l-1-2c0-1-1-1-8-3-52-15-91-50-113-92-4-8-4-8-10-8-2 0-6 0-6 4 0 5 18 39 38 58-76 0-153 0-229 0-6 0-13 0-13 7 0 8 7 8 13 8 82 0 164 0 246 0z"><text:p/></draw:path><draw:path draw:style-name="gr1515" draw:text-style-name="P131" svg:width="0.192cm" svg:height="0.174cm" svg:x="2.801cm" svg:y="0.781cm" svg:viewBox="0 0 193 175" svg:d="M118 54c2-10 12-45 38-45 2 0 11 0 20 4-11 2-19 12-19 21 0 7 5 14 15 14 8 0 21-7 21-23 0-19-24-25-36-25-23 0-36 21-40 30-10-26-31-30-42-30-41 0-63 51-63 59 0 5 3 4 5 5 3 0 4-1 5-5 13-40 39-50 52-50 7 0 21 3 21 25 0 12-7 39-21 93-7 24-20 40-37 40-3 0-12 0-19-5 10-2 18-10 18-21 0-10-8-13-14-13-12 0-22 10-22 22 0 17 20 25 36 25 26 0 40-26 41-29 4 15 19 29 42 29 39 0 61-50 61-59 0-4-3-4-4-4-3 0-4 1-4 5-14 40-40 50-52 50-15 0-22-13-22-26 0-8 3-17 7-33 4-18 8-36 13-54z"><text:p/></draw:path><draw:path draw:style-name="gr1515" draw:text-style-name="P131" svg:width="0.192cm" svg:height="0.224cm" svg:x="3.151cm" svg:y="0.744cm" svg:viewBox="0 0 193 225" svg:d="M179 120c7 0 14 0 14-8 0-7-7-7-14-7-55 0-109 0-164 0 5-52 50-90 104-90 20 0 41 0 60 0 7 0 14 0 14-7 0-8-7-8-14-8-19 0-40 0-60 0-67 0-119 50-119 112s52 113 119 113c20 0 41 0 60 0 7 0 14 0 14-8 0-9-7-9-14-9-19 0-40 0-60 0-54 0-99-36-104-88 55 0 109 0 164 0z"><text:p/></draw:path><draw:path draw:style-name="gr1515" draw:text-style-name="P131" svg:width="0.264cm" svg:height="0.275cm" svg:x="3.497cm" svg:y="0.677cm" svg:viewBox="0 0 265 276" svg:d="M55 232c-15 27-30 32-47 33-5 0-8 0-8 8 0 2 1 3 4 3 11 0 24-1 33-1 14 0 27 1 40 1 2 0 7 0 7-6 0-5-4-5-6-5-9-1-19-4-19-14 0-4 3-9 6-14 10-17 20-33 30-50 32 0 65 0 96 0 2 9 7 61 7 65 0 12-21 13-29 13-5 0-8 0-8 8 0 3 4 3 5 3 16 0 32-1 49-1 9 0 34 1 42 1 4 0 8 0 8-7 0-4-4-4-9-4-24 0-24-3-25-14-8-80-16-162-24-242 0-8 0-9-7-9-6 0-7 2-10 7-45 74-90 150-135 225zM101 175c26-42 52-85 77-127 5 42 8 85 12 127-29 0-59 0-89 0z"><text:p/></draw:path><draw:path draw:style-name="gr1515" draw:text-style-name="P131" svg:width="0.215cm" svg:height="0.239cm" svg:x="3.88cm" svg:y="0.721cm" svg:viewBox="0 0 216 240" svg:d="M117 9c-4-7-6-9-9-9-6 0-7 3-9 9-32 71-64 144-96 216-2 5-3 5-3 7 0 5 4 8 8 8 3 0 6 0 9-8 30-68 60-136 91-204 31 68 60 136 91 204 3 8 7 8 9 8 4 0 8-3 8-8 0-1 0-1-3-5-31-73-64-146-96-218z"><text:p/></draw:path><draw:path draw:style-name="gr1515" draw:text-style-name="P131" svg:width="0.089cm" svg:height="0.385cm" svg:x="4.241cm" svg:y="0.661cm" svg:viewBox="0 0 90 386" svg:d="M90 383c0-1 0-2-6-9-49-48-61-122-61-180 0-67 14-136 62-184 5-4 5-4 5-6 0-3-2-4-4-4-3 0-39 26-62 76-20 42-24 85-24 118 0 29 4 77 25 120 23 47 58 72 61 72 2 0 4-1 4-3z"><text:p/></draw:path><draw:path draw:style-name="gr1515" draw:text-style-name="P131" svg:width="0.192cm" svg:height="0.174cm" svg:x="4.364cm" svg:y="0.781cm" svg:viewBox="0 0 193 175" svg:d="M118 54c3-10 12-45 38-45 2 0 11 0 20 4-11 2-19 12-19 21 0 7 5 14 15 14 8 0 21-7 21-23 0-19-22-25-36-25-23 0-36 21-40 30-10-26-31-30-42-30-41 0-63 51-63 59 0 5 3 4 5 5 3 0 4-1 5-5 13-40 39-50 52-50 7 0 21 3 21 25 0 12-7 39-21 93-7 24-20 40-37 40-2 0-12 0-19-5 10-2 18-10 18-21 0-10-8-13-14-13-12 0-22 10-22 22 0 17 20 25 36 25 27 0 40-26 41-29 4 15 19 29 42 29 39 0 61-50 61-59 0-4-3-4-4-4-3 0-4 1-4 5-14 40-40 50-52 50-15 0-21-13-21-26 0-8 2-17 7-33 4-18 7-36 12-54z"><text:p/></draw:path><draw:path draw:style-name="gr1515" draw:text-style-name="P131" svg:width="0.15cm" svg:height="0.385cm" svg:x="4.746cm" svg:y="0.661cm" svg:viewBox="0 0 151 386" svg:d="M149 14c2-4 1-4 2-6 0-5-5-8-8-8s-5 1-7 3c-45 124-89 246-134 369-2 5-1 4-2 7 0 4 3 7 8 7s6-2 9-9c44-121 88-242 132-363z"><text:p/></draw:path><draw:path draw:style-name="gr1515" draw:text-style-name="P131" svg:width="0.192cm" svg:height="0.224cm" svg:x="4.714cm" svg:y="0.744cm" svg:viewBox="0 0 193 225" svg:d="M179 120c7 0 14 0 14-8 0-7-7-7-14-7-55 0-109 0-164 0 5-52 50-90 104-90 20 0 41 0 60 0 7 0 14 0 14-7 0-8-7-8-14-8-19 0-40 0-60 0-66 0-119 50-119 112s53 113 119 113c20 0 41 0 60 0 7 0 14 0 14-8 0-9-7-9-14-9-19 0-40 0-60 0-54 0-99-36-104-88 55 0 109 0 164 0z"><text:p/></draw:path><draw:path draw:style-name="gr1515" draw:text-style-name="P131" svg:width="0.275cm" svg:height="0.262cm" svg:x="5.063cm" svg:y="0.688cm" svg:viewBox="0 0 276 263" svg:d="M46 233c-4 16-5 19-35 19-7 0-11 0-11 8 0 3 3 3 11 3 46 0 91 0 138 0 61 0 106-45 106-83 0-28-22-50-59-55 39-7 80-36 80-72 0-29-25-53-71-53-43 0-87 0-130 0-8 0-12 0-12 8 0 3 4 3 11 3 1 0 9 0 15 1 7 1 10 1 10 7 0 1 0 2-1 6-18 70-34 139-52 208zM105 122c7-32 16-64 24-96 3-14 3-15 21-15 16 0 33 0 49 0 34 0 42 23 42 41 0 34-33 70-80 70-19 0-38 0-56 0zM87 252c-6 0-7 0-9-1-3 0-4 0-4-3 0-1 0-3 1-9 9-36 19-72 27-108 25 0 49 0 73 0 37 0 44 29 44 45 0 39-34 76-79 76-18 0-35 0-53 0z"><text:p/></draw:path><draw:path draw:style-name="gr1515" draw:text-style-name="P131" svg:width="0.214cm" svg:height="0.239cm" svg:x="5.467cm" svg:y="0.721cm" svg:viewBox="0 0 215 240" svg:d="M117 9c-4-7-6-9-9-9-6 0-7 3-9 9-32 71-64 144-96 216-3 5-3 5-3 7 0 5 3 8 8 8 3 0 5 0 9-8 30-68 60-136 91-204 30 68 60 136 90 204 4 8 8 8 9 8 4 0 8-3 8-8 0-1 0-1-3-5-32-73-63-146-95-218z"><text:p/></draw:path><draw:path draw:style-name="gr1515" draw:text-style-name="P131" svg:width="0.192cm" svg:height="0.174cm" svg:x="5.8cm" svg:y="0.781cm" svg:viewBox="0 0 193 175" svg:d="M118 54c3-10 12-45 38-45 2 0 11 0 20 4-11 2-19 12-19 21 0 7 5 14 15 14 8 0 21-7 21-23 0-19-22-25-36-25-23 0-36 21-40 30-10-26-31-30-42-30-41 0-63 51-63 59 0 5 3 4 5 5 3 0 4-1 5-5 13-40 39-50 52-50 7 0 21 3 21 25 0 12-7 39-21 93-7 24-20 40-37 40-2 0-11 0-19-5 10-2 18-10 18-21 0-10-8-13-14-13-12 0-22 10-22 22 0 17 20 25 36 25 27 0 40-26 41-29 4 15 19 29 42 29 39 0 61-50 61-59 0-4-3-4-4-4-3 0-4 1-4 5-14 40-40 50-52 50-15 0-21-13-21-26 0-8 2-17 7-33 4-18 7-36 12-54z"><text:p/></draw:path><draw:path draw:style-name="gr1515" draw:text-style-name="P131" svg:width="0.192cm" svg:height="0.224cm" svg:x="6.149cm" svg:y="0.744cm" svg:viewBox="0 0 193 225" svg:d="M179 120c7 0 14 0 14-8 0-7-7-7-14-7-55 0-109 0-164 0 5-52 50-90 104-90 20 0 41 0 60 0 7 0 14 0 14-7 0-8-7-8-14-8-19 0-40 0-60 0-66 0-119 50-119 112s53 113 119 113c20 0 41 0 60 0 7 0 14 0 14-8 0-9-7-9-14-9-19 0-40 0-60 0-54 0-99-36-104-88 55 0 109 0 164 0z"><text:p/></draw:path><draw:path draw:style-name="gr1515" draw:text-style-name="P131" svg:width="0.197cm" svg:height="0.174cm" svg:x="6.493cm" svg:y="0.781cm" svg:viewBox="0 0 198 175" svg:d="M123 150c5 15 19 25 35 25 14 0 22-9 29-21 7-14 11-37 11-38 0-4-3-4-4-4-4 0-5 1-6 7-5 22-12 48-28 48-9 0-13-5-13-18 0-8 5-27 8-40 3-14 8-28 11-42 1-5 5-21 7-26 2-9 5-23 5-26 0-7-5-11-11-11-2 0-12 0-15 14-8 28-24 95-29 116-1 2-16 33-44 33-21 0-24-17-24-32 0-22 11-52 21-79 4-11 7-16 7-24 0-18-13-32-32-32-37 0-51 56-51 59 0 5 3 5 4 5 4 0 5-1 7-8 9-33 24-47 39-47 3 0 9 0 9 13 0 9-4 20-6 25-14 39-23 63-23 82 0 37 27 46 48 46 25 0 40-17 45-25z"><text:p/></draw:path><draw:path draw:style-name="gr1515" draw:text-style-name="P131" svg:width="0.088cm" svg:height="0.385cm" svg:x="6.725cm" svg:y="0.661cm" svg:viewBox="0 0 89 386" svg:d="M89 194c0-31-4-77-25-121-23-48-56-73-61-73-2 0-3 1-3 4 0 2 0 2 7 9 38 38 60 99 60 181 0 66-14 134-63 182-4 5-4 6-4 7 0 2 1 3 3 3 5 0 39-26 62-75 20-42 24-85 24-117z"><text:p/></draw:path><draw:path draw:style-name="gr1515" draw:text-style-name="P131" svg:width="0.088cm" svg:height="0.385cm" svg:x="8.259cm" svg:y="0.661cm" svg:viewBox="0 0 89 386" svg:d="M89 383c0-1 0-2-6-9-49-48-61-122-61-180 0-67 14-136 63-184 4-4 4-4 4-6 0-3-1-4-3-4-5 0-39 26-62 76-20 42-24 85-24 118 0 29 4 77 25 120 23 47 56 72 61 72 2 0 3-1 3-3z"><text:p/></draw:path><draw:path draw:style-name="gr1515" draw:text-style-name="P131" svg:width="0.176cm" svg:height="0.254cm" svg:x="8.381cm" svg:y="0.776cm" svg:viewBox="0 0 177 255" svg:d="M76 109c-34 0-34-39-34-47 0-11 0-23 6-33 3-5 13-16 28-16 33 0 33 39 33 48 0 11 0 23-6 33-3 4-12 15-27 15zM31 124c0-2 0-11 6-18 16 11 31 12 39 12 35 0 63-27 63-56 0-15-7-29-17-38 14-13 28-15 35-15 1 0 3 0 4 0-5 2-6 6-6 11 0 6 5 11 11 11 3 0 11-2 11-11 0-7-4-20-20-20-7 0-24 2-40 19-17-13-33-15-41-15-36 0-63 27-63 57 0 17 8 31 18 40-5 6-12 19-12 32 0 12 5 27 17 34-23 7-36 23-36 39 0 28 39 49 86 49 46 0 86-19 86-49 0-14-6-34-26-45-19-10-43-10-66-10-10 0-26 0-29-1-12-1-20-14-20-26zM86 247c-39 0-65-20-65-41 0-18 14-32 32-33 8 0 14 0 22 0 33 0 77 0 77 33 0 21-28 41-66 41z"><text:p/></draw:path><draw:path draw:style-name="gr1515" draw:text-style-name="P131" svg:width="0.082cm" svg:height="0.258cm" svg:x="8.577cm" svg:y="0.692cm" svg:viewBox="0 0 83 259" svg:d="M55 88c-18 1-36 3-54 4 0 5 0 8 0 13 25 0 29 2 29 20 0 36 0 70 0 105 0 18-5 18-30 18 0 3 0 7 0 11 12 0 33-1 43-1 13 0 26 1 40 1 0-4 0-8 0-11-26 0-28-3-28-18 0-47 0-95 0-142zM57 21c0-12-10-21-21-21-12 0-19 11-19 21 0 11 7 21 19 21 11 0 21-9 21-21z"><text:p/></draw:path><draw:path draw:style-name="gr1515" draw:text-style-name="P131" svg:width="0.187cm" svg:height="0.17cm" svg:x="8.679cm" svg:y="0.785cm" svg:viewBox="0 0 188 171" svg:d="M153 37c3-8 10-25 35-25 0-4 0-8 0-12-9 1-20 1-28 1-9 0-28-1-33-1 0 4 0 8 0 12 14 0 17 9 17 17 0 3 0 5-2 8-13 33-26 66-40 99-14-36-28-71-43-107-2-6-2-6-2-7 0-10 16-10 22-10 0-4 0-8 0-12-12 0-33 1-42 1-11 0-26 0-37-1 0 4 0 8 0 12 24 0 25 2 31 14 19 47 36 92 55 138 2 5 3 7 9 7 4 0 6-4 7-7 17-42 34-85 51-127z"><text:p/></draw:path><draw:path draw:style-name="gr1515" draw:text-style-name="P131" svg:width="0.149cm" svg:height="0.176cm" svg:x="8.875cm" svg:y="0.781cm" svg:viewBox="0 0 150 177" svg:d="M33 76c2-57 35-67 48-67 40 0 43 52 43 67-30 0-60 0-91 0zM33 84c36 0 72 0 108 0 8 0 9 0 9-8 0-39-21-76-69-76-45 0-81 40-81 88 0 52 41 89 86 89 47 0 64-43 64-49 0-5-3-6-5-6-3 0-4 3-5 6-13 40-49 40-52 40-20 0-35-12-44-26-11-19-11-44-11-58z"><text:p/></draw:path><draw:path draw:style-name="gr1515" draw:text-style-name="P131" svg:width="0.194cm" svg:height="0.17cm" svg:x="9.048cm" svg:y="0.781cm" svg:viewBox="0 0 195 171" svg:d="M30 39c0 34 0 69 0 103 0 18-4 18-30 18 0 3 0 7 0 11 13 0 33-2 44-2 10 0 30 2 43 2 0-4 0-8 0-11-25 0-30 0-30-18 0-24 0-47 0-72 0-39 28-61 52-61s29 21 29 43c0 29 0 60 0 90 0 18-5 18-30 18 0 3 0 7 0 11 13 0 33-2 43-2 11 0 31 2 44 2 0-4 0-8 0-11-20 0-30 0-31-13 0-24 0-49 0-73 0-33 0-45-11-60-6-6-19-14-41-14-28 0-47 17-57 41 0-13 0-28 0-41-19 1-36 3-55 4 0 5 0 8 0 13 28 0 30 2 30 22z"><text:p/></draw:path><draw:path draw:style-name="gr1515" draw:text-style-name="P131" svg:width="0.192cm" svg:height="0.174cm" svg:x="9.391cm" svg:y="0.781cm" svg:viewBox="0 0 193 175" svg:d="M119 54c2-10 11-45 37-45 2 0 12 0 20 4-11 2-19 12-19 21 0 7 5 14 15 14 8 0 21-7 21-23 0-19-22-25-36-25-23 0-36 21-40 30-10-26-31-30-42-30-41 0-63 51-63 59 0 5 5 5 6 5 2 0 3-1 4-5 13-40 39-50 52-50 7 0 21 3 21 25 0 12-7 39-21 93-6 24-20 40-37 40-2 0-11 0-19-5 10-2 18-10 18-21 0-10-8-13-14-13-12 0-22 10-22 22 0 17 20 25 36 25 27 0 40-26 41-29 6 15 19 29 42 29 39 0 63-50 63-59 0-4-5-4-6-4-3 0-4 1-4 5-14 40-40 50-52 50-15 0-21-13-21-26 0-8 2-17 7-33 4-18 8-36 13-54z"><text:p/></draw:path><draw:path draw:style-name="gr1515" draw:text-style-name="P131" svg:width="0.193cm" svg:height="0.224cm" svg:x="9.74cm" svg:y="0.744cm" svg:viewBox="0 0 194 225" svg:d="M179 120c7 0 15 0 15-8 0-7-8-7-15-7-55 0-109 0-164 0 5-52 50-90 104-90 20 0 41 0 60 0 7 0 15 0 15-7 0-8-8-8-15-8-19 0-40 0-60 0-66 0-119 50-119 112s53 113 119 113c20 0 41 0 60 0 7 0 15 0 15-8 0-9-8-9-15-9-19 0-40 0-60 0-54 0-99-36-104-88 55 0 109 0 164 0z"><text:p/></draw:path><draw:path draw:style-name="gr1515" draw:text-style-name="P131" svg:width="0.197cm" svg:height="0.174cm" svg:x="10.085cm" svg:y="0.781cm" svg:viewBox="0 0 198 175" svg:d="M124 150c4 15 18 25 34 25 14 0 22-9 29-21 7-14 11-37 11-38 0-4-3-4-4-4-4 0-5 1-6 7-5 22-12 48-28 48-8 0-13-5-13-18 0-8 5-27 8-40 3-14 8-28 11-42 1-5 5-21 7-26 2-9 5-23 5-26 0-7-5-11-11-11-2 0-12 0-15 14-7 28-24 95-29 116 0 2-16 33-44 33-20 0-24-17-24-32 0-22 11-52 21-79 4-11 7-16 7-24 0-18-13-32-32-32-37 0-51 56-51 59 0 5 3 5 4 5 4 0 5-1 7-8 9-33 24-47 39-47 3 0 9 0 9 13 0 9-4 20-6 25-14 39-22 63-22 82 0 37 26 46 47 46 25 0 40-17 46-25z"><text:p/></draw:path><draw:path draw:style-name="gr1515" draw:text-style-name="P131" svg:width="0.1cm" svg:height="0.462cm" svg:x="10.311cm" svg:y="0.624cm" svg:viewBox="0 0 101 463" svg:d="M101 232c0-55-10-133-60-198-4-4-29-34-37-34-1 0-4 1-4 3 0 3 1 4 2 5 19 20 44 51 60 112 10 35 13 76 13 111 0 40-3 79-14 117-15 54-38 85-58 107-3 3-3 4-3 5 0 2 3 3 4 3 7 0 28-23 32-28 40-48 65-117 65-203z"><text:p/></draw:path><draw:path draw:style-name="gr1515" draw:text-style-name="P131" svg:width="0.088cm" svg:height="0.385cm" svg:x="11.505cm" svg:y="0.661cm" svg:viewBox="0 0 89 386" svg:d="M89 383c0-1 0-2-6-9-49-48-61-122-61-180 0-67 14-136 63-184 4-4 4-4 4-6 0-3-1-4-3-4-5 0-40 26-62 76-20 42-24 85-24 118 0 29 3 77 25 120 23 47 56 72 61 72 2 0 3-1 3-3z"><text:p/></draw:path><draw:path draw:style-name="gr1515" draw:text-style-name="P131" svg:width="0.153cm" svg:height="0.255cm" svg:x="11.636cm" svg:y="0.694cm" svg:viewBox="0 0 154 256" svg:d="M30 227c13-13 27-27 40-40 61-53 84-74 84-112 0-44-34-75-81-75-44 0-73 35-73 69 0 22 20 22 21 22 7 0 20-4 20-21 0-9-7-19-21-19-2 0-3 0-5 0 9-26 30-40 52-40 35 0 52 32 52 64 0 31-19 61-41 85-24 27-49 55-74 82-4 5-4 6-4 14 47 0 96 0 143 0 3-22 8-45 11-67-3 0-5 0-9 0-2 12-5 29-9 36-3 2-28 2-37 2-23 0-46 0-69 0z"><text:p/></draw:path><draw:path draw:style-name="gr1515" draw:text-style-name="P131" svg:width="0.089cm" svg:height="0.385cm" svg:x="11.832cm" svg:y="0.661cm" svg:viewBox="0 0 90 386" svg:d="M90 194c0-31-4-77-25-121-24-48-57-73-61-73-2 0-4 1-4 4 0 2 0 2 8 9 37 38 59 99 59 181 0 66-14 134-61 182-6 5-6 6-6 7 0 2 2 3 4 3 4 0 39-26 62-75 20-42 24-85 24-117z"><text:p/></draw:path><draw:path draw:style-name="gr1515" draw:text-style-name="P131" svg:width="0.342cm" svg:height="0.213cm" svg:x="1.888cm" svg:y="1.382cm" svg:viewBox="0 0 343 214" svg:d="M330 152c7 0 13 0 13-8s-6-8-13-8c-82 0-164 0-246 0-16-14-36-24-49-29 15-7 33-17 49-30 82 0 164 0 246 0 7 0 13 0 13-8 0-7-6-7-13-7-76 0-153 0-229 0 19-18 39-52 39-58 0-4-5-4-7-4-3 0-6 0-8 3-7 16-18 36-44 59s-52 33-72 39c-7 2-7 2-8 4-1 0-1 1-1 2s0 1 1 2l1 1c2 1 1 1 8 3 53 16 91 51 113 92 4 7 5 9 10 9 2 0 7 0 7-5s-20-38-39-57c76 0 153 0 229 0z"><text:p/></draw:path><draw:path draw:style-name="gr1515" draw:text-style-name="P131" svg:width="0.342cm" svg:height="0.213cm" svg:x="2.21cm" svg:y="1.382cm" svg:viewBox="0 0 343 214" svg:d="M259 77c16 14 36 24 49 30-14 6-33 16-49 29-82 0-164 0-246 0-6 0-13 0-13 8s7 8 13 8c76 0 153 0 229 0-19 17-38 52-38 57s4 5 6 5c3 0 6 0 8-4 8-15 19-35 44-58 26-23 53-33 72-40 7-2 7-2 8-3 1 0 1-1 1-2s0-1-1-2l-1-2c-2-1-1-1-8-3-52-15-91-50-113-91-4-8-4-9-10-9-2 0-6 0-6 4 0 6 18 39 38 58-76 0-153 0-229 0-6 0-13 0-13 7 0 8 7 8 13 8 82 0 164 0 246 0z"><text:p/></draw:path><draw:path draw:style-name="gr1515" draw:text-style-name="P131" svg:width="0.192cm" svg:height="0.174cm" svg:x="2.801cm" svg:y="1.416cm" svg:viewBox="0 0 193 175" svg:d="M118 54c2-10 12-46 38-46 2 0 11 0 20 5-11 2-19 11-19 21 0 6 5 13 15 13 8 0 21-6 21-22 0-21-24-25-36-25-23 0-36 20-40 29-10-26-31-29-42-29-41 0-63 50-63 59 0 4 3 3 5 4 3 0 4-1 5-5 13-40 39-50 52-50 7 0 21 3 21 26 0 12-7 38-21 91-7 25-20 41-37 41-3 0-12 0-19-5 10-1 18-10 18-21 0-10-8-13-14-13-12 0-22 9-22 23 0 17 20 25 36 25 26 0 40-28 41-30 4 15 19 30 42 30 39 0 61-51 61-59 0-5-3-5-4-5-3 0-4 1-4 5-14 41-40 50-52 50-15 0-22-12-22-25 0-9 3-18 7-34 4-18 8-35 13-53z"><text:p/></draw:path><draw:path draw:style-name="gr1515" draw:text-style-name="P131" svg:width="0.192cm" svg:height="0.224cm" svg:x="3.151cm" svg:y="1.379cm" svg:viewBox="0 0 193 225" svg:d="M179 120c7 0 14 0 14-8 0-7-7-7-14-7-55 0-109 0-164 0 5-52 50-90 104-90 20 0 41 0 60 0 7 0 14 0 14-7 0-8-7-8-14-8-19 0-40 0-60 0-67 0-119 51-119 112 0 62 52 113 119 113 20 0 41 0 60 0 7 0 14 0 14-8s-7-8-14-8c-19 0-40 0-60 0-54 0-99-37-104-89 55 0 109 0 164 0z"><text:p/></draw:path><draw:path draw:style-name="gr1515" draw:text-style-name="P131" svg:width="0.264cm" svg:height="0.276cm" svg:x="3.497cm" svg:y="1.308cm" svg:viewBox="0 0 265 277" svg:d="M55 232c-15 27-30 32-47 33-5 0-8 0-8 8 0 2 1 4 4 4 11 0 24-1 33-1 14 0 27 1 40 1 2 0 7 0 7-7 0-5-4-5-6-5-9-1-19-4-19-13 0-5 3-9 6-14 10-17 20-33 30-50 32 0 65 0 96 0 2 8 7 61 7 64 0 12-21 13-29 13-5 0-8 0-8 8 0 4 4 4 5 4 16 0 32-1 49-1 9 0 34 1 42 1 4 0 8 0 8-7 0-5-4-5-9-5-24 0-24-3-25-14-8-80-16-161-24-241 0-8 0-10-7-10-6 0-7 3-10 7-45 74-90 150-135 225zM101 176c26-43 52-85 77-128 5 43 8 85 12 128-29 0-59 0-89 0z"><text:p/></draw:path><draw:path draw:style-name="gr1515" draw:text-style-name="P131" svg:width="0.215cm" svg:height="0.239cm" svg:x="3.88cm" svg:y="1.356cm" svg:viewBox="0 0 216 240" svg:d="M117 8c-4-7-6-8-9-8-6 0-7 2-9 8-32 72-64 144-96 217-2 4-3 5-3 7 0 4 4 8 8 8 3 0 6-1 9-9 30-68 60-136 91-205 31 69 60 137 91 205 3 9 7 9 9 9 4 0 8-4 8-8 0-1 0-2-3-6-31-73-64-146-96-218z"><text:p/></draw:path><draw:path draw:style-name="gr1515" draw:text-style-name="P131" svg:width="0.22cm" svg:height="0.014cm" svg:x="4.202cm" svg:y="1.357cm" svg:viewBox="0 0 221 15" svg:d="M111 15c-37 0-74 0-111 0 0-5 0-9 0-15 74 0 147 0 221 0 0 6 0 10 0 15-36 0-74 0-110 0z"><text:p/></draw:path><draw:path draw:style-name="gr1515" draw:text-style-name="P131" svg:width="0.192cm" svg:height="0.174cm" svg:x="4.215cm" svg:y="1.416cm" svg:viewBox="0 0 193 175" svg:d="M118 54c2-10 11-46 38-46 1 0 11 0 19 5-11 2-19 11-19 21 0 6 5 13 16 13 7 0 21-6 21-22 0-21-24-25-37-25-22 0-36 20-40 29-10-26-31-29-42-29-40 0-62 50-62 59 0 4 3 4 5 4 3 0 4-1 4-5 13-40 38-50 52-50 7 0 21 3 21 26 0 12-7 38-21 91-6 25-20 41-37 41-2 0-11 0-19-5 9-1 18-10 18-21 0-10-9-13-14-13-12 0-21 9-21 23 0 17 19 25 36 25 26 0 39-28 41-30 4 15 18 30 42 30 39 0 61-51 61-59 0-5-3-5-4-5-4 0-4 1-5 5-14 41-40 50-52 50-16 0-21-12-21-25 0-9 2-18 7-34 4-18 8-35 13-53z"><text:p/></draw:path><draw:path draw:style-name="gr1515" draw:text-style-name="P131" svg:width="0.1cm" svg:height="0.462cm" svg:x="8.278cm" svg:y="1.259cm" svg:viewBox="0 0 101 463" svg:d="M101 460c0-1-1-2-1-3-19-19-44-51-60-114-9-35-12-74-12-111 0-101 24-173 70-223 3-3 2-3 3-5 0-4-3-4-4-4-6 0-27 23-32 30-40 46-65 115-65 202 0 55 10 132 61 198 4 5 29 33 36 33 1 0 4 0 4-3z"><text:p/></draw:path><draw:path draw:style-name="gr1515" draw:text-style-name="P131" svg:width="0.35cm" svg:height="0.014cm" svg:x="8.397cm" svg:y="1.26cm" svg:viewBox="0 0 351 15" svg:d="M175 15c-58 0-117 0-175 0 0-5 0-9 0-15 117 0 234 0 351 0 0 6 0 10 0 15-58 0-118 0-176 0z"><text:p/></draw:path><draw:path draw:style-name="gr1515" draw:text-style-name="P131" svg:width="0.318cm" svg:height="0.263cm" svg:x="8.407cm" svg:y="1.322cm" svg:viewBox="0 0 319 264" svg:d="M177 105c-11-26-21-51-32-76-1-4-1-4-2-6 0-2 7-10 23-11 3-1 8-1 8-8 0-4-5-4-6-4-16 0-33 1-49 1-9 0-33-1-43-1-2 0-7 0-7 8 0 4 4 4 9 4 23 0 25 3 29 12 15 37 31 72 46 108-28 30-55 58-83 88-1 1-3 3-4 5-19 19-37 26-57 27-5 0-9 0-9 8 2 1 0 4 6 4 12 0 24-1 36-1 14 0 30 1 43 1 3 0 7 0 7-8 0-4-3-3-4-4-4 0-16-1-16-12 0-7 6-12 11-18 13-14 26-27 39-42 11-12 23-25 34-37 13 31 27 62 40 93 1 4 2 4 2 5 0 3-8 10-23 11-4 0-8 1-8 8 0 4 5 4 7 4 10 0 37-1 48-1 10 0 33 1 43 1 2 0 8 0 8-8 0-4-5-4-8-4-25 0-26-1-33-18-15-35-41-95-49-118 26-28 66-73 79-84 11-10 25-19 48-20 6-1 9-1 9-8 0-1 0-4-5-4-11 0-25 1-37 1-14 0-28-1-43-1-2 0-6 0-6 8 0 2 2 3 4 4 3 0 16 1 16 12 0 6-5 10-8 13-21 22-42 46-63 68z"><text:p/></draw:path><draw:path draw:style-name="gr1515" draw:text-style-name="P131" svg:width="0.189cm" svg:height="0.272cm" svg:x="8.825cm" svg:y="1.319cm" svg:viewBox="0 0 190 273" svg:d="M134 248c0 8 0 16 0 25 19-1 38-3 56-4 0-5 0-8 0-13-26 0-29-3-29-22 0-78 0-156 0-234-19 1-38 3-56 4 0 5 0 8 0 13 27 0 30 2 30 20 0 28 0 57 0 84-11-13-27-23-48-23-46 0-87 37-87 87 0 49 39 88 83 88 24 0 41-13 51-25zM134 143c0 26 0 53 0 79 0 8 0 8-4 15-12 18-29 27-46 27s-31-10-40-25c-11-16-12-38-12-53 0-14 1-37 12-55 9-12 23-25 44-25 13 0 30 6 42 23 4 6 4 7 4 14z"><text:p/></draw:path><draw:path draw:style-name="gr1515" draw:text-style-name="P131" svg:width="0.149cm" svg:height="0.177cm" svg:x="9.037cm" svg:y="1.412cm" svg:viewBox="0 0 150 178" svg:d="M33 76c2-57 35-67 47-67 41 0 44 53 44 67-30 0-60 0-91 0zM33 85c36 0 72 0 108 0 8 0 9 0 9-9 0-37-21-76-70-76-44 0-80 41-80 89 0 52 41 89 86 89 47 0 64-43 64-50 0-4-3-5-5-5-3 0-4 2-5 6-13 39-49 39-52 39-20 0-35-12-44-26-11-18-11-44-11-57z"><text:p/></draw:path><draw:path draw:style-name="gr1515" draw:text-style-name="P131" svg:width="0.193cm" svg:height="0.272cm" svg:x="9.209cm" svg:y="1.313cm" svg:viewBox="0 0 194 273" svg:d="M118 118c17 0 20 5 20 21 0 35 0 69 0 104 0 18-5 18-30 18 0 4 0 8 0 12 12-1 33-1 43-1s28 0 43 1c0-4 0-8 0-12-27 0-30 0-30-18 0-47 0-94 0-142-17 1-33 2-50 4-5 1-4 1-6 1-1 0-2 0-7 0-15 0-31 0-46 0 0-15 0-29 0-43 0-39 33-54 57-54 12 0 26 3 33 12-15 1-17 12-17 19 0 12 10 17 17 17 9 0 18-6 18-17 0-23-22-40-51-40-35 0-81 20-81 62 0 14 0 29 0 44-10 0-21 0-31 0 0 4 0 7 0 12 10 0 21 0 31 0 0 42 0 83 0 125 0 18-5 18-30 18 0 4 0 8 0 12 12-1 33-1 43-1 9 0 29 0 43 1 0-4 0-8 0-12-26 0-31 0-31-18 0-42 0-83 0-125 21 0 41 0 62 0z"><text:p/></draw:path><draw:path draw:style-name="gr1515" draw:text-style-name="P131" svg:width="0.194cm" svg:height="0.17cm" svg:x="9.426cm" svg:y="1.416cm" svg:viewBox="0 0 195 171" svg:d="M31 37c0 35 0 70 0 104 0 17-5 17-31 17 0 5 0 8 0 13 13-2 33-2 44-2 10 0 30 0 43 2 0-5 0-8 0-13-25 0-30 0-30-17 0-24 0-47 0-72 0-39 28-61 52-61s29 21 29 43c0 29 0 60 0 90 0 17-5 17-30 17 0 5 0 8 0 13 13-2 33-2 44-2 10 0 30 0 43 2 0-5 0-8 0-13-20 0-30 0-30-12 0-24 0-49 0-73 0-33 0-45-12-59-6-6-19-14-41-14-28 0-46 17-57 40 0-14 0-27 0-40-19 1-36 2-55 3 0 5 0 8 0 12 28 0 31 4 31 22z"><text:p/></draw:path><draw:path draw:style-name="gr1515" draw:text-style-name="P131" svg:width="0.082cm" svg:height="0.258cm" svg:x="9.641cm" svg:y="1.327cm" svg:viewBox="0 0 83 259" svg:d="M55 88c-18 1-36 2-54 3 0 5 0 8 0 12 25 0 29 3 29 22 0 35 0 70 0 104 0 18-5 18-30 18 0 4 0 7 0 12 12-1 33-1 42-1 14 0 27 0 41 1 0-5 0-8 0-12-26 0-28-3-28-18 0-47 0-94 0-141zM57 20c0-12-10-20-21-20-12 0-19 10-19 20 0 11 7 21 19 21 11 0 21-8 21-21z"><text:p/></draw:path><draw:path draw:style-name="gr1515" draw:text-style-name="P131" svg:width="0.12cm" svg:height="0.241cm" svg:x="9.743cm" svg:y="1.349cm" svg:viewBox="0 0 121 242" svg:d="M61 83c18 0 36 0 55 0 0-5 0-8 0-13-19 0-37 0-55 0 0-23 0-47 0-70-4 0-7 0-10 0-1 32-12 73-51 75 0 2 0 5 0 8 11 0 22 0 33 0 0 35 0 71 0 106 0 48 36 53 51 53 27 0 37-27 37-53 0-7 0-14 0-22-3 0-5 0-9 0 0 8 0 15 0 22 0 29-12 43-26 43-25 0-25-35-25-42 0-36 0-71 0-107z"><text:p/></draw:path><draw:path draw:style-name="gr1515" draw:text-style-name="P131" svg:width="0.082cm" svg:height="0.258cm" svg:x="9.899cm" svg:y="1.327cm" svg:viewBox="0 0 83 259" svg:d="M56 88c-19 1-36 2-55 3 0 5 0 8 0 12 25 0 29 3 29 22 0 35 0 70 0 104 0 18-4 18-30 18 0 4 0 7 0 12 12-1 33-1 43-1 13 0 26 0 40 1 0-5 0-8 0-12-26 0-27-3-27-18 0-47 0-94 0-141zM57 20c0-12-10-20-21-20s-19 10-19 20c0 11 8 21 19 21s21-8 21-21z"><text:p/></draw:path><draw:path draw:style-name="gr1515" draw:text-style-name="P131" svg:width="0.171cm" svg:height="0.177cm" svg:x="10.004cm" svg:y="1.412cm" svg:viewBox="0 0 172 178" svg:d="M172 91c0-49-40-91-86-91-49 0-86 43-86 91 0 50 40 87 86 87s86-38 86-87zM86 168c-17 0-34-7-44-26-10-17-10-41-10-54 0-15 0-36 10-53s28-26 44-26 33 9 43 25c10 17 10 39 10 54 0 13 0 34-8 52-9 17-25 28-45 28z"><text:p/></draw:path><draw:path draw:style-name="gr1515" draw:text-style-name="P131" svg:width="0.194cm" svg:height="0.17cm" svg:x="10.199cm" svg:y="1.416cm" svg:viewBox="0 0 195 171" svg:d="M30 37c0 35 0 70 0 104 0 17-4 17-30 17 0 5 0 8 0 13 13-2 33-2 44-2 10 0 30 0 43 2 0-5 0-8 0-13-25 0-30 0-30-17 0-24 0-47 0-72 0-39 28-61 52-61s29 21 29 43c0 29 0 60 0 90 0 17-5 17-30 17 0 5 0 8 0 13 13-2 33-2 43-2 11 0 31 0 44 2 0-5 0-8 0-13-20 0-30 0-31-12 0-24 0-49 0-73 0-33 0-45-11-59-6-6-19-14-41-14-28 0-47 17-57 40 0-14 0-27 0-40-19 1-36 2-55 3 0 5 0 8 0 12 28 0 30 4 30 22z"><text:p/></draw:path><draw:path draw:style-name="gr1515" draw:text-style-name="P131" svg:width="0.099cm" svg:height="0.462cm" svg:x="10.419cm" svg:y="1.259cm" svg:viewBox="0 0 100 463" svg:d="M100 232c0-55-10-133-60-198-4-4-29-34-36-34-2 0-4 1-4 4 0 2 0 3 2 4 18 20 43 51 60 113 8 35 12 75 12 111 0 39-4 78-13 116-16 55-38 86-58 107-3 4-3 4-3 5 0 3 2 3 4 3 6 0 27-23 32-28 39-46 64-117 64-203z"><text:p/></draw:path><draw:path draw:style-name="gr1515" draw:text-style-name="P131" svg:width="0.088cm" svg:height="0.386cm" svg:x="11.505cm" svg:y="1.296cm" svg:viewBox="0 0 89 387" svg:d="M89 383c0-1 0-2-6-9-49-48-61-121-61-180 0-67 14-135 63-183 4-4 4-5 4-7 0-3-1-4-3-4-5 0-40 26-62 76-20 42-24 85-24 118 0 29 3 77 25 121 23 47 56 72 61 72 2 0 3-1 3-4z"><text:p/></draw:path><draw:path draw:style-name="gr1515" draw:text-style-name="P131" svg:width="0.16cm" svg:height="0.265cm" svg:x="11.633cm" svg:y="1.328cm" svg:viewBox="0 0 161 266" svg:d="M96 121c32-10 55-37 55-68s-34-53-72-53c-39 0-68 23-68 53 0 12 8 20 20 20s20-9 20-20c0-20-19-20-25-20 13-19 38-23 52-23 16 0 36 8 36 43 0 4 0 27-11 44-11 19-24 20-34 20-3 1-12 1-15 1-2 1-6 1-6 5s4 4 10 4 11 0 17 0c32 0 46 26 46 65 0 52-26 63-44 63-16 0-45-6-59-29 14 2 26-7 26-21 0-15-11-22-22-22-9 0-22 5-22 22 0 35 36 61 78 61 47 0 83-35 83-74 0-32-25-62-65-71z"><text:p/></draw:path><draw:path draw:style-name="gr1515" draw:text-style-name="P131" svg:width="0.089cm" svg:height="0.386cm" svg:x="11.832cm" svg:y="1.296cm" svg:viewBox="0 0 90 387" svg:d="M90 194c0-30-4-77-25-121-24-48-57-73-61-73-2 0-4 2-4 4s0 3 8 9c37 39 59 100 59 181 0 66-14 134-61 182-6 5-6 6-6 7 0 2 2 4 4 4 4 0 39-26 62-76 20-41 24-84 24-117z"><text:p/></draw:path><draw:path draw:style-name="gr1515" draw:text-style-name="P131" svg:width="0.342cm" svg:height="0.211cm" svg:x="1.888cm" svg:y="2.018cm" svg:viewBox="0 0 343 212" svg:d="M330 151c7 0 13 0 13-8s-6-8-13-8c-82 0-164 0-246 0-16-13-36-23-49-29 15-6 33-16 49-30 82 0 164 0 246 0 7 0 13 0 13-8 0-7-6-7-13-7-76 0-153 0-229 0 19-18 39-52 39-57 0-4-5-4-7-4-3 0-6 0-8 3-7 15-18 36-44 58-26 23-52 34-72 39-7 2-7 3-8 3-1 2-1 2-1 3s0 2 1 2l1 1c2 1 1 1 8 3 53 16 91 51 113 93 4 7 5 7 10 7 2 0 7 0 7-4s-20-39-39-57c76 0 153 0 229 0z"><text:p/></draw:path><draw:path draw:style-name="gr1515" draw:text-style-name="P131" svg:width="0.342cm" svg:height="0.211cm" svg:x="2.21cm" svg:y="2.018cm" svg:viewBox="0 0 343 212" svg:d="M259 76c16 14 36 24 49 30-14 6-33 16-49 29-82 0-164 0-246 0-6 0-13 0-13 8s7 8 13 8c76 0 153 0 229 0-19 18-38 53-38 57s4 4 6 4c3 0 6 0 8-3 8-14 19-35 44-57 26-24 53-34 72-40 7-3 7-3 8-4 1 0 1-1 1-2s0-1-1-3h-1c0-1-1-1-8-3-52-15-91-50-113-92-4-8-4-8-10-8-2 0-6 0-6 4 0 5 18 39 38 57-76 0-153 0-229 0-6 0-13 0-13 7 0 8 7 8 13 8 82 0 164 0 246 0z"><text:p/></draw:path><draw:path draw:style-name="gr1515" draw:text-style-name="P131" svg:width="0.192cm" svg:height="0.174cm" svg:x="2.801cm" svg:y="2.051cm" svg:viewBox="0 0 193 175" svg:d="M118 54c2-10 12-45 38-45 2 0 11 0 20 4-11 2-19 12-19 21 0 7 5 13 15 13 8 0 21-6 21-22 0-19-24-25-36-25-23 0-36 21-40 30-10-27-31-30-42-30-41 0-63 50-63 59 0 4 3 3 5 4 3 0 4 0 5-4 13-41 39-50 52-50 7 0 21 3 21 25 0 12-7 39-21 93-7 24-20 39-37 39-3 0-12 0-19-4 10-2 18-10 18-21s-8-14-14-14c-12 0-22 11-22 23 0 17 20 25 36 25 26 0 40-28 41-30 4 15 19 30 42 30 39 0 61-50 61-59 0-5-3-5-4-5-3 0-4 2-4 5-14 41-40 50-52 50-15 0-22-12-22-25 0-9 3-17 7-34 4-18 8-35 13-53z"><text:p/></draw:path><draw:path draw:style-name="gr1515" draw:text-style-name="P131" svg:width="0.192cm" svg:height="0.224cm" svg:x="3.151cm" svg:y="2.014cm" svg:viewBox="0 0 193 225" svg:d="M179 120c7 0 14 0 14-8 0-7-7-7-14-7-55 0-109 0-164 0 5-52 50-88 104-88 20 0 41 0 60 0 7 0 14 0 14-9 0-8-7-8-14-8-19 0-40 0-60 0-67 0-119 50-119 112s52 113 119 113c20 0 41 0 60 0 7 0 14 0 14-8s-7-8-14-8c-19 0-40 0-60 0-54 0-99-37-104-89 55 0 109 0 164 0z"><text:p/></draw:path><draw:path draw:style-name="gr1515" draw:text-style-name="P131" svg:width="0.264cm" svg:height="0.275cm" svg:x="3.497cm" svg:y="1.947cm" svg:viewBox="0 0 265 276" svg:d="M55 232c-15 26-30 31-47 32-5 1-8 1-8 8 0 2 1 4 4 4 11 0 24-1 33-1 14 0 27 1 40 1 2 0 7 0 7-7 0-4-4-5-6-5-9 0-19-3-19-13 0-4 3-9 6-14 10-17 20-33 30-50 32 0 65 0 96 0 2 8 7 61 7 65 0 11-21 12-29 12-5 0-8 0-8 8 0 4 4 4 5 4 16 0 32-1 49-1 9 0 34 1 42 1 4 0 8 0 8-7 0-5-4-5-9-5-24 0-24-2-25-13-8-80-16-162-24-242 0-8 0-9-7-9-6 0-7 2-10 7-45 74-90 150-135 225zM101 175c26-43 52-85 77-128 5 43 8 85 12 128-29 0-59 0-89 0z"><text:p/></draw:path><draw:path draw:style-name="gr1515" draw:text-style-name="P131" svg:width="0.215cm" svg:height="0.239cm" svg:x="3.88cm" svg:y="1.991cm" svg:viewBox="0 0 216 240" svg:d="M216 85c0-60-60-85-108-85-51 0-108 28-108 84 0 47 0 94 0 142 0 7 0 14 8 14 7 0 7-7 7-14 0-47 0-94 0-140 0-58 64-71 93-71 17 0 42 4 63 17 29 19 29 44 29 54 0 46 0 93 0 140 0 7 0 14 8 14s8-7 8-14c0-48 0-94 0-141z"><text:p/></draw:path><draw:path draw:style-name="gr1515" draw:text-style-name="P131" svg:width="0.313cm" svg:height="0.014cm" svg:x="4.202cm" svg:y="1.895cm" svg:viewBox="0 0 314 15" svg:d="M157 15c-52 0-104 0-157 0 0-5 0-9 0-15 105 0 209 0 314 0 0 6 0 10 0 15-52 0-105 0-157 0z"><text:p/></draw:path><draw:path draw:style-name="gr1515" draw:text-style-name="P131" svg:width="0.275cm" svg:height="0.263cm" svg:x="4.219cm" svg:y="1.957cm" svg:viewBox="0 0 276 264" svg:d="M46 234c-4 15-5 18-35 18-7 0-11 0-11 8 0 4 3 4 11 4 46 0 91 0 138 0 61 0 106-45 106-84 0-27-22-49-59-53 39-8 80-37 80-73 0-29-25-54-71-54-43 0-87 0-130 0-8 0-12 0-12 8 0 4 4 4 11 4 1 0 9 0 15 1 7 1 10 1 10 6 0 2 0 3-1 7-18 70-34 139-52 208zM105 123c7-32 16-65 24-97 3-13 3-14 20-14 16 0 34 0 50 0 34 0 42 23 42 40 0 34-33 71-80 71-19 0-38 0-56 0zM87 252c-6 0-7 0-9 0-3 0-4-1-4-4 0-1 0-1 1-9 9-36 19-72 27-108 25 0 49 0 73 0 37 0 44 29 44 45 0 39-34 76-79 76-18 0-35 0-53 0z"><text:p/></draw:path><draw:path draw:style-name="gr1515" draw:text-style-name="P131" svg:width="0.1cm" svg:height="0.462cm" svg:x="8.278cm" svg:y="1.894cm" svg:viewBox="0 0 101 463" svg:d="M101 459c0-1-1-2-1-3-19-19-44-51-60-114-9-35-12-75-12-111 0-101 24-173 70-222 3-5 3-5 3-6 0-3-3-3-4-3-6 0-27 23-32 29-40 46-65 116-65 202 0 55 10 132 61 198 4 5 29 34 36 34 1 0 4 0 4-4z"><text:p/></draw:path><draw:path draw:style-name="gr1515" draw:text-style-name="P131" svg:width="0.214cm" svg:height="0.239cm" svg:x="8.44cm" svg:y="1.991cm" svg:viewBox="0 0 215 240" svg:d="M215 85c0-60-60-85-107-85-51 0-108 28-108 84 0 47 0 94 0 142 0 7 0 14 8 14 7 0 7-7 7-14 0-47 0-94 0-140 0-58 63-71 93-71 16 0 41 4 61 17 30 19 30 44 30 54 0 46 0 93 0 140 0 7 0 14 8 14s8-7 8-14c0-48 0-94 0-141z"><text:p/></draw:path><draw:path draw:style-name="gr1515" draw:text-style-name="P131" svg:width="0.19cm" svg:height="0.272cm" svg:x="8.839cm" svg:y="1.954cm" svg:viewBox="0 0 191 273" svg:d="M134 248c0 8 0 16 0 25 19-1 39-3 57-4 0-5 0-8 0-13-27 0-30-2-30-20 0-79 0-158 0-236-19 1-37 3-55 4 0 5 0 8 0 13 26 0 29 3 29 22 0 27 0 56 0 83-11-14-27-24-48-24-46 0-87 37-87 88 0 48 39 87 83 87 24 0 41-13 51-25zM134 144c0 27 0 53 0 79 0 7 0 8-4 15-11 18-29 26-45 26-18 0-32-10-41-24-10-17-11-39-11-54 0-14 0-37 11-55 9-12 23-24 44-24 13 0 30 5 42 23 4 6 4 6 4 14z"><text:p/></draw:path><draw:path draw:style-name="gr1515" draw:text-style-name="P131" svg:width="0.149cm" svg:height="0.176cm" svg:x="9.053cm" svg:y="2.051cm" svg:viewBox="0 0 150 177" svg:d="M32 76c2-58 35-67 48-67 40 0 43 52 43 67-31 0-60 0-91 0zM32 84c36 0 71 0 108 0 7 0 10 0 10-8 0-39-21-76-70-76-45 0-80 40-80 88 0 52 40 89 85 89 47 0 65-43 65-50 0-4-4-5-6-5-3 0-4 2-5 6-14 39-49 39-52 39-20 0-35-11-44-25-11-19-11-44-11-58z"><text:p/></draw:path><draw:path draw:style-name="gr1515" draw:text-style-name="P131" svg:width="0.193cm" svg:height="0.272cm" svg:x="9.223cm" svg:y="1.948cm" svg:viewBox="0 0 194 273" svg:d="M118 119c17 0 20 4 20 21 0 34 0 69 0 103 0 18-4 18-30 18 0 4 0 8 0 12 13 0 33-1 43-1s28 1 43 1c0-4 0-8 0-12-26 0-30 0-30-18 0-47 0-93 0-141-17 1-33 3-50 4-5 0-4 0-6 0-1 1-1 1-7 1-15 0-31 0-46 0 0-15 0-30 0-44 0-39 34-54 57-54 12 0 26 4 34 13-16 1-18 11-18 18 0 13 10 17 17 17 9 0 18-5 18-17 0-23-21-40-50-40-36 0-82 20-82 63 0 14 0 29 0 44-10 0-21 0-31 0 0 4 0 7 0 12 10 0 21 0 31 0 0 42 0 82 0 124 0 18-5 18-30 18 0 4 0 8 0 12 12 0 33-1 43-1s29 1 43 1c0-4 0-8 0-12-26 0-31 0-31-18 0-42 0-82 0-124 21 0 41 0 62 0z"><text:p/></draw:path><draw:path draw:style-name="gr1515" draw:text-style-name="P131" svg:width="0.194cm" svg:height="0.17cm" svg:x="9.44cm" svg:y="2.051cm" svg:viewBox="0 0 195 171" svg:d="M31 37c0 35 0 70 0 104 0 17-5 17-31 17 0 5 0 8 0 13 14 0 34-2 44-2s30 2 43 2c0-5 0-8 0-13-25 0-30 0-30-17 0-23 0-47 0-71 0-40 28-61 52-61 25 0 29 21 29 43 0 29 0 59 0 89 0 17-4 17-30 17 0 5 0 8 0 13 13 0 33-2 44-2 10 0 30 2 43 2 0-5 0-8 0-13-20 0-30 0-30-11 0-24 0-49 0-73 0-34 0-45-12-60-6-6-19-14-41-14-28 0-46 17-57 41 0-13 0-28 0-41-19 1-36 3-55 4 0 5 0 8 0 13 28 0 31 2 31 20z"><text:p/></draw:path><draw:path draw:style-name="gr1515" draw:text-style-name="P131" svg:width="0.082cm" svg:height="0.258cm" svg:x="9.656cm" svg:y="1.962cm" svg:viewBox="0 0 83 259" svg:d="M56 88c-19 1-36 3-55 4 0 5 0 8 0 13 25 0 29 2 29 20 0 35 0 70 0 104 0 18-4 18-30 18 0 4 0 7 0 12 12 0 33-1 43-1 13 0 26 1 40 1 0-5 0-8 0-12-26 0-27-2-27-17 0-47 0-95 0-142zM57 21c0-12-10-21-21-21-12 0-19 11-19 21s7 20 19 20c11 0 21-8 21-20z"><text:p/></draw:path><draw:path draw:style-name="gr1515" draw:text-style-name="P131" svg:width="0.12cm" svg:height="0.241cm" svg:x="9.758cm" svg:y="1.984cm" svg:viewBox="0 0 121 242" svg:d="M59 84c19 0 37 0 55 0 0-5 0-8 0-12-18 0-36 0-55 0 0-25 0-48 0-72-3 0-6 0-9 0 0 32-13 74-50 75 0 3 0 5 0 9 11 0 22 0 33 0 0 35 0 71 0 106 0 48 35 52 50 52 27 0 38-27 38-52 0-7 0-14 0-22-3 0-7 0-10 0 0 7 0 15 0 21 0 29-12 43-26 43-26 0-26-35-26-42 0-35 0-71 0-106z"><text:p/></draw:path><draw:path draw:style-name="gr1515" draw:text-style-name="P131" svg:width="0.082cm" svg:height="0.258cm" svg:x="9.913cm" svg:y="1.962cm" svg:viewBox="0 0 83 259" svg:d="M56 88c-17 1-36 3-54 4 0 5 0 8 0 13 24 0 29 2 29 20 0 35 0 70 0 104 0 18-5 18-31 18 0 4 0 7 0 12 12 0 33-1 43-1 13 0 27 1 40 1 0-5 0-8 0-12-26 0-27-2-27-17 0-47 0-95 0-142zM57 21c0-12-10-21-20-21-12 0-20 11-20 21s8 20 20 20c10 0 20-8 20-20z"><text:p/></draw:path><draw:path draw:style-name="gr1515" draw:text-style-name="P131" svg:width="0.171cm" svg:height="0.176cm" svg:x="10.019cm" svg:y="2.051cm" svg:viewBox="0 0 172 177" svg:d="M172 90c0-49-39-90-86-90-49 0-86 42-86 90 0 50 41 87 86 87 46 0 86-37 86-87zM86 167c-17 0-33-7-44-25-10-18-10-41-10-55 0-15 0-36 10-53s28-25 44-25 32 8 43 24c10 17 11 40 11 54s0 35-9 52-25 28-45 28z"><text:p/></draw:path><draw:path draw:style-name="gr1515" draw:text-style-name="P131" svg:width="0.194cm" svg:height="0.17cm" svg:x="10.214cm" svg:y="2.051cm" svg:viewBox="0 0 195 171" svg:d="M31 37c0 35 0 70 0 104 0 17-5 17-31 17 0 5 0 8 0 13 14 0 33-2 44-2 10 0 30 2 43 2 0-5 0-8 0-13-25 0-30 0-30-17 0-23 0-47 0-71 0-40 28-61 52-61s29 21 29 43c0 29 0 59 0 89 0 17-5 17-30 17 0 5 0 8 0 13 13 0 33-2 44-2 10 0 30 2 43 2 0-5 0-8 0-13-20 0-30 0-30-11 0-24 0-49 0-73 0-34 0-45-12-60-6-6-19-14-41-14-28 0-46 17-57 41 0-13 0-28 0-41-19 1-36 3-55 4 0 5 0 8 0 13 28 0 31 2 31 20z"><text:p/></draw:path><draw:path draw:style-name="gr1515" draw:text-style-name="P131" svg:width="0.099cm" svg:height="0.462cm" svg:x="10.434cm" svg:y="1.894cm" svg:viewBox="0 0 100 463" svg:d="M100 231c0-55-9-132-59-198-5-4-30-33-37-33-2 0-4 0-4 3 0 1 0 4 2 5 19 20 44 50 60 112 8 35 12 75 12 111 0 39-4 78-13 117-15 54-38 85-58 107-3 3-2 2-3 4 0 3 2 4 4 4 6 0 27-24 32-29 40-47 64-116 64-203z"><text:p/></draw:path><draw:path draw:style-name="gr1515" draw:text-style-name="P131" svg:width="0.088cm" svg:height="0.385cm" svg:x="11.505cm" svg:y="1.931cm" svg:viewBox="0 0 89 386" svg:d="M89 382c0-1 0-1-6-8-49-49-61-122-61-181 0-68 14-135 63-183 4-4 4-6 4-7 0-2-1-3-3-3-5 0-40 26-62 75-20 43-24 86-24 118 0 30 3 77 25 121 23 47 56 72 61 72 2 0 3-1 3-4z"><text:p/></draw:path><draw:path draw:style-name="gr1515" draw:text-style-name="P131" svg:width="0.171cm" svg:height="0.261cm" svg:x="11.627cm" svg:y="1.961cm" svg:viewBox="0 0 172 262" svg:d="M103 198c0 11 0 23 0 34 0 13-1 18-29 18-2 0-6 0-8 0 0 4 0 8 0 12 15-1 35-1 52-1 16 0 37 0 53 1 0-4 0-8 0-12-3 0-6 0-8 0-29 0-30-5-30-18 0-11 0-23 0-34 13 0 25 0 39 0 0-4 0-8 0-12-14 0-26 0-39 0 0-58 0-118 0-176 0-8 0-10-6-10-4 0-5 0-8 6-40 60-79 119-119 180 0 4 0 8 0 12 34 0 69 0 103 0zM106 186c-32 0-63 0-95 0 32-48 63-96 95-144 0 48 0 96 0 144z"><text:p/></draw:path><draw:path draw:style-name="gr1515" draw:text-style-name="P131" svg:width="0.089cm" svg:height="0.385cm" svg:x="11.832cm" svg:y="1.931cm" svg:viewBox="0 0 90 386" svg:d="M90 193c0-30-4-77-25-120-24-48-57-73-61-73-2 0-4 1-4 3 0 1 0 3 8 9 37 39 59 100 59 181 0 66-14 134-61 183-6 5-6 5-6 6 0 3 2 4 4 4 4 0 39-26 62-76 20-41 24-84 24-117z"><text:p/></draw:path></draw:g></text:p>
        </text:list-item>
        <text:list-item>
          <text:p text:style-name="P48">לפי הגדרת שיוויון בין קבוצות, <text:span text:style-name="T32">הוכחנו את הצ.ל.</text:span>. <text:span text:style-name="T6">מש"ל</text:span> <draw:g text:anchor-type="as-char" svg:y="-0.265cm" draw:z-index="13" draw:name="Shape15" draw:style-name="gr1513"><svg:title>TexMaths</svg:title><svg:desc>11§display§\blacksquare§svg§600§FALSE§</svg:desc><draw:path draw:style-name="gr1514" draw:text-style-name="P130" svg:width="0.236cm" svg:height="0.224cm" svg:x="-0.001cm" svg:y="0.018cm" svg:viewBox="0 0 237 225" svg:d="M120 225c-41 0-80 0-120 0 0-75 0-150 0-225 79 0 158 0 237 0 0 75 0 150 0 225-39 0-79 0-117 0z"><text:p/></draw:path><draw:path draw:style-name="gr1515" draw:text-style-name="P131" svg:width="0.254cm" svg:height="0.264cm" svg:x="0.001cm" svg:y="0cm" svg:viewBox="0 0 255 265" svg:d="M255 13c0-11-1-13-13-13-76 0-153 0-229 0-12 0-13 1-13 13 0 80 0 158 0 237 0 13 1 15 13 15 76 0 152 0 228 0 13 0 14-1 14-14 0-79 0-158 0-238z"><text:p/></draw:path></draw:g></text:p>
        </text:list-item>
      </text:list>
      <text:h text:style-name="Heading_20_3" text:outline-level="3">(ב) <text:span text:style-name="T29">הוכחת </text:span>זהות של הפרש (פתיחת סוגריים עם חיתוך)</text:h>
      <text:list xml:id="list1394340497" text:style-name="L4">
        <text:list-item>
          <text:p text:style-name="P49">צ.ל.:</text:p>
          <text:p text:style-name="P16"><draw:g text:anchor-type="as-char" svg:y="-0.288cm" draw:z-index="14" draw:name="Shape16" draw:style-name="gr1513"><svg:title>TexMaths</svg:title><svg:desc>11§display§A \setminus (B \cup C) = (A \setminus B) \cap (A \setminus C)§svg§600§FALSE§</svg:desc><draw:path draw:style-name="gr1514" draw:text-style-name="P130" svg:width="5.396cm" svg:height="0.345cm" svg:x="0.005cm" svg:y="0.018cm" svg:viewBox="0 0 5397 346" svg:d="M2699 346c-900 0-1799 0-2699 0 0-116 0-230 0-346 1799 0 3598 0 5397 0 0 116 0 230 0 346-899 0-1799 0-2698 0z"><text:p/></draw:path><draw:path draw:style-name="gr1515" draw:text-style-name="P131" svg:width="0.264cm" svg:height="0.274cm" svg:x="-0.001cm" svg:y="0.011cm" svg:viewBox="0 0 265 275" svg:d="M55 231c-15 26-31 31-47 32-5 1-8 1-8 8 0 2 1 4 4 4 11 0 22-1 33-1 14 0 27 1 39 1 3 0 8 0 8-7 0-4-4-5-6-5-10 0-19-3-19-13 0-4 3-9 6-14 10-17 20-32 30-49 32 0 65 0 96 0 2 9 6 60 6 64 0 11-20 12-28 12-5 0-8 0-8 8 0 4 4 4 5 4 16 0 32-1 49-1 8 0 33 1 42 1 3 0 8 0 8-7 0-5-4-5-9-5-24 0-24-2-25-13-8-79-16-160-24-240 0-8 0-10-7-10-6 0-7 3-11 7-45 74-89 149-134 224zM101 175c26-43 52-85 77-127 5 42 8 84 12 127-29 0-59 0-89 0z"><text:p/></draw:path><draw:path draw:style-name="gr1515" draw:text-style-name="P131" svg:width="0.15cm" svg:height="0.384cm" svg:x="0.382cm" svg:y="0cm" svg:viewBox="0 0 151 385" svg:d="M134 375c2 6 4 10 9 10 4 0 8-3 8-7 0-1 0-3-2-7-44-120-88-241-132-361-3-7-4-10-9-10s-8 3-8 8c0 1 0 2 2 6 44 120 88 241 132 361z"><text:p/></draw:path><draw:path draw:style-name="gr1515" draw:text-style-name="P131" svg:width="0.089cm" svg:height="0.384cm" svg:x="0.678cm" svg:y="0cm" svg:viewBox="0 0 90 385" svg:d="M90 381c0-1 0-1-6-8-49-49-61-122-61-179 0-68 14-136 62-183 5-5 5-5 5-7 0-3-1-4-4-4s-39 26-61 76c-19 42-25 85-25 118 0 28 4 75 26 119 24 47 57 72 60 72s4-1 4-4z"><text:p/></draw:path><draw:path draw:style-name="gr1515" draw:text-style-name="P131" svg:width="0.275cm" svg:height="0.261cm" svg:x="0.807cm" svg:y="0.025cm" svg:viewBox="0 0 276 262" svg:d="M46 232c-4 15-5 18-35 18-7 0-11 0-11 8 0 4 3 4 11 4 46 0 91 0 138 0 61 0 106-45 106-83 0-27-22-49-59-53 39-8 80-37 80-73 0-29-25-53-71-53-43 0-87 0-130 0-8 0-12 0-12 8 0 4 4 4 11 4 1 0 9 0 15 0 7 1 10 1 10 7 0 1 0 2-1 7-18 69-34 138-52 206zM105 122c7-32 15-64 23-96 4-13 4-14 21-14 16 0 34 0 50 0 34 0 42 22 42 40 0 34-33 70-80 70-19 0-38 0-56 0zM87 250c-6 0-7 0-9 0-3 0-5-1-5-4 0-2 0-2 2-9 9-36 19-71 27-106 25 0 49 0 73 0 37 0 44 28 44 45 0 36-34 74-79 74-18 0-35 0-53 0z"><text:p/></draw:path><draw:path draw:style-name="gr1515" draw:text-style-name="P131" svg:width="0.214cm" svg:height="0.238cm" svg:x="1.211cm" svg:y="0.055cm" svg:viewBox="0 0 215 239" svg:d="M215 14c0-6 0-14-8-14s-8 8-8 14c0 47 0 93 0 140 0 57-63 70-91 70-18 0-42-4-63-16-30-19-30-44-30-54 0-47 0-93 0-140 0-6 0-14-7-14-8 0-8 8-8 14 0 48 0 94 0 141 0 59 59 84 108 84s107-28 107-83c0-47 0-94 0-142z"><text:p/></draw:path><draw:path draw:style-name="gr1515" draw:text-style-name="P131" svg:width="0.273cm" svg:height="0.279cm" svg:x="1.553cm" svg:y="0.017cm" svg:viewBox="0 0 274 280" svg:d="M274 3c0-1-1-3-4-3-2 0-2 0-6 4-9 10-19 20-27 30-4-5-21-34-64-34-86 0-173 85-173 175 0 63 45 105 105 105 33 0 62-16 83-33 35-32 42-66 42-68 0-4-3-3-4-3-3 0-5 0-5 3-4 11-13 38-39 60-27 22-51 29-72 29-34 0-76-20-76-80 0-22 9-85 47-130 24-27 60-46 95-46 40 0 62 30 62 75 0 15-1 14-1 19 0 3 4 4 6 4 5 0 5-1 7-8 7-33 16-66 24-99z"><text:p/></draw:path><draw:path draw:style-name="gr1515" draw:text-style-name="P131" svg:width="0.089cm" svg:height="0.384cm" svg:x="1.859cm" svg:y="0cm" svg:viewBox="0 0 90 385" svg:d="M90 194c0-31-4-77-25-121-23-48-57-73-61-73-2 0-4 2-4 4s0 2 8 9c37 38 59 99 59 181 0 64-14 132-61 180-6 6-6 6-6 7 0 2 2 4 4 4 4 0 39-26 62-76 20-41 24-84 24-115z"><text:p/></draw:path><draw:path draw:style-name="gr1515" draw:text-style-name="P131" svg:width="0.256cm" svg:height="0.09cm" svg:x="2.116cm" svg:y="0.145cm" svg:viewBox="0 0 257 91" svg:d="M244 17c6 0 13-2 13-9 0-8-7-8-13-8-77 0-154 0-231 0-5 0-13 0-13 8 0 7 8 9 13 9 77 0 154 0 231 0zM244 91c6 0 13 0 13-7 0-9-7-9-13-9-77 0-154 0-231 0-5 0-13 0-13 9 0 7 8 7 13 7 77 0 154 0 231 0z"><text:p/></draw:path><draw:path draw:style-name="gr1515" draw:text-style-name="P131" svg:width="0.089cm" svg:height="0.384cm" svg:x="2.541cm" svg:y="0cm" svg:viewBox="0 0 90 385" svg:d="M90 381c0-1 0-1-6-8-49-49-61-122-61-179 0-68 14-136 62-183 5-5 5-5 5-7 0-3-2-4-4-4-3 0-39 26-62 76-20 42-24 85-24 118 0 28 4 75 25 119 25 47 58 72 61 72 2 0 4-1 4-4z"><text:p/></draw:path><draw:path draw:style-name="gr1515" draw:text-style-name="P131" svg:width="0.264cm" svg:height="0.274cm" svg:x="2.666cm" svg:y="0.011cm" svg:viewBox="0 0 265 275" svg:d="M56 231c-15 26-31 31-47 32-5 1-9 1-9 8 0 2 2 4 6 4 9 0 22-1 33-1 13 0 26 1 38 1 2 0 8 0 8-7 0-4-4-5-7-5-9 0-17-3-17-13 0-4 2-9 5-14 10-17 19-32 29-49 33 0 65 0 98 0 0 9 5 60 5 64 0 11-20 12-27 12-6 0-9 0-9 8 0 4 4 4 5 4 16 0 32-1 48-1 9 0 34 1 44 1 2 0 6 0 6-7 0-5-3-5-9-5-23 0-23-2-24-13-8-79-16-160-24-240-1-8-1-10-8-10-5 0-7 3-10 7-45 74-89 149-134 224zM102 175c26-43 51-85 76-127 5 42 9 84 13 127-29 0-59 0-89 0z"><text:p/></draw:path><draw:path draw:style-name="gr1515" draw:text-style-name="P131" svg:width="0.15cm" svg:height="0.384cm" svg:x="3.049cm" svg:y="0cm" svg:viewBox="0 0 151 385" svg:d="M134 375c1 6 4 10 9 10 4 0 8-3 8-7 0-1 0-3-2-7-44-120-88-241-132-361-3-7-4-10-9-10s-8 3-8 8c0 1 0 2 2 6 44 120 88 241 132 361z"><text:p/></draw:path><draw:path draw:style-name="gr1515" draw:text-style-name="P131" svg:width="0.275cm" svg:height="0.261cm" svg:x="3.323cm" svg:y="0.025cm" svg:viewBox="0 0 276 262" svg:d="M46 232c-4 15-4 18-35 18-7 0-11 0-11 8 0 4 3 4 11 4 46 0 91 0 138 0 61 0 106-45 106-83 0-27-22-49-59-53 39-8 80-37 80-73 0-29-25-53-71-53-43 0-87 0-130 0-8 0-11 0-11 8 0 4 3 4 10 4 1 0 9 0 15 0 7 1 10 1 10 7 0 1 0 2-1 7-18 69-34 138-52 206zM105 122c7-32 16-64 24-96 3-13 3-14 21-14 16 0 33 0 49 0 34 0 42 22 42 40 0 34-33 70-80 70-19 0-38 0-56 0zM87 250c-6 0-7 0-9 0-3 0-4-1-4-4 0-2 0-2 1-9 9-36 19-71 27-106 25 0 49 0 73 0 37 0 45 28 45 45 0 36-35 74-80 74-18 0-35 0-53 0z"><text:p/></draw:path><draw:path draw:style-name="gr1515" draw:text-style-name="P131" svg:width="0.088cm" svg:height="0.384cm" svg:x="3.642cm" svg:y="0cm" svg:viewBox="0 0 89 385" svg:d="M89 194c0-31-4-77-25-121-23-48-56-73-61-73-2 0-3 2-3 4s0 2 7 9c38 38 60 99 60 181 0 64-14 132-63 180-4 6-4 6-4 7 0 2 1 4 3 4 5 0 39-26 62-76 20-41 24-84 24-115z"><text:p/></draw:path><draw:path draw:style-name="gr1515" draw:text-style-name="P131" svg:width="0.214cm" svg:height="0.238cm" svg:x="3.878cm" svg:y="0.055cm" svg:viewBox="0 0 215 239" svg:d="M215 85c0-59-60-85-108-85-50 0-107 28-107 85 0 46 0 93 0 140 0 7 0 14 8 14 7 0 7-7 7-14 0-47 0-93 0-139 0-57 63-69 92-69 17 0 42 3 62 16 30 19 30 43 30 54 0 46 0 92 0 138 0 7 0 14 8 14s8-7 8-14c0-47 0-94 0-140z"><text:p/></draw:path><draw:path draw:style-name="gr1515" draw:text-style-name="P131" svg:width="0.088cm" svg:height="0.384cm" svg:x="4.238cm" svg:y="0cm" svg:viewBox="0 0 89 385" svg:d="M89 381c0-1 0-1-6-8-49-49-61-122-61-179 0-68 14-136 63-183 4-5 4-5 4-7 0-3-1-4-3-4-5 0-40 26-62 76-20 42-24 85-24 118 0 28 3 75 25 119 23 47 56 72 61 72 2 0 3-1 3-4z"><text:p/></draw:path><draw:path draw:style-name="gr1515" draw:text-style-name="P131" svg:width="0.264cm" svg:height="0.274cm" svg:x="4.364cm" svg:y="0.011cm" svg:viewBox="0 0 265 275" svg:d="M55 231c-15 26-30 31-47 32-5 1-8 1-8 8 0 2 2 4 4 4 11 0 24-1 35-1 12 0 25 1 38 1 2 0 7 0 7-7 0-4-4-5-6-5-9 0-19-3-19-13 0-4 3-9 6-14 10-17 20-32 30-49 32 0 65 0 96 0 2 9 7 60 7 64 0 11-21 12-29 12-5 0-8 0-8 8 0 4 4 4 5 4 16 0 32-1 49-1 9 0 34 1 44 1 2 0 6 0 6-7 0-5-4-5-9-5-24 0-24-2-25-13-8-79-16-160-24-240 0-8 0-10-7-10-6 0-7 3-10 7-45 74-90 149-135 224zM102 175c26-43 51-85 76-127 5 42 8 84 12 127-29 0-58 0-88 0z"><text:p/></draw:path><draw:path draw:style-name="gr1515" draw:text-style-name="P131" svg:width="0.15cm" svg:height="0.384cm" svg:x="4.747cm" svg:y="0cm" svg:viewBox="0 0 151 385" svg:d="M134 375c2 6 5 10 9 10s8-3 8-7c0-1 0-3-2-7-44-120-88-241-132-361-3-7-4-10-9-10-4 0-8 3-8 8 0 1 0 2 2 6 44 120 88 241 132 361z"><text:p/></draw:path><draw:path draw:style-name="gr1515" draw:text-style-name="P131" svg:width="0.274cm" svg:height="0.279cm" svg:x="5.024cm" svg:y="0.017cm" svg:viewBox="0 0 275 280" svg:d="M275 3c0-1-1-3-4-3-1 0-1 0-6 4-9 10-19 20-27 30-4-5-21-34-64-34-86 0-174 85-174 175 0 63 46 105 106 105 33 0 62-16 83-33 35-32 42-66 42-68 0-4-3-3-4-3-3 0-5 0-6 3-3 11-12 38-38 60-27 22-51 29-72 29-34 0-76-20-76-80 0-22 9-85 48-130 23-27 59-46 94-46 40 0 62 30 62 75 0 15-1 14-1 19 0 3 4 4 6 4 5 0 5-1 7-8 8-33 16-66 24-99z"><text:p/></draw:path><draw:path draw:style-name="gr1515" draw:text-style-name="P131" svg:width="0.089cm" svg:height="0.384cm" svg:x="5.331cm" svg:y="0cm" svg:viewBox="0 0 90 385" svg:d="M90 194c0-31-4-77-25-121-24-48-57-73-61-73-2 0-4 2-4 4s0 2 8 9c37 38 59 99 59 181 0 64-14 132-61 180-6 6-6 6-6 7 0 2 2 4 4 4 4 0 39-26 62-76 20-41 24-84 24-115z"><text:p/></draw:path></draw:g></text:p>
        </text:list-item>
        <text:list-item>
          <text:p text:style-name="P50"><text:span text:style-name="T8">נוכיח באמצעות </text:span><text:span text:style-name="T9">שרשרת זהויות:</text:span></text:p>
          <text:p text:style-name="P16"><draw:g text:anchor-type="as-char" svg:y="-1.184cm" draw:z-index="121" draw:name="Shape17" draw:style-name="gr1513"><svg:title>TexMaths</svg:title><svg:desc>11§latex§\begin{align}
    A \setminus(B \cup C) &amp;= A \cap (\overline{B \cup C}) &amp;&amp;\text{(known } A \setminus B = A \cap \overline{B} \close \\
    &amp;= A \cap (\overline{B} \cap \overline{C}) &amp;&amp;\text{(De Morgan)} \\
    &amp;= (A \cap \overline{B}) \cap (A \cap \overline{C}) &amp;&amp;\text{(Distributive, Commutative)} \\
    &amp;= (A \setminus B) \cap (A \setminus C) &amp;&amp;\text{(known } A \setminus B = A \cap \overline{B} \close
\end{align}§svg§600§FALSE§</svg:desc><draw:path draw:style-name="gr1514" draw:text-style-name="P130" svg:width="12.458cm" svg:height="2.327cm" svg:x="0.006cm" svg:y="0.018cm" svg:viewBox="0 0 12459 2328" svg:d="M0 0c4153 0 8306 0 12459 0 0 776 0 1552 0 2328-4153 0-8306 0-12459 0 0-776 0-1552 0-2328z"><text:p/></draw:path><draw:path draw:style-name="gr1515" draw:text-style-name="P131" svg:width="0.264cm" svg:height="0.276cm" svg:x="-0.001cm" svg:y="0.049cm" svg:viewBox="0 0 265 277" svg:d="M56 232c-15 27-31 32-47 33-6 0-9 0-9 8 0 2 2 4 6 4 9 0 22-1 33-1 13 0 26 1 38 1 2 0 8 0 8-7 0-5-4-5-7-5-9-1-17-4-17-14 0-5 2-9 5-14 10-17 19-33 29-50 33 0 65 0 98 0 0 9 5 62 5 65 0 12-20 13-27 13-6 0-10 0-10 8 0 4 3 3 5 4 17 0 33-1 49-1 9 0 34 1 44 1 2 0 6 0 6-7 0-5-3-5-9-5-23 0-23-3-25-14-8-80-15-161-23-241-1-9-1-10-8-10-5 0-7 3-10 7-45 74-89 150-134 225zM102 176c26-43 51-85 76-128 5 43 9 85 13 128-29 0-59 0-89 0z"><text:p/></draw:path><draw:path draw:style-name="gr1515" draw:text-style-name="P131" svg:width="0.15cm" svg:height="0.385cm" svg:x="0.383cm" svg:y="0.039cm" svg:viewBox="0 0 151 386" svg:d="M134 377c1 6 4 9 9 9 4 0 8-3 8-8-1-2 0-1-2-5-44-121-88-242-132-363-3-7-4-10-9-10s-8 3-8 8c0 1 0 2 2 6 44 121 88 242 132 363z"><text:p/></draw:path><draw:path draw:style-name="gr1515" draw:text-style-name="P131" svg:width="0.089cm" svg:height="0.385cm" svg:x="0.679cm" svg:y="0.039cm" svg:viewBox="0 0 90 386" svg:d="M90 383c0-1 0-2-6-9-49-48-61-121-61-180 0-68 14-135 62-183 5-6 5-6 5-7 0-3-2-4-4-4-3 0-39 26-62 76-20 42-24 85-24 118 0 29 4 77 25 119 25 49 58 73 61 73 2 0 4-1 4-3z"><text:p/></draw:path><draw:path draw:style-name="gr1515" draw:text-style-name="P131" svg:width="0.275cm" svg:height="0.263cm" svg:x="0.808cm" svg:y="0.064cm" svg:viewBox="0 0 276 264" svg:d="M45 233c-3 16-4 19-35 19-7 0-10 0-10 8 0 4 3 4 10 4 46 0 92 0 139 0 60 0 106-46 106-84 0-28-23-50-60-55 40-6 81-35 81-72 0-29-25-53-72-53-43 0-87 0-130 0-7 0-11 0-11 8 0 4 3 4 11 4 1 0 7 0 14 0 8 1 11 1 11 7 0 1-1 2-2 7-18 70-34 138-52 207zM103 122c8-32 17-64 25-96 3-13 4-14 21-14 16 0 34 0 50 0 33 0 42 22 42 40 0 34-33 70-80 70-19 0-39 0-58 0zM87 252c-6 0-7 0-9-1-4 0-5 0-5-4 0-1 0-2 2-8 9-37 17-72 26-108 24 0 50 0 74 0 36 0 44 28 44 45 0 38-34 76-80 76-18 0-34 0-52 0z"><text:p/></draw:path><draw:path draw:style-name="gr1515" draw:text-style-name="P131" svg:width="0.214cm" svg:height="0.238cm" svg:x="1.211cm" svg:y="0.098cm" svg:viewBox="0 0 215 239" svg:d="M215 13c0-6 0-13-8-13s-8 7-8 13c0 46 0 94 0 140 0 58-63 70-92 70-17 0-42-3-62-16-30-19-30-44-30-54 0-46 0-94 0-140 0-6 0-13-7-13-8 0-8 7-8 13 0 47 0 95 0 142 0 58 58 84 107 84 50 0 108-27 108-84 0-47 0-95 0-142z"><text:p/></draw:path><draw:path draw:style-name="gr1515" draw:text-style-name="P131" svg:width="0.274cm" svg:height="0.279cm" svg:x="1.552cm" svg:y="0.055cm" svg:viewBox="0 0 275 280" svg:d="M275 3c0-1-1-3-4-3-1 0-1 0-6 4-9 10-19 20-27 30-4-5-21-34-64-34-87 0-174 86-174 175 0 64 46 105 106 105 33 0 62-15 82-33 36-31 43-67 43-68 0-3-3-3-4-3-3 0-5 0-6 3-3 11-12 39-38 62-27 21-52 27-72 27-34 0-76-19-76-80 0-22 9-85 48-130 23-27 59-46 94-46 39 0 62 30 62 75 0 15-1 15-1 20 0 3 4 3 5 3 6 0 6-1 8-8 8-33 16-66 24-99z"><text:p/></draw:path><draw:path draw:style-name="gr1515" draw:text-style-name="P131" svg:width="0.089cm" svg:height="0.385cm" svg:x="1.859cm" svg:y="0.039cm" svg:viewBox="0 0 90 386" svg:d="M90 194c0-31-4-77-26-121-23-48-56-73-60-73-2 0-4 2-4 4 0 1 0 1 8 9 37 38 59 99 59 181 0 66-14 134-61 182-6 5-6 6-6 7 0 2 2 3 4 3 4 0 39-25 61-75 20-43 25-86 25-117z"><text:p/></draw:path><draw:path draw:style-name="gr1515" draw:text-style-name="P131" svg:width="0.256cm" svg:height="0.089cm" svg:x="2.117cm" svg:y="0.187cm" svg:viewBox="0 0 257 90" svg:d="M244 15c6 0 13 0 13-7 0-8-7-8-13-8-77 0-154 0-231 0-5 0-13 0-13 8 0 7 8 7 13 7 77 0 154 0 231 0zM244 90c6 0 13 0 13-8 0-7-7-7-13-7-77 0-154 0-231 0-5 0-13 0-13 7 0 8 8 8 13 8 77 0 154 0 231 0z"><text:p/></draw:path><draw:path draw:style-name="gr1515" draw:text-style-name="P131" svg:width="0.264cm" svg:height="0.276cm" svg:x="2.517cm" svg:y="0.049cm" svg:viewBox="0 0 265 277" svg:d="M55 232c-15 27-31 32-47 33-5 0-8 0-8 8 0 2 1 4 4 4 11 0 24-1 33-1 14 0 27 1 40 1 2 0 7 0 7-7 0-5-4-5-6-5-10-1-19-4-19-14 0-5 3-9 6-14 10-17 20-33 30-50 32 0 65 0 96 0 2 9 7 62 7 65 0 12-21 13-29 13-5 0-8 0-8 8 0 4 4 4 5 4 16 0 32-1 49-1 8 0 34 1 42 1 3 0 8 0 8-7 0-5-4-5-9-5-24 0-24-3-25-14-8-80-16-161-24-241 0-9 0-10-7-10-6 0-7 3-11 7-45 74-89 150-134 225zM101 176c26-43 52-85 77-128 5 43 8 85 12 128-29 0-59 0-89 0z"><text:p/></draw:path><draw:path draw:style-name="gr1515" draw:text-style-name="P131" svg:width="0.215cm" svg:height="0.238cm" svg:x="2.9cm" svg:y="0.098cm" svg:viewBox="0 0 216 239" svg:d="M216 84c0-59-60-84-108-84-51 0-108 26-108 84 0 47 0 94 0 141 0 7 0 14 8 14 7 0 7-7 7-14 0-46 0-93 0-139 0-59 64-71 93-71 17 0 42 4 63 17 29 19 29 43 29 54 0 46 0 93 0 139 0 7 0 14 8 14s8-7 8-14c0-47 0-94 0-141z"><text:p/></draw:path><draw:path draw:style-name="gr1515" draw:text-style-name="P131" svg:width="0.089cm" svg:height="0.385cm" svg:x="3.261cm" svg:y="0.039cm" svg:viewBox="0 0 90 386" svg:d="M90 383c0-1 0-2-6-9-49-48-62-121-62-180 0-68 15-135 63-183 5-6 5-6 5-7 0-3-2-4-4-4-3 0-39 26-62 76-20 42-24 85-24 118 0 29 4 77 25 119 23 49 58 73 61 73 2 0 4-1 4-3z"><text:p/></draw:path><draw:path draw:style-name="gr1515" draw:text-style-name="P131" svg:width="1.045cm" svg:height="0.014cm" svg:x="3.373cm" svg:y="0.003cm" svg:viewBox="0 0 1046 15" svg:d="M0 0c349 0 697 0 1046 0 0 6 0 10 0 15-349 0-697 0-1046 0 0-5 0-9 0-15z"><text:p/></draw:path><draw:path draw:style-name="gr1515" draw:text-style-name="P131" svg:width="0.275cm" svg:height="0.263cm" svg:x="3.39cm" svg:y="0.064cm" svg:viewBox="0 0 276 264" svg:d="M45 233c-3 16-4 19-35 19-7 0-10 0-10 8 0 4 3 4 10 4 46 0 92 0 139 0 60 0 106-46 106-84 0-28-23-50-60-55 40-6 81-35 81-72 0-29-26-53-72-53-43 0-87 0-130 0-7 0-11 0-11 8 0 4 3 4 11 4 1 0 7 0 14 0 8 1 11 1 11 7 0 1-1 2-2 7-18 70-34 138-52 207zM103 122c8-32 17-64 25-96 3-13 4-14 21-14 16 0 33 0 49 0 34 0 43 22 43 40 0 34-34 70-80 70-19 0-39 0-58 0zM86 252c-5 0-6 0-8-1-4 0-5 0-5-4 0-1 0-2 2-8 9-37 17-72 26-108 24 0 50 0 74 0 36 0 44 28 44 45 0 38-34 76-80 76-18 0-36 0-53 0z"><text:p/></draw:path><draw:path draw:style-name="gr1515" draw:text-style-name="P131" svg:width="0.214cm" svg:height="0.238cm" svg:x="3.793cm" svg:y="0.098cm" svg:viewBox="0 0 215 239" svg:d="M215 13c0-6 0-13-8-13s-8 7-8 13c0 46 0 94 0 140 0 58-63 70-92 70-18 0-42-3-62-16-30-19-30-44-30-54 0-46 0-94 0-140 0-6 0-13-7-13-8 0-8 7-8 13 0 47 0 95 0 142 0 58 58 84 107 84 50 0 108-27 108-84 0-47 0-95 0-142z"><text:p/></draw:path><draw:path draw:style-name="gr1515" draw:text-style-name="P131" svg:width="0.274cm" svg:height="0.279cm" svg:x="4.134cm" svg:y="0.055cm" svg:viewBox="0 0 275 280" svg:d="M275 3c0-1-1-3-4-3-1 0-3 0-6 4-9 10-19 20-27 30-4-5-21-34-64-34-87 0-174 86-174 175 0 64 46 105 105 105 34 0 63-15 83-33 36-31 43-67 43-68 0-3-3-2-4-3-3 0-5 0-6 3-3 11-12 39-38 62-28 21-52 27-72 27-35 0-76-19-76-80 0-22 9-85 48-130 23-27 59-46 93-46 40 0 63 30 63 75 0 15-1 15-1 20 0 3 4 3 5 3 6 0 6-1 8-8 8-33 16-66 24-99z"><text:p/></draw:path><draw:path draw:style-name="gr1515" draw:text-style-name="P131" svg:width="0.088cm" svg:height="0.385cm" svg:x="4.441cm" svg:y="0.039cm" svg:viewBox="0 0 89 386" svg:d="M89 194c0-31-3-77-25-121-23-48-56-73-61-73-2 0-3 2-3 4 0 1 0 1 8 9 37 38 59 99 59 181 0 66-14 134-61 182-6 5-6 6-6 7 0 2 1 3 3 3 5 0 40-25 62-75 20-43 24-86 24-117z"><text:p/></draw:path><draw:path draw:style-name="gr1515" draw:text-style-name="P131" svg:width="0.088cm" svg:height="0.385cm" svg:x="6.427cm" svg:y="0.039cm" svg:viewBox="0 0 89 386" svg:d="M89 383c0-1 0-2-6-9-49-48-61-121-61-180 0-68 14-135 62-183 5-6 5-6 5-7 0-3-1-4-3-4-5 0-40 26-62 76-20 42-24 85-24 118 0 29 3 77 25 119 23 49 56 73 61 73 2 0 3-1 3-3z"><text:p/></draw:path><draw:path draw:style-name="gr1515" draw:text-style-name="P131" svg:width="0.186cm" svg:height="0.267cm" svg:x="6.549cm" svg:y="0.061cm" svg:viewBox="0 0 187 268" svg:d="M31 239c0 17-5 17-31 17 0 5 0 8 0 12 13-1 31-1 43-1 11 0 26 0 42 1 0-4 0-7 0-12-26 0-30 0-30-17 0-13 0-27 0-40 8-8 17-14 24-22 30 42 46 63 46 71 0 6-6 8-14 8 0 5 0 8 0 12 11-1 34-1 42-1 12 0 23 0 34 1 0-4 0-7 0-12-14 0-23 0-37-21-17-23-33-46-50-69-1-1-2-3-2-4s27-24 32-28c24-20 41-21 48-21 0-4 0-7 0-12-11 1-16 1-27 1-13 0-38 0-43-1 0 5 0 8 0 12 8 0 11 5 11 10 0 8-6 12-9 16-18 15-36 30-54 46 0-62 0-123 0-185-19 1-37 3-56 4 0 5 0 8 0 13 28 0 31 2 31 20 0 68 0 135 0 202z"><text:p/></draw:path><draw:path draw:style-name="gr1515" draw:text-style-name="P131" svg:width="0.194cm" svg:height="0.171cm" svg:x="6.755cm" svg:y="0.158cm" svg:viewBox="0 0 195 172" svg:d="M31 39c0 34 0 69 0 103 0 18-5 17-31 17 0 5 0 8 0 13 13-1 33-1 44-1 10 0 30 0 43 1 0-5 0-8 0-13-25 0-30 1-30-17 0-24 0-47 0-72 0-39 28-61 52-61s29 21 29 43c0 29 0 60 0 90 0 18-5 17-30 17 0 5 0 8 0 13 13-1 33-1 44-1 10 0 30 0 43 1 0-5 0-8 0-13-20 0-30 1-31-12 0-24 0-49 0-73 0-33 0-45-11-60-6-6-19-14-41-14-28 0-47 17-57 41 0-13 0-28 0-41-19 1-36 3-55 4 0 5 0 8 0 12 28 0 31 4 31 23z"><text:p/></draw:path><draw:path draw:style-name="gr1515" draw:text-style-name="P131" svg:width="0.171cm" svg:height="0.176cm" svg:x="6.968cm" svg:y="0.153cm" svg:viewBox="0 0 172 177" svg:d="M172 90c0-49-40-90-86-90-49 0-86 43-86 90 0 51 40 87 86 87s86-37 86-87zM86 168c-17 0-34-9-44-26s-10-41-10-54c0-15 0-36 10-54s28-25 44-25 33 9 43 25c10 17 10 39 10 54 0 13 0 34-8 52-9 16-25 28-45 28z"><text:p/></draw:path><draw:path draw:style-name="gr1515" draw:text-style-name="P131" svg:width="0.264cm" svg:height="0.169cm" svg:x="7.146cm" svg:y="0.161cm" svg:viewBox="0 0 265 170" svg:d="M233 37c7-19 19-25 32-25 0-4 0-8 0-12-9 1-20 1-28 1-11 0-29 0-36-1 0 4 0 8 0 12 14 0 22 8 22 19 0 2 0 3-2 7-12 33-23 66-35 99-12-36-25-71-37-107-3-5-3-6-3-7 0-11 16-11 23-11 0-4 0-8 0-12-12 1-31 1-40 1-12 0-23 0-34-1 0 4 0 8 0 12 14 0 19 1 24 6 2 2 6 14 9 22-11 30-22 62-33 93-12-34-26-69-38-103-1-5-1-6-1-7 0-11 14-11 22-11 0-4 0-8 0-12-11 1-33 1-42 1-1 0-22 0-36-1 0 4 0 8 0 12 20 0 24 1 29 13 16 46 33 92 49 138 1 5 2 7 8 7 5 0 5-2 8-7 13-37 26-73 39-109 13 36 25 74 39 110 2 4 2 6 7 6s7-3 8-6c15-42 31-85 46-127z"><text:p/></draw:path><draw:path draw:style-name="gr1515" draw:text-style-name="P131" svg:width="0.194cm" svg:height="0.171cm" svg:x="7.431cm" svg:y="0.158cm" svg:viewBox="0 0 195 172" svg:d="M31 39c0 34 0 69 0 103 0 18-5 17-31 17 0 5 0 8 0 13 13-1 33-1 44-1 10 0 30 0 43 1 0-5 0-8 0-13-25 0-30 1-30-17 0-24 0-47 0-72 0-39 28-61 52-61s29 21 29 43c0 29 0 60 0 90 0 18-5 17-30 17 0 5 0 8 0 13 13-1 33-1 43-1 11 0 31 0 44 1 0-5 0-8 0-13-20 0-30 1-31-12 0-24 0-49 0-73 0-33 0-45-11-60-6-6-19-14-41-14-28 0-47 17-57 41 0-13 0-28 0-41-19 1-36 3-55 4 0 5 0 8 0 12 28 0 31 4 31 23z"><text:p/></draw:path><draw:path draw:style-name="gr1515" draw:text-style-name="P131" svg:width="0.264cm" svg:height="0.276cm" svg:x="7.777cm" svg:y="0.049cm" svg:viewBox="0 0 265 277" svg:d="M55 232c-15 27-31 32-47 33-5 0-8 0-8 8 0 2 1 4 4 4 11 0 22-1 33-1 14 0 27 1 39 1 3 0 8 0 8-7 0-5-4-5-6-5-10-1-19-4-19-14 0-5 3-9 6-14 10-17 20-33 30-50 32 0 65 0 96 0 2 9 6 62 6 65 0 12-20 13-28 13-5 0-8 0-8 8 0 4 4 4 5 4 16 0 32-1 49-1 8 0 33 1 42 1 3 0 8 0 8-7 0-5-4-5-9-5-24 0-24-3-25-14-8-80-16-161-24-241 0-9 0-10-7-10-6 0-7 3-11 7-45 74-89 150-134 225zM101 176c26-43 52-85 77-128 5 43 8 85 12 128-29 0-59 0-89 0z"><text:p/></draw:path><draw:path draw:style-name="gr1515" draw:text-style-name="P131" svg:width="0.15cm" svg:height="0.385cm" svg:x="8.16cm" svg:y="0.039cm" svg:viewBox="0 0 151 386" svg:d="M134 377c2 6 4 9 9 9 4 0 8-3 8-8-1-2 0-1-2-5-44-121-88-242-132-363-3-7-4-10-9-10s-8 3-8 8c0 1 0 2 2 6 44 121 88 242 132 363z"><text:p/></draw:path><draw:path draw:style-name="gr1515" draw:text-style-name="P131" svg:width="0.275cm" svg:height="0.263cm" svg:x="8.434cm" svg:y="0.064cm" svg:viewBox="0 0 276 264" svg:d="M46 233c-4 16-4 19-35 19-7 0-11 0-11 8 0 4 4 4 11 4 46 0 91 0 138 0 61 0 106-46 106-84 0-28-22-50-59-55 39-6 80-35 80-72 0-29-25-53-71-53-43 0-87 0-130 0-8 0-11 0-11 8 0 4 3 4 11 4 4 0 8 0 14 0 7 1 10 1 10 7 0 1 0 2-1 7-18 70-34 138-52 207zM105 122c7-32 16-64 24-96 3-13 4-14 21-14 16 0 33 0 49 0 34 0 42 22 42 40 0 34-33 70-80 70-19 0-38 0-56 0zM87 252c-6 0-6 0-9-1-3 0-4 0-4-4 0-1 0-2 2-8 9-37 18-72 26-108 25 0 49 0 73 0 37 0 45 28 45 45 0 38-35 76-80 76-18 0-35 0-53 0z"><text:p/></draw:path><draw:path draw:style-name="gr1515" draw:text-style-name="P131" svg:width="0.256cm" svg:height="0.089cm" svg:x="8.859cm" svg:y="0.187cm" svg:viewBox="0 0 257 90" svg:d="M244 15c6 0 13 0 13-7 0-8-7-8-13-8-77 0-154 0-231 0-5 0-13 0-13 8 0 7 8 7 13 7 77 0 154 0 231 0zM244 90c6 0 13 0 13-8 0-7-7-7-13-7-77 0-154 0-231 0-5 0-13 0-13 7 0 8 8 8 13 8 77 0 154 0 231 0z"><text:p/></draw:path><draw:path draw:style-name="gr1515" draw:text-style-name="P131" svg:width="0.264cm" svg:height="0.276cm" svg:x="9.26cm" svg:y="0.049cm" svg:viewBox="0 0 265 277" svg:d="M55 232c-15 27-30 32-47 33-5 0-8 0-8 8 0 2 1 4 4 4 11 0 24-1 33-1 14 0 27 1 40 1 2 0 7 0 7-7 0-5-4-5-6-5-9-1-19-4-19-14 0-5 3-9 6-14 10-17 20-33 30-50 32 0 65 0 96 0 2 9 7 62 7 65 0 12-21 13-29 13-5 0-8 0-8 8 0 4 4 4 5 4 16 0 32-1 49-1 9 0 34 1 42 1 4 0 8 0 8-7 0-5-4-5-9-5-24 0-24-3-25-14-8-80-16-161-24-241 0-9 0-10-7-10-6 0-7 3-10 7-45 74-90 150-135 225zM101 176c26-43 52-85 77-128 5 43 8 85 12 128-29 0-59 0-89 0z"><text:p/></draw:path><draw:path draw:style-name="gr1515" draw:text-style-name="P131" svg:width="0.215cm" svg:height="0.238cm" svg:x="9.643cm" svg:y="0.098cm" svg:viewBox="0 0 216 239" svg:d="M216 84c0-59-60-84-108-84-51 0-108 26-108 84 0 47 0 94 0 141 0 7 0 14 8 14 7 0 7-7 7-14 0-46 0-93 0-139 0-59 64-71 93-71 17 0 42 4 63 17 29 19 29 43 29 54 0 46 0 93 0 139 0 7 0 14 8 14s8-7 8-14c0-47 0-94 0-141z"><text:p/></draw:path><draw:path draw:style-name="gr1515" draw:text-style-name="P131" svg:width="0.313cm" svg:height="0.014cm" svg:x="9.965cm" svg:y="0.003cm" svg:viewBox="0 0 314 15" svg:d="M0 0c105 0 209 0 314 0 0 6 0 10 0 15-105 0-209 0-314 0 0-5 0-9 0-15z"><text:p/></draw:path><draw:path draw:style-name="gr1515" draw:text-style-name="P131" svg:width="0.275cm" svg:height="0.263cm" svg:x="9.981cm" svg:y="0.064cm" svg:viewBox="0 0 276 264" svg:d="M46 233c-4 16-5 19-35 19-7 0-11 0-11 8 0 4 3 4 11 4 46 0 91 0 138 0 61 0 106-46 106-84 0-28-22-50-59-55 39-6 80-35 80-72 0-29-25-53-71-53-43 0-87 0-130 0-8 0-12 0-12 8 0 4 4 4 11 4 1 0 9 0 15 0 7 1 10 1 10 7 0 1 0 2-1 7-18 70-34 138-52 207zM105 122c7-32 16-64 24-96 3-13 3-14 20-14 16 0 34 0 50 0 34 0 42 22 42 40 0 34-33 70-80 70-19 0-38 0-56 0zM87 252c-6 0-7 0-9-1-3 0-4 0-4-4 0-1 0-2 1-8 9-37 19-72 27-108 25 0 49 0 73 0 37 0 44 28 44 45 0 38-34 76-79 76-18 0-35 0-53 0z"><text:p/></draw:path><draw:path draw:style-name="gr1515" draw:text-style-name="P131" svg:width="0.1cm" svg:height="0.462cm" svg:x="10.295cm" svg:y="0cm" svg:viewBox="0 0 101 463" svg:d="M101 232c0-55-10-133-60-198-5-4-29-34-37-34-1 0-4 1-4 4 0 1 1 3 2 4 19 19 44 51 60 113 8 35 13 75 13 110 0 40-5 79-14 117-15 53-38 84-58 106-3 4-3 5-3 6 0 2 3 3 4 3 7 0 28-23 32-28 40-48 65-117 65-203z"><text:p/></draw:path><draw:path draw:style-name="gr1515" draw:text-style-name="P131" svg:width="0.088cm" svg:height="0.385cm" svg:x="12.067cm" svg:y="0.039cm" svg:viewBox="0 0 89 386" svg:d="M89 383c0-1 0-2-6-9-49-48-61-121-61-180 0-68 15-135 63-183 4-6 4-6 4-7 0-3-1-4-3-4-5 0-39 26-62 76-20 42-24 85-24 118 0 29 4 77 25 119 23 49 56 73 61 73 2 0 3-1 3-3z"><text:p/></draw:path><draw:path draw:style-name="gr1515" draw:text-style-name="P131" svg:width="0.127cm" svg:height="0.256cm" svg:x="12.213cm" svg:y="0.071cm" svg:viewBox="0 0 128 257" svg:d="M79 10c0-10 0-10-9-10-24 24-58 24-70 24 0 5 0 8 0 12 8 0 31 0 51-10 0 67 0 133 0 201 0 13-1 18-37 18-4 0-7 0-12 0 0 5 0 8 0 12 13-1 48-1 63-1s49 0 63 1c0-4 0-7 0-12-5 0-8 0-12 0-36 0-37-4-37-18 0-73 0-145 0-217z"><text:p/></draw:path><draw:path draw:style-name="gr1515" draw:text-style-name="P131" svg:width="0.089cm" svg:height="0.385cm" svg:x="12.394cm" svg:y="0.039cm" svg:viewBox="0 0 90 386" svg:d="M90 194c0-31-4-77-25-121-23-48-57-73-61-73-2 0-4 2-4 4 0 1 0 1 8 9 38 38 60 99 60 181 0 66-14 134-62 182-6 5-6 6-6 7 0 2 2 3 4 3 4 0 39-25 62-75 20-43 24-86 24-117z"><text:p/></draw:path><draw:path draw:style-name="gr1515" draw:text-style-name="P131" svg:width="0.256cm" svg:height="0.089cm" svg:x="2.117cm" svg:y="0.822cm" svg:viewBox="0 0 257 90" svg:d="M244 15c6 0 13 0 13-7 0-8-7-8-13-8-77 0-154 0-231 0-5 0-13 0-13 8 0 7 8 7 13 7 77 0 154 0 231 0zM244 90c6 0 13 0 13-8 0-7-7-7-13-7-77 0-154 0-231 0-5 0-13 0-13 7 0 8 8 8 13 8 77 0 154 0 231 0z"><text:p/></draw:path><draw:path draw:style-name="gr1515" draw:text-style-name="P131" svg:width="0.264cm" svg:height="0.276cm" svg:x="2.517cm" svg:y="0.684cm" svg:viewBox="0 0 265 277" svg:d="M55 232c-15 27-31 32-47 33-5 0-8 0-8 8 0 2 1 4 4 4 11 0 24-1 33-1 14 0 27 1 40 1 2 0 7 0 7-8 0-4-4-4-6-4-10-1-19-4-19-13 0-6 3-9 6-14 10-17 20-33 30-50 32 0 65 0 96 0 2 8 7 61 7 64 0 12-21 13-29 13-5 0-8 0-8 8 0 4 4 4 5 4 16 0 32-1 49-1 8 0 34 1 42 1 3 0 8 0 8-8 0-4-4-4-9-4-24 0-24-2-25-14-8-80-16-161-24-241 0-8 0-10-7-10-6 0-7 3-11 7-45 74-89 150-134 225zM101 176c26-43 52-85 77-128 5 43 8 85 12 128-29 0-59 0-89 0z"><text:p/></draw:path><draw:path draw:style-name="gr1515" draw:text-style-name="P131" svg:width="0.215cm" svg:height="0.239cm" svg:x="2.9cm" svg:y="0.733cm" svg:viewBox="0 0 216 240" svg:d="M216 84c0-59-60-84-108-84-51 0-108 26-108 84 0 47 0 94 0 142 0 6 0 14 8 14 7 0 7-8 7-14 0-47 0-94 0-140 0-58 64-71 93-71 17 0 42 4 63 17 29 19 29 44 29 54 0 46 0 93 0 140 0 6 0 14 8 14s8-8 8-14c0-48 0-95 0-142z"><text:p/></draw:path><draw:path draw:style-name="gr1515" draw:text-style-name="P131" svg:width="0.089cm" svg:height="0.386cm" svg:x="3.261cm" svg:y="0.674cm" svg:viewBox="0 0 90 387" svg:d="M90 383c0-1 0-2-6-9-49-48-62-121-62-180 0-68 15-135 63-183 5-4 5-6 5-7 0-3-2-4-4-4-3 0-39 26-62 76-20 43-24 86-24 118 0 29 4 77 25 121 23 47 58 72 61 72 2 0 4-1 4-4z"><text:p/></draw:path><draw:path draw:style-name="gr1515" draw:text-style-name="P131" svg:width="0.311cm" svg:height="0.014cm" svg:x="3.373cm" svg:y="0.638cm" svg:viewBox="0 0 312 15" svg:d="M0 0c105 0 208 0 312 0 0 6 0 10 0 15-104 0-207 0-312 0 0-5 0-9 0-15z"><text:p/></draw:path><draw:path draw:style-name="gr1515" draw:text-style-name="P131" svg:width="0.275cm" svg:height="0.263cm" svg:x="3.39cm" svg:y="0.699cm" svg:viewBox="0 0 276 264" svg:d="M45 233c-3 16-4 19-35 19-7 0-10 0-10 8 0 4 3 4 10 4 46 0 92 0 139 0 60 0 106-46 106-84 0-27-23-50-60-55 40-6 81-35 81-72 0-29-26-53-72-53-43 0-87 0-130 0-7 0-11 0-11 8 0 4 3 4 11 4 1 0 7 0 14 1 8 0 11 1 11 6 0 2-1 3-2 7-18 70-34 138-52 207zM103 122c8-32 17-64 25-96 3-13 4-14 21-14 16 0 33 0 49 0 34 0 43 23 43 40 0 34-34 70-80 70-19 0-39 0-58 0zM86 252c-5 0-6 0-8 0-4-1-5-1-5-5 0-1 0-2 2-8 9-37 17-72 26-108 24 0 50 0 74 0 36 0 44 29 44 45 0 39-34 76-80 76-18 0-36 0-53 0z"><text:p/></draw:path><draw:path draw:style-name="gr1515" draw:text-style-name="P131" svg:width="0.214cm" svg:height="0.239cm" svg:x="3.793cm" svg:y="0.733cm" svg:viewBox="0 0 215 240" svg:d="M215 84c0-59-60-84-108-84-50 0-107 26-107 84 0 47 0 94 0 142 0 6 0 14 8 14 7 0 7-8 7-14 0-47 0-94 0-140 0-58 63-71 92-71 17 0 42 4 62 17 30 19 30 44 30 54 0 46 0 93 0 140 0 6 0 14 8 14s8-8 8-14c0-48 0-95 0-142z"><text:p/></draw:path><draw:path draw:style-name="gr1515" draw:text-style-name="P131" svg:width="0.303cm" svg:height="0.014cm" svg:x="4.116cm" svg:y="0.638cm" svg:viewBox="0 0 304 15" svg:d="M0 0c101 0 202 0 304 0 0 6 0 10 0 15-102 0-203 0-304 0 0-5 0-9 0-15z"><text:p/></draw:path><draw:path draw:style-name="gr1515" draw:text-style-name="P131" svg:width="0.274cm" svg:height="0.281cm" svg:x="4.134cm" svg:y="0.69cm" svg:viewBox="0 0 275 282" svg:d="M275 4c0-1-1-4-4-4-1 0-3 1-6 4-9 10-19 20-27 30-4-4-21-34-64-34-87 0-174 86-174 175 0 64 46 107 105 107 34 0 63-16 83-35 36-30 43-66 43-67 0-4-3-3-4-4-3 0-5 1-6 4-3 11-12 39-38 61-28 22-52 29-72 29-35 0-76-21-76-81 0-22 9-85 48-130 23-27 59-47 93-47 40 0 63 30 63 75 0 15-1 15-1 20 0 3 4 3 5 3 6 0 6 0 8-8 8-33 16-65 24-98z"><text:p/></draw:path><draw:path draw:style-name="gr1515" draw:text-style-name="P131" svg:width="0.088cm" svg:height="0.386cm" svg:x="4.441cm" svg:y="0.674cm" svg:viewBox="0 0 89 387" svg:d="M89 194c0-30-3-77-25-121-23-48-56-73-61-73-2 0-3 2-3 4 0 1 0 3 8 9 37 39 59 100 59 181 0 66-14 134-61 182-6 5-6 6-6 7 0 2 1 4 3 4 5 0 40-26 62-76 20-41 24-84 24-117z"><text:p/></draw:path><draw:path draw:style-name="gr1515" draw:text-style-name="P131" svg:width="0.088cm" svg:height="0.386cm" svg:x="6.427cm" svg:y="0.674cm" svg:viewBox="0 0 89 387" svg:d="M89 383c0-1 0-2-6-9-49-48-61-121-61-180 0-68 14-135 62-183 5-4 5-6 5-7 0-3-1-4-3-4-5 0-40 26-62 76-20 43-24 86-24 118 0 29 3 77 25 121 23 47 56 72 61 72 2 0 3-1 3-4z"><text:p/></draw:path><draw:path draw:style-name="gr1515" draw:text-style-name="P131" svg:width="0.259cm" svg:height="0.263cm" svg:x="6.552cm" svg:y="0.699cm" svg:viewBox="0 0 260 264" svg:d="M0 0c0 4 0 8 0 12 3 0 6 0 9 0 30 0 31 5 31 18 0 68 0 135 0 203 0 15-1 19-31 19-3 0-6 0-9 0 0 4 0 8 0 12 47 0 94 0 141 0 65 0 119-57 119-130s-53-134-119-134c-47 0-94 0-141 0zM91 252c-17 0-18-2-18-15 0-70 0-140 0-209 0-14 1-16 18-16 14 0 26 0 39 0 24 0 52 9 70 35 18 23 21 56 21 87 0 43-8 66-22 85-8 11-30 33-68 33-13 0-26 0-40 0z"><text:p/></draw:path><draw:path draw:style-name="gr1515" draw:text-style-name="P131" svg:width="0.149cm" svg:height="0.177cm" svg:x="6.845cm" svg:y="0.787cm" svg:viewBox="0 0 150 178" svg:d="M32 76c2-57 35-67 48-67 40 0 43 53 43 67-31 0-60 0-91 0zM32 85c36 0 71 0 108 0 9 0 10 0 10-9 0-38-21-76-70-76-45 0-80 41-80 89 0 52 41 89 85 89 47 0 65-43 65-50 0-4-4-5-6-5-3 0-4 2-4 6-15 39-49 39-53 39-19 0-35-12-44-26-11-18-11-44-11-57z"><text:p/></draw:path><draw:path draw:style-name="gr1515" draw:text-style-name="P131" svg:width="0.325cm" svg:height="0.263cm" svg:x="7.149cm" svg:y="0.699cm" svg:viewBox="0 0 326 264" svg:d="M79 9c-3-9-4-9-13-9-22 0-44 0-66 0 0 4 0 8 0 12 3 0 7 0 10 0 30 0 30 5 30 18 0 65 0 128 0 193 0 10 0 29-40 29 0 4 0 8 0 12 13 0 32-1 45-1 12 0 32 1 45 1 0-4 0-8 0-12-39 0-39-19-39-29 0-69 0-138 0-208h1c31 81 61 160 92 240 2 6 5 9 8 9 4 0 5-3 8-8 31-81 62-162 94-244 0 74 0 148 0 221 0 15 0 19-30 19-3 0-6 0-9 0 0 4 0 8 0 12 14-1 40-1 56-1 15 0 40 0 55 1 0-4 0-8 0-12-4 0-6 0-9 0-30 0-31-4-31-19 0-68 0-135 0-203 0-13 1-18 31-18 3 0 5 0 9 0 0-4 0-8 0-12-22 0-43 0-65 0-10 0-10 0-13 8-29 72-57 144-85 216-28-71-56-144-84-215z"><text:p/></draw:path><draw:path draw:style-name="gr1515" draw:text-style-name="P131" svg:width="0.171cm" svg:height="0.177cm" svg:x="7.5cm" svg:y="0.787cm" svg:viewBox="0 0 172 178" svg:d="M172 91c0-49-39-91-86-91-49 0-86 43-86 91 0 50 41 87 86 87 46 0 86-38 86-87zM86 168c-17 0-33-7-44-26-10-17-10-40-10-54 0-15 0-36 10-53s28-26 44-26 33 9 44 25c10 17 10 40 10 54s0 34-9 52c-9 17-25 28-45 28z"><text:p/></draw:path><draw:path draw:style-name="gr1515" draw:text-style-name="P131" svg:width="0.129cm" svg:height="0.169cm" svg:x="7.693cm" svg:y="0.794cm" svg:viewBox="0 0 130 170" svg:d="M54 42c0-15 0-28 0-42-18 1-36 2-54 3 0 5 0 8 0 12 26 0 30 4 30 22 0 34 0 70 0 104 0 17-5 17-30 17 0 5 0 8 0 12 15 0 33-1 44-1 15 0 33 0 50 1 0-4 0-7 0-12-4 0-6 0-9 0-29 0-30-4-30-18 0-20 0-40 0-60 0-37 17-72 46-72 2 0 4 0 5 1-1 0-9 4-9 14 0 11 8 17 16 17 7 0 17-5 17-17s-12-23-29-23c-28 0-42 25-47 42z"><text:p/></draw:path><draw:path draw:style-name="gr1515" draw:text-style-name="P131" svg:width="0.176cm" svg:height="0.253cm" svg:x="7.844cm" svg:y="0.787cm" svg:viewBox="0 0 177 254" svg:d="M76 108c-34 0-34-39-34-48s0-21 6-31c4-5 13-16 28-16 33 0 33 39 33 47 0 10 0 24-6 32-3 6-12 16-27 16zM31 123c0-1 0-10 6-17 16 10 31 12 39 12 35 0 63-28 63-58 0-14-7-28-17-37 14-13 28-15 35-15 1 0 3 0 4 1-5 1-6 5-6 10 0 6 5 11 11 11 3 0 11-3 11-11 0-7-4-19-20-19-7 0-24 2-40 18-17-13-33-14-41-14-36 0-63 27-63 56 0 17 8 32 18 40-5 6-12 19-12 32 0 12 5 26 17 34-23 7-36 24-36 40 0 27 39 48 86 48 46 0 86-20 86-49 0-14-6-33-26-44-19-11-43-11-66-11-10 0-26 0-28 0-13-3-21-15-21-27zM86 245c-39 0-65-20-65-39s14-33 32-34c8 0 14 0 22 0 34 0 77 0 77 34 0 21-28 39-66 39z"><text:p/></draw:path><draw:path draw:style-name="gr1515" draw:text-style-name="P131" svg:width="0.174cm" svg:height="0.177cm" svg:x="8.043cm" svg:y="0.787cm" svg:viewBox="0 0 175 178" svg:d="M112 144c2 16 12 32 31 32 8 0 32-5 32-36 0-8 0-15 0-22-3 0-7 0-10 0 0 7 0 14 0 22 0 22-10 24-14 24-12 0-15-18-15-19 0-26 0-51 0-78 0-15 0-31-13-45-15-15-35-22-54-22-30 0-58 19-58 44 0 12 8 19 18 19 11 0 18-8 18-18 0-5-2-18-19-19 9-13 28-17 41-17 19 0 41 15 41 49 0 5 0 10 0 15-20 1-47 2-71 14-29 13-39 33-39 49 0 32 37 42 62 42 26 0 44-15 50-34zM110 81c0 14 0 26 0 39 0 36-27 49-45 49-19 0-35-13-35-33s16-52 80-55z"><text:p/></draw:path><draw:path draw:style-name="gr1515" draw:text-style-name="P131" svg:width="0.194cm" svg:height="0.169cm" svg:x="8.232cm" svg:y="0.794cm" svg:viewBox="0 0 195 170" svg:d="M31 37c0 34 0 70 0 104 0 17-5 17-31 17 0 5 0 8 0 12 14 0 34-1 44-1s30 1 43 1c0-4 0-7 0-12-25 0-30 0-30-17 0-23 0-48 0-71 0-40 28-62 52-62 25 0 29 21 29 43 0 29 0 60 0 90 0 17-4 17-30 17 0 5 0 8 0 12 13 0 33-1 44-1 10 0 30 1 43 1 0-4 0-7 0-12-20 0-30 0-30-12 0-24 0-49 0-73 0-33 0-46-12-59-6-6-19-14-41-14-28 0-46 16-57 40 0-14 0-27 0-40-19 1-36 2-55 3 0 5 0 8 0 12 28 0 31 4 31 22z"><text:p/></draw:path><draw:path draw:style-name="gr1515" draw:text-style-name="P131" svg:width="0.089cm" svg:height="0.386cm" svg:x="8.457cm" svg:y="0.674cm" svg:viewBox="0 0 90 387" svg:d="M90 194c0-30-4-77-25-121-23-48-57-73-61-73-2 0-4 2-4 4 0 1 0 3 8 9 37 39 59 100 59 181 0 66-14 134-61 182-6 5-6 6-6 7 0 2 2 4 4 4 4 0 39-26 62-76 20-41 24-84 24-117z"><text:p/></draw:path><draw:path draw:style-name="gr1515" draw:text-style-name="P131" svg:width="0.088cm" svg:height="0.386cm" svg:x="12.067cm" svg:y="0.674cm" svg:viewBox="0 0 89 387" svg:d="M89 383c0-1 0-2-6-9-49-48-61-121-61-180 0-68 15-135 63-183 4-4 4-6 4-7 0-3-1-4-3-4-5 0-39 26-62 76-20 43-24 86-24 118 0 29 4 77 25 121 23 47 56 72 61 72 2 0 3-1 3-4z"><text:p/></draw:path><draw:path draw:style-name="gr1515" draw:text-style-name="P131" svg:width="0.154cm" svg:height="0.256cm" svg:x="12.198cm" svg:y="0.706cm" svg:viewBox="0 0 155 257" svg:d="M30 228c14-13 27-27 42-40 59-54 83-75 83-113 0-44-35-75-82-75-44 0-73 35-73 69 0 22 20 22 21 22 7 0 20-4 20-19 0-11-7-21-20-21-3 0-4 0-6 1 9-26 30-40 52-40 35 0 53 31 53 63 0 31-20 61-41 86-25 27-49 55-75 82-4 4-4 4-4 14 48 0 96 0 144 0 3-22 8-45 11-67-3 0-6 0-10 0-2 11-4 29-9 34-2 4-28 4-36 4-23 0-47 0-70 0z"><text:p/></draw:path><draw:path draw:style-name="gr1515" draw:text-style-name="P131" svg:width="0.089cm" svg:height="0.386cm" svg:x="12.394cm" svg:y="0.674cm" svg:viewBox="0 0 90 387" svg:d="M90 194c0-30-4-77-25-121-23-48-57-73-61-73-2 0-4 2-4 4 0 1 0 3 8 9 38 39 60 100 60 181 0 66-14 134-62 182-6 5-6 6-6 7 0 2 2 4 4 4 4 0 39-26 62-76 20-41 24-84 24-117z"><text:p/></draw:path><draw:path draw:style-name="gr1515" draw:text-style-name="P131" svg:width="0.256cm" svg:height="0.089cm" svg:x="2.117cm" svg:y="1.453cm" svg:viewBox="0 0 257 90" svg:d="M244 15c6 0 13 0 13-7 0-8-7-8-13-8-77 0-154 0-231 0-5 0-13 0-13 8 0 7 8 7 13 7 77 0 154 0 231 0zM244 90c6 0 13 0 13-8 0-7-7-7-13-7-77 0-154 0-231 0-5 0-13 0-13 7 0 8 8 8 13 8 77 0 154 0 231 0z"><text:p/></draw:path><draw:path draw:style-name="gr1515" draw:text-style-name="P131" svg:width="0.089cm" svg:height="0.385cm" svg:x="2.541cm" svg:y="1.308cm" svg:viewBox="0 0 90 386" svg:d="M90 382c0-1 0-1-6-8-49-49-62-122-62-182 0-67 15-134 63-182 5-5 5-6 5-7 0-2-2-3-4-3-3 0-39 26-62 75-20 43-24 86-24 117s4 77 25 121c23 48 58 73 61 73 2 0 4-1 4-4z"><text:p/></draw:path><draw:path draw:style-name="gr1515" draw:text-style-name="P131" svg:width="0.264cm" svg:height="0.275cm" svg:x="2.667cm" svg:y="1.319cm" svg:viewBox="0 0 265 276" svg:d="M56 232c-15 25-31 31-47 32-6 1-9 1-9 8 0 2 2 4 6 4 9 0 22-1 33-1 13 0 26 1 38 1 2 0 8 0 8-8 0-3-4-4-7-4-9 0-17-3-17-13 0-5 2-9 5-15 10-16 19-33 29-49 33 0 65 0 98 0 0 8 5 61 5 65 0 11-20 12-27 12-6 0-10 0-10 8 0 4 3 3 5 4 17 0 33-1 49-1 9 0 34 1 44 1 2 0 6 0 6-8 0-4-3-4-9-4-24 0-24-2-25-13-8-81-15-162-23-242-1-8-1-9-8-9-5 0-7 2-10 7-45 74-89 150-134 225zM102 175c26-43 51-85 76-128 5 43 8 85 12 128-29 0-58 0-88 0z"><text:p/></draw:path><draw:path draw:style-name="gr1515" draw:text-style-name="P131" svg:width="0.214cm" svg:height="0.239cm" svg:x="3.051cm" svg:y="1.367cm" svg:viewBox="0 0 215 240" svg:d="M215 85c0-60-59-85-107-85-51 0-108 28-108 84 0 47 0 94 0 142 0 7 0 14 8 14 7 0 7-7 7-14 0-47 0-94 0-140 0-58 63-71 93-71 16 0 42 4 61 17 30 19 30 44 30 54 0 46 0 93 0 140 0 7 0 14 8 14s8-7 8-14c0-48 0-94 0-141z"><text:p/></draw:path><draw:path draw:style-name="gr1515" draw:text-style-name="P131" svg:width="0.311cm" svg:height="0.014cm" svg:x="3.373cm" svg:y="1.272cm" svg:viewBox="0 0 312 15" svg:d="M0 0c105 0 208 0 312 0 0 6 0 10 0 15-104 0-207 0-312 0 0-5 0-9 0-15z"><text:p/></draw:path><draw:path draw:style-name="gr1515" draw:text-style-name="P131" svg:width="0.275cm" svg:height="0.263cm" svg:x="3.39cm" svg:y="1.334cm" svg:viewBox="0 0 276 264" svg:d="M45 234c-3 15-4 18-35 18-7 0-10 0-10 8 0 4 3 4 10 4 46 0 92 0 139 0 60 0 106-45 106-84 0-27-23-49-60-53 40-8 81-37 81-73 0-29-26-54-72-54-43 0-87 0-130 0-7 0-11 0-11 8 0 4 3 4 11 4 1 0 7 0 14 1 8 1 11 1 11 6 0 2-1 3-2 7-18 70-34 139-52 208zM103 123c8-32 17-65 25-97 3-13 4-14 21-14 16 0 33 0 49 0 34 0 43 23 43 40 0 34-34 71-80 71-19 0-39 0-58 0zM86 252c-5 0-6 0-8 0-4 0-5-1-5-5 0-1 0-1 2-8 9-37 17-72 26-108 24 0 50 0 74 0 36 0 44 29 44 45 0 39-34 76-80 76-18 0-36 0-53 0z"><text:p/></draw:path><draw:path draw:style-name="gr1515" draw:text-style-name="P131" svg:width="0.089cm" svg:height="0.385cm" svg:x="3.708cm" svg:y="1.308cm" svg:viewBox="0 0 90 386" svg:d="M90 192c0-29-4-76-25-119-24-48-57-73-61-73-2 0-4 1-4 3 0 1 0 3 8 9 37 39 59 100 59 180 0 66-14 135-61 183-6 6-6 6-6 7 0 3 2 4 4 4 4 0 39-26 62-76 19-42 24-85 24-118z"><text:p/></draw:path><draw:path draw:style-name="gr1515" draw:text-style-name="P131" svg:width="0.215cm" svg:height="0.239cm" svg:x="3.943cm" svg:y="1.367cm" svg:viewBox="0 0 216 240" svg:d="M216 85c0-60-60-85-108-85-51 0-108 28-108 84 0 47 0 94 0 142 0 7 0 14 8 14 7 0 7-7 7-14 0-47 0-94 0-140 0-58 64-71 93-71 17 0 42 4 63 17 29 19 29 44 29 54 0 46 0 93 0 140 0 7 0 14 8 14s8-7 8-14c0-48 0-94 0-141z"><text:p/></draw:path><draw:path draw:style-name="gr1515" draw:text-style-name="P131" svg:width="0.089cm" svg:height="0.385cm" svg:x="4.304cm" svg:y="1.308cm" svg:viewBox="0 0 90 386" svg:d="M90 382c0-1 0-1-6-8-49-49-62-122-62-182 0-67 15-134 63-182 5-5 5-6 5-7 0-2-2-3-4-3-3 0-39 26-62 75-20 43-24 86-24 117s4 77 25 121c23 48 58 73 61 73 2 0 4-1 4-4z"><text:p/></draw:path><draw:path draw:style-name="gr1515" draw:text-style-name="P131" svg:width="0.264cm" svg:height="0.275cm" svg:x="4.429cm" svg:y="1.319cm" svg:viewBox="0 0 265 276" svg:d="M56 232c-15 25-31 31-47 32-6 1-9 1-9 8 0 2 2 4 6 4 9 0 22-1 33-1 13 0 26 1 38 1 2 0 8 0 8-8 0-3-4-4-7-4-9 0-17-3-17-13 0-5 2-9 5-15 10-16 19-33 29-49 33 0 65 0 98 0 0 8 5 61 5 65 0 11-20 12-27 12-6 0-10 0-10 8 0 4 3 3 5 4 17 0 33-1 49-1 9 0 34 1 44 1 2 0 6 0 6-8 0-4-3-4-9-4-24 0-24-2-25-13-8-81-15-162-23-242-1-8-1-9-8-9-5 0-7 2-10 7-45 74-89 150-134 225zM102 175c26-43 51-85 76-128 5 43 8 85 12 128-29 0-58 0-88 0z"><text:p/></draw:path><draw:path draw:style-name="gr1515" draw:text-style-name="P131" svg:width="0.214cm" svg:height="0.239cm" svg:x="4.813cm" svg:y="1.367cm" svg:viewBox="0 0 215 240" svg:d="M215 85c0-60-59-85-107-85-51 0-108 28-108 84 0 47 0 94 0 142 0 7 0 14 8 14 7 0 7-7 7-14 0-47 0-94 0-140 0-58 63-71 93-71 16 0 42 4 61 17 30 19 30 44 30 54 0 46 0 93 0 140 0 7 0 14 8 14s8-7 8-14c0-48 0-94 0-141z"><text:p/></draw:path><draw:path draw:style-name="gr1515" draw:text-style-name="P131" svg:width="0.303cm" svg:height="0.014cm" svg:x="5.135cm" svg:y="1.272cm" svg:viewBox="0 0 304 15" svg:d="M0 0c101 0 202 0 304 0 0 6 0 10 0 15-102 0-203 0-304 0 0-5 0-9 0-15z"><text:p/></draw:path><draw:path draw:style-name="gr1515" draw:text-style-name="P131" svg:width="0.273cm" svg:height="0.281cm" svg:x="5.155cm" svg:y="1.325cm" svg:viewBox="0 0 274 282" svg:d="M274 4c0-1-1-4-4-4-2 0-2 1-6 6-9 9-19 19-27 29-4-5-21-35-64-35-86 0-173 86-173 176 0 64 45 106 105 106 33 0 62-16 83-33 35-32 42-67 42-69 0-4-3-4-4-4-3 0-5 1-5 4-4 11-13 39-39 61-27 22-51 29-72 29-34 0-75-20-75-81 0-22 8-84 46-130 24-27 61-47 95-47 40 0 62 30 62 75 0 15-1 15-1 20 0 3 4 4 6 4 5 0 5-1 7-8 7-33 16-66 24-99z"><text:p/></draw:path><draw:path draw:style-name="gr1515" draw:text-style-name="P131" svg:width="0.089cm" svg:height="0.385cm" svg:x="5.461cm" svg:y="1.308cm" svg:viewBox="0 0 90 386" svg:d="M90 192c0-29-4-76-25-119-23-48-57-73-61-73-2 0-4 1-4 3 0 1 0 3 8 9 37 39 59 100 59 180 0 66-14 135-61 183-6 6-6 6-6 7 0 3 2 4 4 4 4 0 39-26 62-76 20-42 24-85 24-118z"><text:p/></draw:path><draw:path draw:style-name="gr1515" draw:text-style-name="P131" svg:width="0.088cm" svg:height="0.385cm" svg:x="6.427cm" svg:y="1.308cm" svg:viewBox="0 0 89 386" svg:d="M89 382c0-1 0-1-6-8-49-49-61-122-61-182 0-67 14-134 62-182 5-5 5-6 5-7 0-2-1-3-3-3-5 0-40 26-62 75-20 43-24 86-24 117s3 77 25 121c23 48 56 73 61 73 2 0 3-1 3-4z"><text:p/></draw:path><draw:path draw:style-name="gr1515" draw:text-style-name="P131" svg:width="0.259cm" svg:height="0.263cm" svg:x="6.552cm" svg:y="1.334cm" svg:viewBox="0 0 260 264" svg:d="M0 0c0 4 0 8 0 12 3 0 6 0 9 0 30 0 31 5 31 19 0 68 0 135 0 203 0 14-1 18-31 18-3 0-6 0-9 0 0 4 0 8 0 12 47 0 94 0 141 0 65 0 119-57 119-130s-53-134-119-134c-47 0-94 0-141 0zM91 252c-17 0-18-2-18-15 0-70 0-140 0-209 0-13 1-16 18-16 14 0 26 0 39 0 24 0 52 9 70 36 18 22 21 57 21 86 0 43-8 66-22 85-8 11-30 33-68 33-13 0-26 0-40 0z"><text:p/></draw:path><draw:path draw:style-name="gr1515" draw:text-style-name="P131" svg:width="0.083cm" svg:height="0.257cm" svg:x="6.846cm" svg:y="1.339cm" svg:viewBox="0 0 84 258" svg:d="M56 88c-17 1-36 3-54 4 0 5 0 8 0 12 26 0 29 3 29 21 0 34 0 70 0 104 0 17-5 17-31 17 0 5 0 8 0 12 13 0 34-1 43-1 13 0 27 1 41 1 0-4 0-7 0-12-27 0-28-2-28-16 0-47 0-95 0-142zM57 21c0-12-9-21-20-21-12 0-20 11-20 21s8 20 20 20c11 0 20-8 20-20z"><text:p/></draw:path><draw:path draw:style-name="gr1515" draw:text-style-name="P131" svg:width="0.126cm" svg:height="0.176cm" svg:x="6.954cm" svg:y="1.422cm" svg:viewBox="0 0 127 177" svg:d="M68 98c8 1 40 8 40 35 0 20-13 35-44 35-32 0-46-22-53-55-2-4-2-6-5-6-6 0-6 3-6 10 0 17 0 34 0 51 0 7 0 9 4 9 3 0 3 0 10-8 0-1 0-1 8-8 17 16 34 16 42 16 45 0 63-26 63-54 0-20-13-32-17-36-12-12-27-15-44-19-22-4-47-9-47-32 0-13 10-29 43-29 43 0 45 35 45 47 1 3 4 3 5 3 5 0 5-2 5-9 0-13 0-26 0-39 0-7 0-9-5-9-1 0-2 0-7 4-2 2-5 6-7 7-14-11-30-11-36-11-48 0-62 25-62 47 0 14 7 25 17 33 12 10 23 12 51 18z"><text:p/></draw:path><draw:path draw:style-name="gr1515" draw:text-style-name="P131" svg:width="0.12cm" svg:height="0.241cm" svg:x="7.101cm" svg:y="1.36cm" svg:viewBox="0 0 121 242" svg:d="M59 84c19 0 37 0 55 0 0-5 0-8 0-13-18 0-36 0-55 0 0-24 0-47 0-71-3 0-6 0-9 0 0 32-13 73-50 75 0 3 0 5 0 9 11 0 22 0 33 0 0 35 0 71 0 106 0 48 35 52 50 52 27 0 38-28 38-52 0-7 0-14 0-22-3 0-7 0-10 0 0 7 0 15 0 21 0 29-12 43-26 43-26 0-26-35-26-42 0-35 0-71 0-106z"><text:p/></draw:path><draw:path draw:style-name="gr1515" draw:text-style-name="P131" svg:width="0.129cm" svg:height="0.169cm" svg:x="7.255cm" svg:y="1.427cm" svg:viewBox="0 0 130 170" svg:d="M53 43c0-14 0-29 0-43-18 1-35 3-53 4 0 5 0 8 0 13 26 0 30 2 30 20 0 34 0 70 0 104 0 17-5 17-30 17 0 5 0 8 0 12 14 0 33-1 44-1 15 0 33 0 48 1 0-4 0-7 0-12-2 0-5 0-7 0-29 0-30-4-30-17 0-20 0-40 0-60 0-38 17-72 46-72 2 0 4 0 5 0-3 0-10 5-10 15s9 17 17 17c7 0 17-6 17-18 0-13-12-23-29-23-28 0-43 25-48 43z"><text:p/></draw:path><draw:path draw:style-name="gr1515" draw:text-style-name="P131" svg:width="0.082cm" svg:height="0.257cm" svg:x="7.408cm" svg:y="1.339cm" svg:viewBox="0 0 83 258" svg:d="M56 88c-19 1-36 3-55 4 0 5 0 8 0 12 25 0 29 3 29 21 0 34 0 70 0 104 0 17-4 17-30 17 0 5 0 8 0 12 12 0 33-1 43-1 13 0 26 1 40 1 0-4 0-7 0-12-26 0-27-2-27-16 0-47 0-95 0-142zM57 21c0-12-10-21-21-21-12 0-19 11-19 21s7 20 19 20c11 0 21-8 21-20z"><text:p/></draw:path><draw:path draw:style-name="gr1515" draw:text-style-name="P131" svg:width="0.189cm" svg:height="0.272cm" svg:x="7.514cm" svg:y="1.326cm" svg:viewBox="0 0 190 273" svg:d="M55 123c0-40 0-82 0-123-19 1-36 3-55 4 0 5 0 8 0 13 26 0 30 3 30 21 0 77 0 153 0 230 3 0 6 0 10 0 4-7 3-5 14-24 5 9 22 29 51 29 46 0 85-38 85-88 0-49-37-87-81-87-31 0-47 18-54 25zM56 224c0-26 0-52 0-79 0-8 0-8 5-14 15-22 36-24 46-24 17 0 31 10 40 24 10 15 11 38 11 54 0 14-1 37-12 55-7 12-23 24-44 24-17 0-30-9-40-23-6-9-6-10-6-17z"><text:p/></draw:path><draw:path draw:style-name="gr1515" draw:text-style-name="P131" svg:width="0.194cm" svg:height="0.174cm" svg:x="7.73cm" svg:y="1.427cm" svg:viewBox="0 0 195 175" svg:d="M140 140c0 12 0 23 0 35 18-1 36-3 55-5 0-4 0-7 0-12-27 0-30-2-30-21 0-46 0-91 0-137-19 1-38 3-57 4 0 5 0 8 0 13 27 0 31 2 31 20 0 23 0 47 0 70 0 33-19 59-48 59-32 0-34-17-34-38 0-43 0-85 0-128-18 1-38 3-57 4 0 5 0 8 0 13 31 0 31 1 31 35 0 20 0 38 0 58 0 30 0 65 58 65 22 0 39-11 51-35z"><text:p/></draw:path><draw:path draw:style-name="gr1515" draw:text-style-name="P131" svg:width="0.12cm" svg:height="0.241cm" svg:x="7.94cm" svg:y="1.36cm" svg:viewBox="0 0 121 242" svg:d="M59 84c19 0 37 0 55 0 0-5 0-8 0-13-18 0-36 0-55 0 0-24 0-47 0-71-3 0-6 0-9 0 0 32-11 73-50 75 0 3 0 5 0 9 11 0 22 0 33 0 0 35 0 71 0 106 0 48 36 52 50 52 27 0 38-28 38-52 0-7 0-14 0-22-3 0-7 0-10 0 0 7 0 15 0 21 0 29-11 43-25 43-27 0-27-35-27-42 0-35 0-71 0-106z"><text:p/></draw:path><draw:path draw:style-name="gr1515" draw:text-style-name="P131" svg:width="0.082cm" svg:height="0.257cm" svg:x="8.096cm" svg:y="1.339cm" svg:viewBox="0 0 83 258" svg:d="M55 88c-18 1-36 3-54 4 0 5 0 8 0 12 25 0 29 3 29 21 0 34 0 70 0 104 0 17-5 17-30 17 0 5 0 8 0 12 12 0 33-1 42-1 14 0 27 1 41 1 0-4 0-7 0-12-26 0-28-2-28-16 0-47 0-95 0-142zM57 21c0-12-10-21-21-21-12 0-21 11-21 21s9 20 21 20c11 0 21-8 21-20z"><text:p/></draw:path><draw:path draw:style-name="gr1515" draw:text-style-name="P131" svg:width="0.188cm" svg:height="0.17cm" svg:x="8.197cm" svg:y="1.431cm" svg:viewBox="0 0 189 171" svg:d="M154 37c3-8 10-25 35-25 0-4 0-8 0-12-9 0-20 1-28 1-10 0-28-1-34-1 0 4 0 8 0 12 14 0 18 9 18 17 0 3-1 4-2 8-13 33-26 66-40 99-14-36-28-71-42-107-3-6-2-5-3-7 0-10 15-10 22-10 0-4 0-8 0-12-12 0-33 1-43 1-9 0-25-1-37-1 0 4 0 8 0 12 25 0 26 2 32 14 19 45 36 92 55 137 2 5 3 8 9 8 4 0 5-4 7-8 17-42 35-84 51-126z"><text:p/></draw:path><draw:path draw:style-name="gr1515" draw:text-style-name="P131" svg:width="0.149cm" svg:height="0.176cm" svg:x="8.394cm" svg:y="1.422cm" svg:viewBox="0 0 150 177" svg:d="M33 76c2-58 34-68 47-68 41 0 44 53 44 68-30 0-60 0-91 0zM32 84c36 0 71 0 108 0 9 0 10 0 10-8 0-39-21-76-70-76-44 0-80 40-80 88 0 52 41 89 86 89 46 0 64-43 64-50 0-4-4-5-5-5-3 0-4 2-5 6-13 39-49 39-52 39-20 0-35-11-44-25-12-19-12-44-12-58z"><text:p/></draw:path><draw:path draw:style-name="gr1515" draw:text-style-name="P131" svg:width="0.044cm" svg:height="0.114cm" svg:x="8.589cm" svg:y="1.557cm" svg:viewBox="0 0 45 115" svg:d="M45 41c0-26-9-41-25-41-13 0-20 10-20 21 0 10 7 20 20 20 6 0 11-2 15-6h1c0 2 0 0 0 6 0 24-11 48-27 66-2 2-3 3-3 4 0 3 2 4 4 4 4 0 35-30 35-74z"><text:p/></draw:path><draw:path draw:style-name="gr1515" draw:text-style-name="P131" svg:width="0.234cm" svg:height="0.281cm" svg:x="8.813cm" svg:y="1.325cm" svg:viewBox="0 0 235 282" svg:d="M0 141c0 80 63 141 134 141 64 0 101-54 101-99 0-4 0-7-4-7s-4 2-5 7c-4 55-44 87-86 87-24 0-100-14-100-129 0-116 76-129 99-129 43 0 77 35 84 93 1 5 1 6 6 6 6 0 6-1 6-10 0-31 0-60 0-91 0-7 0-10-4-10-1 0-3 0-5 6-7 9-14 18-20 28-15-14-34-34-72-34-71 0-134 62-134 141z"><text:p/></draw:path><draw:path draw:style-name="gr1515" draw:text-style-name="P131" svg:width="0.171cm" svg:height="0.176cm" svg:x="9.082cm" svg:y="1.422cm" svg:viewBox="0 0 172 177" svg:d="M172 90c0-49-39-90-86-90-49 0-86 42-86 90 0 50 41 87 86 87 46 0 86-37 86-87zM86 167c-17 0-34-7-44-25s-10-41-10-55c0-15 0-36 10-53s28-26 44-26 32 9 43 25c10 17 11 40 11 54s0 35-9 52-25 28-45 28z"><text:p/></draw:path><draw:path draw:style-name="gr1515" draw:text-style-name="P131" svg:width="0.302cm" svg:height="0.169cm" svg:x="9.276cm" svg:y="1.427cm" svg:viewBox="0 0 303 170" svg:d="M31 37c0 34 0 70 0 104 0 17-5 17-31 17 0 5 0 8 0 12 13 0 33-1 44-1 10 0 30 1 43 1 0-4 0-7 0-12-25 0-30 0-30-17 0-23 0-47 0-71 0-40 28-61 52-61s29 21 29 43c0 29 0 59 0 89 0 17-5 17-30 17 0 5 0 8 0 12 13 0 33-1 44-1 10 0 30 1 43 1 0-4 0-7 0-12-27 0-31 0-31-17 0-23 0-47 0-71 0-40 27-61 53-61 24 0 28 21 28 43 0 29 0 59 0 89 0 17-4 17-29 17 0 5 0 8 0 12 13 0 33-1 43-1 9 0 30 1 44 1 0-4 0-7 0-12-21 0-30 0-31-11 0-24 0-49 0-73 0-34 0-45-12-60-6-6-18-14-41-14-32 0-50 23-56 37-5-33-33-37-51-37-28 0-46 17-57 41 0-13 0-28 0-41-19 1-36 3-55 4 0 5 0 8 0 13 28 0 31 2 31 20z"><text:p/></draw:path><draw:path draw:style-name="gr1515" draw:text-style-name="P131" svg:width="0.3cm" svg:height="0.169cm" svg:x="9.599cm" svg:y="1.427cm" svg:viewBox="0 0 301 170" svg:d="M30 37c0 34 0 70 0 104 0 17-4 17-30 17 0 5 0 8 0 12 13 0 33-1 44-1 10 0 30 1 43 1 0-4 0-7 0-12-25 0-30 0-30-17 0-23 0-47 0-71 0-40 28-61 52-61s29 21 29 43c0 29 0 59 0 89 0 17-5 17-30 17 0 5 0 8 0 12 13 0 33-1 43-1 11 0 31 1 44 1 0-4 0-7 0-12-27 0-31 0-31-17 0-23 0-47 0-71 0-40 27-61 53-61 24 0 28 21 28 43 0 29 0 59 0 89 0 17-4 17-30 17 0 5 0 8 0 12 14 0 34-1 44-1 9 0 29 1 42 1 0-4 0-7 0-12-19 0-29 0-29-11 0-24 0-49 0-73 0-34 0-45-12-60-6-6-18-14-41-14-32 0-50 23-56 37-6-33-34-37-51-37-28 0-47 17-57 41 0-13 0-28 0-41-19 1-36 3-55 4 0 5 0 8 0 13 28 0 30 2 30 20z"><text:p/></draw:path><draw:path draw:style-name="gr1515" draw:text-style-name="P131" svg:width="0.194cm" svg:height="0.174cm" svg:x="9.91cm" svg:y="1.427cm" svg:viewBox="0 0 195 175" svg:d="M139 140c0 12 0 23 0 35 18-1 37-3 56-5 0-4 0-7 0-12-28 0-31-2-31-21 0-46 0-91 0-137-19 1-37 3-56 4 0 5 0 8 0 13 26 0 30 2 30 20 0 23 0 47 0 70 0 33-19 59-47 59-33 0-34-17-34-38 0-43 0-85 0-128-18 1-38 3-57 4 0 5 0 8 0 13 30 0 30 1 30 35 0 20 0 38 0 58 0 30 0 65 59 65 22 0 39-11 50-35z"><text:p/></draw:path><draw:path draw:style-name="gr1515" draw:text-style-name="P131" svg:width="0.12cm" svg:height="0.241cm" svg:x="10.12cm" svg:y="1.36cm" svg:viewBox="0 0 121 242" svg:d="M59 84c19 0 37 0 55 0 0-5 0-8 0-13-18 0-36 0-55 0 0-24 0-47 0-71-3 0-6 0-9 0 0 32-13 73-50 75 0 3 0 5 0 9 11 0 22 0 33 0 0 35 0 71 0 106 0 48 35 52 50 52 27 0 38-28 38-52 0-7 0-14 0-22-3 0-7 0-10 0 0 7 0 15 0 21 0 29-12 43-26 43-26 0-26-35-26-42 0-35 0-71 0-106z"><text:p/></draw:path><draw:path draw:style-name="gr1515" draw:text-style-name="P131" svg:width="0.174cm" svg:height="0.176cm" svg:x="10.278cm" svg:y="1.422cm" svg:viewBox="0 0 175 177" svg:d="M113 143c1 15 12 32 30 32 9 0 32-6 32-36 0-8 0-15 0-22-3 0-7 0-10 0 0 7 0 14 0 22 0 22-10 24-13 24-13 0-14-17-14-19 0-25 0-52 0-77 0-16 0-32-15-46-15-15-34-21-53-21-31 0-58 18-58 43 0 12 8 19 18 19 11 0 17-8 17-18 0-4-2-18-19-18 11-14 29-18 41-18 19 0 41 15 41 49 0 5 0 10 0 15-20 2-46 3-70 14-30 13-40 33-40 50 0 31 39 41 63 41 25 0 43-15 50-34zM110 80c0 14 0 26 0 39 0 36-27 49-45 49-19 0-34-13-34-33 0-21 15-52 79-55z"><text:p/></draw:path><draw:path draw:style-name="gr1515" draw:text-style-name="P131" svg:width="0.12cm" svg:height="0.241cm" svg:x="10.463cm" svg:y="1.36cm" svg:viewBox="0 0 121 242" svg:d="M59 84c19 0 37 0 55 0 0-5 0-8 0-13-18 0-36 0-55 0 0-24 0-47 0-71-3 0-6 0-9 0 0 32-11 73-50 75 0 3 0 5 0 9 11 0 22 0 33 0 0 35 0 71 0 106 0 48 36 52 50 52 27 0 38-28 38-52 0-7 0-14 0-22-3 0-7 0-10 0 0 7 0 15 0 21 0 29-11 43-25 43-27 0-27-35-27-42 0-35 0-71 0-106z"><text:p/></draw:path><draw:path draw:style-name="gr1515" draw:text-style-name="P131" svg:width="0.082cm" svg:height="0.257cm" svg:x="10.619cm" svg:y="1.339cm" svg:viewBox="0 0 83 258" svg:d="M55 88c-18 1-36 3-54 4 0 5 0 8 0 12 25 0 29 3 29 21 0 34 0 70 0 104 0 17-5 17-30 17 0 5 0 8 0 12 12 0 33-1 42-1 14 0 27 1 41 1 0-4 0-7 0-12-26 0-28-2-28-16 0-47 0-95 0-142zM57 21c0-12-10-21-21-21-12 0-21 11-21 21s9 20 21 20c11 0 21-8 21-20z"><text:p/></draw:path><draw:path draw:style-name="gr1515" draw:text-style-name="P131" svg:width="0.188cm" svg:height="0.17cm" svg:x="10.721cm" svg:y="1.431cm" svg:viewBox="0 0 189 171" svg:d="M154 37c3-8 10-25 35-25 0-4 0-8 0-12-9 0-20 1-28 1-10 0-28-1-34-1 0 4 0 8 0 12 14 0 18 9 18 17 0 3-1 4-2 8-13 33-26 66-40 99-14-36-28-71-42-107-3-6-2-5-3-7 0-10 15-10 22-10 0-4 0-8 0-12-12 0-33 1-43 1-9 0-25-1-37-1 0 4 0 8 0 12 25 0 26 2 32 14 19 45 36 92 55 137 2 5 2 8 8 8 4 0 6-4 8-8 17-42 35-84 51-126z"><text:p/></draw:path><draw:path draw:style-name="gr1515" draw:text-style-name="P131" svg:width="0.149cm" svg:height="0.176cm" svg:x="10.918cm" svg:y="1.422cm" svg:viewBox="0 0 150 177" svg:d="M33 76c2-58 34-68 47-68 41 0 44 53 44 68-30 0-60 0-91 0zM32 84c36 0 71 0 108 0 9 0 10 0 10-8 0-39-21-76-70-76-44 0-80 40-80 88 0 52 41 89 86 89 46 0 64-43 64-50 0-4-4-5-5-5-3 0-4 2-5 6-13 39-49 39-52 39-20 0-35-11-44-25-12-19-12-44-12-58z"><text:p/></draw:path><draw:path draw:style-name="gr1515" draw:text-style-name="P131" svg:width="0.088cm" svg:height="0.385cm" svg:x="11.101cm" svg:y="1.308cm" svg:viewBox="0 0 89 386" svg:d="M89 192c0-29-4-76-25-119-23-48-56-73-61-73-2 0-3 1-3 3 0 1 0 3 7 9 38 39 60 100 60 180 0 66-14 135-63 183-4 6-4 6-4 7 0 3 1 4 3 4 5 0 39-26 62-76 20-42 24-85 24-118z"><text:p/></draw:path><draw:path draw:style-name="gr1515" draw:text-style-name="P131" svg:width="0.088cm" svg:height="0.385cm" svg:x="12.067cm" svg:y="1.308cm" svg:viewBox="0 0 89 386" svg:d="M89 382c0-1 0-1-6-8-49-49-61-122-61-182 0-67 15-134 63-182 4-5 4-6 4-7 0-2-1-3-3-3-5 0-39 26-62 75-20 43-24 86-24 117s4 77 25 121c23 48 56 73 61 73 2 0 3-1 3-4z"><text:p/></draw:path><draw:path draw:style-name="gr1515" draw:text-style-name="P131" svg:width="0.16cm" svg:height="0.265cm" svg:x="12.195cm" svg:y="1.34cm" svg:viewBox="0 0 161 266" svg:d="M97 121c31-10 54-37 54-67 0-32-34-54-72-54s-68 23-68 53c0 13 9 20 20 20 12 0 20-9 20-20 0-19-19-19-25-19 13-19 38-24 52-24 16 0 38 9 38 43 0 5-2 27-11 44-13 19-26 20-36 21-2 0-12 1-14 1-3 0-7 0-7 4 0 5 4 5 10 5s11 0 17 0c32 0 46 26 46 63 0 53-26 64-44 64-16 0-45-6-58-29 13 2 25-7 25-21 0-15-11-22-22-22-9 0-22 5-22 23 0 35 36 60 78 60 47 0 83-35 83-75 0-32-25-61-64-70z"><text:p/></draw:path><draw:path draw:style-name="gr1515" draw:text-style-name="P131" svg:width="0.089cm" svg:height="0.385cm" svg:x="12.394cm" svg:y="1.308cm" svg:viewBox="0 0 90 386" svg:d="M90 192c0-29-4-76-25-119-23-48-57-73-61-73-2 0-4 1-4 3 0 1 0 3 8 9 38 39 60 100 60 180 0 66-14 135-62 183-6 6-6 6-6 7 0 3 2 4 4 4 4 0 39-26 62-76 20-42 24-85 24-118z"><text:p/></draw:path><draw:path draw:style-name="gr1515" draw:text-style-name="P131" svg:width="0.256cm" svg:height="0.09cm" svg:x="2.117cm" svg:y="2.087cm" svg:viewBox="0 0 257 91" svg:d="M244 16c6 0 13 1 13-7 0-9-7-9-13-9-77 0-154 0-231 0-5 0-13 0-13 9 0 8 8 7 13 7 77 0 154 0 231 0zM244 91c6 0 13 0 13-7 0-8-7-8-13-8-77 0-154 0-231 0-5 0-13 0-13 8 0 7 8 7 13 7 77 0 154 0 231 0z"><text:p/></draw:path><draw:path draw:style-name="gr1515" draw:text-style-name="P131" svg:width="0.089cm" svg:height="0.385cm" svg:x="2.541cm" svg:y="1.943cm" svg:viewBox="0 0 90 386" svg:d="M90 383c0-1 0-2-6-9-49-48-62-122-62-180 0-69 15-136 63-184 5-5 5-4 5-7 0-2-2-3-4-3-3 0-39 26-62 75-20 43-24 86-24 119 0 29 4 75 25 119 23 48 58 73 61 73 2 0 4-1 4-3z"><text:p/></draw:path><draw:path draw:style-name="gr1515" draw:text-style-name="P131" svg:width="0.264cm" svg:height="0.275cm" svg:x="2.667cm" svg:y="1.953cm" svg:viewBox="0 0 265 276" svg:d="M56 232c-15 26-31 31-47 33-6 0-9 0-9 8 0 2 2 3 6 3 9 0 22-1 33-1 13 0 26 1 38 1 2 0 8 0 8-6 0-5-4-5-7-5-9-1-17-4-17-14 0-5 2-9 5-14 10-17 19-33 29-50 33 0 65 0 98 0 0 9 5 61 5 65 0 11-20 13-27 13-6 0-10 0-10 8 0 3 3 2 5 3 17 0 33-1 49-1 9 0 34 1 44 1 2 0 6 0 6-8 0-3-3-3-9-3-24 0-24-3-25-14-8-81-15-162-23-242-1-8-1-9-8-9-5 0-7 2-10 7-45 74-89 150-134 225zM102 175c26-43 51-85 76-128 5 43 8 85 12 128-29 0-58 0-88 0z"><text:p/></draw:path><draw:path draw:style-name="gr1515" draw:text-style-name="P131" svg:width="0.15cm" svg:height="0.385cm" svg:x="3.051cm" svg:y="1.943cm" svg:viewBox="0 0 151 386" svg:d="M134 377c1 6 4 9 9 9 3 0 8-3 8-8 0-1 0-1-2-5-44-121-88-243-132-364-3-7-4-9-9-9s-8 3-8 8c0 1 0 1 2 6 44 121 88 242 132 363z"><text:p/></draw:path><draw:path draw:style-name="gr1515" draw:text-style-name="P131" svg:width="0.275cm" svg:height="0.263cm" svg:x="3.325cm" svg:y="1.968cm" svg:viewBox="0 0 276 264" svg:d="M46 234c-4 16-5 19-35 19-7 0-11 0-11 8 0 3 3 3 11 3 46 0 91 0 138 0 61 0 106-45 106-83 0-28-22-50-59-54 39-8 80-37 80-73 0-29-25-54-71-54-43 0-87 0-130 0-8 0-12 0-12 9 0 3 4 3 11 3 1 0 9 0 15 1 7 1 10 1 10 7 0 1 0 2-1 6-18 70-34 139-52 208zM105 123c7-32 15-64 23-95 4-15 4-16 21-16 16 0 34 0 50 0 34 0 42 23 42 41 0 33-33 70-80 70-19 0-38 0-56 0zM87 253c-6 0-7 0-9-1-3 0-4-1-4-3 0-1 0-3 1-9 9-36 19-72 27-108 25 0 49 0 73 0 37 0 44 29 44 45 0 37-34 76-79 76-18 0-35 0-53 0z"><text:p/></draw:path><draw:path draw:style-name="gr1515" draw:text-style-name="P131" svg:width="0.088cm" svg:height="0.385cm" svg:x="3.644cm" svg:y="1.943cm" svg:viewBox="0 0 89 386" svg:d="M89 194c0-31-4-77-25-121-23-48-56-73-61-73-2 0-3 1-3 3 0 3 0 2 7 10 38 38 60 99 60 181 0 66-14 133-63 182-4 5-4 6-4 7 0 2 1 3 3 3 5 0 39-26 62-75 20-43 24-86 24-117z"><text:p/></draw:path><draw:path draw:style-name="gr1515" draw:text-style-name="P131" svg:width="0.214cm" svg:height="0.239cm" svg:x="3.879cm" svg:y="1.998cm" svg:viewBox="0 0 215 240" svg:d="M215 85c0-59-60-85-108-85-50 0-107 28-107 85 0 47 0 93 0 141 0 7 0 14 8 14 7 0 7-7 7-14 0-47 0-94 0-140 0-57 63-71 92-71 17 0 42 5 62 17 30 20 30 44 30 55 0 46 0 92 0 139 0 7 0 14 8 14s8-7 8-14c0-48 0-94 0-141z"><text:p/></draw:path><draw:path draw:style-name="gr1515" draw:text-style-name="P131" svg:width="0.089cm" svg:height="0.385cm" svg:x="4.239cm" svg:y="1.943cm" svg:viewBox="0 0 90 386" svg:d="M90 383c0-1 0-2-6-9-49-48-61-122-61-180 0-69 14-136 62-184 5-5 5-4 5-7 0-2-1-3-3-3-4 0-40 26-62 75-19 43-25 86-25 119 0 29 4 75 26 119 24 48 57 73 61 73 2 0 3-1 3-3z"><text:p/></draw:path><draw:path draw:style-name="gr1515" draw:text-style-name="P131" svg:width="0.264cm" svg:height="0.275cm" svg:x="4.365cm" svg:y="1.953cm" svg:viewBox="0 0 265 276" svg:d="M55 232c-15 26-30 31-47 33-5 0-8 0-8 8 0 2 1 3 4 3 11 0 24-1 33-1 14 0 27 1 40 1 2 0 7 0 7-6 0-5-4-5-6-5-9-1-19-4-19-14 0-5 3-9 6-14 10-17 20-33 30-50 32 0 65 0 96 0 2 9 7 61 7 65 0 11-21 13-29 13-5 0-8 0-8 8 0 3 4 3 5 3 16 0 32-1 49-1 8 0 34 1 42 1 4 0 8 0 8-8 0-3-4-3-9-3-24 0-24-3-25-14-8-81-16-162-24-242 0-8 0-9-7-9-6 0-7 2-10 7-45 74-90 150-135 225zM101 175c26-43 52-85 77-128 5 43 8 85 12 128-29 0-59 0-89 0z"><text:p/></draw:path><draw:path draw:style-name="gr1515" draw:text-style-name="P131" svg:width="0.15cm" svg:height="0.385cm" svg:x="4.748cm" svg:y="1.943cm" svg:viewBox="0 0 151 386" svg:d="M134 377c2 6 4 9 9 9 4 0 8-3 8-8 0-1 0-1-2-5-44-121-88-243-132-364-3-7-4-9-9-9-4 0-8 3-8 8 0 1 0 1 2 6 44 121 88 242 132 363z"><text:p/></draw:path><draw:path draw:style-name="gr1515" draw:text-style-name="P131" svg:width="0.274cm" svg:height="0.28cm" svg:x="5.025cm" svg:y="1.96cm" svg:viewBox="0 0 275 281" svg:d="M275 3c0-1-1-3-4-3-1 0-1 0-6 4-9 10-19 20-27 30-4-5-21-34-64-34-87 0-174 85-174 175 0 64 46 106 106 106 33 0 62-16 83-33 35-32 42-68 42-69 0-3-3-3-4-3-3 0-5 0-6 3-3 11-12 39-38 62-27 21-51 27-72 27-34 0-76-19-76-80 0-22 9-85 48-130 23-27 59-46 94-46 39 0 62 30 62 74 0 15-1 15-1 20 0 3 4 4 5 4 6 0 6-1 8-8 8-33 16-66 24-99z"><text:p/></draw:path><draw:path draw:style-name="gr1515" draw:text-style-name="P131" svg:width="0.089cm" svg:height="0.385cm" svg:x="5.332cm" svg:y="1.943cm" svg:viewBox="0 0 90 386" svg:d="M90 194c0-31-4-77-26-121-23-48-56-73-60-73-2 0-4 1-4 3 0 3 0 2 8 10 37 38 59 99 59 181 0 66-14 133-61 182-6 5-6 6-6 7 0 2 2 3 4 3 4 0 39-26 62-75 19-43 24-86 24-117z"><text:p/></draw:path><draw:path draw:style-name="gr1515" draw:text-style-name="P131" svg:width="0.088cm" svg:height="0.385cm" svg:x="6.427cm" svg:y="1.943cm" svg:viewBox="0 0 89 386" svg:d="M89 383c0-1 0-2-6-9-49-48-61-122-61-180 0-69 14-136 62-184 5-5 5-4 5-7 0-2-1-3-3-3-5 0-40 26-62 75-20 43-24 86-24 119 0 29 3 75 25 119 23 48 56 73 61 73 2 0 3-1 3-3z"><text:p/></draw:path><draw:path draw:style-name="gr1515" draw:text-style-name="P131" svg:width="0.186cm" svg:height="0.266cm" svg:x="6.549cm" svg:y="1.965cm" svg:viewBox="0 0 187 267" svg:d="M31 239c0 17-5 17-31 17 0 4 0 8 0 11 13 0 31-1 43-1 11 0 26 1 42 1 0-3 0-7 0-11-26 0-30 0-30-17 0-14 0-27 0-40 8-8 17-14 24-22 30 41 46 63 46 69 0 8-6 10-14 10 0 4 0 8 0 11 11 0 34-1 42-1 12 0 23 1 34 1 0-3 0-7 0-11-14 0-23 0-37-21-17-23-33-46-50-69 0-1-2-3-2-4s27-24 32-28c24-20 41-21 48-21 0-4 0-7 0-12-11 1-16 1-27 1-13 0-38-1-43-1 0 5 0 8 0 12 8 0 11 5 11 10 0 8-6 12-9 15-18 15-36 31-54 47 0-62 0-123 0-185-19 1-37 2-56 3 0 5 0 8 0 12 28 0 31 4 31 22 0 67 0 135 0 202z"><text:p/></draw:path><draw:path draw:style-name="gr1515" draw:text-style-name="P131" svg:width="0.194cm" svg:height="0.169cm" svg:x="6.755cm" svg:y="2.062cm" svg:viewBox="0 0 195 170" svg:d="M31 38c0 35 0 70 0 104 0 17-5 17-31 17 0 4 0 8 0 11 13 0 33-1 44-1 10 0 30 1 43 1 0-3 0-7 0-11-25 0-30 0-30-17 0-24 0-47 0-72 0-39 28-61 52-61s29 21 29 43c0 29 0 60 0 90 0 17-5 17-30 17 0 4 0 8 0 11 13 0 33-1 44-1 10 0 30 1 43 1 0-3 0-7 0-11-20 0-30 1-31-12 0-24 0-49 0-73 0-33 0-45-11-60-6-6-19-14-41-14-28 0-47 17-57 41 0-13 0-28 0-41-19 1-36 3-55 4 0 5 0 8 0 13 28 0 31 2 31 21z"><text:p/></draw:path><draw:path draw:style-name="gr1515" draw:text-style-name="P131" svg:width="0.171cm" svg:height="0.176cm" svg:x="6.968cm" svg:y="2.057cm" svg:viewBox="0 0 172 177" svg:d="M172 90c0-49-40-90-86-90-49 0-86 42-86 90 0 51 40 87 86 87s86-37 86-87zM86 167c-17 0-34-7-44-25s-10-41-10-55 0-35 10-53c10-17 28-25 44-25s33 8 43 25 10 39 10 53 0 35-8 52c-9 17-25 28-45 28z"><text:p/></draw:path><draw:path draw:style-name="gr1515" draw:text-style-name="P131" svg:width="0.264cm" svg:height="0.169cm" svg:x="7.146cm" svg:y="2.066cm" svg:viewBox="0 0 265 170" svg:d="M233 36c7-18 19-24 32-24 0-4 0-8 0-12-9 1-20 1-28 1-11 0-29-1-36-1 0 4 0 8 0 12 14 0 22 8 22 19 0 2 0 3-2 7-12 33-23 66-35 99-12-36-25-71-37-107-3-5-3-6-3-8 0-10 16-10 23-10 0-4 0-8 0-12-12 0-31 1-40 1-12 0-23 0-34-1 0 4 0 8 0 12 14 0 19 1 24 6 2 2 6 14 9 20-11 31-22 63-33 94-12-34-26-68-38-102-1-6-1-6-1-8 0-10 14-10 22-10 0-4 0-8 0-12-11 0-33 1-42 1-1 0-22 0-36-1 0 4 0 8 0 12 20 0 24 1 29 13 16 46 33 92 49 138 1 4 2 7 8 7 5 0 5-2 8-7 13-37 26-73 39-109 13 36 25 74 39 110 2 3 2 6 7 6s7-3 8-6c15-43 31-85 46-128z"><text:p/></draw:path><draw:path draw:style-name="gr1515" draw:text-style-name="P131" svg:width="0.194cm" svg:height="0.169cm" svg:x="7.431cm" svg:y="2.062cm" svg:viewBox="0 0 195 170" svg:d="M31 38c0 35 0 70 0 104 0 17-5 17-31 17 0 4 0 8 0 11 13 0 33-1 44-1 10 0 30 1 43 1 0-3 0-7 0-11-25 0-30 0-30-17 0-24 0-47 0-72 0-39 28-61 52-61s29 21 29 43c0 29 0 60 0 90 0 17-5 17-30 17 0 4 0 8 0 11 13 0 33-1 43-1 11 0 31 1 44 1 0-3 0-7 0-11-20 0-30 1-31-12 0-24 0-49 0-73 0-33 0-45-11-60-6-6-19-14-41-14-28 0-47 17-57 41 0-13 0-28 0-41-19 1-36 3-55 4 0 5 0 8 0 13 28 0 31 2 31 21z"><text:p/></draw:path><draw:path draw:style-name="gr1515" draw:text-style-name="P131" svg:width="0.264cm" svg:height="0.275cm" svg:x="7.777cm" svg:y="1.953cm" svg:viewBox="0 0 265 276" svg:d="M55 232c-15 26-31 31-47 33-5 0-8 0-8 8 0 2 1 3 4 3 11 0 22-1 33-1 14 0 27 1 39 1 3 0 8 0 8-6 0-5-4-5-6-5-10-1-19-4-19-14 0-5 3-9 6-14 10-17 20-33 30-50 32 0 65 0 96 0 2 9 6 61 6 65 0 11-20 13-28 13-5 0-8 0-8 8 0 3 4 3 5 3 16 0 32-1 49-1 8 0 33 1 42 1 3 0 8 0 8-8 0-3-4-3-9-3-24 0-24-3-25-14-8-81-16-162-24-242 0-8 0-9-7-9-6 0-7 2-11 7-45 74-89 150-134 225zM101 175c26-43 52-85 77-128 5 43 8 85 12 128-29 0-59 0-89 0z"><text:p/></draw:path><draw:path draw:style-name="gr1515" draw:text-style-name="P131" svg:width="0.15cm" svg:height="0.385cm" svg:x="8.16cm" svg:y="1.943cm" svg:viewBox="0 0 151 386" svg:d="M134 377c2 6 4 9 9 9 4 0 8-3 8-8 0-1 0-1-2-5-44-121-88-243-132-364-3-7-4-9-9-9s-8 3-8 8c0 1 0 1 2 6 44 121 88 242 132 363z"><text:p/></draw:path><draw:path draw:style-name="gr1515" draw:text-style-name="P131" svg:width="0.275cm" svg:height="0.263cm" svg:x="8.434cm" svg:y="1.968cm" svg:viewBox="0 0 276 264" svg:d="M46 234c-4 16-4 19-35 19-7 0-11 0-11 8 0 3 4 3 11 3 46 0 91 0 138 0 61 0 106-45 106-83 0-28-22-50-59-54 39-8 80-37 80-73 0-29-25-54-71-54-43 0-87 0-130 0-8 0-11 0-11 9 0 3 3 3 11 3 4 0 8 0 14 1 7 1 10 1 10 7 0 1 0 2-1 6-18 70-34 139-52 208zM105 123c7-32 16-64 24-95 3-15 4-16 21-16 16 0 33 0 49 0 34 0 42 23 42 41 0 33-33 70-80 70-19 0-38 0-56 0zM87 253c-6 0-6 0-9-1-3 0-4-1-4-3 0-1 0-3 2-9 9-36 18-72 26-108 25 0 49 0 73 0 37 0 45 29 45 45 0 37-35 76-80 76-18 0-35 0-53 0z"><text:p/></draw:path><draw:path draw:style-name="gr1515" draw:text-style-name="P131" svg:width="0.256cm" svg:height="0.09cm" svg:x="8.859cm" svg:y="2.087cm" svg:viewBox="0 0 257 91" svg:d="M244 16c6 0 13 1 13-7 0-9-7-9-13-9-77 0-154 0-231 0-5 0-13 0-13 9 0 8 8 7 13 7 77 0 154 0 231 0zM244 91c6 0 13 0 13-7 0-8-7-8-13-8-77 0-154 0-231 0-5 0-13 0-13 8 0 7 8 7 13 7 77 0 154 0 231 0z"><text:p/></draw:path><draw:path draw:style-name="gr1515" draw:text-style-name="P131" svg:width="0.264cm" svg:height="0.275cm" svg:x="9.26cm" svg:y="1.953cm" svg:viewBox="0 0 265 276" svg:d="M55 232c-15 26-30 31-47 33-5 0-8 0-8 8 0 2 1 3 4 3 11 0 24-1 33-1 14 0 27 1 40 1 2 0 7 0 7-6 0-5-4-5-6-5-9-1-19-4-19-14 0-5 3-9 6-14 10-17 20-33 30-50 32 0 65 0 96 0 2 9 7 61 7 65 0 11-21 13-29 13-5 0-8 0-8 8 0 3 4 3 5 3 16 0 32-1 49-1 9 0 34 1 42 1 4 0 8 0 8-8 0-3-4-3-9-3-24 0-24-3-25-14-8-81-16-162-24-242 0-8 0-9-7-9-6 0-7 2-10 7-45 74-90 150-135 225zM101 175c26-43 52-85 77-128 5 43 8 85 12 128-29 0-59 0-89 0z"><text:p/></draw:path><draw:path draw:style-name="gr1515" draw:text-style-name="P131" svg:width="0.215cm" svg:height="0.239cm" svg:x="9.643cm" svg:y="1.998cm" svg:viewBox="0 0 216 240" svg:d="M216 85c0-59-60-85-108-85-51 0-108 28-108 85 0 47 0 93 0 141 0 7 0 14 8 14 7 0 7-7 7-14 0-47 0-94 0-140 0-57 64-71 93-71 17 0 42 5 63 17 29 20 29 44 29 55 0 46 0 92 0 139 0 7 0 14 8 14s8-7 8-14c0-48 0-94 0-141z"><text:p/></draw:path><draw:path draw:style-name="gr1515" draw:text-style-name="P131" svg:width="0.313cm" svg:height="0.014cm" svg:x="9.965cm" svg:y="1.907cm" svg:viewBox="0 0 314 15" svg:d="M0 0c105 0 209 0 314 0 0 6 0 10 0 15-105 0-209 0-314 0 0-5 0-9 0-15z"><text:p/></draw:path><draw:path draw:style-name="gr1515" draw:text-style-name="P131" svg:width="0.275cm" svg:height="0.263cm" svg:x="9.981cm" svg:y="1.968cm" svg:viewBox="0 0 276 264" svg:d="M46 234c-4 16-5 19-35 19-7 0-11 0-11 8 0 3 3 3 11 3 46 0 91 0 138 0 61 0 106-45 106-83 0-28-22-50-59-54 39-8 80-37 80-73 0-29-25-54-71-54-43 0-87 0-130 0-8 0-12 0-12 9 0 3 4 3 11 3 1 0 9 0 15 1 7 1 10 1 10 7 0 1 0 2-1 6-18 70-34 139-52 208zM105 123c7-32 16-64 24-95 3-15 3-16 20-16 16 0 34 0 50 0 34 0 42 23 42 41 0 33-33 70-80 70-19 0-38 0-56 0zM87 253c-6 0-7 0-9-1-3 0-4-1-4-3 0-1 0-3 1-9 9-36 19-72 27-108 25 0 49 0 73 0 37 0 44 29 44 45 0 37-34 76-79 76-18 0-35 0-53 0z"><text:p/></draw:path><draw:path draw:style-name="gr1515" draw:text-style-name="P131" svg:width="0.1cm" svg:height="0.462cm" svg:x="10.295cm" svg:y="1.902cm" svg:viewBox="0 0 101 463" svg:d="M101 232c0-55-10-133-60-198-5-4-29-34-37-34-1 0-4 1-4 3s1 4 2 5c19 19 44 51 60 112 8 35 13 76 13 111 0 40-5 79-14 117-15 53-38 84-58 106-3 4-2 2-3 5 0 3 3 4 4 4 7 0 28-23 32-29 40-47 65-116 65-202z"><text:p/></draw:path><draw:path draw:style-name="gr1515" draw:text-style-name="P131" svg:width="0.088cm" svg:height="0.385cm" svg:x="12.067cm" svg:y="1.943cm" svg:viewBox="0 0 89 386" svg:d="M89 383c0-1 0-2-6-9-49-48-61-122-61-180 0-69 15-136 63-184 4-5 4-4 4-7 0-2-1-3-3-3-5 0-39 26-62 75-20 43-24 86-24 119 0 29 4 75 25 119 23 48 56 73 61 73 2 0 3-1 3-3z"><text:p/></draw:path><draw:path draw:style-name="gr1515" draw:text-style-name="P131" svg:width="0.17cm" svg:height="0.26cm" svg:x="12.19cm" svg:y="1.972cm" svg:viewBox="0 0 171 261" svg:d="M102 197c0 11 0 23 0 34 0 14-1 19-29 19-3 0-6 0-8 0 0 3 0 7 0 11 15-1 35-1 52-1 15 0 37 0 52 1 0-4 0-8 0-11-2 0-5 0-7 0-29 0-30-5-30-19 0-11 0-23 0-34 13 0 25 0 39 0 0-3 0-8 0-11-14 0-26 0-39 0 0-58 0-118 0-176 0-8 0-10-7-10-3 0-4 0-7 4-40 61-78 121-118 182 0 3 0 8 0 11 34 0 68 0 102 0zM105 186c-32 0-63 0-95 0 32-49 63-96 95-144 0 48 0 95 0 144z"><text:p/></draw:path><draw:path draw:style-name="gr1515" draw:text-style-name="P131" svg:width="0.089cm" svg:height="0.385cm" svg:x="12.394cm" svg:y="1.943cm" svg:viewBox="0 0 90 386" svg:d="M90 194c0-31-4-77-25-121-23-48-57-73-61-73-2 0-4 1-4 3 0 3 0 2 8 10 38 38 60 99 60 181 0 66-14 133-62 182-6 5-6 6-6 7 0 2 2 3 4 3 4 0 39-26 62-75 20-43 24-86 24-117z"><text:p/></draw:path></draw:g></text:p>
        </text:list-item>
        <text:list-item>
          <text:p text:style-name="P51"><text:span text:style-name="T6">מש"ל</text:span> <draw:g text:anchor-type="as-char" svg:y="-0.265cm" draw:z-index="15" draw:name="Shape18" draw:style-name="gr1513"><svg:title>TexMaths</svg:title><svg:desc>11§display§\blacksquare§svg§600§FALSE§</svg:desc><draw:path draw:style-name="gr1514" draw:text-style-name="P130" svg:width="0.236cm" svg:height="0.224cm" svg:x="-0.001cm" svg:y="0.018cm" svg:viewBox="0 0 237 225" svg:d="M120 225c-41 0-80 0-120 0 0-75 0-150 0-225 79 0 158 0 237 0 0 75 0 150 0 225-39 0-79 0-117 0z"><text:p/></draw:path><draw:path draw:style-name="gr1515" draw:text-style-name="P131" svg:width="0.254cm" svg:height="0.264cm" svg:x="0.001cm" svg:y="0cm" svg:viewBox="0 0 255 265" svg:d="M255 13c0-11-1-13-13-13-76 0-153 0-229 0-12 0-13 1-13 13 0 80 0 158 0 237 0 13 1 15 13 15 76 0 152 0 228 0 13 0 14-1 14-14 0-79 0-158 0-238z"><text:p/></draw:path></draw:g></text:p>
        </text:list-item>
      </text:list>
      <text:h text:style-name="Heading_20_3" text:outline-level="3">(ג) <text:span text:style-name="T29">הוכחת </text:span><text:span text:style-name="T11">ד</text:span>ה מורגן (איחוד)</text:h>
      <text:list xml:id="list235002406077620" text:continue-numbering="true" text:style-name="L4">
        <text:list-item>
          <text:p text:style-name="P52">צ.ל.:</text:p>
          <text:p text:style-name="P17"><draw:g text:anchor-type="as-char" svg:y="-0.332cm" draw:z-index="17" draw:name="Shape19" draw:style-name="gr1513"><svg:title>TexMaths</svg:title><svg:desc>11§display§\overline{A \cap B} = \overline{A} \cup \overline{B}§svg§600§FALSE§</svg:desc><draw:path draw:style-name="gr1514" draw:text-style-name="P130" svg:width="2.536cm" svg:height="0.293cm" svg:x="0.019cm" svg:y="0.018cm" svg:viewBox="0 0 2537 294" svg:d="M1269 294c-424 0-846 0-1269 0 0-98 0-196 0-294 845 0 1692 0 2537 0 0 98 0 196 0 294-423 0-846 0-1268 0z"><text:p/></draw:path><draw:path draw:style-name="gr1515" draw:text-style-name="P131" svg:width="1.03cm" svg:height="0.014cm" svg:x="-0.001cm" svg:y="0cm" svg:viewBox="0 0 1031 15" svg:d="M516 15c-172 0-344 0-516 0 0-5 0-10 0-15 344 0 687 0 1031 0 0 5 0 10 0 15-172 0-344 0-515 0z"><text:p/></draw:path><draw:path draw:style-name="gr1515" draw:text-style-name="P131" svg:width="0.264cm" svg:height="0.274cm" svg:x="0.013cm" svg:y="0.048cm" svg:viewBox="0 0 265 275" svg:d="M55 231c-15 25-31 31-47 32-5 1-8 1-8 7 0 3 1 5 4 5 11 0 22-1 33-1 14 0 27 1 39 1 3 0 8 0 8-8 0-3-4-4-7-4-9-1-18-4-18-13 0-5 3-9 6-15 10-16 20-33 30-49 31 0 64 0 96 0 0 7 6 60 6 65 0 11-20 12-28 12-5 0-8 0-8 7 0 5 4 5 5 5 15 0 32-1 48-1 9 0 33 1 43 1 2 0 8 0 8-8 0-4-4-4-10-4-23 0-23-2-24-13-8-81-17-161-24-241-1-8-1-9-7-9-7 0-9 2-11 7-45 74-89 149-134 224zM101 175c25-43 51-86 76-128 4 42 9 85 13 128-29 0-59 0-89 0z"><text:p/></draw:path><draw:path draw:style-name="gr1515" draw:text-style-name="P131" svg:width="0.213cm" svg:height="0.238cm" svg:x="0.396cm" svg:y="0.092cm" svg:viewBox="0 0 214 239" svg:d="M214 85c0-60-58-85-106-85-51 0-108 27-108 84 0 47 0 94 0 140 0 7 0 15 8 15 7 0 7-8 7-15 0-46 0-92 0-138 0-57 63-71 93-71 17 0 42 4 61 17 30 20 30 44 30 55 0 46 0 92 0 137 0 7 0 15 8 15 7 0 7-8 7-15 0-46 0-93 0-139z"><text:p/></draw:path><draw:path draw:style-name="gr1515" draw:text-style-name="P131" svg:width="0.275cm" svg:height="0.262cm" svg:x="0.735cm" svg:y="0.061cm" svg:viewBox="0 0 276 263" svg:d="M45 233c-3 14-4 18-35 18-7 0-10 0-10 7 0 5 3 5 10 5 46 0 92 0 138 0 61 0 107-45 107-83 0-27-23-49-60-54 40-7 81-36 81-72 0-29-25-54-73-54-42 0-86 0-129 0-7 0-11 0-11 8 0 4 3 4 11 4 1 0 7 0 14 1 8 1 11 1 11 7 0 1-1 2-2 6-18 70-34 139-52 207zM103 123c8-32 17-64 25-96 3-14 4-15 20-15 17 0 33 0 50 0 34 0 43 23 43 40 0 34-33 71-80 71-19 0-39 0-58 0zM87 251c-6 0-7 0-9 0-4-1-5-1-5-5 0-1 0-1 2-9 9-35 17-71 26-106 24 0 50 0 74 0 36 0 44 28 44 45 0 37-34 75-80 75-18 0-35 0-52 0z"><text:p/></draw:path><draw:path draw:style-name="gr1515" draw:text-style-name="P131" svg:width="0.255cm" svg:height="0.089cm" svg:x="1.16cm" svg:y="0.182cm" svg:viewBox="0 0 256 90" svg:d="M243 15c7 0 13 0 13-7 0-8-6-8-12-8-77 0-155 0-232 0-5 0-12 0-12 8 0 7 7 7 12 7 77 0 154 0 231 0zM244 90c6 0 12 0 12-8 0-7-6-7-13-7-77 0-154 0-231 0-5 0-12 0-12 7 0 8 7 8 12 8 77 0 155 0 232 0z"><text:p/></draw:path><draw:path draw:style-name="gr1515" draw:text-style-name="P131" svg:width="0.288cm" svg:height="0.014cm" svg:x="1.545cm" svg:y="0cm" svg:viewBox="0 0 289 15" svg:d="M144 15c-48 0-96 0-144 0 0-5 0-10 0-15 97 0 192 0 289 0 0 5 0 10 0 15-48 0-97 0-145 0z"><text:p/></draw:path><draw:path draw:style-name="gr1515" draw:text-style-name="P131" svg:width="0.264cm" svg:height="0.274cm" svg:x="1.558cm" svg:y="0.048cm" svg:viewBox="0 0 265 275" svg:d="M56 231c-15 25-31 31-48 32-5 1-8 1-8 7 0 3 2 5 5 5 10 0 22-1 33-1 13 0 27 1 39 1 2 0 8 0 8-8 0-3-5-4-7-4-9-1-19-4-19-13 0-5 4-9 6-15 10-16 20-33 30-49 31 0 64 0 96 0 1 7 7 60 7 65 0 11-20 12-28 12-5 0-9 0-9 7 0 5 4 5 5 5 16 0 33-1 48-1 10 0 34 1 44 1 3 0 7 0 7-8 0-4-3-4-9-4-24 0-24-2-25-13-8-81-16-161-23-241-1-8-1-9-8-9s-8 2-10 7c-45 74-89 149-134 224zM102 175c26-43 51-86 76-128 4 42 8 85 12 128-29 0-58 0-88 0z"><text:p/></draw:path><draw:path draw:style-name="gr1515" draw:text-style-name="P131" svg:width="0.213cm" svg:height="0.238cm" svg:x="1.942cm" svg:y="0.092cm" svg:viewBox="0 0 214 239" svg:d="M214 14c0-6 0-14-7-14-8 0-8 8-8 14 0 46 0 93 0 140 0 57-63 69-92 69-17 0-42-3-62-16-30-20-30-43-30-53 0-47 0-94 0-140 0-6 0-14-7-14-8 0-8 8-8 14 0 46 0 94 0 141 0 58 58 84 107 84 50 0 107-28 107-83 0-47 0-94 0-142z"><text:p/></draw:path><draw:path draw:style-name="gr1515" draw:text-style-name="P131" svg:width="0.311cm" svg:height="0.014cm" svg:x="2.264cm" svg:y="0cm" svg:viewBox="0 0 312 15" svg:d="M156 15c-52 0-104 0-156 0 0-5 0-10 0-15 104 0 208 0 312 0 0 5 0 10 0 15-51 0-104 0-156 0z"><text:p/></draw:path><draw:path draw:style-name="gr1515" draw:text-style-name="P131" svg:width="0.275cm" svg:height="0.262cm" svg:x="2.279cm" svg:y="0.061cm" svg:viewBox="0 0 276 263" svg:d="M46 233c-4 14-4 18-35 18-7 0-11 0-11 7 0 5 4 5 11 5 46 0 91 0 137 0 62 0 107-45 107-83 0-27-22-49-59-54 39-7 80-36 80-72 0-29-25-54-72-54-42 0-86 0-129 0-8 0-11 0-11 8 0 4 3 4 11 4 4 0 7 0 14 1s10 1 10 7c0 1 0 2-1 6-18 70-34 139-52 207zM104 123c8-32 17-64 25-96 3-14 4-15 21-15 16 0 32 0 49 0 34 0 42 23 42 40 0 34-33 71-80 71-19 0-38 0-57 0zM87 251c-6 0-7 0-9 0-3-1-4-1-4-5 0-1 0-1 2-9 9-35 17-71 26-106 24 0 49 0 73 0 37 0 45 28 45 45 0 37-35 75-80 75-18 0-36 0-53 0z"><text:p/></draw:path></draw:g></text:p>
        </text:list-item>
        <text:list-item>
          <text:p text:style-name="P53">יהי <draw:g text:anchor-type="as-char" svg:y="-0.326cm" draw:z-index="18" draw:name="Shape20" draw:style-name="gr1513"><svg:title>TexMaths</svg:title><svg:desc>11§display§x \in \overline{A \cap B}§svg§600§FALSE§</svg:desc><draw:path draw:style-name="gr1514" draw:text-style-name="P130" svg:width="1.684cm" svg:height="0.3cm" svg:x="0.008cm" svg:y="0.02cm" svg:viewBox="0 0 1685 301" svg:d="M843 301c-282 0-562 0-843 0 0-100 0-201 0-301 561 0 1124 0 1685 0 0 100 0 201 0 301-280 0-561 0-842 0z"><text:p/></draw:path><draw:path draw:style-name="gr1515" draw:text-style-name="P131" svg:width="0.192cm" svg:height="0.174cm" svg:x="-0.001cm" svg:y="0.155cm" svg:viewBox="0 0 193 175" svg:d="M119 54c2-10 11-45 37-45 3 0 11 0 20 4-11 2-19 12-19 21 0 7 5 13 15 13 9 0 21-6 21-22 0-19-22-25-36-25-23 0-36 20-40 29-10-26-31-29-42-29-41 0-63 50-63 60 0 3 5 3 6 3 2 0 3 0 4-5 13-40 39-49 52-49 7 0 21 3 21 25 0 12-7 38-21 92-6 24-20 41-37 41-2 0-11 0-19-6 10-1 18-10 18-21 0-10-8-13-14-13-12 0-22 10-22 23 0 18 20 25 36 25 27 0 40-27 41-29 6 14 19 29 42 29 40 0 62-50 62-59 0-5-4-5-5-5-3 0-4 3-4 5-13 42-40 51-52 51-15 0-21-13-21-26 0-9 2-17 7-34 4-18 8-35 13-53z"><text:p/></draw:path><draw:path draw:style-name="gr1515" draw:text-style-name="P131" svg:width="0.192cm" svg:height="0.222cm" svg:x="0.349cm" svg:y="0.118cm" svg:viewBox="0 0 193 223" svg:d="M179 119c7 0 14 0 14-8 0-7-7-7-14-7-55 0-109 0-164 0 5-52 50-89 104-89 20 0 41 0 60 0 7 0 14 0 14-7 0-8-7-8-14-8-20 0-40 0-61 0-66 0-118 50-118 111 0 62 52 112 118 112 21 0 41 0 61 0 7 0 14 0 14-8s-7-8-14-8c-19 0-40 0-60 0-54 0-99-36-104-88 55 0 109 0 164 0z"><text:p/></draw:path><draw:path draw:style-name="gr1515" draw:text-style-name="P131" svg:width="1.031cm" svg:height="0.014cm" svg:x="0.682cm" svg:y="0cm" svg:viewBox="0 0 1032 15" svg:d="M516 15c-173 0-344 0-516 0 0-5 0-9 0-15 343 0 688 0 1032 0 0 6 0 10 0 15-172 0-344 0-516 0z"><text:p/></draw:path><draw:path draw:style-name="gr1515" draw:text-style-name="P131" svg:width="0.264cm" svg:height="0.275cm" svg:x="0.695cm" svg:y="0.049cm" svg:viewBox="0 0 265 276" svg:d="M56 230c-15 27-31 32-47 34-5 0-9 0-9 7 0 3 2 5 6 5 11 0 22-1 33-1 13 0 26 1 38 1 2 0 8 0 8-8 0-4-4-4-7-4-9-2-17-5-17-14 0-5 2-8 5-14 10-17 20-33 30-50 32 0 65 0 97 0 0 8 5 61 5 64 0 12-20 14-27 14-6 0-9 0-9 7 0 5 3 4 4 5 17 0 33-1 49-1 10 0 34 1 44 1 2 0 6 0 6-8 0-4-3-4-8-4-24 0-24-4-26-15-8-79-15-160-23-240-1-8-1-9-8-9-5 0-7 2-10 7-45 75-89 150-134 223zM102 175c26-43 51-86 76-128 5 42 9 85 14 128-30 0-60 0-90 0z"><text:p/></draw:path><draw:path draw:style-name="gr1515" draw:text-style-name="P131" svg:width="0.214cm" svg:height="0.237cm" svg:x="1.078cm" svg:y="0.095cm" svg:viewBox="0 0 215 238" svg:d="M215 85c0-60-60-85-107-85-51 0-108 28-108 84 0 47 0 95 0 141 0 7 0 13 8 13 7 0 7-6 7-13 0-46 0-93 0-139 0-58 63-71 93-71 16 0 41 4 62 17 29 19 29 44 29 54 0 46 0 93 0 139 0 7 0 13 8 13s8-6 8-13c0-46 0-94 0-140z"><text:p/></draw:path><draw:path draw:style-name="gr1515" draw:text-style-name="P131" svg:width="0.274cm" svg:height="0.263cm" svg:x="1.417cm" svg:y="0.065cm" svg:viewBox="0 0 275 264" svg:d="M45 233c-4 15-4 18-35 18-7 0-10 0-10 8 0 5 3 5 10 5 46 0 91 0 138 0 61 0 106-47 106-83 0-28-22-50-59-54 39-8 80-37 80-73 0-29-25-54-71-54-43 0-87 0-130 0-8 0-11 0-11 8 0 4 3 4 11 4 4 0 7 0 14 1s10 1 10 7c0 1 0 2-1 6-18 69-34 138-52 207zM103 122c8-32 17-62 25-94 3-15 4-16 21-16 16 0 33 0 49 0 34 0 42 23 42 40 0 34-33 70-80 70-19 0-38 0-57 0zM86 251c-6 0-6 0-9 0-3-1-4-1-4-4 0-1 0-2 2-9 9-35 17-71 26-107 25 0 49 0 73 0 37 0 45 29 45 45 0 38-35 75-80 75-18 0-36 0-53 0z"><text:p/></draw:path></draw:g>. <text:span text:style-name="T10">נגדיר עולם עבודה </text:span><text:span text:style-name="T10"><draw:g text:anchor-type="as-char" svg:y="-0.208cm" draw:z-index="19" draw:name="Shape21" draw:style-name="gr1513"><svg:title>TexMaths</svg:title><svg:desc>11§display§x \in u§svg§600§FALSE§</svg:desc><draw:path draw:style-name="gr1514" draw:text-style-name="P130" svg:width="0.861cm" svg:height="0.181cm" svg:x="0.008cm" svg:y="0.02cm" svg:viewBox="0 0 862 182" svg:d="M0 0c287 0 574 0 862 0 0 60 0 122 0 182-288 0-575 0-862 0 0-60 0-122 0-182z"><text:p/></draw:path><draw:path draw:style-name="gr1515" draw:text-style-name="P131" svg:width="0.192cm" svg:height="0.172cm" svg:x="-0.001cm" svg:y="0.037cm" svg:viewBox="0 0 193 173" svg:d="M118 54c2-10 11-45 38-45 2 0 11 0 19 5-10 1-18 11-18 20 0 7 5 14 15 14 8 0 21-7 21-23 0-20-24-25-37-25-22 0-35 21-40 30-9-26-30-30-41-30-41 0-63 49-63 59 0 5 3 2 5 5 3 0 4-2 5-5 13-40 39-50 52-50 7 0 21 3 21 25 0 12-7 38-21 91-7 23-20 39-37 39-3 0-12 0-19-4 10-2 17-10 17-21s-7-14-14-14c-11 0-21 11-21 23 0 17 20 25 36 25 26 0 40-27 41-29 4 14 19 29 42 29 39 0 61-49 61-59 0-3-3-3-4-3-3 0-4 1-5 3-13 42-39 50-51 50-15 0-22-12-22-25 0-9 2-16 7-33 4-17 8-35 13-52z"><text:p/></draw:path><draw:path draw:style-name="gr1515" draw:text-style-name="P131" svg:width="0.193cm" svg:height="0.22cm" svg:x="0.348cm" svg:y="0cm" svg:viewBox="0 0 194 221" svg:d="M179 117c7 0 15 1 15-5 0-8-8-8-15-8-54 0-109 0-162 0 4-51 48-89 103-89 20 0 40 0 59 0 7 0 15 0 15-7 0-8-8-8-15-8-21 0-40 0-60 0-66 0-119 49-119 112 0 61 53 109 119 109 20 0 39 0 60 0 7 0 15 0 15-7 0-8-8-8-15-8-19 0-39 0-59 0-55 0-99-37-103-89 53 0 108 0 162 0z"><text:p/></draw:path><draw:path draw:style-name="gr1515" draw:text-style-name="P131" svg:width="0.197cm" svg:height="0.172cm" svg:x="0.691cm" svg:y="0.037cm" svg:viewBox="0 0 198 173" svg:d="M123 147c5 16 18 26 35 26 14 0 22-9 28-21 7-14 12-37 12-38 0-3-3-3-4-3-5 0-5 1-6 6-5 21-13 47-28 47-9 0-13-4-13-17 0-9 5-26 8-39 3-14 7-28 11-41 1-6 5-21 6-26 2-9 6-23 6-26 0-7-5-11-11-11-2 0-12 0-15 14-8 28-24 94-29 115-1 1-16 31-44 31-21 0-24-17-24-31 0-21 11-51 21-77 4-11 7-17 7-24 0-18-14-32-32-32-37 0-51 56-51 59 0 5 3 5 4 5 4 0 5-2 6-8 10-33 25-47 40-47 3 0 9 0 9 13 0 9-4 20-6 25-14 38-23 63-23 80 0 36 27 46 48 46 25 0 39-17 45-26z"><text:p/></draw:path></draw:g></text:span><text:span text:style-name="T10">. </text:span>לפי הגדרת שיוויון קבוצות, נוכיח <text:span text:style-name="T17">אמ"מ</text:span> <draw:g text:anchor-type="as-char" svg:y="-0.326cm" draw:z-index="20" draw:name="Shape22" draw:style-name="gr1513"><svg:title>TexMaths</svg:title><svg:desc>11§display§x \in \overline{A} \cup \overline{B}§svg§600§FALSE§</svg:desc><draw:path draw:style-name="gr1514" draw:text-style-name="P130" svg:width="1.684cm" svg:height="0.3cm" svg:x="0.008cm" svg:y="0.02cm" svg:viewBox="0 0 1685 301" svg:d="M843 301c-282 0-562 0-843 0 0-100 0-201 0-301 561 0 1124 0 1685 0 0 100 0 201 0 301-280 0-561 0-842 0z"><text:p/></draw:path><draw:path draw:style-name="gr1515" draw:text-style-name="P131" svg:width="0.192cm" svg:height="0.174cm" svg:x="-0.001cm" svg:y="0.155cm" svg:viewBox="0 0 193 175" svg:d="M119 54c2-10 11-45 37-45 3 0 11 0 20 4-11 2-19 12-19 21 0 7 5 13 15 13 9 0 21-6 21-22 0-19-22-25-36-25-23 0-36 20-40 29-10-26-31-29-42-29-41 0-63 50-63 60 0 3 5 3 6 3 2 0 3 0 4-5 13-40 39-49 52-49 7 0 21 3 21 25 0 12-7 38-21 92-6 24-20 41-37 41-2 0-11 0-19-6 10-1 18-10 18-21 0-10-8-13-14-13-12 0-22 10-22 23 0 18 20 25 36 25 27 0 40-27 41-29 6 14 19 29 42 29 40 0 62-50 62-59 0-5-4-5-5-5-3 0-4 3-4 5-13 42-40 51-52 51-15 0-21-13-21-26 0-9 2-17 7-34 4-18 8-35 13-53z"><text:p/></draw:path><draw:path draw:style-name="gr1515" draw:text-style-name="P131" svg:width="0.192cm" svg:height="0.222cm" svg:x="0.349cm" svg:y="0.118cm" svg:viewBox="0 0 193 223" svg:d="M179 119c7 0 14 0 14-8 0-7-7-7-14-7-55 0-109 0-164 0 5-52 50-89 104-89 20 0 41 0 60 0 7 0 14 0 14-7 0-8-7-8-14-8-20 0-40 0-61 0-66 0-118 50-118 111 0 62 52 112 118 112 21 0 41 0 61 0 7 0 14 0 14-8s-7-8-14-8c-19 0-40 0-60 0-54 0-99-36-104-88 55 0 109 0 164 0z"><text:p/></draw:path><draw:path draw:style-name="gr1515" draw:text-style-name="P131" svg:width="0.29cm" svg:height="0.014cm" svg:x="0.682cm" svg:y="0cm" svg:viewBox="0 0 291 15" svg:d="M145 15c-48 0-97 0-145 0 0-5 0-9 0-15 97 0 194 0 291 0 0 6 0 10 0 15-49 0-97 0-146 0z"><text:p/></draw:path><draw:path draw:style-name="gr1515" draw:text-style-name="P131" svg:width="0.264cm" svg:height="0.275cm" svg:x="0.695cm" svg:y="0.049cm" svg:viewBox="0 0 265 276" svg:d="M56 230c-15 27-31 32-47 34-5 0-9 0-9 7 0 3 2 5 6 5 11 0 22-1 33-1 13 0 26 1 38 1 2 0 8 0 8-8 0-4-4-4-7-4-9-2-17-5-17-14 0-5 2-8 5-14 10-17 20-33 30-50 32 0 65 0 97 0 0 8 5 61 5 64 0 12-20 14-27 14-6 0-9 0-9 7 0 5 3 4 4 5 17 0 33-1 49-1 10 0 34 1 44 1 2 0 6 0 6-8 0-4-3-4-8-4-24 0-24-4-26-15-8-79-15-160-23-240-1-8-1-9-8-9-5 0-7 2-10 7-45 75-89 150-134 223zM102 175c26-43 51-86 76-128 5 42 9 85 14 128-30 0-60 0-90 0z"><text:p/></draw:path><draw:path draw:style-name="gr1515" draw:text-style-name="P131" svg:width="0.214cm" svg:height="0.237cm" svg:x="1.078cm" svg:y="0.095cm" svg:viewBox="0 0 215 238" svg:d="M215 14c0-7 0-14-8-14s-8 7-8 14c0 47 0 93 0 140 0 57-62 69-91 69-18 0-42-4-63-17-30-19-30-42-30-53 0-46 0-92 0-139 0-7 0-14-7-14-8 0-8 7-8 14 0 48 0 94 0 142 0 57 59 82 108 82s107-26 107-82c0-48 0-94 0-142z"><text:p/></draw:path><draw:path draw:style-name="gr1515" draw:text-style-name="P131" svg:width="0.312cm" svg:height="0.014cm" svg:x="1.401cm" svg:y="0cm" svg:viewBox="0 0 313 15" svg:d="M156 15c-51 0-104 0-156 0 0-5 0-9 0-15 105 0 208 0 313 0 0 6 0 10 0 15-52 0-105 0-157 0z"><text:p/></draw:path><draw:path draw:style-name="gr1515" draw:text-style-name="P131" svg:width="0.274cm" svg:height="0.263cm" svg:x="1.417cm" svg:y="0.065cm" svg:viewBox="0 0 275 264" svg:d="M45 233c-4 15-4 18-35 18-7 0-10 0-10 8 0 5 3 5 10 5 46 0 91 0 138 0 61 0 106-47 106-83 0-28-22-50-59-54 39-8 80-37 80-73 0-29-25-54-71-54-43 0-87 0-130 0-8 0-11 0-11 8 0 4 3 4 11 4 4 0 7 0 14 1s10 1 10 7c0 1 0 2-1 6-18 69-34 138-52 207zM103 122c8-32 17-62 25-94 3-15 4-16 21-16 16 0 33 0 49 0 34 0 42 23 42 40 0 34-33 70-80 70-19 0-38 0-57 0zM86 251c-6 0-6 0-9 0-3-1-4-1-4-4 0-1 0-2 2-9 9-35 17-71 26-107 25 0 49 0 73 0 37 0 45 29 45 45 0 38-35 75-80 75-18 0-36 0-53 0z"><text:p/></draw:path></draw:g>, זאת אמצעות מעברי אמ"מ:</text:p>
          <text:p text:style-name="P16"><text:soft-page-break/><draw:g text:anchor-type="as-char" svg:y="-1.757cm" draw:z-index="41" draw:name="Shape23" draw:style-name="gr1513"><svg:title>TexMaths</svg:title><svg:desc>11§latex§\begin{alignat}{8}
    x \in \overline{A \cap B} &amp;\iff &amp;&amp;x \in u \land \lnot (x \in (A \cap B)) &amp;&amp;\open \overline{X}\! \text{ definition} \close \\
    &amp;\iff &amp;&amp;x \in u \land \lnot(x \in A \land x \in B) &amp;&amp;\open \! \cap \text{definition} \close \\
    &amp;\iff &amp;&amp;x \in u \land (x \notin A \lor x \notin B) &amp;&amp;\text{(De Morgan)} \\
    &amp;\iff (&amp;&amp;x \in u \land x \notin A) \lor (x \in u \land x \notin B) \quad &amp;&amp;\text{(Distributive)} \\
    &amp;\iff &amp;&amp;x \in \overline{A} \land x \in \overline{B} &amp;&amp;\open \overline{X\!} \text{ definition} \close \\
    &amp;\iff &amp;&amp;x \in \overline{A} \cup \overline{B} &amp;&amp;\open \! \cup\! \text{ definition} \close
\end{align}§svg§600§FALSE§</svg:desc><draw:path draw:style-name="gr1514" draw:text-style-name="P130" svg:width="12.254cm" svg:height="3.474cm" svg:x="0.01cm" svg:y="0.018cm" svg:viewBox="0 0 12255 3475" svg:d="M6128 3475c-2043 0-4085 0-6128 0 0-1159 0-2317 0-3475 4085 0 8170 0 12255 0 0 1158 0 2316 0 3475-2043 0-4085 0-6127 0z"><text:p/></draw:path><draw:path draw:style-name="gr1515" draw:text-style-name="P131" svg:width="0.191cm" svg:height="0.174cm" svg:x="0.001cm" svg:y="0.16cm" svg:viewBox="0 0 192 175" svg:d="M119 54c2-10 11-46 37-46 2 0 12 0 20 5-11 2-19 11-19 21 0 6 5 13 15 13 8 0 20-6 20-22 0-21-21-25-35-25-23 0-36 20-40 29-10-26-31-29-42-29-41 0-63 49-63 59 0 4 5 4 6 4 2 0 3-1 4-5 13-40 39-50 52-50 7 0 21 3 21 26 0 12-7 37-21 91-6 25-20 41-37 41-2 0-11 0-19-5 10-2 18-10 18-21 0-10-8-14-14-14-12 0-22 10-22 24 0 17 20 25 36 25 27 0 40-28 41-30 6 14 19 30 42 30 39 0 63-51 63-60 0-4-5-4-6-4-3 0-4 2-4 4-14 42-40 51-52 51-15 0-21-12-21-25 0-9 2-18 7-34 4-18 8-36 13-53z"><text:p/></draw:path><draw:path draw:style-name="gr1515" draw:text-style-name="P131" svg:width="0.193cm" svg:height="0.223cm" svg:x="0.351cm" svg:y="0.121cm" svg:viewBox="0 0 194 224" svg:d="M179 120c7 0 15 0 15-8s-8-8-15-8c-55 0-109 0-164 0 5-51 50-89 104-89 20 0 40 0 60 0 7 0 15 0 15-7 0-8-8-8-15-8-20 0-40 0-60 0-66 0-119 51-119 112 0 62 53 112 119 112 20 0 40 0 60 0 7 0 15 0 15-7 0-8-8-8-15-8-20 0-40 0-60 0-54 0-99-37-104-89 55 0 109 0 164 0z"><text:p/></draw:path><draw:path draw:style-name="gr1515" draw:text-style-name="P131" svg:width="1.031cm" svg:height="0.014cm" svg:x="0.684cm" svg:y="0.005cm" svg:viewBox="0 0 1032 15" svg:d="M516 15c-172 0-344 0-516 0 0-5 0-10 0-15 344 0 688 0 1032 0 0 5 0 10 0 15-172 0-345 0-516 0z"><text:p/></draw:path><draw:path draw:style-name="gr1515" draw:text-style-name="P131" svg:width="0.264cm" svg:height="0.276cm" svg:x="0.697cm" svg:y="0.053cm" svg:viewBox="0 0 265 277" svg:d="M55 232c-15 26-30 32-47 33-5 0-8 0-8 8 0 2 2 4 4 4 11 0 24-1 35-1 12 0 26 1 38 1 2 0 7 0 7-8 0-4-4-4-6-4-9-1-19-4-19-13 0-6 3-9 6-14 10-17 20-33 30-50 32 0 65 0 96 0 2 8 7 61 7 64 0 12-20 13-29 13-4 0-8 0-8 8 0 4 4 4 5 4 16 0 33-1 49-1 9 0 34 1 44 1 2 0 6 0 6-8 0-4-4-4-9-4-24 0-24-2-25-14-8-81-15-161-23-241-1-8-1-10-8-10-6 0-7 3-10 7-45 74-90 150-135 225zM102 176c26-43 51-85 76-128 5 43 8 85 12 128-29 0-58 0-88 0z"><text:p/></draw:path><draw:path draw:style-name="gr1515" draw:text-style-name="P131" svg:width="0.213cm" svg:height="0.239cm" svg:x="1.081cm" svg:y="0.099cm" svg:viewBox="0 0 214 240" svg:d="M214 84c0-59-59-84-107-84-50 0-107 26-107 84 0 47 0 94 0 141 0 7 0 15 8 15 7 0 7-8 7-15 0-46 0-93 0-139 0-59 63-71 92-71 17 0 41 4 62 17 30 19 30 44 30 54 0 46 0 93 0 139 0 7 0 15 8 15 7 0 7-8 7-15 0-47 0-94 0-141z"><text:p/></draw:path><draw:path draw:style-name="gr1515" draw:text-style-name="P131" svg:width="0.275cm" svg:height="0.263cm" svg:x="1.419cm" svg:y="0.066cm" svg:viewBox="0 0 276 264" svg:d="M46 233c-4 16-4 19-35 19-7 0-11 0-11 8 0 4 4 4 11 4 46 0 91 0 137 0 62 0 107-46 107-84 0-27-22-50-59-55 39-6 80-35 80-72 0-29-25-53-71-53-43 0-87 0-130 0-8 0-11 0-11 8 0 4 3 4 10 4 1 0 8 0 15 0 7 1 10 2 10 7 0 2 0 3-1 7-18 70-34 138-52 207zM104 122c8-32 17-64 25-96 3-13 4-14 21-14 16 0 33 0 49 0 34 0 42 23 42 40 0 34-33 70-80 70-19 0-38 0-57 0zM87 252c-6 0-7 0-9 0-3-1-4-1-4-5 0-1 0-2 2-8 9-37 17-72 26-108 24 0 49 0 73 0 37 0 45 28 45 45 0 38-35 76-80 76-18 0-36 0-53 0z"><text:p/></draw:path><draw:path draw:style-name="gr1515" draw:text-style-name="P131" svg:width="0.342cm" svg:height="0.212cm" svg:x="1.953cm" svg:y="0.127cm" svg:viewBox="0 0 343 213" svg:d="M329 152c6 0 14 0 14-8s-8-8-14-8c-82 0-164 0-245 0-17-14-37-24-49-29 13-7 33-17 49-30 81 0 163 0 245 0 6 0 14 0 14-8 0-7-8-7-14-7-76 0-152 0-228 0 19-18 39-52 39-58 0-4-6-4-8-4-3 0-6 0-7 3-8 16-19 35-45 59-26 23-51 33-72 39-7 2-7 2-8 3 0 2 0 2 0 3s0 1 0 2l1 1c1 0 1 1 9 3 52 16 90 51 112 92 5 7 4 8 10 8 2 0 8 0 8-4 0-6-20-39-39-57 76 0 152 0 228 0z"><text:p/></draw:path><draw:path draw:style-name="gr1515" draw:text-style-name="P131" svg:width="0.342cm" svg:height="0.212cm" svg:x="2.274cm" svg:y="0.127cm" svg:viewBox="0 0 343 213" svg:d="M260 77c16 14 36 24 48 30-13 6-33 16-48 29-82 0-164 0-246 0-6 0-14 0-14 8s8 8 13 8c76 0 153 0 229 0-19 17-38 51-38 57 0 4 5 4 7 4 3 0 6 0 7-3 9-15 20-35 44-58 27-23 53-33 74-40 5-2 6-2 7-3 0-1 0-1 0-2s0-1 0-3l-1-1c-1 0-1 0-9-3-51-15-90-51-112-91-4-8-4-9-10-9-2 0-7 0-7 4 0 6 19 39 38 58-76 0-153 0-229 0-5 0-13 0-13 7 0 8 8 8 14 8 82 0 164 0 246 0z"><text:p/></draw:path><draw:path draw:style-name="gr1515" draw:text-style-name="P131" svg:width="0.191cm" svg:height="0.174cm" svg:x="3.015cm" svg:y="0.16cm" svg:viewBox="0 0 192 175" svg:d="M119 54c2-10 11-46 37-46 2 0 12 0 20 5-11 2-19 11-19 21 0 6 5 13 15 13 8 0 20-6 20-22 0-21-22-25-35-25-23 0-36 20-40 29-10-26-31-29-42-29-41 0-63 49-63 59 0 4 3 3 5 4 3 0 4-1 5-5 13-40 39-50 52-50 7 0 21 3 21 26 0 12-7 37-21 91-7 25-20 41-37 41-2 0-11 0-19-5 10-2 18-10 18-21 0-10-8-14-14-14-12 0-22 10-22 24 0 17 20 25 36 25 27 0 40-28 41-30 4 14 19 30 42 30 39 0 61-51 61-60 0-4-3-4-4-4-3 0-4 2-4 4-14 42-40 51-52 51-16 0-21-12-21-25 0-9 2-18 7-34 4-18 8-36 13-53z"><text:p/></draw:path><draw:path draw:style-name="gr1515" draw:text-style-name="P131" svg:width="0.191cm" svg:height="0.223cm" svg:x="3.365cm" svg:y="0.121cm" svg:viewBox="0 0 192 224" svg:d="M179 120c7 0 13 0 13-8s-6-8-13-8c-55 0-109 0-164 0 5-51 50-89 104-89 20 0 40 0 60 0 7 0 13 0 13-7 0-8-6-8-13-8-20 0-40 0-60 0-66 0-119 51-119 112 0 62 53 112 119 112 20 0 40 0 60 0 7 0 13 0 13-7 0-8-6-8-13-8-20 0-40 0-60 0-54 0-99-37-104-89 55 0 109 0 164 0z"><text:p/></draw:path><draw:path draw:style-name="gr1515" draw:text-style-name="P131" svg:width="0.197cm" svg:height="0.174cm" svg:x="3.709cm" svg:y="0.16cm" svg:viewBox="0 0 198 175" svg:d="M123 148c5 17 19 27 35 27 14 0 22-9 29-22s8-25 11-38c0-4-3-4-4-4-4 0-5 2-6 7-5 22-12 48-29 48-8 0-12-5-12-18 0-8 5-26 8-40 3-15 8-28 11-42 1-6 4-20 7-26 2-9 5-24 5-26 0-6-5-11-11-11-2 0-12 1-15 15-8 27-24 95-29 115-1 2-16 33-44 33-21 0-24-18-24-32 0-21 11-52 21-78 4-12 6-18 6-25 0-17-12-31-31-31-37 0-51 56-51 59 0 4 3 4 4 4 4 0 5-1 7-7 9-34 24-48 38-48 4 0 10 1 10 13 0 9-4 21-6 26-15 39-23 62-23 82 0 36 27 46 48 46 25 0 40-18 45-27z"><text:p/></draw:path><draw:path draw:style-name="gr1515" draw:text-style-name="P131" svg:width="0.214cm" svg:height="0.239cm" svg:x="4.026cm" svg:y="0.099cm" svg:viewBox="0 0 215 240" svg:d="M117 8c-4-7-6-8-9-8-6 0-7 2-9 8-32 72-64 144-96 216-3 5-3 6-3 8 0 3 3 8 8 8 3 0 5-1 9-9 30-68 60-136 91-205 30 69 60 137 90 205 4 9 8 9 9 9 4 0 8-5 8-8 0-1 0-2-3-7-32-72-63-145-95-217z"><text:p/></draw:path><draw:path draw:style-name="gr1515" draw:text-style-name="P131" svg:width="0.215cm" svg:height="0.102cm" svg:x="4.369cm" svg:y="0.193cm" svg:viewBox="0 0 216 103" svg:d="M216 13c0-12-1-13-14-13-62 0-125 0-188 0-6 0-14 0-14 8 0 7 8 7 14 7 62 0 125 0 186 0 0 25 0 50 0 74 0 7 0 14 8 14s8-7 8-14c0-25 0-51 0-76z"><text:p/></draw:path><draw:path draw:style-name="gr1515" draw:text-style-name="P131" svg:width="0.089cm" svg:height="0.386cm" svg:x="4.644cm" svg:y="0.04cm" svg:viewBox="0 0 90 387" svg:d="M90 383c0-1 0-2-6-9-49-48-61-121-61-180 0-68 14-135 62-183 5-4 5-6 5-7 0-3-2-4-4-4-3 0-39 26-62 76-20 43-24 86-24 118 0 29 4 77 25 121 23 47 58 72 61 72 2 0 4-1 4-4z"><text:p/></draw:path><draw:path draw:style-name="gr1515" draw:text-style-name="P131" svg:width="0.191cm" svg:height="0.174cm" svg:x="4.767cm" svg:y="0.16cm" svg:viewBox="0 0 192 175" svg:d="M118 54c3-10 12-46 38-46 2 0 11 0 20 5-11 2-19 11-19 21 0 6 5 13 15 13 8 0 20-6 20-22 0-21-21-25-35-25-23 0-36 20-40 29-10-26-31-29-42-29-41 0-63 49-63 59 0 4 3 3 5 4 3 0 4-1 5-5 13-40 39-50 52-50 7 0 21 3 21 26 0 12-7 37-21 91-7 25-20 41-37 41-2 0-12 0-19-5 10-2 18-10 18-21 0-10-8-14-14-14-12 0-22 10-22 24 0 17 20 25 36 25 26 0 40-28 41-30 4 14 19 30 42 30 39 0 61-51 61-60 0-4-3-4-4-4-3 0-4 2-4 4-14 42-40 51-52 51-15 0-21-12-21-25 0-9 2-18 6-34 4-18 8-36 13-53z"><text:p/></draw:path><draw:path draw:style-name="gr1515" draw:text-style-name="P131" svg:width="0.191cm" svg:height="0.223cm" svg:x="5.117cm" svg:y="0.121cm" svg:viewBox="0 0 192 224" svg:d="M179 120c7 0 13 0 13-8s-6-8-13-8c-55 0-109 0-164 0 5-51 50-89 104-89 20 0 40 0 60 0 7 0 13 0 13-7 0-8-6-8-13-8-20 0-40 0-60 0-67 0-119 51-119 112 0 62 52 112 119 112 20 0 40 0 60 0 7 0 13 0 13-7 0-8-6-8-13-8-20 0-40 0-60 0-54 0-99-37-104-89 55 0 109 0 164 0z"><text:p/></draw:path><draw:path draw:style-name="gr1515" draw:text-style-name="P131" svg:width="0.089cm" svg:height="0.386cm" svg:x="5.488cm" svg:y="0.04cm" svg:viewBox="0 0 90 387" svg:d="M90 383c0-1 0-2-6-9-49-48-61-121-61-180 0-68 14-135 62-183 5-4 5-6 5-7 0-3-2-4-4-4-3 0-39 26-62 76-20 43-24 86-24 118 0 29 4 77 25 121 23 47 58 72 61 72 2 0 4-1 4-4z"><text:p/></draw:path><draw:path draw:style-name="gr1515" draw:text-style-name="P131" svg:width="0.264cm" svg:height="0.276cm" svg:x="5.613cm" svg:y="0.053cm" svg:viewBox="0 0 265 277" svg:d="M56 232c-15 26-31 32-47 33-5 0-9 0-9 8 0 2 2 4 6 4 9 0 22-1 33-1 13 0 26 1 38 1 2 0 8 0 8-8 0-4-4-4-7-4-9-1-17-4-17-13 0-6 2-9 5-14 10-17 19-33 29-50 33 0 64 0 97 0 0 8 6 61 6 64 0 12-20 13-27 13-6 0-9 0-9 8 0 4 3 3 4 4 17 0 33-1 49-1 9 0 34 1 44 1 2 0 6 0 6-8 0-4-3-4-9-4-23 0-23-2-24-14-8-81-16-161-24-241-1-8-1-10-8-10-5 0-7 3-10 7-45 74-89 150-134 225zM102 176c26-43 51-85 76-128 5 43 9 85 13 128-29 0-59 0-89 0z"><text:p/></draw:path><draw:path draw:style-name="gr1515" draw:text-style-name="P131" svg:width="0.214cm" svg:height="0.239cm" svg:x="5.997cm" svg:y="0.099cm" svg:viewBox="0 0 215 240" svg:d="M215 84c0-59-59-84-107-84-51 0-108 26-108 84 0 47 0 94 0 141 0 7 0 15 8 15 7 0 7-8 7-15 0-46 0-93 0-139 0-59 63-71 93-71 17 0 42 4 61 17 30 19 30 44 30 54 0 46 0 93 0 139 0 7 0 15 8 15s8-8 8-15c0-47 0-94 0-141z"><text:p/></draw:path><draw:path draw:style-name="gr1515" draw:text-style-name="P131" svg:width="0.275cm" svg:height="0.263cm" svg:x="6.335cm" svg:y="0.066cm" svg:viewBox="0 0 276 264" svg:d="M45 233c-3 16-4 19-35 19-7 0-10 0-10 8 0 4 3 4 10 4 46 0 92 0 138 0 61 0 107-46 107-84 0-27-23-50-60-55 40-6 81-35 81-72 0-29-25-53-72-53-43 0-87 0-130 0-7 0-11 0-11 8 0 4 3 4 11 4 1 0 7 0 14 0 8 1 11 2 11 7 0 2-1 3-2 7-18 70-34 138-52 207zM103 122c8-32 17-64 25-96 3-13 4-14 20-14 17 0 34 0 50 0 34 0 43 23 43 40 0 34-33 70-80 70-19 0-39 0-58 0zM87 252c-6 0-7 0-9 0-4-1-5-1-5-5 0-1 0-2 2-8 9-37 17-72 26-108 24 0 50 0 74 0 36 0 44 28 44 45 0 38-34 76-80 76-18 0-35 0-52 0z"><text:p/></draw:path><draw:path draw:style-name="gr1515" draw:text-style-name="P131" svg:width="0.089cm" svg:height="0.386cm" svg:x="6.653cm" svg:y="0.04cm" svg:viewBox="0 0 90 387" svg:d="M90 194c0-30-4-77-25-121-23-48-57-73-61-73-2 0-4 2-4 4 0 1 0 3 8 9 37 39 59 100 59 181 0 66-14 134-61 182-6 5-6 6-6 7 0 2 2 4 4 4 4 0 39-26 62-76 20-42 24-84 24-117z"><text:p/></draw:path><draw:path draw:style-name="gr1515" draw:text-style-name="P131" svg:width="0.089cm" svg:height="0.386cm" svg:x="6.804cm" svg:y="0.04cm" svg:viewBox="0 0 90 387" svg:d="M90 194c0-30-4-77-26-121-23-48-56-73-61-73-2 0-3 2-3 4 0 1 0 3 8 9 37 39 59 100 59 181 0 66-14 134-61 182-6 5-6 6-6 7 0 2 1 4 3 4 5 0 40-26 62-76 20-42 25-84 25-117z"><text:p/></draw:path><draw:path draw:style-name="gr1515" draw:text-style-name="P131" svg:width="0.1cm" svg:height="0.462cm" svg:x="9.007cm" svg:y="0.001cm" svg:viewBox="0 0 101 463" svg:d="M101 460c0-1-1-2-2-4-18-18-44-50-60-113-9-35-13-75-13-111 0-101 25-173 71-223 4-4 3-4 4-5 0-4-3-4-5-4-6 0-27 23-31 30-40 46-65 115-65 202 0 55 10 132 61 198 3 4 28 33 35 33 2 0 5 0 5-3z"><text:p/></draw:path><draw:path draw:style-name="gr1515" draw:text-style-name="P131" svg:width="0.35cm" svg:height="0.014cm" svg:x="9.125cm" svg:y="0.005cm" svg:viewBox="0 0 351 15" svg:d="M176 15c-58 0-118 0-176 0 0-5 0-10 0-15 117 0 234 0 351 0 0 5 0 10 0 15-58 0-117 0-175 0z"><text:p/></draw:path><draw:path draw:style-name="gr1515" draw:text-style-name="P131" svg:width="0.318cm" svg:height="0.263cm" svg:x="9.136cm" svg:y="0.066cm" svg:viewBox="0 0 319 264" svg:d="M177 104c-11-25-22-50-33-75-1-4-1-4-1-6s7-10 22-11c4-1 8-1 8-8 0-4-5-4-6-4-15 0-32 1-48 1-10 0-34-1-44-1-2 0-7 0-7 8 0 4 5 4 9 4 23 0 25 3 30 12 15 36 29 72 45 108-28 30-54 58-82 88-2 1-3 3-5 4-19 20-36 27-56 28-6 0-9 0-9 8 2 1 0 4 6 4 11 0 24-1 36-1 14 0 28 1 43 1 2 0 6 0 6-8 0-4-3-4-4-4-3 0-16-1-16-12 0-7 6-12 10-18 14-14 27-27 40-42 12-12 23-25 35-37 13 31 25 62 39 92 2 5 2 5 2 6 0 3-8 10-22 11-4 0-8 1-8 8 0 4 5 4 6 4 11 0 37-1 48-1 10 0 34 1 43 1 3 0 8 0 8-8 0-4-5-4-7-4-26 0-27-1-34-17-14-36-41-96-50-120 27-27 68-72 80-83 11-10 26-19 49-20 5-1 9-1 9-8 0-1 0-4-5-4-13 0-25 1-37 1-14 0-28-1-43-1-2 0-7 0-7 8 0 2 2 3 4 4 4 0 16 1 16 12 0 6-4 10-7 13-21 22-42 45-63 67z"><text:p/></draw:path><draw:path draw:style-name="gr1515" draw:text-style-name="P131" svg:width="0.189cm" svg:height="0.272cm" svg:x="9.554cm" svg:y="0.062cm" svg:viewBox="0 0 190 273" svg:d="M133 247c0 9 0 17 0 26 19-1 39-4 57-5 0-4 0-7 0-12-27 0-29-2-29-22 0-78 0-156 0-234-19 1-38 3-56 4 0 5 0 8 0 12 27 0 29 3 29 21 0 28 0 56 0 84-11-13-27-23-48-23-45 0-86 37-86 87 0 49 37 88 81 88 26 0 43-13 52-26zM133 143c0 26 0 53 0 79 0 8 0 8-4 14-11 19-29 28-45 28-18 0-32-10-41-24-10-17-11-39-11-54 0-14 1-38 12-55 8-12 22-25 43-25 14 0 31 6 42 23 4 6 4 7 4 14z"><text:p/></draw:path><draw:path draw:style-name="gr1515" draw:text-style-name="P131" svg:width="0.149cm" svg:height="0.177cm" svg:x="9.766cm" svg:y="0.152cm" svg:viewBox="0 0 150 178" svg:d="M32 76c2-57 35-67 48-67 40 0 44 53 44 67-31 0-61 0-92 0zM32 85c36 0 71 0 108 0 8 0 10 0 10-9 0-38-21-76-70-76-45 0-80 41-80 89 0 52 41 89 85 89 47 0 65-43 65-50 0-4-4-5-6-5-3 0-4 2-4 6-15 39-49 39-53 39-19 0-34-12-43-26-12-18-12-44-12-57z"><text:p/></draw:path><draw:path draw:style-name="gr1515" draw:text-style-name="P131" svg:width="0.192cm" svg:height="0.272cm" svg:x="9.937cm" svg:y="0.055cm" svg:viewBox="0 0 193 273" svg:d="M117 118c17 0 21 5 21 21 0 35 0 69 0 104 0 18-5 18-31 18 0 4 0 7 0 12 13 0 33-1 43-1 8 0 28 1 43 1 0-5 0-8 0-12-26 0-30 0-30-18 0-47 0-95 0-142-17 1-32 2-49 3-6 2-6 2-7 2-2 0-1 0-7 0-15 0-30 0-45 0 0-15 0-29 0-43 0-39 33-54 57-54 11 0 26 3 33 12-16 1-18 12-18 19 0 12 9 17 17 17 9 0 18-6 18-17 0-24-21-40-50-40-36 0-82 20-82 62 0 14 0 29 0 44-10 0-20 0-30 0 0 4 0 7 0 12 10 0 20 0 30 0 0 41 0 83 0 125 0 18-4 18-30 18 0 4 0 7 0 12 13 0 33-1 43-1s29 1 43 1c0-5 0-8 0-12-27 0-30 0-30-18 0-42 0-84 0-125 20 0 41 0 61 0z"><text:p/></draw:path><draw:path draw:style-name="gr1515" draw:text-style-name="P131" svg:width="0.193cm" svg:height="0.169cm" svg:x="10.154cm" svg:y="0.16cm" svg:viewBox="0 0 194 170" svg:d="M30 37c0 34 0 70 0 104 0 17-5 17-30 17 0 5 0 8 0 12 13 0 33-1 43-1s31 1 44 1c0-4 0-7 0-12-27 0-31 0-31-17 0-23 0-48 0-71 0-40 28-62 53-62 24 0 28 21 28 43 0 29 0 60 0 90 0 17-4 17-30 17 0 5 0 8 0 12 14 0 34-1 44-1s29 1 43 1c0-4 0-7 0-12-20 0-30 0-30-12 0-24 0-49 0-73 0-33 0-46-12-59-6-6-18-14-41-14-27 0-46 16-57 40 0-14 0-27 0-40-18 1-36 2-54 3 0 5 0 8 0 12 26 0 30 4 30 22z"><text:p/></draw:path><draw:path draw:style-name="gr1515" draw:text-style-name="P131" svg:width="0.081cm" svg:height="0.257cm" svg:x="10.369cm" svg:y="0.072cm" svg:viewBox="0 0 82 258" svg:d="M56 88c-18 1-36 2-54 3 0 5 0 8 0 12 24 0 29 3 29 22 0 34 0 70 0 104 0 17-5 17-31 17 0 5 0 8 0 12 12 0 33-1 43-1 13 0 26 1 39 1 0-4 0-7 0-12-25 0-26-2-26-16 0-47 0-95 0-142zM57 20c0-12-10-20-20-20-12 0-20 10-20 20 0 11 8 21 20 21 10 0 20-8 20-21z"><text:p/></draw:path><draw:path draw:style-name="gr1515" draw:text-style-name="P131" svg:width="0.12cm" svg:height="0.241cm" svg:x="10.471cm" svg:y="0.092cm" svg:viewBox="0 0 121 242" svg:d="M59 82c19 0 37 0 55 0 0-4 0-7 0-12-18 0-36 0-55 0 0-23 0-47 0-70-3 0-6 0-9 0 0 32-13 73-50 75 0 2 0 5 0 7 11 0 22 0 33 0 0 36 0 72 0 107 0 49 35 53 49 53 28 0 39-28 39-53 0-8 0-14 0-22-3 0-7 0-10 0 0 8 0 14 0 22 0 29-11 43-25 43-27 0-27-35-27-42 0-36 0-71 0-108z"><text:p/></draw:path><draw:path draw:style-name="gr1515" draw:text-style-name="P131" svg:width="0.081cm" svg:height="0.257cm" svg:x="10.627cm" svg:y="0.072cm" svg:viewBox="0 0 82 258" svg:d="M55 88c-18 1-36 2-54 3 0 5 0 8 0 12 25 0 29 3 29 22 0 34 0 70 0 104 0 17-5 17-30 17 0 5 0 8 0 12 12 0 33-1 42-1 13 0 27 1 40 1 0-4 0-7 0-12-25 0-27-2-27-16 0-47 0-95 0-142zM57 20c0-12-10-20-21-20-12 0-21 10-21 20 0 11 9 21 21 21 11 0 21-8 21-21z"><text:p/></draw:path><draw:path draw:style-name="gr1515" draw:text-style-name="P131" svg:width="0.171cm" svg:height="0.177cm" svg:x="10.732cm" svg:y="0.152cm" svg:viewBox="0 0 172 178" svg:d="M172 91c0-49-39-91-86-91-49 0-86 43-86 91 0 50 41 87 86 87 47 0 86-38 86-87zM86 168c-17 0-33-7-44-26-9-17-9-40-9-54 0-15 0-36 9-53 10-17 28-26 44-26s34 9 44 25c10 17 10 40 10 54s0 34-9 52c-9 17-25 28-45 28z"><text:p/></draw:path><draw:path draw:style-name="gr1515" draw:text-style-name="P131" svg:width="0.194cm" svg:height="0.169cm" svg:x="10.926cm" svg:y="0.16cm" svg:viewBox="0 0 195 170" svg:d="M31 37c0 34 0 70 0 104 0 17-5 17-31 17 0 5 0 8 0 12 14 0 34-1 44-1s31 1 44 1c0-4 0-7 0-12-26 0-31 0-31-17 0-23 0-48 0-71 0-40 28-62 53-62 24 0 29 21 29 43 0 29 0 60 0 90 0 17-5 17-31 17 0 5 0 8 0 12 13 0 33-1 44-1 10 0 29 1 43 1 0-4 0-7 0-12-20 0-30 0-30-12 0-24 0-49 0-73 0-33 0-46-12-59-6-6-19-14-41-14-28 0-46 16-57 40 0-14 0-27 0-40-19 1-36 2-55 3 0 5 0 8 0 12 28 0 31 4 31 22z"><text:p/></draw:path><draw:path draw:style-name="gr1515" draw:text-style-name="P131" svg:width="0.1cm" svg:height="0.462cm" svg:x="11.146cm" svg:y="0.001cm" svg:viewBox="0 0 101 463" svg:d="M101 232c0-55-10-132-60-198-5-4-30-34-37-34-2 0-4 1-4 4 0 1 1 3 2 4 19 21 44 51 60 113 8 35 12 75 12 111 0 39-4 78-14 116-14 55-37 85-57 106-3 5-3 5-3 6 0 3 2 3 4 3 6 0 28-23 32-29 40-46 65-116 65-202z"><text:p/></draw:path><draw:path draw:style-name="gr1515" draw:text-style-name="P131" svg:width="0.088cm" svg:height="0.386cm" svg:x="11.868cm" svg:y="0.04cm" svg:viewBox="0 0 89 387" svg:d="M89 383c0-1 0-2-7-9-48-48-60-121-60-180 0-68 14-135 63-183 4-4 4-6 4-7 0-3-1-4-3-4-5 0-39 26-62 76-20 43-24 86-24 118 0 29 3 77 25 121 23 47 56 72 61 72 2 0 3-1 3-4z"><text:p/></draw:path><draw:path draw:style-name="gr1515" draw:text-style-name="P131" svg:width="0.127cm" svg:height="0.256cm" svg:x="12.014cm" svg:y="0.073cm" svg:viewBox="0 0 128 257" svg:d="M79 10c0-9 0-10-9-10-24 24-58 24-70 24 0 5 0 8 0 12 8 0 31 0 51-10 0 67 0 133 0 201 0 14-2 18-37 18-4 0-7 0-12 0 0 5 0 8 0 12 13-1 47-1 63-1 15 0 48 0 63 1 0-4 0-7 0-12-5 0-8 0-13 0-35 0-36-4-36-18 0-73 0-145 0-217z"><text:p/></draw:path><draw:path draw:style-name="gr1515" draw:text-style-name="P131" svg:width="0.089cm" svg:height="0.386cm" svg:x="12.195cm" svg:y="0.04cm" svg:viewBox="0 0 90 387" svg:d="M90 194c0-30-4-77-25-121-24-48-57-73-61-73-2 0-4 2-4 4 0 1 0 3 8 9 37 39 59 100 59 181 0 66-14 134-61 182-6 5-6 6-6 7 0 2 2 4 4 4 4 0 39-26 62-76 20-42 24-84 24-117z"><text:p/></draw:path><draw:path draw:style-name="gr1515" draw:text-style-name="P131" svg:width="0.342cm" svg:height="0.211cm" svg:x="1.953cm" svg:y="0.749cm" svg:viewBox="0 0 343 212" svg:d="M329 152c6 0 14 0 14-8s-8-8-14-8c-82 0-164 0-245 0-17-14-37-24-49-29 13-7 33-17 49-30 81 0 163 0 245 0 6 0 14 0 14-8 0-7-8-7-14-7-76 0-152 0-228 0 19-19 39-53 39-58 0-4-6-4-8-4-3 0-6 0-7 3-8 15-19 35-45 57-26 25-51 35-72 40-7 3-7 3-8 4 0 2 0 2 0 3s0 1 0 2h1c1 1 1 1 9 3 52 16 90 51 112 93 5 7 4 7 10 7 2 0 8 0 8-4 0-5-20-39-39-56 76 0 152 0 228 0z"><text:p/></draw:path><draw:path draw:style-name="gr1515" draw:text-style-name="P131" svg:width="0.342cm" svg:height="0.211cm" svg:x="2.274cm" svg:y="0.749cm" svg:viewBox="0 0 343 212" svg:d="M260 77c16 13 36 23 48 30-13 5-33 15-48 29-82 0-164 0-246 0-6 0-14 0-14 8s8 8 13 8c76 0 153 0 229 0-19 17-38 51-38 56 0 4 5 4 7 4 3 0 6 0 7-3 9-14 20-35 44-57 27-23 53-34 74-40 5-2 6-3 7-3 0-1 0-1 0-2s0-1 0-3l-1-1c-1 0-1-1-9-3-51-15-90-51-112-92-4-8-4-8-10-8-2 0-7 0-7 4 0 5 19 39 38 58-76 0-153 0-229 0-5 0-13 0-13 7 0 8 8 8 14 8 82 0 164 0 246 0z"><text:p/></draw:path><draw:path draw:style-name="gr1515" draw:text-style-name="P131" svg:width="0.191cm" svg:height="0.174cm" svg:x="3.015cm" svg:y="0.78cm" svg:viewBox="0 0 192 175" svg:d="M119 54c2-10 11-45 37-45 2 0 12 0 20 5-11 1-19 11-19 20 0 7 5 14 15 14 8 0 20-7 20-23 0-20-22-25-35-25-23 0-36 21-40 30-10-26-31-30-42-30-41 0-63 51-63 59 0 5 3 4 5 5 3 0 4-1 5-5 13-40 39-50 52-50 7 0 21 3 21 25 0 12-7 39-21 92-7 25-20 41-37 41-2 0-11 0-19-5 10-3 18-10 18-21 0-10-8-13-14-13-12 0-22 9-22 22 0 17 20 25 36 25 27 0 40-27 41-29 4 15 19 29 42 29 39 0 61-50 61-60 0-3-3-3-4-3-3 0-4 1-4 5-14 40-40 50-52 50-16 0-21-13-21-26 0-8 2-17 7-33 4-18 8-37 13-54z"><text:p/></draw:path><draw:path draw:style-name="gr1515" draw:text-style-name="P131" svg:width="0.191cm" svg:height="0.223cm" svg:x="3.365cm" svg:y="0.743cm" svg:viewBox="0 0 192 224" svg:d="M179 120c7 0 13 0 13-8s-6-8-13-8c-55 0-109 0-164 0 5-51 50-89 104-89 20 0 40 0 60 0 7 0 13 0 13-7 0-8-6-8-13-8-20 0-40 0-60 0-66 0-119 49-119 112 0 62 53 112 119 112 20 0 40 0 60 0 7 0 13 0 13-7 0-9-6-9-13-9-20 0-40 0-60 0-54 0-99-36-104-88 55 0 109 0 164 0z"><text:p/></draw:path><draw:path draw:style-name="gr1515" draw:text-style-name="P131" svg:width="0.197cm" svg:height="0.174cm" svg:x="3.709cm" svg:y="0.78cm" svg:viewBox="0 0 198 175" svg:d="M123 150c5 15 19 25 35 25 14 0 22-9 29-21 7-14 11-37 11-39 0-3-3-3-4-3-4 0-5 1-6 7-5 22-12 48-29 48-8 0-12-5-12-19 0-7 5-26 8-39 3-14 8-28 11-42 1-5 4-21 7-26 2-9 5-23 5-26 0-7-5-11-11-11-2 0-12 0-15 14-8 28-24 95-29 116-1 2-16 33-44 33-21 0-24-17-24-32 0-22 11-53 21-79 4-11 6-16 6-24 0-18-12-32-31-32-37 0-51 56-51 59 0 5 3 5 4 5 4 0 5-1 7-7 9-34 24-48 38-48 4 0 10 0 10 13 0 9-4 20-6 25-15 39-23 63-23 82 0 37 27 46 48 46 25 0 40-17 45-25z"><text:p/></draw:path><draw:path draw:style-name="gr1515" draw:text-style-name="P131" svg:width="0.214cm" svg:height="0.239cm" svg:x="4.026cm" svg:y="0.72cm" svg:viewBox="0 0 215 240" svg:d="M117 9c-4-7-6-9-9-9-6 0-7 3-9 9-32 71-64 144-96 215-3 6-3 6-3 8 0 4 3 8 8 8 3 0 5 0 9-8 30-68 60-136 91-205 30 69 60 137 90 205 4 8 8 8 9 8 4 0 8-4 8-8 0-1 0-1-3-5-32-73-63-146-95-218z"><text:p/></draw:path><draw:path draw:style-name="gr1515" draw:text-style-name="P131" svg:width="0.215cm" svg:height="0.102cm" svg:x="4.369cm" svg:y="0.81cm" svg:viewBox="0 0 216 103" svg:d="M216 14c0-13-1-14-14-14-62 0-125 0-188 0-6 0-14 0-14 8 0 7 8 7 14 7 62 0 125 0 186 0 0 26 0 50 0 75 0 7 0 13 8 13s8-6 8-13c0-25 0-50 0-76z"><text:p/></draw:path><draw:path draw:style-name="gr1515" draw:text-style-name="P131" svg:width="0.089cm" svg:height="0.385cm" svg:x="4.644cm" svg:y="0.66cm" svg:viewBox="0 0 90 386" svg:d="M90 383c0-1 0-2-6-9-49-48-61-122-61-180 0-68 14-136 62-184 5-5 5-5 5-6 0-3-2-4-4-4-3 0-39 26-62 76-20 42-24 85-24 118 0 29 4 77 25 119 23 48 58 73 61 73 2 0 4-1 4-3z"><text:p/></draw:path><draw:path draw:style-name="gr1515" draw:text-style-name="P131" svg:width="0.191cm" svg:height="0.174cm" svg:x="4.767cm" svg:y="0.78cm" svg:viewBox="0 0 192 175" svg:d="M118 54c3-10 12-45 38-45 2 0 11 0 20 5-11 1-19 11-19 20 0 7 5 14 15 14 8 0 20-7 20-23 0-20-21-25-35-25-23 0-36 21-40 30-10-26-31-30-42-30-41 0-63 51-63 59 0 5 3 4 5 5 3 0 4-1 5-5 13-40 39-50 52-50 7 0 21 3 21 25 0 12-7 39-21 92-7 25-20 41-37 41-2 0-12 0-19-5 10-3 18-10 18-21 0-10-8-13-14-13-12 0-22 9-22 22 0 17 20 25 36 25 26 0 40-27 41-29 4 15 19 29 42 29 39 0 61-50 61-60 0-3-3-3-4-3-3 0-4 1-4 5-14 40-40 50-52 50-15 0-21-13-21-26 0-8 2-17 6-33 4-18 8-37 13-54z"><text:p/></draw:path><draw:path draw:style-name="gr1515" draw:text-style-name="P131" svg:width="0.191cm" svg:height="0.223cm" svg:x="5.117cm" svg:y="0.743cm" svg:viewBox="0 0 192 224" svg:d="M179 120c7 0 13 0 13-8s-6-8-13-8c-55 0-109 0-164 0 5-51 50-89 104-89 20 0 40 0 60 0 7 0 13 0 13-7 0-8-6-8-13-8-20 0-40 0-60 0-67 0-119 49-119 112 0 62 52 112 119 112 20 0 40 0 60 0 7 0 13 0 13-7 0-9-6-9-13-9-20 0-40 0-60 0-54 0-99-36-104-88 55 0 109 0 164 0z"><text:p/></draw:path><draw:path draw:style-name="gr1515" draw:text-style-name="P131" svg:width="0.264cm" svg:height="0.275cm" svg:x="5.464cm" svg:y="0.676cm" svg:viewBox="0 0 265 276" svg:d="M55 232c-15 26-30 32-47 33-5 0-8 0-8 8 0 2 1 3 4 3 11 0 24-1 35-1 12 0 25 1 38 1 2 0 7 0 7-7 0-4-4-4-6-4-9-1-19-4-19-14 0-5 3-9 6-15 10-16 20-33 30-49 32 0 65 0 96 0 2 9 7 60 7 65 0 12-21 13-29 13-5 0-8 0-8 8 0 3 4 3 5 3 16 0 32-1 49-1 9 0 34 1 42 1 4 0 8 0 8-8 0-3-4-3-9-3-24 0-24-3-25-14-8-81-16-162-24-242 0-8 0-9-7-9-6 0-7 2-10 7-45 74-90 150-135 225zM101 175c25-42 52-85 77-127 5 42 8 85 12 127-29 0-59 0-89 0z"><text:p/></draw:path><draw:path draw:style-name="gr1515" draw:text-style-name="P131" svg:width="0.215cm" svg:height="0.239cm" svg:x="5.847cm" svg:y="0.72cm" svg:viewBox="0 0 216 240" svg:d="M117 9c-4-7-6-9-9-9-5 0-7 3-9 9-32 71-64 144-96 215-2 6-3 6-3 8 0 4 4 8 8 8 3 0 6 0 10-8 29-68 60-136 90-205 31 69 60 137 91 205 3 8 7 8 9 8 4 0 8-4 8-8 0-1 0-1-3-5-31-73-64-146-96-218z"><text:p/></draw:path><draw:path draw:style-name="gr1515" draw:text-style-name="P131" svg:width="0.192cm" svg:height="0.174cm" svg:x="6.18cm" svg:y="0.78cm" svg:viewBox="0 0 193 175" svg:d="M118 54c2-10 11-45 38-45 1 0 11 0 19 5-11 1-19 11-19 20 0 7 5 14 16 14 7 0 21-7 21-23 0-20-24-25-37-25-22 0-36 21-40 30-10-26-31-30-42-30-40 0-62 51-62 59 0 5 3 5 4 5 4 0 5-1 5-5 13-40 38-50 52-50 7 0 20 3 20 25 0 12-6 39-20 92-6 25-20 41-37 41-2 0-11 0-20-5 10-3 19-10 19-21 0-10-9-13-14-13-12 0-21 9-21 22 0 17 19 25 36 25 26 0 40-27 41-29 4 15 18 29 42 29 39 0 61-50 61-60 0-3-3-3-4-3-4 0-4 1-5 5-14 40-40 50-52 50-15 0-21-13-21-26 0-8 2-17 7-33 4-18 8-37 13-54z"><text:p/></draw:path><draw:path draw:style-name="gr1515" draw:text-style-name="P131" svg:width="0.193cm" svg:height="0.223cm" svg:x="6.529cm" svg:y="0.743cm" svg:viewBox="0 0 194 224" svg:d="M179 120c7 0 15 0 15-8s-8-8-15-8c-55 0-109 0-164 0 6-51 50-89 105-89 20 0 39 0 59 0 7 0 15 0 15-7 0-8-8-8-15-8-20 0-40 0-60 0-66 0-119 49-119 112 0 62 53 112 119 112 20 0 40 0 60 0 7 0 15 0 15-7 0-9-8-9-15-9-20 0-39 0-59 0-55 0-99-36-105-88 55 0 109 0 164 0z"><text:p/></draw:path><draw:path draw:style-name="gr1515" draw:text-style-name="P131" svg:width="0.274cm" svg:height="0.262cm" svg:x="6.878cm" svg:y="0.689cm" svg:viewBox="0 0 275 263" svg:d="M45 233c-4 16-4 19-35 19-7 0-10 0-10 8 0 3 3 3 10 3 46 0 91 0 137 0 62 0 107-45 107-83 0-28-22-50-59-55 40-7 80-36 80-72 0-29-25-53-71-53-43 0-87 0-130 0-8 0-11 0-11 8 0 3 3 3 11 3 4 0 7 0 14 1s11 1 11 7c0 1-1 2-2 6-18 70-34 139-52 208zM103 122c8-32 17-64 25-96 3-14 4-15 20-15 17 0 34 0 50 0 34 0 42 23 42 41 0 34-33 70-80 70-19 0-38 0-57 0zM86 252c-6 0-6 0-8-1-4 0-5 0-5-4 0-1 0-2 2-8 9-37 17-72 26-108 24 0 49 0 73 0 37 0 45 28 45 45 0 38-34 76-80 76-18 0-36 0-53 0z"><text:p/></draw:path><draw:path draw:style-name="gr1515" draw:text-style-name="P131" svg:width="0.089cm" svg:height="0.385cm" svg:x="7.196cm" svg:y="0.66cm" svg:viewBox="0 0 90 386" svg:d="M90 194c0-31-4-77-26-121-23-48-56-73-60-73-3 0-4 1-4 4 0 1 0 1 8 9 37 38 59 99 59 181 0 66-14 134-61 182-6 5-6 6-6 7 0 2 1 3 4 3 4 0 39-26 61-75 20-43 25-86 25-117z"><text:p/></draw:path><draw:path draw:style-name="gr1515" draw:text-style-name="P131" svg:width="0.1cm" svg:height="0.462cm" svg:x="9.007cm" svg:y="0.623cm" svg:viewBox="0 0 101 463" svg:d="M101 460c0-2-1-4-2-5-18-18-44-49-60-113-9-34-13-75-13-110 0-102 25-173 71-223 4-4 4-5 4-6 0-3-3-3-5-3-6 0-27 23-31 29-40 47-65 116-65 202 0 55 10 133 61 198 3 4 28 34 35 34 2 0 5 0 5-3z"><text:p/></draw:path><draw:path draw:style-name="gr1515" draw:text-style-name="P131" svg:width="0.215cm" svg:height="0.239cm" svg:x="9.167cm" svg:y="0.72cm" svg:viewBox="0 0 216 240" svg:d="M216 85c0-59-60-85-108-85-51 0-108 27-108 85 0 47 0 94 0 142 0 6 0 13 8 13 7 0 7-7 7-13 0-48 0-94 0-141 0-57 64-71 93-71 17 0 42 5 62 18 30 19 30 43 30 54 0 46 0 93 0 140 0 6 0 13 8 13s8-7 8-13c0-48 0-95 0-142z"><text:p/></draw:path><draw:path draw:style-name="gr1515" draw:text-style-name="P131" svg:width="0.19cm" svg:height="0.271cm" svg:x="9.503cm" svg:y="0.683cm" svg:viewBox="0 0 191 272" svg:d="M134 246c0 9 0 17 0 26 19-1 39-4 57-5 0-3 0-7 0-11-27 0-30-3-30-22 0-78 0-156 0-234-19 1-37 3-55 4 0 4 0 8 0 11 26 0 29 4 29 22 0 28 0 56 0 84-11-14-27-24-48-24-46 0-87 38-87 88 0 49 38 87 82 87 25 0 42-14 52-26zM134 143c0 26 0 53 0 79 0 7 0 8-4 14-12 19-29 28-45 28-18 0-32-11-41-25-10-16-12-38-12-54 0-15 1-38 12-55 9-11 23-24 44-24 13 0 30 5 42 23 4 6 4 7 4 14z"><text:p/></draw:path><draw:path draw:style-name="gr1515" draw:text-style-name="P131" svg:width="0.149cm" svg:height="0.176cm" svg:x="9.715cm" svg:y="0.779cm" svg:viewBox="0 0 150 177" svg:d="M33 76c2-57 35-67 48-67 40 0 43 51 43 67-31 0-60 0-91 0zM33 84c36 0 71 0 108 0 7 0 9 0 9-8 0-39-21-76-69-76-45 0-81 40-81 88 0 52 41 89 86 89 47 0 64-43 64-49 0-5-3-6-5-6-3 0-4 3-5 6-14 40-49 40-52 40-20 0-35-12-44-26-11-19-11-44-11-58z"><text:p/></draw:path><draw:path draw:style-name="gr1515" draw:text-style-name="P131" svg:width="0.193cm" svg:height="0.271cm" svg:x="9.887cm" svg:y="0.68cm" svg:viewBox="0 0 194 272" svg:d="M118 118c17 0 19 5 19 21 0 35 0 69 0 104 0 18-4 18-29 18 0 3 0 7 0 11 13 0 33-1 43-1s28 1 43 1c0-4 0-8 0-11-27 0-30 0-30-18 0-47 0-95 0-142-17 1-33 2-50 3-5 0-4 2-6 2-1 0-1 0-7 0-15 0-31 0-46 0 0-15 0-30 0-44 0-38 33-53 57-53 12 0 25 3 33 12-15 1-17 12-17 17 0 14 9 18 17 18 9 0 18-5 18-18 0-22-21-38-50-38-36 0-82 20-82 62 0 14 0 29 0 44-10 0-21 0-31 0 0 4 0 7 0 12 10 0 21 0 31 0 0 41 0 83 0 125 0 18-5 18-30 18 0 3 0 7 0 11 12 0 33-1 43-1 9 0 29 1 43 1 0-4 0-8 0-11-27 0-31 0-31-18 0-42 0-84 0-125 21 0 41 0 62 0z"><text:p/></draw:path><draw:path draw:style-name="gr1515" draw:text-style-name="P131" svg:width="0.194cm" svg:height="0.169cm" svg:x="10.104cm" svg:y="0.78cm" svg:viewBox="0 0 195 170" svg:d="M31 38c0 35 0 70 0 104 0 17-5 17-31 17 0 4 0 8 0 11 14 0 33-1 44-1 10 0 30 1 43 1 0-3 0-7 0-11-25 0-30 0-30-17 0-24 0-47 0-72 0-39 28-61 52-61s28 21 28 43c0 29 0 60 0 90 0 17-4 17-29 17 0 4 0 8 0 11 13 0 33-1 44-1 10 0 29 1 43 1 0-3 0-7 0-11-20 0-30 0-30-12 0-24 0-49 0-73 0-33 0-45-12-60-6-6-19-14-41-14-28 0-46 16-57 41 0-14 0-28 0-41-19 1-36 3-55 4 0 5 0 8 0 12 28 0 31 3 31 22z"><text:p/></draw:path><draw:path draw:style-name="gr1515" draw:text-style-name="P131" svg:width="0.081cm" svg:height="0.257cm" svg:x="10.319cm" svg:y="0.69cm" svg:viewBox="0 0 82 258" svg:d="M55 88c-18 1-36 3-54 4 0 5 0 8 0 12 25 0 29 3 29 21 0 36 0 70 0 105 0 17-5 17-30 17 0 4 0 8 0 11 12 0 33-1 42-1 14 0 27 1 40 1 0-3 0-7 0-11-25 0-27-2-27-17 0-47 0-95 0-142zM57 21c0-12-10-21-21-21-12 0-19 11-19 21 0 11 7 21 19 21 11 0 21-9 21-21z"><text:p/></draw:path><draw:path draw:style-name="gr1515" draw:text-style-name="P131" svg:width="0.12cm" svg:height="0.241cm" svg:x="10.421cm" svg:y="0.713cm" svg:viewBox="0 0 121 242" svg:d="M59 84c19 0 37 0 55 0 0-5 0-8 0-13-18 0-36 0-55 0 0-24 0-47 0-71-3 0-6 0-10 0 0 32-12 74-49 75 0 3 0 5 0 9 11 0 21 0 32 0 0 35 0 71 0 106 0 48 36 52 50 52 28 0 39-28 39-52 0-7 0-14 0-22-3 0-7 0-10 0 0 7 0 15 0 21 0 29-12 44-26 44-26 0-26-35-26-42 0-36 0-71 0-107z"><text:p/></draw:path><draw:path draw:style-name="gr1515" draw:text-style-name="P131" svg:width="0.081cm" svg:height="0.257cm" svg:x="10.577cm" svg:y="0.69cm" svg:viewBox="0 0 82 258" svg:d="M56 88c-18 1-36 3-54 4 0 5 0 8 0 12 24 0 29 3 29 21 0 36 0 70 0 105 0 17-5 17-31 17 0 4 0 8 0 11 12 0 33-1 43-1 13 0 26 1 39 1 0-3 0-7 0-11-25 0-26-2-26-17 0-47 0-95 0-142zM57 21c0-12-10-21-21-21s-20 11-20 21c0 11 9 21 20 21s21-9 21-21z"><text:p/></draw:path><draw:path draw:style-name="gr1515" draw:text-style-name="P131" svg:width="0.171cm" svg:height="0.176cm" svg:x="10.682cm" svg:y="0.779cm" svg:viewBox="0 0 172 177" svg:d="M172 90c0-49-39-90-86-90-49 0-86 42-86 90 0 51 41 87 86 87 46 0 86-37 86-87zM86 168c-17 0-34-9-44-26s-10-41-10-55 0-35 10-53 28-25 44-25 33 9 43 25c10 17 10 39 10 53s0 35-8 53c-9 16-25 28-45 28z"><text:p/></draw:path><draw:path draw:style-name="gr1515" draw:text-style-name="P131" svg:width="0.194cm" svg:height="0.169cm" svg:x="10.877cm" svg:y="0.78cm" svg:viewBox="0 0 195 170" svg:d="M30 38c0 35 0 70 0 104 0 17-4 17-30 17 0 4 0 8 0 11 13 0 33-1 44-1 10 0 30 1 43 1 0-3 0-7 0-11-25 0-30 0-30-17 0-24 0-47 0-72 0-39 28-61 52-61s29 21 29 43c0 29 0 60 0 90 0 17-5 17-30 17 0 4 0 8 0 11 13 0 33-1 43-1 11 0 31 1 44 1 0-3 0-7 0-11-20 0-30 0-31-12 0-24 0-49 0-73 0-33 0-45-11-60-6-6-19-14-41-14-28 0-47 16-57 41 0-14 0-28 0-41-19 1-36 3-55 4 0 5 0 8 0 12 28 0 30 3 30 22z"><text:p/></draw:path><draw:path draw:style-name="gr1515" draw:text-style-name="P131" svg:width="0.099cm" svg:height="0.462cm" svg:x="11.097cm" svg:y="0.623cm" svg:viewBox="0 0 100 463" svg:d="M100 232c0-55-10-133-60-198-4-4-29-34-36-34-2 0-4 1-4 3s0 4 2 5c19 19 43 51 60 112 8 35 12 76 12 111 0 40-4 79-13 117-16 53-38 84-58 106-3 4-3 5-3 6 0 2 2 3 4 3 6 0 27-23 32-29 39-47 64-116 64-202z"><text:p/></draw:path><draw:path draw:style-name="gr1515" draw:text-style-name="P131" svg:width="0.088cm" svg:height="0.385cm" svg:x="11.868cm" svg:y="0.66cm" svg:viewBox="0 0 89 386" svg:d="M89 383c0-1 0-2-7-9-48-48-60-122-60-180 0-68 14-136 63-184 4-5 4-5 4-6 0-3-1-4-3-4-5 0-39 26-62 76-20 42-24 85-24 118 0 29 3 77 25 119 23 48 56 73 61 73 2 0 3-1 3-3z"><text:p/></draw:path><draw:path draw:style-name="gr1515" draw:text-style-name="P131" svg:width="0.153cm" svg:height="0.255cm" svg:x="11.999cm" svg:y="0.695cm" svg:viewBox="0 0 154 256" svg:d="M30 227c13-14 27-27 40-40 61-53 84-74 84-112 0-44-34-75-81-75-44 0-73 35-73 69 0 22 20 22 21 22 7 0 20-4 20-21 0-10-7-19-21-19-2 0-3 0-5 0 9-26 30-40 52-40 35 0 52 32 52 64 0 31-19 61-41 84-24 28-49 55-74 83-4 4-4 5-4 14 47 0 96 0 143 0 3-22 8-45 11-67-3 0-5 0-9 0-2 12-5 29-9 35-3 3-28 3-37 3-23 0-46 0-69 0z"><text:p/></draw:path><draw:path draw:style-name="gr1515" draw:text-style-name="P131" svg:width="0.089cm" svg:height="0.385cm" svg:x="12.195cm" svg:y="0.66cm" svg:viewBox="0 0 90 386" svg:d="M90 194c0-31-4-77-25-121-24-48-57-73-61-73-2 0-4 1-4 4 0 1 0 1 8 9 37 38 59 99 59 181 0 66-14 134-61 182-6 5-6 6-6 7 0 2 2 3 4 3 4 0 39-26 62-75 20-43 24-86 24-117z"><text:p/></draw:path><draw:path draw:style-name="gr1515" draw:text-style-name="P131" svg:width="0.342cm" svg:height="0.211cm" svg:x="1.953cm" svg:y="1.325cm" svg:viewBox="0 0 343 212" svg:d="M329 152c6 0 14 0 14-8s-8-8-14-8c-82 0-164 0-245 0-17-14-37-24-49-29 13-7 33-17 49-30 81 0 163 0 245 0 6 0 14 0 14-8 0-7-8-7-14-7-76 0-152 0-228 0 19-19 39-53 39-58 0-4-6-4-8-4-3 0-6 0-7 3-8 15-19 35-45 57-26 25-51 35-72 40-7 2-7 3-8 4 0 2 0 2 0 3s0 1 0 2h1c1 1 1 1 9 3 52 16 90 51 112 93 5 7 4 7 10 7 2 0 8 0 8-4 0-5-20-39-39-56 76 0 152 0 228 0z"><text:p/></draw:path><draw:path draw:style-name="gr1515" draw:text-style-name="P131" svg:width="0.342cm" svg:height="0.211cm" svg:x="2.274cm" svg:y="1.325cm" svg:viewBox="0 0 343 212" svg:d="M260 77c16 13 36 23 48 30-13 5-33 15-48 29-82 0-164 0-246 0-6 0-14 0-14 8s8 8 13 8c76 0 153 0 229 0-19 17-38 51-38 56 0 4 5 4 7 4 3 0 6 0 7-3 9-14 20-35 44-57 27-23 53-34 74-40 5-2 6-3 7-3 0-1 0-1 0-2s0-1 0-3l-1-1c-1-1-1-1-9-3-51-15-90-51-112-92-4-8-4-8-10-8-2 0-7 0-7 4 0 5 19 39 38 58-76 0-153 0-229 0-5 0-13 0-13 7 0 8 8 8 14 8 82 0 164 0 246 0z"><text:p/></draw:path><draw:path draw:style-name="gr1515" draw:text-style-name="P131" svg:width="0.191cm" svg:height="0.174cm" svg:x="3.015cm" svg:y="1.361cm" svg:viewBox="0 0 192 175" svg:d="M119 54c2-10 11-45 37-45 2 0 12 0 20 4-11 2-19 12-19 21 0 7 5 14 15 14 8 0 20-7 20-23 0-20-22-25-35-25-23 0-36 21-40 30-10-26-31-30-42-30-41 0-63 51-63 59 0 5 3 4 5 5 3 0 4-1 5-5 13-40 39-50 52-50 7 0 21 3 21 25 0 12-7 39-21 92-7 25-20 41-37 41-2 0-11 0-19-5 10-3 18-10 18-21 0-10-8-13-14-13-12 0-22 9-22 22 0 17 20 25 36 25 27 0 40-27 41-29 4 15 19 29 42 29 39 0 61-50 61-60 0-3-3-3-4-3-3 0-4 1-4 5-14 40-40 50-52 50-16 0-21-13-21-26 0-8 2-17 7-33 4-18 8-37 13-54z"><text:p/></draw:path><draw:path draw:style-name="gr1515" draw:text-style-name="P131" svg:width="0.191cm" svg:height="0.223cm" svg:x="3.365cm" svg:y="1.323cm" svg:viewBox="0 0 192 224" svg:d="M179 120c7 0 13 0 13-8s-6-8-13-8c-55 0-109 0-164 0 5-51 50-89 104-89 20 0 40 0 60 0 7 0 13 0 13-7 0-8-6-8-13-8-20 0-40 0-60 0-66 0-119 49-119 112 0 62 53 112 119 112 20 0 40 0 60 0 7 0 13 0 13-7 0-9-6-9-13-9-20 0-40 0-60 0-54 0-99-36-104-88 55 0 109 0 164 0z"><text:p/></draw:path><draw:path draw:style-name="gr1515" draw:text-style-name="P131" svg:width="0.197cm" svg:height="0.174cm" svg:x="3.709cm" svg:y="1.361cm" svg:viewBox="0 0 198 175" svg:d="M123 150c5 15 19 25 35 25 14 0 22-9 29-21 7-14 11-37 11-39 0-3-3-3-4-3-4 0-5 1-6 7-5 22-12 48-29 48-8 0-12-5-12-19 0-7 5-26 8-39 3-14 8-28 11-42 1-5 4-21 7-26 2-9 5-23 5-26 0-7-5-11-11-11-2 0-12 0-15 14-8 28-24 95-29 116-1 2-16 33-44 33-21 0-24-17-24-32 0-22 11-53 21-79 4-11 6-16 6-24 0-18-12-32-31-32-37 0-51 56-51 59 0 5 3 5 4 5 4 0 5-1 7-8 9-33 24-47 38-47 4 0 10 0 10 13 0 9-4 20-6 25-15 39-23 63-23 82 0 37 27 46 48 46 25 0 40-17 45-25z"><text:p/></draw:path><draw:path draw:style-name="gr1515" draw:text-style-name="P131" svg:width="0.214cm" svg:height="0.239cm" svg:x="4.026cm" svg:y="1.3cm" svg:viewBox="0 0 215 240" svg:d="M117 9c-4-7-6-9-9-9-6 0-7 3-9 9-32 71-64 144-96 215-3 6-3 6-3 8 0 4 3 8 8 8 3 0 5 0 9-8 30-68 60-136 91-205 30 69 60 137 90 205 4 8 8 8 9 8 4 0 8-4 8-8 0-1 0-1-3-5-32-73-63-146-95-218z"><text:p/></draw:path><draw:path draw:style-name="gr1515" draw:text-style-name="P131" svg:width="0.088cm" svg:height="0.385cm" svg:x="4.387cm" svg:y="1.242cm" svg:viewBox="0 0 89 386" svg:d="M89 383c0-1 0-2-6-9-48-48-61-122-61-180 0-68 15-136 63-184 4-5 4-5 4-6 0-3-1-4-3-4-5 0-39 26-62 75-20 43-24 86-24 119 0 29 4 77 25 119 23 48 56 73 61 73 2 0 3-1 3-3z"><text:p/></draw:path><draw:path draw:style-name="gr1515" draw:text-style-name="P131" svg:width="0.191cm" svg:height="0.174cm" svg:x="4.51cm" svg:y="1.361cm" svg:viewBox="0 0 192 175" svg:d="M118 54c2-10 11-45 38-45 2 0 11 0 20 4-11 2-19 12-19 21 0 7 5 14 15 14 8 0 20-7 20-23 0-20-23-25-36-25-22 0-35 21-41 30-8-26-29-30-41-30-40 0-62 51-62 59 0 5 3 5 4 5 4 0 5-1 6-5 13-40 39-50 52-50 6 0 21 3 21 25 0 12-7 39-21 92-7 25-20 41-38 41-2 0-11 0-18-5 10-3 17-10 17-21 0-10-7-13-14-13-11 0-21 9-21 22 0 17 20 25 36 25 26 0 40-27 41-29 4 15 19 29 42 29 39 0 61-50 61-60 0-3-3-3-4-3-3 0-4 1-5 5-13 40-39 50-51 50-16 0-22-13-22-26 0-8 2-17 6-33 5-18 9-37 14-54z"><text:p/></draw:path><draw:path draw:style-name="gr1515" draw:text-style-name="P131" svg:width="0.149cm" svg:height="0.385cm" svg:x="4.892cm" svg:y="1.242cm" svg:viewBox="0 0 150 386" svg:d="M148 14c2-4 2-4 2-6 0-5-4-8-8-8-2 0-6 1-7 3-45 123-89 246-134 369-1 5-1 4-1 6 0 5 3 8 8 8 4 0 5-2 7-9 44-121 89-242 133-363z"><text:p/></draw:path><draw:path draw:style-name="gr1515" draw:text-style-name="P131" svg:width="0.193cm" svg:height="0.223cm" svg:x="4.859cm" svg:y="1.323cm" svg:viewBox="0 0 194 224" svg:d="M180 120c7 0 14 0 14-8s-7-8-14-8c-55 0-108 0-163 0 4-51 48-89 103-89 20 0 41 0 60 0 7 0 14 0 14-7 0-8-7-8-14-8-20 0-40 0-61 0-66 0-119 49-119 112 0 62 53 112 119 112 21 0 41 0 61 0 7 0 14 0 14-7 0-9-7-9-14-9-19 0-40 0-60 0-55 0-99-36-103-88 55 0 108 0 163 0z"><text:p/></draw:path><draw:path draw:style-name="gr1515" draw:text-style-name="P131" svg:width="0.265cm" svg:height="0.275cm" svg:x="5.205cm" svg:y="1.251cm" svg:viewBox="0 0 266 276" svg:d="M56 232c-15 26-31 32-47 33-5 0-9 0-9 8 0 2 2 3 6 3 9 0 22-1 33-1 13 0 26 1 38 1 2 0 8 0 8-7 0-4-4-4-7-4-9-1-17-4-17-14 0-5 2-9 5-15 10-16 20-33 30-49 32 0 65 0 97 0 0 9 5 60 5 65 0 12-20 13-27 13-6 0-9 0-9 8 0 3 4 3 5 3 16 0 32-1 48-1 9 0 34 1 44 1 2 0 7 0 7-8 0-3-4-3-10-3-23 0-23-3-24-14-8-81-16-162-24-242-1-8-1-9-8-9-5 0-7 2-10 7-45 74-89 150-134 225zM102 175c26-43 51-85 76-128 5 43 9 85 13 128-29 0-59 0-89 0z"><text:p/></draw:path><draw:path draw:style-name="gr1515" draw:text-style-name="P131" svg:width="0.215cm" svg:height="0.239cm" svg:x="5.589cm" svg:y="1.3cm" svg:viewBox="0 0 216 240" svg:d="M212 15c3-4 4-5 4-7 0-4-5-8-9-8-3 0-6 3-9 9-30 68-60 136-90 204-31-68-61-136-91-204-4-8-6-9-9-9-5 0-8 4-8 8 0 1 0 2 2 6 32 73 65 145 97 218 3 7 6 8 9 8 4 0 5-2 9-8 32-73 63-144 95-217z"><text:p/></draw:path><draw:path draw:style-name="gr1515" draw:text-style-name="P131" svg:width="0.191cm" svg:height="0.174cm" svg:x="5.922cm" svg:y="1.361cm" svg:viewBox="0 0 192 175" svg:d="M119 54c2-10 11-45 37-45 2 0 12 0 20 4-11 2-19 12-19 21 0 7 5 14 15 14 8 0 20-7 20-23 0-20-22-25-35-25-23 0-36 21-40 30-10-26-31-30-42-30-41 0-63 51-63 59 0 5 3 4 4 5 4 0 5-1 6-5 13-40 38-50 52-50 7 0 21 3 21 25 0 12-7 39-21 92-7 25-20 41-37 41-2 0-11 0-19-5 9-3 18-10 18-21 0-10-9-13-14-13-12 0-22 9-22 22 0 17 20 25 36 25 27 0 40-27 41-29 4 15 19 29 42 29 39 0 61-50 61-60 0-3-3-3-4-3-3 0-4 1-4 5-14 40-40 50-52 50-16 0-21-13-21-26 0-8 2-17 7-33 4-18 8-37 13-54z"><text:p/></draw:path><draw:path draw:style-name="gr1515" draw:text-style-name="P131" svg:width="0.15cm" svg:height="0.385cm" svg:x="6.303cm" svg:y="1.242cm" svg:viewBox="0 0 151 386" svg:d="M148 14c3-4 2-4 3-6 0-5-4-8-8-8-3 0-5 1-7 3-45 123-89 246-134 369-2 5-1 4-2 6 0 5 3 8 8 8s6-2 8-9c44-121 88-242 132-363z"><text:p/></draw:path><draw:path draw:style-name="gr1515" draw:text-style-name="P131" svg:width="0.191cm" svg:height="0.223cm" svg:x="6.271cm" svg:y="1.323cm" svg:viewBox="0 0 192 224" svg:d="M179 120c7 0 13 0 13-8s-6-8-13-8c-55 0-109 0-164 0 5-51 50-89 104-89 20 0 40 0 60 0 7 0 13 0 13-7 0-8-6-8-13-8-20 0-40 0-60 0-66 0-119 49-119 112 0 62 53 112 119 112 20 0 40 0 60 0 7 0 13 0 13-7 0-9-6-9-13-9-20 0-40 0-60 0-54 0-99-36-104-88 55 0 109 0 164 0z"><text:p/></draw:path><draw:path draw:style-name="gr1515" draw:text-style-name="P131" svg:width="0.275cm" svg:height="0.262cm" svg:x="6.62cm" svg:y="1.265cm" svg:viewBox="0 0 276 263" svg:d="M46 233c-4 16-4 19-35 19-7 0-11 0-11 8 0 3 3 3 11 3 46 0 91 0 138 0 61 0 106-45 106-83 0-28-22-50-59-55 39-7 80-36 80-72 0-29-25-53-71-53-43 0-87 0-130 0-8 0-11 0-11 8 0 3 3 3 10 3 1 0 9 0 15 1 7 1 10 1 10 7 0 1 0 2-1 6-18 70-34 139-52 208zM105 122c7-32 16-64 24-96 3-14 3-15 21-15 16 0 33 0 49 0 34 0 42 23 42 41 0 34-33 70-80 70-19 0-38 0-56 0zM87 252c-6 0-7 0-9-1-3 0-4 0-4-4 0-1 0-2 1-8 9-37 19-72 27-108 25 0 49 0 73 0 37 0 45 28 45 45 0 38-35 76-80 76-18 0-35 0-53 0z"><text:p/></draw:path><draw:path draw:style-name="gr1515" draw:text-style-name="P131" svg:width="0.088cm" svg:height="0.385cm" svg:x="6.939cm" svg:y="1.242cm" svg:viewBox="0 0 89 386" svg:d="M89 194c0-31-4-77-25-121-23-48-56-73-61-73-2 0-3 1-3 4 0 1 0 1 7 9 38 38 60 99 60 181 0 66-14 134-63 182-4 5-4 6-4 7 0 2 1 3 3 3 5 0 39-26 62-75 20-43 24-86 24-117z"><text:p/></draw:path><draw:path draw:style-name="gr1515" draw:text-style-name="P131" svg:width="0.089cm" svg:height="0.385cm" svg:x="8.986cm" svg:y="1.242cm" svg:viewBox="0 0 90 386" svg:d="M90 383c0-1 0-2-6-9-49-48-61-122-61-180 0-68 14-136 62-184 5-5 5-5 5-6 0-3-2-4-4-4-3 0-39 26-62 75-20 43-24 86-24 119 0 29 4 77 25 119 23 48 58 73 61 73 2 0 4-1 4-3z"><text:p/></draw:path><draw:path draw:style-name="gr1515" draw:text-style-name="P131" svg:width="0.26cm" svg:height="0.262cm" svg:x="9.111cm" svg:y="1.265cm" svg:viewBox="0 0 261 263" svg:d="M0 0c0 3 0 8 0 11 3 0 7 0 10 0 30 0 31 4 31 19 0 68 0 135 0 203 0 14-1 19-31 19-3 0-7 0-10 0 0 3 0 8 0 11 47 0 95 0 142 0 65 0 119-57 119-130s-53-133-119-133c-47 0-95 0-142 0zM92 252c-18 0-18-3-18-16 0-70 0-139 0-210 0-12 0-15 18-15 14 0 26 0 39 0 24 0 51 9 70 36 17 23 20 56 20 86 0 43-7 67-21 86-8 10-29 33-69 33-13 0-25 0-39 0z"><text:p/></draw:path><draw:path draw:style-name="gr1515" draw:text-style-name="P131" svg:width="0.149cm" svg:height="0.176cm" svg:x="9.404cm" svg:y="1.355cm" svg:viewBox="0 0 150 177" svg:d="M33 76c2-57 34-67 47-67 41 0 44 51 44 67-30 0-60 0-91 0zM33 84c36 0 71 0 108 0 7 0 9 0 9-8 0-39-21-76-70-76-44 0-80 40-80 88 0 52 41 89 86 89 47 0 64-43 64-49 0-5-3-6-5-6-3 0-4 3-5 6-13 40-49 40-52 40-20 0-35-12-44-26-11-19-11-44-11-58z"><text:p/></draw:path><draw:path draw:style-name="gr1515" draw:text-style-name="P131" svg:width="0.325cm" svg:height="0.262cm" svg:x="9.709cm" svg:y="1.265cm" svg:viewBox="0 0 326 263" svg:d="M79 8c-4-8-5-8-14-8-22 0-43 0-65 0 0 3 0 8 0 11 3 0 6 0 9 0 30 0 31 4 31 19 0 65 0 128 0 193 0 10 0 29-40 29 0 3 0 8 0 11 13 0 32-1 45-1s32 1 45 1c0-3 0-8 0-11-39 0-39-19-39-29 0-69 0-139 0-209 30 81 62 161 93 241 2 5 3 8 8 8 4 0 5-2 6-7 32-81 64-164 96-245 0 74 0 148 0 222 0 14-1 19-31 19-3 0-5 0-8 0 0 3 0 8 0 11 14-1 39-1 54-1s42 0 57 1c0-3 0-8 0-11-4 0-7 0-10 0-30 0-30-5-30-19 0-68 0-135 0-203 0-15 0-19 30-19 3 0 6 0 10 0 0-3 0-8 0-11-22 0-44 0-66 0-10 0-10 0-13 7-28 72-56 145-84 217-28-72-56-144-84-216z"><text:p/></draw:path><draw:path draw:style-name="gr1515" draw:text-style-name="P131" svg:width="0.169cm" svg:height="0.176cm" svg:x="10.06cm" svg:y="1.355cm" svg:viewBox="0 0 170 177" svg:d="M170 90c0-49-38-90-84-90-49 0-86 42-86 90 0 51 40 87 85 87 47 0 85-37 85-87zM86 168c-17 0-34-9-44-26s-10-41-10-55 0-35 9-53c11-18 28-25 44-25 17 0 34 9 44 25 10 17 10 39 10 53s0 35-8 53c-9 16-26 28-45 28z"><text:p/></draw:path><draw:path draw:style-name="gr1515" draw:text-style-name="P131" svg:width="0.129cm" svg:height="0.169cm" svg:x="10.253cm" svg:y="1.361cm" svg:viewBox="0 0 130 170" svg:d="M53 43c0-14 0-29 0-43-18 1-35 3-53 4 0 5 0 8 0 12 26 0 30 3 30 22 0 35 0 70 0 104 0 17-5 17-30 17 0 4 0 8 0 11 14 0 33-1 44-1 15 0 33 0 48 1 0-3 0-7 0-11-2 0-5 0-7 0-29 0-30-4-30-18 0-20 0-40 0-60 0-38 16-72 46-72 2 0 2 0 3 0-1 1-8 5-8 15 0 11 8 17 16 17s18-5 18-17c0-13-12-24-29-24-28 0-43 26-48 43z"><text:p/></draw:path><draw:path draw:style-name="gr1515" draw:text-style-name="P131" svg:width="0.176cm" svg:height="0.254cm" svg:x="10.404cm" svg:y="1.355cm" svg:viewBox="0 0 177 255" svg:d="M75 109c-33 0-33-39-33-47 0-11 0-24 5-33 4-5 12-16 28-16 34 0 34 39 34 47 0 11 0 24-7 33-3 5-12 16-27 16zM31 124c0-2 0-11 6-18 15 11 31 12 38 12 36 0 63-27 63-56 0-15-6-29-16-38 13-13 28-15 34-15 1 0 4 0 5 0-5 2-7 6-7 11 0 6 6 11 12 11 3 0 11-2 11-11 0-7-4-20-20-20-7 0-25 2-40 19-17-14-33-15-42-15-35 0-63 27-63 56 0 18 9 32 19 41-6 6-12 19-12 32 0 12 5 26 16 34-23 7-35 23-35 39 0 28 39 49 86 49 45 0 86-20 86-49 0-15-6-34-26-45-21-10-43-10-66-10-10 0-26 0-29-1-12-2-20-14-20-26zM86 246c-39 0-66-19-66-40 0-18 15-32 32-33 7 0 15 0 23 0 33 0 77 0 77 33 0 21-28 40-66 40z"><text:p/></draw:path><draw:path draw:style-name="gr1515" draw:text-style-name="P131" svg:width="0.173cm" svg:height="0.176cm" svg:x="10.603cm" svg:y="1.355cm" svg:viewBox="0 0 174 177" svg:d="M112 144c1 15 12 32 30 32 9 0 32-6 32-37 0-7 0-15 0-21-4 0-7 0-10 0 0 6 0 14 0 21 0 23-9 25-13 25-14 0-15-18-15-20 0-25 0-52 0-77 0-16 0-32-14-46-15-14-34-21-53-21-32 0-58 19-58 44 0 11 8 18 18 18 11 0 17-8 17-18 0-4-1-18-20-18 11-13 30-17 42-17 20 0 42 15 42 49 0 5 0 10 0 15-20 1-47 2-71 13-29 13-39 34-39 50 0 32 37 41 62 41s42-15 50-33zM110 80c0 13 0 26 0 39 0 37-29 50-46 50-19 0-34-14-34-33 0-22 16-54 80-56z"><text:p/></draw:path><draw:path draw:style-name="gr1515" draw:text-style-name="P131" svg:width="0.194cm" svg:height="0.169cm" svg:x="10.792cm" svg:y="1.361cm" svg:viewBox="0 0 195 170" svg:d="M30 38c0 35 0 70 0 104 0 17-4 17-30 17 0 4 0 8 0 11 13 0 33-1 44-1 10 0 30 1 43 1 0-3 0-7 0-11-26 0-30 0-30-17 0-24 0-47 0-72 0-39 28-61 52-61s29 21 29 43c0 29 0 60 0 90 0 17-5 17-30 17 0 4 0 8 0 11 13 0 33-1 43-1 11 0 31 1 44 1 0-3 0-7 0-11-21 0-30 0-31-12 0-24 0-49 0-73 0-33 0-45-12-60-5-6-18-14-40-14-28 0-47 16-57 41 0-14 0-28 0-41-19 1-36 3-55 4 0 5 0 8 0 12 28 0 30 3 30 22z"><text:p/></draw:path><draw:path draw:style-name="gr1515" draw:text-style-name="P131" svg:width="0.089cm" svg:height="0.385cm" svg:x="11.017cm" svg:y="1.242cm" svg:viewBox="0 0 90 386" svg:d="M90 194c0-31-4-77-26-121-23-48-56-73-61-73-2 0-3 1-3 4 0 1 0 1 8 9 37 38 59 99 59 181 0 66-14 134-61 182-6 5-6 6-6 7 0 2 1 3 3 3 5 0 40-26 62-75 20-43 25-86 25-117z"><text:p/></draw:path><draw:path draw:style-name="gr1515" draw:text-style-name="P131" svg:width="0.088cm" svg:height="0.385cm" svg:x="11.868cm" svg:y="1.242cm" svg:viewBox="0 0 89 386" svg:d="M89 383c0-1 0-2-7-9-48-48-60-122-60-180 0-68 14-136 63-184 4-5 4-5 4-6 0-3-1-4-3-4-5 0-39 26-62 75-20 43-24 86-24 119 0 29 3 77 25 119 23 48 56 73 61 73 2 0 3-1 3-3z"><text:p/></draw:path><draw:path draw:style-name="gr1515" draw:text-style-name="P131" svg:width="0.16cm" svg:height="0.264cm" svg:x="11.996cm" svg:y="1.275cm" svg:viewBox="0 0 161 265" svg:d="M96 121c32-11 55-37 55-68 0-32-34-53-72-53-39 0-68 23-68 52 0 13 8 21 20 21s20-9 20-20c0-20-19-20-25-20 12-19 38-24 52-24 15 0 36 9 36 44 0 4 0 26-11 44s-24 20-34 20c-3 0-12 1-15 1-2 0-6 1-6 4 0 4 4 4 10 4s11 0 17 0c32 0 46 27 46 64 0 53-26 64-44 64-17 0-45-7-59-29 14 2 26-6 26-22 0-13-11-20-22-20-9 0-22 5-22 22 0 35 36 60 78 60 47 0 83-35 83-75 0-31-25-61-65-69z"><text:p/></draw:path><draw:path draw:style-name="gr1515" draw:text-style-name="P131" svg:width="0.089cm" svg:height="0.385cm" svg:x="12.195cm" svg:y="1.242cm" svg:viewBox="0 0 90 386" svg:d="M90 194c0-31-4-77-25-121-24-48-57-73-61-73-2 0-4 1-4 4 0 1 0 1 8 9 37 38 59 99 59 181 0 66-14 134-61 182-6 5-6 6-6 7 0 2 2 3 4 3 4 0 39-26 62-75 20-43 24-86 24-117z"><text:p/></draw:path><draw:path draw:style-name="gr1515" draw:text-style-name="P131" svg:width="0.342cm" svg:height="0.211cm" svg:x="1.953cm" svg:y="1.908cm" svg:viewBox="0 0 343 212" svg:d="M329 152c6 0 14 0 14-8s-8-8-14-8c-82 0-164 0-245 0-17-14-37-24-49-29 13-7 33-17 49-30 81 0 163 0 245 0 6 0 14 0 14-8 0-7-8-7-14-7-76 0-152 0-228 0 19-19 39-53 39-58 0-4-6-4-8-4-3 0-6 0-7 3-8 15-19 35-45 57-26 25-51 35-72 40-7 2-7 3-8 4 0 2 0 2 0 3s0 1 0 2h1c1 1 1 1 9 3 52 16 90 51 112 93 5 7 4 7 10 7 2 0 8 0 8-4 0-5-20-39-39-56 76 0 152 0 228 0z"><text:p/></draw:path><draw:path draw:style-name="gr1515" draw:text-style-name="P131" svg:width="0.342cm" svg:height="0.211cm" svg:x="2.274cm" svg:y="1.908cm" svg:viewBox="0 0 343 212" svg:d="M260 77c16 13 36 23 48 30-13 5-33 15-48 29-82 0-164 0-246 0-6 0-14 0-14 8s8 8 13 8c76 0 153 0 229 0-19 17-38 51-38 56 0 4 5 4 7 4 3 0 6 0 7-3 9-14 20-35 44-57 27-23 53-34 74-40 5-2 6-3 7-3 0-1 0-1 0-2s0-1 0-3l-1-1c-1-1-1-1-9-3-51-15-90-51-112-92-4-8-4-8-10-8-2 0-7 0-7 4 0 5 19 39 38 58-76 0-153 0-229 0-5 0-13 0-13 7 0 8 8 8 14 8 82 0 164 0 246 0z"><text:p/></draw:path><draw:path draw:style-name="gr1515" draw:text-style-name="P131" svg:width="0.089cm" svg:height="0.385cm" svg:x="2.892cm" svg:y="1.819cm" svg:viewBox="0 0 90 386" svg:d="M90 383c0-1 0-2-6-9-49-48-61-122-61-180 0-68 14-136 62-184 5-5 5-5 5-7s-2-3-4-3c-3 0-39 26-62 75-20 43-24 86-24 119 0 29 4 77 25 119 25 48 58 73 61 73 2 0 4-1 4-3z"><text:p/></draw:path><draw:path draw:style-name="gr1515" draw:text-style-name="P131" svg:width="0.191cm" svg:height="0.174cm" svg:x="3.015cm" svg:y="1.939cm" svg:viewBox="0 0 192 175" svg:d="M119 54c2-10 11-45 37-45 2 0 12 0 20 4-11 2-19 12-19 21 0 7 5 14 15 14 8 0 20-7 20-23 0-20-22-25-35-25-23 0-36 21-40 30-10-26-31-30-42-30-41 0-63 51-63 59 0 5 3 4 5 5 3 0 4-1 5-5 13-40 39-50 52-50 7 0 21 3 21 25 0 12-7 39-21 92-7 25-20 41-37 41-2 0-11 0-19-5 10-3 18-10 18-21 0-10-8-13-14-13-12 0-22 9-22 22 0 17 20 25 36 25 27 0 40-27 41-29 4 15 19 29 42 29 39 0 61-50 61-60 0-3-3-3-4-3-3 0-4 1-4 5-14 40-40 50-52 50-16 0-21-13-21-26 0-8 2-17 7-33 4-18 8-37 13-54z"><text:p/></draw:path><draw:path draw:style-name="gr1515" draw:text-style-name="P131" svg:width="0.191cm" svg:height="0.223cm" svg:x="3.365cm" svg:y="1.9cm" svg:viewBox="0 0 192 224" svg:d="M179 120c7 0 13 0 13-8s-6-8-13-8c-55 0-109 0-164 0 5-51 50-89 104-89 20 0 40 0 60 0 7 0 13 0 13-7 0-8-6-8-13-8-20 0-40 0-60 0-66 0-119 49-119 112 0 62 53 112 119 112 20 0 40 0 60 0 7 0 13 0 13-7 0-9-6-9-13-9-20 0-40 0-60 0-54 0-99-36-104-88 55 0 109 0 164 0z"><text:p/></draw:path><draw:path draw:style-name="gr1515" draw:text-style-name="P131" svg:width="0.197cm" svg:height="0.174cm" svg:x="3.709cm" svg:y="1.939cm" svg:viewBox="0 0 198 175" svg:d="M123 150c5 15 19 25 35 25 14 0 22-9 29-21 7-14 11-37 11-39 0-3-3-3-4-3-4 0-5 1-6 7-5 22-12 48-29 48-8 0-12-5-12-19 0-7 5-26 8-39 3-14 8-28 11-42 1-5 4-21 7-26 2-9 5-23 5-26 0-7-5-11-11-11-2 0-12 0-15 14-8 28-24 95-29 116-1 2-16 33-44 33-21 0-24-17-24-32 0-22 11-53 21-79 4-11 6-16 6-24 0-18-12-32-31-32-37 0-51 56-51 59 0 5 3 5 4 5 4 0 5-1 7-8 9-33 24-47 38-47 4 0 10 0 10 13 0 9-4 20-6 25-15 39-23 63-23 82 0 37 27 46 48 46 25 0 40-17 45-25z"><text:p/></draw:path><draw:path draw:style-name="gr1515" draw:text-style-name="P131" svg:width="0.214cm" svg:height="0.239cm" svg:x="4.026cm" svg:y="1.879cm" svg:viewBox="0 0 215 240" svg:d="M117 9c-4-7-6-9-9-9-6 0-7 3-9 9-32 71-64 144-96 215-3 6-3 6-3 8 0 4 3 8 8 8 3 0 5 0 9-8 30-68 60-136 91-205 30 69 60 137 90 205 4 8 8 8 9 8 4 0 8-4 8-8 0-1 0-1-3-5-32-73-63-146-95-218z"><text:p/></draw:path><draw:path draw:style-name="gr1515" draw:text-style-name="P131" svg:width="0.191cm" svg:height="0.174cm" svg:x="4.359cm" svg:y="1.939cm" svg:viewBox="0 0 192 175" svg:d="M119 54c2-10 11-45 37-45 2 0 11 0 20 4-11 2-19 12-19 21 0 7 5 14 15 14 8 0 20-7 20-23 0-20-22-25-35-25-23 0-36 21-40 30-10-26-31-30-42-30-41 0-63 51-63 59 0 5 3 4 5 5 3 0 4-1 5-5 13-40 38-50 52-50 7 0 21 3 21 25 0 12-7 39-21 92-7 25-20 41-37 41-2 0-11 0-19-5 9-3 18-10 18-21 0-10-9-13-14-13-12 0-22 9-22 22 0 17 20 25 36 25 27 0 40-27 41-29 4 15 19 29 42 29 39 0 61-50 61-60 0-3-3-3-4-3-3 0-4 1-4 5-14 40-40 50-52 50-16 0-21-13-21-26 0-8 2-17 7-33 4-18 8-37 13-54z"><text:p/></draw:path><draw:path draw:style-name="gr1515" draw:text-style-name="P131" svg:width="0.15cm" svg:height="0.385cm" svg:x="4.741cm" svg:y="1.819cm" svg:viewBox="0 0 151 386" svg:d="M149 14c2-4 1-4 2-6 0-5-5-8-8-8s-6 1-7 3c-45 123-89 246-134 369-2 5-1 4-2 6 0 5 3 8 8 8s6-2 9-9c44-121 88-242 132-363z"><text:p/></draw:path><draw:path draw:style-name="gr1515" draw:text-style-name="P131" svg:width="0.191cm" svg:height="0.223cm" svg:x="4.709cm" svg:y="1.9cm" svg:viewBox="0 0 192 224" svg:d="M179 120c7 0 13 0 13-8s-6-8-13-8c-55 0-109 0-164 0 5-51 50-89 104-89 20 0 40 0 60 0 7 0 13 0 13-7 0-8-6-8-13-8-20 0-40 0-60 0-66 0-119 49-119 112 0 62 53 112 119 112 20 0 40 0 60 0 7 0 13 0 13-7 0-9-6-9-13-9-20 0-40 0-60 0-54 0-99-36-104-88 55 0 109 0 164 0z"><text:p/></draw:path><draw:path draw:style-name="gr1515" draw:text-style-name="P131" svg:width="0.264cm" svg:height="0.275cm" svg:x="5.056cm" svg:y="1.833cm" svg:viewBox="0 0 265 276" svg:d="M55 232c-15 26-30 32-47 33-5 0-8 0-8 8 0 2 2 3 4 3 11 0 23-1 34-1 13 0 26 1 39 1 2 0 7 0 7-7 0-4-4-4-6-4-9-1-19-4-19-14 0-5 3-9 6-15 10-16 20-33 30-49 31 0 64 0 96 0 1 9 7 60 7 65 0 12-21 13-29 13-5 0-8 0-8 8 0 3 4 3 5 3 15 0 32-1 48-1 10 0 35 1 44 1 3 0 7 0 7-8 0-3-4-3-9-3-24 0-24-3-25-14-8-81-17-162-24-242 0-8 0-9-7-9-6 0-8 2-10 7-45 74-90 150-135 225zM102 175c26-43 51-85 76-128 5 43 8 85 12 128-29 0-58 0-88 0z"><text:p/></draw:path><draw:path draw:style-name="gr1515" draw:text-style-name="P131" svg:width="0.089cm" svg:height="0.385cm" svg:x="5.354cm" svg:y="1.819cm" svg:viewBox="0 0 90 386" svg:d="M90 194c0-31-4-77-26-121-23-48-56-73-60-73-3 0-4 1-4 3s0 2 8 10c37 38 59 99 59 181 0 66-14 134-61 182-6 5-6 6-6 7 0 2 1 3 4 3 4 0 39-26 61-75 20-43 25-86 25-117z"><text:p/></draw:path><draw:path draw:style-name="gr1515" draw:text-style-name="P131" svg:width="0.215cm" svg:height="0.239cm" svg:x="5.589cm" svg:y="1.879cm" svg:viewBox="0 0 216 240" svg:d="M212 15c3-4 4-5 4-7 0-4-5-8-9-8-3 0-6 3-9 9-30 68-60 136-90 204-31-68-61-136-91-204-4-8-6-9-9-9-5 0-8 4-8 8 0 1 0 2 2 6 32 73 65 145 97 218 3 7 6 8 9 8 4 0 5-2 9-8 32-73 63-144 95-217z"><text:p/></draw:path><draw:path draw:style-name="gr1515" draw:text-style-name="P131" svg:width="0.088cm" svg:height="0.385cm" svg:x="5.95cm" svg:y="1.819cm" svg:viewBox="0 0 89 386" svg:d="M89 383c0-1 0-2-5-9-49-48-62-122-62-180 0-68 15-136 63-184 4-5 4-5 4-7s-1-3-3-3c-5 0-39 26-62 75-20 43-24 86-24 119 0 29 4 77 25 119 23 48 56 73 61 73 2 0 3-1 3-3z"><text:p/></draw:path><draw:path draw:style-name="gr1515" draw:text-style-name="P131" svg:width="0.192cm" svg:height="0.174cm" svg:x="6.073cm" svg:y="1.939cm" svg:viewBox="0 0 193 175" svg:d="M118 54c2-10 11-45 38-45 2 0 11 0 20 4-11 2-19 12-19 21 0 7 5 14 15 14 8 0 21-7 21-23 0-20-24-25-37-25-22 0-35 21-40 30-9-26-30-30-42-30-40 0-62 51-62 59 0 5 3 5 5 5 3 0 4-1 5-5 13-40 39-50 52-50 6 0 21 3 21 25 0 12-7 39-21 92-7 25-20 41-38 41-2 0-11 0-18-5 10-3 17-10 17-21 0-10-7-13-14-13-11 0-21 9-21 22 0 17 20 25 36 25 26 0 40-27 41-29 4 15 19 29 42 29 39 0 61-50 61-60 0-3-3-3-4-3-3 0-4 1-5 5-13 40-39 50-51 50-15 0-22-13-22-26 0-8 2-17 7-33 4-18 8-37 13-54z"><text:p/></draw:path><draw:path draw:style-name="gr1515" draw:text-style-name="P131" svg:width="0.193cm" svg:height="0.223cm" svg:x="6.421cm" svg:y="1.9cm" svg:viewBox="0 0 194 224" svg:d="M180 120c7 0 14 0 14-8s-7-8-14-8c-55 0-108 0-163 0 4-51 48-89 103-89 20 0 41 0 60 0 7 0 14 0 14-7 0-8-7-8-14-8-21 0-40 0-61 0-66 0-119 49-119 112 0 62 53 112 119 112 21 0 40 0 61 0 7 0 14 0 14-7 0-9-7-9-14-9-19 0-40 0-60 0-55 0-99-36-103-88 55 0 108 0 163 0z"><text:p/></draw:path><draw:path draw:style-name="gr1515" draw:text-style-name="P131" svg:width="0.198cm" svg:height="0.174cm" svg:x="6.765cm" svg:y="1.939cm" svg:viewBox="0 0 199 175" svg:d="M124 150c5 15 18 25 34 25 15 0 23-9 29-21 7-14 12-37 12-39 0-3-3-3-4-3-5 0-5 1-6 7-5 22-13 48-30 48-7 0-11-5-11-19 0-7 5-26 8-39 3-14 7-28 10-42 2-5 6-21 7-26 2-9 6-23 6-26 0-7-5-11-11-11-2 0-12 0-15 14-8 28-24 95-30 116 0 2-15 33-44 33-20 0-23-17-23-32 0-22 10-53 21-79 4-11 7-16 7-24 0-18-14-32-32-32-38 0-52 56-52 59 0 5 4 5 6 5 3 0 3-1 5-8 10-33 24-47 40-47 3 0 8 0 8 13 0 9-3 20-5 25-16 39-23 63-23 82 0 37 26 46 47 46 27 0 40-17 46-25z"><text:p/></draw:path><draw:path draw:style-name="gr1515" draw:text-style-name="P131" svg:width="0.214cm" svg:height="0.239cm" svg:x="7.083cm" svg:y="1.879cm" svg:viewBox="0 0 215 240" svg:d="M117 9c-4-7-6-9-10-9-5 0-6 3-8 9-32 71-65 144-97 215-2 6-2 6-2 8 0 4 3 8 8 8 2 0 5 0 9-8 29-68 60-136 90-205 30 69 60 137 91 205 3 8 8 8 9 8 4 0 8-4 8-8 0-1 0-1-3-5-32-73-63-146-95-218z"><text:p/></draw:path><draw:path draw:style-name="gr1515" draw:text-style-name="P131" svg:width="0.191cm" svg:height="0.174cm" svg:x="7.416cm" svg:y="1.939cm" svg:viewBox="0 0 192 175" svg:d="M118 54c2-10 11-45 38-45 2 0 11 0 20 4-11 2-19 12-19 21 0 7 5 14 15 14 8 0 20-7 20-23 0-20-23-25-36-25-22 0-35 21-41 30-8-26-29-30-41-30-40 0-62 51-62 59 0 5 3 5 5 5 3 0 4-1 5-5 13-40 38-50 52-50 6 0 21 3 21 25 0 12-7 39-21 92-7 25-20 41-38 41-2 0-11 0-18-5 9-3 17-10 17-21 0-10-8-13-14-13-11 0-21 9-21 22 0 17 20 25 36 25 26 0 40-27 41-29 4 15 19 29 42 29 39 0 61-50 61-60 0-3-3-3-4-3-3 0-4 1-6 5-12 40-38 50-50 50-16 0-22-13-22-26 0-8 2-17 7-33 4-18 8-37 13-54z"><text:p/></draw:path><draw:path draw:style-name="gr1515" draw:text-style-name="P131" svg:width="0.149cm" svg:height="0.385cm" svg:x="7.798cm" svg:y="1.819cm" svg:viewBox="0 0 150 386" svg:d="M148 14c2-4 2-4 2-6 0-5-4-8-8-8-2 0-6 1-7 3-45 123-89 246-134 369-1 5-1 4-1 6 0 5 3 8 8 8 4 0 5-2 7-9 44-121 89-242 133-363z"><text:p/></draw:path><draw:path draw:style-name="gr1515" draw:text-style-name="P131" svg:width="0.193cm" svg:height="0.223cm" svg:x="7.765cm" svg:y="1.9cm" svg:viewBox="0 0 194 224" svg:d="M180 120c7 0 14 0 14-8s-7-8-14-8c-55 0-108 0-163 0 4-51 48-89 103-89 20 0 41 0 60 0 7 0 14 0 14-7 0-8-7-8-14-8-20 0-40 0-61 0-66 0-119 49-119 112 0 62 53 112 119 112 21 0 41 0 61 0 7 0 14 0 14-7 0-9-7-9-14-9-19 0-40 0-60 0-55 0-99-36-103-88 55 0 108 0 163 0z"><text:p/></draw:path><draw:path draw:style-name="gr1515" draw:text-style-name="P131" svg:width="0.275cm" svg:height="0.262cm" svg:x="8.115cm" svg:y="1.847cm" svg:viewBox="0 0 276 263" svg:d="M45 233c-3 16-4 19-35 19-7 0-10 0-10 8 0 3 3 3 10 3 46 0 92 0 138 0 61 0 107-45 107-83 0-28-23-50-60-55 40-7 81-36 81-72 0-29-25-53-72-53-43 0-87 0-130 0-7 0-11 0-11 8 0 3 3 3 11 3 1 0 7 0 14 1 8 1 11 1 11 7 0 1 0 2-2 6-18 70-34 139-52 208zM103 122c8-32 17-64 25-96 3-14 4-15 20-15 17 0 35 0 51 0 33 0 42 23 42 41 0 34-33 70-80 70-19 0-39 0-58 0zM87 252c-6 0-7 0-9-1-4 0-5 0-5-4 0-1 0-2 2-8 9-37 17-72 26-108 24 0 50 0 74 0 36 0 44 28 44 45 0 38-34 76-80 76-18 0-35 0-52 0z"><text:p/></draw:path><draw:path draw:style-name="gr1515" draw:text-style-name="P131" svg:width="0.089cm" svg:height="0.385cm" svg:x="8.433cm" svg:y="1.819cm" svg:viewBox="0 0 90 386" svg:d="M90 194c0-31-4-77-25-121-23-48-57-73-61-73-2 0-4 1-4 3s0 2 8 10c37 38 60 99 60 181 0 66-15 134-63 182-5 5-5 6-5 7 0 2 2 3 4 3 4 0 39-26 62-75 20-43 24-86 24-117z"><text:p/></draw:path><draw:path draw:style-name="gr1515" draw:text-style-name="P131" svg:width="0.089cm" svg:height="0.385cm" svg:x="8.986cm" svg:y="1.819cm" svg:viewBox="0 0 90 386" svg:d="M90 383c0-1 0-2-6-9-49-48-61-122-61-180 0-68 14-136 62-184 5-5 5-5 5-7s-2-3-4-3c-3 0-39 26-62 75-20 43-24 86-24 119 0 29 4 77 25 119 23 48 58 73 61 73 2 0 4-1 4-3z"><text:p/></draw:path><draw:path draw:style-name="gr1515" draw:text-style-name="P131" svg:width="0.26cm" svg:height="0.262cm" svg:x="9.111cm" svg:y="1.847cm" svg:viewBox="0 0 261 263" svg:d="M0 0c0 3 0 8 0 11 3 0 7 0 10 0 30 0 31 4 31 19 0 68 0 135 0 203 0 14-1 19-31 19-3 0-7 0-10 0 0 3 0 8 0 11 47 0 95 0 142 0 65 0 119-57 119-130s-53-133-119-133c-47 0-95 0-142 0zM92 252c-18 0-18-3-18-16 0-70 0-139 0-210 0-12 0-15 18-15 14 0 26 0 39 0 24 0 51 9 70 36 17 23 20 56 20 86 0 43-7 67-21 86-8 10-29 33-69 33-13 0-25 0-39 0z"><text:p/></draw:path><draw:path draw:style-name="gr1515" draw:text-style-name="P131" svg:width="0.082cm" svg:height="0.257cm" svg:x="9.406cm" svg:y="1.851cm" svg:viewBox="0 0 83 258" svg:d="M56 88c-18 1-36 3-54 4 0 5 0 8 0 12 24 0 29 3 29 21 0 36 0 70 0 105 0 17-5 17-31 17 0 4 0 8 0 11 12 0 33-1 43-1 13 0 26 1 40 1 0-3 0-7 0-11-26 0-27-2-27-17 0-47 0-95 0-142zM57 21c0-12-10-21-21-21s-19 11-19 21c0 11 8 21 19 21s21-9 21-21z"><text:p/></draw:path><draw:path draw:style-name="gr1515" draw:text-style-name="P131" svg:width="0.125cm" svg:height="0.176cm" svg:x="9.514cm" svg:y="1.937cm" svg:viewBox="0 0 126 177" svg:d="M67 98c9 2 41 8 41 36 0 20-15 35-44 35-32 0-46-22-54-55-1-5-1-6-6-6-4 0-4 2-4 10 0 16 0 34 0 50 0 7 0 9 4 9 1 0 3 0 9-8 1 0 1-1 8-8 17 16 35 16 43 16 44 0 62-25 62-53 0-21-12-33-16-37-13-12-28-16-44-19-22-4-47-9-47-32 0-13 10-28 43-28 43 0 44 34 45 46 0 3 3 2 4 3 6 0 6-1 6-9 0-13 0-25 0-38 0-7 0-10-5-10-2 0-2 0-7 4-2 3-6 6-7 7-14-11-31-11-36-11-48 0-62 26-62 47 0 15 6 24 17 33 12 10 23 12 50 18z"><text:p/></draw:path><draw:path draw:style-name="gr1515" draw:text-style-name="P131" svg:width="0.12cm" svg:height="0.241cm" svg:x="9.66cm" svg:y="1.87cm" svg:viewBox="0 0 121 242" svg:d="M60 84c19 0 37 0 56 0 0-5 0-8 0-13-19 0-37 0-56 0 0-24 0-47 0-71-3 0-6 0-9 0-2 32-12 74-51 75 0 3 0 5 0 9 11 0 22 0 33 0 0 35 0 71 0 106 0 48 36 52 51 52 27 0 37-28 37-52 0-7 0-14 0-22-3 0-6 0-9 0 0 7 0 15 0 21 0 29-12 44-26 44-25 0-26-35-26-42 0-36 0-71 0-107z"><text:p/></draw:path><draw:path draw:style-name="gr1515" draw:text-style-name="P131" svg:width="0.129cm" svg:height="0.169cm" svg:x="9.814cm" svg:y="1.939cm" svg:viewBox="0 0 130 170" svg:d="M54 43c0-14 0-29 0-43-18 1-36 3-54 4 0 5 0 8 0 12 28 0 31 3 31 22 0 35 0 70 0 104 0 17-5 17-31 17 0 4 0 8 0 11 15 0 33-1 44-1 15 0 34 0 50 1 0-3 0-7 0-11-3 0-6 0-8 0-29 0-30-4-30-18 0-20 0-40 0-60 0-38 17-72 45-72 3 0 4 0 5 0-1 1-9 5-9 15 0 11 8 17 16 17s17-5 17-17c0-13-12-24-29-24-27 0-42 26-47 43z"><text:p/></draw:path><draw:path draw:style-name="gr1515" draw:text-style-name="P131" svg:width="0.081cm" svg:height="0.257cm" svg:x="9.968cm" svg:y="1.851cm" svg:viewBox="0 0 82 258" svg:d="M55 88c-18 1-36 3-54 4 0 5 0 8 0 12 25 0 29 3 29 21 0 36 0 70 0 105 0 17-5 17-30 17 0 4 0 8 0 11 12 0 33-1 42-1 14 0 27 1 40 1 0-3 0-7 0-11-25 0-27-2-27-17 0-47 0-95 0-142zM57 21c0-12-10-21-21-21-12 0-21 11-21 21 0 11 9 21 21 21 11 0 21-9 21-21z"><text:p/></draw:path><draw:path draw:style-name="gr1515" draw:text-style-name="P131" svg:width="0.19cm" svg:height="0.271cm" svg:x="10.073cm" svg:y="1.843cm" svg:viewBox="0 0 191 272" svg:d="M56 122c0-41 0-81 0-122-19 1-37 3-56 4 0 4 0 8 0 11 28 0 31 4 31 22 0 77 0 153 0 230 3 0 6 0 10 0 4-7 3-5 13-23 7 9 22 28 51 28 46 0 86-38 86-87 0-50-38-88-82-88-30 0-46 18-53 25zM57 223c0-26 0-53 0-79 0-8 0-8 5-14 15-21 36-24 45-24 17 0 32 9 40 24 11 16 12 38 12 54 0 14-1 37-12 55-8 12-23 25-44 25-17 0-30-10-40-24-6-8-6-9-6-17z"><text:p/></draw:path><draw:path draw:style-name="gr1515" draw:text-style-name="P131" svg:width="0.194cm" svg:height="0.174cm" svg:x="10.289cm" svg:y="1.939cm" svg:viewBox="0 0 195 175" svg:d="M139 141c0 11 0 23 0 34 18-1 37-3 56-5 0-3 0-7 0-11-28 0-31-3-31-22 0-46 0-91 0-137-19 1-37 3-56 4 0 5 0 8 0 12 26 0 29 3 29 22 0 24 0 46 0 69 0 34-18 60-46 60-33 0-34-19-34-38 0-43 0-86 0-129-19 1-38 3-57 4 0 5 0 8 0 12 31 0 31 2 31 36 0 19 0 38 0 58 0 30 0 65 58 65 22 0 39-10 50-34z"><text:p/></draw:path><draw:path draw:style-name="gr1515" draw:text-style-name="P131" svg:width="0.12cm" svg:height="0.241cm" svg:x="10.5cm" svg:y="1.87cm" svg:viewBox="0 0 121 242" svg:d="M59 84c19 0 37 0 55 0 0-5 0-8 0-13-18 0-36 0-55 0 0-24 0-47 0-71-3 0-6 0-10 0 0 32-12 74-49 75 0 3 0 5 0 9 11 0 22 0 33 0 0 35 0 71 0 106 0 48 35 52 49 52 28 0 39-28 39-52 0-7 0-14 0-22-3 0-7 0-10 0 0 7 0 15 0 21 0 29-12 44-26 44-26 0-26-35-26-42 0-36 0-71 0-107z"><text:p/></draw:path><draw:path draw:style-name="gr1515" draw:text-style-name="P131" svg:width="0.083cm" svg:height="0.257cm" svg:x="10.655cm" svg:y="1.851cm" svg:viewBox="0 0 84 258" svg:d="M56 88c-17 1-36 3-54 4 0 5 0 8 0 12 25 0 29 3 29 21 0 36 0 70 0 105 0 17-5 17-31 17 0 4 0 8 0 11 13 0 34-1 43-1 13 0 27 1 41 1 0-3 0-7 0-11-27 0-28-2-28-17 0-47 0-95 0-142zM57 21c0-12-9-21-20-21-12 0-20 11-20 21 0 11 8 21 20 21 11 0 20-9 20-21z"><text:p/></draw:path><draw:path draw:style-name="gr1515" draw:text-style-name="P131" svg:width="0.188cm" svg:height="0.169cm" svg:x="10.757cm" svg:y="1.944cm" svg:viewBox="0 0 189 170" svg:d="M154 37c3-8 10-25 35-25 0-4 0-8 0-12-9 1-20 1-28 1-10 0-28-1-34-1 0 4 0 8 0 12 14 0 18 9 18 17 0 3-1 5-2 8-13 33-26 66-40 99-14-36-28-71-42-107-4-6-4-6-4-7 0-10 16-10 22-10 0-4 0-8 0-12-11 0-33 1-42 1-10 0-25 0-37-1 0 4 0 8 0 12 24 0 26 2 31 14 19 47 37 92 56 138 2 5 2 6 8 6 4 0 6-3 8-6 17-42 35-85 51-127z"><text:p/></draw:path><draw:path draw:style-name="gr1515" draw:text-style-name="P131" svg:width="0.149cm" svg:height="0.176cm" svg:x="10.954cm" svg:y="1.937cm" svg:viewBox="0 0 150 177" svg:d="M32 76c3-57 35-67 48-67 40 0 44 51 44 67-31 0-61 0-92 0zM32 84c36 0 71 0 108 0 9 0 10 0 10-8 0-39-21-76-70-76-45 0-80 40-80 88 0 52 41 89 85 89 47 0 65-43 65-49 0-5-4-6-6-6-3 0-3 3-4 6-15 40-49 40-53 40-19 0-34-12-43-26-12-19-12-44-12-58z"><text:p/></draw:path><draw:path draw:style-name="gr1515" draw:text-style-name="P131" svg:width="0.089cm" svg:height="0.385cm" svg:x="11.136cm" svg:y="1.819cm" svg:viewBox="0 0 90 386" svg:d="M90 194c0-31-4-77-25-121-23-48-57-73-61-73-2 0-4 1-4 3s0 2 8 10c37 38 59 99 59 181 0 66-14 134-61 182-6 5-6 6-6 7 0 2 2 3 4 3 4 0 39-26 62-75 20-43 24-86 24-117z"><text:p/></draw:path><draw:path draw:style-name="gr1515" draw:text-style-name="P131" svg:width="0.088cm" svg:height="0.385cm" svg:x="11.868cm" svg:y="1.819cm" svg:viewBox="0 0 89 386" svg:d="M89 383c0-1 0-2-7-9-48-48-60-122-60-180 0-68 14-136 63-184 4-5 4-5 4-7s-1-3-3-3c-5 0-39 26-62 75-20 43-24 86-24 119 0 29 3 77 25 119 23 48 56 73 61 73 2 0 3-1 3-3z"><text:p/></draw:path><draw:path draw:style-name="gr1515" draw:text-style-name="P131" svg:width="0.171cm" svg:height="0.26cm" svg:x="11.99cm" svg:y="1.849cm" svg:viewBox="0 0 172 261" svg:d="M103 198c0 11 0 22 0 33 0 14-1 19-29 19-2 0-6 0-8 0 0 3 0 7 0 11 15-1 35-1 52-1 16 0 37 0 53 1 0-4 0-8 0-11-3 0-6 0-8 0-29 0-30-5-30-19 0-11 0-22 0-33 13 0 25 0 39 0 0-4 0-8 0-12-14 0-26 0-39 0 0-58 0-118 0-176 0-8 0-10-6-10-4 0-5 0-8 4-40 61-79 121-119 182 0 4 0 8 0 12 34 0 69 0 103 0zM106 186c-32 0-63 0-95 0 32-49 63-96 95-144 0 48 0 95 0 144z"><text:p/></draw:path><draw:path draw:style-name="gr1515" draw:text-style-name="P131" svg:width="0.089cm" svg:height="0.385cm" svg:x="12.195cm" svg:y="1.819cm" svg:viewBox="0 0 90 386" svg:d="M90 194c0-31-4-77-25-121-24-48-57-73-61-73-2 0-4 1-4 3s0 2 8 10c37 38 59 99 59 181 0 66-14 134-61 182-6 5-6 6-6 7 0 2 2 3 4 3 4 0 39-26 62-75 20-43 24-86 24-117z"><text:p/></draw:path><draw:path draw:style-name="gr1515" draw:text-style-name="P131" svg:width="0.342cm" svg:height="0.212cm" svg:x="1.953cm" svg:y="2.542cm" svg:viewBox="0 0 343 213" svg:d="M329 152c6 0 14 0 14-8s-8-8-14-8c-82 0-164 0-245 0-17-14-37-24-49-29 13-7 33-17 49-30 81 0 163 0 245 0 6 0 14 0 14-8 0-7-8-7-14-7-76 0-152 0-228 0 19-18 39-52 39-58 0-4-6-4-8-4-3 0-6 0-7 3-8 16-19 35-45 59-26 23-51 33-72 39-7 2-7 2-8 3 0 2 0 2 0 3s0 1 0 2l1 1c1 0 1 1 9 3 52 16 90 51 112 92 5 7 4 8 10 8 2 0 8 0 8-4 0-6-20-39-39-57 76 0 152 0 228 0z"><text:p/></draw:path><draw:path draw:style-name="gr1515" draw:text-style-name="P131" svg:width="0.342cm" svg:height="0.212cm" svg:x="2.274cm" svg:y="2.542cm" svg:viewBox="0 0 343 213" svg:d="M260 77c16 14 36 24 48 30-13 6-33 16-48 29-82 0-164 0-246 0-6 0-14 0-14 8s8 8 13 8c76 0 153 0 229 0-19 17-38 51-38 57 0 4 5 4 7 4 3 0 6 0 7-3 9-15 20-35 44-58 27-23 53-33 74-40 5-2 6-2 7-3 0-1 0-1 0-2s0-1 0-3l-1-1c-1 0-1-1-9-3-51-15-90-51-112-91-4-8-4-9-10-9-2 0-7 0-7 4 0 6 19 39 38 58-76 0-153 0-229 0-5 0-13 0-13 7 0 8 8 8 14 8 82 0 164 0 246 0z"><text:p/></draw:path><draw:path draw:style-name="gr1515" draw:text-style-name="P131" svg:width="0.191cm" svg:height="0.174cm" svg:x="3.015cm" svg:y="2.575cm" svg:viewBox="0 0 192 175" svg:d="M119 54c2-10 11-46 37-46 2 0 12 0 20 5-11 2-19 11-19 21 0 6 5 13 15 13 8 0 20-6 20-22 0-21-22-25-35-25-23 0-36 20-40 29-10-26-31-29-42-29-41 0-63 49-63 59 0 4 3 3 5 4 3 0 4-1 5-5 13-40 39-50 52-50 7 0 21 3 21 26 0 12-7 37-21 91-7 25-20 41-37 41-2 0-11 0-19-5 10-2 18-10 18-21 0-10-8-14-14-14-12 0-22 10-22 22 0 19 20 27 36 27 27 0 40-28 41-30 4 14 19 30 42 30 39 0 61-51 61-60 0-4-3-4-4-4-3 0-4 1-4 4-14 42-40 51-52 51-16 0-21-12-21-25 0-9 2-18 7-34 4-18 8-36 13-53z"><text:p/></draw:path><draw:path draw:style-name="gr1515" draw:text-style-name="P131" svg:width="0.191cm" svg:height="0.223cm" svg:x="3.365cm" svg:y="2.535cm" svg:viewBox="0 0 192 224" svg:d="M179 120c7 0 13 0 13-8s-6-8-13-8c-55 0-109 0-164 0 5-51 50-89 104-89 20 0 40 0 60 0 7 0 13 0 13-7 0-8-6-8-13-8-20 0-40 0-60 0-66 0-119 51-119 112 0 62 53 112 119 112 20 0 40 0 60 0 7 0 13 0 13-7 0-8-6-8-13-8-20 0-40 0-60 0-54 0-99-37-104-89 55 0 109 0 164 0z"><text:p/></draw:path><draw:path draw:style-name="gr1515" draw:text-style-name="P131" svg:width="0.288cm" svg:height="0.014cm" svg:x="3.698cm" svg:y="2.42cm" svg:viewBox="0 0 289 15" svg:d="M144 15c-48 0-96 0-144 0 0-5 0-10 0-15 97 0 193 0 289 0 0 5 0 10 0 15-48 0-97 0-145 0z"><text:p/></draw:path><draw:path draw:style-name="gr1515" draw:text-style-name="P131" svg:width="0.264cm" svg:height="0.276cm" svg:x="3.711cm" svg:y="2.468cm" svg:viewBox="0 0 265 277" svg:d="M55 232c-15 26-30 32-47 33-5 0-8 0-8 8 0 2 2 4 4 4 11 0 23-1 34-1 13 0 26 1 39 1 2 0 7 0 7-8 0-4-4-4-6-4-9-1-19-4-19-13 0-6 3-9 6-14 10-17 20-33 30-50 31 0 65 0 96 0 2 8 7 61 7 64 0 12-21 13-29 13-4 0-8 0-8 8 0 4 4 4 5 4 16 0 32-1 49-1 9 0 34 1 44 1 2 0 6 0 6-8 0-4-4-4-9-4-24 0-24-3-25-14-8-81-15-161-23-241-1-8-1-10-8-10-6 0-7 3-10 7-45 74-90 150-135 225zM102 176c26-43 51-85 76-128 5 43 8 85 12 128-29 0-58 0-88 0z"><text:p/></draw:path><draw:path draw:style-name="gr1515" draw:text-style-name="P131" svg:width="0.215cm" svg:height="0.239cm" svg:x="4.094cm" svg:y="2.515cm" svg:viewBox="0 0 216 240" svg:d="M117 8c-4-7-6-8-9-8-5 0-6 2-9 8-32 71-64 144-96 215-2 6-3 7-3 9 0 3 4 8 9 8 2 0 5-1 9-9 29-68 60-136 90-205 31 69 60 137 91 205 3 9 7 9 9 9 4 0 8-5 8-8 0-1 0-2-3-7-32-72-65-145-96-217z"><text:p/></draw:path><draw:path draw:style-name="gr1515" draw:text-style-name="P131" svg:width="0.191cm" svg:height="0.174cm" svg:x="4.429cm" svg:y="2.575cm" svg:viewBox="0 0 192 175" svg:d="M118 54c2-10 11-46 38-46 1 0 11 0 19 5-11 2-19 11-19 21 0 6 5 13 16 13 7 0 20-6 20-22 0-21-23-25-36-25-22 0-36 20-40 29-10-26-31-29-42-29-40 0-62 49-62 59 0 4 3 4 4 4 4 0 5-1 5-5 13-40 40-50 52-50 7 0 20 3 20 26 0 12-6 37-20 91-6 25-19 41-37 41-2 0-11 0-18-5 8-2 17-10 17-21 0-10-9-14-14-14-12 0-21 10-21 22 0 19 19 27 36 27 26 0 40-28 41-30 4 14 19 30 42 30 39 0 61-51 61-60 0-4-3-4-4-4-4 0-4 1-6 4-13 42-38 51-51 51-15 0-21-12-21-25 0-9 2-18 7-34 4-18 8-36 13-53z"><text:p/></draw:path><draw:path draw:style-name="gr1515" draw:text-style-name="P131" svg:width="0.193cm" svg:height="0.223cm" svg:x="4.777cm" svg:y="2.535cm" svg:viewBox="0 0 194 224" svg:d="M180 120c7 0 14 0 14-8s-7-8-14-8c-55 0-109 0-164 0 5-51 49-89 104-89 20 0 41 0 60 0 7 0 14 0 14-7 0-8-7-8-14-8-21 0-40 0-61 0-66 0-119 51-119 112 0 62 53 112 119 112 21 0 40 0 61 0 7 0 14 0 14-7 0-8-7-8-14-8-19 0-40 0-60 0-55 0-99-37-104-89 55 0 109 0 164 0z"><text:p/></draw:path><draw:path draw:style-name="gr1515" draw:text-style-name="P131" svg:width="0.311cm" svg:height="0.014cm" svg:x="5.111cm" svg:y="2.42cm" svg:viewBox="0 0 312 15" svg:d="M156 15c-52 0-104 0-156 0 0-5 0-10 0-15 105 0 208 0 312 0 0 5 0 10 0 15-51 0-104 0-156 0z"><text:p/></draw:path><draw:path draw:style-name="gr1515" draw:text-style-name="P131" svg:width="0.275cm" svg:height="0.263cm" svg:x="5.127cm" svg:y="2.482cm" svg:viewBox="0 0 276 264" svg:d="M45 233c-3 16-4 19-35 19-7 0-10 0-10 8 0 4 3 4 10 4 46 0 92 0 138 0 61 0 107-46 107-84 0-27-23-50-60-55 40-6 81-35 81-72 0-29-26-53-72-53-43 0-87 0-130 0-8 0-11 0-11 8 0 4 3 4 11 4 4 0 7 0 14 0 7 1 11 2 11 7 0 1-1 3-2 7-18 70-34 138-52 207zM103 122c8-32 17-64 25-96 3-13 4-14 20-14 17 0 33 0 50 0 34 0 43 22 43 40 0 34-34 70-82 70-18 0-37 0-56 0zM86 252c-6 0-6 0-8 0-4-1-5-1-5-5 0-1 0-2 2-8 9-37 17-72 26-108 24 0 49 0 73 0 37 0 45 28 45 45 0 38-34 76-80 76-18 0-36 0-53 0z"><text:p/></draw:path><draw:path draw:style-name="gr1515" draw:text-style-name="P131" svg:width="0.1cm" svg:height="0.462cm" svg:x="9.007cm" svg:y="2.417cm" svg:viewBox="0 0 101 463" svg:d="M101 460c0-1-1-2-2-4-18-18-44-50-60-113-9-35-13-75-13-111 0-101 25-173 71-223 4-4 3-4 4-5 0-4-3-4-5-4-6 0-27 23-31 30-40 46-65 115-65 202 0 55 10 132 61 198 3 4 28 33 35 33 2 0 5 0 5-3z"><text:p/></draw:path><draw:path draw:style-name="gr1515" draw:text-style-name="P131" svg:width="0.286cm" svg:height="0.014cm" svg:x="9.125cm" svg:y="2.42cm" svg:viewBox="0 0 287 15" svg:d="M144 15c-48 0-96 0-144 0 0-5 0-10 0-15 96 0 191 0 287 0 0 5 0 10 0 15-47 0-96 0-143 0z"><text:p/></draw:path><draw:path draw:style-name="gr1515" draw:text-style-name="P131" svg:width="0.318cm" svg:height="0.263cm" svg:x="9.136cm" svg:y="2.482cm" svg:viewBox="0 0 319 264" svg:d="M177 104c-11-25-22-50-33-75-1-4-1-4-1-6s7-10 22-11c4-1 8-1 8-8 0-4-5-4-6-4-15 0-32 1-48 1-10 0-34-1-44-1-2 0-7 0-7 8 0 4 5 4 9 4 23 0 25 3 30 12 15 36 29 72 45 108-28 30-54 58-82 88-2 1-3 3-5 4-19 20-36 27-56 28-6 0-9 0-9 8 2 1 0 4 6 4 11 0 24-1 36-1 14 0 28 1 43 1 2 0 6 0 6-8 0-4-3-4-4-4-3 0-16-1-16-12 0-7 6-12 10-18 14-14 27-27 40-42 12-12 23-25 35-37 13 31 25 62 39 92 2 5 2 5 2 6 0 3-8 10-22 11-4 0-8 1-8 8 0 4 5 4 6 4 11 0 37-1 48-1 10 0 34 1 43 1 3 0 8 0 8-8 0-4-5-4-7-4-26 0-27-1-34-18-14-35-41-95-50-119 27-27 68-72 80-83 11-10 26-19 49-20 5-1 9-1 9-8 0-1 0-4-5-4-13 0-25 1-37 1-14 0-28-1-43-1-2 0-7 0-7 8 0 2 2 3 4 4 4 0 16 1 16 12 0 6-4 10-7 13-21 22-42 45-63 67z"><text:p/></draw:path><draw:path draw:style-name="gr1515" draw:text-style-name="P131" svg:width="0.189cm" svg:height="0.272cm" svg:x="9.554cm" svg:y="2.477cm" svg:viewBox="0 0 190 273" svg:d="M133 246c0 9 0 18 0 27 19-1 39-4 57-5 0-4 0-7 0-12-27 0-29-3-29-22 0-78 0-156 0-234-19 1-38 3-56 4 0 5 0 8 0 12 27 0 29 3 29 21 0 28 0 56 0 84-11-13-27-23-48-23-45 0-86 37-86 87 0 49 37 88 81 88 26 0 43-13 52-27zM133 143c0 26 0 53 0 79 0 8 0 8-4 14-11 19-29 28-45 28-18 0-32-10-41-25-10-16-11-38-11-53 0-14 1-38 12-55 8-12 22-25 43-25 14 0 31 6 42 23 4 6 4 7 4 14z"><text:p/></draw:path><draw:path draw:style-name="gr1515" draw:text-style-name="P131" svg:width="0.149cm" svg:height="0.177cm" svg:x="9.766cm" svg:y="2.572cm" svg:viewBox="0 0 150 178" svg:d="M32 76c2-57 35-67 48-67 40 0 44 53 44 67-31 0-61 0-92 0zM32 85c36 0 71 0 108 0 8 0 10 0 10-9 0-38-21-76-70-76-45 0-80 41-80 89 0 52 41 89 85 89 47 0 65-43 65-50 0-5-4-5-6-5-3 0-4 2-4 6-15 39-49 39-53 39-19 0-34-12-43-26-12-19-12-44-12-57z"><text:p/></draw:path><draw:path draw:style-name="gr1515" draw:text-style-name="P131" svg:width="0.192cm" svg:height="0.272cm" svg:x="9.937cm" svg:y="2.473cm" svg:viewBox="0 0 193 273" svg:d="M117 118c17 0 21 5 21 21 0 35 0 69 0 104 0 18-5 18-31 18 0 4 0 7 0 12 13-1 33-1 43-1 8 0 28 0 43 1 0-5 0-8 0-12-26 0-30 0-30-18 0-47 0-95 0-142-17 1-32 2-49 3-6 2-6 2-7 2-2 0-1 0-7 0-15 0-30 0-45 0 0-15 0-29 0-43 0-39 33-54 57-54 11 0 26 3 33 12-16 1-18 12-18 19 0 12 9 17 17 17 9 0 18-6 18-17 0-24-21-40-50-40-36 0-82 20-82 62 0 14 0 29 0 44-10 0-20 0-30 0 0 4 0 7 0 12 10 0 20 0 30 0 0 41 0 83 0 125 0 18-4 18-30 18 0 4 0 7 0 12 13-1 33-1 43-1s29 0 43 1c0-5 0-8 0-12-27 0-30 0-30-18 0-42 0-84 0-125 20 0 41 0 61 0z"><text:p/></draw:path><draw:path draw:style-name="gr1515" draw:text-style-name="P131" svg:width="0.193cm" svg:height="0.169cm" svg:x="10.154cm" svg:y="2.575cm" svg:viewBox="0 0 194 170" svg:d="M30 37c0 34 0 70 0 104 0 17-5 17-30 17 0 5 0 8 0 12 13-1 33-1 43-1s31 0 44 1c0-4 0-7 0-12-27 0-31 0-31-17 0-24 0-48 0-72 0-39 28-61 53-61 24 0 28 21 28 43 0 29 0 60 0 90 0 17-4 17-30 17 0 5 0 8 0 12 14-1 34-1 44-1s29 0 43 1c0-4 0-7 0-12-20 0-30 0-30-12 0-24 0-49 0-73 0-33 0-46-12-59-6-6-18-14-41-14-27 0-46 16-57 40 0-14 0-27 0-40-18 1-36 2-54 3 0 5 0 8 0 12 26 0 30 4 30 22z"><text:p/></draw:path><draw:path draw:style-name="gr1515" draw:text-style-name="P131" svg:width="0.081cm" svg:height="0.257cm" svg:x="10.369cm" svg:y="2.487cm" svg:viewBox="0 0 82 258" svg:d="M56 88c-18 1-36 2-54 3 0 5 0 8 0 12 24 0 29 3 29 22 0 34 0 70 0 104 0 17-5 17-31 17 0 5 0 8 0 12 12-1 33-1 43-1 13 0 26 0 39 1 0-4 0-7 0-12-25 0-26-2-26-17 0-48 0-94 0-141zM57 20c0-12-10-20-20-20-12 0-20 10-20 20 0 11 8 21 20 21 10 0 20-8 20-21z"><text:p/></draw:path><draw:path draw:style-name="gr1515" draw:text-style-name="P131" svg:width="0.12cm" svg:height="0.241cm" svg:x="10.471cm" svg:y="2.505cm" svg:viewBox="0 0 121 242" svg:d="M59 82c19 0 37 0 55 0 0-4 0-7 0-12-18 0-36 0-55 0 0-23 0-47 0-70-3 0-6 0-9 0 0 32-13 73-50 75 0 2 0 5 0 7 11 0 22 0 33 0 0 36 0 72 0 107 0 47 35 53 49 53 28 0 39-28 39-53 0-8 0-14 0-22-3 0-7 0-10 0 0 8 0 14 0 22 0 29-11 43-25 43-27 0-27-35-27-42 0-36 0-71 0-108z"><text:p/></draw:path><draw:path draw:style-name="gr1515" draw:text-style-name="P131" svg:width="0.081cm" svg:height="0.257cm" svg:x="10.627cm" svg:y="2.487cm" svg:viewBox="0 0 82 258" svg:d="M55 88c-18 1-36 2-54 3 0 5 0 8 0 12 25 0 29 3 29 22 0 34 0 70 0 104 0 17-5 17-30 17 0 5 0 8 0 12 12-1 33-1 42-1 13 0 27 0 40 1 0-4 0-7 0-12-25 0-27-2-27-17 0-48 0-94 0-141zM57 20c0-12-10-20-21-20-12 0-21 10-21 20 0 11 9 21 21 21 11 0 21-8 21-21z"><text:p/></draw:path><draw:path draw:style-name="gr1515" draw:text-style-name="P131" svg:width="0.171cm" svg:height="0.177cm" svg:x="10.732cm" svg:y="2.572cm" svg:viewBox="0 0 172 178" svg:d="M172 91c0-49-39-91-86-91-49 0-86 43-86 91 0 50 41 87 86 87 47 0 86-38 86-87zM86 168c-17 0-33-7-44-26-9-17-9-41-9-54 0-15 0-36 9-53 10-17 28-26 44-26s34 9 44 25c10 17 10 39 10 54 0 13 0 34-9 52-9 17-25 28-45 28z"><text:p/></draw:path><draw:path draw:style-name="gr1515" draw:text-style-name="P131" svg:width="0.194cm" svg:height="0.169cm" svg:x="10.926cm" svg:y="2.575cm" svg:viewBox="0 0 195 170" svg:d="M31 37c0 34 0 70 0 104 0 17-5 17-31 17 0 5 0 8 0 12 14-1 34-1 44-1s31 0 44 1c0-4 0-7 0-12-26 0-31 0-31-17 0-24 0-48 0-72 0-39 28-61 53-61 24 0 29 21 29 43 0 29 0 60 0 90 0 17-5 17-31 17 0 5 0 8 0 12 13-1 33-1 44-1 10 0 29 0 43 1 0-4 0-7 0-12-20 0-30 0-30-12 0-24 0-49 0-73 0-33 0-46-12-59-6-6-19-14-41-14-28 0-46 16-57 40 0-14 0-27 0-40-19 1-36 2-55 3 0 5 0 8 0 12 28 0 31 4 31 22z"><text:p/></draw:path><draw:path draw:style-name="gr1515" draw:text-style-name="P131" svg:width="0.1cm" svg:height="0.462cm" svg:x="11.146cm" svg:y="2.417cm" svg:viewBox="0 0 101 463" svg:d="M101 232c0-55-10-133-60-198-5-4-30-34-37-34-2 0-4 1-4 4 0 1 1 3 2 4 19 19 44 51 60 113 8 35 12 75 12 111 0 39-4 78-14 116-14 55-37 85-57 106-3 5-3 5-3 6 0 3 2 3 4 3 6 0 28-23 32-29 40-46 65-116 65-202z"><text:p/></draw:path><draw:path draw:style-name="gr1515" draw:text-style-name="P131" svg:width="0.088cm" svg:height="0.386cm" svg:x="11.868cm" svg:y="2.454cm" svg:viewBox="0 0 89 387" svg:d="M89 383c0-1 0-2-7-9-48-48-60-121-60-180 0-68 14-135 63-183 4-4 4-6 4-7 0-3-1-4-3-4-5 0-39 26-62 76-20 42-24 85-24 118 0 29 3 77 25 121 23 47 56 72 61 72 2 0 3-1 3-4z"><text:p/></draw:path><draw:path draw:style-name="gr1515" draw:text-style-name="P131" svg:width="0.153cm" svg:height="0.265cm" svg:x="11.999cm" svg:y="2.488cm" svg:viewBox="0 0 154 266" svg:d="M154 179c0-46-32-84-73-84-18 0-35 6-49 19 0-25 0-49 0-74 8 2 21 4 33 4 47 0 75-35 75-40 0-2-1-4-5-4-1 0-1 0-3 1-8 3-26 11-53 11-15 0-33-2-50-11-4-1-4-1-5-1-4 0-4 3-4 10 0 38 0 76 0 114 0 7 0 10 5 10 3 0 4-1 5-3 4-7 18-28 50-28 20 0 30 18 33 25 6 14 7 29 7 49 0 13 0 36-9 53-10 15-24 25-42 25-28 0-50-21-57-44 1 1 2 1 7 1 13 0 20-10 20-18 0-10-7-19-20-19-6 0-19 2-19 20 0 33 26 71 70 71s84-37 84-87z"><text:p/></draw:path><draw:path draw:style-name="gr1515" draw:text-style-name="P131" svg:width="0.089cm" svg:height="0.386cm" svg:x="12.195cm" svg:y="2.454cm" svg:viewBox="0 0 90 387" svg:d="M90 194c0-30-4-77-25-121-24-48-57-73-61-73-2 0-4 2-4 4 0 1 0 3 8 9 37 39 59 100 59 181 0 66-14 134-61 182-6 5-6 6-6 7 0 2 2 4 4 4 4 0 39-26 62-76 20-43 24-84 24-117z"><text:p/></draw:path><draw:path draw:style-name="gr1515" draw:text-style-name="P131" svg:width="0.342cm" svg:height="0.211cm" svg:x="1.953cm" svg:y="3.178cm" svg:viewBox="0 0 343 212" svg:d="M329 151c6 0 14 0 14-8s-8-8-14-8c-82 0-164 0-245 0-17-13-37-23-49-29 13-6 33-16 49-30 81 0 163 0 245 0 6 0 14 0 14-8s-8-8-14-8c-76 0-152 0-228 0 19-17 39-51 39-56 0-4-6-4-8-4-3 0-6 0-7 3-8 15-19 34-45 57-26 24-51 35-72 40-7 2-7 3-8 3 0 1 0 1 0 3 0 1 0 1 0 2l1 1c1 0 1 1 9 3 52 16 90 51 112 93 5 7 4 7 10 7 2 0 8 0 8-4 0-5-20-39-39-57 76 0 152 0 228 0z"><text:p/></draw:path><draw:path draw:style-name="gr1515" draw:text-style-name="P131" svg:width="0.342cm" svg:height="0.211cm" svg:x="2.274cm" svg:y="3.178cm" svg:viewBox="0 0 343 212" svg:d="M260 76c16 14 36 24 48 30-13 6-33 16-48 29-82 0-164 0-246 0-6 0-14 0-14 8s8 8 13 8c76 0 153 0 229 0-19 18-38 52-38 57 0 4 5 4 7 4 3 0 6 0 7-3 9-14 20-35 44-57 27-24 53-34 74-40 5-3 6-3 7-4 0-1 0-1 0-2 0-2 0-2 0-3h-1c-1-1-1-1-9-3-51-15-90-51-112-92-4-8-4-8-10-8-2 0-7 0-7 4 0 5 19 39 38 56-76 0-153 0-229 0-5 0-13 0-13 8s8 8 14 8c82 0 164 0 246 0z"><text:p/></draw:path><draw:path draw:style-name="gr1515" draw:text-style-name="P131" svg:width="0.191cm" svg:height="0.174cm" svg:x="3.015cm" svg:y="3.21cm" svg:viewBox="0 0 192 175" svg:d="M119 54c2-10 11-45 37-45 2 0 12 0 20 4-11 2-19 12-19 21 0 7 5 13 15 13 8 0 20-6 20-22 0-20-22-25-35-25-23 0-36 20-40 30-10-27-31-30-42-30-41 0-63 49-63 59 0 4 3 3 5 4 3 0 4 0 5-4 13-41 39-50 52-50 7 0 21 3 21 25 0 12-7 39-21 92-7 25-20 40-37 40-2 0-11 0-19-4 10-3 18-10 18-21s-8-15-14-15c-12 0-22 11-22 24 0 17 20 25 36 25 27 0 40-28 41-30 4 14 19 30 42 30 39 0 61-50 61-60 0-4-3-4-4-4-3 0-4 2-4 4-14 42-40 51-52 51-16 0-21-12-21-25 0-9 2-17 7-34 4-18 8-36 13-53z"><text:p/></draw:path><draw:path draw:style-name="gr1515" draw:text-style-name="P131" svg:width="0.191cm" svg:height="0.223cm" svg:x="3.365cm" svg:y="3.17cm" svg:viewBox="0 0 192 224" svg:d="M179 120c7 0 13 0 13-8s-6-8-13-8c-55 0-109 0-164 0 5-51 50-88 104-88 20 0 40 0 60 0 7 0 13 0 13-8s-6-8-13-8c-20 0-40 0-60 0-66 0-119 49-119 112 0 62 53 112 119 112 20 0 40 0 60 0 7 0 13 0 13-7 0-8-6-8-13-8-20 0-40 0-60 0-54 0-99-37-104-89 55 0 109 0 164 0z"><text:p/></draw:path><draw:path draw:style-name="gr1515" draw:text-style-name="P131" svg:width="0.288cm" svg:height="0.014cm" svg:x="3.698cm" svg:y="3.055cm" svg:viewBox="0 0 289 15" svg:d="M144 15c-48 0-96 0-144 0 0-5 0-10 0-15 97 0 193 0 289 0 0 5 0 10 0 15-48 0-97 0-145 0z"><text:p/></draw:path><draw:path draw:style-name="gr1515" draw:text-style-name="P131" svg:width="0.264cm" svg:height="0.275cm" svg:x="3.711cm" svg:y="3.103cm" svg:viewBox="0 0 265 276" svg:d="M55 232c-15 25-30 31-47 32-5 1-8 1-8 8 0 2 2 4 4 4 11 0 23-1 34-1 13 0 26 1 39 1 2 0 7 0 7-8 0-3-4-4-6-4-9 0-19-3-19-13 0-5 3-9 6-15 10-16 20-33 30-49 31 0 65 0 96 0 2 8 7 60 7 65 0 11-21 12-29 12-4 0-8 0-8 8 0 4 4 4 5 4 16 0 32-1 49-1 9 0 34 1 44 1 2 0 6 0 6-8 0-4-4-4-9-4-24 0-24-2-25-13-8-81-15-162-23-242-1-8-1-9-8-9-6 0-7 2-10 7-45 74-90 150-135 225zM102 175c26-43 51-85 76-128 5 43 8 85 12 128-29 0-58 0-88 0z"><text:p/></draw:path><draw:path draw:style-name="gr1515" draw:text-style-name="P131" svg:width="0.215cm" svg:height="0.239cm" svg:x="4.094cm" svg:y="3.149cm" svg:viewBox="0 0 216 240" svg:d="M216 14c0-7 0-14-8-14s-8 7-8 14c0 46 0 94 0 140 0 58-62 70-92 70-18 0-42-3-62-16-29-19-29-44-29-54 0-46 0-94 0-140 0-7-1-14-8-14-9 0-9 7-9 14 0 48 0 94 0 141 0 59 59 85 108 85 50 0 108-28 108-84 0-47 0-94 0-142z"><text:p/></draw:path><draw:path draw:style-name="gr1515" draw:text-style-name="P131" svg:width="0.311cm" svg:height="0.014cm" svg:x="4.418cm" svg:y="3.055cm" svg:viewBox="0 0 312 15" svg:d="M156 15c-51 0-104 0-156 0 0-5 0-10 0-15 105 0 208 0 312 0 0 5 0 10 0 15-51 0-104 0-156 0z"><text:p/></draw:path><draw:path draw:style-name="gr1515" draw:text-style-name="P131" svg:width="0.275cm" svg:height="0.263cm" svg:x="4.433cm" svg:y="3.116cm" svg:viewBox="0 0 276 264" svg:d="M46 234c-4 15-4 18-35 18-7 0-11 0-11 8 0 4 3 4 11 4 46 0 91 0 138 0 61 0 106-45 106-84 0-27-22-49-59-54 39-7 80-36 80-72 0-29-25-54-71-54-43 0-87 0-130 0-8 0-11 0-11 8 0 4 3 4 10 4 1 0 9 0 15 1 7 1 10 1 10 6 0 2 0 3-1 7-18 70-34 139-52 208zM105 123c7-32 16-65 24-97 3-13 3-14 21-14 16 0 33 0 49 0 34 0 42 23 42 40 0 34-33 71-80 71-19 0-38 0-56 0zM87 252c-6 0-7 0-9 0-3 0-4-1-4-5 0-1 0-1 1-8 9-37 19-72 27-108 25 0 49 0 73 0 37 0 45 28 45 45 0 38-35 76-80 76-18 0-35 0-53 0z"><text:p/></draw:path><draw:path draw:style-name="gr1515" draw:text-style-name="P131" svg:width="0.1cm" svg:height="0.462cm" svg:x="9.007cm" svg:y="3.053cm" svg:viewBox="0 0 101 463" svg:d="M101 459c0-1-1-3-2-4-18-18-44-50-60-113-9-35-13-75-13-111 0-101 25-173 71-222 4-5 4-5 4-6 0-3-3-3-5-3-6 0-27 23-31 29-40 46-65 116-65 202 0 55 10 132 61 198 3 4 28 34 35 34 2 0 5 0 5-4z"><text:p/></draw:path><draw:path draw:style-name="gr1515" draw:text-style-name="P131" svg:width="0.215cm" svg:height="0.239cm" svg:x="9.167cm" svg:y="3.149cm" svg:viewBox="0 0 216 240" svg:d="M216 14c0-7 0-14-8-14s-8 7-8 14c0 46 0 94 0 140 0 58-64 70-92 70-18 0-42-3-63-16-30-19-30-44-30-54 0-46 0-94 0-140 0-7 0-14-7-14-8 0-8 7-8 14 0 48 0 94 0 141 0 59 59 85 108 85 50 0 108-28 108-84 0-47 0-94 0-142z"><text:p/></draw:path><draw:path draw:style-name="gr1515" draw:text-style-name="P131" svg:width="0.189cm" svg:height="0.272cm" svg:x="9.568cm" svg:y="3.112cm" svg:viewBox="0 0 190 273" svg:d="M133 247c0 9 0 17 0 26 19-1 39-4 57-5 0-4 0-7 0-12-26 0-29-2-29-21 0-78 0-157 0-235-19 1-38 3-56 4 0 5 0 8 0 12 27 0 30 4 30 22 0 28 0 57 0 84-12-14-28-24-49-24-45 0-86 37-86 88 0 48 37 87 81 87 26 0 43-13 52-26zM133 144c0 26 0 53 0 79 0 7 0 8-3 15-12 18-30 26-46 26-18 0-31-10-41-24-10-17-11-39-11-54 0-14 1-38 12-55 8-12 23-24 44-24 13 0 30 5 42 23 3 6 3 6 3 14z"><text:p/></draw:path><draw:path draw:style-name="gr1515" draw:text-style-name="P131" svg:width="0.149cm" svg:height="0.176cm" svg:x="9.78cm" svg:y="3.208cm" svg:viewBox="0 0 150 177" svg:d="M33 76c2-58 34-68 47-68 40 0 44 52 44 68-30 0-60 0-91 0zM32 84c36 0 71 0 108 0 9 0 10 0 10-8 0-39-21-76-70-76-45 0-80 40-80 88 0 52 41 89 85 89 47 0 65-43 65-51 0-3-4-4-6-4-3 0-3 2-4 6-13 39-49 39-53 39-19 0-34-11-43-25-12-19-12-44-12-58z"><text:p/></draw:path><draw:path draw:style-name="gr1515" draw:text-style-name="P131" svg:width="0.193cm" svg:height="0.272cm" svg:x="9.952cm" svg:y="3.108cm" svg:viewBox="0 0 194 273" svg:d="M117 119c17 0 21 4 21 21 0 34 0 69 0 103 0 18-5 18-30 18 0 4 0 7 0 12 12 0 33-1 43-1 9 0 28 1 43 1 0-5 0-8 0-12-27 0-31 0-31-18 0-47 0-93 0-141-17 1-32 2-49 4-6 0-4 0-6 0-1 1-2 1-8 1-15 0-30 0-45 0 0-15 0-30 0-44 0-39 33-54 57-54 11 0 26 4 33 13-15 1-18 11-18 18 0 13 10 17 17 17 9 0 18-5 18-17 0-24-21-40-50-40-36 0-81 20-81 63 0 14 0 29 0 44-10 0-21 0-31 0 0 4 0 7 0 12 10 0 21 0 31 0 0 42 0 82 0 124 0 18-5 18-31 18 0 4 0 7 0 12 13 0 33-1 43-1s29 1 43 1c0-5 0-8 0-12-25 0-30 0-30-18 0-42 0-82 0-124 20 0 41 0 61 0z"><text:p/></draw:path><draw:path draw:style-name="gr1515" draw:text-style-name="P131" svg:width="0.194cm" svg:height="0.169cm" svg:x="10.168cm" svg:y="3.21cm" svg:viewBox="0 0 195 170" svg:d="M30 37c0 34 0 70 0 104 0 17-5 17-30 17 0 5 0 8 0 12 13 0 33-1 44-1 10 0 30 1 43 1 0-4 0-7 0-12-26 0-31 0-31-17 0-23 0-48 0-71 0-40 28-61 53-61 24 0 29 21 29 43 0 29 0 59 0 89 0 17-5 17-30 17 0 5 0 8 0 12 13 0 33-1 43-1s30 1 44 1c0-4 0-7 0-12-21 0-30 0-31-11 0-24 0-49 0-73 0-34 0-45-12-60-6-6-18-14-41-14-27 0-46 16-57 41 0-14 0-28 0-41-18 1-36 3-54 4 0 5 0 8 0 12 26 0 30 3 30 21z"><text:p/></draw:path><draw:path draw:style-name="gr1515" draw:text-style-name="P131" svg:width="0.083cm" svg:height="0.257cm" svg:x="10.383cm" svg:y="3.122cm" svg:viewBox="0 0 84 258" svg:d="M56 88c-18 1-36 3-54 4 0 5 0 8 0 12 25 0 29 3 29 21 0 34 0 70 0 104 0 17-5 17-31 17 0 5 0 8 0 12 13 0 34-1 43-1 13 0 27 1 41 1 0-4 0-7 0-12-27 0-28-1-28-16 0-47 0-95 0-142zM57 21c0-12-9-21-20-21-12 0-20 11-20 21s8 20 20 20c11 0 20-8 20-20z"><text:p/></draw:path><draw:path draw:style-name="gr1515" draw:text-style-name="P131" svg:width="0.12cm" svg:height="0.241cm" svg:x="10.485cm" svg:y="3.14cm" svg:viewBox="0 0 121 242" svg:d="M59 84c19 0 37 0 55 0 0-5 0-8 0-13-18 0-36 0-55 0 0-24 0-47 0-71-3 0-6 0-9 0 0 32-11 73-50 75 0 3 0 5 0 9 11 0 22 0 33 0 0 35 0 71 0 106 0 48 36 52 49 52 28 0 39-28 39-52 0-7 0-14 0-22-3 0-7 0-10 0 0 7 0 15 0 21 0 29-11 43-25 43-27 0-27-35-27-42 0-35 0-71 0-106z"><text:p/></draw:path><draw:path draw:style-name="gr1515" draw:text-style-name="P131" svg:width="0.081cm" svg:height="0.257cm" svg:x="10.641cm" svg:y="3.122cm" svg:viewBox="0 0 82 258" svg:d="M55 88c-18 1-36 3-54 4 0 5 0 8 0 12 25 0 29 3 29 21 0 34 0 70 0 104 0 17-5 17-30 17 0 5 0 8 0 12 12 0 33-1 42-1 14 0 27 1 40 1 0-4 0-7 0-12-25 0-27-1-27-16 0-47 0-95 0-142zM57 21c0-12-10-21-21-21-12 0-21 11-21 21s9 20 21 20c11 0 21-8 21-20z"><text:p/></draw:path><draw:path draw:style-name="gr1515" draw:text-style-name="P131" svg:width="0.169cm" svg:height="0.176cm" svg:x="10.747cm" svg:y="3.208cm" svg:viewBox="0 0 170 177" svg:d="M170 90c0-49-38-90-84-90-49 0-86 42-86 90 0 50 40 87 85 87 47 0 85-37 85-87zM86 167c-18 0-34-8-45-25-9-18-9-41-9-55 0-16 0-36 9-53 11-18 28-26 44-26 17 0 34 8 44 25 10 16 10 40 10 54s0 35-9 52c-8 17-25 28-44 28z"><text:p/></draw:path><draw:path draw:style-name="gr1515" draw:text-style-name="P131" svg:width="0.193cm" svg:height="0.169cm" svg:x="10.942cm" svg:y="3.21cm" svg:viewBox="0 0 194 170" svg:d="M30 37c0 34 0 70 0 104 0 17-5 17-30 17 0 5 0 8 0 12 13 0 33-1 43-1s31 1 44 1c0-4 0-7 0-12-26 0-31 0-31-17 0-23 0-48 0-71 0-40 28-61 53-61 24 0 29 21 29 43 0 29 0 59 0 89 0 17-5 17-31 17 0 5 0 8 0 12 14 0 34-1 44-1s29 1 43 1c0-4 0-7 0-12-20 0-30 0-30-11 0-24 0-49 0-73 0-34 0-45-12-60-6-6-18-14-41-14-27 0-46 16-57 41 0-14 0-28 0-41-18 1-36 3-54 4 0 5 0 8 0 12 26 0 30 3 30 21z"><text:p/></draw:path><draw:path draw:style-name="gr1515" draw:text-style-name="P131" svg:width="0.1cm" svg:height="0.462cm" svg:x="11.161cm" svg:y="3.053cm" svg:viewBox="0 0 101 463" svg:d="M101 231c0-55-10-132-60-198-5-4-29-33-37-33-1 0-4 0-4 3 0 1 1 4 2 5 19 19 44 50 60 112 8 35 13 75 13 111 0 38-5 78-15 117-14 53-37 84-57 106-3 4-2 4-3 5 0 3 3 4 4 4 7 0 28-24 32-30 40-46 65-115 65-202z"><text:p/></draw:path><draw:path draw:style-name="gr1515" draw:text-style-name="P131" svg:width="0.088cm" svg:height="0.385cm" svg:x="11.868cm" svg:y="3.089cm" svg:viewBox="0 0 89 386" svg:d="M89 382c0-1 0-1-7-8-48-50-60-122-60-182 0-67 14-134 63-182 4-5 4-6 4-7 0-2-1-3-3-3-5 0-39 26-62 75-20 43-24 86-24 117s3 77 25 121c23 48 56 73 61 73 2 0 3-1 3-4z"><text:p/></draw:path><draw:path draw:style-name="gr1515" draw:text-style-name="P131" svg:width="0.16cm" svg:height="0.265cm" svg:x="11.996cm" svg:y="3.123cm" svg:viewBox="0 0 161 266" svg:d="M35 131c0-3 0-7 0-10 0-97 48-111 67-111 10 0 27 2 34 15-5 0-21 0-21 18 0 12 9 17 18 17 7 0 18-3 18-18 0-23-17-42-49-42-49 0-102 51-102 135 0 104 45 131 81 131 43 0 80-36 80-88 0-48-35-86-77-86-27 0-41 20-49 39zM81 255c-24 0-36-23-38-28-7-19-7-50-7-57 0-30 12-69 46-69 7 0 25 0 37 24 6 15 6 34 6 53s0 39-5 52c-12 23-30 25-39 25z"><text:p/></draw:path><draw:path draw:style-name="gr1515" draw:text-style-name="P131" svg:width="0.089cm" svg:height="0.385cm" svg:x="12.195cm" svg:y="3.089cm" svg:viewBox="0 0 90 386" svg:d="M90 192c0-29-4-77-25-119-24-48-57-73-61-73-2 0-4 1-4 3 0 1 0 2 8 9 37 39 59 100 59 180 0 66-14 135-61 184-6 5-6 5-6 6 0 3 2 4 4 4 4 0 39-26 62-76 20-42 24-85 24-118z"><text:p/></draw:path></draw:g></text:p>
        </text:list-item>
        <text:list-item>
          <text:p text:style-name="P54"><text:span text:style-name="T6">מש"ל</text:span> <draw:g text:anchor-type="as-char" svg:y="-0.265cm" draw:z-index="16" draw:name="Shape24" draw:style-name="gr1513"><svg:title>TexMaths</svg:title><svg:desc>11§display§\blacksquare§svg§600§FALSE§</svg:desc><draw:path draw:style-name="gr1514" draw:text-style-name="P130" svg:width="0.236cm" svg:height="0.224cm" svg:x="-0.001cm" svg:y="0.018cm" svg:viewBox="0 0 237 225" svg:d="M120 225c-41 0-80 0-120 0 0-75 0-150 0-225 79 0 158 0 237 0 0 75 0 150 0 225-39 0-79 0-117 0z"><text:p/></draw:path><draw:path draw:style-name="gr1515" draw:text-style-name="P131" svg:width="0.254cm" svg:height="0.264cm" svg:x="0.001cm" svg:y="0cm" svg:viewBox="0 0 255 265" svg:d="M255 13c0-11-1-13-13-13-76 0-153 0-229 0-12 0-13 1-13 13 0 80 0 158 0 237 0 13 1 15 13 15 76 0 152 0 228 0 13 0 14-1 14-14 0-79 0-158 0-238z"><text:p/></draw:path></draw:g></text:p>
        </text:list-item>
      </text:list>
      <text:h text:style-name="Heading_20_3" text:outline-level="3">(ד) <text:span text:style-name="T29">הוכחת </text:span><text:span text:style-name="T11">שקילות </text:span><text:span text:style-name="T29">בדבר</text:span><text:span text:style-name="T11"> </text:span>איחוד שמוכל בקבוצה</text:h>
      <text:list text:style-name="L5">
        <text:list-item>
          <text:p text:style-name="P55">צ.ל.:</text:p>
          <text:p text:style-name="P18"><draw:g text:anchor-type="as-char" svg:y="-0.275cm" draw:z-index="21" draw:name="Shape25" draw:style-name="gr1513"><svg:title>TexMaths</svg:title><svg:desc>11§display§A \cup B \subseteq C \iff A \subseteq C \land B \subseteq C§svg§600§FALSE§</svg:desc><draw:path draw:style-name="gr1514" draw:text-style-name="P130" svg:width="5.608cm" svg:height="0.288cm" svg:x="0.007cm" svg:y="0.02cm" svg:viewBox="0 0 5609 289" svg:d="M0 0c1870 0 3739 0 5609 0 0 97 0 192 0 289-1870 0-3739 0-5609 0 0-97 0-192 0-289z"><text:p/></draw:path><draw:path draw:style-name="gr1515" draw:text-style-name="P131" svg:width="0.264cm" svg:height="0.275cm" svg:x="0cm" svg:y="0cm" svg:viewBox="0 0 265 276" svg:d="M56 232c-15 25-31 31-47 32-6 0-9 0-9 8 0 2 2 4 5 4 10 0 22-1 33-1 14 0 27 1 39 1 2 0 8 0 8-8 0-4-4-4-7-4-9-1-18-3-18-13 0-5 3-9 6-15 10-16 19-33 29-49 33 0 64 0 97 0 0 8 6 61 6 65 0 11-20 12-28 12-5 0-9 0-9 8 0 4 3 3 5 4 17 0 33-1 48-1 10 0 35 1 44 1 3 0 7 0 7-8 0-4-3-4-9-4-24 0-24-2-25-14-8-81-15-161-23-241-1-8-1-9-8-9-5 0-8 2-10 7-45 74-89 150-134 225zM102 175c26-43 51-85 76-128 5 43 9 85 13 128-29 0-59 0-89 0z"><text:p/></draw:path><draw:path draw:style-name="gr1515" draw:text-style-name="P131" svg:width="0.213cm" svg:height="0.239cm" svg:x="0.384cm" svg:y="0.045cm" svg:viewBox="0 0 214 240" svg:d="M214 14c0-6 0-14-7-14-8 0-8 8-8 14 0 47 0 94 0 140 0 57-63 70-91 70-18 0-42-3-63-16-30-20-30-44-30-54 0-46 0-93 0-140 0-6 0-14-7-14-8 0-8 8-8 14 0 48 0 94 0 141 0 59 59 85 108 85s106-28 106-84c0-47 0-94 0-142z"><text:p/></draw:path><draw:path draw:style-name="gr1515" draw:text-style-name="P131" svg:width="0.275cm" svg:height="0.262cm" svg:x="0.723cm" svg:y="0.013cm" svg:viewBox="0 0 276 263" svg:d="M45 233c-3 14-4 18-35 18-7 0-10 0-10 7 0 5 3 5 10 5 46 0 92 0 138 0 61 0 107-45 107-84 0-27-23-49-60-54 40-7 81-36 81-72 0-29-26-53-73-53-42 0-86 0-129 0-7 0-11 0-11 8 0 3 3 3 11 3 1 0 7 0 14 1 8 1 11 1 11 7 0 1-1 2-2 6-18 70-34 139-52 208zM103 122c8-32 17-64 25-96 3-14 4-15 20-15 17 0 33 0 50 0 34 0 43 23 43 41 0 33-34 70-80 70-19 0-39 0-58 0zM86 251c-5 0-6 0-8 0-4-1-5-1-5-5 0-1 0-1 2-8 9-37 17-72 26-108 24 0 50 0 74 0 36 0 44 28 44 45 0 38-34 76-80 76-18 0-36 0-53 0z"><text:p/></draw:path><draw:path draw:style-name="gr1515" draw:text-style-name="P131" svg:width="0.235cm" svg:height="0.297cm" svg:x="1.158cm" svg:y="0.031cm" svg:viewBox="0 0 236 298" svg:d="M222 15c7 0 14 0 14-7 0-8-7-8-14-8-34 0-69 0-103 0-67 0-119 51-119 111 0 63 53 112 119 112 34 0 69 0 103 0 7 0 14 0 14-7 0-8-7-8-14-8-34 0-69 0-103 0-61 0-104-45-104-96 0-53 44-97 104-97 34 0 69 0 103 0zM21 283c-7 0-13 0-13 7 0 8 6 8 13 8 67 0 134 0 201 0 7 0 14 0 14-8 0-7-7-7-14-7-67 0-134 0-201 0z"><text:p/></draw:path><draw:path draw:style-name="gr1515" draw:text-style-name="P131" svg:width="0.274cm" svg:height="0.28cm" svg:x="1.553cm" svg:y="0.005cm" svg:viewBox="0 0 275 281" svg:d="M275 3c0-1-1-3-4-3-2 0-3 0-6 4-9 10-19 20-27 30-4-5-21-34-64-34-87 0-174 85-174 175 0 63 46 106 104 106 35 0 64-16 84-33 36-32 43-68 43-69 0-4-3-3-4-4-3 0-5 1-6 4-3 11-12 39-38 61-28 22-52 28-72 28-35 0-76-19-76-80 0-22 9-85 47-130 24-27 60-46 94-46 40 0 63 30 63 74 0 15-1 16-1 20s4 4 5 4c6 0 6-1 8-8 7-33 16-66 24-99z"><text:p/></draw:path><draw:path draw:style-name="gr1515" draw:text-style-name="P131" svg:width="0.342cm" svg:height="0.211cm" svg:x="2.074cm" svg:y="0.074cm" svg:viewBox="0 0 343 212" svg:d="M330 151c5 0 13 0 13-8s-8-8-14-8c-82 0-164 0-245 0-17-13-37-23-49-29 13-6 33-16 49-30 81 0 163 0 245 0 6 0 14 0 14-8s-8-8-13-8c-76 0-153 0-229 0 19-17 39-51 39-56 0-4-6-4-8-4s-6 0-7 3c-8 15-19 35-44 57-27 24-52 35-72 40-7 2-8 3-9 3 0 1 0 2 0 3s0 1 0 2l1 1c1 1 1 1 9 3 52 16 91 51 112 92 4 7 4 8 10 8 2 0 8 0 8-4 0-6-20-39-39-57 76 0 153 0 229 0z"><text:p/></draw:path><draw:path draw:style-name="gr1515" draw:text-style-name="P131" svg:width="0.342cm" svg:height="0.211cm" svg:x="2.395cm" svg:y="0.074cm" svg:viewBox="0 0 343 212" svg:d="M260 76c16 14 36 24 48 30-13 6-33 16-48 29-82 0-164 0-246 0-6 0-14 0-14 8s8 8 14 8c76 0 152 0 228 0-19 17-39 51-39 57 0 4 6 4 8 4 3 0 6 0 7-3 9-14 20-35 45-57 26-24 52-34 72-40 7-2 7-3 8-4 0-1 0-1 0-2s0-2 0-3h-1c-1-1-1-1-9-3-51-15-90-50-112-92-4-8-4-8-10-8-2 0-8 0-8 4 0 5 20 39 39 56-76 0-152 0-228 0-6 0-14 0-14 8s8 8 14 8c82 0 164 0 246 0z"><text:p/></draw:path><draw:path draw:style-name="gr1515" draw:text-style-name="P131" svg:width="0.264cm" svg:height="0.275cm" svg:x="2.989cm" svg:y="0cm" svg:viewBox="0 0 265 276" svg:d="M55 232c-15 25-30 31-47 32-5 0-8 0-8 8 0 2 2 4 4 4 11 0 23-1 34-1 13 0 27 1 39 1 2 0 7 0 7-8 0-4-4-4-6-4-9-1-19-3-19-13 0-5 3-9 6-15 10-16 20-33 30-49 31 0 64 0 96 0 1 8 7 61 7 65 0 11-21 12-29 12-4 0-8 0-8 8 0 4 4 4 5 4 15 0 32-1 48-1 10 0 35 1 44 1 3 0 7 0 7-8 0-4-4-4-9-4-24 0-24-2-25-14-8-81-15-161-23-241-1-8-1-9-8-9-6 0-8 2-10 7-45 74-90 150-135 225zM102 175c26-43 51-85 76-128 5 43 8 85 12 128-29 0-58 0-88 0z"><text:p/></draw:path><draw:path draw:style-name="gr1515" draw:text-style-name="P131" svg:width="0.235cm" svg:height="0.297cm" svg:x="3.405cm" svg:y="0.031cm" svg:viewBox="0 0 236 298" svg:d="M222 15c7 0 14 0 14-7 0-8-7-8-14-8-34 0-69 0-103 0-67 0-119 51-119 111 0 63 53 112 119 112 34 0 69 0 103 0 7 0 14 0 14-7 0-8-7-8-14-8-34 0-69 0-103 0-61 0-104-45-104-96 0-53 44-97 104-97 34 0 69 0 103 0zM21 283c-7 0-13 0-13 7 0 8 6 8 13 8 67 0 134 0 201 0 7 0 14 0 14-8 0-7-7-7-14-7-67 0-134 0-201 0z"><text:p/></draw:path><draw:path draw:style-name="gr1515" draw:text-style-name="P131" svg:width="0.274cm" svg:height="0.28cm" svg:x="3.8cm" svg:y="0.005cm" svg:viewBox="0 0 275 281" svg:d="M275 3c0-1-1-3-4-3-2 0-3 0-7 4-9 10-18 20-26 30-4-5-21-34-64-34-87 0-174 85-174 175 0 63 46 106 104 106 35 0 64-16 84-33 36-32 43-68 43-69 0-4-3-3-4-4-3 0-5 1-6 4-3 11-12 39-38 61-28 22-52 28-72 28-35 0-76-19-76-80 0-22 9-85 47-130 24-27 60-46 94-46 40 0 63 30 63 74 0 15-1 16-1 20s4 4 5 4c6 0 6-1 7-8 8-33 16-66 25-99z"><text:p/></draw:path><draw:path draw:style-name="gr1515" draw:text-style-name="P131" svg:width="0.215cm" svg:height="0.239cm" svg:x="4.191cm" svg:y="0.045cm" svg:viewBox="0 0 216 240" svg:d="M117 9c-4-7-6-9-9-9-6 0-7 3-9 9-32 71-64 144-96 215-2 5-3 6-3 8 0 5 3 8 8 8 3 0 6-1 8-9 31-68 61-135 92-203 31 68 60 135 91 203 3 9 7 9 9 9 3 0 8-3 8-8 0-1 0-2-3-6-32-73-65-145-96-217z"><text:p/></draw:path><draw:path draw:style-name="gr1515" draw:text-style-name="P131" svg:width="0.275cm" svg:height="0.262cm" svg:x="4.53cm" svg:y="0.013cm" svg:viewBox="0 0 276 263" svg:d="M46 233c-4 14-5 18-35 18-7 0-11 0-11 7 0 5 3 5 11 5 46 0 91 0 137 0 61 0 107-45 107-84 0-27-22-49-60-54 40-7 81-36 81-72 0-29-25-53-71-53-43 0-87 0-130 0-8 0-12 0-12 8 0 3 3 3 11 3 1 0 8 0 15 1s10 1 10 7c0 1 0 2-1 6-18 70-34 139-52 208zM104 122c8-32 16-64 24-96 4-14 4-15 20-15 17 0 35 0 51 0 34 0 42 23 42 41 0 33-33 70-80 70-19 0-38 0-57 0zM87 251c-6 0-7 0-9 0-3-1-5-1-5-5 0-1 0-1 2-8 9-37 17-72 26-108 24 0 50 0 74 0 37 0 44 28 44 45 0 38-34 76-79 76-18 0-36 0-53 0z"><text:p/></draw:path><draw:path draw:style-name="gr1515" draw:text-style-name="P131" svg:width="0.235cm" svg:height="0.297cm" svg:x="4.966cm" svg:y="0.031cm" svg:viewBox="0 0 236 298" svg:d="M223 15c7 0 13 0 13-7 0-8-6-8-13-8-35 0-69 0-104 0-66 0-119 51-119 111 0 63 54 112 119 112 35 0 69 0 104 0 7 0 13 0 13-7 0-8-6-8-13-8-34 0-69 0-103 0-62 0-105-45-105-96 0-53 44-97 105-97 34 0 69 0 103 0zM22 283c-7 0-14 0-14 7 0 8 7 8 14 8 67 0 134 0 201 0 7 0 13 0 13-8 0-7-6-7-13-7-67 0-134 0-201 0z"><text:p/></draw:path><draw:path draw:style-name="gr1515" draw:text-style-name="P131" svg:width="0.273cm" svg:height="0.28cm" svg:x="5.362cm" svg:y="0.005cm" svg:viewBox="0 0 274 281" svg:d="M274 3c0-1-1-3-5-3-1 0-1 0-5 4-9 10-19 20-28 30-3-5-20-34-63-34-86 0-173 85-173 175 0 63 45 106 104 106 33 0 63-16 84-33 35-32 42-68 42-69 0-4-3-4-5-4s-4 1-4 4c-4 11-13 39-40 61-26 22-50 28-71 28-34 0-76-19-76-80 0-22 9-85 47-130 23-27 60-46 95-46 40 0 62 30 62 74 0 15-2 16-2 20s5 4 7 4c4 0 4-1 7-8 7-33 16-66 24-99z"><text:p/></draw:path></draw:g></text:p>
        </text:list-item>
        <text:list-item>
          <text:p text:style-name="P55"><text:s/>נוכיח בעזרת מעברי אמ"מ:</text:p>
          <text:p text:style-name="P18"><draw:g text:anchor-type="as-char" svg:y="-1.164cm" draw:z-index="122" draw:name="Shape26" draw:style-name="gr1513"><svg:title>TexMaths</svg:title><svg:desc>11§latex§\begin{align*}
    A \cup B \subseteq C &amp;\iff \forall x. x \in A \cup B \rightarrow x \in C    &amp;&amp;\open \!\!\subseteq\!\! \text{ definition} \close \\
    &amp;\iff \forall x. (x \in A \lor x \in B \so x \in C)    &amp;&amp;\open \!\cup\! \text{ definition} \close \\
    &amp;\iff \forall x. (x \in A \rightarrow x \in C) \land (x \in B \rightarrow x \in C)   &amp;&amp;\open A \lor B \rightarrow C \iff A \rightarrow C \land B \rightarrow C \close \\
    &amp;\iff A \subseteq C \land B \subseteq C    &amp;&amp;\open \forall Ax. A \land B \siff Ax. A \land Ax. B \also \!\subseteq\! \text{ definition} \close \\
\end{align}§svg§600§FALSE§</svg:desc><draw:path draw:style-name="gr1514" draw:text-style-name="P130" svg:width="17.789cm" svg:height="2.288cm" svg:x="0.006cm" svg:y="0.02cm" svg:viewBox="0 0 17790 2289" svg:d="M0 0c5930 0 11860 0 17790 0 0 763 0 1526 0 2289-5930 0-11860 0-17790 0 0-763 0-1526 0-2289z"><text:p/></draw:path><draw:path draw:style-name="gr1515" draw:text-style-name="P131" svg:width="0.264cm" svg:height="0.276cm" svg:x="-0.001cm" svg:y="0.052cm" svg:viewBox="0 0 265 277" svg:d="M56 232c-15 26-31 32-47 33-6 0-9 0-9 8 0 2 2 4 5 4 10 0 22-1 33-1 14 0 27 1 39 1 2 0 8 0 8-8 0-4-4-4-7-4-9-1-18-4-18-14 0-5 3-9 6-15 10-16 19-33 29-49 33 0 64 0 97 0 0 9 6 62 6 65 0 12-20 13-28 13-5 0-8 0-8 8 0 4 3 3 4 4 17 0 33-1 48-1 10 0 35 1 44 1 3 0 7 0 7-8 0-4-3-4-9-4-23 0-23-3-25-14-8-81-15-161-23-241-1-9-1-10-8-10-5 0-8 3-10 7-45 74-89 150-134 225zM102 176c26-43 51-85 76-128 5 43 9 85 13 128-29 0-59 0-89 0z"><text:p/></draw:path><draw:path draw:style-name="gr1515" draw:text-style-name="P131" svg:width="0.213cm" svg:height="0.238cm" svg:x="0.383cm" svg:y="0.098cm" svg:viewBox="0 0 214 239" svg:d="M214 13c0-6 0-13-7-13-8 0-8 7-8 13 0 46 0 94 0 140 0 58-63 70-91 70-18 0-42-3-63-16-30-19-30-44-30-54 0-46 0-94 0-140 0-6 0-13-7-13-8 0-8 7-8 13 0 47 0 95 0 142 0 58 59 84 108 84s106-27 106-84c0-47 0-95 0-142z"><text:p/></draw:path><draw:path draw:style-name="gr1515" draw:text-style-name="P131" svg:width="0.275cm" svg:height="0.263cm" svg:x="0.722cm" svg:y="0.065cm" svg:viewBox="0 0 276 264" svg:d="M45 233c-3 16-4 19-35 19-7 0-10 0-10 8 0 4 3 4 10 4 46 0 92 0 138 0 61 0 107-46 107-84 0-28-23-50-60-55 40-6 81-35 81-72 0-29-25-53-73-53-42 0-86 0-129 0-7 0-11 0-11 8 0 4 3 4 11 4 1 0 7 0 14 0 8 1 11 1 11 7 0 1-1 2-2 7-18 70-34 138-52 207zM103 122c8-32 17-64 25-96 3-13 4-14 20-14 17 0 33 0 50 0 34 0 43 22 43 40 0 34-33 70-80 70-19 0-39 0-58 0zM87 252c-6 0-7 0-9-1-4 0-5 0-5-4 0-1 0-2 2-8 9-37 17-72 26-108 24 0 50 0 74 0 36 0 44 28 44 45 0 38-34 76-80 76-18 0-35 0-52 0z"><text:p/></draw:path><draw:path draw:style-name="gr1515" draw:text-style-name="P131" svg:width="0.235cm" svg:height="0.298cm" svg:x="1.157cm" svg:y="0.082cm" svg:viewBox="0 0 236 299" svg:d="M223 15c6 0 13 0 13-7 0-8-7-8-13-8-35 0-69 0-104 0-66 0-119 51-119 112 0 62 54 112 119 112 35 0 69 0 104 0 6 0 13 0 13-7 0-8-7-8-13-8-34 0-69 0-103 0-62 0-105-46-105-97 0-53 44-97 105-97 34 0 69 0 103 0zM21 284c-7 0-13 0-13 8 0 7 6 7 13 7 67 0 135 0 202 0 6 0 13 0 13-7 0-8-7-8-13-8-67 0-135 0-202 0z"><text:p/></draw:path><draw:path draw:style-name="gr1515" draw:text-style-name="P131" svg:width="0.274cm" svg:height="0.279cm" svg:x="1.552cm" svg:y="0.056cm" svg:viewBox="0 0 275 280" svg:d="M275 3c0-1-1-3-4-3-2 0-2 0-6 4-9 10-19 20-27 30-4-5-21-34-64-34-86 0-174 86-174 175 0 64 46 105 106 105 33 0 62-15 83-33 35-31 42-67 42-68 0-3-3-3-4-3-3 0-5 0-6 3-3 11-12 39-38 62-27 21-51 27-72 27-34 0-76-19-76-80 0-22 9-85 47-130 24-27 60-46 95-46 40 0 62 30 62 75 0 15-1 15-1 20 0 3 4 3 6 3 5 0 5-1 7-8 7-33 16-66 24-99z"><text:p/></draw:path><draw:path draw:style-name="gr1515" draw:text-style-name="P131" svg:width="0.342cm" svg:height="0.211cm" svg:x="2.074cm" svg:y="0.125cm" svg:viewBox="0 0 343 212" svg:d="M330 152c7 0 13 0 13-8s-6-8-13-8c-83 0-164 0-246 0-16-14-36-24-49-29 14-7 33-17 49-30 82 0 163 0 246 0 7 0 13 0 13-8 0-7-6-7-13-7-76 0-153 0-229 0 19-18 39-52 39-58 0-4-5-4-7-4-3 0-7 0-8 3-7 15-18 35-44 57-26 25-52 35-72 41-7 2-7 2-8 3-1 0-1 2-1 3s0 1 0 2c1 0 1 1 2 1 2 1 1 0 8 2 53 16 91 51 113 93 3 7 5 7 10 7 2 0 7 0 7-3 0-6-20-40-39-57 76 0 153 0 229 0z"><text:p/></draw:path><draw:path draw:style-name="gr1515" draw:text-style-name="P131" svg:width="0.342cm" svg:height="0.211cm" svg:x="2.396cm" svg:y="0.125cm" svg:viewBox="0 0 343 212" svg:d="M258 77c17 13 37 24 50 30-14 5-33 16-50 29-81 0-163 0-245 0-6 0-13 0-13 8s7 8 13 8c76 0 153 0 229 0-19 17-39 51-39 57 0 3 5 3 7 3 3 0 6 0 8-2 7-15 18-35 44-58s53-34 72-40c7-2 7-2 8-3 1 0 1-1 1-2s0-3-1-3l-1-1c-2-1-1-1-8-3-53-15-91-51-113-91-4-8-4-9-10-9-2 0-7 0-7 4 0 6 19 39 39 58-76 0-153 0-229 0-6 0-13 0-13 7 0 8 7 8 13 8 82 0 164 0 245 0z"><text:p/></draw:path><draw:path draw:style-name="gr1515" draw:text-style-name="P131" svg:width="0.213cm" svg:height="0.275cm" svg:x="2.976cm" svg:y="0.06cm" svg:viewBox="0 0 214 276" svg:d="M213 14c1-4 1-4 1-6 0-5-2-8-7-8s-7 4-9 9c-11 28-21 56-32 84-40 0-78 0-118 0-11-28-21-56-32-84-2-6-3-9-8-9-4 0-8 3-8 8 0 1 0 1 2 6 32 85 65 169 97 253 1 6 3 9 9 9 5 0 6-4 7-8 33-84 65-169 98-254zM55 109c35 0 70 0 106 0-18 46-36 91-53 137-18-46-35-91-53-137z"><text:p/></draw:path><draw:path draw:style-name="gr1515" draw:text-style-name="P131" svg:width="0.191cm" svg:height="0.174cm" svg:x="3.201cm" svg:y="0.157cm" svg:viewBox="0 0 192 175" svg:d="M119 55c2-11 11-46 37-46 2 0 12 0 20 5-11 1-19 11-19 21 0 6 5 13 16 13 7 0 19-6 19-22 0-20-22-26-35-26-23 0-36 21-40 30-10-26-31-30-42-30-41 0-63 51-63 59 0 5 4 5 6 5s3-1 4-5c13-40 38-50 52-50 7 0 21 3 21 26 0 11-7 38-21 91-6 25-20 41-37 41-2 0-11 0-19-5 9-2 18-10 18-21 0-10-9-13-14-13-12 0-22 9-22 22 0 17 20 25 37 25 26 0 39-26 40-29 5 15 19 29 42 29 40 0 62-50 62-59 0-4-4-4-5-4-3 0-3 1-4 5-14 40-40 50-52 50-16 0-21-12-21-25 0-9 2-18 7-34 4-18 8-35 13-53z"><text:p/></draw:path><draw:path draw:style-name="gr1515" draw:text-style-name="P131" svg:width="0.041cm" svg:height="0.041cm" svg:x="3.444cm" svg:y="0.289cm" svg:viewBox="0 0 42 42" svg:d="M42 21c0-11-10-21-21-21s-21 10-21 21 10 21 21 21 21-10 21-21z"><text:p/></draw:path><draw:path draw:style-name="gr1515" draw:text-style-name="P131" svg:width="0.191cm" svg:height="0.174cm" svg:x="3.53cm" svg:y="0.157cm" svg:viewBox="0 0 192 175" svg:d="M118 55c2-11 11-46 38-46 2 0 11 0 20 5-11 1-19 11-19 21 0 6 5 13 15 13 8 0 20-6 20-22 0-20-23-26-36-26-22 0-35 21-41 30-8-26-29-30-41-30-40 0-62 51-62 59 0 5 3 5 4 5 4 0 5-1 6-5 13-40 38-50 52-50 6 0 21 3 21 26 0 11-7 38-21 91-7 25-20 41-38 41-2 0-11 0-18-5 9-2 17-10 17-21 0-10-8-13-14-13-11 0-21 9-21 22 0 17 20 25 36 25 26 0 40-26 41-29 4 15 19 29 42 29 39 0 61-50 61-59 0-4-3-4-4-4-3 0-4 1-6 5-12 40-38 50-50 50-16 0-22-12-22-25 0-9 2-18 6-34 5-18 9-35 14-53z"><text:p/></draw:path><draw:path draw:style-name="gr1515" draw:text-style-name="P131" svg:width="0.193cm" svg:height="0.223cm" svg:x="3.879cm" svg:y="0.12cm" svg:viewBox="0 0 194 224" svg:d="M180 120c7 0 14 0 14-8s-7-7-14-7c-55 0-109 0-164 0 5-52 49-90 104-90 20 0 41 0 60 0 7 0 14 0 14-7 0-8-7-8-14-8-21 0-40 0-61 0-66 0-119 51-119 112 0 62 53 112 119 112 21 0 40 0 61 0 7 0 14 0 14-7 0-8-7-8-14-8-19 0-40 0-60 0-55 0-99-37-104-89 55 0 109 0 164 0z"><text:p/></draw:path><draw:path draw:style-name="gr1515" draw:text-style-name="P131" svg:width="0.265cm" svg:height="0.276cm" svg:x="4.225cm" svg:y="0.052cm" svg:viewBox="0 0 266 277" svg:d="M56 232c-15 26-31 32-47 33-5 0-9 0-9 8 0 2 2 4 5 4 11 0 22-1 33-1 14 0 27 1 39 1 3 0 8 0 8-8 0-4-4-4-7-4-9-1-18-4-18-14 0-5 3-9 6-15 10-16 20-33 30-49 32 0 65 0 96 0 0 9 6 62 6 65 0 12-20 13-28 13-5 0-8 0-8 8 0 4 4 4 5 4 16 0 32-1 49-1 8 0 33 1 42 1 3 0 8 0 8-8 0-4-4-4-10-4-23 0-23-3-24-14-8-81-16-161-24-241-1-9-1-10-7-10s-9 3-11 7c-45 74-89 150-134 225zM102 176c26-43 51-85 76-128 5 43 9 85 13 128-29 0-59 0-89 0z"><text:p/></draw:path><draw:path draw:style-name="gr1515" draw:text-style-name="P131" svg:width="0.215cm" svg:height="0.238cm" svg:x="4.609cm" svg:y="0.098cm" svg:viewBox="0 0 216 239" svg:d="M216 13c0-6 0-13-8-13s-8 7-8 13c0 46 0 94 0 140 0 58-64 70-92 70-18 0-42-3-63-16-30-19-30-44-30-54 0-46 0-94 0-140 0-6 0-13-7-13-8 0-8 7-8 13 0 47 0 95 0 142 0 58 59 84 108 84 50 0 108-27 108-84 0-47 0-95 0-142z"><text:p/></draw:path><draw:path draw:style-name="gr1515" draw:text-style-name="P131" svg:width="0.275cm" svg:height="0.263cm" svg:x="4.948cm" svg:y="0.065cm" svg:viewBox="0 0 276 264" svg:d="M45 233c-3 16-4 19-34 19-7 0-11 0-11 8 0 4 3 4 11 4 46 0 91 0 137 0 62 0 107-46 107-84 0-28-22-50-60-55 40-6 81-35 81-72 0-29-25-53-71-53-44 0-87 0-131 0-7 0-11 0-11 8 0 4 3 4 11 4 1 0 8 0 14 0 8 1 11 1 11 7 0 1 0 2-1 7-18 70-35 138-53 207zM104 122c8-32 16-64 24-96 4-13 4-14 20-14 17 0 35 0 51 0 34 0 42 22 42 40 0 34-33 70-80 70-19 0-38 0-57 0zM87 252c-6 0-7 0-9-1-4 0-5 0-5-4 0-1 0-2 2-8 9-37 17-72 26-108 24 0 50 0 74 0 37 0 44 28 44 45 0 38-34 76-79 76-18 0-36 0-53 0z"><text:p/></draw:path><draw:path draw:style-name="gr1515" draw:text-style-name="P131" svg:width="0.343cm" svg:height="0.2cm" svg:x="5.373cm" svg:y="0.132cm" svg:viewBox="0 0 344 201" svg:d="M301 109c-21 16-32 32-34 37-17 27-14 34-21 51 0 4 5 4 8 4 7 0 7 0 9-7 9-38 32-70 75-88 4-1 6-3 6-5 0-3-2-3-3-4-18-7-64-27-79-92-1-4-1-5-8-5-3 0-8 0-8 4 0 2 4 26 20 52 8 11 19 25 35 38-95 0-191 0-287 0-6 0-14-1-14 7s8 8 14 8c96 0 192 0 287 0z"><text:p/></draw:path><draw:path draw:style-name="gr1515" draw:text-style-name="P131" svg:width="0.191cm" svg:height="0.174cm" svg:x="5.857cm" svg:y="0.157cm" svg:viewBox="0 0 192 175" svg:d="M119 55c2-11 11-46 37-46 2 0 12 0 20 5-11 1-19 11-19 21 0 6 5 13 15 13 8 0 20-6 20-22 0-20-22-26-35-26-23 0-36 21-40 30-10-26-31-30-42-30-41 0-63 51-63 59 0 5 3 4 4 5 4 0 5-1 6-5 13-40 38-50 52-50 7 0 21 3 21 26 0 11-7 38-21 91-6 25-20 41-37 41-2 0-11 0-19-5 9-2 18-10 18-21 0-10-9-13-14-13-12 0-22 9-22 22 0 17 20 25 36 25 27 0 40-26 41-29 5 15 19 29 42 29 39 0 61-50 61-59 0-4-3-4-4-4-3 0-4 1-4 5-14 40-40 50-52 50-16 0-21-12-21-25 0-9 2-18 7-34 4-18 8-35 13-53z"><text:p/></draw:path><draw:path draw:style-name="gr1515" draw:text-style-name="P131" svg:width="0.193cm" svg:height="0.223cm" svg:x="6.206cm" svg:y="0.12cm" svg:viewBox="0 0 194 224" svg:d="M179 120c7 0 15 0 15-8s-8-7-15-7c-55 0-109 0-164 0 5-52 50-90 104-90 20 0 40 0 60 0 7 0 15 0 15-7 0-8-8-8-15-8-20 0-40 0-60 0-66 0-119 51-119 112 0 62 53 112 119 112 20 0 40 0 60 0 7 0 15 0 15-7 0-8-8-8-15-8-20 0-40 0-60 0-54 0-99-37-104-89 55 0 109 0 164 0z"><text:p/></draw:path><draw:path draw:style-name="gr1515" draw:text-style-name="P131" svg:width="0.274cm" svg:height="0.279cm" svg:x="6.558cm" svg:y="0.056cm" svg:viewBox="0 0 275 280" svg:d="M275 3c0-1-1-3-4-3-2 0-3 0-6 4-9 10-19 20-27 30-4-5-21-34-64-34-87 0-174 86-174 175 0 64 46 105 104 105 35 0 64-15 84-33 36-31 43-67 43-68 0-3-3-2-4-3-3 0-5 0-6 3-3 11-12 39-38 62-28 21-52 27-72 27-35 0-76-19-76-80 0-22 9-85 47-130 24-27 60-46 94-46 40 0 63 30 63 75 0 15-1 15-1 20 0 3 4 3 5 3 6 0 6-1 8-8 7-33 16-66 24-99z"><text:p/></draw:path><draw:path draw:style-name="gr1515" draw:text-style-name="P131" svg:width="0.1cm" svg:height="0.462cm" svg:x="10.181cm" svg:y="0cm" svg:viewBox="0 0 101 463" svg:d="M101 460c0-2-1-2-1-4-19-19-44-50-60-113-9-35-13-76-13-111 0-102 25-173 71-223 3-4 2-4 3-5 0-4-3-4-4-4-6 0-27 23-32 29-40 47-65 116-65 202 0 55 10 133 60 198 5 6 29 34 37 34 1 0 4 0 4-3z"><text:p/></draw:path><draw:path draw:style-name="gr1515" draw:text-style-name="P131" svg:width="0.234cm" svg:height="0.298cm" svg:x="10.31cm" svg:y="0.082cm" svg:viewBox="0 0 235 299" svg:d="M222 15c7 0 13 0 13-7 0-8-6-8-13-8-35 0-69 0-104 0-66 0-118 51-118 112 0 62 53 112 118 112 35 0 69 0 104 0 7 0 13 0 13-7 0-8-6-8-13-8-34 0-69 0-103 0-61 0-104-46-104-97 0-53 44-97 104-97 34 0 69 0 103 0zM21 284c-7 0-13 0-13 8 0 7 6 7 13 7 67 0 134 0 201 0 7 0 13 0 13-7 0-8-6-8-13-8-67 0-134 0-201 0z"><text:p/></draw:path><draw:path draw:style-name="gr1515" draw:text-style-name="P131" svg:width="0.19cm" svg:height="0.271cm" svg:x="10.699cm" svg:y="0.06cm" svg:viewBox="0 0 191 272" svg:d="M134 246c0 9 0 17 0 26 19-1 39-2 57-4 0-4 0-7 0-12-27 0-30-3-30-22 0-78 0-156 0-234-19 1-37 3-55 4 0 5 0 8 0 13 26 0 29 2 29 20 0 28 0 57 0 84-11-14-27-24-48-24-46 0-87 38-87 88 0 49 38 87 82 87 25 0 42-12 52-26zM134 143c0 26 0 53 0 79 0 7 0 8-4 14-11 19-29 28-45 28-18 0-32-10-41-25-10-16-11-38-11-54 0-14 0-38 11-54 9-12 23-25 44-25 13 0 30 5 42 23 4 6 4 7 4 14z"><text:p/></draw:path><draw:path draw:style-name="gr1515" draw:text-style-name="P131" svg:width="0.15cm" svg:height="0.176cm" svg:x="10.911cm" svg:y="0.155cm" svg:viewBox="0 0 151 177" svg:d="M33 76c2-57 35-67 48-67 40 0 43 51 43 67-31 0-60 0-91 0zM33 84c36 0 71 0 108 0 7 0 10 0 10-8 0-39-21-76-70-76-45 0-81 40-81 88 0 52 41 89 86 89 47 0 65-43 65-49 0-5-4-5-6-5-3 0-4 2-5 6-14 39-49 39-52 39-20 0-35-12-44-26-11-19-11-44-11-58z"><text:p/></draw:path><draw:path draw:style-name="gr1515" draw:text-style-name="P131" svg:width="0.193cm" svg:height="0.272cm" svg:x="11.083cm" svg:y="0.056cm" svg:viewBox="0 0 194 273" svg:d="M118 118c17 0 19 5 19 21 0 35 0 69 0 104 0 18-3 18-29 18 0 4 0 7 0 12 13-1 33-1 43-1s28 0 43 1c0-5 0-8 0-12-26 0-30 0-30-18 0-47 0-95 0-142-17 1-33 2-50 4-5 0-4 1-6 1-1 0-1 0-7 0-15 0-31 0-46 0 0-15 0-29 0-43 0-39 33-54 57-54 12 0 25 3 33 12-15 1-17 12-17 18 0 13 9 18 17 18 9 0 18-6 18-18 0-22-21-39-50-39-36 0-82 20-82 62 0 14 0 29 0 44-10 0-21 0-31 0 0 4 0 7 0 12 10 0 21 0 31 0 0 41 0 83 0 125 0 18-5 18-30 18 0 4 0 7 0 12 12-1 33-1 43-1 9 0 29 0 43 1 0-5 0-8 0-12-27 0-31 0-31-18 0-42 0-84 0-125 21 0 41 0 62 0z"><text:p/></draw:path><draw:path draw:style-name="gr1515" draw:text-style-name="P131" svg:width="0.194cm" svg:height="0.171cm" svg:x="11.299cm" svg:y="0.157cm" svg:viewBox="0 0 195 172" svg:d="M31 39c0 34 0 69 0 103 0 17-5 17-31 17 0 5 0 8 0 13 14-1 34-1 44-1s30 0 43 1c0-5 0-8 0-13-25 0-30 0-30-17 0-24 0-47 0-72 0-39 28-61 52-61 25 0 28 21 28 43 0 29 0 60 0 90 0 17-3 17-29 17 0 5 0 8 0 13 13-1 33-1 44-1 10 0 29 0 43 1 0-5 0-8 0-13-20 0-30 1-30-12 0-24 0-49 0-73 0-33 0-45-12-60-6-6-19-14-41-14-28 0-46 17-57 41 0-13 0-28 0-41-19 1-36 3-55 4 0 5 0 8 0 12 27 0 31 4 31 23z"><text:p/></draw:path><draw:path draw:style-name="gr1515" draw:text-style-name="P131" svg:width="0.081cm" svg:height="0.258cm" svg:x="11.515cm" svg:y="0.072cm" svg:viewBox="0 0 82 259" svg:d="M56 87c-19 1-36 3-55 4 0 5 0 8 0 12 25 0 29 3 29 21 0 35 0 70 0 105 0 17-4 17-30 17 0 5 0 8 0 13 12-2 33-2 43-2 13 0 26 0 39 2 0-5 0-8 0-13-25 0-26-2-26-17 0-48 0-95 0-142zM57 20c0-12-10-20-21-20-12 0-20 10-20 20 0 11 8 21 20 21 11 0 21-9 21-21z"><text:p/></draw:path><draw:path draw:style-name="gr1515" draw:text-style-name="P131" svg:width="0.12cm" svg:height="0.24cm" svg:x="11.617cm" svg:y="0.091cm" svg:viewBox="0 0 121 241" svg:d="M59 82c19 0 37 0 55 0 0-4 0-7 0-12-18 0-36 0-55 0 0-23 0-47 0-70-3 0-6 0-10 0 0 31-12 73-49 74 0 3 0 5 0 8 11 0 22 0 33 0 0 36 0 72 0 107 0 48 35 52 49 52 28 0 39-26 39-52 0-7 0-14 0-22-3 0-7 0-10 0 0 7 0 15 0 21 0 29-12 44-26 44-26 0-26-35-26-42 0-36 0-71 0-108z"><text:p/></draw:path><draw:path draw:style-name="gr1515" draw:text-style-name="P131" svg:width="0.081cm" svg:height="0.258cm" svg:x="11.772cm" svg:y="0.072cm" svg:viewBox="0 0 82 259" svg:d="M56 87c-18 1-36 3-54 4 0 5 0 8 0 12 25 0 29 3 29 21 0 35 0 70 0 105 0 17-5 17-31 17 0 5 0 8 0 13 12-2 33-2 43-2 13 0 27 0 39 2 0-5 0-8 0-13-25 0-26-2-26-17 0-48 0-95 0-142zM57 20c0-12-10-20-20-20-12 0-21 10-21 20 0 11 9 21 21 21 10 0 20-9 20-21z"><text:p/></draw:path><draw:path draw:style-name="gr1515" draw:text-style-name="P131" svg:width="0.171cm" svg:height="0.176cm" svg:x="11.878cm" svg:y="0.155cm" svg:viewBox="0 0 172 177" svg:d="M172 90c0-49-39-90-86-90-49 0-86 43-86 90 0 51 41 87 86 87 46 0 86-37 86-87zM86 168c-17 0-33-9-44-26-10-17-10-41-10-54 0-15 0-36 10-54s28-25 44-25 33 9 44 25c10 17 10 39 10 54 0 13 0 34-9 52-9 17-25 28-45 28z"><text:p/></draw:path><draw:path draw:style-name="gr1515" draw:text-style-name="P131" svg:width="0.194cm" svg:height="0.171cm" svg:x="12.073cm" svg:y="0.157cm" svg:viewBox="0 0 195 172" svg:d="M31 39c0 34 0 69 0 103 0 17-5 17-31 17 0 5 0 8 0 13 14-1 33-1 44-1 10 0 30 0 43 1 0-5 0-8 0-13-25 0-30 0-30-17 0-24 0-47 0-72 0-39 28-61 52-61 25 0 28 21 28 43 0 29 0 60 0 90 0 17-3 17-29 17 0 5 0 8 0 13 13-1 33-1 44-1 10 0 29 0 43 1 0-5 0-8 0-13-20 0-30 1-30-12 0-24 0-49 0-73 0-33 0-45-12-60-6-6-19-14-41-14-28 0-46 17-57 41 0-13 0-28 0-41-19 1-36 3-55 4 0 5 0 8 0 12 27 0 31 4 31 23z"><text:p/></draw:path><draw:path draw:style-name="gr1515" draw:text-style-name="P131" svg:width="0.099cm" svg:height="0.462cm" svg:x="12.293cm" svg:y="0cm" svg:viewBox="0 0 100 463" svg:d="M100 232c0-55-9-133-59-198-5-4-30-34-37-34-2 0-4 1-4 4 0 1 0 3 2 4 19 19 44 51 60 113 8 35 12 75 12 110 0 40-4 79-14 117-14 53-37 84-57 106-3 4-3 5-3 6 0 3 2 3 4 3 6 0 28-23 32-28 40-48 64-117 64-203z"><text:p/></draw:path><draw:path draw:style-name="gr1515" draw:text-style-name="P131" svg:width="0.342cm" svg:height="0.211cm" svg:x="2.074cm" svg:y="0.748cm" svg:viewBox="0 0 343 212" svg:d="M330 151c7 0 13 0 13-8s-6-8-13-8c-83 0-164 0-246 0-16-13-36-23-49-29 14-6 33-16 49-30 82 0 163 0 246 0 7 0 13 0 13-8 0-7-6-7-13-7-76 0-153 0-229 0 19-18 39-52 39-57 0-4-5-4-7-4-3 0-7 0-8 3-7 15-18 36-44 58-26 23-52 34-72 39-7 2-7 3-8 3-1 2-1 2-1 3s0 1 0 2c1 0 1 1 2 1 0 1 1 1 8 3 53 16 91 51 113 93 3 7 5 7 10 7 2 0 7 0 7-4s-20-39-39-57c76 0 153 0 229 0z"><text:p/></draw:path><draw:path draw:style-name="gr1515" draw:text-style-name="P131" svg:width="0.342cm" svg:height="0.211cm" svg:x="2.396cm" svg:y="0.748cm" svg:viewBox="0 0 343 212" svg:d="M258 76c17 14 37 24 50 30-14 6-33 16-50 29-81 0-163 0-245 0-6 0-13 0-13 8s7 8 13 8c76 0 153 0 229 0-19 18-39 53-39 57s5 4 7 4c3 0 6 0 8-3 7-14 18-35 44-57 26-24 53-34 72-40 7-2 7-3 8-4 1 0 1-1 1-2s0-1-1-3h-1c0-1-1-1-8-3-53-15-91-50-113-92-4-8-4-8-10-8-2 0-7 0-7 4 0 5 19 39 39 57-76 0-153 0-229 0-6 0-13 0-13 7 0 8 7 8 13 8 82 0 164 0 245 0z"><text:p/></draw:path><draw:path draw:style-name="gr1515" draw:text-style-name="P131" svg:width="0.213cm" svg:height="0.276cm" svg:x="2.976cm" svg:y="0.684cm" svg:viewBox="0 0 214 277" svg:d="M213 15c1-4 1-5 1-7 0-4-2-8-7-8s-7 5-9 9c-11 28-21 57-32 86-40 0-78 0-118 0-11-29-21-58-32-86-2-5-3-9-8-9-4 0-8 4-8 8 0 1 0 2 2 7 32 85 65 169 97 253 1 6 3 9 9 9 5 0 6-4 7-8 33-84 65-169 98-254zM55 110c35 0 70 0 106 0-18 46-36 91-53 137-18-46-35-91-53-137z"><text:p/></draw:path><draw:path draw:style-name="gr1515" draw:text-style-name="P131" svg:width="0.191cm" svg:height="0.174cm" svg:x="3.201cm" svg:y="0.781cm" svg:viewBox="0 0 192 175" svg:d="M119 54c2-10 11-45 37-45 2 0 12 0 20 4-11 2-19 12-19 21 0 7 5 13 16 13 7 0 19-6 19-22 0-19-22-25-35-25-23 0-36 21-40 30-10-27-31-30-42-30-41 0-63 50-63 59 0 5 4 5 6 5s3-1 4-5c13-41 38-50 52-50 7 0 21 3 21 25 0 12-7 39-21 92-6 25-20 40-37 40-2 0-11 0-19-4 9-3 18-10 18-21s-9-13-14-13c-12 0-22 9-22 22 0 17 20 25 37 25 26 0 39-28 40-30 5 15 19 30 42 30 40 0 62-50 62-59 0-5-4-5-5-5-3 0-3 2-4 5-14 41-40 50-52 50-16 0-21-12-21-25 0-9 2-17 7-34 4-18 8-35 13-53z"><text:p/></draw:path><draw:path draw:style-name="gr1515" draw:text-style-name="P131" svg:width="0.041cm" svg:height="0.04cm" svg:x="3.444cm" svg:y="0.91cm" svg:viewBox="0 0 42 41" svg:d="M42 21c0-12-10-21-21-21s-21 9-21 21c0 11 10 20 21 20s21-9 21-20z"><text:p/></draw:path><draw:path draw:style-name="gr1515" draw:text-style-name="P131" svg:width="0.088cm" svg:height="0.385cm" svg:x="3.558cm" svg:y="0.661cm" svg:viewBox="0 0 89 386" svg:d="M89 383c0-2 0-2-7-9-48-48-60-122-60-182 0-67 14-134 63-182 4-4 4-6 4-7 0-2-1-3-3-3-5 0-40 26-62 75-20 43-24 86-24 117s3 77 25 121c23 48 56 73 61 73 2 0 3-1 3-3z"><text:p/></draw:path><draw:path draw:style-name="gr1515" draw:text-style-name="P131" svg:width="0.191cm" svg:height="0.174cm" svg:x="3.681cm" svg:y="0.781cm" svg:viewBox="0 0 192 175" svg:d="M118 54c2-10 11-45 38-45 1 0 11 0 19 4-11 2-19 12-19 21 0 7 5 13 16 13 7 0 20-6 20-22 0-19-23-25-36-25-22 0-36 21-41 30-9-27-30-30-41-30-40 0-62 50-62 59 0 5 3 5 4 5 4 0 5-1 5-5 13-41 38-50 52-50 7 0 20 3 20 25 0 12-6 39-20 92-6 25-20 40-37 40-2 0-11 0-20-4 10-3 19-10 19-21s-9-13-14-13c-12 0-21 9-21 22 0 17 19 25 36 25 26 0 40-28 41-30 4 15 18 30 42 30 39 0 61-50 61-59 0-5-3-5-4-5-4 0-4 2-6 5-13 41-39 50-51 50-15 0-21-12-21-25 0-9 2-17 6-34 5-18 9-35 14-53z"><text:p/></draw:path><draw:path draw:style-name="gr1515" draw:text-style-name="P131" svg:width="0.193cm" svg:height="0.222cm" svg:x="4.029cm" svg:y="0.744cm" svg:viewBox="0 0 194 223" svg:d="M180 119c6 0 14 0 14-8s-8-8-14-8c-55 0-109 0-164 0 5-51 49-88 104-88 20 0 41 0 60 0 6 0 14 0 14-7 0-8-8-8-14-8-21 0-40 0-61 0-66 0-119 48-119 111 0 62 53 112 119 112 21 0 40 0 61 0 6 0 14 0 14-7 0-8-8-8-14-8-19 0-40 0-60 0-55 0-99-38-104-89 55 0 109 0 164 0z"><text:p/></draw:path><draw:path draw:style-name="gr1515" draw:text-style-name="P131" svg:width="0.264cm" svg:height="0.275cm" svg:x="4.376cm" svg:y="0.674cm" svg:viewBox="0 0 265 276" svg:d="M56 232c-15 25-31 31-47 32-6 1-9 1-9 8 0 2 2 4 5 4 10 0 22-1 33-1 14 0 27 1 39 1 2 0 8 0 8-7 0-4-4-5-7-5-9 0-18-3-18-13 0-5 3-9 6-15 10-16 19-33 29-49 31 0 64 0 96 0 1 8 7 60 7 65 0 11-20 12-28 12-5 0-9 0-9 8 0 4 3 3 5 4 17 0 33-1 48-1 10 0 35 1 44 1 3 0 7 0 7-8 0-4-3-4-9-4-24 0-24-2-25-13-8-80-15-162-23-242-1-8-1-9-8-9-5 0-8 2-10 7-45 74-89 150-134 225zM102 175c26-43 51-85 76-128 5 43 8 85 12 128-29 0-58 0-88 0z"><text:p/></draw:path><draw:path draw:style-name="gr1515" draw:text-style-name="P131" svg:width="0.213cm" svg:height="0.239cm" svg:x="4.76cm" svg:y="0.721cm" svg:viewBox="0 0 214 240" svg:d="M212 15c2-4 2-5 2-7 0-5-3-8-7-8s-6 3-9 9c-30 68-61 136-90 204-31-68-61-136-92-204-3-8-6-9-8-9-5 0-8 3-8 8 0 1 0 2 2 6 32 73 64 145 96 218 3 7 5 8 10 8 4 0 5-4 7-8 32-73 65-144 97-217z"><text:p/></draw:path><draw:path draw:style-name="gr1515" draw:text-style-name="P131" svg:width="0.191cm" svg:height="0.174cm" svg:x="5.093cm" svg:y="0.781cm" svg:viewBox="0 0 192 175" svg:d="M118 54c2-10 12-45 38-45 2 0 11 0 20 4-11 2-19 12-19 21 0 7 5 13 15 13 8 0 20-6 20-22 0-19-23-25-36-25-22 0-35 21-39 30-10-27-31-30-42-30-41 0-63 50-63 59 0 5 3 4 4 5 4 0 5-1 6-5 13-41 38-50 52-50 7 0 21 3 21 25 0 12-7 39-21 92-7 25-20 40-37 40-3 0-12 0-19-4 9-3 17-10 17-21s-8-13-14-13c-11 0-21 9-21 22 0 17 20 25 36 25 26 0 40-28 41-30 4 15 19 30 42 30 39 0 61-50 61-59 0-5-3-5-4-5-3 0-4 2-6 5-12 41-38 50-50 50-16 0-22-12-22-25 0-9 3-17 6-34 5-18 9-35 14-53z"><text:p/></draw:path><draw:path draw:style-name="gr1515" draw:text-style-name="P131" svg:width="0.191cm" svg:height="0.222cm" svg:x="5.443cm" svg:y="0.744cm" svg:viewBox="0 0 192 223" svg:d="M179 119c7 0 13 0 13-8s-6-8-13-8c-55 0-109 0-164 0 5-51 50-88 104-88 20 0 40 0 60 0 7 0 13 0 13-7 0-8-6-8-13-8-21 0-40 0-61 0-66 0-118 48-118 111 0 62 52 112 118 112 21 0 40 0 61 0 7 0 13 0 13-7 0-8-6-8-13-8-20 0-40 0-60 0-54 0-99-38-104-89 55 0 109 0 164 0z"><text:p/></draw:path><draw:path draw:style-name="gr1515" draw:text-style-name="P131" svg:width="0.275cm" svg:height="0.263cm" svg:x="5.792cm" svg:y="0.686cm" svg:viewBox="0 0 276 264" svg:d="M46 234c-4 16-5 18-35 18-7 0-11 0-11 8 0 4 3 4 11 4 46 0 91 0 137 0 62 0 107-45 107-84 0-27-22-49-59-54 39-7 80-36 80-72 0-29-25-54-71-54-43 0-87 0-130 0-8 0-12 0-12 8 0 4 4 4 11 4 1 0 8 0 15 1s10 1 10 6c0 2 0 3-1 7-18 70-34 139-52 208zM104 123c8-32 16-64 24-96 4-14 4-15 20-15 17 0 35 0 51 0 34 0 42 23 42 40 0 34-33 71-80 71-19 0-38 0-57 0zM87 252c-6 0-7 0-9 0-3 0-4-1-4-5 0-1 0-1 1-8 9-37 18-72 27-108 24 0 49 0 73 0 37 0 44 28 44 45 0 38-34 76-79 76-18 0-36 0-53 0z"><text:p/></draw:path><draw:path draw:style-name="gr1515" draw:text-style-name="P131" svg:width="0.235cm" svg:height="0.014cm" svg:x="6.227cm" svg:y="0.848cm" svg:viewBox="0 0 236 15" svg:d="M223 15c7 0 13 0 13-7 0-8-6-8-13-8-69 0-139 0-209 0-6 0-14 0-14 8 0 7 8 7 14 7 70 0 140 0 209 0z"><text:p/></draw:path><draw:path draw:style-name="gr1515" draw:text-style-name="P131" svg:width="0.342cm" svg:height="0.2cm" svg:x="6.453cm" svg:y="0.753cm" svg:viewBox="0 0 343 201" svg:d="M301 108c-21 16-32 33-35 37-16 27-13 34-20 52 0 4 5 4 8 4 7 0 7-1 9-7 9-38 31-71 75-88 4-1 5-4 5-6 0-3-1-2-2-3-18-7-64-27-79-91-1-5-1-6-8-6-3 0-8 0-8 4 0 2 4 26 20 51 8 12 19 25 35 37-95 0-191 0-287 0-6 0-14 0-14 8s8 8 14 8c96 0 192 0 287 0z"><text:p/></draw:path><draw:path draw:style-name="gr1515" draw:text-style-name="P131" svg:width="0.191cm" svg:height="0.174cm" svg:x="6.937cm" svg:y="0.781cm" svg:viewBox="0 0 192 175" svg:d="M118 54c3-10 12-45 38-45 2 0 11 0 20 4-11 2-19 12-19 21 0 7 5 13 15 13 8 0 20-6 20-22 0-19-23-25-35-25-23 0-36 21-40 30-10-27-31-30-42-30-41 0-63 50-63 59 0 5 3 4 4 5 4 0 5-1 6-5 13-41 38-50 52-50 7 0 21 3 21 25 0 12-7 39-21 92-7 25-20 40-37 40-3 0-12 0-19-4 9-3 18-10 18-21s-9-13-14-13c-12 0-22 9-22 22 0 17 20 25 36 25 26 0 40-28 41-30 4 15 19 30 42 30 39 0 61-50 61-59 0-5-3-5-4-5-3 0-4 2-4 5-14 41-40 50-52 50-16 0-22-12-22-25 0-9 3-17 6-34 5-18 9-35 14-53z"><text:p/></draw:path><draw:path draw:style-name="gr1515" draw:text-style-name="P131" svg:width="0.191cm" svg:height="0.222cm" svg:x="7.287cm" svg:y="0.744cm" svg:viewBox="0 0 192 223" svg:d="M179 119c7 0 13 0 13-8s-6-8-13-8c-55 0-109 0-164 0 5-51 50-88 104-88 20 0 40 0 60 0 7 0 13 0 13-7 0-8-6-8-13-8-20 0-40 0-60 0-67 0-119 48-119 111 0 62 52 112 119 112 20 0 40 0 60 0 7 0 13 0 13-7 0-8-6-8-13-8-20 0-40 0-60 0-54 0-99-38-104-89 55 0 109 0 164 0z"><text:p/></draw:path><draw:path draw:style-name="gr1515" draw:text-style-name="P131" svg:width="0.274cm" svg:height="0.279cm" svg:x="7.639cm" svg:y="0.679cm" svg:viewBox="0 0 275 280" svg:d="M275 3c0-1-1-3-4-3-2 0-3 0-7 4-9 10-18 20-26 30-4-5-22-34-65-34-86 0-173 85-173 175 0 64 45 105 104 105 35 0 64-15 84-33 36-31 43-67 43-68 0-4-3-3-4-4-4 0-5 1-6 4-3 11-12 39-38 61-28 22-52 28-72 28-35 0-76-19-76-80 0-22 8-85 47-130 24-27 60-47 94-47 40 0 63 30 63 75 0 15-1 15-1 20 0 3 4 4 5 4 6 0 6-1 7-8 8-33 16-66 25-99z"><text:p/></draw:path><draw:path draw:style-name="gr1515" draw:text-style-name="P131" svg:width="0.088cm" svg:height="0.385cm" svg:x="7.945cm" svg:y="0.661cm" svg:viewBox="0 0 89 386" svg:d="M89 192c0-29-4-77-25-119-23-48-56-73-61-73-2 0-3 1-3 3 0 1 0 2 7 9 38 39 60 100 60 180 0 66-14 135-63 184-4 5-4 5-4 7s1 3 3 3c5 0 39-26 62-75 20-43 24-86 24-119z"><text:p/></draw:path><draw:path draw:style-name="gr1515" draw:text-style-name="P131" svg:width="0.1cm" svg:height="0.462cm" svg:x="10.181cm" svg:y="0.624cm" svg:viewBox="0 0 101 463" svg:d="M101 459c0-1-1-3-1-4-19-18-44-50-60-113-9-35-13-75-13-111 0-101 25-173 71-222 3-3 3-5 3-6 0-3-3-3-4-3-6 0-27 23-32 29-40 46-65 116-65 202 0 55 10 133 60 198 5 4 29 34 37 34 1 0 4 0 4-4z"><text:p/></draw:path><draw:path draw:style-name="gr1515" draw:text-style-name="P131" svg:width="0.213cm" svg:height="0.239cm" svg:x="10.342cm" svg:y="0.721cm" svg:viewBox="0 0 214 240" svg:d="M214 14c0-7 0-14-7-14-8 0-8 7-8 14 0 46 0 94 0 140 0 58-63 70-91 70-18 0-42-3-63-16-30-19-30-44-30-54 0-46 0-94 0-140 0-7 0-14-7-14-8 0-8 7-8 14 0 48 0 94 0 141 0 60 59 85 108 85s106-28 106-84c0-47 0-94 0-142z"><text:p/></draw:path><draw:path draw:style-name="gr1515" draw:text-style-name="P131" svg:width="0.19cm" svg:height="0.272cm" svg:x="10.742cm" svg:y="0.684cm" svg:viewBox="0 0 191 273" svg:d="M134 247c0 9 0 17 0 26 19-1 39-3 57-5 0-4 0-7 0-12-27 0-30-2-30-21 0-78 0-157 0-235-19 1-37 3-55 4 0 5 0 8 0 12 26 0 29 4 29 22 0 28 0 57 0 84-11-14-27-24-48-24-46 0-87 37-87 88 0 48 38 87 82 87 25 0 42-13 52-26zM134 144c0 27 0 53 0 79 0 7 0 8-4 15-11 18-29 26-45 26-18 0-32-10-41-24-10-17-11-39-11-54 0-14 0-38 11-55 9-12 23-24 44-24 13 0 30 5 42 23 4 6 4 6 4 14z"><text:p/></draw:path><draw:path draw:style-name="gr1515" draw:text-style-name="P131" svg:width="0.149cm" svg:height="0.176cm" svg:x="10.955cm" svg:y="0.778cm" svg:viewBox="0 0 150 177" svg:d="M32 76c2-58 35-67 48-67 40 0 43 51 43 67-31 0-60 0-91 0zM32 84c36 0 71 0 108 0 8 0 10 0 10-8 0-39-21-76-70-76-45 0-80 40-80 88 0 52 40 89 85 89 47 0 65-43 65-51 0-3-4-4-6-4-3 0-4 2-5 6-14 39-49 39-52 39-20 0-35-11-44-25-11-19-11-44-11-58z"><text:p/></draw:path><draw:path draw:style-name="gr1515" draw:text-style-name="P131" svg:width="0.193cm" svg:height="0.271cm" svg:x="11.125cm" svg:y="0.679cm" svg:viewBox="0 0 194 272" svg:d="M118 118c17 0 21 4 21 21 0 35 0 69 0 104 0 17-5 17-31 17 0 4 0 7 0 12 13 0 33-1 43-1s28 1 43 1c0-5 0-8 0-12-26 0-30 0-30-17 0-47 0-95 0-142-17 1-33 2-50 4-5 0-4 0-6 0-1 1-1 1-7 1-15 0-31 0-46 0 0-15 0-30 0-44 0-39 34-54 57-54 12 0 27 4 34 13-16 1-18 11-18 18 0 13 9 17 17 17 9 0 18-5 18-17 0-24-21-39-50-39-36 0-82 19-82 62 0 14 0 29 0 44-10 0-21 0-31 0 0 4 0 7 0 12 10 0 21 0 31 0 0 41 0 83 0 125 0 17-5 17-30 17 0 4 0 7 0 12 12 0 33-1 43-1s29 1 43 1c0-5 0-8 0-12-27 0-31 0-31-17 0-42 0-84 0-125 21 0 41 0 62 0z"><text:p/></draw:path><draw:path draw:style-name="gr1515" draw:text-style-name="P131" svg:width="0.194cm" svg:height="0.17cm" svg:x="11.342cm" svg:y="0.781cm" svg:viewBox="0 0 195 171" svg:d="M31 37c0 36 0 70 0 105 0 16-5 16-31 16 0 5 0 8 0 13 14 0 34-2 44-2s31 2 43 2c0-5 0-8 0-13-25 0-30 0-30-16 0-24 0-47 0-72 0-40 28-61 53-61 24 0 29 21 29 43 0 29 0 60 0 90 0 16-5 16-31 16 0 5 0 8 0 13 13 0 33-2 44-2 10 0 29 2 43 2 0-5 0-8 0-13-20 0-30 0-30-11 0-24 0-49 0-73 0-34 0-45-12-60-6-6-19-14-41-14-28 0-46 17-57 41 0-13 0-28 0-41-19 1-36 3-55 4 0 5 0 8 0 13 27 0 31 2 31 20z"><text:p/></draw:path><draw:path draw:style-name="gr1515" draw:text-style-name="P131" svg:width="0.081cm" svg:height="0.258cm" svg:x="11.558cm" svg:y="0.692cm" svg:viewBox="0 0 82 259" svg:d="M56 88c-19 1-36 3-55 4 0 5 0 8 0 13 25 0 29 2 29 20 0 36 0 70 0 105 0 16-4 16-30 16 0 5 0 8 0 13 12 0 33-2 43-2 13 0 26 2 39 2 0-5 0-8 0-13-25 0-26-1-26-16 0-47 0-95 0-142zM57 21c0-12-10-21-21-21-12 0-20 11-20 21s8 20 20 20c11 0 21-8 21-20z"><text:p/></draw:path><draw:path draw:style-name="gr1515" draw:text-style-name="P131" svg:width="0.12cm" svg:height="0.241cm" svg:x="11.66cm" svg:y="0.714cm" svg:viewBox="0 0 121 242" svg:d="M59 84c19 0 37 0 55 0 0-5 0-8 0-12-18 0-36 0-55 0 0-25 0-48 0-72-3 0-6 0-10 0 0 32-12 74-49 75 0 3 0 5 0 9 11 0 22 0 33 0 0 35 0 71 0 106 0 48 35 52 49 52 28 0 39-27 39-52 0-7 0-14 0-22-3 0-7 0-10 0 0 7 0 15 0 21 0 29-12 43-26 43-26 0-26-35-26-42 0-35 0-71 0-106z"><text:p/></draw:path><draw:path draw:style-name="gr1515" draw:text-style-name="P131" svg:width="0.083cm" svg:height="0.258cm" svg:x="11.815cm" svg:y="0.692cm" svg:viewBox="0 0 84 259" svg:d="M56 88c-18 1-36 3-54 4 0 5 0 8 0 13 25 0 29 2 29 20 0 36 0 70 0 105 0 16-5 16-31 16 0 5 0 8 0 13 13 0 34-2 43-2 13 0 27 2 41 2 0-5 0-8 0-13-27 0-28-1-28-16 0-47 0-95 0-142zM57 21c0-12-9-21-20-21-12 0-21 11-21 21s9 20 21 20c11 0 20-8 20-20z"><text:p/></draw:path><draw:path draw:style-name="gr1515" draw:text-style-name="P131" svg:width="0.171cm" svg:height="0.176cm" svg:x="11.921cm" svg:y="0.778cm" svg:viewBox="0 0 172 177" svg:d="M172 90c0-49-39-90-86-90-49 0-86 42-86 90 0 50 41 87 86 87 46 0 86-37 86-87zM86 167c-17 0-33-7-44-25-10-18-10-41-10-55s0-35 10-53 28-25 44-25 33 8 44 24c10 17 10 40 10 54s0 35-9 52-25 28-45 28z"><text:p/></draw:path><draw:path draw:style-name="gr1515" draw:text-style-name="P131" svg:width="0.194cm" svg:height="0.17cm" svg:x="12.115cm" svg:y="0.781cm" svg:viewBox="0 0 195 171" svg:d="M31 37c0 36 0 70 0 105 0 16-5 16-31 16 0 5 0 8 0 13 14 0 34-2 44-2s30 2 43 2c0-5 0-8 0-13-25 0-30 0-30-16 0-24 0-47 0-72 0-40 28-61 52-61 25 0 28 21 28 43 0 29 0 60 0 90 0 16-3 16-29 16 0 5 0 8 0 13 13 0 33-2 44-2 10 0 29 2 43 2 0-5 0-8 0-13-20 0-30 0-30-11 0-24 0-49 0-73 0-34 0-45-12-60-6-6-19-14-41-14-28 0-46 17-57 41 0-13 0-28 0-41-19 1-36 3-55 4 0 5 0 8 0 13 27 0 31 2 31 20z"><text:p/></draw:path><draw:path draw:style-name="gr1515" draw:text-style-name="P131" svg:width="0.099cm" svg:height="0.462cm" svg:x="12.335cm" svg:y="0.624cm" svg:viewBox="0 0 100 463" svg:d="M100 231c0-55-9-132-59-197-5-5-30-34-37-34-2 0-4 0-4 3 0 2 0 4 2 5 19 20 44 50 60 112 8 35 12 75 12 111 0 40-4 78-14 117-14 53-37 84-57 106-3 4-2 2-3 5 0 3 2 4 4 4 6 0 28-24 32-30 40-46 64-115 64-202z"><text:p/></draw:path><draw:path draw:style-name="gr1515" draw:text-style-name="P131" svg:width="0.342cm" svg:height="0.212cm" svg:x="2.074cm" svg:y="1.368cm" svg:viewBox="0 0 343 213" svg:d="M330 152c7 0 13 0 13-8s-6-8-13-8c-83 0-164 0-246 0-16-14-36-24-49-29 14-7 33-17 49-30 82 0 163 0 246 0 7 0 13 0 13-8 0-7-6-7-13-7-76 0-153 0-229 0 19-18 39-52 39-58 0-4-5-4-7-4-3 0-7 0-8 3-7 16-18 36-44 59s-52 33-72 39c-7 2-7 2-8 4-1 0-1 1-1 2s0 1 0 2c1 0 1 1 2 1 2 1 1 0 8 3 53 16 91 51 113 92 3 7 5 8 10 8 2 0 7 0 7-4 0-5-20-38-39-57 76 0 153 0 229 0z"><text:p/></draw:path><draw:path draw:style-name="gr1515" draw:text-style-name="P131" svg:width="0.342cm" svg:height="0.212cm" svg:x="2.396cm" svg:y="1.368cm" svg:viewBox="0 0 343 213" svg:d="M258 77c17 14 37 24 50 30-14 6-33 16-50 29-81 0-163 0-245 0-6 0-13 0-13 8s7 8 13 8c76 0 153 0 229 0-19 17-39 52-39 57 0 4 5 4 7 4 3 0 6 0 8-3 7-15 18-35 44-58s53-33 72-40c7-2 7-2 8-3 1 0 1-1 1-2s0-1-1-2l-1-2c-2-1-1-1-8-3-53-15-91-50-113-91-4-8-4-9-10-9-2 0-7 0-7 4 0 6 19 39 39 58-76 0-153 0-229 0-6 0-13 0-13 7 0 8 7 8 13 8 82 0 164 0 245 0z"><text:p/></draw:path><draw:path draw:style-name="gr1515" draw:text-style-name="P131" svg:width="0.213cm" svg:height="0.276cm" svg:x="2.976cm" svg:y="1.305cm" svg:viewBox="0 0 214 277" svg:d="M213 14c1-4 1-4 1-6 0-4-2-8-7-8s-7 4-9 9c-11 28-21 56-32 84-40 0-78 0-118 0-11-28-21-56-32-84-2-6-3-9-8-9-4 0-8 4-8 8 0 1 0 1 2 6 32 85 65 169 97 253 1 6 3 10 9 10 5 0 6-4 7-9 33-84 65-169 98-254zM55 109c35 0 70 0 106 0-18 46-36 91-53 137-18-46-35-91-53-137z"><text:p/></draw:path><draw:path draw:style-name="gr1515" draw:text-style-name="P131" svg:width="0.191cm" svg:height="0.174cm" svg:x="3.201cm" svg:y="1.402cm" svg:viewBox="0 0 192 175" svg:d="M119 54c2-10 11-46 37-46 2 0 12 0 20 5-11 2-19 11-19 21 0 6 5 13 16 13 7 0 19-6 19-22 0-21-22-25-35-25-23 0-36 20-40 29-10-26-31-29-42-29-41 0-63 50-63 59 0 4 4 4 6 4s3-1 4-5c13-40 38-50 52-50 7 0 21 3 21 26 0 12-7 38-21 91-6 25-20 41-37 41-2 0-11 0-19-5 9-1 18-10 18-21 0-10-9-13-14-13-12 0-22 9-22 22 0 18 20 26 37 26 26 0 39-28 40-30 5 15 19 30 42 30 40 0 62-51 62-59 0-5-4-5-5-5-3 0-3 1-4 5-14 41-40 50-52 50-16 0-21-12-21-25 0-9 2-18 7-34 4-18 8-35 13-53z"><text:p/></draw:path><draw:path draw:style-name="gr1515" draw:text-style-name="P131" svg:width="0.041cm" svg:height="0.04cm" svg:x="3.444cm" svg:y="1.531cm" svg:viewBox="0 0 42 41" svg:d="M42 20c0-11-10-20-21-20s-21 9-21 20 10 21 21 21 21-10 21-21z"><text:p/></draw:path><draw:path draw:style-name="gr1515" draw:text-style-name="P131" svg:width="0.088cm" svg:height="0.386cm" svg:x="3.558cm" svg:y="1.282cm" svg:viewBox="0 0 89 387" svg:d="M89 383c0-1 0-2-7-9-48-48-60-121-60-180 0-68 14-135 63-183 4-4 4-5 4-7 0-3-1-4-3-4-5 0-40 26-62 76-20 42-24 85-24 118 0 29 3 77 25 121 23 47 56 72 61 72 2 0 3-1 3-4z"><text:p/></draw:path><draw:path draw:style-name="gr1515" draw:text-style-name="P131" svg:width="0.191cm" svg:height="0.174cm" svg:x="3.681cm" svg:y="1.402cm" svg:viewBox="0 0 192 175" svg:d="M118 54c2-10 11-46 38-46 1 0 11 0 19 5-11 2-19 11-19 21 0 6 5 13 16 13 7 0 20-6 20-22 0-21-23-25-36-25-22 0-36 20-41 29-9-26-30-29-41-29-40 0-62 50-62 59 0 4 3 4 4 4 4 0 5-1 5-5 13-40 38-50 52-50 7 0 20 3 20 26 0 12-6 38-20 91-6 25-20 41-37 41-2 0-11 0-20-5 10-1 19-10 19-21 0-10-9-13-14-13-12 0-21 9-21 22 0 18 19 26 36 26 26 0 40-28 41-30 4 15 18 30 42 30 39 0 61-51 61-59 0-5-3-5-4-5-4 0-4 1-6 5-13 41-39 50-51 50-15 0-21-12-21-25 0-9 2-18 6-34 5-18 9-35 14-53z"><text:p/></draw:path><draw:path draw:style-name="gr1515" draw:text-style-name="P131" svg:width="0.193cm" svg:height="0.223cm" svg:x="4.029cm" svg:y="1.363cm" svg:viewBox="0 0 194 224" svg:d="M180 120c6 0 14 0 14-8s-8-8-14-8c-55 0-109 0-164 0 5-51 49-89 104-89 20 0 41 0 60 0 6 0 14 0 14-7 0-8-8-8-14-8-21 0-40 0-61 0-66 0-119 51-119 112 0 62 53 112 119 112 21 0 40 0 61 0 6 0 14 0 14-7 0-8-8-8-14-8-19 0-40 0-60 0-55 0-99-37-104-89 55 0 109 0 164 0z"><text:p/></draw:path><draw:path draw:style-name="gr1515" draw:text-style-name="P131" svg:width="0.264cm" svg:height="0.276cm" svg:x="4.376cm" svg:y="1.295cm" svg:viewBox="0 0 265 277" svg:d="M56 232c-15 27-31 32-47 33-6 0-9 0-9 8 0 2 2 4 5 4 10 0 22-1 33-1 14 0 27 1 39 1 2 0 8 0 8-8 0-4-4-4-7-4-9-1-18-4-18-13 0-6 3-9 6-14 10-17 19-33 29-50 31 0 64 0 96 0 1 8 7 61 7 64 0 12-20 13-28 13-5 0-9 0-9 8 0 4 3 3 5 4 17 0 33-1 48-1 10 0 35 1 44 1 3 0 7 0 7-8 0-4-3-4-9-4-24 0-24-3-25-14-8-80-15-161-23-241-1-8-1-10-8-10-5 0-8 3-10 7-45 74-89 150-134 225zM102 176c26-43 51-85 76-128 5 43 8 85 12 128-29 0-58 0-88 0z"><text:p/></draw:path><draw:path draw:style-name="gr1515" draw:text-style-name="P131" svg:width="0.342cm" svg:height="0.201cm" svg:x="4.781cm" svg:y="1.374cm" svg:viewBox="0 0 343 202" svg:d="M301 109c-21 16-32 32-34 37-17 27-14 34-21 51 0 5 5 5 8 5 7 0 7-1 9-7 9-39 31-71 75-88 4-3 5-4 5-6s-1-3-2-4c-18-7-64-25-79-90-1-6-1-7-8-7-3 0-8 0-8 6 7 16 4 24 20 50 8 11 19 25 35 37-95 0-191 0-287 0-6 0-14 0-14 8s8 8 14 8c96 0 192 0 287 0z"><text:p/></draw:path><draw:path draw:style-name="gr1515" draw:text-style-name="P131" svg:width="0.191cm" svg:height="0.174cm" svg:x="5.265cm" svg:y="1.402cm" svg:viewBox="0 0 192 175" svg:d="M119 54c2-10 11-46 37-46 2 0 11 0 20 5-11 2-19 11-19 21 0 6 5 13 15 13 8 0 20-6 20-22 0-21-22-25-35-25-23 0-36 20-40 29-10-26-31-29-42-29-41 0-63 50-63 59 0 4 3 3 4 4 4 0 5-1 6-5 13-40 38-50 52-50 7 0 21 3 21 26 0 12-7 38-21 91-7 25-20 41-37 41-2 0-11 0-19-5 9-1 18-10 18-21 0-10-9-13-14-13-12 0-22 9-22 22 0 18 20 26 36 26 27 0 40-28 41-30 4 15 19 30 42 30 39 0 61-51 61-59 0-5-3-5-4-5-3 0-4 1-4 5-14 41-40 50-52 50-16 0-21-12-21-25 0-9 2-18 7-34 4-18 8-35 13-53z"><text:p/></draw:path><draw:path draw:style-name="gr1515" draw:text-style-name="P131" svg:width="0.193cm" svg:height="0.223cm" svg:x="5.615cm" svg:y="1.363cm" svg:viewBox="0 0 194 224" svg:d="M179 120c7 0 15 0 15-8s-8-8-15-8c-55 0-109 0-164 0 5-51 50-89 104-89 20 0 40 0 60 0 7 0 15 0 15-7 0-8-8-8-15-8-20 0-40 0-60 0-66 0-119 51-119 112 0 62 53 112 119 112 20 0 40 0 60 0 7 0 15 0 15-7 0-8-8-8-15-8-20 0-40 0-60 0-54 0-99-37-104-89 55 0 109 0 164 0z"><text:p/></draw:path><draw:path draw:style-name="gr1515" draw:text-style-name="P131" svg:width="0.274cm" svg:height="0.281cm" svg:x="5.967cm" svg:y="1.299cm" svg:viewBox="0 0 275 282" svg:d="M275 4c0-1-1-4-4-4-2 0-3 0-6 4-9 10-19 20-27 30-4-5-21-34-64-34-87 0-174 86-174 175 0 64 46 107 104 107 35 0 64-17 84-35 36-30 43-66 43-68 0-3-3-2-4-3-3 0-5 1-6 3-3 12-12 40-38 62-28 22-52 28-72 28-35 0-76-20-76-80 0-22 8-85 47-130 24-27 60-47 94-47 40 0 63 30 63 75 0 15-1 15-1 20 0 3 4 3 5 3 6 0 6 0 7-8 8-33 16-65 25-98z"><text:p/></draw:path><draw:path draw:style-name="gr1515" draw:text-style-name="P131" svg:width="0.088cm" svg:height="0.386cm" svg:x="6.273cm" svg:y="1.282cm" svg:viewBox="0 0 89 387" svg:d="M89 194c0-30-3-77-25-121-23-48-56-73-61-73-2 0-3 2-3 4s0 3 8 9c37 39 59 100 59 181 0 66-14 134-63 182-4 5-4 6-4 7 0 2 1 4 3 4 5 0 40-26 62-76 20-43 24-86 24-117z"><text:p/></draw:path><draw:path draw:style-name="gr1515" draw:text-style-name="P131" svg:width="0.213cm" svg:height="0.239cm" svg:x="6.509cm" svg:y="1.342cm" svg:viewBox="0 0 214 240" svg:d="M117 8c-4-7-6-8-9-8-6 0-7 2-9 8-32 71-65 144-97 215-2 6-2 7-2 9 0 3 3 8 8 8 2 0 5-1 8-9 31-68 61-136 92-205 29 69 60 137 90 205 3 9 8 9 9 9 4 0 7-5 7-8 0-1 0-2-2-7-32-72-64-145-95-217z"><text:p/></draw:path><draw:path draw:style-name="gr1515" draw:text-style-name="P131" svg:width="0.088cm" svg:height="0.386cm" svg:x="6.87cm" svg:y="1.282cm" svg:viewBox="0 0 89 387" svg:d="M89 383c0-1 0-2-7-9-48-48-60-121-60-180 0-68 15-135 63-183 4-4 4-5 4-7 0-3-1-4-3-4-5 0-39 26-62 76-20 42-24 85-24 118 0 29 4 77 25 121 23 47 56 72 61 72 2 0 3-1 3-4z"><text:p/></draw:path><draw:path draw:style-name="gr1515" draw:text-style-name="P131" svg:width="0.191cm" svg:height="0.174cm" svg:x="6.993cm" svg:y="1.402cm" svg:viewBox="0 0 192 175" svg:d="M118 54c2-10 11-46 38-46 2 0 11 0 19 5-10 2-18 11-18 21 0 6 4 13 15 13 8 0 20-6 20-22 0-21-23-25-36-25-22 0-35 20-41 29-8-26-29-29-41-29-40 0-62 50-62 59 0 4 3 4 4 4 4 0 5-1 6-5 13-40 38-50 52-50 6 0 21 3 21 26 0 12-7 38-21 91-7 25-20 41-38 41-2 0-11 0-18-5 9-1 17-10 17-21 0-10-8-13-14-13-11 0-21 9-21 22 0 18 19 26 36 26 26 0 40-28 41-30 4 15 19 30 42 30 39 0 61-51 61-59 0-5-3-5-4-5-3 0-4 1-6 5-12 41-38 50-51 50-15 0-21-12-21-25 0-9 2-18 6-34 5-18 9-35 14-53z"><text:p/></draw:path><draw:path draw:style-name="gr1515" draw:text-style-name="P131" svg:width="0.193cm" svg:height="0.223cm" svg:x="7.342cm" svg:y="1.363cm" svg:viewBox="0 0 194 224" svg:d="M180 120c7 0 14 0 14-8s-7-8-14-8c-55 0-109 0-164 0 5-51 49-89 104-89 20 0 41 0 60 0 7 0 14 0 14-7 0-8-7-8-14-8-21 0-40 0-61 0-66 0-119 51-119 112 0 62 53 112 119 112 21 0 40 0 61 0 7 0 14 0 14-7 0-8-7-8-14-8-19 0-40 0-60 0-55 0-99-37-104-89 55 0 109 0 164 0z"><text:p/></draw:path><draw:path draw:style-name="gr1515" draw:text-style-name="P131" svg:width="0.275cm" svg:height="0.263cm" svg:x="7.691cm" svg:y="1.308cm" svg:viewBox="0 0 276 264" svg:d="M45 233c-3 16-4 19-35 19-7 0-10 0-10 8 0 4 3 4 10 4 46 0 92 0 138 0 61 0 107-46 107-84 0-27-23-50-60-55 40-6 81-35 81-72 0-29-25-53-73-53-42 0-86 0-129 0-7 0-11 0-11 8 0 4 3 4 11 4 1 0 7 0 14 0 8 1 11 2 11 7 0 1-1 3-2 7-18 70-34 138-52 207zM103 122c8-32 17-64 25-96 3-13 4-14 20-14 17 0 35 0 51 0 33 0 42 22 42 40 0 34-33 70-80 70-19 0-39 0-58 0zM87 252c-6 0-7 0-9 0-4-1-5-1-5-4 0-2 0-3 2-9 9-37 17-72 26-108 24 0 50 0 74 0 36 0 44 29 44 45 0 39-34 76-80 76-18 0-35 0-52 0z"><text:p/></draw:path><draw:path draw:style-name="gr1515" draw:text-style-name="P131" svg:width="0.342cm" svg:height="0.201cm" svg:x="8.116cm" svg:y="1.374cm" svg:viewBox="0 0 343 202" svg:d="M301 109c-21 16-32 32-35 37-16 27-13 34-20 51 0 5 5 5 8 5 7 0 7-1 9-7 9-39 31-71 75-88 4-3 5-4 5-6s-1-3-2-4c-18-7-64-25-79-90-1-6-1-7-8-7-3 0-8 0-8 6 7 16 4 24 20 50 8 11 19 25 35 37-95 0-191 0-287 0-6 0-14 0-14 8s8 8 14 8c96 0 192 0 287 0z"><text:p/></draw:path><draw:path draw:style-name="gr1515" draw:text-style-name="P131" svg:width="0.191cm" svg:height="0.174cm" svg:x="8.6cm" svg:y="1.402cm" svg:viewBox="0 0 192 175" svg:d="M118 54c3-10 12-46 38-46 2 0 11 0 20 5-11 2-19 11-19 21 0 6 5 13 15 13 8 0 20-6 20-22 0-21-23-25-35-25-23 0-36 20-40 29-10-26-31-29-42-29-41 0-63 50-63 59 0 4 3 3 4 4 4 0 5-1 6-5 13-40 38-50 52-50 7 0 21 3 21 26 0 12-7 38-21 91-7 25-20 41-37 41-3 0-12 0-19-5 9-1 18-10 18-21 0-10-9-13-14-13-12 0-22 9-22 22 0 18 20 26 36 26 26 0 40-28 41-30 4 15 19 30 42 30 39 0 61-51 61-59 0-5-3-5-4-5-3 0-4 1-4 5-14 41-40 50-52 50-16 0-22-12-22-25 0-9 3-18 6-34 5-18 9-35 14-53z"><text:p/></draw:path><draw:path draw:style-name="gr1515" draw:text-style-name="P131" svg:width="0.191cm" svg:height="0.223cm" svg:x="8.949cm" svg:y="1.363cm" svg:viewBox="0 0 192 224" svg:d="M179 120c7 0 13 0 13-8s-6-8-13-8c-55 0-109 0-164 0 5-51 50-89 104-89 20 0 40 0 60 0 7 0 13 0 13-7 0-8-6-8-13-8-20 0-40 0-60 0-67 0-119 51-119 112 0 62 52 112 119 112 20 0 40 0 60 0 7 0 13 0 13-7 0-8-6-8-13-8-20 0-40 0-60 0-54 0-99-37-104-89 55 0 109 0 164 0z"><text:p/></draw:path><draw:path draw:style-name="gr1515" draw:text-style-name="P131" svg:width="0.274cm" svg:height="0.281cm" svg:x="9.301cm" svg:y="1.299cm" svg:viewBox="0 0 275 282" svg:d="M275 4c0-1-1-4-4-4-2 0-3 0-7 4-9 10-18 20-26 30-4-5-22-34-65-34-86 0-173 86-173 175 0 64 45 107 104 107 35 0 64-17 84-35 36-30 43-66 43-68 0-3-3-2-4-3-4 0-5 1-6 3-3 12-12 40-38 62-28 22-52 28-72 28-35 0-76-20-76-80 0-22 8-85 47-130 24-27 60-47 94-47 40 0 63 30 63 75 0 15-1 15-1 20 0 3 4 3 5 3 6 0 6 0 7-8 8-33 16-65 25-98z"><text:p/></draw:path><draw:path draw:style-name="gr1515" draw:text-style-name="P131" svg:width="0.088cm" svg:height="0.386cm" svg:x="9.607cm" svg:y="1.282cm" svg:viewBox="0 0 89 387" svg:d="M89 194c0-30-4-77-25-121-23-48-56-73-61-73-2 0-3 2-3 4s0 3 7 9c38 39 60 100 60 181 0 66-14 134-63 182-4 5-4 6-4 7 0 2 1 4 3 4 5 0 39-26 62-76 20-43 24-86 24-117z"><text:p/></draw:path><draw:path draw:style-name="gr1515" draw:text-style-name="P131" svg:width="0.1cm" svg:height="0.462cm" svg:x="10.181cm" svg:y="1.245cm" svg:viewBox="0 0 101 463" svg:d="M101 460c0-2-1-2-1-4-19-18-44-50-60-113-9-35-13-75-13-111 0-101 25-173 71-223 3-4 2-4 3-5 0-4-3-4-4-4-6 0-27 23-32 30-40 46-65 115-65 202 0 55 10 132 60 197 5 5 29 34 37 34 1 0 4 0 4-3z"><text:p/></draw:path><draw:path draw:style-name="gr1515" draw:text-style-name="P131" svg:width="0.264cm" svg:height="0.276cm" svg:x="10.313cm" svg:y="1.295cm" svg:viewBox="0 0 265 277" svg:d="M56 232c-15 27-31 32-47 33-6 0-9 0-9 8 0 2 2 4 5 4 10 0 22-1 33-1 14 0 27 1 39 1 2 0 8 0 8-8 0-4-4-4-7-4-9-1-18-4-18-13 0-6 3-9 6-14 10-17 19-33 29-50 33 0 64 0 97 0 0 8 6 61 6 64 0 12-20 13-28 13-5 0-9 0-9 8 0 4 3 3 5 4 17 0 33-1 48-1 10 0 35 1 44 1 3 0 7 0 7-8 0-4-3-4-9-4-24 0-24-3-25-14-8-80-15-161-23-241-1-8-1-10-8-10-5 0-8 3-10 7-45 74-89 150-134 225zM102 176c26-43 51-85 76-128 5 43 9 85 13 128-29 0-59 0-89 0z"><text:p/></draw:path><draw:path draw:style-name="gr1515" draw:text-style-name="P131" svg:width="0.213cm" svg:height="0.239cm" svg:x="10.696cm" svg:y="1.342cm" svg:viewBox="0 0 214 240" svg:d="M212 15c2-5 2-5 2-7 0-5-3-8-7-8s-6 2-9 8c-30 68-61 136-90 204-31-68-61-136-92-204-3-8-6-8-8-8-5 0-8 3-8 8 1 2 0 1 2 5 32 73 65 145 97 218 2 7 5 9 9 9s5-4 7-9c32-72 65-144 97-216z"><text:p/></draw:path><draw:path draw:style-name="gr1515" draw:text-style-name="P131" svg:width="0.275cm" svg:height="0.263cm" svg:x="11.035cm" svg:y="1.308cm" svg:viewBox="0 0 276 264" svg:d="M45 233c-3 16-4 19-35 19-7 0-10 0-10 8 0 4 3 4 10 4 46 0 92 0 138 0 61 0 107-46 107-84 0-27-23-50-60-55 40-6 81-35 81-72 0-29-25-53-73-53-42 0-86 0-129 0-7 0-11 0-11 8 0 4 3 4 11 4 1 0 7 0 14 0 8 1 11 2 11 7 0 1-1 3-2 7-18 70-34 138-52 207zM103 122c8-32 17-64 25-96 3-13 4-14 20-14 17 0 33 0 50 0 34 0 43 22 43 40 0 34-33 70-80 70-19 0-39 0-58 0zM87 252c-6 0-7 0-9 0-4-1-5-1-5-4 0-2 0-3 2-9 9-37 17-72 26-108 24 0 50 0 74 0 36 0 44 29 44 45 0 39-34 76-80 76-18 0-35 0-52 0z"><text:p/></draw:path><draw:path draw:style-name="gr1515" draw:text-style-name="P131" svg:width="0.342cm" svg:height="0.201cm" svg:x="11.46cm" svg:y="1.374cm" svg:viewBox="0 0 343 202" svg:d="M301 109c-21 16-32 32-35 37-16 27-13 34-20 51 0 5 5 5 8 5 7 0 7-1 8-7 10-39 32-71 76-88 4-3 5-4 5-6s-2-4-3-4c-17-7-64-25-78-90-1-6-1-7-8-7-3 0-8 0-8 6 7 16 4 24 20 50 8 11 19 25 35 37-95 0-191 0-287 0-6 0-14 0-14 8s8 8 14 8c96 0 192 0 287 0z"><text:p/></draw:path><draw:path draw:style-name="gr1515" draw:text-style-name="P131" svg:width="0.273cm" svg:height="0.281cm" svg:x="11.953cm" svg:y="1.299cm" svg:viewBox="0 0 274 282" svg:d="M274 4c0-1-1-4-5-4-1 0-1 0-5 4-9 10-19 20-28 30-3-5-20-34-63-34-86 0-173 86-173 175 0 64 45 107 104 107 33 0 63-17 84-35 35-30 42-66 42-68 0-3-3-3-5-3s-4 1-4 3c-4 12-13 40-40 62-26 22-50 28-71 28-34 0-76-20-76-80 0-22 9-85 47-130 23-27 60-47 95-47 40 0 62 30 62 75 0 15-2 15-2 20 0 3 5 3 7 3 4 0 4 0 7-8 7-33 16-65 24-98z"><text:p/></draw:path><draw:path draw:style-name="gr1515" draw:text-style-name="P131" svg:width="0.342cm" svg:height="0.212cm" svg:x="12.473cm" svg:y="1.368cm" svg:viewBox="0 0 343 213" svg:d="M330 152c7 0 13 0 13-8s-6-8-13-8c-83 0-164 0-246 0-16-14-36-24-49-29 14-7 33-17 49-30 82 0 163 0 246 0 7 0 13 0 13-8 0-7-6-7-13-7-76 0-153 0-229 0 19-18 39-52 39-58 0-4-5-4-7-4-3 0-7 0-8 3-7 16-18 36-44 59s-52 33-72 39c-7 2-7 2-8 4-1 0-1 1-1 2s0 1 1 2l1 1c2 1 1 0 8 3 53 16 91 51 113 92 3 7 5 8 10 8 2 0 7 0 7-4 0-5-20-38-39-57 76 0 153 0 229 0z"><text:p/></draw:path><draw:path draw:style-name="gr1515" draw:text-style-name="P131" svg:width="0.342cm" svg:height="0.212cm" svg:x="12.795cm" svg:y="1.368cm" svg:viewBox="0 0 343 213" svg:d="M260 77c15 14 35 24 48 30-14 6-33 16-48 29-83 0-164 0-247 0-6 0-13 0-13 8s7 8 13 8c76 0 153 0 229 0-19 17-39 52-39 57 0 4 5 4 7 4 3 0 7 0 8-3 7-15 18-35 44-58s53-33 72-40c7-2 7-2 8-3 1 0 1-1 1-2s0-1-1-2l-1-2c-2-1-1-1-8-3-53-15-91-50-113-91-3-8-4-9-10-9-2 0-7 0-7 4 0 6 20 39 39 58-76 0-153 0-229 0-6 0-13 0-13 7 0 8 7 8 13 8 83 0 164 0 247 0z"><text:p/></draw:path><draw:path draw:style-name="gr1515" draw:text-style-name="P131" svg:width="0.264cm" svg:height="0.276cm" svg:x="13.388cm" svg:y="1.295cm" svg:viewBox="0 0 265 277" svg:d="M56 232c-15 27-31 32-47 33-5 0-9 0-9 8 0 2 2 4 5 4 10 0 22-1 33-1 14 0 27 1 39 1 2 0 8 0 8-8 0-4-4-4-7-4-9-1-18-4-18-13 0-6 3-9 6-14 10-17 19-33 29-50 33 0 64 0 97 0 0 8 6 61 6 64 0 12-20 13-28 13-5 0-8 0-8 8 0 4 4 4 5 4 16 0 32-1 47-1 10 0 35 1 44 1 3 0 7 0 7-8 0-4-3-4-9-4-23 0-23-3-24-14-8-80-16-161-24-241-1-8-1-10-8-10-5 0-8 3-10 7-45 74-89 150-134 225zM102 176c26-43 51-85 76-128 5 43 9 85 13 128-29 0-59 0-89 0z"><text:p/></draw:path><draw:path draw:style-name="gr1515" draw:text-style-name="P131" svg:width="0.342cm" svg:height="0.201cm" svg:x="13.794cm" svg:y="1.374cm" svg:viewBox="0 0 343 202" svg:d="M300 109c-21 16-31 32-34 37-17 27-14 34-21 51 0 5 5 5 8 5 7 0 7-1 9-7 9-39 32-71 75-88 5-3 6-4 6-6s-2-4-3-4c-18-7-64-25-78-90-2-6-2-7-9-7-3 0-8 0-8 6 7 16 4 24 20 50 8 11 19 25 35 37-95 0-191 0-287 0-6 0-13 0-13 8s7 8 13 8c96 0 192 0 287 0z"><text:p/></draw:path><draw:path draw:style-name="gr1515" draw:text-style-name="P131" svg:width="0.273cm" svg:height="0.281cm" svg:x="14.286cm" svg:y="1.299cm" svg:viewBox="0 0 274 282" svg:d="M274 4c0-1 0-4-3-4-2 0-3 0-7 4-9 10-18 20-26 30-4-5-22-34-65-34-86 0-173 86-173 175 0 64 45 107 104 107 35 0 63-17 84-35 36-30 43-66 43-68 0-3-3-2-4-3-4 0-5 1-6 3-3 12-12 40-40 62-26 22-50 28-70 28-35 0-76-20-76-80 0-22 8-85 46-130 25-27 61-47 95-47 40 0 63 30 63 75 0 15-1 15-1 20 0 3 4 3 5 3 6 0 6 0 7-8 7-33 16-65 24-98z"><text:p/></draw:path><draw:path draw:style-name="gr1515" draw:text-style-name="P131" svg:width="0.215cm" svg:height="0.239cm" svg:x="14.677cm" svg:y="1.342cm" svg:viewBox="0 0 216 240" svg:d="M117 8c-4-7-6-8-9-8-6 0-7 2-9 8-32 71-64 144-96 215-3 6-3 7-3 9 0 3 3 8 8 8 3 0 5-1 8-9 31-68 61-136 92-205 29 69 60 137 90 205 4 9 8 9 9 9 4 0 9-5 9-8 0-1 0-2-4-7-32-72-64-145-95-217z"><text:p/></draw:path><draw:path draw:style-name="gr1515" draw:text-style-name="P131" svg:width="0.275cm" svg:height="0.263cm" svg:x="15.016cm" svg:y="1.308cm" svg:viewBox="0 0 276 264" svg:d="M45 233c-3 16-4 19-35 19-7 0-10 0-10 8 0 4 3 4 10 4 46 0 92 0 138 0 61 0 107-46 107-84 0-27-22-50-60-55 40-6 81-35 81-72 0-29-25-53-71-53-44 0-87 0-131 0-7 0-11 0-11 8 0 4 3 4 11 4 1 0 7 0 14 0 8 1 11 2 11 7 0 1 0 3-1 7-18 70-35 138-53 207zM103 122c8-32 17-64 25-96 3-13 4-14 20-14 17 0 35 0 51 0 34 0 42 22 42 40 0 34-33 70-80 70-19 0-39 0-58 0zM87 252c-6 0-7 0-9 0-4-1-5-1-5-4 0-2 0-3 2-9 9-37 17-72 26-108 24 0 50 0 74 0 37 0 44 29 44 45 0 39-34 76-80 76-18 0-35 0-52 0z"><text:p/></draw:path><draw:path draw:style-name="gr1515" draw:text-style-name="P131" svg:width="0.342cm" svg:height="0.201cm" svg:x="15.441cm" svg:y="1.374cm" svg:viewBox="0 0 343 202" svg:d="M301 109c-21 16-32 32-35 37-16 27-13 34-20 51 0 5 5 5 8 5 7 0 7-1 9-7 9-39 31-71 75-88 4-3 5-4 5-6s-1-3-2-4c-18-7-64-25-79-90-1-6-1-7-8-7-3 0-8 0-8 6 7 16 4 24 20 50 8 11 19 25 35 37-95 0-191 0-287 0-6 0-14 0-14 8s8 8 14 8c96 0 192 0 287 0z"><text:p/></draw:path><draw:path draw:style-name="gr1515" draw:text-style-name="P131" svg:width="0.273cm" svg:height="0.281cm" svg:x="15.933cm" svg:y="1.299cm" svg:viewBox="0 0 274 282" svg:d="M274 4c0-1-1-4-5-4-1 0-1 0-5 4-9 10-19 20-28 30-3-5-20-34-63-34-86 0-173 86-173 175 0 64 45 107 104 107 33 0 63-17 84-35 36-30 42-66 42-68 0-3-3-3-5-3s-4 1-4 3c-3 12-13 40-40 62-26 22-50 28-70 28-35 0-76-20-76-80 0-22 8-85 46-130 25-27 61-47 95-47 40 0 63 30 63 75 0 15-3 15-3 20 0 3 5 3 7 3 4 0 4 0 7-8 7-33 16-65 24-98z"><text:p/></draw:path><draw:path draw:style-name="gr1515" draw:text-style-name="P131" svg:width="0.1cm" svg:height="0.462cm" svg:x="16.235cm" svg:y="1.245cm" svg:viewBox="0 0 101 463" svg:d="M101 232c0-55-10-133-60-198-5-4-30-34-37-34-2 0-4 1-4 4 0 1 1 3 2 4 19 19 44 51 60 113 8 35 12 75 12 111 0 39-4 78-14 116-14 55-37 85-57 106-3 4-3 5-3 6 0 3 2 3 4 3 6 0 28-23 32-29 40-46 65-116 65-202z"><text:p/></draw:path><draw:path draw:style-name="gr1515" draw:text-style-name="P131" svg:width="0.342cm" svg:height="0.211cm" svg:x="2.074cm" svg:y="1.991cm" svg:viewBox="0 0 343 212" svg:d="M330 152c7 0 13 0 13-8s-6-8-13-8c-83 0-164 0-246 0-16-14-36-24-49-29 14-7 33-17 49-30 82 0 163 0 246 0 7 0 13-1 13-9 0-9-6-8-13-8-76 0-153 0-229 0 19-17 39-51 39-56 0-4-5-4-7-4-3 0-7 0-8 3-7 15-18 35-44 57-26 25-52 35-72 40-7 2-7 3-8 3-1 2-1 3-1 4s0 1 0 2c1 0 1 0 2 0 0 1 1 1 8 3 53 16 91 51 113 93 3 7 5 7 10 7 2 0 7 0 7-4 0-5-20-39-39-56 76 0 153 0 229 0z"><text:p/></draw:path><draw:path draw:style-name="gr1515" draw:text-style-name="P131" svg:width="0.342cm" svg:height="0.211cm" svg:x="2.396cm" svg:y="1.991cm" svg:viewBox="0 0 343 212" svg:d="M258 77c17 13 37 23 50 30-14 5-33 15-50 29-81 0-163 0-245 0-6 0-13 0-13 8s7 8 13 8c76 0 153 0 229 0-19 17-39 51-39 56 0 4 5 4 7 4 3 0 6 0 8-3 7-14 18-35 44-57 26-23 53-34 72-40 7-2 7-3 8-3 1-1 1-1 1-2s0-2-1-4h-1c0-1-1-1-8-3-53-15-91-51-113-92-4-8-4-8-10-8-2 0-7 0-7 4 0 5 19 39 39 56-76 0-153 0-229 0-6 0-13-1-13 8 0 8 7 9 13 9 82 0 164 0 245 0z"><text:p/></draw:path><draw:path draw:style-name="gr1515" draw:text-style-name="P131" svg:width="0.264cm" svg:height="0.275cm" svg:x="2.989cm" svg:y="1.917cm" svg:viewBox="0 0 265 276" svg:d="M56 232c-15 27-31 31-47 33-6 0-9 0-9 8 0 2 2 3 5 3 10 0 22-1 33-1 14 0 27 1 39 1 2 0 8 0 8-7 0-4-4-4-7-4-9-1-18-4-18-14 0-5 3-9 6-14 10-17 19-34 29-50 33 0 64 0 97 0 0 9 6 61 6 65 0 11-20 13-28 13-5 0-8 0-8 8 0 3 3 2 4 3 17 0 33-1 48-1 10 0 35 1 44 1 3 0 7 0 7-8 0-3-3-3-9-3-23 0-23-3-25-14-8-80-15-162-23-242-1-8-1-9-8-9-5 0-8 2-10 7-45 74-89 150-134 225zM102 175c26-43 51-85 76-128 5 43 9 85 13 128-29 0-59 0-89 0z"><text:p/></draw:path><draw:path draw:style-name="gr1515" draw:text-style-name="P131" svg:width="0.235cm" svg:height="0.298cm" svg:x="3.405cm" svg:y="1.948cm" svg:viewBox="0 0 236 299" svg:d="M223 15c7 0 13 0 13-7 0-8-6-8-13-8-35 0-69 0-104 0-66 0-119 51-119 111 0 63 54 112 119 112 35 0 69 0 104 0 7 0 13 0 13-7 0-8-6-8-13-8-34 0-69 0-103 0-62 0-105-45-105-96 0-53 45-97 105-97 34 0 69 0 103 0zM22 283c-7 0-14 0-14 8s7 8 14 8c67 0 134 0 201 0 7 0 13 0 13-8s-6-8-13-8c-67 0-134 0-201 0z"><text:p/></draw:path><draw:path draw:style-name="gr1515" draw:text-style-name="P131" svg:width="0.273cm" svg:height="0.279cm" svg:x="3.801cm" svg:y="1.924cm" svg:viewBox="0 0 274 280" svg:d="M274 3c0-1 0-3-5-3-1 0-1 0-5 4-9 10-18 20-26 30-5-5-22-34-65-34-86 0-173 85-173 175 0 64 45 105 104 105 35 0 63-15 84-33 36-31 43-67 43-68 0-3-4-3-6-3s-3 0-4 3c-3 11-12 39-40 62-26 21-50 27-70 27-35 0-76-19-76-80 0-22 8-85 46-130 25-27 61-46 95-46 40 0 63 30 63 74 0 15-1 15-1 20 0 3 3 4 5 4 4 0 4-1 7-8 7-33 16-66 24-99z"><text:p/></draw:path><draw:path draw:style-name="gr1515" draw:text-style-name="P131" svg:width="0.213cm" svg:height="0.239cm" svg:x="4.192cm" svg:y="1.962cm" svg:viewBox="0 0 214 240" svg:d="M117 9c-4-7-6-9-9-9-6 0-7 3-9 9-32 71-65 144-97 215-2 6-2 6-2 8 0 4 3 8 8 8 2 0 5-1 8-8 31-68 61-136 92-205 29 69 60 137 90 205 3 8 8 8 9 8 4 0 7-4 7-8 0-1 0-1-2-7-32-72-64-144-95-216z"><text:p/></draw:path><draw:path draw:style-name="gr1515" draw:text-style-name="P131" svg:width="0.275cm" svg:height="0.263cm" svg:x="4.531cm" svg:y="1.929cm" svg:viewBox="0 0 276 264" svg:d="M45 234c-3 16-4 19-35 19-7 0-10 0-10 8 0 3 3 3 10 3 46 0 92 0 138 0 61 0 107-45 107-82 0-29-23-51-60-56 40-7 81-36 81-72 0-29-25-54-73-54-42 0-86 0-129 0-7 0-11 0-11 8 0 4 3 4 11 4 1 0 7 0 14 1 8 1 11 1 11 7 0 1-1 2-2 6-18 70-34 139-52 208zM103 123c8-32 17-64 25-96 3-14 4-15 20-15 17 0 33 0 50 0 34 0 43 23 43 41 0 33-33 70-80 70-19 0-39 0-58 0zM87 253c-6 0-7 0-9-1-4 0-5-1-5-3s0-3 2-9c9-37 17-72 26-108 24 0 50 0 74 0 36 0 44 29 44 45 0 38-34 76-80 76-18 0-35 0-52 0z"><text:p/></draw:path><draw:path draw:style-name="gr1515" draw:text-style-name="P131" svg:width="0.235cm" svg:height="0.298cm" svg:x="4.967cm" svg:y="1.948cm" svg:viewBox="0 0 236 299" svg:d="M222 15c7 0 14 0 14-7 0-8-7-8-14-8-34 0-69 0-103 0-67 0-119 51-119 111 0 63 54 112 119 112 34 0 69 0 103 0 7 0 14 0 14-7 0-8-7-8-14-8-34 0-68 0-102 0-62 0-105-45-105-96 0-53 44-97 105-97 34 0 68 0 102 0zM21 283c-7 0-13 0-13 8s6 8 13 8c67 0 134 0 201 0 7 0 14 0 14-8s-7-8-14-8c-67 0-134 0-201 0z"><text:p/></draw:path><draw:path draw:style-name="gr1515" draw:text-style-name="P131" svg:width="0.274cm" svg:height="0.279cm" svg:x="5.362cm" svg:y="1.924cm" svg:viewBox="0 0 275 280" svg:d="M275 3c0-1-1-3-4-3-2 0-2 0-6 4-9 10-19 20-27 30-4-5-21-34-64-34-87 0-174 85-174 175 0 64 46 105 106 105 33 0 62-15 83-33 35-31 42-67 42-68 0-3-3-3-4-3-3 0-5 0-6 3-3 11-12 39-38 62-27 21-51 27-72 27-34 0-76-19-76-80 0-22 9-85 47-130 24-27 60-46 95-46 40 0 62 30 62 74 0 15-1 15-1 20 0 3 4 4 5 4 6 0 6-1 8-8 7-33 16-66 24-99z"><text:p/></draw:path><draw:path draw:style-name="gr1515" draw:text-style-name="P131" svg:width="0.1cm" svg:height="0.462cm" svg:x="10.181cm" svg:y="1.865cm" svg:viewBox="0 0 101 463" svg:d="M101 459c0-1-1-3-1-4-19-18-44-49-60-113-9-35-13-75-13-110 0-102 25-173 71-223 3-4 3-5 3-6 0-3-3-3-4-3-6 0-27 23-32 29-40 47-65 116-65 202 0 55 10 133 60 198 5 4 29 34 37 34 1 0 4 0 4-4z"><text:p/></draw:path><draw:path draw:style-name="gr1515" draw:text-style-name="P131" svg:width="0.213cm" svg:height="0.275cm" svg:x="10.299cm" svg:y="1.926cm" svg:viewBox="0 0 214 276" svg:d="M213 14c1-4 1-5 1-6 0-5-2-8-7-8s-7 4-9 9c-11 28-21 56-32 84-40 0-78 0-118 0-11-28-21-56-32-84-2-6-3-9-8-9s-8 3-8 8c1 2 0 1 2 6 32 85 65 169 97 253 1 6 3 9 9 9 5 0 6-4 7-8 33-84 65-169 98-254zM55 109c35 0 69 0 104 0-17 46-34 91-51 137-18-46-35-91-53-137z"><text:p/></draw:path><draw:path draw:style-name="gr1515" draw:text-style-name="P131" svg:width="0.264cm" svg:height="0.275cm" svg:x="10.528cm" svg:y="1.917cm" svg:viewBox="0 0 265 276" svg:d="M55 232c-15 27-31 31-47 33-5 0-8 0-8 8 0 2 1 3 4 3 11 0 22-1 33-1 14 0 27 1 39 1 3 0 8 0 8-7 0-4-4-4-7-4-9-1-18-4-18-14 0-5 3-9 6-14 10-17 20-34 30-50 31 0 64 0 96 0 1 9 6 61 6 65 0 11-20 13-28 13-5 0-8 0-8 8 0 3 4 3 5 3 15 0 32-1 48-1 9 0 33 1 43 1 3 0 8 0 8-8 0-3-4-3-9-3-24 0-24-3-25-14-8-80-17-162-24-242 0-8 0-9-7-9-6 0-8 2-11 7-45 74-89 150-134 225zM101 175c25-43 52-85 77-128 5 43 8 85 12 128-29 0-59 0-89 0z"><text:p/></draw:path><draw:path draw:style-name="gr1515" draw:text-style-name="P131" svg:width="0.191cm" svg:height="0.174cm" svg:x="10.815cm" svg:y="2.023cm" svg:viewBox="0 0 192 175" svg:d="M118 54c2-10 11-45 38-45 2 0 11 0 20 4-11 2-19 12-19 21 0 7 5 14 15 14 8 0 20-7 20-23 0-19-23-25-36-25-22 0-35 21-41 30-8-26-29-30-41-30-40 0-62 50-62 59 0 5 3 5 4 5 4 0 5-1 6-5 13-40 38-50 52-50 6 0 21 3 21 25 0 12-7 39-21 93-7 24-20 40-38 40-2 0-11 0-18-5 9-2 17-10 17-21 0-10-8-13-14-13-11 0-21 10-21 22 0 17 20 25 36 25 26 0 40-26 41-29 4 15 19 29 42 29 39 0 61-50 61-59 0-4-3-4-4-4-3 0-4 1-6 5-12 40-38 50-50 50-16 0-22-13-22-26 0-8 2-17 6-34 5-18 9-36 14-53z"><text:p/></draw:path><draw:path draw:style-name="gr1515" draw:text-style-name="P131" svg:width="0.04cm" svg:height="0.04cm" svg:x="11.058cm" svg:y="2.153cm" svg:viewBox="0 0 41 41" svg:d="M41 21c0-11-9-21-20-21-12 0-21 10-21 21s9 20 21 20c11 0 20-9 20-20z"><text:p/></draw:path><draw:path draw:style-name="gr1515" draw:text-style-name="P131" svg:width="0.264cm" svg:height="0.275cm" svg:x="11.146cm" svg:y="1.917cm" svg:viewBox="0 0 265 276" svg:d="M55 232c-15 27-31 31-47 33-5 0-8 0-8 8 0 2 1 3 4 3 11 0 23-1 33-1 14 0 27 1 40 1 2 0 7 0 7-7 0-4-4-4-6-4-10-1-19-4-19-14 0-5 3-9 6-14 10-17 20-34 30-50 31 0 64 0 96 0 1 9 7 61 7 65 0 11-21 13-29 13-5 0-8 0-8 8 0 3 4 3 5 3 15 0 32-1 48-1 9 0 35 1 43 1 3 0 8 0 8-8 0-3-4-3-9-3-24 0-24-3-25-14-8-80-17-162-24-242 0-8 0-9-7-9-6 0-8 2-11 7-45 74-89 150-134 225zM101 175c25-43 52-85 77-128 5 43 8 85 12 128-29 0-59 0-89 0z"><text:p/></draw:path><draw:path draw:style-name="gr1515" draw:text-style-name="P131" svg:width="0.215cm" svg:height="0.239cm" svg:x="11.529cm" svg:y="1.962cm" svg:viewBox="0 0 216 240" svg:d="M117 9c-4-7-6-9-9-9-6 0-7 3-9 9-32 71-64 144-96 215-2 6-3 6-3 8 0 4 3 8 8 8 3 0 6-1 8-8 31-68 61-136 92-205 31 69 60 137 91 205 3 8 7 8 9 8 4 0 8-4 8-8 0-1 0-1-3-7-32-72-65-144-96-216z"><text:p/></draw:path><draw:path draw:style-name="gr1515" draw:text-style-name="P131" svg:width="0.275cm" svg:height="0.263cm" svg:x="11.868cm" svg:y="1.929cm" svg:viewBox="0 0 276 264" svg:d="M46 234c-4 16-5 19-35 19-7 0-11 0-11 8 0 3 3 3 11 3 46 0 91 0 137 0 62 0 107-45 107-82 0-29-22-51-59-56 39-7 80-36 80-72 0-29-25-54-71-54-43 0-87 0-130 0-8 0-12 0-12 8 0 4 4 4 11 4 1 0 8 0 15 1s10 1 10 7c0 1 0 2-1 6-18 70-34 139-52 208zM104 123c8-32 16-64 24-96 4-14 4-15 20-15 17 0 35 0 51 0 34 0 42 23 42 41 0 33-33 70-80 70-19 0-38 0-57 0zM87 253c-6 0-7 0-9-1-3 0-4-1-4-3s0-3 1-9c9-37 18-72 27-108 24 0 49 0 73 0 37 0 44 29 44 45 0 38-34 76-79 76-18 0-36 0-53 0z"><text:p/></draw:path><draw:path draw:style-name="gr1515" draw:text-style-name="P131" svg:width="0.342cm" svg:height="0.2cm" svg:x="12.294cm" svg:y="1.996cm" svg:viewBox="0 0 343 201" svg:d="M329 109c8 0 14 0 14-8s-6-8-14-8c-96 0-192 0-287 0 22-16 32-33 35-37 18-26 13-34 20-52 0-4-5-4-8-4-7 0-7 1-8 8-8 37-32 69-76 88-4 1-5 2-5 5 0 2 2 3 5 5 41 16 66 47 76 90 1 4 1 5 8 5 3 0 8 0 8-4 0-1-4-25-19-51-9-12-20-25-36-37 95 0 191 0 287 0z"><text:p/></draw:path><draw:path draw:style-name="gr1515" draw:text-style-name="P131" svg:width="0.342cm" svg:height="0.2cm" svg:x="12.615cm" svg:y="1.996cm" svg:viewBox="0 0 343 201" svg:d="M301 109c-21 15-32 32-34 36-17 28-14 34-21 52 0 4 5 4 8 4 7 0 7 0 9-7 9-38 32-71 75-88 4-2 5-3 5-5 0-3-1-3-2-4-18-7-64-27-79-91-1-5-1-6-8-6-3 0-8 0-8 4 0 1 4 26 20 51 8 12 19 25 35 38-95 0-191 0-287 0-6 0-14 0-14 8s8 8 14 8c96 0 192 0 287 0z"><text:p/></draw:path><draw:path draw:style-name="gr1515" draw:text-style-name="P131" svg:width="0.265cm" svg:height="0.275cm" svg:x="13.101cm" svg:y="1.917cm" svg:viewBox="0 0 266 276" svg:d="M56 232c-15 27-31 31-47 33-5 0-9 0-9 8 0 2 2 3 5 3 11 0 22-1 33-1 14 0 27 1 39 1 2 0 8 0 8-7 0-4-4-4-7-4-9-1-18-4-18-14 0-5 3-9 6-14 10-17 20-34 30-50 32 0 65 0 96 0 0 9 6 61 6 65 0 11-20 13-28 13-5 0-8 0-8 8 0 3 4 3 5 3 16 0 32-1 47-1 10 0 35 1 44 1 3 0 8 0 8-8 0-3-4-3-10-3-23 0-23-3-24-14-8-80-16-162-24-242-1-8-1-9-8-9-5 0-8 2-10 7-45 74-89 150-134 225zM102 175c26-43 51-85 76-128 5 43 9 85 13 128-29 0-59 0-89 0z"><text:p/></draw:path><draw:path draw:style-name="gr1515" draw:text-style-name="P131" svg:width="0.191cm" svg:height="0.174cm" svg:x="13.389cm" svg:y="2.023cm" svg:viewBox="0 0 192 175" svg:d="M118 54c2-10 11-45 38-45 2 0 11 0 19 4-10 2-18 12-18 21 0 7 4 14 15 14 8 0 20-7 20-23 0-19-23-25-36-25-22 0-35 21-41 30-8-26-29-30-41-30-40 0-62 50-62 59 0 5 3 5 4 5 4 0 5-1 6-5 13-40 38-50 52-50 6 0 21 3 21 25 0 12-7 39-21 93-7 24-20 40-38 40-2 0-11 0-18-5 9-2 17-10 17-21 0-10-8-13-14-13-11 0-21 10-21 22 0 17 19 25 36 25 26 0 40-26 41-29 4 15 19 29 42 29 39 0 61-50 61-59 0-4-3-4-4-4-3 0-4 1-6 5-12 40-38 50-50 50-16 0-22-13-22-26 0-8 2-17 6-34 5-18 9-36 14-53z"><text:p/></draw:path><draw:path draw:style-name="gr1515" draw:text-style-name="P131" svg:width="0.04cm" svg:height="0.04cm" svg:x="13.632cm" svg:y="2.153cm" svg:viewBox="0 0 41 41" svg:d="M41 21c0-11-10-21-21-21-12 0-20 10-20 21s8 20 20 20c11 0 21-9 21-20z"><text:p/></draw:path><draw:path draw:style-name="gr1515" draw:text-style-name="P131" svg:width="0.264cm" svg:height="0.275cm" svg:x="13.72cm" svg:y="1.917cm" svg:viewBox="0 0 265 276" svg:d="M55 232c-15 27-31 31-47 33-5 0-8 0-8 8 0 2 1 3 4 3 11 0 22-1 33-1 14 0 27 1 39 1 3 0 8 0 8-7 0-4-4-4-6-4-10-1-19-4-19-14 0-5 3-9 6-14 10-17 20-34 30-50 31 0 64 0 96 0 1 9 6 61 6 65 0 11-20 13-28 13-5 0-8 0-8 8 0 3 4 3 5 3 15 0 32-1 48-1 9 0 35 1 43 1 3 0 8 0 8-8 0-3-4-3-9-3-24 0-24-3-25-14-8-80-17-162-24-242 0-8 0-9-7-9-6 0-8 2-11 7-45 74-89 150-134 225zM101 175c25-43 52-85 77-128 5 43 8 85 12 128-29 0-59 0-89 0z"><text:p/></draw:path><draw:path draw:style-name="gr1515" draw:text-style-name="P131" svg:width="0.215cm" svg:height="0.239cm" svg:x="14.103cm" svg:y="1.962cm" svg:viewBox="0 0 216 240" svg:d="M117 9c-4-7-6-9-9-9-6 0-7 3-9 9-32 71-64 144-96 215-2 6-3 6-3 8 0 4 3 8 8 8 3 0 6-1 8-8 31-68 61-136 92-205 31 69 60 137 91 205 3 8 7 8 9 8 3 0 8-4 8-8 0-1 0-1-3-7-32-72-65-144-96-216z"><text:p/></draw:path><draw:path draw:style-name="gr1515" draw:text-style-name="P131" svg:width="0.264cm" svg:height="0.275cm" svg:x="14.44cm" svg:y="1.917cm" svg:viewBox="0 0 265 276" svg:d="M55 232c-15 27-31 31-47 33-5 0-8 0-8 8 0 2 1 3 4 3 11 0 23-1 33-1 14 0 27 1 40 1 2 0 7 0 7-7 0-4-4-4-6-4-9-1-19-4-19-14 0-5 3-9 6-14 10-17 20-34 30-50 31 0 64 0 96 0 1 9 7 61 7 65 0 11-21 13-29 13-5 0-8 0-8 8 0 3 4 3 5 3 15 0 32-1 48-1 9 0 35 1 43 1 3 0 8 0 8-8 0-3-4-3-9-3-24 0-24-3-25-14-8-80-17-162-24-242 0-8 0-9-7-9-6 0-8 2-10 7-45 74-90 150-135 225zM101 175c25-43 52-85 77-128 5 43 8 85 12 128-29 0-59 0-89 0z"><text:p/></draw:path><draw:path draw:style-name="gr1515" draw:text-style-name="P131" svg:width="0.191cm" svg:height="0.174cm" svg:x="14.727cm" svg:y="2.023cm" svg:viewBox="0 0 192 175" svg:d="M118 54c2-10 11-45 38-45 2 0 11 0 20 4-11 2-19 12-19 21 0 7 5 14 15 14 8 0 20-7 20-23 0-19-23-25-36-25-22 0-35 21-39 30-10-26-31-30-42-30-41 0-63 50-63 59 0 5 3 5 4 5 4 0 5-1 6-5 13-40 38-50 52-50 7 0 21 3 21 25 0 12-7 39-21 93-7 24-20 40-38 40-2 0-11 0-18-5 9-2 17-10 17-21 0-10-8-13-14-13-11 0-21 10-21 22 0 17 20 25 36 25 26 0 40-26 41-29 4 15 19 29 42 29 39 0 61-50 61-59 0-4-3-4-4-4-3 0-4 1-6 5-12 40-38 50-50 50-16 0-22-13-22-26 0-8 2-17 6-34 5-18 9-36 14-53z"><text:p/></draw:path><draw:path draw:style-name="gr1515" draw:text-style-name="P131" svg:width="0.04cm" svg:height="0.04cm" svg:x="14.97cm" svg:y="2.153cm" svg:viewBox="0 0 41 41" svg:d="M41 21c0-11-9-21-20-21-12 0-21 10-21 21s9 20 21 20c11 0 20-9 20-20z"><text:p/></draw:path><draw:path draw:style-name="gr1515" draw:text-style-name="P131" svg:width="0.275cm" svg:height="0.263cm" svg:x="15.06cm" svg:y="1.929cm" svg:viewBox="0 0 276 264" svg:d="M46 234c-4 16-5 19-35 19-7 0-11 0-11 8 0 3 3 3 11 3 46 0 91 0 137 0 62 0 107-45 107-82 0-29-22-51-59-56 39-7 80-36 80-72 0-29-25-54-71-54-43 0-87 0-130 0-8 0-12 0-12 8 0 4 4 4 11 4 1 0 8 0 15 1s10 1 10 7c0 1 0 2-1 6-18 70-34 139-52 208zM104 123c8-32 16-64 24-96 4-14 4-15 20-15 17 0 35 0 51 0 34 0 42 23 42 41 0 33-33 70-80 70-19 0-38 0-57 0zM87 253c-6 0-7 0-9-1-3 0-4-1-4-3s0-3 1-9c9-37 18-72 27-108 24 0 49 0 73 0 37 0 44 29 44 45 0 38-34 76-79 76-18 0-36 0-53 0z"><text:p/></draw:path><draw:path draw:style-name="gr1515" draw:text-style-name="P131" svg:width="0.044cm" svg:height="0.114cm" svg:x="15.39cm" svg:y="2.153cm" svg:viewBox="0 0 45 115" svg:d="M45 41c0-24-10-41-25-41-13 0-20 11-20 21s7 20 20 20c6 0 11-3 15-6 1 0 1 0 1 6 0 25-11 48-27 66-2 3-4 3-4 4 0 3 3 4 5 4 4 0 35-30 35-74z"><text:p/></draw:path><draw:path draw:style-name="gr1515" draw:text-style-name="P131" svg:width="0.234cm" svg:height="0.298cm" svg:x="15.668cm" svg:y="1.948cm" svg:viewBox="0 0 235 299" svg:d="M222 15c7 0 13 0 13-7 0-8-6-8-13-8-35 0-69 0-104 0-66 0-118 51-118 111 0 63 53 112 118 112 35 0 69 0 104 0 7 0 13 0 13-7 0-8-6-8-13-8-34 0-69 0-103 0-61 0-104-45-104-96 0-53 44-97 104-97 34 0 69 0 103 0zM21 283c-7 0-13 0-13 8s6 8 13 8c67 0 134 0 201 0 7 0 13 0 13-8s-6-8-13-8c-67 0-134 0-201 0z"><text:p/></draw:path><draw:path draw:style-name="gr1515" draw:text-style-name="P131" svg:width="0.189cm" svg:height="0.271cm" svg:x="16.122cm" svg:y="1.926cm" svg:viewBox="0 0 190 272" svg:d="M134 246c0 9 0 17 0 26 19-1 38-4 56-5 0-3 0-7 0-11-26 0-29-3-29-22 0-78 0-156 0-234-19 1-38 2-57 3 0 5 0 8 0 12 28 0 31 4 31 22 0 28 0 56 0 84-12-14-28-24-49-24-45 0-86 38-86 88 0 48 37 87 81 87 26 0 43-13 53-26zM134 143c0 26 0 53 0 79 0 7 0 8-4 14-12 19-30 28-46 28-18 0-31-11-41-25-10-16-11-38-11-54 0-15 1-38 12-55 8-12 23-24 44-24 13 0 30 5 42 23 4 6 4 7 4 14z"><text:p/></draw:path><draw:path draw:style-name="gr1515" draw:text-style-name="P131" svg:width="0.149cm" svg:height="0.176cm" svg:x="16.334cm" svg:y="2.021cm" svg:viewBox="0 0 150 177" svg:d="M33 76c2-57 34-67 47-67 40 0 44 51 44 67-31 0-60 0-91 0zM32 84c36 0 71 0 108 0 8 0 10 0 10-8 0-39-21-76-70-76-45 0-80 40-80 88 0 52 41 89 85 89 47 0 65-43 65-49 0-5-4-6-6-6-3 0-3 2-4 6-14 39-49 39-53 39-19 0-34-11-43-25-12-19-12-44-12-58z"><text:p/></draw:path><draw:path draw:style-name="gr1515" draw:text-style-name="P131" svg:width="0.193cm" svg:height="0.271cm" svg:x="16.505cm" svg:y="1.924cm" svg:viewBox="0 0 194 272" svg:d="M117 118c18 0 20 4 20 21 0 35 0 69 0 104 0 18-4 18-29 18 0 3 0 7 0 11 12 0 33-1 43-1 8 0 28 1 43 1 0-4 0-8 0-11-27 0-31 0-31-18 0-47 0-95 0-142-17 1-32 2-49 3-6 0-4 2-6 2-1 0-2 0-8 0-15 0-30 0-45 0 0-15 0-30 0-44 0-38 33-54 57-54 11 0 25 4 33 13-15 1-17 12-17 17 0 14 9 18 16 18 9 0 19-5 19-18 0-23-22-38-51-38-36 0-81 20-81 62 0 14 0 29 0 44-10 0-21 0-31 0 0 4 0 7 0 12 10 0 21 0 31 0 0 41 0 83 0 125 0 18-5 18-31 18 0 3 0 7 0 11 13 0 33-1 43-1s28 1 43 1c0-4 0-8 0-11-26 0-30 0-30-18 0-42 0-84 0-125 20 0 41 0 61 0z"><text:p/></draw:path><draw:path draw:style-name="gr1515" draw:text-style-name="P131" svg:width="0.194cm" svg:height="0.17cm" svg:x="16.722cm" svg:y="2.023cm" svg:viewBox="0 0 195 171" svg:d="M30 39c0 34 0 69 0 103 0 18-5 18-30 18 0 3 0 7 0 11 13 0 33-2 44-2 10 0 30 2 43 2 0-4 0-8 0-11-27 0-30 0-30-18 0-24 0-47 0-72 0-39 28-61 52-61s28 21 28 43c0 29 0 60 0 90 0 18-4 18-29 18 0 3 0 7 0 11 13 0 33-2 43-2s30 2 44 2c0-4 0-8 0-11-21 0-30 0-31-13 0-24 0-49 0-73 0-33 0-45-12-60-6-6-18-14-41-14-27 0-46 17-57 41 0-13 0-28 0-41-18 1-36 3-54 4 0 5 0 8 0 13 27 0 30 2 30 22z"><text:p/></draw:path><draw:path draw:style-name="gr1515" draw:text-style-name="P131" svg:width="0.081cm" svg:height="0.258cm" svg:x="16.938cm" svg:y="1.935cm" svg:viewBox="0 0 82 259" svg:d="M55 88c-18 1-36 3-54 4 0 5 0 8 0 13 25 0 29 2 29 20 0 36 0 70 0 105 0 18-5 18-30 18 0 3 0 7 0 11 12 0 33-2 42-2 13 0 27 2 40 2 0-4 0-8 0-11-25 0-27-3-27-18 0-47 0-95 0-142zM57 21c0-12-10-21-21-21-12 0-21 11-21 21s9 21 21 21c11 0 21-9 21-21z"><text:p/></draw:path><draw:path draw:style-name="gr1515" draw:text-style-name="P131" svg:width="0.12cm" svg:height="0.241cm" svg:x="17.039cm" svg:y="1.956cm" svg:viewBox="0 0 121 242" svg:d="M59 84c19 0 38 0 56 0 0-5 0-8 0-12-18 0-37 0-56 0 0-25 0-48 0-72-3 0-5 0-8 0-2 32-13 74-51 75 0 3 0 5 0 9 11 0 22 0 33 0 0 35 0 71 0 106 0 48 36 52 49 52 28 0 39-28 39-52 0-7 0-14 0-22-3 0-7 0-10 0 0 7 0 15 0 21 0 29-11 43-25 43-27 0-27-34-27-41 0-36 0-71 0-107z"><text:p/></draw:path><draw:path draw:style-name="gr1515" draw:text-style-name="P131" svg:width="0.081cm" svg:height="0.258cm" svg:x="17.195cm" svg:y="1.935cm" svg:viewBox="0 0 82 259" svg:d="M55 88c-18 1-36 3-54 4 0 5 0 8 0 13 25 0 29 2 29 20 0 36 0 70 0 105 0 18-5 18-30 18 0 3 0 7 0 11 12 0 33-2 42-2 14 0 27 2 40 2 0-4 0-8 0-11-25 0-27-3-27-18 0-47 0-95 0-142zM57 21c0-12-10-21-21-21-12 0-20 11-20 21s8 21 20 21c11 0 21-9 21-21z"><text:p/></draw:path><draw:path draw:style-name="gr1515" draw:text-style-name="P131" svg:width="0.169cm" svg:height="0.176cm" svg:x="17.301cm" svg:y="2.021cm" svg:viewBox="0 0 170 177" svg:d="M170 90c0-49-38-90-84-90-49 0-86 42-86 90 0 51 40 87 85 87 47 0 85-37 85-87zM86 167c-17 0-34-7-44-25s-10-41-10-55 0-35 9-53c11-18 28-25 44-25 17 0 34 7 44 25 10 17 10 39 10 53s0 35-9 52c-8 17-26 28-44 28z"><text:p/></draw:path><draw:path draw:style-name="gr1515" draw:text-style-name="P131" svg:width="0.194cm" svg:height="0.17cm" svg:x="17.495cm" svg:y="2.023cm" svg:viewBox="0 0 195 171" svg:d="M30 39c0 34 0 69 0 103 0 18-5 18-30 18 0 3 0 7 0 11 13 0 33-2 44-2 10 0 30 2 43 2 0-4 0-8 0-11-27 0-31 0-31-18 0-24 0-47 0-72 0-39 28-61 53-61 24 0 28 21 28 43 0 29 0 60 0 90 0 18-4 18-29 18 0 3 0 7 0 11 13 0 33-2 43-2s30 2 44 2c0-4 0-8 0-11-21 0-30 0-31-13 0-24 0-49 0-73 0-33 0-45-12-60-6-6-18-14-41-14-27 0-46 17-57 41 0-13 0-28 0-41-18 1-36 3-54 4 0 5 0 8 0 13 26 0 30 2 30 22z"><text:p/></draw:path><draw:path draw:style-name="gr1515" draw:text-style-name="P131" svg:width="0.1cm" svg:height="0.462cm" svg:x="17.714cm" svg:y="1.865cm" svg:viewBox="0 0 101 463" svg:d="M101 232c0-55-10-133-60-198-4-5-29-34-37-34-1 0-4 0-4 3 0 2 1 4 2 5 19 19 44 51 61 112 8 35 12 76 12 111 0 40-4 79-15 117-14 54-37 84-57 106-3 4-2 3-3 5 0 3 3 4 4 4 7 0 28-23 32-29 40-47 65-116 65-202z"><text:p/></draw:path></draw:g></text:p>
        </text:list-item>
        <text:list-item>
          <text:p text:style-name="P56"><text:span text:style-name="T6">מש"ל</text:span> <draw:g text:anchor-type="as-char" svg:y="-0.265cm" draw:z-index="22" draw:name="Shape27" draw:style-name="gr1513"><svg:title>TexMaths</svg:title><svg:desc>11§display§\blacksquare§svg§600§FALSE§</svg:desc><draw:path draw:style-name="gr1514" draw:text-style-name="P130" svg:width="0.236cm" svg:height="0.224cm" svg:x="-0.001cm" svg:y="0.018cm" svg:viewBox="0 0 237 225" svg:d="M120 225c-41 0-80 0-120 0 0-75 0-150 0-225 79 0 158 0 237 0 0 75 0 150 0 225-39 0-79 0-117 0z"><text:p/></draw:path><draw:path draw:style-name="gr1515" draw:text-style-name="P131" svg:width="0.254cm" svg:height="0.264cm" svg:x="0.001cm" svg:y="0cm" svg:viewBox="0 0 255 265" svg:d="M255 13c0-11-1-13-13-13-76 0-153 0-229 0-12 0-13 1-13 13 0 80 0 158 0 237 0 12 1 15 13 15 76 0 152 0 228 0 13 0 14-1 14-14 0-79 0-158 0-238z"><text:p/></draw:path></draw:g><text:tab/></text:p>
        </text:list-item>
      </text:list>
      <text:h text:style-name="Heading_20_3" text:outline-level="3">(ה) שקילות של קבוצה שמוכלת <text:span text:style-name="T12">בחיתוך</text:span></text:h>
      <text:list text:style-name="L6">
        <text:list-item>
          <text:p text:style-name="P57">צ.ל.:</text:p>
          <text:p text:style-name="P19"><draw:g text:anchor-type="as-char" svg:y="-0.273cm" draw:z-index="23" draw:name="Shape28" draw:style-name="gr1513"><svg:title>TexMaths</svg:title><svg:desc>11§display§C \subseteq A \cap B \iff C \subseteq A \land C \subseteq B§svg§600§FALSE§</svg:desc><draw:path draw:style-name="gr1514" draw:text-style-name="P130" svg:width="5.597cm" svg:height="0.287cm" svg:x="-0.001cm" svg:y="0.019cm" svg:viewBox="0 0 5598 288" svg:d="M0 0c1866 0 3732 0 5598 0 0 96 0 193 0 288-1866 0-3732 0-5598 0 0-95 0-192 0-288z"><text:p/></draw:path><draw:path draw:style-name="gr1515" draw:text-style-name="P131" svg:width="0.273cm" svg:height="0.279cm" svg:x="-0.001cm" svg:y="0.005cm" svg:viewBox="0 0 274 280" svg:d="M274 3c0-1-1-3-5-3-1 0-1 0-5 4-9 10-19 20-28 30-3-5-20-34-63-34-86 0-173 85-173 174 0 63 45 106 104 106 33 0 63-16 84-33 35-32 42-68 42-69 0-4-3-4-5-4s-4 1-4 4c-4 11-13 39-40 61-26 22-50 28-71 28-34 0-75-19-75-80 0-22 8-84 46-129 25-27 61-46 95-46 40 0 62 30 62 74 0 15-2 15-2 20 0 3 5 4 7 4 4 0 4-1 7-8 7-33 16-66 24-99z"><text:p/></draw:path><draw:path draw:style-name="gr1515" draw:text-style-name="P131" svg:width="0.235cm" svg:height="0.296cm" svg:x="0.423cm" svg:y="0.03cm" svg:viewBox="0 0 236 297" svg:d="M222 15c7 0 14 0 14-7 0-8-7-8-14-8-34 0-69 0-103 0-66 0-119 51-119 111 0 62 54 111 119 111 34 0 69 0 103 0 7 0 14 0 14-7 0-8-7-8-14-8-34 0-68 0-102 0-62 0-105-44-105-95 0-53 44-97 105-97 34 0 68 0 102 0zM21 282c-7 0-13 0-13 7 0 8 6 8 13 8 67 0 134 0 201 0 7 0 14 0 14-8 0-7-7-7-14-7-67 0-134 0-201 0z"><text:p/></draw:path><draw:path draw:style-name="gr1515" draw:text-style-name="P131" svg:width="0.264cm" svg:height="0.274cm" svg:x="0.812cm" svg:y="0cm" svg:viewBox="0 0 265 275" svg:d="M56 231c-15 25-31 31-47 32-6 0-9 0-9 8 0 2 2 4 5 4 10 0 22-1 33-1 14 0 27 1 39 1 2 0 8 0 8-8 0-4-4-4-7-4-9-1-18-3-18-13 0-5 3-9 6-14 10-17 19-33 29-50 31 0 64 0 96 0 1 8 7 61 7 65 0 11-20 12-28 12-5 0-9 0-9 8 0 4 3 3 5 4 17 0 33-1 48-1 10 0 35 1 44 1 3 0 7 0 7-8 0-4-3-4-9-4-24 0-24-2-25-14-8-81-15-160-23-240-1-8-1-9-8-9-5 0-8 2-10 7-45 74-89 149-134 224zM102 174c26-42 51-85 76-127 5 42 8 85 12 127-29 0-58 0-88 0z"><text:p/></draw:path><draw:path draw:style-name="gr1515" draw:text-style-name="P131" svg:width="0.213cm" svg:height="0.238cm" svg:x="1.196cm" svg:y="0.049cm" svg:viewBox="0 0 214 239" svg:d="M214 85c0-60-59-85-107-85-50 0-107 28-107 84 0 47 0 93 0 141 0 6 0 14 8 14 7 0 7-8 7-14 0-47 0-93 0-139 0-57 63-71 92-71 17 0 41 5 62 17 30 20 30 44 30 55 0 46 0 91 0 138 0 6 0 14 8 14 7 0 7-8 7-14 0-47 0-94 0-140z"><text:p/></draw:path><draw:path draw:style-name="gr1515" draw:text-style-name="P131" svg:width="0.274cm" svg:height="0.261cm" svg:x="1.535cm" svg:y="0.013cm" svg:viewBox="0 0 275 262" svg:d="M45 232c-3 15-4 18-35 18-7 0-10 0-10 8 0 4 3 4 10 4 46 0 92 0 138 0 61 0 107-45 107-84 0-26-23-48-60-53 40-7 80-36 80-72 0-29-25-53-72-53-42 0-86 0-129 0-8 0-11 0-11 8 0 3 3 3 11 3 4 0 7 0 14 1s11 1 11 7c0 1-1 2-2 6-18 70-34 139-52 207zM103 122c8-32 17-64 25-96 3-14 4-15 20-15 17 0 33 0 50 0 34 0 43 23 43 41 0 33-34 70-82 70-18 0-37 0-56 0zM86 250c-6 0-6 0-8 0-4-1-5-1-5-5 0-1 0-1 2-8 9-36 17-72 26-107 24 0 49 0 73 0 37 0 45 28 45 44 0 38-34 76-80 76-18 0-36 0-53 0z"><text:p/></draw:path><draw:path draw:style-name="gr1515" draw:text-style-name="P131" svg:width="0.342cm" svg:height="0.21cm" svg:x="2.067cm" svg:y="0.073cm" svg:viewBox="0 0 343 211" svg:d="M330 151c7 0 13 0 13-8s-6-8-14-8c-82 0-164 0-245 0-17-13-37-23-49-29 14-6 33-16 49-30 81 0 163 0 245 0 8 0 14 0 14-8 0-7-6-7-13-7-76 0-153 0-229 0 19-18 39-52 39-57 0-4-5-4-8-4-2 0-6 0-7 3-8 15-18 36-44 58-27 23-52 34-72 39-7 2-6 2-8 3-1 2-1 2-1 3s0 1 0 2c0 0 1 0 1 1 1 1 1 1 9 3 52 16 91 51 112 91 4 7 6 8 10 8 3 0 8 0 8-4 0-6-20-39-39-56 76 0 153 0 229 0z"><text:p/></draw:path><draw:path draw:style-name="gr1515" draw:text-style-name="P131" svg:width="0.342cm" svg:height="0.21cm" svg:x="2.388cm" svg:y="0.073cm" svg:viewBox="0 0 343 211" svg:d="M260 76c16 14 36 24 48 30-13 6-32 16-48 29-82 0-164 0-246 0-6 0-14 0-14 8s8 8 14 8c76 0 152 0 228 0-19 16-39 50-39 56 0 4 6 4 8 4 3 0 6 0 8-3 8-14 19-35 44-56 26-24 52-34 72-40 7-2 7-3 8-4 0-1 0-1 0-2s0-1 0-3h-1c-1-1-1-1-9-3-51-15-90-50-112-92-4-8-4-8-10-8-2 0-8 0-8 4 0 5 20 39 39 57-76 0-152 0-228 0-6 0-14 0-14 7 0 8 8 8 14 8 82 0 164 0 246 0z"><text:p/></draw:path><draw:path draw:style-name="gr1515" draw:text-style-name="P131" svg:width="0.274cm" svg:height="0.279cm" svg:x="2.986cm" svg:y="0.005cm" svg:viewBox="0 0 275 280" svg:d="M275 3c0-1-1-3-4-3-2 0-3 0-6 4-9 10-19 20-27 30-4-5-21-34-64-34-87 0-174 85-174 174 0 63 46 106 104 106 35 0 64-16 84-33 36-32 43-68 43-69 0-4-3-4-4-4-3 0-5 1-6 4-3 11-12 39-38 61-27 22-52 28-72 28-35 0-76-19-76-80 0-22 9-84 47-129 24-27 60-46 94-46 40 0 63 30 63 74 0 15-1 15-1 20 0 3 4 4 5 4 6 0 6-1 8-8 7-33 16-66 24-99z"><text:p/></draw:path><draw:path draw:style-name="gr1515" draw:text-style-name="P131" svg:width="0.234cm" svg:height="0.296cm" svg:x="3.411cm" svg:y="0.03cm" svg:viewBox="0 0 235 297" svg:d="M222 15c7 0 13 0 13-7 0-8-6-8-13-8-34 0-69 0-103 0-67 0-119 51-119 111 0 62 53 111 119 111 34 0 69 0 103 0 7 0 13 0 13-7 0-8-6-8-13-8-34 0-69 0-103 0-61 0-104-44-104-95 0-53 44-97 104-97 34 0 69 0 103 0zM21 282c-7 0-13 0-13 7 0 8 6 8 13 8 67 0 134 0 201 0 7 0 13 0 13-8 0-7-6-7-13-7-67 0-134 0-201 0z"><text:p/></draw:path><draw:path draw:style-name="gr1515" draw:text-style-name="P131" svg:width="0.264cm" svg:height="0.274cm" svg:x="3.8cm" svg:y="0cm" svg:viewBox="0 0 265 275" svg:d="M55 231c-15 25-30 31-47 32-5 0-8 0-8 8 0 2 2 4 4 4 11 0 23-1 34-1 13 0 26 1 39 1 2 0 7 0 7-8 0-4-4-4-6-4-9-1-19-3-19-13 0-5 3-9 6-14 10-17 20-33 30-50 31 0 64 0 96 0 1 8 7 61 7 65 0 11-21 12-29 12-4 0-8 0-8 8 0 4 4 4 5 4 15 0 32-1 48-1 10 0 35 1 44 1 3 0 7 0 7-8 0-4-4-4-9-4-24 0-24-2-25-14-8-81-15-160-23-240-1-8-1-9-8-9-6 0-8 2-10 7-45 74-90 149-135 224zM102 174c26-42 51-85 76-127 5 42 8 85 12 127-29 0-58 0-88 0z"><text:p/></draw:path><draw:path draw:style-name="gr1515" draw:text-style-name="P131" svg:width="0.215cm" svg:height="0.238cm" svg:x="4.183cm" svg:y="0.049cm" svg:viewBox="0 0 216 239" svg:d="M117 9c-4-7-6-9-9-9-5 0-6 3-9 9-32 71-64 143-96 214-2 5-3 6-3 8 0 5 4 8 9 8 2 0 5-1 9-9 29-67 60-135 90-202 31 67 60 135 91 202 3 9 7 9 9 9 4 0 8-3 8-8 0-1 0-2-3-6-32-72-65-145-96-216z"><text:p/></draw:path><draw:path draw:style-name="gr1515" draw:text-style-name="P131" svg:width="0.274cm" svg:height="0.279cm" svg:x="4.525cm" svg:y="0.005cm" svg:viewBox="0 0 275 280" svg:d="M275 3c0-1-1-3-4-3-2 0-3 0-7 4-9 10-18 20-26 30-4-5-21-34-64-34-87 0-174 85-174 174 0 63 46 106 104 106 35 0 64-16 84-33 36-32 43-68 43-69 0-4-3-2-4-4-3 0-5 1-6 4-3 11-12 39-38 61-28 22-52 28-72 28-35 0-76-19-76-80 0-22 8-84 47-129 24-27 60-46 94-46 40 0 63 30 63 74 0 15-1 15-1 20 0 3 4 4 5 4 6 0 6-1 7-8 8-33 16-66 25-99z"><text:p/></draw:path><draw:path draw:style-name="gr1515" draw:text-style-name="P131" svg:width="0.234cm" svg:height="0.296cm" svg:x="4.949cm" svg:y="0.03cm" svg:viewBox="0 0 235 297" svg:d="M222 15c7 0 13 0 13-7 0-8-6-8-13-8-35 0-69 0-104 0-66 0-118 51-118 111 0 62 53 111 118 111 35 0 69 0 104 0 7 0 13 0 13-7 0-8-6-8-13-8-34 0-69 0-103 0-61 0-104-44-104-95 0-53 44-97 104-97 34 0 69 0 103 0zM21 282c-7 0-13 0-13 7 0 8 6 8 13 8 67 0 134 0 201 0 7 0 13 0 13-8 0-7-6-7-13-7-67 0-134 0-201 0z"><text:p/></draw:path><draw:path draw:style-name="gr1515" draw:text-style-name="P131" svg:width="0.275cm" svg:height="0.261cm" svg:x="5.341cm" svg:y="0.013cm" svg:viewBox="0 0 276 262" svg:d="M46 232c-4 15-5 18-35 18-7 0-11 0-11 8 0 4 3 4 11 4 46 0 91 0 137 0 62 0 107-45 107-84 0-26-22-48-59-53 39-7 80-36 80-72 0-29-25-53-71-53-43 0-87 0-130 0-8 0-12 0-12 8 0 3 4 3 11 3 1 0 8 0 15 1s10 1 10 7c0 1 0 2-1 6-18 70-34 139-52 207zM104 122c8-32 16-64 24-96 4-14 4-15 20-15 17 0 35 0 51 0 34 0 42 23 42 41 0 33-33 70-80 70-19 0-38 0-57 0zM87 250c-6 0-7 0-9 0-3-1-4-1-4-5 0-1 0-1 1-8 9-36 18-72 27-107 24 0 49 0 73 0 37 0 44 28 44 44 0 38-34 76-79 76-18 0-36 0-53 0z"><text:p/></draw:path></draw:g></text:p>
        </text:list-item>
        <text:list-item>
          <text:p text:style-name="P58">נוכיח בעזרת מעברי אמ"מ:</text:p>
          <text:p text:style-name="P19"><draw:g text:anchor-type="as-char" svg:y="-0.854cm" draw:z-index="124" draw:name="Shape29" draw:style-name="gr1513"><svg:title>TexMaths</svg:title><svg:desc>11§latex§\begin{align*}
    C \subseteq A \cap B &amp;\iff \forall x. x \in C \so x \in A \land x \in B &amp;&amp;\open \!\subseteq, \cup \text{ definitions} \close \\
    &amp;\iff \forall x. (x \in C \rightarrow x \in A) \land (x \in C \rightarrow x \in B) &amp;&amp;\open A \rightarrow B \land C \iff (A \rightarrow B) \land (A \rightarrow C) \close \\
    &amp;\iff C \subseteq A \land C \subseteq B &amp;&amp;\open \forall Ax. A \land B \siff Ax. A \land Ax. B \also \!\subseteq\! \text{ definition)} \close
\end{align}§svg§600§FALSE§</svg:desc><draw:path draw:style-name="gr1514" draw:text-style-name="P130" svg:width="17.941cm" svg:height="1.667cm" svg:x="-0.001cm" svg:y="0.018cm" svg:viewBox="0 0 17942 1668" svg:d="M8972 1668c-2991 0-5981 0-8972 0 0-556 0-1112 0-1668 5981 0 11961 0 17942 0 0 556 0 1112 0 1668-2990 0-5980 0-8970 0z"><text:p/></draw:path><draw:path draw:style-name="gr1515" draw:text-style-name="P131" svg:width="0.273cm" svg:height="0.281cm" svg:x="-0.001cm" svg:y="0.056cm" svg:viewBox="0 0 274 282" svg:d="M274 4c0-1 0-4-4-4-2 0-2 1-6 4-9 10-18 20-26 30-5-4-22-34-65-34-86 0-173 86-173 175 0 64 45 107 105 107 34 0 62-16 83-34 36-31 43-66 43-68 0-4-4-4-5-4-3 0-4 1-5 4-3 11-12 39-39 61s-51 29-71 29c-35 0-76-21-76-81 0-22 8-84 46-130 25-27 61-47 95-47 40 0 63 30 63 75 0 15-1 15-1 20 0 3 3 3 5 3 5 0 5 0 7-8 7-33 16-65 24-98z"><text:p/></draw:path><draw:path draw:style-name="gr1515" draw:text-style-name="P131" svg:width="0.236cm" svg:height="0.298cm" svg:x="0.423cm" svg:y="0.083cm" svg:viewBox="0 0 237 299" svg:d="M223 15c7 0 14 0 14-7 0-8-7-8-14-8-35 0-69 0-104 0-66 0-119 51-119 112 0 63 54 112 119 112 35 0 69 0 104 0 7 0 14 0 14-7 0-8-7-8-14-8-34 0-69 0-103 0-62 0-105-45-105-97 0-51 44-97 105-97 34 0 69 0 103 0zM22 284c-7 0-14 0-14 8 0 7 7 7 14 7 67 0 134 0 201 0 7 0 14 0 14-7 0-8-7-8-14-8-67 0-134 0-201 0z"><text:p/></draw:path><draw:path draw:style-name="gr1515" draw:text-style-name="P131" svg:width="0.265cm" svg:height="0.276cm" svg:x="0.812cm" svg:y="0.052cm" svg:viewBox="0 0 266 277" svg:d="M56 232c-15 27-31 32-47 33-5 0-9 0-9 8 0 2 2 4 6 4 11 0 22-1 33-1 13 0 26 1 38 1 2 0 8 0 8-7 0-5-4-5-7-5-9-1-17-4-17-13 0-6 2-9 5-14 10-17 20-33 30-50 32 0 65 0 97 0 0 8 5 61 5 64 0 12-20 13-27 13-6 0-9 0-9 8 0 4 4 4 5 4 16 0 32-1 48-1 9 0 34 1 44 1 2 0 7 0 7-7 0-5-4-5-10-5-23 0-23-2-24-14-8-80-16-161-24-241-1-8-1-10-8-10-5 0-7 3-10 7-45 74-89 150-134 225zM102 176c26-43 51-85 76-128 5 43 9 85 13 128-29 0-59 0-89 0z"><text:p/></draw:path><draw:path draw:style-name="gr1515" draw:text-style-name="P131" svg:width="0.215cm" svg:height="0.239cm" svg:x="1.196cm" svg:y="0.098cm" svg:viewBox="0 0 216 240" svg:d="M216 84c0-59-60-84-108-84-51 0-108 26-108 84 0 47 0 94 0 142 0 6 0 14 8 14 7 0 7-8 7-14 0-47 0-94 0-140 0-58 63-71 93-71 17 0 42 4 61 17 31 19 31 44 31 54 0 46 0 93 0 140 0 6 0 14 8 14s8-8 8-14c0-48 0-95 0-142z"><text:p/></draw:path><draw:path draw:style-name="gr1515" draw:text-style-name="P131" svg:width="0.275cm" svg:height="0.263cm" svg:x="1.535cm" svg:y="0.064cm" svg:viewBox="0 0 276 264" svg:d="M45 233c-3 16-4 19-35 19-7 0-10 0-10 8 0 4 3 4 10 4 46 0 92 0 139 0 60 0 106-46 106-84 0-27-22-50-60-55 40-6 81-35 81-72 0-29-25-53-71-53-44 0-87 0-131 0-7 0-11 0-11 8 0 4 3 4 11 4 1 0 7 0 14 0 8 1 11 2 11 7 0 2 0 3-1 7-18 70-35 138-53 207zM105 122c7-32 15-64 23-96 3-13 4-14 21-14 16 0 34 0 50 0 34 0 42 23 42 40 0 34-33 70-80 70-19 0-38 0-56 0zM87 252c-6 0-7 0-9 0-4-1-5-1-5-4 0-2 0-3 2-9 9-37 17-72 26-108 24 0 50 0 74 0 37 0 44 29 44 45 0 39-34 76-79 76-18 0-35 0-53 0z"><text:p/></draw:path><draw:path draw:style-name="gr1515" draw:text-style-name="P131" svg:width="0.342cm" svg:height="0.212cm" svg:x="2.067cm" svg:y="0.123cm" svg:viewBox="0 0 343 213" svg:d="M330 152c7 0 13 0 13-8s-6-8-13-8c-81 0-164 0-245 0-17-14-37-24-50-29 15-7 33-17 50-30 81 0 164 0 245 0 7 0 13 0 13-8 0-7-6-7-13-7-76 0-153 0-229 0 19-18 40-52 40-58 0-4-6-4-8-4-3 0-5 0-8 3-7 16-18 36-44 59s-52 33-72 39c-7 2-7 2-8 4-1 0-1 1-1 2s0 1 1 2l1 1c2 1 1 1 8 3 53 16 91 51 113 92 5 7 5 8 10 8 2 0 8 0 8-4 0-5-20-38-40-57 76 0 153 0 229 0z"><text:p/></draw:path><draw:path draw:style-name="gr1515" draw:text-style-name="P131" svg:width="0.342cm" svg:height="0.212cm" svg:x="2.39cm" svg:y="0.123cm" svg:viewBox="0 0 343 213" svg:d="M260 77c15 14 35 24 48 30-14 6-33 16-48 29-82 0-164 0-246 0-6 0-14 0-14 8s7 8 13 8c76 0 153 0 229 0-19 17-38 52-38 57 0 4 4 4 6 4 3 0 7 0 8-3 8-15 19-35 44-58 26-23 53-33 72-40 7-2 8-2 8-3 1 0 1-1 1-2s0-1 0-2l-1-2c-1 0-2 0-9-3-52-15-91-50-112-91-4-8-5-9-11-9-2 0-6 0-6 4 0 6 19 39 38 58-76 0-153 0-229 0-6 0-13 0-13 7 0 8 8 8 14 8 82 0 164 0 246 0z"><text:p/></draw:path><draw:path draw:style-name="gr1515" draw:text-style-name="P131" svg:width="0.215cm" svg:height="0.276cm" svg:x="2.969cm" svg:y="0.061cm" svg:viewBox="0 0 216 277" svg:d="M213 14c3-3 3-4 3-6 0-4-4-8-8-8-6 0-8 4-9 9-11 28-22 56-33 85-38 0-78 0-116 0-11-29-22-57-33-85-2-6-4-9-9-9-4 0-8 4-8 8 0 1 0 1 2 6 32 85 65 170 97 254 2 5 3 9 9 9 5 0 6-4 9-9 32-84 65-169 96-254zM55 109c35 0 70 0 106 0-18 46-36 92-53 139-18-47-35-93-53-139z"><text:p/></draw:path><draw:path draw:style-name="gr1515" draw:text-style-name="P131" svg:width="0.192cm" svg:height="0.174cm" svg:x="3.196cm" svg:y="0.159cm" svg:viewBox="0 0 193 175" svg:d="M118 54c2-10 11-46 38-46 1 0 11 0 19 5-11 2-19 11-19 21 0 6 5 13 16 13 7 0 21-6 21-22 0-21-24-25-37-25-22 0-36 20-40 29-10-26-31-29-42-29-40 0-62 50-62 59 0 4 3 4 5 4 3 0 4-1 4-5 13-40 40-50 52-50 7 0 21 3 21 26 0 12-7 38-21 91-6 25-19 41-37 41-2 0-11 0-19-5 9-1 18-10 18-21 0-10-9-13-14-13-12 0-21 9-21 23 0 17 19 25 36 25 26 0 40-28 41-30 4 15 18 30 42 30 39 0 61-51 61-59 0-5-3-5-4-5-4 0-4 2-5 5-14 41-39 50-52 50-14 0-21-12-21-25 0-9 2-18 7-34 4-18 8-35 13-53z"><text:p/></draw:path><draw:path draw:style-name="gr1515" draw:text-style-name="P131" svg:width="0.04cm" svg:height="0.04cm" svg:x="3.439cm" svg:y="0.288cm" svg:viewBox="0 0 41 41" svg:d="M41 20c0-11-10-20-21-20s-20 9-20 20 9 21 20 21 21-10 21-21z"><text:p/></draw:path><draw:path draw:style-name="gr1515" draw:text-style-name="P131" svg:width="0.192cm" svg:height="0.174cm" svg:x="3.524cm" svg:y="0.159cm" svg:viewBox="0 0 193 175" svg:d="M118 54c2-10 12-46 38-46 2 0 11 0 20 5-11 2-19 11-19 21 0 6 5 13 15 13 8 0 21-6 21-22 0-21-24-25-37-25-22 0-35 20-39 29-10-26-31-29-42-29-41 0-63 50-63 59 0 4 3 3 5 4 3 0 4-1 5-5 13-40 39-50 52-50 7 0 21 3 21 26 0 12-7 38-21 91-7 25-20 41-37 41-3 0-12 0-19-5 10-1 17-10 17-21 0-10-7-13-14-13-11 0-21 9-21 23 0 17 20 25 36 25 26 0 40-28 41-30 4 15 19 30 42 30 39 0 61-51 61-59 0-5-3-5-4-5-3 0-4 2-5 5-13 41-39 50-51 50-15 0-22-12-22-25 0-9 3-18 7-34 4-18 8-35 13-53z"><text:p/></draw:path><draw:path draw:style-name="gr1515" draw:text-style-name="P131" svg:width="0.192cm" svg:height="0.223cm" svg:x="3.874cm" svg:y="0.12cm" svg:viewBox="0 0 193 224" svg:d="M179 120c7 0 14 0 14-8 0-7-7-7-14-7-55 0-109 0-164 0 5-52 50-90 104-90 20 0 41 0 60 0 7 0 14 0 14-7 0-8-7-8-14-8-19 0-40 0-60 0-67 0-119 51-119 112 0 62 52 112 119 112 20 0 41 0 60 0 7 0 14 0 14-7 0-8-7-8-14-8-19 0-40 0-60 0-54 0-99-37-104-89 55 0 109 0 164 0z"><text:p/></draw:path><draw:path draw:style-name="gr1515" draw:text-style-name="P131" svg:width="0.273cm" svg:height="0.281cm" svg:x="4.226cm" svg:y="0.056cm" svg:viewBox="0 0 274 282" svg:d="M274 4c0-1 0-4-3-4-1 0-3 1-7 4-9 10-18 20-26 30-4-4-22-34-65-34-86 0-173 86-173 175 0 64 45 107 105 107 34 0 62-16 83-34 36-31 43-66 43-68 0-4-3-3-4-4-4 0-5 1-6 4-3 11-12 39-39 61s-51 29-71 29c-35 0-76-21-76-81 0-22 8-84 46-130 25-27 61-47 95-47 40 0 63 30 63 75 0 15-1 15-1 20 0 3 4 3 5 3 6 0 6 0 7-8 7-33 16-65 24-98z"><text:p/></draw:path><draw:path draw:style-name="gr1515" draw:text-style-name="P131" svg:width="0.236cm" svg:height="0.014cm" svg:x="4.649cm" svg:y="0.225cm" svg:viewBox="0 0 237 15" svg:d="M223 15c7 0 14 0 14-7 0-8-7-8-14-8-69 0-139 0-209 0-6 0-14 0-14 8 0 7 8 7 14 7 70 0 140 0 209 0z"><text:p/></draw:path><draw:path draw:style-name="gr1515" draw:text-style-name="P131" svg:width="0.343cm" svg:height="0.201cm" svg:x="4.875cm" svg:y="0.13cm" svg:viewBox="0 0 344 202" svg:d="M301 109c-20 16-31 32-34 37-17 27-21 51-21 52 0 4 5 4 8 4 7 0 7-1 9-7 9-39 32-71 75-88 4-2 6-4 6-6s-3-3-3-4c-18-7-64-25-79-90-1-6-1-7-8-7-3 0-8 0-8 6 7 16 4 24 20 50 8 11 19 25 35 38-95 0-191 0-287 0-6 0-14 0-14 7 0 8 8 8 14 8 96 0 192 0 287 0z"><text:p/></draw:path><draw:path draw:style-name="gr1515" draw:text-style-name="P131" svg:width="0.192cm" svg:height="0.174cm" svg:x="5.359cm" svg:y="0.159cm" svg:viewBox="0 0 193 175" svg:d="M119 54c2-10 11-46 37-46 2 0 12 0 20 5-11 2-19 11-19 21 0 6 5 13 15 13 8 0 21-6 21-22 0-21-22-25-36-25-23 0-36 20-40 29-10-26-31-29-42-29-41 0-63 50-63 59 0 4 3 3 5 4 3 0 4-1 5-5 13-40 39-50 52-50 7 0 21 3 21 26 0 12-7 38-21 91-6 25-20 41-37 41-2 0-11 0-19-5 10-1 18-10 18-21 0-10-8-13-14-13-12 0-22 9-22 23 0 17 20 25 36 25 27 0 40-28 41-30 6 15 19 30 42 30 39 0 61-51 61-59 0-5-3-5-4-5-3 0-4 2-4 5-14 41-40 50-52 50-15 0-21-12-21-25 0-9 2-18 7-34 4-18 8-35 13-53z"><text:p/></draw:path><draw:path draw:style-name="gr1515" draw:text-style-name="P131" svg:width="0.193cm" svg:height="0.223cm" svg:x="5.708cm" svg:y="0.12cm" svg:viewBox="0 0 194 224" svg:d="M179 120c7 0 15 0 15-8 0-7-8-7-15-7-55 0-109 0-164 0 5-52 50-90 104-90 20 0 41 0 60 0 7 0 15 0 15-7 0-8-8-8-15-8-19 0-40 0-60 0-66 0-119 51-119 112 0 62 53 112 119 112 20 0 41 0 60 0 7 0 15 0 15-7 0-8-8-8-15-8-19 0-40 0-60 0-54 0-99-37-104-89 55 0 109 0 164 0z"><text:p/></draw:path><draw:path draw:style-name="gr1515" draw:text-style-name="P131" svg:width="0.264cm" svg:height="0.276cm" svg:x="6.055cm" svg:y="0.052cm" svg:viewBox="0 0 265 277" svg:d="M55 232c-15 27-30 32-47 33-5 0-8 0-8 8 0 2 2 4 4 4 11 0 24-1 35-1 12 0 26 1 38 1 2 0 7 0 7-7 0-5-4-5-6-5-9-1-19-4-19-13 0-6 3-9 6-14 10-17 20-33 30-50 32 0 65 0 96 0 2 8 7 61 7 64 0 12-20 13-29 13-4 0-8 0-8 8 0 4 4 4 5 4 16 0 33-1 49-1 9 0 34 1 44 1 2 0 6 0 6-7 0-5-4-5-9-5-24 0-24-2-25-14-8-80-15-161-23-241-1-8-1-10-8-10-6 0-7 3-10 7-45 74-90 150-135 225zM102 176c26-43 51-85 76-128 5 43 8 85 12 128-29 0-58 0-88 0z"><text:p/></draw:path><draw:path draw:style-name="gr1515" draw:text-style-name="P131" svg:width="0.214cm" svg:height="0.239cm" svg:x="6.439cm" svg:y="0.098cm" svg:viewBox="0 0 215 240" svg:d="M116 8c-3-7-6-8-9-8-5 0-6 2-8 8-32 72-65 144-97 216-2 5-2 6-2 8 0 3 3 8 8 8 2 0 5-1 9-9 29-68 60-136 90-205 31 69 60 137 91 205 3 9 8 9 9 9 4 0 8-5 8-8 0-1 0-2-3-6-32-73-65-146-96-218z"><text:p/></draw:path><draw:path draw:style-name="gr1515" draw:text-style-name="P131" svg:width="0.192cm" svg:height="0.174cm" svg:x="6.772cm" svg:y="0.159cm" svg:viewBox="0 0 193 175" svg:d="M118 54c2-10 11-46 38-46 2 0 11 0 19 5-10 2-18 11-18 21 0 6 4 13 15 13 8 0 21-6 21-22 0-21-24-25-37-25-22 0-36 20-40 29-10-26-30-29-42-29-40 0-62 50-62 59 0 4 3 4 5 4 3 0 4-1 5-5 12-40 39-50 52-50 6 0 21 3 21 26 0 12-7 38-21 91-7 25-20 41-38 41-2 0-11 0-18-5 8-1 17-10 17-21 0-10-9-13-14-13-11 0-21 9-21 23 0 17 19 25 36 25 26 0 40-28 41-30 4 15 19 30 42 30 39 0 61-51 61-59 0-5-3-5-4-5-3 0-4 2-5 5-13 41-39 50-52 50-14 0-21-12-21-25 0-9 2-18 7-34 4-18 8-35 13-53z"><text:p/></draw:path><draw:path draw:style-name="gr1515" draw:text-style-name="P131" svg:width="0.193cm" svg:height="0.223cm" svg:x="7.121cm" svg:y="0.12cm" svg:viewBox="0 0 194 224" svg:d="M180 120c7 0 14 0 14-8 0-7-7-7-14-7-55 0-108 0-163 0 4-52 48-90 103-90 20 0 41 0 60 0 7 0 14 0 14-7 0-8-7-8-14-8-20 0-40 0-61 0-66 0-119 51-119 112 0 62 53 112 119 112 21 0 41 0 61 0 7 0 14 0 14-7 0-8-7-8-14-8-19 0-40 0-60 0-55 0-99-37-103-89 55 0 108 0 163 0z"><text:p/></draw:path><draw:path draw:style-name="gr1515" draw:text-style-name="P131" svg:width="0.275cm" svg:height="0.263cm" svg:x="7.471cm" svg:y="0.064cm" svg:viewBox="0 0 276 264" svg:d="M45 233c-3 16-4 19-35 19-7 0-10 0-10 8 0 4 3 4 10 4 46 0 92 0 139 0 60 0 106-46 106-84 0-27-23-50-60-55 40-6 81-35 81-72 0-29-25-53-72-53-43 0-87 0-130 0-7 0-11 0-11 8 0 4 3 4 11 4 1 0 7 0 14 0 8 1 11 2 11 7 0 2-1 3-2 7-18 70-34 138-52 207zM103 122c8-32 17-64 25-96 3-13 4-14 21-14 16 0 33 0 49 0 34 0 43 23 43 40 0 34-33 70-80 70-19 0-39 0-58 0zM87 252c-6 0-7 0-9 0-4-1-5-1-5-4 0-2 0-3 2-9 9-37 17-72 26-108 24 0 50 0 74 0 36 0 44 29 44 45 0 39-34 76-80 76-18 0-34 0-52 0z"><text:p/></draw:path><draw:path draw:style-name="gr1515" draw:text-style-name="P131" svg:width="0.1cm" svg:height="0.462cm" svg:x="10.175cm" svg:y="0cm" svg:viewBox="0 0 101 463" svg:d="M101 460c0-1-1-2-1-3-17-19-44-51-60-114-9-35-12-75-12-111 0-101 24-173 70-223 3-3 2-3 3-5 0-4-3-4-4-4-6 0-27 23-32 30-40 46-65 115-65 202 0 55 10 132 61 198 4 5 29 33 36 33 1 0 4 0 4-3z"><text:p/></draw:path><draw:path draw:style-name="gr1515" draw:text-style-name="P131" svg:width="0.236cm" svg:height="0.298cm" svg:x="10.368cm" svg:y="0.083cm" svg:viewBox="0 0 237 299" svg:d="M223 15c7 0 14 0 14-7 0-8-7-8-14-8-35 0-69 0-104 0-66 0-119 51-119 112 0 63 54 112 119 112 35 0 69 0 104 0 7 0 14 0 14-7 0-8-7-8-14-8-34 0-69 0-103 0-62 0-105-45-105-97 0-51 44-97 105-97 34 0 69 0 103 0zM22 284c-7 0-14 0-14 8 0 7 7 7 14 7 67 0 134 0 201 0 7 0 14 0 14-7 0-8-7-8-14-8-67 0-134 0-201 0z"><text:p/></draw:path><draw:path draw:style-name="gr1515" draw:text-style-name="P131" svg:width="0.044cm" svg:height="0.115cm" svg:x="10.671cm" svg:y="0.288cm" svg:viewBox="0 0 45 116" svg:d="M45 41c0-27-10-41-25-41-12 0-20 9-20 20s8 21 20 21c5 0 10-2 14-6 1 0 1-1 1-1 1 0 1 1 1 7 0 28-13 51-26 64-4 4-4 5-4 6 0 2 2 5 4 5 4 0 35-30 35-75z"><text:p/></draw:path><draw:path draw:style-name="gr1515" draw:text-style-name="P131" svg:width="0.214cm" svg:height="0.239cm" svg:x="10.83cm" svg:y="0.098cm" svg:viewBox="0 0 215 240" svg:d="M215 13c0-6 0-13-8-13s-8 7-8 13c0 48 0 94 0 141 0 57-63 70-91 70-18 0-42-4-63-17-30-19-30-43-30-54 0-46 0-94 0-140 0-6 0-13-7-13-8 0-8 7-8 13 0 48 0 95 0 142 0 58 59 85 108 85s107-28 107-85c0-47 0-94 0-142z"><text:p/></draw:path><draw:path draw:style-name="gr1515" draw:text-style-name="P131" svg:width="0.189cm" svg:height="0.272cm" svg:x="11.209cm" svg:y="0.061cm" svg:viewBox="0 0 190 273" svg:d="M134 248c0 8 0 16 0 25 19-1 38-3 56-5 0-4 0-7 0-12-26 0-29-2-29-22 0-78 0-156 0-234-19 1-38 3-56 4 0 5 0 8 0 13 27 0 30 2 30 20 0 28 0 57 0 84-11-13-28-23-49-23-45 0-86 37-86 87 0 49 39 88 83 88 24 0 41-13 51-25zM134 143c0 26 0 53 0 79 0 8 0 8-4 15-12 18-30 27-46 27-17 0-31-10-41-24-10-17-11-39-11-54 0-14 1-37 12-55 9-12 23-25 44-25 13 0 30 6 42 23 4 6 4 7 4 14z"><text:p/></draw:path><draw:path draw:style-name="gr1515" draw:text-style-name="P131" svg:width="0.149cm" svg:height="0.177cm" svg:x="11.421cm" svg:y="0.154cm" svg:viewBox="0 0 150 178" svg:d="M33 76c2-57 34-67 47-67 41 0 44 53 44 67-30 0-60 0-91 0zM32 85c36 0 71 0 108 0 9 0 10 0 10-9 0-37-21-76-70-76-44 0-80 41-80 89 0 52 41 89 86 89 46 0 64-43 64-50 0-4-4-5-5-5-3 0-4 2-5 6-13 39-49 39-52 39-20 0-35-12-44-26-12-18-12-44-12-57z"><text:p/></draw:path><draw:path draw:style-name="gr1515" draw:text-style-name="P131" svg:width="0.193cm" svg:height="0.272cm" svg:x="11.593cm" svg:y="0.056cm" svg:viewBox="0 0 194 273" svg:d="M118 118c17 0 20 5 20 21 0 35 0 69 0 104 0 18-5 18-30 18 0 4 0 7 0 12 12 0 33-1 43-1s28 1 43 1c0-5 0-8 0-12-27 0-31 0-31-18 0-47 0-94 0-142-17 1-32 2-49 4-6 1-4 1-6 1-1 0-2 0-8 0-15 0-30 0-45 0 0-15 0-29 0-43 0-39 33-54 57-54 12 0 26 3 33 12-15 1-17 12-17 19 0 12 10 17 17 17 9 0 18-6 18-17 0-23-22-40-51-40-35 0-81 20-81 62 0 14 0 29 0 44-10 0-21 0-31 0 0 4 0 7 0 12 10 0 21 0 31 0 0 42 0 83 0 125 0 18-5 18-31 18 0 4 0 7 0 12 13 0 33-1 43-1 9 0 29 1 43 1 0-5 0-8 0-12-25 0-30 0-30-18 0-42 0-83 0-125 21 0 41 0 62 0z"><text:p/></draw:path><draw:path draw:style-name="gr1515" draw:text-style-name="P131" svg:width="0.194cm" svg:height="0.17cm" svg:x="11.809cm" svg:y="0.159cm" svg:viewBox="0 0 195 171" svg:d="M31 37c0 35 0 70 0 104 0 17-5 17-31 17 0 5 0 8 0 13 13 0 33-2 44-2 10 0 30 2 43 2 0-5 0-8 0-13-25 0-30 0-30-17 0-23 0-47 0-71 0-40 28-62 52-62s29 21 29 43c0 29 0 60 0 90 0 17-5 17-30 17 0 5 0 8 0 13 13 0 33-2 44-2 10 0 30 2 43 2 0-5 0-8 0-13-20 0-30 0-31-12 0-24 0-49 0-73 0-33 0-45-11-59-6-6-19-14-41-14-28 0-47 17-57 40 0-14 0-27 0-40-19 1-36 2-55 3 0 5 0 8 0 12 28 0 31 4 31 22z"><text:p/></draw:path><draw:path draw:style-name="gr1515" draw:text-style-name="P131" svg:width="0.082cm" svg:height="0.258cm" svg:x="12.025cm" svg:y="0.07cm" svg:viewBox="0 0 83 259" svg:d="M55 88c-18 1-36 2-54 3 0 5 0 8 0 12 25 0 29 3 29 22 0 35 0 70 0 104 0 17-5 17-30 17 0 5 0 8 0 13 12 0 33-2 42-2 14 0 27 2 41 2 0-5 0-8 0-13-26 0-28-2-28-16 0-47 0-95 0-142zM57 20c0-12-10-20-21-20-12 0-21 10-21 20 0 11 9 21 21 21 11 0 21-8 21-21z"><text:p/></draw:path><draw:path draw:style-name="gr1515" draw:text-style-name="P131" svg:width="0.12cm" svg:height="0.241cm" svg:x="12.126cm" svg:y="0.091cm" svg:viewBox="0 0 121 242" svg:d="M61 83c18 0 36 0 55 0 0-5 0-8 0-13-19 0-37 0-55 0 0-23 0-47 0-70-4 0-7 0-10 0-1 32-12 73-51 75 0 2 0 5 0 8 11 0 22 0 33 0 0 35 0 71 0 106 0 49 36 53 51 53 27 0 37-27 37-53 0-7 0-14 0-22-3 0-5 0-9 0 0 8 0 15 0 22 0 29-12 43-26 43-25 0-25-35-25-42 0-36 0-71 0-107z"><text:p/></draw:path><draw:path draw:style-name="gr1515" draw:text-style-name="P131" svg:width="0.082cm" svg:height="0.258cm" svg:x="12.282cm" svg:y="0.07cm" svg:viewBox="0 0 83 259" svg:d="M56 88c-19 1-36 2-55 3 0 5 0 8 0 12 25 0 29 3 29 22 0 35 0 70 0 104 0 17-4 17-30 17 0 5 0 8 0 13 12 0 33-2 43-2 13 0 26 2 40 2 0-5 0-8 0-13-26 0-27-2-27-16 0-47 0-95 0-142zM57 20c0-12-10-20-21-20-12 0-19 10-19 20 0 11 7 21 19 21 11 0 21-8 21-21z"><text:p/></draw:path><draw:path draw:style-name="gr1515" draw:text-style-name="P131" svg:width="0.171cm" svg:height="0.177cm" svg:x="12.388cm" svg:y="0.154cm" svg:viewBox="0 0 172 178" svg:d="M172 91c0-49-40-91-86-91-49 0-86 43-86 91 0 50 40 87 86 87s86-38 86-87zM86 168c-17 0-34-7-44-26-10-17-10-40-10-54 0-15 0-36 9-53 11-17 28-26 45-26 16 0 33 9 43 25 10 17 10 40 10 54s0 34-8 52c-9 17-26 28-45 28z"><text:p/></draw:path><draw:path draw:style-name="gr1515" draw:text-style-name="P131" svg:width="0.194cm" svg:height="0.17cm" svg:x="12.583cm" svg:y="0.159cm" svg:viewBox="0 0 195 171" svg:d="M30 37c0 35 0 70 0 104 0 17-4 17-30 17 0 5 0 8 0 13 13 0 33-2 44-2 10 0 30 2 43 2 0-5 0-8 0-13-25 0-30 0-30-17 0-23 0-47 0-71 0-40 28-62 52-62s29 21 29 43c0 29 0 60 0 90 0 17-5 17-30 17 0 5 0 8 0 13 13 0 33-2 43-2 11 0 31 2 44 2 0-5 0-8 0-13-21 0-30 0-31-12 0-24 0-49 0-73 0-33 0-45-12-59-5-6-18-14-40-14-28 0-47 17-57 40 0-14 0-27 0-40-19 1-36 2-55 3 0 5 0 8 0 12 28 0 30 4 30 22z"><text:p/></draw:path><draw:path draw:style-name="gr1515" draw:text-style-name="P131" svg:width="0.126cm" svg:height="0.177cm" svg:x="12.798cm" svg:y="0.154cm" svg:viewBox="0 0 127 178" svg:d="M67 99c9 1 41 8 41 35 0 20-14 35-44 35-33 0-46-22-54-55-1-4-1-6-6-6-4 0-4 3-4 10 0 16 0 34 0 50 0 7 0 10 3 10s4-1 10-7c1-2 1-3 8-9 18 15 35 16 43 16 44 0 63-26 63-54 0-21-13-32-17-36-13-13-29-16-44-19-22-4-48-10-48-32 0-13 11-29 44-29 41 0 44 35 45 47 0 3 3 3 4 3 6 0 6-2 6-10 0-13 0-25 0-38 0-7 0-10-5-10-2 0-3 0-7 6-2 1-6 4-7 5-15-11-31-11-36-11-48 0-62 26-62 48 0 14 6 25 17 33 12 10 23 13 50 18z"><text:p/></draw:path><draw:path draw:style-name="gr1515" draw:text-style-name="P131" svg:width="0.1cm" svg:height="0.462cm" svg:x="12.954cm" svg:y="0cm" svg:viewBox="0 0 101 463" svg:d="M101 232c0-55-10-132-60-198-5-4-29-34-37-34-1 0-4 1-4 4 0 2 1 3 2 4 19 21 44 51 60 113 8 35 13 75 13 111 0 39-5 78-14 116-15 55-38 85-58 106-3 5-3 5-3 6 0 3 3 3 4 3 7 0 28-23 32-28 40-47 65-117 65-203z"><text:p/></draw:path><draw:path draw:style-name="gr1515" draw:text-style-name="P131" svg:width="0.342cm" svg:height="0.211cm" svg:x="2.067cm" svg:y="0.749cm" svg:viewBox="0 0 343 212" svg:d="M330 152c7 0 13 0 13-8s-6-8-13-8c-81 0-164 0-245 0-17-14-37-24-50-29 15-7 33-17 50-30 81 0 164 0 245 0 7 0 13 0 13-8 0-7-6-7-13-7-76 0-153 0-229 0 19-19 40-53 40-58 0-4-6-4-8-4-3 0-5 0-8 3-7 15-18 36-44 58-26 24-52 34-72 39-7 3-7 3-8 5-1 0-1 1-1 2s0 1 1 2h1c0 1 1 1 8 3 53 16 91 51 113 93 5 7 5 7 10 7 2 0 8 0 8-4s-20-39-40-56c76 0 153 0 229 0z"><text:p/></draw:path><draw:path draw:style-name="gr1515" draw:text-style-name="P131" svg:width="0.342cm" svg:height="0.211cm" svg:x="2.39cm" svg:y="0.749cm" svg:viewBox="0 0 343 212" svg:d="M260 77c15 13 35 23 48 30-14 5-33 15-48 29-82 0-164 0-246 0-6 0-14 0-14 8s7 8 13 8c76 0 153 0 229 0-19 17-38 52-38 56s4 4 6 4c3 0 7 0 8-3 8-14 19-34 44-57 26-23 53-34 72-40 7-2 6-2 8-3 1-1 1-1 1-2s0-1 0-2l-1-2c-1 0-2-1-9-3-52-15-91-50-112-92-4-8-5-8-11-8-2 0-6 0-6 4 0 5 19 39 38 58-76 0-153 0-229 0-6 0-13 0-13 7 0 8 8 8 14 8 82 0 164 0 246 0z"><text:p/></draw:path><draw:path draw:style-name="gr1515" draw:text-style-name="P131" svg:width="0.215cm" svg:height="0.275cm" svg:x="2.969cm" svg:y="0.683cm" svg:viewBox="0 0 216 276" svg:d="M213 14c3-4 3-5 3-6 0-5-4-8-8-8-6 0-8 4-9 9-11 28-22 56-33 85-38 0-78 0-116 0-11-29-22-57-33-85-2-6-4-9-9-9-4 0-8 3-8 8 1 2 0 1 2 6 32 85 65 169 97 253 2 6 3 9 9 9 5 0 6-4 9-8 32-84 65-169 96-254zM55 109c35 0 70 0 106 0-18 46-36 91-53 137-18-46-35-91-53-137z"><text:p/></draw:path><draw:path draw:style-name="gr1515" draw:text-style-name="P131" svg:width="0.192cm" svg:height="0.174cm" svg:x="3.196cm" svg:y="0.779cm" svg:viewBox="0 0 193 175" svg:d="M118 54c2-10 11-45 38-45 1 0 11 0 19 5-11 1-19 11-19 20 0 7 5 14 16 14 7 0 21-7 21-23 0-19-24-25-37-25-22 0-36 21-40 30-10-26-31-30-42-30-40 0-62 51-62 59 0 5 3 5 5 5 3 0 4-1 4-5 13-40 40-50 52-50 7 0 21 3 21 25 0 12-7 39-21 93-6 24-19 40-37 40-2 0-11 0-19-5 9-2 18-10 18-21 0-10-9-13-14-13-12 0-21 10-21 22 0 17 19 25 36 25 26 0 40-26 41-29 4 15 18 29 42 29 39 0 61-50 61-59 0-4-3-4-4-4-4 0-4 1-5 5-14 40-39 50-52 50-14 0-21-13-21-26 0-8 2-17 7-33 4-18 8-36 13-54z"><text:p/></draw:path><draw:path draw:style-name="gr1515" draw:text-style-name="P131" svg:width="0.04cm" svg:height="0.041cm" svg:x="3.439cm" svg:y="0.907cm" svg:viewBox="0 0 41 42" svg:d="M41 21c0-11-10-21-21-21s-20 10-20 21 9 21 20 21 21-10 21-21z"><text:p/></draw:path><draw:path draw:style-name="gr1515" draw:text-style-name="P131" svg:width="0.088cm" svg:height="0.385cm" svg:x="3.551cm" svg:y="0.661cm" svg:viewBox="0 0 89 386" svg:d="M89 383c0-1 0-2-6-9-49-48-61-122-61-180 0-67 15-136 63-184 4-4 4-4 4-6 0-3-1-4-3-4-5 0-39 26-62 76-20 42-24 85-24 118 0 29 4 77 25 120 23 48 56 72 61 72 2 0 3-1 3-3z"><text:p/></draw:path><draw:path draw:style-name="gr1515" draw:text-style-name="P131" svg:width="0.192cm" svg:height="0.174cm" svg:x="3.674cm" svg:y="0.779cm" svg:viewBox="0 0 193 175" svg:d="M118 54c2-10 11-45 38-45 2 0 11 0 19 5-10 1-18 11-18 20 0 7 4 14 15 14 8 0 21-7 21-23 0-19-24-25-37-25-22 0-36 21-40 30-10-26-30-30-42-30-40 0-62 51-62 59 0 5 3 5 5 5 3 0 4-1 5-5 12-40 39-50 52-50 6 0 21 3 21 25 0 12-7 39-21 93-7 24-20 40-38 40-2 0-11 0-18-5 8-2 17-10 17-21 0-10-9-13-14-13-11 0-21 10-21 22 0 17 19 25 36 25 26 0 40-26 41-29 4 15 19 29 42 29 39 0 61-50 61-59 0-4-3-4-4-4-3 0-4 1-5 5-13 40-39 50-52 50-14 0-21-13-21-26 0-8 2-17 7-33 4-18 8-36 13-54z"><text:p/></draw:path><draw:path draw:style-name="gr1515" draw:text-style-name="P131" svg:width="0.193cm" svg:height="0.223cm" svg:x="4.023cm" svg:y="0.742cm" svg:viewBox="0 0 194 224" svg:d="M180 120c7 0 14 0 14-8 0-7-7-7-14-7-55 0-108 0-163 0 4-52 48-90 103-90 20 0 41 0 60 0 7 0 14 0 14-7 0-8-7-8-14-8-20 0-40 0-61 0-66 0-119 50-119 112s53 112 119 112c21 0 41 0 61 0 7 0 14 0 14-7 0-8-7-8-14-8-19 0-40 0-60 0-55 0-99-37-103-89 55 0 108 0 163 0z"><text:p/></draw:path><draw:path draw:style-name="gr1515" draw:text-style-name="P131" svg:width="0.273cm" svg:height="0.28cm" svg:x="4.376cm" svg:y="0.677cm" svg:viewBox="0 0 274 281" svg:d="M274 3c0-1-1-3-4-3-2 0-2 0-6 4-9 10-19 20-27 30-4-5-21-34-64-34-86 0-173 85-173 175 0 64 45 106 105 106 33 0 62-16 83-33 35-32 42-68 42-69 0-3-3-3-4-3-3 0-5 0-5 3-4 11-13 39-39 62-27 21-51 27-72 27-34 0-75-19-75-80 0-22 8-85 46-130 25-27 61-46 95-46 40 0 62 30 62 75 0 15-1 14-1 19 0 3 4 4 6 4 5 0 5-1 7-8 7-33 16-66 24-99z"><text:p/></draw:path><draw:path draw:style-name="gr1515" draw:text-style-name="P131" svg:width="0.342cm" svg:height="0.2cm" svg:x="4.789cm" svg:y="0.754cm" svg:viewBox="0 0 343 201" svg:d="M301 109c-20 15-31 32-35 36-16 28-13 34-20 52 0 4 5 4 8 4 7 0 7 0 9-7 9-38 31-71 75-88 4-1 5-3 5-5 0-3-1-3-2-4-18-7-64-27-79-91-1-5-1-6-8-6-3 0-8 0-8 4 0 2 4 26 20 52 8 11 19 24 35 38-95 0-191 0-287 0-6 0-14 0-14 7 0 8 8 8 14 8 96 0 192 0 287 0z"><text:p/></draw:path><draw:path draw:style-name="gr1515" draw:text-style-name="P131" svg:width="0.192cm" svg:height="0.174cm" svg:x="5.273cm" svg:y="0.779cm" svg:viewBox="0 0 193 175" svg:d="M118 54c3-10 12-45 38-45 2 0 11 0 20 5-11 1-19 11-19 20 0 7 5 14 15 14 8 0 21-7 21-23 0-19-22-25-36-25-23 0-36 21-40 30-10-26-31-30-42-30-41 0-63 51-63 59 0 5 3 4 5 5 3 0 4-1 5-5 13-40 39-50 52-50 7 0 21 3 21 25 0 12-7 39-21 93-7 24-20 40-37 40-2 0-12 0-19-5 10-2 18-10 18-21 0-10-8-13-14-13-12 0-22 10-22 22 0 17 20 25 36 25 26 0 40-26 41-29 4 15 19 29 42 29 39 0 61-50 61-59 0-4-3-4-4-4-3 0-4 1-4 5-14 40-40 50-52 50-15 0-21-13-21-26 0-8 2-17 6-33 4-18 8-36 13-54z"><text:p/></draw:path><draw:path draw:style-name="gr1515" draw:text-style-name="P131" svg:width="0.192cm" svg:height="0.223cm" svg:x="5.623cm" svg:y="0.742cm" svg:viewBox="0 0 193 224" svg:d="M179 120c7 0 14 0 14-8 0-7-7-7-14-7-55 0-109 0-164 0 5-52 50-90 104-90 20 0 41 0 60 0 7 0 14 0 14-7 0-8-7-8-14-8-19 0-40 0-60 0-66 0-119 50-119 112s53 112 119 112c20 0 41 0 60 0 7 0 14 0 14-7 0-8-7-8-14-8-19 0-40 0-60 0-54 0-99-37-104-89 55 0 109 0 164 0z"><text:p/></draw:path><draw:path draw:style-name="gr1515" draw:text-style-name="P131" svg:width="0.264cm" svg:height="0.276cm" svg:x="5.969cm" svg:y="0.675cm" svg:viewBox="0 0 265 277" svg:d="M55 232c-15 27-30 32-47 33-5 0-8 0-8 8 0 2 2 4 4 4 11 0 24-2 35-2 12 0 25 2 38 2 2 0 7 0 7-7 0-5-4-5-6-5-9-1-19-4-19-14 0-5 3-9 6-14 10-17 20-33 30-50 32 0 65 0 96 0 2 9 7 62 7 65 0 12-21 13-29 13-5 0-8 0-8 8 0 4 4 4 5 4 16 0 32-2 49-2 9 0 34 2 44 2 2 0 6 0 6-9 0-3-4-3-9-3-24 0-24-3-25-14-8-80-16-162-24-242 0-8 0-9-7-9-6 0-7 2-10 7-45 74-90 150-135 225zM102 175c26-42 51-85 76-127 5 42 8 85 12 127-29 0-58 0-88 0z"><text:p/></draw:path><draw:path draw:style-name="gr1515" draw:text-style-name="P131" svg:width="0.089cm" svg:height="0.385cm" svg:x="6.267cm" svg:y="0.661cm" svg:viewBox="0 0 90 386" svg:d="M90 194c0-31-4-77-26-121-23-48-56-73-60-73-3 0-4 1-4 4 0 2 0 2 8 9 37 38 59 99 59 181 0 66-14 134-61 182-6 5-6 6-6 7 0 2 1 3 4 3 4 0 39-26 61-75 20-43 25-85 25-117z"><text:p/></draw:path><draw:path draw:style-name="gr1515" draw:text-style-name="P131" svg:width="0.215cm" svg:height="0.239cm" svg:x="6.503cm" svg:y="0.719cm" svg:viewBox="0 0 216 240" svg:d="M117 9c-4-7-6-9-9-9-6 0-7 3-9 9-32 71-64 144-96 215-3 6-3 6-3 8 0 5 3 8 8 8 3 0 5 0 9-8 30-68 60-136 91-204 30 68 60 136 90 204 4 8 8 8 10 8 3 0 8-3 8-8-1-2 0-1-4-5-32-73-63-146-95-218z"><text:p/></draw:path><draw:path draw:style-name="gr1515" draw:text-style-name="P131" svg:width="0.089cm" svg:height="0.385cm" svg:x="6.863cm" svg:y="0.661cm" svg:viewBox="0 0 90 386" svg:d="M90 383c0-1 0-2-6-9-49-48-62-122-62-180 0-67 15-136 63-184 5-4 5-4 5-6 0-3-2-4-4-4-3 0-39 26-62 76-20 42-24 85-24 118 0 29 4 77 25 120 23 48 58 72 61 72 2 0 4-1 4-3z"><text:p/></draw:path><draw:path draw:style-name="gr1515" draw:text-style-name="P131" svg:width="0.192cm" svg:height="0.174cm" svg:x="6.987cm" svg:y="0.779cm" svg:viewBox="0 0 193 175" svg:d="M118 54c2-10 11-45 38-45 2 0 11 0 20 5-11 1-19 11-19 20 0 7 5 14 15 14 8 0 21-7 21-23 0-19-24-25-37-25-22 0-35 21-39 30-10-26-31-30-42-30-41 0-63 51-63 59 0 5 3 5 5 5 3 0 4-1 5-5 13-40 39-50 52-50 7 0 21 3 21 25 0 12-7 39-21 93-7 24-20 40-38 40-2 0-11 0-18-5 10-2 17-10 17-21 0-10-7-13-14-13-11 0-21 10-21 22 0 17 20 25 36 25 26 0 40-26 41-29 4 15 19 29 42 29 39 0 61-50 61-59 0-4-3-4-4-4-3 0-4 1-5 5-13 40-39 50-51 50-15 0-22-13-22-26 0-8 2-17 7-33 4-18 8-36 13-54z"><text:p/></draw:path><draw:path draw:style-name="gr1515" draw:text-style-name="P131" svg:width="0.192cm" svg:height="0.223cm" svg:x="7.336cm" svg:y="0.742cm" svg:viewBox="0 0 193 224" svg:d="M179 120c7 0 14 0 14-8 0-7-7-7-14-7-55 0-109 0-164 0 5-52 50-90 104-90 20 0 41 0 60 0 7 0 14 0 14-7 0-8-7-8-14-8-21 0-40 0-61 0-66 0-118 50-118 112s52 112 118 112c21 0 40 0 61 0 7 0 14 0 14-7 0-8-7-8-14-8-19 0-40 0-60 0-54 0-99-37-104-89 55 0 109 0 164 0z"><text:p/></draw:path><draw:path draw:style-name="gr1515" draw:text-style-name="P131" svg:width="0.273cm" svg:height="0.28cm" svg:x="7.688cm" svg:y="0.677cm" svg:viewBox="0 0 274 281" svg:d="M274 3c0-1 0-3-3-3s-3 0-7 4c-9 10-18 20-26 30-5-5-22-34-65-34-86 0-173 85-173 175 0 64 45 106 105 106 34 0 62-16 83-33 36-32 43-68 43-69 0-3-4-3-5-3-3 0-4 0-5 3-3 11-12 39-39 62-27 21-51 27-71 27-35 0-76-19-76-80 0-22 8-85 46-130 25-27 61-46 95-46 40 0 63 30 63 75 0 15-1 14-1 19 0 3 4 4 5 4 5 0 5-1 7-8 7-33 16-66 24-99z"><text:p/></draw:path><draw:path draw:style-name="gr1515" draw:text-style-name="P131" svg:width="0.342cm" svg:height="0.2cm" svg:x="8.102cm" svg:y="0.754cm" svg:viewBox="0 0 343 201" svg:d="M300 109c-21 15-30 32-34 36-17 28-14 34-21 52 0 4 5 4 8 4 7 0 7 0 9-7 9-38 32-71 75-88 5-1 6-3 6-5 0-3-2-4-3-4-18-7-64-27-79-91-1-5-1-6-8-6-3 0-8 0-8 4 0 2 4 26 20 52 8 11 19 24 35 38-95 0-191 0-287 0-6 0-13 0-13 7 0 8 7 8 13 8 96 0 192 0 287 0z"><text:p/></draw:path><draw:path draw:style-name="gr1515" draw:text-style-name="P131" svg:width="0.193cm" svg:height="0.174cm" svg:x="8.585cm" svg:y="0.779cm" svg:viewBox="0 0 194 175" svg:d="M119 54c2-10 11-45 37-45 2 0 12 0 20 5-11 1-19 11-19 20 0 7 5 14 16 14 7 0 21-7 21-23 0-19-23-25-37-25-23 0-36 21-40 30-10-26-31-30-42-30-41 0-63 51-63 59 0 5 5 5 6 5 2 0 3-1 4-5 13-40 39-50 52-50 7 0 21 3 21 25 0 12-7 39-21 93-6 24-20 40-37 40-2 0-11 0-19-5 10-2 18-10 18-21 0-10-8-13-14-13-12 0-22 10-22 22 0 17 20 25 37 25 26 0 39-26 40-29 6 15 19 29 42 29 41 0 63-50 63-59 0-4-5-4-6-4-3 0-3 1-4 5-14 40-40 50-52 50-15 0-21-13-21-26 0-8 2-17 7-33 4-18 8-36 13-54z"><text:p/></draw:path><draw:path draw:style-name="gr1515" draw:text-style-name="P131" svg:width="0.193cm" svg:height="0.223cm" svg:x="8.935cm" svg:y="0.742cm" svg:viewBox="0 0 194 224" svg:d="M179 120c7 0 15 0 15-8 0-7-8-7-15-7-55 0-109 0-164 0 6-52 50-90 105-90 20 0 40 0 59 0 7 0 15 0 15-7 0-8-8-8-15-8-19 0-40 0-60 0-66 0-119 50-119 112s53 112 119 112c20 0 41 0 60 0 7 0 15 0 15-7 0-8-8-8-15-8-19 0-39 0-59 0-55 0-99-37-105-89 55 0 109 0 164 0z"><text:p/></draw:path><draw:path draw:style-name="gr1515" draw:text-style-name="P131" svg:width="0.275cm" svg:height="0.263cm" svg:x="9.282cm" svg:y="0.688cm" svg:viewBox="0 0 276 264" svg:d="M46 233c-4 16-4 19-35 19-7 0-11 0-11 8 0 4 4 4 11 4 46 0 91 0 138 0 61 0 106-46 106-84 0-28-22-50-59-55 39-7 80-36 80-72 0-29-25-53-71-53-43 0-87 0-130 0-8 0-11 0-11 8 0 3 3 3 11 3 4 0 8 0 14 1 7 1 10 1 10 7 0 1 0 2-1 6-18 70-34 139-52 208zM105 122c7-32 16-64 24-96 3-14 4-15 21-15 16 0 33 0 49 0 34 0 42 23 42 41 0 34-33 70-80 70-19 0-38 0-56 0zM87 252c-6 0-6 0-9-1-3 0-4 0-4-3 0-2 0-3 2-9 9-37 18-72 26-108 25 0 49 0 73 0 37 0 45 29 45 45 0 39-35 76-80 76-18 0-35 0-53 0z"><text:p/></draw:path><draw:path draw:style-name="gr1515" draw:text-style-name="P131" svg:width="0.088cm" svg:height="0.385cm" svg:x="9.601cm" svg:y="0.661cm" svg:viewBox="0 0 89 386" svg:d="M89 194c0-31-3-77-25-121-23-48-56-73-61-73-2 0-3 1-3 4 0 2 0 2 8 9 37 38 59 99 59 181 0 66-14 134-61 182-6 5-6 6-6 7 0 2 1 3 3 3 5 0 40-26 62-75 20-43 24-85 24-117z"><text:p/></draw:path><draw:path draw:style-name="gr1515" draw:text-style-name="P131" svg:width="0.1cm" svg:height="0.462cm" svg:x="10.175cm" svg:y="0.622cm" svg:viewBox="0 0 101 463" svg:d="M101 460c0-2-1-2-1-5-17-18-44-49-60-112-9-35-12-76-12-111 0-102 24-173 70-223 3-3 3-5 3-6 0-3-3-3-4-3-6 0-27 23-32 29-40 47-65 116-65 202 0 55 10 133 61 198 4 4 29 34 36 34 1 0 4 0 4-3z"><text:p/></draw:path><draw:path draw:style-name="gr1515" draw:text-style-name="P131" svg:width="0.265cm" svg:height="0.276cm" svg:x="10.307cm" svg:y="0.675cm" svg:viewBox="0 0 266 277" svg:d="M56 232c-15 27-31 32-47 33-5 0-9 0-9 8 0 2 2 4 6 4 9 0 22-2 33-2 13 0 26 2 38 2 2 0 8 0 8-7 0-5-4-5-7-5-9-1-17-4-17-14 0-5 2-9 5-14 10-17 20-33 30-50 32 0 65 0 97 0 0 9 5 62 5 65 0 12-20 13-27 13-6 0-9 0-9 8 0 4 4 4 5 4 16 0 32-2 48-2 9 0 34 2 44 2 2 0 7 0 7-9 0-3-4-3-10-3-23 0-23-3-24-14-8-80-16-162-24-242-1-8-1-9-8-9-5 0-7 2-10 7-45 74-89 150-134 225zM102 175c26-42 51-85 76-127 5 42 9 85 13 127-29 0-59 0-89 0z"><text:p/></draw:path><draw:path draw:style-name="gr1515" draw:text-style-name="P131" svg:width="0.342cm" svg:height="0.2cm" svg:x="10.712cm" svg:y="0.754cm" svg:viewBox="0 0 343 201" svg:d="M300 109c-21 15-30 32-34 36-17 28-14 34-21 52 0 4 5 4 8 4 7 0 8 0 9-7 9-38 32-71 75-88 5-1 6-3 6-5 0-3-2-4-3-4-18-7-64-27-78-91-1-5-2-6-9-6-3 0-8 0-8 4 0 2 4 26 20 52 8 11 19 24 35 38-95 0-191 0-287 0-6 0-13 0-13 7 0 8 7 8 13 8 96 0 192 0 287 0z"><text:p/></draw:path><draw:path draw:style-name="gr1515" draw:text-style-name="P131" svg:width="0.275cm" svg:height="0.263cm" svg:x="11.201cm" svg:y="0.688cm" svg:viewBox="0 0 276 264" svg:d="M46 233c-4 16-5 19-35 19-7 0-11 0-11 8 0 4 3 4 11 4 46 0 91 0 138 0 61 0 106-46 106-84 0-28-22-50-59-55 39-7 80-36 80-72 0-29-25-53-71-53-43 0-87 0-130 0-8 0-12 0-12 8 0 3 4 3 11 3 1 0 9 0 15 1 7 1 10 1 10 7 0 1 0 2-1 6-18 70-34 139-52 208zM105 122c7-32 15-64 23-96 4-14 4-15 21-15 16 0 34 0 50 0 34 0 42 23 42 41 0 34-33 70-80 70-19 0-38 0-56 0zM87 252c-6 0-7 0-9-1-3 0-4 0-4-3 0-2 0-3 1-9 9-37 19-72 27-108 25 0 49 0 73 0 37 0 44 29 44 45 0 39-34 76-79 76-18 0-35 0-53 0z"><text:p/></draw:path><draw:path draw:style-name="gr1515" draw:text-style-name="P131" svg:width="0.214cm" svg:height="0.239cm" svg:x="11.605cm" svg:y="0.719cm" svg:viewBox="0 0 215 240" svg:d="M117 9c-4-7-6-9-9-9-6 0-7 3-9 9-32 71-65 144-97 215-2 6-2 6-2 8 0 5 3 8 8 8 3 0 5 0 9-8 30-68 60-136 91-204 30 68 60 136 90 204 3 8 8 8 9 8 4 0 8-3 8-8-2-2 0-1-3-5-32-73-63-146-95-218z"><text:p/></draw:path><draw:path draw:style-name="gr1515" draw:text-style-name="P131" svg:width="0.273cm" svg:height="0.28cm" svg:x="11.947cm" svg:y="0.677cm" svg:viewBox="0 0 274 281" svg:d="M274 3c0-1-1-3-4-3-2 0-2 0-6 4-9 10-19 20-27 30-4-5-21-34-64-34-86 0-173 85-173 175 0 64 45 106 105 106 33 0 62-16 83-33 35-32 42-68 42-69 0-3-3-3-4-3-3 0-5 0-5 3-3 11-13 39-39 62-27 21-51 27-71 27-35 0-76-19-76-80 0-22 8-85 46-130 25-27 61-46 95-46 40 0 62 30 62 75 0 15-1 14-1 19 0 3 4 4 6 4 5 0 5-1 7-8 7-33 16-66 24-99z"><text:p/></draw:path><draw:path draw:style-name="gr1515" draw:text-style-name="P131" svg:width="0.342cm" svg:height="0.211cm" svg:x="12.467cm" svg:y="0.749cm" svg:viewBox="0 0 343 212" svg:d="M330 152c7 0 13 0 13-8s-6-8-13-8c-81 0-164 0-245 0-17-14-37-24-50-29 15-7 33-17 50-30 81 0 164 0 245 0 7 0 13 0 13-8 0-7-6-7-13-7-76 0-153 0-229 0 19-19 40-53 40-58 0-4-6-4-8-4-3 0-5 0-8 3-7 15-18 36-44 58-26 24-52 34-72 39-7 3-7 3-8 5-1 0-1 1-1 2s0 1 1 2h1c0 1 1 1 8 3 53 16 91 51 113 93 5 7 5 7 10 7 2 0 8 0 8-4s-20-39-40-56c76 0 153 0 229 0z"><text:p/></draw:path><draw:path draw:style-name="gr1515" draw:text-style-name="P131" svg:width="0.342cm" svg:height="0.211cm" svg:x="12.789cm" svg:y="0.749cm" svg:viewBox="0 0 343 212" svg:d="M260 77c15 13 35 23 48 30-14 5-33 15-48 29-82 0-164 0-246 0-6 0-14 0-14 8s7 8 13 8c76 0 153 0 229 0-19 17-38 52-38 56s4 4 6 4c3 0 7 0 8-3 8-14 19-34 44-57 26-23 53-34 72-40 7-2 6-2 8-3 1-1 1-1 1-2s0-1 0-2l-1-2c-1 0-2-1-9-3-52-15-91-50-112-92-4-8-5-8-11-8-2 0-6 0-6 4 0 5 19 39 38 58-76 0-153 0-229 0-6 0-13 0-13 7 0 8 8 8 14 8 82 0 164 0 246 0z"><text:p/></draw:path><draw:path draw:style-name="gr1515" draw:text-style-name="P131" svg:width="0.089cm" svg:height="0.385cm" svg:x="13.408cm" svg:y="0.661cm" svg:viewBox="0 0 90 386" svg:d="M90 383c0-1 0-2-6-9-49-48-62-122-62-180 0-67 15-136 63-184 5-4 5-4 5-6 0-3-2-4-4-4-3 0-39 26-62 76-20 42-24 85-24 118 0 29 4 77 25 120 23 48 58 72 61 72 2 0 4-1 4-3z"><text:p/></draw:path><draw:path draw:style-name="gr1515" draw:text-style-name="P131" svg:width="0.264cm" svg:height="0.276cm" svg:x="13.533cm" svg:y="0.675cm" svg:viewBox="0 0 265 277" svg:d="M56 232c-15 27-31 32-47 33-6 0-9 0-9 8 0 2 2 4 6 4 9 0 22-2 33-2 13 0 26 2 38 2 2 0 8 0 8-7 0-5-4-5-7-5-9-1-17-4-17-14 0-5 2-9 5-14 10-17 19-33 29-50 33 0 65 0 98 0 0 9 5 62 5 65 0 12-20 13-27 13-6 0-10 0-10 8 0 4 3 3 5 4 17 0 33-2 49-2 9 0 34 2 44 2 2 0 6 0 6-9 0-3-3-3-9-3-24 0-24-3-25-14-8-80-15-162-23-242-1-8-1-9-8-9-5 0-7 2-10 7-45 74-89 150-134 225zM102 175c26-42 51-85 76-127 5 42 8 85 12 127-29 0-58 0-88 0z"><text:p/></draw:path><draw:path draw:style-name="gr1515" draw:text-style-name="P131" svg:width="0.343cm" svg:height="0.2cm" svg:x="13.938cm" svg:y="0.754cm" svg:viewBox="0 0 344 201" svg:d="M301 109c-20 15-31 32-34 36-17 28-14 34-21 52 0 4 5 4 8 4 7 0 7 0 9-7 9-38 32-71 75-88 4-1 6-3 6-5 0-3-2-3-3-4-18-7-64-27-79-91-1-5-1-6-8-6-3 0-8 0-8 4 0 2 4 26 20 52 8 11 19 24 35 38-95 0-191 0-287 0-6 0-14 0-14 7 0 8 8 8 14 8 96 0 192 0 287 0z"><text:p/></draw:path><draw:path draw:style-name="gr1515" draw:text-style-name="P131" svg:width="0.275cm" svg:height="0.263cm" svg:x="14.427cm" svg:y="0.688cm" svg:viewBox="0 0 276 264" svg:d="M45 233c-3 16-4 19-35 19-7 0-10 0-10 8 0 4 3 4 10 4 46 0 92 0 139 0 60 0 106-46 106-84 0-28-23-50-60-55 40-7 81-36 81-72 0-29-25-53-72-53-43 0-87 0-130 0-7 0-11 0-11 8 0 3 3 3 11 3 1 0 7 0 14 1 8 1 11 1 11 7 0 1 0 2-2 6-18 70-34 139-52 208zM103 122c8-32 17-64 25-96 3-14 4-15 21-15 16 0 34 0 50 0 33 0 42 23 42 41 0 34-33 70-80 70-19 0-39 0-58 0zM87 252c-6 0-7 0-9-1-4 0-5 0-5-3 0-2 0-3 2-9 9-37 17-72 26-108 24 0 50 0 74 0 37 0 44 29 44 45 0 39-34 76-80 76-18 0-34 0-52 0z"><text:p/></draw:path><draw:path draw:style-name="gr1515" draw:text-style-name="P131" svg:width="0.089cm" svg:height="0.385cm" svg:x="14.745cm" svg:y="0.661cm" svg:viewBox="0 0 90 386" svg:d="M90 194c0-31-4-77-25-121-23-48-57-73-61-73-2 0-4 1-4 4 0 2 0 2 8 9 38 38 60 99 60 181 0 66-14 134-62 182-6 5-6 6-6 7 0 2 2 3 4 3 4 0 39-26 62-75 20-43 24-85 24-117z"><text:p/></draw:path><draw:path draw:style-name="gr1515" draw:text-style-name="P131" svg:width="0.215cm" svg:height="0.239cm" svg:x="14.981cm" svg:y="0.719cm" svg:viewBox="0 0 216 240" svg:d="M117 9c-4-7-6-9-9-9-5 0-6 3-9 9-32 71-64 144-96 215-2 6-3 6-3 8 0 5 4 8 9 8 2 0 5 0 9-8 29-68 60-136 90-204 31 68 60 136 91 204 3 8 7 8 9 8 4 0 8-3 8-8-1-2 0-1-3-5-31-73-64-146-96-218z"><text:p/></draw:path><draw:path draw:style-name="gr1515" draw:text-style-name="P131" svg:width="0.089cm" svg:height="0.385cm" svg:x="15.341cm" svg:y="0.661cm" svg:viewBox="0 0 90 386" svg:d="M90 383c0-1 0-2-6-9-49-48-61-122-61-180 0-67 14-136 62-184 5-4 5-4 5-6 0-3-2-4-4-4-3 0-39 26-62 76-18 42-24 85-24 118 0 29 4 77 26 120 24 48 57 72 60 72 2 0 4-1 4-3z"><text:p/></draw:path><draw:path draw:style-name="gr1515" draw:text-style-name="P131" svg:width="0.264cm" svg:height="0.276cm" svg:x="15.468cm" svg:y="0.675cm" svg:viewBox="0 0 265 277" svg:d="M55 232c-15 27-31 32-47 33-5 0-8 0-8 8 0 2 1 4 4 4 11 0 22-2 33-2 14 0 27 2 39 2 3 0 8 0 8-7 0-5-4-5-6-5-10-1-19-4-19-14 0-5 3-9 6-14 10-17 20-33 30-50 32 0 65 0 96 0 2 9 6 62 6 65 0 12-20 13-28 13-5 0-8 0-8 8 0 4 4 4 5 4 16 0 32-2 49-2 8 0 33 2 42 2 3 0 8 0 8-9 0-3-4-3-9-3-24 0-24-3-25-14-8-80-16-162-24-242 0-8 0-9-7-9-6 0-7 2-11 7-45 74-89 150-134 225zM101 175c26-42 52-85 77-127 5 42 8 85 12 127-29 0-59 0-89 0z"><text:p/></draw:path><draw:path draw:style-name="gr1515" draw:text-style-name="P131" svg:width="0.342cm" svg:height="0.2cm" svg:x="15.873cm" svg:y="0.754cm" svg:viewBox="0 0 343 201" svg:d="M301 109c-22 15-31 32-35 36-17 28-14 34-21 52 0 4 5 4 8 4 7 0 8 0 9-7 9-38 32-71 76-88 4-1 5-3 5-5 0-3-2-4-3-4-17-7-64-27-78-91-1-5-2-6-9-6-3 0-8 0-8 4 0 2 4 26 20 52 8 11 19 24 36 38-95 0-192 0-288 0-6 0-13 0-13 7 0 8 7 8 13 8 96 0 193 0 288 0z"><text:p/></draw:path><draw:path draw:style-name="gr1515" draw:text-style-name="P131" svg:width="0.274cm" svg:height="0.28cm" svg:x="16.365cm" svg:y="0.677cm" svg:viewBox="0 0 275 281" svg:d="M275 3c0-1-1-3-4-3-1 0-3 0-7 4-9 10-18 20-26 30-4-5-21-34-64-34-87 0-174 85-174 175 0 64 46 106 105 106 34 0 63-16 83-33 36-32 43-68 43-69 0-3-3-2-4-3-3 0-5 0-6 3-3 11-12 39-38 62-28 21-52 27-72 27-35 0-76-19-76-80 0-22 8-85 48-130 23-27 59-46 93-46 40 0 63 30 63 75 0 15-1 14-1 19 0 3 4 4 5 4 6 0 6-1 7-8 9-33 16-66 25-99z"><text:p/></draw:path><draw:path draw:style-name="gr1515" draw:text-style-name="P131" svg:width="0.088cm" svg:height="0.385cm" svg:x="16.671cm" svg:y="0.661cm" svg:viewBox="0 0 89 386" svg:d="M89 194c0-31-3-77-25-121-23-48-56-73-61-73-2 0-3 1-3 4 0 2 0 2 8 9 37 38 59 99 59 181 0 66-14 134-63 182-4 5-4 6-4 7 0 2 1 3 3 3 5 0 40-26 62-75 20-43 24-85 24-117z"><text:p/></draw:path><draw:path draw:style-name="gr1515" draw:text-style-name="P131" svg:width="0.1cm" svg:height="0.462cm" svg:x="16.817cm" svg:y="0.622cm" svg:viewBox="0 0 101 463" svg:d="M101 232c0-55-10-133-60-198-5-4-30-34-37-34-2 0-4 1-4 3 0 3 1 4 2 5 19 20 44 51 60 112 8 35 12 76 12 111 0 40-4 79-13 117-15 54-38 84-58 106-3 4-3 5-3 6 0 2 2 3 4 3 6 0 28-23 32-28 40-48 65-117 65-203z"><text:p/></draw:path><draw:path draw:style-name="gr1515" draw:text-style-name="P131" svg:width="0.342cm" svg:height="0.211cm" svg:x="2.067cm" svg:y="1.37cm" svg:viewBox="0 0 343 212" svg:d="M330 151c7 0 13 0 13-8s-6-8-13-8c-81 0-164 0-245 0-17-13-37-23-50-29 15-6 33-16 50-30 81 0 164 0 245 0 7 0 13 0 13-8 0-7-6-7-13-7-76 0-153 0-229 0 19-18 40-52 40-57 0-4-6-4-8-4-3 0-5 0-8 3-7 15-18 34-44 58-26 23-52 34-72 39-7 2-7 3-8 3-1 2-1 2-1 3s0 2 1 2l1 1c2 1 1 1 8 3 53 16 91 51 113 93 5 7 5 7 10 7 2 0 8 0 8-4s-20-39-40-57c76 0 153 0 229 0z"><text:p/></draw:path><draw:path draw:style-name="gr1515" draw:text-style-name="P131" svg:width="0.342cm" svg:height="0.211cm" svg:x="2.39cm" svg:y="1.37cm" svg:viewBox="0 0 343 212" svg:d="M260 76c15 14 35 24 48 30-14 6-33 16-48 29-82 0-164 0-246 0-6 0-14 0-14 8s7 8 13 8c76 0 153 0 229 0-19 18-38 53-38 57s4 4 6 4c3 0 7 0 8-3 8-14 19-35 44-57 26-24 53-34 72-40 7-3 8-3 8-4 1 0 1-1 1-2s0-1 0-3h-1c-1-1-2-1-9-3-52-15-91-50-112-92-4-8-5-8-11-8-2 0-6 0-6 4 0 5 19 39 38 57-76 0-153 0-229 0-6 0-13 0-13 7 0 8 8 8 14 8 82 0 164 0 246 0z"><text:p/></draw:path><draw:path draw:style-name="gr1515" draw:text-style-name="P131" svg:width="0.273cm" svg:height="0.281cm" svg:x="2.989cm" svg:y="1.298cm" svg:viewBox="0 0 274 282" svg:d="M274 4c0-1 0-4-4-4-2 0-2 1-6 6-9 9-18 19-26 29-5-5-22-35-65-35-86 0-173 86-173 176 0 64 45 106 105 106 34 0 62-16 83-33 36-32 43-67 43-69 0-4-4-4-5-4-3 0-4 1-5 4-3 11-12 39-39 61s-51 29-71 29c-35 0-76-20-76-81 0-22 8-84 46-130 25-27 61-47 95-47 40 0 63 30 63 75 0 15-1 15-1 20 0 3 3 4 5 4 5 0 5-1 7-8 7-33 16-66 24-99z"><text:p/></draw:path><draw:path draw:style-name="gr1515" draw:text-style-name="P131" svg:width="0.236cm" svg:height="0.297cm" svg:x="3.413cm" svg:y="1.325cm" svg:viewBox="0 0 237 298" svg:d="M223 15c7 0 14 0 14-7 0-8-7-8-14-8-35 0-69 0-104 0-66 0-119 51-119 111 0 63 54 112 119 112 35 0 69 0 104 0 7 0 14 0 14-7 0-8-7-8-14-8-34 0-69 0-103 0-62 0-105-45-105-96 0-53 44-97 105-97 34 0 69 0 103 0zM22 283c-7 0-14 0-14 7 0 8 7 8 14 8 67 0 134 0 201 0 7 0 14 0 14-8 0-7-7-7-14-7-67 0-134 0-201 0z"><text:p/></draw:path><draw:path draw:style-name="gr1515" draw:text-style-name="P131" svg:width="0.265cm" svg:height="0.275cm" svg:x="3.802cm" svg:y="1.295cm" svg:viewBox="0 0 266 276" svg:d="M56 232c-15 25-31 31-47 32-5 1-9 1-9 8 0 2 2 4 6 4 11 0 22-1 33-1 13 0 26 1 38 1 2 0 8 0 8-8 0-3-4-4-7-4-9 0-17-3-17-13 0-5 2-9 5-14 10-17 20-33 30-50 32 0 65 0 97 0 0 8 5 61 5 65 0 11-20 12-27 12-6 0-9 0-9 8 0 4 4 4 5 4 16 0 32-1 49-1 8 0 33 1 43 1 2 0 7 0 7-8 0-4-4-4-10-4-23 0-23-2-24-13-8-80-16-162-24-242-1-8-1-9-8-9-5 0-7 2-10 7-45 74-89 150-134 225zM102 175c26-43 51-85 76-128 5 43 9 85 13 128-29 0-59 0-89 0z"><text:p/></draw:path><draw:path draw:style-name="gr1515" draw:text-style-name="P131" svg:width="0.215cm" svg:height="0.239cm" svg:x="4.186cm" svg:y="1.34cm" svg:viewBox="0 0 216 240" svg:d="M117 8c-4-7-6-8-9-8-6 0-7 3-9 8-32 72-64 144-96 216-2 5-3 6-3 8 0 5 3 8 8 8 3 0 5-1 9-8 30-68 60-137 91-206 30 69 60 138 90 206 4 8 8 8 10 8 3 0 8-3 8-8 0-1 0-2-4-6-32-73-63-146-95-218z"><text:p/></draw:path><draw:path draw:style-name="gr1515" draw:text-style-name="P131" svg:width="0.273cm" svg:height="0.281cm" svg:x="4.528cm" svg:y="1.298cm" svg:viewBox="0 0 274 282" svg:d="M274 4c0-1 0-4-4-4-2 0-2 1-6 6-9 9-18 19-26 29-5-5-22-35-65-35-86 0-173 86-173 176 0 64 45 106 105 106 34 0 62-16 83-33 36-32 43-67 43-69 0-4-4-4-5-4-3 0-4 1-5 4-3 11-12 39-39 61s-51 29-71 29c-35 0-76-20-76-81 0-22 8-84 46-130 25-27 61-47 95-47 40 0 63 30 63 75 0 15-1 15-1 20 0 3 3 4 5 4 5 0 5-1 7-8 7-33 16-66 24-99z"><text:p/></draw:path><draw:path draw:style-name="gr1515" draw:text-style-name="P131" svg:width="0.236cm" svg:height="0.297cm" svg:x="4.952cm" svg:y="1.325cm" svg:viewBox="0 0 237 298" svg:d="M223 15c7 0 14 0 14-7 0-8-7-8-14-8-35 0-69 0-104 0-66 0-119 51-119 111 0 63 54 112 119 112 35 0 69 0 104 0 7 0 14 0 14-7 0-8-7-8-14-8-34 0-69 0-103 0-62 0-105-45-105-96 0-53 44-97 105-97 34 0 69 0 103 0zM22 283c-7 0-14 0-14 7 0 8 7 8 14 8 67 0 134 0 201 0 7 0 14 0 14-8 0-7-7-7-14-7-67 0-134 0-201 0z"><text:p/></draw:path><draw:path draw:style-name="gr1515" draw:text-style-name="P131" svg:width="0.275cm" svg:height="0.263cm" svg:x="5.344cm" svg:y="1.308cm" svg:viewBox="0 0 276 264" svg:d="M45 234c-3 15-4 18-35 18-7 0-10 0-10 8 0 4 3 4 10 4 46 0 92 0 139 0 60 0 106-45 106-84 0-27-23-49-60-53 40-8 81-37 81-73 0-29-25-54-72-54-43 0-87 0-130 0-7 0-11 0-11 8 0 4 3 4 11 4 1 0 7 0 14 1 8 0 11 1 11 6 0 2 0 3-2 7-18 70-34 139-52 208zM103 123c8-32 17-65 25-97 3-13 4-14 21-14 16 0 34 0 50 0 33 0 42 23 42 40 0 34-33 71-80 71-19 0-39 0-58 0zM87 252c-6 0-7 0-9 0-4 0-5-1-5-4 0-2 0-2 2-9 9-37 17-72 26-108 24 0 50 0 74 0 36 0 44 29 44 45 0 39-34 76-80 76-18 0-34 0-52 0z"><text:p/></draw:path><draw:path draw:style-name="gr1515" draw:text-style-name="P131" svg:width="0.1cm" svg:height="0.462cm" svg:x="10.175cm" svg:y="1.244cm" svg:viewBox="0 0 101 463" svg:d="M101 459c0-1-1-2-1-4-17-18-44-50-60-113-9-35-12-75-12-111 0-101 24-173 70-222 3-5 3-5 3-6 0-3-3-3-4-3-6 0-27 23-32 29-40 46-65 116-65 202 0 55 10 132 61 198 4 4 29 34 36 34 1 0 4 0 4-4z"><text:p/></draw:path><draw:path draw:style-name="gr1515" draw:text-style-name="P131" svg:width="0.215cm" svg:height="0.276cm" svg:x="10.293cm" svg:y="1.303cm" svg:viewBox="0 0 216 277" svg:d="M213 15c3-4 3-5 3-7 0-4-4-8-9-8s-7 6-9 9c-11 28-21 57-32 86-39 0-78 0-118 0-11-29-20-58-31-86-3-6-4-9-9-9-4 0-8 4-8 8 0 1 0 2 2 7 32 85 65 169 97 253 1 6 3 9 9 9 5 0 6-4 9-7 32-85 65-170 96-255zM55 110c35 0 70 0 106 0-18 46-36 91-53 138-18-47-35-92-53-138z"><text:p/></draw:path><draw:path draw:style-name="gr1515" draw:text-style-name="P131" svg:width="0.264cm" svg:height="0.275cm" svg:x="10.522cm" svg:y="1.295cm" svg:viewBox="0 0 265 276" svg:d="M55 232c-15 25-30 31-47 32-5 1-8 1-8 8 0 2 1 4 4 4 11 0 24-1 33-1 14 0 27 1 40 1 2 0 7 0 7-8 0-3-4-4-6-4-9 0-19-3-19-13 0-5 3-9 6-14 10-17 20-33 30-50 32 0 65 0 96 0 2 8 7 61 7 65 0 11-21 12-29 12-5 0-8 0-8 8 0 4 4 4 5 4 16 0 32-1 49-1 8 0 34 1 42 1 4 0 8 0 8-8 0-4-4-4-9-4-24 0-24-2-25-13-8-80-16-162-24-242 0-8 0-9-7-9-6 0-7 2-10 7-45 74-90 150-135 225zM101 175c26-43 52-85 77-128 5 43 8 85 12 128-29 0-59 0-89 0z"><text:p/></draw:path><draw:path draw:style-name="gr1515" draw:text-style-name="P131" svg:width="0.192cm" svg:height="0.174cm" svg:x="10.809cm" svg:y="1.401cm" svg:viewBox="0 0 193 175" svg:d="M118 54c2-10 12-45 38-45 2 0 11 0 20 4-11 2-19 12-19 21 0 7 5 13 15 13 8 0 21-6 21-22 0-19-24-25-37-25-22 0-35 20-39 30-10-27-31-30-42-30-41 0-63 50-63 59 0 4 3 3 5 4 3 0 4 0 5-4 13-41 39-50 52-50 7 0 21 3 21 25 0 12-7 39-21 93-7 24-20 39-37 39-3 0-12 0-19-4 10-2 17-10 17-21s-7-14-14-14c-11 0-21 11-21 23 0 17 20 25 36 25 26 0 40-28 41-30 4 15 19 30 42 30 39 0 61-50 61-59 0-5-3-5-4-5-3 0-4 2-5 5-13 41-39 50-51 50-15 0-22-12-22-25 0-9 3-17 7-34 4-18 8-35 13-53z"><text:p/></draw:path><draw:path draw:style-name="gr1515" draw:text-style-name="P131" svg:width="0.04cm" svg:height="0.04cm" svg:x="11.052cm" svg:y="1.532cm" svg:viewBox="0 0 41 41" svg:d="M41 21c0-12-9-21-20-21-12 0-21 9-21 21 0 11 9 20 21 20 11 0 20-9 20-20z"><text:p/></draw:path><draw:path draw:style-name="gr1515" draw:text-style-name="P131" svg:width="0.264cm" svg:height="0.275cm" svg:x="11.14cm" svg:y="1.295cm" svg:viewBox="0 0 265 276" svg:d="M55 232c-15 25-30 31-47 32-5 1-8 1-8 8 0 2 1 4 4 4 11 0 24-1 35-1 12 0 25 1 38 1 2 0 7 0 7-8 0-3-4-4-6-4-9 0-19-3-19-13 0-5 3-9 6-14 10-17 20-33 30-50 32 0 65 0 96 0 2 8 7 61 7 65 0 11-21 12-29 12-5 0-8 0-8 8 0 4 4 4 5 4 16 0 32-1 49-1 9 0 34 1 42 1 4 0 8 0 8-8 0-4-4-4-9-4-24 0-24-2-25-13-8-80-16-162-24-242 0-8 0-9-7-9-6 0-7 2-10 7-45 74-90 150-135 225zM102 175c26-43 51-85 76-128 5 43 8 85 12 128-29 0-58 0-88 0z"><text:p/></draw:path><draw:path draw:style-name="gr1515" draw:text-style-name="P131" svg:width="0.215cm" svg:height="0.239cm" svg:x="11.523cm" svg:y="1.34cm" svg:viewBox="0 0 216 240" svg:d="M117 8c-4-7-6-8-9-8-5 0-6 3-9 8-32 72-64 144-96 216-2 5-3 6-3 8 0 5 4 8 8 8 3 0 6-1 10-8 29-68 60-137 90-206 31 69 60 138 91 206 3 8 7 8 9 8 4 0 8-3 8-8 0-1 0-2-3-6-31-73-64-146-96-218z"><text:p/></draw:path><draw:path draw:style-name="gr1515" draw:text-style-name="P131" svg:width="0.275cm" svg:height="0.263cm" svg:x="11.862cm" svg:y="1.308cm" svg:viewBox="0 0 276 264" svg:d="M46 234c-4 15-4 18-35 18-7 0-11 0-11 8 0 4 3 4 11 4 46 0 91 0 138 0 61 0 106-45 106-84 0-27-22-49-59-53 39-8 80-37 80-73 0-29-25-54-71-54-43 0-87 0-130 0-8 0-11 0-11 8 0 4 3 4 10 4 1 0 9 0 15 1 7 0 10 1 10 6 0 2 0 3-1 7-18 70-34 139-52 208zM105 123c7-32 16-65 24-97 3-13 3-14 21-14 16 0 33 0 49 0 34 0 42 23 42 40 0 34-33 71-80 71-19 0-38 0-56 0zM87 252c-6 0-7 0-9 0-3 0-4-1-4-4 0-2 0-2 1-9 9-37 19-72 27-108 25 0 49 0 73 0 37 0 45 29 45 45 0 39-35 76-80 76-18 0-35 0-53 0z"><text:p/></draw:path><draw:path draw:style-name="gr1515" draw:text-style-name="P131" svg:width="0.342cm" svg:height="0.2cm" svg:x="12.288cm" svg:y="1.376cm" svg:viewBox="0 0 343 201" svg:d="M329 108c8 0 14 0 14-8s-6-8-14-8c-96 0-191 0-287 0 22-15 32-31 35-36 18-27 14-34 21-52 0-4-6-4-8-4-6 0-7 0-9 8-8 37-31 69-75 88-5 1-6 1-6 4 0 2 2 3 6 6 40 16 66 46 75 90 2 4 3 5 9 5 2 0 8 0 8-4 0-1-4-25-20-52-8-11-20-24-36-37 96 0 191 0 287 0z"><text:p/></draw:path><draw:path draw:style-name="gr1515" draw:text-style-name="P131" svg:width="0.342cm" svg:height="0.2cm" svg:x="12.61cm" svg:y="1.376cm" svg:viewBox="0 0 343 201" svg:d="M300 108c-21 16-32 33-34 37-17 27-21 51-21 52 0 4 5 4 8 4 7 0 7-1 9-7 9-38 32-71 75-88 5-3 6-4 6-6 0-3-2-3-3-4-18-7-64-26-79-90-1-5-1-6-8-6-3 0-8 0-8 4 0 2 4 26 20 51 8 12 19 25 35 37-95 0-191 0-287 0-6 0-13 0-13 8s7 8 13 8c96 0 192 0 287 0z"><text:p/></draw:path><draw:path draw:style-name="gr1515" draw:text-style-name="P131" svg:width="0.264cm" svg:height="0.275cm" svg:x="13.096cm" svg:y="1.295cm" svg:viewBox="0 0 265 276" svg:d="M55 232c-15 25-31 31-47 32-5 1-8 1-8 8 0 2 1 4 4 4 11 0 24-1 33-1 14 0 27 1 40 1 2 0 7 0 7-8 0-3-4-4-6-4-10 0-19-3-19-13 0-5 3-9 6-14 10-17 20-33 30-50 32 0 65 0 96 0 2 8 7 61 7 65 0 11-21 12-29 12-5 0-8 0-8 8 0 4 4 4 5 4 16 0 32-1 49-1 8 0 34 1 42 1 3 0 8 0 8-8 0-4-4-4-9-4-24 0-24-2-25-13-8-80-16-162-24-242 0-8 0-9-7-9-6 0-7 2-11 7-45 74-89 150-134 225zM101 175c26-43 52-85 77-128 5 43 8 85 12 128-29 0-59 0-89 0z"><text:p/></draw:path><draw:path draw:style-name="gr1515" draw:text-style-name="P131" svg:width="0.192cm" svg:height="0.174cm" svg:x="13.383cm" svg:y="1.401cm" svg:viewBox="0 0 193 175" svg:d="M118 54c2-10 11-45 38-45 2 0 11 0 20 4-11 2-19 12-19 21 0 7 5 13 15 13 8 0 21-6 21-22 0-19-24-25-37-25-22 0-35 20-40 30-9-27-30-30-41-30-41 0-63 50-63 59 0 4 3 4 5 4 3 0 4 0 5-4 13-41 39-50 52-50 7 0 21 3 21 25 0 12-7 39-21 93-7 24-20 39-38 39-2 0-11 0-18-4 10-2 17-10 17-21s-7-14-14-14c-11 0-21 11-21 23 0 17 20 25 36 25 26 0 40-28 41-30 4 15 19 30 42 30 39 0 61-50 61-59 0-5-3-5-4-5-3 0-4 2-5 5-13 41-39 50-51 50-15 0-22-12-22-25 0-9 2-17 7-34 4-18 8-35 13-53z"><text:p/></draw:path><draw:path draw:style-name="gr1515" draw:text-style-name="P131" svg:width="0.04cm" svg:height="0.04cm" svg:x="13.626cm" svg:y="1.532cm" svg:viewBox="0 0 41 41" svg:d="M41 21c0-12-9-21-20-21-12 0-21 9-21 21 0 11 9 20 21 20 11 0 20-9 20-20z"><text:p/></draw:path><draw:path draw:style-name="gr1515" draw:text-style-name="P131" svg:width="0.264cm" svg:height="0.275cm" svg:x="13.714cm" svg:y="1.295cm" svg:viewBox="0 0 265 276" svg:d="M55 232c-15 25-31 31-47 32-5 1-8 1-8 8 0 2 1 4 4 4 11 0 24-1 33-1 14 0 27 1 40 1 2 0 7 0 7-8 0-3-4-4-6-4-9 0-19-3-19-13 0-5 3-9 6-14 10-17 20-33 30-50 32 0 65 0 96 0 2 8 7 61 7 65 0 11-21 12-29 12-5 0-8 0-8 8 0 4 4 4 5 4 16 0 32-1 49-1 8 0 34 1 42 1 4 0 8 0 8-8 0-4-4-4-9-4-24 0-24-2-25-13-8-80-16-162-24-242 0-8 0-9-7-9-6 0-7 2-10 7-45 74-90 150-135 225zM101 175c26-43 52-85 77-128 5 43 8 85 12 128-29 0-59 0-89 0z"><text:p/></draw:path><draw:path draw:style-name="gr1515" draw:text-style-name="P131" svg:width="0.215cm" svg:height="0.239cm" svg:x="14.097cm" svg:y="1.34cm" svg:viewBox="0 0 216 240" svg:d="M117 8c-4-7-6-8-9-8-6 0-7 3-9 8-32 72-64 144-96 216-2 5-3 6-3 8 0 5 4 8 8 8 3 0 6-1 9-8 30-68 60-137 91-206 31 69 60 138 91 206 3 8 7 8 9 8 4 0 8-3 8-8 0-1 0-2-3-6-31-73-64-146-96-218z"><text:p/></draw:path><draw:path draw:style-name="gr1515" draw:text-style-name="P131" svg:width="0.264cm" svg:height="0.275cm" svg:x="14.434cm" svg:y="1.295cm" svg:viewBox="0 0 265 276" svg:d="M55 232c-15 25-30 31-47 32-5 1-8 1-8 8 0 2 1 4 4 4 11 0 24-1 35-1 12 0 25 1 38 1 2 0 7 0 7-8 0-3-4-4-6-4-9 0-19-3-19-13 0-5 3-9 6-14 10-17 20-33 30-50 32 0 65 0 96 0 2 8 7 61 7 65 0 11-21 12-29 12-5 0-8 0-8 8 0 4 4 4 5 4 16 0 32-1 49-1 9 0 34 1 42 1 4 0 8 0 8-8 0-4-4-4-9-4-24 0-24-2-25-13-8-80-16-162-24-242 0-8 0-9-7-9-6 0-7 2-10 7-45 74-90 150-135 225zM102 175c26-43 51-85 76-128 5 43 8 85 12 128-29 0-58 0-88 0z"><text:p/></draw:path><draw:path draw:style-name="gr1515" draw:text-style-name="P131" svg:width="0.192cm" svg:height="0.174cm" svg:x="14.721cm" svg:y="1.401cm" svg:viewBox="0 0 193 175" svg:d="M118 54c3-10 12-45 38-45 2 0 11 0 20 4-11 2-19 12-19 21 0 7 5 13 15 13 8 0 21-6 21-22 0-19-24-25-36-25-23 0-36 20-40 30-10-27-31-30-42-30-41 0-63 50-63 59 0 4 3 3 5 4 3 0 4 0 5-4 13-41 39-50 52-50 7 0 21 3 21 25 0 12-7 39-21 93-7 24-20 39-37 39-3 0-12 0-19-4 10-2 18-10 18-21s-8-14-14-14c-12 0-22 11-22 23 0 17 20 25 36 25 26 0 40-28 41-30 4 15 19 30 42 30 39 0 61-50 61-59 0-5-3-5-4-5-3 0-4 2-4 5-14 41-40 50-52 50-15 0-22-12-22-25 0-9 3-17 7-34 4-18 8-35 13-53z"><text:p/></draw:path><draw:path draw:style-name="gr1515" draw:text-style-name="P131" svg:width="0.04cm" svg:height="0.04cm" svg:x="14.964cm" svg:y="1.532cm" svg:viewBox="0 0 41 41" svg:d="M41 21c0-12-9-21-20-21s-21 9-21 21c0 11 10 20 21 20s20-9 20-20z"><text:p/></draw:path><draw:path draw:style-name="gr1515" draw:text-style-name="P131" svg:width="0.275cm" svg:height="0.263cm" svg:x="15.054cm" svg:y="1.308cm" svg:viewBox="0 0 276 264" svg:d="M46 234c-4 15-4 18-35 18-7 0-11 0-11 8 0 4 3 4 11 4 46 0 91 0 138 0 61 0 106-45 106-84 0-27-22-49-59-53 39-8 80-37 80-73 0-29-25-54-71-54-43 0-87 0-130 0-8 0-11 0-11 8 0 4 3 4 10 4 1 0 9 0 15 1 7 0 10 1 10 6 0 2 0 3-1 7-18 70-34 139-52 208zM105 123c7-32 16-65 24-97 3-13 3-14 21-14 16 0 33 0 49 0 34 0 42 23 42 40 0 34-33 71-80 71-19 0-38 0-56 0zM87 252c-6 0-7 0-9 0-3 0-4-1-4-4 0-2 0-2 1-9 9-37 19-72 27-108 25 0 49 0 73 0 37 0 45 29 45 45 0 39-35 76-80 76-18 0-35 0-53 0z"><text:p/></draw:path><draw:path draw:style-name="gr1515" draw:text-style-name="P131" svg:width="0.044cm" svg:height="0.115cm" svg:x="15.384cm" svg:y="1.532cm" svg:viewBox="0 0 45 116" svg:d="M45 41c0-26-9-41-24-41-14 0-21 10-21 21 0 10 7 20 21 20 5 0 10-2 14-6h1c0 2 0 0 0 6 0 24-11 48-27 66-2 2-2 3-2 4 0 3 1 5 3 5 4 0 35-31 35-75z"><text:p/></draw:path><draw:path draw:style-name="gr1515" draw:text-style-name="P131" svg:width="0.234cm" svg:height="0.297cm" svg:x="15.663cm" svg:y="1.325cm" svg:viewBox="0 0 235 298" svg:d="M222 15c7 0 13 0 13-7 0-8-6-8-13-8-34 0-69 0-103 0-67 0-119 51-119 111 0 63 53 112 119 112 34 0 69 0 103 0 7 0 13 0 13-7 0-8-6-8-13-8-34 0-69 0-103 0-61 0-104-45-104-96 0-53 44-97 104-97 34 0 69 0 103 0zM21 283c-7 0-13 0-13 7 0 8 6 8 13 8 67 0 134 0 201 0 7 0 13 0 13-8 0-7-6-7-13-7-67 0-134 0-201 0z"><text:p/></draw:path><draw:path draw:style-name="gr1515" draw:text-style-name="P131" svg:width="0.189cm" svg:height="0.272cm" svg:x="16.116cm" svg:y="1.303cm" svg:viewBox="0 0 190 273" svg:d="M134 248c0 8 0 16 0 25 19-1 38-3 56-5 0-4 0-7 0-12-26 0-29-2-29-21 0-78 0-157 0-235-19 1-38 3-56 4 0 5 0 8 0 13 27 0 30 3 30 22 0 27 0 56 0 83-12-14-28-24-49-24-45 0-86 37-86 88 0 48 37 87 83 87 24 0 41-13 51-25zM134 144c0 27 0 53 0 79 0 7 0 8-4 15-12 18-30 26-46 26-18 0-31-10-41-24-10-17-11-39-11-54 0-14 1-37 12-55 8-12 23-24 44-24 13 0 30 5 42 23 4 6 4 6 4 14z"><text:p/></draw:path><draw:path draw:style-name="gr1515" draw:text-style-name="P131" svg:width="0.149cm" svg:height="0.176cm" svg:x="16.328cm" svg:y="1.4cm" svg:viewBox="0 0 150 177" svg:d="M33 76c2-58 34-68 47-68 40 0 44 53 44 68-30 0-60 0-91 0zM32 84c36 0 71 0 108 0 9 0 10 0 10-8 0-39-21-76-70-76-45 0-80 40-80 88 0 52 41 89 85 89 47 0 65-43 65-50 0-4-4-5-5-5-4 0-4 2-5 6-13 39-49 39-52 39-20 0-35-11-44-25-12-19-12-44-12-58z"><text:p/></draw:path><draw:path draw:style-name="gr1515" draw:text-style-name="P131" svg:width="0.193cm" svg:height="0.272cm" svg:x="16.5cm" svg:y="1.298cm" svg:viewBox="0 0 194 273" svg:d="M117 119c18 0 21 4 21 21 0 34 0 69 0 103 0 18-5 18-30 18 0 4 0 7 0 12 12 0 33-1 43-1s28 1 43 1c0-5 0-8 0-12-27 0-31 0-31-18 0-47 0-93 0-141-17 1-32 3-49 4-6 0-4 0-6 0-1 1-2 1-8 1-15 0-30 0-45 0 0-15 0-30 0-44 0-39 33-54 57-54 11 0 26 4 33 13-15 0-17 11-17 18 0 13 10 17 16 17 10 0 19-6 19-17 0-23-22-40-51-40-35 0-81 20-81 63 0 14 0 29 0 44-10 0-21 0-31 0 0 4 0 7 0 12 10 0 21 0 31 0 0 42 0 82 0 124 0 18-5 18-31 18 0 4 0 7 0 12 13 0 33-1 43-1 9 0 29 1 43 1 0-5 0-8 0-12-25 0-30 0-30-18 0-42 0-82 0-124 20 0 41 0 61 0z"><text:p/></draw:path><draw:path draw:style-name="gr1515" draw:text-style-name="P131" svg:width="0.194cm" svg:height="0.17cm" svg:x="16.717cm" svg:y="1.401cm" svg:viewBox="0 0 195 171" svg:d="M30 37c0 35 0 70 0 104 0 17-4 17-30 17 0 5 0 8 0 13 13 0 33-2 44-2 10 0 30 2 43 2 0-5 0-8 0-13-25 0-30 0-30-17 0-23 0-47 0-71 0-40 28-61 52-61s29 21 29 43c0 29 0 59 0 89 0 17-5 17-30 17 0 5 0 8 0 13 13 0 33-2 43-2 11 0 31 2 44 2 0-5 0-8 0-13-20 0-30 0-31-11 0-24 0-49 0-73 0-34 0-45-12-60-5-6-18-14-40-14-28 0-47 17-57 41 0-13 0-28 0-41-19 1-36 3-55 4 0 5 0 8 0 13 28 0 30 2 30 20z"><text:p/></draw:path><draw:path draw:style-name="gr1515" draw:text-style-name="P131" svg:width="0.082cm" svg:height="0.258cm" svg:x="16.932cm" svg:y="1.312cm" svg:viewBox="0 0 83 259" svg:d="M55 88c-18 1-36 3-54 4 0 5 0 8 0 13 25 0 29 2 29 20 0 35 0 70 0 104 0 17-5 17-30 17 0 5 0 8 0 13 12 0 33-2 42-2 14 0 27 2 41 2 0-5 0-8 0-13-26 0-28-1-28-16 0-47 0-95 0-142zM57 21c0-13-10-21-21-21-12 0-21 11-21 21s9 20 21 20c11 0 21-8 21-20z"><text:p/></draw:path><draw:path draw:style-name="gr1515" draw:text-style-name="P131" svg:width="0.12cm" svg:height="0.241cm" svg:x="17.033cm" svg:y="1.334cm" svg:viewBox="0 0 121 242" svg:d="M59 84c19 0 38 0 57 0 0-5 0-8 0-12-19 0-38 0-57 0 0-25 0-48 0-72-3 0-5 0-8 0-1 32-12 73-51 75 0 3 0 5 0 9 11 0 22 0 33 0 0 35 0 71 0 106 0 48 36 52 51 52 26 0 37-27 37-52 0-7 0-14 0-22-3 0-5 0-9 0 0 7 0 15 0 21 0 29-12 43-26 43-27 0-27-35-27-42 0-35 0-71 0-106z"><text:p/></draw:path><draw:path draw:style-name="gr1515" draw:text-style-name="P131" svg:width="0.082cm" svg:height="0.258cm" svg:x="17.19cm" svg:y="1.312cm" svg:viewBox="0 0 83 259" svg:d="M56 88c-19 1-36 3-55 4 0 5 0 8 0 13 25 0 29 2 29 20 0 35 0 70 0 104 0 17-5 17-30 17 0 5 0 8 0 13 12 0 33-2 43-2 13 0 26 2 40 2 0-5 0-8 0-13-26 0-27-1-27-16 0-47 0-95 0-142zM57 21c0-13-10-21-21-21-12 0-19 11-19 21s7 20 19 20c11 0 21-8 21-20z"><text:p/></draw:path><draw:path draw:style-name="gr1515" draw:text-style-name="P131" svg:width="0.17cm" svg:height="0.176cm" svg:x="17.295cm" svg:y="1.4cm" svg:viewBox="0 0 171 177" svg:d="M171 90c0-49-39-90-85-90-49 0-86 42-86 90 0 50 40 87 85 87 47 0 86-37 86-87zM86 167c-17 0-34-7-44-25s-10-41-10-55c0-15 0-36 9-53 11-17 28-26 44-26 17 0 34 9 44 25 10 17 10 40 10 54s0 35-8 52c-9 17-26 28-45 28z"><text:p/></draw:path><draw:path draw:style-name="gr1515" draw:text-style-name="P131" svg:width="0.194cm" svg:height="0.17cm" svg:x="17.49cm" svg:y="1.401cm" svg:viewBox="0 0 195 171" svg:d="M30 37c0 35 0 70 0 104 0 17-5 17-30 17 0 5 0 8 0 13 13 0 33-2 44-2 10 0 30 2 43 2 0-5 0-8 0-13-26 0-30 0-30-17 0-23 0-47 0-71 0-40 28-61 52-61s29 21 29 43c0 29 0 59 0 89 0 17-5 17-30 17 0 5 0 8 0 13 13 0 33-2 43-2s31 2 44 2c0-5 0-8 0-13-21 0-30 0-31-11 0-24 0-49 0-73 0-34 0-45-12-60-6-6-18-14-41-14-27 0-46 17-57 41 0-13 0-28 0-41-18 1-36 3-54 4 0 5 0 8 0 13 28 0 30 2 30 20z"><text:p/></draw:path><draw:path draw:style-name="gr1515" draw:text-style-name="P131" svg:width="0.088cm" svg:height="0.385cm" svg:x="17.714cm" svg:y="1.281cm" svg:viewBox="0 0 89 386" svg:d="M89 193c0-30-3-77-25-120-23-49-56-73-61-73-2 0-3 1-3 3 0 1 0 3 8 9 37 39 59 100 59 181 0 66-14 134-61 183-6 5-6 5-6 6 0 3 1 4 3 4 5 0 40-26 62-76 20-42 24-84 24-117z"><text:p/></draw:path><draw:path draw:style-name="gr1515" draw:text-style-name="P131" svg:width="0.1cm" svg:height="0.462cm" svg:x="17.859cm" svg:y="1.244cm" svg:viewBox="0 0 101 463" svg:d="M101 231c0-55-10-132-60-198-5-4-29-33-37-33-1 0-4 0-4 3 0 1 1 3 2 5 19 20 44 50 60 112 8 35 13 75 13 111 0 39-5 78-14 117-15 54-38 84-58 106-3 4-2 3-3 5 0 3 3 4 4 4 7 0 28-24 32-30 40-46 65-115 65-202z"><text:p/></draw:path></draw:g></text:p>
        </text:list-item>
        <text:list-item>
          <text:p text:style-name="P59"><text:span text:style-name="T6">מש"ל</text:span> <draw:g text:anchor-type="as-char" svg:y="-0.265cm" draw:z-index="24" draw:name="Shape30" draw:style-name="gr1513"><svg:title>TexMaths</svg:title><svg:desc>11§display§\blacksquare§svg§600§FALSE§</svg:desc><draw:path draw:style-name="gr1514" draw:text-style-name="P130" svg:width="0.236cm" svg:height="0.224cm" svg:x="-0.001cm" svg:y="0.018cm" svg:viewBox="0 0 237 225" svg:d="M120 225c-41 0-80 0-120 0 0-75 0-150 0-225 79 0 158 0 237 0 0 75 0 150 0 225-39 0-79 0-117 0z"><text:p/></draw:path><draw:path draw:style-name="gr1515" draw:text-style-name="P131" svg:width="0.254cm" svg:height="0.264cm" svg:x="0.001cm" svg:y="0cm" svg:viewBox="0 0 255 265" svg:d="M255 13c0-11-1-13-13-13-76 0-153 0-229 0-12 0-13 1-13 13 0 80 0 158 0 237 0 12 1 15 13 15 76 0 152 0 228 0 13 0 14-1 14-14 0-79 0-158 0-238z"><text:p/></draw:path></draw:g></text:p>
        </text:list-item>
      </text:list>
      <text:h text:style-name="Heading_20_2" text:outline-level="2">3. הוכחת טענות נוספות</text:h>
      <text:h text:style-name="Heading_20_3" text:outline-level="3">סעיף (א)</text:h>
      <text:list text:style-name="L7">
        <text:list-item>
          <text:p text:style-name="P60">צ.ל.:</text:p>
          <text:p text:style-name="P20"><draw:g text:anchor-type="as-char" svg:y="-0.288cm" draw:z-index="25" draw:name="Shape31" draw:style-name="gr1513"><svg:title>TexMaths</svg:title><svg:desc>11§display§A \subseteq C \implies B \setminus C \subseteq B \setminus A§svg§600§FALSE§</svg:desc><draw:path draw:style-name="gr1514" draw:text-style-name="P130" svg:width="4.573cm" svg:height="0.345cm" svg:x="0.005cm" svg:y="0.018cm" svg:viewBox="0 0 4574 346" svg:d="M2288 346c-763 0-1526 0-2288 0 0-116 0-230 0-346 1525 0 3049 0 4574 0 0 116 0 230 0 346-762 0-1525 0-2286 0z"><text:p/></draw:path><draw:path draw:style-name="gr1515" draw:text-style-name="P131" svg:width="0.264cm" svg:height="0.274cm" svg:x="-0.001cm" svg:y="0.011cm" svg:viewBox="0 0 265 275" svg:d="M55 231c-15 26-31 31-47 32-5 1-8 1-8 8 0 2 1 4 4 4 11 0 22-1 33-1 14 0 27 1 39 1 3 0 8 0 8-7 0-4-4-5-7-5-9 0-18-3-18-13 0-4 3-9 6-14 10-17 20-32 30-49 32 0 65 0 96 0 0 9 6 60 6 64 0 11-20 12-28 12-5 0-8 0-8 8 0 4 4 4 5 4 16 0 32-1 49-1 8 0 33 1 42 1 3 0 8 0 8-7 0-5-4-5-10-5-23 0-23-2-24-13-8-79-17-160-24-240-1-8-1-10-7-10s-9 3-11 7c-45 74-89 149-134 224zM101 175c26-43 51-85 76-127 5 42 9 84 13 127-29 0-59 0-89 0z"><text:p/></draw:path><draw:path draw:style-name="gr1515" draw:text-style-name="P131" svg:width="0.235cm" svg:height="0.296cm" svg:x="0.414cm" svg:y="0.041cm" svg:viewBox="0 0 236 297" svg:d="M223 15c7 0 13 0 13-7 0-8-6-8-13-8-35 0-69 0-104 0-66 0-119 51-119 111 0 63 54 111 119 111 35 0 69 0 104 0 7 0 13 0 13-7s-6-7-13-7c-34 0-69 0-103 0-61 0-104-45-104-96 0-53 44-97 104-97 34 0 69 0 103 0zM22 282c-7 0-13 0-13 8 0 7 6 7 13 7 67 0 134 0 201 0 7 0 13 0 13-7 0-8-6-8-13-8-67 0-134 0-201 0z"><text:p/></draw:path><draw:path draw:style-name="gr1515" draw:text-style-name="P131" svg:width="0.273cm" svg:height="0.279cm" svg:x="0.81cm" svg:y="0.017cm" svg:viewBox="0 0 274 280" svg:d="M274 3c0-1 0-3-4-3-2 0-2 0-6 4-9 10-19 20-27 30-4-5-21-34-64-34-86 0-173 85-173 175 0 63 45 105 105 105 34 0 62-16 83-33 36-32 43-66 43-68 0-4-4-4-5-4-3 0-5 1-5 4-3 11-13 38-39 60-27 22-51 29-71 29-35 0-76-20-76-80 0-22 8-85 46-130 25-27 61-46 95-46 40 0 63 30 63 75 0 15-2 14-2 19 0 3 4 4 6 4 5 0 5-1 7-8 7-33 16-66 24-99z"><text:p/></draw:path><draw:path draw:style-name="gr1515" draw:text-style-name="P131" svg:width="0.256cm" svg:height="0.09cm" svg:x="1.33cm" svg:y="0.145cm" svg:viewBox="0 0 257 91" svg:d="M244 17c6 0 13-2 13-9 0-8-7-8-13-8-77 0-154 0-231 0-5 0-13 0-13 8 0 7 8 9 13 9 77 0 154 0 231 0zM244 91c6 0 13 0 13-7 0-9-7-9-13-9-77 0-154 0-231 0-5 0-13 0-13 9 0 7 8 7 13 7 77 0 154 0 231 0z"><text:p/></draw:path><draw:path draw:style-name="gr1515" draw:text-style-name="P131" svg:width="0.342cm" svg:height="0.21cm" svg:x="1.567cm" svg:y="0.085cm" svg:viewBox="0 0 343 211" svg:d="M259 77c16 13 36 23 49 29-14 6-33 16-49 29-82 0-164 0-246 0-6 0-13 0-13 9 0 8 7 8 13 8 76 0 153 0 229 0-19 18-40 52-40 56 0 3 6 3 8 3 3 0 6 0 8-3 7-13 18-34 44-56 26-24 53-34 72-40 7-2 7-3 8-3 1-1 1-2 1-3s0-1-1-3h-1c0-1-1-1-8-3-52-15-91-50-113-92-4-8-4-8-10-8-2 0-8 0-8 4 0 5 20 39 40 57-76 0-153 0-229 0-6 0-13-2-13 7 0 8 7 9 13 9 82 0 164 0 246 0z"><text:p/></draw:path><draw:path draw:style-name="gr1515" draw:text-style-name="P131" svg:width="0.274cm" svg:height="0.261cm" svg:x="2.163cm" svg:y="0.025cm" svg:viewBox="0 0 275 262" svg:d="M45 232c-3 15-4 18-35 18-7 0-10 0-10 8 0 4 3 4 10 4 46 0 92 0 138 0 61 0 107-45 107-83 0-27-23-49-60-53 40-8 80-37 80-73 0-29-25-53-71-53-43 0-87 0-130 0-8 0-11 0-11 8 0 4 3 4 11 4 4 0 7 0 14 0 7 1 11 1 11 7 0 1-1 2-2 7-18 69-34 138-52 206zM103 122c8-32 17-64 25-96 3-13 4-14 20-14 17 0 33 0 50 0 34 0 43 22 43 40 0 34-34 70-81 70-19 0-38 0-57 0zM86 250c-6 0-6 0-8 0-4 0-5-1-5-4 0-2 0-2 2-9 9-36 17-71 26-106 24 0 49 0 73 0 37 0 45 28 45 45 0 36-34 74-80 74-18 0-36 0-53 0z"><text:p/></draw:path><draw:path draw:style-name="gr1515" draw:text-style-name="P131" svg:width="0.15cm" svg:height="0.384cm" svg:x="2.564cm" svg:y="0cm" svg:viewBox="0 0 151 385" svg:d="M134 375c2 6 4 10 9 10 4 0 8-3 8-7 0-1 0-3-2-7-44-120-88-241-132-361-3-7-4-10-9-10-4 0-8 3-8 8 0 1 0 2 2 6 44 120 88 241 132 361z"><text:p/></draw:path><draw:path draw:style-name="gr1515" draw:text-style-name="P131" svg:width="0.274cm" svg:height="0.279cm" svg:x="2.842cm" svg:y="0.017cm" svg:viewBox="0 0 275 280" svg:d="M275 3c0-1-1-3-4-3-1 0-1 0-6 4-9 10-19 20-27 30-4-5-21-34-64-34-87 0-174 85-174 175 0 63 46 105 106 105 33 0 62-16 82-33 36-32 43-66 43-68 0-4-3-4-4-4-3 0-5 1-6 4-3 11-12 38-38 60-27 22-52 29-72 29-34 0-76-20-76-80 0-22 9-85 47-130 24-27 60-46 95-46 39 0 62 30 62 75 0 15-1 14-1 19 0 3 4 4 5 4 6 0 6-1 8-8 8-33 16-66 24-99z"><text:p/></draw:path><draw:path draw:style-name="gr1515" draw:text-style-name="P131" svg:width="0.234cm" svg:height="0.296cm" svg:x="3.266cm" svg:y="0.041cm" svg:viewBox="0 0 235 297" svg:d="M222 15c7 0 13 0 13-7 0-8-6-8-13-8-34 0-69 0-103 0-67 0-119 51-119 111 0 63 53 111 119 111 34 0 69 0 103 0 7 0 13 0 13-7s-6-7-13-7c-34 0-69 0-103 0-61 0-104-45-104-96 0-53 44-97 104-97 34 0 69 0 103 0zM21 282c-7 0-13 0-13 8 0 7 6 7 13 7 67 0 134 0 201 0 7 0 13 0 13-7 0-8-6-8-13-8-67 0-134 0-201 0z"><text:p/></draw:path><draw:path draw:style-name="gr1515" draw:text-style-name="P131" svg:width="0.275cm" svg:height="0.261cm" svg:x="3.658cm" svg:y="0.025cm" svg:viewBox="0 0 276 262" svg:d="M46 232c-4 15-4 18-35 18-7 0-11 0-11 8 0 4 3 4 11 4 46 0 91 0 137 0 62 0 107-45 107-83 0-27-22-49-59-53 39-8 80-37 80-73 0-29-25-53-71-53-43 0-87 0-130 0-8 0-11 0-11 8 0 4 3 4 10 4 1 0 8 0 15 0 7 1 10 1 10 7 0 1 0 2-1 7-18 69-34 138-52 206zM104 122c8-32 17-64 25-96 3-13 3-14 21-14 16 0 33 0 49 0 34 0 42 22 42 40 0 34-33 70-80 70-19 0-38 0-57 0zM87 250c-6 0-7 0-9 0-3 0-4-1-4-4 0-2 0-2 1-9 9-36 18-71 27-106 24 0 49 0 73 0 37 0 44 28 44 45 0 36-34 74-79 74-18 0-36 0-53 0z"><text:p/></draw:path><draw:path draw:style-name="gr1515" draw:text-style-name="P131" svg:width="0.15cm" svg:height="0.384cm" svg:x="4.061cm" svg:y="0cm" svg:viewBox="0 0 151 385" svg:d="M134 375c1 6 3 10 9 10 4 0 8-3 8-7 0-1 0-3-3-7-44-120-87-241-131-361-3-7-4-10-9-10s-8 3-8 8c0 1 0 2 2 6 44 120 88 241 132 361z"><text:p/></draw:path><draw:path draw:style-name="gr1515" draw:text-style-name="P131" svg:width="0.264cm" svg:height="0.274cm" svg:x="4.333cm" svg:y="0.011cm" svg:viewBox="0 0 265 275" svg:d="M55 231c-15 26-30 31-47 32-5 1-8 1-8 8 0 2 2 4 4 4 11 0 24-1 35-1 12 0 25 1 38 1 2 0 7 0 7-7 0-4-4-5-6-5-9 0-19-3-19-13 0-4 3-9 6-14 10-17 20-32 30-49 32 0 65 0 96 0 2 9 7 60 7 64 0 11-21 12-29 12-5 0-8 0-8 8 0 4 4 4 5 4 16 0 32-1 49-1 9 0 34 1 42 1 4 0 8 0 8-7 0-5-4-5-9-5-24 0-24-2-25-13-8-79-16-160-24-240 0-8 0-10-7-10-6 0-7 3-10 7-45 74-90 149-135 224zM102 175c26-43 51-85 76-127 5 42 8 84 12 127-29 0-58 0-88 0z"><text:p/></draw:path></draw:g></text:p>
        </text:list-item>
        <text:list-item>
          <text:p text:style-name="P61"><text:soft-page-break/>כלומר, נניח <draw:g text:anchor-type="as-char" svg:y="-0.273cm" draw:z-index="32" draw:name="Shape32" draw:style-name="gr1513"><svg:title>TexMaths</svg:title><svg:desc>11§display§A \subseteq C§svg§600§FALSE§</svg:desc><draw:path draw:style-name="gr1514" draw:text-style-name="P130" svg:width="1.055cm" svg:height="0.287cm" svg:x="0.006cm" svg:y="0.019cm" svg:viewBox="0 0 1056 288" svg:d="M0 0c352 0 704 0 1056 0 0 96 0 193 0 288-352 0-704 0-1056 0 0-95 0-192 0-288z"><text:p/></draw:path><draw:path draw:style-name="gr1515" draw:text-style-name="P131" svg:width="0.264cm" svg:height="0.274cm" svg:x="-0.001cm" svg:y="0cm" svg:viewBox="0 0 265 275" svg:d="M56 231c-15 25-31 31-47 32-6 0-9 0-9 8 0 2 2 4 5 4 10 0 22-1 33-1 14 0 27 1 39 1 2 0 8 0 8-8 0-4-4-4-7-4-9-1-18-3-18-13 0-5 3-9 6-14 10-17 19-33 28-50 32 0 65 0 97 0 1 8 7 61 7 65 0 11-20 12-28 12-5 0-10 0-10 8 0 4 4 3 6 4 16 0 33-1 48-1 10 0 34 1 44 1 2 0 7 0 7-8 0-4-4-4-9-4-24 0-24-2-25-14-8-81-16-160-23-240-1-8-1-9-8-9s-8 2-10 7c-45 74-89 149-134 224zM102 174c25-42 51-85 76-127 4 42 8 85 12 127-30 0-58 0-88 0z"><text:p/></draw:path><draw:path draw:style-name="gr1515" draw:text-style-name="P131" svg:width="0.234cm" svg:height="0.296cm" svg:x="0.414cm" svg:y="0.03cm" svg:viewBox="0 0 235 297" svg:d="M222 15c7 0 13 0 13-7 0-8-6-8-13-8-35 0-69 0-103 0-67 0-119 51-119 111 0 62 53 111 119 111 34 0 68 0 103 0 7 0 13 0 13-7 0-8-6-8-13-8-35 0-69 0-103 0-61 0-104-44-104-95 0-53 44-97 104-97 34 0 68 0 103 0zM21 282c-7 0-13 0-13 7 0 8 6 8 13 8 67 0 134 0 201 0 7 0 13 0 13-8 0-7-6-7-13-7-67 0-134 0-201 0z"><text:p/></draw:path><draw:path draw:style-name="gr1515" draw:text-style-name="P131" svg:width="0.273cm" svg:height="0.279cm" svg:x="0.808cm" svg:y="0.005cm" svg:viewBox="0 0 274 280" svg:d="M274 3c0-1-2-3-5-3-1 0-1 0-5 4-10 10-19 20-28 30-3-5-21-34-64-34-85 0-172 85-172 174 0 63 45 106 104 106 33 0 63-16 84-33 35-32 42-68 42-69 0-4-4-4-5-4-2 0-4 1-4 4-5 11-13 39-40 61-26 22-50 28-70 28-35 0-76-19-76-80 0-22 8-84 46-129 24-27 61-46 95-46 39 0 61 30 61 74 0 15-1 15-1 20 0 3 5 4 7 4 4 0 4-1 6-8 8-33 16-66 25-99z"><text:p/></draw:path></draw:g>, ונוכיח <draw:g text:anchor-type="as-char" svg:y="-0.288cm" draw:z-index="33" draw:name="Shape33" draw:style-name="gr1513"><svg:title>TexMaths</svg:title><svg:desc>11§display§B \setminus C \subseteq B \setminus A§svg§600§FALSE§</svg:desc><draw:path draw:style-name="gr1514" draw:text-style-name="P130" svg:width="2.41cm" svg:height="0.345cm" svg:x="0.002cm" svg:y="0.018cm" svg:viewBox="0 0 2411 346" svg:d="M1206 346c-402 0-804 0-1206 0 0-116 0-230 0-346 804 0 1608 0 2411 0 0 116 0 230 0 346-401 0-803 0-1205 0z"><text:p/></draw:path><draw:path draw:style-name="gr1515" draw:text-style-name="P131" svg:width="0.275cm" svg:height="0.261cm" svg:x="-0.001cm" svg:y="0.025cm" svg:viewBox="0 0 276 262" svg:d="M45 232c-3 15-4 18-35 18-7 0-10 0-10 8 0 4 3 4 10 4 46 0 92 0 138 0 61 0 107-45 107-83 0-27-23-49-60-53 40-8 81-37 81-73 0-29-25-53-73-53-42 0-86 0-129 0-7 0-11 0-11 8 0 4 3 4 11 4 1 0 7 0 14 0 8 1 11 1 11 7 0 1 0 2-1 7-18 69-35 138-53 206zM103 122c8-32 17-64 25-96 3-13 4-14 20-14 17 0 35 0 51 0 33 0 42 22 42 40 0 34-33 70-80 70-19 0-39 0-58 0zM87 250c-6 0-7 0-9 0-4 0-5-1-5-4 0-2 0-2 2-9 9-36 17-71 26-106 24 0 50 0 74 0 36 0 44 28 44 45 0 36-34 74-80 74-18 0-35 0-52 0z"><text:p/></draw:path><draw:path draw:style-name="gr1515" draw:text-style-name="P131" svg:width="0.149cm" svg:height="0.384cm" svg:x="0.403cm" svg:y="0cm" svg:viewBox="0 0 150 385" svg:d="M133 375c2 6 4 10 9 10 4 0 8-3 8-7 0-1 0-3-2-7-44-120-89-241-133-361-2-7-3-10-7-10-5 0-8 3-8 8 0 1 0 2 1 6 44 120 88 241 132 361z"><text:p/></draw:path><draw:path draw:style-name="gr1515" draw:text-style-name="P131" svg:width="0.273cm" svg:height="0.279cm" svg:x="0.68cm" svg:y="0.017cm" svg:viewBox="0 0 274 280" svg:d="M274 3c0-1-1-3-5-3-1 0-1 0-5 4-9 10-19 20-28 30-3-5-20-34-63-34-86 0-173 85-173 175 0 63 45 105 104 105 33 0 63-16 84-33 35-32 42-66 42-68 0-4-3-4-5-4s-4 1-4 4c-4 11-13 38-40 60-26 22-50 29-71 29-34 0-75-20-75-80 0-22 8-85 46-130 25-27 61-46 95-46 40 0 62 30 62 75 0 15-2 14-2 19 0 3 5 4 7 4 4 0 4-1 7-8 7-33 16-66 24-99z"><text:p/></draw:path><draw:path draw:style-name="gr1515" draw:text-style-name="P131" svg:width="0.235cm" svg:height="0.296cm" svg:x="1.103cm" svg:y="0.041cm" svg:viewBox="0 0 236 297" svg:d="M222 15c7 0 14 0 14-7 0-8-7-8-14-8-34 0-69 0-103 0-67 0-119 51-119 111 0 63 53 111 119 111 34 0 69 0 103 0 7 0 14 0 14-7s-7-7-14-7c-34 0-68 0-102 0-62 0-105-45-105-96 0-53 44-97 105-97 34 0 68 0 102 0zM21 282c-7 0-13 0-13 8 0 7 6 7 13 7 67 0 134 0 201 0 7 0 14 0 14-7 0-8-7-8-14-8-67 0-134 0-201 0z"><text:p/></draw:path><draw:path draw:style-name="gr1515" draw:text-style-name="P131" svg:width="0.275cm" svg:height="0.261cm" svg:x="1.494cm" svg:y="0.025cm" svg:viewBox="0 0 276 262" svg:d="M46 232c-4 15-4 18-35 18-7 0-11 0-11 8 0 4 4 4 11 4 46 0 91 0 137 0 62 0 107-45 107-83 0-27-22-49-59-53 39-8 80-37 80-73 0-29-25-53-71-53-43 0-87 0-130 0-8 0-11 0-11 8 0 4 3 4 11 4 4 0 7 0 14 0 7 1 10 1 10 7 0 1 0 2-1 7-18 69-34 138-52 206zM104 122c8-32 17-64 25-96 3-13 4-14 21-14 16 0 33 0 49 0 34 0 42 22 42 40 0 34-33 70-80 70-19 0-38 0-57 0zM87 250c-6 0-7 0-9 0-3 0-4-1-4-4 0-2 0-2 2-9 9-36 17-71 26-106 24 0 49 0 73 0 37 0 45 28 45 45 0 36-35 74-80 74-18 0-36 0-53 0z"><text:p/></draw:path><draw:path draw:style-name="gr1515" draw:text-style-name="P131" svg:width="0.15cm" svg:height="0.384cm" svg:x="1.897cm" svg:y="0cm" svg:viewBox="0 0 151 385" svg:d="M134 375c1 6 3 10 9 10 4 0 8-3 8-7 0-1 0-3-3-7-44-120-88-241-132-361-2-7-3-10-8-10s-8 3-8 8c0 1 0 2 2 6 44 120 88 241 132 361z"><text:p/></draw:path><draw:path draw:style-name="gr1515" draw:text-style-name="P131" svg:width="0.264cm" svg:height="0.274cm" svg:x="2.169cm" svg:y="0.011cm" svg:viewBox="0 0 265 275" svg:d="M55 231c-15 26-30 31-47 32-5 1-8 1-8 8 0 2 2 4 4 4 11 0 23-1 34-1 13 0 26 1 39 1 2 0 7 0 7-7 0-4-4-5-6-5-9 0-19-3-19-13 0-4 3-9 6-14 10-17 20-32 30-49 31 0 64 0 96 0 1 9 7 60 7 64 0 11-21 12-29 12-5 0-8 0-8 8 0 4 4 4 5 4 15 0 32-1 48-1 10 0 35 1 43 1 4 0 8 0 8-7 0-5-4-5-9-5-24 0-24-2-25-13-8-79-17-160-24-240 0-8 0-10-7-10-6 0-8 3-10 7-45 74-90 149-135 224zM102 175c26-43 51-85 76-127 5 42 8 84 12 127-29 0-58 0-88 0z"><text:p/></draw:path></draw:g>, או במילים אחרות, נניח:</text:p>
          <text:p text:style-name="P20"><draw:g text:anchor-type="as-char" svg:y="-0.365cm" draw:z-index="35" draw:name="Shape34" draw:style-name="gr1513"><svg:title>TexMaths</svg:title><svg:desc>11§display§A \subseteq B \iff \forall x. x \in A \rightarrow x \in C§svg§600§FALSE§</svg:desc><draw:path draw:style-name="gr1514" draw:text-style-name="P130" svg:width="5.328cm" svg:height="0.287cm" svg:x="0.008cm" svg:y="0.02cm" svg:viewBox="0 0 5329 288" svg:d="M0 0c1777 0 3553 0 5329 0 0 96 0 193 0 288-1776 0-3552 0-5329 0 0-95 0-192 0-288z"><text:p/></draw:path><draw:path draw:style-name="gr1515" draw:text-style-name="P131" svg:width="0.264cm" svg:height="0.274cm" svg:x="0.001cm" svg:y="0cm" svg:viewBox="0 0 265 275" svg:d="M56 231c-15 25-31 31-47 32-6 0-9 0-9 8 0 2 2 4 6 4 9 0 22-1 33-1 13 0 26 1 38 1 2 0 8 0 8-8 0-4-4-4-7-4-9-1-17-3-17-13 0-5 2-9 5-14 10-17 19-33 29-50 33 0 64 0 97 0 0 8 6 61 6 65 0 11-20 12-27 12-6 0-10 0-10 8 0 4 3 3 5 4 17 0 33-1 49-1 9 0 34 1 44 1 2 0 6 0 6-8 0-4-3-4-9-4-24 0-24-2-25-14-8-81-15-160-23-240-1-8-1-9-8-9-5 0-7 2-10 7-45 74-89 149-134 224zM102 174c26-42 51-85 76-127 5 42 9 85 13 127-29 0-59 0-89 0z"><text:p/></draw:path><draw:path draw:style-name="gr1515" draw:text-style-name="P131" svg:width="0.235cm" svg:height="0.296cm" svg:x="0.417cm" svg:y="0.031cm" svg:viewBox="0 0 236 297" svg:d="M223 15c7 0 13 0 13-7 0-8-6-8-13-8-35 0-69 0-104 0-66 0-119 51-119 111 0 62 54 111 119 111 35 0 69 0 104 0 7 0 13 0 13-7 0-8-6-8-13-8-34 0-69 0-103 0-62 0-105-44-105-95 0-53 44-97 105-97 34 0 69 0 103 0zM22 282c-7 0-14 0-14 7 0 8 7 8 14 8 67 0 134 0 201 0 7 0 13 0 13-8 0-7-6-7-13-7-67 0-134 0-201 0z"><text:p/></draw:path><draw:path draw:style-name="gr1515" draw:text-style-name="P131" svg:width="0.275cm" svg:height="0.261cm" svg:x="0.81cm" svg:y="0.013cm" svg:viewBox="0 0 276 262" svg:d="M45 232c-3 15-4 18-35 18-7 0-10 0-10 8 0 4 3 4 10 4 46 0 92 0 138 0 61 0 107-45 107-84 0-26-23-48-60-53 40-7 81-36 81-72 0-29-26-53-72-53-43 0-87 0-130 0-7 0-11 0-11 8 0 3 3 3 11 3 1 0 7 0 14 1 8 1 11 1 11 7 0 1-1 2-2 6-18 70-34 139-52 207zM103 122c8-32 17-64 25-96 3-14 4-15 20-15 17 0 33 0 50 0 34 0 43 23 43 41 0 33-34 70-80 70-19 0-39 0-58 0zM86 250c-5 0-6 0-8 0-4-1-5-1-5-5 0-1 0-1 2-8 9-36 17-72 26-107 24 0 50 0 74 0 36 0 44 28 44 44 0 38-34 76-80 76-18 0-36 0-53 0z"><text:p/></draw:path><draw:path draw:style-name="gr1515" draw:text-style-name="P131" svg:width="0.342cm" svg:height="0.21cm" svg:x="1.342cm" svg:y="0.074cm" svg:viewBox="0 0 343 211" svg:d="M330 151c7 0 13 0 13-8s-6-8-14-8c-82 0-164 0-245 0-16-13-36-23-49-29 15-6 33-16 49-30 81 0 163 0 245 0 8 0 14 0 14-8 0-7-6-7-13-7-76 0-153 0-229 0 19-18 39-52 39-57 0-4-5-4-7-4-3 0-7 0-8 3-8 15-18 36-44 58-26 23-52 34-72 39-7 2-6 2-8 3-1 2-1 2-1 3s0 1 0 2c0 0 1 0 1 1 1 1 1 1 9 3 53 16 91 51 112 91 5 7 6 8 11 8 2 0 7 0 7-4 0-6-20-39-39-56 76 0 153 0 229 0z"><text:p/></draw:path><draw:path draw:style-name="gr1515" draw:text-style-name="P131" svg:width="0.342cm" svg:height="0.21cm" svg:x="1.663cm" svg:y="0.074cm" svg:viewBox="0 0 343 211" svg:d="M260 76c16 14 36 24 49 30-14 6-33 16-49 29-82 0-164 0-246 0-6 0-14 0-14 8s8 8 14 8c76 0 152 0 228 0-18 16-38 50-38 56 0 4 5 4 7 4 3 0 6 0 8-3 8-14 19-35 44-56 26-24 52-34 73-40 6-2 6-3 7-4 0-1 0-1 0-2s0-1 0-3h-1c-1-1-1-1-9-3-51-15-90-50-112-92-4-8-4-8-10-8-2 0-7 0-7 4 0 5 19 39 38 57-76 0-152 0-228 0-6 0-14 0-14 7 0 8 8 8 14 8 82 0 164 0 246 0z"><text:p/></draw:path><draw:path draw:style-name="gr1515" draw:text-style-name="P131" svg:width="0.214cm" svg:height="0.274cm" svg:x="2.244cm" svg:y="0.009cm" svg:viewBox="0 0 215 275" svg:d="M212 14c3-4 3-5 3-6 0-5-4-8-8-8-6 0-8 4-9 9-11 28-21 56-32 85-39 0-78 0-118 0-11-29-20-57-31-85-3-6-5-9-9-9-5 0-8 3-8 8 1 2 0 1 2 6 32 84 64 169 96 252 2 6 4 9 9 9s7-4 9-9c31-83 64-168 96-252zM55 109c35 0 69 0 105 0-18 45-36 91-53 136-18-45-34-91-52-136z"><text:p/></draw:path><draw:path draw:style-name="gr1515" draw:text-style-name="P131" svg:width="0.191cm" svg:height="0.173cm" svg:x="2.47cm" svg:y="0.106cm" svg:viewBox="0 0 192 174" svg:d="M118 54c2-10 11-45 38-45 2 0 11 0 20 4-11 2-19 12-19 21 0 7 5 14 15 14 8 0 20-7 20-23 0-19-23-25-36-25-22 0-35 21-39 30-10-26-31-30-42-30-41 0-63 50-63 59 0 5 3 3 4 5 4 0 5-1 6-5 13-40 39-50 52-50 7 0 21 3 21 25 0 12-7 39-21 93-7 23-20 38-37 38-3 0-12 0-19-3 9-2 17-11 17-21 0-11-8-14-14-14-11 0-21 9-21 23 0 16 20 24 36 24 26 0 40-27 41-29 4 15 19 29 42 29 39 0 61-49 61-58 0-5-3-5-4-5-3 0-4 2-6 5-12 41-38 49-50 49-16 0-22-11-22-24 0-9 2-17 7-34 4-18 8-35 13-53z"><text:p/></draw:path><draw:path draw:style-name="gr1515" draw:text-style-name="P131" svg:width="0.04cm" svg:height="0.04cm" svg:x="2.712cm" svg:y="0.236cm" svg:viewBox="0 0 41 41" svg:d="M41 20c0-11-9-20-20-20-12 0-21 8-21 20 0 11 9 21 21 21 11 0 20-9 20-21z"><text:p/></draw:path><draw:path draw:style-name="gr1515" draw:text-style-name="P131" svg:width="0.191cm" svg:height="0.173cm" svg:x="2.797cm" svg:y="0.106cm" svg:viewBox="0 0 192 174" svg:d="M118 54c2-10 11-45 37-45 2 0 12 0 20 4-11 2-19 12-19 21 0 7 5 14 16 14 7 0 20-7 20-23 0-19-23-25-36-25-23 0-36 21-40 30-10-26-31-30-42-30-41 0-63 50-63 59 0 5 4 5 6 5s4-1 4-5c13-40 38-50 52-50 7 0 20 3 20 25 0 12-6 39-20 93-6 23-20 38-37 38-2 0-11 0-19-3 9-2 18-11 18-21 0-11-9-14-14-14-12 0-21 9-21 23 0 16 19 24 36 24 26 0 39-27 40-29 5 15 19 29 42 29 40 0 62-49 62-58 0-5-4-5-5-5-3 0-3 2-4 5-14 41-40 49-52 49-16 0-21-11-21-24 0-9 2-17 7-34 4-18 8-35 13-53z"><text:p/></draw:path><draw:path draw:style-name="gr1515" draw:text-style-name="P131" svg:width="0.193cm" svg:height="0.221cm" svg:x="3.146cm" svg:y="0.068cm" svg:viewBox="0 0 194 222" svg:d="M179 119c7 0 15 0 15-8s-8-8-15-8c-55 0-109 0-164 0 6-51 50-88 105-88 20 0 39 0 59 0 7 0 15 0 15-7 0-8-8-8-15-8-20 0-40 0-60 0-66 0-119 50-119 111s53 111 119 111c20 0 40 0 60 0 7 0 15 0 15-7 0-8-8-8-15-8-20 0-39 0-59 0-55 0-99-38-105-88 55 0 109 0 164 0z"><text:p/></draw:path><draw:path draw:style-name="gr1515" draw:text-style-name="P131" svg:width="0.264cm" svg:height="0.274cm" svg:x="3.493cm" svg:y="0cm" svg:viewBox="0 0 265 275" svg:d="M56 231c-16 25-31 31-48 32-5 0-8 0-8 8 0 2 2 4 4 4 11 0 23-1 34-1 13 0 27 1 39 1 2 0 8 0 8-8 0-4-5-4-7-4-9-1-19-3-19-13 0-5 3-9 6-14 10-17 20-33 30-50 31 0 64 0 96 0 1 8 7 61 7 65 0 11-20 12-28 12-5 0-9 0-9 8 0 4 4 4 5 4 16 0 33-1 48-1 10 0 35 1 44 1 3 0 7 0 7-8 0-4-4-4-9-4-24 0-24-2-25-14-8-81-15-160-23-240-1-8-1-9-8-9-6 0-8 2-10 7-45 74-89 149-134 224zM102 174c26-42 51-85 76-127 5 42 8 85 12 127-29 0-58 0-88 0z"><text:p/></draw:path><draw:path draw:style-name="gr1515" draw:text-style-name="P131" svg:width="0.342cm" svg:height="0.199cm" svg:x="3.897cm" svg:y="0.079cm" svg:viewBox="0 0 343 200" svg:d="M301 108c-22 16-31 32-35 37-17 26-20 50-20 51 0 4 5 4 8 4 7 0 7-1 8-7 9-38 32-70 76-87 4-1 5-4 5-6 0-3-2-3-3-4-17-6-64-26-78-90-1-5-1-6-8-6-3 0-8 0-8 4 0 2 4 26 19 51 8 12 20 25 36 37-95 0-191 0-287 0-7 0-14 0-14 8s7 8 14 8c96 0 192 0 287 0z"><text:p/></draw:path><draw:path draw:style-name="gr1515" draw:text-style-name="P131" svg:width="0.192cm" svg:height="0.173cm" svg:x="4.381cm" svg:y="0.106cm" svg:viewBox="0 0 193 174" svg:d="M118 54c2-10 11-45 38-45 2 0 11 0 19 4-10 2-18 12-18 21 0 7 4 14 15 14 8 0 21-7 21-23 0-19-24-25-37-25-22 0-35 21-40 30-9-26-30-30-42-30-40 0-62 50-62 59 0 5 3 5 5 5 3 0 4-1 5-5 13-40 39-50 52-50 6 0 21 3 21 25 0 12-7 39-21 93-7 23-20 38-38 38-2 0-11 0-18-3 8-2 17-11 17-21 0-11-9-14-14-14-11 0-21 9-21 23 0 16 19 24 36 24 26 0 40-27 41-29 4 15 19 29 42 29 39 0 61-49 61-58 0-5-3-5-4-5-3 0-4 2-5 5-13 41-39 49-52 49-14 0-21-11-21-24 0-9 2-17 7-34 4-18 8-35 13-53z"><text:p/></draw:path><draw:path draw:style-name="gr1515" draw:text-style-name="P131" svg:width="0.193cm" svg:height="0.221cm" svg:x="4.73cm" svg:y="0.068cm" svg:viewBox="0 0 194 222" svg:d="M180 119c7 0 14 0 14-8s-7-8-14-8c-55 0-108 0-163 0 4-51 48-88 103-88 20 0 41 0 60 0 7 0 14 0 14-7 0-8-7-8-14-8-20 0-40 0-61 0-66 0-119 50-119 111s53 111 119 111c21 0 41 0 61 0 7 0 14 0 14-7 0-8-7-8-14-8-19 0-40 0-60 0-55 0-99-38-103-88 55 0 108 0 163 0z"><text:p/></draw:path><draw:path draw:style-name="gr1515" draw:text-style-name="P131" svg:width="0.273cm" svg:height="0.279cm" svg:x="5.083cm" svg:y="0.005cm" svg:viewBox="0 0 274 280" svg:d="M274 3c0-1-1-3-4-3-2 0-2 0-6 4-9 10-19 20-27 30-4-5-21-34-64-34-86 0-173 85-173 174 0 63 45 106 105 106 33 0 62-16 83-33 35-32 42-68 42-69 0-4-3-4-4-4-3 0-5 1-5 4-4 11-13 39-40 61-26 22-50 28-71 28-34 0-75-19-75-80 0-22 8-84 46-129 24-27 60-46 95-46 40 0 62 30 62 74 0 15-1 15-1 20 0 3 4 4 6 4 4 0 5-1 7-8 7-33 16-66 24-99z"><text:p/></draw:path></draw:g></text:p>
        </text:list-item>
        <text:list-item>
          <text:p text:style-name="P63">לפי הגדרת הכלה, צ.ל. <draw:g text:anchor-type="as-char" svg:y="-0.288cm" draw:z-index="40" draw:name="Shape35" draw:style-name="gr1513"><svg:title>TexMaths</svg:title><svg:desc>11§display§\forall x. x \in B \setminus C \implies x \in B \setminus A§svg§600§FALSE§</svg:desc><draw:path draw:style-name="gr1514" draw:text-style-name="P130" svg:width="4.878cm" svg:height="0.345cm" svg:x="0.021cm" svg:y="0.018cm" svg:viewBox="0 0 4879 346" svg:d="M2440 346c-813 0-1626 0-2440 0 0-116 0-230 0-346 1627 0 3252 0 4879 0 0 116 0 230 0 346-813 0-1626 0-2439 0z"><text:p/></draw:path><draw:path draw:style-name="gr1515" draw:text-style-name="P131" svg:width="0.215cm" svg:height="0.274cm" svg:x="0.001cm" svg:y="0.018cm" svg:viewBox="0 0 216 275" svg:d="M213 14c3-4 3-4 3-6 0-5-4-8-8-8-6 0-8 4-10 9-11 28-21 56-32 85-38 0-78 0-117 0-11-29-22-57-33-85-1-6-3-9-8-9-4 0-8 3-8 8 0 1 0 1 2 6 32 84 65 169 97 252 2 6 3 9 9 9 5 0 6-4 9-7 31-84 64-169 96-254zM55 109c35 0 70 0 106 0-18 45-36 91-53 137-18-46-35-92-53-137z"><text:p/></draw:path><draw:path draw:style-name="gr1515" draw:text-style-name="P131" svg:width="0.191cm" svg:height="0.174cm" svg:x="0.228cm" svg:y="0.115cm" svg:viewBox="0 0 192 175" svg:d="M118 54c2-10 11-45 38-45 1 0 11 0 19 4-11 2-19 12-19 21 0 7 5 14 16 14 7 0 20-7 20-23 0-19-23-25-36-25-22 0-36 21-41 30-9-26-30-30-41-30-40 0-62 50-62 59 0 5 3 5 4 5 4 0 5-1 5-5 13-40 38-50 52-50 7 0 20 3 20 25 0 12-6 39-20 93-6 24-20 39-37 39-2 0-11 0-20-4 10-2 19-10 19-21s-9-13-14-13c-12 0-21 10-21 22 0 17 19 25 36 25 26 0 40-27 41-30 4 15 18 30 42 30 39 0 61-49 61-59 0-4-3-4-4-4-4 0-4 1-6 4-13 41-39 50-51 50-15 0-21-12-21-25 0-9 2-17 6-34 5-18 9-35 14-53z"><text:p/></draw:path><draw:path draw:style-name="gr1515" draw:text-style-name="P131" svg:width="0.041cm" svg:height="0.04cm" svg:x="0.47cm" svg:y="0.247cm" svg:viewBox="0 0 42 41" svg:d="M42 21c0-12-10-21-21-21s-21 9-21 21c0 11 10 20 21 20s21-9 21-20z"><text:p/></draw:path><draw:path draw:style-name="gr1515" draw:text-style-name="P131" svg:width="0.191cm" svg:height="0.174cm" svg:x="0.555cm" svg:y="0.115cm" svg:viewBox="0 0 192 175" svg:d="M118 54c2-10 11-45 38-45 2 0 11 0 20 4-11 2-19 12-19 21 0 7 5 14 15 14 8 0 20-7 20-23 0-19-23-25-36-25-22 0-35 21-41 30-8-26-29-30-40-30-41 0-63 50-63 59 0 5 3 5 4 5 4 0 5-1 6-5 13-40 38-50 52-50 7 0 21 3 21 25 0 12-7 39-21 93-7 24-20 39-38 39-2 0-11 0-18-4 9-2 17-10 17-21s-8-13-14-13c-11 0-21 10-21 22 0 17 20 25 36 25 26 0 40-27 41-30 4 15 19 30 42 30 39 0 61-49 61-59 0-4-3-4-4-4-3 0-4 1-6 4-12 41-38 50-50 50-16 0-22-12-22-25 0-9 2-17 6-34 5-18 9-35 14-53z"><text:p/></draw:path><draw:path draw:style-name="gr1515" draw:text-style-name="P131" svg:width="0.193cm" svg:height="0.221cm" svg:x="0.904cm" svg:y="0.078cm" svg:viewBox="0 0 194 222" svg:d="M180 120c7 0 14-1 14-9 0-9-7-8-14-8-55 0-109 0-164 0 5-50 50-88 104-88 20 0 41 0 60 0 7 0 14 0 14-7 0-8-7-8-14-8-21 0-40 0-61 0-66 0-119 48-119 111 0 62 53 111 119 111 21 0 40 0 61 0 7 0 14 0 14-7s-7-7-14-7c-19 0-40 0-60 0-54 0-99-37-104-88 55 0 109 0 164 0z"><text:p/></draw:path><draw:path draw:style-name="gr1515" draw:text-style-name="P131" svg:width="0.275cm" svg:height="0.261cm" svg:x="1.254cm" svg:y="0.025cm" svg:viewBox="0 0 276 262" svg:d="M45 232c-3 15-4 18-35 18-7 0-10 0-10 8 0 4 3 4 10 4 46 0 92 0 138 0 61 0 107-45 107-83 0-27-23-49-60-53 40-8 81-37 81-73 0-29-25-53-73-53-42 0-86 0-129 0-7 0-11 0-11 8 0 4 3 4 11 4 1 0 7 0 14 0 8 1 11 1 11 7 0 1 0 2-1 7-18 69-35 138-53 206zM103 122c8-32 17-64 25-96 3-13 4-14 20-14 17 0 35 0 51 0 33 0 42 22 42 40 0 34-33 70-80 70-19 0-39 0-58 0zM87 250c-6 0-7 0-9 0-4 0-5-1-5-4 0-2 0-2 2-9 9-36 17-71 26-106 24 0 50 0 74 0 37 0 44 28 44 45 0 36-34 74-80 74-18 0-35 0-52 0z"><text:p/></draw:path><draw:path draw:style-name="gr1515" draw:text-style-name="P131" svg:width="0.149cm" svg:height="0.384cm" svg:x="1.657cm" svg:y="0cm" svg:viewBox="0 0 150 385" svg:d="M133 375c2 6 4 10 9 10 4 0 8-3 8-7 0-1 0-3-2-7-44-120-88-241-132-361-3-7-4-10-8-10-5 0-8 3-8 8 0 1 0 2 2 6 44 120 87 241 131 361z"><text:p/></draw:path><draw:path draw:style-name="gr1515" draw:text-style-name="P131" svg:width="0.273cm" svg:height="0.279cm" svg:x="1.935cm" svg:y="0.017cm" svg:viewBox="0 0 274 280" svg:d="M274 3c0-1 0-3-5-3-1 0-1 0-5 4-9 10-18 20-26 30-5-5-22-34-65-34-86 0-173 85-173 175 0 63 45 105 104 105 35 0 63-16 84-33 36-32 43-66 43-68 0-4-4-4-6-4s-4 1-4 4c-3 11-12 38-40 60-26 22-50 29-70 29-35 0-76-20-76-80 0-22 8-85 46-130 25-27 61-46 95-46 40 0 63 30 63 75 0 15-1 14-1 19 0 3 3 4 5 4 4 0 4-1 7-8 7-33 16-66 24-99z"><text:p/></draw:path><draw:path draw:style-name="gr1515" draw:text-style-name="P131" svg:width="0.256cm" svg:height="0.09cm" svg:x="2.455cm" svg:y="0.145cm" svg:viewBox="0 0 257 91" svg:d="M244 17c6 0 13-2 13-9 0-8-7-8-13-8-77 0-154 0-231 0-5 0-13 0-13 8 0 7 8 9 13 9 77 0 154 0 231 0zM244 91c6 0 13 0 13-7 0-9-7-9-13-9-77 0-154 0-231 0-5 0-13 0-13 9 0 7 8 7 13 7 77 0 154 0 231 0z"><text:p/></draw:path><draw:path draw:style-name="gr1515" draw:text-style-name="P131" svg:width="0.342cm" svg:height="0.21cm" svg:x="2.69cm" svg:y="0.085cm" svg:viewBox="0 0 343 211" svg:d="M260 77c15 13 35 23 48 29-14 6-33 16-48 29-83 0-164 0-247 0-6 0-13 0-13 9 0 8 7 8 13 8 76 0 153 0 229 0-19 18-39 52-39 56 0 3 5 3 7 3 3 0 7 0 8-3 7-13 18-34 44-56 26-24 53-34 72-40 7-2 7-3 8-3 1-1 1-2 1-3s0-1-1-3h-1c0-1-1-1-8-3-53-15-91-50-113-92-3-8-4-8-10-8-2 0-7 0-7 4 0 5 20 39 39 57-76 0-153 0-229 0-6 0-13-2-13 7 0 8 7 9 13 9 83 0 164 0 247 0z"><text:p/></draw:path><draw:path draw:style-name="gr1515" draw:text-style-name="P131" svg:width="0.191cm" svg:height="0.174cm" svg:x="3.281cm" svg:y="0.115cm" svg:viewBox="0 0 192 175" svg:d="M118 54c3-10 12-45 38-45 2 0 11 0 20 4-11 2-19 12-19 21 0 7 5 14 15 14 8 0 20-7 20-23 0-19-22-25-35-25-23 0-36 21-40 30-10-26-31-30-42-30-41 0-63 50-63 59 0 5 3 4 4 5 4 0 5-1 6-5 13-40 38-50 52-50 7 0 21 3 21 25 0 12-7 39-21 93-7 24-20 39-37 39-2 0-12 0-19-4 9-2 18-10 18-21s-9-13-14-13c-12 0-22 10-22 22 0 17 20 25 36 25 26 0 40-27 41-30 4 15 19 30 42 30 39 0 61-49 61-59 0-4-3-4-4-4-3 0-4 1-4 4-14 41-40 50-52 50-16 0-21-12-21-25 0-9 2-17 5-34 5-18 9-35 14-53z"><text:p/></draw:path><draw:path draw:style-name="gr1515" draw:text-style-name="P131" svg:width="0.191cm" svg:height="0.221cm" svg:x="3.631cm" svg:y="0.078cm" svg:viewBox="0 0 192 222" svg:d="M179 120c7 0 13-1 13-9 0-9-6-8-13-8-55 0-109 0-164 0 5-50 50-88 104-88 20 0 40 0 60 0 7 0 13 0 13-7 0-8-6-8-13-8-20 0-40 0-60 0-67 0-119 48-119 111 0 62 52 111 119 111 20 0 40 0 60 0 7 0 13 0 13-7s-6-7-13-7c-20 0-40 0-60 0-54 0-99-37-104-88 55 0 109 0 164 0z"><text:p/></draw:path><draw:path draw:style-name="gr1515" draw:text-style-name="P131" svg:width="0.275cm" svg:height="0.261cm" svg:x="3.979cm" svg:y="0.025cm" svg:viewBox="0 0 276 262" svg:d="M46 232c-4 15-5 18-35 18-7 0-11 0-11 8 0 4 3 4 11 4 46 0 91 0 137 0 62 0 107-45 107-83 0-27-22-49-59-53 39-8 80-37 80-73 0-29-25-53-71-53-43 0-87 0-130 0-8 0-12 0-12 8 0 4 4 4 11 4 1 0 8 0 15 0 7 1 10 1 10 7 0 1 0 2-1 7-18 69-34 138-52 206zM104 122c8-32 16-64 24-96 4-13 4-14 20-14 17 0 35 0 51 0 34 0 42 22 42 40 0 34-33 70-80 70-19 0-38 0-57 0zM87 250c-6 0-7 0-9 0-3 0-4-1-4-4 0-2 0-2 1-9 9-36 18-71 27-106 24 0 49 0 73 0 37 0 44 28 44 45 0 36-34 74-79 74-18 0-36 0-53 0z"><text:p/></draw:path><draw:path draw:style-name="gr1515" draw:text-style-name="P131" svg:width="0.15cm" svg:height="0.384cm" svg:x="4.383cm" svg:y="0cm" svg:viewBox="0 0 151 385" svg:d="M134 375c1 6 3 10 9 10 3 0 8-3 8-7 0-1 0-3-3-7-44-120-88-241-132-361-2-7-3-10-8-10s-8 3-8 8c0 1 0 2 2 6 44 120 88 241 132 361z"><text:p/></draw:path><draw:path draw:style-name="gr1515" draw:text-style-name="P131" svg:width="0.264cm" svg:height="0.274cm" svg:x="4.654cm" svg:y="0.011cm" svg:viewBox="0 0 265 275" svg:d="M55 231c-15 26-30 31-47 32-5 1-8 1-8 8 0 2 1 4 4 4 11 0 23-1 34-1 13 0 26 1 39 1 2 0 7 0 7-7 0-4-4-5-6-5-9 0-19-3-19-13 0-4 3-9 6-14 10-17 20-32 30-49 31 0 64 0 96 0 1 9 7 60 7 64 0 11-21 12-29 12-5 0-8 0-8 8 0 4 4 4 5 4 15 0 32-1 48-1 10 0 35 1 43 1 4 0 8 0 8-7 0-5-4-5-9-5-24 0-24-2-25-13-8-79-17-160-24-240 0-8 0-10-7-10-6 0-8 3-10 7-45 74-90 149-135 224zM101 175c25-43 52-85 77-127 5 42 8 84 12 127-29 0-59 0-89 0z"><text:p/></draw:path></draw:g>. נוכיח:</text:p>
        </text:list-item>
        <text:list-item>
          <text:p text:style-name="P62">יהי <draw:g text:anchor-type="as-char" svg:y="-0.288cm" draw:z-index="34" draw:name="Shape35" draw:style-name="gr1513"><svg:title>TexMaths</svg:title><svg:desc>11§display§x \in B \setminus C§svg§600§FALSE§</svg:desc><draw:path draw:style-name="gr1514" draw:text-style-name="P130" svg:width="1.622cm" svg:height="0.344cm" svg:x="0.008cm" svg:y="0.018cm" svg:viewBox="0 0 1623 345" svg:d="M0 0c541 0 1082 0 1623 0 0 115 0 230 0 345-541 0-1082 0-1623 0 0-115 0-230 0-345z"><text:p/></draw:path><draw:path draw:style-name="gr1515" draw:text-style-name="P131" svg:width="0.191cm" svg:height="0.173cm" svg:x="-0.001cm" svg:y="0.115cm" svg:viewBox="0 0 192 174" svg:d="M118 54c2-10 12-46 38-46 2 0 11 0 20 5-11 2-19 12-19 21 0 7 5 13 15 13 8 0 20-6 20-22 0-19-23-25-36-25-22 0-35 20-39 29-10-26-31-29-42-29-41 0-63 50-63 59 0 4 3 3 4 4 4 0 5-1 6-5 13-40 38-50 52-50 7 0 21 4 21 26 0 12-7 38-21 92-7 24-20 40-37 40-3 0-12 0-19-5 9-2 18-10 18-21 0-10-9-13-14-13-12 0-22 10-22 22 0 17 20 25 36 25 26 0 40-26 41-29 4 15 19 29 42 29 39 0 61-50 61-59 0-4-3-4-4-4-3 0-4 1-6 5-12 40-38 50-50 50-16 0-22-13-22-25 0-9 3-18 6-34 5-18 9-35 14-53z"><text:p/></draw:path><draw:path draw:style-name="gr1515" draw:text-style-name="P131" svg:width="0.191cm" svg:height="0.221cm" svg:x="0.349cm" svg:y="0.078cm" svg:viewBox="0 0 192 222" svg:d="M179 120c7 0 13 0 13-8 0-7-6-7-13-7-55 0-109 0-164 0 5-52 50-88 104-88 20 0 40 0 60 0 7 0 13-2 13-9 0-8-6-8-13-8-21 0-40 0-61 0-66 0-118 51-118 112 0 62 52 110 118 110 21 0 40 0 61 0 7 0 13 0 13-7 0-8-6-7-13-7-20 0-40 0-60 0-54 0-99-36-104-88 55 0 109 0 164 0z"><text:p/></draw:path><draw:path draw:style-name="gr1515" draw:text-style-name="P131" svg:width="0.275cm" svg:height="0.262cm" svg:x="0.698cm" svg:y="0.025cm" svg:viewBox="0 0 276 263" svg:d="M45 232c-3 16-4 19-35 19-7 0-10 0-10 8 0 4 3 4 10 4 46 0 92 0 138 0 61 0 107-46 107-82 0-28-23-51-60-54 40-8 81-37 81-73 0-29-25-54-73-54-42 0-86 0-129 0-7 0-11 0-11 8 0 4 3 4 11 4 1 0 7 0 14 1 8 1 11 1 11 7 0 1-1 2-2 6-18 69-34 138-52 206zM103 122c8-32 17-63 25-94 3-15 4-16 20-16 17 0 33 0 50 0 34 0 43 23 43 40 0 34-33 70-80 70-19 0-39 0-58 0zM87 251c-6 0-7 0-9-1-4 0-5 0-5-3 0-1 0-3 2-9 9-35 17-72 26-107 24 0 50 0 74 0 36 0 44 29 44 45 0 38-34 75-80 75-18 0-35 0-52 0z"><text:p/></draw:path><draw:path draw:style-name="gr1515" draw:text-style-name="P131" svg:width="0.149cm" svg:height="0.383cm" svg:x="1.1cm" svg:y="0cm" svg:viewBox="0 0 150 384" svg:d="M133 375c2 5 4 9 9 9 4 0 8-3 8-7 0-2 0-2-2-7-44-120-89-241-133-361-2-7-3-9-7-9-5 0-8 3-8 8 0 1 0 1 1 6 44 120 88 241 132 361z"><text:p/></draw:path><draw:path draw:style-name="gr1515" draw:text-style-name="P131" svg:width="0.273cm" svg:height="0.278cm" svg:x="1.377cm" svg:y="0.018cm" svg:viewBox="0 0 274 279" svg:d="M274 3c0-1-1-3-5-3-1 0-1 0-5 4-9 10-19 20-28 30-3-5-20-34-63-34-86 0-173 85-173 174 0 63 45 105 104 105 33 0 63-16 84-33 35-32 42-65 42-68s-3-3-5-3-4 1-4 3c-4 12-13 38-40 61-26 21-50 27-71 27-34 0-75-19-75-78 0-22 8-85 46-130 23-27 61-46 95-46 40 0 62 30 62 74 0 15-2 15-2 20 0 3 5 3 7 3 4 0 4 0 7-8 7-33 16-65 24-98z"><text:p/></draw:path></draw:g>. לפי הגדרת הפרש <text:span text:style-name="T16">קבוצות </text:span><text:span text:style-name="T16"><draw:g text:anchor-type="as-char" svg:y="-0.28cm" draw:z-index="36" draw:name="Shape36" draw:style-name="gr1513"><svg:title>TexMaths</svg:title><svg:desc>11§display§x \in B \land x \not \in C§svg§600§FALSE§</svg:desc><draw:path draw:style-name="gr1514" draw:text-style-name="P130" svg:width="2.38cm" svg:height="0.319cm" svg:x="0.01cm" svg:y="0.02cm" svg:viewBox="0 0 2381 320" svg:d="M1191 320c-397 0-794 0-1191 0 0-107 0-213 0-320 794 0 1587 0 2381 0 0 107 0 213 0 320-397 0-794 0-1190 0z"><text:p/></draw:path><draw:path draw:style-name="gr1515" draw:text-style-name="P131" svg:width="0.191cm" svg:height="0.174cm" svg:x="0.001cm" svg:y="0.109cm" svg:viewBox="0 0 192 175" svg:d="M119 54c2-10 11-45 37-45 2 0 12 0 20 4-11 2-19 12-19 21 0 7 5 15 15 15 8 0 20-8 20-24 0-19-22-25-35-25-23 0-36 21-40 30-10-26-31-30-42-30-41 0-63 50-63 60 0 4 4 4 6 4s3-1 4-4c13-41 38-51 52-51 7 0 21 3 21 25 0 12-7 39-21 93-6 24-20 40-37 40-2 0-11 0-19-5 9-2 18-10 18-21s-9-13-14-13c-12 0-22 10-22 22 0 18 20 25 36 25 27 0 40-27 41-29 5 14 19 29 42 29 39 0 61-49 61-59 0-5-3-5-4-5-3 0-4 3-4 5-14 42-40 51-52 51-16 0-21-13-21-26 0-9 2-16 7-34 4-18 8-35 13-53z"><text:p/></draw:path><draw:path draw:style-name="gr1515" draw:text-style-name="P131" svg:width="0.191cm" svg:height="0.222cm" svg:x="0.351cm" svg:y="0.072cm" svg:viewBox="0 0 192 223" svg:d="M179 120c7 0 13 0 13-7 0-9-6-9-13-9-55 0-109 0-164 0 5-51 50-89 104-89 20 0 40 0 60 0 7 0 13 0 13-7 0-8-6-8-13-8-20 0-40 0-60 0-67 0-119 50-119 113 0 61 52 110 119 110 20 0 40 0 60 0 7 0 13 0 13-8s-6-8-13-8c-20 0-40 0-60 0-54 0-99-36-104-87 55 0 109 0 164 0z"><text:p/></draw:path><draw:path draw:style-name="gr1515" draw:text-style-name="P131" svg:width="0.275cm" svg:height="0.262cm" svg:x="0.7cm" svg:y="0.013cm" svg:viewBox="0 0 276 263" svg:d="M46 233c-4 14-5 17-35 17-7 0-11 0-11 8 0 5 3 5 11 5 46 0 91 0 137 0 61 0 107-46 107-83 0-28-22-50-60-54 40-8 81-37 81-73 0-29-25-53-71-53-43 0-87 0-130 0-8 0-12 0-12 8 0 4 3 4 11 4 1 0 8 0 15 0 7 1 10 1 10 7 0 1 0 2-1 7-18 69-34 138-52 207zM104 122c8-32 16-64 24-96 4-13 4-14 20-14 17 0 35 0 51 0 34 0 42 22 42 40 0 34-33 70-80 70-19 0-38 0-57 0zM87 250c-6 0-7 0-9 0-3 0-5-1-5-4 0-1 0-1 2-9 9-35 17-70 26-106 24 0 50 0 74 0 37 0 44 28 44 46 0 36-34 73-79 73-18 0-36 0-53 0z"><text:p/></draw:path><draw:path draw:style-name="gr1515" draw:text-style-name="P131" svg:width="0.213cm" svg:height="0.237cm" svg:x="1.103cm" svg:y="0.049cm" svg:viewBox="0 0 214 238" svg:d="M117 8c-4-7-6-8-10-8-5 0-6 2-8 8-32 71-65 143-97 215-2 4-2 5-2 8 0 4 3 7 8 7 2 0 5-1 8-9 30-67 61-135 91-203 30 68 60 136 91 203 3 9 8 9 9 9 4 0 7-3 7-7 0-2 0-3-2-7-32-72-64-145-95-216z"><text:p/></draw:path><draw:path draw:style-name="gr1515" draw:text-style-name="P131" svg:width="0.191cm" svg:height="0.174cm" svg:x="1.435cm" svg:y="0.109cm" svg:viewBox="0 0 192 175" svg:d="M118 54c2-10 11-45 38-45 2 0 11 0 19 4-10 2-18 12-18 21 0 7 4 15 15 15 8 0 20-8 20-24 0-19-23-25-36-25-22 0-36 21-41 30-9-26-29-30-41-30-40 0-62 50-62 60 0 4 3 4 4 4 4 0 5-1 6-4 13-41 38-51 52-51 6 0 21 3 21 25 0 12-7 39-21 93-7 24-20 40-38 40-2 0-11 0-18-5 8-2 17-10 17-21s-9-13-14-13c-11 0-21 10-21 22 0 18 19 25 36 25 26 0 40-27 41-29 4 14 19 29 42 29 39 0 61-49 61-59 0-5-3-5-4-5-3 0-4 3-6 5-12 42-38 51-51 51-15 0-21-13-21-26 0-9 2-16 6-34 5-18 9-35 14-53z"><text:p/></draw:path><draw:path draw:style-name="gr1515" draw:text-style-name="P131" svg:width="0.191cm" svg:height="0.359cm" svg:x="1.806cm" svg:y="0cm" svg:viewBox="0 0 192 360" svg:d="M189 15c3-5 3-6 3-7 0-2-2-8-7-8s-6 2-9 8c-57 112-116 224-173 336-3 6-3 7-3 8 0 3 2 8 8 8 4 0 5-3 8-8 58-113 116-224 173-337z"><text:p/></draw:path><draw:path draw:style-name="gr1515" draw:text-style-name="P131" svg:width="0.193cm" svg:height="0.222cm" svg:x="1.784cm" svg:y="0.072cm" svg:viewBox="0 0 194 223" svg:d="M180 120c7 0 14 0 14-7 0-9-7-9-14-9-55 0-109 0-164 0 5-51 49-89 104-89 20 0 41 0 60 0 7 0 14 0 14-7 0-8-7-8-14-8-21 0-40 0-61 0-66 0-119 50-119 113 0 61 53 110 119 110 21 0 40 0 61 0 7 0 14 0 14-8s-7-8-14-8c-19 0-40 0-60 0-55 0-99-36-104-87 55 0 109 0 164 0z"><text:p/></draw:path><draw:path draw:style-name="gr1515" draw:text-style-name="P131" svg:width="0.274cm" svg:height="0.279cm" svg:x="2.136cm" svg:y="0.005cm" svg:viewBox="0 0 275 280" svg:d="M275 4c0-2-1-4-4-4-2 0-2 0-6 4-9 10-19 20-27 30-4-5-21-34-64-34-87 0-174 85-174 175 0 63 46 105 106 105 33 0 62-15 82-33 36-32 43-66 43-67 0-3-3-3-4-3-3 0-5 0-6 3-3 11-12 37-38 59-27 22-52 29-72 29-34 0-76-20-76-79 0-22 9-85 47-131 24-27 60-46 95-46 39 0 62 30 62 75 0 16-1 14-1 19 0 3 4 4 5 4 6 0 6-1 8-7 7-33 16-65 24-99z"><text:p/></draw:path></draw:g></text:span><text:span text:style-name="T16">. מכאן, לפי ההנחה שלנו, </text:span><text:span text:style-name="T16"><draw:g text:anchor-type="as-char" svg:y="-0.28cm" draw:z-index="37" draw:name="Shape37" draw:style-name="gr1513"><svg:title>TexMaths</svg:title><svg:desc>11§display§x \not \in A§svg§600§FALSE§</svg:desc><draw:path draw:style-name="gr1514" draw:text-style-name="P130" svg:width="0.929cm" svg:height="0.319cm" svg:x="0.01cm" svg:y="0.02cm" svg:viewBox="0 0 930 320" svg:d="M465 320c-155 0-310 0-465 0 0-107 0-213 0-320 310 0 620 0 930 0 0 107 0 213 0 320-155 0-310 0-465 0z"><text:p/></draw:path><draw:path draw:style-name="gr1515" draw:text-style-name="P131" svg:width="0.191cm" svg:height="0.174cm" svg:x="0.001cm" svg:y="0.109cm" svg:viewBox="0 0 192 175" svg:d="M118 54c3-10 12-45 38-45 2 0 11 0 20 4-11 2-19 12-19 21 0 7 5 15 14 15s21-8 21-24c0-19-23-25-35-25-23 0-36 21-40 30-10-26-31-30-42-30-41 0-63 50-63 60 0 4 3 3 4 4 4 0 5-1 6-4 13-41 38-51 52-51 7 0 21 3 21 25 0 12-7 39-21 93-7 24-20 40-37 40-2 0-11 0-19-5 9-2 18-10 18-21s-9-13-14-13c-12 0-22 10-22 22 0 18 20 25 36 25 27 0 40-27 41-29 4 14 19 29 42 29 39 0 61-49 61-59 0-5-3-5-4-5-3 0-5 3-5 5-13 42-39 51-51 51-16 0-21-13-21-26 0-9 2-16 5-34 5-18 9-35 14-53z"><text:p/></draw:path><draw:path draw:style-name="gr1515" draw:text-style-name="P131" svg:width="0.191cm" svg:height="0.359cm" svg:x="0.372cm" svg:y="0cm" svg:viewBox="0 0 192 360" svg:d="M189 15c3-5 3-6 3-7 0-2-2-8-7-8s-6 2-9 8c-57 112-116 224-173 336-3 6-3 7-3 8 0 3 3 8 8 8 4 0 5-3 8-8 58-113 116-224 173-337z"><text:p/></draw:path><draw:path draw:style-name="gr1515" draw:text-style-name="P131" svg:width="0.192cm" svg:height="0.222cm" svg:x="0.35cm" svg:y="0.072cm" svg:viewBox="0 0 193 223" svg:d="M180 120c7 0 13 0 13-7 0-9-6-9-13-9-55 0-109 0-164 0 5-51 49-89 104-89 20 0 40 0 60 0 7 0 13 0 13-7 0-8-6-8-13-8-21 0-40 0-61 0-66 0-119 50-119 113 0 61 53 110 119 110 21 0 40 0 61 0 7 0 13 0 13-8s-6-8-13-8c-20 0-40 0-60 0-55 0-99-36-104-87 55 0 109 0 164 0z"><text:p/></draw:path><draw:path draw:style-name="gr1515" draw:text-style-name="P131" svg:width="0.264cm" svg:height="0.275cm" svg:x="0.695cm" svg:y="0cm" svg:viewBox="0 0 265 276" svg:d="M56 232c-15 25-31 31-48 32-5 1-8 1-8 7 0 3 2 5 5 5 10 0 22-1 33-1 13 0 27 1 39 1 2 0 8 0 8-8 0-3-5-4-7-4-9 0-19-4-19-14 0-4 4-8 6-14 10-16 20-33 30-48 31 0 64 0 96 0 1 7 7 59 7 64 0 11-21 12-29 12-4 0-9 0-9 7 0 5 5 5 6 5 15 0 32-1 48-1 10 0 34 1 43 1 4 0 8 0 8-8 0-4-4-4-9-4-24 0-24-3-25-14-9-79-17-160-24-240 0-8 0-10-7-10s-8 3-10 7c-45 75-89 150-134 225zM102 175c26-43 51-85 76-126 3 41 8 83 12 126-30 0-58 0-88 0z"><text:p/></draw:path></draw:g></text:span><text:span text:style-name="T16">. סה"כ קיבלנו </text:span><text:span text:style-name="T16"><draw:g text:anchor-type="as-char" svg:y="-0.28cm" draw:z-index="38" draw:name="Shape38" draw:style-name="gr1513"><svg:title>TexMaths</svg:title><svg:desc>11§display§x \in B \land x \not \in A§svg§600§FALSE§</svg:desc><draw:path draw:style-name="gr1514" draw:text-style-name="P130" svg:width="2.366cm" svg:height="0.319cm" svg:x="0.01cm" svg:y="0.02cm" svg:viewBox="0 0 2367 320" svg:d="M1184 320c-395 0-789 0-1184 0 0-107 0-213 0-320 789 0 1578 0 2367 0 0 107 0 213 0 320-394 0-789 0-1183 0z"><text:p/></draw:path><draw:path draw:style-name="gr1515" draw:text-style-name="P131" svg:width="0.192cm" svg:height="0.174cm" svg:x="0.001cm" svg:y="0.109cm" svg:viewBox="0 0 193 175" svg:d="M119 54c2-10 11-45 37-45 2 0 11 0 20 4-11 2-19 12-19 21 0 7 5 15 15 15 8 0 21-8 21-24 0-19-22-25-36-25-23 0-36 21-40 30-10-26-31-30-42-30-41 0-63 50-63 60 0 4 5 4 6 4 2 0 3-1 4-4 13-41 39-51 52-51 7 0 21 3 21 25 0 12-7 39-21 93-6 24-20 40-37 40-2 0-11 0-19-5 10-2 18-10 18-21s-8-13-14-13c-12 0-22 10-22 22 0 18 20 25 36 25 27 0 40-27 41-29 6 14 19 29 42 29 39 0 61-49 61-59 0-5-3-5-4-5-3 0-4 3-4 5-14 42-40 51-52 51-15 0-21-13-21-26 0-9 2-16 7-34 4-18 8-35 13-53z"><text:p/></draw:path><draw:path draw:style-name="gr1515" draw:text-style-name="P131" svg:width="0.192cm" svg:height="0.222cm" svg:x="0.351cm" svg:y="0.072cm" svg:viewBox="0 0 193 223" svg:d="M179 120c7 0 14 0 14-7 0-9-7-9-14-9-55 0-109 0-164 0 5-51 50-89 104-89 20 0 41 0 60 0 7 0 14 0 14-7 0-8-7-8-14-8-19 0-40 0-60 0-67 0-119 50-119 113 0 61 52 110 119 110 20 0 41 0 60 0 7 0 14 0 14-8s-7-8-14-8c-19 0-40 0-60 0-54 0-99-36-104-87 55 0 109 0 164 0z"><text:p/></draw:path><draw:path draw:style-name="gr1515" draw:text-style-name="P131" svg:width="0.275cm" svg:height="0.262cm" svg:x="0.7cm" svg:y="0.013cm" svg:viewBox="0 0 276 263" svg:d="M45 233c-3 14-4 17-35 17-6 0-10 0-10 8 0 5 3 5 10 5 46 0 92 0 139 0 60 0 106-46 106-83 0-28-23-50-60-54 41-8 81-37 81-73 0-29-25-53-72-53-43 0-87 0-130 0-7 0-11 0-11 8 0 4 3 4 11 4 1 0 7 0 14 0 8 1 11 1 11 7 0 1 0 2-2 7-18 69-34 138-52 207zM103 122c8-32 17-64 25-96 3-13 4-14 21-14 16 0 34 0 50 0 33 0 42 22 42 40 0 34-33 70-80 70-19 0-39 0-58 0zM87 250c-6 0-7 0-9 0-4 0-5-1-5-4 0-1 0-1 2-9 9-35 17-70 26-106 24 0 50 0 74 0 36 0 44 28 44 46 0 36-34 73-80 73-18 0-34 0-52 0z"><text:p/></draw:path><draw:path draw:style-name="gr1515" draw:text-style-name="P131" svg:width="0.214cm" svg:height="0.237cm" svg:x="1.104cm" svg:y="0.049cm" svg:viewBox="0 0 215 238" svg:d="M116 8c-3-7-6-8-9-8-5 0-6 2-8 8-32 71-65 143-97 215-2 4-2 5-2 8 0 4 3 7 8 7 2 0 5-1 9-9 29-67 60-135 90-203 31 68 60 136 91 203 3 9 7 9 9 9 4 0 8-3 8-7 0-2 0-3-3-7-32-72-65-145-96-216z"><text:p/></draw:path><draw:path draw:style-name="gr1515" draw:text-style-name="P131" svg:width="0.192cm" svg:height="0.174cm" svg:x="1.436cm" svg:y="0.109cm" svg:viewBox="0 0 193 175" svg:d="M118 54c2-10 11-45 38-45 1 0 11 0 19 4-11 2-19 12-19 21 0 7 5 15 16 15 7 0 21-8 21-24 0-19-24-25-37-25-22 0-36 21-40 30-10-26-31-30-42-30-40 0-62 50-62 60 0 4 3 4 5 4 3 0 4-1 4-4 13-41 40-51 52-51 7 0 21 3 21 25 0 12-7 39-21 93-6 24-19 40-37 40-2 0-11 0-18-5 8-2 17-10 17-21s-9-13-14-13c-12 0-21 10-21 22 0 18 19 25 36 25 26 0 40-27 41-29 4 14 18 29 42 29 39 0 61-49 61-59 0-5-3-5-4-5-4 0-4 3-5 5-14 42-40 51-52 51-14 0-21-13-21-26 0-9 2-16 7-34 4-18 8-35 13-53z"><text:p/></draw:path><draw:path draw:style-name="gr1515" draw:text-style-name="P131" svg:width="0.192cm" svg:height="0.359cm" svg:x="1.807cm" svg:y="0cm" svg:viewBox="0 0 193 360" svg:d="M189 15c4-5 4-6 4-7 0-2-3-8-8-8s-6 2-9 8c-58 112-115 224-174 336-2 6-2 7-2 8 0 3 2 8 8 8 4 0 5-3 7-8 59-113 116-224 174-337z"><text:p/></draw:path><draw:path draw:style-name="gr1515" draw:text-style-name="P131" svg:width="0.193cm" svg:height="0.222cm" svg:x="1.785cm" svg:y="0.072cm" svg:viewBox="0 0 194 223" svg:d="M179 120c7 0 15 0 15-7 0-9-8-9-15-9-55 0-109 0-164 0 6-51 50-89 105-89 20 0 40 0 59 0 7 0 15 0 15-7 0-8-8-8-15-8-19 0-40 0-60 0-66 0-119 50-119 113 0 61 53 110 119 110 20 0 41 0 60 0 7 0 15 0 15-8s-8-8-15-8c-19 0-39 0-59 0-55 0-99-36-105-87 55 0 109 0 164 0z"><text:p/></draw:path><draw:path draw:style-name="gr1515" draw:text-style-name="P131" svg:width="0.264cm" svg:height="0.275cm" svg:x="2.132cm" svg:y="0cm" svg:viewBox="0 0 265 276" svg:d="M55 232c-15 25-30 31-47 32-5 1-8 1-8 7 0 3 2 5 4 5 11 0 24-1 35-1 12 0 25 1 38 1 2 0 7 0 7-8 0-3-4-4-6-4-9 0-19-4-19-14 0-4 3-8 6-14 10-16 20-33 30-48 32 0 65 0 96 0 2 7 7 59 7 64 0 11-21 12-29 12-5 0-8 0-8 7 0 5 4 5 5 5 16 0 32-1 49-1 9 0 34 1 43 1 3 0 7 0 7-8 0-4-4-4-9-4-24 0-24-3-25-14-8-79-16-160-24-240 0-8 0-10-7-10-6 0-7 3-10 7-45 75-90 150-135 225zM102 175c26-43 51-85 76-126 5 41 8 83 12 126-29 0-58 0-88 0z"><text:p/></draw:path></draw:g></text:span><text:span text:style-name="T16">, כלומר </text:span><text:span text:style-name="T16"><draw:g text:anchor-type="as-char" svg:y="-0.288cm" draw:z-index="39" draw:name="Shape39" draw:style-name="gr1513"><svg:title>TexMaths</svg:title><svg:desc>11§display§x \in B \setminus A§svg§600§FALSE§</svg:desc><draw:path draw:style-name="gr1514" draw:text-style-name="P130" svg:width="1.607cm" svg:height="0.344cm" svg:x="0.01cm" svg:y="0.018cm" svg:viewBox="0 0 1608 345" svg:d="M0 0c536 0 1072 0 1608 0 0 115 0 230 0 345-536 0-1072 0-1608 0 0-115 0-230 0-345z"><text:p/></draw:path><draw:path draw:style-name="gr1515" draw:text-style-name="P131" svg:width="0.191cm" svg:height="0.173cm" svg:x="0.001cm" svg:y="0.115cm" svg:viewBox="0 0 192 174" svg:d="M118 54c2-10 11-46 38-46 2 0 11 0 20 5-11 2-19 12-19 21 0 7 5 13 15 13 8 0 20-6 20-22 0-19-23-25-36-25-22 0-35 20-39 29-10-26-31-29-42-29-41 0-63 50-63 59 0 4 3 3 4 4 4 0 5-1 6-5 13-40 38-50 52-50 7 0 21 4 21 26 0 12-7 38-21 92-7 24-20 40-37 40-3 0-12 0-19-5 9-2 17-10 17-21 0-10-8-13-13-13-12 0-22 10-22 22 0 17 20 25 36 25 26 0 40-26 41-29 4 15 19 29 42 29 39 0 61-50 61-59 0-4-3-4-4-4-3 0-4 1-6 5-12 40-38 50-50 50-16 0-22-13-22-25 0-9 3-18 6-34 5-18 9-35 14-53z"><text:p/></draw:path><draw:path draw:style-name="gr1515" draw:text-style-name="P131" svg:width="0.193cm" svg:height="0.221cm" svg:x="0.35cm" svg:y="0.078cm" svg:viewBox="0 0 194 222" svg:d="M180 120c7 0 14 0 14-8 0-7-7-7-14-7-55 0-109 0-164 0 5-52 49-88 104-88 20 0 41 0 60 0 7 0 14-2 14-9 0-8-7-8-14-8-21 0-40 0-61 0-66 0-119 51-119 112 0 62 53 110 119 110 21 0 40 0 61 0 7 0 14 0 14-7 0-8-7-7-14-7-19 0-40 0-60 0-55 0-99-36-104-88 55 0 109 0 164 0z"><text:p/></draw:path><draw:path draw:style-name="gr1515" draw:text-style-name="P131" svg:width="0.275cm" svg:height="0.262cm" svg:x="0.699cm" svg:y="0.025cm" svg:viewBox="0 0 276 263" svg:d="M45 232c-3 16-4 19-35 19-7 0-10 0-10 8 0 4 3 4 10 4 46 0 92 0 138 0 61 0 107-46 107-82 0-28-23-51-60-54 40-8 81-37 81-73 0-29-26-54-73-54-42 0-86 0-129 0-7 0-11 0-11 8 0 4 3 4 11 4 1 0 7 0 14 1 8 1 11 1 11 7 0 1-1 2-2 6-18 69-34 138-52 206zM103 122c8-32 17-63 25-94 3-15 4-16 20-16 17 0 33 0 50 0 34 0 43 23 43 40 0 34-34 70-80 70-19 0-39 0-58 0zM86 251c-5 0-6 0-8-1-4 0-5 0-5-3 0-1 0-3 2-9 9-35 17-72 26-107 24 0 50 0 74 0 36 0 44 29 44 45 0 38-34 75-80 75-18 0-36 0-53 0z"><text:p/></draw:path><draw:path draw:style-name="gr1515" draw:text-style-name="P131" svg:width="0.15cm" svg:height="0.383cm" svg:x="1.101cm" svg:y="0cm" svg:viewBox="0 0 151 384" svg:d="M134 375c2 5 3 9 9 9 4 0 8-3 8-7 0-2 0-2-3-7-44-120-88-241-132-361-2-7-3-9-8-9-4 0-8 3-8 8 0 1 0 1 2 6 44 120 88 241 132 361z"><text:p/></draw:path><draw:path draw:style-name="gr1515" draw:text-style-name="P131" svg:width="0.264cm" svg:height="0.274cm" svg:x="1.372cm" svg:y="0.011cm" svg:viewBox="0 0 265 275" svg:d="M56 230c-15 27-31 32-48 33-5 0-8 0-8 8 0 2 2 4 5 4 10 0 22-2 33-2 13 0 27 2 39 2 2 0 8 0 8-7 0-5-5-5-7-5-9-1-19-4-19-14 0-5 4-9 6-14 10-16 20-32 30-48 31 0 64 0 96 0 1 7 7 60 7 63 0 12-20 13-28 13-5 0-9 0-9 8 0 4 4 4 5 4 15 0 33-2 48-2 10 0 35 2 44 2 3 0 7 0 7-9 0-3-4-3-9-3-24 0-24-3-25-14-8-79-15-160-23-240-1-8-1-9-8-9-6 0-8 2-10 7-45 74-89 149-134 223zM102 175c26-43 51-86 76-128 5 42 8 85 12 128-29 0-58 0-88 0z"><text:p/></draw:path></draw:g></text:span><text:span text:style-name="T16">, כדרוש. </text:span></text:p>
        </text:list-item>
        <text:list-item>
          <text:p text:style-name="P61"><text:span text:style-name="T6">מש"ל</text:span> <draw:g text:anchor-type="as-char" svg:y="-0.265cm" draw:z-index="31" draw:name="Shape36" draw:style-name="gr1513"><svg:title>TexMaths</svg:title><svg:desc>11§display§\blacksquare§svg§600§FALSE§</svg:desc><draw:path draw:style-name="gr1514" draw:text-style-name="P130" svg:width="0.236cm" svg:height="0.224cm" svg:x="-0.001cm" svg:y="0.018cm" svg:viewBox="0 0 237 225" svg:d="M120 225c-41 0-80 0-120 0 0-75 0-150 0-225 79 0 158 0 237 0 0 75 0 150 0 225-39 0-79 0-117 0z"><text:p/></draw:path><draw:path draw:style-name="gr1515" draw:text-style-name="P131" svg:width="0.254cm" svg:height="0.264cm" svg:x="0.001cm" svg:y="0cm" svg:viewBox="0 0 255 265" svg:d="M255 13c0-11-1-13-13-13-76 0-153 0-229 0-12 0-13 1-13 13 0 80 0 158 0 237 0 12 1 15 13 15 76 0 152 0 228 0 13 0 14-1 14-14 0-79 0-158 0-238z"><text:p/></draw:path></draw:g></text:p>
        </text:list-item>
      </text:list>
      <text:h text:style-name="Heading_20_3" text:outline-level="3">סעיף (ב)</text:h>
      <text:list xml:id="list2029888125" text:style-name="L8">
        <text:list-item>
          <text:p text:style-name="P65">צ.<text:span text:style-name="T13">ל</text:span>.:</text:p>
          <text:p text:style-name="P21"><draw:g text:anchor-type="as-char" svg:y="-0.288cm" draw:z-index="210" draw:style-name="gr1"><svg:title>TexMaths</svg:title><svg:desc>11§display§A \cup B = (A \cap B) \cup (A \setminus B) \cup (B \setminus A)§svg§600§FALSE§</svg:desc><draw:path draw:style-name="gr1075" draw:text-style-name="P130" svg:width="6.196cm" svg:height="0.345cm" svg:x="0.005cm" svg:y="0.018cm" svg:viewBox="0 0 6197 346" svg:d="M3099 346c-1033 0-2066 0-3099 0 0-116 0-230 0-346 2066 0 4131 0 6197 0 0 116 0 230 0 346-1033 0-2066 0-3098 0z"><text:p/></draw:path><draw:path draw:style-name="gr1076" draw:text-style-name="P131" svg:width="0.264cm" svg:height="0.274cm" svg:x="-0.001cm" svg:y="0.012cm" svg:viewBox="0 0 265 275" svg:d="M55 231c-15 26-31 31-47 32-5 1-8 1-8 8 0 2 1 4 4 4 11 0 22-1 33-1 14 0 27 1 39 1 3 0 8 0 8-7 0-4-4-5-6-5-10 0-19-3-19-13 0-4 3-9 6-14 10-17 20-32 30-49 32 0 65 0 96 0 2 9 6 60 6 64 0 11-20 12-28 12-5 0-8 0-8 8 0 4 4 4 5 4 16 0 32-1 49-1 8 0 33 1 42 1 3 0 8 0 8-7 0-5-4-5-10-5-23 0-23-2-24-13-8-79-16-160-24-240 0-8 0-10-7-10-6 0-7 3-11 7-45 74-89 149-134 224zM101 175c26-43 52-85 77-127 5 42 8 84 12 127-29 0-59 0-89 0z"><text:p/></draw:path><draw:path draw:style-name="gr1077" draw:text-style-name="P131" svg:width="0.215cm" svg:height="0.238cm" svg:x="0.382cm" svg:y="0.057cm" svg:viewBox="0 0 216 239" svg:d="M216 14c0-6 0-14-8-14-9 0-9 8-9 14 0 47 0 93 0 140 0 57-63 70-91 70-18 0-42-4-63-16-30-19-30-44-30-54 0-47 0-93 0-140 0-6 0-14-7-14-8 0-8 8-8 14 0 48 0 94 0 141 0 59 59 84 108 84 50 0 108-28 108-83 0-47 0-94 0-142z"><text:p/></draw:path><draw:path draw:style-name="gr1078" draw:text-style-name="P131" svg:width="0.275cm" svg:height="0.261cm" svg:x="0.721cm" svg:y="0.025cm" svg:viewBox="0 0 276 262" svg:d="M45 232c-3 15-4 18-35 18-7 0-10 0-10 8 0 4 3 4 10 4 46 0 92 0 139 0 60 0 106-45 106-83 0-27-23-49-60-53 40-8 81-37 81-73 0-29-25-53-72-53-43 0-87 0-130 0-7 0-11 0-11 8 0 4 3 4 11 4 1 0 7 0 14 0 8 1 11 1 11 7 0 1 0 2-1 7-18 69-35 138-53 206zM103 122c8-32 17-64 25-96 3-13 4-14 21-14 16 0 34 0 50 0 33 0 42 22 42 40 0 34-33 70-80 70-19 0-39 0-58 0zM87 250c-6 0-7 0-9 0-4 0-5-1-5-4 0-2 0-2 2-9 9-36 17-71 26-106 24 0 50 0 74 0 37 0 44 28 44 45 0 36-34 74-80 74-18 0-34 0-52 0z"><text:p/></draw:path><draw:path draw:style-name="gr1079" draw:text-style-name="P131" svg:width="0.255cm" svg:height="0.09cm" svg:x="1.147cm" svg:y="0.146cm" svg:viewBox="0 0 256 91" svg:d="M243 17c7 0 13-2 13-9 0-8-6-8-12-8-77 0-155 0-232 0-5 0-12 0-12 8 0 7 7 9 13 9 77 0 153 0 230 0zM244 91c6 0 12 0 12-7 0-9-6-9-13-9-77 0-153 0-230 0-6 0-13 0-13 9 0 7 7 7 12 7 77 0 155 0 232 0z"><text:p/></draw:path><draw:path draw:style-name="gr1080" draw:text-style-name="P131" svg:width="0.088cm" svg:height="0.384cm" svg:x="1.571cm" svg:y="0cm" svg:viewBox="0 0 89 385" svg:d="M89 381c0-1 0-1-6-8-49-49-61-122-61-180 0-67 14-135 63-182 4-5 4-5 4-7 0-3-1-4-3-4-5 0-39 26-62 76-20 42-24 85-24 117 0 29 4 76 25 120 23 47 56 72 61 72 2 0 3-1 3-4z"><text:p/></draw:path><draw:path draw:style-name="gr1081" draw:text-style-name="P131" svg:width="0.264cm" svg:height="0.274cm" svg:x="1.697cm" svg:y="0.012cm" svg:viewBox="0 0 265 275" svg:d="M55 231c-15 26-30 31-47 32-5 1-8 1-8 8 0 2 2 4 4 4 11 0 24-1 35-1 12 0 25 1 38 1 2 0 7 0 7-7 0-4-4-5-6-5-9 0-19-3-19-13 0-4 3-9 6-14 10-17 20-32 30-49 32 0 65 0 96 0 2 9 7 60 7 64 0 11-21 12-29 12-4 0-8 0-8 8 0 4 4 4 5 4 16 0 32-1 49-1 9 0 34 1 44 1 2 0 6 0 6-7 0-5-4-5-9-5-24 0-24-2-25-13-8-79-15-160-23-240-1-8-1-10-8-10-6 0-7 3-10 7-45 74-90 149-135 224zM102 175c26-43 51-85 76-127 5 42 8 84 12 127-29 0-58 0-88 0z"><text:p/></draw:path><draw:path draw:style-name="gr1082" draw:text-style-name="P131" svg:width="0.215cm" svg:height="0.238cm" svg:x="2.079cm" svg:y="0.057cm" svg:viewBox="0 0 216 239" svg:d="M216 85c0-59-60-85-108-85-51 0-108 28-108 85 0 46 0 93 0 140 0 7 0 14 8 14 9 0 9-7 9-14 0-47 0-93 0-139 0-57 62-69 91-69 17 0 42 3 63 16 29 19 29 43 29 54 0 46 0 92 0 138 0 7 0 14 8 14s8-7 8-14c0-47 0-94 0-140z"><text:p/></draw:path><draw:path draw:style-name="gr1083" draw:text-style-name="P131" svg:width="0.275cm" svg:height="0.261cm" svg:x="2.418cm" svg:y="0.025cm" svg:viewBox="0 0 276 262" svg:d="M46 232c-4 15-5 18-35 18-7 0-11 0-11 8 0 4 3 4 11 4 46 0 91 0 138 0 61 0 106-45 106-83 0-27-22-49-59-53 39-8 80-37 80-73 0-29-25-53-71-53-43 0-87 0-130 0-8 0-11 0-11 8 0 4 3 4 10 4 1 0 9 0 15 0 7 1 10 1 10 7 0 1 0 2-1 7-18 69-34 138-52 206zM105 122c7-32 16-64 24-96 3-13 3-14 21-14 16 0 33 0 49 0 34 0 42 22 42 40 0 34-33 70-80 70-19 0-38 0-56 0zM87 250c-6 0-7 0-9 0-3 0-4-1-4-4 0-2 0-2 1-9 9-36 19-71 27-106 25 0 49 0 73 0 37 0 44 28 44 45 0 36-34 74-79 74-18 0-35 0-53 0z"><text:p/></draw:path><draw:path draw:style-name="gr1084" draw:text-style-name="P131" svg:width="0.088cm" svg:height="0.384cm" svg:x="2.737cm" svg:y="0cm" svg:viewBox="0 0 89 385" svg:d="M89 193c0-30-4-76-25-120-23-48-56-73-61-73-2 0-3 2-3 4s0 2 7 9c38 38 60 99 60 180 0 65-14 133-63 181-4 6-4 6-4 7 0 2 1 4 3 4 5 0 39-26 62-76 20-41 24-84 24-116z"><text:p/></draw:path><draw:path draw:style-name="gr1085" draw:text-style-name="P131" svg:width="0.214cm" svg:height="0.238cm" svg:x="2.973cm" svg:y="0.057cm" svg:viewBox="0 0 215 239" svg:d="M215 14c0-6 0-14-8-14s-8 8-8 14c0 47 0 93 0 140 0 57-63 70-92 70-17 0-42-4-62-16-30-19-30-44-30-54 0-47 0-93 0-140 0-6 0-14-7-14-8 0-8 8-8 14 0 48 0 94 0 141 0 59 58 84 107 84 50 0 108-28 108-83 0-47 0-94 0-142z"><text:p/></draw:path><draw:path draw:style-name="gr1086" draw:text-style-name="P131" svg:width="0.088cm" svg:height="0.384cm" svg:x="3.333cm" svg:y="0cm" svg:viewBox="0 0 89 385" svg:d="M89 381c0-1 0-1-6-8-49-49-61-122-61-180 0-67 14-135 62-182 5-5 5-5 5-7 0-3-1-4-3-4-5 0-40 26-62 76-20 42-24 85-24 117 0 29 3 76 25 120 23 47 56 72 61 72 2 0 3-1 3-4z"><text:p/></draw:path><draw:path draw:style-name="gr1087" draw:text-style-name="P131" svg:width="0.264cm" svg:height="0.274cm" svg:x="3.458cm" svg:y="0.012cm" svg:viewBox="0 0 265 275" svg:d="M55 231c-15 26-30 31-47 32-5 1-8 1-8 8 0 2 1 4 4 4 11 0 24-1 33-1 14 0 27 1 40 1 2 0 7 0 7-7 0-4-4-5-6-5-9 0-19-3-19-13 0-4 3-9 6-14 10-17 20-32 30-49 32 0 65 0 96 0 2 9 7 60 7 64 0 11-21 12-29 12-5 0-8 0-8 8 0 4 4 4 5 4 16 0 32-1 49-1 8 0 34 1 42 1 4 0 8 0 8-7 0-5-4-5-9-5-24 0-24-2-25-13-8-79-16-160-24-240 0-8 0-10-7-10-6 0-7 3-10 7-45 74-90 149-135 224zM101 175c26-43 52-85 77-127 5 42 8 84 12 127-29 0-59 0-89 0z"><text:p/></draw:path><draw:path draw:style-name="gr1088" draw:text-style-name="P131" svg:width="0.15cm" svg:height="0.384cm" svg:x="3.841cm" svg:y="0cm" svg:viewBox="0 0 151 385" svg:d="M134 375c2 6 4 10 9 10 4 0 8-3 8-7 0-1 0-3-2-7-44-120-88-241-132-361-3-7-4-10-9-10s-8 3-8 8c0 1 0 2 2 6 44 120 88 241 132 361z"><text:p/></draw:path><draw:path draw:style-name="gr1089" draw:text-style-name="P131" svg:width="0.274cm" svg:height="0.261cm" svg:x="4.116cm" svg:y="0.025cm" svg:viewBox="0 0 275 262" svg:d="M45 232c-4 15-4 18-35 18-7 0-10 0-10 8 0 4 3 4 10 4 46 0 91 0 137 0 62 0 107-45 107-83 0-27-22-49-59-53 40-8 80-37 80-73 0-29-25-53-71-53-43 0-87 0-130 0-8 0-11 0-11 8 0 4 3 4 11 4 4 0 7 0 14 0 7 1 10 1 10 7 0 1 0 2-1 7-18 69-34 138-52 206zM103 122c8-32 17-64 25-96 3-13 4-14 21-14 16 0 33 0 49 0 34 0 42 22 42 40 0 34-33 70-80 70-19 0-38 0-57 0zM86 250c-6 0-6 0-8 0-4 0-5-1-5-4 0-2 0-2 2-9 9-36 17-71 26-106 24 0 49 0 73 0 37 0 45 28 45 45 0 36-35 74-80 74-18 0-36 0-53 0z"><text:p/></draw:path><draw:path draw:style-name="gr1090" draw:text-style-name="P131" svg:width="0.088cm" svg:height="0.384cm" svg:x="4.434cm" svg:y="0cm" svg:viewBox="0 0 89 385" svg:d="M89 193c0-30-3-76-25-120-23-48-56-73-61-73-2 0-3 2-3 4s0 2 8 9c37 38 59 99 59 180 0 65-14 133-61 181-6 6-6 6-6 7 0 2 1 4 3 4 5 0 40-26 62-76 20-41 24-84 24-116z"><text:p/></draw:path><draw:path draw:style-name="gr1091" draw:text-style-name="P131" svg:width="0.214cm" svg:height="0.238cm" svg:x="4.669cm" svg:y="0.057cm" svg:viewBox="0 0 215 239" svg:d="M215 14c0-6 0-14-8-14s-8 8-8 14c0 47 0 93 0 140 0 57-63 70-91 70-18 0-42-4-63-16-30-19-30-44-30-54 0-47 0-93 0-140 0-6 0-14-7-14-8 0-8 8-8 14 0 48 0 94 0 141 0 59 59 84 108 84s107-28 107-83c0-47 0-94 0-142z"><text:p/></draw:path><draw:path draw:style-name="gr1092" draw:text-style-name="P131" svg:width="0.088cm" svg:height="0.384cm" svg:x="5.03cm" svg:y="0cm" svg:viewBox="0 0 89 385" svg:d="M89 381c0-1 0-1-6-8-49-49-61-122-61-180 0-67 15-135 63-182 4-5 4-5 4-7 0-3-1-4-3-4-5 0-39 26-62 76-20 42-24 85-24 117 0 29 4 76 25 120 23 47 56 72 61 72 2 0 3-1 3-4z"><text:p/></draw:path><draw:path draw:style-name="gr1093" draw:text-style-name="P131" svg:width="0.275cm" svg:height="0.261cm" svg:x="5.158cm" svg:y="0.025cm" svg:viewBox="0 0 276 262" svg:d="M46 232c-4 15-4 18-35 18-7 0-11 0-11 8 0 4 4 4 11 4 46 0 91 0 138 0 61 0 106-45 106-83 0-27-22-49-59-53 39-8 80-37 80-73 0-29-25-53-71-53-43 0-87 0-130 0-8 0-11 0-11 8 0 4 3 4 11 4 4 0 8 0 14 0 7 1 10 1 10 7 0 1 0 2-1 7-18 69-34 138-52 206zM105 122c7-32 16-64 24-96 3-13 4-14 21-14 16 0 33 0 49 0 34 0 42 22 42 40 0 34-33 70-80 70-19 0-38 0-56 0zM87 250c-6 0-6 0-9 0s-4-1-4-4c0-2 0-2 2-9 9-36 18-71 26-106 25 0 49 0 73 0 37 0 45 28 45 45 0 36-35 74-80 74-18 0-35 0-53 0z"><text:p/></draw:path><draw:path draw:style-name="gr1094" draw:text-style-name="P131" svg:width="0.15cm" svg:height="0.384cm" svg:x="5.561cm" svg:y="0cm" svg:viewBox="0 0 151 385" svg:d="M134 375c2 6 4 10 9 10 4 0 8-3 8-7 0-1 0-3-2-7-44-120-88-241-132-361-3-7-4-10-9-10s-8 3-8 8c0 1 0 2 2 6 44 120 88 241 132 361z"><text:p/></draw:path><draw:path draw:style-name="gr1095" draw:text-style-name="P131" svg:width="0.264cm" svg:height="0.274cm" svg:x="5.833cm" svg:y="0.012cm" svg:viewBox="0 0 265 275" svg:d="M56 231c-15 26-31 31-48 32-5 1-8 1-8 8 0 2 2 4 6 4 9 0 22-1 33-1 12 0 26 1 38 1 2 0 8 0 8-7 0-4-5-5-7-5-9 0-19-3-19-13 0-4 4-9 6-14 10-17 20-32 30-49 32 0 65 0 96 0 2 9 7 60 7 64 0 11-20 12-27 12-6 0-10 0-10 8 0 4 4 4 5 4 16 0 33-1 49-1 9 0 34 1 44 1 2 0 6 0 6-7 0-5-3-5-9-5-24 0-24-2-25-13-8-79-15-160-23-240-1-8-1-10-8-10-6 0-7 3-10 7-45 74-89 149-134 224zM102 175c26-43 51-85 76-127 5 42 8 84 12 127-29 0-58 0-88 0z"><text:p/></draw:path><draw:path draw:style-name="gr1096" draw:text-style-name="P131" svg:width="0.089cm" svg:height="0.384cm" svg:x="6.131cm" svg:y="0cm" svg:viewBox="0 0 90 385" svg:d="M90 193c0-30-4-76-25-120-24-48-57-73-61-73-2 0-4 2-4 4s0 2 8 9c37 38 59 99 59 180 0 65-14 133-61 181-6 6-6 6-6 7 0 2 2 4 4 4 4 0 39-26 62-76 20-41 24-84 24-116z"><text:p/></draw:path></draw:g></text:p>
        </text:list-item>
        <text:list-item>
          <text:p text:style-name="P64">נפשט:</text:p>
          <text:p text:style-name="P21"><draw:g text:anchor-type="as-char" svg:y="-0.524cm" draw:z-index="211" draw:style-name="gr1"><svg:title>TexMaths</svg:title><svg:desc>11§latex§\begin{align*}
    = (&amp;A \cap B) \cup (A \setminus B) \cup (B \setminus A) \\
    = \big((&amp;A \cap B) \cup (A \setminus B) \big) \cup \big( (B \cap A) \cup (B \setminus A) \big)
\end{align}§svg§600§FALSE§</svg:desc><draw:path draw:style-name="gr1028" draw:text-style-name="P130" svg:width="7.507cm" svg:height="1.005cm" svg:x="-0.001cm" svg:y="0.019cm" svg:viewBox="0 0 7508 1006" svg:d="M0 0c2503 0 5005 0 7508 0 0 336 0 670 0 1006-2503 0-5005 0-7508 0 0-336 0-670 0-1006z"><text:p/></draw:path><draw:path draw:style-name="gr1029" draw:text-style-name="P131" svg:width="0.255cm" svg:height="0.09cm" svg:x="0.178cm" svg:y="0.148cm" svg:viewBox="0 0 256 91" svg:d="M244 15c6 0 12 0 12-7 0-8-6-8-12-8-77 0-155 0-232 0-5 0-12 0-12 8 0 7 7 7 13 7 77 0 154 0 231 0zM244 91c6 0 12 0 12-7 0-8-6-8-12-8-77 0-154 0-231 0-6 0-13 0-13 8 0 7 7 7 12 7 77 0 155 0 232 0z"><text:p/></draw:path><draw:path draw:style-name="gr1030" draw:text-style-name="P131" svg:width="0.088cm" svg:height="0.385cm" svg:x="0.603cm" svg:y="0cm" svg:viewBox="0 0 89 386" svg:d="M89 383c0-2 0-2-6-9-49-48-61-122-61-180 0-69 15-136 63-184 4-4 4-4 4-6 0-3-1-4-3-4-5 0-39 26-62 75-20 43-24 86-24 119 0 29 4 76 25 120 23 47 56 72 61 72 2 0 3-1 3-3z"><text:p/></draw:path><draw:path draw:style-name="gr1031" draw:text-style-name="P131" svg:width="0.264cm" svg:height="0.275cm" svg:x="0.728cm" svg:y="0.013cm" svg:viewBox="0 0 265 276" svg:d="M56 232c-15 25-31 31-48 32-5 1-8 1-8 8 0 3 2 4 6 4 9 0 22-1 33-1 12 0 26 1 38 1 2 0 8 0 8-6 0-5-5-6-7-6-9 0-19-3-19-13 0-5 4-9 6-14 10-17 20-33 30-50 32 0 65 0 96 0 2 9 7 61 7 65 0 11-20 12-27 12-6 0-10 0-10 8 0 4 4 4 5 4 17 0 33-1 49-1 9 0 34 1 44 1 2 0 6 0 6-8 0-4-3-4-9-4-24 0-24-2-25-13-8-80-15-162-23-242-1-8-1-9-8-9-6 0-7 2-10 7-45 74-89 150-134 225zM102 175c26-43 51-85 76-128 5 43 8 85 12 128-29 0-58 0-88 0z"><text:p/></draw:path><draw:path draw:style-name="gr1032" draw:text-style-name="P131" svg:width="0.214cm" svg:height="0.239cm" svg:x="1.112cm" svg:y="0.058cm" svg:viewBox="0 0 215 240" svg:d="M215 85c0-59-60-85-108-85-50 0-107 28-107 85 0 47 0 93 0 141 0 7 0 14 8 14 7 0 7-7 7-14 0-48 0-94 0-140 0-57 63-71 92-71 17 0 42 5 62 17 30 20 30 44 30 55 0 46 0 92 0 139 0 7 0 14 8 14s8-7 8-14c0-48 0-94 0-141z"><text:p/></draw:path><draw:path draw:style-name="gr1033" draw:text-style-name="P131" svg:width="0.274cm" svg:height="0.262cm" svg:x="1.451cm" svg:y="0.026cm" svg:viewBox="0 0 275 263" svg:d="M45 233c-4 16-4 18-35 18-7 0-10 0-10 8 0 4 3 4 10 4 46 0 91 0 137 0 62 0 107-45 107-84 0-27-22-49-59-54 40-7 80-36 80-72 0-29-25-53-71-53-43 0-87 0-130 0-8 0-11 0-11 8 0 3 3 3 11 3 4 0 7 0 14 1s10 1 10 7c0 1 0 2-1 6-18 70-34 139-52 208zM103 122c8-32 17-64 25-96 3-14 4-15 21-15 16 0 33 0 49 0 34 0 42 23 42 41 0 33-33 70-80 70-19 0-38 0-57 0zM86 251c-6 0-6 0-9 0s-4-1-4-3c0-3 0-3 2-10 9-37 17-72 26-107 24 0 49 0 73 0 37 0 45 29 45 45 0 37-35 75-80 75-18 0-36 0-53 0z"><text:p/></draw:path><draw:path draw:style-name="gr1034" draw:text-style-name="P131" svg:width="0.089cm" svg:height="0.385cm" svg:x="1.769cm" svg:y="0cm" svg:viewBox="0 0 90 386" svg:d="M90 194c0-31-4-77-26-121-23-48-56-73-61-73-2 0-3 1-3 4 0 2 0 2 8 9 37 38 59 99 59 181 0 66-14 133-61 182-6 5-6 5-6 7s1 3 3 3c5 0 40-26 62-75 20-43 25-85 25-117z"><text:p/></draw:path><draw:path draw:style-name="gr1035" draw:text-style-name="P131" svg:width="0.214cm" svg:height="0.239cm" svg:x="2.005cm" svg:y="0.058cm" svg:viewBox="0 0 215 240" svg:d="M215 14c0-6 0-14-8-14s-8 8-8 14c0 47 0 94 0 140 0 58-63 70-91 70-18 0-42-3-63-16-30-19-30-44-30-54 0-46 0-93 0-140 0-6 0-14-7-14-8 0-8 8-8 14 0 48 0 94 0 141 0 60 59 85 108 85s107-28 107-84c0-47 0-94 0-142z"><text:p/></draw:path><draw:path draw:style-name="gr1036" draw:text-style-name="P131" svg:width="0.088cm" svg:height="0.385cm" svg:x="2.365cm" svg:y="0cm" svg:viewBox="0 0 89 386" svg:d="M89 383c0-2 0-2-6-9-48-48-61-122-61-180 0-69 15-136 63-184 4-4 4-4 4-6 0-3-1-4-3-4-5 0-39 26-62 75-20 43-24 86-24 119 0 29 4 76 25 120 23 47 56 72 61 72 2 0 3-1 3-3z"><text:p/></draw:path><draw:path draw:style-name="gr1037" draw:text-style-name="P131" svg:width="0.264cm" svg:height="0.275cm" svg:x="2.491cm" svg:y="0.013cm" svg:viewBox="0 0 265 276" svg:d="M56 232c-15 25-31 31-48 32-5 1-8 1-8 8 0 3 2 4 6 4 9 0 22-1 33-1 12 0 26 1 38 1 2 0 8 0 8-6 0-5-4-6-7-6-9 0-17-3-17-13 0-5 2-9 4-14 10-17 20-33 30-50 32 0 65 0 96 0 2 9 7 61 7 65 0 11-20 12-27 12-6 0-10 0-10 8 0 4 4 4 5 4 17 0 33-1 49-1 9 0 34 1 44 1 2 0 6 0 6-8 0-4-3-4-9-4-24 0-24-2-25-13-8-80-15-162-23-242-1-8-1-9-8-9-6 0-7 2-10 7-45 74-89 150-134 225zM102 175c26-43 51-85 76-128 5 43 8 85 12 128-29 0-58 0-88 0z"><text:p/></draw:path><draw:path draw:style-name="gr1038" draw:text-style-name="P131" svg:width="0.149cm" svg:height="0.385cm" svg:x="2.875cm" svg:y="0cm" svg:viewBox="0 0 150 386" svg:d="M133 377c2 6 5 9 9 9s8-3 8-8c0-1 0-1-1-6-44-121-88-242-132-363-4-7-5-9-9-9-5 0-8 3-8 8 0 1 0 1 2 6 44 121 87 242 131 363z"><text:p/></draw:path><draw:path draw:style-name="gr1039" draw:text-style-name="P131" svg:width="0.275cm" svg:height="0.262cm" svg:x="3.149cm" svg:y="0.026cm" svg:viewBox="0 0 276 263" svg:d="M45 233c-3 16-4 18-35 18-6 0-10 0-10 8 0 4 3 4 10 4 46 0 92 0 139 0 60 0 106-45 106-84 0-27-22-49-60-54 40-7 81-36 81-72 0-29-25-53-71-53-44 0-87 0-131 0-7 0-11 0-11 8 0 3 3 3 11 3 1 0 9 0 14 1 8 1 11 1 11 7 0 1 0 2-1 6-18 70-35 139-53 208zM105 122c7-32 15-64 23-96 3-14 4-15 21-15 16 0 34 0 50 0 34 0 42 23 42 41 0 33-33 70-80 70-19 0-38 0-56 0zM87 251c-6 0-7 0-9 0-4 0-5-1-5-3 0-3 0-3 2-10 9-37 17-72 26-107 24 0 50 0 74 0 37 0 44 29 44 45 0 37-34 75-79 75-18 0-35 0-53 0z"><text:p/></draw:path><draw:path draw:style-name="gr1040" draw:text-style-name="P131" svg:width="0.089cm" svg:height="0.385cm" svg:x="3.466cm" svg:y="0cm" svg:viewBox="0 0 90 386" svg:d="M90 194c0-31-4-77-25-121-23-48-57-73-61-73-2 0-4 1-4 4 0 2 0 2 8 9 38 38 60 99 60 181 0 66-14 133-62 182-6 5-6 5-6 7s2 3 4 3c4 0 39-26 62-75 20-43 24-85 24-117z"><text:p/></draw:path><draw:path draw:style-name="gr1041" draw:text-style-name="P131" svg:width="0.214cm" svg:height="0.239cm" svg:x="3.703cm" svg:y="0.058cm" svg:viewBox="0 0 215 240" svg:d="M215 14c0-6 0-14-8-14s-8 8-8 14c0 47 0 94 0 140 0 58-63 70-92 70-18 0-42-3-62-16-30-19-30-44-30-54 0-46 0-93 0-140 0-6 0-14-7-14-8 0-8 8-8 14 0 48 0 94 0 141 0 60 58 85 107 85 50 0 108-28 108-84 0-47 0-94 0-142z"><text:p/></draw:path><draw:path draw:style-name="gr1042" draw:text-style-name="P131" svg:width="0.089cm" svg:height="0.385cm" svg:x="4.062cm" svg:y="0cm" svg:viewBox="0 0 90 386" svg:d="M90 383c0-2 0-2-6-9-49-48-61-122-61-180 0-69 14-136 62-184 5-4 5-4 5-6 0-3-1-4-4-4s-39 26-61 75c-19 43-25 86-25 119 0 29 4 76 26 120 24 47 57 72 60 72s4-1 4-3z"><text:p/></draw:path><draw:path draw:style-name="gr1043" draw:text-style-name="P131" svg:width="0.275cm" svg:height="0.262cm" svg:x="4.19cm" svg:y="0.026cm" svg:viewBox="0 0 276 263" svg:d="M45 233c-3 16-4 18-34 18-7 0-11 0-11 8 0 4 3 4 11 4 46 0 91 0 138 0 60 0 106-45 106-84 0-27-22-49-60-54 40-7 81-36 81-72 0-29-25-53-71-53-44 0-87 0-131 0-7 0-11 0-11 8 0 3 3 3 11 3 1 0 9 0 14 1 8 1 11 1 11 7 0 1 0 2-1 6-18 70-35 139-53 208zM105 122c7-32 15-64 23-96 4-14 4-15 21-15 16 0 34 0 50 0 34 0 42 23 42 41 0 33-33 70-80 70-19 0-38 0-56 0zM87 251c-6 0-7 0-9 0-4 0-5-1-5-3 0-3 0-3 2-10 9-37 17-72 26-107 24 0 50 0 74 0 37 0 44 29 44 45 0 37-34 75-79 75-18 0-35 0-53 0z"><text:p/></draw:path><draw:path draw:style-name="gr1044" draw:text-style-name="P131" svg:width="0.15cm" svg:height="0.385cm" svg:x="4.594cm" svg:y="0cm" svg:viewBox="0 0 151 386" svg:d="M133 377c2 6 5 9 10 9 3 0 8-3 8-8 0-1 0-1-2-6-44-121-88-242-132-363-3-7-5-9-9-9-5 0-8 3-8 8 0 1 0 1 2 6 44 121 87 242 131 363z"><text:p/></draw:path><draw:path draw:style-name="gr1045" draw:text-style-name="P131" svg:width="0.264cm" svg:height="0.275cm" svg:x="4.866cm" svg:y="0.013cm" svg:viewBox="0 0 265 276" svg:d="M55 232c-15 25-30 31-47 32-5 1-8 1-8 8 0 3 1 4 4 4 11 0 24-1 33-1 14 0 27 1 40 1 2 0 7 0 7-6 0-5-4-6-6-6-9 0-19-3-19-13 0-5 3-9 6-14 10-17 20-33 30-50 32 0 65 0 96 0 2 9 7 61 7 65 0 11-21 12-29 12-5 0-8 0-8 8 0 4 4 4 5 4 16 0 32-1 49-1 8 0 34 1 42 1 4 0 8 0 8-8 0-4-4-4-9-4-24 0-24-2-25-13-8-80-16-162-24-242 0-8 0-9-7-9-6 0-7 2-10 7-45 74-90 150-135 225zM101 175c26-43 52-85 77-128 5 43 8 85 12 128-29 0-59 0-89 0z"><text:p/></draw:path><draw:path draw:style-name="gr1046" draw:text-style-name="P131" svg:width="0.088cm" svg:height="0.385cm" svg:x="5.164cm" svg:y="0cm" svg:viewBox="0 0 89 386" svg:d="M89 194c0-31-3-77-25-121-23-48-56-73-61-73-2 0-3 1-3 4 0 2 0 2 8 9 37 38 59 99 59 181 0 66-14 133-61 182-6 5-6 5-6 7s1 3 3 3c5 0 40-26 62-75 20-43 24-85 24-117z"><text:p/></draw:path><draw:path draw:style-name="gr1047" draw:text-style-name="P131" svg:width="0.255cm" svg:height="0.089cm" svg:x="0.001cm" svg:y="0.769cm" svg:viewBox="0 0 256 90" svg:d="M243 15c7 0 13 0 13-7 0-8-6-8-12-8-77 0-155 0-232 0-5 0-12 0-12 8 0 7 7 7 13 7 77 0 153 0 230 0zM244 90c6 0 12 0 12-7 0-8-6-8-13-8-77 0-153 0-230 0-6 0-13 0-13 8 0 7 7 7 12 7 77 0 155 0 232 0z"><text:p/></draw:path><draw:path draw:style-name="gr1048" draw:text-style-name="P131" svg:width="0.1cm" svg:height="0.462cm" svg:x="0.446cm" svg:y="0.582cm" svg:viewBox="0 0 101 463" svg:d="M101 459c0-1-1-2-1-4-17-18-44-49-60-113-9-34-12-75-12-110 0-102 24-173 70-223 3-3 2-3 3-5 0-4-3-4-4-4-6 0-27 23-32 29-40 47-65 116-65 202 0 55 10 133 61 198 4 4 29 34 36 34 1 0 4 0 4-4z"><text:p/></draw:path><draw:path draw:style-name="gr1049" draw:text-style-name="P131" svg:width="0.088cm" svg:height="0.385cm" svg:x="0.603cm" svg:y="0.621cm" svg:viewBox="0 0 89 386" svg:d="M89 383c0-1 0-2-6-9-49-48-61-122-61-180 0-67 15-135 63-183 4-5 4-5 4-7 0-3-1-4-3-4-5 0-39 26-62 76-20 42-24 85-24 118 0 29 4 77 25 120 23 47 56 72 61 72 2 0 3-1 3-3z"><text:p/></draw:path><draw:path draw:style-name="gr1050" draw:text-style-name="P131" svg:width="0.264cm" svg:height="0.275cm" svg:x="0.728cm" svg:y="0.634cm" svg:viewBox="0 0 265 276" svg:d="M56 232c-15 27-31 32-48 33-5 0-8 0-8 8 0 2 2 3 6 3 9 0 22-1 33-1 12 0 26 1 38 1 2 0 8 0 8-6 0-5-5-5-7-5-9-1-19-4-19-14 0-5 4-9 6-14 10-17 20-33 30-50 32 0 65 0 96 0 2 9 7 62 7 65 0 12-20 13-27 13-6 0-10 0-10 8 0 3 4 3 5 3 17 0 33-1 49-1 9 0 34 1 44 1 2 0 6 0 6-8 0-3-3-3-9-3-24 0-24-3-25-14-8-80-15-161-23-241-1-8-1-10-8-10-6 0-7 3-10 7-45 74-89 150-134 225zM102 176c26-43 51-85 76-128 5 43 8 85 12 128-29 0-58 0-88 0z"><text:p/></draw:path><draw:path draw:style-name="gr1051" draw:text-style-name="P131" svg:width="0.214cm" svg:height="0.238cm" svg:x="1.112cm" svg:y="0.68cm" svg:viewBox="0 0 215 239" svg:d="M215 84c0-59-60-84-108-84-50 0-107 26-107 84 0 47 0 94 0 142 0 6 0 13 8 13 7 0 7-7 7-13 0-48 0-94 0-141 0-57 63-70 92-70 17 0 42 4 62 17 30 19 30 43 30 54 0 46 0 92 0 140 0 6 0 13 8 13s8-7 8-13c0-48 0-95 0-142z"><text:p/></draw:path><draw:path draw:style-name="gr1052" draw:text-style-name="P131" svg:width="0.274cm" svg:height="0.262cm" svg:x="1.451cm" svg:y="0.647cm" svg:viewBox="0 0 275 263" svg:d="M45 233c-4 16-4 19-35 19-7 0-10 0-10 8 0 3 3 3 10 3 46 0 91 0 137 0 62 0 107-45 107-83 0-28-22-50-59-55 40-7 80-35 80-72 0-29-25-53-71-53-43 0-87 0-130 0-8 0-11 0-11 8 0 4 3 4 11 4 4 0 7 0 14 0 7 1 10 1 10 7 0 1 0 2-1 7-18 70-34 138-52 207zM103 122c8-32 17-64 25-96 3-13 4-14 21-14 16 0 33 0 49 0 34 0 42 22 42 40 0 34-33 70-80 70-19 0-38 0-57 0zM86 252c-6 0-6 0-9-1-3 0-4 0-4-3 0-2 0-3 2-9 9-37 17-72 26-108 24 0 49 0 73 0 37 0 45 29 45 45 0 39-35 76-80 76-18 0-36 0-53 0z"><text:p/></draw:path><draw:path draw:style-name="gr1053" draw:text-style-name="P131" svg:width="0.089cm" svg:height="0.385cm" svg:x="1.769cm" svg:y="0.621cm" svg:viewBox="0 0 90 386" svg:d="M90 194c0-31-4-77-26-121-23-48-56-73-61-73-2 0-3 2-3 4s0 2 8 9c37 39 59 99 59 181 0 66-14 134-61 182-6 5-6 6-6 7 0 2 1 3 3 3 5 0 40-26 62-75 20-43 25-85 25-117z"><text:p/></draw:path><draw:path draw:style-name="gr1054" draw:text-style-name="P131" svg:width="0.214cm" svg:height="0.238cm" svg:x="2.005cm" svg:y="0.68cm" svg:viewBox="0 0 215 239" svg:d="M215 13c0-6 0-13-8-13s-8 7-8 13c0 46 0 94 0 140 0 58-63 70-91 70-18 0-42-3-63-16-30-19-30-44-30-54 0-46 0-94 0-140 0-6 0-13-7-13-8 0-8 7-8 13 0 48 0 95 0 142 0 58 59 84 108 84s107-27 107-84c0-47 0-94 0-142z"><text:p/></draw:path><draw:path draw:style-name="gr1055" draw:text-style-name="P131" svg:width="0.088cm" svg:height="0.385cm" svg:x="2.365cm" svg:y="0.621cm" svg:viewBox="0 0 89 386" svg:d="M89 383c0-1 0-2-6-9-48-48-61-122-61-180 0-67 15-135 63-183 4-5 4-5 4-7 0-3-1-4-3-4-5 0-39 26-62 76-20 42-24 85-24 118 0 29 4 77 25 120 23 47 56 72 61 72 2 0 3-1 3-3z"><text:p/></draw:path><draw:path draw:style-name="gr1056" draw:text-style-name="P131" svg:width="0.264cm" svg:height="0.275cm" svg:x="2.491cm" svg:y="0.634cm" svg:viewBox="0 0 265 276" svg:d="M56 232c-15 27-31 32-48 33-5 0-8 0-8 8 0 2 2 3 6 3 9 0 22-1 33-1 12 0 26 1 38 1 2 0 8 0 8-6 0-5-4-5-7-5-9-1-17-4-17-14 0-5 2-9 4-14 10-17 20-33 30-50 32 0 65 0 96 0 2 9 7 62 7 65 0 12-20 13-27 13-6 0-10 0-10 8 0 3 4 3 5 3 17 0 33-1 49-1 9 0 34 1 44 1 2 0 6 0 6-8 0-3-3-3-9-3-24 0-24-3-25-14-8-80-15-161-23-241-1-8-1-10-8-10-6 0-7 3-10 7-45 74-89 150-134 225zM102 176c26-43 51-85 76-128 5 43 8 85 12 128-29 0-58 0-88 0z"><text:p/></draw:path><draw:path draw:style-name="gr1057" draw:text-style-name="P131" svg:width="0.149cm" svg:height="0.385cm" svg:x="2.875cm" svg:y="0.621cm" svg:viewBox="0 0 150 386" svg:d="M133 377c2 6 5 9 9 9s8-3 8-8c0-2 0-1-1-5-44-121-88-242-132-363-4-7-5-10-9-10-5 0-8 3-8 8 0 1 0 2 2 6 44 121 87 242 131 363z"><text:p/></draw:path><draw:path draw:style-name="gr1058" draw:text-style-name="P131" svg:width="0.275cm" svg:height="0.262cm" svg:x="3.149cm" svg:y="0.647cm" svg:viewBox="0 0 276 263" svg:d="M45 233c-3 16-4 19-35 19-6 0-10 0-10 8 0 3 3 3 10 3 46 0 92 0 139 0 60 0 106-45 106-83 0-28-22-50-60-55 40-7 81-35 81-72 0-29-25-53-71-53-44 0-87 0-131 0-7 0-11 0-11 8 0 4 3 4 11 4 1 0 9 0 14 0 8 1 11 1 11 7 0 1 0 2-1 7-18 70-35 138-53 207zM105 122c7-32 15-64 23-96 3-13 4-14 21-14 16 0 34 0 50 0 34 0 42 22 42 40 0 34-33 70-80 70-19 0-38 0-56 0zM87 252c-6 0-7 0-9-1-4 0-5 0-5-3 0-2 0-3 2-9 9-37 17-72 26-108 24 0 50 0 74 0 37 0 44 29 44 45 0 39-34 76-79 76-18 0-35 0-53 0z"><text:p/></draw:path><draw:path draw:style-name="gr1059" draw:text-style-name="P131" svg:width="0.089cm" svg:height="0.385cm" svg:x="3.466cm" svg:y="0.621cm" svg:viewBox="0 0 90 386" svg:d="M90 194c0-31-4-77-25-121-23-48-57-73-61-73-2 0-4 2-4 4s0 2 8 9c38 39 60 99 60 181 0 66-14 134-62 182-6 5-6 6-6 7 0 2 2 3 4 3 4 0 39-26 62-75 20-43 24-85 24-117z"><text:p/></draw:path><draw:path draw:style-name="gr1060" draw:text-style-name="P131" svg:width="0.099cm" svg:height="0.462cm" svg:x="3.613cm" svg:y="0.582cm" svg:viewBox="0 0 100 463" svg:d="M100 232c0-55-9-133-60-198-4-4-29-34-36-34-2 0-4 1-4 4 0 2 0 3 2 4 19 20 43 51 60 113 8 35 12 75 12 110 0 40-4 79-13 117-16 54-38 84-58 106-3 4-2 3-3 5 0 3 2 4 4 4 6 0 27-23 32-28 39-48 64-117 64-203z"><text:p/></draw:path><draw:path draw:style-name="gr1061" draw:text-style-name="P131" svg:width="0.214cm" svg:height="0.238cm" svg:x="3.879cm" svg:y="0.68cm" svg:viewBox="0 0 215 239" svg:d="M215 13c0-6 0-13-8-13s-8 7-8 13c0 46 0 94 0 140 0 58-63 70-92 70-18 0-42-3-62-16-30-19-30-44-30-54 0-46 0-94 0-140 0-6 0-13-7-13-8 0-8 7-8 13 0 48 0 95 0 142 0 58 58 84 107 84 50 0 108-27 108-84 0-47 0-94 0-142z"><text:p/></draw:path><draw:path draw:style-name="gr1062" draw:text-style-name="P131" svg:width="0.1cm" svg:height="0.462cm" svg:x="4.26cm" svg:y="0.582cm" svg:viewBox="0 0 101 463" svg:d="M101 459c0-1-1-2-2-4-18-18-44-49-59-113-10-34-14-75-14-110 0-102 25-173 72-223 3-3 2-3 3-5 0-4-3-4-4-4-7 0-28 23-32 29-40 47-65 116-65 202 0 55 10 133 61 198 3 4 28 34 36 34 1 0 4 0 4-4z"><text:p/></draw:path><draw:path draw:style-name="gr1063" draw:text-style-name="P131" svg:width="0.088cm" svg:height="0.385cm" svg:x="4.417cm" svg:y="0.621cm" svg:viewBox="0 0 89 386" svg:d="M89 383c0-1 0-2-6-9-49-48-61-122-61-180 0-67 14-135 62-183 5-5 5-5 5-7 0-3-1-4-3-4-5 0-40 26-62 76-20 42-24 85-24 118 0 29 3 77 25 120 23 47 56 72 61 72 2 0 3-1 3-3z"><text:p/></draw:path><draw:path draw:style-name="gr1064" draw:text-style-name="P131" svg:width="0.275cm" svg:height="0.262cm" svg:x="4.544cm" svg:y="0.647cm" svg:viewBox="0 0 276 263" svg:d="M46 233c-4 16-5 19-35 19-7 0-11 0-11 8 0 3 3 3 11 3 46 0 91 0 138 0 61 0 106-45 106-83 0-28-22-50-59-55 39-7 80-35 80-72 0-29-25-53-71-53-43 0-87 0-130 0-8 0-12 0-12 8 0 4 4 4 11 4 1 0 9 0 15 0 7 1 10 1 10 7 0 1 0 2-1 7-18 70-34 138-52 207zM105 122c7-32 15-64 23-96 4-13 4-14 21-14 16 0 34 0 50 0 34 0 42 22 42 40 0 34-33 70-80 70-19 0-38 0-56 0zM87 252c-6 0-7 0-9-1-3 0-4 0-4-3 0-2 0-3 1-9 9-37 19-72 27-108 25 0 49 0 73 0 37 0 44 29 44 45 0 39-34 76-79 76-18 0-35 0-53 0z"><text:p/></draw:path><draw:path draw:style-name="gr1065" draw:text-style-name="P131" svg:width="0.214cm" svg:height="0.238cm" svg:x="4.948cm" svg:y="0.68cm" svg:viewBox="0 0 215 239" svg:d="M215 84c0-59-59-84-107-84-51 0-108 26-108 84 0 47 0 94 0 142 0 6 0 13 8 13 7 0 7-7 7-13 0-48 0-94 0-141 0-57 63-70 93-70 17 0 42 4 61 17 30 19 30 43 30 54 0 46 0 92 0 140 0 6 0 13 8 13s8-7 8-13c0-48 0-95 0-142z"><text:p/></draw:path><draw:path draw:style-name="gr1066" draw:text-style-name="P131" svg:width="0.264cm" svg:height="0.275cm" svg:x="5.284cm" svg:y="0.634cm" svg:viewBox="0 0 265 276" svg:d="M56 232c-15 27-31 32-47 33-5 0-9 0-9 8 0 2 2 3 6 3 9 0 22-1 33-1 13 0 26 1 38 1 2 0 8 0 8-6 0-5-4-5-7-5-9-1-17-4-17-14 0-5 2-9 5-14 10-17 19-33 29-50 33 0 65 0 98 0 0 9 5 62 5 65 0 12-20 13-27 13-6 0-9 0-9 8 0 3 3 2 4 3 17 0 33-1 49-1 9 0 34 1 44 1 2 0 6 0 6-8 0-3-3-3-9-3-23 0-23-3-24-14-8-80-16-161-24-241-1-8-1-10-8-10-5 0-7 3-10 7-45 74-89 150-134 225zM102 176c26-43 51-85 76-128 5 43 9 85 13 128-29 0-59 0-89 0z"><text:p/></draw:path><draw:path draw:style-name="gr1067" draw:text-style-name="P131" svg:width="0.088cm" svg:height="0.385cm" svg:x="5.583cm" svg:y="0.621cm" svg:viewBox="0 0 89 386" svg:d="M89 194c0-31-4-77-25-121-23-48-56-73-61-73-2 0-3 2-3 4s0 2 7 9c38 39 60 99 60 181 0 66-14 134-63 182-4 5-4 6-4 7 0 2 1 3 3 3 5 0 39-26 62-75 20-43 24-85 24-117z"><text:p/></draw:path><draw:path draw:style-name="gr1068" draw:text-style-name="P131" svg:width="0.214cm" svg:height="0.238cm" svg:x="5.818cm" svg:y="0.68cm" svg:viewBox="0 0 215 239" svg:d="M215 13c0-6 0-13-8-13s-8 7-8 13c0 46 0 94 0 140 0 58-63 70-92 70-17 0-42-3-62-16-30-19-30-44-30-54 0-46 0-94 0-140 0-6 0-13-7-13-8 0-8 7-8 13 0 48 0 95 0 142 0 58 59 84 107 84 50 0 108-27 108-84 0-47 0-94 0-142z"><text:p/></draw:path><draw:path draw:style-name="gr1069" draw:text-style-name="P131" svg:width="0.088cm" svg:height="0.385cm" svg:x="6.179cm" svg:y="0.621cm" svg:viewBox="0 0 89 386" svg:d="M89 383c0-1 0-2-6-9-49-48-61-122-61-180 0-67 14-135 63-183 4-5 4-5 4-7 0-3-1-4-3-4-5 0-40 26-62 76-20 42-24 85-24 118 0 29 3 77 25 120 23 47 56 72 61 72 2 0 3-1 3-3z"><text:p/></draw:path><draw:path draw:style-name="gr1070" draw:text-style-name="P131" svg:width="0.275cm" svg:height="0.262cm" svg:x="6.307cm" svg:y="0.647cm" svg:viewBox="0 0 276 263" svg:d="M46 233c-4 16-5 19-35 19-7 0-11 0-11 8 0 3 3 3 11 3 46 0 91 0 138 0 61 0 106-45 106-83 0-28-22-50-59-55 39-7 80-35 80-72 0-29-25-53-71-53-43 0-87 0-130 0-8 0-11 0-11 8 0 4 3 4 10 4 1 0 9 0 15 0 7 1 10 1 10 7 0 1 0 2-1 7-18 70-34 138-52 207zM105 122c7-32 16-64 24-96 3-13 3-14 21-14 16 0 33 0 49 0 34 0 42 22 42 40 0 34-33 70-80 70-19 0-38 0-56 0zM87 252c-6 0-7 0-9-1-3 0-4 0-4-3 0-2 0-3 1-9 9-37 19-72 27-108 25 0 49 0 73 0 37 0 44 29 44 45 0 39-34 76-79 76-18 0-35 0-53 0z"><text:p/></draw:path><draw:path draw:style-name="gr1071" draw:text-style-name="P131" svg:width="0.15cm" svg:height="0.385cm" svg:x="6.71cm" svg:y="0.621cm" svg:viewBox="0 0 151 386" svg:d="M134 377c1 6 4 9 9 9 4 0 8-3 8-8-1-2 0-1-2-5-44-121-88-242-132-363-3-7-4-10-9-10s-8 3-8 8c0 1 0 2 2 6 44 121 88 242 132 363z"><text:p/></draw:path><draw:path draw:style-name="gr1072" draw:text-style-name="P131" svg:width="0.264cm" svg:height="0.275cm" svg:x="6.982cm" svg:y="0.634cm" svg:viewBox="0 0 265 276" svg:d="M55 232c-15 27-30 32-47 33-5 0-8 0-8 8 0 2 2 3 4 3 11 0 24-1 35-1 12 0 26 1 38 1 2 0 7 0 7-6 0-5-4-5-6-5-9-1-19-4-19-14 0-5 3-9 6-14 10-17 20-33 30-50 32 0 65 0 96 0 2 9 7 62 7 65 0 12-20 13-29 13-4 0-8 0-8 8 0 3 4 3 5 3 16 0 33-1 49-1 9 0 34 1 44 1 2 0 6 0 6-8 0-3-4-3-9-3-24 0-24-3-25-14-8-80-15-161-23-241-1-8-1-10-8-10-6 0-7 3-10 7-45 74-90 150-135 225zM102 176c26-43 51-85 76-128 5 43 8 85 12 128-29 0-58 0-88 0z"><text:p/></draw:path><draw:path draw:style-name="gr1073" draw:text-style-name="P131" svg:width="0.089cm" svg:height="0.385cm" svg:x="7.28cm" svg:y="0.621cm" svg:viewBox="0 0 90 386" svg:d="M90 194c0-31-4-77-25-121-24-48-57-73-61-73-2 0-4 2-4 4s0 2 8 9c37 39 59 99 59 181 0 66-14 134-61 182-6 5-6 6-6 7 0 2 2 3 4 3 4 0 39-26 62-75 19-43 24-85 24-117z"><text:p/></draw:path><draw:path draw:style-name="gr1074" draw:text-style-name="P131" svg:width="0.1cm" svg:height="0.462cm" svg:x="7.425cm" svg:y="0.582cm" svg:viewBox="0 0 101 463" svg:d="M101 232c0-55-10-133-60-198-4-4-29-34-37-34-1 0-4 1-4 4 0 2 1 3 2 4 19 20 44 51 61 113 9 35 12 75 12 110 0 40-3 79-14 117-15 54-38 84-58 106-3 4-2 3-3 5 0 3 3 4 4 4 7 0 28-23 32-28 40-48 65-117 65-203z"><text:p/></draw:path></draw:g></text:p>
        </text:list-item>
        <text:list-item>
          <text:p text:style-name="P115">הטענה הזו נכונה לפי אסוציאטביות. </text:p>
        </text:list-item>
        <text:list-item>
          <text:p text:style-name="P116">נוכיח שבלי הגדרת הכלליות <draw:g text:anchor-type="as-char" svg:y="-0.288cm" draw:z-index="212" draw:style-name="gr1"><svg:title>TexMaths</svg:title><svg:desc>11§display§(&amp;A \cap B) \cup (A \setminus B) = A§svg§600§FALSE§</svg:desc><draw:path draw:style-name="gr1014" draw:text-style-name="P130" svg:width="3.783cm" svg:height="0.345cm" svg:x="-0.001cm" svg:y="0.018cm" svg:viewBox="0 0 3784 346" svg:d="M1893 346c-631 0-1262 0-1893 0 0-116 0-230 0-346 1262 0 2522 0 3784 0 0 116 0 230 0 346-630 0-1261 0-1891 0z"><text:p/></draw:path><draw:path draw:style-name="gr1015" draw:text-style-name="P131" svg:width="0.089cm" svg:height="0.384cm" svg:x="0.018cm" svg:y="0cm" svg:viewBox="0 0 90 385" svg:d="M90 381c0-1 0-1-6-8-49-49-62-122-62-180 0-67 15-135 63-182 5-5 5-5 5-7 0-3-2-4-4-4-3 0-39 26-62 76-20 42-24 85-24 117 0 29 4 76 25 120 23 47 58 72 61 72 2 0 4-1 4-4z"><text:p/></draw:path><draw:path draw:style-name="gr1016" draw:text-style-name="P131" svg:width="0.264cm" svg:height="0.274cm" svg:x="0.143cm" svg:y="0.012cm" svg:viewBox="0 0 265 275" svg:d="M56 231c-15 26-31 31-47 32-6 1-9 1-9 8 0 2 2 4 6 4 9 0 22-1 33-1 13 0 26 1 38 1 2 0 8 0 8-7 0-4-4-5-7-5-9 0-17-3-17-13 0-4 2-9 5-14 10-17 19-32 29-49 32 0 65 0 96 0 2 9 7 60 7 64 0 11-20 12-27 12-6 0-10 0-10 8 0 4 3 3 5 4 17 0 33-1 49-1 9 0 34 1 44 1 2 0 6 0 6-7 0-5-3-5-9-5-24 0-24-2-25-13-8-79-15-160-23-240-1-8-1-10-8-10-5 0-7 3-10 7-45 74-89 149-134 224zM102 175c26-43 51-85 76-127 5 42 8 84 12 127-29 0-58 0-88 0z"><text:p/></draw:path><draw:path draw:style-name="gr1017" draw:text-style-name="P131" svg:width="0.213cm" svg:height="0.238cm" svg:x="0.527cm" svg:y="0.057cm" svg:viewBox="0 0 214 239" svg:d="M214 85c0-59-59-85-106-85-51 0-108 28-108 85 0 46 0 93 0 140 0 7 0 14 8 14 7 0 7-7 7-14 0-47 0-93 0-139 0-57 63-69 93-69 16 0 40 3 61 16 30 19 30 43 30 54 0 46 0 92 0 138 0 7 0 14 8 14 7 0 7-7 7-14 0-47 0-94 0-140z"><text:p/></draw:path><draw:path draw:style-name="gr1018" draw:text-style-name="P131" svg:width="0.274cm" svg:height="0.261cm" svg:x="0.866cm" svg:y="0.025cm" svg:viewBox="0 0 275 262" svg:d="M45 232c-3 15-4 18-35 18-7 0-10 0-10 8 0 4 3 4 10 4 46 0 92 0 139 0 60 0 106-45 106-83 0-27-23-49-60-53 40-8 80-37 80-73 0-29-25-53-71-53-43 0-87 0-130 0-8 0-11 0-11 8 0 4 3 4 11 4 4 0 7 0 14 0 7 1 11 1 11 7 0 1-1 2-2 7-18 69-34 138-52 206zM103 122c8-32 17-64 25-96 3-13 4-14 21-14 16 0 33 0 49 0 34 0 43 22 43 40 0 34-34 70-81 70-19 0-38 0-57 0zM86 250c-6 0-6 0-8 0-4 0-5-1-5-4 0-2 0-2 2-9 9-36 17-71 26-106 24 0 49 0 73 0 37 0 45 28 45 45 0 36-34 74-80 74-18 0-36 0-53 0z"><text:p/></draw:path><draw:path draw:style-name="gr1019" draw:text-style-name="P131" svg:width="0.089cm" svg:height="0.384cm" svg:x="1.184cm" svg:y="0cm" svg:viewBox="0 0 90 385" svg:d="M90 193c0-30-4-76-26-120-23-48-56-73-60-73-3 0-4 2-4 4s0 2 8 9c37 38 59 99 59 180 0 65-14 133-61 181-6 6-6 6-6 7 0 2 1 4 4 4 4 0 39-26 61-76 20-41 25-84 25-116z"><text:p/></draw:path><draw:path draw:style-name="gr1020" draw:text-style-name="P131" svg:width="0.213cm" svg:height="0.238cm" svg:x="1.419cm" svg:y="0.057cm" svg:viewBox="0 0 214 239" svg:d="M214 14c0-6 0-14-7-14-8 0-8 8-8 14 0 47 0 93 0 140 0 57-63 70-91 70-18 0-42-4-63-16-30-19-30-44-30-54 0-47 0-93 0-140 0-6 0-14-7-14-8 0-8 8-8 14 0 48 0 94 0 141 0 59 59 84 108 84s106-28 106-83c0-47 0-94 0-142z"><text:p/></draw:path><draw:path draw:style-name="gr1021" draw:text-style-name="P131" svg:width="0.088cm" svg:height="0.384cm" svg:x="1.78cm" svg:y="0cm" svg:viewBox="0 0 89 385" svg:d="M89 381c0-1 0-1-7-8-48-49-60-122-60-180 0-67 15-135 63-182 4-5 4-5 4-7 0-3-1-4-3-4-5 0-39 26-62 76-20 42-24 85-24 117 0 29 4 76 25 120 23 47 56 72 61 72 2 0 3-1 3-4z"><text:p/></draw:path><draw:path draw:style-name="gr1022" draw:text-style-name="P131" svg:width="0.264cm" svg:height="0.274cm" svg:x="1.904cm" svg:y="0.012cm" svg:viewBox="0 0 265 275" svg:d="M56 231c-15 26-31 31-48 32-5 1-8 1-8 8 0 2 2 4 5 4 10 0 22-1 33-1 13 0 27 1 39 1 2 0 8 0 8-7 0-4-5-5-7-5-9 0-19-3-19-13 0-4 4-9 6-14 10-17 20-32 30-49 31 0 65 0 96 0 2 9 7 60 7 64 0 11-20 12-27 12-6 0-10 0-10 8 0 4 4 4 5 4 17 0 33-1 48-1 10 0 35 1 45 1 2 0 6 0 6-7 0-5-3-5-9-5-24 0-24-2-25-13-8-79-15-160-23-240-1-8-1-10-8-10-6 0-8 3-10 7-45 74-89 149-134 224zM102 175c26-43 51-85 76-127 5 42 8 84 12 127-29 0-58 0-88 0z"><text:p/></draw:path><draw:path draw:style-name="gr1023" draw:text-style-name="P131" svg:width="0.149cm" svg:height="0.384cm" svg:x="2.288cm" svg:y="0cm" svg:viewBox="0 0 150 385" svg:d="M133 375c2 6 4 10 9 10 4 0 8-3 8-7 0-1 0-3-2-7-44-120-89-241-133-361-2-7-3-10-7-10-5 0-8 3-8 8 0 1 0 2 1 6 44 120 88 241 132 361z"><text:p/></draw:path><draw:path draw:style-name="gr1024" draw:text-style-name="P131" svg:width="0.275cm" svg:height="0.261cm" svg:x="2.562cm" svg:y="0.025cm" svg:viewBox="0 0 276 262" svg:d="M45 232c-3 15-4 18-35 18-7 0-10 0-10 8 0 4 3 4 10 4 46 0 92 0 138 0 61 0 107-45 107-83 0-27-23-49-60-53 40-8 81-37 81-73 0-29-25-53-72-53-43 0-87 0-130 0-7 0-11 0-11 8 0 4 3 4 11 4 1 0 7 0 14 0 8 1 11 1 11 7 0 1-1 2-2 7-18 69-34 138-52 206zM103 122c8-32 17-64 25-96 3-13 4-14 20-14 17 0 33 0 50 0 34 0 43 22 43 40 0 34-33 70-80 70-19 0-39 0-58 0zM87 250c-6 0-7 0-9 0-4 0-5-1-5-4 0-2 0-2 2-9 9-36 17-71 26-106 24 0 50 0 74 0 36 0 44 28 44 45 0 36-34 74-80 74-18 0-35 0-52 0z"><text:p/></draw:path><draw:path draw:style-name="gr1025" draw:text-style-name="P131" svg:width="0.089cm" svg:height="0.384cm" svg:x="2.88cm" svg:y="0cm" svg:viewBox="0 0 90 385" svg:d="M90 193c0-30-4-76-25-120-23-48-57-73-61-73-2 0-4 2-4 4s0 2 8 9c37 38 59 99 59 180 0 65-14 133-61 181-6 6-6 6-6 7 0 2 2 4 4 4 4 0 39-26 62-76 20-41 24-84 24-116z"><text:p/></draw:path><draw:path draw:style-name="gr1026" draw:text-style-name="P131" svg:width="0.256cm" svg:height="0.09cm" svg:x="3.137cm" svg:y="0.146cm" svg:viewBox="0 0 257 91" svg:d="M244 17c6 0 13-2 13-9 0-8-7-8-13-8-77 0-154 0-231 0-5 0-13 0-13 8 0 7 8 9 13 9 77 0 154 0 231 0zM244 91c6 0 13 0 13-7 0-9-7-9-13-9-77 0-154 0-231 0-5 0-13 0-13 9 0 7 8 7 13 7 77 0 154 0 231 0z"><text:p/></draw:path><draw:path draw:style-name="gr1027" draw:text-style-name="P131" svg:width="0.264cm" svg:height="0.274cm" svg:x="3.538cm" svg:y="0.012cm" svg:viewBox="0 0 265 275" svg:d="M55 231c-15 26-30 31-47 32-5 1-8 1-8 8 0 2 1 4 4 4 11 0 24-1 35-1 12 0 25 1 38 1 2 0 7 0 7-7 0-4-4-5-6-5-9 0-19-3-19-13 0-4 3-9 6-14 10-17 20-32 30-49 32 0 65 0 96 0 2 9 7 60 7 64 0 11-21 12-29 12-5 0-8 0-8 8 0 4 4 4 5 4 16 0 32-1 49-1 9 0 34 1 42 1 4 0 8 0 8-7 0-5-4-5-9-5-24 0-24-2-25-13-8-79-16-160-24-240 0-8 0-10-7-10-6 0-7 3-10 7-45 74-90 149-135 224zM101 175c25-43 52-85 77-127 5 42 8 84 12 127-29 0-59 0-89 0z"><text:p/></draw:path></draw:g>, ואז נציב את זה בטענה שלנו. </text:p>
          <text:list>
            <text:list-item>
              <text:p text:style-name="P116">נגדיר עולם <draw:g text:anchor-type="as-char" svg:y="-0.272cm" draw:z-index="213" draw:style-name="gr1"><svg:title>TexMaths</svg:title><svg:desc>11§display§A, B \subseteq u§svg§600§FALSE§</svg:desc><draw:path draw:style-name="gr1008" draw:text-style-name="P130" svg:width="1.459cm" svg:height="0.309cm" svg:x="0.005cm" svg:y="0.018cm" svg:viewBox="0 0 1460 310" svg:d="M730 310c-243 0-487 0-730 0 0-103 0-207 0-310 487 0 973 0 1460 0 0 103 0 207 0 310-244 0-487 0-730 0z"><text:p/></draw:path><draw:path draw:style-name="gr1009" draw:text-style-name="P131" svg:width="0.263cm" svg:height="0.274cm" svg:x="-0.001cm" svg:y="0cm" svg:viewBox="0 0 264 275" svg:d="M55 231c-15 25-31 31-47 32-5 1-8 1-8 8 0 2 1 4 4 4 11 0 22-1 33-1 14 0 27 1 39 1 3 0 8 0 8-8 0-3-4-4-7-4-9 0-18-3-18-13 0-5 3-9 6-15 10-16 20-33 30-48 32 0 65 0 97 0 0 8 5 59 5 64 0 11-20 12-27 12-6 0-9 0-9 8 0 4 4 4 5 4 16 0 32-1 48-1 9 0 34 1 44 1 2 0 6 0 6-8 0-4-3-4-9-4-23 0-23-2-24-13-8-80-16-160-24-240-1-8-1-10-8-10-5 0-7 3-10 7-45 74-89 149-134 224zM101 175c26-43 51-85 76-127 5 42 9 84 13 127-29 0-59 0-89 0z"><text:p/></draw:path><draw:path draw:style-name="gr1010" draw:text-style-name="P131" svg:width="0.044cm" svg:height="0.115cm" svg:x="0.308cm" svg:y="0.234cm" svg:viewBox="0 0 45 116" svg:d="M45 41c0-26-10-41-25-41-12 0-20 10-20 21 0 10 8 20 20 20 5 0 10-1 14-5 1-1 1-1 2-1 0 2 0 0 0 6 0 28-13 51-26 64-4 4-4 5-4 6 0 2 2 5 4 5 4 0 35-30 35-75z"><text:p/></draw:path><draw:path draw:style-name="gr1011" draw:text-style-name="P131" svg:width="0.275cm" svg:height="0.261cm" svg:x="0.463cm" svg:y="0.012cm" svg:viewBox="0 0 276 262" svg:d="M46 232c-4 14-4 18-35 18-7 0-11 0-11 7 0 5 4 5 11 5 46 0 91 0 138 0 61 0 106-45 106-83 0-27-22-49-59-54 40-7 80-36 80-72 0-29-25-53-71-53-43 0-87 0-130 0-8 0-11 0-11 8 0 4 3 4 11 4 4 0 8 0 14 0 7 1 10 1 10 7 0 1 0 2-1 7-18 69-34 138-52 206zM105 122c7-32 16-64 24-96 3-13 4-14 21-14 16 0 33 0 49 0 34 0 42 22 42 40 0 34-33 70-80 70-19 0-38 0-56 0zM87 250c-6 0-6 0-9 0s-4-1-4-5c0-1 0-1 2-8 9-36 18-71 26-106 25 0 49 0 73 0 37 0 45 29 45 45 0 36-35 74-80 74-18 0-35 0-53 0z"><text:p/></draw:path><draw:path draw:style-name="gr1012" draw:text-style-name="P131" svg:width="0.236cm" svg:height="0.296cm" svg:x="0.897cm" svg:y="0.03cm" svg:viewBox="0 0 237 297" svg:d="M223 15c7 0 14 0 14-7 0-8-7-8-14-8-35 0-69 0-104 0-66 0-119 51-119 112 0 62 54 110 119 110 35 0 69 0 104 0 7 0 14 0 14-7 0-8-7-8-14-8-34 0-69 0-103 0-61 0-103-44-103-95 0-53 44-97 103-97 34 0 69 0 103 0zM22 282c-7 0-13 0-13 7 0 8 6 8 13 8 67 0 134 0 201 0 7 0 14 0 14-8 0-7-7-7-14-7-67 0-134 0-201 0z"><text:p/></draw:path><draw:path draw:style-name="gr1013" draw:text-style-name="P131" svg:width="0.198cm" svg:height="0.174cm" svg:x="1.285cm" svg:y="0.105cm" svg:viewBox="0 0 199 175" svg:d="M124 150c5 15 18 25 35 25 14 0 23-9 28-21 7-14 12-37 12-38 0-4-3-4-4-4-5 0-5 1-6 7-5 21-13 47-29 47-8 0-12-4-12-17 0-9 5-27 7-40 4-14 8-29 11-42 1-5 6-21 7-26 2-9 6-23 6-26 0-7-5-11-12-11-1 0-12 0-14 14-8 28-24 95-30 116 0 1-15 32-44 32-20 0-24-16-24-31 0-22 11-52 21-79 5-11 7-16 7-24 0-18-13-32-31-32-38 0-52 56-52 59 0 5 3 4 4 5 5 0 5-1 7-8 10-33 24-47 40-47 3 0 8 0 8 13 0 9-4 20-6 25-14 39-22 63-22 82 0 36 26 46 47 46 25 0 40-18 46-25z"><text:p/></draw:path></draw:g><text:s/>(קיומו נכון מתוך אקסיומת האיחוד).</text:p>
            </text:list-item>
            <text:list-item>
              <text:p text:style-name="P116">נפשט:</text:p>
              <text:p text:style-name="P21"><draw:g text:anchor-type="as-char" svg:y="-1.386cm" draw:z-index="214" draw:style-name="gr1"><svg:title>TexMaths</svg:title><svg:desc>11§latex§\begin{align*}
    (&amp;A \cap B) \cup (A \setminus B) \\
    = (&amp;A \cap B) \cup (A \cap \overline{B})    &amp;&amp;\open A \setminus B = A \cap \overline{B} \close \\
    = &amp;A \cap (B \cup \overline{B})    &amp;&amp;\open \text{Distributive} \\
    = &amp;A \cap u    &amp;&amp;\open \overline{X} \! \text{ definition} \close \\
    = &amp;A
\end{align}§svg§600§FALSE§</svg:desc><draw:path draw:style-name="gr932" draw:text-style-name="P130" svg:width="8.592cm" svg:height="2.733cm" svg:x="-0.001cm" svg:y="0.019cm" svg:viewBox="0 0 8593 2734" svg:d="M0 0c2864 0 5729 0 8593 0 0 911 0 1823 0 2734-2864 0-5729 0-8593 0 0-911 0-1823 0-2734z"><text:p/></draw:path><draw:path draw:style-name="gr933" draw:text-style-name="P131" svg:width="0.088cm" svg:height="0.385cm" svg:x="0.426cm" svg:y="0cm" svg:viewBox="0 0 89 386" svg:d="M89 383c0-1 0-2-6-9-49-48-61-122-61-180 0-67 14-136 63-184 4-4 4-4 4-6 0-3-1-4-3-4-5 0-39 26-62 75-20 43-24 86-24 119 0 29 4 77 25 120 23 47 56 72 61 72 2 0 3-1 3-3z"><text:p/></draw:path><draw:path draw:style-name="gr934" draw:text-style-name="P131" svg:width="0.264cm" svg:height="0.275cm" svg:x="0.551cm" svg:y="0.013cm" svg:viewBox="0 0 265 276" svg:d="M55 232c-15 27-30 31-47 33-5 0-8 0-8 8 0 2 2 3 4 3 11 0 24-1 35-1 12 0 26 1 38 1 2 0 7 0 7-6 0-5-4-5-6-5-9-1-19-4-19-14 0-5 3-9 6-14 10-17 20-33 30-50 32 0 65 0 96 0 2 9 7 61 7 65 0 11-20 13-29 13-4 0-8 0-8 8 0 3 4 3 5 3 16 0 32-1 49-1 9 0 34 1 44 1 2 0 6 0 6-8 0-3-4-3-9-3-24 0-24-3-25-14-8-80-15-162-23-242-1-8-1-9-8-9-6 0-7 2-10 7-45 74-90 150-135 225zM102 175c26-43 51-85 76-128 5 43 8 85 12 128-29 0-58 0-88 0z"><text:p/></draw:path><draw:path draw:style-name="gr935" draw:text-style-name="P131" svg:width="0.214cm" svg:height="0.239cm" svg:x="0.935cm" svg:y="0.058cm" svg:viewBox="0 0 215 240" svg:d="M215 85c0-59-60-85-108-85-50 0-107 28-107 85 0 47 0 94 0 142 0 6 0 13 8 13 7 0 7-7 7-13 0-48 0-94 0-141 0-57 63-71 92-71 17 0 42 5 62 18 30 19 30 43 30 54 0 46 0 93 0 140 0 6 0 13 8 13s8-7 8-13c0-48 0-95 0-142z"><text:p/></draw:path><draw:path draw:style-name="gr936" draw:text-style-name="P131" svg:width="0.275cm" svg:height="0.262cm" svg:x="1.273cm" svg:y="0.026cm" svg:viewBox="0 0 276 263" svg:d="M46 233c-4 16-4 19-35 19-7 0-11 0-11 8 0 3 3 3 11 3 46 0 91 0 138 0 61 0 106-45 106-83 0-28-22-50-59-55 39-7 80-36 80-72 0-29-25-53-71-53-43 0-87 0-130 0-8 0-11 0-11 8 0 3 3 3 10 3 1 0 9 0 15 1 7 1 10 1 10 7 0 1 0 2-1 6-18 70-34 139-52 208zM105 122c7-32 16-64 24-96 3-14 4-15 21-15 16 0 33 0 49 0 34 0 42 23 42 41 0 34-33 70-80 70-19 0-38 0-56 0zM87 252c-6 0-7 0-9-1-3 0-4-1-4-3s0-3 1-9c9-37 19-72 27-108 25 0 49 0 73 0 37 0 45 29 45 45 0 37-35 76-80 76-18 0-35 0-53 0z"><text:p/></draw:path><draw:path draw:style-name="gr937" draw:text-style-name="P131" svg:width="0.088cm" svg:height="0.385cm" svg:x="1.592cm" svg:y="0cm" svg:viewBox="0 0 89 386" svg:d="M89 194c0-31-4-77-25-121-23-48-56-73-61-73-2 0-3 1-3 4 0 2 0 2 7 9 38 38 60 99 60 181 0 66-14 134-63 182-4 5-4 6-4 7 0 2 1 3 3 3 5 0 39-26 62-75 20-43 24-85 24-117z"><text:p/></draw:path><draw:path draw:style-name="gr938" draw:text-style-name="P131" svg:width="0.214cm" svg:height="0.239cm" svg:x="1.827cm" svg:y="0.058cm" svg:viewBox="0 0 215 240" svg:d="M215 14c0-6 0-14-8-14s-8 8-8 14c0 47 0 94 0 140 0 58-63 70-92 70-17 0-41-3-62-16-30-19-30-44-30-54 0-46 0-93 0-140 0-6 0-14-7-14-8 0-8 8-8 14 0 48 0 95 0 142 0 59 59 84 107 84 50 0 108-27 108-84 0-47 0-94 0-142z"><text:p/></draw:path><draw:path draw:style-name="gr939" draw:text-style-name="P131" svg:width="0.088cm" svg:height="0.385cm" svg:x="2.188cm" svg:y="0cm" svg:viewBox="0 0 89 386" svg:d="M89 383c0-1 0-2-6-9-49-48-61-122-61-180 0-67 14-136 63-184 4-4 4-4 4-6 0-3-1-4-3-4-5 0-40 26-62 75-20 43-24 86-24 119 0 29 3 77 25 120 23 47 56 72 61 72 2 0 3-1 3-3z"><text:p/></draw:path><draw:path draw:style-name="gr940" draw:text-style-name="P131" svg:width="0.264cm" svg:height="0.275cm" svg:x="2.314cm" svg:y="0.013cm" svg:viewBox="0 0 265 276" svg:d="M55 232c-15 27-30 31-47 33-5 0-8 0-8 8 0 2 2 3 4 3 11 0 24-1 35-1 12 0 25 1 38 1 2 0 7 0 7-6 0-5-4-5-6-5-9-1-19-4-19-14 0-5 3-9 6-14 10-17 20-33 30-50 32 0 65 0 96 0 2 9 7 61 7 65 0 11-21 13-29 13-5 0-8 0-8 8 0 3 4 3 5 3 16 0 32-1 49-1 9 0 34 1 44 1 2 0 6 0 6-8 0-3-4-3-9-3-24 0-24-3-25-14-8-80-16-162-24-242 0-8 0-9-7-9-6 0-7 2-10 7-45 74-90 150-135 225zM102 175c26-43 51-85 76-128 5 43 8 85 12 128-29 0-58 0-88 0z"><text:p/></draw:path><draw:path draw:style-name="gr941" draw:text-style-name="P131" svg:width="0.15cm" svg:height="0.385cm" svg:x="2.696cm" svg:y="0cm" svg:viewBox="0 0 151 386" svg:d="M134 377c2 6 5 9 9 9s8-3 8-8c-1-2 0-1-2-5-44-121-88-243-132-364-3-7-4-9-9-9-4 0-8 3-8 8 0 1 0 1 2 6 44 121 88 242 132 363z"><text:p/></draw:path><draw:path draw:style-name="gr942" draw:text-style-name="P131" svg:width="0.275cm" svg:height="0.262cm" svg:x="2.971cm" svg:y="0.026cm" svg:viewBox="0 0 276 263" svg:d="M45 233c-3 16-4 19-35 19-7 0-10 0-10 8 0 3 3 3 10 3 46 0 92 0 139 0 60 0 106-45 106-83 0-28-23-50-60-55 40-7 81-36 81-72 0-29-26-53-72-53-43 0-87 0-130 0-8 0-11 0-11 8 0 3 3 3 11 3 4 0 7 0 14 1s11 1 11 7c0 1-1 2-2 6-18 70-34 139-52 208zM103 122c8-32 17-64 25-96 3-14 4-15 21-15 16 0 33 0 49 0 34 0 43 23 43 41 0 34-34 70-81 70-19 0-38 0-57 0zM86 252c-6 0-6 0-8-1-4 0-5-1-5-3s0-3 2-9c9-37 17-72 26-108 24 0 49 0 73 0 37 0 45 29 45 45 0 37-34 76-80 76-18 0-36 0-53 0z"><text:p/></draw:path><draw:path draw:style-name="gr943" draw:text-style-name="P131" svg:width="0.089cm" svg:height="0.385cm" svg:x="3.289cm" svg:y="0cm" svg:viewBox="0 0 90 386" svg:d="M90 194c0-31-4-77-26-121-23-48-56-73-60-73-2 0-4 1-4 4 0 2 0 2 8 9 37 38 59 99 59 181 0 66-14 134-61 182-6 5-6 6-6 7 0 2 2 3 4 3 4 0 39-26 61-75 20-43 25-85 25-117z"><text:p/></draw:path><draw:path draw:style-name="gr944" draw:text-style-name="P131" svg:width="0.255cm" svg:height="0.089cm" svg:x="0.001cm" svg:y="0.783cm" svg:viewBox="0 0 256 90" svg:d="M243 15c7 0 13 0 13-7 0-8-6-8-12-8-77 0-155 0-232 0-5 0-12 0-12 8 0 7 7 7 13 7 77 0 153 0 230 0zM244 90c6 0 12 0 12-7 0-8-6-8-13-8-77 0-153 0-230 0-6 0-13 0-13 8 0 7 7 7 12 7 77 0 155 0 232 0z"><text:p/></draw:path><draw:path draw:style-name="gr945" draw:text-style-name="P131" svg:width="0.088cm" svg:height="0.385cm" svg:x="0.426cm" svg:y="0.634cm" svg:viewBox="0 0 89 386" svg:d="M89 383c0-1 0-2-6-9-49-48-61-121-61-180 0-67 14-135 63-183 4-5 4-5 4-7 0-3-1-4-3-4-5 0-39 26-62 76-20 42-24 85-24 118 0 29 4 77 25 120 23 48 56 72 61 72 2 0 3-1 3-3z"><text:p/></draw:path><draw:path draw:style-name="gr946" draw:text-style-name="P131" svg:width="0.264cm" svg:height="0.276cm" svg:x="0.551cm" svg:y="0.648cm" svg:viewBox="0 0 265 277" svg:d="M55 232c-15 27-30 32-47 33-5 0-8 0-8 8 0 2 2 4 4 4 11 0 24-1 35-1 12 0 26 1 38 1 2 0 7 0 7-7 0-5-4-5-6-5-9-1-19-4-19-14 0-5 3-9 6-14 10-17 20-32 30-49 32 0 65 0 96 0 2 8 7 61 7 64 0 12-20 13-29 13-4 0-8 0-8 8 0 4 4 4 5 4 16 0 32-1 49-1 9 0 34 1 44 1 2 0 6 0 6-7 0-5-4-5-9-5-24 0-24-3-25-14-8-80-15-161-23-241-1-8-1-10-8-10-6 0-7 3-10 7-45 74-90 150-135 225zM102 176c26-43 51-85 76-128 5 43 8 85 12 128-29 0-58 0-88 0z"><text:p/></draw:path><draw:path draw:style-name="gr947" draw:text-style-name="P131" svg:width="0.214cm" svg:height="0.238cm" svg:x="0.935cm" svg:y="0.694cm" svg:viewBox="0 0 215 239" svg:d="M215 84c0-59-60-84-108-84-50 0-107 26-107 84 0 47 0 94 0 142 0 6 0 13 8 13 7 0 7-7 7-13 0-47 0-94 0-140 0-58 63-71 92-71 17 0 42 4 62 17 30 19 30 43 30 54 0 46 0 93 0 140 0 6 0 13 8 13s8-7 8-13c0-48 0-95 0-142z"><text:p/></draw:path><draw:path draw:style-name="gr948" draw:text-style-name="P131" svg:width="0.275cm" svg:height="0.263cm" svg:x="1.273cm" svg:y="0.661cm" svg:viewBox="0 0 276 264" svg:d="M46 233c-4 16-4 19-35 19-7 0-11 0-11 8 0 4 3 4 11 4 46 0 91 0 138 0 61 0 106-46 106-84 0-27-22-50-59-55 39-6 80-35 80-72 0-29-25-53-71-53-43 0-87 0-130 0-8 0-11 0-11 8 0 4 3 4 10 4 1 0 9 0 15 0 7 1 10 1 10 7 0 1 0 2-1 7-18 70-34 138-52 207zM105 122c7-32 16-64 24-96 3-13 4-14 21-14 16 0 33 0 49 0 34 0 42 22 42 40 0 34-33 70-80 70-19 0-38 0-56 0zM87 252c-6 0-7 0-9-1-3 0-4 0-4-3 0-2 0-3 1-9 9-37 19-72 27-108 25 0 49 0 73 0 37 0 45 29 45 45 0 39-35 76-80 76-18 0-35 0-53 0z"><text:p/></draw:path><draw:path draw:style-name="gr949" draw:text-style-name="P131" svg:width="0.088cm" svg:height="0.385cm" svg:x="1.592cm" svg:y="0.634cm" svg:viewBox="0 0 89 386" svg:d="M89 194c0-31-4-77-25-121-23-48-56-73-61-73-2 0-3 2-3 4s0 2 7 9c38 39 60 99 60 181 0 66-14 134-63 182-4 5-4 6-4 7 0 2 1 3 3 3 5 0 39-25 62-75 20-43 24-85 24-117z"><text:p/></draw:path><draw:path draw:style-name="gr950" draw:text-style-name="P131" svg:width="0.214cm" svg:height="0.238cm" svg:x="1.827cm" svg:y="0.694cm" svg:viewBox="0 0 215 239" svg:d="M215 13c0-6 0-13-8-13s-8 7-8 13c0 46 0 94 0 140 0 58-63 70-92 70-17 0-41-3-62-16-30-19-30-43-30-54 0-46 0-94 0-140 0-6 0-13-7-13-8 0-8 7-8 13 0 48 0 95 0 142 0 58 59 84 107 84 50 0 108-27 108-84 0-47 0-94 0-142z"><text:p/></draw:path><draw:path draw:style-name="gr951" draw:text-style-name="P131" svg:width="0.088cm" svg:height="0.385cm" svg:x="2.188cm" svg:y="0.634cm" svg:viewBox="0 0 89 386" svg:d="M89 383c0-1 0-2-6-9-49-48-61-121-61-180 0-67 14-135 63-183 4-5 4-5 4-7 0-3-1-4-3-4-5 0-40 26-62 76-20 42-24 85-24 118 0 29 3 77 25 120 23 48 56 72 61 72 2 0 3-1 3-3z"><text:p/></draw:path><draw:path draw:style-name="gr952" draw:text-style-name="P131" svg:width="0.264cm" svg:height="0.276cm" svg:x="2.314cm" svg:y="0.648cm" svg:viewBox="0 0 265 277" svg:d="M55 232c-15 27-30 32-47 33-5 0-8 0-8 8 0 2 2 4 4 4 11 0 24-1 35-1 12 0 25 1 38 1 2 0 7 0 7-7 0-5-4-5-6-5-9-1-19-4-19-14 0-5 3-9 6-14 10-17 20-32 30-49 32 0 65 0 96 0 2 8 7 61 7 64 0 12-21 13-29 13-5 0-8 0-8 8 0 4 4 4 5 4 16 0 32-1 49-1 9 0 34 1 44 1 2 0 6 0 6-7 0-5-4-5-9-5-24 0-24-3-25-14-8-80-16-161-24-241 0-8 0-10-7-10-6 0-7 3-10 7-45 74-90 150-135 225zM102 176c26-43 51-85 76-128 5 43 8 85 12 128-29 0-58 0-88 0z"><text:p/></draw:path><draw:path draw:style-name="gr953" draw:text-style-name="P131" svg:width="0.215cm" svg:height="0.238cm" svg:x="2.696cm" svg:y="0.694cm" svg:viewBox="0 0 216 239" svg:d="M216 84c0-59-60-84-108-84-51 0-108 26-108 84 0 47 0 94 0 142 0 6 0 13 8 13 9 0 9-7 9-13 0-47 0-94 0-140 0-58 62-71 91-71 17 0 42 4 63 17 29 19 29 43 29 54 0 46 0 93 0 140 0 6 0 13 8 13s8-7 8-13c0-48 0-95 0-142z"><text:p/></draw:path><draw:path draw:style-name="gr954" draw:text-style-name="P131" svg:width="0.313cm" svg:height="0.014cm" svg:x="3.019cm" svg:y="0.598cm" svg:viewBox="0 0 314 15" svg:d="M0 0c105 0 209 0 314 0 0 6 0 10 0 15-105 0-209 0-314 0 0-5 0-9 0-15z"><text:p/></draw:path><draw:path draw:style-name="gr955" draw:text-style-name="P131" svg:width="0.275cm" svg:height="0.263cm" svg:x="3.035cm" svg:y="0.661cm" svg:viewBox="0 0 276 264" svg:d="M46 233c-4 16-5 19-35 19-7 0-11 0-11 8 0 4 3 4 11 4 46 0 91 0 138 0 61 0 106-46 106-84 0-27-22-50-59-55 39-6 80-35 80-72 0-29-25-53-71-53-43 0-87 0-130 0-8 0-11 0-11 8 0 4 3 4 10 4 1 0 9 0 15 0 7 1 10 1 10 7 0 1 0 2-1 7-18 70-34 138-52 207zM105 122c7-32 16-64 24-96 3-13 3-14 21-14 16 0 33 0 49 0 34 0 42 22 42 40 0 34-33 70-80 70-19 0-38 0-56 0zM87 252c-6 0-7 0-9-1-3 0-4 0-4-3 0-2 0-3 1-9 9-37 19-72 27-108 25 0 49 0 73 0 37 0 44 29 44 45 0 39-34 76-79 76-18 0-35 0-53 0z"><text:p/></draw:path><draw:path draw:style-name="gr956" draw:text-style-name="P131" svg:width="0.088cm" svg:height="0.385cm" svg:x="3.354cm" svg:y="0.634cm" svg:viewBox="0 0 89 386" svg:d="M89 194c0-31-4-77-25-121-23-48-56-73-61-73-2 0-3 2-3 4s0 2 7 9c38 39 60 99 60 181 0 66-14 134-63 182-4 5-4 6-4 7 0 2 1 3 3 3 5 0 39-25 62-75 20-43 24-85 24-117z"><text:p/></draw:path><draw:path draw:style-name="gr957" draw:text-style-name="P131" svg:width="0.1cm" svg:height="0.462cm" svg:x="5.861cm" svg:y="0.596cm" svg:viewBox="0 0 101 463" svg:d="M101 460c0-2-1-2-2-3-18-20-44-51-60-114-9-35-13-75-13-111 0-102 25-173 71-223 4-3 3-3 4-5 0-4-3-4-5-4-6 0-27 23-31 29-40 47-65 116-65 202 0 55 10 133 61 198 3 6 28 34 35 34 2 0 5 0 5-3z"><text:p/></draw:path><draw:path draw:style-name="gr958" draw:text-style-name="P131" svg:width="0.264cm" svg:height="0.276cm" svg:x="5.993cm" svg:y="0.648cm" svg:viewBox="0 0 265 277" svg:d="M55 232c-15 27-30 32-47 33-5 0-8 0-8 8 0 2 2 4 4 4 11 0 24-1 35-1 12 0 26 1 38 1 2 0 7 0 7-7 0-5-4-5-6-5-9-1-19-4-19-14 0-5 3-9 6-14 10-17 20-32 30-49 32 0 65 0 96 0 2 8 7 61 7 64 0 12-21 13-29 13-4 0-8 0-8 8 0 4 4 4 5 4 16 0 32-1 49-1 9 0 34 1 44 1 2 0 6 0 6-7 0-5-4-5-9-5-24 0-24-3-25-14-8-80-15-161-23-241-1-8-1-10-8-10-6 0-7 3-10 7-45 74-90 150-135 225zM102 176c26-43 51-85 76-128 5 43 8 85 12 128-29 0-58 0-88 0z"><text:p/></draw:path><draw:path draw:style-name="gr959" draw:text-style-name="P131" svg:width="0.149cm" svg:height="0.385cm" svg:x="6.377cm" svg:y="0.634cm" svg:viewBox="0 0 150 386" svg:d="M133 377c2 6 5 9 9 9s8-3 8-8c-1-2 0-1-3-5-44-121-88-242-132-363-2-7-3-10-7-10-5 0-8 3-8 8 0 1 0 2 1 6 44 121 88 242 132 363z"><text:p/></draw:path><draw:path draw:style-name="gr960" draw:text-style-name="P131" svg:width="0.275cm" svg:height="0.263cm" svg:x="6.651cm" svg:y="0.661cm" svg:viewBox="0 0 276 264" svg:d="M45 233c-3 16-4 19-35 19-7 0-10 0-10 8 0 4 3 4 10 4 46 0 92 0 139 0 60 0 106-46 106-84 0-27-23-50-60-55 40-6 81-35 81-72 0-29-26-53-72-53-43 0-87 0-130 0-7 0-11 0-11 8 0 4 3 4 11 4 1 0 7 0 14 0 8 1 11 1 11 7 0 1-1 2-2 7-18 70-34 138-52 207zM103 122c8-32 17-64 25-96 3-13 4-14 21-14 16 0 33 0 49 0 34 0 43 22 43 40 0 34-34 70-80 70-19 0-39 0-58 0zM86 252c-5 0-6 0-8-1-4 0-5 0-5-3 0-2 0-3 2-9 9-37 17-72 26-108 24 0 50 0 74 0 36 0 44 29 44 45 0 39-34 76-80 76-18 0-36 0-53 0z"><text:p/></draw:path><draw:path draw:style-name="gr961" draw:text-style-name="P131" svg:width="0.256cm" svg:height="0.089cm" svg:x="7.076cm" svg:y="0.783cm" svg:viewBox="0 0 257 90" svg:d="M244 15c6 0 13 0 13-7 0-8-7-8-12-8-77 0-155 0-232 0-5 0-13 0-13 8 0 7 8 7 13 7 77 0 154 0 231 0zM245 90c5 0 12 0 12-7 0-8-7-8-13-8-77 0-154 0-231 0-5 0-13 0-13 8 0 7 8 7 13 7 77 0 155 0 232 0z"><text:p/></draw:path><draw:path draw:style-name="gr962" draw:text-style-name="P131" svg:width="0.264cm" svg:height="0.276cm" svg:x="7.476cm" svg:y="0.648cm" svg:viewBox="0 0 265 277" svg:d="M56 232c-15 27-31 32-48 33-5 0-8 0-8 8 0 2 2 4 6 4 9 0 22-1 33-1 12 0 26 1 38 1 2 0 8 0 8-7 0-5-5-5-7-5-9-1-19-4-19-14 0-5 4-9 6-14 10-17 20-32 30-49 32 0 65 0 96 0 2 8 7 61 7 64 0 12-20 13-27 13-6 0-10 0-10 8 0 4 4 4 5 4 16 0 33-1 49-1 9 0 34 1 44 1 2 0 6 0 6-7 0-5-3-5-9-5-24 0-24-3-25-14-8-80-15-161-23-241-1-8-1-10-8-10-6 0-7 3-10 7-45 74-89 150-134 225zM102 176c26-43 51-85 76-128 5 43 8 85 12 128-29 0-58 0-88 0z"><text:p/></draw:path><draw:path draw:style-name="gr963" draw:text-style-name="P131" svg:width="0.214cm" svg:height="0.238cm" svg:x="7.86cm" svg:y="0.694cm" svg:viewBox="0 0 215 239" svg:d="M215 84c0-59-60-84-108-84-50 0-107 26-107 84 0 47 0 94 0 142 0 6 0 13 8 13 7 0 7-7 7-13 0-47 0-94 0-140 0-58 63-71 92-71 17 0 42 4 62 17 30 19 30 43 30 54 0 46 0 93 0 140 0 6 0 13 8 13s8-7 8-13c0-48 0-95 0-142z"><text:p/></draw:path><draw:path draw:style-name="gr964" draw:text-style-name="P131" svg:width="0.311cm" svg:height="0.014cm" svg:x="8.182cm" svg:y="0.598cm" svg:viewBox="0 0 312 15" svg:d="M0 0c105 0 208 0 312 0 0 6 0 10 0 15-104 0-207 0-312 0 0-5 0-9 0-15z"><text:p/></draw:path><draw:path draw:style-name="gr965" draw:text-style-name="P131" svg:width="0.275cm" svg:height="0.263cm" svg:x="8.198cm" svg:y="0.661cm" svg:viewBox="0 0 276 264" svg:d="M46 233c-4 16-4 19-35 19-7 0-11 0-11 8 0 4 4 4 11 4 46 0 91 0 138 0 61 0 106-46 106-84 0-27-22-50-59-55 39-6 80-35 80-72 0-29-25-53-71-53-43 0-87 0-130 0-8 0-11 0-11 8 0 4 3 4 11 4 4 0 8 0 14 0 7 1 10 1 10 7 0 1 0 2-1 7-18 70-34 138-52 207zM105 122c7-32 16-64 24-96 3-13 4-14 21-14 16 0 33 0 49 0 34 0 42 22 42 40 0 34-33 70-80 70-19 0-38 0-56 0zM87 252c-6 0-6 0-9-1-3 0-4 0-4-3 0-2 0-3 2-9 9-37 18-72 26-108 25 0 49 0 73 0 37 0 45 29 45 45 0 39-35 76-80 76-18 0-35 0-53 0z"><text:p/></draw:path><draw:path draw:style-name="gr966" draw:text-style-name="P131" svg:width="0.1cm" svg:height="0.462cm" svg:x="8.511cm" svg:y="0.596cm" svg:viewBox="0 0 101 463" svg:d="M101 232c0-55-10-133-60-198-4-4-29-34-35-34-3 0-6 1-6 4 0 2 1 3 2 4 19 20 44 51 61 113 9 35 12 75 12 110 0 40-3 79-14 117-15 54-38 85-58 106-3 4-3 5-3 6 0 3 3 3 6 3 5 0 26-23 30-28 40-48 65-117 65-203z"><text:p/></draw:path><draw:path draw:style-name="gr967" draw:text-style-name="P131" svg:width="0.256cm" svg:height="0.089cm" svg:x="0.259cm" svg:y="1.416cm" svg:viewBox="0 0 257 90" svg:d="M244 15c6 0 13 0 13-7 0-8-7-8-13-8-77 0-154 0-231 0-5 0-13 0-13 8 0 7 8 7 13 7 77 0 154 0 231 0zM244 90c6 0 13 0 13-7 0-8-7-8-13-8-77 0-154 0-231 0-5 0-13 0-13 8 0 7 8 7 13 7 77 0 154 0 231 0z"><text:p/></draw:path><draw:path draw:style-name="gr968" draw:text-style-name="P131" svg:width="0.264cm" svg:height="0.276cm" svg:x="0.551cm" svg:y="1.282cm" svg:viewBox="0 0 265 277" svg:d="M55 232c-15 27-30 32-47 33-5 0-8 0-8 8 0 2 2 4 4 4 11 0 24-1 35-1 12 0 26 1 38 1 2 0 7 0 7-7 0-5-4-5-6-5-9-1-19-4-19-13 0-6 3-9 6-14 10-17 20-33 30-50 32 0 65 0 96 0 2 8 7 61 7 64 0 12-20 13-29 13-4 0-8 0-8 8 0 4 4 4 5 4 16 0 32-1 49-1 9 0 34 1 44 1 2 0 6 0 6-7 0-5-4-5-9-5-24 0-24-2-25-14-8-80-15-161-23-241-1-8-1-10-8-10-6 0-7 3-10 7-45 74-90 150-135 225zM102 176c26-43 51-85 76-128 5 43 8 85 12 128-29 0-58 0-88 0z"><text:p/></draw:path><draw:path draw:style-name="gr969" draw:text-style-name="P131" svg:width="0.214cm" svg:height="0.239cm" svg:x="0.935cm" svg:y="1.328cm" svg:viewBox="0 0 215 240" svg:d="M215 84c0-59-60-84-108-84-50 0-107 26-107 84 0 47 0 94 0 142 0 6 0 14 8 14 7 0 7-8 7-14 0-47 0-94 0-140 0-58 63-71 92-71 17 0 42 4 62 17 30 19 30 44 30 54 0 46 0 93 0 140 0 6 0 14 8 14s8-8 8-14c0-48 0-95 0-142z"><text:p/></draw:path><draw:path draw:style-name="gr970" draw:text-style-name="P131" svg:width="0.089cm" svg:height="0.386cm" svg:x="1.295cm" svg:y="1.269cm" svg:viewBox="0 0 90 387" svg:d="M90 383c0-1 0-2-6-9-49-48-61-121-61-180 0-67 14-135 62-183 5-4 5-5 5-7s-2-4-4-4c-3 0-39 26-62 76-18 43-24 86-24 118 0 29 4 77 26 121 24 47 57 72 60 72 2 0 4-1 4-4z"><text:p/></draw:path><draw:path draw:style-name="gr971" draw:text-style-name="P131" svg:width="0.275cm" svg:height="0.263cm" svg:x="1.424cm" svg:y="1.295cm" svg:viewBox="0 0 276 264" svg:d="M45 233c-3 16-4 19-35 19-7 0-10 0-10 8 0 4 3 4 10 4 46 0 92 0 139 0 60 0 106-46 106-84 0-27-22-50-60-55 40-6 81-35 81-72 0-29-25-53-71-53-44 0-87 0-131 0-7 0-11 0-11 8 0 4 3 4 11 4 1 0 7 0 14 1 8 0 11 1 11 6 0 2 0 3-1 7-18 70-35 138-53 207zM105 122c7-32 15-64 23-96 3-13 4-14 21-14 16 0 34 0 50 0 34 0 42 23 42 40 0 34-33 70-80 70-19 0-38 0-56 0zM87 252c-6 0-7 0-9 0-4-1-5-1-5-4 0-2 0-3 2-9 9-37 17-72 26-108 24 0 50 0 74 0 37 0 44 29 44 45 0 39-34 76-80 76-18 0-34 0-52 0z"><text:p/></draw:path><draw:path draw:style-name="gr972" draw:text-style-name="P131" svg:width="0.214cm" svg:height="0.239cm" svg:x="1.827cm" svg:y="1.328cm" svg:viewBox="0 0 215 240" svg:d="M215 13c0-6 0-13-8-13s-8 7-8 13c0 48 0 94 0 141 0 57-63 70-92 70-17 0-41-4-62-17-30-19-30-43-30-54 0-46 0-94 0-140 0-6 0-13-7-13-8 0-8 7-8 13 0 48 0 95 0 142 0 58 59 85 107 85 50 0 108-28 108-85 0-47 0-94 0-142z"><text:p/></draw:path><draw:path draw:style-name="gr973" draw:text-style-name="P131" svg:width="0.311cm" svg:height="0.014cm" svg:x="2.15cm" svg:y="1.235cm" svg:viewBox="0 0 312 15" svg:d="M0 0c105 0 208 0 312 0 0 6 0 10 0 15-104 0-207 0-312 0 0-5 0-9 0-15z"><text:p/></draw:path><draw:path draw:style-name="gr974" draw:text-style-name="P131" svg:width="0.274cm" svg:height="0.263cm" svg:x="2.166cm" svg:y="1.295cm" svg:viewBox="0 0 275 264" svg:d="M45 233c-3 16-4 19-35 19-7 0-10 0-10 8 0 4 3 4 10 4 46 0 92 0 139 0 60 0 106-46 106-84 0-27-23-50-60-55 40-6 80-35 80-72 0-29-25-53-71-53-43 0-87 0-130 0-8 0-11 0-11 8 0 4 3 4 11 4 4 0 7 0 14 1 7 0 11 1 11 6 0 2-1 3-2 7-18 70-34 138-52 207zM103 122c8-32 17-64 25-96 3-13 4-14 21-14 16 0 33 0 49 0 34 0 43 23 43 40 0 34-34 70-81 70-19 0-38 0-57 0zM86 252c-6 0-6 0-8 0-4-1-5-1-5-4 0-2 0-3 2-9 9-37 17-72 26-108 24 0 49 0 73 0 37 0 45 29 45 45 0 39-34 76-80 76-18 0-36 0-53 0z"><text:p/></draw:path><draw:path draw:style-name="gr975" draw:text-style-name="P131" svg:width="0.089cm" svg:height="0.386cm" svg:x="2.484cm" svg:y="1.269cm" svg:viewBox="0 0 90 387" svg:d="M90 194c0-30-4-77-26-121-23-48-56-73-60-73-3 0-4 2-4 4s0 3 8 9c37 39 59 100 59 181 0 66-14 134-61 182-6 5-6 6-6 7 0 2 1 4 4 4 4 0 39-26 61-76 20-41 25-84 25-117z"><text:p/></draw:path><draw:path draw:style-name="gr976" draw:text-style-name="P131" svg:width="0.1cm" svg:height="0.462cm" svg:x="5.861cm" svg:y="1.231cm" svg:viewBox="0 0 101 463" svg:d="M101 460c0-1-1-2-2-3-18-19-44-51-60-114-9-35-13-75-13-111 0-101 25-173 71-223 4-3 4-3 4-5 0-4-3-4-5-4-6 0-27 23-31 30-40 46-65 115-65 202 0 55 10 132 61 198 3 5 28 33 35 33 2 0 5 0 5-3z"><text:p/></draw:path><draw:path draw:style-name="gr977" draw:text-style-name="P131" svg:width="0.259cm" svg:height="0.263cm" svg:x="5.993cm" svg:y="1.295cm" svg:viewBox="0 0 260 264" svg:d="M0 0c0 4 0 8 0 12 3 0 6 0 9 0 30 0 31 5 31 18 0 68 0 135 0 203 0 15-1 19-31 19-3 0-6 0-9 0 0 4 0 8 0 12 47 0 94 0 141 0 65 0 119-57 119-130s-52-134-119-134c-47 0-94 0-141 0zM91 252c-17 0-18-2-18-15 0-70 0-140 0-209 0-14 1-16 18-16 14 0 27 0 40 0 23 0 51 9 70 36 17 22 20 55 20 86 0 43-8 66-21 85-9 11-31 33-69 33-13 0-26 0-40 0z"><text:p/></draw:path><draw:path draw:style-name="gr978" draw:text-style-name="P131" svg:width="0.082cm" svg:height="0.258cm" svg:x="6.288cm" svg:y="1.302cm" svg:viewBox="0 0 83 259" svg:d="M55 88c-18 1-36 3-54 4 0 4 0 8 0 11 25 0 29 3 29 22 0 35 0 70 0 104 0 17-5 17-30 17 0 5 0 8 0 13 12 0 33-2 42-2 14 0 27 2 41 2 0-5 0-8 0-13-26 0-28-2-28-16 0-47 0-95 0-142zM57 21c0-13-10-21-21-21-12 0-21 10-21 21 0 10 9 20 21 20 11 0 21-8 21-20z"><text:p/></draw:path><draw:path draw:style-name="gr979" draw:text-style-name="P131" svg:width="0.126cm" svg:height="0.176cm" svg:x="6.395cm" svg:y="1.387cm" svg:viewBox="0 0 127 177" svg:d="M68 98c8 1 40 8 40 35 0 20-13 35-43 35-33 0-47-22-54-55-1-4-2-6-5-6-6 0-6 3-6 10 0 16 0 34 0 50 0 7 0 10 4 10 3 0 3-1 10-8 1-1 1-2 8-8 17 15 34 16 43 16 44 0 62-26 62-54 0-21-11-32-17-36-12-13-27-15-44-19-21-4-47-10-47-32 0-13 10-29 43-29 43 0 45 35 46 47 0 3 3 3 4 3 5 0 5-2 5-10 0-13 0-25 0-38 0-7 0-9-5-9-1 0-2 0-7 4-2 2-5 5-7 6-14-10-30-10-36-10-47 0-62 25-62 47 0 14 7 25 17 33 13 10 23 12 51 18z"><text:p/></draw:path><draw:path draw:style-name="gr980" draw:text-style-name="P131" svg:width="0.12cm" svg:height="0.241cm" svg:x="6.542cm" svg:y="1.323cm" svg:viewBox="0 0 121 242" svg:d="M59 83c19 0 37 0 55 0 0-4 0-8 0-11-18 0-36 0-55 0 0-25 0-48 0-72-3 0-6 0-9 0 0 32-13 73-50 75 0 2 0 5 0 8 11 0 22 0 33 0 0 35 0 71 0 106 0 49 35 53 50 53 27 0 38-27 38-53 0-7 0-14 0-22-3 0-7 0-10 0 0 8 0 15 0 22 0 29-11 43-25 43-27 0-27-35-27-42 0-36 0-71 0-107z"><text:p/></draw:path><draw:path draw:style-name="gr981" draw:text-style-name="P131" svg:width="0.129cm" svg:height="0.17cm" svg:x="6.696cm" svg:y="1.388cm" svg:viewBox="0 0 130 171" svg:d="M54 42c0-14 0-28 0-42-18 1-36 3-54 4 0 4 0 8 0 11 26 0 30 4 30 22 0 35 0 70 0 104 0 17-5 17-30 17 0 5 0 8 0 13 14 0 33-2 44-2 15 0 33 0 48 2 0-5 0-8 0-13-2 0-5 0-7 0-29 0-30-4-30-18 0-20 0-40 0-60 0-37 17-72 46-72 2 0 4 0 5 1-1 0-9 4-9 14 0 11 8 18 16 18 7 0 17-6 17-18s-12-23-29-23c-28 0-43 25-47 42z"><text:p/></draw:path><draw:path draw:style-name="gr982" draw:text-style-name="P131" svg:width="0.082cm" svg:height="0.258cm" svg:x="6.849cm" svg:y="1.302cm" svg:viewBox="0 0 83 259" svg:d="M56 88c-19 1-36 3-55 4 0 4 0 8 0 11 25 0 29 3 29 22 0 35 0 70 0 104 0 17-4 17-30 17 0 5 0 8 0 13 12 0 33-2 43-2 13 0 26 2 40 2 0-5 0-8 0-13-26 0-27-2-27-16 0-47 0-95 0-142zM57 21c0-13-10-21-21-21s-19 10-19 21c0 10 8 20 19 20s21-8 21-20z"><text:p/></draw:path><draw:path draw:style-name="gr983" draw:text-style-name="P131" svg:width="0.189cm" svg:height="0.272cm" svg:x="6.955cm" svg:y="1.291cm" svg:viewBox="0 0 190 273" svg:d="M56 122c0-41 0-81 0-122-19 1-37 3-56 4 0 5 0 8 0 13 28 0 30 2 30 22 0 77 0 152 0 229 3 0 6 0 10 0 4-7 3-5 14-24 5 9 22 29 51 29 46 0 85-39 85-88 0-50-37-87-81-87-31 0-47 18-53 24zM57 224c0-26 0-53 0-80 0-6 0-8 4-13 15-22 36-25 46-25 17 0 31 10 40 25 10 15 11 37 11 54 0 14-1 37-12 55-7 11-23 24-44 24-16 0-30-9-39-23-6-9-6-10-6-17z"><text:p/></draw:path><draw:path draw:style-name="gr984" draw:text-style-name="P131" svg:width="0.193cm" svg:height="0.174cm" svg:x="7.171cm" svg:y="1.388cm" svg:viewBox="0 0 194 175" svg:d="M139 140c0 12 0 23 0 35 18-1 36-3 55-4 0-5 0-8 0-13-27 0-30-2-30-22 0-45 0-91 0-136-19 1-39 3-57 4 0 4 0 8 0 11 27 0 31 4 31 22 0 24 0 47 0 70 0 33-19 59-48 59-32 0-34-17-34-38 0-43 0-85 0-128-19 1-37 3-56 4 0 4 0 8 0 11 30 0 30 2 30 37 0 18 0 38 0 57 0 31 0 66 58 66 22 0 40-11 51-35z"><text:p/></draw:path><draw:path draw:style-name="gr985" draw:text-style-name="P131" svg:width="0.12cm" svg:height="0.241cm" svg:x="7.38cm" svg:y="1.323cm" svg:viewBox="0 0 121 242" svg:d="M59 83c19 0 38 0 57 0 0-4 0-8 0-11-19 0-38 0-57 0 0-25 0-48 0-72-3 0-5 0-8 0-1 32-12 73-51 75 0 2 0 5 0 8 11 0 22 0 33 0 0 35 0 71 0 106 0 49 36 53 50 53 27 0 38-27 38-53 0-7 0-14 0-22-3 0-7 0-10 0 0 8 0 15 0 22 0 29-11 43-25 43-27 0-27-35-27-42 0-36 0-71 0-107z"><text:p/></draw:path><draw:path draw:style-name="gr986" draw:text-style-name="P131" svg:width="0.082cm" svg:height="0.258cm" svg:x="7.537cm" svg:y="1.302cm" svg:viewBox="0 0 83 259" svg:d="M55 88c-18 1-36 3-54 4 0 4 0 8 0 11 25 0 29 3 29 22 0 35 0 70 0 104 0 17-5 17-30 17 0 5 0 8 0 13 12 0 33-2 42-2 14 0 27 2 41 2 0-5 0-8 0-13-26 0-28-2-28-16 0-47 0-95 0-142zM57 21c0-13-10-21-21-21-12 0-19 10-19 21 0 10 7 20 19 20 11 0 21-8 21-20z"><text:p/></draw:path><draw:path draw:style-name="gr987" draw:text-style-name="P131" svg:width="0.188cm" svg:height="0.17cm" svg:x="7.638cm" svg:y="1.392cm" svg:viewBox="0 0 189 171" svg:d="M154 37c3-8 10-25 35-26 0-3 0-8 0-11-9 0-20 1-28 1-9 0-28-1-34-1 0 3 0 8 0 11 14 1 18 10 18 17 0 4 0 5-2 9-13 33-26 65-40 98-14-36-28-71-42-107-3-5-2-4-3-6 0-11 16-11 22-11 0-3 0-8 0-11-12 0-33 1-41 1-11 0-27-1-39-1 0 3 0 8 0 11 25 0 26 2 32 14 19 47 36 92 55 138 2 5 3 8 9 8 4 0 6-4 7-8 17-42 35-84 51-126z"><text:p/></draw:path><draw:path draw:style-name="gr988" draw:text-style-name="P131" svg:width="0.149cm" svg:height="0.176cm" svg:x="7.835cm" svg:y="1.387cm" svg:viewBox="0 0 150 177" svg:d="M33 75c2-57 34-67 47-67 41 0 44 53 44 67-30 0-60 0-91 0zM33 84c36 0 72 0 108 0 8 0 9 0 9-9 0-38-21-75-70-75-44 0-80 40-80 88 0 52 41 89 86 89 47 0 64-43 64-50 0-4-3-5-5-5-3 0-4 2-5 6-13 39-49 39-52 39-20 0-35-12-44-26-11-18-11-44-11-57z"><text:p/></draw:path><draw:path draw:style-name="gr989" draw:text-style-name="P131" svg:width="0.256cm" svg:height="0.089cm" svg:x="0.259cm" svg:y="2.051cm" svg:viewBox="0 0 257 90" svg:d="M244 15c6 0 13 0 13-7 0-8-7-8-13-8-77 0-154 0-231 0-5 0-13 0-13 8 0 7 8 7 13 7 77 0 154 0 231 0zM244 90c6 0 13 0 13-7 0-8-7-8-13-8-77 0-154 0-231 0-5 0-13 0-13 8 0 7 8 7 13 7 77 0 154 0 231 0z"><text:p/></draw:path><draw:path draw:style-name="gr990" draw:text-style-name="P131" svg:width="0.264cm" svg:height="0.275cm" svg:x="0.551cm" svg:y="1.917cm" svg:viewBox="0 0 265 276" svg:d="M55 232c-15 25-30 31-47 32-5 1-8 1-8 8 0 2 2 4 4 4 11 0 24-1 35-1 12 0 26 1 38 1 2 0 7 0 7-8 0-3-4-4-6-4-9 0-19-3-19-13 0-5 3-9 6-14 10-17 20-33 30-50 32 0 65 0 96 0 2 8 7 61 7 65 0 11-20 12-29 12-4 0-8 0-8 8 0 4 4 4 5 4 16 0 32-1 49-1 9 0 34 1 44 1 2 0 6 0 6-8 0-4-4-4-9-4-24 0-24-2-25-13-8-80-15-162-23-242-1-8-1-9-8-9-6 0-7 2-10 7-45 74-90 150-135 225zM102 175c26-43 51-85 76-128 5 43 8 85 12 128-29 0-58 0-88 0z"><text:p/></draw:path><draw:path draw:style-name="gr991" draw:text-style-name="P131" svg:width="0.214cm" svg:height="0.239cm" svg:x="0.935cm" svg:y="1.962cm" svg:viewBox="0 0 215 240" svg:d="M215 85c0-60-60-85-108-85-50 0-107 28-107 84 0 47 0 94 0 142 0 7 0 14 8 14 7 0 7-7 7-14 0-47 0-94 0-140 0-58 63-71 92-71 17 0 42 4 62 17 30 19 30 44 30 54 0 46 0 93 0 140 0 7 0 14 8 14s8-7 8-14c0-48 0-94 0-141z"><text:p/></draw:path><draw:path draw:style-name="gr992" draw:text-style-name="P131" svg:width="0.197cm" svg:height="0.174cm" svg:x="1.269cm" svg:y="2.023cm" svg:viewBox="0 0 198 175" svg:d="M124 149c4 16 18 26 34 26 14 0 22-9 29-21 7-14 11-37 11-38 0-5-3-5-4-5-4 0-5 2-6 8-5 21-12 47-28 47-8 0-13-4-13-17 0-9 5-27 8-40 3-14 8-28 11-42 1-6 5-21 7-26 2-9 5-24 5-27 0-6-5-10-11-10-2 0-12 0-15 14-7 28-24 95-29 116-1 1-16 32-44 32-20 0-24-17-24-32 0-21 11-51 21-78 4-12 7-17 7-24 0-18-13-32-32-32-37 0-51 56-51 59 0 4 3 4 4 4 4 0 5 0 7-7 9-33 24-47 39-47 3 0 9 0 9 12 0 10-4 21-6 26-14 39-22 63-22 82 0 36 26 46 47 46 25 0 40-18 46-26z"><text:p/></draw:path><draw:path draw:style-name="gr993" draw:text-style-name="P131" svg:width="0.1cm" svg:height="0.462cm" svg:x="5.861cm" svg:y="1.865cm" svg:viewBox="0 0 101 463" svg:d="M101 459c0-1-1-2-2-4-18-18-44-50-60-113-9-35-13-75-13-111 0-101 25-173 71-222 4-5 4-5 4-6 0-3-3-3-5-3-6 0-27 23-31 29-40 46-65 116-65 202 0 55 10 132 61 198 3 4 28 34 35 34 2 0 5 0 5-4z"><text:p/></draw:path><draw:path draw:style-name="gr994" draw:text-style-name="P131" svg:width="0.349cm" svg:height="0.014cm" svg:x="5.98cm" svg:y="1.868cm" svg:viewBox="0 0 350 15" svg:d="M0 0c117 0 233 0 350 0 0 6 0 10 0 15-117 0-233 0-350 0 0-5 0-9 0-15z"><text:p/></draw:path><draw:path draw:style-name="gr995" draw:text-style-name="P131" svg:width="0.318cm" svg:height="0.263cm" svg:x="5.99cm" svg:y="1.93cm" svg:viewBox="0 0 319 264" svg:d="M177 106c-11-26-22-52-33-77-1-4-1-5-1-6 0-2 7-9 22-11 4 0 8-1 8-8 0-4-5-4-6-4-15 0-32 1-48 1-10 0-34-1-43-1-3 0-8 0-8 8 0 4 5 4 9 4 23 0 26 5 30 12 15 37 29 72 45 108-28 30-54 58-82 88-2 1-3 3-5 4-19 21-36 27-56 28-6 1-9 1-9 8 0 1 0 4 6 4 11 0 24-1 36-1 14 0 28 1 43 1 2 0 6 0 6-8 0-3-3-4-4-4-3 0-15-1-15-12 0-6 5-12 11-17 13-14 25-27 38-41 12-14 23-26 35-39 13 31 26 62 39 92 2 5 2 5 2 6 0 3-7 10-22 11-4 1-8 1-8 8 0 4 5 4 6 4 11 0 38-1 48-1s34 1 43 1c3 0 8 0 8-8 0-4-4-4-7-4-26 0-27-1-33-17-15-36-42-96-50-119 26-27 67-73 79-84 11-9 26-19 49-20 5 0 9 0 9-8-2-1 0-4-5-4-13 0-25 1-37 1-14 0-28-1-43-1-2 0-7 0-7 8 0 3 2 4 5 4s16 1 16 12c0 6-5 10-8 15-21 22-42 45-63 67z"><text:p/></draw:path><draw:path draw:style-name="gr996" draw:text-style-name="P131" svg:width="0.189cm" svg:height="0.272cm" svg:x="6.408cm" svg:y="1.925cm" svg:viewBox="0 0 190 273" svg:d="M133 248c0 8 0 16 0 25 19-1 39-3 57-5 0-4 0-7 0-12-27 0-29-2-29-21 0-78 0-157 0-235-19 1-38 3-56 4 0 5 0 8 0 13 27 0 29 3 29 22 0 27 0 56 0 83-11-14-27-24-48-24-45 0-86 37-86 88 0 48 37 87 81 87 26 0 43-13 52-25zM133 144c0 27 0 53 0 79 0 7 0 8-4 15-11 18-29 26-45 26-18 0-31-10-41-24-10-17-11-39-11-54 0-14 1-37 12-55 8-12 23-24 44-24 13 0 30 5 41 23 4 6 4 6 4 14z"><text:p/></draw:path><draw:path draw:style-name="gr997" draw:text-style-name="P131" svg:width="0.149cm" svg:height="0.176cm" svg:x="6.62cm" svg:y="2.02cm" svg:viewBox="0 0 150 177" svg:d="M32 76c2-58 35-68 48-68 40 0 44 53 44 68-30 0-61 0-92 0zM32 84c36 0 71 0 108 0 9 0 10 0 10-8 0-39-21-76-70-76-45 0-80 40-80 88 0 52 41 89 85 89 47 0 65-43 65-50 0-4-4-5-6-5-3 0-4 2-4 6-15 39-49 39-53 39-19 0-34-11-43-25-12-19-12-44-12-58z"><text:p/></draw:path><draw:path draw:style-name="gr998" draw:text-style-name="P131" svg:width="0.192cm" svg:height="0.272cm" svg:x="6.792cm" svg:y="1.921cm" svg:viewBox="0 0 193 273" svg:d="M117 119c17 0 21 4 21 21 0 34 0 69 0 103 0 18-5 18-31 18 0 4 0 7 0 12 13 0 33-1 43-1 8 0 28 1 43 1 0-5 0-8 0-12-26 0-30 0-30-18 0-47 0-93 0-141-17 1-32 3-49 4-6 0-6 0-7 0 0 1-1 1-7 1-15 0-30 0-45 0 0-15 0-30 0-44 0-39 33-54 57-54 11 0 26 4 33 13-16 1-18 11-18 18 0 13 9 17 17 17 9 0 18-6 18-17 0-23-21-40-50-40-36 0-82 20-82 63 0 14 0 29 0 44-10 0-20 0-30 0 0 4 0 7 0 12 10 0 20 0 30 0 0 42 0 82 0 124 0 18-4 18-30 18 0 4 0 7 0 12 13 0 33-1 43-1s29 1 43 1c0-5 0-8 0-12-25 0-30 0-30-18 0-42 0-82 0-124 20 0 41 0 61 0z"><text:p/></draw:path><draw:path draw:style-name="gr999" draw:text-style-name="P131" svg:width="0.193cm" svg:height="0.17cm" svg:x="7.009cm" svg:y="2.023cm" svg:viewBox="0 0 194 171" svg:d="M30 37c0 35 0 70 0 104 0 17-5 17-30 17 0 5 0 8 0 13 13 0 33-2 43-2 11 0 31 2 44 2 0-5 0-8 0-13-26 0-31 0-31-17 0-23 0-47 0-71 0-40 28-61 53-61 24 0 29 21 29 43 0 29 0 59 0 89 0 17-5 17-31 17 0 5 0 8 0 13 14 0 34-2 44-2s29 2 43 2c0-5 0-8 0-13-20 0-30 0-30-11 0-24 0-49 0-73 0-34 0-45-12-60-6-6-18-14-41-14-27 0-46 17-57 41 0-13 0-28 0-41-18 1-36 3-54 4 0 5 0 8 0 13 26 0 30 2 30 20z"><text:p/></draw:path><draw:path draw:style-name="gr1000" draw:text-style-name="P131" svg:width="0.082cm" svg:height="0.258cm" svg:x="7.223cm" svg:y="1.935cm" svg:viewBox="0 0 83 259" svg:d="M56 88c-17 1-36 3-54 4 0 5 0 8 0 13 24 0 29 2 29 20 0 35 0 70 0 104 0 17-5 17-31 17 0 5 0 8 0 13 12 0 33-2 43-2 13 0 27 2 40 2 0-5 0-8 0-13-26 0-27-2-27-16 0-47 0-95 0-142zM57 21c0-12-10-21-20-21-12 0-20 11-20 21s8 20 20 20c10 0 20-8 20-20z"><text:p/></draw:path><draw:path draw:style-name="gr1001" draw:text-style-name="P131" svg:width="0.12cm" svg:height="0.241cm" svg:x="7.325cm" svg:y="1.956cm" svg:viewBox="0 0 121 242" svg:d="M59 84c19 0 37 0 55 0 0-5 0-8 0-12-18 0-36 0-55 0 0-25 0-48 0-72-3 0-6 0-9 0 0 32-13 73-50 75 0 3 0 5 0 9 11 0 22 0 33 0 0 35 0 71 0 106 0 48 35 52 50 52 27 0 38-27 38-52 0-7 0-14 0-22-3 0-7 0-10 0 0 7 0 15 0 21 0 29-11 43-25 43-27 0-27-35-27-42 0-35 0-71 0-106z"><text:p/></draw:path><draw:path draw:style-name="gr1002" draw:text-style-name="P131" svg:width="0.082cm" svg:height="0.258cm" svg:x="7.482cm" svg:y="1.935cm" svg:viewBox="0 0 83 259" svg:d="M55 88c-18 1-36 3-54 4 0 5 0 8 0 13 25 0 29 2 29 20 0 35 0 70 0 104 0 17-5 17-30 17 0 5 0 8 0 13 12 0 33-2 42-2 13 0 27 2 41 2 0-5 0-8 0-13-26 0-28-2-28-16 0-47 0-95 0-142zM57 21c0-12-10-21-21-21-12 0-21 11-21 21s9 20 21 20c11 0 21-8 21-20z"><text:p/></draw:path><draw:path draw:style-name="gr1003" draw:text-style-name="P131" svg:width="0.171cm" svg:height="0.176cm" svg:x="7.586cm" svg:y="2.02cm" svg:viewBox="0 0 172 177" svg:d="M172 90c0-49-39-90-86-90-49 0-86 42-86 90 0 50 41 87 86 87 47 0 86-37 86-87zM86 167c-17 0-33-7-44-25-9-18-9-41-9-55 0-15 0-36 9-53 10-17 28-26 44-26s34 9 44 25c10 17 10 40 10 54s0 35-9 52-25 28-45 28z"><text:p/></draw:path><draw:path draw:style-name="gr1004" draw:text-style-name="P131" svg:width="0.194cm" svg:height="0.17cm" svg:x="7.781cm" svg:y="2.023cm" svg:viewBox="0 0 195 171" svg:d="M31 37c0 35 0 70 0 104 0 17-5 17-31 17 0 5 0 8 0 13 14 0 34-2 44-2s31 2 44 2c0-5 0-8 0-13-26 0-31 0-31-17 0-23 0-47 0-71 0-40 28-61 53-61 24 0 29 21 29 43 0 29 0 59 0 89 0 17-5 17-31 17 0 5 0 8 0 13 13 0 33-2 44-2 10 0 30 2 43 2 0-5 0-8 0-13-20 0-30 0-30-11 0-24 0-49 0-73 0-34 0-45-12-60-6-6-19-14-41-14-28 0-46 17-57 41 0-13 0-28 0-41-19 1-36 3-55 4 0 5 0 8 0 13 28 0 31 2 31 20z"><text:p/></draw:path><draw:path draw:style-name="gr1005" draw:text-style-name="P131" svg:width="0.1cm" svg:height="0.462cm" svg:x="8.001cm" svg:y="1.865cm" svg:viewBox="0 0 101 463" svg:d="M101 231c0-55-10-132-60-198-5-4-30-33-37-33-2 0-4 0-4 3 0 1 1 4 2 5 19 20 44 50 60 112 8 35 12 75 12 111 0 39-4 78-13 117-15 54-38 84-58 106-3 4-3 4-3 5 0 3 2 4 4 4 6 0 28-24 32-30 40-46 65-115 65-202z"><text:p/></draw:path><draw:path draw:style-name="gr1006" draw:text-style-name="P131" svg:width="0.256cm" svg:height="0.089cm" svg:x="0.259cm" svg:y="2.632cm" svg:viewBox="0 0 257 90" svg:d="M244 15c6 0 13 0 13-7 0-8-7-8-13-8-77 0-154 0-231 0-5 0-13 0-13 8 0 7 8 7 13 7 77 0 154 0 231 0zM244 90c6 0 13 0 13-7 0-8-7-8-13-8-77 0-154 0-231 0-5 0-13 0-13 8 0 7 8 7 13 7 77 0 154 0 231 0z"><text:p/></draw:path><draw:path draw:style-name="gr1007" draw:text-style-name="P131" svg:width="0.264cm" svg:height="0.275cm" svg:x="0.551cm" svg:y="2.498cm" svg:viewBox="0 0 265 276" svg:d="M55 232c-15 25-30 31-47 32-5 0-8 0-8 8 0 2 2 4 4 4 11 0 24-1 35-1 12 0 26 1 38 1 2 0 7 0 7-8 0-4-4-4-6-4-9-1-19-3-19-13 0-5 3-9 6-14 10-17 20-33 30-50 32 0 65 0 96 0 2 8 7 61 7 65 0 11-20 12-29 12-4 0-8 0-8 8 0 4 4 4 5 4 16 0 32-1 49-1 9 0 34 1 44 1 2 0 6 0 6-8 0-4-4-4-9-4-24 0-24-2-25-14-8-81-15-161-23-241-1-8-1-9-8-9-6 0-7 2-10 6-45 75-90 150-135 226zM102 175c26-43 51-85 76-128 5 43 8 85 12 128-29 0-58 0-88 0z"><text:p/></draw:path></draw:g></text:p>
            </text:list-item>
            <text:list-item>
              <text:p text:style-name="P116">הטענה האחרונה נכונה כי <draw:g text:anchor-type="as-char" svg:y="-0.173cm" draw:z-index="215" draw:style-name="gr1"><svg:title>TexMaths</svg:title><svg:desc>11§display§u§svg§600§FALSE§</svg:desc><draw:path draw:style-name="gr930" draw:text-style-name="P130" svg:width="0.167cm" svg:height="0.132cm" svg:x="0.008cm" svg:y="0.019cm" svg:viewBox="0 0 168 133" svg:d="M0 0c56 0 112 0 168 0 0 44 0 89 0 133-56 0-112 0-168 0 0-44 0-89 0-133z"><text:p/></draw:path><draw:path draw:style-name="gr931" draw:text-style-name="P131" svg:width="0.196cm" svg:height="0.172cm" svg:x="-0.001cm" svg:y="0cm" svg:viewBox="0 0 197 173" svg:d="M122 148c4 15 19 25 35 25 13 0 22-9 29-21 5-14 11-37 11-39 0-3-4-3-5-3-4 0-4 1-5 7-6 22-13 47-29 47-9 0-12-4-12-18 0-7 5-26 8-39 4-13 8-28 11-41 1-5 4-20 6-25 2-9 6-24 6-27 0-6-6-10-11-10-2 0-12 0-15 14-8 28-25 94-29 114-1 1-16 32-43 32-20 0-24-16-24-31 0-22 11-50 21-77 4-12 6-17 6-24 0-18-12-32-31-32-37 0-51 56-51 59 0 4 3 3 4 4 5 0 5 0 7-7 10-33 24-47 38-47 4 0 10 0 10 12 0 10-4 21-6 26-15 38-22 61-22 80 0 36 26 46 47 46 25 0 38-18 44-25z"><text:p/></draw:path></draw:g><text:s/>הוא עולם הדיבור שלנו שמוכל ב־<draw:g text:anchor-type="as-char" svg:y="-0.275cm" draw:z-index="216" draw:style-name="gr1"><svg:title>TexMaths</svg:title><svg:desc>11§display§A§svg§600§FALSE§</svg:desc><draw:path draw:style-name="gr928" draw:text-style-name="P130" svg:width="0.236cm" svg:height="0.234cm" svg:x="0.006cm" svg:y="0.02cm" svg:viewBox="0 0 237 235" svg:d="M0 0c79 0 158 0 237 0 0 78 0 157 0 235-79 0-158 0-237 0 0-78 0-157 0-235z"><text:p/></draw:path><draw:path draw:style-name="gr929" draw:text-style-name="P131" svg:width="0.263cm" svg:height="0.274cm" svg:x="-0.001cm" svg:y="0cm" svg:viewBox="0 0 264 275" svg:d="M56 231c-15 25-31 30-47 32-6 0-9 0-9 7 0 2 2 5 6 5 9 0 22-1 33-1 12 0 26 1 38 1 2 0 7 0 7-8 0-4-3-4-6-4-8-2-18-4-18-14 0-4 3-8 5-14 10-16 20-33 30-49 32 0 64 0 96 0 0 7 5 60 5 64 0 11-19 13-27 13-6 0-9 0-9 7 0 5 4 5 6 5 15 0 32-1 47-1 10 0 34 1 44 1 2 0 7 0 7-8 0-4-4-4-9-4-24 0-24-3-25-14-8-80-16-160-24-240-1-8-1-9-7-9s-8 2-10 7c-44 74-89 149-133 224zM103 174c24-42 49-85 74-127 4 42 8 85 13 127-29 0-59 0-87 0z"><text:p/></draw:path></draw:g>, ולכן מתוך הגדרת הכלה ומתוך הגדרת שיוויון זה נכון. </text:p>
            </text:list-item>
            <text:list-item>
              <text:p text:style-name="P116">קיבלנו שזה שווה ל־<draw:g text:anchor-type="as-char" svg:y="-0.275cm" draw:z-index="217" draw:style-name="gr1"><svg:title>TexMaths</svg:title><svg:desc>11§display§A§svg§600§FALSE§</svg:desc><draw:path draw:style-name="gr926" draw:text-style-name="P130" svg:width="0.236cm" svg:height="0.234cm" svg:x="0.006cm" svg:y="0.02cm" svg:viewBox="0 0 237 235" svg:d="M0 0c79 0 158 0 237 0 0 78 0 157 0 235-79 0-158 0-237 0 0-78 0-157 0-235z"><text:p/></draw:path><draw:path draw:style-name="gr927" draw:text-style-name="P131" svg:width="0.263cm" svg:height="0.274cm" svg:x="-0.001cm" svg:y="0cm" svg:viewBox="0 0 264 275" svg:d="M56 231c-15 25-31 30-47 32-6 0-9 0-9 7 0 2 2 5 6 5 9 0 22-1 33-1 12 0 26 1 38 1 2 0 7 0 7-8 0-4-3-4-6-4-8-2-18-4-18-14 0-4 3-8 5-14 10-16 20-33 30-49 32 0 64 0 96 0 0 7 5 60 5 64 0 11-19 13-27 13-6 0-9 0-9 7 0 5 4 5 6 5 15 0 32-1 47-1 10 0 34 1 44 1 2 0 7 0 7-8 0-4-4-4-9-4-24 0-24-3-25-14-8-80-16-160-24-240-1-8-1-9-7-9s-8 2-10 7c-44 74-89 149-133 224zM103 174c24-42 49-85 74-127 4 42 8 85 13 127-29 0-59 0-87 0z"><text:p/></draw:path></draw:g>, כדרוש. </text:p>
            </text:list-item>
          </text:list>
        </text:list-item>
        <text:list-item>
          <text:p text:style-name="P116">נציב את זה בטענה שלנו ונקבל <draw:g text:anchor-type="as-char" svg:y="-0.284cm" draw:z-index="218" draw:style-name="gr1"><svg:title>TexMaths</svg:title><svg:desc>11§display§A \cup B§svg§600§FALSE§</svg:desc><draw:path draw:style-name="gr922" draw:text-style-name="P130" svg:width="0.97cm" svg:height="0.243cm" svg:x="0.006cm" svg:y="0.02cm" svg:viewBox="0 0 971 244" svg:d="M0 0c324 0 648 0 971 0 0 82 0 162 0 244-323 0-647 0-971 0 0-82 0-162 0-244z"><text:p/></draw:path><draw:path draw:style-name="gr923" draw:text-style-name="P131" svg:width="0.264cm" svg:height="0.274cm" svg:x="-0.001cm" svg:y="0cm" svg:viewBox="0 0 265 275" svg:d="M56 230c-15 27-31 31-47 32-6 2-9 2-9 8 0 3 2 5 6 5 9 0 22-2 33-2 13 0 26 2 38 2 2 0 8 0 8-7 0-4-3-6-7-6-9 0-17-3-17-13 0-4 2-9 5-14 10-16 19-32 29-49 32 0 65 0 97 0 1 8 6 60 6 64 0 11-20 12-27 12-6 0-10 0-10 8 0 5 3 3 5 5 17 0 33-2 49-2 10 0 34 2 44 2 2 0 6 0 6-8 0-5-3-5-8-5-25 0-25-2-26-13-7-80-15-160-23-240-1-8-1-9-8-9-5 0-7 2-9 7-46 75-90 148-135 223zM102 174c26-42 51-85 76-127 4 42 8 85 13 127-30 0-59 0-89 0z"><text:p/></draw:path><draw:path draw:style-name="gr924" draw:text-style-name="P131" svg:width="0.214cm" svg:height="0.237cm" svg:x="0.384cm" svg:y="0.045cm" svg:viewBox="0 0 215 238" svg:d="M215 14c0-6 0-14-8-14s-8 8-8 14c0 47 0 93 0 138 0 59-62 71-92 71-17 0-42-4-62-17-30-19-30-44-30-54 0-45 0-91 0-138 0-6 0-14-7-14-8 0-8 8-8 14 0 47 0 94 0 140 0 59 58 84 107 84 50 0 108-26 108-84 0-46 0-93 0-140z"><text:p/></draw:path><draw:path draw:style-name="gr925" draw:text-style-name="P131" svg:width="0.275cm" svg:height="0.26cm" svg:x="0.721cm" svg:y="0.013cm" svg:viewBox="0 0 276 261" svg:d="M46 232c-4 15-5 17-35 17-7 0-11 0-11 8 0 4 3 4 11 4 46 0 91 0 138 0 61 0 107-45 107-82 0-28-23-50-60-53 40-8 80-37 80-73 0-29-25-53-71-53-43 0-87 0-130 0-8 0-11 0-11 8 0 3 3 3 10 3 1 0 9 0 15 1 7 1 10 1 10 7 0 1 0 2-1 6-18 69-34 138-52 207zM105 121c7-32 16-64 24-95 3-14 3-15 20-15 16 0 33 0 50 0 34 0 42 23 42 40 0 34-33 70-80 70-19 0-38 0-56 0zM87 249c-5 0-7 0-9 0-3 0-4-1-4-3 0-1 0-2 1-9 9-35 19-72 27-107 25 0 49 0 73 0 38 0 44 28 44 44 0 39-34 75-79 75-18 0-35 0-53 0z"><text:p/></draw:path></draw:g>, כדרוש. <text:span text:style-name="T6">מש"ל</text:span> <draw:g text:anchor-type="as-char" svg:y="-0.265cm" draw:z-index="219" draw:style-name="gr1"><svg:title>TexMaths</svg:title><svg:desc>11§display§\blacksquare§svg§600§FALSE§</svg:desc><draw:path draw:style-name="gr920" draw:text-style-name="P130" svg:width="0.236cm" svg:height="0.224cm" svg:x="-0.001cm" svg:y="0.018cm" svg:viewBox="0 0 237 225" svg:d="M120 225c-41 0-80 0-120 0 0-75 0-150 0-225 79 0 158 0 237 0 0 75 0 150 0 225-39 0-79 0-117 0z"><text:p/></draw:path><draw:path draw:style-name="gr921" draw:text-style-name="P131" svg:width="0.254cm" svg:height="0.264cm" svg:x="0.001cm" svg:y="0cm" svg:viewBox="0 0 255 265" svg:d="M255 13c0-11-1-13-13-13-76 0-153 0-229 0-12 0-13 1-13 13 0 80 0 158 0 237 0 13 1 15 13 15 76 0 152 0 228 0 13 0 14-1 14-14 0-79 0-158 0-238z"><text:p/></draw:path></draw:g></text:p>
        </text:list-item>
      </text:list>
      <text:h text:style-name="Heading_20_3" text:outline-level="3">סעיף (ג)</text:h>
      <text:list text:style-name="L9">
        <text:list-item>
          <text:p text:style-name="P66">צ.ל.:</text:p>
          <text:p text:style-name="P22"><draw:g text:anchor-type="as-char" svg:y="-0.288cm" draw:z-index="26" draw:name="Shape33" draw:style-name="gr1513"><svg:title>TexMaths</svg:title><svg:desc>11§display§A \setminus B = A \setminus (A \cup B)§svg§600§FALSE§</svg:desc><draw:path draw:style-name="gr1514" draw:text-style-name="P130" svg:width="3.387cm" svg:height="0.344cm" svg:x="0.008cm" svg:y="0.018cm" svg:viewBox="0 0 3388 345" svg:d="M0 0c1129 0 2259 0 3388 0 0 115 0 230 0 345-1129 0-2259 0-3388 0 0-115 0-230 0-345z"><text:p/></draw:path><draw:path draw:style-name="gr1515" draw:text-style-name="P131" svg:width="0.264cm" svg:height="0.274cm" svg:x="0.001cm" svg:y="0.011cm" svg:viewBox="0 0 265 275" svg:d="M56 230c-15 27-31 32-47 33-6 0-9 0-9 8 0 2 2 4 5 4 10 0 22-2 33-2 14 0 27 2 39 2 2 0 8 0 8-7 0-5-4-5-7-5-9-1-18-4-18-14 0-5 3-9 6-14 10-16 19-32 29-48 33 0 64 0 97 0 0 7 6 60 6 63 0 12-20 13-28 13-5 0-9 0-9 8 0 4 3 3 5 4 17 0 33-2 48-2 10 0 34 2 44 2 3 0 7 0 7-9 0-3-3-3-9-3-24 0-24-3-25-14-8-79-16-160-23-240-1-8-1-9-8-9-5 0-8 2-10 7-45 74-89 149-134 223zM102 175c26-43 51-86 76-128 5 42 8 85 12 128-29 0-58 0-88 0z"><text:p/></draw:path><draw:path draw:style-name="gr1515" draw:text-style-name="P131" svg:width="0.15cm" svg:height="0.383cm" svg:x="0.385cm" svg:y="0cm" svg:viewBox="0 0 151 384" svg:d="M133 375c2 5 4 9 9 9 4 0 9-3 9-7 0-2 0-2-3-7-44-120-88-241-132-361-2-7-4-9-8-9-5 0-8 3-8 8 0 1 0 1 2 6 44 120 87 241 131 361z"><text:p/></draw:path><draw:path draw:style-name="gr1515" draw:text-style-name="P131" svg:width="0.275cm" svg:height="0.262cm" svg:x="0.659cm" svg:y="0.025cm" svg:viewBox="0 0 276 263" svg:d="M45 232c-3 16-4 19-35 19-6 0-10 0-10 8 0 4 3 4 10 4 46 0 92 0 138 0 61 0 107-46 107-82 0-28-23-51-60-54 40-8 81-37 81-73 0-29-25-54-73-54-42 0-86 0-129 0-7 0-11 0-11 8 0 4 3 4 11 4 1 0 7 0 14 1 8 1 11 1 11 7 0 1 0 2-1 6-18 69-35 138-53 206zM104 122c8-32 16-63 24-94 3-15 4-16 20-16 17 0 35 0 51 0 33 0 42 23 42 40 0 34-33 70-80 70-19 0-38 0-57 0zM87 251c-6 0-7 0-9-1-4 0-5 0-5-3 0-1 0-3 2-9 9-35 17-72 26-107 24 0 50 0 74 0 37 0 44 29 44 45 0 38-34 75-80 75-18 0-35 0-52 0z"><text:p/></draw:path><draw:path draw:style-name="gr1515" draw:text-style-name="P131" svg:width="0.255cm" svg:height="0.089cm" svg:x="1.084cm" svg:y="0.145cm" svg:viewBox="0 0 256 90" svg:d="M243 15c7 0 13 0 13-7 0-8-6-8-12-8-77 0-155 0-232 0-5 0-12 0-12 8 0 7 7 7 13 7 77 0 153 0 230 0zM244 90c6 0 12 0 12-7 0-8-6-8-13-8-77 0-153 0-230 0-6 0-13 0-13 8 0 7 7 7 12 7 77 0 155 0 232 0z"><text:p/></draw:path><draw:path draw:style-name="gr1515" draw:text-style-name="P131" svg:width="0.264cm" svg:height="0.274cm" svg:x="1.483cm" svg:y="0.011cm" svg:viewBox="0 0 265 275" svg:d="M56 230c-15 27-31 32-48 33-5 0-8 0-8 8 0 2 2 4 5 4 10 0 22-2 33-2 13 0 27 2 39 2 2 0 8 0 8-7 0-5-5-5-7-5-9-1-19-4-19-14 0-5 4-9 6-14 10-16 20-32 30-48 31 0 64 0 96 0 1 7 7 60 7 63 0 12-20 13-28 13-5 0-9 0-9 8 0 4 4 4 5 4 15 0 33-2 48-2 10 0 34 2 44 2 3 0 7 0 7-9 0-3-4-3-9-3-24 0-24-3-25-14-8-79-16-160-23-240-1-8-1-9-8-9-6 0-8 2-10 7-45 74-89 149-134 223zM102 175c26-43 51-86 76-128 5 42 8 85 12 128-29 0-58 0-88 0z"><text:p/></draw:path><draw:path draw:style-name="gr1515" draw:text-style-name="P131" svg:width="0.149cm" svg:height="0.383cm" svg:x="1.866cm" svg:y="0cm" svg:viewBox="0 0 150 384" svg:d="M133 375c2 5 4 9 9 9 4 0 8-3 8-7 0-2 0-2-3-7-44-120-88-241-132-361-2-7-3-9-7-9-5 0-8 3-8 8 0 1 0 1 1 6 44 120 88 241 132 361z"><text:p/></draw:path><draw:path draw:style-name="gr1515" draw:text-style-name="P131" svg:width="0.088cm" svg:height="0.383cm" svg:x="2.162cm" svg:y="0cm" svg:viewBox="0 0 89 384" svg:d="M89 380c0-1 0-1-7-8-48-48-60-121-60-179 0-67 14-135 63-183 4-4 4-4 4-7 0-2-1-3-3-3-5 0-39 26-62 75-20 43-24 86-24 118 0 28 4 76 25 119 23 47 56 72 61 72 2 0 3-1 3-4z"><text:p/></draw:path><draw:path draw:style-name="gr1515" draw:text-style-name="P131" svg:width="0.264cm" svg:height="0.274cm" svg:x="2.287cm" svg:y="0.011cm" svg:viewBox="0 0 265 275" svg:d="M55 230c-15 27-30 32-47 33-5 0-8 0-8 8 0 2 2 4 4 4 11 0 23-2 34-2 13 0 27 2 39 2 2 0 7 0 7-7 0-5-4-5-6-5-9-1-19-4-19-14 0-5 3-9 6-14 10-16 20-32 30-48 31 0 64 0 96 0 1 7 7 60 7 63 0 12-21 13-29 13-4 0-8 0-8 8 0 4 4 4 5 4 15 0 32-2 48-2 10 0 34 2 44 2 3 0 7 0 7-9 0-3-4-3-9-3-24 0-24-3-25-14-8-79-16-160-23-240-1-8-1-9-8-9s-8 2-10 7c-45 74-90 149-135 223zM102 175c26-43 51-86 76-128 5 42 8 85 12 128-29 0-58 0-88 0z"><text:p/></draw:path><draw:path draw:style-name="gr1515" draw:text-style-name="P131" svg:width="0.214cm" svg:height="0.237cm" svg:x="2.669cm" svg:y="0.055cm" svg:viewBox="0 0 215 238" svg:d="M215 14c0-7 0-14-7-14-8 0-8 7-8 14 0 47 0 93 0 140 0 56-64 68-92 68-18 0-42-3-62-16-30-18-30-42-30-53 0-46 0-92 0-139 0-7 0-14-8-14s-8 7-8 14c0 48 0 94 0 141 0 57 59 83 108 83 50 0 107-27 107-83 0-47 0-93 0-141z"><text:p/></draw:path><draw:path draw:style-name="gr1515" draw:text-style-name="P131" svg:width="0.275cm" svg:height="0.262cm" svg:x="3.008cm" svg:y="0.025cm" svg:viewBox="0 0 276 263" svg:d="M46 232c-4 16-5 19-35 19-7 0-11 0-11 8 0 4 3 4 11 4 46 0 91 0 137 0 62 0 107-46 107-82 0-28-22-51-59-54 39-8 80-37 80-73 0-29-25-54-72-54-42 0-86 0-129 0-8 0-12 0-12 8 0 4 4 4 11 4 1 0 8 0 15 1s10 1 10 7c0 1 0 2-1 6-18 69-34 138-52 206zM104 122c8-32 16-63 24-94 4-15 4-16 20-16 17 0 35 0 51 0 34 0 42 23 42 40 0 34-33 70-80 70-19 0-38 0-57 0zM87 251c-6 0-7 0-9-1-3 0-4 0-4-3 0-1 0-3 1-9 9-35 18-72 27-107 24 0 49 0 73 0 37 0 44 29 44 45 0 38-34 75-79 75-18 0-36 0-53 0z"><text:p/></draw:path><draw:path draw:style-name="gr1515" draw:text-style-name="P131" svg:width="0.089cm" svg:height="0.383cm" svg:x="3.326cm" svg:y="0cm" svg:viewBox="0 0 90 384" svg:d="M90 193c0-30-4-77-25-120-23-48-56-73-61-73-2 0-4 1-4 3 0 3 0 3 8 10 38 38 60 99 60 180 0 65-14 132-63 181-5 5-5 5-5 6 0 3 2 4 4 4 5 0 39-26 62-75 20-43 24-85 24-116z"><text:p/></draw:path></draw:g></text:p>
        </text:list-item>
        <text:list-item>
          <text:p text:style-name="P66">יהי <draw:g text:anchor-type="as-char" svg:y="-0.288cm" draw:z-index="27" draw:name="Shape34" draw:style-name="gr1513"><svg:title>TexMaths</svg:title><svg:desc>11§display§x \in A \setminus(A \cap B)§svg§600§FALSE§</svg:desc><draw:path draw:style-name="gr1514" draw:text-style-name="P130" svg:width="2.6cm" svg:height="0.345cm" svg:x="0.01cm" svg:y="0.018cm" svg:viewBox="0 0 2601 346" svg:d="M1301 346c-434 0-868 0-1301 0 0-116 0-230 0-346 867 0 1734 0 2601 0 0 116 0 230 0 346-434 0-867 0-1300 0z"><text:p/></draw:path><draw:path draw:style-name="gr1515" draw:text-style-name="P131" svg:width="0.191cm" svg:height="0.174cm" svg:x="0.001cm" svg:y="0.115cm" svg:viewBox="0 0 192 175" svg:d="M119 54c2-10 11-45 37-45 2 0 12 0 20 4-11 2-19 12-19 21 0 7 5 14 15 14 8 0 20-7 20-23 0-19-22-25-35-25-23 0-36 21-40 30-10-26-31-30-42-30-41 0-63 50-63 59 0 5 4 5 6 5s3-1 4-5c13-40 38-50 52-50 7 0 21 3 21 25 0 12-7 39-21 93-6 24-20 39-37 39-2 0-11 0-19-4 9-2 18-10 18-21s-9-13-14-13c-12 0-22 10-22 22 0 17 20 25 36 25 27 0 40-27 41-30 5 15 19 30 42 30 39 0 61-49 61-59 0-4-3-4-4-4-3 0-4 1-4 4-14 41-40 50-52 50-16 0-21-12-21-25 0-9 2-17 7-34 4-18 8-35 13-53z"><text:p/></draw:path><draw:path draw:style-name="gr1515" draw:text-style-name="P131" svg:width="0.191cm" svg:height="0.221cm" svg:x="0.351cm" svg:y="0.078cm" svg:viewBox="0 0 192 222" svg:d="M179 120c7 0 13 0 13-8 0-9-6-9-13-9-55 0-109 0-164 0 5-50 50-88 104-88 20 0 40 0 60 0 7 0 13 0 13-7 0-8-6-8-13-8-20 0-40 0-60 0-66 0-119 50-119 112s53 110 119 110c20 0 40 0 60 0 7 0 13 0 13-7s-6-7-13-7c-20 0-40 0-60 0-54 0-99-37-104-88 55 0 109 0 164 0z"><text:p/></draw:path><draw:path draw:style-name="gr1515" draw:text-style-name="P131" svg:width="0.264cm" svg:height="0.274cm" svg:x="0.697cm" svg:y="0.011cm" svg:viewBox="0 0 265 275" svg:d="M55 231c-15 26-30 31-47 32-5 1-8 1-8 8 0 2 1 4 4 4 11 0 23-1 33-1 14 0 27 1 40 1 2 0 7 0 7-7 0-4-4-5-6-5-9 0-19-3-19-13 0-4 3-9 6-14 10-17 20-32 30-49 31 0 64 0 96 0 1 9 7 60 7 64 0 11-21 12-29 12-5 0-8 0-8 8 0 4 4 4 5 4 15 0 32-1 48-1 9 0 35 1 43 1 3 0 8 0 8-7 0-5-4-5-9-5-24 0-24-2-25-13-8-79-17-160-24-240 0-8 0-10-7-10-6 0-8 3-10 7-45 74-90 149-135 224zM101 175c25-43 52-85 77-127 5 42 8 84 12 127-29 0-59 0-89 0z"><text:p/></draw:path><draw:path draw:style-name="gr1515" draw:text-style-name="P131" svg:width="0.15cm" svg:height="0.384cm" svg:x="1.08cm" svg:y="0cm" svg:viewBox="0 0 151 385" svg:d="M134 375c2 6 3 10 9 10 4 0 8-3 8-7 0-1 0-3-3-7-44-120-88-241-132-361-2-7-3-10-8-10s-8 3-8 8c0 1 0 2 2 6 44 120 88 241 132 361z"><text:p/></draw:path><draw:path draw:style-name="gr1515" draw:text-style-name="P131" svg:width="0.089cm" svg:height="0.384cm" svg:x="1.375cm" svg:y="0cm" svg:viewBox="0 0 90 385" svg:d="M90 381c0-1 0-1-6-8-49-49-61-122-61-179 0-68 14-136 62-183 5-5 5-5 5-7 0-3-1-4-4-4-4 0-39 26-61 76-20 42-25 85-25 118 0 28 4 75 26 119 23 47 56 72 60 72 3 0 4-1 4-4z"><text:p/></draw:path><draw:path draw:style-name="gr1515" draw:text-style-name="P131" svg:width="0.264cm" svg:height="0.274cm" svg:x="1.501cm" svg:y="0.011cm" svg:viewBox="0 0 265 275" svg:d="M55 231c-15 26-31 31-47 32-5 1-8 1-8 8 0 2 1 4 4 4 11 0 23-1 33-1 14 0 27 1 40 1 2 0 7 0 7-7 0-4-4-5-6-5-10 0-19-3-19-13 0-4 3-9 6-14 10-17 20-32 30-49 31 0 64 0 96 0 1 9 6 60 6 64 0 11-20 12-28 12-5 0-8 0-8 8 0 4 4 4 5 4 15 0 32-1 48-1 9 0 33 1 43 1 3 0 8 0 8-7 0-5-4-5-9-5-24 0-24-2-25-13-8-79-17-160-24-240 0-8 0-10-7-10-6 0-8 3-11 7-45 74-89 149-134 224zM101 175c25-43 52-85 77-127 5 42 8 84 12 127-29 0-59 0-89 0z"><text:p/></draw:path><draw:path draw:style-name="gr1515" draw:text-style-name="P131" svg:width="0.215cm" svg:height="0.238cm" svg:x="1.884cm" svg:y="0.055cm" svg:viewBox="0 0 216 239" svg:d="M216 85c0-59-60-85-108-85-51 0-108 28-108 85 0 46 0 93 0 140 0 7 0 14 8 14 7 0 7-7 7-14 0-47 0-93 0-139 0-57 64-69 93-69 17 0 42 3 61 16 30 19 30 43 30 54 0 46 0 92 0 138 0 7-1 14 8 14 7 0 9-7 9-14 0-47 0-94 0-140z"><text:p/></draw:path><draw:path draw:style-name="gr1515" draw:text-style-name="P131" svg:width="0.275cm" svg:height="0.261cm" svg:x="2.222cm" svg:y="0.025cm" svg:viewBox="0 0 276 262" svg:d="M45 232c-3 15-4 18-35 18-7 0-10 0-10 8 0 4 3 4 10 4 46 0 92 0 138 0 61 0 107-45 107-83 0-27-23-49-60-53 40-8 81-37 81-73 0-29-25-53-73-53-42 0-86 0-129 0-7 0-11 0-11 8 0 4 3 4 11 4 1 0 7 0 14 0 8 1 11 1 11 7 0 1-1 2-2 7-18 69-34 138-52 206zM103 122c8-32 17-64 25-96 3-13 4-14 20-14 17 0 33 0 50 0 34 0 43 22 43 40 0 34-33 70-80 70-19 0-39 0-58 0zM87 250c-6 0-7 0-9 0-4 0-5-1-5-4 0-2 0-2 2-9 9-36 17-71 26-106 24 0 50 0 74 0 36 0 44 28 44 45 0 36-34 74-80 74-18 0-35 0-52 0z"><text:p/></draw:path><draw:path draw:style-name="gr1515" draw:text-style-name="P131" svg:width="0.089cm" svg:height="0.384cm" svg:x="2.54cm" svg:y="0cm" svg:viewBox="0 0 90 385" svg:d="M90 194c0-31-4-77-25-121-23-48-57-73-61-73-2 0-4 2-4 4s0 2 8 9c37 38 59 99 59 181 0 64-14 132-62 180-5 6-5 6-5 7 0 2 2 4 4 4 4 0 39-26 62-76 20-41 24-84 24-115z"><text:p/></draw:path></draw:g>. נוכיח <draw:g text:anchor-type="as-char" svg:y="-0.288cm" draw:z-index="28" draw:name="Shape35" draw:style-name="gr1513"><svg:title>TexMaths</svg:title><svg:desc>11§display§x \in A \setminus B§svg§600§FALSE§</svg:desc><draw:path draw:style-name="gr1514" draw:text-style-name="P130" svg:width="1.599cm" svg:height="0.344cm" svg:x="0.01cm" svg:y="0.018cm" svg:viewBox="0 0 1600 345" svg:d="M0 0c534 0 1066 0 1600 0 0 115 0 230 0 345-534 0-1066 0-1600 0 0-115 0-230 0-345z"><text:p/></draw:path><draw:path draw:style-name="gr1515" draw:text-style-name="P131" svg:width="0.192cm" svg:height="0.173cm" svg:x="0.001cm" svg:y="0.115cm" svg:viewBox="0 0 193 174" svg:d="M118 54c2-10 12-46 38-46 2 0 11 0 20 5-11 2-19 12-19 21 0 7 5 13 15 13 8 0 21-6 21-22 0-19-24-25-37-25-22 0-35 20-39 29-10-26-31-29-42-29-41 0-63 50-63 59 0 4 3 3 5 4 3 0 4-1 5-5 13-40 39-50 52-50 7 0 21 4 21 26 0 12-7 38-21 92-7 24-20 40-37 40-3 0-12 0-19-5 10-2 18-10 18-21 0-10-8-13-14-13-12 0-22 10-22 22 0 17 20 25 36 25 26 0 40-26 41-29 4 15 19 29 42 29 39 0 61-50 61-59 0-4-3-4-4-4-3 0-4 1-5 5-13 40-39 50-51 50-15 0-22-13-22-25 0-9 3-18 7-34 4-18 8-35 13-53z"><text:p/></draw:path><draw:path draw:style-name="gr1515" draw:text-style-name="P131" svg:width="0.192cm" svg:height="0.221cm" svg:x="0.351cm" svg:y="0.078cm" svg:viewBox="0 0 193 222" svg:d="M179 120c7 0 14 0 14-8 0-7-7-7-14-7-55 0-109 0-164 0 5-52 50-88 104-88 20 0 41 0 60 0 7 0 14-2 14-9 0-8-7-8-14-8-21 0-40 0-61 0-66 0-118 51-118 112 0 62 52 110 118 110 21 0 40 0 61 0 7 0 14 0 14-7 0-8-7-7-14-7-19 0-40 0-60 0-54 0-99-36-104-88 55 0 109 0 164 0z"><text:p/></draw:path><draw:path draw:style-name="gr1515" draw:text-style-name="P131" svg:width="0.264cm" svg:height="0.274cm" svg:x="0.696cm" svg:y="0.011cm" svg:viewBox="0 0 265 275" svg:d="M56 230c-15 27-31 32-47 33-5 0-9 0-9 8 0 2 2 4 6 4 9 0 22-2 33-2 13 0 26 2 38 2 2 0 8 0 8-7 0-5-4-5-7-5-9-1-17-4-17-14 0-5 2-9 5-14 10-16 20-32 30-48 32 0 65 0 97 0 0 7 5 60 5 63 0 12-20 13-27 13-6 0-9 0-9 8 0 4 4 4 5 4 16 0 32-2 48-2 9 0 34 2 44 2 2 0 6 0 6-9 0-3-3-3-9-3-23 0-23-3-24-14-8-79-16-160-24-240-1-8-1-9-8-9-5 0-7 2-10 7-45 74-89 149-134 223zM102 175c26-43 51-86 76-128 5 42 9 85 13 128-29 0-59 0-89 0z"><text:p/></draw:path><draw:path draw:style-name="gr1515" draw:text-style-name="P131" svg:width="0.15cm" svg:height="0.383cm" svg:x="1.079cm" svg:y="0cm" svg:viewBox="0 0 151 384" svg:d="M134 375c1 5 4 9 9 9 4 0 8-3 8-7 0-2 0-2-2-7-44-120-88-241-132-361-3-7-4-9-9-9s-8 3-8 8c0 1 0 1 2 6 44 120 88 241 132 361z"><text:p/></draw:path><draw:path draw:style-name="gr1515" draw:text-style-name="P131" svg:width="0.275cm" svg:height="0.262cm" svg:x="1.353cm" svg:y="0.025cm" svg:viewBox="0 0 276 263" svg:d="M46 232c-4 16-5 19-35 19-7 0-11 0-11 8 0 4 3 4 11 4 46 0 91 0 138 0 61 0 106-46 106-82 0-28-22-51-59-54 39-8 80-37 80-73 0-29-25-54-71-54-43 0-87 0-130 0-8 0-12 0-12 8 0 4 4 4 11 4 1 0 9 0 15 1 7 1 10 1 10 7 0 1 0 2-1 6-18 69-34 138-52 206zM105 122c7-32 15-63 23-94 4-15 4-16 21-16 16 0 34 0 50 0 34 0 42 23 42 40 0 34-33 70-80 70-19 0-38 0-56 0zM87 251c-6 0-7 0-9-1-3 0-4 0-4-3 0-1 0-3 1-9 9-35 19-72 27-107 25 0 49 0 73 0 37 0 44 29 44 45 0 38-34 75-79 75-18 0-35 0-53 0z"><text:p/></draw:path></draw:g><text:s/>בעזרת מעברי אמ"מ <text:span text:style-name="T14">(חוקי לפי הגדרת שיוויון בין קבוצות)</text:span>:</text:p>
          <text:p text:style-name="P22"><text:soft-page-break/><draw:g text:anchor-type="as-char" svg:y="-1.704cm" draw:z-index="29" draw:name="Shape36" draw:style-name="gr1513"><svg:title>TexMaths</svg:title><svg:desc>11§latex§\begin{align*}
    x \in A \setminus (A \cap B) &amp;\iff \forall x. x \in A \land \lnot (x \in A \cap B)    &amp;&amp;\open \!\setminus\! \text{ definition)} \\
    &amp;\iff x \in A \land \lnot(x \in A \land x \in B)   &amp;&amp;\open \!\cap\! \text{ definition)}  \\
    &amp;\iff x \in A \land (x \notin A \lor x \notin B) &amp;&amp;\text{(De Morgan)} \\
    &amp;\iff (x \in A \land x \notin A) \lor (x \in A \land x \notin B)    &amp;&amp;\text{(Distributive)} \\
    &amp;\iff x \in A \land x \notin B    &amp;&amp;\open Q \land \lnot Q = \mathrm{F} \close \\
    &amp;\iff x \in A \setminus B
\end{align}§svg§600§FALSE§</svg:desc><draw:path draw:style-name="gr1514" draw:text-style-name="P130" svg:width="12.4cm" svg:height="3.368cm" svg:x="0.121cm" svg:y="0.02cm" svg:viewBox="0 0 12401 3369" svg:d="M0 0c4133 0 8268 0 12401 0 0 1123 0 2246 0 3369-4133 0-8268 0-12401 0 0-1123 0-2246 0-3369z"><text:p/></draw:path><draw:path draw:style-name="gr1515" draw:text-style-name="P131" svg:width="0.191cm" svg:height="0.175cm" svg:x="0.001cm" svg:y="0.157cm" svg:viewBox="0 0 192 176" svg:d="M118 55c2-11 12-46 38-46 2 0 11 0 20 5-11 1-19 11-19 21 0 6 5 13 15 13 8 0 20-6 20-22 0-20-23-26-35-26-23 0-36 21-40 30-10-26-31-30-42-30-41 0-63 51-63 59 0 5 3 4 4 5 4 0 5-1 6-5 13-40 38-50 52-50 7 0 21 3 21 26 0 12-7 38-21 92-7 24-20 40-37 40-3 0-12 0-19-5 9-2 18-10 18-21 0-10-9-13-14-13-12 0-22 10-22 22 0 17 20 26 36 26 26 0 40-27 41-30 4 15 19 30 42 30 39 0 61-51 61-60 0-4-3-4-4-4-3 0-4 1-4 5-14 40-40 50-52 50-16 0-22-12-22-25 0-9 3-18 6-34 5-18 9-35 14-53z"><text:p/></draw:path><draw:path draw:style-name="gr1515" draw:text-style-name="P131" svg:width="0.191cm" svg:height="0.223cm" svg:x="0.351cm" svg:y="0.12cm" svg:viewBox="0 0 192 224" svg:d="M179 120c7 0 13 0 13-8 0-7-6-7-13-7-55 0-109 0-164 0 5-52 50-90 104-90 20 0 40 0 60 0 7 0 13 0 13-7 0-8-6-8-13-8-20 0-40 0-60 0-67 0-119 51-119 112 0 62 52 112 119 112 20 0 40 0 60 0 7 0 13 0 13-7 0-8-6-8-13-8-20 0-40 0-60 0-54 0-99-37-104-89 55 0 109 0 164 0z"><text:p/></draw:path><draw:path draw:style-name="gr1515" draw:text-style-name="P131" svg:width="0.264cm" svg:height="0.276cm" svg:x="0.698cm" svg:y="0.052cm" svg:viewBox="0 0 265 277" svg:d="M55 232c-15 27-31 32-47 33-5 0-8 0-8 8 0 2 1 4 4 4 11 0 23-1 33-1 14 0 27 1 40 1 2 0 7 0 7-7 0-5-4-5-6-5-9-1-19-4-19-14 0-5 3-9 6-14 10-17 20-33 30-50 31 0 64 0 96 0 1 9 7 62 7 65 0 12-21 13-29 13-5 0-8 0-8 8 0 4 4 4 5 4 15 0 32-1 48-1 9 0 35 1 43 1 4 0 8 0 8-7 0-5-4-5-9-5-24 0-24-3-25-14-8-80-17-161-24-241 0-9 0-10-7-10-6 0-8 3-10 7-45 74-90 150-135 225zM101 176c25-43 52-85 77-128 5 43 8 85 12 128-29 0-59 0-89 0z"><text:p/></draw:path><draw:path draw:style-name="gr1515" draw:text-style-name="P131" svg:width="0.15cm" svg:height="0.385cm" svg:x="1.08cm" svg:y="0.039cm" svg:viewBox="0 0 151 386" svg:d="M134 377c2 6 3 9 9 9 4 0 8-3 8-8-1-2 0-1-3-5-44-121-88-242-132-363-2-7-3-10-8-10s-8 3-8 8c0 1 0 2 2 6 44 121 88 242 132 363z"><text:p/></draw:path><draw:path draw:style-name="gr1515" draw:text-style-name="P131" svg:width="0.088cm" svg:height="0.385cm" svg:x="1.377cm" svg:y="0.039cm" svg:viewBox="0 0 89 386" svg:d="M89 383c0-1 0-2-7-9-48-48-60-121-60-180 0-67 14-135 63-183 4-5 4-5 4-7 0-3-1-4-3-4-5 0-40 26-62 76-20 42-24 85-24 118 0 29 3 77 25 120 23 48 56 72 61 72 2 0 3-1 3-3z"><text:p/></draw:path><draw:path draw:style-name="gr1515" draw:text-style-name="P131" svg:width="0.264cm" svg:height="0.276cm" svg:x="1.503cm" svg:y="0.052cm" svg:viewBox="0 0 265 277" svg:d="M55 232c-15 27-30 32-47 33-5 0-8 0-8 8 0 2 2 4 4 4 11 0 23-1 34-1 13 0 26 1 39 1 2 0 7 0 7-7 0-5-4-5-6-5-9-1-19-4-19-14 0-5 3-9 6-14 10-17 20-33 30-50 31 0 64 0 96 0 1 9 7 62 7 65 0 12-21 13-29 13-5 0-8 0-8 8 0 4 4 4 5 4 15 0 32-1 48-1 10 0 35 1 44 1 3 0 7 0 7-7 0-5-4-5-9-5-24 0-24-3-25-14-8-80-17-161-24-241 0-9 0-10-7-10-6 0-8 3-10 7-45 74-90 150-135 225zM102 176c26-43 51-85 76-128 5 43 8 85 12 128-29 0-58 0-88 0z"><text:p/></draw:path><draw:path draw:style-name="gr1515" draw:text-style-name="P131" svg:width="0.215cm" svg:height="0.238cm" svg:x="1.886cm" svg:y="0.098cm" svg:viewBox="0 0 216 239" svg:d="M216 84c0-59-60-84-108-84-51 0-108 26-108 84 0 47 0 94 0 142 0 6 0 13 8 13s8-7 8-13c0-47 0-94 0-140 0-58 63-71 92-71 17 0 42 4 62 17 30 19 30 43 30 54 0 46 0 93 0 140 0 6 0 13 8 13s8-7 8-13c0-48 0-95 0-142z"><text:p/></draw:path><draw:path draw:style-name="gr1515" draw:text-style-name="P131" svg:width="0.275cm" svg:height="0.263cm" svg:x="2.224cm" svg:y="0.065cm" svg:viewBox="0 0 276 264" svg:d="M46 233c-4 16-4 19-35 19-7 0-11 0-11 8 0 4 3 4 11 4 46 0 91 0 137 0 62 0 107-46 107-84 0-28-22-50-59-55 39-6 80-35 80-72 0-29-25-53-71-53-43 0-87 0-130 0-8 0-11 0-11 8 0 4 3 4 10 4 1 0 8 0 15 0 7 1 10 1 10 7 0 1 0 2-1 7-18 70-34 138-52 207zM104 122c8-32 17-64 25-96 3-13 3-14 21-14 16 0 33 0 49 0 34 0 42 22 42 40 0 34-33 70-80 70-19 0-38 0-57 0zM87 252c-6 0-7 0-9-1-3 0-4 0-4-3 0-2 0-3 1-9 9-37 18-72 27-108 24 0 49 0 73 0 37 0 45 29 45 45 0 39-35 76-80 76-18 0-36 0-53 0z"><text:p/></draw:path><draw:path draw:style-name="gr1515" draw:text-style-name="P131" svg:width="0.088cm" svg:height="0.385cm" svg:x="2.543cm" svg:y="0.039cm" svg:viewBox="0 0 89 386" svg:d="M89 194c0-31-4-77-25-121-23-48-56-73-61-73-2 0-3 2-3 4s0 2 7 9c38 39 60 99 60 181 0 66-14 134-63 182-4 5-4 6-4 7 0 2 1 3 3 3 5 0 39-25 62-75 20-43 24-85 24-117z"><text:p/></draw:path><draw:path draw:style-name="gr1515" draw:text-style-name="P131" svg:width="0.342cm" svg:height="0.211cm" svg:x="2.907cm" svg:y="0.126cm" svg:viewBox="0 0 343 212" svg:d="M330 152c7 0 13 0 13-8s-6-8-13-8c-81 0-164 0-245 0-17-14-37-24-50-29 14-7 33-17 50-30 81 0 164 0 245 0 7 0 13 0 13-8 0-7-6-7-13-7-76 0-153 0-229 0 19-18 39-52 39-58 0-4-5-4-7-4-3 0-5 0-8 3-7 15-18 36-44 58-26 24-52 34-72 40-7 2-7 2-8 4-1 0-1 1-1 2s0 1 1 2l1 1c2 1 1 0 8 2 53 16 91 51 113 93 5 7 5 7 10 7 2 0 7 0 7-3 0-5-19-40-39-57 76 0 153 0 229 0z"><text:p/></draw:path><draw:path draw:style-name="gr1515" draw:text-style-name="P131" svg:width="0.342cm" svg:height="0.211cm" svg:x="3.23cm" svg:y="0.126cm" svg:viewBox="0 0 343 212" svg:d="M260 77c15 13 35 24 48 30-14 5-33 16-48 29-83 0-164 0-247 0-6 0-13 0-13 8s7 8 13 8c76 0 153 0 229 0-19 17-39 52-39 57 0 3 5 3 7 3 3 0 7 0 8-2 7-15 18-35 44-58s53-34 72-40c7-2 7-2 8-3 1 0 1-1 1-2s0-2-1-2l-1-2c-2-1-1-1-8-3-53-15-91-50-113-91-3-8-4-9-10-9-2 0-7 0-7 4 0 6 20 39 39 58-76 0-153 0-229 0-6 0-13 0-13 7 0 8 7 8 13 8 83 0 164 0 247 0z"><text:p/></draw:path><draw:path draw:style-name="gr1515" draw:text-style-name="P131" svg:width="0.213cm" svg:height="0.275cm" svg:x="3.809cm" svg:y="0.061cm" svg:viewBox="0 0 214 276" svg:d="M213 14c1-4 1-4 1-6 0-5-2-8-7-8s-7 4-9 9c-11 28-21 56-32 85-40 0-78 0-118 0-11-29-21-57-32-85-2-6-3-9-8-9-4 0-8 3-8 8 0 1 0 1 2 6 32 85 65 169 97 253 1 6 3 9 9 9 5 0 6-3 7-8 33-84 65-169 98-254zM55 109c35 0 70 0 106 0-18 46-36 91-53 137-18-46-35-91-53-137z"><text:p/></draw:path><draw:path draw:style-name="gr1515" draw:text-style-name="P131" svg:width="0.193cm" svg:height="0.175cm" svg:x="4.035cm" svg:y="0.157cm" svg:viewBox="0 0 194 176" svg:d="M119 55c2-11 11-46 37-46 2 0 12 0 20 5-11 1-19 11-19 21 0 6 5 13 16 13 7 0 21-6 21-22 0-20-24-26-37-26-23 0-36 21-40 30-10-26-31-30-42-30-41 0-63 51-63 59 0 5 4 5 6 5s3-1 4-5c13-40 38-50 52-50 7 0 21 3 21 26 0 12-7 38-21 92-6 24-20 40-37 40-2 0-11 0-19-5 9-2 18-10 18-21 0-10-9-13-14-13-12 0-22 10-22 22 0 17 20 26 37 26 26 0 39-27 40-30 5 15 19 30 42 30 40 0 62-51 62-60 0-4-4-4-5-4-3 0-3 1-4 5-14 40-40 50-52 50-16 0-21-12-21-25 0-9 2-18 7-34 4-18 8-35 13-53z"><text:p/></draw:path><draw:path draw:style-name="gr1515" draw:text-style-name="P131" svg:width="0.041cm" svg:height="0.041cm" svg:x="4.278cm" svg:y="0.287cm" svg:viewBox="0 0 42 42" svg:d="M42 21c0-11-10-21-21-21s-21 10-21 21 10 21 21 21 21-10 21-21z"><text:p/></draw:path><draw:path draw:style-name="gr1515" draw:text-style-name="P131" svg:width="0.191cm" svg:height="0.175cm" svg:x="4.364cm" svg:y="0.157cm" svg:viewBox="0 0 192 176" svg:d="M118 55c2-11 11-46 38-46 2 0 11 0 20 5-11 1-19 11-19 21 0 6 5 13 15 13 8 0 20-6 20-22 0-20-23-26-36-26-22 0-35 21-41 30-8-26-29-30-41-30-40 0-62 51-62 59 0 5 3 5 4 5 4 0 5-1 6-5 13-40 38-50 52-50 6 0 21 3 21 26 0 12-7 38-21 92-7 24-20 40-38 40-2 0-11 0-18-5 9-2 17-10 17-21 0-10-8-13-14-13-11 0-21 10-21 22 0 17 20 26 36 26 26 0 40-27 41-30 4 15 19 30 42 30 39 0 61-51 61-60 0-4-3-4-4-4-3 0-4 1-6 5-12 40-38 50-50 50-16 0-22-12-22-25 0-9 2-18 6-34 5-18 9-35 14-53z"><text:p/></draw:path><draw:path draw:style-name="gr1515" draw:text-style-name="P131" svg:width="0.193cm" svg:height="0.223cm" svg:x="4.712cm" svg:y="0.12cm" svg:viewBox="0 0 194 224" svg:d="M180 120c7 0 14 0 14-8 0-7-7-7-14-7-55 0-109 0-164 0 5-52 49-90 104-90 20 0 41 0 60 0 7 0 14 0 14-7 0-8-7-8-14-8-21 0-40 0-61 0-66 0-119 51-119 112 0 62 53 112 119 112 21 0 40 0 61 0 7 0 14 0 14-7 0-8-7-8-14-8-19 0-40 0-60 0-55 0-99-37-104-89 55 0 109 0 164 0z"><text:p/></draw:path><draw:path draw:style-name="gr1515" draw:text-style-name="P131" svg:width="0.264cm" svg:height="0.276cm" svg:x="5.059cm" svg:y="0.052cm" svg:viewBox="0 0 265 277" svg:d="M56 232c-15 27-31 32-47 33-5 0-9 0-9 8 0 2 2 4 5 4 10 0 22-1 33-1 14 0 27 1 39 1 2 0 8 0 8-7 0-5-4-5-7-5-9-1-18-4-18-14 0-5 3-9 6-14 10-17 20-33 30-50 32 0 65 0 96 0 0 9 6 62 6 65 0 12-20 13-28 13-5 0-8 0-8 8 0 4 4 4 5 4 16 0 32-1 47-1 10 0 35 1 44 1 3 0 7 0 7-7 0-5-3-5-9-5-23 0-23-3-24-14-8-80-16-161-24-241-1-9-1-10-8-10-5 0-8 3-10 7-45 74-89 150-134 225zM102 176c26-43 51-85 76-128 5 43 9 85 13 128-29 0-59 0-89 0z"><text:p/></draw:path><draw:path draw:style-name="gr1515" draw:text-style-name="P131" svg:width="0.213cm" svg:height="0.238cm" svg:x="5.443cm" svg:y="0.098cm" svg:viewBox="0 0 214 239" svg:d="M117 8c-4-7-6-8-9-8-6 0-7 2-9 8-32 71-64 144-96 215-3 6-3 7-3 8 0 4 3 8 8 8 3 0 5 0 8-8 31-68 61-136 92-205 29 69 60 137 90 205 4 8 8 8 9 8 4 0 7-4 7-8-1-2 0-1-2-5-32-73-64-146-95-218z"><text:p/></draw:path><draw:path draw:style-name="gr1515" draw:text-style-name="P131" svg:width="0.215cm" svg:height="0.101cm" svg:x="5.786cm" svg:y="0.192cm" svg:viewBox="0 0 216 102" svg:d="M216 13c0-12-2-13-14-13-62 0-125 0-188 0-6 0-14 0-14 8 0 7 8 7 14 7 62 0 125 0 186 0 0 25 0 50 0 74 0 7 0 13 8 13s8-6 8-13c0-25 0-50 0-76z"><text:p/></draw:path><draw:path draw:style-name="gr1515" draw:text-style-name="P131" svg:width="0.089cm" svg:height="0.385cm" svg:x="6.061cm" svg:y="0.039cm" svg:viewBox="0 0 90 386" svg:d="M90 383c0-1 0-2-6-9-49-48-61-121-61-180 0-67 14-135 62-183 5-5 5-5 5-7 0-3-2-4-4-4-4 0-39 26-62 76-20 42-24 85-24 118 0 29 4 77 25 120 23 48 57 72 61 72 2 0 4-1 4-3z"><text:p/></draw:path><draw:path draw:style-name="gr1515" draw:text-style-name="P131" svg:width="0.191cm" svg:height="0.175cm" svg:x="6.184cm" svg:y="0.157cm" svg:viewBox="0 0 192 176" svg:d="M118 55c3-11 12-46 38-46 2 0 11 0 20 5-11 1-19 11-19 21 0 6 5 13 15 13 8 0 20-6 20-22 0-20-22-26-35-26-23 0-36 21-40 30-10-26-31-30-42-30-41 0-63 51-63 59 0 5 3 4 4 5 4 0 5-1 6-5 13-40 38-50 52-50 7 0 21 3 21 26 0 12-7 38-21 92-7 24-20 40-37 40-2 0-12 0-19-5 9-2 18-10 18-21 0-10-9-13-14-13-12 0-22 10-22 22 0 17 20 26 36 26 27 0 40-27 41-30 4 15 19 30 42 30 39 0 61-51 61-60 0-4-3-4-4-4-3 0-4 1-4 5-14 40-40 50-52 50-16 0-21-12-21-25 0-9 2-18 7-34 4-18 7-35 12-53z"><text:p/></draw:path><draw:path draw:style-name="gr1515" draw:text-style-name="P131" svg:width="0.191cm" svg:height="0.223cm" svg:x="6.533cm" svg:y="0.12cm" svg:viewBox="0 0 192 224" svg:d="M179 120c7 0 13 0 13-8 0-7-6-7-13-7-55 0-109 0-164 0 5-52 50-90 104-90 20 0 40 0 60 0 7 0 13 0 13-7 0-8-6-8-13-8-20 0-40 0-60 0-66 0-119 51-119 112 0 62 53 112 119 112 20 0 40 0 60 0 7 0 13 0 13-7 0-8-6-8-13-8-20 0-40 0-60 0-54 0-99-37-104-89 55 0 109 0 164 0z"><text:p/></draw:path><draw:path draw:style-name="gr1515" draw:text-style-name="P131" svg:width="0.264cm" svg:height="0.276cm" svg:x="6.879cm" svg:y="0.052cm" svg:viewBox="0 0 265 277" svg:d="M55 232c-15 27-30 32-47 33-5 0-8 0-8 8 0 2 2 4 4 4 11 0 23-1 34-1 13 0 26 1 39 1 2 0 7 0 7-7 0-5-4-5-6-5-9-1-19-4-19-14 0-5 3-9 6-14 10-17 20-33 30-50 31 0 64 0 96 0 1 9 7 62 7 65 0 12-21 13-29 13-5 0-8 0-8 8 0 4 4 4 5 4 15 0 32-1 48-1 10 0 35 1 43 1 4 0 8 0 8-7 0-5-4-5-9-5-24 0-24-3-25-14-8-80-17-161-24-241 0-9 0-10-7-10-6 0-8 3-10 7-45 74-90 150-135 225zM102 176c26-43 51-85 76-128 5 43 8 85 12 128-29 0-58 0-88 0z"><text:p/></draw:path><draw:path draw:style-name="gr1515" draw:text-style-name="P131" svg:width="0.215cm" svg:height="0.238cm" svg:x="7.262cm" svg:y="0.098cm" svg:viewBox="0 0 216 239" svg:d="M216 84c0-59-60-84-108-84-51 0-108 26-108 84 0 47 0 94 0 142 0 6 0 13 8 13 7 0 7-7 7-13 0-47 0-94 0-140 0-58 64-71 93-71 17 0 42 4 62 17 30 19 30 43 30 54 0 46 0 93 0 140 0 6 0 13 8 13s8-7 8-13c0-48 0-95 0-142z"><text:p/></draw:path><draw:path draw:style-name="gr1515" draw:text-style-name="P131" svg:width="0.275cm" svg:height="0.263cm" svg:x="7.601cm" svg:y="0.065cm" svg:viewBox="0 0 276 264" svg:d="M46 233c-4 16-5 19-35 19-7 0-11 0-11 8 0 4 3 4 11 4 46 0 91 0 137 0 62 0 107-46 107-84 0-28-22-50-59-55 39-6 80-35 80-72 0-29-25-53-71-53-43 0-87 0-130 0-8 0-11 0-11 8 0 4 3 4 10 4 1 0 8 0 15 0 7 1 10 1 10 7 0 1 0 2-1 7-18 70-34 138-52 207zM104 122c8-32 17-64 25-96 3-13 3-14 21-14 16 0 33 0 49 0 34 0 42 22 42 40 0 34-33 70-80 70-19 0-38 0-57 0zM87 252c-6 0-7 0-9-1-3 0-4 0-4-3 0-2 0-3 1-9 9-37 18-72 27-108 24 0 49 0 73 0 37 0 44 29 44 45 0 39-34 76-79 76-18 0-36 0-53 0z"><text:p/></draw:path><draw:path draw:style-name="gr1515" draw:text-style-name="P131" svg:width="0.088cm" svg:height="0.385cm" svg:x="7.92cm" svg:y="0.039cm" svg:viewBox="0 0 89 386" svg:d="M89 194c0-31-4-77-25-121-23-48-56-73-61-73-2 0-3 2-3 4s0 2 7 9c38 39 60 99 60 181 0 66-14 134-63 182-4 5-4 6-4 7 0 2 1 3 3 3 5 0 39-25 62-75 20-43 24-85 24-117z"><text:p/></draw:path><draw:path draw:style-name="gr1515" draw:text-style-name="P131" svg:width="0.1cm" svg:height="0.462cm" svg:x="10.129cm" svg:y="0cm" svg:viewBox="0 0 101 463" svg:d="M101 460c0-2-1-2-2-3-18-20-44-51-61-114-8-35-12-76-12-111 0-102 25-173 71-223 4-3 3-3 4-5 0-4-3-4-5-4-6 0-27 23-31 29-40 47-65 116-65 202 0 55 10 133 60 198 4 6 29 34 36 34 2 0 5 0 5-3z"><text:p/></draw:path><draw:path draw:style-name="gr1515" draw:text-style-name="P131" svg:width="0.15cm" svg:height="0.385cm" svg:x="10.29cm" svg:y="0.039cm" svg:viewBox="0 0 151 386" svg:d="M134 377c2 6 3 9 9 9 4 0 8-3 8-8-1-2 0-1-3-5-44-121-88-242-132-363-2-7-3-10-8-10-4 0-8 3-8 8 0 1 0 2 2 6 44 121 88 242 132 363z"><text:p/></draw:path><draw:path draw:style-name="gr1515" draw:text-style-name="P131" svg:width="0.19cm" svg:height="0.272cm" svg:x="10.625cm" svg:y="0.061cm" svg:viewBox="0 0 191 273" svg:d="M134 246c0 9 0 18 0 27 19-1 39-3 57-5 0-4 0-7 0-12-27 0-30-3-30-22 0-78 0-156 0-234-19 1-37 3-55 4 0 5 0 8 0 13 26 0 29 2 29 20 0 28 0 57 0 84-11-14-27-24-48-24-46 0-87 38-87 88 0 49 38 88 82 88 25 0 42-13 52-27zM134 143c0 26 0 53 0 79 0 8 0 8-4 15-11 18-29 27-45 27-18 0-32-10-41-25-10-16-11-38-11-54 0-14 0-38 11-54 9-12 23-25 44-25 13 0 30 5 42 23 4 6 4 7 4 14z"><text:p/></draw:path><draw:path draw:style-name="gr1515" draw:text-style-name="P131" svg:width="0.149cm" svg:height="0.177cm" svg:x="10.838cm" svg:y="0.155cm" svg:viewBox="0 0 150 178" svg:d="M33 76c2-57 35-67 48-67 40 0 43 52 43 67-31 0-60 0-91 0zM33 84c36 0 71 0 108 0 7 0 9 0 9-8 0-39-21-76-69-76-45 0-81 40-81 88 0 52 41 90 86 90 47 0 64-43 64-50 0-5-3-5-5-5-3 0-4 2-5 6-14 39-49 39-52 39-20 0-35-12-44-26-11-19-11-44-11-58z"><text:p/></draw:path><draw:path draw:style-name="gr1515" draw:text-style-name="P131" svg:width="0.193cm" svg:height="0.272cm" svg:x="11.009cm" svg:y="0.055cm" svg:viewBox="0 0 194 273" svg:d="M118 118c17 0 19 5 19 21 0 35 0 69 0 104 0 18-3 18-29 18 0 4 0 7 0 12 13-1 33-1 43-1s28 0 43 1c0-5 0-8 0-12-27 0-30 0-30-18 0-47 0-94 0-142-17 1-33 2-50 4-5 1-4 1-6 1-1 0-1 0-7 0-15 0-31 0-46 0 0-15 0-29 0-43 0-39 33-54 57-54 12 0 25 3 33 12-15 1-17 12-17 18 0 13 9 18 17 18 9 0 18-6 18-18 0-22-21-39-50-39-36 0-82 20-82 62 0 14 0 29 0 44-10 0-21 0-31 0 0 4 0 7 0 12 10 0 21 0 31 0 0 42 0 83 0 125 0 18-5 18-30 18 0 4 0 7 0 12 12-1 33-1 43-1 9 0 29 0 43 1 0-5 0-8 0-12-27 0-31 0-31-18 0-42 0-83 0-125 21 0 41 0 62 0z"><text:p/></draw:path><draw:path draw:style-name="gr1515" draw:text-style-name="P131" svg:width="0.194cm" svg:height="0.171cm" svg:x="11.226cm" svg:y="0.157cm" svg:viewBox="0 0 195 172" svg:d="M31 39c0 34 0 69 0 103 0 18-5 18-31 18 0 4 0 7 0 12 14-1 34-1 44-1s30 0 43 1c0-5 0-8 0-12-25 0-30 0-30-18 0-24 0-47 0-72 0-39 28-61 52-61 25 0 28 21 28 43 0 29 0 60 0 90 0 18-3 18-29 18 0 4 0 7 0 12 13-1 33-1 44-1 10 0 29 0 43 1 0-5 0-8 0-12-20 0-30 0-30-13 0-24 0-49 0-73 0-33 0-45-12-60-6-6-19-14-41-14-28 0-46 17-57 41 0-13 0-28 0-41-19 1-36 3-55 4 0 5 0 8 0 13 27 0 31 3 31 22z"><text:p/></draw:path><draw:path draw:style-name="gr1515" draw:text-style-name="P131" svg:width="0.081cm" svg:height="0.258cm" svg:x="11.442cm" svg:y="0.07cm" svg:viewBox="0 0 82 259" svg:d="M55 87c-18 1-36 3-54 4 0 5 0 8 0 12 25 0 29 3 29 21 0 36 0 70 0 105 0 17-5 17-30 17 0 5 0 8 0 13 12-2 33-2 43-2 13 0 26 0 39 2 0-5 0-8 0-13-25 0-27-2-27-17 0-47 0-95 0-142zM57 20c0-12-10-20-21-20-12 0-20 10-20 20 0 11 8 21 20 21 11 0 21-9 21-21z"><text:p/></draw:path><draw:path draw:style-name="gr1515" draw:text-style-name="P131" svg:width="0.12cm" svg:height="0.241cm" svg:x="11.544cm" svg:y="0.091cm" svg:viewBox="0 0 121 242" svg:d="M59 83c19 0 37 0 55 0 0-5 0-8 0-13-18 0-36 0-55 0 0-23 0-47 0-70-3 0-6 0-10 0 0 31-12 73-49 74 0 3 0 5 0 9 11 0 21 0 32 0 0 35 0 71 0 106 0 48 36 53 50 53 28 0 39-27 39-53 0-7 0-14 0-22-3 0-7 0-10 0 0 7 0 15 0 21 0 29-12 44-26 44-26 0-26-35-26-42 0-36 0-71 0-107z"><text:p/></draw:path><draw:path draw:style-name="gr1515" draw:text-style-name="P131" svg:width="0.081cm" svg:height="0.258cm" svg:x="11.699cm" svg:y="0.07cm" svg:viewBox="0 0 82 259" svg:d="M56 87c-18 1-36 3-54 4 0 5 0 8 0 12 24 0 29 3 29 21 0 36 0 70 0 105 0 17-5 17-31 17 0 5 0 8 0 13 12-2 33-2 43-2 13 0 26 0 39 2 0-5 0-8 0-13-25 0-26-2-26-17 0-47 0-95 0-142zM57 20c0-12-10-20-20-20-12 0-21 10-21 20 0 11 9 21 21 21 10 0 20-9 20-21z"><text:p/></draw:path><draw:path draw:style-name="gr1515" draw:text-style-name="P131" svg:width="0.171cm" svg:height="0.177cm" svg:x="11.805cm" svg:y="0.155cm" svg:viewBox="0 0 172 178" svg:d="M172 90c0-49-39-90-86-90-49 0-86 43-86 90 0 51 41 88 86 88 46 0 86-38 86-88zM86 168c-17 0-34-8-44-26-10-17-10-41-10-54 0-15 0-36 10-53 10-18 28-26 44-26s32 9 43 25c10 17 11 39 11 54 0 13 0 34-9 52-9 17-25 28-45 28z"><text:p/></draw:path><draw:path draw:style-name="gr1515" draw:text-style-name="P131" svg:width="0.194cm" svg:height="0.171cm" svg:x="11.999cm" svg:y="0.157cm" svg:viewBox="0 0 195 172" svg:d="M31 39c0 34 0 69 0 103 0 18-5 18-31 18 0 4 0 7 0 12 13-1 33-1 44-1 10 0 30 0 43 1 0-5 0-8 0-12-25 0-30 0-30-18 0-24 0-47 0-72 0-39 28-61 52-61s28 21 28 43c0 29 0 60 0 90 0 18-4 18-29 18 0 4 0 7 0 12 13-1 33-1 44-1 10 0 29 0 43 1 0-5 0-8 0-12-20 0-30 0-31-13 0-24 0-49 0-73 0-33 0-45-11-60-6-6-19-14-41-14-28 0-46 17-57 41 0-13 0-28 0-41-19 1-36 3-55 4 0 5 0 8 0 13 27 0 31 3 31 22z"><text:p/></draw:path><draw:path draw:style-name="gr1515" draw:text-style-name="P131" svg:width="0.089cm" svg:height="0.385cm" svg:x="12.224cm" svg:y="0.039cm" svg:viewBox="0 0 90 386" svg:d="M90 194c0-31-4-77-26-121-23-48-56-73-60-73-2 0-4 2-4 4s0 2 8 9c37 39 59 99 59 181 0 66-14 134-62 182-5 5-5 6-5 7 0 2 2 3 4 3 4 0 39-25 62-75 19-43 24-85 24-117z"><text:p/></draw:path><draw:path draw:style-name="gr1515" draw:text-style-name="P131" svg:width="0.342cm" svg:height="0.211cm" svg:x="2.907cm" svg:y="0.748cm" svg:viewBox="0 0 343 212" svg:d="M330 152c7 0 13 0 13-8s-6-8-13-8c-81 0-164 0-245 0-17-14-37-24-50-29 14-7 33-17 50-31 81 0 164 0 245 0 7 0 13 0 13-8 0-7-6-7-13-7-76 0-153 0-229 0 19-18 39-52 39-57 0-4-5-4-7-4-3 0-5 0-8 3-7 15-18 36-44 58-26 23-52 34-72 39-7 2-7 3-8 3-1 2-1 3-1 4s0 1 1 2h1c0 1 1 1 8 3 53 16 91 51 113 93 5 7 5 7 10 7 2 0 7 0 7-4s-19-39-39-56c76 0 153 0 229 0z"><text:p/></draw:path><draw:path draw:style-name="gr1515" draw:text-style-name="P131" svg:width="0.342cm" svg:height="0.211cm" svg:x="3.23cm" svg:y="0.748cm" svg:viewBox="0 0 343 212" svg:d="M260 76c15 14 35 24 48 31-14 5-33 15-48 29-83 0-164 0-247 0-6 0-13 0-13 8s7 8 13 8c76 0 153 0 229 0-19 17-39 52-39 56s5 4 7 4c3 0 7 0 8-3 7-14 18-35 44-57 26-23 53-34 72-40 7-2 7-3 8-3 1-1 1-1 1-2s0-2-1-4h-1c0-1-1-1-8-3-53-15-91-50-113-92-3-8-4-8-10-8-2 0-7 0-7 4 0 5 20 39 39 57-76 0-153 0-229 0-6 0-13 0-13 7 0 8 7 8 13 8 83 0 164 0 247 0z"><text:p/></draw:path><draw:path draw:style-name="gr1515" draw:text-style-name="P131" svg:width="0.191cm" svg:height="0.174cm" svg:x="3.82cm" svg:y="0.78cm" svg:viewBox="0 0 192 175" svg:d="M118 54c3-10 12-45 38-45 2 0 11 0 20 4-11 2-19 12-19 21 0 7 5 14 15 14 8 0 20-7 20-23 0-19-22-25-35-25-23 0-36 21-40 30-10-26-31-30-42-30-41 0-63 50-63 59 0 5 3 4 4 5 4 0 5-1 6-5 13-40 38-50 52-50 7 0 21 3 21 25 0 12-7 39-21 93-7 24-20 39-37 39-2 0-12 0-19-4 9-2 18-10 18-21s-9-13-14-13c-12 0-22 10-22 22 0 17 20 25 36 25 26 0 40-26 41-29 4 15 19 29 42 29 39 0 61-50 61-59 0-4-3-4-4-4-3 0-4 1-4 4-14 41-40 50-52 50-16 0-21-12-21-25 0-8 2-17 5-34 5-18 9-35 14-53z"><text:p/></draw:path><draw:path draw:style-name="gr1515" draw:text-style-name="P131" svg:width="0.191cm" svg:height="0.222cm" svg:x="4.17cm" svg:y="0.743cm" svg:viewBox="0 0 192 223" svg:d="M179 120c7 0 13 0 13-8 0-9-6-9-13-9-55 0-109 0-164 0 5-51 50-88 104-88 20 0 40 0 60 0 7 0 13 0 13-7 0-8-6-8-13-8-20 0-40 0-60 0-67 0-119 50-119 112s52 111 119 111c20 0 40 0 60 0 7 0 13 0 13-7 0-8-6-8-13-8-20 0-40 0-60 0-54 0-99-36-104-88 55 0 109 0 164 0z"><text:p/></draw:path><draw:path draw:style-name="gr1515" draw:text-style-name="P131" svg:width="0.264cm" svg:height="0.275cm" svg:x="4.517cm" svg:y="0.675cm" svg:viewBox="0 0 265 276" svg:d="M55 232c-15 25-30 31-47 32-5 1-8 1-8 8 0 3 1 4 4 4 11 0 23-1 34-1 13 0 26 1 39 1 2 0 7 0 7-6 0-5-4-6-6-6-9 0-19-3-19-13 0-5 3-9 6-14 10-17 20-33 30-50 31 0 64 0 96 0 1 9 7 61 7 65 0 11-21 12-29 12-5 0-8 0-8 8 0 4 4 4 5 4 15 0 32-1 48-1 10 0 35 1 43 1 4 0 8 0 8-8 0-4-4-4-9-4-24 0-24-2-25-13-8-80-17-162-24-242 0-8 0-9-7-9-6 0-8 2-10 7-45 74-90 150-135 225zM101 175c25-43 52-85 77-128 5 43 8 85 12 128-29 0-59 0-89 0z"><text:p/></draw:path><draw:path draw:style-name="gr1515" draw:text-style-name="P131" svg:width="0.215cm" svg:height="0.239cm" svg:x="4.899cm" svg:y="0.72cm" svg:viewBox="0 0 216 240" svg:d="M117 9c-4-7-6-9-9-9-5 0-7 3-9 9-32 71-64 144-96 215-2 6-3 6-3 8 0 5 4 8 8 8 3 0 6-1 10-8 29-68 60-137 90-206 31 69 60 138 91 206 3 8 7 8 9 8 4 0 8-3 8-8 0-1 0-1-3-6-32-73-65-145-96-217z"><text:p/></draw:path><draw:path draw:style-name="gr1515" draw:text-style-name="P131" svg:width="0.213cm" svg:height="0.102cm" svg:x="5.244cm" svg:y="0.813cm" svg:viewBox="0 0 214 103" svg:d="M214 14c0-13-1-14-13-14-62 0-125 0-188 0-6 0-13 0-13 8 0 7 7 7 13 7 62 0 124 0 186 0 0 25 0 50 0 74 0 8 0 14 8 14 7 0 7-6 7-14 0-25 0-49 0-75z"><text:p/></draw:path><draw:path draw:style-name="gr1515" draw:text-style-name="P131" svg:width="0.088cm" svg:height="0.385cm" svg:x="5.519cm" svg:y="0.66cm" svg:viewBox="0 0 89 386" svg:d="M89 383c0-1 0-2-7-9-48-48-60-122-60-180 0-69 14-136 62-184 5-4 5-6 5-7 0-2-1-3-3-3-5 0-40 26-62 75-20 43-24 86-24 119 0 29 3 76 25 120 23 47 56 72 61 72 2 0 3-1 3-3z"><text:p/></draw:path><draw:path draw:style-name="gr1515" draw:text-style-name="P131" svg:width="0.191cm" svg:height="0.174cm" svg:x="5.642cm" svg:y="0.78cm" svg:viewBox="0 0 192 175" svg:d="M118 54c2-10 11-45 38-45 1 0 11 0 19 4-11 2-19 12-19 21 0 7 5 14 16 14 7 0 20-7 20-23 0-19-23-25-36-25-22 0-36 21-41 30-9-26-30-30-41-30-40 0-63 50-63 59 0 5 4 5 5 5 4 0 5-1 5-5 13-40 38-50 52-50 7 0 20 3 20 25 0 12-6 39-20 93-6 24-20 39-37 39-2 0-11 0-20-4 10-2 19-10 19-21s-9-13-14-13c-12 0-21 10-21 22 0 17 19 25 36 25 26 0 39-26 41-29 4 15 18 29 41 29 40 0 62-50 62-59 0-4-3-4-5-4-3 0-3 1-5 4-13 41-39 50-51 50-16 0-21-12-21-25 0-8 2-17 6-34 5-18 9-35 14-53z"><text:p/></draw:path><draw:path draw:style-name="gr1515" draw:text-style-name="P131" svg:width="0.193cm" svg:height="0.222cm" svg:x="5.99cm" svg:y="0.743cm" svg:viewBox="0 0 194 223" svg:d="M179 120c7 0 15 0 15-8 0-9-8-9-15-9-55 0-109 0-164 0 6-51 50-88 105-88 20 0 39 0 59 0 7 0 15 0 15-7 0-8-8-8-15-8-20 0-40 0-60 0-66 0-119 50-119 112s53 111 119 111c20 0 40 0 60 0 7 0 15 0 15-7 0-8-8-8-15-8-20 0-39 0-59 0-55 0-99-36-105-88 55 0 109 0 164 0z"><text:p/></draw:path><draw:path draw:style-name="gr1515" draw:text-style-name="P131" svg:width="0.264cm" svg:height="0.275cm" svg:x="6.336cm" svg:y="0.675cm" svg:viewBox="0 0 265 276" svg:d="M56 232c-15 25-31 31-48 32-5 1-8 1-8 8 0 3 2 4 5 4 10 0 22-1 33-1 13 0 27 1 39 1 2 0 8 0 8-6 0-5-5-6-7-6-9 0-18-3-18-13 0-5 3-9 5-14 10-17 20-33 30-50 31 0 64 0 96 0 1 9 7 61 7 65 0 11-20 12-28 12-5 0-9 0-9 8 0 4 4 4 5 4 17 0 33-1 48-1 10 0 35 1 44 1 3 0 7 0 7-8 0-4-3-4-9-4-24 0-24-2-25-13-8-80-15-162-23-242-1-8-1-9-8-9-6 0-8 2-10 7-45 74-89 150-134 225zM102 175c26-43 51-85 76-128 5 43 8 85 12 128-29 0-58 0-88 0z"><text:p/></draw:path><draw:path draw:style-name="gr1515" draw:text-style-name="P131" svg:width="0.213cm" svg:height="0.239cm" svg:x="6.72cm" svg:y="0.72cm" svg:viewBox="0 0 214 240" svg:d="M117 9c-4-7-6-9-10-9-5 0-6 3-8 9-32 71-65 144-97 215-2 6-2 6-2 8 0 5 3 8 8 8 2 0 5-1 8-8 30-68 61-137 91-206 30 69 60 138 91 206 3 8 8 8 9 8 4 0 7-3 7-8 0-1 0-1-2-6-32-73-64-145-95-217z"><text:p/></draw:path><draw:path draw:style-name="gr1515" draw:text-style-name="P131" svg:width="0.191cm" svg:height="0.174cm" svg:x="7.053cm" svg:y="0.78cm" svg:viewBox="0 0 192 175" svg:d="M118 54c2-10 11-45 38-45 2 0 11 0 20 4-11 2-19 12-19 21 0 7 5 14 15 14 8 0 20-7 20-23 0-19-23-25-36-25-22 0-35 21-41 30-8-26-29-30-41-30-40 0-62 50-62 59 0 5 3 5 4 5 4 0 5-1 6-5 13-40 38-50 52-50 6 0 21 3 21 25 0 12-7 39-21 93-7 24-20 39-38 39-2 0-11 0-18-4 9-2 17-10 17-21s-8-13-14-13c-11 0-21 10-21 22 0 17 20 25 36 25 26 0 40-26 41-29 4 15 19 29 42 29 39 0 61-50 61-59 0-4-3-4-4-4-3 0-4 1-6 4-12 41-38 50-50 50-16 0-22-12-22-25 0-8 2-17 6-34 5-18 9-35 14-53z"><text:p/></draw:path><draw:path draw:style-name="gr1515" draw:text-style-name="P131" svg:width="0.193cm" svg:height="0.222cm" svg:x="7.402cm" svg:y="0.743cm" svg:viewBox="0 0 194 223" svg:d="M180 120c7 0 14 0 14-8 0-9-7-9-14-9-55 0-109 0-164 0 5-51 49-88 104-88 20 0 41 0 60 0 7 0 14 0 14-7 0-8-7-8-14-8-21 0-40 0-61 0-66 0-119 50-119 112s53 111 119 111c21 0 40 0 61 0 7 0 14 0 14-7 0-8-7-8-14-8-19 0-40 0-60 0-55 0-99-36-104-88 55 0 109 0 164 0z"><text:p/></draw:path><draw:path draw:style-name="gr1515" draw:text-style-name="P131" svg:width="0.275cm" svg:height="0.263cm" svg:x="7.751cm" svg:y="0.687cm" svg:viewBox="0 0 276 264" svg:d="M45 234c-3 16-4 18-35 18-7 0-10 0-10 8 0 4 3 4 10 4 46 0 92 0 138 0 61 0 107-45 107-84 0-27-23-49-60-53 40-8 81-37 81-73 0-29-25-54-73-54-42 0-86 0-129 0-7 0-11 0-11 8 0 4 3 4 11 4 1 0 7 0 14 1 8 1 11 1 11 7 0 1-1 2-2 6-18 70-34 139-52 208zM103 123c8-32 17-64 25-95 3-15 4-16 20-16 17 0 35 0 51 0 33 0 42 23 42 40 0 34-33 71-80 71-19 0-39 0-58 0zM87 252c-6 0-7 0-9 0-4 0-5-1-5-3 0-1 0-3 2-9 9-36 17-73 26-109 24 0 50 0 74 0 36 0 44 29 44 46 0 38-34 75-80 75-18 0-35 0-52 0z"><text:p/></draw:path><draw:path draw:style-name="gr1515" draw:text-style-name="P131" svg:width="0.089cm" svg:height="0.385cm" svg:x="8.069cm" svg:y="0.66cm" svg:viewBox="0 0 90 386" svg:d="M90 194c0-31-4-77-25-121-23-48-57-73-61-73-2 0-4 1-4 3 0 1 0 3 8 9 37 39 59 100 59 182 0 66-14 133-62 182-5 5-5 6-5 7 0 2 2 3 4 3 4 0 39-26 62-75 20-43 24-85 24-117z"><text:p/></draw:path><draw:path draw:style-name="gr1515" draw:text-style-name="P131" svg:width="0.1cm" svg:height="0.462cm" svg:x="10.129cm" svg:y="0.623cm" svg:viewBox="0 0 101 463" svg:d="M101 459c0-1-1-2-2-4-18-18-44-49-61-113-8-35-12-75-12-110 0-102 25-174 71-223 4-3 4-5 4-6 0-3-3-3-5-3-6 0-27 23-31 29-40 47-65 116-65 202 0 55 10 133 60 198 4 4 29 34 36 34 2 0 5 0 5-4z"><text:p/></draw:path><draw:path draw:style-name="gr1515" draw:text-style-name="P131" svg:width="0.215cm" svg:height="0.239cm" svg:x="10.29cm" svg:y="0.72cm" svg:viewBox="0 0 216 240" svg:d="M216 85c0-60-60-85-108-85-51 0-108 28-108 84 0 47 0 94 0 142 0 7 0 14 8 14 7 0 7-7 7-14 0-47 0-94 0-140 0-57 64-71 93-71 17 0 42 4 62 17 30 20 30 44 30 55 0 46 0 92 0 139 0 7 0 14 8 14s8-7 8-14c0-48 0-94 0-141z"><text:p/></draw:path><draw:path draw:style-name="gr1515" draw:text-style-name="P131" svg:width="0.189cm" svg:height="0.271cm" svg:x="10.69cm" svg:y="0.683cm" svg:viewBox="0 0 190 272" svg:d="M133 246c0 9 0 17 0 26 19-1 39-4 57-5 0-4 0-7 0-12-26 0-29-2-29-21 0-78 0-156 0-234-19 1-38 2-57 3 0 5 0 8 0 12 28 0 31 4 31 22 0 28 0 57 0 84-12-14-28-24-49-24-45 0-86 37-86 88 0 48 37 87 81 87 26 0 43-13 52-26zM133 143c0 26 0 53 0 79 0 7 0 8-3 15-12 18-30 26-46 26-18 0-31-10-41-24-10-16-11-38-11-54 0-14 1-38 12-55 8-12 23-24 44-24 13 0 30 5 42 23 3 6 3 7 3 14z"><text:p/></draw:path><draw:path draw:style-name="gr1515" draw:text-style-name="P131" svg:width="0.149cm" svg:height="0.176cm" svg:x="10.903cm" svg:y="0.778cm" svg:viewBox="0 0 150 177" svg:d="M33 76c2-58 34-67 47-67 40 0 44 52 44 67-31 0-60 0-91 0zM32 84c36 0 71 0 108 0 8 0 10 0 10-8 0-39-21-76-70-76-45 0-80 40-80 88 0 52 41 89 85 89 47 0 65-43 65-49 0-5-4-6-6-6-3 0-3 2-4 6-14 39-49 39-53 39-19 0-34-11-43-25-12-19-12-44-12-58z"><text:p/></draw:path><draw:path draw:style-name="gr1515" draw:text-style-name="P131" svg:width="0.193cm" svg:height="0.271cm" svg:x="11.074cm" svg:y="0.679cm" svg:viewBox="0 0 194 272" svg:d="M117 118c18 0 20 4 20 21 0 35 0 69 0 104 0 17-4 17-29 17 0 4 0 7 0 12 12 0 33-1 43-1 8 0 28 1 43 1 0-5 0-8 0-12-27 0-31 0-31-17 0-47 0-94 0-142-17 1-32 2-49 4-6 0-4 1-6 1-1 0-2 0-8 0-15 0-30 0-45 0 0-15 0-30 0-44 0-39 33-54 57-54 11 0 25 4 33 13-15 1-19 12-19 18 0 13 11 17 18 17 9 0 18-5 18-17 0-24-21-39-50-39-36 0-81 20-81 62 0 14 0 29 0 44-10 0-21 0-31 0 0 4 0 7 0 12 10 0 21 0 31 0 0 42 0 83 0 125 0 17-5 17-31 17 0 4 0 7 0 12 13 0 33-1 43-1s28 1 43 1c0-5 0-8 0-12-26 0-30 0-30-17 0-42 0-83 0-125 20 0 41 0 61 0z"><text:p/></draw:path><draw:path draw:style-name="gr1515" draw:text-style-name="P131" svg:width="0.194cm" svg:height="0.17cm" svg:x="11.291cm" svg:y="0.78cm" svg:viewBox="0 0 195 171" svg:d="M30 37c0 36 0 70 0 105 0 16-5 16-30 16 0 5 0 8 0 13 13 0 33-2 44-2 10 0 30 2 43 2 0-5 0-8 0-13-27 0-30 0-30-16 0-24 0-47 0-72 0-40 27-61 52-61 24 0 28 21 28 43 0 29 0 60 0 90 0 16-4 16-29 16 0 5 0 8 0 13 13 0 33-2 43-2s30 2 44 2c0-5 0-8 0-13-21 0-30 0-31-11 0-24 0-49 0-73 0-33 0-45-12-60-6-6-18-14-41-14-27 0-46 17-57 41 0-13 0-28 0-41-18 1-36 3-54 4 0 5 0 8 0 13 26 0 30 2 30 20z"><text:p/></draw:path><draw:path draw:style-name="gr1515" draw:text-style-name="P131" svg:width="0.083cm" svg:height="0.258cm" svg:x="11.505cm" svg:y="0.69cm" svg:viewBox="0 0 84 259" svg:d="M56 88c-18 1-36 3-54 4 0 5 0 8 0 13 25 0 29 2 29 20 0 36 0 70 0 105 0 16-5 16-31 16 0 5 0 8 0 13 13 0 34-2 43-2 13 0 27 2 41 2 0-5 0-8 0-13-27 0-28-1-28-16 0-47 0-95 0-142zM57 21c0-12-9-21-20-21-12 0-21 11-21 21s9 21 21 21c11 0 20-9 20-21z"><text:p/></draw:path><draw:path draw:style-name="gr1515" draw:text-style-name="P131" svg:width="0.12cm" svg:height="0.241cm" svg:x="11.608cm" svg:y="0.713cm" svg:viewBox="0 0 121 242" svg:d="M59 84c19 0 38 0 56 0 0-5 0-8 0-12-18 0-37 0-56 0 0-25 0-48 0-72-3 0-6 0-10 0 0 32-11 74-49 75 0 3 0 5 0 9 11 0 22 0 33 0 0 35 0 71 0 106 0 48 36 52 49 52 28 0 39-27 39-52 0-7 0-14 0-22-3 0-7 0-10 0 0 7 0 15 0 21 0 29-11 43-25 43-27 0-27-35-27-42 0-35 0-71 0-106z"><text:p/></draw:path><draw:path draw:style-name="gr1515" draw:text-style-name="P131" svg:width="0.081cm" svg:height="0.258cm" svg:x="11.764cm" svg:y="0.69cm" svg:viewBox="0 0 82 259" svg:d="M55 88c-18 1-36 3-54 4 0 5 0 8 0 13 25 0 29 2 29 20 0 36 0 70 0 105 0 16-5 16-30 16 0 5 0 8 0 13 12 0 33-2 42-2 14 0 27 2 40 2 0-5 0-8 0-13-25 0-27-1-27-16 0-47 0-95 0-142zM57 21c0-12-10-21-21-21-12 0-21 11-21 21s9 21 21 21c11 0 21-9 21-21z"><text:p/></draw:path><draw:path draw:style-name="gr1515" draw:text-style-name="P131" svg:width="0.169cm" svg:height="0.176cm" svg:x="11.869cm" svg:y="0.778cm" svg:viewBox="0 0 170 177" svg:d="M170 90c0-49-38-90-84-90-49 0-86 42-86 90 0 50 40 87 85 87 47 0 85-37 85-87zM86 167c-18 0-34-7-44-25s-10-41-10-55 0-35 9-53c11-17 28-25 44-25 17 0 34 8 44 25s10 39 10 53 0 35-9 52c-8 17-26 28-44 28z"><text:p/></draw:path><draw:path draw:style-name="gr1515" draw:text-style-name="P131" svg:width="0.193cm" svg:height="0.17cm" svg:x="12.064cm" svg:y="0.78cm" svg:viewBox="0 0 194 171" svg:d="M30 37c0 36 0 70 0 105 0 16-5 16-30 16 0 5 0 8 0 13 13 0 33-2 43-2 11 0 31 2 44 2 0-5 0-8 0-13-27 0-31 0-31-16 0-24 0-47 0-72 0-40 28-61 53-61 24 0 28 21 28 43 0 29 0 60 0 90 0 16-4 16-30 16 0 5 0 8 0 13 14 0 34-2 44-2s30 2 43 2c0-5 0-8 0-13-20 0-30 0-30-11 0-24 0-49 0-73 0-33 0-45-12-60-6-6-18-14-41-14-27 0-46 17-57 41 0-13 0-28 0-41-18 1-36 3-54 4 0 5 0 8 0 13 26 0 30 2 30 20z"><text:p/></draw:path><draw:path draw:style-name="gr1515" draw:text-style-name="P131" svg:width="0.088cm" svg:height="0.385cm" svg:x="12.288cm" svg:y="0.66cm" svg:viewBox="0 0 89 386" svg:d="M89 194c0-31-4-77-25-121-23-48-56-73-61-73-2 0-3 1-3 3 0 1 0 3 7 9 38 39 60 100 60 182 0 66-14 133-63 182-4 5-4 6-4 7 0 2 1 3 3 3 5 0 39-26 62-75 20-43 24-85 24-117z"><text:p/></draw:path><draw:path draw:style-name="gr1515" draw:text-style-name="P131" svg:width="0.342cm" svg:height="0.211cm" svg:x="2.907cm" svg:y="1.328cm" svg:viewBox="0 0 343 212" svg:d="M330 152c7 0 13 0 13-8s-6-8-13-8c-81 0-164 0-245 0-17-14-37-24-50-29 14-7 33-17 50-31 81 0 164 0 245 0 7 0 13 0 13-8 0-7-6-7-13-7-76 0-153 0-229 0 19-18 39-52 39-57 0-4-5-4-7-4-3 0-5 0-8 3-7 15-18 36-44 58-26 24-52 34-72 39-7 2-7 3-8 3-1 2-1 3-1 4s0 1 1 2h1c0 1 1 1 8 3 53 16 91 51 113 93 5 7 5 7 10 7 2 0 7 0 7-4s-19-39-39-56c76 0 153 0 229 0z"><text:p/></draw:path><draw:path draw:style-name="gr1515" draw:text-style-name="P131" svg:width="0.342cm" svg:height="0.211cm" svg:x="3.23cm" svg:y="1.328cm" svg:viewBox="0 0 343 212" svg:d="M260 76c15 14 35 24 48 31-14 5-33 15-48 29-83 0-164 0-247 0-6 0-13 0-13 8s7 8 13 8c76 0 153 0 229 0-19 17-39 52-39 56s5 4 7 4c3 0 7 0 8-3 7-14 18-35 44-57 26-23 53-34 72-40 7-2 7-3 8-3 1-1 1-1 1-2s0-2-1-4h-1c0-1-1-1-8-3-53-15-91-50-113-92-3-8-4-8-10-8-2 0-7 0-7 4 0 5 20 39 39 57-76 0-153 0-229 0-6 0-13 0-13 7 0 8 7 8 13 8 83 0 164 0 247 0z"><text:p/></draw:path><draw:path draw:style-name="gr1515" draw:text-style-name="P131" svg:width="0.191cm" svg:height="0.174cm" svg:x="3.82cm" svg:y="1.36cm" svg:viewBox="0 0 192 175" svg:d="M118 54c3-10 12-45 38-45 2 0 11 0 20 4-11 2-19 12-19 21 0 7 5 14 15 14 8 0 20-7 20-23 0-19-22-25-35-25-23 0-36 21-40 30-10-26-31-30-42-30-41 0-63 50-63 59 0 5 3 4 4 5 4 0 5-1 6-5 13-40 38-50 52-50 7 0 21 3 21 25 0 12-7 39-21 93-7 24-20 40-37 40-2 0-12 0-19-5 9-2 18-10 18-21s-9-13-14-13c-12 0-22 10-22 22 0 17 20 25 36 25 26 0 40-26 41-29 4 15 19 29 42 29 39 0 61-50 61-59 0-4-3-4-4-4-3 0-4 1-4 4-14 41-40 51-52 51-16 0-21-13-21-26 0-8 2-17 5-34 5-18 9-35 14-53z"><text:p/></draw:path><draw:path draw:style-name="gr1515" draw:text-style-name="P131" svg:width="0.191cm" svg:height="0.222cm" svg:x="4.17cm" svg:y="1.323cm" svg:viewBox="0 0 192 223" svg:d="M179 120c7 0 13 0 13-8 0-7-6-7-13-7-55 0-109 0-164 0 5-53 50-90 104-90 20 0 40 0 60 0 7 0 13 0 13-7 0-8-6-8-13-8-20 0-40 0-60 0-67 0-119 50-119 112s52 111 119 111c20 0 40 0 60 0 7 0 13 0 13-7 0-8-6-8-13-8-20 0-40 0-60 0-54 0-99-36-104-88 55 0 109 0 164 0z"><text:p/></draw:path><draw:path draw:style-name="gr1515" draw:text-style-name="P131" svg:width="0.264cm" svg:height="0.275cm" svg:x="4.517cm" svg:y="1.254cm" svg:viewBox="0 0 265 276" svg:d="M55 232c-15 27-30 31-47 32-5 1-8 1-8 9 0 2 1 3 4 3 11 0 23-1 34-1 13 0 26 1 39 1 2 0 7 0 7-6 0-5-4-6-6-6-9 0-19-3-19-13 0-5 3-9 6-14 10-17 20-33 30-50 31 0 64 0 96 0 1 9 7 61 7 65 0 11-21 12-29 12-5 0-8 0-8 9 0 3 4 3 5 3 15 0 32-1 48-1 10 0 35 1 43 1 4 0 8 0 8-8 0-4-4-4-9-4-24 0-24-2-25-13-8-80-17-162-24-242 0-8 0-9-7-9-6 0-8 2-10 7-45 74-90 150-135 225zM101 175c25-43 52-85 77-128 5 43 8 85 12 128-29 0-59 0-89 0z"><text:p/></draw:path><draw:path draw:style-name="gr1515" draw:text-style-name="P131" svg:width="0.215cm" svg:height="0.239cm" svg:x="4.899cm" svg:y="1.299cm" svg:viewBox="0 0 216 240" svg:d="M117 9c-4-7-6-9-9-9-5 0-7 3-9 9-32 71-64 144-96 215-2 6-3 6-3 8 0 5 4 8 8 8 3 0 6-1 10-8 29-68 60-136 90-204 31 68 60 136 91 204 3 8 7 8 9 8 4 0 8-3 8-8 0-1 0-1-3-6-32-73-65-145-96-217z"><text:p/></draw:path><draw:path draw:style-name="gr1515" draw:text-style-name="P131" svg:width="0.089cm" svg:height="0.385cm" svg:x="5.26cm" svg:y="1.241cm" svg:viewBox="0 0 90 386" svg:d="M90 383c0-1 0-2-6-9-49-48-61-122-61-180 0-69 14-136 62-184 5-4 5-6 5-7 0-2-2-3-4-3-4 0-39 26-62 75-20 43-24 86-24 119 0 29 4 76 25 120 24 47 57 72 61 72 2 0 4-1 4-3z"><text:p/></draw:path><draw:path draw:style-name="gr1515" draw:text-style-name="P131" svg:width="0.191cm" svg:height="0.174cm" svg:x="5.383cm" svg:y="1.36cm" svg:viewBox="0 0 192 175" svg:d="M118 54c3-10 12-45 38-45 2 0 11 0 20 4-11 2-19 12-19 21 0 7 5 14 15 14 8 0 20-7 20-23 0-19-22-25-35-25-23 0-36 21-40 30-10-26-31-30-42-30-41 0-63 50-63 59 0 5 3 4 4 5 4 0 5-1 6-5 13-40 38-50 52-50 7 0 21 3 21 25 0 12-7 39-21 93-7 24-20 40-37 40-2 0-11 0-19-5 9-2 18-10 18-21s-9-13-14-13c-12 0-22 10-22 22 0 17 20 25 36 25 27 0 40-26 41-29 4 15 19 29 42 29 39 0 61-50 61-59 0-4-3-4-4-4-3 0-4 1-4 4-14 41-40 51-52 51-16 0-21-13-21-26 0-8 2-17 7-34 4-18 7-35 12-53z"><text:p/></draw:path><draw:path draw:style-name="gr1515" draw:text-style-name="P131" svg:width="0.15cm" svg:height="0.385cm" svg:x="5.765cm" svg:y="1.241cm" svg:viewBox="0 0 151 386" svg:d="M148 14c3-4 2-4 3-6 0-5-5-8-8-8s-6 1-7 3c-45 124-89 246-134 369-2 4-1 4-2 6 0 5 3 8 8 8s6-2 8-9c44-121 88-242 132-363z"><text:p/></draw:path><draw:path draw:style-name="gr1515" draw:text-style-name="P131" svg:width="0.191cm" svg:height="0.222cm" svg:x="5.733cm" svg:y="1.323cm" svg:viewBox="0 0 192 223" svg:d="M179 120c7 0 13 0 13-8 0-7-6-7-13-7-55 0-109 0-164 0 5-53 50-90 104-90 20 0 40 0 60 0 7 0 13 0 13-7 0-8-6-8-13-8-20 0-40 0-60 0-66 0-119 50-119 112s53 111 119 111c20 0 40 0 60 0 7 0 13 0 13-7 0-8-6-8-13-8-20 0-40 0-60 0-54 0-99-36-104-88 55 0 109 0 164 0z"><text:p/></draw:path><draw:path draw:style-name="gr1515" draw:text-style-name="P131" svg:width="0.264cm" svg:height="0.275cm" svg:x="6.08cm" svg:y="1.254cm" svg:viewBox="0 0 265 276" svg:d="M55 232c-15 27-30 31-47 32-5 1-8 1-8 9 0 2 2 3 4 3 11 0 23-1 34-1 13 0 26 1 39 1 2 0 7 0 7-6 0-5-4-6-6-6-9 0-19-3-19-13 0-5 3-9 6-14 10-17 20-33 30-50 31 0 64 0 96 0 1 9 7 61 7 65 0 11-21 12-29 12-5 0-8 0-8 9 0 3 4 3 5 3 15 0 32-1 48-1 10 0 35 1 44 1 3 0 7 0 7-8 0-4-4-4-9-4-24 0-24-2-25-13-8-80-17-162-24-242 0-8 0-9-7-9-6 0-8 2-10 7-45 74-90 150-135 225zM102 175c26-43 51-85 76-128 5 43 8 85 12 128-29 0-58 0-88 0z"><text:p/></draw:path><draw:path draw:style-name="gr1515" draw:text-style-name="P131" svg:width="0.215cm" svg:height="0.239cm" svg:x="6.461cm" svg:y="1.299cm" svg:viewBox="0 0 216 240" svg:d="M212 15c2-4 4-5 4-7 0-5-4-8-8-8-5 0-7 3-9 9-31 68-60 136-91 204-30-68-61-136-90-204-4-8-7-9-10-9-4 0-8 3-8 8 0 1 0 2 3 6 32 73 64 146 96 218 3 7 5 8 9 8 5 0 6-2 9-8 31-72 63-144 95-217z"><text:p/></draw:path><draw:path draw:style-name="gr1515" draw:text-style-name="P131" svg:width="0.191cm" svg:height="0.174cm" svg:x="6.796cm" svg:y="1.36cm" svg:viewBox="0 0 192 175" svg:d="M118 54c2-10 11-45 38-45 1 0 11 0 19 4-11 2-19 12-19 21 0 7 5 14 16 14 7 0 20-7 20-23 0-19-23-25-36-25-22 0-36 21-41 30-9-26-30-30-41-30-40 0-62 50-62 59 0 5 3 5 4 5 4 0 5-1 5-5 13-40 39-50 52-50 7 0 20 3 20 25 0 12-6 39-20 93-6 24-19 40-37 40-2 0-11 0-20-5 10-2 19-10 19-21s-9-13-14-13c-12 0-21 10-21 22 0 17 19 25 36 25 26 0 40-26 41-29 4 15 18 29 42 29 39 0 61-50 61-59 0-4-3-4-4-4-4 0-4 1-6 4-13 41-38 51-51 51-15 0-21-13-21-26 0-8 2-17 6-34 5-18 9-35 14-53z"><text:p/></draw:path><draw:path draw:style-name="gr1515" draw:text-style-name="P131" svg:width="0.15cm" svg:height="0.385cm" svg:x="7.176cm" svg:y="1.241cm" svg:viewBox="0 0 151 386" svg:d="M148 14c3-4 2-4 3-6 0-5-4-8-8-8-2 0-6 1-7 3-45 124-89 246-134 369-2 4-1 4-2 6 0 5 3 8 8 8s6-2 8-9c44-121 88-242 132-363z"><text:p/></draw:path><draw:path draw:style-name="gr1515" draw:text-style-name="P131" svg:width="0.193cm" svg:height="0.222cm" svg:x="7.144cm" svg:y="1.323cm" svg:viewBox="0 0 194 223" svg:d="M180 120c7 0 14 0 14-8 0-7-7-7-14-7-55 0-109 0-164 0 5-53 49-90 104-90 20 0 41 0 60 0 7 0 14 0 14-7 0-8-7-8-14-8-21 0-40 0-61 0-66 0-119 50-119 112s53 111 119 111c21 0 40 0 61 0 7 0 14 0 14-7 0-8-7-8-14-8-19 0-40 0-60 0-55 0-99-36-104-88 55 0 109 0 164 0z"><text:p/></draw:path><draw:path draw:style-name="gr1515" draw:text-style-name="P131" svg:width="0.275cm" svg:height="0.263cm" svg:x="7.494cm" svg:y="1.265cm" svg:viewBox="0 0 276 264" svg:d="M45 234c-3 16-4 18-35 18-7 0-10 0-10 9 0 3 3 3 10 3 46 0 92 0 138 0 61 0 107-45 107-84 0-27-23-49-60-53 40-8 81-37 81-73 0-29-26-54-73-54-42 0-86 0-129 0-8 0-11 0-11 8 0 4 3 4 11 4 4 0 7 0 14 1s11 1 11 7c0 1-1 2-2 6-18 70-34 139-52 208zM103 123c8-32 17-64 25-95 3-15 4-16 20-16 17 0 33 0 50 0 34 0 43 23 43 40 0 34-34 71-82 71-18 0-37 0-56 0zM86 252c-6 0-6 0-8 0-4 0-5-1-5-3 0-1 0-3 2-9 9-36 17-72 26-108 24 0 49 0 73 0 37 0 45 29 45 45 0 38-34 75-80 75-18 0-36 0-53 0z"><text:p/></draw:path><draw:path draw:style-name="gr1515" draw:text-style-name="P131" svg:width="0.089cm" svg:height="0.385cm" svg:x="7.812cm" svg:y="1.241cm" svg:viewBox="0 0 90 386" svg:d="M90 194c0-31-4-77-26-121-23-48-56-73-60-73-3 0-4 1-4 3 0 1 0 3 8 9 37 39 59 100 59 182 0 66-14 133-62 182-5 5-5 6-5 7 0 2 1 3 4 3 4 0 39-26 61-75 20-43 25-85 25-117z"><text:p/></draw:path><draw:path draw:style-name="gr1515" draw:text-style-name="P131" svg:width="0.089cm" svg:height="0.385cm" svg:x="10.108cm" svg:y="1.241cm" svg:viewBox="0 0 90 386" svg:d="M90 383c0-1 0-2-6-9-49-48-61-122-61-180 0-69 14-136 62-184 5-4 5-6 5-7 0-2-2-3-4-3-4 0-39 26-62 75-20 43-24 86-24 119 0 29 4 76 25 120 23 47 57 72 61 72 2 0 4-1 4-3z"><text:p/></draw:path><draw:path draw:style-name="gr1515" draw:text-style-name="P131" svg:width="0.26cm" svg:height="0.263cm" svg:x="10.234cm" svg:y="1.265cm" svg:viewBox="0 0 261 264" svg:d="M0 0c0 4 0 8 0 12 3 0 7 0 10 0 30 0 31 5 31 19 0 68 0 135 0 203 0 15-1 18-31 18-3 0-7 0-10 0 0 4 0 8 0 12 47 0 95 0 142 0 65 0 119-57 119-130 0-72-53-134-119-134-47 0-95 0-142 0zM92 252c-17 0-18-2-18-15 0-70 0-140 0-209 0-13 1-16 18-16 14 0 26 0 39 0 24 0 50 9 70 36 17 24 20 57 20 86 0 43-7 66-21 86-8 10-30 32-68 32-13 0-26 0-40 0z"><text:p/></draw:path><draw:path draw:style-name="gr1515" draw:text-style-name="P131" svg:width="0.149cm" svg:height="0.176cm" svg:x="10.526cm" svg:y="1.358cm" svg:viewBox="0 0 150 177" svg:d="M33 76c2-58 35-67 47-67 41 0 44 52 44 67-31 0-60 0-91 0zM33 84c36 0 71 0 108 0 7 0 9 0 9-8 0-39-21-76-70-76-44 0-80 40-80 88 0 52 41 89 86 89 47 0 64-43 64-49 0-5-3-6-5-6-3 0-4 2-5 6-14 39-49 39-52 39-20 0-35-11-44-25-11-19-11-44-11-58z"><text:p/></draw:path><draw:path draw:style-name="gr1515" draw:text-style-name="P131" svg:width="0.325cm" svg:height="0.263cm" svg:x="10.831cm" svg:y="1.265cm" svg:viewBox="0 0 326 264" svg:d="M79 9c-4-9-5-9-14-9-22 0-43 0-65 0 0 4 0 8 0 12 3 0 5 0 9 0 29 0 31 5 31 19 0 64 0 129 0 192 0 11 0 29-40 29 0 4 0 8 0 12 13 0 32-1 45-1s32 1 45 1c0-4 0-8 0-12-39 0-39-18-39-29 0-69 0-138 0-208 30 81 62 161 93 241 2 5 3 8 8 8 4 0 5-2 6-7 32-81 64-163 96-245 0 74 0 149 0 222 0 15-1 18-31 18-3 0-5 0-9 0 0 4 0 8 0 12 15-1 41-1 57-1 14 0 40 0 55 1 0-4 0-8 0-12-4 0-7 0-10 0-30 0-30-3-30-18 0-68 0-135 0-203 0-14 0-19 30-19 3 0 6 0 10 0 0-4 0-8 0-12-22 0-44 0-66 0-10 0-10 1-13 8-28 72-56 145-84 218-28-73-56-145-84-217z"><text:p/></draw:path><draw:path draw:style-name="gr1515" draw:text-style-name="P131" svg:width="0.171cm" svg:height="0.176cm" svg:x="11.182cm" svg:y="1.358cm" svg:viewBox="0 0 172 177" svg:d="M172 90c0-49-40-90-86-90-49 0-86 42-86 90 0 51 40 87 85 87 47 0 87-37 87-87zM86 167c-17 0-34-7-44-25s-10-41-10-55 0-35 9-53c11-17 28-25 44-25 17 0 34 8 44 25s10 39 10 53 0 35-8 52c-9 17-27 28-45 28z"><text:p/></draw:path><draw:path draw:style-name="gr1515" draw:text-style-name="P131" svg:width="0.129cm" svg:height="0.17cm" svg:x="11.376cm" svg:y="1.36cm" svg:viewBox="0 0 130 171" svg:d="M53 43c0-14 0-29 0-43-18 1-35 3-53 4 0 5 0 8 0 13 26 0 30 2 30 22 0 34 0 69 0 103 0 16-5 16-30 16 0 5 0 8 0 13 14 0 33-2 44-2 15 0 33 0 48 2 0-5 0-8 0-13-2 0-5 0-7 0-29 0-30-3-30-17 0-20 0-40 0-60 0-38 16-72 46-72 2 0 2 0 3 0-1 1-8 5-8 15 0 11 8 17 17 17 7 0 17-5 17-17 0-13-12-24-29-24-28 0-43 26-48 43z"><text:p/></draw:path><draw:path draw:style-name="gr1515" draw:text-style-name="P131" svg:width="0.176cm" svg:height="0.254cm" svg:x="11.526cm" svg:y="1.355cm" svg:viewBox="0 0 177 255" svg:d="M75 109c-33 0-33-39-33-47 0-11 0-23 5-33 4-5 12-16 28-16 34 0 34 39 34 48 0 11 0 23-7 33-3 4-12 15-27 15zM31 124c0-2 0-11 6-18 15 11 31 12 38 12 36 0 62-27 62-56 0-15-5-29-15-38 14-13 28-15 35-15 1 0 2 0 4 0-5 2-7 6-7 11 0 6 5 11 12 11 3 0 11-2 11-12 0-7-4-19-20-19-7 0-25 2-40 19-17-13-33-15-42-15-35 0-63 27-63 57 0 17 9 31 19 40-6 6-12 18-12 32 0 12 5 27 17 34-24 7-36 23-36 39 0 27 38 49 86 49 45 0 86-20 86-50 0-14-6-33-26-44-21-10-43-10-66-10-10 0-26 0-29-1-13-1-20-14-20-26zM86 246c-39 0-66-19-66-40 0-18 15-32 32-33 7 0 15 0 23 0 33 0 77 0 77 33 0 21-28 40-66 40z"><text:p/></draw:path><draw:path draw:style-name="gr1515" draw:text-style-name="P131" svg:width="0.173cm" svg:height="0.176cm" svg:x="11.725cm" svg:y="1.358cm" svg:viewBox="0 0 174 177" svg:d="M112 144c1 16 12 31 30 31 9 0 32-4 32-36 0-8 0-15 0-22-4 0-6 0-9 0 0 7 0 14 0 22 0 22-10 25-14 25-14 0-15-18-15-20 0-25 0-52 0-77 0-16 0-32-14-46s-34-21-53-21c-32 0-58 18-58 44 0 11 8 18 18 18 11 0 17-8 17-18 0-4-1-18-20-18 11-13 30-17 42-17 20 0 42 14 42 49 0 5 0 10 0 15-20 1-47 2-72 13-28 13-38 34-38 50 0 31 37 41 62 41s42-15 50-33zM110 80c0 14 0 26 0 39 0 37-29 50-46 50-19 0-34-14-34-33 0-22 16-53 80-56z"><text:p/></draw:path><draw:path draw:style-name="gr1515" draw:text-style-name="P131" svg:width="0.194cm" svg:height="0.17cm" svg:x="11.915cm" svg:y="1.36cm" svg:viewBox="0 0 195 171" svg:d="M30 39c0 34 0 69 0 103 0 16-4 16-30 16 0 5 0 8 0 13 13 0 33-2 44-2 10 0 30 2 43 2 0-5 0-8 0-13-25 0-30 0-30-16 0-24 0-47 0-72 0-40 28-61 52-61s28 21 28 43c0 29 0 60 0 90 0 16-4 16-29 16 0 5 0 8 0 13 13 0 33-2 43-2 11 0 30 2 44 2 0-5 0-8 0-13-21 0-30 0-31-11 0-24 0-49 0-73 0-33 0-45-12-60-5-6-18-14-40-14-28 0-47 17-57 41 0-13 0-28 0-41-19 1-36 3-55 4 0 5 0 8 0 13 27 0 30 2 30 22z"><text:p/></draw:path><draw:path draw:style-name="gr1515" draw:text-style-name="P131" svg:width="0.089cm" svg:height="0.385cm" svg:x="12.139cm" svg:y="1.241cm" svg:viewBox="0 0 90 386" svg:d="M90 194c0-31-4-77-26-121-23-48-56-73-60-73-3 0-4 1-4 3 0 1 0 3 8 9 37 39 59 100 59 182 0 66-14 133-62 182-5 5-5 6-5 7 0 2 1 3 4 3 4 0 39-26 61-75 20-43 25-85 25-117z"><text:p/></draw:path><draw:path draw:style-name="gr1515" draw:text-style-name="P131" svg:width="0.342cm" svg:height="0.211cm" svg:x="2.907cm" svg:y="1.907cm" svg:viewBox="0 0 343 212" svg:d="M330 152c7 0 13 0 13-8s-6-8-13-8c-81 0-164 0-245 0-17-14-37-24-50-29 14-7 33-17 50-30 81 0 164 0 245 0 7 0 13 0 13-8s-6-8-13-8c-76 0-153 0-229 0 19-18 39-52 39-57 0-4-5-4-7-4-3 0-5 0-8 3-7 15-18 36-44 58-26 24-52 34-72 39-7 2-7 3-8 3-1 2-1 3-1 4s0 1 1 2h1c0 1 1 1 8 3 53 16 91 51 113 93 5 7 5 7 10 7 2 0 7 0 7-4s-19-39-39-56c76 0 153 0 229 0z"><text:p/></draw:path><draw:path draw:style-name="gr1515" draw:text-style-name="P131" svg:width="0.342cm" svg:height="0.211cm" svg:x="3.23cm" svg:y="1.907cm" svg:viewBox="0 0 343 212" svg:d="M260 77c15 13 35 23 48 30-14 5-33 15-48 29-83 0-164 0-247 0-6 0-13 0-13 8s7 8 13 8c76 0 153 0 229 0-19 17-39 52-39 56s5 4 7 4c3 0 7 0 8-3 7-14 18-35 44-57 26-23 53-34 72-40 7-2 7-3 8-3 1-1 1-1 1-2s0-2-1-4h-1c0-1-1-1-8-3-53-15-91-50-113-92-3-8-4-8-10-8-2 0-7 0-7 4 0 5 20 39 39 57-76 0-153 0-229 0-6 0-13 0-13 8s7 8 13 8c83 0 164 0 247 0z"><text:p/></draw:path><draw:path draw:style-name="gr1515" draw:text-style-name="P131" svg:width="0.088cm" svg:height="0.385cm" svg:x="3.848cm" svg:y="1.82cm" svg:viewBox="0 0 89 386" svg:d="M89 383c0-1 0-2-7-9-48-48-60-122-60-180 0-69 15-136 63-184 4-4 4-6 4-7 0-2-1-3-3-3-5 0-39 26-62 75-20 43-24 86-24 119 0 29 4 77 25 120 23 47 56 72 61 72 2 0 3-1 3-3z"><text:p/></draw:path><draw:path draw:style-name="gr1515" draw:text-style-name="P131" svg:width="0.191cm" svg:height="0.174cm" svg:x="3.971cm" svg:y="1.939cm" svg:viewBox="0 0 192 175" svg:d="M118 54c2-10 11-45 38-45 2 0 11 0 19 4-10 2-18 12-18 21 0 7 4 14 15 14 8 0 20-7 20-23 0-19-23-25-36-25-22 0-35 21-41 30-8-26-29-30-41-30-40 0-62 50-62 59 0 5 3 5 4 5 4 0 5-1 6-5 13-40 38-50 52-50 6 0 21 3 21 25 0 12-7 39-21 93-7 24-20 40-38 40-2 0-11 0-18-5 9-2 17-10 17-21 0-10-8-13-14-13-11 0-21 10-21 22 0 17 19 25 36 25 26 0 40-26 41-29 4 15 19 29 42 29 39 0 61-50 61-59 0-4-3-4-4-4-3 0-4 1-6 5-12 40-38 50-50 50-16 0-22-13-22-26 0-8 2-17 6-34 5-18 9-35 14-53z"><text:p/></draw:path><draw:path draw:style-name="gr1515" draw:text-style-name="P131" svg:width="0.193cm" svg:height="0.222cm" svg:x="4.32cm" svg:y="1.9cm" svg:viewBox="0 0 194 223" svg:d="M180 120c7 0 14 0 14-8 0-7-7-7-14-7-55 0-109 0-164 0 5-53 49-90 104-90 20 0 41 0 60 0 7 0 14 0 14-7 0-8-7-8-14-8-21 0-40 0-61 0-66 0-119 50-119 112s53 111 119 111c21 0 40 0 61 0 7 0 14 0 14-7 0-8-7-8-14-8-19 0-40 0-60 0-55 0-99-36-104-88 55 0 109 0 164 0z"><text:p/></draw:path><draw:path draw:style-name="gr1515" draw:text-style-name="P131" svg:width="0.264cm" svg:height="0.275cm" svg:x="4.666cm" svg:y="1.833cm" svg:viewBox="0 0 265 276" svg:d="M56 232c-15 27-31 31-47 33-5 0-9 0-9 8 0 2 2 3 5 3 10 0 22-1 33-1 14 0 27 1 39 1 2 0 8 0 8-6 0-5-4-5-7-5-9-1-18-4-18-14 0-5 3-9 6-14 10-17 19-33 29-50 33 0 64 0 97 0 0 9 6 61 6 65 0 11-20 13-28 13-5 0-8 0-8 8 0 3 3 2 4 3 17 0 33-1 48-1 10 0 35 1 44 1 3 0 7 0 7-8 0-3-3-3-9-3-23 0-23-3-24-14-8-80-16-162-24-242-1-8-1-9-8-9-5 0-8 2-10 7-45 74-89 150-134 225zM102 175c26-43 51-85 76-128 5 43 9 85 13 128-29 0-59 0-89 0z"><text:p/></draw:path><draw:path draw:style-name="gr1515" draw:text-style-name="P131" svg:width="0.213cm" svg:height="0.239cm" svg:x="5.05cm" svg:y="1.878cm" svg:viewBox="0 0 214 240" svg:d="M117 9c-4-7-6-9-9-9-6 0-7 3-9 9-32 71-64 144-96 215-3 6-3 6-3 8 0 5 3 8 8 8 3 0 5-1 8-8 31-68 61-136 92-204 29 68 60 136 90 204 4 8 8 8 9 8 4 0 7-3 7-8 0-1 0-1-2-5-32-73-64-146-95-218z"><text:p/></draw:path><draw:path draw:style-name="gr1515" draw:text-style-name="P131" svg:width="0.191cm" svg:height="0.174cm" svg:x="5.383cm" svg:y="1.939cm" svg:viewBox="0 0 192 175" svg:d="M118 54c3-10 12-45 38-45 2 0 11 0 20 4-11 2-19 12-19 21 0 7 5 14 15 14 8 0 20-7 20-23 0-19-22-25-35-25-23 0-36 21-40 30-10-26-31-30-42-30-41 0-63 50-63 59 0 5 3 4 4 5 4 0 5-1 6-5 13-40 38-50 52-50 7 0 21 3 21 25 0 12-7 39-21 93-7 24-20 40-37 40-2 0-11 0-19-5 9-2 18-10 18-21 0-10-9-13-14-13-12 0-22 10-22 22 0 17 20 25 36 25 27 0 40-26 41-29 4 15 19 29 42 29 39 0 61-50 61-59 0-4-3-4-4-4-3 0-4 1-4 5-14 40-40 50-52 50-16 0-21-13-21-26 0-8 2-17 7-34 4-18 7-35 12-53z"><text:p/></draw:path><draw:path draw:style-name="gr1515" draw:text-style-name="P131" svg:width="0.15cm" svg:height="0.385cm" svg:x="5.765cm" svg:y="1.82cm" svg:viewBox="0 0 151 386" svg:d="M148 14c3-4 2-4 3-6 0-5-5-8-8-8s-6 1-7 3c-45 124-89 246-134 369-2 4-1 4-2 6 0 5 3 8 8 8s6-2 8-9c44-121 88-242 132-363z"><text:p/></draw:path><draw:path draw:style-name="gr1515" draw:text-style-name="P131" svg:width="0.191cm" svg:height="0.222cm" svg:x="5.733cm" svg:y="1.9cm" svg:viewBox="0 0 192 223" svg:d="M179 120c7 0 13 0 13-8 0-7-6-7-13-7-55 0-109 0-164 0 5-53 50-90 104-90 20 0 40 0 60 0 7 0 13 0 13-7 0-8-6-8-13-8-20 0-40 0-60 0-66 0-119 50-119 112s53 111 119 111c20 0 40 0 60 0 7 0 13 0 13-7 0-8-6-8-13-8-20 0-40 0-60 0-54 0-99-36-104-88 55 0 109 0 164 0z"><text:p/></draw:path><draw:path draw:style-name="gr1515" draw:text-style-name="P131" svg:width="0.264cm" svg:height="0.275cm" svg:x="6.08cm" svg:y="1.833cm" svg:viewBox="0 0 265 276" svg:d="M55 232c-15 27-30 31-47 33-5 0-8 0-8 8 0 2 2 3 4 3 11 0 23-1 34-1 13 0 26 1 39 1 2 0 7 0 7-6 0-5-4-5-6-5-9-1-19-4-19-14 0-5 3-9 6-14 10-17 20-33 30-50 31 0 64 0 96 0 1 9 7 61 7 65 0 11-21 13-29 13-5 0-8 0-8 8 0 3 4 3 5 3 15 0 32-1 48-1 10 0 35 1 44 1 3 0 7 0 7-8 0-3-4-3-9-3-24 0-24-3-25-14-8-80-17-162-24-242 0-8 0-9-7-9-6 0-8 2-10 7-45 74-90 150-135 225zM102 175c26-43 51-85 76-128 5 43 8 85 12 128-29 0-58 0-88 0z"><text:p/></draw:path><draw:path draw:style-name="gr1515" draw:text-style-name="P131" svg:width="0.089cm" svg:height="0.385cm" svg:x="6.376cm" svg:y="1.82cm" svg:viewBox="0 0 90 386" svg:d="M90 194c0-31-4-77-26-121-23-48-56-73-60-73-3 0-4 1-4 3 0 1 0 3 8 10 37 38 59 99 59 181 0 66-14 134-62 182-5 5-5 6-5 7 0 2 1 3 4 3 4 0 39-26 61-75 20-43 25-85 25-117z"><text:p/></draw:path><draw:path draw:style-name="gr1515" draw:text-style-name="P131" svg:width="0.215cm" svg:height="0.239cm" svg:x="6.612cm" svg:y="1.878cm" svg:viewBox="0 0 216 240" svg:d="M212 15c2-4 4-5 4-7 0-5-5-8-9-8s-6 3-9 9c-30 68-61 136-90 204-31-68-61-136-92-204-3-8-5-9-8-9-5 0-8 3-8 8 0 1 0 2 2 6 32 73 65 146 97 218 3 7 5 8 9 8s5-2 9-8c31-72 63-144 95-217z"><text:p/></draw:path><draw:path draw:style-name="gr1515" draw:text-style-name="P131" svg:width="0.088cm" svg:height="0.385cm" svg:x="6.973cm" svg:y="1.82cm" svg:viewBox="0 0 89 386" svg:d="M89 383c0-1 0-2-5-9-49-48-62-122-62-180 0-69 15-136 63-184 4-4 4-6 4-7 0-2-1-3-3-3-5 0-39 26-62 75-20 43-24 86-24 119 0 29 4 77 25 120 23 47 56 72 61 72 2 0 3-1 3-3z"><text:p/></draw:path><draw:path draw:style-name="gr1515" draw:text-style-name="P131" svg:width="0.191cm" svg:height="0.174cm" svg:x="7.096cm" svg:y="1.939cm" svg:viewBox="0 0 192 175" svg:d="M118 54c2-10 11-45 38-45 2 0 11 0 20 4-11 2-19 12-19 21 0 7 5 14 15 14 8 0 20-7 20-23 0-19-23-25-36-25-22 0-35 21-41 30-8-26-29-30-41-30-40 0-62 50-62 59 0 5 3 5 4 5 4 0 5-1 6-5 13-40 38-50 52-50 6 0 21 3 21 25 0 12-7 39-21 93-7 24-20 40-38 40-2 0-11 0-18-5 9-2 17-10 17-21 0-10-8-13-14-13-11 0-21 10-21 22 0 17 20 25 36 25 26 0 40-26 41-29 4 15 19 29 42 29 39 0 61-50 61-59 0-4-3-4-4-4-3 0-4 1-6 5-12 40-38 50-50 50-16 0-22-13-22-26 0-8 2-17 6-34 5-18 9-35 14-53z"><text:p/></draw:path><draw:path draw:style-name="gr1515" draw:text-style-name="P131" svg:width="0.193cm" svg:height="0.222cm" svg:x="7.445cm" svg:y="1.9cm" svg:viewBox="0 0 194 223" svg:d="M180 120c7 0 14 0 14-8 0-7-7-7-14-7-55 0-109 0-164 0 5-53 49-90 104-90 20 0 41 0 60 0 7 0 14 0 14-7 0-8-7-8-14-8-21 0-40 0-61 0-66 0-119 50-119 112s53 111 119 111c21 0 40 0 61 0 7 0 14 0 14-7 0-8-7-8-14-8-19 0-40 0-60 0-55 0-99-36-104-88 55 0 109 0 164 0z"><text:p/></draw:path><draw:path draw:style-name="gr1515" draw:text-style-name="P131" svg:width="0.265cm" svg:height="0.275cm" svg:x="7.791cm" svg:y="1.833cm" svg:viewBox="0 0 266 276" svg:d="M56 232c-15 27-31 31-47 33-5 0-9 0-9 8 0 2 2 3 5 3 11 0 22-1 33-1 14 0 27 1 39 1 3 0 8 0 8-6 0-5-4-5-7-5-9-1-18-4-18-14 0-5 3-9 6-14 10-17 20-33 30-50 32 0 65 0 96 0 0 9 6 61 6 65 0 11-20 13-28 13-5 0-8 0-8 8 0 3 4 3 5 3 16 0 32-1 49-1 8 0 33 1 42 1 3 0 8 0 8-8 0-3-4-3-10-3-23 0-23-3-24-14-8-80-16-162-24-242-1-8-1-9-7-9s-9 2-11 7c-45 74-89 150-134 225zM102 175c26-43 51-85 76-128 5 43 9 85 13 128-29 0-59 0-89 0z"><text:p/></draw:path><draw:path draw:style-name="gr1515" draw:text-style-name="P131" svg:width="0.215cm" svg:height="0.239cm" svg:x="8.175cm" svg:y="1.878cm" svg:viewBox="0 0 216 240" svg:d="M117 9c-4-7-6-9-9-9-6 0-7 3-9 9-32 71-64 144-96 215-2 6-3 6-3 8 0 5 3 8 8 8 3 0 5-1 8-8 31-68 61-136 92-204 29 68 60 136 90 204 4 8 8 8 10 8 3 0 8-3 8-8 0-1 0-1-4-5-32-73-64-146-95-218z"><text:p/></draw:path><draw:path draw:style-name="gr1515" draw:text-style-name="P131" svg:width="0.191cm" svg:height="0.174cm" svg:x="8.508cm" svg:y="1.939cm" svg:viewBox="0 0 192 175" svg:d="M119 54c2-10 11-45 37-45 2 0 12 0 20 4-11 2-19 12-19 21 0 7 5 14 15 14 8 0 20-7 20-23 0-19-22-25-35-25-23 0-36 21-40 30-10-26-31-30-42-30-41 0-63 50-63 59 0 5 4 5 6 5s3-1 4-5c13-40 38-50 52-50 7 0 21 3 21 25 0 12-7 39-21 93-6 24-20 40-37 40-2 0-11 0-19-5 9-2 18-10 18-21 0-10-9-13-14-13-12 0-22 10-22 22 0 17 20 25 36 25 27 0 40-26 41-29 5 15 19 29 42 29 39 0 62-50 62-59 0-4-4-4-5-4-3 0-4 1-4 5-14 40-40 50-52 50-16 0-21-13-21-26 0-8 2-17 7-34 4-18 8-35 13-53z"><text:p/></draw:path><draw:path draw:style-name="gr1515" draw:text-style-name="P131" svg:width="0.15cm" svg:height="0.385cm" svg:x="8.89cm" svg:y="1.82cm" svg:viewBox="0 0 151 386" svg:d="M148 14c3-4 2-4 3-6 0-5-4-8-8-8-3 0-6 1-7 3-45 124-89 246-134 369-2 4-1 4-2 6 0 5 3 8 8 8s6-2 8-9c44-121 88-242 132-363z"><text:p/></draw:path><draw:path draw:style-name="gr1515" draw:text-style-name="P131" svg:width="0.193cm" svg:height="0.222cm" svg:x="8.858cm" svg:y="1.9cm" svg:viewBox="0 0 194 223" svg:d="M179 120c7 0 15 0 15-8 0-7-8-7-15-7-55 0-109 0-164 0 5-53 50-90 104-90 20 0 40 0 60 0 7 0 15 0 15-7 0-8-8-8-15-8-20 0-40 0-60 0-66 0-119 50-119 112s53 111 119 111c20 0 40 0 60 0 7 0 15 0 15-7 0-8-8-8-15-8-20 0-40 0-60 0-54 0-99-36-104-88 55 0 109 0 164 0z"><text:p/></draw:path><draw:path draw:style-name="gr1515" draw:text-style-name="P131" svg:width="0.275cm" svg:height="0.263cm" svg:x="9.207cm" svg:y="1.845cm" svg:viewBox="0 0 276 264" svg:d="M46 234c-4 16-4 19-35 19-7 0-11 0-11 8 0 3 3 3 11 3 46 0 91 0 137 0 62 0 107-45 107-82 0-29-22-51-59-55 39-8 80-37 80-73 0-29-25-54-71-54-43 0-87 0-130 0-8 0-11 0-11 8 0 4 3 4 10 4 1 0 8 0 15 1s10 1 10 7c0 1 0 2-1 6-18 70-34 139-52 208zM104 123c8-32 17-64 25-95 3-15 3-16 21-16 16 0 33 0 49 0 34 0 42 23 42 41 0 33-33 70-80 70-19 0-38 0-57 0zM87 253c-6 0-7 0-9-1-3 0-4-1-4-3 0-1 0-3 1-9 9-36 18-72 27-108 24 0 49 0 73 0 37 0 45 29 45 45 0 38-35 76-80 76-18 0-36 0-53 0z"><text:p/></draw:path><draw:path draw:style-name="gr1515" draw:text-style-name="P131" svg:width="0.088cm" svg:height="0.385cm" svg:x="9.526cm" svg:y="1.82cm" svg:viewBox="0 0 89 386" svg:d="M89 194c0-31-4-77-25-121-23-48-56-73-61-73-2 0-3 1-3 3 0 1 0 3 7 10 38 38 60 99 60 181 0 66-14 134-63 182-4 5-4 6-4 7 0 2 1 3 3 3 5 0 39-26 62-75 20-43 24-85 24-117z"><text:p/></draw:path><draw:path draw:style-name="gr1515" draw:text-style-name="P131" svg:width="0.089cm" svg:height="0.385cm" svg:x="10.108cm" svg:y="1.82cm" svg:viewBox="0 0 90 386" svg:d="M90 383c0-1 0-2-6-9-49-48-61-122-61-180 0-69 14-136 62-184 5-4 5-6 5-7 0-2-2-3-4-3-4 0-39 26-62 75-20 43-24 86-24 119 0 29 4 77 25 120 23 47 57 72 61 72 2 0 4-1 4-3z"><text:p/></draw:path><draw:path draw:style-name="gr1515" draw:text-style-name="P131" svg:width="0.26cm" svg:height="0.263cm" svg:x="10.234cm" svg:y="1.845cm" svg:viewBox="0 0 261 264" svg:d="M0 0c0 4 0 8 0 12 3 0 7 0 10 0 30 0 31 5 31 19 0 68 0 135 0 203 0 15-1 19-31 19-3 0-7 0-10 0 0 3 0 8 0 11 47 0 95 0 142 0 65 0 119-57 119-130 0-72-53-134-119-134-47 0-95 0-142 0zM92 253c-17 0-18-3-18-16 0-70 0-140 0-209 0-13 1-16 18-16 14 0 26 0 39 0 24 0 50 9 70 36 17 24 20 57 20 86 0 43-7 66-21 86-8 10-30 33-68 33-13 0-26 0-40 0z"><text:p/></draw:path><draw:path draw:style-name="gr1515" draw:text-style-name="P131" svg:width="0.081cm" svg:height="0.258cm" svg:x="10.529cm" svg:y="1.851cm" svg:viewBox="0 0 82 259" svg:d="M56 88c-18 1-36 3-54 4 0 5 0 8 0 13 24 0 29 2 29 20 0 36 0 70 0 105 0 18-5 18-31 18 0 3 0 7 0 11 12 0 33-2 43-2 13 0 26 2 39 2 0-4 0-8 0-11-25 0-26-3-26-18 0-47 0-95 0-142zM57 21c0-12-10-21-20-21-12 0-21 11-21 21s9 21 21 21c10 0 20-9 20-21z"><text:p/></draw:path><draw:path draw:style-name="gr1515" draw:text-style-name="P131" svg:width="0.125cm" svg:height="0.176cm" svg:x="10.636cm" svg:y="1.936cm" svg:viewBox="0 0 126 177" svg:d="M67 98c9 2 41 8 41 36 0 20-15 35-44 35-32 0-46-22-54-55-1-5-1-6-6-6-4 0-4 2-4 9 0 17 0 34 0 51 0 7 0 9 4 9 1 0 3 0 9-8 1 0 1-1 8-8 17 16 35 16 43 16 44 0 62-25 62-54 0-20-12-32-16-36-13-12-28-15-44-19-22-4-47-9-47-32 0-13 10-28 43-28 42 0 44 34 45 46 0 3 3 2 4 3 6 0 6-1 6-9 0-13 0-26 0-39 0-7 0-9-5-9-2 0-2 0-8 4-1 3-5 6-6 7-14-11-31-11-36-11-48 0-62 26-62 47 0 15 5 25 16 33 13 10 24 12 51 18z"><text:p/></draw:path><draw:path draw:style-name="gr1515" draw:text-style-name="P131" svg:width="0.12cm" svg:height="0.241cm" svg:x="10.783cm" svg:y="1.87cm" svg:viewBox="0 0 121 242" svg:d="M60 84c19 0 37 0 55 0 0-5 0-8 0-12-18 0-36 0-55 0 0-25 0-48 0-72-3 0-6 0-9 0-2 32-13 74-51 75 0 3 0 5 0 9 11 0 22 0 33 0 0 35 0 71 0 106 0 48 36 52 51 52 27 0 37-27 37-52 0-7 0-14 0-22-3 0-6 0-9 0 0 7 0 15 0 21 0 29-12 44-26 44-26 0-26-35-26-42 0-36 0-71 0-107z"><text:p/></draw:path><draw:path draw:style-name="gr1515" draw:text-style-name="P131" svg:width="0.129cm" svg:height="0.17cm" svg:x="10.937cm" svg:y="1.939cm" svg:viewBox="0 0 130 171" svg:d="M54 43c0-14 0-29 0-43-18 1-36 3-54 4 0 5 0 8 0 13 27 0 31 2 31 22 0 34 0 69 0 103 0 18-5 18-31 18 0 3 0 7 0 11 15 0 33-2 44-2 15 0 34 0 49 2 0-4 0-8 0-11-2 0-5 0-7 0-29 0-30-5-30-19 0-20 0-40 0-60 0-38 17-72 45-72 3 0 3 0 5 0-2 1-9 5-9 15 0 11 9 17 16 17 8 0 17-5 17-17 0-13-12-24-29-24-27 0-42 26-47 43z"><text:p/></draw:path><draw:path draw:style-name="gr1515" draw:text-style-name="P131" svg:width="0.081cm" svg:height="0.258cm" svg:x="11.091cm" svg:y="1.851cm" svg:viewBox="0 0 82 259" svg:d="M55 88c-18 1-36 3-54 4 0 5 0 8 0 13 25 0 29 2 29 20 0 36 0 70 0 105 0 18-5 18-30 18 0 3 0 7 0 11 12 0 33-2 42-2 14 0 27 2 40 2 0-4 0-8 0-11-25 0-27-3-27-18 0-47 0-95 0-142zM57 21c0-12-10-21-21-21-12 0-21 11-21 21s9 21 21 21c11 0 21-9 21-21z"><text:p/></draw:path><draw:path draw:style-name="gr1515" draw:text-style-name="P131" svg:width="0.189cm" svg:height="0.271cm" svg:x="11.196cm" svg:y="1.842cm" svg:viewBox="0 0 190 272" svg:d="M55 122c0-41 0-81 0-122-19 1-36 2-55 3 0 5 0 8 0 12 26 0 30 4 30 22 0 77 0 153 0 230 3 0 6 0 10 0 4-7 3-5 13-23 6 9 22 28 50 28 47 0 87-38 87-87 0-50-38-88-82-88-30 0-46 19-53 25zM56 223c0-26 0-52 0-79 0-8 0-8 4-14 16-21 37-24 47-24 16 0 30 10 39 24 11 16 12 38 12 54 0 14-1 37-12 55-9 12-23 25-44 25-17 0-31-10-40-24-6-8-6-9-6-17z"><text:p/></draw:path><draw:path draw:style-name="gr1515" draw:text-style-name="P131" svg:width="0.194cm" svg:height="0.174cm" svg:x="11.412cm" svg:y="1.939cm" svg:viewBox="0 0 195 175" svg:d="M139 141c0 11 0 23 0 34 18-1 37-3 56-4 0-4 0-8 0-11-28 0-30-4-30-22 0-47 0-92 0-138-19 1-39 3-57 4 0 5 0 8 0 13 26 0 29 2 29 22 0 23 0 45 0 68 0 34-18 60-46 60-33 0-34-18-34-38 0-43 0-86 0-129-19 1-38 3-57 4 0 5 0 8 0 13 31 0 31 1 31 35 0 20 0 38 0 58 0 30 0 65 58 65 22 0 39-11 50-34z"><text:p/></draw:path><draw:path draw:style-name="gr1515" draw:text-style-name="P131" svg:width="0.12cm" svg:height="0.241cm" svg:x="11.622cm" svg:y="1.87cm" svg:viewBox="0 0 121 242" svg:d="M59 84c19 0 37 0 55 0 0-5 0-8 0-12-18 0-36 0-55 0 0-25 0-48 0-72-3 0-6 0-10 0 0 32-12 74-49 75 0 3 0 5 0 9 11 0 22 0 33 0 0 35 0 71 0 106 0 48 35 52 49 52 28 0 39-27 39-52 0-7 0-14 0-22-3 0-7 0-10 0 0 7 0 15 0 21 0 29-12 44-26 44-26 0-26-35-26-42 0-36 0-71 0-107z"><text:p/></draw:path><draw:path draw:style-name="gr1515" draw:text-style-name="P131" svg:width="0.083cm" svg:height="0.258cm" svg:x="11.777cm" svg:y="1.851cm" svg:viewBox="0 0 84 259" svg:d="M56 88c-18 1-36 3-54 4 0 5 0 8 0 13 25 0 29 2 29 20 0 36 0 70 0 105 0 18-5 18-31 18 0 3 0 7 0 11 13 0 34-2 43-2 13 0 27 2 41 2 0-4 0-8 0-11-27 0-28-3-28-18 0-47 0-95 0-142zM57 21c0-12-9-21-20-21-12 0-21 11-21 21s9 21 21 21c11 0 20-9 20-21z"><text:p/></draw:path><draw:path draw:style-name="gr1515" draw:text-style-name="P131" svg:width="0.188cm" svg:height="0.17cm" svg:x="11.879cm" svg:y="1.943cm" svg:viewBox="0 0 189 171" svg:d="M154 37c3-8 10-25 35-25 0-4 0-8 0-12-9 1-20 1-28 1-10 0-28-1-35-1 0 4 0 8 0 12 15 0 19 9 19 17 0 3-1 5-2 8-13 33-26 66-40 99-14-36-28-71-43-107-3-6-3-6-3-7 0-10 16-10 22-10 0-4 0-8 0-12-11 0-33 1-42 1-10 0-25 0-37-1 0 4 0 8 0 12 24 0 26 2 31 14 18 47 37 92 56 138 2 5 2 7 8 7 4 0 6-4 8-7 17-42 34-85 51-127z"><text:p/></draw:path><draw:path draw:style-name="gr1515" draw:text-style-name="P131" svg:width="0.149cm" svg:height="0.176cm" svg:x="12.076cm" svg:y="1.936cm" svg:viewBox="0 0 150 177" svg:d="M32 76c3-57 35-67 48-67 40 0 44 52 44 67-31 0-61 0-92 0zM32 84c36 0 71 0 108 0 8 0 10 0 10-8 0-39-21-76-70-76-45 0-80 40-80 88 0 52 41 89 85 89 47 0 65-43 65-49 0-5-4-6-6-6-3 0-3 3-4 6-14 40-49 40-53 40-19 0-34-12-43-26-12-19-12-44-12-58z"><text:p/></draw:path><draw:path draw:style-name="gr1515" draw:text-style-name="P131" svg:width="0.089cm" svg:height="0.385cm" svg:x="12.259cm" svg:y="1.82cm" svg:viewBox="0 0 90 386" svg:d="M90 194c0-31-4-77-25-121-23-48-57-73-61-73-2 0-4 1-4 3 0 1 0 3 8 10 37 38 60 99 60 181 0 66-14 134-63 182-5 5-5 6-5 7 0 2 2 3 4 3 4 0 39-26 62-75 20-43 24-85 24-117z"><text:p/></draw:path><draw:path draw:style-name="gr1515" draw:text-style-name="P131" svg:width="0.342cm" svg:height="0.211cm" svg:x="2.907cm" svg:y="2.528cm" svg:viewBox="0 0 343 212" svg:d="M330 151c7 0 13 0 13-8s-6-8-13-8c-81 0-164 0-245 0-17-13-37-23-50-29 14-6 33-16 50-30 81 0 164 0 245 0 7 0 13 0 13-8 0-7-6-7-13-7-76 0-153 0-229 0 19-18 39-52 39-57 0-4-5-4-7-4-3 0-5 0-8 2-7 16-18 35-44 59-26 23-52 34-72 39-7 2-7 2-8 3-1 2-1 2-1 3s0 2 1 2l1 1c2 1 1 1 8 3 53 16 91 51 113 93 5 7 5 7 10 7 2 0 7 0 7-4 0-6-19-39-39-57 76 0 153 0 229 0z"><text:p/></draw:path><draw:path draw:style-name="gr1515" draw:text-style-name="P131" svg:width="0.342cm" svg:height="0.211cm" svg:x="3.23cm" svg:y="2.528cm" svg:viewBox="0 0 343 212" svg:d="M260 76c15 14 35 24 48 30-14 6-33 16-48 29-83 0-164 0-247 0-6 0-13 0-13 8s7 8 13 8c76 0 153 0 229 0-19 18-39 51-39 57 0 4 5 4 7 4 3 0 7 0 8-3 7-14 18-35 44-57 26-24 53-34 72-40 7-3 7-3 8-4 1 0 1-1 1-2s0-1-1-3l-1-1c-2-1-1 0-8-2-53-15-91-50-113-92-3-8-4-8-10-8-2 0-7 0-7 4 0 5 20 39 39 57-76 0-153 0-229 0-6 0-13 0-13 7 0 8 7 8 13 8 83 0 164 0 247 0z"><text:p/></draw:path><draw:path draw:style-name="gr1515" draw:text-style-name="P131" svg:width="0.191cm" svg:height="0.174cm" svg:x="3.82cm" svg:y="2.561cm" svg:viewBox="0 0 192 175" svg:d="M118 54c3-10 12-45 38-45 2 0 11 0 20 4-11 2-19 12-19 21 0 7 5 13 15 13 8 0 20-6 20-22 0-19-22-25-35-25-23 0-36 20-40 30-10-27-31-30-42-30-41 0-63 50-63 59 0 4 3 3 4 4 4 0 5 0 6-4 13-41 38-50 52-50 7 0 21 3 21 25 0 12-7 39-21 93-7 23-20 39-37 39-2 0-12 0-19-4 9-2 18-10 18-21s-9-14-14-14c-12 0-22 11-22 23 0 17 20 25 36 25 26 0 40-28 41-30 4 15 19 30 42 30 39 0 61-50 61-59 0-5-3-5-4-5-3 0-4 2-4 5-14 41-40 50-52 50-16 0-21-12-21-25 0-9 2-17 5-34 5-18 9-35 14-53z"><text:p/></draw:path><draw:path draw:style-name="gr1515" draw:text-style-name="P131" svg:width="0.191cm" svg:height="0.223cm" svg:x="4.17cm" svg:y="2.523cm" svg:viewBox="0 0 192 224" svg:d="M179 120c7 0 13 0 13-8 0-7-6-7-13-7-55 0-109 0-164 0 5-52 50-90 104-90 20 0 40 0 60 0 7 0 13 0 13-7 0-8-6-8-13-8-20 0-40 0-60 0-67 0-119 51-119 112 0 62 52 112 119 112 20 0 40 0 60 0 7 0 13 0 13-7 0-8-6-8-13-8-20 0-40 0-60 0-54 0-99-37-104-89 55 0 109 0 164 0z"><text:p/></draw:path><draw:path draw:style-name="gr1515" draw:text-style-name="P131" svg:width="0.264cm" svg:height="0.275cm" svg:x="4.517cm" svg:y="2.456cm" svg:viewBox="0 0 265 276" svg:d="M55 232c-15 25-30 31-47 32-5 1-8 1-8 8 0 2 1 4 4 4 11 0 23-1 34-1 13 0 26 1 39 1 2 0 7 0 7-8 0-3-4-4-6-4-9 0-19-3-19-13 0-5 3-9 6-14 10-17 20-33 30-50 31 0 64 0 96 0 1 8 7 61 7 65 0 11-21 12-29 12-5 0-8 0-8 8 0 4 4 4 5 4 15 0 32-1 48-1 10 0 35 1 43 1 4 0 8 0 8-8 0-4-4-4-9-4-24 0-24-2-25-13-8-80-17-162-24-242 0-8 0-9-7-9-6 0-8 2-10 7-45 74-90 150-135 225zM101 175c25-43 52-85 77-128 5 43 8 85 12 128-29 0-59 0-89 0z"><text:p/></draw:path><draw:path draw:style-name="gr1515" draw:text-style-name="P131" svg:width="0.215cm" svg:height="0.239cm" svg:x="4.899cm" svg:y="2.501cm" svg:viewBox="0 0 216 240" svg:d="M117 8c-4-7-6-8-9-8-5 0-7 2-9 8-32 72-64 144-96 216-2 5-3 6-3 8 0 5 4 8 8 8 3 0 6-1 10-9 29-68 60-136 90-205 31 69 60 137 91 205 3 9 7 9 9 9 4 0 8-3 8-8 0-1 0-2-3-6-32-73-65-146-96-218z"><text:p/></draw:path><draw:path draw:style-name="gr1515" draw:text-style-name="P131" svg:width="0.191cm" svg:height="0.174cm" svg:x="5.234cm" svg:y="2.561cm" svg:viewBox="0 0 192 175" svg:d="M118 54c2-10 11-45 38-45 1 0 11 0 19 4-11 2-19 12-19 21 0 7 5 13 16 13 7 0 20-6 20-22 0-19-23-25-36-25-22 0-36 20-41 30-9-27-30-30-41-30-40 0-62 50-62 59 0 4 3 4 4 4 4 0 5 0 5-4 13-41 38-50 52-50 7 0 20 3 20 25 0 12-6 39-20 93-6 23-20 39-37 39-2 0-11 0-20-4 10-2 19-10 19-21s-9-14-14-14c-12 0-21 11-21 23 0 17 19 25 36 25 26 0 40-28 41-30 4 15 18 30 42 30 39 0 61-50 61-59 0-5-3-5-4-5-4 0-4 2-6 5-13 41-39 50-51 50-15 0-21-12-21-25 0-9 2-17 6-34 5-18 9-35 14-53z"><text:p/></draw:path><draw:path draw:style-name="gr1515" draw:text-style-name="P131" svg:width="0.15cm" svg:height="0.385cm" svg:x="5.614cm" svg:y="2.443cm" svg:viewBox="0 0 151 386" svg:d="M148 14c3-5 2-4 3-6 0-5-4-8-8-8-3 0-6 1-7 3-45 124-89 246-134 369-2 4-1 4-2 6 0 5 3 8 8 8s6-2 8-9c44-121 88-242 132-363z"><text:p/></draw:path><draw:path draw:style-name="gr1515" draw:text-style-name="P131" svg:width="0.193cm" svg:height="0.223cm" svg:x="5.582cm" svg:y="2.523cm" svg:viewBox="0 0 194 224" svg:d="M179 120c7 0 15 0 15-8 0-7-8-7-15-7-55 0-109 0-164 0 6-52 50-90 105-90 20 0 39 0 59 0 7 0 15 0 15-7 0-8-8-8-15-8-20 0-40 0-60 0-66 0-119 51-119 112 0 62 53 112 119 112 20 0 40 0 60 0 7 0 15 0 15-7 0-8-8-8-15-8-20 0-39 0-59 0-55 0-99-37-105-89 55 0 109 0 164 0z"><text:p/></draw:path><draw:path draw:style-name="gr1515" draw:text-style-name="P131" svg:width="0.274cm" svg:height="0.263cm" svg:x="5.932cm" svg:y="2.468cm" svg:viewBox="0 0 275 264" svg:d="M45 234c-3 15-4 18-35 18-7 0-10 0-10 8 0 4 3 4 10 4 46 0 92 0 138 0 61 0 107-45 107-84 0-27-23-49-60-53 40-8 80-37 80-73 0-29-25-54-72-54-42 0-86 0-129 0-8 0-11 0-11 8 0 4 3 4 11 4 4 0 7 0 14 1 7 0 11 1 11 6 0 2-1 3-2 7-18 70-34 139-52 208zM103 123c8-32 17-65 25-97 3-13 4-14 20-14 17 0 33 0 50 0 34 0 42 23 42 40 0 34-33 71-81 71-18 0-37 0-56 0zM86 252c-6 0-6 0-8 0-4 0-5-1-5-4 0-2 0-2 2-9 9-37 17-72 26-108 24 0 49 0 73 0 37 0 45 29 45 45 0 39-34 76-80 76-18 0-36 0-53 0z"><text:p/></draw:path><draw:path draw:style-name="gr1515" draw:text-style-name="P131" svg:width="0.1cm" svg:height="0.463cm" svg:x="10.129cm" svg:y="2.401cm" svg:viewBox="0 0 101 464" svg:d="M101 460c0-1-1-2-2-3-18-19-44-51-61-114-8-35-12-75-12-111 0-101 25-173 71-222 4-4 4-4 4-6 0-4-3-4-5-4-6 0-27 24-31 30-40 46-65 116-65 202 0 55 10 132 60 198 4 5 29 34 36 34 2 0 5 0 5-4z"><text:p/></draw:path><draw:path draw:style-name="gr1515" draw:text-style-name="P131" svg:width="0.266cm" svg:height="0.347cm" svg:x="10.267cm" svg:y="2.459cm" svg:viewBox="0 0 267 348" svg:d="M150 271c60-23 117-92 117-166 0-63-42-105-99-105-83 0-168 88-168 178 0 64 43 104 99 104 9 0 22-3 37-6-1 23-1 24-1 30 0 12 0 42 32 42 46 0 65-71 65-75 0-2-3-3-4-3-4 0-5 1-6 3-9 27-31 37-45 37-18 0-23-10-27-39zM77 267c-30-12-43-41-43-77 0-26 10-81 39-123 28-39 64-57 93-57 39 0 67 31 67 82 0 39-20 129-85 165-2-13-6-41-34-41-21 0-39 19-39 39 0 8 1 8 2 12zM101 272c-5 0-17 0-17-17 0-15 14-31 30-31s23 9 23 33c0 6 0 6-4 8-10 5-21 7-32 7z"><text:p/></draw:path><draw:path draw:style-name="gr1515" draw:text-style-name="P131" svg:width="0.213cm" svg:height="0.239cm" svg:x="10.661cm" svg:y="2.501cm" svg:viewBox="0 0 214 240" svg:d="M117 8c-4-7-6-8-10-8-5 0-6 2-8 8-32 72-65 144-97 216-2 5-2 6-2 8 0 5 3 8 8 8 2 0 5-1 8-9 30-68 61-136 91-205 30 69 60 137 91 205 3 9 8 9 9 9 4 0 7-3 7-8 0-1 0-2-2-6-32-73-64-146-95-218z"><text:p/></draw:path><draw:path draw:style-name="gr1515" draw:text-style-name="P131" svg:width="0.213cm" svg:height="0.102cm" svg:x="11.004cm" svg:y="2.594cm" svg:viewBox="0 0 214 103" svg:d="M214 14c0-13-1-14-13-14-62 0-125 0-188 0-6 0-13 0-13 8 0 7 7 7 13 7 62 0 124 0 186 0 0 25 0 50 0 74 0 8 0 14 8 14 7 0 7-6 7-14 0-25 0-49 0-75z"><text:p/></draw:path><draw:path draw:style-name="gr1515" draw:text-style-name="P131" svg:width="0.266cm" svg:height="0.347cm" svg:x="11.259cm" svg:y="2.459cm" svg:viewBox="0 0 267 348" svg:d="M151 271c59-23 116-92 116-166 0-63-40-105-99-105-82 0-168 88-168 178 0 64 44 104 99 104 10 0 23-3 38-6-2 23-2 24-2 30 0 12 0 42 32 42 46 0 65-71 65-75 0-2-2-3-4-3-4 0-4 1-5 3-9 27-32 37-45 37-17 0-24-10-27-39zM78 267c-31-12-44-41-44-77 0-26 10-81 40-123 28-39 65-57 92-57 40 0 67 31 67 82 0 39-20 129-85 165-2-13-5-41-34-41-19 0-39 19-39 39 0 8 2 8 3 12zM101 272c-5 0-17 0-17-17 0-15 14-31 30-31s25 9 25 33c0 6-2 6-5 8-10 5-22 7-33 7z"><text:p/></draw:path><draw:path draw:style-name="gr1515" draw:text-style-name="P131" svg:width="0.256cm" svg:height="0.089cm" svg:x="11.675cm" svg:y="2.59cm" svg:viewBox="0 0 257 90" svg:d="M244 15c6 0 13 0 13-7 0-8-7-8-13-8-77 0-154 0-231 0-5 0-13 0-13 8 0 7 8 7 13 7 77 0 154 0 231 0zM244 90c6 0 13 0 13-7 0-8-7-8-13-8-77 0-154 0-231 0-5 0-13 0-13 8 0 7 8 7 13 7 77 0 154 0 231 0z"><text:p/></draw:path><draw:path draw:style-name="gr1515" draw:text-style-name="P131" svg:width="0.222cm" svg:height="0.262cm" svg:x="12.074cm" svg:y="2.468cm" svg:viewBox="0 0 223 263" svg:d="M212 0c-70 0-142 0-212 0 0 4 0 8 0 12 3 0 5 0 9 0 31 0 31 5 31 19 0 67 0 135 0 202 0 13 0 18-31 18-4 0-6 0-9 0 0 4 0 8 0 12 13-1 44-1 58-1 17 0 52 0 65 1 0-4 0-8 0-12-4 0-8 0-12 0-37 0-37-5-37-19 0-32 0-63 0-94 11 0 23 0 34 0 36 0 40 12 40 45 4 0 7 0 10 0 0-34 0-69 0-103-3 0-6 0-10 0 0 32-4 45-40 45-11 0-23 0-34 0 0-33 0-64 0-97 0-13 1-16 19-16 16 0 31 0 47 0 58 0 67 22 73 75 4 0 7 0 10 0-3-29-7-58-11-87z"><text:p/></draw:path><draw:path draw:style-name="gr1515" draw:text-style-name="P131" svg:width="0.1cm" svg:height="0.463cm" svg:x="12.33cm" svg:y="2.401cm" svg:viewBox="0 0 101 464" svg:d="M101 232c0-55-10-132-60-198-4-4-29-34-37-34-1 0-4 1-4 4 0 2 1 3 2 4 19 21 44 51 61 113 8 35 12 75 12 111 0 39-4 78-15 117-14 54-37 84-57 106-3 4-2 4-3 5 0 3 3 4 4 4 7 0 28-24 32-29 40-47 65-116 65-203z"><text:p/></draw:path><draw:path draw:style-name="gr1515" draw:text-style-name="P131" svg:width="0.342cm" svg:height="0.211cm" svg:x="2.907cm" svg:y="3.109cm" svg:viewBox="0 0 343 212" svg:d="M330 151c7 0 13 0 13-8s-6-8-13-8c-81 0-164 0-245 0-17-13-37-23-50-29 14-6 33-16 50-30 81 0 164 0 245 0 7 0 13 0 13-8 0-7-6-7-13-7-76 0-153 0-229 0 19-18 39-52 39-57 0-4-5-4-7-4-3 0-5 0-8 3-7 15-18 34-44 58-26 23-52 34-72 39-7 2-7 3-8 3-1 2-1 2-1 3s0 2 1 2l1 1c2 1 1 1 8 3 53 16 91 51 113 93 5 7 5 7 10 7 2 0 7 0 7-4s-19-39-39-57c76 0 153 0 229 0z"><text:p/></draw:path><draw:path draw:style-name="gr1515" draw:text-style-name="P131" svg:width="0.342cm" svg:height="0.211cm" svg:x="3.23cm" svg:y="3.109cm" svg:viewBox="0 0 343 212" svg:d="M260 76c15 14 35 24 48 30-14 6-33 16-48 29-83 0-164 0-247 0-6 0-13 0-13 8s7 8 13 8c76 0 153 0 229 0-19 18-39 53-39 57s5 4 7 4c3 0 7 0 8-3 7-14 18-35 44-57 26-24 53-34 72-40 7-3 7-3 8-4 1 0 1-1 1-2s0-1-1-3h-1c0-1-1-1-8-3-53-15-91-50-113-92-3-8-4-8-10-8-2 0-7 0-7 4 0 5 20 39 39 57-76 0-153 0-229 0-6 0-13 0-13 7 0 8 7 8 13 8 83 0 164 0 247 0z"><text:p/></draw:path><draw:path draw:style-name="gr1515" draw:text-style-name="P131" svg:width="0.191cm" svg:height="0.174cm" svg:x="3.82cm" svg:y="3.14cm" svg:viewBox="0 0 192 175" svg:d="M118 54c3-10 12-45 38-45 2 0 11 0 20 4-11 2-19 12-19 21 0 7 5 13 15 13 8 0 20-6 20-22 0-19-22-25-35-25-23 0-36 20-40 30-10-27-31-30-42-30-41 0-63 50-63 59 0 4 3 3 4 4 4 0 5 0 6-4 13-41 38-50 52-50 7 0 21 3 21 25 0 12-7 39-21 93-7 24-20 39-37 39-2 0-12 0-19-4 9-2 18-10 18-21s-9-14-14-14c-12 0-22 11-22 23 0 17 20 25 36 25 26 0 40-28 41-30 4 15 19 30 42 30 39 0 61-50 61-59 0-5-3-5-4-5-3 0-4 2-4 5-14 41-40 50-52 50-16 0-21-12-21-25 0-9 2-17 5-34 5-18 9-35 14-53z"><text:p/></draw:path><draw:path draw:style-name="gr1515" draw:text-style-name="P131" svg:width="0.191cm" svg:height="0.223cm" svg:x="4.17cm" svg:y="3.103cm" svg:viewBox="0 0 192 224" svg:d="M179 120c7 0 13 0 13-8 0-7-6-7-13-7-55 0-109 0-164 0 5-52 50-90 104-90 20 0 40 0 60 0 7 0 13 0 13-7 0-8-6-8-13-8-20 0-40 0-60 0-67 0-119 50-119 112s52 112 119 112c20 0 40 0 60 0 7 0 13 0 13-7 0-8-6-8-13-8-20 0-40 0-60 0-54 0-99-37-104-89 55 0 109 0 164 0z"><text:p/></draw:path><draw:path draw:style-name="gr1515" draw:text-style-name="P131" svg:width="0.264cm" svg:height="0.275cm" svg:x="4.517cm" svg:y="3.036cm" svg:viewBox="0 0 265 276" svg:d="M55 232c-15 25-30 31-47 32-5 1-8 1-8 8 0 2 1 4 4 4 11 0 23-1 34-1 13 0 26 1 39 1 2 0 7 0 7-8 0-3-4-4-6-4-9 0-19-3-19-13 0-5 3-9 6-14 10-17 20-33 30-50 31 0 64 0 96 0 1 8 7 61 7 65 0 11-21 12-29 12-5 0-8 0-8 8 0 4 4 4 5 4 15 0 32-1 48-1 10 0 35 1 43 1 4 0 8 0 8-8 0-4-4-4-9-4-24 0-24-2-25-13-8-80-17-162-24-242 0-8 0-9-7-9-6 0-8 2-10 7-45 74-90 150-135 225zM101 175c25-43 52-85 77-128 5 43 8 85 12 128-29 0-59 0-89 0z"><text:p/></draw:path><draw:path draw:style-name="gr1515" draw:text-style-name="P131" svg:width="0.15cm" svg:height="0.385cm" svg:x="4.899cm" svg:y="3.022cm" svg:viewBox="0 0 151 386" svg:d="M134 377c2 5 5 9 9 9s8-3 8-8c0-1 0-1-3-6-44-121-88-242-132-363-2-7-3-9-8-9-4 0-8 3-8 8 1 2 0 1 2 5 44 121 88 243 132 364z"><text:p/></draw:path><draw:path draw:style-name="gr1515" draw:text-style-name="P131" svg:width="0.275cm" svg:height="0.263cm" svg:x="5.174cm" svg:y="3.048cm" svg:viewBox="0 0 276 264" svg:d="M45 234c-3 15-4 18-35 18-7 0-10 0-10 8 0 4 3 4 10 4 46 0 92 0 138 0 61 0 107-45 107-84 0-27-23-49-60-53 40-8 81-37 81-73 0-29-26-54-73-54-42 0-86 0-129 0-8 0-11 0-11 8 0 4 3 4 11 4 4 0 7 0 14 1 7 0 11 1 11 6 0 2-1 3-2 7-18 70-34 139-52 208zM103 123c8-32 17-65 25-97 3-13 4-14 20-14 17 0 33 0 50 0 34 0 43 23 43 40 0 34-34 71-82 71-18 0-37 0-56 0zM86 252c-6 0-6 0-8 0-4 0-5-1-5-4 0-2 0-2 2-9 9-37 17-72 26-108 24 0 49 0 73 0 37 0 45 29 45 45 0 39-34 76-80 76-18 0-36 0-53 0z"><text:p/></draw:path></draw:g></text:p>
        </text:list-item>
        <text:list-item>
          <text:p text:style-name="P67">מש"ל<text:span text:style-name="T15"> </text:span><text:span text:style-name="T15"><draw:g text:anchor-type="as-char" svg:y="-0.265cm" draw:z-index="30" draw:name="Shape37" draw:style-name="gr1513"><svg:title>TexMaths</svg:title><svg:desc>11§display§\blacksquare§svg§600§FALSE§</svg:desc><draw:path draw:style-name="gr1514" draw:text-style-name="P130" svg:width="0.236cm" svg:height="0.224cm" svg:x="0.001cm" svg:y="0.018cm" svg:viewBox="0 0 237 225" svg:d="M120 225c-41 0-80 0-120 0 0-75 0-150 0-225 79 0 158 0 237 0 0 75 0 150 0 225-39 0-79 0-117 0z"><text:p/></draw:path><draw:path draw:style-name="gr1515" draw:text-style-name="P131" svg:width="0.254cm" svg:height="0.264cm" svg:x="0.003cm" svg:y="0cm" svg:viewBox="0 0 255 265" svg:d="M255 13c0-11-1-13-13-13-76 0-153 0-229 0-12 0-13 1-13 13 0 80 0 158 0 237 0 12 1 15 13 15 76 0 152 0 228 0 13 0 14-1 14-14 0-79 0-158 0-238z"><text:p/></draw:path></draw:g></text:span></text:p>
        </text:list-item>
      </text:list>
      <text:h text:style-name="Heading_20_3" text:outline-level="3">סעיף (ד)</text:h>
      <text:list text:style-name="L10">
        <text:list-item>
          <text:p text:style-name="P69">צ.ל.:</text:p>
          <text:p text:style-name="P23"><draw:g text:anchor-type="as-char" svg:y="-0.288cm" draw:z-index="43" draw:name="Shape52" draw:style-name="gr1513"><svg:title>TexMaths</svg:title><svg:desc>11§display§A \cap (B \setminus C) = (A \cap B) \setminus (A \cap C)§svg§600§FALSE§</svg:desc><draw:path draw:style-name="gr1514" draw:text-style-name="P130" svg:width="5.459cm" svg:height="0.344cm" svg:x="0.008cm" svg:y="0.018cm" svg:viewBox="0 0 5460 345" svg:d="M0 0c1820 0 3640 0 5460 0 0 115 0 230 0 345-1820 0-3640 0-5460 0 0-115 0-230 0-345z"><text:p/></draw:path><draw:path draw:style-name="gr1515" draw:text-style-name="P131" svg:width="0.264cm" svg:height="0.274cm" svg:x="0.001cm" svg:y="0.011cm" svg:viewBox="0 0 265 275" svg:d="M56 230c-15 27-31 32-47 33-6 0-9 0-9 8 0 2 2 4 6 4 9 0 22-2 33-2 13 0 26 2 38 2 2 0 8 0 8-7 0-5-4-5-7-5-9-1-17-4-17-14 0-5 2-9 5-14 10-16 19-32 29-48 33 0 65 0 98 0 0 7 5 60 5 63 0 12-20 13-27 13-6 0-10 0-10 8 0 4 3 3 5 4 17 0 33-2 49-2 9 0 34 2 44 2 2 0 6 0 6-9 0-3-3-3-9-3-24 0-24-3-25-14-8-79-15-160-23-240-1-8-1-9-8-9-5 0-7 2-10 7-45 74-89 149-134 223zM102 175c26-43 51-86 76-128 5 42 9 85 13 128-29 0-59 0-89 0z"><text:p/></draw:path><draw:path draw:style-name="gr1515" draw:text-style-name="P131" svg:width="0.214cm" svg:height="0.237cm" svg:x="0.385cm" svg:y="0.055cm" svg:viewBox="0 0 215 238" svg:d="M215 84c0-59-59-84-107-84-51 0-108 28-108 84 0 47 0 94 0 141 0 6 0 13 8 13 7 0 7-7 7-13 0-47 0-93 0-139 0-58 63-71 93-71 16 0 42 4 61 17 30 19 30 44 30 54 0 46 0 92 0 139 0 6 0 13 8 13s8-7 8-13c0-47 0-94 0-141z"><text:p/></draw:path><draw:path draw:style-name="gr1515" draw:text-style-name="P131" svg:width="0.088cm" svg:height="0.383cm" svg:x="0.746cm" svg:y="0cm" svg:viewBox="0 0 89 384" svg:d="M89 380c0-1 0-1-6-8-49-48-61-121-61-179 0-67 15-135 63-183 4-4 4-4 4-7 0-2-1-3-3-3-5 0-39 26-62 75-20 43-24 86-24 118 0 28 4 76 25 119 23 47 56 72 61 72 2 0 3-1 3-4z"><text:p/></draw:path><draw:path draw:style-name="gr1515" draw:text-style-name="P131" svg:width="0.275cm" svg:height="0.262cm" svg:x="0.874cm" svg:y="0.025cm" svg:viewBox="0 0 276 263" svg:d="M46 232c-4 16-4 19-35 19-7 0-11 0-11 8 0 4 4 4 11 4 46 0 91 0 138 0 61 0 106-46 106-82 0-28-22-51-59-54 39-8 80-37 80-73 0-29-25-54-71-54-43 0-87 0-130 0-8 0-11 0-11 8 0 4 3 4 11 4 4 0 8 0 14 1 7 1 10 1 10 7 0 1 0 2-1 6-18 69-34 138-52 206zM105 122c7-32 16-63 24-94 3-15 4-16 21-16 16 0 33 0 49 0 34 0 42 23 42 40 0 34-33 70-80 70-19 0-38 0-56 0zM87 251c-6 0-7 0-9-1-3 0-4 0-4-3 0-1 0-3 2-9 9-35 18-72 26-107 25 0 49 0 73 0 37 0 45 29 45 45 0 38-35 75-80 75-18 0-35 0-53 0z"><text:p/></draw:path><draw:path draw:style-name="gr1515" draw:text-style-name="P131" svg:width="0.15cm" svg:height="0.383cm" svg:x="1.277cm" svg:y="0cm" svg:viewBox="0 0 151 384" svg:d="M134 375c2 5 4 9 9 9 4 0 8-3 8-7 0-2 0-2-2-7-44-120-88-241-132-361-3-7-4-9-9-9s-8 3-8 8c0 1 0 1 2 6 44 120 88 241 132 361z"><text:p/></draw:path><draw:path draw:style-name="gr1515" draw:text-style-name="P131" svg:width="0.274cm" svg:height="0.278cm" svg:x="1.555cm" svg:y="0.018cm" svg:viewBox="0 0 275 279" svg:d="M275 3c0-1-1-3-4-3-1 0-3 0-6 4-9 10-19 20-27 30-4-5-21-34-64-34-87 0-174 85-174 174 0 63 46 105 105 105 34 0 63-16 83-33 36-32 43-65 43-68s-3-3-4-3c-3 0-5 1-6 3-3 12-12 38-38 61-27 21-52 27-72 27-35 0-76-19-76-78 0-22 9-85 48-130 23-27 59-46 93-46 40 0 63 30 63 74 0 15-1 15-1 20 0 3 4 3 5 3 6 0 6 0 8-8 8-33 16-65 24-98z"><text:p/></draw:path><draw:path draw:style-name="gr1515" draw:text-style-name="P131" svg:width="0.089cm" svg:height="0.383cm" svg:x="1.861cm" svg:y="0cm" svg:viewBox="0 0 90 384" svg:d="M90 193c0-30-4-77-26-120-23-48-56-73-60-73-3 0-4 1-4 3 0 3 0 3 8 10 37 38 59 99 59 180 0 65-14 132-61 181-6 5-6 5-6 6 0 3 1 4 4 4 4 0 39-26 61-75 20-43 25-85 25-116z"><text:p/></draw:path><draw:path draw:style-name="gr1515" draw:text-style-name="P131" svg:width="0.256cm" svg:height="0.089cm" svg:x="2.119cm" svg:y="0.145cm" svg:viewBox="0 0 257 90" svg:d="M244 15c6 0 13 0 13-7 0-8-7-8-13-8-77 0-154 0-231 0-5 0-13 0-13 8 0 7 8 7 13 7 77 0 154 0 231 0zM244 90c6 0 13 0 13-7 0-8-7-8-13-8-77 0-154 0-231 0-5 0-13 0-13 8 0 7 8 7 13 7 77 0 154 0 231 0z"><text:p/></draw:path><draw:path draw:style-name="gr1515" draw:text-style-name="P131" svg:width="0.088cm" svg:height="0.383cm" svg:x="2.544cm" svg:y="0cm" svg:viewBox="0 0 89 384" svg:d="M89 380c0-1 0-1-5-8-49-48-62-121-62-179 0-67 15-135 63-183 4-4 4-4 4-7 0-2-1-3-3-3-5 0-39 26-62 75-20 43-24 86-24 118 0 28 4 76 25 119 23 47 56 72 61 72 2 0 3-1 3-4z"><text:p/></draw:path><draw:path draw:style-name="gr1515" draw:text-style-name="P131" svg:width="0.264cm" svg:height="0.274cm" svg:x="2.669cm" svg:y="0.011cm" svg:viewBox="0 0 265 275" svg:d="M56 230c-15 27-31 32-48 33-5 0-8 0-8 8 0 2 2 4 6 4 9 0 22-2 33-2 13 0 26 2 38 2 2 0 8 0 8-7 0-5-4-5-7-5-9-1-17-4-17-14 0-5 2-9 5-14 10-16 19-32 29-48 32 0 65 0 96 0 2 7 7 60 7 63 0 12-20 13-27 13-6 0-10 0-10 8 0 4 3 3 5 4 17 0 33-2 49-2 9 0 34 2 44 2 2 0 6 0 6-9 0-3-3-3-9-3-24 0-24-3-25-14-8-79-15-160-23-240-1-8-1-9-8-9-5 0-7 2-10 7-45 74-89 149-134 223zM102 175c26-43 51-86 76-128 5 42 8 85 12 128-29 0-58 0-88 0z"><text:p/></draw:path><draw:path draw:style-name="gr1515" draw:text-style-name="P131" svg:width="0.214cm" svg:height="0.237cm" svg:x="3.052cm" svg:y="0.055cm" svg:viewBox="0 0 215 238" svg:d="M215 84c0-59-60-84-108-84-50 0-107 28-107 84 0 47 0 94 0 141 0 6 0 13 8 13 7 0 7-7 7-13 0-47 0-93 0-139 0-58 63-71 92-71 17 0 42 4 62 17 30 19 30 44 30 54 0 46 0 92 0 139 0 6 0 13 8 13s8-7 8-13c0-47 0-94 0-141z"><text:p/></draw:path><draw:path draw:style-name="gr1515" draw:text-style-name="P131" svg:width="0.274cm" svg:height="0.262cm" svg:x="3.391cm" svg:y="0.025cm" svg:viewBox="0 0 275 263" svg:d="M45 232c-3 16-4 19-35 19-7 0-10 0-10 8 0 4 3 4 10 4 46 0 92 0 139 0 60 0 105-46 105-82 0-28-22-51-59-54 40-8 80-37 80-73 0-29-25-54-71-54-43 0-87 0-130 0-8 0-11 0-11 8 0 4 3 4 11 4 4 0 7 0 14 1s11 1 11 7c0 1-1 2-2 6-18 69-34 138-52 206zM103 122c8-32 17-63 25-94 3-15 4-16 21-16 16 0 33 0 49 0 34 0 42 23 42 40 0 34-33 70-80 70-19 0-38 0-57 0zM86 251c-6 0-6 0-8-1-4 0-5 0-5-3 0-1 0-3 2-9 9-35 17-72 26-107 24 0 49 0 73 0 37 0 45 29 45 45 0 38-34 75-80 75-18 0-36 0-53 0z"><text:p/></draw:path><draw:path draw:style-name="gr1515" draw:text-style-name="P131" svg:width="0.089cm" svg:height="0.383cm" svg:x="3.709cm" svg:y="0cm" svg:viewBox="0 0 90 384" svg:d="M90 193c0-30-4-77-26-120-23-48-56-73-60-73-3 0-4 1-4 3 0 3 0 3 8 10 37 38 59 99 59 180 0 65-14 132-61 181-6 5-6 5-6 6 0 3 1 4 4 4 4 0 39-26 61-75 20-43 25-85 25-116z"><text:p/></draw:path><draw:path draw:style-name="gr1515" draw:text-style-name="P131" svg:width="0.15cm" svg:height="0.383cm" svg:x="3.944cm" svg:y="0cm" svg:viewBox="0 0 151 384" svg:d="M134 375c1 5 4 9 9 9 4 0 8-3 8-7 0-2 0-2-2-7-44-120-88-241-132-361-3-7-4-9-9-9s-8 3-8 8c0 1 0 1 2 6 44 120 88 241 132 361z"><text:p/></draw:path><draw:path draw:style-name="gr1515" draw:text-style-name="P131" svg:width="0.089cm" svg:height="0.383cm" svg:x="4.24cm" svg:y="0cm" svg:viewBox="0 0 90 384" svg:d="M90 380c0-1 0-1-6-8-49-48-61-121-61-179 0-67 14-135 62-183 5-4 5-4 5-7 0-2-2-3-4-3-3 0-39 26-62 75-18 43-24 86-24 118 0 28 4 76 25 119 25 47 58 72 61 72 2 0 4-1 4-4z"><text:p/></draw:path><draw:path draw:style-name="gr1515" draw:text-style-name="P131" svg:width="0.265cm" svg:height="0.274cm" svg:x="4.365cm" svg:y="0.011cm" svg:viewBox="0 0 266 275" svg:d="M56 230c-15 27-31 32-47 33-5 0-9 0-9 8 0 2 2 4 6 4 11 0 22-2 33-2 13 0 26 2 38 2 3 0 8 0 8-7 0-5-4-5-7-5-9-1-17-4-17-14 0-5 2-9 5-14 10-16 20-32 30-48 32 0 65 0 97 0 0 7 5 60 5 63 0 12-20 13-27 13-6 0-9 0-9 8 0 4 4 4 5 4 16 0 32-2 48-2 9 0 34 2 44 2 2 0 7 0 7-9 0-3-4-3-10-3-23 0-23-3-24-14-8-79-16-160-24-240-1-8-1-9-8-9-5 0-7 2-10 7-45 74-89 149-134 223zM102 175c26-43 51-86 76-128 5 42 9 85 13 128-29 0-59 0-89 0z"><text:p/></draw:path><draw:path draw:style-name="gr1515" draw:text-style-name="P131" svg:width="0.215cm" svg:height="0.237cm" svg:x="4.749cm" svg:y="0.055cm" svg:viewBox="0 0 216 238" svg:d="M216 84c0-59-60-84-108-84-51 0-108 28-108 84 0 47 0 94 0 141 0 6 0 13 8 13 7 0 7-7 7-13 0-47 0-93 0-139 0-58 63-71 93-71 17 0 42 4 61 17 30 19 30 44 30 54 0 46 0 92 0 139 0 6-1 13 8 13 8 0 9-7 9-13 0-47 0-94 0-141z"><text:p/></draw:path><draw:path draw:style-name="gr1515" draw:text-style-name="P131" svg:width="0.273cm" svg:height="0.278cm" svg:x="5.091cm" svg:y="0.018cm" svg:viewBox="0 0 274 279" svg:d="M274 3c0-1 0-3-4-3-2 0-2 0-6 4-9 10-19 20-27 30-4-5-21-34-64-34-86 0-173 85-173 174 0 63 45 105 105 105 34 0 62-16 83-33 36-32 43-65 43-68s-4-3-5-3c-3 0-5 1-5 3-3 12-13 38-39 61-27 21-51 27-71 27-35 0-76-19-76-78 0-22 8-85 46-130 25-27 61-46 95-46 40 0 63 30 63 74 0 15-2 15-2 20 0 3 4 3 6 3 5 0 5 0 7-8 7-33 16-65 24-98z"><text:p/></draw:path><draw:path draw:style-name="gr1515" draw:text-style-name="P131" svg:width="0.089cm" svg:height="0.383cm" svg:x="5.397cm" svg:y="0cm" svg:viewBox="0 0 90 384" svg:d="M90 193c0-30-4-77-25-120-23-48-56-73-61-73-2 0-4 1-4 3 0 3 0 3 8 10 38 38 60 99 60 180 0 65-14 132-62 181-6 5-6 5-6 6 0 3 2 4 4 4 5 0 39-26 62-75 20-43 24-85 24-116z"><text:p/></draw:path></draw:g></text:p>
        </text:list-item>
        <text:list-item>
          <text:p text:style-name="P69">יהי <draw:g text:anchor-type="as-char" svg:y="-0.288cm" draw:z-index="44" draw:name="Shape53" draw:style-name="gr1513"><svg:title>TexMaths</svg:title><svg:desc>11§display§x \in (A \cap B) \setminus (A \cap C)§svg§600§FALSE§</svg:desc><draw:path draw:style-name="gr1514" draw:text-style-name="P130" svg:width="3.635cm" svg:height="0.345cm" svg:x="0.01cm" svg:y="0.018cm" svg:viewBox="0 0 3636 346" svg:d="M1818 346c-606 0-1212 0-1818 0 0-116 0-230 0-346 1212 0 2424 0 3636 0 0 116 0 230 0 346-606 0-1212 0-1818 0z"><text:p/></draw:path><draw:path draw:style-name="gr1515" draw:text-style-name="P131" svg:width="0.192cm" svg:height="0.174cm" svg:x="0.001cm" svg:y="0.115cm" svg:viewBox="0 0 193 175" svg:d="M119 54c2-10 11-45 37-45 2 0 12 0 20 4-11 2-19 12-19 21 0 7 5 14 15 14 8 0 21-7 21-23 0-19-22-25-36-25-23 0-36 21-40 30-10-26-31-30-42-30-41 0-63 50-63 59 0 5 5 5 6 5 2 0 3-1 4-5 13-40 39-50 52-50 7 0 21 3 21 25 0 12-7 39-21 93-6 24-20 39-37 39-2 0-11 0-19-4 10-2 18-10 18-21s-8-13-14-13c-12 0-22 10-22 22 0 17 20 25 36 25 27 0 40-27 41-30 6 15 19 30 42 30 39 0 61-49 61-59 0-4-3-4-4-4-3 0-4 1-4 4-14 41-40 50-52 50-15 0-21-12-21-25 0-9 2-17 7-34 4-18 8-35 13-53z"><text:p/></draw:path><draw:path draw:style-name="gr1515" draw:text-style-name="P131" svg:width="0.192cm" svg:height="0.221cm" svg:x="0.351cm" svg:y="0.078cm" svg:viewBox="0 0 193 222" svg:d="M179 120c7 0 14-1 14-9 0-9-7-8-14-8-55 0-109 0-164 0 5-50 50-88 104-88 20 0 41 0 60 0 7 0 14 0 14-7 0-8-7-8-14-8-19 0-40 0-60 0-66 0-119 48-119 111 0 62 53 111 119 111 20 0 41 0 60 0 7 0 14 0 14-7s-7-7-14-7c-19 0-40 0-60 0-54 0-99-37-104-88 55 0 109 0 164 0z"><text:p/></draw:path><draw:path draw:style-name="gr1515" draw:text-style-name="P131" svg:width="0.089cm" svg:height="0.384cm" svg:x="0.722cm" svg:y="0cm" svg:viewBox="0 0 90 385" svg:d="M90 381c0-1 0-1-6-8-49-49-61-122-61-180 0-67 14-135 62-182 5-5 5-5 5-7 0-3-2-4-4-4-3 0-39 26-62 76-20 42-24 85-24 117 0 29 4 76 25 120 23 47 58 72 61 72 2 0 4-1 4-4z"><text:p/></draw:path><draw:path draw:style-name="gr1515" draw:text-style-name="P131" svg:width="0.264cm" svg:height="0.274cm" svg:x="0.847cm" svg:y="0.011cm" svg:viewBox="0 0 265 275" svg:d="M56 231c-15 26-31 31-47 32-5 1-9 1-9 8 0 2 2 4 6 4 9 0 22-1 33-1 13 0 26 1 38 1 2 0 8 0 8-7 0-4-4-5-7-5-9 0-17-3-17-13 0-4 2-9 5-14 10-17 19-32 29-49 33 0 65 0 98 0 0 9 5 60 5 64 0 11-20 12-27 12-6 0-9 0-9 8 0 4 3 3 4 4 17 0 33-1 49-1 9 0 34 1 44 1 2 0 6 0 6-7 0-5-3-5-9-5-23 0-23-2-25-13-8-79-15-160-23-240-1-8-1-10-8-10-5 0-7 3-10 7-45 74-89 149-134 224zM102 175c26-43 51-85 76-127 5 42 9 84 13 127-29 0-59 0-89 0z"><text:p/></draw:path><draw:path draw:style-name="gr1515" draw:text-style-name="P131" svg:width="0.214cm" svg:height="0.238cm" svg:x="1.231cm" svg:y="0.055cm" svg:viewBox="0 0 215 239" svg:d="M215 85c0-59-59-85-107-85-51 0-108 28-108 85 0 46 0 93 0 140 0 7 0 14 8 14 7 0 7-7 7-14 0-47 0-93 0-139 0-57 63-69 93-69 16 0 42 3 61 16 30 19 30 43 30 54 0 46 0 92 0 138 0 7 0 14 8 14s8-7 8-14c0-47 0-94 0-140z"><text:p/></draw:path><draw:path draw:style-name="gr1515" draw:text-style-name="P131" svg:width="0.275cm" svg:height="0.261cm" svg:x="1.57cm" svg:y="0.025cm" svg:viewBox="0 0 276 262" svg:d="M45 232c-3 15-4 18-35 18-7 0-10 0-10 8 0 4 3 4 10 4 46 0 92 0 139 0 60 0 106-45 106-83 0-27-23-49-60-53 40-8 81-37 81-73 0-29-26-53-72-53-43 0-87 0-130 0-8 0-11 0-11 8 0 4 3 4 11 4 4 0 7 0 14 0 7 1 11 1 11 7 0 1-1 2-2 7-18 69-34 138-52 206zM103 122c8-32 17-64 25-96 3-13 4-14 21-14 16 0 33 0 49 0 34 0 43 22 43 40 0 34-34 70-81 70-19 0-38 0-57 0zM86 250c-6 0-6 0-8 0-4 0-5-1-5-4 0-2 0-2 2-9 9-36 17-71 26-106 24 0 49 0 73 0 37 0 45 28 45 45 0 36-34 74-80 74-18 0-36 0-53 0z"><text:p/></draw:path><draw:path draw:style-name="gr1515" draw:text-style-name="P131" svg:width="0.089cm" svg:height="0.384cm" svg:x="1.887cm" svg:y="0cm" svg:viewBox="0 0 90 385" svg:d="M90 193c0-30-4-76-26-120-23-48-56-73-60-73-3 0-4 2-4 4s0 2 8 9c37 38 59 99 59 180 0 65-14 133-61 181-6 6-6 6-6 7 0 2 1 4 4 4 4 0 39-26 61-76 20-41 25-84 25-116z"><text:p/></draw:path><draw:path draw:style-name="gr1515" draw:text-style-name="P131" svg:width="0.15cm" svg:height="0.384cm" svg:x="2.122cm" svg:y="0cm" svg:viewBox="0 0 151 385" svg:d="M134 375c1 6 4 10 9 10 4 0 8-3 8-7 0-1 0-3-2-7-44-120-88-241-132-361-3-7-4-10-9-10s-8 3-8 8c0 1 0 2 2 6 44 120 88 241 132 361z"><text:p/></draw:path><draw:path draw:style-name="gr1515" draw:text-style-name="P131" svg:width="0.089cm" svg:height="0.384cm" svg:x="2.418cm" svg:y="0cm" svg:viewBox="0 0 90 385" svg:d="M90 381c0-1 0-1-6-8-49-49-61-122-61-180 0-67 14-135 62-182 5-5 5-5 5-7 0-3-2-4-4-4-3 0-39 26-62 76-20 42-24 85-24 117 0 29 4 76 25 120 25 47 58 72 61 72 2 0 4-1 4-4z"><text:p/></draw:path><draw:path draw:style-name="gr1515" draw:text-style-name="P131" svg:width="0.264cm" svg:height="0.274cm" svg:x="2.544cm" svg:y="0.011cm" svg:viewBox="0 0 265 275" svg:d="M56 231c-15 26-31 31-47 32-5 1-9 1-9 8 0 2 2 4 6 4 9 0 22-1 33-1 13 0 26 1 38 1 2 0 8 0 8-7 0-4-4-5-7-5-9 0-17-3-17-13 0-4 2-9 5-14 10-17 20-32 30-49 32 0 65 0 97 0 0 9 5 60 5 64 0 11-20 12-27 12-6 0-9 0-9 8 0 4 4 4 5 4 16 0 32-1 48-1 9 0 34 1 44 1 2 0 6 0 6-7 0-5-3-5-9-5-23 0-23-2-24-13-8-79-16-160-24-240-1-8-1-10-8-10-5 0-7 3-10 7-45 74-89 149-134 224zM102 175c26-43 51-85 76-127 5 42 9 84 13 127-29 0-59 0-89 0z"><text:p/></draw:path><draw:path draw:style-name="gr1515" draw:text-style-name="P131" svg:width="0.214cm" svg:height="0.238cm" svg:x="2.927cm" svg:y="0.055cm" svg:viewBox="0 0 215 239" svg:d="M215 85c0-59-59-85-107-85-51 0-108 28-108 85 0 46 0 93 0 140 0 7 0 14 8 14 7 0 7-7 7-14 0-47 0-93 0-139 0-57 63-69 93-69 17 0 42 3 61 16 30 19 30 43 30 54 0 46 0 92 0 138 0 7 0 14 8 14s8-7 8-14c0-47 0-94 0-140z"><text:p/></draw:path><draw:path draw:style-name="gr1515" draw:text-style-name="P131" svg:width="0.273cm" svg:height="0.279cm" svg:x="3.27cm" svg:y="0.017cm" svg:viewBox="0 0 274 280" svg:d="M274 3c0-1-1-3-4-3-2 0-2 0-6 4-9 10-19 20-27 30-4-5-21-34-64-34-86 0-173 85-173 175 0 63 45 105 105 105 33 0 62-16 83-33 35-32 42-66 42-68 0-4-3-4-4-4-3 0-5 1-5 4-4 11-13 38-39 60-27 22-51 29-72 29-34 0-75-20-75-80 0-22 8-85 46-130 24-27 61-46 95-46 40 0 62 30 62 75 0 15-1 14-1 19 0 3 4 4 6 4 5 0 5-1 7-8 7-33 16-66 24-99z"><text:p/></draw:path><draw:path draw:style-name="gr1515" draw:text-style-name="P131" svg:width="0.089cm" svg:height="0.384cm" svg:x="3.575cm" svg:y="0cm" svg:viewBox="0 0 90 385" svg:d="M90 193c0-30-4-76-25-120-23-48-57-73-61-73-2 0-4 2-4 4s0 2 8 9c37 38 59 99 59 180 0 65-14 133-61 181-6 6-6 6-6 7 0 2 2 4 4 4 4 0 39-26 62-76 20-41 24-84 24-116z"><text:p/></draw:path></draw:g>. לפי הגדרת שיוויון בין קבוצות, צ.ל. <text:span text:style-name="T17">אמ"מ</text:span> <draw:g text:anchor-type="as-char" svg:y="-0.288cm" draw:z-index="45" draw:name="Shape54" draw:style-name="gr1513"><svg:title>TexMaths</svg:title><svg:desc>11§display§x \in A \cap (B \setminus C)§svg§600§FALSE§</svg:desc><draw:path draw:style-name="gr1514" draw:text-style-name="P130" svg:width="2.614cm" svg:height="0.345cm" svg:x="0.01cm" svg:y="0.018cm" svg:viewBox="0 0 2615 346" svg:d="M1308 346c-437 0-872 0-1308 0 0-116 0-230 0-346 872 0 1743 0 2615 0 0 116 0 230 0 346-435 0-872 0-1307 0z"><text:p/></draw:path><draw:path draw:style-name="gr1515" draw:text-style-name="P131" svg:width="0.191cm" svg:height="0.174cm" svg:x="0.001cm" svg:y="0.115cm" svg:viewBox="0 0 192 175" svg:d="M119 54c2-10 11-45 37-45 2 0 12 0 20 4-11 2-19 12-19 21 0 7 5 14 15 14 8 0 20-7 20-23 0-19-22-25-35-25-23 0-36 21-40 30-10-26-31-30-42-30-41 0-63 50-63 59 0 5 4 5 6 5s3-1 4-5c13-40 38-50 52-50 7 0 21 3 21 25 0 12-7 39-21 93-6 24-20 39-37 39-2 0-11 0-19-4 9-2 18-10 18-21s-9-13-14-13c-12 0-22 10-22 22 0 17 20 25 36 25 27 0 40-27 41-30 5 15 19 30 42 30 39 0 61-49 61-59 0-4-3-4-4-4-3 0-4 1-4 4-14 41-40 50-52 50-16 0-21-12-21-25 0-9 2-17 7-34 4-18 8-35 13-53z"><text:p/></draw:path><draw:path draw:style-name="gr1515" draw:text-style-name="P131" svg:width="0.191cm" svg:height="0.221cm" svg:x="0.351cm" svg:y="0.078cm" svg:viewBox="0 0 192 222" svg:d="M179 120c7 0 13-1 13-9 0-9-6-8-13-8-55 0-109 0-164 0 5-50 50-88 104-88 20 0 40 0 60 0 7 0 13 0 13-7 0-8-6-8-13-8-20 0-40 0-60 0-66 0-119 48-119 111 0 62 53 111 119 111 20 0 40 0 60 0 7 0 13 0 13-7s-6-7-13-7c-20 0-40 0-60 0-54 0-99-37-104-88 55 0 109 0 164 0z"><text:p/></draw:path><draw:path draw:style-name="gr1515" draw:text-style-name="P131" svg:width="0.264cm" svg:height="0.274cm" svg:x="0.697cm" svg:y="0.011cm" svg:viewBox="0 0 265 275" svg:d="M55 231c-15 26-30 31-47 32-5 1-8 1-8 8 0 2 2 4 4 4 11 0 23-1 34-1 13 0 26 1 39 1 2 0 7 0 7-7 0-4-4-5-6-5-9 0-19-3-19-13 0-4 3-9 6-14 10-17 20-32 30-49 31 0 64 0 96 0 1 9 7 60 7 64 0 11-21 12-29 12-5 0-8 0-8 8 0 4 4 4 5 4 15 0 32-1 48-1 10 0 35 1 43 1 4 0 8 0 8-7 0-5-4-5-9-5-24 0-24-2-25-13-8-79-17-160-24-240 0-8 0-10-7-10-6 0-8 3-10 7-45 74-90 149-135 224zM102 175c26-43 51-85 76-127 5 42 8 84 12 127-29 0-58 0-88 0z"><text:p/></draw:path><draw:path draw:style-name="gr1515" draw:text-style-name="P131" svg:width="0.215cm" svg:height="0.238cm" svg:x="1.08cm" svg:y="0.055cm" svg:viewBox="0 0 216 239" svg:d="M216 85c0-59-60-85-108-85-51 0-108 28-108 85 0 46 0 93 0 140 0 7 0 14 8 14 7 0 7-7 7-14 0-47 0-93 0-139 0-57 64-69 93-69 17 0 42 3 62 16 30 19 30 43 30 54 0 46 0 92 0 138 0 7 0 14 8 14s8-7 8-14c0-47 0-94 0-140z"><text:p/></draw:path><draw:path draw:style-name="gr1515" draw:text-style-name="P131" svg:width="0.089cm" svg:height="0.384cm" svg:x="1.44cm" svg:y="0cm" svg:viewBox="0 0 90 385" svg:d="M90 381c0-1 0-1-6-8-49-49-61-122-61-180 0-67 14-135 62-182 5-5 5-5 5-7 0-3-2-4-4-4-4 0-39 26-62 76-20 42-24 85-24 117 0 29 4 76 25 120 23 47 57 72 61 72 2 0 4-1 4-4z"><text:p/></draw:path><draw:path draw:style-name="gr1515" draw:text-style-name="P131" svg:width="0.275cm" svg:height="0.261cm" svg:x="1.568cm" svg:y="0.025cm" svg:viewBox="0 0 276 262" svg:d="M45 232c-3 15-4 18-35 18-7 0-10 0-10 8 0 4 3 4 10 4 46 0 92 0 138 0 61 0 107-45 107-83 0-27-23-49-60-53 40-8 81-37 81-73 0-29-26-53-73-53-42 0-86 0-129 0-7 0-11 0-11 8 0 4 3 4 11 4 1 0 7 0 14 0 8 1 11 1 11 7 0 1-1 2-2 7-18 69-34 138-52 206zM103 122c8-32 17-64 25-96 3-13 4-14 20-14 17 0 33 0 50 0 34 0 43 22 43 40 0 34-34 70-80 70-19 0-39 0-58 0zM86 250c-5 0-6 0-8 0-4 0-5-1-5-4 0-2 0-2 2-9 9-36 17-71 26-106 24 0 50 0 74 0 36 0 44 28 44 45 0 36-34 74-80 74-18 0-36 0-53 0z"><text:p/></draw:path><draw:path draw:style-name="gr1515" draw:text-style-name="P131" svg:width="0.149cm" svg:height="0.384cm" svg:x="1.972cm" svg:y="0cm" svg:viewBox="0 0 150 385" svg:d="M133 375c2 6 4 10 9 10 4 0 8-3 8-7 0-1 0-3-3-7-44-120-88-241-132-361-2-7-3-10-7-10-5 0-8 3-8 8 0 1 0 2 1 6 44 120 88 241 132 361z"><text:p/></draw:path><draw:path draw:style-name="gr1515" draw:text-style-name="P131" svg:width="0.273cm" svg:height="0.279cm" svg:x="2.249cm" svg:y="0.017cm" svg:viewBox="0 0 274 280" svg:d="M274 3c0-1-1-3-5-3-1 0-1 0-5 4-9 10-19 20-28 30-3-5-20-34-63-34-86 0-173 85-173 175 0 63 45 105 104 105 33 0 63-16 84-33 35-32 42-66 42-68 0-4-3-4-5-4s-4 1-4 4c-4 11-13 38-40 60-26 22-50 29-71 29-34 0-75-20-75-80 0-22 8-85 46-130 23-27 60-46 95-46 40 0 62 30 62 75 0 15-2 14-2 19 0 3 5 4 7 4 4 0 4-1 7-8 7-33 16-66 24-99z"><text:p/></draw:path><draw:path draw:style-name="gr1515" draw:text-style-name="P131" svg:width="0.089cm" svg:height="0.384cm" svg:x="2.555cm" svg:y="0cm" svg:viewBox="0 0 90 385" svg:d="M90 193c0-30-4-76-25-120-23-48-57-73-61-73-2 0-4 2-4 4s0 2 8 9c37 38 59 99 59 180 0 65-14 133-62 181-5 6-5 6-5 7 0 2 2 4 4 4 4 0 39-26 62-76 20-41 24-84 24-116z"><text:p/></draw:path></draw:g>. נוכיח בעזרת מעברי אמ"מ:</text:p>
          <text:p text:style-name="P23"><draw:g text:anchor-type="as-char" svg:y="-2.037cm" draw:z-index="46" draw:name="Shape55" draw:style-name="gr1513"><svg:title>TexMaths</svg:title><svg:desc>11§latex§\begin{align*}
    &amp;x \in (A \cap B) \setminus (A \cap C) &amp;&amp; \\
    \iff &amp;x \in A \land x \in B \land \lnot (x \in A \land x \in C)     &amp;&amp;\open \!\setminus\! \text{ and } \!\cap\! \text{ definition} \close \\
    \iff &amp;x \in B \land x \in A \land (x \notin A \lor x \notin C)     &amp;&amp;\text{(De Morgan)} \\
    \iff &amp;x \in B \land \big((x \in A \land x \notin A) \lor (x \in A \land x \notin C)\big)    &amp;&amp;\open A \land (B \lor C) \siff (A \land B) \lor (A \land C) \close \\
    \iff &amp;x \in B \land x \in A \land x \notin C       &amp;&amp;\open \lnot A \land A = F \close \\
    \iff &amp;x \in A \land (x \in B \land x \notin C)     &amp;&amp;\text{(Commutative)} \\
    \iff &amp;x \in A \cap (B \setminus C)    &amp;&amp;\open \!\setminus\! \text{ and } \!\cap\! \text{ definition} \close
\end{align}§svg§600§FALSE§</svg:desc><draw:path draw:style-name="gr1514" draw:text-style-name="P130" svg:width="15.161cm" svg:height="4.033cm" svg:x="0.135cm" svg:y="0.02cm" svg:viewBox="0 0 15162 4034" svg:d="M7582 4034c-2528 0-5055 0-7582 0 0-1344 0-2690 0-4034 5054 0 10109 0 15162 0 0 1344 0 2690 0 4034-2527 0-5053 0-7580 0z"><text:p/></draw:path><draw:path draw:style-name="gr1515" draw:text-style-name="P131" svg:width="0.192cm" svg:height="0.175cm" svg:x="0.806cm" svg:y="0.119cm" svg:viewBox="0 0 193 176" svg:d="M119 55c2-10 11-46 37-46 2 0 12 0 20 5-11 3-19 11-19 21 0 6 5 13 15 13 8 0 21-6 21-22 0-20-22-26-36-26-23 0-36 21-40 30-10-26-31-30-42-30-41 0-63 51-63 61 0 3 3 2 5 3 3 0 4-1 5-5 13-40 39-50 52-50 7 0 21 3 21 26 0 12-7 38-21 92-6 24-20 40-37 40-2 0-11 0-19-5 10-1 18-10 18-21 0-10-8-13-14-13-12 0-22 10-22 22 0 18 20 26 36 26 27 0 40-27 41-30 6 15 19 30 42 30 39 0 61-51 61-59 0-5-3-5-4-5-3 0-4 1-4 5-14 40-40 50-52 50-15 0-21-12-21-25 0-9 2-18 7-34 4-18 8-35 13-53z"><text:p/></draw:path><draw:path draw:style-name="gr1515" draw:text-style-name="P131" svg:width="0.193cm" svg:height="0.223cm" svg:x="1.156cm" svg:y="0.081cm" svg:viewBox="0 0 194 224" svg:d="M179 120c7 0 15 0 15-8 0-7-8-7-15-7-55 0-109 0-164 0 5-52 50-90 104-90 20 0 41 0 60 0 7 0 15 0 15-7 0-8-8-8-15-8-19 0-40 0-60 0-66 0-119 51-119 112 0 62 53 112 119 112 20 0 41 0 60 0 7 0 15 0 15-7 0-8-8-8-15-8-19 0-40 0-60 0-54 0-99-37-104-89 55 0 109 0 164 0z"><text:p/></draw:path><draw:path draw:style-name="gr1515" draw:text-style-name="P131" svg:width="0.089cm" svg:height="0.386cm" svg:x="1.527cm" svg:y="0cm" svg:viewBox="0 0 90 387" svg:d="M90 383c0-1 0-2-6-9-49-48-61-121-61-180 0-67 14-135 62-183 5-5 5-5 5-7 0-3-2-4-4-4-3 0-39 26-62 76-18 42-24 85-24 118 0 29 4 77 26 121 24 47 57 72 60 72 2 0 4-1 4-4z"><text:p/></draw:path><draw:path draw:style-name="gr1515" draw:text-style-name="P131" svg:width="0.264cm" svg:height="0.276cm" svg:x="1.653cm" svg:y="0.013cm" svg:viewBox="0 0 265 277" svg:d="M55 232c-15 27-31 32-47 33-5 0-8 0-8 8 0 2 1 4 4 4 11 0 22-1 33-1 14 0 27 1 39 1 3 0 8 0 8-7 0-5-4-5-6-5-10-1-19-4-19-13 0-6 3-9 6-14 10-17 20-33 30-50 32 0 65 0 96 0 2 8 6 61 6 64 0 12-20 13-28 13-5 0-8 0-8 8 0 4 4 4 5 4 16 0 32-1 49-1 8 0 34 1 42 1 3 0 8 0 8-7 0-5-4-5-9-5-24 0-24-3-25-14-8-80-16-161-24-241 0-8 0-10-7-10-6 0-7 3-11 7-45 74-89 150-134 225zM101 176c26-43 52-85 77-128 5 43 8 85 12 128-29 0-59 0-89 0z"><text:p/></draw:path><draw:path draw:style-name="gr1515" draw:text-style-name="P131" svg:width="0.215cm" svg:height="0.239cm" svg:x="2.036cm" svg:y="0.059cm" svg:viewBox="0 0 216 240" svg:d="M216 84c0-59-60-84-108-84-51 0-108 26-108 84 0 47 0 94 0 142 0 6 0 14 8 14 7 0 7-8 7-14 0-47 0-94 0-140 0-58 64-71 93-71 17 0 42 4 63 17 29 19 29 44 29 54 0 46 0 93 0 140 0 6 0 14 8 14s8-8 8-14c0-48 0-95 0-142z"><text:p/></draw:path><draw:path draw:style-name="gr1515" draw:text-style-name="P131" svg:width="0.275cm" svg:height="0.263cm" svg:x="2.375cm" svg:y="0.027cm" svg:viewBox="0 0 276 264" svg:d="M46 233c-4 16-5 19-35 19-7 0-11 0-11 8 0 4 3 4 11 4 46 0 91 0 138 0 61 0 106-46 106-84 0-27-22-50-59-55 39-6 80-35 80-72 0-29-25-53-71-53-43 0-87 0-130 0-8 0-12 0-12 8 0 4 4 4 11 4 1 0 9 0 15 0 7 1 10 1 10 7 0 1 0 2-1 7-18 70-34 138-52 207zM105 122c7-32 15-64 23-96 4-13 4-14 21-14 16 0 34 0 50 0 34 0 42 22 42 40 0 34-33 70-80 70-19 0-38 0-56 0zM87 252c-6 0-7 0-9 0-3-1-5-1-5-4 0-2 0-3 2-9 9-37 17-72 26-108 24 0 50 0 74 0 37 0 44 29 44 45 0 39-34 76-79 76-18 0-35 0-53 0z"><text:p/></draw:path><draw:path draw:style-name="gr1515" draw:text-style-name="P131" svg:width="0.088cm" svg:height="0.386cm" svg:x="2.694cm" svg:y="0cm" svg:viewBox="0 0 89 387" svg:d="M89 194c0-30-4-77-25-121-23-48-56-73-61-73-2 0-3 2-3 4s0 2 7 9c38 39 60 99 60 181 0 66-14 134-63 182-4 5-4 6-4 7 0 2 1 4 3 4 5 0 39-26 62-76 20-43 24-85 24-117z"><text:p/></draw:path><draw:path draw:style-name="gr1515" draw:text-style-name="P131" svg:width="0.149cm" svg:height="0.386cm" svg:x="2.93cm" svg:y="0cm" svg:viewBox="0 0 150 387" svg:d="M133 377c2 6 5 10 9 10s8-4 8-7c0-2 0-3-1-7-44-121-90-242-134-363-2-7-3-10-7-10-5 0-8 3-8 8 0 1 0 2 1 6 44 121 88 242 132 363z"><text:p/></draw:path><draw:path draw:style-name="gr1515" draw:text-style-name="P131" svg:width="0.088cm" svg:height="0.386cm" svg:x="3.225cm" svg:y="0cm" svg:viewBox="0 0 89 387" svg:d="M89 383c0-1 0-2-6-9-48-48-61-121-61-180 0-67 15-135 63-183 4-5 4-5 4-7 0-3-1-4-3-4-5 0-39 26-62 76-20 42-24 85-24 118 0 29 4 77 25 121 23 47 56 72 61 72 2 0 3-1 3-4z"><text:p/></draw:path><draw:path draw:style-name="gr1515" draw:text-style-name="P131" svg:width="0.264cm" svg:height="0.276cm" svg:x="3.351cm" svg:y="0.013cm" svg:viewBox="0 0 265 277" svg:d="M56 232c-15 27-31 32-48 33-5 0-8 0-8 8 0 2 2 4 6 4 9 0 22-1 33-1 12 0 26 1 38 1 2 0 8 0 8-7 0-5-4-5-7-5-9-1-17-4-17-13 0-6 2-9 4-14 10-17 20-33 30-50 32 0 65 0 96 0 2 8 7 61 7 64 0 12-20 13-27 13-6 0-10 0-10 8 0 4 4 4 5 4 17 0 33-1 49-1 9 0 34 1 44 1 2 0 6 0 6-7 0-5-3-5-9-5-24 0-24-3-25-14-8-80-15-161-23-241-1-8-1-10-8-10-6 0-7 3-10 7-45 74-89 150-134 225zM102 176c26-43 51-85 76-128 5 43 8 85 12 128-29 0-58 0-88 0z"><text:p/></draw:path><draw:path draw:style-name="gr1515" draw:text-style-name="P131" svg:width="0.214cm" svg:height="0.239cm" svg:x="3.735cm" svg:y="0.059cm" svg:viewBox="0 0 215 240" svg:d="M215 84c0-59-60-84-108-84-50 0-107 26-107 84 0 47 0 94 0 142 0 6 0 14 8 14 7 0 7-8 7-14 0-47 0-94 0-140 0-58 63-71 92-71 17 0 42 4 62 17 30 19 30 44 30 54 0 46 0 93 0 140 0 6 0 14 8 14s8-8 8-14c0-48 0-95 0-142z"><text:p/></draw:path><draw:path draw:style-name="gr1515" draw:text-style-name="P131" svg:width="0.274cm" svg:height="0.281cm" svg:x="4.076cm" svg:y="0.019cm" svg:viewBox="0 0 275 282" svg:d="M275 4c0-1-1-4-4-4-1 0-1 0-6 4-9 10-19 20-27 30-4-5-21-34-64-34-87 0-174 86-174 175 0 64 46 107 106 107 33 0 62-17 83-34 35-32 42-66 42-69s-3-3-4-3c-3 0-5 1-6 3-3 12-12 40-38 62-27 22-51 29-72 29-34 0-76-21-76-81 0-23 9-84 48-131 23-26 59-46 94-46 40 0 62 30 62 75 0 15-1 15-1 20 0 3 4 3 5 3 6 0 6-1 8-8 8-33 16-65 24-98z"><text:p/></draw:path><draw:path draw:style-name="gr1515" draw:text-style-name="P131" svg:width="0.089cm" svg:height="0.386cm" svg:x="4.383cm" svg:y="0cm" svg:viewBox="0 0 90 387" svg:d="M90 194c0-30-4-77-25-121-24-48-57-73-61-73-2 0-4 2-4 4s0 2 8 9c37 39 59 99 59 181 0 66-14 134-61 182-6 5-6 6-6 7 0 2 2 4 4 4 4 0 39-26 62-76 20-43 24-85 24-117z"><text:p/></draw:path><draw:path draw:style-name="gr1515" draw:text-style-name="P131" svg:width="0.342cm" svg:height="0.211cm" svg:x="0.001cm" svg:y="0.709cm" svg:viewBox="0 0 343 212" svg:d="M330 152c7 0 13 0 13-8s-6-8-14-8c-81 0-164 0-245 0-17-14-37-24-49-29 15-7 33-17 49-30 81 0 164 0 245 0 8 0 14 0 14-8 0-7-6-7-13-7-76 0-153 0-229 0 19-19 39-52 39-58 0-4-5-4-8-4-2 0-5 0-7 3-8 15-18 36-44 58-27 24-52 34-72 39-7 3-8 3-8 5-1 0-1 1-1 2s0 1 0 2l1 1c1 0 1 0 9 2 52 16 91 51 112 93 5 7 6 7 10 7 3 0 8 0 8-4s-20-39-39-56c76 0 153 0 229 0z"><text:p/></draw:path><draw:path draw:style-name="gr1515" draw:text-style-name="P131" svg:width="0.343cm" svg:height="0.211cm" svg:x="0.322cm" svg:y="0.709cm" svg:viewBox="0 0 344 212" svg:d="M260 77c16 13 36 23 49 30-14 5-33 15-49 29-82 0-164 0-246 0-6 0-14 0-14 8s8 8 14 8c76 0 152 0 228 0-18 17-38 52-38 56s5 4 7 4c4 0 6 0 8-2 8-15 19-35 44-58 26-23 53-34 73-40 6-2 6-2 7-3s1-1 1-2 0-2-1-2l-1-2c-1 0-1-1-9-3-51-15-90-50-112-92-4-8-4-8-10-8-2 0-7 0-7 4 0 6 19 39 38 58-76 0-152 0-228 0-6 0-14 0-14 7 0 8 8 8 14 8 82 0 164 0 246 0z"><text:p/></draw:path><draw:path draw:style-name="gr1515" draw:text-style-name="P131" svg:width="0.192cm" svg:height="0.174cm" svg:x="0.806cm" svg:y="0.744cm" svg:viewBox="0 0 193 175" svg:d="M119 54c2-10 11-45 37-45 2 0 12 0 20 5-11 1-19 11-19 21 0 6 5 13 15 13 8 0 21-7 21-23 0-19-22-25-36-25-23 0-36 21-40 30-10-26-31-30-42-30-41 0-63 51-63 59 0 5 3 4 5 5 3 0 4-1 5-5 13-40 39-50 52-50 7 0 21 3 21 26 0 11-7 38-21 92-6 24-20 40-37 40-2 0-11 0-19-5 10-2 18-10 18-21 0-10-8-13-14-13-12 0-22 10-22 22 0 17 20 25 36 25 27 0 40-26 41-29 6 15 19 29 42 29 39 0 61-50 61-59 0-4-3-4-4-4-3 0-4 1-4 5-14 40-40 50-52 50-15 0-21-13-21-25 0-9 2-18 7-34 4-18 8-36 13-54z"><text:p/></draw:path><draw:path draw:style-name="gr1515" draw:text-style-name="P131" svg:width="0.193cm" svg:height="0.223cm" svg:x="1.156cm" svg:y="0.707cm" svg:viewBox="0 0 194 224" svg:d="M179 120c7 0 15 0 15-8 0-7-8-7-15-7-55 0-109 0-164 0 5-52 50-90 104-90 20 0 41 0 60 0 7 0 15 0 15-7 0-8-8-8-15-8-19 0-40 0-60 0-66 0-119 50-119 112s53 112 119 112c20 0 41 0 60 0 7 0 15 0 15-7 0-8-8-8-15-8-19 0-40 0-60 0-54 0-99-37-104-89 55 0 109 0 164 0z"><text:p/></draw:path><draw:path draw:style-name="gr1515" draw:text-style-name="P131" svg:width="0.264cm" svg:height="0.276cm" svg:x="1.503cm" svg:y="0.64cm" svg:viewBox="0 0 265 277" svg:d="M55 232c-15 27-30 32-47 33-5 0-8 0-8 8 0 2 2 4 4 4 11 0 24-1 35-1 12 0 26 1 38 1 2 0 7 0 7-7 0-5-4-5-6-5-9-1-19-4-19-14 0-5 3-9 6-14 10-17 20-33 30-50 32 0 65 0 96 0 2 9 7 62 7 65 0 12-20 13-29 13-4 0-8 0-8 8 0 4 4 4 5 4 16 0 33-1 49-1 9 0 34 1 44 1 2 0 6 0 6-7 0-5-4-5-9-5-24 0-24-3-25-14-8-80-15-162-23-242-1-8-1-9-8-9-6 0-7 2-10 7-45 74-90 150-135 225zM102 175c26-42 51-85 76-127 5 42 8 85 12 127-29 0-58 0-88 0z"><text:p/></draw:path><draw:path draw:style-name="gr1515" draw:text-style-name="P131" svg:width="0.214cm" svg:height="0.239cm" svg:x="1.887cm" svg:y="0.684cm" svg:viewBox="0 0 215 240" svg:d="M116 9c-3-7-6-9-9-9-5 0-6 3-8 9-32 71-65 144-97 215-2 6-2 7-2 8 0 5 3 8 8 8 2 0 5 0 9-8 29-68 60-136 90-204 31 68 60 136 91 204 3 8 8 8 9 8 4 0 8-3 8-8-2-2 0-1-3-5-32-73-65-146-96-218z"><text:p/></draw:path><draw:path draw:style-name="gr1515" draw:text-style-name="P131" svg:width="0.192cm" svg:height="0.174cm" svg:x="2.22cm" svg:y="0.744cm" svg:viewBox="0 0 193 175" svg:d="M118 54c2-10 11-45 38-45 2 0 11 0 19 5-10 1-18 11-18 21 0 6 4 13 15 13 8 0 21-7 21-23 0-19-24-25-37-25-22 0-36 21-40 30-10-26-31-30-42-30-40 0-62 51-62 59 0 5 3 5 5 5 3 0 4-1 5-5 12-40 39-50 52-50 6 0 21 3 21 26 0 11-7 38-21 92-7 24-20 40-38 40-2 0-11 0-18-5 8-2 17-10 17-21 0-10-9-13-14-13-11 0-21 10-21 22 0 17 19 25 36 25 26 0 40-26 41-29 4 15 19 29 42 29 39 0 61-50 61-59 0-4-3-4-4-4-3 0-4 1-5 5-13 40-39 50-52 50-14 0-21-13-21-25 0-9 2-18 7-34 4-18 8-36 13-54z"><text:p/></draw:path><draw:path draw:style-name="gr1515" draw:text-style-name="P131" svg:width="0.193cm" svg:height="0.223cm" svg:x="2.569cm" svg:y="0.707cm" svg:viewBox="0 0 194 224" svg:d="M180 120c7 0 14 0 14-8 0-7-7-7-14-7-55 0-108 0-163 0 4-52 48-90 103-90 20 0 41 0 60 0 7 0 14 0 14-7 0-8-7-8-14-8-20 0-40 0-61 0-66 0-119 50-119 112s53 112 119 112c21 0 41 0 61 0 7 0 14 0 14-7 0-8-7-8-14-8-19 0-40 0-60 0-55 0-99-37-103-89 55 0 108 0 163 0z"><text:p/></draw:path><draw:path draw:style-name="gr1515" draw:text-style-name="P131" svg:width="0.275cm" svg:height="0.263cm" svg:x="2.919cm" svg:y="0.649cm" svg:viewBox="0 0 276 264" svg:d="M45 233c-3 16-4 19-35 19-7 0-10 0-10 8 0 4 3 4 10 4 46 0 92 0 139 0 60 0 106-46 106-84 0-28-23-50-60-55 40-7 81-36 81-72 0-29-25-53-72-53-43 0-87 0-130 0-7 0-11 0-11 8 0 3 3 3 11 3 1 0 7 0 14 1 8 1 11 1 11 7 0 1-1 2-2 6-18 70-34 139-52 208zM103 122c8-32 17-64 25-96 3-14 4-15 21-15 16 0 33 0 49 0 34 0 43 23 43 41 0 34-33 70-80 70-19 0-39 0-58 0zM87 252c-6 0-7 0-9-1-4 0-5 0-5-3 0-2 0-3 2-9 9-37 17-72 26-108 24 0 50 0 74 0 36 0 44 29 44 45 0 39-34 76-80 76-18 0-34 0-52 0z"><text:p/></draw:path><draw:path draw:style-name="gr1515" draw:text-style-name="P131" svg:width="0.214cm" svg:height="0.239cm" svg:x="3.322cm" svg:y="0.684cm" svg:viewBox="0 0 215 240" svg:d="M116 9c-3-7-5-9-9-9-5 0-6 3-8 9-32 71-65 144-97 215-2 6-2 7-2 8 0 5 3 8 8 8 2 0 5 0 9-8 29-68 60-136 90-204 31 68 60 136 91 204 3 8 8 8 9 8 4 0 8-3 8-8-2-2 0-1-3-5-32-73-65-146-96-218z"><text:p/></draw:path><draw:path draw:style-name="gr1515" draw:text-style-name="P131" svg:width="0.214cm" svg:height="0.102cm" svg:x="3.665cm" svg:y="0.774cm" svg:viewBox="0 0 215 103" svg:d="M215 14c0-12-2-14-14-14-62 0-125 0-188 0-6 0-13 0-13 8 0 9 7 9 13 9 62 0 125 0 186 0 0 24 0 49 0 73 0 7 0 13 8 13s8-6 8-13c0-25 0-50 0-76z"><text:p/></draw:path><draw:path draw:style-name="gr1515" draw:text-style-name="P131" svg:width="0.088cm" svg:height="0.385cm" svg:x="3.941cm" svg:y="0.624cm" svg:viewBox="0 0 89 386" svg:d="M89 383c0-1 0-2-6-9-49-48-61-122-61-180 0-67 15-136 63-184 4-4 4-4 4-6 0-3-1-4-3-4-5 0-39 26-62 76-20 42-24 85-24 118 0 29 4 77 25 120 23 48 56 72 61 72 2 0 3-1 3-3z"><text:p/></draw:path><draw:path draw:style-name="gr1515" draw:text-style-name="P131" svg:width="0.192cm" svg:height="0.174cm" svg:x="4.064cm" svg:y="0.744cm" svg:viewBox="0 0 193 175" svg:d="M118 54c2-10 11-45 38-45 2 0 11 0 19 5-10 1-18 11-18 21 0 6 4 13 15 13 8 0 21-7 21-23 0-19-24-25-37-25-22 0-35 21-40 30-9-26-30-30-42-30-40 0-62 51-62 59 0 5 3 5 5 5 3 0 4-1 5-5 13-40 39-50 52-50 6 0 21 3 21 26 0 11-7 38-21 92-7 24-20 40-38 40-2 0-11 0-18-5 8-2 17-10 17-21 0-10-9-13-14-13-11 0-21 10-21 22 0 17 19 25 36 25 26 0 40-26 41-29 4 15 19 29 42 29 39 0 61-50 61-59 0-4-3-4-4-4-3 0-4 1-5 5-13 40-39 50-52 50-14 0-21-13-21-25 0-9 2-18 7-34 4-18 8-36 13-54z"><text:p/></draw:path><draw:path draw:style-name="gr1515" draw:text-style-name="P131" svg:width="0.193cm" svg:height="0.223cm" svg:x="4.412cm" svg:y="0.707cm" svg:viewBox="0 0 194 224" svg:d="M180 120c7 0 14 0 14-8 0-7-7-7-14-7-55 0-108 0-163 0 4-52 48-90 103-90 20 0 41 0 60 0 7 0 14 0 14-7 0-8-7-8-14-8-20 0-40 0-61 0-66 0-119 50-119 112s53 112 119 112c21 0 41 0 61 0 7 0 14 0 14-7 0-8-7-8-14-8-19 0-40 0-60 0-55 0-99-37-103-89 55 0 108 0 163 0z"><text:p/></draw:path><draw:path draw:style-name="gr1515" draw:text-style-name="P131" svg:width="0.264cm" svg:height="0.276cm" svg:x="4.759cm" svg:y="0.64cm" svg:viewBox="0 0 265 277" svg:d="M56 232c-15 27-31 32-47 33-5 0-9 0-9 8 0 2 2 4 6 4 9 0 22-1 33-1 13 0 26 1 38 1 2 0 8 0 8-7 0-5-4-5-7-5-9-1-17-4-17-14 0-5 2-9 5-14 10-17 19-33 29-50 33 0 65 0 98 0 0 9 5 62 5 65 0 12-20 13-27 13-6 0-9 0-9 8 0 4 4 4 5 4 16 0 32-1 48-1 9 0 34 1 44 1 2 0 6 0 6-7 0-5-3-5-9-5-23 0-23-3-24-14-8-80-16-162-24-242-1-8-1-9-8-9-5 0-7 2-10 7-45 74-89 150-134 225zM102 175c26-42 51-85 76-127 5 42 9 85 13 127-29 0-59 0-89 0z"><text:p/></draw:path><draw:path draw:style-name="gr1515" draw:text-style-name="P131" svg:width="0.214cm" svg:height="0.239cm" svg:x="5.143cm" svg:y="0.684cm" svg:viewBox="0 0 215 240" svg:d="M117 9c-4-7-6-9-9-9-6 0-7 3-9 9-32 71-64 144-96 215-3 6-3 7-3 8 0 5 3 8 8 8 3 0 5 0 9-8 30-68 60-136 91-204 30 68 60 136 90 204 4 8 8 8 9 8 4 0 8-3 8-8-2-2 0-1-3-5-32-73-63-146-95-218z"><text:p/></draw:path><draw:path draw:style-name="gr1515" draw:text-style-name="P131" svg:width="0.192cm" svg:height="0.174cm" svg:x="5.476cm" svg:y="0.744cm" svg:viewBox="0 0 193 175" svg:d="M119 54c2-10 11-45 37-45 2 0 12 0 20 5-11 1-19 11-19 21 0 6 5 13 15 13 8 0 21-7 21-23 0-19-22-25-36-25-23 0-36 21-40 30-10-26-31-30-42-30-41 0-63 51-63 59 0 5 3 4 5 5 3 0 4-1 5-5 13-40 39-50 52-50 7 0 21 3 21 26 0 11-7 38-21 92-6 24-20 40-37 40-2 0-11 0-19-5 10-2 18-10 18-21 0-10-8-13-14-13-12 0-22 10-22 22 0 17 20 25 36 25 27 0 40-26 41-29 6 15 19 29 42 29 39 0 61-50 61-59 0-4-3-4-4-4-3 0-4 1-4 5-14 40-40 50-52 50-15 0-21-13-21-25 0-9 2-18 7-34 4-18 8-36 13-54z"><text:p/></draw:path><draw:path draw:style-name="gr1515" draw:text-style-name="P131" svg:width="0.193cm" svg:height="0.223cm" svg:x="5.826cm" svg:y="0.707cm" svg:viewBox="0 0 194 224" svg:d="M179 120c7 0 15 0 15-8 0-7-8-7-15-7-55 0-109 0-164 0 5-52 50-90 104-90 20 0 41 0 60 0 7 0 15 0 15-7 0-8-8-8-15-8-19 0-40 0-60 0-66 0-119 50-119 112s53 112 119 112c20 0 41 0 60 0 7 0 15 0 15-7 0-8-8-8-15-8-19 0-40 0-60 0-54 0-99-37-104-89 55 0 109 0 164 0z"><text:p/></draw:path><draw:path draw:style-name="gr1515" draw:text-style-name="P131" svg:width="0.274cm" svg:height="0.28cm" svg:x="6.178cm" svg:y="0.641cm" svg:viewBox="0 0 275 281" svg:d="M275 3c0-1-1-3-4-3-1 0-3 0-6 4-9 10-19 20-27 30-4-5-21-34-64-34-87 0-174 85-174 175 0 64 46 106 105 106 34 0 63-16 83-33 36-32 43-68 43-69 0-3-3-2-4-3-3 0-5 0-6 3-3 11-12 39-38 62-28 21-52 27-72 27-35 0-76-19-76-80 0-22 8-85 48-130 23-27 59-46 93-46 40 0 63 30 63 75 0 15-1 14-1 19 0 3 4 4 5 4 6 0 6-1 8-8 8-33 16-66 24-99z"><text:p/></draw:path><draw:path draw:style-name="gr1515" draw:text-style-name="P131" svg:width="0.088cm" svg:height="0.385cm" svg:x="6.485cm" svg:y="0.624cm" svg:viewBox="0 0 89 386" svg:d="M89 194c0-31-3-77-25-121-23-48-56-73-61-73-2 0-3 1-3 4 0 2 0 2 8 9 37 38 59 99 59 181 0 66-14 134-63 182-4 5-4 6-4 7 0 2 1 3 3 3 5 0 40-25 62-75 20-43 24-85 24-117z"><text:p/></draw:path><draw:path draw:style-name="gr1515" draw:text-style-name="P131" svg:width="0.1cm" svg:height="0.462cm" svg:x="8.868cm" svg:y="0.587cm" svg:viewBox="0 0 101 463" svg:d="M101 460c0-2-1-2-2-3-18-20-44-51-59-114-10-35-14-76-14-111 0-102 25-173 72-223 3-3 3-5 3-6 0-3-3-3-4-3-7 0-28 23-32 29-40 47-65 116-65 202 0 55 10 133 61 198 3 4 28 34 36 34 1 0 4 0 4-3z"><text:p/></draw:path><draw:path draw:style-name="gr1515" draw:text-style-name="P131" svg:width="0.149cm" svg:height="0.385cm" svg:x="9.029cm" svg:y="0.624cm" svg:viewBox="0 0 150 386" svg:d="M133 377c2 6 5 9 9 9s8-3 8-8c0-2 0-1-1-5-44-121-90-243-134-364-2-7-3-9-7-9-5 0-8 3-8 8 0 1 0 1 1 6 44 121 88 242 132 363z"><text:p/></draw:path><draw:path draw:style-name="gr1515" draw:text-style-name="P131" svg:width="0.174cm" svg:height="0.176cm" svg:x="9.367cm" svg:y="0.739cm" svg:viewBox="0 0 175 177" svg:d="M113 144c1 16 12 32 30 32 8 0 32-5 32-37 0-7 0-15 0-21-3 0-7 0-10 0 0 6 0 14 0 21 0 23-10 25-14 25-12 0-15-18-15-20 0-25 0-52 0-77 0-16 0-32-13-46-15-14-34-21-53-21-31 0-58 19-58 44 0 11 8 18 18 18 11 0 17-8 17-18 0-4-2-18-19-18 11-13 29-17 41-17 19 0 41 15 41 49 0 5 0 10 0 15-20 1-46 2-70 13-30 13-40 34-40 50 0 32 39 41 63 41 25 0 43-15 50-33zM110 80c0 14 0 26 0 39 0 37-27 50-45 50-19 0-35-14-35-33 0-20 16-53 80-56z"><text:p/></draw:path><draw:path draw:style-name="gr1515" draw:text-style-name="P131" svg:width="0.193cm" svg:height="0.171cm" svg:x="9.558cm" svg:y="0.744cm" svg:viewBox="0 0 194 172" svg:d="M30 39c0 34 0 69 0 103 0 18-5 18-30 18 0 4 0 7 0 12 13-1 33-1 43-1s31 0 44 1c0-5 0-8 0-12-26 0-31 0-31-18 0-24 0-47 0-72 0-39 28-61 53-61 24 0 29 21 29 43 0 29 0 60 0 90 0 18-5 18-31 18 0 4 0 7 0 12 14-1 34-1 44-1s29 0 43 1c0-5 0-8 0-12-20 0-30 0-30-13 0-24 0-49 0-73 0-33 0-45-12-60-6-6-18-14-41-14-27 0-46 17-57 41 0-13 0-28 0-41-18 1-36 3-54 4 0 5 0 8 0 13 26 0 30 2 30 22z"><text:p/></draw:path><draw:path draw:style-name="gr1515" draw:text-style-name="P131" svg:width="0.189cm" svg:height="0.271cm" svg:x="9.773cm" svg:y="0.647cm" svg:viewBox="0 0 190 272" svg:d="M133 246c0 9 0 17 0 26 19-1 39-2 57-4 0-4 0-7 0-12-27 0-30-3-30-22 0-78 0-156 0-234-19 1-37 3-55 4 0 4 0 8 0 11 26 0 29 4 29 22 0 28 0 57 0 84-11-14-27-24-48-24-46 0-86 38-86 88 0 49 37 87 81 87 26 0 42-13 52-26zM133 143c0 26 0 53 0 79 0 7 0 8-4 15-11 18-29 27-45 27-18 0-32-10-41-25-10-16-11-38-11-54 0-14 0-38 12-55 8-11 22-24 43-24 14 0 30 5 42 23 4 6 4 7 4 14z"><text:p/></draw:path><draw:path draw:style-name="gr1515" draw:text-style-name="P131" svg:width="0.214cm" svg:height="0.239cm" svg:x="10.146cm" svg:y="0.684cm" svg:viewBox="0 0 215 240" svg:d="M215 85c0-59-59-85-107-85-51 0-108 28-108 85 0 47 0 94 0 142 0 6 0 13 8 13 7 0 7-7 7-13 0-48 0-94 0-141 0-57 63-71 93-71 16 0 42 5 61 18 30 19 30 43 30 54 0 46 0 93 0 140 0 6 0 13 8 13s8-7 8-13c0-48 0-95 0-142z"><text:p/></draw:path><draw:path draw:style-name="gr1515" draw:text-style-name="P131" svg:width="0.19cm" svg:height="0.271cm" svg:x="10.545cm" svg:y="0.647cm" svg:viewBox="0 0 191 272" svg:d="M134 246c0 9 0 17 0 26 19-1 39-2 57-4 0-4 0-7 0-12-27 0-30-3-30-22 0-78 0-156 0-234-19 1-37 3-55 4 0 4 0 8 0 11 26 0 29 4 29 22 0 28 0 57 0 84-11-14-27-24-48-24-46 0-87 38-87 88 0 49 39 87 83 87 24 0 41-13 51-26zM134 143c0 26 0 53 0 79 0 7 0 8-4 15-11 18-29 27-45 27-18 0-32-10-41-25-10-16-11-38-11-54 0-14 0-38 12-55 8-11 22-24 43-24 14 0 30 5 42 23 4 6 4 7 4 14z"><text:p/></draw:path><draw:path draw:style-name="gr1515" draw:text-style-name="P131" svg:width="0.149cm" svg:height="0.176cm" svg:x="10.759cm" svg:y="0.739cm" svg:viewBox="0 0 150 177" svg:d="M32 76c2-57 35-67 48-67 40 0 43 52 43 67-31 0-60 0-91 0zM32 84c36 0 71 0 108 0 9 0 10 0 10-8 0-39-21-76-70-76-45 0-80 40-80 88 0 52 41 89 85 89 47 0 65-43 65-49 0-5-4-5-6-5-3 0-4 2-5 5-14 40-48 40-52 40-20 0-35-12-44-26-11-19-11-44-11-58z"><text:p/></draw:path><draw:path draw:style-name="gr1515" draw:text-style-name="P131" svg:width="0.193cm" svg:height="0.272cm" svg:x="10.929cm" svg:y="0.641cm" svg:viewBox="0 0 194 273" svg:d="M118 118c17 0 21 5 21 21 0 35 0 69 0 104 0 18-5 18-31 18 0 4 0 7 0 12 13-1 33-1 43-1s28 0 43 1c0-5 0-8 0-12-26 0-30 0-30-18 0-47 0-94 0-142-17 1-33 2-50 4-5 0-4 1-6 1-1 0-1 0-7 0-15 0-31 0-46 0 0-15 0-30 0-44 0-38 34-53 57-53 12 0 27 3 34 12-16 1-18 12-18 18 0 13 10 17 17 17 9 0 18-5 18-17 0-22-21-39-50-39-36 0-82 20-82 62 0 14 0 29 0 44-10 0-21 0-31 0 0 4 0 7 0 12 10 0 21 0 31 0 0 42 0 83 0 125 0 18-5 18-30 18 0 4 0 7 0 12 12-1 33-1 43-1s29 0 43 1c0-5 0-8 0-12-26 0-31 0-31-18 0-42 0-83 0-125 21 0 41 0 62 0z"><text:p/></draw:path><draw:path draw:style-name="gr1515" draw:text-style-name="P131" svg:width="0.194cm" svg:height="0.171cm" svg:x="11.146cm" svg:y="0.744cm" svg:viewBox="0 0 195 172" svg:d="M31 39c0 34 0 69 0 103 0 18-5 18-31 18 0 4 0 7 0 12 14-1 34-1 44-1s31 0 44 1c0-5 0-8 0-12-26 0-31 0-31-18 0-24 0-47 0-72 0-39 28-61 53-61 24 0 29 21 29 43 0 29 0 60 0 90 0 18-5 18-31 18 0 4 0 7 0 12 13-1 33-1 44-1 10 0 30 0 43 1 0-5 0-8 0-12-20 0-30 0-30-13 0-24 0-49 0-73 0-33 0-45-12-60-6-6-19-14-41-14-28 0-46 17-57 41 0-13 0-28 0-41-19 1-36 3-55 4 0 5 0 8 0 13 28 0 31 2 31 22z"><text:p/></draw:path><draw:path draw:style-name="gr1515" draw:text-style-name="P131" svg:width="0.082cm" svg:height="0.259cm" svg:x="11.362cm" svg:y="0.654cm" svg:viewBox="0 0 83 260" svg:d="M56 88c-19 1-36 3-55 4 0 5 0 8 0 13 25 0 29 2 29 20 0 36 0 70 0 105 0 18-4 18-30 18 0 4 0 7 0 12 12-1 33-1 43-1 13 0 26 0 40 1 0-5 0-8 0-12-26 0-27-3-27-18 0-47 0-95 0-142zM57 21c0-12-10-21-21-21s-19 11-19 21c0 11 8 21 19 21s21-9 21-21z"><text:p/></draw:path><draw:path draw:style-name="gr1515" draw:text-style-name="P131" svg:width="0.12cm" svg:height="0.241cm" svg:x="11.464cm" svg:y="0.677cm" svg:viewBox="0 0 121 242" svg:d="M59 84c19 0 37 0 55 0 0-5 0-8 0-12-18 0-36 0-55 0 0-25 0-48 0-72-3 0-6 0-9 0 0 32-13 74-50 75 0 3 0 5 0 9 11 0 22 0 33 0 0 35 0 71 0 106 0 48 35 52 50 52 27 0 38-27 38-52 0-7 0-14 0-22-3 0-7 0-10 0 0 7 0 15 0 21 0 29-12 44-26 44-26 0-26-35-26-42 0-36 0-71 0-107z"><text:p/></draw:path><draw:path draw:style-name="gr1515" draw:text-style-name="P131" svg:width="0.083cm" svg:height="0.259cm" svg:x="11.619cm" svg:y="0.654cm" svg:viewBox="0 0 84 260" svg:d="M56 88c-17 1-36 3-54 4 0 5 0 8 0 13 26 0 29 2 29 20 0 36 0 70 0 105 0 18-5 18-31 18 0 4 0 7 0 12 13-1 34-1 43-1 13 0 27 0 41 1 0-5 0-8 0-12-27 0-28-3-28-18 0-47 0-95 0-142zM57 21c0-12-9-21-20-21-12 0-20 11-20 21 0 11 8 21 20 21 11 0 20-9 20-21z"><text:p/></draw:path><draw:path draw:style-name="gr1515" draw:text-style-name="P131" svg:width="0.171cm" svg:height="0.176cm" svg:x="11.725cm" svg:y="0.739cm" svg:viewBox="0 0 172 177" svg:d="M172 90c0-49-39-90-86-90-49 0-86 42-86 90 0 51 41 87 86 87 46 0 86-37 86-87zM86 168c-17 0-33-8-44-26-10-17-10-41-10-54 0-15 0-36 10-54 10-17 28-25 44-25s33 9 44 25c10 17 10 39 10 54 0 13 0 34-9 52-9 16-25 28-45 28z"><text:p/></draw:path><draw:path draw:style-name="gr1515" draw:text-style-name="P131" svg:width="0.194cm" svg:height="0.171cm" svg:x="11.919cm" svg:y="0.744cm" svg:viewBox="0 0 195 172" svg:d="M31 39c0 34 0 69 0 103 0 18-5 18-31 18 0 4 0 7 0 12 14-1 34-1 44-1s30 0 43 1c0-5 0-8 0-12-25 0-30 0-30-18 0-24 0-47 0-72 0-39 28-61 52-61 25 0 29 21 29 43 0 29 0 60 0 90 0 18-4 18-30 18 0 4 0 7 0 12 13-1 33-1 44-1 10 0 30 0 43 1 0-5 0-8 0-12-20 0-30 0-30-13 0-24 0-49 0-73 0-33 0-45-12-60-6-6-19-14-41-14-28 0-46 17-57 41 0-13 0-28 0-41-19 1-36 3-55 4 0 5 0 8 0 13 28 0 31 2 31 22z"><text:p/></draw:path><draw:path draw:style-name="gr1515" draw:text-style-name="P131" svg:width="0.1cm" svg:height="0.462cm" svg:x="12.139cm" svg:y="0.587cm" svg:viewBox="0 0 101 463" svg:d="M101 232c0-55-10-133-60-198-5-4-30-34-37-34-2 0-4 1-4 3 0 3 1 4 2 5 19 20 44 51 60 113 8 34 12 75 12 110 0 40-4 79-13 117-15 54-38 84-58 106-3 4-3 5-3 6 0 3 2 3 4 3 6 0 28-23 32-28 40-48 65-117 65-203z"><text:p/></draw:path><draw:path draw:style-name="gr1515" draw:text-style-name="P131" svg:width="0.342cm" svg:height="0.211cm" svg:x="0.001cm" svg:y="1.29cm" svg:viewBox="0 0 343 212" svg:d="M330 152c7 0 13 0 13-8s-6-8-14-8c-81 0-164 0-245 0-17-14-37-24-49-29 15-7 33-17 49-30 81 0 164 0 245 0 8 0 14 0 14-8 0-7-6-7-13-7-76 0-153 0-229 0 19-18 39-52 39-58 0-4-5-4-8-4-2 0-5 0-7 3-8 15-18 36-44 58-27 24-52 34-72 40-7 2-8 2-8 4-1 0-1 1-1 2s0 1 0 2l1 1c1 0 1 0 9 2 52 17 91 51 112 93 5 7 6 7 10 7 3 0 8 0 8-3 0-5-20-40-39-57 76 0 153 0 229 0z"><text:p/></draw:path><draw:path draw:style-name="gr1515" draw:text-style-name="P131" svg:width="0.343cm" svg:height="0.211cm" svg:x="0.322cm" svg:y="1.29cm" svg:viewBox="0 0 344 212" svg:d="M260 77c16 13 36 24 49 30-14 5-33 16-49 29-82 0-164 0-246 0-6 0-14 0-14 8s8 8 14 8c76 0 152 0 228 0-18 17-38 52-38 57 0 3 5 3 7 3 4 0 6 0 8-2 8-15 19-35 44-58 26-23 53-34 73-40 6-2 6-2 7-3 1 0 1-1 1-2s0-2-1-2l-1-2c-1 0-1-1-9-3-51-15-90-50-112-91-4-8-4-9-10-9-2 0-7 0-7 4 0 6 19 39 38 58-76 0-152 0-228 0-6 0-14 0-14 7 0 8 8 8 14 8 82 0 164 0 246 0z"><text:p/></draw:path><draw:path draw:style-name="gr1515" draw:text-style-name="P131" svg:width="0.192cm" svg:height="0.175cm" svg:x="0.806cm" svg:y="1.321cm" svg:viewBox="0 0 193 176" svg:d="M119 55c2-11 11-46 37-46 2 0 12 0 20 5-11 1-19 11-19 21 0 6 5 13 15 13 8 0 21-6 21-22 0-20-22-26-36-26-23 0-36 21-40 30-10-26-31-30-42-30-41 0-63 51-63 59 0 5 3 4 5 5 3 0 4-1 5-5 13-40 39-50 52-50 7 0 21 3 21 26 0 12-7 38-21 92-6 24-20 40-37 40-2 0-11 0-19-5 10-2 18-10 18-21 0-10-8-13-14-13-12 0-22 10-22 22 0 18 20 26 36 26 27 0 40-27 41-30 6 15 19 30 42 30 39 0 61-51 61-60 0-4-3-4-4-4-3 0-4 1-4 5-14 40-40 50-52 50-15 0-21-12-21-25 0-9 2-18 7-34 4-18 8-35 13-53z"><text:p/></draw:path><draw:path draw:style-name="gr1515" draw:text-style-name="P131" svg:width="0.193cm" svg:height="0.223cm" svg:x="1.156cm" svg:y="1.284cm" svg:viewBox="0 0 194 224" svg:d="M179 120c7 0 15 0 15-8 0-7-8-7-15-7-55 0-109 0-164 0 5-52 50-90 104-90 20 0 41 0 60 0 7 0 15 0 15-7 0-8-8-8-15-8-19 0-40 0-60 0-66 0-119 51-119 112 0 62 53 112 119 112 20 0 41 0 60 0 7 0 15 0 15-7 0-8-8-8-15-8-19 0-40 0-60 0-54 0-99-37-104-89 55 0 109 0 164 0z"><text:p/></draw:path><draw:path draw:style-name="gr1515" draw:text-style-name="P131" svg:width="0.275cm" svg:height="0.263cm" svg:x="1.505cm" svg:y="1.23cm" svg:viewBox="0 0 276 264" svg:d="M46 233c-4 16-4 19-35 19-7 0-11 0-11 8 0 4 3 4 11 4 46 0 91 0 138 0 61 0 106-46 106-84 0-28-22-50-59-55 39-6 80-35 80-72 0-29-25-53-71-53-43 0-87 0-130 0-8 0-11 0-11 8 0 4 3 4 10 4 1 0 9 0 15 0 7 1 10 1 10 7 0 1 0 2-1 7-18 70-34 138-52 207zM105 122c7-32 16-64 24-96 3-13 4-14 21-14 16 0 33 0 49 0 34 0 42 22 42 40 0 34-33 70-80 70-19 0-38 0-56 0zM87 252c-6 0-7 0-9-1-3 0-4 0-4-3 0-2 0-3 2-9 9-37 18-72 26-108 25 0 49 0 73 0 37 0 45 29 45 45 0 39-35 76-80 76-18 0-35 0-53 0z"><text:p/></draw:path><draw:path draw:style-name="gr1515" draw:text-style-name="P131" svg:width="0.215cm" svg:height="0.238cm" svg:x="1.909cm" svg:y="1.262cm" svg:viewBox="0 0 216 239" svg:d="M117 8c-4-7-6-8-9-8-6 0-7 2-9 8-32 71-64 144-96 215-2 6-3 7-3 8 0 4 3 8 8 8 3 0 5 0 9-8 30-68 60-136 91-205 30 69 60 137 90 205 4 8 8 8 10 8 3 0 8-4 8-8-1-2 0-1-4-5-32-73-63-146-95-218z"><text:p/></draw:path><draw:path draw:style-name="gr1515" draw:text-style-name="P131" svg:width="0.192cm" svg:height="0.175cm" svg:x="2.242cm" svg:y="1.321cm" svg:viewBox="0 0 193 176" svg:d="M119 55c2-11 11-46 37-46 2 0 12 0 20 5-11 1-19 11-19 21 0 6 5 13 15 13 8 0 21-6 21-22 0-20-22-26-36-26-23 0-36 21-40 30-10-26-31-30-42-30-41 0-63 51-63 59 0 5 5 5 6 5 2 0 3-1 4-5 13-40 39-50 52-50 7 0 21 3 21 26 0 12-7 38-21 92-6 24-20 40-37 40-2 0-11 0-19-5 10-2 18-10 18-21 0-10-8-13-14-13-12 0-22 10-22 22 0 18 20 26 36 26 27 0 40-27 41-30 6 15 19 30 42 30 41 0 63-51 63-60 0-4-5-4-6-4-3 0-4 1-4 5-14 40-40 50-52 50-15 0-21-12-21-25 0-9 2-18 7-34 4-18 8-35 13-53z"><text:p/></draw:path><draw:path draw:style-name="gr1515" draw:text-style-name="P131" svg:width="0.193cm" svg:height="0.223cm" svg:x="2.592cm" svg:y="1.284cm" svg:viewBox="0 0 194 224" svg:d="M179 120c7 0 15 0 15-8 0-7-8-7-15-7-55 0-109 0-164 0 6-52 50-90 104-90 20 0 41 0 60 0 7 0 15 0 15-7 0-8-8-8-15-8-19 0-40 0-60 0-66 0-119 51-119 112 0 62 53 112 119 112 20 0 41 0 60 0 7 0 15 0 15-7 0-8-8-8-15-8-19 0-40 0-60 0-54 0-98-37-104-89 55 0 109 0 164 0z"><text:p/></draw:path><draw:path draw:style-name="gr1515" draw:text-style-name="P131" svg:width="0.264cm" svg:height="0.276cm" svg:x="2.938cm" svg:y="1.215cm" svg:viewBox="0 0 265 277" svg:d="M56 232c-15 27-31 32-48 33-5 0-8 0-8 8 0 2 2 4 6 4 9 0 22-1 33-1 12 0 26 1 38 1 2 0 8 0 8-7 0-5-5-5-7-5-9-1-19-4-19-14 0-5 4-9 6-14 10-17 20-32 30-49 32 0 65 0 96 0 2 8 7 61 7 64 0 12-20 13-27 13-6 0-10 0-10 8 0 4 4 4 5 4 16 0 33-1 49-1 9 0 34 1 44 1 2 0 6 0 6-7 0-5-3-5-9-5-24 0-24-3-25-14-8-80-15-161-23-241-1-9-1-10-8-10-6 0-7 3-10 7-45 74-89 150-134 225zM102 176c26-43 51-85 76-128 5 43 8 85 12 128-29 0-58 0-88 0z"><text:p/></draw:path><draw:path draw:style-name="gr1515" draw:text-style-name="P131" svg:width="0.214cm" svg:height="0.238cm" svg:x="3.322cm" svg:y="1.262cm" svg:viewBox="0 0 215 239" svg:d="M116 8c-3-7-5-8-9-8-5 0-6 2-8 8-32 71-65 144-97 215-2 6-2 7-2 8 0 4 3 8 8 8 2 0 5 0 9-8 29-68 60-136 90-205 31 69 60 137 91 205 3 8 8 8 9 8 4 0 8-4 8-8-2-2 0-1-3-5-32-73-65-146-96-218z"><text:p/></draw:path><draw:path draw:style-name="gr1515" draw:text-style-name="P131" svg:width="0.088cm" svg:height="0.386cm" svg:x="3.683cm" svg:y="1.202cm" svg:viewBox="0 0 89 387" svg:d="M89 383c0-1 0-2-6-9-49-48-61-121-61-180 0-67 14-135 62-183 5-5 5-5 5-7 0-3-1-4-3-4-5 0-40 26-62 76-20 42-24 85-24 118 0 29 3 77 25 120 23 48 56 73 61 73 2 0 3-2 3-4z"><text:p/></draw:path><draw:path draw:style-name="gr1515" draw:text-style-name="P131" svg:width="0.192cm" svg:height="0.175cm" svg:x="3.806cm" svg:y="1.321cm" svg:viewBox="0 0 193 176" svg:d="M118 55c2-11 11-46 38-46 1 0 11 0 19 5-11 1-19 11-19 21 0 6 5 13 16 13 7 0 21-6 21-22 0-20-24-26-37-26-22 0-36 21-40 30-10-26-31-30-42-30-40 0-63 51-63 59 0 5 4 5 6 5 3 0 4-1 4-5 13-40 38-50 52-50 7 0 21 3 21 26 0 12-7 38-21 92-6 24-20 40-37 40-2 0-11 0-19-5 9-2 18-10 18-21 0-10-9-13-14-13-12 0-21 10-21 22 0 18 19 26 36 26 26 0 39-27 41-30 4 15 18 30 41 30 40 0 62-51 62-60 0-4-3-4-5-4-3 0-3 1-4 5-14 40-40 50-52 50-16 0-21-12-21-25 0-9 2-18 7-34 4-18 8-35 13-53z"><text:p/></draw:path><draw:path draw:style-name="gr1515" draw:text-style-name="P131" svg:width="0.15cm" svg:height="0.386cm" svg:x="4.187cm" svg:y="1.202cm" svg:viewBox="0 0 151 387" svg:d="M149 14c2-4 2-5 2-6 0-5-4-8-8-8-3 0-5 1-7 3-45 124-89 246-134 369-2 5-2 6-2 8 0 3 3 7 8 7s6-3 9-10c44-121 88-242 132-363z"><text:p/></draw:path><draw:path draw:style-name="gr1515" draw:text-style-name="P131" svg:width="0.193cm" svg:height="0.223cm" svg:x="4.155cm" svg:y="1.284cm" svg:viewBox="0 0 194 224" svg:d="M179 120c7 0 15 0 15-8 0-7-8-7-15-7-55 0-109 0-164 0 6-52 50-90 105-90 20 0 40 0 59 0 7 0 15 0 15-7 0-8-8-8-15-8-19 0-40 0-60 0-66 0-119 51-119 112 0 62 53 112 119 112 20 0 41 0 60 0 7 0 15 0 15-7 0-8-8-8-15-8-19 0-39 0-59 0-55 0-99-37-105-89 55 0 109 0 164 0z"><text:p/></draw:path><draw:path draw:style-name="gr1515" draw:text-style-name="P131" svg:width="0.264cm" svg:height="0.276cm" svg:x="4.502cm" svg:y="1.215cm" svg:viewBox="0 0 265 277" svg:d="M56 232c-15 27-31 32-48 33-5 0-8 0-8 8 0 2 2 4 6 4 9 0 22-1 33-1 12 0 26 1 38 1 2 0 8 0 8-7 0-5-4-5-7-5-9-1-17-4-17-14 0-5 2-9 4-14 10-17 20-32 30-49 32 0 65 0 96 0 2 8 7 61 7 64 0 12-20 13-27 13-6 0-10 0-10 8 0 4 3 3 5 4 17 0 33-1 49-1 9 0 34 1 44 1 2 0 6 0 6-7 0-5-3-5-9-5-24 0-24-3-25-14-8-80-15-161-23-241-1-9-1-10-8-10-5 0-7 3-10 7-45 74-89 150-134 225zM102 176c26-43 51-85 76-128 5 43 8 85 12 128-29 0-58 0-88 0z"><text:p/></draw:path><draw:path draw:style-name="gr1515" draw:text-style-name="P131" svg:width="0.214cm" svg:height="0.238cm" svg:x="4.885cm" svg:y="1.262cm" svg:viewBox="0 0 215 239" svg:d="M212 15c3-5 3-6 3-7 0-5-4-8-8-8-3 0-6 2-9 8-30 68-60 136-90 204-31-68-61-136-91-204-4-8-7-8-9-8-5 0-8 3-8 8 1 2 0 1 2 5 32 73 64 145 96 218 3 7 5 8 10 8 4 0 5-2 8-8 31-71 64-144 96-216z"><text:p/></draw:path><draw:path draw:style-name="gr1515" draw:text-style-name="P131" svg:width="0.192cm" svg:height="0.175cm" svg:x="5.219cm" svg:y="1.321cm" svg:viewBox="0 0 193 176" svg:d="M118 55c2-11 11-46 38-46 2 0 11 0 20 5-11 1-19 11-19 21 0 6 5 13 15 13 8 0 21-6 21-22 0-20-24-26-37-26-22 0-35 21-40 30-9-26-30-30-41-30-41 0-63 51-63 59 0 5 3 5 5 5 3 0 4-1 5-5 13-40 39-50 52-50 7 0 21 3 21 26 0 12-7 38-21 92-7 24-20 40-38 40-2 0-11 0-18-5 10-2 17-10 17-21 0-10-7-13-14-13-11 0-21 10-21 22 0 18 20 26 36 26 26 0 40-27 41-30 4 15 19 30 42 30 39 0 61-51 61-60 0-4-3-4-4-4-3 0-4 1-5 5-13 40-39 50-51 50-15 0-22-12-22-25 0-9 2-18 7-34 4-18 8-35 13-53z"><text:p/></draw:path><draw:path draw:style-name="gr1515" draw:text-style-name="P131" svg:width="0.149cm" svg:height="0.386cm" svg:x="5.601cm" svg:y="1.202cm" svg:viewBox="0 0 150 387" svg:d="M149 14c1-4 1-5 1-6 0-5-4-8-8-8-2 0-6 1-7 3-45 124-89 246-134 369-1 5-1 6-1 8 0 3 3 7 8 7 4 0 5-3 7-10 44-121 90-242 134-363z"><text:p/></draw:path><draw:path draw:style-name="gr1515" draw:text-style-name="P131" svg:width="0.192cm" svg:height="0.223cm" svg:x="5.569cm" svg:y="1.284cm" svg:viewBox="0 0 193 224" svg:d="M179 120c7 0 14 0 14-8 0-7-7-7-14-7-55 0-109 0-164 0 5-52 50-90 104-90 20 0 41 0 60 0 7 0 14 0 14-7 0-8-7-8-14-8-21 0-40 0-61 0-66 0-118 51-118 112 0 62 52 112 118 112 21 0 40 0 61 0 7 0 14 0 14-7 0-8-7-8-14-8-19 0-40 0-60 0-54 0-99-37-104-89 55 0 109 0 164 0z"><text:p/></draw:path><draw:path draw:style-name="gr1515" draw:text-style-name="P131" svg:width="0.273cm" svg:height="0.28cm" svg:x="5.921cm" svg:y="1.222cm" svg:viewBox="0 0 274 281" svg:d="M274 3c0-1 0-3-4-3-2 0-2 0-6 4-9 10-18 20-26 30-5-5-22-34-65-34-86 0-173 86-173 175 0 64 45 106 105 106 34 0 62-16 83-33 36-32 43-68 43-69 0-3-4-3-5-3-3 0-4 1-5 3-3 12-12 39-39 62-27 22-51 29-71 29-35 0-76-21-76-82 0-22 8-85 46-130 25-27 61-46 95-46 40 0 63 30 63 75 0 15-1 15-1 20 0 3 3 3 5 3 5 0 5-1 7-8 7-33 16-66 24-99z"><text:p/></draw:path><draw:path draw:style-name="gr1515" draw:text-style-name="P131" svg:width="0.088cm" svg:height="0.386cm" svg:x="6.228cm" svg:y="1.202cm" svg:viewBox="0 0 89 387" svg:d="M89 194c0-31-4-77-25-121-23-48-56-73-61-73-2 0-3 2-3 4s0 2 7 9c38 39 60 99 60 181 0 66-14 134-63 182-4 5-4 6-4 7 0 2 1 4 3 4 5 0 39-26 62-76 20-43 24-85 24-117z"><text:p/></draw:path><draw:path draw:style-name="gr1515" draw:text-style-name="P131" svg:width="0.089cm" svg:height="0.386cm" svg:x="8.847cm" svg:y="1.202cm" svg:viewBox="0 0 90 387" svg:d="M90 383c0-1 0-2-6-9-49-48-61-121-61-180 0-67 14-135 62-183 5-5 5-5 5-7 0-3-1-4-4-4s-39 26-61 76c-19 42-25 85-25 118 0 29 4 77 26 120 24 48 57 73 60 73s4-2 4-4z"><text:p/></draw:path><draw:path draw:style-name="gr1515" draw:text-style-name="P131" svg:width="0.259cm" svg:height="0.263cm" svg:x="8.973cm" svg:y="1.23cm" svg:viewBox="0 0 260 264" svg:d="M0 0c0 4 0 8 0 12 3 0 6 0 9 0 30 0 31 3 31 18 0 68 0 135 0 203 0 15-1 19-31 19-3 0-6 0-9 0 0 4 0 8 0 12 47 0 94 0 141 0 65 0 119-57 119-130s-53-134-119-134c-47 0-94 0-141 0zM91 252c-17 0-18-3-18-15 0-70 0-140 0-209 0-14 1-16 18-16 14 0 26 0 39 0 24 0 50 8 70 35 17 23 21 56 21 87 0 43-8 66-22 85-8 10-30 33-68 33-13 0-26 0-40 0z"><text:p/></draw:path><draw:path draw:style-name="gr1515" draw:text-style-name="P131" svg:width="0.149cm" svg:height="0.177cm" svg:x="9.266cm" svg:y="1.32cm" svg:viewBox="0 0 150 178" svg:d="M32 76c2-57 35-67 48-67 40 0 43 52 43 67-31 0-60 0-91 0zM32 85c36 0 71 0 108 0 9 0 10 0 10-9 0-39-21-76-70-76-45 0-80 40-80 88 0 52 41 90 85 90 47 0 65-43 65-50 0-5-4-5-6-5-3 0-4 2-4 6-15 39-49 39-53 39-20 0-35-12-44-26-11-19-11-44-11-57z"><text:p/></draw:path><draw:path draw:style-name="gr1515" draw:text-style-name="P131" svg:width="0.325cm" svg:height="0.263cm" svg:x="9.57cm" svg:y="1.23cm" svg:viewBox="0 0 326 264" svg:d="M79 8c-3-8-4-8-13-8-22 0-44 0-66 0 0 4 0 8 0 12 3 0 7 0 10 0 30 0 30 3 30 18 0 65 0 128 0 193 0 10 0 29-40 29 0 4 0 8 0 12 13-1 32-1 45-1 12 0 32 0 45 1 0-4 0-8 0-12-39 0-39-19-39-29 0-69 0-139 0-209h1c31 81 61 161 92 241 2 6 5 9 8 9 4 0 5-3 8-8 31-81 62-162 94-244 0 74 0 148 0 221 0 15 0 19-30 19-3 0-6 0-9 0 0 4 0 8 0 12 14-1 40-1 56-1 15 0 40 0 55 1 0-4 0-8 0-12-4 0-6 0-9 0-30 0-31-4-31-19 0-68 0-135 0-203 0-15 1-18 31-18 3 0 5 0 9 0 0-4 0-8 0-12-22 0-43 0-65 0-10 0-10 0-13 7-29 72-57 145-85 217-28-72-56-144-84-216z"><text:p/></draw:path><draw:path draw:style-name="gr1515" draw:text-style-name="P131" svg:width="0.171cm" svg:height="0.177cm" svg:x="9.921cm" svg:y="1.32cm" svg:viewBox="0 0 172 178" svg:d="M172 90c0-49-39-90-86-90-49 0-86 43-86 90 0 51 41 88 86 88 46 0 86-38 86-88zM86 168c-17 0-33-8-44-26-10-17-10-41-10-54 0-15 0-36 10-53 10-18 28-26 44-26s33 9 44 25c10 17 10 39 10 54 0 13 0 34-9 52-9 17-25 28-45 28z"><text:p/></draw:path><draw:path draw:style-name="gr1515" draw:text-style-name="P131" svg:width="0.129cm" svg:height="0.171cm" svg:x="10.114cm" svg:y="1.321cm" svg:viewBox="0 0 130 172" svg:d="M54 43c0-14 0-29 0-43-18 1-36 3-54 4 0 5 0 8 0 13 26 0 30 3 30 22 0 34 0 69 0 103 0 18-5 18-30 18 0 4 0 7 0 12 15-1 33-1 44-1 15 0 34 0 50 1 0-5 0-8 0-12-4 0-6 0-9 0-29 0-30-5-30-19 0-20 0-40 0-60 0-38 17-72 46-72 2 0 4 0 5 0-1 1-9 5-9 15 0 11 8 17 16 17 7 0 17-5 17-17s-12-24-29-24c-28 0-42 26-47 43z"><text:p/></draw:path><draw:path draw:style-name="gr1515" draw:text-style-name="P131" svg:width="0.175cm" svg:height="0.254cm" svg:x="10.266cm" svg:y="1.319cm" svg:viewBox="0 0 176 255" svg:d="M75 109c-34 0-34-39-34-47 0-10 0-23 6-33 4-5 12-16 28-16 33 0 33 40 33 49 0 10 0 22-6 32-3 4-12 15-27 15zM30 124c0-1 0-11 6-18 16 11 31 12 39 12 35 0 63-27 63-56 0-15-7-29-17-38 14-13 29-15 35-15 1 0 2 0 4 1-5 1-6 5-6 10 0 6 4 11 11 11 3 0 11-2 11-11 0-7-4-20-20-20-7 0-24 3-40 19-17-13-33-15-41-15-36 0-63 28-63 58 0 16 8 30 18 39-5 6-12 19-12 32 0 12 5 27 17 34-23 7-35 23-35 39 0 28 37 49 85 49 46 0 86-20 86-49 0-15-6-33-26-44s-43-11-66-11c-10 0-26 0-28-1-14-1-21-14-21-26zM86 246c-40 0-66-19-66-40 0-18 14-32 32-33 7 0 14 0 22 0 34 0 77 0 77 33 0 21-28 40-65 40z"><text:p/></draw:path><draw:path draw:style-name="gr1515" draw:text-style-name="P131" svg:width="0.174cm" svg:height="0.177cm" svg:x="10.464cm" svg:y="1.32cm" svg:viewBox="0 0 175 178" svg:d="M112 144c2 16 12 32 31 32 8 0 32-5 32-37 0-7 0-15 0-21-3 0-7 0-10 0 0 6 0 14 0 21 0 23-10 25-14 25-12 0-15-18-15-20 0-25 0-52 0-77 0-16 0-31-13-45-15-15-35-22-54-22-30 0-58 19-58 44 0 12 8 18 19 18 10 0 17-8 17-18 0-4-2-18-19-18 9-13 28-17 41-17 19 0 41 15 41 49 0 5 0 10 0 15-20 1-47 2-71 14-29 13-39 33-39 49 0 32 37 42 62 42 26 0 44-16 50-34zM110 80c0 14 0 26 0 39 0 37-27 50-45 50-19 0-35-13-35-33s16-53 80-56z"><text:p/></draw:path><draw:path draw:style-name="gr1515" draw:text-style-name="P131" svg:width="0.194cm" svg:height="0.171cm" svg:x="10.653cm" svg:y="1.321cm" svg:viewBox="0 0 195 172" svg:d="M31 39c0 34 0 69 0 103 0 18-5 18-31 18 0 4 0 7 0 12 14-1 34-1 44-1s30 0 43 1c0-5 0-8 0-12-25 0-30 0-30-18 0-24 0-47 0-72 0-39 28-61 52-61 25 0 29 21 29 43 0 29 0 60 0 90 0 18-4 18-30 18 0 4 0 7 0 12 13-1 33-1 44-1 10 0 30 0 43 1 0-5 0-8 0-12-20 0-30 0-30-13 0-24 0-49 0-73 0-33 0-45-12-60-6-6-19-14-41-14-28 0-46 17-57 41 0-13 0-28 0-41-19 1-36 3-55 4 0 5 0 8 0 13 28 0 31 3 31 22z"><text:p/></draw:path><draw:path draw:style-name="gr1515" draw:text-style-name="P131" svg:width="0.089cm" svg:height="0.386cm" svg:x="10.878cm" svg:y="1.202cm" svg:viewBox="0 0 90 387" svg:d="M90 194c0-31-4-77-25-121-23-48-57-73-61-73-2 0-4 2-4 4s0 2 8 9c38 39 60 99 60 181 0 66-14 134-62 182-6 5-6 6-6 7 0 2 2 4 4 4 4 0 39-26 62-76 20-43 24-85 24-117z"><text:p/></draw:path><draw:path draw:style-name="gr1515" draw:text-style-name="P131" svg:width="0.342cm" svg:height="0.211cm" svg:x="0.001cm" svg:y="1.912cm" svg:viewBox="0 0 343 212" svg:d="M330 152c7 0 13 0 13-8s-6-8-14-8c-81 0-164 0-245 0-17-14-37-24-49-29 15-7 33-17 49-30 81 0 164 0 245 0 8 0 14 0 14-8s-6-8-13-8c-76 0-153 0-229 0 19-18 39-52 39-57 0-4-5-4-8-4-2 0-5 0-7 3-8 15-18 36-44 58-27 24-52 34-72 39-7 2-6 2-8 3-1 2-1 3-1 4s0 1 0 2h1c1 1 1 1 9 3 52 16 91 51 112 93 5 7 6 7 10 7 3 0 8 0 8-4s-20-39-39-56c76 0 153 0 229 0z"><text:p/></draw:path><draw:path draw:style-name="gr1515" draw:text-style-name="P131" svg:width="0.343cm" svg:height="0.211cm" svg:x="0.322cm" svg:y="1.912cm" svg:viewBox="0 0 344 212" svg:d="M260 77c16 13 36 23 49 30-14 5-33 15-49 29-82 0-164 0-246 0-6 0-14 0-14 8s8 8 14 8c76 0 152 0 228 0-18 17-38 52-38 56s5 4 7 4c4 0 6 0 8-3 8-14 19-35 44-57 26-23 53-34 73-40 6-2 6-3 7-3 1-1 1-1 1-2s0-2-1-4h-1c-1-1-1-1-9-3-51-15-90-50-112-92-4-8-4-8-10-8-2 0-7 0-7 4 0 5 19 39 38 57-76 0-152 0-228 0-6 0-14 0-14 8s8 8 14 8c82 0 164 0 246 0z"><text:p/></draw:path><draw:path draw:style-name="gr1515" draw:text-style-name="P131" svg:width="0.192cm" svg:height="0.174cm" svg:x="0.806cm" svg:y="1.947cm" svg:viewBox="0 0 193 175" svg:d="M119 54c2-10 11-45 37-45 2 0 12 0 20 4-11 2-19 12-19 21 0 7 5 14 15 14 8 0 21-7 21-23 0-19-22-25-36-25-23 0-36 21-40 30-10-26-31-30-42-30-41 0-63 50-63 59 0 5 3 4 5 5 3 0 4-1 5-5 13-40 39-50 52-50 7 0 21 3 21 25 0 12-7 39-21 93-6 24-20 40-37 40-2 0-11 0-19-5 10-2 18-10 18-21 0-10-8-13-14-13-12 0-22 10-22 22 0 17 20 25 36 25 27 0 40-26 41-29 6 15 19 29 42 29 39 0 61-50 61-59 0-4-3-4-4-4-3 0-4 1-4 5-14 40-40 50-52 50-15 0-21-13-21-26 0-8 2-17 7-34 4-18 8-35 13-53z"><text:p/></draw:path><draw:path draw:style-name="gr1515" draw:text-style-name="P131" svg:width="0.193cm" svg:height="0.223cm" svg:x="1.156cm" svg:y="1.91cm" svg:viewBox="0 0 194 224" svg:d="M179 120c7 0 15 0 15-8 0-7-8-7-15-7-55 0-109 0-164 0 5-53 50-90 104-90 20 0 41 0 60 0 7 0 15 0 15-7 0-8-8-8-15-8-19 0-40 0-60 0-66 0-119 50-119 112s53 112 119 112c20 0 41 0 60 0 7 0 15-1 15-8 0-9-8-8-15-8-19 0-40 0-60 0-54 0-99-36-104-88 55 0 109 0 164 0z"><text:p/></draw:path><draw:path draw:style-name="gr1515" draw:text-style-name="P131" svg:width="0.275cm" svg:height="0.263cm" svg:x="1.505cm" svg:y="1.85cm" svg:viewBox="0 0 276 264" svg:d="M46 234c-4 16-4 19-35 19-7 0-11 0-11 8 0 3 3 3 11 3 46 0 91 0 138 0 61 0 106-45 106-82 0-29-22-51-59-55 39-8 80-37 80-73 0-29-25-54-71-54-43 0-87 0-130 0-8 0-11 0-11 8 0 4 3 4 10 4 1 0 9 0 15 1 7 1 10 1 10 7 0 1 0 2-1 6-18 70-34 139-52 208zM105 123c7-32 16-64 24-95 3-15 4-16 21-16 16 0 33 0 49 0 34 0 42 23 42 41 0 33-33 70-80 70-19 0-38 0-56 0zM87 253c-6 0-7 0-9-1-3 0-4 0-4-3 0-1 0-3 2-9 9-36 18-72 26-108 25 0 49 0 73 0 37 0 45 29 45 45 0 38-35 76-80 76-18 0-35 0-53 0z"><text:p/></draw:path><draw:path draw:style-name="gr1515" draw:text-style-name="P131" svg:width="0.215cm" svg:height="0.239cm" svg:x="1.909cm" svg:y="1.883cm" svg:viewBox="0 0 216 240" svg:d="M117 9c-4-7-6-9-9-9-6 0-7 3-9 9-32 71-64 144-96 215-2 6-3 6-3 8 0 5 3 8 8 8 3 0 5-1 9-8 30-68 60-136 91-204 30 68 60 136 90 204 4 8 8 8 10 8 3 0 8-3 8-8 0-1 0-1-4-5-32-73-63-146-95-218z"><text:p/></draw:path><draw:path draw:style-name="gr1515" draw:text-style-name="P131" svg:width="0.099cm" svg:height="0.462cm" svg:x="2.29cm" svg:y="1.786cm" svg:viewBox="0 0 100 463" svg:d="M100 460c0-2 0-3-1-5-18-18-44-49-60-113-9-35-13-75-13-110 0-102 25-173 71-223 3-3 3-5 3-6 0-3-2-3-4-3-6 0-27 23-32 29-39 47-64 116-64 202 0 55 9 133 59 198 5 4 30 34 37 34 2 0 4 0 4-3z"><text:p/></draw:path><draw:path draw:style-name="gr1515" draw:text-style-name="P131" svg:width="0.089cm" svg:height="0.385cm" svg:x="2.447cm" svg:y="1.827cm" svg:viewBox="0 0 90 386" svg:d="M90 383c0-1 0-2-6-9-49-48-61-122-61-180 0-69 14-136 62-184 5-4 5-6 5-7 0-2-2-3-4-3-3 0-39 26-62 75-20 43-24 86-24 119 0 29 4 77 25 120 23 47 58 72 61 72 2 0 4-1 4-3z"><text:p/></draw:path><draw:path draw:style-name="gr1515" draw:text-style-name="P131" svg:width="0.192cm" svg:height="0.174cm" svg:x="2.57cm" svg:y="1.947cm" svg:viewBox="0 0 193 175" svg:d="M118 54c2-10 12-45 38-45 2 0 11 0 20 4-11 2-19 12-19 21 0 7 5 14 15 14 8 0 21-7 21-23 0-19-24-25-36-25-23 0-36 21-40 30-10-26-31-30-42-30-41 0-63 50-63 59 0 5 3 4 5 5 3 0 4-1 5-5 13-40 39-50 52-50 7 0 21 3 21 25 0 12-7 39-21 93-7 24-20 40-37 40-3 0-12 0-19-5 10-2 18-10 18-21 0-10-8-13-14-13-12 0-22 10-22 22 0 17 20 25 36 25 26 0 40-26 41-29 4 15 19 29 42 29 39 0 61-50 61-59 0-4-3-4-4-4-3 0-4 1-4 5-14 40-40 50-52 50-15 0-22-13-22-26 0-8 3-17 7-34 4-18 8-35 13-53z"><text:p/></draw:path><draw:path draw:style-name="gr1515" draw:text-style-name="P131" svg:width="0.192cm" svg:height="0.223cm" svg:x="2.92cm" svg:y="1.91cm" svg:viewBox="0 0 193 224" svg:d="M179 120c7 0 14 0 14-8 0-7-7-7-14-7-55 0-109 0-164 0 5-53 50-90 104-90 20 0 41 0 60 0 7 0 14 0 14-7 0-8-7-8-14-8-19 0-40 0-60 0-67 0-119 50-119 112s52 112 119 112c20 0 41 0 60 0 7 0 14-1 14-8 0-9-7-8-14-8-19 0-40 0-60 0-54 0-99-36-104-88 55 0 109 0 164 0z"><text:p/></draw:path><draw:path draw:style-name="gr1515" draw:text-style-name="P131" svg:width="0.264cm" svg:height="0.275cm" svg:x="3.266cm" svg:y="1.838cm" svg:viewBox="0 0 265 276" svg:d="M55 232c-15 27-30 32-47 33-5 0-8 0-8 8 0 2 1 3 4 3 11 0 24-1 33-1 14 0 27 1 40 1 2 0 7 0 7-6 0-5-4-5-6-5-9-1-19-4-19-14 0-5 3-9 6-14 10-17 20-33 30-50 32 0 65 0 96 0 2 9 7 61 7 65 0 12-21 13-29 13-5 0-8 0-8 8 0 3 4 3 5 3 16 0 32-1 49-1 9 0 34 1 42 1 4 0 8 0 8-8 0-3-4-3-9-3-24 0-24-3-25-14-8-80-16-162-24-242 0-8 0-9-7-9-6 0-7 2-10 7-45 74-90 150-135 225zM101 175c26-43 52-85 77-128 5 43 8 85 12 128-29 0-59 0-89 0z"><text:p/></draw:path><draw:path draw:style-name="gr1515" draw:text-style-name="P131" svg:width="0.215cm" svg:height="0.239cm" svg:x="3.649cm" svg:y="1.883cm" svg:viewBox="0 0 216 240" svg:d="M117 9c-4-7-6-9-9-9-5 0-7 3-9 9-32 71-64 144-96 215-2 6-3 6-3 8 0 5 4 8 8 8 3 0 6-1 10-8 29-68 60-136 90-204 31 68 60 136 91 204 3 8 7 8 9 8 4 0 8-3 8-8 0-1 0-1-3-5-31-73-64-146-96-218z"><text:p/></draw:path><draw:path draw:style-name="gr1515" draw:text-style-name="P131" svg:width="0.192cm" svg:height="0.174cm" svg:x="3.983cm" svg:y="1.947cm" svg:viewBox="0 0 193 175" svg:d="M118 54c2-10 11-45 38-45 1 0 11 0 19 4-11 2-19 12-19 21 0 7 5 14 16 14 7 0 21-7 21-23 0-19-24-25-37-25-22 0-36 21-40 30-10-26-31-30-42-30-40 0-62 50-62 59 0 5 3 5 5 5 3 0 4-1 4-5 13-40 38-50 52-50 7 0 21 3 21 25 0 12-7 39-21 93-6 24-19 40-37 40-2 0-11 0-19-5 9-2 18-10 18-21 0-10-9-13-14-13-12 0-21 10-21 22 0 17 19 25 36 25 26 0 40-26 41-29 4 15 18 29 42 29 39 0 61-50 61-59 0-4-3-4-4-4-4 0-4 1-5 5-14 40-39 50-52 50-14 0-21-13-21-26 0-8 2-17 7-34 4-18 8-35 13-53z"><text:p/></draw:path><draw:path draw:style-name="gr1515" draw:text-style-name="P131" svg:width="0.15cm" svg:height="0.385cm" svg:x="4.364cm" svg:y="1.827cm" svg:viewBox="0 0 151 386" svg:d="M149 14c2-4 1-4 2-6 0-5-4-8-8-8-2 0-5 1-7 3-45 124-89 246-134 369-2 5-1 4-2 6 0 5 3 8 8 8s6-2 9-9c44-121 88-242 132-363z"><text:p/></draw:path><draw:path draw:style-name="gr1515" draw:text-style-name="P131" svg:width="0.193cm" svg:height="0.223cm" svg:x="4.332cm" svg:y="1.91cm" svg:viewBox="0 0 194 224" svg:d="M180 120c7 0 14 0 14-8 0-7-7-7-14-7-55 0-108 0-163 0 4-53 48-90 103-90 20 0 41 0 60 0 7 0 14 0 14-7 0-8-7-8-14-8-20 0-40 0-61 0-66 0-119 50-119 112s53 112 119 112c21 0 41 0 61 0 7 0 14-1 14-8 0-9-7-8-14-8-19 0-40 0-60 0-55 0-99-36-103-88 55 0 108 0 163 0z"><text:p/></draw:path><draw:path draw:style-name="gr1515" draw:text-style-name="P131" svg:width="0.264cm" svg:height="0.275cm" svg:x="4.679cm" svg:y="1.838cm" svg:viewBox="0 0 265 276" svg:d="M56 232c-15 27-31 32-47 33-6 0-9 0-9 8 0 2 2 3 6 3 9 0 22-1 33-1 13 0 26 1 38 1 2 0 8 0 8-6 0-5-4-5-7-5-9-1-17-4-17-14 0-5 2-9 5-14 10-17 19-33 29-50 32 0 65 0 96 0 2 9 7 61 7 65 0 12-20 13-27 13-6 0-10 0-10 8 0 3 3 2 5 3 17 0 33-1 49-1 9 0 34 1 44 1 2 0 6 0 6-8 0-3-3-3-9-3-24 0-24-3-25-14-8-80-15-162-23-242-1-8-1-9-8-9-5 0-7 2-10 7-45 74-89 150-134 225zM102 175c26-43 51-85 76-128 5 43 8 85 12 128-29 0-58 0-88 0z"><text:p/></draw:path><draw:path draw:style-name="gr1515" draw:text-style-name="P131" svg:width="0.089cm" svg:height="0.385cm" svg:x="4.977cm" svg:y="1.827cm" svg:viewBox="0 0 90 386" svg:d="M90 194c0-31-4-77-25-121-23-48-56-73-61-73-2 0-4 1-4 3 0 1 0 3 8 9 38 39 60 100 60 182 0 66-14 134-62 182-6 5-6 6-6 7 0 2 2 3 4 3 5 0 39-26 62-75 20-43 24-85 24-117z"><text:p/></draw:path><draw:path draw:style-name="gr1515" draw:text-style-name="P131" svg:width="0.214cm" svg:height="0.239cm" svg:x="5.213cm" svg:y="1.883cm" svg:viewBox="0 0 215 240" svg:d="M211 15c4-4 4-5 4-7 0-5-4-8-8-8-5 0-7 3-9 9-31 68-60 136-91 204-30-68-61-136-90-204-4-8-7-9-9-9-5 0-8 3-8 8 0 1 0 2 2 6 32 73 64 146 96 218 3 7 5 8 9 8 5 0 6-2 9-8 31-72 63-144 95-217z"><text:p/></draw:path><draw:path draw:style-name="gr1515" draw:text-style-name="P131" svg:width="0.089cm" svg:height="0.385cm" svg:x="5.573cm" svg:y="1.827cm" svg:viewBox="0 0 90 386" svg:d="M90 383c0-1 0-2-6-9-49-48-61-122-61-180 0-69 14-136 62-184 5-4 5-6 5-7 0-2-1-3-4-3s-39 26-61 75c-19 43-25 86-25 119 0 29 4 77 26 120 24 47 57 72 60 72s4-1 4-3z"><text:p/></draw:path><draw:path draw:style-name="gr1515" draw:text-style-name="P131" svg:width="0.192cm" svg:height="0.174cm" svg:x="5.696cm" svg:y="1.947cm" svg:viewBox="0 0 193 175" svg:d="M119 54c2-10 11-45 37-45 2 0 12 0 20 4-11 2-19 12-19 21 0 7 5 14 16 14 7 0 20-7 20-23 0-19-22-25-36-25-23 0-36 21-40 30-10-26-31-30-42-30-41 0-63 50-63 59 0 5 5 5 6 5 2 0 3-1 4-5 13-40 39-50 52-50 7 0 21 3 21 25 0 12-7 39-21 93-6 24-20 40-37 40-2 0-11 0-19-5 10-2 18-10 18-21 0-10-8-13-14-13-12 0-22 10-22 22 0 17 20 25 37 25 26 0 39-26 40-29 6 15 19 29 42 29 41 0 63-50 63-59 0-4-5-4-6-4-3 0-3 1-4 5-14 40-40 50-52 50-15 0-21-13-21-26 0-8 2-17 7-34 4-18 8-35 13-53z"><text:p/></draw:path><draw:path draw:style-name="gr1515" draw:text-style-name="P131" svg:width="0.193cm" svg:height="0.223cm" svg:x="6.046cm" svg:y="1.91cm" svg:viewBox="0 0 194 224" svg:d="M179 120c7 0 15 0 15-8 0-7-8-7-15-7-55 0-109 0-164 0 6-53 50-90 105-90 20 0 40 0 59 0 7 0 15 0 15-7 0-8-8-8-15-8-19 0-40 0-60 0-66 0-119 50-119 112s53 112 119 112c20 0 41 0 60 0 7 0 15-1 15-8 0-9-8-8-15-8-19 0-39 0-59 0-55 0-99-36-105-88 55 0 109 0 164 0z"><text:p/></draw:path><draw:path draw:style-name="gr1515" draw:text-style-name="P131" svg:width="0.264cm" svg:height="0.275cm" svg:x="6.393cm" svg:y="1.838cm" svg:viewBox="0 0 265 276" svg:d="M56 232c-15 27-31 32-48 33-5 0-8 0-8 8 0 2 2 3 6 3 9 0 22-1 33-1 12 0 26 1 38 1 2 0 8 0 8-6 0-5-5-5-7-5-9-1-19-4-19-14 0-5 4-9 6-14 10-17 20-33 30-50 32 0 65 0 96 0 2 9 7 61 7 65 0 12-20 13-27 13-6 0-10 0-10 8 0 3 4 3 5 3 17 0 33-1 49-1 9 0 34 1 44 1 2 0 6 0 6-8 0-3-3-3-9-3-24 0-24-3-25-14-8-80-15-162-23-242-1-8-1-9-8-9-6 0-7 2-10 7-45 74-89 150-134 225zM102 175c26-43 51-85 76-128 5 43 8 85 12 128-29 0-58 0-88 0z"><text:p/></draw:path><draw:path draw:style-name="gr1515" draw:text-style-name="P131" svg:width="0.214cm" svg:height="0.239cm" svg:x="6.777cm" svg:y="1.883cm" svg:viewBox="0 0 215 240" svg:d="M116 9c-3-7-5-9-9-9-5 0-6 3-8 9-32 71-65 144-97 215-2 6-2 6-2 8 0 5 3 8 8 8 2 0 5-1 9-8 29-68 60-136 90-204 31 68 60 136 91 204 3 8 8 8 9 8 4 0 8-3 8-8 0-1 0-1-3-5-32-73-65-146-96-218z"><text:p/></draw:path><draw:path draw:style-name="gr1515" draw:text-style-name="P131" svg:width="0.192cm" svg:height="0.174cm" svg:x="7.11cm" svg:y="1.947cm" svg:viewBox="0 0 193 175" svg:d="M118 54c2-10 11-45 38-45 2 0 11 0 20 4-11 2-19 12-19 21 0 7 4 14 15 14 8 0 21-7 21-23 0-19-24-25-37-25-22 0-35 21-40 30-9-26-30-30-42-30-40 0-62 50-62 59 0 5 3 5 5 5 3 0 4-1 5-5 13-40 39-50 52-50 6 0 21 3 21 25 0 12-7 39-21 93-7 24-20 40-38 40-2 0-11 0-18-5 10-2 17-10 17-21 0-10-7-13-14-13-11 0-21 10-21 22 0 17 20 25 36 25 26 0 40-26 41-29 4 15 19 29 42 29 39 0 61-50 61-59 0-4-3-4-4-4-3 0-4 1-5 5-13 40-39 50-51 50-15 0-22-13-22-26 0-8 2-17 7-34 4-18 8-35 13-53z"><text:p/></draw:path><draw:path draw:style-name="gr1515" draw:text-style-name="P131" svg:width="0.149cm" svg:height="0.385cm" svg:x="7.492cm" svg:y="1.827cm" svg:viewBox="0 0 150 386" svg:d="M149 14c1-4 1-4 1-6 0-5-4-8-8-8-2 0-6 1-7 3-45 124-89 246-134 369-1 5-1 4-1 6 0 5 3 8 8 8 4 0 5-2 7-9 44-121 90-242 134-363z"><text:p/></draw:path><draw:path draw:style-name="gr1515" draw:text-style-name="P131" svg:width="0.193cm" svg:height="0.223cm" svg:x="7.459cm" svg:y="1.91cm" svg:viewBox="0 0 194 224" svg:d="M180 120c7 0 14 0 14-8 0-7-7-7-14-7-55 0-108 0-163 0 4-53 48-90 103-90 20 0 41 0 60 0 7 0 14 0 14-7 0-8-7-8-14-8-20 0-40 0-61 0-66 0-119 50-119 112s53 112 119 112c21 0 41 0 61 0 7 0 14-1 14-8 0-9-7-8-14-8-19 0-40 0-60 0-55 0-99-36-103-88 55 0 108 0 163 0z"><text:p/></draw:path><draw:path draw:style-name="gr1515" draw:text-style-name="P131" svg:width="0.273cm" svg:height="0.28cm" svg:x="7.811cm" svg:y="1.843cm" svg:viewBox="0 0 274 281" svg:d="M274 3c0-1 0-3-4-3-2 0-2 0-6 4-9 10-18 20-26 30-5-5-22-34-65-34-86 0-173 85-173 175 0 64 45 106 105 106 34 0 62-16 83-33 36-32 43-68 43-69 0-3-4-3-5-3-3 0-5 0-5 3-3 11-12 39-39 62-27 21-51 27-71 27-35 0-76-19-76-80 0-22 8-85 46-130 25-27 61-46 95-46 40 0 63 30 63 74 0 15-1 15-1 20 0 3 3 4 5 4 5 0 5-1 7-8 7-33 16-66 24-99z"><text:p/></draw:path><draw:path draw:style-name="gr1515" draw:text-style-name="P131" svg:width="0.088cm" svg:height="0.385cm" svg:x="8.118cm" svg:y="1.827cm" svg:viewBox="0 0 89 386" svg:d="M89 194c0-31-4-77-25-121-23-48-56-73-61-73-2 0-3 1-3 3 0 1 0 3 7 9 38 39 60 100 60 182 0 66-14 134-63 182-4 5-4 6-4 7 0 2 1 3 3 3 5 0 39-26 62-75 20-43 24-85 24-117z"><text:p/></draw:path><draw:path draw:style-name="gr1515" draw:text-style-name="P131" svg:width="0.099cm" svg:height="0.462cm" svg:x="8.263cm" svg:y="1.786cm" svg:viewBox="0 0 100 463" svg:d="M100 232c0-55-9-133-59-198-5-5-30-34-37-34-2 0-4 0-4 3s0 4 2 5c19 20 43 51 60 112 8 35 12 76 12 111 0 40-4 79-13 117-16 54-38 84-58 106-3 4-3 5-3 6 0 2 2 3 4 3 6 0 27-23 32-28 39-48 64-117 64-203z"><text:p/></draw:path><draw:path draw:style-name="gr1515" draw:text-style-name="P131" svg:width="0.1cm" svg:height="0.462cm" svg:x="8.868cm" svg:y="1.786cm" svg:viewBox="0 0 101 463" svg:d="M101 460c0-2-1-3-2-5-18-18-44-49-59-113-10-35-14-75-14-110 0-102 25-173 72-223 3-3 3-5 3-6 0-3-3-3-4-3-7 0-28 23-32 29-40 47-65 116-65 202 0 55 10 133 61 198 3 4 28 34 36 34 1 0 4 0 4-3z"><text:p/></draw:path><draw:path draw:style-name="gr1515" draw:text-style-name="P131" svg:width="0.264cm" svg:height="0.275cm" svg:x="9cm" svg:y="1.838cm" svg:viewBox="0 0 265 276" svg:d="M56 232c-15 27-31 32-48 33-5 0-8 0-8 8 0 2 2 3 6 3 9 0 22-1 33-1 12 0 26 1 38 1 2 0 8 0 8-6 0-5-5-5-7-5-9-1-17-4-17-14 0-5 2-9 4-14 10-17 20-33 30-50 32 0 65 0 96 0 2 9 7 61 7 65 0 12-20 13-27 13-6 0-10 0-10 8 0 3 4 3 5 3 17 0 33-1 49-1 9 0 34 1 44 1 2 0 6 0 6-8 0-3-3-3-9-3-24 0-24-3-25-14-8-80-15-162-23-242-1-8-1-9-8-9-6 0-7 2-10 7-45 74-89 150-134 225zM102 175c26-43 51-85 76-128 5 43 8 85 12 128-29 0-58 0-88 0z"><text:p/></draw:path><draw:path draw:style-name="gr1515" draw:text-style-name="P131" svg:width="0.214cm" svg:height="0.239cm" svg:x="9.384cm" svg:y="1.883cm" svg:viewBox="0 0 215 240" svg:d="M117 9c-4-7-6-9-10-9-5 0-6 3-8 9-32 71-65 144-97 215-2 6-2 6-2 8 0 5 3 8 8 8 2 0 5-1 9-8 29-68 60-136 90-204 31 68 60 136 91 204 3 8 8 8 9 8 4 0 8-3 8-8 0-1 0-1-3-5-32-73-63-146-95-218z"><text:p/></draw:path><draw:path draw:style-name="gr1515" draw:text-style-name="P131" svg:width="0.088cm" svg:height="0.385cm" svg:x="9.745cm" svg:y="1.827cm" svg:viewBox="0 0 89 386" svg:d="M89 383c0-1 0-2-6-9-49-48-61-122-61-180 0-69 14-136 63-184 4-4 4-6 4-7 0-2-1-3-3-3-5 0-40 26-62 75-20 43-24 86-24 119 0 29 3 77 25 120 23 47 56 72 61 72 2 0 3-1 3-3z"><text:p/></draw:path><draw:path draw:style-name="gr1515" draw:text-style-name="P131" svg:width="0.275cm" svg:height="0.263cm" svg:x="9.872cm" svg:y="1.85cm" svg:viewBox="0 0 276 264" svg:d="M46 234c-4 16-4 19-35 19-7 0-11 0-11 8 0 3 3 3 11 3 46 0 91 0 138 0 61 0 106-45 106-82 0-29-22-51-59-55 39-8 80-37 80-73 0-29-25-54-71-54-43 0-87 0-130 0-8 0-11 0-11 8 0 4 3 4 10 4 1 0 9 0 15 1 7 1 10 1 10 7 0 1 0 2-1 6-18 70-34 139-52 208zM105 123c7-32 16-64 24-95 3-15 3-16 21-16 16 0 33 0 49 0 34 0 42 23 42 41 0 33-33 70-80 70-19 0-38 0-56 0zM87 253c-6 0-7 0-9-1-3 0-4 0-4-3 0-1 0-3 1-9 9-36 19-72 27-108 25 0 49 0 73 0 37 0 45 29 45 45 0 38-35 76-80 76-18 0-35 0-53 0z"><text:p/></draw:path><draw:path draw:style-name="gr1515" draw:text-style-name="P131" svg:width="0.215cm" svg:height="0.239cm" svg:x="10.276cm" svg:y="1.883cm" svg:viewBox="0 0 216 240" svg:d="M212 15c3-4 4-5 4-7 0-5-5-8-9-8-3 0-6 3-9 9-30 68-60 136-90 204-31-68-61-136-91-204-4-8-6-9-9-9-5 0-8 3-8 8 0 1 0 2 2 6 32 73 65 146 97 218 3 7 6 8 9 8 4 0 5-2 9-8 32-72 63-144 95-217z"><text:p/></draw:path><draw:path draw:style-name="gr1515" draw:text-style-name="P131" svg:width="0.273cm" svg:height="0.28cm" svg:x="10.618cm" svg:y="1.843cm" svg:viewBox="0 0 274 281" svg:d="M274 3c0-1 0-3-4-3-2 0-2 0-6 4-9 10-18 20-26 30-5-5-22-34-65-34-86 0-173 85-173 175 0 64 45 106 105 106 34 0 62-16 83-33 36-32 43-68 43-69 0-3-4-3-5-3-3 0-5 0-5 3-3 11-12 39-39 62-27 21-51 27-71 27-35 0-76-19-76-80 0-22 8-85 46-130 25-27 61-46 95-46 40 0 63 30 63 74 0 15-1 15-1 20 0 3 3 4 5 4 5 0 5-1 7-8 7-33 16-66 24-99z"><text:p/></draw:path><draw:path draw:style-name="gr1515" draw:text-style-name="P131" svg:width="0.088cm" svg:height="0.385cm" svg:x="10.925cm" svg:y="1.827cm" svg:viewBox="0 0 89 386" svg:d="M89 194c0-31-4-77-25-121-23-48-56-73-61-73-2 0-3 1-3 3 0 1 0 3 7 9 38 39 60 100 60 182 0 66-14 134-63 182-4 5-4 6-4 7 0 2 1 3 3 3 5 0 39-26 62-75 20-43 24-85 24-117z"><text:p/></draw:path><draw:path draw:style-name="gr1515" draw:text-style-name="P131" svg:width="0.343cm" svg:height="0.2cm" svg:x="11.181cm" svg:y="1.917cm" svg:viewBox="0 0 344 201" svg:d="M330 109c7 0 14 0 14-8 0-7-7-7-14-7-96 0-191 0-287 0 21-17 32-33 34-38 18-26 14-34 21-52 0-4-4-4-8-4-6 0-6 1-9 8-8 37-31 70-74 88-5 1-7 2-7 5 0 2 2 4 7 5 39 16 66 47 76 90 1 4 1 5 7 5 4 0 8 0 8-4 0-1-3-25-20-51-8-12-19-25-35-37 96 0 191 0 287 0z"><text:p/></draw:path><draw:path draw:style-name="gr1515" draw:text-style-name="P131" svg:width="0.342cm" svg:height="0.2cm" svg:x="11.504cm" svg:y="1.917cm" svg:viewBox="0 0 343 201" svg:d="M301 109c-22 15-31 32-35 36-17 28-13 34-20 52 0 4 5 4 8 4 7 0 7 0 8-7 9-38 32-71 76-88 4-1 5-3 5-5 0-3-2-4-3-4-17-7-64-27-78-91-1-5-1-6-8-6-3 0-8 0-8 4 0 2 4 26 19 51 8 12 20 25 36 39-95 0-191 0-287 0-7 0-14 0-14 7 0 8 7 8 14 8 96 0 192 0 287 0z"><text:p/></draw:path><draw:path draw:style-name="gr1515" draw:text-style-name="P131" svg:width="0.088cm" svg:height="0.385cm" svg:x="12.015cm" svg:y="1.827cm" svg:viewBox="0 0 89 386" svg:d="M89 383c0-1 0-2-6-9-49-48-61-122-61-180 0-69 14-136 62-184 5-4 5-6 5-7 0-2-1-3-3-3-5 0-40 26-62 75-20 43-24 86-24 119 0 29 3 77 25 120 23 47 56 72 61 72 2 0 3-1 3-3z"><text:p/></draw:path><draw:path draw:style-name="gr1515" draw:text-style-name="P131" svg:width="0.264cm" svg:height="0.275cm" svg:x="12.14cm" svg:y="1.838cm" svg:viewBox="0 0 265 276" svg:d="M55 232c-15 27-30 32-47 33-5 0-8 0-8 8 0 2 1 3 4 3 11 0 24-1 33-1 14 0 27 1 40 1 2 0 7 0 7-6 0-5-4-5-6-5-9-1-19-4-19-14 0-5 3-9 6-14 10-17 20-33 30-50 32 0 65 0 96 0 2 9 7 61 7 65 0 12-21 13-29 13-5 0-8 0-8 8 0 3 4 3 5 3 16 0 32-1 49-1 9 0 34 1 42 1 4 0 8 0 8-8 0-3-4-3-9-3-24 0-24-3-25-14-8-80-16-162-24-242 0-8 0-9-7-9-6 0-7 2-10 7-45 74-90 150-135 225zM101 175c26-43 52-85 77-128 5 43 8 85 12 128-29 0-59 0-89 0z"><text:p/></draw:path><draw:path draw:style-name="gr1515" draw:text-style-name="P131" svg:width="0.215cm" svg:height="0.239cm" svg:x="12.523cm" svg:y="1.883cm" svg:viewBox="0 0 216 240" svg:d="M117 9c-4-7-6-9-9-9-5 0-7 3-9 9-32 71-64 144-96 215-2 6-3 6-3 8 0 5 4 8 8 8 3 0 6-1 10-8 29-68 60-136 90-204 31 68 60 136 91 204 3 8 7 8 9 8 4 0 8-3 8-8 0-1 0-1-3-5-31-73-64-146-96-218z"><text:p/></draw:path><draw:path draw:style-name="gr1515" draw:text-style-name="P131" svg:width="0.275cm" svg:height="0.263cm" svg:x="12.862cm" svg:y="1.85cm" svg:viewBox="0 0 276 264" svg:d="M46 234c-4 16-5 19-35 19-7 0-11 0-11 8 0 3 3 3 11 3 46 0 91 0 138 0 61 0 106-45 106-82 0-29-22-51-59-55 39-8 80-37 80-73 0-29-25-54-71-54-43 0-87 0-130 0-8 0-11 0-11 8 0 4 3 4 10 4 1 0 9 0 15 1 7 1 10 1 10 7 0 1 0 2-1 6-18 70-34 139-52 208zM105 123c7-32 16-64 24-95 3-15 3-16 21-16 16 0 33 0 49 0 34 0 42 23 42 41 0 33-33 70-80 70-19 0-38 0-56 0zM87 253c-6 0-7 0-9-1-3 0-4 0-4-3 0-1 0-3 1-9 9-36 19-72 27-108 25 0 49 0 73 0 37 0 45 29 45 45 0 38-35 76-80 76-18 0-35 0-53 0z"><text:p/></draw:path><draw:path draw:style-name="gr1515" draw:text-style-name="P131" svg:width="0.088cm" svg:height="0.385cm" svg:x="13.181cm" svg:y="1.827cm" svg:viewBox="0 0 89 386" svg:d="M89 194c0-31-4-77-25-121-23-48-56-73-61-73-2 0-3 1-3 3 0 1 0 3 7 9 38 39 60 100 60 182 0 66-14 134-63 182-4 5-4 6-4 7 0 2 1 3 3 3 5 0 39-26 62-75 20-43 24-85 24-117z"><text:p/></draw:path><draw:path draw:style-name="gr1515" draw:text-style-name="P131" svg:width="0.214cm" svg:height="0.239cm" svg:x="13.417cm" svg:y="1.883cm" svg:viewBox="0 0 215 240" svg:d="M212 15c3-4 3-5 3-7 0-5-4-8-8-8-3 0-6 3-9 9-31 68-60 136-91 204-30-68-61-136-90-204-4-8-7-9-9-9-5 0-8 3-8 8 0 1 0 2 2 6 32 73 64 146 96 218 3 7 5 8 9 8 5 0 6-2 9-8 31-72 64-144 96-217z"><text:p/></draw:path><draw:path draw:style-name="gr1515" draw:text-style-name="P131" svg:width="0.088cm" svg:height="0.385cm" svg:x="13.777cm" svg:y="1.827cm" svg:viewBox="0 0 89 386" svg:d="M89 383c0-1 0-2-6-9-49-48-61-122-61-180 0-69 14-136 63-184 4-4 4-6 4-7 0-2-1-3-3-3-5 0-39 26-62 75-20 43-24 86-24 119 0 29 4 77 25 120 23 47 56 72 61 72 2 0 3-1 3-3z"><text:p/></draw:path><draw:path draw:style-name="gr1515" draw:text-style-name="P131" svg:width="0.264cm" svg:height="0.275cm" svg:x="13.903cm" svg:y="1.838cm" svg:viewBox="0 0 265 276" svg:d="M55 232c-15 27-30 32-47 33-5 0-8 0-8 8 0 2 2 3 4 3 11 0 24-1 35-1 12 0 26 1 38 1 2 0 7 0 7-6 0-5-4-5-6-5-9-1-19-4-19-14 0-5 3-9 6-14 10-17 20-33 30-50 32 0 65 0 96 0 2 9 7 61 7 65 0 12-21 13-29 13-4 0-8 0-8 8 0 3 4 3 5 3 16 0 32-1 49-1 9 0 34 1 44 1 2 0 6 0 6-8 0-3-4-3-9-3-24 0-24-3-25-14-8-80-15-162-23-242-1-8-1-9-8-9-6 0-7 2-10 7-45 74-90 150-135 225zM102 175c26-43 51-85 76-128 5 43 8 85 12 128-29 0-58 0-88 0z"><text:p/></draw:path><draw:path draw:style-name="gr1515" draw:text-style-name="P131" svg:width="0.214cm" svg:height="0.239cm" svg:x="14.287cm" svg:y="1.883cm" svg:viewBox="0 0 215 240" svg:d="M116 9c-4-7-6-9-9-9-5 0-6 3-9 9-32 71-64 144-96 215-2 6-2 6-2 8 0 5 3 8 8 8 2 0 5-1 9-8 29-68 60-136 90-204 31 68 60 136 91 204 3 8 7 8 9 8 4 0 8-3 8-8 0-1 0-1-3-5-32-73-65-146-96-218z"><text:p/></draw:path><draw:path draw:style-name="gr1515" draw:text-style-name="P131" svg:width="0.274cm" svg:height="0.28cm" svg:x="14.628cm" svg:y="1.843cm" svg:viewBox="0 0 275 281" svg:d="M275 3c0-1-1-3-4-3-1 0-3 0-6 4-9 10-19 20-27 30-4-5-21-34-64-34-87 0-174 85-174 175 0 64 46 106 105 106 34 0 63-16 83-33 36-32 43-68 43-69 0-3-3-2-4-3-3 0-5 0-6 3-3 11-12 39-38 62-28 21-52 27-72 27-35 0-76-19-76-80 0-22 9-85 48-130 23-27 59-46 93-46 40 0 63 30 63 74 0 15-1 15-1 20 0 3 4 4 5 4 6 0 6-1 8-8 8-33 16-66 24-99z"><text:p/></draw:path><draw:path draw:style-name="gr1515" draw:text-style-name="P131" svg:width="0.088cm" svg:height="0.385cm" svg:x="14.935cm" svg:y="1.827cm" svg:viewBox="0 0 89 386" svg:d="M89 194c0-31-3-77-25-121-23-48-56-73-61-73-2 0-3 1-3 3 0 1 0 3 8 9 37 39 59 100 59 182 0 66-14 134-61 182-6 5-6 6-6 7 0 2 1 3 3 3 5 0 40-26 62-75 20-43 24-85 24-117z"><text:p/></draw:path><draw:path draw:style-name="gr1515" draw:text-style-name="P131" svg:width="0.1cm" svg:height="0.462cm" svg:x="15.08cm" svg:y="1.786cm" svg:viewBox="0 0 101 463" svg:d="M101 232c0-55-10-133-60-198-5-5-29-34-37-34-1 0-4 0-4 3s1 4 2 5c19 20 44 51 60 112 8 35 13 76 13 111 0 40-5 79-14 117-15 54-38 84-58 106-3 4-3 5-3 6 0 2 3 3 4 3 7 0 28-23 32-28 40-48 65-117 65-203z"><text:p/></draw:path><draw:path draw:style-name="gr1515" draw:text-style-name="P131" svg:width="0.342cm" svg:height="0.211cm" svg:x="0.001cm" svg:y="2.533cm" svg:viewBox="0 0 343 212" svg:d="M330 151c7 0 13 0 13-8s-6-8-14-8c-81 0-164 0-245 0-17-13-37-23-49-29 15-6 33-16 49-30 81 0 164 0 245 0 8 0 14 0 14-8 0-7-6-7-13-7-76 0-153 0-229 0 19-18 39-52 39-57 0-4-5-4-8-4-2 0-5 0-7 3-8 15-18 36-44 58-27 23-52 34-72 39-7 2-6 2-8 3-1 2-1 2-1 3s0 1 0 2l1 1c1 1 1 1 9 3 52 16 91 51 112 93 5 7 6 7 10 7 3 0 8 0 8-4s-20-39-39-57c76 0 153 0 229 0z"><text:p/></draw:path><draw:path draw:style-name="gr1515" draw:text-style-name="P131" svg:width="0.343cm" svg:height="0.211cm" svg:x="0.322cm" svg:y="2.533cm" svg:viewBox="0 0 344 212" svg:d="M260 76c16 14 36 24 49 30-14 6-33 16-49 29-82 0-164 0-246 0-6 0-14 0-14 8s8 8 14 8c76 0 152 0 228 0-18 18-38 53-38 57s5 4 7 4c4 0 6 0 8-3 8-14 19-35 44-57 26-24 53-34 73-40 6-2 6-3 7-4 1 0 1-1 1-2s0-1-1-3h-1c-1-1-1-1-9-3-51-15-90-50-112-92-4-8-4-8-10-8-2 0-7 0-7 4 0 5 19 39 38 57-76 0-152 0-228 0-6 0-14 0-14 7 0 8 8 8 14 8 82 0 164 0 246 0z"><text:p/></draw:path><draw:path draw:style-name="gr1515" draw:text-style-name="P131" svg:width="0.192cm" svg:height="0.174cm" svg:x="0.806cm" svg:y="2.566cm" svg:viewBox="0 0 193 175" svg:d="M119 54c2-10 11-45 37-45 2 0 12 0 20 4-11 2-19 12-19 21 0 7 5 13 15 13 8 0 21-6 21-22 0-19-22-25-36-25-23 0-36 21-40 30-10-27-31-30-42-30-41 0-63 50-63 59 0 5 3 4 5 5 3 0 4-1 5-5 13-41 39-50 52-50 7 0 21 3 21 25 0 12-7 39-21 93-6 24-20 39-37 39-2 0-11 0-19-4 10-2 18-10 18-21s-8-13-14-13c-12 0-22 10-22 22 0 17 20 25 36 25 27 0 40-26 41-30 6 15 19 30 42 30 39 0 61-50 61-59 0-5-3-5-4-5-3 0-4 2-4 5-14 41-40 50-52 50-15 0-21-12-21-25 0-9 2-17 7-34 4-18 8-35 13-53z"><text:p/></draw:path><draw:path draw:style-name="gr1515" draw:text-style-name="P131" svg:width="0.193cm" svg:height="0.223cm" svg:x="1.156cm" svg:y="2.529cm" svg:viewBox="0 0 194 224" svg:d="M179 120c7 0 15 0 15-8 0-7-8-7-15-7-55 0-109 0-164 0 5-52 50-88 104-88 20 0 41 0 60 0 7 0 15 0 15-8 0-9-8-9-15-9-19 0-40 0-60 0-66 0-119 50-119 112s53 112 119 112c20 0 41 0 60 0 7 0 15 0 15-7 0-8-8-8-15-8-19 0-40 0-60 0-54 0-99-36-104-89 55 0 109 0 164 0z"><text:p/></draw:path><draw:path draw:style-name="gr1515" draw:text-style-name="P131" svg:width="0.275cm" svg:height="0.263cm" svg:x="1.505cm" svg:y="2.472cm" svg:viewBox="0 0 276 264" svg:d="M46 234c-4 16-4 18-35 18-7 0-11 0-11 8 0 4 3 4 11 4 46 0 91 0 138 0 61 0 106-45 106-84 0-27-22-49-59-53 39-8 80-37 80-73 0-29-25-54-71-54-43 0-87 0-130 0-8 0-11 0-11 8 0 4 3 4 10 4 1 0 9 0 15 1 7 1 10 1 10 6 0 2 0 3-1 7-18 70-34 139-52 208zM105 123c7-32 16-65 24-97 3-13 4-14 21-14 16 0 33 0 49 0 34 0 42 23 42 40 0 34-33 71-80 71-19 0-38 0-56 0zM87 252c-6 0-7 0-9 0-3 0-4-1-4-4 0-2 0-2 2-9 9-37 18-72 26-108 25 0 49 0 73 0 37 0 45 29 45 45 0 39-35 76-80 76-18 0-35 0-53 0z"><text:p/></draw:path><draw:path draw:style-name="gr1515" draw:text-style-name="P131" svg:width="0.215cm" svg:height="0.239cm" svg:x="1.909cm" svg:y="2.506cm" svg:viewBox="0 0 216 240" svg:d="M117 8c-4-7-6-8-9-8-6 0-7 3-9 8-32 72-64 144-96 216-2 5-3 6-3 8 0 5 3 8 8 8 3 0 5-1 9-8 30-68 60-137 91-206 30 69 60 138 90 206 4 8 8 8 10 8 3 0 8-3 8-8 0-1 0-1-4-6-32-73-63-146-95-218z"><text:p/></draw:path><draw:path draw:style-name="gr1515" draw:text-style-name="P131" svg:width="0.192cm" svg:height="0.174cm" svg:x="2.242cm" svg:y="2.566cm" svg:viewBox="0 0 193 175" svg:d="M119 54c2-10 11-45 37-45 2 0 12 0 20 4-11 2-19 12-19 21 0 7 5 13 15 13 8 0 21-6 21-22 0-19-22-25-36-25-23 0-36 21-40 30-10-27-31-30-42-30-41 0-63 50-63 59 0 5 5 5 6 5 2 0 3-1 4-5 13-41 39-50 52-50 7 0 21 3 21 25 0 12-7 39-21 93-6 24-20 39-37 39-2 0-11 0-19-4 10-2 18-10 18-21s-8-13-14-13c-12 0-22 10-22 22 0 17 20 25 36 25 27 0 40-26 41-30 6 15 19 30 42 30 41 0 63-50 63-59 0-5-5-5-6-5-3 0-4 2-4 5-14 41-40 50-52 50-15 0-21-12-21-25 0-9 2-17 7-34 4-18 8-35 13-53z"><text:p/></draw:path><draw:path draw:style-name="gr1515" draw:text-style-name="P131" svg:width="0.193cm" svg:height="0.223cm" svg:x="2.592cm" svg:y="2.529cm" svg:viewBox="0 0 194 224" svg:d="M179 120c7 0 15 0 15-8 0-7-8-7-15-7-55 0-109 0-164 0 6-52 50-88 104-88 20 0 41 0 60 0 7 0 15 0 15-8 0-9-8-9-15-9-19 0-40 0-60 0-66 0-119 50-119 112s53 112 119 112c20 0 41 0 60 0 7 0 15 0 15-7 0-8-8-8-15-8-19 0-40 0-60 0-54 0-98-36-104-89 55 0 109 0 164 0z"><text:p/></draw:path><draw:path draw:style-name="gr1515" draw:text-style-name="P131" svg:width="0.264cm" svg:height="0.275cm" svg:x="2.938cm" svg:y="2.462cm" svg:viewBox="0 0 265 276" svg:d="M56 232c-15 25-31 31-48 32-5 1-8 1-8 8 0 2 2 4 6 4 9 0 22-1 33-1 12 0 26 1 38 1 2 0 8 0 8-6 0-5-5-6-7-6-9 0-19-3-19-13 0-5 4-9 6-14 10-17 20-33 30-50 32 0 65 0 96 0 2 8 7 61 7 65 0 11-20 12-27 12-6 0-10 0-10 8 0 4 4 4 5 4 16 0 33-1 49-1 9 0 34 1 44 1 2 0 6 0 6-8 0-4-3-4-9-4-24 0-24-2-25-13-8-80-15-162-23-242-1-8-1-9-8-9-6 0-7 2-10 7-45 74-89 150-134 225zM102 175c26-43 51-85 76-128 5 43 8 85 12 128-29 0-58 0-88 0z"><text:p/></draw:path><draw:path draw:style-name="gr1515" draw:text-style-name="P131" svg:width="0.214cm" svg:height="0.239cm" svg:x="3.322cm" svg:y="2.506cm" svg:viewBox="0 0 215 240" svg:d="M116 8c-3-7-5-8-9-8-5 0-6 3-8 8-32 72-65 144-97 216-2 5-2 6-2 8 0 5 3 8 8 8 2 0 5-1 9-8 29-68 60-137 90-206 31 69 60 138 91 206 3 8 8 8 9 8 4 0 8-3 8-8 0-1 0-1-3-6-32-73-65-146-96-218z"><text:p/></draw:path><draw:path draw:style-name="gr1515" draw:text-style-name="P131" svg:width="0.192cm" svg:height="0.174cm" svg:x="3.656cm" svg:y="2.566cm" svg:viewBox="0 0 193 175" svg:d="M118 54c2-10 11-45 38-45 2 0 11 0 19 4-10 2-18 12-18 21 0 7 4 13 15 13 8 0 21-6 21-22 0-19-24-25-37-25-22 0-35 21-40 30-9-27-30-30-42-30-40 0-62 50-62 59 0 5 3 5 5 5 3 0 4-1 5-5 13-41 39-50 52-50 6 0 21 3 21 25 0 12-7 39-21 93-7 24-20 39-38 39-2 0-11 0-18-4 10-2 17-10 17-21s-7-13-14-13c-11 0-21 10-21 22 0 17 19 25 36 25 26 0 40-26 41-30 4 15 19 30 42 30 39 0 61-50 61-59 0-5-3-5-4-5-3 0-4 2-5 5-13 41-39 50-51 50-15 0-22-12-22-25 0-9 2-17 7-34 4-18 8-35 13-53z"><text:p/></draw:path><draw:path draw:style-name="gr1515" draw:text-style-name="P131" svg:width="0.149cm" svg:height="0.385cm" svg:x="4.037cm" svg:y="2.448cm" svg:viewBox="0 0 150 386" svg:d="M149 14c1-5 1-4 1-6 0-5-4-8-8-8-2 0-6 1-7 3-45 124-89 246-134 369-1 4-1 4-1 6 0 5 3 8 8 8 4 0 5-2 7-9 44-121 90-242 134-363z"><text:p/></draw:path><draw:path draw:style-name="gr1515" draw:text-style-name="P131" svg:width="0.193cm" svg:height="0.223cm" svg:x="4.004cm" svg:y="2.529cm" svg:viewBox="0 0 194 224" svg:d="M180 120c7 0 14 0 14-8 0-7-7-7-14-7-55 0-108 0-163 0 4-52 48-88 103-88 20 0 41 0 60 0 7 0 14 0 14-8 0-9-7-9-14-9-20 0-40 0-61 0-66 0-119 50-119 112s53 112 119 112c21 0 41 0 61 0 7 0 14 0 14-7 0-8-7-8-14-8-19 0-40 0-60 0-55 0-99-36-103-89 55 0 108 0 163 0z"><text:p/></draw:path><draw:path draw:style-name="gr1515" draw:text-style-name="P131" svg:width="0.273cm" svg:height="0.281cm" svg:x="4.357cm" svg:y="2.463cm" svg:viewBox="0 0 274 282" svg:d="M274 4c0-1 0-4-4-4-2 0-2 1-6 6-9 9-19 19-27 29-4-5-21-35-64-35-86 0-173 86-173 176 0 64 45 106 105 106 34 0 62-16 83-33 36-32 43-67 43-69 0-4-4-4-5-4-3 0-5 1-5 4-3 11-13 39-39 61-27 22-51 29-71 29-35 0-76-20-76-81 0-22 8-84 46-130 25-27 61-47 95-47 40 0 63 30 63 75 0 15-2 15-2 20 0 3 4 4 6 4 5 0 5-1 7-8 7-33 16-66 24-99z"><text:p/></draw:path><draw:path draw:style-name="gr1515" draw:text-style-name="P131" svg:width="0.1cm" svg:height="0.462cm" svg:x="8.868cm" svg:y="2.409cm" svg:viewBox="0 0 101 463" svg:d="M101 459c0-1-1-2-2-4-18-18-44-49-59-113-10-35-14-75-14-111 0-101 25-173 72-222 3-5 3-5 3-6 0-3-3-3-4-3-7 0-28 23-32 29-40 46-65 116-65 202 0 55 10 133 61 198 3 4 28 34 36 34 1 0 4 0 4-4z"><text:p/></draw:path><draw:path draw:style-name="gr1515" draw:text-style-name="P131" svg:width="0.214cm" svg:height="0.102cm" svg:x="9.007cm" svg:y="2.598cm" svg:viewBox="0 0 215 103" svg:d="M215 14c0-13-2-14-14-14-62 0-125 0-188 0-6 0-13 0-13 8 0 7 7 7 13 7 62 0 125 0 186 0 0 25 0 50 0 74 0 8 0 14 8 14s8-6 8-14c0-25 0-49 0-75z"><text:p/></draw:path><draw:path draw:style-name="gr1515" draw:text-style-name="P131" svg:width="0.264cm" svg:height="0.275cm" svg:x="9.257cm" svg:y="2.462cm" svg:viewBox="0 0 265 276" svg:d="M56 232c-15 25-31 31-47 32-5 1-9 1-9 8 0 2 2 4 6 4 9 0 22-1 33-1 13 0 26 1 38 1 2 0 8 0 8-6 0-5-4-6-7-6-9 0-17-3-17-13 0-5 2-9 5-14 10-17 19-33 29-50 33 0 65 0 98 0 0 8 5 61 5 65 0 11-20 12-27 12-6 0-9 0-9 8 0 4 3 3 4 4 17 0 33-1 49-1 9 0 34 1 44 1 2 0 6 0 6-8 0-4-3-4-9-4-23 0-23-2-24-13-8-80-16-162-24-242-1-8-1-9-8-9-5 0-7 2-10 7-45 74-89 150-134 225zM102 175c26-43 51-85 76-128 5 43 9 85 13 128-29 0-59 0-89 0z"><text:p/></draw:path><draw:path draw:style-name="gr1515" draw:text-style-name="P131" svg:width="0.214cm" svg:height="0.239cm" svg:x="9.641cm" svg:y="2.506cm" svg:viewBox="0 0 215 240" svg:d="M117 8c-4-7-6-8-9-8-6 0-7 3-9 8-32 72-64 144-96 216-3 5-3 6-3 8 0 5 3 8 8 8 3 0 5-1 9-8 30-68 60-137 91-206 30 69 60 138 90 206 4 8 8 8 9 8 4 0 8-3 8-8 0-1 0-1-3-6-32-73-63-146-95-218z"><text:p/></draw:path><draw:path draw:style-name="gr1515" draw:text-style-name="P131" svg:width="0.265cm" svg:height="0.275cm" svg:x="9.977cm" svg:y="2.462cm" svg:viewBox="0 0 266 276" svg:d="M56 232c-15 25-31 31-47 32-5 1-9 1-9 8 0 2 2 4 6 4 9 0 22-1 33-1 13 0 26 1 38 1 2 0 8 0 8-6 0-5-4-6-7-6-9 0-17-3-17-13 0-5 2-9 5-14 10-17 20-33 30-50 32 0 65 0 97 0 0 8 5 61 5 65 0 11-20 12-27 12-6 0-9 0-9 8 0 4 4 4 5 4 16 0 32-1 48-1 9 0 34 1 44 1 2 0 7 0 7-8 0-4-4-4-10-4-23 0-23-2-24-13-8-80-16-162-24-242-1-8-1-9-8-9-5 0-7 2-10 7-45 74-89 150-134 225zM102 175c26-43 51-85 76-128 5 43 9 85 13 128-29 0-59 0-89 0z"><text:p/></draw:path><draw:path draw:style-name="gr1515" draw:text-style-name="P131" svg:width="0.256cm" svg:height="0.089cm" svg:x="10.383cm" svg:y="2.596cm" svg:viewBox="0 0 257 90" svg:d="M244 15c6 0 13 0 13-7 0-8-7-8-13-8-77 0-154 0-231 0-5 0-13 0-13 8 0 7 8 7 13 7 77 0 154 0 231 0zM244 90c6 0 13 0 13-7 0-8-7-8-13-8-77 0-154 0-231 0-5 0-13 0-13 8 0 7 8 7 13 7 77 0 154 0 231 0z"><text:p/></draw:path><draw:path draw:style-name="gr1515" draw:text-style-name="P131" svg:width="0.273cm" svg:height="0.262cm" svg:x="10.784cm" svg:y="2.473cm" svg:viewBox="0 0 274 263" svg:d="M102 138c12 0 26 0 38 0 28 0 32 6 32 17 0 2 0 8-3 19-1 2-1 3-1 4 0 4 3 5 5 5 3 0 3-1 5-8 7-28 15-56 21-84 1-4 1-5 1-6s-1-5-4-5c-5 0-5 3-6 8-7 31-17 37-49 37-12 0-23 0-35 0 7-33 16-64 24-97 3-14 4-16 21-16 16 0 34 0 50 0 49 0 58 13 58 43 0 9 0 10-2 21-1 4-1 5-1 7s1 4 5 4 4-2 5-9c2-22 6-45 8-67 1-11-1-11-10-11-64 0-126 0-190 0-8 0-11 0-11 8 0 4 3 4 11 4 14 0 25 0 25 7 0 2 0 3-2 10-18 68-34 136-52 204-3 16-4 18-35 18-6 0-10 0-10 8 0 4 4 4 6 4 11 0 39-1 50-1 13 0 45 1 58 1 4 0 8 0 8-7 0-3-1-3-2-4s-2-1-11-1-10 0-20 0c-11-1-12-3-12-8 0-1 0-3 1-9 8-32 17-65 24-96z"><text:p/></draw:path><draw:path draw:style-name="gr1515" draw:text-style-name="P131" svg:width="0.099cm" svg:height="0.462cm" svg:x="11.089cm" svg:y="2.409cm" svg:viewBox="0 0 100 463" svg:d="M100 231c0-55-10-132-60-198-4-4-29-33-36-33-2 0-4 0-4 3 0 1 0 4 2 5 19 20 43 50 60 112 8 35 12 75 12 111 0 40-4 78-13 117-16 54-38 84-58 106-3 4-2 4-3 5 0 3 2 4 4 4 6 0 27-24 32-28 39-48 64-117 64-204z"><text:p/></draw:path><draw:path draw:style-name="gr1515" draw:text-style-name="P131" svg:width="0.342cm" svg:height="0.211cm" svg:x="0.001cm" svg:y="3.114cm" svg:viewBox="0 0 343 212" svg:d="M330 152c7 0 13 0 13-8s-6-8-14-8c-81 0-164 0-245 0-17-14-37-24-49-29 15-7 33-17 49-31 81 0 164 0 245 0 8 0 14 0 14-8 0-7-6-7-13-7-76 0-153 0-229 0 19-18 39-52 39-57 0-4-5-4-8-4-2 0-5 0-7 3-8 15-18 36-44 58-27 23-52 34-72 39-7 2-6 2-8 3-1 2-1 3-1 4s0 1 0 2h1c1 1 1 1 9 3 52 16 91 51 112 93 5 7 6 7 10 7 3 0 8 0 8-4s-20-39-39-56c76 0 153 0 229 0z"><text:p/></draw:path><draw:path draw:style-name="gr1515" draw:text-style-name="P131" svg:width="0.343cm" svg:height="0.211cm" svg:x="0.322cm" svg:y="3.114cm" svg:viewBox="0 0 344 212" svg:d="M260 76c16 14 36 24 49 31-14 5-33 15-49 29-82 0-164 0-246 0-6 0-14 0-14 8s8 8 14 8c76 0 152 0 228 0-18 17-38 52-38 56s5 4 7 4c4 0 6 0 8-3 8-14 19-35 44-57 26-23 53-34 73-40 6-2 6-3 7-3 1-1 1-1 1-2s0-2-1-4h-1c-1-1-1-1-9-3-51-15-90-50-112-92-4-8-4-8-10-8-2 0-7 0-7 4 0 5 19 39 38 57-76 0-152 0-228 0-6 0-14 0-14 7 0 8 8 8 14 8 82 0 164 0 246 0z"><text:p/></draw:path><draw:path draw:style-name="gr1515" draw:text-style-name="P131" svg:width="0.192cm" svg:height="0.174cm" svg:x="0.806cm" svg:y="3.145cm" svg:viewBox="0 0 193 175" svg:d="M119 54c2-10 11-45 37-45 2 0 12 0 20 4-11 2-19 12-19 21 0 7 5 14 15 14 8 0 21-7 21-23 0-19-22-25-36-25-23 0-36 21-40 30-10-26-31-30-42-30-41 0-63 50-63 59 0 5 3 4 5 5 3 0 4-1 5-5 13-40 39-50 52-50 7 0 21 3 21 25 0 12-7 39-21 93-6 24-20 39-37 39-2 0-11 0-19-4 10-2 18-10 18-21s-8-13-14-13c-12 0-22 10-22 22 0 17 20 25 36 25 27 0 40-26 41-29 6 15 19 29 42 29 39 0 61-50 61-59 0-4-3-4-4-4-3 0-4 1-4 4-14 41-40 50-52 50-15 0-21-12-21-25 0-8 2-17 7-34 4-18 8-35 13-53z"><text:p/></draw:path><draw:path draw:style-name="gr1515" draw:text-style-name="P131" svg:width="0.193cm" svg:height="0.222cm" svg:x="1.156cm" svg:y="3.108cm" svg:viewBox="0 0 194 223" svg:d="M179 120c7 0 15 0 15-8 0-9-8-9-15-9-55 0-109 0-164 0 5-51 50-88 104-88 20 0 41 0 60 0 7 0 15 0 15-7 0-8-8-8-15-8-19 0-40 0-60 0-66 0-119 50-119 112s53 111 119 111c20 0 41 0 60 0 7 0 15 0 15-7 0-8-8-8-15-8-19 0-40 0-60 0-54 0-99-36-104-88 55 0 109 0 164 0z"><text:p/></draw:path><draw:path draw:style-name="gr1515" draw:text-style-name="P131" svg:width="0.264cm" svg:height="0.275cm" svg:x="1.503cm" svg:y="3.039cm" svg:viewBox="0 0 265 276" svg:d="M55 232c-15 25-30 31-47 32-5 1-8 1-8 8 0 3 2 4 4 4 11 0 24-1 35-1 12 0 26 1 38 1 2 0 7 0 7-6 0-5-4-6-6-6-9 0-19-3-19-13 0-5 3-9 6-14 10-17 20-33 30-50 32 0 65 0 96 0 2 9 7 61 7 65 0 11-20 12-29 12-4 0-8 0-8 8 0 4 4 4 5 4 16 0 33-1 49-1 9 0 34 1 44 1 2 0 6 0 6-8 0-4-4-4-9-4-24 0-24-2-25-13-8-80-15-162-23-242-1-8-1-9-8-9-6 0-7 2-10 7-45 74-90 150-135 225zM102 175c26-43 51-85 76-128 5 43 8 85 12 128-29 0-58 0-88 0z"><text:p/></draw:path><draw:path draw:style-name="gr1515" draw:text-style-name="P131" svg:width="0.214cm" svg:height="0.239cm" svg:x="1.887cm" svg:y="3.084cm" svg:viewBox="0 0 215 240" svg:d="M116 9c-3-7-6-9-9-9-5 0-6 3-8 9-32 71-65 144-97 215-2 6-2 6-2 8 0 5 3 8 8 8 2 0 5-1 9-8 29-68 60-137 90-206 31 69 60 138 91 206 3 8 8 8 9 8 4 0 8-3 8-8 0-1 0-1-3-6-32-73-65-145-96-217z"><text:p/></draw:path><draw:path draw:style-name="gr1515" draw:text-style-name="P131" svg:width="0.089cm" svg:height="0.385cm" svg:x="2.246cm" svg:y="3.026cm" svg:viewBox="0 0 90 386" svg:d="M90 383c0-1 0-2-6-9-49-48-61-122-61-180 0-69 14-136 62-184 5-4 5-6 5-7 0-2-1-3-4-3s-39 26-61 75c-19 43-25 86-25 119 0 29 4 76 26 120 24 47 57 72 60 72s4-1 4-3z"><text:p/></draw:path><draw:path draw:style-name="gr1515" draw:text-style-name="P131" svg:width="0.193cm" svg:height="0.174cm" svg:x="2.37cm" svg:y="3.145cm" svg:viewBox="0 0 194 175" svg:d="M119 54c2-10 11-45 37-45 2 0 12 0 20 4-11 2-19 12-19 21 0 7 5 14 16 14 7 0 21-7 21-23 0-19-23-25-37-25-23 0-36 21-40 30-10-26-31-30-42-30-41 0-63 50-63 59 0 5 5 5 6 5 2 0 3-1 4-5 13-40 39-50 52-50 7 0 21 3 21 25 0 12-7 39-21 93-6 24-20 39-37 39-2 0-11 0-19-4 10-2 18-10 18-21s-8-13-14-13c-12 0-22 10-22 22 0 17 20 25 37 25 26 0 39-26 40-29 6 15 19 29 42 29 41 0 63-50 63-59 0-4-5-4-6-4-3 0-3 1-4 4-14 41-40 50-52 50-15 0-21-12-21-25 0-8 2-17 7-34 4-18 8-35 13-53z"><text:p/></draw:path><draw:path draw:style-name="gr1515" draw:text-style-name="P131" svg:width="0.193cm" svg:height="0.222cm" svg:x="2.719cm" svg:y="3.108cm" svg:viewBox="0 0 194 223" svg:d="M179 120c7 0 15 0 15-8 0-9-8-9-15-9-55 0-109 0-164 0 6-51 50-88 105-88 20 0 40 0 59 0 7 0 15 0 15-7 0-8-8-8-15-8-19 0-40 0-60 0-66 0-119 50-119 112s53 111 119 111c20 0 41 0 60 0 7 0 15 0 15-7 0-8-8-8-15-8-19 0-39 0-59 0-55 0-99-36-105-88 55 0 109 0 164 0z"><text:p/></draw:path><draw:path draw:style-name="gr1515" draw:text-style-name="P131" svg:width="0.275cm" svg:height="0.263cm" svg:x="3.068cm" svg:y="3.053cm" svg:viewBox="0 0 276 264" svg:d="M46 234c-4 16-4 18-35 18-7 0-11 0-11 8 0 4 4 4 11 4 46 0 91 0 138 0 61 0 106-45 106-84 0-27-22-49-59-53 39-8 80-37 80-73 0-29-25-54-71-54-43 0-87 0-130 0-8 0-11 0-11 8 0 4 3 4 11 4 4 0 8 0 14 1 7 1 10 1 10 7 0 1 0 2-1 6-18 70-34 139-52 208zM105 123c7-32 16-64 24-95 3-15 4-16 21-16 16 0 33 0 49 0 34 0 42 23 42 40 0 34-33 71-80 71-19 0-38 0-56 0zM87 252c-6 0-6 0-9 0s-4-1-4-3c0-1 0-3 2-9 9-36 18-73 26-109 25 0 49 0 73 0 37 0 45 29 45 46 0 38-35 75-80 75-18 0-35 0-53 0z"><text:p/></draw:path><draw:path draw:style-name="gr1515" draw:text-style-name="P131" svg:width="0.215cm" svg:height="0.239cm" svg:x="3.472cm" svg:y="3.084cm" svg:viewBox="0 0 216 240" svg:d="M117 9c-4-7-6-9-9-9-6 0-7 3-9 9-32 71-64 144-96 215-2 6-3 6-3 8 0 5 3 8 8 8 3 0 6-1 9-8 30-68 60-137 91-206 31 69 60 138 91 206 3 8 7 8 9 8 4 0 8-3 8-8 0-1 0-1-3-6-31-73-64-145-96-217z"><text:p/></draw:path><draw:path draw:style-name="gr1515" draw:text-style-name="P131" svg:width="0.192cm" svg:height="0.174cm" svg:x="3.806cm" svg:y="3.145cm" svg:viewBox="0 0 193 175" svg:d="M118 54c2-10 11-45 38-45 1 0 11 0 19 4-11 2-19 12-19 21 0 7 5 14 16 14 7 0 21-7 21-23 0-19-24-25-37-25-22 0-36 21-40 30-10-26-31-30-42-30-40 0-63 50-63 59 0 5 4 5 6 5 3 0 4-1 4-5 13-40 38-50 52-50 7 0 21 3 21 25 0 12-7 39-21 93-6 24-20 39-37 39-2 0-11 0-19-4 9-2 18-10 18-21s-9-13-14-13c-12 0-21 10-21 22 0 17 19 25 36 25 26 0 39-26 41-29 4 15 18 29 41 29 40 0 62-50 62-59 0-4-3-4-5-4-3 0-3 1-4 4-14 41-40 50-52 50-16 0-21-12-21-25 0-8 2-17 7-34 4-18 8-35 13-53z"><text:p/></draw:path><draw:path draw:style-name="gr1515" draw:text-style-name="P131" svg:width="0.15cm" svg:height="0.385cm" svg:x="4.187cm" svg:y="3.026cm" svg:viewBox="0 0 151 386" svg:d="M149 14c2-4 1-4 2-6 0-5-4-8-8-8-3 0-5 1-7 3-45 124-89 246-134 369-2 4-1 4-2 6 0 5 3 8 8 8s6-2 9-9c44-121 88-242 132-363z"><text:p/></draw:path><draw:path draw:style-name="gr1515" draw:text-style-name="P131" svg:width="0.193cm" svg:height="0.222cm" svg:x="4.155cm" svg:y="3.108cm" svg:viewBox="0 0 194 223" svg:d="M179 120c7 0 15 0 15-8 0-9-8-9-15-9-55 0-109 0-164 0 6-51 50-88 105-88 20 0 40 0 59 0 7 0 15 0 15-7 0-8-8-8-15-8-19 0-40 0-60 0-66 0-119 50-119 112s53 111 119 111c20 0 41 0 60 0 7 0 15 0 15-7 0-8-8-8-15-8-19 0-39 0-59 0-55 0-99-36-105-88 55 0 109 0 164 0z"><text:p/></draw:path><draw:path draw:style-name="gr1515" draw:text-style-name="P131" svg:width="0.274cm" svg:height="0.28cm" svg:x="4.507cm" svg:y="3.045cm" svg:viewBox="0 0 275 281" svg:d="M275 3c0-1-1-3-4-3-1 0-1 0-6 4-9 10-19 20-27 30-4-5-21-34-64-34-87 0-174 85-174 175 0 64 46 106 106 106 33 0 62-16 83-33 35-32 42-68 42-69 0-3-3-3-4-3-3 0-5 0-6 3-3 11-12 39-38 62-27 21-51 27-72 27-34 0-76-19-76-80 0-22 9-85 48-130 23-27 59-46 94-46 39 0 62 30 62 74 0 15-1 15-1 20 0 3 4 4 5 4 6 0 6-1 8-8 8-33 16-66 24-99z"><text:p/></draw:path><draw:path draw:style-name="gr1515" draw:text-style-name="P131" svg:width="0.089cm" svg:height="0.385cm" svg:x="4.814cm" svg:y="3.026cm" svg:viewBox="0 0 90 386" svg:d="M90 194c0-31-4-77-26-121-23-48-56-73-60-73-2 0-4 1-4 3 0 1 0 3 8 9 37 39 59 100 59 182 0 66-14 133-61 182-6 5-6 6-6 7 0 2 2 3 4 3 4 0 39-26 62-75 19-43 24-85 24-117z"><text:p/></draw:path><draw:path draw:style-name="gr1515" draw:text-style-name="P131" svg:width="0.089cm" svg:height="0.385cm" svg:x="8.847cm" svg:y="3.026cm" svg:viewBox="0 0 90 386" svg:d="M90 383c0-1 0-2-6-9-49-48-61-122-61-180 0-69 14-136 62-184 5-4 5-6 5-7 0-2-1-3-4-3s-39 26-61 75c-19 43-25 86-25 119 0 29 4 76 26 120 24 47 57 72 60 72s4-1 4-3z"><text:p/></draw:path><draw:path draw:style-name="gr1515" draw:text-style-name="P131" svg:width="0.234cm" svg:height="0.28cm" svg:x="8.981cm" svg:y="3.045cm" svg:viewBox="0 0 235 281" svg:d="M0 140c0 80 63 141 134 141 64 0 101-54 101-99 0-4 0-6-5-6-3 0-3 2-4 6-4 55-44 86-86 86-24 0-100-13-100-127 0-117 76-129 99-129 41 0 77 34 84 91 1 6 1 7 6 7 6 0 6-1 6-10 0-31 0-60 0-91 0-7 0-9-4-9-1 0-3 0-5 4-7 10-14 19-20 29-15-14-34-33-72-33-71 0-134 61-134 140z"><text:p/></draw:path><draw:path draw:style-name="gr1515" draw:text-style-name="P131" svg:width="0.171cm" svg:height="0.176cm" svg:x="9.249cm" svg:y="3.143cm" svg:viewBox="0 0 172 177" svg:d="M172 90c0-49-39-90-86-90-49 0-86 42-86 90 0 50 41 87 86 87 46 0 86-37 86-87zM86 167c-17 0-34-7-44-25s-10-41-10-55 0-35 10-53c10-17 28-25 44-25s32 6 43 24c10 17 11 40 11 54s0 35-9 52-25 28-45 28z"><text:p/></draw:path><draw:path draw:style-name="gr1515" draw:text-style-name="P131" svg:width="0.302cm" svg:height="0.17cm" svg:x="9.444cm" svg:y="3.145cm" svg:viewBox="0 0 303 171" svg:d="M31 37c0 36 0 70 0 105 0 16-5 16-31 16 0 5 0 8 0 13 13 0 33-2 44-2 10 0 30 2 43 2 0-5 0-8 0-13-25 0-30 0-30-16 0-24 0-47 0-72 0-40 28-61 52-61s29 21 29 43c0 29 0 60 0 90 0 16-5 16-30 16 0 5 0 8 0 13 13 0 33-2 44-2 10 0 30 2 43 2 0-5 0-8 0-13-27 0-31 0-31-16 0-24 0-47 0-72 0-40 27-61 53-61 24 0 28 21 28 43 0 29 0 60 0 90 0 16-4 16-29 16 0 5 0 8 0 13 13 0 33-2 43-2 9 0 30 2 44 2 0-5 0-8 0-13-21 0-30 0-31-11 0-24 0-49 0-73 0-33 0-45-12-60-6-6-18-14-41-14-32 0-50 23-56 37-5-33-33-37-51-37-28 0-46 17-57 41 0-13 0-28 0-41-19 1-36 3-55 4 0 5 0 8 0 13 28 0 31 2 31 20z"><text:p/></draw:path><draw:path draw:style-name="gr1515" draw:text-style-name="P131" svg:width="0.3cm" svg:height="0.17cm" svg:x="9.767cm" svg:y="3.145cm" svg:viewBox="0 0 301 171" svg:d="M30 37c0 36 0 70 0 105 0 16-4 16-30 16 0 5 0 8 0 13 13 0 33-2 44-2 10 0 30 2 43 2 0-5 0-8 0-13-25 0-30 0-30-16 0-24 0-47 0-72 0-40 28-61 52-61s29 21 29 43c0 29 0 60 0 90 0 16-5 16-30 16 0 5 0 8 0 13 13 0 33-2 43-2 11 0 31 2 44 2 0-5 0-8 0-13-27 0-31 0-31-16 0-24 0-47 0-72 0-40 27-61 53-61 24 0 28 21 28 43 0 29 0 60 0 90 0 16-4 16-30 16 0 5 0 8 0 13 14 0 34-2 44-2 9 0 30 2 42 2 0-5 0-8 0-13-19 0-29 0-29-11 0-24 0-49 0-73 0-33 0-45-12-60-6-6-18-14-41-14-32 0-50 23-56 37-6-33-34-37-51-37-28 0-47 17-57 41 0-13 0-28 0-41-19 1-36 3-55 4 0 5 0 8 0 13 28 0 30 2 30 20z"><text:p/></draw:path><draw:path draw:style-name="gr1515" draw:text-style-name="P131" svg:width="0.194cm" svg:height="0.174cm" svg:x="10.078cm" svg:y="3.145cm" svg:viewBox="0 0 195 175" svg:d="M139 141c0 11 0 23 0 34 18-1 37-3 56-4 0-5 0-8 0-13-28 0-31-2-31-20 0-47 0-92 0-138-19 1-37 3-56 4 0 5 0 8 0 13 26 0 30 2 30 20 0 24 0 47 0 70 0 34-19 59-47 59-33 0-34-17-34-37 0-43 0-86 0-129-18 1-38 3-57 4 0 5 0 8 0 13 31 0 31 1 31 35 0 20 0 38 0 58 0 30 0 65 58 65 22 0 39-11 50-34z"><text:p/></draw:path><draw:path draw:style-name="gr1515" draw:text-style-name="P131" svg:width="0.12cm" svg:height="0.241cm" svg:x="10.288cm" svg:y="3.078cm" svg:viewBox="0 0 121 242" svg:d="M59 84c19 0 37 0 55 0 0-5 0-8 0-12-18 0-36 0-55 0 0-25 0-48 0-72-3 0-6 0-9 0 0 32-13 74-50 75 0 3 0 5 0 9 11 0 22 0 33 0 0 35 0 71 0 106 0 48 35 52 50 52 27 0 38-27 38-52 0-7 0-14 0-22-3 0-7 0-10 0 0 7 0 15 0 21 0 29-12 43-26 43-26 0-26-35-26-42 0-35 0-71 0-106z"><text:p/></draw:path><draw:path draw:style-name="gr1515" draw:text-style-name="P131" svg:width="0.173cm" svg:height="0.176cm" svg:x="10.447cm" svg:y="3.143cm" svg:viewBox="0 0 174 177" svg:d="M112 144c1 16 12 31 30 31 9 0 32-4 32-36 0-8 0-15 0-22-3 0-7 0-10 0 0 7 0 14 0 22 0 22-10 25-13 25-13 0-15-18-15-20 0-25 0-52 0-77 0-16 0-32-14-46-15-14-34-21-53-21-32 0-58 18-58 44 0 11 8 18 18 18 11 0 17-8 17-18 0-4-2-18-20-18 11-13 30-17 42-17 19 0 41 14 41 49 0 5 0 10 0 15-20 1-46 2-70 13-30 13-39 34-39 50 0 31 37 41 62 41s43-15 50-33zM109 80c0 14 0 26 0 39 0 37-28 49-45 49-19 0-34-13-34-32 0-22 15-53 79-56z"><text:p/></draw:path><draw:path draw:style-name="gr1515" draw:text-style-name="P131" svg:width="0.12cm" svg:height="0.241cm" svg:x="10.631cm" svg:y="3.078cm" svg:viewBox="0 0 121 242" svg:d="M59 84c19 0 38 0 57 0 0-5 0-8 0-12-19 0-38 0-57 0 0-25 0-48 0-72-3 0-5 0-8 0-1 32-12 74-51 75 0 3 0 5 0 9 11 0 22 0 33 0 0 35 0 71 0 106 0 48 36 52 50 52 27 0 38-27 38-52 0-7 0-14 0-22-3 0-7 0-10 0 0 7 0 15 0 21 0 29-11 43-25 43-27 0-27-35-27-42 0-35 0-71 0-106z"><text:p/></draw:path><draw:path draw:style-name="gr1515" draw:text-style-name="P131" svg:width="0.082cm" svg:height="0.258cm" svg:x="10.787cm" svg:y="3.06cm" svg:viewBox="0 0 83 259" svg:d="M55 88c-18 1-36 3-54 4 0 5 0 8 0 13 25 0 29 2 29 20 0 36 0 70 0 105 0 16-5 16-30 16 0 5 0 8 0 13 12 0 33-2 42-2 14 0 27 2 41 2 0-5 0-8 0-13-26 0-28-1-28-16 0-47 0-95 0-142zM57 21c0-12-10-21-21-21-12 0-19 11-19 21s7 21 19 21c11 0 21-9 21-21z"><text:p/></draw:path><draw:path draw:style-name="gr1515" draw:text-style-name="P131" svg:width="0.188cm" svg:height="0.17cm" svg:x="10.889cm" svg:y="3.15cm" svg:viewBox="0 0 189 171" svg:d="M154 37c3-8 10-25 35-25 0-4 0-8 0-12-9 1-20 1-28 1-9 0-28-1-34-1 0 4 0 8 0 12 14 0 18 9 18 17 0 3 0 4-2 8-13 33-26 66-40 99-14-36-28-71-42-107-3-6-3-6-3-7 0-10 16-10 22-10 0-4 0-8 0-12-12 0-33 1-41 1-11 0-27 0-39-1 0 4 0 8 0 12 25 0 26 2 32 14 19 47 36 92 55 138 2 4 3 7 9 7 4 0 6-4 7-7 17-42 35-85 51-127z"><text:p/></draw:path><draw:path draw:style-name="gr1515" draw:text-style-name="P131" svg:width="0.149cm" svg:height="0.176cm" svg:x="11.086cm" svg:y="3.143cm" svg:viewBox="0 0 150 177" svg:d="M33 76c2-58 35-67 47-67 41 0 44 52 44 67-30 0-60 0-91 0zM33 84c36 0 72 0 108 0 8 0 9 0 9-8 0-39-21-76-70-76-44 0-80 40-80 88 0 52 41 89 86 89 47 0 64-43 64-49 0-5-3-6-5-6-3 0-4 2-5 6-13 39-49 39-52 39-20 0-35-11-44-25-11-19-11-44-11-58z"><text:p/></draw:path><draw:path draw:style-name="gr1515" draw:text-style-name="P131" svg:width="0.088cm" svg:height="0.385cm" svg:x="11.269cm" svg:y="3.026cm" svg:viewBox="0 0 89 386" svg:d="M89 194c0-31-4-77-25-121-23-48-56-73-61-73-2 0-3 1-3 3 0 1 0 3 7 9 38 39 60 100 60 182 0 66-14 133-63 182-4 5-4 6-4 7 0 2 1 3 3 3 5 0 39-26 62-75 20-43 24-85 24-117z"><text:p/></draw:path><draw:path draw:style-name="gr1515" draw:text-style-name="P131" svg:width="0.342cm" svg:height="0.211cm" svg:x="0.001cm" svg:y="3.736cm" svg:viewBox="0 0 343 212" svg:d="M330 151c7 0 13 0 13-8s-6-8-14-8c-81 0-164 0-245 0-17-13-37-23-49-29 15-6 33-16 49-30 81 0 164 0 245 0 8 0 14 0 14-8 0-7-6-7-13-7-76 0-153 0-229 0 19-18 39-52 39-57 0-4-5-4-8-4-2 0-5 0-7 2-8 16-18 35-44 59-27 23-52 34-72 39-7 2-8 2-8 3-1 2-1 2-1 3s0 1 0 2l1 1c1 0 1 1 9 3 52 16 91 51 112 93 5 7 6 7 10 7 3 0 8 0 8-4 0-6-20-39-39-57 76 0 153 0 229 0z"><text:p/></draw:path><draw:path draw:style-name="gr1515" draw:text-style-name="P131" svg:width="0.343cm" svg:height="0.211cm" svg:x="0.322cm" svg:y="3.736cm" svg:viewBox="0 0 344 212" svg:d="M260 76c16 14 36 24 49 30-14 6-33 16-49 29-82 0-164 0-246 0-6 0-14 0-14 8s8 8 14 8c76 0 152 0 228 0-18 18-38 51-38 57 0 4 5 4 7 4 4 0 6 0 8-3 8-14 19-35 44-57 26-24 53-34 73-40 6-3 6-3 7-4 1 0 1-1 1-2s0-1-1-3l-1-1c-1 0-1 0-9-2-51-15-90-50-112-92-4-8-4-8-10-8-2 0-7 0-7 4 0 5 19 39 38 57-76 0-152 0-228 0-6 0-14 0-14 7 0 8 8 8 14 8 82 0 164 0 246 0z"><text:p/></draw:path><draw:path draw:style-name="gr1515" draw:text-style-name="P131" svg:width="0.192cm" svg:height="0.174cm" svg:x="0.806cm" svg:y="3.769cm" svg:viewBox="0 0 193 175" svg:d="M119 54c2-10 11-45 37-45 2 0 12 0 20 4-11 2-19 12-19 21 0 7 5 13 15 13 8 0 21-6 21-22 0-19-22-25-36-25-23 0-36 20-40 30-10-27-31-30-42-30-41 0-63 50-63 59 0 4 3 3 5 4 3 0 4 0 5-4 13-41 39-50 52-50 7 0 21 3 21 25 0 12-7 39-21 93-6 24-20 39-37 39-2 0-11 0-19-4 10-2 18-10 18-21s-8-14-14-14c-12 0-22 11-22 23 0 17 20 25 36 25 27 0 40-28 41-30 6 15 19 30 42 30 39 0 61-50 61-59 0-5-3-5-4-5-3 0-4 2-4 5-14 41-40 50-52 50-15 0-21-12-21-25 0-9 2-17 7-34 4-18 8-35 13-53z"><text:p/></draw:path><draw:path draw:style-name="gr1515" draw:text-style-name="P131" svg:width="0.193cm" svg:height="0.223cm" svg:x="1.156cm" svg:y="3.732cm" svg:viewBox="0 0 194 224" svg:d="M179 120c7 0 15 0 15-8 0-7-8-7-15-7-55 0-109 0-164 0 5-52 50-90 104-90 20 0 41 0 60 0 7 0 15 0 15-7 0-8-8-8-15-8-19 0-40 0-60 0-66 0-119 50-119 112s53 112 119 112c20 0 41 0 60 0 7 0 15 0 15-7 0-8-8-8-15-8-19 0-40 0-60 0-54 0-99-37-104-89 55 0 109 0 164 0z"><text:p/></draw:path><draw:path draw:style-name="gr1515" draw:text-style-name="P131" svg:width="0.264cm" svg:height="0.275cm" svg:x="1.503cm" svg:y="3.665cm" svg:viewBox="0 0 265 276" svg:d="M55 232c-15 25-30 31-47 32-5 1-8 1-8 8 0 2 2 4 4 4 11 0 24-1 35-1 12 0 26 1 38 1 2 0 7 0 7-8 0-3-4-4-6-4-9 0-19-3-19-13 0-5 3-9 6-14 10-17 20-33 30-50 32 0 65 0 96 0 2 8 7 61 7 65 0 11-20 12-29 12-4 0-8 0-8 8 0 4 4 4 5 4 16 0 33-1 49-1 9 0 34 1 44 1 2 0 6 0 6-8 0-4-4-4-9-4-24 0-24-2-25-13-8-80-15-162-23-242-1-8-1-9-8-9-6 0-7 2-10 6-45 75-90 150-135 226zM102 175c26-43 51-85 76-128 5 43 8 85 12 128-29 0-58 0-88 0z"><text:p/></draw:path><draw:path draw:style-name="gr1515" draw:text-style-name="P131" svg:width="0.214cm" svg:height="0.239cm" svg:x="1.887cm" svg:y="3.709cm" svg:viewBox="0 0 215 240" svg:d="M215 85c0-60-60-85-108-85-50 0-107 28-107 84 0 47 0 94 0 142 0 7 0 14 8 14 7 0 7-7 7-14 0-47 0-94 0-140 0-58 63-71 92-71 17 0 42 4 62 17 30 19 30 44 30 54 0 46 0 93 0 140 0 7 0 14 8 14s8-7 8-14c0-48 0-94 0-141z"><text:p/></draw:path><draw:path draw:style-name="gr1515" draw:text-style-name="P131" svg:width="0.089cm" svg:height="0.385cm" svg:x="2.246cm" svg:y="3.65cm" svg:viewBox="0 0 90 386" svg:d="M90 382c0-1 0-1-6-8-49-49-61-122-61-181 0-68 14-135 62-183 5-4 5-6 5-7 0-2-1-3-4-3s-39 25-61 75c-19 43-25 86-25 118 0 30 4 77 26 121 24 47 57 72 60 72s4-1 4-4z"><text:p/></draw:path><draw:path draw:style-name="gr1515" draw:text-style-name="P131" svg:width="0.275cm" svg:height="0.263cm" svg:x="2.375cm" svg:y="3.674cm" svg:viewBox="0 0 276 264" svg:d="M46 234c-4 15-5 18-35 18-7 0-11 0-11 8 0 4 3 4 11 4 46 0 91 0 138 0 61 0 106-45 106-84 0-27-22-49-59-53 39-8 80-37 80-73 0-29-25-54-71-54-43 0-87 0-130 0-8 0-12 0-12 8 0 4 4 4 11 4 1 0 9 0 15 1 7 0 10 1 10 6 0 2 0 3-1 7-18 70-34 139-52 208zM105 123c7-32 15-65 23-97 4-13 4-14 21-14 16 0 34 0 50 0 34 0 42 23 42 40 0 34-33 71-80 71-19 0-38 0-56 0zM87 252c-6 0-7 0-9 0-3 0-5-1-5-4 0-2 0-2 2-9 9-37 17-72 26-108 24 0 50 0 74 0 37 0 44 29 44 45 0 39-34 76-79 76-18 0-35 0-53 0z"><text:p/></draw:path><draw:path draw:style-name="gr1515" draw:text-style-name="P131" svg:width="0.15cm" svg:height="0.385cm" svg:x="2.779cm" svg:y="3.65cm" svg:viewBox="0 0 151 386" svg:d="M134 377c1 5 4 9 9 9 3 0 8-3 8-8 0-1 0-1-2-6-44-121-88-242-132-363-3-7-4-9-9-9s-8 3-8 8c1 2 0 1 2 5 44 121 88 243 132 364z"><text:p/></draw:path><draw:path draw:style-name="gr1515" draw:text-style-name="P131" svg:width="0.274cm" svg:height="0.281cm" svg:x="3.056cm" svg:y="3.665cm" svg:viewBox="0 0 275 282" svg:d="M275 4c0-1-1-4-4-4-1 0-3 1-7 6-9 9-18 19-26 29-4-5-22-35-65-35-86 0-173 86-173 176 0 64 45 106 105 106 34 0 63-16 83-33 36-32 43-67 43-69 0-4-3-3-4-4-4 0-5 1-6 4-3 11-12 39-38 61-28 22-52 29-72 29-35 0-76-20-76-81 0-22 8-84 48-130 23-27 59-47 93-47 40 0 63 30 63 75 0 15-1 15-1 20 0 3 4 4 5 4 6 0 6-1 7-8 9-33 16-66 25-99z"><text:p/></draw:path><draw:path draw:style-name="gr1515" draw:text-style-name="P131" svg:width="0.088cm" svg:height="0.385cm" svg:x="3.363cm" svg:y="3.65cm" svg:viewBox="0 0 89 386" svg:d="M89 193c0-30-4-77-25-120-23-49-56-73-61-73-2 0-3 1-3 3 0 1 0 3 7 9 38 39 60 100 60 181 0 66-14 134-63 182-4 6-4 6-4 7 0 3 1 4 3 4 5 0 39-26 62-76 20-42 24-84 24-117z"><text:p/></draw:path><draw:path draw:style-name="gr1515" draw:text-style-name="P131" svg:width="0.1cm" svg:height="0.463cm" svg:x="8.868cm" svg:y="3.609cm" svg:viewBox="0 0 101 464" svg:d="M101 460c0-1-1-2-2-3-18-19-44-51-59-114-10-35-14-75-14-111 0-101 25-173 72-222 3-4 3-4 3-6 0-4-3-4-4-4-7 0-28 24-32 30-40 46-65 116-65 202 0 55 10 132 61 198 3 5 28 34 36 34 1 0 4 0 4-4z"><text:p/></draw:path><draw:path draw:style-name="gr1515" draw:text-style-name="P131" svg:width="0.149cm" svg:height="0.385cm" svg:x="9.029cm" svg:y="3.65cm" svg:viewBox="0 0 150 386" svg:d="M133 377c2 5 5 9 9 9s8-3 8-8c0-1 0-1-1-6-44-121-90-242-134-363-2-7-3-9-7-9-5 0-8 3-8 8 0 2 0 1 1 5 44 121 88 243 132 364z"><text:p/></draw:path><draw:path draw:style-name="gr1515" draw:text-style-name="P131" svg:width="0.174cm" svg:height="0.176cm" svg:x="9.367cm" svg:y="3.765cm" svg:viewBox="0 0 175 177" svg:d="M113 143c1 15 12 32 30 32 8 0 32-6 32-36 0-8 0-15 0-22-3 0-7 0-10 0 0 7 0 14 0 22 0 22-10 24-14 24-12 0-15-17-15-19 0-26 0-52 0-78 0-15 0-31-13-45-15-15-34-21-53-21-31 0-58 18-58 43 0 12 8 19 18 19 11 0 17-8 17-18 0-4-2-18-19-18 11-14 29-18 41-18 19 0 41 15 41 49 0 5 0 10 0 15-20 1-46 3-70 14-30 13-40 33-40 50 0 31 39 41 63 41 25 0 43-15 50-34zM110 80c0 14 0 26 0 39 0 36-27 49-45 49-19 0-35-13-35-33 0-21 16-52 80-55z"><text:p/></draw:path><draw:path draw:style-name="gr1515" draw:text-style-name="P131" svg:width="0.193cm" svg:height="0.17cm" svg:x="9.558cm" svg:y="3.769cm" svg:viewBox="0 0 194 171" svg:d="M30 37c0 35 0 70 0 104 0 17-5 17-30 17 0 5 0 8 0 13 13 0 33-2 43-2s31 2 44 2c0-5 0-8 0-13-26 0-31 0-31-17 0-23 0-47 0-71 0-40 28-61 53-61 24 0 29 21 29 43 0 29 0 59 0 89 0 17-5 17-31 17 0 5 0 8 0 13 14 0 34-2 44-2s29 2 43 2c0-5 0-8 0-13-20 0-30 0-30-11 0-24 0-49 0-73 0-34 0-46-12-60-6-6-18-14-41-14-27 0-46 17-57 41 0-13 0-28 0-41-18 1-36 3-54 4 0 5 0 8 0 13 26 0 30 2 30 20z"><text:p/></draw:path><draw:path draw:style-name="gr1515" draw:text-style-name="P131" svg:width="0.189cm" svg:height="0.272cm" svg:x="9.773cm" svg:y="3.672cm" svg:viewBox="0 0 190 273" svg:d="M133 248c0 8 0 16 0 25 19-1 39-3 57-5 0-4 0-7 0-12-27 0-30-2-30-21 0-78 0-157 0-235-19 1-37 3-55 4 0 5 0 8 0 13 26 0 29 2 29 22 0 27 0 56 0 83-11-14-27-24-48-24-46 0-86 37-86 88 0 48 37 87 81 87 26 0 42-13 52-25zM133 144c0 27 0 53 0 79 0 7 0 8-4 15-11 18-29 26-45 26-18 0-32-10-41-24-10-17-11-39-11-54 0-14 0-37 12-55 8-12 22-24 43-24 14 0 30 5 42 23 4 6 4 6 4 14z"><text:p/></draw:path><draw:path draw:style-name="gr1515" draw:text-style-name="P131" svg:width="0.214cm" svg:height="0.239cm" svg:x="10.146cm" svg:y="3.709cm" svg:viewBox="0 0 215 240" svg:d="M215 85c0-60-59-85-107-85-51 0-108 28-108 84 0 47 0 94 0 142 0 7 0 14 8 14 7 0 7-7 7-14 0-47 0-94 0-140 0-58 63-71 93-71 16 0 42 4 61 17 30 19 30 44 30 54 0 46 0 93 0 140 0 7 0 14 8 14s8-7 8-14c0-48 0-94 0-141z"><text:p/></draw:path><draw:path draw:style-name="gr1515" draw:text-style-name="P131" svg:width="0.19cm" svg:height="0.272cm" svg:x="10.545cm" svg:y="3.672cm" svg:viewBox="0 0 191 273" svg:d="M134 248c0 8 0 16 0 25 19-1 39-3 57-5 0-4 0-7 0-12-27 0-30-2-30-21 0-78 0-157 0-235-19 1-37 3-55 4 0 5 0 8 0 13 26 0 29 2 29 22 0 27 0 56 0 83-11-14-27-24-48-24-46 0-87 37-87 88 0 48 39 87 83 87 24 0 41-13 51-25zM134 144c0 27 0 53 0 79 0 7 0 8-4 15-11 18-29 26-45 26-18 0-32-10-41-24-10-17-11-39-11-54 0-14 0-37 12-55 8-12 22-24 43-24 14 0 30 5 42 23 4 6 4 6 4 14z"><text:p/></draw:path><draw:path draw:style-name="gr1515" draw:text-style-name="P131" svg:width="0.149cm" svg:height="0.176cm" svg:x="10.759cm" svg:y="3.765cm" svg:viewBox="0 0 150 177" svg:d="M32 76c2-58 35-68 48-68 40 0 43 53 43 68-31 0-60 0-91 0zM32 84c36 0 71 0 108 0 9 0 10 0 10-8 0-39-21-76-70-76-45 0-80 40-80 88 0 52 41 89 85 89 47 0 65-43 65-50 0-4-4-5-6-5-3 0-4 2-5 6-14 39-48 39-52 39-20 0-35-11-44-25-11-19-11-44-11-58z"><text:p/></draw:path><draw:path draw:style-name="gr1515" draw:text-style-name="P131" svg:width="0.193cm" svg:height="0.272cm" svg:x="10.929cm" svg:y="3.665cm" svg:viewBox="0 0 194 273" svg:d="M118 119c17 0 21 4 21 21 0 34 0 69 0 103 0 18-5 18-31 18 0 4 0 7 0 12 13 0 33-1 43-1s28 1 43 1c0-5 0-8 0-12-26 0-30 0-30-18 0-47 0-94 0-142-17 1-33 4-50 5-5 0-4 0-6 0-1 1-1 1-7 1-15 0-31 0-46 0 0-15 0-30 0-44 0-39 34-54 57-54 12 0 27 4 34 13-16 0-18 11-18 18 0 12 10 17 17 17 9 0 18-6 18-17 0-23-21-40-50-40-36 0-82 20-82 63 0 14 0 29 0 44-10 0-21 0-31 0 0 4 0 7 0 12 10 0 21 0 31 0 0 42 0 82 0 124 0 18-5 18-30 18 0 4 0 7 0 12 12 0 33-1 43-1s29 1 43 1c0-5 0-8 0-12-26 0-31 0-31-18 0-42 0-82 0-124 21 0 41 0 62 0z"><text:p/></draw:path><draw:path draw:style-name="gr1515" draw:text-style-name="P131" svg:width="0.194cm" svg:height="0.17cm" svg:x="11.146cm" svg:y="3.769cm" svg:viewBox="0 0 195 171" svg:d="M31 37c0 35 0 70 0 104 0 17-5 17-31 17 0 5 0 8 0 13 14 0 34-2 44-2s31 2 44 2c0-5 0-8 0-13-26 0-31 0-31-17 0-23 0-47 0-71 0-40 28-61 53-61 24 0 29 21 29 43 0 29 0 59 0 89 0 17-5 17-31 17 0 5 0 8 0 13 13 0 33-2 44-2 10 0 30 2 43 2 0-5 0-8 0-13-20 0-30 0-30-11 0-24 0-49 0-73 0-34 0-46-12-60-6-6-19-14-41-14-28 0-46 17-57 41 0-13 0-28 0-41-19 1-36 3-55 4 0 5 0 8 0 13 28 0 31 2 31 20z"><text:p/></draw:path><draw:path draw:style-name="gr1515" draw:text-style-name="P131" svg:width="0.082cm" svg:height="0.258cm" svg:x="11.362cm" svg:y="3.68cm" svg:viewBox="0 0 83 259" svg:d="M56 88c-19 1-36 3-55 4 0 5 0 8 0 13 25 0 29 2 29 20 0 35 0 70 0 104 0 17-4 17-30 17 0 5 0 8 0 13 12 0 33-2 43-2 13 0 26 2 40 2 0-5 0-8 0-13-26 0-27-2-27-16 0-47 0-95 0-142zM57 21c0-13-10-21-21-21s-19 11-19 21 8 20 19 20 21-8 21-20z"><text:p/></draw:path><draw:path draw:style-name="gr1515" draw:text-style-name="P131" svg:width="0.12cm" svg:height="0.241cm" svg:x="11.464cm" svg:y="3.702cm" svg:viewBox="0 0 121 242" svg:d="M59 84c19 0 37 0 55 0 0-5 0-8 0-12-18 0-36 0-55 0 0-25 0-48 0-72-3 0-6 0-9 0 0 32-13 73-50 75 0 3 0 5 0 9 11 0 22 0 33 0 0 35 0 71 0 106 0 48 35 52 50 52 27 0 38-27 38-52 0-7 0-14 0-22-3 0-7 0-10 0 0 7 0 15 0 21 0 29-12 43-26 43-26 0-26-35-26-42 0-35 0-71 0-106z"><text:p/></draw:path><draw:path draw:style-name="gr1515" draw:text-style-name="P131" svg:width="0.083cm" svg:height="0.258cm" svg:x="11.619cm" svg:y="3.68cm" svg:viewBox="0 0 84 259" svg:d="M56 88c-17 1-36 3-54 4 0 5 0 8 0 13 26 0 29 2 29 20 0 35 0 70 0 104 0 17-5 17-31 17 0 5 0 8 0 13 13 0 34-2 43-2 13 0 27 2 41 2 0-5 0-8 0-13-27 0-28-2-28-16 0-47 0-95 0-142zM57 21c0-13-9-21-20-21-12 0-20 11-20 21s8 20 20 20c11 0 20-8 20-20z"><text:p/></draw:path><draw:path draw:style-name="gr1515" draw:text-style-name="P131" svg:width="0.171cm" svg:height="0.176cm" svg:x="11.725cm" svg:y="3.765cm" svg:viewBox="0 0 172 177" svg:d="M172 90c0-49-39-90-86-90-49 0-86 42-86 90 0 50 41 87 86 87 46 0 86-37 86-87zM86 167c-17 0-33-7-44-25-10-18-10-41-10-55 0-15 0-36 10-53s28-26 44-26 33 9 44 25c10 17 10 40 10 54s0 35-9 52-25 28-45 28z"><text:p/></draw:path><draw:path draw:style-name="gr1515" draw:text-style-name="P131" svg:width="0.194cm" svg:height="0.17cm" svg:x="11.919cm" svg:y="3.769cm" svg:viewBox="0 0 195 171" svg:d="M31 37c0 35 0 70 0 104 0 17-5 17-31 17 0 5 0 8 0 13 14 0 34-2 44-2s30 2 43 2c0-5 0-8 0-13-25 0-30 0-30-17 0-23 0-47 0-71 0-40 28-61 52-61 25 0 29 21 29 43 0 29 0 59 0 89 0 17-4 17-30 17 0 5 0 8 0 13 13 0 33-2 44-2 10 0 30 2 43 2 0-5 0-8 0-13-20 0-30 0-30-11 0-24 0-49 0-73 0-34 0-46-12-60-6-6-19-14-41-14-28 0-46 17-57 41 0-13 0-28 0-41-19 1-36 3-55 4 0 5 0 8 0 13 28 0 31 2 31 20z"><text:p/></draw:path><draw:path draw:style-name="gr1515" draw:text-style-name="P131" svg:width="0.1cm" svg:height="0.463cm" svg:x="12.139cm" svg:y="3.609cm" svg:viewBox="0 0 101 464" svg:d="M101 232c0-55-10-132-60-198-5-4-30-34-37-34-2 0-4 1-4 4 0 2 1 3 2 4 19 21 44 51 60 113 8 35 12 75 12 111 0 39-4 78-13 117-15 54-38 84-58 106-3 4-2 4-3 5 0 3 2 4 4 4 6 0 28-24 32-29 40-47 65-116 65-203z"><text:p/></draw:path></draw:g></text:p>
        </text:list-item>
        <text:list-item>
          <text:p text:style-name="P68">כדרוש. <text:span text:style-name="T6">מש"ל</text:span> <draw:g text:anchor-type="as-char" svg:y="-0.265cm" draw:z-index="47" draw:name="Shape56" draw:style-name="gr1513"><svg:title>TexMaths</svg:title><svg:desc>11§display§\blacksquare§svg§600§FALSE§</svg:desc><draw:path draw:style-name="gr1514" draw:text-style-name="P130" svg:width="0.236cm" svg:height="0.224cm" svg:x="0.001cm" svg:y="0.018cm" svg:viewBox="0 0 237 225" svg:d="M120 225c-41 0-80 0-120 0 0-75 0-150 0-225 79 0 158 0 237 0 0 75 0 150 0 225-39 0-79 0-117 0z"><text:p/></draw:path><draw:path draw:style-name="gr1515" draw:text-style-name="P131" svg:width="0.254cm" svg:height="0.264cm" svg:x="0.003cm" svg:y="0cm" svg:viewBox="0 0 255 265" svg:d="M255 13c0-11-1-13-13-13-76 0-153 0-229 0-12 0-13 1-13 13 0 80 0 158 0 237 0 13 1 15 13 15 76 0 152 0 228 0 13 0 14-1 14-14 0-79 0-158 0-238z"><text:p/></draw:path></draw:g></text:p>
        </text:list-item>
      </text:list>
      <text:h text:style-name="P9" text:outline-level="2">4. הוכחת שקילות הגדרות ההפרש הסימטרי</text:h>
      <text:list text:style-name="L11">
        <text:list-item>
          <text:p text:style-name="P70">צ.ל.:</text:p>
          <text:p text:style-name="P24"><draw:g text:anchor-type="as-char" svg:y="-0.288cm" draw:z-index="48" draw:name="Shape57" draw:style-name="gr1513"><svg:title>TexMaths</svg:title><svg:desc>11§display§(A \setminus B) \cup (B \setminus A) = (A \cup B) \setminus (A \cup B)§svg§600§FALSE§</svg:desc><draw:path draw:style-name="gr1514" draw:text-style-name="P130" svg:width="6.433cm" svg:height="0.345cm" svg:x="-0.001cm" svg:y="0.018cm" svg:viewBox="0 0 6434 346" svg:d="M3217 346c-1073 0-2144 0-3217 0 0-116 0-230 0-346 2144 0 4289 0 6434 0 0 116 0 230 0 346-1073 0-2146 0-3217 0z"><text:p/></draw:path><draw:path draw:style-name="gr1515" draw:text-style-name="P131" svg:width="0.089cm" svg:height="0.384cm" svg:x="0.018cm" svg:y="0cm" svg:viewBox="0 0 90 385" svg:d="M90 381c0-1 0-1-6-8-49-49-62-122-62-180 0-67 15-135 63-182 5-5 5-5 5-7 0-3-2-4-4-4-3 0-39 26-62 76-20 42-24 85-24 117 0 29 4 76 25 120 23 47 58 72 61 72 2 0 4-1 4-4z"><text:p/></draw:path><draw:path draw:style-name="gr1515" draw:text-style-name="P131" svg:width="0.264cm" svg:height="0.274cm" svg:x="0.143cm" svg:y="0.011cm" svg:viewBox="0 0 265 275" svg:d="M56 231c-15 26-31 31-47 32-6 1-9 1-9 8 0 2 2 4 6 4 9 0 22-1 33-1 13 0 26 1 38 1 2 0 8 0 8-7 0-4-4-5-7-5-9 0-17-3-17-13 0-4 2-9 5-14 10-17 19-32 29-49 32 0 65 0 96 0 2 9 7 60 7 64 0 11-20 12-27 12-6 0-10 0-10 8 0 4 3 3 5 4 17 0 33-1 49-1 9 0 34 1 44 1 2 0 6 0 6-7 0-5-3-5-9-5-24 0-24-2-25-13-8-79-15-160-23-240-1-8-1-10-8-10-5 0-7 3-10 7-45 74-89 149-134 224zM102 175c26-43 51-85 76-127 5 42 8 84 12 127-29 0-58 0-88 0z"><text:p/></draw:path><draw:path draw:style-name="gr1515" draw:text-style-name="P131" svg:width="0.15cm" svg:height="0.384cm" svg:x="0.527cm" svg:y="0cm" svg:viewBox="0 0 151 385" svg:d="M133 375c2 6 5 10 10 10 3 0 8-3 8-7 0-1 0-3-2-7-44-120-88-241-132-361-3-7-5-10-9-10-5 0-8 3-8 8 0 1 0 2 2 6 44 120 87 241 131 361z"><text:p/></draw:path><draw:path draw:style-name="gr1515" draw:text-style-name="P131" svg:width="0.275cm" svg:height="0.261cm" svg:x="0.801cm" svg:y="0.025cm" svg:viewBox="0 0 276 262" svg:d="M46 232c-4 15-5 18-35 18-7 0-11 0-11 8 0 4 3 4 11 4 46 0 91 0 138 0 61 0 106-45 106-83 0-27-22-49-59-53 39-8 80-37 80-73 0-29-25-53-71-53-43 0-87 0-130 0-8 0-12 0-12 8 0 4 4 4 11 4 1 0 9 0 15 0 7 1 10 1 10 7 0 1 0 2-1 7-18 69-34 138-52 206zM105 122c7-32 15-64 23-96 4-13 4-14 21-14 16 0 34 0 50 0 34 0 42 22 42 40 0 34-33 70-80 70-19 0-38 0-56 0zM87 250c-6 0-7 0-9 0-3 0-5-1-5-4 0-2 0-2 2-9 9-36 17-71 26-106 24 0 50 0 74 0 37 0 44 28 44 45 0 36-34 74-79 74-18 0-35 0-53 0z"><text:p/></draw:path><draw:path draw:style-name="gr1515" draw:text-style-name="P131" svg:width="0.088cm" svg:height="0.384cm" svg:x="1.12cm" svg:y="0cm" svg:viewBox="0 0 89 385" svg:d="M89 193c0-30-4-76-25-120-23-48-56-73-61-73-2 0-3 2-3 4s0 2 7 9c38 38 60 99 60 180 0 65-14 133-63 181-4 6-4 6-4 7 0 2 1 4 3 4 5 0 39-26 62-76 20-41 24-84 24-116z"><text:p/></draw:path><draw:path draw:style-name="gr1515" draw:text-style-name="P131" svg:width="0.214cm" svg:height="0.238cm" svg:x="1.356cm" svg:y="0.055cm" svg:viewBox="0 0 215 239" svg:d="M215 14c0-6 0-14-8-14s-8 8-8 14c0 47 0 93 0 140 0 57-63 70-92 70-18 0-42-4-62-16-30-19-30-44-30-54 0-47 0-93 0-140 0-6 0-14-7-14-8 0-8 8-8 14 0 48 0 94 0 141 0 59 58 84 107 84 50 0 108-28 108-83 0-47 0-94 0-142z"><text:p/></draw:path><draw:path draw:style-name="gr1515" draw:text-style-name="P131" svg:width="0.089cm" svg:height="0.384cm" svg:x="1.715cm" svg:y="0cm" svg:viewBox="0 0 90 385" svg:d="M90 381c0-1 0-1-6-8-49-49-61-122-61-180 0-67 14-135 62-182 5-5 5-5 5-7 0-3-2-4-4-4-3 0-39 26-61 76-19 42-25 85-25 117 0 29 4 76 26 120 24 47 57 72 60 72 2 0 4-1 4-4z"><text:p/></draw:path><draw:path draw:style-name="gr1515" draw:text-style-name="P131" svg:width="0.275cm" svg:height="0.261cm" svg:x="1.844cm" svg:y="0.025cm" svg:viewBox="0 0 276 262" svg:d="M45 232c-3 15-4 18-35 18-6 0-10 0-10 8 0 4 3 4 10 4 46 0 92 0 139 0 60 0 106-45 106-83 0-27-22-49-60-53 40-8 81-37 81-73 0-29-25-53-71-53-44 0-87 0-131 0-7 0-11 0-11 8 0 4 3 4 11 4 1 0 7 0 14 0 8 1 11 1 11 7 0 1 0 2-1 7-18 69-35 138-53 206zM105 122c7-32 15-64 23-96 3-13 4-14 21-14 16 0 34 0 50 0 34 0 42 22 42 40 0 34-33 70-80 70-19 0-38 0-56 0zM87 250c-6 0-7 0-9 0-4 0-5-1-5-4 0-2 0-2 2-9 9-36 17-71 26-106 24 0 50 0 74 0 37 0 44 28 44 45 0 36-34 74-79 74-18 0-35 0-53 0z"><text:p/></draw:path><draw:path draw:style-name="gr1515" draw:text-style-name="P131" svg:width="0.15cm" svg:height="0.384cm" svg:x="2.248cm" svg:y="0cm" svg:viewBox="0 0 151 385" svg:d="M133 375c2 6 5 10 9 10s9-3 9-7c0-1 0-3-2-7-44-120-88-241-132-361-4-7-5-10-9-10-5 0-8 3-8 8 0 1 0 2 2 6 44 120 87 241 131 361z"><text:p/></draw:path><draw:path draw:style-name="gr1515" draw:text-style-name="P131" svg:width="0.264cm" svg:height="0.274cm" svg:x="2.52cm" svg:y="0.011cm" svg:viewBox="0 0 265 275" svg:d="M55 231c-15 26-31 31-47 32-5 1-8 1-8 8 0 2 1 4 4 4 11 0 24-1 33-1 14 0 27 1 40 1 2 0 7 0 7-7 0-4-4-5-6-5-10 0-19-3-19-13 0-4 3-9 6-14 10-17 20-32 30-49 32 0 65 0 96 0 2 9 7 60 7 64 0 11-21 12-29 12-5 0-8 0-8 8 0 4 4 4 5 4 16 0 32-1 49-1 8 0 34 1 42 1 3 0 8 0 8-7 0-5-4-5-9-5-24 0-24-2-25-13-8-79-16-160-24-240 0-8 0-10-7-10-6 0-7 3-11 7-45 74-89 149-134 224zM101 175c26-43 52-85 77-127 5 42 8 84 12 127-29 0-59 0-89 0z"><text:p/></draw:path><draw:path draw:style-name="gr1515" draw:text-style-name="P131" svg:width="0.088cm" svg:height="0.384cm" svg:x="2.818cm" svg:y="0cm" svg:viewBox="0 0 89 385" svg:d="M89 193c0-30-3-76-25-120-23-48-56-73-61-73-2 0-3 2-3 4s0 2 8 9c37 38 59 99 59 180 0 65-14 133-63 181-4 6-4 6-4 7 0 2 1 4 3 4 5 0 40-26 62-76 20-41 24-84 24-116z"><text:p/></draw:path><draw:path draw:style-name="gr1515" draw:text-style-name="P131" svg:width="0.255cm" svg:height="0.09cm" svg:x="3.075cm" svg:y="0.145cm" svg:viewBox="0 0 256 91" svg:d="M244 17c6 0 12-2 12-9 0-8-6-8-12-8-77 0-155 0-232 0-5 0-12 0-12 8 0 7 7 9 13 9 77 0 154 0 231 0zM244 91c6 0 12 0 12-7 0-9-6-9-12-9-77 0-154 0-231 0-6 0-13 0-13 9 0 7 7 7 12 7 77 0 155 0 232 0z"><text:p/></draw:path><draw:path draw:style-name="gr1515" draw:text-style-name="P131" svg:width="0.088cm" svg:height="0.384cm" svg:x="3.499cm" svg:y="0cm" svg:viewBox="0 0 89 385" svg:d="M89 381c0-1 0-1-6-8-49-49-61-122-61-180 0-67 15-135 63-182 4-5 4-5 4-7 0-3-1-4-3-4-5 0-39 26-62 76-20 42-24 85-24 117 0 29 4 76 25 120 23 47 56 72 61 72 2 0 3-1 3-4z"><text:p/></draw:path><draw:path draw:style-name="gr1515" draw:text-style-name="P131" svg:width="0.264cm" svg:height="0.274cm" svg:x="3.624cm" svg:y="0.011cm" svg:viewBox="0 0 265 275" svg:d="M56 231c-15 26-31 31-48 32-5 1-8 1-8 8 0 2 2 4 6 4 9 0 22-1 33-1 12 0 26 1 38 1 2 0 8 0 8-7 0-4-5-5-7-5-9 0-19-3-19-13 0-4 4-9 6-14 10-17 20-32 30-49 32 0 65 0 96 0 2 9 7 60 7 64 0 11-20 12-27 12-6 0-10 0-10 8 0 4 4 4 5 4 16 0 33-1 49-1 9 0 34 1 44 1 2 0 6 0 6-7 0-5-3-5-9-5-24 0-24-2-25-13-8-79-15-160-23-240-1-8-1-10-8-10-6 0-7 3-10 7-45 74-89 149-134 224zM102 175c26-43 51-85 76-127 5 42 8 84 12 127-29 0-58 0-88 0z"><text:p/></draw:path><draw:path draw:style-name="gr1515" draw:text-style-name="P131" svg:width="0.214cm" svg:height="0.238cm" svg:x="4.008cm" svg:y="0.055cm" svg:viewBox="0 0 215 239" svg:d="M215 14c0-6 0-14-8-14s-8 8-8 14c0 47 0 93 0 140 0 57-63 70-92 70-17 0-42-4-62-16-30-19-30-44-30-54 0-47 0-93 0-140 0-6 0-14-7-14-8 0-8 8-8 14 0 48 0 94 0 141 0 59 58 84 107 84 50 0 108-28 108-83 0-47 0-94 0-142z"><text:p/></draw:path><draw:path draw:style-name="gr1515" draw:text-style-name="P131" svg:width="0.275cm" svg:height="0.261cm" svg:x="4.346cm" svg:y="0.025cm" svg:viewBox="0 0 276 262" svg:d="M46 232c-4 15-4 18-35 18-7 0-11 0-11 8 0 4 4 4 11 4 46 0 91 0 138 0 61 0 106-45 106-83 0-27-22-49-59-53 39-8 80-37 80-73 0-29-25-53-71-53-43 0-87 0-130 0-8 0-11 0-11 8 0 4 3 4 11 4 4 0 8 0 14 0 7 1 10 1 10 7 0 1 0 2-1 7-18 69-34 138-52 206zM105 122c7-32 16-64 24-96 3-13 4-14 21-14 16 0 33 0 49 0 34 0 42 22 42 40 0 34-33 70-80 70-19 0-38 0-56 0zM87 250c-6 0-6 0-9 0s-4-1-4-4c0-2 0-2 2-9 9-36 18-71 26-106 25 0 49 0 73 0 37 0 45 28 45 45 0 36-35 74-80 74-18 0-35 0-53 0z"><text:p/></draw:path><draw:path draw:style-name="gr1515" draw:text-style-name="P131" svg:width="0.088cm" svg:height="0.384cm" svg:x="4.665cm" svg:y="0cm" svg:viewBox="0 0 89 385" svg:d="M89 193c0-30-3-76-25-120-23-48-56-73-61-73-2 0-3 2-3 4s0 2 8 9c37 38 59 99 59 180 0 65-14 133-63 181-4 6-4 6-4 7 0 2 1 4 3 4 5 0 40-26 62-76 20-41 24-84 24-116z"><text:p/></draw:path><draw:path draw:style-name="gr1515" draw:text-style-name="P131" svg:width="0.15cm" svg:height="0.384cm" svg:x="4.9cm" svg:y="0cm" svg:viewBox="0 0 151 385" svg:d="M134 375c1 6 4 10 9 10 3 0 8-3 8-7 0-1 0-3-2-7-44-120-88-241-132-361-3-7-4-10-9-10s-8 3-8 8c0 1 0 2 2 6 44 120 88 241 132 361z"><text:p/></draw:path><draw:path draw:style-name="gr1515" draw:text-style-name="P131" svg:width="0.089cm" svg:height="0.384cm" svg:x="5.196cm" svg:y="0cm" svg:viewBox="0 0 90 385" svg:d="M90 381c0-1 0-1-6-8-49-49-61-122-61-180 0-67 14-135 62-182 5-5 5-5 5-7 0-3-2-4-4-4-3 0-39 26-62 76-20 42-24 85-24 117 0 29 4 76 25 120 23 47 58 72 61 72 2 0 4-1 4-4z"><text:p/></draw:path><draw:path draw:style-name="gr1515" draw:text-style-name="P131" svg:width="0.264cm" svg:height="0.274cm" svg:x="5.322cm" svg:y="0.011cm" svg:viewBox="0 0 265 275" svg:d="M56 231c-15 26-31 31-47 32-5 1-9 1-9 8 0 2 2 4 6 4 9 0 22-1 33-1 13 0 26 1 38 1 2 0 8 0 8-7 0-4-4-5-7-5-9 0-17-3-17-13 0-4 2-9 5-14 10-17 19-32 29-49 33 0 65 0 98 0 0 9 5 60 5 64 0 11-20 12-27 12-6 0-9 0-9 8 0 4 3 3 4 4 17 0 33-1 49-1 9 0 34 1 44 1 2 0 6 0 6-7 0-5-3-5-9-5-23 0-23-2-25-13-8-79-15-160-23-240-1-8-1-10-8-10-5 0-7 3-10 7-45 74-89 149-134 224zM102 175c26-43 51-85 76-127 5 42 9 84 13 127-29 0-59 0-89 0z"><text:p/></draw:path><draw:path draw:style-name="gr1515" draw:text-style-name="P131" svg:width="0.214cm" svg:height="0.238cm" svg:x="5.706cm" svg:y="0.055cm" svg:viewBox="0 0 215 239" svg:d="M215 14c0-6 0-14-8-14s-8 8-8 14c0 47 0 93 0 140 0 57-63 70-91 70-18 0-42-4-63-16-30-19-30-44-30-54 0-47 0-93 0-140 0-6 0-14-7-14-8 0-8 8-8 14 0 48 0 94 0 141 0 59 59 84 108 84s107-28 107-83c0-47 0-94 0-142z"><text:p/></draw:path><draw:path draw:style-name="gr1515" draw:text-style-name="P131" svg:width="0.275cm" svg:height="0.261cm" svg:x="6.044cm" svg:y="0.025cm" svg:viewBox="0 0 276 262" svg:d="M45 232c-3 15-4 18-35 18-7 0-10 0-10 8 0 4 3 4 10 4 46 0 92 0 139 0 60 0 106-45 106-83 0-27-23-49-60-53 40-8 81-37 81-73 0-29-25-53-72-53-43 0-87 0-130 0-7 0-11 0-11 8 0 4 3 4 11 4 1 0 7 0 14 0 8 1 11 1 11 7 0 1-1 2-2 7-18 69-34 138-52 206zM103 122c8-32 17-64 25-96 3-13 4-14 21-14 16 0 33 0 49 0 34 0 43 22 43 40 0 34-33 70-80 70-19 0-39 0-58 0zM87 250c-6 0-7 0-9 0-4 0-5-1-5-4 0-2 0-2 2-9 9-36 17-71 26-106 24 0 50 0 74 0 36 0 44 28 44 45 0 36-34 74-80 74-18 0-34 0-52 0z"><text:p/></draw:path><draw:path draw:style-name="gr1515" draw:text-style-name="P131" svg:width="0.089cm" svg:height="0.384cm" svg:x="6.362cm" svg:y="0cm" svg:viewBox="0 0 90 385" svg:d="M90 193c0-30-4-76-25-120-24-48-57-73-61-73-2 0-4 2-4 4s0 2 8 9c37 38 59 99 59 180 0 65-14 133-61 181-6 6-6 6-6 7 0 2 2 4 4 4 4 0 39-26 62-76 20-41 24-84 24-116z"><text:p/></draw:path></draw:g></text:p>
        </text:list-item>
        <text:list-item>
          <text:p text:style-name="P70">נפשט:</text:p>
          <text:p text:style-name="P25"><draw:g text:anchor-type="as-char" svg:y="-1.062cm" draw:z-index="81" draw:name="Shape58" draw:style-name="gr1513"><svg:title>TexMaths</svg:title><svg:desc>11§latex§\begin{alignat*} {9}
    &amp;(A \setminus B) \cup (B \setminus A) = (A \cup B) \setminus (A \cup B) &amp;&amp;\\
   \iff &amp; \forall x. x \in (A \setminus B) \cup (B \setminus A) \siff x \in (A \cup B)&amp;&amp; \setminus (A \cap B)\\
   \iff &amp; \forall x. x \in (x \notin A \land x \in B) \lor (x \in A \land x \notin B) &amp;&amp;\!\siff (x \in A \lor x \in B) \land \lnot (x \in A \land x \in B) \\
   \iff &amp; \forall x. x \in (x \notin A \land x \in B) \lor(x \in A \land x \notin B) &amp;&amp;\!\siff (x \in A \lor x \in B) \land (x \notin A \lor x \notin B) \\
\end{align}§svg§600§FALSE§</svg:desc><draw:path draw:style-name="gr1514" draw:text-style-name="P130" svg:width="14.874cm" svg:height="2.083cm" svg:x="0.001cm" svg:y="0.018cm" svg:viewBox="0 0 14875 2084" svg:d="M0 0c4958 0 9917 0 14875 0 0 695 0 1389 0 2084-4958 0-9917 0-14875 0 0-695 0-1389 0-2084z"><text:p/></draw:path><draw:path draw:style-name="gr1515" draw:text-style-name="P131" svg:width="0.088cm" svg:height="0.385cm" svg:x="0.836cm" svg:y="0cm" svg:viewBox="0 0 89 386" svg:d="M89 383c0-1 0-3-6-9-49-49-61-122-61-180 0-68 14-136 63-184 4-5 4-5 4-6 0-3-1-4-3-4-5 0-39 26-62 75-20 43-24 86-24 119 0 29 4 76 25 119 23 48 56 73 61 73 2 0 3-1 3-3z"><text:p/></draw:path><draw:path draw:style-name="gr1515" draw:text-style-name="P131" svg:width="0.264cm" svg:height="0.275cm" svg:x="0.962cm" svg:y="0.013cm" svg:viewBox="0 0 265 276" svg:d="M55 232c-15 26-30 32-47 33-5 0-8 0-8 8 0 2 2 3 4 3 11 0 24-1 35-1 12 0 26 1 38 1 2 0 7 0 7-7 0-4-4-4-6-4-9-1-19-4-19-14 0-5 3-9 6-15 10-16 20-33 30-49 32 0 65 0 96 0 2 9 7 60 7 65 0 12-20 13-29 13-4 0-8 0-8 8 0 3 4 3 5 3 16 0 32-1 49-1 9 0 34 1 44 1 2 0 6 0 6-8 0-3-4-3-9-3-24 0-24-3-25-14-8-81-15-162-23-242-1-8-1-9-8-9-6 0-7 2-10 7-45 74-90 150-135 225zM102 175c26-42 51-85 76-127 5 42 8 85 12 127-29 0-58 0-88 0z"><text:p/></draw:path><draw:path draw:style-name="gr1515" draw:text-style-name="P131" svg:width="0.149cm" svg:height="0.385cm" svg:x="1.345cm" svg:y="0cm" svg:viewBox="0 0 150 386" svg:d="M133 377c2 6 5 9 9 9s8-3 8-8c-1-2 0-1-3-5-44-121-88-243-132-364-2-7-3-9-7-9-5 0-8 3-8 8 0 1 0 1 1 6 44 121 88 242 132 363z"><text:p/></draw:path><draw:path draw:style-name="gr1515" draw:text-style-name="P131" svg:width="0.275cm" svg:height="0.262cm" svg:x="1.619cm" svg:y="0.025cm" svg:viewBox="0 0 276 263" svg:d="M45 233c-3 15-4 19-35 19-7 0-10 0-10 7 0 4 3 4 10 4 46 0 92 0 139 0 60 0 106-45 106-83 0-28-23-50-60-55 40-7 81-36 81-72 0-29-25-53-72-53-43 0-87 0-130 0-7 0-11 0-11 8 0 3 3 3 11 3 1 0 7 0 14 1 8 1 11 1 11 7 0 1-1 2-2 6-18 70-34 139-52 208zM103 122c8-32 17-64 25-96 3-14 4-15 21-15 16 0 33 0 49 0 34 0 43 23 43 41 0 34-33 70-80 70-19 0-39 0-58 0zM87 252c-6 0-7 0-9-1-4 0-5 0-5-4 0-1 0-2 2-8 9-37 17-72 26-108 24 0 50 0 74 0 36 0 44 28 44 45 0 37-34 76-80 76-18 0-34 0-52 0z"><text:p/></draw:path><draw:path draw:style-name="gr1515" draw:text-style-name="P131" svg:width="0.089cm" svg:height="0.385cm" svg:x="1.937cm" svg:y="0cm" svg:viewBox="0 0 90 386" svg:d="M90 194c0-31-4-77-25-121-23-48-57-73-61-73-2 0-4 1-4 4 0 1 0 1 8 9 37 38 59 99 59 181 0 65-14 134-61 182-6 4-6 6-6 7 0 2 2 3 4 3 4 0 39-26 62-75 20-43 24-86 24-117z"><text:p/></draw:path><draw:path draw:style-name="gr1515" draw:text-style-name="P131" svg:width="0.215cm" svg:height="0.239cm" svg:x="2.173cm" svg:y="0.058cm" svg:viewBox="0 0 216 240" svg:d="M216 14c0-6 0-14-8-14s-8 8-8 14c0 46 0 94 0 140 0 58-64 70-92 70-18 0-42-3-63-16-30-19-30-44-30-54 0-46 0-94 0-140 0-6 0-14-7-14-8 0-8 8-8 14 0 48 0 95 0 142 0 58 59 84 108 84 50 0 108-27 108-84 0-47 0-94 0-142z"><text:p/></draw:path><draw:path draw:style-name="gr1515" draw:text-style-name="P131" svg:width="0.089cm" svg:height="0.385cm" svg:x="2.533cm" svg:y="0cm" svg:viewBox="0 0 90 386" svg:d="M90 383c0-1 0-3-6-9-49-49-61-122-61-180 0-68 14-136 62-184 5-5 5-5 5-6 0-3-2-4-4-4-3 0-39 26-62 75-20 43-24 86-24 119 0 29 4 76 25 119 23 48 58 73 61 73 2 0 4-1 4-3z"><text:p/></draw:path><draw:path draw:style-name="gr1515" draw:text-style-name="P131" svg:width="0.275cm" svg:height="0.262cm" svg:x="2.662cm" svg:y="0.025cm" svg:viewBox="0 0 276 263" svg:d="M45 233c-3 15-4 19-35 19-7 0-10 0-10 7 0 4 3 4 10 4 46 0 92 0 139 0 60 0 106-45 106-83 0-28-23-50-60-55 40-7 81-36 81-72 0-29-25-53-72-53-43 0-87 0-130 0-7 0-11 0-11 8 0 3 3 3 11 3 1 0 7 0 14 1 8 1 11 1 11 7 0 1-1 2-2 6-18 70-34 139-52 208zM103 122c8-32 17-64 25-96 3-14 4-15 21-15 16 0 33 0 49 0 34 0 43 23 43 41 0 34-34 70-80 70-19 0-39 0-58 0zM86 252c-5 0-6 0-8-1-4 0-5 0-5-4 0-1 0-2 2-8 9-37 17-72 26-108 24 0 50 0 74 0 36 0 44 28 44 45 0 37-34 76-80 76-18 0-36 0-53 0z"><text:p/></draw:path><draw:path draw:style-name="gr1515" draw:text-style-name="P131" svg:width="0.149cm" svg:height="0.385cm" svg:x="3.066cm" svg:y="0cm" svg:viewBox="0 0 150 386" svg:d="M133 377c2 6 5 9 9 9s8-3 8-8c0-2 0-1-1-5-44-121-90-243-134-364-2-7-3-9-7-9-5 0-8 3-8 8 0 1 0 1 1 6 44 121 88 242 132 363z"><text:p/></draw:path><draw:path draw:style-name="gr1515" draw:text-style-name="P131" svg:width="0.264cm" svg:height="0.275cm" svg:x="3.337cm" svg:y="0.013cm" svg:viewBox="0 0 265 276" svg:d="M56 232c-15 26-31 32-47 33-5 0-9 0-9 8 0 2 2 3 6 3 9 0 22-1 33-1 13 0 26 1 38 1 2 0 8 0 8-7 0-4-4-4-7-4-9-1-17-4-17-14 0-5 2-9 5-15 10-16 20-33 30-49 32 0 65 0 97 0 0 9 5 60 5 65 0 12-20 13-27 13-6 0-9 0-9 8 0 3 4 3 5 3 16 0 32-1 48-1 9 0 34 1 44 1 2 0 6 0 6-8 0-3-3-3-9-3-23 0-23-3-24-14-8-81-16-162-24-242-1-8-1-9-8-9-5 0-7 2-10 7-45 74-89 150-134 225zM102 175c26-42 51-85 76-127 5 42 9 85 13 127-29 0-59 0-89 0z"><text:p/></draw:path><draw:path draw:style-name="gr1515" draw:text-style-name="P131" svg:width="0.088cm" svg:height="0.385cm" svg:x="3.636cm" svg:y="0cm" svg:viewBox="0 0 89 386" svg:d="M89 194c0-31-4-77-25-121-23-48-56-73-61-73-2 0-3 1-3 4 0 1 0 1 7 9 38 38 60 99 60 181 0 65-14 134-63 182-4 4-4 6-4 7 0 2 1 3 3 3 5 0 39-26 62-75 20-43 24-86 24-117z"><text:p/></draw:path><draw:path draw:style-name="gr1515" draw:text-style-name="P131" svg:width="0.255cm" svg:height="0.089cm" svg:x="3.893cm" svg:y="0.149cm" svg:viewBox="0 0 256 90" svg:d="M243 15c7 0 13 0 13-7 0-8-6-8-12-8-77 0-155 0-232 0-5 0-12 0-12 8 0 7 7 7 13 7 77 0 153 0 230 0zM244 90c6 0 12 0 12-8 0-7-6-7-13-7-77 0-153 0-230 0-6 0-13 0-13 7 0 8 7 8 12 8 77 0 155 0 232 0z"><text:p/></draw:path><draw:path draw:style-name="gr1515" draw:text-style-name="P131" svg:width="0.088cm" svg:height="0.385cm" svg:x="4.318cm" svg:y="0cm" svg:viewBox="0 0 89 386" svg:d="M89 383c0-1 0-3-6-9-49-49-61-122-61-180 0-68 14-136 63-184 4-5 4-5 4-6 0-3-1-4-3-4-5 0-39 26-62 75-20 43-24 86-24 119 0 29 4 76 25 119 23 48 56 73 61 73 2 0 3-1 3-3z"><text:p/></draw:path><draw:path draw:style-name="gr1515" draw:text-style-name="P131" svg:width="0.264cm" svg:height="0.275cm" svg:x="4.443cm" svg:y="0.013cm" svg:viewBox="0 0 265 276" svg:d="M55 232c-15 26-30 32-47 33-5 0-8 0-8 8 0 2 2 3 4 3 11 0 24-1 35-1 12 0 26 1 38 1 2 0 7 0 7-7 0-4-4-4-6-4-9-1-19-4-19-14 0-5 3-9 6-15 10-16 20-33 30-49 32 0 65 0 96 0 2 9 7 60 7 65 0 12-20 13-29 13-4 0-8 0-8 8 0 3 4 3 5 3 16 0 32-1 49-1 9 0 34 1 44 1 2 0 6 0 6-8 0-3-4-3-9-3-24 0-24-3-25-14-8-81-15-162-23-242-1-8-1-9-8-9-6 0-7 2-10 7-45 74-90 150-135 225zM102 175c26-42 51-85 76-127 5 42 8 85 12 127-29 0-58 0-88 0z"><text:p/></draw:path><draw:path draw:style-name="gr1515" draw:text-style-name="P131" svg:width="0.214cm" svg:height="0.239cm" svg:x="4.827cm" svg:y="0.058cm" svg:viewBox="0 0 215 240" svg:d="M215 14c0-6 0-14-8-14s-8 8-8 14c0 46 0 94 0 140 0 58-63 70-92 70-18 0-42-3-62-16-30-19-30-44-30-54 0-46 0-94 0-140 0-6 0-14-7-14-8 0-8 8-8 14 0 48 0 95 0 142 0 58 58 84 107 84 50 0 108-27 108-84 0-47 0-94 0-142z"><text:p/></draw:path><draw:path draw:style-name="gr1515" draw:text-style-name="P131" svg:width="0.275cm" svg:height="0.262cm" svg:x="5.165cm" svg:y="0.025cm" svg:viewBox="0 0 276 263" svg:d="M46 233c-4 15-4 19-35 19-7 0-11 0-11 7 0 4 4 4 11 4 46 0 91 0 138 0 61 0 106-45 106-83 0-28-22-50-59-55 39-7 80-36 80-72 0-29-25-53-71-53-43 0-87 0-130 0-8 0-11 0-11 8 0 3 3 3 10 3 1 0 9 0 15 1 7 1 10 1 10 7 0 1 0 2-1 6-18 70-34 139-52 208zM105 122c7-32 16-64 24-96 3-14 4-15 21-15 16 0 33 0 49 0 34 0 42 23 42 41 0 34-33 70-80 70-19 0-38 0-56 0zM87 252c-6 0-7 0-9-1-3 0-4 0-4-4 0-1 0-2 2-8 9-37 18-72 26-108 25 0 49 0 73 0 37 0 45 28 45 45 0 37-35 76-80 76-18 0-35 0-53 0z"><text:p/></draw:path><draw:path draw:style-name="gr1515" draw:text-style-name="P131" svg:width="0.088cm" svg:height="0.385cm" svg:x="5.484cm" svg:y="0cm" svg:viewBox="0 0 89 386" svg:d="M89 194c0-31-4-77-25-121-23-48-56-73-61-73-2 0-3 1-3 4 0 1 0 1 8 9 37 38 59 99 59 181 0 65-14 134-63 182-4 4-4 6-4 7 0 2 1 3 3 3 5 0 39-26 62-75 20-43 24-86 24-117z"><text:p/></draw:path><draw:path draw:style-name="gr1515" draw:text-style-name="P131" svg:width="0.15cm" svg:height="0.385cm" svg:x="5.719cm" svg:y="0cm" svg:viewBox="0 0 151 386" svg:d="M133 377c2 6 5 9 10 9 3 0 8-3 8-8-1-2 0-1-2-5-44-121-88-243-132-364-3-7-5-9-9-9-5 0-8 3-8 8 0 1 0 1 2 6 44 121 87 242 131 363z"><text:p/></draw:path><draw:path draw:style-name="gr1515" draw:text-style-name="P131" svg:width="0.089cm" svg:height="0.385cm" svg:x="6.015cm" svg:y="0cm" svg:viewBox="0 0 90 386" svg:d="M90 383c0-1 0-3-6-9-49-49-61-122-61-180 0-68 14-136 62-184 5-5 5-5 5-6 0-3-2-4-4-4-3 0-39 26-62 75-20 43-24 86-24 119 0 29 4 76 25 119 23 48 58 73 61 73 2 0 4-1 4-3z"><text:p/></draw:path><draw:path draw:style-name="gr1515" draw:text-style-name="P131" svg:width="0.264cm" svg:height="0.275cm" svg:x="6.141cm" svg:y="0.013cm" svg:viewBox="0 0 265 276" svg:d="M56 232c-15 26-31 32-47 33-6 0-9 0-9 8 0 2 2 3 6 3 9 0 22-1 33-1 13 0 26 1 38 1 2 0 8 0 8-7 0-4-4-4-7-4-9-1-17-4-17-14 0-5 2-9 5-15 10-16 19-33 29-49 33 0 65 0 98 0 0 9 5 60 5 65 0 12-20 13-27 13-6 0-9 0-9 8 0 3 3 2 4 3 17 0 33-1 49-1 9 0 34 1 44 1 2 0 6 0 6-8 0-3-3-3-9-3-23 0-23-3-25-14-8-81-15-162-23-242-1-8-1-9-8-9-5 0-7 2-10 7-45 74-89 150-134 225zM102 175c26-42 51-85 76-127 5 42 9 85 13 127-29 0-59 0-89 0z"><text:p/></draw:path><draw:path draw:style-name="gr1515" draw:text-style-name="P131" svg:width="0.214cm" svg:height="0.239cm" svg:x="6.524cm" svg:y="0.058cm" svg:viewBox="0 0 215 240" svg:d="M215 14c0-6 0-14-8-14s-8 8-8 14c0 46 0 94 0 140 0 58-63 70-91 70-18 0-42-3-63-16-30-19-30-44-30-54 0-46 0-94 0-140 0-6 0-14-7-14-8 0-8 8-8 14 0 48 0 95 0 142 0 58 59 84 108 84s107-27 107-84c0-47 0-94 0-142z"><text:p/></draw:path><draw:path draw:style-name="gr1515" draw:text-style-name="P131" svg:width="0.275cm" svg:height="0.262cm" svg:x="6.863cm" svg:y="0.025cm" svg:viewBox="0 0 276 263" svg:d="M45 233c-3 15-4 19-35 19-7 0-10 0-10 7 0 4 3 4 10 4 46 0 92 0 139 0 60 0 106-45 106-83 0-28-23-50-60-55 40-7 81-36 81-72 0-29-25-53-72-53-43 0-87 0-130 0-7 0-11 0-11 8 0 3 3 3 11 3 1 0 7 0 14 1 8 1 11 1 11 7 0 1-1 2-2 6-18 70-34 139-52 208zM103 122c8-32 17-64 25-96 3-14 4-15 21-15 16 0 33 0 49 0 34 0 43 23 43 41 0 34-33 70-80 70-19 0-39 0-58 0zM87 252c-6 0-7 0-9-1-4 0-5 0-5-4 0-1 0-2 2-8 9-37 17-72 26-108 24 0 50 0 74 0 36 0 44 28 44 45 0 37-34 76-80 76-18 0-34 0-52 0z"><text:p/></draw:path><draw:path draw:style-name="gr1515" draw:text-style-name="P131" svg:width="0.089cm" svg:height="0.385cm" svg:x="7.181cm" svg:y="0cm" svg:viewBox="0 0 90 386" svg:d="M90 194c0-31-4-77-25-121-23-48-57-73-61-73-2 0-4 1-4 4 0 1 0 1 8 9 37 38 59 99 59 181 0 65-14 134-61 182-6 4-6 6-6 7 0 2 2 3 4 3 4 0 39-26 62-75 20-43 24-86 24-117z"><text:p/></draw:path><draw:path draw:style-name="gr1515" draw:text-style-name="P131" svg:width="0.342cm" svg:height="0.211cm" svg:x="0.003cm" svg:y="0.666cm" svg:viewBox="0 0 343 212" svg:d="M329 152c7 0 14 0 14-8s-7-8-14-8c-81 0-164 0-245 0-17-14-37-24-49-29 13-7 33-17 49-31 81 0 164 0 245 0 7 0 14 0 14-8s-7-8-14-8c-76 0-152 0-228 0 19-17 39-51 39-56 0-4-6-4-8-4-3 0-5 0-7 3-8 15-19 35-45 57-26 25-51 35-72 40-7 2-7 3-8 3 0 1 0 3 0 4s0 1 0 2h1c1 1 1 1 9 3 52 16 90 51 112 93 5 7 5 7 10 7 2 0 8 0 8-4 0-5-20-39-39-56 76 0 152 0 228 0z"><text:p/></draw:path><draw:path draw:style-name="gr1515" draw:text-style-name="P131" svg:width="0.342cm" svg:height="0.211cm" svg:x="0.325cm" svg:y="0.666cm" svg:viewBox="0 0 343 212" svg:d="M260 76c16 14 36 24 48 31-13 5-33 15-48 29-82 0-164 0-246 0-6 0-14 0-14 8s8 8 13 8c76 0 153 0 229 0-19 17-38 51-38 56 0 4 5 4 7 4 4 0 6 0 7-3 9-14 20-35 44-57 27-23 53-34 74-40 5-2 6-3 7-3 0-1 0-1 0-2s0-3 0-4h-1c-1-1-1-1-9-3-51-15-90-51-112-92-4-8-4-8-10-8-2 0-7 0-7 4 0 5 19 39 38 56-76 0-153 0-229 0-5 0-13 0-13 8s8 8 14 8c82 0 164 0 246 0z"><text:p/></draw:path><draw:path draw:style-name="gr1515" draw:text-style-name="P131" svg:width="0.214cm" svg:height="0.275cm" svg:x="0.798cm" svg:y="0.6cm" svg:viewBox="0 0 215 276" svg:d="M213 14c2-4 2-5 2-6 0-5-4-8-8-8-5 0-7 4-9 9-11 28-21 56-32 84-39 0-78 0-118 0-11-28-20-56-31-84-3-6-5-9-9-9-5 0-8 3-8 8 1 2 0 1 2 6 32 85 65 169 97 253 1 6 3 9 9 9 5 0 6-4 8-8 33-84 64-169 97-254zM55 109c35 0 69 0 105 0-18 46-35 91-52 137-18-46-35-91-53-137z"><text:p/></draw:path><draw:path draw:style-name="gr1515" draw:text-style-name="P131" svg:width="0.192cm" svg:height="0.174cm" svg:x="1.023cm" svg:y="0.698cm" svg:viewBox="0 0 193 175" svg:d="M119 54c2-10 11-45 37-45 2 0 11 0 20 4-11 2-19 12-19 21 0 7 5 14 15 14 8 0 21-7 21-23 0-20-22-25-36-25-23 0-36 21-40 30-10-26-31-30-42-30-41 0-63 49-63 59 0 5 3 4 5 5 3 0 4-1 5-5 13-40 39-50 52-50 7 0 21 3 21 25 0 12-7 39-21 92-7 25-20 40-37 40-2 0-11 0-19-4 10-3 18-10 18-21s-8-13-14-13c-12 0-22 9-22 22 0 17 20 25 36 25 27 0 40-27 41-29 4 15 19 29 42 29 39 0 61-50 61-60 0-3-3-3-4-3-3 0-4 1-4 3-14 42-40 51-52 51-15 0-21-12-21-25 0-8 2-17 7-34 4-18 8-36 13-53z"><text:p/></draw:path><draw:path draw:style-name="gr1515" draw:text-style-name="P131" svg:width="0.04cm" svg:height="0.04cm" svg:x="1.266cm" svg:y="0.828cm" svg:viewBox="0 0 41 41" svg:d="M41 21c0-11-9-21-20-21s-21 10-21 21 10 20 21 20 20-9 20-20z"><text:p/></draw:path><draw:path draw:style-name="gr1515" draw:text-style-name="P131" svg:width="0.192cm" svg:height="0.174cm" svg:x="1.352cm" svg:y="0.698cm" svg:viewBox="0 0 193 175" svg:d="M118 54c2-10 11-45 38-45 2 0 11 0 19 4-11 2-19 12-19 21 0 7 5 14 16 14 8 0 21-7 21-23 0-20-24-25-37-25-22 0-36 21-40 30-10-26-31-30-42-30-40 0-62 49-62 59 0 5 3 5 5 5 3 0 4-1 4-5 13-40 40-50 53-50 6 0 21 3 21 25 0 12-7 39-21 92-7 25-20 40-38 40-2 0-11 0-18-4 8-3 17-10 17-21s-9-13-14-13c-11 0-21 9-21 22 0 17 19 25 36 25 26 0 40-27 41-29 4 15 19 29 42 29 39 0 61-50 61-60 0-3-3-3-4-3-3 0-4 1-5 3-13 42-39 51-52 51-14 0-21-12-21-25 0-8 2-17 7-34 4-18 8-36 13-53z"><text:p/></draw:path><draw:path draw:style-name="gr1515" draw:text-style-name="P131" svg:width="0.193cm" svg:height="0.222cm" svg:x="1.701cm" svg:y="0.66cm" svg:viewBox="0 0 194 223" svg:d="M180 120c7 0 14 0 14-8s-7-8-14-8c-55 0-108 0-163 0 4-52 48-89 103-89 20 0 41 0 60 0 7 0 14 0 14-7 0-8-7-8-14-8-20 0-40 0-61 0-66 0-119 49-119 112 0 62 53 111 119 111 21 0 41 0 61 0 7 0 14 0 14-7 0-8-7-8-14-8-19 0-40 0-60 0-55 0-99-36-103-88 55 0 108 0 163 0z"><text:p/></draw:path><draw:path draw:style-name="gr1515" draw:text-style-name="P131" svg:width="0.088cm" svg:height="0.385cm" svg:x="2.073cm" svg:y="0.58cm" svg:viewBox="0 0 89 386" svg:d="M89 383c0-1 0-3-6-9-49-49-61-122-61-180 0-69 14-136 63-184 4-5 4-6 4-7 0-2-1-3-3-3-5 0-39 26-62 75-20 43-24 86-24 119 0 29 4 75 25 119 23 48 56 73 61 73 2 0 3-1 3-3z"><text:p/></draw:path><draw:path draw:style-name="gr1515" draw:text-style-name="P131" svg:width="0.264cm" svg:height="0.275cm" svg:x="2.198cm" svg:y="0.593cm" svg:viewBox="0 0 265 276" svg:d="M56 232c-16 26-31 31-48 32-5 1-8 1-8 8 0 3 2 4 4 4 11 0 24-1 35-1 12 0 26 1 38 1 2 0 8 0 8-7 0-4-5-5-7-5-9 0-19-3-19-13 0-5 4-9 6-15 10-16 20-33 30-49 32 0 65 0 96 0 2 9 7 60 7 65 0 11-20 12-27 12-6 0-10 0-10 8 0 4 4 4 5 4 16 0 33-1 49-1 9 0 34 1 44 1 2 0 6 0 6-8 0-4-4-4-9-4-24 0-24-2-25-13-8-81-15-162-23-242-1-8-1-9-8-9-6 0-7 2-10 7-45 74-89 150-134 225zM102 175c26-43 51-85 76-128 5 43 8 85 12 128-29 0-58 0-88 0z"><text:p/></draw:path><draw:path draw:style-name="gr1515" draw:text-style-name="P131" svg:width="0.149cm" svg:height="0.385cm" svg:x="2.582cm" svg:y="0.58cm" svg:viewBox="0 0 150 386" svg:d="M133 377c2 6 5 9 9 9s8-3 8-8c0-1 0-1-1-5-44-121-90-243-134-364-2-7-3-9-7-9-5 0-8 3-8 8 0 1 0 1 1 6 44 121 88 242 132 363z"><text:p/></draw:path><draw:path draw:style-name="gr1515" draw:text-style-name="P131" svg:width="0.275cm" svg:height="0.263cm" svg:x="2.856cm" svg:y="0.605cm" svg:viewBox="0 0 276 264" svg:d="M45 234c-3 16-4 18-35 18-7 0-10 0-10 7 0 5 3 5 10 5 46 0 92 0 139 0 60 0 106-45 106-84 0-27-23-49-60-54 40-7 81-36 81-72 0-29-25-54-72-54-43 0-87 0-130 0-7 0-11 0-11 8 0 4 3 4 11 4 1 0 7 0 14 1 8 1 11 1 11 7 0 1-1 2-2 6-18 70-34 139-52 208zM103 123c8-32 17-64 25-96 3-14 4-15 21-15 16 0 33 0 49 0 34 0 43 23 43 41 0 33-33 70-80 70-19 0-39 0-58 0zM87 252c-6 0-7 0-9 0-4 0-5-1-5-4 0-1 0-2 2-8 9-37 17-72 26-108 24 0 50 0 74 0 36 0 44 29 44 45 0 37-34 75-80 75-18 0-34 0-52 0z"><text:p/></draw:path><draw:path draw:style-name="gr1515" draw:text-style-name="P131" svg:width="0.089cm" svg:height="0.385cm" svg:x="3.174cm" svg:y="0.58cm" svg:viewBox="0 0 90 386" svg:d="M90 194c0-31-4-77-25-121-23-48-57-73-61-73-2 0-4 1-4 3 0 1 0 2 8 10 37 38 59 99 59 181 0 65-14 133-61 182-6 4-6 6-6 7 0 2 2 3 4 3 4 0 39-26 62-75 20-43 24-86 24-117z"><text:p/></draw:path><draw:path draw:style-name="gr1515" draw:text-style-name="P131" svg:width="0.215cm" svg:height="0.239cm" svg:x="3.409cm" svg:y="0.638cm" svg:viewBox="0 0 216 240" svg:d="M216 14c0-6 0-14-8-14s-8 8-8 14c0 46 0 94 0 140 0 58-64 70-92 70-18 0-42-3-63-16-30-19-30-44-30-54 0-46 0-94 0-140 0-6 0-14-7-14-8 0-8 8-8 14 0 48 0 95 0 142 0 58 59 84 108 84 50 0 108-27 108-84 0-47 0-94 0-142z"><text:p/></draw:path><draw:path draw:style-name="gr1515" draw:text-style-name="P131" svg:width="0.089cm" svg:height="0.385cm" svg:x="3.77cm" svg:y="0.58cm" svg:viewBox="0 0 90 386" svg:d="M90 383c0-1 0-3-6-9-49-49-61-122-61-180 0-69 14-136 62-184 5-5 5-6 5-7 0-2-2-3-4-3-3 0-39 26-62 75-20 43-24 86-24 119 0 29 4 75 25 119 23 48 58 73 61 73 2 0 4-1 4-3z"><text:p/></draw:path><draw:path draw:style-name="gr1515" draw:text-style-name="P131" svg:width="0.275cm" svg:height="0.263cm" svg:x="3.899cm" svg:y="0.605cm" svg:viewBox="0 0 276 264" svg:d="M45 234c-3 16-4 18-35 18-7 0-10 0-10 7 0 5 3 5 10 5 46 0 92 0 139 0 60 0 106-45 106-84 0-27-23-49-60-54 40-7 81-36 81-72 0-29-25-54-72-54-43 0-87 0-130 0-7 0-11 0-11 8 0 4 3 4 11 4 1 0 7 0 14 1 8 1 11 1 11 7 0 1-1 2-2 6-18 70-34 139-52 208zM103 123c8-32 17-64 25-96 3-14 4-15 21-15 16 0 33 0 49 0 34 0 43 23 43 41 0 33-33 70-80 70-19 0-39 0-58 0zM87 252c-6 0-7 0-9 0-4 0-5-1-5-4 0-1 0-2 2-8 9-37 17-72 26-108 24 0 50 0 74 0 36 0 44 29 44 45 0 37-34 75-80 75-18 0-34 0-52 0z"><text:p/></draw:path><draw:path draw:style-name="gr1515" draw:text-style-name="P131" svg:width="0.149cm" svg:height="0.385cm" svg:x="4.302cm" svg:y="0.58cm" svg:viewBox="0 0 150 386" svg:d="M133 377c2 6 5 9 9 9s8-3 8-8c0-1 0-1-1-5-44-121-90-243-134-364-2-7-3-9-7-9-5 0-8 3-8 8 0 1 0 1 1 6 44 121 88 242 132 363z"><text:p/></draw:path><draw:path draw:style-name="gr1515" draw:text-style-name="P131" svg:width="0.265cm" svg:height="0.275cm" svg:x="4.573cm" svg:y="0.593cm" svg:viewBox="0 0 266 276" svg:d="M56 232c-15 26-31 31-47 32-5 1-9 1-9 8 0 3 2 4 6 4 11 0 22-1 33-1 13 0 26 1 38 1 3 0 8 0 8-7 0-4-4-5-7-5-9 0-17-3-17-13 0-5 2-9 5-15 10-16 20-33 30-49 32 0 65 0 97 0 0 9 5 60 5 65 0 11-20 12-27 12-6 0-9 0-9 8 0 4 4 4 5 4 16 0 32-1 49-1 8 0 33 1 43 1 2 0 7 0 7-8 0-4-4-4-10-4-23 0-23-2-24-13-8-81-16-162-24-242-1-8-1-9-7-9s-8 2-11 7c-45 74-89 150-134 225zM102 175c26-43 51-85 76-128 5 43 9 85 13 128-29 0-59 0-89 0z"><text:p/></draw:path><draw:path draw:style-name="gr1515" draw:text-style-name="P131" svg:width="0.088cm" svg:height="0.385cm" svg:x="4.872cm" svg:y="0.58cm" svg:viewBox="0 0 89 386" svg:d="M89 194c0-31-4-77-25-121-23-48-56-73-61-73-2 0-3 1-3 3 0 1 0 2 7 10 38 38 60 99 60 181 0 65-14 133-63 182-4 4-4 6-4 7 0 2 1 3 3 3 5 0 39-26 62-75 20-43 24-86 24-117z"><text:p/></draw:path><draw:path draw:style-name="gr1515" draw:text-style-name="P131" svg:width="0.342cm" svg:height="0.2cm" svg:x="5.13cm" svg:y="0.672cm" svg:viewBox="0 0 343 201" svg:d="M329 109c7 0 14 0 14-8s-7-8-14-8c-96 0-191 0-287 0 21-16 32-33 35-37 17-26 13-34 20-52 0-4-5-4-8-4-6 0-6 1-8 8-9 37-31 69-75 88-5 1-6 2-6 5 0 2 1 3 6 5 40 16 66 47 75 90 2 4 2 5 8 5 3 0 8 0 8-4 0-1-3-25-20-51-8-12-19-25-35-37 96 0 191 0 287 0z"><text:p/></draw:path><draw:path draw:style-name="gr1515" draw:text-style-name="P131" svg:width="0.342cm" svg:height="0.2cm" svg:x="5.451cm" svg:y="0.672cm" svg:viewBox="0 0 343 201" svg:d="M301 109c-20 15-31 32-35 36-16 28-13 34-20 52 0 4 5 4 8 4 7 0 7 0 8-7 10-38 32-71 76-88 4-2 5-3 5-5 0-3-2-4-3-4-17-7-64-27-78-92-1-4-1-5-8-5-3 0-8 0-8 4 0 1 4 26 20 51 8 12 19 25 35 38-95 0-191 0-287 0-6 0-14 0-14 8s8 8 14 8c96 0 192 0 287 0z"><text:p/></draw:path><draw:path draw:style-name="gr1515" draw:text-style-name="P131" svg:width="0.192cm" svg:height="0.174cm" svg:x="5.935cm" svg:y="0.698cm" svg:viewBox="0 0 193 175" svg:d="M118 54c2-10 11-45 38-45 2 0 11 0 20 4-11 2-19 12-19 21 0 7 5 14 15 14 8 0 21-7 21-23 0-20-24-25-37-25-22 0-35 21-39 30-10-26-31-30-42-30-41 0-63 49-63 59 0 5 3 4 5 5 3 0 4-1 5-5 13-40 39-50 52-50 7 0 21 3 21 25 0 12-7 39-21 92-7 25-20 40-38 40-2 0-11 0-18-4 10-3 17-10 17-21s-7-13-14-13c-11 0-21 9-21 22 0 17 20 25 36 25 26 0 40-27 41-29 4 15 19 29 42 29 39 0 61-50 61-60 0-3-3-3-4-3-3 0-4 1-5 3-13 42-39 51-51 51-15 0-22-12-22-25 0-8 2-17 7-34 4-18 8-36 13-53z"><text:p/></draw:path><draw:path draw:style-name="gr1515" draw:text-style-name="P131" svg:width="0.192cm" svg:height="0.222cm" svg:x="6.285cm" svg:y="0.66cm" svg:viewBox="0 0 193 223" svg:d="M179 120c7 0 14 0 14-8s-7-8-14-8c-55 0-109 0-164 0 5-52 50-89 104-89 20 0 41 0 60 0 7 0 14 0 14-7 0-8-7-8-14-8-21 0-40 0-61 0-66 0-118 49-118 112 0 62 52 111 118 111 21 0 40 0 61 0 7 0 14 0 14-7 0-8-7-8-14-8-19 0-40 0-60 0-54 0-99-36-104-88 55 0 109 0 164 0z"><text:p/></draw:path><draw:path draw:style-name="gr1515" draw:text-style-name="P131" svg:width="0.089cm" svg:height="0.385cm" svg:x="6.655cm" svg:y="0.58cm" svg:viewBox="0 0 90 386" svg:d="M90 383c0-1 0-3-6-9-49-49-62-122-62-180 0-69 15-136 63-184 5-5 5-6 5-7 0-2-2-3-4-3-3 0-39 26-62 75-20 43-24 86-24 119 0 29 4 75 25 119 23 48 58 73 61 73 2 0 4-1 4-3z"><text:p/></draw:path><draw:path draw:style-name="gr1515" draw:text-style-name="P131" svg:width="0.264cm" svg:height="0.275cm" svg:x="6.781cm" svg:y="0.593cm" svg:viewBox="0 0 265 276" svg:d="M56 232c-15 26-31 31-47 32-6 1-9 1-9 8 0 3 2 4 6 4 9 0 22-1 33-1 13 0 26 1 38 1 2 0 8 0 8-7 0-4-4-5-7-5-9 0-17-3-17-13 0-5 2-9 5-15 10-16 19-33 29-49 33 0 65 0 98 0 0 9 5 60 5 65 0 11-20 12-27 12-6 0-10 0-10 8 0 4 3 3 5 4 17 0 33-1 49-1 9 0 34 1 44 1 2 0 6 0 6-8 0-4-3-4-9-4-24 0-24-2-25-13-8-81-15-162-23-242-1-8-1-9-8-9-5 0-7 2-10 7-45 74-89 150-134 225zM102 175c26-43 51-85 76-128 5 43 9 85 13 128-29 0-59 0-89 0z"><text:p/></draw:path><draw:path draw:style-name="gr1515" draw:text-style-name="P131" svg:width="0.214cm" svg:height="0.239cm" svg:x="7.165cm" svg:y="0.638cm" svg:viewBox="0 0 215 240" svg:d="M215 14c0-6 0-14-8-14s-8 8-8 14c0 46 0 94 0 140 0 58-63 70-91 70-18 0-42-3-63-16-30-19-30-44-30-54 0-46 0-94 0-140 0-6 0-14-7-14-8 0-8 8-8 14 0 48 0 95 0 142 0 58 59 84 108 84s107-27 107-84c0-47 0-94 0-142z"><text:p/></draw:path><draw:path draw:style-name="gr1515" draw:text-style-name="P131" svg:width="0.275cm" svg:height="0.263cm" svg:x="7.502cm" svg:y="0.605cm" svg:viewBox="0 0 276 264" svg:d="M45 234c-3 16-4 18-35 18-7 0-10 0-10 7 0 5 3 5 10 5 46 0 92 0 139 0 60 0 106-45 106-84 0-27-23-49-60-54 40-7 81-36 81-72 0-29-26-54-72-54-43 0-87 0-130 0-7 0-11 0-11 8 0 4 3 4 11 4 1 0 7 0 14 1 8 1 11 1 11 7 0 1-1 2-2 6-18 70-34 139-52 208zM103 123c8-32 17-64 25-96 3-14 4-15 21-15 16 0 33 0 49 0 34 0 43 23 43 41 0 33-34 70-80 70-19 0-39 0-58 0zM86 252c-5 0-6 0-8 0-4 0-5-1-5-4 0-1 0-2 2-8 9-37 17-72 26-108 24 0 50 0 74 0 36 0 44 29 44 45 0 37-34 75-80 75-18 0-36 0-53 0z"><text:p/></draw:path><draw:path draw:style-name="gr1515" draw:text-style-name="P131" svg:width="0.089cm" svg:height="0.385cm" svg:x="7.82cm" svg:y="0.58cm" svg:viewBox="0 0 90 386" svg:d="M90 194c0-31-4-77-25-121-24-48-57-73-61-73-2 0-4 1-4 3 0 1 0 2 8 10 37 38 59 99 59 181 0 65-14 133-61 182-6 4-6 6-6 7 0 2 2 3 4 3 4 0 39-26 62-75 20-43 24-86 24-117z"><text:p/></draw:path><draw:path draw:style-name="gr1515" draw:text-style-name="P131" svg:width="0.15cm" svg:height="0.385cm" svg:x="8.056cm" svg:y="0.58cm" svg:viewBox="0 0 151 386" svg:d="M134 377c2 6 4 9 9 9 4 0 8-3 8-8 0-1 0-1-2-5-44-121-88-243-132-364-3-7-4-9-9-9s-8 3-8 8c0 1 0 1 2 6 44 121 88 242 132 363z"><text:p/></draw:path><draw:path draw:style-name="gr1515" draw:text-style-name="P131" svg:width="0.088cm" svg:height="0.385cm" svg:x="8.353cm" svg:y="0.58cm" svg:viewBox="0 0 89 386" svg:d="M89 383c0-1 0-3-6-9-49-49-61-122-61-180 0-69 14-136 62-184 5-5 5-6 5-7 0-2-1-3-3-3-5 0-40 26-62 75-20 43-24 86-24 119 0 29 3 75 25 119 23 48 56 73 61 73 2 0 3-1 3-3z"><text:p/></draw:path><draw:path draw:style-name="gr1515" draw:text-style-name="P131" svg:width="0.264cm" svg:height="0.275cm" svg:x="8.478cm" svg:y="0.593cm" svg:viewBox="0 0 265 276" svg:d="M55 232c-15 26-30 31-47 32-5 1-8 1-8 8 0 3 1 4 4 4 11 0 24-1 33-1 14 0 27 1 40 1 2 0 7 0 7-7 0-4-4-5-6-5-9 0-19-3-19-13 0-5 3-9 6-15 10-16 20-33 30-49 32 0 65 0 96 0 2 9 7 60 7 65 0 11-21 12-29 12-5 0-8 0-8 8 0 4 4 4 5 4 16 0 32-1 49-1 9 0 34 1 42 1 4 0 8 0 8-8 0-4-4-4-9-4-24 0-24-2-25-13-8-81-16-162-24-242 0-8 0-9-7-9-6 0-7 2-10 7-45 74-90 150-135 225zM101 175c26-43 52-85 77-128 5 43 8 85 12 128-29 0-59 0-89 0z"><text:p/></draw:path><draw:path draw:style-name="gr1515" draw:text-style-name="P131" svg:width="0.215cm" svg:height="0.239cm" svg:x="8.861cm" svg:y="0.638cm" svg:viewBox="0 0 216 240" svg:d="M216 85c0-60-60-85-108-85-51 0-108 27-108 85 0 47 0 93 0 140 0 8 0 15 8 15 7 0 7-7 7-15 0-46 0-93 0-139 0-57 64-71 93-71 17 0 42 5 63 17 29 20 29 44 29 55 0 46 0 92 0 138 0 8 0 15 8 15s8-7 8-15c0-47 0-93 0-140z"><text:p/></draw:path><draw:path draw:style-name="gr1515" draw:text-style-name="P131" svg:width="0.275cm" svg:height="0.263cm" svg:x="9.2cm" svg:y="0.605cm" svg:viewBox="0 0 276 264" svg:d="M46 234c-4 16-5 18-35 18-7 0-11 0-11 7 0 5 3 5 11 5 46 0 91 0 138 0 61 0 106-45 106-84 0-27-22-49-59-54 39-7 80-36 80-72 0-29-25-54-71-54-43 0-87 0-130 0-8 0-12 0-12 8 0 4 4 4 11 4 1 0 9 0 15 1 7 1 10 1 10 7 0 1 0 2-1 6-18 70-34 139-52 208zM105 123c7-32 16-64 24-96 3-14 3-15 20-15 16 0 34 0 50 0 34 0 42 23 42 41 0 33-33 70-80 70-19 0-38 0-56 0zM87 252c-6 0-7 0-9 0-3 0-4-1-4-4 0-1 0-2 1-8 9-37 19-72 27-108 25 0 49 0 73 0 37 0 44 29 44 45 0 37-34 75-79 75-18 0-35 0-53 0z"><text:p/></draw:path><draw:path draw:style-name="gr1515" draw:text-style-name="P131" svg:width="0.088cm" svg:height="0.385cm" svg:x="9.519cm" svg:y="0.58cm" svg:viewBox="0 0 89 386" svg:d="M89 194c0-31-4-77-25-121-23-48-56-73-61-73-2 0-3 1-3 3 0 1 0 2 7 10 38 38 60 99 60 181 0 65-14 133-63 182-4 4-4 6-4 7 0 2 1 3 3 3 5 0 39-26 62-75 20-43 24-86 24-117z"><text:p/></draw:path><draw:path draw:style-name="gr1515" draw:text-style-name="P131" svg:width="0.342cm" svg:height="0.211cm" svg:x="0.003cm" svg:y="1.245cm" svg:viewBox="0 0 343 212" svg:d="M329 152c7 0 14 0 14-8s-7-8-14-8c-81 0-164 0-245 0-17-14-37-24-49-30 13-6 33-16 49-30 81 0 164 0 245 0 7 0 14 0 14-8s-7-8-14-8c-76 0-152 0-228 0 19-17 39-51 39-56 0-4-6-4-8-4-3 0-5 0-7 3-8 15-19 35-45 57-26 24-51 35-72 40-7 2-7 3-8 3 0 1 0 1 0 3 0 1 0 2 0 3h1c1 1 1 1 9 3 52 16 90 51 112 93 5 7 5 7 10 7 2 0 8 0 8-4 0-5-20-39-39-56 76 0 152 0 228 0z"><text:p/></draw:path><draw:path draw:style-name="gr1515" draw:text-style-name="P131" svg:width="0.342cm" svg:height="0.211cm" svg:x="0.325cm" svg:y="1.245cm" svg:viewBox="0 0 343 212" svg:d="M260 76c16 14 36 24 48 30-13 6-33 16-48 30-82 0-164 0-246 0-6 0-14 0-14 8s8 8 13 8c76 0 153 0 229 0-19 17-38 51-38 56 0 4 5 4 7 4 4 0 6 0 7-3 9-14 20-35 44-57 27-24 53-34 74-40 5-2 6-3 7-3 0-1 0-2 0-3 0-2 0-2 0-3h-1c-1-1-1-1-9-3-51-15-90-51-112-92-4-8-4-8-10-8-2 0-7 0-7 4 0 5 19 39 38 56-76 0-153 0-229 0-5 0-13 0-13 8s8 8 14 8c82 0 164 0 246 0z"><text:p/></draw:path><draw:path draw:style-name="gr1515" draw:text-style-name="P131" svg:width="0.214cm" svg:height="0.276cm" svg:x="0.798cm" svg:y="1.179cm" svg:viewBox="0 0 215 277" svg:d="M213 15c2-4 2-5 2-6 0-5-4-9-8-9-5 0-7 5-9 10-11 28-21 56-32 85-39 0-78 0-118 0-11-29-20-57-31-85-3-6-5-10-9-10-5 0-8 4-8 9 1 2 0 1 2 6 32 85 65 169 97 253 1 6 3 9 9 9 5 0 6-4 8-8 33-84 64-169 97-254zM55 110c35 0 69 0 105 0-18 46-35 91-52 137-18-46-35-91-53-137z"><text:p/></draw:path><draw:path draw:style-name="gr1515" draw:text-style-name="P131" svg:width="0.192cm" svg:height="0.174cm" svg:x="1.023cm" svg:y="1.277cm" svg:viewBox="0 0 193 175" svg:d="M119 54c2-10 11-45 37-45 2 0 11 0 20 4-11 2-19 12-19 21 0 7 5 14 15 14 8 0 21-7 21-23 0-20-22-25-36-25-23 0-36 21-40 30-10-26-31-30-42-30-41 0-63 49-63 59 0 5 3 4 5 5 3 0 4-1 5-5 13-40 39-50 52-50 7 0 21 3 21 25 0 12-7 39-21 92-7 25-20 40-37 40-2 0-11 0-19-4 10-3 18-10 18-21s-8-13-14-13c-12 0-22 9-22 22 0 17 20 25 36 25 27 0 40-27 41-30 4 14 19 30 42 30 39 0 61-50 61-60 0-3-3-3-4-3-3 0-4 1-4 3-14 42-40 51-52 51-15 0-21-12-21-25 0-9 2-17 7-34 4-18 8-36 13-53z"><text:p/></draw:path><draw:path draw:style-name="gr1515" draw:text-style-name="P131" svg:width="0.04cm" svg:height="0.04cm" svg:x="1.266cm" svg:y="1.406cm" svg:viewBox="0 0 41 41" svg:d="M41 21c0-12-9-21-20-21s-21 9-21 21c0 11 10 20 21 20s20-9 20-20z"><text:p/></draw:path><draw:path draw:style-name="gr1515" draw:text-style-name="P131" svg:width="0.192cm" svg:height="0.174cm" svg:x="1.352cm" svg:y="1.277cm" svg:viewBox="0 0 193 175" svg:d="M118 54c2-10 11-45 38-45 2 0 11 0 19 4-11 2-19 12-19 21 0 7 5 14 16 14 8 0 21-7 21-23 0-20-24-25-37-25-22 0-36 21-40 30-10-26-31-30-42-30-40 0-62 49-62 59 0 5 3 5 5 5 3 0 4-1 4-5 13-40 40-50 53-50 6 0 21 3 21 25 0 12-7 39-21 92-7 25-20 40-38 40-2 0-11 0-18-4 8-3 17-10 17-21s-9-13-14-13c-11 0-21 9-21 22 0 17 19 25 36 25 26 0 40-27 41-30 4 14 19 30 42 30 39 0 61-50 61-60 0-3-3-3-4-3-3 0-4 1-5 3-13 42-39 51-52 51-14 0-21-12-21-25 0-9 2-17 7-34 4-18 8-36 13-53z"><text:p/></draw:path><draw:path draw:style-name="gr1515" draw:text-style-name="P131" svg:width="0.193cm" svg:height="0.222cm" svg:x="1.701cm" svg:y="1.239cm" svg:viewBox="0 0 194 223" svg:d="M180 119c7 0 14 0 14-8s-7-8-14-8c-55 0-108 0-163 0 4-51 48-88 103-88 20 0 41 0 60 0 7 0 14 0 14-7 0-8-7-8-14-8-20 0-40 0-61 0-66 0-119 48-119 111 0 62 53 112 119 112 21 0 41 0 61 0 7 0 14 0 14-7 0-8-7-8-14-8-19 0-40 0-60 0-55 0-99-36-103-89 55 0 108 0 163 0z"><text:p/></draw:path><draw:path draw:style-name="gr1515" draw:text-style-name="P131" svg:width="0.088cm" svg:height="0.385cm" svg:x="2.073cm" svg:y="1.158cm" svg:viewBox="0 0 89 386" svg:d="M89 383c0-1 0-3-6-9-49-49-61-122-61-182 0-67 14-134 63-182 4-5 4-6 4-7 0-2-1-3-3-3-5 0-39 26-62 75-20 43-24 86-24 117s4 77 25 121c23 48 56 73 61 73 2 0 3-1 3-3z"><text:p/></draw:path><draw:path draw:style-name="gr1515" draw:text-style-name="P131" svg:width="0.192cm" svg:height="0.174cm" svg:x="2.196cm" svg:y="1.277cm" svg:viewBox="0 0 193 175" svg:d="M118 54c2-10 11-45 38-45 2 0 11 0 19 4-10 2-19 12-19 21 0 7 5 14 16 14 8 0 21-7 21-23 0-20-24-25-37-25-22 0-36 21-40 30-10-26-31-30-42-30-40 0-62 49-62 59 0 5 3 5 5 5 3 0 4-1 4-5 13-40 40-50 53-50 6 0 21 3 21 25 0 12-7 39-21 92-7 25-20 40-38 40-2 0-11 0-18-4 8-3 17-10 17-21s-9-13-14-13c-11 0-21 9-21 22 0 17 19 25 36 25 26 0 40-27 41-30 4 14 19 30 42 30 39 0 61-50 61-60 0-3-3-3-4-3-3 0-4 1-5 3-13 42-39 51-52 51-14 0-21-12-21-25 0-9 2-17 7-34 4-18 8-36 13-53z"><text:p/></draw:path><draw:path draw:style-name="gr1515" draw:text-style-name="P131" svg:width="0.15cm" svg:height="0.385cm" svg:x="2.576cm" svg:y="1.158cm" svg:viewBox="0 0 151 386" svg:d="M149 14c2-4 1-4 2-6 0-5-4-8-8-8-2 0-5 1-7 3-45 123-89 245-134 369-2 4-1 4-2 6 0 5 4 8 8 8 5 0 6-2 9-9 44-121 88-242 132-363z"><text:p/></draw:path><draw:path draw:style-name="gr1515" draw:text-style-name="P131" svg:width="0.193cm" svg:height="0.222cm" svg:x="2.544cm" svg:y="1.239cm" svg:viewBox="0 0 194 223" svg:d="M180 119c7 0 14 0 14-8s-7-8-14-8c-55 0-108 0-163 0 4-51 48-88 103-88 20 0 41 0 60 0 7 0 14 0 14-7 0-8-7-8-14-8-20 0-40 0-61 0-66 0-119 48-119 111 0 62 53 112 119 112 21 0 41 0 61 0 7 0 14 0 14-7 0-8-7-8-14-8-19 0-40 0-60 0-55 0-99-36-103-89 55 0 108 0 163 0z"><text:p/></draw:path><draw:path draw:style-name="gr1515" draw:text-style-name="P131" svg:width="0.264cm" svg:height="0.275cm" svg:x="2.891cm" svg:y="1.171cm" svg:viewBox="0 0 265 276" svg:d="M56 232c-15 25-31 31-47 32-6 1-9 1-9 8 0 3 2 4 6 4 9 0 22-1 33-1 13 0 26 1 38 1 2 0 8 0 8-7 0-4-4-5-7-5-9 0-17-3-17-13 0-5 2-9 5-15 10-16 19-33 29-49 33 0 65 0 98 0 0 9 5 60 5 65 0 11-20 12-27 12-6 0-10 0-10 8 0 4 3 3 5 4 17 0 33-1 49-1 9 0 34 1 44 1 2 0 6 0 6-8 0-4-3-4-9-4-24 0-24-2-25-13-8-81-15-162-23-242-1-8-1-9-8-9-5 0-7 2-10 7-45 74-89 150-134 225zM102 175c26-43 51-85 76-128 5 43 9 85 13 128-29 0-59 0-89 0z"><text:p/></draw:path><draw:path draw:style-name="gr1515" draw:text-style-name="P131" svg:width="0.214cm" svg:height="0.239cm" svg:x="3.275cm" svg:y="1.216cm" svg:viewBox="0 0 215 240" svg:d="M117 9c-4-7-6-9-9-9-6 0-7 3-9 9-32 71-65 144-97 215-2 6-2 6-2 8 0 4 3 8 8 8 2 0 5-1 9-8 30-68 60-137 91-206 30 69 60 138 90 206 3 8 8 8 9 8 4 0 8-4 8-8 0-1 0-1-3-7-32-72-63-144-95-216z"><text:p/></draw:path><draw:path draw:style-name="gr1515" draw:text-style-name="P131" svg:width="0.192cm" svg:height="0.174cm" svg:x="3.608cm" svg:y="1.277cm" svg:viewBox="0 0 193 175" svg:d="M118 54c3-10 12-45 38-45 2 0 11 0 20 4-11 2-19 12-19 21 0 7 5 14 15 14 8 0 21-7 21-23 0-20-24-25-36-25-23 0-36 21-40 30-10-26-31-30-42-30-41 0-63 49-63 59 0 5 3 4 5 5 3 0 4-1 5-5 13-40 39-50 52-50 7 0 21 3 21 25 0 12-7 39-21 92-7 25-20 40-37 40-3 0-12 0-19-4 10-3 18-10 18-21s-8-13-14-13c-12 0-22 9-22 22 0 17 20 25 36 25 26 0 40-27 41-30 4 14 19 30 42 30 39 0 61-50 61-60 0-3-3-3-4-3-3 0-4 1-4 3-14 42-40 51-52 51-15 0-22-12-22-25 0-9 3-17 7-34 4-18 8-36 13-53z"><text:p/></draw:path><draw:path draw:style-name="gr1515" draw:text-style-name="P131" svg:width="0.192cm" svg:height="0.222cm" svg:x="3.958cm" svg:y="1.239cm" svg:viewBox="0 0 193 223" svg:d="M179 119c7 0 14 0 14-8s-7-8-14-8c-55 0-109 0-164 0 5-51 50-88 104-88 20 0 41 0 60 0 7 0 14 0 14-7 0-8-7-8-14-8-19 0-40 0-60 0-67 0-119 48-119 111 0 62 52 112 119 112 20 0 41 0 60 0 7 0 14 0 14-7 0-8-7-8-14-8-19 0-40 0-60 0-54 0-99-36-104-89 55 0 109 0 164 0z"><text:p/></draw:path><draw:path draw:style-name="gr1515" draw:text-style-name="P131" svg:width="0.275cm" svg:height="0.263cm" svg:x="4.307cm" svg:y="1.183cm" svg:viewBox="0 0 276 264" svg:d="M46 234c-4 16-5 18-35 18-7 0-11 0-11 7 0 5 3 5 11 5 46 0 91 0 138 0 61 0 106-45 106-84 0-27-22-49-59-54 39-7 80-36 80-72 0-29-25-54-71-54-43 0-87 0-130 0-8 0-12 0-12 8 0 4 4 4 11 4 1 0 9 0 15 1 7 1 10 1 10 7 0 1 0 2-1 6-18 70-34 139-52 208zM105 123c7-32 15-64 23-96 4-14 4-15 21-15 16 0 34 0 50 0 34 0 42 23 42 40 0 34-33 71-80 71-19 0-38 0-56 0zM87 252c-6 0-7 0-9 0-3 0-4-1-4-4 0-2 0-2 1-9 9-37 19-72 27-108 25 0 49 0 73 0 37 0 44 28 44 46 0 37-34 75-79 75-18 0-35 0-53 0z"><text:p/></draw:path><draw:path draw:style-name="gr1515" draw:text-style-name="P131" svg:width="0.088cm" svg:height="0.385cm" svg:x="4.626cm" svg:y="1.158cm" svg:viewBox="0 0 89 386" svg:d="M89 192c0-29-4-75-25-119-23-48-56-73-61-73-2 0-3 1-3 3 0 1 0 2 7 9 38 39 60 100 60 180 0 67-14 135-63 184-4 4-4 6-4 7 0 2 1 3 3 3 5 0 39-26 62-75 20-43 24-86 24-119z"><text:p/></draw:path><draw:path draw:style-name="gr1515" draw:text-style-name="P131" svg:width="0.214cm" svg:height="0.239cm" svg:x="4.861cm" svg:y="1.216cm" svg:viewBox="0 0 215 240" svg:d="M212 15c3-4 3-5 3-7 0-5-4-8-8-8-3 0-7 3-9 9-31 68-60 136-91 204-30-68-61-136-90-204-4-8-7-9-9-9-5 0-8 3-8 8 0 1 0 2 2 6 32 73 64 145 96 218 3 7 5 8 9 8 5 0 6-2 9-8 31-73 64-144 96-217z"><text:p/></draw:path><draw:path draw:style-name="gr1515" draw:text-style-name="P131" svg:width="0.088cm" svg:height="0.385cm" svg:x="5.222cm" svg:y="1.158cm" svg:viewBox="0 0 89 386" svg:d="M89 383c0-1 0-3-6-9-49-49-61-122-61-182 0-67 14-134 62-182 5-5 5-6 5-7 0-2-1-3-3-3-5 0-40 26-62 75-20 43-24 86-24 117s3 77 25 121c23 48 56 73 61 73 2 0 3-1 3-3z"><text:p/></draw:path><draw:path draw:style-name="gr1515" draw:text-style-name="P131" svg:width="0.192cm" svg:height="0.174cm" svg:x="5.345cm" svg:y="1.277cm" svg:viewBox="0 0 193 175" svg:d="M118 54c2-10 11-45 38-45 1 0 11 0 19 4-11 2-19 12-19 21 0 7 5 14 16 14 7 0 21-7 21-23 0-20-24-25-37-25-22 0-36 21-40 30-10-26-31-30-42-30-41 0-63 49-63 59 0 5 4 5 6 5s4-1 4-5c13-40 38-50 52-50 7 0 21 3 21 25 0 12-7 39-21 92-6 25-20 40-37 40-2 0-11 0-19-4 9-3 18-10 18-21s-9-13-14-13c-12 0-21 9-21 22 0 17 19 25 36 25 26 0 39-27 41-30 4 14 18 30 41 30 40 0 62-50 62-60 0-3-3-3-5-3-3 0-3 1-4 3-14 42-40 51-52 51-16 0-21-12-21-25 0-9 2-17 7-34 4-18 8-36 13-53z"><text:p/></draw:path><draw:path draw:style-name="gr1515" draw:text-style-name="P131" svg:width="0.193cm" svg:height="0.222cm" svg:x="5.694cm" svg:y="1.239cm" svg:viewBox="0 0 194 223" svg:d="M179 119c7 0 15 0 15-8s-8-8-15-8c-55 0-109 0-164 0 6-51 50-88 105-88 20 0 40 0 59 0 7 0 15 0 15-7 0-8-8-8-15-8-19 0-40 0-60 0-66 0-119 48-119 111 0 62 53 112 119 112 20 0 41 0 60 0 7 0 15 0 15-7 0-8-8-8-15-8-19 0-39 0-59 0-55 0-99-36-105-89 55 0 109 0 164 0z"><text:p/></draw:path><draw:path draw:style-name="gr1515" draw:text-style-name="P131" svg:width="0.264cm" svg:height="0.275cm" svg:x="6.04cm" svg:y="1.171cm" svg:viewBox="0 0 265 276" svg:d="M56 232c-15 25-31 31-48 32-5 1-8 1-8 8 0 3 2 4 6 4 9 0 22-1 33-1 12 0 26 1 38 1 2 0 8 0 8-7 0-4-5-5-7-5-9 0-17-3-17-13 0-5 2-9 4-15 10-16 20-33 30-49 32 0 65 0 96 0 2 9 7 60 7 65 0 11-20 12-27 12-6 0-10 0-10 8 0 4 4 4 5 4 17 0 33-1 49-1 9 0 34 1 44 1 2 0 6 0 6-8 0-4-3-4-9-4-24 0-24-2-25-13-8-81-15-162-23-242-1-8-1-9-8-9-6 0-7 2-10 7-45 74-89 150-134 225zM102 175c26-43 51-85 76-128 5 43 8 85 12 128-29 0-58 0-88 0z"><text:p/></draw:path><draw:path draw:style-name="gr1515" draw:text-style-name="P131" svg:width="0.214cm" svg:height="0.239cm" svg:x="6.424cm" svg:y="1.216cm" svg:viewBox="0 0 215 240" svg:d="M117 9c-4-7-6-9-10-9-5 0-6 3-8 9-32 71-65 144-97 215-2 6-2 6-2 8 0 4 3 8 8 8 2 0 5-1 9-8 29-68 60-137 90-206 31 69 60 138 91 206 3 8 8 8 9 8 4 0 8-4 8-8 0-1 0-1-3-7-32-72-63-144-95-216z"><text:p/></draw:path><draw:path draw:style-name="gr1515" draw:text-style-name="P131" svg:width="0.192cm" svg:height="0.174cm" svg:x="6.758cm" svg:y="1.277cm" svg:viewBox="0 0 193 175" svg:d="M118 54c2-10 11-45 38-45 2 0 11 0 20 4-11 2-19 12-19 21 0 7 5 14 15 14 8 0 21-7 21-23 0-20-24-25-37-25-22 0-35 21-40 30-9-26-30-30-42-30-40 0-62 49-62 59 0 5 3 5 5 5 3 0 4-1 5-5 13-40 39-50 52-50 6 0 21 3 21 25 0 12-7 39-21 92-7 25-20 40-38 40-2 0-11 0-18-4 10-3 17-10 17-21s-7-13-14-13c-11 0-21 9-21 22 0 17 20 25 36 25 26 0 40-27 41-30 4 14 19 30 42 30 39 0 61-50 61-60 0-3-3-3-4-3-3 0-4 1-5 3-13 42-39 51-51 51-15 0-22-12-22-25 0-9 2-17 7-34 4-18 8-36 13-53z"><text:p/></draw:path><draw:path draw:style-name="gr1515" draw:text-style-name="P131" svg:width="0.149cm" svg:height="0.385cm" svg:x="7.139cm" svg:y="1.158cm" svg:viewBox="0 0 150 386" svg:d="M149 14c1-4 1-4 1-6 0-5-4-8-8-8-2 0-6 1-7 3-45 123-89 245-134 369-1 4-1 4-1 6 0 5 3 8 8 8 4 0 5-2 7-9 44-121 90-242 134-363z"><text:p/></draw:path><draw:path draw:style-name="gr1515" draw:text-style-name="P131" svg:width="0.193cm" svg:height="0.222cm" svg:x="7.106cm" svg:y="1.239cm" svg:viewBox="0 0 194 223" svg:d="M180 119c7 0 14 0 14-8s-7-8-14-8c-55 0-108 0-163 0 4-51 48-88 103-88 20 0 41 0 60 0 7 0 14 0 14-7 0-8-7-8-14-8-20 0-40 0-61 0-66 0-119 48-119 111 0 62 53 112 119 112 21 0 41 0 61 0 7 0 14 0 14-7 0-8-7-8-14-8-19 0-40 0-60 0-55 0-99-36-103-89 55 0 108 0 163 0z"><text:p/></draw:path><draw:path draw:style-name="gr1515" draw:text-style-name="P131" svg:width="0.275cm" svg:height="0.263cm" svg:x="7.455cm" svg:y="1.183cm" svg:viewBox="0 0 276 264" svg:d="M45 234c-3 16-4 18-35 18-7 0-10 0-10 7 0 5 3 5 10 5 46 0 92 0 139 0 60 0 106-45 106-84 0-27-23-49-60-54 40-7 81-36 81-72 0-29-25-54-72-54-43 0-87 0-130 0-7 0-11 0-11 8 0 4 3 4 11 4 1 0 7 0 14 1 8 1 11 1 11 7 0 1 0 2-2 6-18 70-34 139-52 208zM103 123c8-32 17-64 25-96 3-14 4-15 21-15 16 0 34 0 50 0 33 0 42 23 42 40 0 34-33 71-80 71-19 0-39 0-58 0zM87 252c-6 0-7 0-9 0-4 0-5-1-5-4 0-2 0-2 2-9 9-37 17-72 26-108 24 0 50 0 74 0 36 0 44 28 44 46 0 37-34 75-80 75-18 0-34 0-52 0z"><text:p/></draw:path><draw:path draw:style-name="gr1515" draw:text-style-name="P131" svg:width="0.089cm" svg:height="0.385cm" svg:x="7.773cm" svg:y="1.158cm" svg:viewBox="0 0 90 386" svg:d="M90 192c0-29-4-75-25-119-23-48-57-73-61-73-2 0-4 1-4 3 0 1 0 2 8 9 37 39 60 100 60 180 0 67-14 135-62 184-6 4-6 6-6 7 0 2 2 3 4 3 4 0 39-26 62-75 20-43 24-86 24-119z"><text:p/></draw:path><draw:path draw:style-name="gr1515" draw:text-style-name="P131" svg:width="0.342cm" svg:height="0.2cm" svg:x="8.014cm" svg:y="1.25cm" svg:viewBox="0 0 343 201" svg:d="M329 108c7 0 14 0 14-8s-7-8-14-8c-96 0-191 0-287 0 21-15 32-32 34-36 18-27 14-34 21-52 0-4-5-4-8-4-6 0-6 0-9 8-8 37-30 69-74 88-5 1-6 1-6 4 0 2 1 4 6 6 39 16 66 47 75 90 2 4 2 5 8 5 3 0 8 0 8-4 0-1-3-25-20-51-8-12-19-25-35-38 96 0 191 0 287 0z"><text:p/></draw:path><draw:path draw:style-name="gr1515" draw:text-style-name="P131" svg:width="0.342cm" svg:height="0.2cm" svg:x="8.335cm" svg:y="1.25cm" svg:viewBox="0 0 343 201" svg:d="M301 108c-22 16-31 33-35 37-17 27-13 34-20 52 0 4 5 4 8 4 7 0 7-1 8-7 9-38 32-71 76-88 4-2 5-4 5-6 0-3-2-3-3-3-17-7-64-27-78-92-1-4-1-5-8-5-3 0-8 0-8 4 0 1 4 26 19 51 9 12 20 25 36 37-95 0-191 0-287 0-7 0-14 0-14 8s7 8 14 8c96 0 192 0 287 0z"><text:p/></draw:path><draw:path draw:style-name="gr1515" draw:text-style-name="P131" svg:width="0.088cm" svg:height="0.385cm" svg:x="8.847cm" svg:y="1.158cm" svg:viewBox="0 0 89 386" svg:d="M89 383c0-1 0-3-6-9-49-49-61-122-61-182 0-67 14-134 63-182 4-5 4-6 4-7 0-2-1-3-3-3-5 0-40 26-62 75-20 43-24 86-24 117s3 77 25 121c23 48 56 73 61 73 2 0 3-1 3-3z"><text:p/></draw:path><draw:path draw:style-name="gr1515" draw:text-style-name="P131" svg:width="0.192cm" svg:height="0.174cm" svg:x="8.97cm" svg:y="1.277cm" svg:viewBox="0 0 193 175" svg:d="M118 54c2-10 11-45 38-45 1 0 11 0 19 4-11 2-19 12-19 21 0 7 5 14 16 14 7 0 21-7 21-23 0-20-24-25-37-25-22 0-36 21-40 30-10-26-31-30-42-30-40 0-62 49-62 59 0 5 3 5 5 5 3 0 4-1 4-5 13-40 38-50 52-50 7 0 21 3 21 25 0 12-7 39-21 92-6 25-20 40-37 40-2 0-11 0-19-4 9-3 18-10 18-21s-9-13-14-13c-12 0-21 9-21 22 0 17 19 25 36 25 26 0 40-27 41-30 4 14 18 30 42 30 39 0 61-50 61-60 0-3-3-3-4-3-4 0-4 1-5 3-14 42-40 51-52 51-14 0-21-12-21-25 0-9 2-17 7-34 4-18 8-36 13-53z"><text:p/></draw:path><draw:path draw:style-name="gr1515" draw:text-style-name="P131" svg:width="0.193cm" svg:height="0.222cm" svg:x="9.319cm" svg:y="1.239cm" svg:viewBox="0 0 194 223" svg:d="M179 119c7 0 15 0 15-8s-8-8-15-8c-55 0-109 0-164 0 6-51 50-88 105-88 20 0 40 0 59 0 7 0 15 0 15-7 0-8-8-8-15-8-19 0-40 0-60 0-66 0-119 48-119 111 0 62 53 112 119 112 20 0 41 0 60 0 7 0 15 0 15-7 0-8-8-8-15-8-19 0-39 0-59 0-55 0-99-36-105-89 55 0 109 0 164 0z"><text:p/></draw:path><draw:path draw:style-name="gr1515" draw:text-style-name="P131" svg:width="0.264cm" svg:height="0.275cm" svg:x="9.665cm" svg:y="1.171cm" svg:viewBox="0 0 265 276" svg:d="M56 232c-15 25-31 31-48 32-5 1-8 1-8 8 0 3 2 4 6 4 9 0 22-1 33-1 12 0 26 1 38 1 2 0 8 0 8-7 0-4-4-5-7-5-9 0-17-3-17-13 0-5 2-9 4-15 10-16 20-33 30-49 32 0 65 0 96 0 2 9 7 60 7 65 0 11-20 12-27 12-6 0-10 0-10 8 0 4 3 3 5 4 17 0 33-1 49-1 9 0 34 1 44 1 2 0 6 0 6-8 0-4-3-4-9-4-24 0-24-2-25-13-8-81-15-162-23-242-1-8-1-9-8-9-5 0-7 2-10 7-45 74-89 150-134 225zM102 175c26-43 51-85 76-128 5 43 8 85 12 128-29 0-58 0-88 0z"><text:p/></draw:path><draw:path draw:style-name="gr1515" draw:text-style-name="P131" svg:width="0.214cm" svg:height="0.239cm" svg:x="10.049cm" svg:y="1.216cm" svg:viewBox="0 0 215 240" svg:d="M212 15c3-4 3-5 3-7 0-5-4-8-8-8-3 0-6 3-9 9-31 68-60 136-91 204-30-68-61-136-90-204-4-8-7-9-9-9-5 0-8 3-8 8 0 1 0 2 2 6 32 73 64 145 96 218 3 7 5 8 9 8 5 0 6-2 9-8 31-73 64-144 96-217z"><text:p/></draw:path><draw:path draw:style-name="gr1515" draw:text-style-name="P131" svg:width="0.192cm" svg:height="0.174cm" svg:x="10.382cm" svg:y="1.277cm" svg:viewBox="0 0 193 175" svg:d="M118 54c2-10 11-45 38-45 2 0 11 0 20 4-11 2-19 12-19 21 0 7 5 14 15 14 8 0 21-7 21-23 0-20-24-25-37-25-22 0-35 21-40 30-9-26-30-30-41-30-41 0-63 49-63 59 0 5 3 5 5 5 3 0 4-1 5-5 13-40 39-50 52-50 6 0 21 3 21 25 0 12-7 39-21 92-7 25-20 40-38 40-2 0-11 0-18-4 10-3 17-10 17-21s-7-13-14-13c-11 0-21 9-21 22 0 17 20 25 36 25 26 0 40-27 41-30 4 14 19 30 42 30 39 0 61-50 61-60 0-3-3-3-4-3-3 0-4 1-5 3-13 42-39 51-51 51-15 0-22-12-22-25 0-9 2-17 7-34 4-18 8-36 13-53z"><text:p/></draw:path><draw:path draw:style-name="gr1515" draw:text-style-name="P131" svg:width="0.193cm" svg:height="0.222cm" svg:x="10.731cm" svg:y="1.239cm" svg:viewBox="0 0 194 223" svg:d="M180 119c7 0 14 0 14-8s-7-8-14-8c-55 0-108 0-163 0 4-51 49-88 103-88 20 0 41 0 60 0 7 0 14 0 14-7 0-8-7-8-14-8-20 0-40 0-61 0-66 0-119 48-119 111 0 62 53 112 119 112 21 0 41 0 61 0 7 0 14 0 14-7 0-8-7-8-14-8-19 0-40 0-60 0-54 0-99-36-103-89 55 0 108 0 163 0z"><text:p/></draw:path><draw:path draw:style-name="gr1515" draw:text-style-name="P131" svg:width="0.275cm" svg:height="0.263cm" svg:x="11.081cm" svg:y="1.183cm" svg:viewBox="0 0 276 264" svg:d="M45 234c-3 16-4 18-35 18-7 0-10 0-10 7 0 5 3 5 10 5 46 0 92 0 139 0 60 0 106-45 106-84 0-27-22-49-60-54 40-7 81-36 81-72 0-29-25-54-71-54-44 0-87 0-131 0-7 0-11 0-11 8 0 4 3 4 11 4 1 0 7 0 14 1 8 1 11 1 11 7 0 1 0 2-1 6-18 70-35 139-53 208zM105 123c7-32 15-64 23-96 3-14 4-15 21-15 16 0 34 0 50 0 34 0 42 23 42 40 0 34-33 71-80 71-19 0-38 0-56 0zM87 252c-6 0-7 0-9 0-4 0-5-1-5-4 0-2 0-2 2-9 9-37 17-72 26-108 24 0 50 0 74 0 37 0 44 28 44 46 0 37-34 75-80 75-18 0-34 0-52 0z"><text:p/></draw:path><draw:path draw:style-name="gr1515" draw:text-style-name="P131" svg:width="0.089cm" svg:height="0.385cm" svg:x="11.399cm" svg:y="1.158cm" svg:viewBox="0 0 90 386" svg:d="M90 192c0-29-4-75-25-119-23-48-57-73-61-73-2 0-4 1-4 3 0 1 0 2 8 9 38 39 60 100 60 180 0 67-14 135-62 184-6 4-6 6-6 7 0 2 2 3 4 3 4 0 39-26 62-75 20-43 24-86 24-119z"><text:p/></draw:path><draw:path draw:style-name="gr1515" draw:text-style-name="P131" svg:width="0.215cm" svg:height="0.239cm" svg:x="11.634cm" svg:y="1.216cm" svg:viewBox="0 0 216 240" svg:d="M117 9c-4-7-6-9-9-9-5 0-6 3-9 9-32 71-64 144-96 215-2 6-3 6-3 8 0 4 4 8 9 8 2 0 5-1 9-8 29-68 60-137 90-206 31 69 60 138 91 206 3 8 7 8 9 8 4 0 8-4 8-8 0-1 0-1-3-7-31-72-64-144-96-216z"><text:p/></draw:path><draw:path draw:style-name="gr1515" draw:text-style-name="P131" svg:width="0.214cm" svg:height="0.102cm" svg:x="11.979cm" svg:y="1.31cm" svg:viewBox="0 0 215 103" svg:d="M215 14c0-13-2-14-14-14-62 0-125 0-188 0-6 0-13 0-13 8 0 7 7 7 13 7 62 0 125 0 186 0 0 25 0 50 0 74 0 8 0 14 8 14s8-6 8-14c0-25 0-49 0-75z"><text:p/></draw:path><draw:path draw:style-name="gr1515" draw:text-style-name="P131" svg:width="0.088cm" svg:height="0.385cm" svg:x="12.254cm" svg:y="1.158cm" svg:viewBox="0 0 89 386" svg:d="M89 383c0-1 0-3-6-9-49-49-61-122-61-182 0-67 14-134 63-182 4-5 4-6 4-7 0-2-1-3-3-3-5 0-40 26-62 75-20 43-24 86-24 117s3 77 25 121c23 48 56 73 61 73 2 0 3-1 3-3z"><text:p/></draw:path><draw:path draw:style-name="gr1515" draw:text-style-name="P131" svg:width="0.192cm" svg:height="0.174cm" svg:x="12.377cm" svg:y="1.277cm" svg:viewBox="0 0 193 175" svg:d="M118 54c2-10 11-45 38-45 1 0 11 0 19 4-11 2-19 12-19 21 0 7 5 14 16 14 7 0 21-7 21-23 0-20-24-25-37-25-22 0-36 21-40 30-10-26-31-30-42-30-40 0-62 49-62 59 0 5 3 5 5 5 3 0 4-1 4-5 13-40 38-50 52-50 7 0 21 3 21 25 0 12-7 39-21 92-6 25-19 40-37 40-2 0-11 0-19-4 9-3 18-10 18-21s-9-13-14-13c-12 0-21 9-21 22 0 17 19 25 36 25 26 0 40-27 41-30 4 14 18 30 42 30 39 0 61-50 61-60 0-3-3-3-4-3-4 0-4 1-5 3-14 42-39 51-52 51-14 0-21-12-21-25 0-9 2-17 7-34 4-18 8-36 13-53z"><text:p/></draw:path><draw:path draw:style-name="gr1515" draw:text-style-name="P131" svg:width="0.193cm" svg:height="0.222cm" svg:x="12.725cm" svg:y="1.239cm" svg:viewBox="0 0 194 223" svg:d="M180 119c7 0 14 0 14-8s-7-8-14-8c-55 0-108 0-163 0 4-51 48-88 103-88 20 0 41 0 60 0 7 0 14 0 14-7 0-8-7-8-14-8-20 0-40 0-61 0-66 0-119 48-119 111 0 62 53 112 119 112 21 0 41 0 61 0 7 0 14 0 14-7 0-8-7-8-14-8-19 0-40 0-60 0-55 0-99-36-103-89 55 0 108 0 163 0z"><text:p/></draw:path><draw:path draw:style-name="gr1515" draw:text-style-name="P131" svg:width="0.264cm" svg:height="0.275cm" svg:x="13.072cm" svg:y="1.171cm" svg:viewBox="0 0 265 276" svg:d="M56 232c-15 25-31 31-47 32-6 1-9 1-9 8 0 3 2 4 6 4 9 0 22-1 33-1 13 0 26 1 38 1 2 0 8 0 8-7 0-4-4-5-7-5-9 0-17-3-17-13 0-5 2-9 5-15 10-16 19-33 29-49 32 0 65 0 96 0 2 9 7 60 7 65 0 11-20 12-27 12-6 0-10 0-10 8 0 4 3 3 5 4 17 0 33-1 49-1 9 0 34 1 44 1 2 0 6 0 6-8 0-4-3-4-9-4-24 0-24-2-25-13-8-81-15-162-23-242-1-8-1-9-8-9-5 0-7 2-10 7-45 74-89 150-134 225zM102 175c26-43 51-85 76-128 5 43 8 85 12 128-29 0-58 0-88 0z"><text:p/></draw:path><draw:path draw:style-name="gr1515" draw:text-style-name="P131" svg:width="0.214cm" svg:height="0.239cm" svg:x="13.456cm" svg:y="1.216cm" svg:viewBox="0 0 215 240" svg:d="M117 9c-4-7-6-9-9-9-6 0-7 3-9 9-32 71-65 144-97 215-2 6-2 6-2 8 0 4 3 8 8 8 2 0 5-1 9-8 30-68 60-137 91-206 30 69 60 138 90 206 3 8 8 8 9 8 4 0 8-4 8-8 0-1 0-1-3-7-32-72-63-144-95-216z"><text:p/></draw:path><draw:path draw:style-name="gr1515" draw:text-style-name="P131" svg:width="0.192cm" svg:height="0.174cm" svg:x="13.789cm" svg:y="1.277cm" svg:viewBox="0 0 193 175" svg:d="M118 54c2-10 11-45 38-45 2 0 11 0 20 4-11 2-19 12-19 21 0 7 5 14 15 14 8 0 21-7 21-23 0-20-24-25-37-25-22 0-35 21-39 30-10-26-31-30-42-30-41 0-63 49-63 59 0 5 3 5 5 5 3 0 4-1 5-5 13-40 39-50 52-50 7 0 21 3 21 25 0 12-7 39-21 92-7 25-20 40-38 40-2 0-11 0-18-4 10-3 17-10 17-21s-7-13-14-13c-11 0-21 9-21 22 0 17 20 25 36 25 26 0 40-27 41-30 4 14 19 30 42 30 39 0 61-50 61-60 0-3-3-3-4-3-3 0-4 1-5 3-13 42-39 51-51 51-15 0-22-12-22-25 0-9 2-17 7-34 4-18 8-36 13-53z"><text:p/></draw:path><draw:path draw:style-name="gr1515" draw:text-style-name="P131" svg:width="0.192cm" svg:height="0.222cm" svg:x="14.139cm" svg:y="1.239cm" svg:viewBox="0 0 193 223" svg:d="M179 119c7 0 14 0 14-8s-7-8-14-8c-55 0-109 0-164 0 5-51 50-88 104-88 20 0 41 0 60 0 7 0 14 0 14-7 0-8-7-8-14-8-21 0-40 0-61 0-66 0-118 48-118 111 0 62 52 112 118 112 21 0 40 0 61 0 7 0 14 0 14-7 0-8-7-8-14-8-19 0-40 0-60 0-54 0-99-36-104-89 55 0 109 0 164 0z"><text:p/></draw:path><draw:path draw:style-name="gr1515" draw:text-style-name="P131" svg:width="0.275cm" svg:height="0.263cm" svg:x="14.488cm" svg:y="1.183cm" svg:viewBox="0 0 276 264" svg:d="M45 234c-3 16-4 18-35 18-6 0-10 0-10 7 0 5 3 5 10 5 46 0 92 0 139 0 60 0 106-45 106-84 0-27-22-49-60-54 40-7 81-36 81-72 0-29-25-54-71-54-44 0-87 0-131 0-7 0-11 0-11 8 0 4 3 4 11 4 1 0 9 0 14 1 8 1 11 1 11 7 0 1 0 2-1 6-18 70-35 139-53 208zM105 123c7-32 15-64 23-96 3-14 4-15 21-15 16 0 34 0 50 0 34 0 42 23 42 40 0 34-33 71-80 71-19 0-38 0-56 0zM87 252c-6 0-7 0-9 0-4 0-5-1-5-4 0-2 0-2 2-9 9-37 17-72 26-108 24 0 50 0 74 0 37 0 44 28 44 46 0 37-34 75-79 75-18 0-35 0-53 0z"><text:p/></draw:path><draw:path draw:style-name="gr1515" draw:text-style-name="P131" svg:width="0.089cm" svg:height="0.385cm" svg:x="14.806cm" svg:y="1.158cm" svg:viewBox="0 0 90 386" svg:d="M90 192c0-29-4-75-25-119-23-48-57-73-61-73-2 0-4 1-4 3 0 1 0 2 8 9 38 39 60 100 60 180 0 67-14 135-62 184-6 4-6 6-6 7 0 2 2 3 4 3 4 0 39-26 62-75 20-43 24-86 24-119z"><text:p/></draw:path><draw:path draw:style-name="gr1515" draw:text-style-name="P131" svg:width="0.342cm" svg:height="0.211cm" svg:x="0.003cm" svg:y="1.824cm" svg:viewBox="0 0 343 212" svg:d="M329 151c7 0 14 0 14-8s-7-8-14-8c-81 0-164 0-245 0-17-13-37-23-49-29 13-6 33-16 49-30 81 0 164 0 245 0 7 0 14 0 14-8s-7-8-14-8c-76 0-152 0-228 0 19-17 39-51 39-56 0-4-6-4-8-4-3 0-5 0-7 3-8 15-19 35-45 57-26 24-51 35-72 40-7 2-7 3-8 3 0 1 0 1 0 3 0 1 0 1 0 2l1 1c1 1 1 1 9 3 52 16 90 51 112 93 5 7 5 7 10 7 2 0 8 0 8-4 0-5-20-39-39-57 76 0 152 0 228 0z"><text:p/></draw:path><draw:path draw:style-name="gr1515" draw:text-style-name="P131" svg:width="0.342cm" svg:height="0.211cm" svg:x="0.325cm" svg:y="1.824cm" svg:viewBox="0 0 343 212" svg:d="M260 76c16 14 36 24 48 30-13 6-33 16-48 29-82 0-164 0-246 0-6 0-14 0-14 8s8 8 13 8c76 0 153 0 229 0-19 18-38 52-38 57 0 4 5 4 7 4 4 0 6 0 7-3 9-14 20-35 44-57 27-24 53-34 74-40 5-2 6-3 7-4 0-1 0-1 0-2 0-2 0-2 0-3h-1c-1-1-1-1-9-3-51-15-90-51-112-92-4-8-4-8-10-8-2 0-7 0-7 4 0 5 19 39 38 56-76 0-153 0-229 0-5 0-13 0-13 8s8 8 14 8c82 0 164 0 246 0z"><text:p/></draw:path><draw:path draw:style-name="gr1515" draw:text-style-name="P131" svg:width="0.214cm" svg:height="0.276cm" svg:x="0.798cm" svg:y="1.758cm" svg:viewBox="0 0 215 277" svg:d="M213 15c2-4 2-5 2-7 0-4-4-8-8-8-5 0-7 5-9 9-11 28-21 57-32 86-39 0-78 0-118 0-11-29-20-58-31-86-3-5-5-9-9-9-5 0-8 4-8 8 0 1 0 2 2 7 32 85 65 169 97 253 1 6 3 9 9 9 5 0 6-4 8-8 33-84 64-169 97-254zM55 110c35 0 69 0 105 0-18 46-35 91-52 137-18-46-35-91-53-137z"><text:p/></draw:path><draw:path draw:style-name="gr1515" draw:text-style-name="P131" svg:width="0.192cm" svg:height="0.174cm" svg:x="1.023cm" svg:y="1.856cm" svg:viewBox="0 0 193 175" svg:d="M119 54c2-10 11-45 37-45 2 0 11 0 20 4-11 2-19 12-19 21 0 7 5 13 15 13 8 0 21-6 21-22 0-20-22-25-36-25-23 0-36 21-40 30-10-27-31-30-42-30-41 0-63 49-63 59 0 5 3 4 5 5 3 0 4-1 5-5 13-41 39-50 52-50 7 0 21 3 21 25 0 12-7 39-21 92-7 25-20 40-37 40-2 0-11 0-19-4 10-3 18-10 18-21s-8-15-14-15c-12 0-22 11-22 24 0 17 20 25 36 25 27 0 40-28 41-30 4 14 19 30 42 30 39 0 61-50 61-60 0-4-3-4-4-4-3 0-4 2-4 4-14 42-40 51-52 51-15 0-21-12-21-25 0-9 2-17 7-34 4-18 8-36 13-53z"><text:p/></draw:path><draw:path draw:style-name="gr1515" draw:text-style-name="P131" svg:width="0.04cm" svg:height="0.04cm" svg:x="1.266cm" svg:y="1.986cm" svg:viewBox="0 0 41 41" svg:d="M41 21c0-12-9-21-20-21s-21 9-21 21c0 11 10 20 21 20s20-9 20-20z"><text:p/></draw:path><draw:path draw:style-name="gr1515" draw:text-style-name="P131" svg:width="0.192cm" svg:height="0.174cm" svg:x="1.352cm" svg:y="1.856cm" svg:viewBox="0 0 193 175" svg:d="M118 54c2-10 11-45 38-45 2 0 11 0 19 4-11 2-19 12-19 21 0 7 5 13 16 13 8 0 21-6 21-22 0-20-24-25-37-25-22 0-36 21-40 30-10-27-31-30-42-30-40 0-62 49-62 59 0 5 3 5 5 5 3 0 4-1 4-5 13-41 40-50 53-50 6 0 21 3 21 25 0 12-7 39-21 92-7 25-20 40-38 40-2 0-11 0-18-4 8-3 17-10 17-21s-9-15-14-15c-11 0-21 11-21 24 0 17 19 25 36 25 26 0 40-28 41-30 4 14 19 30 42 30 39 0 61-50 61-60 0-4-3-4-4-4-3 0-4 2-5 4-13 42-39 51-52 51-14 0-21-12-21-25 0-9 2-17 7-34 4-18 8-36 13-53z"><text:p/></draw:path><draw:path draw:style-name="gr1515" draw:text-style-name="P131" svg:width="0.193cm" svg:height="0.223cm" svg:x="1.701cm" svg:y="1.818cm" svg:viewBox="0 0 194 224" svg:d="M180 120c7 0 14 0 14-8s-7-8-14-8c-55 0-108 0-163 0 4-51 48-88 103-88 20 0 41 0 60 0 7 0 14 0 14-7 0-9-7-9-14-9-20 0-40 0-61 0-66 0-119 51-119 112 0 63 53 112 119 112 21 0 41 0 61 0 7 0 14 0 14-7 0-8-7-8-14-8-19 0-40 0-60 0-55 0-99-37-103-89 55 0 108 0 163 0z"><text:p/></draw:path><draw:path draw:style-name="gr1515" draw:text-style-name="P131" svg:width="0.088cm" svg:height="0.385cm" svg:x="2.073cm" svg:y="1.736cm" svg:viewBox="0 0 89 386" svg:d="M89 382c0-2 0-2-6-8-49-50-61-122-61-182 0-67 14-134 63-182 4-5 4-6 4-7 0-2-1-3-3-3-5 0-39 26-62 75-20 43-24 86-24 117s4 77 25 121c23 48 56 73 61 73 2 0 3-1 3-4z"><text:p/></draw:path><draw:path draw:style-name="gr1515" draw:text-style-name="P131" svg:width="0.192cm" svg:height="0.174cm" svg:x="2.196cm" svg:y="1.856cm" svg:viewBox="0 0 193 175" svg:d="M118 54c2-10 11-45 38-45 2 0 11 0 19 4-10 2-19 12-19 21 0 7 5 13 16 13 8 0 21-6 21-22 0-20-24-25-37-25-22 0-36 21-40 30-10-27-31-30-42-30-40 0-62 49-62 59 0 5 3 5 5 5 3 0 4-1 4-5 13-41 40-50 53-50 6 0 21 3 21 25 0 12-7 39-21 92-7 25-20 40-38 40-2 0-11 0-18-4 8-3 17-10 17-21s-9-15-14-15c-11 0-21 11-21 24 0 17 19 25 36 25 26 0 40-28 41-30 4 14 19 30 42 30 39 0 61-50 61-60 0-4-3-4-4-4-3 0-4 2-5 4-13 42-39 51-52 51-14 0-21-12-21-25 0-9 2-17 7-34 4-18 8-36 13-53z"><text:p/></draw:path><draw:path draw:style-name="gr1515" draw:text-style-name="P131" svg:width="0.15cm" svg:height="0.385cm" svg:x="2.576cm" svg:y="1.736cm" svg:viewBox="0 0 151 386" svg:d="M149 14c2-4 1-4 2-6 0-5-4-8-8-8-2 0-5 1-7 3-45 123-89 245-134 369-2 4-1 4-2 6 0 5 4 8 8 8 5 0 6-2 9-9 44-121 88-242 132-363z"><text:p/></draw:path><draw:path draw:style-name="gr1515" draw:text-style-name="P131" svg:width="0.193cm" svg:height="0.223cm" svg:x="2.544cm" svg:y="1.818cm" svg:viewBox="0 0 194 224" svg:d="M180 120c7 0 14 0 14-8s-7-8-14-8c-55 0-108 0-163 0 4-51 48-88 103-88 20 0 41 0 60 0 7 0 14 0 14-7 0-9-7-9-14-9-20 0-40 0-61 0-66 0-119 51-119 112 0 63 53 112 119 112 21 0 41 0 61 0 7 0 14 0 14-7 0-8-7-8-14-8-19 0-40 0-60 0-55 0-99-37-103-89 55 0 108 0 163 0z"><text:p/></draw:path><draw:path draw:style-name="gr1515" draw:text-style-name="P131" svg:width="0.264cm" svg:height="0.275cm" svg:x="2.891cm" svg:y="1.751cm" svg:viewBox="0 0 265 276" svg:d="M56 232c-15 25-31 31-47 32-6 1-9 1-9 8 0 2 2 4 6 4 9 0 22-1 33-1 13 0 26 1 38 1 2 0 8 0 8-7 0-4-4-5-7-5-9 0-17-3-17-13 0-5 2-9 5-15 10-16 19-33 29-49 33 0 65 0 98 0 0 8 5 60 5 65 0 11-20 12-27 12-6 0-10 0-10 8 0 4 3 3 5 4 17 0 33-1 49-1 9 0 34 1 44 1 2 0 6 0 6-8 0-4-3-4-9-4-24 0-24-2-25-13-8-81-15-162-23-242-1-8-1-9-8-9-5 0-7 2-10 7-45 74-89 150-134 225zM102 175c26-43 51-85 76-128 5 43 9 85 13 128-29 0-59 0-89 0z"><text:p/></draw:path><draw:path draw:style-name="gr1515" draw:text-style-name="P131" svg:width="0.214cm" svg:height="0.239cm" svg:x="3.275cm" svg:y="1.796cm" svg:viewBox="0 0 215 240" svg:d="M117 8c-4-6-6-8-9-8-6 0-7 3-9 8-32 72-65 144-97 216-2 5-2 6-2 8 0 4 3 8 8 8 2 0 5-1 9-8 30-68 60-137 91-206 30 69 60 138 90 206 3 8 8 8 9 8 4 0 8-4 8-8 0-1 0-2-3-7-32-72-63-145-95-217z"><text:p/></draw:path><draw:path draw:style-name="gr1515" draw:text-style-name="P131" svg:width="0.192cm" svg:height="0.174cm" svg:x="3.608cm" svg:y="1.856cm" svg:viewBox="0 0 193 175" svg:d="M118 54c3-10 12-45 38-45 2 0 11 0 20 4-11 2-19 12-19 21 0 7 5 13 15 13 8 0 21-6 21-22 0-20-24-25-36-25-23 0-36 21-40 30-10-27-31-30-42-30-41 0-63 49-63 59 0 5 3 4 5 5 3 0 4-1 5-5 13-41 39-50 52-50 7 0 21 3 21 25 0 12-7 39-21 92-7 25-20 40-37 40-3 0-12 0-19-4 10-3 18-10 18-21s-8-15-14-15c-12 0-22 11-22 24 0 17 20 25 36 25 26 0 40-28 41-30 4 14 19 30 42 30 39 0 61-50 61-60 0-4-3-4-4-4-3 0-4 2-4 4-14 42-40 51-52 51-15 0-22-12-22-25 0-9 3-17 7-34 4-18 8-36 13-53z"><text:p/></draw:path><draw:path draw:style-name="gr1515" draw:text-style-name="P131" svg:width="0.192cm" svg:height="0.223cm" svg:x="3.958cm" svg:y="1.818cm" svg:viewBox="0 0 193 224" svg:d="M179 120c7 0 14 0 14-8s-7-8-14-8c-55 0-109 0-164 0 5-51 50-88 104-88 20 0 41 0 60 0 7 0 14 0 14-7 0-9-7-9-14-9-19 0-40 0-60 0-67 0-119 51-119 112 0 63 52 112 119 112 20 0 41 0 60 0 7 0 14 0 14-7 0-8-7-8-14-8-19 0-40 0-60 0-54 0-99-37-104-89 55 0 109 0 164 0z"><text:p/></draw:path><draw:path draw:style-name="gr1515" draw:text-style-name="P131" svg:width="0.275cm" svg:height="0.263cm" svg:x="4.307cm" svg:y="1.763cm" svg:viewBox="0 0 276 264" svg:d="M46 234c-4 14-5 18-35 18-7 0-11 0-11 7 0 5 3 5 11 5 46 0 91 0 138 0 61 0 106-45 106-84 0-27-22-49-59-54 39-7 80-36 80-72 0-29-25-54-71-54-43 0-87 0-130 0-8 0-12 0-12 8 0 4 4 4 11 4 1 0 9 0 15 1 7 1 10 1 10 6 0 2 0 3-1 7-18 70-34 139-52 208zM105 123c7-32 15-64 23-96 4-14 4-15 21-15 16 0 34 0 50 0 34 0 42 23 42 40 0 34-33 71-80 71-19 0-38 0-56 0zM87 252c-6 0-7 0-9 0-3 0-4-1-4-5 0-1 0-1 1-8 9-37 19-72 27-108 25 0 49 0 73 0 37 0 44 28 44 45 0 38-34 76-79 76-18 0-35 0-53 0z"><text:p/></draw:path><draw:path draw:style-name="gr1515" draw:text-style-name="P131" svg:width="0.088cm" svg:height="0.385cm" svg:x="4.626cm" svg:y="1.736cm" svg:viewBox="0 0 89 386" svg:d="M89 192c0-29-4-77-25-119-23-48-56-73-61-73-2 0-3 1-3 3 0 1 0 2 7 9 38 39 60 100 60 180 0 66-14 135-63 184-4 4-4 4-4 6 0 3 1 4 3 4 5 0 39-26 62-75 20-43 24-86 24-119z"><text:p/></draw:path><draw:path draw:style-name="gr1515" draw:text-style-name="P131" svg:width="0.214cm" svg:height="0.239cm" svg:x="4.861cm" svg:y="1.796cm" svg:viewBox="0 0 215 240" svg:d="M212 15c3-4 3-5 3-7 0-5-4-8-8-8-3 0-7 3-9 9-31 68-60 136-91 204-30-68-61-137-90-205-4-7-7-8-9-8-5 0-8 3-8 8 0 1 0 2 2 6 32 73 64 145 96 218 3 7 5 8 9 8 5 0 6-4 9-8 31-73 64-144 96-217z"><text:p/></draw:path><draw:path draw:style-name="gr1515" draw:text-style-name="P131" svg:width="0.088cm" svg:height="0.385cm" svg:x="5.222cm" svg:y="1.736cm" svg:viewBox="0 0 89 386" svg:d="M89 382c0-2 0-2-6-8-49-50-61-122-61-182 0-67 14-134 62-182 5-5 5-6 5-7 0-2-1-3-3-3-5 0-40 26-62 75-20 43-24 86-24 117s3 77 25 121c23 48 56 73 61 73 2 0 3-1 3-4z"><text:p/></draw:path><draw:path draw:style-name="gr1515" draw:text-style-name="P131" svg:width="0.192cm" svg:height="0.174cm" svg:x="5.345cm" svg:y="1.856cm" svg:viewBox="0 0 193 175" svg:d="M118 54c2-10 11-45 38-45 1 0 11 0 19 4-11 2-19 12-19 21 0 7 5 13 16 13 7 0 21-6 21-22 0-20-24-25-37-25-22 0-36 21-40 30-10-27-31-30-42-30-41 0-63 49-63 59 0 5 4 5 6 5s4-1 4-5c13-41 38-50 52-50 7 0 21 3 21 25 0 12-7 39-21 92-6 25-20 40-37 40-2 0-11 0-19-4 9-3 18-10 18-21s-9-15-14-15c-12 0-21 11-21 24 0 17 19 25 36 25 26 0 39-28 41-30 4 14 18 30 41 30 40 0 62-50 62-60 0-4-3-4-5-4-3 0-3 2-4 4-14 42-40 51-52 51-16 0-21-12-21-25 0-9 2-17 7-34 4-18 8-36 13-53z"><text:p/></draw:path><draw:path draw:style-name="gr1515" draw:text-style-name="P131" svg:width="0.193cm" svg:height="0.223cm" svg:x="5.694cm" svg:y="1.818cm" svg:viewBox="0 0 194 224" svg:d="M179 120c7 0 15 0 15-8s-8-8-15-8c-55 0-109 0-164 0 6-51 50-88 105-88 20 0 40 0 59 0 7 0 15 0 15-7 0-9-8-9-15-9-19 0-40 0-60 0-66 0-119 51-119 112 0 63 53 112 119 112 20 0 41 0 60 0 7 0 15 0 15-7 0-8-8-8-15-8-19 0-39 0-59 0-55 0-99-37-105-89 55 0 109 0 164 0z"><text:p/></draw:path><draw:path draw:style-name="gr1515" draw:text-style-name="P131" svg:width="0.264cm" svg:height="0.275cm" svg:x="6.04cm" svg:y="1.751cm" svg:viewBox="0 0 265 276" svg:d="M56 232c-15 25-31 31-48 32-5 1-8 1-8 8 0 2 2 4 6 4 9 0 22-1 33-1 12 0 26 1 38 1 2 0 8 0 8-7 0-4-5-5-7-5-9 0-17-3-17-13 0-5 2-9 4-15 10-16 20-33 30-49 32 0 65 0 96 0 2 8 7 60 7 65 0 11-20 12-27 12-6 0-10 0-10 8 0 4 4 4 5 4 17 0 33-1 49-1 9 0 34 1 44 1 2 0 6 0 6-8 0-4-3-4-9-4-24 0-24-2-25-13-8-81-15-162-23-242-1-8-1-9-8-9-6 0-7 2-10 7-45 74-89 150-134 225zM102 175c26-43 51-85 76-128 5 43 8 85 12 128-29 0-58 0-88 0z"><text:p/></draw:path><draw:path draw:style-name="gr1515" draw:text-style-name="P131" svg:width="0.214cm" svg:height="0.239cm" svg:x="6.424cm" svg:y="1.796cm" svg:viewBox="0 0 215 240" svg:d="M117 8c-4-6-6-8-10-8-5 0-6 3-8 8-32 72-65 144-97 216-2 5-2 6-2 8 0 4 3 8 8 8 2 0 5-1 9-8 29-68 60-137 90-206 31 69 60 138 91 206 3 8 8 8 9 8 4 0 8-4 8-8 0-1 0-2-3-7-32-72-63-145-95-217z"><text:p/></draw:path><draw:path draw:style-name="gr1515" draw:text-style-name="P131" svg:width="0.192cm" svg:height="0.174cm" svg:x="6.758cm" svg:y="1.856cm" svg:viewBox="0 0 193 175" svg:d="M118 54c2-10 11-45 38-45 2 0 11 0 20 4-11 2-19 12-19 21 0 7 5 13 15 13 8 0 21-6 21-22 0-20-24-25-37-25-22 0-35 21-40 30-9-27-30-30-42-30-40 0-62 49-62 59 0 5 3 5 5 5 3 0 4-1 5-5 13-41 39-50 52-50 6 0 21 3 21 25 0 12-7 39-21 92-7 25-20 40-38 40-2 0-11 0-18-4 10-3 17-10 17-21s-7-15-14-15c-11 0-21 11-21 24 0 17 20 25 36 25 26 0 40-28 41-30 4 14 19 30 42 30 39 0 61-50 61-60 0-4-3-4-4-4-3 0-4 2-5 4-13 42-39 51-51 51-15 0-22-12-22-25 0-9 2-17 7-34 4-18 8-36 13-53z"><text:p/></draw:path><draw:path draw:style-name="gr1515" draw:text-style-name="P131" svg:width="0.149cm" svg:height="0.385cm" svg:x="7.139cm" svg:y="1.736cm" svg:viewBox="0 0 150 386" svg:d="M149 14c1-4 1-4 1-6 0-5-4-8-8-8-2 0-6 1-7 3-45 123-89 245-134 369-1 4-1 4-1 6 0 5 3 8 8 8 4 0 5-2 7-9 44-121 90-242 134-363z"><text:p/></draw:path><draw:path draw:style-name="gr1515" draw:text-style-name="P131" svg:width="0.193cm" svg:height="0.223cm" svg:x="7.106cm" svg:y="1.818cm" svg:viewBox="0 0 194 224" svg:d="M180 120c7 0 14 0 14-8s-7-8-14-8c-55 0-108 0-163 0 4-51 48-88 103-88 20 0 41 0 60 0 7 0 14 0 14-7 0-9-7-9-14-9-20 0-40 0-61 0-66 0-119 51-119 112 0 63 53 112 119 112 21 0 41 0 61 0 7 0 14 0 14-7 0-8-7-8-14-8-19 0-40 0-60 0-55 0-99-37-103-89 55 0 108 0 163 0z"><text:p/></draw:path><draw:path draw:style-name="gr1515" draw:text-style-name="P131" svg:width="0.275cm" svg:height="0.263cm" svg:x="7.455cm" svg:y="1.763cm" svg:viewBox="0 0 276 264" svg:d="M45 234c-3 14-4 18-35 18-7 0-10 0-10 7 0 5 3 5 10 5 46 0 92 0 139 0 60 0 106-45 106-84 0-27-23-49-60-54 40-7 81-36 81-72 0-29-25-54-72-54-43 0-87 0-130 0-7 0-11 0-11 8 0 4 3 4 11 4 1 0 7 0 14 1 8 1 11 1 11 6 0 2 0 3-2 7-18 70-34 139-52 208zM103 123c8-32 17-64 25-96 3-14 4-15 21-15 16 0 34 0 50 0 33 0 42 23 42 40 0 34-33 71-80 71-19 0-39 0-58 0zM87 252c-6 0-7 0-9 0-4 0-5-1-5-5 0-1 0-1 2-8 9-37 17-72 26-108 24 0 50 0 74 0 36 0 44 28 44 45 0 38-34 76-80 76-18 0-34 0-52 0z"><text:p/></draw:path><draw:path draw:style-name="gr1515" draw:text-style-name="P131" svg:width="0.089cm" svg:height="0.385cm" svg:x="7.773cm" svg:y="1.736cm" svg:viewBox="0 0 90 386" svg:d="M90 192c0-29-4-77-25-119-23-48-57-73-61-73-2 0-4 1-4 3 0 1 0 2 8 9 37 39 60 100 60 180 0 66-14 135-62 184-6 4-6 4-6 6 0 3 2 4 4 4 4 0 39-26 62-75 20-43 24-86 24-119z"><text:p/></draw:path><draw:path draw:style-name="gr1515" draw:text-style-name="P131" svg:width="0.342cm" svg:height="0.2cm" svg:x="8.014cm" svg:y="1.83cm" svg:viewBox="0 0 343 201" svg:d="M329 108c7 0 14 0 14-8s-7-8-14-8c-96 0-191 0-287 0 21-15 32-32 34-36 18-27 14-34 21-52 0-4-5-4-8-4-6 0-6 0-9 8-8 37-30 69-74 88-5 1-6 1-6 4 0 2 1 4 6 6 39 16 66 46 75 90 2 4 2 5 8 5 3 0 8 0 8-4 0-1-3-25-20-52-8-11-19-24-35-37 96 0 191 0 287 0z"><text:p/></draw:path><draw:path draw:style-name="gr1515" draw:text-style-name="P131" svg:width="0.342cm" svg:height="0.2cm" svg:x="8.335cm" svg:y="1.83cm" svg:viewBox="0 0 343 201" svg:d="M301 108c-22 16-31 33-35 37-17 27-20 51-20 52 0 4 5 4 8 4 7 0 7-1 8-7 9-38 32-71 76-88 4-2 5-4 5-6 0-3-2-3-3-4-17-6-64-26-78-91-1-4-1-5-8-5-3 0-8 0-8 4 0 1 4 26 19 51 9 12 20 25 36 37-95 0-191 0-287 0-7 0-14 0-14 8s7 8 14 8c96 0 192 0 287 0z"><text:p/></draw:path><draw:path draw:style-name="gr1515" draw:text-style-name="P131" svg:width="0.088cm" svg:height="0.385cm" svg:x="8.847cm" svg:y="1.736cm" svg:viewBox="0 0 89 386" svg:d="M89 382c0-2 0-2-6-8-49-50-61-122-61-182 0-67 14-134 63-182 4-5 4-6 4-7 0-2-1-3-3-3-5 0-40 26-62 75-20 43-24 86-24 117s3 77 25 121c23 48 56 73 61 73 2 0 3-1 3-4z"><text:p/></draw:path><draw:path draw:style-name="gr1515" draw:text-style-name="P131" svg:width="0.192cm" svg:height="0.174cm" svg:x="8.97cm" svg:y="1.856cm" svg:viewBox="0 0 193 175" svg:d="M118 54c2-10 11-45 38-45 1 0 11 0 19 4-11 2-19 12-19 21 0 7 5 13 16 13 7 0 21-6 21-22 0-20-24-25-37-25-22 0-36 21-40 30-10-27-31-30-42-30-40 0-62 49-62 59 0 5 3 5 5 5 3 0 4-1 4-5 13-41 38-50 52-50 7 0 21 3 21 25 0 12-7 39-21 92-6 25-20 40-37 40-2 0-11 0-19-4 9-3 18-10 18-21s-9-15-14-15c-12 0-21 11-21 24 0 17 19 25 36 25 26 0 40-28 41-30 4 14 18 30 42 30 39 0 61-50 61-60 0-4-3-4-4-4-4 0-4 2-5 4-14 42-40 51-52 51-14 0-21-12-21-25 0-9 2-17 7-34 4-18 8-36 13-53z"><text:p/></draw:path><draw:path draw:style-name="gr1515" draw:text-style-name="P131" svg:width="0.193cm" svg:height="0.223cm" svg:x="9.319cm" svg:y="1.818cm" svg:viewBox="0 0 194 224" svg:d="M179 120c7 0 15 0 15-8s-8-8-15-8c-55 0-109 0-164 0 6-51 50-88 105-88 20 0 40 0 59 0 7 0 15 0 15-7 0-9-8-9-15-9-19 0-40 0-60 0-66 0-119 51-119 112 0 63 53 112 119 112 20 0 41 0 60 0 7 0 15 0 15-7 0-8-8-8-15-8-19 0-39 0-59 0-55 0-99-37-105-89 55 0 109 0 164 0z"><text:p/></draw:path><draw:path draw:style-name="gr1515" draw:text-style-name="P131" svg:width="0.264cm" svg:height="0.275cm" svg:x="9.665cm" svg:y="1.751cm" svg:viewBox="0 0 265 276" svg:d="M56 232c-15 25-31 31-48 32-5 1-8 1-8 8 0 2 2 4 6 4 9 0 22-1 33-1 12 0 26 1 38 1 2 0 8 0 8-7 0-4-4-5-7-5-9 0-17-3-17-13 0-5 2-9 4-15 10-16 20-33 30-49 32 0 65 0 96 0 2 8 7 60 7 65 0 11-20 12-27 12-6 0-10 0-10 8 0 4 3 3 5 4 17 0 33-1 49-1 9 0 34 1 44 1 2 0 6 0 6-8 0-4-3-4-9-4-24 0-24-2-25-13-8-81-15-162-23-242-1-8-1-9-8-9-5 0-7 2-10 7-45 74-89 150-134 225zM102 175c26-43 51-85 76-128 5 43 8 85 12 128-29 0-58 0-88 0z"><text:p/></draw:path><draw:path draw:style-name="gr1515" draw:text-style-name="P131" svg:width="0.214cm" svg:height="0.239cm" svg:x="10.049cm" svg:y="1.796cm" svg:viewBox="0 0 215 240" svg:d="M212 15c3-4 3-5 3-7 0-5-4-8-8-8-3 0-6 3-9 9-31 68-60 136-91 204-30-68-61-137-90-205-4-7-7-8-9-8-5 0-8 3-8 8 0 1 0 2 2 6 32 73 64 145 96 218 3 7 5 8 9 8 5 0 6-4 9-8 31-73 64-144 96-217z"><text:p/></draw:path><draw:path draw:style-name="gr1515" draw:text-style-name="P131" svg:width="0.192cm" svg:height="0.174cm" svg:x="10.382cm" svg:y="1.856cm" svg:viewBox="0 0 193 175" svg:d="M118 54c2-10 11-45 38-45 2 0 11 0 20 4-11 2-19 12-19 21 0 7 5 13 15 13 8 0 21-6 21-22 0-20-24-25-37-25-22 0-35 21-40 30-9-27-30-30-41-30-41 0-63 49-63 59 0 5 3 5 5 5 3 0 4-1 5-5 13-41 39-50 52-50 6 0 21 3 21 25 0 12-7 39-21 92-7 25-20 40-38 40-2 0-11 0-18-4 10-3 17-10 17-21s-7-15-14-15c-11 0-21 11-21 24 0 17 20 25 36 25 26 0 40-28 41-30 4 14 19 30 42 30 39 0 61-50 61-60 0-4-3-4-4-4-3 0-4 2-5 4-13 42-39 51-51 51-15 0-22-12-22-25 0-9 2-17 7-34 4-18 8-36 13-53z"><text:p/></draw:path><draw:path draw:style-name="gr1515" draw:text-style-name="P131" svg:width="0.193cm" svg:height="0.223cm" svg:x="10.731cm" svg:y="1.818cm" svg:viewBox="0 0 194 224" svg:d="M180 120c7 0 14 0 14-8s-7-8-14-8c-55 0-108 0-163 0 4-51 49-88 103-88 20 0 41 0 60 0 7 0 14 0 14-7 0-9-7-9-14-9-20 0-40 0-61 0-66 0-119 51-119 112 0 63 53 112 119 112 21 0 41 0 61 0 7 0 14 0 14-7 0-8-7-8-14-8-19 0-40 0-60 0-54 0-99-37-103-89 55 0 108 0 163 0z"><text:p/></draw:path><draw:path draw:style-name="gr1515" draw:text-style-name="P131" svg:width="0.275cm" svg:height="0.263cm" svg:x="11.081cm" svg:y="1.763cm" svg:viewBox="0 0 276 264" svg:d="M45 234c-3 14-4 18-35 18-7 0-10 0-10 7 0 5 3 5 10 5 46 0 92 0 139 0 60 0 106-45 106-84 0-27-22-49-60-54 40-7 81-36 81-72 0-29-25-54-71-54-44 0-87 0-131 0-7 0-11 0-11 8 0 4 3 4 11 4 1 0 7 0 14 1 8 1 11 1 11 6 0 2 0 3-1 7-18 70-35 139-53 208zM105 123c7-32 15-64 23-96 3-14 4-15 21-15 16 0 34 0 50 0 34 0 42 23 42 40 0 34-33 71-80 71-19 0-38 0-56 0zM87 252c-6 0-7 0-9 0-4 0-5-1-5-5 0-1 0-1 2-8 9-37 17-72 26-108 24 0 50 0 74 0 37 0 44 28 44 45 0 38-34 76-80 76-18 0-34 0-52 0z"><text:p/></draw:path><draw:path draw:style-name="gr1515" draw:text-style-name="P131" svg:width="0.089cm" svg:height="0.385cm" svg:x="11.399cm" svg:y="1.736cm" svg:viewBox="0 0 90 386" svg:d="M90 192c0-29-4-77-25-119-23-48-57-73-61-73-2 0-4 1-4 3 0 1 0 2 8 9 38 39 60 100 60 180 0 66-14 135-62 184-6 4-6 4-6 6 0 3 2 4 4 4 4 0 39-26 62-75 20-43 24-86 24-119z"><text:p/></draw:path><draw:path draw:style-name="gr1515" draw:text-style-name="P131" svg:width="0.215cm" svg:height="0.239cm" svg:x="11.634cm" svg:y="1.796cm" svg:viewBox="0 0 216 240" svg:d="M117 8c-4-6-6-8-9-8-5 0-6 3-9 8-32 72-64 144-96 216-2 5-3 6-3 8 0 4 4 8 9 8 2 0 5-1 9-8 29-68 60-137 90-206 31 69 60 138 91 206 3 8 7 8 9 8 4 0 8-4 8-8 0-1 0-2-3-7-31-72-64-145-96-217z"><text:p/></draw:path><draw:path draw:style-name="gr1515" draw:text-style-name="P131" svg:width="0.089cm" svg:height="0.385cm" svg:x="11.995cm" svg:y="1.736cm" svg:viewBox="0 0 90 386" svg:d="M90 382c0-2 0-2-6-8-49-50-61-122-61-182 0-67 14-134 62-182 5-5 5-6 5-7 0-2-2-3-4-3-3 0-39 26-62 75-18 43-24 86-24 117s4 77 26 121c24 48 57 73 60 73 2 0 4-1 4-4z"><text:p/></draw:path><draw:path draw:style-name="gr1515" draw:text-style-name="P131" svg:width="0.192cm" svg:height="0.174cm" svg:x="12.118cm" svg:y="1.856cm" svg:viewBox="0 0 193 175" svg:d="M119 54c2-10 11-45 37-45 2 0 12 0 20 4-11 2-19 12-19 21 0 7 5 13 15 13 8 0 21-6 21-22 0-20-22-25-36-25-23 0-36 21-40 30-10-27-31-30-42-30-41 0-63 49-63 59 0 5 5 5 6 5 2 0 3-1 4-5 13-41 39-50 52-50 7 0 21 3 21 25 0 12-7 39-21 92-6 25-20 40-37 40-2 0-11 0-19-4 10-3 18-10 18-21s-8-15-14-15c-12 0-22 11-22 24 0 17 20 25 36 25 27 0 40-28 41-30 6 14 19 30 42 30 39 0 63-50 63-60 0-4-5-4-6-4-3 0-4 2-4 4-14 42-40 51-52 51-15 0-21-12-21-25 0-9 2-17 7-34 4-18 8-36 13-53z"><text:p/></draw:path><draw:path draw:style-name="gr1515" draw:text-style-name="P131" svg:width="0.15cm" svg:height="0.385cm" svg:x="12.5cm" svg:y="1.736cm" svg:viewBox="0 0 151 386" svg:d="M149 14c2-4 1-4 2-6 0-5-4-8-8-8-3 0-5 1-7 3-45 123-89 245-134 369-2 4-1 4-2 6 0 5 3 8 8 8s6-2 9-9c44-121 88-242 132-363z"><text:p/></draw:path><draw:path draw:style-name="gr1515" draw:text-style-name="P131" svg:width="0.193cm" svg:height="0.223cm" svg:x="12.468cm" svg:y="1.818cm" svg:viewBox="0 0 194 224" svg:d="M179 120c7 0 15 0 15-8s-8-8-15-8c-55 0-109 0-164 0 5-51 50-88 104-88 20 0 41 0 60 0 7 0 15 0 15-7 0-9-8-9-15-9-19 0-40 0-60 0-66 0-119 51-119 112 0 63 53 112 119 112 20 0 41 0 60 0 7 0 15 0 15-7 0-8-8-8-15-8-19 0-40 0-60 0-54 0-99-37-104-89 55 0 109 0 164 0z"><text:p/></draw:path><draw:path draw:style-name="gr1515" draw:text-style-name="P131" svg:width="0.264cm" svg:height="0.275cm" svg:x="12.815cm" svg:y="1.751cm" svg:viewBox="0 0 265 276" svg:d="M55 232c-15 25-30 31-47 32-5 1-8 1-8 8 0 2 2 4 4 4 11 0 24-1 35-1 12 0 26 1 38 1 2 0 7 0 7-7 0-4-4-5-6-5-9 0-19-3-19-13 0-5 3-9 6-15 10-16 20-33 30-49 32 0 65 0 96 0 2 8 7 60 7 65 0 11-20 12-29 12-4 0-8 0-8 8 0 4 4 4 5 4 16 0 32-1 49-1 9 0 34 1 44 1 2 0 6 0 6-8 0-4-4-4-9-4-24 0-24-2-25-13-8-81-15-162-23-242-1-8-1-9-8-9-6 0-7 2-10 7-45 74-90 150-135 225zM102 175c26-43 51-85 76-128 5 43 8 85 12 128-29 0-58 0-88 0z"><text:p/></draw:path><draw:path draw:style-name="gr1515" draw:text-style-name="P131" svg:width="0.214cm" svg:height="0.239cm" svg:x="13.198cm" svg:y="1.796cm" svg:viewBox="0 0 215 240" svg:d="M211 15c4-4 4-5 4-7 0-5-4-8-8-8-5 0-7 3-9 9-31 68-60 136-91 204-30-68-61-137-90-205-4-7-7-8-9-8-5 0-8 3-8 8 0 1 0 2 2 6 32 73 64 145 96 218 3 7 5 8 9 8 5 0 6-4 9-8 31-73 63-144 95-217z"><text:p/></draw:path><draw:path draw:style-name="gr1515" draw:text-style-name="P131" svg:width="0.192cm" svg:height="0.174cm" svg:x="13.532cm" svg:y="1.856cm" svg:viewBox="0 0 193 175" svg:d="M118 54c2-10 11-45 38-45 2 0 11 0 19 4-11 2-19 12-19 21 0 7 5 13 16 13 8 0 21-6 21-22 0-20-24-25-37-25-22 0-36 21-40 30-10-27-31-30-42-30-40 0-62 49-62 59 0 5 3 5 5 5 3 0 4-1 4-5 13-41 40-50 53-50 6 0 21 3 21 25 0 12-7 39-21 92-7 25-20 40-38 40-2 0-11 0-18-4 8-3 17-10 17-21s-9-15-14-15c-11 0-21 11-21 24 0 17 19 25 36 25 26 0 40-28 41-30 4 14 19 30 42 30 39 0 61-50 61-60 0-4-3-4-4-4-3 0-4 2-5 4-13 42-39 51-52 51-14 0-21-12-21-25 0-9 2-17 7-34 4-18 8-36 13-53z"><text:p/></draw:path><draw:path draw:style-name="gr1515" draw:text-style-name="P131" svg:width="0.15cm" svg:height="0.385cm" svg:x="13.912cm" svg:y="1.736cm" svg:viewBox="0 0 151 386" svg:d="M149 14c2-4 1-4 2-6 0-5-4-8-8-8-2 0-5 1-7 3-45 123-89 245-134 369-2 4-1 4-2 6 0 5 4 8 8 8 5 0 6-2 9-9 44-121 88-242 132-363z"><text:p/></draw:path><draw:path draw:style-name="gr1515" draw:text-style-name="P131" svg:width="0.193cm" svg:height="0.223cm" svg:x="13.881cm" svg:y="1.818cm" svg:viewBox="0 0 194 224" svg:d="M180 120c7 0 14 0 14-8s-7-8-14-8c-55 0-108 0-163 0 4-51 48-88 103-88 20 0 41 0 60 0 7 0 14 0 14-7 0-9-7-9-14-9-20 0-40 0-61 0-66 0-119 51-119 112 0 63 53 112 119 112 21 0 41 0 61 0 7 0 14 0 14-7 0-8-7-8-14-8-19 0-40 0-60 0-55 0-99-37-103-89 55 0 108 0 163 0z"><text:p/></draw:path><draw:path draw:style-name="gr1515" draw:text-style-name="P131" svg:width="0.275cm" svg:height="0.263cm" svg:x="14.23cm" svg:y="1.763cm" svg:viewBox="0 0 276 264" svg:d="M45 234c-3 14-4 18-35 18-7 0-10 0-10 7 0 5 3 5 10 5 46 0 92 0 139 0 60 0 106-45 106-84 0-27-23-49-60-54 40-7 81-36 81-72 0-29-26-54-72-54-43 0-87 0-130 0-7 0-11 0-11 8 0 4 3 4 11 4 1 0 7 0 14 1 8 1 11 1 11 6 0 2-1 3-2 7-18 70-34 139-52 208zM103 123c8-32 17-64 25-96 3-14 4-15 21-15 16 0 33 0 49 0 34 0 43 23 43 40 0 34-34 71-80 71-19 0-39 0-58 0zM86 252c-5 0-6 0-8 0-4 0-5-1-5-5 0-1 0-1 2-8 9-37 17-72 26-108 24 0 50 0 74 0 36 0 44 28 44 45 0 38-34 76-80 76-18 0-36 0-53 0z"><text:p/></draw:path><draw:path draw:style-name="gr1515" draw:text-style-name="P131" svg:width="0.089cm" svg:height="0.385cm" svg:x="14.548cm" svg:y="1.736cm" svg:viewBox="0 0 90 386" svg:d="M90 192c0-29-4-77-25-119-24-48-57-73-61-73-2 0-4 1-4 3 0 1 0 2 8 9 37 39 59 100 59 180 0 66-14 135-61 184-6 4-6 4-6 6 0 3 2 4 4 4 4 0 39-26 62-75 19-43 24-86 24-119z"><text:p/></draw:path></draw:g></text:p>
        </text:list-item>
        <text:list-item>
          <text:p text:style-name="P70">יש לנו גרירה דו־כיוונית, על כן נוכיח את שתי הגרירות. </text:p>
        </text:list-item>
        <text:list-item>
          <text:p text:style-name="P71">יהי <draw:g text:anchor-type="as-char" svg:y="-0.173cm" draw:z-index="50" draw:name="Shape59" draw:style-name="gr1513"><svg:title>TexMaths</svg:title><svg:desc>11§display§x§svg§600§FALSE§</svg:desc><draw:path draw:style-name="gr1514" draw:text-style-name="P130" svg:width="0.161cm" svg:height="0.132cm" svg:x="0.008cm" svg:y="0.018cm" svg:viewBox="0 0 162 133" svg:d="M0 0c54 0 108 0 162 0 0 44 0 89 0 133-54 0-108 0-162 0 0-44 0-89 0-133z"><text:p/></draw:path><draw:path draw:style-name="gr1515" draw:text-style-name="P131" svg:width="0.19cm" svg:height="0.172cm" svg:x="-0.001cm" svg:y="0cm" svg:viewBox="0 0 191 173" svg:d="M117 54c2-10 11-45 37-45 2 0 11 0 20 4-11 2-19 12-19 21 0 7 5 13 15 13 9 0 21-6 21-22 0-19-23-25-36-25-23 0-36 20-40 30-10-27-30-30-41-30-40 0-62 50-62 59 0 4 3 4 5 4 3 0 4 0 5-5 13-40 39-49 51-49 7 0 21 3 21 25 0 12-7 38-21 90-6 25-19 40-37 40-2 0-11 0-18-4 10-3 17-10 17-21 0-10-7-13-14-13-11 0-21 9-21 22 0 17 20 25 36 25 26 0 40-27 41-30 5 14 18 30 40 30 39 0 62-50 62-60 0-3-4-3-5-3-3 0-4 1-5 5-13 40-39 49-51 49-16 0-20-12-20-25 0-8 2-17 6-33 4-18 8-34 13-52z"><text:p/></draw:path></draw:g>. נוכיח עבורו את הטענה. </text:p>
        </text:list-item>
        <text:list-item>
          <text:p text:style-name="P70">גרירה ראשונה: </text:p>
          <text:list>
            <text:list-item>
              <text:p text:style-name="P71"><text:soft-page-break/>נניח <draw:g text:anchor-type="as-char" svg:y="-0.288cm" draw:z-index="49" draw:name="Shape60" draw:style-name="gr1513"><svg:title>TexMaths</svg:title><svg:desc>11§display§x \in (x \notin A \land x \in B) \lor(x \in A \land x \notin B)§svg§600§FALSE§</svg:desc><draw:path draw:style-name="gr1514" draw:text-style-name="P130" svg:width="6.482cm" svg:height="0.345cm" svg:x="0.066cm" svg:y="0.018cm" svg:viewBox="0 0 6483 346" svg:d="M3242 346c-1081 0-2162 0-3242 0 0-116 0-230 0-346 2161 0 4322 0 6483 0 0 116 0 230 0 346-1080 0-2161 0-3241 0z"><text:p/></draw:path><draw:path draw:style-name="gr1515" draw:text-style-name="P131" svg:width="0.192cm" svg:height="0.174cm" svg:x="0cm" svg:y="0.115cm" svg:viewBox="0 0 193 175" svg:d="M119 54c2-10 11-45 37-45 2 0 12 0 20 4-11 2-19 12-19 21 0 7 5 14 15 14 8 0 21-7 21-23 0-19-22-25-36-25-23 0-36 21-40 30-10-26-31-30-42-30-41 0-63 50-63 59 0 5 5 5 6 5 2 0 3-1 4-5 13-40 39-50 52-50 7 0 21 3 21 25 0 12-7 39-21 93-6 24-20 39-37 39-2 0-11 0-19-4 10-2 18-10 18-21s-8-13-14-13c-12 0-22 10-22 22 0 17 20 25 36 25 27 0 40-27 41-30 6 15 19 30 42 30 39 0 63-49 63-59 0-4-5-4-6-4-3 0-4 1-4 4-14 41-40 50-52 50-15 0-21-12-21-25 0-9 2-17 7-34 4-18 8-35 13-53z"><text:p/></draw:path><draw:path draw:style-name="gr1515" draw:text-style-name="P131" svg:width="0.193cm" svg:height="0.221cm" svg:x="0.35cm" svg:y="0.078cm" svg:viewBox="0 0 194 222" svg:d="M179 120c7 0 15-1 15-9 0-9-8-8-15-8-55 0-109 0-164 0 5-50 50-88 104-88 20 0 41 0 60 0 7 0 15 0 15-7 0-8-8-8-15-8-19 0-40 0-60 0-66 0-119 48-119 111 0 62 53 111 119 111 20 0 41 0 60 0 7 0 15 0 15-7s-8-7-15-7c-19 0-40 0-60 0-54 0-99-37-104-88 55 0 109 0 164 0z"><text:p/></draw:path><draw:path draw:style-name="gr1515" draw:text-style-name="P131" svg:width="0.089cm" svg:height="0.384cm" svg:x="0.721cm" svg:y="0cm" svg:viewBox="0 0 90 385" svg:d="M90 381c0-1 0-1-6-8-49-49-61-122-61-180 0-67 14-135 62-182 5-5 5-5 5-7 0-3-2-4-4-4-3 0-39 26-62 76-18 42-24 85-24 117 0 29 4 76 25 120 25 47 58 72 61 72 2 0 4-1 4-4z"><text:p/></draw:path><draw:path draw:style-name="gr1515" draw:text-style-name="P131" svg:width="0.192cm" svg:height="0.174cm" svg:x="0.844cm" svg:y="0.115cm" svg:viewBox="0 0 193 175" svg:d="M119 54c2-10 11-45 37-45 2 0 11 0 20 4-11 2-19 12-19 21 0 7 5 14 15 14 8 0 21-7 21-23 0-19-22-25-36-25-23 0-36 21-40 30-10-26-31-30-42-30-41 0-63 50-63 59 0 5 3 4 5 5 3 0 4-1 5-5 13-40 39-50 52-50 7 0 21 3 21 25 0 12-7 39-21 93-7 24-20 39-37 39-2 0-11 0-19-4 10-2 18-10 18-21s-8-13-14-13c-12 0-22 10-22 22 0 17 20 25 36 25 27 0 40-27 41-30 4 15 19 30 42 30 39 0 61-49 61-59 0-4-3-4-4-4-3 0-4 1-4 4-14 41-40 50-52 50-15 0-21-12-21-25 0-9 2-17 7-34 4-18 8-35 13-53z"><text:p/></draw:path><draw:path draw:style-name="gr1515" draw:text-style-name="P131" svg:width="0.15cm" svg:height="0.384cm" svg:x="1.226cm" svg:y="0cm" svg:viewBox="0 0 151 385" svg:d="M149 15c2-5 2-6 2-7 0-5-5-8-8-8s-5 1-7 3c-45 123-89 245-134 367-2 5-2 7-2 8 0 4 3 7 8 7s6-3 9-10c44-120 88-240 132-360z"><text:p/></draw:path><draw:path draw:style-name="gr1515" draw:text-style-name="P131" svg:width="0.192cm" svg:height="0.221cm" svg:x="1.194cm" svg:y="0.078cm" svg:viewBox="0 0 193 222" svg:d="M179 120c7 0 14-1 14-9 0-9-7-8-14-8-55 0-109 0-164 0 5-50 50-88 104-88 20 0 41 0 60 0 7 0 14 0 14-7 0-8-7-8-14-8-19 0-40 0-60 0-66 0-119 48-119 111 0 62 53 111 119 111 20 0 41 0 60 0 7 0 14 0 14-7s-7-7-14-7c-19 0-40 0-60 0-54 0-99-37-104-88 55 0 109 0 164 0z"><text:p/></draw:path><draw:path draw:style-name="gr1515" draw:text-style-name="P131" svg:width="0.264cm" svg:height="0.274cm" svg:x="1.54cm" svg:y="0.011cm" svg:viewBox="0 0 265 275" svg:d="M55 231c-15 26-30 31-47 32-5 1-8 1-8 8 0 2 1 4 4 4 11 0 24-1 35-1 12 0 25 1 38 1 2 0 7 0 7-7 0-4-4-5-6-5-9 0-19-3-19-13 0-4 3-9 6-14 10-17 20-32 30-49 32 0 65 0 96 0 2 9 7 60 7 64 0 11-21 12-29 12-5 0-8 0-8 8 0 4 4 4 5 4 16 0 32-1 49-1 9 0 34 1 42 1 4 0 8 0 8-7 0-5-4-5-9-5-24 0-24-2-25-13-8-79-16-160-24-240 0-8 0-10-7-10-6 0-7 3-10 7-45 74-90 149-135 224zM102 175c26-43 51-85 76-127 5 42 8 84 12 127-29 0-58 0-88 0z"><text:p/></draw:path><draw:path draw:style-name="gr1515" draw:text-style-name="P131" svg:width="0.215cm" svg:height="0.238cm" svg:x="1.923cm" svg:y="0.055cm" svg:viewBox="0 0 216 239" svg:d="M117 9c-4-7-6-9-9-9-5 0-7 3-9 9-32 71-64 143-96 215-2 4-3 5-3 7 0 5 4 8 8 8 3 0 6-1 9-8 30-67 60-135 91-203 31 68 60 136 91 203 3 8 7 8 9 8 4 0 8-3 8-8 0-1 0-2-3-6-31-72-64-145-96-216z"><text:p/></draw:path><draw:path draw:style-name="gr1515" draw:text-style-name="P131" svg:width="0.192cm" svg:height="0.174cm" svg:x="2.257cm" svg:y="0.115cm" svg:viewBox="0 0 193 175" svg:d="M118 54c2-10 11-45 38-45 1 0 11 0 19 4-11 2-19 12-19 21 0 7 5 14 16 14 7 0 21-7 21-23 0-19-24-25-37-25-22 0-36 21-40 30-10-26-31-30-42-30-40 0-63 50-63 59 0 5 4 5 6 5 3 0 4-1 4-5 13-40 38-50 52-50 7 0 21 3 21 25 0 12-7 39-21 93-6 24-20 39-37 39-2 0-11 0-19-4 9-2 18-10 18-21s-9-13-14-13c-12 0-21 10-21 22 0 17 19 25 36 25 26 0 39-27 41-30 4 15 18 30 41 30 40 0 62-49 62-59 0-4-3-4-5-4-3 0-3 1-4 4-14 41-40 50-52 50-16 0-21-12-21-25 0-9 2-17 7-34 4-18 8-35 13-53z"><text:p/></draw:path><draw:path draw:style-name="gr1515" draw:text-style-name="P131" svg:width="0.193cm" svg:height="0.221cm" svg:x="2.606cm" svg:y="0.078cm" svg:viewBox="0 0 194 222" svg:d="M179 120c7 0 15-1 15-9 0-9-8-8-15-8-55 0-109 0-164 0 6-50 50-88 105-88 20 0 40 0 59 0 7 0 15 0 15-7 0-8-8-8-15-8-19 0-40 0-60 0-66 0-119 48-119 111 0 62 53 111 119 111 20 0 41 0 60 0 7 0 15 0 15-7s-8-7-15-7c-19 0-39 0-59 0-55 0-99-37-105-88 55 0 109 0 164 0z"><text:p/></draw:path><draw:path draw:style-name="gr1515" draw:text-style-name="P131" svg:width="0.275cm" svg:height="0.261cm" svg:x="2.955cm" svg:y="0.025cm" svg:viewBox="0 0 276 262" svg:d="M46 232c-4 15-4 18-35 18-7 0-11 0-11 8 0 4 4 4 11 4 46 0 91 0 138 0 61 0 106-45 106-83 0-27-22-49-59-53 39-8 80-37 80-73 0-29-25-53-71-53-43 0-87 0-130 0-8 0-11 0-11 8 0 4 3 4 11 4 4 0 8 0 14 0 7 1 10 1 10 7 0 1 0 2-1 7-18 69-34 138-52 206zM105 122c7-32 16-64 24-96 3-13 4-14 21-14 16 0 33 0 49 0 34 0 42 22 42 40 0 34-33 70-80 70-19 0-38 0-56 0zM87 250c-6 0-6 0-9 0s-4-1-4-4c0-2 0-2 2-9 9-36 18-71 26-106 25 0 49 0 73 0 37 0 45 28 45 45 0 36-35 74-80 74-18 0-35 0-53 0z"><text:p/></draw:path><draw:path draw:style-name="gr1515" draw:text-style-name="P131" svg:width="0.088cm" svg:height="0.384cm" svg:x="3.273cm" svg:y="0cm" svg:viewBox="0 0 89 385" svg:d="M89 193c0-30-3-76-25-120-23-48-56-73-61-73-2 0-3 2-3 4s0 2 8 9c37 38 59 99 59 180 0 65-14 133-63 181-4 6-4 6-4 7 0 2 1 4 3 4 5 0 40-26 62-76 20-41 24-84 24-116z"><text:p/></draw:path><draw:path draw:style-name="gr1515" draw:text-style-name="P131" svg:width="0.214cm" svg:height="0.238cm" svg:x="3.508cm" svg:y="0.055cm" svg:viewBox="0 0 215 239" svg:d="M212 17c3-6 3-7 3-8 0-5-4-9-8-9-3 0-6 3-9 9-30 68-60 136-90 203-31-67-61-135-91-203-4-8-7-9-9-9-5 0-8 4-8 9 1 2 0 1 2 5 32 73 64 146 96 217 3 6 5 8 10 8 4 0 5-3 8-8 31-71 64-143 96-214z"><text:p/></draw:path><draw:path draw:style-name="gr1515" draw:text-style-name="P131" svg:width="0.088cm" svg:height="0.384cm" svg:x="3.869cm" svg:y="0cm" svg:viewBox="0 0 89 385" svg:d="M89 381c0-1 0-1-6-8-49-49-61-122-61-180 0-67 14-135 63-182 4-5 4-5 4-7 0-3-1-4-3-4-5 0-39 26-62 76-20 42-24 85-24 117 0 29 4 76 25 120 23 47 56 72 61 72 2 0 3-1 3-4z"><text:p/></draw:path><draw:path draw:style-name="gr1515" draw:text-style-name="P131" svg:width="0.192cm" svg:height="0.174cm" svg:x="3.992cm" svg:y="0.115cm" svg:viewBox="0 0 193 175" svg:d="M118 54c2-10 11-45 38-45 1 0 11 0 19 4-11 2-19 12-19 21 0 7 5 14 16 14 7 0 21-7 21-23 0-19-24-25-37-25-22 0-36 21-40 30-10-26-31-30-42-30-40 0-62 50-62 59 0 5 3 5 5 5 3 0 4-1 4-5 13-40 40-50 53-50 6 0 20 3 20 25 0 12-6 39-20 93-7 24-20 39-38 39-2 0-11 0-18-4 8-2 17-10 17-21s-9-13-14-13c-11 0-21 10-21 22 0 17 19 25 36 25 26 0 40-27 41-30 4 15 19 30 42 30 39 0 61-49 61-59 0-4-3-4-4-4-4 0-4 1-5 4-14 41-39 50-52 50-14 0-21-12-21-25 0-9 2-17 7-34 4-18 8-35 13-53z"><text:p/></draw:path><draw:path draw:style-name="gr1515" draw:text-style-name="P131" svg:width="0.193cm" svg:height="0.221cm" svg:x="4.341cm" svg:y="0.078cm" svg:viewBox="0 0 194 222" svg:d="M180 120c7 0 14-1 14-9 0-9-7-8-14-8-55 0-108 0-163 0 4-50 48-88 103-88 20 0 41 0 60 0 7 0 14 0 14-7 0-8-7-8-14-8-20 0-40 0-61 0-66 0-119 48-119 111 0 62 53 111 119 111 21 0 41 0 61 0 7 0 14 0 14-7s-7-7-14-7c-19 0-40 0-60 0-55 0-99-37-103-88 55 0 108 0 163 0z"><text:p/></draw:path><draw:path draw:style-name="gr1515" draw:text-style-name="P131" svg:width="0.264cm" svg:height="0.274cm" svg:x="4.688cm" svg:y="0.011cm" svg:viewBox="0 0 265 275" svg:d="M56 231c-15 26-31 31-47 32-6 1-9 1-9 8 0 2 2 4 6 4 9 0 22-1 33-1 13 0 26 1 38 1 2 0 8 0 8-7 0-4-4-5-7-5-9 0-17-3-17-13 0-4 2-9 5-14 10-17 19-32 29-49 32 0 65 0 96 0 2 9 7 60 7 64 0 11-20 12-27 12-6 0-10 0-10 8 0 4 3 3 5 4 17 0 33-1 49-1 9 0 34 1 44 1 2 0 6 0 6-7 0-5-3-5-9-5-24 0-24-2-25-13-8-79-15-160-23-240-1-8-1-10-8-10-5 0-7 3-10 7-45 74-89 149-134 224zM102 175c26-43 51-85 76-127 5 42 8 84 12 127-29 0-58 0-88 0z"><text:p/></draw:path><draw:path draw:style-name="gr1515" draw:text-style-name="P131" svg:width="0.214cm" svg:height="0.238cm" svg:x="5.072cm" svg:y="0.055cm" svg:viewBox="0 0 215 239" svg:d="M117 9c-4-7-6-9-10-9-5 0-6 3-8 9-32 71-65 143-97 215-2 4-2 5-2 7 0 5 3 8 8 8 2 0 5-1 9-8 29-67 60-135 90-203 31 68 60 136 91 203 3 8 8 8 9 8 4 0 8-3 8-8 0-1 0-2-3-6-32-72-63-145-95-216z"><text:p/></draw:path><draw:path draw:style-name="gr1515" draw:text-style-name="P131" svg:width="0.192cm" svg:height="0.174cm" svg:x="5.405cm" svg:y="0.115cm" svg:viewBox="0 0 193 175" svg:d="M118 54c2-10 11-45 38-45 2 0 11 0 20 4-11 2-19 12-19 21 0 7 5 14 15 14 8 0 21-7 21-23 0-19-24-25-37-25-22 0-35 21-40 30-9-26-30-30-42-30-40 0-62 50-62 59 0 5 3 5 5 5 3 0 4-1 5-5 13-40 39-50 52-50 6 0 21 3 21 25 0 12-7 39-21 93-7 24-20 39-38 39-2 0-11 0-18-4 10-2 17-10 17-21s-7-13-14-13c-11 0-21 10-21 22 0 17 20 25 36 25 26 0 40-27 41-30 4 15 19 30 42 30 39 0 61-49 61-59 0-4-3-4-4-4-3 0-4 1-5 4-13 41-39 50-51 50-15 0-22-12-22-25 0-9 2-17 7-34 4-18 8-35 13-53z"><text:p/></draw:path><draw:path draw:style-name="gr1515" draw:text-style-name="P131" svg:width="0.149cm" svg:height="0.384cm" svg:x="5.787cm" svg:y="0cm" svg:viewBox="0 0 150 385" svg:d="M149 15c1-5 1-6 1-7 0-5-4-8-8-8-2 0-6 1-7 3-45 123-89 245-134 367-1 5-1 7-1 8 0 4 3 7 8 7 4 0 5-3 7-10 44-120 90-240 134-360z"><text:p/></draw:path><draw:path draw:style-name="gr1515" draw:text-style-name="P131" svg:width="0.193cm" svg:height="0.221cm" svg:x="5.754cm" svg:y="0.078cm" svg:viewBox="0 0 194 222" svg:d="M180 120c7 0 14-1 14-9 0-9-7-8-14-8-55 0-108 0-163 0 4-50 48-88 103-88 20 0 41 0 60 0 7 0 14 0 14-7 0-8-7-8-14-8-20 0-40 0-61 0-66 0-119 48-119 111 0 62 53 111 119 111 21 0 41 0 61 0 7 0 14 0 14-7s-7-7-14-7c-19 0-40 0-60 0-55 0-99-37-103-88 55 0 108 0 163 0z"><text:p/></draw:path><draw:path draw:style-name="gr1515" draw:text-style-name="P131" svg:width="0.275cm" svg:height="0.261cm" svg:x="6.104cm" svg:y="0.025cm" svg:viewBox="0 0 276 262" svg:d="M45 232c-3 15-4 18-35 18-7 0-10 0-10 8 0 4 3 4 10 4 46 0 92 0 139 0 60 0 106-45 106-83 0-27-23-49-60-53 40-8 81-37 81-73 0-29-25-53-72-53-43 0-87 0-130 0-7 0-11 0-11 8 0 4 3 4 11 4 1 0 7 0 14 0 8 1 11 1 11 7 0 1-1 2-2 7-18 69-34 138-52 206zM103 122c8-32 17-64 25-96 3-13 4-14 21-14 16 0 33 0 49 0 34 0 43 22 43 40 0 34-33 70-80 70-19 0-39 0-58 0zM87 250c-6 0-7 0-9 0-4 0-5-1-5-4 0-2 0-2 2-9 9-36 17-71 26-106 24 0 50 0 74 0 36 0 44 28 44 45 0 36-34 74-80 74-18 0-34 0-52 0z"><text:p/></draw:path><draw:path draw:style-name="gr1515" draw:text-style-name="P131" svg:width="0.089cm" svg:height="0.384cm" svg:x="6.422cm" svg:y="0cm" svg:viewBox="0 0 90 385" svg:d="M90 193c0-30-4-76-25-120-24-48-57-73-61-73-2 0-4 2-4 4s0 2 8 9c37 38 59 99 59 180 0 65-14 133-61 181-6 6-6 6-6 7 0 2 2 4 4 4 4 0 39-26 62-76 20-41 24-84 24-116z"><text:p/></draw:path></draw:g>. צ.ל. את החלק השני של הגרירה. </text:p>
            </text:list-item>
            <text:list-item>
              <text:p text:style-name="P71">נפרק למקרים: </text:p>
              <text:list>
                <text:list-item>
                  <text:p text:style-name="P72">במקרה והצד הימני של ההנחה מתקיים, אז <draw:g text:anchor-type="as-char" svg:y="-0.28cm" draw:z-index="53" draw:name="Shape61" draw:style-name="gr1513"><svg:title>TexMaths</svg:title><svg:desc>11§display§x \not \in A \land x \in B§svg§600§FALSE§</svg:desc><draw:path draw:style-name="gr1514" draw:text-style-name="P130" svg:width="2.356cm" svg:height="0.319cm" svg:x="0.008cm" svg:y="0.02cm" svg:viewBox="0 0 2357 320" svg:d="M1179 320c-394 0-786 0-1179 0 0-107 0-213 0-320 785 0 1572 0 2357 0 0 107 0 213 0 320-392 0-785 0-1178 0z"><text:p/></draw:path><draw:path draw:style-name="gr1515" draw:text-style-name="P131" svg:width="0.192cm" svg:height="0.174cm" svg:x="-0.001cm" svg:y="0.109cm" svg:viewBox="0 0 193 175" svg:d="M119 54c2-10 11-45 37-45 2 0 12 0 20 4-11 2-19 12-19 21 0 7 5 15 15 15 8 0 21-8 21-24 0-19-22-25-36-25-23 0-36 21-40 30-10-26-31-30-42-30-41 0-63 50-63 60 0 4 5 4 6 4 2 0 3-1 4-4 13-41 39-51 52-51 7 0 21 3 21 25 0 12-7 39-21 93-6 24-20 40-37 40-2 0-11 0-19-5 10-2 18-10 18-21s-8-13-14-13c-12 0-22 10-22 22 0 18 20 25 36 25 27 0 40-27 41-29 6 14 19 29 42 29 39 0 61-49 61-59 0-5-3-5-4-5-3 0-4 3-4 5-14 42-40 51-52 51-15 0-21-13-21-26 0-9 2-16 7-34 4-18 8-35 13-53z"><text:p/></draw:path><draw:path draw:style-name="gr1515" draw:text-style-name="P131" svg:width="0.193cm" svg:height="0.359cm" svg:x="0.37cm" svg:y="0cm" svg:viewBox="0 0 194 360" svg:d="M190 15c4-5 4-6 4-7 0-2-3-8-8-8-6 0-7 2-9 8-58 112-115 224-174 336-3 6-3 7-3 8 0 3 3 8 8 8s6-3 9-8c58-113 115-224 173-337z"><text:p/></draw:path><draw:path draw:style-name="gr1515" draw:text-style-name="P131" svg:width="0.192cm" svg:height="0.222cm" svg:x="0.349cm" svg:y="0.072cm" svg:viewBox="0 0 193 223" svg:d="M179 120c7 0 14 0 14-7 0-9-7-9-14-9-55 0-109 0-164 0 5-51 50-89 104-89 20 0 41 0 60 0 7 0 14 0 14-7 0-8-7-8-14-8-19 0-40 0-60 0-67 0-119 50-119 113 0 61 52 110 119 110 20 0 41 0 60 0 7 0 14 0 14-8s-7-8-14-8c-19 0-40 0-60 0-54 0-99-36-104-87 55 0 109 0 164 0z"><text:p/></draw:path><draw:path draw:style-name="gr1515" draw:text-style-name="P131" svg:width="0.264cm" svg:height="0.275cm" svg:x="0.696cm" svg:y="0cm" svg:viewBox="0 0 265 276" svg:d="M55 232c-15 25-31 31-47 32-5 1-8 1-8 7 0 3 1 5 4 5 11 0 24-1 33-1 14 0 27 1 40 1 2 0 7 0 7-8 0-3-4-4-6-4-9 0-19-4-19-14 0-4 3-8 6-14 10-16 20-33 30-48 32 0 65 0 96 0 2 7 6 59 6 64 0 11-20 12-28 12-5 0-8 0-8 7 0 5 4 5 5 5 16 0 32-1 49-1 8 0 33 1 42 1 3 0 8 0 8-8 0-4-4-4-9-4-24 0-24-3-25-14-8-79-16-160-24-240 0-8 0-10-7-10-6 0-7 3-11 7-45 75-89 150-134 225zM101 175c26-43 52-85 77-126 5 41 8 83 12 126-29 0-59 0-89 0z"><text:p/></draw:path><draw:path draw:style-name="gr1515" draw:text-style-name="P131" svg:width="0.214cm" svg:height="0.237cm" svg:x="1.078cm" svg:y="0.049cm" svg:viewBox="0 0 215 238" svg:d="M117 8c-4-7-6-8-9-8-6 0-7 2-9 8-32 71-64 143-96 215-2 4-3 5-3 8 0 4 3 7 8 7 3 0 5-1 9-9 30-67 60-135 91-203 30 68 60 136 90 203 4 9 8 9 9 9 4 0 8-3 8-7 0-2 0-3-3-7-32-72-63-145-95-216z"><text:p/></draw:path><draw:path draw:style-name="gr1515" draw:text-style-name="P131" svg:width="0.192cm" svg:height="0.174cm" svg:x="1.411cm" svg:y="0.109cm" svg:viewBox="0 0 193 175" svg:d="M118 54c3-10 12-45 38-45 2 0 11 0 20 4-11 2-19 12-19 21 0 7 5 15 15 15 8 0 21-8 21-24 0-19-22-25-36-25-23 0-36 21-40 30-10-26-31-30-42-30-41 0-63 50-63 60 0 4 3 3 5 4 3 0 4-1 5-4 13-41 39-51 52-51 7 0 21 3 21 25 0 12-7 39-21 93-7 24-20 40-37 40-2 0-12 0-19-5 10-2 18-10 18-21s-8-13-14-13c-12 0-22 10-22 22 0 18 20 25 36 25 26 0 40-27 41-29 4 14 19 29 42 29 39 0 61-49 61-59 0-5-3-5-4-5-3 0-4 3-4 5-14 42-40 51-52 51-15 0-21-13-21-26 0-9 2-16 6-34s8-35 13-53z"><text:p/></draw:path><draw:path draw:style-name="gr1515" draw:text-style-name="P131" svg:width="0.192cm" svg:height="0.222cm" svg:x="1.76cm" svg:y="0.072cm" svg:viewBox="0 0 193 223" svg:d="M179 120c7 0 14 0 14-7 0-9-7-9-14-9-55 0-109 0-164 0 5-51 50-89 104-89 20 0 41 0 60 0 7 0 14 0 14-7 0-8-7-8-14-8-21 0-40 0-61 0-66 0-118 50-118 113 0 61 52 110 118 110 21 0 40 0 61 0 7 0 14 0 14-8s-7-8-14-8c-19 0-40 0-60 0-54 0-99-36-104-87 55 0 109 0 164 0z"><text:p/></draw:path><draw:path draw:style-name="gr1515" draw:text-style-name="P131" svg:width="0.275cm" svg:height="0.262cm" svg:x="2.109cm" svg:y="0.013cm" svg:viewBox="0 0 276 263" svg:d="M45 233c-3 14-4 17-35 17-7 0-10 0-10 8 0 5 3 5 10 5 46 0 92 0 139 0 60 0 106-46 106-83 0-28-23-50-60-54 40-8 81-37 81-73 0-29-25-53-72-53-43 0-87 0-130 0-7 0-11 0-11 8 0 4 3 4 11 4 1 0 7 0 14 0 8 1 11 1 11 7 0 1 0 2-2 7-18 69-34 138-52 207zM103 122c8-32 17-64 25-96 3-13 4-14 21-14 16 0 34 0 50 0 33 0 42 22 42 40 0 34-33 70-80 70-19 0-39 0-58 0zM87 250c-6 0-7 0-9 0-4 0-5-1-5-4 0-1 0-1 2-9 9-35 17-70 26-106 24 0 50 0 74 0 36 0 44 28 44 46 0 36-34 73-80 73-18 0-34 0-52 0z"><text:p/></draw:path></draw:g>. לפיכך, <draw:g text:anchor-type="as-char" svg:y="-0.273cm" draw:z-index="51" draw:name="Shape62" draw:style-name="gr1513"><svg:title>TexMaths</svg:title><svg:desc>11§display§x \in A \lor x \in B§svg§600§FALSE§</svg:desc><draw:path draw:style-name="gr1514" draw:text-style-name="P130" svg:width="2.356cm" svg:height="0.25cm" svg:x="0.008cm" svg:y="0.02cm" svg:viewBox="0 0 2357 251" svg:d="M1179 251c-394 0-786 0-1179 0 0-84 0-167 0-251 785 0 1572 0 2357 0 0 84 0 167 0 251-392 0-785 0-1178 0z"><text:p/></draw:path><draw:path draw:style-name="gr1515" draw:text-style-name="P131" svg:width="0.192cm" svg:height="0.173cm" svg:x="-0.001cm" svg:y="0.109cm" svg:viewBox="0 0 193 174" svg:d="M119 54c2-10 11-45 37-45 2 0 12 0 20 4-11 2-19 12-19 21 0 7 5 14 15 14 8 0 21-7 21-23 0-19-22-25-36-25-23 0-36 21-40 30-10-26-31-30-42-30-41 0-63 50-63 59 0 5 5 5 6 5 2 0 3-1 4-5 13-40 39-50 52-50 7 0 21 3 21 25 0 12-7 39-21 93-6 23-20 38-37 38-2 0-11 0-19-4 10-1 18-10 18-20 0-11-8-14-14-14-12 0-22 9-22 23 0 16 20 24 36 24 27 0 40-27 41-29 6 15 19 29 42 29 39 0 61-49 61-58 0-5-3-5-4-5-3 0-4 2-4 5-14 41-40 49-52 49-15 0-21-11-21-24 0-9 2-18 7-34 4-18 8-35 13-53z"><text:p/></draw:path><draw:path draw:style-name="gr1515" draw:text-style-name="P131" svg:width="0.192cm" svg:height="0.221cm" svg:x="0.349cm" svg:y="0.072cm" svg:viewBox="0 0 193 222" svg:d="M179 119c7 0 14 0 14-8s-7-8-14-8c-55 0-109 0-164 0 5-51 50-88 104-88 20 0 41 0 60 0 7 0 14 0 14-7 0-8-7-8-14-8-19 0-40 0-60 0-67 0-119 50-119 111s52 111 119 111c20 0 41 0 60 0 7 0 14 0 14-7 0-8-7-8-14-8-19 0-40 0-60 0-54 0-99-37-104-88 55 0 109 0 164 0z"><text:p/></draw:path><draw:path draw:style-name="gr1515" draw:text-style-name="P131" svg:width="0.264cm" svg:height="0.274cm" svg:x="0.696cm" svg:y="0cm" svg:viewBox="0 0 265 275" svg:d="M55 231c-15 25-31 31-47 32-5 0-8 0-8 8 0 2 1 4 4 4 11 0 24-1 33-1 14 0 27 1 40 1 2 0 7 0 7-8 0-4-4-4-6-4-9-1-19-4-19-13 0-5 3-9 6-14 10-17 20-33 30-50 32 0 65 0 96 0 2 8 6 61 6 64 0 12-20 13-28 13-5 0-8 0-8 8 0 4 4 4 5 4 16 0 32-1 49-1 8 0 33 1 42 1 3 0 8 0 8-8 0-4-4-4-9-4-24 0-24-2-25-14-8-79-16-160-24-239 0-8 0-10-7-10-6 0-7 3-11 7-45 74-89 149-134 224zM101 174c26-42 52-84 77-126 5 42 8 84 12 126-29 0-59 0-89 0z"><text:p/></draw:path><draw:path draw:style-name="gr1515" draw:text-style-name="P131" svg:width="0.214cm" svg:height="0.238cm" svg:x="1.078cm" svg:y="0.049cm" svg:viewBox="0 0 215 239" svg:d="M212 15c3-4 3-5 3-7 0-4-4-8-8-8-3 0-6 3-9 9-30 67-60 135-90 202-31-67-61-135-91-202-4-8-6-9-9-9-5 0-8 4-8 8 0 1 0 2 2 6 32 72 65 144 97 216 3 7 6 9 9 9 4 0 5-3 9-9 32-72 63-143 95-215z"><text:p/></draw:path><draw:path draw:style-name="gr1515" draw:text-style-name="P131" svg:width="0.192cm" svg:height="0.173cm" svg:x="1.411cm" svg:y="0.109cm" svg:viewBox="0 0 193 174" svg:d="M118 54c3-10 12-45 38-45 2 0 11 0 20 4-11 2-19 12-19 21 0 7 5 14 15 14 8 0 21-7 21-23 0-19-22-25-36-25-23 0-36 21-40 30-10-26-31-30-42-30-41 0-63 50-63 59 0 5 3 3 5 5 3 0 4-1 5-5 13-40 39-50 52-50 7 0 21 3 21 25 0 12-7 39-21 93-7 23-20 38-37 38-2 0-12 0-19-4 10-1 18-10 18-20 0-11-8-14-14-14-12 0-22 9-22 23 0 16 20 24 36 24 26 0 40-27 41-29 4 15 19 29 42 29 39 0 61-49 61-58 0-5-3-5-4-5-3 0-4 2-4 5-14 41-40 49-52 49-15 0-21-11-21-24 0-9 2-18 6-34 4-18 8-35 13-53z"><text:p/></draw:path><draw:path draw:style-name="gr1515" draw:text-style-name="P131" svg:width="0.192cm" svg:height="0.221cm" svg:x="1.76cm" svg:y="0.072cm" svg:viewBox="0 0 193 222" svg:d="M179 119c7 0 14 0 14-8s-7-8-14-8c-55 0-109 0-164 0 5-51 50-88 104-88 20 0 41 0 60 0 7 0 14 0 14-7 0-8-7-8-14-8-21 0-40 0-61 0-66 0-118 50-118 111s52 111 118 111c21 0 40 0 61 0 7 0 14 0 14-7 0-8-7-8-14-8-19 0-40 0-60 0-54 0-99-37-104-88 55 0 109 0 164 0z"><text:p/></draw:path><draw:path draw:style-name="gr1515" draw:text-style-name="P131" svg:width="0.275cm" svg:height="0.261cm" svg:x="2.109cm" svg:y="0.013cm" svg:viewBox="0 0 276 262" svg:d="M45 232c-3 15-4 18-35 18-7 0-10 0-10 8 0 4 3 4 10 4 46 0 92 0 139 0 60 0 106-45 106-84 0-26-23-48-60-53 40-7 81-36 81-72 0-29-25-53-72-53-43 0-87 0-130 0-7 0-11 0-11 8 0 4 3 4 11 4 1 0 7 0 14 0 8 1 11 1 11 7 0 1 0 2-2 7-18 69-34 138-52 206zM103 122c8-32 17-64 25-96 3-13 4-14 21-14 16 0 34 0 50 0 33 0 42 22 42 40 0 33-33 70-80 70-19 0-39 0-58 0zM87 250c-6 0-7 0-9 0-4-1-5-1-5-5 0-1 0-2 2-8 9-36 17-72 26-107 24 0 50 0 74 0 36 0 44 28 44 44 0 38-34 76-80 76-18 0-34 0-52 0z"><text:p/></draw:path></draw:g><text:s/>וגם לפי זה נוכל להגיד ש־<draw:g text:anchor-type="as-char" svg:y="-0.28cm" draw:z-index="54" draw:name="Shape63" draw:style-name="gr1513"><svg:title>TexMaths</svg:title><svg:desc>11§display§x \in A \lor x \not \in B§svg§600§FALSE§</svg:desc><draw:path draw:style-name="gr1514" draw:text-style-name="P130" svg:width="2.356cm" svg:height="0.319cm" svg:x="0.008cm" svg:y="0.02cm" svg:viewBox="0 0 2357 320" svg:d="M1179 320c-394 0-786 0-1179 0 0-107 0-213 0-320 785 0 1572 0 2357 0 0 107 0 213 0 320-392 0-785 0-1178 0z"><text:p/></draw:path><draw:path draw:style-name="gr1515" draw:text-style-name="P131" svg:width="0.192cm" svg:height="0.174cm" svg:x="-0.001cm" svg:y="0.109cm" svg:viewBox="0 0 193 175" svg:d="M119 54c2-10 11-45 37-45 2 0 12 0 20 4-11 2-19 12-19 21 0 7 5 15 15 15 8 0 21-8 21-24 0-19-22-25-36-25-23 0-36 21-40 30-10-26-31-30-42-30-41 0-63 50-63 60 0 4 5 4 6 4 2 0 3-1 4-4 13-41 39-51 52-51 7 0 21 3 21 25 0 12-7 39-21 93-6 24-20 40-37 40-2 0-11 0-19-5 10-2 18-10 18-21s-8-13-14-13c-12 0-22 10-22 22 0 18 20 25 36 25 27 0 40-27 41-29 6 14 19 29 42 29 39 0 61-49 61-59 0-5-3-5-4-5-3 0-4 3-4 5-14 42-40 51-52 51-15 0-21-13-21-26 0-9 2-16 7-34 4-18 8-35 13-53z"><text:p/></draw:path><draw:path draw:style-name="gr1515" draw:text-style-name="P131" svg:width="0.192cm" svg:height="0.222cm" svg:x="0.349cm" svg:y="0.072cm" svg:viewBox="0 0 193 223" svg:d="M179 120c7 0 14 0 14-7 0-9-7-9-14-9-55 0-109 0-164 0 5-51 50-89 104-89 20 0 41 0 60 0 7 0 14 0 14-7 0-8-7-8-14-8-19 0-40 0-60 0-67 0-119 50-119 113 0 61 52 110 119 110 20 0 41 0 60 0 7 0 14 0 14-8s-7-8-14-8c-19 0-40 0-60 0-54 0-99-36-104-87 55 0 109 0 164 0z"><text:p/></draw:path><draw:path draw:style-name="gr1515" draw:text-style-name="P131" svg:width="0.264cm" svg:height="0.275cm" svg:x="0.696cm" svg:y="0cm" svg:viewBox="0 0 265 276" svg:d="M55 232c-15 25-31 31-47 32-5 1-8 1-8 7 0 3 1 5 4 5 11 0 24-1 33-1 14 0 27 1 40 1 2 0 7 0 7-8 0-3-4-4-6-4-9 0-19-4-19-14 0-4 3-8 6-14 10-16 20-33 30-48 32 0 65 0 96 0 2 7 6 59 6 64 0 11-20 12-28 12-5 0-8 0-8 7 0 5 4 5 5 5 16 0 32-1 49-1 8 0 33 1 42 1 3 0 8 0 8-8 0-4-4-4-9-4-24 0-24-3-25-14-8-79-16-160-24-240 0-8 0-10-7-10-6 0-7 3-11 7-45 75-89 150-134 225zM101 175c26-43 52-85 77-126 5 41 8 83 12 126-29 0-59 0-89 0z"><text:p/></draw:path><draw:path draw:style-name="gr1515" draw:text-style-name="P131" svg:width="0.214cm" svg:height="0.237cm" svg:x="1.078cm" svg:y="0.049cm" svg:viewBox="0 0 215 238" svg:d="M212 15c3-5 3-6 3-7 0-5-4-8-8-8-3 0-6 2-9 8-30 68-60 137-90 204-31-67-61-136-91-204-4-8-6-8-9-8-5 0-8 3-8 8 1 2 0 1 2 5 32 72 65 145 97 216 3 7 6 9 9 9 4 0 5-3 9-9 32-70 63-142 95-214z"><text:p/></draw:path><draw:path draw:style-name="gr1515" draw:text-style-name="P131" svg:width="0.192cm" svg:height="0.174cm" svg:x="1.411cm" svg:y="0.109cm" svg:viewBox="0 0 193 175" svg:d="M118 54c3-10 12-45 38-45 2 0 11 0 20 4-11 2-19 12-19 21 0 7 5 15 15 15 8 0 21-8 21-24 0-19-22-25-36-25-23 0-36 21-40 30-10-26-31-30-42-30-41 0-63 50-63 60 0 4 3 3 5 4 3 0 4-1 5-4 13-41 39-51 52-51 7 0 21 3 21 25 0 12-7 39-21 93-7 24-20 40-37 40-2 0-12 0-19-5 10-2 18-10 18-21s-8-13-14-13c-12 0-22 10-22 22 0 18 20 25 36 25 26 0 40-27 41-29 4 14 19 29 42 29 39 0 61-49 61-59 0-5-3-5-4-5-3 0-4 3-4 5-14 42-40 51-52 51-15 0-21-13-21-26 0-9 2-16 6-34s8-35 13-53z"><text:p/></draw:path><draw:path draw:style-name="gr1515" draw:text-style-name="P131" svg:width="0.193cm" svg:height="0.359cm" svg:x="1.781cm" svg:y="0cm" svg:viewBox="0 0 194 360" svg:d="M190 15c4-5 4-6 4-7 0-2-4-8-8-8-6 0-7 2-9 8-58 112-115 224-174 336-3 6-3 7-3 8 0 3 3 8 8 8s6-3 9-8c58-113 115-224 173-337z"><text:p/></draw:path><draw:path draw:style-name="gr1515" draw:text-style-name="P131" svg:width="0.192cm" svg:height="0.222cm" svg:x="1.76cm" svg:y="0.072cm" svg:viewBox="0 0 193 223" svg:d="M179 120c7 0 14 0 14-7 0-9-7-9-14-9-55 0-109 0-164 0 5-51 50-89 104-89 20 0 41 0 60 0 7 0 14 0 14-7 0-8-7-8-14-8-21 0-40 0-61 0-66 0-118 50-118 113 0 61 52 110 118 110 21 0 40 0 61 0 7 0 14 0 14-8s-7-8-14-8c-19 0-40 0-60 0-54 0-99-36-104-87 55 0 109 0 164 0z"><text:p/></draw:path><draw:path draw:style-name="gr1515" draw:text-style-name="P131" svg:width="0.275cm" svg:height="0.262cm" svg:x="2.109cm" svg:y="0.013cm" svg:viewBox="0 0 276 263" svg:d="M45 233c-3 14-4 17-35 17-7 0-10 0-10 8 0 5 3 5 10 5 46 0 92 0 139 0 60 0 106-46 106-83 0-28-23-50-60-54 40-8 81-37 81-73 0-29-25-53-72-53-43 0-87 0-130 0-7 0-11 0-11 8 0 4 3 4 11 4 1 0 7 0 14 0 8 1 11 1 11 7 0 1 0 2-2 7-18 69-34 138-52 207zM103 122c8-32 17-64 25-96 3-13 4-14 21-14 16 0 34 0 50 0 33 0 42 22 42 40 0 34-33 70-80 70-19 0-39 0-58 0zM87 250c-6 0-7 0-9 0-4 0-5-1-5-4 0-1 0-1 2-9 9-35 17-70 26-106 24 0 50 0 74 0 36 0 44 28 44 46 0 36-34 73-80 73-18 0-34 0-52 0z"><text:p/></draw:path></draw:g>, שני התנאים הדרושים. </text:p>
                </text:list-item>
                <text:list-item>
                  <text:p text:style-name="P71">נוכיח באופן דומה את המקרה עבורו <draw:g text:anchor-type="as-char" svg:y="-0.28cm" draw:z-index="52" draw:name="Shape64" draw:style-name="gr1513"><svg:title>TexMaths</svg:title><svg:desc>11§display§x \not \in B \land x \in A§svg§600§FALSE§</svg:desc><draw:path draw:style-name="gr1514" draw:text-style-name="P130" svg:width="2.366cm" svg:height="0.319cm" svg:x="0.008cm" svg:y="0.02cm" svg:viewBox="0 0 2367 320" svg:d="M1184 320c-395 0-789 0-1184 0 0-107 0-213 0-320 789 0 1578 0 2367 0 0 107 0 213 0 320-394 0-789 0-1183 0z"><text:p/></draw:path><draw:path draw:style-name="gr1515" draw:text-style-name="P131" svg:width="0.192cm" svg:height="0.174cm" svg:x="-0.001cm" svg:y="0.109cm" svg:viewBox="0 0 193 175" svg:d="M119 54c2-10 11-45 37-45 2 0 11 0 20 4-11 2-19 12-19 21 0 7 5 15 15 15 8 0 21-8 21-24 0-19-22-25-36-25-23 0-36 21-40 30-10-26-31-30-42-30-41 0-63 50-63 60 0 4 5 4 6 4 2 0 3-1 4-4 13-41 39-51 52-51 7 0 21 3 21 25 0 12-7 39-21 93-6 24-20 40-37 40-2 0-11 0-19-5 10-2 18-10 18-21s-8-13-14-13c-12 0-22 10-22 22 0 18 20 25 36 25 27 0 40-27 41-29 6 14 19 29 42 29 39 0 61-49 61-59 0-5-3-5-4-5-3 0-4 3-4 5-14 42-40 51-52 51-15 0-21-13-21-26 0-9 2-16 7-34 4-18 8-35 13-53z"><text:p/></draw:path><draw:path draw:style-name="gr1515" draw:text-style-name="P131" svg:width="0.193cm" svg:height="0.359cm" svg:x="0.37cm" svg:y="0cm" svg:viewBox="0 0 194 360" svg:d="M190 15c4-5 4-6 4-7 0-2-4-8-8-8-6 0-7 2-9 8-58 112-115 224-174 336-3 6-3 7-3 8 0 3 3 8 8 8s6-3 9-8c58-113 115-224 173-337z"><text:p/></draw:path><draw:path draw:style-name="gr1515" draw:text-style-name="P131" svg:width="0.192cm" svg:height="0.222cm" svg:x="0.349cm" svg:y="0.072cm" svg:viewBox="0 0 193 223" svg:d="M179 120c7 0 14 0 14-7 0-9-7-9-14-9-55 0-109 0-164 0 5-51 50-89 104-89 20 0 41 0 60 0 7 0 14 0 14-7 0-8-7-8-14-8-19 0-40 0-60 0-67 0-119 50-119 113 0 61 52 110 119 110 20 0 41 0 60 0 7 0 14 0 14-8s-7-8-14-8c-19 0-40 0-60 0-54 0-99-36-104-87 55 0 109 0 164 0z"><text:p/></draw:path><draw:path draw:style-name="gr1515" draw:text-style-name="P131" svg:width="0.275cm" svg:height="0.262cm" svg:x="0.698cm" svg:y="0.013cm" svg:viewBox="0 0 276 263" svg:d="M45 233c-3 14-4 17-35 17-6 0-10 0-10 8 0 5 3 5 10 5 46 0 92 0 139 0 60 0 106-46 106-83 0-28-23-50-60-54 41-8 81-37 81-73 0-29-25-53-72-53-43 0-87 0-130 0-7 0-11 0-11 8 0 4 3 4 11 4 1 0 7 0 14 0 8 1 11 1 11 7 0 1 0 2-2 7-18 69-34 138-52 207zM103 122c8-32 17-64 25-96 3-13 4-14 21-14 16 0 34 0 50 0 33 0 42 22 42 40 0 34-33 70-80 70-19 0-39 0-58 0zM87 250c-6 0-7 0-9 0-4 0-5-1-5-4 0-1 0-1 2-9 9-35 17-70 26-106 24 0 50 0 74 0 36 0 44 28 44 46 0 36-34 73-80 73-18 0-34 0-52 0z"><text:p/></draw:path><draw:path draw:style-name="gr1515" draw:text-style-name="P131" svg:width="0.214cm" svg:height="0.237cm" svg:x="1.102cm" svg:y="0.049cm" svg:viewBox="0 0 215 238" svg:d="M116 8c-3-7-6-8-9-8-5 0-6 2-8 8-32 71-65 143-97 215-2 4-2 5-2 8 0 4 3 7 8 7 2 0 5-1 9-9 29-67 60-135 90-203 31 68 60 136 91 203 3 9 7 9 9 9 4 0 8-3 8-7 0-2 0-3-3-7-32-72-65-145-96-216z"><text:p/></draw:path><draw:path draw:style-name="gr1515" draw:text-style-name="P131" svg:width="0.192cm" svg:height="0.174cm" svg:x="1.434cm" svg:y="0.109cm" svg:viewBox="0 0 193 175" svg:d="M118 54c2-10 11-45 38-45 1 0 11 0 19 4-11 2-19 12-19 21 0 7 5 15 16 15 7 0 21-8 21-24 0-19-24-25-37-25-22 0-36 21-40 30-10-26-31-30-42-30-40 0-62 50-62 60 0 4 3 4 5 4 3 0 4-1 4-4 13-41 40-51 52-51 7 0 21 3 21 25 0 12-7 39-21 93-6 24-19 40-37 40-2 0-11 0-18-5 8-2 17-10 17-21s-9-13-14-13c-12 0-21 10-21 22 0 18 19 25 36 25 26 0 40-27 41-29 4 14 18 29 42 29 39 0 61-49 61-59 0-5-3-5-4-5-4 0-4 3-5 5-14 42-40 51-52 51-14 0-21-13-21-26 0-9 2-16 7-34 4-18 8-35 13-53z"><text:p/></draw:path><draw:path draw:style-name="gr1515" draw:text-style-name="P131" svg:width="0.193cm" svg:height="0.222cm" svg:x="1.783cm" svg:y="0.072cm" svg:viewBox="0 0 194 223" svg:d="M179 120c7 0 15 0 15-7 0-9-8-9-15-9-55 0-109 0-164 0 6-51 50-89 105-89 20 0 40 0 59 0 7 0 15 0 15-7 0-8-8-8-15-8-19 0-40 0-60 0-66 0-119 50-119 113 0 61 53 110 119 110 20 0 41 0 60 0 7 0 15 0 15-8s-8-8-15-8c-19 0-39 0-59 0-55 0-99-36-105-87 55 0 109 0 164 0z"><text:p/></draw:path><draw:path draw:style-name="gr1515" draw:text-style-name="P131" svg:width="0.264cm" svg:height="0.275cm" svg:x="2.13cm" svg:y="0cm" svg:viewBox="0 0 265 276" svg:d="M55 232c-15 25-30 31-47 32-5 1-8 1-8 7 0 3 2 5 4 5 11 0 24-1 35-1 12 0 25 1 38 1 2 0 7 0 7-8 0-3-4-4-6-4-9 0-19-4-19-14 0-4 3-8 6-14 10-16 20-33 30-48 32 0 65 0 96 0 2 7 7 59 7 64 0 11-21 12-29 12-5 0-8 0-8 7 0 5 4 5 5 5 16 0 32-1 49-1 9 0 34 1 43 1 3 0 7 0 7-8 0-4-4-4-9-4-24 0-24-3-25-14-8-79-16-160-24-240 0-8 0-10-7-10-6 0-7 3-10 7-45 75-90 150-135 225zM102 175c26-43 51-85 76-126 5 41 8 83 12 126-29 0-58 0-88 0z"><text:p/></draw:path></draw:g>. </text:p>
                </text:list-item>
              </text:list>
            </text:list-item>
            <text:list-item>
              <text:p text:style-name="P71">הגרירה הראשונה הוכחה, כדרוש.</text:p>
            </text:list-item>
          </text:list>
        </text:list-item>
        <text:list-item>
          <text:p text:style-name="P71">גרירה שניה:</text:p>
          <text:list>
            <text:list-item>
              <text:p text:style-name="P73">יהי <draw:g text:anchor-type="as-char" svg:y="-0.288cm" draw:z-index="102" draw:name="Shape65" draw:style-name="gr1513"><svg:title>TexMaths</svg:title><svg:desc>11§display§(x \in A \lor x \in B) \land (x \notin A \lor x \notin B)§svg§600§FALSE§</svg:desc><draw:path draw:style-name="gr1514" draw:text-style-name="P130" svg:width="5.787cm" svg:height="0.344cm" svg:x="-0.001cm" svg:y="0.018cm" svg:viewBox="0 0 5788 345" svg:d="M0 0c1929 0 3858 0 5788 0 0 115 0 230 0 345-1930 0-3859 0-5788 0 0-115 0-230 0-345z"><text:p/></draw:path><draw:path draw:style-name="gr1515" draw:text-style-name="P131" svg:width="0.088cm" svg:height="0.383cm" svg:x="0.018cm" svg:y="0cm" svg:viewBox="0 0 89 384" svg:d="M89 380c0-1 0-1-7-8-48-48-60-121-60-179 0-67 15-135 63-183 4-4 4-4 4-7 0-2-1-3-3-3-5 0-39 26-62 75-20 43-24 86-24 118 0 28 4 76 25 119 23 47 56 72 61 72 2 0 3-1 3-4z"><text:p/></draw:path><draw:path draw:style-name="gr1515" draw:text-style-name="P131" svg:width="0.191cm" svg:height="0.173cm" svg:x="0.141cm" svg:y="0.116cm" svg:viewBox="0 0 192 174" svg:d="M118 54c2-10 11-46 38-46 2 0 11 0 19 5-10 2-19 12-19 21 0 7 5 13 16 13 8 0 20-6 20-22 0-19-23-25-36-25-22 0-36 20-41 29-9-26-30-29-41-29-40 0-62 50-62 59 0 4 3 4 4 4 4 0 5-1 6-5 12-40 38-50 52-50 6 0 21 4 21 26 0 12-7 38-21 92-7 24-20 40-38 40-2 0-11 0-18-5 8-2 17-10 17-21 0-10-9-13-14-13-11 0-21 10-21 22 0 17 19 25 36 25 26 0 40-26 41-29 4 15 19 29 42 29 39 0 61-50 61-59 0-4-3-4-4-4-3 0-4 1-6 5-12 40-38 50-51 50-15 0-21-13-21-25 0-9 2-18 6-34 5-18 9-35 14-53z"><text:p/></draw:path><draw:path draw:style-name="gr1515" draw:text-style-name="P131" svg:width="0.193cm" svg:height="0.221cm" svg:x="0.49cm" svg:y="0.078cm" svg:viewBox="0 0 194 222" svg:d="M180 120c7 0 14 0 14-8 0-7-7-7-14-7-55 0-109 0-164 0 5-52 49-88 104-88 20 0 41 0 60 0 7 0 14-2 14-9 0-8-7-8-14-8-21 0-40 0-61 0-66 0-119 51-119 112 0 62 53 110 119 110 21 0 40 0 61 0 7 0 14 0 14-7 0-8-7-7-14-7-19 0-40 0-60 0-55 0-99-36-104-88 55 0 109 0 164 0z"><text:p/></draw:path><draw:path draw:style-name="gr1515" draw:text-style-name="P131" svg:width="0.264cm" svg:height="0.274cm" svg:x="0.836cm" svg:y="0.011cm" svg:viewBox="0 0 265 275" svg:d="M56 230c-15 27-31 32-47 33-6 0-9 0-9 8 0 2 2 4 5 4 10 0 22-2 33-2 14 0 27 2 39 2 2 0 8 0 8-7 0-5-4-5-7-5-9-1-18-4-18-14 0-5 3-9 6-14 10-16 19-32 29-48 31 0 64 0 96 0 1 7 7 60 7 63 0 12-20 13-28 13-5 0-9 0-9 8 0 4 3 3 5 4 17 0 33-2 48-2 10 0 35 2 44 2 3 0 7 0 7-9 0-3-3-3-9-3-24 0-24-3-25-14-8-79-15-160-23-240-1-8-1-9-8-9-5 0-8 2-10 7-45 74-89 149-134 223zM102 175c26-43 51-86 76-128 5 42 8 85 12 128-29 0-58 0-88 0z"><text:p/></draw:path><draw:path draw:style-name="gr1515" draw:text-style-name="P131" svg:width="0.213cm" svg:height="0.237cm" svg:x="1.22cm" svg:y="0.056cm" svg:viewBox="0 0 214 238" svg:d="M212 15c2-4 2-5 2-7 0-5-3-8-7-8s-6 3-9 9c-31 67-61 135-91 202-30-67-61-135-91-202-3-8-6-9-8-9-5 0-8 3-8 8 0 1 0 2 2 6 32 72 64 145 96 216 3 7 5 8 9 8 5 0 6-2 8-8 32-71 65-143 97-215z"><text:p/></draw:path><draw:path draw:style-name="gr1515" draw:text-style-name="P131" svg:width="0.191cm" svg:height="0.173cm" svg:x="1.553cm" svg:y="0.116cm" svg:viewBox="0 0 192 174" svg:d="M118 54c2-10 11-46 38-46 2 0 11 0 20 5-11 2-19 12-19 21 0 7 5 13 15 13 8 0 20-6 20-22 0-19-23-25-36-25-22 0-35 20-41 29-8-26-29-29-41-29-40 0-62 50-62 59 0 4 3 4 4 4 4 0 5-1 6-5 13-40 38-50 52-50 6 0 21 4 21 26 0 12-7 38-21 92-7 24-20 40-38 40-2 0-11 0-18-5 9-2 17-10 17-21 0-10-8-13-14-13-11 0-21 10-21 22 0 17 20 25 36 25 26 0 40-26 41-29 4 15 19 29 42 29 39 0 61-50 61-59 0-4-3-4-4-4-3 0-4 1-6 5-12 40-38 50-50 50-16 0-22-13-22-25 0-9 2-18 6-34 5-18 9-35 14-53z"><text:p/></draw:path><draw:path draw:style-name="gr1515" draw:text-style-name="P131" svg:width="0.193cm" svg:height="0.221cm" svg:x="1.902cm" svg:y="0.078cm" svg:viewBox="0 0 194 222" svg:d="M180 120c7 0 14 0 14-8 0-7-7-7-14-7-55 0-109 0-164 0 5-52 49-88 104-88 20 0 41 0 60 0 7 0 14-2 14-9 0-8-7-8-14-8-21 0-40 0-61 0-66 0-119 51-119 112 0 62 53 110 119 110 21 0 40 0 61 0 7 0 14 0 14-7 0-8-7-7-14-7-19 0-40 0-60 0-55 0-99-36-104-88 55 0 109 0 164 0z"><text:p/></draw:path><draw:path draw:style-name="gr1515" draw:text-style-name="P131" svg:width="0.275cm" svg:height="0.262cm" svg:x="2.252cm" svg:y="0.025cm" svg:viewBox="0 0 276 263" svg:d="M45 232c-3 16-4 19-35 19-7 0-10 0-10 8 0 4 3 4 10 4 46 0 92 0 138 0 61 0 107-46 107-82 0-28-23-51-60-54 40-8 81-37 81-73 0-29-25-54-73-54-42 0-86 0-129 0-7 0-11 0-11 8 0 4 3 4 11 4 1 0 7 0 14 1 8 1 11 1 11 7 0 1-1 2-2 6-18 69-34 138-52 206zM103 122c8-32 17-63 25-94 3-15 4-16 20-16 17 0 33 0 50 0 34 0 43 23 43 40 0 34-33 70-80 70-19 0-39 0-58 0zM87 251c-6 0-7 0-9-1-4 0-5 0-5-3 0-1 0-3 2-9 9-35 17-72 26-107 24 0 50 0 74 0 36 0 44 29 44 45 0 38-34 75-80 75-18 0-35 0-52 0z"><text:p/></draw:path><draw:path draw:style-name="gr1515" draw:text-style-name="P131" svg:width="0.089cm" svg:height="0.383cm" svg:x="2.57cm" svg:y="0cm" svg:viewBox="0 0 90 384" svg:d="M90 193c0-30-4-77-25-120-24-48-57-73-61-73-2 0-4 1-4 3 0 3 0 3 8 10 37 38 59 99 59 180 0 65-14 132-62 181-5 5-5 5-5 6 0 3 2 4 4 4 4 0 39-26 62-75 20-43 24-85 24-116z"><text:p/></draw:path><draw:path draw:style-name="gr1515" draw:text-style-name="P131" svg:width="0.215cm" svg:height="0.237cm" svg:x="2.805cm" svg:y="0.056cm" svg:viewBox="0 0 216 238" svg:d="M117 9c-4-7-6-9-9-9-6 0-7 3-9 9-32 71-64 143-96 213-2 6-3 6-3 8 0 5 3 8 8 8 3 0 6-1 8-8 31-67 61-135 92-204 31 69 60 137 91 204 3 8 7 8 9 8 3 0 8-3 8-8-2-1 0-1-3-5-32-72-65-145-96-216z"><text:p/></draw:path><draw:path draw:style-name="gr1515" draw:text-style-name="P131" svg:width="0.089cm" svg:height="0.383cm" svg:x="3.165cm" svg:y="0cm" svg:viewBox="0 0 90 384" svg:d="M90 380c0-1 0-1-6-8-49-48-62-121-62-179 0-67 15-135 63-183 5-4 5-4 5-7 0-2-2-3-4-3-4 0-39 26-62 75-20 43-24 86-24 118 0 28 4 76 25 119 23 47 57 72 61 72 2 0 4-1 4-4z"><text:p/></draw:path><draw:path draw:style-name="gr1515" draw:text-style-name="P131" svg:width="0.191cm" svg:height="0.173cm" svg:x="3.288cm" svg:y="0.116cm" svg:viewBox="0 0 192 174" svg:d="M118 54c2-10 11-46 38-46 2 0 11 0 20 5-11 2-19 12-19 21 0 7 5 13 15 13 8 0 20-6 20-22 0-19-23-25-36-25-22 0-35 20-41 29-8-26-29-29-40-29-41 0-63 50-63 59 0 4 3 4 4 4 4 0 5-1 6-5 13-40 38-50 52-50 7 0 21 4 21 26 0 12-7 38-21 92-7 24-20 40-38 40-2 0-11 0-18-5 9-2 17-10 17-21 0-10-8-13-14-13-11 0-21 10-21 22 0 17 20 25 36 25 26 0 40-26 41-29 4 15 19 29 42 29 39 0 61-50 61-59 0-4-3-4-4-4-3 0-4 1-6 5-12 40-38 50-50 50-16 0-22-13-22-25 0-9 2-18 6-34 5-18 9-35 14-53z"><text:p/></draw:path><draw:path draw:style-name="gr1515" draw:text-style-name="P131" svg:width="0.149cm" svg:height="0.383cm" svg:x="3.67cm" svg:y="0cm" svg:viewBox="0 0 150 384" svg:d="M148 14c2-4 2-4 2-6 0-5-4-8-8-8-2 0-6 1-7 3-45 123-89 245-134 367-1 4-1 4-1 7 0 4 3 7 8 7 4 0 5-2 7-9 44-120 89-241 133-361z"><text:p/></draw:path><draw:path draw:style-name="gr1515" draw:text-style-name="P131" svg:width="0.193cm" svg:height="0.221cm" svg:x="3.637cm" svg:y="0.078cm" svg:viewBox="0 0 194 222" svg:d="M180 120c7 0 14 0 14-8 0-7-7-7-14-7-55 0-109 0-164 0 5-52 49-88 104-88 20 0 41 0 60 0 7 0 14-2 14-9 0-8-7-8-14-8-21 0-40 0-61 0-66 0-119 51-119 112 0 62 53 110 119 110 21 0 40 0 61 0 7 0 14 0 14-7 0-8-7-7-14-7-19 0-40 0-60 0-55 0-99-36-104-88 55 0 109 0 164 0z"><text:p/></draw:path><draw:path draw:style-name="gr1515" draw:text-style-name="P131" svg:width="0.264cm" svg:height="0.274cm" svg:x="3.983cm" svg:y="0.011cm" svg:viewBox="0 0 265 275" svg:d="M56 230c-15 27-31 32-47 33-5 0-9 0-9 8 0 2 2 4 5 4 10 0 22-2 33-2 14 0 27 2 39 2 2 0 8 0 8-7 0-5-4-5-7-5-9-1-18-4-18-14 0-5 3-9 6-14 10-16 20-32 30-48 32 0 65 0 96 0 0 7 6 60 6 63 0 12-20 13-28 13-5 0-8 0-8 8 0 4 4 4 5 4 16 0 32-2 47-2 10 0 35 2 44 2 3 0 7 0 7-9 0-3-3-3-9-3-23 0-23-3-24-14-8-79-16-160-24-240-1-8-1-9-8-9-5 0-8 2-10 7-45 74-89 149-134 223zM102 175c26-43 51-86 76-128 5 42 9 85 13 128-29 0-59 0-89 0z"><text:p/></draw:path><draw:path draw:style-name="gr1515" draw:text-style-name="P131" svg:width="0.213cm" svg:height="0.237cm" svg:x="4.367cm" svg:y="0.056cm" svg:viewBox="0 0 214 238" svg:d="M212 15c2-4 2-5 2-7 0-5-3-8-7-8s-6 3-9 9c-30 67-61 135-90 202-31-67-61-135-92-202-3-8-5-9-8-9-5 0-8 3-8 8 0 1 0 2 2 6 32 72 65 145 97 216 2 7 5 8 9 8s5-2 7-8c32-71 65-143 97-215z"><text:p/></draw:path><draw:path draw:style-name="gr1515" draw:text-style-name="P131" svg:width="0.191cm" svg:height="0.173cm" svg:x="4.7cm" svg:y="0.116cm" svg:viewBox="0 0 192 174" svg:d="M118 54c3-10 12-46 38-46 2 0 11 0 20 5-11 2-19 12-19 21 0 7 5 13 15 13 8 0 20-6 20-22 0-19-22-25-35-25-23 0-36 20-40 29-10-26-31-29-42-29-41 0-63 50-63 59 0 4 3 3 4 4 4 0 5-1 6-5 13-40 38-50 52-50 7 0 21 4 21 26 0 12-7 38-21 92-7 24-20 40-37 40-2 0-12 0-19-5 9-2 18-10 18-21 0-10-9-13-14-13-12 0-22 10-22 22 0 17 20 25 36 25 26 0 40-26 41-29 4 15 19 29 42 29 39 0 61-50 61-59 0-4-3-4-4-4-3 0-4 1-4 5-14 40-40 50-52 50-16 0-22-13-22-25 0-9 3-18 6-34 5-18 9-35 14-53z"><text:p/></draw:path><draw:path draw:style-name="gr1515" draw:text-style-name="P131" svg:width="0.15cm" svg:height="0.383cm" svg:x="5.082cm" svg:y="0cm" svg:viewBox="0 0 151 384" svg:d="M148 14c3-4 2-4 3-6 0-5-5-8-9-8-2 0-5 1-6 3-45 123-89 245-134 367-2 4-1 4-2 7 0 4 3 7 8 7 4 0 5-2 8-9 44-120 88-241 132-361z"><text:p/></draw:path><draw:path draw:style-name="gr1515" draw:text-style-name="P131" svg:width="0.191cm" svg:height="0.221cm" svg:x="5.05cm" svg:y="0.078cm" svg:viewBox="0 0 192 222" svg:d="M179 120c7 0 13 0 13-8 0-7-6-7-13-7-55 0-109 0-164 0 5-52 50-88 104-88 20 0 40 0 60 0 7 0 13-2 13-9 0-8-6-8-13-8-20 0-40 0-60 0-67 0-119 51-119 112 0 62 52 110 119 110 20 0 40 0 60 0 7 0 13 0 13-7 0-8-6-7-13-7-20 0-40 0-60 0-54 0-99-36-104-88 55 0 109 0 164 0z"><text:p/></draw:path><draw:path draw:style-name="gr1515" draw:text-style-name="P131" svg:width="0.275cm" svg:height="0.262cm" svg:x="5.399cm" svg:y="0.025cm" svg:viewBox="0 0 276 263" svg:d="M46 232c-4 16-5 19-35 19-7 0-11 0-11 8 0 4 3 4 11 4 46 0 91 0 137 0 62 0 107-46 107-82 0-28-22-51-59-54 39-8 80-37 80-73 0-29-25-54-71-54-43 0-87 0-130 0-8 0-12 0-12 8 0 4 4 4 11 4 1 0 8 0 15 1s10 1 10 7c0 1 0 2-1 6-18 69-34 138-52 206zM104 122c8-32 16-63 24-94 4-15 4-16 20-16 17 0 35 0 51 0 34 0 42 23 42 40 0 34-33 70-80 70-19 0-38 0-57 0zM87 251c-6 0-7 0-9-1-3 0-5 0-5-3 0-1 0-3 2-9 9-35 17-72 26-107 24 0 50 0 74 0 37 0 44 29 44 45 0 38-34 75-79 75-18 0-36 0-53 0z"><text:p/></draw:path><draw:path draw:style-name="gr1515" draw:text-style-name="P131" svg:width="0.089cm" svg:height="0.383cm" svg:x="5.716cm" svg:y="0cm" svg:viewBox="0 0 90 384" svg:d="M90 193c0-30-4-77-25-120-23-48-56-73-61-73-2 0-4 1-4 3 0 3 0 3 8 10 38 38 60 99 60 180 0 65-14 132-63 181-5 5-5 5-5 6 0 3 2 4 4 4 5 0 39-26 62-75 20-43 24-85 24-116z"><text:p/></draw:path></draw:g><text:s/><text:span text:style-name="T19">או במילים אחרות </text:span><text:span text:style-name="T19"><draw:g text:anchor-type="as-char" svg:y="-0.288cm" draw:z-index="80" draw:name="Shape66" draw:style-name="gr1513"><svg:title>TexMaths</svg:title><svg:desc>11§display§x \in (A \cup B) \setminus (A \cap B)§svg§600§FALSE§</svg:desc><draw:path draw:style-name="gr1514" draw:text-style-name="P130" svg:width="3.643cm" svg:height="0.345cm" svg:x="0.008cm" svg:y="0.018cm" svg:viewBox="0 0 3644 346" svg:d="M1822 346c-608 0-1215 0-1822 0 0-116 0-230 0-346 1214 0 2430 0 3644 0 0 116 0 230 0 346-607 0-1214 0-1822 0z"><text:p/></draw:path><draw:path draw:style-name="gr1515" draw:text-style-name="P131" svg:width="0.191cm" svg:height="0.174cm" svg:x="-0.001cm" svg:y="0.115cm" svg:viewBox="0 0 192 175" svg:d="M119 54c2-10 11-45 37-45 2 0 12 0 20 4-11 2-19 12-19 21 0 7 5 14 15 14 8 0 20-7 20-23 0-19-22-25-35-25-23 0-36 21-40 30-10-26-31-30-42-30-41 0-63 50-63 59 0 5 4 5 6 5s3-1 4-5c13-40 38-50 52-50 7 0 21 3 21 25 0 12-7 39-21 93-6 24-20 39-37 39-2 0-11 0-19-4 9-2 18-10 18-21s-9-13-14-13c-12 0-22 10-22 22 0 17 20 25 36 25 27 0 40-27 41-30 5 15 19 30 42 30 39 0 61-49 61-59 0-4-3-4-4-4-3 0-4 1-4 4-14 41-40 50-52 50-16 0-21-12-21-25 0-9 2-17 7-34 4-18 8-35 13-53z"><text:p/></draw:path><draw:path draw:style-name="gr1515" draw:text-style-name="P131" svg:width="0.191cm" svg:height="0.221cm" svg:x="0.349cm" svg:y="0.078cm" svg:viewBox="0 0 192 222" svg:d="M179 120c7 0 13-1 13-9 0-9-6-8-13-8-55 0-109 0-164 0 5-50 50-88 104-88 20 0 40 0 60 0 7 0 13 0 13-7 0-8-6-8-13-8-20 0-40 0-60 0-66 0-119 48-119 111 0 62 53 111 119 111 20 0 40 0 60 0 7 0 13 0 13-7s-6-7-13-7c-20 0-40 0-60 0-54 0-99-37-104-88 55 0 109 0 164 0z"><text:p/></draw:path><draw:path draw:style-name="gr1515" draw:text-style-name="P131" svg:width="0.089cm" svg:height="0.384cm" svg:x="0.72cm" svg:y="0cm" svg:viewBox="0 0 90 385" svg:d="M90 381c0-1 0-1-6-8-49-49-61-122-61-180 0-67 14-135 62-182 5-5 5-5 5-7 0-3-2-4-4-4-4 0-39 26-62 76-20 42-24 85-24 117 0 29 4 76 25 120 24 47 57 72 61 72 2 0 4-1 4-4z"><text:p/></draw:path><draw:path draw:style-name="gr1515" draw:text-style-name="P131" svg:width="0.264cm" svg:height="0.274cm" svg:x="0.845cm" svg:y="0.011cm" svg:viewBox="0 0 265 275" svg:d="M56 231c-15 26-31 31-47 32-5 1-9 1-9 8 0 2 2 4 5 4 10 0 22-1 33-1 14 0 27 1 39 1 2 0 8 0 8-7 0-4-4-5-7-5-9 0-18-3-18-13 0-4 3-9 6-14 10-17 19-32 29-49 33 0 64 0 97 0 0 9 6 60 6 64 0 11-20 12-28 12-5 0-8 0-8 8 0 4 3 3 4 4 17 0 33-1 48-1 10 0 35 1 44 1 3 0 7 0 7-7 0-5-3-5-9-5-23 0-23-2-25-13-8-79-15-160-23-240-1-8-1-10-8-10-5 0-8 3-10 7-45 74-89 149-134 224zM102 175c26-43 51-85 76-127 5 42 9 84 13 127-29 0-59 0-89 0z"><text:p/></draw:path><draw:path draw:style-name="gr1515" draw:text-style-name="P131" svg:width="0.213cm" svg:height="0.238cm" svg:x="1.229cm" svg:y="0.055cm" svg:viewBox="0 0 214 239" svg:d="M214 14c0-6 0-14-7-14-8 0-8 8-8 14 0 47 0 93 0 140 0 57-63 70-91 70-18 0-42-4-63-16-30-19-30-44-30-54 0-47 0-93 0-140 0-6 0-14-7-14-8 0-8 8-8 14 0 48 0 94 0 141 0 59 59 84 108 84s106-28 106-83c0-47 0-94 0-142z"><text:p/></draw:path><draw:path draw:style-name="gr1515" draw:text-style-name="P131" svg:width="0.275cm" svg:height="0.261cm" svg:x="1.568cm" svg:y="0.025cm" svg:viewBox="0 0 276 262" svg:d="M45 232c-3 15-4 18-35 18-7 0-10 0-10 8 0 4 3 4 10 4 46 0 92 0 138 0 61 0 107-45 107-83 0-27-23-49-60-53 40-8 81-37 81-73 0-29-26-53-73-53-42 0-86 0-129 0-7 0-11 0-11 8 0 4 3 4 11 4 1 0 7 0 14 0 8 1 11 1 11 7 0 1-1 2-2 7-18 69-34 138-52 206zM103 122c8-32 17-64 25-96 3-13 4-14 20-14 17 0 33 0 50 0 34 0 43 22 43 40 0 34-34 70-80 70-19 0-39 0-58 0zM86 250c-5 0-6 0-8 0-4 0-5-1-5-4 0-2 0-2 2-9 9-36 17-71 26-106 24 0 50 0 74 0 36 0 44 28 44 45 0 36-34 74-80 74-18 0-36 0-53 0z"><text:p/></draw:path><draw:path draw:style-name="gr1515" draw:text-style-name="P131" svg:width="0.089cm" svg:height="0.384cm" svg:x="1.884cm" svg:y="0cm" svg:viewBox="0 0 90 385" svg:d="M90 193c0-30-4-76-26-120-23-48-56-73-60-73-2 0-4 2-4 4s0 2 8 9c37 38 59 99 59 180 0 65-14 133-62 181-5 6-5 6-5 7 0 2 2 4 4 4 4 0 39-26 62-76 19-41 24-84 24-116z"><text:p/></draw:path><draw:path draw:style-name="gr1515" draw:text-style-name="P131" svg:width="0.15cm" svg:height="0.384cm" svg:x="2.12cm" svg:y="0cm" svg:viewBox="0 0 151 385" svg:d="M134 375c1 6 3 10 9 10 4 0 8-3 8-7 0-1 0-3-3-7-44-120-88-241-132-361-2-7-3-10-8-10s-8 3-8 8c0 1 0 2 2 6 44 120 88 241 132 361z"><text:p/></draw:path><draw:path draw:style-name="gr1515" draw:text-style-name="P131" svg:width="0.089cm" svg:height="0.384cm" svg:x="2.416cm" svg:y="0cm" svg:viewBox="0 0 90 385" svg:d="M90 381c0-1 0-1-6-8-49-49-61-122-61-180 0-67 14-135 62-182 5-5 5-5 5-7 0-3-2-4-4-4-4 0-39 26-62 76-19 42-24 85-24 117 0 29 4 76 26 120 23 47 56 72 60 72 2 0 4-1 4-4z"><text:p/></draw:path><draw:path draw:style-name="gr1515" draw:text-style-name="P131" svg:width="0.264cm" svg:height="0.274cm" svg:x="2.542cm" svg:y="0.011cm" svg:viewBox="0 0 265 275" svg:d="M55 231c-15 26-31 31-47 32-5 1-8 1-8 8 0 2 1 4 4 4 11 0 22-1 33-1 14 0 27 1 39 1 3 0 8 0 8-7 0-4-4-5-7-5-9 0-18-3-18-13 0-4 3-9 6-14 10-17 20-32 30-49 31 0 64 0 96 0 0 9 6 60 6 64 0 11-20 12-28 12-5 0-8 0-8 8 0 4 4 4 5 4 15 0 32-1 48-1 9 0 33 1 43 1 3 0 8 0 8-7 0-5-4-5-10-5-23 0-23-2-24-13-8-79-17-160-24-240-1-8-1-10-7-10s-9 3-11 7c-45 74-89 149-134 224zM101 175c25-43 51-85 76-127 4 42 9 84 13 127-29 0-59 0-89 0z"><text:p/></draw:path><draw:path draw:style-name="gr1515" draw:text-style-name="P131" svg:width="0.213cm" svg:height="0.238cm" svg:x="2.925cm" svg:y="0.055cm" svg:viewBox="0 0 214 239" svg:d="M214 85c0-59-58-85-106-85-51 0-108 28-108 85 0 46 0 93 0 140 0 7 0 14 8 14 7 0 7-7 7-14 0-47 0-93 0-139 0-57 63-69 93-69 17 0 42 3 61 16 30 19 30 43 30 54 0 46 0 92 0 138 0 7 0 14 8 14 7 0 7-7 7-14 0-47 0-94 0-140z"><text:p/></draw:path><draw:path draw:style-name="gr1515" draw:text-style-name="P131" svg:width="0.275cm" svg:height="0.261cm" svg:x="3.263cm" svg:y="0.025cm" svg:viewBox="0 0 276 262" svg:d="M45 232c-3 15-4 18-35 18-7 0-10 0-10 8 0 4 3 4 10 4 46 0 92 0 138 0 61 0 107-45 107-83 0-27-23-49-60-53 40-8 81-37 81-73 0-29-25-53-73-53-42 0-86 0-129 0-7 0-11 0-11 8 0 4 3 4 11 4 1 0 7 0 14 0 8 1 11 1 11 7 0 1-1 2-2 7-18 69-34 138-52 206zM103 122c8-32 17-64 25-96 3-13 4-14 20-14 17 0 33 0 50 0 34 0 43 22 43 40 0 34-33 70-80 70-19 0-39 0-58 0zM87 250c-6 0-7 0-9 0-4 0-5-1-5-4 0-2 0-2 2-9 9-36 17-71 26-106 24 0 50 0 74 0 36 0 44 28 44 45 0 36-34 74-80 74-18 0-35 0-52 0z"><text:p/></draw:path><draw:path draw:style-name="gr1515" draw:text-style-name="P131" svg:width="0.089cm" svg:height="0.384cm" svg:x="3.581cm" svg:y="0cm" svg:viewBox="0 0 90 385" svg:d="M90 193c0-30-4-76-25-120-23-48-57-73-61-73-2 0-4 2-4 4s0 2 8 9c37 38 59 99 59 180 0 65-14 133-62 181-5 6-5 6-5 7 0 2 2 4 4 4 4 0 39-26 62-76 20-41 24-84 24-116z"><text:p/></draw:path></draw:g></text:span><text:span text:style-name="T19">. </text:span><text:span text:style-name="T20">נניח בשלילה </text:span><text:span text:style-name="T22">שלא </text:span><text:span text:style-name="T20"><draw:g text:anchor-type="as-char" svg:y="-0.288cm" draw:z-index="103" draw:name="Shape67" draw:style-name="gr1513"><svg:title>TexMaths</svg:title><svg:desc>11§display§x \in (x \notin A \land x \in B) \lor(x \in A \land x \notin B)§svg§600§FALSE§</svg:desc><draw:path draw:style-name="gr1514" draw:text-style-name="P130" svg:width="6.482cm" svg:height="0.345cm" svg:x="0.008cm" svg:y="0.018cm" svg:viewBox="0 0 6483 346" svg:d="M3242 346c-1081 0-2162 0-3242 0 0-116 0-230 0-346 2161 0 4322 0 6483 0 0 116 0 230 0 346-1080 0-2161 0-3241 0z"><text:p/></draw:path><draw:path draw:style-name="gr1515" draw:text-style-name="P131" svg:width="0.192cm" svg:height="0.174cm" svg:x="-0.001cm" svg:y="0.116cm" svg:viewBox="0 0 193 175" svg:d="M119 54c2-10 11-45 37-45 2 0 12 0 20 4-11 2-19 12-19 21 0 7 5 14 15 14 8 0 21-7 21-23 0-19-22-25-36-25-23 0-36 21-40 30-10-26-31-30-42-30-41 0-63 50-63 59 0 5 5 5 6 5 2 0 3-1 4-5 13-40 39-50 52-50 7 0 21 3 21 25 0 12-7 39-21 93-6 24-20 39-37 39-2 0-11 0-19-4 10-2 18-10 18-21s-8-13-14-13c-12 0-22 10-22 22 0 17 20 25 36 25 27 0 40-27 41-30 6 15 19 30 42 30 39 0 63-49 63-59 0-4-5-4-6-4-3 0-4 1-4 4-14 41-40 50-52 50-15 0-21-12-21-25 0-9 2-17 7-34 4-18 8-35 13-53z"><text:p/></draw:path><draw:path draw:style-name="gr1515" draw:text-style-name="P131" svg:width="0.193cm" svg:height="0.221cm" svg:x="0.349cm" svg:y="0.078cm" svg:viewBox="0 0 194 222" svg:d="M179 120c7 0 15-1 15-9 0-9-8-8-15-8-55 0-109 0-164 0 5-50 50-88 104-88 20 0 41 0 60 0 7 0 15 0 15-7 0-8-8-8-15-8-19 0-40 0-60 0-66 0-119 48-119 111 0 62 53 111 119 111 20 0 41 0 60 0 7 0 15 0 15-7s-8-7-15-7c-19 0-40 0-60 0-54 0-99-37-104-88 55 0 109 0 164 0z"><text:p/></draw:path><draw:path draw:style-name="gr1515" draw:text-style-name="P131" svg:width="0.089cm" svg:height="0.384cm" svg:x="0.72cm" svg:y="0cm" svg:viewBox="0 0 90 385" svg:d="M90 381c0-1 0-1-6-8-49-49-61-122-61-180 0-67 14-135 62-182 5-5 5-5 5-7 0-3-2-4-4-4-3 0-39 26-62 76-18 42-24 85-24 117 0 29 4 76 25 120 25 47 58 72 61 72 2 0 4-1 4-4z"><text:p/></draw:path><draw:path draw:style-name="gr1515" draw:text-style-name="P131" svg:width="0.192cm" svg:height="0.174cm" svg:x="0.843cm" svg:y="0.116cm" svg:viewBox="0 0 193 175" svg:d="M119 54c2-10 11-45 37-45 2 0 11 0 20 4-11 2-19 12-19 21 0 7 5 14 15 14 8 0 21-7 21-23 0-19-22-25-36-25-23 0-36 21-40 30-10-26-31-30-42-30-41 0-63 50-63 59 0 5 3 4 5 5 3 0 4-1 5-5 13-40 39-50 52-50 7 0 21 3 21 25 0 12-7 39-21 93-7 24-20 39-37 39-2 0-11 0-19-4 10-2 18-10 18-21s-8-13-14-13c-12 0-22 10-22 22 0 17 20 25 36 25 27 0 40-27 41-30 4 15 19 30 42 30 39 0 61-49 61-59 0-4-3-4-4-4-3 0-4 1-4 4-14 41-40 50-52 50-15 0-21-12-21-25 0-9 2-17 7-34 4-18 8-35 13-53z"><text:p/></draw:path><draw:path draw:style-name="gr1515" draw:text-style-name="P131" svg:width="0.15cm" svg:height="0.384cm" svg:x="1.225cm" svg:y="0cm" svg:viewBox="0 0 151 385" svg:d="M149 15c2-5 2-6 2-7 0-5-5-8-8-8s-5 1-7 3c-45 123-89 245-134 367-2 5-2 7-2 8 0 4 3 7 8 7s6-3 9-10c44-120 88-240 132-360z"><text:p/></draw:path><draw:path draw:style-name="gr1515" draw:text-style-name="P131" svg:width="0.192cm" svg:height="0.221cm" svg:x="1.193cm" svg:y="0.078cm" svg:viewBox="0 0 193 222" svg:d="M179 120c7 0 14-1 14-9 0-9-7-8-14-8-55 0-109 0-164 0 5-50 50-88 104-88 20 0 41 0 60 0 7 0 14 0 14-7 0-8-7-8-14-8-19 0-40 0-60 0-66 0-119 48-119 111 0 62 53 111 119 111 20 0 41 0 60 0 7 0 14 0 14-7s-7-7-14-7c-19 0-40 0-60 0-54 0-99-37-104-88 55 0 109 0 164 0z"><text:p/></draw:path><draw:path draw:style-name="gr1515" draw:text-style-name="P131" svg:width="0.264cm" svg:height="0.274cm" svg:x="1.539cm" svg:y="0.011cm" svg:viewBox="0 0 265 275" svg:d="M55 231c-15 26-30 31-47 32-5 1-8 1-8 8 0 2 1 4 4 4 11 0 24-1 35-1 12 0 25 1 38 1 2 0 7 0 7-7 0-4-4-5-6-5-9 0-19-3-19-13 0-4 3-9 6-14 10-17 20-32 30-49 32 0 65 0 96 0 2 9 7 60 7 64 0 11-21 12-29 12-5 0-8 0-8 8 0 4 4 4 5 4 16 0 32-1 49-1 9 0 34 1 42 1 4 0 8 0 8-7 0-5-4-5-9-5-24 0-24-2-25-13-8-79-16-160-24-240 0-8 0-10-7-10-6 0-7 3-10 7-45 74-90 149-135 224zM102 175c26-43 51-85 76-127 5 42 8 84 12 127-29 0-58 0-88 0z"><text:p/></draw:path><draw:path draw:style-name="gr1515" draw:text-style-name="P131" svg:width="0.215cm" svg:height="0.238cm" svg:x="1.922cm" svg:y="0.055cm" svg:viewBox="0 0 216 239" svg:d="M117 9c-4-7-6-9-9-9-5 0-7 3-9 9-32 71-64 143-96 215-2 4-3 5-3 7 0 5 4 8 8 8 3 0 6-1 9-8 30-67 60-135 91-203 31 68 60 136 91 203 3 8 7 8 9 8 4 0 8-3 8-8 0-1 0-2-3-6-31-72-64-145-96-216z"><text:p/></draw:path><draw:path draw:style-name="gr1515" draw:text-style-name="P131" svg:width="0.192cm" svg:height="0.174cm" svg:x="2.257cm" svg:y="0.116cm" svg:viewBox="0 0 193 175" svg:d="M118 54c2-10 11-45 38-45 1 0 11 0 19 4-11 2-19 12-19 21 0 7 5 14 16 14 7 0 21-7 21-23 0-19-24-25-37-25-22 0-36 21-40 30-10-26-31-30-42-30-40 0-63 50-63 59 0 5 4 5 6 5 3 0 4-1 4-5 13-40 38-50 52-50 7 0 21 3 21 25 0 12-7 39-21 93-6 24-20 39-37 39-2 0-11 0-19-4 9-2 18-10 18-21s-9-13-14-13c-12 0-21 10-21 22 0 17 19 25 36 25 26 0 39-27 41-30 4 15 18 30 41 30 40 0 62-49 62-59 0-4-3-4-5-4-3 0-3 1-4 4-14 41-40 50-52 50-16 0-21-12-21-25 0-9 2-17 7-34 4-18 8-35 13-53z"><text:p/></draw:path><draw:path draw:style-name="gr1515" draw:text-style-name="P131" svg:width="0.193cm" svg:height="0.221cm" svg:x="2.605cm" svg:y="0.078cm" svg:viewBox="0 0 194 222" svg:d="M179 120c7 0 15-1 15-9 0-9-8-8-15-8-55 0-109 0-164 0 6-50 50-88 105-88 20 0 40 0 59 0 7 0 15 0 15-7 0-8-8-8-15-8-19 0-40 0-60 0-66 0-119 48-119 111 0 62 53 111 119 111 20 0 41 0 60 0 7 0 15 0 15-7s-8-7-15-7c-19 0-39 0-59 0-55 0-99-37-105-88 55 0 109 0 164 0z"><text:p/></draw:path><draw:path draw:style-name="gr1515" draw:text-style-name="P131" svg:width="0.275cm" svg:height="0.261cm" svg:x="2.954cm" svg:y="0.025cm" svg:viewBox="0 0 276 262" svg:d="M46 232c-4 15-4 18-35 18-7 0-11 0-11 8 0 4 4 4 11 4 46 0 91 0 138 0 61 0 106-45 106-83 0-27-22-49-59-53 39-8 80-37 80-73 0-29-25-53-71-53-43 0-87 0-130 0-8 0-11 0-11 8 0 4 3 4 11 4 4 0 8 0 14 0 7 1 10 1 10 7 0 1 0 2-1 7-18 69-34 138-52 206zM105 122c7-32 16-64 24-96 3-13 4-14 21-14 16 0 33 0 49 0 34 0 42 22 42 40 0 34-33 70-80 70-19 0-38 0-56 0zM87 250c-6 0-6 0-9 0s-4-1-4-4c0-2 0-2 2-9 9-36 18-71 26-106 25 0 49 0 73 0 37 0 45 28 45 45 0 36-35 74-80 74-18 0-35 0-53 0z"><text:p/></draw:path><draw:path draw:style-name="gr1515" draw:text-style-name="P131" svg:width="0.088cm" svg:height="0.384cm" svg:x="3.272cm" svg:y="0cm" svg:viewBox="0 0 89 385" svg:d="M89 193c0-30-3-76-25-120-23-48-56-73-61-73-2 0-3 2-3 4s0 2 8 9c37 38 59 99 59 180 0 65-14 133-63 181-4 6-4 6-4 7 0 2 1 4 3 4 5 0 40-26 62-76 20-41 24-84 24-116z"><text:p/></draw:path><draw:path draw:style-name="gr1515" draw:text-style-name="P131" svg:width="0.214cm" svg:height="0.238cm" svg:x="3.508cm" svg:y="0.055cm" svg:viewBox="0 0 215 239" svg:d="M212 17c3-6 3-7 3-8 0-5-4-9-8-9-3 0-6 3-9 9-30 68-60 136-90 203-31-67-61-135-91-203-4-8-7-9-9-9-5 0-8 4-8 9 1 2 0 1 2 5 32 73 64 146 96 217 3 6 5 8 10 8 4 0 5-3 8-8 31-71 64-143 96-214z"><text:p/></draw:path><draw:path draw:style-name="gr1515" draw:text-style-name="P131" svg:width="0.088cm" svg:height="0.384cm" svg:x="3.868cm" svg:y="0cm" svg:viewBox="0 0 89 385" svg:d="M89 381c0-1 0-1-6-8-49-49-61-122-61-180 0-67 14-135 63-182 4-5 4-5 4-7 0-3-1-4-3-4-5 0-39 26-62 76-20 42-24 85-24 117 0 29 4 76 25 120 23 47 56 72 61 72 2 0 3-1 3-4z"><text:p/></draw:path><draw:path draw:style-name="gr1515" draw:text-style-name="P131" svg:width="0.192cm" svg:height="0.174cm" svg:x="3.992cm" svg:y="0.116cm" svg:viewBox="0 0 193 175" svg:d="M118 54c2-10 11-45 38-45 1 0 11 0 19 4-11 2-19 12-19 21 0 7 5 14 16 14 7 0 21-7 21-23 0-19-24-25-37-25-22 0-36 21-40 30-10-26-31-30-42-30-40 0-62 50-62 59 0 5 3 5 5 5 3 0 4-1 4-5 13-40 40-50 53-50 6 0 20 3 20 25 0 12-6 39-20 93-7 24-20 39-38 39-2 0-11 0-18-4 8-2 17-10 17-21s-9-13-14-13c-11 0-21 10-21 22 0 17 19 25 36 25 26 0 40-27 41-30 4 15 19 30 42 30 39 0 61-49 61-59 0-4-3-4-4-4-4 0-4 1-5 4-14 41-39 50-52 50-14 0-21-12-21-25 0-9 2-17 7-34 4-18 8-35 13-53z"><text:p/></draw:path><draw:path draw:style-name="gr1515" draw:text-style-name="P131" svg:width="0.193cm" svg:height="0.221cm" svg:x="4.34cm" svg:y="0.078cm" svg:viewBox="0 0 194 222" svg:d="M180 120c7 0 14-1 14-9 0-9-7-8-14-8-55 0-108 0-163 0 4-50 48-88 103-88 20 0 41 0 60 0 7 0 14 0 14-7 0-8-7-8-14-8-20 0-40 0-61 0-66 0-119 48-119 111 0 62 53 111 119 111 21 0 41 0 61 0 7 0 14 0 14-7s-7-7-14-7c-19 0-40 0-60 0-55 0-99-37-103-88 55 0 108 0 163 0z"><text:p/></draw:path><draw:path draw:style-name="gr1515" draw:text-style-name="P131" svg:width="0.264cm" svg:height="0.274cm" svg:x="4.687cm" svg:y="0.011cm" svg:viewBox="0 0 265 275" svg:d="M56 231c-15 26-31 31-47 32-6 1-9 1-9 8 0 2 2 4 6 4 9 0 22-1 33-1 13 0 26 1 38 1 2 0 8 0 8-7 0-4-4-5-7-5-9 0-17-3-17-13 0-4 2-9 5-14 10-17 19-32 29-49 32 0 65 0 96 0 2 9 7 60 7 64 0 11-20 12-27 12-6 0-10 0-10 8 0 4 3 3 5 4 17 0 33-1 49-1 9 0 34 1 44 1 2 0 6 0 6-7 0-5-3-5-9-5-24 0-24-2-25-13-8-79-15-160-23-240-1-8-1-10-8-10-5 0-7 3-10 7-45 74-89 149-134 224zM102 175c26-43 51-85 76-127 5 42 8 84 12 127-29 0-58 0-88 0z"><text:p/></draw:path><draw:path draw:style-name="gr1515" draw:text-style-name="P131" svg:width="0.214cm" svg:height="0.238cm" svg:x="5.071cm" svg:y="0.055cm" svg:viewBox="0 0 215 239" svg:d="M117 9c-4-7-6-9-10-9-5 0-6 3-8 9-32 71-65 143-97 215-2 4-2 5-2 7 0 5 3 8 8 8 2 0 5-1 9-8 29-67 60-135 90-203 31 68 60 136 91 203 3 8 8 8 9 8 4 0 8-3 8-8 0-1 0-2-3-6-32-72-63-145-95-216z"><text:p/></draw:path><draw:path draw:style-name="gr1515" draw:text-style-name="P131" svg:width="0.192cm" svg:height="0.174cm" svg:x="5.404cm" svg:y="0.116cm" svg:viewBox="0 0 193 175" svg:d="M118 54c2-10 11-45 38-45 2 0 11 0 20 4-11 2-19 12-19 21 0 7 5 14 15 14 8 0 21-7 21-23 0-19-24-25-37-25-22 0-35 21-40 30-9-26-30-30-42-30-40 0-62 50-62 59 0 5 3 5 5 5 3 0 4-1 5-5 13-40 39-50 52-50 6 0 21 3 21 25 0 12-7 39-21 93-7 24-20 39-38 39-2 0-11 0-18-4 10-2 17-10 17-21s-7-13-14-13c-11 0-21 10-21 22 0 17 20 25 36 25 26 0 40-27 41-30 4 15 19 30 42 30 39 0 61-49 61-59 0-4-3-4-4-4-3 0-4 1-5 4-13 41-39 50-51 50-15 0-22-12-22-25 0-9 2-17 7-34 4-18 8-35 13-53z"><text:p/></draw:path><draw:path draw:style-name="gr1515" draw:text-style-name="P131" svg:width="0.149cm" svg:height="0.384cm" svg:x="5.786cm" svg:y="0cm" svg:viewBox="0 0 150 385" svg:d="M149 15c1-5 1-6 1-7 0-5-4-8-8-8-2 0-6 1-7 3-45 123-89 245-134 367-1 5-1 7-1 8 0 4 3 7 8 7 4 0 5-3 7-10 44-120 90-240 134-360z"><text:p/></draw:path><draw:path draw:style-name="gr1515" draw:text-style-name="P131" svg:width="0.193cm" svg:height="0.221cm" svg:x="5.753cm" svg:y="0.078cm" svg:viewBox="0 0 194 222" svg:d="M180 120c7 0 14-1 14-9 0-9-7-8-14-8-55 0-108 0-163 0 4-50 48-88 103-88 20 0 41 0 60 0 7 0 14 0 14-7 0-8-7-8-14-8-20 0-40 0-61 0-66 0-119 48-119 111 0 62 53 111 119 111 21 0 41 0 61 0 7 0 14 0 14-7s-7-7-14-7c-19 0-40 0-60 0-55 0-99-37-103-88 55 0 108 0 163 0z"><text:p/></draw:path><draw:path draw:style-name="gr1515" draw:text-style-name="P131" svg:width="0.275cm" svg:height="0.261cm" svg:x="6.103cm" svg:y="0.025cm" svg:viewBox="0 0 276 262" svg:d="M45 232c-3 15-4 18-35 18-7 0-10 0-10 8 0 4 3 4 10 4 46 0 92 0 139 0 60 0 106-45 106-83 0-27-23-49-60-53 40-8 81-37 81-73 0-29-25-53-72-53-43 0-87 0-130 0-7 0-11 0-11 8 0 4 3 4 11 4 1 0 7 0 14 0 8 1 11 1 11 7 0 1-1 2-2 7-18 69-34 138-52 206zM103 122c8-32 17-64 25-96 3-13 4-14 21-14 16 0 33 0 49 0 34 0 43 22 43 40 0 34-33 70-80 70-19 0-39 0-58 0zM87 250c-6 0-7 0-9 0-4 0-5-1-5-4 0-2 0-2 2-9 9-36 17-71 26-106 24 0 50 0 74 0 36 0 44 28 44 45 0 36-34 74-80 74-18 0-34 0-52 0z"><text:p/></draw:path><draw:path draw:style-name="gr1515" draw:text-style-name="P131" svg:width="0.089cm" svg:height="0.384cm" svg:x="6.421cm" svg:y="0cm" svg:viewBox="0 0 90 385" svg:d="M90 193c0-30-4-76-25-120-24-48-57-73-61-73-2 0-4 2-4 4s0 2 8 9c37 38 59 99 59 180 0 65-14 133-61 181-6 6-6 6-6 7 0 2 2 4 4 4 4 0 39-26 62-76 20-41 24-84 24-116z"><text:p/></draw:path></draw:g></text:span><text:span text:style-name="T20">, </text:span><text:span text:style-name="T22">כלומר </text:span><text:span text:style-name="T22"><draw:g text:anchor-type="as-char" svg:y="-0.288cm" draw:z-index="104" draw:name="Shape68" draw:style-name="gr1513"><svg:title>TexMaths</svg:title><svg:desc>11§display§x \in (x \in A \lor x \notin B) \land (x \notin A \lor x \in B)§svg§600§FALSE§</svg:desc><draw:path draw:style-name="gr1514" draw:text-style-name="P130" svg:width="6.482cm" svg:height="0.345cm" svg:x="0.008cm" svg:y="0.018cm" svg:viewBox="0 0 6483 346" svg:d="M3242 346c-1081 0-2162 0-3242 0 0-116 0-230 0-346 2161 0 4322 0 6483 0 0 116 0 230 0 346-1080 0-2161 0-3241 0z"><text:p/></draw:path><draw:path draw:style-name="gr1515" draw:text-style-name="P131" svg:width="0.192cm" svg:height="0.174cm" svg:x="-0.001cm" svg:y="0.116cm" svg:viewBox="0 0 193 175" svg:d="M119 54c2-10 11-45 37-45 2 0 12 0 20 4-11 2-19 12-19 21 0 7 5 14 15 14 8 0 21-7 21-23 0-19-22-25-36-25-23 0-36 21-40 30-10-26-31-30-42-30-41 0-63 50-63 59 0 5 5 5 6 5 2 0 3-1 4-5 13-40 39-50 52-50 7 0 21 3 21 25 0 12-7 39-21 93-6 24-20 39-37 39-2 0-11 0-19-4 10-2 18-10 18-21s-8-13-14-13c-12 0-22 10-22 22 0 17 20 25 36 25 27 0 40-27 41-30 6 15 19 30 42 30 39 0 63-49 63-59 0-4-5-4-6-4-3 0-4 1-4 4-14 41-40 50-52 50-15 0-21-12-21-25 0-9 2-17 7-34 4-18 8-35 13-53z"><text:p/></draw:path><draw:path draw:style-name="gr1515" draw:text-style-name="P131" svg:width="0.193cm" svg:height="0.221cm" svg:x="0.349cm" svg:y="0.078cm" svg:viewBox="0 0 194 222" svg:d="M179 120c7 0 15-1 15-9 0-9-8-8-15-8-55 0-109 0-164 0 5-50 50-88 104-88 20 0 41 0 60 0 7 0 15 0 15-7 0-8-8-8-15-8-19 0-40 0-60 0-66 0-119 48-119 111 0 62 53 111 119 111 20 0 41 0 60 0 7 0 15 0 15-7s-8-7-15-7c-19 0-40 0-60 0-54 0-99-37-104-88 55 0 109 0 164 0z"><text:p/></draw:path><draw:path draw:style-name="gr1515" draw:text-style-name="P131" svg:width="0.089cm" svg:height="0.384cm" svg:x="0.72cm" svg:y="0cm" svg:viewBox="0 0 90 385" svg:d="M90 381c0-1 0-1-6-8-49-49-61-122-61-180 0-67 14-135 62-182 5-5 5-5 5-7 0-3-2-4-4-4-3 0-39 26-62 76-18 42-24 85-24 117 0 29 4 76 25 120 25 47 58 72 61 72 2 0 4-1 4-4z"><text:p/></draw:path><draw:path draw:style-name="gr1515" draw:text-style-name="P131" svg:width="0.192cm" svg:height="0.174cm" svg:x="0.843cm" svg:y="0.116cm" svg:viewBox="0 0 193 175" svg:d="M119 54c2-10 11-45 37-45 2 0 11 0 20 4-11 2-19 12-19 21 0 7 5 14 15 14 8 0 21-7 21-23 0-19-22-25-36-25-23 0-36 21-40 30-10-26-31-30-42-30-41 0-63 50-63 59 0 5 3 4 5 5 3 0 4-1 5-5 13-40 39-50 52-50 7 0 21 3 21 25 0 12-7 39-21 93-7 24-20 39-37 39-2 0-11 0-19-4 10-2 18-10 18-21s-8-13-14-13c-12 0-22 10-22 22 0 17 20 25 36 25 27 0 40-27 41-30 4 15 19 30 42 30 39 0 61-49 61-59 0-4-3-4-4-4-3 0-4 1-4 4-14 41-40 50-52 50-15 0-21-12-21-25 0-9 2-17 7-34 4-18 8-35 13-53z"><text:p/></draw:path><draw:path draw:style-name="gr1515" draw:text-style-name="P131" svg:width="0.192cm" svg:height="0.221cm" svg:x="1.193cm" svg:y="0.078cm" svg:viewBox="0 0 193 222" svg:d="M179 120c7 0 14-1 14-9 0-9-7-8-14-8-55 0-109 0-164 0 5-50 50-88 104-88 20 0 41 0 60 0 7 0 14 0 14-7 0-8-7-8-14-8-19 0-40 0-60 0-66 0-119 48-119 111 0 62 53 111 119 111 20 0 41 0 60 0 7 0 14 0 14-7s-7-7-14-7c-19 0-40 0-60 0-54 0-99-37-104-88 55 0 109 0 164 0z"><text:p/></draw:path><draw:path draw:style-name="gr1515" draw:text-style-name="P131" svg:width="0.264cm" svg:height="0.274cm" svg:x="1.539cm" svg:y="0.011cm" svg:viewBox="0 0 265 275" svg:d="M55 231c-15 26-30 31-47 32-5 1-8 1-8 8 0 2 1 4 4 4 11 0 24-1 35-1 12 0 25 1 38 1 2 0 7 0 7-7 0-4-4-5-6-5-9 0-19-3-19-13 0-4 3-9 6-14 10-17 20-32 30-49 32 0 65 0 96 0 2 9 7 60 7 64 0 11-21 12-29 12-5 0-8 0-8 8 0 4 4 4 5 4 16 0 32-1 49-1 9 0 34 1 42 1 4 0 8 0 8-7 0-5-4-5-9-5-24 0-24-2-25-13-8-79-16-160-24-240 0-8 0-10-7-10-6 0-7 3-10 7-45 74-90 149-135 224zM102 175c26-43 51-85 76-127 5 42 8 84 12 127-29 0-58 0-88 0z"><text:p/></draw:path><draw:path draw:style-name="gr1515" draw:text-style-name="P131" svg:width="0.215cm" svg:height="0.238cm" svg:x="1.922cm" svg:y="0.055cm" svg:viewBox="0 0 216 239" svg:d="M212 17c3-6 4-7 4-8 0-5-4-9-8-9s-7 3-9 9c-31 68-60 136-91 203-31-67-61-135-91-203-3-8-6-9-9-9-4 0-8 4-8 9 1 2 0 1 2 5 32 73 65 146 97 217 3 6 6 8 9 8 5 0 6-3 9-8 32-71 63-143 95-214z"><text:p/></draw:path><draw:path draw:style-name="gr1515" draw:text-style-name="P131" svg:width="0.192cm" svg:height="0.174cm" svg:x="2.257cm" svg:y="0.116cm" svg:viewBox="0 0 193 175" svg:d="M118 54c2-10 11-45 38-45 1 0 11 0 19 4-11 2-19 12-19 21 0 7 5 14 16 14 7 0 21-7 21-23 0-19-24-25-37-25-22 0-36 21-40 30-10-26-31-30-42-30-40 0-63 50-63 59 0 5 4 5 6 5 3 0 4-1 4-5 13-40 38-50 52-50 7 0 21 3 21 25 0 12-7 39-21 93-6 24-20 39-37 39-2 0-11 0-19-4 9-2 18-10 18-21s-9-13-14-13c-12 0-21 10-21 22 0 17 19 25 36 25 26 0 39-27 41-30 4 15 18 30 41 30 40 0 62-49 62-59 0-4-3-4-5-4-3 0-3 1-4 4-14 41-40 50-52 50-16 0-21-12-21-25 0-9 2-17 7-34 4-18 8-35 13-53z"><text:p/></draw:path><draw:path draw:style-name="gr1515" draw:text-style-name="P131" svg:width="0.15cm" svg:height="0.384cm" svg:x="2.637cm" svg:y="0cm" svg:viewBox="0 0 151 385" svg:d="M149 15c2-5 2-6 2-7 0-5-4-8-8-8-3 0-5 1-7 3-45 123-89 245-134 367-2 5-2 7-2 8 0 4 3 7 8 7s6-3 9-10c44-120 88-240 132-360z"><text:p/></draw:path><draw:path draw:style-name="gr1515" draw:text-style-name="P131" svg:width="0.193cm" svg:height="0.221cm" svg:x="2.605cm" svg:y="0.078cm" svg:viewBox="0 0 194 222" svg:d="M179 120c7 0 15-1 15-9 0-9-8-8-15-8-55 0-109 0-164 0 6-50 50-88 105-88 20 0 40 0 59 0 7 0 15 0 15-7 0-8-8-8-15-8-19 0-40 0-60 0-66 0-119 48-119 111 0 62 53 111 119 111 20 0 41 0 60 0 7 0 15 0 15-7s-8-7-15-7c-19 0-39 0-59 0-55 0-99-37-105-88 55 0 109 0 164 0z"><text:p/></draw:path><draw:path draw:style-name="gr1515" draw:text-style-name="P131" svg:width="0.275cm" svg:height="0.261cm" svg:x="2.954cm" svg:y="0.025cm" svg:viewBox="0 0 276 262" svg:d="M46 232c-4 15-4 18-35 18-7 0-11 0-11 8 0 4 4 4 11 4 46 0 91 0 138 0 61 0 106-45 106-83 0-27-22-49-59-53 39-8 80-37 80-73 0-29-25-53-71-53-43 0-87 0-130 0-8 0-11 0-11 8 0 4 3 4 11 4 4 0 8 0 14 0 7 1 10 1 10 7 0 1 0 2-1 7-18 69-34 138-52 206zM105 122c7-32 16-64 24-96 3-13 4-14 21-14 16 0 33 0 49 0 34 0 42 22 42 40 0 34-33 70-80 70-19 0-38 0-56 0zM87 250c-6 0-6 0-9 0s-4-1-4-4c0-2 0-2 2-9 9-36 18-71 26-106 25 0 49 0 73 0 37 0 45 28 45 45 0 36-35 74-80 74-18 0-35 0-53 0z"><text:p/></draw:path><draw:path draw:style-name="gr1515" draw:text-style-name="P131" svg:width="0.088cm" svg:height="0.384cm" svg:x="3.272cm" svg:y="0cm" svg:viewBox="0 0 89 385" svg:d="M89 193c0-30-3-76-25-120-23-48-56-73-61-73-2 0-3 2-3 4s0 2 8 9c37 38 59 99 59 180 0 65-14 133-63 181-4 6-4 6-4 7 0 2 1 4 3 4 5 0 40-26 62-76 20-41 24-84 24-116z"><text:p/></draw:path><draw:path draw:style-name="gr1515" draw:text-style-name="P131" svg:width="0.214cm" svg:height="0.238cm" svg:x="3.508cm" svg:y="0.055cm" svg:viewBox="0 0 215 239" svg:d="M117 9c-4-7-6-9-9-9-6 0-7 3-9 9-32 71-65 143-97 215-2 4-2 5-2 7 0 5 3 8 8 8 2 0 5-1 9-8 30-67 60-135 91-203 30 68 60 136 90 203 3 8 8 8 9 8 4 0 8-3 8-8 0-1 0-2-3-6-32-72-63-145-95-216z"><text:p/></draw:path><draw:path draw:style-name="gr1515" draw:text-style-name="P131" svg:width="0.088cm" svg:height="0.384cm" svg:x="3.868cm" svg:y="0cm" svg:viewBox="0 0 89 385" svg:d="M89 381c0-1 0-1-6-8-49-49-61-122-61-180 0-67 14-135 63-182 4-5 4-5 4-7 0-3-1-4-3-4-5 0-39 26-62 76-20 42-24 85-24 117 0 29 4 76 25 120 23 47 56 72 61 72 2 0 3-1 3-4z"><text:p/></draw:path><draw:path draw:style-name="gr1515" draw:text-style-name="P131" svg:width="0.192cm" svg:height="0.174cm" svg:x="3.992cm" svg:y="0.116cm" svg:viewBox="0 0 193 175" svg:d="M118 54c2-10 11-45 38-45 1 0 11 0 19 4-11 2-19 12-19 21 0 7 5 14 16 14 7 0 21-7 21-23 0-19-24-25-37-25-22 0-36 21-40 30-10-26-31-30-42-30-40 0-62 50-62 59 0 5 3 5 5 5 3 0 4-1 4-5 13-40 40-50 53-50 6 0 20 3 20 25 0 12-6 39-20 93-7 24-20 39-38 39-2 0-11 0-18-4 8-2 17-10 17-21s-9-13-14-13c-11 0-21 10-21 22 0 17 19 25 36 25 26 0 40-27 41-30 4 15 19 30 42 30 39 0 61-49 61-59 0-4-3-4-4-4-4 0-4 1-5 4-14 41-39 50-52 50-14 0-21-12-21-25 0-9 2-17 7-34 4-18 8-35 13-53z"><text:p/></draw:path><draw:path draw:style-name="gr1515" draw:text-style-name="P131" svg:width="0.15cm" svg:height="0.384cm" svg:x="4.372cm" svg:y="0cm" svg:viewBox="0 0 151 385" svg:d="M149 15c2-5 2-6 2-7 0-5-4-8-8-8-2 0-5 1-7 3-45 123-89 245-134 367-2 5-2 7-2 8 0 4 4 7 8 7 5 0 6-3 9-10 44-120 88-240 132-360z"><text:p/></draw:path><draw:path draw:style-name="gr1515" draw:text-style-name="P131" svg:width="0.193cm" svg:height="0.221cm" svg:x="4.34cm" svg:y="0.078cm" svg:viewBox="0 0 194 222" svg:d="M180 120c7 0 14-1 14-9 0-9-7-8-14-8-55 0-108 0-163 0 4-50 48-88 103-88 20 0 41 0 60 0 7 0 14 0 14-7 0-8-7-8-14-8-20 0-40 0-61 0-66 0-119 48-119 111 0 62 53 111 119 111 21 0 41 0 61 0 7 0 14 0 14-7s-7-7-14-7c-19 0-40 0-60 0-55 0-99-37-103-88 55 0 108 0 163 0z"><text:p/></draw:path><draw:path draw:style-name="gr1515" draw:text-style-name="P131" svg:width="0.264cm" svg:height="0.274cm" svg:x="4.687cm" svg:y="0.011cm" svg:viewBox="0 0 265 275" svg:d="M56 231c-15 26-31 31-47 32-6 1-9 1-9 8 0 2 2 4 6 4 9 0 22-1 33-1 13 0 26 1 38 1 2 0 8 0 8-7 0-4-4-5-7-5-9 0-17-3-17-13 0-4 2-9 5-14 10-17 19-32 29-49 32 0 65 0 96 0 2 9 7 60 7 64 0 11-20 12-27 12-6 0-10 0-10 8 0 4 3 3 5 4 17 0 33-1 49-1 9 0 34 1 44 1 2 0 6 0 6-7 0-5-3-5-9-5-24 0-24-2-25-13-8-79-15-160-23-240-1-8-1-10-8-10-5 0-7 3-10 7-45 74-89 149-134 224zM102 175c26-43 51-85 76-127 5 42 8 84 12 127-29 0-58 0-88 0z"><text:p/></draw:path><draw:path draw:style-name="gr1515" draw:text-style-name="P131" svg:width="0.214cm" svg:height="0.238cm" svg:x="5.071cm" svg:y="0.055cm" svg:viewBox="0 0 215 239" svg:d="M212 17c3-6 3-7 3-8 0-5-4-9-8-9-3 0-7 3-9 9-31 68-60 136-91 203-30-67-61-135-90-203-4-8-7-9-9-9-5 0-8 4-8 9 1 2 0 1 2 5 32 73 64 146 96 217 3 6 5 8 9 8 5 0 6-3 9-8 31-71 64-143 96-214z"><text:p/></draw:path><draw:path draw:style-name="gr1515" draw:text-style-name="P131" svg:width="0.192cm" svg:height="0.174cm" svg:x="5.404cm" svg:y="0.116cm" svg:viewBox="0 0 193 175" svg:d="M118 54c2-10 11-45 38-45 2 0 11 0 20 4-11 2-19 12-19 21 0 7 5 14 15 14 8 0 21-7 21-23 0-19-24-25-37-25-22 0-35 21-40 30-9-26-30-30-42-30-40 0-62 50-62 59 0 5 3 5 5 5 3 0 4-1 5-5 13-40 39-50 52-50 6 0 21 3 21 25 0 12-7 39-21 93-7 24-20 39-38 39-2 0-11 0-18-4 10-2 17-10 17-21s-7-13-14-13c-11 0-21 10-21 22 0 17 20 25 36 25 26 0 40-27 41-30 4 15 19 30 42 30 39 0 61-49 61-59 0-4-3-4-4-4-3 0-4 1-5 4-13 41-39 50-51 50-15 0-22-12-22-25 0-9 2-17 7-34 4-18 8-35 13-53z"><text:p/></draw:path><draw:path draw:style-name="gr1515" draw:text-style-name="P131" svg:width="0.193cm" svg:height="0.221cm" svg:x="5.753cm" svg:y="0.078cm" svg:viewBox="0 0 194 222" svg:d="M180 120c7 0 14-1 14-9 0-9-7-8-14-8-55 0-108 0-163 0 4-50 48-88 103-88 20 0 41 0 60 0 7 0 14 0 14-7 0-8-7-8-14-8-20 0-40 0-61 0-66 0-119 48-119 111 0 62 53 111 119 111 21 0 41 0 61 0 7 0 14 0 14-7s-7-7-14-7c-19 0-40 0-60 0-55 0-99-37-103-88 55 0 108 0 163 0z"><text:p/></draw:path><draw:path draw:style-name="gr1515" draw:text-style-name="P131" svg:width="0.275cm" svg:height="0.261cm" svg:x="6.103cm" svg:y="0.025cm" svg:viewBox="0 0 276 262" svg:d="M45 232c-3 15-4 18-35 18-7 0-10 0-10 8 0 4 3 4 10 4 46 0 92 0 139 0 60 0 106-45 106-83 0-27-23-49-60-53 40-8 81-37 81-73 0-29-25-53-72-53-43 0-87 0-130 0-7 0-11 0-11 8 0 4 3 4 11 4 1 0 7 0 14 0 8 1 11 1 11 7 0 1-1 2-2 7-18 69-34 138-52 206zM103 122c8-32 17-64 25-96 3-13 4-14 21-14 16 0 33 0 49 0 34 0 43 22 43 40 0 34-33 70-80 70-19 0-39 0-58 0zM87 250c-6 0-7 0-9 0-4 0-5-1-5-4 0-2 0-2 2-9 9-36 17-71 26-106 24 0 50 0 74 0 36 0 44 28 44 45 0 36-34 74-80 74-18 0-34 0-52 0z"><text:p/></draw:path><draw:path draw:style-name="gr1515" draw:text-style-name="P131" svg:width="0.089cm" svg:height="0.384cm" svg:x="6.421cm" svg:y="0cm" svg:viewBox="0 0 90 385" svg:d="M90 193c0-30-4-76-25-120-24-48-57-73-61-73-2 0-4 2-4 4s0 2 8 9c37 38 59 99 59 180 0 65-14 133-61 181-6 6-6 6-6 7 0 2 2 4 4 4 4 0 39-26 62-76 20-41 24-84 24-116z"><text:p/></draw:path></draw:g></text:span><text:span text:style-name="T22"><text:s/></text:span><text:span text:style-name="T23">(לפי דה־מורגן)</text:span><text:span text:style-name="T20">;</text:span></text:p>
            </text:list-item>
            <text:list-item>
              <text:p text:style-name="P74">נוכיח את שני התנאים ההכרחיים – הראשון <draw:g text:anchor-type="as-char" svg:y="-0.28cm" draw:z-index="105" draw:name="Shape69" draw:style-name="gr1513"><svg:title>TexMaths</svg:title><svg:desc>11§display§x \in A \lor x \not \in B§svg§600§FALSE§</svg:desc><draw:path draw:style-name="gr1514" draw:text-style-name="P130" svg:width="2.356cm" svg:height="0.319cm" svg:x="0.008cm" svg:y="0.02cm" svg:viewBox="0 0 2357 320" svg:d="M1179 320c-394 0-786 0-1179 0 0-107 0-213 0-320 785 0 1572 0 2357 0 0 107 0 213 0 320-392 0-785 0-1178 0z"><text:p/></draw:path><draw:path draw:style-name="gr1515" draw:text-style-name="P131" svg:width="0.192cm" svg:height="0.174cm" svg:x="-0.001cm" svg:y="0.109cm" svg:viewBox="0 0 193 175" svg:d="M119 54c2-10 11-45 37-45 2 0 12 0 20 4-11 2-19 12-19 21 0 7 5 15 15 15 8 0 21-8 21-24 0-19-22-25-36-25-23 0-36 21-40 30-10-26-31-30-42-30-41 0-63 50-63 60 0 4 5 4 6 4 2 0 3-1 4-4 13-41 39-51 52-51 7 0 21 3 21 25 0 12-7 39-21 93-6 24-20 40-37 40-2 0-11 0-19-5 10-2 18-10 18-21s-8-13-14-13c-12 0-22 10-22 22 0 18 20 25 36 25 27 0 40-27 41-29 6 14 19 29 42 29 39 0 61-49 61-59 0-5-3-5-4-5-3 0-4 3-4 5-14 42-40 51-52 51-15 0-21-13-21-26 0-9 2-16 7-34 4-18 8-35 13-53z"><text:p/></draw:path><draw:path draw:style-name="gr1515" draw:text-style-name="P131" svg:width="0.192cm" svg:height="0.222cm" svg:x="0.349cm" svg:y="0.07cm" svg:viewBox="0 0 193 223" svg:d="M179 120c7 0 14 0 14-7 0-9-7-9-14-9-55 0-109 0-164 0 5-51 50-89 104-89 20 0 41 0 60 0 7 0 14 0 14-7 0-8-7-8-14-8-19 0-40 0-60 0-67 0-119 50-119 113 0 61 52 110 119 110 20 0 41 0 60 0 7 0 14 0 14-8s-7-8-14-8c-19 0-40 0-60 0-54 0-99-36-104-87 55 0 109 0 164 0z"><text:p/></draw:path><draw:path draw:style-name="gr1515" draw:text-style-name="P131" svg:width="0.264cm" svg:height="0.275cm" svg:x="0.696cm" svg:y="0cm" svg:viewBox="0 0 265 276" svg:d="M55 232c-15 25-31 31-47 32-5 1-8 1-8 7 0 3 1 5 4 5 11 0 24-1 33-1 14 0 27 1 40 1 2 0 7 0 7-8 0-3-4-4-6-4-9 0-19-4-19-14 0-4 3-8 6-14 10-16 20-33 30-48 32 0 65 0 96 0 2 7 6 59 6 64 0 11-20 12-28 12-5 0-8 0-8 7 0 5 4 5 5 5 16 0 32-1 49-1 8 0 33 1 42 1 3 0 8 0 8-8 0-4-4-4-9-4-24 0-24-3-25-14-8-79-16-160-24-240 0-8 0-10-7-10-6 0-7 3-11 7-45 75-89 150-134 225zM101 175c26-43 52-85 77-126 5 41 8 83 12 126-29 0-59 0-89 0z"><text:p/></draw:path><draw:path draw:style-name="gr1515" draw:text-style-name="P131" svg:width="0.214cm" svg:height="0.237cm" svg:x="1.078cm" svg:y="0.049cm" svg:viewBox="0 0 215 238" svg:d="M212 15c3-5 3-6 3-7 0-5-4-8-8-8-3 0-6 2-9 8-30 68-60 137-90 204-31-67-61-136-91-204-4-8-6-8-9-8-5 0-8 3-8 8 1 2 0 1 2 5 32 72 65 145 97 216 3 7 6 9 9 9 4 0 5-3 9-9 32-70 63-142 95-214z"><text:p/></draw:path><draw:path draw:style-name="gr1515" draw:text-style-name="P131" svg:width="0.192cm" svg:height="0.174cm" svg:x="1.411cm" svg:y="0.109cm" svg:viewBox="0 0 193 175" svg:d="M118 54c3-10 12-45 38-45 2 0 11 0 20 4-11 2-19 12-19 21 0 7 5 15 15 15 8 0 21-8 21-24 0-19-22-25-36-25-23 0-36 21-40 30-10-26-31-30-42-30-41 0-63 50-63 60 0 4 3 3 5 4 3 0 4-1 5-4 13-41 39-51 52-51 7 0 21 3 21 25 0 12-7 39-21 93-7 24-20 40-37 40-2 0-12 0-19-5 10-2 18-10 18-21s-8-13-14-13c-12 0-22 10-22 22 0 18 20 25 36 25 26 0 40-27 41-29 4 14 19 29 42 29 39 0 61-49 61-59 0-5-3-5-4-5-3 0-4 3-4 5-14 42-40 51-52 51-15 0-21-13-21-26 0-9 2-16 6-34s8-35 13-53z"><text:p/></draw:path><draw:path draw:style-name="gr1515" draw:text-style-name="P131" svg:width="0.193cm" svg:height="0.359cm" svg:x="1.781cm" svg:y="0cm" svg:viewBox="0 0 194 360" svg:d="M190 15c4-5 4-6 4-7 0-2-4-8-8-8-6 0-7 2-9 8-58 112-115 224-174 336-3 6-3 7-3 8 0 3 3 8 8 8s6-3 9-8c58-113 115-224 173-337z"><text:p/></draw:path><draw:path draw:style-name="gr1515" draw:text-style-name="P131" svg:width="0.192cm" svg:height="0.222cm" svg:x="1.76cm" svg:y="0.07cm" svg:viewBox="0 0 193 223" svg:d="M179 120c7 0 14 0 14-7 0-9-7-9-14-9-55 0-109 0-164 0 5-51 50-89 104-89 20 0 41 0 60 0 7 0 14 0 14-7 0-8-7-8-14-8-21 0-40 0-61 0-66 0-118 50-118 113 0 61 52 110 118 110 21 0 40 0 61 0 7 0 14 0 14-8s-7-8-14-8c-19 0-40 0-60 0-54 0-99-36-104-87 55 0 109 0 164 0z"><text:p/></draw:path><draw:path draw:style-name="gr1515" draw:text-style-name="P131" svg:width="0.275cm" svg:height="0.262cm" svg:x="2.109cm" svg:y="0.013cm" svg:viewBox="0 0 276 263" svg:d="M45 233c-3 14-4 17-35 17-7 0-10 0-10 8 0 5 3 5 10 5 46 0 92 0 139 0 60 0 106-46 106-83 0-28-23-50-60-54 40-8 81-37 81-73 0-29-25-53-72-53-43 0-87 0-130 0-7 0-11 0-11 8 0 4 3 4 11 4 1 0 7 0 14 0 8 1 11 1 11 7 0 1 0 2-2 7-18 69-34 138-52 207zM103 122c8-32 17-64 25-96 3-13 4-14 21-14 16 0 34 0 50 0 33 0 42 22 42 40 0 34-33 70-80 70-19 0-39 0-58 0zM87 250c-6 0-7 0-9 0-4 0-5-1-5-4 0-1 0-1 2-9 9-35 17-70 26-106 24 0 50 0 74 0 36 0 44 28 44 46 0 36-34 73-80 73-18 0-34 0-52 0z"><text:p/></draw:path></draw:g>, <text:span text:style-name="T24">ו</text:span>השני <draw:g text:anchor-type="as-char" svg:y="-0.28cm" draw:z-index="106" draw:name="Shape70" draw:style-name="gr1513"><svg:title>TexMaths</svg:title><svg:desc>11§display§x \not \in A \lor x \in B§svg§600§FALSE§</svg:desc><draw:path draw:style-name="gr1514" draw:text-style-name="P130" svg:width="2.356cm" svg:height="0.319cm" svg:x="0.008cm" svg:y="0.02cm" svg:viewBox="0 0 2357 320" svg:d="M1179 320c-394 0-786 0-1179 0 0-107 0-213 0-320 785 0 1572 0 2357 0 0 107 0 213 0 320-392 0-785 0-1178 0z"><text:p/></draw:path><draw:path draw:style-name="gr1515" draw:text-style-name="P131" svg:width="0.192cm" svg:height="0.174cm" svg:x="-0.001cm" svg:y="0.109cm" svg:viewBox="0 0 193 175" svg:d="M119 54c2-10 11-45 37-45 2 0 12 0 20 4-11 2-19 12-19 21 0 7 5 15 15 15 8 0 21-8 21-24 0-19-22-25-36-25-23 0-36 21-40 30-10-26-31-30-42-30-41 0-63 50-63 60 0 4 5 4 6 4 2 0 3-1 4-4 13-41 39-51 52-51 7 0 21 3 21 25 0 12-7 39-21 93-6 24-20 40-37 40-2 0-11 0-19-5 10-2 18-10 18-21s-8-13-14-13c-12 0-22 10-22 22 0 18 20 25 36 25 27 0 40-27 41-29 6 14 19 29 42 29 39 0 61-49 61-59 0-5-3-5-4-5-3 0-4 3-4 5-14 42-40 51-52 51-15 0-21-13-21-26 0-9 2-16 7-34 4-18 8-35 13-53z"><text:p/></draw:path><draw:path draw:style-name="gr1515" draw:text-style-name="P131" svg:width="0.193cm" svg:height="0.359cm" svg:x="0.37cm" svg:y="0cm" svg:viewBox="0 0 194 360" svg:d="M190 15c4-5 4-6 4-7 0-2-3-8-8-8-6 0-7 2-9 8-58 112-115 224-174 336-3 6-3 7-3 8 0 3 3 8 8 8s6-3 9-8c58-113 115-224 173-337z"><text:p/></draw:path><draw:path draw:style-name="gr1515" draw:text-style-name="P131" svg:width="0.192cm" svg:height="0.222cm" svg:x="0.349cm" svg:y="0.07cm" svg:viewBox="0 0 193 223" svg:d="M179 120c7 0 14 0 14-7 0-9-7-9-14-9-55 0-109 0-164 0 5-51 50-89 104-89 20 0 41 0 60 0 7 0 14 0 14-7 0-8-7-8-14-8-19 0-40 0-60 0-67 0-119 50-119 113 0 61 52 110 119 110 20 0 41 0 60 0 7 0 14 0 14-8s-7-8-14-8c-19 0-40 0-60 0-54 0-99-36-104-87 55 0 109 0 164 0z"><text:p/></draw:path><draw:path draw:style-name="gr1515" draw:text-style-name="P131" svg:width="0.264cm" svg:height="0.275cm" svg:x="0.696cm" svg:y="0cm" svg:viewBox="0 0 265 276" svg:d="M55 232c-15 25-31 31-47 32-5 1-8 1-8 7 0 3 1 5 4 5 11 0 24-1 33-1 14 0 27 1 40 1 2 0 7 0 7-8 0-3-4-4-6-4-9 0-19-4-19-14 0-4 3-8 6-14 10-16 20-33 30-48 32 0 65 0 96 0 2 7 6 59 6 64 0 11-20 12-28 12-5 0-8 0-8 7 0 5 4 5 5 5 16 0 32-1 49-1 8 0 33 1 42 1 3 0 8 0 8-8 0-4-4-4-9-4-24 0-24-3-25-14-8-79-16-160-24-240 0-8 0-10-7-10-6 0-7 3-11 7-45 75-89 150-134 225zM101 175c26-43 52-85 77-126 5 41 8 83 12 126-29 0-59 0-89 0z"><text:p/></draw:path><draw:path draw:style-name="gr1515" draw:text-style-name="P131" svg:width="0.214cm" svg:height="0.237cm" svg:x="1.078cm" svg:y="0.049cm" svg:viewBox="0 0 215 238" svg:d="M212 15c3-5 3-6 3-7 0-5-4-8-8-8-3 0-6 2-9 8-30 68-60 137-90 204-31-67-61-136-91-204-4-8-6-8-9-8-5 0-8 3-8 8 1 2 0 1 2 5 32 72 65 145 97 216 3 7 6 9 9 9 4 0 5-3 9-9 32-70 63-142 95-214z"><text:p/></draw:path><draw:path draw:style-name="gr1515" draw:text-style-name="P131" svg:width="0.192cm" svg:height="0.174cm" svg:x="1.411cm" svg:y="0.109cm" svg:viewBox="0 0 193 175" svg:d="M118 54c3-10 12-45 38-45 2 0 11 0 20 4-11 2-19 12-19 21 0 7 5 15 15 15 8 0 21-8 21-24 0-19-22-25-36-25-23 0-36 21-40 30-10-26-31-30-42-30-41 0-63 50-63 60 0 4 3 3 5 4 3 0 4-1 5-4 13-41 39-51 52-51 7 0 21 3 21 25 0 12-7 39-21 93-7 24-20 40-37 40-2 0-12 0-19-5 10-2 18-10 18-21s-8-13-14-13c-12 0-22 10-22 22 0 18 20 25 36 25 26 0 40-27 41-29 4 14 19 29 42 29 39 0 61-49 61-59 0-5-3-5-4-5-3 0-4 3-4 5-14 42-40 51-52 51-15 0-21-13-21-26 0-9 2-16 6-34s8-35 13-53z"><text:p/></draw:path><draw:path draw:style-name="gr1515" draw:text-style-name="P131" svg:width="0.192cm" svg:height="0.222cm" svg:x="1.76cm" svg:y="0.07cm" svg:viewBox="0 0 193 223" svg:d="M179 120c7 0 14 0 14-7 0-9-7-9-14-9-55 0-109 0-164 0 5-51 50-89 104-89 20 0 41 0 60 0 7 0 14 0 14-7 0-8-7-8-14-8-21 0-40 0-61 0-66 0-118 50-118 113 0 61 52 110 118 110 21 0 40 0 61 0 7 0 14 0 14-8s-7-8-14-8c-19 0-40 0-60 0-54 0-99-36-104-87 55 0 109 0 164 0z"><text:p/></draw:path><draw:path draw:style-name="gr1515" draw:text-style-name="P131" svg:width="0.275cm" svg:height="0.262cm" svg:x="2.109cm" svg:y="0.013cm" svg:viewBox="0 0 276 263" svg:d="M45 233c-3 14-4 17-35 17-7 0-10 0-10 8 0 5 3 5 10 5 46 0 92 0 139 0 60 0 106-46 106-83 0-28-23-50-60-54 40-8 81-37 81-73 0-29-25-53-72-53-43 0-87 0-130 0-7 0-11 0-11 8 0 4 3 4 11 4 1 0 7 0 14 0 8 1 11 1 11 7 0 1 0 2-2 7-18 69-34 138-52 207zM103 122c8-32 17-64 25-96 3-13 4-14 21-14 16 0 34 0 50 0 33 0 42 22 42 40 0 34-33 70-80 70-19 0-39 0-58 0zM87 250c-6 0-7 0-9 0-4 0-5-1-5-4 0-1 0-1 2-9 9-35 17-70 26-106 24 0 50 0 74 0 36 0 44 28 44 46 0 36-34 73-80 73-18 0-34 0-52 0z"><text:p/></draw:path></draw:g>, <text:span text:style-name="T26">אשר</text:span> <text:span text:style-name="T24">יתקיים באופן דומה.</text:span> <text:span text:style-name="T27">אמ"מ</text:span><text:span text:style-name="T24">, נוכיח שבלי הגדרת הכלליות </text:span><text:span text:style-name="T24"><draw:g text:anchor-type="as-char" svg:y="-0.28cm" draw:z-index="107" draw:name="Shape71" draw:style-name="gr1513"><svg:title>TexMaths</svg:title><svg:desc>11§display§x \not \in A \lor x \in B§svg§600§FALSE§</svg:desc><draw:path draw:style-name="gr1514" draw:text-style-name="P130" svg:width="2.356cm" svg:height="0.319cm" svg:x="0.008cm" svg:y="0.02cm" svg:viewBox="0 0 2357 320" svg:d="M1179 320c-394 0-786 0-1179 0 0-107 0-213 0-320 785 0 1572 0 2357 0 0 107 0 213 0 320-392 0-785 0-1178 0z"><text:p/></draw:path><draw:path draw:style-name="gr1515" draw:text-style-name="P131" svg:width="0.192cm" svg:height="0.174cm" svg:x="-0.001cm" svg:y="0.109cm" svg:viewBox="0 0 193 175" svg:d="M119 54c2-10 11-45 37-45 2 0 12 0 20 4-11 2-19 12-19 21 0 7 5 15 15 15 8 0 21-8 21-24 0-19-22-25-36-25-23 0-36 21-40 30-10-26-31-30-42-30-41 0-63 50-63 60 0 4 5 4 6 4 2 0 3-1 4-4 13-41 39-51 52-51 7 0 21 3 21 25 0 12-7 39-21 93-6 24-20 40-37 40-2 0-11 0-19-5 10-2 18-10 18-21s-8-13-14-13c-12 0-22 10-22 22 0 18 20 25 36 25 27 0 40-27 41-29 6 14 19 29 42 29 39 0 61-49 61-59 0-5-3-5-4-5-3 0-4 3-4 5-14 42-40 51-52 51-15 0-21-13-21-26 0-9 2-16 7-34 4-18 8-35 13-53z"><text:p/></draw:path><draw:path draw:style-name="gr1515" draw:text-style-name="P131" svg:width="0.193cm" svg:height="0.359cm" svg:x="0.37cm" svg:y="0cm" svg:viewBox="0 0 194 360" svg:d="M190 15c4-5 4-6 4-7 0-2-3-8-8-8-6 0-7 2-9 8-58 112-115 224-174 336-3 6-3 7-3 8 0 3 3 8 8 8s6-3 9-8c58-113 115-224 173-337z"><text:p/></draw:path><draw:path draw:style-name="gr1515" draw:text-style-name="P131" svg:width="0.192cm" svg:height="0.222cm" svg:x="0.349cm" svg:y="0.07cm" svg:viewBox="0 0 193 223" svg:d="M179 120c7 0 14 0 14-7 0-9-7-9-14-9-55 0-109 0-164 0 5-51 50-89 104-89 20 0 41 0 60 0 7 0 14 0 14-7 0-8-7-8-14-8-19 0-40 0-60 0-67 0-119 50-119 113 0 61 52 110 119 110 20 0 41 0 60 0 7 0 14 0 14-8s-7-8-14-8c-19 0-40 0-60 0-54 0-99-36-104-87 55 0 109 0 164 0z"><text:p/></draw:path><draw:path draw:style-name="gr1515" draw:text-style-name="P131" svg:width="0.264cm" svg:height="0.275cm" svg:x="0.696cm" svg:y="0cm" svg:viewBox="0 0 265 276" svg:d="M55 232c-15 25-31 31-47 32-5 1-8 1-8 7 0 3 1 5 4 5 11 0 24-1 33-1 14 0 27 1 40 1 2 0 7 0 7-8 0-3-4-4-6-4-9 0-19-4-19-14 0-4 3-8 6-14 10-16 20-33 30-48 32 0 65 0 96 0 2 7 6 59 6 64 0 11-20 12-28 12-5 0-8 0-8 7 0 5 4 5 5 5 16 0 32-1 49-1 8 0 33 1 42 1 3 0 8 0 8-8 0-4-4-4-9-4-24 0-24-3-25-14-8-79-16-160-24-240 0-8 0-10-7-10-6 0-7 3-11 7-45 75-89 150-134 225zM101 175c26-43 52-85 77-126 5 41 8 83 12 126-29 0-59 0-89 0z"><text:p/></draw:path><draw:path draw:style-name="gr1515" draw:text-style-name="P131" svg:width="0.214cm" svg:height="0.237cm" svg:x="1.078cm" svg:y="0.049cm" svg:viewBox="0 0 215 238" svg:d="M212 15c3-5 3-6 3-7 0-5-4-8-8-8-3 0-6 2-9 8-30 68-60 137-90 204-31-67-61-136-91-204-4-8-6-8-9-8-5 0-8 3-8 8 1 2 0 1 2 5 32 72 65 145 97 216 3 7 6 9 9 9 4 0 5-3 9-9 32-70 63-142 95-214z"><text:p/></draw:path><draw:path draw:style-name="gr1515" draw:text-style-name="P131" svg:width="0.192cm" svg:height="0.174cm" svg:x="1.411cm" svg:y="0.109cm" svg:viewBox="0 0 193 175" svg:d="M118 54c3-10 12-45 38-45 2 0 11 0 20 4-11 2-19 12-19 21 0 7 5 15 15 15 8 0 21-8 21-24 0-19-22-25-36-25-23 0-36 21-40 30-10-26-31-30-42-30-41 0-63 50-63 60 0 4 3 3 5 4 3 0 4-1 5-4 13-41 39-51 52-51 7 0 21 3 21 25 0 12-7 39-21 93-7 24-20 40-37 40-2 0-12 0-19-5 10-2 18-10 18-21s-8-13-14-13c-12 0-22 10-22 22 0 18 20 25 36 25 26 0 40-27 41-29 4 14 19 29 42 29 39 0 61-49 61-59 0-5-3-5-4-5-3 0-4 3-4 5-14 42-40 51-52 51-15 0-21-13-21-26 0-9 2-16 6-34s8-35 13-53z"><text:p/></draw:path><draw:path draw:style-name="gr1515" draw:text-style-name="P131" svg:width="0.192cm" svg:height="0.222cm" svg:x="1.76cm" svg:y="0.07cm" svg:viewBox="0 0 193 223" svg:d="M179 120c7 0 14 0 14-7 0-9-7-9-14-9-55 0-109 0-164 0 5-51 50-89 104-89 20 0 41 0 60 0 7 0 14 0 14-7 0-8-7-8-14-8-21 0-40 0-61 0-66 0-118 50-118 113 0 61 52 110 118 110 21 0 40 0 61 0 7 0 14 0 14-8s-7-8-14-8c-19 0-40 0-60 0-54 0-99-36-104-87 55 0 109 0 164 0z"><text:p/></draw:path><draw:path draw:style-name="gr1515" draw:text-style-name="P131" svg:width="0.275cm" svg:height="0.262cm" svg:x="2.109cm" svg:y="0.013cm" svg:viewBox="0 0 276 263" svg:d="M45 233c-3 14-4 17-35 17-7 0-10 0-10 8 0 5 3 5 10 5 46 0 92 0 139 0 60 0 106-46 106-83 0-28-23-50-60-54 40-8 81-37 81-73 0-29-25-53-72-53-43 0-87 0-130 0-7 0-11 0-11 8 0 4 3 4 11 4 1 0 7 0 14 0 8 1 11 1 11 7 0 1 0 2-2 7-18 69-34 138-52 207zM103 122c8-32 17-64 25-96 3-13 4-14 21-14 16 0 34 0 50 0 33 0 42 22 42 40 0 34-33 70-80 70-19 0-39 0-58 0zM87 250c-6 0-7 0-9 0-4 0-5-1-5-4 0-1 0-1 2-9 9-35 17-70 26-106 24 0 50 0 74 0 36 0 44 28 44 46 0 36-34 73-80 73-18 0-34 0-52 0z"><text:p/></draw:path></draw:g></text:span><text:span text:style-name="T24">. </text:span></text:p>
            </text:list-item>
            <text:list-item>
              <text:p text:style-name="P75">מתוך ההנחה שלנו, <draw:g text:anchor-type="as-char" svg:y="-0.173cm" draw:z-index="108" draw:name="Shape72" draw:style-name="gr1513"><svg:title>TexMaths</svg:title><svg:desc>11§display§x§svg§600§FALSE§</svg:desc><draw:path draw:style-name="gr1514" draw:text-style-name="P130" svg:width="0.161cm" svg:height="0.132cm" svg:x="0.008cm" svg:y="0.018cm" svg:viewBox="0 0 162 133" svg:d="M0 0c54 0 108 0 162 0 0 44 0 89 0 133-54 0-108 0-162 0 0-44 0-89 0-133z"><text:p/></draw:path><draw:path draw:style-name="gr1515" draw:text-style-name="P131" svg:width="0.19cm" svg:height="0.172cm" svg:x="-0.001cm" svg:y="0cm" svg:viewBox="0 0 191 173" svg:d="M117 54c2-10 11-45 37-45 2 0 11 0 20 4-11 2-19 12-19 21 0 7 5 13 15 13 9 0 21-6 21-22 0-19-23-25-36-25-23 0-36 20-40 30-10-27-30-30-41-30-40 0-62 50-62 59 0 4 3 4 5 4 3 0 4 0 5-5 13-40 39-49 51-49 7 0 21 3 21 25 0 12-7 38-21 90-6 25-19 40-37 40-2 0-11 0-18-4 10-3 17-10 17-21 0-10-7-13-14-13-11 0-21 9-21 22 0 17 20 25 36 25 26 0 40-27 41-30 5 14 18 30 40 30 39 0 62-50 62-60 0-3-4-3-5-3-3 0-4 1-5 5-13 40-39 49-51 49-16 0-20-12-20-25 0-8 2-17 6-33 4-18 8-34 13-52z"><text:p/></draw:path></draw:g><text:s/>שייך לקבוצה כלשהי <draw:g text:anchor-type="as-char" svg:y="-0.275cm" draw:z-index="109" draw:name="Shape73" draw:style-name="gr1513"><svg:title>TexMaths</svg:title><svg:desc>11§display§A§svg§600§FALSE§</svg:desc><draw:path draw:style-name="gr1514" draw:text-style-name="P130" svg:width="0.236cm" svg:height="0.234cm" svg:x="0.006cm" svg:y="0.02cm" svg:viewBox="0 0 237 235" svg:d="M0 0c79 0 158 0 237 0 0 78 0 157 0 235-79 0-158 0-237 0 0-78 0-157 0-235z"><text:p/></draw:path><draw:path draw:style-name="gr1515" draw:text-style-name="P131" svg:width="0.263cm" svg:height="0.274cm" svg:x="-0.001cm" svg:y="0cm" svg:viewBox="0 0 264 275" svg:d="M56 231c-15 25-31 30-47 32-6 0-9 0-9 7 0 2 2 5 6 5 9 0 22-1 33-1 12 0 26 1 38 1 2 0 7 0 7-8 0-4-3-4-6-4-8-2-18-4-18-14 0-4 3-8 5-14 10-16 20-33 30-49 32 0 64 0 96 0 0 7 5 60 5 64 0 11-19 13-27 13-6 0-9 0-9 7 0 5 4 5 6 5 15 0 32-1 47-1 10 0 34 1 44 1 2 0 7 0 7-8 0-4-4-4-9-4-24 0-24-3-25-14-8-80-16-160-24-240-1-8-1-9-7-9s-8 2-10 7c-44 74-89 149-133 224zM103 174c24-42 49-85 74-127 4 42 8 85 13 127-29 0-59 0-87 0z"><text:p/></draw:path></draw:g>, וגם לא שייך ל־<draw:g text:anchor-type="as-char" svg:y="-0.275cm" draw:z-index="110" draw:name="Shape74" draw:style-name="gr1513"><svg:title>TexMaths</svg:title><svg:desc>11§display§A§svg§600§FALSE§</svg:desc><draw:path draw:style-name="gr1514" draw:text-style-name="P130" svg:width="0.236cm" svg:height="0.234cm" svg:x="0.006cm" svg:y="0.02cm" svg:viewBox="0 0 237 235" svg:d="M0 0c79 0 158 0 237 0 0 78 0 157 0 235-79 0-158 0-237 0 0-78 0-157 0-235z"><text:p/></draw:path><draw:path draw:style-name="gr1515" draw:text-style-name="P131" svg:width="0.263cm" svg:height="0.274cm" svg:x="-0.001cm" svg:y="0cm" svg:viewBox="0 0 264 275" svg:d="M56 231c-15 25-31 30-47 32-6 0-9 0-9 7 0 2 2 5 6 5 9 0 22-1 33-1 12 0 26 1 38 1 2 0 7 0 7-8 0-4-3-4-6-4-8-2-18-4-18-14 0-4 3-8 5-14 10-16 20-33 30-49 32 0 64 0 96 0 0 7 5 60 5 64 0 11-19 13-27 13-6 0-9 0-9 7 0 5 4 5 6 5 15 0 32-1 47-1 10 0 34 1 44 1 2 0 7 0 7-8 0-4-4-4-9-4-24 0-24-3-25-14-8-80-16-160-24-240-1-8-1-9-7-9s-8 2-10 7c-44 74-89 149-133 224zM103 174c24-42 49-85 74-127 4 42 8 85 13 127-29 0-59 0-87 0z"><text:p/></draw:path></draw:g> או שלא שייך לקבוצה כלשהי <draw:g text:anchor-type="as-char" svg:y="-0.263cm" draw:z-index="111" draw:name="Shape75" draw:style-name="gr1513"><svg:title>TexMaths</svg:title><svg:desc>11§display§B§svg§600§FALSE§</svg:desc><draw:path draw:style-name="gr1514" draw:text-style-name="P130" svg:width="0.251cm" svg:height="0.223cm" svg:x="0.003cm" svg:y="0.018cm" svg:viewBox="0 0 252 224" svg:d="M0 0c83 0 168 0 252 0 0 75 0 149 0 224-84 0-169 0-252 0 0-75 0-149 0-224z"><text:p/></draw:path><draw:path draw:style-name="gr1515" draw:text-style-name="P131" svg:width="0.274cm" svg:height="0.263cm" svg:x="0cm" svg:y="0cm" svg:viewBox="0 0 275 264" svg:d="M45 234c-3 14-4 18-35 18-7 0-10 0-10 7 0 5 3 5 10 5 46 0 91 0 137 0 62 0 107-45 107-84 0-28-22-50-60-54 40-8 81-35 81-73 0-29-26-53-72-53-43 0-87 0-129 0-8 0-11 0-11 8 0 4 3 4 11 4 4 0 7 0 14 1 6 0 10 1 10 6 0 2 0 3-1 7-18 70-34 138-52 208zM103 123c8-32 17-65 24-97 4-13 5-14 21-14 17 0 33 0 50 0 34 0 41 22 41 40 0 34-32 71-80 71-18 0-37 0-56 0zM86 252c-6 0-6 0-8 0-4-1-5-1-5-5 0-1 0-1 2-9 8-35 17-71 26-107 24 0 48 0 73 0 37 0 44 29 44 46 0 37-35 75-80 75-17 0-35 0-52 0z"><text:p/></draw:path></draw:g>. אם <draw:g text:anchor-type="as-char" svg:y="-0.28cm" draw:z-index="112" draw:name="Shape76" draw:style-name="gr1513"><svg:title>TexMaths</svg:title><svg:desc>11§display§x \not\in A§svg§600§FALSE§</svg:desc><draw:path draw:style-name="gr1514" draw:text-style-name="P130" svg:width="0.929cm" svg:height="0.319cm" svg:x="0.008cm" svg:y="0.02cm" svg:viewBox="0 0 930 320" svg:d="M465 320c-155 0-310 0-465 0 0-107 0-213 0-320 310 0 620 0 930 0 0 107 0 213 0 320-155 0-310 0-465 0z"><text:p/></draw:path><draw:path draw:style-name="gr1515" draw:text-style-name="P131" svg:width="0.191cm" svg:height="0.174cm" svg:x="-0.001cm" svg:y="0.109cm" svg:viewBox="0 0 192 175" svg:d="M118 54c3-10 12-45 38-45 2 0 11 0 20 4-11 2-19 12-19 21 0 7 5 15 14 15s21-8 21-24c0-19-23-25-35-25-23 0-36 21-40 30-10-26-31-30-42-30-41 0-63 50-63 60 0 4 3 3 4 4 4 0 5-1 6-4 13-41 38-51 52-51 7 0 21 3 21 25 0 12-7 39-21 93-7 24-20 40-37 40-2 0-11 0-19-5 9-2 18-10 18-21s-9-13-14-13c-12 0-22 10-22 22 0 18 20 25 36 25 27 0 40-27 41-29 4 14 19 29 42 29 39 0 61-49 61-59 0-5-3-5-4-5-3 0-5 3-5 5-13 42-39 51-51 51-16 0-21-13-21-26 0-9 2-16 5-34 5-18 9-35 14-53z"><text:p/></draw:path><draw:path draw:style-name="gr1515" draw:text-style-name="P131" svg:width="0.191cm" svg:height="0.359cm" svg:x="0.37cm" svg:y="0cm" svg:viewBox="0 0 192 360" svg:d="M189 15c3-5 3-6 3-7 0-2-2-8-7-8s-6 2-9 8c-57 112-116 224-173 336-3 6-3 7-3 8 0 3 3 8 8 8 4 0 5-3 8-8 58-113 116-224 173-337z"><text:p/></draw:path><draw:path draw:style-name="gr1515" draw:text-style-name="P131" svg:width="0.192cm" svg:height="0.222cm" svg:x="0.348cm" svg:y="0.07cm" svg:viewBox="0 0 193 223" svg:d="M180 120c7 0 13 0 13-7 0-9-6-9-13-9-55 0-109 0-164 0 5-51 49-89 104-89 20 0 40 0 60 0 7 0 13 0 13-7 0-8-6-8-13-8-21 0-40 0-61 0-66 0-119 50-119 113 0 61 53 110 119 110 21 0 40 0 61 0 7 0 13 0 13-8s-6-8-13-8c-20 0-40 0-60 0-55 0-99-36-104-87 55 0 109 0 164 0z"><text:p/></draw:path><draw:path draw:style-name="gr1515" draw:text-style-name="P131" svg:width="0.264cm" svg:height="0.275cm" svg:x="0.693cm" svg:y="0cm" svg:viewBox="0 0 265 276" svg:d="M56 232c-15 25-31 31-48 32-5 1-8 1-8 7 0 3 2 5 5 5 10 0 22-1 33-1 13 0 27 1 39 1 2 0 8 0 8-8 0-3-5-4-7-4-9 0-19-4-19-14 0-4 4-8 6-14 10-16 20-33 30-48 31 0 64 0 96 0 1 7 7 59 7 64 0 11-21 12-29 12-4 0-9 0-9 7 0 5 5 5 6 5 15 0 32-1 48-1 10 0 34 1 43 1 4 0 8 0 8-8 0-4-4-4-9-4-24 0-24-3-25-14-9-79-17-160-24-240 0-8 0-10-7-10s-8 3-10 7c-45 75-89 150-134 225zM102 175c26-43 51-85 76-126 3 41 8 83 12 126-30 0-58 0-88 0z"><text:p/></draw:path></draw:g><text:s/>אז זו סתירה, משמע <draw:g text:anchor-type="as-char" svg:y="-0.28cm" draw:z-index="113" draw:name="Shape77" draw:style-name="gr1513"><svg:title>TexMaths</svg:title><svg:desc>11§display§x \not\in B§svg§600§FALSE§</svg:desc><draw:path draw:style-name="gr1514" draw:text-style-name="P130" svg:width="0.944cm" svg:height="0.319cm" svg:x="0.008cm" svg:y="0.02cm" svg:viewBox="0 0 945 320" svg:d="M473 320c-158 0-316 0-473 0 0-107 0-213 0-320 315 0 630 0 945 0 0 107 0 213 0 320-158 0-315 0-472 0z"><text:p/></draw:path><draw:path draw:style-name="gr1515" draw:text-style-name="P131" svg:width="0.191cm" svg:height="0.174cm" svg:x="-0.001cm" svg:y="0.109cm" svg:viewBox="0 0 192 175" svg:d="M119 54c2-10 11-45 37-45 2 0 11 0 20 4-11 2-19 12-19 21 0 7 5 15 15 15 8 0 20-8 20-24 0-19-22-25-35-25-23 0-36 21-40 30-10-26-31-30-42-30-41 0-63 50-63 60 0 4 4 4 6 4s3-1 4-4c13-41 38-51 52-51 7 0 21 3 21 25 0 12-7 39-21 93-6 24-20 40-37 40-2 0-11 0-19-5 9-2 18-10 18-21s-9-13-14-13c-12 0-22 10-22 22 0 18 20 25 36 25 27 0 40-27 41-29 5 14 19 29 42 29 39 0 61-49 61-59 0-5-3-5-4-5-3 0-4 3-4 5-14 42-40 51-52 51-16 0-21-13-21-26 0-9 2-16 7-34 4-18 8-35 13-53z"><text:p/></draw:path><draw:path draw:style-name="gr1515" draw:text-style-name="P131" svg:width="0.193cm" svg:height="0.359cm" svg:x="0.37cm" svg:y="0cm" svg:viewBox="0 0 194 360" svg:d="M190 15c4-5 4-6 4-7 0-2-3-8-8-8-6 0-7 2-9 8-58 112-115 224-174 336-3 6-3 7-3 8 0 3 3 8 8 8s6-3 8-8c59-113 116-224 174-337z"><text:p/></draw:path><draw:path draw:style-name="gr1515" draw:text-style-name="P131" svg:width="0.191cm" svg:height="0.222cm" svg:x="0.349cm" svg:y="0.07cm" svg:viewBox="0 0 192 223" svg:d="M179 120c7 0 13 0 13-7 0-9-6-9-13-9-55 0-109 0-164 0 5-51 50-89 104-89 20 0 40 0 60 0 7 0 13 0 13-7 0-8-6-8-13-8-20 0-40 0-60 0-67 0-119 50-119 113 0 61 52 110 119 110 20 0 40 0 60 0 7 0 13 0 13-8s-6-8-13-8c-20 0-40 0-60 0-54 0-99-36-104-87 55 0 109 0 164 0z"><text:p/></draw:path><draw:path draw:style-name="gr1515" draw:text-style-name="P131" svg:width="0.275cm" svg:height="0.262cm" svg:x="0.696cm" svg:y="0.013cm" svg:viewBox="0 0 276 263" svg:d="M45 233c-3 14-4 17-35 17-6 0-10 0-10 8 0 5 3 5 10 5 46 0 92 0 138 0 61 0 107-46 107-83 0-28-23-50-60-54 40-8 81-37 81-73 0-29-25-53-73-53-42 0-86 0-129 0-7 0-11 0-11 8 0 4 3 4 11 4 1 0 7 0 14 0 8 1 11 1 11 7 0 1 0 2-1 7-18 69-35 138-53 207zM103 122c8-32 17-64 25-96 3-13 4-14 20-14 17 0 33 0 51 0 33 0 42 22 42 40 0 34-33 70-80 70-19 0-39 0-58 0zM87 250c-6 0-7 0-9 0-4 0-5-1-5-4 0-1 0-1 2-9 9-35 17-70 26-106 24 0 50 0 74 0 36 0 44 28 44 46 0 36-34 73-80 73-18 0-35 0-52 0z"><text:p/></draw:path></draw:g>, כדרוש. </text:p>
            </text:list-item>
          </text:list>
        </text:list-item>
        <text:list-item>
          <text:p text:style-name="P76">הוכחנו את שתי הגרירות, משמע הגרירה הדו כיוונית הוכחה. <text:span text:style-name="T6">מש"ל</text:span> <draw:g text:anchor-type="as-char" svg:y="-0.265cm" draw:z-index="114" draw:name="Shape78" draw:style-name="gr1513"><svg:title>TexMaths</svg:title><svg:desc>11§display§\blacksquare§svg§600§FALSE§</svg:desc><draw:path draw:style-name="gr1514" draw:text-style-name="P130" svg:width="0.236cm" svg:height="0.224cm" svg:x="-0.001cm" svg:y="0.018cm" svg:viewBox="0 0 237 225" svg:d="M120 225c-41 0-80 0-120 0 0-75 0-150 0-225 79 0 158 0 237 0 0 75 0 150 0 225-39 0-79 0-117 0z"><text:p/></draw:path><draw:path draw:style-name="gr1515" draw:text-style-name="P131" svg:width="0.254cm" svg:height="0.264cm" svg:x="0.001cm" svg:y="0cm" svg:viewBox="0 0 255 265" svg:d="M255 13c0-11-1-13-13-13-76 0-153 0-229 0-12 0-13 1-13 13 0 80 0 158 0 237 0 13 1 15 13 15 76 0 152 0 228 0 13 0 14-1 14-14 0-79 0-158 0-238z"><text:p/></draw:path></draw:g></text:p>
        </text:list-item>
      </text:list>
      <text:h text:style-name="Heading_20_2" text:outline-level="2" text:is-list-header="true">5. הוכחת שקילות של <text:tab/>שיוויון ושיוויון של קבוצות המהוות איחוד של קבוצה אחרת</text:h>
      <text:list text:style-name="L12">
        <text:list-item>
          <text:p text:style-name="P77">צ.ל.:</text:p>
          <text:p text:style-name="P26"><draw:g text:anchor-type="as-char" svg:y="-0.288cm" draw:z-index="55" draw:name="Shape67" draw:style-name="gr1513"><svg:title>TexMaths</svg:title><svg:desc>11§display§\forall A, B. A = B \iff (\forall C. A \cup C = B \cup C)§svg§600§FALSE§</svg:desc><draw:path draw:style-name="gr1514" draw:text-style-name="P130" svg:width="6.762cm" svg:height="0.345cm" svg:x="0.019cm" svg:y="0.018cm" svg:viewBox="0 0 6763 346" svg:d="M3382 346c-1127 0-2255 0-3382 0 0-116 0-230 0-346 2255 0 4508 0 6763 0 0 116 0 230 0 346-1127 0-2255 0-3381 0z"><text:p/></draw:path><draw:path draw:style-name="gr1515" draw:text-style-name="P131" svg:width="0.215cm" svg:height="0.274cm" svg:x="-0.001cm" svg:y="0.018cm" svg:viewBox="0 0 216 275" svg:d="M213 14c3-4 3-4 3-6 0-5-4-8-8-8-6 0-8 4-9 9-11 28-22 56-33 85-38 0-78 0-117 0-11-29-22-57-33-85-1-6-3-9-8-9-4 0-8 3-8 8 0 1 0 1 2 6 32 84 65 169 97 252 2 6 3 9 9 9 5 0 6-4 9-7 31-84 64-169 96-254zM55 109c35 0 70 0 106 0-18 45-36 91-53 137-18-46-35-92-53-137z"><text:p/></draw:path><draw:path draw:style-name="gr1515" draw:text-style-name="P131" svg:width="0.264cm" svg:height="0.274cm" svg:x="0.228cm" svg:y="0.011cm" svg:viewBox="0 0 265 275" svg:d="M55 231c-15 26-30 31-47 32-5 1-8 1-8 8 0 2 2 4 4 4 11 0 23-1 34-1 13 0 26 1 39 1 2 0 7 0 7-7 0-4-4-5-6-5-9 0-19-3-19-13 0-4 3-9 6-14 10-17 20-32 30-49 31 0 64 0 96 0 1 9 7 60 7 64 0 11-21 12-29 12-5 0-8 0-8 8 0 4 4 4 5 4 15 0 32-1 48-1 10 0 35 1 44 1 3 0 7 0 7-7 0-5-4-5-9-5-24 0-24-2-25-13-8-79-17-160-24-240 0-8 0-10-7-10-6 0-8 3-10 7-45 74-90 149-135 224zM102 175c26-43 51-85 76-127 5 42 8 84 12 127-29 0-58 0-88 0z"><text:p/></draw:path><draw:path draw:style-name="gr1515" draw:text-style-name="P131" svg:width="0.044cm" svg:height="0.115cm" svg:x="0.537cm" svg:y="0.247cm" svg:viewBox="0 0 45 116" svg:d="M45 41c0-26-9-41-24-41-13 0-21 10-21 21 0 10 8 20 21 20 4 0 10-1 13-5 1-1 1-1 2-1 0 2 1 0 1 6 0 28-14 51-26 64-4 4-4 5-4 6 0 2 2 5 3 5 4 0 35-30 35-75z"><text:p/></draw:path><draw:path draw:style-name="gr1515" draw:text-style-name="P131" svg:width="0.275cm" svg:height="0.261cm" svg:x="0.692cm" svg:y="0.025cm" svg:viewBox="0 0 276 262" svg:d="M45 232c-3 15-4 18-35 18-7 0-10 0-10 8 0 4 3 4 10 4 46 0 92 0 138 0 61 0 107-45 107-83 0-27-22-49-60-53 40-8 81-37 81-73 0-29-25-53-71-53-44 0-87 0-131 0-7 0-11 0-11 8 0 4 3 4 11 4 1 0 7 0 14 0 8 1 11 1 11 7 0 1 0 2-1 7-18 69-35 138-53 206zM104 122c8-32 16-64 24-96 3-13 4-14 20-14 17 0 35 0 51 0 34 0 42 22 42 40 0 34-33 70-80 70-19 0-38 0-57 0zM87 250c-6 0-7 0-9 0-4 0-5-1-5-4 0-2 0-2 2-9 9-36 17-71 26-106 24 0 50 0 74 0 37 0 44 28 44 45 0 36-34 74-80 74-18 0-35 0-52 0z"><text:p/></draw:path><draw:path draw:style-name="gr1515" draw:text-style-name="P131" svg:width="0.04cm" svg:height="0.04cm" svg:x="1.022cm" svg:y="0.247cm" svg:viewBox="0 0 41 41" svg:d="M41 21c0-12-10-21-21-21s-20 9-20 21c0 11 9 20 20 20s21-9 21-20z"><text:p/></draw:path><draw:path draw:style-name="gr1515" draw:text-style-name="P131" svg:width="0.264cm" svg:height="0.274cm" svg:x="1.109cm" svg:y="0.011cm" svg:viewBox="0 0 265 275" svg:d="M56 231c-15 26-31 31-47 32-6 1-9 1-9 8 0 2 2 4 5 4 10 0 22-1 33-1 14 0 27 1 39 1 2 0 8 0 8-7 0-4-4-5-7-5-9 0-18-3-18-13 0-4 3-9 6-14 10-17 19-32 29-49 33 0 64 0 97 0 0 9 6 60 6 64 0 11-20 12-28 12-5 0-8 0-8 8 0 4 3 3 4 4 17 0 33-1 48-1 10 0 35 1 44 1 3 0 7 0 7-7 0-5-3-5-9-5-23 0-23-2-25-13-8-79-15-160-23-240-1-8-1-10-8-10-5 0-8 3-10 7-45 74-89 149-134 224zM102 175c26-43 51-85 76-127 5 42 9 84 13 127-29 0-59 0-89 0z"><text:p/></draw:path><draw:path draw:style-name="gr1515" draw:text-style-name="P131" svg:width="0.256cm" svg:height="0.09cm" svg:x="1.515cm" svg:y="0.145cm" svg:viewBox="0 0 257 91" svg:d="M244 17c6 0 13-2 13-9 0-8-7-8-13-8-77 0-155 0-232 0-4 0-12 0-12 8 0 7 8 9 13 9 77 0 154 0 231 0zM244 91c6 0 13 0 13-7 0-9-7-9-13-9-77 0-154 0-231 0-5 0-13 0-13 9 0 7 8 7 12 7 77 0 155 0 232 0z"><text:p/></draw:path><draw:path draw:style-name="gr1515" draw:text-style-name="P131" svg:width="0.275cm" svg:height="0.261cm" svg:x="1.917cm" svg:y="0.025cm" svg:viewBox="0 0 276 262" svg:d="M45 232c-3 15-4 18-35 18-7 0-10 0-10 8 0 4 3 4 10 4 46 0 92 0 138 0 61 0 107-45 107-83 0-27-23-49-60-53 40-8 81-37 81-73 0-29-25-53-73-53-42 0-86 0-129 0-7 0-11 0-11 8 0 4 3 4 11 4 1 0 7 0 14 0 8 1 11 1 11 7 0 1 0 2-2 7-18 69-34 138-52 206zM103 122c8-32 17-64 25-96 3-13 4-14 20-14 17 0 35 0 51 0 33 0 42 22 42 40 0 34-33 70-80 70-19 0-39 0-58 0zM87 250c-6 0-7 0-9 0-4 0-5-1-5-4 0-2 0-2 2-9 9-36 17-71 26-106 24 0 50 0 74 0 36 0 44 28 44 45 0 36-34 74-80 74-18 0-35 0-52 0z"><text:p/></draw:path><draw:path draw:style-name="gr1515" draw:text-style-name="P131" svg:width="0.342cm" svg:height="0.21cm" svg:x="2.45cm" svg:y="0.085cm" svg:viewBox="0 0 343 211" svg:d="M330 152c7 0 13 0 13-8 0-9-6-9-13-9-83 0-164 0-246 0-16-13-36-23-49-29 14-6 33-16 49-29 82 0 163 0 246 0 7 0 13-1 13-9 0-9-6-7-13-7-76 0-153 0-229 0 19-18 39-52 39-57 0-4-5-4-7-4-3 0-5 0-8 3-7 15-18 36-44 58-26 24-52 34-72 39-7 2-7 3-8 3-1 2-1 2-1 3s0 2 1 3h1c0 1 1 1 8 3 53 16 91 51 113 93 5 6 5 6 10 6 2 0 7 0 7-3 0-4-19-38-39-56 76 0 153 0 229 0z"><text:p/></draw:path><draw:path draw:style-name="gr1515" draw:text-style-name="P131" svg:width="0.342cm" svg:height="0.21cm" svg:x="2.772cm" svg:y="0.085cm" svg:viewBox="0 0 343 211" svg:d="M260 77c15 13 35 23 48 29-14 6-33 16-48 29-83 0-164 0-247 0-6 0-13 0-13 9 0 8 7 8 13 8 76 0 153 0 229 0-19 18-39 52-39 56 0 3 5 3 7 3 3 0 7 0 8-3 7-13 18-34 44-56 26-24 53-34 72-40 7-2 7-3 8-3 1-1 1-2 1-3s0-1-1-3h-1c0-1-1-1-8-3-53-15-91-50-113-92-3-8-4-8-10-8-2 0-7 0-7 4 0 5 20 39 39 57-76 0-153 0-229 0-6 0-13-2-13 7 0 8 7 9 13 9 83 0 164 0 247 0z"><text:p/></draw:path><draw:path draw:style-name="gr1515" draw:text-style-name="P131" svg:width="0.088cm" svg:height="0.384cm" svg:x="3.39cm" svg:y="0cm" svg:viewBox="0 0 89 385" svg:d="M89 381c0-1 0-1-7-8-48-49-60-122-60-180 0-67 15-135 63-182 4-5 4-5 4-7 0-3-1-4-3-4-5 0-39 26-62 76-20 42-24 85-24 117 0 29 4 76 25 120 23 47 56 72 61 72 2 0 3-1 3-4z"><text:p/></draw:path><draw:path draw:style-name="gr1515" draw:text-style-name="P131" svg:width="0.213cm" svg:height="0.274cm" svg:x="3.501cm" svg:y="0.018cm" svg:viewBox="0 0 214 275" svg:d="M212 14c2-4 2-4 2-6 0-5-3-8-7-8-5 0-8 4-9 9-11 28-21 56-32 85-40 0-78 0-118 0-11-29-21-57-32-85-2-6-4-9-8-9-5 0-8 3-8 8 0 1 0 1 2 6 32 84 64 169 96 252 2 6 4 9 9 9s7-4 8-7c32-84 65-169 97-254zM55 109c35 0 69 0 104 0-17 45-35 91-52 137-18-46-34-92-52-137z"><text:p/></draw:path><draw:path draw:style-name="gr1515" draw:text-style-name="P131" svg:width="0.273cm" svg:height="0.279cm" svg:x="3.735cm" svg:y="0.017cm" svg:viewBox="0 0 274 280" svg:d="M274 3c0-1-1-3-5-3-1 0-1 0-5 4-9 10-19 20-28 30-3-5-20-34-63-34-86 0-173 85-173 175 0 63 45 105 104 105 33 0 63-16 84-33 35-32 42-66 42-68 0-4-3-4-5-4s-4 1-4 4c-4 11-13 38-40 60-26 22-50 29-71 29-34 0-75-20-75-80 0-22 8-85 46-130 23-27 61-46 95-46 40 0 62 30 62 75 0 15-2 14-2 19 0 3 5 4 7 4 4 0 4-1 7-8 7-33 16-66 24-99z"><text:p/></draw:path><draw:path draw:style-name="gr1515" draw:text-style-name="P131" svg:width="0.04cm" svg:height="0.04cm" svg:x="4.031cm" svg:y="0.247cm" svg:viewBox="0 0 41 41" svg:d="M41 21c0-12-9-21-20-21-12 0-21 9-21 21 0 11 9 20 21 20 11 0 20-9 20-20z"><text:p/></draw:path><draw:path draw:style-name="gr1515" draw:text-style-name="P131" svg:width="0.264cm" svg:height="0.274cm" svg:x="4.119cm" svg:y="0.011cm" svg:viewBox="0 0 265 275" svg:d="M55 231c-15 26-30 31-47 32-5 1-8 1-8 8 0 2 1 4 4 4 11 0 23-1 33-1 14 0 27 1 40 1 2 0 7 0 7-7 0-4-4-5-6-5-9 0-19-3-19-13 0-4 3-9 6-14 10-17 20-32 30-49 31 0 64 0 96 0 1 9 7 60 7 64 0 11-21 12-29 12-5 0-8 0-8 8 0 4 4 4 5 4 15 0 32-1 48-1 9 0 35 1 43 1 4 0 8 0 8-7 0-5-4-5-9-5-24 0-24-2-25-13-8-79-17-160-24-240 0-8 0-10-7-10-6 0-8 3-10 7-45 74-90 149-135 224zM101 175c25-43 52-85 77-127 5 42 8 84 12 127-29 0-59 0-89 0z"><text:p/></draw:path><draw:path draw:style-name="gr1515" draw:text-style-name="P131" svg:width="0.215cm" svg:height="0.238cm" svg:x="4.502cm" svg:y="0.055cm" svg:viewBox="0 0 216 239" svg:d="M216 14c0-6 0-14-8-14s-8 8-8 14c0 47 0 93 0 140 0 57-64 70-92 70-18 0-42-4-63-16-30-19-30-44-30-54 0-47 0-93 0-140 0-6 0-14-7-14-8 0-8 8-8 14 0 48 0 94 0 141 0 59 59 84 108 84 50 0 108-28 108-83 0-47 0-94 0-142z"><text:p/></draw:path><draw:path draw:style-name="gr1515" draw:text-style-name="P131" svg:width="0.273cm" svg:height="0.279cm" svg:x="4.844cm" svg:y="0.017cm" svg:viewBox="0 0 274 280" svg:d="M274 3c0-1 0-3-3-3-2 0-3 0-7 4-9 10-18 20-26 30-4-5-22-34-65-34-86 0-173 85-173 175 0 63 45 105 104 105 35 0 63-16 84-33 36-32 43-66 43-68 0-4-3-3-4-4-4 0-5 1-6 4-3 11-12 38-40 60-26 22-50 29-70 29-35 0-76-20-76-80 0-22 8-85 46-130 25-27 61-46 95-46 40 0 63 30 63 75 0 15-1 14-1 19 0 3 4 4 5 4 6 0 6-1 7-8 7-33 16-66 24-99z"><text:p/></draw:path><draw:path draw:style-name="gr1515" draw:text-style-name="P131" svg:width="0.256cm" svg:height="0.09cm" svg:x="5.257cm" svg:y="0.145cm" svg:viewBox="0 0 257 91" svg:d="M244 17c6 0 13-2 13-9 0-8-7-8-13-8-77 0-154 0-231 0-5 0-13 0-13 8 0 7 8 9 13 9 77 0 154 0 231 0zM244 91c6 0 13 0 13-7 0-9-7-9-13-9-77 0-154 0-231 0-5 0-13 0-13 9 0 7 8 7 13 7 77 0 154 0 231 0z"><text:p/></draw:path><draw:path draw:style-name="gr1515" draw:text-style-name="P131" svg:width="0.275cm" svg:height="0.261cm" svg:x="5.66cm" svg:y="0.025cm" svg:viewBox="0 0 276 262" svg:d="M45 232c-3 15-4 18-34 18-7 0-11 0-11 8 0 4 3 4 11 4 46 0 91 0 137 0 61 0 107-45 107-83 0-27-22-49-60-53 40-8 81-37 81-73 0-29-25-53-71-53-44 0-87 0-131 0-7 0-11 0-11 8 0 4 3 4 11 4 1 0 8 0 14 0 8 1 11 1 11 7 0 1 0 2-1 7-18 69-35 138-53 206zM104 122c8-32 16-64 24-96 3-13 4-14 20-14 17 0 35 0 51 0 34 0 42 22 42 40 0 34-33 70-80 70-19 0-38 0-57 0zM87 250c-6 0-7 0-9 0-4 0-5-1-5-4 0-2 0-2 2-9 9-36 17-71 26-106 24 0 50 0 74 0 37 0 44 28 44 45 0 36-34 74-79 74-18 0-36 0-53 0z"><text:p/></draw:path><draw:path draw:style-name="gr1515" draw:text-style-name="P131" svg:width="0.213cm" svg:height="0.238cm" svg:x="6.064cm" svg:y="0.055cm" svg:viewBox="0 0 214 239" svg:d="M214 14c0-6 0-14-7-14-8 0-8 8-8 14 0 47 0 93 0 140 0 57-63 70-91 70-18 0-42-4-63-16-30-19-30-44-30-54 0-47 0-93 0-140 0-6 0-14-7-14-8 0-8 8-8 14 0 48 0 94 0 141 0 59 59 84 108 84s106-28 106-83c0-47 0-94 0-142z"><text:p/></draw:path><draw:path draw:style-name="gr1515" draw:text-style-name="P131" svg:width="0.274cm" svg:height="0.279cm" svg:x="6.405cm" svg:y="0.017cm" svg:viewBox="0 0 275 280" svg:d="M275 3c0-1-1-3-4-3-2 0-2 0-6 4-9 10-19 20-27 30-4-5-21-34-64-34-86 0-174 85-174 175 0 63 46 105 106 105 33 0 62-16 83-33 35-32 42-66 42-68 0-4-3-4-4-4-3 0-5 1-6 4-3 11-12 38-38 60-27 22-51 29-72 29-34 0-76-20-76-80 0-22 9-85 47-130 24-27 60-46 95-46 40 0 62 30 62 75 0 15-1 14-1 19 0 3 4 4 6 4 5 0 5-1 7-8 7-33 16-66 24-99z"><text:p/></draw:path><draw:path draw:style-name="gr1515" draw:text-style-name="P131" svg:width="0.089cm" svg:height="0.384cm" svg:x="6.711cm" svg:y="0cm" svg:viewBox="0 0 90 385" svg:d="M90 193c0-30-4-76-25-120-24-48-57-73-61-73-2 0-4 2-4 4s0 2 8 9c37 38 59 99 59 180 0 65-14 133-62 181-5 6-5 6-5 7 0 2 2 4 4 4 4 0 39-26 62-76 20-41 24-84 24-116z"><text:p/></draw:path></draw:g></text:p>
        </text:list-item>
        <text:list-item>
          <text:p text:style-name="P78"><text:span text:style-name="T21">יהיו </text:span><text:span text:style-name="T21"><draw:g text:anchor-type="as-char" svg:y="-0.272cm" draw:z-index="93" draw:name="Shape79" draw:style-name="gr1513"><svg:title>TexMaths</svg:title><svg:desc>11§display§A, B§svg§600§FALSE§</svg:desc><draw:path draw:style-name="gr1514" draw:text-style-name="P130" svg:width="0.712cm" svg:height="0.309cm" svg:x="0.006cm" svg:y="0.018cm" svg:viewBox="0 0 713 310" svg:d="M357 310c-119 0-238 0-357 0 0-103 0-207 0-310 238 0 475 0 713 0 0 103 0 207 0 310-119 0-238 0-356 0z"><text:p/></draw:path><draw:path draw:style-name="gr1515" draw:text-style-name="P131" svg:width="0.264cm" svg:height="0.274cm" svg:x="-0.001cm" svg:y="0cm" svg:viewBox="0 0 265 275" svg:d="M56 231c-15 25-31 31-47 32-5 1-9 1-9 8 0 2 2 4 5 4 11 0 22-1 33-1 14 0 27 1 39 1 2 0 8 0 8-8 0-3-4-4-7-4-9 0-18-3-18-13 0-5 3-9 6-15 10-16 19-33 29-48 33 0 64 0 97 0 0 8 6 59 6 64 0 11-20 12-28 12-5 0-8 0-8 8 0 4 2 3 4 4 17 0 33-1 48-1 10 0 35 1 44 1 3 0 7 0 7-8 0-4-3-4-9-4-24 0-24-2-25-13-8-79-15-160-23-240-1-8-1-10-8-10-5 0-8 3-10 7-45 74-89 149-134 224zM102 175c26-43 51-85 76-127 5 42 9 84 13 127-29 0-59 0-89 0z"><text:p/></draw:path><draw:path draw:style-name="gr1515" draw:text-style-name="P131" svg:width="0.044cm" svg:height="0.114cm" svg:x="0.309cm" svg:y="0.234cm" svg:viewBox="0 0 45 115" svg:d="M45 41c0-26-10-41-25-41-12 0-20 10-20 21 0 10 8 20 20 20 4 0 10-1 14-5 1-1 1-1 1-1 1 0 1 0 1 6 0 28-13 51-26 63-5 5-5 6-5 7 0 2 3 4 5 4 4 0 35-29 35-74z"><text:p/></draw:path><draw:path draw:style-name="gr1515" draw:text-style-name="P131" svg:width="0.275cm" svg:height="0.261cm" svg:x="0.462cm" svg:y="0.011cm" svg:viewBox="0 0 276 262" svg:d="M46 232c-4 14-5 18-35 18-7 0-11 0-11 7 0 5 3 5 11 5 46 0 91 0 137 0 61 0 107-45 107-83 0-27-23-49-60-54 40-7 81-36 81-72 0-29-25-53-71-53-44 0-87 0-130 0-8 0-12 0-12 8 0 4 4 4 11 4 1 0 8 0 15 0 7 1 10 1 10 7 0 1 0 2-1 7-18 69-34 138-52 206zM104 122c8-32 16-64 24-96 4-13 4-14 20-14 17 0 33 0 51 0 33 0 42 22 42 40 0 34-33 70-80 70-19 0-38 0-57 0zM87 250c-6 0-7 0-9 0-3 0-4-1-4-5 0-1 0-1 1-9 9-35 17-70 26-105 24 0 49 0 74 0 37 0 44 28 44 45 0 36-34 74-79 74-18 0-36 0-53 0z"><text:p/></draw:path></draw:g></text:span><text:span text:style-name="T21"><text:s/>קבוצות. </text:span>נוכיח באמצעות גרירה דו כיוונית. </text:p>
        </text:list-item>
        <text:list-item>
          <text:p text:style-name="P78">גרירה ראשונה: <draw:g text:anchor-type="as-char" svg:y="-0.288cm" draw:z-index="92" draw:name="Shape80" draw:style-name="gr1513"><svg:title>TexMaths</svg:title><svg:desc>11§display§A = B \implies (\forall C. A \cup C = B \cup C)§svg§600§FALSE§</svg:desc><draw:path draw:style-name="gr1514" draw:text-style-name="P130" svg:width="5.579cm" svg:height="0.344cm" svg:x="0.006cm" svg:y="0.018cm" svg:viewBox="0 0 5580 345" svg:d="M0 0c1860 0 3720 0 5580 0 0 115 0 230 0 345-1860 0-3720 0-5580 0 0-115 0-230 0-345z"><text:p/></draw:path><draw:path draw:style-name="gr1515" draw:text-style-name="P131" svg:width="0.264cm" svg:height="0.274cm" svg:x="-0.001cm" svg:y="0.011cm" svg:viewBox="0 0 265 275" svg:d="M56 230c-15 27-31 32-47 33-6 0-9 0-9 8 0 2 2 4 6 4 9 0 22-2 33-2 13 0 26 2 38 2 2 0 8 0 8-7 0-5-4-5-7-5-9-1-17-4-17-14 0-5 2-9 5-14 10-16 19-32 29-48 33 0 65 0 98 0 0 7 5 60 5 63 0 12-20 13-27 13-6 0-10 0-10 8 0 4 3 3 5 4 17 0 33-2 49-2 9 0 34 2 44 2 2 0 6 0 6-9 0-3-3-3-9-3-24 0-24-3-25-14-8-79-15-160-23-240-1-8-1-9-8-9-5 0-7 2-10 7-45 74-89 149-134 223zM102 175c26-43 51-86 76-128 5 42 9 85 13 128-29 0-59 0-89 0z"><text:p/></draw:path><draw:path draw:style-name="gr1515" draw:text-style-name="P131" svg:width="0.255cm" svg:height="0.089cm" svg:x="0.405cm" svg:y="0.145cm" svg:viewBox="0 0 256 90" svg:d="M244 15c6 0 12 0 12-7 0-8-6-8-12-8-77 0-155 0-232 0-5 0-12 0-12 8 0 7 7 7 13 7 77 0 154 0 231 0zM244 90c6 0 12 0 12-7 0-8-6-8-12-8-77 0-154 0-231 0-6 0-13 0-13 8 0 7 7 7 12 7 77 0 155 0 232 0z"><text:p/></draw:path><draw:path draw:style-name="gr1515" draw:text-style-name="P131" svg:width="0.275cm" svg:height="0.262cm" svg:x="0.808cm" svg:y="0.025cm" svg:viewBox="0 0 276 263" svg:d="M45 232c-3 16-4 19-35 19-7 0-10 0-10 8 0 4 3 4 10 4 46 0 92 0 139 0 60 0 106-46 106-82 0-28-23-51-60-54 40-8 81-37 81-73 0-29-26-54-72-54-43 0-87 0-130 0-7 0-11 0-11 8 0 4 3 4 11 4 1 0 7 0 14 1 8 1 11 1 11 7 0 1-1 2-2 6-18 69-34 138-52 206zM103 122c8-32 17-63 25-94 3-15 4-16 21-16 16 0 33 0 49 0 34 0 43 23 43 40 0 34-34 70-80 70-19 0-39 0-58 0zM86 251c-5 0-6 0-8-1-4 0-5 0-5-3 0-1 0-3 2-9 9-35 17-72 26-107 24 0 50 0 74 0 36 0 44 29 44 45 0 38-34 75-80 75-18 0-36 0-53 0z"><text:p/></draw:path><draw:path draw:style-name="gr1515" draw:text-style-name="P131" svg:width="0.256cm" svg:height="0.089cm" svg:x="1.34cm" svg:y="0.145cm" svg:viewBox="0 0 257 90" svg:d="M244 15c6 0 13 0 13-7 0-8-7-8-13-8-77 0-154 0-231 0-5 0-13 0-13 8 0 7 8 7 13 7 77 0 154 0 231 0zM244 90c6 0 13 0 13-7 0-8-7-8-13-8-77 0-154 0-231 0-5 0-13 0-13 8 0 7 8 7 13 7 77 0 154 0 231 0z"><text:p/></draw:path><draw:path draw:style-name="gr1515" draw:text-style-name="P131" svg:width="0.342cm" svg:height="0.209cm" svg:x="1.576cm" svg:y="0.085cm" svg:viewBox="0 0 343 210" svg:d="M260 76c16 14 36 24 48 30-13 6-32 16-48 29-82 0-164 0-246 0-6 0-14 0-14 8s8 8 14 8c76 0 152 0 228 0-18 17-38 50-38 55 0 4 5 4 7 4 4 0 6 0 8-3 8-14 19-33 44-56 26-23 52-34 73-40 6-2 6-2 7-3 0-1 0-1 0-2s0-1 0-3c0-1-1-1-1-1-1 0-1-1-9-3-51-15-90-49-112-91-4-8-4-8-10-8-2 0-7 0-7 4 0 5 19 39 38 57-76 0-152 0-228 0-6 0-14 0-14 7 0 8 8 8 14 8 82 0 164 0 246 0z"><text:p/></draw:path><draw:path draw:style-name="gr1515" draw:text-style-name="P131" svg:width="0.089cm" svg:height="0.383cm" svg:x="2.194cm" svg:y="0cm" svg:viewBox="0 0 90 384" svg:d="M90 380c0-1 0-1-6-8-49-48-61-121-61-179 0-67 14-135 62-183 5-4 5-4 5-7 0-2-1-3-4-3s-39 26-61 75c-19 43-25 86-25 118 0 28 4 76 26 119 24 47 57 72 60 72s4-1 4-4z"><text:p/></draw:path><draw:path draw:style-name="gr1515" draw:text-style-name="P131" svg:width="0.215cm" svg:height="0.273cm" svg:x="2.306cm" svg:y="0.02cm" svg:viewBox="0 0 216 274" svg:d="M213 14c3-4 3-5 3-6 0-5-4-8-8-8-6 0-8 4-9 9-11 28-22 56-33 85-38 0-78 0-116 0-11-29-22-57-33-85-2-6-4-9-9-9-4 0-8 3-8 8 1 2 0 1 2 6 32 84 65 168 97 251 2 6 3 9 9 9 5 0 6-4 9-8 32-83 65-168 96-252zM55 109c35 0 70 0 106 0-18 45-36 90-53 135-18-45-35-90-53-135z"><text:p/></draw:path><draw:path draw:style-name="gr1515" draw:text-style-name="P131" svg:width="0.274cm" svg:height="0.278cm" svg:x="2.54cm" svg:y="0.018cm" svg:viewBox="0 0 275 279" svg:d="M275 3c0-1-1-3-4-3-1 0-3 0-7 4-9 10-18 20-26 30-4-5-21-34-64-34-87 0-174 85-174 174 0 63 46 105 105 105 34 0 63-16 83-33 36-32 43-65 43-68s-3-2-4-3c-3 0-5 1-6 3-3 12-12 38-38 61-28 21-52 27-72 27-35 0-76-19-76-78 0-22 8-85 48-130 23-27 59-46 93-46 40 0 63 30 63 74 0 15-1 15-1 20 0 3 4 3 5 3 6 0 6 0 7-8 9-33 16-65 25-98z"><text:p/></draw:path><draw:path draw:style-name="gr1515" draw:text-style-name="P131" svg:width="0.04cm" svg:height="0.041cm" svg:x="2.836cm" svg:y="0.247cm" svg:viewBox="0 0 41 42" svg:d="M41 21c0-11-10-21-21-21s-20 10-20 21 9 21 20 21 21-10 21-21z"><text:p/></draw:path><draw:path draw:style-name="gr1515" draw:text-style-name="P131" svg:width="0.264cm" svg:height="0.274cm" svg:x="2.923cm" svg:y="0.011cm" svg:viewBox="0 0 265 275" svg:d="M56 230c-15 27-31 32-47 33-6 0-9 0-9 8 0 2 2 4 6 4 9 0 22-2 33-2 13 0 26 2 38 2 2 0 8 0 8-7 0-5-4-5-7-5-9-1-17-4-17-14 0-5 2-9 5-14 10-16 19-32 29-48 32 0 65 0 96 0 2 7 7 60 7 63 0 12-20 13-27 13-6 0-10 0-10 8 0 4 3 3 5 4 17 0 33-2 49-2 9 0 34 2 44 2 2 0 6 0 6-9 0-3-3-3-9-3-24 0-24-3-25-14-8-79-15-160-23-240-1-8-1-9-8-9-5 0-7 2-10 7-45 74-89 149-134 223zM102 175c26-43 51-86 76-128 5 42 8 85 12 128-29 0-58 0-88 0z"><text:p/></draw:path><draw:path draw:style-name="gr1515" draw:text-style-name="P131" svg:width="0.214cm" svg:height="0.237cm" svg:x="3.307cm" svg:y="0.056cm" svg:viewBox="0 0 215 238" svg:d="M215 14c0-7 0-14-8-14s-8 7-8 14c0 47 0 93 0 140 0 56-63 68-91 68-18 0-42-3-63-16-30-18-30-42-30-53 0-46 0-92 0-139 0-7 0-14-7-14-8 0-8 7-8 14 0 48 0 94 0 141 0 57 59 83 108 83s107-27 107-83c0-47 0-93 0-141z"><text:p/></draw:path><draw:path draw:style-name="gr1515" draw:text-style-name="P131" svg:width="0.274cm" svg:height="0.278cm" svg:x="3.648cm" svg:y="0.018cm" svg:viewBox="0 0 275 279" svg:d="M275 3c0-1-1-3-4-3-1 0-1 0-6 4-9 10-19 20-27 30-4-5-21-34-64-34-87 0-174 85-174 174 0 63 46 105 106 105 33 0 62-16 83-33 35-32 42-65 42-68s-3-3-4-3c-3 0-5 1-6 3-3 12-12 38-38 61-27 21-51 27-72 27-34 0-76-19-76-78 0-22 9-85 48-130 23-27 59-46 94-46 39 0 62 30 62 74 0 15-1 15-1 20 0 3 4 3 5 3 6 0 6 0 8-8 8-33 16-65 24-98z"><text:p/></draw:path><draw:path draw:style-name="gr1515" draw:text-style-name="P131" svg:width="0.256cm" svg:height="0.089cm" svg:x="4.062cm" svg:y="0.145cm" svg:viewBox="0 0 257 90" svg:d="M244 15c6 0 13 0 13-7 0-8-7-8-13-8-77 0-154 0-231 0-5 0-13 0-13 8 0 7 8 7 13 7 77 0 154 0 231 0zM244 90c6 0 13 0 13-7 0-8-7-8-13-8-77 0-154 0-231 0-5 0-13 0-13 8 0 7 8 7 13 7 77 0 154 0 231 0z"><text:p/></draw:path><draw:path draw:style-name="gr1515" draw:text-style-name="P131" svg:width="0.275cm" svg:height="0.262cm" svg:x="4.464cm" svg:y="0.025cm" svg:viewBox="0 0 276 263" svg:d="M46 232c-4 16-4 19-35 19-7 0-11 0-11 8 0 4 4 4 11 4 46 0 91 0 138 0 61 0 106-46 106-82 0-28-22-51-59-54 39-8 80-37 80-73 0-29-25-54-71-54-43 0-87 0-130 0-8 0-11 0-11 8 0 4 3 4 10 4 1 0 9 0 15 1 7 1 10 1 10 7 0 1 0 2-1 6-18 69-34 138-52 206zM105 122c7-32 16-63 24-94 3-15 4-16 21-16 16 0 33 0 49 0 34 0 42 23 42 40 0 34-33 70-80 70-19 0-38 0-56 0zM87 251c-6 0-7 0-9-1-3 0-4 0-4-3 0-1 0-3 2-9 9-35 18-72 26-107 25 0 49 0 73 0 37 0 45 29 45 45 0 38-35 75-80 75-18 0-35 0-53 0z"><text:p/></draw:path><draw:path draw:style-name="gr1515" draw:text-style-name="P131" svg:width="0.215cm" svg:height="0.237cm" svg:x="4.868cm" svg:y="0.056cm" svg:viewBox="0 0 216 238" svg:d="M216 14c0-7 0-14-8-14-9 0-9 7-9 14 0 47 0 93 0 140 0 56-63 68-91 68-18 0-42-3-63-16-30-18-30-42-30-53 0-46 0-92 0-139 0-7 0-14-7-14-8 0-8 7-8 14 0 48 0 94 0 141 0 57 59 83 108 83 50 0 108-27 108-83 0-47 0-93 0-141z"><text:p/></draw:path><draw:path draw:style-name="gr1515" draw:text-style-name="P131" svg:width="0.273cm" svg:height="0.278cm" svg:x="5.21cm" svg:y="0.018cm" svg:viewBox="0 0 274 279" svg:d="M274 3c0-1 0-3-4-3-2 0-2 0-6 4-9 10-19 20-27 30-4-5-21-34-64-34-86 0-173 85-173 174 0 63 45 105 105 105 34 0 62-16 83-33 36-32 43-65 43-68s-4-3-5-3c-3 0-5 1-5 3-3 12-13 38-39 61-27 21-51 27-71 27-35 0-76-19-76-78 0-22 8-85 46-130 25-27 61-46 95-46 40 0 63 30 63 74 0 15-2 15-2 20 0 3 4 3 6 3 5 0 5 0 7-8 7-33 16-65 24-98z"><text:p/></draw:path><draw:path draw:style-name="gr1515" draw:text-style-name="P131" svg:width="0.089cm" svg:height="0.383cm" svg:x="5.516cm" svg:y="0cm" svg:viewBox="0 0 90 384" svg:d="M90 193c0-30-4-77-25-120-23-48-56-73-61-73-2 0-4 1-4 3 0 3 0 3 8 10 38 38 60 99 60 180 0 65-14 132-62 181-6 5-6 5-6 6 0 3 2 4 4 4 5 0 39-26 62-75 20-43 24-85 24-116z"><text:p/></draw:path></draw:g></text:p>
          <text:list>
            <text:list-item>
              <text:p text:style-name="P79">כלומר, נניח <text:span text:style-name="T36">ש־</text:span><text:span text:style-name="T36"><draw:g text:anchor-type="as-char" svg:y="-0.272cm" draw:z-index="125" draw:name="Shape81" draw:style-name="gr1513"><svg:title>TexMaths</svg:title><svg:desc>11§display§A, B§svg§600§FALSE§</svg:desc><draw:path draw:style-name="gr1514" draw:text-style-name="P130" svg:width="0.712cm" svg:height="0.309cm" svg:x="0.006cm" svg:y="0.018cm" svg:viewBox="0 0 713 310" svg:d="M357 310c-119 0-238 0-357 0 0-103 0-207 0-310 238 0 475 0 713 0 0 103 0 207 0 310-119 0-238 0-356 0z"><text:p/></draw:path><draw:path draw:style-name="gr1515" draw:text-style-name="P131" svg:width="0.264cm" svg:height="0.274cm" svg:x="-0.001cm" svg:y="0cm" svg:viewBox="0 0 265 275" svg:d="M56 231c-15 25-31 31-47 32-5 1-9 1-9 8 0 2 2 4 5 4 11 0 22-1 33-1 14 0 27 1 39 1 2 0 8 0 8-8 0-3-4-4-7-4-9 0-18-3-18-13 0-5 3-9 6-15 10-16 19-33 29-48 33 0 64 0 97 0 0 8 6 59 6 64 0 11-20 12-28 12-5 0-8 0-8 8 0 4 2 3 4 4 17 0 33-1 48-1 10 0 35 1 44 1 3 0 7 0 7-8 0-4-3-4-9-4-24 0-24-2-25-13-8-79-15-160-23-240-1-8-1-10-8-10-5 0-8 3-10 7-45 74-89 149-134 224zM102 175c26-43 51-85 76-127 5 42 9 84 13 127-29 0-59 0-89 0z"><text:p/></draw:path><draw:path draw:style-name="gr1515" draw:text-style-name="P131" svg:width="0.044cm" svg:height="0.114cm" svg:x="0.309cm" svg:y="0.234cm" svg:viewBox="0 0 45 115" svg:d="M45 41c0-26-10-41-25-41-12 0-20 10-20 21 0 10 8 20 20 20 4 0 10-1 14-5 1-1 1-1 1-1 1 0 1 0 1 6 0 28-13 51-26 63-5 5-5 6-5 7 0 2 3 4 5 4 4 0 35-29 35-74z"><text:p/></draw:path><draw:path draw:style-name="gr1515" draw:text-style-name="P131" svg:width="0.275cm" svg:height="0.261cm" svg:x="0.462cm" svg:y="0.011cm" svg:viewBox="0 0 276 262" svg:d="M46 232c-4 14-5 18-35 18-7 0-11 0-11 7 0 5 3 5 11 5 46 0 91 0 137 0 61 0 107-45 107-83 0-27-23-49-60-54 40-7 81-36 81-72 0-29-25-53-71-53-44 0-87 0-130 0-8 0-12 0-12 8 0 4 4 4 11 4 1 0 8 0 15 0 7 1 10 1 10 7 0 1 0 2-1 7-18 69-34 138-52 206zM104 122c8-32 16-64 24-96 4-13 4-14 20-14 17 0 33 0 51 0 33 0 42 22 42 40 0 34-33 70-80 70-19 0-38 0-57 0zM87 250c-6 0-7 0-9 0-3 0-4-1-4-5 0-1 0-1 1-9 9-35 17-70 26-105 24 0 49 0 74 0 37 0 44 28 44 45 0 36-34 74-79 74-18 0-36 0-53 0z"><text:p/></draw:path></draw:g></text:span> שוות <text:span text:style-name="T34">(</text:span><text:span text:style-name="T35">נגדיר כ</text:span><text:span text:style-name="T34">הנחה 1)</text:span>, ונוכיח שאז יהי קבוצה <draw:g text:anchor-type="as-char" svg:y="-0.279cm" draw:z-index="82" draw:name="Shape82" draw:style-name="gr1513"><svg:title>TexMaths</svg:title><svg:desc>11§display§C§svg§600§FALSE§</svg:desc><draw:path draw:style-name="gr1514" draw:text-style-name="P130" svg:width="0.251cm" svg:height="0.238cm" svg:x="-0.001cm" svg:y="0.018cm" svg:viewBox="0 0 252 239" svg:d="M0 0c84 0 168 0 252 0 0 80 0 159 0 239-84 0-168 0-252 0 0-80 0-159 0-239z"><text:p/></draw:path><draw:path draw:style-name="gr1515" draw:text-style-name="P131" svg:width="0.271cm" svg:height="0.278cm" svg:x="-0.001cm" svg:y="0cm" svg:viewBox="0 0 272 279" svg:d="M272 4c0-2-1-4-5-4-1 0-1 0-5 4-9 10-18 20-28 30-3-5-21-34-63-34-85 0-171 86-171 173 0 64 45 106 103 106 35 0 62-16 83-33 36-32 42-67 42-68 0-4-4-4-5-4-2 0-4 0-4 4-3 11-13 38-40 61-26 21-49 28-69 28-35 0-76-20-76-80 0-22 9-84 47-129 24-27 60-46 93-46 39 0 61 30 61 75 0 15-1 14-1 18s5 5 7 5c4 0 4-1 7-8 7-33 16-65 24-98z"><text:p/></draw:path></draw:g><text:s/>המקיימת <draw:g text:anchor-type="as-char" svg:y="-0.284cm" draw:z-index="83" draw:name="Shape83" draw:style-name="gr1513"><svg:title>TexMaths</svg:title><svg:desc>11§display§A \cup C = B \cup C§svg§600§FALSE§</svg:desc><draw:path draw:style-name="gr1514" draw:text-style-name="P130" svg:width="2.532cm" svg:height="0.243cm" svg:x="0.006cm" svg:y="0.02cm" svg:viewBox="0 0 2533 244" svg:d="M0 0c845 0 1689 0 2533 0 0 82 0 162 0 244-844 0-1688 0-2533 0 0-82 0-162 0-244z"><text:p/></draw:path><draw:path draw:style-name="gr1515" draw:text-style-name="P131" svg:width="0.264cm" svg:height="0.274cm" svg:x="-0.001cm" svg:y="0cm" svg:viewBox="0 0 265 275" svg:d="M56 230c-15 27-31 31-47 32-6 2-9 2-9 8 0 3 2 5 6 5 9 0 22-2 33-2 13 0 26 2 38 2 2 0 8 0 8-7 0-4-4-6-7-6-9 0-17-3-17-13 0-4 2-9 5-14 10-16 19-32 29-49 33 0 65 0 98 0 0 8 5 60 5 64 0 11-20 12-27 12-6 0-10 0-10 8 0 5 3 3 5 5 17 0 33-2 49-2 9 0 34 2 44 2 2 0 6 0 6-8 0-5-3-5-9-5-24 0-24-2-25-13-8-80-15-160-23-240-1-8-1-9-8-9-5 0-7 2-10 7-45 75-89 148-134 223zM102 174c26-42 51-85 76-127 5 42 9 85 13 127-29 0-59 0-89 0z"><text:p/></draw:path><draw:path draw:style-name="gr1515" draw:text-style-name="P131" svg:width="0.214cm" svg:height="0.237cm" svg:x="0.383cm" svg:y="0.045cm" svg:viewBox="0 0 215 238" svg:d="M215 14c0-6 0-14-8-14s-8 8-8 14c0 47 0 93 0 138 0 59-63 71-91 71-18 0-42-4-63-17-30-19-30-44-30-54 0-45 0-91 0-138 0-6 0-14-7-14-8 0-8 8-8 14 0 47 0 94 0 140 0 59 59 84 108 84s107-26 107-84c0-46 0-93 0-140z"><text:p/></draw:path><draw:path draw:style-name="gr1515" draw:text-style-name="P131" svg:width="0.274cm" svg:height="0.278cm" svg:x="0.724cm" svg:y="0.004cm" svg:viewBox="0 0 275 279" svg:d="M275 3c0-1-1-3-4-3-1 0-1 0-6 4-9 10-19 20-27 30-4-5-21-34-64-34-87 0-174 85-174 173 0 64 46 106 106 106 33 0 62-15 83-33 35-32 42-67 42-68 0-4-3-4-4-4-3 0-5 1-6 4-3 12-12 38-38 61-27 21-51 28-72 28-34 0-76-20-76-81 0-21 9-82 48-128 23-27 59-46 94-46 39 0 62 30 62 74 0 15-1 15-1 20 0 3 4 3 5 3 6 0 6 0 8-8 8-33 16-65 24-98z"><text:p/></draw:path><draw:path draw:style-name="gr1515" draw:text-style-name="P131" svg:width="0.256cm" svg:height="0.089cm" svg:x="1.138cm" svg:y="0.135cm" svg:viewBox="0 0 257 90" svg:d="M244 15c6 0 13 0 13-7 0-8-7-8-13-8-77 0-154 0-231 0-5 0-13 0-13 8 0 7 8 7 13 7 77 0 154 0 231 0zM244 90c6 0 13 0 13-7 0-8-7-8-13-8-77 0-154 0-231 0-5 0-13 0-13 8 0 7 8 7 13 7 77 0 154 0 231 0z"><text:p/></draw:path><draw:path draw:style-name="gr1515" draw:text-style-name="P131" svg:width="0.275cm" svg:height="0.26cm" svg:x="1.539cm" svg:y="0.013cm" svg:viewBox="0 0 276 261" svg:d="M46 232c-4 15-4 17-35 17-7 0-11 0-11 8 0 4 3 4 11 4 46 0 91 0 138 0 61 0 106-45 106-82 0-28-22-50-59-53 39-8 80-37 80-73 0-29-25-53-71-53-43 0-87 0-130 0-8 0-11 0-11 8 0 3 3 3 10 3 1 0 9 0 15 1 7 1 10 1 10 7 0 1 0 2-1 6-18 69-34 138-52 207zM105 121c7-32 16-64 24-95 3-14 3-15 21-15 16 0 33 0 49 0 34 0 42 23 42 40 0 34-33 70-80 70-19 0-38 0-56 0zM87 249c-6 0-7 0-9 0-3 0-4-1-4-3 0-1 0-2 1-9 9-35 19-72 27-107 25 0 49 0 73 0 37 0 44 28 44 44 0 39-34 75-79 75-18 0-35 0-53 0z"><text:p/></draw:path><draw:path draw:style-name="gr1515" draw:text-style-name="P131" svg:width="0.214cm" svg:height="0.237cm" svg:x="1.943cm" svg:y="0.045cm" svg:viewBox="0 0 215 238" svg:d="M215 14c0-6 0-14-8-14s-8 8-8 14c0 47 0 93 0 138 0 59-63 71-91 71-18 0-42-4-63-17-30-19-30-44-30-54 0-45 0-91 0-138 0-6 0-14-7-14-8 0-8 8-8 14 0 47 0 94 0 140 0 59 59 84 108 84s107-26 107-84c0-46 0-93 0-140z"><text:p/></draw:path><draw:path draw:style-name="gr1515" draw:text-style-name="P131" svg:width="0.273cm" svg:height="0.278cm" svg:x="2.285cm" svg:y="0.004cm" svg:viewBox="0 0 274 279" svg:d="M274 3c0-1-1-3-4-3-2 0-2 0-6 4-9 10-19 20-27 30-4-5-21-34-64-34-86 0-173 85-173 173 0 64 45 106 105 106 33 0 62-15 83-33 35-32 42-67 42-68 0-4-3-4-4-4-3 0-5 1-5 4-4 12-13 38-39 61-27 21-51 28-72 28-34 0-75-20-75-81 0-21 8-82 46-128 24-27 60-46 95-46 40 0 62 30 62 74 0 15-1 15-1 20 0 3 4 3 6 3 5 0 5 0 7-8 7-33 16-65 24-98z"><text:p/></draw:path></draw:g>. כלומר, <draw:g text:anchor-type="as-char" svg:y="-0.273cm" draw:z-index="84" draw:name="Shape84" draw:style-name="gr1513"><svg:title>TexMaths</svg:title><svg:desc>11§display§\forall x. x \in A \lor x \in C \iff x \in B \lor x \in C§svg§600§FALSE§</svg:desc><draw:path draw:style-name="gr1514" draw:text-style-name="P130" svg:width="6.473cm" svg:height="0.25cm" svg:x="0.019cm" svg:y="0.02cm" svg:viewBox="0 0 6474 251" svg:d="M3238 251c-1080 0-2159 0-3238 0 0-84 0-167 0-251 2158 0 4316 0 6474 0 0 84 0 167 0 251-1079 0-2158 0-3236 0z"><text:p/></draw:path><draw:path draw:style-name="gr1515" draw:text-style-name="P131" svg:width="0.215cm" svg:height="0.274cm" svg:x="-0.001cm" svg:y="0.012cm" svg:viewBox="0 0 216 275" svg:d="M213 14c3-4 3-4 3-6 0-5-4-8-8-8-6 0-8 4-10 9-11 28-21 56-32 85-38 0-78 0-116 0-11-29-22-57-33-85-2-6-4-9-9-9-4 0-8 3-8 8 0 1 0 1 2 6 32 84 65 168 97 251 2 6 3 10 9 10 5 0 6-4 9-9 32-83 65-168 96-252zM55 109c35 0 70 0 106 0-18 45-36 91-53 136-18-45-35-91-53-136z"><text:p/></draw:path><draw:path draw:style-name="gr1515" draw:text-style-name="P131" svg:width="0.192cm" svg:height="0.173cm" svg:x="0.226cm" svg:y="0.107cm" svg:viewBox="0 0 193 174" svg:d="M118 54c2-10 11-45 38-45 1 0 11 0 19 4-11 2-19 12-19 21 0 7 5 14 16 14 7 0 21-7 21-23 0-19-24-25-37-25-22 0-36 21-40 30-10-26-31-30-42-30-40 0-62 50-62 59 0 5 3 5 5 5 3 0 4-1 4-5 13-40 38-50 52-50 7 0 21 3 21 25 0 12-7 39-21 93-6 23-20 38-37 38-2 0-11 0-19-4 9-1 18-10 18-20 0-11-9-14-14-14-12 0-21 9-21 23 0 16 19 24 36 24 26 0 40-27 41-29 4 15 18 29 42 29 39 0 61-49 61-58 0-5-3-5-4-5-4 0-4 2-5 5-14 41-40 49-52 49-14 0-21-11-21-24 0-9 2-18 7-34 4-18 8-35 13-53z"><text:p/></draw:path><draw:path draw:style-name="gr1515" draw:text-style-name="P131" svg:width="0.04cm" svg:height="0.04cm" svg:x="0.469cm" svg:y="0.236cm" svg:viewBox="0 0 41 41" svg:d="M41 20c0-11-10-20-21-20s-20 9-20 20 9 21 20 21 21-10 21-21z"><text:p/></draw:path><draw:path draw:style-name="gr1515" draw:text-style-name="P131" svg:width="0.192cm" svg:height="0.173cm" svg:x="0.554cm" svg:y="0.107cm" svg:viewBox="0 0 193 174" svg:d="M118 54c2-10 11-45 38-45 2 0 11 0 20 4-11 2-19 12-19 21 0 7 5 14 15 14 8 0 21-7 21-23 0-19-24-25-37-25-22 0-35 21-39 30-10-26-31-30-42-30-41 0-63 50-63 59 0 5 3 5 5 5 3 0 4-1 5-5 13-40 39-50 52-50 7 0 21 3 21 25 0 12-7 39-21 93-7 23-20 38-38 38-2 0-11 0-18-4 10-1 17-10 17-20 0-11-7-14-14-14-11 0-21 9-21 23 0 16 20 24 36 24 26 0 40-27 41-29 4 15 19 29 42 29 39 0 61-49 61-58 0-5-3-5-4-5-3 0-4 2-5 5-13 41-39 49-51 49-15 0-22-11-22-24 0-9 2-18 7-34 4-18 8-35 13-53z"><text:p/></draw:path><draw:path draw:style-name="gr1515" draw:text-style-name="P131" svg:width="0.192cm" svg:height="0.221cm" svg:x="0.903cm" svg:y="0.07cm" svg:viewBox="0 0 193 222" svg:d="M179 119c7 0 14 0 14-8s-7-8-14-8c-55 0-109 0-164 0 5-51 50-88 104-88 20 0 41 0 60 0 7 0 14 0 14-7 0-8-7-8-14-8-21 0-40 0-61 0-66 0-118 50-118 111s52 111 118 111c21 0 40 0 61 0 7 0 14 0 14-7 0-8-7-8-14-8-19 0-40 0-60 0-54 0-99-37-104-88 55 0 109 0 164 0z"><text:p/></draw:path><draw:path draw:style-name="gr1515" draw:text-style-name="P131" svg:width="0.264cm" svg:height="0.274cm" svg:x="1.25cm" svg:y="0cm" svg:viewBox="0 0 265 275" svg:d="M55 231c-15 25-31 31-47 32-5 0-8 0-8 8 0 2 1 4 4 4 11 0 22-1 33-1 14 0 27 1 39 1 3 0 8 0 8-8 0-4-4-4-7-4-9-1-18-4-18-13 0-5 3-9 6-14 10-17 20-33 30-50 32 0 65 0 96 0 2 8 6 61 6 64 0 12-20 13-28 13-5 0-8 0-8 8 0 4 4 4 5 4 16 0 32-1 49-1 8 0 33 1 42 1 3 0 8 0 8-8 0-4-4-4-10-4-23 0-23-2-24-14-8-79-16-160-24-239 0-8 0-10-7-10-6 0-7 3-11 7-45 74-89 149-134 224zM101 174c26-42 52-84 77-126 5 42 8 84 12 126-29 0-59 0-89 0z"><text:p/></draw:path><draw:path draw:style-name="gr1515" draw:text-style-name="P131" svg:width="0.215cm" svg:height="0.238cm" svg:x="1.633cm" svg:y="0.047cm" svg:viewBox="0 0 216 239" svg:d="M212 15c3-4 4-5 4-7 0-4-5-8-8-8-4 0-7 3-10 9-30 67-60 135-90 202-31-67-61-135-91-202-4-8-6-9-9-9-5 0-8 4-8 8 0 1 0 2 2 6 32 72 65 144 97 216 3 7 6 9 9 9 4 0 5-3 9-9 32-72 63-143 95-215z"><text:p/></draw:path><draw:path draw:style-name="gr1515" draw:text-style-name="P131" svg:width="0.192cm" svg:height="0.173cm" svg:x="1.966cm" svg:y="0.107cm" svg:viewBox="0 0 193 174" svg:d="M119 54c2-10 11-45 37-45 2 0 12 0 20 4-11 2-19 12-19 21 0 7 5 14 15 14 8 0 21-7 21-23 0-19-22-25-36-25-23 0-36 21-40 30-10-26-31-30-42-30-41 0-63 50-63 59 0 5 3 3 5 5 3 0 4-1 5-5 13-40 39-50 52-50 7 0 21 3 21 25 0 12-7 39-21 93-6 23-20 38-37 38-2 0-11 0-19-4 10-1 18-10 18-20 0-11-8-14-14-14-12 0-22 9-22 23 0 16 20 24 36 24 27 0 40-27 41-29 6 15 19 29 42 29 39 0 61-49 61-58 0-5-3-5-4-5-3 0-4 2-4 5-14 41-40 49-52 49-15 0-21-11-21-24 0-9 2-18 7-34 4-18 8-35 13-53z"><text:p/></draw:path><draw:path draw:style-name="gr1515" draw:text-style-name="P131" svg:width="0.193cm" svg:height="0.221cm" svg:x="2.316cm" svg:y="0.07cm" svg:viewBox="0 0 194 222" svg:d="M179 119c7 0 15 0 15-8s-8-8-15-8c-55 0-109 0-164 0 5-51 50-88 104-88 20 0 41 0 60 0 7 0 15 0 15-7 0-8-8-8-15-8-19 0-40 0-60 0-66 0-119 50-119 111s53 111 119 111c20 0 41 0 60 0 7 0 15 0 15-7 0-8-8-8-15-8-19 0-40 0-60 0-54 0-99-37-104-88 55 0 109 0 164 0z"><text:p/></draw:path><draw:path draw:style-name="gr1515" draw:text-style-name="P131" svg:width="0.274cm" svg:height="0.279cm" svg:x="2.668cm" svg:y="0.005cm" svg:viewBox="0 0 275 280" svg:d="M275 4c0-2-1-4-4-4-1 0-3 0-7 4-9 10-18 20-26 30-4-5-21-34-64-34-87 0-174 85-174 174 0 63 46 106 105 106 34 0 63-16 83-35 36-30 43-66 43-67 0-4-3-2-4-4-3 0-5 1-6 4-3 11-12 39-38 61-28 22-52 28-72 28-35 0-76-20-76-80 0-22 8-84 48-129 23-27 59-46 93-46 40 0 63 30 63 74 0 15-1 15-1 20 0 3 4 4 5 4 6 0 6-1 7-8 9-33 16-65 25-98z"><text:p/></draw:path><draw:path draw:style-name="gr1515" draw:text-style-name="P131" svg:width="0.342cm" svg:height="0.21cm" svg:x="3.19cm" svg:y="0.074cm" svg:viewBox="0 0 343 211" svg:d="M329 151c7 0 14 0 14-8s-7-8-14-8c-81 0-164 0-245 0-17-13-37-23-49-29 13-6 33-16 49-30 81 0 164 0 245 0 7 0 14 0 14-8 0-7-7-7-14-7-76 0-152 0-228 0 19-18 39-52 39-57 0-4-6-4-8-4-3 0-5 0-7 3-8 15-19 36-45 58-26 23-51 34-72 39-7 2-7 3-8 3 0 2 0 2 0 3s0 1 0 2c0 0 1 0 1 1 1 0 1 1 9 3 52 16 90 50 112 91 5 7 5 8 10 8 2 0 8 0 8-4 0-6-20-39-39-56 76 0 152 0 228 0z"><text:p/></draw:path><draw:path draw:style-name="gr1515" draw:text-style-name="P131" svg:width="0.342cm" svg:height="0.21cm" svg:x="3.51cm" svg:y="0.074cm" svg:viewBox="0 0 343 211" svg:d="M260 76c16 14 36 24 48 30-13 6-33 16-48 29-82 0-164 0-246 0-6 0-14 0-14 8s8 8 13 8c76 0 153 0 229 0-19 16-38 50-38 56 0 4 5 4 7 4 4 0 6 0 7-3 9-15 20-35 44-56 27-24 53-34 72-40 7-3 8-3 9-4 0-1 0-1 0-2s0-1 0-3h-1c-1-1-1-1-9-3-51-15-90-50-112-92-4-8-4-8-10-8-2 0-7 0-7 4 0 5 19 39 38 57-76 0-153 0-229 0-5 0-13 0-13 7 0 8 8 8 14 8 82 0 164 0 246 0z"><text:p/></draw:path><draw:path draw:style-name="gr1515" draw:text-style-name="P131" svg:width="0.192cm" svg:height="0.173cm" svg:x="4.102cm" svg:y="0.107cm" svg:viewBox="0 0 193 174" svg:d="M118 54c2-10 11-45 38-45 1 0 11 0 19 4-11 2-19 12-19 21 0 7 5 14 16 14 7 0 21-7 21-23 0-19-24-25-37-25-22 0-36 21-40 30-10-26-31-30-42-30-40 0-62 50-62 59 0 5 3 5 5 5 3 0 4-1 4-5 13-40 38-50 52-50 7 0 21 3 21 25 0 12-7 39-21 93-6 23-19 38-37 38-2 0-11 0-19-4 9-1 18-10 18-20 0-11-9-14-14-14-12 0-21 9-21 23 0 16 19 24 36 24 26 0 40-27 41-29 4 15 18 29 42 29 39 0 61-49 61-58 0-5-3-5-4-5-4 0-4 2-5 5-14 41-40 49-52 49-14 0-21-11-21-24 0-9 2-18 7-34 4-18 8-35 13-53z"><text:p/></draw:path><draw:path draw:style-name="gr1515" draw:text-style-name="P131" svg:width="0.193cm" svg:height="0.221cm" svg:x="4.45cm" svg:y="0.07cm" svg:viewBox="0 0 194 222" svg:d="M179 119c7 0 15 0 15-8s-8-8-15-8c-55 0-109 0-164 0 6-51 50-88 105-88 20 0 40 0 59 0 7 0 15 0 15-7 0-8-8-8-15-8-19 0-40 0-60 0-66 0-119 50-119 111s53 111 119 111c20 0 41 0 60 0 7 0 15 0 15-7 0-8-8-8-15-8-19 0-39 0-59 0-55 0-99-37-105-88 55 0 109 0 164 0z"><text:p/></draw:path><draw:path draw:style-name="gr1515" draw:text-style-name="P131" svg:width="0.274cm" svg:height="0.261cm" svg:x="4.8cm" svg:y="0.013cm" svg:viewBox="0 0 275 262" svg:d="M45 232c-4 15-4 18-35 18-7 0-10 0-10 8 0 4 3 4 10 4 46 0 91 0 137 0 62 0 107-45 107-84 0-26-22-48-59-53 40-7 80-36 80-72 0-29-25-53-71-53-43 0-87 0-130 0-8 0-11 0-11 8 0 4 3 4 11 4 4 0 7 0 14 0 7 1 11 1 11 7 0 1-1 2-2 7-18 69-34 138-52 206zM103 122c8-32 17-64 25-96 3-13 4-14 21-14 16 0 33 0 49 0 34 0 42 22 42 40 0 33-33 70-80 70-19 0-38 0-57 0zM86 250c-6 0-6 0-8 0-4-1-5-1-5-5 0-1 0-2 2-8 9-36 17-72 26-107 24 0 49 0 73 0 37 0 45 28 45 44 0 38-34 76-80 76-18 0-36 0-53 0z"><text:p/></draw:path><draw:path draw:style-name="gr1515" draw:text-style-name="P131" svg:width="0.215cm" svg:height="0.238cm" svg:x="5.203cm" svg:y="0.047cm" svg:viewBox="0 0 216 239" svg:d="M212 15c3-4 4-5 4-7 0-4-4-8-8-8s-7 3-9 9c-31 67-60 135-91 202-31-67-61-135-91-202-3-8-6-9-9-9-4 0-8 4-8 8 0 1 0 2 2 6 32 72 65 144 97 216 3 7 6 9 9 9 5 0 6-3 9-9 32-72 63-143 95-215z"><text:p/></draw:path><draw:path draw:style-name="gr1515" draw:text-style-name="P131" svg:width="0.192cm" svg:height="0.173cm" svg:x="5.537cm" svg:y="0.107cm" svg:viewBox="0 0 193 174" svg:d="M118 54c2-10 11-45 38-45 1 0 11 0 19 4-11 2-19 12-19 21 0 7 5 14 16 14 7 0 21-7 21-23 0-19-24-25-37-25-22 0-36 21-40 30-10-26-31-30-42-30-40 0-63 50-63 59 0 5 4 5 6 5 3 0 4-1 4-5 13-40 38-50 52-50 7 0 21 3 21 25 0 12-7 39-21 93-6 23-20 38-37 38-2 0-11 0-19-4 9-1 18-10 18-20 0-11-9-14-14-14-12 0-21 9-21 23 0 16 19 24 36 24 26 0 39-27 41-29 4 15 18 29 41 29 40 0 62-49 62-58 0-5-3-5-5-5-3 0-3 2-4 5-14 41-40 49-52 49-16 0-21-11-21-24 0-9 2-18 7-34 4-18 8-35 13-53z"><text:p/></draw:path><draw:path draw:style-name="gr1515" draw:text-style-name="P131" svg:width="0.193cm" svg:height="0.221cm" svg:x="5.886cm" svg:y="0.07cm" svg:viewBox="0 0 194 222" svg:d="M179 119c7 0 15 0 15-8s-8-8-15-8c-55 0-109 0-164 0 6-51 50-88 105-88 20 0 40 0 59 0 7 0 15 0 15-7 0-8-8-8-15-8-19 0-40 0-60 0-66 0-119 50-119 111s53 111 119 111c20 0 41 0 60 0 7 0 15 0 15-7 0-8-8-8-15-8-19 0-39 0-59 0-55 0-99-37-105-88 55 0 109 0 164 0z"><text:p/></draw:path><draw:path draw:style-name="gr1515" draw:text-style-name="P131" svg:width="0.274cm" svg:height="0.279cm" svg:x="6.238cm" svg:y="0.005cm" svg:viewBox="0 0 275 280" svg:d="M275 4c0-2-1-4-4-4-1 0-1 0-6 4-9 10-19 20-27 30-4-5-21-34-64-34-87 0-174 85-174 174 0 63 46 106 106 106 33 0 62-16 82-35 36-30 43-66 43-67 0-4-3-4-4-4-3 0-5 1-6 4-3 11-12 39-38 61-27 22-52 28-72 28-34 0-76-20-76-80 0-22 9-84 48-129 23-27 59-46 94-46 39 0 62 30 62 74 0 15-1 15-1 20 0 3 4 4 5 4 6 0 6-1 8-8 8-33 16-65 24-98z"><text:p/></draw:path></draw:g>. </text:p>
            </text:list-item>
            <text:list-item>
              <text:p text:style-name="P80">בלי הגדרת הכלליות, נניח <draw:g text:anchor-type="as-char" svg:y="-0.273cm" draw:z-index="85" draw:name="Shape85" draw:style-name="gr1513"><svg:title>TexMaths</svg:title><svg:desc>11§display§x \in A \lor x \in C§svg§600§FALSE§</svg:desc><draw:path draw:style-name="gr1514" draw:text-style-name="P130" svg:width="2.359cm" svg:height="0.25cm" svg:x="0.008cm" svg:y="0.02cm" svg:viewBox="0 0 2360 251" svg:d="M1180 251c-393 0-786 0-1180 0 0-84 0-167 0-251 787 0 1573 0 2360 0 0 84 0 167 0 251-393 0-787 0-1180 0z"><text:p/></draw:path><draw:path draw:style-name="gr1515" draw:text-style-name="P131" svg:width="0.191cm" svg:height="0.173cm" svg:x="-0.001cm" svg:y="0.107cm" svg:viewBox="0 0 192 174" svg:d="M119 54c2-10 11-45 37-45 2 0 12 0 20 4-11 2-19 12-19 21 0 7 5 14 15 14 8 0 20-7 20-23 0-19-22-25-35-25-23 0-36 21-40 30-10-26-31-30-42-30-41 0-63 50-63 59 0 5 5 5 6 5 2 0 3-1 4-5 13-40 38-50 52-50 7 0 21 3 21 25 0 12-7 39-21 93-6 23-20 38-37 38-2 0-11 0-19-4 10-1 18-10 18-20 0-11-8-14-14-14-12 0-22 9-22 23 0 16 20 24 36 24 27 0 40-27 41-29 6 15 19 29 42 29 39 0 63-49 63-58 0-5-5-5-6-5-3 0-4 2-4 5-14 41-40 49-52 49-16 0-21-11-21-24 0-9 2-18 7-34 4-18 8-35 13-53z"><text:p/></draw:path><draw:path draw:style-name="gr1515" draw:text-style-name="P131" svg:width="0.193cm" svg:height="0.221cm" svg:x="0.349cm" svg:y="0.07cm" svg:viewBox="0 0 194 222" svg:d="M179 119c7 0 15 0 15-8s-8-8-15-8c-55 0-109 0-164 0 5-51 50-88 104-88 20 0 40 0 60 0 7 0 15 0 15-7 0-8-8-8-15-8-20 0-40 0-60 0-66 0-119 50-119 111s53 111 119 111c20 0 40 0 60 0 7 0 15 0 15-7 0-8-8-8-15-8-20 0-40 0-60 0-54 0-99-37-104-88 55 0 109 0 164 0z"><text:p/></draw:path><draw:path draw:style-name="gr1515" draw:text-style-name="P131" svg:width="0.264cm" svg:height="0.274cm" svg:x="0.695cm" svg:y="0cm" svg:viewBox="0 0 265 275" svg:d="M55 231c-15 25-30 31-47 32-5 0-8 0-8 8 0 2 2 4 4 4 11 0 23-1 34-1 13 0 26 1 39 1 2 0 7 0 7-8 0-4-4-4-6-4-9-1-19-4-19-13 0-5 3-9 6-14 10-17 20-33 30-50 31 0 64 0 96 0 1 8 7 61 7 64 0 12-21 13-29 13-5 0-8 0-8 8 0 4 4 4 5 4 15 0 32-1 48-1 10 0 35 1 44 1 3 0 7 0 7-8 0-4-4-4-9-4-24 0-24-2-25-14-8-79-17-160-24-239 0-8 0-10-7-10-6 0-8 3-10 7-45 74-90 149-135 224zM102 174c26-42 51-84 76-126 5 42 8 84 12 126-29 0-58 0-88 0z"><text:p/></draw:path><draw:path draw:style-name="gr1515" draw:text-style-name="P131" svg:width="0.215cm" svg:height="0.238cm" svg:x="1.078cm" svg:y="0.047cm" svg:viewBox="0 0 216 239" svg:d="M212 15c3-4 4-5 4-7 0-4-4-8-8-8-5 0-7 3-9 9-31 67-60 135-91 202-30-67-61-135-90-202-4-8-7-9-10-9-4 0-8 4-8 8 0 1 0 2 3 6 32 72 64 144 96 216 3 7 6 9 9 9 5 0 6-3 9-9 31-72 63-143 95-215z"><text:p/></draw:path><draw:path draw:style-name="gr1515" draw:text-style-name="P131" svg:width="0.192cm" svg:height="0.173cm" svg:x="1.412cm" svg:y="0.107cm" svg:viewBox="0 0 193 174" svg:d="M118 54c2-10 11-45 38-45 1 0 11 0 19 4-11 2-19 12-19 21 0 7 5 14 16 14 7 0 21-7 21-23 0-19-24-25-37-25-22 0-36 21-40 30-10-26-31-30-42-30-40 0-62 50-62 59 0 5 3 5 5 5 3 0 4-1 4-5 13-40 38-50 52-50 7 0 20 3 20 25 0 12-6 39-20 93-6 23-20 38-37 38-2 0-11 0-19-4 9-1 18-10 18-20 0-11-9-14-14-14-12 0-21 9-21 23 0 16 19 24 36 24 26 0 40-27 41-29 4 15 18 29 42 29 39 0 61-49 61-58 0-5-3-5-4-5-4 0-4 2-5 5-14 41-40 49-52 49-14 0-21-11-21-24 0-9 2-18 7-34 4-18 8-35 13-53z"><text:p/></draw:path><draw:path draw:style-name="gr1515" draw:text-style-name="P131" svg:width="0.193cm" svg:height="0.221cm" svg:x="1.76cm" svg:y="0.07cm" svg:viewBox="0 0 194 222" svg:d="M179 119c7 0 15 0 15-8s-8-8-15-8c-55 0-109 0-164 0 6-51 50-88 105-88 20 0 39 0 59 0 7 0 15 0 15-7 0-8-8-8-15-8-20 0-40 0-60 0-66 0-119 50-119 111s53 111 119 111c20 0 40 0 60 0 7 0 15 0 15-7 0-8-8-8-15-8-20 0-39 0-59 0-55 0-99-37-105-88 55 0 109 0 164 0z"><text:p/></draw:path><draw:path draw:style-name="gr1515" draw:text-style-name="P131" svg:width="0.274cm" svg:height="0.279cm" svg:x="2.112cm" svg:y="0.005cm" svg:viewBox="0 0 275 280" svg:d="M275 4c0-2-1-4-4-4-2 0-1 0-6 4-9 10-19 20-27 30-4-5-21-34-64-34-87 0-174 85-174 174 0 63 46 106 106 106 33 0 62-16 82-35 36-30 43-66 43-67 0-4-3-4-4-4-3 0-5 1-6 4-3 11-12 39-38 61-27 22-52 28-72 28-34 0-76-20-76-80 0-22 9-84 47-129 24-27 60-46 95-46 39 0 62 30 62 74 0 15-1 15-1 20 0 3 4 4 5 4 6 0 6-1 8-8 7-33 16-65 24-98z"><text:p/></draw:path></draw:g><text:s/>(<text:span text:style-name="T35">נגדיר כ</text:span>הנחה 2), נוכיח <draw:g text:anchor-type="as-char" svg:y="-0.27cm" draw:z-index="86" draw:name="Shape86" draw:style-name="gr1513"><svg:title>TexMaths</svg:title><svg:desc>11§display§x \in B \lor x \in C§svg§600§FALSE§</svg:desc><draw:path draw:style-name="gr1514" draw:text-style-name="P130" svg:width="2.38cm" svg:height="0.246cm" svg:x="0.008cm" svg:y="0.017cm" svg:viewBox="0 0 2381 247" svg:d="M1191 247c-397 0-794 0-1191 0 0-83 0-164 0-247 794 0 1587 0 2381 0 0 83 0 164 0 247-397 0-794 0-1190 0z"><text:p/></draw:path><draw:path draw:style-name="gr1515" draw:text-style-name="P131" svg:width="0.191cm" svg:height="0.173cm" svg:x="-0.001cm" svg:y="0.101cm" svg:viewBox="0 0 192 174" svg:d="M119 54c2-10 11-45 37-45 2 0 12 0 20 4-11 2-19 12-19 21 0 7 5 14 15 14 8 0 20-7 20-23 0-19-22-25-35-25-23 0-36 21-40 30-10-26-31-30-42-30-41 0-63 50-63 60 0 4 4 4 6 4s3-1 4-4c13-41 38-51 52-51 7 0 21 3 21 25 0 12-7 39-21 93-6 23-20 38-37 38-2 0-11 0-19-5 9-1 18-9 18-19 0-11-9-14-14-14-12 0-22 10-22 23 0 16 20 24 36 24 27 0 40-26 41-29 5 14 19 29 42 29 39 0 61-48 61-58 0-5-3-5-4-5-3 0-4 3-4 5-14 42-40 49-52 49-16 0-21-11-21-24 0-9 2-18 7-34 4-18 8-35 13-53z"><text:p/></draw:path><draw:path draw:style-name="gr1515" draw:text-style-name="P131" svg:width="0.191cm" svg:height="0.222cm" svg:x="0.349cm" svg:y="0.063cm" svg:viewBox="0 0 192 223" svg:d="M179 119c7 0 13 0 13-8 0-7-6-7-13-7-55 0-109 0-164 0 5-52 50-89 104-89 20 0 40 0 60 0 7 0 13 0 13-7 0-8-6-8-13-8-20 0-40 0-60 0-67 0-119 50-119 111s52 112 119 112c20 0 40 0 60 0 7 0 13 0 13-8s-6-8-13-8c-20 0-40 0-60 0-54 0-99-37-104-88 55 0 109 0 164 0z"><text:p/></draw:path><draw:path draw:style-name="gr1515" draw:text-style-name="P131" svg:width="0.275cm" svg:height="0.261cm" svg:x="0.698cm" svg:y="0.008cm" svg:viewBox="0 0 276 262" svg:d="M46 233c-4 14-5 17-35 17-7 0-11 0-11 8 0 4 3 4 11 4 46 0 91 0 137 0 61 0 107-45 107-83 0-27-22-49-60-53 40-8 81-37 81-73 0-29-25-53-71-53-43 0-87 0-130 0-8 0-12 0-12 8 0 4 3 4 11 4 1 0 8 0 15 0 7 1 10 1 10 7 0 1 0 2-1 7-18 69-34 138-52 207zM104 122c8-32 16-64 24-96 4-13 4-14 20-14 17 0 35 0 51 0 34 0 42 22 42 40 0 34-33 70-80 70-19 0-38 0-57 0zM87 250c-6 0-7 0-9 0-3-1-5-1-5-4 0-1 0-2 2-9 9-35 17-72 26-107 24 0 50 0 74 0 37 0 44 29 44 44 0 39-34 76-79 76-18 0-36 0-53 0z"><text:p/></draw:path><draw:path draw:style-name="gr1515" draw:text-style-name="P131" svg:width="0.213cm" svg:height="0.237cm" svg:x="1.101cm" svg:y="0.041cm" svg:viewBox="0 0 214 238" svg:d="M212 15c2-5 2-6 2-7 0-5-3-8-7-8s-7 2-9 8c-31 67-61 135-91 202-30-67-61-135-91-202-3-8-6-8-8-8-5 0-8 3-8 8 1 2 0 1 2 5 32 72 64 145 96 216 3 7 5 9 9 9 5 0 6-3 8-9 32-70 65-142 97-214z"><text:p/></draw:path><draw:path draw:style-name="gr1515" draw:text-style-name="P131" svg:width="0.191cm" svg:height="0.173cm" svg:x="1.433cm" svg:y="0.101cm" svg:viewBox="0 0 192 174" svg:d="M118 54c2-10 11-45 38-45 2 0 11 0 19 4-10 2-18 12-18 21 0 7 4 14 15 14 8 0 20-7 20-23 0-19-23-25-36-25-22 0-36 21-41 30-9-26-29-30-41-30-40 0-62 50-62 60 0 4 3 4 4 4 4 0 5-1 6-4 13-41 38-51 52-51 6 0 21 3 21 25 0 12-7 39-21 93-7 23-20 38-38 38-2 0-11 0-18-5 8-1 17-9 17-19 0-11-9-14-14-14-11 0-21 10-21 23 0 16 19 24 36 24 26 0 40-26 41-29 4 14 19 29 42 29 39 0 61-48 61-58 0-5-3-5-4-5-3 0-4 3-6 5-12 42-38 49-51 49-15 0-21-11-21-24 0-9 2-18 6-34 5-18 9-35 14-53z"><text:p/></draw:path><draw:path draw:style-name="gr1515" draw:text-style-name="P131" svg:width="0.193cm" svg:height="0.222cm" svg:x="1.782cm" svg:y="0.063cm" svg:viewBox="0 0 194 223" svg:d="M180 119c7 0 14 0 14-8 0-7-7-7-14-7-55 0-109 0-164 0 5-52 49-89 104-89 20 0 41 0 60 0 7 0 14 0 14-7 0-8-7-8-14-8-21 0-40 0-61 0-66 0-119 50-119 111s53 112 119 112c21 0 40 0 61 0 7 0 14 0 14-8s-7-8-14-8c-19 0-40 0-60 0-55 0-99-37-104-88 55 0 109 0 164 0z"><text:p/></draw:path><draw:path draw:style-name="gr1515" draw:text-style-name="P131" svg:width="0.274cm" svg:height="0.279cm" svg:x="2.134cm" svg:y="-0.001cm" svg:viewBox="0 0 275 280" svg:d="M275 4c0-1-1-4-4-4-2 0-2 1-6 4-9 10-19 20-27 30-4-5-21-34-64-34-87 0-174 85-174 174 0 63 46 106 106 106 33 0 62-16 82-34 36-31 43-66 43-67 0-5-3-5-4-5-3 0-5 1-6 5-3 11-12 38-38 60-27 22-52 29-72 29-34 0-76-21-76-81 0-22 9-83 47-129 24-26 60-46 95-46 39 0 62 30 62 75 0 15-1 14-1 19 0 3 4 4 5 4 6 0 6-1 8-8 7-33 16-65 24-98z"><text:p/></draw:path></draw:g>. נפרק למקרים: אם <draw:g text:anchor-type="as-char" svg:y="-0.273cm" draw:z-index="87" draw:name="Shape87" draw:style-name="gr1513"><svg:title>TexMaths</svg:title><svg:desc>11§display§x \in A§svg§600§FALSE§</svg:desc><draw:path draw:style-name="gr1514" draw:text-style-name="P130" svg:width="0.929cm" svg:height="0.25cm" svg:x="0.008cm" svg:y="0.02cm" svg:viewBox="0 0 930 251" svg:d="M465 251c-155 0-310 0-465 0 0-84 0-167 0-251 310 0 620 0 930 0 0 84 0 167 0 251-155 0-310 0-465 0z"><text:p/></draw:path><draw:path draw:style-name="gr1515" draw:text-style-name="P131" svg:width="0.191cm" svg:height="0.173cm" svg:x="-0.001cm" svg:y="0.107cm" svg:viewBox="0 0 192 174" svg:d="M118 54c3-10 12-45 38-45 2 0 11 0 20 4-11 2-19 12-19 21 0 7 5 14 14 14s21-7 21-23c0-19-23-25-35-25-23 0-36 21-40 30-10-26-31-30-42-30-41 0-63 50-63 59 0 5 3 3 4 5 4 0 5-1 6-5 13-40 38-50 52-50 7 0 21 3 21 25 0 12-7 39-21 93-7 23-20 38-37 38-2 0-11 0-19-4 9-1 18-10 18-20 0-11-9-14-14-14-12 0-22 9-22 23 0 16 20 24 36 24 27 0 40-27 41-29 4 15 19 29 42 29 39 0 61-49 61-58 0-5-3-5-4-5-3 0-5 2-5 5-13 41-39 49-51 49-16 0-21-11-21-24 0-9 2-18 5-34 5-18 9-35 14-53z"><text:p/></draw:path><draw:path draw:style-name="gr1515" draw:text-style-name="P131" svg:width="0.192cm" svg:height="0.221cm" svg:x="0.348cm" svg:y="0.07cm" svg:viewBox="0 0 193 222" svg:d="M180 119c7 0 13 0 13-8s-6-8-13-8c-55 0-109 0-164 0 5-51 49-88 104-88 20 0 40 0 60 0 7 0 13 0 13-7 0-8-6-8-13-8-21 0-40 0-61 0-66 0-119 50-119 111s53 111 119 111c21 0 40 0 61 0 7 0 13 0 13-7 0-8-6-8-13-8-20 0-40 0-60 0-55 0-99-37-104-88 55 0 109 0 164 0z"><text:p/></draw:path><draw:path draw:style-name="gr1515" draw:text-style-name="P131" svg:width="0.264cm" svg:height="0.274cm" svg:x="0.693cm" svg:y="0cm" svg:viewBox="0 0 265 275" svg:d="M56 231c-15 25-31 31-48 32-5 0-8 0-8 8 0 2 2 4 5 4 10 0 22-1 33-1 13 0 27 1 39 1 2 0 8 0 8-8 0-4-5-4-7-4-9-1-19-4-19-13 0-5 4-9 6-14 10-17 20-33 30-50 31 0 64 0 96 0 1 8 7 61 7 64 0 12-21 13-29 13-4 0-9 0-9 8 0 4 5 4 6 4 15 0 32-1 48-1 10 0 34 1 43 1 4 0 8 0 8-8 0-4-4-4-9-4-24 0-24-2-25-14-9-79-17-160-24-239 0-8 0-10-7-10s-8 3-10 7c-45 74-89 149-134 224zM102 174c26-42 51-84 76-126 3 42 8 84 12 126-30 0-58 0-88 0z"><text:p/></draw:path></draw:g>, אז נובע מהנחה 1 ש־<draw:g text:anchor-type="as-char" svg:y="-0.263cm" draw:z-index="88" draw:name="Shape88" draw:style-name="gr1513"><svg:title>TexMaths</svg:title><svg:desc>11§display§x \in B§svg§600§FALSE§</svg:desc><draw:path draw:style-name="gr1514" draw:text-style-name="P130" svg:width="0.944cm" svg:height="0.237cm" svg:x="0.008cm" svg:y="0.017cm" svg:viewBox="0 0 945 238" svg:d="M473 238c-158 0-316 0-473 0 0-79 0-159 0-238 315 0 630 0 945 0 0 79 0 159 0 238-158 0-315 0-472 0z"><text:p/></draw:path><draw:path draw:style-name="gr1515" draw:text-style-name="P131" svg:width="0.191cm" svg:height="0.172cm" svg:x="-0.001cm" svg:y="0.092cm" svg:viewBox="0 0 192 173" svg:d="M119 54c2-10 11-46 37-46 2 0 11 0 20 5-11 2-19 12-19 21 0 7 5 13 15 13 8 0 20-6 20-22 0-20-22-25-35-25-23 0-36 20-40 29-10-26-31-29-42-29-41 0-63 49-63 59 0 4 4 4 6 4s3 0 4-5c13-40 38-50 52-50 7 0 21 4 21 26 0 12-7 37-21 91-6 24-20 40-37 40-2 0-11 0-19-6 9-1 18-9 18-20 0-9-9-13-14-13-12 0-22 10-22 22 0 18 20 25 36 25 27 0 40-26 41-28 5 13 19 28 42 28 39 0 61-49 61-58 0-4-3-4-4-4-3 0-4 2-4 4-14 40-40 50-52 50-16 0-21-11-21-24 0-9 2-18 7-35 4-17 8-35 13-52z"><text:p/></draw:path><draw:path draw:style-name="gr1515" draw:text-style-name="P131" svg:width="0.191cm" svg:height="0.222cm" svg:x="0.349cm" svg:y="0.053cm" svg:viewBox="0 0 192 223" svg:d="M179 120c7 0 13 0 13-8s-6-8-13-8c-55 0-109 0-164 0 5-51 50-89 104-89 20 0 40 0 60 0 7 0 13 0 13-7 0-8-6-8-13-8-20 0-40 0-60 0-67 0-119 51-119 112 0 60 52 111 119 111 20 0 40 0 60 0 7 0 13 0 13-8 0-7-6-7-13-7-20 0-40 0-60 0-54 0-99-38-104-88 55 0 109 0 164 0z"><text:p/></draw:path><draw:path draw:style-name="gr1515" draw:text-style-name="P131" svg:width="0.275cm" svg:height="0.261cm" svg:x="0.696cm" svg:y="-0.001cm" svg:viewBox="0 0 276 262" svg:d="M45 232c-3 15-4 18-35 18-6 0-10 0-10 8 0 4 3 4 10 4 46 0 92 0 138 0 61 0 107-46 107-83 0-26-23-49-60-53 40-7 81-36 81-72 0-29-25-54-73-54-42 0-86 0-129 0-7 0-11 0-11 8 0 4 3 4 11 4 1 0 7 0 14 1 8 0 11 1 11 6 0 2 0 3-1 7-18 68-35 138-53 206zM103 122c8-32 17-64 25-96 3-13 4-14 20-14 17 0 33 0 51 0 33 0 42 23 42 40 0 34-33 70-80 70-19 0-39 0-58 0zM87 250c-6 0-7 0-9 0-4-1-5-1-5-4 0-1 0-2 2-9 9-35 17-71 26-106 24 0 50 0 74 0 36 0 44 27 44 44 0 38-34 75-80 75-18 0-35 0-52 0z"><text:p/></draw:path></draw:g>, אשר מקיים את אשר צריך להוכיח. אם <draw:g text:anchor-type="as-char" svg:y="-0.27cm" draw:z-index="89" draw:name="Shape89" draw:style-name="gr1513"><svg:title>TexMaths</svg:title><svg:desc>11§display§x \in C§svg§600§FALSE§</svg:desc><draw:path draw:style-name="gr1514" draw:text-style-name="P130" svg:width="0.945cm" svg:height="0.246cm" svg:x="0.008cm" svg:y="0.017cm" svg:viewBox="0 0 946 247" svg:d="M474 247c-158 0-316 0-474 0 0-83 0-164 0-247 316 0 630 0 946 0 0 83 0 164 0 247-158 0-315 0-472 0z"><text:p/></draw:path><draw:path draw:style-name="gr1515" draw:text-style-name="P131" svg:width="0.191cm" svg:height="0.173cm" svg:x="-0.001cm" svg:y="0.101cm" svg:viewBox="0 0 192 174" svg:d="M118 54c3-10 12-45 38-45 2 0 11 0 20 4-11 2-19 12-19 21 0 7 5 14 15 14 8 0 20-7 20-23 0-19-22-25-35-25-23 0-36 21-40 30-10-26-31-30-42-30-41 0-63 50-63 60 0 4 3 2 4 4 4 0 5-1 6-4 13-41 38-51 52-51 7 0 21 3 21 25 0 12-7 39-21 93-7 23-20 38-37 38-2 0-11 0-19-5 9-1 18-9 18-19 0-11-9-14-14-14-12 0-22 10-22 23 0 16 20 24 36 24 27 0 40-26 41-29 4 14 19 29 42 29 39 0 61-48 61-58 0-5-3-5-4-5-3 0-4 3-4 5-14 42-40 49-52 49-16 0-21-11-21-24 0-9 2-18 7-34 4-18 7-35 12-53z"><text:p/></draw:path><draw:path draw:style-name="gr1515" draw:text-style-name="P131" svg:width="0.191cm" svg:height="0.222cm" svg:x="0.349cm" svg:y="0.063cm" svg:viewBox="0 0 192 223" svg:d="M179 119c7 0 13 0 13-8 0-7-6-7-13-7-55 0-109 0-164 0 5-52 50-89 104-89 20 0 40 0 60 0 7 0 13 0 13-7 0-8-6-8-13-8-21 0-40 0-61 0-66 0-118 50-118 111s52 112 118 112c21 0 40 0 61 0 7 0 13 0 13-8s-6-8-13-8c-20 0-40 0-60 0-54 0-99-37-104-88 55 0 109 0 164 0z"><text:p/></draw:path><draw:path draw:style-name="gr1515" draw:text-style-name="P131" svg:width="0.273cm" svg:height="0.279cm" svg:x="0.7cm" svg:y="-0.001cm" svg:viewBox="0 0 274 280" svg:d="M274 4c0-1-1-4-5-4-1 0-1 1-5 4-10 10-19 20-28 30-3-5-20-34-63-34-86 0-173 85-173 174 0 63 45 106 104 106 33 0 63-16 83-34 36-31 43-66 43-67 0-5-3-5-5-5s-4 1-5 5c-3 11-12 38-39 60-26 22-50 29-71 29-34 0-76-21-76-81 0-22 9-83 47-129 23-26 60-46 95-46 38 0 62 30 62 75 0 15-2 14-2 19 0 3 5 4 6 4 5 0 5-1 8-8 7-33 15-65 24-98z"><text:p/></draw:path></draw:g>, הגרירה נכונה באופן טרוויאלי. </text:p>
            </text:list-item>
            <text:list-item>
              <text:p text:style-name="P80">באופן דומה נוכיח את <draw:g text:anchor-type="as-char" svg:y="-0.273cm" draw:z-index="90" draw:name="Shape90" draw:style-name="gr1513"><svg:title>TexMaths</svg:title><svg:desc>11§display§x \in B \lor x \in C \rightarrow x \in A \lor x \in C§svg§600§FALSE§</svg:desc><draw:path draw:style-name="gr1514" draw:text-style-name="P130" svg:width="5.392cm" svg:height="0.25cm" svg:x="0.008cm" svg:y="0.02cm" svg:viewBox="0 0 5393 251" svg:d="M2697 251c-900 0-1798 0-2697 0 0-84 0-167 0-251 1797 0 3595 0 5393 0 0 84 0 167 0 251-899 0-1798 0-2696 0z"><text:p/></draw:path><draw:path draw:style-name="gr1515" draw:text-style-name="P131" svg:width="0.191cm" svg:height="0.173cm" svg:x="-0.001cm" svg:y="0.107cm" svg:viewBox="0 0 192 174" svg:d="M119 54c2-10 11-45 37-45 2 0 12 0 20 4-11 2-19 12-19 21 0 7 5 14 15 14 8 0 20-7 20-23 0-19-22-25-35-25-23 0-36 21-40 30-10-26-31-30-42-30-41 0-63 50-63 59 0 5 4 5 6 5s3-1 4-5c13-40 38-50 52-50 7 0 21 3 21 25 0 12-7 39-21 93-6 23-20 38-37 38-2 0-11 0-19-4 9-1 18-10 18-20 0-11-9-14-14-14-12 0-22 9-22 23 0 16 20 24 36 24 27 0 40-27 41-29 5 15 19 29 42 29 39 0 62-49 62-58 0-5-4-5-5-5-3 0-4 2-4 5-14 41-40 49-52 49-16 0-21-11-21-24 0-9 2-18 7-34 4-18 8-35 13-53z"><text:p/></draw:path><draw:path draw:style-name="gr1515" draw:text-style-name="P131" svg:width="0.193cm" svg:height="0.221cm" svg:x="0.349cm" svg:y="0.07cm" svg:viewBox="0 0 194 222" svg:d="M179 119c7 0 15 0 15-8s-8-8-15-8c-55 0-109 0-164 0 5-51 50-88 104-88 20 0 40 0 60 0 7 0 15 0 15-7 0-8-8-8-15-8-20 0-40 0-60 0-66 0-119 50-119 111s53 111 119 111c20 0 40 0 60 0 7 0 15 0 15-7 0-8-8-8-15-8-20 0-40 0-60 0-54 0-99-37-104-88 55 0 109 0 164 0z"><text:p/></draw:path><draw:path draw:style-name="gr1515" draw:text-style-name="P131" svg:width="0.275cm" svg:height="0.261cm" svg:x="0.698cm" svg:y="0.013cm" svg:viewBox="0 0 276 262" svg:d="M46 232c-4 15-4 18-35 18-7 0-11 0-11 8 0 4 3 4 11 4 46 0 91 0 137 0 62 0 107-45 107-84 0-26-22-48-59-53 39-7 80-36 80-72 0-29-25-53-71-53-43 0-87 0-130 0-8 0-11 0-11 8 0 4 3 4 10 4 1 0 8 0 15 0 7 1 10 1 10 7 0 1 0 2-1 7-18 69-34 138-52 206zM104 122c8-32 17-64 25-96 3-13 3-14 21-14 16 0 33 0 49 0 34 0 42 22 42 40 0 33-33 70-80 70-19 0-38 0-57 0zM87 250c-6 0-7 0-9 0-3-1-4-1-4-5 0-1 0-2 1-8 9-36 18-72 27-107 24 0 49 0 73 0 37 0 44 28 44 44 0 38-34 76-79 76-18 0-36 0-53 0z"><text:p/></draw:path><draw:path draw:style-name="gr1515" draw:text-style-name="P131" svg:width="0.213cm" svg:height="0.238cm" svg:x="1.101cm" svg:y="0.047cm" svg:viewBox="0 0 214 239" svg:d="M212 15c2-4 2-5 2-7 0-4-3-8-7-8s-6 3-9 9c-30 67-61 135-90 202-31-67-61-135-92-202-3-8-5-9-8-9-5 0-8 4-8 8 0 1 0 2 2 6 32 72 65 144 97 216 2 7 5 9 9 9s5-3 7-9c32-72 65-143 97-215z"><text:p/></draw:path><draw:path draw:style-name="gr1515" draw:text-style-name="P131" svg:width="0.191cm" svg:height="0.173cm" svg:x="1.434cm" svg:y="0.107cm" svg:viewBox="0 0 192 174" svg:d="M118 54c3-10 12-45 38-45 2 0 11 0 20 4-11 2-19 12-19 21 0 7 5 14 15 14 8 0 20-7 20-23 0-19-22-25-35-25-23 0-36 21-40 30-10-26-31-30-42-30-41 0-63 50-63 59 0 5 3 3 4 5 4 0 5-1 6-5 13-40 38-50 52-50 7 0 21 3 21 25 0 12-7 39-21 93-7 23-20 38-37 38-2 0-12 0-19-4 9-1 18-10 18-20 0-11-9-14-14-14-12 0-22 9-22 23 0 16 20 24 36 24 26 0 40-27 41-29 4 15 19 29 42 29 39 0 61-49 61-58 0-5-3-5-4-5-3 0-4 2-4 5-14 41-40 49-52 49-16 0-21-11-21-24 0-9 2-18 5-34 5-18 9-35 14-53z"><text:p/></draw:path><draw:path draw:style-name="gr1515" draw:text-style-name="P131" svg:width="0.191cm" svg:height="0.221cm" svg:x="1.784cm" svg:y="0.07cm" svg:viewBox="0 0 192 222" svg:d="M179 119c7 0 13 0 13-8s-6-8-13-8c-55 0-109 0-164 0 5-51 50-88 104-88 20 0 40 0 60 0 7 0 13 0 13-7 0-8-6-8-13-8-20 0-40 0-60 0-67 0-119 50-119 111s52 111 119 111c20 0 40 0 60 0 7 0 13 0 13-7 0-8-6-8-13-8-20 0-40 0-60 0-54 0-99-37-104-88 55 0 109 0 164 0z"><text:p/></draw:path><draw:path draw:style-name="gr1515" draw:text-style-name="P131" svg:width="0.273cm" svg:height="0.279cm" svg:x="2.136cm" svg:y="0.005cm" svg:viewBox="0 0 274 280" svg:d="M274 4c0-2 0-4-3-4s-3 0-7 4c-9 10-18 20-26 30-4-5-22-34-65-34-86 0-173 85-173 174 0 63 45 106 104 106 35 0 63-16 84-35 36-30 43-66 43-67 0-4-4-4-6-4s-3 1-4 4c-3 11-12 39-40 61-26 22-50 28-70 28-35 0-76-20-76-80 0-22 8-84 46-129 25-27 61-46 95-46 40 0 63 30 63 74 0 15-1 15-1 20 0 3 4 4 5 4 6 0 6-1 7-8 7-33 16-65 24-98z"><text:p/></draw:path><draw:path draw:style-name="gr1515" draw:text-style-name="P131" svg:width="0.342cm" svg:height="0.199cm" svg:x="2.55cm" svg:y="0.08cm" svg:viewBox="0 0 343 200" svg:d="M300 108c-21 16-32 32-34 37-17 26-14 33-21 50 0 5 5 5 8 5 7 0 7-1 9-7 9-38 32-70 75-87 5-3 6-4 6-6 0-3-3-3-3-4-18-6-64-26-79-90-1-5-1-6-8-6-3 0-8 0-8 4 0 2 4 26 20 51 8 12 19 25 35 37-95 0-191 0-287 0-6 0-13 0-13 8s7 8 13 8c96 0 192 0 287 0z"><text:p/></draw:path><draw:path draw:style-name="gr1515" draw:text-style-name="P131" svg:width="0.191cm" svg:height="0.173cm" svg:x="3.031cm" svg:y="0.107cm" svg:viewBox="0 0 192 174" svg:d="M119 54c2-10 11-45 37-45 2 0 12 0 20 4-11 2-19 12-19 21 0 7 5 14 15 14 8 0 20-7 20-23 0-19-22-25-35-25-23 0-36 21-40 30-10-26-31-30-42-30-41 0-63 50-63 59 0 5 4 5 6 5s3-1 4-5c13-40 38-50 52-50 7 0 21 3 21 25 0 12-7 39-21 93-6 23-20 38-37 38-2 0-11 0-19-4 9-1 18-10 18-20 0-11-9-14-14-14-12 0-22 9-22 23 0 16 20 24 36 24 27 0 40-27 41-29 5 15 19 29 42 29 39 0 61-49 61-58 0-5-3-5-4-5-3 0-4 2-4 5-14 41-40 49-52 49-16 0-21-11-21-24 0-9 2-18 7-34 4-18 8-35 13-53z"><text:p/></draw:path><draw:path draw:style-name="gr1515" draw:text-style-name="P131" svg:width="0.191cm" svg:height="0.221cm" svg:x="3.381cm" svg:y="0.07cm" svg:viewBox="0 0 192 222" svg:d="M179 119c7 0 13 0 13-8s-6-8-13-8c-55 0-109 0-164 0 5-51 50-88 104-88 20 0 40 0 60 0 7 0 13 0 13-7 0-8-6-8-13-8-20 0-40 0-60 0-66 0-119 50-119 111s53 111 119 111c20 0 40 0 60 0 7 0 13 0 13-7 0-8-6-8-13-8-20 0-40 0-60 0-54 0-99-37-104-88 55 0 109 0 164 0z"><text:p/></draw:path><draw:path draw:style-name="gr1515" draw:text-style-name="P131" svg:width="0.264cm" svg:height="0.274cm" svg:x="3.728cm" svg:y="0cm" svg:viewBox="0 0 265 275" svg:d="M55 231c-15 25-30 31-47 32-5 0-8 0-8 8 0 2 2 4 4 4 11 0 23-1 34-1 13 0 26 1 39 1 2 0 7 0 7-8 0-4-4-4-6-4-9-1-19-4-19-13 0-5 3-9 6-14 10-17 20-33 30-50 31 0 64 0 96 0 1 8 7 61 7 64 0 12-21 13-29 13-5 0-8 0-8 8 0 4 4 4 5 4 15 0 32-1 48-1 10 0 35 1 44 1 3 0 7 0 7-8 0-4-4-4-9-4-24 0-24-2-25-14-8-79-17-160-24-239 0-8 0-10-7-10-6 0-8 3-10 7-45 74-90 149-135 224zM102 174c26-42 51-84 76-126 5 42 8 84 12 126-29 0-58 0-88 0z"><text:p/></draw:path><draw:path draw:style-name="gr1515" draw:text-style-name="P131" svg:width="0.215cm" svg:height="0.238cm" svg:x="4.11cm" svg:y="0.047cm" svg:viewBox="0 0 216 239" svg:d="M212 15c2-4 4-5 4-7 0-4-4-8-8-8-5 0-7 3-9 9-31 67-60 135-91 202-30-67-61-135-90-202-4-8-7-9-10-9-4 0-8 4-8 8 0 1 0 2 3 6 32 72 64 144 96 216 3 7 5 9 9 9 5 0 6-3 9-9 31-72 63-143 95-215z"><text:p/></draw:path><draw:path draw:style-name="gr1515" draw:text-style-name="P131" svg:width="0.191cm" svg:height="0.173cm" svg:x="4.445cm" svg:y="0.107cm" svg:viewBox="0 0 192 174" svg:d="M118 54c2-10 11-45 38-45 1 0 11 0 19 4-11 2-19 12-19 21 0 7 5 14 16 14 7 0 20-7 20-23 0-19-23-25-36-25-22 0-36 21-41 30-9-26-30-30-41-30-40 0-62 50-62 59 0 5 3 5 4 5 4 0 5-1 5-5 13-40 38-50 52-50 7 0 20 3 20 25 0 12-6 39-20 93-6 23-20 38-37 38-2 0-11 0-20-4 10-1 19-10 19-20 0-11-9-14-14-14-12 0-21 9-21 23 0 16 19 24 36 24 26 0 40-27 41-29 4 15 18 29 42 29 39 0 61-49 61-58 0-5-3-5-4-5-4 0-4 2-6 5-13 41-39 49-51 49-15 0-21-11-21-24 0-9 2-18 6-34 5-18 9-35 14-53z"><text:p/></draw:path><draw:path draw:style-name="gr1515" draw:text-style-name="P131" svg:width="0.193cm" svg:height="0.221cm" svg:x="4.793cm" svg:y="0.07cm" svg:viewBox="0 0 194 222" svg:d="M179 119c7 0 15 0 15-8s-8-8-15-8c-55 0-109 0-164 0 6-51 50-88 105-88 20 0 39 0 59 0 7 0 15 0 15-7 0-8-8-8-15-8-20 0-40 0-60 0-66 0-119 50-119 111s53 111 119 111c20 0 40 0 60 0 7 0 15 0 15-7 0-8-8-8-15-8-20 0-39 0-59 0-55 0-99-37-105-88 55 0 109 0 164 0z"><text:p/></draw:path><draw:path draw:style-name="gr1515" draw:text-style-name="P131" svg:width="0.274cm" svg:height="0.279cm" svg:x="5.145cm" svg:y="0.005cm" svg:viewBox="0 0 275 280" svg:d="M275 4c0-2-1-4-4-4-2 0-2 0-6 4-9 10-19 20-27 30-4-5-21-34-64-34-87 0-174 85-174 174 0 63 46 106 106 106 33 0 62-16 82-35 36-30 43-66 43-67 0-4-3-4-4-4-3 0-5 1-6 4-3 11-12 39-38 61-27 22-52 28-72 28-34 0-76-20-76-80 0-22 9-84 47-129 24-27 60-46 95-46 39 0 62 30 62 74 0 15-1 15-1 20 0 3 4 4 5 4 6 0 6-1 8-8 7-33 16-65 24-98z"><text:p/></draw:path></draw:g>. </text:p>
            </text:list-item>
            <text:list-item>
              <text:p text:style-name="P81">על בסיס ההנחה הוכחנו את אשר דרוש. </text:p>
            </text:list-item>
          </text:list>
        </text:list-item>
        <text:list-item>
          <text:p text:style-name="P82">גרירה שניה: <draw:g text:anchor-type="as-char" svg:y="-0.288cm" draw:z-index="91" draw:name="Shape91" draw:style-name="gr1513"><svg:title>TexMaths</svg:title><svg:desc>11§display§(\forall C. A \cup C = B \cup C) \implies A = B§svg§600§FALSE§</svg:desc><draw:path draw:style-name="gr1514" draw:text-style-name="P130" svg:width="5.597cm" svg:height="0.345cm" svg:x="0.02cm" svg:y="0.018cm" svg:viewBox="0 0 5598 346" svg:d="M2799 346c-934 0-1866 0-2799 0 0-116 0-230 0-346 1866 0 3732 0 5598 0 0 116 0 230 0 346-933 0-1866 0-2799 0z"><text:p/></draw:path><draw:path draw:style-name="gr1515" draw:text-style-name="P131" svg:width="0.089cm" svg:height="0.384cm" svg:x="0cm" svg:y="0cm" svg:viewBox="0 0 90 385" svg:d="M90 381c0-1 0-1-6-8-49-49-62-122-62-180 0-67 15-135 63-182 5-5 5-5 5-7 0-3-2-4-4-4-4 0-39 26-62 76-20 42-24 85-24 117 0 29 4 76 25 120 23 47 57 72 61 72 2 0 4-1 4-4z"><text:p/></draw:path><draw:path draw:style-name="gr1515" draw:text-style-name="P131" svg:width="0.213cm" svg:height="0.274cm" svg:x="0.112cm" svg:y="0.019cm" svg:viewBox="0 0 214 275" svg:d="M212 14c2-4 2-4 2-6 0-5-3-8-7-8-5 0-7 4-9 9-11 28-21 56-32 85-40 0-78 0-118 0-11-29-21-57-32-85-2-6-4-9-8-9-5 0-8 3-8 8 0 1 0 1 2 6 32 84 64 169 96 252 2 6 4 9 10 9 4 0 6-4 7-7 32-84 65-169 97-254zM55 109c35 0 69 0 104 0-17 45-34 91-51 137-18-46-35-92-53-137z"><text:p/></draw:path><draw:path draw:style-name="gr1515" draw:text-style-name="P131" svg:width="0.273cm" svg:height="0.279cm" svg:x="0.346cm" svg:y="0.017cm" svg:viewBox="0 0 274 280" svg:d="M274 3c0-1-1-3-5-3-1 0-1 0-5 4-9 10-19 20-28 30-3-5-20-34-63-34-86 0-173 85-173 175 0 63 45 105 104 105 33 0 63-16 84-33 35-32 42-66 42-68 0-4-3-4-5-4s-4 1-4 4c-4 11-13 38-40 60-26 22-50 29-71 29-34 0-75-20-75-80 0-22 8-85 46-130 25-27 61-46 95-46 40 0 62 30 62 75 0 15-2 14-2 19 0 3 5 4 7 4 4 0 4-1 7-8 7-33 16-66 24-99z"><text:p/></draw:path><draw:path draw:style-name="gr1515" draw:text-style-name="P131" svg:width="0.04cm" svg:height="0.04cm" svg:x="0.642cm" svg:y="0.247cm" svg:viewBox="0 0 41 41" svg:d="M41 21c0-12-9-21-20-21-12 0-21 9-21 21 0 11 9 20 21 20 11 0 20-9 20-20z"><text:p/></draw:path><draw:path draw:style-name="gr1515" draw:text-style-name="P131" svg:width="0.264cm" svg:height="0.274cm" svg:x="0.73cm" svg:y="0.011cm" svg:viewBox="0 0 265 275" svg:d="M55 231c-15 26-30 31-47 32-5 1-8 1-8 8 0 2 1 4 4 4 11 0 23-1 34-1 13 0 26 1 39 1 2 0 7 0 7-7 0-4-4-5-6-5-9 0-19-3-19-13 0-4 3-9 6-14 10-17 20-32 30-49 31 0 64 0 96 0 1 9 7 60 7 64 0 11-21 12-29 12-5 0-8 0-8 8 0 4 4 4 5 4 15 0 32-1 48-1 10 0 35 1 43 1 4 0 8 0 8-7 0-5-4-5-9-5-24 0-24-2-25-13-8-79-17-160-24-240 0-8 0-10-7-10-6 0-8 3-10 7-45 74-90 149-135 224zM101 175c25-43 52-85 77-127 5 42 8 84 12 127-29 0-59 0-89 0z"><text:p/></draw:path><draw:path draw:style-name="gr1515" draw:text-style-name="P131" svg:width="0.215cm" svg:height="0.238cm" svg:x="1.113cm" svg:y="0.055cm" svg:viewBox="0 0 216 239" svg:d="M216 14c0-6 0-14-8-14s-8 8-8 14c0 47 0 93 0 140 0 57-64 70-92 70-18 0-42-4-63-16-30-19-30-44-30-54 0-47 0-93 0-140 0-6 0-14-7-14-8 0-8 8-8 14 0 48 0 94 0 141 0 59 59 84 108 84 50 0 108-28 108-83 0-47 0-94 0-142z"><text:p/></draw:path><draw:path draw:style-name="gr1515" draw:text-style-name="P131" svg:width="0.273cm" svg:height="0.279cm" svg:x="1.455cm" svg:y="0.017cm" svg:viewBox="0 0 274 280" svg:d="M274 3c0-1 0-3-3-3s-3 0-7 4c-9 10-18 20-26 30-4-5-22-34-65-34-86 0-173 85-173 175 0 63 45 105 104 105 35 0 63-16 84-33 36-32 43-66 43-68 0-4-4-4-6-4s-3 1-4 4c-3 11-12 38-40 60-26 22-50 29-70 29-35 0-76-20-76-80 0-22 8-85 46-130 25-27 61-46 95-46 40 0 63 30 63 75 0 15-1 14-1 19 0 3 4 4 5 4 6 0 6-1 7-8 7-33 16-66 24-99z"><text:p/></draw:path><draw:path draw:style-name="gr1515" draw:text-style-name="P131" svg:width="0.256cm" svg:height="0.09cm" svg:x="1.868cm" svg:y="0.145cm" svg:viewBox="0 0 257 91" svg:d="M244 17c6 0 13-2 13-9 0-8-7-8-13-8-77 0-154 0-231 0-5 0-13 0-13 8 0 7 8 9 13 9 77 0 154 0 231 0zM244 91c6 0 13 0 13-7 0-9-7-9-13-9-77 0-154 0-231 0-5 0-13 0-13 9 0 7 8 7 13 7 77 0 154 0 231 0z"><text:p/></draw:path><draw:path draw:style-name="gr1515" draw:text-style-name="P131" svg:width="0.275cm" svg:height="0.261cm" svg:x="2.271cm" svg:y="0.025cm" svg:viewBox="0 0 276 262" svg:d="M45 232c-3 15-4 18-35 18-7 0-10 0-10 8 0 4 3 4 10 4 46 0 92 0 138 0 61 0 107-45 107-83 0-27-23-49-60-53 40-8 81-37 81-73 0-29-25-53-73-53-42 0-86 0-129 0-7 0-11 0-11 8 0 4 3 4 11 4 1 0 7 0 14 0 8 1 11 1 11 7 0 1-1 2-2 7-18 69-34 138-52 206zM103 122c8-32 17-64 25-96 3-13 4-14 20-14 17 0 33 0 50 0 34 0 43 22 43 40 0 34-33 70-80 70-19 0-39 0-58 0zM87 250c-6 0-7 0-9 0-4 0-5-1-5-4 0-2 0-2 2-9 9-36 17-71 26-106 24 0 50 0 74 0 36 0 44 28 44 45 0 36-34 74-80 74-18 0-35 0-52 0z"><text:p/></draw:path><draw:path draw:style-name="gr1515" draw:text-style-name="P131" svg:width="0.213cm" svg:height="0.238cm" svg:x="2.674cm" svg:y="0.055cm" svg:viewBox="0 0 214 239" svg:d="M214 14c0-6 0-14-7-14-8 0-8 8-8 14 0 47 0 93 0 140 0 57-63 70-92 70-17 0-42-4-62-16-30-19-30-44-30-54 0-47 0-93 0-140 0-6 0-14-7-14-8 0-8 8-8 14 0 48 0 94 0 141 0 59 58 84 107 84 50 0 107-28 107-83 0-47 0-94 0-142z"><text:p/></draw:path><draw:path draw:style-name="gr1515" draw:text-style-name="P131" svg:width="0.274cm" svg:height="0.279cm" svg:x="3.014cm" svg:y="0.017cm" svg:viewBox="0 0 275 280" svg:d="M275 3c0-1-1-3-4-3-2 0-3 0-6 4-9 10-19 20-27 30-4-5-21-34-64-34-87 0-174 85-174 175 0 63 46 105 104 105 35 0 64-16 84-33 36-32 43-66 43-68 0-4-3-4-4-4-3 0-5 1-6 4-3 11-12 38-38 60-27 22-52 29-72 29-35 0-76-20-76-80 0-22 9-85 47-130 24-27 60-46 94-46 40 0 63 30 63 75 0 15-1 14-1 19 0 3 4 4 5 4 6 0 6-1 8-8 7-33 16-66 24-99z"><text:p/></draw:path><draw:path draw:style-name="gr1515" draw:text-style-name="P131" svg:width="0.089cm" svg:height="0.384cm" svg:x="3.321cm" svg:y="0cm" svg:viewBox="0 0 90 385" svg:d="M90 193c0-30-4-76-26-120-23-48-56-73-61-73-2 0-3 2-3 4s0 2 8 9c37 38 59 99 59 180 0 65-14 133-62 181-5 6-5 6-5 7 0 2 1 4 3 4 5 0 40-26 62-76 20-41 25-84 25-116z"><text:p/></draw:path><draw:path draw:style-name="gr1515" draw:text-style-name="P131" svg:width="0.256cm" svg:height="0.09cm" svg:x="3.685cm" svg:y="0.145cm" svg:viewBox="0 0 257 91" svg:d="M244 17c6 0 13-2 13-9 0-8-7-8-12-8-77 0-155 0-232 0-5 0-13 0-13 8 0 7 8 9 13 9 77 0 154 0 231 0zM245 91c5 0 12 0 12-7 0-9-7-9-13-9-77 0-154 0-231 0-5 0-13 0-13 9 0 7 8 7 13 7 77 0 155 0 232 0z"><text:p/></draw:path><draw:path draw:style-name="gr1515" draw:text-style-name="P131" svg:width="0.342cm" svg:height="0.21cm" svg:x="3.922cm" svg:y="0.085cm" svg:viewBox="0 0 343 211" svg:d="M260 77c15 13 35 23 48 29-14 6-33 16-48 29-82 0-164 0-246 0-6 0-14 0-14 9 0 8 7 8 13 8 76 0 153 0 229 0-19 18-39 52-39 56 0 3 5 3 7 3 3 0 7 0 8-3 7-13 18-34 44-56 26-24 53-34 72-40 7-2 7-3 8-3 1-1 1-2 1-3s0-1 0-3c-1 0-1 0-2 0 0-1-1-1-8-3-53-15-91-50-113-92-3-8-4-8-10-8-2 0-7 0-7 4 0 5 20 39 39 57-76 0-153 0-229 0-6 0-13-2-13 7 0 8 8 9 14 9 82 0 164 0 246 0z"><text:p/></draw:path><draw:path draw:style-name="gr1515" draw:text-style-name="P131" svg:width="0.264cm" svg:height="0.274cm" svg:x="4.514cm" svg:y="0.011cm" svg:viewBox="0 0 265 275" svg:d="M56 231c-15 26-31 31-47 32-5 1-9 1-9 8 0 2 2 4 5 4 10 0 22-1 33-1 14 0 27 1 39 1 2 0 8 0 8-7 0-4-4-5-7-5-9 0-18-3-18-13 0-4 3-9 6-14 10-17 19-32 29-49 33 0 64 0 97 0 0 9 6 60 6 64 0 11-20 12-28 12-5 0-8 0-8 8 0 4 4 4 5 4 16 0 32-1 47-1 10 0 35 1 44 1 3 0 7 0 7-7 0-5-3-5-9-5-23 0-23-2-24-13-8-79-16-160-24-240-1-8-1-10-8-10-5 0-8 3-10 7-45 74-89 149-134 224zM102 175c26-43 51-85 76-127 5 42 9 84 13 127-29 0-59 0-89 0z"><text:p/></draw:path><draw:path draw:style-name="gr1515" draw:text-style-name="P131" svg:width="0.256cm" svg:height="0.09cm" svg:x="4.92cm" svg:y="0.145cm" svg:viewBox="0 0 257 91" svg:d="M244 17c6 0 13-2 13-9 0-8-7-8-13-8-77 0-154 0-231 0-5 0-13 0-13 8 0 7 8 9 13 9 77 0 154 0 231 0zM244 91c6 0 13 0 13-7 0-9-7-9-13-9-77 0-154 0-231 0-5 0-13 0-13 9 0 7 8 7 13 7 77 0 154 0 231 0z"><text:p/></draw:path><draw:path draw:style-name="gr1515" draw:text-style-name="P131" svg:width="0.275cm" svg:height="0.261cm" svg:x="5.323cm" svg:y="0.025cm" svg:viewBox="0 0 276 262" svg:d="M45 232c-3 15-4 18-35 18-7 0-10 0-10 8 0 4 3 4 10 4 46 0 92 0 138 0 61 0 107-45 107-83 0-27-23-49-60-53 40-8 81-37 81-73 0-29-25-53-73-53-42 0-86 0-129 0-7 0-11 0-11 8 0 4 3 4 11 4 1 0 7 0 14 0 8 1 11 1 11 7 0 1-1 2-2 7-18 69-34 138-52 206zM103 122c8-32 17-64 25-96 3-13 4-14 20-14 17 0 33 0 50 0 34 0 43 22 43 40 0 34-33 70-80 70-19 0-39 0-58 0zM87 250c-6 0-7 0-9 0-4 0-5-1-5-4 0-2 0-2 2-9 9-36 17-71 26-106 24 0 50 0 74 0 36 0 44 28 44 45 0 36-34 74-80 74-18 0-35 0-52 0z"><text:p/></draw:path></draw:g></text:p>
          <text:list>
            <text:list-item>
              <text:p text:style-name="P83">כלומר, נניח <draw:g text:anchor-type="as-char" svg:y="-0.284cm" draw:z-index="94" draw:name="Shape92" draw:style-name="gr1513"><svg:title>TexMaths</svg:title><svg:desc>11§display§\forall C. A \cup C = B \cup C§svg§600§FALSE§</svg:desc><draw:path draw:style-name="gr1514" draw:text-style-name="P130" svg:width="3.138cm" svg:height="0.243cm" svg:x="0.02cm" svg:y="0.02cm" svg:viewBox="0 0 3139 244" svg:d="M0 0c1046 0 2092 0 3139 0 0 82 0 162 0 244-1047 0-2093 0-3139 0 0-82 0-162 0-244z"><text:p/></draw:path><draw:path draw:style-name="gr1515" draw:text-style-name="P131" svg:width="0.214cm" svg:height="0.274cm" svg:x="0cm" svg:y="0.009cm" svg:viewBox="0 0 215 275" svg:d="M213 14c2-4 2-5 2-6 0-5-3-8-8-8s-7 4-9 9c-11 28-21 56-32 85-39 0-78 0-118 0-11-29-20-57-31-85-3-6-4-9-9-9-4 0-8 3-8 8 1 2 0 1 2 6 32 84 65 168 97 252 1 5 3 9 9 9 5 0 6-5 8-8 33-84 64-169 97-253zM55 109c35 0 69 0 105 0-18 45-35 91-52 136-18-45-35-91-53-136z"><text:p/></draw:path><draw:path draw:style-name="gr1515" draw:text-style-name="P131" svg:width="0.273cm" svg:height="0.278cm" svg:x="0.234cm" svg:y="0.004cm" svg:viewBox="0 0 274 279" svg:d="M274 3c0-1 0-3-4-3-2 0-2 0-6 4-9 10-18 20-26 30-5-5-22-34-65-34-86 0-173 85-173 173 0 64 45 106 105 106 34 0 62-15 83-33 36-32 43-67 43-68 0-4-4-4-5-4-3 0-5 1-5 4-3 12-12 38-39 61-27 21-51 28-71 28-35 0-76-20-76-81 0-21 8-82 46-128 25-27 61-46 95-46 40 0 63 30 63 74 0 15-1 15-1 20 0 3 3 3 5 3 5 0 5 0 7-8 7-33 16-65 24-98z"><text:p/></draw:path><draw:path draw:style-name="gr1515" draw:text-style-name="P131" svg:width="0.04cm" svg:height="0.04cm" svg:x="0.53cm" svg:y="0.234cm" svg:viewBox="0 0 41 41" svg:d="M41 21c0-11-9-21-20-21s-21 10-21 21 10 20 21 20 20-9 20-20z"><text:p/></draw:path><draw:path draw:style-name="gr1515" draw:text-style-name="P131" svg:width="0.264cm" svg:height="0.274cm" svg:x="0.618cm" svg:y="0cm" svg:viewBox="0 0 265 275" svg:d="M55 230c-15 27-30 31-47 32-5 2-8 2-8 8 0 3 2 5 4 5 11 0 24-2 35-2 12 0 26 2 38 2 2 0 7 0 7-7 0-4-4-6-6-6-9 0-19-3-19-13 0-4 3-9 6-14 10-16 20-32 30-49 32 0 65 0 96 0 2 8 7 60 7 64 0 11-20 12-29 12-4 0-8 0-8 8 0 5 4 5 5 5 16 0 32-2 49-2 9 0 34 2 44 2 2 0 6 0 6-8 0-5-4-5-9-5-24 0-24-2-25-13-8-80-15-160-23-240-1-8-1-9-8-9-6 0-7 2-10 7-45 75-90 148-135 223zM102 174c26-42 51-85 76-127 5 42 8 85 12 127-29 0-58 0-88 0z"><text:p/></draw:path><draw:path draw:style-name="gr1515" draw:text-style-name="P131" svg:width="0.214cm" svg:height="0.237cm" svg:x="1.002cm" svg:y="0.045cm" svg:viewBox="0 0 215 238" svg:d="M215 14c0-6 0-14-8-14s-8 8-8 14c0 47 0 93 0 138 0 59-63 71-92 71-18 0-42-4-62-17-30-19-30-44-30-54 0-45 0-91 0-138 0-6 0-14-7-14-8 0-8 8-8 14 0 47 0 94 0 140 0 59 58 84 107 84 50 0 108-26 108-84 0-46 0-93 0-140z"><text:p/></draw:path><draw:path draw:style-name="gr1515" draw:text-style-name="P131" svg:width="0.274cm" svg:height="0.278cm" svg:x="1.343cm" svg:y="0.004cm" svg:viewBox="0 0 275 279" svg:d="M275 3c0-1-1-3-4-3-1 0-3 0-7 4-9 10-18 20-26 30-4-5-21-34-64-34-87 0-174 85-174 173 0 64 46 106 105 106 34 0 63-15 83-33 36-32 43-67 43-68 0-4-3-3-4-4-3 0-5 1-6 4-3 12-12 38-38 61-28 21-52 28-72 28-35 0-76-20-76-81 0-21 8-82 48-128 23-27 59-46 93-46 40 0 63 30 63 74 0 15-1 15-1 20 0 3 4 3 5 3 6 0 6 0 7-8 9-33 16-65 25-98z"><text:p/></draw:path><draw:path draw:style-name="gr1515" draw:text-style-name="P131" svg:width="0.256cm" svg:height="0.089cm" svg:x="1.756cm" svg:y="0.135cm" svg:viewBox="0 0 257 90" svg:d="M244 15c6 0 13 0 13-7 0-8-7-8-13-8-77 0-154 0-231 0-5 0-13 0-13 8 0 7 8 7 13 7 77 0 154 0 231 0zM244 90c6 0 13 0 13-7 0-8-7-8-13-8-77 0-154 0-231 0-5 0-13 0-13 8 0 7 8 7 13 7 77 0 154 0 231 0z"><text:p/></draw:path><draw:path draw:style-name="gr1515" draw:text-style-name="P131" svg:width="0.275cm" svg:height="0.26cm" svg:x="2.158cm" svg:y="0.013cm" svg:viewBox="0 0 276 261" svg:d="M46 232c-4 15-5 17-35 17-7 0-11 0-11 8 0 4 3 4 11 4 46 0 91 0 138 0 61 0 106-45 106-82 0-28-22-50-59-53 39-8 80-37 80-73 0-29-25-53-71-53-43 0-87 0-130 0-8 0-12 0-12 8 0 3 4 3 11 3 1 0 9 0 15 1 7 1 10 1 10 7 0 1 0 2-1 6-18 69-34 138-52 207zM105 121c7-32 15-64 23-95 4-14 4-15 21-15 16 0 34 0 50 0 34 0 42 23 42 40 0 34-33 70-80 70-19 0-38 0-56 0zM87 249c-6 0-7 0-9 0-3 0-4-1-4-3 0-1 0-2 1-9 9-35 19-72 27-107 25 0 49 0 73 0 37 0 44 28 44 44 0 39-34 75-79 75-18 0-35 0-53 0z"><text:p/></draw:path><draw:path draw:style-name="gr1515" draw:text-style-name="P131" svg:width="0.214cm" svg:height="0.237cm" svg:x="2.562cm" svg:y="0.045cm" svg:viewBox="0 0 215 238" svg:d="M215 14c0-6 0-14-8-14s-8 8-8 14c0 47 0 93 0 138 0 59-63 71-91 71-18 0-42-4-63-17-30-19-30-44-30-54 0-45 0-91 0-138 0-6 0-14-7-14-8 0-8 8-8 14 0 47 0 94 0 140 0 59 59 84 108 84s107-26 107-84c0-46 0-93 0-140z"><text:p/></draw:path><draw:path draw:style-name="gr1515" draw:text-style-name="P131" svg:width="0.273cm" svg:height="0.278cm" svg:x="2.904cm" svg:y="0.004cm" svg:viewBox="0 0 274 279" svg:d="M274 3c0-1-1-3-4-3-2 0-2 0-6 4-9 10-19 20-27 30-4-5-21-34-64-34-86 0-173 85-173 173 0 64 45 106 105 106 33 0 62-15 83-33 35-32 42-67 42-68 0-4-3-4-4-4-3 0-5 1-5 4-4 12-13 38-39 61-27 21-51 28-72 28-34 0-76-20-76-81 0-21 9-82 47-128 24-27 60-46 95-46 40 0 62 30 62 74 0 15-1 15-1 20 0 3 4 3 6 3 5 0 5 0 7-8 7-33 16-65 24-98z"><text:p/></draw:path></draw:g>, ונוכיח <draw:g text:anchor-type="as-char" svg:y="-0.275cm" draw:z-index="95" draw:name="Shape93" draw:style-name="gr1513"><svg:title>TexMaths</svg:title><svg:desc>11§display§A = B§svg§600§FALSE§</svg:desc><draw:path draw:style-name="gr1514" draw:text-style-name="P130" svg:width="1.054cm" svg:height="0.234cm" svg:x="0.006cm" svg:y="0.02cm" svg:viewBox="0 0 1055 235" svg:d="M0 0c352 0 703 0 1055 0 0 78 0 157 0 235-352 0-703 0-1055 0 0-78 0-157 0-235z"><text:p/></draw:path><draw:path draw:style-name="gr1515" draw:text-style-name="P131" svg:width="0.264cm" svg:height="0.274cm" svg:x="-0.001cm" svg:y="0cm" svg:viewBox="0 0 265 275" svg:d="M56 231c-15 25-31 30-47 32-6 0-9 0-9 7 0 2 2 5 5 5 10 0 22-1 33-1 14 0 27 1 39 1 2 0 8 0 8-8 0-4-4-4-7-4-9-2-18-4-18-14 0-4 3-8 6-14 10-16 19-33 28-49 32 0 65 0 97 0 1 7 7 60 7 64 0 11-20 13-28 13-5 0-10 0-10 7 0 5 4 4 6 5 16 0 33-1 48-1 10 0 34 1 44 1 2 0 7 0 7-8 0-4-3-4-9-4-24 0-24-3-25-14-8-80-16-160-23-240-1-8-1-9-8-9-6 0-8 2-10 7-45 74-89 149-134 224zM102 174c25-42 51-85 76-127 4 42 8 85 12 127-30 0-58 0-88 0z"><text:p/></draw:path><draw:path draw:style-name="gr1515" draw:text-style-name="P131" svg:width="0.255cm" svg:height="0.089cm" svg:x="0.405cm" svg:y="0.134cm" svg:viewBox="0 0 256 90" svg:d="M243 15c5 0 13 0 13-7 0-8-8-8-13-8-77 0-154 0-231 0-5 0-12 0-12 8 0 7 7 7 12 7 77 0 154 0 231 0zM243 90c5 0 13 0 13-8 0-7-8-7-13-7-77 0-154 0-231 0-5 0-12 0-12 7 0 8 7 8 12 8 77 0 154 0 231 0z"><text:p/></draw:path><draw:path draw:style-name="gr1515" draw:text-style-name="P131" svg:width="0.275cm" svg:height="0.26cm" svg:x="0.805cm" svg:y="0.013cm" svg:viewBox="0 0 276 261" svg:d="M46 232c-4 14-4 17-35 17-7 0-11 0-11 8 0 4 3 4 11 4 46 0 91 0 137 0 62 0 107-45 107-83 0-27-22-48-59-53 39-7 80-36 80-72 0-29-25-53-72-53-42 0-86 0-129 0-8 0-11 0-11 8 0 3 3 3 10 3 1 0 8 0 15 1s10 1 10 7c0 1 0 2-1 6-18 69-34 138-52 207zM104 122c8-32 17-64 25-96 3-14 3-15 19-15 17 0 34 0 51 0 34 0 42 23 42 41 0 33-33 70-81 70-18 0-37 0-56 0zM87 249c-6 0-7 0-9 0-3-1-4-1-4-4 0-1 0-1 1-9 9-35 18-71 27-106 24 0 49 0 73 0 37 0 44 27 44 44 0 38-34 75-79 75-18 0-36 0-53 0z"><text:p/></draw:path></draw:g>, משמע <draw:g text:anchor-type="as-char" svg:y="-0.273cm" draw:z-index="96" draw:name="Shape94" draw:style-name="gr1513"><svg:title>TexMaths</svg:title><svg:desc>11§display§\forall x. x \in A \iff x \in B§svg§600§FALSE§</svg:desc><draw:path draw:style-name="gr1514" draw:text-style-name="P130" svg:width="3.608cm" svg:height="0.25cm" svg:x="0.019cm" svg:y="0.02cm" svg:viewBox="0 0 3609 251" svg:d="M1805 251c-602 0-1203 0-1805 0 0-84 0-167 0-251 1203 0 2406 0 3609 0 0 84 0 167 0 251-602 0-1203 0-1804 0z"><text:p/></draw:path><draw:path draw:style-name="gr1515" draw:text-style-name="P131" svg:width="0.215cm" svg:height="0.274cm" svg:x="-0.001cm" svg:y="0.012cm" svg:viewBox="0 0 216 275" svg:d="M213 14c3-4 3-4 3-6 0-5-4-8-8-8-6 0-8 4-10 9-11 28-21 56-32 85-39 0-78 0-118 0-11-29-21-57-32-85-1-6-3-9-8-9-4 0-8 3-8 8 0 1 0 1 2 6 32 84 65 168 97 251 2 6 3 10 9 10 5 0 6-4 9-9 31-83 64-168 96-252zM55 109c35 0 70 0 106 0-18 45-36 91-53 136-18-45-35-91-53-136z"><text:p/></draw:path><draw:path draw:style-name="gr1515" draw:text-style-name="P131" svg:width="0.191cm" svg:height="0.173cm" svg:x="0.226cm" svg:y="0.107cm" svg:viewBox="0 0 192 174" svg:d="M118 54c2-10 11-45 38-45 1 0 11 0 19 4-11 2-19 12-19 21 0 7 5 14 16 14 7 0 20-7 20-23 0-19-23-25-36-25-22 0-36 21-40 30-10-26-31-30-42-30-40 0-63 50-63 59 0 5 4 5 5 5 4 0 5-1 5-5 13-40 38-50 52-50 7 0 20 3 20 25 0 12-6 39-20 93-6 23-20 38-37 38-2 0-11 0-20-4 10-1 19-10 19-20 0-11-9-14-14-14-12 0-21 9-21 23 0 16 19 24 36 24 26 0 39-27 41-29 4 15 18 29 41 29 40 0 62-49 62-58 0-5-3-5-5-5-3 0-3 2-4 5-14 41-40 49-52 49-16 0-21-11-21-24 0-9 2-18 7-34 4-18 8-35 13-53z"><text:p/></draw:path><draw:path draw:style-name="gr1515" draw:text-style-name="P131" svg:width="0.041cm" svg:height="0.04cm" svg:x="0.468cm" svg:y="0.236cm" svg:viewBox="0 0 42 41" svg:d="M42 20c0-11-10-20-21-20s-21 9-21 20 10 21 21 21 21-10 21-21z"><text:p/></draw:path><draw:path draw:style-name="gr1515" draw:text-style-name="P131" svg:width="0.192cm" svg:height="0.173cm" svg:x="0.554cm" svg:y="0.107cm" svg:viewBox="0 0 193 174" svg:d="M118 54c2-10 11-45 38-45 2 0 11 0 19 4-10 2-18 12-18 21 0 7 4 14 15 14 8 0 21-7 21-23 0-19-24-25-37-25-22 0-35 21-40 30-9-26-30-30-42-30-40 0-62 50-62 59 0 5 3 5 5 5 3 0 4-1 5-5 13-40 39-50 52-50 6 0 21 3 21 25 0 12-7 39-21 93-7 23-20 38-38 38-2 0-11 0-18-4 10-1 17-10 17-20 0-11-7-14-14-14-11 0-21 9-21 23 0 16 20 24 36 24 26 0 40-27 41-29 4 15 19 29 42 29 39 0 61-49 61-58 0-5-3-5-4-5-3 0-4 2-5 5-13 41-39 49-51 49-15 0-22-11-22-24 0-9 2-18 7-34 4-18 8-35 13-53z"><text:p/></draw:path><draw:path draw:style-name="gr1515" draw:text-style-name="P131" svg:width="0.193cm" svg:height="0.221cm" svg:x="0.902cm" svg:y="0.07cm" svg:viewBox="0 0 194 222" svg:d="M180 119c7 0 14 0 14-8s-7-8-14-8c-55 0-109 0-164 0 5-51 49-88 104-88 20 0 41 0 60 0 7 0 14 0 14-7 0-8-7-8-14-8-21 0-40 0-61 0-66 0-119 50-119 111s53 111 119 111c21 0 40 0 61 0 7 0 14 0 14-7 0-8-7-8-14-8-19 0-40 0-60 0-55 0-99-37-104-88 55 0 109 0 164 0z"><text:p/></draw:path><draw:path draw:style-name="gr1515" draw:text-style-name="P131" svg:width="0.264cm" svg:height="0.274cm" svg:x="1.249cm" svg:y="0cm" svg:viewBox="0 0 265 275" svg:d="M56 231c-15 25-31 31-47 32-6 0-9 0-9 8 0 2 2 4 6 4 9 0 21-1 32-1 14 0 27 1 39 1 2 0 8 0 8-8 0-4-4-4-7-4-9-1-18-4-18-13 0-5 3-9 6-14 10-17 19-33 29-50 33 0 64 0 97 0 0 8 6 61 6 64 0 12-20 13-27 13-6 0-10 0-10 8 0 4 3 3 5 4 17 0 33-1 48-1 10 0 35 1 44 1 3 0 7 0 7-8 0-4-3-4-9-4-24 0-24-2-25-14-8-79-15-160-23-239-1-8-1-10-8-10-5 0-7 3-10 7-45 74-89 149-134 224zM102 174c26-42 51-84 76-126 5 42 9 84 13 126-29 0-59 0-89 0z"><text:p/></draw:path><draw:path draw:style-name="gr1515" draw:text-style-name="P131" svg:width="0.342cm" svg:height="0.21cm" svg:x="1.761cm" svg:y="0.074cm" svg:viewBox="0 0 343 211" svg:d="M330 151c7 0 13 0 13-8s-6-8-13-8c-81 0-164 0-245 0-17-13-37-23-50-29 15-6 33-16 50-30 81 0 164 0 245 0 7 0 13 0 13-8 0-7-6-7-13-7-76 0-153 0-229 0 19-18 40-52 40-57 0-4-6-4-8-4-3 0-5 0-8 3-7 15-18 36-44 58-26 23-52 34-72 39-7 2-7 3-8 3-1 2-1 2-1 3s0 2 1 2c0 0 1 0 1 1 2 1 1 1 8 3 53 16 91 50 113 91 5 7 5 8 10 8 2 0 8 0 8-4 0-6-20-39-40-56 76 0 153 0 229 0z"><text:p/></draw:path><draw:path draw:style-name="gr1515" draw:text-style-name="P131" svg:width="0.342cm" svg:height="0.21cm" svg:x="2.083cm" svg:y="0.074cm" svg:viewBox="0 0 343 211" svg:d="M260 76c15 14 35 24 48 30-14 6-33 16-48 29-83 0-164 0-247 0-6 0-13 0-13 8s7 8 13 8c76 0 153 0 229 0-19 16-38 50-38 56 0 4 4 4 6 4 3 0 7 0 8-3 7-15 18-35 44-56 26-24 53-34 72-40 7-3 7-3 8-4 1 0 1-1 1-2s0-1-1-3h-1c0-1-1-1-8-3-53-15-91-50-113-92-3-8-4-8-10-8-2 0-6 0-6 4 0 5 18 39 38 57-76 0-153 0-229 0-6 0-13 0-13 7 0 8 7 8 13 8 83 0 164 0 247 0z"><text:p/></draw:path><draw:path draw:style-name="gr1515" draw:text-style-name="P131" svg:width="0.192cm" svg:height="0.173cm" svg:x="2.673cm" svg:y="0.107cm" svg:viewBox="0 0 193 174" svg:d="M118 54c2-10 12-45 38-45 2 0 11 0 20 4-11 2-19 12-19 21 0 7 5 14 15 14 8 0 21-7 21-23 0-19-24-25-37-25-22 0-35 21-39 30-10-26-31-30-42-30-41 0-63 50-63 59 0 5 3 3 4 5 4 0 5-1 6-5 13-40 39-50 52-50 7 0 21 3 21 25 0 12-7 39-21 93-7 23-20 38-37 38-3 0-12 0-19-4 10-1 17-10 17-20 0-11-7-14-14-14-11 0-21 9-21 23 0 16 20 24 36 24 26 0 40-27 41-29 4 15 19 29 42 29 39 0 61-49 61-58 0-5-3-5-4-5-3 0-4 2-5 5-13 41-39 49-51 49-16 0-22-11-22-24 0-9 3-18 7-34 4-18 8-35 13-53z"><text:p/></draw:path><draw:path draw:style-name="gr1515" draw:text-style-name="P131" svg:width="0.192cm" svg:height="0.221cm" svg:x="3.023cm" svg:y="0.07cm" svg:viewBox="0 0 193 222" svg:d="M179 119c7 0 14 0 14-8s-7-8-14-8c-55 0-109 0-164 0 5-51 50-88 104-88 20 0 41 0 60 0 7 0 14 0 14-7 0-8-7-8-14-8-21 0-40 0-61 0-66 0-118 50-118 111s52 111 118 111c21 0 40 0 61 0 7 0 14 0 14-7 0-8-7-8-14-8-19 0-40 0-60 0-54 0-99-37-104-88 55 0 109 0 164 0z"><text:p/></draw:path><draw:path draw:style-name="gr1515" draw:text-style-name="P131" svg:width="0.275cm" svg:height="0.261cm" svg:x="3.372cm" svg:y="0.013cm" svg:viewBox="0 0 276 262" svg:d="M45 232c-3 15-4 18-35 18-7 0-10 0-10 8 0 4 3 4 10 4 46 0 92 0 139 0 60 0 106-45 106-84 0-26-23-48-60-53 40-7 81-36 81-72 0-29-25-53-73-53-42 0-86 0-129 0-7 0-11 0-11 8 0 4 3 4 11 4 1 0 7 0 14 0 8 1 11 1 11 7 0 1 0 2-2 7-18 69-34 138-52 206zM103 122c8-32 17-64 25-96 3-13 4-14 21-14 16 0 34 0 50 0 33 0 42 22 42 40 0 33-33 70-80 70-19 0-39 0-58 0zM87 250c-6 0-7 0-9 0-4-1-5-1-5-5 0-1 0-2 2-8 9-36 17-72 26-107 24 0 50 0 74 0 36 0 44 28 44 44 0 38-34 76-80 76-18 0-35 0-52 0z"><text:p/></draw:path></draw:g>. </text:p>
            </text:list-item>
            <text:list-item>
              <text:p text:style-name="P84">מתוך ההנחה שלנו, נסיק ש<text:span text:style-name="T37">גם </text:span>עבור <draw:g text:anchor-type="as-char" svg:y="-0.303cm" draw:z-index="97" draw:name="Shape95" draw:style-name="gr1513"><svg:title>TexMaths</svg:title><svg:desc>11§display§C = \emptyset§svg§600§FALSE§</svg:desc><draw:path draw:style-name="gr1514" draw:text-style-name="P130" svg:width="0.951cm" svg:height="0.286cm" svg:x="-0.001cm" svg:y="0.019cm" svg:viewBox="0 0 952 287" svg:d="M0 0c318 0 635 0 952 0 0 96 0 192 0 287-317 0-634 0-952 0 0-95 0-191 0-287z"><text:p/></draw:path><draw:path draw:style-name="gr1515" draw:text-style-name="P131" svg:width="0.273cm" svg:height="0.279cm" svg:x="-0.001cm" svg:y="0.026cm" svg:viewBox="0 0 274 280" svg:d="M274 4c0-1-1-4-5-4-1 0-1 1-5 6-10 9-19 19-28 29-3-5-20-35-63-35-86 0-173 86-173 174 0 64 45 106 104 106 33 0 63-16 84-33 35-32 42-66 42-68 0-4-3-4-5-4s-4 1-5 4c-3 12-12 39-39 61-26 22-50 28-71 28-34 0-75-20-75-80 0-22 8-83 46-129 23-27 60-47 95-47 38 0 62 30 62 75 0 15-2 15-2 20 0 3 5 3 6 3 5 0 5 0 8-8 7-33 15-65 24-98z"><text:p/></draw:path><draw:path draw:style-name="gr1515" draw:text-style-name="P131" svg:width="0.256cm" svg:height="0.089cm" svg:x="0.412cm" svg:y="0.156cm" svg:viewBox="0 0 257 90" svg:d="M244 15c6 0 13 0 13-7 0-8-7-8-13-8-77 0-154 0-231 0-5 0-13 0-13 8 0 7 8 7 13 7 77 0 154 0 231 0zM244 90c6 0 13 0 13-7 0-8-7-8-13-8-77 0-154 0-231 0-5 0-13 0-13 8 0 7 8 7 13 7 77 0 154 0 231 0z"><text:p/></draw:path><draw:path draw:style-name="gr1515" draw:text-style-name="P131" svg:width="0.155cm" svg:height="0.326cm" svg:x="0.815cm" svg:y="0cm" svg:viewBox="0 0 156 327" svg:d="M132 8c0-5-3-8-8-8-6 0-7 4-10 12-4 16-1 2-4 18-6-2-18-8-32-8-22 0-47 11-62 41-14 32-16 66-16 101 0 24 0 94 33 123-9 30-9 31-9 32 0 5 3 8 8 8 6 0 8-4 10-12 4-15 0-2 4-18 10 6 21 8 32 8 43 0 59-36 67-54 10-27 11-59 11-87 0-27 0-91-34-124 3-11 7-21 10-32zM38 270c-13-27-13-74-13-110 0-31 0-58 6-83 7-35 29-47 47-47 8 0 18 2 28 11-22 76-46 153-68 229zM118 56c12 23 12 67 12 104 0 27 0 56-5 82-6 40-27 55-47 55-9 0-19-3-27-12 22-76 45-153 67-229z"><text:p/></draw:path></draw:g><text:s/>מתקיים <draw:g text:anchor-type="as-char" svg:y="-0.305cm" draw:z-index="98" draw:name="Shape96" draw:style-name="gr1513"><svg:title>TexMaths</svg:title><svg:desc>11§display§A \cup \emptyset = B \cup \emptyset§svg§600§FALSE§</svg:desc><draw:path draw:style-name="gr1514" draw:text-style-name="P130" svg:width="2.303cm" svg:height="0.287cm" svg:x="0.007cm" svg:y="0.02cm" svg:viewBox="0 0 2304 288" svg:d="M0 0c768 0 1537 0 2304 0 0 96 0 193 0 288-767 0-1536 0-2304 0 0-95 0-192 0-288z"><text:p/></draw:path><draw:path draw:style-name="gr1515" draw:text-style-name="P131" svg:width="0.264cm" svg:height="0.275cm" svg:x="0cm" svg:y="0.022cm" svg:viewBox="0 0 265 276" svg:d="M56 231c-15 27-31 32-47 33-6 0-9 0-9 8 0 2 2 4 5 4 10 0 22-1 33-1 14 0 27 1 39 1 2 0 8 0 8-7 0-5-4-5-7-5-9-1-18-4-18-13 0-6 3-10 6-14 10-17 19-33 29-50 33 0 64 0 97 0 0 8 6 61 6 64 0 12-20 13-28 13-5 0-9 0-9 8 0 4 3 3 5 4 17 0 33-1 48-1 10 0 35 1 44 1 3 0 7 0 7-7 0-5-3-5-9-5-24 0-24-3-25-14-8-81-15-161-23-241-1-8-1-9-8-9-5 0-8 2-10 7-45 74-89 149-134 224zM102 175c26-43 51-85 76-128 5 43 8 85 12 128-29 0-58 0-88 0z"><text:p/></draw:path><draw:path draw:style-name="gr1515" draw:text-style-name="P131" svg:width="0.213cm" svg:height="0.238cm" svg:x="0.384cm" svg:y="0.067cm" svg:viewBox="0 0 214 239" svg:d="M214 14c0-7 0-14-7-14-8 0-8 7-8 14 0 47 0 94 0 140 0 57-63 69-91 69-18 0-42-3-63-16-30-19-30-43-30-54 0-46 0-92 0-139 0-7 0-14-7-14-8 0-8 7-8 14 0 48 0 94 0 141 0 59 59 84 108 84s106-27 106-84c0-47 0-93 0-141z"><text:p/></draw:path><draw:path draw:style-name="gr1515" draw:text-style-name="P131" svg:width="0.156cm" svg:height="0.327cm" svg:x="0.724cm" svg:y="0cm" svg:viewBox="0 0 157 328" svg:d="M132 8c0-5-3-8-8-8s-6 4-9 12c-5 16-1 2-5 18-4-2-17-8-31-8-22 0-47 11-61 41-16 32-18 66-18 102 0 24 0 94 34 123-9 30-9 31-9 32 0 5 4 8 8 8 5 0 7-4 9-12 4-16 1-2 5-18 9 6 21 8 31 8 44 0 61-36 67-54 11-27 12-59 12-87 0-29 0-92-34-125 3-11 6-21 9-32zM38 271c-12-27-12-74-12-111 0-31 0-58 6-83 6-35 30-47 47-47 8 0 18 2 28 11-23 77-45 153-69 230zM118 56c13 23 13 67 13 104 0 28 0 57-5 83-7 40-27 55-48 55-9 0-18-3-27-12 22-77 45-153 67-230z"><text:p/></draw:path><draw:path draw:style-name="gr1515" draw:text-style-name="P131" svg:width="0.255cm" svg:height="0.089cm" svg:x="1.028cm" svg:y="0.156cm" svg:viewBox="0 0 256 90" svg:d="M243 15c7 0 13 0 13-7 0-8-6-8-12-8-77 0-155 0-232 0-5 0-12 0-12 8 0 7 7 7 13 7 77 0 153 0 230 0zM244 90c6 0 12 0 12-7 0-8-6-8-13-8-77 0-153 0-230 0-6 0-13 0-13 8 0 7 7 7 12 7 77 0 155 0 232 0z"><text:p/></draw:path><draw:path draw:style-name="gr1515" draw:text-style-name="P131" svg:width="0.274cm" svg:height="0.263cm" svg:x="1.431cm" svg:y="0.035cm" svg:viewBox="0 0 275 264" svg:d="M45 233c-3 16-4 19-35 19-7 0-10 0-10 8 0 4 3 4 10 4 46 0 91 0 137 0 62 0 107-46 107-84 0-27-22-50-59-55 40-6 80-35 80-71 0-29-25-54-72-54-42 0-86 0-129 0-8 0-11 0-11 8 0 4 3 4 11 4 4 0 7 0 14 1 7 0 11 1 11 6 0 2-1 3-2 7-18 70-34 138-52 207zM103 122c8-32 17-64 25-96 3-13 4-14 20-14 17 0 33 0 50 0 34 0 42 23 42 40 0 34-33 70-81 70-18 0-37 0-56 0zM86 252c-6 0-6 0-8-1-4 0-5 0-5-3 0-1 0-3 2-9 9-36 17-72 26-108 24 0 49 0 73 0 37 0 45 29 45 45 0 39-35 76-80 76-18 0-36 0-53 0z"><text:p/></draw:path><draw:path draw:style-name="gr1515" draw:text-style-name="P131" svg:width="0.215cm" svg:height="0.238cm" svg:x="1.834cm" svg:y="0.067cm" svg:viewBox="0 0 216 239" svg:d="M216 14c0-7 0-14-8-14s-8 7-8 14c0 47 0 94 0 140 0 57-64 69-92 69-18 0-42-3-63-16-30-19-30-43-30-54 0-46 0-92 0-139 0-7 0-14-7-14-8 0-8 7-8 14 0 48 0 94 0 141 0 59 59 84 108 84 50 0 108-27 108-84 0-47 0-93 0-141z"><text:p/></draw:path><draw:path draw:style-name="gr1515" draw:text-style-name="P131" svg:width="0.155cm" svg:height="0.327cm" svg:x="2.175cm" svg:y="0cm" svg:viewBox="0 0 156 328" svg:d="M132 8c0-5-3-8-9-8-5 0-6 4-9 12-4 16-1 2-5 18-5-2-17-8-31-8-22 0-47 11-62 41-15 32-16 66-16 102 0 24 0 94 33 123-9 30-9 31-9 32 0 5 3 8 8 8 6 0 8-4 10-12 4-16 0-2 4-18 10 6 21 8 32 8 43 0 59-36 67-54 10-27 11-59 11-87 0-29 0-92-34-125 3-11 7-21 10-32zM38 271c-13-27-13-74-13-111 0-31 0-58 6-83 7-35 29-47 47-47 8 0 18 2 28 11-22 77-46 153-68 230zM118 56c12 23 12 67 12 104 0 28 0 57-5 83-6 40-27 55-47 55-9 0-19-3-27-12 22-77 45-153 67-230z"><text:p/></draw:path></draw:g>. </text:p>
            </text:list-item>
            <text:list-item>
              <text:p text:style-name="P84"><text:soft-page-break/>נתונה זהות שבלי הגדרת הכלליות <draw:g text:anchor-type="as-char" svg:y="-0.305cm" draw:z-index="99" draw:name="Shape97" draw:style-name="gr1513"><svg:title>TexMaths</svg:title><svg:desc>11§display§A \cup \emptyset = A§svg§600§FALSE§</svg:desc><draw:path draw:style-name="gr1514" draw:text-style-name="P130" svg:width="1.665cm" svg:height="0.287cm" svg:x="0.007cm" svg:y="0.02cm" svg:viewBox="0 0 1666 288" svg:d="M0 0c555 0 1111 0 1666 0 0 96 0 193 0 288-555 0-1111 0-1666 0 0-95 0-192 0-288z"><text:p/></draw:path><draw:path draw:style-name="gr1515" draw:text-style-name="P131" svg:width="0.264cm" svg:height="0.275cm" svg:x="0cm" svg:y="0.022cm" svg:viewBox="0 0 265 276" svg:d="M56 231c-15 27-31 32-47 33-6 0-9 0-9 8 0 2 2 4 5 4 10 0 22-1 33-1 14 0 27 1 39 1 2 0 8 0 8-7 0-5-4-5-7-5-9-1-18-4-18-13 0-6 3-10 6-14 10-17 19-33 29-50 33 0 64 0 97 0 0 8 6 61 6 64 0 12-20 13-28 13-5 0-9 0-9 8 0 4 3 3 5 4 17 0 33-1 48-1 10 0 35 1 44 1 3 0 7 0 7-7 0-5-3-5-9-5-24 0-24-3-25-14-8-81-15-161-23-241-1-8-1-9-8-9-5 0-8 2-10 7-45 74-89 149-134 224zM102 175c26-43 51-85 76-128 5 43 8 85 12 128-29 0-58 0-88 0z"><text:p/></draw:path><draw:path draw:style-name="gr1515" draw:text-style-name="P131" svg:width="0.213cm" svg:height="0.238cm" svg:x="0.384cm" svg:y="0.067cm" svg:viewBox="0 0 214 239" svg:d="M214 14c0-7 0-14-7-14-8 0-8 7-8 14 0 47 0 94 0 140 0 57-63 69-92 69-17 0-41-3-62-16-30-19-30-43-30-54 0-46 0-92 0-139 0-7 0-14-7-14-8 0-8 7-8 14 0 48 0 94 0 141 0 59 59 84 107 84 50 0 107-27 107-84 0-47 0-93 0-141z"><text:p/></draw:path><draw:path draw:style-name="gr1515" draw:text-style-name="P131" svg:width="0.156cm" svg:height="0.327cm" svg:x="0.724cm" svg:y="0cm" svg:viewBox="0 0 157 328" svg:d="M132 8c0-5-3-8-8-8s-6 4-9 12c-5 16-1 2-5 18-4-2-17-8-31-8-22 0-47 11-61 41-16 32-18 66-18 102 0 24 0 94 34 123-9 30-9 31-9 32 0 5 4 8 8 8 5 0 7-4 9-12 4-16 1-2 5-18 9 6 21 8 31 8 44 0 61-36 67-54 10-27 12-59 12-87 0-29 0-92-34-125 3-11 6-21 9-32zM38 271c-12-27-12-74-12-111 0-31 0-58 6-83 6-35 30-47 47-47 8 0 18 2 28 11-23 77-45 153-69 230zM118 56c13 23 13 67 13 104 0 28 0 57-5 83-7 40-27 55-48 55-9 0-18-3-27-12 22-77 45-153 67-230z"><text:p/></draw:path><draw:path draw:style-name="gr1515" draw:text-style-name="P131" svg:width="0.255cm" svg:height="0.089cm" svg:x="1.028cm" svg:y="0.156cm" svg:viewBox="0 0 256 90" svg:d="M243 15c7 0 13 0 13-7 0-8-6-8-12-8-77 0-155 0-232 0-5 0-12 0-12 8 0 7 7 7 13 7 77 0 153 0 230 0zM244 90c6 0 12 0 12-7 0-8-6-8-13-8-77 0-153 0-230 0-6 0-13 0-13 8 0 7 7 7 12 7 77 0 155 0 232 0z"><text:p/></draw:path><draw:path draw:style-name="gr1515" draw:text-style-name="P131" svg:width="0.264cm" svg:height="0.275cm" svg:x="1.427cm" svg:y="0.022cm" svg:viewBox="0 0 265 276" svg:d="M56 231c-15 27-31 32-48 33-5 0-8 0-8 8 0 2 2 4 5 4 10 0 22-1 33-1 13 0 27 1 39 1 2 0 8 0 8-7 0-5-5-5-7-5-9-1-19-4-19-13 0-6 4-10 6-14 10-17 20-33 30-50 31 0 64 0 96 0 1 8 7 61 7 64 0 12-20 13-28 13-5 0-9 0-9 8 0 4 4 4 5 4 15 0 33-1 48-1 10 0 35 1 44 1 3 0 7 0 7-7 0-5-4-5-9-5-24 0-24-3-25-14-8-81-15-161-23-241-1-8-1-9-8-9-6 0-8 2-10 7-45 74-89 149-134 224zM102 175c26-43 51-85 76-128 5 43 8 85 12 128-29 0-58 0-88 0z"><text:p/></draw:path></draw:g>. נציבה בזהות שהוכחנו בשורה הקודמת, ונקבל <draw:g text:anchor-type="as-char" svg:y="-0.275cm" draw:z-index="100" draw:name="Shape98" draw:style-name="gr1513"><svg:title>TexMaths</svg:title><svg:desc>11§display§A = B§svg§600§FALSE§</svg:desc><draw:path draw:style-name="gr1514" draw:text-style-name="P130" svg:width="1.054cm" svg:height="0.234cm" svg:x="0.006cm" svg:y="0.02cm" svg:viewBox="0 0 1055 235" svg:d="M0 0c352 0 703 0 1055 0 0 78 0 157 0 235-352 0-703 0-1055 0 0-78 0-157 0-235z"><text:p/></draw:path><draw:path draw:style-name="gr1515" draw:text-style-name="P131" svg:width="0.264cm" svg:height="0.274cm" svg:x="-0.001cm" svg:y="0cm" svg:viewBox="0 0 265 275" svg:d="M56 231c-15 25-31 30-47 32-6 0-9 0-9 7 0 2 2 5 5 5 10 0 22-1 33-1 14 0 27 1 39 1 2 0 8 0 8-8 0-4-4-4-7-4-9-2-18-4-18-14 0-4 3-8 6-14 10-16 19-33 28-49 32 0 65 0 97 0 1 7 7 60 7 64 0 11-20 13-28 13-5 0-10 0-10 7 0 5 4 4 6 5 16 0 33-1 48-1 10 0 34 1 44 1 2 0 7 0 7-8 0-4-3-4-9-4-24 0-24-3-25-14-8-80-16-160-23-240-1-8-1-9-8-9-6 0-8 2-10 7-45 74-89 149-134 224zM102 174c25-42 51-85 76-127 4 42 8 85 12 127-30 0-58 0-88 0z"><text:p/></draw:path><draw:path draw:style-name="gr1515" draw:text-style-name="P131" svg:width="0.255cm" svg:height="0.089cm" svg:x="0.405cm" svg:y="0.134cm" svg:viewBox="0 0 256 90" svg:d="M243 15c5 0 13 0 13-7 0-8-8-8-13-8-77 0-154 0-231 0-5 0-12 0-12 8 0 7 7 7 12 7 77 0 154 0 231 0zM243 90c5 0 13 0 13-8 0-7-8-7-13-7-77 0-154 0-231 0-5 0-12 0-12 7 0 8 7 8 12 8 77 0 154 0 231 0z"><text:p/></draw:path><draw:path draw:style-name="gr1515" draw:text-style-name="P131" svg:width="0.275cm" svg:height="0.26cm" svg:x="0.805cm" svg:y="0.013cm" svg:viewBox="0 0 276 261" svg:d="M46 232c-4 14-4 17-35 17-7 0-11 0-11 8 0 4 3 4 11 4 46 0 91 0 137 0 62 0 107-45 107-83 0-27-22-48-59-53 39-7 80-36 80-72 0-29-25-53-72-53-42 0-86 0-129 0-8 0-11 0-11 8 0 3 3 3 10 3 1 0 8 0 15 1s10 1 10 7c0 1 0 2-1 6-18 69-34 138-52 207zM104 122c8-32 17-64 25-96 3-14 3-15 19-15 17 0 34 0 51 0 34 0 42 23 42 41 0 33-33 70-81 70-18 0-37 0-56 0zM87 249c-6 0-7 0-9 0-3-1-4-1-4-4 0-1 0-1 1-9 9-35 18-71 27-106 24 0 49 0 73 0 37 0 44 27 44 44 0 38-34 75-79 75-18 0-36 0-53 0z"><text:p/></draw:path></draw:g>, אמ"מ הטענה הוכחה. </text:p>
            </text:list-item>
          </text:list>
        </text:list-item>
        <text:list-item>
          <text:p text:style-name="P84">הוכחנו את שתי הגרירות, כדרוש. <text:span text:style-name="T6">מש"ל</text:span> <draw:g text:anchor-type="as-char" svg:y="-0.265cm" draw:z-index="101" draw:name="Shape99" draw:style-name="gr1513"><svg:title>TexMaths</svg:title><svg:desc>11§display§\blacksquare§svg§600§FALSE§</svg:desc><draw:path draw:style-name="gr1514" draw:text-style-name="P130" svg:width="0.236cm" svg:height="0.224cm" svg:x="-0.001cm" svg:y="0.018cm" svg:viewBox="0 0 237 225" svg:d="M120 225c-41 0-80 0-120 0 0-75 0-150 0-225 79 0 158 0 237 0 0 75 0 150 0 225-39 0-79 0-117 0z"><text:p/></draw:path><draw:path draw:style-name="gr1515" draw:text-style-name="P131" svg:width="0.254cm" svg:height="0.264cm" svg:x="0.001cm" svg:y="0cm" svg:viewBox="0 0 255 265" svg:d="M255 13c0-11-1-13-13-13-76 0-153 0-229 0-12 0-13 1-13 13 0 80 0 158 0 237 0 13 1 15 13 15 76 0 152 0 228 0 13 0 14-1 14-14 0-79 0-158 0-238z"><text:p/></draw:path></draw:g></text:p>
        </text:list-item>
      </text:list>
      <text:h text:style-name="Heading_20_2" text:outline-level="2">6. הוכחת שקילויות על קבוצות מוכלות</text:h>
      <text:p text:style-name="P6">צ.ל. <draw:g text:anchor-type="as-char" svg:y="-0.288cm" draw:z-index="116" draw:name="Shape100" draw:style-name="gr1513"><svg:title>TexMaths</svg:title><svg:desc>11§display§A \subseteq B \iff A \cap B = A \iff A \setminus B = \setempty \iff A \cup B = B§svg§600§FALSE§</svg:desc><draw:path draw:style-name="gr1514" draw:text-style-name="P130" svg:width="9.436cm" svg:height="0.345cm" svg:x="0.089cm" svg:y="0.018cm" svg:viewBox="0 0 9437 346" svg:d="M4719 346c-1573 0-3146 0-4719 0 0-116 0-230 0-346 3146 0 6291 0 9437 0 0 116 0 230 0 346-1573 0-3146 0-4718 0z"><text:p/></draw:path><draw:path draw:style-name="gr1515" draw:text-style-name="P131" svg:width="0.264cm" svg:height="0.274cm" svg:x="0cm" svg:y="0.011cm" svg:viewBox="0 0 265 275" svg:d="M55 231c-15 26-31 31-47 32-5 1-8 1-8 8 0 2 1 4 4 4 11 0 22-1 33-1 14 0 27 1 39 1 3 0 8 0 8-7 0-4-4-5-6-5-10 0-19-3-19-13 0-4 3-9 6-14 10-17 20-32 30-49 31 0 64 0 96 0 1 9 6 60 6 64 0 11-20 12-28 12-5 0-8 0-8 8 0 4 4 4 5 4 15 0 32-1 48-1 9 0 33 1 43 1 3 0 8 0 8-7 0-5-4-5-9-5-24 0-24-2-25-13-8-79-17-160-24-240 0-8 0-10-7-10-6 0-8 3-11 7-45 74-89 149-134 224zM101 175c25-43 52-85 77-127 5 42 8 84 12 127-29 0-59 0-89 0z"><text:p/></draw:path><draw:path draw:style-name="gr1515" draw:text-style-name="P131" svg:width="0.234cm" svg:height="0.296cm" svg:x="0.416cm" svg:y="0.041cm" svg:viewBox="0 0 235 297" svg:d="M222 15c7 0 13 0 13-7 0-8-6-8-13-8-35 0-69 0-104 0-66 0-118 51-118 111 0 63 53 111 118 111 35 0 69 0 104 0 7 0 13 0 13-7s-6-7-13-7c-34 0-69 0-103 0-61 0-104-45-104-96 0-53 44-97 104-97 34 0 69 0 103 0zM21 282c-7 0-13 0-13 8 0 7 6 7 13 7 67 0 134 0 201 0 7 0 13 0 13-7 0-8-6-8-13-8-67 0-134 0-201 0z"><text:p/></draw:path><draw:path draw:style-name="gr1515" draw:text-style-name="P131" svg:width="0.275cm" svg:height="0.261cm" svg:x="0.807cm" svg:y="0.025cm" svg:viewBox="0 0 276 262" svg:d="M46 232c-4 15-5 18-35 18-7 0-11 0-11 8 0 4 3 4 11 4 46 0 91 0 137 0 62 0 107-45 107-83 0-27-22-49-59-53 39-8 80-37 80-73 0-29-25-53-71-53-43 0-87 0-130 0-8 0-12 0-12 8 0 4 4 4 11 4 1 0 8 0 15 0 7 1 10 1 10 7 0 1 0 2-1 7-18 69-34 138-52 206zM104 122c8-32 16-64 24-96 4-13 4-14 20-14 17 0 35 0 51 0 34 0 42 22 42 40 0 34-33 70-80 70-19 0-38 0-57 0zM87 250c-6 0-7 0-9 0-3 0-4-1-4-4 0-2 0-2 1-9 9-36 18-71 27-106 24 0 49 0 73 0 37 0 44 28 44 45 0 36-34 74-79 74-18 0-36 0-53 0z"><text:p/></draw:path><draw:path draw:style-name="gr1515" draw:text-style-name="P131" svg:width="0.343cm" svg:height="0.21cm" svg:x="1.34cm" svg:y="0.085cm" svg:viewBox="0 0 344 211" svg:d="M330 152c7 0 14 0 14-8 0-9-7-9-14-9-81 0-164 0-245 0-17-13-37-23-50-29 14-6 33-16 50-29 81 0 164 0 245 0 7 0 14-1 14-9 0-9-7-7-14-7-76 0-152 0-228 0 18-18 39-52 39-57 0-4-6-4-8-4-3 0-5 0-8 3-7 15-18 36-44 58-26 24-52 34-72 39-7 2-7 3-8 3-1 2-1 2-1 3s0 2 1 3h1c1 1 1 1 9 3 52 16 90 51 112 93 5 6 5 6 10 6 2 0 8 0 8-3 0-4-20-38-39-56 76 0 152 0 228 0z"><text:p/></draw:path><draw:path draw:style-name="gr1515" draw:text-style-name="P131" svg:width="0.342cm" svg:height="0.21cm" svg:x="1.662cm" svg:y="0.085cm" svg:viewBox="0 0 343 211" svg:d="M260 77c16 13 35 23 48 29-14 6-33 16-48 29-82 0-164 0-246 0-6 0-14 0-14 9 0 8 7 8 13 8 76 0 153 0 229 0-19 18-39 52-39 56 0 3 5 3 8 3 2 0 6 0 7-3 9-13 18-34 44-56 27-24 53-34 72-40 7-2 6-2 8-3 1-1 1-2 1-3s0-1 0-3h-1c-1-1-1-1-9-3-53-15-91-50-112-92-4-8-5-8-10-8-3 0-8 0-8 4 0 5 20 39 39 57-76 0-153 0-229 0-6 0-13-2-13 7 0 8 8 9 14 9 82 0 164 0 246 0z"><text:p/></draw:path><draw:path draw:style-name="gr1515" draw:text-style-name="P131" svg:width="0.264cm" svg:height="0.274cm" svg:x="2.256cm" svg:y="0.011cm" svg:viewBox="0 0 265 275" svg:d="M55 231c-15 26-31 31-47 32-5 1-8 1-8 8 0 2 1 4 4 4 11 0 23-1 33-1 14 0 27 1 40 1 2 0 7 0 7-7 0-4-4-5-6-5-9 0-19-3-19-13 0-4 3-9 6-14 10-17 20-32 30-49 31 0 64 0 96 0 1 9 7 60 7 64 0 11-21 12-29 12-5 0-8 0-8 8 0 4 4 4 5 4 15 0 32-1 48-1 9 0 35 1 43 1 4 0 8 0 8-7 0-5-4-5-9-5-24 0-24-2-25-13-8-79-17-160-24-240 0-8 0-10-7-10-6 0-8 3-10 7-45 74-90 149-135 224zM101 175c25-43 52-85 77-127 5 42 8 84 12 127-29 0-59 0-89 0z"><text:p/></draw:path><draw:path draw:style-name="gr1515" draw:text-style-name="P131" svg:width="0.215cm" svg:height="0.238cm" svg:x="2.639cm" svg:y="0.055cm" svg:viewBox="0 0 216 239" svg:d="M216 85c0-59-60-85-108-85-51 0-108 28-108 85 0 46 0 93 0 140 0 7 0 14 8 14 7 0 7-7 7-14 0-47 0-93 0-139 0-57 64-69 93-69 17 0 42 3 62 16 30 19 30 43 30 54 0 46 0 92 0 138 0 7 0 14 8 14s8-7 8-14c0-47 0-94 0-140z"><text:p/></draw:path><draw:path draw:style-name="gr1515" draw:text-style-name="P131" svg:width="0.275cm" svg:height="0.261cm" svg:x="2.977cm" svg:y="0.025cm" svg:viewBox="0 0 276 262" svg:d="M46 232c-4 15-5 18-35 18-7 0-11 0-11 8 0 4 3 4 11 4 46 0 91 0 137 0 62 0 107-45 107-83 0-27-22-49-59-53 39-8 80-37 80-73 0-29-25-53-71-53-43 0-87 0-130 0-8 0-12 0-12 8 0 4 4 4 11 4 1 0 8 0 15 0 7 1 10 1 10 7 0 1 0 2-1 7-18 69-34 138-52 206zM104 122c8-32 16-64 24-96 4-13 4-14 20-14 17 0 35 0 51 0 34 0 42 22 42 40 0 34-33 70-80 70-19 0-38 0-57 0zM87 250c-6 0-7 0-9 0-3 0-4-1-4-4 0-2 0-2 1-9 9-36 18-71 27-106 24 0 49 0 73 0 37 0 44 28 44 45 0 36-34 74-79 74-18 0-36 0-53 0z"><text:p/></draw:path><draw:path draw:style-name="gr1515" draw:text-style-name="P131" svg:width="0.256cm" svg:height="0.09cm" svg:x="3.403cm" svg:y="0.145cm" svg:viewBox="0 0 257 91" svg:d="M244 17c6 0 13-2 13-9 0-8-7-8-13-8-77 0-155 0-232 0-4 0-12 0-12 8 0 7 8 9 13 9 77 0 154 0 231 0zM244 91c6 0 13 0 13-7 0-9-7-9-13-9-77 0-154 0-231 0-5 0-13 0-13 9 0 7 8 7 12 7 77 0 155 0 232 0z"><text:p/></draw:path><draw:path draw:style-name="gr1515" draw:text-style-name="P131" svg:width="0.265cm" svg:height="0.274cm" svg:x="3.802cm" svg:y="0.011cm" svg:viewBox="0 0 266 275" svg:d="M56 231c-15 26-31 31-47 32-5 1-9 1-9 8 0 2 2 4 5 4 11 0 22-1 33-1 14 0 27 1 39 1 2 0 8 0 8-7 0-4-4-5-7-5-9 0-18-3-18-13 0-4 3-9 6-14 10-17 20-32 30-49 32 0 65 0 96 0 0 9 6 60 6 64 0 11-20 12-28 12-5 0-8 0-8 8 0 4 4 4 5 4 16 0 32-1 47-1 10 0 35 1 44 1 3 0 8 0 8-7 0-5-4-5-10-5-23 0-23-2-24-13-8-79-16-160-24-240-1-8-1-10-8-10-5 0-8 3-10 7-45 74-89 149-134 224zM102 175c26-43 51-85 76-127 5 42 9 84 13 127-29 0-59 0-89 0z"><text:p/></draw:path><draw:path draw:style-name="gr1515" draw:text-style-name="P131" svg:width="0.342cm" svg:height="0.21cm" svg:x="4.316cm" svg:y="0.085cm" svg:viewBox="0 0 343 211" svg:d="M329 152c6 0 14 0 14-8 0-9-8-9-14-9-82 0-164 0-245 0-17-13-37-23-49-29 13-6 32-16 49-29 81 0 163 0 245 0 6 0 14-1 14-9 0-9-8-7-14-7-76 0-152 0-228 0 19-18 39-52 39-57 0-4-6-4-8-4-3 0-6 0-7 3-8 15-19 36-45 58-26 24-51 34-72 39-7 2-7 3-8 3 0 2 0 2 0 3s0 2 0 3h1c1 1 1 1 9 3 52 16 90 51 112 93 4 6 4 6 10 6 2 0 8 0 8-3 0-4-20-38-39-56 76 0 152 0 228 0z"><text:p/></draw:path><draw:path draw:style-name="gr1515" draw:text-style-name="P131" svg:width="0.342cm" svg:height="0.21cm" svg:x="4.637cm" svg:y="0.085cm" svg:viewBox="0 0 343 211" svg:d="M260 77c16 13 36 23 48 29-13 6-33 16-48 29-82 0-164 0-246 0-6 0-14 0-14 9 0 8 7 8 13 8 76 0 153 0 229 0-19 18-39 52-39 56 0 3 6 3 8 3s6 0 7-3c9-13 20-34 44-56 27-24 53-34 72-40 7-2 8-3 9-3 0-1 0-2 0-3s0-1 0-3h-1c-1-1-1-1-9-3-51-15-90-50-112-92-4-8-4-8-10-8-2 0-8 0-8 4 0 5 20 39 39 57-76 0-153 0-229 0-6 0-13-2-13 7 0 8 8 9 14 9 82 0 164 0 246 0z"><text:p/></draw:path><draw:path draw:style-name="gr1515" draw:text-style-name="P131" svg:width="0.264cm" svg:height="0.274cm" svg:x="5.23cm" svg:y="0.011cm" svg:viewBox="0 0 265 275" svg:d="M55 231c-15 26-30 31-47 32-5 1-8 1-8 8 0 2 2 4 4 4 11 0 23-1 34-1 13 0 26 1 39 1 2 0 7 0 7-7 0-4-4-5-6-5-9 0-19-3-19-13 0-4 3-9 6-14 10-17 20-32 30-49 31 0 64 0 96 0 1 9 7 60 7 64 0 11-21 12-29 12-4 0-8 0-8 8 0 4 4 4 5 4 15 0 32-1 48-1 10 0 35 1 44 1 3 0 7 0 7-7 0-5-4-5-9-5-24 0-24-2-25-13-8-79-15-160-23-240-1-8-1-10-8-10-6 0-8 3-10 7-45 74-90 149-135 224zM102 175c26-43 51-85 76-127 5 42 8 84 12 127-29 0-58 0-88 0z"><text:p/></draw:path><draw:path draw:style-name="gr1515" draw:text-style-name="P131" svg:width="0.15cm" svg:height="0.384cm" svg:x="5.613cm" svg:y="0cm" svg:viewBox="0 0 151 385" svg:d="M134 375c2 6 5 10 9 10s8-3 8-7c0-1 0-3-3-7-44-120-88-241-132-361-2-7-3-10-7-10-5 0-9 3-9 8 0 1 0 2 2 6 44 120 88 241 132 361z"><text:p/></draw:path><draw:path draw:style-name="gr1515" draw:text-style-name="P131" svg:width="0.275cm" svg:height="0.261cm" svg:x="5.888cm" svg:y="0.025cm" svg:viewBox="0 0 276 262" svg:d="M45 232c-3 15-4 18-35 18-7 0-10 0-10 8 0 4 3 4 10 4 46 0 92 0 138 0 61 0 107-45 107-83 0-27-23-49-60-53 40-8 81-37 81-73 0-29-26-53-73-53-42 0-86 0-129 0-7 0-11 0-11 8 0 4 3 4 11 4 1 0 7 0 14 0 8 1 11 1 11 7 0 1-1 2-2 7-18 69-34 138-52 206zM103 122c8-32 17-64 25-96 3-13 4-14 20-14 17 0 33 0 50 0 34 0 43 22 43 40 0 34-34 70-80 70-19 0-39 0-58 0zM86 250c-5 0-6 0-8 0-4 0-5-1-5-4 0-2 0-2 2-9 9-36 17-71 26-106 24 0 50 0 74 0 36 0 44 28 44 45 0 36-34 74-80 74-18 0-36 0-53 0z"><text:p/></draw:path><draw:path draw:style-name="gr1515" draw:text-style-name="P131" svg:width="0.256cm" svg:height="0.09cm" svg:x="6.312cm" svg:y="0.145cm" svg:viewBox="0 0 257 91" svg:d="M244 17c6 0 13-2 13-9 0-8-7-8-12-8-77 0-155 0-232 0-5 0-13 0-13 8 0 7 8 9 13 9 77 0 154 0 231 0zM245 91c5 0 12 0 12-7 0-9-7-9-13-9-77 0-154 0-231 0-5 0-13 0-13 9 0 7 8 7 13 7 77 0 155 0 232 0z"><text:p/></draw:path><draw:path draw:style-name="gr1515" draw:text-style-name="P131" svg:width="0.342cm" svg:height="0.21cm" svg:x="6.72cm" svg:y="0.085cm" svg:viewBox="0 0 343 211" svg:d="M330 152c7 0 13 0 13-8 0-9-6-9-13-9-81 0-164 0-245 0-17-13-37-23-50-29 14-6 33-16 50-29 81 0 164 0 245 0 7 0 13-1 13-9 0-9-6-7-13-7-76 0-153 0-229 0 19-18 40-52 40-57 0-4-6-4-8-4-3 0-5 0-8 3-7 15-18 36-44 58-26 24-52 34-72 39-7 2-7 3-8 3-1 2-1 2-1 3s0 2 1 3h1c1 1 1 1 9 3 52 16 90 51 112 93 5 6 5 6 10 6 2 0 8 0 8-3 0-4-20-38-40-56 76 0 153 0 229 0z"><text:p/></draw:path><draw:path draw:style-name="gr1515" draw:text-style-name="P131" svg:width="0.342cm" svg:height="0.21cm" svg:x="7.042cm" svg:y="0.085cm" svg:viewBox="0 0 343 211" svg:d="M260 77c16 13 35 23 48 29-14 6-33 16-48 29-82 0-164 0-246 0-6 0-14 0-14 9 0 8 7 8 13 8 76 0 153 0 229 0-19 18-39 52-39 56 0 3 5 3 7 3 3 0 7 0 8-3 9-13 18-34 44-56 26-24 53-34 72-40 7-2 6-2 8-3 1-1 1-2 1-3s0-1 0-3h-1c-1-1-1-1-9-3-53-15-91-50-112-92-4-8-5-8-11-8-2 0-7 0-7 4 0 5 20 39 39 57-76 0-153 0-229 0-6 0-13-2-13 7 0 8 8 9 14 9 82 0 164 0 246 0z"><text:p/></draw:path><draw:path draw:style-name="gr1515" draw:text-style-name="P131" svg:width="0.264cm" svg:height="0.274cm" svg:x="7.636cm" svg:y="0.011cm" svg:viewBox="0 0 265 275" svg:d="M55 231c-15 26-31 31-47 32-5 1-8 1-8 8 0 2 1 4 4 4 11 0 23-1 33-1 14 0 27 1 40 1 2 0 7 0 7-7 0-4-4-5-6-5-10 0-19-3-19-13 0-4 3-9 6-14 10-17 20-32 30-49 31 0 64 0 96 0 1 9 7 60 7 64 0 11-21 12-29 12-5 0-8 0-8 8 0 4 4 4 5 4 15 0 32-1 48-1 9 0 35 1 43 1 3 0 8 0 8-7 0-5-4-5-9-5-24 0-24-2-25-13-8-79-17-160-24-240 0-8 0-10-7-10-6 0-8 3-11 7-45 74-89 149-134 224zM101 175c25-43 52-85 77-127 5 42 8 84 12 127-29 0-59 0-89 0z"><text:p/></draw:path><draw:path draw:style-name="gr1515" draw:text-style-name="P131" svg:width="0.215cm" svg:height="0.238cm" svg:x="8.019cm" svg:y="0.055cm" svg:viewBox="0 0 216 239" svg:d="M216 14c0-6 0-14-8-14s-8 8-8 14c0 47 0 93 0 140 0 57-64 70-92 70-18 0-42-4-63-16-30-19-30-44-30-54 0-47 0-93 0-140 0-6 0-14-7-14-8 0-8 8-8 14 0 48 0 94 0 141 0 59 59 84 108 84 50 0 108-28 108-83 0-47 0-94 0-142z"><text:p/></draw:path><draw:path draw:style-name="gr1515" draw:text-style-name="P131" svg:width="0.275cm" svg:height="0.261cm" svg:x="8.358cm" svg:y="0.025cm" svg:viewBox="0 0 276 262" svg:d="M46 232c-4 15-5 18-35 18-7 0-11 0-11 8 0 4 3 4 11 4 46 0 91 0 137 0 62 0 107-45 107-83 0-27-22-49-59-53 39-8 80-37 80-73 0-29-25-53-71-53-43 0-87 0-130 0-8 0-12 0-12 8 0 4 4 4 11 4 1 0 8 0 15 0 7 1 10 1 10 7 0 1 0 2-1 7-18 69-34 138-52 206zM104 122c8-32 16-64 24-96 4-13 4-14 20-14 17 0 35 0 51 0 34 0 42 22 42 40 0 34-33 70-80 70-19 0-38 0-57 0zM87 250c-6 0-7 0-9 0-3 0-4-1-4-4 0-2 0-2 1-9 9-36 18-71 27-106 24 0 49 0 73 0 37 0 44 28 44 45 0 36-34 74-79 74-18 0-36 0-53 0z"><text:p/></draw:path><draw:path draw:style-name="gr1515" draw:text-style-name="P131" svg:width="0.256cm" svg:height="0.09cm" svg:x="8.783cm" svg:y="0.145cm" svg:viewBox="0 0 257 91" svg:d="M244 17c6 0 13-2 13-9 0-8-7-8-13-8-77 0-155 0-232 0-5 0-12 0-12 8 0 7 7 9 13 9 77 0 154 0 231 0zM244 91c6 0 13 0 13-7 0-9-7-9-13-9-77 0-154 0-231 0-6 0-13 0-13 9 0 7 7 7 12 7 77 0 155 0 232 0z"><text:p/></draw:path><draw:path draw:style-name="gr1515" draw:text-style-name="P131" svg:width="0.275cm" svg:height="0.261cm" svg:x="9.186cm" svg:y="0.025cm" svg:viewBox="0 0 276 262" svg:d="M45 232c-3 15-4 18-35 18-7 0-10 0-10 8 0 4 3 4 10 4 46 0 92 0 138 0 61 0 107-45 107-83 0-27-23-49-60-53 40-8 81-37 81-73 0-29-25-53-73-53-42 0-86 0-129 0-7 0-11 0-11 8 0 4 3 4 11 4 1 0 7 0 14 0 8 1 11 1 11 7 0 1-1 2-2 7-18 69-34 138-52 206zM103 122c8-32 17-64 25-96 3-13 4-14 20-14 17 0 33 0 50 0 34 0 43 22 43 40 0 34-33 70-80 70-19 0-39 0-58 0zM87 250c-6 0-7 0-9 0-4 0-5-1-5-4 0-2 0-2 2-9 9-36 17-71 26-106 24 0 50 0 74 0 36 0 44 28 44 45 0 36-34 74-80 74-18 0-35 0-52 0z"><text:p/></draw:path></draw:g>. נוכיח בשרשרת גרירות. חלק מהגרירות כבר הוכחו בשיעור. </text:p>
      <text:h text:style-name="Heading_20_3" text:outline-level="3"><text:span text:style-name="T28">גרירה</text:span> (ג)</text:h>
      <text:list text:style-name="L13">
        <text:list-item>
          <text:p text:style-name="P86">נוכיח <draw:g text:anchor-type="as-char" svg:y="-0.295cm" draw:z-index="56" draw:name="Shape68" draw:style-name="gr1513"><svg:title>TexMaths</svg:title><svg:desc>11§display§A \setminus B = \emptyset \implies A \cup B = B§svg§600§FALSE§</svg:desc><draw:path draw:style-name="gr1514" draw:text-style-name="P130" svg:width="4.526cm" svg:height="0.352cm" svg:x="0.006cm" svg:y="0.018cm" svg:viewBox="0 0 4527 353" svg:d="M0 0c1509 0 3018 0 4527 0 0 118 0 235 0 353-1509 0-3018 0-4527 0 0-118 0-235 0-353z"><text:p/></draw:path><draw:path draw:style-name="gr1515" draw:text-style-name="P131" svg:width="0.264cm" svg:height="0.273cm" svg:x="-0.001cm" svg:y="0.018cm" svg:viewBox="0 0 265 274" svg:d="M56 230c-15 26-31 32-47 33-6 0-9 0-9 7 0 3 2 4 6 4 9 0 22-1 33-1 13 0 26 1 38 1 2 0 8 0 8-7 0-4-4-4-7-4-9-1-17-5-17-15 0-4 2-8 5-14 10-15 19-32 29-47 33 0 65 0 98 0 0 8 5 59 5 62 0 13-20 14-27 14-6 0-10 0-10 7 0 4 3 3 5 4 17 0 33-1 49-1 9 0 34 1 44 1 2 0 6 0 6-8 0-3-3-3-9-3-24 0-24-4-25-15-8-79-15-159-23-239-1-8-1-9-8-9-5 0-7 2-10 7-45 74-89 149-134 223zM102 175c26-43 51-86 76-128 5 42 9 85 13 128-29 0-59 0-89 0z"><text:p/></draw:path><draw:path draw:style-name="gr1515" draw:text-style-name="P131" svg:width="0.15cm" svg:height="0.383cm" svg:x="0.383cm" svg:y="0.009cm" svg:viewBox="0 0 151 384" svg:d="M133 375c2 4 5 9 10 9 3 0 8-4 8-8 0-1 0-1-2-7-44-120-88-240-132-360-3-7-5-9-9-9-5 0-8 3-8 8 1 2 0 1 2 5 44 121 87 241 131 362z"><text:p/></draw:path><draw:path draw:style-name="gr1515" draw:text-style-name="P131" svg:width="0.275cm" svg:height="0.261cm" svg:x="0.657cm" svg:y="0.034cm" svg:viewBox="0 0 276 262" svg:d="M46 232c-4 15-5 19-35 19-7 0-11 0-11 7 0 4 3 4 11 4 46 0 91 0 138 0 60 0 106-45 106-82 0-27-22-50-60-55 40-6 81-35 81-71 0-29-25-54-71-54-43 0-87 0-130 0-8 0-12 0-12 8 0 4 4 4 11 4 1 0 9 0 15 1 7 0 10 1 10 6 0 2 0 3-1 7-18 69-34 138-52 206zM105 122c7-32 15-64 23-96 4-13 4-14 21-14 16 0 34 0 50 0 34 0 42 23 42 40 0 34-33 70-80 70-19 0-38 0-56 0zM87 251c-6 0-7 0-9-2-3 0-5 0-5-3 0-1 0-2 2-9 9-35 17-71 26-106 24 0 50 0 74 0 37 0 44 28 44 45 0 37-34 75-79 75-18 0-35 0-53 0z"><text:p/></draw:path><draw:path draw:style-name="gr1515" draw:text-style-name="P131" svg:width="0.255cm" svg:height="0.089cm" svg:x="1.083cm" svg:y="0.152cm" svg:viewBox="0 0 256 90" svg:d="M243 15c7 0 13 0 13-7 0-8-6-8-12-8-77 0-155 0-232 0-5 0-12 0-12 8 0 7 7 7 13 7 77 0 153 0 230 0zM244 90c6 0 12 0 12-8 0-7-6-7-13-7-77 0-153 0-230 0-6 0-13 0-13 7 0 8 7 8 12 8 77 0 155 0 232 0z"><text:p/></draw:path><draw:path draw:style-name="gr1515" draw:text-style-name="P131" svg:width="0.156cm" svg:height="0.325cm" svg:x="1.487cm" svg:y="0cm" svg:viewBox="0 0 157 326" svg:d="M132 8c0-5-3-8-8-8s-6 4-8 12c-5 15-2 2-6 18-4-3-16-8-31-8-22 0-47 11-61 41-16 30-18 66-18 102 0 24 0 92 34 122-9 30-9 31-9 32 0 4 4 7 8 7 6 0 7-4 9-12 5-15 1-2 5-17 9 4 21 7 31 7 44 0 61-36 67-55 11-26 12-57 12-84 0-29 0-92-34-125 4-11 6-21 9-32zM40 269c-14-26-14-72-14-110 0-30 0-57 6-82 8-35 30-47 47-47 8 0 18 2 28 11-22 75-45 152-67 228zM119 56c12 22 12 67 12 103 0 29 0 56-4 82-7 40-28 55-49 55-9 0-17-3-27-11 23-76 45-153 68-229z"><text:p/></draw:path><draw:path draw:style-name="gr1515" draw:text-style-name="P131" svg:width="0.256cm" svg:height="0.089cm" svg:x="1.898cm" svg:y="0.152cm" svg:viewBox="0 0 257 90" svg:d="M244 15c6 0 13 0 13-7 0-8-7-8-13-8-77 0-154 0-231 0-5 0-13 0-13 8 0 7 8 7 13 7 77 0 154 0 231 0zM244 90c6 0 13 0 13-8 0-7-7-7-13-7-77 0-154 0-231 0-5 0-13 0-13 7 0 8 8 8 13 8 77 0 154 0 231 0z"><text:p/></draw:path><draw:path draw:style-name="gr1515" draw:text-style-name="P131" svg:width="0.342cm" svg:height="0.209cm" svg:x="2.135cm" svg:y="0.092cm" svg:viewBox="0 0 343 210" svg:d="M260 76c15 13 35 24 48 30-14 5-33 16-48 29-83 0-164 0-247 0-6 0-13 0-13 8s7 8 13 8c76 0 153 0 229 0-19 17-38 50-38 55 0 4 4 4 6 4 3 0 7 0 8-3 8-14 19-33 44-56 26-24 53-35 72-40 7-2 7-2 8-3 1 0 1-1 1-2 0-2 0-3-1-3 0-1-1-1-1-1-2-1-1-1-8-3-52-15-91-51-113-91-3-8-4-8-10-8-2 0-6 0-6 3 0 6 18 39 38 57-76 0-153 0-229 0-6 0-13 0-13 8s7 8 13 8c83 0 164 0 247 0z"><text:p/></draw:path><draw:path draw:style-name="gr1515" draw:text-style-name="P131" svg:width="0.264cm" svg:height="0.273cm" svg:x="2.726cm" svg:y="0.018cm" svg:viewBox="0 0 265 274" svg:d="M56 230c-15 26-31 32-47 33-6 0-9 0-9 7 0 3 2 4 6 4 9 0 22-1 33-1 13 0 26 1 38 1 2 0 8 0 8-7 0-4-4-4-7-4-9-1-17-5-17-15 0-4 2-8 5-14 10-15 19-32 29-47 33 0 65 0 98 0 0 8 5 59 5 62 0 13-20 14-27 14-6 0-10 0-10 7 0 4 3 3 5 4 17 0 33-1 49-1 9 0 34 1 44 1 2 0 6 0 6-8 0-3-3-3-9-3-24 0-24-4-25-15-8-79-15-159-23-239-1-8-1-9-8-9-5 0-7 2-10 7-45 74-89 149-134 223zM102 175c26-43 51-86 76-128 5 42 8 85 12 128-29 0-58 0-88 0z"><text:p/></draw:path><draw:path draw:style-name="gr1515" draw:text-style-name="P131" svg:width="0.214cm" svg:height="0.236cm" svg:x="3.11cm" svg:y="0.067cm" svg:viewBox="0 0 215 237" svg:d="M215 14c0-7 0-14-8-14s-8 7-8 14c0 46 0 93 0 139 0 57-63 69-91 69-18 0-42-3-63-16-30-18-30-43-30-53 0-46 0-93 0-139 0-7 0-14-7-14-8 0-8 7-8 14 0 48 0 94 0 141 0 57 59 82 108 82s107-26 107-82c0-47 0-93 0-141z"><text:p/></draw:path><draw:path draw:style-name="gr1515" draw:text-style-name="P131" svg:width="0.274cm" svg:height="0.261cm" svg:x="3.449cm" svg:y="0.034cm" svg:viewBox="0 0 275 262" svg:d="M45 232c-3 15-4 19-35 19-7 0-10 0-10 7 0 4 3 4 10 4 46 0 91 0 137 0 62 0 107-45 107-82 0-27-22-50-59-55 40-6 80-35 80-71 0-29-25-54-71-54-43 0-87 0-130 0-8 0-11 0-11 8 0 4 3 4 11 4 4 0 7 0 14 1 7 0 11 1 11 6 0 2-1 3-2 7-18 69-34 138-52 206zM103 122c8-32 17-64 25-96 3-13 4-14 21-14 16 0 33 0 49 0 34 0 42 23 42 40 0 34-33 70-80 70-19 0-38 0-57 0zM86 251c-6 0-6 0-8-2-4 0-5 0-5-3 0-1 0-2 2-9 9-35 17-71 26-106 24 0 49 0 73 0 37 0 45 28 45 45 0 37-34 75-80 75-18 0-36 0-53 0z"><text:p/></draw:path><draw:path draw:style-name="gr1515" draw:text-style-name="P131" svg:width="0.256cm" svg:height="0.089cm" svg:x="3.874cm" svg:y="0.152cm" svg:viewBox="0 0 257 90" svg:d="M244 15c6 0 13 0 13-7 0-8-7-8-13-8-77 0-154 0-231 0-5 0-13 0-13 8 0 7 8 7 13 7 77 0 154 0 231 0zM244 90c6 0 13 0 13-8 0-7-7-7-13-7-77 0-154 0-231 0-5 0-13 0-13 7 0 8 8 8 13 8 77 0 154 0 231 0z"><text:p/></draw:path><draw:path draw:style-name="gr1515" draw:text-style-name="P131" svg:width="0.275cm" svg:height="0.261cm" svg:x="4.277cm" svg:y="0.034cm" svg:viewBox="0 0 276 262" svg:d="M46 232c-4 15-5 19-35 19-7 0-11 0-11 7 0 4 3 4 11 4 46 0 91 0 138 0 61 0 106-45 106-82 0-27-22-50-59-55 39-6 80-35 80-71 0-29-25-54-71-54-43 0-87 0-130 0-8 0-12 0-12 8 0 4 4 4 11 4 1 0 9 0 15 1 7 0 10 1 10 6 0 2 0 3-1 7-18 69-34 138-52 206zM105 122c7-32 15-64 23-96 4-13 4-14 21-14 16 0 34 0 50 0 34 0 42 23 42 40 0 34-33 70-80 70-19 0-38 0-56 0zM87 251c-6 0-7 0-9-2-3 0-4 0-4-3 0-1 0-2 1-9 9-35 19-71 27-106 25 0 49 0 73 0 37 0 44 28 44 45 0 37-34 75-79 75-18 0-35 0-53 0z"><text:p/></draw:path></draw:g>.</text:p>
        </text:list-item>
        <text:list-item>
          <text:p text:style-name="P87">נניח <draw:g text:anchor-type="as-char" svg:y="-0.295cm" draw:z-index="60" draw:name="Shape69" draw:style-name="gr1513"><svg:title>TexMaths</svg:title><svg:desc>11§display§A \setminus B = \emptyset§svg§600§FALSE§</svg:desc><draw:path draw:style-name="gr1514" draw:text-style-name="P130" svg:width="1.614cm" svg:height="0.352cm" svg:x="0.006cm" svg:y="0.018cm" svg:viewBox="0 0 1615 353" svg:d="M0 0c539 0 1076 0 1615 0 0 118 0 235 0 353-539 0-1076 0-1615 0 0-118 0-235 0-353z"><text:p/></draw:path><draw:path draw:style-name="gr1515" draw:text-style-name="P131" svg:width="0.264cm" svg:height="0.273cm" svg:x="-0.001cm" svg:y="0.018cm" svg:viewBox="0 0 265 274" svg:d="M56 230c-15 26-31 32-47 33-6 0-9 0-9 7 0 3 2 4 5 4 10 0 22-1 33-1 14 0 27 1 39 1 2 0 8 0 8-7 0-4-4-4-7-4-9-1-18-5-18-15 0-4 3-8 6-14 10-15 19-32 29-47 31 0 64 0 96 0 1 8 7 59 7 62 0 13-20 14-28 14-5 0-10 0-10 7 0 4 4 3 6 4 16 0 33-1 48-1 10 0 34 1 44 1 3 0 7 0 7-8 0-3-3-3-9-3-24 0-24-4-25-15-8-79-16-159-23-239-1-8-1-9-8-9-5 0-8 2-10 7-45 74-89 149-134 223zM102 175c26-43 51-86 76-128 4 42 8 85 12 128-30 0-58 0-88 0z"><text:p/></draw:path><draw:path draw:style-name="gr1515" draw:text-style-name="P131" svg:width="0.149cm" svg:height="0.383cm" svg:x="0.383cm" svg:y="0.009cm" svg:viewBox="0 0 150 384" svg:d="M133 375c2 4 4 9 9 9 4 0 8-4 8-8 0-1 0-1-2-7-44-120-89-240-133-360-2-7-3-9-7-9-5 0-8 3-8 8 0 2 0 1 1 5 44 121 88 241 132 362z"><text:p/></draw:path><draw:path draw:style-name="gr1515" draw:text-style-name="P131" svg:width="0.275cm" svg:height="0.261cm" svg:x="0.657cm" svg:y="0.034cm" svg:viewBox="0 0 276 262" svg:d="M45 232c-3 15-4 19-35 19-7 0-10 0-10 7 0 4 3 4 10 4 46 0 92 0 138 0 61 0 107-45 107-82 0-27-23-50-60-55 40-6 81-35 81-71 0-29-26-54-73-54-43 0-86 0-129 0-7 0-11 0-11 8 0 4 3 4 11 4 1 0 7 0 14 1 8 0 11 1 11 6 0 2-1 3-2 7-18 69-34 138-52 206zM103 122c8-32 17-64 25-96 3-13 4-14 20-14 17 0 33 0 50 0 34 0 43 23 43 40 0 34-34 70-81 70-18 0-38 0-57 0zM86 251c-5 0-6 0-8-2-4 0-5 0-5-3 0-1 0-2 2-9 9-35 17-71 26-106 24 0 50 0 74 0 36 0 44 28 44 45 0 37-34 75-80 75-18 0-36 0-53 0z"><text:p/></draw:path><draw:path draw:style-name="gr1515" draw:text-style-name="P131" svg:width="0.256cm" svg:height="0.089cm" svg:x="1.08cm" svg:y="0.152cm" svg:viewBox="0 0 257 90" svg:d="M244 15c6 0 13 0 13-7 0-8-7-8-13-8-77 0-154 0-231 0-5 0-13 0-13 8 0 7 8 7 13 7 77 0 154 0 231 0zM244 90c6 0 13 0 13-8 0-7-7-7-13-7-77 0-154 0-231 0-5 0-13 0-13 7 0 8 8 8 13 8 77 0 154 0 231 0z"><text:p/></draw:path><draw:path draw:style-name="gr1515" draw:text-style-name="P131" svg:width="0.155cm" svg:height="0.325cm" svg:x="1.484cm" svg:y="0cm" svg:viewBox="0 0 156 326" svg:d="M132 8c0-5-3-8-8-8-6 0-7 4-10 12-4 15-1 2-4 18-6-3-18-8-32-8-22 0-47 11-62 41-14 30-16 66-16 102 0 24 0 92 33 122-9 30-9 31-9 32 0 4 3 7 8 7 6 0 8-4 10-12 4-15 0-2 4-17 10 4 21 7 32 7 43 0 59-36 67-55 10-26 11-57 11-84 0-29 0-92-34-125 3-11 7-21 10-32zM38 269c-13-26-13-72-13-110 0-30 0-57 6-82 7-35 29-47 47-47 8 0 18 2 28 11-22 75-46 152-68 228zM118 56c12 22 12 67 12 103 0 29 0 56-5 82-6 40-27 55-47 55-9 0-19-3-27-11 22-76 45-153 67-229z"><text:p/></draw:path></draw:g>, ונוכיח את הגרירה.</text:p>
        </text:list-item>
        <text:list-item>
          <text:p text:style-name="P89">נפשט את ההנחה שלנו, מתוך הגדרת שיוויון ומתוך הגדרת חיסור קבוצות.</text:p>
          <text:p text:style-name="P37"><text:span text:style-name="T24"><text:s/></text:span><text:span text:style-name="T24"><draw:g text:anchor-type="as-char" svg:y="-0.295cm" draw:z-index="131" draw:name="Shape101" draw:style-name="gr1513"><svg:title>TexMaths</svg:title><svg:desc>11§display§(A \setminus B = \emptyset) \iff (\forall x. x \in A \setminus B \siff x \in \emptyset) \iff (\forall x. x \in A \land x \not\in B \siff x \in \emptyset)§svg§600§FALSE§</svg:desc><draw:path draw:style-name="gr1514" draw:text-style-name="P130" svg:width="13.561cm" svg:height="0.352cm" svg:x="-0.001cm" svg:y="0.018cm" svg:viewBox="0 0 13562 353" svg:d="M0 0c4521 0 9041 0 13562 0 0 118 0 235 0 353-4521 0-9041 0-13562 0 0-118 0-235 0-353z"><text:p/></draw:path><draw:path draw:style-name="gr1515" draw:text-style-name="P131" svg:width="0.088cm" svg:height="0.383cm" svg:x="0.018cm" svg:y="0.009cm" svg:viewBox="0 0 89 384" svg:d="M89 379c0-1 0-1-6-8-49-48-61-122-61-179 0-67 15-134 63-182 4-5 4-6 4-7 0-2-1-3-3-3-5 0-39 26-62 75-20 43-24 84-24 117 0 29 4 76 25 119 23 47 56 73 61 73 2 0 3-2 3-5z"><text:p/></draw:path><draw:path draw:style-name="gr1515" draw:text-style-name="P131" svg:width="0.264cm" svg:height="0.273cm" svg:x="0.143cm" svg:y="0.019cm" svg:viewBox="0 0 265 274" svg:d="M56 230c-15 26-31 32-48 33-5 0-8 0-8 7 0 3 2 4 6 4 9 0 22-1 33-1 12 0 26 1 38 1 2 0 8 0 8-7 0-4-5-4-7-4-9-1-19-5-19-15 0-4 4-8 6-14 10-15 20-32 30-47 32 0 65 0 96 0 2 8 7 59 7 62 0 13-20 14-27 14-6 0-10 0-10 7 0 4 4 4 5 4 16 0 33-1 49-1 9 0 34 1 44 1 2 0 6 0 6-8 0-3-3-3-9-3-24 0-24-4-25-15-8-79-15-159-23-239-1-8-1-9-8-9-6 0-7 2-10 7-45 74-89 149-134 223zM102 175c26-43 51-86 76-128 5 42 8 85 12 128-29 0-58 0-88 0z"><text:p/></draw:path><draw:path draw:style-name="gr1515" draw:text-style-name="P131" svg:width="0.149cm" svg:height="0.383cm" svg:x="0.527cm" svg:y="0.009cm" svg:viewBox="0 0 150 384" svg:d="M133 375c2 4 5 9 9 9s8-4 8-8c0-1 0-1-1-7-44-120-90-240-134-360-2-7-3-9-7-9-5 0-8 3-8 8 0 2 0 1 1 5 44 121 88 241 132 362z"><text:p/></draw:path><draw:path draw:style-name="gr1515" draw:text-style-name="P131" svg:width="0.275cm" svg:height="0.261cm" svg:x="0.801cm" svg:y="0.034cm" svg:viewBox="0 0 276 262" svg:d="M45 232c-3 15-4 19-35 19-7 0-10 0-10 7 0 4 3 4 10 4 46 0 92 0 139 0 60 0 106-45 106-82 0-27-23-50-60-55 40-6 81-35 81-71 0-29-25-54-72-54-43 0-87 0-130 0-7 0-11 0-11 8 0 4 3 4 11 4 1 0 7 0 14 1 8 0 11 1 11 6 0 2 0 3-2 7-18 69-34 138-52 206zM103 122c8-32 17-64 25-96 3-13 4-14 21-14 16 0 34 0 50 0 33 0 42 23 42 40 0 34-33 70-80 70-19 0-39 0-58 0zM87 251c-6 0-7 0-9-2-4 0-5 0-5-3 0-1 0-2 2-9 9-35 17-71 26-106 24 0 50 0 74 0 36 0 44 28 44 45 0 37-34 75-80 75-18 0-34 0-52 0z"><text:p/></draw:path><draw:path draw:style-name="gr1515" draw:text-style-name="P131" svg:width="0.255cm" svg:height="0.089cm" svg:x="1.227cm" svg:y="0.153cm" svg:viewBox="0 0 256 90" svg:d="M243 15c7 0 13 0 13-7 0-8-6-8-12-8-77 0-155 0-232 0-5 0-12 0-12 8 0 7 7 7 13 7 77 0 153 0 230 0zM244 90c6 0 12 0 12-8 0-7-6-7-13-7-77 0-153 0-230 0-6 0-13 0-13 7 0 8 7 8 12 8 77 0 155 0 232 0z"><text:p/></draw:path><draw:path draw:style-name="gr1515" draw:text-style-name="P131" svg:width="0.156cm" svg:height="0.325cm" svg:x="1.63cm" svg:y="0cm" svg:viewBox="0 0 157 326" svg:d="M132 8c0-5-3-8-8-8s-6 4-8 12c-5 15-2 2-6 18-4-3-16-8-31-8-22 0-47 11-61 41-16 30-18 66-18 102 0 24 0 92 34 122-9 30-9 31-9 32 0 4 4 7 8 7 6 0 7-4 9-12 5-15 1-2 5-17 9 4 21 7 31 7 44 0 61-36 68-55 10-26 11-57 11-84 0-29 0-92-34-125 4-11 6-21 9-32zM40 269c-14-26-14-72-14-110 0-30 0-57 6-82 8-35 30-47 47-47 8 0 18 2 28 11-22 75-45 152-67 228zM119 56c12 22 12 67 12 103 0 29 0 56-4 82-7 40-28 55-49 55-9 0-17-3-27-11 23-76 45-153 68-229z"><text:p/></draw:path><draw:path draw:style-name="gr1515" draw:text-style-name="P131" svg:width="0.088cm" svg:height="0.383cm" svg:x="1.828cm" svg:y="0.009cm" svg:viewBox="0 0 89 384" svg:d="M89 192c0-29-4-77-25-119-23-49-56-73-61-73-2 0-3 1-3 3 0 1 0 2 7 9 38 39 60 100 60 180 0 65-14 132-63 182-4 4-4 4-4 5 0 3 1 5 3 5 5 0 39-27 62-75 20-43 24-86 24-117z"><text:p/></draw:path><draw:path draw:style-name="gr1515" draw:text-style-name="P131" svg:width="0.342cm" svg:height="0.209cm" svg:x="2.193cm" svg:y="0.093cm" svg:viewBox="0 0 343 210" svg:d="M330 151c7 0 13 0 13-8s-6-8-13-8c-82 0-164 0-246 0-16-14-36-24-49-29 15-7 33-17 49-30 82 0 164 0 246 0 7 0 13 0 13-8s-6-8-13-8c-76 0-153 0-229 0 19-17 39-51 39-57 0-3-5-3-7-3-3 0-6 0-8 2-7 16-18 35-44 58-26 24-52 33-72 40-7 2-7 2-8 3-1 0-1 1-1 3 0 1 0 1 1 2 0 0 1 0 1 1 2 0 1 0 8 2 53 15 91 51 113 91 4 8 5 8 10 8 2 0 7 0 7-4 0-5-20-38-39-55 76 0 153 0 229 0z"><text:p/></draw:path><draw:path draw:style-name="gr1515" draw:text-style-name="P131" svg:width="0.342cm" svg:height="0.209cm" svg:x="2.515cm" svg:y="0.093cm" svg:viewBox="0 0 343 210" svg:d="M260 76c15 13 35 24 48 30-14 5-33 16-48 29-83 0-164 0-247 0-6 0-13 0-13 8s7 8 13 8c76 0 153 0 229 0-19 17-38 50-38 55 0 4 4 4 6 4 3 0 7 0 8-3 8-14 19-33 44-56 26-24 53-35 72-40 7-2 7-2 8-3 1 0 1-1 1-2 0-2 0-3-1-3 0-1-1-1-1-1-2-1-1-1-8-3-52-15-91-51-113-91-3-8-4-8-10-8-2 0-6 0-6 3 0 6 18 39 38 57-76 0-153 0-229 0-6 0-13 0-13 8s7 8 13 8c83 0 164 0 247 0z"><text:p/></draw:path><draw:path draw:style-name="gr1515" draw:text-style-name="P131" svg:width="0.088cm" svg:height="0.383cm" svg:x="3.133cm" svg:y="0.009cm" svg:viewBox="0 0 89 384" svg:d="M89 379c0-1 0-1-6-8-49-48-61-122-61-179 0-67 15-134 63-182 4-5 4-6 4-7 0-2-1-3-3-3-5 0-39 26-62 75-20 43-24 84-24 117 0 29 4 76 25 119 23 47 56 73 61 73 2 0 3-2 3-5z"><text:p/></draw:path><draw:path draw:style-name="gr1515" draw:text-style-name="P131" svg:width="0.214cm" svg:height="0.274cm" svg:x="3.245cm" svg:y="0.03cm" svg:viewBox="0 0 215 275" svg:d="M212 15c3-4 3-5 3-7 0-4-4-8-8-8-5 0-8 5-9 9-11 28-21 56-32 84-39 0-78 0-118 0-11-28-20-56-31-84-3-6-5-9-9-9-5 0-8 4-8 8 0 1 0 2 2 7 32 84 64 167 96 251 2 5 4 9 9 9s7-5 9-8c31-83 64-168 96-252zM55 109c35 0 69 0 105 0-18 45-36 91-53 136-18-45-34-91-52-136z"><text:p/></draw:path><draw:path draw:style-name="gr1515" draw:text-style-name="P131" svg:width="0.192cm" svg:height="0.173cm" svg:x="3.471cm" svg:y="0.128cm" svg:viewBox="0 0 193 174" svg:d="M118 54c2-10 12-46 38-46 2 0 11 0 20 5-11 2-19 11-19 21 0 6 5 13 15 13 8 0 21-6 21-22 0-20-24-25-37-25-22 0-35 20-39 29-10-26-31-29-42-29-41 0-63 49-63 59 0 4 3 3 5 4 3 0 4-1 5-5 13-40 39-50 52-50 7 0 21 3 21 26 0 12-7 37-21 91-7 24-20 41-37 41-3 0-12 0-19-6 10-2 17-9 17-20 0-10-7-14-14-14-11 0-21 10-21 22 0 18 20 26 36 26 26 0 40-27 41-29 4 14 19 29 42 29 39 0 61-50 61-60 0-3-3-3-4-3-3 0-4 1-5 4-13 41-39 51-51 51-15 0-22-13-22-26 0-8 3-17 7-33 4-18 8-36 13-53z"><text:p/></draw:path><draw:path draw:style-name="gr1515" draw:text-style-name="P131" svg:width="0.04cm" svg:height="0.04cm" svg:x="3.714cm" svg:y="0.255cm" svg:viewBox="0 0 41 41" svg:d="M41 21c0-11-9-21-20-21-12 0-21 10-21 21s9 20 21 20c11 0 20-9 20-20z"><text:p/></draw:path><draw:path draw:style-name="gr1515" draw:text-style-name="P131" svg:width="0.192cm" svg:height="0.173cm" svg:x="3.8cm" svg:y="0.128cm" svg:viewBox="0 0 193 174" svg:d="M118 54c2-10 11-46 38-46 1 0 11 0 19 5-11 2-19 11-19 21 0 6 5 13 16 13 7 0 21-6 21-22 0-20-24-25-37-25-22 0-36 20-40 29-10-26-31-29-42-29-40 0-63 49-63 59 0 4 4 4 6 4 3 0 4-1 4-5 13-40 38-50 52-50 7 0 21 3 21 26 0 12-7 37-21 91-6 24-20 41-37 41-2 0-11 0-19-6 9-2 18-9 18-20 0-10-9-14-14-14-12 0-21 10-21 22 0 18 19 26 36 26 26 0 39-27 41-29 4 14 18 29 41 29 40 0 62-50 62-60 0-3-3-3-4-3-4 0-4 1-5 4-14 41-40 51-52 51-16 0-21-13-21-26 0-8 2-17 7-33 4-18 8-36 13-53z"><text:p/></draw:path><draw:path draw:style-name="gr1515" draw:text-style-name="P131" svg:width="0.193cm" svg:height="0.221cm" svg:x="4.148cm" svg:y="0.086cm" svg:viewBox="0 0 194 222" svg:d="M179 120c7 0 15 0 15-8s-8-8-15-8c-55 0-109 0-164 0 6-51 50-89 105-89 20 0 40 0 59 0 7 0 15 0 15-7 0-8-8-8-15-8-19 0-40 0-60 0-66 0-119 51-119 112 0 62 53 110 119 110 20 0 41 0 60 0 7 0 15 0 15-8 0-7-8-7-15-7-19 0-39 0-59 0-55 0-99-36-105-87 55 0 109 0 164 0z"><text:p/></draw:path><draw:path draw:style-name="gr1515" draw:text-style-name="P131" svg:width="0.264cm" svg:height="0.273cm" svg:x="4.495cm" svg:y="0.019cm" svg:viewBox="0 0 265 274" svg:d="M56 230c-15 26-31 32-48 33-5 0-8 0-8 7 0 3 2 4 6 4 9 0 22-1 33-1 12 0 26 1 38 1 2 0 8 0 8-7 0-4-4-4-7-4-9-1-17-5-17-15 0-4 2-8 4-14 10-15 20-32 30-47 32 0 65 0 96 0 2 8 7 59 7 62 0 13-20 14-27 14-6 0-10 0-10 7 0 4 4 4 5 4 17 0 33-1 49-1 9 0 34 1 44 1 2 0 6 0 6-8 0-3-3-3-9-3-24 0-24-4-25-15-8-79-15-159-23-239-1-8-1-9-8-9-6 0-7 2-10 7-45 74-89 149-134 223zM102 175c26-43 51-86 76-128 5 42 8 85 12 128-29 0-58 0-88 0z"><text:p/></draw:path><draw:path draw:style-name="gr1515" draw:text-style-name="P131" svg:width="0.149cm" svg:height="0.383cm" svg:x="4.879cm" svg:y="0.009cm" svg:viewBox="0 0 150 384" svg:d="M133 375c2 4 5 9 9 9s8-4 8-8c0-1 0-1-1-7-44-120-88-240-132-360-4-7-5-9-9-9-5 0-8 3-8 8 1 2 0 1 2 5 44 121 87 241 131 362z"><text:p/></draw:path><draw:path draw:style-name="gr1515" draw:text-style-name="P131" svg:width="0.275cm" svg:height="0.261cm" svg:x="5.153cm" svg:y="0.034cm" svg:viewBox="0 0 276 262" svg:d="M45 232c-3 15-4 19-34 19-7 0-11 0-11 7 0 4 3 4 11 4 46 0 91 0 138 0 60 0 106-45 106-82 0-27-22-50-60-55 40-6 81-35 81-71 0-29-25-54-71-54-44 0-87 0-131 0-7 0-11 0-11 8 0 4 3 4 11 4 1 0 9 0 14 1 8 0 11 1 11 6 0 2 0 3-1 7-18 69-35 138-53 206zM105 122c7-32 15-64 23-96 4-13 4-14 21-14 16 0 34 0 50 0 34 0 42 23 42 40 0 34-33 70-80 70-19 0-38 0-56 0zM87 251c-6 0-7 0-9-2-4 0-5 0-5-3 0-1 0-2 2-9 9-35 17-71 26-106 24 0 50 0 74 0 37 0 44 28 44 45 0 37-34 75-79 75-18 0-35 0-53 0z"><text:p/></draw:path><draw:path draw:style-name="gr1515" draw:text-style-name="P131" svg:width="0.342cm" svg:height="0.199cm" svg:x="5.578cm" svg:y="0.1cm" svg:viewBox="0 0 343 200" svg:d="M329 109c7 0 14 0 14-8s-7-8-14-8c-96 0-191 0-287 0 21-16 32-31 35-37 17-26 13-34 20-51 0-5-5-5-8-5-6 0-6 1-8 8-9 38-31 70-75 88-5 2-6 2-6 5 0 2 2 3 6 5 40 16 66 47 75 90 2 3 2 4 8 4 3 0 8 0 8-3 0-1-3-26-20-51-8-12-19-25-35-37 96 0 191 0 287 0z"><text:p/></draw:path><draw:path draw:style-name="gr1515" draw:text-style-name="P131" svg:width="0.342cm" svg:height="0.199cm" svg:x="5.9cm" svg:y="0.1cm" svg:viewBox="0 0 343 200" svg:d="M301 109c-20 16-31 32-35 36-16 28-13 34-20 52 0 3 5 3 8 3 7 0 7 0 9-7 9-37 31-69 75-87 4-2 5-3 5-5 0-3-1-3-2-4-18-7-64-26-79-90-1-6-1-7-8-7-3 0-8 0-8 5 7 17 4 25 20 51 8 11 19 25 35 37-95 0-191 0-287 0-6 0-14 0-14 8s8 8 14 8c96 0 192 0 287 0z"><text:p/></draw:path><draw:path draw:style-name="gr1515" draw:text-style-name="P131" svg:width="0.192cm" svg:height="0.173cm" svg:x="6.384cm" svg:y="0.128cm" svg:viewBox="0 0 193 174" svg:d="M118 54c2-10 12-46 38-46 2 0 11 0 20 5-11 2-19 11-19 21 0 6 5 13 15 13 8 0 21-6 21-22 0-20-24-25-37-25-22 0-35 20-39 29-10-26-31-29-42-29-41 0-63 49-63 59 0 4 3 3 5 4 3 0 4-1 5-5 13-40 39-50 52-50 7 0 21 3 21 26 0 12-7 37-21 91-7 24-20 41-37 41-3 0-12 0-19-6 10-2 17-9 17-20 0-10-7-14-14-14-11 0-21 10-21 22 0 18 20 26 36 26 26 0 40-27 41-29 4 14 19 29 42 29 39 0 61-50 61-60 0-3-3-3-4-3-3 0-4 1-5 4-13 41-39 51-51 51-15 0-22-13-22-26 0-8 3-17 7-33 4-18 8-36 13-53z"><text:p/></draw:path><draw:path draw:style-name="gr1515" draw:text-style-name="P131" svg:width="0.192cm" svg:height="0.221cm" svg:x="6.733cm" svg:y="0.086cm" svg:viewBox="0 0 193 222" svg:d="M179 120c7 0 14 0 14-8s-7-8-14-8c-55 0-109 0-164 0 5-51 50-89 104-89 20 0 41 0 60 0 7 0 14 0 14-7 0-8-7-8-14-8-21 0-40 0-61 0-66 0-118 51-118 112 0 62 52 110 118 110 21 0 40 0 61 0 7 0 14 0 14-8 0-7-7-7-14-7-19 0-40 0-60 0-54 0-99-36-104-87 55 0 109 0 164 0z"><text:p/></draw:path><draw:path draw:style-name="gr1515" draw:text-style-name="P131" svg:width="0.155cm" svg:height="0.325cm" svg:x="7.083cm" svg:y="0cm" svg:viewBox="0 0 156 326" svg:d="M132 8c0-5-3-8-8-8-6 0-7 4-10 12-4 15 0 2-4 18-5-3-18-8-32-8-22 0-47 11-61 41-15 30-17 66-17 102 0 24 0 92 33 122-9 30-9 31-9 32 0 4 4 7 8 7 7 0 8-4 10-12 4-15 1-2 4-17 10 4 21 7 32 7 43 0 61-36 67-55 10-26 11-57 11-84 0-29 0-92-33-125 4-11 6-21 9-32zM39 269c-14-26-14-72-14-110 0-30 0-57 6-82 8-35 30-47 47-47 8 0 18 2 29 11-23 75-45 152-68 228zM118 56c13 22 13 67 13 103 0 29 0 56-6 82-6 40-27 55-47 55-9 0-19-3-27-11 22-76 45-153 67-229z"><text:p/></draw:path><draw:path draw:style-name="gr1515" draw:text-style-name="P131" svg:width="0.089cm" svg:height="0.383cm" svg:x="7.28cm" svg:y="0.009cm" svg:viewBox="0 0 90 384" svg:d="M90 192c0-29-4-77-26-119-23-49-56-73-60-73-3 0-4 1-4 3 0 1 0 2 8 9 37 39 59 100 59 180 0 65-14 132-61 182-6 4-6 4-6 5 0 3 1 5 4 5 4 0 39-27 61-75 20-43 25-86 25-117z"><text:p/></draw:path><draw:path draw:style-name="gr1515" draw:text-style-name="P131" svg:width="0.342cm" svg:height="0.209cm" svg:x="7.645cm" svg:y="0.093cm" svg:viewBox="0 0 343 210" svg:d="M329 151c7 0 14 0 14-8s-7-8-14-8c-81 0-164 0-245 0-17-14-37-24-49-29 13-7 32-17 49-30 81 0 164 0 245 0 7 0 14 0 14-8s-7-8-14-8c-76 0-152 0-228 0 19-17 39-51 39-57 0-3-6-3-8-3-3 0-5 0-8 2-7 16-18 35-44 58-26 24-51 33-72 40-7 2-7 2-8 3 0 0 0 1 0 3 0 1 0 1 0 2 0 0 1 0 1 1 1 0 1 0 9 2 52 15 90 51 112 91 5 8 5 8 10 8 2 0 8 0 8-4 0-5-20-38-39-55 76 0 152 0 228 0z"><text:p/></draw:path><draw:path draw:style-name="gr1515" draw:text-style-name="P131" svg:width="0.342cm" svg:height="0.209cm" svg:x="7.967cm" svg:y="0.093cm" svg:viewBox="0 0 343 210" svg:d="M260 76c16 13 36 24 48 30-13 5-33 16-48 29-82 0-164 0-246 0-6 0-14 0-14 8s7 8 13 8c76 0 153 0 229 0-19 17-38 50-38 55 0 4 5 4 7 4s6 0 7-3c9-14 20-33 44-56 27-24 53-35 72-40 7-2 8-2 9-3 0-1 0-1 0-2 0-2 0-3 0-3 0-1-1-1-1-1-1 0-1-1-9-3-51-15-91-51-112-91-4-8-4-8-10-8-2 0-7 0-7 3 0 6 19 39 38 57-76 0-153 0-229 0-6 0-13 0-13 8s8 8 14 8c82 0 164 0 246 0z"><text:p/></draw:path><draw:path draw:style-name="gr1515" draw:text-style-name="P131" svg:width="0.089cm" svg:height="0.383cm" svg:x="8.585cm" svg:y="0.009cm" svg:viewBox="0 0 90 384" svg:d="M90 379c0-1 0-1-6-8-49-48-61-122-61-179 0-67 14-134 62-182 5-5 5-6 5-7 0-2-2-3-4-3-3 0-39 26-62 75-20 43-24 84-24 117 0 29 4 76 25 119 25 47 58 73 61 73 2 0 4-2 4-5z"><text:p/></draw:path><draw:path draw:style-name="gr1515" draw:text-style-name="P131" svg:width="0.215cm" svg:height="0.274cm" svg:x="8.697cm" svg:y="0.03cm" svg:viewBox="0 0 216 275" svg:d="M213 15c3-4 3-5 3-7 0-4-4-8-8-8-6 0-8 5-10 9-11 28-21 56-32 84-39 0-78 0-118 0-11-28-20-56-31-84-3-6-4-9-9-9-4 0-8 4-8 8 0 1 0 2 2 7 32 84 65 167 97 251 2 5 3 9 9 9 5 0 6-5 9-8 32-83 65-168 96-252zM55 109c35 0 70 0 106 0-18 45-36 91-53 136-18-45-35-91-53-136z"><text:p/></draw:path><draw:path draw:style-name="gr1515" draw:text-style-name="P131" svg:width="0.192cm" svg:height="0.173cm" svg:x="8.924cm" svg:y="0.128cm" svg:viewBox="0 0 193 174" svg:d="M118 54c2-10 11-46 38-46 1 0 11 0 19 5-11 2-19 11-19 21 0 6 5 13 16 13 7 0 21-6 21-22 0-20-24-25-37-25-22 0-36 20-40 29-10-26-31-29-42-29-41 0-63 49-63 59 0 4 4 4 6 4s4-1 4-5c13-40 38-50 52-50 7 0 21 3 21 26 0 12-7 37-21 91-6 24-20 41-37 41-2 0-11 0-19-6 9-2 18-9 18-20 0-10-9-14-14-14-12 0-21 10-21 22 0 18 19 26 36 26 26 0 39-27 41-29 4 14 18 29 41 29 40 0 62-50 62-60 0-3-3-3-5-3-3 0-3 1-4 4-14 41-40 51-52 51-16 0-21-13-21-26 0-8 2-17 7-33 4-18 8-36 13-53z"><text:p/></draw:path><draw:path draw:style-name="gr1515" draw:text-style-name="P131" svg:width="0.041cm" svg:height="0.04cm" svg:x="9.166cm" svg:y="0.255cm" svg:viewBox="0 0 42 41" svg:d="M42 21c0-11-10-21-21-21s-21 10-21 21 10 20 21 20 21-9 21-20z"><text:p/></draw:path><draw:path draw:style-name="gr1515" draw:text-style-name="P131" svg:width="0.192cm" svg:height="0.173cm" svg:x="9.251cm" svg:y="0.128cm" svg:viewBox="0 0 193 174" svg:d="M118 54c2-10 11-46 38-46 2 0 11 0 20 5-11 2-19 11-19 21 0 6 5 13 15 13 8 0 21-6 21-22 0-20-24-25-37-25-22 0-35 20-40 29-9-26-30-29-41-29-41 0-63 49-63 59 0 4 3 4 5 4 3 0 4-1 5-5 13-40 39-50 52-50 6 0 21 3 21 26 0 12-7 37-21 91-7 24-20 41-38 41-2 0-11 0-18-6 10-2 17-9 17-20 0-10-7-14-14-14-11 0-21 10-21 22 0 18 20 26 36 26 26 0 40-27 41-29 4 14 19 29 42 29 39 0 61-50 61-60 0-3-3-3-4-3-3 0-4 1-5 4-13 41-39 51-51 51-15 0-22-13-22-26 0-8 2-17 7-33 4-18 8-36 13-53z"><text:p/></draw:path><draw:path draw:style-name="gr1515" draw:text-style-name="P131" svg:width="0.193cm" svg:height="0.221cm" svg:x="9.6cm" svg:y="0.086cm" svg:viewBox="0 0 194 222" svg:d="M180 120c7 0 14 0 14-8s-7-8-14-8c-55 0-108 0-163 0 4-51 49-89 103-89 20 0 41 0 60 0 7 0 14 0 14-7 0-8-7-8-14-8-20 0-40 0-61 0-66 0-119 51-119 112 0 62 53 110 119 110 21 0 41 0 61 0 7 0 14 0 14-8 0-7-7-7-14-7-19 0-40 0-60 0-54 0-99-36-103-87 55 0 108 0 163 0z"><text:p/></draw:path><draw:path draw:style-name="gr1515" draw:text-style-name="P131" svg:width="0.264cm" svg:height="0.273cm" svg:x="9.948cm" svg:y="0.019cm" svg:viewBox="0 0 265 274" svg:d="M55 230c-15 26-31 32-47 33-5 0-8 0-8 7 0 3 1 4 4 4 11 0 22-1 33-1 14 0 27 1 39 1 3 0 8 0 8-7 0-4-4-4-6-4-10-1-19-5-19-15 0-4 3-8 6-14 10-15 20-32 30-47 32 0 65 0 96 0 2 8 6 59 6 62 0 13-20 14-28 14-5 0-8 0-8 7 0 4 4 4 5 4 16 0 32-1 49-1 8 0 33 1 42 1 3 0 8 0 8-8 0-3-4-3-9-3-24 0-24-4-25-15-8-79-16-159-24-239 0-8 0-9-7-9-6 0-7 2-11 7-45 74-89 149-134 223zM101 175c26-43 52-86 77-128 5 42 8 85 12 128-29 0-59 0-89 0z"><text:p/></draw:path><draw:path draw:style-name="gr1515" draw:text-style-name="P131" svg:width="0.215cm" svg:height="0.236cm" svg:x="10.33cm" svg:y="0.067cm" svg:viewBox="0 0 216 237" svg:d="M117 8c-4-7-6-8-9-8-6 0-7 2-9 8-32 71-64 143-96 214-2 5-3 5-3 8 0 4 3 7 8 7 3 0 6-1 9-7 30-67 60-135 91-204 30 69 60 137 90 204 4 7 8 7 10 7 3 0 8-3 8-7 0-1 0-1-3-6-31-71-64-144-96-216z"><text:p/></draw:path><draw:path draw:style-name="gr1515" draw:text-style-name="P131" svg:width="0.192cm" svg:height="0.173cm" svg:x="10.664cm" svg:y="0.128cm" svg:viewBox="0 0 193 174" svg:d="M119 54c2-10 11-46 37-46 2 0 12 0 20 5-11 2-19 11-19 21 0 6 5 13 15 13 8 0 21-6 21-22 0-20-22-25-36-25-23 0-36 20-40 29-10-26-31-29-42-29-41 0-63 49-63 59 0 4 5 4 6 4 2 0 3-1 4-5 13-40 39-50 52-50 7 0 21 3 21 26 0 12-7 37-21 91-6 24-20 41-37 41-2 0-11 0-19-6 10-2 18-9 18-20 0-10-8-14-14-14-12 0-22 10-22 22 0 18 20 26 36 26 27 0 40-27 41-29 6 14 19 29 42 29 41 0 63-50 63-60 0-3-5-3-6-3-3 0-4 1-4 4-14 41-40 51-52 51-15 0-21-13-21-26 0-8 2-17 7-33 4-18 8-36 13-53z"><text:p/></draw:path><draw:path draw:style-name="gr1515" draw:text-style-name="P131" svg:width="0.192cm" svg:height="0.356cm" svg:x="11.036cm" svg:y="0.019cm" svg:viewBox="0 0 193 357" svg:d="M189 14c4-5 4-5 4-6 0-4-3-8-8-8s-6 2-9 8c-58 111-115 223-174 334-2 5-2 6-2 7 0 4 2 8 8 8 4 0 5-2 7-8 59-112 116-223 174-335z"><text:p/></draw:path><draw:path draw:style-name="gr1515" draw:text-style-name="P131" svg:width="0.193cm" svg:height="0.221cm" svg:x="11.014cm" svg:y="0.086cm" svg:viewBox="0 0 194 222" svg:d="M179 120c7 0 15 0 15-8s-8-8-15-8c-55 0-109 0-164 0 6-51 50-89 104-89 20 0 41 0 60 0 7 0 15 0 15-7 0-8-8-8-15-8-19 0-40 0-60 0-66 0-119 51-119 112 0 62 53 110 119 110 20 0 41 0 60 0 7 0 15 0 15-8 0-7-8-7-15-7-19 0-40 0-60 0-54 0-98-36-104-87 55 0 109 0 164 0z"><text:p/></draw:path><draw:path draw:style-name="gr1515" draw:text-style-name="P131" svg:width="0.275cm" svg:height="0.261cm" svg:x="11.362cm" svg:y="0.034cm" svg:viewBox="0 0 276 262" svg:d="M46 232c-4 15-4 19-35 19-7 0-11 0-11 7 0 4 4 4 11 4 46 0 91 0 138 0 61 0 106-45 106-82 0-27-22-50-59-55 39-6 80-35 80-71 0-29-25-54-71-54-43 0-87 0-130 0-8 0-11 0-11 8 0 4 3 4 11 4 4 0 8 0 14 1 7 0 10 1 10 6 0 2 0 3-1 7-18 69-34 138-52 206zM105 122c7-32 16-64 24-96 3-13 4-14 21-14 16 0 33 0 49 0 34 0 42 23 42 40 0 34-33 70-80 70-19 0-38 0-56 0zM87 251c-6 0-7 0-9-2-3 0-4 0-4-3 0-1 0-2 2-9 9-35 18-71 26-106 25 0 49 0 73 0 37 0 45 28 45 45 0 37-35 75-80 75-18 0-35 0-53 0z"><text:p/></draw:path><draw:path draw:style-name="gr1515" draw:text-style-name="P131" svg:width="0.342cm" svg:height="0.199cm" svg:x="11.788cm" svg:y="0.1cm" svg:viewBox="0 0 343 200" svg:d="M330 109c7 0 13 0 13-8s-6-8-13-8c-96 0-192 0-288 0 22-16 32-31 35-37 18-26 14-34 21-51 0-5-6-5-8-5-6 0-7 1-9 8-8 38-31 70-75 88-4 2-6 2-6 5 0 2 2 3 6 5 40 16 66 47 75 90 2 3 3 4 9 4 2 0 8 0 8-3 0-1-3-26-20-51-8-12-19-25-36-37 96 0 192 0 288 0z"><text:p/></draw:path><draw:path draw:style-name="gr1515" draw:text-style-name="P131" svg:width="0.342cm" svg:height="0.199cm" svg:x="12.11cm" svg:y="0.1cm" svg:viewBox="0 0 343 200" svg:d="M300 109c-21 16-30 32-34 36-17 28-14 34-21 52 0 3 5 3 8 3 7 0 7 0 9-7 9-37 32-69 75-87 5-2 6-3 6-5 0-3-2-4-3-4-18-7-64-26-78-90-2-6-2-7-9-7-3 0-8 0-8 5 7 17 4 25 20 51 8 11 19 25 35 37-95 0-191 0-287 0-6 0-13 0-13 8s7 8 13 8c96 0 192 0 287 0z"><text:p/></draw:path><draw:path draw:style-name="gr1515" draw:text-style-name="P131" svg:width="0.192cm" svg:height="0.173cm" svg:x="12.594cm" svg:y="0.128cm" svg:viewBox="0 0 193 174" svg:d="M118 54c2-10 11-46 38-46 1 0 11 0 19 5-11 2-19 11-19 21 0 6 5 13 16 13 7 0 21-6 21-22 0-20-24-25-37-25-23 0-36 20-40 29-10-26-31-29-42-29-41 0-63 49-63 59 0 4 4 4 6 4s4-1 4-5c13-40 38-50 52-50 7 0 21 3 21 26 0 12-7 37-21 91-6 24-20 41-37 41-2 0-11 0-19-6 9-2 18-9 18-20 0-10-9-14-14-14-12 0-21 10-21 22 0 18 19 26 36 26 26 0 39-27 40-29 5 14 19 29 42 29 40 0 62-50 62-60 0-3-4-3-5-3-3 0-3 1-4 4-14 41-40 51-52 51-16 0-21-13-21-26 0-8 2-17 7-33 4-18 8-36 13-53z"><text:p/></draw:path><draw:path draw:style-name="gr1515" draw:text-style-name="P131" svg:width="0.193cm" svg:height="0.221cm" svg:x="12.943cm" svg:y="0.086cm" svg:viewBox="0 0 194 222" svg:d="M179 120c7 0 15 0 15-8s-8-8-15-8c-55 0-109 0-164 0 6-51 50-89 105-89 20 0 40 0 59 0 7 0 15 0 15-7 0-8-8-8-15-8-19 0-40 0-60 0-66 0-119 51-119 112 0 62 53 110 119 110 20 0 41 0 60 0 7 0 15 0 15-8 0-7-8-7-15-7-19 0-39 0-59 0-55 0-99-36-105-87 55 0 109 0 164 0z"><text:p/></draw:path><draw:path draw:style-name="gr1515" draw:text-style-name="P131" svg:width="0.156cm" svg:height="0.325cm" svg:x="13.294cm" svg:y="0cm" svg:viewBox="0 0 157 326" svg:d="M132 8c0-5-3-8-8-8s-6 4-8 12c-6 15-2 2-6 18-4-3-16-8-31-8-22 0-47 11-61 41-16 30-18 66-18 102 0 24 0 92 34 122-9 30-9 31-9 32 0 4 4 7 8 7 6 0 7-4 9-12 4-15 1-2 5-17 9 4 21 7 31 7 44 0 61-36 67-55 11-26 12-57 12-84 0-29 0-92-34-125 4-11 6-21 9-32zM39 269c-13-26-13-72-13-110 0-30 0-57 6-82 7-35 30-47 47-47 8 0 18 2 28 11-23 75-45 152-68 228zM118 56c13 22 13 67 13 103 0 29 0 56-4 82-8 40-28 55-49 55-9 0-17-3-27-11 22-76 45-153 67-229z"><text:p/></draw:path><draw:path draw:style-name="gr1515" draw:text-style-name="P131" svg:width="0.089cm" svg:height="0.383cm" svg:x="13.491cm" svg:y="0.009cm" svg:viewBox="0 0 90 384" svg:d="M90 192c0-29-4-77-25-119-23-49-57-73-61-73-2 0-4 1-4 3 0 1 0 2 8 9 38 39 60 100 60 180 0 65-14 132-62 182-6 4-6 4-6 5 0 3 2 5 4 5 4 0 39-27 62-75 20-43 24-86 24-117z"><text:p/></draw:path></draw:g></text:span><text:s/></text:p>
        </text:list-item>
        <text:list-item>
          <text:p text:style-name="P90"><text:span text:style-name="T39">הפישוט </text:span>לפי הגדרת שיוויון ולפי הגדרת חיסור קבוצות.</text:p>
        </text:list-item>
        <text:list-item>
          <text:p text:style-name="P91">נוכיח בהכלה דו כיוונית <text:span text:style-name="T25">את הטענה</text:span>. </text:p>
          <text:list>
            <text:list-item>
              <text:p text:style-name="P88"><text:span text:style-name="T18"><text:s/>הכלה ראשונה: </text:span><text:span text:style-name="T18"><draw:g text:anchor-type="as-char" svg:y="-0.273cm" draw:z-index="70" draw:name="Shape70" draw:style-name="gr1513"><svg:title>TexMaths</svg:title><svg:desc>11§display§A \cup B \subseteq B§svg§600§FALSE§</svg:desc><draw:path draw:style-name="gr1514" draw:text-style-name="P130" svg:width="1.797cm" svg:height="0.287cm" svg:x="0.006cm" svg:y="0.019cm" svg:viewBox="0 0 1798 288" svg:d="M0 0c600 0 1199 0 1798 0 0 96 0 193 0 288-599 0-1198 0-1798 0 0-95 0-192 0-288z"><text:p/></draw:path><draw:path draw:style-name="gr1515" draw:text-style-name="P131" svg:width="0.264cm" svg:height="0.274cm" svg:x="-0.001cm" svg:y="0cm" svg:viewBox="0 0 265 275" svg:d="M56 231c-15 25-31 31-47 32-6 0-9 0-9 8 0 2 2 4 6 4 9 0 21-1 32-1 14 0 27 1 39 1 2 0 8 0 8-8 0-4-4-4-7-4-9-1-17-3-17-13 0-5 2-9 5-14 10-17 19-33 29-50 33 0 64 0 97 0 0 8 6 61 6 65 0 11-20 12-27 12-6 0-10 0-10 8 0 4 3 3 5 4 17 0 33-1 49-1 9 0 34 1 44 1 2 0 6 0 6-8 0-4-3-4-9-4-24 0-24-2-25-14-8-81-15-160-23-240-1-8-1-9-8-9-5 0-7 2-10 7-45 74-89 149-134 224zM102 174c26-42 51-85 76-127 5 42 9 85 13 127-29 0-59 0-89 0z"><text:p/></draw:path><draw:path draw:style-name="gr1515" draw:text-style-name="P131" svg:width="0.213cm" svg:height="0.238cm" svg:x="0.383cm" svg:y="0.049cm" svg:viewBox="0 0 214 239" svg:d="M214 14c0-6 0-14-7-14-8 0-8 8-8 14 0 47 0 93 0 140 0 56-63 69-91 69-18 0-42-3-63-16-30-20-30-43-30-53 0-47 0-93 0-140 0-6 0-14-7-14-8 0-8 8-8 14 0 47 0 94 0 141 0 59 59 84 108 84s106-28 106-83c0-47 0-94 0-142z"><text:p/></draw:path><draw:path draw:style-name="gr1515" draw:text-style-name="P131" svg:width="0.274cm" svg:height="0.261cm" svg:x="0.722cm" svg:y="0.013cm" svg:viewBox="0 0 275 262" svg:d="M45 232c-3 15-4 18-35 18-7 0-10 0-10 8 0 4 3 4 10 4 46 0 92 0 138 0 61 0 106-45 106-84 0-26-22-48-59-53 40-7 80-36 80-72 0-29-25-53-71-53-43 0-87 0-130 0-8 0-11 0-11 8 0 3 3 3 11 3 4 0 7 0 14 1s11 1 11 7c0 1-1 2-2 6-18 70-34 139-52 207zM103 122c8-32 17-64 25-96 3-14 4-15 20-15 17 0 34 0 50 0 34 0 42 23 42 41 0 33-33 70-80 70-19 0-38 0-57 0zM86 250c-6 0-6 0-8 0-4-1-5-1-5-5 0-1 0-1 2-8 9-36 17-72 26-107 24 0 49 0 73 0 37 0 45 28 45 44 0 38-34 76-80 76-18 0-36 0-53 0z"><text:p/></draw:path><draw:path draw:style-name="gr1515" draw:text-style-name="P131" svg:width="0.234cm" svg:height="0.296cm" svg:x="1.156cm" svg:y="0.03cm" svg:viewBox="0 0 235 297" svg:d="M222 15c7 0 13 0 13-7 0-8-6-8-13-8-34 0-69 0-103 0-67 0-119 51-119 111 0 62 53 111 119 111 34 0 69 0 103 0 7 0 13 0 13-7 0-8-6-8-13-8-34 0-69 0-103 0-61 0-104-44-104-95 0-53 44-97 104-97 34 0 69 0 103 0zM21 282c-7 0-13 0-13 7 0 8 6 8 13 8 67 0 134 0 201 0 7 0 13 0 13-8 0-7-6-7-13-7-67 0-134 0-201 0z"><text:p/></draw:path><draw:path draw:style-name="gr1515" draw:text-style-name="P131" svg:width="0.275cm" svg:height="0.261cm" svg:x="1.548cm" svg:y="0.013cm" svg:viewBox="0 0 276 262" svg:d="M46 232c-4 15-5 18-35 18-7 0-11 0-11 8 0 4 3 4 11 4 46 0 91 0 137 0 62 0 107-45 107-84 0-26-22-48-59-53 39-7 80-36 80-72 0-29-25-53-71-53-43 0-87 0-130 0-8 0-12 0-12 8 0 3 4 3 11 3 1 0 9 0 15 1 7 1 10 1 10 7 0 1 0 2-1 6-18 70-34 139-52 207zM105 122c7-32 15-64 23-96 4-14 4-15 20-15 17 0 35 0 51 0 34 0 42 23 42 41 0 33-33 70-80 70-19 0-38 0-56 0zM87 250c-6 0-7 0-9 0-3-1-4-1-4-5 0-1 0-1 1-8 9-36 19-72 27-107 25 0 49 0 73 0 37 0 44 28 44 44 0 38-34 76-79 76-18 0-36 0-53 0z"><text:p/></draw:path></draw:g></text:span><text:span text:style-name="T18">: </text:span>יהי <draw:g text:anchor-type="as-char" svg:y="-0.273cm" draw:z-index="57" draw:name="Shape71" draw:style-name="gr1513"><svg:title>TexMaths</svg:title><svg:desc>11§display§x \in A \cup B§svg§600§FALSE§</svg:desc><draw:path draw:style-name="gr1514" draw:text-style-name="P130" svg:width="1.663cm" svg:height="0.25cm" svg:x="0.008cm" svg:y="0.02cm" svg:viewBox="0 0 1664 251" svg:d="M833 251c-279 0-556 0-833 0 0-84 0-167 0-251 554 0 1110 0 1664 0 0 84 0 167 0 251-277 0-554 0-831 0z"><text:p/></draw:path><draw:path draw:style-name="gr1515" draw:text-style-name="P131" svg:width="0.191cm" svg:height="0.173cm" svg:x="-0.001cm" svg:y="0.109cm" svg:viewBox="0 0 192 174" svg:d="M119 54c2-10 11-45 37-45 2 0 12 0 20 4-11 2-19 12-19 21 0 7 5 14 15 14 8 0 20-7 20-23 0-19-22-25-35-25-23 0-36 21-40 30-10-26-31-30-42-30-41 0-63 50-63 59 0 5 4 5 6 5s3-1 4-5c13-40 38-50 52-50 7 0 21 3 21 25 0 12-7 39-21 93-6 23-20 38-37 38-2 0-11 0-19-4 9-1 18-10 18-20 0-11-9-14-14-14-12 0-22 9-22 23 0 16 20 24 36 24 27 0 40-27 41-29 5 15 19 29 42 29 39 0 61-49 61-58 0-5-3-5-4-5-3 0-4 2-4 5-14 41-40 49-52 49-16 0-21-11-21-24 0-9 2-18 7-34 4-18 8-35 13-53z"><text:p/></draw:path><draw:path draw:style-name="gr1515" draw:text-style-name="P131" svg:width="0.191cm" svg:height="0.221cm" svg:x="0.349cm" svg:y="0.072cm" svg:viewBox="0 0 192 222" svg:d="M179 119c7 0 13 0 13-8s-6-8-13-8c-55 0-109 0-164 0 5-51 50-88 104-88 20 0 40 0 60 0 7 0 13 0 13-7 0-8-6-8-13-8-20 0-40 0-60 0-66 0-119 50-119 111s53 111 119 111c20 0 40 0 60 0 7 0 13 0 13-7 0-8-6-8-13-8-20 0-40 0-60 0-54 0-99-37-104-88 55 0 109 0 164 0z"><text:p/></draw:path><draw:path draw:style-name="gr1515" draw:text-style-name="P131" svg:width="0.264cm" svg:height="0.274cm" svg:x="0.695cm" svg:y="0cm" svg:viewBox="0 0 265 275" svg:d="M55 231c-15 25-30 31-47 32-5 0-8 0-8 8 0 2 1 4 4 4 11 0 23-1 33-1 14 0 27 1 40 1 2 0 7 0 7-8 0-4-4-4-6-4-9-1-19-4-19-13 0-5 3-9 6-14 10-17 20-33 30-50 31 0 64 0 96 0 1 8 7 61 7 64 0 12-21 13-29 13-5 0-8 0-8 8 0 4 4 4 5 4 15 0 32-1 48-1 9 0 35 1 43 1 3 0 8 0 8-8 0-4-4-4-9-4-24 0-24-2-25-14-8-79-17-160-24-239 0-8 0-10-7-10-6 0-8 3-10 7-45 74-90 149-135 224zM101 174c25-42 52-84 77-126 5 42 8 84 12 126-29 0-59 0-89 0z"><text:p/></draw:path><draw:path draw:style-name="gr1515" draw:text-style-name="P131" svg:width="0.215cm" svg:height="0.238cm" svg:x="1.077cm" svg:y="0.049cm" svg:viewBox="0 0 216 239" svg:d="M216 14c0-6 0-14-8-14s-8 8-8 14c0 47 0 93 0 140 0 56-64 69-92 69-18 0-42-4-63-17-30-19-30-43-30-53 0-46 0-92 0-139 0-6 0-14-7-14-8 0-8 8-8 14 0 47 0 94 0 141 0 57 59 84 108 84 50 0 108-28 108-83 0-47 0-94 0-142z"><text:p/></draw:path><draw:path draw:style-name="gr1515" draw:text-style-name="P131" svg:width="0.275cm" svg:height="0.261cm" svg:x="1.416cm" svg:y="0.013cm" svg:viewBox="0 0 276 262" svg:d="M45 232c-3 15-4 18-35 18-7 0-10 0-10 8 0 4 3 4 10 4 46 0 92 0 138 0 61 0 107-45 107-84 0-26-23-48-60-53 40-7 81-36 81-72 0-29-25-53-73-53-42 0-86 0-129 0-7 0-11 0-11 8 0 4 3 4 11 4 1 0 7 0 14 0 8 1 11 1 11 7 0 1 0 2-2 7-18 69-34 138-52 206zM103 122c8-32 17-64 25-96 3-13 4-14 20-14 17 0 35 0 51 0 33 0 42 22 42 40 0 33-33 70-80 70-19 0-39 0-58 0zM87 250c-6 0-7 0-9 0-4-1-5-1-5-5 0-1 0-2 2-8 9-36 17-72 26-107 24 0 50 0 74 0 36 0 44 28 44 44 0 38-34 76-80 76-18 0-35 0-52 0z"><text:p/></draw:path></draw:g>, כלומר <draw:g text:anchor-type="as-char" svg:y="-0.273cm" draw:z-index="58" draw:name="Shape72" draw:style-name="gr1513"><svg:title>TexMaths</svg:title><svg:desc>11§display§x \in A§svg§600§FALSE§</svg:desc><draw:path draw:style-name="gr1514" draw:text-style-name="P130" svg:width="0.929cm" svg:height="0.25cm" svg:x="0.008cm" svg:y="0.02cm" svg:viewBox="0 0 930 251" svg:d="M465 251c-155 0-310 0-465 0 0-84 0-167 0-251 310 0 620 0 930 0 0 84 0 167 0 251-155 0-310 0-465 0z"><text:p/></draw:path><draw:path draw:style-name="gr1515" draw:text-style-name="P131" svg:width="0.191cm" svg:height="0.173cm" svg:x="-0.001cm" svg:y="0.109cm" svg:viewBox="0 0 192 174" svg:d="M118 54c3-10 12-45 38-45 2 0 11 0 20 4-11 2-19 12-19 21 0 7 5 14 14 14s21-7 21-23c0-19-23-25-35-25-23 0-36 21-40 30-10-26-31-30-42-30-41 0-63 50-63 59 0 5 3 3 4 5 4 0 5-1 6-5 13-40 38-50 52-50 7 0 21 3 21 25 0 12-7 39-21 93-7 23-20 38-37 38-2 0-11 0-19-4 9-1 18-10 18-20 0-11-9-14-14-14-12 0-22 9-22 23 0 16 20 24 36 24 27 0 40-27 41-29 4 15 19 29 42 29 39 0 61-49 61-58 0-5-3-5-4-5-3 0-5 2-5 5-13 41-39 49-51 49-16 0-21-11-21-24 0-9 2-18 5-34 5-18 9-35 14-53z"><text:p/></draw:path><draw:path draw:style-name="gr1515" draw:text-style-name="P131" svg:width="0.192cm" svg:height="0.221cm" svg:x="0.348cm" svg:y="0.072cm" svg:viewBox="0 0 193 222" svg:d="M180 119c7 0 13 0 13-8s-6-8-13-8c-55 0-109 0-164 0 5-51 49-88 104-88 20 0 40 0 60 0 7 0 13 0 13-7 0-8-6-8-13-8-21 0-40 0-61 0-66 0-119 50-119 111s53 111 119 111c21 0 40 0 61 0 7 0 13 0 13-7 0-8-6-8-13-8-20 0-40 0-60 0-55 0-99-37-104-88 55 0 109 0 164 0z"><text:p/></draw:path><draw:path draw:style-name="gr1515" draw:text-style-name="P131" svg:width="0.264cm" svg:height="0.274cm" svg:x="0.693cm" svg:y="0cm" svg:viewBox="0 0 265 275" svg:d="M56 231c-15 25-31 31-48 32-5 0-8 0-8 8 0 2 2 4 5 4 10 0 22-1 33-1 13 0 27 1 39 1 2 0 8 0 8-8 0-4-5-4-7-4-9-1-19-4-19-13 0-5 4-9 6-14 10-17 20-33 30-50 31 0 64 0 96 0 1 8 7 61 7 64 0 12-21 13-29 13-4 0-9 0-9 8 0 4 5 4 6 4 15 0 32-1 48-1 10 0 34 1 43 1 4 0 8 0 8-8 0-4-4-4-9-4-24 0-24-2-25-14-9-79-17-160-24-239 0-8 0-10-7-10s-8 3-10 7c-45 74-89 149-134 224zM102 174c26-42 51-84 76-126 3 42 8 84 12 126-30 0-58 0-88 0z"><text:p/></draw:path></draw:g><text:s/>או <draw:g text:anchor-type="as-char" svg:y="-0.263cm" draw:z-index="59" draw:name="Shape73" draw:style-name="gr1513"><svg:title>TexMaths</svg:title><svg:desc>11§display§x \in B§svg§600§FALSE§</svg:desc><draw:path draw:style-name="gr1514" draw:text-style-name="P130" svg:width="0.944cm" svg:height="0.237cm" svg:x="0.008cm" svg:y="0.016cm" svg:viewBox="0 0 945 238" svg:d="M473 238c-158 0-316 0-473 0 0-79 0-159 0-238 315 0 630 0 945 0 0 79 0 159 0 238-158 0-315 0-472 0z"><text:p/></draw:path><draw:path draw:style-name="gr1515" draw:text-style-name="P131" svg:width="0.191cm" svg:height="0.172cm" svg:x="-0.001cm" svg:y="0.091cm" svg:viewBox="0 0 192 173" svg:d="M119 54c2-10 11-46 37-46 2 0 11 0 20 5-11 2-19 12-19 21 0 7 5 13 15 13 8 0 20-6 20-22 0-20-22-25-35-25-23 0-36 20-40 29-10-26-31-29-42-29-41 0-63 49-63 59 0 4 4 4 6 4s3 0 4-5c13-40 38-50 52-50 7 0 21 4 21 26 0 12-7 37-21 91-6 24-20 40-37 40-2 0-11 0-19-6 9-1 18-9 18-20 0-9-9-13-14-13-12 0-22 10-22 22 0 18 20 25 36 25 27 0 40-26 41-28 5 13 19 28 42 28 39 0 61-49 61-58 0-4-3-4-4-4-3 0-4 2-4 4-14 40-40 50-52 50-16 0-21-11-21-24 0-9 2-18 7-35 4-17 8-35 13-52z"><text:p/></draw:path><draw:path draw:style-name="gr1515" draw:text-style-name="P131" svg:width="0.191cm" svg:height="0.222cm" svg:x="0.349cm" svg:y="0.053cm" svg:viewBox="0 0 192 223" svg:d="M179 120c7 0 13 0 13-8s-6-8-13-8c-55 0-109 0-164 0 5-51 50-89 104-89 20 0 40 0 60 0 7 0 13 0 13-7 0-8-6-8-13-8-20 0-40 0-60 0-67 0-119 51-119 112 0 60 52 111 119 111 20 0 40 0 60 0 7 0 13 0 13-8 0-7-6-7-13-7-20 0-40 0-60 0-54 0-99-38-104-88 55 0 109 0 164 0z"><text:p/></draw:path><draw:path draw:style-name="gr1515" draw:text-style-name="P131" svg:width="0.275cm" svg:height="0.261cm" svg:x="0.696cm" svg:y="-0.001cm" svg:viewBox="0 0 276 262" svg:d="M45 232c-3 15-4 18-35 18-6 0-10 0-10 8 0 4 3 4 10 4 46 0 92 0 138 0 61 0 107-46 107-83 0-26-23-49-60-53 40-7 81-36 81-72 0-29-25-54-73-54-42 0-86 0-129 0-7 0-11 0-11 8 0 4 3 4 11 4 1 0 7 0 14 1 8 0 11 1 11 6 0 2 0 3-1 7-18 68-35 138-53 206zM103 122c8-32 17-64 25-96 3-13 4-14 20-14 17 0 33 0 51 0 33 0 42 23 42 40 0 34-33 70-80 70-19 0-39 0-58 0zM87 250c-6 0-7 0-9 0-4-1-5-1-5-4 0-1 0-2 2-9 9-35 17-71 26-106 24 0 50 0 74 0 36 0 44 27 44 44 0 38-34 75-80 75-18 0-35 0-52 0z"><text:p/></draw:path></draw:g><text:s/>. נפרק למקרים <text:span text:style-name="T18">ונוכיח ש־</text:span><text:span text:style-name="T18"><draw:g text:anchor-type="as-char" svg:y="-0.263cm" draw:z-index="69" draw:name="Shape74" draw:style-name="gr1513"><svg:title>TexMaths</svg:title><svg:desc>11§display§x \in B§svg§600§FALSE§</svg:desc><draw:path draw:style-name="gr1514" draw:text-style-name="P130" svg:width="0.944cm" svg:height="0.237cm" svg:x="0.008cm" svg:y="0.016cm" svg:viewBox="0 0 945 238" svg:d="M473 238c-158 0-316 0-473 0 0-79 0-159 0-238 315 0 630 0 945 0 0 79 0 159 0 238-158 0-315 0-472 0z"><text:p/></draw:path><draw:path draw:style-name="gr1515" draw:text-style-name="P131" svg:width="0.191cm" svg:height="0.172cm" svg:x="-0.001cm" svg:y="0.091cm" svg:viewBox="0 0 192 173" svg:d="M119 54c2-10 11-46 37-46 2 0 11 0 20 5-11 2-19 12-19 21 0 7 5 13 15 13 8 0 20-6 20-22 0-20-22-25-35-25-23 0-36 20-40 29-10-26-31-29-42-29-41 0-63 49-63 59 0 4 4 4 6 4s3 0 4-5c13-40 38-50 52-50 7 0 21 4 21 26 0 12-7 37-21 91-6 24-20 40-37 40-2 0-11 0-19-6 9-1 18-9 18-20 0-9-9-13-14-13-12 0-22 10-22 22 0 18 20 25 36 25 27 0 40-26 41-28 5 13 19 28 42 28 39 0 61-49 61-58 0-4-3-4-4-4-3 0-4 2-4 4-14 40-40 50-52 50-16 0-21-11-21-24 0-9 2-18 7-35 4-17 8-35 13-52z"><text:p/></draw:path><draw:path draw:style-name="gr1515" draw:text-style-name="P131" svg:width="0.191cm" svg:height="0.222cm" svg:x="0.349cm" svg:y="0.053cm" svg:viewBox="0 0 192 223" svg:d="M179 120c7 0 13 0 13-8s-6-8-13-8c-55 0-109 0-164 0 5-51 50-89 104-89 20 0 40 0 60 0 7 0 13 0 13-7 0-8-6-8-13-8-20 0-40 0-60 0-67 0-119 51-119 112 0 60 52 111 119 111 20 0 40 0 60 0 7 0 13 0 13-8 0-7-6-7-13-7-20 0-40 0-60 0-54 0-99-38-104-88 55 0 109 0 164 0z"><text:p/></draw:path><draw:path draw:style-name="gr1515" draw:text-style-name="P131" svg:width="0.275cm" svg:height="0.261cm" svg:x="0.696cm" svg:y="-0.001cm" svg:viewBox="0 0 276 262" svg:d="M45 232c-3 15-4 18-35 18-6 0-10 0-10 8 0 4 3 4 10 4 46 0 92 0 138 0 61 0 107-46 107-83 0-26-23-49-60-53 40-7 81-36 81-72 0-29-25-54-73-54-42 0-86 0-129 0-7 0-11 0-11 8 0 4 3 4 11 4 1 0 7 0 14 1 8 0 11 1 11 6 0 2 0 3-1 7-18 68-35 138-53 206zM103 122c8-32 17-64 25-96 3-13 4-14 20-14 17 0 33 0 51 0 33 0 42 23 42 40 0 34-33 70-80 70-19 0-39 0-58 0zM87 250c-6 0-7 0-9 0-4-1-5-1-5-4 0-1 0-2 2-9 9-35 17-71 26-106 24 0 50 0 74 0 36 0 44 27 44 44 0 38-34 75-80 75-18 0-35 0-52 0z"><text:p/></draw:path></draw:g></text:span>:</text:p>
              <text:list>
                <text:list-item>
                  <text:p text:style-name="P91">אם <draw:g text:anchor-type="as-char" svg:y="-0.273cm" draw:z-index="61" draw:name="Shape75" draw:style-name="gr1513"><svg:title>TexMaths</svg:title><svg:desc>11§display§x \in A§svg§600§FALSE§</svg:desc><draw:path draw:style-name="gr1514" draw:text-style-name="P130" svg:width="0.929cm" svg:height="0.25cm" svg:x="0.008cm" svg:y="0.02cm" svg:viewBox="0 0 930 251" svg:d="M465 251c-155 0-310 0-465 0 0-84 0-167 0-251 310 0 620 0 930 0 0 84 0 167 0 251-155 0-310 0-465 0z"><text:p/></draw:path><draw:path draw:style-name="gr1515" draw:text-style-name="P131" svg:width="0.191cm" svg:height="0.173cm" svg:x="-0.001cm" svg:y="0.109cm" svg:viewBox="0 0 192 174" svg:d="M118 54c3-10 12-45 38-45 2 0 11 0 20 4-11 2-19 12-19 21 0 7 5 14 14 14s21-7 21-23c0-19-23-25-35-25-23 0-36 21-40 30-10-26-31-30-42-30-41 0-63 50-63 59 0 5 3 3 4 5 4 0 5-1 6-5 13-40 38-50 52-50 7 0 21 3 21 25 0 12-7 39-21 93-7 23-20 38-37 38-2 0-11 0-19-4 9-1 18-10 18-20 0-11-9-14-14-14-12 0-22 9-22 23 0 16 20 24 36 24 27 0 40-27 41-29 4 15 19 29 42 29 39 0 61-49 61-58 0-5-3-5-4-5-3 0-5 2-5 5-13 41-39 49-51 49-16 0-21-11-21-24 0-9 2-18 5-34 5-18 9-35 14-53z"><text:p/></draw:path><draw:path draw:style-name="gr1515" draw:text-style-name="P131" svg:width="0.192cm" svg:height="0.221cm" svg:x="0.348cm" svg:y="0.072cm" svg:viewBox="0 0 193 222" svg:d="M180 119c7 0 13 0 13-8s-6-8-13-8c-55 0-109 0-164 0 5-51 49-88 104-88 20 0 40 0 60 0 7 0 13 0 13-7 0-8-6-8-13-8-21 0-40 0-61 0-66 0-119 50-119 111s53 111 119 111c21 0 40 0 61 0 7 0 13 0 13-7 0-8-6-8-13-8-20 0-40 0-60 0-55 0-99-37-104-88 55 0 109 0 164 0z"><text:p/></draw:path><draw:path draw:style-name="gr1515" draw:text-style-name="P131" svg:width="0.264cm" svg:height="0.274cm" svg:x="0.693cm" svg:y="0cm" svg:viewBox="0 0 265 275" svg:d="M56 231c-15 25-31 31-48 32-5 0-8 0-8 8 0 2 2 4 5 4 10 0 22-1 33-1 13 0 27 1 39 1 2 0 8 0 8-8 0-4-5-4-7-4-9-1-19-4-19-13 0-5 4-9 6-14 10-17 20-33 30-50 31 0 64 0 96 0 1 8 7 61 7 64 0 12-21 13-29 13-4 0-9 0-9 8 0 4 5 4 6 4 15 0 32-1 48-1 10 0 34 1 43 1 4 0 8 0 8-8 0-4-4-4-9-4-24 0-24-2-25-14-9-79-17-160-24-239 0-8 0-10-7-10s-8 3-10 7c-45 74-89 149-134 224zM102 174c26-42 51-84 76-126 3 42 8 84 12 126-30 0-58 0-88 0z"><text:p/></draw:path></draw:g>, נניח בשלילה <draw:g text:anchor-type="as-char" svg:y="-0.28cm" draw:z-index="62" draw:name="Shape76" draw:style-name="gr1513"><svg:title>TexMaths</svg:title><svg:desc>11§display§x \not \in B§svg§600§FALSE§</svg:desc><draw:path draw:style-name="gr1514" draw:text-style-name="P130" svg:width="0.944cm" svg:height="0.319cm" svg:x="0.008cm" svg:y="0.02cm" svg:viewBox="0 0 945 320" svg:d="M473 320c-158 0-316 0-473 0 0-107 0-213 0-320 315 0 630 0 945 0 0 107 0 213 0 320-158 0-315 0-472 0z"><text:p/></draw:path><draw:path draw:style-name="gr1515" draw:text-style-name="P131" svg:width="0.191cm" svg:height="0.174cm" svg:x="-0.001cm" svg:y="0.109cm" svg:viewBox="0 0 192 175" svg:d="M119 54c2-10 11-45 37-45 2 0 11 0 20 4-11 2-19 12-19 21 0 7 5 15 15 15 8 0 20-8 20-24 0-19-22-25-35-25-23 0-36 21-40 30-10-26-31-30-42-30-41 0-63 50-63 60 0 4 4 4 6 4s3-1 4-4c13-41 38-51 52-51 7 0 21 3 21 25 0 12-7 39-21 93-6 24-20 40-37 40-2 0-11 0-19-5 9-2 18-10 18-21s-9-13-14-13c-12 0-22 10-22 22 0 18 20 25 36 25 27 0 40-27 41-29 5 14 19 29 42 29 39 0 61-49 61-59 0-5-3-5-4-5-3 0-4 3-4 5-14 42-40 51-52 51-16 0-21-13-21-26 0-9 2-16 7-34 4-18 8-35 13-53z"><text:p/></draw:path><draw:path draw:style-name="gr1515" draw:text-style-name="P131" svg:width="0.193cm" svg:height="0.359cm" svg:x="0.37cm" svg:y="0cm" svg:viewBox="0 0 194 360" svg:d="M190 15c4-5 4-6 4-7 0-2-3-8-8-8-6 0-7 2-9 8-58 112-115 224-174 336-3 6-3 7-3 8 0 3 3 8 8 8s6-3 8-8c59-113 116-224 174-337z"><text:p/></draw:path><draw:path draw:style-name="gr1515" draw:text-style-name="P131" svg:width="0.191cm" svg:height="0.222cm" svg:x="0.349cm" svg:y="0.072cm" svg:viewBox="0 0 192 223" svg:d="M179 120c7 0 13 0 13-7 0-9-6-9-13-9-55 0-109 0-164 0 5-51 50-89 104-89 20 0 40 0 60 0 7 0 13 0 13-7 0-8-6-8-13-8-20 0-40 0-60 0-67 0-119 50-119 113 0 61 52 110 119 110 20 0 40 0 60 0 7 0 13 0 13-8s-6-8-13-8c-20 0-40 0-60 0-54 0-99-36-104-87 55 0 109 0 164 0z"><text:p/></draw:path><draw:path draw:style-name="gr1515" draw:text-style-name="P131" svg:width="0.275cm" svg:height="0.262cm" svg:x="0.696cm" svg:y="0.013cm" svg:viewBox="0 0 276 263" svg:d="M45 233c-3 14-4 17-35 17-6 0-10 0-10 8 0 5 3 5 10 5 46 0 92 0 138 0 61 0 107-46 107-83 0-28-23-50-60-54 40-8 81-37 81-73 0-29-25-53-73-53-42 0-86 0-129 0-7 0-11 0-11 8 0 4 3 4 11 4 1 0 7 0 14 0 8 1 11 1 11 7 0 1 0 2-1 7-18 69-35 138-53 207zM103 122c8-32 17-64 25-96 3-13 4-14 20-14 17 0 33 0 51 0 33 0 42 22 42 40 0 34-33 70-80 70-19 0-39 0-58 0zM87 250c-6 0-7 0-9 0-4 0-5-1-5-4 0-1 0-1 2-9 9-35 17-70 26-106 24 0 50 0 74 0 36 0 44 28 44 46 0 36-34 73-80 73-18 0-35 0-52 0z"><text:p/></draw:path></draw:g>. לפי הנתון <draw:g text:anchor-type="as-char" svg:y="-0.303cm" draw:z-index="63" draw:name="Shape77" draw:style-name="gr1513"><svg:title>TexMaths</svg:title><svg:desc>11§display§x \in A \land x \not \in B \iff x \in \emptyset§svg§600§FALSE§</svg:desc><draw:path draw:style-name="gr1514" draw:text-style-name="P130" svg:width="4.382cm" svg:height="0.34cm" svg:x="0.008cm" svg:y="0.019cm" svg:viewBox="0 0 4383 341" svg:d="M0 0c1461 0 2922 0 4383 0 0 114 0 227 0 341-1461 0-2922 0-4383 0 0-114 0-227 0-341z"><text:p/></draw:path><draw:path draw:style-name="gr1515" draw:text-style-name="P131" svg:width="0.191cm" svg:height="0.173cm" svg:x="-0.001cm" svg:y="0.127cm" svg:viewBox="0 0 192 174" svg:d="M118 54c2-11 12-46 38-46 2 0 11 0 20 5-11 2-19 11-19 21 0 6 5 13 15 13 8 0 20-6 20-22 0-21-23-25-36-25-22 0-35 20-39 29-10-26-31-29-42-29-41 0-63 50-63 58 0 5 3 4 4 5 4 0 5-1 6-5 13-40 38-50 52-50 7 0 21 3 21 26 0 12-7 38-21 92-7 24-20 40-37 40-3 0-12 0-19-5 9-2 18-10 18-21 0-10-9-13-14-13-12 0-22 10-22 22 0 17 20 25 36 25 26 0 40-26 41-29 4 15 19 29 42 29 39 0 61-49 61-59 0-4-3-4-4-4-3 0-4 1-6 5-12 40-38 50-50 50-16 0-22-13-22-26 0-8 3-17 6-33 5-18 9-35 14-53z"><text:p/></draw:path><draw:path draw:style-name="gr1515" draw:text-style-name="P131" svg:width="0.191cm" svg:height="0.222cm" svg:x="0.349cm" svg:y="0.089cm" svg:viewBox="0 0 192 223" svg:d="M179 120c7 0 13 0 13-8 0-7-6-7-13-7-55 0-109 0-164 0 5-52 50-90 104-90 20 0 40 0 60 0 7 0 13 0 13-7 0-8-6-8-13-8-21 0-40 0-61 0-66 0-118 51-118 112 0 62 52 111 118 111 21 0 40 0 61 0 7 0 13 0 13-8s-6-8-13-8c-20 0-40 0-60 0-54 0-99-35-104-87 55 0 109 0 164 0z"><text:p/></draw:path><draw:path draw:style-name="gr1515" draw:text-style-name="P131" svg:width="0.264cm" svg:height="0.273cm" svg:x="0.695cm" svg:y="0.022cm" svg:viewBox="0 0 265 274" svg:d="M55 230c-15 27-31 31-47 33-5 0-8 0-8 8 0 2 1 3 4 3 11 0 22-1 33-1 14 0 27 1 39 1 3 0 8 0 8-6 0-5-4-5-7-5-9-1-18-4-18-14 0-4 3-9 6-14 10-17 20-33 30-49 31 0 64 0 96 0 0 8 6 60 6 64 0 11-20 13-28 13-5 0-8 0-8 8 0 3 4 3 5 3 15 0 32-1 48-1 9 0 33 1 43 1 3 0 8 0 8-7 0-4-4-4-10-4-23 0-23-3-24-14-8-79-17-160-24-240-1-8-1-9-7-9s-9 2-11 7c-45 75-89 149-134 223zM101 175c25-43 51-86 76-128 4 42 9 85 13 128-29 0-59 0-89 0z"><text:p/></draw:path><draw:path draw:style-name="gr1515" draw:text-style-name="P131" svg:width="0.213cm" svg:height="0.237cm" svg:x="1.078cm" svg:y="0.067cm" svg:viewBox="0 0 214 238" svg:d="M117 8c-4-7-6-8-9-8-6 0-7 2-9 8-32 71-64 143-96 215-3 5-3 5-3 7 0 5 3 8 8 8 3 0 5-1 8-8 31-67 61-135 92-204 29 69 60 137 90 204 4 8 8 8 9 8 4 0 7-3 7-8 0-1 0-1-2-6-32-72-64-145-95-216z"><text:p/></draw:path><draw:path draw:style-name="gr1515" draw:text-style-name="P131" svg:width="0.191cm" svg:height="0.173cm" svg:x="1.411cm" svg:y="0.127cm" svg:viewBox="0 0 192 174" svg:d="M118 54c3-11 12-46 38-46 2 0 11 0 20 5-11 2-19 11-19 21 0 6 5 13 15 13 8 0 20-6 20-22 0-21-22-25-35-25-23 0-36 20-40 29-10-26-31-29-42-29-41 0-63 50-63 58 0 5 3 4 4 5 4 0 5-1 6-5 13-40 38-50 52-50 7 0 21 3 21 26 0 12-7 38-21 92-7 24-20 40-37 40-2 0-12 0-19-5 9-2 18-10 18-21 0-10-9-13-14-13-12 0-22 10-22 22 0 17 20 25 36 25 27 0 40-26 41-29 4 15 19 29 42 29 39 0 61-49 61-59 0-4-3-4-4-4-3 0-4 1-4 5-14 40-40 50-52 50-16 0-21-13-21-26 0-8 2-17 7-33 4-18 7-35 12-53z"><text:p/></draw:path><draw:path draw:style-name="gr1515" draw:text-style-name="P131" svg:width="0.193cm" svg:height="0.357cm" svg:x="1.782cm" svg:y="0.022cm" svg:viewBox="0 0 194 358" svg:d="M190 14c4-5 4-5 4-6 0-4-3-8-8-8-6 0-7 2-9 8-58 111-115 223-174 335-3 5-3 6-3 7 0 4 3 8 8 8s6-2 8-8c59-112 116-223 174-336z"><text:p/></draw:path><draw:path draw:style-name="gr1515" draw:text-style-name="P131" svg:width="0.191cm" svg:height="0.222cm" svg:x="1.761cm" svg:y="0.089cm" svg:viewBox="0 0 192 223" svg:d="M179 120c7 0 13 0 13-8 0-7-6-7-13-7-55 0-109 0-164 0 5-52 50-90 104-90 20 0 40 0 60 0 7 0 13 0 13-7 0-8-6-8-13-8-20 0-40 0-60 0-67 0-119 51-119 112 0 62 52 111 119 111 20 0 40 0 60 0 7 0 13 0 13-8s-6-8-13-8c-20 0-40 0-60 0-54 0-99-35-104-87 55 0 109 0 164 0z"><text:p/></draw:path><draw:path draw:style-name="gr1515" draw:text-style-name="P131" svg:width="0.275cm" svg:height="0.261cm" svg:x="2.11cm" svg:y="0.035cm" svg:viewBox="0 0 276 262" svg:d="M46 233c-4 15-5 18-35 18-7 0-11 0-11 8 0 3 3 3 11 3 46 0 91 0 137 0 62 0 107-45 107-81 0-29-22-51-59-55 39-7 80-36 80-73 0-28-25-53-71-53-43 0-87 0-130 0-8 0-12 0-12 8 0 4 4 4 11 4 1 0 8 0 15 1 7 0 10 1 10 6 0 2 0 3-1 7-18 69-34 138-52 207zM104 122c8-32 16-64 24-96 4-13 4-14 20-14 17 0 35 0 51 0 34 0 42 23 42 40 0 34-33 70-80 70-19 0-38 0-57 0zM87 251c-6 0-7 0-9-1-3 0-5-1-5-3 0-1 0-2 2-9 9-35 17-72 26-107 24 0 50 0 74 0 37 0 44 29 44 45 0 38-34 75-79 75-18 0-36 0-53 0z"><text:p/></draw:path><draw:path draw:style-name="gr1515" draw:text-style-name="P131" svg:width="0.342cm" svg:height="0.209cm" svg:x="2.641cm" svg:y="0.095cm" svg:viewBox="0 0 343 210" svg:d="M330 151c7 0 13 0 13-8 0-7-6-7-13-7-81 0-164 0-245 0-17-15-37-25-50-30 14-7 33-17 50-30 81 0 164 0 245 0 7 0 13 0 13-8 0-7-6-7-13-7-76 0-153 0-229 0 19-18 40-52 40-58 0-3-6-3-8-3-3 0-5 0-8 2-7 16-18 35-44 58-26 24-52 34-72 40-7 2-7 2-8 4-1 0-1 1-1 2s0 1 1 2c0 0 1 0 1 1 2 0 1 0 8 2 53 16 91 51 113 92 5 7 5 7 10 7 2 0 8 0 8-4s-20-37-40-55c76 0 153 0 229 0z"><text:p/></draw:path><draw:path draw:style-name="gr1515" draw:text-style-name="P131" svg:width="0.342cm" svg:height="0.209cm" svg:x="2.963cm" svg:y="0.095cm" svg:viewBox="0 0 343 210" svg:d="M260 76c15 13 35 24 48 30-14 5-33 16-48 30-83 0-164 0-247 0-6 0-13 0-13 7 0 8 7 8 13 8 76 0 153 0 229 0-19 18-39 51-39 55s5 4 7 4c3 0 7 0 8-3 7-14 18-34 44-56 26-23 53-34 72-40 7-2 7-2 8-3 1 0 1-1 1-2s0-2-1-2c0-2-1-2-1-2-2-1-1-1-8-3-53-15-91-51-113-91-3-8-4-8-10-8-2 0-7 0-7 3 0 6 19 39 39 58-76 0-153 0-229 0-6 0-13 0-13 7 0 8 7 8 13 8 83 0 164 0 247 0z"><text:p/></draw:path><draw:path draw:style-name="gr1515" draw:text-style-name="P131" svg:width="0.191cm" svg:height="0.173cm" svg:x="3.554cm" svg:y="0.127cm" svg:viewBox="0 0 192 174" svg:d="M118 54c2-11 12-46 38-46 2 0 11 0 20 5-11 2-19 11-19 21 0 6 5 13 15 13 8 0 20-6 20-22 0-21-23-25-36-25-22 0-35 20-39 29-10-26-31-29-42-29-41 0-63 50-63 58 0 5 3 4 4 5 4 0 5-1 6-5 13-40 38-50 52-50 7 0 21 3 21 26 0 12-7 38-21 92-7 24-20 40-37 40-3 0-12 0-19-5 9-2 17-10 17-21 0-10-8-13-14-13-11 0-21 10-21 22 0 17 20 25 36 25 26 0 40-26 41-29 4 15 19 29 42 29 39 0 61-49 61-59 0-4-3-4-4-4-3 0-4 1-6 5-12 40-38 50-50 50-16 0-22-13-22-26 0-8 3-17 6-33 5-18 9-35 14-53z"><text:p/></draw:path><draw:path draw:style-name="gr1515" draw:text-style-name="P131" svg:width="0.191cm" svg:height="0.222cm" svg:x="3.904cm" svg:y="0.089cm" svg:viewBox="0 0 192 223" svg:d="M179 120c7 0 13 0 13-8 0-7-6-7-13-7-55 0-109 0-164 0 5-52 50-90 104-90 20 0 40 0 60 0 7 0 13 0 13-7 0-8-6-8-13-8-21 0-40 0-61 0-66 0-118 51-118 112 0 62 52 111 118 111 21 0 40 0 61 0 7 0 13 0 13-8s-6-8-13-8c-20 0-40 0-60 0-54 0-99-35-104-87 55 0 109 0 164 0z"><text:p/></draw:path><draw:path draw:style-name="gr1515" draw:text-style-name="P131" svg:width="0.155cm" svg:height="0.326cm" svg:x="4.254cm" svg:y="0cm" svg:viewBox="0 0 156 327" svg:d="M132 8c0-5-3-8-9-8-5 0-6 4-9 12-4 16-1 2-5 18-5-2-17-8-31-8-22 0-47 11-62 41-15 31-16 66-16 102 0 25 0 93 33 123-9 29-9 30-9 32 0 4 3 7 8 7s8-4 10-13c4-15 0-1 4-16 10 4 21 7 32 7 43 0 59-36 67-55 10-26 11-58 11-85 0-28 0-93-34-125 3-11 7-21 10-32zM38 270c-13-26-13-74-13-110 0-31 0-58 6-83 7-35 29-47 47-47 8 0 18 2 28 11-22 76-46 153-68 229zM118 56c12 22 12 67 12 104 0 28 0 56-5 81-6 41-27 55-47 55-9 0-19-2-27-11 22-76 45-153 67-229z"><text:p/></draw:path></draw:g>. שזו סתירה כי יתכן מצב בו <draw:g text:anchor-type="as-char" svg:y="-0.259cm" draw:z-index="64" draw:name="Shape78" draw:style-name="gr1513"><svg:title>TexMaths</svg:title><svg:desc>11§display§x = 1§svg§600§FALSE§</svg:desc><draw:path draw:style-name="gr1514" draw:text-style-name="P130" svg:width="0.855cm" svg:height="0.218cm" svg:x="0.008cm" svg:y="0.019cm" svg:viewBox="0 0 856 219" svg:d="M0 0c286 0 570 0 856 0 0 73 0 146 0 219-286 0-570 0-856 0 0-73 0-146 0-219z"><text:p/></draw:path><draw:path draw:style-name="gr1515" draw:text-style-name="P131" svg:width="0.191cm" svg:height="0.172cm" svg:x="-0.001cm" svg:y="0.086cm" svg:viewBox="0 0 192 173" svg:d="M118 54c2-10 11-45 38-45 2 0 11 0 20 5-11 1-19 11-19 21 0 6 5 13 14 13s21-6 21-22c0-21-23-26-36-26-22 0-35 21-40 30-9-26-30-30-41-30-41 0-63 50-63 59 0 5 3 2 4 5 4 0 5-1 6-5 13-40 38-50 52-50 7 0 20 3 20 26 0 11-6 37-20 91-7 23-20 39-37 39-3 0-12 0-19-5 9-2 17-10 17-21 0-10-8-12-14-12-11 0-21 9-21 21 0 18 20 25 36 25 26 0 40-27 41-29 4 14 19 29 42 29 39 0 61-48 61-58 0-3-3-3-4-3-4 0-5 1-6 3-12 41-38 50-50 50-16 0-22-13-22-26 0-8 2-15 6-33 5-17 9-35 14-52z"><text:p/></draw:path><draw:path draw:style-name="gr1515" draw:text-style-name="P131" svg:width="0.255cm" svg:height="0.089cm" svg:x="0.338cm" svg:y="0.116cm" svg:viewBox="0 0 256 90" svg:d="M243 15c6 0 13 0 13-7 0-8-7-8-12-8-78 0-155 0-232 0-4 0-12 0-12 8 0 7 8 7 13 7 77 0 153 0 230 0zM244 90c5 0 12 0 12-8 0-7-7-7-13-7-77 0-153 0-230 0-5 0-13 0-13 7 0 8 8 8 12 8 77 0 154 0 232 0z"><text:p/></draw:path><draw:path draw:style-name="gr1515" draw:text-style-name="P131" svg:width="0.126cm" svg:height="0.254cm" svg:x="0.756cm" svg:y="0cm" svg:viewBox="0 0 127 255" svg:d="M79 10c0-9 0-10-9-10-24 24-58 24-70 24 0 5 0 8 0 12 8 0 31 0 51-10 0 66 0 132 0 198 0 14-2 18-37 18-4 0-7 0-12 0 0 5 0 8 0 13 14-2 47-2 63-2 15 0 49 0 62 2 0-5 0-8 0-13-4 0-7 0-12 0-35 0-36-4-36-18 0-72 0-143 0-214z"><text:p/></draw:path></draw:g><text:s/>(שאינו נמצא בקבוצה ריקה, אך יכול להימצא בכל <draw:g text:anchor-type="as-char" svg:y="-0.275cm" draw:z-index="65" draw:name="Shape79" draw:style-name="gr1513"><svg:title>TexMaths</svg:title><svg:desc>11§display§A§svg§600§FALSE§</svg:desc><draw:path draw:style-name="gr1514" draw:text-style-name="P130" svg:width="0.236cm" svg:height="0.234cm" svg:x="0.006cm" svg:y="0.02cm" svg:viewBox="0 0 237 235" svg:d="M0 0c79 0 158 0 237 0 0 78 0 157 0 235-79 0-158 0-237 0 0-78 0-157 0-235z"><text:p/></draw:path><draw:path draw:style-name="gr1515" draw:text-style-name="P131" svg:width="0.263cm" svg:height="0.274cm" svg:x="-0.001cm" svg:y="0cm" svg:viewBox="0 0 264 275" svg:d="M56 231c-15 25-31 30-47 32-6 0-9 0-9 7 0 2 2 5 6 5 9 0 22-1 33-1 12 0 26 1 38 1 2 0 7 0 7-8 0-4-3-4-6-4-8-2-18-4-18-14 0-4 3-8 5-14 10-16 20-33 30-49 32 0 64 0 96 0 0 7 5 60 5 64 0 11-19 13-27 13-6 0-9 0-9 7 0 5 4 5 6 5 15 0 32-1 47-1 10 0 34 1 44 1 2 0 7 0 7-8 0-4-4-4-9-4-24 0-24-3-25-14-8-80-16-160-24-240-1-8-1-9-7-9s-8 2-10 7c-44 74-89 149-133 224zM103 174c24-42 49-85 74-127 4 42 8 85 13 127-29 0-59 0-87 0z"><text:p/></draw:path></draw:g>). כלומר, <draw:g text:anchor-type="as-char" svg:y="-0.263cm" draw:z-index="66" draw:name="Shape80" draw:style-name="gr1513"><svg:title>TexMaths</svg:title><svg:desc>11§display§x \in B§svg§600§FALSE§</svg:desc><draw:path draw:style-name="gr1514" draw:text-style-name="P130" svg:width="0.944cm" svg:height="0.237cm" svg:x="0.008cm" svg:y="0.016cm" svg:viewBox="0 0 945 238" svg:d="M473 238c-158 0-316 0-473 0 0-79 0-159 0-238 315 0 630 0 945 0 0 79 0 159 0 238-158 0-315 0-472 0z"><text:p/></draw:path><draw:path draw:style-name="gr1515" draw:text-style-name="P131" svg:width="0.191cm" svg:height="0.172cm" svg:x="-0.001cm" svg:y="0.091cm" svg:viewBox="0 0 192 173" svg:d="M119 54c2-10 11-46 37-46 2 0 11 0 20 5-11 2-19 12-19 21 0 7 5 13 15 13 8 0 20-6 20-22 0-20-22-25-35-25-23 0-36 20-40 29-10-26-31-29-42-29-41 0-63 49-63 59 0 4 4 4 6 4s3 0 4-5c13-40 38-50 52-50 7 0 21 4 21 26 0 12-7 37-21 91-6 24-20 40-37 40-2 0-11 0-19-6 9-1 18-9 18-20 0-9-9-13-14-13-12 0-22 10-22 22 0 18 20 25 36 25 27 0 40-26 41-28 5 13 19 28 42 28 39 0 61-49 61-58 0-4-3-4-4-4-3 0-4 2-4 4-14 40-40 50-52 50-16 0-21-11-21-24 0-9 2-18 7-35 4-17 8-35 13-52z"><text:p/></draw:path><draw:path draw:style-name="gr1515" draw:text-style-name="P131" svg:width="0.191cm" svg:height="0.222cm" svg:x="0.349cm" svg:y="0.053cm" svg:viewBox="0 0 192 223" svg:d="M179 120c7 0 13 0 13-8s-6-8-13-8c-55 0-109 0-164 0 5-51 50-89 104-89 20 0 40 0 60 0 7 0 13 0 13-7 0-8-6-8-13-8-20 0-40 0-60 0-67 0-119 51-119 112 0 60 52 111 119 111 20 0 40 0 60 0 7 0 13 0 13-8 0-7-6-7-13-7-20 0-40 0-60 0-54 0-99-38-104-88 55 0 109 0 164 0z"><text:p/></draw:path><draw:path draw:style-name="gr1515" draw:text-style-name="P131" svg:width="0.275cm" svg:height="0.261cm" svg:x="0.696cm" svg:y="-0.001cm" svg:viewBox="0 0 276 262" svg:d="M45 232c-3 15-4 18-35 18-6 0-10 0-10 8 0 4 3 4 10 4 46 0 92 0 138 0 61 0 107-46 107-83 0-26-23-49-60-53 40-7 81-36 81-72 0-29-25-54-73-54-42 0-86 0-129 0-7 0-11 0-11 8 0 4 3 4 11 4 1 0 7 0 14 1 8 0 11 1 11 6 0 2 0 3-1 7-18 68-35 138-53 206zM103 122c8-32 17-64 25-96 3-13 4-14 20-14 17 0 33 0 51 0 33 0 42 23 42 40 0 34-33 70-80 70-19 0-39 0-58 0zM87 250c-6 0-7 0-9 0-4-1-5-1-5-4 0-1 0-2 2-9 9-35 17-71 26-106 24 0 50 0 74 0 36 0 44 27 44 44 0 38-34 75-80 75-18 0-35 0-52 0z"><text:p/></draw:path></draw:g>.</text:p>
                </text:list-item>
                <text:list-item>
                  <text:p text:style-name="P91">אם <draw:g text:anchor-type="as-char" svg:y="-0.263cm" draw:z-index="67" draw:name="Shape81" draw:style-name="gr1513"><svg:title>TexMaths</svg:title><svg:desc>11§display§x \in B§svg§600§FALSE§</svg:desc><draw:path draw:style-name="gr1514" draw:text-style-name="P130" svg:width="0.944cm" svg:height="0.237cm" svg:x="0.008cm" svg:y="0.016cm" svg:viewBox="0 0 945 238" svg:d="M473 238c-158 0-316 0-473 0 0-79 0-159 0-238 315 0 630 0 945 0 0 79 0 159 0 238-158 0-315 0-472 0z"><text:p/></draw:path><draw:path draw:style-name="gr1515" draw:text-style-name="P131" svg:width="0.191cm" svg:height="0.172cm" svg:x="-0.001cm" svg:y="0.091cm" svg:viewBox="0 0 192 173" svg:d="M119 54c2-10 11-46 37-46 2 0 11 0 20 5-11 2-19 12-19 21 0 7 5 13 15 13 8 0 20-6 20-22 0-20-22-25-35-25-23 0-36 20-40 29-10-26-31-29-42-29-41 0-63 49-63 59 0 4 4 4 6 4s3 0 4-5c13-40 38-50 52-50 7 0 21 4 21 26 0 12-7 37-21 91-6 24-20 40-37 40-2 0-11 0-19-6 9-1 18-9 18-20 0-9-9-13-14-13-12 0-22 10-22 22 0 18 20 25 36 25 27 0 40-26 41-28 5 13 19 28 42 28 39 0 61-49 61-58 0-4-3-4-4-4-3 0-4 2-4 4-14 40-40 50-52 50-16 0-21-11-21-24 0-9 2-18 7-35 4-17 8-35 13-52z"><text:p/></draw:path><draw:path draw:style-name="gr1515" draw:text-style-name="P131" svg:width="0.191cm" svg:height="0.222cm" svg:x="0.349cm" svg:y="0.053cm" svg:viewBox="0 0 192 223" svg:d="M179 120c7 0 13 0 13-8s-6-8-13-8c-55 0-109 0-164 0 5-51 50-89 104-89 20 0 40 0 60 0 7 0 13 0 13-7 0-8-6-8-13-8-20 0-40 0-60 0-67 0-119 51-119 112 0 60 52 111 119 111 20 0 40 0 60 0 7 0 13 0 13-8 0-7-6-7-13-7-20 0-40 0-60 0-54 0-99-38-104-88 55 0 109 0 164 0z"><text:p/></draw:path><draw:path draw:style-name="gr1515" draw:text-style-name="P131" svg:width="0.275cm" svg:height="0.261cm" svg:x="0.696cm" svg:y="-0.001cm" svg:viewBox="0 0 276 262" svg:d="M45 232c-3 15-4 18-35 18-6 0-10 0-10 8 0 4 3 4 10 4 46 0 92 0 138 0 61 0 107-46 107-83 0-26-23-49-60-53 40-7 81-36 81-72 0-29-25-54-73-54-42 0-86 0-129 0-7 0-11 0-11 8 0 4 3 4 11 4 1 0 7 0 14 1 8 0 11 1 11 6 0 2 0 3-1 7-18 68-35 138-53 206zM103 122c8-32 17-64 25-96 3-13 4-14 20-14 17 0 33 0 51 0 33 0 42 23 42 40 0 34-33 70-80 70-19 0-39 0-58 0zM87 250c-6 0-7 0-9 0-4-1-5-1-5-4 0-1 0-2 2-9 9-35 17-71 26-106 24 0 50 0 74 0 36 0 44 27 44 44 0 38-34 75-80 75-18 0-35 0-52 0z"><text:p/></draw:path></draw:g>, אז <draw:g text:anchor-type="as-char" svg:y="-0.263cm" draw:z-index="68" draw:name="Shape82" draw:style-name="gr1513"><svg:title>TexMaths</svg:title><svg:desc>11§display§x \in B§svg§600§FALSE§</svg:desc><draw:path draw:style-name="gr1514" draw:text-style-name="P130" svg:width="0.944cm" svg:height="0.237cm" svg:x="0.008cm" svg:y="0.016cm" svg:viewBox="0 0 945 238" svg:d="M473 238c-158 0-316 0-473 0 0-79 0-159 0-238 315 0 630 0 945 0 0 79 0 159 0 238-158 0-315 0-472 0z"><text:p/></draw:path><draw:path draw:style-name="gr1515" draw:text-style-name="P131" svg:width="0.191cm" svg:height="0.172cm" svg:x="-0.001cm" svg:y="0.091cm" svg:viewBox="0 0 192 173" svg:d="M119 54c2-10 11-46 37-46 2 0 11 0 20 5-11 2-19 12-19 21 0 7 5 13 15 13 8 0 20-6 20-22 0-20-22-25-35-25-23 0-36 20-40 29-10-26-31-29-42-29-41 0-63 49-63 59 0 4 4 4 6 4s3 0 4-5c13-40 38-50 52-50 7 0 21 4 21 26 0 12-7 37-21 91-6 24-20 40-37 40-2 0-11 0-19-6 9-1 18-9 18-20 0-9-9-13-14-13-12 0-22 10-22 22 0 18 20 25 36 25 27 0 40-26 41-28 5 13 19 28 42 28 39 0 61-49 61-58 0-4-3-4-4-4-3 0-4 2-4 4-14 40-40 50-52 50-16 0-21-11-21-24 0-9 2-18 7-35 4-17 8-35 13-52z"><text:p/></draw:path><draw:path draw:style-name="gr1515" draw:text-style-name="P131" svg:width="0.191cm" svg:height="0.222cm" svg:x="0.349cm" svg:y="0.053cm" svg:viewBox="0 0 192 223" svg:d="M179 120c7 0 13 0 13-8s-6-8-13-8c-55 0-109 0-164 0 5-51 50-89 104-89 20 0 40 0 60 0 7 0 13 0 13-7 0-8-6-8-13-8-20 0-40 0-60 0-67 0-119 51-119 112 0 60 52 111 119 111 20 0 40 0 60 0 7 0 13 0 13-8 0-7-6-7-13-7-20 0-40 0-60 0-54 0-99-38-104-88 55 0 109 0 164 0z"><text:p/></draw:path><draw:path draw:style-name="gr1515" draw:text-style-name="P131" svg:width="0.275cm" svg:height="0.261cm" svg:x="0.696cm" svg:y="-0.001cm" svg:viewBox="0 0 276 262" svg:d="M45 232c-3 15-4 18-35 18-6 0-10 0-10 8 0 4 3 4 10 4 46 0 92 0 138 0 61 0 107-46 107-83 0-26-23-49-60-53 40-7 81-36 81-72 0-29-25-54-73-54-42 0-86 0-129 0-7 0-11 0-11 8 0 4 3 4 11 4 1 0 7 0 14 1 8 0 11 1 11 6 0 2 0 3-1 7-18 68-35 138-53 206zM103 122c8-32 17-64 25-96 3-13 4-14 20-14 17 0 33 0 51 0 33 0 42 23 42 40 0 34-33 70-80 70-19 0-39 0-58 0zM87 250c-6 0-7 0-9 0-4-1-5-1-5-4 0-1 0-2 2-9 9-35 17-71 26-106 24 0 50 0 74 0 36 0 44 27 44 44 0 38-34 75-80 75-18 0-35 0-52 0z"><text:p/></draw:path></draw:g>, כדרוש. </text:p>
                </text:list-item>
              </text:list>
            </text:list-item>
            <text:list-item>
              <text:p text:style-name="P85"><text:span text:style-name="T18">הכלה שניה: </text:span><text:span text:style-name="T18"><draw:g text:anchor-type="as-char" svg:y="-0.273cm" draw:z-index="71" draw:name="Shape83" draw:style-name="gr1513"><svg:title>TexMaths</svg:title><svg:desc>11§display§B \subseteq A \cup B§svg§600§FALSE§</svg:desc><draw:path draw:style-name="gr1514" draw:text-style-name="P130" svg:width="1.798cm" svg:height="0.287cm" svg:x="0.002cm" svg:y="0.019cm" svg:viewBox="0 0 1799 288" svg:d="M0 0c600 0 1199 0 1799 0 0 96 0 193 0 288-600 0-1199 0-1799 0 0-95 0-192 0-288z"><text:p/></draw:path><draw:path draw:style-name="gr1515" draw:text-style-name="P131" svg:width="0.275cm" svg:height="0.261cm" svg:x="-0.001cm" svg:y="0.013cm" svg:viewBox="0 0 276 262" svg:d="M45 232c-3 15-4 18-35 18-7 0-10 0-10 8 0 4 3 4 10 4 46 0 92 0 139 0 60 0 106-45 106-84 0-26-23-48-60-53 40-7 81-36 81-72 0-29-26-53-72-53-43 0-87 0-130 0-7 0-11 0-11 8 0 3 3 3 11 3 1 0 7 0 14 1 8 1 11 1 11 7 0 1-1 2-2 6-18 70-34 139-52 207zM103 122c8-32 17-64 25-96 3-14 4-15 21-15 16 0 33 0 49 0 34 0 43 23 43 41 0 33-34 70-80 70-19 0-39 0-58 0zM86 250c-5 0-6 0-8 0-4-1-5-1-5-5 0-1 0-1 2-8 9-36 17-72 26-107 24 0 50 0 74 0 36 0 44 28 44 44 0 38-34 76-80 76-18 0-36 0-53 0z"><text:p/></draw:path><draw:path draw:style-name="gr1515" draw:text-style-name="P131" svg:width="0.236cm" svg:height="0.296cm" svg:x="0.435cm" svg:y="0.03cm" svg:viewBox="0 0 237 297" svg:d="M222 15c7 0 15 0 15-7 0-8-8-8-15-8-34 0-69 0-103 0-67 0-119 51-119 111 0 62 53 111 119 111 34 0 69 0 103 0 7 0 15 0 15-7 0-8-8-8-15-8-34 0-69 0-103 0-61 0-104-44-104-95 0-53 44-97 104-97 34 0 69 0 103 0zM21 282c-7 0-13 0-13 7 0 8 6 8 13 8 67 0 134 0 201 0 7 0 15 0 15-8 0-7-8-7-15-7-67 0-134 0-201 0z"><text:p/></draw:path><draw:path draw:style-name="gr1515" draw:text-style-name="P131" svg:width="0.264cm" svg:height="0.274cm" svg:x="0.824cm" svg:y="0cm" svg:viewBox="0 0 265 275" svg:d="M55 231c-15 25-30 31-47 32-5 0-8 0-8 8 0 2 2 4 4 4 11 0 24-1 35-1 12 0 26 1 38 1 2 0 7 0 7-8 0-4-4-4-6-4-9-1-19-3-19-13 0-5 3-9 6-14 10-17 20-33 30-50 32 0 65 0 96 0 2 8 7 61 7 65 0 11-21 12-29 12-4 0-8 0-8 8 0 4 4 4 5 4 16 0 32-1 49-1 9 0 34 1 44 1 2 0 6 0 6-8 0-4-4-4-9-4-24 0-24-2-25-14-8-81-15-160-23-240-1-8-1-9-8-9-6 0-7 2-10 7-45 74-90 149-135 224zM102 174c26-42 51-85 76-127 5 42 8 85 12 127-29 0-58 0-88 0z"><text:p/></draw:path><draw:path draw:style-name="gr1515" draw:text-style-name="P131" svg:width="0.215cm" svg:height="0.238cm" svg:x="1.206cm" svg:y="0.049cm" svg:viewBox="0 0 216 239" svg:d="M216 14c0-6 0-14-8-14s-8 8-8 14c0 47 0 93 0 140 0 56-64 69-92 69-18 0-42-3-62-16-31-20-31-43-31-53 0-47 0-93 0-140 0-6 0-14-7-14-8 0-8 8-8 14 0 47 0 94 0 141 0 59 59 84 108 84 50 0 108-28 108-83 0-47 0-94 0-142z"><text:p/></draw:path><draw:path draw:style-name="gr1515" draw:text-style-name="P131" svg:width="0.275cm" svg:height="0.261cm" svg:x="1.545cm" svg:y="0.013cm" svg:viewBox="0 0 276 262" svg:d="M46 232c-4 15-5 18-35 18-7 0-11 0-11 8 0 4 3 4 11 4 46 0 91 0 138 0 61 0 106-45 106-84 0-26-22-48-59-53 39-7 80-36 80-72 0-29-25-53-71-53-43 0-87 0-130 0-8 0-12 0-12 8 0 3 4 3 11 3 1 0 9 0 15 1 7 1 10 1 10 7 0 1 0 2-1 6-18 70-34 139-52 207zM105 122c7-32 15-64 23-96 4-14 4-15 21-15 16 0 34 0 50 0 34 0 42 23 42 41 0 33-33 70-80 70-19 0-38 0-56 0zM87 250c-6 0-7 0-9 0-3-1-4-1-4-5 0-1 0-1 1-8 9-36 19-72 27-107 25 0 49 0 73 0 37 0 44 28 44 44 0 38-34 76-79 76-18 0-35 0-53 0z"><text:p/></draw:path></draw:g></text:span><text:span text:style-name="T18">. ידוע שטענה זו אמ"מ </text:span><text:span text:style-name="T18"><draw:g text:anchor-type="as-char" svg:y="-0.273cm" draw:z-index="72" draw:name="Shape84" draw:style-name="gr1513"><svg:title>TexMaths</svg:title><svg:desc>11§display§\forall x. x \in B \implies x \in B \lor x \in A§svg§600§FALSE§</svg:desc><draw:path draw:style-name="gr1514" draw:text-style-name="P130" svg:width="4.968cm" svg:height="0.25cm" svg:x="0.019cm" svg:y="0.02cm" svg:viewBox="0 0 4969 251" svg:d="M2485 251c-828 0-1657 0-2485 0 0-84 0-167 0-251 1657 0 3312 0 4969 0 0 84 0 167 0 251-829 0-1657 0-2484 0z"><text:p/></draw:path><draw:path draw:style-name="gr1515" draw:text-style-name="P131" svg:width="0.215cm" svg:height="0.274cm" svg:x="-0.001cm" svg:y="0.012cm" svg:viewBox="0 0 216 275" svg:d="M213 14c3-4 3-4 3-6 0-5-4-8-8-8-6 0-8 4-9 9-11 28-22 56-33 85-38 0-78 0-117 0-11-29-22-57-33-85-1-6-3-9-8-9-4 0-8 3-8 8 0 1 0 1 2 6 32 84 65 168 97 251 2 6 3 10 9 10 5 0 6-4 9-9 31-83 64-168 96-252zM55 109c35 0 70 0 106 0-18 45-36 91-53 136-18-45-35-91-53-136z"><text:p/></draw:path><draw:path draw:style-name="gr1515" draw:text-style-name="P131" svg:width="0.191cm" svg:height="0.173cm" svg:x="0.226cm" svg:y="0.109cm" svg:viewBox="0 0 192 174" svg:d="M118 54c2-10 11-45 38-45 1 0 11 0 19 4-11 2-19 12-19 21 0 7 5 14 16 14 7 0 20-7 20-23 0-19-23-25-36-25-22 0-36 21-41 30-9-26-30-30-41-30-40 0-62 50-62 59 0 5 3 5 4 5 4 0 5-1 5-5 13-40 38-50 52-50 7 0 20 3 20 25 0 12-6 39-20 93-6 23-20 38-37 38-2 0-11 0-20-4 10-1 19-10 19-20 0-11-9-14-14-14-12 0-21 9-21 23 0 16 19 24 36 24 26 0 40-27 41-29 4 15 18 29 42 29 39 0 61-49 61-58 0-5-3-5-4-5-4 0-4 2-6 5-13 41-39 49-51 49-15 0-21-11-21-24 0-9 2-18 6-34 5-18 9-35 14-53z"><text:p/></draw:path><draw:path draw:style-name="gr1515" draw:text-style-name="P131" svg:width="0.04cm" svg:height="0.04cm" svg:x="0.469cm" svg:y="0.236cm" svg:viewBox="0 0 41 41" svg:d="M41 20c0-11-10-20-21-20s-20 9-20 20 9 21 20 21 21-10 21-21z"><text:p/></draw:path><draw:path draw:style-name="gr1515" draw:text-style-name="P131" svg:width="0.191cm" svg:height="0.173cm" svg:x="0.554cm" svg:y="0.109cm" svg:viewBox="0 0 192 174" svg:d="M118 54c2-10 11-45 38-45 2 0 11 0 20 4-11 2-19 12-19 21 0 7 5 14 15 14 8 0 20-7 20-23 0-19-23-25-36-25-22 0-35 21-39 30-10-26-31-30-42-30-41 0-63 50-63 59 0 5 3 3 4 5 4 0 5-1 6-5 13-40 38-50 52-50 7 0 21 3 21 25 0 12-7 39-21 93-7 23-20 38-38 38-2 0-11 0-18-4 9-1 17-10 17-20 0-11-8-14-14-14-11 0-21 9-21 23 0 16 20 24 36 24 26 0 40-27 41-29 4 15 19 29 42 29 39 0 61-49 61-58 0-5-3-5-4-5-3 0-4 2-6 5-12 41-38 49-50 49-16 0-22-11-22-24 0-9 2-18 6-34 5-18 9-35 14-53z"><text:p/></draw:path><draw:path draw:style-name="gr1515" draw:text-style-name="P131" svg:width="0.191cm" svg:height="0.221cm" svg:x="0.903cm" svg:y="0.072cm" svg:viewBox="0 0 192 222" svg:d="M179 119c7 0 13 0 13-8s-6-8-13-8c-55 0-109 0-164 0 5-51 50-88 104-88 20 0 40 0 60 0 7 0 13 0 13-7 0-8-6-8-13-8-21 0-40 0-61 0-66 0-118 50-118 111s52 111 118 111c21 0 40 0 61 0 7 0 13 0 13-7 0-8-6-8-13-8-20 0-40 0-60 0-54 0-99-37-104-88 55 0 109 0 164 0z"><text:p/></draw:path><draw:path draw:style-name="gr1515" draw:text-style-name="P131" svg:width="0.275cm" svg:height="0.261cm" svg:x="1.252cm" svg:y="0.013cm" svg:viewBox="0 0 276 262" svg:d="M45 232c-3 15-4 18-34 18-7 0-11 0-11 8 0 4 3 4 11 4 46 0 91 0 137 0 61 0 107-45 107-84 0-26-22-48-60-53 40-7 81-36 81-72 0-29-25-53-71-53-44 0-87 0-131 0-7 0-11 0-11 8 0 4 3 4 11 4 1 0 8 0 14 0 8 1 11 1 11 7 0 1 0 2-1 7-18 69-35 138-53 206zM104 122c8-32 16-64 24-96 4-13 4-14 20-14 17 0 35 0 51 0 34 0 42 22 42 40 0 33-33 70-80 70-19 0-38 0-57 0zM87 250c-6 0-7 0-9 0-4-1-5-1-5-5 0-1 0-2 2-8 9-36 17-72 26-107 24 0 50 0 74 0 37 0 44 28 44 44 0 38-34 76-79 76-18 0-36 0-53 0z"><text:p/></draw:path><draw:path draw:style-name="gr1515" draw:text-style-name="P131" svg:width="0.256cm" svg:height="0.089cm" svg:x="1.784cm" svg:y="0.134cm" svg:viewBox="0 0 257 90" svg:d="M244 15c6 0 13 0 13-7 0-8-7-8-13-8-77 0-154 0-231 0-5 0-13 0-13 8 0 7 8 7 13 7 77 0 154 0 231 0zM244 90c6 0 13 0 13-7 0-8-7-8-13-8-77 0-154 0-231 0-5 0-13 0-13 8 0 7 8 7 13 7 77 0 154 0 231 0z"><text:p/></draw:path><draw:path draw:style-name="gr1515" draw:text-style-name="P131" svg:width="0.342cm" svg:height="0.21cm" svg:x="2.021cm" svg:y="0.074cm" svg:viewBox="0 0 343 211" svg:d="M260 76c15 14 35 24 48 30-14 6-33 16-48 29-83 0-164 0-247 0-6 0-13 0-13 8s7 8 13 8c76 0 153 0 229 0-19 16-39 50-39 56 0 4 5 4 7 4 3 0 7 0 8-3 7-15 18-35 44-56 26-24 53-34 72-40 7-3 7-3 8-4 1 0 1-1 1-2s0-1-1-3h-1c0-1-1-1-8-3-53-15-91-50-113-92-3-8-4-8-10-8-2 0-7 0-7 4 0 5 20 39 39 57-76 0-153 0-229 0-6 0-13 0-13 7 0 8 7 8 13 8 83 0 164 0 247 0z"><text:p/></draw:path><draw:path draw:style-name="gr1515" draw:text-style-name="P131" svg:width="0.191cm" svg:height="0.173cm" svg:x="2.61cm" svg:y="0.109cm" svg:viewBox="0 0 192 174" svg:d="M118 54c3-10 12-45 38-45 2 0 11 0 20 4-11 2-19 12-19 21 0 7 5 14 15 14 8 0 20-7 20-23 0-19-22-25-35-25-23 0-36 21-40 30-10-26-31-30-42-30-41 0-63 50-63 59 0 5 3 3 4 5 4 0 5-1 6-5 13-40 38-50 52-50 7 0 21 3 21 25 0 12-7 39-21 93-7 23-20 38-37 38-2 0-12 0-19-4 9-1 18-10 18-20 0-11-9-14-14-14-12 0-22 9-22 23 0 16 20 24 36 24 26 0 40-27 41-29 4 15 19 29 42 29 39 0 61-49 61-58 0-5-3-5-4-5-3 0-4 2-4 5-14 41-40 49-52 49-16 0-21-11-21-24 0-9 2-18 5-34 5-18 9-35 14-53z"><text:p/></draw:path><draw:path draw:style-name="gr1515" draw:text-style-name="P131" svg:width="0.191cm" svg:height="0.221cm" svg:x="2.96cm" svg:y="0.072cm" svg:viewBox="0 0 192 222" svg:d="M179 119c7 0 13 0 13-8s-6-8-13-8c-55 0-109 0-164 0 5-51 50-88 104-88 20 0 40 0 60 0 7 0 13 0 13-7 0-8-6-8-13-8-20 0-40 0-60 0-67 0-119 50-119 111s52 111 119 111c20 0 40 0 60 0 7 0 13 0 13-7 0-8-6-8-13-8-20 0-40 0-60 0-54 0-99-37-104-88 55 0 109 0 164 0z"><text:p/></draw:path><draw:path draw:style-name="gr1515" draw:text-style-name="P131" svg:width="0.275cm" svg:height="0.261cm" svg:x="3.309cm" svg:y="0.013cm" svg:viewBox="0 0 276 262" svg:d="M46 232c-4 15-5 18-35 18-7 0-11 0-11 8 0 4 3 4 11 4 46 0 91 0 137 0 62 0 107-45 107-84 0-26-22-48-59-53 39-7 80-36 80-72 0-29-25-53-71-53-43 0-87 0-130 0-8 0-12 0-12 8 0 4 4 4 11 4 1 0 8 0 15 0 7 1 10 1 10 7 0 1 0 2-1 7-18 69-34 138-52 206zM104 122c8-32 16-64 24-96 4-13 4-14 20-14 17 0 35 0 51 0 34 0 42 22 42 40 0 33-33 70-80 70-19 0-38 0-57 0zM87 250c-6 0-7 0-9 0-3-1-4-1-4-5 0-1 0-2 1-8 9-36 18-72 27-107 24 0 49 0 73 0 37 0 44 28 44 44 0 38-34 76-79 76-18 0-36 0-53 0z"><text:p/></draw:path><draw:path draw:style-name="gr1515" draw:text-style-name="P131" svg:width="0.213cm" svg:height="0.238cm" svg:x="3.713cm" svg:y="0.049cm" svg:viewBox="0 0 214 239" svg:d="M212 15c2-4 2-5 2-7 0-4-3-8-7-8s-6 3-9 9c-30 67-61 135-90 202-31-67-61-135-92-202-3-8-5-9-8-9-5 0-8 4-8 8 0 1 0 2 2 6 32 72 65 144 97 216 2 7 5 9 9 9s5-3 7-9c32-72 65-143 97-215z"><text:p/></draw:path><draw:path draw:style-name="gr1515" draw:text-style-name="P131" svg:width="0.191cm" svg:height="0.173cm" svg:x="4.046cm" svg:y="0.109cm" svg:viewBox="0 0 192 174" svg:d="M118 54c3-10 12-45 38-45 2 0 11 0 20 4-11 2-19 12-19 21 0 7 5 14 15 14 8 0 20-7 20-23 0-19-22-25-35-25-23 0-36 21-40 30-10-26-31-30-42-30-41 0-63 50-63 59 0 5 3 3 4 5 4 0 5-1 6-5 13-40 38-50 52-50 7 0 21 3 21 25 0 12-7 39-21 93-7 23-20 38-37 38-2 0-12 0-19-4 9-1 18-10 18-20 0-11-9-14-14-14-12 0-22 9-22 23 0 16 20 24 36 24 26 0 40-27 41-29 4 15 19 29 42 29 39 0 61-49 61-58 0-5-3-5-4-5-3 0-4 2-4 5-14 41-40 49-52 49-16 0-21-11-21-24 0-9 2-18 5-34 5-18 9-35 14-53z"><text:p/></draw:path><draw:path draw:style-name="gr1515" draw:text-style-name="P131" svg:width="0.191cm" svg:height="0.221cm" svg:x="4.396cm" svg:y="0.072cm" svg:viewBox="0 0 192 222" svg:d="M179 119c7 0 13 0 13-8s-6-8-13-8c-55 0-109 0-164 0 5-51 50-88 104-88 20 0 40 0 60 0 7 0 13 0 13-7 0-8-6-8-13-8-20 0-40 0-60 0-67 0-119 50-119 111s52 111 119 111c20 0 40 0 60 0 7 0 13 0 13-7 0-8-6-8-13-8-20 0-40 0-60 0-54 0-99-37-104-88 55 0 109 0 164 0z"><text:p/></draw:path><draw:path draw:style-name="gr1515" draw:text-style-name="P131" svg:width="0.264cm" svg:height="0.274cm" svg:x="4.742cm" svg:y="0cm" svg:viewBox="0 0 265 275" svg:d="M55 231c-15 25-30 31-47 32-5 0-8 0-8 8 0 2 1 4 4 4 11 0 23-1 33-1 14 0 27 1 40 1 2 0 7 0 7-8 0-4-4-4-6-4-9-1-19-4-19-13 0-5 3-9 6-14 10-17 20-33 30-50 31 0 64 0 96 0 1 8 7 61 7 64 0 12-21 13-29 13-5 0-8 0-8 8 0 4 4 4 5 4 15 0 32-1 48-1 10 0 35 1 43 1 4 0 8 0 8-8 0-4-4-4-9-4-24 0-24-2-25-14-8-79-17-160-24-239 0-8 0-10-7-10-6 0-8 3-10 7-45 74-90 149-135 224zM101 174c25-42 52-84 77-126 5 42 8 84 12 126-29 0-59 0-89 0z"><text:p/></draw:path></draw:g></text:span><text:span text:style-name="T18">, אשר הוא טוטולוגיה, כדרוש. </text:span></text:p>
            </text:list-item>
          </text:list>
        </text:list-item>
        <text:list-item>
          <text:p text:style-name="P91">הוכחנו את ההכלה הדו־כיוונית, כלומר <draw:g text:anchor-type="as-char" svg:y="-0.284cm" draw:z-index="73" draw:name="Shape85" draw:style-name="gr1513"><svg:title>TexMaths</svg:title><svg:desc>11§display§A \cup B = B§svg§600§FALSE§</svg:desc><draw:path draw:style-name="gr1514" draw:text-style-name="P130" svg:width="1.797cm" svg:height="0.243cm" svg:x="0.006cm" svg:y="0.02cm" svg:viewBox="0 0 1798 244" svg:d="M0 0c600 0 1199 0 1798 0 0 82 0 162 0 244-599 0-1198 0-1798 0 0-82 0-162 0-244z"><text:p/></draw:path><draw:path draw:style-name="gr1515" draw:text-style-name="P131" svg:width="0.264cm" svg:height="0.274cm" svg:x="-0.001cm" svg:y="0cm" svg:viewBox="0 0 265 275" svg:d="M56 230c-15 27-31 31-47 32-6 2-9 2-9 8 0 3 2 5 6 5 9 0 22-2 33-2 13 0 26 2 38 2 2 0 8 0 8-7 0-4-4-6-7-6-9 0-17-3-17-13 0-4 2-9 5-14 10-16 19-32 29-49 33 0 65 0 98 0 0 8 5 60 5 64 0 11-20 12-27 12-6 0-10 0-10 8 0 5 3 3 5 5 17 0 33-2 49-2 9 0 34 2 44 2 2 0 6 0 6-8 0-5-3-5-9-5-24 0-24-2-25-13-8-80-15-160-23-240-1-8-1-9-8-9-5 0-7 2-10 7-45 75-89 148-134 223zM102 174c26-42 51-85 76-127 5 42 9 85 13 127-29 0-59 0-89 0z"><text:p/></draw:path><draw:path draw:style-name="gr1515" draw:text-style-name="P131" svg:width="0.213cm" svg:height="0.237cm" svg:x="0.383cm" svg:y="0.045cm" svg:viewBox="0 0 214 238" svg:d="M214 14c0-6 0-14-7-14-8 0-8 8-8 14 0 47 0 93 0 138 0 59-63 71-91 71-18 0-42-4-63-17-30-19-30-44-30-54 0-45 0-91 0-138 0-6 0-14-7-14-8 0-8 8-8 14 0 47 0 94 0 140 0 59 59 84 108 84s106-26 106-84c0-46 0-93 0-140z"><text:p/></draw:path><draw:path draw:style-name="gr1515" draw:text-style-name="P131" svg:width="0.274cm" svg:height="0.26cm" svg:x="0.722cm" svg:y="0.013cm" svg:viewBox="0 0 275 261" svg:d="M45 232c-3 15-4 17-35 17-7 0-10 0-10 8 0 4 3 4 10 4 46 0 92 0 138 0 61 0 106-45 106-82 0-28-22-50-59-53 40-8 80-37 80-73 0-29-25-53-71-53-43 0-87 0-130 0-8 0-11 0-11 8 0 3 3 3 11 3 4 0 7 0 14 1s11 1 11 7c0 1-1 2-2 6-18 69-34 138-52 207zM103 121c8-32 17-64 25-95 3-14 4-15 20-15 17 0 33 0 50 0 34 0 42 23 42 40 0 34-33 70-80 70-19 0-38 0-57 0zM86 249c-6 0-6 0-8 0-4 0-5-1-5-3 0-1 0-2 2-9 9-35 17-72 26-107 24 0 49 0 73 0 37 0 45 28 45 44 0 39-34 75-80 75-18 0-36 0-53 0z"><text:p/></draw:path><draw:path draw:style-name="gr1515" draw:text-style-name="P131" svg:width="0.256cm" svg:height="0.089cm" svg:x="1.145cm" svg:y="0.135cm" svg:viewBox="0 0 257 90" svg:d="M244 15c6 0 13 0 13-7 0-8-7-8-13-8-77 0-154 0-231 0-5 0-13 0-13 8 0 7 8 7 13 7 77 0 154 0 231 0zM244 90c6 0 13 0 13-7 0-8-7-8-13-8-77 0-154 0-231 0-5 0-13 0-13 8 0 7 8 7 13 7 77 0 154 0 231 0z"><text:p/></draw:path><draw:path draw:style-name="gr1515" draw:text-style-name="P131" svg:width="0.275cm" svg:height="0.26cm" svg:x="1.548cm" svg:y="0.013cm" svg:viewBox="0 0 276 261" svg:d="M46 232c-4 15-5 17-35 17-7 0-11 0-11 8 0 4 3 4 11 4 46 0 91 0 137 0 62 0 107-45 107-82 0-28-22-50-59-53 39-8 80-37 80-73 0-29-25-53-71-53-43 0-87 0-130 0-8 0-12 0-12 8 0 3 4 3 11 3 1 0 9 0 15 1 7 1 10 1 10 7 0 1 0 2-1 6-18 69-34 138-52 207zM105 121c7-32 15-64 23-95 4-14 4-15 20-15 17 0 35 0 51 0 34 0 42 23 42 40 0 34-33 70-80 70-19 0-38 0-56 0zM87 249c-6 0-7 0-9 0-3 0-4-1-4-3 0-1 0-2 1-9 9-35 19-72 27-107 25 0 49 0 73 0 37 0 44 28 44 44 0 39-34 75-79 75-18 0-36 0-53 0z"><text:p/></draw:path></draw:g>. <text:span text:style-name="T6">מש"ל</text:span> <draw:g text:anchor-type="as-char" svg:y="-0.265cm" draw:z-index="74" draw:name="Shape86" draw:style-name="gr1513"><svg:title>TexMaths</svg:title><svg:desc>11§display§\blacksquare§svg§600§FALSE§</svg:desc><draw:path draw:style-name="gr1514" draw:text-style-name="P130" svg:width="0.236cm" svg:height="0.224cm" svg:x="-0.001cm" svg:y="0.018cm" svg:viewBox="0 0 237 225" svg:d="M120 225c-41 0-80 0-120 0 0-75 0-150 0-225 79 0 158 0 237 0 0 75 0 150 0 225-39 0-79 0-117 0z"><text:p/></draw:path><draw:path draw:style-name="gr1515" draw:text-style-name="P131" svg:width="0.254cm" svg:height="0.264cm" svg:x="0.001cm" svg:y="0cm" svg:viewBox="0 0 255 265" svg:d="M255 13c0-11-1-13-13-13-76 0-153 0-229 0-12 0-13 1-13 13 0 80 0 158 0 237 0 13 1 15 13 15 76 0 152 0 228 0 13 0 14-1 14-14 0-79 0-158 0-238z"><text:p/></draw:path></draw:g></text:p>
        </text:list-item>
      </text:list>
      <text:h text:style-name="Heading_20_3" text:outline-level="3"><text:span text:style-name="T28">גרירה</text:span> (ד)</text:h>
      <text:list text:style-name="L14">
        <text:list-item>
          <text:p text:style-name="P92">צ.ל.:</text:p>
          <text:p text:style-name="P27"><draw:g text:anchor-type="as-char" svg:y="-0.273cm" draw:z-index="130" draw:name="Shape102" draw:style-name="gr1513"><svg:title>TexMaths</svg:title><svg:desc>11§display§A \cup B = B \implies A \subseteq B§svg§600§FALSE§</svg:desc><draw:path draw:style-name="gr1514" draw:text-style-name="P130" svg:width="3.968cm" svg:height="0.287cm" svg:x="0.006cm" svg:y="0.019cm" svg:viewBox="0 0 3969 288" svg:d="M0 0c1323 0 2646 0 3969 0 0 96 0 193 0 288-1323 0-2646 0-3969 0 0-95 0-192 0-288z"><text:p/></draw:path><draw:path draw:style-name="gr1515" draw:text-style-name="P131" svg:width="0.264cm" svg:height="0.274cm" svg:x="-0.001cm" svg:y="0cm" svg:viewBox="0 0 265 275" svg:d="M56 231c-15 25-31 31-47 32-6 0-9 0-9 8 0 2 2 4 6 4 9 0 22-1 33-1 13 0 26 1 38 1 2 0 8 0 8-8 0-4-4-4-7-4-9-1-17-3-17-13 0-5 2-9 5-14 10-17 19-33 29-50 33 0 65 0 98 0 0 8 5 61 5 65 0 11-20 12-27 12-6 0-10 0-10 8 0 4 3 3 5 4 17 0 33-1 49-1 9 0 34 1 44 1 2 0 6 0 6-8 0-4-3-4-9-4-24 0-24-2-25-14-8-81-15-160-23-240-1-8-1-9-8-9-5 0-7 2-10 7-45 74-89 149-134 224zM102 174c26-42 51-85 76-127 5 42 9 85 13 127-29 0-59 0-89 0z"><text:p/></draw:path><draw:path draw:style-name="gr1515" draw:text-style-name="P131" svg:width="0.214cm" svg:height="0.238cm" svg:x="0.383cm" svg:y="0.048cm" svg:viewBox="0 0 215 239" svg:d="M215 14c0-6 0-14-8-14s-8 8-8 14c0 47 0 93 0 140 0 56-63 69-91 69-18 0-42-3-63-16-30-20-30-43-30-53 0-47 0-93 0-140 0-6 0-14-7-14-8 0-8 8-8 14 0 47 0 94 0 141 0 59 59 84 108 84s107-28 107-83c0-47 0-94 0-142z"><text:p/></draw:path><draw:path draw:style-name="gr1515" draw:text-style-name="P131" svg:width="0.275cm" svg:height="0.261cm" svg:x="0.722cm" svg:y="0.013cm" svg:viewBox="0 0 276 262" svg:d="M45 232c-3 15-4 18-35 18-7 0-10 0-10 8 0 4 3 4 10 4 46 0 92 0 139 0 60 0 106-45 106-84 0-26-23-48-60-53 40-7 81-36 81-72 0-29-26-53-72-53-43 0-87 0-130 0-7 0-11 0-11 8 0 3 3 3 11 3 1 0 7 0 14 1 8 1 11 1 11 7 0 1-1 2-2 6-18 70-34 139-52 207zM103 122c8-32 17-64 25-96 3-14 4-15 21-15 16 0 33 0 49 0 34 0 43 23 43 41 0 33-34 70-80 70-19 0-39 0-58 0zM86 250c-5 0-6 0-8 0-4-1-5-1-5-5 0-1 0-1 2-8 9-36 17-72 26-107 24 0 50 0 74 0 36 0 44 28 44 44 0 38-34 76-80 76-18 0-36 0-53 0z"><text:p/></draw:path><draw:path draw:style-name="gr1515" draw:text-style-name="P131" svg:width="0.256cm" svg:height="0.089cm" svg:x="1.147cm" svg:y="0.134cm" svg:viewBox="0 0 257 90" svg:d="M244 15c6 0 13 0 13-7 0-8-7-8-13-8-77 0-154 0-231 0-5 0-13 0-13 8 0 7 8 7 13 7 77 0 154 0 231 0zM244 90c6 0 13 0 13-7 0-8-7-8-13-8-77 0-154 0-231 0-5 0-13 0-13 8 0 7 8 7 13 7 77 0 154 0 231 0z"><text:p/></draw:path><draw:path draw:style-name="gr1515" draw:text-style-name="P131" svg:width="0.275cm" svg:height="0.261cm" svg:x="1.549cm" svg:y="0.013cm" svg:viewBox="0 0 276 262" svg:d="M46 232c-4 15-4 18-35 18-7 0-11 0-11 8 0 4 4 4 11 4 46 0 91 0 138 0 61 0 106-45 106-84 0-26-22-48-59-53 39-7 80-36 80-72 0-29-25-53-71-53-43 0-87 0-130 0-8 0-11 0-11 8 0 3 3 3 10 3 1 0 9 0 15 1 7 1 10 1 10 7 0 1 0 2-1 6-18 70-34 139-52 207zM105 122c7-32 16-64 24-96 3-14 4-15 21-15 16 0 33 0 49 0 34 0 42 23 42 41 0 33-33 70-80 70-19 0-38 0-56 0zM87 250c-6 0-7 0-9 0-3-1-4-1-4-5 0-1 0-1 2-8 9-36 18-72 26-107 25 0 49 0 73 0 37 0 45 28 45 44 0 38-35 76-80 76-18 0-35 0-53 0z"><text:p/></draw:path><draw:path draw:style-name="gr1515" draw:text-style-name="P131" svg:width="0.255cm" svg:height="0.089cm" svg:x="2.082cm" svg:y="0.134cm" svg:viewBox="0 0 256 90" svg:d="M243 15c7 0 13 0 13-7 0-8-6-8-12-8-77 0-155 0-232 0-5 0-12 0-12 8 0 7 7 7 13 7 77 0 153 0 230 0zM244 90c6 0 12 0 12-7 0-8-6-8-13-8-77 0-153 0-230 0-6 0-13 0-13 8 0 7 7 7 12 7 77 0 155 0 232 0z"><text:p/></draw:path><draw:path draw:style-name="gr1515" draw:text-style-name="P131" svg:width="0.342cm" svg:height="0.21cm" svg:x="2.317cm" svg:y="0.073cm" svg:viewBox="0 0 343 211" svg:d="M260 76c16 14 36 24 48 30-14 6-33 16-48 29-82 0-164 0-246 0-6 0-14 0-14 8s7 8 13 8c76 0 153 0 229 0-19 16-38 50-38 56 0 4 4 4 7 4 2 0 6 0 7-3 9-14 19-35 44-56 27-24 53-34 72-40 7-2 8-3 8-4 1 0 1-1 1-2s0-1 0-3h-1c-1-1-1-1-9-3-51-15-91-50-112-92-4-8-5-8-10-8-3 0-7 0-7 4 0 5 19 39 38 57-76 0-153 0-229 0-6 0-13 0-13 7 0 8 8 8 14 8 82 0 164 0 246 0z"><text:p/></draw:path><draw:path draw:style-name="gr1515" draw:text-style-name="P131" svg:width="0.264cm" svg:height="0.274cm" svg:x="2.911cm" svg:y="0cm" svg:viewBox="0 0 265 275" svg:d="M55 231c-15 25-31 31-47 32-5 0-8 0-8 8 0 2 1 4 4 4 11 0 24-1 33-1 14 0 27 1 40 1 2 0 7 0 7-8 0-4-4-4-6-4-9-1-19-3-19-13 0-5 3-9 6-14 10-17 20-33 30-50 32 0 65 0 96 0 2 8 7 61 7 65 0 11-21 12-29 12-5 0-8 0-8 8 0 4 4 4 5 4 16 0 32-1 49-1 8 0 34 1 42 1 3 0 8 0 8-8 0-4-4-4-9-4-24 0-24-2-25-14-8-81-16-160-24-240 0-8 0-9-7-9-6 0-7 2-11 7-45 74-89 149-134 224zM101 174c26-42 52-85 77-127 5 42 8 85 12 127-29 0-59 0-89 0z"><text:p/></draw:path><draw:path draw:style-name="gr1515" draw:text-style-name="P131" svg:width="0.234cm" svg:height="0.296cm" svg:x="3.327cm" svg:y="0.03cm" svg:viewBox="0 0 235 297" svg:d="M222 15c7 0 13 0 13-7 0-8-6-8-13-8-35 0-69 0-104 0-66 0-118 51-118 111 0 62 53 111 118 111 35 0 69 0 104 0 7 0 13 0 13-7 0-8-6-8-13-8-34 0-69 0-103 0-61 0-104-44-104-95 0-53 44-97 104-97 34 0 69 0 103 0zM21 282c-7 0-13 0-13 7 0 8 6 8 13 8 67 0 134 0 201 0 7 0 13 0 13-8 0-7-6-7-13-7-67 0-134 0-201 0z"><text:p/></draw:path><draw:path draw:style-name="gr1515" draw:text-style-name="P131" svg:width="0.275cm" svg:height="0.261cm" svg:x="3.718cm" svg:y="0.013cm" svg:viewBox="0 0 276 262" svg:d="M46 232c-4 15-5 18-35 18-7 0-11 0-11 8 0 4 3 4 11 4 46 0 91 0 138 0 61 0 106-45 106-84 0-26-22-48-59-53 39-7 80-36 80-72 0-29-25-53-71-53-43 0-87 0-130 0-8 0-12 0-12 8 0 3 4 3 11 3 1 0 9 0 15 1 7 1 10 1 10 7 0 1 0 2-1 6-18 70-34 139-52 207zM105 122c7-32 15-64 23-96 4-14 4-15 21-15 16 0 34 0 50 0 34 0 42 23 42 41 0 33-33 70-80 70-19 0-38 0-56 0zM87 250c-6 0-7 0-9 0-3-1-4-1-4-5 0-1 0-1 1-8 9-36 19-72 27-107 25 0 49 0 73 0 37 0 44 28 44 44 0 38-34 76-79 76-18 0-35 0-53 0z"><text:p/></draw:path></draw:g></text:p>
        </text:list-item>
        <text:list-item>
          <text:p text:style-name="P92">נניח <draw:g text:anchor-type="as-char" svg:y="-0.284cm" draw:z-index="75" draw:name="Shape88" draw:style-name="gr1513"><svg:title>TexMaths</svg:title><svg:desc>11§display§A \cup B = B§svg§600§FALSE§</svg:desc><draw:path draw:style-name="gr1514" draw:text-style-name="P130" svg:width="1.797cm" svg:height="0.243cm" svg:x="0.006cm" svg:y="0.02cm" svg:viewBox="0 0 1798 244" svg:d="M0 0c600 0 1199 0 1798 0 0 82 0 162 0 244-599 0-1198 0-1798 0 0-82 0-162 0-244z"><text:p/></draw:path><draw:path draw:style-name="gr1515" draw:text-style-name="P131" svg:width="0.264cm" svg:height="0.274cm" svg:x="-0.001cm" svg:y="0cm" svg:viewBox="0 0 265 275" svg:d="M56 230c-15 27-31 31-47 32-6 2-9 2-9 8 0 3 2 5 6 5 9 0 22-2 33-2 13 0 26 2 38 2 2 0 8 0 8-7 0-4-4-6-7-6-9 0-17-3-17-13 0-4 2-9 5-14 10-16 19-32 29-49 33 0 65 0 98 0 0 8 5 60 5 64 0 11-20 12-27 12-6 0-10 0-10 8 0 5 3 3 5 5 17 0 33-2 49-2 9 0 34 2 44 2 2 0 6 0 6-8 0-5-3-5-9-5-24 0-24-2-25-13-8-80-15-160-23-240-1-8-1-9-8-9-5 0-7 2-10 7-45 75-89 148-134 223zM102 174c26-42 51-85 76-127 5 42 9 85 13 127-29 0-59 0-89 0z"><text:p/></draw:path><draw:path draw:style-name="gr1515" draw:text-style-name="P131" svg:width="0.213cm" svg:height="0.237cm" svg:x="0.383cm" svg:y="0.045cm" svg:viewBox="0 0 214 238" svg:d="M214 14c0-6 0-14-7-14-8 0-8 8-8 14 0 47 0 93 0 138 0 59-63 71-91 71-18 0-42-4-63-17-30-19-30-44-30-54 0-45 0-91 0-138 0-6 0-14-7-14-8 0-8 8-8 14 0 47 0 94 0 140 0 59 59 84 108 84s106-26 106-84c0-46 0-93 0-140z"><text:p/></draw:path><draw:path draw:style-name="gr1515" draw:text-style-name="P131" svg:width="0.274cm" svg:height="0.26cm" svg:x="0.722cm" svg:y="0.013cm" svg:viewBox="0 0 275 261" svg:d="M45 232c-3 15-4 17-35 17-7 0-10 0-10 8 0 4 3 4 10 4 46 0 92 0 138 0 61 0 106-45 106-82 0-28-22-50-59-53 40-8 80-37 80-73 0-29-25-53-71-53-43 0-87 0-130 0-8 0-11 0-11 8 0 3 3 3 11 3 4 0 7 0 14 1s11 1 11 7c0 1-1 2-2 6-18 69-34 138-52 207zM103 121c8-32 17-64 25-95 3-14 4-15 20-15 17 0 33 0 50 0 34 0 42 23 42 40 0 34-33 70-80 70-19 0-38 0-57 0zM86 249c-6 0-6 0-8 0-4 0-5-1-5-3 0-1 0-2 2-9 9-35 17-72 26-107 24 0 49 0 73 0 37 0 45 28 45 44 0 39-34 75-80 75-18 0-36 0-53 0z"><text:p/></draw:path><draw:path draw:style-name="gr1515" draw:text-style-name="P131" svg:width="0.256cm" svg:height="0.089cm" svg:x="1.145cm" svg:y="0.135cm" svg:viewBox="0 0 257 90" svg:d="M244 15c6 0 13 0 13-7 0-8-7-8-13-8-77 0-154 0-231 0-5 0-13 0-13 8 0 7 8 7 13 7 77 0 154 0 231 0zM244 90c6 0 13 0 13-7 0-8-7-8-13-8-77 0-154 0-231 0-5 0-13 0-13 8 0 7 8 7 13 7 77 0 154 0 231 0z"><text:p/></draw:path><draw:path draw:style-name="gr1515" draw:text-style-name="P131" svg:width="0.275cm" svg:height="0.26cm" svg:x="1.548cm" svg:y="0.013cm" svg:viewBox="0 0 276 261" svg:d="M46 232c-4 15-5 17-35 17-7 0-11 0-11 8 0 4 3 4 11 4 46 0 91 0 137 0 62 0 107-45 107-82 0-28-22-50-59-53 39-8 80-37 80-73 0-29-25-53-71-53-43 0-87 0-130 0-8 0-12 0-12 8 0 3 4 3 11 3 1 0 9 0 15 1 7 1 10 1 10 7 0 1 0 2-1 6-18 69-34 138-52 207zM105 121c7-32 15-64 23-95 4-14 4-15 20-15 17 0 35 0 51 0 34 0 42 23 42 40 0 34-33 70-80 70-19 0-38 0-56 0zM87 249c-6 0-7 0-9 0-3 0-4-1-4-3 0-1 0-2 1-9 9-35 19-72 27-107 25 0 49 0 73 0 37 0 44 28 44 44 0 39-34 75-79 75-18 0-36 0-53 0z"><text:p/></draw:path></draw:g>. יהי <draw:g text:anchor-type="as-char" svg:y="-0.273cm" draw:z-index="76" draw:name="Shape89" draw:style-name="gr1513"><svg:title>TexMaths</svg:title><svg:desc>11§display§x \in A§svg§600§FALSE§</svg:desc><draw:path draw:style-name="gr1514" draw:text-style-name="P130" svg:width="0.929cm" svg:height="0.25cm" svg:x="0.008cm" svg:y="0.02cm" svg:viewBox="0 0 930 251" svg:d="M465 251c-155 0-310 0-465 0 0-84 0-167 0-251 310 0 620 0 930 0 0 84 0 167 0 251-155 0-310 0-465 0z"><text:p/></draw:path><draw:path draw:style-name="gr1515" draw:text-style-name="P131" svg:width="0.191cm" svg:height="0.173cm" svg:x="-0.001cm" svg:y="0.109cm" svg:viewBox="0 0 192 174" svg:d="M118 54c3-10 12-45 38-45 2 0 11 0 20 4-11 2-19 12-19 21 0 7 5 14 14 14s21-7 21-23c0-19-23-25-35-25-23 0-36 21-40 30-10-26-31-30-42-30-41 0-63 50-63 59 0 5 3 3 4 5 4 0 5-1 6-5 13-40 38-50 52-50 7 0 21 3 21 25 0 12-7 39-21 93-7 23-20 38-37 38-2 0-11 0-19-4 9-1 18-10 18-20 0-11-9-14-14-14-12 0-22 9-22 23 0 16 20 24 36 24 27 0 40-27 41-29 4 15 19 29 42 29 39 0 61-49 61-58 0-5-3-5-4-5-3 0-5 2-5 5-13 41-39 49-51 49-16 0-21-11-21-24 0-9 2-18 5-34 5-18 9-35 14-53z"><text:p/></draw:path><draw:path draw:style-name="gr1515" draw:text-style-name="P131" svg:width="0.192cm" svg:height="0.221cm" svg:x="0.348cm" svg:y="0.072cm" svg:viewBox="0 0 193 222" svg:d="M180 119c7 0 13 0 13-8s-6-8-13-8c-55 0-109 0-164 0 5-51 49-88 104-88 20 0 40 0 60 0 7 0 13 0 13-7 0-8-6-8-13-8-21 0-40 0-61 0-66 0-119 50-119 111s53 111 119 111c21 0 40 0 61 0 7 0 13 0 13-7 0-8-6-8-13-8-20 0-40 0-60 0-55 0-99-37-104-88 55 0 109 0 164 0z"><text:p/></draw:path><draw:path draw:style-name="gr1515" draw:text-style-name="P131" svg:width="0.264cm" svg:height="0.274cm" svg:x="0.693cm" svg:y="0cm" svg:viewBox="0 0 265 275" svg:d="M56 231c-15 25-31 31-48 32-5 0-8 0-8 8 0 2 2 4 5 4 10 0 22-1 33-1 13 0 27 1 39 1 2 0 8 0 8-8 0-4-5-4-7-4-9-1-19-4-19-13 0-5 4-9 6-14 10-17 20-33 30-50 31 0 64 0 96 0 1 8 7 61 7 64 0 12-21 13-29 13-4 0-9 0-9 8 0 4 5 4 6 4 15 0 32-1 48-1 10 0 34 1 43 1 4 0 8 0 8-8 0-4-4-4-9-4-24 0-24-2-25-14-9-79-17-160-24-239 0-8 0-10-7-10s-8 3-10 7c-45 74-89 149-134 224zM102 174c26-42 51-84 76-126 3 42 8 84 12 126-30 0-58 0-88 0z"><text:p/></draw:path></draw:g>, נוכיח <draw:g text:anchor-type="as-char" svg:y="-0.263cm" draw:z-index="77" draw:name="Shape90" draw:style-name="gr1513"><svg:title>TexMaths</svg:title><svg:desc>11§display§x \in B§svg§600§FALSE§</svg:desc><draw:path draw:style-name="gr1514" draw:text-style-name="P130" svg:width="0.944cm" svg:height="0.237cm" svg:x="0.008cm" svg:y="0.016cm" svg:viewBox="0 0 945 238" svg:d="M473 238c-158 0-316 0-473 0 0-79 0-159 0-238 315 0 630 0 945 0 0 79 0 159 0 238-158 0-315 0-472 0z"><text:p/></draw:path><draw:path draw:style-name="gr1515" draw:text-style-name="P131" svg:width="0.191cm" svg:height="0.172cm" svg:x="-0.001cm" svg:y="0.091cm" svg:viewBox="0 0 192 173" svg:d="M119 54c2-10 11-46 37-46 2 0 11 0 20 5-11 2-19 12-19 21 0 7 5 13 15 13 8 0 20-6 20-22 0-20-22-25-35-25-23 0-36 20-40 29-10-26-31-29-42-29-41 0-63 49-63 59 0 4 4 4 6 4s3 0 4-5c13-40 38-50 52-50 7 0 21 4 21 26 0 12-7 37-21 91-6 24-20 40-37 40-2 0-11 0-19-6 9-1 18-9 18-20 0-9-9-13-14-13-12 0-22 10-22 22 0 18 20 25 36 25 27 0 40-26 41-28 5 13 19 28 42 28 39 0 61-49 61-58 0-4-3-4-4-4-3 0-4 2-4 4-14 40-40 50-52 50-16 0-21-11-21-24 0-9 2-18 7-35 4-17 8-35 13-52z"><text:p/></draw:path><draw:path draw:style-name="gr1515" draw:text-style-name="P131" svg:width="0.191cm" svg:height="0.222cm" svg:x="0.349cm" svg:y="0.053cm" svg:viewBox="0 0 192 223" svg:d="M179 120c7 0 13 0 13-8s-6-8-13-8c-55 0-109 0-164 0 5-51 50-89 104-89 20 0 40 0 60 0 7 0 13 0 13-7 0-8-6-8-13-8-20 0-40 0-60 0-67 0-119 51-119 112 0 60 52 111 119 111 20 0 40 0 60 0 7 0 13 0 13-8 0-7-6-7-13-7-20 0-40 0-60 0-54 0-99-38-104-88 55 0 109 0 164 0z"><text:p/></draw:path><draw:path draw:style-name="gr1515" draw:text-style-name="P131" svg:width="0.275cm" svg:height="0.261cm" svg:x="0.696cm" svg:y="-0.001cm" svg:viewBox="0 0 276 262" svg:d="M45 232c-3 15-4 18-35 18-6 0-10 0-10 8 0 4 3 4 10 4 46 0 92 0 138 0 61 0 107-46 107-83 0-26-23-49-60-53 40-7 81-36 81-72 0-29-25-54-73-54-42 0-86 0-129 0-7 0-11 0-11 8 0 4 3 4 11 4 1 0 7 0 14 1 8 0 11 1 11 6 0 2 0 3-1 7-18 68-35 138-53 206zM103 122c8-32 17-64 25-96 3-13 4-14 20-14 17 0 33 0 51 0 33 0 42 23 42 40 0 34-33 70-80 70-19 0-39 0-58 0zM87 250c-6 0-7 0-9 0-4-1-5-1-5-4 0-1 0-2 2-9 9-35 17-71 26-106 24 0 50 0 74 0 36 0 44 27 44 44 0 38-34 75-80 75-18 0-35 0-52 0z"><text:p/></draw:path></draw:g><text:s/>(לפי הגדרת הכלה, זה מה שעלינו להוכיח). </text:p>
        </text:list-item>
        <text:list-item>
          <text:p text:style-name="P92">נפרק את ההנחה שלנו (בלי קשירה ל"יהי <draw:g text:anchor-type="as-char" svg:y="-0.173cm" draw:z-index="78" draw:name="Shape91" draw:style-name="gr1513"><svg:title>TexMaths</svg:title><svg:desc>11§display§x§svg§600§FALSE§</svg:desc><draw:path draw:style-name="gr1514" draw:text-style-name="P130" svg:width="0.161cm" svg:height="0.132cm" svg:x="0.008cm" svg:y="0.018cm" svg:viewBox="0 0 162 133" svg:d="M0 0c54 0 108 0 162 0 0 44 0 89 0 133-54 0-108 0-162 0 0-44 0-89 0-133z"><text:p/></draw:path><draw:path draw:style-name="gr1515" draw:text-style-name="P131" svg:width="0.19cm" svg:height="0.172cm" svg:x="-0.001cm" svg:y="0cm" svg:viewBox="0 0 191 173" svg:d="M117 54c2-10 11-45 37-45 2 0 11 0 20 4-11 2-19 12-19 21 0 7 5 13 15 13 9 0 21-6 21-22 0-19-23-25-36-25-23 0-36 20-40 30-10-27-30-30-41-30-40 0-62 50-62 59 0 4 3 4 5 4 3 0 4 0 5-5 13-40 39-49 51-49 7 0 21 3 21 25 0 12-7 38-21 90-6 25-19 40-37 40-2 0-11 0-18-4 10-3 17-10 17-21 0-10-7-13-14-13-11 0-21 9-21 22 0 17 20 25 36 25 26 0 40-27 41-30 5 14 18 30 40 30 39 0 62-50 62-60 0-3-4-3-5-3-3 0-4 1-5 5-13 40-39 49-51 49-16 0-20-12-20-25 0-8 2-17 6-33 4-18 8-34 13-52z"><text:p/></draw:path></draw:g>"):</text:p>
          <text:p text:style-name="P27"><text:soft-page-break/><draw:g text:anchor-type="as-char" svg:y="-1.45cm" draw:z-index="129" draw:name="Shape103" draw:style-name="gr1513"><svg:title>TexMaths</svg:title><svg:desc>11§latex§\begin{align*}
    &amp;A \cup B = B \\
    \implies &amp;\forall x. x \in (A \cup B) \rightarrow x \in B     &amp;&amp;\open \!=, \iff\!\!\! \text{ definition}\close \\
    \iff &amp;\forall x. x \in A \lor x \in B \rightarrow x \in B    &amp;&amp;\open \!\cup \text{ definition}\close \\
    \iff &amp;\forall x. (x \in A \rightarrow x \in B) \land (x \in B \rightarrow x \in B)    &amp;&amp;\open (A \lor B \rightarrow C) \iff (A \rightarrow C) \land (B \rightarrow C) \close \\
    \iff &amp;\forall x. x \in A \rightarrow x \in B    &amp;&amp;\open \varphi \land T \iff \varphi \close
\end{align}§svg§600§FALSE§</svg:desc><draw:path draw:style-name="gr1514" draw:text-style-name="P130" svg:width="15.055cm" svg:height="2.86cm" svg:x="-0.001cm" svg:y="0.02cm" svg:viewBox="0 0 15056 2861" svg:d="M0 0c5018 0 10038 0 15056 0 0 954 0 1907 0 2861-5018 0-10038 0-15056 0 0-954 0-1907 0-2861z"><text:p/></draw:path><draw:path draw:style-name="gr1515" draw:text-style-name="P131" svg:width="0.264cm" svg:height="0.276cm" svg:x="0.809cm" svg:y="0cm" svg:viewBox="0 0 265 277" svg:d="M56 232c-15 27-31 32-47 33-6 0-9 0-9 8 0 2 2 4 6 4 9 0 22-1 33-1 13 0 26 1 38 1 2 0 8 0 8-7 0-5-4-5-7-5-9-1-17-4-17-14 0-5 2-9 5-14 10-17 19-33 29-50 33 0 65 0 98 0 0 9 5 62 5 65 0 12-20 13-27 13-6 0-10 0-10 8 0 4 3 3 5 4 17 0 33-1 49-1 9 0 34 1 44 1 2 0 6 0 6-7 0-5-3-5-9-5-24 0-24-3-25-14-8-80-15-162-23-242-1-8-1-9-8-9-5 0-7 2-10 7-45 74-89 150-134 225zM102 176c26-43 51-85 76-128 5 43 8 85 12 128-29 0-58 0-88 0z"><text:p/></draw:path><draw:path draw:style-name="gr1515" draw:text-style-name="P131" svg:width="0.214cm" svg:height="0.239cm" svg:x="1.193cm" svg:y="0.045cm" svg:viewBox="0 0 215 240" svg:d="M215 14c0-6 0-14-8-14s-8 8-8 14c0 47 0 94 0 140 0 58-63 70-91 70-18 0-42-3-63-16-30-19-30-44-30-54 0-46 0-93 0-140 0-6 0-14-7-14-8 0-8 8-8 14 0 48 0 95 0 142 0 59 59 84 108 84s107-27 107-84c0-47 0-94 0-142z"><text:p/></draw:path><draw:path draw:style-name="gr1515" draw:text-style-name="P131" svg:width="0.275cm" svg:height="0.263cm" svg:x="1.531cm" svg:y="0.013cm" svg:viewBox="0 0 276 264" svg:d="M45 233c-3 16-4 19-35 19-7 0-10 0-10 8 0 4 3 4 10 4 46 0 92 0 139 0 60 0 106-46 106-84 0-28-23-50-60-55 40-7 81-36 81-72 0-29-26-53-72-53-43 0-87 0-130 0-7 0-11 0-11 8 0 3 3 3 11 3 1 0 7 0 14 1 8 1 11 1 11 7 0 1-1 2-2 6-18 70-34 139-52 208zM103 122c8-32 17-64 25-96 3-13 4-15 21-15 16 0 33 0 49 0 34 0 43 23 43 41 0 34-34 70-80 70-19 0-39 0-58 0zM86 252c-5 0-6 0-8-1-4 0-5 0-5-3 0-2 0-3 2-9 9-37 17-72 26-108 24 0 50 0 74 0 36 0 44 29 44 45 0 39-34 76-80 76-18 0-36 0-53 0z"><text:p/></draw:path><draw:path draw:style-name="gr1515" draw:text-style-name="P131" svg:width="0.256cm" svg:height="0.089cm" svg:x="1.956cm" svg:y="0.135cm" svg:viewBox="0 0 257 90" svg:d="M244 15c7 0 13 0 13-7 0-8-6-8-12-8-77 0-155 0-232 0-5 0-13 0-13 8 0 7 8 7 13 7 77 0 154 0 231 0zM245 90c6 0 12 0 12-7 0-8-6-8-13-8-77 0-154 0-231 0-5 0-13 0-13 8 0 7 8 7 13 7 77 0 155 0 232 0z"><text:p/></draw:path><draw:path draw:style-name="gr1515" draw:text-style-name="P131" svg:width="0.274cm" svg:height="0.263cm" svg:x="2.36cm" svg:y="0.013cm" svg:viewBox="0 0 275 264" svg:d="M45 233c-4 16-4 19-35 19-7 0-10 0-10 8 0 4 3 4 10 4 46 0 91 0 137 0 62 0 107-46 107-84 0-28-22-50-59-55 40-7 80-36 80-72 0-29-25-53-71-53-43 0-87 0-130 0-8 0-11 0-11 8 0 3 3 3 11 3 4 0 7 0 14 1s11 1 11 7c0 1-1 2-2 6-18 70-34 139-52 208zM103 122c8-32 17-64 25-96 3-13 4-15 21-15 16 0 33 0 49 0 34 0 42 23 42 41 0 34-33 70-80 70-19 0-38 0-57 0zM86 252c-6 0-6 0-8-1-4 0-5 0-5-3 0-2 0-3 2-9 9-37 17-72 26-108 24 0 49 0 73 0 37 0 45 29 45 45 0 39-34 76-80 76-18 0-36 0-53 0z"><text:p/></draw:path><draw:path draw:style-name="gr1515" draw:text-style-name="P131" svg:width="0.255cm" svg:height="0.09cm" svg:x="0.087cm" svg:y="0.757cm" svg:viewBox="0 0 256 91" svg:d="M244 15c6 0 12 0 12-7 0-8-6-8-12-8-77 0-155 0-232 0-5 0-12 0-12 8 0 7 7 7 13 7 77 0 154 0 231 0zM244 91c6 0 12 0 12-7 0-9-6-9-12-9-77 0-154 0-231 0-6 0-13 0-13 9 0 7 7 7 12 7 77 0 155 0 232 0z"><text:p/></draw:path><draw:path draw:style-name="gr1515" draw:text-style-name="P131" svg:width="0.342cm" svg:height="0.211cm" svg:x="0.323cm" svg:y="0.697cm" svg:viewBox="0 0 343 212" svg:d="M260 76c16 14 36 24 48 30-13 6-33 16-48 29-82 0-164 0-246 0-6 0-14 0-14 9 0 8 8 8 13 8 76 0 153 0 229 0-19 17-38 52-38 56s5 4 7 4c4 0 6 0 7-3 9-14 20-35 44-57 27-24 53-34 74-40 6-2 6-3 7-3 0-1 0-2 0-3s0-1 0-3h-1c-1-1-1-1-9-3-51-15-90-50-112-92-4-8-4-8-10-8-2 0-7 0-7 4 0 5 19 39 38 57-76 0-153 0-229 0-5 0-13 0-13 7 0 8 8 8 14 8 82 0 164 0 246 0z"><text:p/></draw:path><draw:path draw:style-name="gr1515" draw:text-style-name="P131" svg:width="0.214cm" svg:height="0.276cm" svg:x="0.796cm" svg:y="0.63cm" svg:viewBox="0 0 215 277" svg:d="M213 15c2-4 2-5 2-7 0-4-3-8-8-8s-7 6-9 10c-11 29-21 56-32 85-39 0-78 0-118 0-11-29-20-56-31-85-3-6-4-10-9-10s-8 4-8 8c0 1 0 2 2 7 32 85 65 169 97 253 1 6 3 9 9 9 5 0 6-4 8-7 33-85 64-170 97-255zM55 110c35 0 69 0 105 0-18 46-35 91-52 138-18-47-35-92-53-138z"><text:p/></draw:path><draw:path draw:style-name="gr1515" draw:text-style-name="P131" svg:width="0.192cm" svg:height="0.174cm" svg:x="1.021cm" svg:y="0.727cm" svg:viewBox="0 0 193 175" svg:d="M119 54c2-10 11-45 37-45 2 0 12 0 20 4-11 2-19 12-19 21 0 7 5 14 15 14 8 0 21-7 21-23 0-19-22-25-36-25-23 0-36 21-40 30-10-27-31-30-42-30-41 0-63 50-63 59 0 5 3 4 5 5 3 0 4-1 5-5 13-41 39-50 52-50 7 0 21 3 21 25 0 12-7 39-21 93-6 24-20 39-37 39-2 0-11 0-19-4 10-2 18-10 18-21s-8-13-14-13c-12 0-22 10-22 22 0 17 20 25 36 25 27 0 40-26 41-30 6 15 19 30 42 30 39 0 61-50 61-59 0-4-3-4-4-4-3 0-4 1-4 4-14 41-40 50-52 50-15 0-21-12-21-25 0-9 2-17 7-34 4-18 8-35 13-53z"><text:p/></draw:path><draw:path draw:style-name="gr1515" draw:text-style-name="P131" svg:width="0.041cm" svg:height="0.04cm" svg:x="1.264cm" svg:y="0.858cm" svg:viewBox="0 0 42 41" svg:d="M42 21c0-12-10-21-21-21s-21 9-21 21c0 11 10 20 21 20s21-9 21-20z"><text:p/></draw:path><draw:path draw:style-name="gr1515" draw:text-style-name="P131" svg:width="0.192cm" svg:height="0.174cm" svg:x="1.35cm" svg:y="0.727cm" svg:viewBox="0 0 193 175" svg:d="M118 54c2-10 11-45 38-45 2 0 11 0 19 4-10 2-18 12-18 21 0 7 4 14 15 14 8 0 21-7 21-23 0-19-24-25-37-25-22 0-36 21-40 30-10-27-30-30-42-30-40 0-62 50-62 59 0 5 3 5 5 5 3 0 4-1 5-5 12-41 39-50 52-50 6 0 21 3 21 25 0 12-7 39-21 93-7 24-20 39-38 39-2 0-11 0-18-4 8-2 17-10 17-21s-9-13-14-13c-11 0-21 10-21 22 0 17 19 25 36 25 26 0 40-26 41-30 4 15 19 30 42 30 39 0 61-50 61-59 0-4-3-4-4-4-3 0-4 1-5 4-13 41-39 50-52 50-14 0-21-12-21-25 0-9 2-17 7-34 4-18 8-35 13-53z"><text:p/></draw:path><draw:path draw:style-name="gr1515" draw:text-style-name="P131" svg:width="0.193cm" svg:height="0.222cm" svg:x="1.699cm" svg:y="0.69cm" svg:viewBox="0 0 194 223" svg:d="M180 119c7 0 14 0 14-8s-7-8-14-8c-55 0-108 0-163 0 4-51 48-88 103-88 20 0 41 0 60 0 7 0 14 0 14-7 0-8-7-8-14-8-20 0-40 0-61 0-66 0-119 48-119 111 0 62 53 112 119 112 21 0 41 0 61 0 7 0 14 0 14-7 0-8-7-8-14-8-19 0-40 0-60 0-55 0-99-36-103-89 55 0 108 0 163 0z"><text:p/></draw:path><draw:path draw:style-name="gr1515" draw:text-style-name="P131" svg:width="0.088cm" svg:height="0.385cm" svg:x="2.07cm" svg:y="0.61cm" svg:viewBox="0 0 89 386" svg:d="M89 383c0-1 0-2-6-9-49-48-61-122-61-181 0-68 15-135 63-183 4-4 4-6 4-7 0-2-1-3-3-3-5 0-39 26-62 75-20 43-24 86-24 118 0 30 4 77 25 121 23 47 56 72 61 72 2 0 3-1 3-3z"><text:p/></draw:path><draw:path draw:style-name="gr1515" draw:text-style-name="P131" svg:width="0.264cm" svg:height="0.275cm" svg:x="2.196cm" svg:y="0.623cm" svg:viewBox="0 0 265 276" svg:d="M56 232c-15 25-31 31-48 32-5 1-8 1-8 8 0 3 2 4 6 4 9 0 22-1 33-1 12 0 26 1 38 1 2 0 8 0 8-6 0-5-5-6-7-6-9 0-19-3-19-13 0-5 4-9 6-14 10-17 20-33 30-50 32 0 65 0 96 0 2 8 7 61 7 65 0 11-20 12-27 12-6 0-10 0-10 8 0 4 4 4 5 4 17 0 33-1 49-1 9 0 34 1 44 1 2 0 6 0 6-8 0-4-3-4-9-4-24 0-24-2-25-13-8-80-15-162-23-242-1-8-1-9-8-9-6 0-7 2-10 7-45 74-89 150-134 225zM102 175c26-43 51-85 76-128 5 43 8 85 12 128-29 0-58 0-88 0z"><text:p/></draw:path><draw:path draw:style-name="gr1515" draw:text-style-name="P131" svg:width="0.214cm" svg:height="0.239cm" svg:x="2.58cm" svg:y="0.668cm" svg:viewBox="0 0 215 240" svg:d="M215 14c0-7 0-14-8-14s-8 7-8 14c0 47 0 94 0 140 0 58-63 70-92 70-17 0-42-3-62-16-30-19-30-44-30-54 0-46 0-93 0-140 0-7 0-14-7-14-8 0-8 7-8 14 0 48 0 94 0 141 0 60 58 85 107 85 50 0 108-28 108-84 0-47 0-94 0-142z"><text:p/></draw:path><draw:path draw:style-name="gr1515" draw:text-style-name="P131" svg:width="0.274cm" svg:height="0.263cm" svg:x="2.919cm" svg:y="0.635cm" svg:viewBox="0 0 275 264" svg:d="M45 234c-4 16-4 18-35 18-7 0-10 0-10 8 0 4 3 4 10 4 46 0 91 0 137 0 62 0 107-45 107-84 0-27-22-49-59-53 40-8 80-37 80-73 0-29-25-54-71-54-43 0-87 0-130 0-8 0-11 0-11 8 0 4 3 4 11 4 4 0 7 0 14 1s11 1 11 7c0 1-1 2-2 6-18 70-34 139-52 208zM103 123c8-32 17-64 25-95 3-15 4-16 21-16 16 0 33 0 49 0 34 0 42 23 42 40 0 34-33 71-80 71-19 0-38 0-57 0zM86 252c-6 0-6 0-8 0-4 0-5-1-5-3 0-3 0-3 2-10 9-37 17-72 26-108 24 0 49 0 73 0 37 0 45 29 45 46 0 38-34 75-80 75-18 0-36 0-53 0z"><text:p/></draw:path><draw:path draw:style-name="gr1515" draw:text-style-name="P131" svg:width="0.089cm" svg:height="0.385cm" svg:x="3.236cm" svg:y="0.61cm" svg:viewBox="0 0 90 386" svg:d="M90 193c0-30-4-76-26-120-23-48-56-73-60-73-3 0-4 1-4 3 0 1 0 3 8 9 37 39 59 100 59 181 0 67-14 134-61 183-6 5-6 6-6 7 0 2 1 3 4 3 4 0 39-26 61-75 20-43 25-85 25-118z"><text:p/></draw:path><draw:path draw:style-name="gr1515" draw:text-style-name="P131" svg:width="0.342cm" svg:height="0.2cm" svg:x="3.494cm" svg:y="0.702cm" svg:viewBox="0 0 343 201" svg:d="M300 108c-21 16-30 33-34 37-17 27-14 34-21 52 0 4 5 4 8 4 7 0 7-1 9-7 9-38 32-71 75-88 5-1 6-4 6-6 0-3-2-3-3-3-18-7-64-27-78-91-2-5-2-6-9-6-3 0-8 0-8 4 0 2 4 26 20 51 8 12 19 25 35 37-95 0-191 0-287 0-6 0-13 0-13 8s7 8 13 8c96 0 192 0 287 0z"><text:p/></draw:path><draw:path draw:style-name="gr1515" draw:text-style-name="P131" svg:width="0.192cm" svg:height="0.174cm" svg:x="3.978cm" svg:y="0.727cm" svg:viewBox="0 0 193 175" svg:d="M118 54c2-10 11-45 38-45 1 0 11 0 19 4-11 2-19 12-19 21 0 7 5 14 16 14 7 0 21-7 21-23 0-19-24-25-37-25-23 0-36 21-40 30-10-27-31-30-42-30-41 0-63 50-63 59 0 5 4 5 6 5s4-1 4-5c13-41 38-50 52-50 7 0 21 3 21 25 0 12-7 39-21 93-6 24-20 39-37 39-2 0-11 0-19-4 9-2 18-10 18-21s-9-13-14-13c-12 0-21 10-21 22 0 17 19 25 36 25 26 0 39-26 40-30 5 15 19 30 42 30 40 0 62-50 62-59 0-4-4-4-5-4-3 0-3 1-4 4-14 41-40 50-52 50-16 0-21-12-21-25 0-9 2-17 7-34 4-18 8-35 13-53z"><text:p/></draw:path><draw:path draw:style-name="gr1515" draw:text-style-name="P131" svg:width="0.193cm" svg:height="0.222cm" svg:x="4.327cm" svg:y="0.69cm" svg:viewBox="0 0 194 223" svg:d="M179 119c7 0 15 0 15-8s-8-8-15-8c-55 0-109 0-164 0 6-51 50-88 105-88 20 0 40 0 59 0 7 0 15 0 15-7 0-8-8-8-15-8-19 0-40 0-60 0-66 0-119 48-119 111 0 62 53 112 119 112 20 0 41 0 60 0 7 0 15 0 15-7 0-8-8-8-15-8-19 0-39 0-59 0-55 0-99-36-105-89 55 0 109 0 164 0z"><text:p/></draw:path><draw:path draw:style-name="gr1515" draw:text-style-name="P131" svg:width="0.275cm" svg:height="0.263cm" svg:x="4.675cm" svg:y="0.635cm" svg:viewBox="0 0 276 264" svg:d="M46 234c-4 16-4 18-35 18-7 0-11 0-11 8 0 4 4 4 11 4 46 0 91 0 138 0 61 0 106-45 106-84 0-27-22-49-59-53 41-8 80-37 80-73 0-29-25-54-71-54-43 0-87 0-130 0-8 0-11 0-11 8 0 4 3 4 11 4 4 0 8 0 14 1 7 1 10 1 10 7 0 1 0 2-1 6-18 70-34 139-52 208zM105 123c7-32 16-64 24-95 3-15 4-16 21-16 16 0 33 0 49 0 34 0 42 23 42 40 0 34-33 71-80 71-19 0-38 0-56 0zM87 252c-6 0-6 0-9 0s-4-1-4-3c0-3 0-3 2-10 9-37 18-72 26-108 25 0 49 0 73 0 37 0 45 29 45 46 0 38-35 75-80 75-18 0-35 0-53 0z"><text:p/></draw:path><draw:path draw:style-name="gr1515" draw:text-style-name="P131" svg:width="0.1cm" svg:height="0.462cm" svg:x="8.018cm" svg:y="0.571cm" svg:viewBox="0 0 101 463" svg:d="M101 459c0-1-1-2-2-3-18-19-44-50-60-114-9-35-13-75-13-111 0-101 25-173 71-222 4-3 4-5 4-6 0-3-3-3-5-3-6 0-27 23-32 29-39 46-64 116-64 202 0 55 10 133 61 198 3 5 28 34 35 34 2 0 5 0 5-4z"><text:p/></draw:path><draw:path draw:style-name="gr1515" draw:text-style-name="P131" svg:width="0.256cm" svg:height="0.09cm" svg:x="8.201cm" svg:y="0.757cm" svg:viewBox="0 0 257 91" svg:d="M244 15c6 0 13 0 13-7 0-8-7-8-13-8-77 0-154 0-231 0-5 0-13 0-13 8 0 7 8 7 13 7 77 0 154 0 231 0zM244 91c6 0 13 0 13-7 0-9-7-9-13-9-77 0-154 0-231 0-5 0-13 0-13 9 0 7 8 7 13 7 77 0 154 0 231 0z"><text:p/></draw:path><draw:path draw:style-name="gr1515" draw:text-style-name="P131" svg:width="0.044cm" svg:height="0.115cm" svg:x="8.513cm" svg:y="0.858cm" svg:viewBox="0 0 45 116" svg:d="M45 41c0-26-10-41-24-41-13 0-21 10-21 21 0 10 8 20 21 20 4 0 9-1 13-5 1-1 1-1 2-1 0 2 0 0 0 6 0 28-13 51-25 65-4 3-4 4-4 5 0 3 1 5 3 5 4 0 35-30 35-75z"><text:p/></draw:path><draw:path draw:style-name="gr1515" draw:text-style-name="P131" svg:width="0.342cm" svg:height="0.211cm" svg:x="8.781cm" svg:y="0.697cm" svg:viewBox="0 0 343 212" svg:d="M330 152c7 0 13 0 13-8 0-9-6-9-13-9-81 0-164 0-245 0-17-13-37-23-50-29 15-6 33-16 50-30 81 0 164 0 245 0 7 0 13 0 13-8 0-7-6-7-13-7-76 0-153 0-229 0 19-18 40-52 40-57 0-4-6-4-8-4-3 0-5 0-8 3-7 15-18 36-44 58-26 23-52 34-72 39-7 2-7 3-8 3-1 2-1 2-1 3s0 2 1 3h1c0 1 1 1 8 3 53 16 91 51 113 93 5 7 5 7 10 7 2 0 8 0 8-4s-20-39-40-56c76 0 153 0 229 0z"><text:p/></draw:path><draw:path draw:style-name="gr1515" draw:text-style-name="P131" svg:width="0.342cm" svg:height="0.211cm" svg:x="9.103cm" svg:y="0.697cm" svg:viewBox="0 0 343 212" svg:d="M260 76c15 14 35 24 48 30-14 6-33 16-48 29-82 0-164 0-246 0-6 0-14 0-14 9 0 8 7 8 13 8 76 0 153 0 229 0-19 17-38 52-38 56s4 4 6 4c3 0 7 0 8-3 8-14 19-35 44-57 26-24 53-34 72-40 7-2 6-2 8-3 1-1 1-2 1-3s0-1 0-3h-1c-1-1-2-1-9-3-52-15-91-50-112-92-4-8-5-8-11-8-2 0-6 0-6 4 0 5 19 39 38 57-76 0-153 0-229 0-6 0-13 0-13 7 0 8 8 8 14 8 82 0 164 0 246 0z"><text:p/></draw:path><draw:path draw:style-name="gr1515" draw:text-style-name="P131" svg:width="0.189cm" svg:height="0.272cm" svg:x="9.632cm" svg:y="0.63cm" svg:viewBox="0 0 190 273" svg:d="M133 248c0 8 0 16 0 25 19-1 39-3 57-5 0-4 0-7 0-12-27 0-30-2-30-21 0-78 0-157 0-235-19 1-37 3-55 4 0 5 0 8 0 13 26 0 29 3 29 22 0 27 0 56 0 83-11-14-27-24-48-24-46 0-86 37-86 88 0 48 37 87 81 87 26 0 42-13 52-25zM133 144c0 27 0 53 0 79 0 7 0 8-4 15-11 18-29 26-45 26-18 0-32-10-41-24-10-16-11-39-11-54 0-14 0-37 12-55 8-12 22-24 43-24 14 0 30 5 42 23 4 6 4 6 4 14z"><text:p/></draw:path><draw:path draw:style-name="gr1515" draw:text-style-name="P131" svg:width="0.149cm" svg:height="0.176cm" svg:x="9.844cm" svg:y="0.726cm" svg:viewBox="0 0 150 177" svg:d="M32 76c2-58 35-67 48-67 40 0 44 52 44 67-30 0-61 0-92 0zM32 84c36 0 71 0 108 0 9 0 10 0 10-8 0-39-21-76-70-76-45 0-80 40-80 88 0 52 41 89 85 89 47 0 65-43 65-50 0-4-4-5-6-5-3 0-4 2-4 6-15 39-49 39-53 39-19 0-34-11-44-25-11-19-11-44-11-58z"><text:p/></draw:path><draw:path draw:style-name="gr1515" draw:text-style-name="P131" svg:width="0.192cm" svg:height="0.271cm" svg:x="10.016cm" svg:y="0.627cm" svg:viewBox="0 0 193 272" svg:d="M117 118c17 0 21 4 21 21 0 35 0 69 0 104 0 17-5 17-31 17 0 4 0 7 0 12 13 0 33-1 43-1s28 1 43 1c0-5 0-8 0-12-26 0-30 0-30-17 0-47 0-94 0-142-17 1-32 2-49 4-6 0-6 0-7 0 0 1-1 1-7 1-15 0-31 0-46 0 0-15 0-30 0-44 0-39 34-54 57-54 12 0 27 4 34 13-16 1-18 11-18 18 0 13 9 17 17 17 9 0 18-5 18-17 0-24-21-39-50-39-36 0-82 19-82 62 0 14 0 29 0 44-10 0-20 0-30 0 0 4 0 7 0 12 10 0 20 0 30 0 0 42 0 83 0 125 0 17-5 17-30 17 0 4 0 7 0 12 13 0 33-1 43-1s29 1 43 1c0-5 0-8 0-12-27 0-30 0-30-17 0-42 0-83 0-125 20 0 41 0 61 0z"><text:p/></draw:path><draw:path draw:style-name="gr1515" draw:text-style-name="P131" svg:width="0.193cm" svg:height="0.17cm" svg:x="10.233cm" svg:y="0.727cm" svg:viewBox="0 0 194 171" svg:d="M30 37c0 36 0 70 0 105 0 16-5 16-30 16 0 5 0 8 0 13 13 0 33-2 43-2s31 2 44 2c0-5 0-8 0-13-26 0-31 0-31-16 0-24 0-47 0-72 0-40 28-61 53-61 24 0 29 21 29 43 0 29 0 60 0 90 0 16-5 16-31 16 0 5 0 8 0 13 14 0 33-2 44-2 10 0 29 2 43 2 0-5 0-8 0-13-20 0-30 0-30-11 0-24 0-49 0-73 0-33 0-45-12-60-6-6-18-14-41-14-28 0-46 17-57 41 0-13 0-28 0-41-18 1-36 3-54 4 0 5 0 8 0 13 26 0 30 2 30 20z"><text:p/></draw:path><draw:path draw:style-name="gr1515" draw:text-style-name="P131" svg:width="0.082cm" svg:height="0.258cm" svg:x="10.447cm" svg:y="0.641cm" svg:viewBox="0 0 83 259" svg:d="M56 88c-17 1-36 3-54 4 0 5 0 8 0 13 24 0 29 2 29 20 0 36 0 70 0 105 0 16-5 16-31 16 0 5 0 8 0 13 12 0 33-2 43-2 13 0 26 2 40 2 0-5 0-8 0-13-26 0-27-1-27-16 0-47 0-95 0-142zM57 21c0-12-10-21-20-21-12 0-20 11-20 21s8 20 20 20c10 0 20-8 20-20z"><text:p/></draw:path><draw:path draw:style-name="gr1515" draw:text-style-name="P131" svg:width="0.12cm" svg:height="0.241cm" svg:x="10.549cm" svg:y="0.66cm" svg:viewBox="0 0 121 242" svg:d="M59 84c19 0 37 0 55 0 0-5 0-8 0-12-18 0-36 0-55 0 0-25 0-48 0-72-3 0-6 0-9 0 0 32-13 74-50 75 0 3 0 5 0 9 11 0 22 0 33 0 0 35 0 71 0 106 0 48 35 52 50 52 27 0 38-27 38-52 0-7 0-14 0-22-3 0-7 0-10 0 0 7 0 15 0 21 0 29-11 43-25 43-27 0-27-35-27-42 0-35 0-71 0-106z"><text:p/></draw:path><draw:path draw:style-name="gr1515" draw:text-style-name="P131" svg:width="0.083cm" svg:height="0.258cm" svg:x="10.704cm" svg:y="0.641cm" svg:viewBox="0 0 84 259" svg:d="M56 88c-17 1-36 3-54 4 0 5 0 8 0 13 26 0 29 2 29 20 0 36 0 70 0 105 0 16-5 16-31 16 0 5 0 8 0 13 13 0 34-2 43-2 13 0 27 2 41 2 0-5 0-8 0-13-27 0-28-1-28-16 0-47 0-95 0-142zM57 21c0-12-9-21-20-21-12 0-20 11-20 21s8 20 20 20c11 0 20-8 20-20z"><text:p/></draw:path><draw:path draw:style-name="gr1515" draw:text-style-name="P131" svg:width="0.171cm" svg:height="0.176cm" svg:x="10.81cm" svg:y="0.726cm" svg:viewBox="0 0 172 177" svg:d="M172 90c0-49-39-90-86-90-49 0-86 42-86 90 0 50 41 87 86 87 47 0 86-37 86-87zM86 167c-17 0-33-7-44-25-10-18-10-41-10-55s0-35 10-53c10-17 28-25 44-25s34 6 44 24c10 17 10 40 10 54s0 35-9 52-25 28-45 28z"><text:p/></draw:path><draw:path draw:style-name="gr1515" draw:text-style-name="P131" svg:width="0.194cm" svg:height="0.17cm" svg:x="11.005cm" svg:y="0.727cm" svg:viewBox="0 0 195 171" svg:d="M31 37c0 36 0 70 0 105 0 16-5 16-31 16 0 5 0 8 0 13 14 0 34-2 44-2s31 2 44 2c0-5 0-8 0-13-26 0-31 0-31-16 0-24 0-47 0-72 0-40 28-61 53-61 24 0 29 21 29 43 0 29 0 60 0 90 0 16-5 16-31 16 0 5 0 8 0 13 13 0 33-2 44-2 10 0 30 2 43 2 0-5 0-8 0-13-20 0-30 0-30-11 0-24 0-49 0-73 0-33 0-45-12-60-6-6-19-14-41-14-28 0-46 17-57 41 0-13 0-28 0-41-19 1-36 3-55 4 0 5 0 8 0 13 28 0 31 2 31 20z"><text:p/></draw:path><draw:path draw:style-name="gr1515" draw:text-style-name="P131" svg:width="0.1cm" svg:height="0.462cm" svg:x="11.225cm" svg:y="0.571cm" svg:viewBox="0 0 101 463" svg:d="M101 231c0-54-10-132-60-197-5-5-30-34-37-34-2 0-4 0-4 3s1 4 2 5c19 20 44 50 60 112 8 35 12 75 12 111 0 40-4 78-13 117-15 54-38 84-58 106-3 4-2 4-3 5 0 3 2 4 4 4 6 0 28-24 32-28 40-48 65-117 65-204z"><text:p/></draw:path><draw:path draw:style-name="gr1515" draw:text-style-name="P131" svg:width="0.342cm" svg:height="0.211cm" svg:x="0.001cm" svg:y="1.319cm" svg:viewBox="0 0 343 212" svg:d="M329 151c7 0 14 0 14-8s-7-8-14-8c-81 0-164 0-245 0-17-13-37-24-49-29 13-6 33-17 49-30 81 0 164 0 245 0 7 0 14 0 14-8 0-7-7-7-14-7-76 0-152 0-228 0 19-18 39-52 39-58 0-3-6-3-8-3-3 0-5 0-7 2-8 16-19 35-45 59-26 23-51 34-72 39-7 2-7 2-8 3 0 2 0 2 0 3s0 1 0 2l1 1c1 0 1 1 9 3 52 16 90 51 112 92 5 7 5 8 10 8 2 0 8 0 8-4 0-6-20-39-39-57 76 0 152 0 228 0z"><text:p/></draw:path><draw:path draw:style-name="gr1515" draw:text-style-name="P131" svg:width="0.342cm" svg:height="0.211cm" svg:x="0.323cm" svg:y="1.319cm" svg:viewBox="0 0 343 212" svg:d="M260 76c16 14 36 24 48 30-13 6-33 16-48 29-82 0-164 0-246 0-6 0-14 0-14 8s8 8 13 8c76 0 153 0 229 0-19 17-38 51-38 57 0 4 5 4 7 4 4 0 6 0 7-3 9-14 20-35 44-57 27-24 53-34 74-41 6-2 6-2 7-3 0-1 0-1 0-2s0-1 0-3l-1-1c-1 0-1 0-9-2-51-16-90-52-112-92-4-8-4-8-10-8-2 0-7 0-7 3 0 6 19 40 38 58-76 0-153 0-229 0-5 0-13 0-13 7 0 8 8 8 14 8 82 0 164 0 246 0z"><text:p/></draw:path><draw:path draw:style-name="gr1515" draw:text-style-name="P131" svg:width="0.214cm" svg:height="0.276cm" svg:x="0.796cm" svg:y="1.253cm" svg:viewBox="0 0 215 277" svg:d="M213 14c2-3 2-4 2-6 0-4-3-8-8-8s-7 4-9 9c-11 28-21 57-32 86-39 0-78 0-118 0-11-29-20-58-31-86-3-6-4-9-9-9s-8 4-8 8c0 1 0 2 2 6 32 85 65 170 97 254 1 6 3 9 9 9 5 0 6-4 8-9 33-84 64-169 97-254zM55 110c35 0 69 0 105 0-18 46-35 91-52 138-18-47-35-92-53-138z"><text:p/></draw:path><draw:path draw:style-name="gr1515" draw:text-style-name="P131" svg:width="0.192cm" svg:height="0.174cm" svg:x="1.021cm" svg:y="1.351cm" svg:viewBox="0 0 193 175" svg:d="M119 54c2-10 11-46 37-46 2 0 12 0 20 5-11 2-19 12-19 21 0 7 5 13 15 13 8 0 21-6 21-22 0-19-22-25-36-25-23 0-36 20-40 29-10-26-31-29-42-29-41 0-63 50-63 59 0 4 3 3 5 4 3 0 4 0 5-5 13-40 39-50 52-50 7 0 21 4 21 26 0 12-7 38-21 93-6 23-20 39-37 39-2 0-11 0-19-4 10-2 18-11 18-21 0-11-8-14-14-14-12 0-22 9-22 23 0 17 20 25 36 25 27 0 40-28 41-30 6 15 19 30 42 30 39 0 61-50 61-59 0-5-3-5-4-5-3 0-4 2-4 5-14 41-40 50-52 50-15 0-21-12-21-25 0-9 2-18 7-34 4-18 8-35 13-53z"><text:p/></draw:path><draw:path draw:style-name="gr1515" draw:text-style-name="P131" svg:width="0.041cm" svg:height="0.04cm" svg:x="1.264cm" svg:y="1.48cm" svg:viewBox="0 0 42 41" svg:d="M42 20c0-11-10-20-21-20s-21 8-21 20c0 11 10 21 21 21s21-9 21-21z"><text:p/></draw:path><draw:path draw:style-name="gr1515" draw:text-style-name="P131" svg:width="0.192cm" svg:height="0.174cm" svg:x="1.35cm" svg:y="1.351cm" svg:viewBox="0 0 193 175" svg:d="M118 54c2-10 11-46 38-46 2 0 11 0 19 5-10 2-18 12-18 21 0 7 4 13 15 13 8 0 21-6 21-22 0-19-24-25-37-25-22 0-36 20-40 29-10-26-30-29-42-29-40 0-62 50-62 59 0 4 3 4 5 4 3 0 4 0 5-5 12-40 39-50 52-50 6 0 21 4 21 26 0 12-7 38-21 93-7 23-20 39-38 39-2 0-11 0-18-4 8-2 17-11 17-21 0-11-9-14-14-14-11 0-21 9-21 23 0 17 19 25 36 25 26 0 40-28 41-30 4 15 19 30 42 30 39 0 61-50 61-59 0-5-3-5-4-5-3 0-4 2-5 5-13 41-39 50-52 50-14 0-21-12-21-25 0-9 2-18 7-34 4-18 8-35 13-53z"><text:p/></draw:path><draw:path draw:style-name="gr1515" draw:text-style-name="P131" svg:width="0.193cm" svg:height="0.223cm" svg:x="1.699cm" svg:y="1.313cm" svg:viewBox="0 0 194 224" svg:d="M180 120c7 0 14 0 14-8 0-7-7-7-14-7-55 0-108 0-163 0 4-52 48-90 103-90 20 0 41 0 60 0 7 0 14 0 14-7 0-8-7-8-14-8-20 0-40 0-61 0-66 0-119 51-119 112 0 62 53 112 119 112 21 0 41 0 61 0 7 0 14 0 14-7 0-8-7-8-14-8-19 0-40 0-60 0-55 0-99-37-103-89 55 0 108 0 163 0z"><text:p/></draw:path><draw:path draw:style-name="gr1515" draw:text-style-name="P131" svg:width="0.264cm" svg:height="0.276cm" svg:x="2.045cm" svg:y="1.245cm" svg:viewBox="0 0 265 277" svg:d="M56 233c-15 26-31 31-47 32-5 0-9 0-9 8 0 2 2 4 6 4 9 0 22-1 33-1 13 0 26 1 38 1 2 0 8 0 8-7 0-5-4-5-7-5-9-1-17-3-17-13 0-4 2-9 5-14 10-17 19-33 29-50 33 0 65 0 98 0 0 8 5 61 5 64 0 12-20 13-27 13-6 0-9 0-9 8 0 4 3 3 4 4 17 0 33-1 49-1 9 0 34 1 44 1 2 0 6 0 6-7 0-5-3-5-9-5-23 0-23-2-24-14-8-80-16-161-24-241-1-8-1-10-8-10-5 0-7 3-10 7-45 76-89 150-134 226zM102 176c26-43 51-85 76-128 5 43 9 85 13 128-29 0-59 0-89 0z"><text:p/></draw:path><draw:path draw:style-name="gr1515" draw:text-style-name="P131" svg:width="0.214cm" svg:height="0.239cm" svg:x="2.429cm" svg:y="1.291cm" svg:viewBox="0 0 215 240" svg:d="M212 15c3-5 3-5 3-7 0-5-4-8-8-8-3 0-6 2-9 9-30 68-60 135-90 203-31-68-61-136-91-204-4-7-6-8-9-8-5 0-8 3-8 8 0 1 0 1 2 6 32 73 65 144 97 217 2 7 6 9 9 9 4 0 5-3 8-9 31-71 64-144 96-216z"><text:p/></draw:path><draw:path draw:style-name="gr1515" draw:text-style-name="P131" svg:width="0.192cm" svg:height="0.174cm" svg:x="2.762cm" svg:y="1.351cm" svg:viewBox="0 0 193 175" svg:d="M118 54c3-10 12-46 38-46 2 0 11 0 20 5-11 2-19 12-19 21 0 7 5 13 15 13 8 0 21-6 21-22 0-19-22-25-36-25-23 0-36 20-40 29-10-26-31-29-42-29-41 0-63 50-63 59 0 4 3 3 5 4 3 0 4 0 5-5 13-40 39-50 52-50 7 0 21 4 21 26 0 12-7 38-21 93-7 23-20 39-37 39-2 0-12 0-19-4 10-2 18-11 18-21 0-11-8-14-14-14-12 0-22 9-22 23 0 17 20 25 36 25 27 0 40-28 41-30 4 15 19 30 42 30 39 0 61-50 61-59 0-5-3-5-4-5-3 0-4 2-4 5-14 41-40 50-52 50-15 0-21-12-21-25 0-9 2-18 7-34 4-18 7-35 12-53z"><text:p/></draw:path><draw:path draw:style-name="gr1515" draw:text-style-name="P131" svg:width="0.192cm" svg:height="0.223cm" svg:x="3.112cm" svg:y="1.313cm" svg:viewBox="0 0 193 224" svg:d="M179 120c7 0 14 0 14-8 0-7-7-7-14-7-55 0-109 0-164 0 5-52 50-90 104-90 20 0 41 0 60 0 7 0 14 0 14-7 0-8-7-8-14-8-19 0-40 0-60 0-66 0-119 51-119 112 0 62 53 112 119 112 20 0 41 0 60 0 7 0 14 0 14-7 0-8-7-8-14-8-19 0-40 0-60 0-54 0-99-37-104-89 55 0 109 0 164 0z"><text:p/></draw:path><draw:path draw:style-name="gr1515" draw:text-style-name="P131" svg:width="0.275cm" svg:height="0.263cm" svg:x="3.461cm" svg:y="1.258cm" svg:viewBox="0 0 276 264" svg:d="M46 234c-4 15-4 18-35 18-7 0-11 0-11 8 0 4 3 4 11 4 46 0 91 0 138 0 61 0 106-45 106-84 0-27-22-50-59-53 39-8 80-37 80-74 0-29-25-53-71-53-43 0-87 0-130 0-8 0-11 0-11 8 0 4 3 4 10 4 1 0 9 0 15 1 7 0 10 1 10 6 0 2 0 3-1 7-18 70-34 139-52 208zM105 122c7-32 16-64 24-96 3-13 3-14 21-14 16 0 33 0 49 0 34 0 42 23 42 40 0 34-33 70-80 70-19 0-38 0-56 0zM87 252c-6 0-7 0-9 0-3-1-4-1-4-4 0-2 0-3 1-9 9-37 19-72 27-108 25 0 49 0 73 0 37 0 45 29 45 45 0 39-35 76-80 76-18 0-35 0-53 0z"><text:p/></draw:path><draw:path draw:style-name="gr1515" draw:text-style-name="P131" svg:width="0.342cm" svg:height="0.201cm" svg:x="3.887cm" svg:y="1.324cm" svg:viewBox="0 0 343 202" svg:d="M300 109c-21 16-30 32-34 37-17 27-21 51-21 52 0 4 5 4 8 4 7 0 8-1 9-7 9-39 32-71 75-88 5-2 6-4 6-6 0-3-2-3-3-4-18-7-64-25-78-90-1-6-2-7-9-7-3 0-8 0-8 6 7 16 4 24 20 50 8 12 19 25 35 38-95 0-191 0-287 0-6 0-13 0-13 7 0 8 7 8 13 8 96 0 192 0 287 0z"><text:p/></draw:path><draw:path draw:style-name="gr1515" draw:text-style-name="P131" svg:width="0.192cm" svg:height="0.174cm" svg:x="4.371cm" svg:y="1.351cm" svg:viewBox="0 0 193 175" svg:d="M118 54c2-10 11-46 38-46 1 0 11 0 19 5-11 2-19 12-19 21 0 7 5 13 16 13 7 0 21-6 21-22 0-19-24-25-37-25-22 0-36 20-40 29-10-26-31-29-42-29-40 0-63 50-63 59 0 4 4 4 6 4 3 0 4 0 4-5 13-40 38-50 52-50 7 0 21 4 21 26 0 12-7 38-21 93-6 23-20 39-37 39-2 0-11 0-19-4 9-2 18-11 18-21 0-11-9-14-14-14-12 0-21 9-21 23 0 17 19 25 36 25 26 0 39-28 41-30 4 15 18 30 41 30 40 0 62-50 62-59 0-5-3-5-5-5-3 0-3 2-4 5-14 41-40 50-52 50-16 0-21-12-21-25 0-9 2-18 7-34 4-18 8-35 13-53z"><text:p/></draw:path><draw:path draw:style-name="gr1515" draw:text-style-name="P131" svg:width="0.193cm" svg:height="0.223cm" svg:x="4.719cm" svg:y="1.313cm" svg:viewBox="0 0 194 224" svg:d="M179 120c7 0 15 0 15-8 0-7-8-7-15-7-55 0-109 0-164 0 6-52 50-90 105-90 20 0 40 0 59 0 7 0 15 0 15-7 0-8-8-8-15-8-19 0-40 0-60 0-66 0-119 51-119 112 0 62 53 112 119 112 20 0 41 0 60 0 7 0 15 0 15-7 0-8-8-8-15-8-19 0-39 0-59 0-55 0-99-37-105-89 55 0 109 0 164 0z"><text:p/></draw:path><draw:path draw:style-name="gr1515" draw:text-style-name="P131" svg:width="0.274cm" svg:height="0.263cm" svg:x="5.069cm" svg:y="1.258cm" svg:viewBox="0 0 275 264" svg:d="M45 234c-4 15-4 18-35 18-7 0-10 0-10 8 0 4 3 4 10 4 46 0 91 0 137 0 62 0 107-45 107-84 0-27-22-50-59-53 40-8 80-37 80-74 0-29-25-53-71-53-43 0-87 0-130 0-8 0-11 0-11 8 0 4 3 4 11 4 4 0 7 0 14 1 7 0 11 1 11 6 0 2-1 3-2 7-18 70-34 139-52 208zM103 122c8-32 17-64 25-96 3-13 4-14 21-14 16 0 33 0 49 0 34 0 42 23 42 40 0 34-33 70-80 70-19 0-38 0-57 0zM86 252c-6 0-6 0-8 0-4-1-5-1-5-4 0-2 0-3 2-9 9-37 17-72 26-108 24 0 49 0 73 0 37 0 45 29 45 45 0 39-34 76-80 76-18 0-36 0-53 0z"><text:p/></draw:path><draw:path draw:style-name="gr1515" draw:text-style-name="P131" svg:width="0.1cm" svg:height="0.463cm" svg:x="8.018cm" svg:y="1.193cm" svg:viewBox="0 0 101 464" svg:d="M101 460c0-1-1-2-2-3-18-19-44-51-60-114-9-35-13-75-13-111 0-101 25-173 71-223 4-3 4-3 4-5 0-4-3-4-5-4-6 0-27 23-32 30-39 46-64 115-64 202 0 55 10 132 61 198 3 5 28 34 35 34 2 0 5 0 5-4z"><text:p/></draw:path><draw:path draw:style-name="gr1515" draw:text-style-name="P131" svg:width="0.215cm" svg:height="0.239cm" svg:x="8.179cm" svg:y="1.291cm" svg:viewBox="0 0 216 240" svg:d="M216 14c0-7 0-14-8-14s-8 7-8 14c0 47 0 94 0 140 0 57-64 70-92 70-18 0-42-4-63-16-30-20-30-44-30-55 0-46 0-92 0-139 0-7 0-14-7-14-8 0-8 7-8 14 0 48 0 94 0 141 0 60 59 85 108 85 50 0 108-28 108-85 0-47 0-93 0-141z"><text:p/></draw:path><draw:path draw:style-name="gr1515" draw:text-style-name="P131" svg:width="0.19cm" svg:height="0.272cm" svg:x="8.643cm" svg:y="1.253cm" svg:viewBox="0 0 191 273" svg:d="M134 248c0 8 0 16 0 25 19-1 39-3 57-5 0-4 0-7 0-12-27 0-30-2-30-22 0-78 0-156 0-234-19 1-37 3-55 4 0 5 0 8 0 13 26 0 29 2 29 22 0 27 0 55 0 82-11-13-27-23-48-23-46 0-87 37-87 87 0 49 39 88 83 88 24 0 41-13 51-25zM134 143c0 26 0 54 0 80 0 7 0 8-4 15-11 17-29 26-45 26-18 0-32-10-41-24-10-17-11-39-11-54 0-14 0-37 12-55 8-12 22-25 43-25 14 0 30 6 42 23 4 6 4 7 4 14z"><text:p/></draw:path><draw:path draw:style-name="gr1515" draw:text-style-name="P131" svg:width="0.149cm" svg:height="0.176cm" svg:x="8.856cm" svg:y="1.349cm" svg:viewBox="0 0 150 177" svg:d="M32 75c2-57 35-67 48-67 40 0 43 53 43 67-31 0-60 0-91 0zM32 84c36 0 71 0 108 0 9 0 10 0 10-9 0-38-21-75-70-75-45 0-80 40-80 88 0 52 41 89 85 89 47 0 65-43 65-50 0-4-4-5-6-5-3 0-4 2-5 6-14 39-48 39-52 39-20 0-35-11-44-25-11-19-11-45-11-58z"><text:p/></draw:path><draw:path draw:style-name="gr1515" draw:text-style-name="P131" svg:width="0.193cm" svg:height="0.272cm" svg:x="9.027cm" svg:y="1.249cm" svg:viewBox="0 0 194 273" svg:d="M118 118c17 0 21 5 21 21 0 35 0 69 0 104 0 18-5 18-31 18 0 4 0 7 0 12 13 0 33-1 43-1s28 1 43 1c0-5 0-8 0-12-26 0-30 0-30-18 0-47 0-94 0-142-17 1-33 2-50 4-5 1-4 1-6 1-1 1-1 1-7 1-15 0-31 0-46 0 0-15 0-30 0-44 0-39 34-54 57-54 12 0 27 4 34 13-16 0-18 11-18 18 0 12 10 17 17 17 9 0 18-6 18-17 0-23-21-40-50-40-36 0-82 20-82 62 0 15 0 29 0 45-10 0-21 0-31 0 0 3 0 7 0 11 10 0 21 0 31 0 0 42 0 83 0 125 0 18-5 18-30 18 0 4 0 7 0 12 12 0 33-1 43-1s29 1 43 1c0-5 0-8 0-12-26 0-31 0-31-18 0-42 0-83 0-125 21 0 41 0 62 0z"><text:p/></draw:path><draw:path draw:style-name="gr1515" draw:text-style-name="P131" svg:width="0.194cm" svg:height="0.17cm" svg:x="9.244cm" svg:y="1.351cm" svg:viewBox="0 0 195 171" svg:d="M31 37c0 35 0 70 0 104 0 17-5 17-31 17 0 5 0 8 0 13 14 0 34-2 44-2s31 2 44 2c0-5 0-8 0-13-26 0-31 0-31-17 0-23 0-47 0-71 0-40 28-62 53-62 24 0 29 21 29 43 0 29 0 60 0 90 0 17-5 17-31 17 0 5 0 8 0 13 13 0 33-2 44-2 10 0 30 2 43 2 0-5 0-8 0-13-20 0-30 0-30-11 0-25 0-49 0-74 0-33 0-45-12-59-6-6-19-14-41-14-28 0-46 17-57 41 0-13 0-28 0-41-19 1-36 3-55 4 0 4 0 8 0 11 28 0 31 4 31 22z"><text:p/></draw:path><draw:path draw:style-name="gr1515" draw:text-style-name="P131" svg:width="0.082cm" svg:height="0.258cm" svg:x="9.459cm" svg:y="1.263cm" svg:viewBox="0 0 83 259" svg:d="M56 88c-19 1-36 3-55 4 0 4 0 8 0 11 25 0 29 4 29 22 0 35 0 70 0 104 0 17-4 17-30 17 0 5 0 8 0 13 12 0 33-2 43-2 13 0 26 2 40 2 0-5 0-8 0-13-26 0-27-2-27-16 0-47 0-95 0-142zM57 21c0-13-10-21-21-21s-19 10-19 21c0 10 8 20 19 20s21-8 21-20z"><text:p/></draw:path><draw:path draw:style-name="gr1515" draw:text-style-name="P131" svg:width="0.12cm" svg:height="0.241cm" svg:x="9.562cm" svg:y="1.284cm" svg:viewBox="0 0 121 242" svg:d="M59 83c19 0 37 0 55 0 0-4 0-8 0-11-18 0-36 0-55 0 0-25 0-48 0-72-3 0-6 0-9 0 0 32-13 73-50 75 0 2 0 5 0 8 11 0 22 0 33 0 0 35 0 71 0 106 0 49 35 53 50 53 27 0 38-27 38-53 0-7 0-14 0-22-3 0-7 0-10 0 0 8 0 15 0 22 0 29-12 43-26 43-26 0-26-35-26-42 0-36 0-71 0-107z"><text:p/></draw:path><draw:path draw:style-name="gr1515" draw:text-style-name="P131" svg:width="0.083cm" svg:height="0.258cm" svg:x="9.717cm" svg:y="1.263cm" svg:viewBox="0 0 84 259" svg:d="M56 88c-17 1-36 3-54 4 0 4 0 8 0 11 26 0 29 4 29 22 0 35 0 70 0 104 0 17-5 17-31 17 0 5 0 8 0 13 13 0 34-2 43-2 13 0 27 2 41 2 0-5 0-8 0-13-27 0-28-2-28-16 0-47 0-95 0-142zM57 21c0-13-9-21-20-21-12 0-20 10-20 21 0 10 8 20 20 20 11 0 20-8 20-20z"><text:p/></draw:path><draw:path draw:style-name="gr1515" draw:text-style-name="P131" svg:width="0.171cm" svg:height="0.176cm" svg:x="9.822cm" svg:y="1.349cm" svg:viewBox="0 0 172 177" svg:d="M172 90c0-49-39-90-86-90-49 0-86 42-86 90 0 50 41 87 86 87 46 0 86-38 86-87zM86 167c-17 0-33-7-44-25-10-18-10-41-10-55 0-15 0-36 10-53s28-26 44-26 33 9 44 25c10 17 10 40 10 54s0 35-9 52-25 28-45 28z"><text:p/></draw:path><draw:path draw:style-name="gr1515" draw:text-style-name="P131" svg:width="0.194cm" svg:height="0.17cm" svg:x="10.017cm" svg:y="1.351cm" svg:viewBox="0 0 195 171" svg:d="M31 37c0 35 0 70 0 104 0 17-5 17-31 17 0 5 0 8 0 13 14 0 34-2 44-2s30 2 43 2c0-5 0-8 0-13-25 0-30 0-30-17 0-23 0-47 0-71 0-40 28-62 52-62 25 0 29 21 29 43 0 29 0 60 0 90 0 17-4 17-30 17 0 5 0 8 0 13 13 0 33-2 44-2 10 0 30 2 43 2 0-5 0-8 0-13-20 0-30 0-30-11 0-25 0-49 0-74 0-33 0-45-12-59-6-6-19-14-41-14-28 0-46 17-57 41 0-13 0-28 0-41-19 1-36 3-55 4 0 4 0 8 0 11 28 0 31 4 31 22z"><text:p/></draw:path><draw:path draw:style-name="gr1515" draw:text-style-name="P131" svg:width="0.1cm" svg:height="0.463cm" svg:x="10.237cm" svg:y="1.193cm" svg:viewBox="0 0 101 464" svg:d="M101 232c0-55-10-132-60-198-5-4-30-34-37-34-2 0-4 1-4 4 0 2 0 3 2 4 19 21 44 51 60 113 8 35 12 75 12 111 0 39-4 78-13 117-15 54-38 85-58 107-3 3-3 3-3 4 0 3 2 4 4 4 6 0 28-24 32-29 40-47 65-117 65-203z"><text:p/></draw:path><draw:path draw:style-name="gr1515" draw:text-style-name="P131" svg:width="0.342cm" svg:height="0.211cm" svg:x="0.001cm" svg:y="1.94cm" svg:viewBox="0 0 343 212" svg:d="M329 152c7 0 14 0 14-8s-7-8-14-8c-81 0-164 0-245 0-17-14-37-24-49-29 13-7 33-17 49-30 81 0 164 0 245 0 7 0 14 0 14-8 0-7-7-7-14-7-76 0-152 0-228 0 19-18 39-52 39-58 0-4-6-4-8-4-3 0-5 0-7 3-8 15-19 36-45 58-26 24-51 34-72 40-7 2-7 2-8 4 0 1 0 1 0 2s0 1 0 2l1 1c1 0 1 0 9 2 52 17 90 51 112 93 5 7 5 7 10 7 2 0 8 0 8-3 0-5-20-40-39-57 76 0 152 0 228 0z"><text:p/></draw:path><draw:path draw:style-name="gr1515" draw:text-style-name="P131" svg:width="0.342cm" svg:height="0.211cm" svg:x="0.323cm" svg:y="1.94cm" svg:viewBox="0 0 343 212" svg:d="M260 77c16 13 36 24 48 30-13 5-33 16-48 29-82 0-164 0-246 0-6 0-14 0-14 8s8 8 13 8c76 0 153 0 229 0-19 17-38 52-38 57 0 3 5 3 7 3 4 0 6 0 7-2 9-15 20-35 44-58 27-23 53-34 74-40 6-2 6-2 7-3 0-1 0-1 0-2s0-1 0-2l-1-2c-1 0-1-1-9-3-51-15-90-50-112-91-4-8-4-9-10-9-2 0-7 0-7 4 0 6 19 39 38 58-76 0-153 0-229 0-5 0-13 0-13 7 0 8 8 8 14 8 82 0 164 0 246 0z"><text:p/></draw:path><draw:path draw:style-name="gr1515" draw:text-style-name="P131" svg:width="0.214cm" svg:height="0.275cm" svg:x="0.796cm" svg:y="1.875cm" svg:viewBox="0 0 215 276" svg:d="M213 14c2-4 2-4 2-6 0-5-3-8-8-8s-7 4-9 9c-11 28-21 56-32 85-39 0-78 0-118 0-11-29-20-57-31-85-3-6-4-9-9-9s-8 3-8 8c0 1 0 1 2 6 32 85 65 169 97 253 1 6 3 9 9 9 5 0 6-3 8-8 33-84 64-169 97-254zM55 109c35 0 69 0 105 0-18 46-35 91-52 137-18-46-35-91-53-137z"><text:p/></draw:path><draw:path draw:style-name="gr1515" draw:text-style-name="P131" svg:width="0.192cm" svg:height="0.175cm" svg:x="1.021cm" svg:y="1.972cm" svg:viewBox="0 0 193 176" svg:d="M119 55c2-11 11-46 37-46 2 0 12 0 20 5-11 1-19 11-19 21 0 6 5 13 15 13 8 0 21-6 21-22 0-20-22-26-36-26-23 0-36 21-40 30-10-26-31-30-42-30-41 0-63 51-63 59 0 5 3 4 5 5 3 0 4-1 5-5 13-40 39-50 52-50 7 0 21 3 21 26 0 12-7 38-21 92-6 24-20 40-37 40-2 0-11 0-19-5 10-2 18-10 18-21 0-10-8-13-14-13-12 0-22 10-22 22 0 18 20 26 36 26 27 0 40-27 41-30 6 15 19 30 42 30 39 0 61-51 61-60 0-4-3-4-4-4-3 0-4 1-4 5-14 40-40 50-52 50-15 0-21-12-21-25 0-9 2-18 7-34 4-18 8-35 13-53z"><text:p/></draw:path><draw:path draw:style-name="gr1515" draw:text-style-name="P131" svg:width="0.041cm" svg:height="0.041cm" svg:x="1.264cm" svg:y="2.102cm" svg:viewBox="0 0 42 42" svg:d="M42 21c0-11-10-21-21-21s-21 10-21 21 10 21 21 21 21-10 21-21z"><text:p/></draw:path><draw:path draw:style-name="gr1515" draw:text-style-name="P131" svg:width="0.089cm" svg:height="0.386cm" svg:x="1.376cm" svg:y="1.853cm" svg:viewBox="0 0 90 387" svg:d="M90 383c0-1 0-2-6-9-49-48-61-121-61-180 0-67 14-135 62-183 5-5 5-5 5-7 0-3-1-4-4-4s-39 26-61 76c-19 42-25 85-25 118 0 29 4 77 26 120 24 48 57 73 60 73s4-2 4-4z"><text:p/></draw:path><draw:path draw:style-name="gr1515" draw:text-style-name="P131" svg:width="0.192cm" svg:height="0.175cm" svg:x="1.501cm" svg:y="1.972cm" svg:viewBox="0 0 193 176" svg:d="M118 55c2-11 11-46 37-46 2 0 12 0 20 5-11 1-19 11-19 21 0 6 5 13 16 13 7 0 21-6 21-22 0-20-24-26-37-26-23 0-36 21-40 30-10-26-31-30-42-30-41 0-63 51-63 59 0 5 4 5 6 5s3-1 4-5c13-40 38-50 52-50 7 0 21 3 21 26 0 12-7 38-21 92-6 24-20 40-37 40-2 0-11 0-19-5 9-2 18-10 18-21 0-10-9-13-14-13-12 0-21 10-21 22 0 18 19 26 36 26 26 0 39-27 40-30 5 15 19 30 42 30 40 0 62-51 62-60 0-4-4-4-5-4-3 0-3 1-4 5-14 40-40 50-52 50-16 0-21-12-21-25 0-9 2-18 7-34 4-18 8-35 13-53z"><text:p/></draw:path><draw:path draw:style-name="gr1515" draw:text-style-name="P131" svg:width="0.193cm" svg:height="0.223cm" svg:x="1.849cm" svg:y="1.935cm" svg:viewBox="0 0 194 224" svg:d="M179 120c7 0 15 0 15-8 0-7-8-7-15-7-55 0-109 0-164 0 6-52 50-90 105-90 20 0 40 0 59 0 7 0 15 0 15-7 0-8-8-8-15-8-19 0-40 0-60 0-66 0-119 51-119 112 0 62 53 112 119 112 20 0 41 0 60 0 7 0 15 0 15-7 0-8-8-8-15-8-19 0-39 0-59 0-55 0-99-37-105-89 55 0 109 0 164 0z"><text:p/></draw:path><draw:path draw:style-name="gr1515" draw:text-style-name="P131" svg:width="0.264cm" svg:height="0.276cm" svg:x="2.196cm" svg:y="1.866cm" svg:viewBox="0 0 265 277" svg:d="M56 232c-15 27-31 32-48 33-5 0-8 0-8 8 0 2 2 4 6 4 9 0 22-1 33-1 12 0 26 1 38 1 2 0 8 0 8-7 0-5-5-5-7-5-9-1-19-4-19-14 0-5 4-9 6-14 10-17 20-32 30-49 32 0 65 0 96 0 2 8 7 61 7 64 0 12-20 13-27 13-6 0-10 0-10 8 0 4 4 4 5 4 17 0 33-1 49-1 9 0 34 1 44 1 2 0 6 0 6-7 0-5-3-5-9-5-24 0-24-3-25-14-8-80-15-161-23-241-1-8-1-10-8-10-6 0-7 3-10 7-45 74-89 150-134 225zM102 176c26-43 51-85 76-128 5 43 8 85 12 128-29 0-58 0-88 0z"><text:p/></draw:path><draw:path draw:style-name="gr1515" draw:text-style-name="P131" svg:width="0.342cm" svg:height="0.201cm" svg:x="2.601cm" svg:y="1.946cm" svg:viewBox="0 0 343 202" svg:d="M301 109c-20 16-31 32-35 37-16 27-13 34-20 51 0 5 5 5 8 5 7 0 7-1 9-7 9-39 31-71 75-89 4-1 5-3 5-5 0-3-1-3-2-4-18-7-64-27-79-91-1-5-1-6-8-6-3 0-8 0-8 4 0 2 4 26 20 52 8 11 19 25 35 38-95 0-191 0-287 0-6 0-14 0-14 7 0 8 8 8 14 8 96 0 192 0 287 0z"><text:p/></draw:path><draw:path draw:style-name="gr1515" draw:text-style-name="P131" svg:width="0.192cm" svg:height="0.175cm" svg:x="3.085cm" svg:y="1.972cm" svg:viewBox="0 0 193 176" svg:d="M118 55c2-11 12-46 38-46 2 0 11 0 20 5-11 1-19 11-19 21 0 6 5 13 15 13 8 0 21-6 21-22 0-20-24-26-36-26-23 0-36 21-40 30-10-26-31-30-42-30-41 0-63 51-63 59 0 5 3 4 5 5 3 0 4-1 5-5 13-40 39-50 52-50 7 0 21 3 21 26 0 12-7 38-21 92-7 24-20 40-37 40-3 0-12 0-19-5 10-2 18-10 18-21 0-10-8-13-15-13-11 0-21 10-21 22 0 18 20 26 36 26 26 0 40-27 41-30 4 15 19 30 42 30 39 0 61-51 61-60 0-4-3-4-4-4-3 0-4 1-4 5-14 40-40 50-52 50-15 0-22-12-22-25 0-9 3-18 7-34 4-18 8-35 13-53z"><text:p/></draw:path><draw:path draw:style-name="gr1515" draw:text-style-name="P131" svg:width="0.192cm" svg:height="0.223cm" svg:x="3.434cm" svg:y="1.935cm" svg:viewBox="0 0 193 224" svg:d="M179 120c7 0 14 0 14-8 0-7-7-7-14-7-55 0-109 0-164 0 5-52 50-90 104-90 20 0 41 0 60 0 7 0 14 0 14-7 0-8-7-8-14-8-19 0-40 0-60 0-67 0-119 51-119 112 0 62 52 112 119 112 20 0 41 0 60 0 7 0 14 0 14-7 0-8-7-8-14-8-19 0-40 0-60 0-54 0-99-37-104-89 55 0 109 0 164 0z"><text:p/></draw:path><draw:path draw:style-name="gr1515" draw:text-style-name="P131" svg:width="0.275cm" svg:height="0.263cm" svg:x="3.783cm" svg:y="1.88cm" svg:viewBox="0 0 276 264" svg:d="M46 233c-4 16-5 19-35 19-7 0-11 0-11 8 0 4 3 4 11 4 46 0 91 0 138 0 61 0 106-46 106-84 0-28-22-50-59-55 39-6 80-35 80-72 0-29-25-53-71-53-43 0-87 0-130 0-8 0-12 0-12 8 0 4 4 4 11 4 1 0 9 0 15 0 7 1 10 1 10 7 0 1 0 2-1 7-18 70-34 138-52 207zM105 122c7-32 15-64 23-96 4-13 4-14 21-14 16 0 34 0 50 0 34 0 42 22 42 40 0 34-33 70-80 70-19 0-38 0-56 0zM87 252c-6 0-7 0-9-1-3 0-4 0-4-3 0-2 0-3 1-9 9-37 19-72 27-108 25 0 49 0 73 0 37 0 44 29 44 45 0 39-34 76-79 76-18 0-35 0-53 0z"><text:p/></draw:path><draw:path draw:style-name="gr1515" draw:text-style-name="P131" svg:width="0.088cm" svg:height="0.386cm" svg:x="4.102cm" svg:y="1.853cm" svg:viewBox="0 0 89 387" svg:d="M89 194c0-31-4-77-25-121-23-48-56-73-61-73-2 0-3 2-3 4s0 2 7 9c38 39 60 99 60 181 0 66-14 134-63 182-4 5-4 6-4 7 0 2 1 4 3 4 5 0 39-26 62-76 20-43 24-85 24-117z"><text:p/></draw:path><draw:path draw:style-name="gr1515" draw:text-style-name="P131" svg:width="0.214cm" svg:height="0.238cm" svg:x="4.338cm" svg:y="1.913cm" svg:viewBox="0 0 215 239" svg:d="M116 8c-3-7-5-8-9-8-5 0-6 2-8 8-32 71-65 144-97 215-2 6-2 7-2 8 0 4 3 8 8 8 2 0 5 0 9-8 29-68 60-136 90-205 31 69 60 137 91 205 3 8 8 8 9 8 4 0 8-4 8-8-2-2 0-1-3-5-32-73-65-146-96-218z"><text:p/></draw:path><draw:path draw:style-name="gr1515" draw:text-style-name="P131" svg:width="0.088cm" svg:height="0.386cm" svg:x="4.698cm" svg:y="1.853cm" svg:viewBox="0 0 89 387" svg:d="M89 383c0-1 0-2-6-9-49-48-61-121-61-180 0-67 14-135 62-183 5-5 5-5 5-7 0-3-1-4-3-4-5 0-40 26-62 76-20 42-24 85-24 118 0 29 3 77 25 120 23 48 56 73 61 73 2 0 3-2 3-4z"><text:p/></draw:path><draw:path draw:style-name="gr1515" draw:text-style-name="P131" svg:width="0.192cm" svg:height="0.175cm" svg:x="4.822cm" svg:y="1.972cm" svg:viewBox="0 0 193 176" svg:d="M118 55c2-11 11-46 38-46 1 0 11 0 19 5-11 1-19 11-19 21 0 6 5 13 16 13 7 0 21-6 21-22 0-20-24-26-37-26-22 0-36 21-40 30-10-26-31-30-42-30-40 0-63 51-63 59 0 5 4 5 6 5 3 0 4-1 4-5 13-40 38-50 52-50 7 0 21 3 21 26 0 12-7 38-21 92-6 24-20 40-37 40-2 0-11 0-19-5 9-2 18-10 18-21 0-10-9-13-14-13-12 0-21 10-21 22 0 18 19 26 36 26 26 0 39-27 41-30 4 15 18 30 41 30 40 0 62-51 62-60 0-4-3-4-5-4-3 0-3 1-4 5-14 40-40 50-52 50-16 0-21-12-21-25 0-9 2-18 7-34 4-18 8-35 13-53z"><text:p/></draw:path><draw:path draw:style-name="gr1515" draw:text-style-name="P131" svg:width="0.193cm" svg:height="0.223cm" svg:x="5.17cm" svg:y="1.935cm" svg:viewBox="0 0 194 224" svg:d="M179 120c7 0 15 0 15-8 0-7-8-7-15-7-55 0-109 0-164 0 6-52 50-90 105-90 20 0 40 0 59 0 7 0 15 0 15-7 0-8-8-8-15-8-19 0-40 0-60 0-66 0-119 51-119 112 0 62 53 112 119 112 20 0 41 0 60 0 7 0 15 0 15-7 0-8-8-8-15-8-19 0-39 0-59 0-55 0-99-37-105-89 55 0 109 0 164 0z"><text:p/></draw:path><draw:path draw:style-name="gr1515" draw:text-style-name="P131" svg:width="0.274cm" svg:height="0.263cm" svg:x="5.52cm" svg:y="1.88cm" svg:viewBox="0 0 275 264" svg:d="M45 233c-3 16-4 19-35 19-7 0-10 0-10 8 0 4 3 4 10 4 46 0 92 0 139 0 60 0 106-46 106-84 0-28-23-50-60-55 40-6 80-35 80-72 0-29-25-53-71-53-43 0-87 0-130 0-8 0-11 0-11 8 0 4 3 4 11 4 4 0 7 0 14 0 7 1 11 1 11 7 0 1-1 2-2 7-18 70-34 138-52 207zM103 122c8-32 17-64 25-96 3-13 4-14 21-14 16 0 33 0 49 0 34 0 43 22 43 40 0 34-34 70-81 70-19 0-38 0-57 0zM86 252c-6 0-6 0-8-1-4 0-5 0-5-3 0-2 0-3 2-9 9-37 17-72 26-108 24 0 49 0 73 0 37 0 45 29 45 45 0 39-34 76-80 76-18 0-36 0-53 0z"><text:p/></draw:path><draw:path draw:style-name="gr1515" draw:text-style-name="P131" svg:width="0.342cm" svg:height="0.201cm" svg:x="5.945cm" svg:y="1.946cm" svg:viewBox="0 0 343 202" svg:d="M301 109c-22 16-31 32-35 37-17 27-14 34-21 51 0 5 6 5 8 5 7 0 8-1 9-7 9-39 32-71 76-89 4-1 5-3 5-5 0-3-2-4-3-4-17-7-64-27-78-91-1-5-2-6-9-6-2 0-8 0-8 4 0 2 5 26 20 52 8 11 20 25 36 38-95 0-191 0-287 0-7 0-14 0-14 7 0 8 7 8 14 8 96 0 192 0 287 0z"><text:p/></draw:path><draw:path draw:style-name="gr1515" draw:text-style-name="P131" svg:width="0.192cm" svg:height="0.175cm" svg:x="6.429cm" svg:y="1.972cm" svg:viewBox="0 0 193 176" svg:d="M118 55c2-11 11-46 38-46 2 0 11 0 19 5-10 1-18 11-18 21 0 6 4 13 15 13 8 0 21-6 21-22 0-20-24-26-37-26-22 0-35 21-40 30-9-26-30-30-42-30-40 0-62 51-62 59 0 5 3 5 5 5 3 0 4-1 5-5 12-40 39-50 52-50 6 0 21 3 21 26 0 12-7 38-21 92-7 24-20 40-38 40-2 0-11 0-18-5 8-2 17-10 17-21 0-10-9-13-14-13-11 0-21 10-21 22 0 18 19 26 36 26 26 0 40-27 41-30 4 15 19 30 42 30 39 0 61-51 61-60 0-4-3-4-4-4-3 0-4 1-5 5-13 40-39 50-52 50-14 0-21-12-21-25 0-9 2-18 7-34 4-18 8-35 13-53z"><text:p/></draw:path><draw:path draw:style-name="gr1515" draw:text-style-name="P131" svg:width="0.193cm" svg:height="0.223cm" svg:x="6.777cm" svg:y="1.935cm" svg:viewBox="0 0 194 224" svg:d="M180 120c7 0 14 0 14-8 0-7-7-7-14-7-55 0-108 0-163 0 4-52 48-90 103-90 20 0 41 0 60 0 7 0 14 0 14-7 0-8-7-8-14-8-20 0-40 0-61 0-66 0-119 51-119 112 0 62 53 112 119 112 21 0 41 0 61 0 7 0 14 0 14-7 0-8-7-8-14-8-19 0-40 0-60 0-55 0-99-37-103-89 55 0 108 0 163 0z"><text:p/></draw:path><draw:path draw:style-name="gr1515" draw:text-style-name="P131" svg:width="0.275cm" svg:height="0.263cm" svg:x="7.127cm" svg:y="1.88cm" svg:viewBox="0 0 276 264" svg:d="M45 233c-3 16-4 19-35 19-7 0-10 0-10 8 0 4 3 4 10 4 46 0 92 0 139 0 60 0 106-46 106-84 0-28-23-50-60-55 40-6 81-35 81-72 0-29-25-53-72-53-43 0-87 0-130 0-7 0-11 0-11 8 0 4 3 4 11 4 1 0 7 0 14 0 8 1 11 1 11 7 0 1-1 2-2 7-18 70-34 138-52 207zM103 122c8-32 17-64 25-96 3-13 4-14 21-14 16 0 33 0 49 0 34 0 43 22 43 40 0 34-33 70-80 70-19 0-39 0-58 0zM87 252c-6 0-7 0-9-1-4 0-5 0-5-3 0-2 0-3 2-9 9-37 17-72 26-108 24 0 50 0 74 0 36 0 44 29 44 45 0 39-34 76-80 76-18 0-34 0-52 0z"><text:p/></draw:path><draw:path draw:style-name="gr1515" draw:text-style-name="P131" svg:width="0.089cm" svg:height="0.386cm" svg:x="7.445cm" svg:y="1.853cm" svg:viewBox="0 0 90 387" svg:d="M90 194c0-31-4-77-25-121-23-48-57-73-61-73-2 0-4 2-4 4s0 2 8 9c37 39 59 99 59 181 0 66-14 134-61 182-6 5-6 6-6 7 0 2 2 4 4 4 4 0 39-26 62-76 20-43 24-85 24-117z"><text:p/></draw:path><draw:path draw:style-name="gr1515" draw:text-style-name="P131" svg:width="0.1cm" svg:height="0.462cm" svg:x="8.018cm" svg:y="1.815cm" svg:viewBox="0 0 101 463" svg:d="M101 460c0-2-1-2-2-3-18-20-44-51-60-114-9-35-13-75-13-111 0-102 25-173 71-223 4-3 3-3 4-5 0-4-3-4-5-4-6 0-27 23-32 29-39 47-64 116-64 202 0 55 10 133 61 198 3 6 28 34 35 34 2 0 5 0 5-3z"><text:p/></draw:path><draw:path draw:style-name="gr1515" draw:text-style-name="P131" svg:width="0.089cm" svg:height="0.386cm" svg:x="8.174cm" svg:y="1.853cm" svg:viewBox="0 0 90 387" svg:d="M90 383c0-1 0-2-6-9-49-48-61-121-61-180 0-67 14-135 62-183 5-5 5-5 5-7 0-3-2-4-4-4-3 0-39 26-62 76-20 42-24 85-24 118 0 29 4 77 25 120 25 48 58 73 61 73 2 0 4-2 4-4z"><text:p/></draw:path><draw:path draw:style-name="gr1515" draw:text-style-name="P131" svg:width="0.265cm" svg:height="0.276cm" svg:x="8.3cm" svg:y="1.866cm" svg:viewBox="0 0 266 277" svg:d="M56 232c-15 27-31 32-47 33-5 0-9 0-9 8 0 2 2 4 6 4 9 0 22-1 33-1 13 0 26 1 38 1 2 0 8 0 8-7 0-5-4-5-7-5-9-1-17-4-17-14 0-5 2-9 5-14 10-17 20-32 30-49 32 0 65 0 97 0 0 8 5 61 5 64 0 12-20 13-27 13-6 0-9 0-9 8 0 4 4 4 5 4 16 0 32-1 48-1 9 0 34 1 44 1 2 0 7 0 7-7 0-5-4-5-10-5-23 0-23-3-24-14-8-80-16-161-24-241-1-8-1-10-8-10-5 0-7 3-10 7-45 74-89 150-134 225zM102 176c26-43 51-85 76-128 5 43 9 85 13 128-29 0-59 0-89 0z"><text:p/></draw:path><draw:path draw:style-name="gr1515" draw:text-style-name="P131" svg:width="0.215cm" svg:height="0.238cm" svg:x="8.684cm" svg:y="1.913cm" svg:viewBox="0 0 216 239" svg:d="M212 15c3-5 4-6 4-7 0-5-5-8-8-8-4 0-7 2-10 8-30 68-60 136-90 204-31-68-61-136-91-204-4-8-6-8-9-8-5 0-8 3-8 8 1 2 0 1 2 5 32 73 65 145 97 218 3 7 6 8 9 8 4 0 5-2 9-8 32-71 63-144 95-216z"><text:p/></draw:path><draw:path draw:style-name="gr1515" draw:text-style-name="P131" svg:width="0.275cm" svg:height="0.263cm" svg:x="9.023cm" svg:y="1.88cm" svg:viewBox="0 0 276 264" svg:d="M45 233c-3 16-4 19-35 19-7 0-10 0-10 8 0 4 3 4 10 4 46 0 92 0 139 0 60 0 106-46 106-84 0-28-22-50-60-55 40-6 81-35 81-72 0-29-25-53-71-53-44 0-87 0-131 0-7 0-11 0-11 8 0 4 3 4 11 4 1 0 7 0 14 0 8 1 11 1 11 7 0 1 0 2-1 7-18 70-35 138-53 207zM103 122c8-32 17-64 25-96 3-13 4-14 21-14 16 0 34 0 50 0 34 0 42 22 42 40 0 34-33 70-80 70-19 0-39 0-58 0zM87 252c-6 0-7 0-9-1-4 0-5 0-5-3 0-2 0-3 2-9 9-37 17-72 26-108 24 0 50 0 74 0 37 0 44 29 44 45 0 39-34 76-80 76-18 0-34 0-52 0z"><text:p/></draw:path><draw:path draw:style-name="gr1515" draw:text-style-name="P131" svg:width="0.342cm" svg:height="0.201cm" svg:x="9.447cm" svg:y="1.946cm" svg:viewBox="0 0 343 202" svg:d="M301 109c-20 16-31 32-35 37-16 27-13 34-20 51 0 5 5 5 8 5 7 0 7-1 9-7 9-39 31-71 75-89 4-1 5-3 5-5 0-3-1-3-2-4-18-7-64-27-79-91-1-5-1-6-8-6-3 0-8 0-8 4 0 2 4 26 20 52 8 11 19 25 35 38-95 0-191 0-287 0-6 0-14 0-14 7 0 8 8 8 14 8 96 0 192 0 287 0z"><text:p/></draw:path><draw:path draw:style-name="gr1515" draw:text-style-name="P131" svg:width="0.273cm" svg:height="0.28cm" svg:x="9.94cm" svg:y="1.87cm" svg:viewBox="0 0 274 281" svg:d="M274 3c0-1-1-3-4-3-2 0-2 0-6 4-9 10-19 20-27 30-4-5-21-34-64-34-86 0-173 86-173 175 0 64 45 106 105 106 33 0 62-16 83-33 35-32 42-68 42-69 0-3-3-3-4-3-3 0-5 1-5 3-3 12-13 39-39 62-27 22-51 29-71 29-35 0-76-21-76-82 0-22 8-85 46-130 25-27 61-46 95-46 40 0 62 30 62 75 0 15-1 15-1 20 0 3 4 3 6 3 5 0 5-1 7-8 7-33 16-66 24-99z"><text:p/></draw:path><draw:path draw:style-name="gr1515" draw:text-style-name="P131" svg:width="0.089cm" svg:height="0.386cm" svg:x="10.246cm" svg:y="1.853cm" svg:viewBox="0 0 90 387" svg:d="M90 194c0-31-4-77-25-121-23-48-57-73-61-73-2 0-4 2-4 4s0 2 8 9c38 39 60 99 60 181 0 66-14 134-62 182-6 5-6 6-6 7 0 2 2 4 4 4 4 0 39-26 62-76 20-43 24-85 24-117z"><text:p/></draw:path><draw:path draw:style-name="gr1515" draw:text-style-name="P131" svg:width="0.342cm" svg:height="0.211cm" svg:x="10.611cm" svg:y="1.94cm" svg:viewBox="0 0 343 212" svg:d="M330 152c7 0 13 0 13-8s-6-8-14-8c-81 0-164 0-245 0-17-14-36-24-49-29 15-7 33-17 49-30 81 0 164 0 245 0 8 0 14 0 14-8 0-7-6-7-13-7-76 0-153 0-229 0 19-18 39-52 39-58 0-4-5-4-7-4-3 0-6 0-8 3-8 15-18 36-44 58-26 24-52 34-72 40-7 2-8 2-8 4-1 0-1 1-1 2s0 1 0 2l1 1c1 0 1 0 9 2 53 17 91 51 112 93 5 7 6 7 11 7 2 0 7 0 7-3 0-5-20-40-39-57 76 0 153 0 229 0z"><text:p/></draw:path><draw:path draw:style-name="gr1515" draw:text-style-name="P131" svg:width="0.342cm" svg:height="0.211cm" svg:x="10.933cm" svg:y="1.94cm" svg:viewBox="0 0 343 212" svg:d="M259 77c16 13 36 24 49 30-14 5-33 16-49 29-82 0-164 0-246 0-6 0-13 0-13 8s7 8 13 8c76 0 153 0 229 0-19 17-40 52-40 57 0 3 6 3 8 3 3 0 6 0 8-2 8-15 19-35 44-58 26-23 53-34 72-40 7-2 7-2 8-3 1 0 1-1 1-2s0-2-1-2l-1-2c-1 0-1-1-9-3-51-15-90-50-112-91-4-8-4-9-10-9-2 0-8 0-8 4 0 6 20 39 40 58-76 0-153 0-229 0-6 0-13 0-13 7 0 8 7 8 13 8 82 0 164 0 246 0z"><text:p/></draw:path><draw:path draw:style-name="gr1515" draw:text-style-name="P131" svg:width="0.088cm" svg:height="0.386cm" svg:x="11.551cm" svg:y="1.853cm" svg:viewBox="0 0 89 387" svg:d="M89 383c0-1 0-2-6-9-49-48-61-121-61-180 0-67 14-135 63-183 4-5 4-5 4-7 0-3-1-4-3-4-5 0-39 26-62 76-20 42-24 85-24 118 0 29 4 77 25 120 23 48 56 73 61 73 2 0 3-2 3-4z"><text:p/></draw:path><draw:path draw:style-name="gr1515" draw:text-style-name="P131" svg:width="0.264cm" svg:height="0.276cm" svg:x="11.677cm" svg:y="1.866cm" svg:viewBox="0 0 265 277" svg:d="M55 232c-15 27-30 32-47 33-5 0-8 0-8 8 0 2 2 4 4 4 11 0 24-1 35-1 12 0 26 1 38 1 2 0 7 0 7-7 0-5-4-5-6-5-9-1-19-4-19-14 0-5 3-9 6-14 10-17 20-32 30-49 32 0 65 0 96 0 2 8 7 61 7 64 0 12-21 13-29 13-4 0-8 0-8 8 0 4 4 4 5 4 16 0 32-1 49-1 9 0 34 1 44 1 2 0 6 0 6-7 0-5-4-5-9-5-24 0-24-3-25-14-8-80-15-161-23-241-1-8-1-10-8-10-6 0-7 3-10 7-45 74-90 150-135 225zM102 176c26-43 51-85 76-128 5 43 8 85 12 128-29 0-58 0-88 0z"><text:p/></draw:path><draw:path draw:style-name="gr1515" draw:text-style-name="P131" svg:width="0.342cm" svg:height="0.201cm" svg:x="12.082cm" svg:y="1.946cm" svg:viewBox="0 0 343 202" svg:d="M301 109c-22 16-31 32-35 37-17 27-13 34-20 51 0 5 5 5 8 5 7 0 7-1 8-7 9-39 32-71 76-89 4-1 5-3 5-5 0-3-2-4-3-4-17-7-64-27-78-91-1-5-1-6-8-6-3 0-8 0-8 4 0 2 4 26 19 52 9 11 20 25 36 38-95 0-191 0-287 0-7 0-14 0-14 7 0 8 7 8 14 8 96 0 192 0 287 0z"><text:p/></draw:path><draw:path draw:style-name="gr1515" draw:text-style-name="P131" svg:width="0.274cm" svg:height="0.28cm" svg:x="12.573cm" svg:y="1.87cm" svg:viewBox="0 0 275 281" svg:d="M275 3c0-1-1-3-4-3-1 0-1 0-6 4-9 10-19 20-27 30-4-5-21-34-64-34-87 0-174 86-174 175 0 64 46 106 106 106 33 0 62-16 83-33 35-32 42-68 42-69 0-3-3-3-4-3-3 0-5 1-6 3-3 12-12 39-38 62-27 22-52 29-72 29-34 0-76-21-76-82 0-22 9-85 48-130 23-27 59-46 94-46 39 0 62 30 62 75 0 15-1 15-1 20 0 3 4 3 5 3 6 0 6-1 8-8 8-33 16-66 24-99z"><text:p/></draw:path><draw:path draw:style-name="gr1515" draw:text-style-name="P131" svg:width="0.089cm" svg:height="0.386cm" svg:x="12.88cm" svg:y="1.853cm" svg:viewBox="0 0 90 387" svg:d="M90 194c0-31-4-77-26-121-23-48-56-73-60-73-2 0-4 2-4 4s0 2 8 9c37 39 59 99 59 181 0 66-14 134-61 182-6 5-6 6-6 7 0 2 2 4 4 4 4 0 39-26 62-76 19-43 24-85 24-117z"><text:p/></draw:path><draw:path draw:style-name="gr1515" draw:text-style-name="P131" svg:width="0.215cm" svg:height="0.238cm" svg:x="13.116cm" svg:y="1.913cm" svg:viewBox="0 0 216 239" svg:d="M117 8c-4-7-6-8-9-8-6 0-7 2-9 8-32 71-64 144-96 215-2 6-3 7-3 8 0 4 3 8 8 8 3 0 6 0 9-8 30-68 60-136 91-205 30 69 60 137 90 205 4 8 8 8 10 8 3 0 8-4 8-8-1-2 0-1-4-5-32-73-63-146-95-218z"><text:p/></draw:path><draw:path draw:style-name="gr1515" draw:text-style-name="P131" svg:width="0.089cm" svg:height="0.386cm" svg:x="13.477cm" svg:y="1.853cm" svg:viewBox="0 0 90 387" svg:d="M90 383c0-1 0-2-6-9-49-48-62-121-62-180 0-67 15-135 63-183 5-5 5-5 5-7 0-3-2-4-4-4-3 0-39 26-62 76-20 42-24 85-24 118 0 29 4 77 25 120 23 48 58 73 61 73 2 0 4-2 4-4z"><text:p/></draw:path><draw:path draw:style-name="gr1515" draw:text-style-name="P131" svg:width="0.275cm" svg:height="0.263cm" svg:x="13.605cm" svg:y="1.88cm" svg:viewBox="0 0 276 264" svg:d="M45 233c-3 16-4 19-35 19-7 0-10 0-10 8 0 4 3 4 10 4 46 0 92 0 139 0 60 0 106-46 106-84 0-28-23-50-60-55 40-6 81-35 81-72 0-29-26-53-72-53-43 0-87 0-130 0-8 0-11 0-11 8 0 4 3 4 11 4 1 0 7 0 14 0 8 1 11 1 11 7 0 1-1 2-2 7-18 70-34 138-52 207zM103 122c8-32 17-64 25-96 3-13 4-14 21-14 16 0 33 0 49 0 34 0 43 22 43 40 0 34-34 70-80 70-19 0-39 0-58 0zM86 252c-6 0-6 0-8-1-4 0-5 0-5-3 0-2 0-3 2-9 9-37 17-72 26-108 24 0 50 0 74 0 36 0 44 29 44 45 0 39-34 76-80 76-18 0-36 0-53 0z"><text:p/></draw:path><draw:path draw:style-name="gr1515" draw:text-style-name="P131" svg:width="0.342cm" svg:height="0.201cm" svg:x="14.03cm" svg:y="1.946cm" svg:viewBox="0 0 343 202" svg:d="M301 109c-20 16-31 32-35 37-17 27-13 34-20 51 0 5 5 5 8 5 7 0 7-1 8-7 9-39 32-71 76-89 4-1 5-3 5-5 0-3-2-4-3-4-17-7-64-27-78-91-1-5-1-6-8-6-3 0-8 0-8 4 0 2 4 26 20 52 8 11 19 25 35 38-95 0-191 0-287 0-7 0-14 0-14 7 0 8 7 8 14 8 96 0 192 0 287 0z"><text:p/></draw:path><draw:path draw:style-name="gr1515" draw:text-style-name="P131" svg:width="0.274cm" svg:height="0.28cm" svg:x="14.522cm" svg:y="1.87cm" svg:viewBox="0 0 275 281" svg:d="M275 3c0-1-1-3-4-3-1 0-1 0-6 4-9 10-19 20-27 30-4-5-21-34-64-34-87 0-174 86-174 175 0 64 46 106 106 106 33 0 62-16 83-33 35-32 42-68 42-69 0-3-3-3-4-3-3 0-5 1-6 3-3 12-12 39-38 62-27 22-51 29-72 29-34 0-76-21-76-82 0-22 9-85 48-130 23-27 59-46 94-46 39 0 62 30 62 75 0 15-1 15-1 20 0 3 4 3 5 3 6 0 6-1 8-8 8-33 16-66 24-99z"><text:p/></draw:path><draw:path draw:style-name="gr1515" draw:text-style-name="P131" svg:width="0.089cm" svg:height="0.386cm" svg:x="14.828cm" svg:y="1.853cm" svg:viewBox="0 0 90 387" svg:d="M90 194c0-31-4-77-25-121-24-48-57-73-61-73-2 0-4 2-4 4s0 2 8 9c37 39 59 99 59 181 0 66-14 134-61 182-6 5-6 6-6 7 0 2 2 4 4 4 4 0 39-26 62-76 19-43 24-85 24-117z"><text:p/></draw:path><draw:path draw:style-name="gr1515" draw:text-style-name="P131" svg:width="0.1cm" svg:height="0.462cm" svg:x="14.974cm" svg:y="1.815cm" svg:viewBox="0 0 101 463" svg:d="M101 232c0-55-10-133-60-198-4-4-29-34-37-34-1 0-4 1-4 4 0 2 1 3 2 4 19 20 44 51 61 113 9 35 12 75 12 110 0 40-3 79-14 117-15 54-38 86-58 106-3 4-3 5-3 6 0 3 3 3 4 3 7 0 28-23 32-28 40-48 65-117 65-203z"><text:p/></draw:path><draw:path draw:style-name="gr1515" draw:text-style-name="P131" svg:width="0.342cm" svg:height="0.211cm" svg:x="0.001cm" svg:y="2.563cm" svg:viewBox="0 0 343 212" svg:d="M329 152c7 0 14 0 14-8s-7-8-14-8c-81 0-164 0-245 0-17-14-37-24-49-29 13-7 33-17 49-31 81 0 164 0 245 0 7 0 14 0 14-8 0-7-7-7-14-7-76 0-152 0-228 0 19-18 39-52 39-57 0-4-6-4-8-4-3 0-5 0-7 3-8 15-19 36-45 58-26 24-51 34-72 39-7 2-7 3-8 3 0 2 0 3 0 4s0 1 0 2h1c1 1 1 1 9 3 52 16 90 51 112 93 5 7 5 7 10 7 2 0 8 0 8-4s-20-39-39-56c76 0 152 0 228 0z"><text:p/></draw:path><draw:path draw:style-name="gr1515" draw:text-style-name="P131" svg:width="0.342cm" svg:height="0.211cm" svg:x="0.323cm" svg:y="2.563cm" svg:viewBox="0 0 343 212" svg:d="M260 76c16 14 36 24 48 31-13 5-33 15-48 29-82 0-164 0-246 0-6 0-14 0-14 8s8 8 13 8c76 0 153 0 229 0-19 17-38 52-38 56s5 4 7 4c4 0 6 0 7-3 9-14 20-35 44-57 27-23 53-34 74-40 6-2 6-3 7-3 0-1 0-1 0-2s0-2 0-4h-1c-1-1-1-1-9-3-51-15-90-50-112-92-4-8-4-8-10-8-2 0-7 0-7 4 0 5 19 39 38 57-76 0-153 0-229 0-5 0-13 0-13 7 0 8 8 8 14 8 82 0 164 0 246 0z"><text:p/></draw:path><draw:path draw:style-name="gr1515" draw:text-style-name="P131" svg:width="0.214cm" svg:height="0.275cm" svg:x="0.796cm" svg:y="2.498cm" svg:viewBox="0 0 215 276" svg:d="M213 14c2-4 2-5 2-6 0-5-3-8-8-8s-7 4-9 9c-11 28-21 56-32 85-39 0-78 0-118 0-11-29-20-57-31-85-3-6-4-9-9-9s-8 3-8 8c1 2 0 1 2 6 32 85 65 169 97 253 1 6 3 9 9 9 5 0 6-4 8-8 33-84 64-169 97-254zM55 109c35 0 69 0 105 0-18 46-35 91-52 137-18-46-35-91-53-137z"><text:p/></draw:path><draw:path draw:style-name="gr1515" draw:text-style-name="P131" svg:width="0.192cm" svg:height="0.174cm" svg:x="1.021cm" svg:y="2.595cm" svg:viewBox="0 0 193 175" svg:d="M119 54c2-10 11-45 37-45 2 0 12 0 20 4-11 2-19 12-19 21 0 7 5 14 15 14 8 0 21-7 21-23 0-19-22-25-36-25-23 0-36 21-40 30-10-26-31-30-42-30-41 0-63 50-63 59 0 5 3 4 5 5 3 0 4-1 5-5 13-40 39-50 52-50 7 0 21 3 21 25 0 12-7 39-21 93-6 24-20 40-37 40-2 0-11 0-19-5 10-2 18-10 18-21s-8-13-14-13c-12 0-22 10-22 22 0 17 20 25 36 25 27 0 40-26 41-29 6 15 19 29 42 29 39 0 61-50 61-59 0-4-3-4-4-4-3 0-4 1-4 4-14 41-40 51-52 51-15 0-21-13-21-26 0-8 2-17 7-34 4-18 8-35 13-53z"><text:p/></draw:path><draw:path draw:style-name="gr1515" draw:text-style-name="P131" svg:width="0.041cm" svg:height="0.04cm" svg:x="1.264cm" svg:y="2.725cm" svg:viewBox="0 0 42 41" svg:d="M42 21c0-11-10-21-21-21s-21 10-21 21 10 20 21 20 21-9 21-20z"><text:p/></draw:path><draw:path draw:style-name="gr1515" draw:text-style-name="P131" svg:width="0.192cm" svg:height="0.174cm" svg:x="1.35cm" svg:y="2.595cm" svg:viewBox="0 0 193 175" svg:d="M118 54c2-10 11-45 38-45 2 0 11 0 19 4-10 2-18 12-18 21 0 7 4 14 15 14 8 0 21-7 21-23 0-19-24-25-37-25-22 0-36 21-40 30-10-26-30-30-42-30-40 0-62 50-62 59 0 5 3 5 5 5 3 0 4-1 5-5 12-40 39-50 52-50 6 0 21 3 21 25 0 12-7 39-21 93-7 24-20 40-38 40-2 0-11 0-18-5 8-2 17-10 17-21s-9-13-14-13c-11 0-21 10-21 22 0 17 19 25 36 25 26 0 40-26 41-29 4 15 19 29 42 29 39 0 61-50 61-59 0-4-3-4-4-4-3 0-4 1-5 4-13 41-39 51-52 51-14 0-21-13-21-26 0-8 2-17 7-34 4-18 8-35 13-53z"><text:p/></draw:path><draw:path draw:style-name="gr1515" draw:text-style-name="P131" svg:width="0.193cm" svg:height="0.222cm" svg:x="1.699cm" svg:y="2.557cm" svg:viewBox="0 0 194 223" svg:d="M180 120c7 0 14 0 14-8 0-7-7-7-14-7-55 0-108 0-163 0 4-53 48-90 103-90 20 0 41 0 60 0 7 0 14 0 14-7 0-8-7-8-14-8-20 0-40 0-61 0-66 0-119 50-119 112s53 111 119 111c21 0 41 0 61 0 7 0 14 0 14-7 0-8-7-8-14-8-19 0-40 0-60 0-55 0-99-36-103-88 55 0 108 0 163 0z"><text:p/></draw:path><draw:path draw:style-name="gr1515" draw:text-style-name="P131" svg:width="0.264cm" svg:height="0.275cm" svg:x="2.045cm" svg:y="2.489cm" svg:viewBox="0 0 265 276" svg:d="M56 232c-15 27-31 31-47 32-5 1-9 1-9 9 0 2 2 3 6 3 9 0 22-1 33-1 13 0 26 1 38 1 2 0 8 0 8-6 0-5-4-6-7-6-9 0-17-3-17-13 0-5 2-9 5-14 10-17 19-33 29-50 33 0 65 0 98 0 0 9 5 61 5 65 0 11-20 12-27 12-6 0-9 0-9 9 0 3 3 2 4 3 17 0 33-1 49-1 9 0 34 1 44 1 2 0 6 0 6-8 0-4-3-4-9-4-23 0-23-2-24-13-8-80-16-162-24-242-1-8-1-9-8-9-5 0-7 2-10 7-45 74-89 150-134 225zM102 175c26-43 51-85 76-128 5 43 9 85 13 128-29 0-59 0-89 0z"><text:p/></draw:path><draw:path draw:style-name="gr1515" draw:text-style-name="P131" svg:width="0.342cm" svg:height="0.2cm" svg:x="2.451cm" svg:y="2.568cm" svg:viewBox="0 0 343 201" svg:d="M300 109c-21 15-30 32-34 36-17 28-14 34-21 52 0 4 5 4 8 4 7 0 7 0 9-7 9-38 32-71 75-88 5-1 6-3 6-5 0-3-2-4-3-4-18-7-64-27-79-91-1-5-1-6-8-6-3 0-8 0-8 4 0 2 4 26 20 51 8 12 19 25 35 39-95 0-191 0-287 0-6 0-13 0-13 7 0 8 7 8 13 8 96 0 192 0 287 0z"><text:p/></draw:path><draw:path draw:style-name="gr1515" draw:text-style-name="P131" svg:width="0.193cm" svg:height="0.174cm" svg:x="2.934cm" svg:y="2.595cm" svg:viewBox="0 0 194 175" svg:d="M119 54c2-10 11-45 37-45 2 0 12 0 20 4-11 2-19 12-19 21 0 7 5 14 16 14 7 0 21-7 21-23 0-19-23-25-37-25-23 0-36 21-40 30-10-26-31-30-42-30-41 0-63 50-63 59 0 5 5 5 6 5 2 0 3-1 4-5 13-40 39-50 52-50 7 0 21 3 21 25 0 12-7 39-21 93-6 24-20 40-37 40-2 0-11 0-19-5 10-2 18-10 18-21s-8-13-14-13c-12 0-22 10-22 22 0 17 20 25 37 25 26 0 39-26 40-29 6 15 19 29 42 29 41 0 63-50 63-59 0-4-5-4-6-4-3 0-3 1-4 4-14 41-40 51-52 51-15 0-21-13-21-26 0-8 2-17 7-34 4-18 8-35 13-53z"><text:p/></draw:path><draw:path draw:style-name="gr1515" draw:text-style-name="P131" svg:width="0.193cm" svg:height="0.222cm" svg:x="3.284cm" svg:y="2.557cm" svg:viewBox="0 0 194 223" svg:d="M179 120c7 0 15 0 15-8 0-7-8-7-15-7-55 0-109 0-164 0 6-53 50-90 105-90 20 0 40 0 59 0 7 0 15 0 15-7 0-8-8-8-15-8-19 0-40 0-60 0-66 0-119 50-119 112s53 111 119 111c20 0 41 0 60 0 7 0 15 0 15-7 0-8-8-8-15-8-19 0-39 0-59 0-55 0-99-36-105-88 55 0 109 0 164 0z"><text:p/></draw:path><draw:path draw:style-name="gr1515" draw:text-style-name="P131" svg:width="0.275cm" svg:height="0.263cm" svg:x="3.633cm" svg:y="2.501cm" svg:viewBox="0 0 276 264" svg:d="M46 234c-4 16-4 18-35 18-7 0-11 0-11 9 0 3 4 3 11 3 46 0 91 0 138 0 61 0 106-45 106-84 0-27-22-49-59-53 39-8 80-37 80-73 0-29-25-54-71-54-43 0-87 0-130 0-8 0-11 0-11 8 0 4 3 4 11 4 4 0 8 0 14 1 7 1 10 1 10 7 0 1 0 2-1 6-18 70-34 139-52 208zM105 123c7-32 16-64 24-95 3-15 4-16 21-16 16 0 33 0 49 0 34 0 42 23 42 40 0 34-33 71-80 71-19 0-38 0-56 0zM87 252c-6 0-6 0-9 0s-4-1-4-3c0-1 0-3 2-9 9-36 18-72 26-108 25 0 49 0 73 0 37 0 45 29 45 45 0 38-35 75-80 75-18 0-35 0-53 0z"><text:p/></draw:path><draw:path draw:style-name="gr1515" draw:text-style-name="P131" svg:width="0.1cm" svg:height="0.462cm" svg:x="8.018cm" svg:y="2.437cm" svg:viewBox="0 0 101 463" svg:d="M101 459c0-1-1-2-2-3-18-19-44-50-60-114-9-35-13-75-13-110 0-102 25-174 71-223 4-3 4-5 4-6 0-3-3-3-5-3-6 0-27 23-32 29-39 47-64 116-64 202 0 55 10 133 61 198 3 5 28 34 35 34 2 0 5 0 5-4z"><text:p/></draw:path><draw:path draw:style-name="gr1515" draw:text-style-name="P131" svg:width="0.219cm" svg:height="0.254cm" svg:x="8.156cm" svg:y="2.595cm" svg:viewBox="0 0 220 255" svg:d="M46 237c-1 5-2 5-2 7 0 9 8 11 12 11 1 0 10-1 14-10 2-3 3-16 14-70 3 0 6 0 13 0 64 0 123-61 123-121 0-31-15-54-44-54-56 0-79 75-102 151-42-8-64-30-64-57 0-11 9-54 32-81 3-3 3-4 3-5s-1-4-4-4c-11 0-41 57-41 94 0 36 25 64 67 74-6 22-14 43-21 65zM100 153c-3 0-4 0-8 0s-4-1-4-2 7-37 8-42c12-50 42-87 76-87 27 0 37 21 37 40 0 44-49 91-109 91z"><text:p/></draw:path><draw:path draw:style-name="gr1515" draw:text-style-name="P131" svg:width="0.214cm" svg:height="0.239cm" svg:x="8.497cm" svg:y="2.534cm" svg:viewBox="0 0 215 240" svg:d="M117 9c-4-7-6-9-10-9-5 0-6 3-8 9-32 71-65 144-97 215-2 6-2 6-2 8 0 5 3 8 8 8 2 0 5-1 9-8 29-68 60-136 90-204 31 68 60 136 91 204 3 8 8 8 9 8 4 0 8-3 8-8 0-1 0-1-3-6-32-73-63-145-95-217z"><text:p/></draw:path><draw:path draw:style-name="gr1515" draw:text-style-name="P131" svg:width="0.262cm" svg:height="0.26cm" svg:x="8.828cm" svg:y="2.505cm" svg:viewBox="0 0 263 261" svg:d="M156 26c2-11 5-13 9-14 3-1 17-1 24-1 40 0 56 2 56 32 0 5-1 21-2 31-1 2-1 6-1 7 0 3 1 6 4 6 5 0 5-3 6-10 3-22 8-45 11-67 0-1 0-6 0-7 0-3-3-3-10-3-71 0-143 0-214 0-10 0-10 0-14 8-7 22-15 45-23 67 0 1-2 6-2 8s2 4 4 4c5 0 5-2 7-9 21-59 32-67 89-67 5 0 10 0 14 0 11 0 11 2 11 6 0 2-1 6-1 7-17 70-34 138-51 207-5 14-6 18-47 18-14 0-16 0-16 7 0 5 4 5 7 5 11 0 20 0 31 0s22-1 33-1 21 1 32 1 23 0 33 0c5 0 9 0 9-8 0-4-3-4-13-4s-14 0-24 0c-11-1-15-3-15-9 0-2 0-2 2-8 17-68 34-137 51-206z"><text:p/></draw:path><draw:path draw:style-name="gr1515" draw:text-style-name="P131" svg:width="0.342cm" svg:height="0.211cm" svg:x="9.335cm" svg:y="2.563cm" svg:viewBox="0 0 343 212" svg:d="M330 152c7 0 13 0 13-8s-6-8-14-8c-81 0-164 0-245 0-17-14-36-24-49-29 15-7 33-17 49-31 81 0 164 0 245 0 8 0 14 0 14-8 0-7-6-7-13-7-76 0-153 0-229 0 19-18 39-52 39-57 0-4-5-4-8-4-2 0-5 0-7 3-8 15-18 36-44 58-27 24-52 34-72 39-7 2-6 2-8 3-1 2-1 3-1 4s0 1 0 2h1c1 1 1 1 9 3 53 16 91 51 112 93 5 7 6 7 10 7 3 0 8 0 8-4s-20-39-39-56c76 0 153 0 229 0z"><text:p/></draw:path><draw:path draw:style-name="gr1515" draw:text-style-name="P131" svg:width="0.343cm" svg:height="0.211cm" svg:x="9.656cm" svg:y="2.563cm" svg:viewBox="0 0 344 212" svg:d="M260 76c16 14 36 24 49 31-14 5-33 15-49 29-82 0-164 0-246 0-6 0-14 0-14 8s8 8 14 8c76 0 152 0 228 0-18 17-38 52-38 56s5 4 7 4c4 0 6 0 8-3 8-14 19-35 44-57 26-23 53-34 73-40 6-2 6-3 7-3 1-1 1-1 1-2s0-2-1-4h-1c-1-1-1-1-9-3-51-15-90-50-112-92-4-8-4-8-10-8-2 0-7 0-7 4 0 5 19 39 38 57-76 0-152 0-228 0-6 0-14 0-14 7 0 8 8 8 14 8 82 0 164 0 246 0z"><text:p/></draw:path><draw:path draw:style-name="gr1515" draw:text-style-name="P131" svg:width="0.219cm" svg:height="0.254cm" svg:x="10.256cm" svg:y="2.595cm" svg:viewBox="0 0 220 255" svg:d="M47 237c-2 5-2 5-2 7 0 9 7 11 11 11 2 0 10-1 14-10 2-3 4-16 14-70 3 0 6 0 13 0 64 0 123-61 123-121 0-31-14-54-44-54-56 0-79 75-102 151-42-8-63-30-63-57 0-11 9-54 32-81 3-3 3-4 3-5s-1-4-5-4c-11 0-41 57-41 94 0 36 26 64 67 74-6 22-13 43-20 65zM100 153c-3 0-3 0-6 0-5 0-6-1-6-2s7-37 8-42c12-50 42-87 77-87 26 0 37 21 37 40 0 44-50 91-110 91z"><text:p/></draw:path><draw:path draw:style-name="gr1515" draw:text-style-name="P131" svg:width="0.1cm" svg:height="0.462cm" svg:x="10.506cm" svg:y="2.437cm" svg:viewBox="0 0 101 463" svg:d="M101 232c0-55-10-133-60-198-4-5-29-34-37-34-1 0-4 0-4 3s1 4 2 5c19 20 44 50 60 112 8 35 13 76 13 111 0 40-5 79-14 117-15 54-38 84-58 106-3 4-2 4-3 5 0 3 3 4 4 4 7 0 28-23 32-28 40-48 65-117 65-203z"><text:p/></draw:path></draw:g></text:p>
        </text:list-item>
        <text:list-item>
          <text:p text:style-name="P93">כלומר, הוכחנו ש־<draw:g text:anchor-type="as-char" svg:y="-0.263cm" draw:z-index="79" draw:name="Shape93" draw:style-name="gr1513"><svg:title>TexMaths</svg:title><svg:desc>11§display§x \in B§svg§600§FALSE§</svg:desc><draw:path draw:style-name="gr1514" draw:text-style-name="P130" svg:width="0.944cm" svg:height="0.237cm" svg:x="0.008cm" svg:y="0.016cm" svg:viewBox="0 0 945 238" svg:d="M473 238c-158 0-316 0-473 0 0-79 0-159 0-238 315 0 630 0 945 0 0 79 0 159 0 238-158 0-315 0-472 0z"><text:p/></draw:path><draw:path draw:style-name="gr1515" draw:text-style-name="P131" svg:width="0.191cm" svg:height="0.172cm" svg:x="-0.001cm" svg:y="0.091cm" svg:viewBox="0 0 192 173" svg:d="M119 54c2-10 11-46 37-46 2 0 11 0 20 5-11 2-19 12-19 21 0 7 5 13 15 13 8 0 20-6 20-22 0-20-22-25-35-25-23 0-36 20-40 29-10-26-31-29-42-29-41 0-63 49-63 59 0 4 4 4 6 4s3 0 4-5c13-40 38-50 52-50 7 0 21 4 21 26 0 12-7 37-21 91-6 24-20 40-37 40-2 0-11 0-19-6 9-1 18-9 18-20 0-9-9-13-14-13-12 0-22 10-22 22 0 18 20 25 36 25 27 0 40-26 41-28 5 13 19 28 42 28 39 0 61-49 61-58 0-4-3-4-4-4-3 0-4 2-4 4-14 40-40 50-52 50-16 0-21-11-21-24 0-9 2-18 7-35 4-17 8-35 13-52z"><text:p/></draw:path><draw:path draw:style-name="gr1515" draw:text-style-name="P131" svg:width="0.191cm" svg:height="0.222cm" svg:x="0.349cm" svg:y="0.053cm" svg:viewBox="0 0 192 223" svg:d="M179 120c7 0 13 0 13-8s-6-8-13-8c-55 0-109 0-164 0 5-51 50-89 104-89 20 0 40 0 60 0 7 0 13 0 13-7 0-8-6-8-13-8-20 0-40 0-60 0-67 0-119 51-119 112 0 60 52 111 119 111 20 0 40 0 60 0 7 0 13 0 13-8 0-7-6-7-13-7-20 0-40 0-60 0-54 0-99-38-104-88 55 0 109 0 164 0z"><text:p/></draw:path><draw:path draw:style-name="gr1515" draw:text-style-name="P131" svg:width="0.275cm" svg:height="0.261cm" svg:x="0.696cm" svg:y="-0.001cm" svg:viewBox="0 0 276 262" svg:d="M45 232c-3 15-4 18-35 18-6 0-10 0-10 8 0 4 3 4 10 4 46 0 92 0 138 0 61 0 107-46 107-83 0-26-23-49-60-53 40-7 81-36 81-72 0-29-25-54-73-54-42 0-86 0-129 0-7 0-11 0-11 8 0 4 3 4 11 4 1 0 7 0 14 1 8 0 11 1 11 6 0 2 0 3-1 7-18 68-35 138-53 206zM103 122c8-32 17-64 25-96 3-13 4-14 20-14 17 0 33 0 51 0 33 0 42 23 42 40 0 34-33 70-80 70-19 0-39 0-58 0zM87 250c-6 0-7 0-9 0-4-1-5-1-5-4 0-1 0-2 2-9 9-35 17-71 26-106 24 0 50 0 74 0 36 0 44 27 44 44 0 38-34 75-80 75-18 0-35 0-52 0z"><text:p/></draw:path></draw:g>, כדרוש. <text:span text:style-name="T7">מש"ל</text:span><text:span text:style-name="T28"> </text:span><text:span text:style-name="T28"><draw:g text:anchor-type="as-char" svg:y="-0.265cm" draw:z-index="115" draw:name="Shape104" draw:style-name="gr1513"><svg:title>TexMaths</svg:title><svg:desc>11§display§\blacksquare§svg§600§FALSE§</svg:desc><draw:path draw:style-name="gr1514" draw:text-style-name="P130" svg:width="0.236cm" svg:height="0.224cm" svg:x="-0.001cm" svg:y="0.018cm" svg:viewBox="0 0 237 225" svg:d="M120 225c-41 0-80 0-120 0 0-75 0-150 0-225 79 0 158 0 237 0 0 75 0 150 0 225-39 0-79 0-117 0z"><text:p/></draw:path><draw:path draw:style-name="gr1515" draw:text-style-name="P131" svg:width="0.254cm" svg:height="0.264cm" svg:x="0.001cm" svg:y="0cm" svg:viewBox="0 0 255 265" svg:d="M255 13c0-11-1-13-13-13-76 0-153 0-229 0-12 0-13 1-13 13 0 80 0 158 0 237 0 13 1 15 13 15 76 0 152 0 228 0 13 0 14-1 14-14 0-79 0-158 0-238z"><text:p/></draw:path></draw:g></text:span></text:p>
        </text:list-item>
      </text:list>
      <text:h text:style-name="Heading_20_3" text:outline-level="3">סיכום</text:h>
      <text:p text:style-name="P5">הטענה הוכחה באמצעות שרשרת גרירות, כאשר גרירות (א) ו־(ב) הוכחו בשיעור וגרירות (ג) ו־(ד) הוכחו כאן. </text:p>
      <text:h text:style-name="Heading_20_2" text:outline-level="2">7. הוכחה או הפרכה של טענות</text:h>
      <text:h text:style-name="Heading_20_3" text:outline-level="3">סעיף (א)</text:h>
      <text:list text:style-name="L15">
        <text:list-item>
          <text:p text:style-name="P94">נניח בשלילה:</text:p>
          <text:p text:style-name="P28"><draw:g text:anchor-type="as-char" svg:y="-0.288cm" draw:z-index="126" draw:name="Shape105" draw:style-name="gr1513"><svg:title>TexMaths</svg:title><svg:desc>11§display§\forall A, B, C, D. (A \cup B) \cap (C \cup D) = (A \cap B) \cup (C \cap D)§svg§600§FALSE§</svg:desc><draw:path draw:style-name="gr1514" draw:text-style-name="P130" svg:width="8.742cm" svg:height="0.345cm" svg:x="0.019cm" svg:y="0.018cm" svg:viewBox="0 0 8743 346" svg:d="M4372 346c-1457 0-2915 0-4372 0 0-116 0-230 0-346 2915 0 5828 0 8743 0 0 116 0 230 0 346-1457 0-2915 0-4371 0z"><text:p/></draw:path><draw:path draw:style-name="gr1515" draw:text-style-name="P131" svg:width="0.215cm" svg:height="0.274cm" svg:x="-0.001cm" svg:y="0.019cm" svg:viewBox="0 0 216 275" svg:d="M213 14c3-4 3-4 3-6 0-5-4-8-8-8-6 0-8 4-9 9-11 28-22 56-33 85-38 0-78 0-117 0-11-29-22-57-33-85-1-6-3-9-8-9-4 0-8 3-8 8 0 1 0 1 2 6 32 84 65 169 97 252 2 6 3 9 9 9 5 0 6-4 9-7 31-84 64-169 96-254zM55 109c35 0 70 0 106 0-18 45-36 91-53 137-18-46-35-92-53-137z"><text:p/></draw:path><draw:path draw:style-name="gr1515" draw:text-style-name="P131" svg:width="0.264cm" svg:height="0.274cm" svg:x="0.228cm" svg:y="0.011cm" svg:viewBox="0 0 265 275" svg:d="M55 231c-15 26-30 31-47 32-5 1-8 1-8 8 0 2 2 4 4 4 11 0 23-1 34-1 13 0 26 1 39 1 2 0 7 0 7-7 0-4-4-5-6-5-9 0-19-3-19-13 0-4 3-9 6-14 10-17 20-32 30-49 31 0 64 0 96 0 1 9 7 60 7 64 0 11-21 12-29 12-5 0-8 0-8 8 0 4 4 4 5 4 15 0 32-1 48-1 10 0 35 1 43 1 4 0 8 0 8-7 0-5-4-5-9-5-24 0-24-2-25-13-8-79-17-160-24-240 0-8 0-10-7-10-6 0-8 3-10 7-45 74-90 149-135 224zM102 175c26-43 51-85 76-127 5 42 8 84 12 127-29 0-58 0-88 0z"><text:p/></draw:path><draw:path draw:style-name="gr1515" draw:text-style-name="P131" svg:width="0.044cm" svg:height="0.115cm" svg:x="0.537cm" svg:y="0.247cm" svg:viewBox="0 0 45 116" svg:d="M45 41c0-26-9-41-24-41-13 0-21 10-21 21 0 10 8 20 21 20 4 0 10-1 13-5 1-1 1-1 2-1 0 2 1 0 1 6 0 28-14 51-26 64-4 4-4 5-4 6 0 2 2 5 3 5 4 0 35-30 35-75z"><text:p/></draw:path><draw:path draw:style-name="gr1515" draw:text-style-name="P131" svg:width="0.275cm" svg:height="0.261cm" svg:x="0.692cm" svg:y="0.025cm" svg:viewBox="0 0 276 262" svg:d="M45 232c-3 15-4 18-35 18-7 0-10 0-10 8 0 4 3 4 10 4 46 0 92 0 138 0 61 0 107-45 107-83 0-27-22-49-60-53 40-8 81-37 81-73 0-29-25-53-71-53-44 0-87 0-131 0-7 0-11 0-11 8 0 4 3 4 11 4 1 0 7 0 14 0 8 1 11 1 11 7 0 1 0 2-1 7-18 69-35 138-53 206zM103 122c8-32 17-64 25-96 3-13 4-14 20-14 17 0 35 0 51 0 34 0 42 22 42 40 0 34-33 70-80 70-19 0-39 0-58 0zM87 250c-6 0-7 0-9 0-4 0-5-1-5-4 0-2 0-2 2-9 9-36 17-71 26-106 24 0 50 0 74 0 37 0 44 28 44 45 0 36-34 74-80 74-18 0-35 0-52 0z"><text:p/></draw:path><draw:path draw:style-name="gr1515" draw:text-style-name="P131" svg:width="0.044cm" svg:height="0.115cm" svg:x="1.022cm" svg:y="0.247cm" svg:viewBox="0 0 45 116" svg:d="M45 41c0-26-10-41-25-41-12 0-20 10-20 21 0 10 8 20 20 20 4 0 10-1 14-5 1-1 1-1 1-1 1 0 1 0 1 6 0 28-13 51-26 64-5 4-5 5-5 6 0 2 3 5 5 5 4 0 35-30 35-75z"><text:p/></draw:path><draw:path draw:style-name="gr1515" draw:text-style-name="P131" svg:width="0.274cm" svg:height="0.279cm" svg:x="1.179cm" svg:y="0.017cm" svg:viewBox="0 0 275 280" svg:d="M275 3c0-1-1-3-4-3-2 0-3 0-7 4-9 10-18 20-26 30-4-5-21-34-64-34-87 0-174 85-174 175 0 63 46 105 104 105 35 0 64-16 84-33 36-32 43-66 43-68 0-3-3-2-4-3-3 0-5 0-6 3-3 11-12 38-38 60-28 22-52 29-72 29-35 0-76-20-76-80 0-22 8-85 47-130 24-27 60-46 94-46 40 0 63 30 63 75 0 15-1 14-1 19 0 3 4 4 5 4 6 0 6-1 7-8 8-33 16-66 25-99z"><text:p/></draw:path><draw:path draw:style-name="gr1515" draw:text-style-name="P131" svg:width="0.044cm" svg:height="0.115cm" svg:x="1.476cm" svg:y="0.247cm" svg:viewBox="0 0 45 116" svg:d="M45 41c0-26-10-41-25-41-12 0-20 10-20 21 0 10 8 20 20 20 4 0 10-1 13-5 2-1 1-1 2-1s1 0 1 6c0 28-13 51-26 64-5 4-5 5-5 6 0 2 3 5 5 5 4 0 35-30 35-75z"><text:p/></draw:path><draw:path draw:style-name="gr1515" draw:text-style-name="P131" svg:width="0.294cm" svg:height="0.261cm" svg:x="1.63cm" svg:y="0.025cm" svg:viewBox="0 0 295 262" svg:d="M45 232c-3 15-4 18-35 18-7 0-10 0-10 8 0 4 3 4 10 4 43 0 86 0 129 0 80 0 156-80 156-165 0-54-33-97-92-97-42 0-86 0-129 0-7 0-11 0-11 7 0 5 3 5 11 5 5 0 12 0 16 0 7 1 9 2 9 7 0 1 0 2-2 7-18 69-34 138-52 206zM129 26c3-13 4-14 21-14 14 0 27 0 41 0 38 0 70 20 70 71 0 19-8 82-40 125-12 13-42 42-90 42-14 0-29 0-43 0-6 0-7 0-9 0-4 0-5-1-5-4 0-2 0-2 2-9 17-70 35-140 53-211z"><text:p/></draw:path><draw:path draw:style-name="gr1515" draw:text-style-name="P131" svg:width="0.041cm" svg:height="0.04cm" svg:x="1.978cm" svg:y="0.247cm" svg:viewBox="0 0 42 41" svg:d="M42 21c0-12-10-21-21-21s-21 9-21 21c0 11 10 20 21 20s21-9 21-20z"><text:p/></draw:path><draw:path draw:style-name="gr1515" draw:text-style-name="P131" svg:width="0.088cm" svg:height="0.384cm" svg:x="2.091cm" svg:y="0cm" svg:viewBox="0 0 89 385" svg:d="M89 381c0-1 0-1-7-8-48-49-60-122-60-179 0-68 14-136 63-183 4-5 4-5 4-7 0-3-1-4-3-4-5 0-40 26-62 76-20 42-24 85-24 118 0 28 3 75 25 119 23 47 56 72 61 72 2 0 3-1 3-4z"><text:p/></draw:path><draw:path draw:style-name="gr1515" draw:text-style-name="P131" svg:width="0.264cm" svg:height="0.274cm" svg:x="2.216cm" svg:y="0.011cm" svg:viewBox="0 0 265 275" svg:d="M55 231c-15 26-30 31-47 32-5 1-8 1-8 8 0 2 2 4 4 4 11 0 23-1 34-1 13 0 26 1 39 1 2 0 7 0 7-7 0-4-4-5-6-5-9 0-19-3-19-13 0-4 3-9 6-14 10-17 20-32 30-49 31 0 64 0 96 0 1 9 7 60 7 64 0 11-21 12-29 12-5 0-8 0-8 8 0 4 4 4 5 4 15 0 32-1 48-1 10 0 35 1 44 1 3 0 7 0 7-7 0-5-4-5-9-5-24 0-24-2-25-13-8-79-15-160-23-240-1-8-1-10-8-10-6 0-8 3-10 7-45 74-90 149-135 224zM102 175c26-43 51-85 76-127 5 42 8 84 12 127-29 0-58 0-88 0z"><text:p/></draw:path><draw:path draw:style-name="gr1515" draw:text-style-name="P131" svg:width="0.215cm" svg:height="0.238cm" svg:x="2.599cm" svg:y="0.055cm" svg:viewBox="0 0 216 239" svg:d="M216 14c0-6 0-14-8-14s-8 8-8 14c0 47 0 93 0 140 0 57-63 70-92 70-18 0-42-4-62-16-30-19-30-44-30-54 0-47 0-93 0-140 0-6 0-14-7-14-9 0-9 8-9 14 0 48 0 94 0 141 0 59 59 84 108 84 50 0 108-28 108-83 0-47 0-94 0-142z"><text:p/></draw:path><draw:path draw:style-name="gr1515" draw:text-style-name="P131" svg:width="0.275cm" svg:height="0.261cm" svg:x="2.938cm" svg:y="0.025cm" svg:viewBox="0 0 276 262" svg:d="M46 232c-4 15-4 18-35 18-7 0-11 0-11 8 0 4 3 4 11 4 46 0 91 0 137 0 62 0 107-45 107-83 0-27-22-49-59-53 39-8 80-37 80-73 0-29-25-53-71-53-43 0-87 0-130 0-8 0-11 0-11 8 0 4 3 4 10 4 1 0 8 0 15 0 7 1 10 1 10 7 0 1 0 2-1 7-18 69-34 138-52 206zM104 122c8-32 17-64 25-96 3-13 3-14 21-14 16 0 33 0 49 0 34 0 42 22 42 40 0 34-33 70-80 70-19 0-38 0-57 0zM87 250c-6 0-7 0-9 0-3 0-4-1-4-4 0-2 0-2 1-9 9-36 18-71 27-106 24 0 49 0 73 0 37 0 45 28 45 45 0 36-35 74-80 74-18 0-36 0-53 0z"><text:p/></draw:path><draw:path draw:style-name="gr1515" draw:text-style-name="P131" svg:width="0.088cm" svg:height="0.384cm" svg:x="3.257cm" svg:y="0cm" svg:viewBox="0 0 89 385" svg:d="M89 194c0-31-4-77-25-121-23-48-56-73-61-73-2 0-3 2-3 4s0 2 7 9c38 38 60 99 60 181 0 64-14 132-63 180-4 6-4 6-4 7 0 2 1 4 3 4 5 0 39-26 62-76 20-41 24-84 24-115z"><text:p/></draw:path><draw:path draw:style-name="gr1515" draw:text-style-name="P131" svg:width="0.213cm" svg:height="0.238cm" svg:x="3.492cm" svg:y="0.055cm" svg:viewBox="0 0 214 239" svg:d="M214 85c0-59-59-85-107-85-50 0-107 28-107 85 0 46 0 93 0 140 0 7 0 14 8 14 7 0 7-7 7-14 0-47 0-93 0-139 0-57 63-69 92-69 17 0 41 3 62 16 30 19 30 43 30 54 0 46 0 92 0 138 0 7 0 14 8 14 7 0 7-7 7-14 0-47 0-94 0-140z"><text:p/></draw:path><draw:path draw:style-name="gr1515" draw:text-style-name="P131" svg:width="0.088cm" svg:height="0.384cm" svg:x="3.853cm" svg:y="0cm" svg:viewBox="0 0 89 385" svg:d="M89 381c0-1 0-1-7-8-48-49-60-122-60-179 0-68 14-136 63-183 4-5 4-5 4-7 0-3-1-4-3-4-5 0-40 26-62 76-20 42-24 85-24 118 0 28 3 75 25 119 23 47 56 72 61 72 2 0 3-1 3-4z"><text:p/></draw:path><draw:path draw:style-name="gr1515" draw:text-style-name="P131" svg:width="0.274cm" svg:height="0.279cm" svg:x="3.984cm" svg:y="0.017cm" svg:viewBox="0 0 275 280" svg:d="M275 3c0-1-1-3-4-3-2 0-3 0-7 4-9 10-18 20-26 30-4-5-22-34-65-34-86 0-173 85-173 175 0 63 46 105 104 105 35 0 64-16 84-33 36-32 43-66 43-68 0-3-3-2-4-3-3 0-5 0-6 3-3 11-12 38-38 60-28 22-52 29-72 29-35 0-76-20-76-80 0-22 8-85 47-130 24-27 60-46 94-46 40 0 63 30 63 75 0 15-1 14-1 19 0 3 4 4 5 4 6 0 6-1 7-8 8-33 16-66 25-99z"><text:p/></draw:path><draw:path draw:style-name="gr1515" draw:text-style-name="P131" svg:width="0.215cm" svg:height="0.238cm" svg:x="4.376cm" svg:y="0.055cm" svg:viewBox="0 0 216 239" svg:d="M216 14c0-6 0-14-8-14s-8 8-8 14c0 47 0 93 0 140 0 57-64 70-92 70-18 0-42-4-63-16-30-19-30-44-30-54 0-47 0-93 0-140 0-6 0-14-7-14-8 0-8 8-8 14 0 48 0 94 0 141 0 59 59 84 108 84 50 0 108-28 108-83 0-47 0-94 0-142z"><text:p/></draw:path><draw:path draw:style-name="gr1515" draw:text-style-name="P131" svg:width="0.295cm" svg:height="0.261cm" svg:x="4.712cm" svg:y="0.025cm" svg:viewBox="0 0 296 262" svg:d="M46 232c-3 15-4 18-35 18-7 0-11 0-11 8 0 4 3 4 11 4 43 0 85 0 128 0 81 0 157-80 157-165 0-54-33-97-91-97-43 0-87 0-130 0-8 0-11 0-11 7 0 5 3 5 11 5 4 0 12 0 16 0 6 1 9 2 9 7 0 1-1 2-2 7-18 69-34 138-52 206zM130 26c3-13 4-14 21-14 14 0 27 0 41 0 38 0 70 20 70 71 0 19-8 82-41 125-11 13-42 42-89 42-14 0-30 0-44 0-6 0-6 0-8 0-4 0-5-1-5-4 0-2 0-2 2-9 18-70 35-140 53-211z"><text:p/></draw:path><draw:path draw:style-name="gr1515" draw:text-style-name="P131" svg:width="0.088cm" svg:height="0.384cm" svg:x="5.05cm" svg:y="0cm" svg:viewBox="0 0 89 385" svg:d="M89 194c0-31-3-77-25-121-23-48-56-73-61-73-2 0-3 2-3 4s0 2 8 9c37 38 59 99 59 181 0 64-14 132-62 180-5 6-5 6-5 7 0 2 1 4 3 4 5 0 40-26 62-76 20-41 24-84 24-115z"><text:p/></draw:path><draw:path draw:style-name="gr1515" draw:text-style-name="P131" svg:width="0.256cm" svg:height="0.09cm" svg:x="5.307cm" svg:y="0.145cm" svg:viewBox="0 0 257 91" svg:d="M244 17c6 0 13-2 13-9 0-8-7-8-13-8-77 0-155 0-232 0-4 0-12 0-12 8 0 7 8 9 13 9 77 0 154 0 231 0zM244 91c6 0 13 0 13-7 0-9-7-9-13-9-77 0-154 0-231 0-5 0-13 0-13 9 0 7 8 7 12 7 77 0 155 0 232 0z"><text:p/></draw:path><draw:path draw:style-name="gr1515" draw:text-style-name="P131" svg:width="0.088cm" svg:height="0.384cm" svg:x="5.732cm" svg:y="0cm" svg:viewBox="0 0 89 385" svg:d="M89 381c0-1 0-1-7-8-47-49-60-122-60-179 0-68 15-136 63-183 4-5 4-5 4-7 0-3-1-4-3-4-5 0-39 26-62 76-20 42-24 85-24 118 0 28 4 75 25 119 23 47 56 72 61 72 2 0 3-1 3-4z"><text:p/></draw:path><draw:path draw:style-name="gr1515" draw:text-style-name="P131" svg:width="0.264cm" svg:height="0.274cm" svg:x="5.857cm" svg:y="0.011cm" svg:viewBox="0 0 265 275" svg:d="M56 231c-15 26-31 31-48 32-5 1-8 1-8 8 0 2 2 4 5 4 10 0 22-1 33-1 13 0 27 1 39 1 2 0 8 0 8-7 0-4-4-5-7-5-9 0-18-3-18-13 0-4 3-9 5-14 10-17 20-32 30-49 31 0 64 0 96 0 1 9 7 60 7 64 0 11-20 12-28 12-5 0-9 0-9 8 0 4 4 4 5 4 17 0 33-1 48-1 10 0 35 1 44 1 3 0 7 0 7-7 0-5-3-5-9-5-24 0-24-2-25-13-8-79-15-160-23-240-1-8-1-10-8-10-6 0-8 3-10 7-45 74-89 149-134 224zM102 175c26-43 51-85 76-127 5 42 8 84 12 127-29 0-58 0-88 0z"><text:p/></draw:path><draw:path draw:style-name="gr1515" draw:text-style-name="P131" svg:width="0.213cm" svg:height="0.238cm" svg:x="6.241cm" svg:y="0.055cm" svg:viewBox="0 0 214 239" svg:d="M214 85c0-59-59-85-107-85-50 0-107 28-107 85 0 46 0 93 0 140 0 7 0 14 8 14 7 0 7-7 7-14 0-47 0-93 0-139 0-57 63-69 92-69 17 0 41 3 62 16 30 19 30 43 30 54 0 46 0 92 0 138 0 7 0 14 8 14 7 0 7-7 7-14 0-47 0-94 0-140z"><text:p/></draw:path><draw:path draw:style-name="gr1515" draw:text-style-name="P131" svg:width="0.274cm" svg:height="0.261cm" svg:x="6.58cm" svg:y="0.025cm" svg:viewBox="0 0 275 262" svg:d="M45 232c-3 15-4 18-35 18-7 0-10 0-10 8 0 4 3 4 10 4 46 0 92 0 138 0 61 0 106-45 106-83 0-27-22-49-59-53 40-8 80-37 80-73 0-29-25-53-72-53-42 0-86 0-129 0-8 0-11 0-11 8 0 4 3 4 11 4 4 0 7 0 14 0 7 1 11 1 11 7 0 1-1 2-2 7-18 69-34 138-52 206zM103 122c8-32 17-64 25-96 3-13 4-14 20-14 17 0 33 0 50 0 34 0 42 22 42 40 0 34-33 70-81 70-18 0-37 0-56 0zM86 250c-6 0-6 0-8 0-4 0-5-1-5-4 0-2 0-2 2-9 9-36 17-71 26-106 24 0 49 0 73 0 37 0 45 28 45 45 0 36-34 74-80 74-18 0-36 0-53 0z"><text:p/></draw:path><draw:path draw:style-name="gr1515" draw:text-style-name="P131" svg:width="0.089cm" svg:height="0.384cm" svg:x="6.898cm" svg:y="0cm" svg:viewBox="0 0 90 385" svg:d="M90 194c0-31-4-77-26-121-23-48-56-73-60-73-3 0-4 2-4 4s0 2 8 9c37 38 59 99 59 181 0 64-14 132-62 180-5 6-5 6-5 7 0 2 1 4 4 4 4 0 39-26 61-76 20-41 25-84 25-115z"><text:p/></draw:path><draw:path draw:style-name="gr1515" draw:text-style-name="P131" svg:width="0.213cm" svg:height="0.238cm" svg:x="7.133cm" svg:y="0.055cm" svg:viewBox="0 0 214 239" svg:d="M214 14c0-6 0-14-7-14-8 0-8 8-8 14 0 47 0 93 0 140 0 57-63 70-91 70-18 0-42-4-63-16-30-19-30-44-30-54 0-47 0-93 0-140 0-6 0-14-7-14-8 0-8 8-8 14 0 48 0 94 0 141 0 59 59 84 108 84s106-28 106-83c0-47 0-94 0-142z"><text:p/></draw:path><draw:path draw:style-name="gr1515" draw:text-style-name="P131" svg:width="0.088cm" svg:height="0.384cm" svg:x="7.494cm" svg:y="0cm" svg:viewBox="0 0 89 385" svg:d="M89 381c0-1 0-1-7-8-47-49-60-122-60-179 0-68 15-136 63-183 4-5 4-5 4-7 0-3-1-4-3-4-5 0-39 26-62 76-20 42-24 85-24 118 0 28 4 75 25 119 23 47 56 72 61 72 2 0 3-1 3-4z"><text:p/></draw:path><draw:path draw:style-name="gr1515" draw:text-style-name="P131" svg:width="0.274cm" svg:height="0.279cm" svg:x="7.625cm" svg:y="0.017cm" svg:viewBox="0 0 275 280" svg:d="M275 3c0-1-1-3-4-3-2 0-2 0-6 4-9 10-19 20-27 30-4-5-21-34-64-34-87 0-174 85-174 175 0 63 46 105 106 105 33 0 62-16 82-33 36-32 43-66 43-68 0-3-3-3-4-3-3 0-5 0-6 3-3 11-12 38-38 60-27 22-52 29-72 29-34 0-76-20-76-80 0-22 9-85 47-130 24-27 60-46 95-46 39 0 62 30 62 75 0 15-1 14-1 19 0 3 4 4 5 4 6 0 6-1 8-8 7-33 16-66 24-99z"><text:p/></draw:path><draw:path draw:style-name="gr1515" draw:text-style-name="P131" svg:width="0.215cm" svg:height="0.238cm" svg:x="8.016cm" svg:y="0.055cm" svg:viewBox="0 0 216 239" svg:d="M216 85c0-59-60-85-108-85-51 0-108 28-108 85 0 46 0 93 0 140 0 7 0 14 9 14 7 0 7-7 7-14 0-47 0-93 0-139 0-57 63-69 92-69 17 0 42 3 62 16 30 19 30 43 30 54 0 46 0 92 0 138 0 7 0 14 8 14s8-7 8-14c0-47 0-94 0-140z"><text:p/></draw:path><draw:path draw:style-name="gr1515" draw:text-style-name="P131" svg:width="0.294cm" svg:height="0.261cm" svg:x="8.355cm" svg:y="0.025cm" svg:viewBox="0 0 295 262" svg:d="M45 232c-3 15-4 18-35 18-7 0-10 0-10 8 0 4 3 4 10 4 43 0 86 0 129 0 80 0 156-80 156-165 0-54-33-97-92-97-42 0-86 0-129 0-7 0-11 0-11 7 0 5 3 5 11 5 5 0 12 0 16 0 7 1 9 2 9 7 0 1 0 2-2 7-18 69-34 138-52 206zM129 26c3-13 4-14 21-14 14 0 27 0 41 0 38 0 70 20 70 71 0 19-8 82-40 125-12 13-42 42-90 42-14 0-29 0-43 0-6 0-7 0-9 0-4 0-5-1-5-4 0-2 0-2 2-9 17-70 35-140 53-211z"><text:p/></draw:path><draw:path draw:style-name="gr1515" draw:text-style-name="P131" svg:width="0.089cm" svg:height="0.384cm" svg:x="8.691cm" svg:y="0cm" svg:viewBox="0 0 90 385" svg:d="M90 194c0-31-4-77-25-121-24-48-57-73-61-73-2 0-4 2-4 4s0 2 8 9c37 38 59 99 59 181 0 64-14 132-62 180-5 6-5 6-5 7 0 2 2 4 4 4 4 0 39-26 62-76 20-41 24-84 24-115z"><text:p/></draw:path></draw:g></text:p>
        </text:list-item>
        <text:list-item>
          <text:p text:style-name="P95">נגדיר:</text:p>
          <text:p text:style-name="P28"><draw:g text:anchor-type="as-char" svg:y="-1.028cm" draw:z-index="127" draw:name="Shape106" draw:style-name="gr1513"><svg:title>TexMaths</svg:title><svg:desc>11§latex§\begin{align*}
    A &amp;= \{1\} \\
    B &amp;= \{2, 1\} \\
    C &amp;= \{2, 3\} \\
    D &amp;= \emptyset
\end{align}§svg§600§FALSE§</svg:desc><draw:path draw:style-name="gr1514" draw:text-style-name="P130" svg:width="1.721cm" svg:height="2.017cm" svg:x="0.004cm" svg:y="0.02cm" svg:viewBox="0 0 1722 2018" svg:d="M861 2018c-287 0-574 0-861 0 0-673 0-1345 0-2018 574 0 1147 0 1722 0 0 673 0 1345 0 2018-287 0-575 0-861 0z"><text:p/></draw:path><draw:path draw:style-name="gr1515" draw:text-style-name="P131" svg:width="0.264cm" svg:height="0.276cm" svg:x="0.039cm" svg:y="0.013cm" svg:viewBox="0 0 265 277" svg:d="M55 232c-15 26-31 32-47 33-5 0-8 0-8 8 0 2 1 4 4 4 11 0 24-1 33-1 14 0 27 1 40 1 2 0 7 0 7-8 0-4-4-4-6-4-10-1-19-4-19-14 0-5 3-9 6-15 10-16 20-31 30-48 32 0 65 0 96 0 2 8 6 61 6 64 0 12-20 13-28 13-5 0-8 0-8 8 0 4 4 4 5 4 16 0 32-1 49-1 8 0 33 1 42 1 3 0 8 0 8-8 0-4-4-4-10-4-23 0-23-3-24-14-8-81-16-161-24-241 0-8 0-10-7-10-6 0-7 3-11 7-45 74-89 150-134 225zM101 176c26-43 52-85 77-128 5 43 8 85 12 128-29 0-59 0-89 0z"><text:p/></draw:path><draw:path draw:style-name="gr1515" draw:text-style-name="P131" svg:width="0.255cm" svg:height="0.089cm" svg:x="0.444cm" svg:y="0.148cm" svg:viewBox="0 0 256 90" svg:d="M244 15c6 0 12 0 12-7 0-8-6-8-12-8-77 0-154 0-231 0-5 0-13 0-13 8 0 7 8 7 13 7 77 0 154 0 231 0zM244 90c6 0 12 0 12-7 0-8-6-8-12-8-77 0-154 0-231 0-5 0-13 0-13 8 0 7 8 7 13 7 77 0 154 0 231 0z"><text:p/></draw:path><draw:path draw:style-name="gr1515" draw:text-style-name="P131" svg:width="0.137cm" svg:height="0.385cm" svg:x="0.857cm" svg:y="0cm" svg:viewBox="0 0 138 386" svg:d="M81 52c0-16 10-41 53-43 2 0 4-2 4-5 0-4-4-4-8-4-39 0-74 20-74 48 0 30 0 59 0 88 0 16 0 28-15 41-15 11-29 12-38 12-1 0-3 2-3 5s2 3 7 4c25 1 44 15 48 34 1 5 1 6 1 19 0 25 0 52 0 77 0 15 0 28 19 43 14 12 41 15 55 15 4 0 8 0 8-3 0-5-3-5-7-5-24-2-43-14-48-34-2-3-2-4-2-17 0-28 0-54 0-82 0-17-2-24-15-36-8-9-19-12-30-15 32-9 45-27 45-50 0-31 0-61 0-92z"><text:p/></draw:path><draw:path draw:style-name="gr1515" draw:text-style-name="P131" svg:width="0.127cm" svg:height="0.256cm" svg:x="1.056cm" svg:y="0.035cm" svg:viewBox="0 0 128 257" svg:d="M79 10c0-10 0-10-9-10-24 24-58 24-70 24 0 5 0 8 0 12 8 0 31 0 51-10 0 67 0 133 0 201 0 14-1 18-37 18-4 0-7 0-12 0 0 5 0 8 0 12 13-1 48-1 63-1s48 0 63 1c0-4 0-7 0-12-5 0-9 0-14 0-34 0-35-4-35-18 0-73 0-145 0-217z"><text:p/></draw:path><draw:path draw:style-name="gr1515" draw:text-style-name="P131" svg:width="0.137cm" svg:height="0.385cm" svg:x="1.242cm" svg:y="0cm" svg:viewBox="0 0 138 386" svg:d="M56 336c0 15-10 39-52 42-2 0-4 3-4 5 0 3 4 3 8 3 38 0 73-19 75-47 0-30 0-60 0-89 0-15 0-27 15-40 13-11 27-12 36-12 2-1 4-2 4-4 0-5-3-5-7-5-25-1-44-15-47-34-1-4-1-5-1-19 0-25 0-51 0-77 0-16 0-28-19-42-16-13-43-17-56-17-4 0-8 0-8 4 0 5 3 5 7 5 24 1 43 14 48 34 1 3 1 3 1 18 0 27 0 53 0 81 0 18 3 24 16 36 7 9 19 12 29 16-31 8-45 26-45 48 0 31 0 63 0 94z"><text:p/></draw:path><draw:path draw:style-name="gr1515" draw:text-style-name="P131" svg:width="0.275cm" svg:height="0.263cm" svg:x="0.018cm" svg:y="0.608cm" svg:viewBox="0 0 276 264" svg:d="M46 233c-4 16-4 19-35 19-7 0-11 0-11 8 0 4 4 4 11 4 46 0 91 0 138 0 61 0 106-46 106-84 0-28-22-50-59-55 39-7 80-35 80-72 0-29-25-53-71-53-43 0-87 0-130 0-8 0-11 0-11 8 0 4 3 4 11 4 4 0 8 0 14 0 7 1 10 1 10 7 0 1 0 2-1 7-18 70-34 138-52 207zM105 122c7-32 16-64 24-96 3-13 4-14 21-14 16 0 33 0 49 0 34 0 42 22 42 40 0 34-33 70-80 70-19 0-38 0-56 0zM87 252c-6 0-6 0-9-1-3 0-4 0-4-4 0-1 0-2 2-8 9-37 18-72 26-108 25 0 49 0 73 0 37 0 45 29 45 45 0 39-35 76-80 76-18 0-35 0-53 0z"><text:p/></draw:path><draw:path draw:style-name="gr1515" draw:text-style-name="P131" svg:width="0.255cm" svg:height="0.089cm" svg:x="0.444cm" svg:y="0.729cm" svg:viewBox="0 0 256 90" svg:d="M244 15c6 0 12 0 12-7 0-8-6-8-12-8-77 0-154 0-231 0-5 0-13 0-13 8 0 7 8 7 13 7 77 0 154 0 231 0zM244 90c6 0 12 0 12-8 0-7-6-7-12-7-77 0-154 0-231 0-5 0-13 0-13 7 0 8 8 8 13 8 77 0 154 0 231 0z"><text:p/></draw:path><draw:path draw:style-name="gr1515" draw:text-style-name="P131" svg:width="0.137cm" svg:height="0.385cm" svg:x="0.857cm" svg:y="0.581cm" svg:viewBox="0 0 138 386" svg:d="M81 52c0-16 10-41 53-43 2 0 4-2 4-5 0-4-4-4-8-4-39 0-74 20-74 48 0 30 0 59 0 88 0 16 0 28-15 41-15 11-29 12-38 12-1 0-3 2-3 5s2 3 7 4c25 1 44 15 48 34 1 4 1 4 1 19 0 25 0 51 0 77 0 15 0 28 19 43 14 12 41 15 55 15 4 0 8 0 8-3 0-5-3-5-7-5-24-2-43-14-48-34-2-3-2-4-2-17 0-28 0-54 0-82 0-17-2-24-15-37-8-8-19-11-30-14 32-9 45-27 45-50 0-31 0-62 0-92z"><text:p/></draw:path><draw:path draw:style-name="gr1515" draw:text-style-name="P131" svg:width="0.153cm" svg:height="0.256cm" svg:x="1.041cm" svg:y="0.615cm" svg:viewBox="0 0 154 257" svg:d="M30 228c13-13 27-28 40-41 61-53 84-74 84-112 0-44-34-75-81-75-44 0-73 35-73 69 0 22 20 22 21 22 7 0 20-4 20-21 0-10-7-19-21-19-2 0-3 0-5 0 9-25 30-39 52-39 35 0 52 31 52 63 0 31-19 61-41 84-24 28-49 57-74 84-4 3-4 5-4 14 47 0 96 0 143 0 3-23 8-45 11-68-3 0-7 0-10 0-1 12-4 29-8 35-3 4-28 4-37 4-23 0-46 0-69 0z"><text:p/></draw:path><draw:path draw:style-name="gr1515" draw:text-style-name="P131" svg:width="0.044cm" svg:height="0.114cm" svg:x="1.248cm" svg:y="0.828cm" svg:viewBox="0 0 45 115" svg:d="M45 41c0-26-9-41-24-41-13 0-21 10-21 21 0 10 8 21 21 21 4 0 10-2 13-6 1-1 1-1 2-1 0 2 1 0 1 6 0 28-14 51-26 65-4 4-4 4-4 6s2 3 3 3c4 0 35-29 35-74z"><text:p/></draw:path><draw:path draw:style-name="gr1515" draw:text-style-name="P131" svg:width="0.127cm" svg:height="0.256cm" svg:x="1.421cm" svg:y="0.615cm" svg:viewBox="0 0 128 257" svg:d="M79 10c0-10 0-10-9-10-23 24-57 24-70 24 0 5 0 8 0 12 9 0 31 0 51-10 0 68 0 133 0 201 0 13-1 18-36 18-4 0-7 0-12 0 0 5 0 8 0 12 14-1 45-1 62-1 15 0 49 0 63 1 0-4 0-7 0-12-5 0-8 0-12 0-35 0-37-4-37-18 0-73 0-144 0-217z"><text:p/></draw:path><draw:path draw:style-name="gr1515" draw:text-style-name="P131" svg:width="0.137cm" svg:height="0.385cm" svg:x="1.608cm" svg:y="0.581cm" svg:viewBox="0 0 138 386" svg:d="M56 335c0 16-10 40-53 43-1 0-3 1-3 5 0 3 4 3 8 3 37 0 73-19 73-48 0-30 0-59 0-88 0-15 0-28 16-40 14-11 28-12 37-12 1-1 4-2 4-4 0-5-3-5-7-5-25-2-44-15-48-34-2-4-2-5-2-20 0-25 0-50 0-76 0-16 0-28-18-43-16-12-42-16-55-16-4 0-8 0-8 4 0 5 2 5 7 5 24 1 43 13 48 33 1 4 1 4 1 18 0 28 0 54 0 82 0 17 2 24 16 36 7 8 18 12 29 16-32 8-45 26-45 48 0 31 0 63 0 93z"><text:p/></draw:path><draw:path draw:style-name="gr1515" draw:text-style-name="P131" svg:width="0.274cm" svg:height="0.279cm" svg:x="0.03cm" svg:y="1.178cm" svg:viewBox="0 0 275 280" svg:d="M275 3c0-1-1-3-4-3-1 0-3 0-7 4-9 10-18 20-26 30-4-5-22-34-65-34-86 0-173 85-173 175 0 64 46 105 105 105 34 0 63-15 83-32 36-32 43-68 43-69 0-3-3-2-4-3-3 0-5 0-6 3-3 11-12 39-38 62-28 21-52 27-72 27-35 0-76-19-76-80 0-22 8-85 48-130 23-27 59-46 93-46 40 0 63 30 63 75 0 15-1 14-1 19 0 3 4 4 5 4 6 0 6-1 7-8 9-33 16-66 25-99z"><text:p/></draw:path><draw:path draw:style-name="gr1515" draw:text-style-name="P131" svg:width="0.255cm" svg:height="0.089cm" svg:x="0.444cm" svg:y="1.307cm" svg:viewBox="0 0 256 90" svg:d="M244 15c6 0 12 0 12-7 0-8-6-8-12-8-77 0-154 0-231 0-5 0-13 0-13 8 0 7 8 7 13 7 77 0 154 0 231 0zM244 90c6 0 12 0 12-8 0-7-6-7-12-7-77 0-154 0-231 0-5 0-13 0-13 7 0 8 8 8 13 8 77 0 154 0 231 0z"><text:p/></draw:path><draw:path draw:style-name="gr1515" draw:text-style-name="P131" svg:width="0.137cm" svg:height="0.385cm" svg:x="0.857cm" svg:y="1.158cm" svg:viewBox="0 0 138 386" svg:d="M81 52c0-16 10-41 53-43 2-1 4-2 4-5 0-4-4-4-8-4-39 0-74 20-74 48 0 30 0 59 0 88 0 16 0 28-15 41-15 11-29 11-38 12-1 0-3 2-3 5s2 3 7 4c25 1 44 15 48 34 1 4 1 4 1 19 0 25 0 51 0 77 0 15 0 28 19 43 14 11 41 15 55 15 4 0 8 0 8-4s-3-4-7-4c-24-2-43-14-48-34-2-3-2-4-2-18 0-27 0-54 0-81 0-17-2-24-15-37-8-8-19-12-30-14 32-9 45-28 45-50 0-31 0-62 0-92z"><text:p/></draw:path><draw:path draw:style-name="gr1515" draw:text-style-name="P131" svg:width="0.153cm" svg:height="0.255cm" svg:x="1.041cm" svg:y="1.192cm" svg:viewBox="0 0 154 256" svg:d="M30 227c13-14 27-27 40-40 61-53 84-74 84-112 0-44-34-75-81-75-44 0-73 35-73 69 0 22 20 22 21 22 7 0 20-4 20-21 0-9-7-19-21-19-2 0-3 0-5 0 9-26 30-40 52-40 35 0 52 32 52 64 0 31-19 61-41 85-24 27-49 55-74 82-4 4-4 5-4 14 47 0 96 0 143 0 3-22 8-45 11-67-3 0-7 0-10 0-1 12-4 29-8 35-3 3-28 3-37 3-23 0-46 0-69 0z"><text:p/></draw:path><draw:path draw:style-name="gr1515" draw:text-style-name="P131" svg:width="0.044cm" svg:height="0.114cm" svg:x="1.248cm" svg:y="1.409cm" svg:viewBox="0 0 45 115" svg:d="M45 41c0-26-9-41-24-41-13 0-21 10-21 21 0 10 8 20 21 20 4 0 10-1 13-5 1-1 1-1 2-1 0 2 1 0 1 6 0 28-14 51-26 65-4 4-4 4-4 5 0 3 2 4 3 4 4 0 35-29 35-74z"><text:p/></draw:path><draw:path draw:style-name="gr1515" draw:text-style-name="P131" svg:width="0.16cm" svg:height="0.264cm" svg:x="1.403cm" svg:y="1.192cm" svg:viewBox="0 0 161 265" svg:d="M96 121c32-11 54-37 54-68 0-32-34-53-71-53-39 0-69 23-69 52 0 13 9 21 20 21 12 0 20-9 20-20 0-20-18-20-24-20 11-19 38-24 51-24 17 0 37 9 37 44 0 4-1 26-11 44-11 18-24 20-34 20-3 0-12 1-15 1s-6 1-6 4c0 5 3 5 9 5s12 0 18 0c32 0 46 26 46 63 0 53-27 64-44 64-16 0-46-6-59-28 13 1 25-7 25-22 0-14-10-21-21-21-10 0-22 5-22 22 0 35 36 60 78 60 47 0 83-35 83-75 0-31-25-61-65-69z"><text:p/></draw:path><draw:path draw:style-name="gr1515" draw:text-style-name="P131" svg:width="0.137cm" svg:height="0.385cm" svg:x="1.608cm" svg:y="1.158cm" svg:viewBox="0 0 138 386" svg:d="M56 335c0 16-10 40-53 43-1 0-3 1-3 4 0 4 4 4 8 4 37 0 73-19 73-48 0-30 0-59 0-88 0-15 0-28 16-40 14-11 28-12 37-12 1-1 4-2 4-4 0-5-3-5-7-5-25-2-44-15-48-34-2-4-2-5-2-20 0-25 0-50 0-76 0-16 0-28-18-44-16-11-42-15-55-15-4 0-8 0-8 4s2 4 7 5c24 1 43 13 48 33 1 3 1 4 1 18 0 28 0 54 0 82 0 17 2 24 16 36 7 8 18 12 29 16-32 8-45 26-45 48 0 31 0 63 0 93z"><text:p/></draw:path><draw:path draw:style-name="gr1515" draw:text-style-name="P131" svg:width="0.295cm" svg:height="0.263cm" svg:x="-0.001cm" svg:y="1.763cm" svg:viewBox="0 0 296 264" svg:d="M46 234c-3 16-4 18-35 18-7 0-11 0-11 8 0 4 3 4 11 4 43 0 85 0 128 0 80 0 157-81 157-166 0-54-33-98-91-98-43 0-87 0-130 0-8 0-11 0-11 8 0 4 3 4 11 4 4 0 12 1 16 1 6 1 9 2 9 7 0 1-1 2-2 6-18 70-34 139-52 208zM130 28c3-15 4-16 21-16 13 0 27 0 40 0 39 0 71 21 71 72 0 19-8 82-41 125-11 14-42 43-89 43-14 0-30 0-44 0-5 0-5 0-8 0-4 0-5-1-5-3s0-3 2-9c18-71 35-142 53-212z"><text:p/></draw:path><draw:path draw:style-name="gr1515" draw:text-style-name="P131" svg:width="0.255cm" svg:height="0.09cm" svg:x="0.444cm" svg:y="1.887cm" svg:viewBox="0 0 256 91" svg:d="M244 16c6 0 12-1 12-8 0-8-6-8-12-8-77 0-154 0-231 0-5 0-13 0-13 8 0 7 8 8 13 8 77 0 154 0 231 0zM244 91c6 0 12 0 12-7 0-8-6-8-12-8-77 0-154 0-231 0-5 0-13 0-13 8 0 7 8 7 13 7 77 0 154 0 231 0z"><text:p/></draw:path><draw:path draw:style-name="gr1515" draw:text-style-name="P131" svg:width="0.156cm" svg:height="0.328cm" svg:x="0.847cm" svg:y="1.73cm" svg:viewBox="0 0 157 329" svg:d="M132 8c0-5-3-8-8-8s-6 4-8 12c-5 15-2 2-6 18-4-3-16-8-31-8-22 0-47 11-61 41-16 32-18 67-18 102 0 24 0 95 34 124-9 30-9 31-9 32 0 5 4 8 8 8 6 0 7-5 9-12 5-17 1-2 5-18 9 5 21 8 31 8 44 0 61-36 68-55 10-26 11-59 11-87 0-29 0-92-34-124 4-11 6-22 9-33zM40 272c-14-27-14-75-14-111 0-31 0-59 6-83 8-36 30-47 47-47 8 0 18 2 28 10-22 77-45 154-67 231zM119 56c12 23 12 68 12 105 0 28 0 57-4 82-7 41-28 55-49 55-9 0-17-2-27-11 23-77 45-154 68-231z"><text:p/></draw:path></draw:g></text:p>
        </text:list-item>
        <text:list-item>
          <text:p text:style-name="P40">נציב ונצמצם:</text:p>
          <text:p text:style-name="P28"><draw:g text:anchor-type="as-char" svg:y="-0.776cm" draw:z-index="128" draw:name="Shape107" draw:style-name="gr1513"><svg:title>TexMaths</svg:title><svg:desc>11§latex§\begin{align*}
    (\{1\} \cup \{2, 1\}) \cap (\{2, 3\} \cup \emptyset) &amp;= (\{1\} \cap \{2, 1\}) \cup (\{2, 3\} \cap \emptyset) \\
    \{1, 2\} \cap \{2, 3\} &amp;= \{1\} \cup \emptyset \\
    \{2\} &amp;= \{1\}
\end{align}§svg§600§FALSE§</svg:desc><draw:path draw:style-name="gr1514" draw:text-style-name="P130" svg:width="9.54cm" svg:height="1.513cm" svg:x="-0.001cm" svg:y="0.019cm" svg:viewBox="0 0 9541 1514" svg:d="M4771 1514c-1590 0-3181 0-4771 0 0-505 0-1009 0-1514 3181 0 6360 0 9541 0 0 505 0 1009 0 1514-1590 0-3181 0-4770 0z"><text:p/></draw:path><draw:path draw:style-name="gr1515" draw:text-style-name="P131" svg:width="0.089cm" svg:height="0.385cm" svg:x="0.018cm" svg:y="0.009cm" svg:viewBox="0 0 90 386" svg:d="M90 383c0-1 0-2-6-9-49-48-62-122-62-180 0-69 15-136 63-184 5-4 5-4 5-7 0-2-2-3-4-3-4 0-39 26-62 75-20 43-24 86-24 119 0 29 4 75 25 119 23 48 57 73 61 73 2 0 4-1 4-3z"><text:p/></draw:path><draw:path draw:style-name="gr1515" draw:text-style-name="P131" svg:width="0.136cm" svg:height="0.385cm" svg:x="0.158cm" svg:y="0.009cm" svg:viewBox="0 0 137 386" svg:d="M81 52c0-16 10-41 53-43 2-1 3-2 3-5 0-4-3-4-7-4-39 0-74 20-74 48 0 30 0 59 0 88 0 16 0 28-15 40s-29 12-38 13c-1 0-3 1-3 5 0 3 2 3 7 3 25 2 44 15 48 35 1 4 1 5 1 19 0 25 0 50 0 76 0 16 0 28 19 44 14 11 40 15 55 15 4 0 7 0 7-4s-2-4-6-5c-24-1-43-13-49-33-1-3-1-4-1-18 0-28 0-54 0-81 0-18-2-25-15-37-8-8-19-12-30-14 32-10 45-28 45-50 0-31 0-61 0-92z"><text:p/></draw:path><draw:path draw:style-name="gr1515" draw:text-style-name="P131" svg:width="0.127cm" svg:height="0.256cm" svg:x="0.358cm" svg:y="0.042cm" svg:viewBox="0 0 128 257" svg:d="M79 11c0-10 0-11-9-11-24 25-58 25-70 25 0 5 0 8 0 12 8 0 31 0 51-10 0 68 0 134 0 201 0 13-2 17-37 17-4 0-7 0-12 0 0 5 0 8 0 12 13-1 47-1 63-1 15 0 49 0 63 1 0-4 0-7 0-12-5 0-8 0-13 0-35 0-36-3-36-17 0-73 0-144 0-217z"><text:p/></draw:path><draw:path draw:style-name="gr1515" draw:text-style-name="P131" svg:width="0.135cm" svg:height="0.385cm" svg:x="0.545cm" svg:y="0.009cm" svg:viewBox="0 0 136 386" svg:d="M55 334c0 16-10 41-52 43-2 1-3 3-3 5 0 4 3 4 8 4 37 0 72-19 73-48 0-30 0-60 0-88 0-16 0-28 16-40 13-12 27-12 36-13 2 0 3-1 3-3 0-5-2-5-5-5-25-2-44-15-49-35-1-3-1-4-1-19 0-25 0-50 0-76 0-16 0-28-18-44-16-12-42-15-55-15-5 0-8 0-8 4s2 4 5 5c25 1 44 13 49 33 1 3 1 4 1 18 0 27 0 54 0 81 0 19 3 25 15 37 9 8 20 12 31 16-32 8-46 26-46 48 0 31 0 62 0 92z"><text:p/></draw:path><draw:path draw:style-name="gr1515" draw:text-style-name="P131" svg:width="0.215cm" svg:height="0.239cm" svg:x="0.816cm" svg:y="0.066cm" svg:viewBox="0 0 216 240" svg:d="M216 14c0-6 0-14-8-14s-8 8-8 14c0 46 0 94 0 140 0 58-63 70-92 70-18 0-42-3-62-16-30-19-30-44-30-54 0-46 0-94 0-140 0-6 0-14-8-14s-8 8-8 14c0 48 0 95 0 142 0 59 59 84 108 84 50 0 108-28 108-84 0-47 0-94 0-142z"><text:p/></draw:path><draw:path draw:style-name="gr1515" draw:text-style-name="P131" svg:width="0.136cm" svg:height="0.385cm" svg:x="1.167cm" svg:y="0.009cm" svg:viewBox="0 0 137 386" svg:d="M81 52c0-16 10-41 52-43 2-1 4-2 4-5 0-4-3-4-7-4-39 0-74 20-75 48 0 30 0 59 0 88 0 16 0 28-15 40-14 12-28 12-37 13-2 0-3 1-3 5 0 3 2 3 5 3 27 2 46 15 49 35 1 4 1 5 1 19 0 25 0 50 0 76 0 16 0 28 19 44 15 11 40 15 56 15 4 0 7 0 7-4s-3-4-6-5c-24-1-43-13-49-33-1-3-1-4-1-18 0-28 0-54 0-81 0-18-3-25-15-37-8-8-20-12-31-14 32-10 46-28 46-50 0-31 0-61 0-92z"><text:p/></draw:path><draw:path draw:style-name="gr1515" draw:text-style-name="P131" svg:width="0.153cm" svg:height="0.256cm" svg:x="1.352cm" svg:y="0.042cm" svg:viewBox="0 0 154 257" svg:d="M30 228c13-14 27-27 40-40 61-53 84-74 84-112 0-44-35-76-81-76-44 0-73 36-73 70 0 22 19 22 20 22 6 0 21-5 21-21 0-9-8-19-21-19-4 0-4 0-5 0 9-26 30-40 52-40 35 0 52 32 52 64 0 31-20 60-41 85-24 27-49 55-74 82-4 4-4 6-4 14 47 0 96 0 143 0 3-22 8-45 11-67-3 0-7 0-10 0-2 12-4 29-8 34-3 4-28 4-37 4-23 0-46 0-69 0z"><text:p/></draw:path><draw:path draw:style-name="gr1515" draw:text-style-name="P131" svg:width="0.044cm" svg:height="0.115cm" svg:x="1.559cm" svg:y="0.258cm" svg:viewBox="0 0 45 116" svg:d="M45 41c0-26-10-41-24-41-13 0-21 10-21 21 0 10 8 20 21 20 4 0 10-1 13-5 1-1 1-1 2-1 0 2 1 0 1 6 0 28-14 51-26 65-4 4-4 4-4 5 0 3 2 5 3 5 4 0 35-30 35-75z"><text:p/></draw:path><draw:path draw:style-name="gr1515" draw:text-style-name="P131" svg:width="0.127cm" svg:height="0.256cm" svg:x="1.731cm" svg:y="0.042cm" svg:viewBox="0 0 128 257" svg:d="M79 11c0-10 0-11-9-11-23 25-57 25-70 25 0 5 0 8 0 12 8 0 31 0 51-10 0 68 0 134 0 201 0 13-2 17-36 17-4 0-7 0-12 0 0 5 0 8 0 12 13-1 45-1 62-1 15 0 49 0 63 1 0-4 0-7 0-12-5 0-8 0-13 0-34 0-36-3-36-17 0-73 0-144 0-217z"><text:p/></draw:path><draw:path draw:style-name="gr1515" draw:text-style-name="P131" svg:width="0.136cm" svg:height="0.385cm" svg:x="1.918cm" svg:y="0.009cm" svg:viewBox="0 0 137 386" svg:d="M56 334c0 16-10 41-53 43-1 1-3 3-3 5 0 4 4 4 8 4 37 0 73-19 73-48 0-30 0-60 0-88 0-16 0-28 16-40 14-12 28-12 37-13 1 0 3-1 3-3 0-5-2-5-6-5-25-2-44-15-49-35-1-3-1-4-1-19 0-25 0-50 0-76 0-16 0-28-18-44-16-12-42-15-55-15-4 0-8 0-8 4s2 4 7 5c24 1 42 13 48 33 1 3 1 4 1 18 0 27 0 54 0 81 0 19 3 25 15 37 8 8 19 12 30 16-32 8-45 26-45 48 0 31 0 62 0 92z"><text:p/></draw:path><draw:path draw:style-name="gr1515" draw:text-style-name="P131" svg:width="0.088cm" svg:height="0.385cm" svg:x="2.106cm" svg:y="0.009cm" svg:viewBox="0 0 89 386" svg:d="M89 194c0-31-4-77-25-121-23-48-56-73-61-73-2 0-3 1-3 3 0 3 0 3 7 10 38 38 60 99 60 181 0 66-14 133-63 182-4 5-4 6-4 7 0 2 1 3 3 3 5 0 39-26 62-75 20-43 24-85 24-117z"><text:p/></draw:path><draw:path draw:style-name="gr1515" draw:text-style-name="P131" svg:width="0.213cm" svg:height="0.239cm" svg:x="2.342cm" svg:y="0.066cm" svg:viewBox="0 0 214 240" svg:d="M214 85c0-59-59-85-107-85-50 0-107 28-107 85 0 47 0 93 0 141 0 7 0 14 8 14 7 0 7-7 7-14 0-47 0-94 0-140 0-57 63-71 92-71 17 0 41 5 62 17 30 20 30 44 30 55 0 46 0 92 0 139 0 7 0 14 8 14 7 0 7-7 7-14 0-48 0-94 0-141z"><text:p/></draw:path><draw:path draw:style-name="gr1515" draw:text-style-name="P131" svg:width="0.089cm" svg:height="0.385cm" svg:x="2.701cm" svg:y="0.009cm" svg:viewBox="0 0 90 386" svg:d="M90 383c0-1 0-2-6-9-49-48-61-122-61-180 0-69 14-136 62-184 5-4 5-4 5-7 0-2-1-3-3-3-5 0-40 26-62 75-20 43-25 86-25 119 0 29 4 75 26 119 23 48 56 73 61 73 2 0 3-1 3-3z"><text:p/></draw:path><draw:path draw:style-name="gr1515" draw:text-style-name="P131" svg:width="0.135cm" svg:height="0.385cm" svg:x="2.842cm" svg:y="0.009cm" svg:viewBox="0 0 136 386" svg:d="M81 52c0-16 10-41 52-43 2-1 3-2 3-5 0-4-2-4-6-4-39 0-74 20-75 48 0 30 0 59 0 88 0 16 0 28-15 40-14 12-28 12-37 13-2 0-3 1-3 5 0 3 2 3 5 3 26 2 44 15 49 35 1 4 1 5 1 19 0 25 0 50 0 76 0 16 0 28 19 44 15 11 40 15 56 15 4 0 6 0 6-4s-2-4-5-5c-24-1-44-13-49-33-1-3-1-4-1-18 0-28 0-54 0-81 0-18-3-25-15-37-9-8-20-12-31-14 32-10 46-28 46-50 0-31 0-61 0-92z"><text:p/></draw:path><draw:path draw:style-name="gr1515" draw:text-style-name="P131" svg:width="0.153cm" svg:height="0.256cm" svg:x="3.027cm" svg:y="0.042cm" svg:viewBox="0 0 154 257" svg:d="M30 228c13-14 27-27 40-40 61-53 84-74 84-112 0-44-35-76-83-76-42 0-71 36-71 70 0 22 19 22 20 22 6 0 21-5 21-21 0-9-8-19-21-19-4 0-5 0-6 0 9-26 30-40 53-40 35 0 52 32 52 64 0 31-20 60-41 85-24 27-49 55-74 82-4 4-4 6-4 14 47 0 96 0 143 0 3-22 8-45 11-67-3 0-7 0-10 0-2 12-4 29-9 34-2 4-27 4-36 4-23 0-46 0-69 0z"><text:p/></draw:path><draw:path draw:style-name="gr1515" draw:text-style-name="P131" svg:width="0.044cm" svg:height="0.115cm" svg:x="3.234cm" svg:y="0.258cm" svg:viewBox="0 0 45 116" svg:d="M45 41c0-26-10-41-24-41-13 0-21 10-21 21 0 10 8 20 21 20 4 0 9-1 13-5 1-1 1-1 2-1 0 2 0 0 0 6 0 28-13 51-25 65-4 4-4 4-4 5 0 3 1 5 3 5 4 0 35-30 35-75z"><text:p/></draw:path><draw:path draw:style-name="gr1515" draw:text-style-name="P131" svg:width="0.16cm" svg:height="0.265cm" svg:x="3.389cm" svg:y="0.042cm" svg:viewBox="0 0 161 266" svg:d="M96 122c32-11 54-37 54-68 0-32-35-54-72-54-38 0-68 24-68 53 0 13 9 20 20 20 12 0 19-8 19-19 0-20-17-20-24-20 12-19 38-24 52-24 15 0 37 9 37 44 0 4-1 26-11 44-12 17-25 20-34 20-3 0-13 1-15 1-3 0-6 1-6 4 0 5 3 5 9 5s12 0 18 0c31 0 45 26 45 63 0 53-27 64-43 64-17 0-46-6-59-28 13 1 25-7 25-22 0-14-10-21-22-21-9 0-21 4-21 22 0 35 35 60 78 60 47 0 83-35 83-75 0-32-26-61-65-69z"><text:p/></draw:path><draw:path draw:style-name="gr1515" draw:text-style-name="P131" svg:width="0.136cm" svg:height="0.385cm" svg:x="3.593cm" svg:y="0.009cm" svg:viewBox="0 0 137 386" svg:d="M56 334c0 16-11 41-53 43-2 1-3 3-3 5 0 4 4 4 8 4 37 0 73-19 73-48 0-30 0-60 0-88 0-16 0-28 16-40 14-12 28-12 37-13 1 0 3-1 3-3 0-5-2-5-6-5-25-2-44-15-49-35-1-3-1-4-1-19 0-25 0-50 0-76 0-16 0-28-18-44-16-12-42-15-55-15-4 0-8 0-8 4s2 4 7 5c24 1 42 13 48 33 1 3 1 4 1 18 0 27 0 54 0 81 0 19 2 25 15 37 8 8 19 12 30 16-32 8-45 26-45 48 0 31 0 62 0 92z"><text:p/></draw:path><draw:path draw:style-name="gr1515" draw:text-style-name="P131" svg:width="0.213cm" svg:height="0.239cm" svg:x="3.866cm" svg:y="0.066cm" svg:viewBox="0 0 214 240" svg:d="M214 14c0-6 0-14-7-14-8 0-8 8-8 14 0 46 0 94 0 140 0 58-63 70-91 70-18 0-42-3-63-16-30-19-30-44-30-54 0-46 0-94 0-140 0-6 0-14-7-14-8 0-8 8-8 14 0 48 0 95 0 142 0 59 59 84 108 84s106-28 106-84c0-47 0-94 0-142z"><text:p/></draw:path><draw:path draw:style-name="gr1515" draw:text-style-name="P131" svg:width="0.156cm" svg:height="0.328cm" svg:x="4.206cm" svg:y="-0.001cm" svg:viewBox="0 0 157 329" svg:d="M132 8c0-5-3-8-8-8s-6 4-9 12c-4 17-1 2-5 18-4-2-17-8-31-8-22 0-47 11-61 41-16 32-18 67-18 102 0 24 0 95 34 124-9 30-9 31-9 32 0 5 4 8 8 8 5 0 7-4 9-12 5-17 1-2 5-18 9 5 21 8 31 8 44 0 61-36 68-55 10-26 11-59 11-87 0-29 0-92-34-124 3-11 6-22 9-33zM40 272c-14-27-14-75-14-111 0-31 0-59 6-83 8-36 30-47 47-47 8 0 18 2 28 10-22 77-45 154-67 231zM119 56c12 23 12 68 12 105 0 28 0 57-5 82-6 41-27 55-48 55-9 0-18-2-27-11 23-77 45-154 68-231z"><text:p/></draw:path><draw:path draw:style-name="gr1515" draw:text-style-name="P131" svg:width="0.088cm" svg:height="0.385cm" svg:x="4.404cm" svg:y="0.009cm" svg:viewBox="0 0 89 386" svg:d="M89 194c0-31-4-77-25-121-23-48-56-73-61-73-2 0-3 1-3 3 0 3 0 3 7 10 38 38 60 99 60 181 0 66-14 133-63 182-4 5-4 6-4 7 0 2 1 3 3 3 5 0 39-26 62-75 20-43 24-85 24-117z"><text:p/></draw:path><draw:path draw:style-name="gr1515" draw:text-style-name="P131" svg:width="0.255cm" svg:height="0.09cm" svg:x="4.661cm" svg:y="0.155cm" svg:viewBox="0 0 256 91" svg:d="M243 17c7 0 13-2 13-9 0-8-6-8-12-8-77 0-155 0-232 0-5 0-12 0-12 8 0 7 7 9 13 9 77 0 153 0 230 0zM244 91c6 0 12 0 12-7 0-8-6-8-13-8-77 0-153 0-230 0-6 0-13 0-13 8 0 7 7 7 12 7 77 0 155 0 232 0z"><text:p/></draw:path><draw:path draw:style-name="gr1515" draw:text-style-name="P131" svg:width="0.088cm" svg:height="0.385cm" svg:x="5.085cm" svg:y="0.009cm" svg:viewBox="0 0 89 386" svg:d="M89 383c0-1 0-2-7-9-48-48-60-122-60-180 0-69 14-136 63-184 4-4 4-4 4-7 0-2-1-3-3-3-5 0-39 26-62 75-20 43-24 86-24 119 0 29 3 75 25 119 23 48 56 73 61 73 2 0 3-1 3-3z"><text:p/></draw:path><draw:path draw:style-name="gr1515" draw:text-style-name="P131" svg:width="0.136cm" svg:height="0.385cm" svg:x="5.224cm" svg:y="0.009cm" svg:viewBox="0 0 137 386" svg:d="M81 52c0-16 10-41 52-43 2-1 4-2 4-5 0-4-3-4-7-4-39 0-74 20-75 48 0 30 0 59 0 88 0 16 0 28-15 40-14 12-28 12-37 13-2 0-3 1-3 5 0 3 2 3 5 3 27 2 44 15 49 35 1 4 1 5 1 19 0 25 0 50 0 76 0 16 0 28 19 44 15 11 40 15 56 15 4 0 7 0 7-4s-3-4-6-5c-24-1-43-13-49-33-1-3-1-4-1-18 0-28 0-54 0-81 0-18-3-25-15-37-8-8-20-12-31-14 32-10 46-28 46-50 0-31 0-61 0-92z"><text:p/></draw:path><draw:path draw:style-name="gr1515" draw:text-style-name="P131" svg:width="0.127cm" svg:height="0.256cm" svg:x="5.424cm" svg:y="0.042cm" svg:viewBox="0 0 128 257" svg:d="M80 11c0-10 0-11-10-11-23 25-57 25-70 25 0 5 0 8 0 12 9 0 31 0 52-10 0 68 0 134 0 201 0 13-3 17-37 17-4 0-7 0-12 0 0 5 0 8 0 12 13-1 46-1 63-1 15 0 48 0 62 1 0-4 0-7 0-12-5 0-8 0-13 0-34 0-35-3-35-17 0-73 0-144 0-217z"><text:p/></draw:path><draw:path draw:style-name="gr1515" draw:text-style-name="P131" svg:width="0.136cm" svg:height="0.385cm" svg:x="5.611cm" svg:y="0.009cm" svg:viewBox="0 0 137 386" svg:d="M56 334c0 16-10 41-53 43-1 1-3 3-3 5 0 4 4 4 8 4 37 0 73-19 73-48 0-30 0-60 0-88 0-16 0-28 16-40 14-12 28-12 37-13 2 0 3-1 3-3 0-5-2-5-6-5-25-2-44-15-49-35-1-3-1-4-1-19 0-25 0-50 0-76 0-16 0-28-17-44-17-12-43-15-56-15-4 0-8 0-8 4s2 4 7 5c24 1 42 13 48 33 1 3 1 4 1 18 0 27 0 54 0 81 0 19 3 25 15 37 8 8 19 12 30 16-32 8-45 26-45 48 0 31 0 62 0 92z"><text:p/></draw:path><draw:path draw:style-name="gr1515" draw:text-style-name="P131" svg:width="0.213cm" svg:height="0.239cm" svg:x="5.883cm" svg:y="0.066cm" svg:viewBox="0 0 214 240" svg:d="M214 85c0-59-58-85-106-85-51 0-108 28-108 85 0 47 0 93 0 141 0 7 0 14 8 14 7 0 7-7 7-14 0-47 0-94 0-140 0-57 63-71 93-71 17 0 42 5 61 17 30 20 30 44 30 55 0 46 0 92 0 139 0 7 0 14 8 14 7 0 7-7 7-14 0-48 0-94 0-141z"><text:p/></draw:path><draw:path draw:style-name="gr1515" draw:text-style-name="P131" svg:width="0.136cm" svg:height="0.385cm" svg:x="6.233cm" svg:y="0.009cm" svg:viewBox="0 0 137 386" svg:d="M82 52c0-16 10-41 52-43 2-1 3-2 3-5 0-4-3-4-6-4-40 0-75 20-75 48 0 30 0 59 0 88 0 16 0 28-15 40-14 12-29 12-37 13-2 0-4 1-4 5 0 3 3 3 7 3 25 2 44 15 48 35 1 4 1 5 1 19 0 25 0 50 0 76 0 16 0 28 19 44 15 11 40 15 56 15 3 0 6 0 6-4s-2-4-5-5c-25-1-44-13-48-33-2-3-2-4-2-18 0-28 0-54 0-81 0-18-3-25-15-37-9-8-20-12-31-14 32-10 46-28 46-50 0-31 0-61 0-92z"><text:p/></draw:path><draw:path draw:style-name="gr1515" draw:text-style-name="P131" svg:width="0.154cm" svg:height="0.256cm" svg:x="6.418cm" svg:y="0.042cm" svg:viewBox="0 0 155 257" svg:d="M30 228c14-14 27-27 41-40 61-53 84-74 84-112 0-44-35-76-82-76-44 0-73 36-73 70 0 22 20 22 21 22 6 0 20-5 20-21 0-9-7-19-20-19-3 0-5 0-6 0 9-26 30-40 53-40 35 0 52 32 52 64 0 31-20 60-41 85-25 27-49 55-75 82-4 4-4 6-4 14 48 0 96 0 144 0 3-22 8-45 11-67-3 0-7 0-10 0-2 12-4 29-9 34-2 4-28 4-36 4-23 0-47 0-70 0z"><text:p/></draw:path><draw:path draw:style-name="gr1515" draw:text-style-name="P131" svg:width="0.044cm" svg:height="0.115cm" svg:x="6.626cm" svg:y="0.258cm" svg:viewBox="0 0 45 116" svg:d="M45 41c0-26-10-41-25-41-12 0-20 10-20 21 0 10 8 20 20 20 5 0 10-1 14-5 1-1 1-1 1-1 1 0 1 0 1 6 0 28-13 51-26 65-5 4-5 4-5 5 0 3 3 5 5 5 4 0 35-30 35-75z"><text:p/></draw:path><draw:path draw:style-name="gr1515" draw:text-style-name="P131" svg:width="0.127cm" svg:height="0.256cm" svg:x="6.798cm" svg:y="0.042cm" svg:viewBox="0 0 128 257" svg:d="M79 11c0-10 0-11-9-11-24 25-58 25-70 25 0 5 0 8 0 12 8 0 31 0 51-10 0 68 0 134 0 201 0 13-2 17-37 17-4 0-7 0-12 0 0 5 0 8 0 12 13-1 47-1 63-1 15 0 49 0 63 1 0-4 0-7 0-12-5 0-8 0-13 0-35 0-36-3-36-17 0-73 0-144 0-217z"><text:p/></draw:path><draw:path draw:style-name="gr1515" draw:text-style-name="P131" svg:width="0.136cm" svg:height="0.385cm" svg:x="6.985cm" svg:y="0.009cm" svg:viewBox="0 0 137 386" svg:d="M55 334c0 16-10 41-52 43-2 1-3 3-3 5 0 4 4 4 8 4 37 0 73-19 73-48 0-30 0-60 0-88 0-16 0-28 16-40 13-12 28-12 36-13 2 0 4-1 4-3 0-5-3-5-6-5-25-2-44-15-49-35-1-3-1-4-1-19 0-25 0-50 0-76 0-16 0-28-18-44-16-12-42-15-55-15-4 0-8 0-8 4s2 4 5 5c26 1 44 13 49 33 1 3 1 4 1 18 0 27 0 54 0 81 0 19 3 25 15 37 9 8 20 12 31 16-32 8-46 26-46 48 0 31 0 62 0 92z"><text:p/></draw:path><draw:path draw:style-name="gr1515" draw:text-style-name="P131" svg:width="0.089cm" svg:height="0.385cm" svg:x="7.172cm" svg:y="0.009cm" svg:viewBox="0 0 90 386" svg:d="M90 194c0-31-4-77-25-121-24-48-57-73-61-73-2 0-4 1-4 3 0 3 0 3 8 10 37 38 59 99 59 181 0 66-14 133-62 182-5 5-5 6-5 7 0 2 2 3 4 3 4 0 39-26 62-75 20-43 24-85 24-117z"><text:p/></draw:path><draw:path draw:style-name="gr1515" draw:text-style-name="P131" svg:width="0.215cm" svg:height="0.239cm" svg:x="7.408cm" svg:y="0.066cm" svg:viewBox="0 0 216 240" svg:d="M216 14c0-6 0-14-8-14s-8 8-8 14c0 46 0 94 0 140 0 58-64 70-92 70-18 0-42-3-63-16-30-19-30-44-30-54 0-46 0-94 0-140 0-6 0-14-7-14-8 0-8 8-8 14 0 48 0 95 0 142 0 59 59 84 108 84 50 0 108-28 108-84 0-47 0-94 0-142z"><text:p/></draw:path><draw:path draw:style-name="gr1515" draw:text-style-name="P131" svg:width="0.089cm" svg:height="0.385cm" svg:x="7.768cm" svg:y="0.009cm" svg:viewBox="0 0 90 386" svg:d="M90 383c0-1 0-2-6-9-49-48-62-122-62-180 0-69 15-136 63-184 5-4 5-4 5-7 0-2-2-3-4-3-4 0-39 26-62 75-20 43-24 86-24 119 0 29 4 75 25 119 23 48 57 73 61 73 2 0 4-1 4-3z"><text:p/></draw:path><draw:path draw:style-name="gr1515" draw:text-style-name="P131" svg:width="0.136cm" svg:height="0.385cm" svg:x="7.908cm" svg:y="0.009cm" svg:viewBox="0 0 137 386" svg:d="M81 52c0-16 11-41 53-43 2-1 3-2 3-5 0-4-3-4-7-4-39 0-74 20-74 48 0 30 0 59 0 88 0 16 0 28-15 40-14 12-29 12-38 13-1 0-3 1-3 5 0 3 2 3 7 3 25 2 44 15 48 35 1 4 1 5 1 19 0 25 0 50 0 76 0 16 0 28 19 44 14 11 40 15 55 15 4 0 7 0 7-4s-2-4-6-5c-24-1-43-13-49-33-1-3-1-4-1-18 0-28 0-54 0-81 0-18-2-25-15-37-8-8-19-12-30-14 32-10 45-28 45-50 0-31 0-61 0-92z"><text:p/></draw:path><draw:path draw:style-name="gr1515" draw:text-style-name="P131" svg:width="0.153cm" svg:height="0.256cm" svg:x="8.093cm" svg:y="0.042cm" svg:viewBox="0 0 154 257" svg:d="M30 228c14-14 27-27 41-40 60-53 83-74 83-112 0-44-34-76-81-76-44 0-73 36-73 70 0 22 20 22 21 22 6 0 20-5 20-21 0-9-7-19-20-19-3 0-5 0-6 0 9-26 30-40 52-40 35 0 52 32 52 64 0 31-19 60-40 85-25 27-49 55-75 82-4 4-4 6-4 14 48 0 96 0 144 0 3-22 7-45 10-67-3 0-6 0-9 0-2 12-5 29-9 34-2 4-28 4-36 4-23 0-47 0-70 0z"><text:p/></draw:path><draw:path draw:style-name="gr1515" draw:text-style-name="P131" svg:width="0.044cm" svg:height="0.115cm" svg:x="8.301cm" svg:y="0.258cm" svg:viewBox="0 0 45 116" svg:d="M45 41c0-26-10-41-25-41-12 0-20 10-20 21 0 10 8 20 20 20 4 0 10-1 14-5 1-1 1-1 1-1 1 0 1 0 1 6 0 28-13 51-26 65-5 4-5 4-5 5 0 3 3 5 5 5 4 0 35-30 35-75z"><text:p/></draw:path><draw:path draw:style-name="gr1515" draw:text-style-name="P131" svg:width="0.16cm" svg:height="0.265cm" svg:x="8.455cm" svg:y="0.042cm" svg:viewBox="0 0 161 266" svg:d="M97 122c31-11 54-37 54-68 0-32-34-54-72-54s-68 24-68 53c0 13 9 20 20 20 12 0 20-8 20-19 0-20-19-20-25-20 12-19 38-24 52-24 15 0 36 9 36 44 0 4 0 26-10 44-12 17-25 20-35 20-3 0-12 1-14 1-3 0-7 1-7 4 0 5 4 5 10 5s11 0 17 0c32 0 46 26 46 63 0 53-26 64-44 64-17 0-45-6-58-28 13 1 25-7 25-22 0-14-11-21-22-21-9 0-22 4-22 22 0 35 36 60 78 60 47 0 83-35 83-75 0-32-25-61-64-69z"><text:p/></draw:path><draw:path draw:style-name="gr1515" draw:text-style-name="P131" svg:width="0.135cm" svg:height="0.385cm" svg:x="8.66cm" svg:y="0.009cm" svg:viewBox="0 0 136 386" svg:d="M55 334c0 16-10 41-52 43-2 1-3 3-3 5 0 4 3 4 8 4 37 0 72-19 73-48 0-30 0-60 0-88 0-16 0-28 16-40 13-12 27-12 36-13 2 0 3-1 3-3 0-5-2-5-5-5-25-2-44-15-49-35-1-3-1-4-1-19 0-25 0-50 0-76 0-16 0-28-18-44-16-12-42-15-55-15-5 0-8 0-8 4s2 4 5 5c25 1 44 13 49 33 1 3 1 4 1 18 0 27 0 54 0 81 0 19 3 25 15 37 9 8 20 12 31 16-32 8-46 26-46 48 0 31 0 62 0 92z"><text:p/></draw:path><draw:path draw:style-name="gr1515" draw:text-style-name="P131" svg:width="0.215cm" svg:height="0.239cm" svg:x="8.932cm" svg:y="0.066cm" svg:viewBox="0 0 216 240" svg:d="M216 85c0-59-60-85-108-85-51 0-108 28-108 85 0 47 0 93 0 141 0 7 0 14 8 14s8-7 8-14c0-47 0-94 0-140 0-57 63-71 92-71 17 0 42 5 62 17 30 20 30 44 30 55 0 46 0 92 0 139 0 7 0 14 8 14s8-7 8-14c0-48 0-94 0-141z"><text:p/></draw:path><draw:path draw:style-name="gr1515" draw:text-style-name="P131" svg:width="0.155cm" svg:height="0.328cm" svg:x="9.273cm" svg:y="-0.001cm" svg:viewBox="0 0 156 329" svg:d="M132 8c0-5-3-8-8-8s-7 4-10 12c-4 17 0 2-4 18-4-2-18-8-32-8-22 0-47 11-62 41-14 32-16 67-16 102 0 24 0 95 34 124-9 30-9 31-9 32 0 5 2 8 8 8 5 0 7-4 9-12 4-17 1-2 5-18 9 5 21 8 31 8 43 0 61-36 67-55 10-26 11-59 11-87 0-29 0-92-33-124 3-11 6-22 9-33zM38 272c-12-27-12-75-12-111 0-31 0-59 5-83 7-36 31-47 47-47 8 0 19 2 29 10-23 77-45 154-69 231zM118 56c13 23 13 68 13 105 0 28 0 57-5 82-7 41-27 55-48 55-9 0-19-2-27-11 22-77 45-154 67-231z"><text:p/></draw:path><draw:path draw:style-name="gr1515" draw:text-style-name="P131" svg:width="0.089cm" svg:height="0.385cm" svg:x="9.47cm" svg:y="0.009cm" svg:viewBox="0 0 90 386" svg:d="M90 194c0-31-4-77-25-121-24-48-57-73-61-73-2 0-4 1-4 3 0 3 0 3 8 10 37 38 59 99 59 181 0 66-14 133-62 182-5 5-5 6-5 7 0 2 2 3 4 3 4 0 39-26 62-75 20-43 24-85 24-117z"><text:p/></draw:path><draw:path draw:style-name="gr1515" draw:text-style-name="P131" svg:width="0.136cm" svg:height="0.385cm" svg:x="2.241cm" svg:y="0.588cm" svg:viewBox="0 0 137 386" svg:d="M81 51c0-16 10-40 53-43 1 0 3-1 3-4 0-4-3-4-7-4-39 0-74 20-74 48 0 30 0 59 0 88 0 15 0 28-15 40-15 11-29 12-38 13-2 0-3 1-3 3 0 5 2 5 7 5 25 2 44 15 48 34 1 4 1 5 1 20 0 25 0 50 0 76 0 16 0 28 18 44 15 11 40 15 56 15 4 0 7 0 7-4s-2-4-6-5c-24-1-43-13-49-33-1-3-1-4-1-18 0-28 0-55 0-82 0-17-3-24-15-36-8-8-19-12-30-16 32-8 45-26 45-48 0-31 0-63 0-93z"><text:p/></draw:path><draw:path draw:style-name="gr1515" draw:text-style-name="P131" svg:width="0.127cm" svg:height="0.256cm" svg:x="2.441cm" svg:y="0.619cm" svg:viewBox="0 0 128 257" svg:d="M79 10c0-9 0-10-9-10-24 25-58 25-70 25 0 5 0 8 0 12 8 0 30 0 51-11 0 68 0 134 0 201 0 14-2 18-37 18-4 0-7 0-12 0 0 5 0 8 0 12 13-1 47-1 63-1 15 0 48 0 63 1 0-4 0-7 0-12-5 0-9 0-14 0-34 0-35-4-35-18 0-73 0-144 0-217z"><text:p/></draw:path><draw:path draw:style-name="gr1515" draw:text-style-name="P131" svg:width="0.044cm" svg:height="0.114cm" svg:x="2.632cm" svg:y="0.835cm" svg:viewBox="0 0 45 115" svg:d="M45 41c0-26-9-41-24-41-13 0-21 10-21 21 0 10 8 20 21 20 4 0 10-1 13-5 1-1 1-1 2-1 0 2 1 0 1 6 0 28-14 51-26 64-4 4-4 5-4 6 0 3 2 4 3 4 4 0 35-29 35-74z"><text:p/></draw:path><draw:path draw:style-name="gr1515" draw:text-style-name="P131" svg:width="0.153cm" svg:height="0.256cm" svg:x="2.791cm" svg:y="0.619cm" svg:viewBox="0 0 154 257" svg:d="M30 228c13-13 27-27 40-40 61-54 84-74 84-113 0-44-35-75-81-75-44 0-73 36-73 70 0 21 19 21 21 21 5 0 20-4 20-19 0-10-8-20-21-20-4 0-4 0-5 0 9-26 30-40 52-40 35 0 52 32 52 63s-19 61-41 86c-24 27-49 55-74 82-4 5-4 6-4 14 47 0 96 0 143 0 3-22 8-45 11-67-3 0-7 0-10 0-1 12-4 29-8 34-3 4-28 4-37 4-23 0-46 0-69 0z"><text:p/></draw:path><draw:path draw:style-name="gr1515" draw:text-style-name="P131" svg:width="0.136cm" svg:height="0.385cm" svg:x="2.992cm" svg:y="0.588cm" svg:viewBox="0 0 137 386" svg:d="M56 334c0 16-10 41-53 43-1 1-3 2-3 5 0 4 4 4 8 4 37 0 73-19 73-48 0-30 0-60 0-88 0-16 0-28 17-41 13-11 27-11 36-12 2 0 3-2 3-5s-2-3-6-3c-25-2-44-16-47-35-3-4-3-4-3-19 0-25 0-51 0-77 0-15 0-27-17-43-16-12-43-15-56-15-4 0-8 0-8 4s2 4 7 4c24 2 42 14 48 34 1 3 1 4 1 18 0 27 0 54 0 81 0 17 3 24 15 37 8 8 20 12 30 14-31 9-45 28-45 50 0 31 0 62 0 92z"><text:p/></draw:path><draw:path draw:style-name="gr1515" draw:text-style-name="P131" svg:width="0.215cm" svg:height="0.239cm" svg:x="3.265cm" svg:y="0.647cm" svg:viewBox="0 0 216 240" svg:d="M216 85c0-60-60-85-108-85-51 0-108 28-108 84 0 47 0 94 0 142 0 7 0 14 8 14 7 0 7-7 7-14 0-47 0-94 0-140 0-59 64-71 93-71 17 0 42 4 61 17 31 20 31 44 31 54 0 46 0 93 0 140 0 7 0 14 8 14s8-7 8-14c0-48 0-94 0-141z"><text:p/></draw:path><draw:path draw:style-name="gr1515" draw:text-style-name="P131" svg:width="0.135cm" svg:height="0.385cm" svg:x="3.615cm" svg:y="0.588cm" svg:viewBox="0 0 136 386" svg:d="M81 51c0-16 10-40 52-43 2 0 3-1 3-4 0-4-3-4-6-4-40 0-75 20-75 48 0 30 0 59 0 88 0 15 0 28-15 40-14 11-29 12-37 13-2 0-3 1-3 3 0 5 2 5 5 5 26 2 44 15 49 34 1 4 1 5 1 20 0 25 0 50 0 76 0 16 0 28 19 44 15 11 40 15 56 15 3 0 6 0 6-4s-2-4-5-5c-24-1-44-13-49-33-1-3-1-4-1-18 0-28 0-55 0-82 0-17-3-24-15-36-9-8-20-12-31-16 32-8 46-26 46-48 0-31 0-63 0-93z"><text:p/></draw:path><draw:path draw:style-name="gr1515" draw:text-style-name="P131" svg:width="0.153cm" svg:height="0.256cm" svg:x="3.8cm" svg:y="0.619cm" svg:viewBox="0 0 154 257" svg:d="M30 228c13-13 27-27 40-40 61-54 84-74 84-113 0-44-35-75-83-75-42 0-71 36-71 70 0 21 19 21 20 21 6 0 20-4 20-19 0-10-7-20-20-20-4 0-5 0-6 0 9-26 30-40 53-40 35 0 52 32 52 63s-20 61-41 86c-25 27-49 55-75 82-3 5-3 6-3 14 47 0 96 0 143 0 3-22 8-45 11-67-3 0-7 0-10 0-2 12-4 29-9 34-2 4-27 4-36 4-23 0-46 0-69 0z"><text:p/></draw:path><draw:path draw:style-name="gr1515" draw:text-style-name="P131" svg:width="0.044cm" svg:height="0.114cm" svg:x="4.007cm" svg:y="0.835cm" svg:viewBox="0 0 45 115" svg:d="M45 41c0-26-10-41-25-41-12 0-20 10-20 21 0 10 8 20 20 20 5 0 10-1 14-5 1-1 1-1 2-1 0 2 0 0 0 6 0 28-13 51-26 64-5 4-5 5-5 6 0 3 3 4 5 4 4 0 35-29 35-74z"><text:p/></draw:path><draw:path draw:style-name="gr1515" draw:text-style-name="P131" svg:width="0.158cm" svg:height="0.265cm" svg:x="4.162cm" svg:y="0.619cm" svg:viewBox="0 0 159 266" svg:d="M96 122c32-11 54-38 54-68 0-32-35-54-72-54-38 0-68 23-68 53 0 13 9 20 20 20 12 0 19-8 19-20 0-19-18-19-24-19 12-19 38-24 52-24 15 0 37 9 37 43 0 5-1 27-11 44-12 19-25 20-34 21-3 0-13 1-15 1-3 0-6 0-6 4 0 5 3 5 9 5s11 0 17 0c32 0 46 26 46 63 0 53-27 64-43 64-18 0-46-6-59-29 13 2 25-7 25-21 0-15-11-22-22-22-9 0-21 5-21 23 0 35 35 60 78 60 46 0 81-35 81-75 0-31-24-61-63-69z"><text:p/></draw:path><draw:path draw:style-name="gr1515" draw:text-style-name="P131" svg:width="0.136cm" svg:height="0.385cm" svg:x="4.367cm" svg:y="0.588cm" svg:viewBox="0 0 137 386" svg:d="M55 334c0 16-10 41-52 43-2 1-3 2-3 5 0 4 4 4 8 4 37 0 73-19 73-48 0-30 0-60 0-88 0-16 0-28 16-41 13-11 28-11 36-12 2 0 4-2 4-5s-2-3-6-3c-25-2-44-16-49-35-1-4-1-4-1-19 0-25 0-51 0-77 0-15 0-27-18-43-16-12-42-15-55-15-4 0-8 0-8 4s2 4 5 4c26 2 44 14 49 34 1 3 1 4 1 18 0 27 0 54 0 81 0 17 3 24 16 37 8 8 19 12 30 14-32 9-46 28-46 50 0 31 0 62 0 92z"><text:p/></draw:path><draw:path draw:style-name="gr1515" draw:text-style-name="P131" svg:width="0.255cm" svg:height="0.089cm" svg:x="4.661cm" svg:y="0.737cm" svg:viewBox="0 0 256 90" svg:d="M243 15c7 0 13 0 13-7 0-8-6-8-12-8-77 0-155 0-232 0-5 0-12 0-12 8 0 7 7 7 13 7 77 0 153 0 230 0zM244 90c6 0 12 0 12-8 0-7-6-7-13-7-77 0-153 0-230 0-6 0-13 0-13 7 0 8 7 8 12 8 77 0 155 0 232 0z"><text:p/></draw:path><draw:path draw:style-name="gr1515" draw:text-style-name="P131" svg:width="0.136cm" svg:height="0.385cm" svg:x="5.074cm" svg:y="0.588cm" svg:viewBox="0 0 137 386" svg:d="M81 51c0-16 10-40 53-43 1 0 3-1 3-4 0-4-3-4-7-4-39 0-74 20-74 48 0 30 0 59 0 88 0 15 0 28-15 40-15 11-29 12-38 13-1 0-3 1-3 3 0 5 2 5 7 5 25 2 44 15 48 34 1 4 1 5 1 20 0 25 0 50 0 76 0 16 0 28 19 44 14 11 40 15 55 15 4 0 7 0 7-4s-2-4-6-5c-24-1-43-13-49-33-1-3-1-4-1-18 0-28 0-55 0-82 0-17-3-24-15-36-8-8-19-12-30-16 32-8 45-26 45-48 0-31 0-63 0-93z"><text:p/></draw:path><draw:path draw:style-name="gr1515" draw:text-style-name="P131" svg:width="0.127cm" svg:height="0.256cm" svg:x="5.274cm" svg:y="0.619cm" svg:viewBox="0 0 128 257" svg:d="M79 10c0-9 0-10-9-10-24 25-58 25-70 25 0 5 0 8 0 12 8 0 31 0 51-11 0 68 0 134 0 201 0 14-2 18-37 18-4 0-7 0-12 0 0 5 0 8 0 12 13-1 47-1 63-1 15 0 48 0 63 1 0-4 0-7 0-12-5 0-8 0-13 0-35 0-36-4-36-18 0-73 0-144 0-217z"><text:p/></draw:path><draw:path draw:style-name="gr1515" draw:text-style-name="P131" svg:width="0.135cm" svg:height="0.385cm" svg:x="5.461cm" svg:y="0.588cm" svg:viewBox="0 0 136 386" svg:d="M55 334c0 16-10 41-52 43-2 1-3 2-3 5 0 4 3 4 8 4 37 0 72-19 73-48 0-30 0-60 0-88 0-16 0-28 16-41 13-11 27-11 36-12 2 0 3-2 3-5s-2-3-5-3c-25-2-44-16-49-35-1-4-1-4-1-19 0-25 0-51 0-77 0-15 0-27-18-43-16-12-42-15-55-15-5 0-8 0-8 4s2 4 5 4c25 2 44 14 49 34 1 3 1 4 1 18 0 27 0 54 0 81 0 17 3 24 15 37 9 8 20 12 31 14-32 9-46 28-46 50 0 31 0 62 0 92z"><text:p/></draw:path><draw:path draw:style-name="gr1515" draw:text-style-name="P131" svg:width="0.215cm" svg:height="0.239cm" svg:x="5.733cm" svg:y="0.647cm" svg:viewBox="0 0 216 240" svg:d="M216 14c0-7 0-14-8-14s-8 7-8 14c0 47 0 94 0 140 0 58-64 70-92 70-18 0-42-3-62-16-31-19-31-44-31-54 0-46 0-93 0-140 0-7 0-14-7-14-8 0-8 7-8 14 0 48 0 94 0 141 0 59 59 85 108 85 50 0 108-28 108-84 0-47 0-94 0-142z"><text:p/></draw:path><draw:path draw:style-name="gr1515" draw:text-style-name="P131" svg:width="0.155cm" svg:height="0.328cm" svg:x="6.074cm" svg:y="0.58cm" svg:viewBox="0 0 156 329" svg:d="M132 8c0-5-3-8-8-8s-7 4-10 12c-4 15 0 2-4 18-4-3-18-8-32-8-22 0-47 11-62 41-14 32-16 66-16 102 0 24 0 93 34 124-10 30-10 30-10 32 0 3 3 8 8 8 6 0 8-5 10-13 4-16 1-1 4-17 10 5 21 8 32 8 43 0 61-36 67-55 10-28 11-60 11-87 0-29 0-92-33-124 3-11 6-22 9-33zM38 272c-12-28-12-75-12-111 0-32 0-59 5-83 7-36 29-48 47-48 8 0 18 3 29 11-23 77-45 154-69 231zM118 56c13 23 13 67 13 105 0 27 0 56-5 82-7 41-27 55-48 55-9 0-19-3-27-11 22-77 45-154 67-231z"><text:p/></draw:path><draw:path draw:style-name="gr1515" draw:text-style-name="P131" svg:width="0.136cm" svg:height="0.385cm" svg:x="3.979cm" svg:y="1.166cm" svg:viewBox="0 0 137 386" svg:d="M82 51c0-16 10-40 52-43 2 0 3-1 3-5 0-3-3-3-6-3-40 0-75 19-75 47 0 30 0 60 0 89 0 15 0 27-15 40-14 11-29 12-37 12-2 1-4 2-4 5 0 4 3 4 7 4 25 1 44 15 48 34 1 4 1 6 1 20 0 25 0 50 0 76 0 16 0 28 19 43 15 12 40 16 56 16 3 0 6 0 6-4 0-5-2-5-5-5-25-1-44-14-48-34-2-3-2-3-2-17 0-28 0-55 0-82 0-17-3-24-15-36-9-9-20-12-31-15 32-9 46-27 46-49 0-31 0-63 0-93z"><text:p/></draw:path><draw:path draw:style-name="gr1515" draw:text-style-name="P131" svg:width="0.154cm" svg:height="0.256cm" svg:x="4.164cm" svg:y="1.198cm" svg:viewBox="0 0 155 257" svg:d="M30 228c14-13 27-27 41-40 61-54 84-75 84-113 0-44-35-75-82-75-44 0-73 35-73 70 0 21 20 21 21 21 6 0 20-4 20-19 0-10-7-21-20-21-3 0-5 0-6 1 9-26 30-40 53-40 35 0 52 31 52 63 0 31-20 61-41 86-25 27-49 55-75 82-4 5-4 6-4 14 48 0 96 0 144 0 3-22 8-45 11-67-3 0-7 0-10 0-2 11-4 29-9 34-2 4-28 4-36 4-23 0-47 0-70 0z"><text:p/></draw:path><draw:path draw:style-name="gr1515" draw:text-style-name="P131" svg:width="0.136cm" svg:height="0.385cm" svg:x="4.367cm" svg:y="1.166cm" svg:viewBox="0 0 137 386" svg:d="M55 334c0 16-10 41-52 43-2 0-3 3-3 5 0 4 4 4 8 4 37 0 73-19 73-48 0-30 0-60 0-88 0-16 0-28 16-41 13-11 28-12 36-12 2 0 4-2 4-4 0-4-2-4-6-5-25-1-44-15-49-34-1-4-1-6-1-19 0-25 0-51 0-77 0-15 0-28-18-43-16-12-42-15-55-15-4 0-8 0-8 3 0 5 2 5 5 5 26 2 44 14 49 34 1 3 1 4 1 17 0 28 0 54 0 82 0 17 3 23 16 36 9 8 19 12 30 16-32 8-46 26-46 49 0 31 0 62 0 92z"><text:p/></draw:path><draw:path draw:style-name="gr1515" draw:text-style-name="P131" svg:width="0.255cm" svg:height="0.089cm" svg:x="4.661cm" svg:y="1.314cm" svg:viewBox="0 0 256 90" svg:d="M243 15c7 0 13 0 13-7 0-8-6-8-12-8-77 0-155 0-232 0-5 0-12 0-12 8 0 7 7 7 13 7 77 0 153 0 230 0zM244 90c6 0 12 0 12-8 0-7-6-7-13-7-77 0-153 0-230 0-6 0-13 0-13 7 0 8 7 8 12 8 77 0 155 0 232 0z"><text:p/></draw:path><draw:path draw:style-name="gr1515" draw:text-style-name="P131" svg:width="0.136cm" svg:height="0.385cm" svg:x="5.074cm" svg:y="1.166cm" svg:viewBox="0 0 137 386" svg:d="M81 51c0-16 10-40 53-43 1 0 3-1 3-5 0-3-3-3-7-3-39 0-74 19-74 47 0 30 0 60 0 89 0 15 0 27-15 40-15 11-29 12-38 12-1 1-3 2-3 5 0 4 2 4 7 4 25 1 44 15 48 34 1 4 1 6 1 20 0 25 0 50 0 76 0 16 0 28 19 43 14 12 40 16 55 16 4 0 7 0 7-4 0-5-2-5-6-5-24-1-43-14-49-34-1-3-1-3-1-17 0-28 0-55 0-82 0-17-3-24-15-36-8-9-19-12-30-15 32-9 45-27 45-49 0-31 0-63 0-93z"><text:p/></draw:path><draw:path draw:style-name="gr1515" draw:text-style-name="P131" svg:width="0.127cm" svg:height="0.256cm" svg:x="5.274cm" svg:y="1.198cm" svg:viewBox="0 0 128 257" svg:d="M79 10c0-9 0-10-9-10-24 25-58 25-70 25 0 4 0 8 0 11 8 0 31 0 51-10 0 68 0 134 0 201 0 14-2 18-37 18-4 0-7 0-12 0 0 5 0 8 0 12 13-1 47-1 63-1 15 0 48 0 63 1 0-4 0-7 0-12-5 0-8 0-13 0-35 0-36-4-36-18 0-73 0-144 0-217z"><text:p/></draw:path><draw:path draw:style-name="gr1515" draw:text-style-name="P131" svg:width="0.135cm" svg:height="0.385cm" svg:x="5.461cm" svg:y="1.166cm" svg:viewBox="0 0 136 386" svg:d="M55 334c0 16-10 41-52 43-2 0-3 3-3 5 0 4 3 4 8 4 37 0 72-19 73-48 0-30 0-60 0-88 0-16 0-28 16-41 13-11 27-12 36-12 2 0 3-2 3-4 0-4-2-4-5-5-25-1-44-15-49-34-1-4-1-6-1-19 0-25 0-51 0-77 0-15 0-28-18-43-16-12-42-15-55-15-5 0-8 0-8 3 0 5 2 5 5 5 25 2 44 14 49 34 1 3 1 4 1 17 0 28 0 54 0 82 0 17 3 24 15 36 9 9 20 12 31 16-32 8-46 26-46 49 0 31 0 62 0 92z"><text:p/></draw:path></draw:g></text:p>
        </text:list-item>
        <text:list-item>
          <text:p text:style-name="P40">שזו סתירה <text:span text:style-name="T38">להנחת השלילה. </text:span></text:p>
        </text:list-item>
      </text:list>
      <text:h text:style-name="Heading_20_3" text:outline-level="3">סעיף (ב)</text:h>
      <text:list text:style-name="L16">
        <text:list-item>
          <text:p text:style-name="P96"><text:span text:style-name="T33">נניח בשלילה</text:span>:</text:p>
          <text:p text:style-name="P38"><draw:g text:anchor-type="as-char" svg:y="-0.288cm" draw:z-index="123" draw:name="Shape108" draw:style-name="gr1513"><svg:title>TexMaths</svg:title><svg:desc>11§display§\forall A, B. \powerset(A \cap B) = \powerset(A) \cap \powerset(B)§svg§600§FALSE§</svg:desc><draw:path draw:style-name="gr1514" draw:text-style-name="P130" svg:width="5.398cm" svg:height="0.344cm" svg:x="0.02cm" svg:y="0.018cm" svg:viewBox="0 0 5399 345" svg:d="M0 0c1799 0 3600 0 5399 0 0 115 0 230 0 345-1799 0-3600 0-5399 0 0-115 0-230 0-345z"><text:p/></draw:path><draw:path draw:style-name="gr1515" draw:text-style-name="P131" svg:width="0.213cm" svg:height="0.273cm" svg:x="0cm" svg:y="0.02cm" svg:viewBox="0 0 214 274" svg:d="M213 14c1-4 1-5 1-6 0-5-2-8-7-8s-7 4-9 9c-11 28-21 56-32 85-40 0-78 0-118 0-11-29-21-57-32-85-2-6-3-9-8-9-4 0-8 3-8 8 1 2 0 1 2 6 32 84 65 168 97 251 1 6 3 9 9 9 5 0 6-4 7-8 33-83 65-168 98-252zM55 109c35 0 69 0 104 0-17 45-34 90-51 135-18-45-35-90-53-135z"><text:p/></draw:path><draw:path draw:style-name="gr1515" draw:text-style-name="P131" svg:width="0.264cm" svg:height="0.274cm" svg:x="0.229cm" svg:y="0.011cm" svg:viewBox="0 0 265 275" svg:d="M55 230c-15 27-31 32-47 33-5 0-8 0-8 8 0 2 1 4 4 4 11 0 22-2 33-2 14 0 27 2 39 2 3 0 8 0 8-7 0-5-4-5-7-5-9-1-18-4-18-14 0-5 3-9 6-14 10-16 20-32 30-48 31 0 64 0 96 0 0 7 6 60 6 63 0 12-20 13-28 13-5 0-8 0-8 8 0 4 4 4 5 4 15 0 32-2 48-2 9 0 33 2 43 2 3 0 8 0 8-9 0-3-4-3-10-3-23 0-23-3-24-14-8-79-17-160-24-240-1-8-1-9-7-9s-9 2-11 7c-45 74-89 149-134 223zM101 175c25-43 51-86 76-128 4 42 9 85 13 128-29 0-59 0-89 0z"><text:p/></draw:path><draw:path draw:style-name="gr1515" draw:text-style-name="P131" svg:width="0.044cm" svg:height="0.115cm" svg:x="0.538cm" svg:y="0.247cm" svg:viewBox="0 0 45 116" svg:d="M45 41c0-26-10-41-24-41-13 0-21 10-21 21 0 10 8 21 21 21 4 0 9-2 13-6 1-1 1-1 2-1 0 2 0 0 0 6 0 28-13 51-26 65-3 3-3 4-3 5 0 4 1 5 3 5 4 0 35-30 35-75z"><text:p/></draw:path><draw:path draw:style-name="gr1515" draw:text-style-name="P131" svg:width="0.275cm" svg:height="0.262cm" svg:x="0.693cm" svg:y="0.025cm" svg:viewBox="0 0 276 263" svg:d="M45 232c-3 16-4 19-35 19-7 0-10 0-10 8 0 4 3 4 10 4 46 0 92 0 138 0 61 0 107-46 107-82 0-28-23-51-60-54 40-8 81-37 81-73 0-29-26-54-73-54-42 0-86 0-129 0-8 0-11 0-11 8 0 4 3 4 11 4 4 0 7 0 14 1s11 1 11 7c0 1-1 2-2 6-18 69-34 138-52 206zM103 122c8-32 17-63 25-94 3-15 4-16 20-16 17 0 33 0 50 0 34 0 43 23 43 40 0 34-34 70-82 70-18 0-37 0-56 0zM86 251c-6 0-6 0-8-1-4 0-5 0-5-3 0-1 0-3 2-9 9-35 17-72 26-107 24 0 49 0 73 0 37 0 45 29 45 45 0 38-34 75-80 75-18 0-36 0-53 0z"><text:p/></draw:path><draw:path draw:style-name="gr1515" draw:text-style-name="P131" svg:width="0.041cm" svg:height="0.041cm" svg:x="1.022cm" svg:y="0.247cm" svg:viewBox="0 0 42 42" svg:d="M42 21c0-11-10-21-21-21s-21 10-21 21 10 21 21 21 21-10 21-21z"><text:p/></draw:path><draw:path draw:style-name="gr1515" draw:text-style-name="P131" svg:width="0.274cm" svg:height="0.281cm" svg:x="1.104cm" svg:y="0.025cm" svg:viewBox="0 0 275 282" svg:d="M126 0c-55 0-95 26-112 45-13 16-14 27-14 28 0 2 1 2 4 2 6 0 15-6 18-7 8-5 10-7 12-15 6-16 15-29 65-31-8 86-31 171-63 250-2 5-2 7-2 8s1 2 3 2c7 0 26-9 29-19 21-47 53-134 64-241 6 0 13 0 20 0 47 0 92 18 92 56 0 29-28 83-102 85-8 1-12 1-23 8-8 4-10 8-10 11s2 3 6 3c71 0 162-59 162-123 0-44-52-62-97-62-17 0-34 0-52 0z"><text:p/></draw:path><draw:path draw:style-name="gr1515" draw:text-style-name="P131" svg:width="0.088cm" svg:height="0.383cm" svg:x="1.435cm" svg:y="0cm" svg:viewBox="0 0 89 384" svg:d="M89 380c0-1 0-1-7-8-48-48-60-121-60-179 0-67 14-135 63-183 4-4 4-4 4-7 0-2-1-3-3-3-5 0-39 26-62 75-20 43-24 86-24 118 0 28 4 76 25 119 23 47 56 72 61 72 2 0 3-1 3-4z"><text:p/></draw:path><draw:path draw:style-name="gr1515" draw:text-style-name="P131" svg:width="0.264cm" svg:height="0.274cm" svg:x="1.561cm" svg:y="0.011cm" svg:viewBox="0 0 265 275" svg:d="M55 230c-15 27-30 32-47 33-5 0-8 0-8 8 0 2 2 4 4 4 11 0 23-2 34-2 13 0 27 2 39 2 2 0 7 0 7-7 0-5-4-5-6-5-9-1-19-4-19-14 0-5 3-9 6-14 10-16 20-32 30-48 31 0 64 0 96 0 1 7 7 60 7 63 0 12-20 13-28 13-5 0-9 0-9 8 0 4 4 4 5 4 15 0 33-2 48-2 10 0 35 2 44 2 3 0 7 0 7-9 0-3-4-3-9-3-24 0-24-3-25-14-8-79-15-160-23-240-1-8-1-9-8-9-6 0-8 2-10 7-45 74-90 149-135 223zM102 175c26-43 51-86 76-128 5 42 8 85 12 128-29 0-58 0-88 0z"><text:p/></draw:path><draw:path draw:style-name="gr1515" draw:text-style-name="P131" svg:width="0.213cm" svg:height="0.237cm" svg:x="1.945cm" svg:y="0.056cm" svg:viewBox="0 0 214 238" svg:d="M214 84c0-59-59-84-107-84-50 0-107 28-107 84 0 47 0 94 0 141 0 6 0 13 8 13 7 0 7-7 7-13 0-47 0-93 0-139 0-58 63-71 92-71 17 0 41 4 62 17 30 19 30 44 30 54 0 46 0 92 0 139 0 6 0 13 8 13 7 0 7-7 7-13 0-47 0-94 0-141z"><text:p/></draw:path><draw:path draw:style-name="gr1515" draw:text-style-name="P131" svg:width="0.275cm" svg:height="0.262cm" svg:x="2.282cm" svg:y="0.025cm" svg:viewBox="0 0 276 263" svg:d="M46 232c-4 16-4 19-35 19-7 0-11 0-11 8 0 4 3 4 11 4 46 0 91 0 137 0 62 0 107-46 107-82 0-28-22-51-59-54 39-8 80-37 80-73 0-29-25-54-71-54-43 0-87 0-130 0-8 0-11 0-11 8 0 4 3 4 10 4 1 0 8 0 15 1s10 1 10 7c0 1 0 2-1 6-18 69-34 138-52 206zM104 122c8-32 17-63 25-94 3-15 3-16 21-16 16 0 33 0 49 0 34 0 42 23 42 40 0 34-33 70-80 70-19 0-38 0-57 0zM87 251c-6 0-7 0-9-1-3 0-4 0-4-3 0-1 0-3 1-9 9-35 18-72 27-107 24 0 49 0 73 0 37 0 45 29 45 45 0 38-35 75-80 75-18 0-36 0-53 0z"><text:p/></draw:path><draw:path draw:style-name="gr1515" draw:text-style-name="P131" svg:width="0.088cm" svg:height="0.383cm" svg:x="2.601cm" svg:y="0cm" svg:viewBox="0 0 89 384" svg:d="M89 193c0-30-4-77-25-120-23-48-56-73-61-73-2 0-3 1-3 3 0 3 0 3 7 10 38 38 60 99 60 180 0 65-14 132-63 181-4 5-4 5-4 6 0 3 1 4 3 4 5 0 39-26 62-75 20-43 24-85 24-116z"><text:p/></draw:path><draw:path draw:style-name="gr1515" draw:text-style-name="P131" svg:width="0.255cm" svg:height="0.089cm" svg:x="2.858cm" svg:y="0.145cm" svg:viewBox="0 0 256 90" svg:d="M243 15c7 0 13 0 13-7 0-8-6-8-12-8-77 0-155 0-232 0-5 0-12 0-12 8 0 7 7 7 13 7 77 0 153 0 230 0zM244 90c6 0 12 0 12-7 0-8-6-8-13-8-77 0-153 0-230 0-6 0-13 0-13 8 0 7 7 7 12 7 77 0 155 0 232 0z"><text:p/></draw:path><draw:path draw:style-name="gr1515" draw:text-style-name="P131" svg:width="0.274cm" svg:height="0.281cm" svg:x="3.251cm" svg:y="0.025cm" svg:viewBox="0 0 275 282" svg:d="M126 0c-53 0-95 26-111 45-14 16-15 27-15 28 0 2 2 2 4 2 6 0 15-6 18-7 9-5 10-7 12-15 6-16 17-29 65-31-8 86-31 171-63 250-2 5-2 7-2 8s1 2 3 2c7 0 26-9 30-19 20-47 52-134 63-241 6 0 14 0 21 0 46 0 92 18 92 56 0 29-29 83-103 85-8 1-12 1-23 8-7 4-10 8-10 11s2 3 7 3c70 0 161-59 161-123 0-44-52-62-97-62-17 0-34 0-52 0z"><text:p/></draw:path><draw:path draw:style-name="gr1515" draw:text-style-name="P131" svg:width="0.088cm" svg:height="0.383cm" svg:x="3.582cm" svg:y="0cm" svg:viewBox="0 0 89 384" svg:d="M89 380c0-1 0-1-7-8-47-48-60-121-60-179 0-67 15-135 63-183 4-4 4-4 4-7 0-2-1-3-3-3-5 0-39 26-62 75-20 43-24 86-24 118 0 28 4 76 25 119 23 47 56 72 61 72 2 0 3-1 3-4z"><text:p/></draw:path><draw:path draw:style-name="gr1515" draw:text-style-name="P131" svg:width="0.264cm" svg:height="0.274cm" svg:x="3.708cm" svg:y="0.011cm" svg:viewBox="0 0 265 275" svg:d="M56 230c-15 27-31 32-48 33-5 0-8 0-8 8 0 2 2 4 5 4 10 0 22-2 33-2 13 0 27 2 39 2 2 0 8 0 8-7 0-5-4-5-7-5-9-1-18-4-18-14 0-5 3-9 5-14 10-16 20-32 30-48 31 0 64 0 96 0 1 7 7 60 7 63 0 12-20 13-28 13-5 0-9 0-9 8 0 4 4 4 5 4 17 0 33-2 48-2 10 0 35 2 44 2 3 0 7 0 7-9 0-3-3-3-9-3-24 0-24-3-25-14-8-79-15-160-23-240-1-8-1-9-8-9-6 0-8 2-10 7-45 74-89 149-134 223zM102 175c26-43 51-86 76-128 5 42 8 85 12 128-29 0-58 0-88 0z"><text:p/></draw:path><draw:path draw:style-name="gr1515" draw:text-style-name="P131" svg:width="0.089cm" svg:height="0.383cm" svg:x="4.006cm" svg:y="0cm" svg:viewBox="0 0 90 384" svg:d="M90 193c0-30-4-77-25-120-23-48-57-73-61-73-2 0-4 1-4 3 0 3 0 3 8 10 37 38 59 99 59 180 0 65-14 132-62 181-5 5-5 5-5 6 0 3 2 4 4 4 4 0 39-26 62-75 20-43 24-85 24-116z"><text:p/></draw:path><draw:path draw:style-name="gr1515" draw:text-style-name="P131" svg:width="0.215cm" svg:height="0.237cm" svg:x="4.241cm" svg:y="0.056cm" svg:viewBox="0 0 216 238" svg:d="M216 84c0-59-60-84-108-84-51 0-108 28-108 84 0 47 0 94 0 141 0 6 0 13 8 13 7 0 7-7 7-13 0-47 0-93 0-139 0-58 64-71 93-71 17 0 42 4 62 17 30 19 30 44 30 54 0 46 0 92 0 139 0 6 0 13 8 13s8-7 8-13c0-47 0-94 0-141z"><text:p/></draw:path><draw:path draw:style-name="gr1515" draw:text-style-name="P131" svg:width="0.274cm" svg:height="0.281cm" svg:x="4.572cm" svg:y="0.025cm" svg:viewBox="0 0 275 282" svg:d="M126 0c-55 0-95 26-112 45-13 16-14 27-14 28 0 2 1 2 3 2 7 0 16-6 19-7 8-5 9-7 11-15 5-16 16-29 65-31-7 86-30 171-63 250-2 5-2 7-2 8s1 2 4 2c6 0 25-9 29-19 20-47 52-134 64-241 6 0 13 0 20 0 47 0 92 18 92 56 0 29-28 83-102 85-9 1-14 1-23 8-8 4-11 8-11 11s2 3 7 3c71 0 162-59 162-123 0-44-53-62-97-62-17 0-34 0-52 0z"><text:p/></draw:path><draw:path draw:style-name="gr1515" draw:text-style-name="P131" svg:width="0.089cm" svg:height="0.383cm" svg:x="4.902cm" svg:y="0cm" svg:viewBox="0 0 90 384" svg:d="M90 380c0-1 0-1-6-8-49-48-61-121-61-179 0-67 14-135 62-183 5-4 5-4 5-7 0-2-1-3-4-3-4 0-39 26-61 75-20 43-25 86-25 118 0 28 4 76 26 119 23 47 56 72 60 72 3 0 4-1 4-4z"><text:p/></draw:path><draw:path draw:style-name="gr1515" draw:text-style-name="P131" svg:width="0.275cm" svg:height="0.262cm" svg:x="5.031cm" svg:y="0.025cm" svg:viewBox="0 0 276 263" svg:d="M46 232c-4 16-5 19-35 19-7 0-11 0-11 8 0 4 3 4 11 4 46 0 91 0 137 0 62 0 107-46 107-82 0-28-22-51-59-54 39-8 80-37 80-73 0-29-25-54-71-54-43 0-87 0-130 0-8 0-12 0-12 8 0 4 3 4 11 4 1 0 8 0 15 1s10 1 10 7c0 1 0 2-1 6-18 69-34 138-52 206zM104 122c8-32 16-63 24-94 4-15 4-16 20-16 17 0 35 0 51 0 34 0 42 23 42 40 0 34-33 70-80 70-19 0-38 0-57 0zM87 251c-6 0-7 0-9-1-3 0-5 0-5-3 0-1 0-3 2-9 9-35 17-72 26-107 24 0 50 0 74 0 37 0 44 29 44 45 0 38-34 75-79 75-18 0-36 0-53 0z"><text:p/></draw:path><draw:path draw:style-name="gr1515" draw:text-style-name="P131" svg:width="0.089cm" svg:height="0.383cm" svg:x="5.349cm" svg:y="0cm" svg:viewBox="0 0 90 384" svg:d="M90 193c0-30-4-77-25-120-23-48-56-73-61-73-2 0-4 1-4 3 0 3 0 3 8 10 38 38 60 99 60 180 0 65-14 132-63 181-5 5-5 5-5 6 0 3 2 4 4 4 5 0 39-26 62-75 20-43 24-85 24-116z"><text:p/></draw:path></draw:g></text:p>
        </text:list-item>
        <text:list-item>
          <text:p text:style-name="P119">יהי <draw:g text:anchor-type="as-char" svg:y="-0.272cm" draw:z-index="225" draw:style-name="gr1"><svg:title>TexMaths</svg:title><svg:desc>11§display§A, B§svg§600§FALSE§</svg:desc><draw:path draw:style-name="gr897" draw:text-style-name="P130" svg:width="0.712cm" svg:height="0.309cm" svg:x="0.006cm" svg:y="0.018cm" svg:viewBox="0 0 713 310" svg:d="M357 310c-119 0-238 0-357 0 0-103 0-207 0-310 238 0 475 0 713 0 0 103 0 207 0 310-119 0-238 0-356 0z"><text:p/></draw:path><draw:path draw:style-name="gr898" draw:text-style-name="P131" svg:width="0.264cm" svg:height="0.274cm" svg:x="-0.001cm" svg:y="0cm" svg:viewBox="0 0 265 275" svg:d="M56 231c-15 25-31 31-47 32-5 1-9 1-9 8 0 2 2 4 5 4 11 0 22-1 33-1 14 0 27 1 39 1 2 0 8 0 8-8 0-3-4-4-7-4-9 0-18-3-18-13 0-5 3-9 6-15 10-16 19-33 29-48 33 0 64 0 97 0 0 8 6 59 6 64 0 11-20 12-28 12-5 0-8 0-8 8 0 4 2 3 4 4 17 0 33-1 48-1 10 0 35 1 44 1 3 0 7 0 7-8 0-4-3-4-9-4-24 0-24-2-25-13-8-79-15-160-23-240-1-8-1-10-8-10-5 0-8 3-10 7-45 74-89 149-134 224zM102 175c26-43 51-85 76-127 5 42 9 84 13 127-29 0-59 0-89 0z"><text:p/></draw:path><draw:path draw:style-name="gr899" draw:text-style-name="P131" svg:width="0.044cm" svg:height="0.114cm" svg:x="0.309cm" svg:y="0.234cm" svg:viewBox="0 0 45 115" svg:d="M45 41c0-26-10-41-25-41-12 0-20 10-20 21 0 10 8 20 20 20 4 0 10-1 14-5 1-1 1-1 1-1 1 0 1 0 1 6 0 28-13 51-26 63-5 5-5 6-5 7 0 2 3 4 5 4 4 0 35-29 35-74z"><text:p/></draw:path><draw:path draw:style-name="gr900" draw:text-style-name="P131" svg:width="0.275cm" svg:height="0.261cm" svg:x="0.462cm" svg:y="0.012cm" svg:viewBox="0 0 276 262" svg:d="M46 232c-4 14-5 18-35 18-7 0-11 0-11 7 0 5 3 5 11 5 46 0 91 0 137 0 61 0 107-45 107-83 0-27-23-49-60-54 40-7 81-36 81-72 0-29-25-53-71-53-44 0-87 0-130 0-8 0-12 0-12 8 0 4 4 4 11 4 1 0 8 0 15 0 7 1 10 1 10 7 0 1 0 2-1 7-18 69-34 138-52 206zM104 122c8-32 16-64 24-96 4-13 4-14 20-14 17 0 33 0 51 0 33 0 42 22 42 40 0 34-33 70-80 70-19 0-38 0-57 0zM87 250c-6 0-7 0-9 0-3 0-4-1-4-5 0-1 0-1 1-9 9-35 17-70 26-105 24 0 49 0 74 0 37 0 44 28 44 45 0 36-34 74-79 74-18 0-36 0-53 0z"><text:p/></draw:path></draw:g><text:s/>קבוצות. <text:span text:style-name="T44">יהי </text:span><text:span text:style-name="T44"><draw:g text:anchor-type="as-char" svg:y="-0.288cm" draw:z-index="227" draw:style-name="gr1"><svg:title>TexMaths</svg:title><svg:desc>11§display§x \in \powerset(A \cap B)§svg§600§FALSE§</svg:desc><draw:path draw:style-name="gr864" draw:text-style-name="P130" svg:width="2.246cm" svg:height="0.345cm" svg:x="0.008cm" svg:y="0.018cm" svg:viewBox="0 0 2247 346" svg:d="M1124 346c-375 0-749 0-1124 0 0-116 0-230 0-346 749 0 1498 0 2247 0 0 116 0 230 0 346-374 0-749 0-1123 0z"><text:p/></draw:path><draw:path draw:style-name="gr865" draw:text-style-name="P131" svg:width="0.191cm" svg:height="0.174cm" svg:x="-0.001cm" svg:y="0.118cm" svg:viewBox="0 0 192 175" svg:d="M119 54c2-10 11-45 37-45 2 0 12 0 20 4-11 2-19 12-19 21 0 7 5 14 15 14 8 0 20-7 20-23 0-19-22-25-35-25-23 0-36 21-40 30-10-26-31-30-42-30-41 0-63 50-63 59 0 5 4 5 6 5s3-1 4-5c13-40 38-50 52-50 7 0 21 3 21 25 0 12-7 39-21 93-6 24-20 39-37 39-2 0-11 0-19-4 9-2 18-10 18-21s-9-13-14-13c-12 0-22 10-22 22 0 17 20 25 36 25 27 0 40-27 41-30 5 15 19 30 42 30 39 0 61-49 61-59 0-4-3-4-4-4-3 0-4 1-4 4-14 41-40 50-52 50-16 0-21-12-21-25 0-9 2-17 7-34 4-18 8-35 13-53z"><text:p/></draw:path><draw:path draw:style-name="gr866" draw:text-style-name="P131" svg:width="0.191cm" svg:height="0.221cm" svg:x="0.349cm" svg:y="0.08cm" svg:viewBox="0 0 192 222" svg:d="M179 120c7 0 13-1 13-9 0-9-6-8-13-8-55 0-109 0-164 0 5-50 50-88 104-88 20 0 40 0 60 0 7 0 13 0 13-7 0-8-6-8-13-8-20 0-40 0-60 0-66 0-119 48-119 111 0 62 53 111 119 111 20 0 40 0 60 0 7 0 13 0 13-7s-6-7-13-7c-20 0-40 0-60 0-54 0-99-37-104-88 55 0 109 0 164 0z"><text:p/></draw:path><draw:path draw:style-name="gr867" draw:text-style-name="P131" svg:width="0.274cm" svg:height="0.281cm" svg:x="0.69cm" svg:y="0.025cm" svg:viewBox="0 0 275 282" svg:d="M126 0c-55 0-95 26-112 44-13 15-14 26-14 28s1 3 3 3c7 0 16-6 19-8 8-5 9-8 11-15 5-16 16-29 65-31-7 87-30 172-63 251-2 5-1 4-2 7 0 1 1 3 4 3 6 0 25-9 29-19 20-47 52-135 64-242 6 0 13 0 20 0 47 0 92 18 92 57 0 29-28 83-102 85-9 0-14 0-23 8-8 4-11 8-11 11 0 2 3 2 7 2 71 0 162-60 162-123 0-44-53-61-97-61-17 0-34 0-52 0z"><text:p/></draw:path><draw:path draw:style-name="gr868" draw:text-style-name="P131" svg:width="0.089cm" svg:height="0.384cm" svg:x="1.02cm" svg:y="0cm" svg:viewBox="0 0 90 385" svg:d="M90 381c0-1 0-1-6-8-49-49-61-122-61-180 0-67 14-135 62-182 5-5 5-5 5-7 0-3-1-4-4-4-4 0-39 26-61 76-20 42-25 85-25 117 0 29 4 76 26 120 23 47 56 72 60 72 3 0 4-1 4-4z"><text:p/></draw:path><draw:path draw:style-name="gr869" draw:text-style-name="P131" svg:width="0.264cm" svg:height="0.274cm" svg:x="1.145cm" svg:y="0.012cm" svg:viewBox="0 0 265 275" svg:d="M55 231c-15 26-31 31-47 32-5 1-8 1-8 8 0 2 1 4 4 4 11 0 23-1 33-1 14 0 27 1 39 1 3 0 8 0 8-7 0-4-4-5-6-5-10 0-19-3-19-13 0-4 3-9 6-14 10-17 20-32 30-49 31 0 64 0 96 0 1 9 6 60 6 64 0 11-20 12-28 12-5 0-8 0-8 8 0 4 4 4 5 4 15 0 32-1 48-1 9 0 33 1 43 1 3 0 8 0 8-7 0-5-4-5-9-5-24 0-24-2-25-13-8-79-17-160-24-240 0-8 0-10-7-10-6 0-8 3-11 7-45 74-89 149-134 224zM101 175c25-43 52-85 77-127 5 42 8 84 12 127-29 0-59 0-89 0z"><text:p/></draw:path><draw:path draw:style-name="gr870" draw:text-style-name="P131" svg:width="0.215cm" svg:height="0.238cm" svg:x="1.528cm" svg:y="0.057cm" svg:viewBox="0 0 216 239" svg:d="M216 85c0-59-60-85-108-85-51 0-108 28-108 85 0 46 0 93 0 140 0 7 0 14 8 14 7 0 7-7 7-14 0-47 0-93 0-139 0-57 63-69 93-69 17 0 42 3 61 16 30 19 30 43 30 54 0 46 0 92 0 138 0 7-1 14 8 14 7 0 9-7 9-14 0-47 0-94 0-140z"><text:p/></draw:path><draw:path draw:style-name="gr871" draw:text-style-name="P131" svg:width="0.275cm" svg:height="0.261cm" svg:x="1.867cm" svg:y="0.025cm" svg:viewBox="0 0 276 262" svg:d="M45 232c-3 15-4 18-35 18-7 0-10 0-10 8 0 4 3 4 10 4 46 0 92 0 138 0 61 0 107-45 107-83 0-27-23-49-60-53 40-8 81-37 81-73 0-29-25-53-73-53-42 0-86 0-129 0-7 0-11 0-11 8 0 4 3 4 11 4 1 0 7 0 14 0 8 1 11 1 11 7 0 1-1 2-2 7-18 69-34 138-52 206zM103 122c8-32 17-64 25-96 3-13 4-14 20-14 17 0 33 0 50 0 34 0 43 22 43 40 0 34-33 70-80 70-19 0-39 0-58 0zM87 250c-6 0-7 0-9 0-4 0-5-1-5-4 0-2 0-2 2-9 9-36 17-71 26-106 24 0 50 0 74 0 36 0 44 28 44 45 0 36-34 74-80 74-18 0-35 0-52 0z"><text:p/></draw:path><draw:path draw:style-name="gr872" draw:text-style-name="P131" svg:width="0.089cm" svg:height="0.384cm" svg:x="2.184cm" svg:y="0cm" svg:viewBox="0 0 90 385" svg:d="M90 193c0-30-4-76-25-120-23-48-57-73-61-73-2 0-4 2-4 4s0 2 8 9c37 38 59 99 59 180 0 65-14 133-62 181-5 6-5 6-5 7 0 2 2 4 4 4 4 0 39-26 62-76 20-41 24-84 24-116z"><text:p/></draw:path></draw:g></text:span><text:s/>נפשט:</text:p>
          <text:p text:style-name="P29"><text:soft-page-break/><draw:g text:anchor-type="as-char" svg:y="-2.395cm" draw:z-index="228" draw:style-name="gr1"><svg:title>TexMaths</svg:title><svg:desc>11§latex§\begin{align*}
    &amp;x \in A \cap B \\
    \iff &amp;x \subseteq A \cap B &amp;&amp;\open \powerset \text { definition} \close \\
    \iff &amp;\forall y. y \in x \rightarrow y \in A \cap B &amp;&amp;\open A \rightarrow B \iff \lnot A \lor B \close \\
    \iff &amp;\forall y. (y \notin x) \lor (y \in A \land y \in B)     &amp;&amp;\open (y \notin x \lor y \in A) \land (y \in x \lor y \in B) &amp;&amp;\open \text{ De Morgan} \close \\
    \iff &amp;(\forall y. (y \in x \rightarrow y \in A) \land (\forall y. y \in x \rightarrow t \in B) &amp;&amp;\open \forall x. A \land B \iff (\forall x. A) \land (\forall x. B), A \rightarrow B \iff \lnot A \lor B \close \\
    \iff &amp;x \subseteq A \land x \subseteq B &amp;&amp;\open \!\subseteq\! \text{ definition} \close \\
    \iff &amp;x \in \powerset(A) \land x \in \powerset(B)     &amp;&amp;\open \powerset \text{ definition} \close \\
    \iff &amp;x \in \powerset(A) \cup \powerset(B)     &amp;&amp;\open \cap \text{ definition} \close \\
\end{align}§svg§600§FALSE§</svg:desc><draw:path draw:style-name="gr628" draw:text-style-name="P130" svg:width="20.58cm" svg:height="4.727cm" svg:x="0.183cm" svg:y="0.062cm" svg:viewBox="0 0 20581 4728" svg:d="M10291 4728c-3431 0-6861 0-10291 0 0-1576 0-3152 0-4728 6860 0 13721 0 20581 0 0 1576 0 3152 0 4728-3430 0-6860 0-10290 0z"><text:p/></draw:path><draw:path draw:style-name="gr629" draw:text-style-name="P131" svg:width="0.192cm" svg:height="0.174cm" svg:x="0.805cm" svg:y="0.108cm" svg:viewBox="0 0 193 175" svg:d="M119 54c2-10 11-46 37-46 2 0 12 0 20 5-11 2-19 11-19 21 0 6 5 13 15 13 8 0 21-6 21-22 0-21-22-25-36-25-23 0-36 20-40 29-10-26-31-29-42-29-41 0-63 50-63 59 0 4 3 3 5 4 3 0 4-1 5-5 13-40 39-50 52-50 7 0 21 3 21 26 0 12-7 38-21 91-7 25-20 41-37 41-2 0-11 0-19-5 10-1 18-10 18-21 0-10-8-13-14-13-12 0-22 9-22 23 0 17 20 25 36 25 27 0 40-28 41-30 4 15 19 30 42 30 39 0 61-51 61-59 0-5-3-5-4-5-3 0-4 1-4 5-14 41-40 50-52 50-15 0-21-12-21-25 0-9 2-18 7-34 4-18 8-35 13-53z"><text:p/></draw:path><draw:path draw:style-name="gr630" draw:text-style-name="P131" svg:width="0.193cm" svg:height="0.223cm" svg:x="1.154cm" svg:y="0.069cm" svg:viewBox="0 0 194 224" svg:d="M179 120c7 0 15 0 15-8 0-7-8-7-15-7-55 0-109 0-164 0 5-52 50-90 104-90 20 0 41 0 60 0 7 0 15 0 15-7 0-8-8-8-15-8-19 0-40 0-60 0-66 0-119 51-119 112 0 62 53 112 119 112 20 0 41 0 60 0 7 0 15 0 15-7 0-8-8-8-15-8-19 0-40 0-60 0-54 0-99-37-104-89 55 0 109 0 164 0z"><text:p/></draw:path><draw:path draw:style-name="gr631" draw:text-style-name="P131" svg:width="0.264cm" svg:height="0.276cm" svg:x="1.501cm" svg:y="0cm" svg:viewBox="0 0 265 277" svg:d="M55 232c-15 27-30 32-47 33-5 0-8 0-8 8 0 2 2 4 4 4 11 0 24-1 35-1 12 0 26 1 38 1 2 0 7 0 7-7 0-5-4-5-6-5-9-1-19-4-19-13 0-6 3-9 6-14 10-17 20-33 30-50 32 0 65 0 96 0 2 8 7 61 7 64 0 12-20 13-29 13-4 0-8 0-8 8 0 4 4 4 5 4 16 0 32-1 49-1 9 0 34 1 44 1 2 0 6 0 6-7 0-5-4-5-9-5-24 0-24-3-25-14-8-80-15-161-23-241-1-8-1-10-8-10-6 0-7 3-10 7-45 74-90 150-135 225zM102 176c26-43 51-85 76-128 5 43 8 85 12 128-29 0-58 0-88 0z"><text:p/></draw:path><draw:path draw:style-name="gr632" draw:text-style-name="P131" svg:width="0.214cm" svg:height="0.239cm" svg:x="1.885cm" svg:y="0.047cm" svg:viewBox="0 0 215 240" svg:d="M215 84c0-59-60-84-108-84-50 0-107 26-107 84 0 47 0 94 0 142 0 6 0 14 8 14 7 0 7-8 7-14 0-47 0-94 0-140 0-58 63-71 92-71 17 0 42 4 62 17 30 19 30 44 30 54 0 46 0 93 0 140 0 6 0 14 8 14s8-8 8-14c0-48 0-95 0-142z"><text:p/></draw:path><draw:path draw:style-name="gr633" draw:text-style-name="P131" svg:width="0.275cm" svg:height="0.263cm" svg:x="2.223cm" svg:y="0.013cm" svg:viewBox="0 0 276 264" svg:d="M46 233c-4 16-4 19-35 19-7 0-11 0-11 8 0 4 4 4 11 4 46 0 91 0 138 0 61 0 106-46 106-84 0-27-22-50-59-55 39-6 80-35 80-72 0-29-25-53-71-53-43 0-87 0-130 0-8 0-11 0-11 8 0 4 3 4 10 4 1 0 9 0 15 0 7 1 10 1 10 7 0 1 0 3-1 7-18 70-34 138-52 207zM105 122c7-32 16-64 24-96 3-13 4-14 21-14 16 0 33 0 49 0 34 0 42 22 42 40 0 34-33 70-80 70-19 0-38 0-56 0zM87 252c-6 0-7 0-9 0-3-1-4-1-4-4 0-2 0-3 2-9 9-37 18-72 26-108 25 0 49 0 73 0 37 0 45 29 45 45 0 39-35 76-80 76-18 0-35 0-53 0z"><text:p/></draw:path><draw:path draw:style-name="gr634" draw:text-style-name="P131" svg:width="0.342cm" svg:height="0.211cm" svg:x="-0.001cm" svg:y="0.697cm" svg:viewBox="0 0 343 212" svg:d="M330 152c7 0 13 0 13-8s-6-8-14-8c-81 0-164 0-245 0-17-14-37-24-49-29 15-7 33-17 49-30 81 0 164 0 245 0 8 0 14 0 14-8 0-7-6-7-13-7-76 0-153 0-229 0 19-19 39-52 39-58 0-4-5-4-8-4-2 0-5 0-7 3-8 15-18 36-44 58-27 24-52 34-72 39-7 3-8 3-8 5-1 0-1 1-1 2s0 1 0 2l1 1c1 0 1 0 9 2 52 16 91 51 112 93 5 7 6 7 10 7 3 0 8 0 8-3 0-5-20-40-39-57 76 0 153 0 229 0z"><text:p/></draw:path><draw:path draw:style-name="gr635" draw:text-style-name="P131" svg:width="0.343cm" svg:height="0.211cm" svg:x="0.321cm" svg:y="0.697cm" svg:viewBox="0 0 344 212" svg:d="M260 77c16 13 36 23 49 30-14 5-33 15-49 29-82 0-164 0-246 0-6 0-14 0-14 8s8 8 14 8c76 0 152 0 228 0-18 17-38 52-38 57 0 3 5 3 7 3 4 0 6 0 8-2 8-15 19-35 44-58 26-23 52-34 73-40 6-2 6-2 7-3s1-1 1-2 0-2-1-2l-1-2c-1 0-1-1-9-3-51-15-90-50-112-92-4-8-4-8-10-8-2 0-7 0-7 4 0 6 19 39 38 58-76 0-152 0-228 0-6 0-14 0-14 7 0 8 8 8 14 8 82 0 164 0 246 0z"><text:p/></draw:path><draw:path draw:style-name="gr636" draw:text-style-name="P131" svg:width="0.192cm" svg:height="0.174cm" svg:x="0.805cm" svg:y="0.728cm" svg:viewBox="0 0 193 175" svg:d="M119 54c2-10 11-45 37-45 2 0 12 0 20 5-11 1-19 11-19 21 0 6 5 13 15 13 8 0 21-6 21-23 0-19-22-25-36-25-23 0-36 21-40 30-10-26-31-30-42-30-41 0-63 51-63 59 0 5 3 4 5 5 3 0 4-1 5-5 13-40 39-50 52-50 7 0 21 3 21 26 0 11-7 38-21 92-7 24-20 40-37 40-2 0-11 0-19-5 10-2 18-10 18-21 0-10-8-13-14-13-12 0-22 10-22 22 0 17 20 25 36 25 27 0 40-26 41-29 4 15 19 29 42 29 39 0 61-50 61-59 0-4-3-4-4-4-3 0-4 1-4 5-14 40-40 50-52 50-15 0-21-13-21-25 0-9 2-18 7-34 4-18 8-36 13-54z"><text:p/></draw:path><draw:path draw:style-name="gr637" draw:text-style-name="P131" svg:width="0.236cm" svg:height="0.298cm" svg:x="1.154cm" svg:y="0.653cm" svg:viewBox="0 0 237 299" svg:d="M222 15c7 0 15 0 15-7 0-8-8-8-15-8-34 0-69 0-103 0-67 0-119 51-119 112 0 62 53 112 119 112 34 0 69 0 103 0 7 0 15 0 15-7 0-8-8-8-15-8-34 0-69 0-103 0-61 0-104-46-104-97 0-53 44-97 104-97 34 0 69 0 103 0zM21 284c-7 0-13 0-13 8 0 7 6 7 13 7 67 0 134 0 201 0 7 0 15 0 15-7 0-8-8-8-15-8-67 0-134 0-201 0z"><text:p/></draw:path><draw:path draw:style-name="gr638" draw:text-style-name="P131" svg:width="0.264cm" svg:height="0.276cm" svg:x="1.544cm" svg:y="0.623cm" svg:viewBox="0 0 265 277" svg:d="M55 232c-15 27-30 32-47 33-5 0-8 0-8 8 0 2 2 4 4 4 11 0 24-1 35-1 12 0 26 1 38 1 2 0 8 0 8-7 0-5-5-5-7-5-9-1-19-4-19-14 0-5 3-9 6-14 10-17 20-33 30-50 32 0 65 0 96 0 2 9 7 62 7 65 0 12-20 13-27 13-6 0-10 0-10 8 0 4 4 4 5 4 16 0 33-1 49-1 9 0 34 1 44 1 2 0 6 0 6-7 0-5-4-5-9-5-24 0-24-3-25-14-8-80-15-162-23-242-1-8-1-9-8-9-6 0-7 2-10 7-45 74-90 150-135 225zM102 176c26-43 51-85 76-128 5 43 8 85 12 128-29 0-58 0-88 0z"><text:p/></draw:path><draw:path draw:style-name="gr639" draw:text-style-name="P131" svg:width="0.214cm" svg:height="0.239cm" svg:x="1.928cm" svg:y="0.669cm" svg:viewBox="0 0 215 240" svg:d="M215 85c0-59-60-85-108-85-50 0-107 28-107 85 0 47 0 94 0 142 0 6 0 13 8 13 7 0 7-7 7-13 0-48 0-94 0-141 0-57 63-69 92-69 17 0 42 3 62 16 30 19 30 43 30 54 0 46 0 93 0 140 0 6 0 13 8 13s8-7 8-13c0-48 0-95 0-142z"><text:p/></draw:path><draw:path draw:style-name="gr640" draw:text-style-name="P131" svg:width="0.275cm" svg:height="0.263cm" svg:x="2.265cm" svg:y="0.637cm" svg:viewBox="0 0 276 264" svg:d="M46 233c-4 16-4 19-35 19-7 0-11 0-11 8 0 4 4 4 11 4 46 0 91 0 138 0 61 0 106-46 106-84 0-28-22-50-59-55 39-7 80-36 80-72 0-29-25-53-71-53-43 0-87 0-130 0-8 0-11 0-11 8 0 3 3 3 11 3 4 0 8 0 14 1 7 1 10 1 10 7 0 1 0 2-1 6-18 70-34 139-52 208zM105 122c7-32 16-64 24-96 3-13 4-15 21-15 16 0 33 0 49 0 34 0 42 23 42 41 0 34-33 70-80 70-19 0-38 0-56 0zM87 252c-6 0-6 0-9-1-3 0-4 0-4-3 0-2 0-3 2-9 9-37 18-72 26-108 25 0 49 0 73 0 37 0 45 29 45 45 0 39-35 76-80 76-18 0-35 0-53 0z"><text:p/></draw:path><draw:path draw:style-name="gr641" draw:text-style-name="P131" svg:width="0.1cm" svg:height="0.462cm" svg:x="8.359cm" svg:y="0.572cm" svg:viewBox="0 0 101 463" svg:d="M101 460c0-2-1-2-2-3-18-20-44-51-59-114-10-35-14-76-14-111 0-102 25-173 72-223 3-3 3-5 3-6 0-3-3-3-4-3-7 0-28 23-32 29-40 47-65 116-65 202 0 55 10 133 61 198 3 6 28 34 36 34 1 0 4 0 4-3z"><text:p/></draw:path><draw:path draw:style-name="gr642" draw:text-style-name="P131" svg:width="0.274cm" svg:height="0.282cm" svg:x="8.485cm" svg:y="0.637cm" svg:viewBox="0 0 275 283" svg:d="M127 0c-55 0-96 25-113 44-13 15-14 26-14 28s1 3 4 3c6 0 15-6 18-8 8-5 10-8 12-15 6-16 16-29 65-31-8 87-31 172-63 252-2 6-2 6-2 8 0 1 1 2 3 2 7 0 26-9 30-19 20-47 52-135 63-243 6 0 13 0 20 0 47 0 92 18 92 57 0 29-27 83-102 85-8 1-12 1-23 8-7 4-10 8-10 11s2 3 6 3c71 0 162-61 162-124 0-44-52-61-97-61-17 0-34 0-51 0z"><text:p/></draw:path><draw:path draw:style-name="gr643" draw:text-style-name="P131" svg:width="0.189cm" svg:height="0.271cm" svg:x="8.92cm" svg:y="0.631cm" svg:viewBox="0 0 190 272" svg:d="M134 246c0 9 0 17 0 26 19-1 38-2 56-4 0-4 0-7 0-12-26 0-29-3-29-22 0-78 0-156 0-234-19 1-38 3-56 4 0 4 0 8 0 11 27 0 30 4 30 22 0 28 0 57 0 84-11-14-28-24-49-24-45 0-86 38-86 88 0 49 39 87 83 87 24 0 41-12 51-26zM134 143c0 26 0 53 0 79 0 7 0 8-4 15-12 18-30 27-46 27-17 0-31-10-41-25-10-16-11-38-11-54 0-14 1-38 12-55 9-11 23-24 44-24 13 0 30 5 42 23 4 6 4 7 4 14z"><text:p/></draw:path><draw:path draw:style-name="gr644" draw:text-style-name="P131" svg:width="0.149cm" svg:height="0.176cm" svg:x="9.132cm" svg:y="0.727cm" svg:viewBox="0 0 150 177" svg:d="M33 76c2-57 34-67 47-67 41 0 44 52 44 67-30 0-60 0-91 0zM32 84c36 0 71 0 108 0 9 0 10 0 10-8 0-39-21-76-70-76-44 0-80 40-80 88 0 52 41 89 86 89 46 0 64-43 64-49 0-5-4-5-5-5-3 0-4 2-5 5-13 40-49 40-52 40-20 0-35-12-44-26-12-19-12-44-12-58z"><text:p/></draw:path><draw:path draw:style-name="gr645" draw:text-style-name="P131" svg:width="0.193cm" svg:height="0.272cm" svg:x="9.303cm" svg:y="0.627cm" svg:viewBox="0 0 194 273" svg:d="M118 118c17 0 20 5 20 21 0 35 0 69 0 104 0 18-5 18-30 18 0 4 0 7 0 12 12-1 33-1 43-1s28 0 43 1c0-5 0-8 0-12-27 0-31 0-31-18 0-47 0-94 0-142-17 1-32 2-49 4-5 0-4 1-6 1-1 0-2 0-8 0-15 0-30 0-45 0 0-15 0-30 0-44 0-38 33-53 57-53 12 0 26 3 33 12-15 1-17 12-17 18 0 13 10 18 17 18 9 0 18-6 18-18 0-22-22-39-51-39-35 0-81 20-81 62 0 14 0 29 0 44-10 0-21 0-31 0 0 4 0 7 0 12 10 0 21 0 31 0 0 42 0 83 0 125 0 18-5 18-31 18 0 4 0 7 0 12 13-1 33-1 43-1 9 0 29 0 43 1 0-5 0-8 0-12-25 0-30 0-30-18 0-42 0-83 0-125 21 0 41 0 62 0z"><text:p/></draw:path><draw:path draw:style-name="gr646" draw:text-style-name="P131" svg:width="0.194cm" svg:height="0.171cm" svg:x="9.52cm" svg:y="0.728cm" svg:viewBox="0 0 195 172" svg:d="M31 39c0 34 0 69 0 103 0 18-5 18-31 18 0 4 0 7 0 12 13-1 33-1 44-1 10 0 30 0 43 1 0-5 0-8 0-12-25 0-30 0-30-18 0-24 0-47 0-72 0-39 28-61 52-61s29 21 29 43c0 29 0 60 0 90 0 18-5 18-30 18 0 4 0 7 0 12 13-1 33-1 44-1 10 0 30 0 43 1 0-5 0-8 0-12-20 0-30 0-31-13 0-24 0-49 0-73 0-33 0-45-11-60-6-6-19-14-41-14-28 0-47 17-57 41 0-13 0-28 0-41-19 1-36 3-55 4 0 5 0 8 0 13 28 0 31 2 31 22z"><text:p/></draw:path><draw:path draw:style-name="gr647" draw:text-style-name="P131" svg:width="0.082cm" svg:height="0.258cm" svg:x="9.736cm" svg:y="0.641cm" svg:viewBox="0 0 83 259" svg:d="M55 87c-18 1-36 3-54 4 0 5 0 8 0 12 25 0 29 3 29 21 0 36 0 70 0 105 0 17-5 17-30 17 0 5 0 8 0 13 12-2 33-2 42-2 14 0 27 0 41 2 0-5 0-8 0-13-26 0-28-2-28-17 0-47 0-95 0-142zM57 20c0-12-10-20-21-20-12 0-21 10-21 20 0 11 9 21 21 21 11 0 21-9 21-21z"><text:p/></draw:path><draw:path draw:style-name="gr648" draw:text-style-name="P131" svg:width="0.12cm" svg:height="0.241cm" svg:x="9.837cm" svg:y="0.661cm" svg:viewBox="0 0 121 242" svg:d="M61 84c18 0 36 0 55 0 0-5 0-8 0-12-19 0-37 0-55 0 0-25 0-48 0-72-4 0-7 0-10 0-1 32-12 74-51 75 0 3 0 5 0 9 11 0 22 0 33 0 0 35 0 71 0 106 0 48 36 52 51 52 27 0 37-26 37-52 0-7 0-14 0-22-3 0-5 0-9 0 0 7 0 15 0 21 0 29-12 44-26 44-25 0-25-35-25-42 0-36 0-71 0-107z"><text:p/></draw:path><draw:path draw:style-name="gr649" draw:text-style-name="P131" svg:width="0.082cm" svg:height="0.258cm" svg:x="9.993cm" svg:y="0.641cm" svg:viewBox="0 0 83 259" svg:d="M56 87c-19 1-36 3-55 4 0 5 0 8 0 12 25 0 29 3 29 21 0 36 0 70 0 105 0 17-4 17-30 17 0 5 0 8 0 13 12-2 33-2 43-2 13 0 26 0 40 2 0-5 0-8 0-13-26 0-27-2-27-17 0-47 0-95 0-142zM57 20c0-12-10-20-21-20-12 0-19 10-19 20 0 11 7 21 19 21 11 0 21-9 21-21z"><text:p/></draw:path><draw:path draw:style-name="gr650" draw:text-style-name="P131" svg:width="0.171cm" svg:height="0.176cm" svg:x="10.099cm" svg:y="0.727cm" svg:viewBox="0 0 172 177" svg:d="M172 90c0-49-40-90-86-90-49 0-86 42-86 90 0 51 40 87 86 87s86-37 86-87zM86 168c-17 0-34-8-44-26-10-17-10-41-10-54 0-15 0-36 9-54 11-17 28-25 45-25 16 0 33 9 43 25 10 17 10 39 10 54 0 13 0 34-8 52-9 16-26 28-45 28z"><text:p/></draw:path><draw:path draw:style-name="gr651" draw:text-style-name="P131" svg:width="0.194cm" svg:height="0.171cm" svg:x="10.292cm" svg:y="0.728cm" svg:viewBox="0 0 195 172" svg:d="M30 39c0 34 0 69 0 103 0 18-4 18-30 18 0 4 0 7 0 12 13-1 33-1 44-1 10 0 30 0 43 1 0-5 0-8 0-12-25 0-30 0-30-18 0-24 0-47 0-72 0-39 28-61 52-61s29 21 29 43c0 29 0 60 0 90 0 18-5 18-30 18 0 4 0 7 0 12 13-1 33-1 43-1 11 0 31 0 44 1 0-5 0-8 0-12-21 0-30 0-31-13 0-24 0-49 0-73 0-33 0-45-12-60-5-6-18-14-40-14-28 0-47 17-57 41 0-13 0-28 0-41-19 1-36 3-55 4 0 5 0 8 0 13 28 0 30 2 30 22z"><text:p/></draw:path><draw:path draw:style-name="gr652" draw:text-style-name="P131" svg:width="0.1cm" svg:height="0.462cm" svg:x="10.511cm" svg:y="0.572cm" svg:viewBox="0 0 101 463" svg:d="M101 232c0-55-10-133-60-198-4-4-29-34-35-34-3 0-6 1-6 3 0 3 1 4 3 5 18 20 43 51 60 113 9 35 12 75 12 110 0 40-3 79-13 117-16 54-38 84-58 106-4 4-4 5-4 6 0 3 3 3 6 3 5 0 26-23 30-28 40-48 65-117 65-203z"><text:p/></draw:path><draw:path draw:style-name="gr653" draw:text-style-name="P131" svg:width="0.342cm" svg:height="0.211cm" svg:x="-0.001cm" svg:y="1.319cm" svg:viewBox="0 0 343 212" svg:d="M330 152c7 0 13 0 13-8s-6-8-14-8c-81 0-164 0-245 0-17-14-37-24-49-30 15-6 33-16 49-30 81 0 164 0 245 0 8 0 14 0 14-8 0-7-6-7-13-7-76 0-153 0-229 0 19-18 39-52 39-57 0-4-5-4-8-4-2 0-5 0-7 3-8 15-18 36-44 58-27 23-52 34-72 39-7 2-6 2-8 3-1 2-1 2-1 3s0 2 0 3h1c1 1 1 1 9 3 52 16 91 51 112 93 5 7 6 7 10 7 3 0 8 0 8-4s-20-39-39-56c76 0 153 0 229 0z"><text:p/></draw:path><draw:path draw:style-name="gr654" draw:text-style-name="P131" svg:width="0.343cm" svg:height="0.211cm" svg:x="0.321cm" svg:y="1.319cm" svg:viewBox="0 0 344 212" svg:d="M260 76c16 14 36 24 49 30-14 6-33 16-49 30-82 0-164 0-246 0-6 0-14 0-14 8s8 8 14 8c76 0 152 0 228 0-18 17-38 52-38 56s5 4 7 4c4 0 6 0 8-3 8-14 19-35 44-57 26-23 52-34 73-40 6-2 6-3 7-3 1-1 1-2 1-3s0-1-1-3h-1c-1-1-1-1-9-3-51-15-90-50-112-92-4-8-4-8-10-8-2 0-7 0-7 4 0 5 19 39 38 57-76 0-152 0-228 0-6 0-14 0-14 7 0 8 8 8 14 8 82 0 164 0 246 0z"><text:p/></draw:path><draw:path draw:style-name="gr655" draw:text-style-name="P131" svg:width="0.215cm" svg:height="0.276cm" svg:x="0.794cm" svg:y="1.253cm" svg:viewBox="0 0 216 277" svg:d="M213 15c3-4 3-5 3-6 0-5-4-9-8-9-6 0-8 6-10 10-11 29-21 56-32 85-39 0-78 0-118 0-11-29-20-56-31-85-2-6-4-10-9-10-4 0-8 4-8 9 1 2 0 1 2 6 32 85 65 169 97 253 2 6 3 9 9 9 5 0 6-4 9-7 32-85 65-170 96-255zM55 110c35 0 70 0 106 0-18 46-36 91-53 138-18-47-35-92-53-138z"><text:p/></draw:path><draw:path draw:style-name="gr656" draw:text-style-name="P131" svg:width="0.177cm" svg:height="0.249cm" svg:x="1.02cm" svg:y="1.351cm" svg:viewBox="0 0 178 250" svg:d="M176 23c2-4 2-5 2-9 0-6-5-10-12-10-3 0-10 3-13 8-1 2-3 14-6 21-2 10-5 21-7 31-6 23-12 47-18 70-1 6-17 32-43 32-20 0-24-16-24-31 0-17 7-41 20-76 5-15 8-19 8-27 0-18-13-32-32-32-37 0-51 56-51 59 0 5 3 5 4 5 4 0 5-1 6-8 11-36 26-47 40-47 3 0 9 0 9 12 0 10-4 20-6 27-16 41-23 63-23 81 0 35 24 46 47 46 15 0 29-7 40-18-6 21-10 40-26 61-10 12-25 24-43 24-5 0-23-1-28-16 5 0 11 0 16-5 4-3 8-9 8-16 0-12-11-14-14-14-9 0-22 7-22 26 0 18 16 33 40 33 40 0 81-35 91-78 12-50 25-99 37-149z"><text:p/></draw:path><draw:path draw:style-name="gr657" draw:text-style-name="P131" svg:width="0.04cm" svg:height="0.04cm" svg:x="1.246cm" svg:y="1.482cm" svg:viewBox="0 0 41 41" svg:d="M41 21c0-11-10-21-21-21s-20 10-20 21 9 20 20 20 21-9 21-20z"><text:p/></draw:path><draw:path draw:style-name="gr658" draw:text-style-name="P131" svg:width="0.177cm" svg:height="0.249cm" svg:x="1.33cm" svg:y="1.351cm" svg:viewBox="0 0 178 250" svg:d="M177 23c1-4 1-5 1-9 0-6-5-10-11-10-4 0-10 3-13 8-1 2-4 14-5 21-4 10-6 21-8 31-6 23-12 47-18 70-2 6-18 32-44 32-20 0-24-16-24-31 0-17 7-41 20-76 6-15 8-19 8-27 0-18-13-32-31-32-38 0-52 56-52 59 0 5 3 4 4 5 5 0 5-1 7-8 10-36 26-47 39-47 3 0 9 0 9 12 0 10-3 20-6 27-16 41-22 63-22 81 0 35 24 46 47 46 14 0 28-7 39-18-5 21-10 40-26 61-10 12-24 24-41 24-6 0-24-1-30-16 6 0 11 0 16-5 5-3 8-9 8-16 0-12-10-14-14-14-9 0-21 7-21 26 0 18 16 33 41 33 39 0 79-35 90-78 12-50 25-99 37-149z"><text:p/></draw:path><draw:path draw:style-name="gr659" draw:text-style-name="P131" svg:width="0.192cm" svg:height="0.222cm" svg:x="1.663cm" svg:y="1.313cm" svg:viewBox="0 0 193 223" svg:d="M179 120c7 0 14-1 14-9 0-9-7-8-14-8-55 0-109 0-164 0 5-51 50-88 104-88 20 0 41 0 60 0 7 0 14 0 14-7 0-8-7-8-14-8-19 0-40 0-60 0-67 0-119 48-119 111 0 62 52 112 119 112 20 0 41 0 60 0 7 0 14 0 14-7 0-8-7-8-14-8-19 0-40 0-60 0-54 0-99-36-104-88 55 0 109 0 164 0z"><text:p/></draw:path><draw:path draw:style-name="gr660" draw:text-style-name="P131" svg:width="0.192cm" svg:height="0.174cm" svg:x="2.007cm" svg:y="1.351cm" svg:viewBox="0 0 193 175" svg:d="M118 54c2-10 11-45 38-45 1 0 11 0 19 4-11 2-19 12-19 21 0 7 5 14 16 14 7 0 21-7 21-23 0-19-24-25-37-25-22 0-36 21-40 30-10-26-31-30-42-30-41 0-63 50-63 59 0 5 4 5 6 5s4-1 4-5c13-40 38-50 52-50 7 0 21 3 21 25 0 12-7 39-21 93-6 24-20 39-37 39-2 0-11 0-19-4 9-2 18-10 18-21s-9-13-14-13c-12 0-21 10-21 22 0 17 19 25 36 25 26 0 39-26 41-29 4 15 18 29 41 29 40 0 62-50 62-59 0-4-3-4-5-4-3 0-3 1-4 4-14 41-40 50-52 50-16 0-21-12-21-25 0-8 2-17 7-34 4-18 8-35 13-53z"><text:p/></draw:path><draw:path draw:style-name="gr661" draw:text-style-name="P131" svg:width="0.342cm" svg:height="0.2cm" svg:x="2.345cm" svg:y="1.325cm" svg:viewBox="0 0 343 201" svg:d="M301 109c-20 15-31 32-35 36-16 28-13 34-20 52 0 4 5 4 8 4 7 0 7 0 8-7 10-38 32-71 76-88 4-1 5-4 5-6 0-3-2-3-3-3-17-7-64-27-78-91-1-5-1-6-8-6-3 0-8 0-8 4 0 2 4 26 20 51 8 12 19 25 35 37-95 0-191 0-287 0-6 0-14-1-14 8 0 8 8 9 14 9 96 0 192 0 287 0z"><text:p/></draw:path><draw:path draw:style-name="gr662" draw:text-style-name="P131" svg:width="0.177cm" svg:height="0.249cm" svg:x="2.829cm" svg:y="1.351cm" svg:viewBox="0 0 178 250" svg:d="M177 23c1-4 1-5 1-9 0-6-5-10-11-10-4 0-10 3-13 8-1 2-4 14-5 21-4 10-6 21-8 31-6 23-12 47-18 70-2 6-18 32-44 32-20 0-24-16-24-31 0-17 7-41 20-76 6-15 8-19 8-27 0-18-13-32-32-32-37 0-51 56-51 59 0 5 3 4 4 5 5 0 5-1 7-8 10-36 25-47 39-47 3 0 9 0 9 12 0 10-3 20-6 27-16 41-22 63-22 81 0 35 24 46 47 46 14 0 28-7 39-18-5 21-10 40-26 61-10 12-24 24-41 24-6 0-24-1-30-16 6 0 11 0 16-5 5-3 8-9 8-16 0-12-10-14-14-14-9 0-22 7-22 26 0 18 17 33 42 33 39 0 79-35 90-78 12-50 25-99 37-149z"><text:p/></draw:path><draw:path draw:style-name="gr663" draw:text-style-name="P131" svg:width="0.192cm" svg:height="0.222cm" svg:x="3.161cm" svg:y="1.313cm" svg:viewBox="0 0 193 223" svg:d="M179 120c7 0 14-1 14-9 0-9-7-8-14-8-55 0-109 0-164 0 5-51 50-88 104-88 20 0 41 0 60 0 7 0 14 0 14-7 0-8-7-8-14-8-19 0-40 0-60 0-67 0-119 48-119 111 0 62 52 112 119 112 20 0 41 0 60 0 7 0 14 0 14-7 0-8-7-8-14-8-19 0-40 0-60 0-54 0-99-36-104-88 55 0 109 0 164 0z"><text:p/></draw:path><draw:path draw:style-name="gr664" draw:text-style-name="P131" svg:width="0.264cm" svg:height="0.275cm" svg:x="3.507cm" svg:y="1.245cm" svg:viewBox="0 0 265 276" svg:d="M55 232c-15 25-30 31-47 32-5 1-8 1-8 8 0 3 1 4 4 4 11 0 24-1 33-1 14 0 27 1 40 1 2 0 7 0 7-6 0-5-4-6-6-6-9 0-19-3-19-13 0-5 3-9 6-14 10-17 20-33 30-50 32 0 65 0 96 0 2 9 7 61 7 65 0 11-21 12-29 12-5 0-8 0-8 8 0 4 4 4 5 4 16 0 32-1 49-1 8 0 34 1 42 1 4 0 8 0 8-8 0-4-4-4-9-4-24 0-24-2-25-13-8-80-16-162-24-242 0-8 0-9-7-9-6 0-7 2-10 7-45 74-90 150-135 225zM101 175c26-43 52-85 77-128 5 43 8 85 12 128-29 0-59 0-89 0z"><text:p/></draw:path><draw:path draw:style-name="gr665" draw:text-style-name="P131" svg:width="0.215cm" svg:height="0.239cm" svg:x="3.89cm" svg:y="1.29cm" svg:viewBox="0 0 216 240" svg:d="M216 85c0-60-60-85-108-85-51 0-108 28-108 84 0 47 0 94 0 142 0 7 0 14 8 14 7 0 7-7 7-14 0-47 0-94 0-140 0-57 64-71 93-71 17 0 42 4 63 17 29 20 29 44 29 55 0 46 0 92 0 139 0 7 0 14 8 14s8-7 8-14c0-48 0-94 0-141z"><text:p/></draw:path><draw:path draw:style-name="gr666" draw:text-style-name="P131" svg:width="0.275cm" svg:height="0.263cm" svg:x="4.229cm" svg:y="1.258cm" svg:viewBox="0 0 276 264" svg:d="M46 234c-4 16-5 18-35 18-7 0-11 0-11 8 0 4 3 4 11 4 46 0 91 0 138 0 61 0 106-45 106-84 0-27-22-49-59-53 39-8 80-37 80-73 0-29-25-54-71-54-43 0-87 0-130 0-8 0-12 0-12 8 0 4 4 4 11 4 1 0 9 0 15 1 7 1 10 1 10 7 0 1 0 2-1 6-18 70-34 139-52 208zM105 123c7-32 16-64 24-95 3-15 3-16 20-16 16 0 34 0 50 0 34 0 42 23 42 40 0 34-33 71-80 71-19 0-38 0-56 0zM87 252c-6 0-7 0-9 0-3 0-4-1-4-3 0-1 0-3 1-9 9-36 19-73 27-109 25 0 49 0 73 0 37 0 44 29 44 46 0 38-34 75-79 75-18 0-35 0-53 0z"><text:p/></draw:path><draw:path draw:style-name="gr667" draw:text-style-name="P131" svg:width="0.1cm" svg:height="0.462cm" svg:x="8.359cm" svg:y="1.193cm" svg:viewBox="0 0 101 463" svg:d="M101 459c0-1-1-2-2-4-18-18-44-49-59-113-10-35-14-75-14-111 0-101 25-173 72-222 3-3 3-5 3-6 0-3-3-3-4-3-7 0-28 23-32 29-40 47-65 116-65 202 0 55 10 133 61 198 3 4 28 34 36 34 1 0 4 0 4-4z"><text:p/></draw:path><draw:path draw:style-name="gr668" draw:text-style-name="P131" svg:width="0.264cm" svg:height="0.275cm" svg:x="8.491cm" svg:y="1.245cm" svg:viewBox="0 0 265 276" svg:d="M56 232c-15 25-31 31-48 32-5 1-8 1-8 8 0 3 2 4 6 4 9 0 22-1 33-1 12 0 26 1 38 1 2 0 8 0 8-6 0-5-5-6-7-6-9 0-19-3-19-13 0-5 4-9 6-14 10-17 20-33 30-50 32 0 65 0 96 0 2 9 7 61 7 65 0 11-20 12-27 12-6 0-10 0-10 8 0 4 4 4 5 4 17 0 33-1 49-1 9 0 34 1 44 1 2 0 6 0 6-8 0-4-3-4-9-4-24 0-24-2-25-13-8-80-15-162-23-242-1-8-1-9-8-9-6 0-7 2-10 7-45 74-89 150-134 225zM102 175c26-43 51-85 76-128 5 43 8 85 12 128-29 0-58 0-88 0z"><text:p/></draw:path><draw:path draw:style-name="gr669" draw:text-style-name="P131" svg:width="0.342cm" svg:height="0.2cm" svg:x="8.895cm" svg:y="1.325cm" svg:viewBox="0 0 343 201" svg:d="M301 109c-20 15-31 32-35 36-16 28-13 34-20 52 0 4 5 4 8 4 7 0 7 0 8-7 10-38 32-71 76-88 4-1 5-4 5-6 0-3-2-3-3-3-17-7-64-27-78-91-1-5-1-6-8-6-3 0-8 0-8 4 0 2 4 26 20 51 8 12 19 25 35 37-95 0-191 0-287 0-6 0-14-1-14 8 0 8 8 9 14 9 96 0 192 0 287 0z"><text:p/></draw:path><draw:path draw:style-name="gr670" draw:text-style-name="P131" svg:width="0.275cm" svg:height="0.263cm" svg:x="9.385cm" svg:y="1.258cm" svg:viewBox="0 0 276 264" svg:d="M45 234c-3 16-4 18-35 18-7 0-10 0-10 8 0 4 3 4 10 4 46 0 92 0 139 0 60 0 106-45 106-84 0-27-23-49-60-53 40-8 81-37 81-73 0-29-26-54-72-54-43 0-87 0-130 0-7 0-11 0-11 8 0 4 3 4 11 4 1 0 7 0 14 1 8 1 11 1 11 7 0 1-1 2-2 6-18 70-34 139-52 208zM103 123c8-32 17-64 25-95 3-15 4-16 21-16 16 0 33 0 49 0 34 0 43 23 43 40 0 34-34 71-80 71-19 0-39 0-58 0zM86 252c-5 0-6 0-8 0-4 0-5-1-5-3 0-1 0-3 2-9 9-36 17-73 26-109 24 0 50 0 74 0 36 0 44 29 44 46 0 38-34 75-80 75-18 0-36 0-53 0z"><text:p/></draw:path><draw:path draw:style-name="gr671" draw:text-style-name="P131" svg:width="0.342cm" svg:height="0.211cm" svg:x="9.917cm" svg:y="1.319cm" svg:viewBox="0 0 343 212" svg:d="M330 152c7 0 13 0 13-8s-6-8-14-8c-81 0-164 0-245 0-16-14-36-24-49-30 15-6 33-16 49-30 81 0 164 0 245 0 8 0 14 0 14-8 0-7-6-7-13-7-76 0-153 0-229 0 19-18 39-52 39-57 0-4-5-4-7-4-3 0-6 0-8 3-7 15-18 36-44 58-26 23-52 34-72 39-7 2-6 2-8 3-1 2-1 2-1 3s0 2 0 3h1c1 1 2 1 9 3 53 16 91 51 112 93 5 7 6 7 11 7 2 0 7 0 7-4s-20-39-39-56c76 0 153 0 229 0z"><text:p/></draw:path><draw:path draw:style-name="gr672" draw:text-style-name="P131" svg:width="0.342cm" svg:height="0.211cm" svg:x="10.24cm" svg:y="1.319cm" svg:viewBox="0 0 343 212" svg:d="M259 76c16 14 36 24 49 30-14 6-33 16-49 30-82 0-164 0-246 0-6 0-13 0-13 8s7 8 13 8c76 0 153 0 229 0-19 17-40 52-40 56s6 4 8 4c3 0 6 0 8-3 8-14 19-35 44-57 26-23 53-34 72-40 7-2 7-3 8-3 1-1 1-2 1-3s0-1-1-3h-1c0-1-1-1-8-3-52-15-91-50-113-92-4-8-4-8-10-8-2 0-8 0-8 4 0 5 20 39 40 57-76 0-153 0-229 0-6 0-13 0-13 7 0 8 7 8 13 8 82 0 164 0 246 0z"><text:p/></draw:path><draw:path draw:style-name="gr673" draw:text-style-name="P131" svg:width="0.215cm" svg:height="0.102cm" svg:x="10.839cm" svg:y="1.385cm" svg:viewBox="0 0 216 103" svg:d="M216 14c0-13-1-14-15-14-62 0-124 0-187 0-6 0-14 0-14 8 0 7 8 7 14 7 62 0 125 0 186 0 0 25 0 50 0 74 0 8 0 14 8 14s8-6 8-14c0-25 0-49 0-75z"><text:p/></draw:path><draw:path draw:style-name="gr674" draw:text-style-name="P131" svg:width="0.264cm" svg:height="0.275cm" svg:x="11.09cm" svg:y="1.245cm" svg:viewBox="0 0 265 276" svg:d="M55 232c-15 25-31 31-47 32-5 1-8 1-8 8 0 3 1 4 4 4 11 0 22-1 33-1 14 0 27 1 39 1 3 0 8 0 8-6 0-5-4-6-6-6-10 0-19-3-19-13 0-5 3-9 6-14 10-17 20-33 30-50 32 0 65 0 96 0 2 9 6 61 6 65 0 11-20 12-28 12-5 0-8 0-8 8 0 4 4 4 5 4 16 0 32-1 49-1 8 0 33 1 42 1 3 0 8 0 8-8 0-4-4-4-9-4-24 0-24-2-25-13-8-80-16-162-24-242 0-8 0-9-7-9-6 0-7 2-11 7-45 74-89 150-134 225zM101 175c26-43 52-85 77-128 5 43 8 85 12 128-29 0-59 0-89 0z"><text:p/></draw:path><draw:path draw:style-name="gr675" draw:text-style-name="P131" svg:width="0.215cm" svg:height="0.239cm" svg:x="11.473cm" svg:y="1.29cm" svg:viewBox="0 0 216 240" svg:d="M212 15c3-4 4-5 4-7 0-5-5-8-8-8-4 0-7 3-9 9-31 68-60 136-91 204-31-68-61-136-91-204-3-8-6-9-9-9-5 0-8 3-8 8 0 1 0 2 2 6 32 73 65 146 97 218 3 7 6 8 9 8 4 0 6-2 9-8 32-72 63-144 95-217z"><text:p/></draw:path><draw:path draw:style-name="gr676" draw:text-style-name="P131" svg:width="0.275cm" svg:height="0.263cm" svg:x="11.812cm" svg:y="1.258cm" svg:viewBox="0 0 276 264" svg:d="M46 234c-4 16-5 18-35 18-7 0-11 0-11 8 0 4 3 4 11 4 46 0 91 0 138 0 61 0 106-45 106-84 0-27-22-49-59-53 39-8 80-37 80-73 0-29-25-54-71-54-43 0-87 0-130 0-8 0-12 0-12 8 0 4 3 4 11 4 1 0 9 0 15 1 7 1 10 1 10 7 0 1 0 2-1 6-18 70-34 139-52 208zM105 123c7-32 15-64 23-95 4-15 4-16 21-16 16 0 34 0 50 0 34 0 42 23 42 40 0 34-33 71-80 71-19 0-38 0-56 0zM87 252c-6 0-7 0-9 0-3 0-5-1-5-3 0-1 0-3 2-9 9-36 17-73 26-109 24 0 50 0 74 0 37 0 44 29 44 46 0 38-34 75-79 75-18 0-35 0-53 0z"><text:p/></draw:path><draw:path draw:style-name="gr677" draw:text-style-name="P131" svg:width="0.1cm" svg:height="0.462cm" svg:x="12.125cm" svg:y="1.193cm" svg:viewBox="0 0 101 463" svg:d="M101 231c0-54-10-132-60-197-5-5-30-34-37-34-2 0-4 0-4 3s1 4 2 5c19 20 44 50 60 112 8 35 12 75 12 111 0 40-4 78-13 117-15 54-38 84-58 106-3 4-2 4-3 5 0 3 2 4 4 4 6 0 28-23 32-28 40-48 65-117 65-204z"><text:p/></draw:path><draw:path draw:style-name="gr678" draw:text-style-name="P131" svg:width="0.342cm" svg:height="0.211cm" svg:x="-0.001cm" svg:y="1.942cm" svg:viewBox="0 0 343 212" svg:d="M330 151c7 0 13 0 13-8s-6-8-14-8c-81 0-164 0-245 0-17-13-37-23-49-29 15-6 33-17 49-30 81 0 164 0 245 0 8 0 14 0 14-8 0-7-6-7-13-7-76 0-153 0-229 0 19-18 39-52 39-58 0-3-5-3-8-3-2 0-5 0-7 2-8 16-18 35-44 59-27 23-52 34-72 39-7 2-8 2-8 3-1 0-1 2-1 3s0 1 0 2l1 1c1 0 1 1 9 3 52 16 91 51 112 93 5 7 6 7 10 7 3 0 8 0 8-4 0-6-20-39-39-57 76 0 153 0 229 0z"><text:p/></draw:path><draw:path draw:style-name="gr679" draw:text-style-name="P131" svg:width="0.343cm" svg:height="0.211cm" svg:x="0.321cm" svg:y="1.942cm" svg:viewBox="0 0 344 212" svg:d="M260 76c16 14 36 24 49 30-14 6-33 16-49 29-82 0-164 0-246 0-6 0-14 0-14 8s8 8 14 8c76 0 152 0 228 0-18 18-38 51-38 57 0 4 5 4 7 4 4 0 6 0 8-3 8-14 19-35 44-57 26-24 52-34 73-40 6-3 6-3 7-4 1 0 1-1 1-2s0-1-1-3l-1-1c-1 0-1 0-9-2-51-15-90-50-112-92-4-8-4-8-10-8-2 0-7 0-7 3 0 6 19 40 38 58-76 0-152 0-228 0-6 0-14 0-14 7 0 8 8 8 14 8 82 0 164 0 246 0z"><text:p/></draw:path><draw:path draw:style-name="gr680" draw:text-style-name="P131" svg:width="0.215cm" svg:height="0.276cm" svg:x="0.794cm" svg:y="1.876cm" svg:viewBox="0 0 216 277" svg:d="M213 15c3-4 3-5 3-7 0-4-4-8-8-8-6 0-8 4-10 9-11 28-21 57-32 86-39 0-78 0-118 0-11-29-20-58-31-86-2-6-4-9-9-9-4 0-8 4-8 8 0 1 0 2 2 7 32 85 65 169 97 253 2 6 3 9 9 9 5 0 6-4 9-9 32-84 65-168 96-253zM55 110c35 0 70 0 106 0-18 46-36 91-53 138-18-47-35-92-53-138z"><text:p/></draw:path><draw:path draw:style-name="gr681" draw:text-style-name="P131" svg:width="0.177cm" svg:height="0.249cm" svg:x="1.02cm" svg:y="1.974cm" svg:viewBox="0 0 178 250" svg:d="M176 23c2-5 2-5 2-9 0-6-5-10-12-10-3 0-10 3-13 8-1 2-3 14-6 21-2 10-5 21-7 31-6 23-12 46-18 69-1 7-17 33-43 33-20 0-24-16-24-31 0-17 7-41 20-76 5-16 8-19 8-27 0-18-13-32-32-32-37 0-51 56-51 59 0 4 3 4 4 4 4 0 5 0 6-7 11-36 26-47 40-47 3 0 9 0 9 12 0 10-4 20-6 26-16 42-23 64-23 82 0 34 24 46 47 46 15 0 29-7 40-18-6 20-10 40-26 60-10 13-25 24-43 24-5 0-23-1-28-15 5 0 11 0 16-6 4-3 8-8 8-15 0-12-11-14-14-14-9 0-22 6-22 26 0 18 16 33 40 33 40 0 81-35 91-79 12-50 25-98 37-148z"><text:p/></draw:path><draw:path draw:style-name="gr682" draw:text-style-name="P131" svg:width="0.04cm" svg:height="0.04cm" svg:x="1.246cm" svg:y="2.103cm" svg:viewBox="0 0 41 41" svg:d="M41 20c0-11-10-20-21-20s-20 8-20 20c0 11 9 21 20 21s21-9 21-21z"><text:p/></draw:path><draw:path draw:style-name="gr683" draw:text-style-name="P131" svg:width="0.088cm" svg:height="0.385cm" svg:x="1.358cm" svg:y="1.856cm" svg:viewBox="0 0 89 386" svg:d="M89 382c0-1 0-1-6-8-49-49-61-122-61-181 0-68 14-135 63-183 4-4 4-6 4-7 0-2-1-3-3-3-5 0-39 25-62 75-20 43-24 86-24 118 0 30 4 77 25 121 23 47 56 72 61 72 2 0 3-1 3-4z"><text:p/></draw:path><draw:path draw:style-name="gr684" draw:text-style-name="P131" svg:width="0.177cm" svg:height="0.249cm" svg:x="1.481cm" svg:y="1.974cm" svg:viewBox="0 0 178 250" svg:d="M176 23c2-5 2-5 2-9 0-6-5-10-11-10-4 0-11 3-14 8 0 2-3 14-6 21-2 10-5 21-7 31-6 23-11 46-17 69-2 7-18 33-44 33-20 0-24-16-24-31 0-17 7-41 20-76 6-16 8-19 8-27 0-18-13-32-32-32-37 0-51 56-51 59 0 4 3 4 4 4 5 0 5 0 7-7 10-36 25-47 39-47 3 0 9 0 9 12 0 10-4 20-6 26-16 42-22 64-22 82 0 34 24 46 46 46 15 0 29-7 40-18-6 20-10 40-26 60-10 13-24 24-43 24-4 0-22-1-28-15 5 0 11 0 16-6 4-3 8-8 8-15 0-12-11-14-14-14-9 0-22 6-22 26 0 18 17 33 40 33 41 0 81-35 92-79 12-50 24-98 36-148z"><text:p/></draw:path><draw:path draw:style-name="gr685" draw:text-style-name="P131" svg:width="0.149cm" svg:height="0.385cm" svg:x="1.845cm" svg:y="1.856cm" svg:viewBox="0 0 150 386" svg:d="M147 14c3-5 2-4 3-6 0-5-4-8-8-8-2 0-6 1-7 3-45 124-89 246-134 369-1 4-1 4-1 6 0 5 3 8 8 8 4 0 5-3 7-9 44-121 88-242 132-363z"><text:p/></draw:path><draw:path draw:style-name="gr686" draw:text-style-name="P131" svg:width="0.193cm" svg:height="0.223cm" svg:x="1.812cm" svg:y="1.935cm" svg:viewBox="0 0 194 224" svg:d="M180 120c7 0 14 0 14-8 0-7-7-7-14-7-55 0-108 0-163 0 4-52 48-90 103-90 20 0 41 0 60 0 7 0 14 0 14-7 0-8-7-8-14-8-20 0-40 0-61 0-66 0-119 51-119 112 0 62 53 112 119 112 21 0 41 0 61 0 7 0 14 0 14-7 0-8-7-8-14-8-19 0-40 0-60 0-55 0-99-37-103-89 55 0 108 0 163 0z"><text:p/></draw:path><draw:path draw:style-name="gr687" draw:text-style-name="P131" svg:width="0.192cm" svg:height="0.174cm" svg:x="2.157cm" svg:y="1.974cm" svg:viewBox="0 0 193 175" svg:d="M118 54c3-10 12-45 38-45 2 0 11 0 20 4-11 2-19 12-19 21 0 7 5 13 15 13 8 0 21-6 21-22 0-19-22-25-36-25-23 0-36 20-40 29-10-26-31-29-42-29-41 0-63 50-63 59 0 4 3 3 5 4 3 0 4 0 5-4 13-41 39-50 52-50 7 0 21 3 21 25 0 12-7 38-21 93-7 23-20 39-37 39-2 0-12 0-19-4 10-2 18-10 18-21s-8-14-14-14c-12 0-22 11-22 23 0 17 20 25 36 25 26 0 40-28 41-30 4 15 19 30 42 30 39 0 61-50 61-59 0-5-3-5-4-5-3 0-4 2-4 5-14 41-40 50-52 50-15 0-21-12-21-25 0-9 2-17 6-34 4-18 8-35 13-53z"><text:p/></draw:path><draw:path draw:style-name="gr688" draw:text-style-name="P131" svg:width="0.088cm" svg:height="0.385cm" svg:x="2.389cm" svg:y="1.856cm" svg:viewBox="0 0 89 386" svg:d="M89 193c0-30-3-77-25-120-23-49-56-73-61-73-2 0-3 1-3 3 0 1 0 3 8 9 37 39 59 100 59 181 0 66-14 134-61 182-6 6-6 6-6 7 0 3 1 4 3 4 5 0 40-26 62-76 20-42 24-84 24-117z"><text:p/></draw:path><draw:path draw:style-name="gr689" draw:text-style-name="P131" svg:width="0.214cm" svg:height="0.239cm" svg:x="2.624cm" svg:y="1.914cm" svg:viewBox="0 0 215 240" svg:d="M212 15c3-5 3-5 3-7 0-5-4-8-8-8-3 0-6 2-9 9-30 68-60 136-90 204-31-68-61-137-91-205-4-7-7-8-9-8-5 0-8 3-8 8 0 1 0 1 2 6 32 73 65 144 97 217 2 7 6 9 9 9 4 0 5-3 8-9 31-71 64-144 96-216z"><text:p/></draw:path><draw:path draw:style-name="gr690" draw:text-style-name="P131" svg:width="0.088cm" svg:height="0.385cm" svg:x="2.985cm" svg:y="1.856cm" svg:viewBox="0 0 89 386" svg:d="M89 382c0-1 0-1-6-8-49-49-61-122-61-181 0-68 15-135 63-183 4-4 4-6 4-7 0-2-1-3-3-3-5 0-39 25-62 75-20 43-24 86-24 118 0 30 4 77 25 121 23 47 56 72 61 72 2 0 3-1 3-4z"><text:p/></draw:path><draw:path draw:style-name="gr691" draw:text-style-name="P131" svg:width="0.177cm" svg:height="0.249cm" svg:x="3.108cm" svg:y="1.974cm" svg:viewBox="0 0 178 250" svg:d="M177 23c1-5 1-5 1-9 0-6-5-10-11-10-4 0-10 3-14 8 0 2-3 14-4 21-4 10-6 21-9 31-6 23-11 46-17 69-2 7-18 33-44 33-20 0-24-16-24-31 0-17 7-41 20-76 6-16 8-19 8-27 0-18-13-32-32-32-37 0-51 56-51 59 0 4 3 4 4 4 5 0 5 0 7-7 10-36 25-47 39-47 3 0 9 0 9 12 0 10-3 20-6 26-16 42-22 64-22 82 0 34 24 46 47 46 14 0 28-7 39-18-6 20-10 40-26 60-10 13-24 24-41 24-6 0-24-1-30-15 5 0 11 0 16-6 4-3 8-8 8-15 0-12-11-14-14-14-9 0-22 6-22 26 0 18 17 33 42 33 39 0 79-35 90-79 12-50 25-98 37-148z"><text:p/></draw:path><draw:path draw:style-name="gr692" draw:text-style-name="P131" svg:width="0.193cm" svg:height="0.223cm" svg:x="3.439cm" svg:y="1.935cm" svg:viewBox="0 0 194 224" svg:d="M180 120c7 0 14 0 14-8 0-7-7-7-14-7-55 0-108 0-163 0 4-52 48-90 103-90 20 0 41 0 60 0 7 0 14 0 14-7 0-8-7-8-14-8-20 0-40 0-61 0-66 0-119 51-119 112 0 62 53 112 119 112 21 0 41 0 61 0 7 0 14 0 14-7 0-8-7-8-14-8-19 0-40 0-60 0-55 0-99-37-103-89 55 0 108 0 163 0z"><text:p/></draw:path><draw:path draw:style-name="gr693" draw:text-style-name="P131" svg:width="0.265cm" svg:height="0.275cm" svg:x="3.786cm" svg:y="1.868cm" svg:viewBox="0 0 266 276" svg:d="M56 232c-15 25-31 31-47 32-5 1-9 1-9 8 0 2 2 4 6 4 11 0 22-1 33-1 13 0 26 1 38 1 3 0 8 0 8-8 0-3-4-4-7-4-9 0-17-3-17-13 0-5 2-9 5-14 10-17 20-33 30-50 32 0 65 0 97 0 0 8 5 61 5 65 0 11-20 12-27 12-6 0-9 0-9 8 0 4 4 4 5 4 16 0 32-1 49-1 8 0 33 1 43 1 2 0 7 0 7-8 0-4-4-4-10-4-23 0-23-2-24-13-8-80-16-162-24-242-1-8-1-9-7-9s-8 2-11 6c-45 75-89 150-134 226zM102 175c26-43 51-85 76-128 5 43 9 85 13 128-29 0-59 0-89 0z"><text:p/></draw:path><draw:path draw:style-name="gr694" draw:text-style-name="P131" svg:width="0.215cm" svg:height="0.239cm" svg:x="4.17cm" svg:y="1.914cm" svg:viewBox="0 0 216 240" svg:d="M117 8c-4-7-6-8-9-8-6 0-7 2-9 8-32 72-64 144-96 216-2 5-3 6-3 8 0 5 3 8 8 8 3 0 5-1 9-9 30-68 60-136 91-205 30 69 60 137 90 205 4 9 8 9 10 9 3 0 8-3 8-8 0-1 0-2-4-6-32-73-63-146-95-218z"><text:p/></draw:path><draw:path draw:style-name="gr695" draw:text-style-name="P131" svg:width="0.177cm" svg:height="0.249cm" svg:x="4.503cm" svg:y="1.974cm" svg:viewBox="0 0 178 250" svg:d="M177 23c1-5 1-5 1-9 0-6-4-10-11-10-3 0-10 3-13 8-1 2-4 14-5 21-3 10-6 21-8 31-6 23-12 46-18 69-1 7-17 33-44 33-18 0-23-16-23-31 0-17 7-41 20-76 5-16 8-19 8-27 0-18-14-32-32-32-38 0-52 56-52 59 0 4 4 4 6 4 3 0 4 0 5-7 11-36 26-47 40-47 3 0 10 0 10 12 0 10-5 20-7 26-15 42-23 64-23 82 0 34 24 46 47 46 16 0 29-7 40-18-6 20-10 40-26 60-9 13-25 24-42 24-6 0-24-1-30-15 6 0 12 0 16-6 5-3 8-8 8-15 0-12-10-14-14-14-9 0-21 6-21 26 0 18 16 33 41 33 39 0 79-35 90-79 12-50 25-98 37-148z"><text:p/></draw:path><draw:path draw:style-name="gr696" draw:text-style-name="P131" svg:width="0.193cm" svg:height="0.223cm" svg:x="4.835cm" svg:y="1.935cm" svg:viewBox="0 0 194 224" svg:d="M179 120c7 0 15 0 15-8 0-7-8-7-15-7-55 0-109 0-164 0 6-52 50-90 105-90 20 0 40 0 59 0 7 0 15 0 15-7 0-8-8-8-15-8-19 0-40 0-60 0-66 0-119 51-119 112 0 62 53 112 119 112 20 0 41 0 60 0 7 0 15 0 15-7 0-8-8-8-15-8-19 0-39 0-59 0-55 0-99-37-105-89 55 0 109 0 164 0z"><text:p/></draw:path><draw:path draw:style-name="gr697" draw:text-style-name="P131" svg:width="0.275cm" svg:height="0.263cm" svg:x="5.184cm" svg:y="1.88cm" svg:viewBox="0 0 276 264" svg:d="M46 234c-4 15-4 18-35 18-7 0-11 0-11 8 0 4 4 4 11 4 46 0 91 0 138 0 61 0 106-45 106-84 0-27-22-49-59-53 39-8 80-37 80-73 0-29-25-54-71-54-43 0-87 0-130 0-8 0-11 0-11 8 0 4 3 4 11 4 4 0 8 0 14 1 7 0 10 1 10 6 0 2 0 3-1 7-18 70-34 139-52 208zM105 122c7-32 16-64 24-96 3-13 4-14 21-14 16 0 33 0 49 0 34 0 42 23 42 40 0 34-33 70-80 70-19 0-38 0-56 0zM87 252c-6 0-6 0-9 0s-4-1-4-4c0-2 0-2 2-9 9-37 18-72 26-108 25 0 49 0 73 0 37 0 45 29 45 45 0 39-35 76-80 76-18 0-35 0-53 0z"><text:p/></draw:path><draw:path draw:style-name="gr698" draw:text-style-name="P131" svg:width="0.088cm" svg:height="0.385cm" svg:x="5.503cm" svg:y="1.856cm" svg:viewBox="0 0 89 386" svg:d="M89 193c0-30-3-77-25-120-23-49-56-73-61-73-2 0-3 1-3 3 0 1 0 3 8 9 37 39 59 100 59 181 0 66-14 134-63 182-4 6-4 6-4 7 0 3 1 4 3 4 5 0 40-26 62-76 20-42 24-84 24-117z"><text:p/></draw:path><draw:path draw:style-name="gr699" draw:text-style-name="P131" svg:width="0.1cm" svg:height="0.463cm" svg:x="8.359cm" svg:y="1.815cm" svg:viewBox="0 0 101 464" svg:d="M101 460c0-1-1-2-2-3-18-19-44-51-59-114-10-35-14-75-14-111 0-101 25-173 72-223 3-3 3-3 3-5 0-4-3-4-4-4-7 0-28 23-32 30-40 46-65 116-65 202 0 55 10 132 61 198 3 5 28 34 36 34 1 0 4 0 4-4z"><text:p/></draw:path><draw:path draw:style-name="gr700" draw:text-style-name="P131" svg:width="0.089cm" svg:height="0.385cm" svg:x="8.515cm" svg:y="1.856cm" svg:viewBox="0 0 90 386" svg:d="M90 382c0-1 0-1-6-8-49-49-61-122-61-181 0-68 14-135 62-183 5-4 5-6 5-7 0-2-1-3-4-3s-39 25-61 75c-19 43-25 86-25 118 0 30 4 77 26 121 24 47 57 72 60 72s4-1 4-4z"><text:p/></draw:path><draw:path draw:style-name="gr701" draw:text-style-name="P131" svg:width="0.177cm" svg:height="0.249cm" svg:x="8.639cm" svg:y="1.974cm" svg:viewBox="0 0 178 250" svg:d="M176 23c2-5 2-5 2-9 0-6-5-10-12-10-3 0-10 3-13 8-1 2-3 14-6 21-2 10-5 21-7 31-6 23-12 46-18 69-1 7-17 33-43 33-20 0-24-16-24-31 0-17 7-41 20-76 5-16 8-19 8-27 0-18-13-32-32-32-37 0-51 56-51 59 0 4 3 4 4 4 4 0 5 0 6-7 11-36 26-47 40-47 3 0 9 0 9 12 0 10-4 20-6 26-16 42-23 64-23 82 0 34 24 46 47 46 15 0 29-7 40-18-6 20-10 40-26 60-10 13-25 24-43 24-5 0-23-1-29-15 6 0 12 0 17-6 4-3 8-8 8-15 0-12-11-14-14-14-9 0-22 6-22 26 0 18 16 33 40 33 40 0 81-35 91-79 12-50 25-98 37-148z"><text:p/></draw:path><draw:path draw:style-name="gr702" draw:text-style-name="P131" svg:width="0.15cm" svg:height="0.385cm" svg:x="9.002cm" svg:y="1.856cm" svg:viewBox="0 0 151 386" svg:d="M149 14c2-5 1-4 2-6 0-5-4-8-8-8-3 0-5 1-7 3-45 124-89 246-134 369-2 4-1 4-2 6 0 5 3 8 8 8s6-3 9-9c44-121 88-242 132-363z"><text:p/></draw:path><draw:path draw:style-name="gr703" draw:text-style-name="P131" svg:width="0.193cm" svg:height="0.223cm" svg:x="8.97cm" svg:y="1.935cm" svg:viewBox="0 0 194 224" svg:d="M179 120c7 0 15 0 15-8 0-7-8-7-15-7-55 0-109 0-164 0 6-52 50-90 105-90 20 0 40 0 59 0 7 0 15 0 15-7 0-8-8-8-15-8-19 0-40 0-60 0-66 0-119 51-119 112 0 62 53 112 119 112 20 0 41 0 60 0 7 0 15 0 15-7 0-8-8-8-15-8-19 0-39 0-59 0-55 0-99-37-105-89 55 0 109 0 164 0z"><text:p/></draw:path><draw:path draw:style-name="gr704" draw:text-style-name="P131" svg:width="0.192cm" svg:height="0.174cm" svg:x="9.314cm" svg:y="1.974cm" svg:viewBox="0 0 193 175" svg:d="M118 54c2-10 11-45 38-45 2 0 11 0 20 4-11 2-19 12-19 21 0 7 5 13 15 13 8 0 21-6 21-22 0-19-24-25-37-25-22 0-35 20-40 29-9-26-30-29-42-29-40 0-62 50-62 59 0 4 3 4 5 4 3 0 4 0 5-4 13-41 39-50 52-50 6 0 21 3 21 25 0 12-7 38-21 93-7 23-20 39-38 39-2 0-11 0-18-4 10-2 17-10 17-21s-7-14-14-14c-11 0-21 11-21 23 0 17 20 25 36 25 26 0 40-28 41-30 4 15 19 30 42 30 39 0 61-50 61-59 0-5-3-5-4-5-3 0-4 2-5 5-13 41-39 50-51 50-15 0-22-12-22-25 0-9 2-17 7-34 4-18 8-35 13-53z"><text:p/></draw:path><draw:path draw:style-name="gr705" draw:text-style-name="P131" svg:width="0.214cm" svg:height="0.239cm" svg:x="9.631cm" svg:y="1.914cm" svg:viewBox="0 0 215 240" svg:d="M212 15c3-5 3-5 3-7 0-5-4-8-8-8-3 0-6 2-9 9-30 68-60 136-90 204-31-68-61-137-91-205-4-7-6-8-9-8-5 0-8 3-8 8 0 1 0 1 2 6 32 73 65 144 97 217 3 7 6 9 9 9 4 0 5-3 9-9 32-71 63-144 95-216z"><text:p/></draw:path><draw:path draw:style-name="gr706" draw:text-style-name="P131" svg:width="0.177cm" svg:height="0.249cm" svg:x="9.965cm" svg:y="1.974cm" svg:viewBox="0 0 178 250" svg:d="M177 23c1-5 1-5 1-9 0-6-5-10-11-10-3 0-10 3-13 8-1 2-4 14-5 21-4 10-6 21-8 31-6 23-12 46-18 69-1 7-17 33-44 33-20 0-23-16-23-31 0-17 7-41 20-76 5-16 8-19 8-27 0-18-14-32-32-32-38 0-52 56-52 59 0 4 4 4 6 4 3 0 3 0 5-7 11-36 26-47 40-47 2 0 8 0 8 12 0 10-3 20-6 26-16 42-22 64-22 82 0 34 24 46 47 46 16 0 29-7 39-18-5 20-9 40-25 60-11 13-25 24-42 24-6 0-24-1-30-15 6 0 11 0 16-6 5-3 8-8 8-15 0-12-10-14-14-14-9 0-21 6-21 26 0 18 16 33 41 33 39 0 79-35 90-79 12-50 25-98 37-148z"><text:p/></draw:path><draw:path draw:style-name="gr707" draw:text-style-name="P131" svg:width="0.193cm" svg:height="0.223cm" svg:x="10.296cm" svg:y="1.935cm" svg:viewBox="0 0 194 224" svg:d="M179 120c7 0 15 0 15-8 0-7-8-7-15-7-55 0-109 0-164 0 5-52 50-90 104-90 20 0 41 0 60 0 7 0 15 0 15-7 0-8-8-8-15-8-19 0-40 0-60 0-66 0-119 51-119 112 0 62 53 112 119 112 20 0 41 0 60 0 7 0 15 0 15-7 0-8-8-8-15-8-19 0-40 0-60 0-54 0-99-37-104-89 55 0 109 0 164 0z"><text:p/></draw:path><draw:path draw:style-name="gr708" draw:text-style-name="P131" svg:width="0.264cm" svg:height="0.275cm" svg:x="10.642cm" svg:y="1.868cm" svg:viewBox="0 0 265 276" svg:d="M55 232c-15 25-30 31-47 32-5 1-8 1-8 8 0 2 2 4 4 4 11 0 24-1 35-1 12 0 26 1 38 1 2 0 8 0 8-8 0-3-5-4-7-4-9 0-19-3-19-13 0-5 3-9 6-14 10-17 20-33 30-50 32 0 65 0 96 0 2 8 7 61 7 65 0 11-20 12-27 12-6 0-10 0-10 8 0 4 4 4 5 4 16 0 33-1 49-1 9 0 34 1 44 1 2 0 6 0 6-8 0-4-4-4-9-4-24 0-24-2-25-13-8-80-15-162-23-242-1-8-1-9-8-9-6 0-7 2-10 6-45 75-90 150-135 226zM102 175c26-43 51-85 76-128 5 43 8 85 12 128-29 0-58 0-88 0z"><text:p/></draw:path><draw:path draw:style-name="gr709" draw:text-style-name="P131" svg:width="0.089cm" svg:height="0.385cm" svg:x="10.94cm" svg:y="1.856cm" svg:viewBox="0 0 90 386" svg:d="M90 193c0-30-4-77-25-120-24-49-57-73-61-73-2 0-4 1-4 3 0 1 0 3 8 9 37 39 59 100 59 181 0 66-14 134-61 182-6 6-6 6-6 7 0 3 2 4 4 4 4 0 39-26 62-76 20-42 24-84 24-117z"><text:p/></draw:path><draw:path draw:style-name="gr710" draw:text-style-name="P131" svg:width="0.215cm" svg:height="0.239cm" svg:x="11.176cm" svg:y="1.914cm" svg:viewBox="0 0 216 240" svg:d="M117 8c-4-7-6-8-9-8-6 0-7 2-9 8-32 72-64 144-96 216-2 5-3 6-3 8 0 5 3 8 8 8 3 0 6-1 9-9 30-68 60-136 91-205 31 69 60 137 91 205 3 9 7 9 9 9 3 0 8-3 8-8 0-1 0-2-3-6-31-73-64-146-96-218z"><text:p/></draw:path><draw:path draw:style-name="gr711" draw:text-style-name="P131" svg:width="0.089cm" svg:height="0.385cm" svg:x="11.537cm" svg:y="1.856cm" svg:viewBox="0 0 90 386" svg:d="M90 382c0-1 0-1-6-8-49-49-62-122-62-181 0-68 15-135 63-183 5-4 5-6 5-7 0-2-2-3-4-3-3 0-39 25-62 75-20 43-24 86-24 118 0 30 4 77 25 121 23 47 58 72 61 72 2 0 4-1 4-4z"><text:p/></draw:path><draw:path draw:style-name="gr712" draw:text-style-name="P131" svg:width="0.177cm" svg:height="0.249cm" svg:x="11.66cm" svg:y="1.974cm" svg:viewBox="0 0 178 250" svg:d="M177 23c1-5 1-5 1-9 0-6-5-10-11-10-4 0-10 3-13 8-1 2-4 14-5 21-4 10-6 21-8 31-6 23-12 46-18 69-1 7-18 33-44 33-20 0-24-16-24-31 0-17 7-41 20-76 6-16 8-19 8-27 0-18-13-32-31-32-38 0-52 56-52 59 0 4 3 3 4 4 5 0 5 0 7-7 11-36 26-47 40-47 2 0 8 0 8 12 0 10-3 20-6 26-16 42-22 64-22 82 0 34 24 46 47 46 16 0 28-7 39-18-5 20-9 40-26 60-10 13-24 24-41 24-6 0-24-1-30-15 6 0 11 0 16-6 5-3 8-8 8-15 0-12-10-14-14-14-9 0-21 6-21 26 0 18 16 33 41 33 39 0 79-35 90-79 12-50 25-98 37-148z"><text:p/></draw:path><draw:path draw:style-name="gr713" draw:text-style-name="P131" svg:width="0.192cm" svg:height="0.223cm" svg:x="11.992cm" svg:y="1.935cm" svg:viewBox="0 0 193 224" svg:d="M179 120c7 0 14 0 14-8 0-7-7-7-14-7-55 0-109 0-164 0 5-52 50-90 104-90 20 0 41 0 60 0 7 0 14 0 14-7 0-8-7-8-14-8-19 0-40 0-60 0-67 0-119 51-119 112 0 62 52 112 119 112 20 0 41 0 60 0 7 0 14 0 14-7 0-8-7-8-14-8-19 0-40 0-60 0-54 0-99-37-104-89 55 0 109 0 164 0z"><text:p/></draw:path><draw:path draw:style-name="gr714" draw:text-style-name="P131" svg:width="0.192cm" svg:height="0.174cm" svg:x="12.336cm" svg:y="1.974cm" svg:viewBox="0 0 193 175" svg:d="M118 54c2-10 11-45 38-45 1 0 11 0 19 4-11 2-19 12-19 21 0 7 5 13 16 13 7 0 21-6 21-22 0-19-24-25-37-25-22 0-36 20-40 29-10-26-31-29-42-29-40 0-62 50-62 59 0 4 3 4 5 4 3 0 4 0 4-4 13-41 38-50 52-50 7 0 21 3 21 25 0 12-7 38-21 93-6 23-20 39-37 39-2 0-11 0-19-4 9-2 18-10 18-21s-9-14-14-14c-12 0-21 11-21 23 0 17 19 25 36 25 26 0 40-28 41-30 4 15 18 30 42 30 39 0 61-50 61-59 0-5-3-5-4-5-4 0-4 2-5 5-14 41-40 50-52 50-14 0-21-12-21-25 0-9 2-17 7-34 4-18 8-35 13-53z"><text:p/></draw:path><draw:path draw:style-name="gr715" draw:text-style-name="P131" svg:width="0.214cm" svg:height="0.239cm" svg:x="12.653cm" svg:y="1.914cm" svg:viewBox="0 0 215 240" svg:d="M212 15c3-5 3-5 3-7 0-5-4-8-8-8-3 0-7 2-9 9-31 68-60 136-91 204-30-68-61-137-90-205-4-7-7-8-9-8-5 0-8 3-8 8 0 1 0 1 2 6 32 73 64 144 96 217 3 7 5 9 9 9 5 0 6-3 9-9 31-71 64-144 96-216z"><text:p/></draw:path><draw:path draw:style-name="gr716" draw:text-style-name="P131" svg:width="0.177cm" svg:height="0.249cm" svg:x="12.986cm" svg:y="1.974cm" svg:viewBox="0 0 178 250" svg:d="M177 23c1-5 1-5 1-9 0-6-5-10-11-10-4 0-10 3-14 8 0 2-3 14-4 21-4 10-6 21-8 31-6 23-12 46-18 69-2 7-18 33-44 33-20 0-24-16-24-31 0-17 7-41 20-76 6-16 8-19 8-27 0-18-13-32-32-32-37 0-51 56-51 59 0 4 3 4 4 4 5 0 5 0 7-7 10-36 25-47 39-47 3 0 9 0 9 12 0 10-3 20-6 26-16 42-22 64-22 82 0 34 24 46 47 46 14 0 28-7 39-18-5 20-10 40-26 60-10 13-24 24-41 24-6 0-24-1-30-15 6 0 11 0 16-6 5-3 8-8 8-15 0-12-10-14-14-14-9 0-22 6-22 26 0 18 17 33 42 33 39 0 79-35 90-79 12-50 25-98 37-148z"><text:p/></draw:path><draw:path draw:style-name="gr717" draw:text-style-name="P131" svg:width="0.193cm" svg:height="0.223cm" svg:x="13.318cm" svg:y="1.935cm" svg:viewBox="0 0 194 224" svg:d="M180 120c7 0 14 0 14-8 0-7-7-7-14-7-55 0-108 0-163 0 4-52 49-90 103-90 20 0 41 0 60 0 7 0 14 0 14-7 0-8-7-8-14-8-20 0-40 0-61 0-66 0-119 51-119 112 0 62 53 112 119 112 21 0 41 0 61 0 7 0 14 0 14-7 0-8-7-8-14-8-19 0-40 0-60 0-54 0-99-37-103-89 55 0 108 0 163 0z"><text:p/></draw:path><draw:path draw:style-name="gr718" draw:text-style-name="P131" svg:width="0.275cm" svg:height="0.263cm" svg:x="13.667cm" svg:y="1.88cm" svg:viewBox="0 0 276 264" svg:d="M45 234c-3 15-4 18-35 18-7 0-10 0-10 8 0 4 3 4 10 4 46 0 92 0 139 0 60 0 106-45 106-84 0-27-22-49-60-53 40-8 81-37 81-73 0-29-25-54-71-54-44 0-87 0-131 0-7 0-11 0-11 8 0 4 3 4 11 4 1 0 7 0 14 1 8 0 11 1 11 6 0 2 0 3-1 7-18 70-35 139-53 208zM105 122c7-32 15-64 23-96 3-13 4-14 21-14 16 0 34 0 50 0 34 0 42 23 42 40 0 34-33 70-80 70-19 0-38 0-56 0zM87 252c-6 0-7 0-9 0-4 0-5-1-5-4 0-2 0-2 2-9 9-37 17-72 26-108 24 0 50 0 74 0 37 0 44 29 44 45 0 39-34 76-80 76-18 0-34 0-52 0z"><text:p/></draw:path><draw:path draw:style-name="gr719" draw:text-style-name="P131" svg:width="0.089cm" svg:height="0.385cm" svg:x="13.985cm" svg:y="1.856cm" svg:viewBox="0 0 90 386" svg:d="M90 193c0-30-4-77-25-120-23-49-57-73-61-73-2 0-4 1-4 3 0 1 0 3 8 9 38 39 60 100 60 181 0 66-14 134-62 182-6 6-6 6-6 7 0 3 2 4 4 4 4 0 39-26 62-76 20-42 24-84 24-117z"><text:p/></draw:path><draw:path draw:style-name="gr720" draw:text-style-name="P131" svg:width="0.1cm" svg:height="0.463cm" svg:x="18.336cm" svg:y="1.815cm" svg:viewBox="0 0 101 464" svg:d="M101 460c0-1-1-2-2-3-18-19-44-51-60-114-9-35-13-75-13-111 0-101 25-173 71-223 4-3 4-3 4-5 0-4-3-4-5-4-6 0-27 23-32 30-39 46-64 116-64 202 0 55 10 132 61 198 3 5 28 34 35 34 2 0 5 0 5-4z"><text:p/></draw:path><draw:path draw:style-name="gr721" draw:text-style-name="P131" svg:width="0.259cm" svg:height="0.263cm" svg:x="18.597cm" svg:y="1.88cm" svg:viewBox="0 0 260 264" svg:d="M0 0c0 4 0 8 0 12 3 0 6 0 9 0 30 0 31 5 31 19 0 68 0 135 0 203 0 14-1 18-31 18-3 0-6 0-9 0 0 4 0 8 0 12 47 0 95 0 142 0 65 0 118-57 118-130s-52-134-118-134c-47 0-95 0-142 0zM92 252c-18 0-19-2-19-15 0-70 0-140 0-209 0-14 1-16 19-16 14 0 26 0 39 0 23 0 51 9 70 36 17 22 20 57 20 86 0 43-8 66-21 85-7 11-29 33-69 33-13 0-25 0-39 0z"><text:p/></draw:path><draw:path draw:style-name="gr722" draw:text-style-name="P131" svg:width="0.149cm" svg:height="0.176cm" svg:x="18.889cm" svg:y="1.971cm" svg:viewBox="0 0 150 177" svg:d="M32 76c3-58 35-68 48-68 40 0 44 53 44 68-30 0-61 0-92 0zM32 84c36 0 71 0 108 0 9 0 10 0 10-8 0-39-21-76-70-76-45 0-80 40-80 88 0 52 41 89 85 89 47 0 65-43 65-50 0-4-4-5-6-5-3 0-4 2-4 6-15 39-49 39-53 39-19 0-34-11-43-25-12-19-12-44-12-58z"><text:p/></draw:path><draw:path draw:style-name="gr723" draw:text-style-name="P131" svg:width="0.325cm" svg:height="0.263cm" svg:x="19.193cm" svg:y="1.88cm" svg:viewBox="0 0 326 264" svg:d="M79 9c-3-9-4-9-13-9-22 0-44 0-66 0 0 4 0 8 0 12 3 0 7 0 10 0 30 0 31 5 31 19 0 64 0 129 0 192 0 11 0 29-41 29 0 4 0 8 0 12 14 0 33-1 46-1 12 0 31 1 45 1 0-4 0-8 0-12-40 0-40-18-40-29 0-69 0-138 0-208h1c31 81 61 160 92 240 2 6 5 9 8 9 4 0 5-3 8-8 31-81 62-162 94-244h1c0 74 0 149 0 222 0 14-1 18-31 18-3 0-6 0-9 0 0 4 0 8 0 12 14-1 40-1 56-1 15 0 40 0 55 1 0-4 0-8 0-12-4 0-6 0-9 0-30 0-31-4-31-18 0-68 0-135 0-203 0-14 1-19 31-19 3 0 5 0 9 0 0-4 0-8 0-12-22 0-43 0-65 0-10 0-10 0-13 8-29 72-57 145-85 218-28-73-56-145-84-217z"><text:p/></draw:path><draw:path draw:style-name="gr724" draw:text-style-name="P131" svg:width="0.171cm" svg:height="0.176cm" svg:x="19.544cm" svg:y="1.971cm" svg:viewBox="0 0 172 177" svg:d="M172 90c0-49-39-90-86-90-49 0-86 42-86 90 0 50 41 87 86 87 47 0 86-37 86-87zM86 167c-17 0-33-7-44-25-9-18-9-41-9-55 0-15 0-36 9-53 10-17 28-26 44-26 17 0 34 9 44 25 10 17 10 40 10 54s0 35-9 52-25 28-45 28z"><text:p/></draw:path><draw:path draw:style-name="gr725" draw:text-style-name="P131" svg:width="0.129cm" svg:height="0.17cm" svg:x="19.737cm" svg:y="1.974cm" svg:viewBox="0 0 130 171" svg:d="M54 42c0-14 0-28 0-42-18 1-36 3-54 4 0 5 0 8 0 13 28 0 31 2 31 20 0 35 0 70 0 104 0 17-5 17-31 17 0 5 0 8 0 13 15 0 33-2 44-2 15 0 34 0 50 2 0-5 0-8 0-13-4 0-6 0-9 0-29 0-29-4-29-17 0-20 0-40 0-60 0-38 16-72 45-72 4 0 4 0 5 0-1 0-9 4-9 15 0 10 8 17 16 17 7 0 17-6 17-18s-12-23-29-23c-27 0-42 25-47 42z"><text:p/></draw:path><draw:path draw:style-name="gr726" draw:text-style-name="P131" svg:width="0.175cm" svg:height="0.253cm" svg:x="19.889cm" svg:y="1.969cm" svg:viewBox="0 0 176 254" svg:d="M75 109c-34 0-34-39-34-48 0-10 1-22 6-32 4-5 12-16 28-16 33 0 33 39 33 48 0 11 0 23-6 33-3 4-12 15-27 15zM30 123c0-1 0-10 6-17 16 11 31 12 39 12 36 0 63-28 63-57 0-15-7-29-17-38 14-13 29-14 35-14 1 0 4 0 5 0-5 1-7 5-7 10 0 6 6 12 11 12 4 0 11-3 11-12 0-7-4-19-20-19-7 0-24 2-40 18-17-12-32-14-41-14-36 0-63 27-63 57 0 17 9 31 19 39-6 7-12 19-12 32 0 12 4 28 16 35-23 7-35 23-35 39 0 27 39 48 85 48s86-19 86-49c0-14-5-33-25-44-21-11-43-11-67-11-10 0-26 0-28 0-12-1-21-14-21-27zM86 245c-40 0-66-19-66-39 0-18 14-32 32-33 7 0 15 0 23 0 33 0 76 0 76 33 0 21-28 39-65 39z"><text:p/></draw:path><draw:path draw:style-name="gr727" draw:text-style-name="P131" svg:width="0.174cm" svg:height="0.176cm" svg:x="20.087cm" svg:y="1.971cm" svg:viewBox="0 0 175 177" svg:d="M113 143c1 15 12 32 30 32 8 0 32-6 32-36 0-8 0-15 0-22-3 0-7 0-10 0 0 7 0 14 0 22 0 22-10 24-14 24-12 0-15-17-15-19 0-26 0-52 0-78 0-15 0-31-13-45-15-15-34-21-53-21-31 0-58 18-58 43 0 12 8 19 18 19 11 0 17-8 17-18 0-4-2-18-19-18 9-14 29-18 41-18 19 0 41 15 41 49 0 5 0 10 0 15-20 1-46 2-70 14-30 13-40 33-40 50 0 31 37 41 63 41 25 0 43-15 50-34zM110 80c0 14 0 26 0 39 0 36-27 49-45 49-19 0-35-13-35-33 0-21 16-52 80-55z"><text:p/></draw:path><draw:path draw:style-name="gr728" draw:text-style-name="P131" svg:width="0.193cm" svg:height="0.17cm" svg:x="20.277cm" svg:y="1.974cm" svg:viewBox="0 0 194 171" svg:d="M30 37c0 35 0 70 0 104 0 17-5 17-30 17 0 5 0 8 0 13 13 0 33-2 43-2s31 2 44 2c0-5 0-8 0-13-26 0-31 0-31-17 0-23 0-47 0-71 0-40 28-61 53-61 24 0 29 20 29 43 0 29 0 59 0 89 0 17-5 17-31 17 0 5 0 8 0 13 14 0 34-2 44-2s29 2 43 2c0-5 0-8 0-13-20 0-30 0-30-11 0-24 0-49 0-73 0-34 0-46-12-60-6-6-18-14-41-14-28 0-46 17-57 41 0-13 0-28 0-41-18 1-36 3-54 4 0 5 0 8 0 13 26 0 30 2 30 20z"><text:p/></draw:path><draw:path draw:style-name="gr729" draw:text-style-name="P131" svg:width="0.1cm" svg:height="0.463cm" svg:x="20.496cm" svg:y="1.815cm" svg:viewBox="0 0 101 464" svg:d="M101 232c0-55-10-132-60-198-5-4-29-34-37-34-1 0-4 1-4 4 0 2 1 3 2 4 19 21 44 51 60 113 8 35 13 75 13 111 0 39-5 78-14 117-15 54-38 84-58 106-3 4-2 4-3 5 0 3 3 4 4 4 7 0 28-24 32-29 40-47 65-116 65-203z"><text:p/></draw:path><draw:path draw:style-name="gr730" draw:text-style-name="P131" svg:width="0.342cm" svg:height="0.212cm" svg:x="-0.001cm" svg:y="2.562cm" svg:viewBox="0 0 343 213" svg:d="M330 152c7 0 13 0 13-8s-6-8-14-8c-81 0-164 0-245 0-17-14-37-24-49-29 15-7 33-17 49-30 81 0 164 0 245 0 8 0 14 0 14-8 0-7-6-7-13-7-76 0-153 0-229 0 19-18 39-52 39-58 0-4-5-4-8-4-2 0-5 0-7 3-8 16-18 36-44 59-27 23-52 33-72 39-7 2-8 2-8 4-1 0-1 1-1 2s0 1 0 2l1 1c1 0 1 1 9 3 52 16 91 51 112 92 5 7 6 8 10 8 3 0 8 0 8-4 0-5-20-38-39-57 76 0 153 0 229 0z"><text:p/></draw:path><draw:path draw:style-name="gr731" draw:text-style-name="P131" svg:width="0.343cm" svg:height="0.212cm" svg:x="0.321cm" svg:y="2.562cm" svg:viewBox="0 0 344 213" svg:d="M260 77c16 14 36 24 49 30-14 6-33 16-49 29-82 0-164 0-246 0-6 0-14 0-14 8s8 8 14 8c76 0 152 0 228 0-18 17-38 52-38 57 0 4 5 4 7 4 4 0 6 0 8-3 8-15 19-35 44-58 26-23 52-33 73-40 6-2 6-2 7-3 1 0 1-1 1-2s0-1-1-2l-1-2c-1 0-1-1-9-3-51-15-90-50-112-91-4-8-4-9-10-9-2 0-7 0-7 4 0 6 19 39 38 58-76 0-152 0-228 0-6 0-14 0-14 7 0 8 8 8 14 8 82 0 164 0 246 0z"><text:p/></draw:path><draw:path draw:style-name="gr732" draw:text-style-name="P131" svg:width="0.088cm" svg:height="0.386cm" svg:x="0.832cm" svg:y="2.476cm" svg:viewBox="0 0 89 387" svg:d="M89 383c0-1 0-2-5-9-49-48-62-121-62-180 0-67 15-135 63-183 4-4 4-5 4-7 0-3-1-4-3-4-5 0-39 26-62 76-20 42-24 85-24 118 0 29 4 77 25 121 23 47 56 72 61 72 2 0 3-1 3-4z"><text:p/></draw:path><draw:path draw:style-name="gr733" draw:text-style-name="P131" svg:width="0.214cm" svg:height="0.276cm" svg:x="0.944cm" svg:y="2.498cm" svg:viewBox="0 0 215 277" svg:d="M212 14c3-4 3-4 3-6 0-4-4-8-8-8-5 0-7 4-9 9-11 28-21 56-32 85-39 0-78 0-118 0-11-29-20-57-31-85-3-6-5-9-9-9-5 0-8 4-8 8 0 1 0 1 2 6 32 85 64 170 96 254 2 5 4 9 10 9 4 0 6-4 8-9 31-84 64-169 96-254zM55 109c35 0 69 0 105 0-18 46-35 92-52 139-18-47-35-93-53-139z"><text:p/></draw:path><draw:path draw:style-name="gr734" draw:text-style-name="P131" svg:width="0.177cm" svg:height="0.249cm" svg:x="1.17cm" svg:y="2.596cm" svg:viewBox="0 0 178 250" svg:d="M177 23c1-5 1-6 1-9 0-6-5-11-11-11-3 0-10 4-13 9-1 2-4 13-5 21-4 10-6 20-8 31-6 23-12 46-18 69-1 6-17 33-44 33-20 0-23-16-23-31 0-18 6-41 19-76 6-16 8-20 8-28 0-17-13-31-31-31-38 0-52 55-52 59s3 3 4 4c5 0 5-1 7-7 11-36 26-48 40-48 2 0 8 0 8 13 0 9-3 19-6 26-16 41-22 63-22 82 0 34 24 46 47 46 16 0 29-7 39-18-5 20-9 39-25 60-11 13-25 24-42 24-6 0-24-1-30-17 6 0 11 0 16-4 5-3 8-9 8-15 0-12-10-15-14-15-9 0-21 7-21 26s16 34 41 34c39 0 79-35 90-79 12-50 25-98 37-148z"><text:p/></draw:path><draw:path draw:style-name="gr735" draw:text-style-name="P131" svg:width="0.04cm" svg:height="0.04cm" svg:x="1.395cm" svg:y="2.725cm" svg:viewBox="0 0 41 41" svg:d="M41 20c0-11-9-20-20-20s-21 9-21 20 10 21 21 21 20-10 20-21z"><text:p/></draw:path><draw:path draw:style-name="gr736" draw:text-style-name="P131" svg:width="0.089cm" svg:height="0.386cm" svg:x="1.508cm" svg:y="2.476cm" svg:viewBox="0 0 90 387" svg:d="M90 383c0-1 0-2-6-9-49-48-61-121-61-180 0-67 14-135 62-183 5-4 5-5 5-7 0-3-1-4-4-4s-39 26-61 76c-19 42-25 85-25 118 0 29 4 77 26 121 24 47 57 72 60 72s4-1 4-4z"><text:p/></draw:path><draw:path draw:style-name="gr737" draw:text-style-name="P131" svg:width="0.177cm" svg:height="0.249cm" svg:x="1.631cm" svg:y="2.596cm" svg:viewBox="0 0 178 250" svg:d="M177 23c1-5 1-6 1-9 0-6-4-11-11-11-3 0-10 4-13 9-1 2-4 13-5 21-3 10-6 20-8 31-6 23-12 46-18 69-1 6-17 33-43 33-19 0-24-16-24-31 0-18 7-41 20-76 5-16 8-20 8-28 0-17-14-31-32-31-38 0-52 55-52 59s4 4 6 4c3 0 4-1 5-7 11-36 26-48 40-48 3 0 10 0 10 13 0 9-5 19-7 26-15 41-23 63-23 82 0 34 24 46 47 46 16 0 29-7 40-18-6 20-10 39-26 60-9 13-25 24-42 24-6 0-24-1-30-17 6 0 12 0 17-4 4-3 8-9 8-15 0-12-11-15-14-15-10 0-22 7-22 26s16 34 41 34c39 0 79-35 90-79 12-50 25-98 37-148z"><text:p/></draw:path><draw:path draw:style-name="gr738" draw:text-style-name="P131" svg:width="0.193cm" svg:height="0.223cm" svg:x="1.963cm" svg:y="2.557cm" svg:viewBox="0 0 194 224" svg:d="M179 120c7 0 15 0 15-8 0-7-8-7-15-7-55 0-109 0-164 0 6-52 50-90 105-90 20 0 40 0 59 0 7 0 15 0 15-7 0-8-8-8-15-8-19 0-40 0-60 0-66 0-119 51-119 112 0 62 53 112 119 112 20 0 41 0 60 0 7 0 15 0 15-7 0-8-8-8-15-8-19 0-39 0-59 0-55 0-99-37-105-89 55 0 109 0 164 0z"><text:p/></draw:path><draw:path draw:style-name="gr739" draw:text-style-name="P131" svg:width="0.192cm" svg:height="0.174cm" svg:x="2.307cm" svg:y="2.596cm" svg:viewBox="0 0 193 175" svg:d="M118 54c2-10 11-46 38-46 2 0 11 0 19 5-10 2-18 11-18 21 0 6 4 13 15 13 8 0 21-6 21-22 0-21-24-25-37-25-22 0-35 20-40 29-9-26-30-29-42-29-40 0-62 50-62 59 0 4 3 4 5 4 3 0 4-1 5-5 13-40 39-50 52-50 6 0 21 3 21 26 0 12-7 38-21 91-7 25-20 41-38 41-2 0-11 0-18-5 10-1 17-10 17-21 0-10-7-13-14-13-11 0-21 9-21 23 0 17 19 25 36 25 26 0 40-28 41-30 4 15 19 30 42 30 39 0 61-51 61-59 0-5-3-5-4-5-3 0-4 2-5 5-13 41-39 50-51 50-15 0-22-12-22-25 0-9 2-18 7-34 4-18 8-35 13-53z"><text:p/></draw:path><draw:path draw:style-name="gr740" draw:text-style-name="P131" svg:width="0.342cm" svg:height="0.201cm" svg:x="2.646cm" svg:y="2.567cm" svg:viewBox="0 0 343 202" svg:d="M300 109c-21 16-32 32-34 37-17 27-21 51-21 52 0 4 5 4 8 4 7 0 7-1 9-7 9-39 32-71 75-88 5-2 6-4 6-6s-2-3-3-4c-18-7-64-25-79-90-1-6-1-7-8-7-3 0-8 0-8 6 7 16 4 24 20 50 8 11 19 25 35 38-95 0-191 0-287 0-6 0-13 0-13 7 0 8 7 8 13 8 96 0 192 0 287 0z"><text:p/></draw:path><draw:path draw:style-name="gr741" draw:text-style-name="P131" svg:width="0.177cm" svg:height="0.249cm" svg:x="3.129cm" svg:y="2.596cm" svg:viewBox="0 0 178 250" svg:d="M177 23c1-5 1-6 1-9 0-6-4-11-11-11-3 0-10 4-13 9-1 2-4 13-5 21-3 10-6 20-8 31-6 23-12 46-18 69-1 6-17 33-44 33-18 0-23-16-23-31 0-18 7-41 20-76 5-16 8-20 8-28 0-17-14-31-32-31-38 0-52 55-52 59s4 4 6 4c3 0 4-1 5-7 11-36 26-48 40-48 3 0 10 0 10 13 0 9-5 19-7 26-15 41-23 63-23 82 0 34 24 46 47 46 16 0 29-7 40-18-6 20-10 39-26 60-9 13-25 24-42 24-6 0-24-1-30-17 6 0 12 0 16-4 5-3 9-9 9-15 0-12-11-15-14-15-10 0-22 7-22 26s16 34 41 34c39 0 79-35 90-79 12-50 25-98 37-148z"><text:p/></draw:path><draw:path draw:style-name="gr742" draw:text-style-name="P131" svg:width="0.193cm" svg:height="0.223cm" svg:x="3.461cm" svg:y="2.557cm" svg:viewBox="0 0 194 224" svg:d="M179 120c7 0 15 0 15-8 0-7-8-7-15-7-55 0-109 0-164 0 6-52 50-90 105-90 20 0 40 0 59 0 7 0 15 0 15-7 0-8-8-8-15-8-19 0-40 0-60 0-66 0-119 51-119 112 0 62 53 112 119 112 20 0 41 0 60 0 7 0 15 0 15-7 0-8-8-8-15-8-19 0-39 0-59 0-55 0-99-37-105-89 55 0 109 0 164 0z"><text:p/></draw:path><draw:path draw:style-name="gr743" draw:text-style-name="P131" svg:width="0.264cm" svg:height="0.276cm" svg:x="3.808cm" svg:y="2.489cm" svg:viewBox="0 0 265 277" svg:d="M56 232c-15 27-31 32-48 33-5 0-8 0-8 8 0 2 2 4 6 4 9 0 22-1 33-1 12 0 26 1 38 1 2 0 8 0 8-7 0-5-5-5-7-5-9-1-19-4-19-13 0-6 4-9 6-14 10-17 20-33 30-50 32 0 65 0 96 0 2 8 7 61 7 64 0 12-20 13-27 13-6 0-10 0-10 8 0 4 4 4 5 4 17 0 33-1 49-1 9 0 34 1 44 1 2 0 6 0 6-7 0-5-3-5-9-5-24 0-24-2-25-14-8-80-15-161-23-241-1-8-1-10-8-10-6 0-7 3-10 7-45 74-89 150-134 225zM102 176c26-43 51-85 76-128 5 43 8 85 12 128-29 0-58 0-88 0z"><text:p/></draw:path><draw:path draw:style-name="gr744" draw:text-style-name="P131" svg:width="0.089cm" svg:height="0.386cm" svg:x="4.106cm" svg:y="2.476cm" svg:viewBox="0 0 90 387" svg:d="M90 194c0-30-4-77-25-121-23-48-57-73-61-73-2 0-4 2-4 4s0 3 8 9c37 39 59 100 59 181 0 66-14 134-61 182-6 5-6 6-6 7 0 2 2 4 4 4 4 0 39-26 62-76 20-41 24-84 24-117z"><text:p/></draw:path><draw:path draw:style-name="gr745" draw:text-style-name="P131" svg:width="0.215cm" svg:height="0.239cm" svg:x="4.341cm" svg:y="2.535cm" svg:viewBox="0 0 216 240" svg:d="M117 8c-4-7-6-8-9-8-5 0-7 2-9 8-32 72-64 144-96 216-2 5-3 6-3 8 0 3 4 8 8 8 3 0 6-1 9-9 30-68 60-136 91-205 31 69 60 137 91 205 3 9 7 9 9 9 4 0 8-5 8-8 0-1 0-2-3-6-31-73-64-146-96-218z"><text:p/></draw:path><draw:path draw:style-name="gr746" draw:text-style-name="P131" svg:width="0.089cm" svg:height="0.386cm" svg:x="4.702cm" svg:y="2.476cm" svg:viewBox="0 0 90 387" svg:d="M90 383c0-1 0-2-6-9-49-48-61-121-61-180 0-67 14-135 62-183 5-4 5-5 5-7 0-3-2-4-4-4-3 0-39 26-62 76-20 42-24 85-24 118 0 29 4 77 25 121 25 47 58 72 61 72 2 0 4-1 4-4z"><text:p/></draw:path><draw:path draw:style-name="gr747" draw:text-style-name="P131" svg:width="0.215cm" svg:height="0.276cm" svg:x="4.814cm" svg:y="2.498cm" svg:viewBox="0 0 216 277" svg:d="M213 14c3-4 3-4 3-6 0-4-4-8-9-8s-7 4-9 9c-11 28-21 56-32 85-39 0-78 0-118 0-11-29-20-57-31-85-3-6-4-9-9-9-4 0-8 4-8 8 0 1 0 1 2 6 32 85 65 170 97 254 1 5 3 9 9 9 5 0 6-4 9-9 32-84 65-169 96-254zM55 109c35 0 70 0 106 0-18 46-36 92-53 139-18-47-35-93-53-139z"><text:p/></draw:path><draw:path draw:style-name="gr748" draw:text-style-name="P131" svg:width="0.177cm" svg:height="0.249cm" svg:x="5.041cm" svg:y="2.596cm" svg:viewBox="0 0 178 250" svg:d="M176 23c2-5 2-6 2-9 0-6-5-11-12-11-3 0-10 4-13 9-1 2-3 13-6 21-2 10-5 20-7 31-6 23-12 46-18 69-1 6-17 33-43 33-20 0-24-16-24-31 0-18 7-41 20-76 5-16 8-20 8-28 0-17-13-31-32-31-37 0-51 55-51 59s3 4 4 4c4 0 5-1 6-7 11-36 26-48 40-48 3 0 9 0 9 13 0 9-4 19-6 26-16 41-23 63-23 82 0 34 24 46 47 46 15 0 29-7 40-18-6 20-10 39-26 60-10 13-25 24-43 24-5 0-23-1-29-17 6 0 12 0 17-4 4-3 8-9 8-15 0-12-11-15-14-15-9 0-22 7-22 26s16 34 40 34c40 0 81-35 91-79 12-50 25-98 37-148z"><text:p/></draw:path><draw:path draw:style-name="gr749" draw:text-style-name="P131" svg:width="0.041cm" svg:height="0.04cm" svg:x="5.265cm" svg:y="2.725cm" svg:viewBox="0 0 42 41" svg:d="M42 20c0-11-10-20-21-20s-21 9-21 20 10 21 21 21 21-10 21-21z"><text:p/></draw:path><draw:path draw:style-name="gr750" draw:text-style-name="P131" svg:width="0.177cm" svg:height="0.249cm" svg:x="5.351cm" svg:y="2.596cm" svg:viewBox="0 0 178 250" svg:d="M177 23c1-5 1-6 1-9 0-6-5-11-11-11-4 0-10 4-13 9-1 2-4 13-5 21-4 10-6 20-8 31-6 23-12 46-18 69-2 6-18 33-44 33-20 0-24-16-24-31 0-18 7-41 20-76 6-16 8-20 8-28 0-17-13-31-32-31-37 0-51 55-51 59s3 3 4 4c5 0 5-1 7-7 10-36 25-48 39-48 3 0 9 0 9 13 0 9-3 19-6 26-16 41-22 63-22 82 0 34 24 46 47 46 14 0 28-7 39-18-5 20-10 39-26 60-10 13-24 24-41 24-6 0-24-1-30-17 6 0 11 0 16-4 5-3 8-9 8-15 0-12-10-15-14-15-9 0-22 7-22 26s17 34 42 34c39 0 79-35 90-79 12-50 25-98 37-148z"><text:p/></draw:path><draw:path draw:style-name="gr751" draw:text-style-name="P131" svg:width="0.192cm" svg:height="0.223cm" svg:x="5.683cm" svg:y="2.557cm" svg:viewBox="0 0 193 224" svg:d="M179 120c7 0 14 0 14-8 0-7-7-7-14-7-55 0-109 0-164 0 5-52 50-90 104-90 20 0 41 0 60 0 7 0 14 0 14-7 0-8-7-8-14-8-21 0-40 0-61 0-66 0-118 51-118 112 0 62 52 112 118 112 21 0 40 0 61 0 7 0 14 0 14-7 0-8-7-8-14-8-19 0-40 0-60 0-54 0-99-37-104-89 55 0 109 0 164 0z"><text:p/></draw:path><draw:path draw:style-name="gr752" draw:text-style-name="P131" svg:width="0.192cm" svg:height="0.174cm" svg:x="6.028cm" svg:y="2.596cm" svg:viewBox="0 0 193 175" svg:d="M118 54c2-10 11-46 37-46 2 0 12 0 20 5-11 2-19 11-19 21 0 6 5 13 16 13 7 0 21-6 21-22 0-21-24-25-37-25-23 0-36 20-40 29-10-26-31-29-42-29-41 0-63 50-63 59 0 4 4 4 6 4s3-1 4-5c13-40 38-50 52-50 7 0 21 3 21 26 0 12-7 38-21 91-6 25-20 41-37 41-2 0-11 0-19-5 9-1 18-10 18-21 0-10-9-13-14-13-12 0-21 9-21 23 0 17 19 25 36 25 26 0 39-28 40-30 5 15 19 30 42 30 40 0 62-51 62-59 0-5-4-5-5-5-3 0-3 2-4 5-14 41-40 50-52 50-16 0-21-12-21-25 0-9 2-18 7-34 4-18 8-35 13-53z"><text:p/></draw:path><draw:path draw:style-name="gr753" draw:text-style-name="P131" svg:width="0.342cm" svg:height="0.201cm" svg:x="6.365cm" svg:y="2.567cm" svg:viewBox="0 0 343 202" svg:d="M301 109c-20 16-31 32-35 37-17 27-20 51-20 52 0 4 5 4 8 4 7 0 7-1 8-7 9-39 32-71 76-88 4-2 5-4 5-6s-2-4-3-4c-17-7-64-25-78-90-1-6-1-7-8-7-3 0-8 0-8 6 7 16 4 24 20 50 8 11 19 25 35 38-95 0-191 0-287 0-7 0-14 0-14 7 0 8 7 8 14 8 96 0 192 0 287 0z"><text:p/></draw:path><draw:path draw:style-name="gr754" draw:text-style-name="P131" svg:width="0.118cm" svg:height="0.245cm" svg:x="6.847cm" svg:y="2.523cm" svg:viewBox="0 0 119 246" svg:d="M70 87c13 0 25 0 37 0 7 0 12 0 12-8 0-4-5-4-11-4-11 0-23 0-34 0 14-54 15-63 15-65 0-7-4-10-11-10-1 0-12 0-15 14-5 20-10 41-15 61-12 0-25 0-37 0-8 0-11 0-11 8 0 4 3 4 11 4 11 0 23 0 34 0-28 110-30 117-30 123 0 21 15 36 36 36 39 0 61-57 61-59 0-4-3-4-4-4-3 0-5 1-6 5-16 41-37 50-50 50-8 0-12-6-12-18 0-10 1-12 2-19 10-38 19-76 28-114z"><text:p/></draw:path><draw:path draw:style-name="gr755" draw:text-style-name="P131" svg:width="0.192cm" svg:height="0.223cm" svg:x="7.118cm" svg:y="2.557cm" svg:viewBox="0 0 193 224" svg:d="M179 120c7 0 14 0 14-8 0-7-7-7-14-7-55 0-109 0-164 0 5-52 50-90 104-90 20 0 41 0 60 0 7 0 14 0 14-7 0-8-7-8-14-8-21 0-40 0-61 0-66 0-118 51-118 112 0 62 52 112 118 112 21 0 40 0 61 0 7 0 14 0 14-7 0-8-7-8-14-8-19 0-40 0-60 0-54 0-99-37-104-89 55 0 109 0 164 0z"><text:p/></draw:path><draw:path draw:style-name="gr756" draw:text-style-name="P131" svg:width="0.275cm" svg:height="0.263cm" svg:x="7.466cm" svg:y="2.501cm" svg:viewBox="0 0 276 264" svg:d="M46 233c-4 16-5 19-35 19-7 0-11 0-11 8 0 4 3 4 11 4 46 0 91 0 138 0 61 0 106-46 106-84 0-27-22-50-59-55 39-6 80-35 80-72 0-29-25-53-71-53-43 0-87 0-130 0-8 0-12 0-12 8 0 4 4 4 11 4 1 0 9 0 15 0 7 1 10 2 10 7 0 1 0 3-1 7-18 70-34 138-52 207zM105 122c7-32 15-64 23-96 4-13 4-14 21-14 16 0 34 0 50 0 34 0 42 22 42 40 0 34-33 70-80 70-19 0-38 0-56 0zM87 252c-6 0-7 0-9 0-3-1-5-1-5-4 0-2 0-3 2-9 9-37 17-72 26-108 24 0 50 0 74 0 37 0 44 29 44 45 0 39-34 76-79 76-18 0-35 0-53 0z"><text:p/></draw:path><draw:path draw:style-name="gr757" draw:text-style-name="P131" svg:width="0.088cm" svg:height="0.386cm" svg:x="7.785cm" svg:y="2.476cm" svg:viewBox="0 0 89 387" svg:d="M89 194c0-30-4-77-25-121-23-48-56-73-61-73-2 0-3 2-3 4s0 3 7 9c38 39 60 100 60 181 0 66-14 134-63 182-4 5-4 6-4 7 0 2 1 4 3 4 5 0 39-26 62-76 20-41 24-84 24-117z"><text:p/></draw:path><draw:path draw:style-name="gr758" draw:text-style-name="P131" svg:width="0.1cm" svg:height="0.462cm" svg:x="8.359cm" svg:y="2.438cm" svg:viewBox="0 0 101 463" svg:d="M101 460c0-1-1-2-2-3-18-19-44-51-59-114-10-35-14-75-14-111 0-101 25-173 72-223 3-3 2-3 3-5 0-4-3-4-4-4-7 0-28 23-32 30-40 46-65 115-65 202 0 55 10 132 61 198 3 5 28 33 36 33 1 0 4 0 4-3z"><text:p/></draw:path><draw:path draw:style-name="gr759" draw:text-style-name="P131" svg:width="0.214cm" svg:height="0.276cm" svg:x="8.477cm" svg:y="2.498cm" svg:viewBox="0 0 215 277" svg:d="M212 14c3-4 3-4 3-6 0-4-4-8-8-8-6 0-8 4-9 9-11 28-21 56-32 85-39 0-78 0-118 0-11-29-20-57-31-85-3-6-5-9-9-9-5 0-8 4-8 8 0 1 0 1 2 6 32 85 64 170 96 254 2 5 4 9 9 9s7-4 9-9c31-84 64-169 96-254zM55 109c35 0 69 0 105 0-18 46-36 92-53 139-18-47-34-93-52-139z"><text:p/></draw:path><draw:path draw:style-name="gr760" draw:text-style-name="P131" svg:width="0.192cm" svg:height="0.174cm" svg:x="8.703cm" svg:y="2.596cm" svg:viewBox="0 0 193 175" svg:d="M118 54c2-10 12-46 38-46 2 0 11 0 20 5-11 2-19 11-19 21 0 6 5 13 15 13 8 0 21-6 21-22 0-21-24-25-37-25-22 0-35 20-39 29-10-26-31-29-42-29-41 0-63 50-63 59 0 4 3 3 5 4 3 0 4-1 5-5 13-40 39-50 52-50 7 0 21 3 21 26 0 12-7 38-21 91-7 25-20 41-37 41-3 0-12 0-19-5 10-1 17-10 17-21 0-10-7-13-14-13-11 0-21 9-21 23 0 17 20 25 36 25 26 0 40-28 41-30 4 15 19 30 42 30 39 0 61-51 61-59 0-5-3-5-4-5-3 0-4 2-5 5-13 41-39 50-51 50-15 0-22-12-22-25 0-9 2-18 7-34 4-18 8-35 13-53z"><text:p/></draw:path><draw:path draw:style-name="gr761" draw:text-style-name="P131" svg:width="0.04cm" svg:height="0.04cm" svg:x="8.946cm" svg:y="2.725cm" svg:viewBox="0 0 41 41" svg:d="M41 20c0-11-9-20-20-20-12 0-21 9-21 20s9 21 21 21c11 0 20-10 20-21z"><text:p/></draw:path><draw:path draw:style-name="gr762" draw:text-style-name="P131" svg:width="0.264cm" svg:height="0.276cm" svg:x="9.034cm" svg:y="2.489cm" svg:viewBox="0 0 265 277" svg:d="M55 232c-15 27-30 32-47 33-5 0-8 0-8 8 0 2 1 4 4 4 11 0 24-1 35-1 12 0 25 1 38 1 2 0 7 0 7-7 0-5-4-5-6-5-9-1-19-4-19-13 0-6 3-9 6-14 10-17 20-33 30-50 32 0 65 0 96 0 2 8 7 61 7 64 0 12-21 13-29 13-5 0-8 0-8 8 0 4 4 4 5 4 16 0 32-1 49-1 9 0 34 1 42 1 4 0 8 0 8-7 0-5-4-5-9-5-24 0-24-2-25-14-8-80-16-161-24-241 0-8 0-10-7-10-6 0-7 3-10 7-45 74-90 150-135 225zM101 176c26-43 52-85 77-128 5 43 8 85 12 128-29 0-59 0-89 0z"><text:p/></draw:path><draw:path draw:style-name="gr763" draw:text-style-name="P131" svg:width="0.215cm" svg:height="0.239cm" svg:x="9.417cm" svg:y="2.535cm" svg:viewBox="0 0 216 240" svg:d="M117 8c-4-7-6-8-9-8-5 0-7 2-9 8-32 72-64 144-96 216-2 5-3 6-3 8 0 3 4 8 8 8 3 0 6-1 10-9 29-68 60-136 90-205 31 69 60 137 91 205 3 9 7 9 9 9 4 0 8-5 8-8 0-1 0-2-3-6-31-73-64-146-96-218z"><text:p/></draw:path><draw:path draw:style-name="gr764" draw:text-style-name="P131" svg:width="0.275cm" svg:height="0.263cm" svg:x="9.756cm" svg:y="2.501cm" svg:viewBox="0 0 276 264" svg:d="M46 233c-4 16-5 19-35 19-7 0-11 0-11 8 0 4 3 4 11 4 46 0 91 0 138 0 61 0 106-46 106-84 0-27-22-50-59-55 39-6 80-35 80-72 0-29-25-53-71-53-43 0-87 0-130 0-8 0-11 0-11 8 0 4 3 4 10 4 1 0 9 0 15 0 7 1 10 2 10 7 0 1 0 3-1 7-18 70-34 138-52 207zM105 122c7-32 16-64 24-96 3-13 3-14 21-14 16 0 33 0 49 0 34 0 42 22 42 40 0 34-33 70-80 70-19 0-38 0-56 0zM87 252c-6 0-7 0-9 0-3-1-4-1-4-4 0-2 0-3 1-9 9-37 19-72 27-108 25 0 49 0 73 0 37 0 44 29 44 45 0 39-34 76-79 76-18 0-35 0-53 0z"><text:p/></draw:path><draw:path draw:style-name="gr765" draw:text-style-name="P131" svg:width="0.342cm" svg:height="0.212cm" svg:x="10.288cm" svg:y="2.562cm" svg:viewBox="0 0 343 213" svg:d="M329 152c7 0 14 0 14-8s-7-8-14-8c-81 0-164 0-245 0-17-14-37-24-49-29 13-7 32-17 49-30 81 0 164 0 245 0 7 0 14 0 14-8 0-7-7-7-14-7-76 0-152 0-228 0 19-18 39-52 39-58 0-4-6-4-8-4-3 0-5 0-8 3-7 16-18 36-44 59s-51 33-72 39c-7 2-7 2-8 4 0 1 0 1 0 2s0 1 0 2l1 1c1 0 1 1 9 3 52 16 90 51 112 92 5 7 5 8 10 8 2 0 8 0 8-4 0-5-20-38-39-57 76 0 152 0 228 0z"><text:p/></draw:path><draw:path draw:style-name="gr766" draw:text-style-name="P131" svg:width="0.342cm" svg:height="0.212cm" svg:x="10.609cm" svg:y="2.562cm" svg:viewBox="0 0 343 213" svg:d="M260 77c16 14 36 24 48 30-13 6-33 16-48 29-82 0-164 0-246 0-6 0-14 0-14 8s7 8 13 8c76 0 153 0 229 0-19 17-38 52-38 57 0 4 5 4 7 4s6 0 7-3c9-15 20-35 44-58 27-23 53-33 72-40 7-2 8-2 8-3 1 0 1-1 1-2s0-1 0-2l-1-2c-1 0-1-1-9-3-51-15-91-50-112-91-4-8-4-9-10-9-2 0-7 0-7 4 0 6 19 39 38 58-76 0-153 0-229 0-6 0-13 0-13 7 0 8 8 8 14 8 82 0 164 0 246 0z"><text:p/></draw:path><draw:path draw:style-name="gr767" draw:text-style-name="P131" svg:width="0.089cm" svg:height="0.386cm" svg:x="11.227cm" svg:y="2.476cm" svg:viewBox="0 0 90 387" svg:d="M90 383c0-1 0-2-6-9-49-48-61-121-61-180 0-67 14-135 62-183 5-4 5-5 5-7 0-3-2-4-4-4-3 0-39 26-62 76-20 42-24 85-24 118 0 29 4 77 25 121 25 47 58 72 61 72 2 0 4-1 4-4z"><text:p/></draw:path><draw:path draw:style-name="gr768" draw:text-style-name="P131" svg:width="0.215cm" svg:height="0.276cm" svg:x="11.34cm" svg:y="2.498cm" svg:viewBox="0 0 216 277" svg:d="M213 14c3-4 3-4 3-6 0-4-4-8-8-8-6 0-8 4-10 9-11 28-21 56-32 85-39 0-78 0-118 0-11-29-20-57-31-85-3-6-4-9-9-9-4 0-8 4-8 8 0 1 0 1 2 6 32 85 65 170 97 254 2 5 3 9 9 9 5 0 6-4 9-9 32-84 65-169 96-254zM55 109c35 0 70 0 106 0-18 46-36 92-53 139-18-47-35-93-53-139z"><text:p/></draw:path><draw:path draw:style-name="gr769" draw:text-style-name="P131" svg:width="0.192cm" svg:height="0.174cm" svg:x="11.566cm" svg:y="2.596cm" svg:viewBox="0 0 193 175" svg:d="M118 54c2-10 11-46 38-46 1 0 11 0 19 5-11 2-19 11-19 21 0 6 5 13 16 13 7 0 21-6 21-22 0-21-24-25-37-25-22 0-36 20-40 29-10-26-31-29-42-29-41 0-63 50-63 59 0 4 4 4 6 4s4-1 4-5c13-40 38-50 52-50 7 0 21 3 21 26 0 12-7 38-21 91-6 25-20 41-37 41-2 0-11 0-19-5 9-1 18-10 18-21 0-10-9-13-14-13-12 0-21 9-21 23 0 17 19 25 36 25 26 0 39-28 41-30 4 15 18 30 41 30 40 0 62-51 62-59 0-5-3-5-5-5-3 0-3 2-4 5-14 41-40 50-52 50-16 0-21-12-21-25 0-9 2-18 7-34 4-18 8-35 13-53z"><text:p/></draw:path><draw:path draw:style-name="gr770" draw:text-style-name="P131" svg:width="0.041cm" svg:height="0.04cm" svg:x="11.808cm" svg:y="2.725cm" svg:viewBox="0 0 42 41" svg:d="M42 20c0-11-10-20-21-20s-21 9-21 20 10 21 21 21 21-10 21-21z"><text:p/></draw:path><draw:path draw:style-name="gr771" draw:text-style-name="P131" svg:width="0.264cm" svg:height="0.276cm" svg:x="11.896cm" svg:y="2.489cm" svg:viewBox="0 0 265 277" svg:d="M56 232c-15 27-31 32-47 33-6 0-9 0-9 8 0 2 2 4 6 4 9 0 22-1 33-1 13 0 26 1 38 1 2 0 8 0 8-7 0-5-4-5-7-5-9-1-17-4-17-13 0-6 2-9 5-14 10-17 19-33 29-50 32 0 65 0 96 0 2 8 7 61 7 64 0 12-20 13-27 13-6 0-10 0-10 8 0 4 3 3 5 4 17 0 33-1 49-1 9 0 34 1 44 1 2 0 6 0 6-7 0-5-3-5-9-5-24 0-24-2-25-14-8-80-15-161-23-241-1-8-1-10-8-10-5 0-7 3-10 7-45 74-89 150-134 225zM102 176c26-43 51-85 76-128 5 43 8 85 12 128-29 0-58 0-88 0z"><text:p/></draw:path><draw:path draw:style-name="gr772" draw:text-style-name="P131" svg:width="0.089cm" svg:height="0.386cm" svg:x="12.194cm" svg:y="2.476cm" svg:viewBox="0 0 90 387" svg:d="M90 194c0-30-4-77-25-121-23-48-57-73-61-73-2 0-4 2-4 4s0 3 8 9c38 39 60 100 60 181 0 66-14 134-62 182-6 5-6 6-6 7 0 2 2 4 4 4 4 0 39-26 62-76 20-41 24-84 24-117z"><text:p/></draw:path><draw:path draw:style-name="gr773" draw:text-style-name="P131" svg:width="0.214cm" svg:height="0.239cm" svg:x="12.431cm" svg:y="2.535cm" svg:viewBox="0 0 215 240" svg:d="M116 8c-4-7-6-8-9-8-5 0-6 2-9 8-32 72-64 144-96 216-2 5-2 6-2 8 0 3 3 8 8 8 2 0 5-1 9-9 29-68 60-136 90-205 31 69 60 137 91 205 3 9 7 9 9 9 4 0 8-5 8-8 0-1 0-2-3-6-32-73-65-146-96-218z"><text:p/></draw:path><draw:path draw:style-name="gr774" draw:text-style-name="P131" svg:width="0.089cm" svg:height="0.386cm" svg:x="12.791cm" svg:y="2.476cm" svg:viewBox="0 0 90 387" svg:d="M90 383c0-1 0-2-6-9-49-48-61-121-61-180 0-67 14-135 62-183 5-4 5-5 5-7 0-3-1-4-4-4s-39 26-61 76c-19 42-25 85-25 118 0 29 4 77 26 121 24 47 57 72 60 72s4-1 4-4z"><text:p/></draw:path><draw:path draw:style-name="gr775" draw:text-style-name="P131" svg:width="0.215cm" svg:height="0.276cm" svg:x="12.903cm" svg:y="2.498cm" svg:viewBox="0 0 216 277" svg:d="M213 14c3-4 3-4 3-6 0-4-4-8-8-8-6 0-8 4-9 9-11 28-22 56-33 85-38 0-78 0-116 0-11-29-22-57-33-85-2-6-4-9-9-9-4 0-8 4-8 8 0 1 0 1 2 6 32 85 65 170 97 254 2 5 3 9 9 9 5 0 6-4 9-9 32-84 65-169 96-254zM55 109c35 0 70 0 106 0-18 46-36 92-53 139-18-47-35-93-53-139z"><text:p/></draw:path><draw:path draw:style-name="gr776" draw:text-style-name="P131" svg:width="0.192cm" svg:height="0.174cm" svg:x="13.129cm" svg:y="2.596cm" svg:viewBox="0 0 193 175" svg:d="M118 54c2-10 11-46 38-46 1 0 11 0 19 5-11 2-19 11-19 21 0 6 5 13 16 13 7 0 21-6 21-22 0-21-24-25-37-25-22 0-36 20-40 29-10-26-31-29-42-29-40 0-62 50-62 59 0 4 3 4 5 4 3 0 4-1 4-5 13-40 40-50 52-50 7 0 21 3 21 26 0 12-7 38-21 91-6 25-19 41-37 41-2 0-11 0-18-5 8-1 17-10 17-21 0-10-9-13-14-13-12 0-21 9-21 23 0 17 19 25 36 25 26 0 40-28 41-30 4 15 18 30 42 30 39 0 61-51 61-59 0-5-3-5-4-5-4 0-4 2-5 5-14 41-39 50-52 50-14 0-21-12-21-25 0-9 2-18 7-34 4-18 8-35 13-53z"><text:p/></draw:path><draw:path draw:style-name="gr777" draw:text-style-name="P131" svg:width="0.04cm" svg:height="0.04cm" svg:x="13.373cm" svg:y="2.725cm" svg:viewBox="0 0 41 41" svg:d="M41 20c0-11-10-20-21-20s-20 9-20 20 9 21 20 21 21-10 21-21z"><text:p/></draw:path><draw:path draw:style-name="gr778" draw:text-style-name="P131" svg:width="0.275cm" svg:height="0.263cm" svg:x="13.463cm" svg:y="2.501cm" svg:viewBox="0 0 276 264" svg:d="M45 233c-3 16-4 19-35 19-7 0-10 0-10 8 0 4 3 4 10 4 46 0 92 0 139 0 60 0 106-46 106-84 0-27-23-50-60-55 40-6 81-35 81-72 0-29-26-53-72-53-43 0-87 0-130 0-7 0-11 0-11 8 0 4 3 4 11 4 1 0 7 0 14 0 8 1 11 2 11 7 0 1-1 3-2 7-18 70-34 138-52 207zM103 122c8-32 17-64 25-96 3-13 4-14 21-14 16 0 33 0 49 0 34 0 43 22 43 40 0 34-34 70-80 70-19 0-39 0-58 0zM86 252c-5 0-6 0-8 0-4-1-5-1-5-4 0-2 0-3 2-9 9-37 17-72 26-108 24 0 50 0 74 0 36 0 44 29 44 45 0 39-34 76-80 76-18 0-36 0-53 0z"><text:p/></draw:path><draw:path draw:style-name="gr779" draw:text-style-name="P131" svg:width="0.089cm" svg:height="0.386cm" svg:x="13.781cm" svg:y="2.476cm" svg:viewBox="0 0 90 387" svg:d="M90 194c0-30-4-77-25-121-24-48-57-73-61-73-2 0-4 2-4 4s0 3 8 9c37 39 59 100 59 181 0 66-14 134-61 182-6 5-6 6-6 7 0 2 2 4 4 4 4 0 39-26 62-76 20-41 24-84 24-117z"><text:p/></draw:path><draw:path draw:style-name="gr780" draw:text-style-name="P131" svg:width="0.044cm" svg:height="0.115cm" svg:x="13.942cm" svg:y="2.725cm" svg:viewBox="0 0 45 116" svg:d="M45 41c0-27-10-41-24-41-13 0-21 9-21 20s8 21 21 21c4 0 9-2 13-6 1 0 1-1 2-1 0 2 0 1 0 7 0 28-13 51-25 64-4 4-4 5-4 6 0 2 1 5 3 5 4 0 35-30 35-75z"><text:p/></draw:path><draw:path draw:style-name="gr781" draw:text-style-name="P131" svg:width="0.264cm" svg:height="0.276cm" svg:x="14.094cm" svg:y="2.489cm" svg:viewBox="0 0 265 277" svg:d="M56 232c-15 27-31 32-47 33-5 0-9 0-9 8 0 2 2 4 6 4 9 0 22-1 33-1 13 0 26 1 38 1 2 0 8 0 8-7 0-5-4-5-7-5-9-1-17-4-17-13 0-6 2-9 5-14 10-17 19-33 29-50 33 0 65 0 98 0 0 8 5 61 5 64 0 12-20 13-27 13-6 0-9 0-9 8 0 4 3 3 4 4 17 0 33-1 49-1 9 0 34 1 44 1 2 0 6 0 6-7 0-5-3-5-9-5-23 0-23-2-24-14-8-80-16-161-24-241-1-8-1-10-8-10-5 0-7 3-10 7-45 74-89 150-134 225zM102 176c26-43 51-85 76-128 5 43 9 85 13 128-29 0-59 0-89 0z"><text:p/></draw:path><draw:path draw:style-name="gr782" draw:text-style-name="P131" svg:width="0.342cm" svg:height="0.201cm" svg:x="14.5cm" svg:y="2.567cm" svg:viewBox="0 0 343 202" svg:d="M300 109c-21 16-30 32-34 37-17 27-21 51-21 52 0 4 5 4 8 4 7 0 7-1 9-7 9-39 32-71 75-88 5-2 6-4 6-6s-2-4-3-4c-18-7-64-25-79-90-1-6-1-7-8-7-3 0-8 0-8 6 7 16 4 24 20 50 8 11 19 25 35 38-95 0-191 0-287 0-6 0-13 0-13 7 0 8 7 8 13 8 96 0 192 0 287 0z"><text:p/></draw:path><draw:path draw:style-name="gr783" draw:text-style-name="P131" svg:width="0.275cm" svg:height="0.263cm" svg:x="14.988cm" svg:y="2.501cm" svg:viewBox="0 0 276 264" svg:d="M46 233c-4 16-5 19-35 19-7 0-11 0-11 8 0 4 3 4 11 4 46 0 91 0 138 0 61 0 106-46 106-84 0-27-22-50-59-55 39-6 80-35 80-72 0-29-25-53-71-53-43 0-87 0-130 0-8 0-12 0-12 8 0 4 4 4 11 4 1 0 9 0 15 0 7 1 10 2 10 7 0 1 0 3-1 7-18 70-34 138-52 207zM105 122c7-32 15-64 23-96 4-13 4-14 21-14 16 0 34 0 50 0 34 0 42 22 42 40 0 34-33 70-80 70-19 0-38 0-56 0zM87 252c-6 0-7 0-9 0-3-1-5-1-5-4 0-2 0-3 2-9 9-37 17-72 26-108 24 0 50 0 74 0 37 0 44 29 44 45 0 39-34 76-79 76-18 0-35 0-53 0z"><text:p/></draw:path><draw:path draw:style-name="gr784" draw:text-style-name="P131" svg:width="0.343cm" svg:height="0.212cm" svg:x="15.521cm" svg:y="2.562cm" svg:viewBox="0 0 344 213" svg:d="M330 152c7 0 14 0 14-8s-7-8-14-8c-81 0-164 0-245 0-17-14-37-24-50-29 15-7 33-17 50-30 81 0 164 0 245 0 7 0 14 0 14-8 0-7-7-7-14-7-76 0-152 0-228 0 18-18 39-52 39-58 0-4-6-4-8-4-3 0-5 0-8 3-7 16-18 36-44 59s-52 33-72 39c-7 2-7 2-8 4-1 0-1 1-1 2s0 1 1 2l1 1c1 0 1 1 9 3 52 16 90 51 112 92 5 7 5 8 10 8 2 0 8 0 8-4 0-5-20-38-39-57 76 0 152 0 228 0z"><text:p/></draw:path><draw:path draw:style-name="gr785" draw:text-style-name="P131" svg:width="0.342cm" svg:height="0.212cm" svg:x="15.843cm" svg:y="2.562cm" svg:viewBox="0 0 343 213" svg:d="M260 77c16 14 35 24 48 30-14 6-33 16-48 29-82 0-164 0-246 0-6 0-14 0-14 8s7 8 13 8c76 0 153 0 229 0-19 17-38 52-38 57 0 4 4 4 6 4 3 0 7 0 8-3 9-15 19-35 44-58 26-23 53-33 72-40 7-2 8-2 8-3 1 0 1-1 1-2s0-1 0-2l-1-2c-1 0-1-1-9-3-52-15-91-50-112-91-4-8-5-9-11-9-2 0-6 0-6 4 0 6 19 39 38 58-76 0-153 0-229 0-6 0-13 0-13 7 0 8 8 8 14 8 82 0 164 0 246 0z"><text:p/></draw:path><draw:path draw:style-name="gr786" draw:text-style-name="P131" svg:width="0.214cm" svg:height="0.102cm" svg:x="16.445cm" svg:y="2.628cm" svg:viewBox="0 0 215 103" svg:d="M215 13c0-12-2-13-14-13-62 0-125 0-188 0-6 0-13 0-13 8 0 7 7 7 13 7 62 0 125 0 186 0 0 25 0 50 0 74 0 7 0 14 8 14s8-7 8-14c0-25 0-50 0-76z"><text:p/></draw:path><draw:path draw:style-name="gr787" draw:text-style-name="P131" svg:width="0.264cm" svg:height="0.276cm" svg:x="16.695cm" svg:y="2.489cm" svg:viewBox="0 0 265 277" svg:d="M55 232c-15 27-30 32-47 33-5 0-8 0-8 8 0 2 2 4 4 4 11 0 24-1 35-1 12 0 26 1 38 1 2 0 7 0 7-7 0-5-4-5-6-5-9-1-19-4-19-13 0-6 3-9 6-14 10-17 20-33 30-50 32 0 65 0 96 0 2 8 7 61 7 64 0 12-20 13-27 13-6 0-10 0-10 8 0 4 4 4 5 4 16 0 33-1 49-1 9 0 34 1 44 1 2 0 6 0 6-7 0-5-4-5-9-5-24 0-24-2-25-14-8-80-15-161-23-241-1-8-1-10-8-10-6 0-7 3-10 7-45 74-90 150-135 225zM102 176c26-43 51-85 76-128 5 43 8 85 12 128-29 0-58 0-88 0z"><text:p/></draw:path><draw:path draw:style-name="gr788" draw:text-style-name="P131" svg:width="0.214cm" svg:height="0.239cm" svg:x="17.079cm" svg:y="2.535cm" svg:viewBox="0 0 215 240" svg:d="M212 15c3-5 3-5 3-7 0-5-4-8-8-8-5 0-7 2-9 8-31 68-60 136-91 204-30-68-61-136-90-204-4-8-7-8-9-8-5 0-8 3-8 8 1 2 0 1 2 5 32 73 64 145 96 218 3 7 5 9 9 9 5 0 6-3 9-9 31-71 64-144 96-216z"><text:p/></draw:path><draw:path draw:style-name="gr789" draw:text-style-name="P131" svg:width="0.275cm" svg:height="0.263cm" svg:x="17.416cm" svg:y="2.501cm" svg:viewBox="0 0 276 264" svg:d="M46 233c-4 16-4 19-35 19-7 0-11 0-11 8 0 4 4 4 11 4 46 0 91 0 138 0 61 0 106-46 106-84 0-27-22-50-59-55 39-6 80-35 80-72 0-29-25-53-71-53-43 0-87 0-130 0-8 0-11 0-11 8 0 4 3 4 11 4 4 0 8 0 14 0 7 1 10 2 10 7 0 1 0 3-1 7-18 70-34 138-52 207zM105 122c7-32 16-64 24-96 3-13 4-14 21-14 16 0 33 0 49 0 34 0 42 22 42 40 0 34-33 70-80 70-19 0-38 0-56 0zM87 252c-6 0-6 0-9 0-3-1-4-1-4-4 0-2 0-3 2-9 9-37 18-72 26-108 25 0 49 0 73 0 37 0 45 29 45 45 0 39-35 76-80 76-18 0-35 0-53 0z"><text:p/></draw:path><draw:path draw:style-name="gr790" draw:text-style-name="P131" svg:width="0.1cm" svg:height="0.462cm" svg:x="17.73cm" svg:y="2.438cm" svg:viewBox="0 0 101 463" svg:d="M101 232c0-55-10-133-60-198-4-4-29-34-35-34-3 0-6 1-6 4 0 2 1 3 2 4 19 20 44 51 61 113 9 35 12 75 12 111 0 39-3 78-14 116-15 55-38 85-58 106-3 5-3 5-3 6 0 3 3 3 6 3 5 0 26-23 30-28 40-47 65-117 65-203z"><text:p/></draw:path><draw:path draw:style-name="gr791" draw:text-style-name="P131" svg:width="0.342cm" svg:height="0.211cm" svg:x="-0.001cm" svg:y="3.186cm" svg:viewBox="0 0 343 212" svg:d="M330 152c7 0 13 0 13-8s-6-8-14-8c-81 0-164 0-245 0-17-14-37-24-49-29 15-7 33-17 49-30 81 0 164 0 245 0 8 0 14 0 14-8 0-7-6-7-13-7-76 0-153 0-229 0 19-19 39-52 39-58 0-4-5-4-8-4-2 0-5 0-7 3-8 15-18 36-44 58-27 24-52 34-72 39-7 3-8 3-8 5-1 0-1 1-1 2s0 1 0 2l1 1c1 0 1 0 9 2 52 16 91 51 112 93 5 7 6 7 10 7 3 0 8 0 8-3 0-5-20-40-39-57 76 0 153 0 229 0z"><text:p/></draw:path><draw:path draw:style-name="gr792" draw:text-style-name="P131" svg:width="0.343cm" svg:height="0.211cm" svg:x="0.321cm" svg:y="3.186cm" svg:viewBox="0 0 344 212" svg:d="M260 77c16 13 36 23 49 30-14 5-33 16-49 29-82 0-164 0-246 0-6 0-14 0-14 8s8 8 14 8c76 0 152 0 228 0-18 17-38 52-38 57 0 3 5 3 7 3 4 0 6 0 8-2 8-15 19-35 44-58 26-23 52-34 73-40 6-2 6-2 7-3 1 0 1-1 1-2s0-2-1-2l-1-2c-1 0-1-1-9-3-51-15-90-50-112-91-4-9-4-9-10-9-2 0-7 0-7 4 0 6 19 39 38 58-76 0-152 0-228 0-6 0-14 0-14 7 0 8 8 8 14 8 82 0 164 0 246 0z"><text:p/></draw:path><draw:path draw:style-name="gr793" draw:text-style-name="P131" svg:width="0.192cm" svg:height="0.174cm" svg:x="0.805cm" svg:y="3.217cm" svg:viewBox="0 0 193 175" svg:d="M119 54c2-10 11-45 37-45 2 0 12 0 20 5-11 1-19 11-19 21 0 6 5 13 15 13 8 0 21-6 21-23 0-19-22-25-36-25-23 0-36 21-40 30-10-26-31-30-42-30-41 0-63 51-63 59 0 5 3 4 5 5 3 0 4-1 5-5 13-40 39-50 52-50 7 0 21 3 21 26 0 11-7 38-21 92-7 24-20 40-37 40-2 0-11 0-19-5 10-2 18-10 18-21 0-10-8-13-14-13-12 0-22 10-22 22 0 17 20 25 36 25 27 0 40-26 41-29 4 15 19 29 42 29 39 0 61-50 61-59 0-4-3-4-4-4-3 0-4 1-4 5-14 40-40 50-52 50-15 0-21-12-21-25 0-9 2-18 7-34 4-18 8-36 13-54z"><text:p/></draw:path><draw:path draw:style-name="gr794" draw:text-style-name="P131" svg:width="0.236cm" svg:height="0.298cm" svg:x="1.154cm" svg:y="3.142cm" svg:viewBox="0 0 237 299" svg:d="M222 15c7 0 15 0 15-7 0-8-8-8-15-8-34 0-69 0-103 0-67 0-119 51-119 112 0 62 53 112 119 112 34 0 69 0 103 0 7 0 15 0 15-7 0-8-8-8-15-8-34 0-69 0-103 0-61 0-104-46-104-97 0-53 44-97 104-97 34 0 69 0 103 0zM21 284c-7 0-13 0-13 8 0 7 6 7 13 7 67 0 134 0 201 0 7 0 15 0 15-7 0-8-8-8-15-8-67 0-134 0-201 0z"><text:p/></draw:path><draw:path draw:style-name="gr795" draw:text-style-name="P131" svg:width="0.264cm" svg:height="0.276cm" svg:x="1.544cm" svg:y="3.112cm" svg:viewBox="0 0 265 277" svg:d="M55 232c-15 27-30 32-47 33-5 0-8 0-8 8 0 2 2 4 4 4 11 0 24-1 35-1 12 0 26 1 38 1 2 0 8 0 8-7 0-5-5-5-7-5-9-1-19-4-19-14 0-5 3-9 6-14 10-17 20-33 30-50 32 0 65 0 96 0 2 9 7 62 7 65 0 12-20 13-27 13-6 0-10 0-10 8 0 4 4 4 5 4 16 0 33-1 49-1 9 0 34 1 44 1 2 0 6 0 6-7 0-5-4-5-9-5-24 0-24-3-25-14-8-80-15-162-23-242-1-8-1-9-8-9-6 0-7 2-10 7-45 74-90 150-135 225zM102 176c26-43 51-85 76-128 5 43 8 85 12 128-29 0-58 0-88 0z"><text:p/></draw:path><draw:path draw:style-name="gr796" draw:text-style-name="P131" svg:width="0.214cm" svg:height="0.239cm" svg:x="1.928cm" svg:y="3.157cm" svg:viewBox="0 0 215 240" svg:d="M116 9c-3-7-6-9-9-9-5 0-6 3-8 9-32 71-65 144-97 215-2 6-2 7-2 8 0 5 3 8 8 8 2 0 5 0 9-8 29-68 60-136 90-204 31 68 60 136 91 204 3 8 8 8 9 8 4 0 8-3 8-8-2-2 0-1-3-5-32-73-65-146-96-218z"><text:p/></draw:path><draw:path draw:style-name="gr797" draw:text-style-name="P131" svg:width="0.192cm" svg:height="0.174cm" svg:x="2.261cm" svg:y="3.217cm" svg:viewBox="0 0 193 175" svg:d="M118 54c2-10 11-45 38-45 2 0 11 0 19 5-10 1-18 11-18 21 0 6 4 13 15 13 8 0 21-6 21-23 0-19-24-25-37-25-22 0-36 21-40 30-10-26-30-30-42-30-40 0-62 51-62 59 0 5 3 5 5 5 3 0 4-1 5-5 12-40 39-50 52-50 6 0 21 3 21 26 0 11-7 38-21 92-7 24-20 40-38 40-2 0-11 0-18-5 8-2 17-10 17-21 0-10-9-13-14-13-11 0-21 10-21 22 0 17 19 25 36 25 26 0 40-26 41-29 4 15 19 29 42 29 39 0 61-50 61-59 0-4-3-4-4-4-3 0-4 1-5 5-13 40-39 50-52 50-14 0-21-12-21-25 0-9 2-18 7-34 4-18 8-36 13-54z"><text:p/></draw:path><draw:path draw:style-name="gr798" draw:text-style-name="P131" svg:width="0.236cm" svg:height="0.298cm" svg:x="2.61cm" svg:y="3.142cm" svg:viewBox="0 0 237 299" svg:d="M223 15c7 0 14 0 14-7 0-8-7-8-14-8-35 0-69 0-104 0-66 0-119 51-119 112 0 62 54 112 119 112 35 0 69 0 104 0 7 0 14 0 14-7 0-8-7-8-14-8-34 0-69 0-103 0-62 0-105-46-105-97 0-53 44-97 105-97 34 0 69 0 103 0zM22 284c-7 0-14 0-14 8 0 7 7 7 14 7 67 0 134 0 201 0 7 0 14 0 14-7 0-8-7-8-14-8-67 0-134 0-201 0z"><text:p/></draw:path><draw:path draw:style-name="gr799" draw:text-style-name="P131" svg:width="0.275cm" svg:height="0.263cm" svg:x="3.002cm" svg:y="3.125cm" svg:viewBox="0 0 276 264" svg:d="M45 233c-3 16-4 19-35 19-7 0-10 0-10 8 0 4 3 4 10 4 46 0 92 0 139 0 60 0 106-46 106-84 0-28-23-50-60-55 40-7 81-36 81-72 0-29-25-53-72-53-43 0-87 0-130 0-7 0-11 0-11 8 0 4 3 4 11 4 1 0 7 0 14 0 8 1 11 1 11 7 0 1-1 2-2 7-18 70-34 138-52 207zM103 122c8-32 17-64 25-96 3-13 4-14 21-14 16 0 33 0 49 0 34 0 43 22 43 40 0 34-33 70-80 70-19 0-39 0-58 0zM87 252c-6 0-7 0-9-1-4 0-5 0-5-3 0-2 0-3 2-9 9-37 17-72 26-108 24 0 50 0 74 0 36 0 44 29 44 45 0 39-34 76-80 76-18 0-34 0-52 0z"><text:p/></draw:path><draw:path draw:style-name="gr800" draw:text-style-name="P131" svg:width="0.1cm" svg:height="0.462cm" svg:x="8.359cm" svg:y="3.059cm" svg:viewBox="0 0 101 463" svg:d="M101 460c0-2-1-2-2-3-18-20-44-51-59-114-10-35-14-76-14-111 0-102 25-173 72-223 3-3 3-5 3-6 0-3-3-3-4-3-7 0-28 23-32 29-40 47-65 116-65 202 0 55 10 133 61 198 3 6 28 34 36 34 1 0 4 0 4-3z"><text:p/></draw:path><draw:path draw:style-name="gr801" draw:text-style-name="P131" svg:width="0.236cm" svg:height="0.298cm" svg:x="8.552cm" svg:y="3.142cm" svg:viewBox="0 0 237 299" svg:d="M222 15c7 0 15 0 15-7 0-8-8-8-15-8-34 0-69 0-103 0-67 0-119 51-119 112 0 62 53 112 119 112 34 0 69 0 103 0 7 0 15 0 15-7 0-8-8-8-15-8-34 0-69 0-103 0-61 0-104-46-104-97 0-53 44-97 104-97 34 0 69 0 103 0zM21 284c-7 0-13 0-13 8 0 7 6 7 13 7 67 0 134 0 201 0 7 0 15 0 15-7 0-8-8-8-15-8-67 0-134 0-201 0z"><text:p/></draw:path><draw:path draw:style-name="gr802" draw:text-style-name="P131" svg:width="0.189cm" svg:height="0.271cm" svg:x="9.005cm" svg:y="3.12cm" svg:viewBox="0 0 190 272" svg:d="M134 246c0 9 0 17 0 26 19-1 38-2 56-4 0-4 0-7 0-12-26 0-29-3-29-22 0-78 0-156 0-234-19 1-38 3-56 4 0 5 0 8 0 13 27 0 30 2 30 20 0 28 0 57 0 84-11-14-27-24-48-24-46 0-87 38-87 88 0 49 39 87 83 87 24 0 41-12 51-26zM134 143c0 26 0 53 0 79 0 7 0 8-4 15-12 18-29 27-46 27s-31-10-40-25c-11-16-12-38-12-54 0-14 1-38 12-54 9-12 23-25 44-25 13 0 30 5 42 23 4 6 4 7 4 14z"><text:p/></draw:path><draw:path draw:style-name="gr803" draw:text-style-name="P131" svg:width="0.149cm" svg:height="0.176cm" svg:x="9.218cm" svg:y="3.215cm" svg:viewBox="0 0 150 177" svg:d="M33 76c2-57 35-67 47-67 41 0 44 52 44 67-30 0-60 0-91 0zM33 84c36 0 72 0 108 0 8 0 9 0 9-8 0-39-21-76-70-76-44 0-80 40-80 88 0 52 41 89 86 89 47 0 64-43 64-49 0-5-3-5-5-5-3 0-4 2-5 6-13 39-49 39-52 39-20 0-35-12-44-26-11-19-11-44-11-58z"><text:p/></draw:path><draw:path draw:style-name="gr804" draw:text-style-name="P131" svg:width="0.193cm" svg:height="0.272cm" svg:x="9.389cm" svg:y="3.115cm" svg:viewBox="0 0 194 273" svg:d="M118 118c17 0 20 5 20 21 0 35 0 69 0 104 0 18-5 18-30 18 0 4 0 7 0 12 12-1 33-1 43-1s28 0 43 1c0-5 0-8 0-12-27 0-30 0-30-18 0-47 0-94 0-142-17 1-33 2-50 4-5 0-4 1-6 1-1 0-2 0-7 0-15 0-31 0-46 0 0-15 0-30 0-44 0-38 33-53 57-53 12 0 26 3 33 12-15 1-17 12-17 18 0 13 10 18 17 18 9 0 18-6 18-18 0-22-22-39-51-39-35 0-81 20-81 62 0 14 0 29 0 44-10 0-21 0-31 0 0 4 0 7 0 12 10 0 21 0 31 0 0 42 0 83 0 125 0 18-5 18-30 18 0 4 0 7 0 12 12-1 33-1 43-1 9 0 29 0 43 1 0-5 0-8 0-12-26 0-31 0-31-18 0-42 0-83 0-125 21 0 41 0 62 0z"><text:p/></draw:path><draw:path draw:style-name="gr805" draw:text-style-name="P131" svg:width="0.194cm" svg:height="0.171cm" svg:x="9.606cm" svg:y="3.217cm" svg:viewBox="0 0 195 172" svg:d="M31 39c0 34 0 69 0 103 0 18-5 18-31 18 0 4 0 7 0 12 13-1 33-1 44-1 10 0 30 0 43 1 0-5 0-8 0-12-25 0-30 0-30-18 0-24 0-47 0-72 0-39 28-61 52-61s29 21 29 43c0 29 0 60 0 90 0 18-5 18-30 18 0 4 0 7 0 12 13-1 33-1 44-1 10 0 30 0 43 1 0-5 0-8 0-12-20 0-30 0-30-13 0-24 0-49 0-73 0-33 0-45-12-60-6-6-19-14-41-14-28 0-46 17-57 41 0-13 0-28 0-41-19 1-36 3-55 4 0 5 0 8 0 13 28 0 31 3 31 22z"><text:p/></draw:path><draw:path draw:style-name="gr806" draw:text-style-name="P131" svg:width="0.082cm" svg:height="0.258cm" svg:x="9.822cm" svg:y="3.13cm" svg:viewBox="0 0 83 259" svg:d="M55 87c-18 1-36 3-54 4 0 5 0 8 0 12 25 0 29 3 29 21 0 36 0 70 0 105 0 17-5 17-30 17 0 5 0 8 0 13 12-2 33-2 42-2 14 0 27 0 41 2 0-5 0-8 0-13-26 0-28-2-28-17 0-47 0-95 0-142zM57 20c0-12-10-20-21-20-12 0-19 10-19 20 0 11 7 21 19 21 11 0 21-9 21-21z"><text:p/></draw:path><draw:path draw:style-name="gr807" draw:text-style-name="P131" svg:width="0.12cm" svg:height="0.24cm" svg:x="9.923cm" svg:y="3.151cm" svg:viewBox="0 0 121 241" svg:d="M61 83c18 0 36 0 55 0 0-5 0-8 0-13-19 0-37 0-55 0 0-23 0-47 0-70-4 0-7 0-10 0-1 31-12 73-51 74 0 3 0 5 0 9 11 0 22 0 33 0 0 35 0 71 0 106 0 48 36 52 51 52 27 0 37-26 37-52 0-7 0-14 0-22-3 0-5 0-9 0 0 7 0 15 0 21 0 29-12 44-26 44-25 0-25-35-25-42 0-36 0-71 0-107z"><text:p/></draw:path><draw:path draw:style-name="gr808" draw:text-style-name="P131" svg:width="0.082cm" svg:height="0.258cm" svg:x="10.079cm" svg:y="3.13cm" svg:viewBox="0 0 83 259" svg:d="M56 87c-19 1-36 3-55 4 0 5 0 8 0 12 25 0 29 3 29 21 0 36 0 70 0 105 0 17-4 17-30 17 0 5 0 8 0 13 12-2 33-2 43-2 13 0 26 0 40 2 0-5 0-8 0-13-26 0-27-2-27-17 0-47 0-95 0-142zM57 20c0-12-10-20-21-20s-19 10-19 20c0 11 8 21 19 21s21-9 21-21z"><text:p/></draw:path><draw:path draw:style-name="gr809" draw:text-style-name="P131" svg:width="0.171cm" svg:height="0.176cm" svg:x="10.185cm" svg:y="3.215cm" svg:viewBox="0 0 172 177" svg:d="M172 90c0-49-40-90-86-90-49 0-86 42-86 90 0 51 41 87 86 87 46 0 86-37 86-87zM86 168c-17 0-34-8-44-26-10-17-10-41-10-54 0-15 0-36 10-54 10-17 28-25 44-25s33 9 43 25c10 17 10 39 10 54 0 13 0 34-8 52-9 17-25 28-45 28z"><text:p/></draw:path><draw:path draw:style-name="gr810" draw:text-style-name="P131" svg:width="0.194cm" svg:height="0.171cm" svg:x="10.378cm" svg:y="3.217cm" svg:viewBox="0 0 195 172" svg:d="M30 39c0 34 0 69 0 103 0 18-4 18-30 18 0 4 0 7 0 12 13-1 33-1 44-1 10 0 30 0 43 1 0-5 0-8 0-12-25 0-30 0-30-18 0-24 0-47 0-72 0-39 28-61 52-61s29 21 29 43c0 29 0 60 0 90 0 18-5 18-30 18 0 4 0 7 0 12 13-1 33-1 43-1 11 0 31 0 44 1 0-5 0-8 0-12-20 0-30 0-31-13 0-24 0-49 0-73 0-33 0-45-11-60-6-6-19-14-41-14-28 0-47 17-57 41 0-13 0-28 0-41-19 1-36 3-55 4 0 5 0 8 0 13 28 0 30 3 30 22z"><text:p/></draw:path><draw:path draw:style-name="gr811" draw:text-style-name="P131" svg:width="0.099cm" svg:height="0.462cm" svg:x="10.598cm" svg:y="3.059cm" svg:viewBox="0 0 100 463" svg:d="M100 232c0-55-10-133-60-198-4-4-29-34-36-34-2 0-4 1-4 3 0 3 0 4 2 5 19 20 43 51 60 113 8 35 12 75 12 110 0 40-4 79-13 117-16 54-38 84-58 106-3 4-3 5-3 6 0 3 2 3 4 3 6 0 27-23 32-28 39-48 64-117 64-203z"><text:p/></draw:path><draw:path draw:style-name="gr812" draw:text-style-name="P131" svg:width="0.342cm" svg:height="0.211cm" svg:x="-0.001cm" svg:y="3.807cm" svg:viewBox="0 0 343 212" svg:d="M330 152c7 0 13 0 13-8s-6-8-14-8c-81 0-164 0-245 0-17-14-37-24-49-29 15-7 33-17 49-31 81 0 164 0 245 0 8 0 14 0 14-8 0-7-6-7-13-7-76 0-153 0-229 0 19-18 39-52 39-57 0-4-5-4-8-4-2 0-5 0-7 3-8 15-18 36-44 58-27 23-52 34-72 39-7 2-6 2-8 3-1 2-1 3-1 4s0 1 0 2h1c1 1 1 1 9 3 52 16 91 51 112 93 5 7 6 7 10 7 3 0 8 0 8-4s-20-39-39-56c76 0 153 0 229 0z"><text:p/></draw:path><draw:path draw:style-name="gr813" draw:text-style-name="P131" svg:width="0.343cm" svg:height="0.211cm" svg:x="0.321cm" svg:y="3.807cm" svg:viewBox="0 0 344 212" svg:d="M260 76c16 14 36 24 49 31-14 5-33 15-49 29-82 0-164 0-246 0-6 0-14 0-14 8s8 8 14 8c76 0 152 0 228 0-18 17-38 52-38 56s5 4 7 4c4 0 6 0 8-3 8-14 19-35 44-57 26-23 52-34 73-40 6-2 6-3 7-3 1-1 1-1 1-2s0-2-1-4h-1c-1-1-1-1-9-3-51-15-90-50-112-92-4-8-4-8-10-8-2 0-7 0-7 4 0 5 19 39 38 57-76 0-152 0-228 0-6 0-14 0-14 7 0 8 8 8 14 8 82 0 164 0 246 0z"><text:p/></draw:path><draw:path draw:style-name="gr814" draw:text-style-name="P131" svg:width="0.192cm" svg:height="0.174cm" svg:x="0.805cm" svg:y="3.839cm" svg:viewBox="0 0 193 175" svg:d="M119 54c2-10 11-45 37-45 2 0 12 0 20 4-11 2-19 12-19 21 0 7 5 14 15 14 8 0 21-7 21-23 0-19-22-25-36-25-23 0-36 21-40 30-10-26-31-30-42-30-41 0-63 50-63 59 0 5 3 4 5 5 3 0 4-1 5-5 13-40 39-50 52-50 7 0 21 3 21 25 0 12-7 39-21 93-7 24-20 40-37 40-2 0-11 0-19-5 10-2 18-10 18-21s-8-13-14-13c-12 0-22 10-22 22 0 17 20 25 36 25 27 0 40-26 41-29 4 15 19 29 42 29 39 0 61-50 61-59 0-4-3-4-4-4-3 0-4 1-4 4-14 41-40 51-52 51-15 0-21-13-21-26 0-8 2-17 7-34 4-18 8-35 13-53z"><text:p/></draw:path><draw:path draw:style-name="gr815" draw:text-style-name="P131" svg:width="0.193cm" svg:height="0.222cm" svg:x="1.154cm" svg:y="3.802cm" svg:viewBox="0 0 194 223" svg:d="M179 120c7 0 15 0 15-8 0-7-8-7-15-7-55 0-109 0-164 0 5-53 50-90 104-90 20 0 41 0 60 0 7 0 15 0 15-7 0-8-8-8-15-8-19 0-40 0-60 0-66 0-119 50-119 112s53 111 119 111c20 0 41 0 60 0 7 0 15 0 15-7 0-8-8-8-15-8-19 0-40 0-60 0-54 0-99-36-104-88 55 0 109 0 164 0z"><text:p/></draw:path><draw:path draw:style-name="gr816" draw:text-style-name="P131" svg:width="0.274cm" svg:height="0.283cm" svg:x="1.495cm" svg:y="3.747cm" svg:viewBox="0 0 275 284" svg:d="M127 0c-55 0-96 26-113 45-13 16-14 27-14 28 0 2 1 3 3 3 7 0 16-6 19-8 8-5 9-7 11-15 6-16 17-29 66-31-8 87-31 172-63 252-3 5-2 4-3 7 0 2 2 3 4 3 7 0 26-9 29-19 21-47 52-136 64-243 6 0 13 0 20 0 47 0 92 18 92 56 0 30-27 84-102 86-9 0-12 0-23 8-8 4-10 8-10 11 0 2 2 2 6 2 71 0 162-60 162-123 0-44-52-62-97-62-17 0-34 0-51 0z"><text:p/></draw:path><draw:path draw:style-name="gr817" draw:text-style-name="P131" svg:width="0.088cm" svg:height="0.385cm" svg:x="1.827cm" svg:y="3.72cm" svg:viewBox="0 0 89 386" svg:d="M89 383c0-1 0-2-6-9-49-48-61-122-61-180 0-69 14-136 63-184 4-4 4-6 4-7 0-2-1-3-3-3-5 0-39 26-62 75-20 43-24 86-24 119 0 29 4 76 25 120 23 47 56 72 61 72 2 0 3-1 3-3z"><text:p/></draw:path><draw:path draw:style-name="gr818" draw:text-style-name="P131" svg:width="0.264cm" svg:height="0.275cm" svg:x="1.952cm" svg:y="3.734cm" svg:viewBox="0 0 265 276" svg:d="M55 232c-15 27-30 31-47 32-5 1-8 1-8 9 0 2 2 3 4 3 11 0 24-1 35-1 12 0 26 1 38 1 2 0 7 0 7-6 0-5-4-6-6-6-9 0-19-3-19-13 0-5 3-9 6-14 10-17 20-33 30-50 32 0 65 0 96 0 2 9 7 61 7 65 0 11-20 12-29 12-4 0-8 0-8 9 0 3 4 3 5 3 16 0 32-1 49-1 9 0 34 1 44 1 2 0 6 0 6-8 0-4-4-4-9-4-24 0-24-2-25-13-8-80-15-162-23-242-1-8-1-9-8-9-6 0-7 2-10 7-45 74-90 150-135 225zM102 175c26-43 51-85 76-128 5 43 8 85 12 128-29 0-58 0-88 0z"><text:p/></draw:path><draw:path draw:style-name="gr819" draw:text-style-name="P131" svg:width="0.089cm" svg:height="0.385cm" svg:x="2.25cm" svg:y="3.72cm" svg:viewBox="0 0 90 386" svg:d="M90 194c0-31-4-77-25-121-24-48-57-73-61-73-2 0-4 1-4 3 0 1 0 3 8 9 37 39 59 100 59 182 0 66-14 133-61 182-6 5-6 6-6 7 0 2 2 3 4 3 4 0 39-26 62-75 19-43 24-85 24-117z"><text:p/></draw:path><draw:path draw:style-name="gr820" draw:text-style-name="P131" svg:width="0.215cm" svg:height="0.239cm" svg:x="2.485cm" svg:y="3.779cm" svg:viewBox="0 0 216 240" svg:d="M117 9c-4-7-6-9-9-9-6 0-7 3-9 9-32 71-64 144-96 215-2 6-3 6-3 8 0 5 3 8 8 8 3 0 6-1 9-8 30-68 60-137 91-206 31 69 60 138 91 206 3 8 7 8 9 8 3 0 8-3 8-8 0-1 0-1-3-6-31-73-64-145-96-217z"><text:p/></draw:path><draw:path draw:style-name="gr821" draw:text-style-name="P131" svg:width="0.192cm" svg:height="0.174cm" svg:x="2.819cm" svg:y="3.839cm" svg:viewBox="0 0 193 175" svg:d="M119 54c2-10 11-45 37-45 2 0 12 0 20 4-11 2-19 12-19 21 0 7 5 14 16 14 7 0 20-7 20-23 0-19-22-25-36-25-23 0-36 21-40 30-10-26-31-30-42-30-41 0-63 50-63 59 0 5 5 5 6 5 2 0 3-1 4-5 13-40 39-50 52-50 7 0 21 3 21 25 0 12-7 39-21 93-6 24-20 40-37 40-2 0-11 0-19-5 10-2 18-10 18-21s-8-13-14-13c-12 0-22 10-22 22 0 17 20 25 37 25 26 0 39-26 40-29 6 15 19 29 42 29 41 0 63-50 63-59 0-4-5-4-6-4-3 0-3 1-4 4-14 41-40 51-52 51-15 0-21-13-21-26 0-8 2-17 7-34 4-18 8-35 13-53z"><text:p/></draw:path><draw:path draw:style-name="gr822" draw:text-style-name="P131" svg:width="0.193cm" svg:height="0.222cm" svg:x="3.169cm" svg:y="3.802cm" svg:viewBox="0 0 194 223" svg:d="M179 120c7 0 15 0 15-8 0-7-8-7-15-7-55 0-109 0-164 0 6-53 50-90 105-90 20 0 40 0 59 0 7 0 15 0 15-7 0-8-8-8-15-8-19 0-40 0-60 0-66 0-119 50-119 112s53 111 119 111c20 0 41 0 60 0 7 0 15 0 15-7 0-8-8-8-15-8-19 0-39 0-59 0-55 0-99-36-105-88 55 0 109 0 164 0z"><text:p/></draw:path><draw:path draw:style-name="gr823" draw:text-style-name="P131" svg:width="0.274cm" svg:height="0.283cm" svg:x="3.51cm" svg:y="3.747cm" svg:viewBox="0 0 275 284" svg:d="M127 0c-55 0-96 26-113 45-13 16-14 27-14 28 0 2 1 3 4 3 6 0 15-6 18-8 8-5 10-7 12-15 6-16 16-29 65-31-8 87-31 172-63 252-2 5-1 4-2 7 0 2 1 3 3 3 7 0 26-9 30-19 20-47 52-136 63-243 6 0 13 0 20 0 47 0 92 18 92 56 0 30-27 84-102 86-8 0-12 0-23 8-7 4-10 8-10 11 0 2 2 2 6 2 71 0 162-60 162-123 0-44-52-62-97-62-17 0-34 0-51 0z"><text:p/></draw:path><draw:path draw:style-name="gr824" draw:text-style-name="P131" svg:width="0.088cm" svg:height="0.385cm" svg:x="3.841cm" svg:y="3.72cm" svg:viewBox="0 0 89 386" svg:d="M89 383c0-1 0-2-6-9-49-48-61-122-61-180 0-69 15-136 63-184 4-4 4-6 4-7 0-2-1-3-3-3-5 0-39 26-62 75-20 43-24 86-24 119 0 29 4 76 25 120 23 47 56 72 61 72 2 0 3-1 3-3z"><text:p/></draw:path><draw:path draw:style-name="gr825" draw:text-style-name="P131" svg:width="0.275cm" svg:height="0.263cm" svg:x="3.968cm" svg:y="3.747cm" svg:viewBox="0 0 276 264" svg:d="M46 234c-4 16-4 18-35 18-7 0-11 0-11 9 0 3 4 3 11 3 46 0 91 0 138 0 61 0 106-45 106-84 0-27-22-49-59-53 39-8 80-37 80-73 0-29-25-54-71-54-43 0-87 0-130 0-8 0-11 0-11 8 0 4 3 4 11 4 4 0 8 0 14 1 7 1 10 1 10 7 0 1 0 2-1 6-18 70-34 139-52 208zM105 123c7-32 16-64 24-95 3-15 4-16 21-16 16 0 33 0 49 0 34 0 42 23 42 40 0 34-33 71-80 71-19 0-38 0-56 0zM87 252c-6 0-6 0-9 0s-4-1-4-3c0-1 0-3 2-9 9-36 18-73 26-109 25 0 49 0 73 0 37 0 45 30 45 46 0 38-35 75-80 75-18 0-35 0-53 0z"><text:p/></draw:path><draw:path draw:style-name="gr826" draw:text-style-name="P131" svg:width="0.088cm" svg:height="0.385cm" svg:x="4.287cm" svg:y="3.72cm" svg:viewBox="0 0 89 386" svg:d="M89 194c0-31-3-77-25-121-23-48-56-73-61-73-2 0-3 1-3 3 0 1 0 3 8 9 37 39 59 100 59 182 0 66-14 133-63 182-4 5-4 6-4 7 0 2 1 3 3 3 5 0 40-26 62-75 20-43 24-85 24-117z"><text:p/></draw:path><draw:path draw:style-name="gr827" draw:text-style-name="P131" svg:width="0.1cm" svg:height="0.462cm" svg:x="8.359cm" svg:y="3.682cm" svg:viewBox="0 0 101 463" svg:d="M101 460c0-2-1-3-2-5-18-18-44-49-59-113-10-35-14-75-14-110 0-102 25-174 72-223 3-3 3-5 3-6 0-3-3-3-4-3-7 0-28 23-32 29-40 47-65 116-65 202 0 55 10 133 61 198 3 4 28 34 36 34 1 0 4 0 4-3z"><text:p/></draw:path><draw:path draw:style-name="gr828" draw:text-style-name="P131" svg:width="0.274cm" svg:height="0.283cm" svg:x="8.485cm" svg:y="3.747cm" svg:viewBox="0 0 275 284" svg:d="M127 0c-55 0-96 26-113 45-13 16-14 27-14 28 0 2 1 3 4 3 6 0 15-6 18-8 8-5 10-7 12-15 6-16 16-29 65-31-8 87-31 172-63 252-2 5-1 4-2 7 0 2 1 3 3 3 7 0 26-9 30-19 20-47 52-136 63-243 6 0 13 0 20 0 47 0 92 18 92 56 0 30-27 84-102 86-8 0-12 0-23 8-7 4-10 8-10 11 0 2 2 2 6 2 71 0 162-60 162-123 0-44-52-62-97-62-17 0-34 0-51 0z"><text:p/></draw:path><draw:path draw:style-name="gr829" draw:text-style-name="P131" svg:width="0.189cm" svg:height="0.271cm" svg:x="8.92cm" svg:y="3.742cm" svg:viewBox="0 0 190 272" svg:d="M134 246c0 9 0 17 0 26 19-1 38-4 56-5 0-4 0-7 0-12-26 0-29-2-29-21 0-78 0-156 0-234-19 1-38 2-56 3 0 5 0 8 0 12 27 0 30 4 30 22 0 28 0 57 0 84-11-14-28-24-49-24-45 0-86 37-86 88 0 48 39 87 83 87 24 0 41-13 51-26zM134 143c0 26 0 53 0 79 0 7 0 8-4 15-12 18-30 27-46 27-17 0-31-11-41-25-10-16-11-38-11-54 0-14 1-38 12-55 9-12 23-24 44-24 13 0 30 5 42 23 4 6 4 7 4 14z"><text:p/></draw:path><draw:path draw:style-name="gr830" draw:text-style-name="P131" svg:width="0.149cm" svg:height="0.176cm" svg:x="9.132cm" svg:y="3.837cm" svg:viewBox="0 0 150 177" svg:d="M33 76c2-58 34-67 47-67 41 0 44 52 44 67-30 0-60 0-91 0zM32 84c36 0 71 0 108 0 9 0 10 0 10-8 0-39-21-76-70-76-44 0-80 40-80 88 0 52 41 89 86 89 46 0 64-43 64-49 0-5-4-6-5-6-3 0-4 2-5 6-13 39-49 39-52 39-20 0-35-11-44-25-12-19-12-44-12-58z"><text:p/></draw:path><draw:path draw:style-name="gr831" draw:text-style-name="P131" svg:width="0.193cm" svg:height="0.271cm" svg:x="9.303cm" svg:y="3.739cm" svg:viewBox="0 0 194 272" svg:d="M118 118c17 0 20 4 20 21 0 35 0 69 0 104 0 17-5 17-30 17 0 4 0 7 0 12 12 0 33-1 43-1s28 1 43 1c0-5 0-8 0-12-27 0-31 0-31-17 0-47 0-94 0-142-17 1-32 2-49 4-5 0-4 1-6 1-1 0-2 0-8 0-15 0-30 0-45 0 0-15 0-30 0-44 0-39 33-54 57-54 12 0 26 4 33 13-15 1-17 12-17 18 0 13 10 17 17 17 9 0 18-5 18-17 0-24-22-39-51-39-35 0-81 20-81 62 0 14 0 29 0 44-10 0-21 0-31 0 0 4 0 7 0 12 10 0 21 0 31 0 0 42 0 83 0 125 0 17-5 17-31 17 0 4 0 7 0 12 13 0 33-1 43-1 9 0 29 1 43 1 0-5 0-8 0-12-25 0-30 0-30-17 0-42 0-83 0-125 21 0 41 0 62 0z"><text:p/></draw:path><draw:path draw:style-name="gr832" draw:text-style-name="P131" svg:width="0.194cm" svg:height="0.17cm" svg:x="9.52cm" svg:y="3.839cm" svg:viewBox="0 0 195 171" svg:d="M31 37c0 36 0 70 0 105 0 16-5 16-31 16 0 5 0 8 0 13 13 0 33-2 44-2 10 0 30 2 43 2 0-5 0-8 0-13-25 0-30 0-30-16 0-24 0-47 0-72 0-40 28-61 52-61s29 21 29 43c0 29 0 60 0 90 0 16-5 16-30 16 0 5 0 8 0 13 13 0 33-2 44-2 10 0 30 2 43 2 0-5 0-8 0-13-20 0-30 0-31-11 0-24 0-49 0-73 0-33 0-45-11-60-6-6-19-14-41-14-28 0-47 17-57 41 0-13 0-28 0-41-19 1-36 3-55 4 0 5 0 8 0 13 28 0 31 2 31 20z"><text:p/></draw:path><draw:path draw:style-name="gr833" draw:text-style-name="P131" svg:width="0.082cm" svg:height="0.258cm" svg:x="9.736cm" svg:y="3.752cm" svg:viewBox="0 0 83 259" svg:d="M55 88c-18 1-36 3-54 4 0 5 0 8 0 13 25 0 29 2 29 20 0 36 0 70 0 105 0 16-5 16-30 16 0 5 0 8 0 13 12 0 33-2 42-2 14 0 27 2 41 2 0-5 0-8 0-13-26 0-28-1-28-16 0-47 0-95 0-142zM57 21c0-12-10-21-21-21-12 0-21 11-21 21s9 21 21 21c11 0 21-9 21-21z"><text:p/></draw:path><draw:path draw:style-name="gr834" draw:text-style-name="P131" svg:width="0.12cm" svg:height="0.241cm" svg:x="9.837cm" svg:y="3.772cm" svg:viewBox="0 0 121 242" svg:d="M61 84c18 0 36 0 55 0 0-5 0-8 0-12-19 0-37 0-55 0 0-25 0-48 0-72-4 0-7 0-10 0-1 32-12 74-51 75 0 3 0 5 0 9 11 0 22 0 33 0 0 35 0 71 0 106 0 48 36 52 51 52 27 0 37-27 37-52 0-7 0-14 0-22-3 0-5 0-9 0 0 7 0 15 0 21 0 29-12 43-26 43-25 0-25-35-25-41 0-36 0-71 0-107z"><text:p/></draw:path><draw:path draw:style-name="gr835" draw:text-style-name="P131" svg:width="0.082cm" svg:height="0.258cm" svg:x="9.993cm" svg:y="3.752cm" svg:viewBox="0 0 83 259" svg:d="M56 88c-19 1-36 3-55 4 0 5 0 8 0 13 25 0 29 2 29 20 0 36 0 70 0 105 0 16-4 16-30 16 0 5 0 8 0 13 12 0 33-2 43-2 13 0 26 2 40 2 0-5 0-8 0-13-26 0-27-1-27-16 0-47 0-95 0-142zM57 21c0-12-10-21-21-21-12 0-19 11-19 21s7 21 19 21c11 0 21-9 21-21z"><text:p/></draw:path><draw:path draw:style-name="gr836" draw:text-style-name="P131" svg:width="0.171cm" svg:height="0.176cm" svg:x="10.099cm" svg:y="3.837cm" svg:viewBox="0 0 172 177" svg:d="M172 90c0-49-40-90-86-90-49 0-86 42-86 90 0 51 40 87 86 87s86-37 86-87zM86 167c-17 0-34-7-44-25s-10-41-10-55 0-35 9-53c11-17 28-25 45-25 16 0 33 8 43 25s10 39 10 53 0 35-8 52c-9 17-26 28-45 28z"><text:p/></draw:path><draw:path draw:style-name="gr837" draw:text-style-name="P131" svg:width="0.194cm" svg:height="0.17cm" svg:x="10.292cm" svg:y="3.839cm" svg:viewBox="0 0 195 171" svg:d="M30 37c0 36 0 70 0 105 0 16-4 16-30 16 0 5 0 8 0 13 13 0 33-2 44-2 10 0 30 2 43 2 0-5 0-8 0-13-25 0-30 0-30-16 0-24 0-47 0-72 0-40 28-61 52-61s29 21 29 43c0 29 0 60 0 90 0 16-5 16-30 16 0 5 0 8 0 13 13 0 33-2 43-2 11 0 31 2 44 2 0-5 0-8 0-13-21 0-30 0-31-11 0-24 0-49 0-73 0-33 0-45-12-60-5-6-18-14-40-14-28 0-47 17-57 41 0-13 0-28 0-41-19 1-36 3-55 4 0 5 0 8 0 13 28 0 30 2 30 20z"><text:p/></draw:path><draw:path draw:style-name="gr838" draw:text-style-name="P131" svg:width="0.1cm" svg:height="0.462cm" svg:x="10.511cm" svg:y="3.682cm" svg:viewBox="0 0 101 463" svg:d="M101 232c0-55-10-133-60-198-4-5-29-34-35-34-3 0-6 0-6 3s1 4 3 5c18 20 43 50 60 112 9 35 12 75 12 111 0 40-3 79-13 117-16 54-38 84-58 106-4 4-4 5-4 6 0 2 3 3 6 3 5 0 26-23 30-28 40-48 65-117 65-203z"><text:p/></draw:path><draw:path draw:style-name="gr839" draw:text-style-name="P131" svg:width="0.342cm" svg:height="0.211cm" svg:x="-0.001cm" svg:y="4.43cm" svg:viewBox="0 0 343 212" svg:d="M330 151c7 0 13 0 13-8s-6-8-14-8c-81 0-164 0-245 0-17-13-37-23-49-29 15-6 33-16 49-30 81 0 164 0 245 0 8 0 14 0 14-8 0-7-6-7-13-7-76 0-153 0-229 0 19-18 39-52 39-57 0-4-5-4-8-4-2 0-5 0-7 2-8 16-18 35-44 59-27 23-52 34-72 39-7 2-8 2-8 3-1 2-1 2-1 3s0 1 0 2l1 1c1 0 1 1 9 3 52 16 91 51 112 93 5 7 6 7 10 7 3 0 8 0 8-4 0-6-20-39-39-57 76 0 153 0 229 0z"><text:p/></draw:path><draw:path draw:style-name="gr840" draw:text-style-name="P131" svg:width="0.343cm" svg:height="0.211cm" svg:x="0.321cm" svg:y="4.43cm" svg:viewBox="0 0 344 212" svg:d="M260 76c16 14 36 24 49 30-14 6-33 16-49 29-82 0-164 0-246 0-6 0-14 0-14 8s8 8 14 8c76 0 152 0 228 0-18 18-38 51-38 57 0 4 5 4 7 4 4 0 6 0 8-3 8-14 19-35 44-57 26-24 52-34 73-40 6-3 6-3 7-4 1 0 1-1 1-2s0-1-1-3l-1-1c-1 0-1 0-9-2-51-15-90-50-112-92-4-8-4-8-10-8-2 0-7 0-7 4 0 5 19 39 38 57-76 0-152 0-228 0-6 0-14 0-14 7 0 8 8 8 14 8 82 0 164 0 246 0z"><text:p/></draw:path><draw:path draw:style-name="gr841" draw:text-style-name="P131" svg:width="0.192cm" svg:height="0.174cm" svg:x="0.805cm" svg:y="4.463cm" svg:viewBox="0 0 193 175" svg:d="M119 54c2-10 11-45 37-45 2 0 12 0 20 4-11 2-19 12-19 21 0 7 5 13 15 13 8 0 21-6 21-22 0-19-22-25-36-25-23 0-36 20-40 30-10-27-31-30-42-30-41 0-63 50-63 59 0 4 3 3 5 4 3 0 4 0 5-4 13-41 39-50 52-50 7 0 21 3 21 25 0 12-7 39-21 93-7 24-20 39-37 39-2 0-11 0-19-4 10-2 18-10 18-21s-8-14-14-14c-12 0-22 11-22 23 0 17 20 25 36 25 27 0 40-28 41-30 4 15 19 30 42 30 39 0 61-50 61-59 0-5-3-5-4-5-3 0-4 2-4 5-14 41-40 50-52 50-15 0-21-12-21-25 0-9 2-17 7-34 4-18 8-35 13-53z"><text:p/></draw:path><draw:path draw:style-name="gr842" draw:text-style-name="P131" svg:width="0.193cm" svg:height="0.223cm" svg:x="1.154cm" svg:y="4.424cm" svg:viewBox="0 0 194 224" svg:d="M179 120c7 0 15 0 15-8 0-7-8-7-15-7-55 0-109 0-164 0 5-52 50-90 104-90 20 0 41 0 60 0 7 0 15 0 15-7 0-8-8-8-15-8-19 0-40 0-60 0-66 0-119 50-119 112s53 112 119 112c20 0 41 0 60 0 7 0 15 0 15-7 0-8-8-8-15-8-19 0-40 0-60 0-54 0-99-37-104-89 55 0 109 0 164 0z"><text:p/></draw:path><draw:path draw:style-name="gr843" draw:text-style-name="P131" svg:width="0.274cm" svg:height="0.283cm" svg:x="1.495cm" svg:y="4.368cm" svg:viewBox="0 0 275 284" svg:d="M127 0c-55 0-96 26-113 45-13 16-10 18-14 27 0 3 1 3 3 3 7 0 16-6 19-7 8-5 9-7 11-15 6-16 17-29 66-32-8 88-31 172-63 253-3 5-2 4-3 7 0 1 2 3 4 3 7 0 26-9 29-19 21-47 52-136 64-244 6 0 13 0 20 0 47 0 92 19 92 57 0 29-27 84-102 86-9 0-12 0-23 7-8 5-10 9-10 12 0 2 2 2 6 2 71 0 162-60 162-123 0-44-52-62-97-62-17 0-34 0-51 0z"><text:p/></draw:path><draw:path draw:style-name="gr844" draw:text-style-name="P131" svg:width="0.088cm" svg:height="0.385cm" svg:x="1.827cm" svg:y="4.344cm" svg:viewBox="0 0 89 386" svg:d="M89 382c0-1 0-1-6-8-49-49-61-122-61-181 0-68 14-135 63-183 4-4 4-6 4-7 0-2-1-3-3-3-5 0-39 25-62 75-20 43-24 86-24 118 0 30 4 77 25 121 23 47 56 72 61 72 2 0 3-1 3-4z"><text:p/></draw:path><draw:path draw:style-name="gr845" draw:text-style-name="P131" svg:width="0.264cm" svg:height="0.275cm" svg:x="1.952cm" svg:y="4.357cm" svg:viewBox="0 0 265 276" svg:d="M55 232c-15 25-30 31-47 32-5 1-8 1-8 8 0 2 2 4 4 4 11 0 24-1 35-1 12 0 26 1 38 1 2 0 7 0 7-8 0-3-4-4-6-4-9 0-19-3-19-13 0-5 3-9 6-14 10-17 20-33 30-50 32 0 65 0 96 0 2 8 7 61 7 65 0 11-20 12-29 12-4 0-8 0-8 8 0 4 4 4 5 4 16 0 32-1 49-1 9 0 34 1 44 1 2 0 6 0 6-8 0-4-4-4-9-4-24 0-24-2-25-13-8-80-15-162-23-242-1-8-1-9-8-9-6 0-7 2-10 7-45 74-90 150-135 225zM102 175c26-43 51-85 76-128 5 43 8 85 12 128-29 0-58 0-88 0z"><text:p/></draw:path><draw:path draw:style-name="gr846" draw:text-style-name="P131" svg:width="0.089cm" svg:height="0.385cm" svg:x="2.25cm" svg:y="4.344cm" svg:viewBox="0 0 90 386" svg:d="M90 193c0-30-4-77-25-120-24-49-57-73-61-73-2 0-4 1-4 3 0 1 0 3 8 9 37 39 59 100 59 181 0 66-14 134-61 182-6 6-6 6-6 7 0 3 2 4 4 4 4 0 39-26 62-76 19-42 24-84 24-117z"><text:p/></draw:path><draw:path draw:style-name="gr847" draw:text-style-name="P131" svg:width="0.215cm" svg:height="0.239cm" svg:x="2.485cm" svg:y="4.401cm" svg:viewBox="0 0 216 240" svg:d="M216 14c0-7 0-14-8-14s-8 7-8 14c0 47 0 94 0 140 0 58-64 70-92 70-18 0-42-3-63-16-30-20-30-44-30-54 0-46 0-93 0-140 0-7 0-14-7-14-8 0-8 7-8 14 0 48 0 94 0 141 0 60 59 85 108 85 50 0 108-28 108-84 0-47 0-94 0-142z"><text:p/></draw:path><draw:path draw:style-name="gr848" draw:text-style-name="P131" svg:width="0.274cm" svg:height="0.283cm" svg:x="2.817cm" svg:y="4.368cm" svg:viewBox="0 0 275 284" svg:d="M127 0c-55 0-97 26-113 45-13 16-10 18-14 27 0 3 1 3 3 3 7 0 16-6 19-7 8-5 9-7 11-15 6-16 17-29 65-32-7 88-30 172-63 253-2 5-1 4-2 7 0 1 1 3 4 3 6 0 25-9 29-19 20-47 52-136 64-244 6 0 13 0 20 0 47 0 92 19 92 57 0 29-27 84-102 86-9 0-13 0-24 7-7 5-10 9-10 12 0 2 2 2 7 2 71 0 162-60 162-123 0-44-53-62-97-62-17 0-34 0-51 0z"><text:p/></draw:path><draw:path draw:style-name="gr849" draw:text-style-name="P131" svg:width="0.089cm" svg:height="0.385cm" svg:x="3.147cm" svg:y="4.344cm" svg:viewBox="0 0 90 386" svg:d="M90 382c0-1 0-1-6-8-49-49-61-122-61-181 0-68 14-135 62-183 5-4 5-6 5-7 0-2-1-3-4-3s-39 25-61 75c-19 43-25 86-25 118 0 30 4 77 26 121 24 47 57 72 60 72s4-1 4-4z"><text:p/></draw:path><draw:path draw:style-name="gr850" draw:text-style-name="P131" svg:width="0.275cm" svg:height="0.263cm" svg:x="3.275cm" svg:y="4.368cm" svg:viewBox="0 0 276 264" svg:d="M46 234c-4 15-5 18-35 18-7 0-11 0-11 8 0 4 3 4 11 4 46 0 91 0 138 0 61 0 106-45 106-84 0-27-22-49-59-53 39-8 80-37 80-73 0-29-25-54-71-54-43 0-87 0-130 0-8 0-12 0-12 8 0 4 4 4 11 4 1 0 9 0 15 1 7 0 10 1 10 6 0 2 0 3-1 7-18 70-34 139-52 208zM105 123c7-32 15-65 23-97 4-13 4-14 21-14 16 0 34 0 50 0 34 0 42 23 42 40 0 34-33 71-80 71-19 0-38 0-56 0zM87 252c-6 0-7 0-9 0-3 0-5-1-5-4 0-2 0-2 2-9 9-37 17-72 26-108 24 0 50 0 74 0 37 0 44 29 44 45 0 39-34 76-79 76-18 0-35 0-53 0z"><text:p/></draw:path><draw:path draw:style-name="gr851" draw:text-style-name="P131" svg:width="0.088cm" svg:height="0.385cm" svg:x="3.594cm" svg:y="4.344cm" svg:viewBox="0 0 89 386" svg:d="M89 193c0-30-4-77-25-120-23-49-56-73-61-73-2 0-3 1-3 3 0 1 0 3 7 9 38 39 60 100 60 181 0 66-14 134-63 182-4 6-4 6-4 7 0 3 1 4 3 4 5 0 39-26 62-76 20-42 24-84 24-117z"><text:p/></draw:path><draw:path draw:style-name="gr852" draw:text-style-name="P131" svg:width="0.1cm" svg:height="0.463cm" svg:x="8.359cm" svg:y="4.303cm" svg:viewBox="0 0 101 464" svg:d="M101 460c0-1-1-2-2-3-18-19-44-51-59-114-10-35-14-75-14-111 0-101 25-173 72-222 3-4 3-4 3-6 0-4-3-4-4-4-7 0-28 24-32 30-40 46-65 116-65 202 0 55 10 132 61 198 3 5 28 34 36 34 1 0 4 0 4-4z"><text:p/></draw:path><draw:path draw:style-name="gr853" draw:text-style-name="P131" svg:width="0.215cm" svg:height="0.239cm" svg:x="8.584cm" svg:y="4.401cm" svg:viewBox="0 0 216 240" svg:d="M216 85c0-60-60-85-108-85-51 0-108 28-108 84 0 47 0 94 0 142 0 7 0 14 8 14 7 0 7-7 7-14 0-47 0-94 0-140 0-58 63-71 93-71 17 0 42 4 61 17 30 19 30 44 30 54 0 46 0 93 0 140 0 7-1 14 8 14 8 0 9-7 9-14 0-48 0-94 0-141z"><text:p/></draw:path><draw:path draw:style-name="gr854" draw:text-style-name="P131" svg:width="0.19cm" svg:height="0.272cm" svg:x="9.048cm" svg:y="4.364cm" svg:viewBox="0 0 191 273" svg:d="M134 248c0 8 0 16 0 25 19-1 39-3 57-5 0-4 0-7 0-12-27 0-30-2-30-21 0-78 0-157 0-235-19 1-37 3-55 4 0 5 0 8 0 13 26 0 29 2 29 22 0 27 0 56 0 83-11-14-27-24-48-24-46 0-87 37-87 88 0 48 39 87 83 87 24 0 41-13 51-25zM134 144c0 27 0 53 0 79 0 7 0 8-4 15-12 18-29 26-45 26-18 0-32-10-41-24-11-17-12-39-12-54 0-14 1-37 12-55 9-12 23-24 44-24 13 0 30 5 42 23 4 6 4 6 4 14z"><text:p/></draw:path><draw:path draw:style-name="gr855" draw:text-style-name="P131" svg:width="0.149cm" svg:height="0.176cm" svg:x="9.261cm" svg:y="4.46cm" svg:viewBox="0 0 150 177" svg:d="M33 76c2-58 35-68 47-68 41 0 44 53 44 68-30 0-60 0-91 0zM33 84c36 0 72 0 108 0 8 0 9 0 9-8 0-39-21-76-70-76-44 0-80 40-80 88 0 52 41 89 86 89 47 0 64-43 64-50 0-4-3-5-5-5-3 0-4 2-5 6-13 39-49 39-52 39-20 0-35-11-44-25-11-19-11-44-11-58z"><text:p/></draw:path><draw:path draw:style-name="gr856" draw:text-style-name="P131" svg:width="0.193cm" svg:height="0.272cm" svg:x="9.432cm" svg:y="4.36cm" svg:viewBox="0 0 194 273" svg:d="M118 119c17 0 20 4 20 21 0 34 0 69 0 103 0 18-5 18-30 18 0 4 0 7 0 12 13 0 33-1 43-1s28 1 43 1c0-5 0-8 0-12-27 0-30 0-30-18 0-47 0-94 0-142-17 1-33 4-50 5-5 0-4 0-6 0-1 1-1 1-7 1-15 0-31 0-46 0 0-15 0-30 0-44 0-39 33-54 57-54 12 0 26 4 33 13-15 0-17 11-17 18 0 12 10 17 17 17 9 0 18-6 18-17 0-23-21-40-50-40-36 0-82 20-82 63 0 14 0 29 0 44-10 0-21 0-31 0 0 4 0 7 0 12 10 0 21 0 31 0 0 42 0 82 0 124 0 18-5 18-30 18 0 4 0 7 0 12 12 0 33-1 43-1 9 0 29 1 43 1 0-5 0-8 0-12-26 0-31 0-31-18 0-42 0-82 0-124 21 0 41 0 62 0z"><text:p/></draw:path><draw:path draw:style-name="gr857" draw:text-style-name="P131" svg:width="0.194cm" svg:height="0.17cm" svg:x="9.649cm" svg:y="4.463cm" svg:viewBox="0 0 195 171" svg:d="M31 37c0 35 0 70 0 104 0 17-5 17-31 17 0 5 0 8 0 13 14 0 33-2 44-2 10 0 30 2 43 2 0-5 0-8 0-13-25 0-30 0-30-17 0-23 0-47 0-71 0-40 28-61 52-61s29 21 29 43c0 29 0 59 0 89 0 17-5 17-30 17 0 5 0 8 0 13 13 0 33-2 44-2 10 0 30 2 43 2 0-5 0-8 0-13-20 0-30 0-30-11 0-24 0-49 0-73 0-34 0-46-12-60-6-6-19-14-41-14-28 0-46 17-57 41 0-13 0-28 0-41-19 1-36 3-55 4 0 5 0 8 0 13 28 0 31 2 31 20z"><text:p/></draw:path><draw:path draw:style-name="gr858" draw:text-style-name="P131" svg:width="0.082cm" svg:height="0.258cm" svg:x="9.864cm" svg:y="4.374cm" svg:viewBox="0 0 83 259" svg:d="M55 88c-18 1-36 3-54 4 0 5 0 8 0 13 25 0 29 2 29 20 0 35 0 70 0 104 0 17-5 17-30 17 0 5 0 8 0 13 12 0 33-2 42-2 14 0 27 2 41 2 0-5 0-8 0-13-26 0-28-2-28-16 0-47 0-95 0-142zM57 21c0-13-10-21-21-21-12 0-19 11-19 21s7 20 19 20c11 0 21-8 21-20z"><text:p/></draw:path><draw:path draw:style-name="gr859" draw:text-style-name="P131" svg:width="0.12cm" svg:height="0.241cm" svg:x="9.967cm" svg:y="4.396cm" svg:viewBox="0 0 121 242" svg:d="M59 84c19 0 37 0 55 0 0-5 0-8 0-12-18 0-36 0-55 0 0-25 0-48 0-72-3 0-6 0-9 0 0 32-13 73-50 75 0 3 0 5 0 9 11 0 21 0 32 0 0 35 0 71 0 106 0 48 36 52 51 52 27 0 38-27 38-52 0-7 0-14 0-22-3 0-7 0-10 0 0 7 0 15 0 21 0 29-12 43-26 43-26 0-26-35-26-42 0-35 0-71 0-106z"><text:p/></draw:path><draw:path draw:style-name="gr860" draw:text-style-name="P131" svg:width="0.082cm" svg:height="0.258cm" svg:x="10.122cm" svg:y="4.374cm" svg:viewBox="0 0 83 259" svg:d="M56 88c-17 1-36 3-54 4 0 5 0 8 0 13 24 0 29 2 29 20 0 35 0 70 0 104 0 17-5 17-31 17 0 5 0 8 0 13 12 0 33-2 43-2 13 0 26 2 40 2 0-5 0-8 0-13-26 0-27-2-27-16 0-47 0-95 0-142zM57 21c0-13-10-21-20-21-12 0-20 11-20 21s8 20 20 20c10 0 20-8 20-20z"><text:p/></draw:path><draw:path draw:style-name="gr861" draw:text-style-name="P131" svg:width="0.171cm" svg:height="0.176cm" svg:x="10.227cm" svg:y="4.46cm" svg:viewBox="0 0 172 177" svg:d="M172 90c0-49-39-90-86-90-49 0-86 42-86 90 0 50 41 87 86 87 46 0 86-37 86-87zM86 167c-17 0-34-7-44-25s-10-41-10-55c0-15 0-36 10-53s28-26 44-26 32 9 43 25c10 17 11 40 11 54s0 35-9 52-25 28-45 28z"><text:p/></draw:path><draw:path draw:style-name="gr862" draw:text-style-name="P131" svg:width="0.194cm" svg:height="0.17cm" svg:x="10.421cm" svg:y="4.463cm" svg:viewBox="0 0 195 171" svg:d="M31 37c0 35 0 70 0 104 0 17-5 17-31 17 0 5 0 8 0 13 13 0 33-2 44-2 10 0 30 2 43 2 0-5 0-8 0-13-25 0-30 0-30-17 0-23 0-47 0-71 0-40 28-61 52-61s29 21 29 43c0 29 0 59 0 89 0 17-5 17-30 17 0 5 0 8 0 13 13 0 33-2 44-2 10 0 30 2 43 2 0-5 0-8 0-13-20 0-30 0-31-11 0-24 0-49 0-73 0-34 0-46-11-60-6-6-19-14-41-14-28 0-46 17-57 41 0-13 0-28 0-41-19 1-36 3-55 4 0 5 0 8 0 13 28 0 31 2 31 20z"><text:p/></draw:path><draw:path draw:style-name="gr863" draw:text-style-name="P131" svg:width="0.099cm" svg:height="0.463cm" svg:x="10.641cm" svg:y="4.303cm" svg:viewBox="0 0 100 464" svg:d="M100 232c0-55-9-132-60-198-4-4-29-34-36-34-2 0-4 1-4 4 0 2 0 3 2 4 19 21 43 51 60 113 8 35 12 75 12 111 0 39-4 78-13 117-16 54-38 84-58 106-3 4-2 4-3 5 0 3 2 4 4 4 6 0 27-24 32-29 39-47 64-116 64-203z"><text:p/></draw:path></draw:g></text:p>
        </text:list-item>
        <text:list-item>
          <text:p text:style-name="P120">כדרוש, לפי הגדרת שיוויון. <text:span text:style-name="T6">מש"ל</text:span> <draw:g text:anchor-type="as-char" svg:y="-0.265cm" draw:z-index="229" draw:style-name="gr1"><svg:title>TexMaths</svg:title><svg:desc>11§display§\blacksquare§svg§600§FALSE§</svg:desc><draw:path draw:style-name="gr626" draw:text-style-name="P130" svg:width="0.236cm" svg:height="0.224cm" svg:x="-0.001cm" svg:y="0.018cm" svg:viewBox="0 0 237 225" svg:d="M120 225c-41 0-80 0-120 0 0-75 0-150 0-225 79 0 158 0 237 0 0 75 0 150 0 225-39 0-79 0-117 0z"><text:p/></draw:path><draw:path draw:style-name="gr627" draw:text-style-name="P131" svg:width="0.254cm" svg:height="0.264cm" svg:x="0.001cm" svg:y="0cm" svg:viewBox="0 0 255 265" svg:d="M255 13c0-11-1-13-13-13-76 0-153 0-229 0-12 0-13 1-13 13 0 80 0 158 0 237 0 12 1 15 13 15 76 0 152 0 228 0 13 0 14-1 14-14 0-79 0-158 0-238z"><text:p/></draw:path></draw:g></text:p>
        </text:list-item>
      </text:list>
      <text:h text:style-name="Heading_20_3" text:outline-level="3">סעיף (ג)</text:h>
      <text:list xml:id="list2624488962" text:style-name="L17">
        <text:list-item>
          <text:p text:style-name="P97">צ.ל.:</text:p>
          <text:p text:style-name="P30"><draw:g text:anchor-type="as-char" svg:y="-0.295cm" draw:z-index="226" draw:style-name="gr1"><svg:title>TexMaths</svg:title><svg:desc>11§display§A \cap B \not = \emptyset \rightarrow \powerset(A \setminus B) \subseteq \powerset(A) \setminus \powerset(B)§svg§600§FALSE§</svg:desc><draw:path draw:style-name="gr873" draw:text-style-name="P130" svg:width="6.516cm" svg:height="0.352cm" svg:x="0.006cm" svg:y="0.019cm" svg:viewBox="0 0 6517 353" svg:d="M0 0c2172 0 4345 0 6517 0 0 118 0 235 0 353-2172 0-4345 0-6517 0 0-118 0-235 0-353z"><text:p/></draw:path><draw:path draw:style-name="gr874" draw:text-style-name="P131" svg:width="0.264cm" svg:height="0.273cm" svg:x="-0.001cm" svg:y="0.021cm" svg:viewBox="0 0 265 274" svg:d="M56 230c-15 26-31 32-47 33-6 0-9 0-9 7 0 3 2 4 5 4 10 0 22-1 33-1 14 0 27 1 39 1 2 0 8 0 8-7 0-4-4-4-7-4-9-1-18-5-18-15 0-4 3-8 6-14 10-15 19-32 29-47 33 0 64 0 97 0 0 8 6 59 6 62 0 13-20 14-28 14-5 0-9 0-9 7 0 4 3 3 5 4 17 0 33-1 48-1 10 0 35 1 44 1 3 0 7 0 7-8 0-3-3-3-9-3-23 0-23-4-25-15-8-79-15-159-23-239-1-8-1-9-8-9-5 0-8 2-10 7-45 74-89 149-134 223zM102 175c26-43 51-86 76-128 5 42 9 85 13 128-29 0-59 0-89 0z"><text:p/></draw:path><draw:path draw:style-name="gr875" draw:text-style-name="P131" svg:width="0.213cm" svg:height="0.236cm" svg:x="0.383cm" svg:y="0.067cm" svg:viewBox="0 0 214 237" svg:d="M214 84c0-59-58-84-106-84-51 0-108 26-108 84 0 47 0 94 0 140 0 7 0 13 8 13 7 0 7-6 7-13 0-46 0-92 0-138 0-59 63-71 93-71 17 0 42 4 61 17 30 19 30 44 30 54 0 46 0 92 0 138 0 7 0 13 8 13 7 0 7-6 7-13 0-46 0-93 0-140z"><text:p/></draw:path><draw:path draw:style-name="gr876" draw:text-style-name="P131" svg:width="0.275cm" svg:height="0.261cm" svg:x="0.722cm" svg:y="0.034cm" svg:viewBox="0 0 276 262" svg:d="M45 232c-3 15-4 19-35 19-7 0-10 0-10 7 0 4 3 4 10 4 46 0 92 0 138 0 61 0 107-45 107-82 0-27-23-50-60-55 40-6 81-35 81-71 0-29-25-54-73-54-42 0-86 0-129 0-7 0-11 0-11 8 0 4 3 4 11 4 1 0 7 0 14 1 8 0 11 1 11 6 0 2-1 3-2 7-18 69-34 138-52 206zM103 122c8-32 17-64 25-96 3-13 4-14 20-14 17 0 33 0 50 0 34 0 43 23 43 40 0 34-33 70-80 70-19 0-39 0-58 0zM87 251c-6 0-7 0-9-2-4 0-5 0-5-3 0-1 0-2 2-9 9-35 17-71 26-106 24 0 50 0 74 0 36 0 44 28 44 45 0 37-34 75-80 75-18 0-35 0-52 0z"><text:p/></draw:path><draw:path draw:style-name="gr877" draw:text-style-name="P131" svg:width="0.191cm" svg:height="0.356cm" svg:x="1.179cm" svg:y="0.021cm" svg:viewBox="0 0 192 357" svg:d="M189 14c3-5 3-5 3-6 0-4-2-8-7-8s-6 2-9 8c-57 111-116 223-173 334-3 5-3 6-3 7 0 4 2 8 8 8 4 0 5-2 7-8 59-112 116-223 174-335z"><text:p/></draw:path><draw:path draw:style-name="gr878" draw:text-style-name="P131" svg:width="0.255cm" svg:height="0.089cm" svg:x="1.147cm" svg:y="0.155cm" svg:viewBox="0 0 256 90" svg:d="M243 15c7 0 13 0 13-7 0-8-6-8-12-8-77 0-155 0-232 0-5 0-12 0-12 8 0 7 7 7 12 7 77 0 154 0 231 0zM244 90c6 0 12 0 12-8 0-7-6-7-13-7-77 0-154 0-231 0-5 0-12 0-12 7 0 8 7 8 12 8 77 0 155 0 232 0z"><text:p/></draw:path><draw:path draw:style-name="gr879" draw:text-style-name="P131" svg:width="0.156cm" svg:height="0.325cm" svg:x="1.551cm" svg:y="0cm" svg:viewBox="0 0 157 326" svg:d="M132 8c0-5-3-8-8-8s-6 4-9 12c-5 15-1 2-5 18-4-3-17-8-31-8-22 0-47 11-61 41-16 30-18 66-18 102 0 24 0 92 34 122-9 30-9 31-9 32 0 4 4 7 8 7 5 0 7-4 9-12 4-15 1-2 5-17 9 4 21 7 31 7 44 0 61-36 67-55 11-26 12-57 12-84 0-29 0-92-34-125 3-11 6-21 9-32zM38 269c-12-26-12-72-12-110 0-30 0-57 6-82 6-35 30-47 47-47 8 0 18 2 28 11-23 75-45 152-69 228zM119 56c12 22 12 67 12 103 0 29 0 56-5 82-6 40-27 55-48 55-9 0-18-3-27-11 23-76 45-153 68-229z"><text:p/></draw:path><draw:path draw:style-name="gr880" draw:text-style-name="P131" svg:width="0.343cm" svg:height="0.199cm" svg:x="1.855cm" svg:y="0.1cm" svg:viewBox="0 0 344 200" svg:d="M301 109c-21 16-32 32-34 36-17 28-14 34-21 52 0 3 5 3 8 3 7 0 7 0 9-7 9-37 32-69 75-87 4-2 6-3 6-5 0-3-2-3-3-4-18-7-64-26-79-90-1-6-1-7-8-7-3 0-8 0-8 5 7 17 4 25 20 51 8 11 19 25 35 37-95 0-191 0-287 0-6 0-14 0-14 8s8 8 14 8c96 0 192 0 287 0z"><text:p/></draw:path><draw:path draw:style-name="gr881" draw:text-style-name="P131" svg:width="0.274cm" svg:height="0.28cm" svg:x="2.337cm" svg:y="0.034cm" svg:viewBox="0 0 275 281" svg:d="M125 0c-54 0-95 26-111 44-13 15-10 19-14 27 0 3 1 4 3 4 7 0 16-6 19-8 8-4 9-8 11-14 5-16 16-29 65-32-7 87-30 171-63 250-2 6-1 5-2 7 0 2 1 3 4 3 6 0 25-8 29-18 20-48 52-134 64-242 6 0 13 0 20 0 47 0 92 19 92 57 0 29-28 82-103 85-8 1-13 1-24 7-6 5-9 9-9 11 0 4 2 4 7 4 71 0 162-60 162-123 0-44-53-62-97-62-17 0-35 0-53 0z"><text:p/></draw:path><draw:path draw:style-name="gr882" draw:text-style-name="P131" svg:width="0.089cm" svg:height="0.383cm" svg:x="2.667cm" svg:y="0.009cm" svg:viewBox="0 0 90 384" svg:d="M90 379c0-1 0-1-6-8-49-48-61-122-61-179 0-67 14-134 62-182 5-5 5-6 5-7 0-2-2-3-4-3-4 0-39 26-62 75-19 43-24 84-24 117 0 29 4 76 26 119 23 47 56 73 60 73 2 0 4-2 4-5z"><text:p/></draw:path><draw:path draw:style-name="gr883" draw:text-style-name="P131" svg:width="0.265cm" svg:height="0.273cm" svg:x="2.792cm" svg:y="0.021cm" svg:viewBox="0 0 266 274" svg:d="M56 230c-15 26-31 32-47 33-5 0-9 0-9 7 0 3 2 4 5 4 11 0 22-1 33-1 14 0 27 1 39 1 3 0 8 0 8-7 0-4-4-4-7-4-9-1-18-5-18-15 0-4 3-8 6-14 10-15 20-32 30-47 32 0 65 0 96 0 2 8 6 59 6 62 0 13-20 14-28 14-5 0-8 0-8 7 0 4 4 4 5 4 16 0 32-1 49-1 8 0 33 1 42 1 3 0 8 0 8-8 0-3-4-3-10-3-23 0-23-4-24-15-8-79-16-159-24-239 0-8 0-9-7-9-6 0-7 2-11 7-45 74-89 149-134 223zM102 175c26-43 51-86 76-128 5 42 9 85 13 128-29 0-59 0-89 0z"><text:p/></draw:path><draw:path draw:style-name="gr884" draw:text-style-name="P131" svg:width="0.15cm" svg:height="0.383cm" svg:x="3.176cm" svg:y="0.009cm" svg:viewBox="0 0 151 384" svg:d="M134 375c2 4 3 9 9 9 4 0 8-4 8-8 0-1 0-1-3-7-44-120-88-240-132-360-2-7-3-9-8-9s-8 3-8 8c1 2 0 1 2 5 44 121 88 241 132 362z"><text:p/></draw:path><draw:path draw:style-name="gr885" draw:text-style-name="P131" svg:width="0.275cm" svg:height="0.261cm" svg:x="3.449cm" svg:y="0.034cm" svg:viewBox="0 0 276 262" svg:d="M46 232c-4 15-4 19-35 19-7 0-11 0-11 7 0 4 4 4 11 4 46 0 91 0 137 0 62 0 107-45 107-82 0-27-22-50-59-55 39-6 80-35 80-71 0-29-25-54-71-54-43 0-87 0-130 0-8 0-11 0-11 8 0 4 3 4 11 4 4 0 7 0 14 1 7 0 10 1 10 6 0 2 0 3-1 7-18 69-34 138-52 206zM104 122c8-32 17-64 25-96 3-13 4-14 21-14 16 0 33 0 49 0 34 0 42 23 42 40 0 34-33 70-80 70-19 0-38 0-57 0zM87 251c-6 0-6 0-9-2-3 0-4 0-4-3 0-1 0-2 2-9 9-35 17-71 26-106 24 0 49 0 73 0 37 0 45 28 45 45 0 37-35 75-80 75-18 0-36 0-53 0z"><text:p/></draw:path><draw:path draw:style-name="gr886" draw:text-style-name="P131" svg:width="0.088cm" svg:height="0.383cm" svg:x="3.768cm" svg:y="0.009cm" svg:viewBox="0 0 89 384" svg:d="M89 192c0-29-3-77-25-119-23-49-56-73-61-73-2 0-3 1-3 3 0 1 0 2 8 9 37 39 59 100 59 180 0 65-14 132-63 182-4 4-4 4-4 5 0 3 1 5 3 5 5 0 40-27 62-75 20-43 24-86 24-117z"><text:p/></draw:path><draw:path draw:style-name="gr887" draw:text-style-name="P131" svg:width="0.235cm" svg:height="0.295cm" svg:x="4.035cm" svg:y="0.053cm" svg:viewBox="0 0 236 296" svg:d="M223 15c7 0 13 0 13-7 0-8-6-8-13-8-35 0-69 0-104 0-66 0-119 51-119 111 0 62 54 110 119 110 35 0 69 0 104 0 7 0 13 0 13-8 0-7-6-7-13-7-34 0-69 0-103 0-62 0-105-44-105-95 0-52 44-96 105-96 34 0 69 0 103 0zM22 280c-7 0-14 0-14 8s7 8 14 8c67 0 134 0 201 0 7 0 13 0 13-8s-6-8-13-8c-67 0-134 0-201 0z"><text:p/></draw:path><draw:path draw:style-name="gr888" draw:text-style-name="P131" svg:width="0.275cm" svg:height="0.28cm" svg:x="4.419cm" svg:y="0.034cm" svg:viewBox="0 0 276 281" svg:d="M126 0c-53 0-95 26-111 44-13 15-10 19-15 27 0 3 2 4 4 4 7 0 16-6 19-8 8-4 9-8 11-14 6-16 17-29 65-32-7 87-30 171-63 250-2 6-1 5-2 7 0 2 1 3 4 3 6 0 25-8 29-18 20-48 52-134 64-242 6 0 13 0 20 0 47 0 92 19 92 57 0 29-27 82-103 85-8 1-12 1-23 7-7 5-10 9-10 11 0 4 2 4 7 4 71 0 162-60 162-123 0-44-53-62-98-62-17 0-34 0-52 0z"><text:p/></draw:path><draw:path draw:style-name="gr889" draw:text-style-name="P131" svg:width="0.089cm" svg:height="0.383cm" svg:x="4.75cm" svg:y="0.009cm" svg:viewBox="0 0 90 384" svg:d="M90 379c0-1 0-1-6-8-49-48-61-122-61-179 0-67 14-134 62-182 5-5 5-6 5-7 0-2-2-3-4-3-4 0-39 26-62 75-20 43-24 84-24 117 0 29 4 76 25 119 24 47 57 73 61 73 2 0 4-2 4-5z"><text:p/></draw:path><draw:path draw:style-name="gr890" draw:text-style-name="P131" svg:width="0.264cm" svg:height="0.273cm" svg:x="4.875cm" svg:y="0.021cm" svg:viewBox="0 0 265 274" svg:d="M56 230c-15 26-31 32-47 33-5 0-9 0-9 7 0 3 2 4 5 4 10 0 22-1 33-1 14 0 27 1 39 1 2 0 8 0 8-7 0-4-4-4-7-4-9-1-18-5-18-15 0-4 3-8 6-14 10-15 19-32 29-47 33 0 64 0 97 0 0 8 6 59 6 62 0 13-20 14-28 14-5 0-8 0-8 7 0 4 4 4 5 4 16 0 32-1 47-1 10 0 35 1 44 1 3 0 7 0 7-8 0-3-3-3-9-3-23 0-23-4-24-15-8-79-16-159-24-239-1-8-1-9-8-9-5 0-8 2-10 7-45 74-89 149-134 223zM102 175c26-43 51-86 76-128 5 42 9 85 13 128-29 0-59 0-89 0z"><text:p/></draw:path><draw:path draw:style-name="gr891" draw:text-style-name="P131" svg:width="0.088cm" svg:height="0.383cm" svg:x="5.174cm" svg:y="0.009cm" svg:viewBox="0 0 89 384" svg:d="M89 192c0-29-4-77-25-119-23-49-56-73-61-73-2 0-3 1-3 3 0 1 0 2 7 9 38 39 60 100 60 180 0 65-14 132-63 182-4 4-4 4-4 5 0 3 1 5 3 5 5 0 39-27 62-75 20-43 24-86 24-117z"><text:p/></draw:path><draw:path draw:style-name="gr892" draw:text-style-name="P131" svg:width="0.149cm" svg:height="0.383cm" svg:x="5.41cm" svg:y="0.009cm" svg:viewBox="0 0 150 384" svg:d="M133 375c2 4 4 9 9 9 4 0 8-4 8-8 0-1 0-1-2-7-44-120-88-240-132-360-3-7-4-9-8-9-5 0-8 3-8 8 1 2 0 1 2 5 44 121 87 241 131 362z"><text:p/></draw:path><draw:path draw:style-name="gr893" draw:text-style-name="P131" svg:width="0.274cm" svg:height="0.28cm" svg:x="5.676cm" svg:y="0.034cm" svg:viewBox="0 0 275 281" svg:d="M126 0c-55 0-96 26-112 44-13 15-10 19-14 27 0 3 1 4 3 4 7 0 16-6 19-8 8-4 9-8 11-14 5-16 16-29 65-32-7 87-30 171-63 250-2 6-1 5-2 7 0 2 1 3 4 3 6 0 25-8 29-18 20-48 52-134 64-242 6 0 13 0 20 0 47 0 92 19 92 57 0 29-28 82-103 85-8 1-13 1-24 7-6 5-9 9-9 11 0 4 2 4 7 4 71 0 162-60 162-123 0-44-53-62-97-62-17 0-34 0-52 0z"><text:p/></draw:path><draw:path draw:style-name="gr894" draw:text-style-name="P131" svg:width="0.089cm" svg:height="0.383cm" svg:x="6.006cm" svg:y="0.009cm" svg:viewBox="0 0 90 384" svg:d="M90 379c0-1 0-1-6-8-49-48-61-122-61-179 0-67 14-134 62-182 5-5 5-6 5-7 0-2-2-3-4-3-4 0-39 26-61 75-20 43-25 84-25 117 0 29 4 76 26 119 23 47 56 73 60 73 2 0 4-2 4-5z"><text:p/></draw:path><draw:path draw:style-name="gr895" draw:text-style-name="P131" svg:width="0.275cm" svg:height="0.261cm" svg:x="6.135cm" svg:y="0.034cm" svg:viewBox="0 0 276 262" svg:d="M45 232c-3 15-4 19-35 19-6 0-10 0-10 7 0 4 3 4 10 4 46 0 92 0 138 0 61 0 107-45 107-82 0-27-22-50-60-55 40-6 81-35 81-71 0-29-25-54-71-54-44 0-87 0-131 0-7 0-11 0-11 8 0 4 3 4 11 4 1 0 8 0 14 1 8 0 11 1 11 6 0 2 0 3-1 7-18 69-35 138-53 206zM104 122c8-32 16-64 24-96 3-13 4-14 20-14 17 0 35 0 51 0 34 0 42 23 42 40 0 34-33 70-80 70-19 0-38 0-57 0zM87 251c-6 0-7 0-9-2-4 0-5 0-5-3 0-1 0-2 2-9 9-35 17-71 26-106 24 0 50 0 74 0 37 0 44 28 44 45 0 37-34 75-79 75-18 0-36 0-53 0z"><text:p/></draw:path><draw:path draw:style-name="gr896" draw:text-style-name="P131" svg:width="0.089cm" svg:height="0.383cm" svg:x="6.453cm" svg:y="0.009cm" svg:viewBox="0 0 90 384" svg:d="M90 192c0-29-4-77-25-119-23-49-57-73-61-73-2 0-4 1-4 3 0 1 0 2 8 9 38 39 60 100 60 180 0 65-14 132-63 182-5 4-5 4-5 5 0 3 2 5 4 5 4 0 39-27 62-75 20-43 24-86 24-117z"><text:p/></draw:path></draw:g></text:p>
        </text:list-item>
        <text:list-item>
          <text:p text:style-name="P98">נניח את הראשי, נוכיח את הנגרר. </text:p>
          <text:p text:style-name="P30"><draw:g text:anchor-type="as-char" svg:y="-1.145cm" draw:z-index="188" draw:style-name="gr1"><svg:title>TexMaths</svg:title><svg:desc>11§latex§\begin{align*}
     &amp;\powerset(A \setminus B) \subseteq \powerset(A) \setminus \powerset(B) \\
     \iff &amp;\forall C. C \in \powerset(A \setminus B) \rightarrow C \in \powerset(A) \land x \notin \powerset(B) &amp;&amp;\open \!\!\subseteq\!\! \text{ definition} \close \\
     \iff &amp;\forall C. C \subseteq (A \setminus B) \rightarrow C \subseteq A \land C \not\subseteq(B)     &amp;&amp;\open \powerset \text{ definition} \close \\
     \iff &amp;\forall C. (\forall x. x \in A \land x \notin B) \rightarrow (\forall x. x \in A) \land (\exists x. x \notin B)    &amp;&amp;\open \!\!\subseteq\!\! \text{ definition} \close
\end{align}§svg§600§FALSE§</svg:desc><draw:path draw:style-name="gr1357" draw:text-style-name="P130" svg:width="12.153cm" svg:height="2.25cm" svg:x="0.107cm" svg:y="0.018cm" svg:viewBox="0 0 12154 2251" svg:d="M6078 2251c-2026 0-4052 0-6078 0 0-751 0-1501 0-2251 4052 0 8102 0 12154 0 0 750 0 1500 0 2251-2025 0-4051 0-6076 0z"><text:p/></draw:path><draw:path draw:style-name="gr1358" draw:text-style-name="P131" svg:width="0.275cm" svg:height="0.282cm" svg:x="0.802cm" svg:y="0.026cm" svg:viewBox="0 0 276 283" svg:d="M127 0c-54 0-96 26-112 44-13 15-15 26-15 28s2 3 4 3c7 0 16-6 19-8 8-5 9-8 11-14 6-17 17-30 65-32-7 87-30 172-63 252-2 6-2 6-2 8 0 1 1 2 5 2 5 0 24-9 28-19 20-46 52-135 64-243 7 0 13 0 20 0 47 0 92 19 92 57 0 29-27 83-103 85-8 1-12 1-23 8-7 4-10 8-10 11s2 3 7 3c71 0 162-60 162-123 0-44-53-62-97-62-17 0-35 0-52 0z"><text:p/></draw:path><draw:path draw:style-name="gr1359" draw:text-style-name="P131" svg:width="0.089cm" svg:height="0.385cm" svg:x="1.133cm" svg:y="-0.001cm" svg:viewBox="0 0 90 386" svg:d="M90 383c0-1 0-2-6-9-49-48-61-121-61-180 0-67 14-135 62-183 5-5 5-5 5-7 0-3-2-4-4-4-3 0-39 26-62 76-20 42-24 85-24 118 0 29 4 77 25 120 25 48 58 72 61 72 2 0 4-1 4-3z"><text:p/></draw:path><draw:path draw:style-name="gr1360" draw:text-style-name="P131" svg:width="0.264cm" svg:height="0.276cm" svg:x="1.259cm" svg:y="0.012cm" svg:viewBox="0 0 265 277" svg:d="M56 232c-15 27-31 32-47 33-5 0-9 0-9 8 0 2 2 4 6 4 9 0 22-1 33-1 13 0 26 1 38 1 2 0 8 0 8-8 0-4-4-4-7-4-9-1-17-4-17-14 0-5 2-9 5-15 10-16 20-31 30-48 32 0 65 0 97 0 0 8 5 61 5 64 0 12-20 13-27 13-6 0-9 0-9 8 0 4 4 4 5 4 16 0 32-1 48-1 9 0 34 1 44 1 2 0 6 0 6-8 0-4-3-4-9-4-23 0-23-3-24-14-8-81-16-161-24-241-1-8-1-10-8-10-5 0-7 3-10 7-45 74-89 150-134 225zM102 176c26-43 51-85 76-128 5 43 9 85 13 128-29 0-59 0-89 0z"><text:p/></draw:path><draw:path draw:style-name="gr1361" draw:text-style-name="P131" svg:width="0.15cm" svg:height="0.385cm" svg:x="1.642cm" svg:y="-0.001cm" svg:viewBox="0 0 151 386" svg:d="M134 377c1 6 4 9 9 9 4 0 8-3 8-8-1-2 0-1-2-5-44-121-88-242-132-363-3-7-4-10-9-10s-8 3-8 8c0 1 0 2 2 6 44 121 88 242 132 363z"><text:p/></draw:path><draw:path draw:style-name="gr1362" draw:text-style-name="P131" svg:width="0.275cm" svg:height="0.263cm" svg:x="1.916cm" svg:y="0.026cm" svg:viewBox="0 0 276 264" svg:d="M46 233c-4 16-4 19-35 19-7 0-11 0-11 8 0 4 3 4 11 4 46 0 91 0 138 0 61 0 106-46 106-84 0-28-22-50-59-55 39-6 80-35 80-72 0-29-25-53-71-53-43 0-87 0-130 0-8 0-11 0-11 8 0 4 3 4 10 4 1 0 9 0 15 0 7 1 10 1 10 7 0 1 0 2-1 7-18 70-34 138-52 207zM105 122c7-32 16-64 24-96 3-13 4-14 21-14 16 0 33 0 49 0 34 0 42 22 42 40 0 34-33 70-80 70-19 0-38 0-56 0zM87 252c-6 0-7 0-9-1-3 0-4 0-4-3 0-2 0-3 2-9 9-37 18-72 26-108 25 0 49 0 73 0 37 0 45 28 45 45 0 38-35 76-80 76-18 0-35 0-53 0z"><text:p/></draw:path><draw:path draw:style-name="gr1363" draw:text-style-name="P131" svg:width="0.088cm" svg:height="0.385cm" svg:x="2.235cm" svg:y="-0.001cm" svg:viewBox="0 0 89 386" svg:d="M89 194c0-31-4-77-25-121-23-48-56-73-61-73-2 0-3 2-3 4s0 2 7 9c38 39 60 99 60 181 0 66-14 134-63 182-4 5-4 6-4 7 0 2 1 3 3 3 5 0 39-25 62-75 20-43 24-85 24-117z"><text:p/></draw:path><draw:path draw:style-name="gr1364" draw:text-style-name="P131" svg:width="0.236cm" svg:height="0.298cm" svg:x="2.503cm" svg:y="0.042cm" svg:viewBox="0 0 237 299" svg:d="M223 15c7 0 14 0 14-7 0-8-7-8-14-8-35 0-69 0-104 0-66 0-119 51-119 112 0 62 54 112 119 112 35 0 69 0 104 0 7 0 14 0 14-7 0-8-7-8-14-8-34 0-69 0-103 0-62 0-105-46-105-97 0-53 44-97 105-97 34 0 69 0 103 0zM22 284c-7 0-14 0-14 7 0 8 7 8 14 8 67 0 134 0 201 0 7 0 14 0 14-8 0-7-7-7-14-7-67 0-134 0-201 0z"><text:p/></draw:path><draw:path draw:style-name="gr1365" draw:text-style-name="P131" svg:width="0.275cm" svg:height="0.282cm" svg:x="2.887cm" svg:y="0.026cm" svg:viewBox="0 0 276 283" svg:d="M127 0c-54 0-96 26-112 44-14 15-15 26-15 28s2 3 4 3c6 0 16-6 18-8 9-5 10-8 12-14 6-17 17-30 65-32-7 87-30 172-63 252-2 6-2 6-2 8 0 1 1 2 3 2 7 0 26-9 30-19 20-46 52-135 63-243 6 0 14 0 21 0 47 0 92 19 92 57 0 29-28 83-103 85-8 1-12 1-23 8-7 4-10 8-10 11s2 3 7 3c71 0 162-60 162-123 0-44-53-62-98-62-17 0-34 0-51 0z"><text:p/></draw:path><draw:path draw:style-name="gr1366" draw:text-style-name="P131" svg:width="0.089cm" svg:height="0.385cm" svg:x="3.218cm" svg:y="-0.001cm" svg:viewBox="0 0 90 386" svg:d="M90 383c0-1 0-2-6-9-49-48-62-121-62-180 0-67 15-135 63-183 5-5 5-5 5-7 0-3-2-4-4-4-3 0-39 26-62 76-20 42-24 85-24 118 0 29 4 77 25 120 23 48 58 72 61 72 2 0 4-1 4-3z"><text:p/></draw:path><draw:path draw:style-name="gr1367" draw:text-style-name="P131" svg:width="0.264cm" svg:height="0.276cm" svg:x="3.343cm" svg:y="0.012cm" svg:viewBox="0 0 265 277" svg:d="M56 232c-15 27-31 32-47 33-6 0-9 0-9 8 0 2 2 4 6 4 9 0 22-1 33-1 13 0 26 1 38 1 2 0 8 0 8-8 0-4-4-4-7-4-9-1-17-4-17-14 0-5 2-9 5-15 10-16 19-31 29-48 33 0 65 0 98 0 0 8 5 61 5 64 0 12-20 13-27 13-6 0-10 0-10 8 0 4 3 3 5 4 17 0 33-1 49-1 9 0 34 1 44 1 2 0 6 0 6-8 0-4-3-4-9-4-24 0-24-3-25-14-8-81-15-161-23-241-1-8-1-10-8-10-5 0-7 3-10 7-45 74-89 150-134 225zM102 176c26-43 51-85 76-128 5 43 9 85 13 128-29 0-59 0-89 0z"><text:p/></draw:path><draw:path draw:style-name="gr1368" draw:text-style-name="P131" svg:width="0.088cm" svg:height="0.385cm" svg:x="3.642cm" svg:y="-0.001cm" svg:viewBox="0 0 89 386" svg:d="M89 194c0-31-4-77-25-121-23-48-56-73-61-73-2 0-3 2-3 4s0 2 7 9c38 39 60 99 60 181 0 66-14 134-63 182-4 5-4 6-4 7 0 2 1 3 3 3 5 0 39-25 62-75 20-43 24-85 24-117z"><text:p/></draw:path><draw:path draw:style-name="gr1369" draw:text-style-name="P131" svg:width="0.149cm" svg:height="0.385cm" svg:x="3.878cm" svg:y="-0.001cm" svg:viewBox="0 0 150 386" svg:d="M133 377c2 6 5 9 9 9s8-3 8-8c0-2 0-1-1-5-44-121-90-242-134-363-2-7-3-10-7-10-5 0-8 3-8 8 0 1 0 2 1 6 44 121 88 242 132 363z"><text:p/></draw:path><draw:path draw:style-name="gr1370" draw:text-style-name="P131" svg:width="0.275cm" svg:height="0.282cm" svg:x="4.143cm" svg:y="0.026cm" svg:viewBox="0 0 276 283" svg:d="M127 0c-54 0-96 26-112 44-13 15-15 26-15 28s2 3 4 3c7 0 16-6 19-8 8-5 9-8 11-14 6-17 17-30 65-32-7 87-30 172-63 252-2 6-2 6-2 8 0 1 1 2 5 2 5 0 24-9 28-19 20-46 52-135 64-243 7 0 13 0 20 0 47 0 92 19 92 57 0 29-27 83-103 85-8 1-12 1-23 8-7 4-10 8-10 11s2 3 7 3c71 0 162-60 162-123 0-44-53-62-98-62-17 0-34 0-51 0z"><text:p/></draw:path><draw:path draw:style-name="gr1371" draw:text-style-name="P131" svg:width="0.089cm" svg:height="0.385cm" svg:x="4.474cm" svg:y="-0.001cm" svg:viewBox="0 0 90 386" svg:d="M90 383c0-1 0-2-6-9-49-48-61-121-61-180 0-67 14-135 62-183 5-5 5-5 5-7 0-3-2-4-4-4-3 0-39 26-62 76-20 42-24 85-24 118 0 29 4 77 25 120 23 48 58 72 61 72 2 0 4-1 4-3z"><text:p/></draw:path><draw:path draw:style-name="gr1372" draw:text-style-name="P131" svg:width="0.275cm" svg:height="0.263cm" svg:x="4.603cm" svg:y="0.026cm" svg:viewBox="0 0 276 264" svg:d="M45 233c-3 16-4 19-35 19-7 0-10 0-10 8 0 4 3 4 10 4 46 0 92 0 139 0 60 0 106-46 106-84 0-28-23-50-60-55 40-6 81-35 81-72 0-29-25-53-72-53-43 0-87 0-130 0-7 0-11 0-11 8 0 4 3 4 11 4 1 0 7 0 14 0 8 1 11 1 11 7 0 1-1 2-2 7-18 70-34 138-52 207zM103 122c8-32 17-64 25-96 3-13 4-14 21-14 16 0 33 0 49 0 34 0 43 22 43 40 0 34-33 70-80 70-19 0-39 0-58 0zM87 252c-6 0-7 0-9-1-4 0-5 0-5-3 0-2 0-3 2-9 9-37 17-72 26-108 24 0 50 0 74 0 36 0 44 28 44 45 0 38-34 76-80 76-18 0-34 0-52 0z"><text:p/></draw:path><draw:path draw:style-name="gr1373" draw:text-style-name="P131" svg:width="0.089cm" svg:height="0.385cm" svg:x="4.921cm" svg:y="-0.001cm" svg:viewBox="0 0 90 386" svg:d="M90 194c0-31-4-77-25-121-23-48-57-73-61-73-2 0-4 2-4 4s0 2 8 9c37 39 59 99 59 181 0 66-14 134-61 182-6 5-6 6-6 7 0 2 2 3 4 3 4 0 39-25 62-75 20-43 24-85 24-117z"><text:p/></draw:path><draw:path draw:style-name="gr1374" draw:text-style-name="P131" svg:width="0.342cm" svg:height="0.211cm" svg:x="0cm" svg:y="0.709cm" svg:viewBox="0 0 343 212" svg:d="M330 151c7 0 13 0 13-8s-6-8-14-8c-81 0-164 0-245 0-17-13-37-23-49-29 15-6 33-16 49-30 81 0 164 0 245 0 8 0 14 0 14-8s-6-8-13-8c-76 0-153 0-229 0 19-17 39-51 39-56 0-4-5-4-8-4-2 0-5 0-7 3-8 15-18 35-44 57-27 24-52 35-72 40-7 2-6 2-8 3-1 2-1 1-1 3 0 1 0 1 0 2l1 1c1 1 1 1 9 3 52 16 91 51 112 93 5 7 6 7 10 7 3 0 8 0 8-4 0-5-20-39-39-57 76 0 153 0 229 0z"><text:p/></draw:path><draw:path draw:style-name="gr1375" draw:text-style-name="P131" svg:width="0.342cm" svg:height="0.211cm" svg:x="0.321cm" svg:y="0.709cm" svg:viewBox="0 0 343 212" svg:d="M260 76c16 14 36 24 48 30-13 6-32 16-48 29-82 0-164 0-246 0-6 0-14 0-14 8s8 8 14 8c76 0 152 0 228 0-18 18-38 52-38 57 0 4 5 4 7 4 4 0 6 0 8-3 8-14 19-35 44-57 26-24 52-34 73-40 6-2 6-3 7-4 0-1 0-1 0-2 0-2 0-1 0-3h-1c-1-1-1-1-9-3-51-15-90-50-112-92-4-8-4-8-10-8-2 0-7 0-7 4 0 5 19 39 38 56-76 0-152 0-228 0-6 0-14 0-14 8s8 8 14 8c82 0 164 0 246 0z"><text:p/></draw:path><draw:path draw:style-name="gr1376" draw:text-style-name="P131" svg:width="0.215cm" svg:height="0.276cm" svg:x="0.794cm" svg:y="0.643cm" svg:viewBox="0 0 216 277" svg:d="M213 15c3-4 3-5 3-7 0-4-4-8-9-8s-7 5-9 9c-11 28-21 57-32 86-39 0-78 0-118 0-11-29-20-58-31-86-3-5-4-9-9-9-4 0-8 4-8 8 0 1 0 2 2 7 32 85 65 169 97 253 1 6 3 9 9 9 5 0 6-4 9-7 32-85 65-170 96-255zM55 110c35 0 70 0 106 0-18 46-36 91-53 138-18-47-35-92-53-138z"><text:p/></draw:path><draw:path draw:style-name="gr1377" draw:text-style-name="P131" svg:width="0.273cm" svg:height="0.279cm" svg:x="1.029cm" svg:y="0.64cm" svg:viewBox="0 0 274 280" svg:d="M274 3c0-1 0-3-3-3-1 0-3 0-7 4-9 10-18 20-26 30-4-5-22-34-65-34-86 0-173 85-173 175 0 64 45 105 105 105 34 0 62-15 83-33 36-31 43-67 43-68 0-4-3-3-4-4-4 0-5 1-6 4-3 11-12 39-39 61s-51 28-71 28c-35 0-76-19-76-80 0-22 8-85 46-130 25-27 61-47 95-47 40 0 63 30 63 75 0 15-1 15-1 20 0 3 4 4 5 4 6 0 6-1 7-8 7-33 16-66 24-99z"><text:p/></draw:path><draw:path draw:style-name="gr1378" draw:text-style-name="P131" svg:width="0.041cm" svg:height="0.04cm" svg:x="1.325cm" svg:y="0.871cm" svg:viewBox="0 0 42 41" svg:d="M42 21c0-12-10-21-21-21s-21 9-21 21c0 11 10 20 21 20s21-9 21-20z"><text:p/></draw:path><draw:path draw:style-name="gr1379" draw:text-style-name="P131" svg:width="0.274cm" svg:height="0.279cm" svg:x="1.418cm" svg:y="0.64cm" svg:viewBox="0 0 275 280" svg:d="M275 3c0-1-1-3-4-3-1 0-1 0-6 4-9 10-19 20-27 30-4-5-21-34-64-34-87 0-174 85-174 175 0 64 46 105 106 105 33 0 62-15 82-33 36-31 43-67 43-68 0-4-3-4-4-4-3 0-5 1-6 4-3 11-12 39-38 61-27 22-52 28-72 28-34 0-76-19-76-80 0-22 9-85 48-130 23-27 59-47 94-47 39 0 62 30 62 75 0 15-1 15-1 20 0 3 4 4 5 4 6 0 6-1 8-8 8-33 16-66 24-99z"><text:p/></draw:path><draw:path draw:style-name="gr1380" draw:text-style-name="P131" svg:width="0.193cm" svg:height="0.223cm" svg:x="1.843cm" svg:y="0.702cm" svg:viewBox="0 0 194 224" svg:d="M179 120c7 0 15 0 15-8s-8-8-15-8c-55 0-109 0-164 0 5-51 50-88 104-88 20 0 41 0 60 0 7 0 15 0 15-7 0-9-8-9-15-9-19 0-40 0-60 0-66 0-119 49-119 112 0 62 53 112 119 112 20 0 41 0 60 0 7 0 15 0 15-7 0-8-8-8-15-8-19 0-40 0-60 0-54 0-99-37-104-89 55 0 109 0 164 0z"><text:p/></draw:path><draw:path draw:style-name="gr1381" draw:text-style-name="P131" svg:width="0.274cm" svg:height="0.283cm" svg:x="2.184cm" svg:y="0.646cm" svg:viewBox="0 0 275 284" svg:d="M127 0c-55 0-96 26-113 45-13 16-14 27-14 28 0 2 1 2 3 2 7 0 16-6 19-7 8-5 9-7 12-15 5-16 16-29 65-31-8 87-31 172-63 252-2 5-1 4-2 7 0 1 1 3 3 3 7 0 26-9 29-19 21-47 52-136 64-243 6 0 13 0 20 0 47 0 92 18 92 56 0 30-27 84-102 86-9 0-12 0-23 8-8 4-10 8-10 11 0 2 2 2 6 2 71 0 162-60 162-123 0-44-52-62-97-62-17 0-34 0-51 0z"><text:p/></draw:path><draw:path draw:style-name="gr1382" draw:text-style-name="P131" svg:width="0.088cm" svg:height="0.385cm" svg:x="2.515cm" svg:y="0.622cm" svg:viewBox="0 0 89 386" svg:d="M89 382c0-1 0-1-6-8-49-49-61-122-61-181 0-68 14-135 63-183 4-4 4-6 4-7 0-2-1-3-3-3-5 0-39 26-62 75-20 43-24 86-24 118 0 30 4 77 25 121 23 47 56 72 61 72 2 0 3-1 3-4z"><text:p/></draw:path><draw:path draw:style-name="gr1383" draw:text-style-name="P131" svg:width="0.264cm" svg:height="0.275cm" svg:x="2.64cm" svg:y="0.635cm" svg:viewBox="0 0 265 276" svg:d="M55 232c-15 25-30 31-47 32-5 1-8 1-8 8 0 2 2 4 4 4 11 0 24-1 35-1 12 0 26 1 38 1 2 0 7 0 7-8 0-3-4-4-6-4-9 0-19-3-19-13 0-5 3-9 6-15 10-16 20-33 30-49 32 0 65 0 96 0 2 8 7 60 7 65 0 11-20 12-29 12-4 0-8 0-8 8 0 4 4 4 5 4 16 0 32-1 49-1 9 0 34 1 44 1 2 0 6 0 6-8 0-4-4-4-9-4-24 0-24-2-25-13-8-80-15-162-23-242-1-8-1-9-8-9-6 0-7 2-10 7-45 74-90 150-135 225zM102 175c26-43 51-85 76-128 5 43 8 85 12 128-29 0-58 0-88 0z"><text:p/></draw:path><draw:path draw:style-name="gr1384" draw:text-style-name="P131" svg:width="0.149cm" svg:height="0.385cm" svg:x="3.024cm" svg:y="0.622cm" svg:viewBox="0 0 150 386" svg:d="M133 377c2 5 5 9 9 9s8-3 8-8c0-1 0-1-3-6-44-121-88-242-132-363-2-7-3-9-7-9-5 0-8 3-8 8 0 2 0 1 1 5 44 121 88 243 132 364z"><text:p/></draw:path><draw:path draw:style-name="gr1385" draw:text-style-name="P131" svg:width="0.275cm" svg:height="0.263cm" svg:x="3.298cm" svg:y="0.646cm" svg:viewBox="0 0 276 264" svg:d="M45 234c-3 15-4 18-35 18-7 0-10 0-10 8 0 4 3 4 10 4 46 0 92 0 139 0 60 0 106-45 106-84 0-27-23-49-60-53 40-8 81-37 81-73 0-29-26-54-72-54-43 0-87 0-130 0-7 0-11 0-11 8 0 4 3 4 11 4 1 0 7 0 14 1 8 1 11 1 11 6 0 2-1 3-2 7-18 70-34 139-52 208zM103 123c8-32 17-64 25-95 3-15 4-16 21-16 16 0 33 0 49 0 34 0 43 23 43 40 0 34-34 71-80 71-19 0-39 0-58 0zM86 252c-5 0-6 0-8 0-4 0-5-1-5-4 0-2 0-2 2-9 9-37 17-72 26-108 24 0 50 0 74 0 36 0 44 28 44 45 0 38-34 76-80 76-18 0-36 0-53 0z"><text:p/></draw:path><draw:path draw:style-name="gr1386" draw:text-style-name="P131" svg:width="0.089cm" svg:height="0.385cm" svg:x="3.616cm" svg:y="0.622cm" svg:viewBox="0 0 90 386" svg:d="M90 193c0-30-4-77-25-120-24-48-57-73-61-73-2 0-4 1-4 3 0 1 0 3 8 9 37 39 59 100 59 181 0 66-14 134-61 182-6 6-6 6-6 7 0 3 2 4 4 4 4 0 39-26 62-76 20-42 24-84 24-117z"><text:p/></draw:path><draw:path draw:style-name="gr1387" draw:text-style-name="P131" svg:width="0.342cm" svg:height="0.2cm" svg:x="3.873cm" svg:y="0.713cm" svg:viewBox="0 0 343 201" svg:d="M301 108c-22 16-31 33-35 37-17 27-21 51-21 52 0 4 6 4 8 4 7 0 8-1 9-7 9-38 32-71 76-88 4-1 5-4 5-6 0-3-2-3-3-4-17-6-64-26-78-90-1-5-2-6-9-6-2 0-8 0-8 4 0 2 4 26 20 51 8 12 19 25 36 37-95 0-192 0-288 0-6 0-13 0-13 8s7 8 13 8c96 0 193 0 288 0z"><text:p/></draw:path><draw:path draw:style-name="gr1388" draw:text-style-name="P131" svg:width="0.274cm" svg:height="0.279cm" svg:x="4.365cm" svg:y="0.64cm" svg:viewBox="0 0 275 280" svg:d="M275 3c0-1-1-3-4-3-1 0-3 0-7 4-9 10-18 20-26 30-4-5-21-34-64-34-87 0-174 85-174 175 0 64 46 105 105 105 34 0 63-15 83-33 36-31 43-67 43-68 0-4-3-3-4-4-3 0-5 1-6 4-3 11-12 39-38 61-28 22-52 28-72 28-35 0-76-19-76-80 0-22 8-85 48-130 23-27 59-47 93-47 40 0 63 30 63 75 0 15-1 15-1 20 0 3 4 4 5 4 6 0 6-1 7-8 9-33 16-66 25-99z"><text:p/></draw:path><draw:path draw:style-name="gr1389" draw:text-style-name="P131" svg:width="0.192cm" svg:height="0.223cm" svg:x="4.79cm" svg:y="0.702cm" svg:viewBox="0 0 193 224" svg:d="M179 120c7 0 14 0 14-8s-7-8-14-8c-55 0-109 0-164 0 5-51 50-88 104-88 20 0 41 0 60 0 7 0 14 0 14-7 0-9-7-9-14-9-21 0-40 0-61 0-66 0-118 49-118 112 0 62 52 112 118 112 21 0 40 0 61 0 7 0 14 0 14-7 0-8-7-8-14-8-19 0-40 0-60 0-54 0-99-37-104-89 55 0 109 0 164 0z"><text:p/></draw:path><draw:path draw:style-name="gr1390" draw:text-style-name="P131" svg:width="0.274cm" svg:height="0.283cm" svg:x="5.131cm" svg:y="0.646cm" svg:viewBox="0 0 275 284" svg:d="M127 0c-55 0-97 26-113 45-13 16-14 27-14 28 0 2 1 2 3 2 7 0 16-6 19-7 8-5 9-7 11-15 6-16 17-29 65-31-7 87-30 172-63 252-2 5-1 4-2 7 0 1 1 3 4 3 6 0 25-9 29-19 20-47 52-136 64-243 6 0 13 0 20 0 47 0 92 18 92 56 0 30-27 84-102 86-9 0-13 0-24 8-7 4-10 8-10 11 0 2 2 2 7 2 71 0 162-60 162-123 0-44-53-62-97-62-17 0-34 0-51 0z"><text:p/></draw:path><draw:path draw:style-name="gr1391" draw:text-style-name="P131" svg:width="0.089cm" svg:height="0.385cm" svg:x="5.461cm" svg:y="0.622cm" svg:viewBox="0 0 90 386" svg:d="M90 382c0-1 0-1-6-8-49-49-61-122-61-181 0-68 14-135 62-183 5-4 5-6 5-7 0-2-1-3-4-3s-39 26-61 75c-19 43-25 86-25 118 0 30 4 77 26 121 24 47 57 72 60 72s4-1 4-4z"><text:p/></draw:path><draw:path draw:style-name="gr1392" draw:text-style-name="P131" svg:width="0.264cm" svg:height="0.275cm" svg:x="5.587cm" svg:y="0.635cm" svg:viewBox="0 0 265 276" svg:d="M55 232c-15 25-31 31-47 32-5 1-8 1-8 8 0 2 1 4 4 4 11 0 24-1 33-1 14 0 27 1 40 1 2 0 7 0 7-8 0-3-4-4-6-4-9 0-19-3-19-13 0-5 3-9 6-15 10-16 20-33 30-49 32 0 65 0 96 0 2 8 7 60 7 65 0 11-21 12-29 12-5 0-8 0-8 8 0 4 4 4 5 4 16 0 32-1 49-1 8 0 34 1 42 1 3 0 8 0 8-8 0-4-4-4-9-4-24 0-24-2-25-13-8-80-16-162-24-242 0-8 0-9-7-9-6 0-7 2-10 7-45 74-90 150-135 225zM101 175c26-43 52-85 77-128 5 43 8 85 12 128-29 0-59 0-89 0z"><text:p/></draw:path><draw:path draw:style-name="gr1393" draw:text-style-name="P131" svg:width="0.088cm" svg:height="0.385cm" svg:x="5.886cm" svg:y="0.622cm" svg:viewBox="0 0 89 386" svg:d="M89 193c0-30-3-77-25-120-23-48-56-73-61-73-2 0-3 1-3 3 0 1 0 3 8 9 37 39 59 100 59 181 0 66-14 134-63 182-4 6-4 6-4 7 0 3 1 4 3 4 5 0 40-26 62-76 20-42 24-84 24-117z"><text:p/></draw:path><draw:path draw:style-name="gr1394" draw:text-style-name="P131" svg:width="0.214cm" svg:height="0.239cm" svg:x="6.12cm" svg:y="0.68cm" svg:viewBox="0 0 215 240" svg:d="M117 8c-4-6-6-8-9-8-6 0-7 3-9 8-32 72-65 144-97 216-2 5-2 6-2 8 0 5 3 8 8 8 2 0 5-1 9-8 30-68 60-137 91-206 30 69 60 138 90 206 3 8 8 8 9 8 4 0 8-3 8-8 0-1 0-2-3-6-32-73-63-146-95-218z"><text:p/></draw:path><draw:path draw:style-name="gr1395" draw:text-style-name="P131" svg:width="0.192cm" svg:height="0.174cm" svg:x="6.453cm" svg:y="0.741cm" svg:viewBox="0 0 193 175" svg:d="M118 54c3-10 12-45 38-45 2 0 11 0 20 4-11 2-19 12-19 21 0 7 5 13 15 13 8 0 21-6 21-22 0-20-24-25-36-25-23 0-36 21-40 30-10-27-31-30-42-30-41 0-63 49-63 59 0 5 3 4 5 5 3 0 4-1 5-5 13-41 39-50 52-50 7 0 21 3 21 25 0 12-7 39-21 92-7 25-20 40-37 40-3 0-12 0-19-4 10-3 18-10 18-21s-8-15-14-15c-12 0-22 11-22 24 0 17 20 25 36 25 26 0 40-28 41-30 4 14 19 30 42 30 39 0 61-50 61-60 0-4-3-4-4-4-3 0-4 2-4 4-14 42-40 51-52 51-15 0-22-12-22-25 0-9 3-17 7-34 4-18 8-36 13-53z"><text:p/></draw:path><draw:path draw:style-name="gr1396" draw:text-style-name="P131" svg:width="0.15cm" svg:height="0.385cm" svg:x="6.835cm" svg:y="0.622cm" svg:viewBox="0 0 151 386" svg:d="M149 14c2-4 1-4 2-6 0-5-5-8-8-8s-5 1-7 3c-45 124-89 246-134 369-2 4-1 4-2 6 0 5 3 8 8 8 4 0 6-2 9-9 44-121 88-242 132-363z"><text:p/></draw:path><draw:path draw:style-name="gr1397" draw:text-style-name="P131" svg:width="0.192cm" svg:height="0.223cm" svg:x="6.803cm" svg:y="0.702cm" svg:viewBox="0 0 193 224" svg:d="M179 120c7 0 14 0 14-8s-7-8-14-8c-55 0-109 0-164 0 5-51 50-88 104-88 20 0 41 0 60 0 7 0 14 0 14-7 0-9-7-9-14-9-19 0-40 0-60 0-67 0-119 49-119 112 0 62 52 112 119 112 20 0 41 0 60 0 7 0 14 0 14-7 0-8-7-8-14-8-19 0-40 0-60 0-54 0-99-37-104-89 55 0 109 0 164 0z"><text:p/></draw:path><draw:path draw:style-name="gr1398" draw:text-style-name="P131" svg:width="0.274cm" svg:height="0.283cm" svg:x="7.144cm" svg:y="0.646cm" svg:viewBox="0 0 275 284" svg:d="M127 0c-55 0-96 26-113 45-13 16-14 27-14 28 0 2 1 2 3 2 7 0 16-6 19-7 8-5 9-7 11-15 6-16 17-29 65-31-7 87-30 172-63 252-2 5-1 4-2 7 0 1 1 3 4 3 6 0 25-9 29-19 20-47 52-136 64-243 6 0 13 0 20 0 47 0 92 18 92 56 0 30-27 84-102 86-9 0-13 0-23 8-8 4-11 8-11 11 0 2 3 2 7 2 71 0 162-60 162-123 0-44-52-62-97-62-17 0-34 0-51 0z"><text:p/></draw:path><draw:path draw:style-name="gr1399" draw:text-style-name="P131" svg:width="0.089cm" svg:height="0.385cm" svg:x="7.474cm" svg:y="0.622cm" svg:viewBox="0 0 90 386" svg:d="M90 382c0-1 0-1-6-8-49-49-61-122-61-181 0-68 14-135 62-183 5-4 5-6 5-7 0-2-1-3-3-3-4 0-40 26-62 75-19 43-25 86-25 118 0 30 4 77 26 121 24 47 57 72 61 72 2 0 3-1 3-4z"><text:p/></draw:path><draw:path draw:style-name="gr1400" draw:text-style-name="P131" svg:width="0.275cm" svg:height="0.263cm" svg:x="7.603cm" svg:y="0.646cm" svg:viewBox="0 0 276 264" svg:d="M46 234c-4 15-5 18-35 18-7 0-11 0-11 8 0 4 3 4 11 4 46 0 91 0 138 0 61 0 106-45 106-84 0-27-22-49-59-53 39-8 80-37 80-73 0-29-25-54-71-54-43 0-87 0-130 0-8 0-12 0-12 8 0 4 4 4 11 4 1 0 9 0 15 1 7 1 10 1 10 6 0 2 0 3-1 7-18 70-34 139-52 208zM105 123c7-32 15-64 23-95 4-15 4-16 21-16 16 0 34 0 50 0 34 0 42 23 42 40 0 34-33 71-80 71-19 0-38 0-56 0zM87 252c-6 0-7 0-9 0-3 0-4-1-4-4 0-2 0-2 1-9 9-37 19-72 27-108 25 0 49 0 73 0 37 0 44 28 44 45 0 38-34 76-79 76-18 0-35 0-53 0z"><text:p/></draw:path><draw:path draw:style-name="gr1401" draw:text-style-name="P131" svg:width="0.088cm" svg:height="0.385cm" svg:x="7.922cm" svg:y="0.622cm" svg:viewBox="0 0 89 386" svg:d="M89 193c0-30-4-77-25-120-23-48-56-73-61-73-2 0-3 1-3 3 0 1 0 3 7 9 38 39 60 100 60 181 0 66-14 134-63 182-4 6-4 6-4 7 0 3 1 4 3 4 5 0 39-26 62-76 20-42 24-84 24-117z"><text:p/></draw:path><draw:path draw:style-name="gr1402" draw:text-style-name="P131" svg:width="0.099cm" svg:height="0.462cm" svg:x="9.916cm" svg:y="0.583cm" svg:viewBox="0 0 100 463" svg:d="M100 459c0-1 0-3-1-4-18-18-44-50-60-113-9-35-13-75-13-111 0-101 25-173 71-222 3-4 3-5 3-6 0-3-2-3-4-3-6 0-27 23-32 29-39 46-64 116-64 202 0 55 10 132 61 198 3 4 28 34 35 34 2 0 4 0 4-4z"><text:p/></draw:path><draw:path draw:style-name="gr1403" draw:text-style-name="P131" svg:width="0.236cm" svg:height="0.297cm" svg:x="10.045cm" svg:y="0.666cm" svg:viewBox="0 0 237 298" svg:d="M222 15c7 0 15 0 15-7 0-8-8-8-15-8-34 0-69 0-103 0-67 0-119 51-119 111 0 63 54 112 119 112 34 0 69 0 103 0 7 0 15 0 15-7 0-8-8-8-15-8-34 0-68 0-102 0-62 0-105-45-105-96 0-53 44-97 105-97 34 0 68 0 102 0zM21 283c-7 0-13 0-13 7 0 8 6 8 13 8 67 0 134 0 201 0 7 0 15 0 15-8 0-7-8-7-15-7-67 0-134 0-201 0z"><text:p/></draw:path><draw:path draw:style-name="gr1404" draw:text-style-name="P131" svg:width="0.189cm" svg:height="0.272cm" svg:x="10.435cm" svg:y="0.643cm" svg:viewBox="0 0 190 273" svg:d="M133 248c0 8 0 16 0 25 19-1 39-3 57-5 0-4 0-7 0-12-27 0-29-2-29-21 0-78 0-157 0-235-19 1-38 3-56 4 0 5 0 8 0 12 27 0 29 4 29 23 0 27 0 56 0 83-11-14-27-24-48-24-45 0-86 37-86 88 0 48 37 87 81 87 26 0 43-13 52-25zM133 144c0 27 0 53 0 79 0 7 0 8-4 15-11 18-29 26-45 26-18 0-31-10-41-24-10-17-11-39-11-54 0-14 1-37 12-55 8-12 23-24 44-24 13 0 30 5 41 23 4 6 4 6 4 14z"><text:p/></draw:path><draw:path draw:style-name="gr1405" draw:text-style-name="P131" svg:width="0.149cm" svg:height="0.176cm" svg:x="10.647cm" svg:y="0.739cm" svg:viewBox="0 0 150 177" svg:d="M32 76c3-58 35-67 48-67 40 0 44 51 44 67-30 0-61 0-92 0zM32 84c36 0 71 0 108 0 9 0 10 0 10-8 0-39-21-76-70-76-45 0-80 40-80 88 0 52 41 89 85 89 47 0 65-43 65-50 0-4-4-5-6-5-3 0-4 2-4 6-15 39-49 39-53 39-19 0-34-11-43-25-12-19-12-44-12-58z"><text:p/></draw:path><draw:path draw:style-name="gr1406" draw:text-style-name="P131" svg:width="0.192cm" svg:height="0.271cm" svg:x="10.819cm" svg:y="0.64cm" svg:viewBox="0 0 193 272" svg:d="M117 118c17 0 21 4 21 21 0 34 0 69 0 103 0 18-5 18-31 18 0 4 0 7 0 12 13 0 33-1 43-1 8 0 28 1 43 1 0-5 0-8 0-12-26 0-30 0-30-18 0-47 0-94 0-141-17 1-32 2-49 3-6 0-6 0-7 0 0 2-1 2-7 2-15 0-30 0-45 0 0-15 0-30 0-44 0-39 33-54 57-54 11 0 26 4 33 13-16 1-18 11-18 17 0 14 9 18 17 18 9 0 18-5 18-18 0-23-21-38-50-38-36 0-82 19-82 62 0 14 0 29 0 44-10 0-20 0-30 0 0 4 0 7 0 12 10 0 20 0 30 0 0 41 0 82 0 124 0 18-4 18-30 18 0 4 0 7 0 12 13 0 33-1 43-1s29 1 43 1c0-5 0-8 0-12-25 0-30 0-30-18 0-42 0-83 0-124 20 0 41 0 61 0z"><text:p/></draw:path><draw:path draw:style-name="gr1407" draw:text-style-name="P131" svg:width="0.193cm" svg:height="0.17cm" svg:x="11.035cm" svg:y="0.741cm" svg:viewBox="0 0 194 171" svg:d="M30 37c0 34 0 70 0 104 0 17-5 17-30 17 0 5 0 8 0 13 13 0 33-2 43-2 11 0 31 2 44 2 0-5 0-8 0-13-26 0-31 0-31-17 0-23 0-47 0-71 0-40 28-61 53-61 24 0 29 21 29 43 0 29 0 59 0 89 0 17-5 17-31 17 0 5 0 8 0 13 14 0 34-2 44-2s31 2 43 2c0-5 0-8 0-13-20 0-30 0-30-11 0-24 0-49 0-73 0-34 0-45-12-60-6-6-18-14-41-14-27 0-46 16-57 41 0-14 0-28 0-41-18 1-36 3-54 4 0 5 0 8 0 12 26 0 30 3 30 21z"><text:p/></draw:path><draw:path draw:style-name="gr1408" draw:text-style-name="P131" svg:width="0.083cm" svg:height="0.258cm" svg:x="11.25cm" svg:y="0.653cm" svg:viewBox="0 0 84 259" svg:d="M56 88c-17 1-36 3-54 4 0 5 0 8 0 13 26 0 29 2 29 20 0 35 0 70 0 104 0 17-5 17-31 17 0 5 0 8 0 13 13 0 34-2 43-2 13 0 27 2 41 2 0-5 0-8 0-13-27 0-28-1-28-16 0-47 0-95 0-142zM57 21c0-12-9-21-20-21-12 0-20 11-20 21s8 20 20 20c11 0 20-8 20-20z"><text:p/></draw:path><draw:path draw:style-name="gr1409" draw:text-style-name="P131" svg:width="0.12cm" svg:height="0.241cm" svg:x="11.352cm" svg:y="0.674cm" svg:viewBox="0 0 121 242" svg:d="M59 84c19 0 37 0 55 0 0-5 0-8 0-13-18 0-36 0-55 0 0-24 0-47 0-71-3 0-6 0-9 0 0 32-13 74-50 75 0 3 0 5 0 9 11 0 22 0 33 0 0 35 0 71 0 106 0 48 36 52 50 52 27 0 38-28 38-52 0-7 0-14 0-22-3 0-7 0-10 0 0 7 0 15 0 21 0 29-11 43-25 43-27 0-27-35-27-42 0-35 0-71 0-106z"><text:p/></draw:path><draw:path draw:style-name="gr1410" draw:text-style-name="P131" svg:width="0.082cm" svg:height="0.258cm" svg:x="11.508cm" svg:y="0.653cm" svg:viewBox="0 0 83 259" svg:d="M55 88c-18 1-36 3-54 4 0 5 0 8 0 13 25 0 29 2 29 20 0 35 0 70 0 104 0 17-5 17-30 17 0 5 0 8 0 13 12 0 33-2 42-2 14 0 27 2 41 2 0-5 0-8 0-13-26 0-28-1-28-16 0-47 0-95 0-142zM57 21c0-12-10-21-21-21-12 0-21 11-21 21s9 20 21 20c11 0 21-8 21-20z"><text:p/></draw:path><draw:path draw:style-name="gr1411" draw:text-style-name="P131" svg:width="0.171cm" svg:height="0.176cm" svg:x="11.613cm" svg:y="0.739cm" svg:viewBox="0 0 172 177" svg:d="M172 90c0-49-39-90-86-90s-86 42-86 90c0 50 41 87 86 87 47 0 86-37 86-87zM86 167c-17 0-33-7-44-25-9-18-9-41-9-55 0-16 0-35 9-53 11-17 28-25 44-25 17 0 34 8 44 24 10 17 10 40 10 54s0 35-9 52-25 28-45 28z"><text:p/></draw:path><draw:path draw:style-name="gr1412" draw:text-style-name="P131" svg:width="0.193cm" svg:height="0.17cm" svg:x="11.809cm" svg:y="0.741cm" svg:viewBox="0 0 194 171" svg:d="M30 37c0 34 0 70 0 104 0 17-5 17-30 17 0 5 0 8 0 13 13 0 33-2 43-2s31 2 44 2c0-5 0-8 0-13-26 0-31 0-31-17 0-23 0-47 0-71 0-40 28-61 53-61 24 0 29 21 29 43 0 29 0 59 0 89 0 17-5 17-31 17 0 5 0 8 0 13 14 0 33-2 44-2 10 0 29 2 43 2 0-5 0-8 0-13-20 0-30 0-30-11 0-24 0-49 0-73 0-34 0-45-12-60-6-6-19-14-41-14-28 0-46 16-57 41 0-14 0-28 0-41-18 1-36 3-54 4 0 5 0 8 0 12 26 0 30 3 30 21z"><text:p/></draw:path><draw:path draw:style-name="gr1413" draw:text-style-name="P131" svg:width="0.1cm" svg:height="0.462cm" svg:x="12.028cm" svg:y="0.583cm" svg:viewBox="0 0 101 463" svg:d="M101 231c0-55-10-132-60-197-5-5-29-34-37-34-2 0-4 0-4 3 0 2 1 4 2 5 19 19 44 50 60 112 8 35 12 75 12 111 0 38-4 78-13 117-15 53-38 84-58 106-3 4-2 2-3 5 0 3 2 4 4 4 6 0 28-24 32-30 40-46 65-115 65-202z"><text:p/></draw:path><draw:path draw:style-name="gr1414" draw:text-style-name="P131" svg:width="0.342cm" svg:height="0.211cm" svg:x="0cm" svg:y="1.329cm" svg:viewBox="0 0 343 212" svg:d="M330 152c7 0 13 0 13-8s-6-8-14-8c-81 0-164 0-245 0-17-14-37-24-49-29 15-7 33-17 49-30 81 0 164 0 245 0 8 0 14 0 14-8 0-7-6-7-13-7-76 0-153 0-229 0 19-18 39-52 39-58 0-4-5-4-8-4-2 0-5 0-7 3-8 15-18 35-44 57-27 25-52 35-72 41-7 2-8 2-8 3-1 0-1 2-1 3s0 1 0 2l1 1c1 0 1 0 9 2 52 17 91 52 112 93 5 7 6 7 10 7 3 0 8 0 8-3 0-6-20-40-39-57 76 0 153 0 229 0z"><text:p/></draw:path><draw:path draw:style-name="gr1415" draw:text-style-name="P131" svg:width="0.342cm" svg:height="0.211cm" svg:x="0.321cm" svg:y="1.329cm" svg:viewBox="0 0 343 212" svg:d="M260 77c16 13 36 24 48 30-13 5-32 16-48 29-82 0-164 0-246 0-6 0-14 0-14 8s8 8 14 8c76 0 152 0 228 0-18 17-38 51-38 57 0 3 5 3 7 3 4 0 6 0 8-2 8-15 19-35 44-58 26-23 52-34 73-40 6-2 6-2 7-3 0-1 0-1 0-2s0-1 0-3l-1-1c-1 0-1-1-9-3-51-15-90-50-112-91-4-8-4-9-10-9-2 0-7 0-7 4 0 6 19 39 38 58-76 0-152 0-228 0-6 0-14 0-14 7 0 8 8 8 14 8 82 0 164 0 246 0z"><text:p/></draw:path><draw:path draw:style-name="gr1416" draw:text-style-name="P131" svg:width="0.215cm" svg:height="0.275cm" svg:x="0.794cm" svg:y="1.264cm" svg:viewBox="0 0 216 276" svg:d="M213 14c3-4 3-4 3-6 0-5-4-8-9-8s-7 4-9 9c-11 28-21 56-32 84-39 0-78 0-118 0-11-28-20-56-31-84-3-6-4-9-9-9-4 0-8 3-8 8 0 1 0 1 2 6 32 85 65 169 97 253 1 6 3 9 9 9 5 0 6-3 9-8 32-84 65-169 96-254zM55 109c35 0 70 0 106 0-18 46-36 91-53 137-18-46-35-91-53-137z"><text:p/></draw:path><draw:path draw:style-name="gr1417" draw:text-style-name="P131" svg:width="0.273cm" svg:height="0.28cm" svg:x="1.029cm" svg:y="1.259cm" svg:viewBox="0 0 274 281" svg:d="M274 4c0-1 0-4-3-4-1 0-3 0-7 4-9 10-18 20-26 30-4-5-22-34-65-34-86 0-173 86-173 175 0 64 45 106 105 106 34 0 62-16 83-33 36-32 43-68 43-69 0-3-3-2-4-3-4 0-5 1-6 3-3 12-12 40-39 62s-51 28-71 28c-35 0-76-20-76-81 0-22 8-83 46-130 25-26 61-46 95-46 40 0 63 30 63 75 0 15-1 15-1 20 0 3 4 3 5 3 6 0 6-1 7-8 7-33 16-65 24-98z"><text:p/></draw:path><draw:path draw:style-name="gr1418" draw:text-style-name="P131" svg:width="0.041cm" svg:height="0.041cm" svg:x="1.325cm" svg:y="1.49cm" svg:viewBox="0 0 42 42" svg:d="M42 21c0-11-10-21-21-21s-21 10-21 21 10 21 21 21 21-10 21-21z"><text:p/></draw:path><draw:path draw:style-name="gr1419" draw:text-style-name="P131" svg:width="0.274cm" svg:height="0.28cm" svg:x="1.418cm" svg:y="1.259cm" svg:viewBox="0 0 275 281" svg:d="M275 4c0-1-1-4-4-4-1 0-1 0-6 4-9 10-19 20-27 30-4-5-21-34-64-34-87 0-174 86-174 175 0 64 46 106 106 106 33 0 62-16 82-33 36-32 43-68 43-69 0-3-3-3-4-3-3 0-5 1-6 3-3 12-12 40-38 62-27 22-52 28-72 28-34 0-76-20-76-81 0-22 9-83 48-130 23-26 59-46 94-46 39 0 62 30 62 75 0 15-1 15-1 20 0 3 4 3 5 3 6 0 6-1 8-8 8-33 16-65 24-98z"><text:p/></draw:path><draw:path draw:style-name="gr1420" draw:text-style-name="P131" svg:width="0.236cm" svg:height="0.298cm" svg:x="1.843cm" svg:y="1.286cm" svg:viewBox="0 0 237 299" svg:d="M222 15c7 0 15 0 15-7 0-8-8-8-15-8-34 0-69 0-103 0-67 0-119 51-119 112 0 62 53 112 119 112 34 0 69 0 103 0 7 0 15 0 15-7 0-8-8-8-15-8-34 0-69 0-103 0-61 0-104-45-104-97 0-53 44-97 104-97 34 0 69 0 103 0zM21 284c-7 0-13 0-13 7 0 8 6 8 13 8 67 0 134 0 201 0 7 0 15 0 15-8 0-7-8-7-15-7-67 0-134 0-201 0z"><text:p/></draw:path><draw:path draw:style-name="gr1421" draw:text-style-name="P131" svg:width="0.089cm" svg:height="0.385cm" svg:x="2.256cm" svg:y="1.242cm" svg:viewBox="0 0 90 386" svg:d="M90 383c0-1 0-2-6-9-49-48-61-121-61-180 0-67 14-135 62-183 5-4 5-5 5-7 0-3-1-4-4-4s-39 26-61 76c-19 42-25 85-25 118 0 29 4 77 26 120 24 48 57 72 60 72s4-1 4-3z"><text:p/></draw:path><draw:path draw:style-name="gr1422" draw:text-style-name="P131" svg:width="0.264cm" svg:height="0.276cm" svg:x="2.383cm" svg:y="1.256cm" svg:viewBox="0 0 265 277" svg:d="M55 232c-15 27-31 32-47 33-5 0-8 0-8 8 0 2 1 4 4 4 11 0 24-1 33-1 14 0 27 1 40 1 2 0 7 0 7-7 0-5-4-5-6-5-10-1-19-4-19-13 0-6 3-10 6-14 10-17 20-33 30-50 32 0 65 0 96 0 2 8 6 61 6 64 0 12-20 13-28 13-5 0-8 0-8 8 0 4 4 4 5 4 16 0 32-1 49-1 8 0 34 1 42 1 3 0 8 0 8-7 0-5-4-5-9-5-24 0-24-3-25-14-8-81-16-161-24-241 0-8 0-10-7-10-6 0-7 3-11 7-45 74-89 150-134 225zM101 176c26-43 52-85 77-128 5 43 8 85 12 128-29 0-59 0-89 0z"><text:p/></draw:path><draw:path draw:style-name="gr1423" draw:text-style-name="P131" svg:width="0.15cm" svg:height="0.385cm" svg:x="2.766cm" svg:y="1.242cm" svg:viewBox="0 0 151 386" svg:d="M134 377c2 6 4 9 9 9 4 0 8-3 8-8-1-2 0-1-2-5-44-121-88-242-132-363-3-7-4-10-9-10s-8 3-8 8c0 1 0 2 2 6 44 121 88 242 132 363z"><text:p/></draw:path><draw:path draw:style-name="gr1424" draw:text-style-name="P131" svg:width="0.275cm" svg:height="0.263cm" svg:x="3.04cm" svg:y="1.269cm" svg:viewBox="0 0 276 264" svg:d="M46 233c-4 16-4 19-35 19-7 0-11 0-11 8 0 4 4 4 11 4 46 0 91 0 138 0 61 0 106-46 106-84 0-27-22-50-59-55 41-6 80-35 80-72 0-29-25-53-71-53-43 0-87 0-130 0-8 0-11 0-11 8 0 4 3 4 11 4 4 0 8 0 14 0 7 1 10 1 10 7 0 1 0 2-1 7-18 70-34 138-52 207zM105 122c7-32 16-64 24-96 3-13 4-14 21-14 16 0 33 0 49 0 34 0 42 22 42 40 0 34-33 70-80 70-19 0-38 0-56 0zM87 252c-6 0-6 0-9-1-3 0-4 0-4-4 0-1 0-2 2-8 9-37 18-72 26-108 25 0 49 0 73 0 37 0 45 28 45 45 0 38-35 76-80 76-18 0-35 0-53 0z"><text:p/></draw:path><draw:path draw:style-name="gr1425" draw:text-style-name="P131" svg:width="0.088cm" svg:height="0.385cm" svg:x="3.359cm" svg:y="1.242cm" svg:viewBox="0 0 89 386" svg:d="M89 194c0-31-3-77-25-121-23-48-56-73-61-73-2 0-3 2-3 4s0 3 8 9c37 39 59 99 59 181 0 66-14 134-61 182-6 5-6 6-6 7 0 2 1 3 3 3 5 0 40-25 62-75 20-43 24-85 24-117z"><text:p/></draw:path><draw:path draw:style-name="gr1426" draw:text-style-name="P131" svg:width="0.342cm" svg:height="0.201cm" svg:x="3.616cm" svg:y="1.334cm" svg:viewBox="0 0 343 202" svg:d="M300 109c-21 16-32 32-34 37-17 27-14 34-21 51 0 5 5 5 8 5 7 0 7-1 9-7 9-39 32-71 75-89 5-1 6-3 6-5 0-3-2-3-3-4-18-7-64-27-79-91-1-5-1-6-8-6-3 0-8 0-8 4 0 2 4 26 20 52 8 11 19 25 35 37-95 0-191 0-287 0-6 0-13 0-13 8s7 8 13 8c96 0 192 0 287 0z"><text:p/></draw:path><draw:path draw:style-name="gr1427" draw:text-style-name="P131" svg:width="0.273cm" svg:height="0.28cm" svg:x="4.108cm" svg:y="1.259cm" svg:viewBox="0 0 274 281" svg:d="M274 4c0-1 0-4-4-4-2 0-2 0-6 4-9 10-18 20-26 30-5-5-22-34-65-34-86 0-173 86-173 175 0 64 45 106 105 106 34 0 62-16 83-33 36-32 43-68 43-69 0-3-4-3-5-3-3 0-4 1-5 3-3 12-12 40-39 62s-51 28-71 28c-35 0-76-20-76-81 0-22 8-83 46-130 25-26 61-46 95-46 40 0 63 30 63 75 0 15-1 15-1 20 0 3 3 3 5 3 5 0 5-1 7-8 7-33 16-65 24-98z"><text:p/></draw:path><draw:path draw:style-name="gr1428" draw:text-style-name="P131" svg:width="0.236cm" svg:height="0.298cm" svg:x="4.531cm" svg:y="1.286cm" svg:viewBox="0 0 237 299" svg:d="M223 15c7 0 14 0 14-7 0-8-7-8-14-8-35 0-69 0-104 0-66 0-119 51-119 112 0 62 54 112 119 112 35 0 69 0 104 0 7 0 14 0 14-7 0-8-7-8-14-8-34 0-69 0-103 0-62 0-105-45-105-97 0-53 44-97 105-97 34 0 69 0 103 0zM22 284c-7 0-14 0-14 7 0 8 7 8 14 8 67 0 134 0 201 0 7 0 14 0 14-8 0-7-7-7-14-7-67 0-134 0-201 0z"><text:p/></draw:path><draw:path draw:style-name="gr1429" draw:text-style-name="P131" svg:width="0.264cm" svg:height="0.276cm" svg:x="4.921cm" svg:y="1.256cm" svg:viewBox="0 0 265 277" svg:d="M56 232c-15 27-31 32-47 33-5 0-9 0-9 8 0 2 2 4 6 4 9 0 22-1 33-1 13 0 26 1 38 1 2 0 8 0 8-7 0-5-4-5-7-5-9-1-17-4-17-13 0-6 2-10 5-14 10-17 19-33 29-50 33 0 65 0 98 0 0 8 5 61 5 64 0 12-20 13-27 13-6 0-9 0-9 8 0 4 4 4 5 4 16 0 32-1 48-1 9 0 34 1 44 1 2 0 6 0 6-7 0-5-3-5-9-5-23 0-23-3-24-14-8-81-16-161-24-241-1-8-1-10-8-10-5 0-7 3-10 7-45 74-89 150-134 225zM102 176c26-43 51-85 76-128 5 43 9 85 13 128-29 0-59 0-89 0z"><text:p/></draw:path><draw:path draw:style-name="gr1430" draw:text-style-name="P131" svg:width="0.214cm" svg:height="0.238cm" svg:x="5.305cm" svg:y="1.302cm" svg:viewBox="0 0 215 239" svg:d="M117 8c-4-7-6-8-9-8-6 0-7 2-9 8-32 71-64 144-96 215-3 6-3 7-3 8 0 4 3 8 8 8 3 0 5 0 9-8 30-68 60-136 91-205 30 69 60 137 90 205 4 8 8 8 9 8 4 0 8-4 8-8-2-2 0-1-3-5-32-73-63-146-95-218z"><text:p/></draw:path><draw:path draw:style-name="gr1431" draw:text-style-name="P131" svg:width="0.273cm" svg:height="0.28cm" svg:x="5.647cm" svg:y="1.259cm" svg:viewBox="0 0 274 281" svg:d="M274 4c0-1 0-4-4-4-2 0-2 0-6 4-9 10-19 20-27 30-4-5-21-34-64-34-86 0-173 86-173 175 0 64 45 106 105 106 34 0 62-16 83-33 36-32 42-68 42-69 0-3-3-3-4-3-3 0-5 1-5 3-3 12-13 40-39 62-27 22-51 28-71 28-35 0-76-20-76-81 0-22 8-83 46-130 25-26 61-46 95-46 40 0 63 30 63 75 0 15-2 15-2 20 0 3 4 3 6 3 5 0 5-1 7-8 7-33 16-65 24-98z"><text:p/></draw:path><draw:path draw:style-name="gr1432" draw:text-style-name="P131" svg:width="0.192cm" svg:height="0.36cm" svg:x="6.091cm" svg:y="1.256cm" svg:viewBox="0 0 193 361" svg:d="M189 15c4-5 4-6 4-7 0-2-3-8-8-8s-6 2-9 8c-57 112-115 225-173 337-3 6-3 6-3 8s2 8 8 8c4 0 5-3 9-8 57-112 115-225 172-338z"><text:p/></draw:path><draw:path draw:style-name="gr1433" draw:text-style-name="P131" svg:width="0.236cm" svg:height="0.298cm" svg:x="6.07cm" svg:y="1.286cm" svg:viewBox="0 0 237 299" svg:d="M223 15c7 0 14 0 14-7 0-8-7-8-14-8-35 0-69 0-104 0-66 0-119 51-119 112 0 62 54 112 119 112 35 0 69 0 104 0 7 0 14 0 14-7 0-8-7-8-14-8-34 0-69 0-103 0-62 0-105-45-105-97 0-53 44-97 105-97 34 0 69 0 103 0zM22 284c-7 0-14 0-14 7 0 8 7 8 14 8 67 0 134 0 201 0 7 0 14 0 14-8 0-7-7-7-14-7-67 0-134 0-201 0z"><text:p/></draw:path><draw:path draw:style-name="gr1434" draw:text-style-name="P131" svg:width="0.088cm" svg:height="0.385cm" svg:x="6.484cm" svg:y="1.242cm" svg:viewBox="0 0 89 386" svg:d="M89 383c0-1 0-2-6-9-49-48-61-121-61-180 0-67 15-135 63-183 4-4 4-5 4-7 0-3-1-4-3-4-5 0-39 26-62 76-20 42-24 85-24 118 0 29 4 77 25 120 23 48 56 72 61 72 2 0 3-1 3-3z"><text:p/></draw:path><draw:path draw:style-name="gr1435" draw:text-style-name="P131" svg:width="0.275cm" svg:height="0.263cm" svg:x="6.612cm" svg:y="1.269cm" svg:viewBox="0 0 276 264" svg:d="M46 233c-4 16-4 19-35 19-7 0-11 0-11 8 0 4 4 4 11 4 46 0 91 0 138 0 61 0 106-46 106-84 0-27-22-50-59-55 39-6 80-35 80-72 0-29-25-53-71-53-43 0-87 0-130 0-8 0-11 0-11 8 0 4 3 4 11 4 4 0 8 0 14 0 7 1 10 1 10 7 0 1 0 2-1 7-18 70-34 138-52 207zM105 122c7-32 16-64 24-96 3-13 4-14 21-14 16 0 33 0 49 0 34 0 42 22 42 40 0 34-33 70-80 70-19 0-38 0-56 0zM87 252c-6 0-6 0-9-1-3 0-4 0-4-4 0-1 0-2 2-8 9-37 18-72 26-108 25 0 49 0 73 0 37 0 45 28 45 45 0 38-35 76-80 76-18 0-35 0-53 0z"><text:p/></draw:path><draw:path draw:style-name="gr1436" draw:text-style-name="P131" svg:width="0.088cm" svg:height="0.385cm" svg:x="6.931cm" svg:y="1.242cm" svg:viewBox="0 0 89 386" svg:d="M89 194c0-31-3-77-25-121-23-48-56-73-61-73-2 0-3 2-3 4s0 3 8 9c37 39 59 99 59 181 0 66-14 134-63 182-4 5-4 6-4 7 0 2 1 3 3 3 5 0 40-25 62-75 20-43 24-85 24-117z"><text:p/></draw:path><draw:path draw:style-name="gr1437" draw:text-style-name="P131" svg:width="0.099cm" svg:height="0.462cm" svg:x="9.916cm" svg:y="1.204cm" svg:viewBox="0 0 100 463" svg:d="M100 460c0-2 0-2-1-3-18-20-44-51-60-114-9-35-13-75-13-111 0-102 25-173 71-223 3-3 2-3 3-5 0-4-2-4-4-4-6 0-27 23-32 29-39 47-64 116-64 203 0 54 10 132 61 197 3 6 28 34 35 34 2 0 4 0 4-3z"><text:p/></draw:path><draw:path draw:style-name="gr1438" draw:text-style-name="P131" svg:width="0.274cm" svg:height="0.282cm" svg:x="10.043cm" svg:y="1.269cm" svg:viewBox="0 0 275 283" svg:d="M127 0c-55 0-96 26-113 44-13 15-14 26-14 27 0 3 1 4 3 4 7 0 16-6 19-8 8-5 9-8 11-14 6-16 17-30 65-32-7 87-30 171-63 252-2 6-2 6-2 7 0 2 1 3 4 3 6 0 25-8 29-19 20-46 52-135 64-243 6 0 13 0 20 0 47 0 92 19 92 57 0 29-27 83-102 85-9 1-13 1-23 7-8 5-11 9-11 11 0 4 3 4 7 4 71 0 162-60 162-123 0-44-52-62-97-62-17 0-34 0-51 0z"><text:p/></draw:path><draw:path draw:style-name="gr1439" draw:text-style-name="P131" svg:width="0.189cm" svg:height="0.272cm" svg:x="10.477cm" svg:y="1.264cm" svg:viewBox="0 0 190 273" svg:d="M133 246c0 9 0 18 0 27 19-1 39-3 57-5 0-4 0-7 0-12-27 0-29-3-29-22 0-78 0-156 0-234-19 1-38 3-56 4 0 5 0 8 0 12 27 0 29 3 29 21 0 28 0 57 0 84-11-13-27-24-48-24-45 0-86 38-86 88 0 49 37 88 81 88 26 0 43-13 52-27zM133 143c0 26 0 53 0 79 0 8 0 8-3 15-12 18-30 27-46 27-18 0-31-10-41-25-10-16-11-38-11-53 0-14 1-39 12-55 8-12 23-25 44-25 13 0 30 5 42 23 3 6 3 7 3 14z"><text:p/></draw:path><draw:path draw:style-name="gr1440" draw:text-style-name="P131" svg:width="0.149cm" svg:height="0.177cm" svg:x="10.69cm" svg:y="1.359cm" svg:viewBox="0 0 150 178" svg:d="M32 76c3-57 35-67 48-67 40 0 44 52 44 67-30 0-61 0-92 0zM32 85c36 0 71 0 108 0 9 0 10 0 10-9 0-39-21-76-70-76-45 0-80 41-80 88 0 52 41 90 85 90 47 0 65-43 65-50 0-5-4-5-6-5-3 0-4 2-4 6-15 39-49 39-53 39-19 0-34-12-43-26-12-19-12-44-12-57z"><text:p/></draw:path><draw:path draw:style-name="gr1441" draw:text-style-name="P131" svg:width="0.192cm" svg:height="0.272cm" svg:x="10.861cm" svg:y="1.259cm" svg:viewBox="0 0 193 273" svg:d="M117 118c17 0 21 5 21 21 0 35 0 69 0 104 0 18-5 18-31 18 0 4 0 7 0 12 13-1 33-1 43-1 8 0 28 0 43 1 0-5 0-8 0-12-26 0-30 0-30-18 0-47 0-94 0-142-17 1-32 2-49 4-6 1-6 1-7 1-2 0-1 0-7 0-15 0-30 0-45 0 0-15 0-29 0-43 0-39 33-54 57-54 11 0 26 3 33 12-16 1-18 12-18 19 0 12 11 17 17 17 9 0 18-6 18-17 0-23-21-40-50-40-36 0-81 20-81 62 0 14 0 29 0 44-10 0-21 0-31 0 0 4 0 7 0 12 10 0 21 0 31 0 0 42 0 83 0 125 0 18-5 18-31 18 0 4 0 7 0 12 13-1 33-1 43-1s29 0 43 1c0-5 0-8 0-12-25 0-30 0-30-18 0-42 0-83 0-125 20 0 41 0 61 0z"><text:p/></draw:path><draw:path draw:style-name="gr1442" draw:text-style-name="P131" svg:width="0.194cm" svg:height="0.171cm" svg:x="11.078cm" svg:y="1.361cm" svg:viewBox="0 0 195 172" svg:d="M30 39c0 34 0 69 0 103 0 18-5 17-30 17 0 5 0 8 0 13 13-1 33-1 43-1 11 0 31 0 44 1 0-5 0-8 0-13-26 0-31 1-31-17 0-24 0-47 0-72 0-39 28-61 53-61 24 0 29 21 29 43 0 29 0 60 0 90 0 18-5 17-31 17 0 5 0 8 0 13 14-1 34-1 44-1s31 0 44 1c0-5 0-8 0-13-21 0-31 0-31-12 0-24 0-49 0-73 0-33 0-45-12-60-6-6-18-14-41-14-27 0-46 18-57 41 0-13 0-28 0-41-18 1-36 3-54 4 0 5 0 8 0 13 26 0 30 3 30 22z"><text:p/></draw:path><draw:path draw:style-name="gr1443" draw:text-style-name="P131" svg:width="0.083cm" svg:height="0.258cm" svg:x="11.293cm" svg:y="1.274cm" svg:viewBox="0 0 84 259" svg:d="M56 87c-17 1-36 3-54 4 0 5 0 8 0 12 26 0 29 3 29 22 0 34 0 70 0 104 0 17-5 17-31 17 0 5 0 8 0 13 13-2 34-2 43-2 13 0 27 0 41 2 0-5 0-8 0-13-27 0-28-2-28-17 0-48 0-95 0-142zM57 20c0-12-9-20-20-20-12 0-20 10-20 20 0 11 8 21 20 21 11 0 20-8 20-21z"><text:p/></draw:path><draw:path draw:style-name="gr1444" draw:text-style-name="P131" svg:width="0.12cm" svg:height="0.241cm" svg:x="11.395cm" svg:y="1.295cm" svg:viewBox="0 0 121 242" svg:d="M59 83c19 0 37 0 55 0 0-5 0-8 0-13-18 0-36 0-55 0 0-23 0-47 0-70-3 0-6 0-9 0 0 31-13 73-50 74 0 3 0 5 0 9 11 0 22 0 33 0 0 35 0 71 0 106 0 48 36 53 50 53 27 0 38-27 38-53 0-7 0-14 0-22-3 0-7 0-10 0 0 7 0 14 0 21 0 29-11 44-25 44-27 0-27-35-27-42 0-36 0-71 0-107z"><text:p/></draw:path><draw:path draw:style-name="gr1445" draw:text-style-name="P131" svg:width="0.082cm" svg:height="0.258cm" svg:x="11.551cm" svg:y="1.274cm" svg:viewBox="0 0 83 259" svg:d="M55 87c-18 1-36 3-54 4 0 5 0 8 0 12 25 0 29 3 29 22 0 34 0 70 0 104 0 17-5 17-30 17 0 5 0 8 0 13 12-2 33-2 42-2 14 0 27 0 41 2 0-5 0-8 0-13-26 0-28-2-28-17 0-48 0-95 0-142zM57 20c0-12-10-20-21-20-12 0-21 10-21 20 0 11 9 21 21 21 11 0 21-8 21-21z"><text:p/></draw:path><draw:path draw:style-name="gr1446" draw:text-style-name="P131" svg:width="0.171cm" svg:height="0.177cm" svg:x="11.656cm" svg:y="1.359cm" svg:viewBox="0 0 172 178" svg:d="M172 91c0-49-39-91-86-91s-86 43-86 91c0 50 41 87 86 87 47 0 86-38 86-87zM86 168c-17 0-33-8-44-26-9-17-9-41-9-54 0-15 0-36 9-53 11-18 28-26 44-26 17 0 34 9 44 25 10 17 10 39 10 54 0 13 0 34-9 52-8 17-25 28-45 28z"><text:p/></draw:path><draw:path draw:style-name="gr1447" draw:text-style-name="P131" svg:width="0.193cm" svg:height="0.171cm" svg:x="11.852cm" svg:y="1.361cm" svg:viewBox="0 0 194 172" svg:d="M30 39c0 34 0 69 0 103 0 18-5 17-30 17 0 5 0 8 0 13 13-1 33-1 43-1s31 0 44 1c0-5 0-8 0-13-26 0-31 1-31-17 0-24 0-47 0-72 0-39 28-61 53-61 24 0 29 21 29 43 0 29 0 60 0 90 0 18-5 17-31 17 0 5 0 8 0 13 14-1 34-1 44-1s29 0 43 1c0-5 0-8 0-13-20 0-30 0-30-12 0-24 0-49 0-73 0-33 0-45-12-60-6-6-18-14-41-14-27 0-46 18-57 41 0-13 0-28 0-41-18 1-36 3-54 4 0 5 0 8 0 13 26 0 30 3 30 22z"><text:p/></draw:path><draw:path draw:style-name="gr1448" draw:text-style-name="P131" svg:width="0.1cm" svg:height="0.462cm" svg:x="12.07cm" svg:y="1.204cm" svg:viewBox="0 0 101 463" svg:d="M101 232c0-55-10-133-60-198-5-4-29-34-37-34-1 0-4 1-4 4 0 2 1 3 2 4 19 20 44 51 60 113 8 35 13 75 13 111 0 39-5 78-14 116-15 54-38 85-58 106-3 4-3 5-3 6 0 3 3 3 4 3 7 0 28-23 32-28 40-48 65-117 65-203z"><text:p/></draw:path><draw:path draw:style-name="gr1449" draw:text-style-name="P131" svg:width="0.342cm" svg:height="0.211cm" svg:x="0cm" svg:y="1.952cm" svg:viewBox="0 0 343 212" svg:d="M330 151c7 0 13 0 13-8s-6-8-14-8c-81 0-164 0-245 0-17-13-37-23-49-29 15-6 33-16 49-30 81 0 164 0 245 0 8 0 14 0 14-8s-6-8-13-8c-76 0-153 0-229 0 19-17 39-51 39-56 0-4-5-4-8-4-2 0-5 0-7 3-8 15-18 35-44 57-27 24-52 35-72 40-7 2-6 2-8 3-1 1-1 1-1 3 0 1 0 1 0 2l1 1c1 1 1 1 9 3 52 16 91 51 112 93 5 7 6 7 10 7 3 0 8 0 8-4 0-5-20-39-39-57 76 0 153 0 229 0z"><text:p/></draw:path><draw:path draw:style-name="gr1450" draw:text-style-name="P131" svg:width="0.342cm" svg:height="0.211cm" svg:x="0.321cm" svg:y="1.952cm" svg:viewBox="0 0 343 212" svg:d="M260 76c16 14 36 24 48 30-13 6-32 16-48 29-82 0-164 0-246 0-6 0-14 0-14 8s8 8 14 8c76 0 152 0 228 0-18 18-38 52-38 57 0 4 5 4 7 4 4 0 6 0 8-3 8-14 19-35 44-57 26-24 52-34 73-40 6-2 6-3 7-4 0-1 0-1 0-2 0-2 0-2 0-3h-1c-1-1-1-1-9-3-51-15-90-50-112-92-4-8-4-8-10-8-2 0-7 0-7 4 0 5 19 39 38 56-76 0-152 0-228 0-6 0-14 0-14 8s8 8 14 8c82 0 164 0 246 0z"><text:p/></draw:path><draw:path draw:style-name="gr1451" draw:text-style-name="P131" svg:width="0.215cm" svg:height="0.276cm" svg:x="0.794cm" svg:y="1.886cm" svg:viewBox="0 0 216 277" svg:d="M213 15c3-4 3-5 3-7 0-4-4-8-9-8s-7 6-9 10c-11 29-21 56-32 85-39 0-78 0-118 0-11-29-20-56-31-85-3-6-4-10-9-10-4 0-8 4-8 8 0 1 0 2 2 7 32 85 65 169 97 253 1 6 3 9 9 9 5 0 6-4 9-7 32-85 65-170 96-255zM55 110c35 0 70 0 106 0-18 46-36 91-53 138-18-47-35-92-53-138z"><text:p/></draw:path><draw:path draw:style-name="gr1452" draw:text-style-name="P131" svg:width="0.273cm" svg:height="0.279cm" svg:x="1.029cm" svg:y="1.883cm" svg:viewBox="0 0 274 280" svg:d="M274 3c0-1 0-3-3-3-1 0-3 0-7 4-9 10-18 20-26 30-4-5-22-34-65-34-86 0-173 85-173 175 0 64 45 105 105 105 34 0 62-15 83-32 36-32 43-68 43-69 0-4-3-3-4-4-4 0-5 1-6 4-3 11-12 39-39 61s-51 28-71 28c-35 0-76-19-76-80 0-22 8-85 46-130 25-27 61-47 95-47 40 0 63 31 63 75 0 15-1 15-1 20 0 3 4 4 5 4 6 0 6-1 7-8 7-33 16-66 24-99z"><text:p/></draw:path><draw:path draw:style-name="gr1453" draw:text-style-name="P131" svg:width="0.041cm" svg:height="0.04cm" svg:x="1.325cm" svg:y="2.114cm" svg:viewBox="0 0 42 41" svg:d="M42 21c0-12-10-21-21-21s-21 9-21 21c0 11 10 20 21 20s21-9 21-20z"><text:p/></draw:path><draw:path draw:style-name="gr1454" draw:text-style-name="P131" svg:width="0.088cm" svg:height="0.385cm" svg:x="1.438cm" svg:y="1.864cm" svg:viewBox="0 0 89 386" svg:d="M89 382c0-1 0-1-6-8-49-48-61-122-61-182 0-67 14-134 62-182 5-4 5-6 5-7 0-2-1-3-3-3-5 0-40 26-62 75-20 43-24 86-24 117s3 78 25 122c23 47 56 72 61 72 2 0 3-1 3-4z"><text:p/></draw:path><draw:path draw:style-name="gr1455" draw:text-style-name="P131" svg:width="0.215cm" svg:height="0.276cm" svg:x="1.549cm" svg:y="1.886cm" svg:viewBox="0 0 216 277" svg:d="M213 15c3-4 3-5 3-7 0-4-4-8-8-8-6 0-8 6-9 10-11 29-21 56-32 85-39 0-78 0-117 0-11-29-21-56-32-85-3-6-5-10-10-10-4 0-8 4-8 8 0 1 0 2 3 7 32 85 64 169 96 253 2 6 4 9 9 9s6-4 9-7c32-85 65-170 96-255zM55 110c35 0 70 0 106 0-18 46-36 91-53 138-18-47-35-92-53-138z"><text:p/></draw:path><draw:path draw:style-name="gr1456" draw:text-style-name="P131" svg:width="0.192cm" svg:height="0.174cm" svg:x="1.776cm" svg:y="1.983cm" svg:viewBox="0 0 193 175" svg:d="M118 54c2-10 11-45 38-45 2 0 11 0 19 4-10 2-18 12-18 21 0 7 4 13 15 13 8 0 21-6 21-22 0-20-24-25-37-25-22 0-36 21-40 30-10-27-30-30-42-30-40 0-62 49-62 59 0 5 3 5 5 5 3 0 4-1 5-5 12-41 39-50 52-50 6 0 21 3 21 25 0 12-7 39-21 92-7 25-20 40-38 40-2 0-11 0-18-4 8-2 17-10 17-21s-9-13-14-13c-11 0-21 9-21 22 0 17 19 25 36 25 26 0 40-28 41-30 4 14 19 30 42 30 39 0 61-50 61-59 0-5-3-5-4-5-3 0-4 2-5 5-13 41-39 50-52 50-14 0-21-12-21-25 0-9 2-17 7-34 4-18 8-35 13-53z"><text:p/></draw:path><draw:path draw:style-name="gr1457" draw:text-style-name="P131" svg:width="0.04cm" svg:height="0.04cm" svg:x="2.019cm" svg:y="2.114cm" svg:viewBox="0 0 41 41" svg:d="M41 21c0-12-10-21-21-21-12 0-20 9-20 21 0 11 8 20 20 20 11 0 21-9 21-20z"><text:p/></draw:path><draw:path draw:style-name="gr1458" draw:text-style-name="P131" svg:width="0.192cm" svg:height="0.174cm" svg:x="2.103cm" svg:y="1.983cm" svg:viewBox="0 0 193 175" svg:d="M118 54c3-10 12-45 38-45 2 0 11 0 20 4-11 2-19 12-19 21 0 7 5 13 15 13 8 0 21-6 21-22 0-20-22-25-36-25-23 0-36 21-40 30-10-27-31-30-42-30-41 0-63 49-63 59 0 5 3 4 5 5 3 0 4-1 5-5 13-41 39-50 52-50 7 0 21 3 21 25 0 12-7 39-21 92-7 25-20 40-37 40-2 0-12 0-19-4 10-2 18-10 18-21s-8-13-14-13c-12 0-22 9-22 22 0 17 20 25 36 25 27 0 40-28 41-30 4 14 19 30 42 30 39 0 61-50 61-59 0-5-3-5-4-5-3 0-4 2-4 5-14 41-40 50-52 50-15 0-21-12-21-25 0-9 2-17 7-34 4-18 7-35 12-53z"><text:p/></draw:path><draw:path draw:style-name="gr1459" draw:text-style-name="P131" svg:width="0.192cm" svg:height="0.222cm" svg:x="2.453cm" svg:y="1.946cm" svg:viewBox="0 0 193 223" svg:d="M179 119c7 0 14 0 14-8s-7-8-14-8c-55 0-109 0-164 0 5-51 50-88 104-88 20 0 41 0 60 0 7 0 14 0 14-7 0-8-7-8-14-8-19 0-40 0-60 0-66 0-119 48-119 111 0 62 53 112 119 112 20 0 41 0 60 0 7 0 14 0 14-7 0-8-7-8-14-8-19 0-40 0-60 0-54 0-99-38-104-89 55 0 109 0 164 0z"><text:p/></draw:path><draw:path draw:style-name="gr1460" draw:text-style-name="P131" svg:width="0.264cm" svg:height="0.275cm" svg:x="2.8cm" svg:y="1.878cm" svg:viewBox="0 0 265 276" svg:d="M55 232c-15 25-30 31-47 32-5 1-8 1-8 8 0 2 2 4 4 4 11 0 24-1 35-1 12 0 25 1 38 1 2 0 7 0 7-6 0-5-4-6-6-6-9 0-19-3-19-13 0-5 3-9 6-14 10-17 20-34 30-50 32 0 65 0 96 0 2 8 7 61 7 65 0 11-21 12-29 12-5 0-8 0-8 8 0 4 4 4 5 4 16 0 32-1 49-1 9 0 34 1 44 1 2 0 6 0 6-8 0-4-4-4-9-4-24 0-24-2-25-13-8-80-16-162-24-242 0-8 0-9-7-9-6 0-7 2-10 7-45 74-90 150-135 225zM102 175c26-43 51-85 76-128 5 43 8 85 12 128-29 0-58 0-88 0z"><text:p/></draw:path><draw:path draw:style-name="gr1461" draw:text-style-name="P131" svg:width="0.215cm" svg:height="0.239cm" svg:x="3.183cm" svg:y="1.923cm" svg:viewBox="0 0 216 240" svg:d="M117 9c-4-7-6-9-9-9-5 0-6 3-9 9-32 71-64 144-96 215-2 5-3 6-3 8 0 5 4 8 8 8 3 0 6-1 10-8 29-68 60-137 90-206 31 69 60 138 91 206 3 8 7 8 9 8 4 0 8-3 8-8 0-1 0-2-3-6-31-73-64-145-96-217z"><text:p/></draw:path><draw:path draw:style-name="gr1462" draw:text-style-name="P131" svg:width="0.192cm" svg:height="0.174cm" svg:x="3.517cm" svg:y="1.983cm" svg:viewBox="0 0 193 175" svg:d="M118 54c2-10 11-45 38-45 1 0 11 0 19 4-11 2-19 12-19 21 0 7 5 13 16 13 7 0 21-6 21-22 0-20-24-25-37-25-22 0-36 21-40 30-10-27-31-30-42-30-40 0-62 49-62 59 0 5 3 5 5 5 3 0 4-1 4-5 13-41 40-50 52-50 7 0 21 3 21 25 0 12-7 39-21 92-6 25-19 40-37 40-2 0-11 0-18-4 8-2 17-10 17-21s-9-13-14-13c-12 0-21 9-21 22 0 17 19 25 36 25 26 0 40-28 41-30 4 14 18 30 42 30 39 0 61-50 61-59 0-5-3-5-4-5-4 0-4 2-5 5-14 41-39 50-52 50-14 0-21-12-21-25 0-9 2-17 7-34 4-18 8-35 13-53z"><text:p/></draw:path><draw:path draw:style-name="gr1463" draw:text-style-name="P131" svg:width="0.15cm" svg:height="0.385cm" svg:x="3.898cm" svg:y="1.864cm" svg:viewBox="0 0 151 386" svg:d="M149 14c2-4 1-4 2-6 0-5-4-8-8-8-2 0-5 1-7 3-45 123-89 246-134 369-2 4-1 4-2 6 0 5 3 8 8 8s6-2 9-9c44-121 88-242 132-363z"><text:p/></draw:path><draw:path draw:style-name="gr1464" draw:text-style-name="P131" svg:width="0.193cm" svg:height="0.222cm" svg:x="3.866cm" svg:y="1.946cm" svg:viewBox="0 0 194 223" svg:d="M180 119c7 0 14 0 14-8s-7-8-14-8c-55 0-108 0-163 0 4-51 48-88 103-88 20 0 41 0 60 0 7 0 14 0 14-7 0-8-7-8-14-8-20 0-40 0-61 0-66 0-119 48-119 111 0 62 53 112 119 112 21 0 41 0 61 0 7 0 14 0 14-7 0-8-7-8-14-8-19 0-40 0-60 0-55 0-99-38-103-89 55 0 108 0 163 0z"><text:p/></draw:path><draw:path draw:style-name="gr1465" draw:text-style-name="P131" svg:width="0.275cm" svg:height="0.263cm" svg:x="4.216cm" svg:y="1.89cm" svg:viewBox="0 0 276 264" svg:d="M45 234c-3 15-4 18-35 18-7 0-10 0-10 8 0 4 3 4 10 4 46 0 92 0 139 0 60 0 106-45 106-84 0-27-23-49-60-54 40-7 81-36 81-72 0-29-26-54-72-54-43 0-87 0-130 0-8 0-11 0-11 8 0 4 3 4 11 4 4 0 7 0 14 1s11 1 11 7c0 1-1 2-2 6-18 70-34 139-52 208zM103 123c8-32 17-64 25-96 3-14 4-15 21-15 16 0 33 0 49 0 34 0 43 23 43 40 0 34-34 71-81 71-19 0-38 0-57 0zM86 252c-6 0-6 0-8 0-4 0-5-1-5-5 0-1 0-1 2-8 9-37 17-72 26-108 24 0 49 0 73 0 37 0 45 28 45 45 0 38-34 76-80 76-18 0-36 0-53 0z"><text:p/></draw:path><draw:path draw:style-name="gr1466" draw:text-style-name="P131" svg:width="0.089cm" svg:height="0.385cm" svg:x="4.534cm" svg:y="1.864cm" svg:viewBox="0 0 90 386" svg:d="M90 192c0-29-4-76-26-119-23-48-56-73-60-73-3 0-4 1-4 3 0 1 0 2 8 9 37 39 59 100 59 180 0 66-14 135-61 184-6 5-6 5-6 6 0 3 1 4 4 4 4 0 39-26 61-75 20-43 25-86 25-119z"><text:p/></draw:path><draw:path draw:style-name="gr1467" draw:text-style-name="P131" svg:width="0.342cm" svg:height="0.2cm" svg:x="4.791cm" svg:y="1.957cm" svg:viewBox="0 0 343 201" svg:d="M300 108c-21 16-30 33-34 37-17 27-21 51-21 52 0 4 5 4 8 4 7 0 8-1 9-7 9-38 32-71 75-88 5-2 6-4 6-6 0-3-2-3-3-3-18-7-64-27-78-92-1-4-2-5-9-5-3 0-8 0-8 4 0 1 4 26 20 51 8 12 19 25 35 37-95 0-191 0-287 0-6 0-13 0-13 8s7 8 13 8c96 0 192 0 287 0z"><text:p/></draw:path><draw:path draw:style-name="gr1468" draw:text-style-name="P131" svg:width="0.089cm" svg:height="0.385cm" svg:x="5.301cm" svg:y="1.864cm" svg:viewBox="0 0 90 386" svg:d="M90 382c0-1 0-1-6-8-49-48-61-122-61-182 0-67 14-134 62-182 5-4 5-6 5-7 0-2-2-3-4-3-3 0-39 26-62 75-20 43-24 86-24 117s4 78 25 122c23 47 58 72 61 72 2 0 4-1 4-4z"><text:p/></draw:path><draw:path draw:style-name="gr1469" draw:text-style-name="P131" svg:width="0.214cm" svg:height="0.276cm" svg:x="5.414cm" svg:y="1.886cm" svg:viewBox="0 0 215 277" svg:d="M213 15c2-4 2-5 2-7 0-4-3-8-8-8s-7 6-9 10c-11 29-21 56-32 85-39 0-78 0-118 0-11-29-20-56-31-85-3-6-4-10-9-10-4 0-8 4-8 8 0 1 0 2 2 7 32 85 65 169 97 253 1 6 3 9 9 9 5 0 6-4 8-7 33-85 64-170 97-255zM55 110c35 0 70 0 106 0-18 46-36 91-53 138-18-47-35-92-53-138z"><text:p/></draw:path><draw:path draw:style-name="gr1470" draw:text-style-name="P131" svg:width="0.192cm" svg:height="0.174cm" svg:x="5.639cm" svg:y="1.983cm" svg:viewBox="0 0 193 175" svg:d="M119 54c2-10 11-45 37-45 2 0 12 0 20 4-11 2-19 12-19 21 0 7 5 13 15 13 8 0 21-6 21-22 0-20-22-25-36-25-23 0-36 21-40 30-10-27-31-30-42-30-41 0-63 49-63 59 0 5 5 5 6 5 2 0 3-1 4-5 13-41 39-50 52-50 7 0 21 3 21 25 0 12-7 39-21 92-6 25-20 40-37 40-2 0-11 0-19-4 10-2 18-10 18-21s-8-13-14-13c-12 0-22 9-22 22 0 17 20 25 36 25 27 0 40-28 41-30 6 14 19 30 42 30 41 0 63-50 63-59 0-5-5-5-6-5-3 0-4 2-4 5-14 41-40 50-52 50-15 0-21-12-21-25 0-9 2-17 7-34 4-18 8-35 13-53z"><text:p/></draw:path><draw:path draw:style-name="gr1471" draw:text-style-name="P131" svg:width="0.041cm" svg:height="0.04cm" svg:x="5.882cm" svg:y="2.114cm" svg:viewBox="0 0 42 41" svg:d="M42 21c0-12-10-21-21-21s-21 9-21 21c0 11 10 20 21 20s21-9 21-20z"><text:p/></draw:path><draw:path draw:style-name="gr1472" draw:text-style-name="P131" svg:width="0.192cm" svg:height="0.174cm" svg:x="5.968cm" svg:y="1.983cm" svg:viewBox="0 0 193 175" svg:d="M118 54c2-10 11-45 38-45 2 0 11 0 19 4-10 2-18 12-18 21 0 7 4 13 15 13 8 0 21-6 21-22 0-20-24-25-37-25-22 0-35 21-40 30-9-27-30-30-42-30-40 0-62 49-62 59 0 5 3 5 5 5 3 0 4-1 5-5 13-41 39-50 52-50 6 0 21 3 21 25 0 12-7 39-21 92-7 25-20 40-38 40-2 0-11 0-18-4 10-2 17-10 17-21s-7-13-14-13c-11 0-21 9-21 22 0 17 19 25 36 25 26 0 40-28 41-30 4 14 19 30 42 30 39 0 61-50 61-59 0-5-3-5-4-5-3 0-4 2-5 5-13 41-39 50-52 50-14 0-21-12-21-25 0-9 2-17 7-34 4-18 8-35 13-53z"><text:p/></draw:path><draw:path draw:style-name="gr1473" draw:text-style-name="P131" svg:width="0.193cm" svg:height="0.222cm" svg:x="6.316cm" svg:y="1.946cm" svg:viewBox="0 0 194 223" svg:d="M180 119c7 0 14 0 14-8s-7-8-14-8c-55 0-108 0-163 0 4-51 48-88 103-88 20 0 41 0 60 0 7 0 14 0 14-7 0-8-7-8-14-8-20 0-40 0-61 0-66 0-119 48-119 111 0 62 53 112 119 112 21 0 41 0 61 0 7 0 14 0 14-7 0-8-7-8-14-8-19 0-40 0-60 0-55 0-99-38-103-89 55 0 108 0 163 0z"><text:p/></draw:path><draw:path draw:style-name="gr1474" draw:text-style-name="P131" svg:width="0.264cm" svg:height="0.275cm" svg:x="6.662cm" svg:y="1.878cm" svg:viewBox="0 0 265 276" svg:d="M56 232c-15 25-31 31-47 32-5 1-9 1-9 8 0 2 2 4 6 4 9 0 22-1 33-1 13 0 26 1 38 1 2 0 8 0 8-6 0-5-4-6-7-6-9 0-17-3-17-13 0-5 2-9 5-14 10-17 19-34 29-50 33 0 65 0 98 0 0 8 5 61 5 65 0 11-20 12-27 12-6 0-9 0-9 8 0 4 3 3 4 4 17 0 33-1 49-1 9 0 34 1 44 1 2 0 6 0 6-8 0-4-3-4-9-4-23 0-23-2-24-13-8-80-16-162-24-242-1-8-1-9-8-9-5 0-7 2-10 7-45 74-89 150-134 225zM102 175c26-43 51-85 76-128 5 43 9 85 13 128-29 0-59 0-89 0z"><text:p/></draw:path><draw:path draw:style-name="gr1475" draw:text-style-name="P131" svg:width="0.088cm" svg:height="0.385cm" svg:x="6.962cm" svg:y="1.864cm" svg:viewBox="0 0 89 386" svg:d="M89 192c0-29-4-76-25-119-23-48-56-73-61-73-2 0-3 1-3 3 0 1 0 2 7 9 38 39 60 100 60 180 0 66-14 135-63 184-4 5-4 5-4 6 0 3 1 4 3 4 5 0 39-26 62-75 20-43 24-86 24-119z"><text:p/></draw:path><draw:path draw:style-name="gr1476" draw:text-style-name="P131" svg:width="0.214cm" svg:height="0.239cm" svg:x="7.197cm" svg:y="1.923cm" svg:viewBox="0 0 215 240" svg:d="M117 9c-4-7-6-9-10-9-5 0-6 3-8 9-32 71-65 144-97 215-2 5-2 6-2 8 0 5 3 8 8 8 2 0 5-1 9-8 29-68 60-137 90-206 31 69 60 138 91 206 3 8 8 8 9 8 4 0 8-3 8-8 0-1 0-2-3-6-32-73-63-145-95-217z"><text:p/></draw:path><draw:path draw:style-name="gr1477" draw:text-style-name="P131" svg:width="0.088cm" svg:height="0.385cm" svg:x="7.558cm" svg:y="1.864cm" svg:viewBox="0 0 89 386" svg:d="M89 382c0-1 0-1-6-8-49-48-61-122-61-182 0-67 14-134 63-182 4-4 4-6 4-7 0-2-1-3-3-3-5 0-40 26-62 75-20 43-24 86-24 117s3 78 25 122c23 47 56 72 61 72 2 0 3-1 3-4z"><text:p/></draw:path><draw:path draw:style-name="gr1478" draw:text-style-name="P131" svg:width="0.171cm" svg:height="0.267cm" svg:x="7.691cm" svg:y="1.886cm" svg:viewBox="0 0 172 268" svg:d="M172 14c0-13-1-14-14-14-48 0-96 0-145 0-6 0-13 0-13 8 0 7 7 7 13 7 48 0 96 0 143 0 0 38 0 74 0 112-46 0-91 0-137 0-7 0-13 0-13 7 0 8 6 8 13 8 46 0 91 0 137 0 0 37 0 74 0 111-47 0-95 0-143 0-6 0-13 0-13 8 0 7 7 7 13 7 49 0 97 0 145 0 13 0 14-1 14-13 0-80 0-160 0-241z"><text:p/></draw:path><draw:path draw:style-name="gr1479" draw:text-style-name="P131" svg:width="0.192cm" svg:height="0.174cm" svg:x="7.896cm" svg:y="1.983cm" svg:viewBox="0 0 193 175" svg:d="M118 54c2-10 11-45 38-45 2 0 11 0 19 4-10 2-18 12-18 21 0 7 4 13 15 13 8 0 21-6 21-22 0-20-24-25-37-25-22 0-35 21-40 30-9-27-30-30-42-30-40 0-62 49-62 59 0 5 3 5 5 5 3 0 4-1 5-5 12-41 39-50 52-50 6 0 21 3 21 25 0 12-7 39-21 92-7 25-20 40-38 40-2 0-11 0-18-4 8-2 17-10 17-21s-9-13-14-13c-11 0-21 9-21 22 0 17 19 25 36 25 26 0 40-28 41-30 4 14 19 30 42 30 39 0 61-50 61-59 0-5-3-5-4-5-3 0-4 2-5 5-13 41-39 50-52 50-14 0-21-12-21-25 0-9 2-17 7-34 4-18 8-35 13-53z"><text:p/></draw:path><draw:path draw:style-name="gr1480" draw:text-style-name="P131" svg:width="0.04cm" svg:height="0.04cm" svg:x="8.139cm" svg:y="2.114cm" svg:viewBox="0 0 41 41" svg:d="M41 21c0-12-10-21-21-21-12 0-20 9-20 21 0 11 8 20 20 20 11 0 21-9 21-20z"><text:p/></draw:path><draw:path draw:style-name="gr1481" draw:text-style-name="P131" svg:width="0.192cm" svg:height="0.174cm" svg:x="8.223cm" svg:y="1.983cm" svg:viewBox="0 0 193 175" svg:d="M119 54c2-10 11-45 37-45 2 0 11 0 20 4-11 2-19 12-19 21 0 7 5 13 15 13 8 0 21-6 21-22 0-20-22-25-36-25-23 0-36 21-40 30-10-27-31-30-42-30-41 0-63 49-63 59 0 5 3 4 5 5 3 0 4-1 5-5 13-41 39-50 52-50 7 0 21 3 21 25 0 12-7 39-21 92-7 25-20 40-37 40-2 0-11 0-19-4 10-2 18-10 18-21s-8-13-14-13c-12 0-22 9-22 22 0 17 20 25 36 25 27 0 40-28 41-30 4 14 19 30 42 30 39 0 61-50 61-59 0-5-3-5-4-5-3 0-4 2-4 5-14 41-40 50-52 50-15 0-21-12-21-25 0-9 2-17 7-34 4-18 8-35 13-53z"><text:p/></draw:path><draw:path draw:style-name="gr1482" draw:text-style-name="P131" svg:width="0.15cm" svg:height="0.385cm" svg:x="8.605cm" svg:y="1.864cm" svg:viewBox="0 0 151 386" svg:d="M149 14c2-4 1-4 2-6 0-5-4-8-8-8-3 0-5 1-7 3-45 123-89 246-134 369-2 4-1 4-2 6 0 5 3 8 8 8s6-2 9-9c44-121 88-242 132-363z"><text:p/></draw:path><draw:path draw:style-name="gr1483" draw:text-style-name="P131" svg:width="0.192cm" svg:height="0.222cm" svg:x="8.573cm" svg:y="1.946cm" svg:viewBox="0 0 193 223" svg:d="M179 119c7 0 14 0 14-8s-7-8-14-8c-55 0-109 0-164 0 5-51 50-88 104-88 20 0 41 0 60 0 7 0 14 0 14-7 0-8-7-8-14-8-19 0-40 0-60 0-66 0-119 48-119 111 0 62 53 112 119 112 20 0 41 0 60 0 7 0 14 0 14-7 0-8-7-8-14-8-19 0-40 0-60 0-54 0-99-38-104-89 55 0 109 0 164 0z"><text:p/></draw:path><draw:path draw:style-name="gr1484" draw:text-style-name="P131" svg:width="0.275cm" svg:height="0.263cm" svg:x="8.922cm" svg:y="1.89cm" svg:viewBox="0 0 276 264" svg:d="M46 234c-4 15-5 18-35 18-7 0-11 0-11 8 0 4 3 4 11 4 46 0 91 0 138 0 61 0 106-45 106-84 0-27-22-49-59-54 39-7 80-36 80-72 0-29-25-54-71-54-43 0-87 0-130 0-8 0-11 0-11 8 0 4 3 4 10 4 1 0 9 0 15 1 7 1 10 1 10 7 0 1 0 2-1 6-18 70-34 139-52 208zM105 123c7-32 16-64 24-96 3-14 3-15 21-15 16 0 33 0 49 0 34 0 42 23 42 40 0 34-33 71-80 71-19 0-38 0-56 0zM87 252c-6 0-7 0-9 0-3 0-4-1-4-5 0-1 0-1 1-8 9-37 19-72 27-108 25 0 49 0 73 0 37 0 45 28 45 45 0 38-35 76-80 76-18 0-35 0-53 0z"><text:p/></draw:path><draw:path draw:style-name="gr1485" draw:text-style-name="P131" svg:width="0.088cm" svg:height="0.385cm" svg:x="9.241cm" svg:y="1.864cm" svg:viewBox="0 0 89 386" svg:d="M89 192c0-29-4-76-25-119-23-48-56-73-61-73-2 0-3 1-3 3 0 1 0 2 7 9 38 39 60 100 60 180 0 66-14 135-63 184-4 5-4 5-4 6 0 3 1 4 3 4 5 0 39-26 62-75 20-43 24-86 24-119z"><text:p/></draw:path><draw:path draw:style-name="gr1486" draw:text-style-name="P131" svg:width="0.099cm" svg:height="0.462cm" svg:x="9.916cm" svg:y="1.826cm" svg:viewBox="0 0 100 463" svg:d="M100 459c0-1 0-3-1-4-18-18-44-50-60-113-9-35-13-75-13-111 0-101 25-173 71-222 3-3 3-5 3-6 0-3-2-3-4-3-6 0-27 23-32 29-39 46-64 116-64 202 0 55 10 133 61 198 3 4 28 34 35 34 2 0 4 0 4-4z"><text:p/></draw:path><draw:path draw:style-name="gr1487" draw:text-style-name="P131" svg:width="0.236cm" svg:height="0.297cm" svg:x="10.045cm" svg:y="1.909cm" svg:viewBox="0 0 237 298" svg:d="M222 15c7 0 15 0 15-7 0-8-8-8-15-8-34 0-69 0-103 0-67 0-119 51-119 111 0 63 54 112 119 112 34 0 69 0 103 0 7 0 15 0 15-7 0-8-8-8-15-8-34 0-68 0-102 0-62 0-105-45-105-96 0-53 44-97 105-97 34 0 68 0 102 0zM21 283c-7 0-13 0-13 7 0 8 6 8 13 8 67 0 134 0 201 0 7 0 15 0 15-8 0-7-8-7-15-7-67 0-134 0-201 0z"><text:p/></draw:path><draw:path draw:style-name="gr1488" draw:text-style-name="P131" svg:width="0.189cm" svg:height="0.272cm" svg:x="10.435cm" svg:y="1.886cm" svg:viewBox="0 0 190 273" svg:d="M133 248c0 8 0 16 0 25 19-1 39-3 57-5 0-4 0-7 0-12-27 0-29-2-29-21 0-78 0-157 0-235-19 1-38 3-56 4 0 5 0 8 0 12 27 0 29 4 29 23 0 27 0 56 0 83-11-14-27-24-48-24-45 0-86 37-86 88 0 48 37 87 81 87 26 0 43-13 52-25zM133 144c0 27 0 53 0 79 0 7 0 8-4 15-11 18-29 26-45 26-18 0-31-10-41-24-10-17-11-39-11-54 0-14 1-37 12-55 8-12 23-24 44-24 13 0 30 5 41 23 4 6 4 6 4 14z"><text:p/></draw:path><draw:path draw:style-name="gr1489" draw:text-style-name="P131" svg:width="0.149cm" svg:height="0.176cm" svg:x="10.647cm" svg:y="1.982cm" svg:viewBox="0 0 150 177" svg:d="M32 76c3-58 35-67 48-67 40 0 44 51 44 67-30 0-61 0-92 0zM32 84c36 0 71 0 108 0 9 0 10 0 10-8 0-39-21-76-70-76-45 0-80 40-80 88 0 52 41 89 85 89 47 0 65-43 65-50 0-4-4-5-6-5-3 0-4 2-4 6-15 39-49 39-53 39-19 0-34-11-43-25-12-19-12-44-12-58z"><text:p/></draw:path><draw:path draw:style-name="gr1490" draw:text-style-name="P131" svg:width="0.192cm" svg:height="0.271cm" svg:x="10.819cm" svg:y="1.883cm" svg:viewBox="0 0 193 272" svg:d="M117 118c17 0 21 4 21 21 0 35 0 69 0 104 0 17-5 17-31 17 0 4 0 7 0 12 13 0 33-1 43-1 8 0 28 1 43 1 0-5 0-8 0-12-26 0-30 0-30-17 0-47 0-95 0-142-17 1-32 2-49 3-6 0-6 0-7 0 0 2-1 2-7 2-15 0-30 0-45 0 0-15 0-30 0-44 0-39 33-54 57-54 11 0 26 4 33 13-16 1-18 11-18 18 0 13 9 17 17 17 9 0 18-5 18-17 0-24-21-39-50-39-36 0-82 19-82 62 0 14 0 29 0 44-10 0-20 0-30 0 0 4 0 7 0 12 10 0 20 0 30 0 0 41 0 83 0 125 0 17-4 17-30 17 0 4 0 7 0 12 13 0 33-1 43-1s29 1 43 1c0-5 0-8 0-12-25 0-30 0-30-17 0-42 0-84 0-125 20 0 41 0 61 0z"><text:p/></draw:path><draw:path draw:style-name="gr1491" draw:text-style-name="P131" svg:width="0.193cm" svg:height="0.17cm" svg:x="11.035cm" svg:y="1.983cm" svg:viewBox="0 0 194 171" svg:d="M30 37c0 36 0 70 0 105 0 16-5 16-30 16 0 5 0 8 0 13 13 0 33-2 43-2 11 0 31 2 44 2 0-5 0-8 0-13-26 0-31 0-31-16 0-24 0-47 0-72 0-40 28-61 53-61 24 0 29 21 29 43 0 29 0 60 0 90 0 16-5 16-31 16 0 5 0 8 0 13 14 0 34-2 44-2s31 2 43 2c0-5 0-8 0-13-20 0-30 0-30-11 0-24 0-49 0-73 0-34 0-45-12-60-6-6-18-14-41-14-27 0-46 16-57 41 0-14 0-28 0-41-18 1-36 3-54 4 0 5 0 8 0 12 26 0 30 3 30 21z"><text:p/></draw:path><draw:path draw:style-name="gr1492" draw:text-style-name="P131" svg:width="0.083cm" svg:height="0.258cm" svg:x="11.25cm" svg:y="1.896cm" svg:viewBox="0 0 84 259" svg:d="M56 88c-17 1-36 3-54 4 0 5 0 8 0 12 26 0 29 3 29 21 0 36 0 70 0 105 0 16-5 16-31 16 0 5 0 8 0 13 13 0 34-2 43-2 13 0 27 2 41 2 0-5 0-8 0-13-27 0-28-1-28-16 0-47 0-95 0-142zM57 21c0-12-9-21-20-21-12 0-20 11-20 21s8 20 20 20c11 0 20-8 20-20z"><text:p/></draw:path><draw:path draw:style-name="gr1493" draw:text-style-name="P131" svg:width="0.12cm" svg:height="0.241cm" svg:x="11.352cm" svg:y="1.917cm" svg:viewBox="0 0 121 242" svg:d="M59 84c19 0 37 0 55 0 0-5 0-8 0-12-18 0-36 0-55 0 0-25 0-48 0-72-3 0-6 0-9 0 0 32-13 74-50 75 0 3 0 5 0 9 11 0 22 0 33 0 0 35 0 71 0 106 0 48 36 52 50 52 27 0 38-27 38-52 0-7 0-14 0-22-3 0-7 0-10 0 0 7 0 15 0 21 0 29-11 43-25 43-27 0-27-35-27-42 0-35 0-71 0-106z"><text:p/></draw:path><draw:path draw:style-name="gr1494" draw:text-style-name="P131" svg:width="0.082cm" svg:height="0.258cm" svg:x="11.508cm" svg:y="1.896cm" svg:viewBox="0 0 83 259" svg:d="M55 88c-18 1-36 3-54 4 0 5 0 8 0 12 25 0 29 3 29 21 0 36 0 70 0 105 0 16-5 16-30 16 0 5 0 8 0 13 12 0 33-2 42-2 14 0 27 2 41 2 0-5 0-8 0-13-26 0-28-1-28-16 0-47 0-95 0-142zM57 21c0-12-10-21-21-21-12 0-21 11-21 21s9 20 21 20c11 0 21-8 21-20z"><text:p/></draw:path><draw:path draw:style-name="gr1495" draw:text-style-name="P131" svg:width="0.171cm" svg:height="0.176cm" svg:x="11.613cm" svg:y="1.982cm" svg:viewBox="0 0 172 177" svg:d="M172 90c0-49-39-90-86-90s-86 42-86 90c0 50 41 87 86 87 47 0 86-37 86-87zM86 167c-17 0-33-7-44-25-9-18-9-41-9-55s0-35 9-53c11-17 28-25 44-25 17 0 34 8 44 24 10 17 10 40 10 54s0 35-9 52-25 28-45 28z"><text:p/></draw:path><draw:path draw:style-name="gr1496" draw:text-style-name="P131" svg:width="0.193cm" svg:height="0.17cm" svg:x="11.809cm" svg:y="1.983cm" svg:viewBox="0 0 194 171" svg:d="M30 37c0 36 0 70 0 105 0 16-5 16-30 16 0 5 0 8 0 13 13 0 33-2 43-2s31 2 44 2c0-5 0-8 0-13-26 0-31 0-31-16 0-24 0-47 0-72 0-40 28-61 53-61 24 0 29 21 29 43 0 29 0 60 0 90 0 16-5 16-31 16 0 5 0 8 0 13 14 0 33-2 44-2 10 0 29 2 43 2 0-5 0-8 0-13-20 0-30 0-30-11 0-24 0-49 0-73 0-34 0-45-12-60-6-6-19-14-41-14-28 0-46 16-57 41 0-14 0-28 0-41-18 1-36 3-54 4 0 5 0 8 0 12 26 0 30 3 30 21z"><text:p/></draw:path><draw:path draw:style-name="gr1497" draw:text-style-name="P131" svg:width="0.1cm" svg:height="0.462cm" svg:x="12.028cm" svg:y="1.826cm" svg:viewBox="0 0 101 463" svg:d="M101 231c0-54-10-132-60-197-5-5-29-34-37-34-2 0-4 0-4 3 0 2 1 4 2 5 19 19 44 50 60 112 8 35 12 75 12 111 0 40-4 78-13 117-15 53-38 84-58 106-3 4-2 3-3 5 0 3 2 4 4 4 6 0 28-24 32-30 40-46 65-115 65-202z"><text:p/></draw:path></draw:g></text:p>
        </text:list-item>
        <text:list-item>
          <text:p text:style-name="P99">על מנת להוכיח את הטענה הזו, נניח את הראשי ונוכיח את הנגרר;</text:p>
          <text:list>
            <text:list-item>
              <text:p text:style-name="P99"><text:span text:style-name="T40">תהי קבוצה </text:span><text:span text:style-name="T40"><draw:g text:anchor-type="as-char" svg:y="-0.279cm" draw:z-index="132" draw:name="Shape113" draw:style-name="gr1513"><svg:title>TexMaths</svg:title><svg:desc>11§display§C§svg§600§FALSE§</svg:desc><draw:path draw:style-name="gr1514" draw:text-style-name="P130" svg:width="0.251cm" svg:height="0.238cm" svg:x="-0.001cm" svg:y="0.018cm" svg:viewBox="0 0 252 239" svg:d="M0 0c84 0 168 0 252 0 0 80 0 159 0 239-84 0-168 0-252 0 0-80 0-159 0-239z"><text:p/></draw:path><draw:path draw:style-name="gr1515" draw:text-style-name="P131" svg:width="0.271cm" svg:height="0.278cm" svg:x="-0.001cm" svg:y="0cm" svg:viewBox="0 0 272 279" svg:d="M272 4c0-2-1-4-5-4-1 0-1 0-5 4-9 10-18 20-28 30-3-5-21-34-63-34-85 0-171 86-171 173 0 64 45 106 103 106 35 0 62-16 83-33 36-32 42-67 42-68 0-4-4-4-5-4-2 0-4 0-4 4-3 11-13 38-40 61-26 21-49 28-69 28-35 0-76-20-76-80 0-22 9-84 47-129 24-27 60-46 93-46 39 0 61 30 61 75 0 15-1 14-1 18s5 5 7 5c4 0 4-1 7-8 7-33 16-65 24-98z"><text:p/></draw:path></draw:g></text:span><text:span text:style-name="T40">. מתוך הראשי, ידוע שכל איבר ב־</text:span><text:span text:style-name="T40"><draw:g text:anchor-type="as-char" svg:y="-0.279cm" draw:z-index="133" draw:name="Shape114" draw:style-name="gr1513"><svg:title>TexMaths</svg:title><svg:desc>11§display§C§svg§600§FALSE§</svg:desc><draw:path draw:style-name="gr1514" draw:text-style-name="P130" svg:width="0.251cm" svg:height="0.238cm" svg:x="-0.001cm" svg:y="0.018cm" svg:viewBox="0 0 252 239" svg:d="M0 0c84 0 168 0 252 0 0 80 0 159 0 239-84 0-168 0-252 0 0-80 0-159 0-239z"><text:p/></draw:path><draw:path draw:style-name="gr1515" draw:text-style-name="P131" svg:width="0.271cm" svg:height="0.278cm" svg:x="-0.001cm" svg:y="0cm" svg:viewBox="0 0 272 279" svg:d="M272 4c0-2-1-4-5-4-1 0-1 0-5 4-9 10-18 20-28 30-3-5-21-34-63-34-85 0-171 86-171 173 0 64 45 106 103 106 35 0 62-16 83-33 36-32 42-67 42-68 0-4-4-4-5-4-2 0-4 0-4 4-3 11-13 38-40 61-26 21-49 28-69 28-35 0-76-20-76-80 0-22 9-84 47-129 24-27 60-46 93-46 39 0 61 30 61 75 0 15-1 14-1 18s5 5 7 5c4 0 4-1 7-8 7-33 16-65 24-98z"><text:p/></draw:path></draw:g></text:span><text:span text:style-name="T40"> קיים ב־</text:span><text:span text:style-name="T40"><draw:g text:anchor-type="as-char" svg:y="-0.275cm" draw:z-index="134" draw:name="Shape115" draw:style-name="gr1513"><svg:title>TexMaths</svg:title><svg:desc>11§display§A§svg§600§FALSE§</svg:desc><draw:path draw:style-name="gr1514" draw:text-style-name="P130" svg:width="0.236cm" svg:height="0.234cm" svg:x="0.006cm" svg:y="0.02cm" svg:viewBox="0 0 237 235" svg:d="M0 0c79 0 158 0 237 0 0 78 0 157 0 235-79 0-158 0-237 0 0-78 0-157 0-235z"><text:p/></draw:path><draw:path draw:style-name="gr1515" draw:text-style-name="P131" svg:width="0.263cm" svg:height="0.274cm" svg:x="-0.001cm" svg:y="0cm" svg:viewBox="0 0 264 275" svg:d="M56 231c-15 25-31 30-47 32-6 0-9 0-9 7 0 2 2 5 6 5 9 0 22-1 33-1 12 0 26 1 38 1 2 0 7 0 7-8 0-4-3-4-6-4-8-2-18-4-18-14 0-4 3-8 5-14 10-16 20-33 30-49 32 0 64 0 96 0 0 7 5 60 5 64 0 11-19 13-27 13-6 0-9 0-9 7 0 5 4 5 6 5 15 0 32-1 47-1 10 0 34 1 44 1 2 0 7 0 7-8 0-4-4-4-9-4-24 0-24-3-25-14-8-80-16-160-24-240-1-8-1-9-7-9s-8 2-10 7c-44 74-89 149-133 224zM103 174c24-42 49-85 74-127 4 42 8 85 13 127-29 0-59 0-87 0z"><text:p/></draw:path></draw:g></text:span><text:span text:style-name="T40"> (נגדיר כטענה 1) ולא קיים ב־</text:span><draw:g text:anchor-type="as-char" svg:y="-0.263cm" draw:z-index="135" draw:name="Shape116" draw:style-name="gr1513"><svg:title>TexMaths</svg:title><svg:desc>11§display§B§svg§600§FALSE§</svg:desc><draw:path draw:style-name="gr1514" draw:text-style-name="P130" svg:width="0.251cm" svg:height="0.223cm" svg:x="0.003cm" svg:y="0.018cm" svg:viewBox="0 0 252 224" svg:d="M0 0c83 0 168 0 252 0 0 75 0 149 0 224-84 0-169 0-252 0 0-75 0-149 0-224z"><text:p/></draw:path><draw:path draw:style-name="gr1515" draw:text-style-name="P131" svg:width="0.274cm" svg:height="0.263cm" svg:x="0cm" svg:y="0cm" svg:viewBox="0 0 275 264" svg:d="M45 234c-3 14-4 18-35 18-7 0-10 0-10 7 0 5 3 5 10 5 46 0 91 0 137 0 62 0 107-45 107-84 0-28-22-50-60-54 40-8 81-35 81-73 0-29-26-53-72-53-43 0-87 0-129 0-8 0-11 0-11 8 0 4 3 4 11 4 4 0 7 0 14 1 6 0 10 1 10 6 0 2 0 3-1 7-18 70-34 138-52 208zM103 123c8-32 17-65 24-97 4-13 5-14 21-14 17 0 33 0 50 0 34 0 41 22 41 40 0 34-32 71-80 71-18 0-37 0-56 0zM86 252c-6 0-6 0-8 0-4-1-5-1-5-5 0-1 0-1 2-9 8-35 17-71 26-107 24 0 48 0 73 0 37 0 44 29 44 46 0 37-35 75-80 75-17 0-35 0-52 0z"><text:p/></draw:path></draw:g> <text:span text:style-name="T40">(נגדיר כטענה 2)</text:span>.</text:p>
            </text:list-item>
            <text:list-item>
              <text:p text:style-name="P100">ישנם שני תנאים הכרחיים לקיום הטענה: הראשון, שכל איבר ב־<draw:g text:anchor-type="as-char" svg:y="-0.279cm" draw:z-index="136" draw:name="Shape117" draw:style-name="gr1513"><svg:title>TexMaths</svg:title><svg:desc>11§display§C§svg§600§FALSE§</svg:desc><draw:path draw:style-name="gr1514" draw:text-style-name="P130" svg:width="0.251cm" svg:height="0.238cm" svg:x="-0.001cm" svg:y="0.018cm" svg:viewBox="0 0 252 239" svg:d="M0 0c84 0 168 0 252 0 0 80 0 159 0 239-84 0-168 0-252 0 0-80 0-159 0-239z"><text:p/></draw:path><draw:path draw:style-name="gr1515" draw:text-style-name="P131" svg:width="0.271cm" svg:height="0.278cm" svg:x="-0.001cm" svg:y="0cm" svg:viewBox="0 0 272 279" svg:d="M272 4c0-2-1-4-5-4-1 0-1 0-5 4-9 10-18 20-28 30-3-5-21-34-63-34-85 0-171 86-171 173 0 64 45 106 103 106 35 0 62-16 83-33 36-32 42-67 42-68 0-4-4-4-5-4-2 0-4 0-4 4-3 11-13 38-40 61-26 21-49 28-69 28-35 0-76-20-76-80 0-22 9-84 47-129 24-27 60-46 93-46 39 0 61 30 61 75 0 15-1 14-1 18s5 5 7 5c4 0 4-1 7-8 7-33 16-65 24-98z"><text:p/></draw:path></draw:g> קיים ב־<draw:g text:anchor-type="as-char" svg:y="-0.275cm" draw:z-index="137" draw:name="Shape118" draw:style-name="gr1513"><svg:title>TexMaths</svg:title><svg:desc>11§display§A§svg§600§FALSE§</svg:desc><draw:path draw:style-name="gr1514" draw:text-style-name="P130" svg:width="0.236cm" svg:height="0.234cm" svg:x="0.006cm" svg:y="0.02cm" svg:viewBox="0 0 237 235" svg:d="M0 0c79 0 158 0 237 0 0 78 0 157 0 235-79 0-158 0-237 0 0-78 0-157 0-235z"><text:p/></draw:path><draw:path draw:style-name="gr1515" draw:text-style-name="P131" svg:width="0.263cm" svg:height="0.274cm" svg:x="-0.001cm" svg:y="0cm" svg:viewBox="0 0 264 275" svg:d="M56 231c-15 25-31 30-47 32-6 0-9 0-9 7 0 2 2 5 6 5 9 0 22-1 33-1 12 0 26 1 38 1 2 0 7 0 7-8 0-4-3-4-6-4-8-2-18-4-18-14 0-4 3-8 5-14 10-16 20-33 30-49 32 0 64 0 96 0 0 7 5 60 5 64 0 11-19 13-27 13-6 0-9 0-9 7 0 5 4 5 6 5 15 0 32-1 47-1 10 0 34 1 44 1 2 0 7 0 7-8 0-4-4-4-9-4-24 0-24-3-25-14-8-80-16-160-24-240-1-8-1-9-7-9s-8 2-10 7c-44 74-89 149-133 224zM103 174c24-42 49-85 74-127 4 42 8 85 13 127-29 0-59 0-87 0z"><text:p/></draw:path></draw:g> (שנכון לפי טענה 1), והשני, שקיים איבר ב־<draw:g text:anchor-type="as-char" svg:y="-0.279cm" draw:z-index="138" draw:name="Shape119" draw:style-name="gr1513"><svg:title>TexMaths</svg:title><svg:desc>11§display§C§svg§600§FALSE§</svg:desc><draw:path draw:style-name="gr1514" draw:text-style-name="P130" svg:width="0.251cm" svg:height="0.238cm" svg:x="-0.001cm" svg:y="0.018cm" svg:viewBox="0 0 252 239" svg:d="M0 0c84 0 168 0 252 0 0 80 0 159 0 239-84 0-168 0-252 0 0-80 0-159 0-239z"><text:p/></draw:path><draw:path draw:style-name="gr1515" draw:text-style-name="P131" svg:width="0.271cm" svg:height="0.278cm" svg:x="-0.001cm" svg:y="0cm" svg:viewBox="0 0 272 279" svg:d="M272 4c0-2-1-4-5-4-1 0-1 0-5 4-9 10-18 20-28 30-3-5-21-34-63-34-85 0-171 86-171 173 0 64 45 106 103 106 35 0 62-16 83-33 36-32 42-67 42-68 0-4-4-4-5-4-2 0-4 0-4 4-3 11-13 38-40 61-26 21-49 28-69 28-35 0-76-20-76-80 0-22 9-84 47-129 24-27 60-46 93-46 39 0 61 30 61 75 0 15-1 14-1 18s5 5 7 5c4 0 4-1 7-8 7-33 16-65 24-98z"><text:p/></draw:path></draw:g> כך שהוא לא קיים ב־<draw:g text:anchor-type="as-char" svg:y="-0.263cm" draw:z-index="139" draw:name="Shape120" draw:style-name="gr1513"><svg:title>TexMaths</svg:title><svg:desc>11§display§B§svg§600§FALSE§</svg:desc><draw:path draw:style-name="gr1514" draw:text-style-name="P130" svg:width="0.251cm" svg:height="0.223cm" svg:x="0.003cm" svg:y="0.018cm" svg:viewBox="0 0 252 224" svg:d="M0 0c83 0 168 0 252 0 0 75 0 149 0 224-84 0-169 0-252 0 0-75 0-149 0-224z"><text:p/></draw:path><draw:path draw:style-name="gr1515" draw:text-style-name="P131" svg:width="0.274cm" svg:height="0.263cm" svg:x="0cm" svg:y="0cm" svg:viewBox="0 0 275 264" svg:d="M45 234c-3 14-4 18-35 18-7 0-10 0-10 7 0 5 3 5 10 5 46 0 91 0 137 0 62 0 107-45 107-84 0-28-22-50-60-54 40-8 81-35 81-73 0-29-26-53-72-53-43 0-87 0-129 0-8 0-11 0-11 8 0 4 3 4 11 4 4 0 7 0 14 1 6 0 10 1 10 6 0 2 0 3-1 7-18 70-34 138-52 208zM103 123c8-32 17-65 24-97 4-13 5-14 21-14 17 0 33 0 50 0 34 0 41 22 41 40 0 34-32 71-80 71-18 0-37 0-56 0zM86 252c-6 0-6 0-8 0-4-1-5-1-5-5 0-1 0-1 2-9 8-35 17-71 26-107 24 0 48 0 73 0 37 0 44 29 44 46 0 37-35 75-80 75-17 0-35 0-52 0z"><text:p/></draw:path></draw:g> (לפיכך, הוא הדבר שנותר להוכיח). </text:p>
            </text:list-item>
            <text:list-item>
              <text:p text:style-name="P100">נניח בשלילה לכל יהי <draw:g text:anchor-type="as-char" svg:y="-0.173cm" draw:z-index="141" draw:name="Shape121" draw:style-name="gr1513"><svg:title>TexMaths</svg:title><svg:desc>11§display§x§svg§600§FALSE§</svg:desc><draw:path draw:style-name="gr1514" draw:text-style-name="P130" svg:width="0.161cm" svg:height="0.132cm" svg:x="0.008cm" svg:y="0.018cm" svg:viewBox="0 0 162 133" svg:d="M0 0c54 0 108 0 162 0 0 44 0 89 0 133-54 0-108 0-162 0 0-44 0-89 0-133z"><text:p/></draw:path><draw:path draw:style-name="gr1515" draw:text-style-name="P131" svg:width="0.19cm" svg:height="0.172cm" svg:x="-0.001cm" svg:y="0cm" svg:viewBox="0 0 191 173" svg:d="M117 54c2-10 11-45 37-45 2 0 11 0 20 4-11 2-19 12-19 21 0 7 5 13 15 13 9 0 21-6 21-22 0-19-23-25-36-25-23 0-36 20-40 30-10-27-30-30-41-30-40 0-62 50-62 59 0 4 3 4 5 4 3 0 4 0 5-5 13-40 39-49 51-49 7 0 21 3 21 25 0 12-7 38-21 90-6 25-19 40-37 40-2 0-11 0-18-4 10-3 17-10 17-21 0-10-7-13-14-13-11 0-21 9-21 22 0 17 20 25 36 25 26 0 40-27 41-30 5 14 18 30 40 30 39 0 62-50 62-60 0-3-4-3-5-3-3 0-4 1-5 5-13 40-39 49-51 49-16 0-20-12-20-25 0-8 2-17 6-33 4-18 8-34 13-52z"><text:p/></draw:path></draw:g><text:s/>איבר ב־<draw:g text:anchor-type="as-char" svg:y="-0.279cm" draw:z-index="140" draw:name="Shape122" draw:style-name="gr1513"><svg:title>TexMaths</svg:title><svg:desc>11§display§C§svg§600§FALSE§</svg:desc><draw:path draw:style-name="gr1514" draw:text-style-name="P130" svg:width="0.251cm" svg:height="0.238cm" svg:x="-0.001cm" svg:y="0.018cm" svg:viewBox="0 0 252 239" svg:d="M0 0c84 0 168 0 252 0 0 80 0 159 0 239-84 0-168 0-252 0 0-80 0-159 0-239z"><text:p/></draw:path><draw:path draw:style-name="gr1515" draw:text-style-name="P131" svg:width="0.271cm" svg:height="0.278cm" svg:x="-0.001cm" svg:y="0cm" svg:viewBox="0 0 272 279" svg:d="M272 4c0-2-1-4-5-4-1 0-1 0-5 4-9 10-18 20-28 30-3-5-21-34-63-34-85 0-171 86-171 173 0 64 45 106 103 106 35 0 62-16 83-33 36-32 42-67 42-68 0-4-4-4-5-4-2 0-4 0-4 4-3 11-13 38-40 61-26 21-49 28-69 28-35 0-76-20-76-80 0-22 9-84 47-129 24-27 60-46 93-46 39 0 61 30 61 75 0 15-1 14-1 18s5 5 7 5c4 0 4-1 7-8 7-33 16-65 24-98z"><text:p/></draw:path></draw:g> , <draw:g text:anchor-type="as-char" svg:y="-0.173cm" draw:z-index="142" draw:name="Shape123" draw:style-name="gr1513"><svg:title>TexMaths</svg:title><svg:desc>11§display§x§svg§600§FALSE§</svg:desc><draw:path draw:style-name="gr1514" draw:text-style-name="P130" svg:width="0.161cm" svg:height="0.132cm" svg:x="0.008cm" svg:y="0.018cm" svg:viewBox="0 0 162 133" svg:d="M0 0c54 0 108 0 162 0 0 44 0 89 0 133-54 0-108 0-162 0 0-44 0-89 0-133z"><text:p/></draw:path><draw:path draw:style-name="gr1515" draw:text-style-name="P131" svg:width="0.19cm" svg:height="0.172cm" svg:x="-0.001cm" svg:y="0cm" svg:viewBox="0 0 191 173" svg:d="M117 54c2-10 11-45 37-45 2 0 11 0 20 4-11 2-19 12-19 21 0 7 5 13 15 13 9 0 21-6 21-22 0-19-23-25-36-25-23 0-36 20-40 30-10-27-30-30-41-30-40 0-62 50-62 59 0 4 3 4 5 4 3 0 4 0 5-5 13-40 39-49 51-49 7 0 21 3 21 25 0 12-7 38-21 90-6 25-19 40-37 40-2 0-11 0-18-4 10-3 17-10 17-21 0-10-7-13-14-13-11 0-21 9-21 22 0 17 20 25 36 25 26 0 40-27 41-30 5 14 18 30 40 30 39 0 62-50 62-60 0-3-4-3-5-3-3 0-4 1-5 5-13 40-39 49-51 49-16 0-20-12-20-25 0-8 2-17 6-33 4-18 8-34 13-52z"><text:p/></draw:path></draw:g><text:s/>קיים ב־<draw:g text:anchor-type="as-char" svg:y="-0.263cm" draw:z-index="143" draw:name="Shape124" draw:style-name="gr1513"><svg:title>TexMaths</svg:title><svg:desc>11§display§B§svg§600§FALSE§</svg:desc><draw:path draw:style-name="gr1514" draw:text-style-name="P130" svg:width="0.251cm" svg:height="0.223cm" svg:x="0.003cm" svg:y="0.018cm" svg:viewBox="0 0 252 224" svg:d="M0 0c83 0 168 0 252 0 0 75 0 149 0 224-84 0-169 0-252 0 0-75 0-149 0-224z"><text:p/></draw:path><draw:path draw:style-name="gr1515" draw:text-style-name="P131" svg:width="0.274cm" svg:height="0.263cm" svg:x="0cm" svg:y="0cm" svg:viewBox="0 0 275 264" svg:d="M45 234c-3 14-4 18-35 18-7 0-10 0-10 7 0 5 3 5 10 5 46 0 91 0 137 0 62 0 107-45 107-84 0-28-22-50-60-54 40-8 81-35 81-73 0-29-26-53-72-53-43 0-87 0-129 0-8 0-11 0-11 8 0 4 3 4 11 4 4 0 7 0 14 1 6 0 10 1 10 6 0 2 0 3-1 7-18 70-34 138-52 208zM103 123c8-32 17-65 24-97 4-13 5-14 21-14 17 0 33 0 50 0 34 0 41 22 41 40 0 34-32 71-80 71-18 0-37 0-56 0zM86 252c-6 0-6 0-8 0-4-1-5-1-5-5 0-1 0-1 2-9 8-35 17-71 26-107 24 0 48 0 73 0 37 0 44 29 44 46 0 37-35 75-80 75-17 0-35 0-52 0z"><text:p/></draw:path></draw:g>. הטענה הזו עומדת בשלילה לכך שכל איבר ב־<draw:g text:anchor-type="as-char" svg:y="-0.173cm" draw:z-index="144" draw:name="Shape125" draw:style-name="gr1513"><svg:title>TexMaths</svg:title><svg:desc>11§display§x§svg§600§FALSE§</svg:desc><draw:path draw:style-name="gr1514" draw:text-style-name="P130" svg:width="0.161cm" svg:height="0.132cm" svg:x="0.008cm" svg:y="0.018cm" svg:viewBox="0 0 162 133" svg:d="M0 0c54 0 108 0 162 0 0 44 0 89 0 133-54 0-108 0-162 0 0-44 0-89 0-133z"><text:p/></draw:path><draw:path draw:style-name="gr1515" draw:text-style-name="P131" svg:width="0.19cm" svg:height="0.172cm" svg:x="-0.001cm" svg:y="0cm" svg:viewBox="0 0 191 173" svg:d="M117 54c2-10 11-45 37-45 2 0 11 0 20 4-11 2-19 12-19 21 0 7 5 13 15 13 9 0 21-6 21-22 0-19-23-25-36-25-23 0-36 20-40 30-10-27-30-30-41-30-40 0-62 50-62 59 0 4 3 4 5 4 3 0 4 0 5-5 13-40 39-49 51-49 7 0 21 3 21 25 0 12-7 38-21 90-6 25-19 40-37 40-2 0-11 0-18-4 10-3 17-10 17-21 0-10-7-13-14-13-11 0-21 9-21 22 0 17 20 25 36 25 26 0 40-27 41-30 5 14 18 30 40 30 39 0 62-50 62-60 0-3-4-3-5-3-3 0-4 1-5 5-13 40-39 49-51 49-16 0-20-12-20-25 0-8 2-17 6-33 4-18 8-34 13-52z"><text:p/></draw:path></draw:g> לא קיים ב־<draw:g text:anchor-type="as-char" svg:y="-0.263cm" draw:z-index="145" draw:name="Shape126" draw:style-name="gr1513"><svg:title>TexMaths</svg:title><svg:desc>11§display§B§svg§600§FALSE§</svg:desc><draw:path draw:style-name="gr1514" draw:text-style-name="P130" svg:width="0.251cm" svg:height="0.223cm" svg:x="0.003cm" svg:y="0.018cm" svg:viewBox="0 0 252 224" svg:d="M0 0c83 0 168 0 252 0 0 75 0 149 0 224-84 0-169 0-252 0 0-75 0-149 0-224z"><text:p/></draw:path><draw:path draw:style-name="gr1515" draw:text-style-name="P131" svg:width="0.274cm" svg:height="0.263cm" svg:x="0cm" svg:y="0cm" svg:viewBox="0 0 275 264" svg:d="M45 234c-3 14-4 18-35 18-7 0-10 0-10 7 0 5 3 5 10 5 46 0 91 0 137 0 62 0 107-45 107-84 0-28-22-50-60-54 40-8 81-35 81-73 0-29-26-53-72-53-43 0-87 0-129 0-8 0-11 0-11 8 0 4 3 4 11 4 4 0 7 0 14 1 6 0 10 1 10 6 0 2 0 3-1 7-18 70-34 138-52 208zM103 123c8-32 17-65 24-97 4-13 5-14 21-14 17 0 33 0 50 0 34 0 41 22 41 40 0 34-32 71-80 71-18 0-37 0-56 0zM86 252c-6 0-6 0-8 0-4-1-5-1-5-5 0-1 0-1 2-9 8-35 17-71 26-107 24 0 48 0 73 0 37 0 44 29 44 46 0 37-35 75-80 75-17 0-35 0-52 0z"><text:p/></draw:path></draw:g> (שנכון לפי טענה 2). </text:p>
            </text:list-item>
          </text:list>
        </text:list-item>
        <text:list-item>
          <text:p text:style-name="P100">הוכחנו את הגרירה, שהיא ביחס אמ"מ ל<text:span text:style-name="T41">טענה ש</text:span>צ.ל., לכן הטענה הוכחה. <text:span text:style-name="T6">מש"ל</text:span> <draw:g text:anchor-type="as-char" svg:y="-0.265cm" draw:z-index="146" draw:name="Shape127" draw:style-name="gr1513"><svg:title>TexMaths</svg:title><svg:desc>11§display§\blacksquare§svg§600§FALSE§</svg:desc><draw:path draw:style-name="gr1514" draw:text-style-name="P130" svg:width="0.236cm" svg:height="0.224cm" svg:x="-0.001cm" svg:y="0.018cm" svg:viewBox="0 0 237 225" svg:d="M120 225c-41 0-80 0-120 0 0-75 0-150 0-225 79 0 158 0 237 0 0 75 0 150 0 225-39 0-79 0-117 0z"><text:p/></draw:path><draw:path draw:style-name="gr1515" draw:text-style-name="P131" svg:width="0.254cm" svg:height="0.264cm" svg:x="0.001cm" svg:y="0cm" svg:viewBox="0 0 255 265" svg:d="M255 13c0-11-1-13-13-13-76 0-153 0-229 0-12 0-13 1-13 13 0 80 0 158 0 237 0 12 1 15 13 15 76 0 152 0 228 0 13 0 14-1 14-14 0-79 0-158 0-238z"><text:p/></draw:path></draw:g></text:p>
        </text:list-item>
      </text:list>
      <text:h text:style-name="Heading_20_3" text:outline-level="3">סעיף (ד)</text:h>
      <text:list text:style-name="L18">
        <text:list-item>
          <text:p text:style-name="P101">נניח בשלילה:</text:p>
          <text:p text:style-name="P39"><text:s/><draw:g text:anchor-type="as-char" svg:y="-0.288cm" draw:z-index="147" draw:name="Shape128" draw:style-name="gr1513"><svg:title>TexMaths</svg:title><svg:desc>11§display§\forall A, B. \powerset(A \triangle B) = \powerset(A) \triangle \powerset(B)§svg§600§FALSE§</svg:desc><draw:path draw:style-name="gr1514" draw:text-style-name="P130" svg:width="5.228cm" svg:height="0.345cm" svg:x="0.019cm" svg:y="0.018cm" svg:viewBox="0 0 5229 346" svg:d="M2615 346c-872 0-1744 0-2615 0 0-116 0-230 0-346 1743 0 3486 0 5229 0 0 116 0 230 0 346-871 0-1743 0-2614 0z"><text:p/></draw:path><draw:path draw:style-name="gr1515" draw:text-style-name="P131" svg:width="0.215cm" svg:height="0.274cm" svg:x="-0.001cm" svg:y="0.019cm" svg:viewBox="0 0 216 275" svg:d="M213 14c3-4 3-4 3-6 0-5-4-8-8-8-6 0-8 4-10 9-11 28-21 56-32 85-39 0-78 0-118 0-11-29-20-57-31-85-2-6-4-9-9-9-4 0-8 3-8 8 0 1 0 1 2 6 32 84 65 169 97 252 2 6 3 9 9 9 5 0 6-4 9-7 32-84 65-169 96-254zM55 109c35 0 70 0 106 0-18 45-36 91-53 137-18-46-35-92-53-137z"><text:p/></draw:path><draw:path draw:style-name="gr1515" draw:text-style-name="P131" svg:width="0.264cm" svg:height="0.274cm" svg:x="0.228cm" svg:y="0.011cm" svg:viewBox="0 0 265 275" svg:d="M55 231c-15 26-30 31-47 32-5 1-8 1-8 8 0 2 1 4 4 4 11 0 24-1 35-1 12 0 25 1 38 1 2 0 7 0 7-7 0-4-4-5-6-5-9 0-19-3-19-13 0-4 3-9 6-14 10-17 20-32 30-49 32 0 65 0 96 0 2 9 7 60 7 64 0 11-21 12-29 12-5 0-8 0-8 8 0 4 4 4 5 4 16 0 32-1 49-1 9 0 34 1 42 1 4 0 8 0 8-7 0-5-4-5-9-5-24 0-24-2-25-13-8-79-16-160-24-240 0-8 0-10-7-10-6 0-7 3-10 7-45 74-90 149-135 224zM101 175c26-43 52-85 77-127 5 42 8 84 12 127-29 0-59 0-89 0z"><text:p/></draw:path><draw:path draw:style-name="gr1515" draw:text-style-name="P131" svg:width="0.044cm" svg:height="0.115cm" svg:x="0.537cm" svg:y="0.247cm" svg:viewBox="0 0 45 116" svg:d="M45 41c0-26-10-41-24-41-13 0-21 10-21 21 0 10 8 20 21 20 4 0 10-1 13-5 1-1 1-1 2-1 0 2 1 0 1 6 0 28-14 51-26 64-4 4-4 5-4 6 0 2 2 5 3 5 4 0 35-30 35-75z"><text:p/></draw:path><draw:path draw:style-name="gr1515" draw:text-style-name="P131" svg:width="0.275cm" svg:height="0.261cm" svg:x="0.692cm" svg:y="0.025cm" svg:viewBox="0 0 276 262" svg:d="M45 232c-3 15-4 18-35 18-7 0-10 0-10 8 0 4 3 4 10 4 46 0 92 0 139 0 60 0 106-45 106-83 0-27-23-49-60-53 40-8 81-37 81-73 0-29-25-53-72-53-43 0-87 0-130 0-7 0-11 0-11 8 0 4 3 4 11 4 1 0 7 0 14 0 8 1 11 1 11 7 0 1-1 2-2 7-18 69-34 138-52 206zM103 122c8-32 17-64 25-96 3-13 4-14 21-14 16 0 33 0 49 0 34 0 43 22 43 40 0 34-33 70-80 70-19 0-39 0-58 0zM87 250c-6 0-7 0-9 0-4 0-5-1-5-4 0-2 0-2 2-9 9-36 17-71 26-106 24 0 50 0 74 0 36 0 44 28 44 45 0 36-34 74-80 74-18 0-34 0-52 0z"><text:p/></draw:path><draw:path draw:style-name="gr1515" draw:text-style-name="P131" svg:width="0.041cm" svg:height="0.04cm" svg:x="1.021cm" svg:y="0.247cm" svg:viewBox="0 0 42 41" svg:d="M42 21c0-12-10-21-21-21s-21 9-21 21c0 11 10 20 21 20s21-9 21-20z"><text:p/></draw:path><draw:path draw:style-name="gr1515" draw:text-style-name="P131" svg:width="0.274cm" svg:height="0.281cm" svg:x="1.104cm" svg:y="0.025cm" svg:viewBox="0 0 275 282" svg:d="M127 0c-54 0-96 26-112 44-14 15-15 26-15 28s2 3 4 3c6 0 15-6 18-8 9-5 10-8 12-15 6-16 17-29 65-31-8 87-31 172-63 251-2 5-1 4-2 7 0 1 1 3 3 3 7 0 26-9 30-19 20-47 52-135 63-242 6 0 14 0 21 0 46 0 92 18 92 57 0 29-28 83-103 85-8 0-12 0-23 8-7 4-10 8-10 11 0 2 2 2 7 2 70 0 161-60 161-123 0-44-52-61-97-61-17 0-34 0-51 0z"><text:p/></draw:path><draw:path draw:style-name="gr1515" draw:text-style-name="P131" svg:width="0.088cm" svg:height="0.384cm" svg:x="1.435cm" svg:y="0cm" svg:viewBox="0 0 89 385" svg:d="M89 381c0-1 0-1-6-8-48-49-61-122-61-180 0-67 15-135 63-182 4-5 4-5 4-7 0-3-1-4-3-4-5 0-39 26-62 76-20 42-24 85-24 117 0 29 4 76 25 120 23 47 56 72 61 72 2 0 3-1 3-4z"><text:p/></draw:path><draw:path draw:style-name="gr1515" draw:text-style-name="P131" svg:width="0.264cm" svg:height="0.274cm" svg:x="1.56cm" svg:y="0.011cm" svg:viewBox="0 0 265 275" svg:d="M56 231c-15 26-31 31-48 32-5 1-8 1-8 8 0 2 2 4 6 4 9 0 22-1 33-1 12 0 26 1 38 1 2 0 8 0 8-7 0-4-5-5-7-5-9 0-19-3-19-13 0-4 4-9 6-14 10-17 20-32 30-49 32 0 65 0 96 0 2 9 7 60 7 64 0 11-20 12-27 12-6 0-10 0-10 8 0 4 4 4 5 4 17 0 33-1 49-1 9 0 34 1 44 1 2 0 6 0 6-7 0-5-3-5-9-5-24 0-24-2-25-13-8-79-15-160-23-240-1-8-1-10-8-10-6 0-7 3-10 7-45 74-89 149-134 224zM102 175c26-43 51-85 76-127 5 42 8 84 12 127-29 0-58 0-88 0z"><text:p/></draw:path><draw:path draw:style-name="gr1515" draw:text-style-name="P131" svg:width="0.297cm" svg:height="0.274cm" svg:x="1.86cm" svg:y="0.011cm" svg:viewBox="0 0 298 275" svg:d="M157 8c-2-5-4-8-8-8-5 0-6 2-8 8-46 83-91 168-138 252-3 5-3 6-3 8 0 7 8 7 14 7 91 0 180 0 270 0 6 0 14 0 14-7 0-3-1-4-3-6-46-85-91-170-138-254zM149 24c42 78 85 158 128 236-86 0-170 0-256 0 43-78 85-158 128-236z"><text:p/></draw:path><draw:path draw:style-name="gr1515" draw:text-style-name="P131" svg:width="0.275cm" svg:height="0.261cm" svg:x="2.196cm" svg:y="0.025cm" svg:viewBox="0 0 276 262" svg:d="M46 232c-4 15-4 18-35 18-7 0-11 0-11 8 0 4 3 4 11 4 46 0 91 0 138 0 61 0 106-45 106-83 0-27-22-49-59-53 39-8 80-37 80-73 0-29-25-53-71-53-43 0-87 0-130 0-8 0-11 0-11 8 0 4 3 4 10 4 1 0 9 0 15 0 7 1 10 1 10 7 0 1 0 2-1 7-18 69-34 138-52 206zM105 122c7-32 16-64 24-96 3-13 3-14 21-14 16 0 33 0 49 0 34 0 42 22 42 40 0 34-33 70-80 70-19 0-38 0-56 0zM87 250c-6 0-7 0-9 0-3 0-4-1-4-4 0-2 0-2 1-9 9-36 19-71 27-106 25 0 49 0 73 0 37 0 45 28 45 45 0 36-35 74-80 74-18 0-35 0-53 0z"><text:p/></draw:path><draw:path draw:style-name="gr1515" draw:text-style-name="P131" svg:width="0.088cm" svg:height="0.384cm" svg:x="2.515cm" svg:y="0cm" svg:viewBox="0 0 89 385" svg:d="M89 193c0-30-4-76-25-120-23-48-56-73-61-73-2 0-3 2-3 4s0 2 7 9c38 38 60 99 60 180 0 65-14 133-63 181-4 6-4 6-4 7 0 2 1 4 3 4 5 0 39-26 62-76 20-41 24-84 24-116z"><text:p/></draw:path><draw:path draw:style-name="gr1515" draw:text-style-name="P131" svg:width="0.255cm" svg:height="0.09cm" svg:x="2.772cm" svg:y="0.145cm" svg:viewBox="0 0 256 91" svg:d="M243 17c7 0 13-2 13-9 0-8-6-8-12-8-77 0-155 0-232 0-5 0-12 0-12 8 0 7 7 9 13 9 77 0 153 0 230 0zM244 91c6 0 12 0 12-7 0-9-6-9-13-9-77 0-153 0-230 0-6 0-13 0-13 9 0 7 7 7 12 7 77 0 155 0 232 0z"><text:p/></draw:path><draw:path draw:style-name="gr1515" draw:text-style-name="P131" svg:width="0.274cm" svg:height="0.281cm" svg:x="3.165cm" svg:y="0.025cm" svg:viewBox="0 0 275 282" svg:d="M127 0c-54 0-96 26-112 44-14 15-15 26-15 28s2 3 4 3c6 0 15-6 18-8 9-5 10-8 12-15 6-16 17-29 65-31-8 87-31 172-63 251-2 5-1 4-2 7 0 1 1 3 3 3 7 0 26-9 30-19 20-47 52-135 63-242 6 0 14 0 21 0 46 0 91 18 91 57 0 29-27 83-102 85-8 0-12 0-23 8-7 4-10 8-10 11 0 2 2 2 6 2 71 0 162-60 162-123 0-44-52-61-97-61-17 0-34 0-51 0z"><text:p/></draw:path><draw:path draw:style-name="gr1515" draw:text-style-name="P131" svg:width="0.088cm" svg:height="0.384cm" svg:x="3.497cm" svg:y="0cm" svg:viewBox="0 0 89 385" svg:d="M89 381c0-1 0-1-6-8-49-49-61-122-61-180 0-67 15-135 63-182 4-5 4-5 4-7 0-3-1-4-3-4-5 0-39 26-62 76-20 42-24 85-24 117 0 29 4 76 25 120 23 47 56 72 61 72 2 0 3-1 3-4z"><text:p/></draw:path><draw:path draw:style-name="gr1515" draw:text-style-name="P131" svg:width="0.264cm" svg:height="0.274cm" svg:x="3.622cm" svg:y="0.011cm" svg:viewBox="0 0 265 275" svg:d="M56 231c-15 26-31 31-48 32-5 1-8 1-8 8 0 2 2 4 6 4 9 0 22-1 33-1 12 0 26 1 38 1 2 0 8 0 8-7 0-4-5-5-7-5-9 0-19-3-19-13 0-4 4-9 6-14 10-17 20-32 30-49 32 0 65 0 96 0 2 9 7 60 7 64 0 11-20 12-27 12-6 0-10 0-10 8 0 4 4 4 5 4 17 0 33-1 49-1 9 0 34 1 44 1 2 0 6 0 6-7 0-5-3-5-9-5-24 0-24-2-25-13-8-79-15-160-23-240-1-8-1-10-8-10-6 0-7 3-10 7-45 74-89 149-134 224zM102 175c26-43 51-85 76-127 5 42 8 84 12 127-29 0-58 0-88 0z"><text:p/></draw:path><draw:path draw:style-name="gr1515" draw:text-style-name="P131" svg:width="0.089cm" svg:height="0.384cm" svg:x="3.92cm" svg:y="0cm" svg:viewBox="0 0 90 385" svg:d="M90 193c0-30-4-76-25-120-23-48-57-73-61-73-2 0-4 2-4 4s0 2 8 9c37 38 59 99 59 180 0 65-14 133-61 181-6 6-6 6-6 7 0 2 2 4 4 4 4 0 39-26 62-76 20-41 24-84 24-116z"><text:p/></draw:path><draw:path draw:style-name="gr1515" draw:text-style-name="P131" svg:width="0.296cm" svg:height="0.274cm" svg:x="4.072cm" svg:y="0.011cm" svg:viewBox="0 0 297 275" svg:d="M157 8c-3-5-4-8-8-8-5 0-6 2-9 8-46 83-92 168-138 252-2 5-2 6-2 8 0 7 8 7 13 7 90 0 181 0 271 0 6 0 13 0 13-7 0-3-1-4-2-6-46-85-91-170-138-254zM149 24c42 78 85 158 128 236-86 0-171 0-257 0 43-78 86-158 129-236z"><text:p/></draw:path><draw:path draw:style-name="gr1515" draw:text-style-name="P131" svg:width="0.274cm" svg:height="0.281cm" svg:x="4.401cm" svg:y="0.025cm" svg:viewBox="0 0 275 282" svg:d="M125 0c-53 0-95 26-111 44-13 15-14 26-14 28s1 3 3 3c7 0 16-6 19-8 8-5 9-8 11-15 6-16 17-29 65-31-7 87-30 172-63 251-2 5-1 4-2 7 0 1 1 3 4 3 6 0 25-9 29-19 20-47 52-135 64-242 6 0 13 0 20 0 47 0 92 18 92 57 0 29-27 83-103 85-8 0-12 0-23 8-7 4-10 8-10 11 0 2 2 2 7 2 71 0 162-60 162-123 0-44-53-61-97-61-17 0-35 0-53 0z"><text:p/></draw:path><draw:path draw:style-name="gr1515" draw:text-style-name="P131" svg:width="0.089cm" svg:height="0.384cm" svg:x="4.731cm" svg:y="0cm" svg:viewBox="0 0 90 385" svg:d="M90 381c0-1 0-1-6-8-49-49-61-122-61-180 0-67 14-135 62-182 5-5 5-5 5-7 0-3-2-4-4-4-3 0-39 26-62 76-20 42-24 85-24 117 0 29 4 76 25 120 25 47 58 72 61 72 2 0 4-1 4-4z"><text:p/></draw:path><draw:path draw:style-name="gr1515" draw:text-style-name="P131" svg:width="0.275cm" svg:height="0.261cm" svg:x="4.86cm" svg:y="0.025cm" svg:viewBox="0 0 276 262" svg:d="M45 232c-3 15-4 18-35 18-7 0-10 0-10 8 0 4 3 4 10 4 46 0 92 0 139 0 60 0 106-45 106-83 0-27-23-49-60-53 40-8 81-37 81-73 0-29-25-53-72-53-43 0-87 0-130 0-7 0-11 0-11 8 0 4 3 4 11 4 1 0 7 0 14 0 8 1 11 1 11 7 0 1-1 2-2 7-18 69-34 138-52 206zM103 122c8-32 17-64 25-96 3-13 4-14 21-14 16 0 33 0 49 0 34 0 43 22 43 40 0 34-33 70-80 70-19 0-39 0-58 0zM87 250c-6 0-7 0-9 0-4 0-5-1-5-4 0-2 0-2 2-9 9-36 17-71 26-106 24 0 50 0 74 0 36 0 44 28 44 45 0 36-34 74-80 74-18 0-34 0-52 0z"><text:p/></draw:path><draw:path draw:style-name="gr1515" draw:text-style-name="P131" svg:width="0.089cm" svg:height="0.384cm" svg:x="5.178cm" svg:y="0cm" svg:viewBox="0 0 90 385" svg:d="M90 193c0-30-4-76-25-120-23-48-57-73-61-73-2 0-4 2-4 4s0 2 8 9c37 38 59 99 59 180 0 65-14 133-61 181-6 6-6 6-6 7 0 2 2 4 4 4 4 0 39-26 62-76 20-41 24-84 24-116z"><text:p/></draw:path></draw:g></text:p>
        </text:list-item>
        <text:list-item>
          <text:p text:style-name="P101">נציב:</text:p>
          <text:p text:style-name="P31"><text:soft-page-break/><draw:g text:anchor-type="as-char" svg:y="-2.297cm" draw:z-index="148" draw:name="Shape129" draw:style-name="gr1513"><svg:title>TexMaths</svg:title><svg:desc>11§latex§\begin{align}
     A &amp;= \{1, 2\} \\
     B &amp;= \{2, 3\} \\
     C :&amp;= A \triangle B = \{2\} \\
     \powerset(A) &amp;= \big\{\emptyset, \{1\}, \{2\}, \{1, 2\}\big\} \\
     \powerset(B) &amp;= \big\{\emptyset, \{3\}, \{2\}, \{3, 2\}\big\} \\
     \powerset(A) \triangle \powerset B &amp;= \big\{\{1\}, \{2\} \{1, 2\}, \{3, 2\}\big\} \\
     A \triangle B &amp;= \{1, 3\} \\
     \{1, 3\} &amp;\in \powerset(A \triangle B)
\end{align}§svg§600§FALSE§</svg:desc><draw:path draw:style-name="gr1514" draw:text-style-name="P130" svg:width="9.692cm" svg:height="4.532cm" svg:x="0.01cm" svg:y="0.057cm" svg:viewBox="0 0 9693 4533" svg:d="M4848 4533c-1616 0-3232 0-4848 0 0-1511 0-3022 0-4533 3231 0 6462 0 9693 0 0 1511 0 3022 0 4533-1615 0-3231 0-4845 0z"><text:p/></draw:path><draw:path draw:style-name="gr1515" draw:text-style-name="P131" svg:width="0.264cm" svg:height="0.276cm" svg:x="1.562cm" svg:y="0.011cm" svg:viewBox="0 0 265 277" svg:d="M56 232c-15 27-31 32-48 33-5 0-8 0-8 8 0 2 2 4 5 4 10 0 22-1 33-1 13 0 27 1 39 1 2 0 8 0 8-7 0-5-4-5-7-5-9-1-18-4-18-13 0-6 3-10 5-14 10-17 20-33 30-50 31 0 64 0 96 0 1 8 7 61 7 64 0 12-20 13-28 13-5 0-9 0-9 8 0 4 4 4 5 4 17 0 33-1 48-1 10 0 35 1 44 1 3 0 7 0 7-7 0-5-3-5-9-5-24 0-24-3-25-14-8-80-15-161-23-241-1-8-1-10-8-10-6 0-8 3-10 7-45 74-89 150-134 225zM102 176c26-43 51-85 76-128 5 43 8 85 12 128-29 0-58 0-88 0z"><text:p/></draw:path><draw:path draw:style-name="gr1515" draw:text-style-name="P131" svg:width="0.255cm" svg:height="0.089cm" svg:x="1.968cm" svg:y="0.145cm" svg:viewBox="0 0 256 90" svg:d="M243 15c7 0 13 0 13-7 0-8-6-8-12-8-77 0-155 0-232 0-5 0-12 0-12 8 0 7 7 7 13 7 77 0 153 0 230 0zM244 90c6 0 12 0 12-7 0-8-6-8-13-8-77 0-153 0-230 0-6 0-13 0-13 8 0 7 7 7 12 7 77 0 155 0 232 0z"><text:p/></draw:path><draw:path draw:style-name="gr1515" draw:text-style-name="P131" svg:width="0.136cm" svg:height="0.386cm" svg:x="2.382cm" svg:y="0cm" svg:viewBox="0 0 137 387" svg:d="M81 52c0-16 10-41 53-43 2 0 3-2 3-5 0-4-3-4-7-4-39 0-74 20-74 48 0 30 0 59 0 88 0 16 0 28-15 41-15 11-29 12-38 12-1 0-3 2-3 5s2 3 7 4c25 1 44 15 48 34 1 5 1 6 1 19 0 25 0 52 0 77 0 16 0 28 19 43 14 12 40 16 55 16 4 0 7 0 7-4 0-5-2-5-6-5-24-2-43-14-49-34-1-3-1-4-1-17 0-28 0-54 0-82 0-17-2-24-15-36-8-9-19-12-30-15 32-9 45-27 45-50 0-31 0-61 0-92z"><text:p/></draw:path><draw:path draw:style-name="gr1515" draw:text-style-name="P131" svg:width="0.127cm" svg:height="0.256cm" svg:x="2.582cm" svg:y="0.033cm" svg:viewBox="0 0 128 257" svg:d="M79 10c0-10 0-10-9-10-24 24-58 24-70 24 0 5 0 8 0 12 8 0 31 0 51-10 0 68 0 134 0 201 0 14-2 18-37 18-4 0-7 0-12 0 0 5 0 8 0 12 13-1 47-1 63-1 15 0 49 0 63 1 0-4 0-7 0-12-5 0-8 0-13 0-35 0-36-4-36-18 0-73 0-144 0-217z"><text:p/></draw:path><draw:path draw:style-name="gr1515" draw:text-style-name="P131" svg:width="0.044cm" svg:height="0.116cm" svg:x="2.774cm" svg:y="0.248cm" svg:viewBox="0 0 45 117" svg:d="M45 41c0-26-10-41-25-41-12 0-20 10-20 21s8 21 20 21c4 0 10-2 13-6 2-1 1-1 2-1s1 0 1 6c0 28-13 51-26 65-5 4-5 5-5 6 0 2 3 5 5 5 4 0 35-31 35-76z"><text:p/></draw:path><draw:path draw:style-name="gr1515" draw:text-style-name="P131" svg:width="0.153cm" svg:height="0.256cm" svg:x="2.932cm" svg:y="0.033cm" svg:viewBox="0 0 154 257" svg:d="M30 228c13-13 27-28 40-41 61-53 84-74 84-112 0-44-34-75-81-75-44 0-73 35-73 69 0 22 20 22 21 22 6 0 20-4 20-21 0-9-7-19-21-19-2 0-4 0-5 0 9-25 30-39 52-39 35 0 52 31 52 63 0 31-19 61-41 86-24 27-49 55-74 82-4 5-4 5-4 14 47 0 96 0 143 0 3-22 8-45 11-67-3 0-7 0-10 0-1 11-4 29-8 34-3 4-28 4-37 4-23 0-46 0-69 0z"><text:p/></draw:path><draw:path draw:style-name="gr1515" draw:text-style-name="P131" svg:width="0.135cm" svg:height="0.386cm" svg:x="3.134cm" svg:y="0cm" svg:viewBox="0 0 136 387" svg:d="M55 336c0 15-10 39-52 42-2 0-3 3-3 5 0 4 3 4 8 4 37 0 72-20 73-48 0-30 0-58 0-88 0-16 0-28 16-41 13-11 27-12 36-12 2-1 3-2 3-4 0-5-2-5-5-5-27-1-44-15-49-34-1-4-1-5-1-19 0-25 0-51 0-77 0-16 0-28-18-42-16-13-43-17-55-17-5 0-8 0-8 4 0 5 2 5 5 5 25 1 43 14 49 34 1 3 1 3 1 18 0 27 0 53 0 81 0 18 3 24 15 36 9 9 20 12 31 16-32 8-46 26-46 49 0 31 0 62 0 93z"><text:p/></draw:path><draw:path draw:style-name="gr1515" draw:text-style-name="P131" svg:width="0.088cm" svg:height="0.386cm" svg:x="9.306cm" svg:y="0cm" svg:viewBox="0 0 89 387" svg:d="M89 383c0-1 0-2-7-9-48-48-60-121-60-180 0-67 14-135 63-183 4-5 4-5 4-7 0-3-1-4-3-4-5 0-39 26-62 76-20 42-24 85-24 118 0 29 3 77 25 121 23 47 56 72 61 72 2 0 3-1 3-4z"><text:p/></draw:path><draw:path draw:style-name="gr1515" draw:text-style-name="P131" svg:width="0.127cm" svg:height="0.256cm" svg:x="9.452cm" svg:y="0.033cm" svg:viewBox="0 0 128 257" svg:d="M79 10c0-10 0-10-9-10-24 24-58 24-70 24 0 5 0 8 0 12 8 0 31 0 51-10 0 68 0 134 0 201 0 14-2 18-37 18-4 0-7 0-12 0 0 5 0 8 0 12 13-1 47-1 63-1 15 0 48 0 63 1 0-4 0-7 0-12-5 0-8 0-13 0-35 0-36-4-36-18 0-73 0-144 0-217z"><text:p/></draw:path><draw:path draw:style-name="gr1515" draw:text-style-name="P131" svg:width="0.089cm" svg:height="0.386cm" svg:x="9.633cm" svg:y="0cm" svg:viewBox="0 0 90 387" svg:d="M90 194c0-31-4-77-25-121-24-48-57-73-61-73-2 0-4 2-4 4s0 2 8 9c37 39 59 99 59 181 0 66-14 134-62 182-5 5-5 6-5 7 0 2 2 4 4 4 4 0 39-26 62-76 20-43 24-85 24-117z"><text:p/></draw:path><draw:path draw:style-name="gr1515" draw:text-style-name="P131" svg:width="0.275cm" svg:height="0.263cm" svg:x="1.542cm" svg:y="0.606cm" svg:viewBox="0 0 276 264" svg:d="M45 233c-3 16-4 19-35 19-7 0-10 0-10 8 0 4 3 4 10 4 46 0 92 0 138 0 61 0 107-46 107-84 0-27-23-50-60-55 40-6 81-35 81-72 0-29-25-53-73-53-42 0-86 0-129 0-7 0-11 0-11 8 0 4 3 4 11 4 1 0 7 0 14 0 8 1 11 1 11 7 0 1 0 2-2 7-18 70-34 138-52 207zM103 122c8-32 17-64 25-96 3-13 4-14 20-14 17 0 35 0 51 0 33 0 42 22 42 40 0 34-33 70-80 70-19 0-39 0-58 0zM87 252c-6 0-7 0-9 0-4-1-5-1-5-4 0-2 0-3 2-9 9-37 17-72 26-108 24 0 50 0 74 0 36 0 44 29 44 45 0 39-34 76-80 76-18 0-35 0-52 0z"><text:p/></draw:path><draw:path draw:style-name="gr1515" draw:text-style-name="P131" svg:width="0.255cm" svg:height="0.089cm" svg:x="1.968cm" svg:y="0.727cm" svg:viewBox="0 0 256 90" svg:d="M243 15c7 0 13 0 13-7 0-8-6-8-12-8-77 0-155 0-232 0-5 0-12 0-12 8 0 7 7 7 13 7 77 0 153 0 230 0zM244 90c6 0 12 0 12-7 0-8-6-8-13-8-77 0-153 0-230 0-6 0-13 0-13 8 0 7 7 7 12 7 77 0 155 0 232 0z"><text:p/></draw:path><draw:path draw:style-name="gr1515" draw:text-style-name="P131" svg:width="0.136cm" svg:height="0.386cm" svg:x="2.382cm" svg:y="0.578cm" svg:viewBox="0 0 137 387" svg:d="M81 52c0-16 10-41 53-43 2 0 3-2 3-5 0-4-3-4-7-4-39 0-74 20-74 48 0 30 0 59 0 88 0 16 0 28-15 41-15 11-29 12-38 12-1 0-3 2-3 5s2 3 7 4c25 1 44 15 48 34 1 5 1 6 1 19 0 25 0 52 0 77 0 16 0 28 19 43 14 12 40 16 55 16 4 0 7 0 7-4 0-5-2-5-6-5-24-2-43-14-49-34-1-3-1-4-1-17 0-28 0-54 0-82 0-17-2-24-15-36-8-9-19-12-30-15 32-9 45-27 45-50 0-31 0-61 0-92z"><text:p/></draw:path><draw:path draw:style-name="gr1515" draw:text-style-name="P131" svg:width="0.153cm" svg:height="0.256cm" svg:x="2.567cm" svg:y="0.612cm" svg:viewBox="0 0 154 257" svg:d="M30 228c13-13 27-27 40-40 61-54 84-75 84-113 0-44-34-75-81-75-44 0-73 35-73 69 0 22 20 22 21 22 6 0 20-4 20-21 0-9-7-19-21-19-2 0-4 0-5 1 9-26 30-40 52-40 35 0 52 31 52 63 0 31-19 61-40 86-25 27-49 55-75 82-4 5-4 5-4 14 48 0 96 0 144 0 3-22 7-45 10-67-3 0-6 0-9 0-2 11-5 29-9 34-3 4-28 4-37 4-23 0-46 0-69 0z"><text:p/></draw:path><draw:path draw:style-name="gr1515" draw:text-style-name="P131" svg:width="0.044cm" svg:height="0.115cm" svg:x="2.774cm" svg:y="0.829cm" svg:viewBox="0 0 45 116" svg:d="M45 40c0-26-10-40-25-40-12 0-20 9-20 20s8 21 20 21c4 0 10-2 13-6 2 0 1-1 2-1s1 1 1 6c0 28-13 52-26 65-5 4-5 5-5 6 0 2 3 5 5 5 4 0 35-30 35-76z"><text:p/></draw:path><draw:path draw:style-name="gr1515" draw:text-style-name="P131" svg:width="0.16cm" svg:height="0.265cm" svg:x="2.928cm" svg:y="0.612cm" svg:viewBox="0 0 161 266" svg:d="M96 121c32-10 55-37 55-68 0-32-34-53-72-53-39 0-68 23-68 53 0 12 8 20 20 20s20-9 20-20c0-20-19-20-25-20 12-19 38-23 52-23 15 0 36 8 36 43 0 4 0 27-11 44-11 19-24 20-34 20-3 1-12 1-15 1-2 1-6 1-6 5s4 4 10 4 11 0 17 0c32 0 46 26 46 64 0 52-26 64-44 64-17 0-45-6-59-29 14 2 26-7 26-21 0-15-11-22-22-22-10 0-22 5-22 22 0 35 36 61 78 61 47 0 83-35 83-75 0-31-25-62-65-70z"><text:p/></draw:path><draw:path draw:style-name="gr1515" draw:text-style-name="P131" svg:width="0.135cm" svg:height="0.386cm" svg:x="3.134cm" svg:y="0.578cm" svg:viewBox="0 0 136 387" svg:d="M55 336c0 15-10 39-52 42-2 0-3 3-3 5 0 4 3 4 8 4 37 0 72-20 73-48 0-30 0-58 0-88 0-16 0-28 16-41 13-11 27-12 36-12 2-1 3-2 3-4 0-5-2-5-5-5-27-1-44-15-49-34-1-4-1-5-1-19 0-25 0-51 0-77 0-16 0-28-18-42-16-13-43-17-55-17-5 0-8 0-8 4 0 5 2 5 5 5 25 1 43 14 49 34 1 3 1 3 1 18 0 27 0 53 0 81 0 18 3 24 15 36 9 9 20 12 31 16-32 8-46 26-46 49 0 31 0 62 0 93z"><text:p/></draw:path><draw:path draw:style-name="gr1515" draw:text-style-name="P131" svg:width="0.088cm" svg:height="0.386cm" svg:x="9.306cm" svg:y="0.578cm" svg:viewBox="0 0 89 387" svg:d="M89 383c0-1 0-2-7-9-48-48-60-121-60-180 0-67 14-135 63-183 4-4 4-5 4-7 0-3-1-4-3-4-5 0-39 26-62 76-20 42-24 85-24 118 0 29 3 77 25 121 23 47 56 72 61 72 2 0 3-1 3-4z"><text:p/></draw:path><draw:path draw:style-name="gr1515" draw:text-style-name="P131" svg:width="0.153cm" svg:height="0.256cm" svg:x="9.437cm" svg:y="0.612cm" svg:viewBox="0 0 154 257" svg:d="M30 228c13-13 27-27 40-40 61-54 84-75 84-113 0-44-34-75-81-75-44 0-73 35-73 69 0 22 20 22 21 22 6 0 20-4 20-21 0-9-7-19-21-19-2 0-4 0-5 1 9-26 30-40 52-40 35 0 52 31 52 63 0 31-19 61-41 86-24 27-49 55-74 82-4 5-4 5-4 14 47 0 96 0 143 0 3-22 8-45 11-67-3 0-6 0-9 0-2 11-5 29-9 34-3 4-28 4-37 4-23 0-46 0-69 0z"><text:p/></draw:path><draw:path draw:style-name="gr1515" draw:text-style-name="P131" svg:width="0.089cm" svg:height="0.386cm" svg:x="9.633cm" svg:y="0.578cm" svg:viewBox="0 0 90 387" svg:d="M90 194c0-30-4-77-25-121-24-48-57-73-61-73-2 0-4 2-4 4s0 3 8 9c37 39 59 100 59 181 0 66-14 134-62 182-5 5-5 6-5 7 0 2 2 4 4 4 4 0 39-26 62-76 20-43 24-85 24-117z"><text:p/></draw:path><draw:path draw:style-name="gr1515" draw:text-style-name="P131" svg:width="0.274cm" svg:height="0.281cm" svg:x="1.339cm" svg:y="1.177cm" svg:viewBox="0 0 275 282" svg:d="M275 4c0-1-1-4-4-4-2 0-2 0-6 4-9 10-19 20-27 30-4-5-21-34-64-34-87 0-174 86-174 175 0 64 46 107 106 107 33 0 62-17 83-34 35-31 42-66 42-69s-3-3-4-3c-3 0-5 1-6 3-3 12-12 40-38 62-27 22-51 29-72 29-34 0-76-21-76-81 0-22 9-84 47-130 24-27 60-47 95-47 39 0 62 30 62 75 0 15-1 15-1 20 0 3 4 3 5 3 6 0 6 0 8-8 7-33 16-65 24-98z"><text:p/></draw:path><draw:path draw:style-name="gr1515" draw:text-style-name="P131" svg:width="0.04cm" svg:height="0.166cm" svg:x="1.765cm" svg:y="1.281cm" svg:viewBox="0 0 41 167" svg:d="M41 21c0-11-9-21-20-21-12 0-21 10-21 21s9 21 21 21c11 0 20-10 20-21zM41 146c0-11-9-19-20-19-12 0-21 8-21 19s9 21 21 21c11 0 20-10 20-21z"><text:p/></draw:path><draw:path draw:style-name="gr1515" draw:text-style-name="P131" svg:width="0.255cm" svg:height="0.089cm" svg:x="1.968cm" svg:y="1.308cm" svg:viewBox="0 0 256 90" svg:d="M243 15c7 0 13 0 13-7 0-8-6-8-12-8-77 0-155 0-232 0-5 0-12 0-12 8 0 7 7 7 13 7 77 0 153 0 230 0zM244 90c6 0 12 0 12-7 0-8-6-8-13-8-77 0-153 0-230 0-6 0-13 0-13 8 0 7 7 7 12 7 77 0 155 0 232 0z"><text:p/></draw:path><draw:path draw:style-name="gr1515" draw:text-style-name="P131" svg:width="0.264cm" svg:height="0.276cm" svg:x="2.367cm" svg:y="1.17cm" svg:viewBox="0 0 265 277" svg:d="M56 232c-15 27-31 32-47 33-6 0-9 0-9 8 0 2 2 4 5 4 10 0 22-1 33-1 14 0 27 1 39 1 2 0 8 0 8-7 0-5-4-5-7-5-9-1-18-4-18-13 0-6 3-9 6-14 10-17 19-33 29-50 31 0 64 0 96 0 1 8 7 61 7 64 0 12-20 13-28 13-5 0-9 0-9 8 0 4 3 3 5 4 17 0 33-1 48-1 10 0 35 1 44 1 3 0 7 0 7-7 0-5-3-5-9-5-24 0-24-3-25-14-8-80-15-161-23-241-1-8-1-10-8-10-5 0-8 3-10 7-45 74-89 150-134 225zM102 176c26-43 51-85 76-128 5 43 8 85 12 128-29 0-58 0-88 0z"><text:p/></draw:path><draw:path draw:style-name="gr1515" draw:text-style-name="P131" svg:width="0.297cm" svg:height="0.276cm" svg:x="2.667cm" svg:y="1.17cm" svg:viewBox="0 0 298 277" svg:d="M157 8c-2-5-3-8-9-8-3 0-4 2-7 8-46 84-92 169-138 254-3 5-3 5-3 8 0 7 9 7 14 7 90 0 180 0 270 0 6 0 14 0 14-7 0-3-1-4-2-7-46-85-93-171-139-255zM148 24c43 79 86 159 129 238-86 0-170 0-256 0 43-79 85-159 127-238z"><text:p/></draw:path><draw:path draw:style-name="gr1515" draw:text-style-name="P131" svg:width="0.274cm" svg:height="0.263cm" svg:x="3.004cm" svg:y="1.184cm" svg:viewBox="0 0 275 264" svg:d="M45 233c-3 16-4 19-35 19-7 0-10 0-10 8 0 4 3 4 10 4 46 0 92 0 138 0 61 0 107-46 107-84 0-27-23-50-60-55 40-6 80-35 80-72 0-29-25-53-72-53-42 0-86 0-129 0-8 0-11 0-11 8 0 4 3 4 11 4 4 0 7 0 14 0 7 1 11 1 11 7 0 1-1 3-2 7-18 70-34 138-52 207zM103 122c8-32 17-64 25-96 3-13 4-14 20-14 17 0 33 0 50 0 34 0 43 22 43 40 0 34-34 70-82 70-18 0-37 0-56 0zM86 252c-6 0-6 0-8 0-4-1-5-1-5-4 0-2 0-3 2-9 9-37 17-72 26-108 24 0 49 0 73 0 37 0 45 29 45 45 0 39-34 76-80 76-18 0-36 0-53 0z"><text:p/></draw:path><draw:path draw:style-name="gr1515" draw:text-style-name="P131" svg:width="0.256cm" svg:height="0.089cm" svg:x="3.429cm" svg:y="1.308cm" svg:viewBox="0 0 257 90" svg:d="M244 15c6 0 13 0 13-7 0-8-7-8-13-8-77 0-154 0-231 0-5 0-13 0-13 8 0 7 8 7 13 7 77 0 154 0 231 0zM244 90c6 0 13 0 13-7 0-8-7-8-13-8-77 0-154 0-231 0-5 0-13 0-13 8 0 7 8 7 13 7 77 0 154 0 231 0z"><text:p/></draw:path><draw:path draw:style-name="gr1515" draw:text-style-name="P131" svg:width="0.136cm" svg:height="0.386cm" svg:x="3.844cm" svg:y="1.159cm" svg:viewBox="0 0 137 387" svg:d="M81 52c0-16 10-41 52-43 2 0 4-2 4-5 0-4-3-4-7-4-39 0-74 20-75 48 0 30 0 59 0 88 0 16 0 28-15 41-14 11-28 12-37 12-2 0-3 2-3 5s2 3 5 4c27 1 46 15 49 34 1 5 1 6 1 19 0 25 0 52 0 77 0 16 0 28 19 43 15 12 40 16 56 16 4 0 7 0 7-4 0-5-2-5-6-5-24-1-43-14-49-34-1-3-1-4-1-17 0-28 0-54 0-82 0-17-3-24-15-36-8-9-20-12-30-15 31-9 45-27 45-50 0-31 0-61 0-92z"><text:p/></draw:path><draw:path draw:style-name="gr1515" draw:text-style-name="P131" svg:width="0.153cm" svg:height="0.256cm" svg:x="4.028cm" svg:y="1.191cm" svg:viewBox="0 0 154 257" svg:d="M30 228c13-13 27-27 40-40 61-54 84-75 84-113 0-44-35-75-81-75-44 0-73 35-73 69 0 22 19 22 20 22 6 0 21-4 21-21 0-9-8-19-21-19-4 0-4 0-5 1 9-26 30-40 52-40 35 0 52 31 52 63 0 31-19 61-41 86-24 27-49 55-74 82-4 5-4 5-4 14 47 0 96 0 143 0 3-22 8-45 11-67-3 0-7 0-10 0-1 11-4 29-8 34-3 4-28 4-37 4-23 0-46 0-69 0z"><text:p/></draw:path><draw:path draw:style-name="gr1515" draw:text-style-name="P131" svg:width="0.136cm" svg:height="0.386cm" svg:x="4.23cm" svg:y="1.159cm" svg:viewBox="0 0 137 387" svg:d="M56 336c0 15-10 39-53 42-1 0-3 3-3 5 0 4 4 4 8 4 37 0 73-20 73-48 0-30 0-58 0-88 0-16 0-28 16-41 14-11 28-12 37-12 2-1 3-2 3-4 0-5-2-5-6-5-25-1-44-15-49-34-1-4-1-5-1-19 0-25 0-51 0-77 0-16 0-28-17-42-16-13-43-17-56-17-4 0-8 0-8 4 0 5 2 5 7 5 24 1 42 14 48 34 1 3 1 3 1 18 0 27 0 53 0 81 0 18 3 24 15 36 8 9 20 12 30 16-31 8-45 26-45 49 0 31 0 62 0 93z"><text:p/></draw:path><draw:path draw:style-name="gr1515" draw:text-style-name="P131" svg:width="0.088cm" svg:height="0.386cm" svg:x="9.306cm" svg:y="1.159cm" svg:viewBox="0 0 89 387" svg:d="M89 383c0-1 0-2-7-9-48-48-60-121-60-180 0-67 14-135 63-183 4-4 4-5 4-7 0-3-1-4-3-4-5 0-39 26-62 76-20 42-24 85-24 118 0 29 3 77 25 121 23 47 56 72 61 72 2 0 3-1 3-4z"><text:p/></draw:path><draw:path draw:style-name="gr1515" draw:text-style-name="P131" svg:width="0.16cm" svg:height="0.265cm" svg:x="9.434cm" svg:y="1.191cm" svg:viewBox="0 0 161 266" svg:d="M96 121c32-10 55-37 55-68 0-32-34-53-72-53-39 0-68 23-68 53 0 12 8 20 20 20s20-9 20-20c0-20-19-20-25-20 12-19 38-23 52-23 15 0 36 8 36 43 0 4 0 27-11 44-11 19-24 20-34 20-3 1-12 1-15 1-2 1-6 1-6 5s4 4 10 4 11 0 17 0c32 0 46 26 46 64 0 53-26 64-44 64-17 0-45-6-59-29 14 2 26-7 26-21 0-15-11-22-22-22-9 0-22 5-22 22 0 35 36 61 78 61 47 0 83-35 83-75 0-31-25-61-65-70z"><text:p/></draw:path><draw:path draw:style-name="gr1515" draw:text-style-name="P131" svg:width="0.089cm" svg:height="0.386cm" svg:x="9.633cm" svg:y="1.159cm" svg:viewBox="0 0 90 387" svg:d="M90 194c0-30-4-77-25-121-24-48-57-73-61-73-2 0-4 2-4 4s0 3 8 9c37 39 59 100 59 181 0 66-14 134-62 182-5 5-5 6-5 7 0 2 2 4 4 4 4 0 39-26 62-76 20-43 24-85 24-117z"><text:p/></draw:path><draw:path draw:style-name="gr1515" draw:text-style-name="P131" svg:width="0.275cm" svg:height="0.282cm" svg:x="0.955cm" svg:y="1.808cm" svg:viewBox="0 0 276 283" svg:d="M126 0c-53 0-95 25-111 44-13 15-15 26-15 28s2 3 4 3c7 0 16-6 19-8 8-5 9-8 11-15 6-16 17-29 65-31-7 87-30 172-63 252-2 6-2 6-2 8 0 1 1 2 4 2 6 0 25-9 29-19 20-47 52-135 64-243 6 0 13 0 20 0 47 0 92 18 92 56 0 30-27 84-103 86-8 0-12 0-23 8-7 4-10 8-10 11 0 2 2 2 7 2 71 0 162-60 162-123 0-44-53-61-98-61-17 0-34 0-52 0z"><text:p/></draw:path><draw:path draw:style-name="gr1515" draw:text-style-name="P131" svg:width="0.089cm" svg:height="0.385cm" svg:x="1.286cm" svg:y="1.781cm" svg:viewBox="0 0 90 386" svg:d="M90 383c0-1 0-2-6-9-49-48-61-122-61-180 0-67 14-136 62-184 5-4 5-4 5-7 0-2-2-3-4-3-4 0-39 26-62 75-20 43-24 86-24 119 0 29 4 77 25 120 24 47 57 72 61 72 2 0 4-1 4-3z"><text:p/></draw:path><draw:path draw:style-name="gr1515" draw:text-style-name="P131" svg:width="0.264cm" svg:height="0.275cm" svg:x="1.412cm" svg:y="1.795cm" svg:viewBox="0 0 265 276" svg:d="M56 232c-15 27-31 32-47 33-5 0-9 0-9 8 0 2 2 3 5 3 10 0 22-1 33-1 14 0 27 1 39 1 2 0 8 0 8-6 0-5-4-5-7-5-9-1-18-4-18-14 0-5 3-9 6-14 10-17 20-33 30-50 32 0 65 0 96 0 0 9 6 61 6 65 0 12-20 13-28 13-5 0-8 0-8 8 0 3 4 3 5 3 16 0 32-1 47-1 10 0 35 1 44 1 3 0 7 0 7-8 0-3-3-3-9-3-23 0-23-3-24-14-8-80-16-162-24-242-1-8-1-9-8-9-5 0-8 2-10 7-45 74-89 150-134 225zM102 175c26-43 51-85 76-128 5 43 9 85 13 128-29 0-59 0-89 0z"><text:p/></draw:path><draw:path draw:style-name="gr1515" draw:text-style-name="P131" svg:width="0.088cm" svg:height="0.385cm" svg:x="1.711cm" svg:y="1.781cm" svg:viewBox="0 0 89 386" svg:d="M89 194c0-31-4-77-25-121-23-48-56-73-61-73-2 0-3 1-3 3 0 3 0 3 7 10 38 38 60 99 60 181 0 66-14 134-63 182-4 5-4 6-4 7 0 2 1 3 3 3 5 0 39-26 62-75 20-43 24-85 24-117z"><text:p/></draw:path><draw:path draw:style-name="gr1515" draw:text-style-name="P131" svg:width="0.255cm" svg:height="0.089cm" svg:x="1.968cm" svg:y="1.929cm" svg:viewBox="0 0 256 90" svg:d="M243 15c7 0 13 0 13-7 0-8-6-8-12-8-77 0-155 0-232 0-5 0-12 0-12 8 0 7 7 7 13 7 77 0 153 0 230 0zM244 90c6 0 12 0 12-7 0-8-6-8-13-8-77 0-153 0-230 0-6 0-13 0-13 8 0 7 7 7 12 7 77 0 155 0 232 0z"><text:p/></draw:path><draw:path draw:style-name="gr1515" draw:text-style-name="P131" svg:width="0.136cm" svg:height="0.462cm" svg:x="2.398cm" svg:y="1.742cm" svg:viewBox="0 0 137 463" svg:d="M55 169c0 28-13 42-53 58-1 1-2 2-2 4 0 3 0 4 3 6 52 19 52 40 52 62 0 35 0 72 0 107 1 11 7 25 23 36 20 13 51 21 54 21 4 0 5-1 5-4 0-5-1-5-6-7-11-4-42-15-47-39-3-5-3-6-3-20 0-32 0-63 0-95 0-20 0-48-62-66 62-20 62-46 62-67 0-32 0-64 0-96 0-21 0-40 53-60 3 0 3-3 3-5 0-3-1-4-5-4-2 0-57 12-70 37-7 13-7 16-7 32 0 33 0 67 0 100z"><text:p/></draw:path><draw:path draw:style-name="gr1515" draw:text-style-name="P131" svg:width="0.156cm" svg:height="0.328cm" svg:x="2.597cm" svg:y="1.772cm" svg:viewBox="0 0 157 329" svg:d="M132 8c0-5-3-8-8-8s-6 4-9 12c-4 17-1 2-5 18-4-2-17-8-31-8-22 0-47 11-61 42-16 31-18 66-18 101 0 24 0 95 34 124-9 30-9 31-9 32 0 5 4 8 8 8 5 0 7-4 9-12 5-16 1-2 5-18 9 5 21 8 31 8 44 0 61-36 68-55 10-26 11-58 11-87s0-92-34-124c3-11 6-22 9-33zM40 272c-14-27-14-75-14-111 0-31 0-59 6-83 8-36 30-47 47-47 8 0 18 2 28 10-22 77-45 154-67 231zM119 57c12 22 12 67 12 104 0 28 0 57-5 82-6 41-27 55-48 55-9 0-18-2-27-11 23-77 45-153 68-230z"><text:p/></draw:path><draw:path draw:style-name="gr1515" draw:text-style-name="P131" svg:width="0.044cm" svg:height="0.115cm" svg:x="2.806cm" svg:y="2.027cm" svg:viewBox="0 0 45 116" svg:d="M45 41c0-26-10-41-25-41-12 0-20 10-20 21 0 10 8 20 20 20 5 0 10-1 14-5 1-1 1-1 1-1 1 0 1 0 1 6 0 28-13 51-26 65-5 4-5 4-5 5 0 3 3 5 5 5 4 0 35-30 35-75z"><text:p/></draw:path><draw:path draw:style-name="gr1515" draw:text-style-name="P131" svg:width="0.136cm" svg:height="0.385cm" svg:x="2.972cm" svg:y="1.781cm" svg:viewBox="0 0 137 386" svg:d="M81 52c0-16 10-41 53-43 1-1 3-2 3-5 0-4-3-4-7-4-39 0-74 20-74 48 0 30 0 59 0 88 0 16 0 28-15 41-15 11-29 11-38 12-2 0-3 2-3 5s2 3 7 4c25 1 44 15 48 34 1 5 1 5 1 19 0 25 0 52 0 77 0 15 0 28 19 43 14 11 39 15 55 15 4 0 7 0 7-4s-2-4-6-4c-24-2-43-14-49-34-1-3-1-4-1-17 0-28 0-54 0-82 0-17-3-24-15-37-8-8-19-12-30-14 32-9 45-28 45-50 0-31 0-61 0-92z"><text:p/></draw:path><draw:path draw:style-name="gr1515" draw:text-style-name="P131" svg:width="0.127cm" svg:height="0.256cm" svg:x="3.173cm" svg:y="1.812cm" svg:viewBox="0 0 128 257" svg:d="M79 11c0-10 0-11-9-11-24 25-58 25-70 25 0 5 0 8 0 12 8 0 31 0 51-9 0 67 0 133 0 200 0 13-2 18-37 18-4 0-7 0-12 0 0 4 0 8 0 11 13-1 47-1 63-1 15 0 48 0 63 1 0-3 0-7 0-11-5 0-9 0-14 0-34 0-35-4-35-18 0-73 0-144 0-217z"><text:p/></draw:path><draw:path draw:style-name="gr1515" draw:text-style-name="P131" svg:width="0.135cm" svg:height="0.385cm" svg:x="3.36cm" svg:y="1.781cm" svg:viewBox="0 0 136 386" svg:d="M55 336c0 15-10 39-52 42-2 0-3 2-3 4 0 4 3 4 8 4 37 0 72-19 73-48 0-30 0-59 0-88 0-15 0-28 16-40 13-11 27-12 36-12 2-1 3-2 3-4 0-5-2-5-5-5-27-2-44-15-49-34-1-4-1-5-1-20 0-25 0-50 0-76 0-16 0-28-18-44-16-12-43-15-55-15-5 0-8 0-8 4s2 4 5 5c25 1 43 13 49 33 1 3 1 4 1 19 0 27 0 53 0 81 0 18 3 24 15 36 9 8 20 12 31 16-32 8-46 26-46 48 0 31 0 63 0 94z"><text:p/></draw:path><draw:path draw:style-name="gr1515" draw:text-style-name="P131" svg:width="0.044cm" svg:height="0.115cm" svg:x="3.558cm" svg:y="2.027cm" svg:viewBox="0 0 45 116" svg:d="M45 41c0-26-10-41-24-41-13 0-21 10-21 21 0 10 8 20 21 20 4 0 10-1 13-5 1-1 1-1 2-1 0 2 1 0 1 6 0 28-14 51-26 65-4 4-4 4-4 5 0 3 2 5 3 5 4 0 35-30 35-75z"><text:p/></draw:path><draw:path draw:style-name="gr1515" draw:text-style-name="P131" svg:width="0.136cm" svg:height="0.385cm" svg:x="3.724cm" svg:y="1.781cm" svg:viewBox="0 0 137 386" svg:d="M82 52c0-16 10-41 52-43 2-1 3-2 3-5 0-4-3-4-7-4-39 0-74 20-74 48 0 30 0 59 0 88 0 16 0 28-15 41-14 11-29 11-37 12-2 0-4 2-4 5s3 3 7 4c25 1 44 15 48 34 1 5 1 5 1 19 0 25 0 52 0 77 0 15 0 28 19 43 15 11 40 15 55 15 4 0 7 0 7-4s-2-4-5-4c-25-2-44-14-48-34-2-3-2-4-2-17 0-28 0-54 0-82 0-17-3-24-16-37-8-8-19-12-30-14 32-9 46-28 46-50 0-31 0-61 0-92z"><text:p/></draw:path><draw:path draw:style-name="gr1515" draw:text-style-name="P131" svg:width="0.154cm" svg:height="0.256cm" svg:x="3.908cm" svg:y="1.812cm" svg:viewBox="0 0 155 257" svg:d="M30 228c14-13 27-27 41-40 61-53 84-74 84-112 0-44-35-76-82-76-44 0-73 36-73 70 0 22 20 22 21 22 6 0 20-4 20-20 0-10-7-20-20-20-3 0-5 0-6 0 9-26 30-40 53-40 35 0 52 32 52 64 0 31-20 62-41 85-25 27-49 55-75 82-4 5-4 6-4 14 48 0 96 0 144 0 3-22 8-45 11-67-3 0-7 0-10 0-2 12-4 29-9 36-2 2-28 2-36 2-23 0-47 0-70 0z"><text:p/></draw:path><draw:path draw:style-name="gr1515" draw:text-style-name="P131" svg:width="0.136cm" svg:height="0.385cm" svg:x="4.111cm" svg:y="1.781cm" svg:viewBox="0 0 137 386" svg:d="M55 336c0 15-10 39-52 42-2 0-3 2-3 4 0 4 4 4 8 4 37 0 73-19 73-48 0-30 0-59 0-88 0-15 0-28 16-40 13-11 28-12 36-12 2-1 4-2 4-4 0-5-3-5-6-5-25-2-44-15-49-34-1-4-1-5-1-20 0-25 0-50 0-76 0-16 0-28-18-44-16-12-42-15-55-15-4 0-8 0-8 4s2 4 5 5c26 1 44 13 49 33 1 3 1 4 1 19 0 27 0 53 0 81 0 18 3 24 15 36 9 8 20 12 31 16-32 8-46 26-46 48 0 31 0 63 0 94z"><text:p/></draw:path><draw:path draw:style-name="gr1515" draw:text-style-name="P131" svg:width="0.045cm" svg:height="0.115cm" svg:x="4.309cm" svg:y="2.027cm" svg:viewBox="0 0 46 116" svg:d="M46 41c0-26-10-41-25-41-13 0-21 10-21 21 0 10 8 20 21 20 4 0 10-1 13-5 1-1 1-1 2-1 0 2 1 0 1 6 0 28-13 51-26 65-4 4-4 4-4 5 0 3 2 5 4 5 3 0 35-30 35-75z"><text:p/></draw:path><draw:path draw:style-name="gr1515" draw:text-style-name="P131" svg:width="0.135cm" svg:height="0.385cm" svg:x="4.476cm" svg:y="1.781cm" svg:viewBox="0 0 136 386" svg:d="M81 52c0-16 10-41 52-43 2-1 3-2 3-5 0-4-2-4-6-4-39 0-74 20-75 48 0 30 0 59 0 88 0 16 0 28-15 41-14 11-28 11-37 12-2 0-3 2-3 5s2 3 5 4c27 1 44 15 49 34 1 5 1 5 1 19 0 25 0 52 0 77 0 15 0 28 19 43 15 11 40 15 56 15 4 0 6 0 6-4s-2-4-5-4c-24-2-44-14-49-34-1-3-1-4-1-17 0-28 0-54 0-82 0-17-3-24-15-37-9-8-20-12-31-14 32-9 46-28 46-50 0-31 0-61 0-92z"><text:p/></draw:path><draw:path draw:style-name="gr1515" draw:text-style-name="P131" svg:width="0.127cm" svg:height="0.256cm" svg:x="4.675cm" svg:y="1.812cm" svg:viewBox="0 0 128 257" svg:d="M79 11c0-10 0-11-9-11-23 25-57 25-70 25 0 5 0 8 0 12 8 0 31 0 51-9 0 67 0 133 0 200 0 13-2 18-36 18-4 0-7 0-12 0 0 4 0 8 0 11 13-1 46-1 62-1 15 0 49 0 63 1 0-3 0-7 0-11-5 0-8 0-13 0-35 0-36-4-36-18 0-73 0-144 0-217z"><text:p/></draw:path><draw:path draw:style-name="gr1515" draw:text-style-name="P131" svg:width="0.044cm" svg:height="0.115cm" svg:x="4.867cm" svg:y="2.027cm" svg:viewBox="0 0 45 116" svg:d="M45 41c0-26-10-41-24-41-13 0-21 10-21 21 0 10 8 20 21 20 4 0 9-1 13-5 1-1 1-1 2-1 0 2 0 0 0 6 0 28-13 51-25 65-4 4-4 4-4 5 0 3 1 5 3 5 4 0 35-30 35-75z"><text:p/></draw:path><draw:path draw:style-name="gr1515" draw:text-style-name="P131" svg:width="0.153cm" svg:height="0.256cm" svg:x="5.025cm" svg:y="1.812cm" svg:viewBox="0 0 154 257" svg:d="M30 228c13-13 27-27 40-40 61-53 84-74 84-112 0-44-35-76-83-76-42 0-71 36-71 70 0 22 19 22 20 22 6 0 20-4 20-20 0-10-7-20-20-20-4 0-5 0-6 0 9-26 30-40 53-40 35 0 52 32 52 64 0 31-20 62-41 85-25 27-49 55-75 82-3 5-3 6-3 14 47 0 96 0 143 0 3-22 8-45 11-67-3 0-7 0-10 0-2 12-4 29-9 36-2 2-27 2-36 2-23 0-46 0-69 0z"><text:p/></draw:path><draw:path draw:style-name="gr1515" draw:text-style-name="P131" svg:width="0.136cm" svg:height="0.385cm" svg:x="5.226cm" svg:y="1.781cm" svg:viewBox="0 0 137 386" svg:d="M56 336c0 15-11 39-53 42-2 0-3 2-3 4 0 4 4 4 8 4 37 0 73-19 73-48 0-30 0-59 0-88 0-15 0-28 16-40 14-11 28-12 37-12 1-1 3-2 3-4 0-5-2-5-6-5-25-2-44-15-49-34-1-4-1-5-1-20 0-25 0-50 0-76 0-16 0-28-18-44-16-12-42-15-55-15-4 0-8 0-8 4s2 4 7 5c24 1 42 13 48 33 1 3 1 4 1 19 0 27 0 53 0 81 0 18 2 24 15 36 8 8 19 12 30 16-32 8-45 26-45 48 0 31 0 63 0 94z"><text:p/></draw:path><draw:path draw:style-name="gr1515" draw:text-style-name="P131" svg:width="0.136cm" svg:height="0.462cm" svg:x="5.435cm" svg:y="1.742cm" svg:viewBox="0 0 137 463" svg:d="M82 294c0-13 0-38 50-56 5-3 5-3 5-7-1-1 0-3-2-4-53-20-53-41-53-63 0-35 0-72 0-107-1-21-17-33-24-37-16-11-48-20-53-20-4 0-5 2-5 4 0 5 2 5 4 6 52 20 52 38 52 60 0 32 0 63 0 95 0 21 0 47 63 66-63 21-63 44-63 67 0 32 0 64 0 96 0 20 0 39-49 58-5 2-7 2-7 7 0 2 1 4 5 4 24-12 51-10 70-35 7-11 7-20 7-34 0-33 0-67 0-100z"><text:p/></draw:path><draw:path draw:style-name="gr1515" draw:text-style-name="P131" svg:width="0.088cm" svg:height="0.385cm" svg:x="9.306cm" svg:y="1.781cm" svg:viewBox="0 0 89 386" svg:d="M89 383c0-1 0-2-7-9-48-48-60-122-60-180 0-67 14-136 63-184 4-4 4-4 4-7 0-2-1-3-3-3-5 0-39 26-62 75-20 43-24 86-24 119 0 29 3 77 25 120 23 47 56 72 61 72 2 0 3-1 3-3z"><text:p/></draw:path><draw:path draw:style-name="gr1515" draw:text-style-name="P131" svg:width="0.171cm" svg:height="0.26cm" svg:x="9.428cm" svg:y="1.81cm" svg:viewBox="0 0 172 261" svg:d="M103 198c0 11 0 22 0 33 0 14-1 19-29 19-3 0-6 0-8 0 0 3 0 7 0 11 15-1 35-1 52-1 16 0 37 0 52 1 0-4 0-8 0-11-2 0-5 0-7 0-29 0-30-5-30-19 0-11 0-22 0-33 13 0 25 0 39 0 0-4 0-8 0-12-14 0-26 0-39 0 0-58 0-118 0-176 0-8 0-10-7-10-3 0-4 0-7 4-40 61-79 121-119 182 0 4 0 8 0 12 34 0 69 0 103 0zM106 186c-32 0-63 0-95 0 32-48 63-96 95-144 0 48 0 96 0 144z"><text:p/></draw:path><draw:path draw:style-name="gr1515" draw:text-style-name="P131" svg:width="0.089cm" svg:height="0.385cm" svg:x="9.633cm" svg:y="1.781cm" svg:viewBox="0 0 90 386" svg:d="M90 194c0-31-4-77-25-121-24-48-57-73-61-73-2 0-4 1-4 3 0 3 0 3 8 10 37 38 59 99 59 181 0 66-14 134-62 182-5 5-5 6-5 7 0 2 2 3 4 3 4 0 39-26 62-75 20-43 24-85 24-117z"><text:p/></draw:path><draw:path draw:style-name="gr1515" draw:text-style-name="P131" svg:width="0.274cm" svg:height="0.283cm" svg:x="0.933cm" svg:y="2.429cm" svg:viewBox="0 0 275 284" svg:d="M126 0c-55 0-95 26-112 45-13 16-14 27-14 28 0 2 1 2 3 2 7 0 16-6 19-7 8-5 9-7 11-15 5-16 16-29 65-31-7 87-30 172-62 252-3 5-2 4-3 7 0 1 2 3 4 3 7 0 25-9 29-19 21-47 52-136 64-243 6 0 13 0 20 0 47 0 92 18 92 56 0 30-28 84-102 86-9 0-14 0-23 8-8 4-10 8-10 11 0 2 2 2 6 2 71 0 162-60 162-123 0-44-52-62-97-62-17 0-34 0-52 0z"><text:p/></draw:path><draw:path draw:style-name="gr1515" draw:text-style-name="P131" svg:width="0.088cm" svg:height="0.385cm" svg:x="1.264cm" svg:y="2.401cm" svg:viewBox="0 0 89 386" svg:d="M89 383c0-2 0-2-7-9-48-48-60-122-60-181 0-68 14-135 63-183 4-4 4-6 4-7 0-2-1-3-3-3-5 0-40 26-62 75-20 43-24 86-24 118 0 30 3 77 25 121 23 47 56 72 61 72 2 0 3-1 3-3z"><text:p/></draw:path><draw:path draw:style-name="gr1515" draw:text-style-name="P131" svg:width="0.275cm" svg:height="0.263cm" svg:x="1.392cm" svg:y="2.429cm" svg:viewBox="0 0 276 264" svg:d="M46 234c-4 15-5 18-35 18-7 0-11 0-11 8 0 4 3 4 11 4 46 0 91 0 137 0 62 0 107-45 107-84 0-27-22-49-59-53 39-8 80-37 80-73 0-29-25-54-71-54-43 0-87 0-130 0-8 0-11 0-11 8 0 4 3 4 10 4 1 0 8 0 15 1s10 1 10 6c0 2 0 3-1 7-18 70-34 139-52 208zM104 123c8-32 17-65 25-97 3-13 3-14 21-14 16 0 33 0 49 0 34 0 42 23 42 40 0 34-33 71-80 71-19 0-38 0-57 0zM87 252c-6 0-7 0-9 0-3 0-4-1-4-4 0-2 0-2 1-9 9-37 18-72 27-108 24 0 49 0 73 0 37 0 44 29 44 45 0 39-34 76-79 76-18 0-36 0-53 0z"><text:p/></draw:path><draw:path draw:style-name="gr1515" draw:text-style-name="P131" svg:width="0.088cm" svg:height="0.385cm" svg:x="1.711cm" svg:y="2.401cm" svg:viewBox="0 0 89 386" svg:d="M89 193c0-30-4-77-25-120-23-48-56-73-61-73-2 0-3 1-3 3 0 1 0 3 7 9 38 39 60 100 60 181 0 66-14 134-63 183-4 5-4 5-4 7s1 3 3 3c5 0 39-26 62-75 20-43 24-85 24-118z"><text:p/></draw:path><draw:path draw:style-name="gr1515" draw:text-style-name="P131" svg:width="0.255cm" svg:height="0.089cm" svg:x="1.968cm" svg:y="2.551cm" svg:viewBox="0 0 256 90" svg:d="M243 15c7 0 13 0 13-7 0-8-6-8-12-8-77 0-155 0-232 0-5 0-12 0-12 8 0 7 7 7 13 7 77 0 153 0 230 0zM244 90c6 0 12 0 12-7 0-8-6-8-13-8-77 0-153 0-230 0-6 0-13 0-13 8 0 7 7 7 12 7 77 0 155 0 232 0z"><text:p/></draw:path><draw:path draw:style-name="gr1515" draw:text-style-name="P131" svg:width="0.136cm" svg:height="0.462cm" svg:x="2.398cm" svg:y="2.364cm" svg:viewBox="0 0 137 463" svg:d="M55 169c0 27-13 42-53 58-1 0-2 2-2 4 0 3 0 4 3 6 52 19 52 40 52 62 0 35 0 72 0 107 1 10 7 24 23 36 20 12 51 21 54 21 4 0 5-2 5-5 0-4-1-4-6-6-11-4-42-16-47-39-3-5-3-6-3-20 0-32 0-63 0-95 0-20 0-48-62-67 62-19 62-45 62-67 0-32 0-63 0-95 0-21 0-40 53-60 3-1 3-3 3-5 0-3-1-4-5-4-2 0-57 12-70 37-7 13-7 16-7 32 0 33 0 67 0 100z"><text:p/></draw:path><draw:path draw:style-name="gr1515" draw:text-style-name="P131" svg:width="0.156cm" svg:height="0.328cm" svg:x="2.597cm" svg:y="2.394cm" svg:viewBox="0 0 157 329" svg:d="M132 8c0-5-3-8-8-8s-6 4-9 12c-4 16-1 2-5 18-4-2-17-8-31-8-22 0-47 11-61 41-16 32-18 66-18 102 0 24 0 94 34 124-9 30-9 31-9 32 0 4 4 8 8 8 5 0 7-4 9-13 5-16 1-1 5-17 9 5 21 8 31 8 44 0 61-36 68-55 10-28 11-59 11-87 0-29 0-92-34-125 3-11 6-21 9-32zM40 272c-14-28-14-75-14-111 0-32 0-59 6-83 8-36 30-48 47-48 8 0 18 2 28 11-22 77-45 154-67 231zM119 56c12 23 12 67 12 105 0 27 0 56-5 82-6 41-27 55-48 55-9 0-18-3-27-11 23-77 45-154 68-231z"><text:p/></draw:path><draw:path draw:style-name="gr1515" draw:text-style-name="P131" svg:width="0.044cm" svg:height="0.115cm" svg:x="2.806cm" svg:y="2.65cm" svg:viewBox="0 0 45 116" svg:d="M45 41c0-26-10-41-25-41-12 0-20 10-20 21 0 10 8 20 20 20 5 0 10-1 14-5 1-1 1-1 1-1 1 0 1 0 1 6 0 28-13 51-26 65-5 3-5 4-5 5 0 3 3 5 5 5 4 0 35-30 35-75z"><text:p/></draw:path><draw:path draw:style-name="gr1515" draw:text-style-name="P131" svg:width="0.136cm" svg:height="0.385cm" svg:x="2.972cm" svg:y="2.401cm" svg:viewBox="0 0 137 386" svg:d="M81 51c0-16 10-40 53-43 1 0 3-1 3-4 0-4-3-4-7-4-39 0-74 20-74 48 0 30 0 59 0 88 0 15 0 28-15 40-15 11-29 12-38 12-2 1-3 2-3 5 0 4 2 4 7 4 25 2 44 15 48 34 1 4 1 6 1 20 0 25 0 50 0 76 0 16 0 28 19 44 14 11 39 15 55 15 4 0 7 0 7-4s-2-4-6-5c-24-1-43-13-49-33-1-3-1-4-1-18 0-28 0-54 0-82 0-17-3-24-15-36-8-8-19-12-30-15 32-9 45-27 45-49 0-31 0-63 0-93z"><text:p/></draw:path><draw:path draw:style-name="gr1515" draw:text-style-name="P131" svg:width="0.16cm" svg:height="0.265cm" svg:x="3.154cm" svg:y="2.433cm" svg:viewBox="0 0 161 266" svg:d="M96 122c32-11 55-38 55-68 0-32-34-54-72-54-39 0-68 23-68 53 0 13 8 20 20 20s20-8 20-20c0-19-19-19-25-19 12-19 38-24 52-24 15 0 36 9 36 43 0 5 0 27-11 44-11 19-24 20-34 21-3 0-12 1-15 1-2 0-6 0-6 4 0 5 4 5 10 5s11 0 17 0c32 0 46 26 46 63 0 53-26 64-44 64-17 0-45-6-59-29 14 2 26-7 26-21 0-15-11-22-22-22-10 0-22 5-22 23 0 35 36 60 78 60 47 0 83-35 83-75 0-31-25-61-65-69z"><text:p/></draw:path><draw:path draw:style-name="gr1515" draw:text-style-name="P131" svg:width="0.135cm" svg:height="0.385cm" svg:x="3.36cm" svg:y="2.401cm" svg:viewBox="0 0 136 386" svg:d="M55 334c0 16-10 41-52 43-2 1-3 3-3 5 0 4 3 4 8 4 37 0 72-19 73-48 0-30 0-59 0-88 0-16 0-28 16-41 13-11 27-11 36-12 2 0 3-2 3-4 0-4-2-4-5-5-27-1-44-15-49-34-1-4-1-4-1-19 0-25 0-51 0-77 0-15 0-28-18-43-16-12-43-15-55-15-5 0-8 0-8 4s2 4 5 4c25 2 43 14 49 34 1 3 1 4 1 17 0 28 0 54 0 82 0 17 3 24 15 37 9 8 20 12 31 15-32 8-46 27-46 49 0 31 0 62 0 92z"><text:p/></draw:path><draw:path draw:style-name="gr1515" draw:text-style-name="P131" svg:width="0.044cm" svg:height="0.115cm" svg:x="3.558cm" svg:y="2.65cm" svg:viewBox="0 0 45 116" svg:d="M45 41c0-26-10-41-24-41-13 0-21 10-21 21 0 10 8 20 21 20 4 0 10-1 13-5 1-1 1-1 2-1 0 2 1 0 1 6 0 28-14 51-26 65-4 3-4 4-4 5 0 3 2 5 3 5 4 0 35-30 35-75z"><text:p/></draw:path><draw:path draw:style-name="gr1515" draw:text-style-name="P131" svg:width="0.136cm" svg:height="0.385cm" svg:x="3.724cm" svg:y="2.401cm" svg:viewBox="0 0 137 386" svg:d="M82 51c0-16 10-40 52-43 2 0 3-1 3-4 0-4-3-4-7-4-39 0-74 20-74 48 0 30 0 59 0 88 0 15 0 28-15 40-14 11-29 12-37 12-2 1-4 2-4 5 0 4 3 4 7 4 25 2 44 15 48 34 1 4 1 6 1 20 0 25 0 50 0 76 0 16 0 28 19 44 15 11 40 15 55 15 4 0 7 0 7-4s-2-4-5-5c-25-1-44-13-48-33-2-3-2-4-2-18 0-28 0-54 0-82 0-17-3-24-16-36-8-8-19-12-30-15 32-9 46-27 46-49 0-31 0-63 0-93z"><text:p/></draw:path><draw:path draw:style-name="gr1515" draw:text-style-name="P131" svg:width="0.154cm" svg:height="0.256cm" svg:x="3.908cm" svg:y="2.433cm" svg:viewBox="0 0 155 257" svg:d="M30 228c14-13 27-27 41-40 61-54 84-75 84-113 0-44-35-75-82-75-44 0-73 36-73 70 0 21 20 21 21 21 6 0 20-4 20-19 0-10-7-20-20-20-3 0-5 0-6 0 9-26 30-40 53-40 35 0 52 32 52 63s-20 61-41 86c-25 27-49 55-75 82-4 5-4 6-4 14 48 0 96 0 144 0 3-22 8-45 11-67-3 0-7 0-10 0-2 12-4 29-9 34-2 4-28 4-36 4-23 0-47 0-70 0z"><text:p/></draw:path><draw:path draw:style-name="gr1515" draw:text-style-name="P131" svg:width="0.136cm" svg:height="0.385cm" svg:x="4.111cm" svg:y="2.401cm" svg:viewBox="0 0 137 386" svg:d="M55 334c0 16-10 41-52 43-2 1-3 3-3 5 0 4 4 4 8 4 37 0 73-19 73-48 0-30 0-59 0-88 0-16 0-28 16-41 13-11 28-11 36-12 2 0 4-2 4-4 0-4-3-4-6-5-25-1-44-15-49-34-1-4-1-4-1-19 0-25 0-51 0-77 0-15 0-28-18-43-16-12-42-15-55-15-4 0-8 0-8 4s2 4 5 4c26 2 44 14 49 34 1 3 1 4 1 17 0 28 0 54 0 82 0 17 3 24 15 37 9 8 20 12 31 15-32 8-46 27-46 49 0 31 0 62 0 92z"><text:p/></draw:path><draw:path draw:style-name="gr1515" draw:text-style-name="P131" svg:width="0.045cm" svg:height="0.115cm" svg:x="4.309cm" svg:y="2.65cm" svg:viewBox="0 0 46 116" svg:d="M46 41c0-26-10-41-25-41-13 0-21 10-21 21 0 10 8 20 21 20 4 0 10-1 13-5 1-1 1-1 2-1 0 2 1 0 1 6 0 28-13 51-26 65-4 3-4 4-4 5 0 3 2 5 4 5 3 0 35-30 35-75z"><text:p/></draw:path><draw:path draw:style-name="gr1515" draw:text-style-name="P131" svg:width="0.135cm" svg:height="0.385cm" svg:x="4.476cm" svg:y="2.401cm" svg:viewBox="0 0 136 386" svg:d="M81 51c0-16 10-40 52-43 2 0 3-1 3-4 0-4-2-4-6-4-39 0-74 20-75 48 0 30 0 59 0 88 0 15 0 28-15 40-14 11-28 12-37 12-2 1-3 2-3 5 0 4 2 4 5 4 27 2 44 15 49 34 1 4 1 6 1 20 0 25 0 50 0 76 0 16 0 28 19 44 15 11 40 15 56 15 4 0 6 0 6-4s-2-4-5-5c-24-1-44-13-49-33-1-3-1-4-1-18 0-28 0-54 0-82 0-17-3-24-15-36-9-8-20-12-31-15 32-9 46-27 46-49 0-31 0-63 0-93z"><text:p/></draw:path><draw:path draw:style-name="gr1515" draw:text-style-name="P131" svg:width="0.16cm" svg:height="0.265cm" svg:x="4.658cm" svg:y="2.433cm" svg:viewBox="0 0 161 266" svg:d="M96 122c32-11 54-38 54-68 0-32-35-54-71-54-39 0-69 23-69 53 0 13 9 20 20 20 12 0 19-8 19-20 0-19-17-19-24-19 12-19 39-24 52-24 16 0 37 9 37 43 0 5-1 27-11 44-11 19-24 20-34 21-3 0-12 1-15 1s-6 0-6 4c0 5 3 5 9 5s12 0 18 0c32 0 46 26 46 63 0 53-28 64-44 64-17 0-46-6-59-29 13 2 25-7 25-21 0-15-10-22-21-22-10 0-22 5-22 23 0 35 36 60 78 60 47 0 83-35 83-75 0-31-25-61-65-69z"><text:p/></draw:path><draw:path draw:style-name="gr1515" draw:text-style-name="P131" svg:width="0.044cm" svg:height="0.115cm" svg:x="4.867cm" svg:y="2.65cm" svg:viewBox="0 0 45 116" svg:d="M45 41c0-26-10-41-24-41-13 0-21 10-21 21 0 10 8 20 21 20 4 0 9-1 13-5 1-1 1-1 2-1 0 2 0 0 0 6 0 28-13 51-25 65-4 3-4 4-4 5 0 3 1 5 3 5 4 0 35-30 35-75z"><text:p/></draw:path><draw:path draw:style-name="gr1515" draw:text-style-name="P131" svg:width="0.153cm" svg:height="0.256cm" svg:x="5.025cm" svg:y="2.433cm" svg:viewBox="0 0 154 257" svg:d="M30 228c13-13 27-27 40-40 61-54 84-75 84-113 0-44-35-75-83-75-42 0-71 36-71 70 0 21 19 21 20 21 6 0 20-4 20-19 0-10-7-20-20-20-4 0-5 0-6 0 9-26 30-40 53-40 35 0 52 32 52 63s-20 61-41 86c-25 27-49 55-75 82-3 5-3 6-3 14 47 0 96 0 143 0 3-22 8-45 11-67-3 0-7 0-10 0-2 12-4 29-9 34-2 4-27 4-36 4-23 0-46 0-69 0z"><text:p/></draw:path><draw:path draw:style-name="gr1515" draw:text-style-name="P131" svg:width="0.136cm" svg:height="0.385cm" svg:x="5.226cm" svg:y="2.401cm" svg:viewBox="0 0 137 386" svg:d="M56 334c0 16-11 41-53 43-2 1-3 3-3 5 0 4 4 4 8 4 37 0 73-19 73-48 0-30 0-59 0-88 0-16 0-28 16-41 14-11 28-11 37-12 1 0 3-2 3-4 0-4-2-4-6-5-25-1-44-15-49-34-1-4-1-4-1-19 0-25 0-51 0-77 0-15 0-28-18-43-16-12-42-15-55-15-4 0-8 0-8 4s2 4 7 4c24 2 42 14 48 34 1 3 1 4 1 17 0 28 0 54 0 82 0 17 2 24 15 37 8 8 19 12 30 15-32 8-45 27-45 49 0 31 0 62 0 92z"><text:p/></draw:path><draw:path draw:style-name="gr1515" draw:text-style-name="P131" svg:width="0.136cm" svg:height="0.462cm" svg:x="5.435cm" svg:y="2.364cm" svg:viewBox="0 0 137 463" svg:d="M82 294c0-13 0-38 50-57 5-2 5-2 5-6 0-1 0-3-2-4-53-20-53-41-53-63 0-35 0-72 0-107-1-21-17-33-24-37-16-11-48-20-53-20-4 0-5 1-5 4 0 4 2 5 4 6 52 19 52 38 52 59 0 32 0 64 0 96 0 21 0 47 63 66-63 21-63 43-63 67 0 32 0 63 0 95 0 20 0 40-49 59-5 2-7 2-7 6 0 3 1 5 5 5 24-12 51-10 70-35 7-11 7-20 7-34 0-33 0-67 0-100z"><text:p/></draw:path><draw:path draw:style-name="gr1515" draw:text-style-name="P131" svg:width="0.088cm" svg:height="0.385cm" svg:x="9.306cm" svg:y="2.401cm" svg:viewBox="0 0 89 386" svg:d="M89 383c0-2 0-2-7-9-48-48-60-122-60-181 0-68 14-135 63-183 4-4 4-6 4-7 0-2-1-3-3-3-5 0-39 26-62 75-20 43-24 86-24 118 0 30 3 77 25 121 23 47 56 72 61 72 2 0 3-1 3-3z"><text:p/></draw:path><draw:path draw:style-name="gr1515" draw:text-style-name="P131" svg:width="0.153cm" svg:height="0.265cm" svg:x="9.437cm" svg:y="2.433cm" svg:viewBox="0 0 154 266" svg:d="M154 180c0-46-32-84-73-84-18 0-35 5-49 20 0-26 0-51 0-76 8 2 21 5 33 5 47 0 75-35 75-41 0-2-1-4-5-4-1 0-1 0-3 1-8 3-26 11-53 11-15 0-33-2-50-10-4-1-4-1-5-1-4 0-4 2-4 9 0 38 0 76 0 114 0 7 0 10 5 10 2 0 4-1 5-3 4-7 18-28 50-28 20 0 30 19 33 26 6 14 7 29 7 48 0 13 0 36-9 53-10 15-24 25-42 25-28 0-50-21-57-43 1 0 2 0 7 0 13 0 19-10 19-18 0-10-6-19-19-19-6 0-19 2-19 21 0 33 26 70 70 70s84-37 84-86z"><text:p/></draw:path><draw:path draw:style-name="gr1515" draw:text-style-name="P131" svg:width="0.089cm" svg:height="0.385cm" svg:x="9.633cm" svg:y="2.401cm" svg:viewBox="0 0 90 386" svg:d="M90 193c0-30-4-77-25-120-24-48-57-73-61-73-2 0-4 1-4 3 0 1 0 3 8 9 37 39 59 100 59 181 0 66-14 134-62 183-5 5-5 5-5 7s2 3 4 3c4 0 39-26 62-75 20-43 24-85 24-118z"><text:p/></draw:path><draw:path draw:style-name="gr1515" draw:text-style-name="P131" svg:width="0.274cm" svg:height="0.282cm" svg:x="-0.001cm" svg:y="3.051cm" svg:viewBox="0 0 275 283" svg:d="M126 0c-55 0-96 26-112 44-13 15-10 19-14 28 0 2 1 3 3 3 7 0 16-6 19-8 8-5 9-8 11-14 5-16 16-30 65-32-7 87-30 172-63 253-2 5-1 4-2 7 0 1 1 2 4 2 6 0 25-8 29-18 20-47 52-136 64-244 6 0 13 0 20 0 47 0 92 19 92 57 0 29-28 83-103 86-8 0-13 0-24 7-6 4-9 8-9 11s2 3 7 3c71 0 162-60 162-123 0-44-53-62-97-62-17 0-34 0-52 0z"><text:p/></draw:path><draw:path draw:style-name="gr1515" draw:text-style-name="P131" svg:width="0.089cm" svg:height="0.386cm" svg:x="0.329cm" svg:y="3.025cm" svg:viewBox="0 0 90 387" svg:d="M90 383c0-1 0-2-6-9-49-48-61-121-61-180 0-67 14-135 62-183 5-4 5-5 5-7 0-3-2-4-4-4-4 0-39 26-62 76-19 43-24 86-24 118 0 29 4 77 26 121 23 47 56 72 60 72 2 0 4-1 4-4z"><text:p/></draw:path><draw:path draw:style-name="gr1515" draw:text-style-name="P131" svg:width="0.264cm" svg:height="0.276cm" svg:x="0.456cm" svg:y="3.036cm" svg:viewBox="0 0 265 277" svg:d="M55 232c-15 27-31 32-47 33-5 0-8 0-8 8 0 2 1 4 4 4 11 0 22-1 33-1 14 0 27 1 39 1 3 0 8 0 8-7 0-5-4-5-6-5-10-1-19-4-19-13 0-6 3-9 6-14 10-17 20-33 30-50 31 0 64 0 96 0 1 8 6 61 6 64 0 12-20 13-28 13-5 0-8 0-8 8 0 4 4 4 5 4 15 0 32-1 48-1 9 0 33 1 43 1 3 0 8 0 8-7 0-5-4-5-9-5-24 0-24-2-25-14-8-80-17-161-24-241 0-8 0-10-7-10-6 0-8 3-11 7-45 74-89 150-134 225zM101 176c25-43 52-85 77-128 5 43 8 85 12 128-29 0-59 0-89 0z"><text:p/></draw:path><draw:path draw:style-name="gr1515" draw:text-style-name="P131" svg:width="0.088cm" svg:height="0.386cm" svg:x="0.754cm" svg:y="3.025cm" svg:viewBox="0 0 89 387" svg:d="M89 194c0-30-4-77-25-121-23-48-56-73-61-73-2 0-3 2-3 4s0 3 7 9c38 39 60 100 60 181 0 66-14 134-63 182-4 5-4 6-4 7 0 2 1 4 3 4 5 0 39-26 62-76 20-41 24-84 24-117z"><text:p/></draw:path><draw:path draw:style-name="gr1515" draw:text-style-name="P131" svg:width="0.297cm" svg:height="0.276cm" svg:x="0.904cm" svg:y="3.036cm" svg:viewBox="0 0 298 277" svg:d="M157 8c-2-5-3-8-9-8-3 0-4 2-7 8-46 84-92 169-138 254-3 5-3 5-3 8 0 7 9 7 14 7 90 0 180 0 270 0 6 0 14 0 14-7 0-3-1-4-2-7-46-85-93-171-139-255zM148 24c43 79 86 159 129 238-86 0-170 0-256 0 43-79 85-159 127-238z"><text:p/></draw:path><draw:path draw:style-name="gr1515" draw:text-style-name="P131" svg:width="0.274cm" svg:height="0.282cm" svg:x="1.233cm" svg:y="3.051cm" svg:viewBox="0 0 275 283" svg:d="M126 0c-53 0-95 26-111 44-14 15-10 19-15 28 0 2 2 3 4 3 6 0 15-6 18-8 9-5 10-8 12-14 6-16 17-30 65-32-8 87-31 172-63 253-2 5-1 4-2 7 0 1 1 2 3 2 7 0 26-8 30-18 20-47 52-136 63-244 6 0 14 0 21 0 46 0 92 19 92 57 0 29-29 83-103 86-8 0-12 0-23 7-7 4-10 8-10 11s2 3 7 3c70 0 161-60 161-123 0-44-52-62-97-62-17 0-34 0-52 0z"><text:p/></draw:path><draw:path draw:style-name="gr1515" draw:text-style-name="P131" svg:width="0.275cm" svg:height="0.263cm" svg:x="1.542cm" svg:y="3.051cm" svg:viewBox="0 0 276 264" svg:d="M45 233c-3 16-4 19-35 19-7 0-10 0-10 8 0 4 3 4 10 4 46 0 92 0 138 0 61 0 107-46 107-84 0-27-23-50-60-55 40-6 81-35 81-72 0-29-25-53-73-53-42 0-86 0-129 0-7 0-11 0-11 8 0 4 3 4 11 4 1 0 7 0 14 0 8 1 11 2 11 7 0 2 0 3-2 7-18 70-34 138-52 207zM103 122c8-32 17-64 25-96 3-13 4-14 20-14 17 0 35 0 51 0 33 0 42 23 42 40 0 34-33 70-80 70-19 0-39 0-58 0zM87 252c-6 0-7 0-9 0-4-1-5-1-5-4 0-2 0-3 2-9 9-37 17-72 26-108 24 0 50 0 74 0 36 0 44 29 44 45 0 39-34 76-80 76-18 0-35 0-52 0z"><text:p/></draw:path><draw:path draw:style-name="gr1515" draw:text-style-name="P131" svg:width="0.255cm" svg:height="0.089cm" svg:x="1.968cm" svg:y="3.172cm" svg:viewBox="0 0 256 90" svg:d="M243 15c7 0 13 0 13-7 0-8-6-8-12-8-77 0-155 0-232 0-5 0-12 0-12 8 0 7 7 7 13 7 77 0 153 0 230 0zM244 90c6 0 12 0 12-7 0-8-6-8-13-8-77 0-153 0-230 0-6 0-13 0-13 8 0 7 7 7 12 7 77 0 155 0 232 0z"><text:p/></draw:path><draw:path draw:style-name="gr1515" draw:text-style-name="P131" svg:width="0.136cm" svg:height="0.462cm" svg:x="2.398cm" svg:y="2.985cm" svg:viewBox="0 0 137 463" svg:d="M55 169c0 28-13 42-53 58-1 1-2 3-2 5s0 5 3 6c52 19 52 40 52 62 0 36 0 71 0 106 1 11 7 25 23 37 20 12 51 20 54 20 4 0 5-1 5-4 0-4-1-5-6-6-11-4-42-16-47-40-3-5-3-5-3-19 0-32 0-64 0-96 0-20 0-47-62-66 62-20 62-45 62-67 0-32 0-63 0-95 0-22 0-41 53-60 3-1 2-3 3-4 0-4-1-6-5-6-2 0-57 12-70 39-7 11-7 14-7 30 0 33 0 67 0 100z"><text:p/></draw:path><draw:path draw:style-name="gr1515" draw:text-style-name="P131" svg:width="0.136cm" svg:height="0.386cm" svg:x="2.607cm" svg:y="3.025cm" svg:viewBox="0 0 137 387" svg:d="M81 52c0-16 10-40 53-43 2 0 3-2 3-5 0-4-3-4-7-4-39 0-74 20-74 48 0 30 0 59 0 88 0 16 0 28-15 41-15 11-29 12-38 12-1 1-3 2-3 5 0 4 2 4 7 4 25 1 44 15 48 34 1 5 1 6 1 19 0 25 0 52 0 77 0 16 0 28 19 43 14 12 40 16 55 16 4 0 7 0 7-4 0-5-2-5-6-5-24-1-43-14-49-34-1-3-1-3-1-17 0-28 0-54 0-82 0-17-2-24-15-36-9-9-19-12-30-15 32-9 45-27 45-50 0-31 0-61 0-92z"><text:p/></draw:path><draw:path draw:style-name="gr1515" draw:text-style-name="P131" svg:width="0.127cm" svg:height="0.256cm" svg:x="2.807cm" svg:y="3.058cm" svg:viewBox="0 0 128 257" svg:d="M79 10c0-9 0-10-9-10-24 24-58 24-70 24 0 5 0 8 0 12 8 0 31 0 51-10 0 68 0 134 0 201 0 14-2 18-37 18-4 0-7 0-12 0 0 5 0 8 0 12 13-1 47-1 63-1 15 0 49 0 63 1 0-4 0-7 0-12-5 0-8 0-13 0-35 0-36-4-36-18 0-73 0-144 0-217z"><text:p/></draw:path><draw:path draw:style-name="gr1515" draw:text-style-name="P131" svg:width="0.135cm" svg:height="0.386cm" svg:x="2.994cm" svg:y="3.025cm" svg:viewBox="0 0 136 387" svg:d="M55 336c0 15-10 40-52 42-2 0-3 3-3 5 0 4 3 4 8 4 37 0 72-20 73-48 0-30 0-58 0-88 0-16 0-28 16-41 13-11 27-12 36-12 2 0 3-2 3-4 0-4-2-4-5-5-25-1-44-15-49-34-1-4-1-5-1-19 0-25 0-51 0-77 0-16 0-28-18-42-16-13-42-17-55-17-5 0-8 0-8 4 0 5 2 5 5 5 25 1 44 14 49 34 1 3 1 4 1 18 0 27 0 53 0 81 0 18 3 24 15 36 9 9 20 12 31 16-32 8-46 26-46 49 0 31 0 62 0 93z"><text:p/></draw:path><draw:path draw:style-name="gr1515" draw:text-style-name="P131" svg:width="0.044cm" svg:height="0.115cm" svg:x="3.192cm" svg:y="3.275cm" svg:viewBox="0 0 45 116" svg:d="M45 41c0-27-9-41-24-41-13 0-21 9-21 20s8 21 21 21c4 0 10-2 13-6 1 0 1-1 2-1 0 2 1 1 1 7 0 28-14 51-26 64-4 4-4 5-4 6 0 2 2 5 3 5 4 0 35-30 35-75z"><text:p/></draw:path><draw:path draw:style-name="gr1515" draw:text-style-name="P131" svg:width="0.135cm" svg:height="0.386cm" svg:x="3.36cm" svg:y="3.025cm" svg:viewBox="0 0 136 387" svg:d="M81 52c0-16 10-40 52-43 2 0 3-2 3-5 0-4-3-4-6-4-40 0-75 20-75 48 0 30 0 59 0 88 0 16 0 28-15 41-14 11-29 12-37 12-2 1-3 2-3 5 0 4 2 4 5 4 26 1 44 15 49 34 1 5 1 6 1 19 0 25 0 52 0 77 0 16 0 28 19 43 15 12 40 16 56 16 3 0 6 0 6-4 0-5-2-5-5-5-25-1-44-14-49-34-1-3-1-3-1-17 0-28 0-54 0-82 0-17-3-24-15-36-9-9-20-12-31-15 32-9 46-27 46-50 0-31 0-61 0-92z"><text:p/></draw:path><draw:path draw:style-name="gr1515" draw:text-style-name="P131" svg:width="0.154cm" svg:height="0.256cm" svg:x="3.543cm" svg:y="3.058cm" svg:viewBox="0 0 155 257" svg:d="M31 228c13-13 27-27 40-40 61-54 84-75 84-113 0-44-35-75-82-75-44 0-73 35-73 69 0 22 20 22 21 22 6 0 20-4 20-19 0-11-7-21-20-21-3 0-5 0-6 1 9-26 30-40 53-40 35 0 52 31 52 63 0 31-20 61-41 86-25 27-49 55-75 82-4 5-4 5-4 14 48 0 96 0 144 0 3-22 8-45 11-67-3 0-7 0-10 0-2 11-4 29-9 34-2 4-27 4-36 4-23 0-46 0-69 0z"><text:p/></draw:path><draw:path draw:style-name="gr1515" draw:text-style-name="P131" svg:width="0.136cm" svg:height="0.386cm" svg:x="3.746cm" svg:y="3.025cm" svg:viewBox="0 0 137 387" svg:d="M56 336c0 15-11 40-53 42-2 0-3 3-3 5 0 4 4 4 8 4 37 0 73-20 73-48 0-30 0-58 0-88 0-16 0-28 16-41 13-11 28-12 37-12 1 0 3-2 3-4 0-4-2-4-6-5-25-1-44-15-49-34-1-4-1-5-1-19 0-25 0-51 0-77 0-16 0-28-18-42-16-13-42-17-55-17-4 0-8 0-8 4 0 5 2 5 7 5 24 1 42 14 47 34 2 3 2 4 2 18 0 27 0 53 0 81 0 18 2 24 15 36 8 9 19 12 30 16-32 8-45 26-45 49 0 31 0 62 0 93z"><text:p/></draw:path><draw:path draw:style-name="gr1515" draw:text-style-name="P131" svg:width="0.135cm" svg:height="0.386cm" svg:x="3.939cm" svg:y="3.025cm" svg:viewBox="0 0 136 387" svg:d="M81 52c0-16 10-40 52-43 2 0 3-2 3-5 0-4-2-4-6-4-39 0-74 20-75 48 0 30 0 59 0 88 0 16 0 28-15 41-14 11-28 12-37 12-2 1-3 2-3 5 0 4 2 4 5 4 26 1 44 15 49 34 1 5 1 6 1 19 0 25 0 52 0 77 0 16 0 28 19 43 15 12 40 16 56 16 4 0 6 0 6-4 0-5-2-5-5-5-24-1-44-14-49-34-1-3-1-3-1-17 0-28 0-54 0-82 0-17-3-24-15-36-9-9-20-12-31-15 32-9 46-27 46-50 0-31 0-61 0-92z"><text:p/></draw:path><draw:path draw:style-name="gr1515" draw:text-style-name="P131" svg:width="0.127cm" svg:height="0.256cm" svg:x="4.138cm" svg:y="3.058cm" svg:viewBox="0 0 128 257" svg:d="M79 10c0-9 0-10-9-10-24 24-57 24-70 24 0 5 0 8 0 12 8 0 31 0 51-10 0 68 0 134 0 201 0 14-2 18-36 18-4 0-8 0-13 0 0 5 0 8 0 12 14-1 47-1 63-1 15 0 49 0 63 1 0-4 0-7 0-12-5 0-8 0-13 0-35 0-36-4-36-18 0-73 0-144 0-217z"><text:p/></draw:path><draw:path draw:style-name="gr1515" draw:text-style-name="P131" svg:width="0.044cm" svg:height="0.115cm" svg:x="4.331cm" svg:y="3.275cm" svg:viewBox="0 0 45 116" svg:d="M45 41c0-27-10-41-24-41-13 0-21 9-21 20s8 21 21 21c4 0 9-2 13-6 1 0 1-1 2-1 0 2 0 1 0 7 0 28-13 51-26 64-3 4-3 5-3 6 0 2 1 5 3 5 4 0 35-30 35-75z"><text:p/></draw:path><draw:path draw:style-name="gr1515" draw:text-style-name="P131" svg:width="0.153cm" svg:height="0.256cm" svg:x="4.489cm" svg:y="3.058cm" svg:viewBox="0 0 154 257" svg:d="M30 228c13-13 27-27 40-40 61-54 84-75 84-113 0-44-35-75-83-75-42 0-71 35-71 69 0 22 19 22 20 22 6 0 20-4 20-19 0-11-7-21-20-21-4 0-5 0-6 1 9-26 30-40 53-40 35 0 52 31 52 63 0 31-20 61-41 86-25 27-49 55-75 82-3 5-3 5-3 14 47 0 96 0 143 0 3-22 8-45 11-67-3 0-7 0-10 0-2 11-4 29-9 34-2 4-27 4-36 4-23 0-46 0-69 0z"><text:p/></draw:path><draw:path draw:style-name="gr1515" draw:text-style-name="P131" svg:width="0.136cm" svg:height="0.386cm" svg:x="4.691cm" svg:y="3.025cm" svg:viewBox="0 0 137 387" svg:d="M56 336c0 15-11 40-53 42-2 0-3 3-3 5 0 4 4 4 8 4 37 0 73-20 73-48 0-30 0-58 0-88 0-16 0-28 16-41 13-11 28-12 37-12 1 0 3-2 3-4 0-4-2-4-6-5-25-1-44-15-49-34-1-4-1-5-1-19 0-25 0-51 0-77 0-16 0-28-18-42-16-13-42-17-55-17-4 0-8 0-8 4 0 5 2 5 7 5 24 1 42 14 47 34 2 3 2 4 2 18 0 27 0 53 0 81 0 18 2 24 15 36 8 9 19 12 30 16-32 8-45 26-45 49 0 31 0 62 0 93z"><text:p/></draw:path><draw:path draw:style-name="gr1515" draw:text-style-name="P131" svg:width="0.044cm" svg:height="0.115cm" svg:x="4.889cm" svg:y="3.275cm" svg:viewBox="0 0 45 116" svg:d="M45 41c0-27-10-41-25-41-12 0-20 9-20 20s8 21 20 21c4 0 10-2 14-6 1 0 1-1 1-1 1 0 1 1 1 7 0 28-13 51-26 64-5 4-5 5-5 6 0 2 3 5 5 5 4 0 35-30 35-75z"><text:p/></draw:path><draw:path draw:style-name="gr1515" draw:text-style-name="P131" svg:width="0.136cm" svg:height="0.386cm" svg:x="5.055cm" svg:y="3.025cm" svg:viewBox="0 0 137 387" svg:d="M81 52c0-16 10-40 52-43 2 0 4-2 4-5 0-4-3-4-7-4-39 0-74 20-75 48 0 30 0 59 0 88 0 16 0 28-15 41-14 11-28 12-37 12-2 1-3 2-3 5 0 4 2 4 5 4 27 1 46 15 49 34 1 5 1 6 1 19 0 25 0 52 0 77 0 16 0 28 19 43 15 12 40 16 56 16 4 0 7 0 7-4 0-5-3-5-6-5-24-1-43-14-49-34-1-3-1-3-1-17 0-28 0-54 0-82 0-17-3-24-15-36-8-9-20-12-30-15 31-9 45-27 45-50 0-31 0-61 0-92z"><text:p/></draw:path><draw:path draw:style-name="gr1515" draw:text-style-name="P131" svg:width="0.16cm" svg:height="0.265cm" svg:x="5.236cm" svg:y="3.058cm" svg:viewBox="0 0 161 266" svg:d="M96 121c32-10 54-37 54-68s-35-53-71-53c-39 0-69 23-69 53 0 12 9 20 20 20 12 0 19-9 19-20 0-20-17-20-23-20 11-19 38-23 51-23 16 0 37 8 37 43 0 4-1 27-11 44-11 19-24 20-34 20-3 1-12 1-15 1-3 1-6 1-6 5s3 4 9 4 12 0 18 0c32 0 46 26 46 64 0 53-28 64-44 64-17 0-46-6-59-29 13 2 25-7 25-21 0-15-10-22-21-22-10 0-22 5-22 22 0 35 36 61 78 61 47 0 83-35 83-75 0-31-25-61-65-70z"><text:p/></draw:path><draw:path draw:style-name="gr1515" draw:text-style-name="P131" svg:width="0.044cm" svg:height="0.115cm" svg:x="5.446cm" svg:y="3.275cm" svg:viewBox="0 0 45 116" svg:d="M45 41c0-27-9-41-24-41-13 0-21 9-21 20s8 21 21 21c4 0 10-2 13-6 1 0 1-1 2-1 0 2 1 1 1 7 0 28-14 51-26 64-4 4-4 5-4 6 0 2 2 5 3 5 4 0 35-30 35-75z"><text:p/></draw:path><draw:path draw:style-name="gr1515" draw:text-style-name="P131" svg:width="0.153cm" svg:height="0.256cm" svg:x="5.605cm" svg:y="3.058cm" svg:viewBox="0 0 154 257" svg:d="M30 228c13-13 27-27 40-40 61-54 84-75 84-113 0-44-35-75-83-75-42 0-71 35-71 69 0 22 19 22 20 22 6 0 21-4 21-19 0-11-8-21-21-21-4 0-5 0-6 1 10-26 30-40 53-40 35 0 52 31 52 63 0 31-20 61-41 86-24 27-49 55-74 82-4 5-4 5-4 14 47 0 96 0 143 0 3-22 8-45 11-67-3 0-7 0-10 0-2 11-4 29-9 34-2 4-27 4-36 4-23 0-46 0-69 0z"><text:p/></draw:path><draw:path draw:style-name="gr1515" draw:text-style-name="P131" svg:width="0.136cm" svg:height="0.386cm" svg:x="5.806cm" svg:y="3.025cm" svg:viewBox="0 0 137 387" svg:d="M56 336c0 15-10 40-53 42-1 0-3 3-3 5 0 4 4 4 8 4 37 0 73-20 73-48 0-30 0-58 0-88 0-16 0-28 16-41 14-11 28-12 37-12 2 0 3-2 3-4 0-4-2-4-6-5-25-1-44-15-49-34-1-4-1-5-1-19 0-25 0-51 0-77 0-16 0-28-18-42-16-13-42-17-55-17-4 0-8 0-8 4 0 5 2 5 7 5 24 1 42 14 48 34 1 3 1 4 1 18 0 27 0 53 0 81 0 18 3 24 15 36 8 9 19 12 30 16-32 8-45 26-45 49 0 31 0 62 0 93z"><text:p/></draw:path><draw:path draw:style-name="gr1515" draw:text-style-name="P131" svg:width="0.136cm" svg:height="0.462cm" svg:x="6.015cm" svg:y="2.985cm" svg:viewBox="0 0 137 463" svg:d="M82 294c0-12 0-37 50-56 5-3 5-3 5-6 0-1 0-3-2-4-53-21-53-42-53-64 0-35 0-72 0-107-1-21-17-33-24-37-16-11-48-20-53-20-4 0-5 2-5 6 0 3 2 4 4 4 52 20 52 38 52 60 0 32 0 63 0 95 0 22 0 47 63 67-63 21-63 43-63 67 0 32 0 63 0 95 0 20 0 41-49 59-5 1-7 2-7 6 0 3 1 4 5 4 24-11 52-9 70-34 7-12 7-20 7-35 0-33 0-67 0-100z"><text:p/></draw:path><draw:path draw:style-name="gr1515" draw:text-style-name="P131" svg:width="0.088cm" svg:height="0.386cm" svg:x="9.306cm" svg:y="3.025cm" svg:viewBox="0 0 89 387" svg:d="M89 383c0-1 0-2-7-9-48-48-60-121-60-180 0-67 14-135 63-183 4-4 4-5 4-7 0-3-1-4-3-4-5 0-39 26-62 76-20 43-24 86-24 118 0 29 3 77 25 121 23 47 56 72 61 72 2 0 3-1 3-4z"><text:p/></draw:path><draw:path draw:style-name="gr1515" draw:text-style-name="P131" svg:width="0.16cm" svg:height="0.265cm" svg:x="9.434cm" svg:y="3.058cm" svg:viewBox="0 0 161 266" svg:d="M35 131c0-3 0-7 0-10 0-98 47-111 67-111 10 0 27 2 34 15-5 0-21 0-21 18 0 11 9 18 18 18 7 0 18-4 18-19 0-23-17-42-49-42-49 0-102 50-102 135 0 104 45 131 81 131 43 0 80-36 80-88 0-48-35-86-77-86-27 0-41 20-49 39zM81 255c-24 0-36-23-38-29-7-18-7-49-7-57 0-29 12-68 46-68 7 0 25 0 37 24 6 15 6 35 6 53 0 19 0 38-6 52-11 23-29 25-38 25z"><text:p/></draw:path><draw:path draw:style-name="gr1515" draw:text-style-name="P131" svg:width="0.089cm" svg:height="0.386cm" svg:x="9.633cm" svg:y="3.025cm" svg:viewBox="0 0 90 387" svg:d="M90 194c0-30-4-77-25-121-24-48-57-73-61-73-2 0-4 2-4 4s0 3 8 9c37 39 59 100 59 181 0 66-14 134-62 182-5 5-5 6-5 7 0 2 2 4 4 4 4 0 39-26 62-76 20-41 24-84 24-117z"><text:p/></draw:path><draw:path draw:style-name="gr1515" draw:text-style-name="P131" svg:width="0.264cm" svg:height="0.276cm" svg:x="0.907cm" svg:y="3.618cm" svg:viewBox="0 0 265 277" svg:d="M55 232c-15 27-31 32-47 33-5 0-8 0-8 8 0 2 1 4 4 4 11 0 22-1 33-1 14 0 27 1 39 1 3 0 8 0 8-7 0-5-4-5-7-5-9-1-18-4-18-13 0-6 3-9 6-14 10-17 20-33 30-50 31 0 64 0 96 0 1 8 6 61 6 64 0 12-20 13-28 13-5 0-8 0-8 8 0 4 4 4 5 4 15 0 32-1 48-1 9 0 33 1 43 1 3 0 8 0 8-7 0-5-4-5-10-5-23 0-23-2-24-14-8-80-17-161-24-241 0-8 0-10-7-10-6 0-8 3-11 7-45 74-89 150-134 225zM101 176c25-43 52-85 77-128 5 43 8 85 12 128-29 0-59 0-89 0z"><text:p/></draw:path><draw:path draw:style-name="gr1515" draw:text-style-name="P131" svg:width="0.296cm" svg:height="0.276cm" svg:x="1.206cm" svg:y="3.618cm" svg:viewBox="0 0 297 277" svg:d="M157 8c-3-5-4-8-9-8-4 0-5 2-8 8-47 84-92 169-138 254-2 5-2 5-2 8 0 7 8 7 13 7 90 0 181 0 271 0 6 0 13 0 13-7 0-3-1-4-2-7-46-85-92-171-138-255zM148 24c43 79 85 159 128 238-86 0-170 0-256 0 43-79 86-159 128-238z"><text:p/></draw:path><draw:path draw:style-name="gr1515" draw:text-style-name="P131" svg:width="0.275cm" svg:height="0.263cm" svg:x="1.542cm" svg:y="3.629cm" svg:viewBox="0 0 276 264" svg:d="M45 233c-3 16-4 19-35 19-7 0-10 0-10 8 0 4 3 4 10 4 46 0 92 0 138 0 61 0 107-46 107-84 0-27-23-50-60-55 40-6 81-35 81-72 0-29-25-53-73-53-42 0-86 0-129 0-7 0-11 0-11 8 0 4 3 4 11 4 1 0 7 0 14 1 8 0 11 1 11 6 0 2 0 3-2 7-18 70-34 138-52 207zM103 122c8-32 17-64 25-96 3-13 4-14 20-14 17 0 35 0 51 0 33 0 42 23 42 40 0 34-33 70-80 70-19 0-39 0-58 0zM87 252c-6 0-7 0-9 0-4-1-5-1-5-4 0-2 0-3 2-9 9-37 17-72 26-108 24 0 50 0 74 0 36 0 44 29 44 45 0 39-34 76-80 76-18 0-35 0-52 0z"><text:p/></draw:path><draw:path draw:style-name="gr1515" draw:text-style-name="P131" svg:width="0.255cm" svg:height="0.089cm" svg:x="1.968cm" svg:y="3.753cm" svg:viewBox="0 0 256 90" svg:d="M243 15c7 0 13 0 13-7 0-8-6-8-12-8-77 0-155 0-232 0-5 0-12 0-12 8 0 7 7 7 13 7 77 0 153 0 230 0zM244 90c6 0 12 0 12-7 0-8-6-8-13-8-77 0-153 0-230 0-6 0-13 0-13 8 0 7 7 7 12 7 77 0 155 0 232 0z"><text:p/></draw:path><draw:path draw:style-name="gr1515" draw:text-style-name="P131" svg:width="0.136cm" svg:height="0.386cm" svg:x="2.382cm" svg:y="3.604cm" svg:viewBox="0 0 137 387" svg:d="M81 52c0-16 10-40 53-43 2 0 3-2 3-5 0-4-3-4-7-4-39 0-74 20-74 48 0 30 0 59 0 88 0 16 0 28-15 41-15 11-29 12-38 12-1 1-3 2-3 5 0 4 2 4 7 4 25 1 44 15 48 34 1 5 1 6 1 19 0 25 0 52 0 77 0 16 0 28 19 43 14 12 40 16 55 16 4 0 7 0 7-4 0-5-2-5-6-5-24-1-43-14-49-34-1-3-1-3-1-17 0-28 0-54 0-82 0-17-2-24-15-36-9-9-19-12-30-15 32-9 45-27 45-50 0-31 0-61 0-92z"><text:p/></draw:path><draw:path draw:style-name="gr1515" draw:text-style-name="P131" svg:width="0.127cm" svg:height="0.256cm" svg:x="2.582cm" svg:y="3.636cm" svg:viewBox="0 0 128 257" svg:d="M79 10c0-9 0-10-9-10-24 24-58 24-70 24 0 5 0 8 0 12 8 0 31 0 51-10 0 68 0 134 0 201 0 14-2 18-37 18-4 0-7 0-12 0 0 5 0 8 0 12 13-1 47-1 63-1 15 0 49 0 63 1 0-4 0-7 0-12-5 0-8 0-13 0-35 0-36-4-36-18 0-73 0-144 0-217z"><text:p/></draw:path><draw:path draw:style-name="gr1515" draw:text-style-name="P131" svg:width="0.044cm" svg:height="0.115cm" svg:x="2.774cm" svg:y="3.853cm" svg:viewBox="0 0 45 116" svg:d="M45 41c0-27-10-41-25-41-12 0-20 9-20 20s8 21 20 21c4 0 10-2 13-6 2 0 1-1 2-1s1 1 1 7c0 28-13 51-26 64-5 4-5 5-5 6 0 2 3 5 5 5 4 0 35-30 35-75z"><text:p/></draw:path><draw:path draw:style-name="gr1515" draw:text-style-name="P131" svg:width="0.16cm" svg:height="0.265cm" svg:x="2.928cm" svg:y="3.636cm" svg:viewBox="0 0 161 266" svg:d="M96 121c32-10 55-37 55-68s-34-53-72-53c-39 0-68 23-68 53 0 12 8 20 20 20s20-9 20-20c0-20-19-20-25-20 12-19 38-23 52-23 15 0 36 8 36 43 0 4 0 27-11 44-11 19-24 20-34 20-3 1-12 1-15 1-2 1-6 1-6 5s4 4 10 4 11 0 17 0c32 0 46 26 46 64 0 53-26 64-44 64-17 0-45-6-59-29 14 2 26-7 26-21 0-15-11-22-22-22-10 0-22 5-22 22 0 35 36 61 78 61 47 0 83-35 83-75 0-31-25-61-65-70z"><text:p/></draw:path><draw:path draw:style-name="gr1515" draw:text-style-name="P131" svg:width="0.135cm" svg:height="0.386cm" svg:x="3.134cm" svg:y="3.604cm" svg:viewBox="0 0 136 387" svg:d="M55 336c0 15-10 40-52 42-2 0-3 3-3 5 0 4 3 4 8 4 37 0 72-18 73-48 0-30 0-58 0-88 0-16 0-28 16-41 13-11 27-12 36-12 2 0 3-2 3-4 0-4-2-4-5-5-27-1-44-15-49-34-1-4-1-5-1-19 0-25 0-51 0-77 0-16 0-28-18-42-16-13-43-17-55-17-5 0-8 0-8 4 0 5 2 5 5 5 25 2 43 14 49 34 1 3 1 4 1 18 0 27 0 53 0 81 0 18 3 24 15 36 9 9 20 12 31 16-32 8-46 26-46 49 0 31 0 62 0 93z"><text:p/></draw:path><draw:path draw:style-name="gr1515" draw:text-style-name="P131" svg:width="0.088cm" svg:height="0.386cm" svg:x="9.306cm" svg:y="3.604cm" svg:viewBox="0 0 89 387" svg:d="M89 383c0-1 0-2-7-9-48-48-60-121-60-180 0-67 14-135 63-183 4-4 4-5 4-7 0-3-1-4-3-4-5 0-39 26-62 76-20 43-24 86-24 118 0 29 3 77 25 121 23 47 56 72 61 72 2 0 3-1 3-4z"><text:p/></draw:path><draw:path draw:style-name="gr1515" draw:text-style-name="P131" svg:width="0.165cm" svg:height="0.27cm" svg:x="9.439cm" svg:y="3.633cm" svg:viewBox="0 0 166 271" svg:d="M163 26c3-4 3-5 3-13-31 0-63 0-93 0-48 0-49-5-50-13-3 0-7 0-10 0-4 26-9 54-13 80 3 0 7 0 10 0 1-6 4-30 10-35 2-2 33-2 37-2 27 0 54 0 80 0-4 5-35 48-42 60-36 53-49 106-49 146 0 4 0 22 19 22 17 0 17-18 17-22 0-7 0-14 0-20 0-21 2-42 5-63 1-9 6-43 23-66 18-24 35-49 53-74z"><text:p/></draw:path><draw:path draw:style-name="gr1515" draw:text-style-name="P131" svg:width="0.089cm" svg:height="0.386cm" svg:x="9.633cm" svg:y="3.604cm" svg:viewBox="0 0 90 387" svg:d="M90 194c0-30-4-77-25-121-24-48-57-73-61-73-2 0-4 2-4 4s0 3 8 9c37 39 59 100 59 181 0 66-14 134-62 182-5 5-5 6-5 7 0 2 2 4 4 4 4 0 39-26 62-76 20-41 24-84 24-117z"><text:p/></draw:path><draw:path draw:style-name="gr1515" draw:text-style-name="P131" svg:width="0.135cm" svg:height="0.386cm" svg:x="0.922cm" svg:y="4.185cm" svg:viewBox="0 0 136 387" svg:d="M81 52c0-16 10-40 52-43 2 0 3-2 3-5 0-4-2-4-6-4-39 0-74 20-75 48 0 30 0 59 0 88 0 16 0 28-15 41-14 11-28 12-37 12-2 1-3 2-3 5 0 4 2 4 5 4 26 1 44 15 49 34 1 5 1 6 1 19 0 25 0 52 0 77 0 16 0 28 19 43 15 12 40 16 56 16 4 0 6 0 6-4 0-5-2-5-5-5-24-1-44-14-49-34-1-3-1-3-1-17 0-28 0-54 0-82 0-17-3-24-15-36-9-9-20-12-31-15 32-9 46-27 46-50 0-31 0-61 0-92z"><text:p/></draw:path><draw:path draw:style-name="gr1515" draw:text-style-name="P131" svg:width="0.127cm" svg:height="0.256cm" svg:x="1.121cm" svg:y="4.216cm" svg:viewBox="0 0 128 257" svg:d="M79 10c0-9 0-10-9-10-24 24-57 24-70 24 0 5 0 8 0 12 8 0 31 0 51-10 0 68 0 134 0 201 0 14-2 18-36 18-4 0-8 0-13 0 0 5 0 8 0 12 14-1 47-1 63-1 15 0 49 0 63 1 0-4 0-7 0-12-5 0-8 0-13 0-35 0-36-4-36-18 0-73 0-144 0-217z"><text:p/></draw:path><draw:path draw:style-name="gr1515" draw:text-style-name="P131" svg:width="0.044cm" svg:height="0.115cm" svg:x="1.314cm" svg:y="4.433cm" svg:viewBox="0 0 45 116" svg:d="M45 41c0-27-10-41-24-41-13 0-21 9-21 20s8 21 21 21c4 0 9-1 13-6 1 0 1-1 2-1 0 2 0 1 0 7 0 28-13 51-26 64-3 4-3 5-3 6 0 2 1 5 3 5 4 0 35-30 35-75z"><text:p/></draw:path><draw:path draw:style-name="gr1515" draw:text-style-name="P131" svg:width="0.16cm" svg:height="0.265cm" svg:x="1.469cm" svg:y="4.216cm" svg:viewBox="0 0 161 266" svg:d="M96 121c32-10 54-37 54-68s-35-53-72-53c-38 0-68 23-68 53 0 12 9 20 20 20 12 0 19-9 19-20 0-19-18-19-24-19 12-20 38-24 52-24 15 0 37 8 37 43 0 4-1 27-11 44-12 19-25 20-34 20-3 1-13 1-15 1-3 1-6 1-6 5 0 5 3 5 9 5s11 0 17 0c32 0 46 25 46 63 0 53-27 64-43 64-18 0-46-6-59-29 13 2 25-7 25-21 0-15-10-22-22-22-9 0-21 5-21 23 0 34 35 60 78 60 47 0 83-35 83-75 0-31-26-61-65-70z"><text:p/></draw:path><draw:path draw:style-name="gr1515" draw:text-style-name="P131" svg:width="0.136cm" svg:height="0.386cm" svg:x="1.673cm" svg:y="4.185cm" svg:viewBox="0 0 137 387" svg:d="M56 336c0 15-11 40-53 42-2 0-3 3-3 5 0 4 4 4 8 4 37 0 73-18 73-48s0-58 0-88c0-16 0-28 16-41 13-11 28-12 37-12 1 0 3-2 3-4 0-4-2-4-6-5-25-1-44-15-49-34-1-4-1-5-1-19 0-25 0-51 0-77 0-16 0-28-18-42-16-13-42-17-55-17-4 0-8 0-8 4 0 5 2 5 7 5 24 2 42 14 47 34 2 3 2 4 2 18 0 27 0 53 0 81 0 18 2 24 15 36 8 9 19 12 30 16-32 8-45 26-45 49 0 31 0 62 0 93z"><text:p/></draw:path><draw:path draw:style-name="gr1515" draw:text-style-name="P131" svg:width="0.193cm" svg:height="0.223cm" svg:x="1.978cm" svg:y="4.264cm" svg:viewBox="0 0 194 224" svg:d="M180 120c6 0 14 0 14-8 0-7-8-7-14-7-55 0-109 0-164 0 5-52 49-90 104-90 20 0 41 0 60 0 6 0 14 0 14-7 0-8-8-8-14-8-21 0-40 0-61 0-66 0-119 51-119 112 0 62 53 112 119 112 21 0 40 0 61 0 6 0 14 0 14-7 0-8-8-8-14-8-19 0-40 0-60 0-55 0-99-37-104-89 55 0 109 0 164 0z"><text:p/></draw:path><draw:path draw:style-name="gr1515" draw:text-style-name="P131" svg:width="0.274cm" svg:height="0.283cm" svg:x="2.319cm" svg:y="4.209cm" svg:viewBox="0 0 275 284" svg:d="M126 0c-53 0-95 26-111 44-14 15-10 19-15 28 0 2 2 3 4 3 6 0 15-6 18-8 9-4 10-8 12-14 6-16 17-30 65-32-7 87-31 172-63 253-2 5-1 4-2 7 0 1 1 3 3 3 7 0 26-9 30-19 20-47 52-136 63-244 6 0 14 0 21 0 46 0 92 19 92 57 0 29-29 83-103 86-8 0-12 0-23 7-7 4-10 8-10 11s2 3 7 3c70 0 161-60 161-123 0-44-52-62-97-62-17 0-34 0-52 0z"><text:p/></draw:path><draw:path draw:style-name="gr1515" draw:text-style-name="P131" svg:width="0.088cm" svg:height="0.386cm" svg:x="2.65cm" svg:y="4.185cm" svg:viewBox="0 0 89 387" svg:d="M89 383c0-1 0-1-5-8-49-49-62-122-62-181 0-67 15-135 63-183 4-4 4-5 4-7 0-3-1-4-3-4-5 0-39 26-62 76-20 43-24 86-24 118 0 30 4 77 25 121 23 47 56 72 61 72 2 0 3-1 3-4z"><text:p/></draw:path><draw:path draw:style-name="gr1515" draw:text-style-name="P131" svg:width="0.264cm" svg:height="0.276cm" svg:x="2.776cm" svg:y="4.198cm" svg:viewBox="0 0 265 277" svg:d="M56 233c-15 26-31 31-47 32-6 0-9 0-9 8 0 2 2 4 5 4 10 0 22-1 33-1 14 0 27 1 39 1 2 0 8 0 8-7 0-5-4-5-7-5-9-1-18-3-18-13 0-4 3-9 6-14 10-17 19-33 29-50 31 0 64 0 96 0 1 8 7 61 7 64 0 12-20 13-28 13-5 0-9 0-9 8 0 4 3 3 5 4 17 0 33-1 48-1 10 0 35 1 44 1 3 0 7 0 7-7 0-5-3-5-9-5-24 0-24-2-25-14-8-80-15-161-23-241-1-8-1-10-8-10-5 0-8 3-10 7-45 76-89 150-134 226zM102 176c26-43 51-85 76-128 5 43 8 85 12 128-29 0-58 0-88 0z"><text:p/></draw:path><draw:path draw:style-name="gr1515" draw:text-style-name="P131" svg:width="0.297cm" svg:height="0.276cm" svg:x="3.075cm" svg:y="4.198cm" svg:viewBox="0 0 298 277" svg:d="M157 8c-2-5-3-8-9-8-3 0-4 2-7 8-46 84-92 169-138 254-3 5-3 6-3 8 0 7 9 7 14 7 90 0 180 0 270 0 6 0 14 0 14-7 0-3-1-4-2-7-46-85-93-171-139-255zM148 24c43 79 86 159 129 238-86 0-170 0-256 0 43-79 85-159 127-238z"><text:p/></draw:path><draw:path draw:style-name="gr1515" draw:text-style-name="P131" svg:width="0.274cm" svg:height="0.263cm" svg:x="3.412cm" svg:y="4.209cm" svg:viewBox="0 0 275 264" svg:d="M45 234c-4 15-4 18-35 18-7 0-10 0-10 8 0 4 3 4 10 4 46 0 91 0 137 0 62 0 107-46 107-84 0-27-22-50-59-53 40-8 80-37 80-74 0-29-25-53-72-53-42 0-86 0-129 0-8 0-11 0-11 8 0 4 3 4 11 4 4 0 7 0 14 1 7 0 10 1 10 6 0 2 0 3-1 7-18 70-34 139-52 208zM103 122c8-32 17-64 25-96 3-13 4-14 20-14 17 0 33 0 50 0 34 0 42 23 42 40 0 34-33 70-81 70-18 0-37 0-56 0zM86 252c-6 0-6 0-8 0-4-1-5-1-5-4 0-2 0-3 2-9 9-37 17-72 26-108 24 0 49 0 73 0 37 0 45 29 45 45 0 39-34 76-80 76-18 0-36 0-53 0z"><text:p/></draw:path><draw:path draw:style-name="gr1515" draw:text-style-name="P131" svg:width="0.089cm" svg:height="0.386cm" svg:x="3.73cm" svg:y="4.185cm" svg:viewBox="0 0 90 387" svg:d="M90 194c0-30-4-77-26-121-23-48-56-73-60-73-3 0-4 2-4 4s0 3 8 9c37 39 59 100 59 181 0 66-14 134-62 182-5 6-5 6-5 7 0 2 1 4 4 4 4 0 39-26 61-76 20-41 25-84 25-117z"><text:p/></draw:path><draw:path draw:style-name="gr1515" draw:text-style-name="P131" svg:width="0.088cm" svg:height="0.386cm" svg:x="9.306cm" svg:y="4.185cm" svg:viewBox="0 0 89 387" svg:d="M89 383c0-1 0-1-7-8-48-49-60-122-60-181 0-67 14-135 63-183 4-4 4-5 4-7 0-3-1-4-3-4-5 0-39 26-62 76-20 43-24 86-24 118 0 30 3 77 25 121 23 47 56 72 61 72 2 0 3-1 3-4z"><text:p/></draw:path><draw:path draw:style-name="gr1515" draw:text-style-name="P131" svg:width="0.16cm" svg:height="0.265cm" svg:x="9.434cm" svg:y="4.216cm" svg:viewBox="0 0 161 266" svg:d="M47 80c-17-11-20-24-20-30 0-25 26-40 53-40 29 0 53 20 53 47 0 22-15 41-38 54-16-10-32-21-48-31zM103 118c28-15 48-35 48-61 0-35-36-57-71-57-38 0-69 29-69 65 0 7 0 24 16 42 5 4 19 14 29 21-23 11-56 33-56 71 0 41 40 67 80 67 44 0 81-32 81-73 0-15-5-32-19-48-8-9-13-12-39-27zM65 134c15 10 32 20 47 30 11 8 30 19 30 43 0 28-30 48-62 48-33 0-60-24-60-56 0-22 12-47 45-65z"><text:p/></draw:path><draw:path draw:style-name="gr1515" draw:text-style-name="P131" svg:width="0.089cm" svg:height="0.386cm" svg:x="9.633cm" svg:y="4.185cm" svg:viewBox="0 0 90 387" svg:d="M90 194c0-30-4-77-25-121-24-48-57-73-61-73-2 0-4 2-4 4s0 3 8 9c37 39 59 100 59 181 0 66-14 134-62 182-5 6-5 6-5 7 0 2 2 4 4 4 4 0 39-26 62-76 20-41 24-84 24-117z"><text:p/></draw:path></draw:g></text:p>
        </text:list-item>
        <text:list-item>
          <text:p text:style-name="P102">טענה <draw:g text:anchor-type="as-char" svg:y="-0.288cm" draw:z-index="149" draw:name="Shape130" draw:style-name="gr1513"><svg:title>TexMaths</svg:title><svg:desc>11§display§(6)§svg§600§FALSE§</svg:desc><draw:path draw:style-name="gr1514" draw:text-style-name="P130" svg:width="0.412cm" svg:height="0.344cm" svg:x="-0.001cm" svg:y="0.018cm" svg:viewBox="0 0 413 345" svg:d="M0 0c137 0 276 0 413 0 0 115 0 230 0 345-137 0-276 0-413 0 0-115 0-230 0-345z"><text:p/></draw:path><draw:path draw:style-name="gr1515" draw:text-style-name="P131" svg:width="0.088cm" svg:height="0.383cm" svg:x="0.018cm" svg:y="0cm" svg:viewBox="0 0 89 384" svg:d="M89 380c0-1 0-1-7-8-48-48-60-121-60-179 0-67 14-135 61-183 6-4 6-4 6-7 0-2-1-3-3-3-5 0-40 26-62 75-20 43-24 86-24 118 0 28 4 76 25 119 23 47 56 72 61 72 2 0 3-1 3-4z"><text:p/></draw:path><draw:path draw:style-name="gr1515" draw:text-style-name="P131" svg:width="0.159cm" svg:height="0.263cm" svg:x="0.145cm" svg:y="0.032cm" svg:viewBox="0 0 160 264" svg:d="M35 131c0-3 0-7 0-10 0-97 47-111 67-111 9 0 25 2 34 15-5 0-21 0-21 18 0 12 9 18 18 18 5 0 18-4 18-19 0-23-18-42-50-42-49 0-101 51-101 135 0 102 45 129 80 129 43 0 80-36 80-86 0-48-35-86-78-86-25 0-39 20-47 39zM80 253c-24 0-35-23-37-28-8-18-8-48-8-55 0-30 13-69 47-69 7 0 25 0 37 25 6 14 6 34 6 52s0 37-6 51c-11 23-30 24-39 24z"><text:p/></draw:path><draw:path draw:style-name="gr1515" draw:text-style-name="P131" svg:width="0.088cm" svg:height="0.383cm" svg:x="0.343cm" svg:y="0cm" svg:viewBox="0 0 89 384" svg:d="M89 193c0-30-4-77-25-120-23-48-56-73-61-73-2 0-3 1-3 3 0 3 0 3 7 10 38 38 60 99 60 180 0 65-14 132-63 181-4 5-4 5-4 6 0 3 1 4 3 4 5 0 39-26 62-75 20-43 24-85 24-116z"><text:p/></draw:path></draw:g><text:s/>ביחד עם טענה <draw:g text:anchor-type="as-char" svg:y="-0.288cm" draw:z-index="150" draw:name="Shape131" draw:style-name="gr1513"><svg:title>TexMaths</svg:title><svg:desc>11§display§(8)§svg§600§FALSE§</svg:desc><draw:path draw:style-name="gr1514" draw:text-style-name="P130" svg:width="0.412cm" svg:height="0.344cm" svg:x="-0.001cm" svg:y="0.018cm" svg:viewBox="0 0 413 345" svg:d="M0 0c137 0 276 0 413 0 0 115 0 230 0 345-137 0-276 0-413 0 0-115 0-230 0-345z"><text:p/></draw:path><draw:path draw:style-name="gr1515" draw:text-style-name="P131" svg:width="0.088cm" svg:height="0.383cm" svg:x="0.018cm" svg:y="0cm" svg:viewBox="0 0 89 384" svg:d="M89 380c0-1 0-1-7-8-48-48-60-121-60-179 0-67 14-135 61-183 6-4 6-4 6-7 0-2-1-3-3-3-5 0-40 26-62 75-20 43-24 86-24 118 0 28 4 76 25 119 23 47 56 72 61 72 2 0 3-1 3-4z"><text:p/></draw:path><draw:path draw:style-name="gr1515" draw:text-style-name="P131" svg:width="0.159cm" svg:height="0.263cm" svg:x="0.145cm" svg:y="0.032cm" svg:viewBox="0 0 160 264" svg:d="M47 81c-18-12-20-25-20-31 0-24 26-40 53-40 28 0 53 20 53 48 0 21-15 40-39 54-16-11-31-21-47-31zM103 118c28-15 46-34 46-60 0-36-34-58-69-58-38 0-69 29-69 65 0 7 0 24 16 42 5 5 19 14 29 21-23 11-56 33-56 70 0 41 40 66 80 66 43 0 80-32 80-71 0-15-4-32-19-48-7-8-14-12-38-27zM65 133c15 10 31 20 47 31 11 7 29 19 29 41 0 28-29 48-61 48-33 0-60-23-60-55 0-22 12-46 45-65z"><text:p/></draw:path><draw:path draw:style-name="gr1515" draw:text-style-name="P131" svg:width="0.088cm" svg:height="0.383cm" svg:x="0.343cm" svg:y="0cm" svg:viewBox="0 0 89 384" svg:d="M89 193c0-30-4-77-25-120-23-48-56-73-61-73-2 0-3 1-3 3 0 3 0 3 7 10 38 38 60 99 60 180 0 65-14 132-63 181-4 5-4 5-4 6 0 3 1 4 3 4 5 0 39-26 62-75 20-43 24-85 24-116z"><text:p/></draw:path></draw:g><text:s/>מהוות סתירה לאחר הצבה בהנחת השלילה, כלומר, הטענה שגויה. <text:span text:style-name="T6">מש"ל</text:span> <draw:g text:anchor-type="as-char" svg:y="-0.265cm" draw:z-index="151" draw:name="Shape132" draw:style-name="gr1513"><svg:title>TexMaths</svg:title><svg:desc>11§display§\blacksquare§svg§600§FALSE§</svg:desc><draw:path draw:style-name="gr1514" draw:text-style-name="P130" svg:width="0.236cm" svg:height="0.224cm" svg:x="-0.001cm" svg:y="0.018cm" svg:viewBox="0 0 237 225" svg:d="M120 225c-41 0-80 0-120 0 0-75 0-150 0-225 79 0 158 0 237 0 0 75 0 150 0 225-39 0-79 0-117 0z"><text:p/></draw:path><draw:path draw:style-name="gr1515" draw:text-style-name="P131" svg:width="0.254cm" svg:height="0.264cm" svg:x="0.001cm" svg:y="0cm" svg:viewBox="0 0 255 265" svg:d="M255 13c0-11-1-13-13-13-76 0-153 0-229 0-12 0-13 1-13 13 0 80 0 158 0 237 0 12 1 15 13 15 76 0 152 0 228 0 13 0 14-1 14-14 0-79 0-158 0-238z"><text:p/></draw:path></draw:g></text:p>
        </text:list-item>
      </text:list>
      <text:h text:style-name="Heading_20_2" text:outline-level="2">8. מציאת תנאי הכרחי ומספיק עבור קיום טענות, והוכחה שלו</text:h>
      <text:h text:style-name="Heading_20_3" text:outline-level="3">סעיף (א)</text:h>
      <text:list xml:id="list943051466" text:style-name="L21">
        <text:list-item>
          <text:p text:style-name="P109">נוכיח תנאי הכרחי ומספיק <draw:g text:anchor-type="as-char" svg:y="-0.275cm" draw:z-index="186" draw:style-name="gr1"><svg:title>TexMaths</svg:title><svg:desc>11§display§A = B§svg§600§FALSE§</svg:desc><draw:path draw:style-name="gr1509" draw:text-style-name="P130" svg:width="1.054cm" svg:height="0.234cm" svg:x="0.006cm" svg:y="0.02cm" svg:viewBox="0 0 1055 235" svg:d="M0 0c352 0 703 0 1055 0 0 78 0 157 0 235-352 0-703 0-1055 0 0-78 0-157 0-235z"><text:p/></draw:path><draw:path draw:style-name="gr1510" draw:text-style-name="P131" svg:width="0.264cm" svg:height="0.274cm" svg:x="-0.001cm" svg:y="0cm" svg:viewBox="0 0 265 275" svg:d="M56 231c-15 25-31 30-47 32-6 0-9 0-9 7 0 2 2 5 5 5 10 0 22-1 33-1 14 0 27 1 39 1 2 0 8 0 8-8 0-4-4-4-7-4-9-2-18-4-18-14 0-4 3-8 6-14 10-16 19-33 28-49 32 0 65 0 97 0 1 7 7 60 7 64 0 11-20 13-28 13-5 0-10 0-10 7 0 5 4 4 6 5 16 0 33-1 48-1 10 0 34 1 44 1 2 0 7 0 7-8 0-4-3-4-9-4-24 0-24-3-25-14-8-80-16-160-23-240-1-8-1-9-8-9-6 0-8 2-10 7-45 74-89 149-134 224zM102 174c25-42 51-85 76-127 4 42 8 85 12 127-30 0-58 0-88 0z"><text:p/></draw:path><draw:path draw:style-name="gr1511" draw:text-style-name="P131" svg:width="0.255cm" svg:height="0.089cm" svg:x="0.405cm" svg:y="0.134cm" svg:viewBox="0 0 256 90" svg:d="M243 15c5 0 13 0 13-7 0-8-8-8-13-8-77 0-154 0-231 0-5 0-12 0-12 8 0 7 7 7 12 7 77 0 154 0 231 0zM243 90c5 0 13 0 13-8 0-7-8-7-13-7-77 0-154 0-231 0-5 0-12 0-12 7 0 8 7 8 12 8 77 0 154 0 231 0z"><text:p/></draw:path><draw:path draw:style-name="gr1512" draw:text-style-name="P131" svg:width="0.275cm" svg:height="0.26cm" svg:x="0.805cm" svg:y="0.013cm" svg:viewBox="0 0 276 261" svg:d="M46 232c-4 14-4 17-35 17-7 0-11 0-11 8 0 4 3 4 11 4 46 0 91 0 137 0 62 0 107-45 107-83 0-27-22-48-59-53 39-7 80-36 80-72 0-29-25-53-72-53-42 0-86 0-129 0-8 0-11 0-11 8 0 3 3 3 10 3 1 0 8 0 15 1s10 1 10 7c0 1 0 2-1 6-18 69-34 138-52 207zM104 122c8-32 17-64 25-96 3-14 3-15 19-15 17 0 34 0 51 0 34 0 42 23 42 41 0 33-33 70-81 70-18 0-37 0-56 0zM87 249c-6 0-7 0-9 0-3-1-4-1-4-4 0-1 0-1 1-9 9-35 18-71 27-106 24 0 49 0 73 0 37 0 44 27 44 44 0 38-34 75-79 75-18 0-36 0-53 0z"><text:p/></draw:path></draw:g>:</text:p>
          <text:p text:style-name="P33"><draw:g text:anchor-type="as-char" svg:y="-0.259cm" draw:z-index="187" draw:style-name="gr1"><svg:title>TexMaths</svg:title><svg:desc>11§display§A = B \iff A \triangle B = \emptyset§svg§600§FALSE§</svg:desc><draw:path draw:style-name="gr1498" draw:text-style-name="P130" svg:width="3.849cm" svg:height="0.286cm" svg:x="0.006cm" svg:y="0.02cm" svg:viewBox="0 0 3850 287" svg:d="M0 0c1283 0 2566 0 3850 0 0 96 0 192 0 287-1284 0-2567 0-3850 0 0-95 0-191 0-287z"><text:p/></draw:path><draw:path draw:style-name="gr1499" draw:text-style-name="P131" svg:width="0.264cm" svg:height="0.274cm" svg:x="-0.001cm" svg:y="0.022cm" svg:viewBox="0 0 265 275" svg:d="M56 230c-15 27-31 32-47 33-6 0-9 0-9 8 0 2 2 4 5 4 10 0 22-1 33-1 14 0 27 1 39 1 2 0 8 0 8-7 0-5-4-5-7-5-9-1-18-4-18-13 0-6 3-10 6-14 10-17 19-33 29-50 33 0 64 0 97 0 0 8 6 61 6 64 0 12-20 13-28 13-5 0-9 0-9 8 0 4 3 3 5 4 17 0 33-1 48-1 10 0 35 1 44 1 3 0 7 0 7-7 0-5-3-5-9-5-24 0-24-3-25-14-8-81-15-160-23-240-1-8-1-9-8-9-5 0-8 2-10 7-45 74-89 149-134 223zM102 174c26-42 51-85 76-127 5 42 9 85 13 127-29 0-59 0-89 0z"><text:p/></draw:path><draw:path draw:style-name="gr1500" draw:text-style-name="P131" svg:width="0.255cm" svg:height="0.089cm" svg:x="0.405cm" svg:y="0.156cm" svg:viewBox="0 0 256 90" svg:d="M244 15c6 0 12 0 12-7 0-8-6-8-12-8-77 0-155 0-232 0-5 0-12 0-12 8 0 7 7 7 13 7 77 0 154 0 231 0zM244 90c6 0 12 0 12-7 0-8-6-8-12-8-77 0-154 0-231 0-6 0-13 0-13 8 0 7 7 7 12 7 77 0 155 0 232 0z"><text:p/></draw:path><draw:path draw:style-name="gr1501" draw:text-style-name="P131" svg:width="0.275cm" svg:height="0.262cm" svg:x="0.807cm" svg:y="0.035cm" svg:viewBox="0 0 276 263" svg:d="M45 232c-3 16-4 19-35 19-7 0-10 0-10 8 0 4 3 4 10 4 46 0 92 0 138 0 61 0 107-46 107-84 0-26-23-49-60-53 40-7 81-36 81-72 0-29-26-54-73-54-42 0-86 0-129 0-7 0-11 0-11 8 0 4 3 4 11 4 1 0 7 0 14 1 8 0 11 1 11 6 0 2-1 3-2 7-18 69-34 138-52 206zM103 122c8-32 17-64 25-96 3-13 4-14 20-14 17 0 33 0 50 0 34 0 43 23 43 40 0 34-34 70-80 70-19 0-39 0-58 0zM86 251c-5 0-6 0-8-1-4 0-5 0-5-3 0-1 0-3 2-9 9-35 17-72 26-107 24 0 50 0 74 0 36 0 44 29 44 44 0 39-34 76-80 76-18 0-36 0-53 0z"><text:p/></draw:path><draw:path draw:style-name="gr1502" draw:text-style-name="P131" svg:width="0.342cm" svg:height="0.209cm" svg:x="1.34cm" svg:y="0.096cm" svg:viewBox="0 0 343 210" svg:d="M330 151c6 0 13 0 13-8s-7-8-14-8c-82 0-164 0-245 0-16-14-36-24-49-29 14-7 33-17 49-30 81 0 163 0 245 0 7 0 14 0 14-8 0-7-7-7-13-7-76 0-153 0-229 0 19-18 39-52 39-58 0-3-5-3-7-3-3 0-7 0-8 2-8 16-18 35-44 59-26 23-52 33-72 39-7 2-8 2-8 4-1 0-1 1-1 2s0 1 0 2c0 0 1 0 1 1 1 0 1 1 9 3 53 16 91 51 112 91 4 7 6 7 11 7 2 0 7 0 7-3 0-5-20-39-39-56 76 0 153 0 229 0z"><text:p/></draw:path><draw:path draw:style-name="gr1503" draw:text-style-name="P131" svg:width="0.342cm" svg:height="0.209cm" svg:x="1.661cm" svg:y="0.096cm" svg:viewBox="0 0 343 210" svg:d="M260 76c16 14 36 24 49 30-14 6-33 16-49 29-82 0-164 0-246 0-6 0-14 0-14 8s8 8 14 8c76 0 152 0 228 0-18 16-39 51-39 56 0 3 6 3 8 3 3 0 6 0 8-2 8-15 19-35 44-57 26-23 51-33 72-40 7-2 7-2 8-3 0-1 0-1 0-2s0-1 0-2c0-2-1-2-1-2-1 0-1 0-9-3-52-15-90-51-112-91-4-8-4-8-10-8-2 0-8 0-8 3 0 6 20 40 39 58-76 0-152 0-228 0-6 0-14 0-14 7 0 8 8 8 14 8 82 0 164 0 246 0z"><text:p/></draw:path><draw:path draw:style-name="gr1504" draw:text-style-name="P131" svg:width="0.264cm" svg:height="0.274cm" svg:x="2.253cm" svg:y="0.022cm" svg:viewBox="0 0 265 275" svg:d="M56 230c-15 27-31 32-48 33-5 0-8 0-8 8 0 2 2 4 5 4 10 0 22-1 33-1 13 0 27 1 39 1 2 0 8 0 8-7 0-5-5-5-7-5-9-1-19-4-19-13 0-6 4-10 6-14 10-17 20-33 30-50 31 0 64 0 96 0 1 8 7 61 7 64 0 12-20 13-28 13-5 0-9 0-9 8 0 4 4 4 5 4 17 0 33-1 48-1 10 0 35 1 44 1 3 0 7 0 7-7 0-5-3-5-9-5-24 0-24-3-25-14-8-81-15-160-23-240-1-8-1-9-8-9-6 0-8 2-10 7-45 74-89 149-134 223zM102 174c26-42 51-85 76-127 5 42 8 85 12 127-29 0-58 0-88 0z"><text:p/></draw:path><draw:path draw:style-name="gr1505" draw:text-style-name="P131" svg:width="0.297cm" svg:height="0.274cm" svg:x="2.552cm" svg:y="0.022cm" svg:viewBox="0 0 298 275" svg:d="M157 7c-2-5-4-7-9-7-4 0-5 1-7 8-46 83-92 168-138 252-3 5-3 5-3 8 0 7 8 7 14 7 90 0 180 0 270 0 6 0 14 0 14-7 0-3-1-4-3-7-46-85-92-170-138-254zM148 23c43 79 86 158 129 237-86 0-170 0-256 0 43-79 85-158 127-237z"><text:p/></draw:path><draw:path draw:style-name="gr1506" draw:text-style-name="P131" svg:width="0.275cm" svg:height="0.262cm" svg:x="2.889cm" svg:y="0.035cm" svg:viewBox="0 0 276 263" svg:d="M46 232c-4 16-4 19-35 19-7 0-11 0-11 8 0 4 3 4 11 4 46 0 91 0 137 0 62 0 107-46 107-84 0-26-22-49-59-53 39-7 80-36 80-72 0-29-25-54-71-54-43 0-87 0-130 0-8 0-11 0-11 8 0 4 3 4 10 4 1 0 8 0 15 1 7 0 10 1 10 6 0 2 0 3-1 7-18 69-34 138-52 206zM104 122c8-32 17-64 25-96 3-13 3-14 21-14 16 0 33 0 49 0 34 0 42 23 42 40 0 34-33 70-80 70-19 0-38 0-57 0zM87 251c-6 0-7 0-9-1-3 0-4 0-4-3 0-1 0-3 1-9 9-35 18-72 27-107 24 0 49 0 73 0 37 0 45 29 45 44 0 39-35 76-80 76-18 0-36 0-53 0z"><text:p/></draw:path><draw:path draw:style-name="gr1507" draw:text-style-name="P131" svg:width="0.256cm" svg:height="0.089cm" svg:x="3.314cm" svg:y="0.156cm" svg:viewBox="0 0 257 90" svg:d="M244 15c6 0 13 0 13-7 0-8-7-8-13-8-77 0-154 0-231 0-5 0-13 0-13 8 0 7 8 7 13 7 77 0 154 0 231 0zM244 90c6 0 13 0 13-7 0-8-7-8-13-8-77 0-154 0-231 0-5 0-13 0-13 8 0 7 8 7 13 7 77 0 154 0 231 0z"><text:p/></draw:path><draw:path draw:style-name="gr1508" draw:text-style-name="P131" svg:width="0.155cm" svg:height="0.326cm" svg:x="3.719cm" svg:y="0cm" svg:viewBox="0 0 156 327" svg:d="M132 8c0-5-3-8-9-8-5 0-6 4-9 12-4 16-1 2-5 18-5-2-17-8-31-8-22 0-47 11-62 41-15 32-16 66-16 101 0 24 0 94 33 123-9 30-9 31-9 32 0 5 3 8 8 8s8-4 10-12c4-15 0-2 4-18 10 6 21 8 32 8 43 0 59-36 67-54 10-27 11-59 11-87 0-27 0-91-34-124 3-11 7-21 10-32zM38 270c-13-27-13-74-13-110 0-31 0-58 6-83 7-35 29-47 47-47 8 0 18 2 28 11-22 76-46 153-68 229zM118 56c12 23 12 67 12 104 0 27 0 56-5 82-6 40-27 55-47 55-9 0-19-3-27-12 22-76 45-153 67-229z"><text:p/></draw:path></draw:g></text:p>
        </text:list-item>
        <text:list-item>
          <text:p text:style-name="P111">כלומר, צריך להוכיח ש־<draw:g text:anchor-type="as-char" svg:y="-0.275cm" draw:z-index="189" draw:style-name="gr1"><svg:title>TexMaths</svg:title><svg:desc>11§display§A = B§svg§600§FALSE§</svg:desc><draw:path draw:style-name="gr1353" draw:text-style-name="P130" svg:width="1.054cm" svg:height="0.234cm" svg:x="0.006cm" svg:y="0.02cm" svg:viewBox="0 0 1055 235" svg:d="M0 0c352 0 703 0 1055 0 0 78 0 157 0 235-352 0-703 0-1055 0 0-78 0-157 0-235z"><text:p/></draw:path><draw:path draw:style-name="gr1354" draw:text-style-name="P131" svg:width="0.264cm" svg:height="0.274cm" svg:x="-0.001cm" svg:y="0cm" svg:viewBox="0 0 265 275" svg:d="M56 231c-15 25-31 30-47 32-6 0-9 0-9 7 0 2 2 5 5 5 10 0 22-1 33-1 14 0 27 1 39 1 2 0 8 0 8-8 0-4-4-4-7-4-9-2-18-4-18-14 0-4 3-8 6-14 10-16 19-33 28-49 32 0 65 0 97 0 1 7 7 60 7 64 0 11-20 13-28 13-5 0-10 0-10 7 0 5 4 4 6 5 16 0 33-1 48-1 10 0 34 1 44 1 2 0 7 0 7-8 0-4-3-4-9-4-24 0-24-3-25-14-8-80-16-160-23-240-1-8-1-9-8-9-6 0-8 2-10 7-45 74-89 149-134 224zM102 174c25-42 51-85 76-127 4 42 8 85 12 127-30 0-58 0-88 0z"><text:p/></draw:path><draw:path draw:style-name="gr1355" draw:text-style-name="P131" svg:width="0.255cm" svg:height="0.089cm" svg:x="0.405cm" svg:y="0.134cm" svg:viewBox="0 0 256 90" svg:d="M243 15c5 0 13 0 13-7 0-8-8-8-13-8-77 0-154 0-231 0-5 0-12 0-12 8 0 7 7 7 12 7 77 0 154 0 231 0zM243 90c5 0 13 0 13-8 0-7-8-7-13-7-77 0-154 0-231 0-5 0-12 0-12 7 0 8 7 8 12 8 77 0 154 0 231 0z"><text:p/></draw:path><draw:path draw:style-name="gr1356" draw:text-style-name="P131" svg:width="0.275cm" svg:height="0.26cm" svg:x="0.805cm" svg:y="0.013cm" svg:viewBox="0 0 276 261" svg:d="M46 232c-4 14-4 17-35 17-7 0-11 0-11 8 0 4 3 4 11 4 46 0 91 0 137 0 62 0 107-45 107-83 0-27-22-48-59-53 39-7 80-36 80-72 0-29-25-53-72-53-42 0-86 0-129 0-8 0-11 0-11 8 0 3 3 3 10 3 1 0 8 0 15 1s10 1 10 7c0 1 0 2-1 6-18 69-34 138-52 207zM104 122c8-32 17-64 25-96 3-14 3-15 19-15 17 0 34 0 51 0 34 0 42 23 42 41 0 33-33 70-81 70-18 0-37 0-56 0zM87 249c-6 0-7 0-9 0-3-1-4-1-4-4 0-1 0-1 1-9 9-35 18-71 27-106 24 0 49 0 73 0 37 0 44 27 44 44 0 38-34 75-79 75-18 0-36 0-53 0z"><text:p/></draw:path></draw:g> אמ"מ:</text:p>
          <text:p text:style-name="P33"><draw:g text:anchor-type="as-char" svg:y="-0.776cm" draw:z-index="198" draw:style-name="gr1"><svg:title>TexMaths</svg:title><svg:desc>11§latex§\begin{align*}
    A \triangle B \siff x \in \emptyset &amp;\iff (A \setminus B) \cup (B \setminus A) \siff x \in \emptyset \\
    &amp;\iff \forall x. x \in A \setminus B \lor x \in B \setminus A \siff x \in \emptyset \\
    &amp;\iff \forall x. (x \in A \land x \notin B) \lor (x \in B \land x \notin A) \siff x \in \emptyset
\end{align}§svg§600§FALSE§</svg:desc><draw:path draw:style-name="gr1207" draw:text-style-name="P130" svg:width="12.057cm" svg:height="1.513cm" svg:x="0.005cm" svg:y="0.019cm" svg:viewBox="0 0 12058 1514" svg:d="M6029 1514c-2009 0-4019 0-6029 0 0-505 0-1009 0-1514 4020 0 8038 0 12058 0 0 505 0 1009 0 1514-2010 0-4020 0-6029 0z"><text:p/></draw:path><draw:path draw:style-name="gr1208" draw:text-style-name="P131" svg:width="0.264cm" svg:height="0.275cm" svg:x="-0.001cm" svg:y="0.021cm" svg:viewBox="0 0 265 276" svg:d="M55 232c-15 25-31 31-47 32-5 1-8 1-8 8 0 3 1 4 4 4 11 0 22-1 33-1 14 0 27 1 39 1 3 0 8 0 8-6 0-5-4-6-6-6-10 0-19-3-19-13 0-5 3-9 6-15 10-16 20-33 30-49 32 0 65 0 96 0 2 9 6 61 6 65 0 11-20 12-28 12-5 0-8 0-8 8 0 4 4 4 5 4 16 0 32-1 49-1 8 0 33 1 42 1 3 0 8 0 8-8 0-4-4-4-9-4-24 0-24-2-25-13-8-81-16-162-24-242 0-8 0-9-7-9-6 0-7 2-11 7-45 74-89 150-134 225zM101 175c26-43 52-85 77-128 5 43 8 85 12 128-29 0-59 0-89 0z"><text:p/></draw:path><draw:path draw:style-name="gr1209" draw:text-style-name="P131" svg:width="0.296cm" svg:height="0.275cm" svg:x="0.298cm" svg:y="0.021cm" svg:viewBox="0 0 297 276" svg:d="M157 8c-3-6-4-8-8-8-5 0-6 1-9 8-46 84-92 169-138 254-2 4-2 5-2 6 0 8 8 8 13 8 90 0 181 0 271 0 6 0 13 0 13-8 0-1-1-2-2-5-46-85-91-171-138-255zM149 24c42 79 84 157 127 237-86 0-170 0-256 0 43-80 86-158 129-237z"><text:p/></draw:path><draw:path draw:style-name="gr1210" draw:text-style-name="P131" svg:width="0.275cm" svg:height="0.263cm" svg:x="0.635cm" svg:y="0.034cm" svg:viewBox="0 0 276 264" svg:d="M45 234c-3 16-4 18-35 18-7 0-10 0-10 8 0 4 3 4 10 4 46 0 92 0 139 0 60 0 106-45 106-84 0-27-23-49-60-53 40-8 81-37 81-73 0-29-25-54-72-54-43 0-87 0-130 0-7 0-11 0-11 9 0 3 3 3 11 3 1 0 7 0 14 1 8 1 11 1 11 7 0 1 0 2-2 6-18 70-34 139-52 208zM103 123c8-32 17-64 25-96 3-14 4-15 21-15 16 0 34 0 50 0 33 0 42 23 42 41 0 33-33 70-80 70-19 0-39 0-58 0zM87 252c-6 0-7 0-9 0-4 0-5-1-5-3s0-3 2-9c9-36 17-72 26-108 24 0 50 0 74 0 36 0 44 29 44 45 0 37-34 75-80 75-18 0-34 0-52 0z"><text:p/></draw:path><draw:path draw:style-name="gr1211" draw:text-style-name="P131" svg:width="0.342cm" svg:height="0.2cm" svg:x="1.061cm" svg:y="0.101cm" svg:viewBox="0 0 343 201" svg:d="M329 109c7 0 14 0 14-8 0-7-7-8-14-8-96 0-191 0-287 0 21-16 32-32 35-37 17-26 13-34 20-52 0-4-5-4-8-4-6 0-6 1-9 8-8 37-30 69-74 88-5 1-6 2-6 5 0 2 1 4 6 5 39 16 66 47 75 90 2 4 2 5 8 5 3 0 8 0 8-4 0-1-3-25-20-51-8-12-19-25-35-37 96 0 191 0 287 0z"><text:p/></draw:path><draw:path draw:style-name="gr1212" draw:text-style-name="P131" svg:width="0.342cm" svg:height="0.2cm" svg:x="1.382cm" svg:y="0.101cm" svg:viewBox="0 0 343 201" svg:d="M301 109c-20 15-31 32-35 36-17 28-13 34-20 52 0 4 5 4 8 4 7 0 7 0 8-7 9-38 32-71 76-88 4-1 5-3 5-5 0-3-2-4-3-4-17-7-64-27-78-91-1-5-1-6-8-6-3 0-8 0-8 4 0 2 4 26 20 51 8 12 19 25 35 38-95 0-191 0-287 0-7 0-14 1-14 8 0 8 7 8 14 8 96 0 192 0 287 0z"><text:p/></draw:path><draw:path draw:style-name="gr1213" draw:text-style-name="P131" svg:width="0.192cm" svg:height="0.174cm" svg:x="1.866cm" svg:y="0.127cm" svg:viewBox="0 0 193 175" svg:d="M118 54c2-10 11-45 38-45 2 0 11 0 20 4-11 2-19 12-19 21 0 7 5 14 15 14 8 0 21-7 21-23 0-19-24-25-37-25-22 0-35 21-40 30-9-26-30-30-42-30-40 0-62 49-62 59 0 5 3 5 5 5 3 0 4-1 5-5 13-40 39-50 52-50 6 0 21 3 21 25 0 12-7 39-21 93-7 24-20 39-38 39-2 0-11 0-18-4 10-3 17-10 17-21s-7-13-14-13c-11 0-21 10-21 22 0 17 20 25 36 25 26 0 40-26 41-29 4 15 19 29 42 29 39 0 61-50 61-59 0-4-3-4-4-4-3 0-4 1-5 4-13 41-39 50-51 50-15 0-22-12-22-25 0-8 2-17 7-34 4-18 8-36 13-53z"><text:p/></draw:path><draw:path draw:style-name="gr1214" draw:text-style-name="P131" svg:width="0.193cm" svg:height="0.222cm" svg:x="2.215cm" svg:y="0.089cm" svg:viewBox="0 0 194 223" svg:d="M180 120c7 0 14 0 14-8s-7-8-14-8c-55 0-108 0-163 0 4-52 48-89 103-89 20 0 41 0 60 0 7 0 14 0 14-7 0-8-7-8-14-8-20 0-40 0-61 0-66 0-119 49-119 112 0 62 53 111 119 111 21 0 41 0 61 0 7 0 14 0 14-7 0-8-7-8-14-8-19 0-40 0-60 0-55 0-99-36-103-88 55 0 108 0 163 0z"><text:p/></draw:path><draw:path draw:style-name="gr1215" draw:text-style-name="P131" svg:width="0.155cm" svg:height="0.328cm" svg:x="2.567cm" svg:y="-0.001cm" svg:viewBox="0 0 156 329" svg:d="M132 8c0-5-3-8-9-8-5 0-6 4-9 12-4 17-1 2-5 18-4-2-17-8-31-8-22 0-47 11-61 41-16 32-17 67-17 102 0 24 0 95 33 124-9 30-9 31-9 32 0 5 4 8 8 8 5 0 8-4 10-12 4-17 0-2 4-18 10 5 21 8 32 8 43 0 60-36 67-55 10-26 11-59 11-87 0-29 0-92-34-124 3-11 7-22 10-33zM39 272c-14-27-14-75-14-111 0-31 0-59 6-83 8-36 30-47 47-47 8 0 18 2 28 10-22 77-45 154-67 231zM118 56c12 23 12 68 12 105 0 28 0 57-5 82-6 41-27 55-47 55-9 0-19-2-27-11 22-77 45-154 67-231z"><text:p/></draw:path><draw:path draw:style-name="gr1216" draw:text-style-name="P131" svg:width="0.342cm" svg:height="0.211cm" svg:x="2.978cm" svg:y="0.095cm" svg:viewBox="0 0 343 212" svg:d="M330 152c6 0 13 0 13-8s-7-8-14-8c-81 0-164 0-245 0-17-14-37-24-49-29 13-7 33-17 49-30 81 0 164 0 245 0 7 0 14-1 14-9 0-9-7-8-13-8-76 0-153 0-229 0 19-17 39-51 39-56 0-4-6-4-8-4-3 0-5 0-7 3-8 15-19 35-44 57-27 25-52 35-73 40-6 2-7 3-8 3 0 2 0 3 0 4s0 1 0 2h1c1 1 1 1 9 3 52 16 90 51 112 93 5 7 5 7 10 7 2 0 8 0 8-4 0-5-20-39-39-56 76 0 153 0 229 0z"><text:p/></draw:path><draw:path draw:style-name="gr1217" draw:text-style-name="P131" svg:width="0.342cm" svg:height="0.211cm" svg:x="3.299cm" svg:y="0.095cm" svg:viewBox="0 0 343 212" svg:d="M260 77c16 13 36 23 48 30-13 5-33 15-48 29-82 0-164 0-246 0-6 0-14 0-14 8s8 8 14 8c76 0 152 0 228 0-19 17-38 51-38 56 0 4 5 4 7 4 4 0 6 0 7-3 9-14 20-35 45-57 26-23 52-34 73-40 6-2 6-3 7-3 0-1 0-1 0-2s0-2 0-4h-1c-1-1-1-1-9-3-51-15-90-50-112-92-4-8-4-8-10-8-2 0-7 0-7 4 0 5 19 39 38 56-76 0-152 0-228 0-6 0-14-1-14 8 0 8 8 9 14 9 82 0 164 0 246 0z"><text:p/></draw:path><draw:path draw:style-name="gr1218" draw:text-style-name="P131" svg:width="0.089cm" svg:height="0.385cm" svg:x="3.918cm" svg:y="0.008cm" svg:viewBox="0 0 90 386" svg:d="M90 383c0-1 0-2-6-9-49-48-61-122-61-180 0-69 14-136 62-184 5-4 5-4 5-7 0-2-2-3-4-3-3 0-39 26-62 75-18 43-24 86-24 119 0 29 4 76 26 120 24 47 57 72 60 72 2 0 4-1 4-3z"><text:p/></draw:path><draw:path draw:style-name="gr1219" draw:text-style-name="P131" svg:width="0.264cm" svg:height="0.275cm" svg:x="4.044cm" svg:y="0.021cm" svg:viewBox="0 0 265 276" svg:d="M55 232c-15 25-31 31-47 32-5 1-8 1-8 8 0 3 1 4 4 4 11 0 22-1 33-1 14 0 27 1 39 1 3 0 8 0 8-6 0-5-4-6-6-6-10 0-19-3-19-13 0-5 3-9 6-15 10-16 20-33 30-49 32 0 65 0 96 0 2 9 6 61 6 65 0 11-20 12-28 12-5 0-8 0-8 8 0 4 4 4 5 4 16 0 32-1 49-1 8 0 33 1 42 1 3 0 8 0 8-8 0-4-4-4-9-4-24 0-24-2-25-13-8-81-16-162-24-242 0-8 0-9-7-9-6 0-7 2-11 7-45 74-89 150-134 225zM101 175c26-43 52-85 77-128 5 43 8 85 12 128-29 0-59 0-89 0z"><text:p/></draw:path><draw:path draw:style-name="gr1220" draw:text-style-name="P131" svg:width="0.15cm" svg:height="0.385cm" svg:x="4.427cm" svg:y="0.008cm" svg:viewBox="0 0 151 386" svg:d="M134 377c2 6 4 9 9 9 4 0 8-3 8-8 0-1 0-1-2-5-44-121-88-243-132-364-3-7-4-9-9-9s-8 3-8 8c0 1 0 1 2 6 44 121 88 242 132 363z"><text:p/></draw:path><draw:path draw:style-name="gr1221" draw:text-style-name="P131" svg:width="0.275cm" svg:height="0.263cm" svg:x="4.701cm" svg:y="0.034cm" svg:viewBox="0 0 276 264" svg:d="M46 234c-4 16-4 18-35 18-7 0-11 0-11 8 0 4 4 4 11 4 46 0 91 0 138 0 61 0 106-45 106-84 0-27-22-49-59-53 39-8 80-37 80-73 0-29-25-54-71-54-43 0-87 0-130 0-8 0-11 0-11 9 0 3 3 3 11 3 4 0 8 0 14 1 7 1 10 1 10 7 0 1 0 2-1 6-18 70-34 139-52 208zM105 123c7-32 16-64 24-96 3-14 4-15 21-15 16 0 33 0 49 0 34 0 42 23 42 41 0 33-33 70-80 70-19 0-38 0-56 0zM87 252c-6 0-6 0-9 0s-4-1-4-3 0-3 2-9c9-36 18-72 26-108 25 0 49 0 73 0 37 0 45 29 45 45 0 37-35 75-80 75-18 0-35 0-53 0z"><text:p/></draw:path><draw:path draw:style-name="gr1222" draw:text-style-name="P131" svg:width="0.088cm" svg:height="0.385cm" svg:x="5.02cm" svg:y="0.008cm" svg:viewBox="0 0 89 386" svg:d="M89 194c0-31-3-77-25-121-23-48-56-73-61-73-2 0-3 1-3 3 0 3 0 3 8 10 37 38 59 99 59 181 0 66-14 133-63 182-4 5-4 6-4 7 0 2 1 3 3 3 5 0 40-26 62-75 20-43 24-85 24-117z"><text:p/></draw:path><draw:path draw:style-name="gr1223" draw:text-style-name="P131" svg:width="0.214cm" svg:height="0.239cm" svg:x="5.255cm" svg:y="0.066cm" svg:viewBox="0 0 215 240" svg:d="M215 14c0-6 0-14-8-14s-8 8-8 14c0 47 0 94 0 140 0 58-63 70-91 70-18 0-42-3-63-16-30-19-30-44-30-54 0-46 0-93 0-140 0-6 0-14-7-14-8 0-8 8-8 14 0 48 0 95 0 142 0 58 59 84 108 84s107-28 107-84c0-47 0-94 0-142z"><text:p/></draw:path><draw:path draw:style-name="gr1224" draw:text-style-name="P131" svg:width="0.088cm" svg:height="0.385cm" svg:x="5.616cm" svg:y="0.008cm" svg:viewBox="0 0 89 386" svg:d="M89 383c0-1 0-2-6-9-49-48-61-122-61-180 0-69 14-136 63-184 4-4 4-4 4-7 0-2-1-3-3-3-5 0-39 26-62 75-20 43-24 86-24 119 0 29 4 76 25 120 23 47 56 72 61 72 2 0 3-1 3-3z"><text:p/></draw:path><draw:path draw:style-name="gr1225" draw:text-style-name="P131" svg:width="0.275cm" svg:height="0.263cm" svg:x="5.744cm" svg:y="0.034cm" svg:viewBox="0 0 276 264" svg:d="M46 234c-4 16-4 18-35 18-7 0-11 0-11 8 0 4 4 4 11 4 46 0 91 0 138 0 61 0 106-45 106-84 0-27-22-49-59-53 39-8 80-37 80-73 0-29-25-54-71-54-43 0-87 0-130 0-8 0-11 0-11 9 0 3 3 3 11 3 4 0 8 0 14 1 7 1 10 1 10 7 0 1 0 2-1 6-18 70-34 139-52 208zM105 123c7-32 16-64 24-96 3-14 4-15 21-15 16 0 33 0 49 0 34 0 42 23 42 41 0 33-33 70-80 70-19 0-38 0-56 0zM87 252c-6 0-7 0-9 0-3 0-4-1-4-3s0-3 2-9c9-36 18-72 26-108 25 0 49 0 73 0 37 0 45 29 45 45 0 37-35 75-80 75-18 0-35 0-53 0z"><text:p/></draw:path><draw:path draw:style-name="gr1226" draw:text-style-name="P131" svg:width="0.15cm" svg:height="0.385cm" svg:x="6.146cm" svg:y="0.008cm" svg:viewBox="0 0 151 386" svg:d="M134 377c2 6 4 9 9 9 4 0 8-3 8-8 0-1 0-1-2-5-44-121-88-243-132-364-3-7-4-9-9-9s-8 3-8 8c0 1 0 1 2 6 44 121 88 242 132 363z"><text:p/></draw:path><draw:path draw:style-name="gr1227" draw:text-style-name="P131" svg:width="0.264cm" svg:height="0.275cm" svg:x="6.418cm" svg:y="0.021cm" svg:viewBox="0 0 265 276" svg:d="M56 232c-15 25-31 31-48 32-5 1-8 1-8 8 0 3 2 4 6 4 9 0 22-1 33-1 12 0 26 1 38 1 2 0 8 0 8-6 0-5-5-6-7-6-9 0-19-3-19-13 0-5 4-9 6-15 10-16 20-33 30-49 32 0 65 0 96 0 2 9 7 61 7 65 0 11-20 12-27 12-6 0-10 0-10 8 0 4 4 4 5 4 17 0 33-1 49-1 9 0 34 1 44 1 2 0 6 0 6-8 0-4-3-4-9-4-24 0-24-2-25-13-8-81-15-162-23-242-1-8-1-9-8-9-6 0-7 2-10 7-45 74-89 150-134 225zM102 175c26-43 51-85 76-128 5 43 8 85 12 128-29 0-58 0-88 0z"><text:p/></draw:path><draw:path draw:style-name="gr1228" draw:text-style-name="P131" svg:width="0.089cm" svg:height="0.385cm" svg:x="6.716cm" svg:y="0.008cm" svg:viewBox="0 0 90 386" svg:d="M90 194c0-31-4-77-25-121-23-48-57-73-61-73-2 0-4 1-4 3 0 3 0 3 8 10 37 38 59 99 59 181 0 66-14 133-61 182-6 5-6 6-6 7 0 2 2 3 4 3 4 0 39-26 62-75 20-43 24-85 24-117z"><text:p/></draw:path><draw:path draw:style-name="gr1229" draw:text-style-name="P131" svg:width="0.342cm" svg:height="0.2cm" svg:x="6.973cm" svg:y="0.101cm" svg:viewBox="0 0 343 201" svg:d="M330 109c7 0 13 0 13-8 0-7-6-8-13-8-96 0-191 0-287 0 21-16 31-32 34-37 18-26 14-34 21-52 0-4-4-4-8-4-6 0-7 1-9 8-8 37-31 69-75 88-4 1-6 2-6 5 0 2 2 4 6 5 40 16 67 47 75 90 2 4 3 5 9 5 4 0 8 0 8-4 0-1-3-25-20-51-8-12-19-25-35-37 96 0 191 0 287 0z"><text:p/></draw:path><draw:path draw:style-name="gr1230" draw:text-style-name="P131" svg:width="0.342cm" svg:height="0.2cm" svg:x="7.296cm" svg:y="0.101cm" svg:viewBox="0 0 343 201" svg:d="M300 109c-21 15-30 32-34 36-17 28-14 34-21 52 0 4 5 4 8 4 7 0 8 0 9-7 9-38 32-71 75-88 5-1 6-3 6-5 0-3-2-4-3-4-18-7-64-27-78-91-1-5-2-6-9-6-3 0-8 0-8 4 0 2 4 26 20 51 8 12 19 25 35 38-95 0-191 0-287 0-6 0-13 1-13 8 0 8 7 8 13 8 96 0 192 0 287 0z"><text:p/></draw:path><draw:path draw:style-name="gr1231" draw:text-style-name="P131" svg:width="0.192cm" svg:height="0.174cm" svg:x="7.78cm" svg:y="0.127cm" svg:viewBox="0 0 193 175" svg:d="M118 54c2-10 11-45 38-45 1 0 11 0 19 4-11 2-19 12-19 21 0 7 5 14 16 14 7 0 21-7 21-23 0-19-24-25-37-25-22 0-36 21-40 30-10-26-31-30-42-30-40 0-63 49-63 59 0 5 4 5 6 5 3 0 4-1 4-5 13-40 38-50 52-50 7 0 21 3 21 25 0 12-7 39-21 93-6 24-20 39-37 39-2 0-11 0-19-4 9-3 18-10 18-21s-9-13-14-13c-12 0-21 10-21 22 0 17 19 25 36 25 26 0 39-26 41-29 4 15 18 29 41 29 40 0 62-50 62-59 0-4-3-4-5-4-3 0-3 1-4 4-14 41-40 50-52 50-16 0-21-12-21-25 0-8 2-17 7-34 4-18 8-36 13-53z"><text:p/></draw:path><draw:path draw:style-name="gr1232" draw:text-style-name="P131" svg:width="0.193cm" svg:height="0.222cm" svg:x="8.129cm" svg:y="0.089cm" svg:viewBox="0 0 194 223" svg:d="M179 120c7 0 15 0 15-8s-8-8-15-8c-55 0-109 0-164 0 6-52 50-89 105-89 20 0 40 0 59 0 7 0 15 0 15-7 0-8-8-8-15-8-19 0-40 0-60 0-66 0-119 49-119 112 0 62 53 111 119 111 20 0 41 0 60 0 7 0 15 0 15-7 0-8-8-8-15-8-19 0-39 0-59 0-55 0-99-36-105-88 55 0 109 0 164 0z"><text:p/></draw:path><draw:path draw:style-name="gr1233" draw:text-style-name="P131" svg:width="0.156cm" svg:height="0.328cm" svg:x="8.479cm" svg:y="-0.001cm" svg:viewBox="0 0 157 329" svg:d="M132 8c0-5-3-8-8-8s-6 4-8 12c-6 17-2 2-6 18-4-2-16-8-31-8-22 0-47 11-61 41-16 32-18 67-18 102 0 24 0 95 34 124-9 30-9 31-9 32 0 5 4 8 8 8 6 0 7-4 9-12 4-17 1-2 5-18 9 5 21 8 31 8 44 0 61-36 67-55 11-26 12-59 12-87 0-29 0-92-34-124 4-11 6-22 9-33zM39 272c-13-27-13-75-13-111 0-31 0-59 6-83 7-36 30-47 47-47 8 0 18 2 28 10-23 77-45 154-68 231zM118 56c13 23 13 68 13 105 0 28 0 57-4 82-8 41-28 55-49 55-9 0-17-2-27-11 22-77 45-154 67-231z"><text:p/></draw:path><draw:path draw:style-name="gr1234" draw:text-style-name="P131" svg:width="0.342cm" svg:height="0.211cm" svg:x="2.978cm" svg:y="0.674cm" svg:viewBox="0 0 343 212" svg:d="M330 151c6 0 13 0 13-8s-7-8-14-8c-81 0-164 0-245 0-17-13-37-23-49-29 13-6 33-16 49-30 81 0 164 0 245 0 7 0 14 0 14-8 0-7-7-7-13-7-76 0-153 0-229 0 19-18 39-52 39-57 0-4-6-4-8-4-3 0-5 0-7 3-8 15-19 36-44 58-27 23-52 34-73 39-6 2-7 3-8 3 0 2 0 2 0 3s0 1 0 2l1 1c1 1 1 1 9 3 52 16 90 51 112 93 5 7 5 7 10 7 2 0 8 0 8-4s-20-39-39-57c76 0 153 0 229 0z"><text:p/></draw:path><draw:path draw:style-name="gr1235" draw:text-style-name="P131" svg:width="0.342cm" svg:height="0.211cm" svg:x="3.299cm" svg:y="0.674cm" svg:viewBox="0 0 343 212" svg:d="M260 76c16 14 36 24 48 30-13 6-33 16-48 29-82 0-164 0-246 0-6 0-14 0-14 8s8 8 14 8c76 0 152 0 228 0-19 18-38 53-38 57s5 4 7 4c4 0 6 0 7-3 9-14 20-35 45-57 26-24 52-34 73-40 6-2 6-3 7-4 0-1 0-1 0-2s0-1 0-3h-1c-1-1-1-1-9-3-51-15-90-50-112-92-4-8-4-8-10-8-2 0-7 0-7 4 0 5 19 39 38 57-76 0-152 0-228 0-6 0-14 0-14 7 0 8 8 8 14 8 82 0 164 0 246 0z"><text:p/></draw:path><draw:path draw:style-name="gr1236" draw:text-style-name="P131" svg:width="0.214cm" svg:height="0.276cm" svg:x="3.88cm" svg:y="0.609cm" svg:viewBox="0 0 215 277" svg:d="M212 15c3-4 3-5 3-7 0-4-4-8-8-8-6 0-8 5-9 10-11 28-21 56-32 85-39 0-78 0-118 0-11-29-20-57-31-85-3-6-5-10-9-10-5 0-8 4-8 8 0 1 0 2 2 7 32 85 64 169 96 253 2 6 4 9 9 9s7-4 9-8c31-84 64-169 96-254zM54 110c35 0 70 0 106 0-18 46-36 91-53 137-18-46-35-91-53-137z"><text:p/></draw:path><draw:path draw:style-name="gr1237" draw:text-style-name="P131" svg:width="0.192cm" svg:height="0.174cm" svg:x="4.106cm" svg:y="0.706cm" svg:viewBox="0 0 193 175" svg:d="M118 54c2-10 11-45 38-45 2 0 11 0 20 4-11 2-19 12-19 21 0 7 5 13 15 13 8 0 21-6 21-22 0-19-24-25-37-25-22 0-35 21-40 30-9-27-30-30-42-30-40 0-62 50-62 59 0 5 3 5 5 5 3 0 4-1 5-5 13-41 39-50 52-50 6 0 21 3 21 25 0 12-7 39-21 93-7 24-20 39-38 39-2 0-11 0-18-4 10-2 17-10 17-21s-7-14-14-14c-11 0-21 11-21 23 0 17 20 25 36 25 26 0 40-28 41-30 4 15 19 30 42 30 39 0 61-50 61-59 0-5-3-5-4-5-3 0-4 2-5 5-13 41-39 50-51 50-15 0-22-12-22-25 0-9 2-17 7-34 4-18 8-36 13-53z"><text:p/></draw:path><draw:path draw:style-name="gr1238" draw:text-style-name="P131" svg:width="0.04cm" svg:height="0.04cm" svg:x="4.349cm" svg:y="0.835cm" svg:viewBox="0 0 41 41" svg:d="M41 21c0-12-10-21-21-21-12 0-20 9-20 21 0 11 8 20 20 20 11 0 21-9 21-20z"><text:p/></draw:path><draw:path draw:style-name="gr1239" draw:text-style-name="P131" svg:width="0.192cm" svg:height="0.174cm" svg:x="4.433cm" svg:y="0.706cm" svg:viewBox="0 0 193 175" svg:d="M119 54c2-10 11-45 37-45 2 0 12 0 20 4-11 2-19 12-19 21 0 7 5 13 15 13 8 0 21-6 21-22 0-19-22-25-36-25-23 0-36 21-40 30-10-27-31-30-42-30-41 0-63 50-63 59 0 5 5 5 6 5 2 0 3-1 4-5 13-41 39-50 52-50 7 0 21 3 21 25 0 12-7 39-21 93-6 24-20 39-37 39-2 0-11 0-19-4 10-2 18-10 18-21s-8-14-14-14c-12 0-22 11-22 23 0 17 20 25 36 25 27 0 40-28 41-30 6 15 19 30 42 30 41 0 63-50 63-59 0-5-5-5-6-5-3 0-4 2-4 5-14 41-40 50-52 50-15 0-21-12-21-25 0-9 2-17 7-34 4-18 8-36 13-53z"><text:p/></draw:path><draw:path draw:style-name="gr1240" draw:text-style-name="P131" svg:width="0.193cm" svg:height="0.222cm" svg:x="4.783cm" svg:y="0.67cm" svg:viewBox="0 0 194 223" svg:d="M179 119c7 0 15 0 15-8s-8-8-15-8c-55 0-109 0-164 0 6-51 50-88 104-88 20 0 41 0 60 0 7 0 15 0 15-7 0-8-8-8-15-8-19 0-40 0-60 0-66 0-119 48-119 111 0 62 53 112 119 112 20 0 41 0 60 0 7 0 15 0 15-7 0-8-8-8-15-8-19 0-40 0-60 0-54 0-98-37-104-89 55 0 109 0 164 0z"><text:p/></draw:path><draw:path draw:style-name="gr1241" draw:text-style-name="P131" svg:width="0.264cm" svg:height="0.275cm" svg:x="5.13cm" svg:y="0.601cm" svg:viewBox="0 0 265 276" svg:d="M56 232c-16 25-31 31-48 32-5 1-8 1-8 8 0 2 2 4 4 4 11 0 24-1 35-1 12 0 26 1 38 1 2 0 8 0 8-8 0-3-5-4-7-4-9 0-19-3-19-13 0-5 3-9 6-15 10-16 20-33 30-49 32 0 65 0 96 0 2 8 7 60 7 65 0 11-20 12-27 12-6 0-10 0-10 8 0 4 4 4 5 4 16 0 33-1 49-1 9 0 34 1 44 1 2 0 6 0 6-8 0-4-4-4-9-4-24 0-24-2-25-13-8-81-15-162-23-242-1-8-1-9-8-9-6 0-7 2-10 7-45 74-89 150-134 225zM102 175c26-43 51-85 76-128 5 43 8 85 12 128-29 0-58 0-88 0z"><text:p/></draw:path><draw:path draw:style-name="gr1242" draw:text-style-name="P131" svg:width="0.149cm" svg:height="0.385cm" svg:x="5.514cm" svg:y="0.588cm" svg:viewBox="0 0 150 386" svg:d="M133 377c2 5 5 9 9 9s8-3 8-8c0-1 0-1-1-6-44-121-90-242-134-363-2-7-3-9-7-9-5 0-8 3-8 8 0 2 0 1 1 5 44 121 88 243 132 364z"><text:p/></draw:path><draw:path draw:style-name="gr1243" draw:text-style-name="P131" svg:width="0.275cm" svg:height="0.263cm" svg:x="5.788cm" svg:y="0.613cm" svg:viewBox="0 0 276 264" svg:d="M45 234c-3 15-4 18-35 18-7 0-10 0-10 8 0 4 3 4 10 4 46 0 92 0 139 0 60 0 106-45 106-84 0-27-23-49-60-53 40-8 81-37 81-73 0-29-25-54-72-54-43 0-87 0-130 0-7 0-11 0-11 8 0 4 3 4 11 4 1 0 7 0 14 1 8 1 11 1 11 6 0 2-1 3-2 7-18 70-34 139-52 208zM103 123c8-32 17-64 25-95 3-15 4-16 21-16 16 0 33 0 49 0 34 0 43 23 43 40 0 34-33 71-80 71-19 0-39 0-58 0zM87 252c-6 0-7 0-9 0-4 0-5-1-5-4 0-2 0-2 2-9 9-37 17-72 26-108 24 0 50 0 74 0 36 0 44 29 44 45 0 39-34 76-80 76-18 0-34 0-52 0z"><text:p/></draw:path><draw:path draw:style-name="gr1244" draw:text-style-name="P131" svg:width="0.214cm" svg:height="0.239cm" svg:x="6.19cm" svg:y="0.647cm" svg:viewBox="0 0 215 240" svg:d="M212 15c3-4 3-5 3-7 0-5-4-8-8-8-5 0-7 3-9 9-31 68-60 136-91 204-30-68-61-136-90-204-4-8-7-9-9-9-5 0-8 3-8 8 0 1 0 2 2 6 32 73 64 146 96 218 3 6 5 8 9 8 5 0 6-3 9-8 31-72 64-144 96-217z"><text:p/></draw:path><draw:path draw:style-name="gr1245" draw:text-style-name="P131" svg:width="0.192cm" svg:height="0.174cm" svg:x="6.524cm" svg:y="0.706cm" svg:viewBox="0 0 193 175" svg:d="M118 54c2-10 11-45 38-45 2 0 11 0 19 4-10 2-18 12-18 21 0 7 4 13 15 13 8 0 21-6 21-22 0-19-24-25-37-25-22 0-35 21-40 30-9-27-30-30-42-30-40 0-62 50-62 59 0 5 3 5 5 5 3 0 4-1 5-5 12-41 39-50 52-50 6 0 21 3 21 25 0 12-7 39-21 93-7 24-20 39-38 39-2 0-11 0-18-4 8-2 17-10 17-21s-9-14-14-14c-11 0-21 11-21 23 0 17 19 25 36 25 26 0 40-28 41-30 4 15 19 30 42 30 39 0 61-50 61-59 0-5-3-5-4-5-3 0-4 2-5 5-13 41-39 50-52 50-14 0-21-12-21-25 0-9 2-17 7-34 4-18 8-36 13-53z"><text:p/></draw:path><draw:path draw:style-name="gr1246" draw:text-style-name="P131" svg:width="0.193cm" svg:height="0.222cm" svg:x="6.872cm" svg:y="0.67cm" svg:viewBox="0 0 194 223" svg:d="M180 119c7 0 14 0 14-8s-7-8-14-8c-55 0-108 0-163 0 4-51 48-88 103-88 20 0 41 0 60 0 7 0 14 0 14-7 0-8-7-8-14-8-20 0-40 0-61 0-66 0-119 48-119 111 0 62 53 112 119 112 21 0 41 0 61 0 7 0 14 0 14-7 0-8-7-8-14-8-19 0-40 0-60 0-55 0-99-37-103-89 55 0 108 0 163 0z"><text:p/></draw:path><draw:path draw:style-name="gr1247" draw:text-style-name="P131" svg:width="0.275cm" svg:height="0.263cm" svg:x="7.222cm" svg:y="0.613cm" svg:viewBox="0 0 276 264" svg:d="M45 234c-3 15-4 18-35 18-7 0-10 0-10 8 0 4 3 4 10 4 46 0 92 0 139 0 60 0 106-45 106-84 0-27-23-49-60-53 40-8 81-37 81-73 0-29-26-54-72-54-43 0-87 0-130 0-7 0-11 0-11 8 0 4 3 4 11 4 1 0 7 0 14 1 8 1 11 1 11 6 0 2-1 3-2 7-18 70-34 139-52 208zM103 123c8-32 17-64 25-95 3-15 4-16 21-16 16 0 33 0 49 0 34 0 43 23 43 40 0 34-34 71-80 71-19 0-39 0-58 0zM86 252c-5 0-6 0-8 0-4 0-5-1-5-4 0-2 0-2 2-9 9-37 17-72 26-108 24 0 50 0 74 0 36 0 44 29 44 45 0 39-34 76-80 76-18 0-36 0-53 0z"><text:p/></draw:path><draw:path draw:style-name="gr1248" draw:text-style-name="P131" svg:width="0.149cm" svg:height="0.385cm" svg:x="7.626cm" svg:y="0.588cm" svg:viewBox="0 0 150 386" svg:d="M133 377c2 5 5 9 9 9s8-3 8-8c0-1 0-1-1-6-44-121-90-242-134-363-2-7-3-9-7-9-5 0-8 3-8 8 0 2 0 1 1 5 44 121 88 243 132 364z"><text:p/></draw:path><draw:path draw:style-name="gr1249" draw:text-style-name="P131" svg:width="0.264cm" svg:height="0.275cm" svg:x="7.896cm" svg:y="0.601cm" svg:viewBox="0 0 265 276" svg:d="M56 232c-15 25-31 31-47 32-5 1-9 1-9 8 0 2 2 4 6 4 9 0 22-1 33-1 13 0 26 1 38 1 2 0 8 0 8-8 0-3-4-4-7-4-9 0-17-3-17-13 0-5 2-9 5-15 10-16 19-33 29-49 33 0 65 0 98 0 0 8 5 60 5 65 0 11-20 12-27 12-6 0-9 0-9 8 0 4 3 2 4 4 17 0 33-1 49-1 9 0 34 1 44 1 2 0 6 0 6-8 0-4-3-4-9-4-23 0-23-2-24-13-8-81-16-162-24-242-1-8-1-9-8-9-5 0-7 2-10 7-45 74-89 150-134 225zM102 175c26-43 51-85 76-128 5 43 9 85 13 128-29 0-59 0-89 0z"><text:p/></draw:path><draw:path draw:style-name="gr1250" draw:text-style-name="P131" svg:width="0.342cm" svg:height="0.2cm" svg:x="8.302cm" svg:y="0.68cm" svg:viewBox="0 0 343 201" svg:d="M329 108c8 0 14 0 14-8s-6-8-14-8c-96 0-191 0-287 0 22-15 32-32 35-36 18-27 13-34 20-52 0-4-5-4-8-4-6 0-6 0-8 8-8 37-31 69-75 88-5 1-6 1-6 4 0 2 2 4 6 6 40 16 66 46 75 90 2 4 2 5 8 5 3 0 8 0 8-4 0-1-3-25-19-52-8-11-20-24-36-37 96 0 191 0 287 0z"><text:p/></draw:path><draw:path draw:style-name="gr1251" draw:text-style-name="P131" svg:width="0.342cm" svg:height="0.2cm" svg:x="8.624cm" svg:y="0.68cm" svg:viewBox="0 0 343 201" svg:d="M301 108c-20 16-31 33-34 37-17 27-21 51-21 52 0 4 5 4 8 4 7 0 7-1 9-7 9-38 32-71 75-88 4-2 5-4 5-6 0-3-1-2-2-3-18-7-64-27-79-92-1-4-1-5-8-5-3 0-8 0-8 4 0 1 4 26 20 51 8 12 19 25 35 37-95 0-191 0-287 0-6 0-14 0-14 8s8 8 14 8c96 0 192 0 287 0z"><text:p/></draw:path><draw:path draw:style-name="gr1252" draw:text-style-name="P131" svg:width="0.192cm" svg:height="0.174cm" svg:x="9.108cm" svg:y="0.706cm" svg:viewBox="0 0 193 175" svg:d="M119 54c2-10 11-45 37-45 2 0 11 0 20 4-11 2-19 12-19 21 0 7 5 13 15 13 8 0 21-6 21-22 0-19-22-25-36-25-23 0-36 21-40 30-10-27-31-30-42-30-41 0-63 50-63 59 0 5 3 4 5 5 3 0 4-1 5-5 13-41 39-50 52-50 7 0 21 3 21 25 0 12-7 39-21 93-7 24-20 39-37 39-2 0-11 0-19-4 10-2 18-10 18-21s-8-14-14-14c-12 0-22 11-22 23 0 17 20 25 36 25 27 0 40-28 41-30 4 15 19 30 42 30 39 0 61-50 61-59 0-5-3-5-4-5-3 0-4 2-4 5-14 41-40 50-52 50-15 0-21-12-21-25 0-9 2-17 7-34 4-18 8-36 13-53z"><text:p/></draw:path><draw:path draw:style-name="gr1253" draw:text-style-name="P131" svg:width="0.192cm" svg:height="0.222cm" svg:x="9.457cm" svg:y="0.67cm" svg:viewBox="0 0 193 223" svg:d="M179 119c7 0 14 0 14-8s-7-8-14-8c-55 0-109 0-164 0 5-51 50-88 104-88 20 0 41 0 60 0 7 0 14 0 14-7 0-8-7-8-14-8-19 0-40 0-60 0-66 0-119 48-119 111 0 62 53 112 119 112 20 0 41 0 60 0 7 0 14 0 14-7 0-8-7-8-14-8-19 0-40 0-60 0-54 0-99-37-104-89 55 0 109 0 164 0z"><text:p/></draw:path><draw:path draw:style-name="gr1254" draw:text-style-name="P131" svg:width="0.155cm" svg:height="0.328cm" svg:x="9.808cm" svg:y="0.58cm" svg:viewBox="0 0 156 329" svg:d="M132 8c0-5-3-8-8-8s-7 4-10 12c-4 15 0 2-4 18-4-2-18-8-32-8-22 0-47 11-61 41-15 32-17 66-17 102 0 24 0 93 34 124-10 30-10 30-10 32 0 3 4 8 9 8 6 0 7-5 9-13 4-16 1-1 5-17 9 5 20 8 31 8 43 0 61-36 67-55 10-28 11-60 11-87 0-29 0-92-33-124 4-11 6-22 9-33zM39 272c-13-28-13-75-13-111 0-32 0-59 5-83 8-36 31-48 47-48 8 0 18 3 29 11-23 77-45 154-68 231zM118 56c13 23 13 67 13 105 0 27 0 56-4 82-8 41-28 55-49 55-9 0-19-3-27-11 22-77 45-154 67-231z"><text:p/></draw:path><draw:path draw:style-name="gr1255" draw:text-style-name="P131" svg:width="0.342cm" svg:height="0.211cm" svg:x="2.978cm" svg:y="1.253cm" svg:viewBox="0 0 343 212" svg:d="M330 151c6 0 13 0 13-8s-7-8-14-8c-81 0-164 0-245 0-17-13-37-24-49-29 13-6 33-17 49-30 81 0 164 0 245 0 7 0 14 0 14-8s-7-8-13-8c-76 0-153 0-229 0 19-17 39-51 39-57 0-3-6-3-8-3-3 0-5 0-7 2-8 16-19 35-44 58-27 24-52 35-73 40-6 2-7 2-8 3 0 1 0 1 0 3 0 1 0 1 0 2l1 1c1 0 1 1 9 3 52 16 90 51 112 91 5 8 5 9 10 9 2 0 8 0 8-4 0-6-20-39-39-57 76 0 153 0 229 0z"><text:p/></draw:path><draw:path draw:style-name="gr1256" draw:text-style-name="P131" svg:width="0.342cm" svg:height="0.211cm" svg:x="3.299cm" svg:y="1.253cm" svg:viewBox="0 0 343 212" svg:d="M260 76c16 14 36 24 48 30-13 6-33 16-48 29-82 0-164 0-246 0-6 0-14 0-14 8s8 8 14 8c76 0 152 0 228 0-19 17-38 51-38 57 0 4 5 4 7 4 4 0 6 0 7-3 9-14 20-35 45-57 26-24 52-34 73-41 6-2 6-2 7-3 0-1 0-1 0-2 0-2 0-2 0-3l-1-1c-1 0-1 0-9-2-51-15-90-51-112-92-4-8-4-8-10-8-2 0-7 0-7 3 0 6 19 40 38 57-76 0-152 0-228 0-6 0-14 0-14 8s8 8 14 8c82 0 164 0 246 0z"><text:p/></draw:path><draw:path draw:style-name="gr1257" draw:text-style-name="P131" svg:width="0.214cm" svg:height="0.276cm" svg:x="3.88cm" svg:y="1.187cm" svg:viewBox="0 0 215 277" svg:d="M212 15c3-4 3-5 3-7 0-4-4-8-8-8-6 0-8 4-9 9-11 28-21 57-32 86-39 0-78 0-118 0-11-29-20-58-31-86-3-6-5-9-9-9-5 0-8 4-8 8 0 1 0 2 2 7 32 85 64 169 96 253 2 6 4 9 9 9s7-4 9-9c31-84 64-168 96-253zM54 110c35 0 70 0 106 0-18 46-36 91-53 138-18-47-35-92-53-138z"><text:p/></draw:path><draw:path draw:style-name="gr1258" draw:text-style-name="P131" svg:width="0.192cm" svg:height="0.174cm" svg:x="4.106cm" svg:y="1.285cm" svg:viewBox="0 0 193 175" svg:d="M118 54c2-10 11-46 38-46 2 0 11 0 20 5-11 2-19 12-19 21 0 7 5 13 15 13 8 0 21-6 21-22 0-20-24-25-37-25-22 0-35 20-40 29-9-26-30-29-42-29-40 0-62 49-62 59 0 4 3 4 5 4 3 0 4 0 5-5 13-40 39-50 52-50 6 0 21 4 21 26 0 12-7 37-21 92-7 24-20 40-38 40-2 0-11 0-18-4 10-2 17-11 17-21 0-11-7-15-14-15-11 0-21 10-21 24 0 17 20 25 36 25 26 0 40-28 41-30 4 14 19 30 42 30 39 0 61-50 61-59 0-5-3-5-4-5-3 0-4 2-5 5-13 41-39 50-51 50-15 0-22-12-22-25 0-9 2-18 7-34 4-18 8-35 13-53z"><text:p/></draw:path><draw:path draw:style-name="gr1259" draw:text-style-name="P131" svg:width="0.04cm" svg:height="0.04cm" svg:x="4.349cm" svg:y="1.415cm" svg:viewBox="0 0 41 41" svg:d="M41 20c0-11-10-20-21-20-12 0-20 8-20 20 0 11 8 21 20 21 11 0 21-9 21-21z"><text:p/></draw:path><draw:path draw:style-name="gr1260" draw:text-style-name="P131" svg:width="0.089cm" svg:height="0.385cm" svg:x="4.461cm" svg:y="1.166cm" svg:viewBox="0 0 90 386" svg:d="M90 382c0-1 0-1-6-8-49-49-62-122-62-182 0-67 15-134 63-182 5-4 5-6 5-7 0-2-2-3-4-3-3 0-39 25-62 75-20 43-24 86-24 117s4 78 25 122c23 47 58 72 61 72 2 0 4-1 4-4z"><text:p/></draw:path><draw:path draw:style-name="gr1261" draw:text-style-name="P131" svg:width="0.192cm" svg:height="0.174cm" svg:x="4.584cm" svg:y="1.285cm" svg:viewBox="0 0 193 175" svg:d="M118 54c2-10 11-46 38-46 2 0 11 0 20 5-11 2-19 12-19 21 0 7 5 13 15 13 8 0 21-6 21-22 0-20-24-25-37-25-22 0-35 20-39 29-10-26-31-29-42-29-41 0-63 49-63 59 0 4 3 3 5 4 3 0 4 0 5-5 13-40 39-50 52-50 7 0 21 4 21 26 0 12-7 37-21 92-7 24-20 40-38 40-2 0-11 0-18-4 10-2 17-11 17-21 0-11-7-15-14-15-11 0-21 10-21 24 0 17 20 25 36 25 26 0 40-28 41-30 4 14 19 30 42 30 39 0 61-50 61-59 0-5-3-5-4-5-3 0-4 2-5 5-13 41-39 50-51 50-15 0-22-12-22-25 0-9 2-18 7-34 4-18 8-35 13-53z"><text:p/></draw:path><draw:path draw:style-name="gr1262" draw:text-style-name="P131" svg:width="0.192cm" svg:height="0.223cm" svg:x="4.934cm" svg:y="1.246cm" svg:viewBox="0 0 193 224" svg:d="M179 120c7 0 14 0 14-8s-7-8-14-8c-55 0-109 0-164 0 5-51 50-89 104-89 20 0 41 0 60 0 7 0 14 0 14-7 0-8-7-8-14-8-21 0-40 0-61 0-66 0-118 51-118 112 0 62 52 112 118 112 21 0 40 0 61 0 7 0 14 0 14-7 0-8-7-8-14-8-19 0-40 0-60 0-54 0-99-37-104-89 55 0 109 0 164 0z"><text:p/></draw:path><draw:path draw:style-name="gr1263" draw:text-style-name="P131" svg:width="0.264cm" svg:height="0.275cm" svg:x="5.28cm" svg:y="1.179cm" svg:viewBox="0 0 265 276" svg:d="M55 232c-15 25-31 31-47 32-5 0-8 0-8 8 0 2 1 4 4 4 11 0 24-1 33-1 14 0 27 1 39 1 3 0 8 0 8-8 0-4-4-4-6-4-10-1-19-3-19-13 0-5 3-9 6-14 10-17 20-34 30-50 32 0 65 0 96 0 2 8 6 61 6 65 0 11-20 12-28 12-5 0-8 0-8 8 0 4 4 4 5 4 16 0 32-1 49-1 8 0 34 1 42 1 3 0 8 0 8-8 0-4-4-4-9-4-24 0-24-2-25-14-8-81-16-161-24-241 0-8 0-9-7-9-6 0-7 2-11 6-45 75-89 150-134 226zM101 175c26-43 52-85 77-128 5 43 8 85 12 128-29 0-59 0-89 0z"><text:p/></draw:path><draw:path draw:style-name="gr1264" draw:text-style-name="P131" svg:width="0.215cm" svg:height="0.239cm" svg:x="5.663cm" svg:y="1.224cm" svg:viewBox="0 0 216 240" svg:d="M117 8c-4-7-6-8-9-8-6 0-7 2-9 8-32 72-64 144-96 216-2 5-3 6-3 8 0 5 3 8 8 8 3 0 6-1 9-9 30-68 60-136 91-205 31 69 60 137 91 205 3 9 7 9 9 9 3 0 8-3 8-8 0-1 0-2-3-7-31-72-64-145-96-217z"><text:p/></draw:path><draw:path draw:style-name="gr1265" draw:text-style-name="P131" svg:width="0.192cm" svg:height="0.174cm" svg:x="5.997cm" svg:y="1.285cm" svg:viewBox="0 0 193 175" svg:d="M119 54c2-10 11-46 37-46 2 0 12 0 20 5-11 2-19 12-19 21 0 7 5 13 15 13 8 0 21-6 21-22 0-20-22-25-36-25-23 0-36 20-40 29-10-26-31-29-42-29-41 0-63 49-63 59 0 4 5 4 6 4 2 0 3 0 4-5 13-40 39-50 52-50 7 0 21 4 21 26 0 12-7 37-21 92-6 24-20 40-37 40-2 0-11 0-19-4 10-2 18-11 18-21 0-11-8-15-14-15-12 0-22 10-22 24 0 17 20 25 36 25 27 0 40-28 41-30 6 14 19 30 42 30 41 0 63-50 63-59 0-5-5-5-6-5-3 0-4 2-4 5-14 41-40 50-52 50-15 0-21-12-21-25 0-9 2-18 7-34 4-18 8-35 13-53z"><text:p/></draw:path><draw:path draw:style-name="gr1266" draw:text-style-name="P131" svg:width="0.15cm" svg:height="0.385cm" svg:x="6.377cm" svg:y="1.166cm" svg:viewBox="0 0 151 386" svg:d="M149 14c2-5 1-4 2-6 0-5-4-8-8-8-3 0-5 1-7 3-45 122-89 246-134 368-2 5-2 6-2 7 0 5 3 8 8 8s6-3 9-10c44-121 88-241 132-362z"><text:p/></draw:path><draw:path draw:style-name="gr1267" draw:text-style-name="P131" svg:width="0.193cm" svg:height="0.223cm" svg:x="6.345cm" svg:y="1.246cm" svg:viewBox="0 0 194 224" svg:d="M179 120c7 0 15 0 15-8s-8-8-15-8c-55 0-109 0-164 0 6-51 50-89 104-89 20 0 41 0 60 0 7 0 15 0 15-7 0-8-8-8-15-8-19 0-40 0-60 0-66 0-119 51-119 112 0 62 53 112 119 112 20 0 41 0 60 0 7 0 15 0 15-7 0-8-8-8-15-8-19 0-40 0-60 0-54 0-98-37-104-89 55 0 109 0 164 0z"><text:p/></draw:path><draw:path draw:style-name="gr1268" draw:text-style-name="P131" svg:width="0.275cm" svg:height="0.263cm" svg:x="6.694cm" svg:y="1.191cm" svg:viewBox="0 0 276 264" svg:d="M46 234c-4 15-4 18-35 18-7 0-11 0-11 8 0 4 4 4 11 4 46 0 91 0 138 0 61 0 106-45 106-84 0-27-22-50-59-54 39-7 80-36 80-72 0-29-25-54-71-54-43 0-87 0-130 0-8 0-11 0-11 8 0 4 3 4 10 4 1 0 9 0 15 1 7 0 10 1 10 6 0 2 0 3-1 7-18 70-34 139-52 208zM105 122c7-32 16-64 24-96 3-13 4-14 21-14 16 0 33 0 49 0 34 0 42 23 42 40 0 34-33 70-80 70-19 0-38 0-56 0zM87 252c-6 0-7 0-9 0-3-1-4-1-4-4 0-2 0-3 2-9 9-37 18-72 26-108 25 0 49 0 73 0 37 0 45 28 45 45 0 38-35 76-80 76-18 0-35 0-53 0z"><text:p/></draw:path><draw:path draw:style-name="gr1269" draw:text-style-name="P131" svg:width="0.088cm" svg:height="0.385cm" svg:x="7.013cm" svg:y="1.166cm" svg:viewBox="0 0 89 386" svg:d="M89 192c0-29-4-76-25-119-23-49-56-73-61-73-2 0-3 1-3 3 0 1 0 2 8 9 37 39 59 100 59 180 0 66-14 135-63 183-4 6-4 6-4 7 0 2 1 4 3 4 5 0 39-26 62-76 20-42 24-85 24-118z"><text:p/></draw:path><draw:path draw:style-name="gr1270" draw:text-style-name="P131" svg:width="0.214cm" svg:height="0.239cm" svg:x="7.248cm" svg:y="1.224cm" svg:viewBox="0 0 215 240" svg:d="M212 15c3-5 3-5 3-7 0-5-4-8-8-8-3 0-6 2-9 9-30 68-60 135-90 203-31-68-61-136-91-204-4-7-7-8-9-8-5 0-8 3-8 8 0 1 0 1 2 6 32 73 64 144 96 217 3 7 5 9 10 9 4 0 5-3 8-9 31-71 64-144 96-216z"><text:p/></draw:path><draw:path draw:style-name="gr1271" draw:text-style-name="P131" svg:width="0.088cm" svg:height="0.385cm" svg:x="7.609cm" svg:y="1.166cm" svg:viewBox="0 0 89 386" svg:d="M89 382c0-1 0-1-6-8-49-49-61-122-61-182 0-67 14-134 63-182 4-4 4-6 4-7 0-2-1-3-3-3-5 0-39 25-62 75-20 43-24 86-24 117s4 78 25 122c23 47 56 72 61 72 2 0 3-1 3-4z"><text:p/></draw:path><draw:path draw:style-name="gr1272" draw:text-style-name="P131" svg:width="0.192cm" svg:height="0.174cm" svg:x="7.732cm" svg:y="1.285cm" svg:viewBox="0 0 193 175" svg:d="M118 54c2-10 11-46 38-46 1 0 11 0 19 5-11 2-19 12-19 21 0 7 5 13 16 13 8 0 21-6 21-22 0-20-24-25-37-25-22 0-36 20-40 29-10-26-31-29-42-29-40 0-62 49-62 59 0 4 3 4 5 4 3 0 4 0 4-5 13-40 40-50 53-50 6 0 21 4 21 26 0 12-7 37-21 92-7 24-20 40-38 40-2 0-11 0-18-4 8-2 17-11 17-21 0-11-9-15-14-15-11 0-21 10-21 24 0 17 19 25 36 25 26 0 40-28 41-30 4 14 19 30 42 30 39 0 61-50 61-59 0-5-3-5-4-5-4 0-4 2-5 5-14 41-39 50-52 50-14 0-21-12-21-25 0-9 2-18 7-34 4-18 8-35 13-53z"><text:p/></draw:path><draw:path draw:style-name="gr1273" draw:text-style-name="P131" svg:width="0.193cm" svg:height="0.223cm" svg:x="8.081cm" svg:y="1.246cm" svg:viewBox="0 0 194 224" svg:d="M180 120c7 0 14 0 14-8s-7-8-14-8c-55 0-108 0-163 0 4-51 48-89 103-89 20 0 41 0 60 0 7 0 14 0 14-7 0-8-7-8-14-8-20 0-40 0-61 0-66 0-119 51-119 112 0 62 53 112 119 112 21 0 41 0 61 0 7 0 14 0 14-7 0-8-7-8-14-8-19 0-40 0-60 0-55 0-99-37-103-89 55 0 108 0 163 0z"><text:p/></draw:path><draw:path draw:style-name="gr1274" draw:text-style-name="P131" svg:width="0.275cm" svg:height="0.263cm" svg:x="8.431cm" svg:y="1.191cm" svg:viewBox="0 0 276 264" svg:d="M45 234c-3 15-4 18-35 18-7 0-10 0-10 8 0 4 3 4 10 4 46 0 92 0 139 0 60 0 106-45 106-84 0-27-23-50-60-54 40-7 81-36 81-72 0-29-26-54-72-54-43 0-87 0-130 0-8 0-11 0-11 8 0 4 3 4 11 4 4 0 7 0 14 1 7 0 11 1 11 6 0 2-1 3-2 7-18 70-34 139-52 208zM103 122c8-32 17-64 25-96 3-13 4-14 21-14 16 0 33 0 49 0 34 0 43 23 43 40 0 34-34 70-80 70-19 0-39 0-58 0zM86 252c-6 0-6 0-8 0-4-1-5-1-5-4 0-2 0-3 2-9 9-37 17-72 26-108 24 0 50 0 74 0 36 0 44 28 44 45 0 38-34 76-80 76-18 0-36 0-53 0z"><text:p/></draw:path><draw:path draw:style-name="gr1275" draw:text-style-name="P131" svg:width="0.214cm" svg:height="0.239cm" svg:x="8.835cm" svg:y="1.224cm" svg:viewBox="0 0 215 240" svg:d="M116 8c-4-7-6-8-9-8-5 0-6 2-9 8-32 72-64 144-96 216-2 5-2 6-2 8 0 5 3 8 8 8 2 0 5-1 9-9 29-68 60-136 90-205 31 69 60 137 91 205 3 9 7 9 9 9 4 0 8-3 8-8 0-1 0-2-3-7-32-72-65-145-96-217z"><text:p/></draw:path><draw:path draw:style-name="gr1276" draw:text-style-name="P131" svg:width="0.192cm" svg:height="0.174cm" svg:x="9.168cm" svg:y="1.285cm" svg:viewBox="0 0 193 175" svg:d="M118 54c2-10 11-46 38-46 1 0 11 0 19 5-11 2-19 12-19 21 0 7 5 13 16 13 7 0 21-6 21-22 0-20-24-25-37-25-22 0-36 20-40 29-10-26-31-29-42-29-40 0-62 49-62 59 0 4 3 4 5 4 3 0 4 0 4-5 13-40 40-50 53-50 6 0 20 4 20 26 0 12-6 37-20 92-7 24-20 40-38 40-2 0-11 0-18-4 8-2 17-11 17-21 0-11-9-15-14-15-11 0-21 10-21 24 0 17 19 25 36 25 26 0 40-28 41-30 4 14 19 30 42 30 39 0 61-50 61-59 0-5-3-5-4-5-4 0-4 2-5 5-14 41-39 50-52 50-14 0-21-12-21-25 0-9 2-18 7-34 4-18 8-35 13-53z"><text:p/></draw:path><draw:path draw:style-name="gr1277" draw:text-style-name="P131" svg:width="0.15cm" svg:height="0.385cm" svg:x="9.549cm" svg:y="1.166cm" svg:viewBox="0 0 151 386" svg:d="M149 14c2-5 1-4 2-6 0-5-4-8-8-8-2 0-5 1-7 3-45 122-89 246-134 368-2 5-2 6-2 7 0 5 4 8 8 8 5 0 6-3 9-10 44-121 88-241 132-362z"><text:p/></draw:path><draw:path draw:style-name="gr1278" draw:text-style-name="P131" svg:width="0.193cm" svg:height="0.223cm" svg:x="9.517cm" svg:y="1.246cm" svg:viewBox="0 0 194 224" svg:d="M180 120c7 0 14 0 14-8s-7-8-14-8c-55 0-108 0-163 0 4-51 48-89 103-89 20 0 41 0 60 0 7 0 14 0 14-7 0-8-7-8-14-8-20 0-40 0-61 0-66 0-119 51-119 112 0 62 53 112 119 112 21 0 41 0 61 0 7 0 14 0 14-7 0-8-7-8-14-8-19 0-40 0-60 0-55 0-99-37-103-89 55 0 108 0 163 0z"><text:p/></draw:path><draw:path draw:style-name="gr1279" draw:text-style-name="P131" svg:width="0.264cm" svg:height="0.275cm" svg:x="9.863cm" svg:y="1.179cm" svg:viewBox="0 0 265 276" svg:d="M56 232c-15 25-31 31-47 32-6 0-9 0-9 8 0 2 2 4 6 4 9 0 22-1 33-1 13 0 26 1 38 1 2 0 8 0 8-8 0-4-4-4-7-4-9-1-17-3-17-13 0-5 2-9 5-14 10-17 19-34 29-50 32 0 65 0 96 0 2 8 7 61 7 65 0 11-20 12-27 12-6 0-10 0-10 8 0 4 3 2 5 4 17 0 33-1 49-1 9 0 34 1 44 1 2 0 6 0 6-8 0-4-3-4-9-4-24 0-24-2-25-14-8-81-15-161-23-241-1-8-1-9-8-9-5 0-7 2-10 6-45 75-89 150-134 226zM102 175c26-43 51-85 76-128 5 43 8 85 12 128-29 0-58 0-88 0z"><text:p/></draw:path><draw:path draw:style-name="gr1280" draw:text-style-name="P131" svg:width="0.089cm" svg:height="0.385cm" svg:x="10.161cm" svg:y="1.166cm" svg:viewBox="0 0 90 386" svg:d="M90 192c0-29-4-76-25-119-23-49-56-73-61-73-2 0-4 1-4 3 0 1 0 2 8 9 38 39 60 100 60 180 0 66-14 135-62 183-6 6-6 6-6 7 0 2 2 4 4 4 5 0 39-26 62-76 20-42 24-85 24-118z"><text:p/></draw:path><draw:path draw:style-name="gr1281" draw:text-style-name="P131" svg:width="0.342cm" svg:height="0.2cm" svg:x="10.419cm" svg:y="1.259cm" svg:viewBox="0 0 343 201" svg:d="M330 108c7 0 13 0 13-8s-6-8-13-8c-96 0-191 0-287 0 21-16 32-32 34-37 18-26 14-34 21-51 0-4-4-4-8-4-6 0-6 0-9 8-8 37-31 69-74 88-5 1-7 1-7 4 0 2 2 3 7 6 39 16 66 46 76 90 1 4 1 5 7 5 4 0 8 0 8-4 0-1-3-25-20-52-8-11-19-25-35-37 96 0 191 0 287 0z"><text:p/></draw:path><draw:path draw:style-name="gr1282" draw:text-style-name="P131" svg:width="0.342cm" svg:height="0.2cm" svg:x="10.741cm" svg:y="1.259cm" svg:viewBox="0 0 343 201" svg:d="M301 108c-22 16-31 32-35 37-17 27-21 51-21 52 0 4 6 4 8 4 7 0 8-1 9-7 9-39 32-71 76-88 4-3 5-4 5-6 0-3-2-3-3-4-17-7-64-26-78-91-1-4-2-5-9-5-2 0-8 0-8 4 7 17 5 26 20 51 8 12 20 25 36 37-95 0-191 0-287 0-7 0-14 0-14 8s7 8 14 8c96 0 192 0 287 0z"><text:p/></draw:path><draw:path draw:style-name="gr1283" draw:text-style-name="P131" svg:width="0.192cm" svg:height="0.174cm" svg:x="11.225cm" svg:y="1.285cm" svg:viewBox="0 0 193 175" svg:d="M118 54c2-10 11-46 38-46 2 0 11 0 19 5-11 2-19 12-19 21 0 7 5 13 16 13 8 0 21-6 21-22 0-20-24-25-37-25-22 0-36 20-40 29-10-26-31-29-42-29-40 0-62 49-62 59 0 4 3 4 5 4 3 0 4 0 4-5 13-40 40-50 53-50 6 0 21 4 21 26 0 12-7 37-21 92-7 24-20 40-38 40-2 0-11 0-18-4 8-2 17-11 17-21 0-11-9-15-14-15-11 0-21 10-21 24 0 17 19 25 36 25 26 0 40-28 41-30 4 14 19 30 42 30 39 0 61-50 61-59 0-5-3-5-4-5-3 0-4 2-5 5-13 41-39 50-52 50-14 0-21-12-21-25 0-9 2-18 7-34 4-18 8-35 13-53z"><text:p/></draw:path><draw:path draw:style-name="gr1284" draw:text-style-name="P131" svg:width="0.193cm" svg:height="0.223cm" svg:x="11.574cm" svg:y="1.246cm" svg:viewBox="0 0 194 224" svg:d="M180 120c7 0 14 0 14-8s-7-8-14-8c-55 0-108 0-163 0 4-51 48-89 103-89 20 0 41 0 60 0 7 0 14 0 14-7 0-8-7-8-14-8-20 0-40 0-61 0-66 0-119 51-119 112 0 62 53 112 119 112 21 0 41 0 61 0 7 0 14 0 14-7 0-8-7-8-14-8-19 0-40 0-60 0-55 0-99-37-103-89 55 0 108 0 163 0z"><text:p/></draw:path><draw:path draw:style-name="gr1285" draw:text-style-name="P131" svg:width="0.156cm" svg:height="0.327cm" svg:x="11.925cm" svg:y="1.157cm" svg:viewBox="0 0 157 328" svg:d="M132 8c0-5-3-8-8-8s-6 4-8 12c-5 15-2 2-6 18-4-3-16-8-31-8-22 0-47 11-61 41-16 32-18 66-18 102 0 24 0 94 34 124-9 30-9 30-9 31 0 5 4 8 8 8 6 0 7-4 9-12 5-16 1-2 5-18 9 6 21 9 31 9 44 0 61-36 68-55 10-28 11-59 11-87 0-29 0-92-34-125 4-11 6-21 9-32zM40 271c-14-27-14-74-14-110 0-32 0-59 6-84 8-35 30-47 47-47 8 0 18 2 28 11-22 77-45 153-67 230zM119 56c12 22 12 67 12 105 0 27 0 56-4 82-7 41-28 55-49 55-9 0-17-3-27-11 23-77 45-154 68-231z"><text:p/></draw:path></draw:g></text:p>
        </text:list-item>
        <text:list-item>
          <text:p text:style-name="P111">נפלג את הגרירה הדו כיוונית.</text:p>
        </text:list-item>
        <text:list-item>
          <text:p text:style-name="P111">הכרחי:</text:p>
          <text:list>
            <text:list-item>
              <text:p text:style-name="P111">נניח שמתקיים <draw:g text:anchor-type="as-char" svg:y="-0.275cm" draw:z-index="190" draw:style-name="gr1"><svg:title>TexMaths</svg:title><svg:desc>11§display§A = B§svg§600§FALSE§</svg:desc><draw:path draw:style-name="gr1349" draw:text-style-name="P130" svg:width="1.054cm" svg:height="0.234cm" svg:x="0.006cm" svg:y="0.02cm" svg:viewBox="0 0 1055 235" svg:d="M0 0c352 0 703 0 1055 0 0 78 0 157 0 235-352 0-703 0-1055 0 0-78 0-157 0-235z"><text:p/></draw:path><draw:path draw:style-name="gr1350" draw:text-style-name="P131" svg:width="0.264cm" svg:height="0.274cm" svg:x="-0.001cm" svg:y="0cm" svg:viewBox="0 0 265 275" svg:d="M56 231c-15 25-31 30-47 32-6 0-9 0-9 7 0 2 2 5 5 5 10 0 22-1 33-1 14 0 27 1 39 1 2 0 8 0 8-8 0-4-4-4-7-4-9-2-18-4-18-14 0-4 3-8 6-14 10-16 19-33 28-49 32 0 65 0 97 0 1 7 7 60 7 64 0 11-20 13-28 13-5 0-10 0-10 7 0 5 4 4 6 5 16 0 33-1 48-1 10 0 34 1 44 1 2 0 7 0 7-8 0-4-3-4-9-4-24 0-24-3-25-14-8-80-16-160-23-240-1-8-1-9-8-9-6 0-8 2-10 7-45 74-89 149-134 224zM102 174c25-42 51-85 76-127 4 42 8 85 12 127-30 0-58 0-88 0z"><text:p/></draw:path><draw:path draw:style-name="gr1351" draw:text-style-name="P131" svg:width="0.255cm" svg:height="0.089cm" svg:x="0.405cm" svg:y="0.134cm" svg:viewBox="0 0 256 90" svg:d="M243 15c5 0 13 0 13-7 0-8-8-8-13-8-77 0-154 0-231 0-5 0-12 0-12 8 0 7 7 7 12 7 77 0 154 0 231 0zM243 90c5 0 13 0 13-8 0-7-8-7-13-7-77 0-154 0-231 0-5 0-12 0-12 7 0 8 7 8 12 8 77 0 154 0 231 0z"><text:p/></draw:path><draw:path draw:style-name="gr1352" draw:text-style-name="P131" svg:width="0.275cm" svg:height="0.26cm" svg:x="0.805cm" svg:y="0.013cm" svg:viewBox="0 0 276 261" svg:d="M46 232c-4 14-4 17-35 17-7 0-11 0-11 8 0 4 3 4 11 4 46 0 91 0 137 0 62 0 107-45 107-83 0-27-22-48-59-53 39-7 80-36 80-72 0-29-25-53-72-53-42 0-86 0-129 0-8 0-11 0-11 8 0 3 3 3 10 3 1 0 8 0 15 1s10 1 10 7c0 1 0 2-1 6-18 69-34 138-52 207zM104 122c8-32 17-64 25-96 3-14 3-15 19-15 17 0 34 0 51 0 34 0 42 23 42 41 0 33-33 70-81 70-18 0-37 0-56 0zM87 249c-6 0-7 0-9 0-3-1-4-1-4-4 0-1 0-1 1-9 9-35 18-71 27-106 24 0 49 0 73 0 37 0 44 27 44 44 0 38-34 75-79 75-18 0-36 0-53 0z"><text:p/></draw:path></draw:g><text:s/>ונוכיח את הטענה הדרושה. </text:p>
            </text:list-item>
            <text:list-item>
              <text:p text:style-name="P111">כלומר, צריך להוכיח ש־<draw:g text:anchor-type="as-char" svg:y="-0.295cm" draw:z-index="191" draw:style-name="gr1"><svg:title>TexMaths</svg:title><svg:desc>11§display§x \in A \setminus B \lor x \in B \setminus A \siff x \in \emptyset§svg§600§FALSE§</svg:desc><draw:path draw:style-name="gr1332" draw:text-style-name="P130" svg:width="5.501cm" svg:height="0.352cm" svg:x="0.008cm" svg:y="0.019cm" svg:viewBox="0 0 5502 353" svg:d="M0 0c1834 0 3669 0 5502 0 0 118 0 235 0 353-1833 0-3668 0-5502 0 0-118 0-235 0-353z"><text:p/></draw:path><draw:path draw:style-name="gr1333" draw:text-style-name="P131" svg:width="0.192cm" svg:height="0.173cm" svg:x="-0.001cm" svg:y="0.128cm" svg:viewBox="0 0 193 174" svg:d="M118 54c2-10 12-46 38-46 2 0 11 0 20 5-11 2-19 11-19 21 0 6 5 13 15 13 8 0 21-6 21-22 0-20-24-25-36-25-23 0-36 20-40 29-10-26-31-29-42-29-41 0-63 49-63 59 0 4 3 3 5 4 3 0 4-1 5-5 13-40 39-50 52-50 7 0 21 3 21 26 0 12-7 37-21 91-7 24-20 41-37 41-3 0-12 0-19-6 10-2 18-9 18-20 0-10-8-14-14-14-12 0-22 10-22 22 0 18 20 26 36 26 26 0 40-27 41-29 4 14 19 29 42 29 39 0 61-50 61-60 0-3-3-3-4-3-3 0-4 1-4 4-14 41-40 51-52 51-15 0-22-13-22-26 0-8 3-17 7-33 4-18 8-36 13-53z"><text:p/></draw:path><draw:path draw:style-name="gr1334" draw:text-style-name="P131" svg:width="0.191cm" svg:height="0.221cm" svg:x="0.349cm" svg:y="0.088cm" svg:viewBox="0 0 192 222" svg:d="M179 120c7 0 13 0 13-8s-6-8-13-8c-55 0-109 0-164 0 5-51 50-89 104-89 20 0 40 0 60 0 7 0 13 0 13-7 0-8-6-8-13-8-20 0-40 0-60 0-67 0-119 51-119 112 0 62 52 110 119 110 20 0 40 0 60 0 7 0 13 0 13-8 0-7-6-7-13-7-20 0-40 0-60 0-54 0-99-36-104-87 55 0 109 0 164 0z"><text:p/></draw:path><draw:path draw:style-name="gr1335" draw:text-style-name="P131" svg:width="0.264cm" svg:height="0.273cm" svg:x="0.695cm" svg:y="0.021cm" svg:viewBox="0 0 265 274" svg:d="M55 230c-15 26-31 32-47 33-5 0-8 0-8 7 0 3 1 4 4 4 11 0 23-1 33-1 14 0 27 1 40 1 2 0 7 0 7-7 0-4-4-4-6-4-9-1-19-5-19-15 0-4 3-8 6-14 10-15 20-32 30-47 31 0 64 0 96 0 1 8 7 59 7 62 0 13-21 14-29 14-5 0-8 0-8 7 0 4 4 4 5 4 15 0 32-1 48-1 9 0 35 1 43 1 3 0 8 0 8-8 0-3-4-3-9-3-24 0-24-4-25-15-8-79-17-159-24-239 0-8 0-9-7-9-6 0-8 2-10 7-45 74-90 149-135 223zM101 175c25-43 52-86 77-128 5 42 8 85 12 128-29 0-59 0-89 0z"><text:p/></draw:path><draw:path draw:style-name="gr1336" draw:text-style-name="P131" svg:width="0.15cm" svg:height="0.383cm" svg:x="1.078cm" svg:y="0.009cm" svg:viewBox="0 0 151 384" svg:d="M134 375c2 4 4 9 9 9 4 0 8-4 8-8 0-1 0-1-3-7-44-120-87-240-131-360-3-7-4-9-9-9s-8 3-8 8c1 2 0 1 2 5 44 121 88 241 132 362z"><text:p/></draw:path><draw:path draw:style-name="gr1337" draw:text-style-name="P131" svg:width="0.274cm" svg:height="0.261cm" svg:x="1.353cm" svg:y="0.034cm" svg:viewBox="0 0 275 262" svg:d="M45 232c-4 15-4 19-35 19-7 0-10 0-10 7 0 4 3 4 10 4 46 0 91 0 137 0 62 0 107-45 107-82 0-27-22-50-59-55 40-6 80-35 80-71 0-29-25-54-72-54-42 0-86 0-129 0-8 0-11 0-11 8 0 4 3 4 11 4 4 0 7 0 14 1 7 0 10 1 10 6 0 2 0 3-1 7-18 69-34 138-52 206zM103 122c8-32 17-64 25-96 3-13 4-14 20-14 17 0 33 0 50 0 34 0 42 23 42 40 0 34-33 70-80 70-19 0-38 0-57 0zM86 251c-6 0-6 0-8-2-4 0-5 0-5-3 0-1 0-2 2-9 9-35 17-71 26-106 24 0 49 0 73 0 37 0 45 28 45 45 0 37-34 75-80 75-18 0-36 0-53 0z"><text:p/></draw:path><draw:path draw:style-name="gr1338" draw:text-style-name="P131" svg:width="0.215cm" svg:height="0.236cm" svg:x="1.756cm" svg:y="0.067cm" svg:viewBox="0 0 216 237" svg:d="M212 15c2-5 4-5 4-7 0-5-4-8-8-8s-7 2-9 9c-31 67-60 135-91 202-31-67-61-135-91-203-3-7-6-8-9-8-4 0-8 3-8 8 0 1 0 1 2 6 32 72 65 144 97 216 3 6 5 7 9 7 5 0 6-2 9-7 31-72 63-143 95-215z"><text:p/></draw:path><draw:path draw:style-name="gr1339" draw:text-style-name="P131" svg:width="0.192cm" svg:height="0.173cm" svg:x="2.09cm" svg:y="0.128cm" svg:viewBox="0 0 193 174" svg:d="M118 54c2-10 11-46 38-46 1 0 11 0 19 5-11 2-19 11-19 21 0 6 5 13 16 13 7 0 21-6 21-22 0-20-24-25-37-25-22 0-36 20-41 29-9-26-30-29-41-29-40 0-63 49-63 59 0 4 4 4 5 4 4 0 5-1 5-5 13-40 38-50 52-50 7 0 21 3 21 26 0 12-7 37-21 91-6 24-20 41-37 41-2 0-11 0-20-6 10-2 19-9 19-20 0-10-9-14-14-14-12 0-21 10-21 22 0 18 19 26 36 26 26 0 39-27 41-29 4 14 18 29 41 29 40 0 62-50 62-60 0-3-3-3-5-3-3 0-3 1-4 4-14 41-40 51-52 51-16 0-21-13-21-26 0-8 2-17 7-33 4-18 8-36 13-53z"><text:p/></draw:path><draw:path draw:style-name="gr1340" draw:text-style-name="P131" svg:width="0.193cm" svg:height="0.221cm" svg:x="2.439cm" svg:y="0.088cm" svg:viewBox="0 0 194 222" svg:d="M179 120c7 0 15 0 15-8s-8-8-15-8c-55 0-109 0-164 0 6-51 50-89 105-89 20 0 40 0 59 0 7 0 15 0 15-7 0-8-8-8-15-8-19 0-40 0-60 0-66 0-119 51-119 112 0 62 53 110 119 110 20 0 41 0 60 0 7 0 15 0 15-8 0-7-8-7-15-7-19 0-39 0-59 0-55 0-99-36-105-87 55 0 109 0 164 0z"><text:p/></draw:path><draw:path draw:style-name="gr1341" draw:text-style-name="P131" svg:width="0.275cm" svg:height="0.261cm" svg:x="2.787cm" svg:y="0.034cm" svg:viewBox="0 0 276 262" svg:d="M46 232c-4 15-4 19-35 19-7 0-11 0-11 7 0 4 4 4 11 4 46 0 91 0 137 0 62 0 107-45 107-82 0-27-22-50-59-55 40-6 80-35 80-71 0-29-25-54-71-54-43 0-87 0-130 0-8 0-11 0-11 8 0 4 3 4 11 4 4 0 7 0 14 1 7 0 10 1 10 6 0 2 0 3-1 7-18 69-34 138-52 206zM104 122c8-32 17-64 25-96 3-13 4-14 21-14 16 0 33 0 49 0 34 0 42 23 42 40 0 34-33 70-80 70-19 0-38 0-57 0zM87 251c-6 0-6 0-9-2-3 0-4 0-4-3 0-1 0-2 2-9 9-35 17-71 26-106 24 0 49 0 73 0 37 0 45 28 45 45 0 37-35 75-80 75-18 0-36 0-53 0z"><text:p/></draw:path><draw:path draw:style-name="gr1342" draw:text-style-name="P131" svg:width="0.15cm" svg:height="0.383cm" svg:x="3.19cm" svg:y="0.009cm" svg:viewBox="0 0 151 384" svg:d="M134 375c2 4 4 9 9 9 4 0 8-4 8-8 0-1 0-1-3-7-44-120-87-240-131-360-3-7-4-9-9-9s-8 3-8 8c1 2 0 1 2 5 44 121 88 241 132 362z"><text:p/></draw:path><draw:path draw:style-name="gr1343" draw:text-style-name="P131" svg:width="0.264cm" svg:height="0.273cm" svg:x="3.462cm" svg:y="0.021cm" svg:viewBox="0 0 265 274" svg:d="M56 230c-15 26-31 32-48 33-5 0-8 0-8 7 0 3 2 4 6 4 9 0 22-1 33-1 12 0 26 1 38 1 2 0 8 0 8-7 0-4-4-4-7-4-9-1-17-5-17-15 0-4 2-8 4-14 10-15 20-32 30-47 32 0 65 0 96 0 2 8 7 59 7 62 0 13-20 14-27 14-6 0-10 0-10 7 0 4 4 4 5 4 17 0 33-1 48-1 10 0 35 1 45 1 2 0 6 0 6-8 0-3-3-3-9-3-24 0-24-4-25-15-8-79-15-159-23-239-1-8-1-9-8-9-5 0-8 2-10 7-45 74-89 149-134 223zM102 175c26-43 51-86 76-128 5 42 8 85 12 128-29 0-58 0-88 0z"><text:p/></draw:path><draw:path draw:style-name="gr1344" draw:text-style-name="P131" svg:width="0.342cm" svg:height="0.199cm" svg:x="3.868cm" svg:y="0.1cm" svg:viewBox="0 0 343 200" svg:d="M329 109c6 0 14 0 14-8s-8-8-14-8c-96 0-192 0-287 0 21-16 32-31 35-37 16-26 13-34 20-51 0-5-5-5-8-5-7 0-6 1-9 8-8 38-31 70-75 88-4 2-5 2-5 5 0 2 1 3 5 5 40 16 66 47 76 90 1 3 1 4 8 4 3 0 8 0 8-3 0-1-4-26-20-51-8-12-19-25-35-37 95 0 191 0 287 0z"><text:p/></draw:path><draw:path draw:style-name="gr1345" draw:text-style-name="P131" svg:width="0.342cm" svg:height="0.199cm" svg:x="4.189cm" svg:y="0.1cm" svg:viewBox="0 0 343 200" svg:d="M301 109c-20 16-31 32-35 36-17 28-13 34-20 52 0 3 5 3 8 3 7 0 7 0 8-7 9-37 32-69 76-87 4-2 5-3 5-5 0-3-2-4-3-4-17-7-64-26-78-90-1-6-1-7-8-7-3 0-8 0-8 5 7 17 4 25 20 51 8 11 19 25 35 37-95 0-191 0-287 0-7 0-14 0-14 8s7 8 14 8c96 0 192 0 287 0z"><text:p/></draw:path><draw:path draw:style-name="gr1346" draw:text-style-name="P131" svg:width="0.191cm" svg:height="0.173cm" svg:x="4.673cm" svg:y="0.128cm" svg:viewBox="0 0 192 174" svg:d="M118 54c2-10 11-46 38-46 2 0 11 0 20 5-11 2-19 11-19 21 0 6 5 13 15 13 8 0 20-6 20-22 0-20-23-25-36-25-22 0-35 20-40 29-9-26-30-29-42-29-40 0-62 49-62 59 0 4 3 4 5 4 3 0 4-1 5-5 13-40 39-50 52-50 6 0 21 3 21 26 0 12-7 37-21 91-7 24-20 41-38 41-2 0-11 0-18-6 9-2 17-9 17-20 0-10-8-14-14-14-11 0-21 10-21 22 0 18 20 26 36 26 26 0 40-27 41-29 4 14 19 29 42 29 39 0 61-50 61-60 0-3-3-3-4-3-3 0-4 1-6 4-12 41-38 51-50 51-16 0-22-13-22-26 0-8 2-17 6-33 5-18 9-36 14-53z"><text:p/></draw:path><draw:path draw:style-name="gr1347" draw:text-style-name="P131" svg:width="0.193cm" svg:height="0.221cm" svg:x="5.022cm" svg:y="0.088cm" svg:viewBox="0 0 194 222" svg:d="M180 120c7 0 14 0 14-8s-7-8-14-8c-55 0-108 0-163 0 4-51 48-89 103-89 20 0 41 0 60 0 7 0 14 0 14-7 0-8-7-8-14-8-21 0-40 0-61 0-66 0-119 51-119 112 0 62 53 110 119 110 21 0 40 0 61 0 7 0 14 0 14-8 0-7-7-7-14-7-19 0-40 0-60 0-55 0-99-36-103-87 55 0 108 0 163 0z"><text:p/></draw:path><draw:path draw:style-name="gr1348" draw:text-style-name="P131" svg:width="0.155cm" svg:height="0.325cm" svg:x="5.374cm" svg:y="0cm" svg:viewBox="0 0 156 326" svg:d="M132 8c0-5-3-8-9-8-5 0-6 4-9 12-4 15-1 2-5 18-5-3-17-8-31-8-22 0-47 11-62 41s-16 66-16 102c0 24 0 92 33 122-9 30-9 31-9 32 0 4 3 7 8 7s8-4 10-12c4-15 0-2 4-17 10 4 21 7 32 7 43 0 60-36 67-55 10-26 11-57 11-84 0-29 0-92-34-125 3-11 7-21 10-32zM39 269c-14-26-14-72-14-110 0-30 0-57 6-82 8-35 29-47 47-47 8 0 18 2 28 11-22 75-45 152-67 228zM118 56c12 22 12 67 12 103 0 29 0 56-5 82-6 40-27 55-47 55-9 0-19-3-27-11 22-76 45-153 67-229z"><text:p/></draw:path></draw:g>. ידוע <draw:g text:anchor-type="as-char" svg:y="-0.275cm" draw:z-index="192" draw:style-name="gr1"><svg:title>TexMaths</svg:title><svg:desc>11§display§A = B§svg§600§FALSE§</svg:desc><draw:path draw:style-name="gr1328" draw:text-style-name="P130" svg:width="1.054cm" svg:height="0.234cm" svg:x="0.006cm" svg:y="0.02cm" svg:viewBox="0 0 1055 235" svg:d="M0 0c352 0 703 0 1055 0 0 78 0 157 0 235-352 0-703 0-1055 0 0-78 0-157 0-235z"><text:p/></draw:path><draw:path draw:style-name="gr1329" draw:text-style-name="P131" svg:width="0.264cm" svg:height="0.274cm" svg:x="-0.001cm" svg:y="0cm" svg:viewBox="0 0 265 275" svg:d="M56 231c-15 25-31 30-47 32-6 0-9 0-9 7 0 2 2 5 5 5 10 0 22-1 33-1 14 0 27 1 39 1 2 0 8 0 8-8 0-4-4-4-7-4-9-2-18-4-18-14 0-4 3-8 6-14 10-16 19-33 28-49 32 0 65 0 97 0 1 7 7 60 7 64 0 11-20 13-28 13-5 0-10 0-10 7 0 5 4 4 6 5 16 0 33-1 48-1 10 0 34 1 44 1 2 0 7 0 7-8 0-4-3-4-9-4-24 0-24-3-25-14-8-80-16-160-23-240-1-8-1-9-8-9-6 0-8 2-10 7-45 74-89 149-134 224zM102 174c25-42 51-85 76-127 4 42 8 85 12 127-30 0-58 0-88 0z"><text:p/></draw:path><draw:path draw:style-name="gr1330" draw:text-style-name="P131" svg:width="0.255cm" svg:height="0.089cm" svg:x="0.405cm" svg:y="0.134cm" svg:viewBox="0 0 256 90" svg:d="M243 15c5 0 13 0 13-7 0-8-8-8-13-8-77 0-154 0-231 0-5 0-12 0-12 8 0 7 7 7 12 7 77 0 154 0 231 0zM243 90c5 0 13 0 13-8 0-7-8-7-13-7-77 0-154 0-231 0-5 0-12 0-12 7 0 8 7 8 12 8 77 0 154 0 231 0z"><text:p/></draw:path><draw:path draw:style-name="gr1331" draw:text-style-name="P131" svg:width="0.275cm" svg:height="0.26cm" svg:x="0.805cm" svg:y="0.013cm" svg:viewBox="0 0 276 261" svg:d="M46 232c-4 14-4 17-35 17-7 0-11 0-11 8 0 4 3 4 11 4 46 0 91 0 137 0 62 0 107-45 107-83 0-27-22-48-59-53 39-7 80-36 80-72 0-29-25-53-72-53-42 0-86 0-129 0-8 0-11 0-11 8 0 3 3 3 10 3 1 0 8 0 15 1s10 1 10 7c0 1 0 2-1 6-18 69-34 138-52 207zM104 122c8-32 17-64 25-96 3-14 3-15 19-15 17 0 34 0 51 0 34 0 42 23 42 41 0 33-33 70-81 70-18 0-37 0-56 0zM87 249c-6 0-7 0-9 0-3-1-4-1-4-4 0-1 0-1 1-9 9-35 18-71 27-106 24 0 49 0 73 0 37 0 44 27 44 44 0 38-34 75-79 75-18 0-36 0-53 0z"><text:p/></draw:path></draw:g>, משמע נציב ונקבל אמ"מ <draw:g text:anchor-type="as-char" svg:y="-0.295cm" draw:z-index="193" draw:style-name="gr1"><svg:title>TexMaths</svg:title><svg:desc>11§display§x \in A \setminus A \lor x \in A \setminus A \siff x \in \emptyset§svg§600§FALSE§</svg:desc><draw:path draw:style-name="gr1311" draw:text-style-name="P130" svg:width="5.456cm" svg:height="0.352cm" svg:x="0.008cm" svg:y="0.019cm" svg:viewBox="0 0 5457 353" svg:d="M0 0c1819 0 3638 0 5457 0 0 118 0 235 0 353-1819 0-3638 0-5457 0 0-118 0-235 0-353z"><text:p/></draw:path><draw:path draw:style-name="gr1312" draw:text-style-name="P131" svg:width="0.192cm" svg:height="0.173cm" svg:x="-0.001cm" svg:y="0.128cm" svg:viewBox="0 0 193 174" svg:d="M118 54c2-10 12-46 38-46 2 0 11 0 20 5-11 2-19 11-19 21 0 6 5 13 15 13 8 0 21-6 21-22 0-20-24-25-37-25-22 0-35 20-39 29-10-26-31-29-42-29-41 0-63 49-63 59 0 4 3 3 5 4 3 0 4-1 5-5 13-40 39-50 52-50 7 0 21 3 21 26 0 12-7 37-21 91-7 24-20 41-37 41-3 0-12 0-19-6 10-2 18-9 18-20 0-10-8-14-14-14-12 0-22 10-22 22 0 18 20 26 36 26 26 0 40-27 41-29 4 14 19 29 42 29 39 0 61-50 61-60 0-3-3-3-4-3-3 0-4 1-5 4-13 41-39 51-51 51-15 0-22-13-22-26 0-8 3-17 7-33 4-18 8-36 13-53z"><text:p/></draw:path><draw:path draw:style-name="gr1313" draw:text-style-name="P131" svg:width="0.192cm" svg:height="0.221cm" svg:x="0.349cm" svg:y="0.088cm" svg:viewBox="0 0 193 222" svg:d="M179 120c7 0 14 0 14-8s-7-8-14-8c-55 0-109 0-164 0 5-51 50-89 104-89 20 0 41 0 60 0 7 0 14 0 14-7 0-8-7-8-14-8-21 0-40 0-61 0-66 0-118 51-118 112 0 62 52 110 118 110 21 0 40 0 61 0 7 0 14 0 14-8 0-7-7-7-14-7-19 0-40 0-60 0-54 0-99-36-104-87 55 0 109 0 164 0z"><text:p/></draw:path><draw:path draw:style-name="gr1314" draw:text-style-name="P131" svg:width="0.264cm" svg:height="0.273cm" svg:x="0.696cm" svg:y="0.021cm" svg:viewBox="0 0 265 274" svg:d="M55 230c-15 26-31 32-47 33-5 0-8 0-8 7 0 3 1 4 4 4 11 0 22-1 33-1 14 0 27 1 39 1 3 0 8 0 8-7 0-4-4-4-6-4-10-1-19-5-19-15 0-4 3-8 6-14 10-15 20-32 30-47 32 0 65 0 96 0 2 8 6 59 6 62 0 13-20 14-28 14-5 0-8 0-8 7 0 4 4 4 5 4 16 0 32-1 49-1 8 0 33 1 42 1 3 0 8 0 8-8 0-3-4-3-10-3-23 0-23-4-24-15-8-79-16-159-24-239 0-8 0-9-7-9-6 0-7 2-11 7-45 74-89 149-134 223zM101 175c26-43 52-86 77-128 5 42 8 85 12 128-29 0-59 0-89 0z"><text:p/></draw:path><draw:path draw:style-name="gr1315" draw:text-style-name="P131" svg:width="0.15cm" svg:height="0.383cm" svg:x="1.078cm" svg:y="0.009cm" svg:viewBox="0 0 151 384" svg:d="M134 375c1 4 4 9 9 9 4 0 8-4 8-8 0-1 0-1-2-7-44-120-88-240-132-360-3-7-4-9-9-9s-8 3-8 8c1 2 0 1 2 5 44 121 88 241 132 362z"><text:p/></draw:path><draw:path draw:style-name="gr1316" draw:text-style-name="P131" svg:width="0.264cm" svg:height="0.273cm" svg:x="1.35cm" svg:y="0.021cm" svg:viewBox="0 0 265 274" svg:d="M55 230c-15 26-30 32-47 33-5 0-8 0-8 7 0 3 2 4 4 4 11 0 24-1 35-1 12 0 26 1 38 1 2 0 7 0 7-7 0-4-4-4-6-4-9-1-19-5-19-15 0-4 3-8 6-14 10-15 20-32 30-47 32 0 65 0 96 0 2 8 7 59 7 62 0 13-20 14-29 14-4 0-8 0-8 7 0 4 4 4 5 4 16 0 32-1 49-1 9 0 34 1 44 1 2 0 6 0 6-8 0-3-4-3-9-3-24 0-24-4-25-15-8-79-15-159-23-239-1-8-1-9-8-9-6 0-7 2-10 7-45 74-90 149-135 223zM102 175c26-43 51-86 76-128 5 42 8 85 12 128-29 0-58 0-88 0z"><text:p/></draw:path><draw:path draw:style-name="gr1317" draw:text-style-name="P131" svg:width="0.214cm" svg:height="0.236cm" svg:x="1.734cm" svg:y="0.067cm" svg:viewBox="0 0 215 237" svg:d="M211 15c4-5 4-5 4-7 0-5-4-8-8-8-5 0-7 2-9 9-31 67-60 135-91 202-30-67-61-135-90-203-4-7-7-8-9-8-5 0-8 3-8 8 0 1 0 1 2 6 32 72 64 144 96 216 3 6 5 7 9 7 5 0 6-2 9-7 31-72 63-143 95-215z"><text:p/></draw:path><draw:path draw:style-name="gr1318" draw:text-style-name="P131" svg:width="0.192cm" svg:height="0.173cm" svg:x="2.067cm" svg:y="0.128cm" svg:viewBox="0 0 193 174" svg:d="M118 54c2-10 11-46 38-46 1 0 11 0 19 5-11 2-19 11-19 21 0 6 5 13 16 13 7 0 21-6 21-22 0-20-24-25-37-25-22 0-36 20-40 29-10-26-31-29-42-29-40 0-62 49-62 59 0 4 3 4 5 4 3 0 4-1 4-5 13-40 38-50 52-50 7 0 21 3 21 26 0 12-7 37-21 91-6 24-19 41-37 41-2 0-11 0-19-6 9-2 18-9 18-20 0-10-9-14-14-14-12 0-21 10-21 22 0 18 19 26 36 26 26 0 40-27 41-29 4 14 18 29 42 29 39 0 61-50 61-60 0-3-3-3-4-3-4 0-4 1-5 4-14 41-40 51-52 51-14 0-21-13-21-26 0-8 2-17 7-33 4-18 8-36 13-53z"><text:p/></draw:path><draw:path draw:style-name="gr1319" draw:text-style-name="P131" svg:width="0.193cm" svg:height="0.221cm" svg:x="2.416cm" svg:y="0.088cm" svg:viewBox="0 0 194 222" svg:d="M179 120c7 0 15 0 15-8s-8-8-15-8c-55 0-109 0-164 0 6-51 50-89 105-89 20 0 40 0 59 0 7 0 15 0 15-7 0-8-8-8-15-8-19 0-40 0-60 0-66 0-119 51-119 112 0 62 53 110 119 110 20 0 41 0 60 0 7 0 15 0 15-8 0-7-8-7-15-7-19 0-39 0-59 0-55 0-99-36-105-87 55 0 109 0 164 0z"><text:p/></draw:path><draw:path draw:style-name="gr1320" draw:text-style-name="P131" svg:width="0.264cm" svg:height="0.273cm" svg:x="2.762cm" svg:y="0.021cm" svg:viewBox="0 0 265 274" svg:d="M56 230c-15 26-31 32-48 33-5 0-8 0-8 7 0 3 2 4 6 4 9 0 22-1 33-1 12 0 26 1 38 1 2 0 8 0 8-7 0-4-5-4-7-4-9-1-19-5-19-15 0-4 4-8 6-14 10-15 20-32 30-47 32 0 65 0 96 0 2 8 7 59 7 62 0 13-20 14-27 14-6 0-10 0-10 7 0 4 4 4 5 4 17 0 33-1 49-1 9 0 34 1 44 1 2 0 6 0 6-8 0-3-3-3-9-3-24 0-24-4-25-15-8-79-15-159-23-239-1-8-1-9-8-9-6 0-7 2-10 7-45 74-89 149-134 223zM102 175c26-43 51-86 76-128 5 42 8 85 12 128-29 0-58 0-88 0z"><text:p/></draw:path><draw:path draw:style-name="gr1321" draw:text-style-name="P131" svg:width="0.149cm" svg:height="0.383cm" svg:x="3.146cm" svg:y="0.009cm" svg:viewBox="0 0 150 384" svg:d="M133 375c2 4 5 9 9 9s8-4 8-8c0-1 0-1-1-7-44-120-90-240-134-360-2-7-3-9-7-9-5 0-8 3-8 8 0 2 0 1 1 5 44 121 88 241 132 362z"><text:p/></draw:path><draw:path draw:style-name="gr1322" draw:text-style-name="P131" svg:width="0.264cm" svg:height="0.273cm" svg:x="3.416cm" svg:y="0.021cm" svg:viewBox="0 0 265 274" svg:d="M56 230c-15 26-31 32-47 33-5 0-9 0-9 7 0 3 2 4 6 4 9 0 22-1 33-1 13 0 26 1 38 1 2 0 8 0 8-7 0-4-4-4-7-4-9-1-17-5-17-15 0-4 2-8 5-14 10-15 19-32 29-47 33 0 65 0 98 0 0 8 5 59 5 62 0 13-20 14-27 14-6 0-9 0-9 7 0 4 3 3 4 4 17 0 33-1 49-1 9 0 34 1 44 1 2 0 6 0 6-8 0-3-3-3-9-3-23 0-23-4-25-15-8-79-15-159-23-239-1-8-1-9-8-9-5 0-7 2-10 7-45 74-89 149-134 223zM102 175c26-43 51-86 76-128 5 42 9 85 13 128-29 0-59 0-89 0z"><text:p/></draw:path><draw:path draw:style-name="gr1323" draw:text-style-name="P131" svg:width="0.342cm" svg:height="0.199cm" svg:x="3.822cm" svg:y="0.1cm" svg:viewBox="0 0 343 200" svg:d="M329 109c8 0 14 0 14-8s-6-8-14-8c-96 0-191 0-287 0 21-16 32-31 35-37 18-26 13-34 20-51 0-5-5-5-8-5-6 0-6 1-8 8-8 38-31 70-75 88-5 2-6 2-6 5 0 2 2 3 6 5 40 16 66 47 75 90 2 3 2 4 8 4 3 0 8 0 8-3 0-1-3-26-20-51-8-12-19-25-35-37 96 0 191 0 287 0z"><text:p/></draw:path><draw:path draw:style-name="gr1324" draw:text-style-name="P131" svg:width="0.342cm" svg:height="0.199cm" svg:x="4.143cm" svg:y="0.1cm" svg:viewBox="0 0 343 200" svg:d="M301 109c-20 16-31 32-35 36-16 28-13 34-20 52 0 3 5 3 8 3 7 0 7 0 9-7 9-37 31-69 75-87 4-2 5-3 5-5 0-3-1-3-2-4-18-7-64-26-79-90-1-6-1-7-8-7-3 0-8 0-8 5 7 17 4 25 20 51 8 11 19 25 35 37-95 0-191 0-287 0-6 0-14 0-14 8s8 8 14 8c96 0 192 0 287 0z"><text:p/></draw:path><draw:path draw:style-name="gr1325" draw:text-style-name="P131" svg:width="0.192cm" svg:height="0.173cm" svg:x="4.627cm" svg:y="0.128cm" svg:viewBox="0 0 193 174" svg:d="M118 54c2-10 11-46 38-46 2 0 11 0 20 5-11 2-19 11-19 21 0 6 5 13 15 13 8 0 21-6 21-22 0-20-24-25-37-25-22 0-35 20-39 29-10-26-31-29-42-29-41 0-63 49-63 59 0 4 3 3 5 4 3 0 4-1 5-5 13-40 39-50 52-50 7 0 21 3 21 26 0 12-7 37-21 91-7 24-20 41-37 41-3 0-12 0-19-6 10-2 17-9 17-20 0-10-7-14-14-14-11 0-21 10-21 22 0 18 20 26 36 26 26 0 40-27 41-29 4 14 19 29 42 29 39 0 61-50 61-60 0-3-3-3-4-3-3 0-4 1-5 4-13 41-39 51-51 51-15 0-22-13-22-26 0-8 2-17 7-33 4-18 8-36 13-53z"><text:p/></draw:path><draw:path draw:style-name="gr1326" draw:text-style-name="P131" svg:width="0.192cm" svg:height="0.221cm" svg:x="4.977cm" svg:y="0.088cm" svg:viewBox="0 0 193 222" svg:d="M179 120c7 0 14 0 14-8s-7-8-14-8c-55 0-109 0-164 0 5-51 50-89 104-89 20 0 41 0 60 0 7 0 14 0 14-7 0-8-7-8-14-8-21 0-40 0-61 0-66 0-118 51-118 112 0 62 52 110 118 110 21 0 40 0 61 0 7 0 14 0 14-8 0-7-7-7-14-7-19 0-40 0-60 0-54 0-99-36-104-87 55 0 109 0 164 0z"><text:p/></draw:path><draw:path draw:style-name="gr1327" draw:text-style-name="P131" svg:width="0.155cm" svg:height="0.325cm" svg:x="5.328cm" svg:y="0cm" svg:viewBox="0 0 156 326" svg:d="M132 8c0-5-3-8-9-8-5 0-6 4-9 12-4 15-1 2-5 18-4-3-17-8-31-8-22 0-47 11-61 41-16 30-17 66-17 102 0 24 0 92 33 122-9 30-9 31-9 32 0 4 4 7 8 7 5 0 8-4 10-12 4-15 0-2 4-17 10 4 21 7 32 7 43 0 60-36 67-55 10-26 11-57 11-84 0-29 0-92-34-125 3-11 7-21 10-32zM39 269c-14-26-14-72-14-110 0-30 0-57 6-82 8-35 30-47 47-47 8 0 18 2 28 11-22 75-45 152-67 228zM118 56c12 22 12 67 12 103 0 29 0 56-5 82-6 40-27 55-47 55-9 0-19-3-27-11 22-76 45-153 67-229z"><text:p/></draw:path></draw:g>. נתונה זהות <draw:g text:anchor-type="as-char" svg:y="-0.295cm" draw:z-index="194" draw:style-name="gr1"><svg:title>TexMaths</svg:title><svg:desc>11§display§A \setminus A = \emptyset§svg§600§FALSE§</svg:desc><draw:path draw:style-name="gr1305" draw:text-style-name="P130" svg:width="1.592cm" svg:height="0.352cm" svg:x="0.006cm" svg:y="0.019cm" svg:viewBox="0 0 1593 353" svg:d="M0 0c531 0 1062 0 1593 0 0 118 0 235 0 353-531 0-1062 0-1593 0 0-118 0-235 0-353z"><text:p/></draw:path><draw:path draw:style-name="gr1306" draw:text-style-name="P131" svg:width="0.264cm" svg:height="0.273cm" svg:x="-0.001cm" svg:y="0.021cm" svg:viewBox="0 0 265 274" svg:d="M56 230c-15 26-31 32-47 33-6 0-9 0-9 7 0 3 2 4 5 4 10 0 22-1 33-1 14 0 27 1 39 1 2 0 8 0 8-7 0-4-4-4-7-4-9-1-18-5-18-15 0-4 3-8 6-14 10-15 19-32 29-47 33 0 64 0 97 0 0 8 6 59 6 62 0 13-20 14-28 14-5 0-9 0-9 7 0 4 3 3 5 4 17 0 33-1 48-1 10 0 34 1 44 1 3 0 7 0 7-8 0-3-3-3-9-3-24 0-24-4-25-15-8-79-16-159-23-239-1-8-1-9-8-9-5 0-8 2-10 7-45 74-89 149-134 223zM102 175c26-43 51-86 76-128 5 42 8 85 12 128-29 0-58 0-88 0z"><text:p/></draw:path><draw:path draw:style-name="gr1307" draw:text-style-name="P131" svg:width="0.15cm" svg:height="0.383cm" svg:x="0.383cm" svg:y="0.009cm" svg:viewBox="0 0 151 384" svg:d="M133 375c2 4 4 9 10 9 3 0 8-4 8-8 0-1 0-1-3-7-44-120-88-240-132-360-2-7-4-9-8-9-5 0-8 3-8 8 1 2 0 1 2 5 44 121 87 241 131 362z"><text:p/></draw:path><draw:path draw:style-name="gr1308" draw:text-style-name="P131" svg:width="0.264cm" svg:height="0.273cm" svg:x="0.654cm" svg:y="0.021cm" svg:viewBox="0 0 265 274" svg:d="M55 230c-15 26-31 32-47 33-5 0-8 0-8 7 0 3 1 4 4 4 11 0 23-1 33-1 14 0 27 1 39 1 3 0 8 0 8-7 0-4-4-4-6-4-10-1-19-5-19-15 0-4 3-8 6-14 10-15 20-32 30-47 31 0 64 0 96 0 1 8 6 59 6 62 0 13-20 14-28 14-5 0-8 0-8 7 0 4 4 4 5 4 15 0 32-1 48-1 9 0 33 1 43 1 2 0 8 0 8-8 0-3-4-3-9-3-24 0-24-4-25-15-8-79-17-159-24-239 0-8 0-9-7-9s-8 2-11 7c-45 74-89 149-134 223zM101 175c25-43 52-86 77-128 5 42 8 85 12 128-29 0-59 0-89 0z"><text:p/></draw:path><draw:path draw:style-name="gr1309" draw:text-style-name="P131" svg:width="0.256cm" svg:height="0.089cm" svg:x="1.058cm" svg:y="0.155cm" svg:viewBox="0 0 257 90" svg:d="M244 15c6 0 13 0 13-7 0-8-7-8-13-8-77 0-154 0-231 0-5 0-13 0-13 8 0 7 8 7 13 7 77 0 154 0 231 0zM244 90c6 0 13 0 13-8 0-7-7-7-13-7-77 0-154 0-231 0-5 0-13 0-13 7 0 8 8 8 13 8 77 0 154 0 231 0z"><text:p/></draw:path><draw:path draw:style-name="gr1310" draw:text-style-name="P131" svg:width="0.155cm" svg:height="0.325cm" svg:x="1.462cm" svg:y="0cm" svg:viewBox="0 0 156 326" svg:d="M132 8c0-5-3-8-9-8-5 0-6 4-9 12-4 15-1 2-5 18-5-3-17-8-31-8-22 0-47 11-62 41s-16 66-16 102c0 24 0 92 33 122-9 30-9 31-9 32 0 4 3 7 8 7s8-4 10-12c4-15 0-2 4-17 10 4 21 7 32 7 43 0 59-36 67-55 10-26 11-57 11-84 0-29 0-92-34-125 3-11 7-21 10-32zM38 269c-13-26-13-72-13-110 0-30 0-57 6-82 7-35 29-47 47-47 8 0 18 2 28 11-22 75-46 152-68 228zM118 56c12 22 12 67 12 103 0 29 0 56-5 82-6 40-27 55-47 55-9 0-19-3-27-11 22-76 45-153 67-229z"><text:p/></draw:path></draw:g>, כלומר הטענה הקודמת שקולה לטענה <draw:g text:anchor-type="as-char" svg:y="-0.303cm" draw:z-index="195" draw:style-name="gr1"><svg:title>TexMaths</svg:title><svg:desc>11§display§x \in \emptyset \lor x \in \emptyset§svg§600§FALSE§</svg:desc><draw:path draw:style-name="gr1297" draw:text-style-name="P130" svg:width="2.142cm" svg:height="0.286cm" svg:x="0.008cm" svg:y="0.019cm" svg:viewBox="0 0 2143 287" svg:d="M0 0c714 0 1429 0 2143 0 0 96 0 192 0 287-714 0-1429 0-2143 0 0-95 0-191 0-287z"><text:p/></draw:path><draw:path draw:style-name="gr1298" draw:text-style-name="P131" svg:width="0.192cm" svg:height="0.173cm" svg:x="-0.001cm" svg:y="0.127cm" svg:viewBox="0 0 193 174" svg:d="M118 54c2-10 12-46 38-46 2 0 11 0 20 5-11 2-19 11-19 21 0 7 5 13 15 13 8 0 21-6 21-22 0-19-24-25-37-25-22 0-35 20-39 29-10-26-31-29-42-29-41 0-63 50-63 59 0 4 3 3 5 4 3 0 4-1 5-5 13-40 39-50 52-50 7 0 21 4 21 26 0 12-7 38-21 92-7 24-20 39-37 39-3 0-12 0-19-4 10-2 18-10 18-21 0-10-8-13-14-13-12 0-22 10-22 22 0 16 20 25 36 25 26 0 40-26 41-29 4 15 19 29 42 29 39 0 61-50 61-58 0-5-3-5-4-5-3 0-4 1-5 5-13 40-39 49-51 49-15 0-22-11-22-24 0-9 3-18 7-34 4-18 8-35 13-53z"><text:p/></draw:path><draw:path draw:style-name="gr1299" draw:text-style-name="P131" svg:width="0.192cm" svg:height="0.223cm" svg:x="0.349cm" svg:y="0.089cm" svg:viewBox="0 0 193 224" svg:d="M179 120c7 0 14 0 14-8 0-7-7-7-14-7-55 0-109 0-164 0 5-52 50-90 104-90 20 0 41 0 60 0 7 0 14 0 14-7 0-8-7-8-14-8-21 0-40 0-61 0-66 0-118 51-118 112s52 112 118 112c21 0 40 0 61 0 7 0 14 0 14-8s-7-8-14-8c-19 0-40 0-60 0-54 0-99-37-104-88 55 0 109 0 164 0z"><text:p/></draw:path><draw:path draw:style-name="gr1300" draw:text-style-name="P131" svg:width="0.155cm" svg:height="0.326cm" svg:x="0.7cm" svg:y="0cm" svg:viewBox="0 0 156 327" svg:d="M131 8c0-5-2-8-8-8-5 0-6 4-9 12-4 16-1 2-5 18-4-2-17-8-31-8-22 0-47 11-61 41-16 32-17 66-17 101 0 24 0 94 33 123-9 30-9 31-9 32 0 5 4 8 8 8 5 0 7-4 10-12 4-15 0-2 4-18 10 6 21 8 32 8 43 0 60-36 67-54 10-27 11-59 11-87 0-27 0-91-34-124 3-11 6-21 9-32zM39 270c-14-27-14-74-14-110 0-31 0-58 6-83 8-35 30-47 47-47 8 0 18 2 28 11-22 76-45 153-67 229zM118 56c12 23 12 67 12 104 0 27 0 56-5 82-6 40-27 55-47 55-9 0-19-3-27-12 22-76 45-153 67-229z"><text:p/></draw:path><draw:path draw:style-name="gr1301" draw:text-style-name="P131" svg:width="0.214cm" svg:height="0.237cm" svg:x="0.982cm" svg:y="0.067cm" svg:viewBox="0 0 215 238" svg:d="M212 15c3-5 3-5 3-7 0-5-4-8-8-8-3 0-6 2-9 9-30 67-60 135-90 202-31-67-61-135-91-203-4-7-6-8-9-8-5 0-8 3-8 8 0 1 0 1 2 6 32 72 65 145 97 216 3 7 6 8 9 8 4 0 5-2 9-8 32-71 63-143 95-215z"><text:p/></draw:path><draw:path draw:style-name="gr1302" draw:text-style-name="P131" svg:width="0.192cm" svg:height="0.173cm" svg:x="1.314cm" svg:y="0.127cm" svg:viewBox="0 0 193 174" svg:d="M118 54c3-10 12-46 38-46 2 0 11 0 20 5-11 2-19 11-19 21 0 7 5 13 15 13 8 0 21-6 21-22 0-19-24-25-36-25-23 0-36 20-40 29-10-26-31-29-42-29-41 0-63 50-63 59 0 4 3 3 5 4 3 0 4-1 5-5 13-40 39-50 52-50 7 0 21 4 21 26 0 12-7 38-21 92-7 24-20 39-37 39-2 0-12 0-19-4 10-2 18-10 18-21 0-10-8-13-14-13-12 0-22 10-22 22 0 16 20 25 36 25 26 0 40-26 41-29 4 15 19 29 42 29 39 0 61-50 61-58 0-5-3-5-4-5-3 0-4 1-4 5-14 40-40 49-52 49-15 0-21-11-21-24 0-9 2-18 6-34 4-18 8-35 13-53z"><text:p/></draw:path><draw:path draw:style-name="gr1303" draw:text-style-name="P131" svg:width="0.192cm" svg:height="0.223cm" svg:x="1.664cm" svg:y="0.089cm" svg:viewBox="0 0 193 224" svg:d="M179 120c7 0 14 0 14-8 0-7-7-7-14-7-55 0-109 0-164 0 5-52 50-90 104-90 20 0 41 0 60 0 7 0 14 0 14-7 0-8-7-8-14-8-21 0-40 0-61 0-66 0-118 51-118 112s52 112 118 112c21 0 40 0 61 0 7 0 14 0 14-8s-7-8-14-8c-19 0-40 0-60 0-54 0-99-37-104-88 55 0 109 0 164 0z"><text:p/></draw:path><draw:path draw:style-name="gr1304" draw:text-style-name="P131" svg:width="0.155cm" svg:height="0.326cm" svg:x="2.015cm" svg:y="0cm" svg:viewBox="0 0 156 327" svg:d="M132 8c0-5-3-8-9-8-5 0-6 4-9 12-4 16-1 2-5 18-4-2-17-8-31-8-22 0-47 11-61 41-16 32-17 66-17 101 0 24 0 94 33 123-9 30-9 31-9 32 0 5 4 8 8 8 7 0 8-4 10-12 4-15 0-2 4-18 10 6 21 8 32 8 43 0 60-36 67-54 10-27 11-59 11-87 0-27 0-91-34-124 3-11 7-21 10-32zM39 270c-14-27-14-74-14-110 0-31 0-58 6-83 8-35 30-47 47-47 8 0 18 2 28 11-22 76-45 153-67 229zM118 56c12 23 12 67 12 104 0 27 0 56-5 82-6 40-27 55-47 55-9 0-19-3-27-12 22-76 45-153 67-229z"><text:p/></draw:path></draw:g>. ידועה זהות <draw:g text:anchor-type="as-char" svg:y="-0.284cm" draw:z-index="196" draw:style-name="gr1"><svg:title>TexMaths</svg:title><svg:desc>11§display§A \lor A \iff A§svg§600§FALSE§</svg:desc><draw:path draw:style-name="gr1290" draw:text-style-name="P130" svg:width="2.383cm" svg:height="0.244cm" svg:x="0.006cm" svg:y="0.02cm" svg:viewBox="0 0 2384 245" svg:d="M0 0c795 0 1589 0 2384 0 0 82 0 163 0 245-795 0-1589 0-2384 0 0-82 0-163 0-245z"><text:p/></draw:path><draw:path draw:style-name="gr1291" draw:text-style-name="P131" svg:width="0.264cm" svg:height="0.274cm" svg:x="-0.001cm" svg:y="0cm" svg:viewBox="0 0 265 275" svg:d="M56 230c-15 26-31 31-47 32-6 2-9 2-9 8 0 3 2 5 5 5 10 0 22-2 33-2 14 0 27 2 39 2 2 0 8 0 8-7 0-4-4-6-7-6-9 0-18-3-18-13 0-4 3-9 6-14 10-16 19-32 29-49 33 0 64 0 97 0 0 8 6 60 6 64 0 11-20 12-28 12-5 0-9 0-9 8 0 5 3 3 5 5 17 0 33-2 48-2 10 0 35 2 44 2 3 0 7 0 7-8 0-5-3-5-9-5-24 0-24-2-25-13-8-80-15-160-23-240-1-8-1-9-8-9-5 0-8 2-10 7-45 75-89 148-134 223zM102 174c26-42 51-85 76-127 5 42 8 85 12 127-29 0-58 0-88 0z"><text:p/></draw:path><draw:path draw:style-name="gr1292" draw:text-style-name="P131" svg:width="0.213cm" svg:height="0.237cm" svg:x="0.383cm" svg:y="0.045cm" svg:viewBox="0 0 214 238" svg:d="M212 15c2-4 2-5 2-7 0-5-3-8-7-8s-6 3-9 9c-30 67-61 135-90 203-31-68-61-136-92-203-3-8-6-9-8-9-5 0-8 3-8 8 0 1 0 2 2 6 32 72 64 145 96 216 3 7 5 8 10 8 4 0 5-2 7-8 32-71 65-143 97-215z"><text:p/></draw:path><draw:path draw:style-name="gr1293" draw:text-style-name="P131" svg:width="0.264cm" svg:height="0.274cm" svg:x="0.718cm" svg:y="0cm" svg:viewBox="0 0 265 275" svg:d="M56 230c-15 26-31 31-48 32-5 2-8 2-8 8 0 3 2 5 5 5 10 0 22-2 33-2 13 0 27 2 39 2 2 0 8 0 8-7 0-4-4-6-7-6-9 0-18-3-18-13 0-4 3-9 5-14 10-16 20-32 30-49 31 0 64 0 96 0 1 8 7 60 7 64 0 11-20 12-28 12-5 0-9 0-9 8 0 5 4 5 5 5 17 0 33-2 48-2 10 0 35 2 44 2 3 0 7 0 7-8 0-5-3-5-9-5-24 0-24-2-25-13-8-80-15-160-23-240-1-8-1-9-8-9-6 0-8 2-10 7-45 75-89 148-134 223zM102 174c26-42 51-85 76-127 5 42 8 85 12 127-29 0-58 0-88 0z"><text:p/></draw:path><draw:path draw:style-name="gr1294" draw:text-style-name="P131" svg:width="0.342cm" svg:height="0.21cm" svg:x="1.23cm" svg:y="0.074cm" svg:viewBox="0 0 343 211" svg:d="M330 150c7 0 13 0 13-7s-6-7-14-7c-82 0-164 0-245 0-16-15-36-25-49-30 14-7 33-17 49-30 81 0 163 0 245 0 8 0 14 0 14-8 0-7-6-7-13-7-76 0-153 0-229 0 19-18 39-52 39-57 0-4-5-4-7-4-3 0-7 0-8 3-7 15-18 34-44 58-26 23-52 33-72 39-7 3-7 3-8 4-1 0-1 1-1 2s0 1 0 2c1 0 1 0 2 1 2 0 1 0 8 2 53 16 91 50 113 92 3 8 5 8 10 8 2 0 7 0 7-5 0-4-20-38-39-56 76 0 153 0 229 0z"><text:p/></draw:path><draw:path draw:style-name="gr1295" draw:text-style-name="P131" svg:width="0.342cm" svg:height="0.21cm" svg:x="1.552cm" svg:y="0.074cm" svg:viewBox="0 0 343 211" svg:d="M258 76c17 14 37 24 50 30-14 5-33 16-50 30-81 0-163 0-245 0-6 0-13 0-13 7s7 7 13 7c76 0 152 0 228 0-18 18-39 52-39 56 0 5 6 5 8 5 3 0 6 0 8-4 7-14 18-35 44-57s53-33 72-39c7-2 7-2 8-3 1 0 1-1 1-2s0-2-1-2c0-1-1-1-1-1-1 0-1-2-9-4-52-15-90-50-112-91-4-8-4-8-10-8-2 0-8 0-8 4 0 5 20 39 39 57-76 0-152 0-228 0-6 0-13 0-13 7 0 8 7 8 13 8 82 0 164 0 245 0z"><text:p/></draw:path><draw:path draw:style-name="gr1296" draw:text-style-name="P131" svg:width="0.264cm" svg:height="0.274cm" svg:x="2.145cm" svg:y="0cm" svg:viewBox="0 0 265 275" svg:d="M56 230c-15 26-31 31-48 32-5 2-8 2-8 8 0 3 2 5 5 5 10 0 22-2 33-2 13 0 27 2 39 2 2 0 8 0 8-7 0-4-5-6-7-6-9 0-19-3-19-13 0-4 4-9 6-14 10-16 20-32 30-49 31 0 64 0 96 0 1 8 7 60 7 64 0 11-20 12-28 12-5 0-9 0-9 8 0 5 4 5 5 5 15 0 33-2 48-2 10 0 35 2 44 2 3 0 7 0 7-8 0-5-4-5-9-5-24 0-24-2-25-13-8-80-15-160-23-240-1-8-1-9-8-9-6 0-8 2-10 7-45 75-89 148-134 223zM102 174c26-42 51-85 76-127 5 42 8 85 12 127-29 0-58 0-88 0z"><text:p/></draw:path></draw:g>, משמע הטענה הקודמת אמ"מ <draw:g text:anchor-type="as-char" svg:y="-0.303cm" draw:z-index="197" draw:style-name="gr1"><svg:title>TexMaths</svg:title><svg:desc>11§display§x \in \emptyset§svg§600§FALSE§</svg:desc><draw:path draw:style-name="gr1286" draw:text-style-name="P130" svg:width="0.825cm" svg:height="0.286cm" svg:x="0.008cm" svg:y="0.019cm" svg:viewBox="0 0 826 287" svg:d="M0 0c275 0 551 0 826 0 0 96 0 192 0 287-275 0-551 0-826 0 0-95 0-191 0-287z"><text:p/></draw:path><draw:path draw:style-name="gr1287" draw:text-style-name="P131" svg:width="0.192cm" svg:height="0.173cm" svg:x="-0.001cm" svg:y="0.127cm" svg:viewBox="0 0 193 174" svg:d="M118 54c2-10 11-46 38-46 2 0 11 0 19 5-10 2-18 11-18 21 0 7 4 13 15 13 8 0 21-6 21-22 0-19-24-25-37-25-22 0-35 20-40 29-9-26-30-29-41-29-41 0-63 50-63 59 0 4 3 3 4 4 4 0 5-1 6-5 13-40 39-50 52-50 7 0 21 4 21 26 0 12-7 38-21 92-7 24-20 39-37 39-3 0-12 0-19-4 10-2 17-10 17-21 0-10-7-13-14-13-11 0-21 10-21 22 0 16 20 25 36 25 26 0 40-26 41-29 4 15 19 29 42 29 39 0 61-50 61-58 0-5-3-5-4-5-3 0-4 1-5 5-13 40-39 49-51 49-15 0-22-11-22-24 0-9 2-18 7-34 4-18 8-35 13-53z"><text:p/></draw:path><draw:path draw:style-name="gr1288" draw:text-style-name="P131" svg:width="0.193cm" svg:height="0.223cm" svg:x="0.348cm" svg:y="0.089cm" svg:viewBox="0 0 194 224" svg:d="M179 120c7 0 15 0 15-8 0-7-8-7-15-7-54 0-109 0-163 0 5-52 49-90 104-90 20 0 40 0 59 0 7 0 15 0 15-7 0-8-8-8-15-8-21 0-40 0-60 0-66 0-119 51-119 112s53 112 119 112c20 0 39 0 60 0 7 0 15 0 15-8s-8-8-15-8c-19 0-39 0-59 0-55 0-99-37-104-88 54 0 109 0 163 0z"><text:p/></draw:path><draw:path draw:style-name="gr1289" draw:text-style-name="P131" svg:width="0.155cm" svg:height="0.326cm" svg:x="0.698cm" svg:y="0cm" svg:viewBox="0 0 156 327" svg:d="M132 8c0-5-3-8-8-8-6 0-7 4-10 12-4 16-1 2-4 18-5-2-18-8-32-8-22 0-47 11-62 41-14 32-16 66-16 101 0 24 0 94 33 123-9 30-9 31-9 32 0 5 4 8 8 8 7 0 8-4 10-12 4-15 0-2 4-18 10 6 21 8 32 8 43 0 61-36 67-54 10-27 11-59 11-87 0-27 0-91-34-124 3-11 7-21 10-32zM39 270c-14-27-14-74-14-110 0-31 0-58 6-83 8-35 29-47 47-47 8 0 18 2 28 11-22 76-45 153-67 229zM118 56c12 23 12 67 12 104 0 27 0 56-5 82-6 40-27 55-47 55-9 0-19-3-27-12 22-76 45-153 67-229z"><text:p/></draw:path></draw:g>, כדרוש.</text:p>
            </text:list-item>
          </text:list>
        </text:list-item>
        <text:list-item>
          <text:p text:style-name="P111">מספיק:</text:p>
          <text:list>
            <text:list-item>
              <text:p text:style-name="P112">נניח שמתקיים <draw:g text:anchor-type="as-char" svg:y="-0.295cm" draw:z-index="199" draw:style-name="gr1"><svg:title>TexMaths</svg:title><svg:desc>11§display§\forall x. (x \in A \land x \notin B) \lor (x \in B \land x \notin A) \siff x \in \emptyset§svg§600§FALSE§</svg:desc><draw:path draw:style-name="gr1177" draw:text-style-name="P130" svg:width="8.162cm" svg:height="0.352cm" svg:x="0.092cm" svg:y="0.019cm" svg:viewBox="0 0 8163 353" svg:d="M0 0c2720 0 5442 0 8163 0 0 118 0 235 0 353-2721 0-5443 0-8163 0 0-118 0-235 0-353z"><text:p/></draw:path><draw:path draw:style-name="gr1178" draw:text-style-name="P131" svg:width="0.214cm" svg:height="0.274cm" svg:x="0cm" svg:y="0.03cm" svg:viewBox="0 0 215 275" svg:d="M213 15c2-4 2-5 2-7 0-4-3-8-8-8s-7 5-9 9c-11 28-21 56-32 84-39 0-78 0-118 0-11-28-20-56-31-84-3-6-4-9-9-9-4 0-8 4-8 8 0 1 0 2 2 7 32 84 65 167 97 251 1 5 3 9 9 9 5 0 6-5 8-8 33-83 64-168 97-252zM55 109c35 0 69 0 105 0-18 45-35 91-52 136-18-45-35-91-53-136z"><text:p/></draw:path><draw:path draw:style-name="gr1179" draw:text-style-name="P131" svg:width="0.192cm" svg:height="0.173cm" svg:x="0.225cm" svg:y="0.128cm" svg:viewBox="0 0 193 174" svg:d="M119 54c2-10 11-46 37-46 2 0 12 0 20 5-11 2-19 11-19 21 0 6 5 13 15 13 8 0 21-6 21-22 0-20-22-25-36-25-23 0-36 20-40 29-10-26-31-29-42-29-41 0-63 49-63 59 0 4 5 4 6 4 2 0 3-1 4-5 13-40 39-50 52-50 7 0 21 3 21 26 0 12-7 37-21 91-6 24-20 41-37 41-2 0-11 0-19-6 10-2 18-9 18-20 0-10-8-14-14-14-12 0-22 10-22 22 0 18 20 26 36 26 27 0 40-27 41-29 6 14 19 29 42 29 39 0 63-50 63-60 0-3-5-3-6-3-3 0-4 1-4 4-14 41-40 51-52 51-15 0-21-13-21-26 0-8 2-17 7-33 4-18 8-36 13-53z"><text:p/></draw:path><draw:path draw:style-name="gr1180" draw:text-style-name="P131" svg:width="0.041cm" svg:height="0.04cm" svg:x="0.468cm" svg:y="0.255cm" svg:viewBox="0 0 42 41" svg:d="M42 21c0-11-10-21-21-21s-21 10-21 21 10 20 21 20 21-9 21-20z"><text:p/></draw:path><draw:path draw:style-name="gr1181" draw:text-style-name="P131" svg:width="0.089cm" svg:height="0.383cm" svg:x="0.58cm" svg:y="0.009cm" svg:viewBox="0 0 90 384" svg:d="M90 379c0-1 0-1-6-8-49-48-61-122-61-179 0-67 14-134 62-182 5-5 5-6 5-7 0-2-1-3-4-3s-39 26-61 75c-19 43-25 84-25 117 0 29 4 76 26 119 24 47 57 73 60 73s4-2 4-5z"><text:p/></draw:path><draw:path draw:style-name="gr1182" draw:text-style-name="P131" svg:width="0.192cm" svg:height="0.173cm" svg:x="0.705cm" svg:y="0.128cm" svg:viewBox="0 0 193 174" svg:d="M118 54c2-10 11-46 37-46 2 0 12 0 20 5-11 2-19 11-19 21 0 6 5 13 16 13 7 0 21-6 21-22 0-20-24-25-37-25-23 0-36 20-40 29-10-26-31-29-42-29-41 0-63 49-63 59 0 4 4 4 6 4s3-1 4-5c13-40 38-50 52-50 7 0 21 3 21 26 0 12-7 37-21 91-6 24-20 41-37 41-2 0-11 0-19-6 9-2 18-9 18-20 0-10-9-14-14-14-12 0-21 10-21 22 0 18 19 26 36 26 26 0 39-27 40-29 5 14 19 29 42 29 40 0 62-50 62-60 0-3-4-3-5-3-3 0-3 1-4 4-14 41-40 51-52 51-16 0-21-13-21-26 0-8 2-17 7-33 4-18 8-36 13-53z"><text:p/></draw:path><draw:path draw:style-name="gr1183" draw:text-style-name="P131" svg:width="0.193cm" svg:height="0.221cm" svg:x="1.053cm" svg:y="0.088cm" svg:viewBox="0 0 194 222" svg:d="M179 120c7 0 15 0 15-8s-8-8-15-8c-55 0-109 0-164 0 6-51 50-89 105-89 20 0 40 0 59 0 7 0 15 0 15-7 0-8-8-8-15-8-19 0-40 0-60 0-66 0-119 51-119 112 0 62 53 110 119 110 20 0 41 0 60 0 7 0 15 0 15-8 0-7-8-7-15-7-19 0-39 0-59 0-55 0-99-36-105-87 55 0 109 0 164 0z"><text:p/></draw:path><draw:path draw:style-name="gr1184" draw:text-style-name="P131" svg:width="0.264cm" svg:height="0.273cm" svg:x="1.4cm" svg:y="0.021cm" svg:viewBox="0 0 265 274" svg:d="M56 230c-16 26-31 32-48 33-5 0-8 0-8 7 0 3 2 4 6 4 9 0 22-1 33-1 12 0 26 1 38 1 2 0 8 0 8-7 0-4-5-4-7-4-9-1-19-5-19-15 0-4 4-8 6-14 10-15 20-32 30-47 32 0 65 0 96 0 2 8 7 59 7 62 0 13-20 14-27 14-6 0-10 0-10 7 0 4 4 4 5 4 16 0 33-1 49-1 9 0 34 1 44 1 2 0 6 0 6-8 0-3-3-3-9-3-24 0-24-4-25-15-8-79-15-159-23-239-1-8-1-9-8-9-6 0-7 2-10 7-45 74-89 149-134 223zM102 175c26-43 51-86 76-128 5 42 8 85 12 128-29 0-58 0-88 0z"><text:p/></draw:path><draw:path draw:style-name="gr1185" draw:text-style-name="P131" svg:width="0.214cm" svg:height="0.236cm" svg:x="1.784cm" svg:y="0.067cm" svg:viewBox="0 0 215 237" svg:d="M116 8c-3-7-6-8-9-8-5 0-6 2-8 8-32 71-65 143-97 214-2 5-2 5-2 8 0 4 3 7 8 7 2 0 5-1 9-7 29-67 60-135 90-204 31 69 60 137 91 204 3 7 8 7 9 7 4 0 8-3 8-7 0-1 0-1-3-6-32-71-65-144-96-216z"><text:p/></draw:path><draw:path draw:style-name="gr1186" draw:text-style-name="P131" svg:width="0.192cm" svg:height="0.173cm" svg:x="2.117cm" svg:y="0.128cm" svg:viewBox="0 0 193 174" svg:d="M118 54c2-10 11-46 38-46 2 0 11 0 19 5-10 2-18 11-18 21 0 6 4 13 15 13 8 0 21-6 21-22 0-20-24-25-37-25-22 0-36 20-40 29-10-26-30-29-42-29-40 0-62 49-62 59 0 4 3 4 5 4 3 0 4-1 5-5 12-40 39-50 52-50 6 0 21 3 21 26 0 12-7 37-21 91-7 24-20 41-38 41-2 0-11 0-18-6 8-2 17-9 17-20 0-10-9-14-14-14-11 0-21 10-21 22 0 18 19 26 36 26 26 0 40-27 41-29 4 14 19 29 42 29 39 0 61-50 61-60 0-3-3-3-4-3-3 0-4 1-5 4-13 41-39 51-52 51-14 0-21-13-21-26 0-8 2-17 7-33 4-18 8-36 13-53z"><text:p/></draw:path><draw:path draw:style-name="gr1187" draw:text-style-name="P131" svg:width="0.15cm" svg:height="0.383cm" svg:x="2.498cm" svg:y="0.009cm" svg:viewBox="0 0 151 384" svg:d="M149 14c2-5 1-4 2-6 0-5-4-8-8-8-2 0-5 1-7 3-45 122-89 244-134 366-2 5-1 5-2 7 0 4 4 8 8 8 5 0 6-3 9-9 44-120 88-241 132-361z"><text:p/></draw:path><draw:path draw:style-name="gr1188" draw:text-style-name="P131" svg:width="0.193cm" svg:height="0.221cm" svg:x="2.466cm" svg:y="0.088cm" svg:viewBox="0 0 194 222" svg:d="M180 120c7 0 14 0 14-8s-7-8-14-8c-55 0-108 0-163 0 4-51 48-89 103-89 20 0 41 0 60 0 7 0 14 0 14-7 0-8-7-8-14-8-20 0-40 0-61 0-66 0-119 51-119 112 0 62 53 110 119 110 21 0 41 0 61 0 7 0 14 0 14-8 0-7-7-7-14-7-19 0-40 0-60 0-55 0-99-36-103-87 55 0 108 0 163 0z"><text:p/></draw:path><draw:path draw:style-name="gr1189" draw:text-style-name="P131" svg:width="0.275cm" svg:height="0.261cm" svg:x="2.816cm" svg:y="0.034cm" svg:viewBox="0 0 276 262" svg:d="M45 232c-3 15-4 19-35 19-7 0-10 0-10 7 0 4 3 4 10 4 46 0 92 0 139 0 60 0 106-45 106-82 0-27-23-50-60-55 40-6 81-35 81-71 0-29-26-54-72-54-43 0-87 0-130 0-7 0-11 0-11 8 0 4 3 4 11 4 1 0 7 0 14 1 8 0 11 1 11 6 0 2-1 3-2 7-18 69-34 138-52 206zM103 122c8-32 17-64 25-96 3-13 4-14 21-14 16 0 33 0 49 0 34 0 43 23 43 40 0 34-34 70-80 70-19 0-39 0-58 0zM86 251c-5 0-6 0-8-2-4 0-5 0-5-3 0-1 0-2 2-9 9-35 17-71 26-106 24 0 50 0 74 0 36 0 44 28 44 45 0 37-34 75-80 75-18 0-36 0-53 0z"><text:p/></draw:path><draw:path draw:style-name="gr1190" draw:text-style-name="P131" svg:width="0.089cm" svg:height="0.383cm" svg:x="3.134cm" svg:y="0.009cm" svg:viewBox="0 0 90 384" svg:d="M90 192c0-29-4-77-25-119-24-49-57-73-61-73-2 0-4 1-4 3 0 1 0 2 8 9 37 39 59 100 59 180 0 65-14 132-61 182-6 4-6 4-6 5 0 3 2 5 4 5 4 0 39-27 62-75 19-43 24-86 24-117z"><text:p/></draw:path><draw:path draw:style-name="gr1191" draw:text-style-name="P131" svg:width="0.215cm" svg:height="0.236cm" svg:x="3.369cm" svg:y="0.067cm" svg:viewBox="0 0 216 237" svg:d="M212 15c3-5 4-5 4-7 0-5-5-8-8-8-4 0-7 2-10 9-30 67-60 135-90 202-31-67-61-135-91-203-3-7-6-8-9-8-5 0-8 3-8 8 0 1 0 1 2 6 32 72 65 144 97 216 3 6 6 7 9 7 4 0 6-2 9-7 32-72 63-143 95-215z"><text:p/></draw:path><draw:path draw:style-name="gr1192" draw:text-style-name="P131" svg:width="0.089cm" svg:height="0.383cm" svg:x="3.73cm" svg:y="0.009cm" svg:viewBox="0 0 90 384" svg:d="M90 379c0-1 0-1-6-8-49-48-62-122-62-179 0-67 15-134 63-182 5-5 5-6 5-7 0-2-2-3-4-3-3 0-39 26-62 75-20 43-24 84-24 117 0 29 4 76 25 119 23 47 58 73 61 73 2 0 4-2 4-5z"><text:p/></draw:path><draw:path draw:style-name="gr1193" draw:text-style-name="P131" svg:width="0.192cm" svg:height="0.173cm" svg:x="3.853cm" svg:y="0.128cm" svg:viewBox="0 0 193 174" svg:d="M118 54c2-10 11-46 38-46 2 0 11 0 20 5-11 2-19 11-19 21 0 6 5 13 15 13 8 0 21-6 21-22 0-20-24-25-37-25-22 0-35 20-39 29-10-26-31-29-42-29-41 0-63 49-63 59 0 4 3 3 5 4 3 0 4-1 5-5 13-40 39-50 52-50 7 0 21 3 21 26 0 12-7 37-21 91-7 24-20 41-38 41-2 0-11 0-18-6 10-2 17-9 17-20 0-10-7-14-14-14-11 0-21 10-21 22 0 18 20 26 36 26 26 0 40-27 41-29 4 14 19 29 42 29 39 0 61-50 61-60 0-3-3-3-4-3-3 0-4 1-5 4-13 41-39 51-51 51-15 0-22-13-22-26 0-8 2-17 7-33 4-18 8-36 13-53z"><text:p/></draw:path><draw:path draw:style-name="gr1194" draw:text-style-name="P131" svg:width="0.192cm" svg:height="0.221cm" svg:x="4.202cm" svg:y="0.088cm" svg:viewBox="0 0 193 222" svg:d="M179 120c7 0 14 0 14-8s-7-8-14-8c-55 0-109 0-164 0 5-51 50-89 104-89 20 0 41 0 60 0 7 0 14 0 14-7 0-8-7-8-14-8-21 0-40 0-61 0-66 0-118 51-118 112 0 62 52 110 118 110 21 0 40 0 61 0 7 0 14 0 14-8 0-7-7-7-14-7-19 0-40 0-60 0-54 0-99-36-104-87 55 0 109 0 164 0z"><text:p/></draw:path><draw:path draw:style-name="gr1195" draw:text-style-name="P131" svg:width="0.275cm" svg:height="0.261cm" svg:x="4.551cm" svg:y="0.034cm" svg:viewBox="0 0 276 262" svg:d="M45 232c-3 15-4 19-35 19-6 0-10 0-10 7 0 4 3 4 10 4 46 0 92 0 139 0 60 0 106-45 106-82 0-27-22-50-60-55 40-6 81-35 81-71 0-29-25-54-71-54-44 0-87 0-131 0-7 0-11 0-11 8 0 4 3 4 11 4 1 0 7 0 14 1 8 0 11 1 11 6 0 2 0 3-1 7-18 69-35 138-53 206zM105 122c7-32 15-64 23-96 3-13 4-14 21-14 16 0 34 0 50 0 34 0 42 23 42 40 0 34-33 70-80 70-19 0-38 0-56 0zM87 251c-6 0-7 0-9-2-4 0-5 0-5-3 0-1 0-2 2-9 9-35 17-71 26-106 24 0 50 0 74 0 37 0 44 28 44 45 0 37-34 75-80 75-18 0-34 0-52 0z"><text:p/></draw:path><draw:path draw:style-name="gr1196" draw:text-style-name="P131" svg:width="0.214cm" svg:height="0.236cm" svg:x="4.954cm" svg:y="0.067cm" svg:viewBox="0 0 215 237" svg:d="M117 8c-4-7-6-8-9-8-6 0-7 2-9 8-32 71-65 143-97 214-2 5-2 5-2 8 0 4 3 7 8 7 2 0 5-1 9-7 30-67 60-135 91-204 30 69 60 137 90 204 3 7 8 7 9 7 4 0 8-3 8-7 0-1 0-1-3-6-32-71-63-144-95-216z"><text:p/></draw:path><draw:path draw:style-name="gr1197" draw:text-style-name="P131" svg:width="0.192cm" svg:height="0.173cm" svg:x="5.288cm" svg:y="0.128cm" svg:viewBox="0 0 193 174" svg:d="M118 54c2-10 11-46 38-46 2 0 11 0 20 5-11 2-19 11-19 21 0 6 5 13 15 13 8 0 21-6 21-22 0-20-24-25-37-25-22 0-35 20-40 29-9-26-30-29-41-29-41 0-63 49-63 59 0 4 3 4 5 4 3 0 4-1 5-5 13-40 39-50 52-50 6 0 21 3 21 26 0 12-7 37-21 91-7 24-20 41-38 41-2 0-11 0-18-6 10-2 17-9 17-20 0-10-7-14-14-14-11 0-21 10-21 22 0 18 20 26 36 26 26 0 40-27 41-29 4 14 19 29 42 29 39 0 61-50 61-60 0-3-3-3-4-3-3 0-4 1-5 4-13 41-39 51-51 51-15 0-22-13-22-26 0-8 2-17 7-33 4-18 8-36 13-53z"><text:p/></draw:path><draw:path draw:style-name="gr1198" draw:text-style-name="P131" svg:width="0.149cm" svg:height="0.383cm" svg:x="5.669cm" svg:y="0.009cm" svg:viewBox="0 0 150 384" svg:d="M149 14c1-5 1-4 1-6 0-5-4-8-8-8-2 0-6 1-7 3-45 122-89 244-134 366-1 5-1 5-1 7 0 4 3 8 8 8 4 0 5-3 7-9 44-120 90-241 134-361z"><text:p/></draw:path><draw:path draw:style-name="gr1199" draw:text-style-name="P131" svg:width="0.193cm" svg:height="0.221cm" svg:x="5.636cm" svg:y="0.088cm" svg:viewBox="0 0 194 222" svg:d="M180 120c7 0 14 0 14-8s-7-8-14-8c-55 0-108 0-163 0 4-51 48-89 103-89 20 0 41 0 60 0 7 0 14 0 14-7 0-8-7-8-14-8-20 0-40 0-61 0-66 0-119 51-119 112 0 62 53 110 119 110 21 0 41 0 61 0 7 0 14 0 14-8 0-7-7-7-14-7-19 0-40 0-60 0-55 0-99-36-103-87 55 0 108 0 163 0z"><text:p/></draw:path><draw:path draw:style-name="gr1200" draw:text-style-name="P131" svg:width="0.265cm" svg:height="0.273cm" svg:x="5.983cm" svg:y="0.021cm" svg:viewBox="0 0 266 274" svg:d="M56 230c-15 26-31 32-47 33-5 0-9 0-9 7 0 3 2 4 6 4 11 0 22-1 33-1 13 0 26 1 38 1 3 0 8 0 8-7 0-4-4-4-7-4-9-1-17-5-17-15 0-4 2-8 5-14 10-15 20-32 30-47 32 0 65 0 97 0 0 8 5 59 5 62 0 13-20 14-27 14-6 0-9 0-9 7 0 4 4 4 5 4 16 0 32-1 48-1 9 0 34 1 44 1 2 0 7 0 7-8 0-3-4-3-10-3-23 0-23-4-24-15-8-79-16-159-24-239-1-8-1-9-8-9-5 0-7 2-10 7-45 74-89 149-134 223zM102 175c26-43 51-86 76-128 5 42 9 85 13 128-29 0-59 0-89 0z"><text:p/></draw:path><draw:path draw:style-name="gr1201" draw:text-style-name="P131" svg:width="0.088cm" svg:height="0.383cm" svg:x="6.282cm" svg:y="0.009cm" svg:viewBox="0 0 89 384" svg:d="M89 192c0-29-4-77-25-119-23-49-56-73-61-73-2 0-3 1-3 3 0 1 0 2 7 9 38 39 60 100 60 180 0 65-14 132-63 182-4 4-4 4-4 5 0 3 1 5 3 5 5 0 39-27 62-75 20-43 24-86 24-117z"><text:p/></draw:path><draw:path draw:style-name="gr1202" draw:text-style-name="P131" svg:width="0.342cm" svg:height="0.199cm" svg:x="6.54cm" svg:y="0.1cm" svg:viewBox="0 0 343 200" svg:d="M329 109c7 0 14 0 14-8s-7-8-14-8c-96 0-191 0-287 0 21-16 32-31 35-37 17-26 13-34 20-51 0-5-5-5-8-5-6 0-6 1-9 8-8 38-30 70-74 88-5 2-6 2-6 5 0 2 1 3 6 5 39 16 66 47 75 90 2 3 2 4 8 4 3 0 8 0 8-3 0-1-3-26-20-51-8-12-19-25-35-37 96 0 191 0 287 0z"><text:p/></draw:path><draw:path draw:style-name="gr1203" draw:text-style-name="P131" svg:width="0.342cm" svg:height="0.199cm" svg:x="6.861cm" svg:y="0.1cm" svg:viewBox="0 0 343 200" svg:d="M301 109c-20 16-31 32-35 36-17 28-13 34-20 52 0 3 5 3 8 3 7 0 7 0 8-7 9-37 32-69 76-87 4-2 5-3 5-5 0-3-2-4-3-4-17-7-64-26-78-90-1-6-1-7-8-7-3 0-8 0-8 5 7 17 4 25 20 51 8 11 19 25 35 37-95 0-191 0-287 0-7 0-14 0-14 8s7 8 14 8c96 0 192 0 287 0z"><text:p/></draw:path><draw:path draw:style-name="gr1204" draw:text-style-name="P131" svg:width="0.192cm" svg:height="0.173cm" svg:x="7.345cm" svg:y="0.128cm" svg:viewBox="0 0 193 174" svg:d="M118 54c2-10 11-46 38-46 2 0 11 0 20 5-11 2-19 11-19 21 0 6 5 13 15 13 8 0 21-6 21-22 0-20-24-25-37-25-22 0-35 20-40 29-9-26-30-29-41-29-41 0-63 49-63 59 0 4 3 4 5 4 3 0 4-1 5-5 13-40 39-50 52-50 6 0 21 3 21 26 0 12-7 37-21 91-7 24-20 41-38 41-2 0-11 0-18-6 10-2 17-9 17-20 0-10-7-14-14-14-11 0-21 10-21 22 0 18 20 26 36 26 26 0 40-27 41-29 4 14 19 29 42 29 39 0 61-50 61-60 0-3-3-3-4-3-3 0-4 1-5 4-13 41-39 51-51 51-15 0-22-13-22-26 0-8 2-17 7-33 4-18 8-36 13-53z"><text:p/></draw:path><draw:path draw:style-name="gr1205" draw:text-style-name="P131" svg:width="0.193cm" svg:height="0.221cm" svg:x="7.693cm" svg:y="0.088cm" svg:viewBox="0 0 194 222" svg:d="M180 120c7 0 14 0 14-8s-7-8-14-8c-55 0-108 0-163 0 4-51 48-89 103-89 20 0 41 0 60 0 7 0 14 0 14-7 0-8-7-8-14-8-20 0-40 0-61 0-66 0-119 51-119 112 0 62 53 110 119 110 21 0 41 0 61 0 7 0 14 0 14-8 0-7-7-7-14-7-19 0-40 0-60 0-55 0-99-36-103-87 55 0 108 0 163 0z"><text:p/></draw:path><draw:path draw:style-name="gr1206" draw:text-style-name="P131" svg:width="0.155cm" svg:height="0.325cm" svg:x="8.046cm" svg:y="0cm" svg:viewBox="0 0 156 326" svg:d="M132 8c0-5-3-8-9-8-5 0-6 4-9 12-4 15-1 2-5 18-4-3-17-8-31-8-22 0-47 11-61 41-16 30-17 66-17 102 0 24 0 92 33 122-9 30-9 31-9 32 0 4 4 7 8 7 5 0 8-4 10-12 4-15 0-2 4-17 10 4 21 7 32 7 43 0 60-36 67-55 10-26 11-57 11-84 0-29 0-92-34-125 3-11 7-21 10-32zM39 269c-14-26-14-72-14-110 0-30 0-57 6-82 8-35 30-47 47-47 8 0 18 2 28 11-22 75-45 152-67 228zM118 56c12 22 12 67 12 103 0 29 0 56-5 82-6 40-27 55-47 55-9 0-19-3-27-11 22-76 45-153 67-229z"><text:p/></draw:path></draw:g><text:s/><text:span text:style-name="T43">(טענה 1) </text:span>ונוכיח שנגרר <draw:g text:anchor-type="as-char" svg:y="-0.275cm" draw:z-index="200" draw:style-name="gr1"><svg:title>TexMaths</svg:title><svg:desc>11§display§A = B§svg§600§FALSE§</svg:desc><draw:path draw:style-name="gr1173" draw:text-style-name="P130" svg:width="1.054cm" svg:height="0.234cm" svg:x="0.006cm" svg:y="0.02cm" svg:viewBox="0 0 1055 235" svg:d="M0 0c352 0 703 0 1055 0 0 78 0 157 0 235-352 0-703 0-1055 0 0-78 0-157 0-235z"><text:p/></draw:path><draw:path draw:style-name="gr1174" draw:text-style-name="P131" svg:width="0.264cm" svg:height="0.274cm" svg:x="-0.001cm" svg:y="0cm" svg:viewBox="0 0 265 275" svg:d="M56 231c-15 25-31 30-47 32-6 0-9 0-9 7 0 2 2 5 5 5 10 0 22-1 33-1 14 0 27 1 39 1 2 0 8 0 8-8 0-4-4-4-7-4-9-2-18-4-18-14 0-4 3-8 6-14 10-16 19-33 28-49 32 0 65 0 97 0 1 7 7 60 7 64 0 11-20 13-28 13-5 0-10 0-10 7 0 5 4 4 6 5 16 0 33-1 48-1 10 0 34 1 44 1 2 0 7 0 7-8 0-4-3-4-9-4-24 0-24-3-25-14-8-80-16-160-23-240-1-8-1-9-8-9-6 0-8 2-10 7-45 74-89 149-134 224zM102 174c25-42 51-85 76-127 4 42 8 85 12 127-30 0-58 0-88 0z"><text:p/></draw:path><draw:path draw:style-name="gr1175" draw:text-style-name="P131" svg:width="0.255cm" svg:height="0.089cm" svg:x="0.405cm" svg:y="0.134cm" svg:viewBox="0 0 256 90" svg:d="M243 15c5 0 13 0 13-7 0-8-8-8-13-8-77 0-154 0-231 0-5 0-12 0-12 8 0 7 7 7 12 7 77 0 154 0 231 0zM243 90c5 0 13 0 13-8 0-7-8-7-13-7-77 0-154 0-231 0-5 0-12 0-12 7 0 8 7 8 12 8 77 0 154 0 231 0z"><text:p/></draw:path><draw:path draw:style-name="gr1176" draw:text-style-name="P131" svg:width="0.275cm" svg:height="0.26cm" svg:x="0.805cm" svg:y="0.013cm" svg:viewBox="0 0 276 261" svg:d="M46 232c-4 14-4 17-35 17-7 0-11 0-11 8 0 4 3 4 11 4 46 0 91 0 137 0 62 0 107-45 107-83 0-27-22-48-59-53 39-7 80-36 80-72 0-29-25-53-72-53-42 0-86 0-129 0-8 0-11 0-11 8 0 3 3 3 10 3 1 0 8 0 15 1s10 1 10 7c0 1 0 2-1 6-18 69-34 138-52 207zM104 122c8-32 17-64 25-96 3-14 3-15 19-15 17 0 34 0 51 0 34 0 42 23 42 41 0 33-33 70-81 70-18 0-37 0-56 0zM87 249c-6 0-7 0-9 0-3-1-4-1-4-4 0-1 0-1 1-9 9-35 18-71 27-106 24 0 49 0 73 0 37 0 44 27 44 44 0 38-34 75-79 75-18 0-36 0-53 0z"><text:p/></draw:path></draw:g>. </text:p>
            </text:list-item>
            <text:list-item>
              <text:p text:style-name="P112">נפלק למקרים ונוכיח את הגרירה (פילוג למקרים של גרירה דו כיוונית נכון לפי הגדרת גרירה דו כיוונית ולפי חוק <draw:g text:anchor-type="as-char" svg:y="-0.286cm" draw:z-index="201" draw:style-name="gr1"><svg:title>TexMaths</svg:title><svg:desc>11§display§A \lor B \rightarrow C \iff A \rightarrow C \land B \rightarrow C§svg§600§FALSE§</svg:desc><draw:path draw:style-name="gr1158" draw:text-style-name="P130" svg:width="5.867cm" svg:height="0.245cm" svg:x="0.058cm" svg:y="0.019cm" svg:viewBox="0 0 5868 246" svg:d="M0 0c1956 0 3912 0 5868 0 0 82 0 164 0 246-1956 0-3912 0-5868 0 0-82 0-164 0-246z"><text:p/></draw:path><draw:path draw:style-name="gr1159" draw:text-style-name="P131" svg:width="0.264cm" svg:height="0.275cm" svg:x="0cm" svg:y="0cm" svg:viewBox="0 0 265 276" svg:d="M56 231c-15 26-31 31-47 32-6 1-9 1-9 8 0 3 2 5 6 5 9 0 22-2 33-2 13 0 26 2 38 2 2 0 8 0 8-7 0-5-4-6-7-6-9 0-17-3-17-13 0-4 2-9 5-14 10-17 19-32 29-49 33 0 65 0 98 0 0 8 5 60 5 64 0 11-20 12-27 12-6 0-10 0-10 8 0 5 3 3 5 5 17 0 33-2 49-2 9 0 34 2 44 2 2 0 6 0 6-8 0-5-3-5-9-5-24 0-24-2-25-13-8-80-15-161-23-241-1-8-1-9-8-9-5 0-7 2-10 7-45 75-89 149-134 224zM102 175c26-43 51-85 76-128 5 43 9 85 13 128-29 0-59 0-89 0z"><text:p/></draw:path><draw:path draw:style-name="gr1160" draw:text-style-name="P131" svg:width="0.214cm" svg:height="0.238cm" svg:x="0.384cm" svg:y="0.045cm" svg:viewBox="0 0 215 239" svg:d="M212 15c3-4 3-5 3-7 0-5-4-8-8-8-3 0-6 3-9 9-30 68-60 135-90 204-31-69-61-136-91-204-4-8-7-9-9-9-5 0-8 3-8 8 0 1 0 2 2 6 32 73 65 145 97 217 2 7 4 8 9 8 4 0 5-2 8-8 31-71 64-144 96-216z"><text:p/></draw:path><draw:path draw:style-name="gr1161" draw:text-style-name="P131" svg:width="0.275cm" svg:height="0.261cm" svg:x="0.722cm" svg:y="0.012cm" svg:viewBox="0 0 276 262" svg:d="M45 233c-3 15-4 17-35 17-7 0-10 0-10 8 0 4 3 4 10 4 46 0 92 0 139 0 60 0 106-45 106-82 0-28-23-51-60-55 40-7 81-36 81-72 0-29-26-53-72-53-43 0-87 0-130 0-8 0-11 0-11 8 0 3 3 3 11 3 1 0 7 0 14 1s11 1 11 7c0 1-1 2-2 6-18 70-34 138-52 208zM103 121c8-32 17-63 25-95 3-14 4-15 21-15 16 0 33 0 49 0 34 0 43 23 43 40 0 34-34 70-80 70-19 0-39 0-58 0zM86 250c-6 0-6 0-8 0-4 0-5-1-5-3 0-1 0-2 2-9 9-36 17-72 26-108 24 0 50 0 74 0 36 0 44 29 44 45 0 39-34 75-80 75-18 0-36 0-53 0z"><text:p/></draw:path><draw:path draw:style-name="gr1162" draw:text-style-name="P131" svg:width="0.342cm" svg:height="0.2cm" svg:x="1.147cm" svg:y="0.079cm" svg:viewBox="0 0 343 201" svg:d="M301 108c-22 17-31 32-35 36-17 28-14 35-21 52 0 5 6 5 8 5 7 0 8-2 9-8 9-38 32-70 76-88 4-1 5-1 5-5 0-2-2-4-3-4-17-7-64-25-78-90-1-5-2-6-9-6-2 0-8 0-8 4 0 2 5 26 20 51 8 11 20 25 36 38-95 0-191 0-287 0-7 0-14 0-14 7 0 8 7 8 14 8 96 0 192 0 287 0z"><text:p/></draw:path><draw:path draw:style-name="gr1163" draw:text-style-name="P131" svg:width="0.274cm" svg:height="0.279cm" svg:x="1.639cm" svg:y="0.005cm" svg:viewBox="0 0 275 280" svg:d="M275 3c0-1-1-3-4-3-1 0-3 0-6 4-9 10-19 20-27 30-4-5-21-34-64-34-87 0-174 85-174 174 0 64 46 106 105 106 34 0 63-16 83-33 36-32 43-67 43-68 0-4-3-3-4-4-3 0-5 1-6 4-3 12-12 38-38 61-28 21-52 28-72 28-35 0-76-20-76-81 0-22 9-83 48-129 23-27 59-46 93-46 40 0 63 30 63 74 0 15-1 16-1 20s4 3 5 3c6 0 6 0 8-8 8-33 16-65 24-98z"><text:p/></draw:path><draw:path draw:style-name="gr1164" draw:text-style-name="P131" svg:width="0.342cm" svg:height="0.211cm" svg:x="2.16cm" svg:y="0.074cm" svg:viewBox="0 0 343 212" svg:d="M330 151c6 0 13 0 13-8 0-7-7-7-14-7-81 0-164 0-245 0-17-15-37-25-49-30 13-7 33-17 49-30 81 0 164 0 245 0 7 0 14 0 14-8 0-7-7-7-13-7-76 0-153 0-229 0 19-18 39-52 39-57 0-4-6-4-8-4-3 0-5 0-7 3-8 15-19 34-44 58-27 23-52 33-72 39-7 2-8 2-9 4 0 1 0 1 0 2s0 1 0 2l1 1c1 0 1 0 9 2 52 16 90 51 112 93 5 8 5 8 10 8 2 0 8 0 8-5 0-4-20-38-39-56 76 0 153 0 229 0z"><text:p/></draw:path><draw:path draw:style-name="gr1165" draw:text-style-name="P131" svg:width="0.342cm" svg:height="0.211cm" svg:x="2.481cm" svg:y="0.074cm" svg:viewBox="0 0 343 212" svg:d="M260 76c16 14 36 24 48 30-13 5-33 16-48 30-82 0-164 0-246 0-6 0-14 0-14 7 0 8 8 8 14 8 76 0 152 0 228 0-19 18-38 52-38 56 0 5 5 5 7 5 4 0 6 0 7-4 9-14 20-35 44-57 27-23 53-34 74-40 5-2 6-2 7-3 0-1 0-1 0-2s0-1 0-2l-1-2c-1 0-1-1-9-3-51-15-90-51-112-91-4-8-4-8-10-8-2 0-7 0-7 4 0 5 19 39 38 57-76 0-152 0-228 0-6 0-14 0-14 7 0 8 8 8 14 8 82 0 164 0 246 0z"><text:p/></draw:path><draw:path draw:style-name="gr1166" draw:text-style-name="P131" svg:width="0.264cm" svg:height="0.275cm" svg:x="3.075cm" svg:y="0cm" svg:viewBox="0 0 265 276" svg:d="M55 231c-15 26-30 31-47 32-5 1-8 1-8 8 0 3 2 5 4 5 11 0 24-2 35-2 12 0 25 2 38 2 2 0 7 0 7-7 0-5-4-6-6-6-9 0-19-3-19-13 0-4 3-9 6-14 10-17 20-32 30-49 32 0 65 0 96 0 2 8 7 60 7 64 0 11-21 12-29 12-5 0-8 0-8 8 0 5 4 5 5 5 16 0 32-2 49-2 9 0 34 2 42 2 4 0 8 0 8-8 0-5-4-5-9-5-24 0-24-2-25-13-8-80-16-161-24-241 0-8 0-9-7-9-6 0-7 2-10 7-45 75-90 149-135 224zM102 175c26-43 51-85 76-128 5 43 8 85 12 128-29 0-58 0-88 0z"><text:p/></draw:path><draw:path draw:style-name="gr1167" draw:text-style-name="P131" svg:width="0.342cm" svg:height="0.2cm" svg:x="3.48cm" svg:y="0.079cm" svg:viewBox="0 0 343 201" svg:d="M301 108c-22 17-31 32-35 36-17 28-14 35-21 52 0 5 6 5 8 5 7 0 8-2 9-8 9-38 32-70 76-88 4-1 5-1 5-5 0-2-2-4-3-4-17-7-64-25-78-90-1-5-2-6-9-6-2 0-8 0-8 4 0 2 5 26 20 51 8 11 20 25 36 38-95 0-191 0-287 0-7 0-14 0-14 7 0 8 7 8 14 8 96 0 192 0 287 0z"><text:p/></draw:path><draw:path draw:style-name="gr1168" draw:text-style-name="P131" svg:width="0.274cm" svg:height="0.279cm" svg:x="3.972cm" svg:y="0.005cm" svg:viewBox="0 0 275 280" svg:d="M275 3c0-1-1-3-4-3-1 0-3 0-7 4-9 10-18 20-26 30-4-5-21-34-64-34-87 0-174 85-174 174 0 64 46 106 105 106 34 0 63-16 83-33 36-32 43-67 43-68 0-4-3-3-4-4-3 0-5 1-6 4-3 12-12 38-38 61-28 21-52 28-72 28-35 0-76-20-76-81 0-22 9-83 48-129 23-27 59-46 93-46 40 0 63 30 63 74 0 15-1 16-1 20s4 3 5 3c6 0 6 0 7-8 9-33 16-65 25-98z"><text:p/></draw:path><draw:path draw:style-name="gr1169" draw:text-style-name="P131" svg:width="0.215cm" svg:height="0.238cm" svg:x="4.364cm" svg:y="0.045cm" svg:viewBox="0 0 216 239" svg:d="M117 9c-4-7-6-9-9-9-6 0-7 3-9 9-32 71-64 143-96 215-2 5-3 5-3 7 0 5 3 8 8 8 3 0 6-1 9-8 30-68 60-136 91-205 30 69 60 137 90 205 4 8 8 8 10 8 3 0 8-3 8-8 0-1 0-1-4-6-32-72-63-145-95-216z"><text:p/></draw:path><draw:path draw:style-name="gr1170" draw:text-style-name="P131" svg:width="0.275cm" svg:height="0.261cm" svg:x="4.702cm" svg:y="0.012cm" svg:viewBox="0 0 276 262" svg:d="M45 233c-3 15-4 17-35 17-6 0-10 0-10 8 0 4 3 4 10 4 46 0 92 0 139 0 60 0 106-45 106-82 0-28-22-51-60-55 40-7 81-36 81-72 0-29-25-53-71-53-44 0-87 0-131 0-7 0-11 0-11 8 0 3 3 3 11 3 1 0 7 0 14 1 8 1 11 1 11 7 0 1 0 2-1 6-18 70-35 138-53 208zM105 121c7-32 15-63 23-95 3-14 4-15 21-15 16 0 34 0 50 0 34 0 42 23 42 40 0 34-33 70-80 70-19 0-38 0-56 0zM87 250c-6 0-7 0-9 0-4 0-5-1-5-3 0-1 0-2 2-9 9-36 17-72 26-108 24 0 50 0 74 0 37 0 44 29 44 45 0 39-34 75-80 75-18 0-34 0-52 0z"><text:p/></draw:path><draw:path draw:style-name="gr1171" draw:text-style-name="P131" svg:width="0.342cm" svg:height="0.2cm" svg:x="5.127cm" svg:y="0.079cm" svg:viewBox="0 0 343 201" svg:d="M301 108c-20 17-31 32-35 36-16 28-13 35-20 52 0 5 5 5 8 5 7 0 7-2 9-8 9-38 31-70 75-88 4-1 5-1 5-5 0-2-1-3-2-4-18-7-64-25-79-90-1-5-1-6-8-6-3 0-8 0-8 4 0 2 4 26 20 51 8 11 19 25 35 38-95 0-191 0-287 0-6 0-14 0-14 7 0 8 8 8 14 8 96 0 192 0 287 0z"><text:p/></draw:path><draw:path draw:style-name="gr1172" draw:text-style-name="P131" svg:width="0.273cm" svg:height="0.279cm" svg:x="5.62cm" svg:y="0.005cm" svg:viewBox="0 0 274 280" svg:d="M274 3c0-1-1-3-4-3-2 0-2 0-6 4-9 10-19 20-27 30-4-5-21-34-64-34-86 0-173 85-173 174 0 64 45 106 105 106 33 0 62-16 83-33 35-32 42-67 42-68 0-4-3-4-4-4-3 0-5 1-5 4-4 12-13 38-39 61-27 21-51 28-72 28-34 0-75-20-75-81 0-22 8-83 46-129 24-27 60-46 95-46 40 0 62 30 62 74 0 15-1 16-1 20s4 3 6 3c5 0 5 0 7-8 7-33 16-65 24-98z"><text:p/></draw:path></draw:g>). </text:p>
            </text:list-item>
            <text:list-item>
              <text:p text:style-name="P113">בלי הגדרת הכלליות <draw:g text:anchor-type="as-char" svg:y="-0.303cm" draw:z-index="202" draw:style-name="gr1"><svg:title>TexMaths</svg:title><svg:desc>11§display§x \in A \land x \not \in B \siff x \in \emptyset§svg§600§FALSE§</svg:desc><draw:path draw:style-name="gr1144" draw:text-style-name="P130" svg:width="4.167cm" svg:height="0.34cm" svg:x="0.008cm" svg:y="0.019cm" svg:viewBox="0 0 4168 341" svg:d="M0 0c1389 0 2779 0 4168 0 0 114 0 227 0 341-1389 0-2779 0-4168 0 0-114 0-227 0-341z"><text:p/></draw:path><draw:path draw:style-name="gr1145" draw:text-style-name="P131" svg:width="0.191cm" svg:height="0.173cm" svg:x="-0.001cm" svg:y="0.127cm" svg:viewBox="0 0 192 174" svg:d="M118 54c2-11 12-46 38-46 2 0 11 0 20 5-11 2-19 11-19 21 0 6 5 13 15 13 8 0 20-6 20-22 0-21-23-25-36-25-22 0-35 20-39 29-10-26-31-29-42-29-41 0-63 50-63 58 0 5 3 4 4 5 4 0 5-1 6-5 13-40 38-50 52-50 7 0 21 3 21 26 0 12-7 38-21 92-7 24-20 40-37 40-3 0-12 0-19-5 9-2 18-10 18-21 0-10-9-13-14-13-12 0-22 10-22 22 0 17 20 25 36 25 26 0 40-26 41-29 4 15 19 29 42 29 39 0 61-49 61-59 0-4-3-4-4-4-3 0-4 1-6 5-12 40-38 50-50 50-16 0-22-13-22-26 0-8 3-17 6-33 5-18 9-35 14-53z"><text:p/></draw:path><draw:path draw:style-name="gr1146" draw:text-style-name="P131" svg:width="0.191cm" svg:height="0.222cm" svg:x="0.349cm" svg:y="0.089cm" svg:viewBox="0 0 192 223" svg:d="M179 120c7 0 13 0 13-8 0-7-6-7-13-7-55 0-109 0-164 0 5-52 50-90 104-90 20 0 40 0 60 0 7 0 13 0 13-7 0-8-6-8-13-8-21 0-40 0-61 0-66 0-118 51-118 112 0 62 52 111 118 111 21 0 40 0 61 0 7 0 13 0 13-8s-6-8-13-8c-20 0-40 0-60 0-54 0-99-35-104-87 55 0 109 0 164 0z"><text:p/></draw:path><draw:path draw:style-name="gr1147" draw:text-style-name="P131" svg:width="0.264cm" svg:height="0.273cm" svg:x="0.695cm" svg:y="0.022cm" svg:viewBox="0 0 265 274" svg:d="M55 230c-15 27-31 31-47 33-5 0-8 0-8 8 0 2 1 3 4 3 11 0 22-1 33-1 14 0 27 1 39 1 3 0 8 0 8-6 0-5-4-5-6-5-10-1-19-4-19-14 0-4 3-9 6-14 10-17 20-33 30-49 31 0 64 0 96 0 1 8 6 60 6 64 0 11-20 13-28 13-5 0-8 0-8 8 0 3 4 3 5 3 15 0 32-1 48-1 9 0 33 1 43 1 3 0 8 0 8-7 0-4-4-4-9-4-24 0-24-3-25-14-8-79-17-160-24-240 0-8 0-9-7-9-6 0-8 2-11 7-45 75-89 149-134 223zM101 175c25-43 52-86 77-128 5 42 8 85 12 128-29 0-59 0-89 0z"><text:p/></draw:path><draw:path draw:style-name="gr1148" draw:text-style-name="P131" svg:width="0.215cm" svg:height="0.237cm" svg:x="1.078cm" svg:y="0.067cm" svg:viewBox="0 0 216 238" svg:d="M117 8c-4-7-6-8-9-8-6 0-7 2-9 8-32 71-64 143-96 215-2 5-3 5-3 7 0 5 3 8 8 8 3 0 5-1 8-8 31-67 61-135 92-204 29 69 60 137 90 204 4 8 8 8 10 8 3 0 8-3 8-8 0-1 0-1-4-6-32-72-64-145-95-216z"><text:p/></draw:path><draw:path draw:style-name="gr1149" draw:text-style-name="P131" svg:width="0.191cm" svg:height="0.173cm" svg:x="1.411cm" svg:y="0.127cm" svg:viewBox="0 0 192 174" svg:d="M119 54c2-11 11-46 37-46 2 0 12 0 20 5-11 2-19 11-19 21 0 6 5 13 15 13 8 0 20-6 20-22 0-21-22-25-35-25-23 0-36 20-40 29-10-26-31-29-42-29-41 0-63 50-63 58 0 5 3 4 4 5 4 0 5-1 6-5 13-40 38-50 52-50 7 0 21 3 21 26 0 12-7 38-21 92-6 24-20 40-37 40-2 0-11 0-19-5 9-2 18-10 18-21 0-10-9-13-14-13-12 0-22 10-22 22 0 17 20 25 36 25 27 0 40-26 41-29 5 15 19 29 42 29 39 0 61-49 61-59 0-4-3-4-4-4-3 0-4 1-4 5-14 40-40 50-52 50-16 0-21-13-21-26 0-8 2-17 7-33 4-18 8-35 13-53z"><text:p/></draw:path><draw:path draw:style-name="gr1150" draw:text-style-name="P131" svg:width="0.193cm" svg:height="0.357cm" svg:x="1.782cm" svg:y="0.022cm" svg:viewBox="0 0 194 358" svg:d="M190 14c4-5 4-5 4-6 0-4-3-8-8-8s-7 2-9 8c-58 111-115 223-174 335-3 5-3 6-3 7 0 4 3 8 8 8s6-2 8-8c59-112 116-223 174-336z"><text:p/></draw:path><draw:path draw:style-name="gr1151" draw:text-style-name="P131" svg:width="0.191cm" svg:height="0.222cm" svg:x="1.761cm" svg:y="0.089cm" svg:viewBox="0 0 192 223" svg:d="M179 120c7 0 13 0 13-8 0-7-6-7-13-7-55 0-109 0-164 0 5-52 50-90 104-90 20 0 40 0 60 0 7 0 13 0 13-7 0-8-6-8-13-8-20 0-40 0-60 0-66 0-119 51-119 112 0 62 53 111 119 111 20 0 40 0 60 0 7 0 13 0 13-8s-6-8-13-8c-20 0-40 0-60 0-54 0-99-35-104-87 55 0 109 0 164 0z"><text:p/></draw:path><draw:path draw:style-name="gr1152" draw:text-style-name="P131" svg:width="0.275cm" svg:height="0.261cm" svg:x="2.109cm" svg:y="0.035cm" svg:viewBox="0 0 276 262" svg:d="M46 233c-4 15-5 18-35 18-7 0-11 0-11 8 0 3 3 3 11 3 46 0 91 0 137 0 62 0 107-45 107-81 0-29-22-51-59-55 39-7 80-36 80-73 0-28-25-53-71-53-43 0-87 0-130 0-8 0-12 0-12 8 0 4 4 4 11 4 1 0 8 0 15 1 7 0 10 1 10 6 0 2 0 3-1 7-18 69-34 138-52 207zM104 122c8-32 16-64 24-96 4-13 4-14 20-14 17 0 35 0 51 0 34 0 42 23 42 40 0 34-33 70-80 70-19 0-38 0-57 0zM87 251c-6 0-7 0-9-1-3 0-4-1-4-3 0-1 0-2 1-9 9-35 18-72 27-107 24 0 49 0 73 0 37 0 44 29 44 45 0 38-34 75-79 75-18 0-36 0-53 0z"><text:p/></draw:path><draw:path draw:style-name="gr1153" draw:text-style-name="P131" svg:width="0.342cm" svg:height="0.2cm" svg:x="2.534cm" svg:y="0.101cm" svg:viewBox="0 0 343 201" svg:d="M329 109c8 0 14 0 14-8 0-7-6-7-14-7-96 0-192 0-287 0 21-17 32-32 35-38 18-26 13-34 20-50 0-6-5-6-8-6-7 0-7 1-8 8-8 38-32 70-76 88-4 2-5 2-5 5s2 4 5 5c41 16 66 47 76 89 1 4 1 6 8 6 3 0 8 0 8-5 0-1-4-24-20-49-8-13-19-26-35-38 95 0 191 0 287 0z"><text:p/></draw:path><draw:path draw:style-name="gr1154" draw:text-style-name="P131" svg:width="0.342cm" svg:height="0.2cm" svg:x="2.855cm" svg:y="0.101cm" svg:viewBox="0 0 343 201" svg:d="M301 109c-21 17-32 32-35 36-16 28-13 35-20 51 0 5 5 5 8 5 7 0 7 0 9-8 9-37 31-70 75-87 4-1 5-2 5-5s-2-4-3-4c-17-7-63-26-78-90-1-6-1-7-8-7-3 0-8 0-8 6 7 16 4 24 20 50 8 11 19 26 35 38-95 0-191 0-287 0-6 0-14 0-14 7 0 8 8 8 14 8 96 0 192 0 287 0z"><text:p/></draw:path><draw:path draw:style-name="gr1155" draw:text-style-name="P131" svg:width="0.191cm" svg:height="0.173cm" svg:x="3.339cm" svg:y="0.127cm" svg:viewBox="0 0 192 174" svg:d="M118 54c2-11 11-46 38-46 2 0 11 0 20 5-11 2-19 11-19 21 0 6 5 13 15 13 8 0 20-6 20-22 0-21-23-25-36-25-22 0-35 20-39 29-10-26-31-29-42-29-41 0-63 50-63 58 0 5 3 4 4 5 4 0 5-1 6-5 13-40 38-50 52-50 7 0 21 3 21 26 0 12-7 38-21 92-7 24-20 40-37 40-3 0-12 0-19-5 9-2 17-10 17-21 0-10-8-13-14-13-11 0-21 10-21 22 0 17 20 25 36 25 26 0 40-26 41-29 4 15 19 29 42 29 39 0 61-49 61-59 0-4-3-4-4-4-3 0-4 1-6 5-12 40-38 50-50 50-16 0-22-13-22-26 0-8 2-17 6-33 5-18 9-35 14-53z"><text:p/></draw:path><draw:path draw:style-name="gr1156" draw:text-style-name="P131" svg:width="0.191cm" svg:height="0.222cm" svg:x="3.689cm" svg:y="0.089cm" svg:viewBox="0 0 192 223" svg:d="M179 120c7 0 13 0 13-8 0-7-6-7-13-7-55 0-109 0-164 0 5-52 50-90 104-90 20 0 40 0 60 0 7 0 13 0 13-7 0-8-6-8-13-8-21 0-40 0-61 0-66 0-118 51-118 112 0 62 52 111 118 111 21 0 40 0 61 0 7 0 13 0 13-8s-6-8-13-8c-20 0-40 0-60 0-54 0-99-35-104-87 55 0 109 0 164 0z"><text:p/></draw:path><draw:path draw:style-name="gr1157" draw:text-style-name="P131" svg:width="0.155cm" svg:height="0.326cm" svg:x="4.04cm" svg:y="0cm" svg:viewBox="0 0 156 327" svg:d="M132 8c0-5-3-8-9-8-5 0-6 4-9 12-4 16-1 2-5 18-5-2-17-8-31-8-22 0-47 11-62 41-15 31-16 66-16 102 0 25 0 93 33 123-9 29-9 30-9 32 0 4 3 7 8 7s8-4 10-13c4-15 0-1 4-16 10 4 21 7 32 7 43 0 59-36 67-55 10-26 11-58 11-85 0-28 0-93-34-125 3-11 7-21 10-32zM38 270c-13-26-13-74-13-110 0-31 0-58 6-83 7-35 29-47 47-47 8 0 18 2 28 11-22 76-46 153-68 229zM118 56c12 22 12 67 12 104 0 28 0 56-5 81-6 41-27 55-47 55-9 0-19-2-27-11 22-76 45-153 67-229z"><text:p/></draw:path></draw:g>, אז או ש־<draw:g text:anchor-type="as-char" svg:y="-0.303cm" draw:z-index="203" draw:style-name="gr1"><svg:title>TexMaths</svg:title><svg:desc>11§display§A = \emptyset§svg§600§FALSE§</svg:desc><draw:path draw:style-name="gr1140" draw:text-style-name="P130" svg:width="0.938cm" svg:height="0.286cm" svg:x="0.006cm" svg:y="0.019cm" svg:viewBox="0 0 939 287" svg:d="M0 0c313 0 626 0 939 0 0 96 0 192 0 287-313 0-626 0-939 0 0-95 0-191 0-287z"><text:p/></draw:path><draw:path draw:style-name="gr1141" draw:text-style-name="P131" svg:width="0.264cm" svg:height="0.274cm" svg:x="-0.001cm" svg:y="0.022cm" svg:viewBox="0 0 265 275" svg:d="M56 230c-15 27-31 32-47 33-6 0-9 0-9 8 0 2 2 4 6 4 9 0 22-1 33-1 13 0 26 1 38 1 2 0 8 0 8-7 0-5-4-5-7-5-9-1-17-4-17-13 0-6 2-10 5-14 10-17 19-33 29-50 32 0 65 0 97 0 1 8 6 61 6 64 0 12-20 13-27 13-6 0-10 0-10 8 0 4 3 3 5 4 17 0 33-1 49-1 10 0 34 1 44 1 2 0 6 0 6-7 0-5-3-5-9-5-24 0-24-3-25-14-8-81-15-160-23-240-1-8-1-9-8-9-5 0-7 2-10 7-45 74-89 149-134 223zM102 174c26-42 51-85 76-127 4 42 8 85 12 127-29 0-58 0-88 0z"><text:p/></draw:path><draw:path draw:style-name="gr1142" draw:text-style-name="P131" svg:width="0.257cm" svg:height="0.089cm" svg:x="0.404cm" svg:y="0.156cm" svg:viewBox="0 0 258 90" svg:d="M244 15c6 0 14 0 14-7 0-8-8-8-14-8-77 0-154 0-231 0-5 0-13 0-13 8 0 7 8 7 13 7 77 0 154 0 231 0zM244 90c6 0 14 0 14-7 0-8-8-8-14-8-77 0-154 0-231 0-5 0-13 0-13 8 0 7 8 7 13 7 77 0 154 0 231 0z"><text:p/></draw:path><draw:path draw:style-name="gr1143" draw:text-style-name="P131" svg:width="0.155cm" svg:height="0.326cm" svg:x="0.808cm" svg:y="0cm" svg:viewBox="0 0 156 327" svg:d="M132 8c0-5-3-8-8-8-6 0-7 4-10 12-4 16-1 2-4 18-5-2-18-8-32-8-22 0-47 11-61 41-15 32-17 66-17 101 0 24 0 94 33 123-9 30-9 31-9 32 0 5 4 8 8 8 7 0 8-4 10-12 4-15 0-2 4-18 10 6 21 8 32 8 43 0 61-36 67-54 10-27 11-59 11-87 0-27 0-91-34-124 3-11 7-21 10-32zM39 270c-14-27-14-74-14-110 0-31 0-58 6-83 8-35 30-47 47-47 8 0 18 2 28 11-22 76-45 153-67 229zM118 56c12 23 12 67 12 104 0 27 0 56-5 82-6 40-27 55-47 55-9 0-19-3-27-12 22-76 45-153 67-229z"><text:p/></draw:path></draw:g> או ש־<draw:g text:anchor-type="as-char" svg:y="-0.273cm" draw:z-index="204" draw:style-name="gr1"><svg:title>TexMaths</svg:title><svg:desc>11§display§A \subseteq B§svg§600§FALSE§</svg:desc><draw:path draw:style-name="gr1136" draw:text-style-name="P130" svg:width="1.054cm" svg:height="0.287cm" svg:x="0.006cm" svg:y="0.019cm" svg:viewBox="0 0 1055 288" svg:d="M0 0c352 0 703 0 1055 0 0 96 0 193 0 288-352 0-703 0-1055 0 0-95 0-192 0-288z"><text:p/></draw:path><draw:path draw:style-name="gr1137" draw:text-style-name="P131" svg:width="0.264cm" svg:height="0.274cm" svg:x="-0.001cm" svg:y="0cm" svg:viewBox="0 0 265 275" svg:d="M56 231c-15 25-31 31-47 32-6 0-9 0-9 8 0 2 2 4 5 4 10 0 22-1 33-1 14 0 27 1 39 1 2 0 8 0 8-8 0-4-4-4-7-4-9-1-18-3-18-13 0-5 3-9 6-14 10-17 19-33 28-50 32 0 65 0 97 0 1 8 7 61 7 65 0 11-20 12-28 12-5 0-10 0-10 8 0 4 4 3 6 4 16 0 33-1 48-1 10 0 34 1 44 1 2 0 7 0 7-8 0-4-3-4-9-4-24 0-24-2-25-14-8-81-16-160-23-240-1-8-1-9-8-9-6 0-8 2-10 7-45 74-89 149-134 224zM102 174c25-42 51-85 76-127 4 42 8 85 12 127-30 0-58 0-88 0z"><text:p/></draw:path><draw:path draw:style-name="gr1138" draw:text-style-name="P131" svg:width="0.235cm" svg:height="0.296cm" svg:x="0.414cm" svg:y="0.03cm" svg:viewBox="0 0 236 297" svg:d="M222 15c7 0 14 0 14-7 0-8-7-8-14-8-35 0-69 0-103 0-67 0-119 51-119 111 0 62 53 111 119 111 34 0 68 0 103 0 7 0 14 0 14-7 0-8-7-8-14-8-34 0-68 0-102 0-62 0-105-44-105-95 0-53 44-97 105-97 34 0 68 0 102 0zM21 282c-7 0-13 0-13 7 0 8 6 8 13 8 67 0 134 0 201 0 7 0 14 0 14-8 0-7-7-7-14-7-67 0-134 0-201 0z"><text:p/></draw:path><draw:path draw:style-name="gr1139" draw:text-style-name="P131" svg:width="0.275cm" svg:height="0.261cm" svg:x="0.805cm" svg:y="0.013cm" svg:viewBox="0 0 276 262" svg:d="M46 232c-4 15-4 18-35 18-7 0-11 0-11 8 0 4 3 4 11 4 46 0 91 0 137 0 62 0 107-45 107-84 0-26-22-48-59-53 39-7 80-36 80-72 0-29-25-53-72-53-42 0-86 0-129 0-8 0-11 0-11 8 0 3 3 3 10 3 1 0 8 0 15 1s10 1 10 7c0 1 0 2-1 6-18 70-34 139-52 207zM104 122c8-32 17-64 25-96 3-14 3-15 19-15 17 0 34 0 51 0 34 0 42 23 42 41 0 33-33 70-81 70-18 0-37 0-56 0zM87 250c-6 0-7 0-9 0-3-1-4-1-4-5 0-1 0-1 1-8 9-36 18-72 27-107 24 0 49 0 73 0 37 0 44 28 44 44 0 38-34 76-79 76-18 0-36 0-53 0z"><text:p/></draw:path></draw:g> כך ש־<draw:g text:anchor-type="as-char" svg:y="-0.263cm" draw:z-index="205" draw:style-name="gr1"><svg:title>TexMaths</svg:title><svg:desc>11§display§B§svg§600§FALSE§</svg:desc><draw:path draw:style-name="gr1134" draw:text-style-name="P130" svg:width="0.251cm" svg:height="0.223cm" svg:x="0.003cm" svg:y="0.019cm" svg:viewBox="0 0 252 224" svg:d="M0 0c83 0 168 0 252 0 0 75 0 149 0 224-84 0-169 0-252 0 0-75 0-149 0-224z"><text:p/></draw:path><draw:path draw:style-name="gr1135" draw:text-style-name="P131" svg:width="0.274cm" svg:height="0.263cm" svg:x="0cm" svg:y="0cm" svg:viewBox="0 0 275 264" svg:d="M45 234c-3 14-4 18-35 18-7 0-10 0-10 7 0 5 3 5 10 5 46 0 91 0 137 0 62 0 107-45 107-84 0-28-22-50-60-54 40-8 81-35 81-73 0-29-26-53-72-53-43 0-87 0-129 0-8 0-11 0-11 8 0 4 3 4 11 4 4 0 7 0 14 1 6 0 10 1 10 6 0 2 0 3-1 7-18 70-34 138-52 208zM103 123c8-32 17-65 24-97 4-13 5-14 21-14 17 0 33 0 50 0 34 0 41 22 41 40 0 34-32 71-80 71-18 0-37 0-56 0zM86 252c-6 0-6 0-8 0-4-1-5-1-5-5 0-1 0-1 2-9 8-35 17-71 26-107 24 0 48 0 73 0 37 0 44 29 44 46 0 37-35 75-80 75-17 0-35 0-52 0z"><text:p/></draw:path></draw:g> הופרד מכל <draw:g text:anchor-type="as-char" svg:y="-0.275cm" draw:z-index="206" draw:style-name="gr1"><svg:title>TexMaths</svg:title><svg:desc>11§display§A§svg§600§FALSE§</svg:desc><draw:path draw:style-name="gr1132" draw:text-style-name="P130" svg:width="0.236cm" svg:height="0.234cm" svg:x="0.006cm" svg:y="0.02cm" svg:viewBox="0 0 237 235" svg:d="M0 0c79 0 158 0 237 0 0 78 0 157 0 235-79 0-158 0-237 0 0-78 0-157 0-235z"><text:p/></draw:path><draw:path draw:style-name="gr1133" draw:text-style-name="P131" svg:width="0.263cm" svg:height="0.274cm" svg:x="-0.001cm" svg:y="0cm" svg:viewBox="0 0 264 275" svg:d="M56 231c-15 25-31 30-47 32-6 0-9 0-9 7 0 2 2 5 6 5 9 0 22-1 33-1 12 0 26 1 38 1 2 0 7 0 7-8 0-4-3-4-6-4-8-2-18-4-18-14 0-4 3-8 5-14 10-16 20-33 30-49 32 0 64 0 96 0 0 7 5 60 5 64 0 11-19 13-27 13-6 0-9 0-9 7 0 5 4 5 6 5 15 0 32-1 47-1 10 0 34 1 44 1 2 0 7 0 7-8 0-4-4-4-9-4-24 0-24-3-25-14-8-80-16-160-24-240-1-8-1-9-7-9s-8 2-10 7c-44 74-89 149-133 224zM103 174c24-42 49-85 74-127 4 42 8 85 13 127-29 0-59 0-87 0z"><text:p/></draw:path></draw:g><text:s/>(נזכור כי חיסו<text:span text:style-name="T43">ר</text:span> קבוצות מוגדר לפי עקרון ההפרדה) <text:span text:style-name="T43">(נגדיר זאת כטענה 2)</text:span>.</text:p>
            </text:list-item>
            <text:list-item>
              <text:p text:style-name="P114">לפי טענה 1, בהחלה לתוך טענה 2, נקבל ש־<draw:g text:anchor-type="as-char" svg:y="-0.295cm" draw:z-index="207" draw:style-name="gr1"><svg:title>TexMaths</svg:title><svg:desc>11§display§(A = \emptyset \land B = \emptyset) \lor (A \subseteq B \land B \subseteq A)§svg§600§FALSE§</svg:desc><draw:path draw:style-name="gr1112" draw:text-style-name="P130" svg:width="6.065cm" svg:height="0.352cm" svg:x="-0.001cm" svg:y="0.019cm" svg:viewBox="0 0 6066 353" svg:d="M0 0c2022 0 4044 0 6066 0 0 118 0 235 0 353-2022 0-4044 0-6066 0 0-118 0-235 0-353z"><text:p/></draw:path><draw:path draw:style-name="gr1113" draw:text-style-name="P131" svg:width="0.088cm" svg:height="0.383cm" svg:x="0.018cm" svg:y="0.009cm" svg:viewBox="0 0 89 384" svg:d="M89 379c0-1 0-1-6-8-49-48-61-122-61-179 0-67 15-134 63-182 4-5 4-6 4-7 0-2-1-3-3-3-5 0-39 26-62 75-20 43-24 84-24 117 0 29 4 76 25 119 23 47 56 73 61 73 2 0 3-2 3-5z"><text:p/></draw:path><draw:path draw:style-name="gr1114" draw:text-style-name="P131" svg:width="0.264cm" svg:height="0.273cm" svg:x="0.143cm" svg:y="0.021cm" svg:viewBox="0 0 265 274" svg:d="M56 230c-16 26-31 32-48 33-5 0-8 0-8 7 0 3 2 4 6 4 9 0 22-1 33-1 12 0 26 1 38 1 2 0 8 0 8-7 0-4-5-4-7-4-9-1-19-5-19-15 0-4 4-8 6-14 10-15 20-32 30-47 32 0 65 0 96 0 2 8 7 59 7 62 0 13-20 14-27 14-6 0-10 0-10 7 0 4 4 4 5 4 16 0 33-1 49-1 9 0 34 1 44 1 2 0 6 0 6-8 0-3-4-3-9-3-24 0-24-4-25-15-8-79-15-159-23-239-1-8-1-9-8-9-6 0-7 2-10 7-45 74-89 149-134 223zM102 175c26-43 51-86 76-128 5 42 8 85 12 128-29 0-58 0-88 0z"><text:p/></draw:path><draw:path draw:style-name="gr1115" draw:text-style-name="P131" svg:width="0.256cm" svg:height="0.089cm" svg:x="0.548cm" svg:y="0.155cm" svg:viewBox="0 0 257 90" svg:d="M244 15c6 0 13 0 13-7 0-8-7-8-12-8-77 0-155 0-232 0-5 0-13 0-13 8 0 7 8 7 13 7 77 0 154 0 231 0zM245 90c5 0 12 0 12-8 0-7-7-7-13-7-77 0-154 0-231 0-5 0-13 0-13 7 0 8 8 8 13 8 77 0 155 0 232 0z"><text:p/></draw:path><draw:path draw:style-name="gr1116" draw:text-style-name="P131" svg:width="0.155cm" svg:height="0.325cm" svg:x="0.953cm" svg:y="0cm" svg:viewBox="0 0 156 326" svg:d="M132 8c0-5-3-8-8-8s-6 4-8 12c-6 15-2 2-6 18-4-3-18-8-32-8-22 0-46 11-60 41-16 30-18 66-18 102 0 24 0 92 34 122-9 30-9 31-9 32 0 4 3 7 8 7 6 0 7-4 9-12 4-15 1-2 5-17 9 4 21 7 31 7 43 0 61-36 67-55 10-26 11-57 11-84 0-29 0-92-33-125 4-11 6-21 9-32zM39 269c-13-26-13-72-13-110 0-30 0-57 6-82 7-35 30-47 46-47 9 0 19 2 29 11-23 75-45 152-68 228zM118 56c13 22 13 67 13 103 0 29 0 56-4 82-8 40-28 55-49 55-9 0-17-3-27-11 22-76 45-153 67-229z"><text:p/></draw:path><draw:path draw:style-name="gr1117" draw:text-style-name="P131" svg:width="0.214cm" svg:height="0.236cm" svg:x="1.236cm" svg:y="0.067cm" svg:viewBox="0 0 215 237" svg:d="M117 8c-4-7-6-8-10-8-5 0-6 2-8 8-32 71-65 143-97 214-2 5-2 5-2 8 0 4 3 7 8 7 2 0 5-1 9-7 29-67 60-135 90-204 31 69 60 137 91 204 3 7 8 7 9 7 4 0 8-3 8-7 0-1 0-1-3-6-32-71-63-144-95-216z"><text:p/></draw:path><draw:path draw:style-name="gr1118" draw:text-style-name="P131" svg:width="0.275cm" svg:height="0.261cm" svg:x="1.573cm" svg:y="0.034cm" svg:viewBox="0 0 276 262" svg:d="M46 232c-4 15-4 19-35 19-7 0-11 0-11 7 0 4 4 4 11 4 46 0 91 0 138 0 61 0 106-45 106-82 0-27-22-50-59-55 39-6 80-35 80-71 0-29-25-54-71-54-43 0-87 0-130 0-8 0-11 0-11 8 0 4 3 4 11 4 4 0 8 0 14 1 7 0 10 1 10 6 0 2 0 3-1 7-18 69-34 138-52 206zM105 122c7-32 16-64 24-96 3-13 4-14 21-14 16 0 33 0 49 0 34 0 42 23 42 40 0 34-33 70-80 70-19 0-38 0-56 0zM87 251c-6 0-6 0-9-2-3 0-4 0-4-3 0-1 0-2 2-9 9-35 18-71 26-106 25 0 49 0 73 0 37 0 45 28 45 45 0 37-35 75-80 75-18 0-35 0-53 0z"><text:p/></draw:path><draw:path draw:style-name="gr1119" draw:text-style-name="P131" svg:width="0.256cm" svg:height="0.089cm" svg:x="1.999cm" svg:y="0.155cm" svg:viewBox="0 0 257 90" svg:d="M244 15c6 0 13 0 13-7 0-8-7-8-13-8-77 0-154 0-231 0-5 0-13 0-13 8 0 7 8 7 13 7 77 0 154 0 231 0zM244 90c6 0 13 0 13-8 0-7-7-7-13-7-77 0-154 0-231 0-5 0-13 0-13 7 0 8 8 8 13 8 77 0 154 0 231 0z"><text:p/></draw:path><draw:path draw:style-name="gr1120" draw:text-style-name="P131" svg:width="0.155cm" svg:height="0.325cm" svg:x="2.404cm" svg:y="0cm" svg:viewBox="0 0 156 326" svg:d="M132 8c0-5-3-8-8-8-6 0-7 4-10 12-4 15 0 2-4 18-5-3-18-8-32-8-22 0-47 11-61 41-15 30-17 66-17 102 0 24 0 92 33 122-9 30-9 31-9 32 0 4 4 7 8 7 7 0 8-4 10-12 4-15 1-2 4-17 10 4 21 7 32 7 43 0 61-36 67-55 10-26 11-57 11-84 0-29 0-92-33-125 4-11 6-21 9-32zM39 269c-14-26-14-72-14-110 0-30 0-57 6-82 8-35 30-47 47-47 8 0 18 2 29 11-23 75-45 152-68 228zM118 56c13 22 13 67 13 103 0 29 0 56-6 82-6 40-27 55-47 55-9 0-19-3-27-11 22-76 45-153 67-229z"><text:p/></draw:path><draw:path draw:style-name="gr1121" draw:text-style-name="P131" svg:width="0.089cm" svg:height="0.383cm" svg:x="2.601cm" svg:y="0.009cm" svg:viewBox="0 0 90 384" svg:d="M90 192c0-29-4-77-26-119-23-49-56-73-60-73-3 0-4 1-4 3 0 1 0 2 8 9 37 39 59 100 59 180 0 65-14 132-61 182-6 4-6 4-6 5 0 3 1 5 4 5 4 0 39-27 61-75 20-43 25-86 25-117z"><text:p/></draw:path><draw:path draw:style-name="gr1122" draw:text-style-name="P131" svg:width="0.214cm" svg:height="0.236cm" svg:x="2.836cm" svg:y="0.067cm" svg:viewBox="0 0 215 237" svg:d="M212 15c3-5 3-5 3-7 0-5-4-8-8-8-3 0-6 2-9 9-30 67-60 135-90 202-31-67-61-135-91-203-4-7-6-8-9-8-5 0-8 3-8 8 0 1 0 1 2 6 32 72 65 144 97 216 3 6 6 7 9 7 4 0 5-2 9-7 32-72 63-143 95-215z"><text:p/></draw:path><draw:path draw:style-name="gr1123" draw:text-style-name="P131" svg:width="0.088cm" svg:height="0.383cm" svg:x="3.196cm" svg:y="0.009cm" svg:viewBox="0 0 89 384" svg:d="M89 379c0-1 0-1-6-8-48-48-61-122-61-179 0-67 15-134 63-182 4-5 4-6 4-7 0-2-1-3-3-3-5 0-39 26-62 75-20 43-24 84-24 117 0 29 4 76 25 119 23 47 56 73 61 73 2 0 3-2 3-5z"><text:p/></draw:path><draw:path draw:style-name="gr1124" draw:text-style-name="P131" svg:width="0.264cm" svg:height="0.273cm" svg:x="3.322cm" svg:y="0.021cm" svg:viewBox="0 0 265 274" svg:d="M56 230c-15 26-31 32-48 33-5 0-8 0-8 7 0 3 2 4 6 4 9 0 22-1 33-1 12 0 26 1 38 1 2 0 8 0 8-7 0-4-5-4-7-4-9-1-17-5-17-15 0-4 2-8 4-14 10-15 20-32 30-47 32 0 65 0 96 0 2 8 7 59 7 62 0 13-20 14-27 14-6 0-10 0-10 7 0 4 4 4 5 4 17 0 33-1 49-1 9 0 34 1 44 1 2 0 6 0 6-8 0-3-3-3-9-3-24 0-24-4-25-15-8-79-15-159-23-239-1-8-1-9-8-9-6 0-7 2-10 7-45 74-89 149-134 223zM102 175c26-43 51-86 76-128 5 42 8 85 12 128-29 0-58 0-88 0z"><text:p/></draw:path><draw:path draw:style-name="gr1125" draw:text-style-name="P131" svg:width="0.236cm" svg:height="0.295cm" svg:x="3.737cm" svg:y="0.053cm" svg:viewBox="0 0 237 296" svg:d="M222 15c7 0 15 0 15-7 0-8-8-8-15-8-34 0-69 0-103 0-67 0-119 51-119 111 0 62 54 110 119 110 34 0 69 0 103 0 7 0 15 0 15-8 0-7-8-7-15-7-34 0-68 0-102 0-62 0-105-44-105-95 0-52 44-96 105-96 34 0 68 0 102 0zM21 280c-7 0-13 0-13 8s6 8 13 8c67 0 134 0 201 0 7 0 15 0 15-8s-8-8-15-8c-67 0-134 0-201 0z"><text:p/></draw:path><draw:path draw:style-name="gr1126" draw:text-style-name="P131" svg:width="0.274cm" svg:height="0.261cm" svg:x="4.13cm" svg:y="0.034cm" svg:viewBox="0 0 275 262" svg:d="M45 232c-4 15-4 19-35 19-7 0-10 0-10 7 0 4 3 4 10 4 46 0 91 0 137 0 62 0 107-45 107-82 0-27-22-50-59-55 39-6 80-35 80-71 0-29-25-54-71-54-43 0-87 0-130 0-8 0-11 0-11 8 0 4 3 4 11 4 4 0 7 0 14 1 7 0 10 1 10 6 0 2 0 3-1 7-18 69-34 138-52 206zM103 122c8-32 17-64 25-96 3-13 4-14 21-14 16 0 33 0 49 0 34 0 42 23 42 40 0 34-33 70-80 70-19 0-38 0-57 0zM86 251c-6 0-6 0-9-2-3 0-4 0-4-3 0-1 0-2 2-9 9-35 17-71 26-106 24 0 49 0 73 0 37 0 45 28 45 45 0 37-35 75-80 75-18 0-36 0-53 0z"><text:p/></draw:path><draw:path draw:style-name="gr1127" draw:text-style-name="P131" svg:width="0.215cm" svg:height="0.236cm" svg:x="4.533cm" svg:y="0.067cm" svg:viewBox="0 0 216 237" svg:d="M117 8c-4-7-6-8-9-8-6 0-7 2-9 8-32 71-64 143-96 214-2 5-3 5-3 8 0 4 3 7 8 7 3 0 6-1 9-7 30-67 60-135 91-204 31 69 60 137 91 204 3 7 7 7 9 7 3 0 8-3 8-7 0-1 0-1-3-6-31-71-64-144-96-216z"><text:p/></draw:path><draw:path draw:style-name="gr1128" draw:text-style-name="P131" svg:width="0.275cm" svg:height="0.261cm" svg:x="4.872cm" svg:y="0.034cm" svg:viewBox="0 0 276 262" svg:d="M46 232c-4 15-5 19-35 19-7 0-11 0-11 7 0 4 3 4 11 4 46 0 91 0 138 0 60 0 106-45 106-82 0-27-22-50-60-55 40-6 81-35 81-71 0-29-25-54-71-54-43 0-87 0-130 0-8 0-12 0-12 8 0 4 3 4 11 4 1 0 9 0 15 1 7 0 10 1 10 6 0 2 0 3-1 7-18 69-34 138-52 206zM105 122c7-32 15-64 23-96 4-13 4-14 21-14 16 0 34 0 50 0 34 0 42 23 42 40 0 34-33 70-80 70-19 0-38 0-56 0zM87 251c-6 0-7 0-9-2-3 0-5 0-5-3 0-1 0-2 2-9 9-35 17-71 26-106 24 0 50 0 74 0 37 0 44 28 44 45 0 37-34 75-79 75-18 0-35 0-53 0z"><text:p/></draw:path><draw:path draw:style-name="gr1129" draw:text-style-name="P131" svg:width="0.236cm" svg:height="0.295cm" svg:x="5.307cm" svg:y="0.053cm" svg:viewBox="0 0 237 296" svg:d="M223 15c7 0 14 0 14-7 0-8-7-8-14-8-35 0-69 0-104 0-66 0-119 51-119 111 0 62 54 110 119 110 35 0 69 0 104 0 7 0 14 0 14-8 0-7-7-7-14-7-34 0-69 0-103 0-62 0-105-44-105-95 0-52 44-96 105-96 34 0 69 0 103 0zM22 280c-7 0-14 0-14 8s7 8 14 8c67 0 134 0 201 0 7 0 14 0 14-8s-7-8-14-8c-67 0-134 0-201 0z"><text:p/></draw:path><draw:path draw:style-name="gr1130" draw:text-style-name="P131" svg:width="0.264cm" svg:height="0.273cm" svg:x="5.697cm" svg:y="0.021cm" svg:viewBox="0 0 265 274" svg:d="M56 230c-15 26-31 32-47 33-6 0-9 0-9 7 0 3 2 4 6 4 9 0 22-1 33-1 13 0 26 1 38 1 2 0 8 0 8-7 0-4-4-4-7-4-9-1-17-5-17-15 0-4 2-8 5-14 10-15 19-32 29-47 33 0 65 0 98 0 0 8 5 59 5 62 0 13-20 14-27 14-6 0-10 0-10 7 0 4 3 3 5 4 17 0 33-1 49-1 9 0 34 1 44 1 2 0 6 0 6-8 0-3-3-3-9-3-24 0-24-4-25-15-8-79-15-159-23-239-1-8-1-9-8-9-5 0-7 2-10 7-45 74-89 149-134 223zM102 175c26-43 51-86 76-128 5 42 8 85 12 128-29 0-58 0-88 0z"><text:p/></draw:path><draw:path draw:style-name="gr1131" draw:text-style-name="P131" svg:width="0.089cm" svg:height="0.383cm" svg:x="5.995cm" svg:y="0.009cm" svg:viewBox="0 0 90 384" svg:d="M90 192c0-29-4-77-25-119-23-49-56-73-61-73-2 0-4 1-4 3 0 1 0 2 8 9 38 39 60 100 60 180 0 65-14 132-62 182-6 4-6 4-6 5 0 3 2 5 4 5 5 0 39-27 62-75 20-43 24-86 24-117z"><text:p/></draw:path></draw:g> ששקול, לפי הגדרת שיוויון ולפי הכלה דו כיוונית ל־<draw:g text:anchor-type="as-char" svg:y="-0.284cm" draw:z-index="208" draw:style-name="gr1"><svg:title>TexMaths</svg:title><svg:desc>11§display§A = B \land A = B \iff A = B§svg§600§FALSE§</svg:desc><draw:path draw:style-name="gr1099" draw:text-style-name="P130" svg:width="4.857cm" svg:height="0.244cm" svg:x="0.006cm" svg:y="0.02cm" svg:viewBox="0 0 4858 245" svg:d="M0 0c1620 0 3239 0 4858 0 0 82 0 163 0 245-1619 0-3238 0-4858 0 0-82 0-163 0-245z"><text:p/></draw:path><draw:path draw:style-name="gr1100" draw:text-style-name="P131" svg:width="0.264cm" svg:height="0.274cm" svg:x="-0.001cm" svg:y="0cm" svg:viewBox="0 0 265 275" svg:d="M56 230c-15 26-31 31-47 32-6 2-9 2-9 8 0 3 2 5 5 5 10 0 22-2 33-2 14 0 27 2 39 2 2 0 8 0 8-7 0-4-4-6-7-6-9 0-18-3-18-13 0-4 3-9 6-14 10-16 19-32 29-49 33 0 64 0 97 0 0 8 6 60 6 64 0 11-20 12-28 12-5 0-9 0-9 8 0 5 3 3 5 5 17 0 33-2 48-2 10 0 35 2 44 2 3 0 7 0 7-8 0-5-3-5-9-5-24 0-24-2-25-13-8-80-15-160-23-240-1-8-1-9-8-9-5 0-8 2-10 7-45 75-89 148-134 223zM102 174c26-42 51-85 76-127 5 42 9 85 13 127-29 0-59 0-89 0z"><text:p/></draw:path><draw:path draw:style-name="gr1101" draw:text-style-name="P131" svg:width="0.255cm" svg:height="0.089cm" svg:x="0.405cm" svg:y="0.135cm" svg:viewBox="0 0 256 90" svg:d="M244 15c6 0 12 0 12-7 0-8-6-8-12-8-77 0-155 0-232 0-5 0-12 0-12 8 0 7 7 7 13 7 77 0 154 0 231 0zM244 90c6 0 12 0 12-7 0-8-6-8-12-8-77 0-154 0-231 0-6 0-13 0-13 8 0 7 7 7 12 7 77 0 155 0 232 0z"><text:p/></draw:path><draw:path draw:style-name="gr1102" draw:text-style-name="P131" svg:width="0.275cm" svg:height="0.26cm" svg:x="0.807cm" svg:y="0.013cm" svg:viewBox="0 0 276 261" svg:d="M45 232c-3 15-4 17-35 17-7 0-10 0-10 8 0 4 3 4 10 4 46 0 92 0 138 0 61 0 107-45 107-82 0-28-23-50-60-54 40-7 81-36 81-72 0-29-26-53-73-53-42 0-86 0-129 0-7 0-11 0-11 8 0 3 3 3 11 3 1 0 7 0 14 1 8 1 11 1 11 7 0 1-1 2-2 6-18 69-34 138-52 207zM103 121c8-32 17-64 25-95 3-14 4-15 20-15 17 0 33 0 50 0 34 0 43 23 43 40 0 34-34 70-80 70-19 0-39 0-58 0zM86 249c-5 0-6 0-8 0-4 0-5-1-5-3 0-1 0-2 2-9 9-35 17-72 26-107 24 0 50 0 74 0 36 0 44 28 44 44 0 39-34 75-80 75-18 0-36 0-53 0z"><text:p/></draw:path><draw:path draw:style-name="gr1103" draw:text-style-name="P131" svg:width="0.213cm" svg:height="0.237cm" svg:x="1.211cm" svg:y="0.045cm" svg:viewBox="0 0 214 238" svg:d="M115 9c-2-7-5-9-8-9-5 0-6 3-8 9-32 71-65 142-97 214-2 5-2 5-2 7 0 5 3 8 8 8 2 0 5-1 8-8 30-68 61-135 91-204 30 69 60 136 91 204 3 8 8 8 9 8 4 0 7-3 7-8 0-1 0-1-2-6-32-72-65-144-97-215z"><text:p/></draw:path><draw:path draw:style-name="gr1104" draw:text-style-name="P131" svg:width="0.264cm" svg:height="0.274cm" svg:x="1.546cm" svg:y="0cm" svg:viewBox="0 0 265 275" svg:d="M55 230c-15 26-30 31-47 32-5 2-8 2-8 8 0 3 2 5 4 5 11 0 23-2 34-2 13 0 27 2 39 2 2 0 7 0 7-7 0-4-4-6-6-6-9 0-19-3-19-13 0-4 3-9 6-14 10-16 20-32 30-49 31 0 64 0 96 0 1 8 7 60 7 64 0 11-20 12-29 12-4 0-8 0-8 8 0 5 4 5 5 5 15 0 32-2 48-2 10 0 35 2 44 2 3 0 7 0 7-8 0-5-4-5-9-5-24 0-24-2-25-13-8-80-15-160-23-240-1-8-1-9-8-9-6 0-8 2-10 7-45 75-90 148-135 223zM102 174c26-42 51-85 76-127 5 42 8 85 12 127-29 0-58 0-88 0z"><text:p/></draw:path><draw:path draw:style-name="gr1105" draw:text-style-name="P131" svg:width="0.256cm" svg:height="0.089cm" svg:x="1.951cm" svg:y="0.135cm" svg:viewBox="0 0 257 90" svg:d="M244 15c6 0 13 0 13-7 0-8-7-8-13-8-77 0-154 0-231 0-5 0-13 0-13 8 0 7 8 7 13 7 77 0 154 0 231 0zM244 90c6 0 13 0 13-7 0-8-7-8-13-8-77 0-154 0-231 0-5 0-13 0-13 8 0 7 8 7 13 7 77 0 154 0 231 0z"><text:p/></draw:path><draw:path draw:style-name="gr1106" draw:text-style-name="P131" svg:width="0.275cm" svg:height="0.26cm" svg:x="2.354cm" svg:y="0.013cm" svg:viewBox="0 0 276 261" svg:d="M46 232c-4 15-4 17-35 17-7 0-11 0-11 8 0 4 4 4 11 4 46 0 91 0 137 0 62 0 107-45 107-82 0-28-22-50-59-54 39-7 80-36 80-72 0-29-25-53-71-53-43 0-87 0-130 0-8 0-11 0-11 8 0 3 3 3 10 3 1 0 8 0 15 1s10 1 10 7c0 1 0 2-1 6-18 69-34 138-52 207zM104 121c8-32 17-64 25-95 3-14 4-15 21-15 16 0 33 0 49 0 34 0 42 23 42 40 0 34-33 70-80 70-19 0-38 0-57 0zM87 249c-6 0-7 0-9 0-3 0-4-1-4-3 0-1 0-2 2-9 9-35 17-72 26-107 24 0 49 0 73 0 37 0 45 28 45 44 0 39-35 75-80 75-18 0-36 0-53 0z"><text:p/></draw:path><draw:path draw:style-name="gr1107" draw:text-style-name="P131" svg:width="0.342cm" svg:height="0.21cm" svg:x="2.886cm" svg:y="0.074cm" svg:viewBox="0 0 343 211" svg:d="M329 150c6 0 14 0 14-7s-8-7-14-7c-82 0-164 0-245 0-17-15-37-25-49-30 13-7 32-17 49-30 81 0 163 0 245 0 6 0 14 0 14-8 0-7-8-7-14-7-76 0-152 0-228 0 19-18 39-52 39-57 0-4-6-4-8-4-3 0-6 0-8 3-7 15-18 34-44 58-26 23-51 33-72 39-7 3-7 3-8 4 0 0 0 1 0 2s0 1 0 2c0 0 1 0 1 1 1 0 1 0 9 2 52 16 90 50 112 92 4 8 4 8 10 8 2 0 8 0 8-5 0-4-20-38-39-56 76 0 152 0 228 0z"><text:p/></draw:path><draw:path draw:style-name="gr1108" draw:text-style-name="P131" svg:width="0.342cm" svg:height="0.21cm" svg:x="3.207cm" svg:y="0.074cm" svg:viewBox="0 0 343 211" svg:d="M260 76c16 14 36 24 48 30-14 5-33 16-48 30-82 0-164 0-246 0-6 0-14 0-14 7s7 7 13 7c76 0 153 0 229 0-19 18-39 52-39 56 0 5 5 5 8 5 2 0 6 0 7-4 9-14 18-35 44-57 27-22 53-33 72-39 7-2 8-2 8-3 1 0 1-1 1-2s0-2 0-2c0-1-1-1-1-1-1 0-1-2-9-4-51-15-91-50-112-91-4-8-4-8-10-8-3 0-8 0-8 4 0 5 20 39 39 57-76 0-153 0-229 0-6 0-13 0-13 7 0 8 8 8 14 8 82 0 164 0 246 0z"><text:p/></draw:path><draw:path draw:style-name="gr1109" draw:text-style-name="P131" svg:width="0.264cm" svg:height="0.274cm" svg:x="3.801cm" svg:y="0cm" svg:viewBox="0 0 265 275" svg:d="M55 230c-15 26-31 31-47 32-5 2-8 2-8 8 0 3 1 5 4 5 11 0 23-2 33-2 14 0 27 2 40 2 2 0 7 0 7-7 0-4-4-6-6-6-9 0-19-3-19-13 0-4 3-9 6-14 10-16 20-32 30-49 31 0 64 0 96 0 1 8 7 60 7 64 0 11-21 12-29 12-5 0-8 0-8 8 0 5 4 5 5 5 15 0 32-2 48-2 9 0 35 2 43 2 3 0 8 0 8-8 0-5-4-5-9-5-24 0-24-2-25-13-8-80-17-160-24-240 0-8 0-9-7-9-6 0-8 2-10 7-45 75-90 148-135 223zM101 174c25-42 52-85 77-127 5 42 8 85 12 127-29 0-59 0-89 0z"><text:p/></draw:path><draw:path draw:style-name="gr1110" draw:text-style-name="P131" svg:width="0.256cm" svg:height="0.089cm" svg:x="4.205cm" svg:y="0.135cm" svg:viewBox="0 0 257 90" svg:d="M244 15c6 0 13 0 13-7 0-8-7-8-13-8-77 0-154 0-231 0-5 0-13 0-13 8 0 7 8 7 13 7 77 0 154 0 231 0zM244 90c6 0 13 0 13-7 0-8-7-8-13-8-77 0-154 0-231 0-5 0-13 0-13 8 0 7 8 7 13 7 77 0 154 0 231 0z"><text:p/></draw:path><draw:path draw:style-name="gr1111" draw:text-style-name="P131" svg:width="0.275cm" svg:height="0.26cm" svg:x="4.608cm" svg:y="0.013cm" svg:viewBox="0 0 276 261" svg:d="M46 232c-4 15-5 17-35 17-7 0-11 0-11 8 0 4 3 4 11 4 46 0 91 0 137 0 62 0 107-45 107-82 0-28-22-50-59-54 39-7 80-36 80-72 0-29-25-53-71-53-43 0-87 0-130 0-8 0-12 0-12 8 0 3 4 3 11 3 1 0 8 0 15 1s10 1 10 7c0 1 0 2-1 6-18 69-34 138-52 207zM104 121c8-32 16-64 24-95 4-14 4-15 20-15 17 0 35 0 51 0 34 0 42 23 42 40 0 34-33 70-80 70-19 0-38 0-57 0zM87 249c-6 0-7 0-9 0-3 0-4-1-4-3 0-1 0-2 1-9 9-35 18-72 27-107 24 0 49 0 73 0 37 0 44 28 44 44 0 39-34 75-79 75-18 0-36 0-53 0z"><text:p/></draw:path></draw:g>, כדרוש. <text:span text:style-name="T6">מש"ל</text:span><text:span text:style-name="T15"> </text:span><text:span text:style-name="T15"><draw:g text:anchor-type="as-char" svg:y="-0.265cm" draw:z-index="209" draw:style-name="gr1"><svg:title>TexMaths</svg:title><svg:desc>11§display§\blacksquare§svg§600§FALSE§</svg:desc><draw:path draw:style-name="gr1097" draw:text-style-name="P130" svg:width="0.236cm" svg:height="0.224cm" svg:x="-0.001cm" svg:y="0.018cm" svg:viewBox="0 0 237 225" svg:d="M120 225c-41 0-80 0-120 0 0-75 0-150 0-225 79 0 158 0 237 0 0 75 0 150 0 225-39 0-79 0-117 0z"><text:p/></draw:path><draw:path draw:style-name="gr1098" draw:text-style-name="P131" svg:width="0.254cm" svg:height="0.264cm" svg:x="0.001cm" svg:y="0cm" svg:viewBox="0 0 255 265" svg:d="M255 13c0-11-1-13-13-13-76 0-153 0-229 0-12 0-13 1-13 13 0 80 0 158 0 237 0 12 1 15 13 15 76 0 152 0 228 0 13 0 14-1 14-14 0-79 0-158 0-238z"><text:p/></draw:path></draw:g></text:span></text:p>
            </text:list-item>
          </text:list>
        </text:list-item>
      </text:list>
      <text:h text:style-name="Heading_20_3" text:outline-level="3"><text:soft-page-break/>סעיף (ב)</text:h>
      <text:list text:style-name="L22">
        <text:list-item>
          <text:p text:style-name="P121">צ.ל.:</text:p>
          <text:p text:style-name="P35"><draw:g text:anchor-type="as-char" svg:y="-0.196cm" draw:z-index="230" draw:style-name="gr1"><svg:title>TexMaths</svg:title><svg:desc>11§latex§\begin{align*}
    A \cup B = A \setminus B \iff B = \emptyset
\end{align}§svg§600§FALSE§</svg:desc><draw:path draw:style-name="gr613" draw:text-style-name="P130" svg:width="4.613cm" svg:height="0.352cm" svg:x="0.006cm" svg:y="0.019cm" svg:viewBox="0 0 4614 353" svg:d="M0 0c1538 0 3077 0 4614 0 0 118 0 235 0 353-1537 0-3076 0-4614 0 0-118 0-235 0-353z"><text:p/></draw:path><draw:path draw:style-name="gr614" draw:text-style-name="P131" svg:width="0.264cm" svg:height="0.273cm" svg:x="-0.001cm" svg:y="0.022cm" svg:viewBox="0 0 265 274" svg:d="M56 230c-15 26-31 32-47 33-6 0-9 0-9 7 0 3 2 4 5 4 10 0 22-1 33-1 14 0 27 1 39 1 2 0 8 0 8-7 0-4-4-4-7-4-9-1-18-5-18-15 0-4 3-8 6-14 10-15 19-32 29-47 33 0 64 0 97 0 0 8 6 59 6 62 0 13-20 14-28 14-5 0-9 0-9 7 0 4 3 3 5 4 17 0 33-1 48-1 10 0 35 1 44 1 3 0 7 0 7-8 0-3-3-3-9-3-24 0-24-4-25-15-8-79-15-159-23-239-1-8-1-9-8-9-5 0-8 2-10 7-45 74-89 149-134 223zM102 175c26-43 51-86 76-128 5 42 9 85 13 128-29 0-59 0-89 0z"><text:p/></draw:path><draw:path draw:style-name="gr615" draw:text-style-name="P131" svg:width="0.213cm" svg:height="0.236cm" svg:x="0.383cm" svg:y="0.067cm" svg:viewBox="0 0 214 237" svg:d="M214 14c0-7 0-14-7-14-8 0-8 7-8 14 0 46 0 93 0 139 0 57-63 69-91 69-18 0-42-3-63-16-30-18-30-43-30-53 0-46 0-93 0-139 0-7 0-14-7-14-8 0-8 7-8 14 0 48 0 94 0 141 0 57 59 82 108 82s106-26 106-82c0-47 0-93 0-141z"><text:p/></draw:path><draw:path draw:style-name="gr616" draw:text-style-name="P131" svg:width="0.275cm" svg:height="0.261cm" svg:x="0.722cm" svg:y="0.034cm" svg:viewBox="0 0 276 262" svg:d="M45 232c-3 15-4 19-35 19-7 0-10 0-10 7 0 4 3 4 10 4 46 0 92 0 138 0 61 0 107-45 107-82 0-27-23-50-60-55 40-6 81-35 81-71 0-29-26-54-73-54-42 0-86 0-129 0-8 0-11 0-11 8 0 4 3 4 11 4 4 0 7 0 14 1 7 0 11 1 11 6 0 2-1 3-2 7-18 69-34 138-52 206zM103 122c8-32 17-64 25-96 3-13 4-14 20-14 17 0 33 0 50 0 34 0 43 23 43 40 0 34-34 70-82 70-18 0-37 0-56 0zM86 251c-6 0-6 0-8-2-4 0-5 0-5-3 0-1 0-2 2-9 9-35 17-71 26-106 24 0 49 0 73 0 37 0 45 28 45 45 0 37-34 75-80 75-18 0-36 0-53 0z"><text:p/></draw:path><draw:path draw:style-name="gr617" draw:text-style-name="P131" svg:width="0.256cm" svg:height="0.089cm" svg:x="1.146cm" svg:y="0.156cm" svg:viewBox="0 0 257 90" svg:d="M244 15c6 0 13 0 13-7 0-8-7-8-13-8-77 0-154 0-231 0-5 0-13 0-13 8 0 7 8 7 13 7 77 0 154 0 231 0zM244 90c6 0 13 0 13-8 0-7-7-7-13-7-77 0-154 0-231 0-5 0-13 0-13 7 0 8 8 8 13 8 77 0 154 0 231 0z"><text:p/></draw:path><draw:path draw:style-name="gr618" draw:text-style-name="P131" svg:width="0.264cm" svg:height="0.273cm" svg:x="1.547cm" svg:y="0.022cm" svg:viewBox="0 0 265 274" svg:d="M55 230c-15 26-30 32-47 33-5 0-8 0-8 7 0 3 2 4 4 4 11 0 23-1 34-1 13 0 27 1 39 1 2 0 7 0 7-7 0-4-4-4-6-4-9-1-19-5-19-15 0-4 3-8 6-14 10-15 20-32 30-47 31 0 64 0 96 0 1 8 7 59 7 62 0 13-21 14-29 14-4 0-8 0-8 7 0 4 4 4 5 4 15 0 32-1 48-1 10 0 35 1 44 1 3 0 7 0 7-8 0-3-4-3-9-3-24 0-24-4-25-15-8-79-15-159-23-239-1-8-1-9-8-9-6 0-8 2-10 7-45 74-90 149-135 223zM102 175c26-43 51-86 76-128 5 42 8 85 12 128-29 0-58 0-88 0z"><text:p/></draw:path><draw:path draw:style-name="gr619" draw:text-style-name="P131" svg:width="0.15cm" svg:height="0.383cm" svg:x="1.93cm" svg:y="0.009cm" svg:viewBox="0 0 151 384" svg:d="M134 375c2 4 5 9 9 9s8-4 8-8c0-1 0-1-3-7-44-120-88-240-132-360-2-7-3-9-8-9-4 0-8 3-8 8 1 2 0 1 2 5 44 121 88 241 132 362z"><text:p/></draw:path><draw:path draw:style-name="gr620" draw:text-style-name="P131" svg:width="0.275cm" svg:height="0.261cm" svg:x="2.205cm" svg:y="0.034cm" svg:viewBox="0 0 276 262" svg:d="M45 232c-3 15-4 19-35 19-7 0-10 0-10 7 0 4 3 4 10 4 46 0 92 0 138 0 61 0 107-45 107-82 0-27-23-50-60-55 40-6 81-35 81-71 0-29-26-54-73-54-42 0-86 0-129 0-8 0-11 0-11 8 0 4 3 4 11 4 4 0 7 0 14 1 7 0 11 1 11 6 0 2-1 3-2 7-18 69-34 138-52 206zM103 122c8-32 17-64 25-96 3-13 4-14 20-14 17 0 33 0 50 0 34 0 43 23 43 40 0 34-34 70-82 70-18 0-37 0-56 0zM86 251c-6 0-6 0-8-2-4 0-5 0-5-3 0-1 0-2 2-9 9-35 17-71 26-106 24 0 49 0 73 0 37 0 45 28 45 45 0 37-34 75-80 75-18 0-36 0-53 0z"><text:p/></draw:path><draw:path draw:style-name="gr621" draw:text-style-name="P131" svg:width="0.342cm" svg:height="0.209cm" svg:x="2.736cm" svg:y="0.096cm" svg:viewBox="0 0 343 210" svg:d="M330 151c7 0 13 0 13-8s-6-8-14-8c-82 0-164 0-245 0-17-14-37-24-49-29 14-7 33-17 49-30 81 0 163 0 245 0 8 0 14 0 14-8s-6-8-13-8c-76 0-153 0-229 0 19-17 39-51 39-57 0-3-5-3-8-3-2 0-6 0-7 2-8 16-18 35-44 58-27 24-52 33-72 40-7 2-8 2-8 3-1 0-1 1-1 3 0 1 0 1 0 2 0 0 1 0 1 1 1 0 1 0 9 2 52 15 91 51 112 91 4 8 4 8 10 8 3 0 8 0 8-4 0-5-20-38-39-55 76 0 153 0 229 0z"><text:p/></draw:path><draw:path draw:style-name="gr622" draw:text-style-name="P131" svg:width="0.342cm" svg:height="0.209cm" svg:x="3.057cm" svg:y="0.096cm" svg:viewBox="0 0 343 210" svg:d="M260 76c16 13 36 24 48 30-13 5-32 16-48 29-82 0-164 0-246 0-6 0-14 0-14 8s8 8 14 8c76 0 152 0 228 0-19 17-39 50-39 55 0 4 6 4 8 4 3 0 6 0 8-3 8-14 19-33 44-56 26-24 52-35 72-40 7-2 7-2 8-3 0-1 0-1 0-2 0-2 0-3 0-3 0-1-1-1-1-1-1 0-1-1-9-3-51-15-90-51-112-91-4-8-4-8-10-8-2 0-8 0-8 3 0 6 20 39 39 57-76 0-152 0-228 0-6 0-14 0-14 8s8 8 14 8c82 0 164 0 246 0z"><text:p/></draw:path><draw:path draw:style-name="gr623" draw:text-style-name="P131" svg:width="0.275cm" svg:height="0.261cm" svg:x="3.653cm" svg:y="0.034cm" svg:viewBox="0 0 276 262" svg:d="M46 232c-4 15-4 19-35 19-7 0-11 0-11 7 0 4 3 4 11 4 46 0 91 0 137 0 62 0 107-45 107-82 0-27-22-50-59-55 39-6 80-35 80-71 0-29-25-54-71-54-43 0-87 0-130 0-8 0-11 0-11 8 0 4 3 4 10 4 1 0 8 0 15 1 7 0 10 1 10 6 0 2 0 3-1 7-18 69-34 138-52 206zM104 122c8-32 17-64 25-96 3-13 3-14 21-14 16 0 33 0 49 0 34 0 42 23 42 40 0 34-33 70-80 70-19 0-38 0-57 0zM87 251c-6 0-7 0-9-2-3 0-4 0-4-3 0-1 0-2 1-9 9-35 18-71 27-106 24 0 49 0 73 0 37 0 45 28 45 45 0 37-35 75-80 75-18 0-36 0-53 0z"><text:p/></draw:path><draw:path draw:style-name="gr624" draw:text-style-name="P131" svg:width="0.256cm" svg:height="0.089cm" svg:x="4.079cm" svg:y="0.156cm" svg:viewBox="0 0 257 90" svg:d="M244 15c6 0 13 0 13-7 0-8-7-8-13-8-77 0-154 0-231 0-5 0-13 0-13 8 0 7 8 7 13 7 77 0 154 0 231 0zM244 90c6 0 13 0 13-8 0-7-7-7-13-7-77 0-154 0-231 0-5 0-13 0-13 7 0 8 8 8 13 8 77 0 154 0 231 0z"><text:p/></draw:path><draw:path draw:style-name="gr625" draw:text-style-name="P131" svg:width="0.155cm" svg:height="0.325cm" svg:x="4.484cm" svg:y="0cm" svg:viewBox="0 0 156 326" svg:d="M132 8c0-5-3-8-9-8-5 0-6 4-9 12-4 15-1 2-5 18-5-3-17-8-31-8-22 0-47 11-62 41s-16 66-16 102c0 24 0 92 33 122-9 30-9 31-9 32 0 4 3 7 8 7s8-4 10-12c4-15 0-2 4-17 10 4 21 7 32 7 43 0 59-36 67-55 10-26 11-57 11-84 0-29 0-92-34-125 3-11 7-21 10-32zM38 269c-13-26-13-72-13-110 0-30 0-57 6-82 7-35 29-47 47-47 8 0 18 2 28 11-22 75-46 152-68 228zM118 56c12 22 12 67 12 103 0 29 0 56-5 82-6 40-27 55-47 55-9 0-19-3-27-11 22-76 45-153 67-229z"><text:p/></draw:path></draw:g></text:p>
        </text:list-item>
        <text:list-item>
          <text:p text:style-name="P121">נפשט נוכיח. יהי <draw:g text:anchor-type="as-char" svg:y="-0.272cm" draw:z-index="231" draw:style-name="gr1"><svg:title>TexMaths</svg:title><svg:desc>11§display§A, B§svg§600§FALSE§</svg:desc><draw:path draw:style-name="gr609" draw:text-style-name="P130" svg:width="0.712cm" svg:height="0.309cm" svg:x="0.006cm" svg:y="0.018cm" svg:viewBox="0 0 713 310" svg:d="M357 310c-119 0-238 0-357 0 0-103 0-207 0-310 238 0 475 0 713 0 0 103 0 207 0 310-119 0-238 0-356 0z"><text:p/></draw:path><draw:path draw:style-name="gr610" draw:text-style-name="P131" svg:width="0.264cm" svg:height="0.274cm" svg:x="-0.001cm" svg:y="0cm" svg:viewBox="0 0 265 275" svg:d="M56 231c-15 25-31 31-47 32-5 1-9 1-9 8 0 2 2 4 5 4 11 0 22-1 33-1 14 0 27 1 39 1 2 0 8 0 8-8 0-3-4-4-7-4-9 0-18-3-18-13 0-5 3-9 6-15 10-16 19-33 29-48 33 0 64 0 97 0 0 8 6 59 6 64 0 11-20 12-28 12-5 0-8 0-8 8 0 4 2 3 4 4 17 0 33-1 48-1 10 0 35 1 44 1 3 0 7 0 7-8 0-4-3-4-9-4-24 0-24-2-25-13-8-80-15-160-23-240-1-8-1-10-8-10-5 0-8 3-10 7-45 74-89 149-134 224zM102 175c26-43 51-85 76-127 5 42 9 84 13 127-29 0-59 0-89 0z"><text:p/></draw:path><draw:path draw:style-name="gr611" draw:text-style-name="P131" svg:width="0.044cm" svg:height="0.115cm" svg:x="0.309cm" svg:y="0.234cm" svg:viewBox="0 0 45 116" svg:d="M45 41c0-26-10-41-25-41-12 0-20 10-20 21 0 10 8 20 20 20 4 0 10-1 14-5 1-1 1-1 1-1 1 0 1 0 1 6 0 28-13 51-26 64-5 4-5 5-5 6 0 2 3 5 5 5 4 0 35-30 35-75z"><text:p/></draw:path><draw:path draw:style-name="gr612" draw:text-style-name="P131" svg:width="0.275cm" svg:height="0.261cm" svg:x="0.462cm" svg:y="0.012cm" svg:viewBox="0 0 276 262" svg:d="M46 232c-4 14-5 18-35 18-7 0-11 0-11 7 0 5 3 5 11 5 46 0 91 0 137 0 61 0 107-45 107-83 0-27-23-49-60-54 40-7 81-36 81-72 0-29-25-53-71-53-44 0-87 0-130 0-8 0-12 0-12 8 0 4 4 4 11 4 1 0 8 0 15 0 7 1 10 1 10 7 0 1 0 2-1 7-18 69-34 138-52 206zM104 122c8-32 16-64 24-96 4-13 4-14 20-14 17 0 33 0 51 0 33 0 42 22 42 40 0 34-33 70-80 70-19 0-38 0-57 0zM87 250c-6 0-7 0-9 0-3 0-4-1-4-5 0-1 0-1 1-9 9-35 17-70 26-105 24 0 49 0 74 0 37 0 44 28 44 45 0 36-34 74-79 74-18 0-36 0-53 0z"><text:p/></draw:path></draw:g><text:s/>קבוצות. נוכיח באמצעות גרירה דו כיוונית.</text:p>
          <text:list>
            <text:list-item>
              <text:p text:style-name="P121">גרירה ראשונה: נניח <draw:g text:anchor-type="as-char" svg:y="-0.303cm" draw:z-index="232" draw:style-name="gr1"><svg:title>TexMaths</svg:title><svg:desc>11§display§B = \emptyset§svg§600§FALSE§</svg:desc><draw:path draw:style-name="gr605" draw:text-style-name="P130" svg:width="0.959cm" svg:height="0.286cm" svg:x="0.002cm" svg:y="0.019cm" svg:viewBox="0 0 960 287" svg:d="M0 0c320 0 640 0 960 0 0 96 0 192 0 287-320 0-640 0-960 0 0-95 0-191 0-287z"><text:p/></draw:path><draw:path draw:style-name="gr606" draw:text-style-name="P131" svg:width="0.275cm" svg:height="0.262cm" svg:x="-0.001cm" svg:y="0.035cm" svg:viewBox="0 0 276 263" svg:d="M45 232c-3 16-4 19-35 19-7 0-10 0-10 8 0 4 3 4 10 4 46 0 92 0 138 0 61 0 107-46 107-84 0-26-23-49-61-53 41-7 82-36 82-72 0-29-27-54-73-54-43 0-87 0-129 0-7 0-11 0-11 8 0 4 3 4 11 4 1 0 7 0 14 1 6 0 11 1 11 6 0 2-1 3-2 7-18 69-34 138-52 206zM103 122c8-32 17-64 24-96 4-13 5-14 21-14 17 0 33 0 50 0 34 0 43 23 43 40 0 34-34 70-82 70-18 0-37 0-56 0zM86 251c-5 0-6 0-8-1-4 0-5 0-5-3 0-1 0-3 2-9 8-35 17-72 26-107 24 0 48 0 73 0 37 0 45 29 45 44 0 39-34 76-81 76-17 0-35 0-52 0z"><text:p/></draw:path><draw:path draw:style-name="gr607" draw:text-style-name="P131" svg:width="0.256cm" svg:height="0.089cm" svg:x="0.423cm" svg:y="0.156cm" svg:viewBox="0 0 257 90" svg:d="M244 15c5 0 13 0 13-7 0-8-8-8-13-8-77 0-154 0-231 0-5 0-13 0-13 8 0 7 8 7 13 7 77 0 154 0 231 0zM244 90c5 0 13 0 13-7 0-8-8-8-13-8-77 0-154 0-231 0-5 0-13 0-13 8 0 7 8 7 13 7 77 0 154 0 231 0z"><text:p/></draw:path><draw:path draw:style-name="gr608" draw:text-style-name="P131" svg:width="0.155cm" svg:height="0.326cm" svg:x="0.826cm" svg:y="0cm" svg:viewBox="0 0 156 327" svg:d="M132 8c0-5-3-8-9-8-5 0-7 4-9 12-4 16-1 2-4 18-6-2-18-8-32-8-22 0-47 11-62 41-14 32-16 66-16 101 0 24 0 94 33 123-9 30-9 31-9 32 0 5 3 8 8 8 6 0 8-4 10-12 4-15 0-2 4-18 10 6 21 8 32 8 43 0 59-36 67-54 10-27 11-59 11-87 0-27 0-91-34-124 3-11 7-21 10-32zM38 270c-13-27-13-74-13-110 0-31 0-58 6-83 7-35 29-47 47-47 8 0 18 2 27 11-22 76-45 153-67 229zM118 56c12 23 12 67 12 104 0 27 0 56-5 82-6 40-27 55-47 55-9 0-19-3-27-12 22-76 45-153 67-229z"><text:p/></draw:path></draw:g>, נוכיח <draw:g text:anchor-type="as-char" svg:y="-0.288cm" draw:z-index="233" draw:style-name="gr1"><svg:title>TexMaths</svg:title><svg:desc>11§display§A \cup B = A \setminus B§svg§600§FALSE§</svg:desc><draw:path draw:style-name="gr597" draw:text-style-name="P130" svg:width="2.451cm" svg:height="0.344cm" svg:x="0.006cm" svg:y="0.019cm" svg:viewBox="0 0 2452 345" svg:d="M0 0c817 0 1635 0 2452 0 0 115 0 230 0 345-817 0-1635 0-2452 0 0-115 0-230 0-345z"><text:p/></draw:path><draw:path draw:style-name="gr598" draw:text-style-name="P131" svg:width="0.264cm" svg:height="0.274cm" svg:x="-0.001cm" svg:y="0.013cm" svg:viewBox="0 0 265 275" svg:d="M56 230c-15 27-31 32-47 33-6 0-9 0-9 8 0 2 2 4 5 4 10 0 22-2 33-2 14 0 27 2 39 2 2 0 8 0 8-7 0-5-4-5-7-5-9-1-18-4-18-14 0-5 3-9 6-14 10-16 19-32 29-48 33 0 64 0 97 0 0 7 6 60 6 63 0 12-20 13-28 13-5 0-9 0-9 8 0 4 3 3 5 4 17 0 33-2 48-2 10 0 34 2 44 2 3 0 7 0 7-9 0-3-3-3-9-3-24 0-24-3-25-14-8-79-16-160-23-240-1-8-1-9-8-9-5 0-8 2-10 7-45 74-89 149-134 223zM102 175c26-43 51-86 76-128 5 42 8 85 12 128-29 0-58 0-88 0z"><text:p/></draw:path><draw:path draw:style-name="gr599" draw:text-style-name="P131" svg:width="0.213cm" svg:height="0.237cm" svg:x="0.383cm" svg:y="0.058cm" svg:viewBox="0 0 214 238" svg:d="M214 14c0-7 0-14-7-14-8 0-8 7-8 14 0 47 0 93 0 140 0 56-63 68-92 68-17 0-41-3-62-16-30-18-30-42-30-53 0-46 0-92 0-139 0-7 0-14-7-14-8 0-8 7-8 14 0 48 0 94 0 141 0 57 59 83 107 83 50 0 107-27 107-83 0-47 0-93 0-141z"><text:p/></draw:path><draw:path draw:style-name="gr600" draw:text-style-name="P131" svg:width="0.274cm" svg:height="0.262cm" svg:x="0.721cm" svg:y="0.026cm" svg:viewBox="0 0 275 263" svg:d="M45 232c-4 16-4 19-35 19-7 0-10 0-10 8 0 4 3 4 10 4 46 0 91 0 137 0 62 0 107-46 107-82 0-28-22-51-59-54 39-8 80-37 80-73 0-29-25-54-72-54-42 0-86 0-129 0-8 0-11 0-11 8 0 4 3 4 11 4 4 0 7 0 14 1s10 1 10 7c0 1 0 2-1 6-18 69-34 138-52 206zM103 122c8-32 17-63 25-94 3-15 4-16 20-16 17 0 33 0 50 0 34 0 42 23 42 40 0 34-33 70-81 70-18 0-37 0-56 0zM86 251c-6 0-6 0-9-1-3 0-4 0-4-3 0-1 0-3 2-9 9-35 17-72 26-107 24 0 49 0 73 0 37 0 45 29 45 45 0 38-35 75-80 75-18 0-36 0-53 0z"><text:p/></draw:path><draw:path draw:style-name="gr601" draw:text-style-name="P131" svg:width="0.256cm" svg:height="0.089cm" svg:x="1.146cm" svg:y="0.147cm" svg:viewBox="0 0 257 90" svg:d="M244 15c6 0 13 0 13-7 0-8-7-8-13-8-77 0-154 0-231 0-5 0-13 0-13 8 0 7 8 7 13 7 77 0 154 0 231 0zM244 90c6 0 13 0 13-7 0-8-7-8-13-8-77 0-154 0-231 0-5 0-13 0-13 8 0 7 8 7 13 7 77 0 154 0 231 0z"><text:p/></draw:path><draw:path draw:style-name="gr602" draw:text-style-name="P131" svg:width="0.263cm" svg:height="0.274cm" svg:x="1.545cm" svg:y="0.013cm" svg:viewBox="0 0 264 275" svg:d="M55 230c-15 27-31 32-47 33-5 0-8 0-8 8 0 2 1 4 4 4 11 0 22-2 33-2 14 0 27 2 39 2 3 0 8 0 8-7 0-5-4-5-7-5-9-1-18-4-18-14 0-5 3-9 6-14 10-16 20-32 30-48 31 0 64 0 96 0 0 7 6 60 6 63 0 12-20 13-28 13-5 0-8 0-8 8 0 4 4 4 5 4 15 0 32-2 47-2 10 0 34 2 44 2 2 0 7 0 7-9 0-3-3-3-9-3-23 0-23-3-24-14-8-79-17-160-24-240-1-8-1-9-8-9-5 0-8 2-10 7-45 74-89 149-134 223zM101 175c25-43 51-86 76-128 4 42 9 85 13 128-29 0-59 0-89 0z"><text:p/></draw:path><draw:path draw:style-name="gr603" draw:text-style-name="P131" svg:width="0.15cm" svg:height="0.383cm" svg:x="1.928cm" svg:y="0cm" svg:viewBox="0 0 151 384" svg:d="M134 375c1 5 3 9 9 9 4 0 8-3 8-7 0-2 0-2-3-7-44-120-88-241-132-361-2-7-3-9-8-9s-8 3-8 8c0 1 0 1 2 6 44 120 88 241 132 361z"><text:p/></draw:path><draw:path draw:style-name="gr604" draw:text-style-name="P131" svg:width="0.275cm" svg:height="0.262cm" svg:x="2.201cm" svg:y="0.026cm" svg:viewBox="0 0 276 263" svg:d="M46 232c-4 16-5 19-35 19-7 0-11 0-11 8 0 4 3 4 11 4 46 0 91 0 137 0 62 0 107-46 107-82 0-28-22-51-59-54 39-8 80-37 80-73 0-29-25-54-72-54-42 0-86 0-129 0-8 0-12 0-12 8 0 4 4 4 11 4 1 0 8 0 15 1s10 1 10 7c0 1 0 2-1 6-18 69-34 138-52 206zM104 122c8-32 16-63 24-94 4-15 4-16 20-16 17 0 35 0 51 0 34 0 42 23 42 40 0 34-33 70-80 70-19 0-38 0-57 0zM87 251c-6 0-7 0-9-1-3 0-4 0-4-3 0-1 0-3 1-9 9-35 18-72 27-107 24 0 49 0 73 0 37 0 44 29 44 45 0 38-34 75-79 75-18 0-36 0-53 0z"><text:p/></draw:path></draw:g>. </text:p>
              <text:list>
                <text:list-item>
                  <text:p text:style-name="P121">יהי <draw:g text:anchor-type="as-char" svg:y="-0.273cm" draw:z-index="234" draw:style-name="gr1"><svg:title>TexMaths</svg:title><svg:desc>11§display§x \in A \cup B
§svg§600§FALSE§</svg:desc><draw:path draw:style-name="gr591" draw:text-style-name="P130" svg:width="1.663cm" svg:height="0.25cm" svg:x="0.008cm" svg:y="0.019cm" svg:viewBox="0 0 1664 251" svg:d="M833 251c-279 0-556 0-833 0 0-84 0-167 0-251 554 0 1110 0 1664 0 0 84 0 167 0 251-277 0-554 0-831 0z"><text:p/></draw:path><draw:path draw:style-name="gr592" draw:text-style-name="P131" svg:width="0.191cm" svg:height="0.173cm" svg:x="-0.001cm" svg:y="0.104cm" svg:viewBox="0 0 192 174" svg:d="M119 54c2-10 11-45 37-45 2 0 12 0 20 4-11 2-19 12-19 21 0 7 5 14 15 14 8 0 20-7 20-23 0-19-22-25-35-25-23 0-36 21-40 30-10-26-31-30-42-30-41 0-63 50-63 59 0 5 4 5 6 5s3-1 4-5c13-40 38-50 52-50 7 0 21 3 21 25 0 12-7 39-21 93-6 23-20 38-37 38-2 0-11 0-19-4 9-1 18-10 18-20 0-11-9-14-14-14-12 0-22 9-22 23 0 16 20 24 36 24 27 0 40-27 41-29 5 15 19 29 42 29 39 0 61-49 61-58 0-5-3-5-4-5-3 0-4 2-4 5-14 41-40 49-52 49-16 0-21-11-21-24 0-9 2-18 7-34 4-18 8-35 13-53z"><text:p/></draw:path><draw:path draw:style-name="gr593" draw:text-style-name="P131" svg:width="0.191cm" svg:height="0.221cm" svg:x="0.349cm" svg:y="0.067cm" svg:viewBox="0 0 192 222" svg:d="M179 119c7 0 13 0 13-8s-6-8-13-8c-55 0-109 0-164 0 5-51 50-88 104-88 20 0 40 0 60 0 7 0 13 0 13-7 0-8-6-8-13-8-20 0-40 0-60 0-66 0-119 50-119 111s53 111 119 111c20 0 40 0 60 0 7 0 13 0 13-7 0-8-6-8-13-8-20 0-40 0-60 0-54 0-99-37-104-88 55 0 109 0 164 0z"><text:p/></draw:path><draw:path draw:style-name="gr594" draw:text-style-name="P131" svg:width="0.264cm" svg:height="0.274cm" svg:x="0.695cm" svg:y="-0.001cm" svg:viewBox="0 0 265 275" svg:d="M55 231c-15 25-30 31-47 32-5 0-8 0-8 8 0 2 1 4 4 4 11 0 23-1 33-1 14 0 27 1 40 1 2 0 7 0 7-8 0-4-4-4-6-4-9-1-19-4-19-13 0-5 3-9 6-14 10-17 20-33 30-50 31 0 64 0 96 0 1 8 7 61 7 64 0 12-21 13-29 13-5 0-8 0-8 8 0 4 4 4 5 4 15 0 32-1 48-1 9 0 35 1 43 1 3 0 8 0 8-8 0-4-4-4-9-4-24 0-24-2-25-14-8-79-17-160-24-239 0-8 0-10-7-10-6 0-8 3-10 7-45 74-90 149-135 224zM101 174c25-42 52-84 77-126 5 42 8 84 12 126-29 0-59 0-89 0z"><text:p/></draw:path><draw:path draw:style-name="gr595" draw:text-style-name="P131" svg:width="0.215cm" svg:height="0.238cm" svg:x="1.077cm" svg:y="0.044cm" svg:viewBox="0 0 216 239" svg:d="M216 14c0-6 0-14-8-14s-8 8-8 14c0 47 0 93 0 140 0 56-64 69-92 69-18 0-42-4-63-17-30-19-30-43-30-53 0-46 0-92 0-139 0-6 0-14-7-14-8 0-8 8-8 14 0 47 0 94 0 141 0 57 59 84 108 84 50 0 108-28 108-83 0-47 0-94 0-142z"><text:p/></draw:path><draw:path draw:style-name="gr596" draw:text-style-name="P131" svg:width="0.275cm" svg:height="0.261cm" svg:x="1.416cm" svg:y="0.012cm" svg:viewBox="0 0 276 262" svg:d="M45 232c-3 15-4 18-35 18-7 0-10 0-10 8 0 4 3 4 10 4 46 0 92 0 138 0 61 0 107-45 107-84 0-26-23-48-60-53 40-7 81-36 81-72 0-29-25-53-73-53-42 0-86 0-129 0-7 0-11 0-11 8 0 4 3 4 11 4 1 0 7 0 14 0 8 1 11 1 11 7 0 1 0 2-2 7-18 69-34 138-52 206zM103 122c8-32 17-64 25-96 3-13 4-14 20-14 17 0 35 0 51 0 33 0 42 22 42 40 0 33-33 70-80 70-19 0-39 0-58 0zM87 250c-6 0-7 0-9 0-4-1-5-1-5-5 0-1 0-2 2-8 9-36 17-72 26-107 24 0 50 0 74 0 36 0 44 28 44 44 0 38-34 76-80 76-18 0-35 0-52 0z"><text:p/></draw:path></draw:g>. נפשט על מנת להוכיח <draw:g text:anchor-type="as-char" svg:y="-0.288cm" draw:z-index="235" draw:style-name="gr1"><svg:title>TexMaths</svg:title><svg:desc>11§display§x \in A \setminus B§svg§600§FALSE§</svg:desc><draw:path draw:style-name="gr585" draw:text-style-name="P130" svg:width="1.599cm" svg:height="0.344cm" svg:x="0.008cm" svg:y="0.019cm" svg:viewBox="0 0 1600 345" svg:d="M0 0c534 0 1066 0 1600 0 0 115 0 230 0 345-534 0-1066 0-1600 0 0-115 0-230 0-345z"><text:p/></draw:path><draw:path draw:style-name="gr586" draw:text-style-name="P131" svg:width="0.192cm" svg:height="0.173cm" svg:x="-0.001cm" svg:y="0.118cm" svg:viewBox="0 0 193 174" svg:d="M118 54c2-10 12-46 38-46 2 0 11 0 20 5-11 2-19 12-19 21 0 7 5 13 15 13 8 0 21-6 21-22 0-19-24-25-37-25-22 0-35 20-39 29-10-26-31-29-42-29-41 0-63 50-63 59 0 4 3 3 5 4 3 0 4-1 5-5 13-40 39-50 52-50 7 0 21 4 21 26 0 12-7 38-21 92-7 24-20 40-37 40-3 0-12 0-19-5 10-2 18-10 18-21 0-10-8-13-14-13-12 0-22 10-22 22 0 17 20 25 36 25 26 0 40-26 41-29 4 15 19 29 42 29 39 0 61-50 61-59 0-4-3-4-4-4-3 0-4 1-5 5-13 40-39 50-51 50-15 0-22-13-22-25 0-9 3-18 7-34 4-18 8-35 13-53z"><text:p/></draw:path><draw:path draw:style-name="gr587" draw:text-style-name="P131" svg:width="0.192cm" svg:height="0.221cm" svg:x="0.349cm" svg:y="0.08cm" svg:viewBox="0 0 193 222" svg:d="M179 120c7 0 14 0 14-8 0-7-7-7-14-7-55 0-109 0-164 0 5-52 50-88 104-88 20 0 41 0 60 0 7 0 14-2 14-9 0-8-7-8-14-8-21 0-40 0-61 0-66 0-118 51-118 112 0 62 52 110 118 110 21 0 40 0 61 0 7 0 14 0 14-7 0-8-7-7-14-7-19 0-40 0-60 0-54 0-99-36-104-88 55 0 109 0 164 0z"><text:p/></draw:path><draw:path draw:style-name="gr588" draw:text-style-name="P131" svg:width="0.264cm" svg:height="0.274cm" svg:x="0.694cm" svg:y="0.013cm" svg:viewBox="0 0 265 275" svg:d="M56 230c-15 27-31 32-47 33-5 0-9 0-9 8 0 2 2 4 6 4 9 0 22-2 33-2 13 0 26 2 38 2 2 0 8 0 8-7 0-5-4-5-7-5-9-1-17-4-17-14 0-5 2-9 5-14 10-16 20-32 30-48 32 0 65 0 97 0 0 7 5 60 5 63 0 12-20 13-27 13-6 0-9 0-9 8 0 4 4 4 5 4 16 0 32-2 48-2 9 0 34 2 44 2 2 0 6 0 6-9 0-3-3-3-9-3-23 0-23-3-24-14-8-79-16-160-24-240-1-8-1-9-8-9-5 0-7 2-10 7-45 74-89 149-134 223zM102 175c26-43 51-86 76-128 5 42 9 85 13 128-29 0-59 0-89 0z"><text:p/></draw:path><draw:path draw:style-name="gr589" draw:text-style-name="P131" svg:width="0.15cm" svg:height="0.383cm" svg:x="1.077cm" svg:y="0cm" svg:viewBox="0 0 151 384" svg:d="M134 375c1 5 4 9 9 9 4 0 8-3 8-7 0-2 0-2-2-7-44-120-88-241-132-361-3-7-4-9-9-9s-8 3-8 8c0 1 0 1 2 6 44 120 88 241 132 361z"><text:p/></draw:path><draw:path draw:style-name="gr590" draw:text-style-name="P131" svg:width="0.275cm" svg:height="0.262cm" svg:x="1.351cm" svg:y="0.026cm" svg:viewBox="0 0 276 263" svg:d="M46 232c-4 16-5 19-35 19-7 0-11 0-11 8 0 4 3 4 11 4 46 0 91 0 138 0 61 0 106-46 106-82 0-28-22-51-59-54 39-8 80-37 80-73 0-29-25-54-71-54-43 0-87 0-130 0-8 0-12 0-12 8 0 4 4 4 11 4 1 0 9 0 15 1 7 1 10 1 10 7 0 1 0 2-1 6-18 69-34 138-52 206zM105 122c7-32 15-63 23-94 4-15 4-16 21-16 16 0 34 0 50 0 34 0 42 23 42 40 0 34-33 70-80 70-19 0-38 0-56 0zM87 251c-6 0-7 0-9-1-3 0-4 0-4-3 0-1 0-3 1-9 9-35 19-72 27-107 25 0 49 0 73 0 37 0 44 29 44 45 0 38-34 75-79 75-18 0-35 0-53 0z"><text:p/></draw:path></draw:g><text:s/>(אשר צ.ל. לפי הגדרת שיוויון):</text:p>
                </text:list-item>
              </text:list>
              <text:p text:style-name="P35"><draw:g text:anchor-type="as-char" svg:y="-1.762cm" draw:z-index="236" draw:style-name="gr1"><svg:title>TexMaths</svg:title><svg:desc>11§latex§\begin{align*}
     &amp;x \in A \cup B \\
     \iff &amp;x \in A \lor x \in B    &amp;&amp;\open \!\cup\! \text{ definition} \close \\
     \iff &amp;x \in A \lor x \in \emptyset    &amp;&amp;\open \text{given } B = \emtpyset \close \\
     \iff &amp;x \in A     &amp;&amp;\open \emptyset \text{ definition} \close \\
     \iff &amp;x \in A \land x \notin B    &amp;&amp;\open \emptyset \text{ definition; } \forall x. x \notin \emptyset = B \close \\
     \iff &amp;x \in A \setminus B     &amp;&amp; \open \!\setminus\! \text{ definition} \close
\end{align}§svg§600§FALSE§</svg:desc><draw:path draw:style-name="gr472" draw:text-style-name="P130" svg:width="9.64cm" svg:height="3.482cm" svg:x="0cm" svg:y="0.02cm" svg:viewBox="0 0 9641 3483" svg:d="M0 0c3213 0 6427 0 9641 0 0 1161 0 2321 0 3483-3214 0-6428 0-9641 0 0-1162 0-2322 0-3483z"><text:p/></draw:path><draw:path draw:style-name="gr473" draw:text-style-name="P131" svg:width="0.192cm" svg:height="0.174cm" svg:x="0.807cm" svg:y="0.105cm" svg:viewBox="0 0 193 175" svg:d="M118 54c2-10 11-45 38-45 2 0 11 0 20 5-11 1-19 11-19 21 0 6 5 13 15 13 8 0 21-6 21-23 0-20-24-25-37-25-22 0-35 21-40 30-9-26-30-30-41-30-41 0-63 51-63 59 0 5 3 5 5 5 3 0 4-1 5-5 13-40 39-50 52-50 7 0 21 3 21 26 0 11-7 38-21 91-7 25-20 41-38 41-2 0-11 0-18-5 10-3 17-10 17-21 0-10-7-13-14-13-11 0-21 9-21 22 0 17 20 25 36 25 26 0 40-27 41-29 4 15 19 29 42 29 39 0 61-50 61-60 0-3-3-3-4-3-3 0-4 1-5 5-13 40-39 50-51 50-15 0-22-13-22-25 0-9 2-18 7-34 4-18 8-37 13-54z"><text:p/></draw:path><draw:path draw:style-name="gr474" draw:text-style-name="P131" svg:width="0.192cm" svg:height="0.223cm" svg:x="1.157cm" svg:y="0.068cm" svg:viewBox="0 0 193 224" svg:d="M179 120c7 0 14 0 14-8s-7-8-14-8c-55 0-109 0-164 0 5-51 50-89 104-89 20 0 41 0 60 0 7 0 14 0 14-7 0-8-7-8-14-8-21 0-40 0-61 0-66 0-118 51-118 112 0 62 52 112 118 112 21 0 40 0 61 0 7 0 14 0 14-7 0-8-7-8-14-8-19 0-40 0-60 0-54 0-99-37-104-89 55 0 109 0 164 0z"><text:p/></draw:path><draw:path draw:style-name="gr475" draw:text-style-name="P131" svg:width="0.264cm" svg:height="0.276cm" svg:x="1.504cm" svg:y="0cm" svg:viewBox="0 0 265 277" svg:d="M55 232c-15 26-31 32-47 33-5 0-8 0-8 8 0 2 1 4 4 4 11 0 22-1 33-1 14 0 27 1 39 1 3 0 8 0 8-8 0-4-4-4-6-4-10-1-19-4-19-14 0-5 3-9 6-15 10-16 20-33 30-49 32 0 65 0 96 0 2 9 6 62 6 65 0 12-20 13-28 13-5 0-8 0-8 8 0 4 4 4 5 4 16 0 32-1 49-1 8 0 33 1 42 1 3 0 8 0 8-8 0-4-4-4-9-4-24 0-24-3-25-14-8-81-16-162-24-242 0-8 0-9-7-9-6 0-7 2-11 7-45 74-89 150-134 225zM101 176c26-43 52-85 77-128 5 43 8 85 12 128-29 0-59 0-89 0z"><text:p/></draw:path><draw:path draw:style-name="gr476" draw:text-style-name="P131" svg:width="0.215cm" svg:height="0.239cm" svg:x="1.887cm" svg:y="0.045cm" svg:viewBox="0 0 216 240" svg:d="M216 14c0-6 0-14-8-14s-8 8-8 14c0 46 0 94 0 140 0 58-64 70-92 70-18 0-42-3-63-16-30-19-30-44-30-54 0-46 0-94 0-140 0-6 0-14-7-14-8 0-8 8-8 14 0 48 0 95 0 142 0 58 59 84 108 84 50 0 108-27 108-84 0-47 0-94 0-142z"><text:p/></draw:path><draw:path draw:style-name="gr477" draw:text-style-name="P131" svg:width="0.275cm" svg:height="0.263cm" svg:x="2.225cm" svg:y="0.013cm" svg:viewBox="0 0 276 264" svg:d="M45 233c-3 16-4 19-35 19-6 0-10 0-10 8 0 4 3 4 10 4 46 0 92 0 139 0 60 0 106-46 106-84 0-28-22-50-60-55 40-7 81-36 81-72 0-29-25-53-71-53-44 0-87 0-131 0-7 0-11 0-11 8 0 3 3 3 11 3 1 0 9 0 14 1 8 1 11 1 11 7 0 1 0 2-1 6-18 70-35 139-53 208zM105 122c7-32 15-64 23-96 3-13 4-15 21-15 16 0 34 0 50 0 34 0 42 23 42 41 0 34-33 70-80 70-19 0-38 0-56 0zM87 252c-6 0-7 0-9-1-4 0-5 0-5-4 0-1 0-2 2-8 9-37 17-72 26-108 24 0 50 0 74 0 37 0 44 28 44 45 0 38-34 76-79 76-18 0-35 0-53 0z"><text:p/></draw:path><draw:path draw:style-name="gr478" draw:text-style-name="P131" svg:width="0.342cm" svg:height="0.211cm" svg:x="0.002cm" svg:y="0.696cm" svg:viewBox="0 0 343 212" svg:d="M329 152c7 0 14 0 14-8s-7-8-14-8c-81 0-164 0-245 0-17-14-37-24-49-29 13-7 33-17 49-31 81 0 164 0 245 0 7 0 14 0 14-8s-7-8-14-8c-76 0-152 0-228 0 19-17 39-51 39-56 0-4-6-4-8-4-3 0-5 0-7 3-8 15-19 35-45 57-26 24-51 35-72 40-7 2-7 3-8 3 0 1 0 3 0 4s0 1 0 2h1c1 1 1 1 9 3 52 16 90 51 112 93 5 7 5 7 10 7 2 0 8 0 8-4 0-5-20-39-39-56 76 0 152 0 228 0z"><text:p/></draw:path><draw:path draw:style-name="gr479" draw:text-style-name="P131" svg:width="0.342cm" svg:height="0.211cm" svg:x="0.323cm" svg:y="0.696cm" svg:viewBox="0 0 343 212" svg:d="M260 76c16 14 36 24 48 31-13 5-33 15-48 29-82 0-164 0-246 0-6 0-14 0-14 8s8 8 13 8c76 0 153 0 229 0-19 17-38 51-38 56 0 4 5 4 7 4 4 0 6 0 7-3 9-14 20-35 44-57 27-23 53-34 74-40 5-2 6-3 7-3 0-1 0-1 0-2s0-3 0-4h-1c-1-1-1-1-9-3-51-15-90-51-112-92-4-8-4-8-10-8-2 0-7 0-7 4 0 5 19 39 38 56-76 0-153 0-229 0-5 0-13 0-13 8s8 8 14 8c82 0 164 0 246 0z"><text:p/></draw:path><draw:path draw:style-name="gr480" draw:text-style-name="P131" svg:width="0.192cm" svg:height="0.174cm" svg:x="0.807cm" svg:y="0.728cm" svg:viewBox="0 0 193 175" svg:d="M118 54c2-10 11-45 38-45 2 0 11 0 20 4-11 2-19 12-19 21 0 7 5 14 15 14 8 0 21-7 21-23 0-20-24-25-37-25-22 0-35 21-40 30-9-26-30-30-41-30-41 0-63 49-63 59 0 5 3 5 5 5 3 0 4-1 5-5 13-40 39-50 52-50 7 0 21 3 21 25 0 12-7 39-21 92-7 25-20 40-38 40-2 0-11 0-18-4 10-3 17-10 17-21s-7-13-14-13c-11 0-21 9-21 22 0 17 20 25 36 25 26 0 40-27 41-29 4 15 19 29 42 29 39 0 61-50 61-60 0-3-3-3-4-3-3 0-4 1-5 3-13 42-39 51-51 51-15 0-22-12-22-25 0-8 2-17 7-34 4-18 8-36 13-53z"><text:p/></draw:path><draw:path draw:style-name="gr481" draw:text-style-name="P131" svg:width="0.192cm" svg:height="0.222cm" svg:x="1.157cm" svg:y="0.69cm" svg:viewBox="0 0 193 223" svg:d="M179 120c7 0 14 1 14-8 0-8-7-9-14-9-55 0-109 0-164 0 5-51 50-88 104-88 20 0 41 0 60 0 7 0 14 0 14-7 0-8-7-8-14-8-21 0-40 0-61 0-66 0-118 51-118 112 0 63 52 111 118 111 21 0 40 0 61 0 7 0 14 0 14-7 0-8-7-8-14-8-19 0-40 0-60 0-54 0-99-36-104-88 55 0 109 0 164 0z"><text:p/></draw:path><draw:path draw:style-name="gr482" draw:text-style-name="P131" svg:width="0.264cm" svg:height="0.275cm" svg:x="1.504cm" svg:y="0.622cm" svg:viewBox="0 0 265 276" svg:d="M55 232c-15 25-31 31-47 32-5 1-8 1-8 8 0 3 1 4 4 4 11 0 22-1 33-1 14 0 27 1 39 1 3 0 8 0 8-7 0-4-4-5-6-5-10 0-19-3-19-13 0-5 3-9 6-15 10-16 20-33 30-49 32 0 65 0 96 0 2 9 6 60 6 65 0 11-20 12-28 12-5 0-8 0-8 8 0 4 4 4 5 4 16 0 32-1 49-1 8 0 33 1 42 1 3 0 8 0 8-8 0-4-4-4-9-4-24 0-24-2-25-13-8-81-16-162-24-242 0-8 0-9-7-9-6 0-7 2-11 7-45 74-89 150-134 225zM101 175c26-43 52-85 77-128 5 43 8 85 12 128-29 0-59 0-89 0z"><text:p/></draw:path><draw:path draw:style-name="gr483" draw:text-style-name="P131" svg:width="0.215cm" svg:height="0.239cm" svg:x="1.887cm" svg:y="0.667cm" svg:viewBox="0 0 216 240" svg:d="M212 15c3-4 4-5 4-7 0-5-5-8-8-8-4 0-7 3-10 9-30 68-60 136-90 204-31-68-61-136-91-204-3-8-6-9-9-9-5 0-8 3-8 8 0 1 0 2 2 6 32 73 65 145 97 218 3 7 6 8 9 8 4 0 6-2 9-8 32-73 63-144 95-217z"><text:p/></draw:path><draw:path draw:style-name="gr484" draw:text-style-name="P131" svg:width="0.192cm" svg:height="0.174cm" svg:x="2.22cm" svg:y="0.728cm" svg:viewBox="0 0 193 175" svg:d="M119 54c2-10 11-45 37-45 2 0 12 0 20 4-11 2-19 12-19 21 0 7 5 14 15 14 8 0 21-7 21-23 0-20-22-25-36-25-23 0-36 21-40 30-10-26-31-30-42-30-41 0-63 49-63 59 0 5 5 5 6 5 2 0 3-1 4-5 13-40 39-50 52-50 7 0 21 3 21 25 0 12-7 39-21 92-6 25-20 40-37 40-2 0-11 0-19-4 10-3 18-10 18-21s-8-13-14-13c-12 0-22 9-22 22 0 17 20 25 36 25 27 0 40-27 41-29 6 15 19 29 42 29 41 0 63-50 63-60 0-3-5-3-6-3-3 0-4 1-4 3-14 42-40 51-52 51-15 0-21-12-21-25 0-8 2-17 7-34 4-18 8-36 13-53z"><text:p/></draw:path><draw:path draw:style-name="gr485" draw:text-style-name="P131" svg:width="0.193cm" svg:height="0.222cm" svg:x="2.57cm" svg:y="0.69cm" svg:viewBox="0 0 194 223" svg:d="M179 120c7 0 15 1 15-8 0-8-8-9-15-9-55 0-109 0-164 0 5-51 50-88 104-88 20 0 41 0 60 0 7 0 15 0 15-7 0-8-8-8-15-8-19 0-40 0-60 0-66 0-119 51-119 112 0 63 53 111 119 111 20 0 41 0 60 0 7 0 15 0 15-7 0-8-8-8-15-8-19 0-40 0-60 0-54 0-99-36-104-88 55 0 109 0 164 0z"><text:p/></draw:path><draw:path draw:style-name="gr486" draw:text-style-name="P131" svg:width="0.275cm" svg:height="0.263cm" svg:x="2.918cm" svg:y="0.634cm" svg:viewBox="0 0 276 264" svg:d="M46 234c-4 16-4 18-35 18-7 0-11 0-11 8 0 4 4 4 11 4 46 0 91 0 138 0 61 0 106-45 106-84 0-27-22-49-59-54 39-7 80-36 80-72 0-29-25-54-71-54-43 0-87 0-130 0-8 0-11 0-11 8 0 4 3 4 10 4 1 0 9 0 15 1 7 1 10 1 10 7 0 1 0 2-1 6-18 70-34 139-52 208zM105 123c7-32 16-64 24-96 3-14 4-15 21-15 16 0 33 0 49 0 34 0 42 23 42 40 0 34-33 71-80 71-19 0-38 0-56 0zM87 252c-6 0-7 0-9 0-3 0-4-1-4-3s0-3 2-9c9-37 18-73 26-109 25 0 49 0 73 0 37 0 45 28 45 46 0 37-35 75-80 75-18 0-35 0-53 0z"><text:p/></draw:path><draw:path draw:style-name="gr487" draw:text-style-name="P131" svg:width="0.1cm" svg:height="0.462cm" svg:x="5.018cm" svg:y="0.572cm" svg:viewBox="0 0 101 463" svg:d="M101 459c0-2-1-3-1-4-17-18-44-49-60-113-9-35-12-75-12-110 0-102 24-174 70-223 3-4 3-5 3-6 0-3-3-3-4-3-6 0-27 23-32 29-40 47-65 116-65 202 0 55 10 133 61 198 4 4 29 34 36 34 1 0 4 0 4-4z"><text:p/></draw:path><draw:path draw:style-name="gr488" draw:text-style-name="P131" svg:width="0.214cm" svg:height="0.239cm" svg:x="5.18cm" svg:y="0.667cm" svg:viewBox="0 0 215 240" svg:d="M215 14c0-6 0-14-8-14s-8 8-8 14c0 46 0 94 0 140 0 58-63 70-91 70-18 0-42-3-63-16-30-19-30-44-30-54 0-46 0-94 0-140 0-6 0-14-7-14-8 0-8 8-8 14 0 48 0 94 0 141 0 59 59 85 108 85s107-28 107-84c0-47 0-94 0-142z"><text:p/></draw:path><draw:path draw:style-name="gr489" draw:text-style-name="P131" svg:width="0.19cm" svg:height="0.272cm" svg:x="5.579cm" svg:y="0.63cm" svg:viewBox="0 0 191 273" svg:d="M134 247c0 9 0 17 0 26 19-1 39-4 57-5 0-4 0-7 0-12-27 0-30-2-30-21 0-78 0-157 0-235-19 1-37 3-55 4 0 5 0 8 0 12 26 0 29 4 29 22 0 28 0 57 0 84-11-14-27-24-48-24-46 0-87 37-87 88 0 48 39 87 83 87 24 0 41-13 51-26zM134 144c0 26 0 53 0 79 0 7 0 8-4 15-11 18-29 26-45 26-18 0-32-10-41-24-10-16-11-38-11-54 0-14 0-38 11-55 9-12 23-24 44-24 14 0 30 5 42 23 4 6 4 7 4 14z"><text:p/></draw:path><draw:path draw:style-name="gr490" draw:text-style-name="P131" svg:width="0.149cm" svg:height="0.176cm" svg:x="5.793cm" svg:y="0.726cm" svg:viewBox="0 0 150 177" svg:d="M32 76c2-58 35-67 48-67 40 0 43 51 43 67-31 0-60 0-91 0zM32 84c36 0 71 0 108 0 7 0 10 0 10-8 0-39-21-76-70-76-45 0-80 40-80 88 0 52 40 89 85 89 47 0 65-43 65-49 0-5-4-6-6-6-3 0-4 2-5 6-14 39-49 39-52 39-20 0-35-11-44-25-11-19-11-44-11-58z"><text:p/></draw:path><draw:path draw:style-name="gr491" draw:text-style-name="P131" svg:width="0.193cm" svg:height="0.271cm" svg:x="5.963cm" svg:y="0.627cm" svg:viewBox="0 0 194 272" svg:d="M118 118c17 0 20 4 20 21 0 35 0 69 0 104 0 17-4 17-30 17 0 4 0 7 0 12 13 0 33-1 43-1s28 1 43 1c0-5 0-8 0-12-26 0-30 0-30-17 0-47 0-95 0-142-17 1-33 2-50 3-5 0-4 2-6 2-1 0-1 0-7 0-15 0-31 0-46 0 0-15 0-30 0-44 0-39 34-54 57-54 12 0 26 4 34 13-16 1-18 11-18 17 0 14 10 18 17 18 9 0 18-5 18-18 0-23-21-38-50-38-36 0-82 20-82 62 0 14 0 29 0 44-10 0-21 0-31 0 0 4 0 7 0 12 10 0 21 0 31 0 0 41 0 83 0 125 0 17-5 17-30 17 0 4 0 7 0 12 12 0 33-1 43-1s29 1 43 1c0-5 0-8 0-12-26 0-31 0-31-17 0-42 0-84 0-125 21 0 41 0 62 0z"><text:p/></draw:path><draw:path draw:style-name="gr492" draw:text-style-name="P131" svg:width="0.194cm" svg:height="0.169cm" svg:x="6.18cm" svg:y="0.728cm" svg:viewBox="0 0 195 170" svg:d="M31 37c0 36 0 70 0 105 0 16-5 16-31 16 0 5 0 8 0 12 14 0 34-1 44-1s30 1 43 1c0-4 0-7 0-12-25 0-30 0-30-16 0-24 0-47 0-72 0-40 28-61 52-61 25 0 29 21 29 43 0 29 0 60 0 90 0 16-4 16-30 16 0 5 0 8 0 12 13 0 33-1 44-1 10 0 30 1 43 1 0-4 0-7 0-12-20 0-30 0-30-11 0-24 0-49 0-73 0-33 0-45-12-60-6-6-19-14-41-14-28 0-46 16-57 41 0-14 0-28 0-41-19 1-36 3-55 4 0 5 0 8 0 12 28 0 31 3 31 21z"><text:p/></draw:path><draw:path draw:style-name="gr493" draw:text-style-name="P131" svg:width="0.082cm" svg:height="0.257cm" svg:x="6.396cm" svg:y="0.64cm" svg:viewBox="0 0 83 258" svg:d="M56 88c-19 1-36 3-55 4 0 5 0 8 0 12 25 0 29 3 29 21 0 36 0 70 0 105 0 16-4 16-30 16 0 5 0 8 0 12 12 0 33-1 43-1 13 0 26 1 40 1 0-4 0-7 0-12-26 0-27-1-27-16 0-47 0-95 0-142zM57 21c0-12-10-21-21-21-12 0-19 11-19 21s7 21 19 21c11 0 21-9 21-21z"><text:p/></draw:path><draw:path draw:style-name="gr494" draw:text-style-name="P131" svg:width="0.12cm" svg:height="0.241cm" svg:x="6.498cm" svg:y="0.661cm" svg:viewBox="0 0 121 242" svg:d="M59 84c19 0 37 0 55 0 0-5 0-8 0-13-18 0-36 0-55 0 0-24 0-47 0-71-3 0-6 0-9 0 0 32-13 74-50 75 0 3 0 5 0 9 11 0 22 0 33 0 0 35 0 71 0 106 0 48 35 52 50 52 27 0 38-28 38-52 0-7 0-14 0-22-3 0-7 0-10 0 0 7 0 15 0 21 0 29-12 43-26 43-26 0-26-35-26-42 0-35 0-71 0-106z"><text:p/></draw:path><draw:path draw:style-name="gr495" draw:text-style-name="P131" svg:width="0.082cm" svg:height="0.257cm" svg:x="6.653cm" svg:y="0.64cm" svg:viewBox="0 0 83 258" svg:d="M56 88c-17 1-36 3-54 4 0 5 0 8 0 12 24 0 29 3 29 21 0 36 0 70 0 105 0 16-5 16-31 16 0 5 0 8 0 12 12 0 33-1 43-1 13 0 26 1 40 1 0-4 0-7 0-12-26 0-27-1-27-16 0-47 0-95 0-142zM57 21c0-12-10-21-20-21-12 0-20 11-20 21s8 21 20 21c10 0 20-9 20-21z"><text:p/></draw:path><draw:path draw:style-name="gr496" draw:text-style-name="P131" svg:width="0.171cm" svg:height="0.176cm" svg:x="6.759cm" svg:y="0.726cm" svg:viewBox="0 0 172 177" svg:d="M172 90c0-49-39-90-86-90-49 0-86 42-86 90 0 50 41 87 86 87 46 0 86-37 86-87zM86 167c-17 0-33-8-44-25-10-18-10-41-10-55s0-35 10-53 28-25 44-25 32 6 43 24 11 40 11 54 0 35-9 52-25 28-45 28z"><text:p/></draw:path><draw:path draw:style-name="gr497" draw:text-style-name="P131" svg:width="0.194cm" svg:height="0.169cm" svg:x="6.953cm" svg:y="0.728cm" svg:viewBox="0 0 195 170" svg:d="M31 37c0 36 0 70 0 105 0 16-5 16-31 16 0 5 0 8 0 12 14 0 33-1 44-1 10 0 30 1 43 1 0-4 0-7 0-12-25 0-30 0-30-16 0-24 0-47 0-72 0-40 28-61 52-61s29 21 29 43c0 29 0 60 0 90 0 16-5 16-30 16 0 5 0 8 0 12 13 0 33-1 44-1 10 0 30 1 43 1 0-4 0-7 0-12-20 0-30 0-30-11 0-24 0-49 0-73 0-33 0-45-12-60-6-6-19-14-41-14-28 0-46 16-57 41 0-14 0-28 0-41-19 1-36 3-55 4 0 5 0 8 0 12 28 0 31 3 31 21z"><text:p/></draw:path><draw:path draw:style-name="gr498" draw:text-style-name="P131" svg:width="0.099cm" svg:height="0.462cm" svg:x="7.173cm" svg:y="0.572cm" svg:viewBox="0 0 100 463" svg:d="M100 232c0-55-9-133-59-198-5-5-30-34-37-34-2 0-4 0-4 3 0 2 0 4 2 5 19 19 43 50 60 112 8 35 12 75 12 111 0 40-4 78-13 116-16 54-38 85-58 107-3 3-2 3-3 5 0 3 2 4 4 4 6 0 27-23 32-29 40-47 64-116 64-202z"><text:p/></draw:path><draw:path draw:style-name="gr499" draw:text-style-name="P131" svg:width="0.342cm" svg:height="0.211cm" svg:x="0.002cm" svg:y="1.319cm" svg:viewBox="0 0 343 212" svg:d="M329 151c7 0 14 0 14-8s-7-8-14-8c-81 0-164 0-245 0-17-13-37-23-49-29 13-6 33-17 49-30 81 0 164 0 245 0 7 0 14 0 14-8s-7-8-14-8c-76 0-152 0-228 0 19-17 39-51 39-57 0-3-6-3-8-3-3 0-5 0-7 2-8 16-19 35-45 58-26 24-51 35-72 40-7 2-7 2-8 3 0 1 0 1 0 3 0 1 0 1 0 2l1 1c1 0 1 1 9 3 52 16 90 51 112 93 5 7 5 7 10 7 2 0 8 0 8-4 0-6-20-39-39-57 76 0 152 0 228 0z"><text:p/></draw:path><draw:path draw:style-name="gr500" draw:text-style-name="P131" svg:width="0.342cm" svg:height="0.211cm" svg:x="0.323cm" svg:y="1.319cm" svg:viewBox="0 0 343 212" svg:d="M260 76c16 14 36 24 48 30-13 6-33 16-48 29-82 0-164 0-246 0-6 0-14 0-14 8s8 8 13 8c76 0 153 0 229 0-19 18-38 51-38 57 0 4 5 4 7 4 4 0 6 0 7-3 9-14 20-35 44-57 27-24 53-34 74-40 5-3 6-3 7-4 0-1 0-1 0-2 0-2 0-2 0-3l-1-1c-1 0-1 0-9-2-51-15-90-51-112-92-4-8-4-8-10-8-2 0-7 0-7 3 0 6 19 40 38 57-76 0-153 0-229 0-5 0-13 0-13 8s8 8 14 8c82 0 164 0 246 0z"><text:p/></draw:path><draw:path draw:style-name="gr501" draw:text-style-name="P131" svg:width="0.192cm" svg:height="0.174cm" svg:x="0.807cm" svg:y="1.35cm" svg:viewBox="0 0 193 175" svg:d="M118 54c2-10 11-45 38-45 2 0 11 0 20 4-11 2-19 12-19 21 0 7 5 13 15 13 8 0 21-6 21-22 0-20-24-25-37-25-22 0-35 20-40 29-9-26-30-29-41-29-41 0-63 49-63 59 0 4 3 4 5 4 3 0 4 0 5-4 13-41 39-50 52-50 7 0 21 3 21 25 0 12-7 37-21 92-7 24-20 40-38 40-2 0-11 0-18-4 10-3 17-10 17-21s-7-15-14-15c-11 0-21 11-21 24 0 17 20 25 36 25 26 0 40-28 41-30 4 14 19 30 42 30 39 0 61-50 61-60 0-4-3-4-4-4-3 0-4 2-5 4-13 42-39 51-51 51-15 0-22-12-22-25 0-9 2-17 7-34 4-18 8-36 13-53z"><text:p/></draw:path><draw:path draw:style-name="gr502" draw:text-style-name="P131" svg:width="0.192cm" svg:height="0.223cm" svg:x="1.157cm" svg:y="1.312cm" svg:viewBox="0 0 193 224" svg:d="M179 120c7 0 14 0 14-8s-7-8-14-8c-55 0-109 0-164 0 5-51 50-89 104-89 20 0 41 0 60 0 7 0 14 0 14-7 0-8-7-8-14-8-21 0-40 0-61 0-66 0-118 51-118 112 0 62 52 112 118 112 21 0 40 0 61 0 7 0 14 0 14-7 0-8-7-8-14-8-19 0-40 0-60 0-54 0-99-37-104-89 55 0 109 0 164 0z"><text:p/></draw:path><draw:path draw:style-name="gr503" draw:text-style-name="P131" svg:width="0.264cm" svg:height="0.275cm" svg:x="1.504cm" svg:y="1.245cm" svg:viewBox="0 0 265 276" svg:d="M55 232c-15 25-31 31-47 32-5 1-8 1-8 8 0 2 1 4 4 4 11 0 22-1 33-1 14 0 27 1 39 1 3 0 8 0 8-8 0-3-4-4-6-4-10 0-19-3-19-13 0-5 3-9 6-15 10-16 20-33 30-49 32 0 65 0 96 0 2 8 6 60 6 65 0 11-20 12-28 12-5 0-8 0-8 8 0 4 4 4 5 4 16 0 32-1 49-1 8 0 33 1 42 1 3 0 8 0 8-8 0-4-4-4-9-4-24 0-24-2-25-13-8-81-16-162-24-242 0-8 0-9-7-9-6 0-7 2-11 5-45 76-89 151-134 227zM101 175c26-43 52-85 77-128 5 43 8 85 12 128-29 0-59 0-89 0z"><text:p/></draw:path><draw:path draw:style-name="gr504" draw:text-style-name="P131" svg:width="0.215cm" svg:height="0.239cm" svg:x="1.887cm" svg:y="1.29cm" svg:viewBox="0 0 216 240" svg:d="M212 15c3-5 4-5 4-7 0-5-5-8-8-8-4 0-7 2-10 9-30 68-60 136-90 204-31-68-61-137-91-205-3-7-6-8-9-8-5 0-8 3-8 8 0 1 0 1 2 6 32 73 65 144 97 217 3 7 6 9 9 9 4 0 6-4 9-9 32-72 63-144 95-216z"><text:p/></draw:path><draw:path draw:style-name="gr505" draw:text-style-name="P131" svg:width="0.192cm" svg:height="0.174cm" svg:x="2.22cm" svg:y="1.35cm" svg:viewBox="0 0 193 175" svg:d="M119 54c2-10 11-45 37-45 2 0 12 0 20 4-11 2-19 12-19 21 0 7 5 13 15 13 8 0 21-6 21-22 0-20-22-25-36-25-23 0-36 20-40 29-10-26-31-29-42-29-41 0-63 49-63 59 0 4 5 4 6 4 2 0 3 0 4-4 13-41 39-50 52-50 7 0 21 3 21 25 0 12-7 37-21 92-6 24-20 40-37 40-2 0-11 0-19-4 10-3 18-10 18-21s-8-15-14-15c-12 0-22 11-22 24 0 17 20 25 36 25 27 0 40-28 41-30 6 14 19 30 42 30 41 0 63-50 63-60 0-4-5-4-6-4-3 0-4 2-4 4-14 42-40 51-52 51-15 0-21-12-21-25 0-9 2-17 7-34 4-18 8-36 13-53z"><text:p/></draw:path><draw:path draw:style-name="gr506" draw:text-style-name="P131" svg:width="0.193cm" svg:height="0.223cm" svg:x="2.57cm" svg:y="1.312cm" svg:viewBox="0 0 194 224" svg:d="M179 120c7 0 15 0 15-8s-8-8-15-8c-55 0-109 0-164 0 5-51 50-89 104-89 20 0 41 0 60 0 7 0 15 0 15-7 0-8-8-8-15-8-19 0-40 0-60 0-66 0-119 51-119 112 0 62 53 112 119 112 20 0 41 0 60 0 7 0 15 0 15-7 0-8-8-8-15-8-19 0-40 0-60 0-54 0-99-37-104-89 55 0 109 0 164 0z"><text:p/></draw:path><draw:path draw:style-name="gr507" draw:text-style-name="P131" svg:width="0.155cm" svg:height="0.328cm" svg:x="2.921cm" svg:y="1.223cm" svg:viewBox="0 0 156 329" svg:d="M132 8c0-5-3-8-8-8s-6 4-10 12c-4 15 0 2-4 18-4-3-18-8-32-8-22 0-46 11-60 41-16 32-18 66-18 102 0 24 0 93 34 124-9 30-9 30-9 31 0 4 3 9 8 9 6 0 7-5 9-13 4-16 1-1 5-18 9 6 21 9 31 9 43 0 61-36 67-55 10-28 11-60 11-87 0-29 0-92-33-125 4-11 6-21 9-32zM39 272c-13-28-13-75-13-111 0-32 0-59 6-84 7-35 30-47 46-47 8 0 19 2 29 11-23 77-45 154-68 231zM118 56c13 23 13 67 13 105 0 27 0 56-4 82-8 41-28 55-49 55-9 0-17-3-27-11 22-77 45-154 67-231z"><text:p/></draw:path><draw:path draw:style-name="gr508" draw:text-style-name="P131" svg:width="0.1cm" svg:height="0.463cm" svg:x="5.018cm" svg:y="1.192cm" svg:viewBox="0 0 101 464" svg:d="M101 460c0-1-1-3-1-4-17-18-44-50-60-113-9-35-12-75-12-111 0-101 24-173 70-223 3-4 3-4 3-5 0-4-3-4-4-4-6 0-27 23-32 30-40 46-65 116-65 202 0 55 10 132 61 198 4 4 29 34 36 34 1 0 4 0 4-4z"><text:p/></draw:path><draw:path draw:style-name="gr509" draw:text-style-name="P131" svg:width="0.175cm" svg:height="0.253cm" svg:x="5.148cm" svg:y="1.346cm" svg:viewBox="0 0 176 254" svg:d="M75 109c-34 0-34-39-34-49 0-9 1-22 6-31 4-5 12-16 28-16 34 0 34 39 34 47 0 11-1 24-7 33-3 5-12 16-27 16zM30 123c0-1 0-10 6-17 16 11 31 12 39 12 36 0 63-27 63-58 0-14-7-28-16-37 13-13 28-14 34-14 1 0 4 0 5 0-5 1-7 5-7 10 0 6 6 12 11 12 4 0 11-4 11-12 0-7-4-19-19-19-7 0-25 2-41 18-16-13-32-14-41-14-36 0-63 27-63 56 0 18 9 32 19 40-6 7-12 19-12 32 0 12 4 27 16 35-23 7-35 23-35 39 0 27 39 48 86 48 45 0 86-19 86-49 0-14-6-33-26-44-21-11-43-11-67-11-10 0-26 0-28 0-12-2-21-14-21-27zM86 245c-40 0-66-20-66-39 0-18 14-32 32-33 7 0 15 0 23 0 33 0 76 0 76 33 0 21-28 39-65 39z"><text:p/></draw:path><draw:path draw:style-name="gr510" draw:text-style-name="P131" svg:width="0.083cm" svg:height="0.257cm" svg:x="5.343cm" svg:y="1.262cm" svg:viewBox="0 0 84 258" svg:d="M56 88c-17 1-36 3-54 4 0 5 0 8 0 12 26 0 29 3 29 21 0 34 0 70 0 104 0 17-5 17-31 17 0 5 0 8 0 12 13 0 34-1 43-1 13 0 27 1 41 1 0-4 0-7 0-12-27 0-28-2-28-16 0-47 0-95 0-142zM57 21c0-13-9-21-20-21-12 0-20 11-20 21s8 20 20 20c11 0 20-8 20-20z"><text:p/></draw:path><draw:path draw:style-name="gr511" draw:text-style-name="P131" svg:width="0.188cm" svg:height="0.169cm" svg:x="5.445cm" svg:y="1.355cm" svg:viewBox="0 0 189 170" svg:d="M154 37c3-8 10-25 35-25 0-4 0-8 0-12-9 0-20 1-28 1-10 0-28-1-34-1 0 4 0 8 0 12 14 0 18 9 18 17 0 3-1 4-2 8-13 33-26 66-40 99-14-36-29-71-44-107-2-6-1-5-2-7 0-10 16-10 22-10 0-4 0-8 0-12-11 0-33 1-42 1s-25-1-37-1c0 4 0 8 0 12 24 0 26 2 31 14 19 45 37 92 56 137 2 5 3 7 8 7s6-3 7-7c18-42 34-84 52-126z"><text:p/></draw:path><draw:path draw:style-name="gr512" draw:text-style-name="P131" svg:width="0.149cm" svg:height="0.176cm" svg:x="5.642cm" svg:y="1.349cm" svg:viewBox="0 0 150 177" svg:d="M32 76c3-58 35-68 48-68 40 0 44 52 44 68-30 0-61 0-92 0zM32 84c36 0 71 0 108 0 9 0 10 0 10-8 0-39-21-76-70-76-45 0-80 40-80 88 0 52 41 89 85 89 47 0 65-43 65-51 0-3-4-4-6-4-3 0-4 2-4 6-15 39-49 39-53 39-19 0-34-11-43-25-12-19-12-44-12-58z"><text:p/></draw:path><draw:path draw:style-name="gr513" draw:text-style-name="P131" svg:width="0.194cm" svg:height="0.169cm" svg:x="5.815cm" svg:y="1.35cm" svg:viewBox="0 0 195 170" svg:d="M31 37c0 34 0 70 0 104 0 17-5 17-31 17 0 5 0 8 0 12 14 0 34-1 44-1s31 1 44 1c0-4 0-7 0-12-26 0-31 0-31-17 0-23 0-48 0-71 0-40 28-61 53-61 24 0 29 20 29 43 0 29 0 59 0 89 0 17-5 17-31 17 0 5 0 8 0 12 13 0 33-1 44-1 10 0 30 1 43 1 0-4 0-7 0-12-20 0-30 0-30-11 0-24 0-49 0-73 0-34 0-47-12-60-6-6-19-14-41-14-28 0-46 16-57 41 0-14 0-28 0-41-19 1-36 3-55 4 0 5 0 8 0 12 28 0 31 3 31 21z"><text:p/></draw:path><draw:path draw:style-name="gr514" draw:text-style-name="P131" svg:width="0.275cm" svg:height="0.263cm" svg:x="6.162cm" svg:y="1.257cm" svg:viewBox="0 0 276 264" svg:d="M46 234c-4 15-4 18-35 18-7 0-11 0-11 8 0 4 4 4 11 4 46 0 91 0 138 0 61 0 106-45 106-84 0-27-22-49-59-54 39-7 80-36 80-72 0-29-25-54-71-54-43 0-87 0-130 0-8 0-11 0-11 8 0 4 3 4 10 4 1 0 9 0 15 1 7 0 10 1 10 6 0 2 0 3-1 7-18 70-34 139-52 208zM105 122c7-32 16-64 24-96 3-13 4-14 21-14 16 0 33 0 49 0 34 0 42 23 42 40 0 34-33 70-80 70-19 0-38 0-56 0zM87 252c-6 0-7 0-9 0-3 0-4-1-4-5 0-1 0-1 2-8 9-37 18-72 26-108 25 0 49 0 73 0 37 0 45 28 45 45 0 38-35 76-80 76-18 0-35 0-53 0z"><text:p/></draw:path><draw:path draw:style-name="gr515" draw:text-style-name="P131" svg:width="0.256cm" svg:height="0.089cm" svg:x="6.588cm" svg:y="1.379cm" svg:viewBox="0 0 257 90" svg:d="M244 15c6 0 13 0 13-7 0-8-7-8-13-8-77 0-154 0-231 0-5 0-13 0-13 8 0 7 8 7 13 7 77 0 154 0 231 0zM244 90c6 0 13 0 13-8 0-7-7-7-13-7-77 0-154 0-231 0-5 0-13 0-13 7 0 8 8 8 13 8 77 0 154 0 231 0z"><text:p/></draw:path><draw:path draw:style-name="gr516" draw:text-style-name="P131" svg:width="0.1cm" svg:height="0.463cm" svg:x="6.992cm" svg:y="1.192cm" svg:viewBox="0 0 101 464" svg:d="M101 232c0-55-10-132-60-198-5-4-30-34-37-34-2 0-4 1-4 4 0 1 1 3 2 4 19 21 44 51 60 113 8 35 12 75 12 111 0 39-4 78-13 117-15 53-38 84-58 106-3 4-2 4-3 5 0 3 2 4 4 4 6 0 28-24 32-30 40-46 65-115 65-202z"><text:p/></draw:path><draw:path draw:style-name="gr517" draw:text-style-name="P131" svg:width="0.342cm" svg:height="0.212cm" svg:x="0.002cm" svg:y="1.94cm" svg:viewBox="0 0 343 213" svg:d="M329 152c7 0 14 0 14-8s-7-8-14-8c-81 0-164 0-245 0-17-14-37-24-49-29 13-7 33-17 49-30 81 0 164 0 245 0 7 0 14 0 14-8 0-7-7-7-14-7-76 0-152 0-228 0 19-18 39-52 39-58 0-4-6-4-8-4-3 0-5 0-7 3-8 16-19 35-45 59-26 23-51 33-72 39-7 2-7 2-8 3 0 2 0 2 0 3s0 1 0 2l1 1c1 0 1 1 9 3 52 16 90 51 112 92 5 7 5 8 10 8 2 0 8 0 8-4 0-6-20-39-39-57 76 0 152 0 228 0z"><text:p/></draw:path><draw:path draw:style-name="gr518" draw:text-style-name="P131" svg:width="0.342cm" svg:height="0.212cm" svg:x="0.323cm" svg:y="1.94cm" svg:viewBox="0 0 343 213" svg:d="M260 77c16 14 36 24 48 30-13 6-33 16-48 29-82 0-164 0-246 0-6 0-14 0-14 8s8 8 13 8c76 0 153 0 229 0-19 17-38 51-38 57 0 4 5 4 7 4 4 0 6 0 7-3 9-15 20-35 44-58 27-23 53-33 74-40 5-2 6-2 7-3 0-1 0-1 0-2s0-1 0-3l-1-1c-1 0-1-1-9-3-51-15-90-51-112-91-4-8-4-9-10-9-2 0-7 0-7 4 0 6 19 39 38 58-76 0-153 0-229 0-5 0-13 0-13 7 0 8 8 8 14 8 82 0 164 0 246 0z"><text:p/></draw:path><draw:path draw:style-name="gr519" draw:text-style-name="P131" svg:width="0.192cm" svg:height="0.174cm" svg:x="0.807cm" svg:y="1.973cm" svg:viewBox="0 0 193 175" svg:d="M118 54c2-10 11-46 38-46 2 0 11 0 20 5-11 2-19 11-19 21 0 6 5 13 15 13 8 0 21-6 21-22 0-21-24-25-37-25-22 0-35 20-40 29-9-26-30-29-41-29-41 0-63 49-63 59 0 4 3 4 5 4 3 0 4-1 5-5 13-40 39-50 52-50 7 0 21 3 21 26 0 12-7 37-21 91-7 25-20 41-38 41-2 0-11 0-18-5 10-2 17-10 17-21 0-10-7-14-14-14-11 0-21 10-21 24 0 17 20 25 36 25 26 0 40-28 41-30 4 14 19 30 42 30 39 0 61-51 61-60 0-4-3-4-4-4-3 0-4 2-5 4-13 42-39 51-51 51-15 0-22-12-22-25 0-9 2-18 7-34 4-18 8-36 13-53z"><text:p/></draw:path><draw:path draw:style-name="gr520" draw:text-style-name="P131" svg:width="0.192cm" svg:height="0.223cm" svg:x="1.157cm" svg:y="1.934cm" svg:viewBox="0 0 193 224" svg:d="M179 120c7 0 14 0 14-8s-7-8-14-8c-55 0-109 0-164 0 5-51 50-89 104-89 20 0 41 0 60 0 7 0 14 0 14-7 0-8-7-8-14-8-21 0-40 0-61 0-66 0-118 51-118 112 0 62 52 112 118 112 21 0 40 0 61 0 7 0 14 0 14-7 0-8-7-8-14-8-19 0-40 0-60 0-54 0-99-37-104-89 55 0 109 0 164 0z"><text:p/></draw:path><draw:path draw:style-name="gr521" draw:text-style-name="P131" svg:width="0.264cm" svg:height="0.276cm" svg:x="1.504cm" svg:y="1.866cm" svg:viewBox="0 0 265 277" svg:d="M55 232c-15 26-31 32-47 33-5 0-8 0-8 8 0 2 1 4 4 4 11 0 22-1 33-1 14 0 27 1 39 1 3 0 8 0 8-8 0-4-4-4-6-4-10-1-19-4-19-13 0-6 3-9 6-14 10-17 20-33 30-50 32 0 65 0 96 0 2 8 6 61 6 64 0 12-20 13-28 13-5 0-8 0-8 8 0 4 4 4 5 4 16 0 32-1 49-1 8 0 33 1 42 1 3 0 8 0 8-8 0-4-4-4-9-4-24 0-24-2-25-14-8-81-16-161-24-241 0-8 0-10-7-10-6 0-7 3-11 7-45 74-89 150-134 225zM101 176c26-43 52-85 77-128 5 43 8 85 12 128-29 0-59 0-89 0z"><text:p/></draw:path><draw:path draw:style-name="gr522" draw:text-style-name="P131" svg:width="0.1cm" svg:height="0.462cm" svg:x="5.018cm" svg:y="1.814cm" svg:viewBox="0 0 101 463" svg:d="M101 460c0-1-1-3-1-4-17-18-44-50-60-113-9-35-12-75-12-111 0-101 24-173 70-223 3-4 2-4 3-5 0-4-3-4-4-4-6 0-27 23-32 30-40 46-65 115-65 202 0 55 10 132 61 198 4 4 29 33 36 33 1 0 4 0 4-3z"><text:p/></draw:path><draw:path draw:style-name="gr523" draw:text-style-name="P131" svg:width="0.155cm" svg:height="0.327cm" svg:x="5.156cm" svg:y="1.845cm" svg:viewBox="0 0 156 328" svg:d="M131 8c0-5-2-8-8-8-5 0-6 3-9 12-4 15-1 2-5 18-4-3-17-9-31-9-22 0-47 12-61 42-16 30-17 66-17 102 0 24 0 93 33 123-9 30-9 31-9 32 0 4 4 8 8 8 5 0 7-4 9-12 5-16 1-3 5-18 9 6 21 9 32 9 43 0 60-36 67-55 10-28 11-60 11-87 0-29 0-94-34-125 3-11 6-21 9-32zM39 271c-14-27-14-74-14-112 0-30 0-57 6-82 8-35 30-47 47-47 8 0 18 2 28 11-22 77-45 153-67 230zM118 56c12 22 12 67 12 103 0 29 0 58-5 84-6 41-27 55-47 55-10 0-19-3-27-11 22-77 45-154 67-231z"><text:p/></draw:path><draw:path draw:style-name="gr524" draw:text-style-name="P131" svg:width="0.189cm" svg:height="0.272cm" svg:x="5.473cm" svg:y="1.875cm" svg:viewBox="0 0 190 273" svg:d="M133 247c0 9 0 17 0 26 19-1 39-4 57-5 0-4 0-7 0-12-27 0-29-2-29-22 0-78 0-156 0-234-19 1-38 3-56 4 0 5 0 8 0 12 27 0 29 3 29 21 0 28 0 56 0 84-11-13-27-23-48-23-45 0-86 37-86 87 0 49 37 88 81 88 26 0 43-13 52-26zM133 143c0 26 0 53 0 79 0 8 0 8-3 14-12 19-30 28-46 28-18 0-31-10-41-24-10-17-11-39-11-54 0-14 1-38 12-55 8-12 23-25 44-25 13 0 30 6 42 23 3 6 3 7 3 14z"><text:p/></draw:path><draw:path draw:style-name="gr525" draw:text-style-name="P131" svg:width="0.149cm" svg:height="0.177cm" svg:x="5.685cm" svg:y="1.969cm" svg:viewBox="0 0 150 178" svg:d="M32 76c3-57 35-67 48-67 40 0 44 53 44 67-30 0-61 0-92 0zM32 85c36 0 71 0 108 0 9 0 10 0 10-9 0-38-21-76-70-76-45 0-80 41-80 89 0 52 41 89 85 89 47 0 65-43 65-50 0-4-4-5-6-5-3 0-3 2-4 6-13 39-49 39-53 39-19 0-34-12-43-26-12-18-12-44-12-57z"><text:p/></draw:path><draw:path draw:style-name="gr526" draw:text-style-name="P131" svg:width="0.192cm" svg:height="0.272cm" svg:x="5.857cm" svg:y="1.87cm" svg:viewBox="0 0 193 273" svg:d="M117 118c17 0 21 5 21 21 0 35 0 69 0 104 0 18-5 18-31 18 0 4 0 7 0 12 13 0 34-1 43-1 10 0 28 1 43 1 0-5 0-8 0-12-26 0-30 0-30-18 0-47 0-95 0-142-17 1-32 2-49 3-6 2-6 2-7 2-2 0-1 0-7 0-15 0-30 0-45 0 0-15 0-29 0-43 0-39 33-54 57-54 11 0 26 3 33 12-16 1-18 12-18 19 0 12 11 17 17 17 9 0 18-6 18-17 0-24-21-40-50-40-36 0-81 20-81 62 0 14 0 29 0 44-10 0-21 0-31 0 0 4 0 7 0 12 10 0 21 0 31 0 0 41 0 83 0 125 0 18-5 18-31 18 0 4 0 7 0 12 13 0 33-1 43-1s29 1 43 1c0-5 0-8 0-12-25 0-30 0-30-18 0-42 0-84 0-125 20 0 41 0 61 0z"><text:p/></draw:path><draw:path draw:style-name="gr527" draw:text-style-name="P131" svg:width="0.194cm" svg:height="0.169cm" svg:x="6.073cm" svg:y="1.973cm" svg:viewBox="0 0 195 170" svg:d="M30 37c0 34 0 70 0 104 0 17-5 17-30 17 0 5 0 8 0 12 13 0 33-1 43-1 11 0 31 1 44 1 0-4 0-7 0-12-26 0-31 0-31-17 0-24 0-48 0-72 0-39 28-61 53-61 24 0 29 21 29 43 0 29 0 60 0 90 0 17-5 17-31 17 0 5 0 8 0 12 14 0 34-1 44-1s31 1 44 1c0-4 0-7 0-12-21 0-31 0-31-12 0-24 0-49 0-73 0-33 0-46-12-59-6-6-18-14-41-14-27 0-46 16-57 40 0-14 0-27 0-40-18 1-36 2-54 3 0 5 0 8 0 12 26 0 30 4 30 22z"><text:p/></draw:path><draw:path draw:style-name="gr528" draw:text-style-name="P131" svg:width="0.083cm" svg:height="0.257cm" svg:x="6.288cm" svg:y="1.886cm" svg:viewBox="0 0 84 258" svg:d="M56 88c-17 1-36 2-54 3 0 5 0 8 0 12 26 0 29 3 29 22 0 34 0 70 0 104 0 17-5 17-31 17 0 5 0 8 0 12 13 0 34-1 43-1 13 0 27 1 41 1 0-4 0-7 0-12-27 0-28-2-28-16 0-47 0-95 0-142zM57 20c0-12-9-20-20-20-12 0-20 10-20 20 0 11 8 21 20 21 11 0 20-8 20-21z"><text:p/></draw:path><draw:path draw:style-name="gr529" draw:text-style-name="P131" svg:width="0.12cm" svg:height="0.241cm" svg:x="6.39cm" svg:y="1.906cm" svg:viewBox="0 0 121 242" svg:d="M59 82c19 0 37 0 55 0 0-4 0-7 0-12-18 0-36 0-55 0 0-23 0-47 0-70-3 0-6 0-9 0 0 32-13 73-50 75 0 2 0 5 0 7 11 0 22 0 33 0 0 36 0 72 0 107 0 49 36 53 50 53 27 0 38-28 38-53 0-8 0-14 0-22-3 0-7 0-10 0 0 8 0 14 0 22 0 29-11 43-25 43-27 0-27-35-27-42 0-36 0-71 0-108z"><text:p/></draw:path><draw:path draw:style-name="gr530" draw:text-style-name="P131" svg:width="0.082cm" svg:height="0.257cm" svg:x="6.546cm" svg:y="1.886cm" svg:viewBox="0 0 83 258" svg:d="M55 88c-18 1-36 2-54 3 0 5 0 8 0 12 25 0 29 3 29 22 0 34 0 70 0 104 0 17-5 17-30 17 0 5 0 8 0 12 12 0 33-1 42-1 14 0 27 1 41 1 0-4 0-7 0-12-26 0-28-2-28-16 0-47 0-95 0-142zM57 20c0-12-10-20-21-20-12 0-21 10-21 20 0 11 9 21 21 21 11 0 21-8 21-21z"><text:p/></draw:path><draw:path draw:style-name="gr531" draw:text-style-name="P131" svg:width="0.171cm" svg:height="0.177cm" svg:x="6.651cm" svg:y="1.969cm" svg:viewBox="0 0 172 178" svg:d="M172 91c0-49-39-91-86-91s-86 43-86 91c0 50 41 87 86 87 47 0 86-38 86-87zM86 168c-17 0-33-7-44-26-9-17-9-41-9-54 0-15 0-36 9-53 11-17 28-26 44-26 17 0 34 9 44 25 10 17 10 39 10 54 0 13 0 34-9 52-8 17-25 28-45 28z"><text:p/></draw:path><draw:path draw:style-name="gr532" draw:text-style-name="P131" svg:width="0.193cm" svg:height="0.169cm" svg:x="6.847cm" svg:y="1.973cm" svg:viewBox="0 0 194 170" svg:d="M30 37c0 34 0 70 0 104 0 17-5 17-30 17 0 5 0 8 0 12 13 0 33-1 43-1s31 1 44 1c0-4 0-7 0-12-26 0-31 0-31-17 0-24 0-48 0-72 0-39 28-61 53-61 24 0 29 21 29 43 0 29 0 60 0 90 0 17-5 17-31 17 0 5 0 8 0 12 14 0 34-1 44-1s29 1 43 1c0-4 0-7 0-12-20 0-30 0-30-12 0-24 0-49 0-73 0-33 0-46-12-59-6-6-18-14-41-14-27 0-46 16-57 40 0-14 0-27 0-40-18 1-36 2-54 3 0 5 0 8 0 12 26 0 30 4 30 22z"><text:p/></draw:path><draw:path draw:style-name="gr533" draw:text-style-name="P131" svg:width="0.1cm" svg:height="0.462cm" svg:x="7.065cm" svg:y="1.814cm" svg:viewBox="0 0 101 463" svg:d="M101 232c0-55-10-133-60-198-5-4-29-34-37-34-1 0-4 1-4 4 0 1 1 3 2 4 19 19 44 51 60 113 8 35 13 75 13 111 0 39-5 78-14 115-15 55-38 86-58 107-3 5-3 5-3 6 0 3 3 3 4 3 7 0 28-23 32-29 40-46 65-116 65-202z"><text:p/></draw:path><draw:path draw:style-name="gr534" draw:text-style-name="P131" svg:width="0.342cm" svg:height="0.211cm" svg:x="0.002cm" svg:y="2.562cm" svg:viewBox="0 0 343 212" svg:d="M329 152c7 0 14 0 14-8s-7-8-14-8c-81 0-164 0-245 0-17-14-37-24-49-29 13-7 33-17 49-30 81 0 164 0 245 0 7 0 14 0 14-8 0-7-7-7-14-7-76 0-152 0-228 0 19-19 39-52 39-58 0-4-6-4-8-4-3 0-5 0-7 3-8 15-19 35-45 57-26 25-51 35-72 40-7 3-7 3-8 4 0 2 0 2 0 3s0 1 0 2l1 1c1 0 1 0 9 2 52 16 90 51 112 93 5 7 5 7 10 7 2 0 8 0 8-3 0-6-20-40-39-57 76 0 152 0 228 0z"><text:p/></draw:path><draw:path draw:style-name="gr535" draw:text-style-name="P131" svg:width="0.342cm" svg:height="0.211cm" svg:x="0.323cm" svg:y="2.562cm" svg:viewBox="0 0 343 212" svg:d="M260 77c16 13 36 23 48 30-13 5-33 16-48 29-82 0-164 0-246 0-6 0-14 0-14 8s8 8 13 8c76 0 153 0 229 0-19 17-38 51-38 57 0 3 5 3 7 3 4 0 6 0 7-2 9-15 20-35 44-58 27-23 53-34 74-40 5-2 6-2 7-3 0-1 0-1 0-2s0-1 0-3l-1-1c-1 0-1-1-9-3-51-15-90-51-112-91-4-9-4-9-10-9-2 0-7 0-7 4 0 6 19 39 38 58-76 0-153 0-229 0-5 0-13 0-13 7 0 8 8 8 14 8 82 0 164 0 246 0z"><text:p/></draw:path><draw:path draw:style-name="gr536" draw:text-style-name="P131" svg:width="0.192cm" svg:height="0.174cm" svg:x="0.807cm" svg:y="2.594cm" svg:viewBox="0 0 193 175" svg:d="M118 54c2-10 11-45 38-45 2 0 11 0 20 5-11 1-19 11-19 21 0 6 5 13 15 13 8 0 21-6 21-23 0-20-24-25-37-25-22 0-35 21-40 30-9-26-30-30-41-30-41 0-63 51-63 59 0 5 3 5 5 5 3 0 4-1 5-5 13-40 39-50 52-50 7 0 21 3 21 26 0 11-7 38-21 91-7 25-20 41-38 41-2 0-11 0-18-5 10-3 17-10 17-21 0-10-7-13-14-13-11 0-21 9-21 22 0 17 20 25 36 25 26 0 40-27 41-29 4 15 19 29 42 29 39 0 61-50 61-60 0-3-3-3-4-3-3 0-4 1-5 5-13 40-39 50-51 50-15 0-22-12-22-25 0-9 2-18 7-34 4-18 8-37 13-54z"><text:p/></draw:path><draw:path draw:style-name="gr537" draw:text-style-name="P131" svg:width="0.192cm" svg:height="0.223cm" svg:x="1.157cm" svg:y="2.557cm" svg:viewBox="0 0 193 224" svg:d="M179 120c7 0 14 0 14-8s-7-8-14-8c-55 0-109 0-164 0 5-51 50-89 104-89 20 0 41 0 60 0 7 0 14 0 14-7 0-8-7-8-14-8-21 0-40 0-61 0-66 0-118 51-118 112 0 62 52 112 118 112 21 0 40 0 61 0 7 0 14 0 14-7 0-8-7-8-14-8-19 0-40 0-60 0-54 0-99-37-104-89 55 0 109 0 164 0z"><text:p/></draw:path><draw:path draw:style-name="gr538" draw:text-style-name="P131" svg:width="0.264cm" svg:height="0.276cm" svg:x="1.504cm" svg:y="2.488cm" svg:viewBox="0 0 265 277" svg:d="M55 232c-15 26-31 32-47 33-5 0-8 0-8 8 0 2 1 4 4 4 11 0 22-1 33-1 14 0 27 1 39 1 3 0 8 0 8-8 0-4-4-4-6-4-10-1-19-4-19-14 0-5 3-9 6-15 10-16 20-33 30-49 32 0 65 0 96 0 2 9 6 62 6 65 0 12-20 13-28 13-5 0-8 0-8 8 0 4 4 4 5 4 16 0 32-1 49-1 8 0 33 1 42 1 3 0 8 0 8-8 0-4-4-4-9-4-24 0-24-3-25-14-8-81-16-162-24-242 0-8 0-9-7-9-6 0-7 2-11 7-45 74-89 150-134 225zM101 176c26-43 52-85 77-128 5 43 8 85 12 128-29 0-59 0-89 0z"><text:p/></draw:path><draw:path draw:style-name="gr539" draw:text-style-name="P131" svg:width="0.215cm" svg:height="0.239cm" svg:x="1.887cm" svg:y="2.534cm" svg:viewBox="0 0 216 240" svg:d="M117 9c-4-7-6-9-9-9-6 0-7 3-9 9-32 71-64 144-96 215-2 6-3 7-3 8 0 4 3 8 8 8 3 0 6 0 9-8 30-68 60-136 91-205 30 69 60 137 90 205 4 8 8 8 10 8 3 0 8-4 8-8-1-2 0-1-4-5-32-73-63-146-95-218z"><text:p/></draw:path><draw:path draw:style-name="gr540" draw:text-style-name="P131" svg:width="0.192cm" svg:height="0.174cm" svg:x="2.22cm" svg:y="2.594cm" svg:viewBox="0 0 193 175" svg:d="M119 54c2-10 11-45 37-45 2 0 12 0 20 5-11 1-19 11-19 21 0 6 5 13 15 13 8 0 21-6 21-23 0-20-22-25-36-25-23 0-36 21-40 30-10-26-31-30-42-30-41 0-63 51-63 59 0 5 5 5 6 5 2 0 3-1 4-5 13-40 39-50 52-50 7 0 21 3 21 26 0 11-7 38-21 91-6 25-20 41-37 41-2 0-11 0-19-5 10-3 18-10 18-21 0-10-8-13-14-13-12 0-22 9-22 22 0 17 20 25 36 25 27 0 40-27 41-29 6 15 19 29 42 29 41 0 63-50 63-60 0-3-5-3-6-3-3 0-4 1-4 5-14 40-40 50-52 50-15 0-21-12-21-25 0-9 2-18 7-34 4-18 8-37 13-54z"><text:p/></draw:path><draw:path draw:style-name="gr541" draw:text-style-name="P131" svg:width="0.15cm" svg:height="0.385cm" svg:x="2.602cm" svg:y="2.475cm" svg:viewBox="0 0 151 386" svg:d="M149 14c2-4 1-4 2-6 0-5-4-8-8-8-3 0-5 1-7 3-45 123-89 246-134 369-2 5-1 4-2 6 0 5 3 8 8 8s6-2 9-9c44-121 88-242 132-363z"><text:p/></draw:path><draw:path draw:style-name="gr542" draw:text-style-name="P131" svg:width="0.193cm" svg:height="0.223cm" svg:x="2.57cm" svg:y="2.557cm" svg:viewBox="0 0 194 224" svg:d="M179 120c7 0 15 0 15-8s-8-8-15-8c-55 0-109 0-164 0 5-51 50-89 104-89 20 0 41 0 60 0 7 0 15 0 15-7 0-8-8-8-15-8-19 0-40 0-60 0-66 0-119 51-119 112 0 62 53 112 119 112 20 0 41 0 60 0 7 0 15 0 15-7 0-8-8-8-15-8-19 0-40 0-60 0-54 0-99-37-104-89 55 0 109 0 164 0z"><text:p/></draw:path><draw:path draw:style-name="gr543" draw:text-style-name="P131" svg:width="0.275cm" svg:height="0.263cm" svg:x="2.918cm" svg:y="2.502cm" svg:viewBox="0 0 276 264" svg:d="M46 233c-4 16-4 19-35 19-7 0-11 0-11 8 0 4 4 4 11 4 46 0 91 0 138 0 61 0 106-46 106-84 0-28-22-50-59-55 39-7 80-36 80-72 0-29-25-53-71-53-43 0-87 0-130 0-8 0-11 0-11 8 0 4 3 4 10 4 1 0 9 0 15 0 7 1 10 1 10 7 0 1 0 2-1 7-18 70-34 138-52 207zM105 122c7-32 16-64 24-96 3-13 4-14 21-14 16 0 33 0 49 0 34 0 42 22 42 40 0 34-33 70-80 70-19 0-38 0-56 0zM87 252c-6 0-7 0-9-1-3 0-4 0-4-4 0-1 0-2 2-8 9-37 18-72 26-108 25 0 49 0 73 0 37 0 45 28 45 45 0 38-35 76-80 76-18 0-35 0-53 0z"><text:p/></draw:path><draw:path draw:style-name="gr544" draw:text-style-name="P131" svg:width="0.1cm" svg:height="0.462cm" svg:x="5.018cm" svg:y="2.437cm" svg:viewBox="0 0 101 463" svg:d="M101 460c0-3-1-3-1-4-17-19-44-50-60-113-9-35-12-76-12-111 0-102 24-173 70-223 3-4 3-5 3-6 0-3-3-3-4-3-6 0-27 23-32 29-40 47-65 116-65 202 0 55 10 133 61 198 4 5 29 34 36 34 1 0 4 0 4-3z"><text:p/></draw:path><draw:path draw:style-name="gr545" draw:text-style-name="P131" svg:width="0.155cm" svg:height="0.328cm" svg:x="5.156cm" svg:y="2.466cm" svg:viewBox="0 0 156 329" svg:d="M131 8c0-5-2-8-8-8-5 0-6 4-9 13-4 16-1 1-5 17-4-3-17-8-31-8-22 0-47 12-61 42-16 31-17 66-17 101 0 25 0 95 33 124-9 30-9 31-9 32 0 5 4 8 8 8 5 0 7-3 9-12 5-16 1-2 5-18 9 6 21 8 32 8 43 0 60-36 67-55 10-27 11-58 11-87s0-92-34-124c3-11 6-22 9-33zM39 272c-14-27-14-74-14-111 0-31 0-59 6-83 8-36 30-47 47-47 8 0 18 2 28 11-22 77-45 153-67 230zM118 57c12 22 12 67 12 104 0 28 0 57-5 82-6 41-27 56-47 56-10 0-19-3-27-12 22-77 45-153 67-230z"><text:p/></draw:path><draw:path draw:style-name="gr546" draw:text-style-name="P131" svg:width="0.189cm" svg:height="0.271cm" svg:x="5.473cm" svg:y="2.497cm" svg:viewBox="0 0 190 272" svg:d="M133 246c0 9 0 17 0 26 19-1 39-3 57-4 0-4 0-7 0-12-27 0-29-3-29-22 0-78 0-156 0-234-19 1-38 3-56 4 0 5 0 8 0 12 27 0 29 3 29 21 0 28 0 56 0 84-11-14-27-24-48-24-45 0-86 38-86 88 0 49 37 87 81 87 26 0 43-12 52-26zM133 143c0 26 0 53 0 79 0 7 0 8-3 14-12 19-30 28-46 28-18 0-31-10-41-25-10-16-11-38-11-54 0-15 1-38 12-54 8-12 23-25 44-25 13 0 30 5 42 23 3 6 3 7 3 14z"><text:p/></draw:path><draw:path draw:style-name="gr547" draw:text-style-name="P131" svg:width="0.149cm" svg:height="0.176cm" svg:x="5.685cm" svg:y="2.592cm" svg:viewBox="0 0 150 177" svg:d="M32 76c3-57 35-67 48-67 40 0 44 51 44 67-30 0-61 0-92 0zM32 84c36 0 71 0 108 0 9 0 10 0 10-8 0-39-21-76-70-76-45 0-80 40-80 88 0 52 41 89 85 89 47 0 65-43 65-49 0-5-4-5-6-5-3 0-3 2-4 5-13 40-49 40-53 40-19 0-34-12-43-26-12-19-12-44-12-58z"><text:p/></draw:path><draw:path draw:style-name="gr548" draw:text-style-name="P131" svg:width="0.192cm" svg:height="0.272cm" svg:x="5.857cm" svg:y="2.493cm" svg:viewBox="0 0 193 273" svg:d="M117 118c17 0 21 5 21 21 0 35 0 69 0 104 0 18-5 18-31 18 0 4 0 7 0 12 13-1 34-1 43-1 10 0 28 0 43 1 0-5 0-8 0-12-26 0-30 0-30-18 0-47 0-95 0-142-17 1-32 2-49 3-6 0-6 2-7 2-2 0-1 0-7 0-15 0-30 0-45 0 0-15 0-30 0-44 0-38 33-53 57-53 11 0 26 3 33 12-16 1-18 12-18 17 0 14 11 19 17 19 9 0 18-6 18-19 0-22-21-38-50-38-36 0-81 20-81 62 0 14 0 29 0 44-10 0-21 0-31 0 0 4 0 7 0 12 10 0 21 0 31 0 0 41 0 83 0 125 0 18-5 18-31 18 0 4 0 7 0 12 13-1 33-1 43-1s29 0 43 1c0-5 0-8 0-12-25 0-30 0-30-18 0-42 0-84 0-125 20 0 41 0 61 0z"><text:p/></draw:path><draw:path draw:style-name="gr549" draw:text-style-name="P131" svg:width="0.194cm" svg:height="0.171cm" svg:x="6.073cm" svg:y="2.594cm" svg:viewBox="0 0 195 172" svg:d="M30 38c0 35 0 70 0 104 0 17-5 17-30 17 0 5 0 8 0 13 13-2 33-2 43-2 11 0 31 0 44 2 0-5 0-8 0-13-26 0-31 0-31-17 0-24 0-47 0-72 0-39 28-61 53-61 24 0 29 21 29 43 0 29 0 60 0 90 0 17-5 17-31 17 0 5 0 8 0 13 14-2 34-2 44-2s31 0 44 2c0-5 0-8 0-13-21 0-31 0-31-12 0-24 0-49 0-73 0-33 0-45-12-60-6-6-18-14-41-14-27 0-46 16-57 41 0-14 0-28 0-41-18 1-36 3-54 4 0 5 0 8 0 12 26 0 30 4 30 22z"><text:p/></draw:path><draw:path draw:style-name="gr550" draw:text-style-name="P131" svg:width="0.083cm" svg:height="0.257cm" svg:x="6.288cm" svg:y="2.507cm" svg:viewBox="0 0 84 258" svg:d="M56 87c-17 1-36 3-54 4 0 5 0 8 0 12 26 0 29 3 29 21 0 35 0 70 0 105 0 17-5 17-31 17 0 5 0 8 0 12 13-1 34-1 43-1 13 0 27 0 41 1 0-4 0-7 0-12-27 0-28-2-28-17 0-48 0-95 0-142zM57 20c0-12-9-20-20-20-12 0-20 10-20 20 0 11 8 21 20 21 11 0 20-9 20-21z"><text:p/></draw:path><draw:path draw:style-name="gr551" draw:text-style-name="P131" svg:width="0.12cm" svg:height="0.24cm" svg:x="6.39cm" svg:y="2.528cm" svg:viewBox="0 0 121 241" svg:d="M59 82c19 0 37 0 55 0 0-4 0-7 0-12-18 0-36 0-55 0 0-23 0-47 0-70-3 0-6 0-9 0 0 31-13 73-50 74 0 3 0 5 0 8 11 0 22 0 33 0 0 36 0 72 0 107 0 47 36 52 50 52 27 0 38-27 38-52 0-8 0-14 0-22-3 0-7 0-10 0 0 7 0 14 0 21 0 29-11 44-25 44-27 0-27-35-27-42 0-36 0-71 0-108z"><text:p/></draw:path><draw:path draw:style-name="gr552" draw:text-style-name="P131" svg:width="0.082cm" svg:height="0.257cm" svg:x="6.546cm" svg:y="2.507cm" svg:viewBox="0 0 83 258" svg:d="M55 87c-18 1-36 3-54 4 0 5 0 8 0 12 25 0 29 3 29 21 0 35 0 70 0 105 0 17-5 17-30 17 0 5 0 8 0 12 12-1 33-1 42-1 14 0 27 0 41 1 0-4 0-7 0-12-26 0-28-2-28-17 0-48 0-95 0-142zM57 20c0-12-10-20-21-20-12 0-21 10-21 20 0 11 9 21 21 21 11 0 21-9 21-21z"><text:p/></draw:path><draw:path draw:style-name="gr553" draw:text-style-name="P131" svg:width="0.171cm" svg:height="0.176cm" svg:x="6.651cm" svg:y="2.592cm" svg:viewBox="0 0 172 177" svg:d="M172 90c0-49-39-90-86-90s-86 42-86 90c0 51 41 87 86 87 47 0 86-37 86-87zM86 168c-17 0-33-9-44-26-9-17-9-41-9-54 0-15 0-36 9-54 11-18 28-25 44-25 17 0 34 9 44 25 10 17 10 39 10 54 0 13 0 34-9 52-8 17-25 28-45 28z"><text:p/></draw:path><draw:path draw:style-name="gr554" draw:text-style-name="P131" svg:width="0.193cm" svg:height="0.171cm" svg:x="6.847cm" svg:y="2.594cm" svg:viewBox="0 0 194 172" svg:d="M30 38c0 35 0 70 0 104 0 17-5 17-30 17 0 5 0 8 0 13 13-2 33-2 43-2s31 0 44 2c0-5 0-8 0-13-26 0-31 0-31-17 0-24 0-47 0-72 0-39 28-61 53-61 24 0 29 21 29 43 0 29 0 60 0 90 0 17-5 17-31 17 0 5 0 8 0 13 14-2 34-2 44-2s29 0 43 2c0-5 0-8 0-13-20 0-30 0-30-12 0-24 0-49 0-73 0-33 0-45-12-60-6-6-18-14-41-14-27 0-46 16-57 41 0-14 0-28 0-41-18 1-36 3-54 4 0 5 0 8 0 12 26 0 30 4 30 22z"><text:p/></draw:path><draw:path draw:style-name="gr555" draw:text-style-name="P131" svg:width="0.041cm" svg:height="0.24cm" svg:x="7.082cm" svg:y="2.598cm" svg:viewBox="0 0 42 241" svg:d="M41 21c0-11-9-21-21-21-11 0-20 10-20 21s9 20 20 20c12 0 21-9 21-20zM33 163c0 11 0 40-24 69-3 3-3 4-3 6s2 3 4 3c4 0 32-31 32-75 0-12-1-41-22-41-13 0-20 11-20 21s7 21 20 21c2 0 3 0 3-1 3 0 8-1 10-3z"><text:p/></draw:path><draw:path draw:style-name="gr556" draw:text-style-name="P131" svg:width="0.215cm" svg:height="0.275cm" svg:x="7.284cm" svg:y="2.497cm" svg:viewBox="0 0 216 276" svg:d="M213 14c3-4 3-4 3-6 0-5-4-8-8-8-6 0-8 4-9 9-11 28-22 56-33 84-38 0-78 0-116 0-11-28-22-56-33-84-2-6-4-9-9-9-4 0-8 3-8 8 1 2 0 1 2 6 32 85 65 169 97 253 2 6 3 9 9 9 5 0 6-4 9-8 32-84 65-169 96-254zM55 109c35 0 70 0 106 0-18 46-36 91-53 137-18-46-35-91-53-137z"><text:p/></draw:path><draw:path draw:style-name="gr557" draw:text-style-name="P131" svg:width="0.192cm" svg:height="0.174cm" svg:x="7.511cm" svg:y="2.594cm" svg:viewBox="0 0 193 175" svg:d="M118 54c2-10 11-45 38-45 1 0 11 0 19 5-11 1-19 11-19 21 0 6 5 13 16 13 8 0 21-6 21-23 0-20-24-25-37-25-22 0-36 21-40 30-10-26-31-30-42-30-40 0-62 51-62 59 0 5 3 5 5 5 3 0 4-1 4-5 13-40 40-50 53-50 6 0 21 3 21 26 0 11-7 38-21 91-7 25-20 41-38 41-2 0-11 0-18-5 8-3 17-10 17-21 0-10-9-13-14-13-11 0-21 9-21 22 0 17 19 25 36 25 26 0 40-27 41-29 4 15 19 29 42 29 39 0 61-50 61-60 0-3-3-3-4-3-4 0-4 1-5 5-14 40-39 50-52 50-14 0-21-12-21-25 0-9 2-18 7-34 4-18 8-37 13-54z"><text:p/></draw:path><draw:path draw:style-name="gr558" draw:text-style-name="P131" svg:width="0.04cm" svg:height="0.041cm" svg:x="7.754cm" svg:y="2.724cm" svg:viewBox="0 0 41 42" svg:d="M41 21c0-11-10-21-21-21s-20 10-20 21 9 21 20 21 21-10 21-21z"><text:p/></draw:path><draw:path draw:style-name="gr559" draw:text-style-name="P131" svg:width="0.192cm" svg:height="0.174cm" svg:x="7.839cm" svg:y="2.594cm" svg:viewBox="0 0 193 175" svg:d="M118 54c3-10 12-45 38-45 2 0 11 0 20 5-11 1-19 11-19 21 0 6 5 13 15 13 8 0 21-6 21-23 0-20-24-25-36-25-23 0-36 21-40 30-10-26-31-30-42-30-41 0-63 51-63 59 0 5 3 4 5 5 3 0 4-1 5-5 13-40 39-50 52-50 7 0 21 3 21 26 0 11-7 38-21 91-7 25-20 41-37 41-3 0-12 0-19-5 10-3 18-10 18-21 0-10-8-13-14-13-12 0-22 9-22 22 0 17 20 25 36 25 26 0 40-27 41-29 4 15 19 29 42 29 39 0 61-50 61-60 0-3-3-3-4-3-3 0-4 1-4 5-14 40-40 50-52 50-15 0-22-12-22-25 0-9 3-18 7-34 4-18 8-37 13-54z"><text:p/></draw:path><draw:path draw:style-name="gr560" draw:text-style-name="P131" svg:width="0.15cm" svg:height="0.385cm" svg:x="8.22cm" svg:y="2.475cm" svg:viewBox="0 0 151 386" svg:d="M149 14c2-4 1-4 2-6 0-5-5-8-8-8s-5 1-7 3c-45 123-89 246-134 369-2 5-1 4-2 6 0 5 3 8 8 8 4 0 6-2 9-9 44-121 88-242 132-363z"><text:p/></draw:path><draw:path draw:style-name="gr561" draw:text-style-name="P131" svg:width="0.192cm" svg:height="0.223cm" svg:x="8.189cm" svg:y="2.557cm" svg:viewBox="0 0 193 224" svg:d="M179 120c7 0 14 0 14-8s-7-8-14-8c-55 0-109 0-164 0 5-51 50-89 104-89 20 0 41 0 60 0 7 0 14 0 14-7 0-8-7-8-14-8-19 0-40 0-60 0-67 0-119 51-119 112 0 62 52 112 119 112 20 0 41 0 60 0 7 0 14 0 14-7 0-8-7-8-14-8-19 0-40 0-60 0-54 0-99-37-104-89 55 0 109 0 164 0z"><text:p/></draw:path><draw:path draw:style-name="gr562" draw:text-style-name="P131" svg:width="0.155cm" svg:height="0.328cm" svg:x="8.539cm" svg:y="2.466cm" svg:viewBox="0 0 156 329" svg:d="M132 8c0-5-3-8-8-8-6 0-7 4-10 13-4 16 0 1-4 17-5-3-18-8-32-8-22 0-47 12-61 42-15 31-17 66-17 101 0 25 0 95 33 124-9 30-9 31-9 32 0 5 4 8 8 8 7 0 8-3 10-12 4-16 1-2 4-18 10 6 21 8 32 8 43 0 61-36 67-55 10-27 11-58 11-87s0-92-33-124c4-11 6-22 9-33zM39 272c-14-27-14-74-14-111 0-31 0-59 6-83 8-36 30-47 47-47 8 0 18 2 29 11-23 77-45 153-68 230zM118 57c13 22 13 67 13 104 0 28 0 57-6 82-6 41-26 56-47 56-9 0-19-3-27-12 22-77 45-153 67-230z"><text:p/></draw:path><draw:path draw:style-name="gr563" draw:text-style-name="P131" svg:width="0.256cm" svg:height="0.089cm" svg:x="8.843cm" svg:y="2.624cm" svg:viewBox="0 0 257 90" svg:d="M244 15c6 0 13 0 13-7 0-8-7-8-13-8-77 0-154 0-231 0-5 0-13 0-13 8 0 7 8 7 13 7 77 0 154 0 231 0zM244 90c6 0 13 0 13-8 0-7-7-7-13-7-77 0-154 0-231 0-5 0-13 0-13 7 0 8 8 8 13 8 77 0 154 0 231 0z"><text:p/></draw:path><draw:path draw:style-name="gr564" draw:text-style-name="P131" svg:width="0.275cm" svg:height="0.263cm" svg:x="9.246cm" svg:y="2.502cm" svg:viewBox="0 0 276 264" svg:d="M46 233c-4 16-4 19-35 19-7 0-11 0-11 8 0 4 4 4 11 4 46 0 91 0 138 0 61 0 106-46 106-84 0-28-22-50-59-55 39-7 80-36 80-72 0-29-25-53-71-53-43 0-87 0-130 0-8 0-11 0-11 8 0 4 3 4 11 4 4 0 8 0 14 0 7 1 10 1 10 7 0 1 0 2-1 7-18 70-34 138-52 207zM105 122c7-32 16-64 24-96 3-13 4-14 21-14 16 0 33 0 49 0 34 0 42 22 42 40 0 34-33 70-80 70-19 0-38 0-56 0zM87 252c-6 0-7 0-9-1-3 0-4 0-4-4 0-1 0-2 2-8 9-37 18-72 26-108 25 0 49 0 73 0 37 0 45 28 45 45 0 38-35 76-80 76-18 0-35 0-53 0z"><text:p/></draw:path><draw:path draw:style-name="gr565" draw:text-style-name="P131" svg:width="0.1cm" svg:height="0.462cm" svg:x="9.559cm" svg:y="2.437cm" svg:viewBox="0 0 101 463" svg:d="M101 232c0-55-10-133-60-198-4-4-29-34-37-34-1 0-4 1-4 3s1 4 2 5c19 19 44 51 61 113 9 35 12 75 12 110 0 40-3 79-14 116-15 54-38 85-58 107-3 3-3 5-3 6 0 3 3 3 4 3 7 0 28-23 32-29 40-47 65-116 65-202z"><text:p/></draw:path><draw:path draw:style-name="gr566" draw:text-style-name="P131" svg:width="0.342cm" svg:height="0.211cm" svg:x="0.002cm" svg:y="3.185cm" svg:viewBox="0 0 343 212" svg:d="M329 152c7 0 14 0 14-8s-7-8-14-8c-81 0-164 0-245 0-17-14-37-24-49-29 13-7 33-17 49-31 81 0 164 0 245 0 7 0 14 0 14-8s-7-8-14-8c-76 0-152 0-228 0 19-17 39-51 39-56 0-4-6-4-8-4-3 0-5 0-7 3-8 15-19 35-45 57-26 24-51 35-72 40-7 2-7 3-8 3 0 1 0 3 0 4s0 1 0 2h1c1 1 1 1 9 3 52 16 90 51 112 93 5 7 5 7 10 7 2 0 8 0 8-4 0-5-20-39-39-56 76 0 152 0 228 0z"><text:p/></draw:path><draw:path draw:style-name="gr567" draw:text-style-name="P131" svg:width="0.342cm" svg:height="0.211cm" svg:x="0.323cm" svg:y="3.185cm" svg:viewBox="0 0 343 212" svg:d="M260 76c16 14 36 24 48 31-13 5-33 15-48 29-82 0-164 0-246 0-6 0-14 0-14 8s8 8 13 8c76 0 153 0 229 0-19 17-38 51-38 56 0 4 5 4 7 4 4 0 6 0 7-3 9-14 20-35 44-57 27-23 53-34 74-40 5-2 6-3 7-3 0-1 0-1 0-2s0-3 0-4h-1c-1-1-1-1-9-3-51-15-90-51-112-92-4-8-4-8-10-8-2 0-7 0-7 4 0 5 19 39 38 56-76 0-153 0-229 0-5 0-13 0-13 8s8 8 14 8c82 0 164 0 246 0z"><text:p/></draw:path><draw:path draw:style-name="gr568" draw:text-style-name="P131" svg:width="0.192cm" svg:height="0.174cm" svg:x="0.807cm" svg:y="3.216cm" svg:viewBox="0 0 193 175" svg:d="M118 54c2-10 11-45 38-45 2 0 11 0 20 4-11 2-19 12-19 21 0 7 5 14 15 14 8 0 21-7 21-23 0-20-24-25-37-25-22 0-35 21-40 30-9-26-30-30-41-30-41 0-63 49-63 59 0 5 3 5 5 5 3 0 4-1 5-5 13-40 39-50 52-50 7 0 21 3 21 25 0 12-7 39-21 92-7 25-20 40-38 40-2 0-11 0-18-4 10-3 17-10 17-21s-7-13-14-13c-11 0-21 9-21 22 0 17 20 25 36 25 26 0 40-27 41-29 4 15 19 29 42 29 39 0 61-50 61-60 0-3-3-3-4-3-3 0-4 1-5 3-13 42-39 51-51 51-15 0-22-12-22-25 0-8 2-17 7-34 4-18 8-36 13-53z"><text:p/></draw:path><draw:path draw:style-name="gr569" draw:text-style-name="P131" svg:width="0.192cm" svg:height="0.222cm" svg:x="1.157cm" svg:y="3.18cm" svg:viewBox="0 0 193 223" svg:d="M179 120c7 0 14 1 14-8 0-8-7-9-14-9-55 0-109 0-164 0 5-51 50-88 104-88 20 0 41 0 60 0 7 0 14 0 14-7 0-8-7-8-14-8-21 0-40 0-61 0-66 0-118 51-118 112 0 63 52 111 118 111 21 0 40 0 61 0 7 0 14 0 14-7 0-8-7-8-14-8-19 0-40 0-60 0-54 0-99-36-104-88 55 0 109 0 164 0z"><text:p/></draw:path><draw:path draw:style-name="gr570" draw:text-style-name="P131" svg:width="0.264cm" svg:height="0.275cm" svg:x="1.504cm" svg:y="3.112cm" svg:viewBox="0 0 265 276" svg:d="M55 232c-15 25-31 31-47 32-5 1-8 1-8 8 0 3 1 4 4 4 11 0 22-1 33-1 14 0 27 1 39 1 3 0 8 0 8-7 0-4-4-5-6-5-10 0-19-3-19-13 0-5 3-9 6-15 10-16 20-33 30-49 32 0 65 0 96 0 2 9 6 60 6 65 0 11-20 12-28 12-5 0-8 0-8 8 0 4 4 4 5 4 16 0 32-1 49-1 8 0 33 1 42 1 3 0 8 0 8-8 0-4-4-4-9-4-24 0-24-2-25-13-8-81-16-162-24-242 0-8 0-9-7-9-6 0-7 2-11 7-45 74-89 150-134 225zM101 175c26-43 52-85 77-128 5 43 8 85 12 128-29 0-59 0-89 0z"><text:p/></draw:path><draw:path draw:style-name="gr571" draw:text-style-name="P131" svg:width="0.15cm" svg:height="0.385cm" svg:x="1.887cm" svg:y="3.098cm" svg:viewBox="0 0 151 386" svg:d="M134 377c2 6 4 9 9 9 4 0 8-3 8-8 0-1 0-1-2-5-44-121-88-243-132-364-3-7-4-9-9-9s-8 3-8 8c0 1 0 1 2 5 44 121 88 243 132 364z"><text:p/></draw:path><draw:path draw:style-name="gr572" draw:text-style-name="P131" svg:width="0.275cm" svg:height="0.263cm" svg:x="2.16cm" svg:y="3.123cm" svg:viewBox="0 0 276 264" svg:d="M46 234c-4 16-4 18-35 18-7 0-11 0-11 8 0 4 4 4 11 4 46 0 91 0 138 0 61 0 106-45 106-84 0-27-22-49-59-54 39-7 80-36 80-72 0-29-25-54-71-54-43 0-87 0-130 0-8 0-11 0-11 8 0 4 3 4 11 4 4 0 8 0 14 1 7 1 10 1 10 7 0 1 0 2-1 6-18 70-34 139-52 208zM105 123c7-32 16-64 24-96 3-14 4-15 21-15 16 0 33 0 49 0 34 0 42 23 42 40 0 34-33 71-80 71-19 0-38 0-56 0zM87 252c-6 0-6 0-9 0s-4-1-4-3 0-3 2-9c9-37 18-73 26-109 25 0 49 0 73 0 37 0 45 28 45 46 0 37-35 75-80 75-18 0-35 0-53 0z"><text:p/></draw:path><draw:path draw:style-name="gr573" draw:text-style-name="P131" svg:width="0.1cm" svg:height="0.462cm" svg:x="5.018cm" svg:y="3.06cm" svg:viewBox="0 0 101 463" svg:d="M101 459c0-2-1-3-1-4-17-18-44-49-60-113-9-35-12-75-12-110 0-102 24-174 70-223 3-4 3-5 3-6 0-3-3-3-4-3-6 0-27 23-32 29-40 47-65 116-65 202 0 55 10 133 61 198 4 4 29 34 36 34 1 0 4 0 4-4z"><text:p/></draw:path><draw:path draw:style-name="gr574" draw:text-style-name="P131" svg:width="0.15cm" svg:height="0.385cm" svg:x="5.18cm" svg:y="3.098cm" svg:viewBox="0 0 151 386" svg:d="M133 377c2 6 5 9 10 9 3 0 8-3 8-8 0-1 0-1-2-5-44-121-88-243-132-364-3-7-5-9-9-9-5 0-8 3-8 8 0 1 0 1 2 5 44 121 87 243 131 364z"><text:p/></draw:path><draw:path draw:style-name="gr575" draw:text-style-name="P131" svg:width="0.189cm" svg:height="0.272cm" svg:x="5.516cm" svg:y="3.12cm" svg:viewBox="0 0 190 273" svg:d="M133 247c0 9 0 17 0 26 19-1 39-4 57-5 0-4 0-7 0-12-26 0-29-2-29-21 0-78 0-157 0-235-19 1-38 3-56 4 0 5 0 8 0 12 27 0 30 4 30 22 0 28 0 57 0 84-12-14-28-24-49-24-45 0-86 37-86 88 0 48 37 87 81 87 26 0 43-13 52-26zM133 144c0 26 0 53 0 79 0 7 0 8-3 15-12 18-30 26-46 26-18 0-31-10-41-24-10-16-11-38-11-54 0-14 1-38 12-55 8-12 23-24 44-24 13 0 30 5 42 23 3 6 3 7 3 14z"><text:p/></draw:path><draw:path draw:style-name="gr576" draw:text-style-name="P131" svg:width="0.149cm" svg:height="0.176cm" svg:x="5.728cm" svg:y="3.214cm" svg:viewBox="0 0 150 177" svg:d="M33 76c2-58 34-67 47-67 40 0 44 51 44 67-30 0-60 0-91 0zM32 84c36 0 71 0 108 0 9 0 10 0 10-8 0-39-21-76-70-76-45 0-80 40-80 88 0 52 41 89 85 89 47 0 65-43 65-49 0-5-4-6-6-6-3 0-3 2-4 6-13 39-49 39-53 39-19 0-34-11-43-25-12-19-12-44-12-58z"><text:p/></draw:path><draw:path draw:style-name="gr577" draw:text-style-name="P131" svg:width="0.193cm" svg:height="0.271cm" svg:x="5.899cm" svg:y="3.115cm" svg:viewBox="0 0 194 272" svg:d="M117 118c17 0 21 4 21 21 0 35 0 69 0 104 0 17-5 17-30 17 0 4 0 7 0 12 12 0 34-1 43-1 10 0 28 1 43 1 0-5 0-8 0-12-27 0-31 0-31-17 0-47 0-95 0-142-17 1-32 2-49 3-6 0-4 2-6 2-1 0-2 0-8 0-15 0-30 0-45 0 0-15 0-30 0-44 0-39 33-54 57-54 11 0 26 4 33 13-15 1-18 11-18 17 0 14 11 18 17 18 9 0 18-5 18-18 0-23-21-38-50-38-36 0-81 20-81 62 0 14 0 29 0 44-10 0-21 0-31 0 0 4 0 7 0 12 10 0 21 0 31 0 0 41 0 83 0 125 0 17-5 17-31 17 0 4 0 7 0 12 13 0 33-1 43-1s29 1 43 1c0-5 0-8 0-12-25 0-30 0-30-17 0-42 0-84 0-125 20 0 41 0 61 0z"><text:p/></draw:path><draw:path draw:style-name="gr578" draw:text-style-name="P131" svg:width="0.194cm" svg:height="0.169cm" svg:x="6.116cm" svg:y="3.216cm" svg:viewBox="0 0 195 170" svg:d="M30 37c0 36 0 70 0 105 0 16-5 16-30 16 0 5 0 8 0 12 13 0 33-1 44-1 10 0 30 1 43 1 0-4 0-7 0-12-26 0-31 0-31-16 0-24 0-47 0-72 0-40 28-61 53-61 24 0 29 21 29 43 0 29 0 60 0 90 0 16-5 16-30 16 0 5 0 8 0 12 13 0 33-1 43-1s31 1 44 1c0-4 0-7 0-12-21 0-30 0-31-11 0-24 0-49 0-73 0-33 0-45-12-60-6-6-18-14-41-14-27 0-46 16-57 41 0-14 0-28 0-41-18 1-36 3-54 4 0 5 0 8 0 12 26 0 30 3 30 21z"><text:p/></draw:path><draw:path draw:style-name="gr579" draw:text-style-name="P131" svg:width="0.083cm" svg:height="0.257cm" svg:x="6.331cm" svg:y="3.128cm" svg:viewBox="0 0 84 258" svg:d="M56 88c-17 1-36 3-54 4 0 5 0 8 0 12 26 0 29 3 29 21 0 36 0 70 0 105 0 16-5 16-31 16 0 5 0 8 0 12 13 0 34-1 43-1 13 0 27 1 41 1 0-4 0-7 0-12-27 0-28-1-28-16 0-47 0-95 0-142zM57 21c0-12-9-21-20-21-12 0-20 11-20 21s8 21 20 21c11 0 20-9 20-21z"><text:p/></draw:path><draw:path draw:style-name="gr580" draw:text-style-name="P131" svg:width="0.12cm" svg:height="0.241cm" svg:x="6.433cm" svg:y="3.149cm" svg:viewBox="0 0 121 242" svg:d="M59 84c19 0 37 0 55 0 0-5 0-8 0-13-18 0-36 0-55 0 0-24 0-47 0-71-3 0-6 0-9 0 0 32-11 74-50 75 0 3 0 5 0 9 11 0 22 0 33 0 0 35 0 71 0 106 0 48 36 52 50 52 27 0 38-28 38-52 0-7 0-14 0-22-3 0-7 0-10 0 0 7 0 15 0 21 0 29-11 43-25 43-27 0-27-35-27-42 0-35 0-71 0-106z"><text:p/></draw:path><draw:path draw:style-name="gr581" draw:text-style-name="P131" svg:width="0.082cm" svg:height="0.257cm" svg:x="6.589cm" svg:y="3.128cm" svg:viewBox="0 0 83 258" svg:d="M55 88c-18 1-36 3-54 4 0 5 0 8 0 12 25 0 29 3 29 21 0 36 0 70 0 105 0 16-5 16-30 16 0 5 0 8 0 12 12 0 33-1 42-1 14 0 27 1 41 1 0-4 0-7 0-12-26 0-28-1-28-16 0-47 0-95 0-142zM57 21c0-12-10-21-21-21-12 0-21 11-21 21s9 21 21 21c11 0 21-9 21-21z"><text:p/></draw:path><draw:path draw:style-name="gr582" draw:text-style-name="P131" svg:width="0.17cm" svg:height="0.176cm" svg:x="6.695cm" svg:y="3.214cm" svg:viewBox="0 0 171 177" svg:d="M171 90c0-49-39-90-85-90-49 0-86 42-86 90 0 50 40 87 85 87 47 0 86-37 86-87zM86 167c-18 0-34-8-45-25-9-18-9-41-9-55s0-35 9-53c11-18 28-25 44-25 17 0 34 7 44 25s10 39 10 53 0 35-9 52c-8 17-25 28-44 28z"><text:p/></draw:path><draw:path draw:style-name="gr583" draw:text-style-name="P131" svg:width="0.193cm" svg:height="0.169cm" svg:x="6.889cm" svg:y="3.216cm" svg:viewBox="0 0 194 170" svg:d="M30 37c0 36 0 70 0 105 0 16-5 16-30 16 0 5 0 8 0 12 13 0 33-1 43-1s31 1 44 1c0-4 0-7 0-12-26 0-31 0-31-16 0-24 0-47 0-72 0-40 28-61 53-61 24 0 29 21 29 43 0 29 0 60 0 90 0 16-5 16-31 16 0 5 0 8 0 12 14 0 34-1 44-1s29 1 43 1c0-4 0-7 0-12-20 0-30 0-30-11 0-24 0-49 0-73 0-33 0-45-12-60-6-6-18-14-41-14-27 0-46 16-57 41 0-14 0-28 0-41-18 1-36 3-54 4 0 5 0 8 0 12 26 0 30 3 30 21z"><text:p/></draw:path><draw:path draw:style-name="gr584" draw:text-style-name="P131" svg:width="0.1cm" svg:height="0.462cm" svg:x="7.108cm" svg:y="3.06cm" svg:viewBox="0 0 101 463" svg:d="M101 232c0-55-10-133-60-198-5-5-29-34-37-34-1 0-4 0-4 3 0 2 1 4 2 5 19 19 44 50 60 112 8 35 13 75 13 111 0 40-5 78-14 116-15 54-38 85-58 107-3 3-2 3-3 5 0 3 3 4 4 4 7 0 28-23 32-29 40-47 65-116 65-202z"><text:p/></draw:path></draw:g></text:p>
              <text:list text:continue-numbering="true">
                <text:list-item>
                  <text:p text:style-name="P122">כדרוש. </text:p>
                </text:list-item>
              </text:list>
            </text:list-item>
            <text:list-item>
              <text:p text:style-name="P122">גרירה שניה: נניח <draw:g text:anchor-type="as-char" svg:y="-0.288cm" draw:z-index="237" draw:style-name="gr1"><svg:title>TexMaths</svg:title><svg:desc>11§display§A \cup B = A \setminus B§svg§600§FALSE§</svg:desc><draw:path draw:style-name="gr464" draw:text-style-name="P130" svg:width="2.451cm" svg:height="0.344cm" svg:x="0.006cm" svg:y="0.019cm" svg:viewBox="0 0 2452 345" svg:d="M0 0c817 0 1635 0 2452 0 0 115 0 230 0 345-817 0-1635 0-2452 0 0-115 0-230 0-345z"><text:p/></draw:path><draw:path draw:style-name="gr465" draw:text-style-name="P131" svg:width="0.264cm" svg:height="0.274cm" svg:x="-0.001cm" svg:y="0.013cm" svg:viewBox="0 0 265 275" svg:d="M56 230c-15 27-31 32-47 33-6 0-9 0-9 8 0 2 2 4 5 4 10 0 22-2 33-2 14 0 27 2 39 2 2 0 8 0 8-7 0-5-4-5-7-5-9-1-18-4-18-14 0-5 3-9 6-14 10-16 19-32 29-48 33 0 64 0 97 0 0 7 6 60 6 63 0 12-20 13-28 13-5 0-9 0-9 8 0 4 3 3 5 4 17 0 33-2 48-2 10 0 34 2 44 2 3 0 7 0 7-9 0-3-3-3-9-3-24 0-24-3-25-14-8-79-16-160-23-240-1-8-1-9-8-9-5 0-8 2-10 7-45 74-89 149-134 223zM102 175c26-43 51-86 76-128 5 42 8 85 12 128-29 0-58 0-88 0z"><text:p/></draw:path><draw:path draw:style-name="gr466" draw:text-style-name="P131" svg:width="0.213cm" svg:height="0.237cm" svg:x="0.383cm" svg:y="0.058cm" svg:viewBox="0 0 214 238" svg:d="M214 14c0-7 0-14-7-14-8 0-8 7-8 14 0 47 0 93 0 140 0 56-63 68-92 68-17 0-41-3-62-16-30-18-30-42-30-53 0-46 0-92 0-139 0-7 0-14-7-14-8 0-8 7-8 14 0 48 0 94 0 141 0 57 59 83 107 83 50 0 107-27 107-83 0-47 0-93 0-141z"><text:p/></draw:path><draw:path draw:style-name="gr467" draw:text-style-name="P131" svg:width="0.274cm" svg:height="0.262cm" svg:x="0.721cm" svg:y="0.026cm" svg:viewBox="0 0 275 263" svg:d="M45 232c-4 16-4 19-35 19-7 0-10 0-10 8 0 4 3 4 10 4 46 0 91 0 137 0 62 0 107-46 107-82 0-28-22-51-59-54 39-8 80-37 80-73 0-29-25-54-72-54-42 0-86 0-129 0-8 0-11 0-11 8 0 4 3 4 11 4 4 0 7 0 14 1s10 1 10 7c0 1 0 2-1 6-18 69-34 138-52 206zM103 122c8-32 17-63 25-94 3-15 4-16 20-16 17 0 33 0 50 0 34 0 42 23 42 40 0 34-33 70-81 70-18 0-37 0-56 0zM86 251c-6 0-6 0-9-1-3 0-4 0-4-3 0-1 0-3 2-9 9-35 17-72 26-107 24 0 49 0 73 0 37 0 45 29 45 45 0 38-35 75-80 75-18 0-36 0-53 0z"><text:p/></draw:path><draw:path draw:style-name="gr468" draw:text-style-name="P131" svg:width="0.256cm" svg:height="0.089cm" svg:x="1.146cm" svg:y="0.147cm" svg:viewBox="0 0 257 90" svg:d="M244 15c6 0 13 0 13-7 0-8-7-8-13-8-77 0-154 0-231 0-5 0-13 0-13 8 0 7 8 7 13 7 77 0 154 0 231 0zM244 90c6 0 13 0 13-7 0-8-7-8-13-8-77 0-154 0-231 0-5 0-13 0-13 8 0 7 8 7 13 7 77 0 154 0 231 0z"><text:p/></draw:path><draw:path draw:style-name="gr469" draw:text-style-name="P131" svg:width="0.263cm" svg:height="0.274cm" svg:x="1.545cm" svg:y="0.013cm" svg:viewBox="0 0 264 275" svg:d="M55 230c-15 27-31 32-47 33-5 0-8 0-8 8 0 2 1 4 4 4 11 0 22-2 33-2 14 0 27 2 39 2 3 0 8 0 8-7 0-5-4-5-7-5-9-1-18-4-18-14 0-5 3-9 6-14 10-16 20-32 30-48 31 0 64 0 96 0 0 7 6 60 6 63 0 12-20 13-28 13-5 0-8 0-8 8 0 4 4 4 5 4 15 0 32-2 47-2 10 0 34 2 44 2 2 0 7 0 7-9 0-3-3-3-9-3-23 0-23-3-24-14-8-79-17-160-24-240-1-8-1-9-8-9-5 0-8 2-10 7-45 74-89 149-134 223zM101 175c25-43 51-86 76-128 4 42 9 85 13 128-29 0-59 0-89 0z"><text:p/></draw:path><draw:path draw:style-name="gr470" draw:text-style-name="P131" svg:width="0.15cm" svg:height="0.383cm" svg:x="1.928cm" svg:y="0cm" svg:viewBox="0 0 151 384" svg:d="M134 375c1 5 3 9 9 9 4 0 8-3 8-7 0-2 0-2-3-7-44-120-88-241-132-361-2-7-3-9-8-9s-8 3-8 8c0 1 0 1 2 6 44 120 88 241 132 361z"><text:p/></draw:path><draw:path draw:style-name="gr471" draw:text-style-name="P131" svg:width="0.275cm" svg:height="0.262cm" svg:x="2.201cm" svg:y="0.026cm" svg:viewBox="0 0 276 263" svg:d="M46 232c-4 16-5 19-35 19-7 0-11 0-11 8 0 4 3 4 11 4 46 0 91 0 137 0 62 0 107-46 107-82 0-28-22-51-59-54 39-8 80-37 80-73 0-29-25-54-72-54-42 0-86 0-129 0-8 0-12 0-12 8 0 4 4 4 11 4 1 0 8 0 15 1s10 1 10 7c0 1 0 2-1 6-18 69-34 138-52 206zM104 122c8-32 16-63 24-94 4-15 4-16 20-16 17 0 35 0 51 0 34 0 42 23 42 40 0 34-33 70-80 70-19 0-38 0-57 0zM87 251c-6 0-7 0-9-1-3 0-4 0-4-3 0-1 0-3 1-9 9-35 18-72 27-107 24 0 49 0 73 0 37 0 44 29 44 45 0 38-34 75-79 75-18 0-36 0-53 0z"><text:p/></draw:path></draw:g>, ונוכיח <draw:g text:anchor-type="as-char" svg:y="-0.303cm" draw:z-index="238" draw:style-name="gr1"><svg:title>TexMaths</svg:title><svg:desc>11§display§B = \emptyset§svg§600§FALSE§</svg:desc><draw:path draw:style-name="gr460" draw:text-style-name="P130" svg:width="0.959cm" svg:height="0.286cm" svg:x="0.002cm" svg:y="0.019cm" svg:viewBox="0 0 960 287" svg:d="M0 0c320 0 640 0 960 0 0 96 0 192 0 287-320 0-640 0-960 0 0-95 0-191 0-287z"><text:p/></draw:path><draw:path draw:style-name="gr461" draw:text-style-name="P131" svg:width="0.275cm" svg:height="0.262cm" svg:x="-0.001cm" svg:y="0.035cm" svg:viewBox="0 0 276 263" svg:d="M45 232c-3 16-4 19-35 19-7 0-10 0-10 8 0 4 3 4 10 4 46 0 92 0 138 0 61 0 107-46 107-84 0-26-23-49-61-53 41-7 82-36 82-72 0-29-27-54-73-54-43 0-87 0-129 0-7 0-11 0-11 8 0 4 3 4 11 4 1 0 7 0 14 1 6 0 11 1 11 6 0 2-1 3-2 7-18 69-34 138-52 206zM103 122c8-32 17-64 24-96 4-13 5-14 21-14 17 0 33 0 50 0 34 0 43 23 43 40 0 34-34 70-82 70-18 0-37 0-56 0zM86 251c-5 0-6 0-8-1-4 0-5 0-5-3 0-1 0-3 2-9 8-35 17-72 26-107 24 0 48 0 73 0 37 0 45 29 45 44 0 39-34 76-81 76-17 0-35 0-52 0z"><text:p/></draw:path><draw:path draw:style-name="gr462" draw:text-style-name="P131" svg:width="0.256cm" svg:height="0.089cm" svg:x="0.423cm" svg:y="0.156cm" svg:viewBox="0 0 257 90" svg:d="M244 15c5 0 13 0 13-7 0-8-8-8-13-8-77 0-154 0-231 0-5 0-13 0-13 8 0 7 8 7 13 7 77 0 154 0 231 0zM244 90c5 0 13 0 13-7 0-8-8-8-13-8-77 0-154 0-231 0-5 0-13 0-13 8 0 7 8 7 13 7 77 0 154 0 231 0z"><text:p/></draw:path><draw:path draw:style-name="gr463" draw:text-style-name="P131" svg:width="0.155cm" svg:height="0.326cm" svg:x="0.826cm" svg:y="0cm" svg:viewBox="0 0 156 327" svg:d="M132 8c0-5-3-8-9-8-5 0-7 4-9 12-4 16-1 2-4 18-6-2-18-8-32-8-22 0-47 11-62 41-14 32-16 66-16 101 0 24 0 94 33 123-9 30-9 31-9 32 0 5 3 8 8 8 6 0 8-4 10-12 4-15 0-2 4-18 10 6 21 8 32 8 43 0 59-36 67-54 10-27 11-59 11-87 0-27 0-91-34-124 3-11 7-21 10-32zM38 270c-13-27-13-74-13-110 0-31 0-58 6-83 7-35 29-47 47-47 8 0 18 2 27 11-22 76-45 153-67 229zM118 56c12 23 12 67 12 104 0 27 0 56-5 82-6 40-27 55-47 55-9 0-19-3-27-12 22-76 45-153 67-229z"><text:p/></draw:path></draw:g>. <text:s/></text:p>
              <text:list>
                <text:list-item>
                  <text:p text:style-name="P122">נפשט את הנתון ונגיע לסתירה בכל מצב אלא אם <draw:g text:anchor-type="as-char" svg:y="-0.303cm" draw:z-index="239" draw:style-name="gr1"><svg:title>TexMaths</svg:title><svg:desc>11§display§x \not = \emptyset§svg§600§FALSE§</svg:desc><draw:path draw:style-name="gr455" draw:text-style-name="P130" svg:width="0.869cm" svg:height="0.34cm" svg:x="0.008cm" svg:y="0.019cm" svg:viewBox="0 0 870 341" svg:d="M0 0c290 0 581 0 870 0 0 114 0 227 0 341-289 0-580 0-870 0 0-114 0-227 0-341z"><text:p/></draw:path><draw:path draw:style-name="gr456" draw:text-style-name="P131" svg:width="0.192cm" svg:height="0.173cm" svg:x="-0.001cm" svg:y="0.127cm" svg:viewBox="0 0 193 174" svg:d="M118 54c2-11 11-46 38-46 3 0 11 0 19 5-10 2-17 11-17 21 0 6 3 13 14 13 9 0 21-6 21-22 0-21-23-25-37-25-22 0-35 20-40 29-9-26-30-29-41-29-41 0-63 50-63 58 0 5 3 4 5 5 3 0 4-1 5-5 13-40 39-50 52-50 8 0 21 3 21 26 0 12-7 38-21 92-7 24-20 40-37 40-3 0-12 0-19-5 10-2 17-10 17-21 0-10-7-13-14-13-11 0-21 10-21 22 0 17 20 25 36 25 26 0 40-26 41-29 5 15 19 29 42 29 40 0 62-49 62-59 0-4-4-4-5-4-3 0-4 1-5 5-12 40-39 50-51 50-15 0-22-13-22-26 0-8 2-17 7-33 4-18 8-35 13-53z"><text:p/></draw:path><draw:path draw:style-name="gr457" draw:text-style-name="P131" svg:width="0.192cm" svg:height="0.357cm" svg:x="0.37cm" svg:y="0.022cm" svg:viewBox="0 0 193 358" svg:d="M189 14c4-5 4-5 4-6 0-4-2-8-8-8-4 0-5 2-9 8-57 111-115 223-173 335-3 5-3 6-3 7 0 4 2 8 8 8 4 0 5-2 9-8 57-112 115-223 172-336z"><text:p/></draw:path><draw:path draw:style-name="gr458" draw:text-style-name="P131" svg:width="0.256cm" svg:height="0.089cm" svg:x="0.338cm" svg:y="0.156cm" svg:viewBox="0 0 257 90" svg:d="M243 15c6 0 14 0 14-7 0-8-8-8-14-8-77 0-154 0-231 0-5 0-12 0-12 8 0 7 7 7 13 7 77 0 153 0 230 0zM243 90c6 0 14 0 14-7 0-8-8-8-14-8-77 0-153 0-230 0-6 0-13 0-13 8 0 7 7 7 12 7 77 0 154 0 231 0z"><text:p/></draw:path><draw:path draw:style-name="gr459" draw:text-style-name="P131" svg:width="0.155cm" svg:height="0.326cm" svg:x="0.742cm" svg:y="0cm" svg:viewBox="0 0 156 327" svg:d="M132 8c0-5-3-8-8-8-6 0-7 4-9 12-5 16-2 2-5 18-5-2-17-8-32-8-22 0-47 11-61 41-15 31-17 66-17 102 0 25 0 93 33 123-9 29-9 30-9 32 0 4 4 7 8 7 7 0 8-4 10-13 4-15 0-1 4-16 10 4 21 7 32 7 43 0 61-36 67-55 10-26 11-58 11-85 0-28 0-93-34-125 4-11 7-21 10-32zM39 270c-14-26-14-74-14-110 0-31 0-58 6-83 8-35 30-47 47-47 8 0 18 2 28 11-22 76-45 153-67 229zM118 56c12 22 12 67 12 104 0 28 0 56-4 81-7 41-28 55-48 55-9 0-19-2-27-11 22-76 45-153 67-229z"><text:p/></draw:path></draw:g>;</text:p>
                  <text:p text:style-name="P35"><draw:g text:anchor-type="as-char" svg:y="-1.104cm" draw:z-index="241" draw:style-name="gr1"><svg:title>TexMaths</svg:title><svg:desc>11§latex§\begin{align*}
    &amp;A \cup B = A \setminus B \\
    \iff \forall x. &amp;x \in A \lor x \in B \siff x \in A \land x \not\in B     &amp;&amp;\open \cup, \setminus, =\! \text{ definitions} \close \\
    \iff \forall x. &amp;(x \in A \land x \in A) \land (x \in B \land x \not\in B)    &amp;&amp;\open A \land B \rightarrow C \iff A \rightarrow C \land B \rightarrow C, \!\! \iff \!\!\! \text{ definition} \close \\
    \iff \forall x. &amp;T \land (x \in B \land x \not\in B)
\end{align}§svg§600§FALSE§</svg:desc><draw:path draw:style-name="gr219" draw:text-style-name="P130" svg:width="16.471cm" svg:height="2.169cm" svg:x="-0.001cm" svg:y="0.02cm" svg:viewBox="0 0 16472 2170" svg:d="M0 0c5490 0 10981 0 16472 0 0 723 0 1447 0 2170-5491 0-10982 0-16472 0 0-723 0-1447 0-2170z"><text:p/></draw:path><draw:path draw:style-name="gr220" draw:text-style-name="P131" svg:width="0.264cm" svg:height="0.275cm" svg:x="1.46cm" svg:y="0.013cm" svg:viewBox="0 0 265 276" svg:d="M55 232c-15 27-31 31-47 33-5 0-8 0-8 8 0 2 1 3 4 3 11 0 22-1 33-1 14 0 27 1 39 1 3 0 8 0 8-6 0-5-4-5-6-5-10-1-19-4-19-14 0-5 3-9 6-14 10-17 20-33 30-50 32 0 65 0 96 0 2 9 6 61 6 65 0 11-20 13-28 13-5 0-8 0-8 8 0 3 4 3 5 3 16 0 32-1 49-1 8 0 33 1 42 1 3 0 8 0 8-8 0-3-4-3-9-3-24 0-24-3-25-14-8-80-16-162-24-242 0-8 0-9-7-9-6 0-7 2-11 7-45 74-89 150-134 225zM101 175c26-43 52-85 77-128 5 43 8 85 12 128-29 0-59 0-89 0z"><text:p/></draw:path><draw:path draw:style-name="gr221" draw:text-style-name="P131" svg:width="0.215cm" svg:height="0.239cm" svg:x="1.843cm" svg:y="0.058cm" svg:viewBox="0 0 216 240" svg:d="M216 14c0-6 0-14-8-14s-8 8-8 14c0 47 0 94 0 140 0 58-64 70-92 70-18 0-42-3-63-16-30-19-30-44-30-54 0-46 0-93 0-140 0-6 0-14-7-14-8 0-8 8-8 14 0 48 0 95 0 142 0 59 59 84 108 84 50 0 108-27 108-84 0-47 0-94 0-142z"><text:p/></draw:path><draw:path draw:style-name="gr222" draw:text-style-name="P131" svg:width="0.275cm" svg:height="0.262cm" svg:x="2.182cm" svg:y="0.026cm" svg:viewBox="0 0 276 263" svg:d="M45 233c-3 16-4 19-34 19-7 0-11 0-11 8 0 3 3 3 11 3 46 0 91 0 138 0 61 0 106-45 106-83 0-28-22-50-59-55 39-7 80-36 80-72 0-29-25-53-71-53-43 0-87 0-130 0-8 0-12 0-12 8 0 3 3 3 11 3 1 0 9 0 15 1 7 1 10 1 10 7 0 1 0 2-1 6-18 70-35 139-53 208zM105 122c7-32 15-64 23-96 4-14 4-15 21-15 16 0 34 0 50 0 34 0 42 23 42 41 0 34-33 70-80 70-19 0-38 0-56 0zM87 252c-6 0-7 0-9-1-3 0-5-1-5-3s0-3 2-9c9-37 17-72 26-108 24 0 50 0 74 0 37 0 44 29 44 45 0 37-34 76-79 76-18 0-35 0-53 0z"><text:p/></draw:path><draw:path draw:style-name="gr223" draw:text-style-name="P131" svg:width="0.255cm" svg:height="0.089cm" svg:x="2.607cm" svg:y="0.148cm" svg:viewBox="0 0 256 90" svg:d="M244 15c6 0 12 0 12-7 0-8-6-8-12-8-77 0-155 0-232 0-5 0-12 0-12 8 0 7 7 7 13 7 77 0 154 0 231 0zM244 90c6 0 12 0 12-7 0-8-6-8-12-8-77 0-154 0-231 0-6 0-13 0-13 8 0 7 7 7 12 7 77 0 155 0 232 0z"><text:p/></draw:path><draw:path draw:style-name="gr224" draw:text-style-name="P131" svg:width="0.264cm" svg:height="0.275cm" svg:x="3.007cm" svg:y="0.013cm" svg:viewBox="0 0 265 276" svg:d="M56 232c-15 27-31 31-47 33-6 0-9 0-9 8 0 2 2 3 6 3 9 0 22-1 33-1 13 0 26 1 38 1 2 0 8 0 8-6 0-5-4-5-7-5-9-1-17-4-17-14 0-5 2-9 5-14 10-17 19-33 29-50 33 0 65 0 98 0 0 9 5 61 5 65 0 11-20 13-27 13-6 0-9 0-9 8 0 3 3 2 4 3 17 0 33-1 49-1 9 0 34 1 44 1 2 0 6 0 6-8 0-3-3-3-9-3-23 0-23-3-25-14-8-80-15-162-23-242-1-8-1-9-8-9-5 0-7 2-10 7-45 74-89 150-134 225zM102 175c26-43 51-85 76-128 5 43 9 85 13 128-29 0-59 0-89 0z"><text:p/></draw:path><draw:path draw:style-name="gr225" draw:text-style-name="P131" svg:width="0.15cm" svg:height="0.385cm" svg:x="3.39cm" svg:y="0cm" svg:viewBox="0 0 151 386" svg:d="M134 377c1 6 4 9 9 9 4 0 8-3 8-8 0-1 0-1-2-5-44-121-88-243-132-364-3-7-4-9-9-9s-8 3-8 8c0 1 0 1 2 6 44 121 88 242 132 363z"><text:p/></draw:path><draw:path draw:style-name="gr226" draw:text-style-name="P131" svg:width="0.275cm" svg:height="0.262cm" svg:x="3.664cm" svg:y="0.026cm" svg:viewBox="0 0 276 263" svg:d="M46 233c-4 16-4 19-35 19-7 0-11 0-11 8 0 3 3 3 11 3 46 0 91 0 138 0 61 0 106-45 106-83 0-28-22-50-59-55 39-7 80-36 80-72 0-29-25-53-71-53-43 0-87 0-130 0-8 0-11 0-11 8 0 3 3 3 10 3 1 0 9 0 15 1 7 1 10 1 10 7 0 1 0 2-1 6-18 70-34 139-52 208zM105 122c7-32 16-64 24-96 3-14 3-15 21-15 16 0 33 0 49 0 34 0 42 23 42 41 0 34-33 70-80 70-19 0-38 0-56 0zM87 252c-6 0-7 0-9-1-3 0-4-1-4-3s0-3 1-9c9-37 19-72 27-108 25 0 49 0 73 0 37 0 45 29 45 45 0 37-35 76-80 76-18 0-35 0-53 0z"><text:p/></draw:path><draw:path draw:style-name="gr227" draw:text-style-name="P131" svg:width="0.342cm" svg:height="0.212cm" svg:x="0.001cm" svg:y="0.708cm" svg:viewBox="0 0 343 213" svg:d="M329 152c7 0 14 0 14-8s-7-8-14-8c-81 0-164 0-245 0-17-14-37-24-49-29 13-7 33-17 49-30 81 0 164 0 245 0 7 0 14 0 14-8 0-7-7-7-14-7-76 0-152 0-228 0 19-18 39-52 39-58 0-4-6-4-8-4-3 0-5 0-7 3-8 16-19 36-45 59s-51 34-72 39c-7 2-7 2-8 4 0 1 0 1 0 2s0 1 0 2l1 1c1 0 1 1 9 3 52 16 90 51 112 92 5 7 5 8 10 8 2 0 8 0 8-4 0-5-20-38-39-57 76 0 152 0 228 0z"><text:p/></draw:path><draw:path draw:style-name="gr228" draw:text-style-name="P131" svg:width="0.342cm" svg:height="0.212cm" svg:x="0.323cm" svg:y="0.708cm" svg:viewBox="0 0 343 213" svg:d="M260 77c16 14 36 24 48 30-13 6-33 16-48 29-82 0-164 0-246 0-6 0-14 0-14 8s8 8 13 8c76 0 153 0 229 0-19 17-38 52-38 57 0 4 5 4 7 4 4 0 6 0 7-3 9-14 20-35 44-57 27-24 53-34 74-41 5-2 6-2 7-3 0-1 0-1 0-2s0-1 0-2l-1-2c-1 0-1 0-9-3-51-15-90-50-112-91-4-8-4-9-10-9-2 0-7 0-7 4 0 6 19 39 38 58-76 0-153 0-229 0-5 0-13 0-13 7 0 8 8 8 14 8 82 0 164 0 246 0z"><text:p/></draw:path><draw:path draw:style-name="gr229" draw:text-style-name="P131" svg:width="0.214cm" svg:height="0.276cm" svg:x="0.903cm" svg:y="0.643cm" svg:viewBox="0 0 215 277" svg:d="M212 14c3-3 3-4 3-6 0-4-4-8-8-8-6 0-8 4-9 9-11 28-21 56-32 85-39 0-78 0-118 0-11-29-20-57-31-85-3-6-5-9-9-9-5 0-8 4-8 8 0 1 0 2 2 6 32 85 64 170 96 254 2 5 4 9 9 9s7-4 9-9c31-84 64-169 96-254zM54 110c35 0 70 0 106 0-18 46-36 91-53 138-18-47-35-92-53-138z"><text:p/></draw:path><draw:path draw:style-name="gr230" draw:text-style-name="P131" svg:width="0.192cm" svg:height="0.174cm" svg:x="1.129cm" svg:y="0.741cm" svg:viewBox="0 0 193 175" svg:d="M118 54c2-10 11-46 38-46 2 0 11 0 19 5-10 2-18 11-18 21 0 7 4 13 15 13 8 0 21-6 21-22 0-19-24-25-37-25-22 0-35 20-40 29-9-26-30-29-42-29-40 0-62 50-62 59 0 4 3 4 5 4 3 0 4 0 5-5 13-40 39-50 52-50 6 0 21 4 21 26 0 12-7 38-21 91-7 25-20 41-38 41-2 0-11 0-18-5 10-1 17-10 17-21 0-10-7-13-14-13-11 0-21 9-21 23 0 17 20 25 36 25 26 0 40-28 41-30 4 15 19 30 42 30 39 0 61-51 61-59 0-5-3-5-4-5-3 0-4 2-5 5-13 41-39 50-51 50-15 0-22-12-22-25 0-9 2-18 7-34 4-18 8-35 13-53z"><text:p/></draw:path><draw:path draw:style-name="gr231" draw:text-style-name="P131" svg:width="0.04cm" svg:height="0.04cm" svg:x="1.372cm" svg:y="0.871cm" svg:viewBox="0 0 41 41" svg:d="M41 20c0-11-10-20-21-20-12 0-20 9-20 20s8 21 20 21c11 0 21-10 21-21z"><text:p/></draw:path><draw:path draw:style-name="gr232" draw:text-style-name="P131" svg:width="0.192cm" svg:height="0.174cm" svg:x="1.457cm" svg:y="0.741cm" svg:viewBox="0 0 193 175" svg:d="M119 54c2-10 11-46 37-46 2 0 12 0 20 5-11 2-19 11-19 21 0 7 5 13 15 13 8 0 21-6 21-22 0-19-22-25-36-25-23 0-36 20-40 29-10-26-31-29-42-29-41 0-63 50-63 59 0 4 5 4 6 4 2 0 3 0 4-5 13-40 39-50 52-50 7 0 21 4 21 26 0 12-7 38-21 91-6 25-20 41-37 41-2 0-11 0-19-5 10-1 18-10 18-21 0-10-8-13-14-13-12 0-22 9-22 23 0 17 20 25 36 25 27 0 40-28 41-30 6 15 19 30 42 30 41 0 63-51 63-59 0-5-5-5-6-5-3 0-4 2-4 5-14 41-40 50-52 50-15 0-21-12-21-25 0-9 2-18 7-34 4-18 8-35 13-53z"><text:p/></draw:path><draw:path draw:style-name="gr233" draw:text-style-name="P131" svg:width="0.193cm" svg:height="0.223cm" svg:x="1.806cm" svg:y="0.703cm" svg:viewBox="0 0 194 224" svg:d="M179 120c7 0 15 0 15-8 0-7-8-7-15-7-55 0-109 0-164 0 5-52 50-90 104-90 20 0 41 0 60 0 7 0 15 0 15-7 0-8-8-8-15-8-19 0-40 0-60 0-66 0-119 51-119 112 0 62 53 112 119 112 20 0 41 0 60 0 7 0 15 0 15-7 0-8-8-8-15-8-19 0-40 0-60 0-54 0-99-37-104-89 55 0 109 0 164 0z"><text:p/></draw:path><draw:path draw:style-name="gr234" draw:text-style-name="P131" svg:width="0.264cm" svg:height="0.276cm" svg:x="2.153cm" svg:y="0.635cm" svg:viewBox="0 0 265 277" svg:d="M56 232c-16 27-31 32-48 33-5 0-8 0-8 8 0 2 2 4 4 4 11 0 24-1 35-1 12 0 26 1 38 1 2 0 8 0 8-7 0-5-5-5-7-5-9-1-19-4-19-13 0-6 3-9 6-14 10-17 20-33 30-50 32 0 65 0 96 0 2 8 7 61 7 64 0 12-20 13-27 13-6 0-10 0-10 8 0 4 4 4 5 4 16 0 33-1 49-1 9 0 34 1 44 1 2 0 6 0 6-7 0-5-4-5-9-5-24 0-24-2-25-14-8-80-15-161-23-241-1-8-1-10-8-10-6 0-7 3-10 7-45 74-89 150-134 225zM102 176c26-43 51-85 76-128 5 43 8 85 12 128-29 0-58 0-88 0z"><text:p/></draw:path><draw:path draw:style-name="gr235" draw:text-style-name="P131" svg:width="0.214cm" svg:height="0.239cm" svg:x="2.537cm" svg:y="0.681cm" svg:viewBox="0 0 215 240" svg:d="M212 15c3-5 3-5 3-7 0-5-4-8-8-8-5 0-7 2-9 9-31 68-60 135-91 203-30-68-61-136-90-204-4-7-7-8-9-8-5 0-8 3-8 8 0 1 0 1 2 6 32 73 64 144 96 217 3 7 5 9 9 9 5 0 6-3 9-9 31-71 64-144 96-216z"><text:p/></draw:path><draw:path draw:style-name="gr236" draw:text-style-name="P131" svg:width="0.192cm" svg:height="0.174cm" svg:x="2.87cm" svg:y="0.741cm" svg:viewBox="0 0 193 175" svg:d="M118 54c2-10 11-46 38-46 2 0 11 0 19 5-10 2-18 11-18 21 0 7 4 13 15 13 8 0 21-6 21-22 0-19-24-25-37-25-22 0-36 20-40 29-10-26-31-29-42-29-40 0-62 50-62 59 0 4 3 4 5 4 3 0 4 0 5-5 12-40 39-50 52-50 6 0 21 4 21 26 0 12-7 38-21 91-7 25-20 41-38 41-2 0-11 0-18-5 8-1 17-10 17-21 0-10-9-13-14-13-11 0-21 9-21 23 0 17 19 25 36 25 26 0 40-28 41-30 4 15 19 30 42 30 39 0 61-51 61-59 0-5-3-5-4-5-3 0-4 2-5 5-13 41-39 50-52 50-14 0-21-12-21-25 0-9 2-18 7-34 4-18 8-35 13-53z"><text:p/></draw:path><draw:path draw:style-name="gr237" draw:text-style-name="P131" svg:width="0.193cm" svg:height="0.223cm" svg:x="3.219cm" svg:y="0.703cm" svg:viewBox="0 0 194 224" svg:d="M180 120c7 0 14 0 14-8 0-7-7-7-14-7-55 0-108 0-163 0 4-52 48-90 103-90 20 0 41 0 60 0 7 0 14 0 14-7 0-8-7-8-14-8-20 0-40 0-61 0-66 0-119 51-119 112 0 62 53 112 119 112 21 0 41 0 61 0 7 0 14 0 14-7 0-8-7-8-14-8-19 0-40 0-60 0-55 0-99-37-103-89 55 0 108 0 163 0z"><text:p/></draw:path><draw:path draw:style-name="gr238" draw:text-style-name="P131" svg:width="0.275cm" svg:height="0.263cm" svg:x="3.569cm" svg:y="0.648cm" svg:viewBox="0 0 276 264" svg:d="M45 233c-3 16-4 19-35 19-7 0-10 0-10 8 0 4 3 4 10 4 46 0 92 0 139 0 60 0 106-46 106-84 0-27-23-50-60-53 40-8 81-37 81-74 0-29-26-53-72-53-43 0-87 0-130 0-7 0-11 0-11 8 0 4 3 4 11 4 1 0 7 0 14 1 8 0 11 1 11 6 0 2-1 3-2 7-18 70-34 138-52 207zM103 122c8-32 17-64 25-96 3-13 4-14 21-14 16 0 33 0 49 0 34 0 43 23 43 40 0 34-34 70-80 70-19 0-39 0-58 0zM86 252c-5 0-6 0-8 0-4-1-5-1-5-4 0-2 0-3 2-9 9-37 17-72 26-108 24 0 50 0 74 0 36 0 44 29 44 45 0 39-34 76-80 76-18 0-36 0-53 0z"><text:p/></draw:path><draw:path draw:style-name="gr239" draw:text-style-name="P131" svg:width="0.342cm" svg:height="0.201cm" svg:x="3.994cm" svg:y="0.714cm" svg:viewBox="0 0 343 202" svg:d="M329 109c7 0 14 0 14-8 0-7-7-7-14-7-96 0-191 0-287 0 21-17 32-32 34-38 18-26 14-34 21-50 0-6-5-6-8-6-6 0-6 1-9 8-8 38-32 70-74 89-5 1-6 1-6 4 0 2 1 4 6 6 39 16 66 46 75 89 2 5 2 6 8 6 3 0 8 0 8-4 0-1-3-25-20-52-8-11-19-25-35-37 96 0 191 0 287 0z"><text:p/></draw:path><draw:path draw:style-name="gr240" draw:text-style-name="P131" svg:width="0.342cm" svg:height="0.201cm" svg:x="4.316cm" svg:y="0.714cm" svg:viewBox="0 0 343 202" svg:d="M301 109c-22 16-31 32-35 37-17 27-20 51-20 52 0 4 5 4 8 4 7 0 7-1 8-7 9-39 32-71 76-88 4-2 5-4 5-6 0-3-2-3-3-4-17-7-64-25-78-90-1-6-1-7-8-7-3 0-8 0-8 6 7 16 4 24 19 50 8 12 20 25 36 38-95 0-191 0-287 0-7 0-14 0-14 7 0 8 7 8 14 8 96 0 192 0 287 0z"><text:p/></draw:path><draw:path draw:style-name="gr241" draw:text-style-name="P131" svg:width="0.192cm" svg:height="0.174cm" svg:x="4.8cm" svg:y="0.741cm" svg:viewBox="0 0 193 175" svg:d="M118 54c2-10 11-46 38-46 2 0 11 0 19 5-10 2-18 11-18 21 0 7 4 13 15 13 8 0 21-6 21-22 0-19-24-25-37-25-22 0-35 20-40 29-9-26-30-29-42-29-40 0-62 50-62 59 0 4 3 4 5 4 3 0 4 0 5-5 13-40 39-50 52-50 6 0 21 4 21 26 0 12-7 38-21 91-7 25-20 41-38 41-2 0-11 0-18-5 10-1 17-10 17-21 0-10-7-13-14-13-11 0-21 9-21 23 0 17 19 25 36 25 26 0 40-28 41-30 4 15 19 30 42 30 39 0 61-51 61-59 0-5-3-5-4-5-3 0-4 2-5 5-13 41-39 50-51 50-15 0-22-12-22-25 0-9 2-18 7-34 4-18 8-35 13-53z"><text:p/></draw:path><draw:path draw:style-name="gr242" draw:text-style-name="P131" svg:width="0.193cm" svg:height="0.223cm" svg:x="5.148cm" svg:y="0.703cm" svg:viewBox="0 0 194 224" svg:d="M180 120c7 0 14 0 14-8 0-7-7-7-14-7-55 0-108 0-163 0 4-52 48-90 103-90 20 0 41 0 60 0 7 0 14 0 14-7 0-8-7-8-14-8-20 0-40 0-61 0-66 0-119 51-119 112 0 62 53 112 119 112 21 0 41 0 61 0 7 0 14 0 14-7 0-8-7-8-14-8-19 0-40 0-60 0-55 0-99-37-103-89 55 0 108 0 163 0z"><text:p/></draw:path><draw:path draw:style-name="gr243" draw:text-style-name="P131" svg:width="0.264cm" svg:height="0.276cm" svg:x="5.495cm" svg:y="0.635cm" svg:viewBox="0 0 265 277" svg:d="M56 232c-15 27-31 32-47 33-5 0-9 0-9 8 0 2 2 4 6 4 9 0 22-1 33-1 13 0 26 1 38 1 2 0 8 0 8-7 0-5-4-5-7-5-9-1-17-4-17-13 0-6 2-9 5-14 10-17 19-33 29-50 33 0 65 0 98 0 0 8 5 61 5 64 0 12-20 13-27 13-6 0-9 0-9 8 0 4 4 4 5 4 16 0 32-1 48-1 9 0 34 1 44 1 2 0 6 0 6-7 0-5-3-5-9-5-23 0-23-2-24-14-8-80-16-161-24-241-1-8-1-10-8-10-5 0-7 3-10 7-45 74-89 150-134 225zM102 176c26-43 51-85 76-128 5 43 9 85 13 128-29 0-59 0-89 0z"><text:p/></draw:path><draw:path draw:style-name="gr244" draw:text-style-name="P131" svg:width="0.214cm" svg:height="0.239cm" svg:x="5.879cm" svg:y="0.681cm" svg:viewBox="0 0 215 240" svg:d="M117 8c-4-7-6-8-9-8-6 0-7 2-9 8-32 72-64 144-96 216-3 5-3 6-3 8 0 3 3 8 8 8 3 0 5-1 9-9 30-68 60-136 91-205 30 69 60 137 90 205 4 9 8 9 9 9 4 0 8-5 8-8 0-1 0-2-3-6-32-73-63-146-95-218z"><text:p/></draw:path><draw:path draw:style-name="gr245" draw:text-style-name="P131" svg:width="0.192cm" svg:height="0.174cm" svg:x="6.212cm" svg:y="0.741cm" svg:viewBox="0 0 193 175" svg:d="M119 54c2-10 11-46 37-46 2 0 11 0 20 5-11 2-19 11-19 21 0 7 5 13 15 13 8 0 21-6 21-22 0-19-22-25-36-25-23 0-36 20-40 29-10-26-31-29-42-29-41 0-63 50-63 59 0 4 3 3 5 4 3 0 4 0 5-5 13-40 39-50 52-50 7 0 21 4 21 26 0 12-7 38-21 91-7 25-20 41-37 41-2 0-11 0-19-5 10-1 18-10 18-21 0-10-8-13-14-13-12 0-22 9-22 23 0 17 20 25 36 25 27 0 40-28 41-30 4 15 19 30 42 30 39 0 61-51 61-59 0-5-3-5-4-5-3 0-4 2-4 5-14 41-40 50-52 50-15 0-21-12-21-25 0-9 2-18 7-34 4-18 8-35 13-53z"><text:p/></draw:path><draw:path draw:style-name="gr246" draw:text-style-name="P131" svg:width="0.193cm" svg:height="0.36cm" svg:x="6.583cm" svg:y="0.635cm" svg:viewBox="0 0 194 361" svg:d="M190 15c4-5 4-6 4-7 0-2-3-8-8-8-4 0-6 3-9 8-58 112-115 225-174 337-3 6-3 7-3 8 0 3 3 8 8 8s6-2 9-8c58-112 115-225 173-338z"><text:p/></draw:path><draw:path draw:style-name="gr247" draw:text-style-name="P131" svg:width="0.192cm" svg:height="0.223cm" svg:x="6.562cm" svg:y="0.703cm" svg:viewBox="0 0 193 224" svg:d="M179 120c7 0 14 0 14-8 0-7-7-7-14-7-55 0-109 0-164 0 5-52 50-90 104-90 20 0 41 0 60 0 7 0 14 0 14-7 0-8-7-8-14-8-19 0-40 0-60 0-66 0-119 51-119 112 0 62 53 112 119 112 20 0 41 0 60 0 7 0 14 0 14-7 0-8-7-8-14-8-19 0-40 0-60 0-54 0-99-37-104-89 55 0 109 0 164 0z"><text:p/></draw:path><draw:path draw:style-name="gr248" draw:text-style-name="P131" svg:width="0.275cm" svg:height="0.263cm" svg:x="6.911cm" svg:y="0.648cm" svg:viewBox="0 0 276 264" svg:d="M46 233c-4 16-4 19-35 19-7 0-11 0-11 8 0 4 3 4 11 4 46 0 91 0 138 0 61 0 106-46 106-84 0-27-22-50-59-53 39-8 80-37 80-74 0-29-25-53-71-53-43 0-87 0-130 0-8 0-11 0-11 8 0 4 3 4 10 4 1 0 9 0 15 1 7 0 10 1 10 6 0 2 0 3-1 7-18 70-34 138-52 207zM105 122c7-32 16-64 24-96 3-13 3-14 21-14 16 0 33 0 49 0 34 0 42 23 42 40 0 34-33 70-80 70-19 0-38 0-56 0zM87 252c-6 0-7 0-9 0-3-1-4-1-4-4 0-2 0-3 1-9 9-37 19-72 27-108 25 0 49 0 73 0 37 0 45 29 45 45 0 39-35 76-80 76-18 0-35 0-53 0z"><text:p/></draw:path><draw:path draw:style-name="gr249" draw:text-style-name="P131" svg:width="0.1cm" svg:height="0.462cm" svg:x="7.76cm" svg:y="0.583cm" svg:viewBox="0 0 101 463" svg:d="M101 460c0-1-1-2-2-3-18-19-44-51-59-114-9-35-14-75-14-111 0-101 26-173 72-223 3-3 3-3 3-5 0-4-3-4-4-4-7 0-28 23-32 30-40 46-65 115-65 202 0 55 10 132 61 198 3 5 28 33 36 33 1 0 4 0 4-3z"><text:p/></draw:path><draw:path draw:style-name="gr250" draw:text-style-name="P131" svg:width="0.215cm" svg:height="0.239cm" svg:x="7.899cm" svg:y="0.681cm" svg:viewBox="0 0 216 240" svg:d="M216 14c0-7 0-14-8-14-9 0-9 7-9 14 0 47 0 94 0 140 0 57-63 70-91 70-18 0-42-4-63-17-30-19-30-43-30-54 0-46 0-92 0-139 0-7 0-14-7-14-8 0-8 7-8 14 0 48 0 94 0 141 0 58 59 85 108 85 50 0 108-28 108-85 0-47 0-93 0-141z"><text:p/></draw:path><draw:path draw:style-name="gr251" draw:text-style-name="P131" svg:width="0.044cm" svg:height="0.115cm" svg:x="8.169cm" svg:y="0.871cm" svg:viewBox="0 0 45 116" svg:d="M45 41c0-27-9-41-24-41-13 0-21 9-21 20s8 21 21 21c4 0 10-2 13-6 1 0 1-1 2-1 0 2 1 1 1 7 0 28-14 51-26 64-4 4-4 5-4 6 0 2 2 5 3 5 4 0 35-30 35-75z"><text:p/></draw:path><draw:path draw:style-name="gr252" draw:text-style-name="P131" svg:width="0.149cm" svg:height="0.386cm" svg:x="8.328cm" svg:y="0.621cm" svg:viewBox="0 0 150 387" svg:d="M133 377c2 6 5 10 9 10s8-3 8-7c0-2 0-3-1-7-44-121-90-242-134-363-2-7-3-10-7-10-5 0-8 4-8 8 0 1 0 2 1 6 44 121 88 242 132 363z"><text:p/></draw:path><draw:path draw:style-name="gr253" draw:text-style-name="P131" svg:width="0.044cm" svg:height="0.115cm" svg:x="8.533cm" svg:y="0.871cm" svg:viewBox="0 0 45 116" svg:d="M45 41c0-27-9-41-24-41-13 0-21 9-21 20s8 21 21 21c4 0 10-2 13-6 1 0 1-1 2-1 0 2 1 1 1 7 0 28-14 51-26 64-4 4-4 5-4 6 0 2 2 5 3 5 4 0 35-30 35-75z"><text:p/></draw:path><draw:path draw:style-name="gr254" draw:text-style-name="P131" svg:width="0.256cm" svg:height="0.089cm" svg:x="8.694cm" svg:y="0.77cm" svg:viewBox="0 0 257 90" svg:d="M244 15c6 0 13 0 13-7 0-8-7-8-13-8-77 0-155 0-232 0-4 0-12 0-12 8 0 7 8 7 13 7 77 0 154 0 231 0zM244 90c6 0 13 0 13-7 0-8-7-8-13-8-77 0-154 0-231 0-5 0-13 0-13 8 0 7 8 7 12 7 77 0 155 0 232 0z"><text:p/></draw:path><draw:path draw:style-name="gr255" draw:text-style-name="P131" svg:width="0.189cm" svg:height="0.272cm" svg:x="9.158cm" svg:y="0.643cm" svg:viewBox="0 0 190 273" svg:d="M133 248c0 8 0 16 0 25 19-1 39-3 57-5 0-4 0-7 0-12-27 0-29-2-29-22 0-78 0-156 0-234-19 1-38 3-56 4 0 5 0 8 0 13 27 0 29 2 29 22 0 27 0 55 0 82-11-13-27-23-48-23-45 0-86 37-86 87 0 49 37 88 81 88 26 0 42-13 52-25zM133 143c0 26 0 53 0 79 0 8 0 8-4 15-11 18-29 27-45 27-18 0-32-10-41-24-10-17-11-39-11-54 0-14 1-37 12-55 8-12 22-25 43-25 14 0 30 6 42 23 4 6 4 7 4 14z"><text:p/></draw:path><draw:path draw:style-name="gr256" draw:text-style-name="P131" svg:width="0.149cm" svg:height="0.176cm" svg:x="9.37cm" svg:y="0.739cm" svg:viewBox="0 0 150 177" svg:d="M32 75c2-57 35-67 48-67 40 0 44 53 44 67-30 0-61 0-92 0zM32 84c36 0 71 0 108 0 9 0 10 0 10-9 0-38-21-75-70-75-45 0-80 40-80 88 0 52 41 89 85 89 47 0 65-43 65-50 0-4-4-5-6-5-3 0-4 2-4 6-15 39-49 39-53 39-19 0-34-12-43-26-12-18-12-44-12-57z"><text:p/></draw:path><draw:path draw:style-name="gr257" draw:text-style-name="P131" svg:width="0.192cm" svg:height="0.272cm" svg:x="9.542cm" svg:y="0.64cm" svg:viewBox="0 0 193 273" svg:d="M117 118c17 0 21 5 21 21 0 35 0 69 0 104 0 18-5 18-31 18 0 4 0 7 0 12 13 0 33-1 43-1 8 0 28 1 43 1 0-5 0-8 0-12-26 0-30 0-30-18 0-47 0-94 0-142-17 1-32 2-49 4-6 1-6 1-7 1 0 1-1 1-7 1-15 0-30 0-45 0 0-15 0-30 0-44 0-39 33-54 57-54 11 0 26 4 33 13-16 0-18 11-18 18 0 12 9 17 17 17 9 0 18-6 18-17 0-23-21-40-50-40-36 0-82 20-82 62 0 15 0 29 0 45-10 0-20 0-30 0 0 3 0 7 0 11 10 0 20 0 30 0 0 42 0 83 0 125 0 18-4 18-30 18 0 4 0 7 0 12 13 0 33-1 43-1s29 1 43 1c0-5 0-8 0-12-27 0-30 0-30-18 0-42 0-83 0-125 20 0 41 0 61 0z"><text:p/></draw:path><draw:path draw:style-name="gr258" draw:text-style-name="P131" svg:width="0.193cm" svg:height="0.17cm" svg:x="9.758cm" svg:y="0.741cm" svg:viewBox="0 0 194 171" svg:d="M30 37c0 35 0 70 0 104 0 17-5 17-30 17 0 5 0 8 0 13 13 0 33-2 43-2s31 2 44 2c0-5 0-8 0-13-26 0-31 0-31-17 0-23 0-47 0-71 0-40 28-62 53-62 24 0 29 21 29 43 0 29 0 60 0 90 0 17-5 17-31 17 0 5 0 8 0 13 14 0 34-2 44-2s29 2 43 2c0-5 0-8 0-13-20 0-30 0-30-12 0-24 0-49 0-73 0-33 0-45-12-59-6-6-18-14-41-14-27 0-46 17-57 41 0-13 0-28 0-41-18 1-36 3-54 4 0 4 0 8 0 11 26 0 30 4 30 22z"><text:p/></draw:path><draw:path draw:style-name="gr259" draw:text-style-name="P131" svg:width="0.082cm" svg:height="0.258cm" svg:x="9.973cm" svg:y="0.654cm" svg:viewBox="0 0 83 259" svg:d="M56 88c-17 1-36 3-54 4 0 4 0 8 0 11 24 0 29 4 29 22 0 35 0 70 0 104 0 17-5 17-31 17 0 5 0 8 0 13 12 0 33-2 43-2 13 0 26 2 40 2 0-5 0-8 0-13-26 0-27-2-27-16 0-47 0-95 0-142zM57 21c0-13-10-21-20-21-12 0-20 10-20 21 0 10 8 20 20 20 10 0 20-8 20-20z"><text:p/></draw:path><draw:path draw:style-name="gr260" draw:text-style-name="P131" svg:width="0.12cm" svg:height="0.241cm" svg:x="10.075cm" svg:y="0.674cm" svg:viewBox="0 0 121 242" svg:d="M59 83c19 0 37 0 55 0 0-4 0-8 0-11-18 0-36 0-55 0 0-25 0-48 0-72-3 0-6 0-9 0 0 32-13 73-50 75 0 2 0 5 0 8 11 0 22 0 33 0 0 35 0 71 0 106 0 49 35 53 50 53 27 0 38-27 38-53 0-7 0-14 0-22-3 0-7 0-10 0 0 8 0 15 0 22 0 29-11 43-25 43-27 0-27-35-27-42 0-36 0-71 0-107z"><text:p/></draw:path><draw:path draw:style-name="gr261" draw:text-style-name="P131" svg:width="0.082cm" svg:height="0.258cm" svg:x="10.231cm" svg:y="0.654cm" svg:viewBox="0 0 83 259" svg:d="M55 88c-18 1-36 3-54 4 0 4 0 8 0 11 25 0 29 4 29 22 0 35 0 70 0 104 0 17-5 17-30 17 0 5 0 8 0 13 12 0 33-2 42-2 13 0 27 2 41 2 0-5 0-8 0-13-26 0-28-2-28-16 0-47 0-95 0-142zM57 21c0-13-10-21-21-21-12 0-21 10-21 21 0 10 9 20 21 20 11 0 21-8 21-20z"><text:p/></draw:path><draw:path draw:style-name="gr262" draw:text-style-name="P131" svg:width="0.171cm" svg:height="0.176cm" svg:x="10.336cm" svg:y="0.739cm" svg:viewBox="0 0 172 177" svg:d="M172 90c0-49-39-90-86-90-49 0-86 42-86 90 0 50 41 87 86 87 47 0 86-38 86-87zM86 167c-17 0-33-7-44-26-9-17-9-40-9-54 0-15 0-36 9-53 10-17 28-26 44-26s34 9 44 25c10 17 10 40 10 54s0 35-9 52-25 28-45 28z"><text:p/></draw:path><draw:path draw:style-name="gr263" draw:text-style-name="P131" svg:width="0.194cm" svg:height="0.17cm" svg:x="10.531cm" svg:y="0.741cm" svg:viewBox="0 0 195 171" svg:d="M31 37c0 35 0 70 0 104 0 17-5 17-31 17 0 5 0 8 0 13 14 0 34-2 44-2s31 2 44 2c0-5 0-8 0-13-26 0-31 0-31-17 0-23 0-47 0-71 0-40 28-62 53-62 24 0 29 21 29 43 0 29 0 60 0 90 0 17-5 17-31 17 0 5 0 8 0 13 13 0 33-2 44-2 10 0 30 2 43 2 0-5 0-8 0-13-20 0-30 0-30-12 0-24 0-49 0-73 0-33 0-45-12-59-6-6-19-14-41-14-28 0-46 17-57 41 0-13 0-28 0-41-19 1-36 3-55 4 0 4 0 8 0 11 28 0 31 4 31 22z"><text:p/></draw:path><draw:path draw:style-name="gr264" draw:text-style-name="P131" svg:width="0.126cm" svg:height="0.176cm" svg:x="10.746cm" svg:y="0.739cm" svg:viewBox="0 0 127 177" svg:d="M68 98c8 1 40 8 40 35 0 20-13 35-44 35-32 0-46-22-53-55-1-4-2-6-5-6-6 0-6 3-6 10 0 16 0 34 0 50 0 7 0 10 4 10 3 0 3-1 10-8 0-1 0-2 8-8 17 15 34 16 42 16 45 0 63-26 63-54 0-21-13-32-17-36-12-13-27-15-44-19-22-4-47-10-47-32 0-13 10-29 43-29 43 0 45 35 45 47 1 3 4 3 5 3 5 0 5-2 5-10 0-13 0-25 0-38 0-7 0-9-5-9-1 0-2 0-7 4-2 2-5 5-7 6-14-10-30-10-36-10-48 0-62 25-62 47 0 14 7 25 17 33 12 10 23 12 51 18z"><text:p/></draw:path><draw:path draw:style-name="gr265" draw:text-style-name="P131" svg:width="0.099cm" svg:height="0.462cm" svg:x="10.904cm" svg:y="0.583cm" svg:viewBox="0 0 100 463" svg:d="M100 232c0-55-10-132-60-198-4-4-29-34-36-34-2 0-4 1-4 4 0 2 0 3 2 4 19 21 43 51 60 113 8 35 12 75 12 111 0 39-4 78-13 116-16 55-38 85-58 106-3 5-3 5-3 6 0 3 2 3 4 3 6 0 27-23 32-28 39-47 64-117 64-203z"><text:p/></draw:path><draw:path draw:style-name="gr266" draw:text-style-name="P131" svg:width="0.342cm" svg:height="0.211cm" svg:x="0.001cm" svg:y="1.33cm" svg:viewBox="0 0 343 212" svg:d="M329 152c7 0 14 0 14-8s-7-8-14-8c-81 0-164 0-245 0-17-14-37-24-49-29 13-7 33-17 49-30 81 0 164 0 245 0 7 0 14-1 14-9 0-9-7-7-14-7-76 0-152 0-228 0 19-18 39-52 39-57 0-4-6-4-8-4-3 0-5 0-7 3-8 15-19 36-45 58-26 24-51 34-72 39-7 2-7 3-8 3 0 2 0 3 0 4s0 1 0 2h1c1 1 1 1 9 3 52 16 90 51 112 93 5 7 5 7 10 7 2 0 8 0 8-4s-20-39-39-56c76 0 152 0 228 0z"><text:p/></draw:path><draw:path draw:style-name="gr267" draw:text-style-name="P131" svg:width="0.342cm" svg:height="0.211cm" svg:x="0.323cm" svg:y="1.33cm" svg:viewBox="0 0 343 212" svg:d="M260 77c16 13 36 23 48 30-13 5-33 15-48 29-82 0-164 0-246 0-6 0-14 0-14 8s8 8 13 8c76 0 153 0 229 0-19 17-38 52-38 56s5 4 7 4c4 0 6 0 7-3 9-14 20-35 44-57 27-23 53-34 74-40 5-2 6-3 7-3 0-1 0-1 0-2s0-2 0-4h-1c-1-1-1-1-9-3-51-15-90-50-112-92-4-8-4-8-10-8-2 0-7 0-7 4 0 5 19 39 38 57-76 0-153 0-229 0-5 0-13-2-13 7 0 8 8 9 14 9 82 0 164 0 246 0z"><text:p/></draw:path><draw:path draw:style-name="gr268" draw:text-style-name="P131" svg:width="0.214cm" svg:height="0.275cm" svg:x="0.903cm" svg:y="1.265cm" svg:viewBox="0 0 215 276" svg:d="M212 14c3-4 3-5 3-6 0-5-4-8-8-8-6 0-8 4-9 9-11 28-21 56-32 85-39 0-78 0-118 0-11-29-20-57-31-85-3-6-5-9-9-9-5 0-8 3-8 8 1 2 0 1 2 6 32 85 64 169 96 253 2 6 4 9 9 9s7-4 9-8c31-84 64-169 96-254zM54 109c35 0 70 0 106 0-18 46-36 91-53 137-18-46-35-91-53-137z"><text:p/></draw:path><draw:path draw:style-name="gr269" draw:text-style-name="P131" svg:width="0.192cm" svg:height="0.174cm" svg:x="1.129cm" svg:y="1.362cm" svg:viewBox="0 0 193 175" svg:d="M118 54c2-10 11-45 38-45 2 0 11 0 19 4-10 2-18 12-18 21 0 7 4 14 15 14 8 0 21-7 21-23 0-19-24-25-37-25-22 0-35 21-40 30-9-26-30-30-42-30-40 0-62 50-62 59 0 5 3 5 5 5 3 0 4-1 5-5 13-40 39-50 52-50 6 0 21 3 21 25 0 12-7 39-21 93-7 24-20 39-38 39-2 0-11 0-18-4 10-2 17-10 17-21s-7-13-14-13c-11 0-21 10-21 22 0 17 20 25 36 25 26 0 40-26 41-29 4 15 19 29 42 29 39 0 61-50 61-59 0-4-3-4-4-4-3 0-4 1-5 4-13 41-39 50-51 50-15 0-22-12-22-25 0-8 2-17 7-34 4-18 8-35 13-53z"><text:p/></draw:path><draw:path draw:style-name="gr270" draw:text-style-name="P131" svg:width="0.04cm" svg:height="0.04cm" svg:x="1.372cm" svg:y="1.492cm" svg:viewBox="0 0 41 41" svg:d="M41 21c0-11-10-21-21-21-12 0-20 10-20 21s8 20 20 20c11 0 21-9 21-20z"><text:p/></draw:path><draw:path draw:style-name="gr271" draw:text-style-name="P131" svg:width="0.089cm" svg:height="0.385cm" svg:x="1.484cm" svg:y="1.244cm" svg:viewBox="0 0 90 386" svg:d="M90 383c0-1 0-2-6-9-49-48-62-122-62-180 0-69 15-136 63-184 5-4 5-4 5-7 0-2-2-3-4-3-3 0-39 26-62 75-20 43-24 86-24 119 0 29 4 76 25 120 23 47 58 72 61 72 2 0 4-1 4-3z"><text:p/></draw:path><draw:path draw:style-name="gr272" draw:text-style-name="P131" svg:width="0.192cm" svg:height="0.174cm" svg:x="1.607cm" svg:y="1.362cm" svg:viewBox="0 0 193 175" svg:d="M118 54c2-10 11-45 38-45 2 0 11 0 20 4-11 2-19 12-19 21 0 7 5 14 15 14 8 0 21-7 21-23 0-19-24-25-37-25-22 0-35 21-39 30-10-26-31-30-42-30-41 0-63 50-63 59 0 5 3 5 5 5 3 0 4-1 5-5 13-40 39-50 52-50 7 0 21 3 21 25 0 12-7 39-21 93-7 24-20 39-38 39-2 0-11 0-18-4 10-2 17-10 17-21s-7-13-14-13c-11 0-21 10-21 22 0 17 20 25 36 25 26 0 40-26 41-29 4 15 19 29 42 29 39 0 61-50 61-59 0-4-3-4-4-4-3 0-4 1-5 4-13 41-39 50-51 50-15 0-22-12-22-25 0-8 2-17 7-34 4-18 8-35 13-53z"><text:p/></draw:path><draw:path draw:style-name="gr273" draw:text-style-name="P131" svg:width="0.192cm" svg:height="0.222cm" svg:x="1.957cm" svg:y="1.325cm" svg:viewBox="0 0 193 223" svg:d="M179 120c7 0 14 0 14-8 0-7-7-7-14-7-55 0-109 0-164 0 5-53 50-90 104-90 20 0 41 0 60 0 7 0 14 0 14-7 0-8-7-8-14-8-21 0-40 0-61 0-66 0-118 50-118 112s52 111 118 111c21 0 40 0 61 0 7 0 14 0 14-7 0-8-7-8-14-8-19 0-40 0-60 0-54 0-99-36-104-88 55 0 109 0 164 0z"><text:p/></draw:path><draw:path draw:style-name="gr274" draw:text-style-name="P131" svg:width="0.264cm" svg:height="0.275cm" svg:x="2.304cm" svg:y="1.256cm" svg:viewBox="0 0 265 276" svg:d="M55 232c-15 27-31 31-47 32-5 1-8 1-8 8 0 3 1 4 4 4 11 0 24-1 33-1 14 0 27 1 39 1 3 0 8 0 8-6 0-5-4-6-6-6-10 0-19-3-19-13 0-5 3-9 6-14 10-17 20-33 30-50 32 0 65 0 96 0 2 9 6 61 6 65 0 11-20 12-28 12-5 0-8 0-8 8 0 4 4 4 5 4 16 0 32-1 49-1 8 0 34 1 42 1 3 0 8 0 8-8 0-4-4-4-9-4-24 0-24-2-25-13-8-80-16-162-24-242 0-8 0-9-7-9-6 0-7 2-11 7-45 74-89 150-134 225zM101 175c26-43 52-85 77-128 5 43 8 85 12 128-29 0-59 0-89 0z"><text:p/></draw:path><draw:path draw:style-name="gr275" draw:text-style-name="P131" svg:width="0.215cm" svg:height="0.239cm" svg:x="2.686cm" svg:y="1.301cm" svg:viewBox="0 0 216 240" svg:d="M117 9c-4-7-6-9-9-9-6 0-7 3-9 9-32 71-64 144-96 215-2 6-3 6-3 8 0 5 3 8 8 8 3 0 6-1 9-8 30-68 60-136 91-204 31 68 60 136 91 204 3 8 7 8 9 8 3 0 8-3 8-8 0-1 0-1-3-6-31-73-64-145-96-217z"><text:p/></draw:path><draw:path draw:style-name="gr276" draw:text-style-name="P131" svg:width="0.193cm" svg:height="0.174cm" svg:x="3.02cm" svg:y="1.362cm" svg:viewBox="0 0 194 175" svg:d="M119 54c2-10 11-45 37-45 2 0 12 0 20 4-11 2-19 12-19 21 0 7 5 14 16 14 7 0 21-7 21-23 0-19-23-25-37-25-23 0-36 21-40 30-10-26-31-30-42-30-41 0-63 50-63 59 0 5 5 5 6 5 2 0 3-1 4-5 13-40 39-50 52-50 7 0 21 3 21 25 0 12-7 39-21 93-6 24-20 39-37 39-2 0-11 0-19-4 10-2 18-10 18-21s-8-13-14-13c-12 0-22 10-22 22 0 17 20 25 37 25 26 0 39-26 40-29 6 15 19 29 42 29 41 0 63-50 63-59 0-4-5-4-6-4-3 0-3 1-4 4-14 41-40 50-52 50-15 0-21-12-21-25 0-8 2-17 7-34 4-18 8-35 13-53z"><text:p/></draw:path><draw:path draw:style-name="gr277" draw:text-style-name="P131" svg:width="0.193cm" svg:height="0.222cm" svg:x="3.37cm" svg:y="1.325cm" svg:viewBox="0 0 194 223" svg:d="M179 120c7 0 15 0 15-8 0-7-8-7-15-7-55 0-109 0-164 0 6-53 50-90 105-90 20 0 40 0 59 0 7 0 15 0 15-7 0-8-8-8-15-8-19 0-40 0-60 0-66 0-119 50-119 112s53 111 119 111c20 0 41 0 60 0 7 0 15 0 15-7 0-8-8-8-15-8-19 0-39 0-59 0-55 0-99-36-105-88 55 0 109 0 164 0z"><text:p/></draw:path><draw:path draw:style-name="gr278" draw:text-style-name="P131" svg:width="0.264cm" svg:height="0.275cm" svg:x="3.716cm" svg:y="1.256cm" svg:viewBox="0 0 265 276" svg:d="M56 232c-15 27-31 31-48 32-5 1-8 1-8 8 0 3 2 4 6 4 9 0 22-1 33-1 12 0 26 1 38 1 2 0 8 0 8-6 0-5-5-6-7-6-9 0-19-3-19-13 0-5 4-9 6-14 10-17 20-33 30-50 32 0 65 0 96 0 2 9 7 61 7 65 0 11-20 12-27 12-6 0-10 0-10 8 0 4 4 4 5 4 16 0 33-1 49-1 9 0 34 1 44 1 2 0 6 0 6-8 0-4-3-4-9-4-24 0-24-2-25-13-8-80-15-162-23-242-1-8-1-9-8-9-6 0-7 2-10 7-45 74-89 150-134 225zM102 175c26-43 51-85 76-128 5 43 8 85 12 128-29 0-58 0-88 0z"><text:p/></draw:path><draw:path draw:style-name="gr279" draw:text-style-name="P131" svg:width="0.089cm" svg:height="0.385cm" svg:x="4.014cm" svg:y="1.244cm" svg:viewBox="0 0 90 386" svg:d="M90 194c0-31-4-77-25-121-23-48-57-73-61-73-2 0-4 1-4 3 0 3 0 3 8 10 37 38 59 99 59 181 0 66-14 133-61 182-6 5-6 6-6 7 0 2 2 3 4 3 4 0 39-26 62-75 20-43 24-85 24-117z"><text:p/></draw:path><draw:path draw:style-name="gr280" draw:text-style-name="P131" svg:width="0.215cm" svg:height="0.239cm" svg:x="4.25cm" svg:y="1.301cm" svg:viewBox="0 0 216 240" svg:d="M117 9c-4-7-6-9-9-9-6 0-7 3-9 9-32 71-64 144-96 215-2 6-3 6-3 8 0 5 4 8 8 8 3 0 6-1 9-8 30-68 60-136 91-204 31 68 60 136 91 204 3 8 7 8 9 8 4 0 8-3 8-8 0-1 0-1-3-6-31-73-64-145-96-217z"><text:p/></draw:path><draw:path draw:style-name="gr281" draw:text-style-name="P131" svg:width="0.089cm" svg:height="0.385cm" svg:x="4.61cm" svg:y="1.244cm" svg:viewBox="0 0 90 386" svg:d="M90 383c0-1 0-2-6-9-49-48-61-122-61-180 0-69 14-136 62-184 5-4 5-4 5-7 0-2-2-3-4-3-3 0-39 26-62 75-20 43-24 86-24 119 0 29 4 76 25 120 23 47 58 72 61 72 2 0 4-1 4-3z"><text:p/></draw:path><draw:path draw:style-name="gr282" draw:text-style-name="P131" svg:width="0.192cm" svg:height="0.174cm" svg:x="4.734cm" svg:y="1.362cm" svg:viewBox="0 0 193 175" svg:d="M118 54c3-10 12-45 38-45 2 0 11 0 20 4-11 2-19 12-19 21 0 7 5 14 15 14 8 0 21-7 21-23 0-19-22-25-36-25-23 0-36 21-40 30-10-26-31-30-42-30-41 0-63 50-63 59 0 5 3 4 5 5 3 0 4-1 5-5 13-40 39-50 52-50 7 0 21 3 21 25 0 12-7 39-21 93-7 24-20 39-37 39-2 0-12 0-19-4 10-2 18-10 18-21s-8-13-14-13c-12 0-22 10-22 22 0 17 20 25 36 25 26 0 40-26 41-29 4 15 19 29 42 29 39 0 61-50 61-59 0-4-3-4-4-4-3 0-4 1-4 4-14 41-40 50-52 50-15 0-21-12-21-25 0-8 2-17 6-34 4-18 8-35 13-53z"><text:p/></draw:path><draw:path draw:style-name="gr283" draw:text-style-name="P131" svg:width="0.192cm" svg:height="0.222cm" svg:x="5.083cm" svg:y="1.325cm" svg:viewBox="0 0 193 223" svg:d="M179 120c7 0 14 0 14-8 0-7-7-7-14-7-55 0-109 0-164 0 5-53 50-90 104-90 20 0 41 0 60 0 7 0 14 0 14-7 0-8-7-8-14-8-19 0-40 0-60 0-67 0-119 50-119 112s52 111 119 111c20 0 41 0 60 0 7 0 14 0 14-7 0-8-7-8-14-8-19 0-40 0-60 0-54 0-99-36-104-88 55 0 109 0 164 0z"><text:p/></draw:path><draw:path draw:style-name="gr284" draw:text-style-name="P131" svg:width="0.275cm" svg:height="0.263cm" svg:x="5.432cm" svg:y="1.268cm" svg:viewBox="0 0 276 264" svg:d="M46 234c-4 16-5 18-35 18-7 0-11 0-11 8 0 4 3 4 11 4 46 0 91 0 138 0 61 0 106-45 106-84 0-27-22-49-59-53 39-8 80-37 80-73 0-29-25-54-71-54-43 0-87 0-130 0-8 0-12 0-12 8 0 4 4 4 11 4 1 0 9 0 15 1 7 1 10 1 10 7 0 1 0 2-1 6-18 70-34 139-52 208zM105 123c7-32 16-64 24-95 3-15 3-16 20-16 16 0 34 0 50 0 34 0 42 23 42 41 0 33-33 70-80 70-19 0-38 0-56 0zM87 252c-6 0-7 0-9 0-3 0-4-1-4-3 0-1 0-3 1-9 9-36 19-72 27-108 25 0 49 0 73 0 37 0 44 29 44 45 0 38-34 75-79 75-18 0-35 0-53 0z"><text:p/></draw:path><draw:path draw:style-name="gr285" draw:text-style-name="P131" svg:width="0.214cm" svg:height="0.239cm" svg:x="5.836cm" svg:y="1.301cm" svg:viewBox="0 0 215 240" svg:d="M117 9c-4-7-6-9-9-9-6 0-7 3-9 9-32 71-65 144-97 215-2 6-2 6-2 8 0 5 3 8 8 8 3 0 5-1 9-8 30-68 60-136 91-204 30 68 60 136 90 204 3 8 8 8 9 8 4 0 8-3 8-8 0-1 0-1-3-6-32-73-63-145-95-217z"><text:p/></draw:path><draw:path draw:style-name="gr286" draw:text-style-name="P131" svg:width="0.192cm" svg:height="0.174cm" svg:x="6.169cm" svg:y="1.362cm" svg:viewBox="0 0 193 175" svg:d="M118 54c3-10 12-45 38-45 2 0 11 0 20 4-11 2-19 12-19 21 0 7 5 14 15 14 8 0 21-7 21-23 0-19-22-25-36-25-23 0-36 21-40 30-10-26-31-30-42-30-41 0-63 50-63 59 0 5 3 4 5 5 3 0 4-1 5-5 13-40 39-50 52-50 7 0 21 3 21 25 0 12-7 39-21 93-7 24-20 39-37 39-2 0-12 0-19-4 10-2 18-10 18-21s-8-13-14-13c-12 0-22 10-22 22 0 17 20 25 36 25 27 0 40-26 41-29 4 15 19 29 42 29 39 0 61-50 61-59 0-4-3-4-4-4-3 0-4 1-4 4-14 41-40 50-52 50-15 0-21-12-21-25 0-8 2-17 7-34 4-18 7-35 12-53z"><text:p/></draw:path><draw:path draw:style-name="gr287" draw:text-style-name="P131" svg:width="0.193cm" svg:height="0.359cm" svg:x="6.54cm" svg:y="1.256cm" svg:viewBox="0 0 194 360" svg:d="M190 15c4-5 4-6 4-7 0-4-3-8-8-8-4 0-7 2-9 8-58 112-115 225-174 337-3 5-3 6-3 7 0 3 3 8 8 8s6-2 9-8c58-112 115-224 173-337z"><text:p/></draw:path><draw:path draw:style-name="gr288" draw:text-style-name="P131" svg:width="0.192cm" svg:height="0.222cm" svg:x="6.519cm" svg:y="1.325cm" svg:viewBox="0 0 193 223" svg:d="M179 120c7 0 14 0 14-8 0-7-7-7-14-7-55 0-109 0-164 0 5-53 50-90 104-90 20 0 41 0 60 0 7 0 14 0 14-7 0-8-7-8-14-8-19 0-40 0-60 0-66 0-119 50-119 112s53 111 119 111c20 0 41 0 60 0 7 0 14 0 14-7 0-8-7-8-14-8-19 0-40 0-60 0-54 0-99-36-104-88 55 0 109 0 164 0z"><text:p/></draw:path><draw:path draw:style-name="gr289" draw:text-style-name="P131" svg:width="0.275cm" svg:height="0.263cm" svg:x="6.868cm" svg:y="1.268cm" svg:viewBox="0 0 276 264" svg:d="M46 234c-4 16-5 18-35 18-7 0-11 0-11 8 0 4 3 4 11 4 46 0 91 0 138 0 61 0 106-45 106-84 0-27-22-49-59-53 39-8 80-37 80-73 0-29-25-54-71-54-43 0-87 0-130 0-8 0-11 0-11 8 0 4 3 4 10 4 1 0 9 0 15 1 7 1 10 1 10 7 0 1 0 2-1 6-18 70-34 139-52 208zM105 123c7-32 16-64 24-95 3-15 3-16 21-16 16 0 33 0 49 0 34 0 42 23 42 41 0 33-33 70-80 70-19 0-38 0-56 0zM87 252c-6 0-7 0-9 0-3 0-4-1-4-3 0-1 0-3 1-9 9-36 19-72 27-108 25 0 49 0 73 0 37 0 44 29 44 45 0 38-34 75-79 75-18 0-35 0-53 0z"><text:p/></draw:path><draw:path draw:style-name="gr290" draw:text-style-name="P131" svg:width="0.088cm" svg:height="0.385cm" svg:x="7.187cm" svg:y="1.244cm" svg:viewBox="0 0 89 386" svg:d="M89 194c0-31-4-77-25-121-23-48-56-73-61-73-2 0-3 1-3 3 0 3 0 3 7 10 38 38 60 99 60 181 0 66-14 133-63 182-4 5-4 6-4 7 0 2 1 3 3 3 5 0 39-26 62-75 20-43 24-85 24-117z"><text:p/></draw:path><draw:path draw:style-name="gr291" draw:text-style-name="P131" svg:width="0.1cm" svg:height="0.462cm" svg:x="7.76cm" svg:y="1.204cm" svg:viewBox="0 0 101 463" svg:d="M101 459c0-1-1-2-2-4-18-18-44-49-59-113-9-35-14-75-14-110 0-102 26-173 72-223 3-3 3-5 3-6 0-3-3-3-4-3-7 0-28 23-32 29-40 47-65 116-65 202 0 55 10 133 61 198 3 4 28 34 36 34 1 0 4 0 4-4z"><text:p/></draw:path><draw:path draw:style-name="gr292" draw:text-style-name="P131" svg:width="0.264cm" svg:height="0.275cm" svg:x="7.892cm" svg:y="1.256cm" svg:viewBox="0 0 265 276" svg:d="M56 232c-15 27-31 31-48 32-5 1-8 1-8 8 0 3 2 4 6 4 9 0 22-1 33-1 13 0 26 1 38 1 2 0 8 0 8-6 0-5-4-6-7-6-9 0-17-3-17-13 0-5 2-9 5-14 10-17 19-33 29-50 32 0 65 0 96 0 2 9 7 61 7 65 0 11-20 12-27 12-6 0-10 0-10 8 0 4 3 3 5 4 17 0 33-1 49-1 9 0 34 1 44 1 2 0 6 0 6-8 0-4-3-4-9-4-24 0-24-2-25-13-8-80-15-162-23-242-1-8-1-9-8-9-5 0-7 2-10 7-45 74-89 150-134 225zM102 175c26-43 51-85 76-128 5 43 8 85 12 128-29 0-58 0-88 0z"><text:p/></draw:path><draw:path draw:style-name="gr293" draw:text-style-name="P131" svg:width="0.214cm" svg:height="0.239cm" svg:x="8.275cm" svg:y="1.301cm" svg:viewBox="0 0 215 240" svg:d="M117 9c-4-7-6-9-9-9-6 0-7 3-9 9-32 71-65 144-97 215-2 6-2 6-2 8 0 5 3 8 8 8 2 0 5-1 9-8 30-68 60-136 91-204 30 68 60 136 90 204 3 8 8 8 9 8 4 0 8-3 8-8 0-1 0-1-3-6-32-73-63-145-95-217z"><text:p/></draw:path><draw:path draw:style-name="gr294" draw:text-style-name="P131" svg:width="0.275cm" svg:height="0.263cm" svg:x="8.613cm" svg:y="1.268cm" svg:viewBox="0 0 276 264" svg:d="M45 234c-3 16-4 18-35 18-7 0-10 0-10 8 0 4 3 4 10 4 46 0 92 0 139 0 60 0 106-45 106-84 0-27-23-49-60-53 40-8 81-37 81-73 0-29-26-54-72-54-43 0-87 0-130 0-8 0-11 0-11 8 0 4 3 4 11 4 4 0 7 0 14 1s11 1 11 7c0 1-1 2-2 6-18 70-34 139-52 208zM103 123c8-32 17-64 25-95 3-15 4-16 21-16 16 0 33 0 49 0 34 0 43 23 43 41 0 33-34 70-81 70-19 0-38 0-57 0zM86 252c-6 0-6 0-8 0-4 0-5-1-5-3 0-1 0-3 2-9 9-36 17-72 26-108 24 0 49 0 73 0 37 0 45 29 45 45 0 38-34 75-80 75-18 0-36 0-53 0z"><text:p/></draw:path><draw:path draw:style-name="gr295" draw:text-style-name="P131" svg:width="0.342cm" svg:height="0.2cm" svg:x="9.038cm" svg:y="1.335cm" svg:viewBox="0 0 343 201" svg:d="M301 109c-22 15-31 32-35 36-17 28-13 34-20 52 0 4 5 4 8 4 7 0 7 0 8-7 9-38 32-71 76-88 4-1 5-3 5-5 0-3-2-4-3-4-17-7-64-27-78-91-1-5-1-6-8-6-3 0-8 0-8 4 0 2 4 26 19 51 8 12 20 25 36 39-95 0-191 0-287 0-7 0-14 0-14 7 0 8 7 8 14 8 96 0 192 0 287 0z"><text:p/></draw:path><draw:path draw:style-name="gr296" draw:text-style-name="P131" svg:width="0.274cm" svg:height="0.28cm" svg:x="9.53cm" svg:y="1.261cm" svg:viewBox="0 0 275 281" svg:d="M275 3c0-1-1-3-4-3-1 0-1 0-6 4-9 10-19 20-27 30-4-5-21-34-64-34-87 0-174 85-174 175 0 64 46 106 106 106 33 0 62-16 82-33 36-32 43-68 43-69 0-3-3-3-4-3-3 0-5 0-6 3-3 11-12 39-38 62-27 21-52 27-72 27-34 0-76-19-76-80 0-22 9-85 48-130 23-27 59-46 94-46 39 0 62 30 62 74 0 15-1 15-1 20 0 3 4 4 5 4 6 0 6-1 8-8 8-33 16-66 24-99z"><text:p/></draw:path><draw:path draw:style-name="gr297" draw:text-style-name="P131" svg:width="0.342cm" svg:height="0.211cm" svg:x="10.051cm" svg:y="1.33cm" svg:viewBox="0 0 343 212" svg:d="M330 152c7 0 13 0 13-8s-6-8-14-8c-81 0-164 0-245 0-17-14-36-24-49-29 15-7 33-17 49-30 81 0 164 0 245 0 8 0 14-1 14-9 0-9-6-7-13-7-76 0-153 0-229 0 19-18 39-52 39-57 0-4-5-4-8-4-2 0-5 0-7 3-8 15-18 36-44 58-27 24-52 34-72 39-7 2-6 2-8 3-1 2-1 3-1 4s0 1 0 2h1c1 1 1 1 9 3 53 16 91 51 112 93 5 7 6 7 10 7 3 0 8 0 8-4s-20-39-39-56c76 0 153 0 229 0z"><text:p/></draw:path><draw:path draw:style-name="gr298" draw:text-style-name="P131" svg:width="0.343cm" svg:height="0.211cm" svg:x="10.372cm" svg:y="1.33cm" svg:viewBox="0 0 344 212" svg:d="M260 77c16 13 36 23 49 30-14 5-33 15-49 29-82 0-164 0-246 0-6 0-14 0-14 8s8 8 14 8c76 0 152 0 228 0-18 17-38 52-38 56s5 4 7 4c4 0 6 0 8-3 8-14 19-35 44-57 26-23 53-34 73-40 6-2 6-3 7-3 1-1 1-1 1-2s0-2-1-4h-1c-1-1-1-1-9-3-51-15-90-50-112-92-4-8-4-8-10-8-2 0-7 0-7 4 0 5 19 39 38 57-76 0-152 0-228 0-6 0-14-2-14 7 0 8 8 9 14 9 82 0 164 0 246 0z"><text:p/></draw:path><draw:path draw:style-name="gr299" draw:text-style-name="P131" svg:width="0.264cm" svg:height="0.275cm" svg:x="10.966cm" svg:y="1.256cm" svg:viewBox="0 0 265 276" svg:d="M56 232c-15 27-31 31-48 32-5 1-8 1-8 8 0 3 2 4 6 4 9 0 22-1 33-1 12 0 26 1 38 1 2 0 8 0 8-6 0-5-4-6-7-6-9 0-17-3-17-13 0-5 2-9 4-14 10-17 20-33 30-50 32 0 65 0 96 0 2 9 7 61 7 65 0 11-20 12-27 12-6 0-10 0-10 8 0 4 4 4 5 4 17 0 33-1 49-1 9 0 34 1 44 1 2 0 6 0 6-8 0-4-3-4-9-4-24 0-24-2-25-13-8-80-15-162-23-242-1-8-1-9-8-9-6 0-7 2-10 7-45 74-89 150-134 225zM102 175c26-43 51-85 76-128 5 43 8 85 12 128-29 0-58 0-88 0z"><text:p/></draw:path><draw:path draw:style-name="gr300" draw:text-style-name="P131" svg:width="0.342cm" svg:height="0.2cm" svg:x="11.371cm" svg:y="1.335cm" svg:viewBox="0 0 343 201" svg:d="M301 109c-20 15-31 32-35 36-16 28-13 34-20 52 0 4 5 4 8 4 7 0 7 0 9-7 9-38 31-71 75-88 4-1 5-3 5-5 0-3-1-3-2-4-18-7-64-27-79-91-1-5-1-6-8-6-3 0-8 0-8 4 0 2 4 26 20 51 8 12 19 25 35 39-95 0-191 0-287 0-6 0-14 0-14 7 0 8 8 8 14 8 96 0 192 0 287 0z"><text:p/></draw:path><draw:path draw:style-name="gr301" draw:text-style-name="P131" svg:width="0.273cm" svg:height="0.28cm" svg:x="11.864cm" svg:y="1.261cm" svg:viewBox="0 0 274 281" svg:d="M274 3c0-1-1-3-4-3-2 0-2 0-6 4-9 10-19 20-27 30-4-5-21-34-64-34-86 0-173 85-173 175 0 64 45 106 105 106 33 0 62-16 83-33 35-32 42-68 42-69 0-3-3-3-4-3-3 0-5 0-5 3-4 11-13 39-39 62-27 21-51 27-72 27-34 0-75-19-75-80 0-22 8-85 46-130 25-27 61-46 95-46 40 0 62 30 62 74 0 15-1 15-1 20 0 3 4 4 6 4 5 0 5-1 7-8 7-33 16-66 24-99z"><text:p/></draw:path><draw:path draw:style-name="gr302" draw:text-style-name="P131" svg:width="0.214cm" svg:height="0.239cm" svg:x="12.255cm" svg:y="1.301cm" svg:viewBox="0 0 215 240" svg:d="M117 9c-4-7-6-9-10-9-5 0-6 3-8 9-32 71-65 144-97 215-2 6-2 6-2 8 0 5 3 8 8 8 2 0 5-1 9-8 29-68 60-136 90-204 31 68 60 136 91 204 3 8 8 8 9 8 4 0 8-3 8-8 0-1 0-1-3-6-32-73-63-145-95-217z"><text:p/></draw:path><draw:path draw:style-name="gr303" draw:text-style-name="P131" svg:width="0.274cm" svg:height="0.263cm" svg:x="12.594cm" svg:y="1.268cm" svg:viewBox="0 0 275 264" svg:d="M45 234c-3 16-4 18-35 18-7 0-10 0-10 8 0 4 3 4 10 4 46 0 92 0 139 0 60 0 105-45 105-84 0-27-22-49-59-53 40-8 80-37 80-73 0-29-25-54-71-54-43 0-87 0-130 0-8 0-11 0-11 8 0 4 3 4 11 4 4 0 7 0 14 1s11 1 11 7c0 1-1 2-2 6-18 70-34 139-52 208zM103 123c8-32 17-64 25-95 3-15 4-16 21-16 16 0 33 0 49 0 34 0 42 23 42 41 0 33-33 70-80 70-19 0-38 0-57 0zM86 252c-6 0-6 0-8 0-4 0-5-1-5-3 0-1 0-3 2-9 9-36 17-72 26-108 24 0 49 0 73 0 37 0 45 29 45 45 0 38-34 75-80 75-18 0-36 0-53 0z"><text:p/></draw:path><draw:path draw:style-name="gr304" draw:text-style-name="P131" svg:width="0.342cm" svg:height="0.2cm" svg:x="13.019cm" svg:y="1.335cm" svg:viewBox="0 0 343 201" svg:d="M301 109c-22 15-31 32-35 36-17 28-14 34-21 52 0 4 6 4 8 4 7 0 8 0 9-7 9-38 32-71 76-88 4-1 5-3 5-5 0-3-2-4-3-4-17-7-64-27-78-91-1-5-2-6-9-6-2 0-8 0-8 4 0 2 5 26 20 51 8 12 20 25 36 39-95 0-191 0-287 0-7 0-14 0-14 7 0 8 7 8 14 8 96 0 192 0 287 0z"><text:p/></draw:path><draw:path draw:style-name="gr305" draw:text-style-name="P131" svg:width="0.274cm" svg:height="0.28cm" svg:x="13.511cm" svg:y="1.261cm" svg:viewBox="0 0 275 281" svg:d="M275 3c0-1-1-3-4-3-1 0-3 0-6 4-9 10-19 20-27 30-4-5-21-34-64-34-87 0-174 85-174 175 0 64 46 106 105 106 34 0 63-16 83-33 36-32 43-68 43-69 0-3-3-3-4-3-3 0-5 0-6 3-3 11-12 39-38 62-28 21-52 27-72 27-35 0-76-19-76-80 0-22 9-85 48-130 23-27 59-46 93-46 40 0 63 30 63 74 0 15-1 15-1 20 0 3 4 4 5 4 6 0 6-1 8-8 8-33 16-66 24-99z"><text:p/></draw:path><draw:path draw:style-name="gr306" draw:text-style-name="P131" svg:width="0.044cm" svg:height="0.115cm" svg:x="13.808cm" svg:y="1.492cm" svg:viewBox="0 0 45 116" svg:d="M45 41c0-26-10-41-25-41-12 0-20 10-20 21 0 10 8 20 20 20 4 0 10-1 14-5 1-1 1-1 1-1 1 0 1 0 1 6 0 28-13 51-26 65-4 4-4 4-4 5 0 3 2 5 4 5 4 0 35-30 35-75z"><text:p/></draw:path><draw:path draw:style-name="gr307" draw:text-style-name="P131" svg:width="0.342cm" svg:height="0.211cm" svg:x="13.946cm" svg:y="1.33cm" svg:viewBox="0 0 343 212" svg:d="M330 152c7 0 13 0 13-8s-6-8-14-8c-81 0-164 0-245 0-17-14-37-24-49-29 13-7 33-17 49-30 81 0 164 0 245 0 8 0 14-1 14-9 0-9-6-7-13-7-76 0-153 0-229 0 19-18 39-52 39-57 0-4-6-4-8-4s-5 0-7 3c-8 15-19 36-44 58-27 24-52 34-72 39-7 2-8 3-9 3 0 2 0 3 0 4s0 1 0 2h1c1 1 1 1 9 3 52 16 91 51 112 93 5 7 5 7 10 7 2 0 8 0 8-4s-20-39-39-56c76 0 153 0 229 0z"><text:p/></draw:path><draw:path draw:style-name="gr308" draw:text-style-name="P131" svg:width="0.342cm" svg:height="0.211cm" svg:x="14.267cm" svg:y="1.33cm" svg:viewBox="0 0 343 212" svg:d="M260 77c16 13 36 23 48 30-13 5-32 15-48 29-82 0-164 0-246 0-6 0-14 0-14 8s8 8 14 8c76 0 152 0 228 0-19 17-38 52-38 56s5 4 7 4c4 0 6 0 7-3 9-14 20-35 45-57 26-23 52-34 73-40 6-2 6-3 7-3 0-1 0-1 0-2s0-2 0-4h-1c-1-1-1-1-9-3-51-15-90-50-112-92-4-8-4-8-10-8-2 0-7 0-7 4 0 5 19 39 38 57-76 0-152 0-228 0-6 0-14-2-14 7 0 8 8 9 14 9 82 0 164 0 246 0z"><text:p/></draw:path><draw:path draw:style-name="gr309" draw:text-style-name="P131" svg:width="0.189cm" svg:height="0.271cm" svg:x="14.797cm" svg:y="1.265cm" svg:viewBox="0 0 190 272" svg:d="M134 246c0 9 0 17 0 26 19-1 38-4 56-5 0-4 0-7 0-12-26 0-29-2-29-21 0-78 0-156 0-234-19 1-38 2-56 3 0 5 0 8 0 12 27 0 30 4 30 22 0 28 0 57 0 84-12-14-28-24-49-24-45 0-86 38-86 88 0 48 37 87 83 87 24 0 41-13 51-26zM134 143c0 26 0 53 0 79 0 7 0 8-4 15-12 18-30 26-46 26-18 0-31-10-41-24-10-16-11-38-11-54 0-14 1-38 12-55 8-12 23-24 44-24 13 0 30 5 42 23 4 6 4 7 4 14z"><text:p/></draw:path><draw:path draw:style-name="gr310" draw:text-style-name="P131" svg:width="0.149cm" svg:height="0.176cm" svg:x="15.009cm" svg:y="1.36cm" svg:viewBox="0 0 150 177" svg:d="M33 76c2-57 34-67 47-67 40 0 44 52 44 67-30 0-60 0-91 0zM32 84c36 0 71 0 108 0 9 0 10 0 10-8 0-39-21-76-70-76-45 0-80 40-80 88 0 52 41 89 85 89 47 0 65-43 65-49 0-5-4-6-5-6-4 0-4 2-5 6-13 39-49 39-52 39-20 0-35-11-44-25-12-19-12-44-12-58z"><text:p/></draw:path><draw:path draw:style-name="gr311" draw:text-style-name="P131" svg:width="0.193cm" svg:height="0.271cm" svg:x="15.18cm" svg:y="1.261cm" svg:viewBox="0 0 194 272" svg:d="M117 118c18 0 21 4 21 21 0 35 0 69 0 104 0 17-5 17-30 17 0 4 0 7 0 12 12 0 33-1 43-1 9 0 28 1 43 1 0-5 0-8 0-12-27 0-31 0-31-17 0-47 0-94 0-142-17 1-32 2-49 4-6 0-4 1-6 1-1 0-2 0-8 0-15 0-30 0-45 0 0-15 0-30 0-44 0-38 33-54 57-54 11 0 26 4 33 13-15 1-17 12-17 18 0 13 10 17 16 17 9 0 19-5 19-17 0-24-22-39-51-39-35 0-81 20-81 62 0 14 0 29 0 44-10 0-21 0-31 0 0 4 0 7 0 12 10 0 21 0 31 0 0 42 0 83 0 125 0 17-5 17-31 17 0 4 0 7 0 12 13 0 33-1 43-1 9 0 29 1 43 1 0-5 0-8 0-12-25 0-30 0-30-17 0-42 0-83 0-125 20 0 41 0 61 0z"><text:p/></draw:path><draw:path draw:style-name="gr312" draw:text-style-name="P131" svg:width="0.194cm" svg:height="0.17cm" svg:x="15.397cm" svg:y="1.362cm" svg:viewBox="0 0 195 171" svg:d="M30 39c0 34 0 69 0 103 0 16-4 16-30 16 0 5 0 8 0 13 13 0 33-2 44-2 10 0 30 2 43 2 0-5 0-8 0-13-26 0-30 0-30-16 0-24 0-47 0-72 0-39 28-61 52-61s29 21 29 43c0 29 0 60 0 90 0 16-5 16-30 16 0 5 0 8 0 13 13 0 33-2 43-2 11 0 31 2 44 2 0-5 0-8 0-13-21 0-30 0-31-11 0-24 0-49 0-73 0-33 0-45-12-60-5-6-18-14-40-14-28 0-47 17-57 41 0-13 0-28 0-41-19 1-36 3-55 4 0 5 0 8 0 13 28 0 30 2 30 22z"><text:p/></draw:path><draw:path draw:style-name="gr313" draw:text-style-name="P131" svg:width="0.082cm" svg:height="0.258cm" svg:x="15.613cm" svg:y="1.275cm" svg:viewBox="0 0 83 259" svg:d="M55 88c-18 1-36 3-54 4 0 5 0 8 0 13 25 0 29 2 29 20 0 36 0 70 0 105 0 16-5 16-30 16 0 5 0 8 0 13 12 0 33-2 42-2 14 0 27 2 41 2 0-5 0-8 0-13-26 0-28-1-28-16 0-47 0-95 0-142zM57 21c0-12-10-21-21-21-12 0-21 11-21 21s9 21 21 21c11 0 21-9 21-21z"><text:p/></draw:path><draw:path draw:style-name="gr314" draw:text-style-name="P131" svg:width="0.12cm" svg:height="0.241cm" svg:x="15.714cm" svg:y="1.295cm" svg:viewBox="0 0 121 242" svg:d="M59 84c19 0 38 0 57 0 0-5 0-8 0-12-19 0-38 0-57 0 0-25 0-48 0-72-3 0-5 0-8 0-1 32-12 74-51 75 0 3 0 5 0 9 11 0 22 0 33 0 0 35 0 71 0 106 0 48 36 52 50 52 27 0 38-27 38-52 0-7 0-14 0-22-3 0-7 0-10 0 0 7 0 15 0 21 0 29-11 43-25 43-27 0-27-35-27-41 0-36 0-71 0-107z"><text:p/></draw:path><draw:path draw:style-name="gr315" draw:text-style-name="P131" svg:width="0.082cm" svg:height="0.258cm" svg:x="15.87cm" svg:y="1.275cm" svg:viewBox="0 0 83 259" svg:d="M55 88c-18 1-36 3-54 4 0 5 0 8 0 13 25 0 29 2 29 20 0 36 0 70 0 105 0 16-5 16-30 16 0 5 0 8 0 13 12 0 33-2 42-2 14 0 27 2 41 2 0-5 0-8 0-13-26 0-28-1-28-16 0-47 0-95 0-142zM57 21c0-12-10-21-21-21-12 0-19 11-19 21s7 21 19 21c11 0 21-9 21-21z"><text:p/></draw:path><draw:path draw:style-name="gr316" draw:text-style-name="P131" svg:width="0.17cm" svg:height="0.176cm" svg:x="15.976cm" svg:y="1.36cm" svg:viewBox="0 0 171 177" svg:d="M171 90c0-49-39-90-85-90-49 0-86 42-86 90 0 51 40 87 85 87 47 0 86-37 86-87zM86 167c-17 0-34-7-44-25s-10-41-10-55 0-35 9-53c11-17 28-25 44-25 17 0 34 8 44 25s10 39 10 53 0 35-9 52c-8 17-25 28-44 28z"><text:p/></draw:path><draw:path draw:style-name="gr317" draw:text-style-name="P131" svg:width="0.194cm" svg:height="0.17cm" svg:x="16.17cm" svg:y="1.362cm" svg:viewBox="0 0 195 171" svg:d="M30 39c0 34 0 69 0 103 0 16-5 16-30 16 0 5 0 8 0 13 13 0 33-2 44-2 10 0 30 2 43 2 0-5 0-8 0-13-26 0-31 0-31-16 0-24 0-47 0-72 0-39 28-61 53-61 24 0 29 21 29 43 0 29 0 60 0 90 0 16-5 16-30 16 0 5 0 8 0 13 13 0 33-2 43-2s31 2 44 2c0-5 0-8 0-13-21 0-30 0-31-11 0-24 0-49 0-73 0-33 0-45-12-60-6-6-18-14-41-14-27 0-46 17-57 41 0-13 0-28 0-41-18 1-36 3-54 4 0 5 0 8 0 13 26 0 30 2 30 22z"><text:p/></draw:path><draw:path draw:style-name="gr318" draw:text-style-name="P131" svg:width="0.1cm" svg:height="0.462cm" svg:x="16.389cm" svg:y="1.204cm" svg:viewBox="0 0 101 463" svg:d="M101 232c0-55-10-133-60-198-4-4-29-34-37-34-1 0-4 1-4 3 0 3 1 4 2 5 19 20 44 51 61 112 9 35 12 76 12 111 0 40-3 78-14 117-15 54-38 84-58 106-3 4-2 3-3 5 0 3 3 4 4 4 7 0 28-23 32-28 40-48 65-117 65-203z"><text:p/></draw:path><draw:path draw:style-name="gr319" draw:text-style-name="P131" svg:width="0.342cm" svg:height="0.211cm" svg:x="0.001cm" svg:y="1.91cm" svg:viewBox="0 0 343 212" svg:d="M329 151c7 0 14 0 14-8s-7-8-14-8c-81 0-164 0-245 0-17-13-37-23-49-29 13-6 33-16 49-30 81 0 164 0 245 0 7 0 14 0 14-8 0-7-7-7-14-7-76 0-152 0-228 0 19-18 39-52 39-57 0-4-6-4-8-4-3 0-5 0-7 3-8 15-19 36-45 58-26 23-51 34-72 39-7 2-7 3-8 3 0 2 0 2 0 3s0 1 0 2l1 1c1 1 1 1 9 3 52 16 90 51 112 93 5 7 5 7 10 7 2 0 8 0 8-4s-20-39-39-57c76 0 152 0 228 0z"><text:p/></draw:path><draw:path draw:style-name="gr320" draw:text-style-name="P131" svg:width="0.342cm" svg:height="0.211cm" svg:x="0.323cm" svg:y="1.91cm" svg:viewBox="0 0 343 212" svg:d="M260 76c16 14 36 24 48 30-13 6-33 16-48 29-82 0-164 0-246 0-6 0-14 0-14 8s8 8 13 8c76 0 153 0 229 0-19 18-38 53-38 57s5 4 7 4c4 0 6 0 7-3 9-14 20-35 44-57 27-24 53-34 74-40 5-2 6-3 7-4 0-1 0-1 0-2s0-1 0-3h-1c-1-1-1-1-9-3-51-15-90-50-112-92-4-8-4-8-10-8-2 0-7 0-7 4 0 5 19 39 38 57-76 0-153 0-229 0-5 0-13 0-13 7 0 8 8 8 14 8 82 0 164 0 246 0z"><text:p/></draw:path><draw:path draw:style-name="gr321" draw:text-style-name="P131" svg:width="0.214cm" svg:height="0.276cm" svg:x="0.903cm" svg:y="1.844cm" svg:viewBox="0 0 215 277" svg:d="M212 15c3-4 3-5 3-7 0-4-4-8-8-8-6 0-8 6-9 10-11 29-21 56-32 85-39 0-78 0-118 0-11-29-20-56-31-85-3-6-5-10-9-10-5 0-8 4-8 8 0 1 0 2 2 7 32 85 64 169 96 253 2 6 4 9 9 9s7-4 9-7c31-85 64-170 96-255zM54 110c35 0 70 0 106 0-18 46-36 91-53 138-18-47-35-92-53-138z"><text:p/></draw:path><draw:path draw:style-name="gr322" draw:text-style-name="P131" svg:width="0.192cm" svg:height="0.174cm" svg:x="1.129cm" svg:y="1.942cm" svg:viewBox="0 0 193 175" svg:d="M118 54c2-10 11-45 38-45 2 0 11 0 19 4-10 2-18 12-18 21 0 7 4 14 15 14 8 0 21-7 21-23 0-19-24-25-37-25-22 0-35 21-40 30-9-27-30-30-42-30-40 0-62 50-62 59 0 5 3 5 5 5 3 0 4-1 5-5 13-41 39-50 52-50 6 0 21 3 21 25 0 12-7 39-21 93-7 24-20 39-38 39-2 0-11 0-18-4 10-2 17-10 17-21s-7-13-14-13c-11 0-21 10-21 22 0 17 20 25 36 25 26 0 40-28 41-30 4 15 19 30 42 30 39 0 61-50 61-59 0-5-3-5-4-5-3 0-4 2-5 5-13 41-39 50-51 50-15 0-22-12-22-25 0-9 2-17 7-34 4-18 8-35 13-53z"><text:p/></draw:path><draw:path draw:style-name="gr323" draw:text-style-name="P131" svg:width="0.04cm" svg:height="0.04cm" svg:x="1.372cm" svg:y="2.071cm" svg:viewBox="0 0 41 41" svg:d="M41 21c0-12-10-21-21-21-12 0-20 9-20 21 0 11 8 20 20 20 11 0 21-9 21-20z"><text:p/></draw:path><draw:path draw:style-name="gr324" draw:text-style-name="P131" svg:width="0.262cm" svg:height="0.261cm" svg:x="1.456cm" svg:y="1.85cm" svg:viewBox="0 0 263 262" svg:d="M155 28c3-11 5-14 9-15s16-1 25-1c39 0 56 2 56 32 0 6-2 21-3 31 0 2-1 6-1 8s1 4 4 4c5 0 6-2 6-9 3-22 8-45 11-67 0-1 1-5 1-7 0-4-4-4-11-4-72 0-143 0-215 0-8 0-9 1-12 8-7 23-15 45-23 68-1 1-2 7-2 8 0 2 1 3 4 3 4 0 5-1 7-8 21-59 31-67 88-67 6 0 10 0 15 0 11 0 11 2 11 6 0 2-2 6-2 7-17 69-34 138-51 206-4 14-5 19-47 19-13 0-16 0-16 7 0 5 4 5 6 5 11 0 22-1 32-1 11 0 22 0 33 0s22 0 32 0c11 0 23 1 34 1 4 0 9 0 9-8 0-4-3-4-13-4s-15 0-25 0c-11-1-15-4-15-9 1-2 0-2 3-8 16-68 34-137 50-205z"><text:p/></draw:path><draw:path draw:style-name="gr325" draw:text-style-name="P131" svg:width="0.214cm" svg:height="0.239cm" svg:x="1.833cm" svg:y="1.881cm" svg:viewBox="0 0 215 240" svg:d="M117 9c-4-7-6-9-9-9-6 0-7 3-9 9-32 71-65 144-97 215-2 5-2 6-2 8 0 5 3 8 8 8 2 0 5-1 9-8 30-68 60-137 91-206 30 69 60 138 90 206 3 8 8 8 9 8 4 0 8-3 8-8 0-1 0-2-3-6-32-73-63-145-95-217z"><text:p/></draw:path><draw:path draw:style-name="gr326" draw:text-style-name="P131" svg:width="0.088cm" svg:height="0.385cm" svg:x="2.194cm" svg:y="1.823cm" svg:viewBox="0 0 89 386" svg:d="M89 382c0-1 0-1-6-8-49-48-61-122-61-181 0-68 14-135 63-183 4-4 4-6 4-7 0-2-1-3-3-3-5 0-39 26-62 75-20 43-24 86-24 118 0 30 4 77 25 121 23 47 56 72 61 72 2 0 3-1 3-4z"><text:p/></draw:path><draw:path draw:style-name="gr327" draw:text-style-name="P131" svg:width="0.192cm" svg:height="0.174cm" svg:x="2.317cm" svg:y="1.942cm" svg:viewBox="0 0 193 175" svg:d="M118 54c2-10 11-45 38-45 1 0 11 0 19 4-11 2-19 12-19 21 0 7 5 14 16 14 7 0 21-7 21-23 0-19-24-25-37-25-22 0-36 21-40 30-10-27-31-30-42-30-40 0-62 50-62 59 0 5 3 5 5 5 3 0 4-1 4-5 13-41 40-50 53-50 6 0 20 3 20 25 0 12-6 39-20 93-7 24-20 39-38 39-2 0-11 0-18-4 8-2 17-10 17-21s-9-13-14-13c-11 0-21 10-21 22 0 17 19 25 36 25 26 0 40-28 41-30 4 15 19 30 42 30 39 0 61-50 61-59 0-5-3-5-4-5-4 0-4 2-5 5-14 41-39 50-52 50-14 0-21-12-21-25 0-9 2-17 7-34 4-18 8-35 13-53z"><text:p/></draw:path><draw:path draw:style-name="gr328" draw:text-style-name="P131" svg:width="0.193cm" svg:height="0.222cm" svg:x="2.666cm" svg:y="1.904cm" svg:viewBox="0 0 194 223" svg:d="M180 119c7 0 14 0 14-8s-7-8-14-8c-55 0-108 0-163 0 4-51 48-88 103-88 20 0 41 0 60 0 7 0 14 0 14-7 0-8-7-8-14-8-20 0-40 0-61 0-66 0-119 50-119 111 0 63 53 112 119 112 21 0 41 0 61 0 7 0 14 0 14-7 0-8-7-8-14-8-19 0-40 0-60 0-55 0-99-37-103-89 55 0 108 0 163 0z"><text:p/></draw:path><draw:path draw:style-name="gr329" draw:text-style-name="P131" svg:width="0.275cm" svg:height="0.263cm" svg:x="3.015cm" svg:y="1.849cm" svg:viewBox="0 0 276 264" svg:d="M45 234c-3 15-4 18-35 18-7 0-10 0-10 8 0 4 3 4 10 4 46 0 92 0 139 0 60 0 106-45 106-84 0-27-23-49-60-53 40-8 81-37 81-73 0-29-26-54-72-54-43 0-87 0-130 0-8 0-11 0-11 8 0 4 3 4 11 4 4 0 7 0 14 1s11 1 11 7c0 1-1 2-2 6-18 70-34 139-52 208zM103 123c8-32 17-64 25-95 3-15 4-16 21-16 16 0 33 0 49 0 34 0 43 23 43 40 0 34-34 71-80 71-19 0-39 0-58 0zM86 252c-6 0-6 0-8 0-4 0-5-1-5-4 0-2 0-2 2-9 9-37 17-72 26-108 24 0 50 0 74 0 36 0 44 29 44 45 0 39-34 76-80 76-18 0-36 0-53 0z"><text:p/></draw:path><draw:path draw:style-name="gr330" draw:text-style-name="P131" svg:width="0.214cm" svg:height="0.239cm" svg:x="3.419cm" svg:y="1.881cm" svg:viewBox="0 0 215 240" svg:d="M116 9c-4-7-6-9-9-9-5 0-6 3-9 9-32 71-64 144-96 215-2 5-2 6-2 8 0 5 3 8 8 8 2 0 5-1 9-8 29-68 60-137 90-206 31 69 60 138 91 206 3 8 7 8 9 8 4 0 8-3 8-8 0-1 0-2-3-6-32-73-65-145-96-217z"><text:p/></draw:path><draw:path draw:style-name="gr331" draw:text-style-name="P131" svg:width="0.192cm" svg:height="0.174cm" svg:x="3.752cm" svg:y="1.942cm" svg:viewBox="0 0 193 175" svg:d="M118 54c2-10 11-45 38-45 2 0 11 0 19 4-11 2-19 12-19 21 0 7 5 14 16 14 8 0 21-7 21-23 0-19-24-25-37-25-22 0-36 21-40 30-10-27-31-30-42-30-40 0-62 50-62 59 0 5 3 5 5 5 3 0 4-1 4-5 13-41 40-50 53-50 6 0 21 3 21 25 0 12-7 39-21 93-7 24-20 39-38 39-2 0-11 0-18-4 8-2 17-10 17-21s-9-13-14-13c-11 0-21 10-21 22 0 17 19 25 36 25 26 0 40-28 41-30 4 15 19 30 42 30 39 0 61-50 61-59 0-5-3-5-4-5-3 0-4 2-5 5-13 41-39 50-52 50-14 0-21-12-21-25 0-9 2-17 7-34 4-18 8-35 13-53z"><text:p/></draw:path><draw:path draw:style-name="gr332" draw:text-style-name="P131" svg:width="0.192cm" svg:height="0.359cm" svg:x="4.123cm" svg:y="1.836cm" svg:viewBox="0 0 193 360" svg:d="M189 14c4-5 4-5 4-6 0-4-3-8-8-8s-6 2-9 8c-57 112-115 224-173 336-3 6-3 7-3 8 0 3 2 8 8 8 4 0 5-2 9-8 57-112 115-225 172-338z"><text:p/></draw:path><draw:path draw:style-name="gr333" draw:text-style-name="P131" svg:width="0.193cm" svg:height="0.222cm" svg:x="4.101cm" svg:y="1.904cm" svg:viewBox="0 0 194 223" svg:d="M180 119c7 0 14 0 14-8s-7-8-14-8c-55 0-108 0-163 0 4-51 48-88 103-88 20 0 41 0 60 0 7 0 14 0 14-7 0-8-7-8-14-8-20 0-40 0-61 0-66 0-119 50-119 111 0 63 53 112 119 112 21 0 41 0 61 0 7 0 14 0 14-7 0-8-7-8-14-8-19 0-40 0-60 0-55 0-99-37-103-89 55 0 108 0 163 0z"><text:p/></draw:path><draw:path draw:style-name="gr334" draw:text-style-name="P131" svg:width="0.275cm" svg:height="0.263cm" svg:x="4.451cm" svg:y="1.849cm" svg:viewBox="0 0 276 264" svg:d="M45 234c-3 15-4 18-35 18-7 0-10 0-10 8 0 4 3 4 10 4 46 0 92 0 139 0 60 0 106-45 106-84 0-27-23-49-60-53 40-8 81-37 81-73 0-29-26-54-72-54-43 0-87 0-130 0-7 0-11 0-11 8 0 4 3 4 11 4 1 0 7 0 14 1 8 1 11 1 11 7 0 1-1 2-2 6-18 70-34 139-52 208zM103 123c8-32 17-64 25-95 3-15 4-16 21-16 16 0 33 0 49 0 34 0 43 23 43 40 0 34-34 71-80 71-19 0-39 0-58 0zM86 252c-5 0-6 0-8 0-4 0-5-1-5-4 0-2 0-2 2-9 9-37 17-72 26-108 24 0 50 0 74 0 36 0 44 29 44 45 0 39-34 76-80 76-18 0-36 0-53 0z"><text:p/></draw:path><draw:path draw:style-name="gr335" draw:text-style-name="P131" svg:width="0.089cm" svg:height="0.385cm" svg:x="4.769cm" svg:y="1.823cm" svg:viewBox="0 0 90 386" svg:d="M90 193c0-30-4-77-25-120-24-48-57-73-61-73-2 0-4 1-4 3 0 1 0 3 8 9 37 39 59 100 59 181 0 66-14 134-61 183-6 5-6 5-6 6 0 3 2 4 4 4 4 0 39-26 62-75 19-43 24-85 24-118z"><text:p/></draw:path></draw:g></text:p>
                </text:list-item>
                <text:list-item>
                  <text:p text:style-name="P123">הטענה <draw:g text:anchor-type="as-char" svg:y="-0.28cm" draw:z-index="242" draw:style-name="gr1"><svg:title>TexMaths</svg:title><svg:desc>11§display§x \in B \land x \not\in B§svg§600§FALSE§</svg:desc><draw:path draw:style-name="gr210" draw:text-style-name="P130" svg:width="2.379cm" svg:height="0.319cm" svg:x="0.008cm" svg:y="0.019cm" svg:viewBox="0 0 2380 320" svg:d="M1191 320c-397 0-794 0-1191 0 0-107 0-213 0-320 793 0 1587 0 2380 0 0 107 0 213 0 320-396 0-793 0-1189 0z"><text:p/></draw:path><draw:path draw:style-name="gr211" draw:text-style-name="P131" svg:width="0.191cm" svg:height="0.174cm" svg:x="-0.001cm" svg:y="0.106cm" svg:viewBox="0 0 192 175" svg:d="M119 54c2-10 11-45 37-45 2 0 12 0 20 4-11 2-19 12-19 21 0 7 5 15 15 15 8 0 20-8 20-24 0-19-22-25-35-25-23 0-36 21-40 30-10-26-31-30-42-30-41 0-63 50-63 60 0 4 4 4 6 4s3-1 4-4c13-41 38-51 52-51 7 0 21 3 21 25 0 12-7 39-21 93-6 24-20 40-37 40-2 0-11 0-19-5 9-2 18-10 18-21s-9-13-14-13c-12 0-22 10-22 22 0 18 20 25 36 25 27 0 40-27 41-29 5 14 19 29 42 29 39 0 61-49 61-59 0-5-3-5-4-5-3 0-4 3-4 5-14 42-40 51-52 51-16 0-21-13-21-26 0-9 2-16 7-34 4-18 8-35 13-53z"><text:p/></draw:path><draw:path draw:style-name="gr212" draw:text-style-name="P131" svg:width="0.191cm" svg:height="0.222cm" svg:x="0.349cm" svg:y="0.067cm" svg:viewBox="0 0 192 223" svg:d="M179 120c7 0 13 0 13-7 0-9-6-9-13-9-55 0-109 0-164 0 5-51 50-89 104-89 20 0 40 0 60 0 7 0 13 0 13-7 0-8-6-8-13-8-20 0-40 0-60 0-66 0-119 50-119 113 0 61 53 110 119 110 20 0 40 0 60 0 7 0 13 0 13-8s-6-8-13-8c-20 0-40 0-60 0-54 0-99-36-104-87 55 0 109 0 164 0z"><text:p/></draw:path><draw:path draw:style-name="gr213" draw:text-style-name="P131" svg:width="0.275cm" svg:height="0.262cm" svg:x="0.698cm" svg:y="0.012cm" svg:viewBox="0 0 276 263" svg:d="M46 233c-4 14-5 17-35 17-7 0-11 0-11 8 0 5 3 5 11 5 46 0 91 0 137 0 62 0 107-46 107-83 0-28-22-50-59-54 39-8 80-37 80-73 0-29-25-53-71-53-43 0-87 0-130 0-8 0-12 0-12 8 0 4 4 4 11 4 1 0 8 0 15 0 7 1 10 1 10 7 0 1 0 2-1 7-18 69-34 138-52 207zM104 122c8-32 16-64 24-96 4-13 4-14 20-14 17 0 35 0 51 0 34 0 42 22 42 40 0 34-33 70-80 70-19 0-38 0-57 0zM87 250c-6 0-7 0-9 0-3 0-4-1-4-4 0-1 0-1 1-9 9-35 18-70 27-106 24 0 49 0 73 0 37 0 44 28 44 46 0 36-34 73-79 73-18 0-36 0-53 0z"><text:p/></draw:path><draw:path draw:style-name="gr214" draw:text-style-name="P131" svg:width="0.213cm" svg:height="0.237cm" svg:x="1.101cm" svg:y="0.046cm" svg:viewBox="0 0 214 238" svg:d="M117 8c-4-7-6-8-9-8-6 0-7 2-9 8-32 71-65 143-97 215-2 4-2 5-2 8 0 4 3 7 8 7 2 0 5-1 8-9 31-67 61-135 92-203 29 68 60 136 90 203 3 9 8 9 9 9 4 0 7-3 7-7 0-2 0-3-2-7-32-72-64-145-95-216z"><text:p/></draw:path><draw:path draw:style-name="gr215" draw:text-style-name="P131" svg:width="0.191cm" svg:height="0.174cm" svg:x="1.433cm" svg:y="0.106cm" svg:viewBox="0 0 192 175" svg:d="M118 54c2-10 11-45 38-45 2 0 11 0 20 4-11 2-19 12-19 21 0 7 5 15 15 15 8 0 20-8 20-24 0-19-23-25-36-25-22 0-35 21-39 30-10-26-31-30-42-30-41 0-63 50-63 60 0 4 3 3 4 4 4 0 5-1 6-4 13-41 38-51 52-51 7 0 21 3 21 25 0 12-7 39-21 93-7 24-20 40-37 40-3 0-12 0-19-5 9-2 17-10 17-21s-8-13-14-13c-11 0-21 10-21 22 0 18 20 25 36 25 26 0 40-27 41-29 4 14 19 29 42 29 39 0 61-49 61-59 0-5-3-5-4-5-3 0-4 3-6 5-12 42-38 51-50 51-16 0-22-13-22-26 0-9 2-16 6-34 5-18 9-35 14-53z"><text:p/></draw:path><draw:path draw:style-name="gr216" draw:text-style-name="P131" svg:width="0.191cm" svg:height="0.359cm" svg:x="1.804cm" svg:y="-0.001cm" svg:viewBox="0 0 192 360" svg:d="M190 15c2-5 2-6 2-7 0-2-2-8-7-8s-6 2-8 8c-58 112-115 224-174 336-3 6-3 7-3 8 0 3 3 8 8 8 4 0 5-3 8-8 59-113 116-224 174-337z"><text:p/></draw:path><draw:path draw:style-name="gr217" draw:text-style-name="P131" svg:width="0.193cm" svg:height="0.222cm" svg:x="1.782cm" svg:y="0.067cm" svg:viewBox="0 0 194 223" svg:d="M180 120c7 0 14 0 14-7 0-9-7-9-14-9-55 0-109 0-164 0 5-51 50-89 104-89 20 0 41 0 60 0 7 0 14 0 14-7 0-8-7-8-14-8-21 0-40 0-61 0-66 0-119 50-119 113 0 61 53 110 119 110 21 0 40 0 61 0 7 0 14 0 14-8s-7-8-14-8c-19 0-40 0-60 0-54 0-99-36-104-87 55 0 109 0 164 0z"><text:p/></draw:path><draw:path draw:style-name="gr218" draw:text-style-name="P131" svg:width="0.275cm" svg:height="0.262cm" svg:x="2.132cm" svg:y="0.012cm" svg:viewBox="0 0 276 263" svg:d="M45 233c-3 14-4 17-35 17-7 0-10 0-10 8 0 5 3 5 10 5 46 0 92 0 138 0 61 0 107-46 107-83 0-28-23-50-60-54 40-8 81-37 81-73 0-29-25-53-73-53-42 0-86 0-129 0-7 0-11 0-11 8 0 4 3 4 11 4 1 0 7 0 14 0 8 1 11 1 11 7 0 1 0 2-2 7-18 69-34 138-52 207zM103 122c8-32 17-64 25-96 3-13 4-14 20-14 17 0 35 0 51 0 33 0 42 22 42 40 0 34-33 70-80 70-19 0-39 0-58 0zM87 250c-6 0-7 0-9 0-4 0-5-1-5-4 0-1 0-1 2-9 9-35 17-70 26-106 24 0 50 0 74 0 36 0 44 28 44 46 0 36-34 73-80 73-18 0-35 0-52 0z"><text:p/></draw:path></draw:g><text:s/>נכונה רק אם <draw:g text:anchor-type="as-char" svg:y="-0.303cm" draw:z-index="243" draw:style-name="gr1"><svg:title>TexMaths</svg:title><svg:desc>11§display§B = \emptyset§svg§600§FALSE§</svg:desc><draw:path draw:style-name="gr206" draw:text-style-name="P130" svg:width="0.959cm" svg:height="0.286cm" svg:x="0.002cm" svg:y="0.019cm" svg:viewBox="0 0 960 287" svg:d="M0 0c320 0 640 0 960 0 0 96 0 192 0 287-320 0-640 0-960 0 0-95 0-191 0-287z"><text:p/></draw:path><draw:path draw:style-name="gr207" draw:text-style-name="P131" svg:width="0.275cm" svg:height="0.262cm" svg:x="-0.001cm" svg:y="0.035cm" svg:viewBox="0 0 276 263" svg:d="M45 232c-3 16-4 19-35 19-7 0-10 0-10 8 0 4 3 4 10 4 46 0 92 0 138 0 61 0 107-46 107-84 0-26-23-49-61-53 41-7 82-36 82-72 0-29-27-54-73-54-43 0-87 0-129 0-7 0-11 0-11 8 0 4 3 4 11 4 1 0 7 0 14 1 6 0 11 1 11 6 0 2-1 3-2 7-18 69-34 138-52 206zM103 122c8-32 17-64 24-96 4-13 5-14 21-14 17 0 33 0 50 0 34 0 43 23 43 40 0 34-34 70-82 70-18 0-37 0-56 0zM86 251c-5 0-6 0-8-1-4 0-5 0-5-3 0-1 0-3 2-9 8-35 17-72 26-107 24 0 48 0 73 0 37 0 45 29 45 44 0 39-34 76-81 76-17 0-35 0-52 0z"><text:p/></draw:path><draw:path draw:style-name="gr208" draw:text-style-name="P131" svg:width="0.256cm" svg:height="0.089cm" svg:x="0.423cm" svg:y="0.156cm" svg:viewBox="0 0 257 90" svg:d="M244 15c5 0 13 0 13-7 0-8-8-8-13-8-77 0-154 0-231 0-5 0-13 0-13 8 0 7 8 7 13 7 77 0 154 0 231 0zM244 90c5 0 13 0 13-7 0-8-8-8-13-8-77 0-154 0-231 0-5 0-13 0-13 8 0 7 8 7 13 7 77 0 154 0 231 0z"><text:p/></draw:path><draw:path draw:style-name="gr209" draw:text-style-name="P131" svg:width="0.155cm" svg:height="0.326cm" svg:x="0.826cm" svg:y="0cm" svg:viewBox="0 0 156 327" svg:d="M132 8c0-5-3-8-9-8-5 0-7 4-9 12-4 16-1 2-4 18-6-2-18-8-32-8-22 0-47 11-62 41-14 32-16 66-16 101 0 24 0 94 33 123-9 30-9 31-9 32 0 5 3 8 8 8 6 0 8-4 10-12 4-15 0-2 4-18 10 6 21 8 32 8 43 0 59-36 67-54 10-27 11-59 11-87 0-27 0-91-34-124 3-11 7-21 10-32zM38 270c-13-27-13-74-13-110 0-31 0-58 6-83 7-35 29-47 47-47 8 0 18 2 27 11-22 76-45 153-67 229zM118 56c12 23 12 67 12 104 0 27 0 56-5 82-6 40-27 55-47 55-9 0-19-3-27-12 22-76 45-153 67-229z"><text:p/></draw:path></draw:g>, כדרוש. </text:p>
                </text:list-item>
              </text:list>
            </text:list-item>
          </text:list>
        </text:list-item>
        <text:list-item>
          <text:p text:style-name="P123"><text:span text:style-name="T6">מש"ל</text:span> <draw:g text:anchor-type="as-char" svg:y="-0.265cm" draw:z-index="244" draw:style-name="gr1"><svg:title>TexMaths</svg:title><svg:desc>11§display§\blacksquare§svg§600§FALSE§</svg:desc><draw:path draw:style-name="gr204" draw:text-style-name="P130" svg:width="0.236cm" svg:height="0.224cm" svg:x="-0.001cm" svg:y="0.018cm" svg:viewBox="0 0 237 225" svg:d="M120 225c-41 0-80 0-120 0 0-75 0-150 0-225 79 0 158 0 237 0 0 75 0 150 0 225-39 0-79 0-117 0z"><text:p/></draw:path><draw:path draw:style-name="gr205" draw:text-style-name="P131" svg:width="0.254cm" svg:height="0.264cm" svg:x="0.001cm" svg:y="0cm" svg:viewBox="0 0 255 265" svg:d="M255 13c0-11-1-13-13-13-76 0-153 0-229 0-12 0-13 1-13 13 0 80 0 158 0 237 0 12 1 15 13 15 76 0 152 0 228 0 13 0 14-1 14-14 0-79 0-158 0-238z"><text:p/></draw:path></draw:g></text:p>
        </text:list-item>
      </text:list>
      <text:h text:style-name="P12" text:outline-level="3">סעיף (ג)</text:h>
      <text:list xml:id="list2459458837" text:style-name="L23">
        <text:list-item>
          <text:p text:style-name="P117">נקבע תנאי הכרחי ומספיק <draw:g text:anchor-type="as-char" svg:y="-0.259cm" draw:z-index="220" draw:style-name="gr1"><svg:title>TexMaths</svg:title><svg:desc>11§display§F§svg§600§FALSE§</svg:desc><draw:path draw:style-name="gr918" draw:text-style-name="P130" svg:width="0.248cm" svg:height="0.219cm" svg:x="0.005cm" svg:y="0.019cm" svg:viewBox="0 0 249 220" svg:d="M0 0c83 0 166 0 249 0 0 73 0 147 0 220-83 0-166 0-249 0 0-73 0-147 0-220z"><text:p/></draw:path><draw:path draw:style-name="gr919" draw:text-style-name="P131" svg:width="0.272cm" svg:height="0.259cm" svg:x="-0.001cm" svg:y="0cm" svg:viewBox="0 0 273 260" svg:d="M102 135c12 0 24 0 38 0 27 0 31 7 31 17 0 3-1 8-3 19-1 2-1 3-1 5 0 3 2 4 5 4s3-1 5-8c8-27 14-55 21-82 1-4 1-6 1-7-1-2 0-4-4-4s-5 2-6 9c-8 29-16 36-48 36-12 0-24 0-35 0 7-33 15-65 24-97 3-14 4-15 20-15 17 0 34 0 50 0 49 0 57 12 57 42 0 9 0 11-1 21-1 5-1 6-1 7s1 5 5 5 4-3 5-10c2-23 6-45 8-67 1-10-1-10-11-10-63 0-125 0-187 0-8 0-12 0-12 8 0 4 4 4 11 4 14 0 25 0 25 7 0 2 0 2-2 10-18 66-34 134-51 201-4 15-4 18-35 18-7 0-11 0-11 8 0 4 6 4 7 4 11 0 39-1 50-1 12 0 44 1 57 1 4 0 8 0 8-8 0-2-2-2-2-3-1-1-2-1-11-1-8 0-10 0-20-1-11-1-12-2-12-8 0-3 0-2 1-9 8-31 16-63 24-95z"><text:p/></draw:path></draw:g><text:s/>(קיצור של false). נשים לב כי זה קשור בכמת "לכל" של הטענה עצמה, לכן לא כל טענה אמ"מ <draw:g text:anchor-type="as-char" svg:y="-0.259cm" draw:z-index="221" draw:style-name="gr1"><svg:title>TexMaths</svg:title><svg:desc>11§display§F§svg§600§FALSE§</svg:desc><draw:path draw:style-name="gr916" draw:text-style-name="P130" svg:width="0.248cm" svg:height="0.219cm" svg:x="0.005cm" svg:y="0.019cm" svg:viewBox="0 0 249 220" svg:d="M0 0c83 0 166 0 249 0 0 73 0 147 0 220-83 0-166 0-249 0 0-73 0-147 0-220z"><text:p/></draw:path><draw:path draw:style-name="gr917" draw:text-style-name="P131" svg:width="0.272cm" svg:height="0.259cm" svg:x="-0.001cm" svg:y="0cm" svg:viewBox="0 0 273 260" svg:d="M102 135c12 0 24 0 38 0 27 0 31 7 31 17 0 3-1 8-3 19-1 2-1 3-1 5 0 3 2 4 5 4s3-1 5-8c8-27 14-55 21-82 1-4 1-6 1-7-1-2 0-4-4-4s-5 2-6 9c-7 29-16 36-48 36-12 0-24 0-35 0 7-33 15-65 24-97 3-14 4-15 20-15 17 0 34 0 50 0 49 0 57 12 57 42 0 9 0 11-1 21-1 5-1 6-1 7s1 5 5 5 4-3 5-10c2-23 6-45 8-67 1-10-1-10-11-10-63 0-125 0-187 0-8 0-12 0-12 8 0 4 4 4 11 4 14 0 25 0 25 7 0 2 0 2-2 10-18 66-34 134-51 201-4 15-4 18-35 18-7 0-11 0-11 8 0 4 6 4 7 4 11 0 39-1 50-1 12 0 44 1 57 1 4 0 8 0 8-8 0-2-2-2-2-3-1-1-2-1-11-1-8 0-10 0-20-1-11-1-12-2-12-8 0-3 0-2 1-9 8-31 15-63 24-95z"><text:p/></draw:path></draw:g><text:s/>אלא אך ורק לטענה שזה התנאי ההכרחי והמספיק היחידי שלה. צ.ל.:</text:p>
          <text:p text:style-name="P34"><draw:g text:anchor-type="as-char" svg:y="-0.288cm" draw:z-index="222" draw:style-name="gr1"><svg:title>TexMaths</svg:title><svg:desc>11§display§A \cap B = A \setminus B \iff F§svg§600§FALSE§</svg:desc><draw:path draw:style-name="gr905" draw:text-style-name="P130" svg:width="3.901cm" svg:height="0.345cm" svg:x="0.005cm" svg:y="0.018cm" svg:viewBox="0 0 3902 346" svg:d="M1951 346c-651 0-1301 0-1951 0 0-116 0-230 0-346 1301 0 2601 0 3902 0 0 116 0 230 0 346-650 0-1301 0-1951 0z"><text:p/></draw:path><draw:path draw:style-name="gr906" draw:text-style-name="P131" svg:width="0.264cm" svg:height="0.274cm" svg:x="-0.001cm" svg:y="0.012cm" svg:viewBox="0 0 265 275" svg:d="M55 231c-15 26-31 31-47 32-5 1-8 1-8 8 0 2 1 4 4 4 11 0 22-1 33-1 14 0 27 1 39 1 3 0 8 0 8-7 0-4-4-5-6-5-10 0-19-3-19-13 0-4 3-9 6-14 10-17 20-32 30-49 31 0 64 0 96 0 1 9 6 60 6 64 0 11-20 12-28 12-5 0-8 0-8 8 0 4 4 4 5 4 15 0 32-1 48-1 9 0 33 1 43 1 3 0 8 0 8-7 0-5-4-5-10-5-23 0-23-2-24-13-8-79-17-160-24-240 0-8 0-10-7-10-6 0-8 3-11 7-45 74-89 149-134 224zM101 175c25-43 52-85 77-127 5 42 8 84 12 127-29 0-59 0-89 0z"><text:p/></draw:path><draw:path draw:style-name="gr907" draw:text-style-name="P131" svg:width="0.215cm" svg:height="0.238cm" svg:x="0.382cm" svg:y="0.057cm" svg:viewBox="0 0 216 239" svg:d="M216 85c0-59-60-85-108-85-51 0-108 28-108 85 0 46 0 93 0 140 0 7 0 14 8 14 7 0 7-7 7-14 0-47 0-93 0-139 0-57 63-69 93-69 17 0 42 3 61 16 30 19 30 43 30 54 0 46 0 92 0 138 0 7-1 14 8 14 7 0 9-7 9-14 0-47 0-94 0-140z"><text:p/></draw:path><draw:path draw:style-name="gr908" draw:text-style-name="P131" svg:width="0.275cm" svg:height="0.261cm" svg:x="0.721cm" svg:y="0.025cm" svg:viewBox="0 0 276 262" svg:d="M45 232c-3 15-4 18-35 18-7 0-10 0-10 8 0 4 3 4 10 4 46 0 92 0 138 0 61 0 107-45 107-83 0-27-23-49-60-53 40-8 81-37 81-73 0-29-25-53-73-53-42 0-86 0-129 0-7 0-11 0-11 8 0 4 3 4 11 4 1 0 7 0 14 0 8 1 11 1 11 7 0 1 0 2-2 7-18 69-34 138-52 206zM103 122c8-32 17-64 25-96 3-13 4-14 20-14 17 0 35 0 51 0 33 0 42 22 42 40 0 34-33 70-80 70-19 0-39 0-58 0zM87 250c-6 0-7 0-9 0-4 0-5-1-5-4 0-2 0-2 2-9 9-36 17-71 26-106 24 0 50 0 74 0 36 0 44 28 44 45 0 36-34 74-80 74-18 0-35 0-52 0z"><text:p/></draw:path><draw:path draw:style-name="gr909" draw:text-style-name="P131" svg:width="0.255cm" svg:height="0.09cm" svg:x="1.146cm" svg:y="0.146cm" svg:viewBox="0 0 256 91" svg:d="M243 17c7 0 13-2 13-9 0-8-6-8-12-8-77 0-155 0-232 0-5 0-12 0-12 8 0 7 7 9 13 9 77 0 153 0 230 0zM244 91c6 0 12 0 12-7 0-9-6-9-13-9-77 0-153 0-230 0-6 0-13 0-13 9 0 7 7 7 12 7 77 0 155 0 232 0z"><text:p/></draw:path><draw:path draw:style-name="gr910" draw:text-style-name="P131" svg:width="0.264cm" svg:height="0.274cm" svg:x="1.545cm" svg:y="0.012cm" svg:viewBox="0 0 265 275" svg:d="M56 231c-15 26-31 31-48 32-5 1-8 1-8 8 0 2 2 4 5 4 10 0 22-1 33-1 13 0 27 1 39 1 2 0 8 0 8-7 0-4-4-5-7-5-9 0-18-3-18-13 0-4 3-9 5-14 10-17 20-32 30-49 31 0 64 0 96 0 1 9 7 60 7 64 0 11-20 12-28 12-5 0-9 0-9 8 0 4 4 4 5 4 17 0 33-1 48-1 10 0 35 1 44 1 3 0 7 0 7-7 0-5-3-5-9-5-24 0-24-2-25-13-8-79-15-160-23-240-1-8-1-10-8-10-6 0-8 3-10 7-45 74-89 149-134 224zM102 175c26-43 51-85 76-127 5 42 8 84 12 127-29 0-58 0-88 0z"><text:p/></draw:path><draw:path draw:style-name="gr911" draw:text-style-name="P131" svg:width="0.149cm" svg:height="0.384cm" svg:x="1.929cm" svg:y="0cm" svg:viewBox="0 0 150 385" svg:d="M133 375c2 6 4 10 9 10 4 0 8-3 8-7 0-1 0-3-2-7-44-120-89-241-133-361-2-7-3-10-7-10-5 0-8 3-8 8 0 1 0 2 1 6 44 120 88 241 132 361z"><text:p/></draw:path><draw:path draw:style-name="gr912" draw:text-style-name="P131" svg:width="0.275cm" svg:height="0.261cm" svg:x="2.202cm" svg:y="0.025cm" svg:viewBox="0 0 276 262" svg:d="M45 232c-3 15-4 18-35 18-7 0-10 0-10 8 0 4 3 4 10 4 46 0 92 0 138 0 61 0 107-45 107-83 0-27-23-49-60-53 40-8 81-37 81-73 0-29-25-53-73-53-42 0-86 0-129 0-7 0-11 0-11 8 0 4 3 4 11 4 1 0 7 0 14 0 8 1 11 1 11 7 0 1 0 2-2 7-18 69-34 138-52 206zM103 122c8-32 17-64 25-96 3-13 4-14 20-14 17 0 35 0 51 0 33 0 42 22 42 40 0 34-33 70-80 70-19 0-39 0-58 0zM87 250c-6 0-7 0-9 0-4 0-5-1-5-4 0-2 0-2 2-9 9-36 17-71 26-106 24 0 50 0 74 0 36 0 44 28 44 45 0 36-34 74-80 74-18 0-35 0-52 0z"><text:p/></draw:path><draw:path draw:style-name="gr913" draw:text-style-name="P131" svg:width="0.342cm" svg:height="0.21cm" svg:x="2.734cm" svg:y="0.086cm" svg:viewBox="0 0 343 211" svg:d="M330 152c7 0 13 0 13-8 0-9-6-9-13-9-83 0-164 0-246 0-16-13-36-23-49-29 14-6 33-16 49-29 82 0 163 0 246 0 7 0 13-1 13-9 0-9-6-7-13-7-76 0-153 0-229 0 19-18 39-52 39-57 0-4-5-4-7-4-3 0-7 0-8 3-7 15-18 36-44 58-26 24-52 34-72 39-7 2-7 3-8 3-1 2-1 2-1 3s0 2 1 3h1c0 1 1 1 8 3 53 16 91 51 113 93 3 6 5 6 10 6 2 0 7 0 7-3 0-4-20-38-39-56 76 0 153 0 229 0z"><text:p/></draw:path><draw:path draw:style-name="gr914" draw:text-style-name="P131" svg:width="0.342cm" svg:height="0.21cm" svg:x="3.057cm" svg:y="0.086cm" svg:viewBox="0 0 343 211" svg:d="M258 77c17 13 37 23 50 29-14 6-33 16-50 29-81 0-163 0-245 0-6 0-13 0-13 9 0 8 7 8 13 8 76 0 153 0 229 0-19 18-40 52-40 56 0 3 6 3 8 3 3 0 6 0 8-3 7-13 18-34 44-56 26-24 53-34 72-40 7-2 7-3 8-3 1-1 1-2 1-3s0-1-1-3h-1c0-1-1-1-8-3-53-15-91-50-113-92-4-8-4-8-10-8-2 0-8 0-8 4 0 5 20 39 40 57-76 0-153 0-229 0-6 0-13-2-13 7 0 8 7 9 13 9 82 0 164 0 245 0z"><text:p/></draw:path><draw:path draw:style-name="gr915" draw:text-style-name="P131" svg:width="0.274cm" svg:height="0.26cm" svg:x="3.651cm" svg:y="0.026cm" svg:viewBox="0 0 275 261" svg:d="M102 137c12 0 26 0 38 0 29 0 33 6 33 17 0 2 0 8-4 19-1 2-1 3-1 4 0 4 2 5 5 5 4 0 4-1 6-8 7-29 15-56 21-84 1-4 1-5 1-6s-1-5-4-5c-5 0-5 2-7 9-7 30-16 36-49 36-12 0-23 0-35 0 8-33 16-65 25-98 3-13 3-14 21-14 16 0 34 0 50 0 48 0 56 12 56 42 0 9 0 11-1 21 0 5 0 5 0 6 0 3 1 6 5 6s4-2 5-10c2-22 6-45 8-67 1-10-1-10-11-10-63 0-127 0-189 0-8 0-11 0-11 8 0 4 3 4 10 4 14 0 25 0 25 7 0 1 0 2-2 9-17 68-34 136-51 203-3 15-4 18-35 18-7 0-11 0-11 8 0 4 4 4 7 4 11 0 39-1 50-1 12 0 45 1 57 1 4 0 9 0 9-8 0-2-1-2-2-3-2-1-2-1-11-1s-11 0-21 0c-11-1-12-3-12-8 0-1 0-3 2-9 8-32 16-64 23-95z"><text:p/></draw:path></draw:g></text:p>
        </text:list-item>
        <text:list-item>
          <text:p text:style-name="P117">יהי <draw:g text:anchor-type="as-char" svg:y="-0.173cm" draw:z-index="223" draw:style-name="gr1"><svg:title>TexMaths</svg:title><svg:desc>11§display§x§svg§600§FALSE§</svg:desc><draw:path draw:style-name="gr903" draw:text-style-name="P130" svg:width="0.161cm" svg:height="0.132cm" svg:x="0.008cm" svg:y="0.019cm" svg:viewBox="0 0 162 133" svg:d="M0 0c54 0 108 0 162 0 0 44 0 89 0 133-54 0-108 0-162 0 0-44 0-89 0-133z"><text:p/></draw:path><draw:path draw:style-name="gr904" draw:text-style-name="P131" svg:width="0.19cm" svg:height="0.172cm" svg:x="-0.001cm" svg:y="0cm" svg:viewBox="0 0 191 173" svg:d="M117 54c2-10 11-45 37-45 2 0 11 0 20 4-11 2-19 12-19 21 0 7 5 13 15 13 9 0 21-6 21-22 0-19-23-25-36-25-23 0-36 20-40 30-10-27-30-30-41-30-40 0-62 50-62 59 0 4 3 4 5 4 3 0 4 0 5-5 13-40 39-49 51-49 7 0 21 3 21 25 0 12-7 38-21 90-6 25-19 40-37 40-2 0-11 0-18-4 10-3 17-10 17-21 0-10-7-13-14-13-11 0-21 9-21 22 0 17 20 25 36 25 26 0 40-27 41-30 5 14 18 30 40 30 39 0 62-50 62-60 0-3-4-3-5-3-3 0-4 1-5 5-13 40-39 49-51 49-16 0-20-12-20-25 0-8 2-17 6-33 4-18 8-34 13-52z"><text:p/></draw:path></draw:g>. נוכיח עבורו</text:p>
          <text:p text:style-name="P34"><draw:g text:anchor-type="as-char" svg:y="-1.081cm" draw:z-index="240" draw:style-name="gr1"><svg:title>TexMaths</svg:title><svg:desc>11§latex§\begin{align*}
    &amp;x \in A \cap B \siff x \in A \setminus B    &amp;&amp;\open \!=\! \text{ definition} \close \\
    \iff \; &amp;x \in A \land x \in B \siff x \in A \land x \notin B    &amp;&amp;\open \cap, \setminus \!\! \text{ definitions} \close \\
    \iff \! \! (&amp;x \in A \siff x \in A) \land (x \in B \siff x \notin B)   &amp;&amp;\open A \land B \rightarrow C \iff A \rightarrow C \land B \rightarrow C, \!\! \iff \!\!\! \text{ definition} \close \\
    \iff \; &amp;T \land F \iff F
\end{align}§svg§600§FALSE§</svg:desc><draw:path draw:style-name="gr336" draw:text-style-name="P130" svg:width="16.787cm" svg:height="2.122cm" svg:x="0.149cm" svg:y="0.019cm" svg:viewBox="0 0 16788 2123" svg:d="M8394 2123c-2798 0-5596 0-8394 0 0-708 0-1415 0-2123 5596 0 11192 0 16788 0 0 708 0 1415 0 2123-2798 0-5597 0-8394 0z"><text:p/></draw:path><draw:path draw:style-name="gr337" draw:text-style-name="P131" svg:width="0.191cm" svg:height="0.174cm" svg:x="0.934cm" svg:y="0.157cm" svg:viewBox="0 0 192 175" svg:d="M119 54c2-10 11-46 37-46 2 0 12 0 20 5-11 2-19 11-19 21 0 6 5 13 16 13 7 0 19-6 19-22 0-21-22-25-35-25-23 0-36 20-40 29-10-26-31-29-42-29-41 0-63 50-63 59 0 4 4 4 6 4s3-1 4-5c13-40 38-50 52-50 7 0 21 3 21 26 0 12-7 38-21 91-6 25-20 41-37 41-2 0-11 0-19-5 9-1 18-10 18-21 0-10-9-13-14-13-12 0-22 9-22 23 0 17 20 25 37 25 26 0 39-28 40-30 5 15 19 30 42 30 40 0 62-51 62-59 0-5-4-5-5-5-3 0-3 1-4 5-14 41-40 50-52 50-16 0-21-12-21-25 0-9 2-18 7-34 4-18 8-35 13-53z"><text:p/></draw:path><draw:path draw:style-name="gr338" draw:text-style-name="P131" svg:width="0.193cm" svg:height="0.224cm" svg:x="1.284cm" svg:y="0.119cm" svg:viewBox="0 0 194 225" svg:d="M179 120c7 0 15 0 15-8 0-7-8-7-15-7-55 0-109 0-164 0 6-52 50-90 105-90 20 0 39 0 59 0 7 0 15 0 15-7 0-8-8-8-15-8-20 0-40 0-60 0-66 0-119 51-119 112 0 62 53 113 119 113 20 0 40 0 60 0 7 0 15 0 15-8s-8-8-15-8c-20 0-39 0-59 0-55 0-99-37-105-89 55 0 109 0 164 0z"><text:p/></draw:path><draw:path draw:style-name="gr339" draw:text-style-name="P131" svg:width="0.264cm" svg:height="0.276cm" svg:x="1.631cm" svg:y="0.051cm" svg:viewBox="0 0 265 277" svg:d="M56 232c-15 27-31 32-48 33-5 0-8 0-8 8 0 2 2 4 5 4 10 0 22-1 33-1 13 0 27 1 39 1 2 0 8 0 8-7 0-5-5-5-7-5-9-1-19-4-19-13 0-5 4-9 6-14 10-17 20-33 30-50 31 0 64 0 96 0 1 8 7 61 7 64 0 12-20 13-28 13-5 0-9 0-9 8 0 4 4 4 5 4 15 0 33-1 48-1 10 0 35 1 44 1 3 0 7 0 7-7 0-5-3-5-9-5-24 0-24-3-25-14-8-80-15-161-23-241-1-8-1-10-8-10-6 0-8 3-10 7-45 74-89 150-134 225zM102 176c26-43 51-85 76-128 5 43 8 85 12 128-29 0-58 0-88 0z"><text:p/></draw:path><draw:path draw:style-name="gr340" draw:text-style-name="P131" svg:width="0.213cm" svg:height="0.239cm" svg:x="2.015cm" svg:y="0.097cm" svg:viewBox="0 0 214 240" svg:d="M214 84c0-59-59-84-107-84-50 0-107 26-107 84 0 47 0 94 0 142 0 6 0 14 8 14 7 0 7-8 7-14 0-47 0-94 0-140 0-58 63-71 92-71 17 0 41 4 62 17 30 19 30 44 30 54 0 46 0 93 0 140 0 6 0 14 8 14 7 0 7-8 7-14 0-48 0-95 0-142z"><text:p/></draw:path><draw:path draw:style-name="gr341" draw:text-style-name="P131" svg:width="0.275cm" svg:height="0.263cm" svg:x="2.352cm" svg:y="0.065cm" svg:viewBox="0 0 276 264" svg:d="M46 233c-4 16-4 19-35 19-7 0-11 0-11 8 0 4 4 4 11 4 46 0 91 0 137 0 62 0 107-46 107-84 0-27-22-50-59-55 40-6 80-35 80-72 0-29-25-53-71-53-43 0-87 0-130 0-8 0-11 0-11 8 0 4 3 4 11 4 4 0 7 0 14 0 7 1 10 2 10 7 0 2 0 3-1 7-18 70-34 138-52 207zM104 122c8-32 17-64 25-96 3-13 4-14 21-14 16 0 33 0 49 0 34 0 42 23 42 40 0 34-33 70-80 70-19 0-38 0-57 0zM87 252c-6 0-6 0-9 0-3-1-4-1-4-4 0-1 0-3 2-9 9-37 17-72 26-108 24 0 49 0 73 0 37 0 45 29 45 45 0 39-35 76-80 76-18 0-36 0-53 0z"><text:p/></draw:path><draw:path draw:style-name="gr342" draw:text-style-name="P131" svg:width="0.342cm" svg:height="0.201cm" svg:x="2.778cm" svg:y="0.131cm" svg:viewBox="0 0 343 202" svg:d="M330 109c7 0 13 0 13-8 0-7-6-7-13-7-96 0-191 0-287 0 21-17 31-32 34-38 18-26 14-34 21-50 0-6-5-6-8-6-6 0-8 1-9 8-8 38-32 70-76 88-3 2-5 3-5 5s2 4 5 6c41 16 68 46 76 89 1 5 3 6 9 6 3 0 8 0 8-5-7-17-3-24-20-51-8-11-19-25-35-37 96 0 191 0 287 0z"><text:p/></draw:path><draw:path draw:style-name="gr343" draw:text-style-name="P131" svg:width="0.342cm" svg:height="0.201cm" svg:x="3.1cm" svg:y="0.131cm" svg:viewBox="0 0 343 202" svg:d="M301 109c-22 16-32 32-35 37-17 27-14 34-21 51 0 5 5 5 8 5 7 0 8-1 9-7 9-39 32-71 76-88 4-2 5-4 5-6s-2-4-3-4c-17-7-64-25-78-90-1-6-2-7-9-7-3 0-8 0-8 6 7 16 4 24 20 50 8 11 19 25 36 38-95 0-192 0-288 0-6 0-13 0-13 7 0 8 7 8 13 8 96 0 193 0 288 0z"><text:p/></draw:path><draw:path draw:style-name="gr344" draw:text-style-name="P131" svg:width="0.191cm" svg:height="0.174cm" svg:x="3.584cm" svg:y="0.157cm" svg:viewBox="0 0 192 175" svg:d="M118 54c2-10 11-46 38-46 1 0 11 0 19 5-11 2-19 11-19 21 0 6 5 13 16 13 7 0 20-6 20-22 0-21-23-25-36-25-22 0-36 20-41 29-9-26-30-29-41-29-40 0-62 50-62 59 0 4 3 4 4 4 4 0 5-1 5-5 13-40 38-50 52-50 7 0 20 3 20 26 0 12-6 38-20 91-6 25-19 41-37 41-2 0-11 0-20-5 10-1 19-10 19-21 0-10-9-13-14-13-12 0-21 9-21 23 0 17 19 25 36 25 26 0 40-28 41-30 4 15 18 30 42 30 39 0 61-51 61-59 0-5-3-5-4-5-4 0-4 1-6 5-13 41-39 50-51 50-15 0-21-12-21-25 0-9 2-18 6-34 5-18 9-35 14-53z"><text:p/></draw:path><draw:path draw:style-name="gr345" draw:text-style-name="P131" svg:width="0.193cm" svg:height="0.224cm" svg:x="3.933cm" svg:y="0.119cm" svg:viewBox="0 0 194 225" svg:d="M180 120c6 0 14 0 14-8 0-7-8-7-14-7-55 0-109 0-164 0 5-52 49-90 104-90 20 0 41 0 60 0 6 0 14 0 14-7 0-8-8-8-14-8-21 0-40 0-61 0-66 0-119 51-119 112 0 62 53 113 119 113 21 0 40 0 61 0 6 0 14 0 14-8s-8-8-14-8c-19 0-40 0-60 0-55 0-99-37-104-89 55 0 109 0 164 0z"><text:p/></draw:path><draw:path draw:style-name="gr346" draw:text-style-name="P131" svg:width="0.264cm" svg:height="0.276cm" svg:x="4.279cm" svg:y="0.051cm" svg:viewBox="0 0 265 277" svg:d="M56 232c-15 27-31 32-47 33-6 0-9 0-9 8 0 2 2 4 5 4 10 0 22-1 33-1 14 0 27 1 39 1 2 0 8 0 8-7 0-5-4-5-7-5-9-1-18-4-18-13 0-5 3-9 6-14 10-17 19-33 29-50 31 0 64 0 96 0 1 8 7 61 7 64 0 12-20 13-28 13-5 0-9 0-9 8 0 4 3 3 5 4 17 0 33-1 48-1 10 0 35 1 44 1 3 0 7 0 7-7 0-5-3-5-9-5-24 0-24-3-25-14-8-80-15-161-23-241-1-8-1-10-8-10-5 0-8 3-10 7-45 74-89 150-134 225zM102 176c26-43 51-85 76-128 5 43 8 85 12 128-29 0-58 0-88 0z"><text:p/></draw:path><draw:path draw:style-name="gr347" draw:text-style-name="P131" svg:width="0.15cm" svg:height="0.386cm" svg:x="4.663cm" svg:y="0.037cm" svg:viewBox="0 0 151 387" svg:d="M133 377c2 6 4 10 10 10 3 0 8-4 8-7 0-1 0-3-3-7-44-121-88-242-132-363-3-7-4-10-8-10-5 0-8 4-8 8 0 1 0 2 2 6 44 121 87 242 131 363z"><text:p/></draw:path><draw:path draw:style-name="gr348" draw:text-style-name="P131" svg:width="0.275cm" svg:height="0.263cm" svg:x="4.937cm" svg:y="0.065cm" svg:viewBox="0 0 276 264" svg:d="M46 233c-4 16-5 19-35 19-7 0-11 0-11 8 0 4 3 4 11 4 46 0 91 0 137 0 62 0 107-46 107-84 0-27-22-50-59-55 39-6 80-35 80-72 0-29-25-53-71-53-43 0-87 0-130 0-8 0-12 0-12 8 0 4 4 4 11 4 1 0 8 0 15 0 7 1 10 2 10 7 0 2 0 3-1 7-18 70-34 138-52 207zM104 122c8-32 16-64 24-96 4-13 4-14 20-14 17 0 35 0 51 0 34 0 42 23 42 40 0 34-33 70-80 70-19 0-38 0-57 0zM87 252c-6 0-7 0-9 0-3-1-4-1-4-4 0-1 0-3 1-9 9-37 18-72 27-108 24 0 49 0 73 0 37 0 44 29 44 45 0 39-34 76-79 76-18 0-36 0-53 0z"><text:p/></draw:path><draw:path draw:style-name="gr349" draw:text-style-name="P131" svg:width="0.1cm" svg:height="0.462cm" svg:x="8.075cm" svg:y="-0.001cm" svg:viewBox="0 0 101 463" svg:d="M101 460c0-1-1-2-2-3-18-19-44-51-61-114-8-35-12-74-12-111 0-101 25-173 71-223 4-3 3-3 4-5 0-4-3-4-5-4-6 0-27 23-32 30-39 46-64 115-64 202 0 55 10 132 60 198 4 5 29 33 36 33 2 0 5 0 5-3z"><text:p/></draw:path><draw:path draw:style-name="gr350" draw:text-style-name="P131" svg:width="0.256cm" svg:height="0.089cm" svg:x="8.258cm" svg:y="0.186cm" svg:viewBox="0 0 257 90" svg:d="M244 15c6 0 13 0 13-7 0-8-7-8-13-8-77 0-154 0-231 0-5 0-13 0-13 8 0 7 8 7 13 7 77 0 154 0 231 0zM244 90c6 0 13 0 13-7 0-8-7-8-13-8-77 0-154 0-231 0-5 0-13 0-13 8 0 7 8 7 13 7 77 0 154 0 231 0z"><text:p/></draw:path><draw:path draw:style-name="gr351" draw:text-style-name="P131" svg:width="0.189cm" svg:height="0.272cm" svg:x="8.721cm" svg:y="0.059cm" svg:viewBox="0 0 190 273" svg:d="M134 248c0 8 0 16 0 25 19-1 38-3 56-4 0-5 0-8 0-13-26 0-29-3-29-22 0-78 0-156 0-234-19 1-38 3-57 4 0 5 0 8 0 13 28 0 31 2 31 20 0 28 0 57 0 84-12-13-28-23-49-23-45 0-86 37-86 87 0 49 37 88 81 88 26 0 43-13 53-25zM134 143c0 26 0 53 0 79 0 8 0 8-4 15-12 18-30 27-46 27-18 0-31-10-41-25-10-16-11-38-11-53 0-14 1-37 12-55 8-12 23-25 44-25 13 0 30 6 42 23 4 6 4 7 4 14z"><text:p/></draw:path><draw:path draw:style-name="gr352" draw:text-style-name="P131" svg:width="0.149cm" svg:height="0.177cm" svg:x="8.933cm" svg:y="0.154cm" svg:viewBox="0 0 150 178" svg:d="M33 76c2-57 34-67 47-67 40 0 44 53 44 67-31 0-60 0-91 0zM32 85c36 0 71 0 108 0 8 0 10 0 10-9 0-37-21-76-70-76-45 0-80 41-80 89 0 52 41 89 85 89 47 0 65-43 65-50 0-4-4-5-5-5-4 0-4 2-5 6-14 39-49 39-52 39-20 0-35-12-44-26-12-18-12-44-12-57z"><text:p/></draw:path><draw:path draw:style-name="gr353" draw:text-style-name="P131" svg:width="0.193cm" svg:height="0.272cm" svg:x="9.105cm" svg:y="0.056cm" svg:viewBox="0 0 194 273" svg:d="M117 118c18 0 20 5 20 21 0 35 0 69 0 104 0 18-4 18-29 18 0 4 0 8 0 12 12-1 33-1 43-1 8 0 28 0 43 1 0-4 0-8 0-12-27 0-31 0-31-18 0-47 0-94 0-142-17 1-32 2-49 4-6 1-4 1-6 1-1 0-2 0-8 0-15 0-30 0-45 0 0-15 0-29 0-43 0-39 33-54 57-54 11 0 25 3 33 12-15 1-17 12-17 19 0 12 9 17 16 17 9 0 19-6 19-17 0-23-22-40-51-40-35 0-81 20-81 62 0 14 0 29 0 44-10 0-21 0-31 0 0 4 0 7 0 12 10 0 21 0 31 0 0 42 0 83 0 125 0 18-5 18-31 18 0 4 0 8 0 12 13-1 33-1 43-1 9 0 28 0 43 1 0-4 0-8 0-12-26 0-30 0-30-18 0-42 0-83 0-125 20 0 41 0 61 0z"><text:p/></draw:path><draw:path draw:style-name="gr354" draw:text-style-name="P131" svg:width="0.194cm" svg:height="0.17cm" svg:x="9.322cm" svg:y="0.157cm" svg:viewBox="0 0 195 171" svg:d="M30 37c0 35 0 70 0 104 0 17-5 17-30 17 0 5 0 8 0 13 13-2 33-2 44-2 10 0 30 0 43 2 0-5 0-8 0-13-27 0-30 0-30-17 0-24 0-47 0-72 0-39 28-61 52-61s28 21 28 43c0 29 0 60 0 90 0 17-4 17-29 17 0 5 0 8 0 13 13-2 33-2 43-2s30 0 44 2c0-5 0-8 0-13-21 0-30 0-31-12 0-24 0-49 0-73 0-33 0-45-12-59-6-6-18-14-40-14-28 0-47 17-58 40 0-14 0-27 0-40-18 1-36 2-54 3 0 5 0 8 0 12 27 0 30 4 30 22z"><text:p/></draw:path><draw:path draw:style-name="gr355" draw:text-style-name="P131" svg:width="0.081cm" svg:height="0.258cm" svg:x="9.537cm" svg:y="0.069cm" svg:viewBox="0 0 82 259" svg:d="M55 88c-18 1-36 2-54 3 0 5 0 8 0 12 25 0 29 3 29 22 0 35 0 70 0 104 0 18-5 18-30 18 0 4 0 7 0 12 12-1 33-1 42-1 13 0 27 0 40 1 0-5 0-8 0-12-25 0-27-3-27-18 0-47 0-94 0-141zM57 20c0-12-10-20-21-20-12 0-21 10-21 20 0 11 9 21 21 21 11 0 21-8 21-21z"><text:p/></draw:path><draw:path draw:style-name="gr356" draw:text-style-name="P131" svg:width="0.12cm" svg:height="0.241cm" svg:x="9.639cm" svg:y="0.09cm" svg:viewBox="0 0 121 242" svg:d="M59 83c19 0 38 0 56 0 0-5 0-8 0-13-18 0-37 0-56 0 0-23 0-47 0-70-3 0-5 0-8 0-2 32-13 73-51 75 0 2 0 5 0 8 11 0 22 0 33 0 0 35 0 71 0 106 0 48 36 53 49 53 28 0 39-27 39-53 0-7 0-14 0-22-3 0-7 0-10 0 0 8 0 15 0 22 0 29-11 43-25 43-27 0-27-35-27-42 0-36 0-71 0-107z"><text:p/></draw:path><draw:path draw:style-name="gr357" draw:text-style-name="P131" svg:width="0.081cm" svg:height="0.258cm" svg:x="9.795cm" svg:y="0.069cm" svg:viewBox="0 0 82 259" svg:d="M55 88c-18 1-36 2-54 3 0 5 0 8 0 12 25 0 29 3 29 22 0 35 0 70 0 104 0 18-5 18-30 18 0 4 0 7 0 12 12-1 33-1 42-1 14 0 27 0 40 1 0-5 0-8 0-12-25 0-27-3-27-18 0-47 0-94 0-141zM57 20c0-12-10-20-21-20-12 0-20 10-20 20 0 11 8 21 20 21 11 0 21-8 21-21z"><text:p/></draw:path><draw:path draw:style-name="gr358" draw:text-style-name="P131" svg:width="0.169cm" svg:height="0.177cm" svg:x="9.9cm" svg:y="0.154cm" svg:viewBox="0 0 170 178" svg:d="M170 91c0-49-38-91-84-91-49 0-86 43-86 91 0 50 40 87 85 87 47 0 85-38 85-87zM86 168c-17 0-34-7-44-26-10-17-10-41-10-54 0-15 0-36 9-53 11-17 28-26 44-26 17 0 34 9 44 25 10 17 10 39 10 54 0 13 0 34-9 52-8 17-26 28-44 28z"><text:p/></draw:path><draw:path draw:style-name="gr359" draw:text-style-name="P131" svg:width="0.194cm" svg:height="0.17cm" svg:x="10.095cm" svg:y="0.157cm" svg:viewBox="0 0 195 171" svg:d="M30 37c0 35 0 70 0 104 0 17-5 17-30 17 0 5 0 8 0 13 13-2 33-2 44-2 10 0 30 0 43 2 0-5 0-8 0-13-27 0-31 0-31-17 0-24 0-47 0-72 0-39 28-61 53-61 24 0 28 21 28 43 0 29 0 60 0 90 0 17-4 17-29 17 0 5 0 8 0 13 13-2 33-2 43-2s30 0 44 2c0-5 0-8 0-13-21 0-30 0-31-12 0-24 0-49 0-73 0-33 0-45-12-59-6-6-18-14-41-14-27 0-46 17-57 40 0-14 0-27 0-40-18 1-36 2-54 3 0 5 0 8 0 12 26 0 30 4 30 22z"><text:p/></draw:path><draw:path draw:style-name="gr360" draw:text-style-name="P131" svg:width="0.1cm" svg:height="0.462cm" svg:x="10.314cm" svg:y="-0.001cm" svg:viewBox="0 0 101 463" svg:d="M101 232c0-55-10-132-60-198-4-4-29-34-37-34-1 0-4 1-4 4 0 2 1 3 2 4 19 21 44 51 60 113 9 35 13 75 13 111 0 39-4 78-15 116-14 55-37 86-57 107-3 4-3 4-3 5 0 3 3 3 4 3 7 0 28-23 32-28 40-47 65-117 65-203z"><text:p/></draw:path><draw:path draw:style-name="gr361" draw:text-style-name="P131" svg:width="0.343cm" svg:height="0.211cm" svg:x="0.021cm" svg:y="0.747cm" svg:viewBox="0 0 344 212" svg:d="M330 152c7 0 14 0 14-8s-7-8-14-8c-81 0-164 0-245 0-17-14-37-24-50-29 14-7 33-17 50-30 81 0 164 0 245 0 7 0 14 0 14-8 0-7-7-7-14-7-76 0-152 0-228 0 18-19 39-53 39-58 0-4-6-4-8-4-3 0-5 0-8 3-7 15-18 36-44 58-26 24-52 34-72 39-7 2-7 3-8 5-1 0-1 1-1 2s0 1 1 2h1c1 1 1 1 9 3 52 16 90 51 112 93 5 7 5 7 10 7 2 0 8 0 8-4s-20-39-39-56c76 0 152 0 228 0z"><text:p/></draw:path><draw:path draw:style-name="gr362" draw:text-style-name="P131" svg:width="0.342cm" svg:height="0.211cm" svg:x="0.344cm" svg:y="0.747cm" svg:viewBox="0 0 343 212" svg:d="M260 77c16 13 35 23 48 30-14 5-33 15-48 29-82 0-164 0-246 0-6 0-14 0-14 8s7 8 13 8c76 0 153 0 229 0-19 17-39 52-39 56s5 4 7 4c3 0 7 0 8-3 9-14 18-35 44-57 26-23 53-34 72-40 7-2 6-2 8-3 1-1 1-1 1-2s0-1 0-2l-1-2c-1-1-1-1-9-3-53-15-91-50-112-92-4-8-5-8-11-8-2 0-7 0-7 4 0 5 20 39 39 58-76 0-153 0-229 0-6 0-13 0-13 7 0 8 8 8 14 8 82 0 164 0 246 0z"><text:p/></draw:path><draw:path draw:style-name="gr363" draw:text-style-name="P131" svg:width="0.191cm" svg:height="0.174cm" svg:x="0.934cm" svg:y="0.78cm" svg:viewBox="0 0 192 175" svg:d="M119 54c2-10 11-45 37-45 2 0 12 0 20 4-11 2-19 12-19 21 0 7 5 14 16 14 7 0 19-7 19-23 0-19-22-25-35-25-23 0-36 21-40 30-10-26-31-30-42-30-41 0-63 50-63 59 0 5 4 5 6 5s3-1 4-5c13-40 38-50 52-50 7 0 21 3 21 25 0 12-7 39-21 93-6 24-20 40-37 40-2 0-11 0-19-5 9-2 18-10 18-21 0-10-9-13-14-13-12 0-22 10-22 22 0 17 20 25 37 25 26 0 39-26 40-29 5 15 19 29 42 29 40 0 62-50 62-59 0-4-4-4-5-4-3 0-3 1-4 5-14 40-40 50-52 50-16 0-21-13-21-26 0-8 2-17 7-34 4-18 8-35 13-53z"><text:p/></draw:path><draw:path draw:style-name="gr364" draw:text-style-name="P131" svg:width="0.193cm" svg:height="0.222cm" svg:x="1.284cm" svg:y="0.743cm" svg:viewBox="0 0 194 223" svg:d="M179 120c7 0 15 0 15-8 0-7-8-7-15-7-55 0-109 0-164 0 6-52 50-90 105-90 20 0 39 0 59 0 7 0 15 0 15-7 0-8-8-8-15-8-20 0-40 0-60 0-66 0-119 50-119 112s53 111 119 111c20 0 40 0 60 0 7 0 15 0 15-7 0-8-8-8-15-8-20 0-39 0-59 0-55 0-99-36-105-88 55 0 109 0 164 0z"><text:p/></draw:path><draw:path draw:style-name="gr365" draw:text-style-name="P131" svg:width="0.264cm" svg:height="0.275cm" svg:x="1.631cm" svg:y="0.674cm" svg:viewBox="0 0 265 276" svg:d="M56 232c-15 27-31 31-48 33-5 0-8 0-8 8 0 2 2 3 5 3 10 0 22-1 33-1 13 0 27 1 39 1 2 0 8 0 8-6 0-5-5-5-7-5-9-1-19-4-19-14 0-4 4-9 6-14 10-17 20-33 30-50 31 0 64 0 96 0 1 9 7 61 7 65 0 11-20 13-28 13-5 0-9 0-9 8 0 3 4 3 5 3 15 0 33-1 48-1 10 0 35 1 44 1 3 0 7 0 7-7 0-4-3-4-9-4-24 0-24-3-25-14-8-80-15-162-23-242-1-8-1-9-8-9-6 0-8 2-10 7-45 74-89 150-134 225zM102 175c26-43 51-85 76-128 5 43 8 85 12 128-29 0-58 0-88 0z"><text:p/></draw:path><draw:path draw:style-name="gr366" draw:text-style-name="P131" svg:width="0.213cm" svg:height="0.239cm" svg:x="2.015cm" svg:y="0.72cm" svg:viewBox="0 0 214 240" svg:d="M115 9c-2-7-4-9-8-9-5 0-6 3-8 9-32 71-65 144-97 216-2 5-2 5-2 7 0 5 3 8 8 8 2 0 5-1 8-8 30-68 61-136 91-204 30 68 60 136 91 204 3 8 8 8 9 8 4 0 7-3 7-8 0-1 0-1-2-5-32-73-65-146-97-218z"><text:p/></draw:path><draw:path draw:style-name="gr367" draw:text-style-name="P131" svg:width="0.191cm" svg:height="0.174cm" svg:x="2.348cm" svg:y="0.78cm" svg:viewBox="0 0 192 175" svg:d="M118 54c2-10 11-45 38-45 2 0 11 0 19 4-10 2-18 12-18 21 0 7 4 14 15 14 8 0 20-7 20-23 0-19-23-25-36-25-22 0-35 21-41 30-8-26-29-30-41-30-40 0-62 50-62 59 0 5 3 5 4 5 4 0 5-1 6-5 13-40 38-50 52-50 6 0 21 3 21 25 0 12-7 39-21 93-7 24-20 40-38 40-2 0-11 0-18-5 9-2 17-10 17-21 0-10-8-13-14-13-11 0-21 10-21 22 0 17 19 25 36 25 26 0 40-26 41-29 4 15 19 29 42 29 39 0 61-50 61-59 0-4-3-4-4-4-3 0-4 1-6 5-12 40-38 50-50 50-16 0-22-13-22-26 0-8 2-17 6-34 5-18 9-35 14-53z"><text:p/></draw:path><draw:path draw:style-name="gr368" draw:text-style-name="P131" svg:width="0.193cm" svg:height="0.222cm" svg:x="2.697cm" svg:y="0.743cm" svg:viewBox="0 0 194 223" svg:d="M180 120c7 0 14 0 14-8 0-7-7-7-14-7-55 0-109 0-164 0 5-52 49-90 104-90 20 0 41 0 60 0 7 0 14 0 14-7 0-8-7-8-14-8-21 0-40 0-61 0-66 0-119 50-119 112s53 111 119 111c21 0 40 0 61 0 7 0 14 0 14-7 0-8-7-8-14-8-19 0-40 0-60 0-55 0-99-36-104-88 55 0 109 0 164 0z"><text:p/></draw:path><draw:path draw:style-name="gr369" draw:text-style-name="P131" svg:width="0.275cm" svg:height="0.263cm" svg:x="3.046cm" svg:y="0.686cm" svg:viewBox="0 0 276 264" svg:d="M45 234c-3 16-4 19-35 19-7 0-10 0-10 8 0 3 3 3 10 3 46 0 92 0 138 0 61 0 107-45 107-82 0-29-23-51-60-55 40-8 81-37 81-73 0-29-25-54-73-54-42 0-86 0-129 0-7 0-11 0-11 9 0 3 3 3 11 3 1 0 7 0 14 1 8 1 11 1 11 7 0 1-1 2-2 6-18 70-34 139-52 208zM103 123c8-32 17-64 25-95 3-15 4-16 20-16 17 0 35 0 51 0 33 0 42 23 42 41 0 33-33 70-80 70-19 0-39 0-58 0zM87 253c-6 0-7 0-9-1-4 0-5-1-5-3 0-1 0-2 2-9 9-36 17-72 26-108 24 0 50 0 74 0 36 0 44 29 44 45 0 38-34 76-80 76-18 0-35 0-52 0z"><text:p/></draw:path><draw:path draw:style-name="gr370" draw:text-style-name="P131" svg:width="0.342cm" svg:height="0.2cm" svg:x="3.472cm" svg:y="0.753cm" svg:viewBox="0 0 343 201" svg:d="M329 109c6 0 14 0 14-8 0-7-8-7-14-7-96 0-192 0-287 0 21-17 32-33 35-38 16-26 13-34 20-52 0-4-5-4-8-4-7 0-7 1-9 8-9 37-31 70-75 88-4 1-5 2-5 5 0 2 1 4 5 5 40 16 66 47 76 90 1 4 1 5 8 5 3 0 8 0 8-4 0-1-4-25-20-51-8-12-19-25-35-37 95 0 191 0 287 0z"><text:p/></draw:path><draw:path draw:style-name="gr371" draw:text-style-name="P131" svg:width="0.342cm" svg:height="0.2cm" svg:x="3.793cm" svg:y="0.753cm" svg:viewBox="0 0 343 201" svg:d="M301 109c-21 15-32 32-35 36-17 28-13 34-20 52 0 4 5 4 8 4 7 0 7 0 8-7 9-38 32-71 76-88 4-1 5-3 5-5 0-3-2-4-3-4-17-7-64-27-78-91-1-5-1-6-8-6-3 0-8 0-8 4 0 2 4 26 20 52 8 11 19 24 35 38-95 0-191 0-287 0-7 0-14 0-14 7 0 8 7 8 14 8 96 0 192 0 287 0z"><text:p/></draw:path><draw:path draw:style-name="gr372" draw:text-style-name="P131" svg:width="0.191cm" svg:height="0.174cm" svg:x="4.277cm" svg:y="0.78cm" svg:viewBox="0 0 192 175" svg:d="M118 54c2-10 11-45 38-45 2 0 11 0 20 4-11 2-19 12-19 21 0 7 5 14 15 14 8 0 20-7 20-23 0-19-23-25-36-25-22 0-35 21-41 30-8-26-29-30-40-30-41 0-63 50-63 59 0 5 3 5 4 5 4 0 5-1 6-5 13-40 38-50 52-50 6 0 21 3 21 25 0 12-7 39-21 93-7 24-20 40-38 40-2 0-11 0-18-5 9-2 17-10 17-21 0-10-8-13-14-13-11 0-21 10-21 22 0 17 20 25 36 25 26 0 40-26 41-29 4 15 19 29 42 29 39 0 61-50 61-59 0-4-3-4-4-4-3 0-4 1-6 5-12 40-38 50-50 50-16 0-22-13-22-26 0-8 2-17 6-34 5-18 9-35 14-53z"><text:p/></draw:path><draw:path draw:style-name="gr373" draw:text-style-name="P131" svg:width="0.193cm" svg:height="0.222cm" svg:x="4.626cm" svg:y="0.743cm" svg:viewBox="0 0 194 223" svg:d="M180 120c7 0 14 0 14-8 0-7-7-7-14-7-55 0-109 0-164 0 5-52 50-90 104-90 20 0 41 0 60 0 7 0 14 0 14-7 0-8-7-8-14-8-21 0-40 0-61 0-66 0-119 50-119 112s53 111 119 111c21 0 40 0 61 0 7 0 14 0 14-7 0-8-7-8-14-8-19 0-40 0-60 0-54 0-99-36-104-88 55 0 109 0 164 0z"><text:p/></draw:path><draw:path draw:style-name="gr374" draw:text-style-name="P131" svg:width="0.264cm" svg:height="0.275cm" svg:x="4.974cm" svg:y="0.674cm" svg:viewBox="0 0 265 276" svg:d="M55 232c-15 27-31 31-47 33-5 0-8 0-8 8 0 2 1 3 4 3 11 0 22-1 33-1 14 0 27 1 39 1 3 0 8 0 8-6 0-5-4-5-6-5-10-1-19-4-19-14 0-4 3-9 6-14 10-17 20-33 30-50 31 0 64 0 96 0 1 9 6 61 6 65 0 11-20 13-28 13-5 0-8 0-8 8 0 3 4 3 5 3 15 0 32-1 48-1 9 0 35 1 43 1 3 0 8 0 8-7 0-4-4-4-9-4-24 0-24-3-25-14-8-80-17-162-24-242 0-8 0-9-7-9-6 0-8 2-11 7-45 74-89 150-134 225zM101 175c25-43 52-85 77-128 5 43 8 85 12 128-29 0-59 0-89 0z"><text:p/></draw:path><draw:path draw:style-name="gr375" draw:text-style-name="P131" svg:width="0.215cm" svg:height="0.239cm" svg:x="5.356cm" svg:y="0.72cm" svg:viewBox="0 0 216 240" svg:d="M117 9c-4-7-6-9-9-9-6 0-7 3-9 9-32 71-64 144-96 216-2 5-3 5-3 7 0 5 3 8 8 8 3 0 6-1 8-8 31-68 61-136 92-204 31 68 60 136 91 204 3 8 7 8 9 8 3 0 8-3 8-8 0-1 0-1-3-5-32-73-65-146-96-218z"><text:p/></draw:path><draw:path draw:style-name="gr376" draw:text-style-name="P131" svg:width="0.191cm" svg:height="0.174cm" svg:x="5.69cm" svg:y="0.78cm" svg:viewBox="0 0 192 175" svg:d="M119 54c2-10 11-45 37-45 2 0 12 0 20 4-11 2-19 12-19 21 0 7 5 14 16 14 7 0 19-7 19-23 0-19-22-25-35-25-23 0-36 21-40 30-10-26-31-30-42-30-41 0-63 50-63 59 0 5 4 5 6 5s3-1 4-5c13-40 38-50 52-50 7 0 21 3 21 25 0 12-7 39-21 93-6 24-20 40-37 40-2 0-11 0-19-5 9-2 18-10 18-21 0-10-9-13-14-13-12 0-22 10-22 22 0 17 20 25 37 25 26 0 39-26 40-29 5 15 19 29 42 29 40 0 62-50 62-59 0-4-4-4-5-4-3 0-3 1-4 5-14 40-40 50-52 50-16 0-21-13-21-26 0-8 2-17 7-34 4-18 8-35 13-53z"><text:p/></draw:path><draw:path draw:style-name="gr377" draw:text-style-name="P131" svg:width="0.15cm" svg:height="0.385cm" svg:x="6.071cm" svg:y="0.66cm" svg:viewBox="0 0 151 386" svg:d="M148 14c3-4 2-4 3-6 0-5-4-8-8-8-3 0-6 1-7 3-45 124-89 246-134 369-2 4-1 4-2 7 0 4 3 7 8 7s6-2 8-9c44-121 88-242 132-363z"><text:p/></draw:path><draw:path draw:style-name="gr378" draw:text-style-name="P131" svg:width="0.193cm" svg:height="0.222cm" svg:x="6.039cm" svg:y="0.743cm" svg:viewBox="0 0 194 223" svg:d="M179 120c7 0 15 0 15-8 0-7-8-7-15-7-55 0-109 0-164 0 6-52 50-90 105-90 20 0 39 0 59 0 7 0 15 0 15-7 0-8-8-8-15-8-20 0-40 0-60 0-66 0-119 50-119 112s53 111 119 111c20 0 40 0 60 0 7 0 15 0 15-7 0-8-8-8-15-8-20 0-39 0-59 0-55 0-99-36-105-88 55 0 109 0 164 0z"><text:p/></draw:path><draw:path draw:style-name="gr379" draw:text-style-name="P131" svg:width="0.275cm" svg:height="0.263cm" svg:x="6.388cm" svg:y="0.686cm" svg:viewBox="0 0 276 264" svg:d="M46 234c-4 16-4 19-35 19-7 0-11 0-11 8 0 3 4 3 11 3 46 0 91 0 137 0 62 0 107-45 107-82 0-29-22-51-59-55 39-8 80-37 80-73 0-29-25-54-71-54-43 0-87 0-130 0-8 0-11 0-11 9 0 3 3 3 11 3 4 0 7 0 14 1s10 1 10 7c0 1 0 2-1 6-18 70-34 139-52 208zM104 123c8-32 17-64 25-95 3-15 4-16 21-16 16 0 33 0 49 0 34 0 42 23 42 41 0 33-33 70-80 70-19 0-38 0-57 0zM87 253c-6 0-6 0-9-1-3 0-4-1-4-3 0-1 0-2 2-9 9-36 17-72 26-108 24 0 49 0 73 0 37 0 45 29 45 45 0 38-35 76-80 76-18 0-36 0-53 0z"><text:p/></draw:path><draw:path draw:style-name="gr380" draw:text-style-name="P131" svg:width="0.1cm" svg:height="0.462cm" svg:x="8.075cm" svg:y="0.623cm" svg:viewBox="0 0 101 463" svg:d="M101 460c0-2-1-3-2-4-18-19-44-50-61-114-8-35-12-75-12-110 0-102 25-173 71-223 4-3 4-5 4-6 0-3-3-3-5-3-6 0-27 23-32 29-39 47-64 116-64 202 0 55 10 133 60 198 4 5 29 34 36 34 2 0 5 0 5-3z"><text:p/></draw:path><draw:path draw:style-name="gr381" draw:text-style-name="P131" svg:width="0.213cm" svg:height="0.239cm" svg:x="8.215cm" svg:y="0.72cm" svg:viewBox="0 0 214 240" svg:d="M214 85c0-59-59-85-107-85-50 0-107 28-107 85 0 47 0 94 0 142 0 6 0 13 8 13 7 0 7-7 7-13 0-48 0-94 0-141 0-57 63-71 92-71 17 0 41 5 62 18 30 19 30 43 30 54 0 46 0 93 0 140 0 6 0 13 8 13 7 0 7-7 7-13 0-48 0-95 0-142z"><text:p/></draw:path><draw:path draw:style-name="gr382" draw:text-style-name="P131" svg:width="0.044cm" svg:height="0.115cm" svg:x="8.484cm" svg:y="0.909cm" svg:viewBox="0 0 45 116" svg:d="M45 41c0-26-10-41-24-41-13 0-21 10-21 21 0 10 8 20 21 20 4 0 9-1 13-5 1-1 1-1 2-1 0 2 0 0 0 6 0 28-13 51-26 65-3 4-3 4-3 5 0 3 1 5 3 5 4 0 35-30 35-75z"><text:p/></draw:path><draw:path draw:style-name="gr383" draw:text-style-name="P131" svg:width="0.15cm" svg:height="0.385cm" svg:x="8.643cm" svg:y="0.66cm" svg:viewBox="0 0 151 386" svg:d="M134 377c2 6 3 9 9 9 4 0 8-3 8-7-1-3 0-2-3-6-44-121-88-243-132-364-2-7-3-9-8-9s-8 3-8 8c0 1 0 1 2 6 44 121 88 242 132 363z"><text:p/></draw:path><draw:path draw:style-name="gr384" draw:text-style-name="P131" svg:width="0.189cm" svg:height="0.271cm" svg:x="8.829cm" svg:y="0.683cm" svg:viewBox="0 0 190 272" svg:d="M133 247c0 8 0 16 0 25 19-1 39-3 57-5 0-3 0-7 0-11-27 0-31-3-31-22 0-78 0-156 0-234-18 1-36 2-55 3 0 5 0 8 0 12 27 0 30 4 30 22 0 28 0 57 0 84-11-14-27-24-48-24-46 0-86 38-86 88 0 49 37 87 81 87 26 0 42-13 52-25zM133 143c0 26 0 53 0 79 0 7 0 8-4 15-11 18-29 27-45 27-18 0-32-11-41-25-10-16-11-38-11-54 0-14 0-38 12-55 8-12 22-24 43-24 14 0 30 5 42 23 4 6 4 7 4 14z"><text:p/></draw:path><draw:path draw:style-name="gr385" draw:text-style-name="P131" svg:width="0.149cm" svg:height="0.176cm" svg:x="9.041cm" svg:y="0.777cm" svg:viewBox="0 0 150 177" svg:d="M32 76c2-57 35-67 48-67 40 0 44 52 44 67-31 0-61 0-92 0zM32 84c36 0 71 0 108 0 8 0 10 0 10-8 0-39-21-76-70-76-45 0-80 40-80 88 0 52 41 89 85 89 47 0 65-43 65-49 0-5-4-6-6-6-3 0-4 3-4 6-15 40-49 40-53 40-19 0-34-12-44-26-11-19-11-44-11-58z"><text:p/></draw:path><draw:path draw:style-name="gr386" draw:text-style-name="P131" svg:width="0.191cm" svg:height="0.271cm" svg:x="9.213cm" svg:y="0.678cm" svg:viewBox="0 0 192 272" svg:d="M117 118c17 0 20 4 20 21 0 35 0 69 0 104 0 18-4 18-30 18 0 3 0 8 0 11 13 0 33-1 43-1 9 0 28 1 42 1 0-3 0-8 0-11-25 0-29 0-29-18 0-47 0-94 0-142-17 1-32 2-49 4-6 0-6 1-7 1-3 0-1 0-7 0-15 0-31 0-46 0 0-15 0-30 0-44 0-38 34-54 57-54 12 0 26 4 34 13-16 1-19 12-19 18 0 13 10 17 18 17 9 0 18-5 18-17 0-22-21-39-50-39-36 0-82 20-82 62 0 14 0 29 0 44-10 0-20 0-30 0 0 4 0 7 0 12 10 0 20 0 30 0 0 42 0 83 0 125 0 18-5 18-30 18 0 3 0 8 0 11 13 0 33-1 43-1s28 1 43 1c0-3 0-8 0-11-27 0-30 0-30-18 0-42 0-83 0-125 20 0 41 0 61 0z"><text:p/></draw:path><draw:path draw:style-name="gr387" draw:text-style-name="P131" svg:width="0.193cm" svg:height="0.17cm" svg:x="9.43cm" svg:y="0.78cm" svg:viewBox="0 0 194 171" svg:d="M30 39c0 34 0 69 0 103 0 18-5 18-30 18 0 3 0 7 0 11 13 0 33-2 43-2s31 2 44 2c0-4 0-8 0-11-27 0-31 0-31-18 0-24 0-47 0-72 0-39 28-61 53-61 24 0 28 21 28 43 0 29 0 60 0 90 0 18-4 18-30 18 0 3 0 7 0 11 14 0 33-2 44-2 10 0 29 2 43 2 0-4 0-8 0-11-20 0-30 0-30-13 0-24 0-49 0-73 0-33 0-45-12-60-6-6-18-14-41-14-29 0-46 17-57 41 0-13 0-28 0-41-18 1-36 3-54 4 0 5 0 8 0 13 26 0 30 2 30 22z"><text:p/></draw:path><draw:path draw:style-name="gr388" draw:text-style-name="P131" svg:width="0.081cm" svg:height="0.258cm" svg:x="9.644cm" svg:y="0.691cm" svg:viewBox="0 0 82 259" svg:d="M56 88c-18 1-36 3-54 4 0 5 0 8 0 13 24 0 29 2 29 20 0 36 0 70 0 105 0 18-5 18-31 18 0 3 0 7 0 11 12 0 33-1 43-1 13 0 26 1 39 1 0-4 0-8 0-11-25 0-26-3-26-18 0-47 0-95 0-142zM57 21c0-12-10-21-20-21-12 0-21 11-21 21 0 11 9 21 21 21 10 0 20-9 20-21z"><text:p/></draw:path><draw:path draw:style-name="gr389" draw:text-style-name="P131" svg:width="0.12cm" svg:height="0.241cm" svg:x="9.746cm" svg:y="0.713cm" svg:viewBox="0 0 121 242" svg:d="M59 84c19 0 37 0 55 0 0-5 0-8 0-12-18 0-36 0-55 0 0-25 0-48 0-72-3 0-6 0-10 0 0 32-12 74-49 75 0 3 0 5 0 9 11 0 22 0 33 0 0 35 0 71 0 106 0 48 35 52 49 52 28 0 39-27 39-52 0-7 0-14 0-22-3 0-7 0-10 0 0 7 0 15 0 21 0 29-11 44-25 44-27 0-27-35-27-42 0-36 0-71 0-107z"><text:p/></draw:path><draw:path draw:style-name="gr390" draw:text-style-name="P131" svg:width="0.083cm" svg:height="0.258cm" svg:x="9.901cm" svg:y="0.691cm" svg:viewBox="0 0 84 259" svg:d="M56 88c-18 1-36 3-54 4 0 5 0 8 0 13 25 0 29 2 29 20 0 36 0 70 0 105 0 18-5 18-31 18 0 3 0 7 0 11 13 0 34-1 43-1 13 0 27 1 41 1 0-4 0-8 0-11-27 0-28-3-28-18 0-47 0-95 0-142zM57 21c0-12-9-21-20-21-12 0-21 11-21 21 0 11 9 21 21 21 11 0 20-9 20-21z"><text:p/></draw:path><draw:path draw:style-name="gr391" draw:text-style-name="P131" svg:width="0.171cm" svg:height="0.176cm" svg:x="10.007cm" svg:y="0.777cm" svg:viewBox="0 0 172 177" svg:d="M172 90c0-49-39-90-86-90-49 0-86 42-86 90 0 51 41 87 86 87 47 0 86-37 86-87zM86 168c-17 0-33-8-44-26-10-17-10-41-10-55s0-35 10-53c10-17 28-25 44-25s34 9 44 25c10 17 10 39 10 53s0 35-9 53c-9 16-25 28-45 28z"><text:p/></draw:path><draw:path draw:style-name="gr392" draw:text-style-name="P131" svg:width="0.194cm" svg:height="0.17cm" svg:x="10.202cm" svg:y="0.78cm" svg:viewBox="0 0 195 171" svg:d="M31 39c0 34 0 69 0 103 0 18-5 18-31 18 0 3 0 7 0 11 14 0 34-2 44-2s31 2 44 2c0-4 0-8 0-11-26 0-31 0-31-18 0-24 0-47 0-72 0-39 28-61 53-61 24 0 29 21 29 43 0 29 0 60 0 90 0 18-5 18-31 18 0 3 0 7 0 11 13 0 33-2 44-2 10 0 29 2 43 2 0-4 0-8 0-11-20 0-30 0-30-13 0-24 0-49 0-73 0-33 0-45-12-60-6-6-19-14-41-14-28 0-46 17-57 41 0-13 0-28 0-41-19 1-36 3-55 4 0 5 0 8 0 13 27 0 31 2 31 22z"><text:p/></draw:path><draw:path draw:style-name="gr393" draw:text-style-name="P131" svg:width="0.125cm" svg:height="0.176cm" svg:x="10.417cm" svg:y="0.777cm" svg:viewBox="0 0 126 177" svg:d="M68 98c8 2 40 8 40 36 0 20-13 35-44 35-32 0-46-22-53-55-2-5-2-6-6-6-5 0-5 2-5 9 0 17 0 34 0 51 0 7 0 9 4 9 3 0 3 0 10-8 2-3 0-1 8-8 16 16 34 16 42 16 45 0 62-25 62-54 0-20-12-32-16-36-12-12-28-15-44-19-22-4-47-9-47-32 0-13 10-28 43-28 42 0 45 34 45 46 1 3 4 3 5 3 5 0 5-1 5-9 0-13 0-26 0-39 0-6 0-9-5-9-1 0-2 0-8 4-1 3-4 6-6 7-14-11-30-11-36-11-48 0-62 26-62 47 0 15 7 25 16 33 13 10 24 12 52 18z"><text:p/></draw:path><draw:path draw:style-name="gr394" draw:text-style-name="P131" svg:width="0.099cm" svg:height="0.462cm" svg:x="10.575cm" svg:y="0.623cm" svg:viewBox="0 0 100 463" svg:d="M100 232c0-55-10-133-60-198-4-4-29-34-36-34-2 0-4 1-4 3 0 3 0 4 2 5 18 20 43 51 60 112 8 35 12 76 12 111 0 40-4 79-14 117-15 54-37 85-57 107-3 3-3 4-3 5 0 2 2 3 4 3 6 0 27-23 32-28 39-48 64-117 64-203z"><text:p/></draw:path><draw:path draw:style-name="gr395" draw:text-style-name="P131" svg:width="0.342cm" svg:height="0.211cm" svg:x="0.001cm" svg:y="1.369cm" svg:viewBox="0 0 343 212" svg:d="M330 151c7 0 13 0 13-8s-6-8-14-8c-82 0-164 0-245 0-17-13-37-24-49-29 14-6 33-17 49-30 81 0 163 0 245 0 8 0 14 0 14-8 0-7-6-7-13-7-76 0-153 0-229 0 19-18 39-52 39-58 0-3-5-3-8-3-2 0-6 0-7 2-8 16-18 35-44 59-27 23-52 34-72 39-7 2-8 2-8 3-1 0-1 2-1 3s0 1 0 2l1 1c1 0 1 1 9 3 52 16 91 51 112 92 4 7 6 8 10 8 3 0 8 0 8-4 0-6-20-39-39-57 76 0 153 0 229 0z"><text:p/></draw:path><draw:path draw:style-name="gr396" draw:text-style-name="P131" svg:width="0.342cm" svg:height="0.211cm" svg:x="0.322cm" svg:y="1.369cm" svg:viewBox="0 0 343 212" svg:d="M260 76c16 14 36 24 49 30-14 6-33 16-49 29-82 0-164 0-246 0-6 0-14 0-14 8s8 8 14 8c76 0 152 0 228 0-18 17-39 51-39 57 0 4 6 4 8 4 3 0 6 0 8-3 8-14 19-35 44-57 26-24 52-34 72-41 7-2 7-2 8-3 0-1 0-1 0-2s0-1 0-3l-1-1c-1 0-1 0-9-2-51-15-90-50-112-92-4-8-4-8-10-8-2 0-8 0-8 3 0 6 20 40 39 58-76 0-152 0-228 0-6 0-14 0-14 7 0 8 8 8 14 8 82 0 164 0 246 0z"><text:p/></draw:path><draw:path draw:style-name="gr397" draw:text-style-name="P131" svg:width="0.089cm" svg:height="0.385cm" svg:x="0.811cm" svg:y="1.282cm" svg:viewBox="0 0 90 386" svg:d="M90 382c0-1 0-1-6-8-49-49-61-122-61-181 0-68 14-135 62-183 5-4 5-6 5-7 0-2-1-3-4-3-4 0-39 25-61 75-20 43-25 86-25 118 0 30 4 77 26 121 23 47 56 72 60 72 3 0 4-1 4-4z"><text:p/></draw:path><draw:path draw:style-name="gr398" draw:text-style-name="P131" svg:width="0.191cm" svg:height="0.174cm" svg:x="0.934cm" svg:y="1.402cm" svg:viewBox="0 0 192 175" svg:d="M119 54c2-10 11-46 37-46 2 0 12 0 20 5-11 2-19 12-19 21 0 7 5 13 16 13 7 0 19-6 19-22 0-19-22-25-35-25-23 0-36 20-40 29-10-26-31-29-42-29-41 0-63 50-63 59 0 4 4 4 6 4s3 0 4-4c13-41 38-51 52-51 7 0 21 4 21 26 0 12-7 38-21 93-6 23-20 39-37 39-2 0-11 0-19-4 9-2 18-11 18-21 0-11-9-14-14-14-12 0-22 9-22 23 0 17 20 25 37 25 26 0 39-28 40-30 5 15 19 30 42 30 40 0 62-50 62-59 0-5-4-5-5-5-3 0-3 2-4 5-14 41-40 50-52 50-16 0-21-12-21-25 0-9 2-17 7-34 4-18 8-35 13-53z"><text:p/></draw:path><draw:path draw:style-name="gr399" draw:text-style-name="P131" svg:width="0.193cm" svg:height="0.224cm" svg:x="1.284cm" svg:y="1.362cm" svg:viewBox="0 0 194 225" svg:d="M179 120c7 0 15 0 15-8 0-7-8-7-15-7-55 0-109 0-164 0 6-52 50-90 105-90 20 0 39 0 59 0 7 0 15 0 15-7 0-8-8-8-15-8-20 0-40 0-60 0-66 0-119 51-119 112 0 62 53 113 119 113 20 0 40 0 60 0 7 0 15 0 15-8s-8-8-15-8c-20 0-39 0-59 0-55 0-99-37-105-89 55 0 109 0 164 0z"><text:p/></draw:path><draw:path draw:style-name="gr400" draw:text-style-name="P131" svg:width="0.264cm" svg:height="0.275cm" svg:x="1.631cm" svg:y="1.295cm" svg:viewBox="0 0 265 276" svg:d="M56 232c-15 26-31 31-48 32-5 0-8 0-8 8 0 2 2 4 5 4 10 0 22-1 33-1 13 0 27 1 39 1 2 0 8 0 8-7 0-5-5-5-7-5-9-1-19-3-19-13 0-4 4-9 6-14 10-17 20-33 30-50 31 0 64 0 96 0 1 8 7 61 7 65 0 11-20 12-28 12-5 0-9 0-9 8 0 4 4 4 5 4 15 0 33-1 48-1 10 0 35 1 44 1 3 0 7 0 7-7 0-5-3-5-9-5-24 0-24-2-25-13-8-80-15-162-23-242-1-8-1-9-8-9-6 0-8 2-10 6-45 75-89 150-134 226zM102 175c26-43 51-85 76-128 5 43 8 85 12 128-29 0-58 0-88 0z"><text:p/></draw:path><draw:path draw:style-name="gr401" draw:text-style-name="P131" svg:width="0.342cm" svg:height="0.2cm" svg:x="2.037cm" svg:y="1.375cm" svg:viewBox="0 0 343 201" svg:d="M329 108c6 0 14 0 14-8s-8-8-14-8c-96 0-192 0-287 0 21-16 32-31 34-37 17-26 14-34 21-51 0-4-5-4-8-4-7 0-7 0-9 8-9 37-31 69-75 88-4 1-5 1-5 4 0 2 1 3 5 6 40 16 66 46 76 90 1 4 1 5 8 5 3 0 8 0 8-4 0-1-4-25-20-52-8-11-19-25-35-37 95 0 191 0 287 0z"><text:p/></draw:path><draw:path draw:style-name="gr402" draw:text-style-name="P131" svg:width="0.342cm" svg:height="0.2cm" svg:x="2.358cm" svg:y="1.375cm" svg:viewBox="0 0 343 201" svg:d="M301 108c-21 16-32 32-35 37-17 27-20 51-20 52 0 4 5 4 8 4 7 0 7-1 8-7 9-39 32-71 76-88 4-3 5-4 5-6 0-3-2-3-3-4-17-7-64-26-78-90-1-5-1-6-8-6-3 0-8 0-8 4 7 17 4 26 19 51 9 12 20 25 36 37-95 0-191 0-287 0-7 0-14 0-14 8s7 8 14 8c96 0 192 0 287 0z"><text:p/></draw:path><draw:path draw:style-name="gr403" draw:text-style-name="P131" svg:width="0.191cm" svg:height="0.174cm" svg:x="2.842cm" svg:y="1.402cm" svg:viewBox="0 0 192 175" svg:d="M118 54c2-10 11-46 38-46 2 0 11 0 20 5-11 2-19 12-19 21 0 7 5 13 15 13 8 0 20-6 20-22 0-19-23-25-36-25-22 0-35 20-41 29-8-26-29-29-41-29-40 0-62 50-62 59 0 4 3 4 4 4 4 0 5 0 6-4 13-41 38-51 52-51 6 0 21 4 21 26 0 12-7 38-21 93-7 23-20 39-38 39-2 0-11 0-18-4 9-2 17-11 17-21 0-11-8-14-14-14-11 0-21 9-21 23 0 17 20 25 36 25 26 0 40-28 41-30 4 15 19 30 42 30 39 0 61-50 61-59 0-5-3-5-4-5-3 0-4 2-6 5-12 41-38 50-50 50-16 0-22-12-22-25 0-9 2-17 6-34 5-18 9-35 14-53z"><text:p/></draw:path><draw:path draw:style-name="gr404" draw:text-style-name="P131" svg:width="0.193cm" svg:height="0.224cm" svg:x="3.19cm" svg:y="1.362cm" svg:viewBox="0 0 194 225" svg:d="M180 120c7 0 14 0 14-8 0-7-7-7-14-7-55 0-109 0-164 0 5-52 49-90 104-90 20 0 41 0 60 0 7 0 14 0 14-7 0-8-7-8-14-8-21 0-40 0-61 0-66 0-119 51-119 112 0 62 53 113 119 113 21 0 40 0 61 0 7 0 14 0 14-8s-7-8-14-8c-19 0-40 0-60 0-55 0-99-37-104-89 55 0 109 0 164 0z"><text:p/></draw:path><draw:path draw:style-name="gr405" draw:text-style-name="P131" svg:width="0.265cm" svg:height="0.275cm" svg:x="3.537cm" svg:y="1.295cm" svg:viewBox="0 0 266 276" svg:d="M56 232c-15 26-31 31-47 32-5 0-9 0-9 8 0 2 2 4 5 4 11 0 22-1 33-1 14 0 27 1 39 1 3 0 8 0 8-7 0-5-4-5-7-5-9-1-18-3-18-13 0-4 3-9 6-14 10-17 20-33 30-50 32 0 65 0 96 0 0 8 6 61 6 65 0 11-20 12-28 12-5 0-8 0-8 8 0 4 4 4 5 4 16 0 32-1 49-1 8 0 33 1 42 1 3 0 8 0 8-7 0-5-4-5-10-5-23 0-23-2-24-13-8-80-16-162-24-242-1-8-1-9-7-9s-9 2-11 6c-45 75-89 150-134 226zM102 175c26-43 51-85 76-128 5 43 9 85 13 128-29 0-59 0-89 0z"><text:p/></draw:path><draw:path draw:style-name="gr406" draw:text-style-name="P131" svg:width="0.088cm" svg:height="0.385cm" svg:x="3.836cm" svg:y="1.282cm" svg:viewBox="0 0 89 386" svg:d="M89 193c0-30-4-77-25-120-23-49-56-73-61-73-2 0-3 1-3 3 0 1 0 3 7 9 38 39 60 100 60 181 0 66-14 134-63 182-4 6-4 6-4 7 0 2 1 4 3 4 5 0 39-26 62-76 20-41 24-84 24-117z"><text:p/></draw:path><draw:path draw:style-name="gr407" draw:text-style-name="P131" svg:width="0.213cm" svg:height="0.239cm" svg:x="4.072cm" svg:y="1.341cm" svg:viewBox="0 0 214 240" svg:d="M117 8c-4-7-6-8-9-8-6 0-7 2-9 8-32 72-65 144-97 217-2 4-2 5-2 7 0 5 3 8 8 8 2 0 5-1 8-9 31-68 61-136 92-205 29 69 60 137 90 205 3 9 8 9 9 9 4 0 7-3 7-8 0-1 0-2-2-6-32-73-64-146-95-218z"><text:p/></draw:path><draw:path draw:style-name="gr408" draw:text-style-name="P131" svg:width="0.088cm" svg:height="0.385cm" svg:x="4.432cm" svg:y="1.282cm" svg:viewBox="0 0 89 386" svg:d="M89 382c0-1 0-1-7-8-48-49-60-122-60-181 0-68 14-135 63-183 4-4 4-6 4-7 0-2-1-3-3-3-5 0-39 25-62 75-20 43-24 86-24 118 0 30 4 77 25 121 23 47 56 72 61 72 2 0 3-1 3-4z"><text:p/></draw:path><draw:path draw:style-name="gr409" draw:text-style-name="P131" svg:width="0.191cm" svg:height="0.174cm" svg:x="4.556cm" svg:y="1.402cm" svg:viewBox="0 0 192 175" svg:d="M118 54c2-10 11-46 38-46 1 0 11 0 19 5-11 2-19 12-19 21 0 7 5 13 16 13 8 0 20-6 20-22 0-19-23-25-36-25-22 0-36 20-41 29-9-26-30-29-41-29-40 0-62 50-62 59 0 4 3 4 4 4 4 0 5 0 5-4 13-41 39-51 53-51 6 0 21 4 21 26 0 12-7 38-21 93-7 23-20 39-38 39-2 0-11 0-18-4 8-2 17-11 17-21 0-11-9-14-14-14-11 0-21 9-21 23 0 17 19 25 36 25 26 0 40-28 41-30 4 15 19 30 42 30 39 0 61-50 61-59 0-5-3-5-4-5-4 0-4 2-6 5-13 41-38 50-51 50-15 0-21-12-21-25 0-9 2-17 6-34 5-18 9-35 14-53z"><text:p/></draw:path><draw:path draw:style-name="gr410" draw:text-style-name="P131" svg:width="0.193cm" svg:height="0.224cm" svg:x="4.904cm" svg:y="1.362cm" svg:viewBox="0 0 194 225" svg:d="M180 120c7 0 14 0 14-8 0-7-7-7-14-7-55 0-109 0-164 0 5-52 49-90 104-90 20 0 41 0 60 0 7 0 14 0 14-7 0-8-7-8-14-8-21 0-40 0-61 0-66 0-119 51-119 112 0 62 53 113 119 113 21 0 40 0 61 0 7 0 14 0 14-8s-7-8-14-8c-19 0-40 0-60 0-55 0-99-37-104-89 55 0 109 0 164 0z"><text:p/></draw:path><draw:path draw:style-name="gr411" draw:text-style-name="P131" svg:width="0.275cm" svg:height="0.263cm" svg:x="5.254cm" svg:y="1.307cm" svg:viewBox="0 0 276 264" svg:d="M45 234c-3 15-4 18-35 18-7 0-10 0-10 8 0 4 3 4 10 4 46 0 92 0 138 0 61 0 107-45 107-84 0-27-23-50-60-53 40-8 81-37 81-73 0-29-26-54-73-54-42 0-86 0-129 0-7 0-11 0-11 8 0 4 3 4 11 4 1 0 7 0 14 1 8 0 11 1 11 6 0 2-1 3-2 7-18 70-34 139-52 208zM103 122c8-32 17-64 25-96 3-13 4-14 20-14 17 0 33 0 50 0 34 0 43 23 43 40 0 34-34 70-80 70-19 0-39 0-58 0zM86 252c-5 0-6 0-8 0-4-1-5-1-5-4 0-1 0-1 2-9 9-37 17-72 26-108 24 0 50 0 74 0 36 0 44 29 44 45 0 39-34 76-80 76-18 0-36 0-53 0z"><text:p/></draw:path><draw:path draw:style-name="gr412" draw:text-style-name="P131" svg:width="0.343cm" svg:height="0.2cm" svg:x="5.679cm" svg:y="1.375cm" svg:viewBox="0 0 344 201" svg:d="M330 108c7 0 14 0 14-8s-7-8-14-8c-96 0-191 0-287 0 21-16 32-31 34-37 18-26 14-34 21-51 0-4-5-4-8-4-6 0-6 0-9 8-8 37-32 69-74 88-5 1-7 1-7 4 0 2 2 3 7 6 39 16 66 46 75 90 2 4 2 5 8 5 3 0 8 0 8-4 0-1-3-25-20-52-8-11-19-25-35-37 96 0 191 0 287 0z"><text:p/></draw:path><draw:path draw:style-name="gr413" draw:text-style-name="P131" svg:width="0.342cm" svg:height="0.2cm" svg:x="6.001cm" svg:y="1.375cm" svg:viewBox="0 0 343 201" svg:d="M301 108c-22 16-32 32-35 37-17 27-21 51-21 52 0 4 6 4 8 4 7 0 8-1 9-7 9-39 32-71 76-88 4-3 5-4 5-6 0-3-2-3-3-4-17-7-64-26-78-90-1-5-2-6-9-6-2 0-8 0-8 4 7 17 5 26 20 51 8 12 20 25 36 37-95 0-191 0-287 0-7 0-14 0-14 8s7 8 14 8c96 0 192 0 287 0z"><text:p/></draw:path><draw:path draw:style-name="gr414" draw:text-style-name="P131" svg:width="0.191cm" svg:height="0.174cm" svg:x="6.485cm" svg:y="1.402cm" svg:viewBox="0 0 192 175" svg:d="M118 54c2-10 11-46 38-46 2 0 11 0 19 5-10 2-18 12-18 21 0 7 4 13 15 13 8 0 20-6 20-22 0-19-23-25-36-25-22 0-35 20-41 29-8-26-29-29-41-29-40 0-62 50-62 59 0 4 3 4 4 4 4 0 5 0 6-4 13-41 38-51 52-51 6 0 21 4 21 26 0 12-7 38-21 93-7 23-20 39-38 39-2 0-11 0-18-4 8-2 17-11 17-21 0-11-9-14-14-14-11 0-21 9-21 23 0 17 19 25 36 25 26 0 40-28 41-30 4 15 19 30 42 30 39 0 61-50 61-59 0-5-3-5-4-5-3 0-4 2-6 5-12 41-38 50-51 50-15 0-21-12-21-25 0-9 2-17 6-34 5-18 9-35 14-53z"><text:p/></draw:path><draw:path draw:style-name="gr415" draw:text-style-name="P131" svg:width="0.149cm" svg:height="0.385cm" svg:x="6.867cm" svg:y="1.282cm" svg:viewBox="0 0 150 386" svg:d="M147 14c3-5 1-4 3-6 0-5-4-8-8-8-2 0-6 1-7 3-45 124-89 246-134 369-1 4-1 5-1 7 0 4 3 7 8 7 4 0 5-3 7-10 44-121 88-241 132-362z"><text:p/></draw:path><draw:path draw:style-name="gr416" draw:text-style-name="P131" svg:width="0.193cm" svg:height="0.224cm" svg:x="6.834cm" svg:y="1.362cm" svg:viewBox="0 0 194 225" svg:d="M180 120c7 0 14 0 14-8 0-7-7-7-14-7-55 0-109 0-164 0 5-52 49-90 104-90 20 0 41 0 60 0 7 0 14 0 14-7 0-8-7-8-14-8-21 0-40 0-61 0-66 0-119 51-119 112 0 62 53 113 119 113 21 0 40 0 61 0 7 0 14 0 14-8s-7-8-14-8c-19 0-40 0-60 0-55 0-99-37-104-89 55 0 109 0 164 0z"><text:p/></draw:path><draw:path draw:style-name="gr417" draw:text-style-name="P131" svg:width="0.275cm" svg:height="0.263cm" svg:x="7.183cm" svg:y="1.307cm" svg:viewBox="0 0 276 264" svg:d="M45 234c-3 15-4 18-35 18-7 0-10 0-10 8 0 4 3 4 10 4 46 0 92 0 138 0 61 0 107-45 107-84 0-27-23-50-60-53 40-8 81-37 81-73 0-29-25-54-73-54-42 0-86 0-129 0-7 0-11 0-11 8 0 4 3 4 11 4 1 0 7 0 14 1 8 0 11 1 11 6 0 2-1 3-2 7-18 70-34 139-52 208zM103 122c8-32 17-64 25-96 3-13 4-14 20-14 17 0 33 0 50 0 34 0 43 23 43 40 0 34-33 70-80 70-19 0-39 0-58 0zM87 252c-6 0-7 0-9 0-4-1-5-1-5-4 0-1 0-1 2-9 9-37 17-72 26-108 24 0 50 0 74 0 36 0 44 29 44 45 0 39-34 76-80 76-18 0-35 0-52 0z"><text:p/></draw:path><draw:path draw:style-name="gr418" draw:text-style-name="P131" svg:width="0.089cm" svg:height="0.385cm" svg:x="7.501cm" svg:y="1.282cm" svg:viewBox="0 0 90 386" svg:d="M90 193c0-30-4-77-25-120-23-49-57-73-61-73-2 0-4 1-4 3 0 1 0 3 8 9 37 39 59 100 59 181 0 66-14 134-62 182-5 6-5 6-5 7 0 2 2 4 4 4 4 0 39-26 62-76 20-41 24-84 24-117z"><text:p/></draw:path><draw:path draw:style-name="gr419" draw:text-style-name="P131" svg:width="0.1cm" svg:height="0.463cm" svg:x="8.075cm" svg:y="1.244cm" svg:viewBox="0 0 101 464" svg:d="M101 460c0-1-1-2-2-3-18-19-44-51-61-114-8-35-12-74-12-111 0-101 25-173 71-222 4-4 4-4 4-6 0-4-3-4-5-4-6 0-27 24-32 30-39 46-64 116-64 202 0 55 10 132 60 198 4 5 29 34 36 34 2 0 5 0 5-4z"><text:p/></draw:path><draw:path draw:style-name="gr420" draw:text-style-name="P131" svg:width="0.264cm" svg:height="0.275cm" svg:x="8.207cm" svg:y="1.295cm" svg:viewBox="0 0 265 276" svg:d="M55 232c-15 26-30 31-47 32-5 0-8 0-8 8 0 2 1 4 4 4 11 0 23-1 34-1 13 0 26 1 39 1 2 0 7 0 7-7 0-5-4-5-6-5-9-1-19-3-19-13 0-4 3-9 6-14 10-17 20-33 30-50 31 0 64 0 96 0 1 8 7 61 7 65 0 11-21 12-29 12-5 0-8 0-8 8 0 4 4 4 5 4 15 0 32-1 48-1 10 0 35 1 43 1 4 0 8 0 8-7 0-5-4-5-9-5-24 0-24-2-25-13-8-80-17-162-24-242 0-8 0-9-7-9-6 0-8 2-10 6-45 75-90 150-135 226zM102 175c26-43 51-85 76-128 5 43 8 85 12 128-29 0-58 0-88 0z"><text:p/></draw:path><draw:path draw:style-name="gr421" draw:text-style-name="P131" svg:width="0.215cm" svg:height="0.239cm" svg:x="8.589cm" svg:y="1.341cm" svg:viewBox="0 0 216 240" svg:d="M117 8c-4-7-6-8-9-8-5 0-6 2-9 8-32 72-64 144-96 217-2 4-3 5-3 7 0 5 4 8 8 8 3 0 6-1 10-9 29-68 60-136 90-205 31 69 60 137 91 205 3 9 7 9 9 9 4 0 8-3 8-8 0-1 0-2-3-6-32-73-65-146-96-218z"><text:p/></draw:path><draw:path draw:style-name="gr422" draw:text-style-name="P131" svg:width="0.275cm" svg:height="0.263cm" svg:x="8.928cm" svg:y="1.307cm" svg:viewBox="0 0 276 264" svg:d="M46 234c-4 15-4 18-35 18-7 0-11 0-11 8 0 4 3 4 11 4 46 0 91 0 137 0 62 0 107-45 107-84 0-27-22-50-59-53 39-8 80-37 80-73 0-29-25-54-71-54-43 0-87 0-130 0-8 0-11 0-11 8 0 4 3 4 10 4 1 0 8 0 15 1 7 0 10 1 10 6 0 2 0 3-1 7-18 70-34 139-52 208zM104 122c8-32 17-64 25-96 3-13 3-14 21-14 16 0 33 0 49 0 34 0 42 23 42 40 0 34-33 70-80 70-19 0-38 0-57 0zM87 252c-6 0-7 0-9 0-3-1-4-1-4-4 0-1 0-1 1-9 9-37 18-72 27-108 24 0 49 0 73 0 37 0 45 29 45 45 0 39-35 76-80 76-18 0-36 0-53 0z"><text:p/></draw:path><draw:path draw:style-name="gr423" draw:text-style-name="P131" svg:width="0.342cm" svg:height="0.2cm" svg:x="9.354cm" svg:y="1.375cm" svg:viewBox="0 0 343 201" svg:d="M300 108c-21 16-31 32-34 37-17 27-21 51-21 52 0 4 5 4 8 4 7 0 8-1 9-7 9-39 32-71 75-88 5-3 6-4 6-6 0-3-2-3-3-4-18-7-64-26-78-90-1-5-2-6-9-6-3 0-8 0-8 4 7 17 4 26 20 51 8 12 19 25 35 37-95 0-191 0-287 0-6 0-13 0-13 8s7 8 13 8c96 0 192 0 287 0z"><text:p/></draw:path><draw:path draw:style-name="gr424" draw:text-style-name="P131" svg:width="0.273cm" svg:height="0.281cm" svg:x="9.845cm" svg:y="1.299cm" svg:viewBox="0 0 274 282" svg:d="M274 4c0-1 0-4-3-4-2 0-3 1-7 6-9 9-18 19-26 29-4-5-22-35-65-35-86 0-173 86-173 176 0 63 45 106 104 106 35 0 63-16 84-33 36-32 43-67 43-69 0-4-3-3-4-4-4 0-5 1-6 4-3 11-12 39-40 61-26 22-50 29-70 29-35 0-76-20-76-81 0-22 8-84 46-130 25-27 61-47 95-47 40 0 63 30 63 75 0 15-1 15-1 20 0 3 4 3 5 3 6 0 6 0 7-8 7-33 16-65 24-98z"><text:p/></draw:path><draw:path draw:style-name="gr425" draw:text-style-name="P131" svg:width="0.342cm" svg:height="0.211cm" svg:x="10.367cm" svg:y="1.369cm" svg:viewBox="0 0 343 212" svg:d="M329 151c6 0 14 0 14-8s-8-8-14-8c-82 0-164 0-245 0-17-13-37-24-49-29 13-6 32-17 49-30 81 0 163 0 245 0 6 0 14 0 14-8 0-7-8-7-14-7-76 0-152 0-228 0 19-18 39-52 39-58 0-3-6-3-8-3-3 0-6 0-8 2-7 16-18 35-44 59-26 23-51 34-72 39-7 2-7 2-8 3 0 2 0 2 0 3s0 1 0 2l1 1c1 0 1 1 9 3 52 16 90 51 112 92 4 7 4 8 10 8 2 0 8 0 8-4 0-6-20-39-39-57 76 0 152 0 228 0z"><text:p/></draw:path><draw:path draw:style-name="gr426" draw:text-style-name="P131" svg:width="0.342cm" svg:height="0.211cm" svg:x="10.688cm" svg:y="1.369cm" svg:viewBox="0 0 343 212" svg:d="M260 76c16 14 36 24 48 30-13 6-33 16-48 29-82 0-164 0-246 0-6 0-14 0-14 8s7 8 13 8c76 0 153 0 229 0-19 17-39 51-39 57 0 4 6 4 8 4s6 0 7-3c9-14 20-35 44-57 27-24 53-34 72-41 7-2 8-2 8-3 1 0 1-1 1-2s0-1 0-3l-1-1c-1 0-1 0-9-2-51-15-91-50-112-92-4-8-4-8-10-8-2 0-8 0-8 3 0 6 20 40 39 58-76 0-153 0-229 0-6 0-13 0-13 7 0 8 8 8 14 8 82 0 164 0 246 0z"><text:p/></draw:path><draw:path draw:style-name="gr427" draw:text-style-name="P131" svg:width="0.264cm" svg:height="0.275cm" svg:x="11.282cm" svg:y="1.295cm" svg:viewBox="0 0 265 276" svg:d="M55 232c-15 26-30 31-47 32-5 0-8 0-8 8 0 2 2 4 4 4 11 0 23-1 34-1 13 0 26 1 39 1 2 0 7 0 7-7 0-5-4-5-6-5-9-1-19-3-19-13 0-4 3-9 6-14 10-17 20-33 30-50 31 0 64 0 96 0 1 8 7 61 7 65 0 11-21 12-29 12-5 0-8 0-8 8 0 4 4 4 5 4 15 0 32-1 48-1 10 0 35 1 44 1 3 0 7 0 7-7 0-5-4-5-9-5-24 0-24-2-25-13-8-80-17-162-24-242 0-8 0-9-7-9-6 0-8 2-10 6-45 75-90 150-135 226zM102 175c26-43 51-85 76-128 5 43 8 85 12 128-29 0-58 0-88 0z"><text:p/></draw:path><draw:path draw:style-name="gr428" draw:text-style-name="P131" svg:width="0.342cm" svg:height="0.2cm" svg:x="11.687cm" svg:y="1.375cm" svg:viewBox="0 0 343 201" svg:d="M301 108c-22 16-32 32-35 37-17 27-21 51-21 52 0 4 6 4 9 4 6 0 7-1 8-7 9-39 32-71 76-88 4-3 5-4 5-6 0-3-2-3-3-4-17-7-64-26-78-90-1-5-2-6-8-6-3 0-9 0-9 4 7 17 5 26 20 51 8 12 20 25 36 37-95 0-191 0-287 0-7 0-14 0-14 8s7 8 14 8c96 0 192 0 287 0z"><text:p/></draw:path><draw:path draw:style-name="gr429" draw:text-style-name="P131" svg:width="0.274cm" svg:height="0.281cm" svg:x="12.178cm" svg:y="1.299cm" svg:viewBox="0 0 275 282" svg:d="M275 4c0-1-1-4-4-4-2 0-2 1-6 6-9 9-19 19-27 29-4-5-21-35-64-35-87 0-174 86-174 176 0 63 46 106 106 106 33 0 62-16 82-33 36-32 43-67 43-69 0-4-3-4-4-4-3 0-5 1-6 4-3 11-12 39-38 61-27 22-52 29-72 29-34 0-76-20-76-81 0-22 9-84 47-130 24-27 60-47 95-47 39 0 62 30 62 75 0 15-1 15-1 20 0 3 4 3 5 3 6 0 6 0 8-8 7-33 16-65 24-98z"><text:p/></draw:path><draw:path draw:style-name="gr430" draw:text-style-name="P131" svg:width="0.215cm" svg:height="0.239cm" svg:x="12.57cm" svg:y="1.341cm" svg:viewBox="0 0 216 240" svg:d="M117 8c-4-7-6-8-9-8-5 0-6 2-9 8-32 72-64 144-96 217-2 4-3 5-3 7 0 5 4 8 8 8 3 0 6-1 10-9 29-68 60-136 90-205 31 69 60 137 91 205 3 9 7 9 9 9 4 0 8-3 8-8 0-1 0-2-3-6-32-73-65-146-96-218z"><text:p/></draw:path><draw:path draw:style-name="gr431" draw:text-style-name="P131" svg:width="0.275cm" svg:height="0.263cm" svg:x="12.909cm" svg:y="1.307cm" svg:viewBox="0 0 276 264" svg:d="M46 234c-4 15-4 18-35 18-7 0-11 0-11 8 0 4 3 4 11 4 46 0 91 0 137 0 62 0 107-45 107-84 0-27-22-50-59-53 39-8 80-37 80-73 0-29-25-54-71-54-43 0-87 0-130 0-8 0-11 0-11 8 0 4 3 4 10 4 1 0 8 0 15 1 7 0 10 1 10 6 0 2 0 3-1 7-18 70-34 139-52 208zM104 122c8-32 17-64 25-96 3-13 3-14 21-14 16 0 33 0 49 0 34 0 42 23 42 40 0 34-33 70-80 70-19 0-38 0-57 0zM87 252c-6 0-7 0-9 0-3-1-4-1-4-4 0-1 0-1 1-9 9-37 18-72 27-108 24 0 49 0 73 0 37 0 45 29 45 45 0 39-35 76-80 76-18 0-36 0-53 0z"><text:p/></draw:path><draw:path draw:style-name="gr432" draw:text-style-name="P131" svg:width="0.342cm" svg:height="0.2cm" svg:x="13.334cm" svg:y="1.375cm" svg:viewBox="0 0 343 201" svg:d="M300 108c-21 16-31 32-34 37-17 27-21 51-21 52 0 4 5 4 8 4 7 0 8-1 9-7 9-39 32-71 75-88 5-3 6-4 6-6 0-3-2-3-3-4-18-7-64-26-78-90-1-5-2-6-9-6-3 0-8 0-8 4 7 17 4 26 20 51 8 12 19 25 35 37-95 0-191 0-287 0-6 0-13 0-13 8s7 8 13 8c96 0 192 0 287 0z"><text:p/></draw:path><draw:path draw:style-name="gr433" draw:text-style-name="P131" svg:width="0.273cm" svg:height="0.281cm" svg:x="13.826cm" svg:y="1.299cm" svg:viewBox="0 0 274 282" svg:d="M274 4c0-1 0-4-3-4-2 0-3 1-7 6-9 9-18 19-26 29-4-5-22-35-65-35-86 0-173 86-173 176 0 63 45 106 104 106 35 0 63-16 84-33 36-32 43-67 43-69 0-4-3-3-4-4-4 0-5 1-6 4-3 11-12 39-40 61-26 22-50 29-70 29-35 0-76-20-76-81 0-22 8-84 46-130 25-27 61-47 95-47 40 0 63 30 63 75 0 15-1 15-1 20 0 3 4 3 5 3 6 0 6 0 7-8 7-33 16-65 24-98z"><text:p/></draw:path><draw:path draw:style-name="gr434" draw:text-style-name="P131" svg:width="0.044cm" svg:height="0.115cm" svg:x="14.122cm" svg:y="1.531cm" svg:viewBox="0 0 45 116" svg:d="M45 41c0-26-9-41-24-41-13 0-21 10-21 20 0 11 8 21 21 21 4 0 10-1 13-6 1 0 1-1 2-1 0 2 1 1 1 7 0 28-14 51-26 64-4 4-4 5-4 6 0 2 2 5 4 5 3 0 34-30 34-75z"><text:p/></draw:path><draw:path draw:style-name="gr435" draw:text-style-name="P131" svg:width="0.342cm" svg:height="0.211cm" svg:x="14.262cm" svg:y="1.369cm" svg:viewBox="0 0 343 212" svg:d="M329 151c6 0 14 0 14-8s-8-8-14-8c-82 0-164 0-245 0-17-13-37-24-50-29 14-6 33-17 50-30 81 0 163 0 245 0 6 0 14 0 14-8 0-7-8-7-14-7-76 0-152 0-228 0 18-18 39-52 39-58 0-3-6-3-8-3-3 0-6 0-8 2-7 16-18 35-44 59-26 23-51 34-72 39-7 2-7 2-8 3 0 2 0 2 0 3s0 1 0 2l1 1c1 0 1 1 9 3 52 16 90 51 112 92 4 7 4 8 10 8 2 0 8 0 8-4 0-6-20-39-39-57 76 0 152 0 228 0z"><text:p/></draw:path><draw:path draw:style-name="gr436" draw:text-style-name="P131" svg:width="0.342cm" svg:height="0.211cm" svg:x="14.583cm" svg:y="1.369cm" svg:viewBox="0 0 343 212" svg:d="M260 76c16 14 36 24 48 30-14 6-33 16-48 29-82 0-164 0-246 0-6 0-14 0-14 8s7 8 13 8c76 0 153 0 229 0-19 17-39 51-39 57 0 4 5 4 8 4 2 0 6 0 7-3 9-14 18-35 44-57 27-24 53-34 72-41 7-2 8-2 8-3 1 0 1-1 1-2s0-1 0-3l-1-1c-1 0-1 0-9-2-51-15-91-50-112-92-4-8-5-8-10-8-3 0-8 0-8 3 0 6 20 40 39 58-76 0-153 0-229 0-6 0-13 0-13 7 0 8 8 8 14 8 82 0 164 0 246 0z"><text:p/></draw:path><draw:path draw:style-name="gr437" draw:text-style-name="P131" svg:width="0.189cm" svg:height="0.272cm" svg:x="15.112cm" svg:y="1.304cm" svg:viewBox="0 0 190 273" svg:d="M133 248c0 8 0 16 0 25 19-1 39-3 57-4 0-5 0-8 0-13-27 0-29-2-29-22 0-78 0-156 0-234-19 1-38 3-57 4 0 5 0 8 0 13 28 0 30 2 30 22 0 27 0 56 0 83-11-14-27-24-48-24-45 0-86 37-86 88 0 48 37 87 81 87 26 0 43-13 52-25zM133 144c0 27 0 53 0 79 0 7 0 8-4 15-11 17-29 26-45 26-18 0-31-10-41-24-10-17-11-39-11-54 0-14 1-37 12-55 8-12 23-25 44-25 13 0 30 6 41 24 4 6 4 6 4 14z"><text:p/></draw:path><draw:path draw:style-name="gr438" draw:text-style-name="P131" svg:width="0.149cm" svg:height="0.176cm" svg:x="15.324cm" svg:y="1.399cm" svg:viewBox="0 0 150 177" svg:d="M32 76c3-58 35-68 48-68 40 0 44 53 44 68-31 0-61 0-92 0zM32 84c36 0 71 0 108 0 8 0 10 0 10-8 0-39-21-76-70-76-45 0-80 40-80 88 0 52 41 89 85 89 47 0 65-43 65-50 0-4-4-5-6-5-3 0-4 2-4 6-15 39-49 39-53 39-19 0-34-11-43-25-12-19-12-44-12-58z"><text:p/></draw:path><draw:path draw:style-name="gr439" draw:text-style-name="P131" svg:width="0.191cm" svg:height="0.272cm" svg:x="15.496cm" svg:y="1.299cm" svg:viewBox="0 0 192 273" svg:d="M117 119c17 0 20 4 20 20 0 35 0 69 0 104 0 18-4 18-30 18 0 4 0 8 0 12 13 0 33-1 43-1 8 0 28 1 42 1 0-4 0-8 0-12-25 0-29 0-29-18 0-47 0-94 0-142-17 1-32 4-49 5-6 0-6 0-7 0 0 1-1 1-7 1-15 0-30 0-45 0 0-15 0-30 0-44 0-39 33-54 57-54 11 0 25 4 33 13-16 0-19 11-19 18 0 12 10 17 18 17 9 0 18-6 18-17 0-23-21-40-50-40-36 0-82 20-82 63 0 14 0 29 0 44-10 0-20 0-30 0 0 4 0 7 0 12 10 0 20 0 30 0 0 42 0 82 0 124 0 18-4 18-30 18 0 4 0 8 0 12 13 0 33-1 43-1s28 1 43 1c0-4 0-8 0-12-26 0-30 0-30-18 0-42 0-82 0-124 20 0 41 0 61 0z"><text:p/></draw:path><draw:path draw:style-name="gr440" draw:text-style-name="P131" svg:width="0.193cm" svg:height="0.17cm" svg:x="15.713cm" svg:y="1.402cm" svg:viewBox="0 0 194 171" svg:d="M30 37c0 35 0 70 0 104 0 17-5 17-30 17 0 5 0 8 0 13 13 0 33-2 43-2 11 0 31 2 44 2 0-5 0-8 0-13-27 0-31 0-31-17 0-23 0-47 0-71 0-40 28-62 53-62 24 0 28 21 28 43 0 29 0 60 0 90 0 17-4 17-30 17 0 5 0 8 0 13 14 0 34-2 44-2s30 2 43 2c0-5 0-8 0-13-20 0-30 0-30-11 0-24 0-49 0-73 0-34 0-46-12-60-6-6-18-14-41-14-27 0-46 17-57 41 0-13 0-28 0-41-18 1-36 3-54 4 0 5 0 8 0 13 26 0 30 2 30 20z"><text:p/></draw:path><draw:path draw:style-name="gr441" draw:text-style-name="P131" svg:width="0.083cm" svg:height="0.258cm" svg:x="15.927cm" svg:y="1.313cm" svg:viewBox="0 0 84 259" svg:d="M56 88c-18 1-36 3-54 4 0 5 0 8 0 13 25 0 29 2 29 20 0 35 0 70 0 104 0 18-5 18-31 18 0 4 0 7 0 12 13 0 34-1 43-1 13 0 27 1 41 1 0-5 0-8 0-12-27 0-28-3-28-17 0-47 0-95 0-142zM57 21c0-13-9-21-20-21-12 0-21 11-21 21s9 20 21 20c11 0 20-8 20-20z"><text:p/></draw:path><draw:path draw:style-name="gr442" draw:text-style-name="P131" svg:width="0.12cm" svg:height="0.241cm" svg:x="16.029cm" svg:y="1.335cm" svg:viewBox="0 0 121 242" svg:d="M59 84c19 0 37 0 55 0 0-5 0-8 0-12-18 0-36 0-55 0 0-25 0-48 0-72-3 0-6 0-10 0 0 32-12 73-49 75 0 3 0 5 0 9 11 0 22 0 33 0 0 35 0 70 0 105 0 49 36 53 49 53 28 0 39-27 39-53 0-7 0-14 0-22-3 0-7 0-10 0 0 8 0 15 0 22 0 29-11 43-25 43-27 0-27-35-27-42 0-35 0-71 0-106z"><text:p/></draw:path><draw:path draw:style-name="gr443" draw:text-style-name="P131" svg:width="0.081cm" svg:height="0.258cm" svg:x="16.186cm" svg:y="1.313cm" svg:viewBox="0 0 82 259" svg:d="M55 88c-18 1-36 3-54 4 0 5 0 8 0 13 25 0 29 2 29 20 0 35 0 70 0 104 0 18-5 18-30 18 0 4 0 7 0 12 12 0 33-1 42-1 14 0 27 1 40 1 0-5 0-8 0-12-25 0-27-3-27-17 0-47 0-95 0-142zM57 21c0-13-10-21-21-21-12 0-21 11-21 21s9 20 21 20c11 0 21-8 21-20z"><text:p/></draw:path><draw:path draw:style-name="gr444" draw:text-style-name="P131" svg:width="0.171cm" svg:height="0.176cm" svg:x="16.29cm" svg:y="1.399cm" svg:viewBox="0 0 172 177" svg:d="M172 90c0-49-39-90-86-90-48 0-86 42-86 90 0 50 41 87 86 87 47 0 86-38 86-87zM86 167c-17 0-33-7-44-25-9-18-9-41-9-55 0-15 0-36 9-53 11-17 28-26 44-26 17 0 34 9 44 25 10 17 10 40 10 54s0 35-9 52c-8 17-25 28-45 28z"><text:p/></draw:path><draw:path draw:style-name="gr445" draw:text-style-name="P131" svg:width="0.193cm" svg:height="0.17cm" svg:x="16.486cm" svg:y="1.402cm" svg:viewBox="0 0 194 171" svg:d="M30 37c0 35 0 70 0 104 0 17-5 17-30 17 0 5 0 8 0 13 13 0 33-2 43-2s31 2 44 2c0-5 0-8 0-13-27 0-31 0-31-17 0-23 0-47 0-71 0-40 28-62 53-62 24 0 28 21 28 43 0 29 0 60 0 90 0 17-4 17-30 17 0 5 0 8 0 13 14 0 34-2 44-2s29 2 43 2c0-5 0-8 0-13-20 0-30 0-30-11 0-24 0-49 0-73 0-34 0-46-12-60-6-6-18-14-41-14-29 0-46 17-57 41 0-13 0-28 0-41-18 1-36 3-54 4 0 5 0 8 0 13 26 0 30 2 30 20z"><text:p/></draw:path><draw:path draw:style-name="gr446" draw:text-style-name="P131" svg:width="0.1cm" svg:height="0.463cm" svg:x="16.705cm" svg:y="1.244cm" svg:viewBox="0 0 101 464" svg:d="M101 232c0-55-10-132-60-198-5-4-29-34-37-34-1 0-4 1-4 4 0 2 1 3 2 4 19 21 44 51 60 113 8 35 13 75 13 111 0 39-5 78-15 117-14 54-37 85-57 107-3 3-3 3-3 4 0 3 3 4 4 4 7 0 28-24 32-29 40-47 65-116 65-203z"><text:p/></draw:path><draw:path draw:style-name="gr447" draw:text-style-name="P131" svg:width="0.343cm" svg:height="0.211cm" svg:x="0.021cm" svg:y="1.949cm" svg:viewBox="0 0 344 212" svg:d="M330 151c7 0 14 0 14-8s-7-8-14-8c-81 0-164 0-245 0-17-13-37-24-50-29 14-6 33-17 50-30 81 0 164 0 245 0 7 0 14 0 14-8 0-7-7-7-14-7-76 0-152 0-228 0 18-18 39-52 39-58 0-3-6-3-8-3-3 0-5 0-8 2-7 16-18 35-44 59-26 23-52 34-72 39-7 2-7 2-8 3-1 0-1 2-1 3s0 2 1 2l1 1c1 0 1 1 9 3 52 16 90 51 112 92 5 7 5 8 10 8 2 0 8 0 8-4 0-6-20-39-39-57 76 0 152 0 228 0z"><text:p/></draw:path><draw:path draw:style-name="gr448" draw:text-style-name="P131" svg:width="0.342cm" svg:height="0.211cm" svg:x="0.344cm" svg:y="1.949cm" svg:viewBox="0 0 343 212" svg:d="M260 76c16 14 35 24 48 30-14 6-33 16-48 29-82 0-164 0-246 0-6 0-14 0-14 8s7 8 13 8c76 0 153 0 229 0-19 17-39 51-39 57 0 4 5 4 7 4 3 0 7 0 8-3 9-14 18-35 44-57 26-24 53-34 72-41 7-2 8-2 8-3 1 0 1-1 1-2s0-1 0-3l-1-1c-1 0-1 0-9-2-53-16-91-50-112-92-4-8-5-8-11-8-2 0-7 0-7 3 0 6 20 40 39 58-76 0-153 0-229 0-6 0-13 0-13 7 0 8 8 8 14 8 82 0 164 0 246 0z"><text:p/></draw:path><draw:path draw:style-name="gr449" draw:text-style-name="P131" svg:width="0.262cm" svg:height="0.261cm" svg:x="0.933cm" svg:y="1.89cm" svg:viewBox="0 0 263 262" svg:d="M155 28c3-11 4-14 9-15 4-1 16-1 25-1 39 0 56 1 56 32 0 6-2 21-3 31 0 1-1 6-1 8s1 4 4 4c5 0 6-3 7-9 3-22 6-45 10-67 0-1 1-5 1-7 0-4-5-4-11-4-72 0-143 0-215 0-8 0-10 1-12 8-7 23-15 45-23 68-1 1-1 4-2 7 0 2 1 4 4 4 4 0 5-2 7-8 21-60 31-67 88-67 5 0 10 0 15 0 11 0 11 1 11 5 0 2-1 7-2 8-17 69-34 138-52 206-3 14-4 19-46 19-13 0-15 0-15 8 0 4 3 4 5 4 11 0 22-1 32-1 11 0 22 0 33 0s22 0 32 0c12 0 23 1 34 1 4 0 9 0 9-8 0-4-3-4-13-4s-16 0-25-1c-11-1-15-2-15-8 0-1 0-2 2-9 17-68 35-136 51-204z"><text:p/></draw:path><draw:path draw:style-name="gr450" draw:text-style-name="P131" svg:width="0.213cm" svg:height="0.239cm" svg:x="1.311cm" svg:y="1.92cm" svg:viewBox="0 0 214 240" svg:d="M117 8c-4-7-6-8-9-8-6 0-7 2-9 8-32 72-65 144-97 217-2 4-2 5-2 7 0 5 3 8 8 8 2 0 5-1 8-9 31-68 61-136 92-205 29 69 60 137 90 205 3 9 8 9 9 9 4 0 7-3 7-8 0-1 0-2-2-6-32-73-64-146-95-218z"><text:p/></draw:path><draw:path draw:style-name="gr451" draw:text-style-name="P131" svg:width="0.274cm" svg:height="0.262cm" svg:x="1.647cm" svg:y="1.889cm" svg:viewBox="0 0 275 263" svg:d="M102 138c13 0 26 0 39 0 28 0 32 5 32 17 0 2 0 7-4 19 0 2-1 3-1 4 0 4 2 5 5 5 4 0 4-1 6-8 7-29 15-56 21-85 1-4 1-4 1-5s-1-5-4-5c-5 0-5 3-6 8-8 31-17 37-50 37-12 0-23 0-35 0 8-33 16-64 25-97 3-15 3-16 21-16 16 0 34 0 50 0 48 0 56 13 56 43 0 9 0 10-1 21 0 4 0 5 0 7s1 4 5 4 4-2 5-10c2-22 6-44 8-66 1-11-1-11-11-11-63 0-127 0-189 0-8 0-11 0-11 8 0 4 3 4 10 4 14 0 25 0 25 7 0 2 0 2-1 10-18 68-34 136-52 204-3 15-4 18-35 18-7 0-11 0-11 8 0 4 5 4 7 4 11 0 39-1 50-1 13 0 45 1 57 1 4 0 9 0 9-8 0-2-2-3-2-4-1 0-2 0-11 0s-11 0-21-1c-11-1-12-2-12-8 1-3 0-2 2-9 8-32 16-64 23-95z"><text:p/></draw:path><draw:path draw:style-name="gr452" draw:text-style-name="P131" svg:width="0.342cm" svg:height="0.211cm" svg:x="2.172cm" svg:y="1.949cm" svg:viewBox="0 0 343 212" svg:d="M329 151c6 0 14 0 14-8s-8-8-14-8c-82 0-164 0-245 0-17-13-37-24-49-29 13-6 33-17 49-30 81 0 163 0 245 0 6 0 14 0 14-8 0-7-8-7-14-7-76 0-152 0-228 0 19-18 39-52 39-58 0-3-6-3-8-3-3 0-6 0-7 2-8 16-19 35-45 59-26 23-51 34-72 39-7 2-7 2-8 3 0 2 0 2 0 3s0 1 0 2l1 1c1 0 1 1 9 3 52 16 90 51 112 92 4 7 4 8 10 8 2 0 8 0 8-4 0-6-20-39-39-57 76 0 152 0 228 0z"><text:p/></draw:path><draw:path draw:style-name="gr453" draw:text-style-name="P131" svg:width="0.342cm" svg:height="0.211cm" svg:x="2.493cm" svg:y="1.949cm" svg:viewBox="0 0 343 212" svg:d="M260 76c16 14 36 24 48 30-13 6-33 16-48 29-82 0-164 0-246 0-6 0-14 0-14 8s8 8 13 8c76 0 153 0 229 0-19 17-39 51-39 57 0 4 6 4 8 4 3 0 6 0 7-3 9-14 20-35 44-57 27-24 53-34 73-41 7-2 7-2 8-3 0-1 0-1 0-2s0-1 0-3l-1-1c-1 0-1 0-9-2-51-16-90-50-112-92-4-8-4-8-10-8-2 0-8 0-8 3 0 6 20 40 39 58-76 0-153 0-229 0-5 0-13 0-13 7 0 8 8 8 14 8 82 0 164 0 246 0z"><text:p/></draw:path><draw:path draw:style-name="gr454" draw:text-style-name="P131" svg:width="0.273cm" svg:height="0.262cm" svg:x="3.088cm" svg:y="1.889cm" svg:viewBox="0 0 274 263" svg:d="M102 138c12 0 26 0 38 0 28 0 32 5 32 17 0 2 0 7-3 19-1 2-1 3-1 4 0 4 2 5 5 5s3-1 5-8c8-29 14-56 22-85 1-4 1-4 1-5s-2-5-5-5c-5 0-4 3-6 8-7 31-16 37-49 37-12 0-23 0-35 0 7-33 16-64 24-97 3-15 4-16 21-16s34 0 51 0c48 0 56 13 56 43 0 9 0 10-1 21-1 4-1 5-1 7s1 4 5 4 5-2 5-10c2-22 6-44 8-66 1-11 0-11-10-11-63 0-127 0-189 0-8 0-12 0-12 8 0 4 3 4 11 4 14 0 25 0 25 7 0 2 0 2-2 10-17 68-34 136-51 204-4 15-5 18-35 18-7 0-11 0-11 8 0 4 4 4 5 4 11 0 40-1 52-1s44 1 57 1c4 0 8 0 8-8 0-2-2-3-2-4-1 0-2 0-11 0-8 0-10 0-20-1-11-1-12-2-12-8 0-3 0-2 1-9 8-32 17-64 24-95z"><text:p/></draw:path></draw:g></text:p>
        </text:list-item>
        <text:list-item>
          <text:p text:style-name="P118"><text:soft-page-break/>כדרוש. <text:span text:style-name="T6">מש"ל</text:span> <draw:g text:anchor-type="as-char" svg:y="-0.265cm" draw:z-index="224" draw:style-name="gr1"><svg:title>TexMaths</svg:title><svg:desc>11§display§\blacksquare§svg§600§FALSE§</svg:desc><draw:path draw:style-name="gr901" draw:text-style-name="P130" svg:width="0.236cm" svg:height="0.224cm" svg:x="-0.001cm" svg:y="0.018cm" svg:viewBox="0 0 237 225" svg:d="M120 225c-41 0-80 0-120 0 0-75 0-150 0-225 79 0 158 0 237 0 0 75 0 150 0 225-39 0-79 0-117 0z"><text:p/></draw:path><draw:path draw:style-name="gr902" draw:text-style-name="P131" svg:width="0.254cm" svg:height="0.264cm" svg:x="0.001cm" svg:y="0cm" svg:viewBox="0 0 255 265" svg:d="M255 13c0-11-1-13-13-13-76 0-153 0-229 0-12 0-13 1-13 13 0 80 0 158 0 237 0 12 1 15 13 15 76 0 152 0 228 0 13 0 14-1 14-14 0-79 0-158 0-238z"><text:p/></draw:path></draw:g></text:p>
        </text:list-item>
      </text:list>
      <text:h text:style-name="Heading_20_3" text:outline-level="3">סעיף (ד)</text:h>
      <text:p text:style-name="P129">הערה: יש בהוכחה הזו טעויות ואני מודע להן. זה הכי טוב שהצלחתי לספק. </text:p>
      <text:list xml:id="list1714351849" text:style-name="L24">
        <text:list-item>
          <text:p text:style-name="P125">צ.ל.:</text:p>
          <text:p text:style-name="P36"><draw:g text:anchor-type="as-char" svg:y="-0.288cm" draw:z-index="246" draw:style-name="gr1"><svg:title>TexMaths</svg:title><svg:desc>11§display§\powerset(A \triangle B) \subseteq \powerset(A) \cup \powerset(B) \iff A \subseteq B \lor B \subseteq A§svg§600§FALSE§</svg:desc><draw:path draw:style-name="gr176" draw:text-style-name="P130" svg:width="8.05cm" svg:height="0.345cm" svg:x="0.01cm" svg:y="0.018cm" svg:viewBox="0 0 8051 346" svg:d="M4027 346c-1343 0-2685 0-4027 0 0-116 0-230 0-346 2683 0 5368 0 8051 0 0 116 0 230 0 346-1341 0-2683 0-4024 0z"><text:p/></draw:path><draw:path draw:style-name="gr177" draw:text-style-name="P131" svg:width="0.274cm" svg:height="0.281cm" svg:x="-0.001cm" svg:y="0.025cm" svg:viewBox="0 0 275 282" svg:d="M127 0c-55 0-97 26-113 44-13 15-14 26-14 28s1 3 3 3c7 0 16-6 19-8 8-5 9-8 11-15 6-16 17-29 65-31-7 87-30 172-63 251-2 5-1 4-2 7 0 1 1 3 4 3 6 0 25-9 29-19 20-47 52-135 64-242 6 0 13 0 20 0 47 0 92 18 92 57 0 29-27 83-103 85-8 0-12 0-23 8-7 4-10 8-10 11 0 2 2 2 7 2 71 0 162-60 162-123 0-44-53-61-97-61-17 0-34 0-51 0z"><text:p/></draw:path><draw:path draw:style-name="gr178" draw:text-style-name="P131" svg:width="0.089cm" svg:height="0.384cm" svg:x="0.329cm" svg:y="0cm" svg:viewBox="0 0 90 385" svg:d="M90 381c0-1 0-1-6-8-49-49-61-122-61-179 0-68 14-136 62-183 5-5 5-5 5-7 0-3-2-4-4-4-3 0-39 26-62 76-18 42-24 85-24 118 0 28 4 75 26 119 24 47 57 72 60 72 2 0 4-1 4-4z"><text:p/></draw:path><draw:path draw:style-name="gr179" draw:text-style-name="P131" svg:width="0.264cm" svg:height="0.274cm" svg:x="0.456cm" svg:y="0.012cm" svg:viewBox="0 0 265 275" svg:d="M55 231c-15 26-31 31-47 32-5 1-8 1-8 8 0 2 1 4 4 4 11 0 22-1 33-1 14 0 27 1 39 1 3 0 8 0 8-7 0-4-4-5-6-5-10 0-19-3-19-13 0-4 3-9 6-14 10-17 20-32 30-49 32 0 65 0 96 0 2 9 6 60 6 64 0 11-20 12-28 12-5 0-8 0-8 8 0 4 4 4 5 4 16 0 32-1 49-1 8 0 33 1 42 1 3 0 8 0 8-7 0-5-4-5-9-5-24 0-24-2-25-13-8-79-16-160-24-240 0-8 0-10-7-10-6 0-7 3-11 7-45 74-89 149-134 224zM101 175c26-43 52-85 77-127 5 42 8 84 12 127-29 0-59 0-89 0z"><text:p/></draw:path><draw:path draw:style-name="gr180" draw:text-style-name="P131" svg:width="0.296cm" svg:height="0.274cm" svg:x="0.755cm" svg:y="0.012cm" svg:viewBox="0 0 297 275" svg:d="M157 8c-3-5-4-8-8-8-5 0-6 2-9 8-46 83-92 168-138 252-2 5-2 6-2 8 0 7 8 7 13 7 90 0 181 0 271 0 6 0 13 0 13-7 0-3-1-4-2-6-46-85-91-170-138-254zM149 24c42 78 84 158 127 236-86 0-170 0-256 0 43-78 86-158 129-236z"><text:p/></draw:path><draw:path draw:style-name="gr181" draw:text-style-name="P131" svg:width="0.275cm" svg:height="0.261cm" svg:x="1.092cm" svg:y="0.025cm" svg:viewBox="0 0 276 262" svg:d="M45 232c-3 15-4 18-35 18-7 0-10 0-10 8 0 4 3 4 10 4 46 0 92 0 139 0 60 0 106-45 106-83 0-27-23-49-60-53 40-8 81-37 81-73 0-29-25-53-72-53-43 0-87 0-130 0-7 0-11 0-11 8 0 4 3 4 11 4 1 0 7 0 14 0 8 1 11 1 11 7 0 1 0 2-2 7-18 69-34 138-52 206zM103 122c8-32 17-64 25-96 3-13 4-14 21-14 16 0 34 0 50 0 33 0 42 22 42 40 0 34-33 70-80 70-19 0-39 0-58 0zM87 250c-6 0-7 0-9 0-4 0-5-1-5-4 0-2 0-2 2-9 9-36 17-71 26-106 24 0 50 0 74 0 37 0 44 28 44 45 0 36-34 74-80 74-18 0-34 0-52 0z"><text:p/></draw:path><draw:path draw:style-name="gr182" draw:text-style-name="P131" svg:width="0.089cm" svg:height="0.384cm" svg:x="1.41cm" svg:y="0cm" svg:viewBox="0 0 90 385" svg:d="M90 194c0-31-4-77-25-121-23-48-57-73-61-73-2 0-4 2-4 4s0 2 8 9c38 38 60 99 60 181 0 64-14 132-62 180-6 6-6 6-6 7 0 2 2 4 4 4 4 0 39-26 62-76 20-41 24-84 24-115z"><text:p/></draw:path><draw:path draw:style-name="gr183" draw:text-style-name="P131" svg:width="0.236cm" svg:height="0.296cm" svg:x="1.678cm" svg:y="0.043cm" svg:viewBox="0 0 237 297" svg:d="M222 15c7 0 15 0 15-7 0-8-8-8-15-8-34 0-69 0-103 0-67 0-119 51-119 111 0 63 53 111 119 111 34 0 69 0 103 0 7 0 15 0 15-7s-8-7-15-7c-34 0-69 0-103 0-61 0-104-45-104-96 0-53 44-97 104-97 34 0 69 0 103 0zM21 282c-7 0-13 0-13 8 0 7 6 7 13 7 67 0 134 0 201 0 7 0 15 0 15-7 0-8-8-8-15-8-67 0-134 0-201 0z"><text:p/></draw:path><draw:path draw:style-name="gr184" draw:text-style-name="P131" svg:width="0.274cm" svg:height="0.281cm" svg:x="2.062cm" svg:y="0.025cm" svg:viewBox="0 0 275 282" svg:d="M127 0c-55 0-96 26-113 44-13 15-14 26-14 28s1 3 3 3c7 0 16-6 19-8 8-5 9-8 12-15 5-16 16-29 65-31-8 87-31 172-63 251-2 5-1 4-2 7 0 1 1 3 3 3 7 0 26-9 29-19 21-47 52-135 64-242 6 0 13 0 20 0 47 0 92 18 92 57 0 29-27 83-102 85-9 0-12 0-23 8-8 4-10 8-10 11 0 2 2 2 6 2 71 0 162-60 162-123 0-44-52-61-97-61-17 0-34 0-51 0z"><text:p/></draw:path><draw:path draw:style-name="gr185" draw:text-style-name="P131" svg:width="0.088cm" svg:height="0.384cm" svg:x="2.393cm" svg:y="0cm" svg:viewBox="0 0 89 385" svg:d="M89 381c0-1 0-1-6-8-49-49-61-122-61-179 0-68 14-136 63-183 4-5 4-5 4-7 0-3-1-4-3-4-5 0-39 26-62 76-20 42-24 85-24 118 0 28 4 75 25 119 23 47 56 72 61 72 2 0 3-1 3-4z"><text:p/></draw:path><draw:path draw:style-name="gr186" draw:text-style-name="P131" svg:width="0.264cm" svg:height="0.274cm" svg:x="2.518cm" svg:y="0.012cm" svg:viewBox="0 0 265 275" svg:d="M55 231c-15 26-30 31-47 32-5 1-8 1-8 8 0 2 2 4 4 4 11 0 24-1 35-1 12 0 26 1 38 1 2 0 7 0 7-7 0-4-4-5-6-5-9 0-19-3-19-13 0-4 3-9 6-14 10-17 20-32 30-49 32 0 65 0 96 0 2 9 7 60 7 64 0 11-20 12-27 12-6 0-10 0-10 8 0 4 4 4 5 4 16 0 33-1 49-1 9 0 34 1 44 1 2 0 6 0 6-7 0-5-4-5-9-5-24 0-24-2-25-13-8-79-15-160-23-240-1-8-1-10-8-10-6 0-7 3-10 7-45 74-90 149-135 224zM102 175c26-43 51-85 76-127 5 42 8 84 12 127-29 0-58 0-88 0z"><text:p/></draw:path><draw:path draw:style-name="gr187" draw:text-style-name="P131" svg:width="0.089cm" svg:height="0.384cm" svg:x="2.817cm" svg:y="0cm" svg:viewBox="0 0 90 385" svg:d="M90 194c0-31-4-77-25-121-24-48-57-73-61-73-2 0-4 2-4 4s0 2 8 9c37 38 59 99 59 181 0 64-14 132-61 180-6 6-6 6-6 7 0 2 2 4 4 4 4 0 39-26 62-76 19-41 24-84 24-115z"><text:p/></draw:path><draw:path draw:style-name="gr188" draw:text-style-name="P131" svg:width="0.215cm" svg:height="0.238cm" svg:x="3.052cm" svg:y="0.057cm" svg:viewBox="0 0 216 239" svg:d="M216 14c0-6 0-14-8-14s-8 8-8 14c0 47 0 93 0 140 0 57-64 70-92 70-18 0-42-4-63-16-30-19-30-44-30-54 0-47 0-93 0-140 0-6 0-14-7-14-8 0-8 8-8 14 0 48 0 94 0 141 0 59 59 84 108 84 50 0 108-28 108-83 0-47 0-94 0-142z"><text:p/></draw:path><draw:path draw:style-name="gr189" draw:text-style-name="P131" svg:width="0.274cm" svg:height="0.281cm" svg:x="3.383cm" svg:y="0.025cm" svg:viewBox="0 0 275 282" svg:d="M127 0c-55 0-97 26-113 44-13 15-14 26-14 28s1 3 3 3c7 0 16-6 19-8 8-5 9-8 11-15 6-16 17-29 65-31-7 87-30 172-63 251-2 5-1 4-2 7 0 1 1 3 4 3 6 0 25-9 29-19 20-47 52-135 64-242 6 0 13 0 20 0 47 0 92 18 92 57 0 29-27 83-102 85-9 0-13 0-24 8-7 4-10 8-10 11 0 2 2 2 7 2 71 0 162-60 162-123 0-44-53-61-97-61-17 0-34 0-51 0z"><text:p/></draw:path><draw:path draw:style-name="gr190" draw:text-style-name="P131" svg:width="0.089cm" svg:height="0.384cm" svg:x="3.713cm" svg:y="0cm" svg:viewBox="0 0 90 385" svg:d="M90 381c0-1 0-1-6-8-49-49-61-122-61-179 0-68 14-136 62-183 5-5 5-5 5-7 0-3-1-4-4-4s-39 26-61 76c-19 42-25 85-25 118 0 28 4 75 26 119 24 47 57 72 60 72s4-1 4-4z"><text:p/></draw:path><draw:path draw:style-name="gr191" draw:text-style-name="P131" svg:width="0.275cm" svg:height="0.261cm" svg:x="3.842cm" svg:y="0.025cm" svg:viewBox="0 0 276 262" svg:d="M45 232c-3 15-4 18-34 18-7 0-11 0-11 8 0 4 3 4 11 4 46 0 91 0 138 0 61 0 106-45 106-83 0-27-22-49-60-53 40-8 81-37 81-73 0-29-25-53-71-53-43 0-87 0-130 0-8 0-12 0-12 8 0 4 3 4 11 4 1 0 9 0 15 0 7 1 10 1 10 7 0 1 0 2-1 7-18 69-35 138-53 206zM105 122c7-32 15-64 23-96 4-13 4-14 21-14 16 0 34 0 50 0 34 0 42 22 42 40 0 34-33 70-80 70-19 0-38 0-56 0zM87 250c-6 0-7 0-9 0-3 0-5-1-5-4 0-2 0-2 2-9 9-36 17-71 26-106 24 0 50 0 74 0 37 0 44 28 44 45 0 36-34 74-79 74-18 0-35 0-53 0z"><text:p/></draw:path><draw:path draw:style-name="gr192" draw:text-style-name="P131" svg:width="0.089cm" svg:height="0.384cm" svg:x="4.159cm" svg:y="0cm" svg:viewBox="0 0 90 385" svg:d="M90 194c0-31-4-77-25-121-23-48-56-73-61-73-2 0-4 2-4 4s0 2 8 9c38 38 60 99 60 181 0 64-14 132-62 180-6 6-6 6-6 7 0 2 2 4 4 4 5 0 39-26 62-76 20-41 24-84 24-115z"><text:p/></draw:path><draw:path draw:style-name="gr193" draw:text-style-name="P131" svg:width="0.342cm" svg:height="0.21cm" svg:x="4.524cm" svg:y="0.086cm" svg:viewBox="0 0 343 211" svg:d="M330 152c7 0 13 0 13-8 0-9-6-9-14-9-81 0-164 0-245 0-16-13-36-23-49-28 15-7 33-17 49-30 81 0 164 0 245 0 8 0 14-1 14-9 0-9-6-7-13-7-76 0-153 0-229 0 19-18 39-52 39-57 0-4-5-4-7-4-3 0-6 0-8 3-7 15-18 36-44 58-26 24-52 34-72 39-7 2-6 2-8 3-1 2-1 3-1 4 0 0 0 1 0 2h1c1 1 1 1 9 3 53 16 91 51 112 93 5 6 6 6 11 6 2 0 7 0 7-3 0-4-20-38-39-56 76 0 153 0 229 0z"><text:p/></draw:path><draw:path draw:style-name="gr194" draw:text-style-name="P131" svg:width="0.342cm" svg:height="0.21cm" svg:x="4.846cm" svg:y="0.086cm" svg:viewBox="0 0 343 211" svg:d="M259 77c16 13 36 23 49 30-14 5-33 15-49 28-82 0-164 0-246 0-6 0-13 0-13 9 0 8 7 8 13 8 76 0 153 0 229 0-19 18-40 52-40 56 0 3 6 3 8 3 3 0 6 0 8-3 8-13 19-34 44-56 26-24 53-34 72-40 7-2 7-3 8-3 1-1 1-2 1-2 0-1 0-2-1-4h-1c-1-1-1-1-9-3-51-15-90-50-112-92-4-8-4-8-10-8-2 0-8 0-8 4 0 5 20 39 40 57-76 0-153 0-229 0-6 0-13-2-13 7 0 8 7 9 13 9 82 0 164 0 246 0z"><text:p/></draw:path><draw:path draw:style-name="gr195" draw:text-style-name="P131" svg:width="0.264cm" svg:height="0.274cm" svg:x="5.439cm" svg:y="0.012cm" svg:viewBox="0 0 265 275" svg:d="M56 231c-15 26-31 31-47 32-6 1-9 1-9 8 0 2 2 4 6 4 9 0 22-1 33-1 13 0 26 1 38 1 2 0 8 0 8-7 0-4-4-5-7-5-9 0-17-3-17-13 0-4 2-9 5-14 10-17 19-32 29-49 32 0 65 0 96 0 2 9 7 60 7 64 0 11-20 12-27 12-6 0-10 0-10 8 0 4 3 3 5 4 17 0 33-1 49-1 9 0 34 1 44 1 2 0 6 0 6-7 0-5-3-5-9-5-24 0-24-2-25-13-8-79-15-160-23-240-1-8-1-10-8-10-5 0-7 3-10 7-45 74-89 149-134 224zM102 175c26-43 51-85 76-127 5 42 8 84 12 127-29 0-58 0-88 0z"><text:p/></draw:path><draw:path draw:style-name="gr196" draw:text-style-name="P131" svg:width="0.236cm" svg:height="0.296cm" svg:x="5.855cm" svg:y="0.043cm" svg:viewBox="0 0 237 297" svg:d="M223 15c7 0 14 0 14-7 0-8-7-8-14-8-35 0-69 0-104 0-66 0-119 51-119 111 0 63 54 111 119 111 35 0 69 0 104 0 7 0 14 0 14-7s-7-7-14-7c-34 0-69 0-103 0-62 0-105-45-105-96 0-53 44-97 105-97 34 0 69 0 103 0zM22 282c-7 0-14 0-14 8 0 7 7 7 14 7 67 0 134 0 201 0 7 0 14 0 14-7 0-8-7-8-14-8-67 0-134 0-201 0z"><text:p/></draw:path><draw:path draw:style-name="gr197" draw:text-style-name="P131" svg:width="0.275cm" svg:height="0.261cm" svg:x="6.248cm" svg:y="0.025cm" svg:viewBox="0 0 276 262" svg:d="M45 232c-3 15-4 18-35 18-7 0-10 0-10 8 0 4 3 4 10 4 46 0 92 0 139 0 60 0 106-45 106-83 0-27-23-49-60-53 40-8 81-37 81-73 0-29-26-53-72-53-43 0-87 0-130 0-7 0-11 0-11 8 0 4 3 4 11 4 1 0 7 0 14 0 8 1 11 1 11 7 0 1-1 2-2 7-18 69-34 138-52 206zM103 122c8-32 17-64 25-96 3-13 4-14 21-14 16 0 33 0 49 0 34 0 43 22 43 40 0 34-34 70-80 70-19 0-39 0-58 0zM86 250c-5 0-6 0-8 0-4 0-5-1-5-4 0-2 0-2 2-9 9-36 17-71 26-106 24 0 50 0 74 0 36 0 44 28 44 45 0 36-34 74-80 74-18 0-36 0-53 0z"><text:p/></draw:path><draw:path draw:style-name="gr198" draw:text-style-name="P131" svg:width="0.214cm" svg:height="0.238cm" svg:x="6.652cm" svg:y="0.057cm" svg:viewBox="0 0 215 239" svg:d="M212 17c3-6 3-7 3-8 0-5-4-9-8-9-5 0-7 3-9 9-31 68-60 136-91 203-30-67-61-135-90-203-4-8-7-9-9-9-5 0-8 4-8 9 1 2 0 1 2 5 32 73 64 146 96 217 3 6 5 8 9 8 5 0 6-3 9-8 31-71 64-143 96-214z"><text:p/></draw:path><draw:path draw:style-name="gr199" draw:text-style-name="P131" svg:width="0.275cm" svg:height="0.261cm" svg:x="6.989cm" svg:y="0.025cm" svg:viewBox="0 0 276 262" svg:d="M46 232c-4 15-4 18-35 18-7 0-11 0-11 8 0 4 4 4 11 4 46 0 91 0 138 0 61 0 106-45 106-83 0-27-22-49-59-53 39-8 80-37 80-73 0-29-25-53-71-53-43 0-87 0-130 0-8 0-11 0-11 8 0 4 3 4 11 4 4 0 8 0 14 0 7 1 10 1 10 7 0 1 0 2-1 7-18 69-34 138-52 206zM105 122c7-32 16-64 24-96 3-13 4-14 21-14 16 0 33 0 49 0 34 0 42 22 42 40 0 34-33 70-80 70-19 0-38 0-56 0zM87 250c-6 0-6 0-9 0s-4-1-4-4c0-2 0-2 2-9 9-36 18-71 26-106 25 0 49 0 73 0 37 0 45 28 45 45 0 36-35 74-80 74-18 0-35 0-53 0z"><text:p/></draw:path><draw:path draw:style-name="gr200" draw:text-style-name="P131" svg:width="0.234cm" svg:height="0.296cm" svg:x="7.426cm" svg:y="0.043cm" svg:viewBox="0 0 235 297" svg:d="M222 15c7 0 13 0 13-7 0-8-6-8-13-8-34 0-69 0-103 0-67 0-119 51-119 111 0 63 53 111 119 111 34 0 69 0 103 0 7 0 13 0 13-7s-6-7-13-7c-34 0-69 0-103 0-61 0-104-45-104-96 0-53 44-97 104-97 34 0 69 0 103 0zM21 282c-7 0-13 0-13 8 0 7 6 7 13 7 67 0 134 0 201 0 7 0 13 0 13-7 0-8-6-8-13-8-67 0-134 0-201 0z"><text:p/></draw:path><draw:path draw:style-name="gr201" draw:text-style-name="P131" svg:width="0.264cm" svg:height="0.274cm" svg:x="7.816cm" svg:y="0.012cm" svg:viewBox="0 0 265 275" svg:d="M55 231c-15 26-30 31-47 32-5 1-8 1-8 8 0 2 1 4 4 4 11 0 24-1 33-1 14 0 27 1 40 1 2 0 7 0 7-7 0-4-4-5-6-5-9 0-19-3-19-13 0-4 3-9 6-14 10-17 20-32 30-49 32 0 65 0 96 0 2 9 7 60 7 64 0 11-21 12-29 12-5 0-8 0-8 8 0 4 4 4 5 4 16 0 32-1 49-1 9 0 34 1 42 1 4 0 8 0 8-7 0-5-4-5-9-5-24 0-24-2-25-13-8-79-16-160-24-240 0-8 0-10-7-10-6 0-7 3-10 7-45 74-90 149-135 224zM101 175c26-43 52-85 77-127 5 42 8 84 12 127-29 0-59 0-89 0z"><text:p/></draw:path></draw:g></text:p>
        </text:list-item>
        <text:list-item>
          <text:p text:style-name="P126">נפשט ונוכיח;</text:p>
          <text:p text:style-name="P36"><draw:g text:anchor-type="as-char" svg:y="-1.145cm" draw:z-index="253" draw:style-name="gr1"><svg:title>TexMaths</svg:title><svg:desc>11§latex§\begin{align*}
    &amp;\powerset(A \triangle B) \subseteq \powerset(A) \cup \powerset(B) \\
    \iff \forall x. &amp;x \in \powerset(A \triangle B) \rightarrow x \in \powerset(A) \cup \powerset(B)   &amp;&amp;\open \!\!\subseteq\!\! \text{ definition} \close \\
    \iff \forall x. &amp;x \subseteq A \triangle B \rightarrow x \in \powerset(A) \lor x \in \powerset(B)     &amp;&amp;\open \powerset, \cup \text{ definition} \close \\
    \iff \forall x. &amp;x \subseteq (A \cup B) \setminus (A \cap B) \longrightarrow x \subseteq A \lor x \subseteq B     &amp;&amp;\open \powerset, \triangle \text{ definition} \close \\
\end{align}§svg§600§FALSE§</svg:desc><draw:path draw:style-name="gr2" draw:text-style-name="P130" svg:width="11.953cm" svg:height="2.25cm" svg:x="-0.001cm" svg:y="0.018cm" svg:viewBox="0 0 11954 2251" svg:d="M5977 2251c-1993 0-3985 0-5977 0 0-751 0-1501 0-2251 3984 0 7969 0 11954 0 0 750 0 1500 0 2251-1993 0-3985 0-5977 0z"><text:p/></draw:path><draw:path draw:style-name="gr3" draw:text-style-name="P131" svg:width="0.274cm" svg:height="0.282cm" svg:x="1.454cm" svg:y="0.026cm" svg:viewBox="0 0 275 283" svg:d="M126 0c-55 0-95 26-112 44-13 15-14 26-14 28s1 3 3 3c7 0 16-6 19-8 8-5 9-8 11-14 5-17 16-30 66-32-8 87-31 172-63 252-3 6-3 6-3 8 0 1 2 2 4 2 7 0 25-9 29-19 21-46 52-135 64-243 6 0 13 0 20 0 47 0 92 19 92 57 0 29-28 83-102 85-9 1-12 1-23 8-8 4-10 8-10 11s2 3 6 3c71 0 162-60 162-123 0-44-52-62-97-62-17 0-34 0-52 0z"><text:p/></draw:path><draw:path draw:style-name="gr4" draw:text-style-name="P131" svg:width="0.088cm" svg:height="0.385cm" svg:x="1.786cm" svg:y="-0.001cm" svg:viewBox="0 0 89 386" svg:d="M89 383c0-1 0-2-7-9-48-48-60-121-60-180 0-67 14-135 63-183 4-5 4-5 4-7 0-3-1-4-3-4-5 0-39 26-62 76-20 42-24 85-24 118 0 29 4 77 25 120 23 48 56 72 61 72 2 0 3-1 3-3z"><text:p/></draw:path><draw:path draw:style-name="gr5" draw:text-style-name="P131" svg:width="0.264cm" svg:height="0.276cm" svg:x="1.911cm" svg:y="0.012cm" svg:viewBox="0 0 265 277" svg:d="M55 232c-15 27-30 32-47 33-5 0-8 0-8 8 0 2 2 4 4 4 11 0 23-1 34-1 13 0 27 1 39 1 2 0 7 0 7-8 0-4-4-4-6-4-9-1-19-4-19-14 0-5 3-9 6-15 10-16 20-31 30-48 31 0 64 0 96 0 1 8 7 61 7 64 0 12-21 13-29 13-4 0-8 0-8 8 0 4 4 4 5 4 15 0 32-1 48-1 10 0 35 1 44 1 3 0 7 0 7-8 0-4-4-4-9-4-24 0-24-3-25-14-8-81-15-161-23-241-1-8-1-10-8-10-6 0-8 3-10 7-45 74-90 150-135 225zM102 176c26-43 51-85 76-128 5 43 8 85 12 128-29 0-58 0-88 0z"><text:p/></draw:path><draw:path draw:style-name="gr6" draw:text-style-name="P131" svg:width="0.296cm" svg:height="0.276cm" svg:x="2.21cm" svg:y="0.012cm" svg:viewBox="0 0 297 277" svg:d="M157 8c-3-5-4-8-9-8-4 0-5 2-8 8-45 84-92 169-137 254-3 5-3 5-3 7 0 8 8 8 14 8 90 0 180 0 270 0 6 0 13 0 13-8 0-2 0-3-2-6-46-85-92-171-138-255zM148 24c43 79 86 159 129 238-86 0-171 0-257 0 43-79 86-159 128-238z"><text:p/></draw:path><draw:path draw:style-name="gr7" draw:text-style-name="P131" svg:width="0.275cm" svg:height="0.263cm" svg:x="2.547cm" svg:y="0.026cm" svg:viewBox="0 0 276 264" svg:d="M46 233c-4 16-4 19-35 19-7 0-11 0-11 8 0 4 3 4 11 4 46 0 91 0 137 0 62 0 107-46 107-84 0-28-22-50-59-55 39-6 80-35 80-72 0-29-25-53-71-53-43 0-87 0-130 0-8 0-11 0-11 8 0 4 3 4 10 4 1 0 8 0 15 0 7 1 10 1 10 7 0 1 0 2-1 7-18 70-34 138-52 207zM104 122c8-32 17-64 25-96 3-13 3-14 21-14 16 0 33 0 49 0 34 0 42 22 42 40 0 34-33 70-80 70-19 0-38 0-57 0zM87 252c-6 0-7 0-9-1-3 0-4 0-4-3 0-2 0-3 1-9 9-37 18-72 27-108 24 0 49 0 73 0 37 0 45 28 45 45 0 38-35 76-80 76-18 0-36 0-53 0z"><text:p/></draw:path><draw:path draw:style-name="gr8" draw:text-style-name="P131" svg:width="0.088cm" svg:height="0.385cm" svg:x="2.866cm" svg:y="-0.001cm" svg:viewBox="0 0 89 386" svg:d="M89 194c0-31-4-77-25-121-23-48-56-73-61-73-2 0-3 2-3 4s0 2 7 9c38 39 60 99 60 181 0 66-14 134-63 182-4 5-4 6-4 7 0 2 1 3 3 3 5 0 39-25 62-75 20-43 24-85 24-117z"><text:p/></draw:path><draw:path draw:style-name="gr9" draw:text-style-name="P131" svg:width="0.235cm" svg:height="0.298cm" svg:x="3.133cm" svg:y="0.042cm" svg:viewBox="0 0 236 299" svg:d="M223 15c7 0 13 0 13-7 0-8-6-8-13-8-35 0-69 0-104 0-66 0-119 51-119 112 0 62 54 112 119 112 35 0 69 0 104 0 7 0 13 0 13-7 0-8-6-8-13-8-34 0-69 0-103 0-62 0-105-46-105-97 0-53 44-97 105-97 34 0 69 0 103 0zM22 284c-7 0-14 0-14 7 0 8 7 8 14 8 67 0 134 0 201 0 7 0 13 0 13-8 0-7-6-7-13-7-67 0-134 0-201 0z"><text:p/></draw:path><draw:path draw:style-name="gr10" draw:text-style-name="P131" svg:width="0.275cm" svg:height="0.282cm" svg:x="3.517cm" svg:y="0.026cm" svg:viewBox="0 0 276 283" svg:d="M126 0c-53 0-95 26-111 44-14 15-15 26-15 28s2 3 4 3c6 0 16-6 18-8 9-5 10-8 12-14 6-17 17-30 65-32-7 87-30 172-63 252-2 6-2 6-2 8 0 1 1 2 3 2 7 0 26-9 30-19 20-46 52-135 63-243 6 0 14 0 21 0 47 0 92 19 92 57 0 29-29 83-103 85-8 1-12 1-23 8-7 4-10 8-10 11s2 3 7 3c71 0 162-60 162-123 0-44-53-62-98-62-17 0-34 0-52 0z"><text:p/></draw:path><draw:path draw:style-name="gr11" draw:text-style-name="P131" svg:width="0.089cm" svg:height="0.385cm" svg:x="3.848cm" svg:y="-0.001cm" svg:viewBox="0 0 90 386" svg:d="M90 383c0-1 0-2-6-9-49-48-62-121-62-180 0-67 15-135 63-183 5-5 5-5 5-7 0-3-2-4-4-4-4 0-39 26-62 76-20 42-24 85-24 118 0 29 4 77 25 120 23 48 57 72 61 72 2 0 4-1 4-3z"><text:p/></draw:path><draw:path draw:style-name="gr12" draw:text-style-name="P131" svg:width="0.264cm" svg:height="0.276cm" svg:x="3.973cm" svg:y="0.012cm" svg:viewBox="0 0 265 277" svg:d="M56 232c-15 27-31 32-47 33-6 0-9 0-9 8 0 2 2 4 5 4 10 0 22-1 33-1 14 0 27 1 39 1 2 0 8 0 8-8 0-4-4-4-7-4-9-1-18-4-18-14 0-5 3-9 6-15 10-16 19-31 29-48 33 0 64 0 97 0 0 8 6 61 6 64 0 12-20 13-28 13-5 0-9 0-9 8 0 4 3 3 5 4 17 0 33-1 48-1 10 0 35 1 44 1 3 0 7 0 7-8 0-4-3-4-9-4-23 0-23-3-25-14-8-81-15-161-23-241-1-8-1-10-8-10-5 0-8 3-10 7-45 74-89 150-134 225zM102 176c26-43 51-85 76-128 5 43 9 85 13 128-29 0-59 0-89 0z"><text:p/></draw:path><draw:path draw:style-name="gr13" draw:text-style-name="P131" svg:width="0.088cm" svg:height="0.385cm" svg:x="4.273cm" svg:y="-0.001cm" svg:viewBox="0 0 89 386" svg:d="M89 194c0-31-4-77-25-121-23-48-56-73-61-73-2 0-3 2-3 4s0 2 7 9c38 39 60 99 60 181 0 66-14 134-63 182-4 5-4 6-4 7 0 2 1 3 3 3 5 0 39-25 62-75 20-43 24-85 24-117z"><text:p/></draw:path><draw:path draw:style-name="gr14" draw:text-style-name="P131" svg:width="0.213cm" svg:height="0.238cm" svg:x="4.508cm" svg:y="0.059cm" svg:viewBox="0 0 214 239" svg:d="M214 13c0-6 0-13-7-13-8 0-8 7-8 13 0 46 0 94 0 140 0 58-63 70-92 70-17 0-42-3-62-16-30-19-30-43-30-54 0-46 0-94 0-140 0-6 0-13-7-13-8 0-8 7-8 13 0 47 0 95 0 142 0 58 58 84 107 84 50 0 107-27 107-84 0-47 0-95 0-142z"><text:p/></draw:path><draw:path draw:style-name="gr15" draw:text-style-name="P131" svg:width="0.274cm" svg:height="0.282cm" svg:x="4.838cm" svg:y="0.026cm" svg:viewBox="0 0 275 283" svg:d="M126 0c-55 0-95 26-112 44-13 15-14 26-14 28s2 3 4 3c6 0 15-6 18-8 9-5 10-8 12-14 6-17 15-30 65-32-8 87-31 172-63 252-2 6-2 6-2 8 0 1 1 2 3 2 7 0 26-9 30-19 20-46 52-135 63-243 6 0 13 0 20 0 47 0 92 19 92 57 0 29-28 83-102 85-8 1-12 1-23 8-7 4-10 8-10 11s2 3 6 3c71 0 162-60 162-123 0-44-52-62-97-62-17 0-34 0-52 0z"><text:p/></draw:path><draw:path draw:style-name="gr16" draw:text-style-name="P131" svg:width="0.088cm" svg:height="0.385cm" svg:x="5.169cm" svg:y="-0.001cm" svg:viewBox="0 0 89 386" svg:d="M89 383c0-1 0-2-7-9-47-48-60-121-60-180 0-67 15-135 63-183 4-5 4-5 4-7 0-3-1-4-3-4-5 0-39 26-62 76-20 42-24 85-24 118 0 29 4 77 25 120 23 48 56 72 61 72 2 0 3-1 3-3z"><text:p/></draw:path><draw:path draw:style-name="gr17" draw:text-style-name="P131" svg:width="0.274cm" svg:height="0.263cm" svg:x="5.298cm" svg:y="0.026cm" svg:viewBox="0 0 275 264" svg:d="M45 233c-4 16-4 19-35 19-7 0-10 0-10 8 0 4 3 4 10 4 46 0 91 0 137 0 62 0 107-46 107-84 0-28-22-50-59-55 40-6 80-35 80-72 0-29-25-53-72-53-42 0-86 0-129 0-8 0-11 0-11 8 0 4 3 4 11 4 4 0 7 0 14 0 7 1 10 1 10 7 0 1 0 2-1 7-18 70-34 138-52 207zM103 122c8-32 17-64 25-96 3-13 4-14 20-14 17 0 33 0 50 0 34 0 42 22 42 40 0 34-33 70-81 70-18 0-37 0-56 0zM86 252c-6 0-6 0-8-1-4 0-5 0-5-3 0-2 0-3 2-9 9-37 17-72 26-108 24 0 49 0 73 0 37 0 45 28 45 45 0 38-34 76-80 76-18 0-36 0-53 0z"><text:p/></draw:path><draw:path draw:style-name="gr18" draw:text-style-name="P131" svg:width="0.089cm" svg:height="0.385cm" svg:x="5.616cm" svg:y="-0.001cm" svg:viewBox="0 0 90 386" svg:d="M90 194c0-31-4-77-26-121-23-48-56-73-60-73-3 0-4 2-4 4s0 2 8 9c37 39 59 99 59 181 0 66-14 134-62 182-5 5-5 6-5 7 0 2 1 3 4 3 4 0 39-25 61-75 20-43 25-85 25-117z"><text:p/></draw:path><draw:path draw:style-name="gr19" draw:text-style-name="P131" svg:width="0.342cm" svg:height="0.211cm" svg:x="0.001cm" svg:y="0.709cm" svg:viewBox="0 0 343 212" svg:d="M330 151c7 0 13 0 13-8s-6-8-14-8c-82 0-164 0-245 0-17-13-37-23-49-29 14-6 33-16 49-30 81 0 163 0 245 0 8 0 14 0 14-8s-6-8-13-8c-76 0-153 0-229 0 19-17 39-51 39-56 0-4-5-4-8-4-2 0-6 0-7 3-8 15-18 35-44 57-27 24-52 35-72 40-7 2-6 2-8 3-1 2-1 1-1 3 0 1 0 1 0 2l1 1c1 1 1 1 9 3 52 16 91 51 112 93 4 7 6 7 10 7 3 0 8 0 8-4 0-5-20-39-39-57 76 0 153 0 229 0z"><text:p/></draw:path><draw:path draw:style-name="gr20" draw:text-style-name="P131" svg:width="0.343cm" svg:height="0.211cm" svg:x="0.323cm" svg:y="0.709cm" svg:viewBox="0 0 344 212" svg:d="M260 76c16 14 36 24 49 30-14 6-33 16-49 29-82 0-164 0-246 0-6 0-14 0-14 8s8 8 14 8c76 0 152 0 228 0-18 18-39 52-39 57 0 4 6 4 8 4 3 0 6 0 8-3 8-14 19-35 44-57 26-24 53-34 72-40 7-2 7-3 8-4 1 0 1-1 1-2 0-2 0-1-1-3h-1c-1-1-1-1-9-3-51-15-90-50-112-92-4-8-4-8-10-8-2 0-8 0-8 4 0 5 20 39 39 56-76 0-152 0-228 0-6 0-14 0-14 8s8 8 14 8c82 0 164 0 246 0z"><text:p/></draw:path><draw:path draw:style-name="gr21" draw:text-style-name="P131" svg:width="0.213cm" svg:height="0.276cm" svg:x="0.903cm" svg:y="0.643cm" svg:viewBox="0 0 214 277" svg:d="M212 15c2-4 2-5 2-7 0-4-3-8-7-8-5 0-8 5-9 9-11 28-21 57-32 86-40 0-78 0-118 0-11-29-21-58-32-86-2-5-4-9-8-9-5 0-8 4-8 8 0 1 0 2 2 7 32 85 64 169 96 253 2 6 4 9 9 9s7-4 8-7c32-85 65-170 97-255zM55 110c35 0 69 0 104 0-17 46-35 91-52 138-18-47-34-92-52-138z"><text:p/></draw:path><draw:path draw:style-name="gr22" draw:text-style-name="P131" svg:width="0.191cm" svg:height="0.174cm" svg:x="1.129cm" svg:y="0.741cm" svg:viewBox="0 0 192 175" svg:d="M118 54c3-10 12-45 38-45 2 0 11 0 20 4-11 2-19 12-19 21 0 7 5 13 15 13 8 0 20-6 20-22 0-20-22-25-35-25-23 0-36 21-40 30-10-27-31-30-42-30-41 0-63 49-63 59 0 5 3 4 4 5 4 0 5-1 6-5 13-41 38-50 52-50 7 0 21 3 21 25 0 12-7 39-21 92-7 25-20 40-37 40-2 0-12 0-19-4 9-3 18-10 18-21s-9-15-14-15c-12 0-22 11-22 24 0 17 20 25 36 25 26 0 40-28 41-30 4 14 19 30 42 30 39 0 61-50 61-60 0-4-3-4-4-4-3 0-4 2-4 4-14 42-40 51-52 51-16 0-22-12-22-25 0-9 3-17 6-34 5-18 9-36 14-53z"><text:p/></draw:path><draw:path draw:style-name="gr23" draw:text-style-name="P131" svg:width="0.04cm" svg:height="0.04cm" svg:x="1.372cm" svg:y="0.871cm" svg:viewBox="0 0 41 41" svg:d="M41 21c0-12-9-21-20-21s-21 9-21 21c0 11 10 20 21 20s20-9 20-20z"><text:p/></draw:path><draw:path draw:style-name="gr24" draw:text-style-name="P131" svg:width="0.191cm" svg:height="0.174cm" svg:x="1.458cm" svg:y="0.741cm" svg:viewBox="0 0 192 175" svg:d="M118 54c2-10 11-45 38-45 1 0 11 0 19 4-11 2-19 12-19 21 0 7 5 13 16 13 7 0 20-6 20-22 0-20-23-25-36-25-22 0-36 21-41 30-9-27-30-30-41-30-40 0-62 49-62 59 0 5 3 5 4 5 4 0 5-1 5-5 13-41 39-50 52-50 7 0 20 3 20 25 0 12-6 39-20 92-6 25-19 40-37 40-2 0-11 0-18-4 8-3 17-10 17-21s-9-15-14-15c-12 0-21 11-21 24 0 17 19 25 36 25 26 0 40-28 41-30 4 14 19 30 42 30 39 0 61-50 61-60 0-4-3-4-4-4-4 0-4 2-6 4-13 42-38 51-51 51-15 0-21-12-21-25 0-9 2-17 6-34 5-18 9-36 14-53z"><text:p/></draw:path><draw:path draw:style-name="gr25" draw:text-style-name="P131" svg:width="0.193cm" svg:height="0.223cm" svg:x="1.806cm" svg:y="0.702cm" svg:viewBox="0 0 194 224" svg:d="M180 120c7 0 14 0 14-8s-7-8-14-8c-55 0-109 0-164 0 5-51 49-88 104-88 20 0 41 0 60 0 7 0 14 0 14-7 0-9-7-9-14-9-21 0-40 0-61 0-66 0-119 49-119 112 0 62 53 112 119 112 21 0 40 0 61 0 7 0 14 0 14-7 0-8-7-8-14-8-19 0-40 0-60 0-55 0-99-37-104-89 55 0 109 0 164 0z"><text:p/></draw:path><draw:path draw:style-name="gr26" draw:text-style-name="P131" svg:width="0.275cm" svg:height="0.283cm" svg:x="2.147cm" svg:y="0.646cm" svg:viewBox="0 0 276 284" svg:d="M126 0c-53 0-95 26-111 45-14 16-15 27-15 28 0 2 2 2 4 2 6 0 16-6 18-7 9-5 10-7 12-15 6-16 17-29 65-31-7 87-31 172-63 252-2 5-1 4-2 7 0 1 1 3 3 3 7 0 26-9 30-19 20-47 52-136 63-243 6 0 14 0 21 0 47 0 92 18 92 56 0 30-29 84-103 86-8 0-12 0-23 8-7 4-10 8-10 11 0 2 2 2 7 2 71 0 162-60 162-123 0-44-53-62-98-62-17 0-34 0-52 0z"><text:p/></draw:path><draw:path draw:style-name="gr27" draw:text-style-name="P131" svg:width="0.089cm" svg:height="0.385cm" svg:x="2.479cm" svg:y="0.622cm" svg:viewBox="0 0 90 386" svg:d="M90 382c0-1 0-1-6-8-49-49-62-122-62-181 0-68 15-135 63-183 5-4 5-6 5-7 0-2-2-3-4-3-4 0-39 26-62 75-20 43-24 86-24 118 0 30 4 77 25 121 23 47 57 72 61 72 2 0 4-1 4-4z"><text:p/></draw:path><draw:path draw:style-name="gr28" draw:text-style-name="P131" svg:width="0.264cm" svg:height="0.275cm" svg:x="2.604cm" svg:y="0.635cm" svg:viewBox="0 0 265 276" svg:d="M56 232c-15 25-31 31-47 32-6 1-9 1-9 8 0 2 2 4 5 4 10 0 22-1 33-1 14 0 27 1 39 1 2 0 8 0 8-8 0-3-4-4-7-4-9 0-18-3-18-13 0-5 3-9 6-15 10-16 19-33 29-49 33 0 64 0 97 0 0 8 6 60 6 65 0 11-20 12-28 12-5 0-9 0-9 8 0 4 3 3 5 4 17 0 33-1 48-1 10 0 35 1 44 1 3 0 7 0 7-8 0-4-3-4-9-4-24 0-24-2-25-13-8-80-15-162-23-242-1-8-1-9-8-9-5 0-8 2-10 7-45 74-89 150-134 225zM102 175c26-43 51-85 76-128 5 43 8 85 12 128-29 0-58 0-88 0z"><text:p/></draw:path><draw:path draw:style-name="gr29" draw:text-style-name="P131" svg:width="0.297cm" svg:height="0.275cm" svg:x="2.903cm" svg:y="0.635cm" svg:viewBox="0 0 298 276" svg:d="M157 7c-2-5-3-7-7-7-5 0-6 1-9 8-46 84-92 168-138 253-3 5-3 6-3 7 0 8 9 8 14 8 90 0 181 0 271 0 6 0 13 0 13-8 0-2-1-3-2-5-46-86-93-171-139-256zM150 23c42 79 84 159 127 238-86 0-170 0-256 0 43-79 86-159 129-238z"><text:p/></draw:path><draw:path draw:style-name="gr30" draw:text-style-name="P131" svg:width="0.275cm" svg:height="0.263cm" svg:x="3.241cm" svg:y="0.646cm" svg:viewBox="0 0 276 264" svg:d="M45 234c-3 15-4 18-35 18-7 0-10 0-10 8 0 4 3 4 10 4 46 0 92 0 138 0 61 0 107-45 107-84 0-27-23-49-60-53 40-8 81-37 81-73 0-29-26-54-73-54-42 0-86 0-129 0-8 0-11 0-11 8 0 4 3 4 11 4 4 0 7 0 14 1s11 1 11 6c0 2-1 3-2 7-18 70-34 139-52 208zM103 123c8-32 17-64 25-95 3-15 4-16 20-16 17 0 33 0 50 0 34 0 43 23 43 40 0 34-34 71-80 71-19 0-39 0-58 0zM86 252c-6 0-6 0-8 0-4 0-5-1-5-4 0-2 0-2 2-9 9-37 17-72 26-108 24 0 50 0 74 0 36 0 44 28 44 45 0 38-34 76-80 76-18 0-36 0-53 0z"><text:p/></draw:path><draw:path draw:style-name="gr31" draw:text-style-name="P131" svg:width="0.089cm" svg:height="0.385cm" svg:x="3.559cm" svg:y="0.622cm" svg:viewBox="0 0 90 386" svg:d="M90 193c0-30-4-77-26-120-23-48-56-73-60-73-2 0-4 1-4 3 0 1 0 3 8 9 37 39 59 100 59 181 0 66-14 134-62 182-5 6-5 6-5 7 0 3 2 4 4 4 4 0 39-26 62-76 19-42 24-84 24-117z"><text:p/></draw:path><draw:path draw:style-name="gr32" draw:text-style-name="P131" svg:width="0.342cm" svg:height="0.2cm" svg:x="3.816cm" svg:y="0.713cm" svg:viewBox="0 0 343 201" svg:d="M301 108c-22 16-32 33-35 37-17 27-21 51-21 52 0 4 5 4 8 4 7 0 8-1 9-7 9-38 32-71 76-88 4-1 5-4 5-6 0-3-2-3-3-4-17-6-64-26-78-90-1-5-2-6-9-6-3 0-8 0-8 4 0 2 4 26 20 51 8 12 19 25 36 37-95 0-192 0-288 0-6 0-13 0-13 8s7 8 13 8c96 0 193 0 288 0z"><text:p/></draw:path><draw:path draw:style-name="gr33" draw:text-style-name="P131" svg:width="0.191cm" svg:height="0.174cm" svg:x="4.3cm" svg:y="0.741cm" svg:viewBox="0 0 192 175" svg:d="M118 54c2-10 11-45 38-45 1 0 11 0 19 4-11 2-19 12-19 21 0 7 5 13 16 13 7 0 20-6 20-22 0-20-23-25-36-25-22 0-36 21-41 30-9-27-30-30-41-30-40 0-62 49-62 59 0 5 3 5 4 5 4 0 5-1 5-5 13-41 38-50 52-50 7 0 20 3 20 25 0 12-6 39-20 92-6 25-19 40-37 40-2 0-11 0-20-4 10-3 19-10 19-21s-9-15-14-15c-12 0-21 11-21 24 0 17 19 25 36 25 26 0 40-28 41-30 4 14 18 30 42 30 39 0 61-50 61-60 0-4-3-4-4-4-4 0-4 2-6 4-13 42-38 51-51 51-15 0-21-12-21-25 0-9 2-17 6-34 5-18 9-36 14-53z"><text:p/></draw:path><draw:path draw:style-name="gr34" draw:text-style-name="P131" svg:width="0.193cm" svg:height="0.223cm" svg:x="4.649cm" svg:y="0.702cm" svg:viewBox="0 0 194 224" svg:d="M180 120c7 0 14 0 14-8s-7-8-14-8c-55 0-109 0-164 0 5-51 49-88 104-88 20 0 41 0 60 0 7 0 14 0 14-7 0-9-7-9-14-9-21 0-40 0-61 0-66 0-119 49-119 112 0 62 53 112 119 112 21 0 40 0 61 0 7 0 14 0 14-7 0-8-7-8-14-8-19 0-40 0-60 0-55 0-99-37-104-89 55 0 109 0 164 0z"><text:p/></draw:path><draw:path draw:style-name="gr35" draw:text-style-name="P131" svg:width="0.274cm" svg:height="0.283cm" svg:x="4.99cm" svg:y="0.646cm" svg:viewBox="0 0 275 284" svg:d="M126 0c-53 0-95 26-111 45-14 16-15 27-15 28 0 2 2 2 4 2 6 0 15-6 18-7 9-5 10-7 12-15 6-16 17-29 65-31-7 87-31 172-63 252-2 5-1 4-2 7 0 1 1 3 3 3 7 0 26-9 30-19 20-47 52-136 63-243 6 0 14 0 21 0 46 0 92 18 92 56 0 30-29 84-103 86-8 0-12 0-23 8-7 4-10 8-10 11 0 2 2 2 7 2 71 0 161-60 161-123 0-44-52-62-97-62-17 0-34 0-52 0z"><text:p/></draw:path><draw:path draw:style-name="gr36" draw:text-style-name="P131" svg:width="0.089cm" svg:height="0.385cm" svg:x="5.321cm" svg:y="0.622cm" svg:viewBox="0 0 90 386" svg:d="M90 382c0-1 0-1-6-8-49-49-62-122-62-181 0-68 15-135 63-183 5-4 5-6 5-7 0-2-2-3-4-3-4 0-39 26-62 75-20 43-24 86-24 118 0 30 4 77 25 121 23 47 57 72 61 72 2 0 4-1 4-4z"><text:p/></draw:path><draw:path draw:style-name="gr37" draw:text-style-name="P131" svg:width="0.264cm" svg:height="0.275cm" svg:x="5.446cm" svg:y="0.635cm" svg:viewBox="0 0 265 276" svg:d="M56 232c-15 25-31 31-47 32-6 1-9 1-9 8 0 2 2 4 5 4 10 0 22-1 33-1 14 0 27 1 39 1 2 0 8 0 8-8 0-3-4-4-7-4-9 0-18-3-18-13 0-5 3-9 6-15 10-16 19-33 29-49 31 0 64 0 96 0 1 8 7 60 7 65 0 11-20 12-28 12-5 0-9 0-9 8 0 4 3 3 5 4 17 0 33-1 48-1 10 0 35 1 44 1 3 0 7 0 7-8 0-4-3-4-9-4-24 0-24-2-25-13-8-80-15-162-23-242-1-8-1-9-8-9-5 0-8 2-10 7-45 74-89 150-134 225zM102 175c26-43 51-85 76-128 5 43 8 85 12 128-29 0-58 0-88 0z"><text:p/></draw:path><draw:path draw:style-name="gr38" draw:text-style-name="P131" svg:width="0.089cm" svg:height="0.385cm" svg:x="5.744cm" svg:y="0.622cm" svg:viewBox="0 0 90 386" svg:d="M90 193c0-30-4-77-25-120-23-48-56-73-61-73-2 0-4 1-4 3 0 1 0 3 8 9 38 39 60 100 60 181 0 66-14 134-63 182-5 6-5 6-5 7 0 3 2 4 4 4 5 0 39-26 62-76 20-42 24-84 24-117z"><text:p/></draw:path><draw:path draw:style-name="gr39" draw:text-style-name="P131" svg:width="0.213cm" svg:height="0.239cm" svg:x="5.98cm" svg:y="0.68cm" svg:viewBox="0 0 214 240" svg:d="M214 14c0-7 0-14-7-14-8 0-8 7-8 14 0 47 0 94 0 140 0 58-63 70-92 70-18 0-42-3-62-16-30-19-30-44-30-54 0-46 0-93 0-140 0-7 0-14-7-14-8 0-8 7-8 14 0 48 0 94 0 141 0 59 58 85 107 85 50 0 107-28 107-84 0-47 0-94 0-142z"><text:p/></draw:path><draw:path draw:style-name="gr40" draw:text-style-name="P131" svg:width="0.274cm" svg:height="0.283cm" svg:x="6.31cm" svg:y="0.646cm" svg:viewBox="0 0 275 284" svg:d="M126 0c-55 0-95 26-112 45-13 16-14 27-14 28 0 2 1 2 4 2 6 0 15-6 18-7 8-5 9-7 12-15 6-16 15-29 65-31-8 87-31 172-63 252-2 5-1 4-2 7 0 1 1 3 3 3 7 0 26-9 29-19 21-47 53-136 64-243 6 0 13 0 20 0 47 0 92 18 92 56 0 30-28 84-102 86-9 0-12 0-23 8-8 4-10 8-10 11 0 2 2 2 6 2 71 0 162-60 162-123 0-44-52-62-97-62-17 0-34 0-52 0z"><text:p/></draw:path><draw:path draw:style-name="gr41" draw:text-style-name="P131" svg:width="0.088cm" svg:height="0.385cm" svg:x="6.641cm" svg:y="0.622cm" svg:viewBox="0 0 89 386" svg:d="M89 382c0-1 0-1-7-8-48-49-60-122-60-181 0-68 15-135 63-183 4-4 4-6 4-7 0-2-1-3-3-3-5 0-39 26-62 75-20 43-24 86-24 118 0 30 4 77 25 121 23 47 56 72 61 72 2 0 3-1 3-4z"><text:p/></draw:path><draw:path draw:style-name="gr42" draw:text-style-name="P131" svg:width="0.275cm" svg:height="0.263cm" svg:x="6.768cm" svg:y="0.646cm" svg:viewBox="0 0 276 264" svg:d="M46 234c-4 15-4 18-35 18-7 0-11 0-11 8 0 4 4 4 11 4 46 0 91 0 137 0 62 0 107-45 107-84 0-27-22-49-59-53 39-8 80-37 80-73 0-29-25-54-71-54-43 0-87 0-130 0-8 0-11 0-11 8 0 4 3 4 11 4 4 0 7 0 14 1s10 1 10 6c0 2 0 3-1 7-18 70-34 139-52 208zM104 123c8-32 17-64 25-95 3-15 4-16 21-16 16 0 33 0 49 0 34 0 42 23 42 40 0 34-33 71-80 71-19 0-38 0-57 0zM87 252c-6 0-6 0-9 0s-4-1-4-4c0-2 0-2 2-9 9-37 17-72 26-108 24 0 49 0 73 0 37 0 45 28 45 45 0 38-35 76-80 76-18 0-36 0-53 0z"><text:p/></draw:path><draw:path draw:style-name="gr43" draw:text-style-name="P131" svg:width="0.088cm" svg:height="0.385cm" svg:x="7.087cm" svg:y="0.622cm" svg:viewBox="0 0 89 386" svg:d="M89 193c0-30-3-77-25-120-23-48-56-73-61-73-2 0-3 1-3 3 0 1 0 3 8 9 37 39 59 100 59 181 0 66-14 134-63 182-4 6-4 6-4 7 0 3 1 4 3 4 5 0 40-26 62-76 20-42 24-84 24-117z"><text:p/></draw:path><draw:path draw:style-name="gr44" draw:text-style-name="P131" svg:width="0.1cm" svg:height="0.462cm" svg:x="9.202cm" svg:y="0.583cm" svg:viewBox="0 0 101 463" svg:d="M101 459c0-1-1-3-2-4-18-18-44-50-59-113-10-35-14-75-14-111 0-101 25-173 72-222 3-4 3-5 3-6 0-3-3-3-4-3-7 0-28 23-32 29-40 46-65 116-65 202 0 55 10 132 60 198 4 4 29 34 37 34 1 0 4 0 4-4z"><text:p/></draw:path><draw:path draw:style-name="gr45" draw:text-style-name="P131" svg:width="0.235cm" svg:height="0.297cm" svg:x="9.33cm" svg:y="0.666cm" svg:viewBox="0 0 236 298" svg:d="M223 15c7 0 13 0 13-7 0-8-6-8-13-8-35 0-69 0-104 0-66 0-119 51-119 111 0 63 54 112 119 112 35 0 69 0 104 0 7 0 13 0 13-7 0-8-6-8-13-8-34 0-69 0-103 0-62 0-105-45-105-96 0-53 44-97 105-97 34 0 69 0 103 0zM22 283c-7 0-14 0-14 7 0 8 7 8 14 8 67 0 134 0 201 0 7 0 13 0 13-8 0-7-6-7-13-7-67 0-134 0-201 0z"><text:p/></draw:path><draw:path draw:style-name="gr46" draw:text-style-name="P131" svg:width="0.189cm" svg:height="0.272cm" svg:x="9.72cm" svg:y="0.643cm" svg:viewBox="0 0 190 273" svg:d="M134 248c0 8 0 16 0 25 19-1 38-3 56-5 0-4 0-7 0-12-26 0-29-2-29-21 0-78 0-157 0-235-19 1-38 3-57 4 0 5 0 8 0 12 28 0 31 4 31 23 0 27 0 56 0 83-11-14-28-24-49-24-45 0-86 37-86 88 0 48 38 87 82 87 25 0 42-13 52-25zM134 144c0 27 0 53 0 79 0 7 0 8-4 15-12 18-30 26-46 26-17 0-31-10-41-24-10-17-11-39-11-54 0-14 1-37 12-55 9-12 23-24 44-24 13 0 30 5 42 23 4 6 4 6 4 14z"><text:p/></draw:path><draw:path draw:style-name="gr47" draw:text-style-name="P131" svg:width="0.149cm" svg:height="0.176cm" svg:x="9.932cm" svg:y="0.739cm" svg:viewBox="0 0 150 177" svg:d="M33 76c2-58 34-67 47-67 41 0 44 51 44 67-31 0-60 0-91 0zM32 84c36 0 71 0 108 0 8 0 10 0 10-8 0-39-21-76-70-76-44 0-80 40-80 88 0 52 41 89 86 89 46 0 64-43 64-50 0-4-4-5-5-5-4 0-4 2-5 6-14 39-49 39-52 39-20 0-35-11-44-25-12-19-12-44-12-58z"><text:p/></draw:path><draw:path draw:style-name="gr48" draw:text-style-name="P131" svg:width="0.193cm" svg:height="0.271cm" svg:x="10.104cm" svg:y="0.64cm" svg:viewBox="0 0 194 272" svg:d="M118 118c17 0 19 4 19 21 0 34 0 69 0 103 0 18-4 18-29 18 0 4 0 7 0 12 12 0 33-1 43-1s28 1 43 1c0-5 0-8 0-12-27 0-31 0-31-18 0-47 0-94 0-141-17 1-32 2-49 3-6 0-4 0-6 0-1 2-2 2-8 2-15 0-30 0-45 0 0-15 0-30 0-44 0-39 33-54 57-54 12 0 25 4 33 13-15 1-17 11-17 17 0 14 9 18 16 18 10 0 19-5 19-18 0-23-22-38-51-38-35 0-81 19-81 62 0 14 0 29 0 44-10 0-21 0-31 0 0 4 0 7 0 12 10 0 21 0 31 0 0 41 0 82 0 124 0 18-5 18-31 18 0 4 0 7 0 12 13 0 33-1 43-1 9 0 28 1 43 1 0-5 0-8 0-12-26 0-30 0-30-18 0-42 0-83 0-124 21 0 41 0 62 0z"><text:p/></draw:path><draw:path draw:style-name="gr49" draw:text-style-name="P131" svg:width="0.194cm" svg:height="0.17cm" svg:x="10.32cm" svg:y="0.741cm" svg:viewBox="0 0 195 171" svg:d="M30 37c0 34 0 70 0 104 0 17-4 17-30 17 0 5 0 8 0 13 13 0 33-2 44-2 10 0 30 2 43 2 0-5 0-8 0-13-25 0-30 0-30-17 0-23 0-47 0-71 0-40 28-61 52-61s28 21 28 43c0 29 0 59 0 89 0 17-4 17-29 17 0 5 0 8 0 13 13 0 33-2 43-2 11 0 30 2 44 2 0-5 0-8 0-13-20 0-30 0-31-11 0-24 0-49 0-73 0-34 0-45-11-60-6-6-19-14-41-14-28 0-47 16-57 41 0-14 0-28 0-41-19 1-36 3-55 4 0 5 0 8 0 12 27 0 30 3 30 21z"><text:p/></draw:path><draw:path draw:style-name="gr50" draw:text-style-name="P131" svg:width="0.081cm" svg:height="0.258cm" svg:x="10.536cm" svg:y="0.653cm" svg:viewBox="0 0 82 259" svg:d="M55 88c-18 1-36 3-54 4 0 5 0 8 0 13 25 0 29 2 29 20 0 35 0 70 0 104 0 17-5 17-30 17 0 5 0 8 0 13 12 0 33-2 42-2 14 0 27 2 40 2 0-5 0-8 0-13-25 0-27-1-27-16 0-47 0-95 0-142zM57 21c0-12-10-21-21-21-12 0-21 11-21 21s9 20 21 20c11 0 21-8 21-20z"><text:p/></draw:path><draw:path draw:style-name="gr51" draw:text-style-name="P131" svg:width="0.12cm" svg:height="0.241cm" svg:x="10.637cm" svg:y="0.674cm" svg:viewBox="0 0 121 242" svg:d="M59 84c19 0 38 0 56 0 0-5 0-8 0-13-18 0-37 0-56 0 0-24 0-47 0-71-3 0-5 0-8 0-2 32-13 74-51 75 0 3 0 5 0 9 11 0 22 0 33 0 0 35 0 71 0 106 0 48 36 52 51 52 27 0 37-28 37-52 0-7 0-14 0-22-3 0-6 0-9 0 0 7 0 15 0 21 0 29-12 43-26 43-27 0-27-35-27-42 0-35 0-71 0-106z"><text:p/></draw:path><draw:path draw:style-name="gr52" draw:text-style-name="P131" svg:width="0.081cm" svg:height="0.258cm" svg:x="10.793cm" svg:y="0.653cm" svg:viewBox="0 0 82 259" svg:d="M56 88c-19 1-36 3-55 4 0 5 0 8 0 13 25 0 29 2 29 20 0 35 0 70 0 104 0 17-5 17-30 17 0 5 0 8 0 13 12 0 33-2 43-2 13 0 26 2 39 2 0-5 0-8 0-13-25 0-26-1-26-16 0-47 0-95 0-142zM57 21c0-12-10-21-21-21-12 0-20 11-20 21s8 20 20 20c11 0 21-8 21-20z"><text:p/></draw:path><draw:path draw:style-name="gr53" draw:text-style-name="P131" svg:width="0.171cm" svg:height="0.176cm" svg:x="10.899cm" svg:y="0.739cm" svg:viewBox="0 0 172 177" svg:d="M172 90c0-49-40-90-86-90-49 0-86 42-86 90 0 50 40 87 85 87 47 0 87-37 87-87zM86 167c-17 0-34-7-44-25s-10-41-10-55c0-16 0-35 9-53 11-17 28-25 44-25 17 0 34 8 44 24 10 17 10 40 10 54s0 35-8 52c-9 17-27 28-45 28z"><text:p/></draw:path><draw:path draw:style-name="gr54" draw:text-style-name="P131" svg:width="0.194cm" svg:height="0.17cm" svg:x="11.094cm" svg:y="0.741cm" svg:viewBox="0 0 195 171" svg:d="M30 37c0 34 0 70 0 104 0 17-5 17-30 17 0 5 0 8 0 13 13 0 33-2 44-2 10 0 30 2 43 2 0-5 0-8 0-13-27 0-30 0-30-17 0-23 0-47 0-71 0-40 28-61 52-61s28 21 28 43c0 29 0 59 0 89 0 17-4 17-29 17 0 5 0 8 0 13 13 0 33-2 43-2s30 2 44 2c0-5 0-8 0-13-21 0-30 0-31-11 0-24 0-49 0-73 0-34 0-45-12-60-6-6-18-14-40-14-28 0-47 16-58 41 0-14 0-28 0-41-18 1-36 3-54 4 0 5 0 8 0 12 27 0 30 3 30 21z"><text:p/></draw:path><draw:path draw:style-name="gr55" draw:text-style-name="P131" svg:width="0.1cm" svg:height="0.462cm" svg:x="11.312cm" svg:y="0.583cm" svg:viewBox="0 0 101 463" svg:d="M101 231c0-55-10-132-60-197-4-5-29-34-36-34-2 0-5 0-5 3 0 2 1 4 3 5 18 19 43 50 60 112 8 35 12 75 12 111 0 38-4 78-13 117-16 53-39 84-58 106-4 4-3 2-4 5 0 3 3 4 5 4 6 0 27-24 31-30 40-46 65-115 65-202z"><text:p/></draw:path><draw:path draw:style-name="gr56" draw:text-style-name="P131" svg:width="0.342cm" svg:height="0.211cm" svg:x="0.001cm" svg:y="1.329cm" svg:viewBox="0 0 343 212" svg:d="M330 152c7 0 13 0 13-8s-6-8-14-8c-82 0-164 0-245 0-17-14-37-24-49-29 14-7 33-17 49-30 81 0 163 0 245 0 8 0 14 0 14-8 0-7-6-7-13-7-76 0-153 0-229 0 19-18 39-52 39-58 0-4-5-4-8-4-2 0-6 0-7 3-8 15-18 35-44 57-27 25-52 35-72 41-7 2-8 2-8 3-1 0-1 2-1 3s0 1 0 2l1 1c1 0 1 0 9 2 52 17 91 52 112 93 4 7 6 7 10 7 3 0 8 0 8-3 0-6-20-40-39-57 76 0 153 0 229 0z"><text:p/></draw:path><draw:path draw:style-name="gr57" draw:text-style-name="P131" svg:width="0.343cm" svg:height="0.211cm" svg:x="0.323cm" svg:y="1.329cm" svg:viewBox="0 0 344 212" svg:d="M260 77c16 13 36 24 49 30-14 5-33 16-49 29-82 0-164 0-246 0-6 0-14 0-14 8s8 8 14 8c76 0 152 0 228 0-18 17-39 51-39 57 0 3 6 3 8 3 3 0 6 0 8-2 8-15 19-35 44-58 26-23 53-34 72-40 7-2 7-2 8-3 1 0 1-1 1-2s0-3-1-3l-1-1c-1 0-1-1-9-3-51-15-90-50-112-91-4-8-4-9-10-9-2 0-8 0-8 4 0 6 20 39 39 58-76 0-152 0-228 0-6 0-14 0-14 7 0 8 8 8 14 8 82 0 164 0 246 0z"><text:p/></draw:path><draw:path draw:style-name="gr58" draw:text-style-name="P131" svg:width="0.213cm" svg:height="0.275cm" svg:x="0.903cm" svg:y="1.264cm" svg:viewBox="0 0 214 276" svg:d="M212 14c2-4 2-4 2-6 0-5-3-8-7-8-5 0-8 4-9 9-11 28-21 56-32 84-40 0-78 0-118 0-11-28-21-56-32-84-2-6-4-9-8-9-5 0-8 3-8 8 0 1 0 1 2 6 32 85 64 169 96 253 2 6 4 9 9 9s7-3 8-8c32-84 65-169 97-254zM55 109c35 0 69 0 104 0-17 46-35 91-52 137-18-46-34-91-52-137z"><text:p/></draw:path><draw:path draw:style-name="gr59" draw:text-style-name="P131" svg:width="0.191cm" svg:height="0.175cm" svg:x="1.129cm" svg:y="1.361cm" svg:viewBox="0 0 192 176" svg:d="M118 55c3-11 12-46 38-46 2 0 11 0 20 5-11 1-19 11-19 21 0 6 5 13 15 13 8 0 20-6 20-22 0-20-22-26-35-26-23 0-36 21-40 30-10-26-31-30-42-30-41 0-63 51-63 61 0 3 3 2 4 3 4 0 5-1 6-5 13-40 38-50 52-50 7 0 21 3 21 26 0 12-7 38-21 92-7 24-20 40-37 40-2 0-12 0-19-5 9-2 18-10 18-21 0-10-9-13-14-13-12 0-22 10-22 22 0 18 20 26 36 26 26 0 40-27 41-30 4 15 19 30 42 30 39 0 61-51 61-60 0-4-3-4-4-4-3 0-4 1-4 5-14 40-40 50-52 50-16 0-22-12-22-25 0-9 3-18 6-34 5-18 9-35 14-53z"><text:p/></draw:path><draw:path draw:style-name="gr60" draw:text-style-name="P131" svg:width="0.04cm" svg:height="0.041cm" svg:x="1.372cm" svg:y="1.49cm" svg:viewBox="0 0 41 42" svg:d="M41 21c0-11-9-21-20-21s-21 10-21 21 10 21 21 21 20-10 20-21z"><text:p/></draw:path><draw:path draw:style-name="gr61" draw:text-style-name="P131" svg:width="0.191cm" svg:height="0.175cm" svg:x="1.458cm" svg:y="1.361cm" svg:viewBox="0 0 192 176" svg:d="M118 55c2-11 11-46 38-46 1 0 11 0 19 5-11 1-19 11-19 21 0 6 5 13 16 13 7 0 20-6 20-22 0-20-23-26-36-26-22 0-36 21-41 30-9-26-30-30-41-30-40 0-62 51-62 61 0 3 3 3 4 3 4 0 5-1 5-5 13-40 39-50 52-50 7 0 20 3 20 26 0 12-6 38-20 92-6 24-19 40-37 40-2 0-11 0-18-5 8-2 17-10 17-21 0-10-9-13-14-13-12 0-21 10-21 22 0 18 19 26 36 26 26 0 40-27 41-30 4 15 19 30 42 30 39 0 61-51 61-60 0-4-3-4-4-4-4 0-4 1-6 5-13 40-38 50-51 50-15 0-21-12-21-25 0-9 2-18 6-34 5-18 9-35 14-53z"><text:p/></draw:path><draw:path draw:style-name="gr62" draw:text-style-name="P131" svg:width="0.235cm" svg:height="0.298cm" svg:x="1.806cm" svg:y="1.286cm" svg:viewBox="0 0 236 299" svg:d="M223 15c7 0 13 0 13-7 0-8-6-8-13-8-35 0-69 0-104 0-66 0-119 51-119 112 0 62 54 112 119 112 35 0 69 0 104 0 7 0 13 0 13-7 0-8-6-8-13-8-34 0-69 0-103 0-62 0-105-45-105-97 0-53 44-97 105-97 34 0 69 0 103 0zM21 284c-6 0-13 0-13 7 0 8 7 8 13 8 67 0 135 0 202 0 7 0 13 0 13-8 0-7-6-7-13-7-67 0-135 0-202 0z"><text:p/></draw:path><draw:path draw:style-name="gr63" draw:text-style-name="P131" svg:width="0.264cm" svg:height="0.276cm" svg:x="2.196cm" svg:y="1.256cm" svg:viewBox="0 0 265 277" svg:d="M56 232c-15 27-31 32-47 33-6 0-9 0-9 8 0 2 2 4 5 4 10 0 22-1 33-1 14 0 27 1 39 1 2 0 8 0 8-7 0-5-4-5-7-5-9-1-18-4-18-13 0-6 3-10 6-14 10-17 19-33 29-50 33 0 64 0 97 0 0 8 6 61 6 64 0 12-20 13-28 13-5 0-9 0-9 8 0 4 3 3 5 4 17 0 33-1 48-1 10 0 35 1 44 1 3 0 7 0 7-7 0-5-3-5-9-5-24 0-24-3-25-14-8-81-15-161-23-241-1-8-1-10-8-10-5 0-8 3-10 7-45 74-89 150-134 225zM102 176c26-43 51-85 76-128 5 43 9 85 13 128-29 0-59 0-89 0z"><text:p/></draw:path><draw:path draw:style-name="gr64" draw:text-style-name="P131" svg:width="0.297cm" svg:height="0.276cm" svg:x="2.495cm" svg:y="1.256cm" svg:viewBox="0 0 298 277" svg:d="M157 8c-2-5-3-8-7-8-5 0-6 2-9 8-46 84-92 169-138 254-3 5-3 5-3 8 0 7 9 7 14 7 90 0 181 0 271 0 6 0 13 0 13-7 0-3-1-4-2-7-46-85-93-171-139-255zM150 24c42 79 84 159 127 238-86 0-170 0-256 0 43-79 86-159 129-238z"><text:p/></draw:path><draw:path draw:style-name="gr65" draw:text-style-name="P131" svg:width="0.275cm" svg:height="0.263cm" svg:x="2.833cm" svg:y="1.269cm" svg:viewBox="0 0 276 264" svg:d="M45 233c-3 16-4 19-35 19-7 0-10 0-10 8 0 4 3 4 10 4 46 0 92 0 138 0 61 0 107-46 107-84 0-27-23-50-60-55 40-6 81-35 81-72 0-29-26-53-73-53-42 0-86 0-129 0-8 0-11 0-11 8 0 4 3 4 11 4 1 0 7 0 14 0 8 1 11 1 11 7 0 1-1 2-2 7-18 70-34 138-52 207zM103 122c8-32 17-64 25-96 3-13 4-14 20-14 17 0 33 0 50 0 34 0 43 22 43 40 0 34-34 70-80 70-19 0-39 0-58 0zM86 252c-6 0-6 0-8-1-4 0-5 0-5-4 0-1 0-2 2-8 9-37 17-72 26-108 24 0 50 0 74 0 36 0 44 28 44 45 0 38-34 76-80 76-18 0-36 0-53 0z"><text:p/></draw:path><draw:path draw:style-name="gr66" draw:text-style-name="P131" svg:width="0.342cm" svg:height="0.201cm" svg:x="3.257cm" svg:y="1.334cm" svg:viewBox="0 0 343 202" svg:d="M301 109c-21 16-32 32-35 37-17 27-13 34-20 51 0 5 5 5 8 5 7 0 7-1 8-7 9-39 32-71 76-89 4-1 5-3 5-5 0-3-2-4-3-4-17-7-64-27-78-91-1-5-1-6-8-6-3 0-8 0-8 4 0 2 4 26 20 52 8 11 19 25 35 37-95 0-191 0-287 0-7 0-14 0-14 8s7 8 14 8c96 0 192 0 287 0z"><text:p/></draw:path><draw:path draw:style-name="gr67" draw:text-style-name="P131" svg:width="0.191cm" svg:height="0.175cm" svg:x="3.741cm" svg:y="1.361cm" svg:viewBox="0 0 192 176" svg:d="M118 55c2-11 11-46 38-46 2 0 11 0 20 5-11 1-19 11-19 21 0 6 5 13 15 13 8 0 20-6 20-22 0-20-23-26-36-26-22 0-35 21-41 30-8-26-29-30-41-30-40 0-62 51-62 61 0 3 3 3 4 3 4 0 5-1 6-5 13-40 38-50 52-50 6 0 21 3 21 26 0 12-7 38-21 92-7 24-20 40-38 40-2 0-11 0-18-5 9-2 17-10 17-21 0-10-8-13-14-13-11 0-21 10-21 22 0 18 20 26 36 26 26 0 40-27 41-30 4 15 19 30 42 30 39 0 61-51 61-60 0-4-3-4-4-4-3 0-4 1-6 5-12 40-38 50-50 50-16 0-22-12-22-25 0-9 2-18 6-34 5-18 9-35 14-53z"><text:p/></draw:path><draw:path draw:style-name="gr68" draw:text-style-name="P131" svg:width="0.193cm" svg:height="0.223cm" svg:x="4.09cm" svg:y="1.324cm" svg:viewBox="0 0 194 224" svg:d="M180 120c7 0 14 0 14-8s-7-8-14-8c-55 0-109 0-164 0 5-51 50-89 104-89 20 0 41 0 60 0 7 0 14 0 14-7 0-8-7-8-14-8-21 0-40 0-61 0-66 0-119 51-119 112 0 62 53 112 119 112 21 0 40 0 61 0 7 0 14 0 14-7 0-8-7-8-14-8-19 0-40 0-60 0-54 0-99-37-104-89 55 0 109 0 164 0z"><text:p/></draw:path><draw:path draw:style-name="gr69" draw:text-style-name="P131" svg:width="0.274cm" svg:height="0.282cm" svg:x="4.432cm" svg:y="1.269cm" svg:viewBox="0 0 275 283" svg:d="M126 0c-55 0-96 26-112 44-13 15-14 26-14 27 0 3 1 4 3 4 7 0 16-6 19-8 8-5 9-8 11-14 5-16 16-30 65-32-7 87-30 171-63 252-2 6-2 6-2 7 0 2 1 3 4 3 6 0 25-8 29-19 20-46 52-135 64-243 6 0 13 0 20 0 47 0 92 19 92 57 0 29-28 83-103 85-8 1-13 1-24 7-6 5-9 9-9 11 0 4 2 4 7 4 71 0 162-60 162-123 0-44-53-62-97-62-17 0-34 0-52 0z"><text:p/></draw:path><draw:path draw:style-name="gr70" draw:text-style-name="P131" svg:width="0.089cm" svg:height="0.385cm" svg:x="4.762cm" svg:y="1.242cm" svg:viewBox="0 0 90 386" svg:d="M90 383c0-1 0-2-6-9-49-48-61-121-61-180 0-67 14-135 62-183 5-4 5-5 5-7 0-3-2-4-4-4-4 0-39 26-61 76-20 42-25 85-25 118 0 29 4 77 26 120 23 48 56 72 60 72 2 0 4-1 4-3z"><text:p/></draw:path><draw:path draw:style-name="gr71" draw:text-style-name="P131" svg:width="0.264cm" svg:height="0.276cm" svg:x="4.889cm" svg:y="1.256cm" svg:viewBox="0 0 265 277" svg:d="M55 232c-15 27-31 32-47 33-5 0-8 0-8 8 0 2 1 4 4 4 11 0 22-1 33-1 14 0 27 1 39 1 3 0 8 0 8-7 0-5-4-5-6-5-10-1-19-4-19-13 0-6 3-10 6-14 10-17 20-33 30-50 31 0 64 0 96 0 1 8 6 61 6 64 0 12-20 13-28 13-5 0-8 0-8 8 0 4 4 4 5 4 15 0 32-1 48-1 9 0 35 1 43 1 3 0 8 0 8-7 0-5-4-5-9-5-24 0-24-3-25-14-8-81-17-161-24-241 0-8 0-10-7-10-6 0-8 3-11 7-45 74-89 150-134 225zM101 176c25-43 52-85 77-128 5 43 8 85 12 128-29 0-59 0-89 0z"><text:p/></draw:path><draw:path draw:style-name="gr72" draw:text-style-name="P131" svg:width="0.088cm" svg:height="0.385cm" svg:x="5.187cm" svg:y="1.242cm" svg:viewBox="0 0 89 386" svg:d="M89 194c0-31-3-77-25-121-23-48-56-73-61-73-2 0-3 2-3 4s0 3 8 9c37 39 59 99 59 181 0 66-14 134-63 182-4 5-4 6-4 7 0 2 1 3 3 3 5 0 40-25 62-75 20-43 24-85 24-117z"><text:p/></draw:path><draw:path draw:style-name="gr73" draw:text-style-name="P131" svg:width="0.213cm" svg:height="0.238cm" svg:x="5.422cm" svg:y="1.302cm" svg:viewBox="0 0 214 239" svg:d="M212 15c2-5 2-6 2-7 0-5-3-8-7-8s-6 2-9 8c-30 68-61 136-90 204-31-68-61-136-92-204-3-8-6-8-8-8-5 0-8 3-8 8 1 2 0 1 2 5 32 73 65 145 97 218 2 7 4 8 9 8 4 0 5-2 7-8 32-71 65-144 97-216z"><text:p/></draw:path><draw:path draw:style-name="gr74" draw:text-style-name="P131" svg:width="0.191cm" svg:height="0.175cm" svg:x="5.755cm" svg:y="1.361cm" svg:viewBox="0 0 192 176" svg:d="M118 55c2-11 12-46 38-46 2 0 11 0 20 5-11 1-19 11-19 21 0 6 5 13 15 13 8 0 20-6 20-22 0-20-23-26-35-26-23 0-36 21-40 30-10-26-31-30-42-30-41 0-63 51-63 61 0 3 3 2 4 3 4 0 5-1 6-5 13-40 38-50 52-50 7 0 21 3 21 26 0 12-7 38-21 92-7 24-20 40-37 40-3 0-12 0-19-5 9-2 18-10 18-21 0-10-9-13-14-13-12 0-22 10-22 22 0 18 20 26 36 26 26 0 40-27 41-30 4 15 19 30 42 30 39 0 61-51 61-60 0-4-3-4-4-4-3 0-4 1-4 5-14 40-40 50-52 50-16 0-22-12-22-25 0-9 3-18 6-34 5-18 9-35 14-53z"><text:p/></draw:path><draw:path draw:style-name="gr75" draw:text-style-name="P131" svg:width="0.191cm" svg:height="0.223cm" svg:x="6.104cm" svg:y="1.324cm" svg:viewBox="0 0 192 224" svg:d="M179 120c7 0 13 0 13-8s-6-8-13-8c-55 0-109 0-164 0 5-51 50-89 104-89 20 0 40 0 60 0 7 0 13 0 13-7 0-8-6-8-13-8-20 0-40 0-60 0-67 0-119 51-119 112 0 62 52 112 119 112 20 0 40 0 60 0 7 0 13 0 13-7 0-8-6-8-13-8-20 0-40 0-60 0-54 0-99-37-104-89 55 0 109 0 164 0z"><text:p/></draw:path><draw:path draw:style-name="gr76" draw:text-style-name="P131" svg:width="0.274cm" svg:height="0.282cm" svg:x="6.445cm" svg:y="1.269cm" svg:viewBox="0 0 275 283" svg:d="M126 0c-55 0-95 26-112 44-13 15-14 26-14 27 0 3 1 4 3 4 7 0 16-6 19-8 8-5 9-8 11-14 5-16 16-30 65-32-7 87-30 171-63 252-2 6-2 6-2 7 0 2 1 3 4 3 6 0 25-8 29-19 20-46 52-135 64-243 6 0 13 0 20 0 47 0 92 19 92 57 0 29-28 83-102 85-9 1-14 1-23 7-8 5-11 9-11 11 0 4 3 4 7 4 71 0 162-60 162-123 0-44-52-62-97-62-17 0-34 0-52 0z"><text:p/></draw:path><draw:path draw:style-name="gr77" draw:text-style-name="P131" svg:width="0.088cm" svg:height="0.385cm" svg:x="6.776cm" svg:y="1.242cm" svg:viewBox="0 0 89 386" svg:d="M89 383c0-1 0-2-7-9-48-48-60-121-60-180 0-67 14-135 62-183 5-4 5-5 5-7 0-3-1-4-3-4-5 0-40 26-62 76-20 42-24 85-24 118 0 29 3 77 25 120 23 48 56 72 61 72 2 0 3-1 3-3z"><text:p/></draw:path><draw:path draw:style-name="gr78" draw:text-style-name="P131" svg:width="0.275cm" svg:height="0.263cm" svg:x="6.904cm" svg:y="1.269cm" svg:viewBox="0 0 276 264" svg:d="M46 233c-4 16-5 19-35 19-7 0-11 0-11 8 0 4 3 4 11 4 46 0 91 0 137 0 62 0 107-46 107-84 0-27-22-50-59-55 39-6 80-35 80-72 0-29-25-53-71-53-43 0-87 0-130 0-8 0-12 0-12 8 0 4 4 4 11 4 1 0 8 0 15 0 7 1 10 1 10 7 0 1 0 2-1 7-18 70-34 138-52 207zM104 122c8-32 16-64 24-96 4-13 4-14 20-14 17 0 35 0 51 0 34 0 42 22 42 40 0 34-33 70-80 70-19 0-38 0-57 0zM87 252c-6 0-7 0-9-1-3 0-4 0-4-4 0-1 0-2 1-8 9-37 18-72 27-108 24 0 49 0 73 0 37 0 44 28 44 45 0 38-34 76-79 76-18 0-36 0-53 0z"><text:p/></draw:path><draw:path draw:style-name="gr79" draw:text-style-name="P131" svg:width="0.088cm" svg:height="0.385cm" svg:x="7.223cm" svg:y="1.242cm" svg:viewBox="0 0 89 386" svg:d="M89 194c0-31-4-77-25-121-23-48-56-73-61-73-2 0-3 2-3 4s0 3 7 9c38 39 60 99 60 181 0 66-14 134-63 182-4 5-4 6-4 7 0 2 1 3 3 3 5 0 39-25 62-75 20-43 24-85 24-117z"><text:p/></draw:path><draw:path draw:style-name="gr80" draw:text-style-name="P131" svg:width="0.1cm" svg:height="0.462cm" svg:x="9.202cm" svg:y="1.204cm" svg:viewBox="0 0 101 463" svg:d="M101 460c0-2-1-2-2-3-18-20-44-51-59-114-10-35-14-75-14-111 0-102 25-173 72-223 3-3 2-3 3-5 0-4-3-4-4-4-7 0-28 23-32 29-40 47-65 116-65 203 0 54 10 132 60 197 4 6 29 34 37 34 1 0 4 0 4-3z"><text:p/></draw:path><draw:path draw:style-name="gr81" draw:text-style-name="P131" svg:width="0.274cm" svg:height="0.282cm" svg:x="9.328cm" svg:y="1.269cm" svg:viewBox="0 0 275 283" svg:d="M126 0c-55 0-95 26-112 44-13 15-14 26-14 27 0 3 1 4 4 4 6 0 15-6 18-8 8-5 10-8 12-14 6-16 15-30 65-32-8 87-31 171-63 252-2 6-2 6-2 7 0 2 1 3 3 3 7 0 26-8 30-19 20-46 52-135 63-243 6 0 13 0 20 0 47 0 92 19 92 57 0 29-28 83-102 85-8 1-12 1-23 7-7 5-10 9-10 11 0 4 2 4 6 4 71 0 162-60 162-123 0-44-52-62-97-62-17 0-34 0-52 0z"><text:p/></draw:path><draw:path draw:style-name="gr82" draw:text-style-name="P131" svg:width="0.044cm" svg:height="0.115cm" svg:x="9.654cm" svg:y="1.49cm" svg:viewBox="0 0 45 116" svg:d="M45 41c0-26-9-41-24-41-13 0-21 10-21 21s8 21 21 21c4 0 10-2 13-6 1-1 1-1 2-1 0 2 1 0 1 6 0 28-14 51-26 65-4 4-4 5-4 6 0 2 2 4 3 4 4 0 35-30 35-75z"><text:p/></draw:path><draw:path draw:style-name="gr83" draw:text-style-name="P131" svg:width="0.213cm" svg:height="0.238cm" svg:x="9.814cm" svg:y="1.302cm" svg:viewBox="0 0 214 239" svg:d="M214 13c0-6 0-13-7-13-8 0-8 7-8 13 0 46 0 94 0 140 0 58-63 70-92 70-18 0-42-3-62-16-30-19-30-43-30-54 0-46 0-94 0-140 0-6 0-13-7-13-8 0-8 7-8 13 0 48 0 95 0 142 0 58 58 84 107 84 50 0 107-27 107-84 0-47 0-94 0-142z"><text:p/></draw:path><draw:path draw:style-name="gr84" draw:text-style-name="P131" svg:width="0.189cm" svg:height="0.272cm" svg:x="10.193cm" svg:y="1.264cm" svg:viewBox="0 0 190 273" svg:d="M133 246c0 9 0 18 0 27 19-1 39-3 57-5 0-4 0-7 0-12-27 0-31-3-31-22 0-78 0-156 0-234-18 1-36 3-55 4 0 5 0 8 0 12 27 0 30 3 30 21 0 28 0 57 0 84-11-13-27-24-48-24-45 0-86 38-86 88 0 49 37 88 81 88 26 0 42-13 52-27zM133 143c0 26 0 53 0 79 0 8 0 8-4 15-11 18-29 27-45 27-18 0-32-10-41-25-10-16-11-38-11-53 0-14 0-39 12-55 8-12 22-25 43-25 14 0 30 5 42 23 4 6 4 7 4 14z"><text:p/></draw:path><draw:path draw:style-name="gr85" draw:text-style-name="P131" svg:width="0.149cm" svg:height="0.177cm" svg:x="10.405cm" svg:y="1.359cm" svg:viewBox="0 0 150 178" svg:d="M32 76c2-57 35-67 48-67 40 0 44 52 44 67-31 0-61 0-92 0zM32 85c36 0 71 0 108 0 8 0 10 0 10-9 0-39-21-76-70-76-45 0-80 41-80 88 0 52 41 90 85 90 47 0 65-43 65-50 0-5-4-5-6-5-3 0-4 2-4 6-15 39-49 39-53 39-19 0-34-12-44-26-11-19-11-44-11-57z"><text:p/></draw:path><draw:path draw:style-name="gr86" draw:text-style-name="P131" svg:width="0.191cm" svg:height="0.272cm" svg:x="10.577cm" svg:y="1.259cm" svg:viewBox="0 0 192 273" svg:d="M117 118c17 0 20 5 20 21 0 35 0 69 0 104 0 18-4 18-30 18 0 4 0 7 0 12 13-1 33-1 43-1 8 0 28 0 42 1 0-5 0-8 0-12-25 0-29 0-29-18 0-47 0-94 0-142-17 1-32 2-49 4-6 1-6 1-7 1-3 0-1 0-7 0-15 0-31 0-46 0 0-15 0-29 0-43 0-39 34-54 58-54 11 0 25 3 33 12-16 1-19 12-19 19 0 12 10 17 18 17 9 0 18-6 18-17 0-23-21-40-50-40-36 0-82 20-82 62 0 14 0 29 0 44-10 0-20 0-30 0 0 4 0 7 0 12 10 0 20 0 30 0 0 42 0 83 0 125 0 18-5 18-30 18 0 4 0 7 0 12 13-1 33-1 43-1s28 0 43 1c0-5 0-8 0-12-27 0-30 0-30-18 0-42 0-83 0-125 20 0 41 0 61 0z"><text:p/></draw:path><draw:path draw:style-name="gr87" draw:text-style-name="P131" svg:width="0.193cm" svg:height="0.171cm" svg:x="10.793cm" svg:y="1.361cm" svg:viewBox="0 0 194 172" svg:d="M30 39c0 34 0 69 0 103 0 18-5 17-30 17 0 5 0 8 0 13 13-1 33-1 43-1s31 0 44 1c0-5 0-8 0-13-27 0-31 1-31-17 0-24 0-47 0-72 0-39 28-61 53-61 24 0 28 21 28 43 0 29 0 60 0 90 0 18-4 17-30 17 0 5 0 8 0 13 14-1 34-1 44-1s29 0 43 1c0-5 0-8 0-13-20 0-30 0-30-12 0-24 0-49 0-73 0-33 0-45-12-60-6-6-18-14-41-14-27 0-46 18-57 41 0-13 0-28 0-41-18 1-36 3-54 4 0 5 0 8 0 13 26 0 30 3 30 22z"><text:p/></draw:path><draw:path draw:style-name="gr88" draw:text-style-name="P131" svg:width="0.081cm" svg:height="0.258cm" svg:x="11.008cm" svg:y="1.274cm" svg:viewBox="0 0 82 259" svg:d="M56 87c-18 1-36 3-54 4 0 5 0 8 0 12 24 0 29 3 29 22 0 34 0 70 0 104 0 17-5 17-31 17 0 5 0 8 0 13 12-2 33-2 43-2 13 0 26 0 39 2 0-5 0-8 0-13-25 0-26-2-26-17 0-48 0-95 0-142zM57 20c0-12-10-20-20-20-12 0-21 10-21 20 0 11 9 21 21 21 10 0 20-8 20-21z"><text:p/></draw:path><draw:path draw:style-name="gr89" draw:text-style-name="P131" svg:width="0.12cm" svg:height="0.241cm" svg:x="11.11cm" svg:y="1.295cm" svg:viewBox="0 0 121 242" svg:d="M59 83c19 0 37 0 55 0 0-5 0-8 0-13-18 0-36 0-55 0 0-23 0-47 0-70-3 0-6 0-10 0 0 31-12 73-49 74 0 3 0 5 0 9 11 0 22 0 33 0 0 35 0 71 0 106 0 48 35 53 49 53 28 0 39-27 39-53 0-7 0-14 0-22-3 0-7 0-10 0 0 7 0 14 0 21 0 29-11 44-25 44-27 0-27-35-27-42 0-36 0-71 0-107z"><text:p/></draw:path><draw:path draw:style-name="gr90" draw:text-style-name="P131" svg:width="0.083cm" svg:height="0.258cm" svg:x="11.265cm" svg:y="1.274cm" svg:viewBox="0 0 84 259" svg:d="M56 87c-18 1-36 3-54 4 0 5 0 8 0 12 25 0 29 3 29 22 0 34 0 70 0 104 0 17-5 17-31 17 0 5 0 8 0 13 13-2 34-2 43-2 13 0 27 0 41 2 0-5 0-8 0-13-26 0-28-2-28-17 0-48 0-95 0-142zM58 20c0-12-10-20-21-20-12 0-21 10-21 20 0 11 9 21 21 21 11 0 21-8 21-21z"><text:p/></draw:path><draw:path draw:style-name="gr91" draw:text-style-name="P131" svg:width="0.171cm" svg:height="0.177cm" svg:x="11.371cm" svg:y="1.359cm" svg:viewBox="0 0 172 178" svg:d="M172 91c0-49-39-91-86-91-49 0-86 43-86 91 0 50 41 87 86 87 47 0 86-38 86-87zM86 168c-17 0-33-8-44-26-9-17-9-41-9-54 0-15 0-36 9-53 10-18 28-26 44-26s34 9 44 25c10 17 10 39 10 54 0 13 0 34-9 52-9 17-25 28-45 28z"><text:p/></draw:path><draw:path draw:style-name="gr92" draw:text-style-name="P131" svg:width="0.194cm" svg:height="0.171cm" svg:x="11.565cm" svg:y="1.361cm" svg:viewBox="0 0 195 172" svg:d="M31 39c0 34 0 69 0 103 0 18-5 17-31 17 0 5 0 8 0 13 14-1 34-1 44-1s31 0 44 1c0-5 0-8 0-13-26 0-31 1-31-17 0-24 0-47 0-72 0-39 28-61 53-61 24 0 29 21 29 43 0 29 0 60 0 90 0 18-5 17-31 17 0 5 0 8 0 13 13-1 33-1 44-1 10 0 29 0 43 1 0-5 0-8 0-13-20 0-30 0-30-12 0-24 0-49 0-73 0-33 0-45-12-60-6-6-19-14-41-14-28 0-46 18-57 41 0-13 0-28 0-41-19 1-36 3-55 4 0 5 0 8 0 13 27 0 31 3 31 22z"><text:p/></draw:path><draw:path draw:style-name="gr93" draw:text-style-name="P131" svg:width="0.1cm" svg:height="0.462cm" svg:x="11.785cm" svg:y="1.204cm" svg:viewBox="0 0 101 463" svg:d="M101 232c0-55-10-133-60-198-5-4-30-34-37-34-2 0-4 1-4 4 0 2 1 3 2 4 19 20 44 51 60 113 8 35 12 75 12 111 0 39-4 78-14 116-14 54-37 85-57 106-3 4-3 5-3 6 0 3 2 3 4 3 6 0 28-23 32-28 40-48 65-117 65-203z"><text:p/></draw:path><draw:path draw:style-name="gr94" draw:text-style-name="P131" svg:width="0.342cm" svg:height="0.211cm" svg:x="0.001cm" svg:y="1.952cm" svg:viewBox="0 0 343 212" svg:d="M330 151c7 0 13 0 13-8s-6-8-14-8c-82 0-164 0-245 0-17-13-37-23-49-29 14-6 33-16 49-30 81 0 163 0 245 0 8 0 14 0 14-8s-6-8-13-8c-76 0-153 0-229 0 19-17 39-51 39-56 0-4-5-4-8-4-2 0-6 0-7 3-8 15-18 35-44 57-27 24-52 35-72 40-7 2-6 2-8 3-1 1-1 1-1 3 0 1 0 1 0 2l1 1c1 1 1 1 9 3 52 16 91 51 112 93 4 7 6 7 10 7 3 0 8 0 8-4 0-5-20-39-39-57 76 0 153 0 229 0z"><text:p/></draw:path><draw:path draw:style-name="gr95" draw:text-style-name="P131" svg:width="0.343cm" svg:height="0.211cm" svg:x="0.323cm" svg:y="1.952cm" svg:viewBox="0 0 344 212" svg:d="M260 76c16 14 36 24 49 30-14 6-33 16-49 29-82 0-164 0-246 0-6 0-14 0-14 8s8 8 14 8c76 0 152 0 228 0-18 18-39 52-39 57 0 4 6 4 8 4 3 0 6 0 8-3 8-14 19-35 44-57 26-24 53-34 72-40 7-2 7-3 8-4 1 0 1-1 1-2 0-2 0-2-1-3h-1c-1-1-1-1-9-3-51-15-90-50-112-92-4-8-4-8-10-8-2 0-8 0-8 4 0 5 20 39 39 56-76 0-152 0-228 0-6 0-14 0-14 8s8 8 14 8c82 0 164 0 246 0z"><text:p/></draw:path><draw:path draw:style-name="gr96" draw:text-style-name="P131" svg:width="0.213cm" svg:height="0.276cm" svg:x="0.903cm" svg:y="1.886cm" svg:viewBox="0 0 214 277" svg:d="M212 15c2-4 2-5 2-7 0-4-3-8-7-8-5 0-8 6-9 10-11 29-21 56-32 85-40 0-78 0-118 0-11-29-21-56-32-85-2-6-4-10-8-10-5 0-8 4-8 8 0 1 0 2 2 7 32 85 64 169 96 253 2 6 4 9 9 9s7-4 8-7c32-85 65-170 97-255zM55 110c35 0 69 0 104 0-17 46-35 91-52 138-18-47-34-92-52-138z"><text:p/></draw:path><draw:path draw:style-name="gr97" draw:text-style-name="P131" svg:width="0.191cm" svg:height="0.174cm" svg:x="1.129cm" svg:y="1.983cm" svg:viewBox="0 0 192 175" svg:d="M118 54c3-10 12-45 38-45 2 0 11 0 20 4-11 2-19 12-19 21 0 7 5 13 15 13 8 0 20-6 20-22 0-20-22-25-35-25-23 0-36 21-40 30-10-27-31-30-42-30-41 0-63 49-63 59 0 5 3 4 4 5 4 0 5-1 6-5 13-41 38-50 52-50 7 0 21 3 21 25 0 12-7 39-21 92-7 25-20 40-37 40-2 0-12 0-19-4 9-2 18-10 18-21s-9-13-14-13c-12 0-22 9-22 22 0 17 20 25 36 25 26 0 40-28 41-30 4 14 19 30 42 30 39 0 61-50 61-59 0-5-3-5-4-5-3 0-4 2-4 5-14 41-40 50-52 50-16 0-22-12-22-25 0-9 3-17 6-34 5-18 9-35 14-53z"><text:p/></draw:path><draw:path draw:style-name="gr98" draw:text-style-name="P131" svg:width="0.04cm" svg:height="0.04cm" svg:x="1.372cm" svg:y="2.114cm" svg:viewBox="0 0 41 41" svg:d="M41 21c0-12-9-21-20-21s-21 9-21 21c0 11 10 20 21 20s20-9 20-20z"><text:p/></draw:path><draw:path draw:style-name="gr99" draw:text-style-name="P131" svg:width="0.191cm" svg:height="0.174cm" svg:x="1.458cm" svg:y="1.983cm" svg:viewBox="0 0 192 175" svg:d="M118 54c2-10 11-45 38-45 1 0 11 0 19 4-11 2-19 12-19 21 0 7 5 13 16 13 7 0 20-6 20-22 0-20-23-25-36-25-22 0-36 21-41 30-9-27-30-30-41-30-40 0-62 49-62 59 0 5 3 5 4 5 4 0 5-1 5-5 13-41 39-50 52-50 7 0 20 3 20 25 0 12-6 39-20 92-6 25-19 40-37 40-2 0-11 0-18-4 8-2 17-10 17-21s-9-13-14-13c-12 0-21 9-21 22 0 17 19 25 36 25 26 0 40-28 41-30 4 14 19 30 42 30 39 0 61-50 61-59 0-5-3-5-4-5-4 0-4 2-6 5-13 41-38 50-51 50-15 0-21-12-21-25 0-9 2-17 6-34 5-18 9-35 14-53z"><text:p/></draw:path><draw:path draw:style-name="gr100" draw:text-style-name="P131" svg:width="0.235cm" svg:height="0.297cm" svg:x="1.806cm" svg:y="1.909cm" svg:viewBox="0 0 236 298" svg:d="M223 15c7 0 13 0 13-7 0-8-6-8-13-8-35 0-69 0-104 0-66 0-119 51-119 111 0 63 54 112 119 112 35 0 69 0 104 0 7 0 13 0 13-7 0-8-6-8-13-8-34 0-69 0-103 0-62 0-105-45-105-96 0-53 44-97 105-97 34 0 69 0 103 0zM21 283c-6 0-13 0-13 7 0 8 7 8 13 8 67 0 135 0 202 0 7 0 13 0 13-8 0-7-6-7-13-7-67 0-135 0-202 0z"><text:p/></draw:path><draw:path draw:style-name="gr101" draw:text-style-name="P131" svg:width="0.088cm" svg:height="0.385cm" svg:x="2.221cm" svg:y="1.864cm" svg:viewBox="0 0 89 386" svg:d="M89 382c0-1 0-1-7-8-48-48-60-122-60-182 0-67 14-134 63-182 4-4 4-6 4-7 0-2-1-3-3-3-5 0-39 26-62 75-20 43-24 86-24 117s4 78 25 122c23 47 56 72 61 72 2 0 3-1 3-4z"><text:p/></draw:path><draw:path draw:style-name="gr102" draw:text-style-name="P131" svg:width="0.264cm" svg:height="0.275cm" svg:x="2.347cm" svg:y="1.878cm" svg:viewBox="0 0 265 276" svg:d="M56 232c-16 25-31 31-48 32-5 1-8 1-8 8 0 2 2 4 4 4 11 0 23-1 34-1 13 0 27 1 39 1 2 0 8 0 8-6 0-5-5-6-7-6-9 0-19-3-19-13 0-5 4-9 6-14 10-17 20-34 30-50 31 0 64 0 96 0 1 8 7 61 7 65 0 11-20 12-28 12-5 0-9 0-9 8 0 4 4 4 5 4 15 0 33-1 48-1 10 0 35 1 44 1 3 0 7 0 7-8 0-4-3-4-9-4-24 0-24-2-25-13-8-80-15-162-23-242-1-8-1-9-8-9-6 0-8 2-10 7-45 74-89 150-134 225zM102 175c26-43 51-85 76-128 5 43 8 85 12 128-29 0-58 0-88 0z"><text:p/></draw:path><draw:path draw:style-name="gr103" draw:text-style-name="P131" svg:width="0.213cm" svg:height="0.239cm" svg:x="2.73cm" svg:y="1.923cm" svg:viewBox="0 0 214 240" svg:d="M214 14c0-7 0-14-7-14-8 0-8 7-8 14 0 47 0 94 0 140 0 58-63 70-92 70-17 0-42-3-62-16-30-19-30-44-30-54 0-46 0-93 0-140 0-7 0-14-7-14-8 0-8 7-8 14 0 48 0 94 0 141 0 59 58 85 107 85 50 0 107-28 107-84 0-47 0-94 0-142z"><text:p/></draw:path><draw:path draw:style-name="gr104" draw:text-style-name="P131" svg:width="0.275cm" svg:height="0.263cm" svg:x="3.068cm" svg:y="1.89cm" svg:viewBox="0 0 276 264" svg:d="M46 234c-4 15-4 18-35 18-7 0-11 0-11 8 0 4 4 4 11 4 46 0 91 0 137 0 62 0 107-45 107-84 0-27-22-49-59-54 39-7 80-36 80-72 0-29-25-54-71-54-43 0-87 0-130 0-8 0-11 0-11 8 0 4 3 4 11 4 4 0 7 0 14 1s10 1 10 7c0 1 0 2-1 6-18 70-34 139-52 208zM104 123c8-32 17-64 25-96 3-14 4-15 21-15 16 0 33 0 49 0 34 0 42 23 42 40 0 34-33 71-80 71-19 0-38 0-57 0zM87 252c-6 0-6 0-9 0s-4-1-4-5c0-1 0-1 2-8 9-37 17-72 26-108 24 0 49 0 73 0 37 0 45 28 45 45 0 38-35 76-80 76-18 0-36 0-53 0z"><text:p/></draw:path><draw:path draw:style-name="gr105" draw:text-style-name="P131" svg:width="0.088cm" svg:height="0.385cm" svg:x="3.387cm" svg:y="1.864cm" svg:viewBox="0 0 89 386" svg:d="M89 192c0-29-3-76-25-119-23-48-56-73-61-73-2 0-3 1-3 3 0 1 0 2 8 9 37 39 59 100 59 180 0 66-14 135-62 184-5 5-5 5-5 6 0 3 1 4 3 4 5 0 40-26 62-75 20-43 24-86 24-119z"><text:p/></draw:path><draw:path draw:style-name="gr106" draw:text-style-name="P131" svg:width="0.15cm" svg:height="0.385cm" svg:x="3.623cm" svg:y="1.864cm" svg:viewBox="0 0 151 386" svg:d="M134 377c1 5 3 9 9 9 4 0 8-3 8-8 0-1 0-1-3-6-44-121-88-242-132-363-2-7-3-9-8-9s-8 3-8 8c1 2 0 1 2 5 44 121 88 243 132 364z"><text:p/></draw:path><draw:path draw:style-name="gr107" draw:text-style-name="P131" svg:width="0.089cm" svg:height="0.385cm" svg:x="3.918cm" svg:y="1.864cm" svg:viewBox="0 0 90 386" svg:d="M90 382c0-1 0-1-6-8-49-48-61-122-61-182 0-67 14-134 62-182 5-4 5-6 5-7 0-2-2-3-4-3-4 0-39 26-62 75-19 43-24 86-24 117s4 78 25 122c24 47 57 72 61 72 2 0 4-1 4-4z"><text:p/></draw:path><draw:path draw:style-name="gr108" draw:text-style-name="P131" svg:width="0.265cm" svg:height="0.275cm" svg:x="4.044cm" svg:y="1.878cm" svg:viewBox="0 0 266 276" svg:d="M56 232c-15 25-31 31-47 32-5 1-9 1-9 8 0 2 2 4 5 4 11 0 22-1 33-1 14 0 27 1 39 1 3 0 8 0 8-6 0-5-4-6-7-6-9 0-18-3-18-13 0-5 3-9 6-14 10-17 20-34 30-50 32 0 65 0 96 0 0 8 6 61 6 65 0 11-20 12-28 12-5 0-8 0-8 8 0 4 4 4 5 4 16 0 32-1 49-1 8 0 33 1 42 1 3 0 8 0 8-8 0-4-4-4-10-4-23 0-23-2-24-13-8-80-16-162-24-242-1-8-1-9-7-9s-9 2-11 7c-45 74-89 150-134 225zM102 175c26-43 51-85 76-128 5 43 9 85 13 128-29 0-59 0-89 0z"><text:p/></draw:path><draw:path draw:style-name="gr109" draw:text-style-name="P131" svg:width="0.215cm" svg:height="0.239cm" svg:x="4.428cm" svg:y="1.923cm" svg:viewBox="0 0 216 240" svg:d="M216 85c0-60-60-85-108-85-51 0-108 28-108 84 0 47 0 94 0 142 0 7 0 14 8 14 7 0 7-7 7-14 0-47 0-94 0-140 0-59 64-71 93-71 17 0 42 4 61 17 31 20 31 44 31 54 0 46 0 93 0 140 0 7 0 14 8 14s8-7 8-14c0-48 0-94 0-141z"><text:p/></draw:path><draw:path draw:style-name="gr110" draw:text-style-name="P131" svg:width="0.275cm" svg:height="0.263cm" svg:x="4.766cm" svg:y="1.89cm" svg:viewBox="0 0 276 264" svg:d="M45 234c-3 15-4 18-35 18-6 0-10 0-10 8 0 4 3 4 10 4 46 0 92 0 138 0 61 0 107-45 107-84 0-27-22-49-60-54 40-7 81-36 81-72 0-29-25-54-71-54-44 0-87 0-131 0-7 0-11 0-11 8 0 4 3 4 11 4 1 0 8 0 14 1 8 1 11 1 11 7 0 1 0 2-1 6-18 70-35 139-53 208zM104 123c8-32 16-64 24-96 3-14 4-15 20-15 17 0 35 0 51 0 34 0 42 23 42 40 0 34-33 71-80 71-19 0-38 0-57 0zM87 252c-6 0-7 0-9 0-4 0-5-1-5-5 0-1 0-1 2-8 9-37 17-72 26-108 24 0 50 0 74 0 37 0 44 28 44 45 0 38-34 76-79 76-18 0-36 0-53 0z"><text:p/></draw:path><draw:path draw:style-name="gr111" draw:text-style-name="P131" svg:width="0.089cm" svg:height="0.385cm" svg:x="5.084cm" svg:y="1.864cm" svg:viewBox="0 0 90 386" svg:d="M90 192c0-29-4-76-25-119-23-48-56-73-61-73-2 0-4 1-4 3 0 1 0 2 8 9 38 39 60 100 60 180 0 66-14 135-63 184-5 5-5 5-5 6 0 3 2 4 4 4 5 0 39-26 62-75 20-43 24-86 24-119z"><text:p/></draw:path><draw:path draw:style-name="gr112" draw:text-style-name="P131" svg:width="0.235cm" svg:height="0.014cm" svg:x="5.353cm" svg:y="2.05cm" svg:viewBox="0 0 236 15" svg:d="M222 15c7 0 14 0 14-7 0-8-7-8-14-8-69 0-140 0-209 0-6 0-13 0-13 8 0 7 7 7 13 7 69 0 140 0 209 0z"><text:p/></draw:path><draw:path draw:style-name="gr113" draw:text-style-name="P131" svg:width="0.342cm" svg:height="0.2cm" svg:x="5.578cm" svg:y="1.957cm" svg:viewBox="0 0 343 201" svg:d="M301 108c-22 16-32 33-35 37-17 27-21 51-21 52 0 4 6 4 8 4 7 0 8-1 9-7 9-38 32-71 76-88 4-2 5-4 5-6 0-3-2-3-3-3-17-7-64-27-78-92-1-4-2-5-9-5-2 0-8 0-8 4 0 1 5 26 20 51 8 12 20 25 36 37-95 0-192 0-288 0-6 0-13 0-13 8s7 8 13 8c96 0 193 0 288 0z"><text:p/></draw:path><draw:path draw:style-name="gr114" draw:text-style-name="P131" svg:width="0.191cm" svg:height="0.174cm" svg:x="6.061cm" svg:y="1.983cm" svg:viewBox="0 0 192 175" svg:d="M118 54c2-10 11-45 38-45 2 0 11 0 19 4-11 2-19 12-19 21 0 7 5 13 16 13 8 0 20-6 20-22 0-20-23-25-36-25-22 0-36 21-41 30-9-27-30-30-41-30-40 0-62 49-62 59 0 5 3 5 4 5 4 0 5-1 5-5 13-41 39-50 53-50 6 0 21 3 21 25 0 12-7 39-21 92-7 25-20 40-38 40-2 0-11 0-18-4 8-2 17-10 17-21s-9-13-14-13c-11 0-21 9-21 22 0 17 19 25 36 25 26 0 40-28 41-30 4 14 19 30 42 30 39 0 61-50 61-59 0-5-3-5-4-5-3 0-4 2-6 5-12 41-38 50-51 50-15 0-21-12-21-25 0-9 2-17 6-34 5-18 9-35 14-53z"><text:p/></draw:path><draw:path draw:style-name="gr115" draw:text-style-name="P131" svg:width="0.235cm" svg:height="0.297cm" svg:x="6.41cm" svg:y="1.909cm" svg:viewBox="0 0 236 298" svg:d="M223 15c7 0 13 0 13-7 0-8-6-8-13-8-35 0-69 0-104 0-66 0-119 51-119 111 0 63 54 112 119 112 35 0 69 0 104 0 7 0 13 0 13-7 0-8-6-8-13-8-34 0-69 0-103 0-62 0-105-45-105-96 0-53 44-97 105-97 34 0 69 0 103 0zM22 283c-7 0-14 0-14 7 0 8 7 8 14 8 67 0 134 0 201 0 7 0 13 0 13-8 0-7-6-7-13-7-67 0-134 0-201 0z"><text:p/></draw:path><draw:path draw:style-name="gr116" draw:text-style-name="P131" svg:width="0.264cm" svg:height="0.275cm" svg:x="6.799cm" svg:y="1.878cm" svg:viewBox="0 0 265 276" svg:d="M56 232c-15 25-31 31-47 32-6 1-9 1-9 8 0 2 2 4 5 4 10 0 22-1 33-1 14 0 27 1 39 1 2 0 8 0 8-6 0-5-4-6-7-6-9 0-18-3-18-13 0-5 3-9 6-14 10-17 19-34 29-50 33 0 64 0 97 0 0 8 6 61 6 65 0 11-20 12-28 12-5 0-8 0-8 8 0 4 3 3 4 4 17 0 33-1 48-1 10 0 35 1 44 1 3 0 7 0 7-8 0-4-3-4-9-4-23 0-23-2-25-13-8-80-15-162-23-242-1-8-1-9-8-9-5 0-8 2-10 7-45 74-89 150-134 225zM102 175c26-43 51-85 76-128 5 43 9 85 13 128-29 0-59 0-89 0z"><text:p/></draw:path><draw:path draw:style-name="gr117" draw:text-style-name="P131" svg:width="0.213cm" svg:height="0.239cm" svg:x="7.183cm" svg:y="1.923cm" svg:viewBox="0 0 214 240" svg:d="M212 15c2-4 2-5 2-7 0-5-3-8-7-8s-6 3-9 9c-30 68-61 136-90 204-31-68-61-136-92-204-3-8-5-9-8-9-5 0-8 3-8 8 0 1 0 2 2 6 32 73 65 146 97 218 2 7 5 8 9 8s5-3 7-8c32-72 65-144 97-217z"><text:p/></draw:path><draw:path draw:style-name="gr118" draw:text-style-name="P131" svg:width="0.191cm" svg:height="0.174cm" svg:x="7.516cm" svg:y="1.983cm" svg:viewBox="0 0 192 175" svg:d="M118 54c3-10 12-45 38-45 2 0 11 0 20 4-11 2-19 12-19 21 0 7 5 13 15 13 8 0 20-6 20-22 0-20-22-25-35-25-23 0-36 21-40 30-10-27-31-30-42-30-41 0-63 49-63 59 0 5 3 4 4 5 4 0 5-1 6-5 13-41 38-50 52-50 7 0 21 3 21 25 0 12-7 39-21 92-7 25-20 40-37 40-2 0-12 0-19-4 9-2 18-10 18-21s-9-13-14-13c-12 0-22 9-22 22 0 17 20 25 36 25 27 0 40-28 41-30 4 14 19 30 42 30 39 0 61-50 61-59 0-5-3-5-4-5-3 0-4 2-4 5-14 41-40 50-52 50-16 0-21-12-21-25 0-9 2-17 7-34 4-18 7-35 12-53z"><text:p/></draw:path><draw:path draw:style-name="gr119" draw:text-style-name="P131" svg:width="0.234cm" svg:height="0.297cm" svg:x="7.866cm" svg:y="1.909cm" svg:viewBox="0 0 235 298" svg:d="M222 15c7 0 13 0 13-7 0-8-6-8-13-8-34 0-69 0-103 0-67 0-119 51-119 111 0 63 53 112 119 112 34 0 69 0 103 0 7 0 13 0 13-7 0-8-6-8-13-8-34 0-69 0-103 0-61 0-104-45-104-96 0-53 44-97 104-97 34 0 69 0 103 0zM21 283c-7 0-13 0-13 7 0 8 6 8 13 8 67 0 134 0 201 0 7 0 13 0 13-8 0-7-6-7-13-7-67 0-134 0-201 0z"><text:p/></draw:path><draw:path draw:style-name="gr120" draw:text-style-name="P131" svg:width="0.275cm" svg:height="0.263cm" svg:x="8.258cm" svg:y="1.89cm" svg:viewBox="0 0 276 264" svg:d="M46 234c-4 15-4 18-35 18-7 0-11 0-11 8 0 4 3 4 11 4 46 0 91 0 137 0 62 0 107-45 107-84 0-27-22-49-59-54 39-7 80-36 80-72 0-29-25-54-71-54-43 0-87 0-130 0-8 0-11 0-11 8 0 4 3 4 10 4 1 0 8 0 15 1s10 1 10 7c0 1 0 2-1 6-18 70-34 139-52 208zM104 123c8-32 17-64 25-96 3-14 3-15 21-15 16 0 33 0 49 0 34 0 42 23 42 40 0 34-33 71-80 71-19 0-38 0-57 0zM87 252c-6 0-7 0-9 0-3 0-4-1-4-5 0-1 0-1 1-8 9-37 18-72 27-108 24 0 49 0 73 0 37 0 45 28 45 45 0 38-35 76-80 76-18 0-36 0-53 0z"><text:p/></draw:path><draw:path draw:style-name="gr121" draw:text-style-name="P131" svg:width="0.1cm" svg:height="0.462cm" svg:x="9.202cm" svg:y="1.826cm" svg:viewBox="0 0 101 463" svg:d="M101 459c0-1-1-3-2-4-18-18-44-50-59-113-10-35-14-75-14-111 0-101 25-173 72-222 3-3 3-5 3-6 0-3-3-3-4-3-7 0-28 23-32 29-40 46-65 116-65 202 0 55 10 133 60 198 4 4 29 34 37 34 1 0 4 0 4-4z"><text:p/></draw:path><draw:path draw:style-name="gr122" draw:text-style-name="P131" svg:width="0.274cm" svg:height="0.283cm" svg:x="9.328cm" svg:y="1.89cm" svg:viewBox="0 0 275 284" svg:d="M126 0c-55 0-95 26-112 45-13 15-14 26-14 28s1 2 4 2c6 0 15-5 18-7 8-5 10-8 12-15 6-16 15-29 65-31-8 87-31 172-63 252-2 5-1 4-2 6 0 2 1 4 3 4 7 0 26-9 30-19 20-47 52-136 63-243 6 0 13 0 20 0 47 0 92 18 92 56 0 30-28 84-102 86-8 0-12 0-23 8-7 4-10 8-10 11 0 2 2 2 6 2 71 0 162-60 162-123 0-44-52-62-97-62-17 0-34 0-52 0z"><text:p/></draw:path><draw:path draw:style-name="gr123" draw:text-style-name="P131" svg:width="0.044cm" svg:height="0.115cm" svg:x="9.654cm" svg:y="2.114cm" svg:viewBox="0 0 45 116" svg:d="M45 41c0-26-9-41-24-41-13 0-21 10-21 21 0 10 8 20 21 20 4 0 10-1 13-5 1-1 1-1 2-1 0 2 1 0 1 6 0 28-14 51-26 65-4 3-4 4-4 5 0 3 2 5 3 5 4 0 35-30 35-75z"><text:p/></draw:path><draw:path draw:style-name="gr124" draw:text-style-name="P131" svg:width="0.297cm" svg:height="0.275cm" svg:x="9.815cm" svg:y="1.878cm" svg:viewBox="0 0 298 276" svg:d="M157 7c-2-5-4-7-9-7-4 0-5 1-7 8-46 84-92 168-138 253-3 5-3 6-3 7 0 8 8 8 14 8 90 0 180 0 270 0 6 0 14 0 14-8 0-2-1-3-3-5-46-86-92-171-138-256zM148 23c43 79 86 159 129 238-86 0-170 0-256 0 43-79 85-159 127-238z"><text:p/></draw:path><draw:path draw:style-name="gr125" draw:text-style-name="P131" svg:width="0.189cm" svg:height="0.272cm" svg:x="10.279cm" svg:y="1.886cm" svg:viewBox="0 0 190 273" svg:d="M133 248c0 8 0 16 0 25 19-1 39-3 57-5 0-4 0-7 0-12-27 0-29-2-29-21 0-78 0-157 0-235-19 1-38 3-57 4 0 5 0 8 0 12 28 0 30 4 30 23 0 27 0 56 0 83-11-14-27-24-48-24-45 0-86 37-86 88 0 48 37 87 81 87 26 0 43-13 52-25zM133 144c0 27 0 53 0 79 0 7 0 8-4 15-11 18-29 26-45 26-18 0-31-10-41-24-10-17-11-39-11-54 0-14 1-37 12-55 8-12 23-24 43-24 14 0 31 5 42 23 4 6 4 6 4 14z"><text:p/></draw:path><draw:path draw:style-name="gr126" draw:text-style-name="P131" svg:width="0.149cm" svg:height="0.176cm" svg:x="10.491cm" svg:y="1.982cm" svg:viewBox="0 0 150 177" svg:d="M32 76c2-58 35-67 48-67 40 0 44 51 44 67-31 0-61 0-92 0zM32 84c36 0 71 0 108 0 8 0 10 0 10-8 0-39-21-76-70-76-45 0-80 40-80 88 0 52 41 89 85 89 47 0 65-43 65-50 0-4-4-5-6-5-3 0-4 2-4 6-15 39-49 39-53 39-19 0-34-11-43-25-12-19-12-44-12-58z"><text:p/></draw:path><draw:path draw:style-name="gr127" draw:text-style-name="P131" svg:width="0.191cm" svg:height="0.271cm" svg:x="10.662cm" svg:y="1.883cm" svg:viewBox="0 0 192 272" svg:d="M117 118c17 0 20 4 20 21 0 35 0 69 0 104 0 17-4 17-30 17 0 4 0 7 0 12 13 0 33-1 43-1 8 0 28 1 42 1 0-5 0-8 0-12-25 0-29 0-29-17 0-47 0-95 0-142-17 1-32 2-49 3-6 0-6 0-7 0 0 2-1 2-7 2-15 0-30 0-45 0 0-15 0-30 0-44 0-39 33-54 57-54 11 0 25 4 33 13-16 1-19 11-19 18 0 13 10 17 18 17 9 0 18-5 18-17 0-24-21-39-50-39-36 0-82 19-82 62 0 14 0 29 0 44-10 0-20 0-30 0 0 4 0 7 0 12 10 0 20 0 30 0 0 41 0 83 0 125 0 17-4 17-30 17 0 4 0 7 0 12 13 0 33-1 43-1s28 1 43 1c0-5 0-8 0-12-26 0-30 0-30-17 0-42 0-84 0-125 20 0 41 0 61 0z"><text:p/></draw:path><draw:path draw:style-name="gr128" draw:text-style-name="P131" svg:width="0.193cm" svg:height="0.17cm" svg:x="10.879cm" svg:y="1.983cm" svg:viewBox="0 0 194 171" svg:d="M30 37c0 36 0 70 0 105 0 16-5 16-30 16 0 5 0 8 0 13 13 0 33-2 43-2 11 0 31 2 44 2 0-5 0-8 0-13-27 0-31 0-31-16 0-24 0-47 0-72 0-40 28-61 53-61 24 0 28 21 28 43 0 29 0 60 0 90 0 16-4 16-30 16 0 5 0 8 0 13 14 0 34-2 44-2s30 2 43 2c0-5 0-8 0-13-20 0-30 0-30-11 0-24 0-49 0-73 0-34 0-45-12-60-6-6-18-14-41-14-27 0-46 16-57 41 0-14 0-28 0-41-18 1-36 3-54 4 0 5 0 8 0 12 26 0 30 3 30 21z"><text:p/></draw:path><draw:path draw:style-name="gr129" draw:text-style-name="P131" svg:width="0.083cm" svg:height="0.258cm" svg:x="11.094cm" svg:y="1.896cm" svg:viewBox="0 0 84 259" svg:d="M56 88c-18 1-36 3-54 4 0 5 0 8 0 12 25 0 29 3 29 21 0 36 0 70 0 105 0 16-5 16-31 16 0 5 0 8 0 13 13 0 34-2 43-2 13 0 27 2 41 2 0-5 0-8 0-13-27 0-28-1-28-16 0-47 0-95 0-142zM57 21c0-12-9-21-20-21-12 0-21 11-21 21s9 20 21 20c11 0 20-8 20-20z"><text:p/></draw:path><draw:path draw:style-name="gr130" draw:text-style-name="P131" svg:width="0.12cm" svg:height="0.241cm" svg:x="11.196cm" svg:y="1.917cm" svg:viewBox="0 0 121 242" svg:d="M59 84c19 0 37 0 55 0 0-5 0-8 0-12-18 0-36 0-55 0 0-25 0-48 0-72-3 0-6 0-10 0 0 32-12 74-49 75 0 3 0 5 0 9 11 0 22 0 33 0 0 35 0 71 0 106 0 48 36 52 49 52 28 0 39-27 39-52 0-7 0-14 0-22-3 0-7 0-10 0 0 7 0 15 0 21 0 29-11 43-25 43-27 0-27-35-27-42 0-35 0-71 0-106z"><text:p/></draw:path><draw:path draw:style-name="gr131" draw:text-style-name="P131" svg:width="0.081cm" svg:height="0.258cm" svg:x="11.352cm" svg:y="1.896cm" svg:viewBox="0 0 82 259" svg:d="M55 88c-18 1-36 3-54 4 0 5 0 8 0 12 25 0 29 3 29 21 0 36 0 70 0 105 0 16-5 16-30 16 0 5 0 8 0 13 12 0 33-2 42-2 14 0 27 2 40 2 0-5 0-8 0-13-25 0-27-1-27-16 0-47 0-95 0-142zM57 21c0-12-10-21-21-21-12 0-21 11-21 21s9 20 21 20c11 0 21-8 21-20z"><text:p/></draw:path><draw:path draw:style-name="gr132" draw:text-style-name="P131" svg:width="0.171cm" svg:height="0.176cm" svg:x="11.457cm" svg:y="1.982cm" svg:viewBox="0 0 172 177" svg:d="M172 90c0-49-39-90-86-90-48 0-86 42-86 90 0 50 41 87 86 87 47 0 86-37 86-87zM86 167c-17 0-33-7-44-25-9-18-9-41-9-55s0-35 9-53c11-17 28-25 44-25 17 0 34 8 44 24 10 17 10 40 10 54s0 35-9 52c-8 17-25 28-45 28z"><text:p/></draw:path><draw:path draw:style-name="gr133" draw:text-style-name="P131" svg:width="0.193cm" svg:height="0.17cm" svg:x="11.652cm" svg:y="1.983cm" svg:viewBox="0 0 194 171" svg:d="M30 37c0 36 0 70 0 105 0 16-5 16-30 16 0 5 0 8 0 13 13 0 33-2 43-2s31 2 44 2c0-5 0-8 0-13-27 0-31 0-31-16 0-24 0-47 0-72 0-40 28-61 53-61 24 0 28 21 28 43 0 29 0 60 0 90 0 16-4 16-30 16 0 5 0 8 0 13 14 0 34-2 44-2s29 2 43 2c0-5 0-8 0-13-20 0-30 0-30-11 0-24 0-49 0-73 0-34 0-45-12-60-6-6-18-14-41-14-29 0-46 16-57 41 0-14 0-28 0-41-18 1-36 3-54 4 0 5 0 8 0 12 26 0 30 3 30 21z"><text:p/></draw:path><draw:path draw:style-name="gr134" draw:text-style-name="P131" svg:width="0.1cm" svg:height="0.462cm" svg:x="11.871cm" svg:y="1.826cm" svg:viewBox="0 0 101 463" svg:d="M101 231c0-54-10-132-60-197-5-5-29-34-37-34-1 0-4 0-4 3 0 2 1 4 2 5 19 19 44 50 60 112 8 35 13 75 13 111 0 40-5 78-15 117-14 53-37 84-57 106-3 4-2 3-3 5 0 3 3 4 4 4 7 0 28-24 32-30 40-46 65-115 65-202z"><text:p/></draw:path></draw:g></text:p>
        </text:list-item>
        <text:list-item>
          <text:p text:style-name="P128">גרירה ראשונה:</text:p>
          <text:list>
            <text:list-item>
              <text:p text:style-name="P127">נכניס את ההנחה שלנו לתוך ההצרנה. נפלג למקרים, הראשון <draw:g text:anchor-type="as-char" svg:y="-0.273cm" draw:z-index="247" draw:style-name="gr1"><svg:title>TexMaths</svg:title><svg:desc>11§display§A \subseteq B§svg§600§FALSE§</svg:desc><draw:path draw:style-name="gr172" draw:text-style-name="P130" svg:width="1.054cm" svg:height="0.287cm" svg:x="0.006cm" svg:y="0.019cm" svg:viewBox="0 0 1055 288" svg:d="M0 0c352 0 703 0 1055 0 0 96 0 193 0 288-352 0-703 0-1055 0 0-95 0-192 0-288z"><text:p/></draw:path><draw:path draw:style-name="gr173" draw:text-style-name="P131" svg:width="0.264cm" svg:height="0.274cm" svg:x="-0.001cm" svg:y="0cm" svg:viewBox="0 0 265 275" svg:d="M56 231c-15 25-31 31-47 32-6 0-9 0-9 8 0 2 2 4 5 4 10 0 22-1 33-1 14 0 27 1 39 1 2 0 8 0 8-8 0-4-4-4-7-4-9-1-18-3-18-13 0-5 3-9 6-14 10-17 19-33 28-50 32 0 65 0 97 0 1 8 7 61 7 65 0 11-20 12-28 12-5 0-10 0-10 8 0 4 4 3 6 4 16 0 33-1 48-1 10 0 34 1 44 1 2 0 7 0 7-8 0-4-3-4-9-4-24 0-24-2-25-14-8-81-16-160-23-240-1-8-1-9-8-9-6 0-8 2-10 7-45 74-89 149-134 224zM102 174c25-42 51-85 76-127 4 42 8 85 12 127-30 0-58 0-88 0z"><text:p/></draw:path><draw:path draw:style-name="gr174" draw:text-style-name="P131" svg:width="0.235cm" svg:height="0.296cm" svg:x="0.414cm" svg:y="0.03cm" svg:viewBox="0 0 236 297" svg:d="M222 15c7 0 14 0 14-7 0-8-7-8-14-8-35 0-69 0-103 0-67 0-119 51-119 111 0 62 53 111 119 111 34 0 68 0 103 0 7 0 14 0 14-7 0-8-7-8-14-8-34 0-68 0-102 0-62 0-105-44-105-95 0-53 44-97 105-97 34 0 68 0 102 0zM21 282c-7 0-13 0-13 7 0 8 6 8 13 8 67 0 134 0 201 0 7 0 14 0 14-8 0-7-7-7-14-7-67 0-134 0-201 0z"><text:p/></draw:path><draw:path draw:style-name="gr175" draw:text-style-name="P131" svg:width="0.275cm" svg:height="0.261cm" svg:x="0.805cm" svg:y="0.013cm" svg:viewBox="0 0 276 262" svg:d="M46 232c-4 15-4 18-35 18-7 0-11 0-11 8 0 4 3 4 11 4 46 0 91 0 137 0 62 0 107-45 107-84 0-26-22-48-59-53 39-7 80-36 80-72 0-29-25-53-72-53-42 0-86 0-129 0-8 0-11 0-11 8 0 3 3 3 10 3 1 0 8 0 15 1s10 1 10 7c0 1 0 2-1 6-18 70-34 139-52 207zM104 122c8-32 17-64 25-96 3-14 3-15 19-15 17 0 34 0 51 0 34 0 42 23 42 41 0 33-33 70-81 70-18 0-37 0-56 0zM87 250c-6 0-7 0-9 0-3-1-4-1-4-5 0-1 0-1 1-8 9-36 18-72 27-107 24 0 49 0 73 0 37 0 44 28 44 44 0 38-34 76-79 76-18 0-36 0-53 0z"><text:p/></draw:path></draw:g><text:s/>והשני <draw:g text:anchor-type="as-char" svg:y="-0.273cm" draw:z-index="248" draw:style-name="gr1"><svg:title>TexMaths</svg:title><svg:desc>11§display§B \subseteq A§svg§600§FALSE§</svg:desc><draw:path draw:style-name="gr168" draw:text-style-name="P130" svg:width="1.064cm" svg:height="0.287cm" svg:x="0.002cm" svg:y="0.019cm" svg:viewBox="0 0 1065 288" svg:d="M0 0c355 0 709 0 1065 0 0 96 0 193 0 288-356 0-710 0-1065 0 0-95 0-192 0-288z"><text:p/></draw:path><draw:path draw:style-name="gr169" draw:text-style-name="P131" svg:width="0.274cm" svg:height="0.261cm" svg:x="-0.001cm" svg:y="0.013cm" svg:viewBox="0 0 275 262" svg:d="M45 232c-3 15-4 18-35 18-7 0-10 0-10 8 0 4 3 4 10 4 46 0 92 0 139 0 60 0 105-45 105-84 0-26-22-48-59-53 40-7 80-36 80-72 0-29-25-53-71-53-43 0-87 0-130 0-8 0-11 0-11 8 0 3 3 3 11 3 4 0 7 0 14 1s11 1 11 7c0 1-1 2-2 6-18 70-34 139-52 207zM103 122c8-32 17-64 25-96 3-14 4-15 21-15 16 0 33 0 49 0 34 0 42 23 42 41 0 33-33 70-80 70-19 0-38 0-57 0zM86 250c-6 0-6 0-8 0-4-1-5-1-5-5 0-1 0-1 2-8 9-36 17-72 26-107 24 0 49 0 73 0 37 0 45 28 45 44 0 38-34 76-80 76-18 0-36 0-53 0z"><text:p/></draw:path><draw:path draw:style-name="gr170" draw:text-style-name="P131" svg:width="0.234cm" svg:height="0.296cm" svg:x="0.435cm" svg:y="0.03cm" svg:viewBox="0 0 235 297" svg:d="M222 15c7 0 13 0 13-7 0-8-6-8-13-8-35 0-69 0-104 0-66 0-118 51-118 111 0 62 53 111 118 111 35 0 69 0 104 0 7 0 13 0 13-7 0-8-6-8-13-8-35 0-69 0-103 0-61 0-104-44-104-95 0-53 44-97 104-97 34 0 68 0 103 0zM21 282c-7 0-13 0-13 7 0 8 6 8 13 8 67 0 134 0 201 0 7 0 13 0 13-8 0-7-6-7-13-7-67 0-134 0-201 0z"><text:p/></draw:path><draw:path draw:style-name="gr171" draw:text-style-name="P131" svg:width="0.264cm" svg:height="0.274cm" svg:x="0.822cm" svg:y="0cm" svg:viewBox="0 0 265 275" svg:d="M56 231c-15 25-31 31-47 32-6 0-9 0-9 8 0 2 2 4 6 4 9 0 22-1 33-1 13 0 26 1 38 1 2 0 8 0 8-8 0-4-4-4-7-4-9-1-18-3-18-13 0-5 3-9 6-14 10-17 19-33 29-50 31 0 65 0 96 0 2 8 7 61 7 65 0 11-20 12-27 12-6 0-10 0-10 8 0 4 4 4 5 4 17 0 33-1 49-1 9 0 34 1 44 1 2 0 6 0 6-8 0-4-4-4-9-4-24 0-24-2-25-14-8-81-15-160-23-240-1-8-1-9-8-9-6 0-7 2-10 7-45 74-89 149-134 224zM102 174c26-42 51-85 76-127 5 42 8 85 12 127-29 0-58 0-88 0z"><text:p/></draw:path></draw:g>:</text:p>
              <text:list>
                <text:list-item>
                  <text:p text:style-name="P110"><text:span text:style-name="T45">מקרה ראשון, </text:span><text:span text:style-name="T45"><draw:g text:anchor-type="as-char" svg:y="-0.275cm" draw:z-index="249" draw:style-name="gr1"><svg:title>TexMaths</svg:title><svg:desc>11§display§A§svg§600§FALSE§</svg:desc><draw:path draw:style-name="gr166" draw:text-style-name="P130" svg:width="0.236cm" svg:height="0.234cm" svg:x="0.006cm" svg:y="0.02cm" svg:viewBox="0 0 237 235" svg:d="M0 0c79 0 158 0 237 0 0 78 0 157 0 235-79 0-158 0-237 0 0-78 0-157 0-235z"><text:p/></draw:path><draw:path draw:style-name="gr167" draw:text-style-name="P131" svg:width="0.263cm" svg:height="0.274cm" svg:x="-0.001cm" svg:y="0cm" svg:viewBox="0 0 264 275" svg:d="M56 231c-15 25-31 30-47 32-6 0-9 0-9 7 0 2 2 5 6 5 9 0 22-1 33-1 12 0 26 1 38 1 2 0 7 0 7-8 0-4-3-4-6-4-8-2-18-4-18-14 0-4 3-8 5-14 10-16 20-33 30-49 32 0 64 0 96 0 0 7 5 60 5 64 0 11-19 13-27 13-6 0-9 0-9 7 0 5 4 5 6 5 15 0 32-1 47-1 10 0 34 1 44 1 2 0 7 0 7-8 0-4-4-4-9-4-24 0-24-3-25-14-8-80-16-160-24-240-1-8-1-9-7-9s-8 2-10 7c-44 74-89 149-133 224zM103 174c24-42 49-85 74-127 4 42 8 85 13 127-29 0-59 0-87 0z"><text:p/></draw:path></draw:g></text:span><text:span text:style-name="T45"><text:s/>מוכל ב־</text:span><text:span text:style-name="T45"><draw:g text:anchor-type="as-char" svg:y="-0.263cm" draw:z-index="250" draw:style-name="gr1"><svg:title>TexMaths</svg:title><svg:desc>11§display§B§svg§600§FALSE§</svg:desc><draw:path draw:style-name="gr164" draw:text-style-name="P130" svg:width="0.251cm" svg:height="0.223cm" svg:x="0.003cm" svg:y="0.019cm" svg:viewBox="0 0 252 224" svg:d="M0 0c83 0 168 0 252 0 0 75 0 149 0 224-84 0-169 0-252 0 0-75 0-149 0-224z"><text:p/></draw:path><draw:path draw:style-name="gr165" draw:text-style-name="P131" svg:width="0.274cm" svg:height="0.263cm" svg:x="0cm" svg:y="0cm" svg:viewBox="0 0 275 264" svg:d="M45 234c-3 14-4 18-35 18-7 0-10 0-10 7 0 5 3 5 10 5 46 0 91 0 137 0 62 0 107-45 107-84 0-28-22-50-60-54 40-8 81-35 81-73 0-29-26-53-72-53-43 0-87 0-129 0-8 0-11 0-11 8 0 4 3 4 11 4 4 0 7 0 14 1 6 0 10 1 10 6 0 2 0 3-1 7-18 70-34 138-52 208zM103 123c8-32 17-65 24-97 4-13 5-14 21-14 17 0 33 0 50 0 34 0 41 22 41 40 0 34-32 71-80 71-18 0-37 0-56 0zM86 252c-6 0-6 0-8 0-4-1-5-1-5-5 0-1 0-1 2-9 8-35 17-71 26-107 24 0 48 0 73 0 37 0 44 29 44 46 0 37-35 75-80 75-17 0-35 0-52 0z"><text:p/></draw:path></draw:g></text:span><text:span text:style-name="T45">:</text:span></text:p>
                  <text:list>
                    <text:list-item>
                      <text:p text:style-name="P110"><text:span text:style-name="T45">נכניס את ההנחה שלנו:</text:span></text:p>
                    </text:list-item>
                  </text:list>
                </text:list-item>
              </text:list>
              <text:p text:style-name="P36"><draw:g text:anchor-type="as-char" svg:y="-0.288cm" draw:z-index="252" draw:style-name="gr1"><svg:title>TexMaths</svg:title><svg:desc>11§display§x \subseteq B \setminus A \longrightarrow x \subseteq B§svg§600§FALSE§</svg:desc><draw:path draw:style-name="gr135" draw:text-style-name="P130" svg:width="3.527cm" svg:height="0.344cm" svg:x="0.008cm" svg:y="0.019cm" svg:viewBox="0 0 3528 345" svg:d="M0 0c1176 0 2353 0 3528 0 0 115 0 230 0 345-1175 0-2352 0-3528 0 0-115 0-230 0-345z"><text:p/></draw:path><draw:path draw:style-name="gr136" draw:text-style-name="P131" svg:width="0.191cm" svg:height="0.173cm" svg:x="-0.001cm" svg:y="0.118cm" svg:viewBox="0 0 192 174" svg:d="M118 54c2-10 12-46 38-46 2 0 11 0 20 5-11 2-19 12-19 21 0 7 5 13 15 13 8 0 20-6 20-22 0-19-23-25-36-25-22 0-35 20-39 29-10-26-31-29-42-29-41 0-63 50-63 59 0 4 3 3 4 4 4 0 5-1 6-5 13-40 38-50 52-50 7 0 21 4 21 26 0 12-7 38-21 92-7 24-20 40-37 40-3 0-12 0-19-5 9-2 18-10 18-21 0-10-9-13-14-13-12 0-22 10-22 22 0 17 20 25 36 25 26 0 40-26 41-29 4 15 19 29 42 29 39 0 61-50 61-59 0-4-3-4-4-4-3 0-4 1-6 5-12 40-38 50-50 50-16 0-22-13-22-25 0-9 3-18 6-34 5-18 9-35 14-53z"><text:p/></draw:path><draw:path draw:style-name="gr137" draw:text-style-name="P131" svg:width="0.234cm" svg:height="0.295cm" svg:x="0.349cm" svg:y="0.044cm" svg:viewBox="0 0 235 296" svg:d="M222 15c7 0 13 0 13-7 0-8-6-8-13-8-35 0-69 0-104 0-66 0-118 51-118 111 0 62 53 111 118 111 35 0 69 0 104 0 7 0 13 0 13-7 0-8-6-8-13-8-34 0-69 0-103 0-61 0-104-44-104-96s44-96 104-96c34 0 69 0 103 0zM21 281c-7 0-13 0-13 7 0 8 6 8 13 8 67 0 134 0 201 0 7 0 13 0 13-8 0-7-6-7-13-7-67 0-134 0-201 0z"><text:p/></draw:path><draw:path draw:style-name="gr138" draw:text-style-name="P131" svg:width="0.275cm" svg:height="0.262cm" svg:x="0.74cm" svg:y="0.026cm" svg:viewBox="0 0 276 263" svg:d="M46 232c-4 16-5 19-35 19-7 0-11 0-11 8 0 4 3 4 11 4 46 0 91 0 137 0 61 0 107-46 107-82 0-28-22-51-60-54 40-8 81-37 81-73 0-29-25-54-71-54-43 0-87 0-130 0-8 0-12 0-12 8 0 4 3 4 11 4 1 0 8 0 15 1s10 1 10 7c0 1 0 2-1 6-18 69-34 138-52 206zM104 122c8-32 16-63 24-94 4-15 4-16 20-16 17 0 35 0 51 0 34 0 42 23 42 40 0 34-33 70-80 70-19 0-38 0-57 0zM87 251c-6 0-7 0-9-1-3 0-5 0-5-3 0-1 0-3 2-9 9-35 17-72 26-107 24 0 50 0 74 0 37 0 44 29 44 45 0 38-34 75-79 75-18 0-36 0-53 0z"><text:p/></draw:path><draw:path draw:style-name="gr139" draw:text-style-name="P131" svg:width="0.15cm" svg:height="0.383cm" svg:x="1.144cm" svg:y="0cm" svg:viewBox="0 0 151 384" svg:d="M133 375c2 5 4 9 9 9 4 0 9-3 9-7 0-2 0-2-3-7-44-120-88-241-132-361-3-7-4-9-8-9-5 0-8 3-8 8 0 1 0 1 2 6 44 120 87 241 131 361z"><text:p/></draw:path><draw:path draw:style-name="gr140" draw:text-style-name="P131" svg:width="0.264cm" svg:height="0.274cm" svg:x="1.416cm" svg:y="0.013cm" svg:viewBox="0 0 265 275" svg:d="M55 230c-15 27-31 32-47 33-5 0-8 0-8 8 0 2 1 4 4 4 11 0 23-2 33-2 14 0 27 2 39 2 3 0 8 0 8-7 0-5-4-5-6-5-10-1-19-4-19-14 0-5 3-9 6-14 10-16 20-32 30-48 31 0 64 0 96 0 1 7 6 60 6 63 0 12-20 13-28 13-5 0-8 0-8 8 0 4 4 4 5 4 15 0 32-2 48-2 9 0 33 2 43 2 3 0 8 0 8-9 0-3-4-3-9-3-24 0-24-3-25-14-8-79-17-160-24-240 0-8 0-9-7-9-6 0-8 2-11 7-45 74-89 149-134 223zM101 175c25-43 52-86 77-128 5 42 8 85 12 128-29 0-59 0-89 0z"><text:p/></draw:path><draw:path draw:style-name="gr141" draw:text-style-name="P131" svg:width="0.234cm" svg:height="0.014cm" svg:x="1.83cm" svg:y="0.184cm" svg:viewBox="0 0 235 15" svg:d="M222 15c7 0 13 0 13-7 0-8-6-8-13-8-69 0-140 0-209 0-6 0-13 0-13 8 0 7 7 7 13 7 69 0 140 0 209 0z"><text:p/></draw:path><draw:path draw:style-name="gr142" draw:text-style-name="P131" svg:width="0.342cm" svg:height="0.198cm" svg:x="2.055cm" svg:y="0.093cm" svg:viewBox="0 0 343 199" svg:d="M301 108c-21 16-32 32-34 37-17 27-14 33-21 50 0 4 5 4 8 4 7 0 7 0 9-6 9-38 31-70 75-87 4-3 5-4 5-6s-1-3-2-4c-18-7-64-26-79-90-1-5-1-6-8-6-3 0-8 0-8 4 0 2 4 26 20 51 8 12 19 25 35 37-95 0-191 0-287 0-6 0-14 0-14 8s8 8 14 8c96 0 192 0 287 0z"><text:p/></draw:path><draw:path draw:style-name="gr143" draw:text-style-name="P131" svg:width="0.191cm" svg:height="0.173cm" svg:x="2.539cm" svg:y="0.118cm" svg:viewBox="0 0 192 174" svg:d="M118 54c3-10 12-46 38-46 2 0 11 0 20 5-11 2-19 12-19 21 0 7 5 13 15 13 8 0 20-6 20-22 0-19-22-25-35-25-23 0-36 20-40 29-10-26-31-29-42-29-41 0-63 50-63 59 0 4 3 3 4 4 4 0 5-1 6-5 13-40 38-50 52-50 7 0 21 4 21 26 0 12-7 38-21 92-7 24-20 40-37 40-2 0-12 0-19-5 9-2 18-10 18-21 0-10-9-13-14-13-12 0-22 10-22 22 0 17 20 25 36 25 26 0 40-26 41-29 4 15 19 29 42 29 39 0 61-50 61-59 0-4-3-4-4-4-3 0-4 1-4 5-14 40-40 50-52 50-16 0-21-13-21-25 0-9 2-18 5-34 5-18 9-35 14-53z"><text:p/></draw:path><draw:path draw:style-name="gr144" draw:text-style-name="P131" svg:width="0.234cm" svg:height="0.295cm" svg:x="2.888cm" svg:y="0.044cm" svg:viewBox="0 0 235 296" svg:d="M222 15c7 0 13 0 13-7 0-8-6-8-13-8-34 0-69 0-103 0-67 0-119 51-119 111 0 62 53 111 119 111 34 0 69 0 103 0 7 0 13 0 13-7 0-8-6-8-13-8-34 0-69 0-103 0-61 0-104-44-104-96s44-96 104-96c34 0 69 0 103 0zM21 281c-7 0-13 0-13 7 0 8 6 8 13 8 67 0 134 0 201 0 7 0 13 0 13-8 0-7-6-7-13-7-67 0-134 0-201 0z"><text:p/></draw:path><draw:path draw:style-name="gr145" draw:text-style-name="P131" svg:width="0.275cm" svg:height="0.262cm" svg:x="3.28cm" svg:y="0.026cm" svg:viewBox="0 0 276 263" svg:d="M46 232c-4 16-5 19-35 19-7 0-11 0-11 8 0 4 3 4 11 4 46 0 91 0 137 0 62 0 107-46 107-82 0-28-22-51-59-54 39-8 80-37 80-73 0-29-25-54-71-54-43 0-87 0-130 0-8 0-12 0-12 8 0 4 4 4 11 4 1 0 8 0 15 1s10 1 10 7c0 1 0 2-1 6-18 69-34 138-52 206zM104 122c8-32 16-63 24-94 4-15 4-16 20-16 17 0 35 0 51 0 34 0 42 23 42 40 0 34-33 70-80 70-19 0-38 0-57 0zM87 251c-6 0-7 0-9-1-3 0-4 0-4-3 0-1 0-3 1-9 9-35 18-72 27-107 24 0 49 0 73 0 37 0 44 29 44 45 0 38-34 75-79 75-18 0-36 0-53 0z"><text:p/></draw:path></draw:g></text:p>
              <text:list>
                <text:list-item>
                  <text:list>
                    <text:list-item>
                      <text:p text:style-name="P127">זה מתוך זה שידוע <draw:g text:anchor-type="as-char" svg:y="-0.273cm" draw:z-index="251" draw:style-name="gr1"><svg:title>TexMaths</svg:title><svg:desc>11§display§A \subseteq B \iff A \subseteq B = A \iff A \cup B = B§svg§600§FALSE§</svg:desc><draw:path draw:style-name="gr146" draw:text-style-name="P130" svg:width="7.115cm" svg:height="0.287cm" svg:x="0.032cm" svg:y="0.019cm" svg:viewBox="0 0 7116 288" svg:d="M0 0c2372 0 4744 0 7116 0 0 96 0 193 0 288-2372 0-4744 0-7116 0 0-95 0-192 0-288z"><text:p/></draw:path><draw:path draw:style-name="gr147" draw:text-style-name="P131" svg:width="0.264cm" svg:height="0.274cm" svg:x="0.001cm" svg:y="0cm" svg:viewBox="0 0 265 275" svg:d="M56 231c-15 25-31 31-47 32-6 0-9 0-9 8 0 2 2 4 5 4 10 0 22-1 33-1 14 0 27 1 39 1 2 0 8 0 8-8 0-4-4-4-7-4-9-1-18-3-18-13 0-5 3-9 6-14 10-17 19-33 29-50 33 0 64 0 97 0 0 8 6 61 6 65 0 11-20 12-28 12-5 0-9 0-9 8 0 4 3 3 5 4 17 0 33-1 48-1 10 0 35 1 44 1 3 0 7 0 7-8 0-4-3-4-9-4-24 0-24-2-25-14-8-81-15-160-23-240-1-8-1-9-8-9-5 0-8 2-10 7-45 74-89 149-134 224zM102 174c26-42 51-85 76-127 5 42 9 85 13 127-29 0-59 0-89 0z"><text:p/></draw:path><draw:path draw:style-name="gr148" draw:text-style-name="P131" svg:width="0.235cm" svg:height="0.296cm" svg:x="0.417cm" svg:y="0.03cm" svg:viewBox="0 0 236 297" svg:d="M223 15c7 0 13 0 13-7 0-8-6-8-13-8-35 0-69 0-104 0-66 0-119 51-119 111 0 62 54 111 119 111 35 0 69 0 104 0 7 0 13 0 13-7 0-8-6-8-13-8-34 0-69 0-103 0-62 0-105-44-105-95 0-53 44-97 105-97 34 0 69 0 103 0zM22 282c-7 0-14 0-14 7 0 8 7 8 14 8 67 0 134 0 201 0 7 0 13 0 13-8 0-7-6-7-13-7-67 0-134 0-201 0z"><text:p/></draw:path><draw:path draw:style-name="gr149" draw:text-style-name="P131" svg:width="0.275cm" svg:height="0.261cm" svg:x="0.809cm" svg:y="0.013cm" svg:viewBox="0 0 276 262" svg:d="M45 232c-3 15-4 18-35 18-7 0-10 0-10 8 0 4 3 4 10 4 46 0 92 0 138 0 61 0 107-45 107-84 0-26-23-48-60-53 40-7 81-36 81-72 0-29-25-53-73-53-42 0-86 0-129 0-7 0-11 0-11 8 0 3 3 3 11 3 1 0 7 0 14 1 8 1 11 1 11 7 0 1-1 2-2 6-18 70-34 139-52 207zM103 122c8-32 17-64 25-96 3-14 4-15 20-15 17 0 33 0 50 0 34 0 43 23 43 41 0 33-33 70-80 70-19 0-39 0-58 0zM87 250c-6 0-7 0-9 0-4-1-5-1-5-5 0-1 0-1 2-8 9-36 17-72 26-107 24 0 50 0 74 0 36 0 44 28 44 44 0 38-34 76-80 76-18 0-35 0-52 0z"><text:p/></draw:path><draw:path draw:style-name="gr150" draw:text-style-name="P131" svg:width="0.342cm" svg:height="0.21cm" svg:x="1.342cm" svg:y="0.073cm" svg:viewBox="0 0 343 211" svg:d="M330 151c7 0 13 0 13-8s-6-8-14-8c-82 0-164 0-245 0-16-13-36-23-49-29 14-6 33-16 49-30 81 0 163 0 245 0 8 0 14 0 14-8 0-7-6-7-13-7-76 0-153 0-229 0 19-18 39-52 39-57 0-4-5-4-7-4-3 0-7 0-8 3-7 15-18 36-44 58-26 23-52 34-72 39-7 2-7 3-8 3-1 2-1 2-1 3s0 1 0 2c1 0 1 0 2 1 0 1 1 1 8 3 53 16 91 51 112 91 4 7 6 8 11 8 2 0 7 0 7-4 0-6-20-39-39-56 76 0 153 0 229 0z"><text:p/></draw:path><draw:path draw:style-name="gr151" draw:text-style-name="P131" svg:width="0.342cm" svg:height="0.21cm" svg:x="1.664cm" svg:y="0.073cm" svg:viewBox="0 0 343 211" svg:d="M258 76c17 14 37 24 50 30-14 6-33 16-50 29-81 0-163 0-245 0-6 0-13 0-13 8s7 8 13 8c76 0 153 0 229 0-19 16-40 50-40 56 0 4 6 4 8 4 3 0 6 0 8-3 7-14 18-35 44-56 26-24 53-34 72-40 7-2 7-3 8-4 1 0 1-1 1-2s0-1-1-3h-1c-1-1-1-1-9-3-52-15-90-50-112-92-4-8-4-8-10-8-2 0-8 0-8 4 0 5 20 39 40 57-76 0-153 0-229 0-6 0-13 0-13 7 0 8 7 8 13 8 82 0 164 0 245 0z"><text:p/></draw:path><draw:path draw:style-name="gr152" draw:text-style-name="P131" svg:width="0.264cm" svg:height="0.274cm" svg:x="2.257cm" svg:y="0cm" svg:viewBox="0 0 265 275" svg:d="M56 231c-15 25-31 31-47 32-6 0-9 0-9 8 0 2 2 4 5 4 10 0 22-1 33-1 14 0 27 1 39 1 2 0 8 0 8-8 0-4-4-4-7-4-9-1-18-3-18-13 0-5 3-9 6-14 10-17 19-33 29-50 31 0 64 0 96 0 1 8 7 61 7 65 0 11-20 12-28 12-5 0-9 0-9 8 0 4 3 3 5 4 17 0 33-1 48-1 10 0 35 1 44 1 3 0 7 0 7-8 0-4-3-4-9-4-24 0-24-2-25-14-8-81-15-160-23-240-1-8-1-9-8-9-5 0-8 2-10 7-45 74-89 149-134 224zM102 174c26-42 51-85 76-127 5 42 8 85 12 127-29 0-58 0-88 0z"><text:p/></draw:path><draw:path draw:style-name="gr153" draw:text-style-name="P131" svg:width="0.235cm" svg:height="0.296cm" svg:x="2.673cm" svg:y="0.03cm" svg:viewBox="0 0 236 297" svg:d="M223 15c7 0 13 0 13-7 0-8-6-8-13-8-35 0-69 0-104 0-66 0-119 51-119 111 0 62 54 111 119 111 35 0 69 0 104 0 7 0 13 0 13-7 0-8-6-8-13-8-34 0-69 0-103 0-62 0-105-44-105-95 0-53 44-97 105-97 34 0 69 0 103 0zM21 282c-7 0-13 0-13 7 0 8 6 8 13 8 67 0 135 0 202 0 7 0 13 0 13-8 0-7-6-7-13-7-67 0-135 0-202 0z"><text:p/></draw:path><draw:path draw:style-name="gr154" draw:text-style-name="P131" svg:width="0.275cm" svg:height="0.261cm" svg:x="3.065cm" svg:y="0.013cm" svg:viewBox="0 0 276 262" svg:d="M45 232c-3 15-4 18-35 18-7 0-10 0-10 8 0 4 3 4 10 4 46 0 92 0 138 0 61 0 107-45 107-84 0-26-23-48-60-53 40-7 81-36 81-72 0-29-26-53-73-53-42 0-86 0-129 0-8 0-11 0-11 8 0 3 3 3 11 3 4 0 7 0 14 1s11 1 11 7c0 1-1 2-2 6-18 70-34 139-52 207zM103 122c8-32 17-64 25-96 3-14 4-15 20-15 17 0 33 0 50 0 34 0 43 23 43 41 0 33-34 70-82 70-18 0-37 0-56 0zM86 250c-6 0-6 0-8 0-4-1-5-1-5-5 0-1 0-1 2-8 9-36 17-72 26-107 24 0 49 0 73 0 37 0 45 28 45 44 0 38-34 76-80 76-18 0-36 0-53 0z"><text:p/></draw:path><draw:path draw:style-name="gr155" draw:text-style-name="P131" svg:width="0.256cm" svg:height="0.089cm" svg:x="3.49cm" svg:y="0.134cm" svg:viewBox="0 0 257 90" svg:d="M244 15c6 0 13 0 13-7 0-8-7-8-13-8-77 0-154 0-231 0-5 0-13 0-13 8 0 7 8 7 13 7 77 0 154 0 231 0zM244 90c6 0 13 0 13-7 0-8-7-8-13-8-77 0-154 0-231 0-5 0-13 0-13 8 0 7 8 7 13 7 77 0 154 0 231 0z"><text:p/></draw:path><draw:path draw:style-name="gr156" draw:text-style-name="P131" svg:width="0.264cm" svg:height="0.274cm" svg:x="3.889cm" svg:y="0cm" svg:viewBox="0 0 265 275" svg:d="M55 231c-15 25-30 31-47 32-5 0-8 0-8 8 0 2 2 4 4 4 11 0 23-1 34-1 13 0 27 1 39 1 2 0 7 0 7-8 0-4-4-4-6-4-9-1-19-3-19-13 0-5 3-9 6-14 10-17 20-33 30-50 31 0 64 0 96 0 1 8 7 61 7 65 0 11-21 12-29 12-4 0-8 0-8 8 0 4 4 4 5 4 15 0 32-1 48-1 10 0 35 1 44 1 3 0 7 0 7-8 0-4-4-4-9-4-24 0-24-2-25-14-8-81-15-160-23-240-1-8-1-9-8-9-6 0-8 2-10 7-45 74-90 149-135 224zM102 174c26-42 51-85 76-127 5 42 8 85 12 127-29 0-58 0-88 0z"><text:p/></draw:path><draw:path draw:style-name="gr157" draw:text-style-name="P131" svg:width="0.342cm" svg:height="0.21cm" svg:x="4.402cm" svg:y="0.073cm" svg:viewBox="0 0 343 211" svg:d="M330 151c7 0 13 0 13-8s-6-8-14-8c-82 0-164 0-245 0-17-13-36-23-49-29 14-6 33-16 49-30 81 0 163 0 245 0 8 0 14 0 14-8 0-7-6-7-13-7-76 0-153 0-229 0 19-18 39-52 39-57 0-4-5-4-7-4-3 0-7 0-8 3-8 15-18 36-44 58-26 23-52 34-72 39-7 2-6 2-8 3-1 2-1 2-1 3s0 1 0 2c0 0 1 0 1 1 1 1 1 1 9 3 53 16 91 51 112 91 4 7 6 8 11 8 2 0 7 0 7-4 0-6-20-39-39-56 76 0 153 0 229 0z"><text:p/></draw:path><draw:path draw:style-name="gr158" draw:text-style-name="P131" svg:width="0.342cm" svg:height="0.21cm" svg:x="4.723cm" svg:y="0.073cm" svg:viewBox="0 0 343 211" svg:d="M260 76c16 14 36 24 49 30-14 6-33 16-49 29-82 0-164 0-246 0-6 0-14 0-14 8s8 8 14 8c76 0 152 0 228 0-18 16-39 50-39 56 0 4 6 4 8 4 3 0 6 0 8-3 8-14 19-35 44-56 26-24 52-34 72-40 7-2 7-3 8-4 0-1 0-1 0-2s0-1 0-3h-1c-1-1-1-1-9-3-51-15-90-50-112-92-4-8-4-8-10-8-2 0-8 0-8 4 0 5 20 39 39 57-76 0-152 0-228 0-6 0-14 0-14 7 0 8 8 8 14 8 82 0 164 0 246 0z"><text:p/></draw:path><draw:path draw:style-name="gr159" draw:text-style-name="P131" svg:width="0.264cm" svg:height="0.274cm" svg:x="5.317cm" svg:y="0cm" svg:viewBox="0 0 265 275" svg:d="M56 231c-15 25-31 31-48 32-5 0-8 0-8 8 0 2 2 4 5 4 10 0 22-1 33-1 13 0 27 1 39 1 2 0 8 0 8-8 0-4-5-4-7-4-9-1-19-3-19-13 0-5 4-9 6-14 10-17 20-33 30-50 31 0 64 0 96 0 1 8 7 61 7 65 0 11-20 12-28 12-5 0-9 0-9 8 0 4 4 4 5 4 17 0 33-1 48-1 10 0 35 1 44 1 3 0 7 0 7-8 0-4-3-4-9-4-24 0-24-2-25-14-8-81-15-160-23-240-1-8-1-9-8-9-6 0-8 2-10 7-45 74-89 149-134 224zM102 174c26-42 51-85 76-127 5 42 8 85 12 127-29 0-58 0-88 0z"><text:p/></draw:path><draw:path draw:style-name="gr160" draw:text-style-name="P131" svg:width="0.213cm" svg:height="0.238cm" svg:x="5.701cm" svg:y="0.046cm" svg:viewBox="0 0 214 239" svg:d="M214 14c0-6 0-14-7-14-8 0-8 8-8 14 0 47 0 93 0 140 0 56-63 69-92 69-17 0-42-3-62-16-30-20-30-43-30-53 0-47 0-93 0-140 0-6 0-14-7-14-8 0-8 8-8 14 0 47 0 94 0 141 0 59 58 84 107 84 50 0 107-28 107-83 0-47 0-94 0-142z"><text:p/></draw:path><draw:path draw:style-name="gr161" draw:text-style-name="P131" svg:width="0.275cm" svg:height="0.261cm" svg:x="6.039cm" svg:y="0.013cm" svg:viewBox="0 0 276 262" svg:d="M46 232c-4 15-4 18-35 18-7 0-11 0-11 8 0 4 4 4 11 4 46 0 91 0 137 0 62 0 107-45 107-84 0-26-22-48-59-53 39-7 80-36 80-72 0-29-25-53-71-53-43 0-87 0-130 0-8 0-11 0-11 8 0 3 3 3 11 3 4 0 7 0 14 1s10 1 10 7c0 1 0 2-1 6-18 70-34 139-52 207zM104 122c8-32 17-64 25-96 3-14 4-15 21-15 16 0 33 0 49 0 34 0 42 23 42 41 0 33-33 70-80 70-19 0-38 0-57 0zM87 250c-6 0-6 0-9 0-3-1-4-1-4-5 0-1 0-1 2-8 9-36 17-72 26-107 24 0 49 0 73 0 37 0 45 28 45 44 0 38-35 76-80 76-18 0-36 0-53 0z"><text:p/></draw:path><draw:path draw:style-name="gr162" draw:text-style-name="P131" svg:width="0.256cm" svg:height="0.089cm" svg:x="6.464cm" svg:y="0.134cm" svg:viewBox="0 0 257 90" svg:d="M244 15c6 0 13 0 13-7 0-8-7-8-13-8-77 0-154 0-231 0-5 0-13 0-13 8 0 7 8 7 13 7 77 0 154 0 231 0zM244 90c6 0 13 0 13-7 0-8-7-8-13-8-77 0-154 0-231 0-5 0-13 0-13 8 0 7 8 7 13 7 77 0 154 0 231 0z"><text:p/></draw:path><draw:path draw:style-name="gr163" draw:text-style-name="P131" svg:width="0.275cm" svg:height="0.261cm" svg:x="6.867cm" svg:y="0.013cm" svg:viewBox="0 0 276 262" svg:d="M46 232c-4 15-5 18-35 18-7 0-11 0-11 8 0 4 3 4 11 4 46 0 91 0 137 0 62 0 107-45 107-84 0-26-22-48-59-53 39-7 80-36 80-72 0-29-25-53-71-53-43 0-87 0-130 0-8 0-12 0-12 8 0 3 4 3 11 3 1 0 8 0 15 1s10 1 10 7c0 1 0 2-1 6-18 70-34 139-52 207zM104 122c8-32 16-64 24-96 4-14 4-15 20-15 17 0 35 0 51 0 34 0 42 23 42 41 0 33-33 70-80 70-19 0-38 0-57 0zM87 250c-6 0-7 0-9 0-3-1-4-1-4-5 0-1 0-1 1-8 9-36 18-72 27-107 24 0 49 0 73 0 37 0 44 28 44 44 0 38-34 76-79 76-18 0-36 0-53 0z"><text:p/></draw:path></draw:g></text:p>
                    </text:list-item>
                    <text:list-item>
                      <text:p text:style-name="P127">כדרוש, <text:span text:style-name="T46">הטענה שהגענו אליה טוטולוגיה. </text:span></text:p>
                    </text:list-item>
                  </text:list>
                </text:list-item>
              </text:list>
            </text:list-item>
            <text:list-item>
              <text:p text:style-name="P127">המקרה השני יתקיים באופן דומה. <text:span text:style-name="T47"><text:s/></text:span></text:p>
            </text:list-item>
          </text:list>
        </text:list-item>
      </text:list>
      <text:h text:style-name="Heading_20_2" text:outline-level="2">9. הוכח<text:span text:style-name="T42">ת היחס בין כמות האברים בקבוצה לכמות איברי קבוצת החזקה שלה</text:span></text:h>
      <text:list text:style-name="L19">
        <text:list-item>
          <text:p text:style-name="P103">צ.ל.:</text:p>
          <text:p text:style-name="P32"><draw:g text:anchor-type="as-char" svg:y="-0.288cm" draw:z-index="157" draw:name="Shape133" draw:style-name="gr1513"><svg:title>TexMaths</svg:title><svg:desc>11§display§\forall n \in \N. \forall A. (|A| = n) \implies (|\powerset(A)| = 2^n)§svg§600§FALSE§</svg:desc><draw:path draw:style-name="gr1514" draw:text-style-name="P130" svg:width="6.769cm" svg:height="0.345cm" svg:x="0.019cm" svg:y="0.018cm" svg:viewBox="0 0 6770 346" svg:d="M3386 346c-1129 0-2257 0-3386 0 0-116 0-230 0-346 2256 0 4513 0 6770 0 0 116 0 230 0 346-1128 0-2257 0-3384 0z"><text:p/></draw:path><draw:path draw:style-name="gr1515" draw:text-style-name="P131" svg:width="0.215cm" svg:height="0.274cm" svg:x="-0.001cm" svg:y="0.019cm" svg:viewBox="0 0 216 275" svg:d="M213 14c3-4 3-4 3-6 0-5-4-8-8-8-6 0-8 4-10 9-11 28-21 56-32 85-38 0-78 0-116 0-11-29-22-57-33-85-2-6-4-9-9-9-4 0-8 3-8 8 0 1 0 1 2 6 32 84 65 169 97 252 2 6 3 9 9 9 5 0 6-4 9-7 32-84 65-169 96-254zM55 109c35 0 70 0 106 0-18 45-36 91-53 137-18-46-35-92-53-137z"><text:p/></draw:path><draw:path draw:style-name="gr1515" draw:text-style-name="P131" svg:width="0.208cm" svg:height="0.174cm" svg:x="0.226cm" svg:y="0.116cm" svg:viewBox="0 0 209 175" svg:d="M22 148c-1 6-3 15-3 17 0 7 5 10 11 10 5 0 12-3 14-11 1-1 6-19 8-29 3-12 5-23 9-34 2-9 4-17 6-26 1-7 5-18 5-19 6-12 26-47 63-47 17 0 21 14 21 26 0 24-20 74-25 91-3 8-4 13-4 17 0 19 14 32 31 32 37 0 51-56 51-59 0-4-3-4-4-4-5 0-5 1-6 7-8 26-21 47-39 47-7 0-10-3-10-12 0-10 3-19 7-27 7-21 23-63 23-85 0-27-16-42-44-42-35 0-53 25-60 34-2-22-18-34-35-34-19 0-26 15-30 22-5 13-11 36-11 37 0 5 3 5 4 5 4 0 5-1 7-9 7-27 14-46 28-46 8 0 12 4 12 17 0 8-1 13-6 32-8 30-15 60-23 90z"><text:p/></draw:path><draw:path draw:style-name="gr1515" draw:text-style-name="P131" svg:width="0.193cm" svg:height="0.221cm" svg:x="0.585cm" svg:y="0.078cm" svg:viewBox="0 0 194 222" svg:d="M180 120c7 0 14-1 14-9 0-9-7-8-14-8-55 0-108 0-163 0 4-50 48-88 103-88 20 0 41 0 60 0 7 0 14 0 14-7 0-8-7-8-14-8-20 0-40 0-61 0-66 0-119 48-119 111 0 62 53 111 119 111 21 0 41 0 61 0 7 0 14 0 14-7s-7-7-14-7c-19 0-40 0-60 0-55 0-99-37-103-88 55 0 108 0 163 0z"><text:p/></draw:path><draw:path draw:style-name="gr1515" draw:text-style-name="P131" svg:width="0.261cm" svg:height="0.27cm" svg:x="0.929cm" svg:y="0.025cm" svg:viewBox="0 0 262 271" svg:d="M33 35c0 63 0 126 0 187 0 20-3 28-23 28-3 0-10 0-10 7 0 6 6 6 13 6 20 0 40 0 60 0 6 0 13 0 13-6 0-7-7-7-12-7-21 0-24-9-24-29 0-58 0-118 0-176 56 74 111 148 167 220 3 5 5 6 7 6 7 0 7-7 7-13 0-72 0-145 0-217 0-21 3-27 21-28 3 0 10 0 10-6 0-7-7-7-13-7-19 0-38 0-56 0-8 0-14 0-14 7 0 6 7 6 11 6 22 1 25 9 25 29 0 39 0 80 0 121-39-53-79-105-117-157-3-6-4-6-13-6-23 0-45 0-68 0-7 0-13 0-13 7 0 6 6 6 8 6 11 1 18 8 22 12-1 4-1 5-1 10zM218 243c-56-72-112-146-168-220-5-5-5-5-8-10 15 0 30 0 45 0 44 59 87 117 131 176 0 18 0 37 0 54z"><text:p/></draw:path><draw:path draw:style-name="gr1515" draw:text-style-name="P131" svg:width="0.04cm" svg:height="0.04cm" svg:x="1.231cm" svg:y="0.247cm" svg:viewBox="0 0 41 41" svg:d="M41 21c0-12-10-21-21-21-12 0-20 9-20 21 0 11 8 20 20 20 11 0 21-9 21-20z"><text:p/></draw:path><draw:path draw:style-name="gr1515" draw:text-style-name="P131" svg:width="0.215cm" svg:height="0.274cm" svg:x="1.305cm" svg:y="0.019cm" svg:viewBox="0 0 216 275" svg:d="M213 14c3-4 3-4 3-6 0-5-4-8-8-8-6 0-8 4-9 9-11 28-22 56-33 85-38 0-78 0-116 0-11-29-22-57-33-85-2-6-4-9-9-9-4 0-8 3-8 8 0 1 0 1 2 6 32 84 65 169 97 252 2 6 3 9 9 9 5 0 6-4 9-7 32-84 65-169 96-254zM55 109c35 0 70 0 106 0-18 45-36 91-53 137-18-46-35-92-53-137z"><text:p/></draw:path><draw:path draw:style-name="gr1515" draw:text-style-name="P131" svg:width="0.264cm" svg:height="0.274cm" svg:x="1.534cm" svg:y="0.011cm" svg:viewBox="0 0 265 275" svg:d="M55 231c-15 26-30 31-47 32-5 1-8 1-8 8 0 2 2 4 4 4 11 0 24-1 35-1 12 0 25 1 38 1 2 0 7 0 7-7 0-4-4-5-6-5-9 0-19-3-19-13 0-4 3-9 6-14 10-17 20-32 30-49 32 0 65 0 96 0 2 9 7 60 7 64 0 11-21 12-29 12-5 0-8 0-8 8 0 4 4 4 5 4 16 0 32-1 49-1 9 0 34 1 42 1 4 0 8 0 8-7 0-5-4-5-9-5-24 0-24-2-25-13-8-79-16-160-24-240 0-8 0-10-7-10-6 0-7 3-10 7-45 74-90 149-135 224zM102 175c26-43 51-85 76-127 5 42 8 84 12 127-29 0-58 0-88 0z"><text:p/></draw:path><draw:path draw:style-name="gr1515" draw:text-style-name="P131" svg:width="0.04cm" svg:height="0.04cm" svg:x="1.843cm" svg:y="0.247cm" svg:viewBox="0 0 41 41" svg:d="M41 21c0-12-9-21-20-21s-21 9-21 21c0 11 10 20 21 20s20-9 20-20z"><text:p/></draw:path><draw:path draw:style-name="gr1515" draw:text-style-name="P131" svg:width="0.089cm" svg:height="0.384cm" svg:x="1.955cm" svg:y="0cm" svg:viewBox="0 0 90 385" svg:d="M90 381c0-1 0-1-6-8-49-49-61-122-61-180 0-67 14-135 62-182 5-5 5-5 5-7 0-3-1-4-4-4s-39 26-61 76c-19 42-25 85-25 117 0 29 4 76 26 120 24 47 57 72 60 72s4-1 4-4z"><text:p/></draw:path><draw:path draw:style-name="gr1515" draw:text-style-name="P131" svg:width="0.014cm" svg:height="0.384cm" svg:x="2.113cm" svg:y="0cm" svg:viewBox="0 0 15 385" svg:d="M15 14c0-6 0-14-7-14-8 0-8 8-8 14 0 119 0 238 0 357 0 7 0 14 8 14 7 0 7-7 7-14 0-119 0-238 0-357z"><text:p/></draw:path><draw:path draw:style-name="gr1515" draw:text-style-name="P131" svg:width="0.264cm" svg:height="0.274cm" svg:x="2.188cm" svg:y="0.011cm" svg:viewBox="0 0 265 275" svg:d="M56 231c-15 26-31 31-47 32-6 1-9 1-9 8 0 2 2 4 6 4 9 0 22-1 33-1 13 0 26 1 38 1 2 0 8 0 8-7 0-4-4-5-7-5-9 0-17-3-17-13 0-4 2-9 5-14 10-17 19-32 29-49 32 0 65 0 96 0 2 9 7 60 7 64 0 11-20 12-27 12-6 0-10 0-10 8 0 4 3 3 5 4 17 0 33-1 49-1 9 0 34 1 44 1 2 0 6 0 6-7 0-5-3-5-9-5-24 0-24-2-25-13-8-79-15-160-23-240-1-8-1-10-8-10-5 0-7 3-10 7-45 74-89 149-134 224zM102 175c26-43 51-85 76-127 5 42 8 84 12 127-29 0-58 0-88 0z"><text:p/></draw:path><draw:path draw:style-name="gr1515" draw:text-style-name="P131" svg:width="0.014cm" svg:height="0.384cm" svg:x="2.511cm" svg:y="0cm" svg:viewBox="0 0 15 385" svg:d="M15 14c0-6 0-14-7-14-8 0-8 8-8 14 0 119 0 238 0 357 0 7 0 14 8 14 7 0 7-7 7-14 0-119 0-238 0-357z"><text:p/></draw:path><draw:path draw:style-name="gr1515" draw:text-style-name="P131" svg:width="0.256cm" svg:height="0.09cm" svg:x="2.701cm" svg:y="0.145cm" svg:viewBox="0 0 257 91" svg:d="M244 17c6 0 13-2 13-9 0-8-7-8-13-8-77 0-154 0-231 0-5 0-13 0-13 8 0 7 8 9 13 9 77 0 154 0 231 0zM244 91c6 0 13 0 13-7 0-9-7-9-13-9-77 0-154 0-231 0-5 0-13 0-13 9 0 7 8 7 13 7 77 0 154 0 231 0z"><text:p/></draw:path><draw:path draw:style-name="gr1515" draw:text-style-name="P131" svg:width="0.208cm" svg:height="0.174cm" svg:x="3.099cm" svg:y="0.116cm" svg:viewBox="0 0 209 175" svg:d="M22 148c-1 6-3 15-3 17 0 7 5 10 12 10 4 0 11-3 14-11 0-1 5-19 7-29 3-12 5-23 9-34 2-9 4-17 6-26 1-7 5-18 5-19 6-12 26-47 63-47 18 0 21 14 21 26 0 24-20 74-25 91-3 8-4 13-4 17 0 19 14 32 31 32 37 0 51-56 51-59 0-4-3-4-4-4-5 0-5 1-6 7-8 26-21 47-39 47-7 0-10-3-10-12 0-10 4-19 7-27 7-21 23-63 23-85 0-27-16-42-44-42-35 0-53 25-60 34-2-22-18-34-35-34-19 0-26 15-30 22-5 13-11 36-11 37 0 5 3 5 4 5 4 0 5-1 7-9 7-27 14-46 29-46 7 0 11 4 11 17 0 8-1 13-6 32-8 30-15 60-23 90z"><text:p/></draw:path><draw:path draw:style-name="gr1515" draw:text-style-name="P131" svg:width="0.088cm" svg:height="0.384cm" svg:x="3.342cm" svg:y="0cm" svg:viewBox="0 0 89 385" svg:d="M89 193c0-30-4-76-25-120-23-48-56-73-61-73-2 0-3 2-3 4s0 2 7 9c38 38 60 99 60 180 0 65-14 133-63 181-4 6-4 6-4 7 0 2 1 4 3 4 5 0 39-26 62-76 20-41 24-84 24-116z"><text:p/></draw:path><draw:path draw:style-name="gr1515" draw:text-style-name="P131" svg:width="0.256cm" svg:height="0.09cm" svg:x="3.705cm" svg:y="0.145cm" svg:viewBox="0 0 257 91" svg:d="M244 17c6 0 13-2 13-9 0-8-7-8-13-8-77 0-154 0-231 0-5 0-13 0-13 8 0 7 8 9 13 9 77 0 154 0 231 0zM244 91c6 0 13 0 13-7 0-9-7-9-13-9-77 0-154 0-231 0-5 0-13 0-13 9 0 7 8 7 13 7 77 0 154 0 231 0z"><text:p/></draw:path><draw:path draw:style-name="gr1515" draw:text-style-name="P131" svg:width="0.342cm" svg:height="0.21cm" svg:x="3.941cm" svg:y="0.085cm" svg:viewBox="0 0 343 211" svg:d="M260 77c16 13 36 23 48 29-13 6-32 16-48 29-82 0-164 0-246 0-6 0-14 0-14 9 0 8 8 8 14 8 76 0 152 0 228 0-18 18-38 52-38 56 0 3 5 3 7 3 4 0 6 0 8-3 8-13 19-34 44-56 26-24 52-34 73-40 6-2 6-3 7-3 0-1 0-2 0-3s0-1 0-3h-1c-1-1-1-1-9-3-51-15-90-50-112-92-4-8-4-8-10-8-2 0-7 0-7 4 0 5 19 39 38 57-76 0-152 0-228 0-6 0-14-2-14 7 0 8 8 9 14 9 82 0 164 0 246 0z"><text:p/></draw:path><draw:path draw:style-name="gr1515" draw:text-style-name="P131" svg:width="0.089cm" svg:height="0.384cm" svg:x="4.559cm" svg:y="0cm" svg:viewBox="0 0 90 385" svg:d="M90 381c0-1 0-1-6-8-49-49-61-122-61-180 0-67 14-135 62-182 5-5 5-5 5-7 0-3-1-4-4-4s-39 26-61 76c-19 42-25 85-25 117 0 29 4 76 26 120 24 47 57 72 60 72s4-1 4-4z"><text:p/></draw:path><draw:path draw:style-name="gr1515" draw:text-style-name="P131" svg:width="0.014cm" svg:height="0.384cm" svg:x="4.717cm" svg:y="0cm" svg:viewBox="0 0 15 385" svg:d="M15 14c0-6 0-14-7-14-8 0-8 8-8 14 0 119 0 238 0 357 0 7 0 14 8 14 7 0 7-7 7-14 0-119 0-238 0-357z"><text:p/></draw:path><draw:path draw:style-name="gr1515" draw:text-style-name="P131" svg:width="0.275cm" svg:height="0.281cm" svg:x="4.786cm" svg:y="0.025cm" svg:viewBox="0 0 276 282" svg:d="M127 0c-54 0-96 26-112 44-14 15-15 26-15 28s2 3 4 3c6 0 16-6 18-8 9-5 10-8 12-15 6-16 17-29 65-31-7 87-30 172-63 251-2 5-1 4-2 7 0 1 1 3 3 3 7 0 26-9 30-19 20-47 52-135 63-242 6 0 14 0 21 0 47 0 92 18 92 57 0 29-28 83-103 85-8 0-12 0-23 8-7 4-10 8-10 11 0 2 2 2 7 2 71 0 162-60 162-123 0-44-53-61-98-61-17 0-34 0-51 0z"><text:p/></draw:path><draw:path draw:style-name="gr1515" draw:text-style-name="P131" svg:width="0.089cm" svg:height="0.384cm" svg:x="5.118cm" svg:y="0cm" svg:viewBox="0 0 90 385" svg:d="M90 381c0-1 0-1-6-8-49-49-62-122-62-180 0-67 15-135 63-182 5-5 5-5 5-7 0-3-2-4-4-4-3 0-39 26-62 76-20 42-24 85-24 117 0 29 4 76 25 120 23 47 58 72 61 72 2 0 4-1 4-4z"><text:p/></draw:path><draw:path draw:style-name="gr1515" draw:text-style-name="P131" svg:width="0.264cm" svg:height="0.274cm" svg:x="5.243cm" svg:y="0.011cm" svg:viewBox="0 0 265 275" svg:d="M56 231c-15 26-31 31-47 32-6 1-9 1-9 8 0 2 2 4 6 4 9 0 22-1 33-1 13 0 26 1 38 1 2 0 8 0 8-7 0-4-4-5-7-5-9 0-17-3-17-13 0-4 2-9 5-14 10-17 19-32 29-49 33 0 65 0 98 0 0 9 5 60 5 64 0 11-20 12-27 12-6 0-10 0-10 8 0 4 3 3 5 4 17 0 33-1 49-1 9 0 34 1 44 1 2 0 6 0 6-7 0-5-3-5-9-5-24 0-24-2-25-13-8-79-15-160-23-240-1-8-1-10-8-10-5 0-7 3-10 7-45 74-89 149-134 224zM102 175c26-43 51-85 76-127 5 42 8 84 12 127-29 0-58 0-88 0z"><text:p/></draw:path><draw:path draw:style-name="gr1515" draw:text-style-name="P131" svg:width="0.089cm" svg:height="0.384cm" svg:x="5.541cm" svg:y="0cm" svg:viewBox="0 0 90 385" svg:d="M90 193c0-30-4-76-25-120-23-48-56-73-61-73-2 0-4 2-4 4s0 2 8 9c38 38 60 99 60 180 0 65-14 133-62 181-6 6-6 6-6 7 0 2 2 4 4 4 5 0 39-26 62-76 20-41 24-84 24-116z"><text:p/></draw:path><draw:path draw:style-name="gr1515" draw:text-style-name="P131" svg:width="0.014cm" svg:height="0.384cm" svg:x="5.716cm" svg:y="0cm" svg:viewBox="0 0 15 385" svg:d="M15 14c0-6 0-14-7-14-8 0-8 8-8 14 0 119 0 238 0 357 0 7 0 14 8 14 7 0 7-7 7-14 0-119 0-238 0-357z"><text:p/></draw:path><draw:path draw:style-name="gr1515" draw:text-style-name="P131" svg:width="0.256cm" svg:height="0.09cm" svg:x="5.906cm" svg:y="0.145cm" svg:viewBox="0 0 257 91" svg:d="M244 17c6 0 13-2 13-9 0-8-7-8-13-8-77 0-154 0-231 0-5 0-13 0-13 8 0 7 8 9 13 9 77 0 154 0 231 0zM244 91c6 0 13 0 13-7 0-9-7-9-13-9-77 0-154 0-231 0-5 0-13 0-13 9 0 7 8 7 13 7 77 0 154 0 231 0z"><text:p/></draw:path><draw:path draw:style-name="gr1515" draw:text-style-name="P131" svg:width="0.153cm" svg:height="0.254cm" svg:x="6.312cm" svg:y="0.033cm" svg:viewBox="0 0 154 255" svg:d="M30 226c13-14 27-26 40-39 61-53 84-74 84-112 0-44-35-75-81-75-44 0-73 35-73 69 0 22 19 22 20 22 6 0 21-4 21-21 0-9-8-19-21-19-3 0-3 0-5 0 9-26 30-39 52-39 35 0 52 31 52 63 0 31-20 60-41 85-24 27-49 54-74 81-4 5-4 6-4 14 47 0 96 0 143 0 3-22 8-44 11-66-3 0-7 0-10 0-2 12-4 28-8 33-3 4-28 4-37 4-23 0-46 0-69 0z"><text:p/></draw:path><draw:path draw:style-name="gr1515" draw:text-style-name="P131" svg:width="0.164cm" svg:height="0.121cm" svg:x="6.499cm" svg:y="0.011cm" svg:viewBox="0 0 165 122" svg:d="M20 102c-1 4-3 10-3 11 0 6 5 9 9 9 5 0 8-4 10-6 3-4 5-11 6-17 1-4 4-18 5-24 3-6 4-12 5-18 3-11 4-13 12-24s20-25 41-25c15 0 15 14 15 18 0 17-11 47-15 58-4 7-5 11-5 15 0 14 12 23 25 23 28 0 40-37 40-42 0-3-3-3-4-3-5 0-5 2-6 4-5 22-17 34-28 34-6 0-7-4-7-10s1-9 7-21c3-9 14-38 14-53 0-27-21-31-35-31-23 0-39 14-47 24-2-17-17-24-28-24-12 0-18 9-22 14-6 10-9 26-9 28 0 3 3 3 4 3 4 0 4-1 6-8 4-16 9-29 20-29 6 0 9 5 9 13 0 5-3 14-5 22-2 7-4 19-5 25-4 11-6 22-9 34z"><text:p/></draw:path><draw:path draw:style-name="gr1515" draw:text-style-name="P131" svg:width="0.089cm" svg:height="0.384cm" svg:x="6.718cm" svg:y="0cm" svg:viewBox="0 0 90 385" svg:d="M90 193c0-30-4-76-25-120-24-48-57-73-61-73-2 0-4 2-4 4s0 2 8 9c37 38 59 99 59 180 0 65-14 133-61 181-6 6-6 6-6 7 0 2 2 4 4 4 4 0 39-26 62-76 20-41 24-84 24-116z"><text:p/></draw:path></draw:g></text:p>
        </text:list-item>
        <text:list-item>
          <text:p text:style-name="P104">נניח זאת, באינדוקציה על <draw:g text:anchor-type="as-char" svg:y="-0.173cm" draw:z-index="152" draw:name="Shape134" draw:style-name="gr1513"><svg:title>TexMaths</svg:title><svg:desc>11§display§n§svg§600§FALSE§</svg:desc><draw:path draw:style-name="gr1514" draw:text-style-name="P130" svg:width="0.179cm" svg:height="0.132cm" svg:x="0.008cm" svg:y="0.018cm" svg:viewBox="0 0 180 133" svg:d="M0 0c60 0 120 0 180 0 0 44 0 89 0 133-60 0-120 0-180 0 0-44 0-89 0-133z"><text:p/></draw:path><draw:path draw:style-name="gr1515" draw:text-style-name="P131" svg:width="0.207cm" svg:height="0.172cm" svg:x="-0.001cm" svg:y="0cm" svg:viewBox="0 0 208 173" svg:d="M23 146c-1 6-3 15-3 17 0 7 5 10 11 10 4 0 11-3 14-11 2-10 5-19 7-29 2-11 5-22 9-34 2-9 4-15 6-24 2-7 5-18 6-20 5-12 25-46 62-46 17 0 20 14 20 26 0 24-18 72-25 88-3 9-4 15-4 18 0 19 14 32 32 32 36 0 50-56 50-60 0-3-3-3-4-3-4 0-4 1-5 7-8 26-21 47-40 47-7 0-10-3-10-12 0-10 4-19 8-28 6-19 23-61 23-83 0-26-17-41-44-41-35 0-53 24-60 33-2-21-18-33-35-33-18 0-26 15-29 22-6 13-12 35-12 37 0 4 3 3 4 4 5 0 5 0 7-9 7-28 14-45 29-45 7 0 12 4 12 17 0 8-1 13-7 32-8 29-14 59-22 88z"><text:p/></draw:path></draw:g>. </text:p>
          <text:list>
            <text:list-item>
              <text:p text:style-name="P105">בסיס (עבור <draw:g text:anchor-type="as-char" svg:y="-0.265cm" draw:z-index="155" draw:name="Shape135" draw:style-name="gr1513"><svg:title>TexMaths</svg:title><svg:desc>11§display§n = 0§svg§600§FALSE§</svg:desc><draw:path draw:style-name="gr1514" draw:text-style-name="P130" svg:width="0.882cm" svg:height="0.224cm" svg:x="0.008cm" svg:y="0.018cm" svg:viewBox="0 0 883 225" svg:d="M0 0c295 0 589 0 883 0 0 75 0 150 0 225-294 0-588 0-883 0 0-75 0-150 0-225z"><text:p/></draw:path><draw:path draw:style-name="gr1515" draw:text-style-name="P131" svg:width="0.208cm" svg:height="0.173cm" svg:x="-0.001cm" svg:y="0.085cm" svg:viewBox="0 0 209 174" svg:d="M23 148c-1 5-3 14-3 16 0 7 5 10 11 10 4 0 11-3 14-11 2-9 5-19 8-28 2-11 5-23 8-34 2-8 4-17 6-26 2-7 5-18 6-19 5-12 26-47 62-47 18 0 21 14 21 27 0 24-19 73-25 90-3 7-3 13-3 16 0 19 13 32 30 32 37 0 51-55 51-58s-3-3-4-3c-4 0-4 1-6 6-8 25-21 46-39 46-7 0-9-3-9-12 0-10 3-18 6-26 8-21 23-63 23-85 0-27-16-42-44-42-35 0-53 25-60 34-1-22-18-34-35-34-18 0-26 15-29 22-6 13-12 36-12 38 0 4 3 2 4 4 5 0 5 0 7-9 7-27 14-46 29-46 7 0 12 5 12 17 0 9-1 13-7 34-8 29-14 59-22 88z"><text:p/></draw:path><draw:path draw:style-name="gr1515" draw:text-style-name="P131" svg:width="0.255cm" svg:height="0.089cm" svg:x="0.349cm" svg:y="0.115cm" svg:viewBox="0 0 256 90" svg:d="M243 15c6 0 13 0 13-7 0-8-7-8-12-8-78 0-155 0-232 0-5 0-12 0-12 8 0 7 7 7 13 7 77 0 153 0 230 0zM244 90c5 0 12 0 12-7 0-8-7-8-13-8-77 0-153 0-230 0-6 0-13 0-13 8 0 7 7 7 12 7 77 0 154 0 232 0z"><text:p/></draw:path><draw:path draw:style-name="gr1515" draw:text-style-name="P131" svg:width="0.162cm" svg:height="0.264cm" svg:x="0.748cm" svg:y="0cm" svg:viewBox="0 0 163 265" svg:d="M163 133c0-30-2-61-16-90-17-36-49-43-66-43-23 0-50 10-67 46-12 27-14 57-14 87 0 28 2 63 18 93 16 31 45 39 63 39 21 0 51-8 68-46 12-26 14-56 14-86zM81 256c-15 0-37-9-45-46-4-24-4-59-4-81 0-24 0-51 3-71 8-46 37-49 46-49 14 0 39 6 45 45 5 21 5 51 5 75 0 28 0 54-5 79-5 37-27 48-45 48z"><text:p/></draw:path></draw:g>): <draw:g text:anchor-type="as-char" svg:y="-0.295cm" draw:z-index="156" draw:name="Shape136" draw:style-name="gr1513"><svg:title>TexMaths</svg:title><svg:desc>11§display§|A| = n = 0 \implies A = \emptyset§svg§600§FALSE§</svg:desc><draw:path draw:style-name="gr1514" draw:text-style-name="P130" svg:width="3.952cm" svg:height="0.352cm" svg:x="-0.001cm" svg:y="0.018cm" svg:viewBox="0 0 3953 353" svg:d="M0 0c1318 0 2635 0 3953 0 0 118 0 235 0 353-1318 0-2635 0-3953 0 0-118 0-235 0-353z"><text:p/></draw:path><draw:path draw:style-name="gr1515" draw:text-style-name="P131" svg:width="0.014cm" svg:height="0.383cm" svg:x="0.026cm" svg:y="0.009cm" svg:viewBox="0 0 15 384" svg:d="M15 13c0-6 0-13-7-13-8 0-8 7-8 13 0 119 0 238 0 356 0 8 0 15 8 15 7 0 7-7 7-15 0-118 0-237 0-356z"><text:p/></draw:path><draw:path draw:style-name="gr1515" draw:text-style-name="P131" svg:width="0.264cm" svg:height="0.273cm" svg:x="0.1cm" svg:y="0.019cm" svg:viewBox="0 0 265 274" svg:d="M56 230c-16 26-31 32-48 33-5 0-8 0-8 7 0 3 2 4 4 4 11 0 24-1 35-1 12 0 26 1 38 1 2 0 8 0 8-7 0-4-5-4-7-4-9-1-19-5-19-15 0-4 3-8 6-14 10-15 20-32 30-47 32 0 65 0 96 0 2 8 7 59 7 62 0 13-20 14-27 14-6 0-10 0-10 7 0 4 4 4 5 4 16 0 33-1 49-1 9 0 34 1 44 1 2 0 6 0 6-8 0-3-4-3-9-3-24 0-24-4-25-15-8-79-15-159-23-239-1-8-1-9-8-9-6 0-7 2-10 7-45 74-89 149-134 223zM102 175c26-43 51-86 76-128 5 42 8 85 12 128-29 0-58 0-88 0z"><text:p/></draw:path><draw:path draw:style-name="gr1515" draw:text-style-name="P131" svg:width="0.014cm" svg:height="0.383cm" svg:x="0.423cm" svg:y="0.009cm" svg:viewBox="0 0 15 384" svg:d="M15 13c0-6 0-13-7-13-8 0-8 7-8 13 0 119 0 238 0 356 0 8 0 15 8 15 7 0 7-7 7-15 0-118 0-237 0-356z"><text:p/></draw:path><draw:path draw:style-name="gr1515" draw:text-style-name="P131" svg:width="0.256cm" svg:height="0.089cm" svg:x="0.613cm" svg:y="0.153cm" svg:viewBox="0 0 257 90" svg:d="M244 15c6 0 13 0 13-7 0-8-7-8-13-8-77 0-154 0-231 0-5 0-13 0-13 8 0 7 8 7 13 7 77 0 154 0 231 0zM244 90c6 0 13 0 13-8 0-7-7-7-13-7-77 0-154 0-231 0-5 0-13 0-13 7 0 8 8 8 13 8 77 0 154 0 231 0z"><text:p/></draw:path><draw:path draw:style-name="gr1515" draw:text-style-name="P131" svg:width="0.208cm" svg:height="0.173cm" svg:x="1.011cm" svg:y="0.128cm" svg:viewBox="0 0 209 174" svg:d="M22 147c-1 6-3 15-3 17 0 6 5 10 11 10 4 0 12-4 14-11 1 0 6-19 8-28 3-12 5-24 9-35 2-9 4-16 6-25 1-7 5-19 5-20 5-12 26-47 62-47 18 0 21 14 21 27 0 24-19 73-24 89-4 9-4 14-4 19 0 17 13 31 31 31 37 0 51-56 51-60 0-3-3-3-4-3-5 0-5 1-7 7-8 26-20 48-38 48-7 0-10-4-10-13 0-10 3-19 7-28 7-19 23-62 23-84 0-26-16-41-44-41-35 0-53 24-60 33-2-22-19-33-36-33-19 0-25 14-29 22-7 12-11 35-11 37 0 4 3 4 4 4 4 0 5 0 7-9 7-28 14-46 28-46 7 0 12 5 12 17 0 9-1 13-6 33-8 30-15 60-23 89z"><text:p/></draw:path><draw:path draw:style-name="gr1515" draw:text-style-name="P131" svg:width="0.255cm" svg:height="0.089cm" svg:x="1.361cm" svg:y="0.153cm" svg:viewBox="0 0 256 90" svg:d="M243 15c7 0 13 0 13-7 0-8-6-8-12-8-77 0-155 0-232 0-5 0-12 0-12 8 0 7 7 7 12 7 77 0 154 0 231 0zM244 90c6 0 12 0 12-8 0-7-6-7-13-7-77 0-154 0-231 0-5 0-12 0-12 7 0 8 7 8 12 8 77 0 155 0 232 0z"><text:p/></draw:path><draw:path draw:style-name="gr1515" draw:text-style-name="P131" svg:width="0.162cm" svg:height="0.263cm" svg:x="1.762cm" svg:y="0.041cm" svg:viewBox="0 0 163 264" svg:d="M163 133c0-31-1-62-16-90-17-36-49-43-64-43-24 0-52 10-69 46-12 27-14 56-14 87 0 30 2 64 18 92 16 31 45 39 63 39 21 0 51-8 68-45 13-26 14-55 14-86zM81 255c-14 0-37-9-44-46-4-22-4-57-4-80 0-25 0-50 2-71 8-46 37-49 46-49 14 0 39 6 47 45 3 21 3 50 3 75 0 28 0 55-4 79-6 36-28 47-46 47z"><text:p/></draw:path><draw:path draw:style-name="gr1515" draw:text-style-name="P131" svg:width="0.256cm" svg:height="0.089cm" svg:x="2.175cm" svg:y="0.153cm" svg:viewBox="0 0 257 90" svg:d="M244 15c6 0 13 0 13-7 0-8-7-8-13-8-77 0-154 0-231 0-5 0-13 0-13 8 0 7 8 7 13 7 77 0 154 0 231 0zM244 90c6 0 13 0 13-8 0-7-7-7-13-7-77 0-154 0-231 0-5 0-13 0-13 7 0 8 8 8 13 8 77 0 154 0 231 0z"><text:p/></draw:path><draw:path draw:style-name="gr1515" draw:text-style-name="P131" svg:width="0.342cm" svg:height="0.209cm" svg:x="2.412cm" svg:y="0.093cm" svg:viewBox="0 0 343 210" svg:d="M260 76c15 13 35 24 48 30-14 5-33 16-48 29-83 0-164 0-247 0-6 0-13 0-13 8s7 8 13 8c76 0 153 0 229 0-19 17-38 50-38 55 0 4 4 4 6 4 3 0 7 0 8-3 8-14 19-33 44-56 26-24 53-35 72-40 7-2 7-2 8-3 1 0 1-1 1-2 0-2 0-3-1-3 0-1-1-1-1-1-2-1-1-1-8-3-52-15-91-51-113-91-3-8-4-8-10-8-2 0-6 0-6 3 0 6 19 39 38 57-76 0-153 0-229 0-6 0-13 0-13 8s7 8 13 8c83 0 164 0 247 0z"><text:p/></draw:path><draw:path draw:style-name="gr1515" draw:text-style-name="P131" svg:width="0.264cm" svg:height="0.273cm" svg:x="3.005cm" svg:y="0.019cm" svg:viewBox="0 0 265 274" svg:d="M56 230c-15 26-31 32-47 33-5 0-9 0-9 7 0 3 2 4 6 4 9 0 22-1 33-1 13 0 26 1 38 1 2 0 8 0 8-7 0-4-4-4-7-4-9-1-17-5-17-15 0-4 2-8 5-14 10-15 19-32 29-47 33 0 65 0 98 0 0 8 5 59 5 62 0 13-20 14-27 14-6 0-9 0-9 7 0 4 3 3 4 4 17 0 33-1 49-1 9 0 34 1 44 1 2 0 6 0 6-8 0-3-3-3-9-3-23 0-23-4-24-15-8-79-16-159-24-239-1-8-1-9-8-9-5 0-7 2-10 7-45 74-89 149-134 223zM102 175c26-43 51-86 76-128 5 42 9 85 13 128-29 0-59 0-89 0z"><text:p/></draw:path><draw:path draw:style-name="gr1515" draw:text-style-name="P131" svg:width="0.256cm" svg:height="0.089cm" svg:x="3.411cm" svg:y="0.153cm" svg:viewBox="0 0 257 90" svg:d="M244 15c6 0 13 0 13-7 0-8-7-8-13-8-77 0-154 0-231 0-5 0-13 0-13 8 0 7 8 7 13 7 77 0 154 0 231 0zM244 90c6 0 13 0 13-8 0-7-7-7-13-7-77 0-154 0-231 0-5 0-13 0-13 7 0 8 8 8 13 8 77 0 154 0 231 0z"><text:p/></draw:path><draw:path draw:style-name="gr1515" draw:text-style-name="P131" svg:width="0.155cm" svg:height="0.325cm" svg:x="3.816cm" svg:y="0cm" svg:viewBox="0 0 156 326" svg:d="M132 8c0-5-3-8-9-8-5 0-6 4-9 12-4 15-1 2-5 18-4-3-17-8-31-8-22 0-47 11-61 41-16 30-17 66-17 102 0 24 0 92 33 122-9 30-9 31-9 32 0 4 4 7 8 7 5 0 8-4 10-12 4-15 0-2 4-17 10 4 21 7 32 7 43 0 60-36 67-55 10-26 11-57 11-84 0-29 0-92-34-125 3-11 7-21 10-32zM39 269c-14-26-14-72-14-110 0-30 0-57 6-82 8-35 30-47 47-47 8 0 18 2 28 11-22 75-45 152-67 228zM118 56c12 22 12 67 12 103 0 29 0 56-5 82-6 40-27 55-47 55-9 0-19-3-27-11 22-76 45-153 67-229z"><text:p/></draw:path></draw:g>. לפיכך, <draw:g text:anchor-type="as-char" svg:y="-0.295cm" draw:z-index="153" draw:name="Shape137" draw:style-name="gr1513"><svg:title>TexMaths</svg:title><svg:desc>11§display§\powerset(A) = \powerset(\emptyset) = \{\emptyset\}§svg§600§FALSE§</svg:desc><draw:path draw:style-name="gr1514" draw:text-style-name="P130" svg:width="3.227cm" svg:height="0.352cm" svg:x="0.011cm" svg:y="0.018cm" svg:viewBox="0 0 3228 353" svg:d="M0 0c1076 0 2152 0 3228 0 0 118 0 235 0 353-1076 0-2152 0-3228 0 0-118 0-235 0-353z"><text:p/></draw:path><draw:path draw:style-name="gr1515" draw:text-style-name="P131" svg:width="0.275cm" svg:height="0.28cm" svg:x="-0.001cm" svg:y="0.034cm" svg:viewBox="0 0 276 281" svg:d="M127 0c-54 0-96 26-112 44-14 15-9 19-15 27 0 3 2 4 4 4 7 0 16-6 18-8 9-4 10-8 12-14 6-16 17-29 65-32-7 87-30 171-63 250-2 6-1 5-2 7 0 2 1 3 3 3 7 0 26-8 30-18 20-48 52-134 63-242 6 0 14 0 21 0 47 0 92 19 92 57 0 29-28 82-103 85-8 1-12 1-23 7-7 5-10 9-10 11 0 4 2 4 7 4 71 0 162-60 162-123 0-44-53-62-98-62-17 0-34 0-51 0z"><text:p/></draw:path><draw:path draw:style-name="gr1515" draw:text-style-name="P131" svg:width="0.089cm" svg:height="0.383cm" svg:x="0.33cm" svg:y="0.009cm" svg:viewBox="0 0 90 384" svg:d="M90 379c0-1 0-1-6-8-49-48-62-122-62-179 0-67 15-134 63-182 5-5 5-6 5-7 0-2-2-3-4-3-3 0-39 26-62 75-20 43-24 84-24 117 0 29 4 76 25 119 23 47 58 73 61 73 2 0 4-2 4-5z"><text:p/></draw:path><draw:path draw:style-name="gr1515" draw:text-style-name="P131" svg:width="0.264cm" svg:height="0.273cm" svg:x="0.456cm" svg:y="0.019cm" svg:viewBox="0 0 265 274" svg:d="M56 230c-15 26-31 32-47 33-6 0-9 0-9 7 0 3 2 4 6 4 9 0 22-1 33-1 13 0 26 1 38 1 2 0 8 0 8-7 0-4-4-4-7-4-9-1-17-5-17-15 0-4 2-8 5-14 10-15 19-32 29-47 33 0 65 0 98 0 0 8 5 59 5 62 0 13-20 14-27 14-6 0-10 0-10 7 0 4 3 3 5 4 17 0 33-1 49-1 9 0 34 1 44 1 2 0 6 0 6-8 0-3-3-3-9-3-24 0-24-4-25-15-8-79-15-159-23-239-1-8-1-9-8-9-5 0-7 2-10 7-45 74-89 149-134 223zM102 175c26-43 51-86 76-128 5 42 9 85 13 128-29 0-59 0-89 0z"><text:p/></draw:path><draw:path draw:style-name="gr1515" draw:text-style-name="P131" svg:width="0.088cm" svg:height="0.383cm" svg:x="0.755cm" svg:y="0.009cm" svg:viewBox="0 0 89 384" svg:d="M89 192c0-29-4-77-25-119-23-49-56-73-61-73-2 0-3 1-3 3 0 1 0 2 7 9 38 39 60 100 60 180 0 65-14 132-63 182-4 4-4 4-4 5 0 3 1 5 3 5 5 0 39-27 62-75 20-43 24-86 24-117z"><text:p/></draw:path><draw:path draw:style-name="gr1515" draw:text-style-name="P131" svg:width="0.256cm" svg:height="0.089cm" svg:x="1.011cm" svg:y="0.153cm" svg:viewBox="0 0 257 90" svg:d="M244 15c6 0 13 0 13-7 0-8-7-8-12-8-77 0-155 0-232 0-5 0-13 0-13 8 0 7 8 7 13 7 77 0 154 0 231 0zM245 90c5 0 12 0 12-8 0-7-7-7-13-7-77 0-154 0-231 0-5 0-13 0-13 7 0 8 8 8 13 8 77 0 155 0 232 0z"><text:p/></draw:path><draw:path draw:style-name="gr1515" draw:text-style-name="P131" svg:width="0.274cm" svg:height="0.28cm" svg:x="1.406cm" svg:y="0.034cm" svg:viewBox="0 0 275 281" svg:d="M127 0c-55 0-96 26-113 44-13 15-10 19-14 27 0 3 1 4 4 4 6 0 15-6 18-8 8-4 10-8 12-14 6-16 16-29 65-32-8 87-31 171-63 250-2 6-1 5-2 7 0 2 1 3 3 3 7 0 26-8 30-18 20-48 52-134 63-242 6 0 13 0 20 0 47 0 92 19 92 57 0 29-27 82-102 85-8 1-12 1-23 7-7 5-10 9-10 11 0 4 2 4 6 4 71 0 162-60 162-123 0-44-52-62-97-62-17 0-34 0-51 0z"><text:p/></draw:path><draw:path draw:style-name="gr1515" draw:text-style-name="P131" svg:width="0.088cm" svg:height="0.383cm" svg:x="1.736cm" svg:y="0.009cm" svg:viewBox="0 0 89 384" svg:d="M89 379c0-1 0-1-6-8-49-48-61-122-61-179 0-67 15-134 63-182 4-5 4-6 4-7 0-2-1-3-3-3-5 0-39 26-62 75-20 43-24 84-24 117 0 29 4 76 25 119 23 47 56 73 61 73 2 0 3-2 3-5z"><text:p/></draw:path><draw:path draw:style-name="gr1515" draw:text-style-name="P131" svg:width="0.156cm" svg:height="0.325cm" svg:x="1.866cm" svg:y="0cm" svg:viewBox="0 0 157 326" svg:d="M132 8c0-5-3-8-8-8s-6 4-8 12c-6 15-2 2-6 18-4-3-16-8-31-8-23 0-47 11-61 41-16 30-18 66-18 102 0 24 0 92 34 122-9 30-9 31-9 32 0 4 3 7 8 7 6 0 7-4 9-12 4-15 1-2 5-17 9 4 21 7 31 7 44 0 61-36 67-55 10-26 12-57 12-84 0-29 0-92-34-125 4-11 6-21 9-32zM39 269c-13-26-13-72-13-110 0-30 0-57 6-82 7-35 30-47 47-47 8 0 18 2 28 11-23 75-45 152-68 228zM118 56c13 22 13 67 13 103 0 29 0 56-4 82-8 40-28 55-49 55-9 0-17-3-27-11 22-76 45-153 67-229z"><text:p/></draw:path><draw:path draw:style-name="gr1515" draw:text-style-name="P131" svg:width="0.089cm" svg:height="0.383cm" svg:x="2.063cm" svg:y="0.009cm" svg:viewBox="0 0 90 384" svg:d="M90 192c0-29-4-77-25-119-23-49-57-73-61-73-2 0-4 1-4 3 0 1 0 2 8 9 38 39 60 100 60 180 0 65-14 132-62 182-6 4-6 4-6 5 0 3 2 5 4 5 4 0 39-27 62-75 20-43 24-86 24-117z"><text:p/></draw:path><draw:path draw:style-name="gr1515" draw:text-style-name="P131" svg:width="0.256cm" svg:height="0.089cm" svg:x="2.32cm" svg:y="0.153cm" svg:viewBox="0 0 257 90" svg:d="M244 15c6 0 13 0 13-7 0-8-7-8-13-8-77 0-154 0-231 0-5 0-13 0-13 8 0 7 8 7 13 7 77 0 154 0 231 0zM244 90c6 0 13 0 13-8 0-7-7-7-13-7-77 0-154 0-231 0-5 0-13 0-13 7 0 8 8 8 13 8 77 0 154 0 231 0z"><text:p/></draw:path><draw:path draw:style-name="gr1515" draw:text-style-name="P131" svg:width="0.137cm" svg:height="0.383cm" svg:x="2.735cm" svg:y="0.009cm" svg:viewBox="0 0 138 384" svg:d="M81 51c0-16 10-40 52-43 2 0 5-1 5-4 0-4-4-4-8-4-39 0-74 20-75 47 0 29 0 59 0 88 0 16 0 28-15 41-14 11-28 12-37 12-2 0-3 2-3 4 0 4 2 4 6 5 26 0 45 14 48 33 1 4 1 4 1 18 0 26 0 51 0 76 0 17 0 29 19 44 15 11 40 16 56 16 4 0 8 0 8-5 0-3-4-3-7-4-24-1-43-13-48-33-2-4-2-5-2-19 0-26 0-53 0-80 0-18-3-24-15-36-8-9-20-11-30-15 31-8 45-26 45-49 0-31 0-62 0-92z"><text:p/></draw:path><draw:path draw:style-name="gr1515" draw:text-style-name="P131" svg:width="0.155cm" svg:height="0.325cm" svg:x="2.919cm" svg:y="0cm" svg:viewBox="0 0 156 326" svg:d="M132 8c0-5-3-8-8-8-6 0-7 4-10 12-4 15-1 2-4 18-5-3-18-8-32-8-22 0-47 11-61 41-15 30-17 66-17 102 0 24 0 92 33 122-9 30-9 31-9 32 0 4 4 7 8 7 7 0 8-4 10-12 4-15 0-2 4-17 10 4 21 7 32 7 43 0 61-36 67-55 10-26 11-57 11-84 0-29 0-92-33-125 4-11 6-21 9-32zM39 269c-14-26-14-72-14-110 0-30 0-57 6-82 8-35 30-47 47-47 8 0 18 2 28 11-22 75-45 152-67 228zM118 56c13 22 13 67 13 103 0 29 0 56-6 82-6 40-27 55-47 55-9 0-19-3-27-11 22-76 45-153 67-229z"><text:p/></draw:path><draw:path draw:style-name="gr1515" draw:text-style-name="P131" svg:width="0.137cm" svg:height="0.383cm" svg:x="3.121cm" svg:y="0.009cm" svg:viewBox="0 0 138 384" svg:d="M56 332c0 15-10 41-53 43-1 1-3 2-3 4 0 5 4 5 8 5 37 0 73-19 73-49 0-28 0-58 0-88 0-14 0-27 16-39 14-11 28-11 37-11 2-1 4-2 4-5 0-4-3-4-7-4-25-1-44-15-48-34-2-5-2-6-2-19 0-26 0-51 0-77 0-15 0-28-17-43-17-12-43-15-56-15-4 0-8 0-8 4s2 4 7 4c24 2 43 14 48 34 1 3 1 4 1 17 0 27 0 54 0 82 0 17 3 23 16 36 7 8 18 12 29 15-31 8-45 26-45 48 0 30 0 61 0 92z"><text:p/></draw:path></draw:g>, אשר מקיים <draw:g text:anchor-type="as-char" svg:y="-0.335cm" draw:z-index="154" draw:name="Shape138" draw:style-name="gr1513"><svg:title>TexMaths</svg:title><svg:desc>11§display§|\powerset(A)| = 1 = 2^0§svg§600§FALSE§</svg:desc><draw:path draw:style-name="gr1514" draw:text-style-name="P130" svg:width="2.62cm" svg:height="0.392cm" svg:x="-0.001cm" svg:y="0.02cm" svg:viewBox="0 0 2621 393" svg:d="M0 0c873 0 1748 0 2621 0 0 131 0 263 0 393-873 0-1748 0-2621 0 0-130 0-262 0-393z"><text:p/></draw:path><draw:path draw:style-name="gr1515" draw:text-style-name="P131" svg:width="0.014cm" svg:height="0.382cm" svg:x="0.026cm" svg:y="0.049cm" svg:viewBox="0 0 15 383" svg:d="M15 13c0-6 0-13-7-13-8 0-8 7-8 13 0 119 0 237 0 356 0 8 0 14 8 14 7 0 7-6 7-14 0-119 0-237 0-356z"><text:p/></draw:path><draw:path draw:style-name="gr1515" draw:text-style-name="P131" svg:width="0.274cm" svg:height="0.28cm" svg:x="0.095cm" svg:y="0.075cm" svg:viewBox="0 0 275 281" svg:d="M126 0c-55 0-95 26-112 44-13 15-10 19-14 27 0 3 1 4 3 4 7 0 16-6 19-8 8-4 9-8 12-14 4-16 15-29 65-32-8 87-31 171-63 250-2 6-1 5-2 7 0 2 1 3 3 3 7 0 26-9 29-18 21-47 52-134 64-242 6 0 13 0 20 0 47 0 92 19 92 57 0 29-28 82-102 85-9 1-12 1-23 7-8 5-10 9-10 11 0 4 2 4 6 4 71 0 162-60 162-123 0-44-52-62-97-62-17 0-34 0-52 0z"><text:p/></draw:path><draw:path draw:style-name="gr1515" draw:text-style-name="P131" svg:width="0.088cm" svg:height="0.382cm" svg:x="0.426cm" svg:y="0.049cm" svg:viewBox="0 0 89 383" svg:d="M89 379c0-1 0-1-7-8-48-48-60-122-60-179 0-67 14-134 63-182 4-5 4-6 4-7 0-2-1-3-3-3-5 0-40 26-62 75-20 43-24 84-24 117 0 29 3 76 25 119 23 47 56 72 61 72 2 0 3-1 3-4z"><text:p/></draw:path><draw:path draw:style-name="gr1515" draw:text-style-name="P131" svg:width="0.264cm" svg:height="0.273cm" svg:x="0.551cm" svg:y="0.065cm" svg:viewBox="0 0 265 274" svg:d="M55 230c-15 26-30 31-47 33-5 0-8 0-8 7 0 2 1 4 4 4 11 0 23-2 33-2 14 0 27 2 40 2 2 0 7 0 7-7 0-4-4-4-6-4-9-2-19-5-19-15 0-4 3-8 6-14 10-15 20-32 30-47 31 0 64 0 96 0 1 7 7 59 7 62 0 12-21 14-29 14-5 0-8 0-8 7 0 4 4 4 5 4 15 0 32-2 48-2 9 0 35 2 43 2 3 0 8 0 8-8 0-3-4-3-9-3-24 0-24-4-25-15-8-79-17-159-24-239 0-8 0-9-7-9-6 0-8 2-10 7-45 74-90 149-135 223zM101 175c25-43 52-86 77-128 5 42 8 85 12 128-29 0-59 0-89 0z"><text:p/></draw:path><draw:path draw:style-name="gr1515" draw:text-style-name="P131" svg:width="0.088cm" svg:height="0.382cm" svg:x="0.849cm" svg:y="0.049cm" svg:viewBox="0 0 89 383" svg:d="M89 192c0-29-3-77-25-119-23-49-56-73-61-73-2 0-3 1-3 3 0 1 0 2 8 9 37 39 59 100 59 180 0 65-14 132-63 182-4 4-4 4-4 5 0 3 1 4 3 4 5 0 40-26 62-74 20-43 24-86 24-117z"><text:p/></draw:path><draw:path draw:style-name="gr1515" draw:text-style-name="P131" svg:width="0.014cm" svg:height="0.382cm" svg:x="1.023cm" svg:y="0.049cm" svg:viewBox="0 0 15 383" svg:d="M15 13c0-6 0-13-7-13-8 0-8 7-8 13 0 119 0 237 0 356 0 8 0 14 8 14 7 0 7-6 7-14 0-119 0-237 0-356z"><text:p/></draw:path><draw:path draw:style-name="gr1515" draw:text-style-name="P131" svg:width="0.256cm" svg:height="0.089cm" svg:x="1.213cm" svg:y="0.199cm" svg:viewBox="0 0 257 90" svg:d="M244 15c6 0 13 0 13-7 0-8-7-8-13-8-77 0-154 0-231 0-5 0-13 0-13 8 0 7 8 7 13 7 77 0 154 0 231 0zM244 90c6 0 13 0 13-8 0-7-7-7-13-7-77 0-154 0-231 0-5 0-13 0-13 7 0 8 8 8 13 8 77 0 154 0 231 0z"><text:p/></draw:path><draw:path draw:style-name="gr1515" draw:text-style-name="P131" svg:width="0.127cm" svg:height="0.254cm" svg:x="1.634cm" svg:y="0.081cm" svg:viewBox="0 0 128 255" svg:d="M79 10c0-9 0-10-9-10-24 25-58 25-70 25 0 4 0 8 0 11 8 0 30 0 51-10 0 66 0 133 0 199 0 13-2 19-37 19-4 0-7 0-12 0 0 4 0 8 0 11 13-1 47-1 63-1 15 0 48 0 63 1 0-3 0-7 0-11-5 0-9 0-14 0-34 0-35-4-35-19 0-71 0-144 0-215z"><text:p/></draw:path><draw:path draw:style-name="gr1515" draw:text-style-name="P131" svg:width="0.256cm" svg:height="0.089cm" svg:x="1.921cm" svg:y="0.199cm" svg:viewBox="0 0 257 90" svg:d="M244 15c6 0 13 0 13-7 0-8-7-8-13-8-77 0-154 0-231 0-5 0-13 0-13 8 0 7 8 7 13 7 77 0 154 0 231 0zM244 90c6 0 13 0 13-8 0-7-7-7-13-7-77 0-154 0-231 0-5 0-13 0-13 7 0 8 8 8 13 8 77 0 154 0 231 0z"><text:p/></draw:path><draw:path draw:style-name="gr1515" draw:text-style-name="P131" svg:width="0.153cm" svg:height="0.254cm" svg:x="2.327cm" svg:y="0.081cm" svg:viewBox="0 0 154 255" svg:d="M30 225c13-12 27-25 40-38 61-53 84-74 84-112 0-44-34-75-81-75-44 0-73 35-73 70 0 21 20 21 21 21 6 0 20-4 20-20 0-11-7-20-21-20-4 0-4 0-5 1 9-26 30-40 52-40 35 0 52 31 52 63 0 30-19 61-41 85-24 27-49 54-74 81-4 4-4 5-4 14 47 0 96 0 143 0 3-22 8-44 11-66-3 0-7 0-10 0-1 12-4 27-8 34-3 2-28 2-37 2-23 0-46 0-69 0z"><text:p/></draw:path><draw:path draw:style-name="gr1515" draw:text-style-name="P131" svg:width="0.124cm" svg:height="0.184cm" svg:x="2.515cm" svg:y="0cm" svg:viewBox="0 0 125 185" svg:d="M125 93c0-29-3-51-16-70-8-12-24-23-46-23-63 0-63 74-63 93s0 92 63 92c62 0 62-73 62-92zM63 177c-12 0-29-8-34-30-5-15-5-37-5-58 0-19 0-40 5-55 5-21 23-26 34-26 14 0 28 8 33 24 4 14 5 34 5 57 0 21 0 41-4 57-5 24-23 31-34 31z"><text:p/></draw:path></draw:g>, כדרוש. </text:p>
            </text:list-item>
            <text:list-item>
              <text:p text:style-name="P106">צעד: נניח <draw:g text:anchor-type="as-char" svg:y="-0.288cm" draw:z-index="158" draw:name="Shape139" draw:style-name="gr1513"><svg:title>TexMaths</svg:title><svg:desc>11§display§(|A| = n) \implies (|\powerset(A)| = 2^n)§svg§600§FALSE§</svg:desc><draw:path draw:style-name="gr1514" draw:text-style-name="P130" svg:width="4.85cm" svg:height="0.344cm" svg:x="-0.001cm" svg:y="0.018cm" svg:viewBox="0 0 4851 345" svg:d="M0 0c1617 0 3234 0 4851 0 0 115 0 230 0 345-1617 0-3234 0-4851 0 0-115 0-230 0-345z"><text:p/></draw:path><draw:path draw:style-name="gr1515" draw:text-style-name="P131" svg:width="0.088cm" svg:height="0.383cm" svg:x="0.018cm" svg:y="0cm" svg:viewBox="0 0 89 384" svg:d="M89 380c0-1 0-1-7-8-48-48-60-121-60-179 0-67 15-135 63-183 4-4 4-4 4-7 0-2-1-3-3-3-5 0-39 26-62 75-20 43-24 86-24 118 0 28 4 76 25 119 23 47 56 72 61 72 2 0 3-1 3-4z"><text:p/></draw:path><draw:path draw:style-name="gr1515" draw:text-style-name="P131" svg:width="0.015cm" svg:height="0.383cm" svg:x="0.175cm" svg:y="0cm" svg:viewBox="0 0 16 384" svg:d="M16 14c0-7 0-14-8-14s-8 7-8 14c0 119 0 237 0 356 0 8 0 14 8 14s8-6 8-14c0-119 0-237 0-356z"><text:p/></draw:path><draw:path draw:style-name="gr1515" draw:text-style-name="P131" svg:width="0.264cm" svg:height="0.274cm" svg:x="0.251cm" svg:y="0.011cm" svg:viewBox="0 0 265 275" svg:d="M55 230c-15 27-31 32-47 33-5 0-8 0-8 8 0 2 1 4 4 4 11 0 24-2 33-2 14 0 27 2 39 2 3 0 8 0 8-7 0-5-4-5-6-5-10-1-19-4-19-14 0-5 3-9 6-14 10-16 20-32 30-48 31 0 65 0 96 0 2 7 6 60 6 63 0 12-20 13-28 13-5 0-8 0-8 8 0 4 4 4 5 4 16 0 32-2 49-2 8 0 32 2 42 2 3 0 8 0 8-9 0-3-4-3-9-3-24 0-24-3-25-14-8-79-16-160-24-240 0-8 0-9-7-9-6 0-8 2-11 7-45 74-89 149-134 223zM101 175c25-43 52-86 77-128 5 42 8 85 12 128-29 0-59 0-89 0z"><text:p/></draw:path><draw:path draw:style-name="gr1515" draw:text-style-name="P131" svg:width="0.014cm" svg:height="0.383cm" svg:x="0.573cm" svg:y="0cm" svg:viewBox="0 0 15 384" svg:d="M15 14c0-7 0-14-7-14-8 0-8 7-8 14 0 119 0 237 0 356 0 8 0 14 8 14 7 0 7-6 7-14 0-119 0-237 0-356z"><text:p/></draw:path><draw:path draw:style-name="gr1515" draw:text-style-name="P131" svg:width="0.255cm" svg:height="0.089cm" svg:x="0.764cm" svg:y="0.145cm" svg:viewBox="0 0 256 90" svg:d="M243 15c7 0 13 0 13-7 0-8-6-8-12-8-77 0-155 0-232 0-5 0-12 0-12 8 0 7 7 7 13 7 77 0 153 0 230 0zM244 90c6 0 12 0 12-7 0-8-6-8-13-8-77 0-153 0-230 0-6 0-13 0-13 8 0 7 7 7 12 7 77 0 155 0 232 0z"><text:p/></draw:path><draw:path draw:style-name="gr1515" draw:text-style-name="P131" svg:width="0.209cm" svg:height="0.173cm" svg:x="1.161cm" svg:y="0.116cm" svg:viewBox="0 0 210 174" svg:d="M23 148c-1 5-3 14-3 16 0 7 5 10 11 10 4 0 11-2 14-10 0-1 5-20 8-29 2-12 5-24 8-35 2-9 4-16 6-25 2-7 5-18 6-20 5-12 26-47 62-47 18 0 21 14 21 27 0 24-19 73-25 91-3 8-3 13-3 17 0 18 13 31 32 31 36 0 50-56 50-59 0-4-4-4-5-4-4 0-4 1-6 7-8 26-21 48-39 48-7 0-9-4-9-13 0-10 3-19 6-27 8-20 24-63 24-85 0-26-17-41-45-41-34 0-54 24-60 33-1-21-18-33-35-33-18 0-26 14-29 22-6 13-12 35-12 37 0 4 3 3 4 4 5 0 5 0 7-9 7-28 14-46 29-46 7 0 12 5 12 18 0 8-1 13-7 32-8 30-14 60-22 90z"><text:p/></draw:path><draw:path draw:style-name="gr1515" draw:text-style-name="P131" svg:width="0.088cm" svg:height="0.383cm" svg:x="1.404cm" svg:y="0cm" svg:viewBox="0 0 89 384" svg:d="M89 193c0-30-4-77-25-120-23-48-56-73-61-73-2 0-3 1-3 3 0 3 0 3 8 10 37 38 59 99 59 180 0 65-14 132-63 181-4 5-4 5-4 6 0 3 1 4 3 4 5 0 39-26 62-75 20-43 24-85 24-116z"><text:p/></draw:path><draw:path draw:style-name="gr1515" draw:text-style-name="P131" svg:width="0.256cm" svg:height="0.089cm" svg:x="1.768cm" svg:y="0.145cm" svg:viewBox="0 0 257 90" svg:d="M244 15c6 0 13 0 13-7 0-8-7-8-13-8-77 0-154 0-231 0-5 0-13 0-13 8 0 7 8 7 13 7 77 0 154 0 231 0zM244 90c6 0 13 0 13-7 0-8-7-8-13-8-77 0-154 0-231 0-5 0-13 0-13 8 0 7 8 7 13 7 77 0 154 0 231 0z"><text:p/></draw:path><draw:path draw:style-name="gr1515" draw:text-style-name="P131" svg:width="0.342cm" svg:height="0.209cm" svg:x="2.004cm" svg:y="0.085cm" svg:viewBox="0 0 343 210" svg:d="M260 76c15 14 35 24 48 30-14 6-33 16-48 29-83 0-164 0-247 0-6 0-13 0-13 8s7 8 13 8c76 0 153 0 229 0-19 17-38 50-38 55 0 4 4 4 6 4 3 0 7 0 8-3 7-14 19-33 44-56 26-23 53-34 72-40 7-2 7-2 8-3 1 0 1-1 1-2s0-1-1-3c0-1-1-1-1-1-2-1-1-1-8-3-52-15-91-49-113-91-3-8-4-8-10-8-2 0-6 0-6 4 0 5 18 39 38 57-76 0-153 0-229 0-6 0-13 0-13 7 0 8 7 8 13 8 83 0 164 0 247 0z"><text:p/></draw:path><draw:path draw:style-name="gr1515" draw:text-style-name="P131" svg:width="0.088cm" svg:height="0.383cm" svg:x="2.622cm" svg:y="0cm" svg:viewBox="0 0 89 384" svg:d="M89 380c0-1 0-1-7-8-48-48-60-121-60-179 0-67 15-135 63-183 4-4 4-4 4-7 0-2-1-3-3-3-5 0-39 26-62 75-20 43-24 86-24 118 0 28 4 76 25 119 23 47 56 72 61 72 2 0 3-1 3-4z"><text:p/></draw:path><draw:path draw:style-name="gr1515" draw:text-style-name="P131" svg:width="0.016cm" svg:height="0.383cm" svg:x="2.779cm" svg:y="0cm" svg:viewBox="0 0 17 384" svg:d="M17 14c0-7 0-14-9-14-8 0-8 7-8 14 0 119 0 237 0 356 0 8 0 14 8 14 9 0 9-6 9-14 0-119 0-237 0-356z"><text:p/></draw:path><draw:path draw:style-name="gr1515" draw:text-style-name="P131" svg:width="0.274cm" svg:height="0.281cm" svg:x="2.849cm" svg:y="0.025cm" svg:viewBox="0 0 275 282" svg:d="M127 0c-55 0-97 26-113 45-13 16-14 27-14 28 0 2 1 2 3 2 7 0 16-6 19-7 8-5 9-7 11-15 5-16 17-29 65-31-7 86-30 171-63 250-2 5-2 7-2 8s1 2 4 2c6 0 25-9 29-19 20-47 52-134 64-241 6 0 13 0 20 0 47 0 92 18 92 56 0 29-27 83-103 85-8 1-13 1-24 8-6 4-9 8-9 11s2 3 7 3c71 0 162-59 162-123 0-44-53-62-97-62-17 0-34 0-51 0z"><text:p/></draw:path><draw:path draw:style-name="gr1515" draw:text-style-name="P131" svg:width="0.089cm" svg:height="0.383cm" svg:x="3.179cm" svg:y="0cm" svg:viewBox="0 0 90 384" svg:d="M90 380c0-1 0-1-6-8-49-48-61-121-61-179 0-67 14-135 62-183 5-4 5-4 5-7 0-2-2-3-4-3-3 0-39 26-62 75-18 43-24 86-24 118 0 28 4 76 26 119 24 47 57 72 60 72 2 0 4-1 4-4z"><text:p/></draw:path><draw:path draw:style-name="gr1515" draw:text-style-name="P131" svg:width="0.265cm" svg:height="0.274cm" svg:x="3.305cm" svg:y="0.011cm" svg:viewBox="0 0 266 275" svg:d="M56 230c-15 27-31 32-47 33-5 0-9 0-9 8 0 2 2 4 5 4 11 0 22-2 33-2 14 0 27 2 39 2 3 0 8 0 8-7 0-5-4-5-7-5-9-1-18-4-18-14 0-5 3-9 6-14 10-16 20-32 30-48 32 0 65 0 96 0 0 7 6 60 6 63 0 12-20 13-28 13-5 0-8 0-8 8 0 4 4 4 5 4 16 0 32-2 49-2 8 0 33 2 43 2 2 0 7 0 7-9 0-3-4-3-10-3-23 0-23-3-24-14-8-79-16-160-24-240-1-8-1-9-7-9s-9 2-11 7c-45 74-89 149-134 223zM102 175c26-43 51-86 76-128 5 42 9 85 13 128-29 0-59 0-89 0z"><text:p/></draw:path><draw:path draw:style-name="gr1515" draw:text-style-name="P131" svg:width="0.088cm" svg:height="0.383cm" svg:x="3.604cm" svg:y="0cm" svg:viewBox="0 0 89 384" svg:d="M89 193c0-30-4-77-25-120-23-48-56-73-61-73-2 0-3 1-3 3 0 3 0 3 7 10 38 38 60 99 60 180 0 65-14 132-63 181-4 5-4 5-4 6 0 3 1 4 3 4 5 0 39-26 62-75 20-43 24-85 24-116z"><text:p/></draw:path><draw:path draw:style-name="gr1515" draw:text-style-name="P131" svg:width="0.014cm" svg:height="0.383cm" svg:x="3.778cm" svg:y="0cm" svg:viewBox="0 0 15 384" svg:d="M15 14c0-7 0-14-7-14-8 0-8 7-8 14 0 119 0 237 0 356 0 8 0 14 8 14 7 0 7-6 7-14 0-119 0-237 0-356z"><text:p/></draw:path><draw:path draw:style-name="gr1515" draw:text-style-name="P131" svg:width="0.256cm" svg:height="0.089cm" svg:x="3.968cm" svg:y="0.145cm" svg:viewBox="0 0 257 90" svg:d="M244 15c6 0 13 0 13-7 0-8-7-8-13-8-77 0-154 0-231 0-5 0-13 0-13 8 0 7 8 7 13 7 77 0 154 0 231 0zM244 90c6 0 13 0 13-7 0-8-7-8-13-8-77 0-154 0-231 0-5 0-13 0-13 8 0 7 8 7 13 7 77 0 154 0 231 0z"><text:p/></draw:path><draw:path draw:style-name="gr1515" draw:text-style-name="P131" svg:width="0.153cm" svg:height="0.256cm" svg:x="4.374cm" svg:y="0.032cm" svg:viewBox="0 0 154 257" svg:d="M30 227c13-13 27-27 40-40 61-53 84-74 84-112 0-44-34-75-81-75-44 0-73 36-73 70 0 21 20 21 21 21 6 0 20-4 20-19 0-10-7-20-21-20-2 0-3 0-5 0 9-26 30-40 52-40 35 0 52 32 52 63s-19 62-41 86c-24 27-49 54-74 81-4 4-4 5-4 15 47 0 96 0 143 0 3-22 8-45 11-67-3 0-7 0-10 0-1 10-4 27-8 34-3 3-28 3-37 3-23 0-46 0-69 0z"><text:p/></draw:path><draw:path draw:style-name="gr1515" draw:text-style-name="P131" svg:width="0.164cm" svg:height="0.12cm" svg:x="4.561cm" svg:y="0.011cm" svg:viewBox="0 0 165 121" svg:d="M20 102c-1 4-2 10-2 11 0 6 4 8 8 8 6 0 9-3 11-5 3-3 4-11 5-17 1-5 4-18 6-24 1-7 3-12 5-19 2-11 3-13 11-24 7-10 20-24 41-24 15 0 15 13 15 18 0 17-11 47-15 58-4 7-5 10-5 14 0 14 12 23 26 23 27 0 39-36 39-41 0-3-3-3-4-3-4 0-5 1-6 4-5 22-18 34-29 34-5 0-6-5-6-10 0-7 1-10 6-22 4-8 15-37 15-52 0-27-21-31-35-31-22 0-38 13-47 24-1-18-17-24-28-24-12 0-18 9-21 14-7 10-10 26-10 27 0 4 3 4 4 4 4 0 5-1 6-9 4-15 10-28 20-28 7 0 9 5 9 13 0 4-4 14-5 22-2 7-4 19-5 24-4 11-6 23-9 35z"><text:p/></draw:path><draw:path draw:style-name="gr1515" draw:text-style-name="P131" svg:width="0.089cm" svg:height="0.383cm" svg:x="4.78cm" svg:y="0cm" svg:viewBox="0 0 90 384" svg:d="M90 193c0-30-4-77-25-120-23-48-56-73-61-73-2 0-4 1-4 3 0 3 0 3 8 10 38 38 60 99 60 180 0 65-14 132-63 181-5 5-5 5-5 6 0 3 2 4 4 4 5 0 39-26 62-75 20-43 24-85 24-116z"><text:p/></draw:path></draw:g>, ונוכיח עבור <draw:g text:anchor-type="as-char" svg:y="-0.254cm" draw:z-index="159" draw:name="Shape140" draw:style-name="gr1513"><svg:title>TexMaths</svg:title><svg:desc>11§display§n + 1§svg§600§FALSE§</svg:desc><draw:path draw:style-name="gr1514" draw:text-style-name="P130" svg:width="0.824cm" svg:height="0.247cm" svg:x="0.008cm" svg:y="0.02cm" svg:viewBox="0 0 825 248" svg:d="M0 0c275 0 550 0 825 0 0 83 0 165 0 248-275 0-550 0-825 0 0-83 0-165 0-248z"><text:p/></draw:path><draw:path draw:style-name="gr1515" draw:text-style-name="P131" svg:width="0.208cm" svg:height="0.173cm" svg:x="-0.001cm" svg:y="0.086cm" svg:viewBox="0 0 209 174" svg:d="M23 146c-1 7-3 16-3 17 0 8 5 11 11 11 4 0 11-3 14-11 0-1 5-19 8-28 2-12 5-23 8-34 2-8 5-17 6-26 2-7 5-18 6-19 5-12 26-47 62-47 18 0 21 14 21 27 0 23-18 73-25 90-3 8-3 13-3 17 0 18 13 31 30 31 37 0 51-55 51-58 0-5-3-5-4-5-4 0-4 1-6 8-8 25-21 46-39 46-7 0-9-3-9-12s3-19 6-26c8-21 25-63 25-85 0-27-18-42-46-42-34 0-53 25-60 34-1-22-18-34-35-34-18 0-26 15-29 22-6 13-12 36-12 37 0 5 3 3 4 5 5 0 5-1 7-9 7-27 14-46 29-46 7 0 12 5 12 17 0 8-1 13-7 33-8 29-14 59-22 87z"><text:p/></draw:path><draw:path draw:style-name="gr1515" draw:text-style-name="P131" svg:width="0.256cm" svg:height="0.255cm" svg:x="0.327cm" svg:y="0.032cm" svg:viewBox="0 0 257 256" svg:d="M136 137c36 0 72 0 108 0 6 0 13 0 13-8s-7-8-13-8c-36 0-72 0-108 0 0-36 0-73 0-108 0-5 0-13-7-13-8 0-8 8-8 13 0 35 0 72 0 108-36 0-72 0-108 0-5 0-13 0-13 8s8 8 13 8c36 0 72 0 108 0 0 35 0 70 0 105 0 6 0 14 8 14 7 0 7-8 7-14 0-35 0-70 0-105z"><text:p/></draw:path><draw:path draw:style-name="gr1515" draw:text-style-name="P131" svg:width="0.127cm" svg:height="0.255cm" svg:x="0.725cm" svg:y="0cm" svg:viewBox="0 0 128 256" svg:d="M79 10c0-9 0-10-9-10-24 24-58 24-70 24 0 5 0 8 0 12 8 0 31 0 51-10 0 67 0 133 0 199 0 14-2 18-37 18-4 0-7 0-12 0 0 5 0 8 0 13 14-2 48-2 63-2s49 0 63 2c0-5 0-8 0-13-5 0-8 0-13 0-35 0-36-4-36-18 0-72 0-144 0-215z"><text:p/></draw:path></draw:g>;</text:p>
              <text:list>
                <text:list-item>
                  <text:p text:style-name="P106">זהו הצ.ל.:</text:p>
                  <text:p text:style-name="P32"><draw:g text:anchor-type="as-char" svg:y="-0.229cm" draw:z-index="160" draw:name="Shape141" draw:style-name="gr1513"><svg:title>TexMaths</svg:title><svg:desc>11§latex§\begin{align*}
    (|A| = n + 1) \implies (|\powerset(A)| = 2^{(n + 1)} = 2^n \cdot 2)
\end{align}§svg§600§FALSE§</svg:desc><draw:path draw:style-name="gr1514" draw:text-style-name="P130" svg:width="7.541cm" svg:height="0.417cm" svg:x="-0.001cm" svg:y="0.02cm" svg:viewBox="0 0 7542 418" svg:d="M0 0c2514 0 5028 0 7542 0 0 139 0 279 0 418-2514 0-5028 0-7542 0 0-139 0-279 0-418z"><text:p/></draw:path><draw:path draw:style-name="gr1515" draw:text-style-name="P131" svg:width="0.088cm" svg:height="0.384cm" svg:x="0.018cm" svg:y="0.072cm" svg:viewBox="0 0 89 385" svg:d="M89 380c0-1 0-1-6-7-49-49-61-123-61-180 0-67 15-135 63-183 4-4 4-6 4-7 0-2-1-3-3-3-5 0-39 26-62 75-20 43-24 85-24 118 0 30 4 76 25 119 23 47 56 73 61 73 2 0 3-1 3-5z"><text:p/></draw:path><draw:path draw:style-name="gr1515" draw:text-style-name="P131" svg:width="0.016cm" svg:height="0.384cm" svg:x="0.175cm" svg:y="0.072cm" svg:viewBox="0 0 17 385" svg:d="M17 13c0-6 0-13-8-13-9 0-9 7-9 13 0 119 0 238 0 357 0 8 0 15 9 15 8 0 8-7 8-15 0-119 0-238 0-357z"><text:p/></draw:path><draw:path draw:style-name="gr1515" draw:text-style-name="P131" svg:width="0.264cm" svg:height="0.273cm" svg:x="0.251cm" svg:y="0.086cm" svg:viewBox="0 0 265 274" svg:d="M55 230c-15 27-31 32-47 33-5 0-8 0-8 8 0 2 1 3 4 3 11 0 24-1 33-1 14 0 27 1 40 1 2 0 7 0 7-6 0-5-4-5-6-5-10-1-19-4-19-14 0-4 3-9 6-14 10-16 20-32 30-48 32 0 65 0 96 0 2 8 6 60 6 63 0 12-20 13-28 13-5 0-8 0-8 8 0 3 4 3 5 3 16 0 32-1 49-1 8 0 34 1 42 1 3 0 8 0 8-7 0-4-4-4-9-4-24 0-24-3-25-14-8-79-16-160-24-240 0-8 0-9-7-9-6 0-7 2-11 7-45 75-89 150-134 223zM101 175c26-43 52-86 77-128 5 42 8 85 12 128-29 0-59 0-89 0z"><text:p/></draw:path><draw:path draw:style-name="gr1515" draw:text-style-name="P131" svg:width="0.014cm" svg:height="0.384cm" svg:x="0.573cm" svg:y="0.072cm" svg:viewBox="0 0 15 385" svg:d="M15 13c0-6 0-13-7-13-8 0-8 7-8 13 0 119 0 238 0 357 0 8 0 15 8 15 7 0 7-7 7-15 0-119 0-238 0-357z"><text:p/></draw:path><draw:path draw:style-name="gr1515" draw:text-style-name="P131" svg:width="0.255cm" svg:height="0.089cm" svg:x="0.764cm" svg:y="0.22cm" svg:viewBox="0 0 256 90" svg:d="M243 15c7 0 13 0 13-7 0-8-6-8-12-8-77 0-155 0-232 0-5 0-12 0-12 8 0 7 7 7 13 7 77 0 153 0 230 0zM244 90c6 0 12 0 12-7 0-8-6-8-13-8-77 0-153 0-230 0-6 0-13 0-13 8 0 7 7 7 12 7 77 0 155 0 232 0z"><text:p/></draw:path><draw:path draw:style-name="gr1515" draw:text-style-name="P131" svg:width="0.209cm" svg:height="0.173cm" svg:x="1.161cm" svg:y="0.192cm" svg:viewBox="0 0 210 174" svg:d="M23 148c-1 5-3 14-3 16 0 7 5 10 11 10 4 0 11-2 14-11 2-10 6-19 8-27 2-13 5-25 8-36 2-9 5-16 6-25 2-7 6-19 6-20 5-12 26-47 62-47 18 0 21 14 21 27 0 25-18 73-25 90-3 9-3 14-3 18 0 18 13 31 32 31 36 0 50-56 50-59 0-4-4-4-5-4-4 0-4 1-6 7-8 26-20 48-39 48-7 0-9-4-9-13 0-10 3-19 6-27 8-20 25-63 25-85 0-26-17-41-46-41-34 0-53 24-60 33-1-21-18-33-35-33-18 0-26 14-29 22-6 13-12 35-12 38s3 2 4 3c5 0 5 0 7-9 7-28 14-46 29-46 7 0 12 5 12 17 0 9-1 14-7 33-8 30-14 60-22 90z"><text:p/></draw:path><draw:path draw:style-name="gr1515" draw:text-style-name="P131" svg:width="0.255cm" svg:height="0.256cm" svg:x="1.49cm" svg:y="0.136cm" svg:viewBox="0 0 256 257" svg:d="M136 137c37 0 72 0 108 0 6 0 12 0 12-8s-6-8-12-8c-36 0-71 0-108 0 0-36 0-71 0-108 0-5 0-13-7-13-8 0-8 8-8 13 0 37 0 72 0 108-36 0-73 0-109 0-5 0-12 0-12 8s7 8 12 8c36 0 73 0 109 0 0 35 0 71 0 107 0 5 0 13 8 13 7 0 7-8 7-13 0-36 0-72 0-107z"><text:p/></draw:path><draw:path draw:style-name="gr1515" draw:text-style-name="P131" svg:width="0.127cm" svg:height="0.255cm" svg:x="1.889cm" svg:y="0.104cm" svg:viewBox="0 0 128 256" svg:d="M79 10c0-9 0-10-9-10-24 25-58 25-70 25 0 4 0 8 0 11 8 0 30 0 51-10 0 67 0 134 0 201 0 12-1 18-37 18-4 0-7 0-12 0 0 4 0 7 0 11 13-1 48-1 63-1s48 0 63 1c0-4 0-7 0-11-5 0-9 0-14 0-34 0-35-5-35-18 0-73 0-145 0-217z"><text:p/></draw:path><draw:path draw:style-name="gr1515" draw:text-style-name="P131" svg:width="0.089cm" svg:height="0.384cm" svg:x="2.07cm" svg:y="0.072cm" svg:viewBox="0 0 90 385" svg:d="M90 193c0-30-4-77-26-120-23-48-56-73-60-73-2 0-4 1-4 3 0 1 0 3 8 9 37 39 59 100 59 181 0 65-14 132-61 182-6 4-6 4-6 5 0 4 2 5 4 5 4 0 39-27 62-75 19-43 24-85 24-117z"><text:p/></draw:path><draw:path draw:style-name="gr1515" draw:text-style-name="P131" svg:width="0.255cm" svg:height="0.089cm" svg:x="2.435cm" svg:y="0.22cm" svg:viewBox="0 0 256 90" svg:d="M243 15c7 0 13 0 13-7 0-8-6-8-12-8-77 0-155 0-232 0-5 0-12 0-12 8 0 7 7 7 13 7 77 0 153 0 230 0zM244 90c6 0 12 0 12-7 0-8-6-8-13-8-77 0-153 0-230 0-6 0-13 0-13 8 0 7 7 7 12 7 77 0 155 0 232 0z"><text:p/></draw:path><draw:path draw:style-name="gr1515" draw:text-style-name="P131" svg:width="0.342cm" svg:height="0.211cm" svg:x="2.67cm" svg:y="0.162cm" svg:viewBox="0 0 343 212" svg:d="M260 76c16 14 36 24 48 30-14 6-33 16-48 30-82 0-164 0-246 0-6 0-14 0-14 7 0 8 7 8 13 8 76 0 153 0 229 0-19 18-38 52-38 56 0 5 4 5 7 5 2 0 6 0 7-4 9-14 19-34 44-57 27-23 53-34 72-40 7-2 8-2 8-3 1 0 1-1 1-2s0-2 0-2c0-2-1-2-1-2-1 0-1-1-9-3-51-15-91-51-112-91-4-8-4-8-10-8-3 0-7 0-7 3 0 6 19 39 38 58-76 0-153 0-229 0-6 0-13 0-13 7 0 8 8 8 14 8 82 0 164 0 246 0z"><text:p/></draw:path><draw:path draw:style-name="gr1515" draw:text-style-name="P131" svg:width="0.089cm" svg:height="0.384cm" svg:x="3.288cm" svg:y="0.072cm" svg:viewBox="0 0 90 385" svg:d="M90 380c0-1 0-1-6-7-49-49-61-123-61-180 0-67 14-135 62-183 5-4 5-6 5-7 0-2-2-3-4-3-3 0-39 26-62 75-20 43-24 85-24 118 0 30 4 76 25 119 23 47 58 73 61 73 2 0 4-1 4-5z"><text:p/></draw:path><draw:path draw:style-name="gr1515" draw:text-style-name="P131" svg:width="0.014cm" svg:height="0.384cm" svg:x="3.447cm" svg:y="0.072cm" svg:viewBox="0 0 15 385" svg:d="M15 13c0-6 0-13-7-13-8 0-8 7-8 13 0 119 0 238 0 357 0 8 0 15 8 15 7 0 7-7 7-15 0-119 0-238 0-357z"><text:p/></draw:path><draw:path draw:style-name="gr1515" draw:text-style-name="P131" svg:width="0.274cm" svg:height="0.281cm" svg:x="3.516cm" svg:y="0.101cm" svg:viewBox="0 0 275 282" svg:d="M127 0c-55 0-96 26-113 45-13 16-10 18-14 27 0 3 1 3 4 3 6 0 15-6 18-7 8-5 9-7 12-15 6-16 16-29 65-31-8 86-31 171-63 250-2 6-2 7-2 8s1 2 3 2c7 0 26-9 29-19 21-46 53-134 64-241 6 0 13 0 20 0 47 0 92 18 92 56 0 29-27 83-102 85-8 1-12 1-23 8-8 4-10 9-10 11 0 3 2 3 6 3 71 0 162-59 162-123 0-44-52-62-97-62-17 0-34 0-51 0z"><text:p/></draw:path><draw:path draw:style-name="gr1515" draw:text-style-name="P131" svg:width="0.088cm" svg:height="0.384cm" svg:x="3.846cm" svg:y="0.072cm" svg:viewBox="0 0 89 385" svg:d="M89 380c0-1 0-1-6-7-49-49-61-123-61-180 0-67 14-135 63-183 4-4 4-6 4-7 0-2-1-3-3-3-5 0-39 26-62 75-20 43-24 85-24 118 0 30 4 76 25 119 23 47 56 73 61 73 2 0 3-1 3-5z"><text:p/></draw:path><draw:path draw:style-name="gr1515" draw:text-style-name="P131" svg:width="0.264cm" svg:height="0.273cm" svg:x="3.972cm" svg:y="0.086cm" svg:viewBox="0 0 265 274" svg:d="M56 230c-16 27-31 32-48 33-5 0-8 0-8 8 0 2 2 3 4 3 11 0 24-1 35-1 12 0 26 1 38 1 2 0 8 0 8-6 0-5-5-5-7-5-9-1-19-4-19-14 0-4 4-9 6-14 10-16 20-32 30-48 32 0 65 0 96 0 2 8 7 60 7 63 0 12-20 13-27 13-6 0-10 0-10 8 0 3 4 3 5 3 16 0 33-1 49-1 9 0 34 1 44 1 2 0 6 0 6-7 0-4-4-4-9-4-24 0-24-3-25-14-8-79-15-160-23-240-1-8-1-9-8-9-6 0-7 2-10 7-45 75-89 150-134 223zM102 175c26-43 51-86 76-128 5 42 8 85 12 128-29 0-58 0-88 0z"><text:p/></draw:path><draw:path draw:style-name="gr1515" draw:text-style-name="P131" svg:width="0.089cm" svg:height="0.384cm" svg:x="4.27cm" svg:y="0.072cm" svg:viewBox="0 0 90 385" svg:d="M90 193c0-30-4-77-25-120-24-48-57-73-61-73-2 0-4 1-4 3 0 1 0 3 8 9 37 39 59 100 59 181 0 65-14 132-61 182-6 4-6 4-6 5 0 4 2 5 4 5 4 0 39-27 62-75 20-43 24-85 24-117z"><text:p/></draw:path><draw:path draw:style-name="gr1515" draw:text-style-name="P131" svg:width="0.014cm" svg:height="0.384cm" svg:x="4.445cm" svg:y="0.072cm" svg:viewBox="0 0 15 385" svg:d="M15 13c0-6 0-13-7-13-8 0-8 7-8 13 0 119 0 238 0 357 0 8 0 15 8 15 7 0 7-7 7-15 0-119 0-238 0-357z"><text:p/></draw:path><draw:path draw:style-name="gr1515" draw:text-style-name="P131" svg:width="0.255cm" svg:height="0.089cm" svg:x="4.635cm" svg:y="0.22cm" svg:viewBox="0 0 256 90" svg:d="M243 15c7 0 13 0 13-7 0-8-6-8-12-8-77 0-155 0-232 0-5 0-12 0-12 8 0 7 7 7 13 7 77 0 153 0 230 0zM244 90c6 0 12 0 12-7 0-8-6-8-13-8-77 0-153 0-230 0-6 0-13 0-13 8 0 7 7 7 12 7 77 0 155 0 232 0z"><text:p/></draw:path><draw:path draw:style-name="gr1515" draw:text-style-name="P131" svg:width="0.153cm" svg:height="0.255cm" svg:x="5.041cm" svg:y="0.104cm" svg:viewBox="0 0 154 256" svg:d="M30 227c13-13 27-26 40-40 61-53 84-73 84-112 0-44-35-75-82-75-43 0-72 35-72 71 0 20 19 20 20 20 6 0 20-4 20-19 0-10-7-21-20-21-3 0-5 0-6 1 9-26 30-40 53-40 35 0 52 31 52 63 0 31-20 62-41 86-25 26-49 54-75 80-3 5-3 6-3 15 47 0 96 0 143 0 3-22 8-43 11-65-3 0-7 0-10 0-2 11-4 27-9 34-2 2-27 2-36 2-23 0-46 0-69 0z"><text:p/></draw:path><draw:path draw:style-name="gr1515" draw:text-style-name="P131" svg:width="0.069cm" svg:height="0.268cm" svg:x="5.245cm" svg:y="0cm" svg:viewBox="0 0 70 269" svg:d="M65 0c-52 36-65 94-65 134 0 39 11 97 65 135 2 0 5 0 5-3s-1-3-3-5c-35-32-48-77-48-125 0-74 27-110 49-129 1-1 2-3 2-4 0-3-3-3-5-3z"><text:p/></draw:path><draw:path draw:style-name="gr1515" draw:text-style-name="P131" svg:width="0.164cm" svg:height="0.12cm" svg:x="5.348cm" svg:y="0.083cm" svg:viewBox="0 0 165 121" svg:d="M21 101c-1 5-2 7-3 11 0 7 4 9 8 9 6 0 10-3 11-5 2-2 4-11 5-17 2-5 4-17 6-24s4-12 5-19c3-11 3-13 11-24s21-24 41-24c16 0 16 13 16 18 0 16-12 47-16 58-3 7-4 10-4 14 0 14 11 23 26 23 27 0 38-37 38-41 0-3-3-3-4-3-4 0-4 1-5 5-6 20-17 32-28 32-6 0-7-4-7-9 0-7 1-10 6-22 3-9 14-38 14-52 0-27-21-31-35-31-22 0-38 13-45 24-3-18-19-24-30-24s-18 8-21 14c-6 10-10 26-10 27 0 3 3 2 4 3 5 0 5 0 7-8 3-15 9-28 20-28 6 0 9 5 9 13 0 4-3 14-5 22s-4 19-6 24c-3 11-6 22-8 34z"><text:p/></draw:path><draw:path draw:style-name="gr1515" draw:text-style-name="P131" svg:width="0.198cm" svg:height="0.198cm" svg:x="5.545cm" svg:y="0.035cm" svg:viewBox="0 0 199 199" svg:d="M107 106c27 0 55 0 82 0 5 0 10 0 10-6 0-7-5-7-10-7-27 0-55 0-82 0 0-28 0-56 0-83 0-3 0-10-7-10-6 0-6 7-6 10 0 27 0 55 0 83-28 0-55 0-83 0-4 0-11 0-11 6 0 7 7 7 11 7 28 0 55 0 83 0 0 27 0 55 0 84 0 3 0 9 6 9 7 0 7-6 7-9 0-29 0-57 0-84z"><text:p/></draw:path><draw:path draw:style-name="gr1515" draw:text-style-name="P131" svg:width="0.097cm" svg:height="0.179cm" svg:x="5.793cm" svg:y="0.023cm" svg:viewBox="0 0 98 180" svg:d="M61 8c0-8 0-8-8-8-18 18-42 18-53 18 0 3 0 6 0 10 7 0 24 0 39-8 0 46 0 91 0 138 0 8 0 12-27 12-3 0-8 0-11 0 0 3 0 6 0 10 6 0 39-1 49-1 8 0 42 1 48 1 0-4 0-7 0-10-3 0-7 0-10 0-27 0-27-4-27-12 0-51 0-101 0-150z"><text:p/></draw:path><draw:path draw:style-name="gr1515" draw:text-style-name="P131" svg:width="0.069cm" svg:height="0.268cm" svg:x="5.936cm" svg:y="0cm" svg:viewBox="0 0 70 269" svg:d="M6 0c-3 0-6 0-6 3 0 1 1 3 3 5 23 21 49 57 49 126 0 58-18 99-46 125-5 4-6 6-6 7s1 3 4 3c4 0 29-18 47-51 12-22 19-52 19-82 0-39-11-99-64-136z"><text:p/></draw:path><draw:path draw:style-name="gr1515" draw:text-style-name="P131" svg:width="0.255cm" svg:height="0.089cm" svg:x="6.187cm" svg:y="0.22cm" svg:viewBox="0 0 256 90" svg:d="M243 15c7 0 13 0 13-7 0-8-6-8-12-8-77 0-155 0-232 0-5 0-12 0-12 8 0 7 7 7 13 7 77 0 153 0 230 0zM244 90c6 0 12 0 12-7 0-8-6-8-13-8-77 0-153 0-230 0-6 0-13 0-13 8 0 7 7 7 12 7 77 0 155 0 232 0z"><text:p/></draw:path><draw:path draw:style-name="gr1515" draw:text-style-name="P131" svg:width="0.153cm" svg:height="0.255cm" svg:x="6.593cm" svg:y="0.104cm" svg:viewBox="0 0 154 256" svg:d="M30 227c13-13 27-26 40-40 61-53 84-73 84-112 0-44-35-75-82-75-43 0-72 35-72 71 0 20 19 20 20 20 6 0 20-4 20-19 0-10-7-21-20-21-3 0-5 0-6 1 9-26 30-40 53-40 35 0 52 31 52 63 0 31-20 62-41 86-25 26-49 54-75 80-3 5-3 6-3 15 47 0 96 0 143 0 3-22 8-43 11-65-3 0-7 0-10 0-2 11-4 27-9 34-2 2-27 2-36 2-23 0-46 0-69 0z"><text:p/></draw:path><draw:path draw:style-name="gr1515" draw:text-style-name="P131" svg:width="0.165cm" svg:height="0.12cm" svg:x="6.779cm" svg:y="0.083cm" svg:viewBox="0 0 166 121" svg:d="M21 101c-1 5-2 7-3 11 0 7 5 9 10 9 4 0 8-3 9-5 2-2 4-11 6-17 1-5 4-17 5-24 2-7 4-12 5-19 3-11 3-13 12-24 7-11 20-24 40-24 16 0 16 13 16 18 0 16-12 47-16 58-3 7-4 10-4 14 0 14 12 23 26 23 27 0 39-37 39-41 0-3-3-2-4-3-5 0-5 1-6 5-6 20-17 32-28 32-6 0-7-4-7-9 0-7 1-10 6-22 3-9 14-38 14-52 0-27-21-31-35-31-22 0-38 13-45 24-3-18-18-24-29-24-12 0-19 8-22 14-6 10-10 26-10 27 0 3 3 2 4 3 5 0 5 0 7-8 4-15 9-28 20-28 6 0 9 5 9 13 0 4-3 14-5 22s-4 19-5 24c-4 11-6 22-9 34z"><text:p/></draw:path><draw:path draw:style-name="gr1515" draw:text-style-name="P131" svg:width="0.041cm" svg:height="0.04cm" svg:x="7.096cm" svg:y="0.243cm" svg:viewBox="0 0 42 41" svg:d="M42 21c0-11-10-21-21-21s-21 10-21 21 10 20 21 20 21-9 21-20z"><text:p/></draw:path><draw:path draw:style-name="gr1515" draw:text-style-name="P131" svg:width="0.154cm" svg:height="0.255cm" svg:x="7.275cm" svg:y="0.104cm" svg:viewBox="0 0 155 256" svg:d="M30 227c14-13 27-26 42-40 59-53 83-73 83-112 0-44-35-75-82-75-44 0-73 35-73 71 0 20 20 20 21 20 7 0 20-4 20-19 0-10-7-21-20-21-3 0-4 0-6 1 9-26 30-40 52-40 35 0 53 31 53 63 0 31-20 62-41 86-25 26-49 54-75 80-4 5-4 6-4 15 48 0 96 0 144 0 3-22 8-43 11-65-3 0-6 0-10 0-2 11-4 27-9 34-2 2-28 2-36 2-23 0-47 0-70 0z"><text:p/></draw:path><draw:path draw:style-name="gr1515" draw:text-style-name="P131" svg:width="0.089cm" svg:height="0.384cm" svg:x="7.471cm" svg:y="0.072cm" svg:viewBox="0 0 90 385" svg:d="M90 193c0-30-4-77-25-120-23-48-56-73-61-73-2 0-4 1-4 3 0 1 0 3 8 9 38 39 60 100 60 181 0 65-14 132-62 182-6 4-6 4-6 5 0 4 2 5 4 5 5 0 39-27 62-75 20-43 24-85 24-117z"><text:p/></draw:path></draw:g></text:p>
                </text:list-item>
                <text:list-item>
                  <text:p text:style-name="P107"><text:soft-page-break/>נתבונן בקבוצה <draw:g text:anchor-type="as-char" svg:y="-0.263cm" draw:z-index="161" draw:name="Shape142" draw:style-name="gr1513"><svg:title>TexMaths</svg:title><svg:desc>11§display§B§svg§600§FALSE§</svg:desc><draw:path draw:style-name="gr1514" draw:text-style-name="P130" svg:width="0.251cm" svg:height="0.223cm" svg:x="0.003cm" svg:y="0.018cm" svg:viewBox="0 0 252 224" svg:d="M0 0c83 0 168 0 252 0 0 75 0 149 0 224-84 0-169 0-252 0 0-75 0-149 0-224z"><text:p/></draw:path><draw:path draw:style-name="gr1515" draw:text-style-name="P131" svg:width="0.274cm" svg:height="0.263cm" svg:x="0cm" svg:y="0cm" svg:viewBox="0 0 275 264" svg:d="M45 234c-3 14-4 18-35 18-7 0-10 0-10 7 0 5 3 5 10 5 46 0 91 0 137 0 62 0 107-45 107-84 0-28-22-50-60-54 40-8 81-35 81-73 0-29-26-53-72-53-43 0-87 0-129 0-8 0-11 0-11 8 0 4 3 4 11 4 4 0 7 0 14 1 6 0 10 1 10 6 0 2 0 3-1 7-18 70-34 138-52 208zM103 123c8-32 17-65 24-97 4-13 5-14 21-14 17 0 33 0 50 0 34 0 41 22 41 40 0 34-32 71-80 71-18 0-37 0-56 0zM86 252c-6 0-6 0-8 0-4-1-5-1-5-5 0-1 0-1 2-9 8-35 17-71 26-107 24 0 48 0 73 0 37 0 44 29 44 46 0 37-35 75-80 75-17 0-35 0-52 0z"><text:p/></draw:path></draw:g><text:s/>המקיימת <draw:g text:anchor-type="as-char" svg:y="-0.275cm" draw:z-index="163" draw:name="Shape143" draw:style-name="gr1513"><svg:title>TexMaths</svg:title><svg:desc>11§display§A \subset B§svg§600§FALSE§</svg:desc><draw:path draw:style-name="gr1514" draw:text-style-name="P130" svg:width="1.055cm" svg:height="0.252cm" svg:x="0.007cm" svg:y="0.019cm" svg:viewBox="0 0 1056 253" svg:d="M527 253c-175 0-351 0-527 0 0-84 0-169 0-253 352 0 704 0 1056 0 0 84 0 169 0 253-176 0-353 0-529 0z"><text:p/></draw:path><draw:path draw:style-name="gr1515" draw:text-style-name="P131" svg:width="0.264cm" svg:height="0.277cm" svg:x="0cm" svg:y="-0.001cm" svg:viewBox="0 0 265 278" svg:d="M56 234c-15 25-31 30-47 32-5 0-9 0-9 7 0 3 2 5 5 5 11 0 22-1 33-1 14 0 27 1 39 1 2 0 8 0 8-8 0-4-4-4-7-4-9-2-18-5-18-14 0-4 3-9 6-14 10-17 19-33 28-50 33 0 65 0 98 0 0 8 6 61 6 64 0 12-20 14-28 14-5 0-9 0-9 7 0 5 4 4 5 5 16 0 33-1 48-1 10 0 34 1 44 1 2 0 7 0 7-8 0-4-4-4-9-4-24 0-24-3-25-15-8-81-16-160-23-241-1-8-1-10-8-10-6 0-8 3-10 7-45 75-89 151-134 227zM102 176c25-42 51-85 76-127 4 42 9 85 13 127-30 0-59 0-89 0z"><text:p/></draw:path><draw:path draw:style-name="gr1515" draw:text-style-name="P131" svg:width="0.235cm" svg:height="0.224cm" svg:x="0.415cm" svg:y="0.069cm" svg:viewBox="0 0 236 225" svg:d="M222 15c7 0 14 0 14-7 0-8-7-8-14-8-34 0-69 0-103 0-66 0-119 50-119 112s53 113 119 113c34 0 69 0 103 0 7 0 14 0 14-8s-7-8-14-8c-34 0-68 0-102 0-61 0-105-45-105-97s44-97 105-97c34 0 68 0 102 0z"><text:p/></draw:path><draw:path draw:style-name="gr1515" draw:text-style-name="P131" svg:width="0.275cm" svg:height="0.263cm" svg:x="0.806cm" svg:y="0.012cm" svg:viewBox="0 0 276 264" svg:d="M46 235c-4 14-5 17-35 17-7 0-11 0-11 8 0 4 3 4 11 4 46 0 91 0 137 0 61 0 107-45 107-84 0-27-23-49-61-54 41-8 82-36 82-73 0-29-26-53-72-53-43 0-86 0-129 0-8 0-12 0-12 8 0 4 4 4 11 4 1 0 8 0 15 0 7 1 10 1 10 7 0 1 0 2-1 8-18 69-34 138-52 208zM104 123c8-32 16-64 23-96 5-14 5-15 21-15 17 0 34 0 51 0 33 0 42 22 42 40 0 33-33 71-81 71-18 0-37 0-56 0zM87 252c-6 0-7 0-9 0-3-1-4-1-4-4 0-1 0-2 1-9 8-36 17-72 26-108 24 0 50 0 74 0 37 0 44 28 44 45 0 39-34 76-79 76-18 0-36 0-53 0z"><text:p/></draw:path></draw:g><text:s/>(קיימת קבוצה כזו עבור כל קבוצה שהיא לא <draw:g text:anchor-type="as-char" svg:y="-0.265cm" draw:z-index="162" draw:name="Shape144" draw:style-name="gr1513"><svg:title>TexMaths</svg:title><svg:desc>11§display§n = 0§svg§600§FALSE§</svg:desc><draw:path draw:style-name="gr1514" draw:text-style-name="P130" svg:width="0.882cm" svg:height="0.224cm" svg:x="0.008cm" svg:y="0.018cm" svg:viewBox="0 0 883 225" svg:d="M0 0c295 0 589 0 883 0 0 75 0 150 0 225-294 0-588 0-883 0 0-75 0-150 0-225z"><text:p/></draw:path><draw:path draw:style-name="gr1515" draw:text-style-name="P131" svg:width="0.208cm" svg:height="0.173cm" svg:x="-0.001cm" svg:y="0.085cm" svg:viewBox="0 0 209 174" svg:d="M23 148c-1 5-3 14-3 16 0 7 5 10 11 10 4 0 11-3 14-11 2-9 5-19 8-28 2-11 5-23 8-34 2-8 4-17 6-26 2-7 5-18 6-19 5-12 26-47 62-47 18 0 21 14 21 27 0 24-18 73-25 90-3 7-3 13-3 16 0 19 13 32 30 32 37 0 51-55 51-58s-3-3-4-3c-4 0-4 1-6 6-8 25-21 46-39 46-7 0-9-3-9-12 0-10 3-18 6-26 8-21 23-63 23-85 0-27-16-42-44-42-35 0-53 25-60 34-1-22-18-34-35-34-18 0-26 15-29 22-6 13-12 36-12 38 0 4 3 2 4 4 5 0 5 0 7-9 7-27 14-46 29-46 7 0 12 5 12 17 0 9-1 13-7 34-8 29-14 59-22 88z"><text:p/></draw:path><draw:path draw:style-name="gr1515" draw:text-style-name="P131" svg:width="0.255cm" svg:height="0.089cm" svg:x="0.349cm" svg:y="0.115cm" svg:viewBox="0 0 256 90" svg:d="M243 15c6 0 13 0 13-7 0-8-7-8-12-8-78 0-155 0-232 0-5 0-12 0-12 8 0 7 7 7 13 7 77 0 153 0 230 0zM244 90c5 0 12 0 12-7 0-8-7-8-13-8-77 0-153 0-230 0-6 0-13 0-13 8 0 7 7 7 12 7 77 0 154 0 232 0z"><text:p/></draw:path><draw:path draw:style-name="gr1515" draw:text-style-name="P131" svg:width="0.162cm" svg:height="0.264cm" svg:x="0.748cm" svg:y="0cm" svg:viewBox="0 0 163 265" svg:d="M163 133c0-30-2-61-16-90-17-36-49-43-66-43-23 0-50 10-67 46-12 27-14 57-14 87 0 28 2 63 18 93 16 31 45 39 63 39 21 0 51-8 68-46 12-26 14-56 14-86zM81 256c-15 0-37-9-45-46-4-24-4-59-4-81 0-24 0-51 3-71 8-46 37-49 46-49 14 0 39 6 46 45 4 21 4 51 4 75 0 28 0 54-4 79-6 37-28 48-46 48z"><text:p/></draw:path></draw:g>, מקרה הבסיס שלנו שכבר הוכח בנפרד). כמו כן, נבחר את <draw:g text:anchor-type="as-char" svg:y="-0.263cm" draw:z-index="165" draw:name="Shape145" draw:style-name="gr1513"><svg:title>TexMaths</svg:title><svg:desc>11§display§B§svg§600§FALSE§</svg:desc><draw:path draw:style-name="gr1514" draw:text-style-name="P130" svg:width="0.251cm" svg:height="0.223cm" svg:x="0.003cm" svg:y="0.018cm" svg:viewBox="0 0 252 224" svg:d="M0 0c83 0 168 0 252 0 0 75 0 149 0 224-84 0-169 0-252 0 0-75 0-149 0-224z"><text:p/></draw:path><draw:path draw:style-name="gr1515" draw:text-style-name="P131" svg:width="0.274cm" svg:height="0.263cm" svg:x="0cm" svg:y="0cm" svg:viewBox="0 0 275 264" svg:d="M45 234c-3 14-4 18-35 18-7 0-10 0-10 7 0 5 3 5 10 5 46 0 91 0 137 0 62 0 107-45 107-84 0-28-22-50-60-54 40-8 81-35 81-73 0-29-26-53-72-53-43 0-87 0-129 0-8 0-11 0-11 8 0 4 3 4 11 4 4 0 7 0 14 1 6 0 10 1 10 6 0 2 0 3-1 7-18 70-34 138-52 208zM103 123c8-32 17-65 24-97 4-13 5-14 21-14 17 0 33 0 50 0 34 0 41 22 41 40 0 34-32 71-80 71-18 0-37 0-56 0zM86 252c-6 0-6 0-8 0-4-1-5-1-5-5 0-1 0-1 2-9 8-35 17-71 26-107 24 0 48 0 73 0 37 0 44 29 44 46 0 37-35 75-80 75-17 0-35 0-52 0z"><text:p/></draw:path></draw:g><text:s/>כך שתקיים <draw:g text:anchor-type="as-char" svg:y="-0.288cm" draw:z-index="164" draw:name="Shape146" draw:style-name="gr1513"><svg:title>TexMaths</svg:title><svg:desc>11§display§|B| = |A| - 1§svg§600§FALSE§</svg:desc><draw:path draw:style-name="gr1514" draw:text-style-name="P130" svg:width="2.139cm" svg:height="0.345cm" svg:x="-0.001cm" svg:y="0.018cm" svg:viewBox="0 0 2140 346" svg:d="M1070 346c-357 0-714 0-1070 0 0-116 0-230 0-346 714 0 1426 0 2140 0 0 116 0 230 0 346-356 0-714 0-1070 0z"><text:p/></draw:path><draw:path draw:style-name="gr1515" draw:text-style-name="P131" svg:width="0.014cm" svg:height="0.384cm" svg:x="0.026cm" svg:y="0cm" svg:viewBox="0 0 15 385" svg:d="M15 14c0-6 0-14-7-14-8 0-8 8-8 14 0 119 0 238 0 357 0 7 0 14 8 14 7 0 7-7 7-14 0-119 0-238 0-357z"><text:p/></draw:path><draw:path draw:style-name="gr1515" draw:text-style-name="P131" svg:width="0.274cm" svg:height="0.261cm" svg:x="0.104cm" svg:y="0.025cm" svg:viewBox="0 0 275 262" svg:d="M45 232c-4 15-4 18-35 18-7 0-10 0-10 8 0 4 3 4 10 4 46 0 91 0 137 0 62 0 107-45 107-83 0-27-22-49-59-53 39-8 80-37 80-73 0-29-25-53-72-53-42 0-86 0-129 0-8 0-11 0-11 8 0 4 3 4 11 4 4 0 7 0 14 0 7 1 10 1 10 7 0 1 0 2-1 7-18 69-34 138-52 206zM103 122c8-32 17-64 25-96 3-13 4-14 20-14 17 0 33 0 50 0 34 0 42 22 42 40 0 34-33 70-81 70-18 0-37 0-56 0zM86 250c-6 0-6 0-9 0s-4-1-4-4c0-2 0-2 2-9 9-36 17-71 26-106 24 0 49 0 73 0 37 0 45 28 45 45 0 36-35 74-80 74-18 0-36 0-53 0z"><text:p/></draw:path><draw:path draw:style-name="gr1515" draw:text-style-name="P131" svg:width="0.014cm" svg:height="0.384cm" svg:x="0.446cm" svg:y="0cm" svg:viewBox="0 0 15 385" svg:d="M15 14c0-6 0-14-7-14-8 0-8 8-8 14 0 119 0 238 0 357 0 7 0 14 8 14 7 0 7-7 7-14 0-119 0-238 0-357z"><text:p/></draw:path><draw:path draw:style-name="gr1515" draw:text-style-name="P131" svg:width="0.255cm" svg:height="0.09cm" svg:x="0.636cm" svg:y="0.145cm" svg:viewBox="0 0 256 91" svg:d="M243 17c7 0 13-2 13-9 0-8-6-8-12-8-77 0-155 0-232 0-5 0-12 0-12 8 0 7 7 9 13 9 77 0 153 0 230 0zM244 91c6 0 12 0 12-7 0-9-6-9-13-9-77 0-153 0-230 0-6 0-13 0-13 9 0 7 7 7 12 7 77 0 155 0 232 0z"><text:p/></draw:path><draw:path draw:style-name="gr1515" draw:text-style-name="P131" svg:width="0.014cm" svg:height="0.384cm" svg:x="1.068cm" svg:y="0cm" svg:viewBox="0 0 15 385" svg:d="M15 14c0-6 0-14-7-14-8 0-8 8-8 14 0 119 0 238 0 357 0 7 0 14 8 14 7 0 7-7 7-14 0-119 0-238 0-357z"><text:p/></draw:path><draw:path draw:style-name="gr1515" draw:text-style-name="P131" svg:width="0.264cm" svg:height="0.274cm" svg:x="1.142cm" svg:y="0.011cm" svg:viewBox="0 0 265 275" svg:d="M55 231c-15 26-31 31-47 32-5 1-8 1-8 8 0 2 1 4 4 4 11 0 23-1 33-1 14 0 27 1 39 1 3 0 8 0 8-7 0-4-4-5-6-5-10 0-19-3-19-13 0-4 3-9 6-14 10-17 20-32 30-49 31 0 64 0 96 0 1 9 6 60 6 64 0 11-20 12-28 12-5 0-8 0-8 8 0 4 4 4 5 4 15 0 32-1 48-1 9 0 33 1 43 1 3 0 8 0 8-7 0-5-4-5-10-5-23 0-23-2-24-13-8-79-17-160-24-240 0-8 0-10-7-10-6 0-8 3-11 7-45 74-89 149-134 224zM101 175c25-43 52-85 77-127 5 42 8 84 12 127-29 0-59 0-89 0z"><text:p/></draw:path><draw:path draw:style-name="gr1515" draw:text-style-name="P131" svg:width="0.014cm" svg:height="0.384cm" svg:x="1.464cm" svg:y="0cm" svg:viewBox="0 0 15 385" svg:d="M15 14c0-6 0-14-7-14-8 0-8 8-8 14 0 119 0 238 0 357 0 7 0 14 8 14 7 0 7-7 7-14 0-119 0-238 0-357z"><text:p/></draw:path><draw:path draw:style-name="gr1515" draw:text-style-name="P131" svg:width="0.234cm" svg:height="0.016cm" svg:x="1.643cm" svg:y="0.182cm" svg:viewBox="0 0 235 17" svg:d="M222 17c7 0 13-2 13-9 0-8-6-8-13-8-69 0-140 0-209 0-6 0-13 0-13 8 0 7 7 9 13 9 69 0 140 0 209 0z"><text:p/></draw:path><draw:path draw:style-name="gr1515" draw:text-style-name="P131" svg:width="0.127cm" svg:height="0.254cm" svg:x="2.031cm" svg:y="0.033cm" svg:viewBox="0 0 128 255" svg:d="M79 10c0-10 0-10-9-10-24 24-58 24-70 24 0 5 0 8 0 12 8 0 31 0 51-10 0 66 0 133 0 199 0 14-2 18-37 18-4 0-7 0-12 0 0 5 0 9 0 12 13-1 47-1 63-1 15 0 48 0 63 1 0-3 0-7 0-12-5 0-8 0-13 0-35 0-36-4-36-18 0-72 0-144 0-215z"><text:p/></draw:path></draw:g><text:s/>(נכון מאותה סיבה ש־<draw:g text:anchor-type="as-char" svg:y="-0.275cm" draw:z-index="166" draw:name="Shape147" draw:style-name="gr1513"><svg:title>TexMaths</svg:title><svg:desc>11§display§A§svg§600§FALSE§</svg:desc><draw:path draw:style-name="gr1514" draw:text-style-name="P130" svg:width="0.236cm" svg:height="0.234cm" svg:x="0.006cm" svg:y="0.02cm" svg:viewBox="0 0 237 235" svg:d="M0 0c79 0 158 0 237 0 0 78 0 157 0 235-79 0-158 0-237 0 0-78 0-157 0-235z"><text:p/></draw:path><draw:path draw:style-name="gr1515" draw:text-style-name="P131" svg:width="0.263cm" svg:height="0.274cm" svg:x="-0.001cm" svg:y="0cm" svg:viewBox="0 0 264 275" svg:d="M56 231c-15 25-31 30-47 32-6 0-9 0-9 7 0 2 2 5 6 5 9 0 22-1 33-1 12 0 26 1 38 1 2 0 7 0 7-8 0-4-3-4-6-4-8-2-18-4-18-14 0-4 3-8 5-14 10-16 20-33 30-49 32 0 64 0 96 0 0 7 5 60 5 64 0 11-19 13-27 13-6 0-9 0-9 7 0 5 4 5 6 5 15 0 32-1 47-1 10 0 34 1 44 1 2 0 7 0 7-8 0-4-4-4-9-4-24 0-24-3-25-14-8-80-16-160-24-240-1-8-1-9-7-9s-8 2-10 7c-44 74-89 149-133 224zM103 174c24-42 49-85 74-127 4 42 8 85 13 127-29 0-59 0-87 0z"><text:p/></draw:path></draw:g> קיימת מלכתחילה). לפי זאת, קיים איבר <draw:g text:anchor-type="as-char" svg:y="-0.173cm" draw:z-index="167" draw:name="Shape148" draw:style-name="gr1513"><svg:title>TexMaths</svg:title><svg:desc>11§display§x§svg§600§FALSE§</svg:desc><draw:path draw:style-name="gr1514" draw:text-style-name="P130" svg:width="0.161cm" svg:height="0.132cm" svg:x="0.008cm" svg:y="0.018cm" svg:viewBox="0 0 162 133" svg:d="M0 0c54 0 108 0 162 0 0 44 0 89 0 133-54 0-108 0-162 0 0-44 0-89 0-133z"><text:p/></draw:path><draw:path draw:style-name="gr1515" draw:text-style-name="P131" svg:width="0.19cm" svg:height="0.172cm" svg:x="-0.001cm" svg:y="0cm" svg:viewBox="0 0 191 173" svg:d="M117 54c2-10 11-45 37-45 2 0 11 0 20 4-11 2-19 12-19 21 0 7 5 13 15 13 9 0 21-6 21-22 0-19-23-25-36-25-23 0-36 20-40 30-10-27-30-30-41-30-40 0-62 50-62 59 0 4 3 4 5 4 3 0 4 0 5-5 13-40 39-49 51-49 7 0 21 3 21 25 0 12-7 38-21 90-6 25-19 40-37 40-2 0-11 0-18-4 10-3 17-10 17-21 0-10-7-13-14-13-11 0-21 9-21 22 0 17 20 25 36 25 26 0 40-27 41-30 5 14 18 30 40 30 39 0 62-50 62-60 0-3-4-3-5-3-3 0-4 1-5 5-13 40-39 49-51 49-16 0-20-12-20-25 0-8 2-17 6-33 4-18 8-34 13-52z"><text:p/></draw:path></draw:g><text:s/>עבורו <draw:g text:anchor-type="as-char" svg:y="-0.28cm" draw:z-index="168" draw:name="Shape149" draw:style-name="gr1513"><svg:title>TexMaths</svg:title><svg:desc>11§display§x \in B \land x \not\in A§svg§600§FALSE§</svg:desc><draw:path draw:style-name="gr1514" draw:text-style-name="P130" svg:width="2.366cm" svg:height="0.319cm" svg:x="0.008cm" svg:y="0.02cm" svg:viewBox="0 0 2367 320" svg:d="M1184 320c-395 0-789 0-1184 0 0-107 0-213 0-320 789 0 1578 0 2367 0 0 107 0 213 0 320-394 0-789 0-1183 0z"><text:p/></draw:path><draw:path draw:style-name="gr1515" draw:text-style-name="P131" svg:width="0.192cm" svg:height="0.174cm" svg:x="-0.001cm" svg:y="0.109cm" svg:viewBox="0 0 193 175" svg:d="M119 54c2-10 11-45 37-45 2 0 11 0 20 4-11 2-19 12-19 21 0 7 5 15 15 15 8 0 21-8 21-24 0-19-22-25-36-25-23 0-36 21-40 30-10-26-31-30-42-30-41 0-63 50-63 60 0 4 5 4 6 4 2 0 3-1 4-4 13-41 39-51 52-51 7 0 21 3 21 25 0 12-7 39-21 93-6 24-20 40-37 40-2 0-11 0-19-5 10-2 18-10 18-21s-8-13-14-13c-12 0-22 10-22 22 0 18 20 25 36 25 27 0 40-27 41-29 6 14 19 29 42 29 39 0 61-49 61-59 0-5-3-5-4-5-3 0-4 3-4 5-14 42-40 51-52 51-15 0-21-13-21-26 0-9 2-16 7-34 4-18 8-35 13-53z"><text:p/></draw:path><draw:path draw:style-name="gr1515" draw:text-style-name="P131" svg:width="0.192cm" svg:height="0.222cm" svg:x="0.349cm" svg:y="0.07cm" svg:viewBox="0 0 193 223" svg:d="M179 120c7 0 14 0 14-7 0-9-7-9-14-9-55 0-109 0-164 0 5-51 50-89 104-89 20 0 41 0 60 0 7 0 14 0 14-7 0-8-7-8-14-8-19 0-40 0-60 0-67 0-119 50-119 113 0 61 52 110 119 110 20 0 41 0 60 0 7 0 14 0 14-8s-7-8-14-8c-19 0-40 0-60 0-54 0-99-36-104-87 55 0 109 0 164 0z"><text:p/></draw:path><draw:path draw:style-name="gr1515" draw:text-style-name="P131" svg:width="0.275cm" svg:height="0.262cm" svg:x="0.698cm" svg:y="0.013cm" svg:viewBox="0 0 276 263" svg:d="M45 233c-3 14-4 17-35 17-6 0-10 0-10 8 0 5 3 5 10 5 46 0 92 0 139 0 60 0 106-46 106-83 0-28-23-50-60-54 41-8 81-37 81-73 0-29-25-53-72-53-43 0-87 0-130 0-7 0-11 0-11 8 0 4 3 4 11 4 1 0 7 0 14 0 8 1 11 1 11 7 0 1 0 2-2 7-18 69-34 138-52 207zM103 122c8-32 17-64 25-96 3-13 4-14 21-14 16 0 34 0 50 0 33 0 42 22 42 40 0 34-33 70-80 70-19 0-39 0-58 0zM87 250c-6 0-7 0-9 0-4 0-5-1-5-4 0-1 0-1 2-9 9-35 17-70 26-106 24 0 50 0 74 0 36 0 44 28 44 46 0 36-34 73-80 73-18 0-34 0-52 0z"><text:p/></draw:path><draw:path draw:style-name="gr1515" draw:text-style-name="P131" svg:width="0.214cm" svg:height="0.237cm" svg:x="1.102cm" svg:y="0.049cm" svg:viewBox="0 0 215 238" svg:d="M116 8c-3-7-6-8-9-8-5 0-6 2-8 8-32 71-65 143-97 215-2 4-2 5-2 8 0 4 3 7 8 7 2 0 5-1 9-9 29-67 60-135 90-203 31 68 60 136 91 203 3 9 7 9 9 9 4 0 8-3 8-7 0-2 0-3-3-7-32-72-65-145-96-216z"><text:p/></draw:path><draw:path draw:style-name="gr1515" draw:text-style-name="P131" svg:width="0.192cm" svg:height="0.174cm" svg:x="1.434cm" svg:y="0.109cm" svg:viewBox="0 0 193 175" svg:d="M118 54c2-10 11-45 38-45 1 0 11 0 19 4-11 2-19 12-19 21 0 7 5 15 16 15 7 0 21-8 21-24 0-19-24-25-37-25-22 0-36 21-40 30-10-26-31-30-42-30-40 0-62 50-62 60 0 4 3 4 5 4 3 0 4-1 4-4 13-41 40-51 52-51 7 0 21 3 21 25 0 12-7 39-21 93-6 24-19 40-37 40-2 0-11 0-18-5 8-2 17-10 17-21s-9-13-14-13c-12 0-21 10-21 22 0 18 19 25 36 25 26 0 40-27 41-29 4 14 18 29 42 29 39 0 61-49 61-59 0-5-3-5-4-5-4 0-4 3-5 5-14 42-40 51-52 51-14 0-21-13-21-26 0-9 2-16 7-34 4-18 8-35 13-53z"><text:p/></draw:path><draw:path draw:style-name="gr1515" draw:text-style-name="P131" svg:width="0.192cm" svg:height="0.359cm" svg:x="1.805cm" svg:y="0cm" svg:viewBox="0 0 193 360" svg:d="M189 15c4-5 4-6 4-7 0-2-3-8-8-8s-6 2-9 8c-58 112-115 224-174 336-2 6-2 7-2 8 0 3 2 8 8 8 4 0 5-3 7-8 59-113 116-224 174-337z"><text:p/></draw:path><draw:path draw:style-name="gr1515" draw:text-style-name="P131" svg:width="0.193cm" svg:height="0.222cm" svg:x="1.783cm" svg:y="0.07cm" svg:viewBox="0 0 194 223" svg:d="M179 120c7 0 15 0 15-7 0-9-8-9-15-9-55 0-109 0-164 0 6-51 50-89 105-89 20 0 40 0 59 0 7 0 15 0 15-7 0-8-8-8-15-8-19 0-40 0-60 0-66 0-119 50-119 113 0 61 53 110 119 110 20 0 41 0 60 0 7 0 15 0 15-8s-8-8-15-8c-19 0-39 0-59 0-55 0-99-36-105-87 55 0 109 0 164 0z"><text:p/></draw:path><draw:path draw:style-name="gr1515" draw:text-style-name="P131" svg:width="0.264cm" svg:height="0.275cm" svg:x="2.13cm" svg:y="0cm" svg:viewBox="0 0 265 276" svg:d="M55 232c-15 25-30 31-47 32-5 1-8 1-8 7 0 3 2 5 4 5 11 0 24-1 35-1 12 0 25 1 38 1 2 0 7 0 7-8 0-3-4-4-6-4-9 0-19-4-19-14 0-4 3-8 6-14 10-16 20-33 30-48 32 0 65 0 96 0 2 7 7 59 7 64 0 11-21 12-29 12-5 0-8 0-8 7 0 5 4 5 5 5 16 0 32-1 49-1 9 0 34 1 43 1 3 0 7 0 7-8 0-4-4-4-9-4-24 0-24-3-25-14-8-79-16-160-24-240 0-8 0-10-7-10-6 0-7 3-10 7-45 75-90 150-135 225zM102 175c26-43 51-85 76-126 5 41 8 83 12 126-29 0-58 0-88 0z"><text:p/></draw:path></draw:g>. </text:p>
                </text:list-item>
                <text:list-item>
                  <text:p text:style-name="P107">נתבונן ב־<draw:g text:anchor-type="as-char" svg:y="-0.288cm" draw:z-index="169" draw:name="Shape150" draw:style-name="gr1513"><svg:title>TexMaths</svg:title><svg:desc>11§display§\powerset(B)
§svg§600§FALSE§</svg:desc><draw:path draw:style-name="gr1514" draw:text-style-name="P130" svg:width="0.833cm" svg:height="0.344cm" svg:x="0.011cm" svg:y="0.018cm" svg:viewBox="0 0 834 345" svg:d="M0 0c279 0 556 0 834 0 0 115 0 230 0 345-278 0-555 0-834 0 0-115 0-230 0-345z"><text:p/></draw:path><draw:path draw:style-name="gr1515" draw:text-style-name="P131" svg:width="0.274cm" svg:height="0.281cm" svg:x="-0.001cm" svg:y="0.025cm" svg:viewBox="0 0 275 282" svg:d="M127 0c-54 0-96 26-112 45-14 16-15 27-15 28 0 2 2 2 4 2 7 0 16-6 18-7 9-5 10-7 12-15 6-16 17-29 65-31-7 86-30 171-63 250-2 5-2 7-2 8s1 2 3 2c7 0 26-9 30-19 20-47 52-134 63-241 7 0 14 0 21 0 46 0 92 18 92 56 0 29-28 83-103 85-8 1-12 1-23 8-7 4-10 8-10 11s2 3 7 3c70 0 161-59 161-123 0-44-52-62-97-62-17 0-34 0-51 0z"><text:p/></draw:path><draw:path draw:style-name="gr1515" draw:text-style-name="P131" svg:width="0.088cm" svg:height="0.383cm" svg:x="0.331cm" svg:y="0cm" svg:viewBox="0 0 89 384" svg:d="M89 380c0-1 0-1-6-8-49-48-61-121-61-179 0-67 15-135 63-183 4-4 4-4 4-7 0-2-1-3-3-3-5 0-39 26-62 75-20 43-24 86-24 118 0 28 4 76 25 119 23 47 56 72 61 72 2 0 3-1 3-4z"><text:p/></draw:path><draw:path draw:style-name="gr1515" draw:text-style-name="P131" svg:width="0.275cm" svg:height="0.262cm" svg:x="0.457cm" svg:y="0.025cm" svg:viewBox="0 0 276 263" svg:d="M46 232c-4 16-4 19-35 19-7 0-11 0-11 8 0 4 4 4 11 4 46 0 91 0 138 0 61 0 106-46 106-82 0-28-22-51-59-54 40-8 80-37 80-73 0-29-25-54-71-54-44 0-87 0-130 0-8 0-11 0-11 8 0 4 3 4 10 4 1 0 9 0 15 1 7 1 10 1 10 7 0 1 0 2-1 6-18 69-34 138-52 206zM105 122c7-32 16-63 24-94 3-15 3-16 21-16 16 0 33 0 49 0 34 0 42 23 42 40 0 34-33 70-80 70-19 0-38 0-56 0zM87 251c-6 0-7 0-9-1-3 0-4 0-4-3 0-1 0-3 1-9 9-35 19-72 27-107 25 0 49 0 73 0 37 0 44 29 44 45 0 38-34 75-79 75-18 0-35 0-53 0z"><text:p/></draw:path><draw:path draw:style-name="gr1515" draw:text-style-name="P131" svg:width="0.088cm" svg:height="0.383cm" svg:x="0.776cm" svg:y="0cm" svg:viewBox="0 0 89 384" svg:d="M89 193c0-30-4-77-25-120-23-48-56-73-61-73-2 0-3 1-3 3 0 3 0 3 7 10 38 38 60 99 60 180 0 65-14 132-63 181-4 5-4 5-4 6 0 3 1 4 3 4 5 0 39-26 62-75 20-43 24-85 24-116z"><text:p/></draw:path></draw:g>. ידוע <draw:g text:anchor-type="as-char" svg:y="-0.288cm" draw:z-index="170" draw:name="Shape151" draw:style-name="gr1513"><svg:title>TexMaths</svg:title><svg:desc>11§display§\powerset(B) = n§svg§600§FALSE§</svg:desc><draw:path draw:style-name="gr1514" draw:text-style-name="P130" svg:width="1.606cm" svg:height="0.344cm" svg:x="0.011cm" svg:y="0.018cm" svg:viewBox="0 0 1607 345" svg:d="M0 0c535 0 1072 0 1607 0 0 115 0 230 0 345-535 0-1072 0-1607 0 0-115 0-230 0-345z"><text:p/></draw:path><draw:path draw:style-name="gr1515" draw:text-style-name="P131" svg:width="0.274cm" svg:height="0.281cm" svg:x="-0.001cm" svg:y="0.025cm" svg:viewBox="0 0 275 282" svg:d="M126 0c-53 0-95 26-111 45-14 16-15 27-15 28 0 2 2 2 4 2 7 0 16-6 18-7 9-5 10-7 12-15 6-16 17-29 65-31-7 86-30 171-63 250-2 5-2 7-2 8s1 2 3 2c7 0 26-9 30-19 20-47 52-134 63-241 6 0 14 0 21 0 46 0 92 18 92 56 0 29-29 83-103 85-8 1-12 1-23 8-7 4-10 8-10 11s2 3 7 3c71 0 161-59 161-123 0-44-52-62-97-62-17 0-34 0-52 0z"><text:p/></draw:path><draw:path draw:style-name="gr1515" draw:text-style-name="P131" svg:width="0.088cm" svg:height="0.383cm" svg:x="0.33cm" svg:y="0cm" svg:viewBox="0 0 89 384" svg:d="M89 380c0-1 0-1-7-8-47-48-60-121-60-179 0-67 15-135 63-183 4-4 4-4 4-7 0-2-1-3-3-3-5 0-39 26-62 75-20 43-24 86-24 118 0 28 4 76 25 119 23 47 56 72 61 72 2 0 3-1 3-4z"><text:p/></draw:path><draw:path draw:style-name="gr1515" draw:text-style-name="P131" svg:width="0.275cm" svg:height="0.262cm" svg:x="0.458cm" svg:y="0.025cm" svg:viewBox="0 0 276 263" svg:d="M46 232c-4 16-4 19-35 19-7 0-11 0-11 8 0 4 4 4 11 4 46 0 91 0 137 0 62 0 107-46 107-82 0-28-22-51-59-54 39-8 80-37 80-73 0-29-25-54-72-54-42 0-86 0-129 0-8 0-11 0-11 8 0 4 3 4 11 4 4 0 7 0 14 1s10 1 10 7c0 1 0 2-1 6-18 69-34 138-52 206zM104 122c8-32 17-63 25-94 3-15 4-16 21-16 16 0 33 0 49 0 34 0 42 23 42 40 0 34-33 70-80 70-19 0-38 0-57 0zM87 251c-6 0-7 0-9-1-3 0-4 0-4-3 0-1 0-3 2-9 9-35 17-72 26-107 24 0 49 0 73 0 37 0 45 29 45 45 0 38-35 75-80 75-18 0-36 0-53 0z"><text:p/></draw:path><draw:path draw:style-name="gr1515" draw:text-style-name="P131" svg:width="0.088cm" svg:height="0.383cm" svg:x="0.776cm" svg:y="0cm" svg:viewBox="0 0 89 384" svg:d="M89 193c0-30-4-77-25-120-23-48-56-73-61-73-2 0-3 1-3 3 0 3 0 3 7 10 38 38 60 99 60 180 0 65-14 132-63 181-4 5-4 5-4 6 0 3 1 4 3 4 5 0 39-26 62-75 20-43 24-85 24-116z"><text:p/></draw:path><draw:path draw:style-name="gr1515" draw:text-style-name="P131" svg:width="0.256cm" svg:height="0.089cm" svg:x="1.032cm" svg:y="0.145cm" svg:viewBox="0 0 257 90" svg:d="M244 15c6 0 13 0 13-7 0-8-7-8-13-8-77 0-154 0-231 0-5 0-13 0-13 8 0 7 8 7 13 7 77 0 154 0 231 0zM244 90c6 0 13 0 13-7 0-8-7-8-13-8-77 0-154 0-231 0-5 0-13 0-13 8 0 7 8 7 13 7 77 0 154 0 231 0z"><text:p/></draw:path><draw:path draw:style-name="gr1515" draw:text-style-name="P131" svg:width="0.208cm" svg:height="0.173cm" svg:x="1.429cm" svg:y="0.116cm" svg:viewBox="0 0 209 174" svg:d="M22 148c-1 5-3 14-3 16 0 7 5 10 11 10 5 0 12-2 14-10 1-1 5-20 8-29 3-12 5-24 8-35 3-9 5-16 7-25 1-7 4-18 4-20 7-12 27-47 64-47 17 0 21 14 21 27 0 24-20 73-25 91-3 8-5 13-5 17 0 18 14 31 32 31 37 0 51-56 51-59 0-4-3-4-5-4-4 0-4 1-5 7-9 26-21 48-40 48-6 0-9-4-9-13 0-10 3-19 7-27 7-20 23-63 23-85 0-26-16-41-44-41-35 0-54 24-60 33-2-21-18-33-35-33-19 0-26 14-30 22-6 13-11 35-11 37 0 4 3 4 4 4 4 0 5 0 7-9 7-28 14-46 27-46 9 0 13 5 13 18 0 8-2 13-6 32-8 30-15 60-23 90z"><text:p/></draw:path></draw:g><text:s/>לפי טענת האינדוקציה. נוכל לבטא את קבוצת החזקה של <draw:g text:anchor-type="as-char" svg:y="-0.275cm" draw:z-index="171" draw:name="Shape152" draw:style-name="gr1513"><svg:title>TexMaths</svg:title><svg:desc>11§display§A§svg§600§FALSE§</svg:desc><draw:path draw:style-name="gr1514" draw:text-style-name="P130" svg:width="0.236cm" svg:height="0.234cm" svg:x="0.006cm" svg:y="0.02cm" svg:viewBox="0 0 237 235" svg:d="M0 0c79 0 158 0 237 0 0 78 0 157 0 235-79 0-158 0-237 0 0-78 0-157 0-235z"><text:p/></draw:path><draw:path draw:style-name="gr1515" draw:text-style-name="P131" svg:width="0.263cm" svg:height="0.274cm" svg:x="-0.001cm" svg:y="0cm" svg:viewBox="0 0 264 275" svg:d="M56 231c-15 25-31 30-47 32-6 0-9 0-9 7 0 2 2 5 6 5 9 0 22-1 33-1 12 0 26 1 38 1 2 0 7 0 7-8 0-4-3-4-6-4-8-2-18-4-18-14 0-4 3-8 5-14 10-16 20-33 30-49 32 0 64 0 96 0 0 7 5 60 5 64 0 11-19 13-27 13-6 0-9 0-9 7 0 5 4 5 6 5 15 0 32-1 47-1 10 0 34 1 44 1 2 0 7 0 7-8 0-4-4-4-9-4-24 0-24-3-25-14-8-80-16-160-24-240-1-8-1-9-7-9s-8 2-10 7c-44 74-89 149-133 224zM103 174c24-42 49-85 74-127 4 42 8 85 13 127-29 0-59 0-87 0z"><text:p/></draw:path></draw:g><text:s/>בצורה כזו:</text:p>
                  <text:p text:style-name="P32"><draw:g text:anchor-type="as-char" svg:y="-0.288cm" draw:z-index="172" draw:name="Shape153" draw:style-name="gr1513"><svg:title>TexMaths</svg:title><svg:desc>11§display§\powerset(A) = \powerset(B) \cup \{ x \cup X. X \in \powerset(B) \}§svg§600§FALSE§</svg:desc><draw:path draw:style-name="gr1514" draw:text-style-name="P130" svg:width="5.89cm" svg:height="0.344cm" svg:x="0.011cm" svg:y="0.018cm" svg:viewBox="0 0 5891 345" svg:d="M0 0c1963 0 3928 0 5891 0 0 115 0 230 0 345-1963 0-3928 0-5891 0 0-115 0-230 0-345z"><text:p/></draw:path><draw:path draw:style-name="gr1515" draw:text-style-name="P131" svg:width="0.275cm" svg:height="0.281cm" svg:x="-0.001cm" svg:y="0.025cm" svg:viewBox="0 0 276 282" svg:d="M126 0c-53 0-95 26-111 45-14 16-15 27-15 28 0 2 2 2 4 2 7 0 16-6 18-7 9-5 10-7 12-15 6-16 17-29 65-31-7 86-30 171-63 250-2 5-2 7-2 8s1 2 3 2c7 0 26-9 30-19 20-47 52-134 63-241 6 0 14 0 21 0 47 0 92 18 92 56 0 29-29 83-103 85-8 1-12 1-23 8-7 4-10 8-10 11s2 3 7 3c71 0 162-59 162-123 0-44-53-62-98-62-17 0-34 0-52 0z"><text:p/></draw:path><draw:path draw:style-name="gr1515" draw:text-style-name="P131" svg:width="0.089cm" svg:height="0.383cm" svg:x="0.33cm" svg:y="0cm" svg:viewBox="0 0 90 384" svg:d="M90 380c0-1 0-1-6-8-49-48-62-121-62-179 0-67 15-135 63-183 5-4 5-4 5-7 0-2-2-3-4-3-4 0-39 26-62 75-20 43-24 86-24 118 0 28 4 76 25 119 23 47 57 72 61 72 2 0 4-1 4-4z"><text:p/></draw:path><draw:path draw:style-name="gr1515" draw:text-style-name="P131" svg:width="0.264cm" svg:height="0.274cm" svg:x="0.456cm" svg:y="0.011cm" svg:viewBox="0 0 265 275" svg:d="M56 230c-15 27-31 32-47 33-6 0-9 0-9 8 0 2 2 4 5 4 10 0 22-2 33-2 14 0 27 2 39 2 2 0 8 0 8-7 0-5-4-5-7-5-9-1-18-4-18-14 0-5 3-9 6-14 10-16 19-32 29-48 33 0 64 0 97 0 0 7 6 60 6 63 0 12-20 13-28 13-5 0-9 0-9 8 0 4 3 3 5 4 17 0 33-2 48-2 10 0 35 2 44 2 3 0 7 0 7-9 0-3-3-3-9-3-24 0-24-3-25-14-8-79-15-160-23-240-1-8-1-9-8-9-5 0-8 2-10 7-45 74-89 149-134 223zM102 175c26-43 51-86 76-128 5 42 9 85 13 128-29 0-59 0-89 0z"><text:p/></draw:path><draw:path draw:style-name="gr1515" draw:text-style-name="P131" svg:width="0.088cm" svg:height="0.383cm" svg:x="0.755cm" svg:y="0cm" svg:viewBox="0 0 89 384" svg:d="M89 193c0-30-4-77-25-120-23-48-56-73-61-73-2 0-3 1-3 3 0 3 0 3 7 10 38 38 60 99 60 180 0 65-14 132-63 181-4 5-4 5-4 6 0 3 1 4 3 4 5 0 39-26 62-75 20-43 24-85 24-116z"><text:p/></draw:path><draw:path draw:style-name="gr1515" draw:text-style-name="P131" svg:width="0.255cm" svg:height="0.089cm" svg:x="1.012cm" svg:y="0.145cm" svg:viewBox="0 0 256 90" svg:d="M243 15c7 0 13 0 13-7 0-8-6-8-12-8-77 0-155 0-232 0-5 0-12 0-12 8 0 7 7 7 12 7 77 0 154 0 231 0zM244 90c6 0 12 0 12-7 0-8-6-8-13-8-77 0-154 0-231 0-5 0-12 0-12 8 0 7 7 7 12 7 77 0 155 0 232 0z"><text:p/></draw:path><draw:path draw:style-name="gr1515" draw:text-style-name="P131" svg:width="0.274cm" svg:height="0.281cm" svg:x="1.406cm" svg:y="0.025cm" svg:viewBox="0 0 275 282" svg:d="M126 0c-53 0-95 26-111 45-14 16-15 27-15 28 0 2 2 2 4 2 6 0 15-6 18-7 9-5 10-7 12-15 6-16 15-29 65-31-8 86-31 171-63 250-2 5-2 7-2 8s1 2 3 2c7 0 26-9 30-19 20-47 52-134 63-241 6 0 13 0 20 0 47 0 92 18 92 56 0 29-28 83-102 85-8 1-12 1-23 8-7 4-10 8-10 11s2 3 6 3c71 0 162-59 162-123 0-44-52-62-97-62-17 0-34 0-52 0z"><text:p/></draw:path><draw:path draw:style-name="gr1515" draw:text-style-name="P131" svg:width="0.088cm" svg:height="0.383cm" svg:x="1.737cm" svg:y="0cm" svg:viewBox="0 0 89 384" svg:d="M89 380c0-1 0-1-7-8-47-48-60-121-60-179 0-67 15-135 63-183 4-4 4-4 4-7 0-2-1-3-3-3-5 0-39 26-62 75-20 43-24 86-24 118 0 28 4 76 25 119 23 47 56 72 61 72 2 0 3-1 3-4z"><text:p/></draw:path><draw:path draw:style-name="gr1515" draw:text-style-name="P131" svg:width="0.274cm" svg:height="0.262cm" svg:x="1.866cm" svg:y="0.025cm" svg:viewBox="0 0 275 263" svg:d="M45 232c-4 16-4 19-35 19-7 0-10 0-10 8 0 4 3 4 10 4 46 0 91 0 137 0 62 0 107-46 107-82 0-28-22-51-59-54 40-8 80-37 80-73 0-29-25-54-72-54-42 0-86 0-129 0-8 0-11 0-11 8 0 4 3 4 11 4 4 0 7 0 14 1s10 1 10 7c0 1 0 2-1 6-18 69-34 138-52 206zM103 122c8-32 17-63 25-94 3-15 4-16 20-16 17 0 33 0 50 0 34 0 42 23 42 40 0 34-33 70-81 70-18 0-37 0-56 0zM86 251c-6 0-6 0-8-1-4 0-5 0-5-3 0-1 0-3 2-9 9-35 17-72 26-107 24 0 49 0 73 0 37 0 45 29 45 45 0 38-35 75-80 75-18 0-36 0-53 0z"><text:p/></draw:path><draw:path draw:style-name="gr1515" draw:text-style-name="P131" svg:width="0.089cm" svg:height="0.383cm" svg:x="2.184cm" svg:y="0cm" svg:viewBox="0 0 90 384" svg:d="M90 193c0-30-4-77-26-120-23-48-56-73-61-73-2 0-3 1-3 3 0 3 0 3 8 10 37 38 59 99 59 180 0 65-14 132-62 181-5 5-5 5-5 6 0 3 1 4 3 4 5 0 40-26 62-75 20-43 25-85 25-116z"><text:p/></draw:path><draw:path draw:style-name="gr1515" draw:text-style-name="P131" svg:width="0.213cm" svg:height="0.237cm" svg:x="2.419cm" svg:y="0.056cm" svg:viewBox="0 0 214 238" svg:d="M214 14c0-7 0-14-7-14-8 0-8 7-8 14 0 47 0 93 0 140 0 56-63 68-91 68-18 0-42-3-63-16-30-18-30-42-30-53 0-46 0-92 0-139 0-7 0-14-7-14-8 0-8 7-8 14 0 48 0 94 0 141 0 57 59 83 108 83s106-27 106-83c0-47 0-93 0-141z"><text:p/></draw:path><draw:path draw:style-name="gr1515" draw:text-style-name="P131" svg:width="0.136cm" svg:height="0.383cm" svg:x="2.769cm" svg:y="0cm" svg:viewBox="0 0 137 384" svg:d="M82 52c0-16 10-41 52-43 2-1 3-2 3-5 0-4-3-4-7-4-39 0-74 20-74 48 0 29 0 59 0 89 0 14 0 26-15 39-14 11-29 12-37 12-2 0-4 2-4 5 0 2 2 2 7 3 25 1 44 15 48 34 1 5 1 6 1 19 0 25 0 50 0 76 0 16 0 28 19 44 15 11 40 15 55 15 4 0 7 0 7-4 0-3-2-3-6-5-24-1-43-13-47-33-2-3-2-4-2-18 0-27 0-53 0-81 0-17-3-24-16-36-8-9-19-12-30-14 32-9 46-27 46-49 0-31 0-61 0-92z"><text:p/></draw:path><draw:path draw:style-name="gr1515" draw:text-style-name="P131" svg:width="0.191cm" svg:height="0.173cm" svg:x="2.946cm" svg:y="0.116cm" svg:viewBox="0 0 192 174" svg:d="M118 54c2-10 11-46 38-46 2 0 11 0 20 5-11 2-19 12-19 21 0 7 5 13 15 13 8 0 20-6 20-22 0-19-23-25-36-25-22 0-35 20-41 29-8-26-29-29-41-29-40 0-62 50-62 59 0 4 3 4 4 4 4 0 5-1 6-5 13-40 38-50 52-50 6 0 21 4 21 26 0 12-7 38-21 92-7 24-20 40-38 40-2 0-11 0-18-5 9-2 17-10 17-21 0-10-8-13-14-13-11 0-21 10-21 22 0 17 20 25 36 25 26 0 40-26 41-29 4 15 19 29 42 29 39 0 61-50 61-59 0-4-3-4-4-4-3 0-4 1-6 5-12 40-38 50-50 50-16 0-22-13-22-25 0-9 2-18 6-34 5-18 9-35 14-53z"><text:p/></draw:path><draw:path draw:style-name="gr1515" draw:text-style-name="P131" svg:width="0.213cm" svg:height="0.237cm" svg:x="3.262cm" svg:y="0.056cm" svg:viewBox="0 0 214 238" svg:d="M214 14c0-7 0-14-7-14-8 0-8 7-8 14 0 47 0 93 0 140 0 56-63 68-91 68-18 0-42-3-63-16-30-18-30-42-30-53 0-46 0-92 0-139 0-7 0-14-7-14-8 0-8 7-8 14 0 48 0 94 0 141 0 57 59 83 108 83s106-27 106-83c0-47 0-93 0-141z"><text:p/></draw:path><draw:path draw:style-name="gr1515" draw:text-style-name="P131" svg:width="0.317cm" svg:height="0.262cm" svg:x="3.595cm" svg:y="0.025cm" svg:viewBox="0 0 318 263" svg:d="M177 106c-11-27-22-52-33-77-1-4-2-5-2-6 0-2 6-9 23-11 3 0 8 0 8-6s-5-6-6-6c-16 0-33 1-49 1-9 0-33-1-43-1-2 0-7 0-7 8 0 4 3 4 9 4 23 0 25 5 29 12 15 37 30 72 46 108-28 29-54 58-82 87-2 1-3 2-5 3-19 21-38 28-57 29-5 0-8 0-8 8 1 2 0 4 4 4 12 0 25-2 37-2 14 0 29 2 44 2 2 0 6 0 6-9 0-3-3-2-4-3-5-1-16-1-16-12 0-7 6-12 10-18 14-13 27-27 40-40 12-14 23-26 35-38 13 31 25 61 39 92 1 3 1 3 2 4 0 3-8 10-23 12-4 0-8 0-8 7 0 5 4 5 7 5 10 0 37-2 48-2 10 0 33 2 43 2 2 0 8 0 8-8 0-4-5-4-8-4-25-1-26-2-33-18-15-35-41-94-50-117 27-27 68-73 80-84 11-9 25-19 48-20 6 0 9 0 9-8-1-1 0-4-5-4-12 0-25 1-36 1-14 0-30-1-43-1-3 0-7 0-7 8 0 3 2 4 4 4 3 1 15 1 15 12 0 6-4 11-7 15-21 22-41 44-62 67z"><text:p/></draw:path><draw:path draw:style-name="gr1515" draw:text-style-name="P131" svg:width="0.041cm" svg:height="0.041cm" svg:x="3.946cm" svg:y="0.247cm" svg:viewBox="0 0 42 42" svg:d="M42 21c0-11-10-21-21-21s-21 10-21 21 10 21 21 21 21-10 21-21z"><text:p/></draw:path><draw:path draw:style-name="gr1515" draw:text-style-name="P131" svg:width="0.318cm" svg:height="0.262cm" svg:x="4.03cm" svg:y="0.025cm" svg:viewBox="0 0 319 263" svg:d="M177 106c-11-27-21-52-32-77-1-4-2-5-2-6 0-2 7-9 23-11 3 0 8 0 8-6s-5-6-6-6c-16 0-33 1-49 1-10 0-33-1-43-1-2 0-7 0-7 8 0 4 4 4 9 4 23 0 25 5 29 12 15 37 29 72 45 108-28 29-54 58-82 87-1 1-3 2-4 3-19 21-37 28-57 29-5 0-9 0-9 8 2 2 0 4 5 4 11 0 25-2 37-2 14 0 29 2 43 2 2 0 7 0 7-9 0-3-4-3-5-3-3-1-16-1-16-12 0-7 7-12 11-18 14-13 27-27 40-40 11-14 23-26 34-38 13 31 27 61 40 92 1 3 1 3 2 4 0 3-8 10-23 12-5 0-8 0-8 7 0 5 5 5 6 5 11 0 38-2 49-2 10 0 33 2 43 2 2 0 7 0 7-8 0-4-4-4-7-4-25-1-26-2-33-18-15-35-41-94-49-117 25-27 66-73 79-84 11-9 25-19 48-20 6 0 9 0 9-8-2-1 0-4-6-4-11 0-24 1-36 1-14 0-28-1-43-1-2 0-6 0-6 8 0 3 1 4 4 4 3 1 15 1 15 12 0 6-4 11-7 15-21 22-42 44-63 67z"><text:p/></draw:path><draw:path draw:style-name="gr1515" draw:text-style-name="P131" svg:width="0.193cm" svg:height="0.221cm" svg:x="4.51cm" svg:y="0.078cm" svg:viewBox="0 0 194 222" svg:d="M180 120c7 0 14 0 14-8 0-7-7-7-14-7-55 0-109 0-164 0 5-52 49-88 104-88 20 0 41 0 60 0 7 0 14-2 14-9 0-8-7-8-14-8-21 0-40 0-61 0-66 0-119 51-119 112 0 62 53 110 119 110 21 0 40 0 61 0 7 0 14 0 14-7 0-8-7-7-14-7-19 0-40 0-60 0-55 0-99-36-104-88 55 0 109 0 164 0z"><text:p/></draw:path><draw:path draw:style-name="gr1515" draw:text-style-name="P131" svg:width="0.275cm" svg:height="0.281cm" svg:x="4.851cm" svg:y="0.025cm" svg:viewBox="0 0 276 282" svg:d="M126 0c-53 0-95 26-111 45-13 16-15 27-15 28 0 2 2 2 4 2 7 0 16-6 19-7 8-5 9-7 11-15 6-16 17-29 65-31-7 86-30 171-63 250-2 5-2 7-2 8s1 2 4 2c6 0 25-9 29-19 20-47 52-134 64-241 6 0 13 0 20 0 47 0 92 18 92 56 0 29-27 83-103 85-8 1-12 1-23 8-7 4-10 8-10 11s2 3 7 3c71 0 162-59 162-123 0-44-53-62-98-62-17 0-34 0-52 0z"><text:p/></draw:path><draw:path draw:style-name="gr1515" draw:text-style-name="P131" svg:width="0.089cm" svg:height="0.383cm" svg:x="5.182cm" svg:y="0cm" svg:viewBox="0 0 90 384" svg:d="M90 380c0-1 0-1-6-8-49-48-61-121-61-179 0-67 14-135 62-183 5-4 5-4 5-7 0-2-2-3-4-3-4 0-39 26-62 75-20 43-24 86-24 118 0 28 4 76 25 119 24 47 57 72 61 72 2 0 4-1 4-4z"><text:p/></draw:path><draw:path draw:style-name="gr1515" draw:text-style-name="P131" svg:width="0.275cm" svg:height="0.262cm" svg:x="5.311cm" svg:y="0.025cm" svg:viewBox="0 0 276 263" svg:d="M45 232c-3 16-4 19-35 19-7 0-10 0-10 8 0 4 3 4 10 4 46 0 92 0 138 0 61 0 107-46 107-82 0-28-23-51-60-54 40-8 81-37 81-73 0-29-25-54-73-54-42 0-86 0-129 0-7 0-11 0-11 8 0 4 3 4 11 4 1 0 7 0 14 1 8 1 11 1 11 7 0 1-1 2-2 6-18 69-34 138-52 206zM103 122c8-32 17-63 25-94 3-15 4-16 20-16 17 0 33 0 50 0 34 0 43 23 43 40 0 34-33 70-80 70-19 0-39 0-58 0zM87 251c-6 0-7 0-9-1-4 0-5 0-5-3 0-1 0-3 2-9 9-35 17-72 26-107 24 0 50 0 74 0 36 0 44 29 44 45 0 38-34 75-80 75-18 0-35 0-52 0z"><text:p/></draw:path><draw:path draw:style-name="gr1515" draw:text-style-name="P131" svg:width="0.089cm" svg:height="0.383cm" svg:x="5.629cm" svg:y="0cm" svg:viewBox="0 0 90 384" svg:d="M90 193c0-30-4-77-25-120-23-48-57-73-61-73-2 0-4 1-4 3 0 3 0 3 8 10 37 38 59 99 59 180 0 65-14 132-62 181-5 5-5 5-5 6 0 3 2 4 4 4 4 0 39-26 62-75 20-43 24-85 24-116z"><text:p/></draw:path><draw:path draw:style-name="gr1515" draw:text-style-name="P131" svg:width="0.136cm" svg:height="0.383cm" svg:x="5.785cm" svg:y="0cm" svg:viewBox="0 0 137 384" svg:d="M56 333c0 15-10 40-53 42-1 2-3 3-3 5 0 4 4 4 8 4 37 0 73-18 73-48 0-29 0-59 0-88 0-15 0-27 16-40 14-11 28-12 37-12 2-1 3-2 3-3 0-5-2-5-6-5-25-1-44-15-49-34-1-4-1-5-1-19 0-25 0-50 0-76 0-16 0-28-17-44-17-12-43-15-56-15-4 0-8 0-8 4s2 4 7 5c24 1 42 13 48 33 1 3 1 4 1 19 0 26 0 52 0 80 0 18 3 24 15 36 8 9 19 12 30 16-31 7-45 25-45 47 0 31 0 62 0 93z"><text:p/></draw:path></draw:g></text:p>
                </text:list-item>
                <text:list-item>
                  <text:p text:style-name="P107">זה נכון, כי קבוצת חזקה מכילה את כל האיברים שקיימים בקבוצה הקטנה יותר (<draw:g text:anchor-type="as-char" svg:y="-0.263cm" draw:z-index="173" draw:name="Shape154" draw:style-name="gr1513"><svg:title>TexMaths</svg:title><svg:desc>11§display§B§svg§600§FALSE§</svg:desc><draw:path draw:style-name="gr1514" draw:text-style-name="P130" svg:width="0.251cm" svg:height="0.223cm" svg:x="0.003cm" svg:y="0.018cm" svg:viewBox="0 0 252 224" svg:d="M0 0c83 0 168 0 252 0 0 75 0 149 0 224-84 0-169 0-252 0 0-75 0-149 0-224z"><text:p/></draw:path><draw:path draw:style-name="gr1515" draw:text-style-name="P131" svg:width="0.274cm" svg:height="0.263cm" svg:x="0cm" svg:y="0cm" svg:viewBox="0 0 275 264" svg:d="M45 234c-3 14-4 18-35 18-7 0-10 0-10 7 0 5 3 5 10 5 46 0 91 0 137 0 62 0 107-45 107-84 0-28-22-50-60-54 40-8 81-35 81-73 0-29-26-53-72-53-43 0-87 0-129 0-8 0-11 0-11 8 0 4 3 4 11 4 4 0 7 0 14 1 6 0 10 1 10 6 0 2 0 3-1 7-18 70-34 138-52 208zM103 123c8-32 17-65 24-97 4-13 5-14 21-14 17 0 33 0 50 0 34 0 41 22 41 40 0 34-32 71-80 71-18 0-37 0-56 0zM86 252c-6 0-6 0-8 0-4-1-5-1-5-5 0-1 0-1 2-9 8-35 17-71 26-107 24 0 48 0 73 0 37 0 44 29 44 46 0 37-35 75-80 75-17 0-35 0-52 0z"><text:p/></draw:path></draw:g>) שמוכלת בה (ולכן מוכלת בקבוצת החזקה שלה, לפי הגדרת קבוצת חזקה והגדרת הכלה), בשילוב עם כל האפשרויות שנותרו – <draw:g text:anchor-type="as-char" svg:y="-0.173cm" draw:z-index="174" draw:name="Shape155" draw:style-name="gr1513"><svg:title>TexMaths</svg:title><svg:desc>11§display§x§svg§600§FALSE§</svg:desc><draw:path draw:style-name="gr1514" draw:text-style-name="P130" svg:width="0.161cm" svg:height="0.132cm" svg:x="0.008cm" svg:y="0.018cm" svg:viewBox="0 0 162 133" svg:d="M0 0c54 0 108 0 162 0 0 44 0 89 0 133-54 0-108 0-162 0 0-44 0-89 0-133z"><text:p/></draw:path><draw:path draw:style-name="gr1515" draw:text-style-name="P131" svg:width="0.19cm" svg:height="0.172cm" svg:x="-0.001cm" svg:y="0cm" svg:viewBox="0 0 191 173" svg:d="M117 54c2-10 11-45 37-45 2 0 11 0 20 4-11 2-19 12-19 21 0 7 5 13 15 13 9 0 21-6 21-22 0-19-23-25-36-25-23 0-36 20-40 30-10-27-30-30-41-30-40 0-62 50-62 59 0 4 3 4 5 4 3 0 4 0 5-5 13-40 39-49 51-49 7 0 21 3 21 25 0 12-7 38-21 90-6 25-19 40-37 40-2 0-11 0-18-4 10-3 17-10 17-21 0-10-7-13-14-13-11 0-21 9-21 22 0 17 20 25 36 25 26 0 40-27 41-30 5 14 18 30 40 30 39 0 62-50 62-60 0-3-4-3-5-3-3 0-4 1-5 5-13 40-39 49-51 49-16 0-20-12-20-25 0-8 2-17 6-33 4-18 8-34 13-52z"><text:p/></draw:path></draw:g><text:s/>יחדיו עם כל האיברים ב־<draw:g text:anchor-type="as-char" svg:y="-0.288cm" draw:z-index="175" draw:name="Shape156" draw:style-name="gr1513"><svg:title>TexMaths</svg:title><svg:desc>11§display§\powerset(B)§svg§600§FALSE§</svg:desc><draw:path draw:style-name="gr1514" draw:text-style-name="P130" svg:width="0.833cm" svg:height="0.344cm" svg:x="0.011cm" svg:y="0.018cm" svg:viewBox="0 0 834 345" svg:d="M0 0c279 0 556 0 834 0 0 115 0 230 0 345-278 0-555 0-834 0 0-115 0-230 0-345z"><text:p/></draw:path><draw:path draw:style-name="gr1515" draw:text-style-name="P131" svg:width="0.274cm" svg:height="0.281cm" svg:x="-0.001cm" svg:y="0.025cm" svg:viewBox="0 0 275 282" svg:d="M127 0c-54 0-96 26-112 45-14 16-15 27-15 28 0 2 2 2 4 2 7 0 16-6 18-7 9-5 10-7 12-15 6-16 17-29 65-31-7 86-30 171-63 250-2 5-2 7-2 8s1 2 3 2c7 0 26-9 30-19 20-47 52-134 63-241 7 0 14 0 21 0 46 0 92 18 92 56 0 29-28 83-103 85-8 1-12 1-23 8-7 4-10 8-10 11s2 3 7 3c70 0 161-59 161-123 0-44-52-62-97-62-17 0-34 0-51 0z"><text:p/></draw:path><draw:path draw:style-name="gr1515" draw:text-style-name="P131" svg:width="0.088cm" svg:height="0.383cm" svg:x="0.331cm" svg:y="0cm" svg:viewBox="0 0 89 384" svg:d="M89 380c0-1 0-1-6-8-49-48-61-121-61-179 0-67 15-135 63-183 4-4 4-4 4-7 0-2-1-3-3-3-5 0-39 26-62 75-20 43-24 86-24 118 0 28 4 76 25 119 23 47 56 72 61 72 2 0 3-1 3-4z"><text:p/></draw:path><draw:path draw:style-name="gr1515" draw:text-style-name="P131" svg:width="0.275cm" svg:height="0.262cm" svg:x="0.457cm" svg:y="0.025cm" svg:viewBox="0 0 276 263" svg:d="M46 232c-4 16-4 19-35 19-7 0-11 0-11 8 0 4 4 4 11 4 46 0 91 0 138 0 61 0 106-46 106-82 0-28-22-51-59-54 40-8 80-37 80-73 0-29-25-54-71-54-44 0-87 0-130 0-8 0-11 0-11 8 0 4 3 4 10 4 1 0 9 0 15 1 7 1 10 1 10 7 0 1 0 2-1 6-18 69-34 138-52 206zM105 122c7-32 16-63 24-94 3-15 3-16 21-16 16 0 33 0 49 0 34 0 42 23 42 40 0 34-33 70-80 70-19 0-38 0-56 0zM87 251c-6 0-7 0-9-1-3 0-4 0-4-3 0-1 0-3 1-9 9-35 19-72 27-107 25 0 49 0 73 0 37 0 44 29 44 45 0 38-34 75-79 75-18 0-35 0-53 0z"><text:p/></draw:path><draw:path draw:style-name="gr1515" draw:text-style-name="P131" svg:width="0.088cm" svg:height="0.383cm" svg:x="0.776cm" svg:y="0cm" svg:viewBox="0 0 89 384" svg:d="M89 193c0-30-4-77-25-120-23-48-56-73-61-73-2 0-3 1-3 3 0 3 0 3 7 10 38 38 60 99 60 180 0 65-14 132-63 181-4 5-4 5-4 6 0 3 1 4 3 4 5 0 39-26 62-75 20-43 24-85 24-116z"><text:p/></draw:path></draw:g>. </text:p>
                </text:list-item>
                <text:list-item>
                  <text:p text:style-name="P107">אורך <draw:g text:anchor-type="as-char" svg:y="-0.288cm" draw:z-index="180" draw:name="Shape157" draw:style-name="gr1513"><svg:title>TexMaths</svg:title><svg:desc>11§display§\mathbb{A} := \{ x \cup X. X \in \powerset(B) \}§svg§600§FALSE§</svg:desc><draw:path draw:style-name="gr1514" draw:text-style-name="P130" svg:width="4.042cm" svg:height="0.345cm" svg:x="0.012cm" svg:y="0.018cm" svg:viewBox="0 0 4043 346" svg:d="M2023 346c-674 0-1349 0-2023 0 0-116 0-230 0-346 1347 0 2696 0 4043 0 0 116 0 230 0 346-673 0-1347 0-2020 0z"><text:p/></draw:path><draw:path draw:style-name="gr1515" draw:text-style-name="P131" svg:width="0.264cm" svg:height="0.27cm" svg:x="-0.001cm" svg:y="0.017cm" svg:viewBox="0 0 265 271" svg:d="M135 9c-2-7-3-9-7-9-5 0-6 3-8 9-30 76-58 153-88 229-6 13-13 19-23 20-2 0-9 1-9 6 0 7 7 7 13 7 21 0 41 0 62 0 7 0 13 0 13-7 0-5-6-6-8-6-5 0-15-3-15-26 0-12 2-25 5-36 29 0 56 0 85 0 13 36 14 43 14 51-8 10-19 11-24 11-4 0-6 3-6 6 0 7 5 7 13 7 33 0 67 0 100 0 8 0 13 0 13-7 0-5-4-6-8-6-8-3-15-8-23-26-33-73-66-148-99-223zM74 183c8-34 22-67 34-99 12 25 35 81 42 99-26 0-51 0-76 0zM52 225c0 2 0 3 0 4s0 1 0 3c0 1 0 17 5 26-6 0-14 0-21 0 5-6 7-10 9-17 2-5 4-11 7-16zM114 63c5-12 9-26 14-38 31 71 62 142 94 213 1 3 6 13 11 20-19 0-36 0-55 0 3-3 5-8 5-12 0-25-33-102-50-140-7-15-12-29-19-43z"><text:p/></draw:path><draw:path draw:style-name="gr1515" draw:text-style-name="P131" svg:width="0.04cm" svg:height="0.165cm" svg:x="0.413cm" svg:y="0.122cm" svg:viewBox="0 0 41 166" svg:d="M41 21c0-12-10-21-21-21-12 0-20 9-20 21 0 11 8 20 20 20 11 0 21-9 21-20zM41 146c0-12-10-20-21-20-12 0-20 8-20 20 0 11 8 20 20 20 11 0 21-9 21-20z"><text:p/></draw:path><draw:path draw:style-name="gr1515" draw:text-style-name="P131" svg:width="0.256cm" svg:height="0.09cm" svg:x="0.508cm" svg:y="0.145cm" svg:viewBox="0 0 257 91" svg:d="M244 17c6 0 13-2 13-9 0-8-7-8-13-8-77 0-155 0-232 0-4 0-12 0-12 8 0 7 8 9 13 9 77 0 154 0 231 0zM244 91c6 0 13 0 13-7 0-9-7-9-13-9-77 0-154 0-231 0-5 0-13 0-13 9 0 7 8 7 12 7 77 0 155 0 232 0z"><text:p/></draw:path><draw:path draw:style-name="gr1515" draw:text-style-name="P131" svg:width="0.136cm" svg:height="0.384cm" svg:x="0.922cm" svg:y="0cm" svg:viewBox="0 0 137 385" svg:d="M82 52c0-16 10-41 52-43 2 0 3-2 3-5 0-4-3-4-7-4-39 0-74 20-74 48 0 29 0 59 0 89 0 15 0 27-15 39-14 12-29 12-37 13-2 0-4 1-4 4 0 4 3 4 7 4 25 2 44 14 48 34 1 4 1 5 1 19 0 25 0 51 0 76 0 16 0 29 19 43 15 12 40 16 55 16 4 0 7 0 7-4s-2-4-5-4c-25-2-44-15-48-33-2-5-2-5-2-19 0-27 0-54 0-82 0-17-3-24-15-35-9-8-20-12-31-15 32-9 46-27 46-49 0-31 0-61 0-92z"><text:p/></draw:path><draw:path draw:style-name="gr1515" draw:text-style-name="P131" svg:width="0.191cm" svg:height="0.174cm" svg:x="1.099cm" svg:y="0.116cm" svg:viewBox="0 0 192 175" svg:d="M118 54c2-10 11-45 38-45 2 0 11 0 20 4-11 2-19 12-19 21 0 7 5 14 15 14 8 0 20-7 20-23 0-19-23-25-36-25-22 0-35 21-41 30-8-26-29-30-41-30-40 0-62 50-62 59 0 5 3 5 4 5 4 0 5-1 6-5 13-40 38-50 52-50 6 0 21 3 21 25 0 12-7 39-21 93-7 24-20 39-38 39-2 0-11 0-18-4 9-2 17-10 17-21s-8-13-14-13c-11 0-21 10-21 22 0 17 20 25 36 25 26 0 40-27 41-30 4 15 19 30 42 30 39 0 61-49 61-59 0-4-3-4-4-4-3 0-4 1-6 4-12 41-38 50-50 50-16 0-22-12-22-25 0-9 2-17 6-34 5-18 9-35 14-53z"><text:p/></draw:path><draw:path draw:style-name="gr1515" draw:text-style-name="P131" svg:width="0.213cm" svg:height="0.238cm" svg:x="1.416cm" svg:y="0.055cm" svg:viewBox="0 0 214 239" svg:d="M214 14c0-6 0-14-7-14-8 0-8 8-8 14 0 47 0 93 0 140 0 57-63 70-91 70-18 0-42-4-63-16-30-19-30-44-30-54 0-47 0-93 0-140 0-6 0-14-7-14-8 0-8 8-8 14 0 48 0 94 0 141 0 59 59 84 108 84s106-28 106-83c0-47 0-94 0-142z"><text:p/></draw:path><draw:path draw:style-name="gr1515" draw:text-style-name="P131" svg:width="0.317cm" svg:height="0.261cm" svg:x="1.749cm" svg:y="0.025cm" svg:viewBox="0 0 318 262" svg:d="M176 105c-11-27-21-52-32-77-1-4-1-4-2-5 0-2 6-10 23-11 3-1 8-1 8-8 0-4-5-4-6-4-16 0-33 1-49 1-9 0-33-1-43-1-2 0-7 0-7 8 0 4 3 4 9 4 23 0 25 3 29 12 15 37 30 72 46 108-28 29-55 57-83 86-1 2-3 3-4 4-19 21-38 27-57 28-5 1-8 1-8 8 0 1 0 4 4 4 12 0 25-1 37-1 14 0 29 1 43 1 3 0 7 0 7-8 0-3-3-2-4-4-5 0-16-1-16-12 0-6 6-12 10-17 14-13 27-27 40-40 12-14 23-27 35-39 13 31 25 62 39 91 1 5 2 5 2 6 0 3-8 10-23 11-4 1-8 1-8 8 0 4 4 4 7 4 10 0 37-1 48-1 10 0 33 1 43 1 2 0 8 0 8-8 0-4-5-4-8-4-25 0-26-1-33-17-15-35-41-94-50-117 27-28 66-74 80-85 11-9 25-18 48-19 6-1 9-1 9-8 0-1 0-4-5-4-12 0-25 1-37 1-14 0-29-1-43-1-2 0-6 0-6 8 0 2 2 3 4 4 3 0 15 1 15 11 0 6-4 11-7 14-21 22-42 44-63 68z"><text:p/></draw:path><draw:path draw:style-name="gr1515" draw:text-style-name="P131" svg:width="0.041cm" svg:height="0.04cm" svg:x="2.099cm" svg:y="0.247cm" svg:viewBox="0 0 42 41" svg:d="M42 21c0-12-10-21-21-21s-21 9-21 21c0 11 10 20 21 20s21-9 21-20z"><text:p/></draw:path><draw:path draw:style-name="gr1515" draw:text-style-name="P131" svg:width="0.318cm" svg:height="0.261cm" svg:x="2.184cm" svg:y="0.025cm" svg:viewBox="0 0 319 262" svg:d="M177 105c-11-27-21-52-32-77-1-4-1-4-2-5 0-2 7-10 23-11 3-1 8-1 8-8 0-4-5-4-7-4-15 0-32 1-48 1-10 0-33-1-43-1-2 0-7 0-7 8 0 4 4 4 9 4 23 0 25 3 29 12 15 37 29 72 45 108-28 29-54 57-82 86-1 2-3 3-4 4-20 21-37 27-57 28-6 1-9 1-9 8 0 1 0 4 5 4 11 0 25-1 37-1 14 0 29 1 43 1 2 0 7 0 7-8 0-3-4-4-5-4-3 0-16-1-16-12 0-6 7-12 11-17 14-13 27-27 40-40 11-14 23-27 34-39 13 31 27 62 40 91 1 5 2 5 2 6 0 3-8 10-23 11-5 1-8 1-8 8 0 4 5 4 6 4 11 0 38-1 49-1 9 0 33 1 43 1 2 0 7 0 7-8 0-4-4-4-7-4-26 0-26-1-33-17-15-35-41-94-51-117 27-28 68-74 80-85 12-9 26-18 49-19 6-1 9-1 9-8 0-1 0-4-6-4-11 0-24 1-36 1-14 0-28-1-43-1-2 0-6 0-6 8 0 2 1 3 4 4 3 0 15 1 15 11 0 6-4 11-7 14-21 22-42 44-63 68z"><text:p/></draw:path><draw:path draw:style-name="gr1515" draw:text-style-name="P131" svg:width="0.193cm" svg:height="0.221cm" svg:x="2.663cm" svg:y="0.078cm" svg:viewBox="0 0 194 222" svg:d="M180 120c7 0 14-1 14-9 0-9-7-8-14-8-55 0-109 0-164 0 5-50 49-88 104-88 20 0 41 0 60 0 7 0 14 0 14-7 0-8-7-8-14-8-21 0-40 0-61 0-66 0-119 48-119 111 0 62 53 111 119 111 21 0 40 0 61 0 7 0 14 0 14-7s-7-7-14-7c-19 0-40 0-60 0-55 0-99-37-104-88 55 0 109 0 164 0z"><text:p/></draw:path><draw:path draw:style-name="gr1515" draw:text-style-name="P131" svg:width="0.275cm" svg:height="0.281cm" svg:x="3.004cm" svg:y="0.025cm" svg:viewBox="0 0 276 282" svg:d="M126 0c-53 0-95 26-111 44-14 15-15 26-15 28s2 3 4 3c6 0 16-6 18-8 9-5 10-8 12-15 6-16 17-29 65-31-7 87-30 172-63 251-2 5-1 4-2 7 0 1 1 3 3 3 7 0 26-9 30-19 20-47 52-135 63-242 6 0 14 0 21 0 47 0 92 18 92 57 0 29-29 83-103 85-8 0-12 0-23 8-7 4-10 8-10 11 0 2 2 2 7 2 71 0 162-60 162-123 0-44-53-61-98-61-17 0-34 0-52 0z"><text:p/></draw:path><draw:path draw:style-name="gr1515" draw:text-style-name="P131" svg:width="0.089cm" svg:height="0.384cm" svg:x="3.335cm" svg:y="0cm" svg:viewBox="0 0 90 385" svg:d="M90 381c0-1 0-1-6-8-49-49-62-122-62-180 0-67 15-135 63-182 5-5 5-5 5-7 0-3-2-4-4-4-4 0-39 26-62 76-20 42-24 85-24 117 0 29 4 76 25 120 23 47 57 72 61 72 2 0 4-1 4-4z"><text:p/></draw:path><draw:path draw:style-name="gr1515" draw:text-style-name="P131" svg:width="0.275cm" svg:height="0.261cm" svg:x="3.464cm" svg:y="0.025cm" svg:viewBox="0 0 276 262" svg:d="M45 232c-3 15-4 18-35 18-7 0-10 0-10 8 0 4 3 4 10 4 46 0 92 0 138 0 61 0 107-45 107-83 0-27-23-49-60-53 40-8 81-37 81-73 0-29-26-53-73-53-42 0-86 0-129 0-8 0-11 0-11 8 0 4 3 4 11 4 1 0 7 0 14 0 7 1 11 1 11 7 0 1-1 2-2 7-18 69-34 138-52 206zM103 122c8-32 17-64 25-96 3-13 4-14 20-14 17 0 33 0 50 0 34 0 43 22 43 40 0 34-34 70-80 70-19 0-39 0-58 0zM86 250c-6 0-6 0-8 0-4 0-5-1-5-4 0-2 0-2 2-9 9-36 17-71 26-106 24 0 50 0 74 0 36 0 44 28 44 45 0 36-34 74-80 74-18 0-36 0-53 0z"><text:p/></draw:path><draw:path draw:style-name="gr1515" draw:text-style-name="P131" svg:width="0.089cm" svg:height="0.384cm" svg:x="3.782cm" svg:y="0cm" svg:viewBox="0 0 90 385" svg:d="M90 193c0-30-4-76-26-120-23-48-56-73-60-73-2 0-4 2-4 4s0 2 8 9c37 38 59 99 59 180 0 65-14 133-62 181-5 6-5 6-5 7 0 2 2 4 4 4 4 0 39-26 61-76 20-41 25-84 25-116z"><text:p/></draw:path><draw:path draw:style-name="gr1515" draw:text-style-name="P131" svg:width="0.136cm" svg:height="0.384cm" svg:x="3.938cm" svg:y="0cm" svg:viewBox="0 0 137 385" svg:d="M56 334c0 15-11 40-53 43-2 0-3 2-3 4 0 4 4 4 8 4 37 0 73-18 73-48 0-29 0-58 0-88 0-16 0-28 16-40 14-11 28-11 37-12 1 0 3-1 3-4 0-4-2-4-6-4-25-2-44-15-49-35-1-3-1-4-1-19 0-25 0-50 0-76 0-16 0-28-18-42-16-13-42-17-55-17-4 0-8 0-8 4 0 5 2 5 7 5 24 1 42 14 48 33 1 4 1 4 1 19 0 26 0 54 0 81 0 18 2 24 15 36 8 8 19 12 30 15-32 10-45 26-45 48 0 31 0 62 0 93z"><text:p/></draw:path></draw:g><text:s/>הוא כאורך <draw:g text:anchor-type="as-char" svg:y="-0.288cm" draw:z-index="176" draw:name="Shape158" draw:style-name="gr1513"><svg:title>TexMaths</svg:title><svg:desc>11§display§\powerset(B)§svg§600§FALSE§</svg:desc><draw:path draw:style-name="gr1514" draw:text-style-name="P130" svg:width="0.833cm" svg:height="0.344cm" svg:x="0.011cm" svg:y="0.018cm" svg:viewBox="0 0 834 345" svg:d="M0 0c279 0 556 0 834 0 0 115 0 230 0 345-278 0-555 0-834 0 0-115 0-230 0-345z"><text:p/></draw:path><draw:path draw:style-name="gr1515" draw:text-style-name="P131" svg:width="0.274cm" svg:height="0.281cm" svg:x="-0.001cm" svg:y="0.025cm" svg:viewBox="0 0 275 282" svg:d="M127 0c-54 0-96 26-112 45-14 16-15 27-15 28 0 2 2 2 4 2 7 0 16-6 18-7 9-5 10-7 12-15 6-16 17-29 65-31-7 86-30 171-63 250-2 5-2 7-2 8s1 2 3 2c7 0 26-9 30-19 20-47 52-134 63-241 7 0 14 0 21 0 46 0 92 18 92 56 0 29-28 83-103 85-8 1-12 1-23 8-7 4-10 8-10 11s2 3 7 3c70 0 161-59 161-123 0-44-52-62-97-62-17 0-34 0-51 0z"><text:p/></draw:path><draw:path draw:style-name="gr1515" draw:text-style-name="P131" svg:width="0.088cm" svg:height="0.383cm" svg:x="0.331cm" svg:y="0cm" svg:viewBox="0 0 89 384" svg:d="M89 380c0-1 0-1-6-8-49-48-61-121-61-179 0-67 15-135 63-183 4-4 4-4 4-7 0-2-1-3-3-3-5 0-39 26-62 75-20 43-24 86-24 118 0 28 4 76 25 119 23 47 56 72 61 72 2 0 3-1 3-4z"><text:p/></draw:path><draw:path draw:style-name="gr1515" draw:text-style-name="P131" svg:width="0.275cm" svg:height="0.262cm" svg:x="0.457cm" svg:y="0.025cm" svg:viewBox="0 0 276 263" svg:d="M46 232c-4 16-4 19-35 19-7 0-11 0-11 8 0 4 4 4 11 4 46 0 91 0 138 0 61 0 106-46 106-82 0-28-22-51-59-54 40-8 80-37 80-73 0-29-25-54-71-54-44 0-87 0-130 0-8 0-11 0-11 8 0 4 3 4 10 4 1 0 9 0 15 1 7 1 10 1 10 7 0 1 0 2-1 6-18 69-34 138-52 206zM105 122c7-32 16-63 24-94 3-15 3-16 21-16 16 0 33 0 49 0 34 0 42 23 42 40 0 34-33 70-80 70-19 0-38 0-56 0zM87 251c-6 0-7 0-9-1-3 0-4 0-4-3 0-1 0-3 1-9 9-35 19-72 27-107 25 0 49 0 73 0 37 0 44 29 44 45 0 38-34 75-79 75-18 0-35 0-53 0z"><text:p/></draw:path><draw:path draw:style-name="gr1515" draw:text-style-name="P131" svg:width="0.088cm" svg:height="0.383cm" svg:x="0.776cm" svg:y="0cm" svg:viewBox="0 0 89 384" svg:d="M89 193c0-30-4-77-25-120-23-48-56-73-61-73-2 0-3 1-3 3 0 3 0 3 7 10 38 38 60 99 60 180 0 65-14 132-63 181-4 5-4 5-4 6 0 3 1 4 3 4 5 0 39-26 62-75 20-43 24-85 24-116z"><text:p/></draw:path></draw:g>, שכן היא לא מכילה חזרות (כי <draw:g text:anchor-type="as-char" svg:y="-0.28cm" draw:z-index="177" draw:name="Shape159" draw:style-name="gr1513"><svg:title>TexMaths</svg:title><svg:desc>11§display§x \not \in X§svg§600§FALSE§</svg:desc><draw:path draw:style-name="gr1514" draw:text-style-name="P130" svg:width="0.98cm" svg:height="0.319cm" svg:x="0.008cm" svg:y="0.019cm" svg:viewBox="0 0 981 320" svg:d="M0 0c327 0 654 0 981 0 0 107 0 213 0 320-327 0-654 0-981 0 0-107 0-213 0-320z"><text:p/></draw:path><draw:path draw:style-name="gr1515" draw:text-style-name="P131" svg:width="0.191cm" svg:height="0.174cm" svg:x="-0.001cm" svg:y="0.108cm" svg:viewBox="0 0 192 175" svg:d="M118 54c2-10 12-45 38-45 2 0 11 0 20 4-11 2-19 12-19 21 0 7 5 15 15 15 8 0 20-8 20-24 0-19-23-25-36-25-22 0-35 21-39 30-10-26-31-30-42-30-41 0-63 50-63 60 0 4 3 2 4 4 4 0 5-1 6-4 13-41 38-51 52-51 7 0 21 3 21 25 0 12-7 39-21 93-7 24-20 40-37 40-3 0-12 0-19-5 10-2 18-10 18-21s-8-13-14-13c-12 0-22 10-22 22 0 18 20 25 36 25 26 0 40-26 41-29 4 14 19 29 42 29 39 0 61-49 61-59 0-4-3-4-4-4-3 0-4 2-5 4-13 42-39 51-51 51-15 0-22-13-22-26 0-9 3-16 7-34s8-35 13-53z"><text:p/></draw:path><draw:path draw:style-name="gr1515" draw:text-style-name="P131" svg:width="0.191cm" svg:height="0.358cm" svg:x="0.37cm" svg:y="0cm" svg:viewBox="0 0 192 359" svg:d="M190 15c3-5 2-6 2-7 0-2-2-8-7-8s-6 2-8 8c-58 112-115 224-174 336-3 6-3 7-3 8 0 3 3 7 8 7 4 0 5-2 8-7 59-113 116-224 174-337z"><text:p/></draw:path><draw:path draw:style-name="gr1515" draw:text-style-name="P131" svg:width="0.193cm" svg:height="0.222cm" svg:x="0.348cm" svg:y="0.071cm" svg:viewBox="0 0 194 223" svg:d="M180 120c7 0 14 0 14-8s-7-8-14-8c-55 0-109 0-164 0 5-52 49-89 104-89 20 0 41 0 60 0 7 0 14 0 14-7 0-8-7-8-14-8-21 0-40 0-61 0-66 0-119 50-119 112s53 111 119 111c21 0 40 0 61 0 7 0 14 0 14-8s-7-8-14-8c-19 0-40 0-60 0-55 0-99-35-104-87 55 0 109 0 164 0z"><text:p/></draw:path><draw:path draw:style-name="gr1515" draw:text-style-name="P131" svg:width="0.317cm" svg:height="0.261cm" svg:x="0.691cm" svg:y="0.013cm" svg:viewBox="0 0 318 262" svg:d="M176 105c-11-27-21-52-32-77-1-4-1-4-2-5 0-2 7-10 23-12 3 0 8 0 8-7 0-4-5-4-6-4-16 0-33 1-49 1-9 0-33-1-43-1-2 0-7 0-7 8 0 3 4 3 9 3 23 0 25 4 29 13 15 37 30 72 46 108-28 29-55 58-83 86-1 3-3 4-4 5-19 21-37 26-57 27-5 1-8 1-8 8 0 1 0 4 4 4 13 0 25-1 37-1 14 0 29 1 43 1 3 0 7 0 7-7 0-4-3-2-4-5-4 0-15-1-15-12 0-5 5-12 9-16 14-14 27-28 40-41 11-13 23-27 34-39 13 31 27 61 40 92 1 4 2 4 2 5 0 4-8 10-23 11-5 1-8 1-8 8 0 4 5 4 7 4 10 0 37-1 48-1 10 0 33 1 43 1 2 0 7 0 7-6s-4-6-7-6c-25 0-26-1-33-16-15-37-41-95-49-119 26-27 65-73 79-84 11-9 25-18 48-20 6 0 9 0 9-8-2-1 0-3-6-3-11 0-24 1-36 1-14 0-28-1-43-1-2 0-6 0-6 8 0 2 2 3 4 3 3 1 15 2 15 12 0 6-4 11-7 14-21 23-42 45-63 68z"><text:p/></draw:path></draw:g>, לפי הגדרת קבוצת חזקה ולפי הגדרת <draw:g text:anchor-type="as-char" svg:y="-0.173cm" draw:z-index="178" draw:name="Shape160" draw:style-name="gr1513"><svg:title>TexMaths</svg:title><svg:desc>11§display§x§svg§600§FALSE§</svg:desc><draw:path draw:style-name="gr1514" draw:text-style-name="P130" svg:width="0.161cm" svg:height="0.132cm" svg:x="0.008cm" svg:y="0.018cm" svg:viewBox="0 0 162 133" svg:d="M0 0c54 0 108 0 162 0 0 44 0 89 0 133-54 0-108 0-162 0 0-44 0-89 0-133z"><text:p/></draw:path><draw:path draw:style-name="gr1515" draw:text-style-name="P131" svg:width="0.19cm" svg:height="0.172cm" svg:x="-0.001cm" svg:y="0cm" svg:viewBox="0 0 191 173" svg:d="M117 54c2-10 11-45 37-45 2 0 11 0 20 4-11 2-19 12-19 21 0 7 5 13 15 13 9 0 21-6 21-22 0-19-23-25-36-25-23 0-36 20-40 30-10-27-30-30-41-30-40 0-62 50-62 59 0 4 3 4 5 4 3 0 4 0 5-5 13-40 39-49 51-49 7 0 21 3 21 25 0 12-7 38-21 90-6 25-19 40-37 40-2 0-11 0-18-4 10-3 17-10 17-21 0-10-7-13-14-13-11 0-21 9-21 22 0 17 20 25 36 25 26 0 40-27 41-30 5 14 18 30 40 30 39 0 62-50 62-60 0-3-4-3-5-3-3 0-4 1-5 5-13 40-39 49-51 49-16 0-20-12-20-25 0-8 2-17 6-33 4-18 8-34 13-52z"><text:p/></draw:path></draw:g><text:s/>כ־<draw:g text:anchor-type="as-char" svg:y="-0.263cm" draw:z-index="179" draw:name="Shape161" draw:style-name="gr1513"><svg:title>TexMaths</svg:title><svg:desc>11§display§x \in B§svg§600§FALSE§</svg:desc><draw:path draw:style-name="gr1514" draw:text-style-name="P130" svg:width="0.944cm" svg:height="0.237cm" svg:x="0.008cm" svg:y="0.017cm" svg:viewBox="0 0 945 238" svg:d="M473 238c-158 0-316 0-473 0 0-79 0-159 0-238 315 0 630 0 945 0 0 79 0 159 0 238-158 0-315 0-472 0z"><text:p/></draw:path><draw:path draw:style-name="gr1515" draw:text-style-name="P131" svg:width="0.191cm" svg:height="0.172cm" svg:x="-0.001cm" svg:y="0.092cm" svg:viewBox="0 0 192 173" svg:d="M119 54c2-10 11-46 37-46 2 0 11 0 20 5-11 2-19 12-19 21 0 7 5 13 15 13 8 0 20-6 20-22 0-20-22-25-35-25-23 0-36 20-40 29-10-26-31-29-42-29-41 0-63 49-63 59 0 4 4 4 6 4s3 0 4-5c13-40 38-50 52-50 7 0 21 4 21 26 0 12-7 37-21 91-6 24-20 40-37 40-2 0-11 0-19-6 9-1 18-9 18-20 0-9-9-13-14-13-12 0-22 10-22 22 0 18 20 25 36 25 27 0 40-26 41-28 5 13 19 28 42 28 39 0 61-49 61-58 0-4-3-4-4-4-3 0-4 2-4 4-14 40-40 50-52 50-16 0-21-11-21-24 0-9 2-18 7-35 4-17 8-35 13-52z"><text:p/></draw:path><draw:path draw:style-name="gr1515" draw:text-style-name="P131" svg:width="0.191cm" svg:height="0.222cm" svg:x="0.349cm" svg:y="0.053cm" svg:viewBox="0 0 192 223" svg:d="M179 120c7 0 13 0 13-8s-6-8-13-8c-55 0-109 0-164 0 5-51 50-89 104-89 20 0 40 0 60 0 7 0 13 0 13-7 0-8-6-8-13-8-20 0-40 0-60 0-67 0-119 51-119 112 0 60 52 111 119 111 20 0 40 0 60 0 7 0 13 0 13-8 0-7-6-7-13-7-20 0-40 0-60 0-54 0-99-38-104-88 55 0 109 0 164 0z"><text:p/></draw:path><draw:path draw:style-name="gr1515" draw:text-style-name="P131" svg:width="0.275cm" svg:height="0.261cm" svg:x="0.696cm" svg:y="-0.001cm" svg:viewBox="0 0 276 262" svg:d="M45 232c-3 15-4 18-35 18-6 0-10 0-10 8 0 4 3 4 10 4 46 0 92 0 138 0 61 0 107-46 107-83 0-26-23-49-60-53 40-7 81-36 81-72 0-29-25-54-73-54-42 0-86 0-129 0-7 0-11 0-11 8 0 4 3 4 11 4 1 0 7 0 14 1 8 0 11 1 11 6 0 2 0 3-1 7-18 68-35 138-53 206zM103 122c8-32 17-64 25-96 3-13 4-14 20-14 17 0 33 0 51 0 33 0 42 23 42 40 0 34-33 70-80 70-19 0-39 0-58 0zM87 250c-6 0-7 0-9 0-4-1-5-1-5-4 0-1 0-2 2-9 9-35 17-71 26-106 24 0 50 0 74 0 36 0 44 27 44 44 0 38-34 75-80 75-18 0-35 0-52 0z"><text:p/></draw:path></draw:g>). </text:p>
                </text:list-item>
                <text:list-item>
                  <text:p text:style-name="P107">גם לאחר השילוב, לא יווצרו כל חזרות שיקטינו את אורך הקבוצה שכן <text:span text:style-name="T15">ניתן להתאים לכל קבוצה ב־</text:span><text:span text:style-name="T15"><draw:g text:anchor-type="as-char" svg:y="-0.27cm" draw:z-index="181" draw:name="Shape162" draw:style-name="gr1513"><svg:title>TexMaths</svg:title><svg:desc>11§display§\mathbb{A}§svg§600§FALSE§</svg:desc><draw:path draw:style-name="gr1514" draw:text-style-name="P130" svg:width="0.231cm" svg:height="0.23cm" svg:x="0.012cm" svg:y="0.017cm" svg:viewBox="0 0 232 231" svg:d="M117 231c-40 0-78 0-117 0 0-77 0-154 0-231 77 0 154 0 232 0 0 77 0 154 0 231-39 0-78 0-115 0z"><text:p/></draw:path><draw:path draw:style-name="gr1515" draw:text-style-name="P131" svg:width="0.264cm" svg:height="0.27cm" svg:x="-0.001cm" svg:y="-0.001cm" svg:viewBox="0 0 265 271" svg:d="M136 9c-4-7-4-9-8-9s-7 3-8 9c-30 76-59 153-88 229-6 12-13 18-23 20-2 0-9 0-9 6 0 7 7 7 13 7 21 0 41 0 62 0 8 0 13 0 13-7 0-6-5-6-9-6-4-2-14-3-14-26 0-13 2-25 6-37 27 0 56 0 83 0 14 37 14 44 15 52-10 9-19 9-23 11-5 0-7 2-7 6 0 7 5 7 12 7 33 0 67 0 100 0 7 0 14 0 14-7 0-5-6-6-9-6-9-3-16-9-23-27-32-74-65-148-97-222zM74 182c9-33 21-66 34-98 12 25 35 79 42 98-25 0-51 0-76 0zM51 225h1c0 2 0 3 0 4-1 0-1 1-1 3 0 1 0 16 5 26-6 0-14 0-21 0 6-6 7-11 10-17 2-5 4-11 6-16zM114 63c4-12 8-26 14-38 31 71 62 141 93 212 2 4 5 13 11 21-18 0-36 0-54 0 3-4 4-8 4-14 0-23-32-100-50-138-6-15-13-29-18-43z"><text:p/></draw:path></draw:g></text:span><text:span text:style-name="T15"> קבוצה באורך קטן ב־1 בתוך </text:span><text:span text:style-name="T15"><draw:g text:anchor-type="as-char" svg:y="-0.288cm" draw:z-index="182" draw:name="Shape163" draw:style-name="gr1513"><svg:title>TexMaths</svg:title><svg:desc>11§display§\powerset(B)§svg§600§FALSE§</svg:desc><draw:path draw:style-name="gr1514" draw:text-style-name="P130" svg:width="0.833cm" svg:height="0.344cm" svg:x="0.011cm" svg:y="0.018cm" svg:viewBox="0 0 834 345" svg:d="M0 0c279 0 556 0 834 0 0 115 0 230 0 345-278 0-555 0-834 0 0-115 0-230 0-345z"><text:p/></draw:path><draw:path draw:style-name="gr1515" draw:text-style-name="P131" svg:width="0.274cm" svg:height="0.281cm" svg:x="-0.001cm" svg:y="0.025cm" svg:viewBox="0 0 275 282" svg:d="M127 0c-54 0-96 26-112 45-14 16-15 27-15 28 0 2 2 2 4 2 7 0 16-6 18-7 9-5 10-7 12-15 6-16 17-29 65-31-7 86-30 171-63 250-2 5-2 7-2 8s1 2 3 2c7 0 26-9 30-19 20-47 52-134 63-241 7 0 14 0 21 0 46 0 92 18 92 56 0 29-28 83-103 85-8 1-12 1-23 8-7 4-10 8-10 11s2 3 7 3c70 0 161-59 161-123 0-44-52-62-97-62-17 0-34 0-51 0z"><text:p/></draw:path><draw:path draw:style-name="gr1515" draw:text-style-name="P131" svg:width="0.088cm" svg:height="0.383cm" svg:x="0.331cm" svg:y="0cm" svg:viewBox="0 0 89 384" svg:d="M89 380c0-1 0-1-6-8-49-48-61-121-61-179 0-67 15-135 63-183 4-4 4-4 4-7 0-2-1-3-3-3-5 0-39 26-62 75-20 43-24 86-24 118 0 28 4 76 25 119 23 47 56 72 61 72 2 0 3-1 3-4z"><text:p/></draw:path><draw:path draw:style-name="gr1515" draw:text-style-name="P131" svg:width="0.275cm" svg:height="0.262cm" svg:x="0.457cm" svg:y="0.025cm" svg:viewBox="0 0 276 263" svg:d="M46 232c-4 16-4 19-35 19-7 0-11 0-11 8 0 4 4 4 11 4 46 0 91 0 138 0 61 0 106-46 106-82 0-28-22-51-59-54 40-8 80-37 80-73 0-29-25-54-71-54-44 0-87 0-130 0-8 0-11 0-11 8 0 4 3 4 10 4 1 0 9 0 15 1 7 1 10 1 10 7 0 1 0 2-1 6-18 69-34 138-52 206zM105 122c7-32 16-63 24-94 3-15 3-16 21-16 16 0 33 0 49 0 34 0 42 23 42 40 0 34-33 70-80 70-19 0-38 0-56 0zM87 251c-6 0-7 0-9-1-3 0-4 0-4-3 0-1 0-3 1-9 9-35 19-72 27-107 25 0 49 0 73 0 37 0 44 29 44 45 0 38-34 75-79 75-18 0-35 0-53 0z"><text:p/></draw:path><draw:path draw:style-name="gr1515" draw:text-style-name="P131" svg:width="0.088cm" svg:height="0.383cm" svg:x="0.776cm" svg:y="0cm" svg:viewBox="0 0 89 384" svg:d="M89 193c0-30-4-77-25-120-23-48-56-73-61-73-2 0-3 1-3 3 0 3 0 3 7 10 38 38 60 99 60 180 0 65-14 132-63 181-4 5-4 5-4 6 0 3 1 4 3 4 5 0 39-26 62-75 20-43 24-85 24-116z"><text:p/></draw:path></draw:g></text:span><text:span text:style-name="T15"><text:s/>(לפי האופן בה היא מוגדרת, בה ניקח את אותה הקבוצה הקטנה ב־1 ונוסיף לה איבר 1 שלא מוכל בה, כמו שהוכח בטענה הקודמת, ונקבל קבוצה חדשה ב־</text:span><text:span text:style-name="T15"><draw:g text:anchor-type="as-char" svg:y="-0.27cm" draw:z-index="183" draw:name="Shape164" draw:style-name="gr1513"><svg:title>TexMaths</svg:title><svg:desc>11§display§\mathbb{A}§svg§600§FALSE§</svg:desc><draw:path draw:style-name="gr1514" draw:text-style-name="P130" svg:width="0.231cm" svg:height="0.23cm" svg:x="0.012cm" svg:y="0.017cm" svg:viewBox="0 0 232 231" svg:d="M117 231c-40 0-78 0-117 0 0-77 0-154 0-231 77 0 154 0 232 0 0 77 0 154 0 231-39 0-78 0-115 0z"><text:p/></draw:path><draw:path draw:style-name="gr1515" draw:text-style-name="P131" svg:width="0.264cm" svg:height="0.27cm" svg:x="-0.001cm" svg:y="-0.001cm" svg:viewBox="0 0 265 271" svg:d="M136 9c-4-7-4-9-8-9s-7 3-8 9c-30 76-59 153-88 229-6 12-13 18-23 20-2 0-9 0-9 6 0 7 7 7 13 7 21 0 41 0 62 0 8 0 13 0 13-7 0-6-5-6-9-6-4-2-14-3-14-26 0-13 2-25 6-37 27 0 56 0 83 0 14 37 14 44 15 52-10 9-19 9-23 11-5 0-7 2-7 6 0 7 5 7 12 7 33 0 67 0 100 0 7 0 14 0 14-7 0-5-6-6-9-6-9-3-16-9-23-27-32-74-65-148-97-222zM74 182c9-33 21-66 34-98 12 25 35 79 42 98-25 0-51 0-76 0zM51 225h1c0 2 0 3 0 4-1 0-1 1-1 3 0 1 0 16 5 26-6 0-14 0-21 0 6-6 7-11 10-17 2-5 4-11 6-16zM114 63c4-12 8-26 14-38 31 71 62 141 93 212 2 4 5 13 11 21-18 0-36 0-54 0 3-4 4-8 4-14 0-23-32-100-50-138-6-15-13-29-18-43z"><text:p/></draw:path></draw:g></text:span><text:span text:style-name="T15">). </text:span></text:p>
                </text:list-item>
                <text:list-item>
                  <text:p text:style-name="P107"><text:span text:style-name="T15">משמע, </text:span><text:span text:style-name="T15"><draw:g text:anchor-type="as-char" svg:y="-0.288cm" draw:z-index="184" draw:name="Shape165" draw:style-name="gr1513"><svg:title>TexMaths</svg:title><svg:desc>11§display§|\powerset(A)| = 2|\powerset(B)| = 2 \cdot 2^n§svg§600§FALSE§</svg:desc><draw:path draw:style-name="gr1514" draw:text-style-name="P130" svg:width="4.259cm" svg:height="0.344cm" svg:x="-0.001cm" svg:y="0.018cm" svg:viewBox="0 0 4260 345" svg:d="M0 0c1420 0 2841 0 4260 0 0 115 0 230 0 345-1419 0-2840 0-4260 0 0-115 0-230 0-345z"><text:p/></draw:path><draw:path draw:style-name="gr1515" draw:text-style-name="P131" svg:width="0.014cm" svg:height="0.383cm" svg:x="0.026cm" svg:y="0cm" svg:viewBox="0 0 15 384" svg:d="M15 14c0-7 0-14-7-14-8 0-8 7-8 14 0 119 0 237 0 356 0 8 0 14 8 14 7 0 7-6 7-14 0-119 0-237 0-356z"><text:p/></draw:path><draw:path draw:style-name="gr1515" draw:text-style-name="P131" svg:width="0.274cm" svg:height="0.281cm" svg:x="0.095cm" svg:y="0.025cm" svg:viewBox="0 0 275 282" svg:d="M126 0c-55 0-95 26-112 45-13 16-14 27-14 28 0 2 1 2 3 2 7 0 16-6 19-7 8-5 9-7 12-15 4-16 15-29 65-31-8 86-31 171-63 250-2 5-2 7-2 8s1 2 3 2c7 0 26-9 29-19 21-47 53-134 64-241 6 0 13 0 20 0 47 0 92 18 92 56 0 29-28 83-102 85-9 1-12 1-23 8-8 4-10 8-10 11s2 3 6 3c71 0 162-59 162-123 0-44-52-62-97-62-17 0-34 0-52 0z"><text:p/></draw:path><draw:path draw:style-name="gr1515" draw:text-style-name="P131" svg:width="0.088cm" svg:height="0.383cm" svg:x="0.426cm" svg:y="0cm" svg:viewBox="0 0 89 384" svg:d="M89 380c0-1 0-1-7-8-48-48-60-121-60-179 0-67 14-135 63-183 4-4 4-4 4-7 0-2-1-3-3-3-5 0-39 26-62 75-20 43-24 86-24 118 0 28 4 76 25 119 23 47 56 72 61 72 2 0 3-1 3-4z"><text:p/></draw:path><draw:path draw:style-name="gr1515" draw:text-style-name="P131" svg:width="0.264cm" svg:height="0.274cm" svg:x="0.551cm" svg:y="0.011cm" svg:viewBox="0 0 265 275" svg:d="M55 230c-15 27-30 32-47 33-5 0-8 0-8 8 0 2 2 4 4 4 11 0 23-2 34-2 13 0 27 2 39 2 2 0 7 0 7-7 0-5-4-5-6-5-9-1-19-4-19-14 0-5 3-9 6-14 10-16 20-32 30-48 31 0 64 0 96 0 1 7 7 60 7 63 0 12-21 13-29 13-4 0-8 0-8 8 0 4 4 4 5 4 15 0 32-2 48-2 10 0 35 2 44 2 3 0 7 0 7-9 0-3-4-3-9-3-24 0-24-3-25-14-8-79-15-160-23-240-1-8-1-9-8-9-6 0-8 2-10 7-45 74-90 149-135 223zM102 175c26-43 51-86 76-128 5 42 8 85 12 128-29 0-58 0-88 0z"><text:p/></draw:path><draw:path draw:style-name="gr1515" draw:text-style-name="P131" svg:width="0.089cm" svg:height="0.383cm" svg:x="0.849cm" svg:y="0cm" svg:viewBox="0 0 90 384" svg:d="M90 193c0-30-4-77-26-120-23-48-56-73-60-73-2 0-4 1-4 3 0 3 0 3 8 10 37 38 59 99 59 180 0 65-14 132-62 181-5 5-5 5-5 6 0 3 2 4 4 4 4 0 39-26 61-75 20-43 25-85 25-116z"><text:p/></draw:path><draw:path draw:style-name="gr1515" draw:text-style-name="P131" svg:width="0.014cm" svg:height="0.383cm" svg:x="1.024cm" svg:y="0cm" svg:viewBox="0 0 15 384" svg:d="M15 14c0-7 0-14-7-14-8 0-8 7-8 14 0 119 0 237 0 356 0 8 0 14 8 14 7 0 7-6 7-14 0-119 0-237 0-356z"><text:p/></draw:path><draw:path draw:style-name="gr1515" draw:text-style-name="P131" svg:width="0.255cm" svg:height="0.089cm" svg:x="1.214cm" svg:y="0.145cm" svg:viewBox="0 0 256 90" svg:d="M243 15c7 0 13 0 13-7 0-8-6-8-12-8-77 0-155 0-232 0-5 0-12 0-12 8 0 7 7 7 13 7 77 0 153 0 230 0zM244 90c6 0 12 0 12-7 0-8-6-8-13-8-77 0-153 0-230 0-6 0-13 0-13 8 0 7 7 7 12 7 77 0 155 0 232 0z"><text:p/></draw:path><draw:path draw:style-name="gr1515" draw:text-style-name="P131" svg:width="0.154cm" svg:height="0.256cm" svg:x="1.619cm" svg:y="0.032cm" svg:viewBox="0 0 155 257" svg:d="M30 227c14-13 27-27 41-40 61-53 84-74 84-112 0-44-35-75-82-75-44 0-73 36-73 70 0 21 20 21 21 21 6 0 20-4 20-19 0-10-7-20-20-20-3 0-5 0-6 0 9-26 30-40 53-40 35 0 52 32 52 63s-20 62-41 86c-25 27-49 54-75 81-4 4-4 5-4 15 48 0 96 0 144 0 3-22 8-45 11-67-3 0-7 0-10 0-2 10-4 27-9 34-2 3-28 3-36 3-23 0-47 0-70 0z"><text:p/></draw:path><draw:path draw:style-name="gr1515" draw:text-style-name="P131" svg:width="0.014cm" svg:height="0.383cm" svg:x="1.839cm" svg:y="0cm" svg:viewBox="0 0 15 384" svg:d="M15 14c0-7 0-14-7-14-8 0-8 7-8 14 0 119 0 237 0 356 0 8 0 14 8 14 7 0 7-6 7-14 0-119 0-237 0-356z"><text:p/></draw:path><draw:path draw:style-name="gr1515" draw:text-style-name="P131" svg:width="0.274cm" svg:height="0.281cm" svg:x="1.909cm" svg:y="0.025cm" svg:viewBox="0 0 275 282" svg:d="M125 0c-54 0-95 26-111 45-13 16-14 27-14 28 0 2 1 2 3 2 7 0 16-6 19-7 8-5 9-7 11-15 5-16 16-29 65-31-7 86-30 171-63 250-2 5-2 7-2 8s1 2 4 2c6 0 25-9 29-19 20-47 52-134 64-241 6 0 13 0 20 0 47 0 92 18 92 56 0 29-28 83-103 85-8 1-13 1-24 8-6 4-9 8-9 11s2 3 7 3c71 0 162-59 162-123 0-44-53-62-97-62-17 0-35 0-53 0z"><text:p/></draw:path><draw:path draw:style-name="gr1515" draw:text-style-name="P131" svg:width="0.089cm" svg:height="0.383cm" svg:x="2.238cm" svg:y="0cm" svg:viewBox="0 0 90 384" svg:d="M90 380c0-1 0-1-6-8-49-48-61-121-61-179 0-67 14-135 62-183 5-4 5-4 5-7 0-2-2-3-4-3-4 0-39 26-62 75-20 43-24 86-24 118 0 28 4 76 25 119 24 47 57 72 61 72 2 0 4-1 4-4z"><text:p/></draw:path><draw:path draw:style-name="gr1515" draw:text-style-name="P131" svg:width="0.275cm" svg:height="0.262cm" svg:x="2.367cm" svg:y="0.025cm" svg:viewBox="0 0 276 263" svg:d="M45 232c-3 16-4 19-35 19-7 0-10 0-10 8 0 4 3 4 10 4 46 0 92 0 138 0 61 0 107-46 107-82 0-28-23-51-60-54 40-8 81-37 81-73 0-29-25-54-73-54-42 0-86 0-129 0-7 0-11 0-11 8 0 4 3 4 11 4 1 0 7 0 14 1 8 1 11 1 11 7 0 1-1 2-2 6-18 69-34 138-52 206zM103 122c8-32 17-63 25-94 3-15 4-16 20-16 17 0 33 0 50 0 34 0 43 23 43 40 0 34-33 70-80 70-19 0-39 0-58 0zM87 251c-6 0-7 0-9-1-4 0-5 0-5-3 0-1 0-3 2-9 9-35 17-72 26-107 24 0 50 0 74 0 36 0 44 29 44 45 0 38-34 75-80 75-18 0-35 0-52 0z"><text:p/></draw:path><draw:path draw:style-name="gr1515" draw:text-style-name="P131" svg:width="0.089cm" svg:height="0.383cm" svg:x="2.685cm" svg:y="0cm" svg:viewBox="0 0 90 384" svg:d="M90 193c0-30-4-77-25-120-23-48-57-73-61-73-2 0-4 1-4 3 0 3 0 3 8 10 37 38 59 99 59 180 0 65-14 132-62 181-5 5-5 5-5 6 0 3 2 4 4 4 4 0 39-26 62-75 20-43 24-85 24-116z"><text:p/></draw:path><draw:path draw:style-name="gr1515" draw:text-style-name="P131" svg:width="0.014cm" svg:height="0.383cm" svg:x="2.86cm" svg:y="0cm" svg:viewBox="0 0 15 384" svg:d="M15 14c0-7 0-14-7-14-8 0-8 7-8 14 0 119 0 237 0 356 0 8 0 14 8 14 7 0 7-6 7-14 0-119 0-237 0-356z"><text:p/></draw:path><draw:path draw:style-name="gr1515" draw:text-style-name="P131" svg:width="0.255cm" svg:height="0.089cm" svg:x="3.05cm" svg:y="0.145cm" svg:viewBox="0 0 256 90" svg:d="M243 15c7 0 13 0 13-7 0-8-6-8-12-8-77 0-155 0-232 0-5 0-12 0-12 8 0 7 7 7 13 7 77 0 153 0 230 0zM244 90c6 0 12 0 12-7 0-8-6-8-13-8-77 0-153 0-230 0-6 0-13 0-13 8 0 7 7 7 12 7 77 0 155 0 232 0z"><text:p/></draw:path><draw:path draw:style-name="gr1515" draw:text-style-name="P131" svg:width="0.153cm" svg:height="0.256cm" svg:x="3.456cm" svg:y="0.032cm" svg:viewBox="0 0 154 257" svg:d="M30 227c13-13 27-27 40-40 61-53 84-74 84-112 0-44-35-75-83-75-42 0-71 36-71 70 0 21 19 21 20 21 6 0 20-4 20-19 0-10-7-20-20-20-4 0-5 0-6 0 9-26 30-40 53-40 35 0 52 32 52 63s-20 62-41 86c-25 27-49 54-75 81-3 4-3 5-3 15 47 0 96 0 143 0 3-22 8-45 11-67-3 0-7 0-10 0-2 10-4 27-9 34-2 3-27 3-36 3-23 0-46 0-69 0z"><text:p/></draw:path><draw:path draw:style-name="gr1515" draw:text-style-name="P131" svg:width="0.04cm" svg:height="0.041cm" svg:x="3.748cm" svg:y="0.169cm" svg:viewBox="0 0 41 42" svg:d="M41 21c0-11-9-21-20-21-12 0-21 10-21 21s9 21 21 21c11 0 20-10 20-21z"><text:p/></draw:path><draw:path draw:style-name="gr1515" draw:text-style-name="P131" svg:width="0.153cm" svg:height="0.256cm" svg:x="3.927cm" svg:y="0.032cm" svg:viewBox="0 0 154 257" svg:d="M30 227c13-13 27-27 40-40 61-53 84-74 84-112 0-44-34-75-81-75-44 0-73 36-73 70 0 21 20 21 21 21 6 0 20-4 20-19 0-10-7-20-21-20-4 0-4 0-5 0 9-26 30-40 52-40 35 0 52 32 52 63s-19 62-41 86c-24 27-49 54-74 81-4 4-4 5-4 15 47 0 96 0 143 0 3-22 8-45 11-67-3 0-7 0-10 0-1 10-4 27-8 34-3 3-28 3-37 3-23 0-46 0-69 0z"><text:p/></draw:path><draw:path draw:style-name="gr1515" draw:text-style-name="P131" svg:width="0.164cm" svg:height="0.12cm" svg:x="4.114cm" svg:y="0.011cm" svg:viewBox="0 0 165 121" svg:d="M20 102c-1 4-2 10-2 11 0 6 4 8 8 8 5 0 9-3 11-5 3-3 4-11 5-17 1-5 4-18 5-24 2-7 4-12 6-19 2-11 3-13 11-24 7-10 20-24 40-24 16 0 16 13 16 18 0 17-11 47-16 58-3 7-4 10-4 14 0 14 12 23 26 23 27 0 39-36 39-41 0-3-3-3-4-3-4 0-5 1-6 4-5 22-18 34-29 34-5 0-6-5-6-10 0-7 1-10 6-22 4-8 15-37 15-52 0-27-21-31-35-31-24 0-38 13-47 24-1-18-17-24-28-24-12 0-18 9-21 14-7 10-10 26-10 27 0 4 3 4 4 4 4 0 5-1 6-9 4-15 10-28 20-28 7 0 8 5 8 13 0 4-3 14-4 22-2 7-4 19-5 24-4 11-6 23-9 35z"><text:p/></draw:path></draw:g></text:span><text:span text:style-name="T15">, כדרוש.</text:span></text:p>
                </text:list-item>
              </text:list>
            </text:list-item>
          </text:list>
        </text:list-item>
        <text:list-item>
          <text:p text:style-name="P108"><text:span text:style-name="T15">האינדוקציה הוכחה. </text:span><text:span text:style-name="T6">מש"ל</text:span><text:span text:style-name="T15"> </text:span><text:span text:style-name="T15"><draw:g text:anchor-type="as-char" svg:y="-0.265cm" draw:z-index="185" draw:name="Shape166" draw:style-name="gr1513"><svg:title>TexMaths</svg:title><svg:desc>11§display§\blacksquare§svg§600§FALSE§</svg:desc><draw:path draw:style-name="gr1514" draw:text-style-name="P130" svg:width="0.236cm" svg:height="0.224cm" svg:x="-0.001cm" svg:y="0.018cm" svg:viewBox="0 0 237 225" svg:d="M120 225c-41 0-80 0-120 0 0-75 0-150 0-225 79 0 158 0 237 0 0 75 0 150 0 225-39 0-79 0-117 0z"><text:p/></draw:path><draw:path draw:style-name="gr1515" draw:text-style-name="P131" svg:width="0.254cm" svg:height="0.264cm" svg:x="0.001cm" svg:y="0cm" svg:viewBox="0 0 255 265" svg:d="M255 13c0-11-1-13-13-13-76 0-153 0-229 0-12 0-13 1-13 13 0 80 0 158 0 237 0 12 1 15 13 15 76 0 152 0 228 0 13 0 14-1 14-14 0-79 0-158 0-238z"><text:p/></draw:path></draw:g></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avid Libre" svg:font-family="'David Libre'" style:font-adornments="Regular" style:font-pitch="variable"/>
    <style:font-face style:name="Latin Modern Math" svg:font-family="'Latin Modern Math'"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isplay" svg:font-family="'Noto Sans Display'" style:font-adornments="Regular" style:font-family-generic="swiss" style:font-pitch="variable"/>
    <style:font-face style:name="Noto Sans Hebrew" svg:font-family="'Noto Sans Hebrew'"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style:font-charset="x-symbol"/>
    <style:font-face style:name="Rubik" svg:font-family="Rubik" style:font-adornments="Light" style:font-pitch="variable"/>
  </office:font-face-decls>
  <office:styles>
    <draw:stroke-dash draw:name="Dash_20_Dot_20_4" draw:display-name="Dash Dot 4"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IL" style:letter-kerning="true" style:font-name-asian="Noto Serif CJK SC" style:font-size-asian="10.5pt" style:language-asian="zh" style:country-asian="CN" style:font-name-complex="Lohit Devanagari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L" style:letter-kerning="true" style:font-name-asian="Noto Serif CJK SC" style:font-size-asian="10.5pt" style:language-asian="zh" style:country-asian="CN" style:font-name-complex="Lohit Devanagari1" style:font-size-complex="12pt" style:language-complex="he" style:country-complex="IL"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049cm" style:contextual-spacing="false" fo:line-height="150%" fo:text-align="justify" style:justify-single-word="false" fo:text-indent="0cm" style:auto-text-indent="false" style:page-number="auto" style:writing-mode="rl-tb">
        <style:tab-stops/>
      </style:paragraph-properties>
      <style:text-properties style:font-name="Noto Sans Display" fo:font-family="'Noto Sans Display'" style:font-style-name="Regular" style:font-family-generic="swiss" style:font-pitch="variable" fo:font-size="11pt" fo:font-weight="normal" style:font-name-complex="Rubik" style:font-family-complex="Rubik" style:font-style-name-complex="Light" style:font-pitch-complex="variable" style:font-size-complex="11pt" style:language-complex="he" style:country-complex="IL" style:font-weight-complex="250"/>
    </style:style>
    <style:style style:name="Heading" style:family="paragraph" style:parent-style-name="Standard" style:next-style-name="Text_20_body" style:class="text" style:master-page-name="">
      <style:paragraph-properties fo:margin-top="0.423cm" fo:margin-bottom="0.212cm" style:contextual-spacing="false" style:page-number="auto" fo:keep-with-next="always"/>
      <style:text-properties style:use-window-font-color="true" loext:opacity="0%" style:font-name="David Libre" fo:font-family="'David Libre'" style:font-style-name="Regular" style:font-pitch="variable" fo:font-size="14pt" style:font-name-asian="Noto Sans CJK SC" style:font-family-asian="'Noto Sans CJK SC'" style:font-family-generic-asian="system" style:font-pitch-asian="variable" style:font-size-asian="14pt" style:font-name-complex="David Libre" style:font-family-complex="'David Libre'" style:font-style-name-complex="Regular"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256d54a"/>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border-line-width-bottom="0.026cm 0.026cm 0.026cm" fo:padding="0.049cm" fo:border-left="none" fo:border-right="none" fo:border-top="none" fo:border-bottom="2.24pt double #000000"/>
      <style:text-properties fo:font-size="18pt" fo:font-weight="bold" officeooo:rsid="004829b7"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top="0.34cm" fo:margin-bottom="0.18cm" style:contextual-spacing="false" style:page-number="auto" fo:padding="0.049cm" fo:border-left="none" fo:border-right="none" fo:border-top="none" fo:border-bottom="0.99pt solid #000000"/>
      <style:text-properties fo:font-size="16pt" fo:font-weight="normal" style:font-size-asian="16pt" style:font-weight-asian="bold" style:font-size-complex="16pt"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padding="0.049cm" fo:border-left="none" fo:border-right="none" fo:border-top="none" fo:border-bottom="0.06pt fine-dashed #000000"/>
      <style:text-properties fo:font-size="14pt" fo:font-weight="normal" style:font-size-asian="14pt" style:font-weight-asian="bold" style:font-size-complex="14pt"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normal" style:font-size-asian="13pt" style:font-style-asian="italic" style:font-weight-asian="bold" style:font-size-complex="13pt"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normal" style:font-size-asian="12pt" style:font-weight-asian="bold" style:font-size-complex="12pt" style:font-weight-complex="normal"/>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normal" style:font-size-asian="12pt" style:font-style-asian="italic" style:font-weight-asian="bold" style:font-size-complex="12pt"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normal" style:font-size-asian="10pt" style:font-weight-asian="bold" style:font-size-complex="10pt"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normal" style:font-size-asian="10pt" style:font-style-asian="italic" style:font-weight-asian="bold" style:font-size-complex="10pt"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normal" style:font-size-asian="9pt" style:font-weight-asian="bold" style:font-size-complex="9pt" style:font-weight-complex="normal"/>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normal" style:font-size-asian="9pt" style:font-weight-asian="bold" style:font-size-complex="9pt" style:font-weight-complex="normal"/>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Addressee" style:family="paragraph" style:parent-style-name="Standard" style:class="extra">
      <style:paragraph-properties fo:margin-top="0cm" fo:margin-bottom="0.106cm" style:contextual-spacing="false" text:number-lines="false" text:line-number="0"/>
    </style:style>
    <style:style style:name="Footnote" style:family="paragraph" style:parent-style-name="Standard" style:class="extra" style:master-page-name="">
      <style:paragraph-properties fo:margin-left="0.6cm" fo:margin-right="0cm" fo:text-indent="-0.6cm" style:auto-text-indent="false" style:page-number="auto" text:number-lines="false" text:line-number="0" style:writing-mode="lr-tb"/>
      <style:text-properties fo:font-size="10pt" fo:language="en" fo:country="IL" fo:font-style="normal"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writing-mode="lr-tb"/>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795cm" style:type="center"/>
          <style:tab-stop style:position="17.59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true"/>
    </style:style>
    <style:style style:name="List_20_Heading" style:display-name="List Heading" style:family="paragraph" style:parent-style-name="Standard" style:next-style-name="List_20_Contents" style:class="html">
      <style:paragraph-properties fo:margin-left="0cm" fo:margin-right="0cm" fo:text-indent="0cm" style:auto-text-indent="true"/>
    </style:style>
    <style:style style:name="Preformatted_20_Text" style:display-name="Preformatted Text" style:family="paragraph" style:parent-style-name="Standard" style:class="html" style:master-page-name="">
      <loext:graphic-properties draw:fill="solid" draw:fill-color="#dddddd"/>
      <style:paragraph-properties fo:margin-left="0cm" fo:margin-right="0cm" fo:margin-top="0.101cm" fo:margin-bottom="0cm" style:contextual-spacing="true" fo:line-height="100%" fo:text-indent="0cm" style:auto-text-indent="false" style:page-number="auto" fo:background-color="#dddddd" fo:padding="0.101cm" fo:border="0.06pt solid #000000" style:writing-mode="lr-tb"/>
      <style:text-properties fo:color="#000000" loext:opacity="100%"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alutation" style:family="paragraph" style:parent-style-name="Standard" style:class="text">
      <style:paragraph-properties text:number-lines="false" text:line-number="0"/>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border-line-width-bottom="0.018cm 0.044cm 0.018cm" fo:padding="0.049cm" fo:border-left="none" fo:border-right="none" fo:border-top="none" fo:border-bottom="2.24pt double-thin #000000"/>
      <style:text-properties fo:font-size="28pt" fo:font-weight="bold" style:font-size-asian="28pt" style:font-weight-asian="bold" style:font-size-complex="2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09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1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User_20_Index_20_6" style:display-name="User Index 6" style:family="paragraph" style:parent-style-name="Index" style:class="index">
      <style:paragraph-properties fo:margin-left="2.499cm" fo:margin-right="0cm" fo:text-indent="0cm" style:auto-text-indent="false">
        <style:tab-stops>
          <style:tab-stop style:position="15.09cm" style:type="right" style:leader-style="dotted" style:leader-text="."/>
        </style:tab-stops>
      </style:paragraph-properties>
    </style:style>
    <style:style style:name="User_20_Index_20_3" style:display-name="User Index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Quotations" style:family="paragraph" style:parent-style-name="Standard" style:class="html" style:master-page-name="">
      <loext:graphic-properties draw:fill="solid" draw:fill-color="#eeeeee"/>
      <style:paragraph-properties fo:margin-left="1cm" fo:margin-right="1cm" fo:margin-top="0.101cm" fo:margin-bottom="0.499cm" style:contextual-spacing="false" fo:text-indent="0cm" style:auto-text-indent="false" style:page-number="auto" fo:background-color="#eeeeee" fo:padding-left="0.049cm" fo:padding-right="0.3cm" fo:padding-top="0.049cm" fo:padding-bottom="0.049cm" fo:border-left="none" fo:border-right="0.74pt solid #000000" fo:border-top="none" fo:border-bottom="none"/>
      <style:text-properties fo:color="#000000" loext:opacity="100%"/>
    </style:style>
    <style:style style:name="Sender" style:family="paragraph" style:parent-style-name="Standard" style:class="extra">
      <style:paragraph-properties fo:margin-top="0cm" fo:margin-bottom="0.106cm" style:contextual-spacing="false" text:number-lines="false" text:line-number="0"/>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style:contextual-spacing="false" fo:text-indent="0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style:contextual-spacing="false" fo:text-indent="-0.635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Math" style:family="paragraph" style:parent-style-name="Standard" style:master-page-name="">
      <style:paragraph-properties fo:margin-left="0.101cm" fo:margin-right="0.101cm" fo:line-height="150%" fo:text-align="center" style:justify-single-word="false" fo:text-indent="0cm" style:auto-text-indent="false" style:page-number="auto" style:writing-mode="lr-tb"/>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User_20_Index_20_7" style:display-name="User Index 7" style:family="paragraph" style:parent-style-name="Index" style:class="index">
      <style:paragraph-properties fo:margin-left="3cm" fo:margin-right="0cm" fo:text-indent="0cm" style:auto-text-indent="false">
        <style:tab-stops>
          <style:tab-stop style:position="14.589cm" style:type="right" style:leader-style="dotted" style:leader-text="."/>
        </style:tab-stops>
      </style:paragraph-properties>
    </style:style>
    <style:style style:name="Table"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Latin Modern Math" fo:font-size="18pt" style:text-underline-style="none" fo:font-weight="bold" officeooo:rsid="019abc3c" officeooo:paragraph-rsid="01a09314" style:font-size-asian="18pt" style:font-weight-asian="bold" style:font-size-complex="18pt" style:font-weight-complex="bol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style:num-format="I" text:select-page="current">XIII</text:page-number></text:p>
      </style:footer>
    </style:master-page>
    <style:master-page style:name="Endnote"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4T00:00:08.606771481</meta:creation-date>
    <meta:editing-duration>P1DT2H19M9S</meta:editing-duration>
    <meta:editing-cycles>208</meta:editing-cycles>
    <meta:generator>LibreOffice/7.4.7.2$Linux_X86_64 LibreOffice_project/40$Build-2</meta:generator>
    <dc:title>math</dc:title>
    <dc:date>2023-11-29T23:50:00.325381721</dc:date>
    <meta:document-statistic meta:table-count="0" meta:image-count="0" meta:object-count="0" meta:page-count="13" meta:paragraph-count="236" meta:word-count="1677" meta:character-count="7970" meta:non-whitespace-character-count="6530"/>
    <meta:user-defined meta:name="TexMathignorePreamble">FALSE</meta:user-defined>
    <meta:user-defined meta:name="TexMathsPreamble">\usepackage{amsmath}§\usepackage{amssymb}§\usepackage[usenames]{color}§\usepackage{ifxetex}§\usepackage{ifluatex}§\usepackage{cancel}§\usepackage{bm}§§§\def\N{\mathbb{N}}§\def\Z{\mathbb{Z}}§\def\R{\mathbb{R}}§\def\Q{\mathbb{Q}}§§\def\powerset{\mathcal{P}}§§\def\siff{\longleftrightarrow}§\def\so{\longrightarrow}§§\def\vepsi{\varepsilon}§§\def\Neven{\N_{\mathrm{even}}}§\def\Nodd {\N_{\mathrm{odd }}}§§\def\open {\big(}§\def\close{\big)}§\def\also {\text{, }}§§% XeLaTeX compiler§\ifxetex§§    \usepackage{fontspec}§    \usepackage{unicode-math}§§    % Uncomment these lines for alternative fonts§    %\setmainfont{FreeSerif}§    %\setmathfont{FreeSerif}§§% LuaLaTeX compiler§\else\ifluatex§§    \usepackage{fontspec}§    \usepackage{lualatex-math}§§% LaTeX compiler§\else§§    % Uncomment this line for sans-serif maths font§    %\everymath{\mathsf{\xdef\mysf{\mathgroup\the\mathgroup\relax}}\mysf}§§\fi\fi§§§</meta:user-defined>
    <meta:template xlink:type="simple" xlink:actuate="onRequest" xlink:title="math" xlink:href="../../../.config/libreoffice/4/user/template/math.ott" meta:date="2023-11-24T00:00:08.326257026"/>
  </office:meta>
</office:document-meta>
</file>